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16in"/>
    </style:style>
    <style:style style:name="co2" style:family="table-column">
      <style:table-column-properties fo:break-before="auto" style:column-width="4.9398in"/>
    </style:style>
    <style:style style:name="co3" style:family="table-column">
      <style:table-column-properties fo:break-before="auto" style:column-width="3.5835in"/>
    </style:style>
    <style:style style:name="co4" style:family="table-column">
      <style:table-column-properties fo:break-before="auto" style:column-width="0.8925in"/>
    </style:style>
    <style:style style:name="co5" style:family="table-column">
      <style:table-column-properties fo:break-before="auto" style:column-width="4.4374in"/>
    </style:style>
    <style:style style:name="co6" style:family="table-column">
      <style:table-column-properties fo:break-before="auto" style:column-width="3.8909in"/>
    </style:style>
    <style:style style:name="co7" style:family="table-column">
      <style:table-column-properties fo:break-before="auto" style:column-width="1.0398in"/>
    </style:style>
    <style:style style:name="co8" style:family="table-column">
      <style:table-column-properties fo:break-before="auto" style:column-width="0.7972in"/>
    </style:style>
    <style:style style:name="co9" style:family="table-column">
      <style:table-column-properties fo:break-before="auto" style:column-width="0.4146in"/>
    </style:style>
    <style:style style:name="co10" style:family="table-column">
      <style:table-column-properties fo:break-before="auto" style:column-width="0.6882in"/>
    </style:style>
    <style:style style:name="co11" style:family="table-column">
      <style:table-column-properties fo:break-before="auto" style:column-width="0.4583in"/>
    </style:style>
    <style:style style:name="co12" style:family="table-column">
      <style:table-column-properties fo:break-before="auto" style:column-width="0.6661in"/>
    </style:style>
    <style:style style:name="co13" style:family="table-column">
      <style:table-column-properties fo:break-before="auto" style:column-width="0.5134in"/>
    </style:style>
    <style:style style:name="co14" style:family="table-column">
      <style:table-column-properties fo:break-before="auto" style:column-width="0.622in"/>
    </style:style>
    <style:style style:name="co15" style:family="table-column">
      <style:table-column-properties fo:break-before="auto" style:column-width="0.7862in"/>
    </style:style>
    <style:style style:name="co16" style:family="table-column">
      <style:table-column-properties fo:break-before="auto" style:column-width="0.972in"/>
    </style:style>
    <style:style style:name="co17" style:family="table-column">
      <style:table-column-properties fo:break-before="auto" style:column-width="1.3543in"/>
    </style:style>
    <style:style style:name="co18" style:family="table-column">
      <style:table-column-properties fo:break-before="auto" style:column-width="1.628in"/>
    </style:style>
    <style:style style:name="co19" style:family="table-column">
      <style:table-column-properties fo:break-before="auto" style:column-width="1.389in"/>
    </style:style>
    <style:style style:name="co20" style:family="table-column">
      <style:table-column-properties fo:break-before="auto" style:column-width="2.0228in"/>
    </style:style>
    <style:style style:name="co21" style:family="table-column">
      <style:table-column-properties fo:break-before="auto" style:column-width="6.4583in"/>
    </style:style>
    <style:style style:name="co22" style:family="table-column">
      <style:table-column-properties fo:break-before="auto" style:column-width="1.596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3984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0047in" fo:break-before="auto" style:use-optimal-row-height="true"/>
    </style:style>
    <style:style style:name="ro10" style:family="table-row">
      <style:table-row-properties style:row-height="0.7252in" fo:break-before="auto" style:use-optimal-row-height="true"/>
    </style:style>
    <style:style style:name="ro11" style:family="table-row">
      <style:table-row-properties style:row-height="0.5693in" fo:break-before="auto" style:use-optimal-row-height="true"/>
    </style:style>
    <style:style style:name="ro12" style:family="table-row">
      <style:table-row-properties style:row-height="1.202in" fo:break-before="auto" style:use-optimal-row-height="true"/>
    </style:style>
    <style:style style:name="ro13"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Arial"/>
    </style:style>
    <style:style style:name="ce4" style:family="table-cell" style:parent-style-name="Default">
      <style:text-properties fo:font-size="11pt" fo:font-weight="bold" style:font-size-asian="11pt" style:font-weight-asian="bold" style:font-size-complex="11pt" style:font-weight-complex="bold"/>
    </style:style>
  </office:automatic-styles>
  <office:body>
    <office:spreadsheet>
      <table:table table:name="SQL Generat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text:p>1</text:p>
          </table:table-cell>
          <table:table-cell office:value-type="string">
            <text:p>LOC_TCS_ARMYNAME_SUFFIX_APES</text:p>
          </table:table-cell>
          <table:table-cell office:value-type="string">
            <text:p>SUFFIX_ARMY_ALL</text:p>
          </table:table-cell>
          <table:table-cell/>
          <table:table-cell table:formula="of:=CONCATENATE(&quot;(&quot;;[.A1];&quot;, '&quot;;[.C1];&quot;', '&quot;;[.B1];&quot;'),&quot;)" office:value-type="string" office:string-value="(1, 'SUFFIX_ARMY_ALL', 'LOC_TCS_ARMYNAME_SUFFIX_APES'),">
            <text:p>(1, 'SUFFIX_ARMY_ALL', 'LOC_TCS_ARMYNAME_SUFFIX_APES'),</text:p>
          </table:table-cell>
        </table:table-row>
        <table:table-row table:style-name="ro1">
          <table:table-cell office:value-type="float" office:value="2">
            <text:p>2</text:p>
          </table:table-cell>
          <table:table-cell office:value-type="string">
            <text:p>LOC_TCS_ARMYNAME_SUFFIX_ARROWS</text:p>
          </table:table-cell>
          <table:table-cell office:value-type="string">
            <text:p>SUFFIX_ARMY_ALL</text:p>
          </table:table-cell>
          <table:table-cell/>
          <table:table-cell table:formula="of:=CONCATENATE(&quot;(&quot;;[.A2];&quot;, '&quot;;[.C2];&quot;', '&quot;;[.B2];&quot;'),&quot;)" office:value-type="string" office:string-value="(2, 'SUFFIX_ARMY_ALL', 'LOC_TCS_ARMYNAME_SUFFIX_ARROWS'),">
            <text:p>(2, 'SUFFIX_ARMY_ALL', 'LOC_TCS_ARMYNAME_SUFFIX_ARROWS'),</text:p>
          </table:table-cell>
        </table:table-row>
        <table:table-row table:style-name="ro1">
          <table:table-cell office:value-type="float" office:value="3">
            <text:p>3</text:p>
          </table:table-cell>
          <table:table-cell office:value-type="string">
            <text:p>LOC_TCS_ARMYNAME_SUFFIX_ARTILLERY</text:p>
          </table:table-cell>
          <table:table-cell office:value-type="string">
            <text:p>SUFFIX_ARMY_ALL</text:p>
          </table:table-cell>
          <table:table-cell/>
          <table:table-cell table:formula="of:=CONCATENATE(&quot;(&quot;;[.A3];&quot;, '&quot;;[.C3];&quot;', '&quot;;[.B3];&quot;'),&quot;)" office:value-type="string" office:string-value="(3, 'SUFFIX_ARMY_ALL', 'LOC_TCS_ARMYNAME_SUFFIX_ARTILLERY'),">
            <text:p>(3, 'SUFFIX_ARMY_ALL', 'LOC_TCS_ARMYNAME_SUFFIX_ARTILLERY'),</text:p>
          </table:table-cell>
        </table:table-row>
        <table:table-row table:style-name="ro1">
          <table:table-cell office:value-type="float" office:value="4">
            <text:p>4</text:p>
          </table:table-cell>
          <table:table-cell office:value-type="string">
            <text:p>LOC_TCS_ARMYNAME_SUFFIX_ARTISTS</text:p>
          </table:table-cell>
          <table:table-cell office:value-type="string">
            <text:p>SUFFIX_ARMY_ALL</text:p>
          </table:table-cell>
          <table:table-cell/>
          <table:table-cell table:formula="of:=CONCATENATE(&quot;(&quot;;[.A4];&quot;, '&quot;;[.C4];&quot;', '&quot;;[.B4];&quot;'),&quot;)" office:value-type="string" office:string-value="(4, 'SUFFIX_ARMY_ALL', 'LOC_TCS_ARMYNAME_SUFFIX_ARTISTS'),">
            <text:p>(4, 'SUFFIX_ARMY_ALL', 'LOC_TCS_ARMYNAME_SUFFIX_ARTISTS'),</text:p>
          </table:table-cell>
        </table:table-row>
        <table:table-row table:style-name="ro1">
          <table:table-cell office:value-type="float" office:value="5">
            <text:p>5</text:p>
          </table:table-cell>
          <table:table-cell office:value-type="string">
            <text:p>LOC_TCS_ARMYNAME_SUFFIX_BANNER</text:p>
          </table:table-cell>
          <table:table-cell office:value-type="string">
            <text:p>SUFFIX_ARMY_ALL</text:p>
          </table:table-cell>
          <table:table-cell/>
          <table:table-cell table:formula="of:=CONCATENATE(&quot;(&quot;;[.A5];&quot;, '&quot;;[.C5];&quot;', '&quot;;[.B5];&quot;'),&quot;)" office:value-type="string" office:string-value="(5, 'SUFFIX_ARMY_ALL', 'LOC_TCS_ARMYNAME_SUFFIX_BANNER'),">
            <text:p>(5, 'SUFFIX_ARMY_ALL', 'LOC_TCS_ARMYNAME_SUFFIX_BANNER'),</text:p>
          </table:table-cell>
        </table:table-row>
        <table:table-row table:style-name="ro1">
          <table:table-cell office:value-type="float" office:value="6">
            <text:p>6</text:p>
          </table:table-cell>
          <table:table-cell office:value-type="string">
            <text:p>LOC_TCS_ARMYNAME_SUFFIX_BASTARDS</text:p>
          </table:table-cell>
          <table:table-cell office:value-type="string">
            <text:p>SUFFIX_ARMY_ALL</text:p>
          </table:table-cell>
          <table:table-cell/>
          <table:table-cell table:formula="of:=CONCATENATE(&quot;(&quot;;[.A6];&quot;, '&quot;;[.C6];&quot;', '&quot;;[.B6];&quot;'),&quot;)" office:value-type="string" office:string-value="(6, 'SUFFIX_ARMY_ALL', 'LOC_TCS_ARMYNAME_SUFFIX_BASTARDS'),">
            <text:p>(6, 'SUFFIX_ARMY_ALL', 'LOC_TCS_ARMYNAME_SUFFIX_BASTARDS'),</text:p>
          </table:table-cell>
        </table:table-row>
        <table:table-row table:style-name="ro1">
          <table:table-cell office:value-type="float" office:value="7">
            <text:p>7</text:p>
          </table:table-cell>
          <table:table-cell office:value-type="string">
            <text:p>LOC_TCS_ARMYNAME_SUFFIX_BATTALION</text:p>
          </table:table-cell>
          <table:table-cell office:value-type="string">
            <text:p>SUFFIX_ARMY_ALL</text:p>
          </table:table-cell>
          <table:table-cell/>
          <table:table-cell table:formula="of:=CONCATENATE(&quot;(&quot;;[.A7];&quot;, '&quot;;[.C7];&quot;', '&quot;;[.B7];&quot;'),&quot;)" office:value-type="string" office:string-value="(7, 'SUFFIX_ARMY_ALL', 'LOC_TCS_ARMYNAME_SUFFIX_BATTALION'),">
            <text:p>(7, 'SUFFIX_ARMY_ALL', 'LOC_TCS_ARMYNAME_SUFFIX_BATTALION'),</text:p>
          </table:table-cell>
        </table:table-row>
        <table:table-row table:style-name="ro1">
          <table:table-cell office:value-type="float" office:value="8">
            <text:p>8</text:p>
          </table:table-cell>
          <table:table-cell office:value-type="string">
            <text:p>LOC_TCS_ARMYNAME_SUFFIX_BATTERY</text:p>
          </table:table-cell>
          <table:table-cell office:value-type="string">
            <text:p>SUFFIX_ARMY_ALL</text:p>
          </table:table-cell>
          <table:table-cell/>
          <table:table-cell table:formula="of:=CONCATENATE(&quot;(&quot;;[.A8];&quot;, '&quot;;[.C8];&quot;', '&quot;;[.B8];&quot;'),&quot;)" office:value-type="string" office:string-value="(8, 'SUFFIX_ARMY_ALL', 'LOC_TCS_ARMYNAME_SUFFIX_BATTERY'),">
            <text:p>(8, 'SUFFIX_ARMY_ALL', 'LOC_TCS_ARMYNAME_SUFFIX_BATTERY'),</text:p>
          </table:table-cell>
        </table:table-row>
        <table:table-row table:style-name="ro1">
          <table:table-cell office:value-type="float" office:value="9">
            <text:p>9</text:p>
          </table:table-cell>
          <table:table-cell office:value-type="string">
            <text:p>LOC_TCS_ARMYNAME_SUFFIX_BERETS</text:p>
          </table:table-cell>
          <table:table-cell office:value-type="string">
            <text:p>SUFFIX_ARMY_ALL</text:p>
          </table:table-cell>
          <table:table-cell/>
          <table:table-cell table:formula="of:=CONCATENATE(&quot;(&quot;;[.A9];&quot;, '&quot;;[.C9];&quot;', '&quot;;[.B9];&quot;'),&quot;)" office:value-type="string" office:string-value="(9, 'SUFFIX_ARMY_ALL', 'LOC_TCS_ARMYNAME_SUFFIX_BERETS'),">
            <text:p>(9, 'SUFFIX_ARMY_ALL', 'LOC_TCS_ARMYNAME_SUFFIX_BERETS'),</text:p>
          </table:table-cell>
        </table:table-row>
        <table:table-row table:style-name="ro1">
          <table:table-cell office:value-type="float" office:value="10">
            <text:p>10</text:p>
          </table:table-cell>
          <table:table-cell office:value-type="string">
            <text:p>LOC_TCS_ARMYNAME_SUFFIX_BLADES</text:p>
          </table:table-cell>
          <table:table-cell office:value-type="string">
            <text:p>SUFFIX_ARMY_ALL</text:p>
          </table:table-cell>
          <table:table-cell/>
          <table:table-cell table:formula="of:=CONCATENATE(&quot;(&quot;;[.A10];&quot;, '&quot;;[.C10];&quot;', '&quot;;[.B10];&quot;'),&quot;)" office:value-type="string" office:string-value="(10, 'SUFFIX_ARMY_ALL', 'LOC_TCS_ARMYNAME_SUFFIX_BLADES'),">
            <text:p>(10, 'SUFFIX_ARMY_ALL', 'LOC_TCS_ARMYNAME_SUFFIX_BLADES'),</text:p>
          </table:table-cell>
        </table:table-row>
        <table:table-row table:style-name="ro1">
          <table:table-cell office:value-type="float" office:value="11">
            <text:p>11</text:p>
          </table:table-cell>
          <table:table-cell office:value-type="string">
            <text:p>LOC_TCS_ARMYNAME_SUFFIX_BLAZERS</text:p>
          </table:table-cell>
          <table:table-cell office:value-type="string">
            <text:p>SUFFIX_ARMY_ALL</text:p>
          </table:table-cell>
          <table:table-cell/>
          <table:table-cell table:formula="of:=CONCATENATE(&quot;(&quot;;[.A11];&quot;, '&quot;;[.C11];&quot;', '&quot;;[.B11];&quot;'),&quot;)" office:value-type="string" office:string-value="(11, 'SUFFIX_ARMY_ALL', 'LOC_TCS_ARMYNAME_SUFFIX_BLAZERS'),">
            <text:p>(11, 'SUFFIX_ARMY_ALL', 'LOC_TCS_ARMYNAME_SUFFIX_BLAZERS'),</text:p>
          </table:table-cell>
        </table:table-row>
        <table:table-row table:style-name="ro1">
          <table:table-cell office:value-type="float" office:value="12">
            <text:p>12</text:p>
          </table:table-cell>
          <table:table-cell office:value-type="string">
            <text:p>LOC_TCS_ARMYNAME_SUFFIX_BODYGUARDS</text:p>
          </table:table-cell>
          <table:table-cell office:value-type="string">
            <text:p>SUFFIX_ARMY_ALL</text:p>
          </table:table-cell>
          <table:table-cell/>
          <table:table-cell table:formula="of:=CONCATENATE(&quot;(&quot;;[.A12];&quot;, '&quot;;[.C12];&quot;', '&quot;;[.B12];&quot;'),&quot;)" office:value-type="string" office:string-value="(12, 'SUFFIX_ARMY_ALL', 'LOC_TCS_ARMYNAME_SUFFIX_BODYGUARDS'),">
            <text:p>(12, 'SUFFIX_ARMY_ALL', 'LOC_TCS_ARMYNAME_SUFFIX_BODYGUARDS'),</text:p>
          </table:table-cell>
        </table:table-row>
        <table:table-row table:style-name="ro1">
          <table:table-cell office:value-type="float" office:value="13">
            <text:p>13</text:p>
          </table:table-cell>
          <table:table-cell office:value-type="string">
            <text:p>LOC_TCS_ARMYNAME_SUFFIX_BOMBARDIERS</text:p>
          </table:table-cell>
          <table:table-cell office:value-type="string">
            <text:p>SUFFIX_ARMY_ALL</text:p>
          </table:table-cell>
          <table:table-cell/>
          <table:table-cell table:formula="of:=CONCATENATE(&quot;(&quot;;[.A13];&quot;, '&quot;;[.C13];&quot;', '&quot;;[.B13];&quot;'),&quot;)" office:value-type="string" office:string-value="(13, 'SUFFIX_ARMY_ALL', 'LOC_TCS_ARMYNAME_SUFFIX_BOMBARDIERS'),">
            <text:p>(13, 'SUFFIX_ARMY_ALL', 'LOC_TCS_ARMYNAME_SUFFIX_BOMBARDIERS'),</text:p>
          </table:table-cell>
        </table:table-row>
        <table:table-row table:style-name="ro1">
          <table:table-cell office:value-type="float" office:value="14">
            <text:p>14</text:p>
          </table:table-cell>
          <table:table-cell office:value-type="string">
            <text:p>LOC_TCS_ARMYNAME_SUFFIX_BOOTS</text:p>
          </table:table-cell>
          <table:table-cell office:value-type="string">
            <text:p>SUFFIX_ARMY_ALL</text:p>
          </table:table-cell>
          <table:table-cell/>
          <table:table-cell table:formula="of:=CONCATENATE(&quot;(&quot;;[.A14];&quot;, '&quot;;[.C14];&quot;', '&quot;;[.B14];&quot;'),&quot;)" office:value-type="string" office:string-value="(14, 'SUFFIX_ARMY_ALL', 'LOC_TCS_ARMYNAME_SUFFIX_BOOTS'),">
            <text:p>(14, 'SUFFIX_ARMY_ALL', 'LOC_TCS_ARMYNAME_SUFFIX_BOOTS'),</text:p>
          </table:table-cell>
        </table:table-row>
        <table:table-row table:style-name="ro1">
          <table:table-cell office:value-type="float" office:value="15">
            <text:p>15</text:p>
          </table:table-cell>
          <table:table-cell office:value-type="string">
            <text:p>LOC_TCS_ARMYNAME_SUFFIX_BOWS</text:p>
          </table:table-cell>
          <table:table-cell office:value-type="string">
            <text:p>SUFFIX_ARMY_ALL</text:p>
          </table:table-cell>
          <table:table-cell/>
          <table:table-cell table:formula="of:=CONCATENATE(&quot;(&quot;;[.A15];&quot;, '&quot;;[.C15];&quot;', '&quot;;[.B15];&quot;'),&quot;)" office:value-type="string" office:string-value="(15, 'SUFFIX_ARMY_ALL', 'LOC_TCS_ARMYNAME_SUFFIX_BOWS'),">
            <text:p>(15, 'SUFFIX_ARMY_ALL', 'LOC_TCS_ARMYNAME_SUFFIX_BOWS'),</text:p>
          </table:table-cell>
        </table:table-row>
        <table:table-row table:style-name="ro1">
          <table:table-cell office:value-type="float" office:value="16">
            <text:p>16</text:p>
          </table:table-cell>
          <table:table-cell office:value-type="string">
            <text:p>LOC_TCS_ARMYNAME_SUFFIX_BOYS</text:p>
          </table:table-cell>
          <table:table-cell office:value-type="string">
            <text:p>SUFFIX_ARMY_ALL</text:p>
          </table:table-cell>
          <table:table-cell/>
          <table:table-cell table:formula="of:=CONCATENATE(&quot;(&quot;;[.A16];&quot;, '&quot;;[.C16];&quot;', '&quot;;[.B16];&quot;'),&quot;)" office:value-type="string" office:string-value="(16, 'SUFFIX_ARMY_ALL', 'LOC_TCS_ARMYNAME_SUFFIX_BOYS'),">
            <text:p>(16, 'SUFFIX_ARMY_ALL', 'LOC_TCS_ARMYNAME_SUFFIX_BOYS'),</text:p>
          </table:table-cell>
        </table:table-row>
        <table:table-row table:style-name="ro1">
          <table:table-cell office:value-type="float" office:value="17">
            <text:p>17</text:p>
          </table:table-cell>
          <table:table-cell office:value-type="string">
            <text:p>LOC_TCS_ARMYNAME_SUFFIX_BRAVES</text:p>
          </table:table-cell>
          <table:table-cell office:value-type="string">
            <text:p>SUFFIX_ARMY_ALL</text:p>
          </table:table-cell>
          <table:table-cell/>
          <table:table-cell table:formula="of:=CONCATENATE(&quot;(&quot;;[.A17];&quot;, '&quot;;[.C17];&quot;', '&quot;;[.B17];&quot;'),&quot;)" office:value-type="string" office:string-value="(17, 'SUFFIX_ARMY_ALL', 'LOC_TCS_ARMYNAME_SUFFIX_BRAVES'),">
            <text:p>(17, 'SUFFIX_ARMY_ALL', 'LOC_TCS_ARMYNAME_SUFFIX_BRAVES'),</text:p>
          </table:table-cell>
        </table:table-row>
        <table:table-row table:style-name="ro1">
          <table:table-cell office:value-type="float" office:value="18">
            <text:p>18</text:p>
          </table:table-cell>
          <table:table-cell office:value-type="string">
            <text:p>LOC_TCS_ARMYNAME_SUFFIX_BRIGADE</text:p>
          </table:table-cell>
          <table:table-cell office:value-type="string">
            <text:p>SUFFIX_ARMY_ALL</text:p>
          </table:table-cell>
          <table:table-cell/>
          <table:table-cell table:formula="of:=CONCATENATE(&quot;(&quot;;[.A18];&quot;, '&quot;;[.C18];&quot;', '&quot;;[.B18];&quot;'),&quot;)" office:value-type="string" office:string-value="(18, 'SUFFIX_ARMY_ALL', 'LOC_TCS_ARMYNAME_SUFFIX_BRIGADE'),">
            <text:p>(18, 'SUFFIX_ARMY_ALL', 'LOC_TCS_ARMYNAME_SUFFIX_BRIGADE'),</text:p>
          </table:table-cell>
        </table:table-row>
        <table:table-row table:style-name="ro1">
          <table:table-cell office:value-type="float" office:value="19">
            <text:p>19</text:p>
          </table:table-cell>
          <table:table-cell office:value-type="string">
            <text:p>LOC_TCS_ARMYNAME_SUFFIX_BROTHERS</text:p>
          </table:table-cell>
          <table:table-cell office:value-type="string">
            <text:p>SUFFIX_ARMY_ALL</text:p>
          </table:table-cell>
          <table:table-cell/>
          <table:table-cell table:formula="of:=CONCATENATE(&quot;(&quot;;[.A19];&quot;, '&quot;;[.C19];&quot;', '&quot;;[.B19];&quot;'),&quot;)" office:value-type="string" office:string-value="(19, 'SUFFIX_ARMY_ALL', 'LOC_TCS_ARMYNAME_SUFFIX_BROTHERS'),">
            <text:p>(19, 'SUFFIX_ARMY_ALL', 'LOC_TCS_ARMYNAME_SUFFIX_BROTHERS'),</text:p>
          </table:table-cell>
        </table:table-row>
        <table:table-row table:style-name="ro1">
          <table:table-cell office:value-type="float" office:value="20">
            <text:p>20</text:p>
          </table:table-cell>
          <table:table-cell office:value-type="string">
            <text:p>LOC_TCS_ARMYNAME_SUFFIX_BUTCHERS</text:p>
          </table:table-cell>
          <table:table-cell office:value-type="string">
            <text:p>SUFFIX_ARMY_ALL</text:p>
          </table:table-cell>
          <table:table-cell/>
          <table:table-cell table:formula="of:=CONCATENATE(&quot;(&quot;;[.A20];&quot;, '&quot;;[.C20];&quot;', '&quot;;[.B20];&quot;'),&quot;)" office:value-type="string" office:string-value="(20, 'SUFFIX_ARMY_ALL', 'LOC_TCS_ARMYNAME_SUFFIX_BUTCHERS'),">
            <text:p>(20, 'SUFFIX_ARMY_ALL', 'LOC_TCS_ARMYNAME_SUFFIX_BUTCHERS'),</text:p>
          </table:table-cell>
        </table:table-row>
        <table:table-row table:style-name="ro1">
          <table:table-cell office:value-type="float" office:value="21">
            <text:p>21</text:p>
          </table:table-cell>
          <table:table-cell office:value-type="string">
            <text:p>LOC_TCS_ARMYNAME_SUFFIX_CAPS</text:p>
          </table:table-cell>
          <table:table-cell office:value-type="string">
            <text:p>SUFFIX_ARMY_ALL</text:p>
          </table:table-cell>
          <table:table-cell/>
          <table:table-cell table:formula="of:=CONCATENATE(&quot;(&quot;;[.A21];&quot;, '&quot;;[.C21];&quot;', '&quot;;[.B21];&quot;'),&quot;)" office:value-type="string" office:string-value="(21, 'SUFFIX_ARMY_ALL', 'LOC_TCS_ARMYNAME_SUFFIX_CAPS'),">
            <text:p>(21, 'SUFFIX_ARMY_ALL', 'LOC_TCS_ARMYNAME_SUFFIX_CAPS'),</text:p>
          </table:table-cell>
        </table:table-row>
        <table:table-row table:style-name="ro1">
          <table:table-cell office:value-type="float" office:value="22">
            <text:p>22</text:p>
          </table:table-cell>
          <table:table-cell office:value-type="string">
            <text:p>LOC_TCS_ARMYNAME_SUFFIX_CHAMPIONS</text:p>
          </table:table-cell>
          <table:table-cell office:value-type="string">
            <text:p>SUFFIX_ARMY_ALL</text:p>
          </table:table-cell>
          <table:table-cell/>
          <table:table-cell table:formula="of:=CONCATENATE(&quot;(&quot;;[.A22];&quot;, '&quot;;[.C22];&quot;', '&quot;;[.B22];&quot;'),&quot;)" office:value-type="string" office:string-value="(22, 'SUFFIX_ARMY_ALL', 'LOC_TCS_ARMYNAME_SUFFIX_CHAMPIONS'),">
            <text:p>(22, 'SUFFIX_ARMY_ALL', 'LOC_TCS_ARMYNAME_SUFFIX_CHAMPIONS'),</text:p>
          </table:table-cell>
        </table:table-row>
        <table:table-row table:style-name="ro1">
          <table:table-cell office:value-type="float" office:value="23">
            <text:p>23</text:p>
          </table:table-cell>
          <table:table-cell office:value-type="string">
            <text:p>LOC_TCS_ARMYNAME_SUFFIX_CIRCUS</text:p>
          </table:table-cell>
          <table:table-cell office:value-type="string">
            <text:p>SUFFIX_ARMY_ALL</text:p>
          </table:table-cell>
          <table:table-cell/>
          <table:table-cell table:formula="of:=CONCATENATE(&quot;(&quot;;[.A23];&quot;, '&quot;;[.C23];&quot;', '&quot;;[.B23];&quot;'),&quot;)" office:value-type="string" office:string-value="(23, 'SUFFIX_ARMY_ALL', 'LOC_TCS_ARMYNAME_SUFFIX_CIRCUS'),">
            <text:p>(23, 'SUFFIX_ARMY_ALL', 'LOC_TCS_ARMYNAME_SUFFIX_CIRCUS'),</text:p>
          </table:table-cell>
        </table:table-row>
        <table:table-row table:style-name="ro1">
          <table:table-cell office:value-type="float" office:value="24">
            <text:p>24</text:p>
          </table:table-cell>
          <table:table-cell office:value-type="string">
            <text:p>LOC_TCS_ARMYNAME_SUFFIX_COMMANDOS</text:p>
          </table:table-cell>
          <table:table-cell office:value-type="string">
            <text:p>SUFFIX_ARMY_ALL</text:p>
          </table:table-cell>
          <table:table-cell/>
          <table:table-cell table:formula="of:=CONCATENATE(&quot;(&quot;;[.A24];&quot;, '&quot;;[.C24];&quot;', '&quot;;[.B24];&quot;'),&quot;)" office:value-type="string" office:string-value="(24, 'SUFFIX_ARMY_ALL', 'LOC_TCS_ARMYNAME_SUFFIX_COMMANDOS'),">
            <text:p>(24, 'SUFFIX_ARMY_ALL', 'LOC_TCS_ARMYNAME_SUFFIX_COMMANDOS'),</text:p>
          </table:table-cell>
        </table:table-row>
        <table:table-row table:style-name="ro1">
          <table:table-cell office:value-type="float" office:value="25">
            <text:p>25</text:p>
          </table:table-cell>
          <table:table-cell office:value-type="string">
            <text:p>LOC_TCS_ARMYNAME_SUFFIX_COMPANY</text:p>
          </table:table-cell>
          <table:table-cell office:value-type="string">
            <text:p>SUFFIX_ARMY_ALL</text:p>
          </table:table-cell>
          <table:table-cell/>
          <table:table-cell table:formula="of:=CONCATENATE(&quot;(&quot;;[.A25];&quot;, '&quot;;[.C25];&quot;', '&quot;;[.B25];&quot;'),&quot;)" office:value-type="string" office:string-value="(25, 'SUFFIX_ARMY_ALL', 'LOC_TCS_ARMYNAME_SUFFIX_COMPANY'),">
            <text:p>(25, 'SUFFIX_ARMY_ALL', 'LOC_TCS_ARMYNAME_SUFFIX_COMPANY'),</text:p>
          </table:table-cell>
        </table:table-row>
        <table:table-row table:style-name="ro1">
          <table:table-cell office:value-type="float" office:value="26">
            <text:p>26</text:p>
          </table:table-cell>
          <table:table-cell office:value-type="string">
            <text:p>LOC_TCS_ARMYNAME_SUFFIX_COMRADES</text:p>
          </table:table-cell>
          <table:table-cell office:value-type="string">
            <text:p>SUFFIX_ARMY_ALL</text:p>
          </table:table-cell>
          <table:table-cell/>
          <table:table-cell table:formula="of:=CONCATENATE(&quot;(&quot;;[.A26];&quot;, '&quot;;[.C26];&quot;', '&quot;;[.B26];&quot;'),&quot;)" office:value-type="string" office:string-value="(26, 'SUFFIX_ARMY_ALL', 'LOC_TCS_ARMYNAME_SUFFIX_COMRADES'),">
            <text:p>(26, 'SUFFIX_ARMY_ALL', 'LOC_TCS_ARMYNAME_SUFFIX_COMRADES'),</text:p>
          </table:table-cell>
        </table:table-row>
        <table:table-row table:style-name="ro1">
          <table:table-cell office:value-type="float" office:value="27">
            <text:p>27</text:p>
          </table:table-cell>
          <table:table-cell office:value-type="string">
            <text:p>LOC_TCS_ARMYNAME_SUFFIX_CROSSES</text:p>
          </table:table-cell>
          <table:table-cell office:value-type="string">
            <text:p>SUFFIX_ARMY_ALL</text:p>
          </table:table-cell>
          <table:table-cell/>
          <table:table-cell table:formula="of:=CONCATENATE(&quot;(&quot;;[.A27];&quot;, '&quot;;[.C27];&quot;', '&quot;;[.B27];&quot;'),&quot;)" office:value-type="string" office:string-value="(27, 'SUFFIX_ARMY_ALL', 'LOC_TCS_ARMYNAME_SUFFIX_CROSSES'),">
            <text:p>(27, 'SUFFIX_ARMY_ALL', 'LOC_TCS_ARMYNAME_SUFFIX_CROSSES'),</text:p>
          </table:table-cell>
        </table:table-row>
        <table:table-row table:style-name="ro1">
          <table:table-cell office:value-type="float" office:value="28">
            <text:p>28</text:p>
          </table:table-cell>
          <table:table-cell office:value-type="string">
            <text:p>LOC_TCS_ARMYNAME_SUFFIX_CROWS</text:p>
          </table:table-cell>
          <table:table-cell office:value-type="string">
            <text:p>SUFFIX_ARMY_ALL</text:p>
          </table:table-cell>
          <table:table-cell/>
          <table:table-cell table:formula="of:=CONCATENATE(&quot;(&quot;;[.A28];&quot;, '&quot;;[.C28];&quot;', '&quot;;[.B28];&quot;'),&quot;)" office:value-type="string" office:string-value="(28, 'SUFFIX_ARMY_ALL', 'LOC_TCS_ARMYNAME_SUFFIX_CROWS'),">
            <text:p>(28, 'SUFFIX_ARMY_ALL', 'LOC_TCS_ARMYNAME_SUFFIX_CROWS'),</text:p>
          </table:table-cell>
        </table:table-row>
        <table:table-row table:style-name="ro1">
          <table:table-cell office:value-type="float" office:value="29">
            <text:p>29</text:p>
          </table:table-cell>
          <table:table-cell office:value-type="string">
            <text:p>LOC_TCS_ARMYNAME_SUFFIX_DEAD</text:p>
          </table:table-cell>
          <table:table-cell office:value-type="string">
            <text:p>SUFFIX_ARMY_ALL</text:p>
          </table:table-cell>
          <table:table-cell/>
          <table:table-cell table:formula="of:=CONCATENATE(&quot;(&quot;;[.A29];&quot;, '&quot;;[.C29];&quot;', '&quot;;[.B29];&quot;'),&quot;)" office:value-type="string" office:string-value="(29, 'SUFFIX_ARMY_ALL', 'LOC_TCS_ARMYNAME_SUFFIX_DEAD'),">
            <text:p>(29, 'SUFFIX_ARMY_ALL', 'LOC_TCS_ARMYNAME_SUFFIX_DEAD'),</text:p>
          </table:table-cell>
        </table:table-row>
        <table:table-row table:style-name="ro1">
          <table:table-cell office:value-type="float" office:value="30">
            <text:p>30</text:p>
          </table:table-cell>
          <table:table-cell office:value-type="string">
            <text:p>LOC_TCS_ARMYNAME_SUFFIX_DEATH</text:p>
          </table:table-cell>
          <table:table-cell office:value-type="string">
            <text:p>SUFFIX_ARMY_ALL</text:p>
          </table:table-cell>
          <table:table-cell/>
          <table:table-cell table:formula="of:=CONCATENATE(&quot;(&quot;;[.A30];&quot;, '&quot;;[.C30];&quot;', '&quot;;[.B30];&quot;'),&quot;)" office:value-type="string" office:string-value="(30, 'SUFFIX_ARMY_ALL', 'LOC_TCS_ARMYNAME_SUFFIX_DEATH'),">
            <text:p>(30, 'SUFFIX_ARMY_ALL', 'LOC_TCS_ARMYNAME_SUFFIX_DEATH'),</text:p>
          </table:table-cell>
        </table:table-row>
        <table:table-row table:style-name="ro1">
          <table:table-cell office:value-type="float" office:value="31">
            <text:p>31</text:p>
          </table:table-cell>
          <table:table-cell office:value-type="string">
            <text:p>LOC_TCS_ARMYNAME_SUFFIX_DEMONS</text:p>
          </table:table-cell>
          <table:table-cell office:value-type="string">
            <text:p>SUFFIX_ARMY_ALL</text:p>
          </table:table-cell>
          <table:table-cell/>
          <table:table-cell table:formula="of:=CONCATENATE(&quot;(&quot;;[.A31];&quot;, '&quot;;[.C31];&quot;', '&quot;;[.B31];&quot;'),&quot;)" office:value-type="string" office:string-value="(31, 'SUFFIX_ARMY_ALL', 'LOC_TCS_ARMYNAME_SUFFIX_DEMONS'),">
            <text:p>(31, 'SUFFIX_ARMY_ALL', 'LOC_TCS_ARMYNAME_SUFFIX_DEMONS'),</text:p>
          </table:table-cell>
        </table:table-row>
        <table:table-row table:style-name="ro1">
          <table:table-cell office:value-type="float" office:value="32">
            <text:p>32</text:p>
          </table:table-cell>
          <table:table-cell office:value-type="string">
            <text:p>LOC_TCS_ARMYNAME_SUFFIX_DEVILS</text:p>
          </table:table-cell>
          <table:table-cell office:value-type="string">
            <text:p>SUFFIX_ARMY_ALL</text:p>
          </table:table-cell>
          <table:table-cell/>
          <table:table-cell table:formula="of:=CONCATENATE(&quot;(&quot;;[.A32];&quot;, '&quot;;[.C32];&quot;', '&quot;;[.B32];&quot;'),&quot;)" office:value-type="string" office:string-value="(32, 'SUFFIX_ARMY_ALL', 'LOC_TCS_ARMYNAME_SUFFIX_DEVILS'),">
            <text:p>(32, 'SUFFIX_ARMY_ALL', 'LOC_TCS_ARMYNAME_SUFFIX_DEVILS'),</text:p>
          </table:table-cell>
        </table:table-row>
        <table:table-row table:style-name="ro1">
          <table:table-cell office:value-type="float" office:value="33">
            <text:p>33</text:p>
          </table:table-cell>
          <table:table-cell office:value-type="string">
            <text:p>LOC_TCS_ARMYNAME_SUFFIX_DOGS</text:p>
          </table:table-cell>
          <table:table-cell office:value-type="string">
            <text:p>SUFFIX_ARMY_ALL</text:p>
          </table:table-cell>
          <table:table-cell/>
          <table:table-cell table:formula="of:=CONCATENATE(&quot;(&quot;;[.A33];&quot;, '&quot;;[.C33];&quot;', '&quot;;[.B33];&quot;'),&quot;)" office:value-type="string" office:string-value="(33, 'SUFFIX_ARMY_ALL', 'LOC_TCS_ARMYNAME_SUFFIX_DOGS'),">
            <text:p>(33, 'SUFFIX_ARMY_ALL', 'LOC_TCS_ARMYNAME_SUFFIX_DOGS'),</text:p>
          </table:table-cell>
        </table:table-row>
        <table:table-row table:style-name="ro1">
          <table:table-cell office:value-type="float" office:value="34">
            <text:p>34</text:p>
          </table:table-cell>
          <table:table-cell office:value-type="string">
            <text:p>LOC_TCS_ARMYNAME_SUFFIX_DOZEN</text:p>
          </table:table-cell>
          <table:table-cell office:value-type="string">
            <text:p>SUFFIX_ARMY_ALL</text:p>
          </table:table-cell>
          <table:table-cell/>
          <table:table-cell table:formula="of:=CONCATENATE(&quot;(&quot;;[.A34];&quot;, '&quot;;[.C34];&quot;', '&quot;;[.B34];&quot;'),&quot;)" office:value-type="string" office:string-value="(34, 'SUFFIX_ARMY_ALL', 'LOC_TCS_ARMYNAME_SUFFIX_DOZEN'),">
            <text:p>(34, 'SUFFIX_ARMY_ALL', 'LOC_TCS_ARMYNAME_SUFFIX_DOZEN'),</text:p>
          </table:table-cell>
        </table:table-row>
        <table:table-row table:style-name="ro1">
          <table:table-cell office:value-type="float" office:value="35">
            <text:p>35</text:p>
          </table:table-cell>
          <table:table-cell office:value-type="string">
            <text:p>LOC_TCS_ARMYNAME_SUFFIX_DRAGONS</text:p>
          </table:table-cell>
          <table:table-cell office:value-type="string">
            <text:p>SUFFIX_ARMY_ALL</text:p>
          </table:table-cell>
          <table:table-cell/>
          <table:table-cell table:formula="of:=CONCATENATE(&quot;(&quot;;[.A35];&quot;, '&quot;;[.C35];&quot;', '&quot;;[.B35];&quot;'),&quot;)" office:value-type="string" office:string-value="(35, 'SUFFIX_ARMY_ALL', 'LOC_TCS_ARMYNAME_SUFFIX_DRAGONS'),">
            <text:p>(35, 'SUFFIX_ARMY_ALL', 'LOC_TCS_ARMYNAME_SUFFIX_DRAGONS'),</text:p>
          </table:table-cell>
        </table:table-row>
        <table:table-row table:style-name="ro1">
          <table:table-cell office:value-type="float" office:value="36">
            <text:p>36</text:p>
          </table:table-cell>
          <table:table-cell office:value-type="string">
            <text:p>LOC_TCS_ARMYNAME_SUFFIX_DRAGOONS</text:p>
          </table:table-cell>
          <table:table-cell office:value-type="string">
            <text:p>SUFFIX_ARMY_ALL</text:p>
          </table:table-cell>
          <table:table-cell/>
          <table:table-cell table:formula="of:=CONCATENATE(&quot;(&quot;;[.A36];&quot;, '&quot;;[.C36];&quot;', '&quot;;[.B36];&quot;'),&quot;)" office:value-type="string" office:string-value="(36, 'SUFFIX_ARMY_ALL', 'LOC_TCS_ARMYNAME_SUFFIX_DRAGOONS'),">
            <text:p>(36, 'SUFFIX_ARMY_ALL', 'LOC_TCS_ARMYNAME_SUFFIX_DRAGOONS'),</text:p>
          </table:table-cell>
        </table:table-row>
        <table:table-row table:style-name="ro1">
          <table:table-cell office:value-type="float" office:value="37">
            <text:p>37</text:p>
          </table:table-cell>
          <table:table-cell office:value-type="string">
            <text:p>LOC_TCS_ARMYNAME_SUFFIX_EAGLES</text:p>
          </table:table-cell>
          <table:table-cell office:value-type="string">
            <text:p>SUFFIX_ARMY_ALL</text:p>
          </table:table-cell>
          <table:table-cell/>
          <table:table-cell table:formula="of:=CONCATENATE(&quot;(&quot;;[.A37];&quot;, '&quot;;[.C37];&quot;', '&quot;;[.B37];&quot;'),&quot;)" office:value-type="string" office:string-value="(37, 'SUFFIX_ARMY_ALL', 'LOC_TCS_ARMYNAME_SUFFIX_EAGLES'),">
            <text:p>(37, 'SUFFIX_ARMY_ALL', 'LOC_TCS_ARMYNAME_SUFFIX_EAGLES'),</text:p>
          </table:table-cell>
        </table:table-row>
        <table:table-row table:style-name="ro1">
          <table:table-cell office:value-type="float" office:value="38">
            <text:p>38</text:p>
          </table:table-cell>
          <table:table-cell office:value-type="string">
            <text:p>LOC_TCS_ARMYNAME_SUFFIX_EXCELLERS</text:p>
          </table:table-cell>
          <table:table-cell office:value-type="string">
            <text:p>SUFFIX_ARMY_ALL</text:p>
          </table:table-cell>
          <table:table-cell/>
          <table:table-cell table:formula="of:=CONCATENATE(&quot;(&quot;;[.A38];&quot;, '&quot;;[.C38];&quot;', '&quot;;[.B38];&quot;'),&quot;)" office:value-type="string" office:string-value="(38, 'SUFFIX_ARMY_ALL', 'LOC_TCS_ARMYNAME_SUFFIX_EXCELLERS'),">
            <text:p>(38, 'SUFFIX_ARMY_ALL', 'LOC_TCS_ARMYNAME_SUFFIX_EXCELLERS'),</text:p>
          </table:table-cell>
        </table:table-row>
        <table:table-row table:style-name="ro1">
          <table:table-cell office:value-type="float" office:value="39">
            <text:p>39</text:p>
          </table:table-cell>
          <table:table-cell office:value-type="string">
            <text:p>LOC_TCS_ARMYNAME_SUFFIX_EYES</text:p>
          </table:table-cell>
          <table:table-cell office:value-type="string">
            <text:p>SUFFIX_ARMY_ALL</text:p>
          </table:table-cell>
          <table:table-cell/>
          <table:table-cell table:formula="of:=CONCATENATE(&quot;(&quot;;[.A39];&quot;, '&quot;;[.C39];&quot;', '&quot;;[.B39];&quot;'),&quot;)" office:value-type="string" office:string-value="(39, 'SUFFIX_ARMY_ALL', 'LOC_TCS_ARMYNAME_SUFFIX_EYES'),">
            <text:p>(39, 'SUFFIX_ARMY_ALL', 'LOC_TCS_ARMYNAME_SUFFIX_EYES'),</text:p>
          </table:table-cell>
        </table:table-row>
        <table:table-row table:style-name="ro1">
          <table:table-cell office:value-type="float" office:value="40">
            <text:p>40</text:p>
          </table:table-cell>
          <table:table-cell office:value-type="string">
            <text:p>LOC_TCS_ARMYNAME_SUFFIX_FEATHERS</text:p>
          </table:table-cell>
          <table:table-cell office:value-type="string">
            <text:p>SUFFIX_ARMY_ALL</text:p>
          </table:table-cell>
          <table:table-cell/>
          <table:table-cell table:formula="of:=CONCATENATE(&quot;(&quot;;[.A40];&quot;, '&quot;;[.C40];&quot;', '&quot;;[.B40];&quot;'),&quot;)" office:value-type="string" office:string-value="(40, 'SUFFIX_ARMY_ALL', 'LOC_TCS_ARMYNAME_SUFFIX_FEATHERS'),">
            <text:p>(40, 'SUFFIX_ARMY_ALL', 'LOC_TCS_ARMYNAME_SUFFIX_FEATHERS'),</text:p>
          </table:table-cell>
        </table:table-row>
        <table:table-row table:style-name="ro1">
          <table:table-cell office:value-type="float" office:value="41">
            <text:p>41</text:p>
          </table:table-cell>
          <table:table-cell office:value-type="string">
            <text:p>LOC_TCS_ARMYNAME_SUFFIX_FIRE_BREATHERS</text:p>
          </table:table-cell>
          <table:table-cell office:value-type="string">
            <text:p>SUFFIX_ARMY_ALL</text:p>
          </table:table-cell>
          <table:table-cell/>
          <table:table-cell table:formula="of:=CONCATENATE(&quot;(&quot;;[.A41];&quot;, '&quot;;[.C41];&quot;', '&quot;;[.B41];&quot;'),&quot;)" office:value-type="string" office:string-value="(41, 'SUFFIX_ARMY_ALL', 'LOC_TCS_ARMYNAME_SUFFIX_FIRE_BREATHERS'),">
            <text:p>(41, 'SUFFIX_ARMY_ALL', 'LOC_TCS_ARMYNAME_SUFFIX_FIRE_BREATHERS'),</text:p>
          </table:table-cell>
        </table:table-row>
        <table:table-row table:style-name="ro1">
          <table:table-cell office:value-type="float" office:value="42">
            <text:p>42</text:p>
          </table:table-cell>
          <table:table-cell office:value-type="string">
            <text:p>LOC_TCS_ARMYNAME_SUFFIX_FOOT</text:p>
          </table:table-cell>
          <table:table-cell office:value-type="string">
            <text:p>SUFFIX_ARMY_ALL</text:p>
          </table:table-cell>
          <table:table-cell/>
          <table:table-cell table:formula="of:=CONCATENATE(&quot;(&quot;;[.A42];&quot;, '&quot;;[.C42];&quot;', '&quot;;[.B42];&quot;'),&quot;)" office:value-type="string" office:string-value="(42, 'SUFFIX_ARMY_ALL', 'LOC_TCS_ARMYNAME_SUFFIX_FOOT'),">
            <text:p>(42, 'SUFFIX_ARMY_ALL', 'LOC_TCS_ARMYNAME_SUFFIX_FOOT'),</text:p>
          </table:table-cell>
        </table:table-row>
        <table:table-row table:style-name="ro1">
          <table:table-cell office:value-type="float" office:value="43">
            <text:p>43</text:p>
          </table:table-cell>
          <table:table-cell office:value-type="string">
            <text:p>LOC_TCS_ARMYNAME_SUFFIX_FORCE</text:p>
          </table:table-cell>
          <table:table-cell office:value-type="string">
            <text:p>SUFFIX_ARMY_ALL</text:p>
          </table:table-cell>
          <table:table-cell/>
          <table:table-cell table:formula="of:=CONCATENATE(&quot;(&quot;;[.A43];&quot;, '&quot;;[.C43];&quot;', '&quot;;[.B43];&quot;'),&quot;)" office:value-type="string" office:string-value="(43, 'SUFFIX_ARMY_ALL', 'LOC_TCS_ARMYNAME_SUFFIX_FORCE'),">
            <text:p>(43, 'SUFFIX_ARMY_ALL', 'LOC_TCS_ARMYNAME_SUFFIX_FORCE'),</text:p>
          </table:table-cell>
        </table:table-row>
        <table:table-row table:style-name="ro1">
          <table:table-cell office:value-type="float" office:value="44">
            <text:p>44</text:p>
          </table:table-cell>
          <table:table-cell office:value-type="string">
            <text:p>LOC_TCS_ARMYNAME_SUFFIX_FOXES</text:p>
          </table:table-cell>
          <table:table-cell office:value-type="string">
            <text:p>SUFFIX_ARMY_ALL</text:p>
          </table:table-cell>
          <table:table-cell/>
          <table:table-cell table:formula="of:=CONCATENATE(&quot;(&quot;;[.A44];&quot;, '&quot;;[.C44];&quot;', '&quot;;[.B44];&quot;'),&quot;)" office:value-type="string" office:string-value="(44, 'SUFFIX_ARMY_ALL', 'LOC_TCS_ARMYNAME_SUFFIX_FOXES'),">
            <text:p>(44, 'SUFFIX_ARMY_ALL', 'LOC_TCS_ARMYNAME_SUFFIX_FOXES'),</text:p>
          </table:table-cell>
        </table:table-row>
        <table:table-row table:style-name="ro1">
          <table:table-cell office:value-type="float" office:value="45">
            <text:p>45</text:p>
          </table:table-cell>
          <table:table-cell office:value-type="string">
            <text:p>LOC_TCS_ARMYNAME_SUFFIX_FUSILIERS</text:p>
          </table:table-cell>
          <table:table-cell office:value-type="string">
            <text:p>SUFFIX_ARMY_ALL</text:p>
          </table:table-cell>
          <table:table-cell/>
          <table:table-cell table:formula="of:=CONCATENATE(&quot;(&quot;;[.A45];&quot;, '&quot;;[.C45];&quot;', '&quot;;[.B45];&quot;'),&quot;)" office:value-type="string" office:string-value="(45, 'SUFFIX_ARMY_ALL', 'LOC_TCS_ARMYNAME_SUFFIX_FUSILIERS'),">
            <text:p>(45, 'SUFFIX_ARMY_ALL', 'LOC_TCS_ARMYNAME_SUFFIX_FUSILIERS'),</text:p>
          </table:table-cell>
        </table:table-row>
        <table:table-row table:style-name="ro1">
          <table:table-cell office:value-type="float" office:value="46">
            <text:p>46</text:p>
          </table:table-cell>
          <table:table-cell office:value-type="string">
            <text:p>LOC_TCS_ARMYNAME_SUFFIX_GAMBLERS</text:p>
          </table:table-cell>
          <table:table-cell office:value-type="string">
            <text:p>SUFFIX_ARMY_ALL</text:p>
          </table:table-cell>
          <table:table-cell/>
          <table:table-cell table:formula="of:=CONCATENATE(&quot;(&quot;;[.A46];&quot;, '&quot;;[.C46];&quot;', '&quot;;[.B46];&quot;'),&quot;)" office:value-type="string" office:string-value="(46, 'SUFFIX_ARMY_ALL', 'LOC_TCS_ARMYNAME_SUFFIX_GAMBLERS'),">
            <text:p>(46, 'SUFFIX_ARMY_ALL', 'LOC_TCS_ARMYNAME_SUFFIX_GAMBLERS'),</text:p>
          </table:table-cell>
        </table:table-row>
        <table:table-row table:style-name="ro1">
          <table:table-cell office:value-type="float" office:value="47">
            <text:p>47</text:p>
          </table:table-cell>
          <table:table-cell office:value-type="string">
            <text:p>LOC_TCS_ARMYNAME_SUFFIX_GANG</text:p>
          </table:table-cell>
          <table:table-cell office:value-type="string">
            <text:p>SUFFIX_ARMY_ALL</text:p>
          </table:table-cell>
          <table:table-cell/>
          <table:table-cell table:formula="of:=CONCATENATE(&quot;(&quot;;[.A47];&quot;, '&quot;;[.C47];&quot;', '&quot;;[.B47];&quot;'),&quot;)" office:value-type="string" office:string-value="(47, 'SUFFIX_ARMY_ALL', 'LOC_TCS_ARMYNAME_SUFFIX_GANG'),">
            <text:p>(47, 'SUFFIX_ARMY_ALL', 'LOC_TCS_ARMYNAME_SUFFIX_GANG'),</text:p>
          </table:table-cell>
        </table:table-row>
        <table:table-row table:style-name="ro1">
          <table:table-cell office:value-type="float" office:value="48">
            <text:p>48</text:p>
          </table:table-cell>
          <table:table-cell office:value-type="string">
            <text:p>LOC_TCS_ARMYNAME_SUFFIX_GARDE</text:p>
          </table:table-cell>
          <table:table-cell office:value-type="string">
            <text:p>SUFFIX_ARMY_ALL</text:p>
          </table:table-cell>
          <table:table-cell/>
          <table:table-cell table:formula="of:=CONCATENATE(&quot;(&quot;;[.A48];&quot;, '&quot;;[.C48];&quot;', '&quot;;[.B48];&quot;'),&quot;)" office:value-type="string" office:string-value="(48, 'SUFFIX_ARMY_ALL', 'LOC_TCS_ARMYNAME_SUFFIX_GARDE'),">
            <text:p>(48, 'SUFFIX_ARMY_ALL', 'LOC_TCS_ARMYNAME_SUFFIX_GARDE'),</text:p>
          </table:table-cell>
        </table:table-row>
        <table:table-row table:style-name="ro1">
          <table:table-cell office:value-type="float" office:value="49">
            <text:p>49</text:p>
          </table:table-cell>
          <table:table-cell office:value-type="string">
            <text:p>LOC_TCS_ARMYNAME_SUFFIX_GIANTS</text:p>
          </table:table-cell>
          <table:table-cell office:value-type="string">
            <text:p>SUFFIX_ARMY_ALL</text:p>
          </table:table-cell>
          <table:table-cell/>
          <table:table-cell table:formula="of:=CONCATENATE(&quot;(&quot;;[.A49];&quot;, '&quot;;[.C49];&quot;', '&quot;;[.B49];&quot;'),&quot;)" office:value-type="string" office:string-value="(49, 'SUFFIX_ARMY_ALL', 'LOC_TCS_ARMYNAME_SUFFIX_GIANTS'),">
            <text:p>(49, 'SUFFIX_ARMY_ALL', 'LOC_TCS_ARMYNAME_SUFFIX_GIANTS'),</text:p>
          </table:table-cell>
        </table:table-row>
        <table:table-row table:style-name="ro1">
          <table:table-cell office:value-type="float" office:value="50">
            <text:p>50</text:p>
          </table:table-cell>
          <table:table-cell office:value-type="string">
            <text:p>LOC_TCS_ARMYNAME_SUFFIX_GOONS</text:p>
          </table:table-cell>
          <table:table-cell office:value-type="string">
            <text:p>SUFFIX_ARMY_ALL</text:p>
          </table:table-cell>
          <table:table-cell/>
          <table:table-cell table:formula="of:=CONCATENATE(&quot;(&quot;;[.A50];&quot;, '&quot;;[.C50];&quot;', '&quot;;[.B50];&quot;'),&quot;)" office:value-type="string" office:string-value="(50, 'SUFFIX_ARMY_ALL', 'LOC_TCS_ARMYNAME_SUFFIX_GOONS'),">
            <text:p>(50, 'SUFFIX_ARMY_ALL', 'LOC_TCS_ARMYNAME_SUFFIX_GOONS'),</text:p>
          </table:table-cell>
        </table:table-row>
        <table:table-row table:style-name="ro1">
          <table:table-cell office:value-type="float" office:value="51">
            <text:p>51</text:p>
          </table:table-cell>
          <table:table-cell office:value-type="string">
            <text:p>LOC_TCS_ARMYNAME_SUFFIX_GRENADIERS</text:p>
          </table:table-cell>
          <table:table-cell office:value-type="string">
            <text:p>SUFFIX_ARMY_ALL</text:p>
          </table:table-cell>
          <table:table-cell/>
          <table:table-cell table:formula="of:=CONCATENATE(&quot;(&quot;;[.A51];&quot;, '&quot;;[.C51];&quot;', '&quot;;[.B51];&quot;'),&quot;)" office:value-type="string" office:string-value="(51, 'SUFFIX_ARMY_ALL', 'LOC_TCS_ARMYNAME_SUFFIX_GRENADIERS'),">
            <text:p>(51, 'SUFFIX_ARMY_ALL', 'LOC_TCS_ARMYNAME_SUFFIX_GRENADIERS'),</text:p>
          </table:table-cell>
        </table:table-row>
        <table:table-row table:style-name="ro1">
          <table:table-cell office:value-type="float" office:value="52">
            <text:p>52</text:p>
          </table:table-cell>
          <table:table-cell office:value-type="string">
            <text:p>LOC_TCS_ARMYNAME_SUFFIX_GUARD</text:p>
          </table:table-cell>
          <table:table-cell office:value-type="string">
            <text:p>SUFFIX_ARMY_ALL</text:p>
          </table:table-cell>
          <table:table-cell/>
          <table:table-cell table:formula="of:=CONCATENATE(&quot;(&quot;;[.A52];&quot;, '&quot;;[.C52];&quot;', '&quot;;[.B52];&quot;'),&quot;)" office:value-type="string" office:string-value="(52, 'SUFFIX_ARMY_ALL', 'LOC_TCS_ARMYNAME_SUFFIX_GUARD'),">
            <text:p>(52, 'SUFFIX_ARMY_ALL', 'LOC_TCS_ARMYNAME_SUFFIX_GUARD'),</text:p>
          </table:table-cell>
        </table:table-row>
        <table:table-row table:style-name="ro1">
          <table:table-cell office:value-type="float" office:value="53">
            <text:p>53</text:p>
          </table:table-cell>
          <table:table-cell office:value-type="string">
            <text:p>LOC_TCS_ARMYNAME_SUFFIX_GUARDIANS</text:p>
          </table:table-cell>
          <table:table-cell office:value-type="string">
            <text:p>SUFFIX_ARMY_ALL</text:p>
          </table:table-cell>
          <table:table-cell/>
          <table:table-cell table:formula="of:=CONCATENATE(&quot;(&quot;;[.A53];&quot;, '&quot;;[.C53];&quot;', '&quot;;[.B53];&quot;'),&quot;)" office:value-type="string" office:string-value="(53, 'SUFFIX_ARMY_ALL', 'LOC_TCS_ARMYNAME_SUFFIX_GUARDIANS'),">
            <text:p>(53, 'SUFFIX_ARMY_ALL', 'LOC_TCS_ARMYNAME_SUFFIX_GUARDIANS'),</text:p>
          </table:table-cell>
        </table:table-row>
        <table:table-row table:style-name="ro1">
          <table:table-cell office:value-type="float" office:value="54">
            <text:p>54</text:p>
          </table:table-cell>
          <table:table-cell office:value-type="string">
            <text:p>LOC_TCS_ARMYNAME_SUFFIX_GUNNERS</text:p>
          </table:table-cell>
          <table:table-cell office:value-type="string">
            <text:p>SUFFIX_ARMY_ALL</text:p>
          </table:table-cell>
          <table:table-cell/>
          <table:table-cell table:formula="of:=CONCATENATE(&quot;(&quot;;[.A54];&quot;, '&quot;;[.C54];&quot;', '&quot;;[.B54];&quot;'),&quot;)" office:value-type="string" office:string-value="(54, 'SUFFIX_ARMY_ALL', 'LOC_TCS_ARMYNAME_SUFFIX_GUNNERS'),">
            <text:p>(54, 'SUFFIX_ARMY_ALL', 'LOC_TCS_ARMYNAME_SUFFIX_GUNNERS'),</text:p>
          </table:table-cell>
        </table:table-row>
        <table:table-row table:style-name="ro1">
          <table:table-cell office:value-type="float" office:value="55">
            <text:p>55</text:p>
          </table:table-cell>
          <table:table-cell office:value-type="string">
            <text:p>LOC_TCS_ARMYNAME_SUFFIX_HAMMER</text:p>
          </table:table-cell>
          <table:table-cell office:value-type="string">
            <text:p>SUFFIX_ARMY_ALL</text:p>
          </table:table-cell>
          <table:table-cell/>
          <table:table-cell table:formula="of:=CONCATENATE(&quot;(&quot;;[.A55];&quot;, '&quot;;[.C55];&quot;', '&quot;;[.B55];&quot;'),&quot;)" office:value-type="string" office:string-value="(55, 'SUFFIX_ARMY_ALL', 'LOC_TCS_ARMYNAME_SUFFIX_HAMMER'),">
            <text:p>(55, 'SUFFIX_ARMY_ALL', 'LOC_TCS_ARMYNAME_SUFFIX_HAMMER'),</text:p>
          </table:table-cell>
        </table:table-row>
        <table:table-row table:style-name="ro1">
          <table:table-cell office:value-type="float" office:value="56">
            <text:p>56</text:p>
          </table:table-cell>
          <table:table-cell office:value-type="string">
            <text:p>LOC_TCS_ARMYNAME_SUFFIX_HATS</text:p>
          </table:table-cell>
          <table:table-cell office:value-type="string">
            <text:p>SUFFIX_ARMY_ALL</text:p>
          </table:table-cell>
          <table:table-cell/>
          <table:table-cell table:formula="of:=CONCATENATE(&quot;(&quot;;[.A56];&quot;, '&quot;;[.C56];&quot;', '&quot;;[.B56];&quot;'),&quot;)" office:value-type="string" office:string-value="(56, 'SUFFIX_ARMY_ALL', 'LOC_TCS_ARMYNAME_SUFFIX_HATS'),">
            <text:p>(56, 'SUFFIX_ARMY_ALL', 'LOC_TCS_ARMYNAME_SUFFIX_HATS'),</text:p>
          </table:table-cell>
        </table:table-row>
        <table:table-row table:style-name="ro1">
          <table:table-cell office:value-type="float" office:value="57">
            <text:p>57</text:p>
          </table:table-cell>
          <table:table-cell office:value-type="string">
            <text:p>LOC_TCS_ARMYNAME_SUFFIX_HELMETS</text:p>
          </table:table-cell>
          <table:table-cell office:value-type="string">
            <text:p>SUFFIX_ARMY_ALL</text:p>
          </table:table-cell>
          <table:table-cell/>
          <table:table-cell table:formula="of:=CONCATENATE(&quot;(&quot;;[.A57];&quot;, '&quot;;[.C57];&quot;', '&quot;;[.B57];&quot;'),&quot;)" office:value-type="string" office:string-value="(57, 'SUFFIX_ARMY_ALL', 'LOC_TCS_ARMYNAME_SUFFIX_HELMETS'),">
            <text:p>(57, 'SUFFIX_ARMY_ALL', 'LOC_TCS_ARMYNAME_SUFFIX_HELMETS'),</text:p>
          </table:table-cell>
        </table:table-row>
        <table:table-row table:style-name="ro1">
          <table:table-cell office:value-type="float" office:value="58">
            <text:p>58</text:p>
          </table:table-cell>
          <table:table-cell office:value-type="string">
            <text:p>LOC_TCS_ARMYNAME_SUFFIX_HORDE</text:p>
          </table:table-cell>
          <table:table-cell office:value-type="string">
            <text:p>SUFFIX_ARMY_ALL</text:p>
          </table:table-cell>
          <table:table-cell/>
          <table:table-cell table:formula="of:=CONCATENATE(&quot;(&quot;;[.A58];&quot;, '&quot;;[.C58];&quot;', '&quot;;[.B58];&quot;'),&quot;)" office:value-type="string" office:string-value="(58, 'SUFFIX_ARMY_ALL', 'LOC_TCS_ARMYNAME_SUFFIX_HORDE'),">
            <text:p>(58, 'SUFFIX_ARMY_ALL', 'LOC_TCS_ARMYNAME_SUFFIX_HORDE'),</text:p>
          </table:table-cell>
        </table:table-row>
        <table:table-row table:style-name="ro1">
          <table:table-cell office:value-type="float" office:value="59">
            <text:p>59</text:p>
          </table:table-cell>
          <table:table-cell office:value-type="string">
            <text:p>LOC_TCS_ARMYNAME_SUFFIX_HORSE</text:p>
          </table:table-cell>
          <table:table-cell office:value-type="string">
            <text:p>SUFFIX_ARMY_ALL</text:p>
          </table:table-cell>
          <table:table-cell/>
          <table:table-cell table:formula="of:=CONCATENATE(&quot;(&quot;;[.A59];&quot;, '&quot;;[.C59];&quot;', '&quot;;[.B59];&quot;'),&quot;)" office:value-type="string" office:string-value="(59, 'SUFFIX_ARMY_ALL', 'LOC_TCS_ARMYNAME_SUFFIX_HORSE'),">
            <text:p>(59, 'SUFFIX_ARMY_ALL', 'LOC_TCS_ARMYNAME_SUFFIX_HORSE'),</text:p>
          </table:table-cell>
        </table:table-row>
        <table:table-row table:style-name="ro1">
          <table:table-cell office:value-type="float" office:value="60">
            <text:p>60</text:p>
          </table:table-cell>
          <table:table-cell office:value-type="string">
            <text:p>LOC_TCS_ARMYNAME_SUFFIX_HORSEMEN</text:p>
          </table:table-cell>
          <table:table-cell office:value-type="string">
            <text:p>SUFFIX_ARMY_ALL</text:p>
          </table:table-cell>
          <table:table-cell/>
          <table:table-cell table:formula="of:=CONCATENATE(&quot;(&quot;;[.A60];&quot;, '&quot;;[.C60];&quot;', '&quot;;[.B60];&quot;'),&quot;)" office:value-type="string" office:string-value="(60, 'SUFFIX_ARMY_ALL', 'LOC_TCS_ARMYNAME_SUFFIX_HORSEMEN'),">
            <text:p>(60, 'SUFFIX_ARMY_ALL', 'LOC_TCS_ARMYNAME_SUFFIX_HORSEMEN'),</text:p>
          </table:table-cell>
        </table:table-row>
        <table:table-row table:style-name="ro1">
          <table:table-cell office:value-type="float" office:value="61">
            <text:p>61</text:p>
          </table:table-cell>
          <table:table-cell office:value-type="string">
            <text:p>LOC_TCS_ARMYNAME_SUFFIX_HOUNDS</text:p>
          </table:table-cell>
          <table:table-cell office:value-type="string">
            <text:p>SUFFIX_ARMY_ALL</text:p>
          </table:table-cell>
          <table:table-cell/>
          <table:table-cell table:formula="of:=CONCATENATE(&quot;(&quot;;[.A61];&quot;, '&quot;;[.C61];&quot;', '&quot;;[.B61];&quot;'),&quot;)" office:value-type="string" office:string-value="(61, 'SUFFIX_ARMY_ALL', 'LOC_TCS_ARMYNAME_SUFFIX_HOUNDS'),">
            <text:p>(61, 'SUFFIX_ARMY_ALL', 'LOC_TCS_ARMYNAME_SUFFIX_HOUNDS'),</text:p>
          </table:table-cell>
        </table:table-row>
        <table:table-row table:style-name="ro1">
          <table:table-cell office:value-type="float" office:value="62">
            <text:p>62</text:p>
          </table:table-cell>
          <table:table-cell office:value-type="string">
            <text:p>LOC_TCS_ARMYNAME_SUFFIX_HUNTERS</text:p>
          </table:table-cell>
          <table:table-cell office:value-type="string">
            <text:p>SUFFIX_ARMY_ALL</text:p>
          </table:table-cell>
          <table:table-cell/>
          <table:table-cell table:formula="of:=CONCATENATE(&quot;(&quot;;[.A62];&quot;, '&quot;;[.C62];&quot;', '&quot;;[.B62];&quot;'),&quot;)" office:value-type="string" office:string-value="(62, 'SUFFIX_ARMY_ALL', 'LOC_TCS_ARMYNAME_SUFFIX_HUNTERS'),">
            <text:p>(62, 'SUFFIX_ARMY_ALL', 'LOC_TCS_ARMYNAME_SUFFIX_HUNTERS'),</text:p>
          </table:table-cell>
        </table:table-row>
        <table:table-row table:style-name="ro1">
          <table:table-cell office:value-type="float" office:value="63">
            <text:p>63</text:p>
          </table:table-cell>
          <table:table-cell office:value-type="string">
            <text:p>LOC_TCS_ARMYNAME_SUFFIX_HUSSARS</text:p>
          </table:table-cell>
          <table:table-cell office:value-type="string">
            <text:p>SUFFIX_ARMY_ALL</text:p>
          </table:table-cell>
          <table:table-cell/>
          <table:table-cell table:formula="of:=CONCATENATE(&quot;(&quot;;[.A63];&quot;, '&quot;;[.C63];&quot;', '&quot;;[.B63];&quot;'),&quot;)" office:value-type="string" office:string-value="(63, 'SUFFIX_ARMY_ALL', 'LOC_TCS_ARMYNAME_SUFFIX_HUSSARS'),">
            <text:p>(63, 'SUFFIX_ARMY_ALL', 'LOC_TCS_ARMYNAME_SUFFIX_HUSSARS'),</text:p>
          </table:table-cell>
        </table:table-row>
        <table:table-row table:style-name="ro1">
          <table:table-cell office:value-type="float" office:value="64">
            <text:p>64</text:p>
          </table:table-cell>
          <table:table-cell office:value-type="string">
            <text:p>LOC_TCS_ARMYNAME_SUFFIX_IMMORTALS</text:p>
          </table:table-cell>
          <table:table-cell office:value-type="string">
            <text:p>SUFFIX_ARMY_ALL</text:p>
          </table:table-cell>
          <table:table-cell/>
          <table:table-cell table:formula="of:=CONCATENATE(&quot;(&quot;;[.A64];&quot;, '&quot;;[.C64];&quot;', '&quot;;[.B64];&quot;'),&quot;)" office:value-type="string" office:string-value="(64, 'SUFFIX_ARMY_ALL', 'LOC_TCS_ARMYNAME_SUFFIX_IMMORTALS'),">
            <text:p>(64, 'SUFFIX_ARMY_ALL', 'LOC_TCS_ARMYNAME_SUFFIX_IMMORTALS'),</text:p>
          </table:table-cell>
        </table:table-row>
        <table:table-row table:style-name="ro1">
          <table:table-cell office:value-type="float" office:value="65">
            <text:p>65</text:p>
          </table:table-cell>
          <table:table-cell office:value-type="string">
            <text:p>LOC_TCS_ARMYNAME_SUFFIX_INFANTRY</text:p>
          </table:table-cell>
          <table:table-cell office:value-type="string">
            <text:p>SUFFIX_ARMY_ALL</text:p>
          </table:table-cell>
          <table:table-cell/>
          <table:table-cell table:formula="of:=CONCATENATE(&quot;(&quot;;[.A65];&quot;, '&quot;;[.C65];&quot;', '&quot;;[.B65];&quot;'),&quot;)" office:value-type="string" office:string-value="(65, 'SUFFIX_ARMY_ALL', 'LOC_TCS_ARMYNAME_SUFFIX_INFANTRY'),">
            <text:p>(65, 'SUFFIX_ARMY_ALL', 'LOC_TCS_ARMYNAME_SUFFIX_INFANTRY'),</text:p>
          </table:table-cell>
        </table:table-row>
        <table:table-row table:style-name="ro1">
          <table:table-cell office:value-type="float" office:value="66">
            <text:p>66</text:p>
          </table:table-cell>
          <table:table-cell office:value-type="string">
            <text:p>LOC_TCS_ARMYNAME_SUFFIX_IRONS</text:p>
          </table:table-cell>
          <table:table-cell office:value-type="string">
            <text:p>SUFFIX_ARMY_ALL</text:p>
          </table:table-cell>
          <table:table-cell/>
          <table:table-cell table:formula="of:=CONCATENATE(&quot;(&quot;;[.A66];&quot;, '&quot;;[.C66];&quot;', '&quot;;[.B66];&quot;'),&quot;)" office:value-type="string" office:string-value="(66, 'SUFFIX_ARMY_ALL', 'LOC_TCS_ARMYNAME_SUFFIX_IRONS'),">
            <text:p>(66, 'SUFFIX_ARMY_ALL', 'LOC_TCS_ARMYNAME_SUFFIX_IRONS'),</text:p>
          </table:table-cell>
        </table:table-row>
        <table:table-row table:style-name="ro1">
          <table:table-cell office:value-type="float" office:value="67">
            <text:p>67</text:p>
          </table:table-cell>
          <table:table-cell office:value-type="string">
            <text:p>LOC_TCS_ARMYNAME_SUFFIX_JACKETS</text:p>
          </table:table-cell>
          <table:table-cell office:value-type="string">
            <text:p>SUFFIX_ARMY_ALL</text:p>
          </table:table-cell>
          <table:table-cell/>
          <table:table-cell table:formula="of:=CONCATENATE(&quot;(&quot;;[.A67];&quot;, '&quot;;[.C67];&quot;', '&quot;;[.B67];&quot;'),&quot;)" office:value-type="string" office:string-value="(67, 'SUFFIX_ARMY_ALL', 'LOC_TCS_ARMYNAME_SUFFIX_JACKETS'),">
            <text:p>(67, 'SUFFIX_ARMY_ALL', 'LOC_TCS_ARMYNAME_SUFFIX_JACKETS'),</text:p>
          </table:table-cell>
        </table:table-row>
        <table:table-row table:style-name="ro1">
          <table:table-cell office:value-type="float" office:value="68">
            <text:p>68</text:p>
          </table:table-cell>
          <table:table-cell office:value-type="string">
            <text:p>LOC_TCS_ARMYNAME_SUFFIX_KILLERS</text:p>
          </table:table-cell>
          <table:table-cell office:value-type="string">
            <text:p>SUFFIX_ARMY_ALL</text:p>
          </table:table-cell>
          <table:table-cell/>
          <table:table-cell table:formula="of:=CONCATENATE(&quot;(&quot;;[.A68];&quot;, '&quot;;[.C68];&quot;', '&quot;;[.B68];&quot;'),&quot;)" office:value-type="string" office:string-value="(68, 'SUFFIX_ARMY_ALL', 'LOC_TCS_ARMYNAME_SUFFIX_KILLERS'),">
            <text:p>(68, 'SUFFIX_ARMY_ALL', 'LOC_TCS_ARMYNAME_SUFFIX_KILLERS'),</text:p>
          </table:table-cell>
        </table:table-row>
        <table:table-row table:style-name="ro1">
          <table:table-cell office:value-type="float" office:value="69">
            <text:p>69</text:p>
          </table:table-cell>
          <table:table-cell office:value-type="string">
            <text:p>LOC_TCS_ARMYNAME_SUFFIX_KINGS</text:p>
          </table:table-cell>
          <table:table-cell office:value-type="string">
            <text:p>SUFFIX_ARMY_ALL</text:p>
          </table:table-cell>
          <table:table-cell/>
          <table:table-cell table:formula="of:=CONCATENATE(&quot;(&quot;;[.A69];&quot;, '&quot;;[.C69];&quot;', '&quot;;[.B69];&quot;'),&quot;)" office:value-type="string" office:string-value="(69, 'SUFFIX_ARMY_ALL', 'LOC_TCS_ARMYNAME_SUFFIX_KINGS'),">
            <text:p>(69, 'SUFFIX_ARMY_ALL', 'LOC_TCS_ARMYNAME_SUFFIX_KINGS'),</text:p>
          </table:table-cell>
        </table:table-row>
        <table:table-row table:style-name="ro1">
          <table:table-cell office:value-type="float" office:value="70">
            <text:p>70</text:p>
          </table:table-cell>
          <table:table-cell office:value-type="string">
            <text:p>LOC_TCS_ARMYNAME_SUFFIX_KNIGHTS</text:p>
          </table:table-cell>
          <table:table-cell office:value-type="string">
            <text:p>SUFFIX_ARMY_ALL</text:p>
          </table:table-cell>
          <table:table-cell/>
          <table:table-cell table:formula="of:=CONCATENATE(&quot;(&quot;;[.A70];&quot;, '&quot;;[.C70];&quot;', '&quot;;[.B70];&quot;'),&quot;)" office:value-type="string" office:string-value="(70, 'SUFFIX_ARMY_ALL', 'LOC_TCS_ARMYNAME_SUFFIX_KNIGHTS'),">
            <text:p>(70, 'SUFFIX_ARMY_ALL', 'LOC_TCS_ARMYNAME_SUFFIX_KNIGHTS'),</text:p>
          </table:table-cell>
        </table:table-row>
        <table:table-row table:style-name="ro1">
          <table:table-cell office:value-type="float" office:value="71">
            <text:p>71</text:p>
          </table:table-cell>
          <table:table-cell office:value-type="string">
            <text:p>LOC_TCS_ARMYNAME_SUFFIX_KNIVES</text:p>
          </table:table-cell>
          <table:table-cell office:value-type="string">
            <text:p>SUFFIX_ARMY_ALL</text:p>
          </table:table-cell>
          <table:table-cell/>
          <table:table-cell table:formula="of:=CONCATENATE(&quot;(&quot;;[.A71];&quot;, '&quot;;[.C71];&quot;', '&quot;;[.B71];&quot;'),&quot;)" office:value-type="string" office:string-value="(71, 'SUFFIX_ARMY_ALL', 'LOC_TCS_ARMYNAME_SUFFIX_KNIVES'),">
            <text:p>(71, 'SUFFIX_ARMY_ALL', 'LOC_TCS_ARMYNAME_SUFFIX_KNIVES'),</text:p>
          </table:table-cell>
        </table:table-row>
        <table:table-row table:style-name="ro1">
          <table:table-cell office:value-type="float" office:value="72">
            <text:p>72</text:p>
          </table:table-cell>
          <table:table-cell office:value-type="string">
            <text:p>LOC_TCS_ARMYNAME_SUFFIX_KNOCKERS</text:p>
          </table:table-cell>
          <table:table-cell office:value-type="string">
            <text:p>SUFFIX_ARMY_ALL</text:p>
          </table:table-cell>
          <table:table-cell/>
          <table:table-cell table:formula="of:=CONCATENATE(&quot;(&quot;;[.A72];&quot;, '&quot;;[.C72];&quot;', '&quot;;[.B72];&quot;'),&quot;)" office:value-type="string" office:string-value="(72, 'SUFFIX_ARMY_ALL', 'LOC_TCS_ARMYNAME_SUFFIX_KNOCKERS'),">
            <text:p>(72, 'SUFFIX_ARMY_ALL', 'LOC_TCS_ARMYNAME_SUFFIX_KNOCKERS'),</text:p>
          </table:table-cell>
        </table:table-row>
        <table:table-row table:style-name="ro1">
          <table:table-cell office:value-type="float" office:value="73">
            <text:p>73</text:p>
          </table:table-cell>
          <table:table-cell office:value-type="string">
            <text:p>LOC_TCS_ARMYNAME_SUFFIX_KORPS</text:p>
          </table:table-cell>
          <table:table-cell office:value-type="string">
            <text:p>SUFFIX_ARMY_ALL</text:p>
          </table:table-cell>
          <table:table-cell/>
          <table:table-cell table:formula="of:=CONCATENATE(&quot;(&quot;;[.A73];&quot;, '&quot;;[.C73];&quot;', '&quot;;[.B73];&quot;'),&quot;)" office:value-type="string" office:string-value="(73, 'SUFFIX_ARMY_ALL', 'LOC_TCS_ARMYNAME_SUFFIX_KORPS'),">
            <text:p>(73, 'SUFFIX_ARMY_ALL', 'LOC_TCS_ARMYNAME_SUFFIX_KORPS'),</text:p>
          </table:table-cell>
        </table:table-row>
        <table:table-row table:style-name="ro1">
          <table:table-cell office:value-type="float" office:value="74">
            <text:p>74</text:p>
          </table:table-cell>
          <table:table-cell office:value-type="string">
            <text:p>LOC_TCS_ARMYNAME_SUFFIX_LADS</text:p>
          </table:table-cell>
          <table:table-cell office:value-type="string">
            <text:p>SUFFIX_ARMY_ALL</text:p>
          </table:table-cell>
          <table:table-cell/>
          <table:table-cell table:formula="of:=CONCATENATE(&quot;(&quot;;[.A74];&quot;, '&quot;;[.C74];&quot;', '&quot;;[.B74];&quot;'),&quot;)" office:value-type="string" office:string-value="(74, 'SUFFIX_ARMY_ALL', 'LOC_TCS_ARMYNAME_SUFFIX_LADS'),">
            <text:p>(74, 'SUFFIX_ARMY_ALL', 'LOC_TCS_ARMYNAME_SUFFIX_LADS'),</text:p>
          </table:table-cell>
        </table:table-row>
        <table:table-row table:style-name="ro1">
          <table:table-cell office:value-type="float" office:value="75">
            <text:p>75</text:p>
          </table:table-cell>
          <table:table-cell office:value-type="string">
            <text:p>LOC_TCS_ARMYNAME_SUFFIX_LAMBS</text:p>
          </table:table-cell>
          <table:table-cell office:value-type="string">
            <text:p>SUFFIX_ARMY_ALL</text:p>
          </table:table-cell>
          <table:table-cell/>
          <table:table-cell table:formula="of:=CONCATENATE(&quot;(&quot;;[.A75];&quot;, '&quot;;[.C75];&quot;', '&quot;;[.B75];&quot;'),&quot;)" office:value-type="string" office:string-value="(75, 'SUFFIX_ARMY_ALL', 'LOC_TCS_ARMYNAME_SUFFIX_LAMBS'),">
            <text:p>(75, 'SUFFIX_ARMY_ALL', 'LOC_TCS_ARMYNAME_SUFFIX_LAMBS'),</text:p>
          </table:table-cell>
        </table:table-row>
        <table:table-row table:style-name="ro1">
          <table:table-cell office:value-type="float" office:value="76">
            <text:p>76</text:p>
          </table:table-cell>
          <table:table-cell office:value-type="string">
            <text:p>LOC_TCS_ARMYNAME_SUFFIX_LANCERS</text:p>
          </table:table-cell>
          <table:table-cell office:value-type="string">
            <text:p>SUFFIX_ARMY_ALL</text:p>
          </table:table-cell>
          <table:table-cell/>
          <table:table-cell table:formula="of:=CONCATENATE(&quot;(&quot;;[.A76];&quot;, '&quot;;[.C76];&quot;', '&quot;;[.B76];&quot;'),&quot;)" office:value-type="string" office:string-value="(76, 'SUFFIX_ARMY_ALL', 'LOC_TCS_ARMYNAME_SUFFIX_LANCERS'),">
            <text:p>(76, 'SUFFIX_ARMY_ALL', 'LOC_TCS_ARMYNAME_SUFFIX_LANCERS'),</text:p>
          </table:table-cell>
        </table:table-row>
        <table:table-row table:style-name="ro1">
          <table:table-cell office:value-type="float" office:value="77">
            <text:p>77</text:p>
          </table:table-cell>
          <table:table-cell office:value-type="string">
            <text:p>LOC_TCS_ARMYNAME_SUFFIX_LEGION</text:p>
          </table:table-cell>
          <table:table-cell office:value-type="string">
            <text:p>SUFFIX_ARMY_ALL</text:p>
          </table:table-cell>
          <table:table-cell/>
          <table:table-cell table:formula="of:=CONCATENATE(&quot;(&quot;;[.A77];&quot;, '&quot;;[.C77];&quot;', '&quot;;[.B77];&quot;'),&quot;)" office:value-type="string" office:string-value="(77, 'SUFFIX_ARMY_ALL', 'LOC_TCS_ARMYNAME_SUFFIX_LEGION'),">
            <text:p>(77, 'SUFFIX_ARMY_ALL', 'LOC_TCS_ARMYNAME_SUFFIX_LEGION'),</text:p>
          </table:table-cell>
        </table:table-row>
        <table:table-row table:style-name="ro1">
          <table:table-cell office:value-type="float" office:value="78">
            <text:p>78</text:p>
          </table:table-cell>
          <table:table-cell office:value-type="string">
            <text:p>LOC_TCS_ARMYNAME_SUFFIX_LIBERATORS</text:p>
          </table:table-cell>
          <table:table-cell office:value-type="string">
            <text:p>SUFFIX_ARMY_ALL</text:p>
          </table:table-cell>
          <table:table-cell/>
          <table:table-cell table:formula="of:=CONCATENATE(&quot;(&quot;;[.A78];&quot;, '&quot;;[.C78];&quot;', '&quot;;[.B78];&quot;'),&quot;)" office:value-type="string" office:string-value="(78, 'SUFFIX_ARMY_ALL', 'LOC_TCS_ARMYNAME_SUFFIX_LIBERATORS'),">
            <text:p>(78, 'SUFFIX_ARMY_ALL', 'LOC_TCS_ARMYNAME_SUFFIX_LIBERATORS'),</text:p>
          </table:table-cell>
        </table:table-row>
        <table:table-row table:style-name="ro1">
          <table:table-cell office:value-type="float" office:value="79">
            <text:p>79</text:p>
          </table:table-cell>
          <table:table-cell office:value-type="string">
            <text:p>LOC_TCS_ARMYNAME_SUFFIX_LINE</text:p>
          </table:table-cell>
          <table:table-cell office:value-type="string">
            <text:p>SUFFIX_ARMY_ALL</text:p>
          </table:table-cell>
          <table:table-cell/>
          <table:table-cell table:formula="of:=CONCATENATE(&quot;(&quot;;[.A79];&quot;, '&quot;;[.C79];&quot;', '&quot;;[.B79];&quot;'),&quot;)" office:value-type="string" office:string-value="(79, 'SUFFIX_ARMY_ALL', 'LOC_TCS_ARMYNAME_SUFFIX_LINE'),">
            <text:p>(79, 'SUFFIX_ARMY_ALL', 'LOC_TCS_ARMYNAME_SUFFIX_LINE'),</text:p>
          </table:table-cell>
        </table:table-row>
        <table:table-row table:style-name="ro1">
          <table:table-cell office:value-type="float" office:value="80">
            <text:p>80</text:p>
          </table:table-cell>
          <table:table-cell office:value-type="string">
            <text:p>LOC_TCS_ARMYNAME_SUFFIX_LIONS</text:p>
          </table:table-cell>
          <table:table-cell office:value-type="string">
            <text:p>SUFFIX_ARMY_ALL</text:p>
          </table:table-cell>
          <table:table-cell/>
          <table:table-cell table:formula="of:=CONCATENATE(&quot;(&quot;;[.A80];&quot;, '&quot;;[.C80];&quot;', '&quot;;[.B80];&quot;'),&quot;)" office:value-type="string" office:string-value="(80, 'SUFFIX_ARMY_ALL', 'LOC_TCS_ARMYNAME_SUFFIX_LIONS'),">
            <text:p>(80, 'SUFFIX_ARMY_ALL', 'LOC_TCS_ARMYNAME_SUFFIX_LIONS'),</text:p>
          </table:table-cell>
        </table:table-row>
        <table:table-row table:style-name="ro1">
          <table:table-cell office:value-type="float" office:value="81">
            <text:p>81</text:p>
          </table:table-cell>
          <table:table-cell office:value-type="string">
            <text:p>LOC_TCS_ARMYNAME_SUFFIX_MARAUDERS</text:p>
          </table:table-cell>
          <table:table-cell office:value-type="string">
            <text:p>SUFFIX_ARMY_ALL</text:p>
          </table:table-cell>
          <table:table-cell/>
          <table:table-cell table:formula="of:=CONCATENATE(&quot;(&quot;;[.A81];&quot;, '&quot;;[.C81];&quot;', '&quot;;[.B81];&quot;'),&quot;)" office:value-type="string" office:string-value="(81, 'SUFFIX_ARMY_ALL', 'LOC_TCS_ARMYNAME_SUFFIX_MARAUDERS'),">
            <text:p>(81, 'SUFFIX_ARMY_ALL', 'LOC_TCS_ARMYNAME_SUFFIX_MARAUDERS'),</text:p>
          </table:table-cell>
        </table:table-row>
        <table:table-row table:style-name="ro1">
          <table:table-cell office:value-type="float" office:value="82">
            <text:p>82</text:p>
          </table:table-cell>
          <table:table-cell office:value-type="string">
            <text:p>LOC_TCS_ARMYNAME_SUFFIX_MARKSMEN</text:p>
          </table:table-cell>
          <table:table-cell office:value-type="string">
            <text:p>SUFFIX_ARMY_ALL</text:p>
          </table:table-cell>
          <table:table-cell/>
          <table:table-cell table:formula="of:=CONCATENATE(&quot;(&quot;;[.A82];&quot;, '&quot;;[.C82];&quot;', '&quot;;[.B82];&quot;'),&quot;)" office:value-type="string" office:string-value="(82, 'SUFFIX_ARMY_ALL', 'LOC_TCS_ARMYNAME_SUFFIX_MARKSMEN'),">
            <text:p>(82, 'SUFFIX_ARMY_ALL', 'LOC_TCS_ARMYNAME_SUFFIX_MARKSMEN'),</text:p>
          </table:table-cell>
        </table:table-row>
        <table:table-row table:style-name="ro1">
          <table:table-cell office:value-type="float" office:value="83">
            <text:p>83</text:p>
          </table:table-cell>
          <table:table-cell office:value-type="string">
            <text:p>LOC_TCS_ARMYNAME_SUFFIX_MARTYRS</text:p>
          </table:table-cell>
          <table:table-cell office:value-type="string">
            <text:p>SUFFIX_ARMY_ALL</text:p>
          </table:table-cell>
          <table:table-cell/>
          <table:table-cell table:formula="of:=CONCATENATE(&quot;(&quot;;[.A83];&quot;, '&quot;;[.C83];&quot;', '&quot;;[.B83];&quot;'),&quot;)" office:value-type="string" office:string-value="(83, 'SUFFIX_ARMY_ALL', 'LOC_TCS_ARMYNAME_SUFFIX_MARTYRS'),">
            <text:p>(83, 'SUFFIX_ARMY_ALL', 'LOC_TCS_ARMYNAME_SUFFIX_MARTYRS'),</text:p>
          </table:table-cell>
        </table:table-row>
        <table:table-row table:style-name="ro1">
          <table:table-cell office:value-type="float" office:value="84">
            <text:p>84</text:p>
          </table:table-cell>
          <table:table-cell office:value-type="string">
            <text:p>LOC_TCS_ARMYNAME_SUFFIX_MENDICANTS</text:p>
          </table:table-cell>
          <table:table-cell office:value-type="string">
            <text:p>SUFFIX_ARMY_ALL</text:p>
          </table:table-cell>
          <table:table-cell/>
          <table:table-cell table:formula="of:=CONCATENATE(&quot;(&quot;;[.A84];&quot;, '&quot;;[.C84];&quot;', '&quot;;[.B84];&quot;'),&quot;)" office:value-type="string" office:string-value="(84, 'SUFFIX_ARMY_ALL', 'LOC_TCS_ARMYNAME_SUFFIX_MENDICANTS'),">
            <text:p>(84, 'SUFFIX_ARMY_ALL', 'LOC_TCS_ARMYNAME_SUFFIX_MENDICANTS'),</text:p>
          </table:table-cell>
        </table:table-row>
        <table:table-row table:style-name="ro1">
          <table:table-cell office:value-type="float" office:value="85">
            <text:p>85</text:p>
          </table:table-cell>
          <table:table-cell office:value-type="string">
            <text:p>LOC_TCS_ARMYNAME_SUFFIX_NOMADS</text:p>
          </table:table-cell>
          <table:table-cell office:value-type="string">
            <text:p>SUFFIX_ARMY_ALL</text:p>
          </table:table-cell>
          <table:table-cell/>
          <table:table-cell table:formula="of:=CONCATENATE(&quot;(&quot;;[.A85];&quot;, '&quot;;[.C85];&quot;', '&quot;;[.B85];&quot;'),&quot;)" office:value-type="string" office:string-value="(85, 'SUFFIX_ARMY_ALL', 'LOC_TCS_ARMYNAME_SUFFIX_NOMADS'),">
            <text:p>(85, 'SUFFIX_ARMY_ALL', 'LOC_TCS_ARMYNAME_SUFFIX_NOMADS'),</text:p>
          </table:table-cell>
        </table:table-row>
        <table:table-row table:style-name="ro1">
          <table:table-cell office:value-type="float" office:value="86">
            <text:p>86</text:p>
          </table:table-cell>
          <table:table-cell office:value-type="string">
            <text:p>LOC_TCS_ARMYNAME_SUFFIX_ONE</text:p>
          </table:table-cell>
          <table:table-cell office:value-type="string">
            <text:p>SUFFIX_ARMY_ALL</text:p>
          </table:table-cell>
          <table:table-cell/>
          <table:table-cell table:formula="of:=CONCATENATE(&quot;(&quot;;[.A86];&quot;, '&quot;;[.C86];&quot;', '&quot;;[.B86];&quot;'),&quot;)" office:value-type="string" office:string-value="(86, 'SUFFIX_ARMY_ALL', 'LOC_TCS_ARMYNAME_SUFFIX_ONE'),">
            <text:p>(86, 'SUFFIX_ARMY_ALL', 'LOC_TCS_ARMYNAME_SUFFIX_ONE'),</text:p>
          </table:table-cell>
        </table:table-row>
        <table:table-row table:style-name="ro1">
          <table:table-cell office:value-type="float" office:value="87">
            <text:p>87</text:p>
          </table:table-cell>
          <table:table-cell office:value-type="string">
            <text:p>LOC_TCS_ARMYNAME_SUFFIX_OUTLAWS</text:p>
          </table:table-cell>
          <table:table-cell office:value-type="string">
            <text:p>SUFFIX_ARMY_ALL</text:p>
          </table:table-cell>
          <table:table-cell/>
          <table:table-cell table:formula="of:=CONCATENATE(&quot;(&quot;;[.A87];&quot;, '&quot;;[.C87];&quot;', '&quot;;[.B87];&quot;'),&quot;)" office:value-type="string" office:string-value="(87, 'SUFFIX_ARMY_ALL', 'LOC_TCS_ARMYNAME_SUFFIX_OUTLAWS'),">
            <text:p>(87, 'SUFFIX_ARMY_ALL', 'LOC_TCS_ARMYNAME_SUFFIX_OUTLAWS'),</text:p>
          </table:table-cell>
        </table:table-row>
        <table:table-row table:style-name="ro1">
          <table:table-cell office:value-type="float" office:value="88">
            <text:p>88</text:p>
          </table:table-cell>
          <table:table-cell office:value-type="string">
            <text:p>LOC_TCS_ARMYNAME_SUFFIX_OWN</text:p>
          </table:table-cell>
          <table:table-cell office:value-type="string">
            <text:p>SUFFIX_ARMY_ALL</text:p>
          </table:table-cell>
          <table:table-cell/>
          <table:table-cell table:formula="of:=CONCATENATE(&quot;(&quot;;[.A88];&quot;, '&quot;;[.C88];&quot;', '&quot;;[.B88];&quot;'),&quot;)" office:value-type="string" office:string-value="(88, 'SUFFIX_ARMY_ALL', 'LOC_TCS_ARMYNAME_SUFFIX_OWN'),">
            <text:p>(88, 'SUFFIX_ARMY_ALL', 'LOC_TCS_ARMYNAME_SUFFIX_OWN'),</text:p>
          </table:table-cell>
        </table:table-row>
        <table:table-row table:style-name="ro1">
          <table:table-cell office:value-type="float" office:value="89">
            <text:p>89</text:p>
          </table:table-cell>
          <table:table-cell office:value-type="string">
            <text:p>LOC_TCS_ARMYNAME_SUFFIX_PALM</text:p>
          </table:table-cell>
          <table:table-cell office:value-type="string">
            <text:p>SUFFIX_ARMY_ALL</text:p>
          </table:table-cell>
          <table:table-cell/>
          <table:table-cell table:formula="of:=CONCATENATE(&quot;(&quot;;[.A89];&quot;, '&quot;;[.C89];&quot;', '&quot;;[.B89];&quot;'),&quot;)" office:value-type="string" office:string-value="(89, 'SUFFIX_ARMY_ALL', 'LOC_TCS_ARMYNAME_SUFFIX_PALM'),">
            <text:p>(89, 'SUFFIX_ARMY_ALL', 'LOC_TCS_ARMYNAME_SUFFIX_PALM'),</text:p>
          </table:table-cell>
        </table:table-row>
        <table:table-row table:style-name="ro1">
          <table:table-cell office:value-type="float" office:value="90">
            <text:p>90</text:p>
          </table:table-cell>
          <table:table-cell office:value-type="string">
            <text:p>LOC_TCS_ARMYNAME_SUFFIX_PANTHERS</text:p>
          </table:table-cell>
          <table:table-cell office:value-type="string">
            <text:p>SUFFIX_ARMY_ALL</text:p>
          </table:table-cell>
          <table:table-cell/>
          <table:table-cell table:formula="of:=CONCATENATE(&quot;(&quot;;[.A90];&quot;, '&quot;;[.C90];&quot;', '&quot;;[.B90];&quot;'),&quot;)" office:value-type="string" office:string-value="(90, 'SUFFIX_ARMY_ALL', 'LOC_TCS_ARMYNAME_SUFFIX_PANTHERS'),">
            <text:p>(90, 'SUFFIX_ARMY_ALL', 'LOC_TCS_ARMYNAME_SUFFIX_PANTHERS'),</text:p>
          </table:table-cell>
        </table:table-row>
        <table:table-row table:style-name="ro1">
          <table:table-cell office:value-type="float" office:value="91">
            <text:p>91</text:p>
          </table:table-cell>
          <table:table-cell office:value-type="string">
            <text:p>LOC_TCS_ARMYNAME_SUFFIX_PATHFINDERS</text:p>
          </table:table-cell>
          <table:table-cell office:value-type="string">
            <text:p>SUFFIX_ARMY_ALL</text:p>
          </table:table-cell>
          <table:table-cell/>
          <table:table-cell table:formula="of:=CONCATENATE(&quot;(&quot;;[.A91];&quot;, '&quot;;[.C91];&quot;', '&quot;;[.B91];&quot;'),&quot;)" office:value-type="string" office:string-value="(91, 'SUFFIX_ARMY_ALL', 'LOC_TCS_ARMYNAME_SUFFIX_PATHFINDERS'),">
            <text:p>(91, 'SUFFIX_ARMY_ALL', 'LOC_TCS_ARMYNAME_SUFFIX_PATHFINDERS'),</text:p>
          </table:table-cell>
        </table:table-row>
        <table:table-row table:style-name="ro1">
          <table:table-cell office:value-type="float" office:value="92">
            <text:p>92</text:p>
          </table:table-cell>
          <table:table-cell office:value-type="string">
            <text:p>LOC_TCS_ARMYNAME_SUFFIX_PEACEMAKERS</text:p>
          </table:table-cell>
          <table:table-cell office:value-type="string">
            <text:p>SUFFIX_ARMY_ALL</text:p>
          </table:table-cell>
          <table:table-cell/>
          <table:table-cell table:formula="of:=CONCATENATE(&quot;(&quot;;[.A92];&quot;, '&quot;;[.C92];&quot;', '&quot;;[.B92];&quot;'),&quot;)" office:value-type="string" office:string-value="(92, 'SUFFIX_ARMY_ALL', 'LOC_TCS_ARMYNAME_SUFFIX_PEACEMAKERS'),">
            <text:p>(92, 'SUFFIX_ARMY_ALL', 'LOC_TCS_ARMYNAME_SUFFIX_PEACEMAKERS'),</text:p>
          </table:table-cell>
        </table:table-row>
        <table:table-row table:style-name="ro1">
          <table:table-cell office:value-type="float" office:value="93">
            <text:p>93</text:p>
          </table:table-cell>
          <table:table-cell office:value-type="string">
            <text:p>LOC_TCS_ARMYNAME_SUFFIX_PHANTOMS</text:p>
          </table:table-cell>
          <table:table-cell office:value-type="string">
            <text:p>SUFFIX_ARMY_ALL</text:p>
          </table:table-cell>
          <table:table-cell/>
          <table:table-cell table:formula="of:=CONCATENATE(&quot;(&quot;;[.A93];&quot;, '&quot;;[.C93];&quot;', '&quot;;[.B93];&quot;'),&quot;)" office:value-type="string" office:string-value="(93, 'SUFFIX_ARMY_ALL', 'LOC_TCS_ARMYNAME_SUFFIX_PHANTOMS'),">
            <text:p>(93, 'SUFFIX_ARMY_ALL', 'LOC_TCS_ARMYNAME_SUFFIX_PHANTOMS'),</text:p>
          </table:table-cell>
        </table:table-row>
        <table:table-row table:style-name="ro1">
          <table:table-cell office:value-type="float" office:value="94">
            <text:p>94</text:p>
          </table:table-cell>
          <table:table-cell office:value-type="string">
            <text:p>LOC_TCS_ARMYNAME_SUFFIX_PILGRIMS</text:p>
          </table:table-cell>
          <table:table-cell office:value-type="string">
            <text:p>SUFFIX_ARMY_ALL</text:p>
          </table:table-cell>
          <table:table-cell/>
          <table:table-cell table:formula="of:=CONCATENATE(&quot;(&quot;;[.A94];&quot;, '&quot;;[.C94];&quot;', '&quot;;[.B94];&quot;'),&quot;)" office:value-type="string" office:string-value="(94, 'SUFFIX_ARMY_ALL', 'LOC_TCS_ARMYNAME_SUFFIX_PILGRIMS'),">
            <text:p>(94, 'SUFFIX_ARMY_ALL', 'LOC_TCS_ARMYNAME_SUFFIX_PILGRIMS'),</text:p>
          </table:table-cell>
        </table:table-row>
        <table:table-row table:style-name="ro1">
          <table:table-cell office:value-type="float" office:value="95">
            <text:p>95</text:p>
          </table:table-cell>
          <table:table-cell office:value-type="string">
            <text:p>LOC_TCS_ARMYNAME_SUFFIX_PONIES</text:p>
          </table:table-cell>
          <table:table-cell office:value-type="string">
            <text:p>SUFFIX_ARMY_ALL</text:p>
          </table:table-cell>
          <table:table-cell/>
          <table:table-cell table:formula="of:=CONCATENATE(&quot;(&quot;;[.A95];&quot;, '&quot;;[.C95];&quot;', '&quot;;[.B95];&quot;'),&quot;)" office:value-type="string" office:string-value="(95, 'SUFFIX_ARMY_ALL', 'LOC_TCS_ARMYNAME_SUFFIX_PONIES'),">
            <text:p>(95, 'SUFFIX_ARMY_ALL', 'LOC_TCS_ARMYNAME_SUFFIX_PONIES'),</text:p>
          </table:table-cell>
        </table:table-row>
        <table:table-row table:style-name="ro1">
          <table:table-cell office:value-type="float" office:value="96">
            <text:p>96</text:p>
          </table:table-cell>
          <table:table-cell office:value-type="string">
            <text:p>LOC_TCS_ARMYNAME_SUFFIX_PROFESSIONALS</text:p>
          </table:table-cell>
          <table:table-cell office:value-type="string">
            <text:p>SUFFIX_ARMY_ALL</text:p>
          </table:table-cell>
          <table:table-cell/>
          <table:table-cell table:formula="of:=CONCATENATE(&quot;(&quot;;[.A96];&quot;, '&quot;;[.C96];&quot;', '&quot;;[.B96];&quot;'),&quot;)" office:value-type="string" office:string-value="(96, 'SUFFIX_ARMY_ALL', 'LOC_TCS_ARMYNAME_SUFFIX_PROFESSIONALS'),">
            <text:p>(96, 'SUFFIX_ARMY_ALL', 'LOC_TCS_ARMYNAME_SUFFIX_PROFESSIONALS'),</text:p>
          </table:table-cell>
        </table:table-row>
        <table:table-row table:style-name="ro1">
          <table:table-cell office:value-type="float" office:value="97">
            <text:p>97</text:p>
          </table:table-cell>
          <table:table-cell office:value-type="string">
            <text:p>LOC_TCS_ARMYNAME_SUFFIX_RAIDERS</text:p>
          </table:table-cell>
          <table:table-cell office:value-type="string">
            <text:p>SUFFIX_ARMY_ALL</text:p>
          </table:table-cell>
          <table:table-cell/>
          <table:table-cell table:formula="of:=CONCATENATE(&quot;(&quot;;[.A97];&quot;, '&quot;;[.C97];&quot;', '&quot;;[.B97];&quot;'),&quot;)" office:value-type="string" office:string-value="(97, 'SUFFIX_ARMY_ALL', 'LOC_TCS_ARMYNAME_SUFFIX_RAIDERS'),">
            <text:p>(97, 'SUFFIX_ARMY_ALL', 'LOC_TCS_ARMYNAME_SUFFIX_RAIDERS'),</text:p>
          </table:table-cell>
        </table:table-row>
        <table:table-row table:style-name="ro1">
          <table:table-cell office:value-type="float" office:value="98">
            <text:p>98</text:p>
          </table:table-cell>
          <table:table-cell office:value-type="string">
            <text:p>LOC_TCS_ARMYNAME_SUFFIX_RAIN</text:p>
          </table:table-cell>
          <table:table-cell office:value-type="string">
            <text:p>SUFFIX_ARMY_ALL</text:p>
          </table:table-cell>
          <table:table-cell/>
          <table:table-cell table:formula="of:=CONCATENATE(&quot;(&quot;;[.A98];&quot;, '&quot;;[.C98];&quot;', '&quot;;[.B98];&quot;'),&quot;)" office:value-type="string" office:string-value="(98, 'SUFFIX_ARMY_ALL', 'LOC_TCS_ARMYNAME_SUFFIX_RAIN'),">
            <text:p>(98, 'SUFFIX_ARMY_ALL', 'LOC_TCS_ARMYNAME_SUFFIX_RAIN'),</text:p>
          </table:table-cell>
        </table:table-row>
        <table:table-row table:style-name="ro1">
          <table:table-cell office:value-type="float" office:value="99">
            <text:p>99</text:p>
          </table:table-cell>
          <table:table-cell office:value-type="string">
            <text:p>LOC_TCS_ARMYNAME_SUFFIX_RAMPAGERS</text:p>
          </table:table-cell>
          <table:table-cell office:value-type="string">
            <text:p>SUFFIX_ARMY_ALL</text:p>
          </table:table-cell>
          <table:table-cell/>
          <table:table-cell table:formula="of:=CONCATENATE(&quot;(&quot;;[.A99];&quot;, '&quot;;[.C99];&quot;', '&quot;;[.B99];&quot;'),&quot;)" office:value-type="string" office:string-value="(99, 'SUFFIX_ARMY_ALL', 'LOC_TCS_ARMYNAME_SUFFIX_RAMPAGERS'),">
            <text:p>(99, 'SUFFIX_ARMY_ALL', 'LOC_TCS_ARMYNAME_SUFFIX_RAMPAGERS'),</text:p>
          </table:table-cell>
        </table:table-row>
        <table:table-row table:style-name="ro1">
          <table:table-cell office:value-type="float" office:value="100">
            <text:p>100</text:p>
          </table:table-cell>
          <table:table-cell office:value-type="string">
            <text:p>LOC_TCS_ARMYNAME_SUFFIX_RANGERS</text:p>
          </table:table-cell>
          <table:table-cell office:value-type="string">
            <text:p>SUFFIX_ARMY_ALL</text:p>
          </table:table-cell>
          <table:table-cell/>
          <table:table-cell table:formula="of:=CONCATENATE(&quot;(&quot;;[.A100];&quot;, '&quot;;[.C100];&quot;', '&quot;;[.B100];&quot;'),&quot;)" office:value-type="string" office:string-value="(100, 'SUFFIX_ARMY_ALL', 'LOC_TCS_ARMYNAME_SUFFIX_RANGERS'),">
            <text:p>(100, 'SUFFIX_ARMY_ALL', 'LOC_TCS_ARMYNAME_SUFFIX_RANGERS'),</text:p>
          </table:table-cell>
        </table:table-row>
        <table:table-row table:style-name="ro1">
          <table:table-cell office:value-type="float" office:value="101">
            <text:p>101</text:p>
          </table:table-cell>
          <table:table-cell office:value-type="string">
            <text:p>LOC_TCS_ARMYNAME_SUFFIX_RECON</text:p>
          </table:table-cell>
          <table:table-cell office:value-type="string">
            <text:p>SUFFIX_ARMY_ALL</text:p>
          </table:table-cell>
          <table:table-cell/>
          <table:table-cell table:formula="of:=CONCATENATE(&quot;(&quot;;[.A101];&quot;, '&quot;;[.C101];&quot;', '&quot;;[.B101];&quot;'),&quot;)" office:value-type="string" office:string-value="(101, 'SUFFIX_ARMY_ALL', 'LOC_TCS_ARMYNAME_SUFFIX_RECON'),">
            <text:p>(101, 'SUFFIX_ARMY_ALL', 'LOC_TCS_ARMYNAME_SUFFIX_RECON'),</text:p>
          </table:table-cell>
        </table:table-row>
        <table:table-row table:style-name="ro1">
          <table:table-cell office:value-type="float" office:value="102">
            <text:p>102</text:p>
          </table:table-cell>
          <table:table-cell office:value-type="string">
            <text:p>LOC_TCS_ARMYNAME_SUFFIX_REDS</text:p>
          </table:table-cell>
          <table:table-cell office:value-type="string">
            <text:p>SUFFIX_ARMY_ALL</text:p>
          </table:table-cell>
          <table:table-cell/>
          <table:table-cell table:formula="of:=CONCATENATE(&quot;(&quot;;[.A102];&quot;, '&quot;;[.C102];&quot;', '&quot;;[.B102];&quot;'),&quot;)" office:value-type="string" office:string-value="(102, 'SUFFIX_ARMY_ALL', 'LOC_TCS_ARMYNAME_SUFFIX_REDS'),">
            <text:p>(102, 'SUFFIX_ARMY_ALL', 'LOC_TCS_ARMYNAME_SUFFIX_REDS'),</text:p>
          </table:table-cell>
        </table:table-row>
        <table:table-row table:style-name="ro1">
          <table:table-cell office:value-type="float" office:value="103">
            <text:p>103</text:p>
          </table:table-cell>
          <table:table-cell office:value-type="string">
            <text:p>LOC_TCS_ARMYNAME_SUFFIX_REGIMENT</text:p>
          </table:table-cell>
          <table:table-cell office:value-type="string">
            <text:p>SUFFIX_ARMY_ALL</text:p>
          </table:table-cell>
          <table:table-cell/>
          <table:table-cell table:formula="of:=CONCATENATE(&quot;(&quot;;[.A103];&quot;, '&quot;;[.C103];&quot;', '&quot;;[.B103];&quot;'),&quot;)" office:value-type="string" office:string-value="(103, 'SUFFIX_ARMY_ALL', 'LOC_TCS_ARMYNAME_SUFFIX_REGIMENT'),">
            <text:p>(103, 'SUFFIX_ARMY_ALL', 'LOC_TCS_ARMYNAME_SUFFIX_REGIMENT'),</text:p>
          </table:table-cell>
        </table:table-row>
        <table:table-row table:style-name="ro1">
          <table:table-cell office:value-type="float" office:value="104">
            <text:p>104</text:p>
          </table:table-cell>
          <table:table-cell office:value-type="string">
            <text:p>LOC_TCS_ARMYNAME_SUFFIX_RELIABLES</text:p>
          </table:table-cell>
          <table:table-cell office:value-type="string">
            <text:p>SUFFIX_ARMY_ALL</text:p>
          </table:table-cell>
          <table:table-cell/>
          <table:table-cell table:formula="of:=CONCATENATE(&quot;(&quot;;[.A104];&quot;, '&quot;;[.C104];&quot;', '&quot;;[.B104];&quot;'),&quot;)" office:value-type="string" office:string-value="(104, 'SUFFIX_ARMY_ALL', 'LOC_TCS_ARMYNAME_SUFFIX_RELIABLES'),">
            <text:p>(104, 'SUFFIX_ARMY_ALL', 'LOC_TCS_ARMYNAME_SUFFIX_RELIABLES'),</text:p>
          </table:table-cell>
        </table:table-row>
        <table:table-row table:style-name="ro1">
          <table:table-cell office:value-type="float" office:value="105">
            <text:p>105</text:p>
          </table:table-cell>
          <table:table-cell office:value-type="string">
            <text:p>LOC_TCS_ARMYNAME_SUFFIX_RIDERS</text:p>
          </table:table-cell>
          <table:table-cell office:value-type="string">
            <text:p>SUFFIX_ARMY_ALL</text:p>
          </table:table-cell>
          <table:table-cell/>
          <table:table-cell table:formula="of:=CONCATENATE(&quot;(&quot;;[.A105];&quot;, '&quot;;[.C105];&quot;', '&quot;;[.B105];&quot;'),&quot;)" office:value-type="string" office:string-value="(105, 'SUFFIX_ARMY_ALL', 'LOC_TCS_ARMYNAME_SUFFIX_RIDERS'),">
            <text:p>(105, 'SUFFIX_ARMY_ALL', 'LOC_TCS_ARMYNAME_SUFFIX_RIDERS'),</text:p>
          </table:table-cell>
        </table:table-row>
        <table:table-row table:style-name="ro1">
          <table:table-cell office:value-type="float" office:value="106">
            <text:p>106</text:p>
          </table:table-cell>
          <table:table-cell office:value-type="string">
            <text:p>LOC_TCS_ARMYNAME_SUFFIX_RUNNERS</text:p>
          </table:table-cell>
          <table:table-cell office:value-type="string">
            <text:p>SUFFIX_ARMY_ALL</text:p>
          </table:table-cell>
          <table:table-cell/>
          <table:table-cell table:formula="of:=CONCATENATE(&quot;(&quot;;[.A106];&quot;, '&quot;;[.C106];&quot;', '&quot;;[.B106];&quot;'),&quot;)" office:value-type="string" office:string-value="(106, 'SUFFIX_ARMY_ALL', 'LOC_TCS_ARMYNAME_SUFFIX_RUNNERS'),">
            <text:p>(106, 'SUFFIX_ARMY_ALL', 'LOC_TCS_ARMYNAME_SUFFIX_RUNNERS'),</text:p>
          </table:table-cell>
        </table:table-row>
        <table:table-row table:style-name="ro1">
          <table:table-cell office:value-type="float" office:value="107">
            <text:p>107</text:p>
          </table:table-cell>
          <table:table-cell office:value-type="string">
            <text:p>LOC_TCS_ARMYNAME_SUFFIX_SAINTS</text:p>
          </table:table-cell>
          <table:table-cell office:value-type="string">
            <text:p>SUFFIX_ARMY_ALL</text:p>
          </table:table-cell>
          <table:table-cell/>
          <table:table-cell table:formula="of:=CONCATENATE(&quot;(&quot;;[.A107];&quot;, '&quot;;[.C107];&quot;', '&quot;;[.B107];&quot;'),&quot;)" office:value-type="string" office:string-value="(107, 'SUFFIX_ARMY_ALL', 'LOC_TCS_ARMYNAME_SUFFIX_SAINTS'),">
            <text:p>(107, 'SUFFIX_ARMY_ALL', 'LOC_TCS_ARMYNAME_SUFFIX_SAINTS'),</text:p>
          </table:table-cell>
        </table:table-row>
        <table:table-row table:style-name="ro1">
          <table:table-cell office:value-type="float" office:value="108">
            <text:p>108</text:p>
          </table:table-cell>
          <table:table-cell office:value-type="string">
            <text:p>LOC_TCS_ARMYNAME_SUFFIX_SAVAGES</text:p>
          </table:table-cell>
          <table:table-cell office:value-type="string">
            <text:p>SUFFIX_ARMY_ALL</text:p>
          </table:table-cell>
          <table:table-cell/>
          <table:table-cell table:formula="of:=CONCATENATE(&quot;(&quot;;[.A108];&quot;, '&quot;;[.C108];&quot;', '&quot;;[.B108];&quot;'),&quot;)" office:value-type="string" office:string-value="(108, 'SUFFIX_ARMY_ALL', 'LOC_TCS_ARMYNAME_SUFFIX_SAVAGES'),">
            <text:p>(108, 'SUFFIX_ARMY_ALL', 'LOC_TCS_ARMYNAME_SUFFIX_SAVAGES'),</text:p>
          </table:table-cell>
        </table:table-row>
        <table:table-row table:style-name="ro1">
          <table:table-cell office:value-type="float" office:value="109">
            <text:p>109</text:p>
          </table:table-cell>
          <table:table-cell office:value-type="string">
            <text:p>LOC_TCS_ARMYNAME_SUFFIX_SCOUTS</text:p>
          </table:table-cell>
          <table:table-cell office:value-type="string">
            <text:p>SUFFIX_ARMY_ALL</text:p>
          </table:table-cell>
          <table:table-cell/>
          <table:table-cell table:formula="of:=CONCATENATE(&quot;(&quot;;[.A109];&quot;, '&quot;;[.C109];&quot;', '&quot;;[.B109];&quot;'),&quot;)" office:value-type="string" office:string-value="(109, 'SUFFIX_ARMY_ALL', 'LOC_TCS_ARMYNAME_SUFFIX_SCOUTS'),">
            <text:p>(109, 'SUFFIX_ARMY_ALL', 'LOC_TCS_ARMYNAME_SUFFIX_SCOUTS'),</text:p>
          </table:table-cell>
        </table:table-row>
        <table:table-row table:style-name="ro1">
          <table:table-cell office:value-type="float" office:value="110">
            <text:p>110</text:p>
          </table:table-cell>
          <table:table-cell office:value-type="string">
            <text:p>LOC_TCS_ARMYNAME_SUFFIX_SEEKERS</text:p>
          </table:table-cell>
          <table:table-cell office:value-type="string">
            <text:p>SUFFIX_ARMY_ALL</text:p>
          </table:table-cell>
          <table:table-cell/>
          <table:table-cell table:formula="of:=CONCATENATE(&quot;(&quot;;[.A110];&quot;, '&quot;;[.C110];&quot;', '&quot;;[.B110];&quot;'),&quot;)" office:value-type="string" office:string-value="(110, 'SUFFIX_ARMY_ALL', 'LOC_TCS_ARMYNAME_SUFFIX_SEEKERS'),">
            <text:p>(110, 'SUFFIX_ARMY_ALL', 'LOC_TCS_ARMYNAME_SUFFIX_SEEKERS'),</text:p>
          </table:table-cell>
        </table:table-row>
        <table:table-row table:style-name="ro1">
          <table:table-cell office:value-type="float" office:value="111">
            <text:p>111</text:p>
          </table:table-cell>
          <table:table-cell office:value-type="string">
            <text:p>LOC_TCS_ARMYNAME_SUFFIX_SHARPS</text:p>
          </table:table-cell>
          <table:table-cell office:value-type="string">
            <text:p>SUFFIX_ARMY_ALL</text:p>
          </table:table-cell>
          <table:table-cell/>
          <table:table-cell table:formula="of:=CONCATENATE(&quot;(&quot;;[.A111];&quot;, '&quot;;[.C111];&quot;', '&quot;;[.B111];&quot;'),&quot;)" office:value-type="string" office:string-value="(111, 'SUFFIX_ARMY_ALL', 'LOC_TCS_ARMYNAME_SUFFIX_SHARPS'),">
            <text:p>(111, 'SUFFIX_ARMY_ALL', 'LOC_TCS_ARMYNAME_SUFFIX_SHARPS'),</text:p>
          </table:table-cell>
        </table:table-row>
        <table:table-row table:style-name="ro1">
          <table:table-cell office:value-type="float" office:value="112">
            <text:p>112</text:p>
          </table:table-cell>
          <table:table-cell office:value-type="string">
            <text:p>LOC_TCS_ARMYNAME_SUFFIX_SHARPSHOOTERS</text:p>
          </table:table-cell>
          <table:table-cell office:value-type="string">
            <text:p>SUFFIX_ARMY_ALL</text:p>
          </table:table-cell>
          <table:table-cell/>
          <table:table-cell table:formula="of:=CONCATENATE(&quot;(&quot;;[.A112];&quot;, '&quot;;[.C112];&quot;', '&quot;;[.B112];&quot;'),&quot;)" office:value-type="string" office:string-value="(112, 'SUFFIX_ARMY_ALL', 'LOC_TCS_ARMYNAME_SUFFIX_SHARPSHOOTERS'),">
            <text:p>(112, 'SUFFIX_ARMY_ALL', 'LOC_TCS_ARMYNAME_SUFFIX_SHARPSHOOTERS'),</text:p>
          </table:table-cell>
        </table:table-row>
        <table:table-row table:style-name="ro1">
          <table:table-cell office:value-type="float" office:value="113">
            <text:p>113</text:p>
          </table:table-cell>
          <table:table-cell office:value-type="string">
            <text:p>LOC_TCS_ARMYNAME_SUFFIX_SHIELDS</text:p>
          </table:table-cell>
          <table:table-cell office:value-type="string">
            <text:p>SUFFIX_ARMY_ALL</text:p>
          </table:table-cell>
          <table:table-cell/>
          <table:table-cell table:formula="of:=CONCATENATE(&quot;(&quot;;[.A113];&quot;, '&quot;;[.C113];&quot;', '&quot;;[.B113];&quot;'),&quot;)" office:value-type="string" office:string-value="(113, 'SUFFIX_ARMY_ALL', 'LOC_TCS_ARMYNAME_SUFFIX_SHIELDS'),">
            <text:p>(113, 'SUFFIX_ARMY_ALL', 'LOC_TCS_ARMYNAME_SUFFIX_SHIELDS'),</text:p>
          </table:table-cell>
        </table:table-row>
        <table:table-row table:style-name="ro1">
          <table:table-cell office:value-type="float" office:value="114">
            <text:p>114</text:p>
          </table:table-cell>
          <table:table-cell office:value-type="string">
            <text:p>LOC_TCS_ARMYNAME_SUFFIX_SHIRTS</text:p>
          </table:table-cell>
          <table:table-cell office:value-type="string">
            <text:p>SUFFIX_ARMY_ALL</text:p>
          </table:table-cell>
          <table:table-cell/>
          <table:table-cell table:formula="of:=CONCATENATE(&quot;(&quot;;[.A114];&quot;, '&quot;;[.C114];&quot;', '&quot;;[.B114];&quot;'),&quot;)" office:value-type="string" office:string-value="(114, 'SUFFIX_ARMY_ALL', 'LOC_TCS_ARMYNAME_SUFFIX_SHIRTS'),">
            <text:p>(114, 'SUFFIX_ARMY_ALL', 'LOC_TCS_ARMYNAME_SUFFIX_SHIRTS'),</text:p>
          </table:table-cell>
        </table:table-row>
        <table:table-row table:style-name="ro1">
          <table:table-cell office:value-type="float" office:value="115">
            <text:p>115</text:p>
          </table:table-cell>
          <table:table-cell office:value-type="string">
            <text:p>LOC_TCS_ARMYNAME_SUFFIX_SLINGERS</text:p>
          </table:table-cell>
          <table:table-cell office:value-type="string">
            <text:p>SUFFIX_ARMY_ALL</text:p>
          </table:table-cell>
          <table:table-cell/>
          <table:table-cell table:formula="of:=CONCATENATE(&quot;(&quot;;[.A115];&quot;, '&quot;;[.C115];&quot;', '&quot;;[.B115];&quot;'),&quot;)" office:value-type="string" office:string-value="(115, 'SUFFIX_ARMY_ALL', 'LOC_TCS_ARMYNAME_SUFFIX_SLINGERS'),">
            <text:p>(115, 'SUFFIX_ARMY_ALL', 'LOC_TCS_ARMYNAME_SUFFIX_SLINGERS'),</text:p>
          </table:table-cell>
        </table:table-row>
        <table:table-row table:style-name="ro1">
          <table:table-cell office:value-type="float" office:value="116">
            <text:p>116</text:p>
          </table:table-cell>
          <table:table-cell office:value-type="string">
            <text:p>LOC_TCS_ARMYNAME_SUFFIX_SNAKES</text:p>
          </table:table-cell>
          <table:table-cell office:value-type="string">
            <text:p>SUFFIX_ARMY_ALL</text:p>
          </table:table-cell>
          <table:table-cell/>
          <table:table-cell table:formula="of:=CONCATENATE(&quot;(&quot;;[.A116];&quot;, '&quot;;[.C116];&quot;', '&quot;;[.B116];&quot;'),&quot;)" office:value-type="string" office:string-value="(116, 'SUFFIX_ARMY_ALL', 'LOC_TCS_ARMYNAME_SUFFIX_SNAKES'),">
            <text:p>(116, 'SUFFIX_ARMY_ALL', 'LOC_TCS_ARMYNAME_SUFFIX_SNAKES'),</text:p>
          </table:table-cell>
        </table:table-row>
        <table:table-row table:style-name="ro1">
          <table:table-cell office:value-type="float" office:value="117">
            <text:p>117</text:p>
          </table:table-cell>
          <table:table-cell office:value-type="string">
            <text:p>LOC_TCS_ARMYNAME_SUFFIX_SNIPERS</text:p>
          </table:table-cell>
          <table:table-cell office:value-type="string">
            <text:p>SUFFIX_ARMY_ALL</text:p>
          </table:table-cell>
          <table:table-cell/>
          <table:table-cell table:formula="of:=CONCATENATE(&quot;(&quot;;[.A117];&quot;, '&quot;;[.C117];&quot;', '&quot;;[.B117];&quot;'),&quot;)" office:value-type="string" office:string-value="(117, 'SUFFIX_ARMY_ALL', 'LOC_TCS_ARMYNAME_SUFFIX_SNIPERS'),">
            <text:p>(117, 'SUFFIX_ARMY_ALL', 'LOC_TCS_ARMYNAME_SUFFIX_SNIPERS'),</text:p>
          </table:table-cell>
        </table:table-row>
        <table:table-row table:style-name="ro1">
          <table:table-cell office:value-type="float" office:value="118">
            <text:p>118</text:p>
          </table:table-cell>
          <table:table-cell office:value-type="string">
            <text:p>LOC_TCS_ARMYNAME_SUFFIX_SONS</text:p>
          </table:table-cell>
          <table:table-cell office:value-type="string">
            <text:p>SUFFIX_ARMY_ALL</text:p>
          </table:table-cell>
          <table:table-cell/>
          <table:table-cell table:formula="of:=CONCATENATE(&quot;(&quot;;[.A118];&quot;, '&quot;;[.C118];&quot;', '&quot;;[.B118];&quot;'),&quot;)" office:value-type="string" office:string-value="(118, 'SUFFIX_ARMY_ALL', 'LOC_TCS_ARMYNAME_SUFFIX_SONS'),">
            <text:p>(118, 'SUFFIX_ARMY_ALL', 'LOC_TCS_ARMYNAME_SUFFIX_SONS'),</text:p>
          </table:table-cell>
        </table:table-row>
        <table:table-row table:style-name="ro1">
          <table:table-cell office:value-type="float" office:value="119">
            <text:p>119</text:p>
          </table:table-cell>
          <table:table-cell office:value-type="string">
            <text:p>LOC_TCS_ARMYNAME_SUFFIX_STEEDS</text:p>
          </table:table-cell>
          <table:table-cell office:value-type="string">
            <text:p>SUFFIX_ARMY_ALL</text:p>
          </table:table-cell>
          <table:table-cell/>
          <table:table-cell table:formula="of:=CONCATENATE(&quot;(&quot;;[.A119];&quot;, '&quot;;[.C119];&quot;', '&quot;;[.B119];&quot;'),&quot;)" office:value-type="string" office:string-value="(119, 'SUFFIX_ARMY_ALL', 'LOC_TCS_ARMYNAME_SUFFIX_STEEDS'),">
            <text:p>(119, 'SUFFIX_ARMY_ALL', 'LOC_TCS_ARMYNAME_SUFFIX_STEEDS'),</text:p>
          </table:table-cell>
        </table:table-row>
        <table:table-row table:style-name="ro1">
          <table:table-cell office:value-type="float" office:value="120">
            <text:p>120</text:p>
          </table:table-cell>
          <table:table-cell office:value-type="string">
            <text:p>LOC_TCS_ARMYNAME_SUFFIX_STRIKERS</text:p>
          </table:table-cell>
          <table:table-cell office:value-type="string">
            <text:p>SUFFIX_ARMY_ALL</text:p>
          </table:table-cell>
          <table:table-cell/>
          <table:table-cell table:formula="of:=CONCATENATE(&quot;(&quot;;[.A120];&quot;, '&quot;;[.C120];&quot;', '&quot;;[.B120];&quot;'),&quot;)" office:value-type="string" office:string-value="(120, 'SUFFIX_ARMY_ALL', 'LOC_TCS_ARMYNAME_SUFFIX_STRIKERS'),">
            <text:p>(120, 'SUFFIX_ARMY_ALL', 'LOC_TCS_ARMYNAME_SUFFIX_STRIKERS'),</text:p>
          </table:table-cell>
        </table:table-row>
        <table:table-row table:style-name="ro1">
          <table:table-cell office:value-type="float" office:value="121">
            <text:p>121</text:p>
          </table:table-cell>
          <table:table-cell office:value-type="string">
            <text:p>LOC_TCS_ARMYNAME_SUFFIX_TIGERS</text:p>
          </table:table-cell>
          <table:table-cell office:value-type="string">
            <text:p>SUFFIX_ARMY_ALL</text:p>
          </table:table-cell>
          <table:table-cell/>
          <table:table-cell table:formula="of:=CONCATENATE(&quot;(&quot;;[.A121];&quot;, '&quot;;[.C121];&quot;', '&quot;;[.B121];&quot;'),&quot;)" office:value-type="string" office:string-value="(121, 'SUFFIX_ARMY_ALL', 'LOC_TCS_ARMYNAME_SUFFIX_TIGERS'),">
            <text:p>(121, 'SUFFIX_ARMY_ALL', 'LOC_TCS_ARMYNAME_SUFFIX_TIGERS'),</text:p>
          </table:table-cell>
        </table:table-row>
        <table:table-row table:style-name="ro1">
          <table:table-cell office:value-type="float" office:value="122">
            <text:p>122</text:p>
          </table:table-cell>
          <table:table-cell office:value-type="string">
            <text:p>LOC_TCS_ARMYNAME_SUFFIX_TIMBERWOLVES</text:p>
          </table:table-cell>
          <table:table-cell office:value-type="string">
            <text:p>SUFFIX_ARMY_ALL</text:p>
          </table:table-cell>
          <table:table-cell/>
          <table:table-cell table:formula="of:=CONCATENATE(&quot;(&quot;;[.A122];&quot;, '&quot;;[.C122];&quot;', '&quot;;[.B122];&quot;'),&quot;)" office:value-type="string" office:string-value="(122, 'SUFFIX_ARMY_ALL', 'LOC_TCS_ARMYNAME_SUFFIX_TIMBERWOLVES'),">
            <text:p>(122, 'SUFFIX_ARMY_ALL', 'LOC_TCS_ARMYNAME_SUFFIX_TIMBERWOLVES'),</text:p>
          </table:table-cell>
        </table:table-row>
        <table:table-row table:style-name="ro1">
          <table:table-cell office:value-type="float" office:value="123">
            <text:p>123</text:p>
          </table:table-cell>
          <table:table-cell office:value-type="string">
            <text:p>LOC_TCS_ARMYNAME_SUFFIX_TOUGHS</text:p>
          </table:table-cell>
          <table:table-cell office:value-type="string">
            <text:p>SUFFIX_ARMY_ALL</text:p>
          </table:table-cell>
          <table:table-cell/>
          <table:table-cell table:formula="of:=CONCATENATE(&quot;(&quot;;[.A123];&quot;, '&quot;;[.C123];&quot;', '&quot;;[.B123];&quot;'),&quot;)" office:value-type="string" office:string-value="(123, 'SUFFIX_ARMY_ALL', 'LOC_TCS_ARMYNAME_SUFFIX_TOUGHS'),">
            <text:p>(123, 'SUFFIX_ARMY_ALL', 'LOC_TCS_ARMYNAME_SUFFIX_TOUGHS'),</text:p>
          </table:table-cell>
        </table:table-row>
        <table:table-row table:style-name="ro1">
          <table:table-cell office:value-type="float" office:value="124">
            <text:p>124</text:p>
          </table:table-cell>
          <table:table-cell office:value-type="string">
            <text:p>LOC_TCS_ARMYNAME_SUFFIX_TROOP</text:p>
          </table:table-cell>
          <table:table-cell office:value-type="string">
            <text:p>SUFFIX_ARMY_ALL</text:p>
          </table:table-cell>
          <table:table-cell/>
          <table:table-cell table:formula="of:=CONCATENATE(&quot;(&quot;;[.A124];&quot;, '&quot;;[.C124];&quot;', '&quot;;[.B124];&quot;'),&quot;)" office:value-type="string" office:string-value="(124, 'SUFFIX_ARMY_ALL', 'LOC_TCS_ARMYNAME_SUFFIX_TROOP'),">
            <text:p>(124, 'SUFFIX_ARMY_ALL', 'LOC_TCS_ARMYNAME_SUFFIX_TROOP'),</text:p>
          </table:table-cell>
        </table:table-row>
        <table:table-row table:style-name="ro1">
          <table:table-cell office:value-type="float" office:value="125">
            <text:p>125</text:p>
          </table:table-cell>
          <table:table-cell office:value-type="string">
            <text:p>LOC_TCS_ARMYNAME_SUFFIX_VANGUARD</text:p>
          </table:table-cell>
          <table:table-cell office:value-type="string">
            <text:p>SUFFIX_ARMY_ALL</text:p>
          </table:table-cell>
          <table:table-cell/>
          <table:table-cell table:formula="of:=CONCATENATE(&quot;(&quot;;[.A125];&quot;, '&quot;;[.C125];&quot;', '&quot;;[.B125];&quot;'),&quot;)" office:value-type="string" office:string-value="(125, 'SUFFIX_ARMY_ALL', 'LOC_TCS_ARMYNAME_SUFFIX_VANGUARD'),">
            <text:p>(125, 'SUFFIX_ARMY_ALL', 'LOC_TCS_ARMYNAME_SUFFIX_VANGUARD'),</text:p>
          </table:table-cell>
        </table:table-row>
        <table:table-row table:style-name="ro1">
          <table:table-cell office:value-type="float" office:value="126">
            <text:p>126</text:p>
          </table:table-cell>
          <table:table-cell office:value-type="string">
            <text:p>LOC_TCS_ARMYNAME_SUFFIX_VOLUNTEERS</text:p>
          </table:table-cell>
          <table:table-cell office:value-type="string">
            <text:p>SUFFIX_ARMY_ALL</text:p>
          </table:table-cell>
          <table:table-cell/>
          <table:table-cell table:formula="of:=CONCATENATE(&quot;(&quot;;[.A126];&quot;, '&quot;;[.C126];&quot;', '&quot;;[.B126];&quot;'),&quot;)" office:value-type="string" office:string-value="(126, 'SUFFIX_ARMY_ALL', 'LOC_TCS_ARMYNAME_SUFFIX_VOLUNTEERS'),">
            <text:p>(126, 'SUFFIX_ARMY_ALL', 'LOC_TCS_ARMYNAME_SUFFIX_VOLUNTEERS'),</text:p>
          </table:table-cell>
        </table:table-row>
        <table:table-row table:style-name="ro1">
          <table:table-cell office:value-type="float" office:value="127">
            <text:p>127</text:p>
          </table:table-cell>
          <table:table-cell office:value-type="string">
            <text:p>LOC_TCS_ARMYNAME_SUFFIX_WANDERERS</text:p>
          </table:table-cell>
          <table:table-cell office:value-type="string">
            <text:p>SUFFIX_ARMY_ALL</text:p>
          </table:table-cell>
          <table:table-cell/>
          <table:table-cell table:formula="of:=CONCATENATE(&quot;(&quot;;[.A127];&quot;, '&quot;;[.C127];&quot;', '&quot;;[.B127];&quot;'),&quot;)" office:value-type="string" office:string-value="(127, 'SUFFIX_ARMY_ALL', 'LOC_TCS_ARMYNAME_SUFFIX_WANDERERS'),">
            <text:p>(127, 'SUFFIX_ARMY_ALL', 'LOC_TCS_ARMYNAME_SUFFIX_WANDERERS'),</text:p>
          </table:table-cell>
        </table:table-row>
        <table:table-row table:style-name="ro1">
          <table:table-cell office:value-type="float" office:value="128">
            <text:p>128</text:p>
          </table:table-cell>
          <table:table-cell office:value-type="string">
            <text:p>LOC_TCS_ARMYNAME_SUFFIX_WARHORSES</text:p>
          </table:table-cell>
          <table:table-cell office:value-type="string">
            <text:p>SUFFIX_ARMY_ALL</text:p>
          </table:table-cell>
          <table:table-cell/>
          <table:table-cell table:formula="of:=CONCATENATE(&quot;(&quot;;[.A128];&quot;, '&quot;;[.C128];&quot;', '&quot;;[.B128];&quot;'),&quot;)" office:value-type="string" office:string-value="(128, 'SUFFIX_ARMY_ALL', 'LOC_TCS_ARMYNAME_SUFFIX_WARHORSES'),">
            <text:p>(128, 'SUFFIX_ARMY_ALL', 'LOC_TCS_ARMYNAME_SUFFIX_WARHORSES'),</text:p>
          </table:table-cell>
        </table:table-row>
        <table:table-row table:style-name="ro1">
          <table:table-cell office:value-type="float" office:value="129">
            <text:p>129</text:p>
          </table:table-cell>
          <table:table-cell office:value-type="string">
            <text:p>LOC_TCS_ARMYNAME_SUFFIX_WARLORDS</text:p>
          </table:table-cell>
          <table:table-cell office:value-type="string">
            <text:p>SUFFIX_ARMY_ALL</text:p>
          </table:table-cell>
          <table:table-cell/>
          <table:table-cell table:formula="of:=CONCATENATE(&quot;(&quot;;[.A129];&quot;, '&quot;;[.C129];&quot;', '&quot;;[.B129];&quot;'),&quot;)" office:value-type="string" office:string-value="(129, 'SUFFIX_ARMY_ALL', 'LOC_TCS_ARMYNAME_SUFFIX_WARLORDS'),">
            <text:p>(129, 'SUFFIX_ARMY_ALL', 'LOC_TCS_ARMYNAME_SUFFIX_WARLORDS'),</text:p>
          </table:table-cell>
        </table:table-row>
        <table:table-row table:style-name="ro1">
          <table:table-cell office:value-type="float" office:value="130">
            <text:p>130</text:p>
          </table:table-cell>
          <table:table-cell office:value-type="string">
            <text:p>LOC_TCS_ARMYNAME_SUFFIX_WATCH</text:p>
          </table:table-cell>
          <table:table-cell office:value-type="string">
            <text:p>SUFFIX_ARMY_ALL</text:p>
          </table:table-cell>
          <table:table-cell/>
          <table:table-cell table:formula="of:=CONCATENATE(&quot;(&quot;;[.A130];&quot;, '&quot;;[.C130];&quot;', '&quot;;[.B130];&quot;'),&quot;)" office:value-type="string" office:string-value="(130, 'SUFFIX_ARMY_ALL', 'LOC_TCS_ARMYNAME_SUFFIX_WATCH'),">
            <text:p>(130, 'SUFFIX_ARMY_ALL', 'LOC_TCS_ARMYNAME_SUFFIX_WATCH'),</text:p>
          </table:table-cell>
        </table:table-row>
        <table:table-row table:style-name="ro1">
          <table:table-cell office:value-type="float" office:value="131">
            <text:p>131</text:p>
          </table:table-cell>
          <table:table-cell office:value-type="string">
            <text:p>LOC_TCS_ARMYNAME_SUFFIX_WIDOWMAKERS</text:p>
          </table:table-cell>
          <table:table-cell office:value-type="string">
            <text:p>SUFFIX_ARMY_ALL</text:p>
          </table:table-cell>
          <table:table-cell/>
          <table:table-cell table:formula="of:=CONCATENATE(&quot;(&quot;;[.A131];&quot;, '&quot;;[.C131];&quot;', '&quot;;[.B131];&quot;'),&quot;)" office:value-type="string" office:string-value="(131, 'SUFFIX_ARMY_ALL', 'LOC_TCS_ARMYNAME_SUFFIX_WIDOWMAKERS'),">
            <text:p>(131, 'SUFFIX_ARMY_ALL', 'LOC_TCS_ARMYNAME_SUFFIX_WIDOWMAKERS'),</text:p>
          </table:table-cell>
        </table:table-row>
        <table:table-row table:style-name="ro1">
          <table:table-cell office:value-type="float" office:value="132">
            <text:p>132</text:p>
          </table:table-cell>
          <table:table-cell office:value-type="string">
            <text:p>LOC_TCS_ARMYNAME_SUFFIX_WOLFHOUNDS</text:p>
          </table:table-cell>
          <table:table-cell office:value-type="string">
            <text:p>SUFFIX_ARMY_ALL</text:p>
          </table:table-cell>
          <table:table-cell/>
          <table:table-cell table:formula="of:=CONCATENATE(&quot;(&quot;;[.A132];&quot;, '&quot;;[.C132];&quot;', '&quot;;[.B132];&quot;'),&quot;)" office:value-type="string" office:string-value="(132, 'SUFFIX_ARMY_ALL', 'LOC_TCS_ARMYNAME_SUFFIX_WOLFHOUNDS'),">
            <text:p>(132, 'SUFFIX_ARMY_ALL', 'LOC_TCS_ARMYNAME_SUFFIX_WOLFHOUNDS'),</text:p>
          </table:table-cell>
        </table:table-row>
        <table:table-row table:style-name="ro1">
          <table:table-cell office:value-type="float" office:value="133">
            <text:p>133</text:p>
          </table:table-cell>
          <table:table-cell office:value-type="string">
            <text:p>LOC_TCS_ARMYNAME_SUFFIX_WOLVES</text:p>
          </table:table-cell>
          <table:table-cell office:value-type="string">
            <text:p>SUFFIX_ARMY_ALL</text:p>
          </table:table-cell>
          <table:table-cell/>
          <table:table-cell table:formula="of:=CONCATENATE(&quot;(&quot;;[.A133];&quot;, '&quot;;[.C133];&quot;', '&quot;;[.B133];&quot;'),&quot;)" office:value-type="string" office:string-value="(133, 'SUFFIX_ARMY_ALL', 'LOC_TCS_ARMYNAME_SUFFIX_WOLVES'),">
            <text:p>(133, 'SUFFIX_ARMY_ALL', 'LOC_TCS_ARMYNAME_SUFFIX_WOLVES'),</text:p>
          </table:table-cell>
        </table:table-row>
        <table:table-row table:style-name="ro1">
          <table:table-cell office:value-type="float" office:value="134">
            <text:p>134</text:p>
          </table:table-cell>
          <table:table-cell office:value-type="string">
            <text:p>LOC_TCS_FLEETNAME_SUFFIX_ARMADA</text:p>
          </table:table-cell>
          <table:table-cell office:value-type="string">
            <text:p>SUFFIX_FLEET_ALL</text:p>
          </table:table-cell>
          <table:table-cell/>
          <table:table-cell table:formula="of:=CONCATENATE(&quot;(&quot;;[.A134];&quot;, '&quot;;[.C134];&quot;', '&quot;;[.B134];&quot;'),&quot;)" office:value-type="string" office:string-value="(134, 'SUFFIX_FLEET_ALL', 'LOC_TCS_FLEETNAME_SUFFIX_ARMADA'),">
            <text:p>(134, 'SUFFIX_FLEET_ALL', 'LOC_TCS_FLEETNAME_SUFFIX_ARMADA'),</text:p>
          </table:table-cell>
        </table:table-row>
        <table:table-row table:style-name="ro1">
          <table:table-cell office:value-type="float" office:value="135">
            <text:p>135</text:p>
          </table:table-cell>
          <table:table-cell office:value-type="string">
            <text:p>LOC_TCS_FLEETNAME_SUFFIX_BOUNTY</text:p>
          </table:table-cell>
          <table:table-cell office:value-type="string">
            <text:p>SUFFIX_FLEET_ALL</text:p>
          </table:table-cell>
          <table:table-cell/>
          <table:table-cell table:formula="of:=CONCATENATE(&quot;(&quot;;[.A135];&quot;, '&quot;;[.C135];&quot;', '&quot;;[.B135];&quot;'),&quot;)" office:value-type="string" office:string-value="(135, 'SUFFIX_FLEET_ALL', 'LOC_TCS_FLEETNAME_SUFFIX_BOUNTY'),">
            <text:p>(135, 'SUFFIX_FLEET_ALL', 'LOC_TCS_FLEETNAME_SUFFIX_BOUNTY'),</text:p>
          </table:table-cell>
        </table:table-row>
        <table:table-row table:style-name="ro1">
          <table:table-cell office:value-type="float" office:value="136">
            <text:p>136</text:p>
          </table:table-cell>
          <table:table-cell office:value-type="string">
            <text:p>LOC_TCS_FLEETNAME_SUFFIX_BUCCANEERS</text:p>
          </table:table-cell>
          <table:table-cell office:value-type="string">
            <text:p>SUFFIX_FLEET_ALL</text:p>
          </table:table-cell>
          <table:table-cell/>
          <table:table-cell table:formula="of:=CONCATENATE(&quot;(&quot;;[.A136];&quot;, '&quot;;[.C136];&quot;', '&quot;;[.B136];&quot;'),&quot;)" office:value-type="string" office:string-value="(136, 'SUFFIX_FLEET_ALL', 'LOC_TCS_FLEETNAME_SUFFIX_BUCCANEERS'),">
            <text:p>(136, 'SUFFIX_FLEET_ALL', 'LOC_TCS_FLEETNAME_SUFFIX_BUCCANEERS'),</text:p>
          </table:table-cell>
        </table:table-row>
        <table:table-row table:style-name="ro1">
          <table:table-cell office:value-type="float" office:value="137">
            <text:p>137</text:p>
          </table:table-cell>
          <table:table-cell office:value-type="string">
            <text:p>LOC_TCS_FLEETNAME_SUFFIX_CONQUEROR</text:p>
          </table:table-cell>
          <table:table-cell office:value-type="string">
            <text:p>SUFFIX_FLEET_ALL</text:p>
          </table:table-cell>
          <table:table-cell/>
          <table:table-cell table:formula="of:=CONCATENATE(&quot;(&quot;;[.A137];&quot;, '&quot;;[.C137];&quot;', '&quot;;[.B137];&quot;'),&quot;)" office:value-type="string" office:string-value="(137, 'SUFFIX_FLEET_ALL', 'LOC_TCS_FLEETNAME_SUFFIX_CONQUEROR'),">
            <text:p>(137, 'SUFFIX_FLEET_ALL', 'LOC_TCS_FLEETNAME_SUFFIX_CONQUEROR'),</text:p>
          </table:table-cell>
        </table:table-row>
        <table:table-row table:style-name="ro1">
          <table:table-cell office:value-type="float" office:value="138">
            <text:p>138</text:p>
          </table:table-cell>
          <table:table-cell office:value-type="string">
            <text:p>LOC_TCS_FLEETNAME_SUFFIX_DREADNOUGHT</text:p>
          </table:table-cell>
          <table:table-cell office:value-type="string">
            <text:p>SUFFIX_FLEET_ALL</text:p>
          </table:table-cell>
          <table:table-cell/>
          <table:table-cell table:formula="of:=CONCATENATE(&quot;(&quot;;[.A138];&quot;, '&quot;;[.C138];&quot;', '&quot;;[.B138];&quot;'),&quot;)" office:value-type="string" office:string-value="(138, 'SUFFIX_FLEET_ALL', 'LOC_TCS_FLEETNAME_SUFFIX_DREADNOUGHT'),">
            <text:p>(138, 'SUFFIX_FLEET_ALL', 'LOC_TCS_FLEETNAME_SUFFIX_DREADNOUGHT'),</text:p>
          </table:table-cell>
        </table:table-row>
        <table:table-row table:style-name="ro1">
          <table:table-cell office:value-type="float" office:value="139">
            <text:p>139</text:p>
          </table:table-cell>
          <table:table-cell office:value-type="string">
            <text:p>LOC_TCS_FLEETNAME_SUFFIX_EEL</text:p>
          </table:table-cell>
          <table:table-cell office:value-type="string">
            <text:p>SUFFIX_FLEET_ALL</text:p>
          </table:table-cell>
          <table:table-cell/>
          <table:table-cell table:formula="of:=CONCATENATE(&quot;(&quot;;[.A139];&quot;, '&quot;;[.C139];&quot;', '&quot;;[.B139];&quot;'),&quot;)" office:value-type="string" office:string-value="(139, 'SUFFIX_FLEET_ALL', 'LOC_TCS_FLEETNAME_SUFFIX_EEL'),">
            <text:p>(139, 'SUFFIX_FLEET_ALL', 'LOC_TCS_FLEETNAME_SUFFIX_EEL'),</text:p>
          </table:table-cell>
        </table:table-row>
        <table:table-row table:style-name="ro1">
          <table:table-cell office:value-type="float" office:value="140">
            <text:p>140</text:p>
          </table:table-cell>
          <table:table-cell office:value-type="string">
            <text:p>LOC_TCS_FLEETNAME_SUFFIX_ENDEAVOR</text:p>
          </table:table-cell>
          <table:table-cell office:value-type="string">
            <text:p>SUFFIX_FLEET_ALL</text:p>
          </table:table-cell>
          <table:table-cell/>
          <table:table-cell table:formula="of:=CONCATENATE(&quot;(&quot;;[.A140];&quot;, '&quot;;[.C140];&quot;', '&quot;;[.B140];&quot;'),&quot;)" office:value-type="string" office:string-value="(140, 'SUFFIX_FLEET_ALL', 'LOC_TCS_FLEETNAME_SUFFIX_ENDEAVOR'),">
            <text:p>(140, 'SUFFIX_FLEET_ALL', 'LOC_TCS_FLEETNAME_SUFFIX_ENDEAVOR'),</text:p>
          </table:table-cell>
        </table:table-row>
        <table:table-row table:style-name="ro1">
          <table:table-cell office:value-type="float" office:value="141">
            <text:p>141</text:p>
          </table:table-cell>
          <table:table-cell office:value-type="string">
            <text:p>LOC_TCS_FLEETNAME_SUFFIX_FLAGSHIP</text:p>
          </table:table-cell>
          <table:table-cell office:value-type="string">
            <text:p>SUFFIX_FLEET_ALL</text:p>
          </table:table-cell>
          <table:table-cell/>
          <table:table-cell table:formula="of:=CONCATENATE(&quot;(&quot;;[.A141];&quot;, '&quot;;[.C141];&quot;', '&quot;;[.B141];&quot;'),&quot;)" office:value-type="string" office:string-value="(141, 'SUFFIX_FLEET_ALL', 'LOC_TCS_FLEETNAME_SUFFIX_FLAGSHIP'),">
            <text:p>(141, 'SUFFIX_FLEET_ALL', 'LOC_TCS_FLEETNAME_SUFFIX_FLAGSHIP'),</text:p>
          </table:table-cell>
        </table:table-row>
        <table:table-row table:style-name="ro1">
          <table:table-cell office:value-type="float" office:value="142">
            <text:p>142</text:p>
          </table:table-cell>
          <table:table-cell office:value-type="string">
            <text:p>LOC_TCS_FLEETNAME_SUFFIX_FLOODS</text:p>
          </table:table-cell>
          <table:table-cell office:value-type="string">
            <text:p>SUFFIX_FLEET_ALL</text:p>
          </table:table-cell>
          <table:table-cell/>
          <table:table-cell table:formula="of:=CONCATENATE(&quot;(&quot;;[.A142];&quot;, '&quot;;[.C142];&quot;', '&quot;;[.B142];&quot;'),&quot;)" office:value-type="string" office:string-value="(142, 'SUFFIX_FLEET_ALL', 'LOC_TCS_FLEETNAME_SUFFIX_FLOODS'),">
            <text:p>(142, 'SUFFIX_FLEET_ALL', 'LOC_TCS_FLEETNAME_SUFFIX_FLOODS'),</text:p>
          </table:table-cell>
        </table:table-row>
        <table:table-row table:style-name="ro1">
          <table:table-cell office:value-type="float" office:value="143">
            <text:p>143</text:p>
          </table:table-cell>
          <table:table-cell office:value-type="string">
            <text:p>LOC_TCS_FLEETNAME_SUFFIX_FLOTILLA</text:p>
          </table:table-cell>
          <table:table-cell office:value-type="string">
            <text:p>SUFFIX_FLEET_ALL</text:p>
          </table:table-cell>
          <table:table-cell/>
          <table:table-cell table:formula="of:=CONCATENATE(&quot;(&quot;;[.A143];&quot;, '&quot;;[.C143];&quot;', '&quot;;[.B143];&quot;'),&quot;)" office:value-type="string" office:string-value="(143, 'SUFFIX_FLEET_ALL', 'LOC_TCS_FLEETNAME_SUFFIX_FLOTILLA'),">
            <text:p>(143, 'SUFFIX_FLEET_ALL', 'LOC_TCS_FLEETNAME_SUFFIX_FLOTILLA'),</text:p>
          </table:table-cell>
        </table:table-row>
        <table:table-row table:style-name="ro1">
          <table:table-cell office:value-type="float" office:value="144">
            <text:p>144</text:p>
          </table:table-cell>
          <table:table-cell office:value-type="string">
            <text:p>LOC_TCS_FLEETNAME_SUFFIX_INTREPID</text:p>
          </table:table-cell>
          <table:table-cell office:value-type="string">
            <text:p>SUFFIX_FLEET_ALL</text:p>
          </table:table-cell>
          <table:table-cell/>
          <table:table-cell table:formula="of:=CONCATENATE(&quot;(&quot;;[.A144];&quot;, '&quot;;[.C144];&quot;', '&quot;;[.B144];&quot;'),&quot;)" office:value-type="string" office:string-value="(144, 'SUFFIX_FLEET_ALL', 'LOC_TCS_FLEETNAME_SUFFIX_INTREPID'),">
            <text:p>(144, 'SUFFIX_FLEET_ALL', 'LOC_TCS_FLEETNAME_SUFFIX_INTREPID'),</text:p>
          </table:table-cell>
        </table:table-row>
        <table:table-row table:style-name="ro1">
          <table:table-cell office:value-type="float" office:value="145">
            <text:p>145</text:p>
          </table:table-cell>
          <table:table-cell office:value-type="string">
            <text:p>LOC_TCS_FLEETNAME_SUFFIX_INVINCIBLE</text:p>
          </table:table-cell>
          <table:table-cell office:value-type="string">
            <text:p>SUFFIX_FLEET_ALL</text:p>
          </table:table-cell>
          <table:table-cell/>
          <table:table-cell table:formula="of:=CONCATENATE(&quot;(&quot;;[.A145];&quot;, '&quot;;[.C145];&quot;', '&quot;;[.B145];&quot;'),&quot;)" office:value-type="string" office:string-value="(145, 'SUFFIX_FLEET_ALL', 'LOC_TCS_FLEETNAME_SUFFIX_INVINCIBLE'),">
            <text:p>(145, 'SUFFIX_FLEET_ALL', 'LOC_TCS_FLEETNAME_SUFFIX_INVINCIBLE'),</text:p>
          </table:table-cell>
        </table:table-row>
        <table:table-row table:style-name="ro1">
          <table:table-cell office:value-type="float" office:value="146">
            <text:p>146</text:p>
          </table:table-cell>
          <table:table-cell office:value-type="string">
            <text:p>LOC_TCS_FLEETNAME_SUFFIX_IRONSIDES</text:p>
          </table:table-cell>
          <table:table-cell office:value-type="string">
            <text:p>SUFFIX_FLEET_ALL</text:p>
          </table:table-cell>
          <table:table-cell/>
          <table:table-cell table:formula="of:=CONCATENATE(&quot;(&quot;;[.A146];&quot;, '&quot;;[.C146];&quot;', '&quot;;[.B146];&quot;'),&quot;)" office:value-type="string" office:string-value="(146, 'SUFFIX_FLEET_ALL', 'LOC_TCS_FLEETNAME_SUFFIX_IRONSIDES'),">
            <text:p>(146, 'SUFFIX_FLEET_ALL', 'LOC_TCS_FLEETNAME_SUFFIX_IRONSIDES'),</text:p>
          </table:table-cell>
        </table:table-row>
        <table:table-row table:style-name="ro1">
          <table:table-cell office:value-type="float" office:value="147">
            <text:p>147</text:p>
          </table:table-cell>
          <table:table-cell office:value-type="string">
            <text:p>LOC_TCS_FLEETNAME_SUFFIX_NARWHAL</text:p>
          </table:table-cell>
          <table:table-cell office:value-type="string">
            <text:p>SUFFIX_FLEET_ALL</text:p>
          </table:table-cell>
          <table:table-cell/>
          <table:table-cell table:formula="of:=CONCATENATE(&quot;(&quot;;[.A147];&quot;, '&quot;;[.C147];&quot;', '&quot;;[.B147];&quot;'),&quot;)" office:value-type="string" office:string-value="(147, 'SUFFIX_FLEET_ALL', 'LOC_TCS_FLEETNAME_SUFFIX_NARWHAL'),">
            <text:p>(147, 'SUFFIX_FLEET_ALL', 'LOC_TCS_FLEETNAME_SUFFIX_NARWHAL'),</text:p>
          </table:table-cell>
        </table:table-row>
        <table:table-row table:style-name="ro1">
          <table:table-cell office:value-type="float" office:value="148">
            <text:p>148</text:p>
          </table:table-cell>
          <table:table-cell office:value-type="string">
            <text:p>LOC_TCS_FLEETNAME_SUFFIX_ORCA</text:p>
          </table:table-cell>
          <table:table-cell office:value-type="string">
            <text:p>SUFFIX_FLEET_ALL</text:p>
          </table:table-cell>
          <table:table-cell/>
          <table:table-cell table:formula="of:=CONCATENATE(&quot;(&quot;;[.A148];&quot;, '&quot;;[.C148];&quot;', '&quot;;[.B148];&quot;'),&quot;)" office:value-type="string" office:string-value="(148, 'SUFFIX_FLEET_ALL', 'LOC_TCS_FLEETNAME_SUFFIX_ORCA'),">
            <text:p>(148, 'SUFFIX_FLEET_ALL', 'LOC_TCS_FLEETNAME_SUFFIX_ORCA'),</text:p>
          </table:table-cell>
        </table:table-row>
        <table:table-row table:style-name="ro1">
          <table:table-cell office:value-type="float" office:value="149">
            <text:p>149</text:p>
          </table:table-cell>
          <table:table-cell office:value-type="string">
            <text:p>LOC_TCS_FLEETNAME_SUFFIX_REDOUBTABLE</text:p>
          </table:table-cell>
          <table:table-cell office:value-type="string">
            <text:p>SUFFIX_FLEET_ALL</text:p>
          </table:table-cell>
          <table:table-cell/>
          <table:table-cell table:formula="of:=CONCATENATE(&quot;(&quot;;[.A149];&quot;, '&quot;;[.C149];&quot;', '&quot;;[.B149];&quot;'),&quot;)" office:value-type="string" office:string-value="(149, 'SUFFIX_FLEET_ALL', 'LOC_TCS_FLEETNAME_SUFFIX_REDOUBTABLE'),">
            <text:p>(149, 'SUFFIX_FLEET_ALL', 'LOC_TCS_FLEETNAME_SUFFIX_REDOUBTABLE'),</text:p>
          </table:table-cell>
        </table:table-row>
        <table:table-row table:style-name="ro1">
          <table:table-cell office:value-type="float" office:value="150">
            <text:p>150</text:p>
          </table:table-cell>
          <table:table-cell office:value-type="string">
            <text:p>LOC_TCS_FLEETNAME_SUFFIX_RESOLUTION</text:p>
          </table:table-cell>
          <table:table-cell office:value-type="string">
            <text:p>SUFFIX_FLEET_ALL</text:p>
          </table:table-cell>
          <table:table-cell/>
          <table:table-cell table:formula="of:=CONCATENATE(&quot;(&quot;;[.A150];&quot;, '&quot;;[.C150];&quot;', '&quot;;[.B150];&quot;'),&quot;)" office:value-type="string" office:string-value="(150, 'SUFFIX_FLEET_ALL', 'LOC_TCS_FLEETNAME_SUFFIX_RESOLUTION'),">
            <text:p>(150, 'SUFFIX_FLEET_ALL', 'LOC_TCS_FLEETNAME_SUFFIX_RESOLUTION'),</text:p>
          </table:table-cell>
        </table:table-row>
        <table:table-row table:style-name="ro1">
          <table:table-cell office:value-type="float" office:value="151">
            <text:p>151</text:p>
          </table:table-cell>
          <table:table-cell office:value-type="string">
            <text:p>LOC_TCS_FLEETNAME_SUFFIX_REVENGE</text:p>
          </table:table-cell>
          <table:table-cell office:value-type="string">
            <text:p>SUFFIX_FLEET_ALL</text:p>
          </table:table-cell>
          <table:table-cell/>
          <table:table-cell table:formula="of:=CONCATENATE(&quot;(&quot;;[.A151];&quot;, '&quot;;[.C151];&quot;', '&quot;;[.B151];&quot;'),&quot;)" office:value-type="string" office:string-value="(151, 'SUFFIX_FLEET_ALL', 'LOC_TCS_FLEETNAME_SUFFIX_REVENGE'),">
            <text:p>(151, 'SUFFIX_FLEET_ALL', 'LOC_TCS_FLEETNAME_SUFFIX_REVENGE'),</text:p>
          </table:table-cell>
        </table:table-row>
        <table:table-row table:style-name="ro1">
          <table:table-cell office:value-type="float" office:value="152">
            <text:p>152</text:p>
          </table:table-cell>
          <table:table-cell office:value-type="string">
            <text:p>LOC_TCS_FLEETNAME_SUFFIX_SEAWOLVES</text:p>
          </table:table-cell>
          <table:table-cell office:value-type="string">
            <text:p>SUFFIX_FLEET_ALL</text:p>
          </table:table-cell>
          <table:table-cell/>
          <table:table-cell table:formula="of:=CONCATENATE(&quot;(&quot;;[.A152];&quot;, '&quot;;[.C152];&quot;', '&quot;;[.B152];&quot;'),&quot;)" office:value-type="string" office:string-value="(152, 'SUFFIX_FLEET_ALL', 'LOC_TCS_FLEETNAME_SUFFIX_SEAWOLVES'),">
            <text:p>(152, 'SUFFIX_FLEET_ALL', 'LOC_TCS_FLEETNAME_SUFFIX_SEAWOLVES'),</text:p>
          </table:table-cell>
        </table:table-row>
        <table:table-row table:style-name="ro1">
          <table:table-cell office:value-type="float" office:value="153">
            <text:p>153</text:p>
          </table:table-cell>
          <table:table-cell office:value-type="string">
            <text:p>LOC_TCS_FLEETNAME_SUFFIX_SHARK</text:p>
          </table:table-cell>
          <table:table-cell office:value-type="string">
            <text:p>SUFFIX_FLEET_ALL</text:p>
          </table:table-cell>
          <table:table-cell/>
          <table:table-cell table:formula="of:=CONCATENATE(&quot;(&quot;;[.A153];&quot;, '&quot;;[.C153];&quot;', '&quot;;[.B153];&quot;'),&quot;)" office:value-type="string" office:string-value="(153, 'SUFFIX_FLEET_ALL', 'LOC_TCS_FLEETNAME_SUFFIX_SHARK'),">
            <text:p>(153, 'SUFFIX_FLEET_ALL', 'LOC_TCS_FLEETNAME_SUFFIX_SHARK'),</text:p>
          </table:table-cell>
        </table:table-row>
        <table:table-row table:style-name="ro1">
          <table:table-cell office:value-type="float" office:value="154">
            <text:p>154</text:p>
          </table:table-cell>
          <table:table-cell office:value-type="string">
            <text:p>LOC_TCS_FLEETNAME_SUFFIX_STRIKE_GROUP</text:p>
          </table:table-cell>
          <table:table-cell office:value-type="string">
            <text:p>SUFFIX_FLEET_ALL</text:p>
          </table:table-cell>
          <table:table-cell/>
          <table:table-cell table:formula="of:=CONCATENATE(&quot;(&quot;;[.A154];&quot;, '&quot;;[.C154];&quot;', '&quot;;[.B154];&quot;'),&quot;)" office:value-type="string" office:string-value="(154, 'SUFFIX_FLEET_ALL', 'LOC_TCS_FLEETNAME_SUFFIX_STRIKE_GROUP'),">
            <text:p>(154, 'SUFFIX_FLEET_ALL', 'LOC_TCS_FLEETNAME_SUFFIX_STRIKE_GROUP'),</text:p>
          </table:table-cell>
        </table:table-row>
        <table:table-row table:style-name="ro1">
          <table:table-cell office:value-type="float" office:value="155">
            <text:p>155</text:p>
          </table:table-cell>
          <table:table-cell office:value-type="string">
            <text:p>LOC_TCS_FLEETNAME_SUFFIX_TRIDENT</text:p>
          </table:table-cell>
          <table:table-cell office:value-type="string">
            <text:p>SUFFIX_FLEET_ALL</text:p>
          </table:table-cell>
          <table:table-cell/>
          <table:table-cell table:formula="of:=CONCATENATE(&quot;(&quot;;[.A155];&quot;, '&quot;;[.C155];&quot;', '&quot;;[.B155];&quot;'),&quot;)" office:value-type="string" office:string-value="(155, 'SUFFIX_FLEET_ALL', 'LOC_TCS_FLEETNAME_SUFFIX_TRIDENT'),">
            <text:p>(155, 'SUFFIX_FLEET_ALL', 'LOC_TCS_FLEETNAME_SUFFIX_TRIDENT'),</text:p>
          </table:table-cell>
        </table:table-row>
        <table:table-row table:style-name="ro1">
          <table:table-cell office:value-type="float" office:value="156">
            <text:p>156</text:p>
          </table:table-cell>
          <table:table-cell office:value-type="string">
            <text:p>LOC_TCS_FLEETNAME_SUFFIX_VICTORY</text:p>
          </table:table-cell>
          <table:table-cell office:value-type="string">
            <text:p>SUFFIX_FLEET_ALL</text:p>
          </table:table-cell>
          <table:table-cell/>
          <table:table-cell table:formula="of:=CONCATENATE(&quot;(&quot;;[.A156];&quot;, '&quot;;[.C156];&quot;', '&quot;;[.B156];&quot;'),&quot;)" office:value-type="string" office:string-value="(156, 'SUFFIX_FLEET_ALL', 'LOC_TCS_FLEETNAME_SUFFIX_VICTORY'),">
            <text:p>(156, 'SUFFIX_FLEET_ALL', 'LOC_TCS_FLEETNAME_SUFFIX_VICTORY'),</text:p>
          </table:table-cell>
        </table:table-row>
        <table:table-row table:style-name="ro1">
          <table:table-cell office:value-type="float" office:value="157">
            <text:p>157</text:p>
          </table:table-cell>
          <table:table-cell office:value-type="string">
            <text:p>LOC_TCS_FLEETNAME_SUFFIX_WHALE</text:p>
          </table:table-cell>
          <table:table-cell office:value-type="string">
            <text:p>SUFFIX_FLEET_ALL</text:p>
          </table:table-cell>
          <table:table-cell/>
          <table:table-cell table:formula="of:=CONCATENATE(&quot;(&quot;;[.A157];&quot;, '&quot;;[.C157];&quot;', '&quot;;[.B157];&quot;'),&quot;)" office:value-type="string" office:string-value="(157, 'SUFFIX_FLEET_ALL', 'LOC_TCS_FLEETNAME_SUFFIX_WHALE'),">
            <text:p>(157, 'SUFFIX_FLEET_ALL', 'LOC_TCS_FLEETNAME_SUFFIX_WHALE'),</text:p>
          </table:table-cell>
        </table:table-row>
        <table:table-row table:style-name="ro1">
          <table:table-cell office:value-type="float" office:value="158">
            <text:p>158</text:p>
          </table:table-cell>
          <table:table-cell office:value-type="string">
            <text:p>LOC_TCS_SQUADRONNAME_SUFFIX_ACES</text:p>
          </table:table-cell>
          <table:table-cell office:value-type="string">
            <text:p>SUFFIX_SQUADRON_ALL</text:p>
          </table:table-cell>
          <table:table-cell/>
          <table:table-cell table:formula="of:=CONCATENATE(&quot;(&quot;;[.A158];&quot;, '&quot;;[.C158];&quot;', '&quot;;[.B158];&quot;'),&quot;)" office:value-type="string" office:string-value="(158, 'SUFFIX_SQUADRON_ALL', 'LOC_TCS_SQUADRONNAME_SUFFIX_ACES'),">
            <text:p>(158, 'SUFFIX_SQUADRON_ALL', 'LOC_TCS_SQUADRONNAME_SUFFIX_ACES'),</text:p>
          </table:table-cell>
        </table:table-row>
        <table:table-row table:style-name="ro1">
          <table:table-cell office:value-type="float" office:value="159">
            <text:p>159</text:p>
          </table:table-cell>
          <table:table-cell office:value-type="string">
            <text:p>LOC_TCS_SQUADRONNAME_SUFFIX_AIRMEN</text:p>
          </table:table-cell>
          <table:table-cell office:value-type="string">
            <text:p>SUFFIX_SQUADRON_ALL</text:p>
          </table:table-cell>
          <table:table-cell/>
          <table:table-cell table:formula="of:=CONCATENATE(&quot;(&quot;;[.A159];&quot;, '&quot;;[.C159];&quot;', '&quot;;[.B159];&quot;'),&quot;)" office:value-type="string" office:string-value="(159, 'SUFFIX_SQUADRON_ALL', 'LOC_TCS_SQUADRONNAME_SUFFIX_AIRMEN'),">
            <text:p>(159, 'SUFFIX_SQUADRON_ALL', 'LOC_TCS_SQUADRONNAME_SUFFIX_AIRMEN'),</text:p>
          </table:table-cell>
        </table:table-row>
        <table:table-row table:style-name="ro1">
          <table:table-cell office:value-type="float" office:value="160">
            <text:p>160</text:p>
          </table:table-cell>
          <table:table-cell office:value-type="string">
            <text:p>LOC_TCS_SQUADRONNAME_SUFFIX_ANGELS</text:p>
          </table:table-cell>
          <table:table-cell office:value-type="string">
            <text:p>SUFFIX_SQUADRON_ALL</text:p>
          </table:table-cell>
          <table:table-cell/>
          <table:table-cell table:formula="of:=CONCATENATE(&quot;(&quot;;[.A160];&quot;, '&quot;;[.C160];&quot;', '&quot;;[.B160];&quot;'),&quot;)" office:value-type="string" office:string-value="(160, 'SUFFIX_SQUADRON_ALL', 'LOC_TCS_SQUADRONNAME_SUFFIX_ANGELS'),">
            <text:p>(160, 'SUFFIX_SQUADRON_ALL', 'LOC_TCS_SQUADRONNAME_SUFFIX_ANGELS'),</text:p>
          </table:table-cell>
        </table:table-row>
        <table:table-row table:style-name="ro1">
          <table:table-cell office:value-type="float" office:value="161">
            <text:p>161</text:p>
          </table:table-cell>
          <table:table-cell office:value-type="string">
            <text:p>LOC_TCS_SQUADRONNAME_SUFFIX_BIRDS</text:p>
          </table:table-cell>
          <table:table-cell office:value-type="string">
            <text:p>SUFFIX_SQUADRON_ALL</text:p>
          </table:table-cell>
          <table:table-cell/>
          <table:table-cell table:formula="of:=CONCATENATE(&quot;(&quot;;[.A161];&quot;, '&quot;;[.C161];&quot;', '&quot;;[.B161];&quot;'),&quot;)" office:value-type="string" office:string-value="(161, 'SUFFIX_SQUADRON_ALL', 'LOC_TCS_SQUADRONNAME_SUFFIX_BIRDS'),">
            <text:p>(161, 'SUFFIX_SQUADRON_ALL', 'LOC_TCS_SQUADRONNAME_SUFFIX_BIRDS'),</text:p>
          </table:table-cell>
        </table:table-row>
        <table:table-row table:style-name="ro1">
          <table:table-cell office:value-type="float" office:value="162">
            <text:p>162</text:p>
          </table:table-cell>
          <table:table-cell office:value-type="string">
            <text:p>LOC_TCS_SQUADRONNAME_SUFFIX_CLAW</text:p>
          </table:table-cell>
          <table:table-cell office:value-type="string">
            <text:p>SUFFIX_SQUADRON_ALL</text:p>
          </table:table-cell>
          <table:table-cell/>
          <table:table-cell table:formula="of:=CONCATENATE(&quot;(&quot;;[.A162];&quot;, '&quot;;[.C162];&quot;', '&quot;;[.B162];&quot;'),&quot;)" office:value-type="string" office:string-value="(162, 'SUFFIX_SQUADRON_ALL', 'LOC_TCS_SQUADRONNAME_SUFFIX_CLAW'),">
            <text:p>(162, 'SUFFIX_SQUADRON_ALL', 'LOC_TCS_SQUADRONNAME_SUFFIX_CLAW'),</text:p>
          </table:table-cell>
        </table:table-row>
        <table:table-row table:style-name="ro1">
          <table:table-cell office:value-type="float" office:value="163">
            <text:p>163</text:p>
          </table:table-cell>
          <table:table-cell office:value-type="string">
            <text:p>LOC_TCS_SQUADRONNAME_SUFFIX_CRANES</text:p>
          </table:table-cell>
          <table:table-cell office:value-type="string">
            <text:p>SUFFIX_SQUADRON_ALL</text:p>
          </table:table-cell>
          <table:table-cell/>
          <table:table-cell table:formula="of:=CONCATENATE(&quot;(&quot;;[.A163];&quot;, '&quot;;[.C163];&quot;', '&quot;;[.B163];&quot;'),&quot;)" office:value-type="string" office:string-value="(163, 'SUFFIX_SQUADRON_ALL', 'LOC_TCS_SQUADRONNAME_SUFFIX_CRANES'),">
            <text:p>(163, 'SUFFIX_SQUADRON_ALL', 'LOC_TCS_SQUADRONNAME_SUFFIX_CRANES'),</text:p>
          </table:table-cell>
        </table:table-row>
        <table:table-row table:style-name="ro1">
          <table:table-cell office:value-type="float" office:value="164">
            <text:p>164</text:p>
          </table:table-cell>
          <table:table-cell office:value-type="string">
            <text:p>LOC_TCS_SQUADRONNAME_SUFFIX_FALCONS</text:p>
          </table:table-cell>
          <table:table-cell office:value-type="string">
            <text:p>SUFFIX_SQUADRON_ALL</text:p>
          </table:table-cell>
          <table:table-cell/>
          <table:table-cell table:formula="of:=CONCATENATE(&quot;(&quot;;[.A164];&quot;, '&quot;;[.C164];&quot;', '&quot;;[.B164];&quot;'),&quot;)" office:value-type="string" office:string-value="(164, 'SUFFIX_SQUADRON_ALL', 'LOC_TCS_SQUADRONNAME_SUFFIX_FALCONS'),">
            <text:p>(164, 'SUFFIX_SQUADRON_ALL', 'LOC_TCS_SQUADRONNAME_SUFFIX_FALCONS'),</text:p>
          </table:table-cell>
        </table:table-row>
        <table:table-row table:style-name="ro1">
          <table:table-cell office:value-type="float" office:value="165">
            <text:p>165</text:p>
          </table:table-cell>
          <table:table-cell office:value-type="string">
            <text:p>LOC_TCS_SQUADRONNAME_SUFFIX_FIST</text:p>
          </table:table-cell>
          <table:table-cell office:value-type="string">
            <text:p>SUFFIX_SQUADRON_ALL</text:p>
          </table:table-cell>
          <table:table-cell/>
          <table:table-cell table:formula="of:=CONCATENATE(&quot;(&quot;;[.A165];&quot;, '&quot;;[.C165];&quot;', '&quot;;[.B165];&quot;'),&quot;)" office:value-type="string" office:string-value="(165, 'SUFFIX_SQUADRON_ALL', 'LOC_TCS_SQUADRONNAME_SUFFIX_FIST'),">
            <text:p>(165, 'SUFFIX_SQUADRON_ALL', 'LOC_TCS_SQUADRONNAME_SUFFIX_FIST'),</text:p>
          </table:table-cell>
        </table:table-row>
        <table:table-row table:style-name="ro1">
          <table:table-cell office:value-type="float" office:value="166">
            <text:p>166</text:p>
          </table:table-cell>
          <table:table-cell office:value-type="string">
            <text:p>LOC_TCS_SQUADRONNAME_SUFFIX_FLAMES</text:p>
          </table:table-cell>
          <table:table-cell office:value-type="string">
            <text:p>SUFFIX_SQUADRON_ALL</text:p>
          </table:table-cell>
          <table:table-cell/>
          <table:table-cell table:formula="of:=CONCATENATE(&quot;(&quot;;[.A166];&quot;, '&quot;;[.C166];&quot;', '&quot;;[.B166];&quot;'),&quot;)" office:value-type="string" office:string-value="(166, 'SUFFIX_SQUADRON_ALL', 'LOC_TCS_SQUADRONNAME_SUFFIX_FLAMES'),">
            <text:p>(166, 'SUFFIX_SQUADRON_ALL', 'LOC_TCS_SQUADRONNAME_SUFFIX_FLAMES'),</text:p>
          </table:table-cell>
        </table:table-row>
        <table:table-row table:style-name="ro1">
          <table:table-cell office:value-type="float" office:value="167">
            <text:p>167</text:p>
          </table:table-cell>
          <table:table-cell office:value-type="string">
            <text:p>LOC_TCS_SQUADRONNAME_SUFFIX_FLYERS</text:p>
          </table:table-cell>
          <table:table-cell office:value-type="string">
            <text:p>SUFFIX_SQUADRON_ALL</text:p>
          </table:table-cell>
          <table:table-cell/>
          <table:table-cell table:formula="of:=CONCATENATE(&quot;(&quot;;[.A167];&quot;, '&quot;;[.C167];&quot;', '&quot;;[.B167];&quot;'),&quot;)" office:value-type="string" office:string-value="(167, 'SUFFIX_SQUADRON_ALL', 'LOC_TCS_SQUADRONNAME_SUFFIX_FLYERS'),">
            <text:p>(167, 'SUFFIX_SQUADRON_ALL', 'LOC_TCS_SQUADRONNAME_SUFFIX_FLYERS'),</text:p>
          </table:table-cell>
        </table:table-row>
        <table:table-row table:style-name="ro1">
          <table:table-cell office:value-type="float" office:value="168">
            <text:p>168</text:p>
          </table:table-cell>
          <table:table-cell office:value-type="string">
            <text:p>LOC_TCS_SQUADRONNAME_SUFFIX_GRASSHOPPERS</text:p>
          </table:table-cell>
          <table:table-cell office:value-type="string">
            <text:p>SUFFIX_SQUADRON_ALL</text:p>
          </table:table-cell>
          <table:table-cell/>
          <table:table-cell table:formula="of:=CONCATENATE(&quot;(&quot;;[.A168];&quot;, '&quot;;[.C168];&quot;', '&quot;;[.B168];&quot;'),&quot;)" office:value-type="string" office:string-value="(168, 'SUFFIX_SQUADRON_ALL', 'LOC_TCS_SQUADRONNAME_SUFFIX_GRASSHOPPERS'),">
            <text:p>(168, 'SUFFIX_SQUADRON_ALL', 'LOC_TCS_SQUADRONNAME_SUFFIX_GRASSHOPPERS'),</text:p>
          </table:table-cell>
        </table:table-row>
        <table:table-row table:style-name="ro1">
          <table:table-cell office:value-type="float" office:value="169">
            <text:p>169</text:p>
          </table:table-cell>
          <table:table-cell office:value-type="string">
            <text:p>LOC_TCS_SQUADRONNAME_SUFFIX_GUNFIGHTERS</text:p>
          </table:table-cell>
          <table:table-cell office:value-type="string">
            <text:p>SUFFIX_SQUADRON_ALL</text:p>
          </table:table-cell>
          <table:table-cell/>
          <table:table-cell table:formula="of:=CONCATENATE(&quot;(&quot;;[.A169];&quot;, '&quot;;[.C169];&quot;', '&quot;;[.B169];&quot;'),&quot;)" office:value-type="string" office:string-value="(169, 'SUFFIX_SQUADRON_ALL', 'LOC_TCS_SQUADRONNAME_SUFFIX_GUNFIGHTERS'),">
            <text:p>(169, 'SUFFIX_SQUADRON_ALL', 'LOC_TCS_SQUADRONNAME_SUFFIX_GUNFIGHTERS'),</text:p>
          </table:table-cell>
        </table:table-row>
        <table:table-row table:style-name="ro1">
          <table:table-cell office:value-type="float" office:value="170">
            <text:p>170</text:p>
          </table:table-cell>
          <table:table-cell office:value-type="string">
            <text:p>LOC_TCS_SQUADRONNAME_SUFFIX_GUNS</text:p>
          </table:table-cell>
          <table:table-cell office:value-type="string">
            <text:p>SUFFIX_SQUADRON_ALL</text:p>
          </table:table-cell>
          <table:table-cell/>
          <table:table-cell table:formula="of:=CONCATENATE(&quot;(&quot;;[.A170];&quot;, '&quot;;[.C170];&quot;', '&quot;;[.B170];&quot;'),&quot;)" office:value-type="string" office:string-value="(170, 'SUFFIX_SQUADRON_ALL', 'LOC_TCS_SQUADRONNAME_SUFFIX_GUNS'),">
            <text:p>(170, 'SUFFIX_SQUADRON_ALL', 'LOC_TCS_SQUADRONNAME_SUFFIX_GUNS'),</text:p>
          </table:table-cell>
        </table:table-row>
        <table:table-row table:style-name="ro1">
          <table:table-cell office:value-type="float" office:value="171">
            <text:p>171</text:p>
          </table:table-cell>
          <table:table-cell office:value-type="string">
            <text:p>LOC_TCS_SQUADRONNAME_SUFFIX_HAND</text:p>
          </table:table-cell>
          <table:table-cell office:value-type="string">
            <text:p>SUFFIX_SQUADRON_ALL</text:p>
          </table:table-cell>
          <table:table-cell/>
          <table:table-cell table:formula="of:=CONCATENATE(&quot;(&quot;;[.A171];&quot;, '&quot;;[.C171];&quot;', '&quot;;[.B171];&quot;'),&quot;)" office:value-type="string" office:string-value="(171, 'SUFFIX_SQUADRON_ALL', 'LOC_TCS_SQUADRONNAME_SUFFIX_HAND'),">
            <text:p>(171, 'SUFFIX_SQUADRON_ALL', 'LOC_TCS_SQUADRONNAME_SUFFIX_HAND'),</text:p>
          </table:table-cell>
        </table:table-row>
        <table:table-row table:style-name="ro1">
          <table:table-cell office:value-type="float" office:value="172">
            <text:p>172</text:p>
          </table:table-cell>
          <table:table-cell office:value-type="string">
            <text:p>LOC_TCS_SQUADRONNAME_SUFFIX_HAWKS</text:p>
          </table:table-cell>
          <table:table-cell office:value-type="string">
            <text:p>SUFFIX_SQUADRON_ALL</text:p>
          </table:table-cell>
          <table:table-cell/>
          <table:table-cell table:formula="of:=CONCATENATE(&quot;(&quot;;[.A172];&quot;, '&quot;;[.C172];&quot;', '&quot;;[.B172];&quot;'),&quot;)" office:value-type="string" office:string-value="(172, 'SUFFIX_SQUADRON_ALL', 'LOC_TCS_SQUADRONNAME_SUFFIX_HAWKS'),">
            <text:p>(172, 'SUFFIX_SQUADRON_ALL', 'LOC_TCS_SQUADRONNAME_SUFFIX_HAWKS'),</text:p>
          </table:table-cell>
        </table:table-row>
        <table:table-row table:style-name="ro1">
          <table:table-cell office:value-type="float" office:value="173">
            <text:p>173</text:p>
          </table:table-cell>
          <table:table-cell office:value-type="string">
            <text:p>LOC_TCS_SQUADRONNAME_SUFFIX_HORNETS</text:p>
          </table:table-cell>
          <table:table-cell office:value-type="string">
            <text:p>SUFFIX_SQUADRON_ALL</text:p>
          </table:table-cell>
          <table:table-cell/>
          <table:table-cell table:formula="of:=CONCATENATE(&quot;(&quot;;[.A173];&quot;, '&quot;;[.C173];&quot;', '&quot;;[.B173];&quot;'),&quot;)" office:value-type="string" office:string-value="(173, 'SUFFIX_SQUADRON_ALL', 'LOC_TCS_SQUADRONNAME_SUFFIX_HORNETS'),">
            <text:p>(173, 'SUFFIX_SQUADRON_ALL', 'LOC_TCS_SQUADRONNAME_SUFFIX_HORNETS'),</text:p>
          </table:table-cell>
        </table:table-row>
        <table:table-row table:style-name="ro1">
          <table:table-cell office:value-type="float" office:value="174">
            <text:p>174</text:p>
          </table:table-cell>
          <table:table-cell office:value-type="string">
            <text:p>LOC_TCS_SQUADRONNAME_SUFFIX_INTERCEPTORS</text:p>
          </table:table-cell>
          <table:table-cell office:value-type="string">
            <text:p>SUFFIX_SQUADRON_ALL</text:p>
          </table:table-cell>
          <table:table-cell/>
          <table:table-cell table:formula="of:=CONCATENATE(&quot;(&quot;;[.A174];&quot;, '&quot;;[.C174];&quot;', '&quot;;[.B174];&quot;'),&quot;)" office:value-type="string" office:string-value="(174, 'SUFFIX_SQUADRON_ALL', 'LOC_TCS_SQUADRONNAME_SUFFIX_INTERCEPTORS'),">
            <text:p>(174, 'SUFFIX_SQUADRON_ALL', 'LOC_TCS_SQUADRONNAME_SUFFIX_INTERCEPTORS'),</text:p>
          </table:table-cell>
        </table:table-row>
        <table:table-row table:style-name="ro1">
          <table:table-cell office:value-type="float" office:value="175">
            <text:p>175</text:p>
          </table:table-cell>
          <table:table-cell office:value-type="string">
            <text:p>LOC_TCS_SQUADRONNAME_SUFFIX_INTRUDERS</text:p>
          </table:table-cell>
          <table:table-cell office:value-type="string">
            <text:p>SUFFIX_SQUADRON_ALL</text:p>
          </table:table-cell>
          <table:table-cell/>
          <table:table-cell table:formula="of:=CONCATENATE(&quot;(&quot;;[.A175];&quot;, '&quot;;[.C175];&quot;', '&quot;;[.B175];&quot;'),&quot;)" office:value-type="string" office:string-value="(175, 'SUFFIX_SQUADRON_ALL', 'LOC_TCS_SQUADRONNAME_SUFFIX_INTRUDERS'),">
            <text:p>(175, 'SUFFIX_SQUADRON_ALL', 'LOC_TCS_SQUADRONNAME_SUFFIX_INTRUDERS'),</text:p>
          </table:table-cell>
        </table:table-row>
        <table:table-row table:style-name="ro1">
          <table:table-cell office:value-type="float" office:value="176">
            <text:p>176</text:p>
          </table:table-cell>
          <table:table-cell office:value-type="string">
            <text:p>LOC_TCS_SQUADRONNAME_SUFFIX_MANTIS</text:p>
          </table:table-cell>
          <table:table-cell office:value-type="string">
            <text:p>SUFFIX_SQUADRON_ALL</text:p>
          </table:table-cell>
          <table:table-cell/>
          <table:table-cell table:formula="of:=CONCATENATE(&quot;(&quot;;[.A176];&quot;, '&quot;;[.C176];&quot;', '&quot;;[.B176];&quot;'),&quot;)" office:value-type="string" office:string-value="(176, 'SUFFIX_SQUADRON_ALL', 'LOC_TCS_SQUADRONNAME_SUFFIX_MANTIS'),">
            <text:p>(176, 'SUFFIX_SQUADRON_ALL', 'LOC_TCS_SQUADRONNAME_SUFFIX_MANTIS'),</text:p>
          </table:table-cell>
        </table:table-row>
        <table:table-row table:style-name="ro1">
          <table:table-cell office:value-type="float" office:value="177">
            <text:p>177</text:p>
          </table:table-cell>
          <table:table-cell office:value-type="string">
            <text:p>LOC_TCS_SQUADRONNAME_SUFFIX_MONKEYS</text:p>
          </table:table-cell>
          <table:table-cell office:value-type="string">
            <text:p>SUFFIX_SQUADRON_ALL</text:p>
          </table:table-cell>
          <table:table-cell/>
          <table:table-cell table:formula="of:=CONCATENATE(&quot;(&quot;;[.A177];&quot;, '&quot;;[.C177];&quot;', '&quot;;[.B177];&quot;'),&quot;)" office:value-type="string" office:string-value="(177, 'SUFFIX_SQUADRON_ALL', 'LOC_TCS_SQUADRONNAME_SUFFIX_MONKEYS'),">
            <text:p>(177, 'SUFFIX_SQUADRON_ALL', 'LOC_TCS_SQUADRONNAME_SUFFIX_MONKEYS'),</text:p>
          </table:table-cell>
        </table:table-row>
        <table:table-row table:style-name="ro1">
          <table:table-cell office:value-type="float" office:value="178">
            <text:p>178</text:p>
          </table:table-cell>
          <table:table-cell office:value-type="string">
            <text:p>LOC_TCS_SQUADRONNAME_SUFFIX_NIGHTSTALKERS</text:p>
          </table:table-cell>
          <table:table-cell office:value-type="string">
            <text:p>SUFFIX_SQUADRON_ALL</text:p>
          </table:table-cell>
          <table:table-cell/>
          <table:table-cell table:formula="of:=CONCATENATE(&quot;(&quot;;[.A178];&quot;, '&quot;;[.C178];&quot;', '&quot;;[.B178];&quot;'),&quot;)" office:value-type="string" office:string-value="(178, 'SUFFIX_SQUADRON_ALL', 'LOC_TCS_SQUADRONNAME_SUFFIX_NIGHTSTALKERS'),">
            <text:p>(178, 'SUFFIX_SQUADRON_ALL', 'LOC_TCS_SQUADRONNAME_SUFFIX_NIGHTSTALKERS'),</text:p>
          </table:table-cell>
        </table:table-row>
        <table:table-row table:style-name="ro1">
          <table:table-cell office:value-type="float" office:value="179">
            <text:p>179</text:p>
          </table:table-cell>
          <table:table-cell office:value-type="string">
            <text:p>LOC_TCS_SQUADRONNAME_SUFFIX_ORDER</text:p>
          </table:table-cell>
          <table:table-cell office:value-type="string">
            <text:p>SUFFIX_SQUADRON_ALL</text:p>
          </table:table-cell>
          <table:table-cell/>
          <table:table-cell table:formula="of:=CONCATENATE(&quot;(&quot;;[.A179];&quot;, '&quot;;[.C179];&quot;', '&quot;;[.B179];&quot;'),&quot;)" office:value-type="string" office:string-value="(179, 'SUFFIX_SQUADRON_ALL', 'LOC_TCS_SQUADRONNAME_SUFFIX_ORDER'),">
            <text:p>(179, 'SUFFIX_SQUADRON_ALL', 'LOC_TCS_SQUADRONNAME_SUFFIX_ORDER'),</text:p>
          </table:table-cell>
        </table:table-row>
        <table:table-row table:style-name="ro1">
          <table:table-cell office:value-type="float" office:value="180">
            <text:p>180</text:p>
          </table:table-cell>
          <table:table-cell office:value-type="string">
            <text:p>LOC_TCS_SQUADRONNAME_SUFFIX_PANDAS</text:p>
          </table:table-cell>
          <table:table-cell office:value-type="string">
            <text:p>SUFFIX_SQUADRON_ALL</text:p>
          </table:table-cell>
          <table:table-cell/>
          <table:table-cell table:formula="of:=CONCATENATE(&quot;(&quot;;[.A180];&quot;, '&quot;;[.C180];&quot;', '&quot;;[.B180];&quot;'),&quot;)" office:value-type="string" office:string-value="(180, 'SUFFIX_SQUADRON_ALL', 'LOC_TCS_SQUADRONNAME_SUFFIX_PANDAS'),">
            <text:p>(180, 'SUFFIX_SQUADRON_ALL', 'LOC_TCS_SQUADRONNAME_SUFFIX_PANDAS'),</text:p>
          </table:table-cell>
        </table:table-row>
        <table:table-row table:style-name="ro1">
          <table:table-cell office:value-type="float" office:value="181">
            <text:p>181</text:p>
          </table:table-cell>
          <table:table-cell office:value-type="string">
            <text:p>LOC_TCS_SQUADRONNAME_SUFFIX_SQUADRON</text:p>
          </table:table-cell>
          <table:table-cell office:value-type="string">
            <text:p>SUFFIX_SQUADRON_ALL</text:p>
          </table:table-cell>
          <table:table-cell/>
          <table:table-cell table:formula="of:=CONCATENATE(&quot;(&quot;;[.A181];&quot;, '&quot;;[.C181];&quot;', '&quot;;[.B181];&quot;'),&quot;)" office:value-type="string" office:string-value="(181, 'SUFFIX_SQUADRON_ALL', 'LOC_TCS_SQUADRONNAME_SUFFIX_SQUADRON'),">
            <text:p>(181, 'SUFFIX_SQUADRON_ALL', 'LOC_TCS_SQUADRONNAME_SUFFIX_SQUADRON'),</text:p>
          </table:table-cell>
        </table:table-row>
        <table:table-row table:style-name="ro1">
          <table:table-cell office:value-type="float" office:value="182">
            <text:p>182</text:p>
          </table:table-cell>
          <table:table-cell office:value-type="string">
            <text:p>LOC_TCS_SQUADRONNAME_SUFFIX_STARS</text:p>
          </table:table-cell>
          <table:table-cell office:value-type="string">
            <text:p>SUFFIX_SQUADRON_ALL</text:p>
          </table:table-cell>
          <table:table-cell/>
          <table:table-cell table:formula="of:=CONCATENATE(&quot;(&quot;;[.A182];&quot;, '&quot;;[.C182];&quot;', '&quot;;[.B182];&quot;'),&quot;)" office:value-type="string" office:string-value="(182, 'SUFFIX_SQUADRON_ALL', 'LOC_TCS_SQUADRONNAME_SUFFIX_STARS'),">
            <text:p>(182, 'SUFFIX_SQUADRON_ALL', 'LOC_TCS_SQUADRONNAME_SUFFIX_STARS'),</text:p>
          </table:table-cell>
        </table:table-row>
        <table:table-row table:style-name="ro1">
          <table:table-cell office:value-type="float" office:value="183">
            <text:p>183</text:p>
          </table:table-cell>
          <table:table-cell office:value-type="string">
            <text:p>LOC_TCS_SQUADRONNAME_SUFFIX_SWEEPERS</text:p>
          </table:table-cell>
          <table:table-cell office:value-type="string">
            <text:p>SUFFIX_SQUADRON_ALL</text:p>
          </table:table-cell>
          <table:table-cell/>
          <table:table-cell table:formula="of:=CONCATENATE(&quot;(&quot;;[.A183];&quot;, '&quot;;[.C183];&quot;', '&quot;;[.B183];&quot;'),&quot;)" office:value-type="string" office:string-value="(183, 'SUFFIX_SQUADRON_ALL', 'LOC_TCS_SQUADRONNAME_SUFFIX_SWEEPERS'),">
            <text:p>(183, 'SUFFIX_SQUADRON_ALL', 'LOC_TCS_SQUADRONNAME_SUFFIX_SWEEPERS'),</text:p>
          </table:table-cell>
        </table:table-row>
        <table:table-row table:style-name="ro1">
          <table:table-cell office:value-type="float" office:value="184">
            <text:p>184</text:p>
          </table:table-cell>
          <table:table-cell office:value-type="string">
            <text:p>LOC_TCS_SQUADRONNAME_SUFFIX_THUNDERBOLTS</text:p>
          </table:table-cell>
          <table:table-cell office:value-type="string">
            <text:p>SUFFIX_SQUADRON_ALL</text:p>
          </table:table-cell>
          <table:table-cell/>
          <table:table-cell table:formula="of:=CONCATENATE(&quot;(&quot;;[.A184];&quot;, '&quot;;[.C184];&quot;', '&quot;;[.B184];&quot;'),&quot;)" office:value-type="string" office:string-value="(184, 'SUFFIX_SQUADRON_ALL', 'LOC_TCS_SQUADRONNAME_SUFFIX_THUNDERBOLTS'),">
            <text:p>(184, 'SUFFIX_SQUADRON_ALL', 'LOC_TCS_SQUADRONNAME_SUFFIX_THUNDERBOLTS'),</text:p>
          </table:table-cell>
        </table:table-row>
        <table:table-row table:style-name="ro1">
          <table:table-cell office:value-type="float" office:value="185">
            <text:p>185</text:p>
          </table:table-cell>
          <table:table-cell office:value-type="string">
            <text:p>LOC_TCS_SQUADRONNAME_SUFFIX_VAMPIRES</text:p>
          </table:table-cell>
          <table:table-cell office:value-type="string">
            <text:p>SUFFIX_SQUADRON_ALL</text:p>
          </table:table-cell>
          <table:table-cell/>
          <table:table-cell table:formula="of:=CONCATENATE(&quot;(&quot;;[.A185];&quot;, '&quot;;[.C185];&quot;', '&quot;;[.B185];&quot;'),&quot;)" office:value-type="string" office:string-value="(185, 'SUFFIX_SQUADRON_ALL', 'LOC_TCS_SQUADRONNAME_SUFFIX_VAMPIRES'),">
            <text:p>(185, 'SUFFIX_SQUADRON_ALL', 'LOC_TCS_SQUADRONNAME_SUFFIX_VAMPIRES'),</text:p>
          </table:table-cell>
        </table:table-row>
        <table:table-row table:style-name="ro1">
          <table:table-cell office:value-type="float" office:value="186">
            <text:p>186</text:p>
          </table:table-cell>
          <table:table-cell office:value-type="string">
            <text:p>LOC_TCS_SQUADRONNAME_SUFFIX_WARHAWKS</text:p>
          </table:table-cell>
          <table:table-cell office:value-type="string">
            <text:p>SUFFIX_SQUADRON_ALL</text:p>
          </table:table-cell>
          <table:table-cell/>
          <table:table-cell table:formula="of:=CONCATENATE(&quot;(&quot;;[.A186];&quot;, '&quot;;[.C186];&quot;', '&quot;;[.B186];&quot;'),&quot;)" office:value-type="string" office:string-value="(186, 'SUFFIX_SQUADRON_ALL', 'LOC_TCS_SQUADRONNAME_SUFFIX_WARHAWKS'),">
            <text:p>(186, 'SUFFIX_SQUADRON_ALL', 'LOC_TCS_SQUADRONNAME_SUFFIX_WARHAWKS'),</text:p>
          </table:table-cell>
        </table:table-row>
        <table:table-row table:style-name="ro1">
          <table:table-cell office:value-type="float" office:value="187">
            <text:p>187</text:p>
          </table:table-cell>
          <table:table-cell office:value-type="string">
            <text:p>LOC_TCS_SQUADRONNAME_SUFFIX_WINDS</text:p>
          </table:table-cell>
          <table:table-cell office:value-type="string">
            <text:p>SUFFIX_SQUADRON_ALL</text:p>
          </table:table-cell>
          <table:table-cell/>
          <table:table-cell table:formula="of:=CONCATENATE(&quot;(&quot;;[.A187];&quot;, '&quot;;[.C187];&quot;', '&quot;;[.B187];&quot;'),&quot;)" office:value-type="string" office:string-value="(187, 'SUFFIX_SQUADRON_ALL', 'LOC_TCS_SQUADRONNAME_SUFFIX_WINDS'),">
            <text:p>(187, 'SUFFIX_SQUADRON_ALL', 'LOC_TCS_SQUADRONNAME_SUFFIX_WINDS'),</text:p>
          </table:table-cell>
        </table:table-row>
        <table:table-row table:style-name="ro1">
          <table:table-cell office:value-type="float" office:value="188">
            <text:p>188</text:p>
          </table:table-cell>
          <table:table-cell office:value-type="string">
            <text:p>LOC_TCS_SQUADRONNAME_SUFFIX_WING</text:p>
          </table:table-cell>
          <table:table-cell office:value-type="string">
            <text:p>SUFFIX_SQUADRON_ALL</text:p>
          </table:table-cell>
          <table:table-cell/>
          <table:table-cell table:formula="of:=CONCATENATE(&quot;(&quot;;[.A188];&quot;, '&quot;;[.C188];&quot;', '&quot;;[.B188];&quot;'),&quot;)" office:value-type="string" office:string-value="(188, 'SUFFIX_SQUADRON_ALL', 'LOC_TCS_SQUADRONNAME_SUFFIX_WING'),">
            <text:p>(188, 'SUFFIX_SQUADRON_ALL', 'LOC_TCS_SQUADRONNAME_SUFFIX_WING'),</text:p>
          </table:table-cell>
        </table:table-row>
        <table:table-row table:style-name="ro1">
          <table:table-cell office:value-type="float" office:value="189">
            <text:p>189</text:p>
          </table:table-cell>
          <table:table-cell office:value-type="string">
            <text:p>LOC_TCS_UNITNAME_PREFIX_1ST</text:p>
          </table:table-cell>
          <table:table-cell office:value-type="string">
            <text:p>PREFIX_UNITS_ALL</text:p>
          </table:table-cell>
          <table:table-cell/>
          <table:table-cell table:formula="of:=CONCATENATE(&quot;(&quot;;[.A189];&quot;, '&quot;;[.C189];&quot;', '&quot;;[.B189];&quot;'),&quot;)" office:value-type="string" office:string-value="(189, 'PREFIX_UNITS_ALL', 'LOC_TCS_UNITNAME_PREFIX_1ST'),">
            <text:p>(189, 'PREFIX_UNITS_ALL', 'LOC_TCS_UNITNAME_PREFIX_1ST'),</text:p>
          </table:table-cell>
        </table:table-row>
        <table:table-row table:style-name="ro1">
          <table:table-cell office:value-type="float" office:value="190">
            <text:p>190</text:p>
          </table:table-cell>
          <table:table-cell office:value-type="string">
            <text:p>LOC_TCS_UNITNAME_PREFIX_2ND</text:p>
          </table:table-cell>
          <table:table-cell office:value-type="string">
            <text:p>PREFIX_UNITS_ALL</text:p>
          </table:table-cell>
          <table:table-cell/>
          <table:table-cell table:formula="of:=CONCATENATE(&quot;(&quot;;[.A190];&quot;, '&quot;;[.C190];&quot;', '&quot;;[.B190];&quot;'),&quot;)" office:value-type="string" office:string-value="(190, 'PREFIX_UNITS_ALL', 'LOC_TCS_UNITNAME_PREFIX_2ND'),">
            <text:p>(190, 'PREFIX_UNITS_ALL', 'LOC_TCS_UNITNAME_PREFIX_2ND'),</text:p>
          </table:table-cell>
        </table:table-row>
        <table:table-row table:style-name="ro1">
          <table:table-cell office:value-type="float" office:value="191">
            <text:p>191</text:p>
          </table:table-cell>
          <table:table-cell office:value-type="string">
            <text:p>LOC_TCS_UNITNAME_PREFIX_3RD</text:p>
          </table:table-cell>
          <table:table-cell office:value-type="string">
            <text:p>PREFIX_UNITS_ALL</text:p>
          </table:table-cell>
          <table:table-cell/>
          <table:table-cell table:formula="of:=CONCATENATE(&quot;(&quot;;[.A191];&quot;, '&quot;;[.C191];&quot;', '&quot;;[.B191];&quot;'),&quot;)" office:value-type="string" office:string-value="(191, 'PREFIX_UNITS_ALL', 'LOC_TCS_UNITNAME_PREFIX_3RD'),">
            <text:p>(191, 'PREFIX_UNITS_ALL', 'LOC_TCS_UNITNAME_PREFIX_3RD'),</text:p>
          </table:table-cell>
        </table:table-row>
        <table:table-row table:style-name="ro1">
          <table:table-cell office:value-type="float" office:value="192">
            <text:p>192</text:p>
          </table:table-cell>
          <table:table-cell office:value-type="string">
            <text:p>LOC_TCS_UNITNAME_PREFIX_4TH</text:p>
          </table:table-cell>
          <table:table-cell office:value-type="string">
            <text:p>PREFIX_UNITS_ALL</text:p>
          </table:table-cell>
          <table:table-cell/>
          <table:table-cell table:formula="of:=CONCATENATE(&quot;(&quot;;[.A192];&quot;, '&quot;;[.C192];&quot;', '&quot;;[.B192];&quot;'),&quot;)" office:value-type="string" office:string-value="(192, 'PREFIX_UNITS_ALL', 'LOC_TCS_UNITNAME_PREFIX_4TH'),">
            <text:p>(192, 'PREFIX_UNITS_ALL', 'LOC_TCS_UNITNAME_PREFIX_4TH'),</text:p>
          </table:table-cell>
        </table:table-row>
        <table:table-row table:style-name="ro1">
          <table:table-cell office:value-type="float" office:value="193">
            <text:p>193</text:p>
          </table:table-cell>
          <table:table-cell office:value-type="string">
            <text:p>LOC_TCS_UNITNAME_PREFIX_AIMED</text:p>
          </table:table-cell>
          <table:table-cell office:value-type="string">
            <text:p>PREFIX_UNITS_ALL</text:p>
          </table:table-cell>
          <table:table-cell/>
          <table:table-cell table:formula="of:=CONCATENATE(&quot;(&quot;;[.A193];&quot;, '&quot;;[.C193];&quot;', '&quot;;[.B193];&quot;'),&quot;)" office:value-type="string" office:string-value="(193, 'PREFIX_UNITS_ALL', 'LOC_TCS_UNITNAME_PREFIX_AIMED'),">
            <text:p>(193, 'PREFIX_UNITS_ALL', 'LOC_TCS_UNITNAME_PREFIX_AIMED'),</text:p>
          </table:table-cell>
        </table:table-row>
        <table:table-row table:style-name="ro1">
          <table:table-cell office:value-type="float" office:value="194">
            <text:p>194</text:p>
          </table:table-cell>
          <table:table-cell office:value-type="string">
            <text:p>LOC_TCS_UNITNAME_PREFIX_ALPHA</text:p>
          </table:table-cell>
          <table:table-cell office:value-type="string">
            <text:p>PREFIX_UNITS_ALL</text:p>
          </table:table-cell>
          <table:table-cell/>
          <table:table-cell table:formula="of:=CONCATENATE(&quot;(&quot;;[.A194];&quot;, '&quot;;[.C194];&quot;', '&quot;;[.B194];&quot;'),&quot;)" office:value-type="string" office:string-value="(194, 'PREFIX_UNITS_ALL', 'LOC_TCS_UNITNAME_PREFIX_ALPHA'),">
            <text:p>(194, 'PREFIX_UNITS_ALL', 'LOC_TCS_UNITNAME_PREFIX_ALPHA'),</text:p>
          </table:table-cell>
        </table:table-row>
        <table:table-row table:style-name="ro1">
          <table:table-cell office:value-type="float" office:value="195">
            <text:p>195</text:p>
          </table:table-cell>
          <table:table-cell office:value-type="string">
            <text:p>LOC_TCS_UNITNAME_PREFIX_ALPINE</text:p>
          </table:table-cell>
          <table:table-cell office:value-type="string">
            <text:p>PREFIX_UNITS_ALL</text:p>
          </table:table-cell>
          <table:table-cell/>
          <table:table-cell table:formula="of:=CONCATENATE(&quot;(&quot;;[.A195];&quot;, '&quot;;[.C195];&quot;', '&quot;;[.B195];&quot;'),&quot;)" office:value-type="string" office:string-value="(195, 'PREFIX_UNITS_ALL', 'LOC_TCS_UNITNAME_PREFIX_ALPINE'),">
            <text:p>(195, 'PREFIX_UNITS_ALL', 'LOC_TCS_UNITNAME_PREFIX_ALPINE'),</text:p>
          </table:table-cell>
        </table:table-row>
        <table:table-row table:style-name="ro1">
          <table:table-cell office:value-type="float" office:value="196">
            <text:p>196</text:p>
          </table:table-cell>
          <table:table-cell office:value-type="string">
            <text:p>LOC_TCS_UNITNAME_PREFIX_ANGEL</text:p>
          </table:table-cell>
          <table:table-cell office:value-type="string">
            <text:p>PREFIX_UNITS_ALL</text:p>
          </table:table-cell>
          <table:table-cell/>
          <table:table-cell table:formula="of:=CONCATENATE(&quot;(&quot;;[.A196];&quot;, '&quot;;[.C196];&quot;', '&quot;;[.B196];&quot;'),&quot;)" office:value-type="string" office:string-value="(196, 'PREFIX_UNITS_ALL', 'LOC_TCS_UNITNAME_PREFIX_ANGEL'),">
            <text:p>(196, 'PREFIX_UNITS_ALL', 'LOC_TCS_UNITNAME_PREFIX_ANGEL'),</text:p>
          </table:table-cell>
        </table:table-row>
        <table:table-row table:style-name="ro1">
          <table:table-cell office:value-type="float" office:value="197">
            <text:p>197</text:p>
          </table:table-cell>
          <table:table-cell office:value-type="string">
            <text:p>LOC_TCS_UNITNAME_PREFIX_ARMORED</text:p>
          </table:table-cell>
          <table:table-cell office:value-type="string">
            <text:p>PREFIX_UNITS_ALL</text:p>
          </table:table-cell>
          <table:table-cell/>
          <table:table-cell table:formula="of:=CONCATENATE(&quot;(&quot;;[.A197];&quot;, '&quot;;[.C197];&quot;', '&quot;;[.B197];&quot;'),&quot;)" office:value-type="string" office:string-value="(197, 'PREFIX_UNITS_ALL', 'LOC_TCS_UNITNAME_PREFIX_ARMORED'),">
            <text:p>(197, 'PREFIX_UNITS_ALL', 'LOC_TCS_UNITNAME_PREFIX_ARMORED'),</text:p>
          </table:table-cell>
        </table:table-row>
        <table:table-row table:style-name="ro1">
          <table:table-cell office:value-type="float" office:value="198">
            <text:p>198</text:p>
          </table:table-cell>
          <table:table-cell office:value-type="string">
            <text:p>LOC_TCS_UNITNAME_PREFIX_BIG_RED</text:p>
          </table:table-cell>
          <table:table-cell office:value-type="string">
            <text:p>PREFIX_UNITS_ALL</text:p>
          </table:table-cell>
          <table:table-cell/>
          <table:table-cell table:formula="of:=CONCATENATE(&quot;(&quot;;[.A198];&quot;, '&quot;;[.C198];&quot;', '&quot;;[.B198];&quot;'),&quot;)" office:value-type="string" office:string-value="(198, 'PREFIX_UNITS_ALL', 'LOC_TCS_UNITNAME_PREFIX_BIG_RED'),">
            <text:p>(198, 'PREFIX_UNITS_ALL', 'LOC_TCS_UNITNAME_PREFIX_BIG_RED'),</text:p>
          </table:table-cell>
        </table:table-row>
        <table:table-row table:style-name="ro1">
          <table:table-cell office:value-type="float" office:value="199">
            <text:p>199</text:p>
          </table:table-cell>
          <table:table-cell office:value-type="string">
            <text:p>LOC_TCS_UNITNAME_PREFIX_BLACK</text:p>
          </table:table-cell>
          <table:table-cell office:value-type="string">
            <text:p>PREFIX_UNITS_ALL</text:p>
          </table:table-cell>
          <table:table-cell/>
          <table:table-cell table:formula="of:=CONCATENATE(&quot;(&quot;;[.A199];&quot;, '&quot;;[.C199];&quot;', '&quot;;[.B199];&quot;'),&quot;)" office:value-type="string" office:string-value="(199, 'PREFIX_UNITS_ALL', 'LOC_TCS_UNITNAME_PREFIX_BLACK'),">
            <text:p>(199, 'PREFIX_UNITS_ALL', 'LOC_TCS_UNITNAME_PREFIX_BLACK'),</text:p>
          </table:table-cell>
        </table:table-row>
        <table:table-row table:style-name="ro1">
          <table:table-cell office:value-type="float" office:value="200">
            <text:p>200</text:p>
          </table:table-cell>
          <table:table-cell office:value-type="string">
            <text:p>LOC_TCS_UNITNAME_PREFIX_BLOOD</text:p>
          </table:table-cell>
          <table:table-cell office:value-type="string">
            <text:p>PREFIX_UNITS_ALL</text:p>
          </table:table-cell>
          <table:table-cell/>
          <table:table-cell table:formula="of:=CONCATENATE(&quot;(&quot;;[.A200];&quot;, '&quot;;[.C200];&quot;', '&quot;;[.B200];&quot;'),&quot;)" office:value-type="string" office:string-value="(200, 'PREFIX_UNITS_ALL', 'LOC_TCS_UNITNAME_PREFIX_BLOOD'),">
            <text:p>(200, 'PREFIX_UNITS_ALL', 'LOC_TCS_UNITNAME_PREFIX_BLOOD'),</text:p>
          </table:table-cell>
        </table:table-row>
        <table:table-row table:style-name="ro1">
          <table:table-cell office:value-type="float" office:value="201">
            <text:p>201</text:p>
          </table:table-cell>
          <table:table-cell office:value-type="string">
            <text:p>LOC_TCS_UNITNAME_PREFIX_BLOODY</text:p>
          </table:table-cell>
          <table:table-cell office:value-type="string">
            <text:p>PREFIX_UNITS_ALL</text:p>
          </table:table-cell>
          <table:table-cell/>
          <table:table-cell table:formula="of:=CONCATENATE(&quot;(&quot;;[.A201];&quot;, '&quot;;[.C201];&quot;', '&quot;;[.B201];&quot;'),&quot;)" office:value-type="string" office:string-value="(201, 'PREFIX_UNITS_ALL', 'LOC_TCS_UNITNAME_PREFIX_BLOODY'),">
            <text:p>(201, 'PREFIX_UNITS_ALL', 'LOC_TCS_UNITNAME_PREFIX_BLOODY'),</text:p>
          </table:table-cell>
        </table:table-row>
        <table:table-row table:style-name="ro1">
          <table:table-cell office:value-type="float" office:value="202">
            <text:p>202</text:p>
          </table:table-cell>
          <table:table-cell office:value-type="string">
            <text:p>LOC_TCS_UNITNAME_PREFIX_BOXING</text:p>
          </table:table-cell>
          <table:table-cell office:value-type="string">
            <text:p>PREFIX_UNITS_ALL</text:p>
          </table:table-cell>
          <table:table-cell/>
          <table:table-cell table:formula="of:=CONCATENATE(&quot;(&quot;;[.A202];&quot;, '&quot;;[.C202];&quot;', '&quot;;[.B202];&quot;'),&quot;)" office:value-type="string" office:string-value="(202, 'PREFIX_UNITS_ALL', 'LOC_TCS_UNITNAME_PREFIX_BOXING'),">
            <text:p>(202, 'PREFIX_UNITS_ALL', 'LOC_TCS_UNITNAME_PREFIX_BOXING'),</text:p>
          </table:table-cell>
        </table:table-row>
        <table:table-row table:style-name="ro1">
          <table:table-cell office:value-type="float" office:value="203">
            <text:p>203</text:p>
          </table:table-cell>
          <table:table-cell office:value-type="string">
            <text:p>LOC_TCS_UNITNAME_PREFIX_BRAVE</text:p>
          </table:table-cell>
          <table:table-cell office:value-type="string">
            <text:p>PREFIX_UNITS_ALL</text:p>
          </table:table-cell>
          <table:table-cell/>
          <table:table-cell table:formula="of:=CONCATENATE(&quot;(&quot;;[.A203];&quot;, '&quot;;[.C203];&quot;', '&quot;;[.B203];&quot;'),&quot;)" office:value-type="string" office:string-value="(203, 'PREFIX_UNITS_ALL', 'LOC_TCS_UNITNAME_PREFIX_BRAVE'),">
            <text:p>(203, 'PREFIX_UNITS_ALL', 'LOC_TCS_UNITNAME_PREFIX_BRAVE'),</text:p>
          </table:table-cell>
        </table:table-row>
        <table:table-row table:style-name="ro1">
          <table:table-cell office:value-type="float" office:value="204">
            <text:p>204</text:p>
          </table:table-cell>
          <table:table-cell office:value-type="string">
            <text:p>LOC_TCS_UNITNAME_PREFIX_BRIGHT</text:p>
          </table:table-cell>
          <table:table-cell office:value-type="string">
            <text:p>PREFIX_UNITS_ALL</text:p>
          </table:table-cell>
          <table:table-cell/>
          <table:table-cell table:formula="of:=CONCATENATE(&quot;(&quot;;[.A204];&quot;, '&quot;;[.C204];&quot;', '&quot;;[.B204];&quot;'),&quot;)" office:value-type="string" office:string-value="(204, 'PREFIX_UNITS_ALL', 'LOC_TCS_UNITNAME_PREFIX_BRIGHT'),">
            <text:p>(204, 'PREFIX_UNITS_ALL', 'LOC_TCS_UNITNAME_PREFIX_BRIGHT'),</text:p>
          </table:table-cell>
        </table:table-row>
        <table:table-row table:style-name="ro1">
          <table:table-cell office:value-type="float" office:value="205">
            <text:p>205</text:p>
          </table:table-cell>
          <table:table-cell office:value-type="string">
            <text:p>LOC_TCS_UNITNAME_PREFIX_BULL</text:p>
          </table:table-cell>
          <table:table-cell office:value-type="string">
            <text:p>PREFIX_UNITS_ALL</text:p>
          </table:table-cell>
          <table:table-cell/>
          <table:table-cell table:formula="of:=CONCATENATE(&quot;(&quot;;[.A205];&quot;, '&quot;;[.C205];&quot;', '&quot;;[.B205];&quot;'),&quot;)" office:value-type="string" office:string-value="(205, 'PREFIX_UNITS_ALL', 'LOC_TCS_UNITNAME_PREFIX_BULL'),">
            <text:p>(205, 'PREFIX_UNITS_ALL', 'LOC_TCS_UNITNAME_PREFIX_BULL'),</text:p>
          </table:table-cell>
        </table:table-row>
        <table:table-row table:style-name="ro1">
          <table:table-cell office:value-type="float" office:value="206">
            <text:p>206</text:p>
          </table:table-cell>
          <table:table-cell office:value-type="string">
            <text:p>LOC_TCS_UNITNAME_PREFIX_CALM</text:p>
          </table:table-cell>
          <table:table-cell office:value-type="string">
            <text:p>PREFIX_UNITS_ALL</text:p>
          </table:table-cell>
          <table:table-cell/>
          <table:table-cell table:formula="of:=CONCATENATE(&quot;(&quot;;[.A206];&quot;, '&quot;;[.C206];&quot;', '&quot;;[.B206];&quot;'),&quot;)" office:value-type="string" office:string-value="(206, 'PREFIX_UNITS_ALL', 'LOC_TCS_UNITNAME_PREFIX_CALM'),">
            <text:p>(206, 'PREFIX_UNITS_ALL', 'LOC_TCS_UNITNAME_PREFIX_CALM'),</text:p>
          </table:table-cell>
        </table:table-row>
        <table:table-row table:style-name="ro1">
          <table:table-cell office:value-type="float" office:value="207">
            <text:p>207</text:p>
          </table:table-cell>
          <table:table-cell office:value-type="string">
            <text:p>LOC_TCS_UNITNAME_PREFIX_CELESTIAL</text:p>
          </table:table-cell>
          <table:table-cell office:value-type="string">
            <text:p>PREFIX_UNITS_ALL</text:p>
          </table:table-cell>
          <table:table-cell/>
          <table:table-cell table:formula="of:=CONCATENATE(&quot;(&quot;;[.A207];&quot;, '&quot;;[.C207];&quot;', '&quot;;[.B207];&quot;'),&quot;)" office:value-type="string" office:string-value="(207, 'PREFIX_UNITS_ALL', 'LOC_TCS_UNITNAME_PREFIX_CELESTIAL'),">
            <text:p>(207, 'PREFIX_UNITS_ALL', 'LOC_TCS_UNITNAME_PREFIX_CELESTIAL'),</text:p>
          </table:table-cell>
        </table:table-row>
        <table:table-row table:style-name="ro1">
          <table:table-cell office:value-type="float" office:value="208">
            <text:p>208</text:p>
          </table:table-cell>
          <table:table-cell office:value-type="string">
            <text:p>LOC_TCS_UNITNAME_PREFIX_COLONIAL</text:p>
          </table:table-cell>
          <table:table-cell office:value-type="string">
            <text:p>PREFIX_UNITS_ALL</text:p>
          </table:table-cell>
          <table:table-cell/>
          <table:table-cell table:formula="of:=CONCATENATE(&quot;(&quot;;[.A208];&quot;, '&quot;;[.C208];&quot;', '&quot;;[.B208];&quot;'),&quot;)" office:value-type="string" office:string-value="(208, 'PREFIX_UNITS_ALL', 'LOC_TCS_UNITNAME_PREFIX_COLONIAL'),">
            <text:p>(208, 'PREFIX_UNITS_ALL', 'LOC_TCS_UNITNAME_PREFIX_COLONIAL'),</text:p>
          </table:table-cell>
        </table:table-row>
        <table:table-row table:style-name="ro1">
          <table:table-cell office:value-type="float" office:value="209">
            <text:p>209</text:p>
          </table:table-cell>
          <table:table-cell office:value-type="string">
            <text:p>LOC_TCS_UNITNAME_PREFIX_CRAZY</text:p>
          </table:table-cell>
          <table:table-cell office:value-type="string">
            <text:p>PREFIX_UNITS_ALL</text:p>
          </table:table-cell>
          <table:table-cell/>
          <table:table-cell table:formula="of:=CONCATENATE(&quot;(&quot;;[.A209];&quot;, '&quot;;[.C209];&quot;', '&quot;;[.B209];&quot;'),&quot;)" office:value-type="string" office:string-value="(209, 'PREFIX_UNITS_ALL', 'LOC_TCS_UNITNAME_PREFIX_CRAZY'),">
            <text:p>(209, 'PREFIX_UNITS_ALL', 'LOC_TCS_UNITNAME_PREFIX_CRAZY'),</text:p>
          </table:table-cell>
        </table:table-row>
        <table:table-row table:style-name="ro1">
          <table:table-cell office:value-type="float" office:value="210">
            <text:p>210</text:p>
          </table:table-cell>
          <table:table-cell office:value-type="string">
            <text:p>LOC_TCS_UNITNAME_PREFIX_CRIMSON</text:p>
          </table:table-cell>
          <table:table-cell office:value-type="string">
            <text:p>PREFIX_UNITS_ALL</text:p>
          </table:table-cell>
          <table:table-cell/>
          <table:table-cell table:formula="of:=CONCATENATE(&quot;(&quot;;[.A210];&quot;, '&quot;;[.C210];&quot;', '&quot;;[.B210];&quot;'),&quot;)" office:value-type="string" office:string-value="(210, 'PREFIX_UNITS_ALL', 'LOC_TCS_UNITNAME_PREFIX_CRIMSON'),">
            <text:p>(210, 'PREFIX_UNITS_ALL', 'LOC_TCS_UNITNAME_PREFIX_CRIMSON'),</text:p>
          </table:table-cell>
        </table:table-row>
        <table:table-row table:style-name="ro1">
          <table:table-cell office:value-type="float" office:value="211">
            <text:p>211</text:p>
          </table:table-cell>
          <table:table-cell office:value-type="string">
            <text:p>LOC_TCS_UNITNAME_PREFIX_DEAD_CENTER</text:p>
          </table:table-cell>
          <table:table-cell office:value-type="string">
            <text:p>PREFIX_UNITS_ALL</text:p>
          </table:table-cell>
          <table:table-cell/>
          <table:table-cell table:formula="of:=CONCATENATE(&quot;(&quot;;[.A211];&quot;, '&quot;;[.C211];&quot;', '&quot;;[.B211];&quot;'),&quot;)" office:value-type="string" office:string-value="(211, 'PREFIX_UNITS_ALL', 'LOC_TCS_UNITNAME_PREFIX_DEAD_CENTER'),">
            <text:p>(211, 'PREFIX_UNITS_ALL', 'LOC_TCS_UNITNAME_PREFIX_DEAD_CENTER'),</text:p>
          </table:table-cell>
        </table:table-row>
        <table:table-row table:style-name="ro1">
          <table:table-cell office:value-type="float" office:value="212">
            <text:p>212</text:p>
          </table:table-cell>
          <table:table-cell office:value-type="string">
            <text:p>LOC_TCS_UNITNAME_PREFIX_DEADLY</text:p>
          </table:table-cell>
          <table:table-cell office:value-type="string">
            <text:p>PREFIX_UNITS_ALL</text:p>
          </table:table-cell>
          <table:table-cell/>
          <table:table-cell table:formula="of:=CONCATENATE(&quot;(&quot;;[.A212];&quot;, '&quot;;[.C212];&quot;', '&quot;;[.B212];&quot;'),&quot;)" office:value-type="string" office:string-value="(212, 'PREFIX_UNITS_ALL', 'LOC_TCS_UNITNAME_PREFIX_DEADLY'),">
            <text:p>(212, 'PREFIX_UNITS_ALL', 'LOC_TCS_UNITNAME_PREFIX_DEADLY'),</text:p>
          </table:table-cell>
        </table:table-row>
        <table:table-row table:style-name="ro1">
          <table:table-cell office:value-type="float" office:value="213">
            <text:p>213</text:p>
          </table:table-cell>
          <table:table-cell office:value-type="string">
            <text:p>LOC_TCS_UNITNAME_PREFIX_DEATHS</text:p>
          </table:table-cell>
          <table:table-cell office:value-type="string">
            <text:p>PREFIX_UNITS_ALL</text:p>
          </table:table-cell>
          <table:table-cell/>
          <table:table-cell table:formula="of:=CONCATENATE(&quot;(&quot;;[.A213];&quot;, '&quot;;[.C213];&quot;', '&quot;;[.B213];&quot;'),&quot;)" office:value-type="string" office:string-value="(213, 'PREFIX_UNITS_ALL', 'LOC_TCS_UNITNAME_PREFIX_DEATHS'),">
            <text:p>(213, 'PREFIX_UNITS_ALL', 'LOC_TCS_UNITNAME_PREFIX_DEATHS'),</text:p>
          </table:table-cell>
        </table:table-row>
        <table:table-row table:style-name="ro1">
          <table:table-cell office:value-type="float" office:value="214">
            <text:p>214</text:p>
          </table:table-cell>
          <table:table-cell office:value-type="string">
            <text:p>LOC_TCS_UNITNAME_PREFIX_DELTA</text:p>
          </table:table-cell>
          <table:table-cell office:value-type="string">
            <text:p>PREFIX_UNITS_ALL</text:p>
          </table:table-cell>
          <table:table-cell/>
          <table:table-cell table:formula="of:=CONCATENATE(&quot;(&quot;;[.A214];&quot;, '&quot;;[.C214];&quot;', '&quot;;[.B214];&quot;'),&quot;)" office:value-type="string" office:string-value="(214, 'PREFIX_UNITS_ALL', 'LOC_TCS_UNITNAME_PREFIX_DELTA'),">
            <text:p>(214, 'PREFIX_UNITS_ALL', 'LOC_TCS_UNITNAME_PREFIX_DELTA'),</text:p>
          </table:table-cell>
        </table:table-row>
        <table:table-row table:style-name="ro1">
          <table:table-cell office:value-type="float" office:value="215">
            <text:p>215</text:p>
          </table:table-cell>
          <table:table-cell office:value-type="string">
            <text:p>LOC_TCS_UNITNAME_PREFIX_DESERT</text:p>
          </table:table-cell>
          <table:table-cell office:value-type="string">
            <text:p>PREFIX_UNITS_ALL</text:p>
          </table:table-cell>
          <table:table-cell/>
          <table:table-cell table:formula="of:=CONCATENATE(&quot;(&quot;;[.A215];&quot;, '&quot;;[.C215];&quot;', '&quot;;[.B215];&quot;'),&quot;)" office:value-type="string" office:string-value="(215, 'PREFIX_UNITS_ALL', 'LOC_TCS_UNITNAME_PREFIX_DESERT'),">
            <text:p>(215, 'PREFIX_UNITS_ALL', 'LOC_TCS_UNITNAME_PREFIX_DESERT'),</text:p>
          </table:table-cell>
        </table:table-row>
        <table:table-row table:style-name="ro1">
          <table:table-cell office:value-type="float" office:value="216">
            <text:p>216</text:p>
          </table:table-cell>
          <table:table-cell office:value-type="string">
            <text:p>LOC_TCS_UNITNAME_PREFIX_DIRTY</text:p>
          </table:table-cell>
          <table:table-cell office:value-type="string">
            <text:p>PREFIX_UNITS_ALL</text:p>
          </table:table-cell>
          <table:table-cell/>
          <table:table-cell table:formula="of:=CONCATENATE(&quot;(&quot;;[.A216];&quot;, '&quot;;[.C216];&quot;', '&quot;;[.B216];&quot;'),&quot;)" office:value-type="string" office:string-value="(216, 'PREFIX_UNITS_ALL', 'LOC_TCS_UNITNAME_PREFIX_DIRTY'),">
            <text:p>(216, 'PREFIX_UNITS_ALL', 'LOC_TCS_UNITNAME_PREFIX_DIRTY'),</text:p>
          </table:table-cell>
        </table:table-row>
        <table:table-row table:style-name="ro1">
          <table:table-cell office:value-type="float" office:value="217">
            <text:p>217</text:p>
          </table:table-cell>
          <table:table-cell office:value-type="string">
            <text:p>LOC_TCS_UNITNAME_PREFIX_DRAGON</text:p>
          </table:table-cell>
          <table:table-cell office:value-type="string">
            <text:p>PREFIX_UNITS_ALL</text:p>
          </table:table-cell>
          <table:table-cell/>
          <table:table-cell table:formula="of:=CONCATENATE(&quot;(&quot;;[.A217];&quot;, '&quot;;[.C217];&quot;', '&quot;;[.B217];&quot;'),&quot;)" office:value-type="string" office:string-value="(217, 'PREFIX_UNITS_ALL', 'LOC_TCS_UNITNAME_PREFIX_DRAGON'),">
            <text:p>(217, 'PREFIX_UNITS_ALL', 'LOC_TCS_UNITNAME_PREFIX_DRAGON'),</text:p>
          </table:table-cell>
        </table:table-row>
        <table:table-row table:style-name="ro1">
          <table:table-cell office:value-type="float" office:value="218">
            <text:p>218</text:p>
          </table:table-cell>
          <table:table-cell office:value-type="string">
            <text:p>LOC_TCS_UNITNAME_PREFIX_DRAWN</text:p>
          </table:table-cell>
          <table:table-cell office:value-type="string">
            <text:p>PREFIX_UNITS_ALL</text:p>
          </table:table-cell>
          <table:table-cell/>
          <table:table-cell table:formula="of:=CONCATENATE(&quot;(&quot;;[.A218];&quot;, '&quot;;[.C218];&quot;', '&quot;;[.B218];&quot;'),&quot;)" office:value-type="string" office:string-value="(218, 'PREFIX_UNITS_ALL', 'LOC_TCS_UNITNAME_PREFIX_DRAWN'),">
            <text:p>(218, 'PREFIX_UNITS_ALL', 'LOC_TCS_UNITNAME_PREFIX_DRAWN'),</text:p>
          </table:table-cell>
        </table:table-row>
        <table:table-row table:style-name="ro1">
          <table:table-cell office:value-type="float" office:value="219">
            <text:p>219</text:p>
          </table:table-cell>
          <table:table-cell office:value-type="string">
            <text:p>LOC_TCS_UNITNAME_PREFIX_EARTHEN</text:p>
          </table:table-cell>
          <table:table-cell office:value-type="string">
            <text:p>PREFIX_UNITS_ALL</text:p>
          </table:table-cell>
          <table:table-cell/>
          <table:table-cell table:formula="of:=CONCATENATE(&quot;(&quot;;[.A219];&quot;, '&quot;;[.C219];&quot;', '&quot;;[.B219];&quot;'),&quot;)" office:value-type="string" office:string-value="(219, 'PREFIX_UNITS_ALL', 'LOC_TCS_UNITNAME_PREFIX_EARTHEN'),">
            <text:p>(219, 'PREFIX_UNITS_ALL', 'LOC_TCS_UNITNAME_PREFIX_EARTHEN'),</text:p>
          </table:table-cell>
        </table:table-row>
        <table:table-row table:style-name="ro1">
          <table:table-cell office:value-type="float" office:value="220">
            <text:p>220</text:p>
          </table:table-cell>
          <table:table-cell office:value-type="string">
            <text:p>LOC_TCS_UNITNAME_PREFIX_EASTERN</text:p>
          </table:table-cell>
          <table:table-cell office:value-type="string">
            <text:p>PREFIX_UNITS_ALL</text:p>
          </table:table-cell>
          <table:table-cell/>
          <table:table-cell table:formula="of:=CONCATENATE(&quot;(&quot;;[.A220];&quot;, '&quot;;[.C220];&quot;', '&quot;;[.B220];&quot;'),&quot;)" office:value-type="string" office:string-value="(220, 'PREFIX_UNITS_ALL', 'LOC_TCS_UNITNAME_PREFIX_EASTERN'),">
            <text:p>(220, 'PREFIX_UNITS_ALL', 'LOC_TCS_UNITNAME_PREFIX_EASTERN'),</text:p>
          </table:table-cell>
        </table:table-row>
        <table:table-row table:style-name="ro1">
          <table:table-cell office:value-type="float" office:value="221">
            <text:p>221</text:p>
          </table:table-cell>
          <table:table-cell office:value-type="string">
            <text:p>LOC_TCS_UNITNAME_PREFIX_ELITE</text:p>
          </table:table-cell>
          <table:table-cell office:value-type="string">
            <text:p>PREFIX_UNITS_ALL</text:p>
          </table:table-cell>
          <table:table-cell/>
          <table:table-cell table:formula="of:=CONCATENATE(&quot;(&quot;;[.A221];&quot;, '&quot;;[.C221];&quot;', '&quot;;[.B221];&quot;'),&quot;)" office:value-type="string" office:string-value="(221, 'PREFIX_UNITS_ALL', 'LOC_TCS_UNITNAME_PREFIX_ELITE'),">
            <text:p>(221, 'PREFIX_UNITS_ALL', 'LOC_TCS_UNITNAME_PREFIX_ELITE'),</text:p>
          </table:table-cell>
        </table:table-row>
        <table:table-row table:style-name="ro1">
          <table:table-cell office:value-type="float" office:value="222">
            <text:p>222</text:p>
          </table:table-cell>
          <table:table-cell office:value-type="string">
            <text:p>LOC_TCS_UNITNAME_PREFIX_ETERNAL</text:p>
          </table:table-cell>
          <table:table-cell office:value-type="string">
            <text:p>PREFIX_UNITS_ALL</text:p>
          </table:table-cell>
          <table:table-cell/>
          <table:table-cell table:formula="of:=CONCATENATE(&quot;(&quot;;[.A222];&quot;, '&quot;;[.C222];&quot;', '&quot;;[.B222];&quot;'),&quot;)" office:value-type="string" office:string-value="(222, 'PREFIX_UNITS_ALL', 'LOC_TCS_UNITNAME_PREFIX_ETERNAL'),">
            <text:p>(222, 'PREFIX_UNITS_ALL', 'LOC_TCS_UNITNAME_PREFIX_ETERNAL'),</text:p>
          </table:table-cell>
        </table:table-row>
        <table:table-row table:style-name="ro1">
          <table:table-cell office:value-type="float" office:value="223">
            <text:p>223</text:p>
          </table:table-cell>
          <table:table-cell office:value-type="string">
            <text:p>LOC_TCS_UNITNAME_PREFIX_FIGHTING</text:p>
          </table:table-cell>
          <table:table-cell office:value-type="string">
            <text:p>PREFIX_UNITS_ALL</text:p>
          </table:table-cell>
          <table:table-cell/>
          <table:table-cell table:formula="of:=CONCATENATE(&quot;(&quot;;[.A223];&quot;, '&quot;;[.C223];&quot;', '&quot;;[.B223];&quot;'),&quot;)" office:value-type="string" office:string-value="(223, 'PREFIX_UNITS_ALL', 'LOC_TCS_UNITNAME_PREFIX_FIGHTING'),">
            <text:p>(223, 'PREFIX_UNITS_ALL', 'LOC_TCS_UNITNAME_PREFIX_FIGHTING'),</text:p>
          </table:table-cell>
        </table:table-row>
        <table:table-row table:style-name="ro1">
          <table:table-cell office:value-type="float" office:value="224">
            <text:p>224</text:p>
          </table:table-cell>
          <table:table-cell office:value-type="string">
            <text:p>LOC_TCS_UNITNAME_PREFIX_FIRE</text:p>
          </table:table-cell>
          <table:table-cell office:value-type="string">
            <text:p>PREFIX_UNITS_ALL</text:p>
          </table:table-cell>
          <table:table-cell/>
          <table:table-cell table:formula="of:=CONCATENATE(&quot;(&quot;;[.A224];&quot;, '&quot;;[.C224];&quot;', '&quot;;[.B224];&quot;'),&quot;)" office:value-type="string" office:string-value="(224, 'PREFIX_UNITS_ALL', 'LOC_TCS_UNITNAME_PREFIX_FIRE'),">
            <text:p>(224, 'PREFIX_UNITS_ALL', 'LOC_TCS_UNITNAME_PREFIX_FIRE'),</text:p>
          </table:table-cell>
        </table:table-row>
        <table:table-row table:style-name="ro1">
          <table:table-cell office:value-type="float" office:value="225">
            <text:p>225</text:p>
          </table:table-cell>
          <table:table-cell office:value-type="string">
            <text:p>LOC_TCS_UNITNAME_PREFIX_FLYING</text:p>
          </table:table-cell>
          <table:table-cell office:value-type="string">
            <text:p>PREFIX_UNITS_ALL</text:p>
          </table:table-cell>
          <table:table-cell/>
          <table:table-cell table:formula="of:=CONCATENATE(&quot;(&quot;;[.A225];&quot;, '&quot;;[.C225];&quot;', '&quot;;[.B225];&quot;'),&quot;)" office:value-type="string" office:string-value="(225, 'PREFIX_UNITS_ALL', 'LOC_TCS_UNITNAME_PREFIX_FLYING'),">
            <text:p>(225, 'PREFIX_UNITS_ALL', 'LOC_TCS_UNITNAME_PREFIX_FLYING'),</text:p>
          </table:table-cell>
        </table:table-row>
        <table:table-row table:style-name="ro1">
          <table:table-cell office:value-type="float" office:value="226">
            <text:p>226</text:p>
          </table:table-cell>
          <table:table-cell office:value-type="string">
            <text:p>LOC_TCS_UNITNAME_PREFIX_GALE</text:p>
          </table:table-cell>
          <table:table-cell office:value-type="string">
            <text:p>PREFIX_UNITS_ALL</text:p>
          </table:table-cell>
          <table:table-cell/>
          <table:table-cell table:formula="of:=CONCATENATE(&quot;(&quot;;[.A226];&quot;, '&quot;;[.C226];&quot;', '&quot;;[.B226];&quot;'),&quot;)" office:value-type="string" office:string-value="(226, 'PREFIX_UNITS_ALL', 'LOC_TCS_UNITNAME_PREFIX_GALE'),">
            <text:p>(226, 'PREFIX_UNITS_ALL', 'LOC_TCS_UNITNAME_PREFIX_GALE'),</text:p>
          </table:table-cell>
        </table:table-row>
        <table:table-row table:style-name="ro1">
          <table:table-cell office:value-type="float" office:value="227">
            <text:p>227</text:p>
          </table:table-cell>
          <table:table-cell office:value-type="string">
            <text:p>LOC_TCS_UNITNAME_PREFIX_GALLOPING</text:p>
          </table:table-cell>
          <table:table-cell office:value-type="string">
            <text:p>PREFIX_UNITS_ALL</text:p>
          </table:table-cell>
          <table:table-cell/>
          <table:table-cell table:formula="of:=CONCATENATE(&quot;(&quot;;[.A227];&quot;, '&quot;;[.C227];&quot;', '&quot;;[.B227];&quot;'),&quot;)" office:value-type="string" office:string-value="(227, 'PREFIX_UNITS_ALL', 'LOC_TCS_UNITNAME_PREFIX_GALLOPING'),">
            <text:p>(227, 'PREFIX_UNITS_ALL', 'LOC_TCS_UNITNAME_PREFIX_GALLOPING'),</text:p>
          </table:table-cell>
        </table:table-row>
        <table:table-row table:style-name="ro1">
          <table:table-cell office:value-type="float" office:value="228">
            <text:p>228</text:p>
          </table:table-cell>
          <table:table-cell office:value-type="string">
            <text:p>LOC_TCS_UNITNAME_PREFIX_GHOST</text:p>
          </table:table-cell>
          <table:table-cell office:value-type="string">
            <text:p>PREFIX_UNITS_ALL</text:p>
          </table:table-cell>
          <table:table-cell/>
          <table:table-cell table:formula="of:=CONCATENATE(&quot;(&quot;;[.A228];&quot;, '&quot;;[.C228];&quot;', '&quot;;[.B228];&quot;'),&quot;)" office:value-type="string" office:string-value="(228, 'PREFIX_UNITS_ALL', 'LOC_TCS_UNITNAME_PREFIX_GHOST'),">
            <text:p>(228, 'PREFIX_UNITS_ALL', 'LOC_TCS_UNITNAME_PREFIX_GHOST'),</text:p>
          </table:table-cell>
        </table:table-row>
        <table:table-row table:style-name="ro1">
          <table:table-cell office:value-type="float" office:value="229">
            <text:p>229</text:p>
          </table:table-cell>
          <table:table-cell office:value-type="string">
            <text:p>LOC_TCS_UNITNAME_PREFIX_GLORY</text:p>
          </table:table-cell>
          <table:table-cell office:value-type="string">
            <text:p>PREFIX_UNITS_ALL</text:p>
          </table:table-cell>
          <table:table-cell/>
          <table:table-cell table:formula="of:=CONCATENATE(&quot;(&quot;;[.A229];&quot;, '&quot;;[.C229];&quot;', '&quot;;[.B229];&quot;'),&quot;)" office:value-type="string" office:string-value="(229, 'PREFIX_UNITS_ALL', 'LOC_TCS_UNITNAME_PREFIX_GLORY'),">
            <text:p>(229, 'PREFIX_UNITS_ALL', 'LOC_TCS_UNITNAME_PREFIX_GLORY'),</text:p>
          </table:table-cell>
        </table:table-row>
        <table:table-row table:style-name="ro1">
          <table:table-cell office:value-type="float" office:value="230">
            <text:p>230</text:p>
          </table:table-cell>
          <table:table-cell office:value-type="string">
            <text:p>LOC_TCS_UNITNAME_PREFIX_GOLDEN</text:p>
          </table:table-cell>
          <table:table-cell office:value-type="string">
            <text:p>PREFIX_UNITS_ALL</text:p>
          </table:table-cell>
          <table:table-cell/>
          <table:table-cell table:formula="of:=CONCATENATE(&quot;(&quot;;[.A230];&quot;, '&quot;;[.C230];&quot;', '&quot;;[.B230];&quot;'),&quot;)" office:value-type="string" office:string-value="(230, 'PREFIX_UNITS_ALL', 'LOC_TCS_UNITNAME_PREFIX_GOLDEN'),">
            <text:p>(230, 'PREFIX_UNITS_ALL', 'LOC_TCS_UNITNAME_PREFIX_GOLDEN'),</text:p>
          </table:table-cell>
        </table:table-row>
        <table:table-row table:style-name="ro1">
          <table:table-cell office:value-type="float" office:value="231">
            <text:p>231</text:p>
          </table:table-cell>
          <table:table-cell office:value-type="string">
            <text:p>LOC_TCS_UNITNAME_PREFIX_GREAT</text:p>
          </table:table-cell>
          <table:table-cell office:value-type="string">
            <text:p>PREFIX_UNITS_ALL</text:p>
          </table:table-cell>
          <table:table-cell/>
          <table:table-cell table:formula="of:=CONCATENATE(&quot;(&quot;;[.A231];&quot;, '&quot;;[.C231];&quot;', '&quot;;[.B231];&quot;'),&quot;)" office:value-type="string" office:string-value="(231, 'PREFIX_UNITS_ALL', 'LOC_TCS_UNITNAME_PREFIX_GREAT'),">
            <text:p>(231, 'PREFIX_UNITS_ALL', 'LOC_TCS_UNITNAME_PREFIX_GREAT'),</text:p>
          </table:table-cell>
        </table:table-row>
        <table:table-row table:style-name="ro1">
          <table:table-cell office:value-type="float" office:value="232">
            <text:p>232</text:p>
          </table:table-cell>
          <table:table-cell office:value-type="string">
            <text:p>LOC_TCS_UNITNAME_PREFIX_GREEN</text:p>
          </table:table-cell>
          <table:table-cell office:value-type="string">
            <text:p>PREFIX_UNITS_ALL</text:p>
          </table:table-cell>
          <table:table-cell/>
          <table:table-cell table:formula="of:=CONCATENATE(&quot;(&quot;;[.A232];&quot;, '&quot;;[.C232];&quot;', '&quot;;[.B232];&quot;'),&quot;)" office:value-type="string" office:string-value="(232, 'PREFIX_UNITS_ALL', 'LOC_TCS_UNITNAME_PREFIX_GREEN'),">
            <text:p>(232, 'PREFIX_UNITS_ALL', 'LOC_TCS_UNITNAME_PREFIX_GREEN'),</text:p>
          </table:table-cell>
        </table:table-row>
        <table:table-row table:style-name="ro1">
          <table:table-cell office:value-type="float" office:value="233">
            <text:p>233</text:p>
          </table:table-cell>
          <table:table-cell office:value-type="string">
            <text:p>LOC_TCS_UNITNAME_PREFIX_GRIM</text:p>
          </table:table-cell>
          <table:table-cell office:value-type="string">
            <text:p>PREFIX_UNITS_ALL</text:p>
          </table:table-cell>
          <table:table-cell/>
          <table:table-cell table:formula="of:=CONCATENATE(&quot;(&quot;;[.A233];&quot;, '&quot;;[.C233];&quot;', '&quot;;[.B233];&quot;'),&quot;)" office:value-type="string" office:string-value="(233, 'PREFIX_UNITS_ALL', 'LOC_TCS_UNITNAME_PREFIX_GRIM'),">
            <text:p>(233, 'PREFIX_UNITS_ALL', 'LOC_TCS_UNITNAME_PREFIX_GRIM'),</text:p>
          </table:table-cell>
        </table:table-row>
        <table:table-row table:style-name="ro1">
          <table:table-cell office:value-type="float" office:value="234">
            <text:p>234</text:p>
          </table:table-cell>
          <table:table-cell office:value-type="string">
            <text:p>LOC_TCS_UNITNAME_PREFIX_HADES</text:p>
          </table:table-cell>
          <table:table-cell office:value-type="string">
            <text:p>PREFIX_UNITS_ALL</text:p>
          </table:table-cell>
          <table:table-cell/>
          <table:table-cell table:formula="of:=CONCATENATE(&quot;(&quot;;[.A234];&quot;, '&quot;;[.C234];&quot;', '&quot;;[.B234];&quot;'),&quot;)" office:value-type="string" office:string-value="(234, 'PREFIX_UNITS_ALL', 'LOC_TCS_UNITNAME_PREFIX_HADES'),">
            <text:p>(234, 'PREFIX_UNITS_ALL', 'LOC_TCS_UNITNAME_PREFIX_HADES'),</text:p>
          </table:table-cell>
        </table:table-row>
        <table:table-row table:style-name="ro1">
          <table:table-cell office:value-type="float" office:value="235">
            <text:p>235</text:p>
          </table:table-cell>
          <table:table-cell office:value-type="string">
            <text:p>LOC_TCS_UNITNAME_PREFIX_HEAVENLY</text:p>
          </table:table-cell>
          <table:table-cell office:value-type="string">
            <text:p>PREFIX_UNITS_ALL</text:p>
          </table:table-cell>
          <table:table-cell/>
          <table:table-cell table:formula="of:=CONCATENATE(&quot;(&quot;;[.A235];&quot;, '&quot;;[.C235];&quot;', '&quot;;[.B235];&quot;'),&quot;)" office:value-type="string" office:string-value="(235, 'PREFIX_UNITS_ALL', 'LOC_TCS_UNITNAME_PREFIX_HEAVENLY'),">
            <text:p>(235, 'PREFIX_UNITS_ALL', 'LOC_TCS_UNITNAME_PREFIX_HEAVENLY'),</text:p>
          </table:table-cell>
        </table:table-row>
        <table:table-row table:style-name="ro1">
          <table:table-cell office:value-type="float" office:value="236">
            <text:p>236</text:p>
          </table:table-cell>
          <table:table-cell office:value-type="string">
            <text:p>LOC_TCS_UNITNAME_PREFIX_HELLISH</text:p>
          </table:table-cell>
          <table:table-cell office:value-type="string">
            <text:p>PREFIX_UNITS_ALL</text:p>
          </table:table-cell>
          <table:table-cell/>
          <table:table-cell table:formula="of:=CONCATENATE(&quot;(&quot;;[.A236];&quot;, '&quot;;[.C236];&quot;', '&quot;;[.B236];&quot;'),&quot;)" office:value-type="string" office:string-value="(236, 'PREFIX_UNITS_ALL', 'LOC_TCS_UNITNAME_PREFIX_HELLISH'),">
            <text:p>(236, 'PREFIX_UNITS_ALL', 'LOC_TCS_UNITNAME_PREFIX_HELLISH'),</text:p>
          </table:table-cell>
        </table:table-row>
        <table:table-row table:style-name="ro1">
          <table:table-cell office:value-type="float" office:value="237">
            <text:p>237</text:p>
          </table:table-cell>
          <table:table-cell office:value-type="string">
            <text:p>LOC_TCS_UNITNAME_PREFIX_HELLS</text:p>
          </table:table-cell>
          <table:table-cell office:value-type="string">
            <text:p>PREFIX_UNITS_ALL</text:p>
          </table:table-cell>
          <table:table-cell/>
          <table:table-cell table:formula="of:=CONCATENATE(&quot;(&quot;;[.A237];&quot;, '&quot;;[.C237];&quot;', '&quot;;[.B237];&quot;'),&quot;)" office:value-type="string" office:string-value="(237, 'PREFIX_UNITS_ALL', 'LOC_TCS_UNITNAME_PREFIX_HELLS'),">
            <text:p>(237, 'PREFIX_UNITS_ALL', 'LOC_TCS_UNITNAME_PREFIX_HELLS'),</text:p>
          </table:table-cell>
        </table:table-row>
        <table:table-row table:style-name="ro1">
          <table:table-cell office:value-type="float" office:value="238">
            <text:p>238</text:p>
          </table:table-cell>
          <table:table-cell office:value-type="string">
            <text:p>LOC_TCS_UNITNAME_PREFIX_HIDDEN</text:p>
          </table:table-cell>
          <table:table-cell office:value-type="string">
            <text:p>PREFIX_UNITS_ALL</text:p>
          </table:table-cell>
          <table:table-cell/>
          <table:table-cell table:formula="of:=CONCATENATE(&quot;(&quot;;[.A238];&quot;, '&quot;;[.C238];&quot;', '&quot;;[.B238];&quot;'),&quot;)" office:value-type="string" office:string-value="(238, 'PREFIX_UNITS_ALL', 'LOC_TCS_UNITNAME_PREFIX_HIDDEN'),">
            <text:p>(238, 'PREFIX_UNITS_ALL', 'LOC_TCS_UNITNAME_PREFIX_HIDDEN'),</text:p>
          </table:table-cell>
        </table:table-row>
        <table:table-row table:style-name="ro1">
          <table:table-cell office:value-type="float" office:value="239">
            <text:p>239</text:p>
          </table:table-cell>
          <table:table-cell office:value-type="string">
            <text:p>LOC_TCS_UNITNAME_PREFIX_HOLY</text:p>
          </table:table-cell>
          <table:table-cell office:value-type="string">
            <text:p>PREFIX_UNITS_ALL</text:p>
          </table:table-cell>
          <table:table-cell/>
          <table:table-cell table:formula="of:=CONCATENATE(&quot;(&quot;;[.A239];&quot;, '&quot;;[.C239];&quot;', '&quot;;[.B239];&quot;'),&quot;)" office:value-type="string" office:string-value="(239, 'PREFIX_UNITS_ALL', 'LOC_TCS_UNITNAME_PREFIX_HOLY'),">
            <text:p>(239, 'PREFIX_UNITS_ALL', 'LOC_TCS_UNITNAME_PREFIX_HOLY'),</text:p>
          </table:table-cell>
        </table:table-row>
        <table:table-row table:style-name="ro1">
          <table:table-cell office:value-type="float" office:value="240">
            <text:p>240</text:p>
          </table:table-cell>
          <table:table-cell office:value-type="string">
            <text:p>LOC_TCS_UNITNAME_PREFIX_INVINCIBLE</text:p>
          </table:table-cell>
          <table:table-cell office:value-type="string">
            <text:p>PREFIX_UNITS_ALL</text:p>
          </table:table-cell>
          <table:table-cell/>
          <table:table-cell table:formula="of:=CONCATENATE(&quot;(&quot;;[.A240];&quot;, '&quot;;[.C240];&quot;', '&quot;;[.B240];&quot;'),&quot;)" office:value-type="string" office:string-value="(240, 'PREFIX_UNITS_ALL', 'LOC_TCS_UNITNAME_PREFIX_INVINCIBLE'),">
            <text:p>(240, 'PREFIX_UNITS_ALL', 'LOC_TCS_UNITNAME_PREFIX_INVINCIBLE'),</text:p>
          </table:table-cell>
        </table:table-row>
        <table:table-row table:style-name="ro1">
          <table:table-cell office:value-type="float" office:value="241">
            <text:p>241</text:p>
          </table:table-cell>
          <table:table-cell office:value-type="string">
            <text:p>LOC_TCS_UNITNAME_PREFIX_IRON</text:p>
          </table:table-cell>
          <table:table-cell office:value-type="string">
            <text:p>PREFIX_UNITS_ALL</text:p>
          </table:table-cell>
          <table:table-cell/>
          <table:table-cell table:formula="of:=CONCATENATE(&quot;(&quot;;[.A241];&quot;, '&quot;;[.C241];&quot;', '&quot;;[.B241];&quot;'),&quot;)" office:value-type="string" office:string-value="(241, 'PREFIX_UNITS_ALL', 'LOC_TCS_UNITNAME_PREFIX_IRON'),">
            <text:p>(241, 'PREFIX_UNITS_ALL', 'LOC_TCS_UNITNAME_PREFIX_IRON'),</text:p>
          </table:table-cell>
        </table:table-row>
        <table:table-row table:style-name="ro1">
          <table:table-cell office:value-type="float" office:value="242">
            <text:p>242</text:p>
          </table:table-cell>
          <table:table-cell office:value-type="string">
            <text:p>LOC_TCS_UNITNAME_PREFIX_JADE</text:p>
          </table:table-cell>
          <table:table-cell office:value-type="string">
            <text:p>PREFIX_UNITS_ALL</text:p>
          </table:table-cell>
          <table:table-cell/>
          <table:table-cell table:formula="of:=CONCATENATE(&quot;(&quot;;[.A242];&quot;, '&quot;;[.C242];&quot;', '&quot;;[.B242];&quot;'),&quot;)" office:value-type="string" office:string-value="(242, 'PREFIX_UNITS_ALL', 'LOC_TCS_UNITNAME_PREFIX_JADE'),">
            <text:p>(242, 'PREFIX_UNITS_ALL', 'LOC_TCS_UNITNAME_PREFIX_JADE'),</text:p>
          </table:table-cell>
        </table:table-row>
        <table:table-row table:style-name="ro1">
          <table:table-cell office:value-type="float" office:value="243">
            <text:p>243</text:p>
          </table:table-cell>
          <table:table-cell office:value-type="string">
            <text:p>LOC_TCS_UNITNAME_PREFIX_JUNGLE</text:p>
          </table:table-cell>
          <table:table-cell office:value-type="string">
            <text:p>PREFIX_UNITS_ALL</text:p>
          </table:table-cell>
          <table:table-cell/>
          <table:table-cell table:formula="of:=CONCATENATE(&quot;(&quot;;[.A243];&quot;, '&quot;;[.C243];&quot;', '&quot;;[.B243];&quot;'),&quot;)" office:value-type="string" office:string-value="(243, 'PREFIX_UNITS_ALL', 'LOC_TCS_UNITNAME_PREFIX_JUNGLE'),">
            <text:p>(243, 'PREFIX_UNITS_ALL', 'LOC_TCS_UNITNAME_PREFIX_JUNGLE'),</text:p>
          </table:table-cell>
        </table:table-row>
        <table:table-row table:style-name="ro1">
          <table:table-cell office:value-type="float" office:value="244">
            <text:p>244</text:p>
          </table:table-cell>
          <table:table-cell office:value-type="string">
            <text:p>LOC_TCS_UNITNAME_PREFIX_KINGS</text:p>
          </table:table-cell>
          <table:table-cell office:value-type="string">
            <text:p>PREFIX_UNITS_ALL</text:p>
          </table:table-cell>
          <table:table-cell/>
          <table:table-cell table:formula="of:=CONCATENATE(&quot;(&quot;;[.A244];&quot;, '&quot;;[.C244];&quot;', '&quot;;[.B244];&quot;'),&quot;)" office:value-type="string" office:string-value="(244, 'PREFIX_UNITS_ALL', 'LOC_TCS_UNITNAME_PREFIX_KINGS'),">
            <text:p>(244, 'PREFIX_UNITS_ALL', 'LOC_TCS_UNITNAME_PREFIX_KINGS'),</text:p>
          </table:table-cell>
        </table:table-row>
        <table:table-row table:style-name="ro1">
          <table:table-cell office:value-type="float" office:value="245">
            <text:p>245</text:p>
          </table:table-cell>
          <table:table-cell office:value-type="string">
            <text:p>LOC_TCS_UNITNAME_PREFIX_LAVA</text:p>
          </table:table-cell>
          <table:table-cell office:value-type="string">
            <text:p>PREFIX_UNITS_ALL</text:p>
          </table:table-cell>
          <table:table-cell/>
          <table:table-cell table:formula="of:=CONCATENATE(&quot;(&quot;;[.A245];&quot;, '&quot;;[.C245];&quot;', '&quot;;[.B245];&quot;'),&quot;)" office:value-type="string" office:string-value="(245, 'PREFIX_UNITS_ALL', 'LOC_TCS_UNITNAME_PREFIX_LAVA'),">
            <text:p>(245, 'PREFIX_UNITS_ALL', 'LOC_TCS_UNITNAME_PREFIX_LAVA'),</text:p>
          </table:table-cell>
        </table:table-row>
        <table:table-row table:style-name="ro1">
          <table:table-cell office:value-type="float" office:value="246">
            <text:p>246</text:p>
          </table:table-cell>
          <table:table-cell office:value-type="string">
            <text:p>LOC_TCS_UNITNAME_PREFIX_LIGHT</text:p>
          </table:table-cell>
          <table:table-cell office:value-type="string">
            <text:p>PREFIX_UNITS_ALL</text:p>
          </table:table-cell>
          <table:table-cell/>
          <table:table-cell table:formula="of:=CONCATENATE(&quot;(&quot;;[.A246];&quot;, '&quot;;[.C246];&quot;', '&quot;;[.B246];&quot;'),&quot;)" office:value-type="string" office:string-value="(246, 'PREFIX_UNITS_ALL', 'LOC_TCS_UNITNAME_PREFIX_LIGHT'),">
            <text:p>(246, 'PREFIX_UNITS_ALL', 'LOC_TCS_UNITNAME_PREFIX_LIGHT'),</text:p>
          </table:table-cell>
        </table:table-row>
        <table:table-row table:style-name="ro1">
          <table:table-cell office:value-type="float" office:value="247">
            <text:p>247</text:p>
          </table:table-cell>
          <table:table-cell office:value-type="string">
            <text:p>LOC_TCS_UNITNAME_PREFIX_LIGHTNING</text:p>
          </table:table-cell>
          <table:table-cell office:value-type="string">
            <text:p>PREFIX_UNITS_ALL</text:p>
          </table:table-cell>
          <table:table-cell/>
          <table:table-cell table:formula="of:=CONCATENATE(&quot;(&quot;;[.A247];&quot;, '&quot;;[.C247];&quot;', '&quot;;[.B247];&quot;'),&quot;)" office:value-type="string" office:string-value="(247, 'PREFIX_UNITS_ALL', 'LOC_TCS_UNITNAME_PREFIX_LIGHTNING'),">
            <text:p>(247, 'PREFIX_UNITS_ALL', 'LOC_TCS_UNITNAME_PREFIX_LIGHTNING'),</text:p>
          </table:table-cell>
        </table:table-row>
        <table:table-row table:style-name="ro1">
          <table:table-cell office:value-type="float" office:value="248">
            <text:p>248</text:p>
          </table:table-cell>
          <table:table-cell office:value-type="string">
            <text:p>LOC_TCS_UNITNAME_PREFIX_LION</text:p>
          </table:table-cell>
          <table:table-cell office:value-type="string">
            <text:p>PREFIX_UNITS_ALL</text:p>
          </table:table-cell>
          <table:table-cell/>
          <table:table-cell table:formula="of:=CONCATENATE(&quot;(&quot;;[.A248];&quot;, '&quot;;[.C248];&quot;', '&quot;;[.B248];&quot;'),&quot;)" office:value-type="string" office:string-value="(248, 'PREFIX_UNITS_ALL', 'LOC_TCS_UNITNAME_PREFIX_LION'),">
            <text:p>(248, 'PREFIX_UNITS_ALL', 'LOC_TCS_UNITNAME_PREFIX_LION'),</text:p>
          </table:table-cell>
        </table:table-row>
        <table:table-row table:style-name="ro1">
          <table:table-cell office:value-type="float" office:value="249">
            <text:p>249</text:p>
          </table:table-cell>
          <table:table-cell office:value-type="string">
            <text:p>LOC_TCS_UNITNAME_PREFIX_LONG</text:p>
          </table:table-cell>
          <table:table-cell office:value-type="string">
            <text:p>PREFIX_UNITS_ALL</text:p>
          </table:table-cell>
          <table:table-cell/>
          <table:table-cell table:formula="of:=CONCATENATE(&quot;(&quot;;[.A249];&quot;, '&quot;;[.C249];&quot;', '&quot;;[.B249];&quot;'),&quot;)" office:value-type="string" office:string-value="(249, 'PREFIX_UNITS_ALL', 'LOC_TCS_UNITNAME_PREFIX_LONG'),">
            <text:p>(249, 'PREFIX_UNITS_ALL', 'LOC_TCS_UNITNAME_PREFIX_LONG'),</text:p>
          </table:table-cell>
        </table:table-row>
        <table:table-row table:style-name="ro1">
          <table:table-cell office:value-type="float" office:value="250">
            <text:p>250</text:p>
          </table:table-cell>
          <table:table-cell office:value-type="string">
            <text:p>LOC_TCS_UNITNAME_PREFIX_MAGNIFICENT</text:p>
          </table:table-cell>
          <table:table-cell office:value-type="string">
            <text:p>PREFIX_UNITS_ALL</text:p>
          </table:table-cell>
          <table:table-cell/>
          <table:table-cell table:formula="of:=CONCATENATE(&quot;(&quot;;[.A250];&quot;, '&quot;;[.C250];&quot;', '&quot;;[.B250];&quot;'),&quot;)" office:value-type="string" office:string-value="(250, 'PREFIX_UNITS_ALL', 'LOC_TCS_UNITNAME_PREFIX_MAGNIFICENT'),">
            <text:p>(250, 'PREFIX_UNITS_ALL', 'LOC_TCS_UNITNAME_PREFIX_MAGNIFICENT'),</text:p>
          </table:table-cell>
        </table:table-row>
        <table:table-row table:style-name="ro1">
          <table:table-cell office:value-type="float" office:value="251">
            <text:p>251</text:p>
          </table:table-cell>
          <table:table-cell office:value-type="string">
            <text:p>LOC_TCS_UNITNAME_PREFIX_METAL</text:p>
          </table:table-cell>
          <table:table-cell office:value-type="string">
            <text:p>PREFIX_UNITS_ALL</text:p>
          </table:table-cell>
          <table:table-cell/>
          <table:table-cell table:formula="of:=CONCATENATE(&quot;(&quot;;[.A251];&quot;, '&quot;;[.C251];&quot;', '&quot;;[.B251];&quot;'),&quot;)" office:value-type="string" office:string-value="(251, 'PREFIX_UNITS_ALL', 'LOC_TCS_UNITNAME_PREFIX_METAL'),">
            <text:p>(251, 'PREFIX_UNITS_ALL', 'LOC_TCS_UNITNAME_PREFIX_METAL'),</text:p>
          </table:table-cell>
        </table:table-row>
        <table:table-row table:style-name="ro1">
          <table:table-cell office:value-type="float" office:value="252">
            <text:p>252</text:p>
          </table:table-cell>
          <table:table-cell office:value-type="string">
            <text:p>LOC_TCS_UNITNAME_PREFIX_MOUNTAIN</text:p>
          </table:table-cell>
          <table:table-cell office:value-type="string">
            <text:p>PREFIX_UNITS_ALL</text:p>
          </table:table-cell>
          <table:table-cell/>
          <table:table-cell table:formula="of:=CONCATENATE(&quot;(&quot;;[.A252];&quot;, '&quot;;[.C252];&quot;', '&quot;;[.B252];&quot;'),&quot;)" office:value-type="string" office:string-value="(252, 'PREFIX_UNITS_ALL', 'LOC_TCS_UNITNAME_PREFIX_MOUNTAIN'),">
            <text:p>(252, 'PREFIX_UNITS_ALL', 'LOC_TCS_UNITNAME_PREFIX_MOUNTAIN'),</text:p>
          </table:table-cell>
        </table:table-row>
        <table:table-row table:style-name="ro1">
          <table:table-cell office:value-type="float" office:value="253">
            <text:p>253</text:p>
          </table:table-cell>
          <table:table-cell office:value-type="string">
            <text:p>LOC_TCS_UNITNAME_PREFIX_MOUNTED</text:p>
          </table:table-cell>
          <table:table-cell office:value-type="string">
            <text:p>PREFIX_UNITS_ALL</text:p>
          </table:table-cell>
          <table:table-cell/>
          <table:table-cell table:formula="of:=CONCATENATE(&quot;(&quot;;[.A253];&quot;, '&quot;;[.C253];&quot;', '&quot;;[.B253];&quot;'),&quot;)" office:value-type="string" office:string-value="(253, 'PREFIX_UNITS_ALL', 'LOC_TCS_UNITNAME_PREFIX_MOUNTED'),">
            <text:p>(253, 'PREFIX_UNITS_ALL', 'LOC_TCS_UNITNAME_PREFIX_MOUNTED'),</text:p>
          </table:table-cell>
        </table:table-row>
        <table:table-row table:style-name="ro1">
          <table:table-cell office:value-type="float" office:value="254">
            <text:p>254</text:p>
          </table:table-cell>
          <table:table-cell office:value-type="string">
            <text:p>LOC_TCS_UNITNAME_PREFIX_NOMADIC</text:p>
          </table:table-cell>
          <table:table-cell office:value-type="string">
            <text:p>PREFIX_UNITS_ALL</text:p>
          </table:table-cell>
          <table:table-cell/>
          <table:table-cell table:formula="of:=CONCATENATE(&quot;(&quot;;[.A254];&quot;, '&quot;;[.C254];&quot;', '&quot;;[.B254];&quot;'),&quot;)" office:value-type="string" office:string-value="(254, 'PREFIX_UNITS_ALL', 'LOC_TCS_UNITNAME_PREFIX_NOMADIC'),">
            <text:p>(254, 'PREFIX_UNITS_ALL', 'LOC_TCS_UNITNAME_PREFIX_NOMADIC'),</text:p>
          </table:table-cell>
        </table:table-row>
        <table:table-row table:style-name="ro1">
          <table:table-cell office:value-type="float" office:value="255">
            <text:p>255</text:p>
          </table:table-cell>
          <table:table-cell office:value-type="string">
            <text:p>LOC_TCS_UNITNAME_PREFIX_NORTHERN</text:p>
          </table:table-cell>
          <table:table-cell office:value-type="string">
            <text:p>PREFIX_UNITS_ALL</text:p>
          </table:table-cell>
          <table:table-cell/>
          <table:table-cell table:formula="of:=CONCATENATE(&quot;(&quot;;[.A255];&quot;, '&quot;;[.C255];&quot;', '&quot;;[.B255];&quot;'),&quot;)" office:value-type="string" office:string-value="(255, 'PREFIX_UNITS_ALL', 'LOC_TCS_UNITNAME_PREFIX_NORTHERN'),">
            <text:p>(255, 'PREFIX_UNITS_ALL', 'LOC_TCS_UNITNAME_PREFIX_NORTHERN'),</text:p>
          </table:table-cell>
        </table:table-row>
        <table:table-row table:style-name="ro1">
          <table:table-cell office:value-type="float" office:value="256">
            <text:p>256</text:p>
          </table:table-cell>
          <table:table-cell office:value-type="string">
            <text:p>LOC_TCS_UNITNAME_PREFIX_OLD</text:p>
          </table:table-cell>
          <table:table-cell office:value-type="string">
            <text:p>PREFIX_UNITS_ALL</text:p>
          </table:table-cell>
          <table:table-cell/>
          <table:table-cell table:formula="of:=CONCATENATE(&quot;(&quot;;[.A256];&quot;, '&quot;;[.C256];&quot;', '&quot;;[.B256];&quot;'),&quot;)" office:value-type="string" office:string-value="(256, 'PREFIX_UNITS_ALL', 'LOC_TCS_UNITNAME_PREFIX_OLD'),">
            <text:p>(256, 'PREFIX_UNITS_ALL', 'LOC_TCS_UNITNAME_PREFIX_OLD'),</text:p>
          </table:table-cell>
        </table:table-row>
        <table:table-row table:style-name="ro1">
          <table:table-cell office:value-type="float" office:value="257">
            <text:p>257</text:p>
          </table:table-cell>
          <table:table-cell office:value-type="string">
            <text:p>LOC_TCS_UNITNAME_PREFIX_OPEN</text:p>
          </table:table-cell>
          <table:table-cell office:value-type="string">
            <text:p>PREFIX_UNITS_ALL</text:p>
          </table:table-cell>
          <table:table-cell/>
          <table:table-cell table:formula="of:=CONCATENATE(&quot;(&quot;;[.A257];&quot;, '&quot;;[.C257];&quot;', '&quot;;[.B257];&quot;'),&quot;)" office:value-type="string" office:string-value="(257, 'PREFIX_UNITS_ALL', 'LOC_TCS_UNITNAME_PREFIX_OPEN'),">
            <text:p>(257, 'PREFIX_UNITS_ALL', 'LOC_TCS_UNITNAME_PREFIX_OPEN'),</text:p>
          </table:table-cell>
        </table:table-row>
        <table:table-row table:style-name="ro1">
          <table:table-cell office:value-type="float" office:value="258">
            <text:p>258</text:p>
          </table:table-cell>
          <table:table-cell office:value-type="string">
            <text:p>LOC_TCS_UNITNAME_PREFIX_ORPHAN</text:p>
          </table:table-cell>
          <table:table-cell office:value-type="string">
            <text:p>PREFIX_UNITS_ALL</text:p>
          </table:table-cell>
          <table:table-cell/>
          <table:table-cell table:formula="of:=CONCATENATE(&quot;(&quot;;[.A258];&quot;, '&quot;;[.C258];&quot;', '&quot;;[.B258];&quot;'),&quot;)" office:value-type="string" office:string-value="(258, 'PREFIX_UNITS_ALL', 'LOC_TCS_UNITNAME_PREFIX_ORPHAN'),">
            <text:p>(258, 'PREFIX_UNITS_ALL', 'LOC_TCS_UNITNAME_PREFIX_ORPHAN'),</text:p>
          </table:table-cell>
        </table:table-row>
        <table:table-row table:style-name="ro1">
          <table:table-cell office:value-type="float" office:value="259">
            <text:p>259</text:p>
          </table:table-cell>
          <table:table-cell office:value-type="string">
            <text:p>LOC_TCS_UNITNAME_PREFIX_PARTISAN</text:p>
          </table:table-cell>
          <table:table-cell office:value-type="string">
            <text:p>PREFIX_UNITS_ALL</text:p>
          </table:table-cell>
          <table:table-cell/>
          <table:table-cell table:formula="of:=CONCATENATE(&quot;(&quot;;[.A259];&quot;, '&quot;;[.C259];&quot;', '&quot;;[.B259];&quot;'),&quot;)" office:value-type="string" office:string-value="(259, 'PREFIX_UNITS_ALL', 'LOC_TCS_UNITNAME_PREFIX_PARTISAN'),">
            <text:p>(259, 'PREFIX_UNITS_ALL', 'LOC_TCS_UNITNAME_PREFIX_PARTISAN'),</text:p>
          </table:table-cell>
        </table:table-row>
        <table:table-row table:style-name="ro1">
          <table:table-cell office:value-type="float" office:value="260">
            <text:p>260</text:p>
          </table:table-cell>
          <table:table-cell office:value-type="string">
            <text:p>LOC_TCS_UNITNAME_PREFIX_PRESIDENTS</text:p>
          </table:table-cell>
          <table:table-cell office:value-type="string">
            <text:p>PREFIX_UNITS_ALL</text:p>
          </table:table-cell>
          <table:table-cell/>
          <table:table-cell table:formula="of:=CONCATENATE(&quot;(&quot;;[.A260];&quot;, '&quot;;[.C260];&quot;', '&quot;;[.B260];&quot;'),&quot;)" office:value-type="string" office:string-value="(260, 'PREFIX_UNITS_ALL', 'LOC_TCS_UNITNAME_PREFIX_PRESIDENTS'),">
            <text:p>(260, 'PREFIX_UNITS_ALL', 'LOC_TCS_UNITNAME_PREFIX_PRESIDENTS'),</text:p>
          </table:table-cell>
        </table:table-row>
        <table:table-row table:style-name="ro1">
          <table:table-cell office:value-type="float" office:value="261">
            <text:p>261</text:p>
          </table:table-cell>
          <table:table-cell office:value-type="string">
            <text:p>LOC_TCS_UNITNAME_PREFIX_QUEENS</text:p>
          </table:table-cell>
          <table:table-cell office:value-type="string">
            <text:p>PREFIX_UNITS_ALL</text:p>
          </table:table-cell>
          <table:table-cell/>
          <table:table-cell table:formula="of:=CONCATENATE(&quot;(&quot;;[.A261];&quot;, '&quot;;[.C261];&quot;', '&quot;;[.B261];&quot;'),&quot;)" office:value-type="string" office:string-value="(261, 'PREFIX_UNITS_ALL', 'LOC_TCS_UNITNAME_PREFIX_QUEENS'),">
            <text:p>(261, 'PREFIX_UNITS_ALL', 'LOC_TCS_UNITNAME_PREFIX_QUEENS'),</text:p>
          </table:table-cell>
        </table:table-row>
        <table:table-row table:style-name="ro1">
          <table:table-cell office:value-type="float" office:value="262">
            <text:p>262</text:p>
          </table:table-cell>
          <table:table-cell office:value-type="string">
            <text:p>LOC_TCS_UNITNAME_PREFIX_RAGGED</text:p>
          </table:table-cell>
          <table:table-cell office:value-type="string">
            <text:p>PREFIX_UNITS_ALL</text:p>
          </table:table-cell>
          <table:table-cell/>
          <table:table-cell table:formula="of:=CONCATENATE(&quot;(&quot;;[.A262];&quot;, '&quot;;[.C262];&quot;', '&quot;;[.B262];&quot;'),&quot;)" office:value-type="string" office:string-value="(262, 'PREFIX_UNITS_ALL', 'LOC_TCS_UNITNAME_PREFIX_RAGGED'),">
            <text:p>(262, 'PREFIX_UNITS_ALL', 'LOC_TCS_UNITNAME_PREFIX_RAGGED'),</text:p>
          </table:table-cell>
        </table:table-row>
        <table:table-row table:style-name="ro1">
          <table:table-cell office:value-type="float" office:value="263">
            <text:p>263</text:p>
          </table:table-cell>
          <table:table-cell office:value-type="string">
            <text:p>LOC_TCS_UNITNAME_PREFIX_RAGING</text:p>
          </table:table-cell>
          <table:table-cell office:value-type="string">
            <text:p>PREFIX_UNITS_ALL</text:p>
          </table:table-cell>
          <table:table-cell/>
          <table:table-cell table:formula="of:=CONCATENATE(&quot;(&quot;;[.A263];&quot;, '&quot;;[.C263];&quot;', '&quot;;[.B263];&quot;'),&quot;)" office:value-type="string" office:string-value="(263, 'PREFIX_UNITS_ALL', 'LOC_TCS_UNITNAME_PREFIX_RAGING'),">
            <text:p>(263, 'PREFIX_UNITS_ALL', 'LOC_TCS_UNITNAME_PREFIX_RAGING'),</text:p>
          </table:table-cell>
        </table:table-row>
        <table:table-row table:style-name="ro1">
          <table:table-cell office:value-type="float" office:value="264">
            <text:p>264</text:p>
          </table:table-cell>
          <table:table-cell office:value-type="string">
            <text:p>LOC_TCS_UNITNAME_PREFIX_RAINING</text:p>
          </table:table-cell>
          <table:table-cell office:value-type="string">
            <text:p>PREFIX_UNITS_ALL</text:p>
          </table:table-cell>
          <table:table-cell/>
          <table:table-cell table:formula="of:=CONCATENATE(&quot;(&quot;;[.A264];&quot;, '&quot;;[.C264];&quot;', '&quot;;[.B264];&quot;'),&quot;)" office:value-type="string" office:string-value="(264, 'PREFIX_UNITS_ALL', 'LOC_TCS_UNITNAME_PREFIX_RAINING'),">
            <text:p>(264, 'PREFIX_UNITS_ALL', 'LOC_TCS_UNITNAME_PREFIX_RAINING'),</text:p>
          </table:table-cell>
        </table:table-row>
        <table:table-row table:style-name="ro1">
          <table:table-cell office:value-type="float" office:value="265">
            <text:p>265</text:p>
          </table:table-cell>
          <table:table-cell office:value-type="string">
            <text:p>LOC_TCS_UNITNAME_PREFIX_REVOLUTIONARY</text:p>
          </table:table-cell>
          <table:table-cell office:value-type="string">
            <text:p>PREFIX_UNITS_ALL</text:p>
          </table:table-cell>
          <table:table-cell/>
          <table:table-cell table:formula="of:=CONCATENATE(&quot;(&quot;;[.A265];&quot;, '&quot;;[.C265];&quot;', '&quot;;[.B265];&quot;'),&quot;)" office:value-type="string" office:string-value="(265, 'PREFIX_UNITS_ALL', 'LOC_TCS_UNITNAME_PREFIX_REVOLUTIONARY'),">
            <text:p>(265, 'PREFIX_UNITS_ALL', 'LOC_TCS_UNITNAME_PREFIX_REVOLUTIONARY'),</text:p>
          </table:table-cell>
        </table:table-row>
        <table:table-row table:style-name="ro1">
          <table:table-cell office:value-type="float" office:value="266">
            <text:p>266</text:p>
          </table:table-cell>
          <table:table-cell office:value-type="string">
            <text:p>LOC_TCS_UNITNAME_PREFIX_RIVER</text:p>
          </table:table-cell>
          <table:table-cell office:value-type="string">
            <text:p>PREFIX_UNITS_ALL</text:p>
          </table:table-cell>
          <table:table-cell/>
          <table:table-cell table:formula="of:=CONCATENATE(&quot;(&quot;;[.A266];&quot;, '&quot;;[.C266];&quot;', '&quot;;[.B266];&quot;'),&quot;)" office:value-type="string" office:string-value="(266, 'PREFIX_UNITS_ALL', 'LOC_TCS_UNITNAME_PREFIX_RIVER'),">
            <text:p>(266, 'PREFIX_UNITS_ALL', 'LOC_TCS_UNITNAME_PREFIX_RIVER'),</text:p>
          </table:table-cell>
        </table:table-row>
        <table:table-row table:style-name="ro1">
          <table:table-cell office:value-type="float" office:value="267">
            <text:p>267</text:p>
          </table:table-cell>
          <table:table-cell office:value-type="string">
            <text:p>LOC_TCS_UNITNAME_PREFIX_ROCK</text:p>
          </table:table-cell>
          <table:table-cell office:value-type="string">
            <text:p>PREFIX_UNITS_ALL</text:p>
          </table:table-cell>
          <table:table-cell/>
          <table:table-cell table:formula="of:=CONCATENATE(&quot;(&quot;;[.A267];&quot;, '&quot;;[.C267];&quot;', '&quot;;[.B267];&quot;'),&quot;)" office:value-type="string" office:string-value="(267, 'PREFIX_UNITS_ALL', 'LOC_TCS_UNITNAME_PREFIX_ROCK'),">
            <text:p>(267, 'PREFIX_UNITS_ALL', 'LOC_TCS_UNITNAME_PREFIX_ROCK'),</text:p>
          </table:table-cell>
        </table:table-row>
        <table:table-row table:style-name="ro1">
          <table:table-cell office:value-type="float" office:value="268">
            <text:p>268</text:p>
          </table:table-cell>
          <table:table-cell office:value-type="string">
            <text:p>LOC_TCS_UNITNAME_PREFIX_ROYAL</text:p>
          </table:table-cell>
          <table:table-cell office:value-type="string">
            <text:p>PREFIX_UNITS_ALL</text:p>
          </table:table-cell>
          <table:table-cell/>
          <table:table-cell table:formula="of:=CONCATENATE(&quot;(&quot;;[.A268];&quot;, '&quot;;[.C268];&quot;', '&quot;;[.B268];&quot;'),&quot;)" office:value-type="string" office:string-value="(268, 'PREFIX_UNITS_ALL', 'LOC_TCS_UNITNAME_PREFIX_ROYAL'),">
            <text:p>(268, 'PREFIX_UNITS_ALL', 'LOC_TCS_UNITNAME_PREFIX_ROYAL'),</text:p>
          </table:table-cell>
        </table:table-row>
        <table:table-row table:style-name="ro1">
          <table:table-cell office:value-type="float" office:value="269">
            <text:p>269</text:p>
          </table:table-cell>
          <table:table-cell office:value-type="string">
            <text:p>LOC_TCS_UNITNAME_PREFIX_SACRED</text:p>
          </table:table-cell>
          <table:table-cell office:value-type="string">
            <text:p>PREFIX_UNITS_ALL</text:p>
          </table:table-cell>
          <table:table-cell/>
          <table:table-cell table:formula="of:=CONCATENATE(&quot;(&quot;;[.A269];&quot;, '&quot;;[.C269];&quot;', '&quot;;[.B269];&quot;'),&quot;)" office:value-type="string" office:string-value="(269, 'PREFIX_UNITS_ALL', 'LOC_TCS_UNITNAME_PREFIX_SACRED'),">
            <text:p>(269, 'PREFIX_UNITS_ALL', 'LOC_TCS_UNITNAME_PREFIX_SACRED'),</text:p>
          </table:table-cell>
        </table:table-row>
        <table:table-row table:style-name="ro1">
          <table:table-cell office:value-type="float" office:value="270">
            <text:p>270</text:p>
          </table:table-cell>
          <table:table-cell office:value-type="string">
            <text:p>LOC_TCS_UNITNAME_PREFIX_SALTY</text:p>
          </table:table-cell>
          <table:table-cell office:value-type="string">
            <text:p>PREFIX_UNITS_ALL</text:p>
          </table:table-cell>
          <table:table-cell/>
          <table:table-cell table:formula="of:=CONCATENATE(&quot;(&quot;;[.A270];&quot;, '&quot;;[.C270];&quot;', '&quot;;[.B270];&quot;'),&quot;)" office:value-type="string" office:string-value="(270, 'PREFIX_UNITS_ALL', 'LOC_TCS_UNITNAME_PREFIX_SALTY'),">
            <text:p>(270, 'PREFIX_UNITS_ALL', 'LOC_TCS_UNITNAME_PREFIX_SALTY'),</text:p>
          </table:table-cell>
        </table:table-row>
        <table:table-row table:style-name="ro1">
          <table:table-cell office:value-type="float" office:value="271">
            <text:p>271</text:p>
          </table:table-cell>
          <table:table-cell office:value-type="string">
            <text:p>LOC_TCS_UNITNAME_PREFIX_SCREAMING</text:p>
          </table:table-cell>
          <table:table-cell office:value-type="string">
            <text:p>PREFIX_UNITS_ALL</text:p>
          </table:table-cell>
          <table:table-cell/>
          <table:table-cell table:formula="of:=CONCATENATE(&quot;(&quot;;[.A271];&quot;, '&quot;;[.C271];&quot;', '&quot;;[.B271];&quot;'),&quot;)" office:value-type="string" office:string-value="(271, 'PREFIX_UNITS_ALL', 'LOC_TCS_UNITNAME_PREFIX_SCREAMING'),">
            <text:p>(271, 'PREFIX_UNITS_ALL', 'LOC_TCS_UNITNAME_PREFIX_SCREAMING'),</text:p>
          </table:table-cell>
        </table:table-row>
        <table:table-row table:style-name="ro1">
          <table:table-cell office:value-type="float" office:value="272">
            <text:p>272</text:p>
          </table:table-cell>
          <table:table-cell office:value-type="string">
            <text:p>LOC_TCS_UNITNAME_PREFIX_SEA</text:p>
          </table:table-cell>
          <table:table-cell office:value-type="string">
            <text:p>PREFIX_UNITS_ALL</text:p>
          </table:table-cell>
          <table:table-cell/>
          <table:table-cell table:formula="of:=CONCATENATE(&quot;(&quot;;[.A272];&quot;, '&quot;;[.C272];&quot;', '&quot;;[.B272];&quot;'),&quot;)" office:value-type="string" office:string-value="(272, 'PREFIX_UNITS_ALL', 'LOC_TCS_UNITNAME_PREFIX_SEA'),">
            <text:p>(272, 'PREFIX_UNITS_ALL', 'LOC_TCS_UNITNAME_PREFIX_SEA'),</text:p>
          </table:table-cell>
        </table:table-row>
        <table:table-row table:style-name="ro1">
          <table:table-cell office:value-type="float" office:value="273">
            <text:p>273</text:p>
          </table:table-cell>
          <table:table-cell office:value-type="string">
            <text:p>LOC_TCS_UNITNAME_PREFIX_SHARP</text:p>
          </table:table-cell>
          <table:table-cell office:value-type="string">
            <text:p>PREFIX_UNITS_ALL</text:p>
          </table:table-cell>
          <table:table-cell/>
          <table:table-cell table:formula="of:=CONCATENATE(&quot;(&quot;;[.A273];&quot;, '&quot;;[.C273];&quot;', '&quot;;[.B273];&quot;'),&quot;)" office:value-type="string" office:string-value="(273, 'PREFIX_UNITS_ALL', 'LOC_TCS_UNITNAME_PREFIX_SHARP'),">
            <text:p>(273, 'PREFIX_UNITS_ALL', 'LOC_TCS_UNITNAME_PREFIX_SHARP'),</text:p>
          </table:table-cell>
        </table:table-row>
        <table:table-row table:style-name="ro1">
          <table:table-cell office:value-type="float" office:value="274">
            <text:p>274</text:p>
          </table:table-cell>
          <table:table-cell office:value-type="string">
            <text:p>LOC_TCS_UNITNAME_PREFIX_SILENT</text:p>
          </table:table-cell>
          <table:table-cell office:value-type="string">
            <text:p>PREFIX_UNITS_ALL</text:p>
          </table:table-cell>
          <table:table-cell/>
          <table:table-cell table:formula="of:=CONCATENATE(&quot;(&quot;;[.A274];&quot;, '&quot;;[.C274];&quot;', '&quot;;[.B274];&quot;'),&quot;)" office:value-type="string" office:string-value="(274, 'PREFIX_UNITS_ALL', 'LOC_TCS_UNITNAME_PREFIX_SILENT'),">
            <text:p>(274, 'PREFIX_UNITS_ALL', 'LOC_TCS_UNITNAME_PREFIX_SILENT'),</text:p>
          </table:table-cell>
        </table:table-row>
        <table:table-row table:style-name="ro1">
          <table:table-cell office:value-type="float" office:value="275">
            <text:p>275</text:p>
          </table:table-cell>
          <table:table-cell office:value-type="string">
            <text:p>LOC_TCS_UNITNAME_PREFIX_SLEEPING</text:p>
          </table:table-cell>
          <table:table-cell office:value-type="string">
            <text:p>PREFIX_UNITS_ALL</text:p>
          </table:table-cell>
          <table:table-cell/>
          <table:table-cell table:formula="of:=CONCATENATE(&quot;(&quot;;[.A275];&quot;, '&quot;;[.C275];&quot;', '&quot;;[.B275];&quot;'),&quot;)" office:value-type="string" office:string-value="(275, 'PREFIX_UNITS_ALL', 'LOC_TCS_UNITNAME_PREFIX_SLEEPING'),">
            <text:p>(275, 'PREFIX_UNITS_ALL', 'LOC_TCS_UNITNAME_PREFIX_SLEEPING'),</text:p>
          </table:table-cell>
        </table:table-row>
        <table:table-row table:style-name="ro1">
          <table:table-cell office:value-type="float" office:value="276">
            <text:p>276</text:p>
          </table:table-cell>
          <table:table-cell office:value-type="string">
            <text:p>LOC_TCS_UNITNAME_PREFIX_SOARING</text:p>
          </table:table-cell>
          <table:table-cell office:value-type="string">
            <text:p>PREFIX_UNITS_ALL</text:p>
          </table:table-cell>
          <table:table-cell/>
          <table:table-cell table:formula="of:=CONCATENATE(&quot;(&quot;;[.A276];&quot;, '&quot;;[.C276];&quot;', '&quot;;[.B276];&quot;'),&quot;)" office:value-type="string" office:string-value="(276, 'PREFIX_UNITS_ALL', 'LOC_TCS_UNITNAME_PREFIX_SOARING'),">
            <text:p>(276, 'PREFIX_UNITS_ALL', 'LOC_TCS_UNITNAME_PREFIX_SOARING'),</text:p>
          </table:table-cell>
        </table:table-row>
        <table:table-row table:style-name="ro1">
          <table:table-cell office:value-type="float" office:value="277">
            <text:p>277</text:p>
          </table:table-cell>
          <table:table-cell office:value-type="string">
            <text:p>LOC_TCS_UNITNAME_PREFIX_SOUTHERN</text:p>
          </table:table-cell>
          <table:table-cell office:value-type="string">
            <text:p>PREFIX_UNITS_ALL</text:p>
          </table:table-cell>
          <table:table-cell/>
          <table:table-cell table:formula="of:=CONCATENATE(&quot;(&quot;;[.A277];&quot;, '&quot;;[.C277];&quot;', '&quot;;[.B277];&quot;'),&quot;)" office:value-type="string" office:string-value="(277, 'PREFIX_UNITS_ALL', 'LOC_TCS_UNITNAME_PREFIX_SOUTHERN'),">
            <text:p>(277, 'PREFIX_UNITS_ALL', 'LOC_TCS_UNITNAME_PREFIX_SOUTHERN'),</text:p>
          </table:table-cell>
        </table:table-row>
        <table:table-row table:style-name="ro1">
          <table:table-cell office:value-type="float" office:value="278">
            <text:p>278</text:p>
          </table:table-cell>
          <table:table-cell office:value-type="string">
            <text:p>LOC_TCS_UNITNAME_PREFIX_SPIRIT</text:p>
          </table:table-cell>
          <table:table-cell office:value-type="string">
            <text:p>PREFIX_UNITS_ALL</text:p>
          </table:table-cell>
          <table:table-cell/>
          <table:table-cell table:formula="of:=CONCATENATE(&quot;(&quot;;[.A278];&quot;, '&quot;;[.C278];&quot;', '&quot;;[.B278];&quot;'),&quot;)" office:value-type="string" office:string-value="(278, 'PREFIX_UNITS_ALL', 'LOC_TCS_UNITNAME_PREFIX_SPIRIT'),">
            <text:p>(278, 'PREFIX_UNITS_ALL', 'LOC_TCS_UNITNAME_PREFIX_SPIRIT'),</text:p>
          </table:table-cell>
        </table:table-row>
        <table:table-row table:style-name="ro1">
          <table:table-cell office:value-type="float" office:value="279">
            <text:p>279</text:p>
          </table:table-cell>
          <table:table-cell office:value-type="string">
            <text:p>LOC_TCS_UNITNAME_PREFIX_STONE</text:p>
          </table:table-cell>
          <table:table-cell office:value-type="string">
            <text:p>PREFIX_UNITS_ALL</text:p>
          </table:table-cell>
          <table:table-cell/>
          <table:table-cell table:formula="of:=CONCATENATE(&quot;(&quot;;[.A279];&quot;, '&quot;;[.C279];&quot;', '&quot;;[.B279];&quot;'),&quot;)" office:value-type="string" office:string-value="(279, 'PREFIX_UNITS_ALL', 'LOC_TCS_UNITNAME_PREFIX_STONE'),">
            <text:p>(279, 'PREFIX_UNITS_ALL', 'LOC_TCS_UNITNAME_PREFIX_STONE'),</text:p>
          </table:table-cell>
        </table:table-row>
        <table:table-row table:style-name="ro1">
          <table:table-cell office:value-type="float" office:value="280">
            <text:p>280</text:p>
          </table:table-cell>
          <table:table-cell office:value-type="string">
            <text:p>LOC_TCS_UNITNAME_PREFIX_STONEWALL</text:p>
          </table:table-cell>
          <table:table-cell office:value-type="string">
            <text:p>PREFIX_UNITS_ALL</text:p>
          </table:table-cell>
          <table:table-cell/>
          <table:table-cell table:formula="of:=CONCATENATE(&quot;(&quot;;[.A280];&quot;, '&quot;;[.C280];&quot;', '&quot;;[.B280];&quot;'),&quot;)" office:value-type="string" office:string-value="(280, 'PREFIX_UNITS_ALL', 'LOC_TCS_UNITNAME_PREFIX_STONEWALL'),">
            <text:p>(280, 'PREFIX_UNITS_ALL', 'LOC_TCS_UNITNAME_PREFIX_STONEWALL'),</text:p>
          </table:table-cell>
        </table:table-row>
        <table:table-row table:style-name="ro1">
          <table:table-cell office:value-type="float" office:value="281">
            <text:p>281</text:p>
          </table:table-cell>
          <table:table-cell office:value-type="string">
            <text:p>LOC_TCS_UNITNAME_PREFIX_STORM</text:p>
          </table:table-cell>
          <table:table-cell office:value-type="string">
            <text:p>PREFIX_UNITS_ALL</text:p>
          </table:table-cell>
          <table:table-cell/>
          <table:table-cell table:formula="of:=CONCATENATE(&quot;(&quot;;[.A281];&quot;, '&quot;;[.C281];&quot;', '&quot;;[.B281];&quot;'),&quot;)" office:value-type="string" office:string-value="(281, 'PREFIX_UNITS_ALL', 'LOC_TCS_UNITNAME_PREFIX_STORM'),">
            <text:p>(281, 'PREFIX_UNITS_ALL', 'LOC_TCS_UNITNAME_PREFIX_STORM'),</text:p>
          </table:table-cell>
        </table:table-row>
        <table:table-row table:style-name="ro1">
          <table:table-cell office:value-type="float" office:value="282">
            <text:p>282</text:p>
          </table:table-cell>
          <table:table-cell office:value-type="string">
            <text:p>LOC_TCS_UNITNAME_PREFIX_TALL</text:p>
          </table:table-cell>
          <table:table-cell office:value-type="string">
            <text:p>PREFIX_UNITS_ALL</text:p>
          </table:table-cell>
          <table:table-cell/>
          <table:table-cell table:formula="of:=CONCATENATE(&quot;(&quot;;[.A282];&quot;, '&quot;;[.C282];&quot;', '&quot;;[.B282];&quot;'),&quot;)" office:value-type="string" office:string-value="(282, 'PREFIX_UNITS_ALL', 'LOC_TCS_UNITNAME_PREFIX_TALL'),">
            <text:p>(282, 'PREFIX_UNITS_ALL', 'LOC_TCS_UNITNAME_PREFIX_TALL'),</text:p>
          </table:table-cell>
        </table:table-row>
        <table:table-row table:style-name="ro1">
          <table:table-cell office:value-type="float" office:value="283">
            <text:p>283</text:p>
          </table:table-cell>
          <table:table-cell office:value-type="string">
            <text:p>LOC_TCS_UNITNAME_PREFIX_TEN</text:p>
          </table:table-cell>
          <table:table-cell office:value-type="string">
            <text:p>PREFIX_UNITS_ALL</text:p>
          </table:table-cell>
          <table:table-cell/>
          <table:table-cell table:formula="of:=CONCATENATE(&quot;(&quot;;[.A283];&quot;, '&quot;;[.C283];&quot;', '&quot;;[.B283];&quot;'),&quot;)" office:value-type="string" office:string-value="(283, 'PREFIX_UNITS_ALL', 'LOC_TCS_UNITNAME_PREFIX_TEN'),">
            <text:p>(283, 'PREFIX_UNITS_ALL', 'LOC_TCS_UNITNAME_PREFIX_TEN'),</text:p>
          </table:table-cell>
        </table:table-row>
        <table:table-row table:style-name="ro1">
          <table:table-cell office:value-type="float" office:value="284">
            <text:p>284</text:p>
          </table:table-cell>
          <table:table-cell office:value-type="string">
            <text:p>LOC_TCS_UNITNAME_PREFIX_TERRIBLE</text:p>
          </table:table-cell>
          <table:table-cell office:value-type="string">
            <text:p>PREFIX_UNITS_ALL</text:p>
          </table:table-cell>
          <table:table-cell/>
          <table:table-cell table:formula="of:=CONCATENATE(&quot;(&quot;;[.A284];&quot;, '&quot;;[.C284];&quot;', '&quot;;[.B284];&quot;'),&quot;)" office:value-type="string" office:string-value="(284, 'PREFIX_UNITS_ALL', 'LOC_TCS_UNITNAME_PREFIX_TERRIBLE'),">
            <text:p>(284, 'PREFIX_UNITS_ALL', 'LOC_TCS_UNITNAME_PREFIX_TERRIBLE'),</text:p>
          </table:table-cell>
        </table:table-row>
        <table:table-row table:style-name="ro1">
          <table:table-cell office:value-type="float" office:value="285">
            <text:p>285</text:p>
          </table:table-cell>
          <table:table-cell office:value-type="string">
            <text:p>LOC_TCS_UNITNAME_PREFIX_THUNDERING</text:p>
          </table:table-cell>
          <table:table-cell office:value-type="string">
            <text:p>PREFIX_UNITS_ALL</text:p>
          </table:table-cell>
          <table:table-cell/>
          <table:table-cell table:formula="of:=CONCATENATE(&quot;(&quot;;[.A285];&quot;, '&quot;;[.C285];&quot;', '&quot;;[.B285];&quot;'),&quot;)" office:value-type="string" office:string-value="(285, 'PREFIX_UNITS_ALL', 'LOC_TCS_UNITNAME_PREFIX_THUNDERING'),">
            <text:p>(285, 'PREFIX_UNITS_ALL', 'LOC_TCS_UNITNAME_PREFIX_THUNDERING'),</text:p>
          </table:table-cell>
        </table:table-row>
        <table:table-row table:style-name="ro1">
          <table:table-cell office:value-type="float" office:value="286">
            <text:p>286</text:p>
          </table:table-cell>
          <table:table-cell office:value-type="string">
            <text:p>LOC_TCS_UNITNAME_PREFIX_TIMBER</text:p>
          </table:table-cell>
          <table:table-cell office:value-type="string">
            <text:p>PREFIX_UNITS_ALL</text:p>
          </table:table-cell>
          <table:table-cell/>
          <table:table-cell table:formula="of:=CONCATENATE(&quot;(&quot;;[.A286];&quot;, '&quot;;[.C286];&quot;', '&quot;;[.B286];&quot;'),&quot;)" office:value-type="string" office:string-value="(286, 'PREFIX_UNITS_ALL', 'LOC_TCS_UNITNAME_PREFIX_TIMBER'),">
            <text:p>(286, 'PREFIX_UNITS_ALL', 'LOC_TCS_UNITNAME_PREFIX_TIMBER'),</text:p>
          </table:table-cell>
        </table:table-row>
        <table:table-row table:style-name="ro1">
          <table:table-cell office:value-type="float" office:value="287">
            <text:p>287</text:p>
          </table:table-cell>
          <table:table-cell office:value-type="string">
            <text:p>LOC_TCS_UNITNAME_PREFIX_TROPIC</text:p>
          </table:table-cell>
          <table:table-cell office:value-type="string">
            <text:p>PREFIX_UNITS_ALL</text:p>
          </table:table-cell>
          <table:table-cell/>
          <table:table-cell table:formula="of:=CONCATENATE(&quot;(&quot;;[.A287];&quot;, '&quot;;[.C287];&quot;', '&quot;;[.B287];&quot;'),&quot;)" office:value-type="string" office:string-value="(287, 'PREFIX_UNITS_ALL', 'LOC_TCS_UNITNAME_PREFIX_TROPIC'),">
            <text:p>(287, 'PREFIX_UNITS_ALL', 'LOC_TCS_UNITNAME_PREFIX_TROPIC'),</text:p>
          </table:table-cell>
        </table:table-row>
        <table:table-row table:style-name="ro1">
          <table:table-cell office:value-type="float" office:value="288">
            <text:p>288</text:p>
          </table:table-cell>
          <table:table-cell office:value-type="string">
            <text:p>LOC_TCS_UNITNAME_PREFIX_TUNDRA</text:p>
          </table:table-cell>
          <table:table-cell office:value-type="string">
            <text:p>PREFIX_UNITS_ALL</text:p>
          </table:table-cell>
          <table:table-cell/>
          <table:table-cell table:formula="of:=CONCATENATE(&quot;(&quot;;[.A288];&quot;, '&quot;;[.C288];&quot;', '&quot;;[.B288];&quot;'),&quot;)" office:value-type="string" office:string-value="(288, 'PREFIX_UNITS_ALL', 'LOC_TCS_UNITNAME_PREFIX_TUNDRA'),">
            <text:p>(288, 'PREFIX_UNITS_ALL', 'LOC_TCS_UNITNAME_PREFIX_TUNDRA'),</text:p>
          </table:table-cell>
        </table:table-row>
        <table:table-row table:style-name="ro1">
          <table:table-cell office:value-type="float" office:value="289">
            <text:p>289</text:p>
          </table:table-cell>
          <table:table-cell office:value-type="string">
            <text:p>LOC_TCS_UNITNAME_PREFIX_WALKING</text:p>
          </table:table-cell>
          <table:table-cell office:value-type="string">
            <text:p>PREFIX_UNITS_ALL</text:p>
          </table:table-cell>
          <table:table-cell/>
          <table:table-cell table:formula="of:=CONCATENATE(&quot;(&quot;;[.A289];&quot;, '&quot;;[.C289];&quot;', '&quot;;[.B289];&quot;'),&quot;)" office:value-type="string" office:string-value="(289, 'PREFIX_UNITS_ALL', 'LOC_TCS_UNITNAME_PREFIX_WALKING'),">
            <text:p>(289, 'PREFIX_UNITS_ALL', 'LOC_TCS_UNITNAME_PREFIX_WALKING'),</text:p>
          </table:table-cell>
        </table:table-row>
        <table:table-row table:style-name="ro1">
          <table:table-cell office:value-type="float" office:value="290">
            <text:p>290</text:p>
          </table:table-cell>
          <table:table-cell office:value-type="string">
            <text:p>LOC_TCS_UNITNAME_PREFIX_WAR</text:p>
          </table:table-cell>
          <table:table-cell office:value-type="string">
            <text:p>PREFIX_UNITS_ALL</text:p>
          </table:table-cell>
          <table:table-cell/>
          <table:table-cell table:formula="of:=CONCATENATE(&quot;(&quot;;[.A290];&quot;, '&quot;;[.C290];&quot;', '&quot;;[.B290];&quot;'),&quot;)" office:value-type="string" office:string-value="(290, 'PREFIX_UNITS_ALL', 'LOC_TCS_UNITNAME_PREFIX_WAR'),">
            <text:p>(290, 'PREFIX_UNITS_ALL', 'LOC_TCS_UNITNAME_PREFIX_WAR'),</text:p>
          </table:table-cell>
        </table:table-row>
        <table:table-row table:style-name="ro1">
          <table:table-cell office:value-type="float" office:value="291">
            <text:p>291</text:p>
          </table:table-cell>
          <table:table-cell office:value-type="string">
            <text:p>LOC_TCS_UNITNAME_PREFIX_WATER</text:p>
          </table:table-cell>
          <table:table-cell office:value-type="string">
            <text:p>PREFIX_UNITS_ALL</text:p>
          </table:table-cell>
          <table:table-cell/>
          <table:table-cell table:formula="of:=CONCATENATE(&quot;(&quot;;[.A291];&quot;, '&quot;;[.C291];&quot;', '&quot;;[.B291];&quot;'),&quot;)" office:value-type="string" office:string-value="(291, 'PREFIX_UNITS_ALL', 'LOC_TCS_UNITNAME_PREFIX_WATER'),">
            <text:p>(291, 'PREFIX_UNITS_ALL', 'LOC_TCS_UNITNAME_PREFIX_WATER'),</text:p>
          </table:table-cell>
        </table:table-row>
        <table:table-row table:style-name="ro1">
          <table:table-cell office:value-type="float" office:value="292">
            <text:p>292</text:p>
          </table:table-cell>
          <table:table-cell office:value-type="string">
            <text:p>LOC_TCS_UNITNAME_PREFIX_WESTERN</text:p>
          </table:table-cell>
          <table:table-cell office:value-type="string">
            <text:p>PREFIX_UNITS_ALL</text:p>
          </table:table-cell>
          <table:table-cell/>
          <table:table-cell table:formula="of:=CONCATENATE(&quot;(&quot;;[.A292];&quot;, '&quot;;[.C292];&quot;', '&quot;;[.B292];&quot;'),&quot;)" office:value-type="string" office:string-value="(292, 'PREFIX_UNITS_ALL', 'LOC_TCS_UNITNAME_PREFIX_WESTERN'),">
            <text:p>(292, 'PREFIX_UNITS_ALL', 'LOC_TCS_UNITNAME_PREFIX_WESTERN'),</text:p>
          </table:table-cell>
        </table:table-row>
        <table:table-row table:style-name="ro1">
          <table:table-cell office:value-type="float" office:value="293">
            <text:p>293</text:p>
          </table:table-cell>
          <table:table-cell office:value-type="string">
            <text:p>LOC_TCS_UNITNAME_PREFIX_WHITE</text:p>
          </table:table-cell>
          <table:table-cell office:value-type="string">
            <text:p>PREFIX_UNITS_ALL</text:p>
          </table:table-cell>
          <table:table-cell/>
          <table:table-cell table:formula="of:=CONCATENATE(&quot;(&quot;;[.A293];&quot;, '&quot;;[.C293];&quot;', '&quot;;[.B293];&quot;'),&quot;)" office:value-type="string" office:string-value="(293, 'PREFIX_UNITS_ALL', 'LOC_TCS_UNITNAME_PREFIX_WHITE'),">
            <text:p>(293, 'PREFIX_UNITS_ALL', 'LOC_TCS_UNITNAME_PREFIX_WHITE'),</text:p>
          </table:table-cell>
        </table:table-row>
        <table:table-row table:style-name="ro1">
          <table:table-cell office:value-type="float" office:value="294">
            <text:p>294</text:p>
          </table:table-cell>
          <table:table-cell office:value-type="string">
            <text:p>LOC_TCS_UNITNAME_PREFIX_WILD</text:p>
          </table:table-cell>
          <table:table-cell office:value-type="string">
            <text:p>PREFIX_UNITS_ALL</text:p>
          </table:table-cell>
          <table:table-cell/>
          <table:table-cell table:formula="of:=CONCATENATE(&quot;(&quot;;[.A294];&quot;, '&quot;;[.C294];&quot;', '&quot;;[.B294];&quot;'),&quot;)" office:value-type="string" office:string-value="(294, 'PREFIX_UNITS_ALL', 'LOC_TCS_UNITNAME_PREFIX_WILD'),">
            <text:p>(294, 'PREFIX_UNITS_ALL', 'LOC_TCS_UNITNAME_PREFIX_WILD'),</text:p>
          </table:table-cell>
        </table:table-row>
        <table:table-row table:style-name="ro1">
          <table:table-cell office:value-type="float" office:value="295">
            <text:p>295</text:p>
          </table:table-cell>
          <table:table-cell office:value-type="string">
            <text:p>LOC_TCS_UNITNAME_PREFIX_WINDING</text:p>
          </table:table-cell>
          <table:table-cell office:value-type="string">
            <text:p>PREFIX_UNITS_ALL</text:p>
          </table:table-cell>
          <table:table-cell/>
          <table:table-cell table:formula="of:=CONCATENATE(&quot;(&quot;;[.A295];&quot;, '&quot;;[.C295];&quot;', '&quot;;[.B295];&quot;'),&quot;)" office:value-type="string" office:string-value="(295, 'PREFIX_UNITS_ALL', 'LOC_TCS_UNITNAME_PREFIX_WINDING'),">
            <text:p>(295, 'PREFIX_UNITS_ALL', 'LOC_TCS_UNITNAME_PREFIX_WINDING'),</text:p>
          </table:table-cell>
        </table:table-row>
        <table:table-row table:style-name="ro1">
          <table:table-cell office:value-type="float" office:value="296">
            <text:p>296</text:p>
          </table:table-cell>
          <table:table-cell table:style-name="ce1" office:value-type="string">
            <text:p>LOC_TCS_EXPLORATION_ARMYRANK_PREFIX_EUROPEAN_1</text:p>
          </table:table-cell>
          <table:table-cell office:value-type="string">
            <text:p>PREFIX_RANK_LAND_EUROPEAN</text:p>
          </table:table-cell>
          <table:table-cell/>
          <table:table-cell table:formula="of:=CONCATENATE(&quot;(&quot;;[.A296];&quot;, '&quot;;[.C296];&quot;', '&quot;;[.B296];&quot;'),&quot;)" office:value-type="string" office:string-value="(296, 'PREFIX_RANK_LAND_EUROPEAN', 'LOC_TCS_EXPLORATION_ARMYRANK_PREFIX_EUROPEAN_1'),">
            <text:p>(296, 'PREFIX_RANK_LAND_EUROPEAN', 'LOC_TCS_EXPLORATION_ARMYRANK_PREFIX_EUROPEAN_1'),</text:p>
          </table:table-cell>
        </table:table-row>
        <table:table-row table:style-name="ro1">
          <table:table-cell office:value-type="float" office:value="297">
            <text:p>297</text:p>
          </table:table-cell>
          <table:table-cell table:style-name="ce1" office:value-type="string">
            <text:p>LOC_TCS_EXPLORATION_ARMYRANK_PREFIX_EUROPEAN_1_FEMALE</text:p>
          </table:table-cell>
          <table:table-cell office:value-type="string">
            <text:p>PREFIX_RANK_LAND_EUROPEAN_FEMALE</text:p>
          </table:table-cell>
          <table:table-cell/>
          <table:table-cell table:formula="of:=CONCATENATE(&quot;(&quot;;[.A297];&quot;, '&quot;;[.C297];&quot;', '&quot;;[.B297];&quot;'),&quot;)" office:value-type="string" office:string-value="(297, 'PREFIX_RANK_LAND_EUROPEAN_FEMALE', 'LOC_TCS_EXPLORATION_ARMYRANK_PREFIX_EUROPEAN_1_FEMALE'),">
            <text:p>(297, 'PREFIX_RANK_LAND_EUROPEAN_FEMALE', 'LOC_TCS_EXPLORATION_ARMYRANK_PREFIX_EUROPEAN_1_FEMALE'),</text:p>
          </table:table-cell>
        </table:table-row>
        <table:table-row table:style-name="ro1">
          <table:table-cell office:value-type="float" office:value="298">
            <text:p>298</text:p>
          </table:table-cell>
          <table:table-cell table:style-name="ce1" office:value-type="string">
            <text:p>LOC_TCS_EXPLORATION_ARMYRANK_PREFIX_EUROPEAN_2</text:p>
          </table:table-cell>
          <table:table-cell office:value-type="string">
            <text:p>PREFIX_RANK_LAND_EUROPEAN</text:p>
          </table:table-cell>
          <table:table-cell/>
          <table:table-cell table:formula="of:=CONCATENATE(&quot;(&quot;;[.A298];&quot;, '&quot;;[.C298];&quot;', '&quot;;[.B298];&quot;'),&quot;)" office:value-type="string" office:string-value="(298, 'PREFIX_RANK_LAND_EUROPEAN', 'LOC_TCS_EXPLORATION_ARMYRANK_PREFIX_EUROPEAN_2'),">
            <text:p>(298, 'PREFIX_RANK_LAND_EUROPEAN', 'LOC_TCS_EXPLORATION_ARMYRANK_PREFIX_EUROPEAN_2'),</text:p>
          </table:table-cell>
        </table:table-row>
        <table:table-row table:style-name="ro1">
          <table:table-cell office:value-type="float" office:value="299">
            <text:p>299</text:p>
          </table:table-cell>
          <table:table-cell table:style-name="ce1" office:value-type="string">
            <text:p>LOC_TCS_EXPLORATION_ARMYRANK_PREFIX_EUROPEAN_2_FEMALE</text:p>
          </table:table-cell>
          <table:table-cell office:value-type="string">
            <text:p>PREFIX_RANK_LAND_EUROPEAN_FEMALE</text:p>
          </table:table-cell>
          <table:table-cell/>
          <table:table-cell table:formula="of:=CONCATENATE(&quot;(&quot;;[.A299];&quot;, '&quot;;[.C299];&quot;', '&quot;;[.B299];&quot;'),&quot;)" office:value-type="string" office:string-value="(299, 'PREFIX_RANK_LAND_EUROPEAN_FEMALE', 'LOC_TCS_EXPLORATION_ARMYRANK_PREFIX_EUROPEAN_2_FEMALE'),">
            <text:p>(299, 'PREFIX_RANK_LAND_EUROPEAN_FEMALE', 'LOC_TCS_EXPLORATION_ARMYRANK_PREFIX_EUROPEAN_2_FEMALE'),</text:p>
          </table:table-cell>
        </table:table-row>
        <table:table-row table:style-name="ro1">
          <table:table-cell office:value-type="float" office:value="300">
            <text:p>300</text:p>
          </table:table-cell>
          <table:table-cell table:style-name="ce1" office:value-type="string">
            <text:p>LOC_TCS_EXPLORATION_ARMYRANK_PREFIX_EUROPEAN_3</text:p>
          </table:table-cell>
          <table:table-cell office:value-type="string">
            <text:p>PREFIX_RANK_LAND_EUROPEAN</text:p>
          </table:table-cell>
          <table:table-cell/>
          <table:table-cell table:formula="of:=CONCATENATE(&quot;(&quot;;[.A300];&quot;, '&quot;;[.C300];&quot;', '&quot;;[.B300];&quot;'),&quot;)" office:value-type="string" office:string-value="(300, 'PREFIX_RANK_LAND_EUROPEAN', 'LOC_TCS_EXPLORATION_ARMYRANK_PREFIX_EUROPEAN_3'),">
            <text:p>(300, 'PREFIX_RANK_LAND_EUROPEAN', 'LOC_TCS_EXPLORATION_ARMYRANK_PREFIX_EUROPEAN_3'),</text:p>
          </table:table-cell>
        </table:table-row>
        <table:table-row table:style-name="ro1">
          <table:table-cell office:value-type="float" office:value="301">
            <text:p>301</text:p>
          </table:table-cell>
          <table:table-cell table:style-name="ce1" office:value-type="string">
            <text:p>LOC_TCS_EXPLORATION_ARMYRANK_PREFIX_EUROPEAN_3_FEMALE</text:p>
          </table:table-cell>
          <table:table-cell office:value-type="string">
            <text:p>PREFIX_RANK_LAND_EUROPEAN_FEMALE</text:p>
          </table:table-cell>
          <table:table-cell/>
          <table:table-cell table:formula="of:=CONCATENATE(&quot;(&quot;;[.A301];&quot;, '&quot;;[.C301];&quot;', '&quot;;[.B301];&quot;'),&quot;)" office:value-type="string" office:string-value="(301, 'PREFIX_RANK_LAND_EUROPEAN_FEMALE', 'LOC_TCS_EXPLORATION_ARMYRANK_PREFIX_EUROPEAN_3_FEMALE'),">
            <text:p>(301, 'PREFIX_RANK_LAND_EUROPEAN_FEMALE', 'LOC_TCS_EXPLORATION_ARMYRANK_PREFIX_EUROPEAN_3_FEMALE'),</text:p>
          </table:table-cell>
        </table:table-row>
        <table:table-row table:style-name="ro1">
          <table:table-cell office:value-type="float" office:value="302">
            <text:p>302</text:p>
          </table:table-cell>
          <table:table-cell table:style-name="ce1" office:value-type="string">
            <text:p>LOC_TCS_EXPLORATION_ARMYRANK_PREFIX_EUROPEAN_4</text:p>
          </table:table-cell>
          <table:table-cell office:value-type="string">
            <text:p>PREFIX_RANK_LAND_EUROPEAN</text:p>
          </table:table-cell>
          <table:table-cell/>
          <table:table-cell table:formula="of:=CONCATENATE(&quot;(&quot;;[.A302];&quot;, '&quot;;[.C302];&quot;', '&quot;;[.B302];&quot;'),&quot;)" office:value-type="string" office:string-value="(302, 'PREFIX_RANK_LAND_EUROPEAN', 'LOC_TCS_EXPLORATION_ARMYRANK_PREFIX_EUROPEAN_4'),">
            <text:p>(302, 'PREFIX_RANK_LAND_EUROPEAN', 'LOC_TCS_EXPLORATION_ARMYRANK_PREFIX_EUROPEAN_4'),</text:p>
          </table:table-cell>
        </table:table-row>
        <table:table-row table:style-name="ro1">
          <table:table-cell office:value-type="float" office:value="303">
            <text:p>303</text:p>
          </table:table-cell>
          <table:table-cell table:style-name="ce1" office:value-type="string">
            <text:p>LOC_TCS_EXPLORATION_ARMYRANK_PREFIX_EUROPEAN_4_FEMALE</text:p>
          </table:table-cell>
          <table:table-cell office:value-type="string">
            <text:p>PREFIX_RANK_LAND_EUROPEAN_FEMALE</text:p>
          </table:table-cell>
          <table:table-cell/>
          <table:table-cell table:formula="of:=CONCATENATE(&quot;(&quot;;[.A303];&quot;, '&quot;;[.C303];&quot;', '&quot;;[.B303];&quot;'),&quot;)" office:value-type="string" office:string-value="(303, 'PREFIX_RANK_LAND_EUROPEAN_FEMALE', 'LOC_TCS_EXPLORATION_ARMYRANK_PREFIX_EUROPEAN_4_FEMALE'),">
            <text:p>(303, 'PREFIX_RANK_LAND_EUROPEAN_FEMALE', 'LOC_TCS_EXPLORATION_ARMYRANK_PREFIX_EUROPEAN_4_FEMALE'),</text:p>
          </table:table-cell>
        </table:table-row>
        <table:table-row table:style-name="ro1">
          <table:table-cell office:value-type="float" office:value="304">
            <text:p>304</text:p>
          </table:table-cell>
          <table:table-cell table:style-name="ce1" office:value-type="string">
            <text:p>LOC_TCS_EXPLORATION_ARMYRANK_PREFIX_EUROPEAN_5</text:p>
          </table:table-cell>
          <table:table-cell office:value-type="string">
            <text:p>PREFIX_RANK_LAND_EUROPEAN</text:p>
          </table:table-cell>
          <table:table-cell/>
          <table:table-cell table:formula="of:=CONCATENATE(&quot;(&quot;;[.A304];&quot;, '&quot;;[.C304];&quot;', '&quot;;[.B304];&quot;'),&quot;)" office:value-type="string" office:string-value="(304, 'PREFIX_RANK_LAND_EUROPEAN', 'LOC_TCS_EXPLORATION_ARMYRANK_PREFIX_EUROPEAN_5'),">
            <text:p>(304, 'PREFIX_RANK_LAND_EUROPEAN', 'LOC_TCS_EXPLORATION_ARMYRANK_PREFIX_EUROPEAN_5'),</text:p>
          </table:table-cell>
        </table:table-row>
        <table:table-row table:style-name="ro1">
          <table:table-cell office:value-type="float" office:value="305">
            <text:p>305</text:p>
          </table:table-cell>
          <table:table-cell table:style-name="ce1" office:value-type="string">
            <text:p>LOC_TCS_EXPLORATION_ARMYRANK_PREFIX_EUROPEAN_5_FEMALE</text:p>
          </table:table-cell>
          <table:table-cell office:value-type="string">
            <text:p>PREFIX_RANK_LAND_EUROPEAN_FEMALE</text:p>
          </table:table-cell>
          <table:table-cell/>
          <table:table-cell table:formula="of:=CONCATENATE(&quot;(&quot;;[.A305];&quot;, '&quot;;[.C305];&quot;', '&quot;;[.B305];&quot;'),&quot;)" office:value-type="string" office:string-value="(305, 'PREFIX_RANK_LAND_EUROPEAN_FEMALE', 'LOC_TCS_EXPLORATION_ARMYRANK_PREFIX_EUROPEAN_5_FEMALE'),">
            <text:p>(305, 'PREFIX_RANK_LAND_EUROPEAN_FEMALE', 'LOC_TCS_EXPLORATION_ARMYRANK_PREFIX_EUROPEAN_5_FEMALE'),</text:p>
          </table:table-cell>
        </table:table-row>
        <table:table-row table:style-name="ro1">
          <table:table-cell office:value-type="float" office:value="306">
            <text:p>306</text:p>
          </table:table-cell>
          <table:table-cell table:style-name="ce1" office:value-type="string">
            <text:p>LOC_TCS_EXPLORATION_ARMYRANK_PREFIX_EUROPEAN_6</text:p>
          </table:table-cell>
          <table:table-cell office:value-type="string">
            <text:p>PREFIX_RANK_LAND_EUROPEAN</text:p>
          </table:table-cell>
          <table:table-cell/>
          <table:table-cell table:formula="of:=CONCATENATE(&quot;(&quot;;[.A306];&quot;, '&quot;;[.C306];&quot;', '&quot;;[.B306];&quot;'),&quot;)" office:value-type="string" office:string-value="(306, 'PREFIX_RANK_LAND_EUROPEAN', 'LOC_TCS_EXPLORATION_ARMYRANK_PREFIX_EUROPEAN_6'),">
            <text:p>(306, 'PREFIX_RANK_LAND_EUROPEAN', 'LOC_TCS_EXPLORATION_ARMYRANK_PREFIX_EUROPEAN_6'),</text:p>
          </table:table-cell>
        </table:table-row>
        <table:table-row table:style-name="ro1">
          <table:table-cell office:value-type="float" office:value="307">
            <text:p>307</text:p>
          </table:table-cell>
          <table:table-cell table:style-name="ce1" office:value-type="string">
            <text:p>LOC_TCS_EXPLORATION_ARMYRANK_PREFIX_EUROPEAN_6_FEMALE</text:p>
          </table:table-cell>
          <table:table-cell office:value-type="string">
            <text:p>PREFIX_RANK_LAND_EUROPEAN_FEMALE</text:p>
          </table:table-cell>
          <table:table-cell/>
          <table:table-cell table:formula="of:=CONCATENATE(&quot;(&quot;;[.A307];&quot;, '&quot;;[.C307];&quot;', '&quot;;[.B307];&quot;'),&quot;)" office:value-type="string" office:string-value="(307, 'PREFIX_RANK_LAND_EUROPEAN_FEMALE', 'LOC_TCS_EXPLORATION_ARMYRANK_PREFIX_EUROPEAN_6_FEMALE'),">
            <text:p>(307, 'PREFIX_RANK_LAND_EUROPEAN_FEMALE', 'LOC_TCS_EXPLORATION_ARMYRANK_PREFIX_EUROPEAN_6_FEMALE'),</text:p>
          </table:table-cell>
        </table:table-row>
        <table:table-row table:style-name="ro1">
          <table:table-cell office:value-type="float" office:value="308">
            <text:p>308</text:p>
          </table:table-cell>
          <table:table-cell table:style-name="ce1" office:value-type="string">
            <text:p>LOC_TCS_EXPLORATION_ARMYRANK_PREFIX_NEAREASTERN_1</text:p>
          </table:table-cell>
          <table:table-cell office:value-type="string">
            <text:p>PREFIX_RANK_LAND_NEAREASTERN</text:p>
          </table:table-cell>
          <table:table-cell/>
          <table:table-cell table:formula="of:=CONCATENATE(&quot;(&quot;;[.A308];&quot;, '&quot;;[.C308];&quot;', '&quot;;[.B308];&quot;'),&quot;)" office:value-type="string" office:string-value="(308, 'PREFIX_RANK_LAND_NEAREASTERN', 'LOC_TCS_EXPLORATION_ARMYRANK_PREFIX_NEAREASTERN_1'),">
            <text:p>(308, 'PREFIX_RANK_LAND_NEAREASTERN', 'LOC_TCS_EXPLORATION_ARMYRANK_PREFIX_NEAREASTERN_1'),</text:p>
          </table:table-cell>
        </table:table-row>
        <table:table-row table:style-name="ro1">
          <table:table-cell office:value-type="float" office:value="309">
            <text:p>309</text:p>
          </table:table-cell>
          <table:table-cell table:style-name="ce1" office:value-type="string">
            <text:p>LOC_TCS_EXPLORATION_ARMYRANK_PREFIX_NEAREASTERN_1_FEMALE</text:p>
          </table:table-cell>
          <table:table-cell office:value-type="string">
            <text:p>PREFIX_RANK_LAND_NEAREASTERN_FEMALE</text:p>
          </table:table-cell>
          <table:table-cell/>
          <table:table-cell table:formula="of:=CONCATENATE(&quot;(&quot;;[.A309];&quot;, '&quot;;[.C309];&quot;', '&quot;;[.B309];&quot;'),&quot;)" office:value-type="string" office:string-value="(309, 'PREFIX_RANK_LAND_NEAREASTERN_FEMALE', 'LOC_TCS_EXPLORATION_ARMYRANK_PREFIX_NEAREASTERN_1_FEMALE'),">
            <text:p>(309, 'PREFIX_RANK_LAND_NEAREASTERN_FEMALE', 'LOC_TCS_EXPLORATION_ARMYRANK_PREFIX_NEAREASTERN_1_FEMALE'),</text:p>
          </table:table-cell>
        </table:table-row>
        <table:table-row table:style-name="ro1">
          <table:table-cell office:value-type="float" office:value="310">
            <text:p>310</text:p>
          </table:table-cell>
          <table:table-cell table:style-name="ce1" office:value-type="string">
            <text:p>LOC_TCS_EXPLORATION_ARMYRANK_PREFIX_NEAREASTERN_2</text:p>
          </table:table-cell>
          <table:table-cell office:value-type="string">
            <text:p>PREFIX_RANK_LAND_NEAREASTERN</text:p>
          </table:table-cell>
          <table:table-cell/>
          <table:table-cell table:formula="of:=CONCATENATE(&quot;(&quot;;[.A310];&quot;, '&quot;;[.C310];&quot;', '&quot;;[.B310];&quot;'),&quot;)" office:value-type="string" office:string-value="(310, 'PREFIX_RANK_LAND_NEAREASTERN', 'LOC_TCS_EXPLORATION_ARMYRANK_PREFIX_NEAREASTERN_2'),">
            <text:p>(310, 'PREFIX_RANK_LAND_NEAREASTERN', 'LOC_TCS_EXPLORATION_ARMYRANK_PREFIX_NEAREASTERN_2'),</text:p>
          </table:table-cell>
        </table:table-row>
        <table:table-row table:style-name="ro1">
          <table:table-cell office:value-type="float" office:value="311">
            <text:p>311</text:p>
          </table:table-cell>
          <table:table-cell table:style-name="ce1" office:value-type="string">
            <text:p>LOC_TCS_EXPLORATION_ARMYRANK_PREFIX_NEAREASTERN_2_FEMALE</text:p>
          </table:table-cell>
          <table:table-cell office:value-type="string">
            <text:p>PREFIX_RANK_LAND_NEAREASTERN_FEMALE</text:p>
          </table:table-cell>
          <table:table-cell/>
          <table:table-cell table:formula="of:=CONCATENATE(&quot;(&quot;;[.A311];&quot;, '&quot;;[.C311];&quot;', '&quot;;[.B311];&quot;'),&quot;)" office:value-type="string" office:string-value="(311, 'PREFIX_RANK_LAND_NEAREASTERN_FEMALE', 'LOC_TCS_EXPLORATION_ARMYRANK_PREFIX_NEAREASTERN_2_FEMALE'),">
            <text:p>(311, 'PREFIX_RANK_LAND_NEAREASTERN_FEMALE', 'LOC_TCS_EXPLORATION_ARMYRANK_PREFIX_NEAREASTERN_2_FEMALE'),</text:p>
          </table:table-cell>
        </table:table-row>
        <table:table-row table:style-name="ro1">
          <table:table-cell office:value-type="float" office:value="312">
            <text:p>312</text:p>
          </table:table-cell>
          <table:table-cell table:style-name="ce1" office:value-type="string">
            <text:p>LOC_TCS_EXPLORATION_ARMYRANK_PREFIX_NEAREASTERN_3</text:p>
          </table:table-cell>
          <table:table-cell office:value-type="string">
            <text:p>PREFIX_RANK_LAND_NEAREASTERN</text:p>
          </table:table-cell>
          <table:table-cell/>
          <table:table-cell table:formula="of:=CONCATENATE(&quot;(&quot;;[.A312];&quot;, '&quot;;[.C312];&quot;', '&quot;;[.B312];&quot;'),&quot;)" office:value-type="string" office:string-value="(312, 'PREFIX_RANK_LAND_NEAREASTERN', 'LOC_TCS_EXPLORATION_ARMYRANK_PREFIX_NEAREASTERN_3'),">
            <text:p>(312, 'PREFIX_RANK_LAND_NEAREASTERN', 'LOC_TCS_EXPLORATION_ARMYRANK_PREFIX_NEAREASTERN_3'),</text:p>
          </table:table-cell>
        </table:table-row>
        <table:table-row table:style-name="ro1">
          <table:table-cell office:value-type="float" office:value="313">
            <text:p>313</text:p>
          </table:table-cell>
          <table:table-cell table:style-name="ce1" office:value-type="string">
            <text:p>LOC_TCS_EXPLORATION_ARMYRANK_PREFIX_NEAREASTERN_3_FEMALE</text:p>
          </table:table-cell>
          <table:table-cell office:value-type="string">
            <text:p>PREFIX_RANK_LAND_NEAREASTERN_FEMALE</text:p>
          </table:table-cell>
          <table:table-cell/>
          <table:table-cell table:formula="of:=CONCATENATE(&quot;(&quot;;[.A313];&quot;, '&quot;;[.C313];&quot;', '&quot;;[.B313];&quot;'),&quot;)" office:value-type="string" office:string-value="(313, 'PREFIX_RANK_LAND_NEAREASTERN_FEMALE', 'LOC_TCS_EXPLORATION_ARMYRANK_PREFIX_NEAREASTERN_3_FEMALE'),">
            <text:p>(313, 'PREFIX_RANK_LAND_NEAREASTERN_FEMALE', 'LOC_TCS_EXPLORATION_ARMYRANK_PREFIX_NEAREASTERN_3_FEMALE'),</text:p>
          </table:table-cell>
        </table:table-row>
        <table:table-row table:style-name="ro1">
          <table:table-cell office:value-type="float" office:value="314">
            <text:p>314</text:p>
          </table:table-cell>
          <table:table-cell table:style-name="ce1" office:value-type="string">
            <text:p>LOC_TCS_EXPLORATION_ARMYRANK_PREFIX_NEAREASTERN_4</text:p>
          </table:table-cell>
          <table:table-cell office:value-type="string">
            <text:p>PREFIX_RANK_LAND_NEAREASTERN</text:p>
          </table:table-cell>
          <table:table-cell/>
          <table:table-cell table:formula="of:=CONCATENATE(&quot;(&quot;;[.A314];&quot;, '&quot;;[.C314];&quot;', '&quot;;[.B314];&quot;'),&quot;)" office:value-type="string" office:string-value="(314, 'PREFIX_RANK_LAND_NEAREASTERN', 'LOC_TCS_EXPLORATION_ARMYRANK_PREFIX_NEAREASTERN_4'),">
            <text:p>(314, 'PREFIX_RANK_LAND_NEAREASTERN', 'LOC_TCS_EXPLORATION_ARMYRANK_PREFIX_NEAREASTERN_4'),</text:p>
          </table:table-cell>
        </table:table-row>
        <table:table-row table:style-name="ro1">
          <table:table-cell office:value-type="float" office:value="315">
            <text:p>315</text:p>
          </table:table-cell>
          <table:table-cell table:style-name="ce1" office:value-type="string">
            <text:p>LOC_TCS_EXPLORATION_ARMYRANK_PREFIX_NEAREASTERN_4_FEMALE</text:p>
          </table:table-cell>
          <table:table-cell office:value-type="string">
            <text:p>PREFIX_RANK_LAND_NEAREASTERN_FEMALE</text:p>
          </table:table-cell>
          <table:table-cell/>
          <table:table-cell table:formula="of:=CONCATENATE(&quot;(&quot;;[.A315];&quot;, '&quot;;[.C315];&quot;', '&quot;;[.B315];&quot;'),&quot;)" office:value-type="string" office:string-value="(315, 'PREFIX_RANK_LAND_NEAREASTERN_FEMALE', 'LOC_TCS_EXPLORATION_ARMYRANK_PREFIX_NEAREASTERN_4_FEMALE'),">
            <text:p>(315, 'PREFIX_RANK_LAND_NEAREASTERN_FEMALE', 'LOC_TCS_EXPLORATION_ARMYRANK_PREFIX_NEAREASTERN_4_FEMALE'),</text:p>
          </table:table-cell>
        </table:table-row>
        <table:table-row table:style-name="ro1">
          <table:table-cell office:value-type="float" office:value="316">
            <text:p>316</text:p>
          </table:table-cell>
          <table:table-cell table:style-name="ce1" office:value-type="string">
            <text:p>LOC_TCS_EXPLORATION_ARMYRANK_PREFIX_NEAREASTERN_5</text:p>
          </table:table-cell>
          <table:table-cell office:value-type="string">
            <text:p>PREFIX_RANK_LAND_NEAREASTERN</text:p>
          </table:table-cell>
          <table:table-cell/>
          <table:table-cell table:formula="of:=CONCATENATE(&quot;(&quot;;[.A316];&quot;, '&quot;;[.C316];&quot;', '&quot;;[.B316];&quot;'),&quot;)" office:value-type="string" office:string-value="(316, 'PREFIX_RANK_LAND_NEAREASTERN', 'LOC_TCS_EXPLORATION_ARMYRANK_PREFIX_NEAREASTERN_5'),">
            <text:p>(316, 'PREFIX_RANK_LAND_NEAREASTERN', 'LOC_TCS_EXPLORATION_ARMYRANK_PREFIX_NEAREASTERN_5'),</text:p>
          </table:table-cell>
        </table:table-row>
        <table:table-row table:style-name="ro1">
          <table:table-cell office:value-type="float" office:value="317">
            <text:p>317</text:p>
          </table:table-cell>
          <table:table-cell table:style-name="ce1" office:value-type="string">
            <text:p>LOC_TCS_EXPLORATION_ARMYRANK_PREFIX_NEAREASTERN_5_FEMALE</text:p>
          </table:table-cell>
          <table:table-cell office:value-type="string">
            <text:p>PREFIX_RANK_LAND_NEAREASTERN_FEMALE</text:p>
          </table:table-cell>
          <table:table-cell/>
          <table:table-cell table:formula="of:=CONCATENATE(&quot;(&quot;;[.A317];&quot;, '&quot;;[.C317];&quot;', '&quot;;[.B317];&quot;'),&quot;)" office:value-type="string" office:string-value="(317, 'PREFIX_RANK_LAND_NEAREASTERN_FEMALE', 'LOC_TCS_EXPLORATION_ARMYRANK_PREFIX_NEAREASTERN_5_FEMALE'),">
            <text:p>(317, 'PREFIX_RANK_LAND_NEAREASTERN_FEMALE', 'LOC_TCS_EXPLORATION_ARMYRANK_PREFIX_NEAREASTERN_5_FEMALE'),</text:p>
          </table:table-cell>
        </table:table-row>
        <table:table-row table:style-name="ro1">
          <table:table-cell office:value-type="float" office:value="318">
            <text:p>318</text:p>
          </table:table-cell>
          <table:table-cell table:style-name="ce1" office:value-type="string">
            <text:p>LOC_TCS_EXPLORATION_ARMYRANK_PREFIX_NEAREASTERN_6</text:p>
          </table:table-cell>
          <table:table-cell office:value-type="string">
            <text:p>PREFIX_RANK_LAND_NEAREASTERN</text:p>
          </table:table-cell>
          <table:table-cell/>
          <table:table-cell table:formula="of:=CONCATENATE(&quot;(&quot;;[.A318];&quot;, '&quot;;[.C318];&quot;', '&quot;;[.B318];&quot;'),&quot;)" office:value-type="string" office:string-value="(318, 'PREFIX_RANK_LAND_NEAREASTERN', 'LOC_TCS_EXPLORATION_ARMYRANK_PREFIX_NEAREASTERN_6'),">
            <text:p>(318, 'PREFIX_RANK_LAND_NEAREASTERN', 'LOC_TCS_EXPLORATION_ARMYRANK_PREFIX_NEAREASTERN_6'),</text:p>
          </table:table-cell>
        </table:table-row>
        <table:table-row table:style-name="ro1">
          <table:table-cell office:value-type="float" office:value="319">
            <text:p>319</text:p>
          </table:table-cell>
          <table:table-cell table:style-name="ce1" office:value-type="string">
            <text:p>LOC_TCS_EXPLORATION_ARMYRANK_PREFIX_NEAREASTERN_6_FEMALE</text:p>
          </table:table-cell>
          <table:table-cell office:value-type="string">
            <text:p>PREFIX_RANK_LAND_NEAREASTERN_FEMALE</text:p>
          </table:table-cell>
          <table:table-cell/>
          <table:table-cell table:formula="of:=CONCATENATE(&quot;(&quot;;[.A319];&quot;, '&quot;;[.C319];&quot;', '&quot;;[.B319];&quot;'),&quot;)" office:value-type="string" office:string-value="(319, 'PREFIX_RANK_LAND_NEAREASTERN_FEMALE', 'LOC_TCS_EXPLORATION_ARMYRANK_PREFIX_NEAREASTERN_6_FEMALE'),">
            <text:p>(319, 'PREFIX_RANK_LAND_NEAREASTERN_FEMALE', 'LOC_TCS_EXPLORATION_ARMYRANK_PREFIX_NEAREASTERN_6_FEMALE'),</text:p>
          </table:table-cell>
        </table:table-row>
        <table:table-row table:style-name="ro1">
          <table:table-cell office:value-type="float" office:value="320">
            <text:p>320</text:p>
          </table:table-cell>
          <table:table-cell table:style-name="ce1" office:value-type="string">
            <text:p>LOC_TCS_EXPLORATION_ARMYRANK_PREFIX_INDIAN_1</text:p>
          </table:table-cell>
          <table:table-cell office:value-type="string">
            <text:p>PREFIX_RANK_LAND_INDIAN</text:p>
          </table:table-cell>
          <table:table-cell/>
          <table:table-cell table:formula="of:=CONCATENATE(&quot;(&quot;;[.A320];&quot;, '&quot;;[.C320];&quot;', '&quot;;[.B320];&quot;'),&quot;)" office:value-type="string" office:string-value="(320, 'PREFIX_RANK_LAND_INDIAN', 'LOC_TCS_EXPLORATION_ARMYRANK_PREFIX_INDIAN_1'),">
            <text:p>(320, 'PREFIX_RANK_LAND_INDIAN', 'LOC_TCS_EXPLORATION_ARMYRANK_PREFIX_INDIAN_1'),</text:p>
          </table:table-cell>
        </table:table-row>
        <table:table-row table:style-name="ro1">
          <table:table-cell office:value-type="float" office:value="321">
            <text:p>321</text:p>
          </table:table-cell>
          <table:table-cell table:style-name="ce1" office:value-type="string">
            <text:p>LOC_TCS_EXPLORATION_ARMYRANK_PREFIX_INDIAN_1_FEMALE</text:p>
          </table:table-cell>
          <table:table-cell office:value-type="string">
            <text:p>PREFIX_RANK_LAND_INDIAN_FEMALE</text:p>
          </table:table-cell>
          <table:table-cell/>
          <table:table-cell table:formula="of:=CONCATENATE(&quot;(&quot;;[.A321];&quot;, '&quot;;[.C321];&quot;', '&quot;;[.B321];&quot;'),&quot;)" office:value-type="string" office:string-value="(321, 'PREFIX_RANK_LAND_INDIAN_FEMALE', 'LOC_TCS_EXPLORATION_ARMYRANK_PREFIX_INDIAN_1_FEMALE'),">
            <text:p>(321, 'PREFIX_RANK_LAND_INDIAN_FEMALE', 'LOC_TCS_EXPLORATION_ARMYRANK_PREFIX_INDIAN_1_FEMALE'),</text:p>
          </table:table-cell>
        </table:table-row>
        <table:table-row table:style-name="ro1">
          <table:table-cell office:value-type="float" office:value="322">
            <text:p>322</text:p>
          </table:table-cell>
          <table:table-cell table:style-name="ce1" office:value-type="string">
            <text:p>LOC_TCS_EXPLORATION_ARMYRANK_PREFIX_INDIAN_2</text:p>
          </table:table-cell>
          <table:table-cell office:value-type="string">
            <text:p>PREFIX_RANK_LAND_INDIAN</text:p>
          </table:table-cell>
          <table:table-cell/>
          <table:table-cell table:formula="of:=CONCATENATE(&quot;(&quot;;[.A322];&quot;, '&quot;;[.C322];&quot;', '&quot;;[.B322];&quot;'),&quot;)" office:value-type="string" office:string-value="(322, 'PREFIX_RANK_LAND_INDIAN', 'LOC_TCS_EXPLORATION_ARMYRANK_PREFIX_INDIAN_2'),">
            <text:p>(322, 'PREFIX_RANK_LAND_INDIAN', 'LOC_TCS_EXPLORATION_ARMYRANK_PREFIX_INDIAN_2'),</text:p>
          </table:table-cell>
        </table:table-row>
        <table:table-row table:style-name="ro1">
          <table:table-cell office:value-type="float" office:value="323">
            <text:p>323</text:p>
          </table:table-cell>
          <table:table-cell table:style-name="ce1" office:value-type="string">
            <text:p>LOC_TCS_EXPLORATION_ARMYRANK_PREFIX_INDIAN_2_FEMALE</text:p>
          </table:table-cell>
          <table:table-cell office:value-type="string">
            <text:p>PREFIX_RANK_LAND_INDIAN_FEMALE</text:p>
          </table:table-cell>
          <table:table-cell/>
          <table:table-cell table:formula="of:=CONCATENATE(&quot;(&quot;;[.A323];&quot;, '&quot;;[.C323];&quot;', '&quot;;[.B323];&quot;'),&quot;)" office:value-type="string" office:string-value="(323, 'PREFIX_RANK_LAND_INDIAN_FEMALE', 'LOC_TCS_EXPLORATION_ARMYRANK_PREFIX_INDIAN_2_FEMALE'),">
            <text:p>(323, 'PREFIX_RANK_LAND_INDIAN_FEMALE', 'LOC_TCS_EXPLORATION_ARMYRANK_PREFIX_INDIAN_2_FEMALE'),</text:p>
          </table:table-cell>
        </table:table-row>
        <table:table-row table:style-name="ro1">
          <table:table-cell office:value-type="float" office:value="324">
            <text:p>324</text:p>
          </table:table-cell>
          <table:table-cell table:style-name="ce1" office:value-type="string">
            <text:p>LOC_TCS_EXPLORATION_ARMYRANK_PREFIX_INDIAN_3</text:p>
          </table:table-cell>
          <table:table-cell office:value-type="string">
            <text:p>PREFIX_RANK_LAND_INDIAN</text:p>
          </table:table-cell>
          <table:table-cell/>
          <table:table-cell table:formula="of:=CONCATENATE(&quot;(&quot;;[.A324];&quot;, '&quot;;[.C324];&quot;', '&quot;;[.B324];&quot;'),&quot;)" office:value-type="string" office:string-value="(324, 'PREFIX_RANK_LAND_INDIAN', 'LOC_TCS_EXPLORATION_ARMYRANK_PREFIX_INDIAN_3'),">
            <text:p>(324, 'PREFIX_RANK_LAND_INDIAN', 'LOC_TCS_EXPLORATION_ARMYRANK_PREFIX_INDIAN_3'),</text:p>
          </table:table-cell>
        </table:table-row>
        <table:table-row table:style-name="ro1">
          <table:table-cell office:value-type="float" office:value="325">
            <text:p>325</text:p>
          </table:table-cell>
          <table:table-cell table:style-name="ce1" office:value-type="string">
            <text:p>LOC_TCS_EXPLORATION_ARMYRANK_PREFIX_INDIAN_3_FEMALE</text:p>
          </table:table-cell>
          <table:table-cell office:value-type="string">
            <text:p>PREFIX_RANK_LAND_INDIAN_FEMALE</text:p>
          </table:table-cell>
          <table:table-cell/>
          <table:table-cell table:formula="of:=CONCATENATE(&quot;(&quot;;[.A325];&quot;, '&quot;;[.C325];&quot;', '&quot;;[.B325];&quot;'),&quot;)" office:value-type="string" office:string-value="(325, 'PREFIX_RANK_LAND_INDIAN_FEMALE', 'LOC_TCS_EXPLORATION_ARMYRANK_PREFIX_INDIAN_3_FEMALE'),">
            <text:p>(325, 'PREFIX_RANK_LAND_INDIAN_FEMALE', 'LOC_TCS_EXPLORATION_ARMYRANK_PREFIX_INDIAN_3_FEMALE'),</text:p>
          </table:table-cell>
        </table:table-row>
        <table:table-row table:style-name="ro1">
          <table:table-cell office:value-type="float" office:value="326">
            <text:p>326</text:p>
          </table:table-cell>
          <table:table-cell table:style-name="ce1" office:value-type="string">
            <text:p>LOC_TCS_EXPLORATION_ARMYRANK_PREFIX_INDIAN_4</text:p>
          </table:table-cell>
          <table:table-cell office:value-type="string">
            <text:p>PREFIX_RANK_LAND_INDIAN</text:p>
          </table:table-cell>
          <table:table-cell/>
          <table:table-cell table:formula="of:=CONCATENATE(&quot;(&quot;;[.A326];&quot;, '&quot;;[.C326];&quot;', '&quot;;[.B326];&quot;'),&quot;)" office:value-type="string" office:string-value="(326, 'PREFIX_RANK_LAND_INDIAN', 'LOC_TCS_EXPLORATION_ARMYRANK_PREFIX_INDIAN_4'),">
            <text:p>(326, 'PREFIX_RANK_LAND_INDIAN', 'LOC_TCS_EXPLORATION_ARMYRANK_PREFIX_INDIAN_4'),</text:p>
          </table:table-cell>
        </table:table-row>
        <table:table-row table:style-name="ro1">
          <table:table-cell office:value-type="float" office:value="327">
            <text:p>327</text:p>
          </table:table-cell>
          <table:table-cell table:style-name="ce1" office:value-type="string">
            <text:p>LOC_TCS_EXPLORATION_ARMYRANK_PREFIX_INDIAN_4_FEMALE</text:p>
          </table:table-cell>
          <table:table-cell office:value-type="string">
            <text:p>PREFIX_RANK_LAND_INDIAN_FEMALE</text:p>
          </table:table-cell>
          <table:table-cell/>
          <table:table-cell table:formula="of:=CONCATENATE(&quot;(&quot;;[.A327];&quot;, '&quot;;[.C327];&quot;', '&quot;;[.B327];&quot;'),&quot;)" office:value-type="string" office:string-value="(327, 'PREFIX_RANK_LAND_INDIAN_FEMALE', 'LOC_TCS_EXPLORATION_ARMYRANK_PREFIX_INDIAN_4_FEMALE'),">
            <text:p>(327, 'PREFIX_RANK_LAND_INDIAN_FEMALE', 'LOC_TCS_EXPLORATION_ARMYRANK_PREFIX_INDIAN_4_FEMALE'),</text:p>
          </table:table-cell>
        </table:table-row>
        <table:table-row table:style-name="ro1">
          <table:table-cell office:value-type="float" office:value="328">
            <text:p>328</text:p>
          </table:table-cell>
          <table:table-cell table:style-name="ce1" office:value-type="string">
            <text:p>LOC_TCS_EXPLORATION_ARMYRANK_PREFIX_CHINA_1</text:p>
          </table:table-cell>
          <table:table-cell office:value-type="string">
            <text:p>PREFIX_RANK_LAND_CHINA</text:p>
          </table:table-cell>
          <table:table-cell/>
          <table:table-cell table:formula="of:=CONCATENATE(&quot;(&quot;;[.A328];&quot;, '&quot;;[.C328];&quot;', '&quot;;[.B328];&quot;'),&quot;)" office:value-type="string" office:string-value="(328, 'PREFIX_RANK_LAND_CHINA', 'LOC_TCS_EXPLORATION_ARMYRANK_PREFIX_CHINA_1'),">
            <text:p>(328, 'PREFIX_RANK_LAND_CHINA', 'LOC_TCS_EXPLORATION_ARMYRANK_PREFIX_CHINA_1'),</text:p>
          </table:table-cell>
        </table:table-row>
        <table:table-row table:style-name="ro1">
          <table:table-cell office:value-type="float" office:value="329">
            <text:p>329</text:p>
          </table:table-cell>
          <table:table-cell table:style-name="ce1" office:value-type="string">
            <text:p>LOC_TCS_EXPLORATION_ARMYRANK_PREFIX_CHINA_1_FEMALE</text:p>
          </table:table-cell>
          <table:table-cell office:value-type="string">
            <text:p>PREFIX_RANK_LAND_INDIAN_FEMALE</text:p>
          </table:table-cell>
          <table:table-cell/>
          <table:table-cell table:formula="of:=CONCATENATE(&quot;(&quot;;[.A329];&quot;, '&quot;;[.C329];&quot;', '&quot;;[.B329];&quot;'),&quot;)" office:value-type="string" office:string-value="(329, 'PREFIX_RANK_LAND_INDIAN_FEMALE', 'LOC_TCS_EXPLORATION_ARMYRANK_PREFIX_CHINA_1_FEMALE'),">
            <text:p>(329, 'PREFIX_RANK_LAND_INDIAN_FEMALE', 'LOC_TCS_EXPLORATION_ARMYRANK_PREFIX_CHINA_1_FEMALE'),</text:p>
          </table:table-cell>
        </table:table-row>
        <table:table-row table:style-name="ro1">
          <table:table-cell office:value-type="float" office:value="330">
            <text:p>330</text:p>
          </table:table-cell>
          <table:table-cell table:style-name="ce1" office:value-type="string">
            <text:p>LOC_TCS_EXPLORATION_ARMYRANK_PREFIX_CHINA_2</text:p>
          </table:table-cell>
          <table:table-cell office:value-type="string">
            <text:p>PREFIX_RANK_LAND_CHINA</text:p>
          </table:table-cell>
          <table:table-cell/>
          <table:table-cell table:formula="of:=CONCATENATE(&quot;(&quot;;[.A330];&quot;, '&quot;;[.C330];&quot;', '&quot;;[.B330];&quot;'),&quot;)" office:value-type="string" office:string-value="(330, 'PREFIX_RANK_LAND_CHINA', 'LOC_TCS_EXPLORATION_ARMYRANK_PREFIX_CHINA_2'),">
            <text:p>(330, 'PREFIX_RANK_LAND_CHINA', 'LOC_TCS_EXPLORATION_ARMYRANK_PREFIX_CHINA_2'),</text:p>
          </table:table-cell>
        </table:table-row>
        <table:table-row table:style-name="ro1">
          <table:table-cell office:value-type="float" office:value="331">
            <text:p>331</text:p>
          </table:table-cell>
          <table:table-cell table:style-name="ce1" office:value-type="string">
            <text:p>LOC_TCS_EXPLORATION_ARMYRANK_PREFIX_CHINA_2_FEMALE</text:p>
          </table:table-cell>
          <table:table-cell office:value-type="string">
            <text:p>PREFIX_RANK_LAND_INDIAN_FEMALE</text:p>
          </table:table-cell>
          <table:table-cell/>
          <table:table-cell table:formula="of:=CONCATENATE(&quot;(&quot;;[.A331];&quot;, '&quot;;[.C331];&quot;', '&quot;;[.B331];&quot;'),&quot;)" office:value-type="string" office:string-value="(331, 'PREFIX_RANK_LAND_INDIAN_FEMALE', 'LOC_TCS_EXPLORATION_ARMYRANK_PREFIX_CHINA_2_FEMALE'),">
            <text:p>(331, 'PREFIX_RANK_LAND_INDIAN_FEMALE', 'LOC_TCS_EXPLORATION_ARMYRANK_PREFIX_CHINA_2_FEMALE'),</text:p>
          </table:table-cell>
        </table:table-row>
        <table:table-row table:style-name="ro1">
          <table:table-cell office:value-type="float" office:value="332">
            <text:p>332</text:p>
          </table:table-cell>
          <table:table-cell table:style-name="ce1" office:value-type="string">
            <text:p>LOC_TCS_EXPLORATION_ARMYRANK_PREFIX_CHINA_3</text:p>
          </table:table-cell>
          <table:table-cell office:value-type="string">
            <text:p>PREFIX_RANK_LAND_CHINA</text:p>
          </table:table-cell>
          <table:table-cell/>
          <table:table-cell table:formula="of:=CONCATENATE(&quot;(&quot;;[.A332];&quot;, '&quot;;[.C332];&quot;', '&quot;;[.B332];&quot;'),&quot;)" office:value-type="string" office:string-value="(332, 'PREFIX_RANK_LAND_CHINA', 'LOC_TCS_EXPLORATION_ARMYRANK_PREFIX_CHINA_3'),">
            <text:p>(332, 'PREFIX_RANK_LAND_CHINA', 'LOC_TCS_EXPLORATION_ARMYRANK_PREFIX_CHINA_3'),</text:p>
          </table:table-cell>
        </table:table-row>
        <table:table-row table:style-name="ro1">
          <table:table-cell office:value-type="float" office:value="333">
            <text:p>333</text:p>
          </table:table-cell>
          <table:table-cell table:style-name="ce1" office:value-type="string">
            <text:p>LOC_TCS_EXPLORATION_ARMYRANK_PREFIX_CHINA_3_FEMALE</text:p>
          </table:table-cell>
          <table:table-cell office:value-type="string">
            <text:p>PREFIX_RANK_LAND_INDIAN_FEMALE</text:p>
          </table:table-cell>
          <table:table-cell/>
          <table:table-cell table:formula="of:=CONCATENATE(&quot;(&quot;;[.A333];&quot;, '&quot;;[.C333];&quot;', '&quot;;[.B333];&quot;'),&quot;)" office:value-type="string" office:string-value="(333, 'PREFIX_RANK_LAND_INDIAN_FEMALE', 'LOC_TCS_EXPLORATION_ARMYRANK_PREFIX_CHINA_3_FEMALE'),">
            <text:p>(333, 'PREFIX_RANK_LAND_INDIAN_FEMALE', 'LOC_TCS_EXPLORATION_ARMYRANK_PREFIX_CHINA_3_FEMALE'),</text:p>
          </table:table-cell>
        </table:table-row>
        <table:table-row table:style-name="ro1">
          <table:table-cell office:value-type="float" office:value="334">
            <text:p>334</text:p>
          </table:table-cell>
          <table:table-cell table:style-name="ce1" office:value-type="string">
            <text:p>LOC_TCS_EXPLORATION_ARMYRANK_PREFIX_CHINA_4</text:p>
          </table:table-cell>
          <table:table-cell office:value-type="string">
            <text:p>PREFIX_RANK_LAND_CHINA</text:p>
          </table:table-cell>
          <table:table-cell/>
          <table:table-cell table:formula="of:=CONCATENATE(&quot;(&quot;;[.A334];&quot;, '&quot;;[.C334];&quot;', '&quot;;[.B334];&quot;'),&quot;)" office:value-type="string" office:string-value="(334, 'PREFIX_RANK_LAND_CHINA', 'LOC_TCS_EXPLORATION_ARMYRANK_PREFIX_CHINA_4'),">
            <text:p>(334, 'PREFIX_RANK_LAND_CHINA', 'LOC_TCS_EXPLORATION_ARMYRANK_PREFIX_CHINA_4'),</text:p>
          </table:table-cell>
        </table:table-row>
        <table:table-row table:style-name="ro1">
          <table:table-cell office:value-type="float" office:value="335">
            <text:p>335</text:p>
          </table:table-cell>
          <table:table-cell table:style-name="ce1" office:value-type="string">
            <text:p>LOC_TCS_EXPLORATION_ARMYRANK_PREFIX_CHINA_4_FEMALE</text:p>
          </table:table-cell>
          <table:table-cell office:value-type="string">
            <text:p>PREFIX_RANK_LAND_INDIAN_FEMALE</text:p>
          </table:table-cell>
          <table:table-cell/>
          <table:table-cell table:formula="of:=CONCATENATE(&quot;(&quot;;[.A335];&quot;, '&quot;;[.C335];&quot;', '&quot;;[.B335];&quot;'),&quot;)" office:value-type="string" office:string-value="(335, 'PREFIX_RANK_LAND_INDIAN_FEMALE', 'LOC_TCS_EXPLORATION_ARMYRANK_PREFIX_CHINA_4_FEMALE'),">
            <text:p>(335, 'PREFIX_RANK_LAND_INDIAN_FEMALE', 'LOC_TCS_EXPLORATION_ARMYRANK_PREFIX_CHINA_4_FEMALE'),</text:p>
          </table:table-cell>
        </table:table-row>
        <table:table-row table:style-name="ro1">
          <table:table-cell office:value-type="float" office:value="336">
            <text:p>336</text:p>
          </table:table-cell>
          <table:table-cell table:style-name="ce1" office:value-type="string">
            <text:p>LOC_TCS_EXPLORATION_ARMYRANK_PREFIX_CHINA_5</text:p>
          </table:table-cell>
          <table:table-cell office:value-type="string">
            <text:p>PREFIX_RANK_LAND_CHINA</text:p>
          </table:table-cell>
          <table:table-cell/>
          <table:table-cell table:formula="of:=CONCATENATE(&quot;(&quot;;[.A336];&quot;, '&quot;;[.C336];&quot;', '&quot;;[.B336];&quot;'),&quot;)" office:value-type="string" office:string-value="(336, 'PREFIX_RANK_LAND_CHINA', 'LOC_TCS_EXPLORATION_ARMYRANK_PREFIX_CHINA_5'),">
            <text:p>(336, 'PREFIX_RANK_LAND_CHINA', 'LOC_TCS_EXPLORATION_ARMYRANK_PREFIX_CHINA_5'),</text:p>
          </table:table-cell>
        </table:table-row>
        <table:table-row table:style-name="ro1">
          <table:table-cell office:value-type="float" office:value="337">
            <text:p>337</text:p>
          </table:table-cell>
          <table:table-cell table:style-name="ce1" office:value-type="string">
            <text:p>LOC_TCS_EXPLORATION_ARMYRANK_PREFIX_CHINA_5_FEMALE</text:p>
          </table:table-cell>
          <table:table-cell office:value-type="string">
            <text:p>PREFIX_RANK_LAND_INDIAN_FEMALE</text:p>
          </table:table-cell>
          <table:table-cell/>
          <table:table-cell table:formula="of:=CONCATENATE(&quot;(&quot;;[.A337];&quot;, '&quot;;[.C337];&quot;', '&quot;;[.B337];&quot;'),&quot;)" office:value-type="string" office:string-value="(337, 'PREFIX_RANK_LAND_INDIAN_FEMALE', 'LOC_TCS_EXPLORATION_ARMYRANK_PREFIX_CHINA_5_FEMALE'),">
            <text:p>(337, 'PREFIX_RANK_LAND_INDIAN_FEMALE', 'LOC_TCS_EXPLORATION_ARMYRANK_PREFIX_CHINA_5_FEMALE'),</text:p>
          </table:table-cell>
        </table:table-row>
        <table:table-row table:style-name="ro1">
          <table:table-cell office:value-type="float" office:value="338">
            <text:p>338</text:p>
          </table:table-cell>
          <table:table-cell table:style-name="ce1" office:value-type="string">
            <text:p>LOC_TCS_EXPLORATION_ARMYRANK_PREFIX_INCA_1</text:p>
          </table:table-cell>
          <table:table-cell office:value-type="string">
            <text:p>PREFIX_RANK_LAND_INCA</text:p>
          </table:table-cell>
          <table:table-cell/>
          <table:table-cell table:formula="of:=CONCATENATE(&quot;(&quot;;[.A338];&quot;, '&quot;;[.C338];&quot;', '&quot;;[.B338];&quot;'),&quot;)" office:value-type="string" office:string-value="(338, 'PREFIX_RANK_LAND_INCA', 'LOC_TCS_EXPLORATION_ARMYRANK_PREFIX_INCA_1'),">
            <text:p>(338, 'PREFIX_RANK_LAND_INCA', 'LOC_TCS_EXPLORATION_ARMYRANK_PREFIX_INCA_1'),</text:p>
          </table:table-cell>
        </table:table-row>
        <table:table-row table:style-name="ro1">
          <table:table-cell office:value-type="float" office:value="339">
            <text:p>339</text:p>
          </table:table-cell>
          <table:table-cell table:style-name="ce1" office:value-type="string">
            <text:p>LOC_TCS_EXPLORATION_ARMYRANK_PREFIX_INCA_2</text:p>
          </table:table-cell>
          <table:table-cell office:value-type="string">
            <text:p>PREFIX_RANK_LAND_INCA</text:p>
          </table:table-cell>
          <table:table-cell/>
          <table:table-cell table:formula="of:=CONCATENATE(&quot;(&quot;;[.A339];&quot;, '&quot;;[.C339];&quot;', '&quot;;[.B339];&quot;'),&quot;)" office:value-type="string" office:string-value="(339, 'PREFIX_RANK_LAND_INCA', 'LOC_TCS_EXPLORATION_ARMYRANK_PREFIX_INCA_2'),">
            <text:p>(339, 'PREFIX_RANK_LAND_INCA', 'LOC_TCS_EXPLORATION_ARMYRANK_PREFIX_INCA_2'),</text:p>
          </table:table-cell>
        </table:table-row>
        <table:table-row table:style-name="ro1">
          <table:table-cell office:value-type="float" office:value="340">
            <text:p>340</text:p>
          </table:table-cell>
          <table:table-cell table:style-name="ce1" office:value-type="string">
            <text:p>LOC_TCS_EXPLORATION_ARMYRANK_PREFIX_INCA_3</text:p>
          </table:table-cell>
          <table:table-cell office:value-type="string">
            <text:p>PREFIX_RANK_LAND_INCA</text:p>
          </table:table-cell>
          <table:table-cell/>
          <table:table-cell table:formula="of:=CONCATENATE(&quot;(&quot;;[.A340];&quot;, '&quot;;[.C340];&quot;', '&quot;;[.B340];&quot;'),&quot;)" office:value-type="string" office:string-value="(340, 'PREFIX_RANK_LAND_INCA', 'LOC_TCS_EXPLORATION_ARMYRANK_PREFIX_INCA_3'),">
            <text:p>(340, 'PREFIX_RANK_LAND_INCA', 'LOC_TCS_EXPLORATION_ARMYRANK_PREFIX_INCA_3'),</text:p>
          </table:table-cell>
        </table:table-row>
        <table:table-row table:style-name="ro1">
          <table:table-cell office:value-type="float" office:value="341">
            <text:p>341</text:p>
          </table:table-cell>
          <table:table-cell table:style-name="ce1" office:value-type="string">
            <text:p>LOC_TCS_EXPLORATION_ARMYRANK_PREFIX_INCA_4</text:p>
          </table:table-cell>
          <table:table-cell office:value-type="string">
            <text:p>PREFIX_RANK_LAND_INCA</text:p>
          </table:table-cell>
          <table:table-cell/>
          <table:table-cell table:formula="of:=CONCATENATE(&quot;(&quot;;[.A341];&quot;, '&quot;;[.C341];&quot;', '&quot;;[.B341];&quot;'),&quot;)" office:value-type="string" office:string-value="(341, 'PREFIX_RANK_LAND_INCA', 'LOC_TCS_EXPLORATION_ARMYRANK_PREFIX_INCA_4'),">
            <text:p>(341, 'PREFIX_RANK_LAND_INCA', 'LOC_TCS_EXPLORATION_ARMYRANK_PREFIX_INCA_4'),</text:p>
          </table:table-cell>
        </table:table-row>
        <table:table-row table:style-name="ro1">
          <table:table-cell office:value-type="float" office:value="342">
            <text:p>342</text:p>
          </table:table-cell>
          <table:table-cell table:style-name="ce1" office:value-type="string">
            <text:p>LOC_TCS_EXPLORATION_ARMYRANK_PREFIX_INCA_5</text:p>
          </table:table-cell>
          <table:table-cell office:value-type="string">
            <text:p>PREFIX_RANK_LAND_INCA</text:p>
          </table:table-cell>
          <table:table-cell/>
          <table:table-cell table:formula="of:=CONCATENATE(&quot;(&quot;;[.A342];&quot;, '&quot;;[.C342];&quot;', '&quot;;[.B342];&quot;'),&quot;)" office:value-type="string" office:string-value="(342, 'PREFIX_RANK_LAND_INCA', 'LOC_TCS_EXPLORATION_ARMYRANK_PREFIX_INCA_5'),">
            <text:p>(342, 'PREFIX_RANK_LAND_INCA', 'LOC_TCS_EXPLORATION_ARMYRANK_PREFIX_INCA_5'),</text:p>
          </table:table-cell>
        </table:table-row>
        <table:table-row table:style-name="ro1">
          <table:table-cell office:value-type="float" office:value="343">
            <text:p>343</text:p>
          </table:table-cell>
          <table:table-cell table:style-name="ce1" office:value-type="string">
            <text:p>LOC_TCS_EXPLORATION_ARMYRANK_PREFIX_INCA_6</text:p>
          </table:table-cell>
          <table:table-cell office:value-type="string">
            <text:p>PREFIX_RANK_LAND_INCA</text:p>
          </table:table-cell>
          <table:table-cell/>
          <table:table-cell table:formula="of:=CONCATENATE(&quot;(&quot;;[.A343];&quot;, '&quot;;[.C343];&quot;', '&quot;;[.B343];&quot;'),&quot;)" office:value-type="string" office:string-value="(343, 'PREFIX_RANK_LAND_INCA', 'LOC_TCS_EXPLORATION_ARMYRANK_PREFIX_INCA_6'),">
            <text:p>(343, 'PREFIX_RANK_LAND_INCA', 'LOC_TCS_EXPLORATION_ARMYRANK_PREFIX_INCA_6'),</text:p>
          </table:table-cell>
        </table:table-row>
        <table:table-row table:style-name="ro1">
          <table:table-cell office:value-type="float" office:value="344">
            <text:p>344</text:p>
          </table:table-cell>
          <table:table-cell table:style-name="ce1" office:value-type="string">
            <text:p>LOC_TCS_EXPLORATION_ARMYRANK_PREFIX_TRIBAL_1</text:p>
          </table:table-cell>
          <table:table-cell office:value-type="string">
            <text:p>PREFIX_RANK_LAND_TRIBE</text:p>
          </table:table-cell>
          <table:table-cell/>
          <table:table-cell table:formula="of:=CONCATENATE(&quot;(&quot;;[.A344];&quot;, '&quot;;[.C344];&quot;', '&quot;;[.B344];&quot;'),&quot;)" office:value-type="string" office:string-value="(344, 'PREFIX_RANK_LAND_TRIBE', 'LOC_TCS_EXPLORATION_ARMYRANK_PREFIX_TRIBAL_1'),">
            <text:p>(344, 'PREFIX_RANK_LAND_TRIBE', 'LOC_TCS_EXPLORATION_ARMYRANK_PREFIX_TRIBAL_1'),</text:p>
          </table:table-cell>
        </table:table-row>
        <table:table-row table:style-name="ro1">
          <table:table-cell office:value-type="float" office:value="345">
            <text:p>345</text:p>
          </table:table-cell>
          <table:table-cell table:style-name="ce1" office:value-type="string">
            <text:p>LOC_TCS_EXPLORATION_ARMYRANK_PREFIX_TRIBAL_1_FEMALE</text:p>
          </table:table-cell>
          <table:table-cell office:value-type="string">
            <text:p>PREFIX_RANK_LAND_TRIBE_FEMALE</text:p>
          </table:table-cell>
          <table:table-cell/>
          <table:table-cell table:formula="of:=CONCATENATE(&quot;(&quot;;[.A345];&quot;, '&quot;;[.C345];&quot;', '&quot;;[.B345];&quot;'),&quot;)" office:value-type="string" office:string-value="(345, 'PREFIX_RANK_LAND_TRIBE_FEMALE', 'LOC_TCS_EXPLORATION_ARMYRANK_PREFIX_TRIBAL_1_FEMALE'),">
            <text:p>(345, 'PREFIX_RANK_LAND_TRIBE_FEMALE', 'LOC_TCS_EXPLORATION_ARMYRANK_PREFIX_TRIBAL_1_FEMALE'),</text:p>
          </table:table-cell>
        </table:table-row>
        <table:table-row table:style-name="ro1">
          <table:table-cell office:value-type="float" office:value="346">
            <text:p>346</text:p>
          </table:table-cell>
          <table:table-cell table:style-name="ce1" office:value-type="string">
            <text:p>LOC_TCS_EXPLORATION_ARMYRANK_PREFIX_TRIBAL_2</text:p>
          </table:table-cell>
          <table:table-cell office:value-type="string">
            <text:p>PREFIX_RANK_LAND_TRIBE</text:p>
          </table:table-cell>
          <table:table-cell/>
          <table:table-cell table:formula="of:=CONCATENATE(&quot;(&quot;;[.A346];&quot;, '&quot;;[.C346];&quot;', '&quot;;[.B346];&quot;'),&quot;)" office:value-type="string" office:string-value="(346, 'PREFIX_RANK_LAND_TRIBE', 'LOC_TCS_EXPLORATION_ARMYRANK_PREFIX_TRIBAL_2'),">
            <text:p>(346, 'PREFIX_RANK_LAND_TRIBE', 'LOC_TCS_EXPLORATION_ARMYRANK_PREFIX_TRIBAL_2'),</text:p>
          </table:table-cell>
        </table:table-row>
        <table:table-row table:style-name="ro1">
          <table:table-cell office:value-type="float" office:value="347">
            <text:p>347</text:p>
          </table:table-cell>
          <table:table-cell table:style-name="ce1" office:value-type="string">
            <text:p>LOC_TCS_EXPLORATION_ARMYRANK_PREFIX_TRIBAL_2_FEMALE</text:p>
          </table:table-cell>
          <table:table-cell office:value-type="string">
            <text:p>PREFIX_RANK_LAND_TRIBE_FEMALE</text:p>
          </table:table-cell>
          <table:table-cell/>
          <table:table-cell table:formula="of:=CONCATENATE(&quot;(&quot;;[.A347];&quot;, '&quot;;[.C347];&quot;', '&quot;;[.B347];&quot;'),&quot;)" office:value-type="string" office:string-value="(347, 'PREFIX_RANK_LAND_TRIBE_FEMALE', 'LOC_TCS_EXPLORATION_ARMYRANK_PREFIX_TRIBAL_2_FEMALE'),">
            <text:p>(347, 'PREFIX_RANK_LAND_TRIBE_FEMALE', 'LOC_TCS_EXPLORATION_ARMYRANK_PREFIX_TRIBAL_2_FEMALE'),</text:p>
          </table:table-cell>
        </table:table-row>
        <table:table-row table:style-name="ro1">
          <table:table-cell office:value-type="float" office:value="348">
            <text:p>348</text:p>
          </table:table-cell>
          <table:table-cell table:style-name="ce1" office:value-type="string">
            <text:p>LOC_TCS_EXPLORATION_ARMYRANK_PREFIX_TRIBAL_3</text:p>
          </table:table-cell>
          <table:table-cell office:value-type="string">
            <text:p>PREFIX_RANK_LAND_TRIBE</text:p>
          </table:table-cell>
          <table:table-cell/>
          <table:table-cell table:formula="of:=CONCATENATE(&quot;(&quot;;[.A348];&quot;, '&quot;;[.C348];&quot;', '&quot;;[.B348];&quot;'),&quot;)" office:value-type="string" office:string-value="(348, 'PREFIX_RANK_LAND_TRIBE', 'LOC_TCS_EXPLORATION_ARMYRANK_PREFIX_TRIBAL_3'),">
            <text:p>(348, 'PREFIX_RANK_LAND_TRIBE', 'LOC_TCS_EXPLORATION_ARMYRANK_PREFIX_TRIBAL_3'),</text:p>
          </table:table-cell>
        </table:table-row>
        <table:table-row table:style-name="ro1">
          <table:table-cell office:value-type="float" office:value="349">
            <text:p>349</text:p>
          </table:table-cell>
          <table:table-cell table:style-name="ce1" office:value-type="string">
            <text:p>LOC_TCS_EXPLORATION_ARMYRANK_PREFIX_TRIBAL_3_FEMALE</text:p>
          </table:table-cell>
          <table:table-cell office:value-type="string">
            <text:p>PREFIX_RANK_LAND_TRIBE_FEMALE</text:p>
          </table:table-cell>
          <table:table-cell/>
          <table:table-cell table:formula="of:=CONCATENATE(&quot;(&quot;;[.A349];&quot;, '&quot;;[.C349];&quot;', '&quot;;[.B349];&quot;'),&quot;)" office:value-type="string" office:string-value="(349, 'PREFIX_RANK_LAND_TRIBE_FEMALE', 'LOC_TCS_EXPLORATION_ARMYRANK_PREFIX_TRIBAL_3_FEMALE'),">
            <text:p>(349, 'PREFIX_RANK_LAND_TRIBE_FEMALE', 'LOC_TCS_EXPLORATION_ARMYRANK_PREFIX_TRIBAL_3_FEMALE'),</text:p>
          </table:table-cell>
        </table:table-row>
        <table:table-row table:style-name="ro1">
          <table:table-cell office:value-type="float" office:value="350">
            <text:p>350</text:p>
          </table:table-cell>
          <table:table-cell table:style-name="ce1" office:value-type="string">
            <text:p>LOC_TCS_EXPLORATION_ARMYRANK_PREFIX_TRIBAL_4</text:p>
          </table:table-cell>
          <table:table-cell office:value-type="string">
            <text:p>PREFIX_RANK_LAND_TRIBE</text:p>
          </table:table-cell>
          <table:table-cell/>
          <table:table-cell table:formula="of:=CONCATENATE(&quot;(&quot;;[.A350];&quot;, '&quot;;[.C350];&quot;', '&quot;;[.B350];&quot;'),&quot;)" office:value-type="string" office:string-value="(350, 'PREFIX_RANK_LAND_TRIBE', 'LOC_TCS_EXPLORATION_ARMYRANK_PREFIX_TRIBAL_4'),">
            <text:p>(350, 'PREFIX_RANK_LAND_TRIBE', 'LOC_TCS_EXPLORATION_ARMYRANK_PREFIX_TRIBAL_4'),</text:p>
          </table:table-cell>
        </table:table-row>
        <table:table-row table:style-name="ro1">
          <table:table-cell office:value-type="float" office:value="351">
            <text:p>351</text:p>
          </table:table-cell>
          <table:table-cell table:style-name="ce1" office:value-type="string">
            <text:p>LOC_TCS_EXPLORATION_ARMYRANK_PREFIX_TRIBAL_4_FEMALE</text:p>
          </table:table-cell>
          <table:table-cell office:value-type="string">
            <text:p>PREFIX_RANK_LAND_TRIBE_FEMALE</text:p>
          </table:table-cell>
          <table:table-cell/>
          <table:table-cell table:formula="of:=CONCATENATE(&quot;(&quot;;[.A351];&quot;, '&quot;;[.C351];&quot;', '&quot;;[.B351];&quot;'),&quot;)" office:value-type="string" office:string-value="(351, 'PREFIX_RANK_LAND_TRIBE_FEMALE', 'LOC_TCS_EXPLORATION_ARMYRANK_PREFIX_TRIBAL_4_FEMALE'),">
            <text:p>(351, 'PREFIX_RANK_LAND_TRIBE_FEMALE', 'LOC_TCS_EXPLORATION_ARMYRANK_PREFIX_TRIBAL_4_FEMALE'),</text:p>
          </table:table-cell>
        </table:table-row>
        <table:table-row table:style-name="ro1">
          <table:table-cell office:value-type="float" office:value="352">
            <text:p>352</text:p>
          </table:table-cell>
          <table:table-cell table:style-name="ce1"/>
          <table:table-cell/>
          <table:table-cell/>
          <table:table-cell table:formula="of:=CONCATENATE(&quot;(&quot;;[.A352];&quot;, '&quot;;[.C352];&quot;', '&quot;;[.B352];&quot;'),&quot;)" office:value-type="string" office:string-value="(352, '', ''),">
            <text:p>(352, '', ''),</text:p>
          </table:table-cell>
        </table:table-row>
        <table:table-row table:style-name="ro1">
          <table:table-cell office:value-type="float" office:value="353">
            <text:p>353</text:p>
          </table:table-cell>
          <table:table-cell table:style-name="ce1"/>
          <table:table-cell/>
          <table:table-cell/>
          <table:table-cell table:formula="of:=CONCATENATE(&quot;(&quot;;[.A353];&quot;, '&quot;;[.C353];&quot;', '&quot;;[.B353];&quot;'),&quot;)" office:value-type="string" office:string-value="(353, '', ''),">
            <text:p>(353, '', ''),</text:p>
          </table:table-cell>
        </table:table-row>
        <table:table-row table:style-name="ro1">
          <table:table-cell office:value-type="float" office:value="354">
            <text:p>354</text:p>
          </table:table-cell>
          <table:table-cell table:style-name="ce1"/>
          <table:table-cell/>
          <table:table-cell/>
          <table:table-cell table:formula="of:=CONCATENATE(&quot;(&quot;;[.A354];&quot;, '&quot;;[.C354];&quot;', '&quot;;[.B354];&quot;'),&quot;)" office:value-type="string" office:string-value="(354, '', ''),">
            <text:p>(354, '', ''),</text:p>
          </table:table-cell>
        </table:table-row>
        <table:table-row table:style-name="ro1">
          <table:table-cell office:value-type="float" office:value="355">
            <text:p>355</text:p>
          </table:table-cell>
          <table:table-cell table:style-name="ce1"/>
          <table:table-cell/>
          <table:table-cell/>
          <table:table-cell table:formula="of:=CONCATENATE(&quot;(&quot;;[.A355];&quot;, '&quot;;[.C355];&quot;', '&quot;;[.B355];&quot;'),&quot;)" office:value-type="string" office:string-value="(355, '', ''),">
            <text:p>(355, '', ''),</text:p>
          </table:table-cell>
        </table:table-row>
        <table:table-row table:style-name="ro1">
          <table:table-cell office:value-type="float" office:value="356">
            <text:p>356</text:p>
          </table:table-cell>
          <table:table-cell table:style-name="ce1"/>
          <table:table-cell/>
          <table:table-cell/>
          <table:table-cell table:formula="of:=CONCATENATE(&quot;(&quot;;[.A356];&quot;, '&quot;;[.C356];&quot;', '&quot;;[.B356];&quot;'),&quot;)" office:value-type="string" office:string-value="(356, '', ''),">
            <text:p>(356, '', ''),</text:p>
          </table:table-cell>
        </table:table-row>
        <table:table-row table:style-name="ro1">
          <table:table-cell office:value-type="float" office:value="357">
            <text:p>357</text:p>
          </table:table-cell>
          <table:table-cell table:style-name="ce1"/>
          <table:table-cell/>
          <table:table-cell/>
          <table:table-cell table:formula="of:=CONCATENATE(&quot;(&quot;;[.A357];&quot;, '&quot;;[.C357];&quot;', '&quot;;[.B357];&quot;'),&quot;)" office:value-type="string" office:string-value="(357, '', ''),">
            <text:p>(357, '', ''),</text:p>
          </table:table-cell>
        </table:table-row>
      </table:table>
      <table:table table:name="Creative Pool Translations" table:style-name="ta1" table:print="false">
        <table:table-column table:style-name="co6" table:default-cell-style-name="ce3"/>
        <table:table-column table:style-name="co7" table:default-cell-style-name="ce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4" table:default-cell-style-name="Default"/>
        <table:table-column table:style-name="co15" table:default-cell-style-name="Default"/>
        <table:table-column table:style-name="co8" table:default-cell-style-name="Default"/>
        <table:table-column table:style-name="co4" table:number-columns-repeated="3" table:default-cell-style-name="Default"/>
        <table:table-column table:style-name="co16" table:default-cell-style-name="Default"/>
        <table:table-column table:style-name="co17" table:default-cell-style-name="Default"/>
        <table:table-column table:style-name="co4" table:number-columns-repeated="3" table:default-cell-style-name="Default"/>
        <table:table-row table:style-name="ro2">
          <table:table-cell table:style-name="ce2"/>
          <table:table-cell table:style-name="ce2" office:value-type="string">
            <text:p>en_us</text:p>
          </table:table-cell>
          <table:table-cell office:value-type="string">
            <text:p>de_DE</text:p>
          </table:table-cell>
          <table:table-cell/>
          <table:table-cell office:value-type="string">
            <text:p>es_ES</text:p>
          </table:table-cell>
          <table:table-cell/>
          <table:table-cell office:value-type="string">
            <text:p>it_IT</text:p>
          </table:table-cell>
          <table:table-cell/>
          <table:table-cell office:value-type="string">
            <text:p>ja_JP</text:p>
          </table:table-cell>
          <table:table-cell/>
          <table:table-cell office:value-type="string">
            <text:p>ko_KR</text:p>
          </table:table-cell>
          <table:table-cell/>
          <table:table-cell office:value-type="string">
            <text:p>pl_PL</text:p>
          </table:table-cell>
          <table:table-cell/>
          <table:table-cell office:value-type="string">
            <text:p>pt_BR</text:p>
          </table:table-cell>
          <table:table-cell/>
          <table:table-cell office:value-type="string">
            <text:p>ru_RU</text:p>
          </table:table-cell>
          <table:table-cell/>
          <table:table-cell office:value-type="string">
            <text:p>zh_Hans_CN</text:p>
          </table:table-cell>
          <table:table-cell/>
        </table:table-row>
        <table:table-row table:style-name="ro3">
          <table:table-cell table:style-name="ce2" office:value-type="string">
            <text:p>LOC_TCS_UNITNAME_PREFIX_1ST</text:p>
          </table:table-cell>
          <table:table-cell table:style-name="ce2" office:value-type="string">
            <text:p>The 1st</text:p>
          </table:table-cell>
          <table:table-cell office:value-type="string">
            <text:p>Der 1.</text:p>
          </table:table-cell>
          <table:table-cell table:formula="of:=CONCATENATE(&quot;&lt;Row Tag='&quot;;[.A2];&quot;' Language='de_DE'&gt;&lt;Text&gt;&quot;;[.C2];&quot;&lt;/Text&gt;&lt;/Row&gt;&quot;)" office:value-type="string" office:string-value="&lt;Row Tag='LOC_TCS_UNITNAME_PREFIX_1ST' Language='de_DE'&gt;&lt;Text&gt;Der 1.&lt;/Text&gt;&lt;/Row&gt;">
            <text:p>&lt;Row Tag='LOC_TCS_UNITNAME_PREFIX_1ST' Language='de_DE'&gt;&lt;Text&gt;Der 1.&lt;/Text&gt;&lt;/Row&gt;</text:p>
          </table:table-cell>
          <table:table-cell office:value-type="string">
            <text:p>El 1º</text:p>
          </table:table-cell>
          <table:table-cell table:formula="of:=CONCATENATE(&quot;&lt;Row Tag='&quot;;[.A2];&quot;' Language='es_ES'&gt;&lt;Text&gt;&quot;;[.E2];&quot;&lt;/Text&gt;&lt;/Row&gt;&quot;)" office:value-type="string" office:string-value="&lt;Row Tag='LOC_TCS_UNITNAME_PREFIX_1ST' Language='es_ES'&gt;&lt;Text&gt;El 1º&lt;/Text&gt;&lt;/Row&gt;">
            <text:p>&lt;Row Tag='LOC_TCS_UNITNAME_PREFIX_1ST' Language='es_ES'&gt;&lt;Text&gt;El 1º&lt;/Text&gt;&lt;/Row&gt;</text:p>
          </table:table-cell>
          <table:table-cell office:value-type="string">
            <text:p>Il 1°</text:p>
          </table:table-cell>
          <table:table-cell table:formula="of:=CONCATENATE(&quot;&lt;Row Tag='&quot;;[.A2];&quot;' Language='it_IT'&gt;&lt;Text&gt;&quot;;[.G2];&quot;&lt;/Text&gt;&lt;/Row&gt;&quot;)" office:value-type="string" office:string-value="&lt;Row Tag='LOC_TCS_UNITNAME_PREFIX_1ST' Language='it_IT'&gt;&lt;Text&gt;Il 1°&lt;/Text&gt;&lt;/Row&gt;">
            <text:p>&lt;Row Tag='LOC_TCS_UNITNAME_PREFIX_1ST' Language='it_IT'&gt;&lt;Text&gt;Il 1°&lt;/Text&gt;&lt;/Row&gt;</text:p>
          </table:table-cell>
          <table:table-cell office:value-type="string">
            <text:p>一番目</text:p>
          </table:table-cell>
          <table:table-cell table:formula="of:=CONCATENATE(&quot;&lt;Row Tag='&quot;;[.A2];&quot;' Language='ja_JP'&gt;&lt;Text&gt;&quot;;[.I2];&quot;&lt;/Text&gt;&lt;/Row&gt;&quot;)" office:value-type="string" office:string-value="&lt;Row Tag='LOC_TCS_UNITNAME_PREFIX_1ST' Language='ja_JP'&gt;&lt;Text&gt;一番目&lt;/Text&gt;&lt;/Row&gt;">
            <text:p>&lt;Row Tag='LOC_TCS_UNITNAME_PREFIX_1ST' Language='ja_JP'&gt;&lt;Text&gt;一番目&lt;/Text&gt;&lt;/Row&gt;</text:p>
          </table:table-cell>
          <table:table-cell office:value-type="string">
            <text:p>제1의</text:p>
          </table:table-cell>
          <table:table-cell table:formula="of:=CONCATENATE(&quot;&lt;Row Tag='&quot;;[.A2];&quot;' Language='ko_KR'&gt;&lt;Text&gt;&quot;;[.K2];&quot;&lt;/Text&gt;&lt;/Row&gt;&quot;)" office:value-type="string" office:string-value="&lt;Row Tag='LOC_TCS_UNITNAME_PREFIX_1ST' Language='ko_KR'&gt;&lt;Text&gt;제1의&lt;/Text&gt;&lt;/Row&gt;">
            <text:p>&lt;Row Tag='LOC_TCS_UNITNAME_PREFIX_1ST' Language='ko_KR'&gt;&lt;Text&gt;제1의&lt;/Text&gt;&lt;/Row&gt;</text:p>
          </table:table-cell>
          <table:table-cell office:value-type="string">
            <text:p>Pierwszy</text:p>
          </table:table-cell>
          <table:table-cell table:formula="of:=CONCATENATE(&quot;&lt;Row Tag='&quot;;[.A2];&quot;' Language='pl_PL'&gt;&lt;Text&gt;&quot;;[.M2];&quot;&lt;/Text&gt;&lt;/Row&gt;&quot;)" office:value-type="string" office:string-value="&lt;Row Tag='LOC_TCS_UNITNAME_PREFIX_1ST' Language='pl_PL'&gt;&lt;Text&gt;Pierwszy&lt;/Text&gt;&lt;/Row&gt;">
            <text:p>&lt;Row Tag='LOC_TCS_UNITNAME_PREFIX_1ST' Language='pl_PL'&gt;&lt;Text&gt;Pierwszy&lt;/Text&gt;&lt;/Row&gt;</text:p>
          </table:table-cell>
          <table:table-cell office:value-type="string">
            <text:p>O 1º</text:p>
          </table:table-cell>
          <table:table-cell table:formula="of:=CONCATENATE(&quot;&lt;Row Tag='&quot;;[.A2];&quot;' Language='pt_BR'&gt;&lt;Text&gt;&quot;;[.O2];&quot;&lt;/Text&gt;&lt;/Row&gt;&quot;)" office:value-type="string" office:string-value="&lt;Row Tag='LOC_TCS_UNITNAME_PREFIX_1ST' Language='pt_BR'&gt;&lt;Text&gt;O 1º&lt;/Text&gt;&lt;/Row&gt;">
            <text:p>&lt;Row Tag='LOC_TCS_UNITNAME_PREFIX_1ST' Language='pt_BR'&gt;&lt;Text&gt;O 1º&lt;/Text&gt;&lt;/Row&gt;</text:p>
          </table:table-cell>
          <table:table-cell office:value-type="string">
            <text:p>Первый</text:p>
          </table:table-cell>
          <table:table-cell table:formula="of:=CONCATENATE(&quot;&lt;Row Tag='&quot;;[.A2];&quot;' Language='ru_RU'&gt;&lt;Text&gt;&quot;;[.Q2];&quot;&lt;/Text&gt;&lt;/Row&gt;&quot;)" office:value-type="string" office:string-value="&lt;Row Tag='LOC_TCS_UNITNAME_PREFIX_1ST' Language='ru_RU'&gt;&lt;Text&gt;Первый&lt;/Text&gt;&lt;/Row&gt;">
            <text:p>&lt;Row Tag='LOC_TCS_UNITNAME_PREFIX_1ST' Language='ru_RU'&gt;&lt;Text&gt;Первый&lt;/Text&gt;&lt;/Row&gt;</text:p>
          </table:table-cell>
          <table:table-cell office:value-type="string">
            <text:p>第一</text:p>
          </table:table-cell>
          <table:table-cell table:formula="of:=CONCATENATE(&quot;&lt;Row Tag='&quot;;[.A2];&quot;' Language='zh_Hans_CN'&gt;&lt;Text&gt;&quot;;[.S2];&quot;&lt;/Text&gt;&lt;/Row&gt;&quot;)" office:value-type="string" office:string-value="&lt;Row Tag='LOC_TCS_UNITNAME_PREFIX_1ST' Language='zh_Hans_CN'&gt;&lt;Text&gt;第一&lt;/Text&gt;&lt;/Row&gt;">
            <text:p>&lt;Row Tag='LOC_TCS_UNITNAME_PREFIX_1ST' Language='zh_Hans_CN'&gt;&lt;Text&gt;第一&lt;/Text&gt;&lt;/Row&gt;</text:p>
          </table:table-cell>
        </table:table-row>
        <table:table-row table:style-name="ro3">
          <table:table-cell table:style-name="ce2" office:value-type="string">
            <text:p>LOC_TCS_UNITNAME_PREFIX_2ND</text:p>
          </table:table-cell>
          <table:table-cell table:style-name="ce2" office:value-type="string">
            <text:p>The 2nd</text:p>
          </table:table-cell>
          <table:table-cell office:value-type="string">
            <text:p>Der 2.</text:p>
          </table:table-cell>
          <table:table-cell table:formula="of:=CONCATENATE(&quot;&lt;Row Tag='&quot;;[.A3];&quot;' Language='de_DE'&gt;&lt;Text&gt;&quot;;[.C3];&quot;&lt;/Text&gt;&lt;/Row&gt;&quot;)" office:value-type="string" office:string-value="&lt;Row Tag='LOC_TCS_UNITNAME_PREFIX_2ND' Language='de_DE'&gt;&lt;Text&gt;Der 2.&lt;/Text&gt;&lt;/Row&gt;">
            <text:p>&lt;Row Tag='LOC_TCS_UNITNAME_PREFIX_2ND' Language='de_DE'&gt;&lt;Text&gt;Der 2.&lt;/Text&gt;&lt;/Row&gt;</text:p>
          </table:table-cell>
          <table:table-cell office:value-type="string">
            <text:p>El 2º</text:p>
          </table:table-cell>
          <table:table-cell table:formula="of:=CONCATENATE(&quot;&lt;Row Tag='&quot;;[.A3];&quot;' Language='es_ES'&gt;&lt;Text&gt;&quot;;[.E3];&quot;&lt;/Text&gt;&lt;/Row&gt;&quot;)" office:value-type="string" office:string-value="&lt;Row Tag='LOC_TCS_UNITNAME_PREFIX_2ND' Language='es_ES'&gt;&lt;Text&gt;El 2º&lt;/Text&gt;&lt;/Row&gt;">
            <text:p>&lt;Row Tag='LOC_TCS_UNITNAME_PREFIX_2ND' Language='es_ES'&gt;&lt;Text&gt;El 2º&lt;/Text&gt;&lt;/Row&gt;</text:p>
          </table:table-cell>
          <table:table-cell office:value-type="string">
            <text:p>Il 2°</text:p>
          </table:table-cell>
          <table:table-cell table:formula="of:=CONCATENATE(&quot;&lt;Row Tag='&quot;;[.A3];&quot;' Language='it_IT'&gt;&lt;Text&gt;&quot;;[.G3];&quot;&lt;/Text&gt;&lt;/Row&gt;&quot;)" office:value-type="string" office:string-value="&lt;Row Tag='LOC_TCS_UNITNAME_PREFIX_2ND' Language='it_IT'&gt;&lt;Text&gt;Il 2°&lt;/Text&gt;&lt;/Row&gt;">
            <text:p>&lt;Row Tag='LOC_TCS_UNITNAME_PREFIX_2ND' Language='it_IT'&gt;&lt;Text&gt;Il 2°&lt;/Text&gt;&lt;/Row&gt;</text:p>
          </table:table-cell>
          <table:table-cell office:value-type="string">
            <text:p>二番目</text:p>
          </table:table-cell>
          <table:table-cell table:formula="of:=CONCATENATE(&quot;&lt;Row Tag='&quot;;[.A3];&quot;' Language='ja_JP'&gt;&lt;Text&gt;&quot;;[.I3];&quot;&lt;/Text&gt;&lt;/Row&gt;&quot;)" office:value-type="string" office:string-value="&lt;Row Tag='LOC_TCS_UNITNAME_PREFIX_2ND' Language='ja_JP'&gt;&lt;Text&gt;二番目&lt;/Text&gt;&lt;/Row&gt;">
            <text:p>&lt;Row Tag='LOC_TCS_UNITNAME_PREFIX_2ND' Language='ja_JP'&gt;&lt;Text&gt;二番目&lt;/Text&gt;&lt;/Row&gt;</text:p>
          </table:table-cell>
          <table:table-cell office:value-type="string">
            <text:p>제2의</text:p>
          </table:table-cell>
          <table:table-cell table:formula="of:=CONCATENATE(&quot;&lt;Row Tag='&quot;;[.A3];&quot;' Language='ko_KR'&gt;&lt;Text&gt;&quot;;[.K3];&quot;&lt;/Text&gt;&lt;/Row&gt;&quot;)" office:value-type="string" office:string-value="&lt;Row Tag='LOC_TCS_UNITNAME_PREFIX_2ND' Language='ko_KR'&gt;&lt;Text&gt;제2의&lt;/Text&gt;&lt;/Row&gt;">
            <text:p>&lt;Row Tag='LOC_TCS_UNITNAME_PREFIX_2ND' Language='ko_KR'&gt;&lt;Text&gt;제2의&lt;/Text&gt;&lt;/Row&gt;</text:p>
          </table:table-cell>
          <table:table-cell office:value-type="string">
            <text:p>Drugi</text:p>
          </table:table-cell>
          <table:table-cell table:formula="of:=CONCATENATE(&quot;&lt;Row Tag='&quot;;[.A3];&quot;' Language='pl_PL'&gt;&lt;Text&gt;&quot;;[.M3];&quot;&lt;/Text&gt;&lt;/Row&gt;&quot;)" office:value-type="string" office:string-value="&lt;Row Tag='LOC_TCS_UNITNAME_PREFIX_2ND' Language='pl_PL'&gt;&lt;Text&gt;Drugi&lt;/Text&gt;&lt;/Row&gt;">
            <text:p>&lt;Row Tag='LOC_TCS_UNITNAME_PREFIX_2ND' Language='pl_PL'&gt;&lt;Text&gt;Drugi&lt;/Text&gt;&lt;/Row&gt;</text:p>
          </table:table-cell>
          <table:table-cell office:value-type="string">
            <text:p>O 2º</text:p>
          </table:table-cell>
          <table:table-cell table:formula="of:=CONCATENATE(&quot;&lt;Row Tag='&quot;;[.A3];&quot;' Language='pt_BR'&gt;&lt;Text&gt;&quot;;[.O3];&quot;&lt;/Text&gt;&lt;/Row&gt;&quot;)" office:value-type="string" office:string-value="&lt;Row Tag='LOC_TCS_UNITNAME_PREFIX_2ND' Language='pt_BR'&gt;&lt;Text&gt;O 2º&lt;/Text&gt;&lt;/Row&gt;">
            <text:p>&lt;Row Tag='LOC_TCS_UNITNAME_PREFIX_2ND' Language='pt_BR'&gt;&lt;Text&gt;O 2º&lt;/Text&gt;&lt;/Row&gt;</text:p>
          </table:table-cell>
          <table:table-cell office:value-type="string">
            <text:p>Второй</text:p>
          </table:table-cell>
          <table:table-cell table:formula="of:=CONCATENATE(&quot;&lt;Row Tag='&quot;;[.A3];&quot;' Language='ru_RU'&gt;&lt;Text&gt;&quot;;[.Q3];&quot;&lt;/Text&gt;&lt;/Row&gt;&quot;)" office:value-type="string" office:string-value="&lt;Row Tag='LOC_TCS_UNITNAME_PREFIX_2ND' Language='ru_RU'&gt;&lt;Text&gt;Второй&lt;/Text&gt;&lt;/Row&gt;">
            <text:p>&lt;Row Tag='LOC_TCS_UNITNAME_PREFIX_2ND' Language='ru_RU'&gt;&lt;Text&gt;Второй&lt;/Text&gt;&lt;/Row&gt;</text:p>
          </table:table-cell>
          <table:table-cell office:value-type="string">
            <text:p>第二</text:p>
          </table:table-cell>
          <table:table-cell table:formula="of:=CONCATENATE(&quot;&lt;Row Tag='&quot;;[.A3];&quot;' Language='zh_Hans_CN'&gt;&lt;Text&gt;&quot;;[.S3];&quot;&lt;/Text&gt;&lt;/Row&gt;&quot;)" office:value-type="string" office:string-value="&lt;Row Tag='LOC_TCS_UNITNAME_PREFIX_2ND' Language='zh_Hans_CN'&gt;&lt;Text&gt;第二&lt;/Text&gt;&lt;/Row&gt;">
            <text:p>&lt;Row Tag='LOC_TCS_UNITNAME_PREFIX_2ND' Language='zh_Hans_CN'&gt;&lt;Text&gt;第二&lt;/Text&gt;&lt;/Row&gt;</text:p>
          </table:table-cell>
        </table:table-row>
        <table:table-row table:style-name="ro3">
          <table:table-cell table:style-name="ce2" office:value-type="string">
            <text:p>LOC_TCS_UNITNAME_PREFIX_3RD</text:p>
          </table:table-cell>
          <table:table-cell table:style-name="ce2" office:value-type="string">
            <text:p>The 3rd</text:p>
          </table:table-cell>
          <table:table-cell office:value-type="string">
            <text:p>Der 3.</text:p>
          </table:table-cell>
          <table:table-cell table:formula="of:=CONCATENATE(&quot;&lt;Row Tag='&quot;;[.A4];&quot;' Language='de_DE'&gt;&lt;Text&gt;&quot;;[.C4];&quot;&lt;/Text&gt;&lt;/Row&gt;&quot;)" office:value-type="string" office:string-value="&lt;Row Tag='LOC_TCS_UNITNAME_PREFIX_3RD' Language='de_DE'&gt;&lt;Text&gt;Der 3.&lt;/Text&gt;&lt;/Row&gt;">
            <text:p>&lt;Row Tag='LOC_TCS_UNITNAME_PREFIX_3RD' Language='de_DE'&gt;&lt;Text&gt;Der 3.&lt;/Text&gt;&lt;/Row&gt;</text:p>
          </table:table-cell>
          <table:table-cell office:value-type="string">
            <text:p>El 3º</text:p>
          </table:table-cell>
          <table:table-cell table:formula="of:=CONCATENATE(&quot;&lt;Row Tag='&quot;;[.A4];&quot;' Language='es_ES'&gt;&lt;Text&gt;&quot;;[.E4];&quot;&lt;/Text&gt;&lt;/Row&gt;&quot;)" office:value-type="string" office:string-value="&lt;Row Tag='LOC_TCS_UNITNAME_PREFIX_3RD' Language='es_ES'&gt;&lt;Text&gt;El 3º&lt;/Text&gt;&lt;/Row&gt;">
            <text:p>&lt;Row Tag='LOC_TCS_UNITNAME_PREFIX_3RD' Language='es_ES'&gt;&lt;Text&gt;El 3º&lt;/Text&gt;&lt;/Row&gt;</text:p>
          </table:table-cell>
          <table:table-cell office:value-type="string">
            <text:p>Il 3°</text:p>
          </table:table-cell>
          <table:table-cell table:formula="of:=CONCATENATE(&quot;&lt;Row Tag='&quot;;[.A4];&quot;' Language='it_IT'&gt;&lt;Text&gt;&quot;;[.G4];&quot;&lt;/Text&gt;&lt;/Row&gt;&quot;)" office:value-type="string" office:string-value="&lt;Row Tag='LOC_TCS_UNITNAME_PREFIX_3RD' Language='it_IT'&gt;&lt;Text&gt;Il 3°&lt;/Text&gt;&lt;/Row&gt;">
            <text:p>&lt;Row Tag='LOC_TCS_UNITNAME_PREFIX_3RD' Language='it_IT'&gt;&lt;Text&gt;Il 3°&lt;/Text&gt;&lt;/Row&gt;</text:p>
          </table:table-cell>
          <table:table-cell office:value-type="string">
            <text:p>三番目</text:p>
          </table:table-cell>
          <table:table-cell table:formula="of:=CONCATENATE(&quot;&lt;Row Tag='&quot;;[.A4];&quot;' Language='ja_JP'&gt;&lt;Text&gt;&quot;;[.I4];&quot;&lt;/Text&gt;&lt;/Row&gt;&quot;)" office:value-type="string" office:string-value="&lt;Row Tag='LOC_TCS_UNITNAME_PREFIX_3RD' Language='ja_JP'&gt;&lt;Text&gt;三番目&lt;/Text&gt;&lt;/Row&gt;">
            <text:p>&lt;Row Tag='LOC_TCS_UNITNAME_PREFIX_3RD' Language='ja_JP'&gt;&lt;Text&gt;三番目&lt;/Text&gt;&lt;/Row&gt;</text:p>
          </table:table-cell>
          <table:table-cell office:value-type="string">
            <text:p>제3의</text:p>
          </table:table-cell>
          <table:table-cell table:formula="of:=CONCATENATE(&quot;&lt;Row Tag='&quot;;[.A4];&quot;' Language='ko_KR'&gt;&lt;Text&gt;&quot;;[.K4];&quot;&lt;/Text&gt;&lt;/Row&gt;&quot;)" office:value-type="string" office:string-value="&lt;Row Tag='LOC_TCS_UNITNAME_PREFIX_3RD' Language='ko_KR'&gt;&lt;Text&gt;제3의&lt;/Text&gt;&lt;/Row&gt;">
            <text:p>&lt;Row Tag='LOC_TCS_UNITNAME_PREFIX_3RD' Language='ko_KR'&gt;&lt;Text&gt;제3의&lt;/Text&gt;&lt;/Row&gt;</text:p>
          </table:table-cell>
          <table:table-cell office:value-type="string">
            <text:p>Trzeci</text:p>
          </table:table-cell>
          <table:table-cell table:formula="of:=CONCATENATE(&quot;&lt;Row Tag='&quot;;[.A4];&quot;' Language='pl_PL'&gt;&lt;Text&gt;&quot;;[.M4];&quot;&lt;/Text&gt;&lt;/Row&gt;&quot;)" office:value-type="string" office:string-value="&lt;Row Tag='LOC_TCS_UNITNAME_PREFIX_3RD' Language='pl_PL'&gt;&lt;Text&gt;Trzeci&lt;/Text&gt;&lt;/Row&gt;">
            <text:p>&lt;Row Tag='LOC_TCS_UNITNAME_PREFIX_3RD' Language='pl_PL'&gt;&lt;Text&gt;Trzeci&lt;/Text&gt;&lt;/Row&gt;</text:p>
          </table:table-cell>
          <table:table-cell office:value-type="string">
            <text:p>O 3º</text:p>
          </table:table-cell>
          <table:table-cell table:formula="of:=CONCATENATE(&quot;&lt;Row Tag='&quot;;[.A4];&quot;' Language='pt_BR'&gt;&lt;Text&gt;&quot;;[.O4];&quot;&lt;/Text&gt;&lt;/Row&gt;&quot;)" office:value-type="string" office:string-value="&lt;Row Tag='LOC_TCS_UNITNAME_PREFIX_3RD' Language='pt_BR'&gt;&lt;Text&gt;O 3º&lt;/Text&gt;&lt;/Row&gt;">
            <text:p>&lt;Row Tag='LOC_TCS_UNITNAME_PREFIX_3RD' Language='pt_BR'&gt;&lt;Text&gt;O 3º&lt;/Text&gt;&lt;/Row&gt;</text:p>
          </table:table-cell>
          <table:table-cell office:value-type="string">
            <text:p>Третий</text:p>
          </table:table-cell>
          <table:table-cell table:formula="of:=CONCATENATE(&quot;&lt;Row Tag='&quot;;[.A4];&quot;' Language='ru_RU'&gt;&lt;Text&gt;&quot;;[.Q4];&quot;&lt;/Text&gt;&lt;/Row&gt;&quot;)" office:value-type="string" office:string-value="&lt;Row Tag='LOC_TCS_UNITNAME_PREFIX_3RD' Language='ru_RU'&gt;&lt;Text&gt;Третий&lt;/Text&gt;&lt;/Row&gt;">
            <text:p>&lt;Row Tag='LOC_TCS_UNITNAME_PREFIX_3RD' Language='ru_RU'&gt;&lt;Text&gt;Третий&lt;/Text&gt;&lt;/Row&gt;</text:p>
          </table:table-cell>
          <table:table-cell office:value-type="string">
            <text:p>第三</text:p>
          </table:table-cell>
          <table:table-cell table:formula="of:=CONCATENATE(&quot;&lt;Row Tag='&quot;;[.A4];&quot;' Language='zh_Hans_CN'&gt;&lt;Text&gt;&quot;;[.S4];&quot;&lt;/Text&gt;&lt;/Row&gt;&quot;)" office:value-type="string" office:string-value="&lt;Row Tag='LOC_TCS_UNITNAME_PREFIX_3RD' Language='zh_Hans_CN'&gt;&lt;Text&gt;第三&lt;/Text&gt;&lt;/Row&gt;">
            <text:p>&lt;Row Tag='LOC_TCS_UNITNAME_PREFIX_3RD' Language='zh_Hans_CN'&gt;&lt;Text&gt;第三&lt;/Text&gt;&lt;/Row&gt;</text:p>
          </table:table-cell>
        </table:table-row>
        <table:table-row table:style-name="ro3">
          <table:table-cell table:style-name="ce2" office:value-type="string">
            <text:p>LOC_TCS_UNITNAME_PREFIX_4TH</text:p>
          </table:table-cell>
          <table:table-cell table:style-name="ce2" office:value-type="string">
            <text:p>The 4th</text:p>
          </table:table-cell>
          <table:table-cell office:value-type="string">
            <text:p>Der 4.</text:p>
          </table:table-cell>
          <table:table-cell table:formula="of:=CONCATENATE(&quot;&lt;Row Tag='&quot;;[.A5];&quot;' Language='de_DE'&gt;&lt;Text&gt;&quot;;[.C5];&quot;&lt;/Text&gt;&lt;/Row&gt;&quot;)" office:value-type="string" office:string-value="&lt;Row Tag='LOC_TCS_UNITNAME_PREFIX_4TH' Language='de_DE'&gt;&lt;Text&gt;Der 4.&lt;/Text&gt;&lt;/Row&gt;">
            <text:p>&lt;Row Tag='LOC_TCS_UNITNAME_PREFIX_4TH' Language='de_DE'&gt;&lt;Text&gt;Der 4.&lt;/Text&gt;&lt;/Row&gt;</text:p>
          </table:table-cell>
          <table:table-cell office:value-type="string">
            <text:p>El 4º</text:p>
          </table:table-cell>
          <table:table-cell table:formula="of:=CONCATENATE(&quot;&lt;Row Tag='&quot;;[.A5];&quot;' Language='es_ES'&gt;&lt;Text&gt;&quot;;[.E5];&quot;&lt;/Text&gt;&lt;/Row&gt;&quot;)" office:value-type="string" office:string-value="&lt;Row Tag='LOC_TCS_UNITNAME_PREFIX_4TH' Language='es_ES'&gt;&lt;Text&gt;El 4º&lt;/Text&gt;&lt;/Row&gt;">
            <text:p>&lt;Row Tag='LOC_TCS_UNITNAME_PREFIX_4TH' Language='es_ES'&gt;&lt;Text&gt;El 4º&lt;/Text&gt;&lt;/Row&gt;</text:p>
          </table:table-cell>
          <table:table-cell office:value-type="string">
            <text:p>Il 4°</text:p>
          </table:table-cell>
          <table:table-cell table:formula="of:=CONCATENATE(&quot;&lt;Row Tag='&quot;;[.A5];&quot;' Language='it_IT'&gt;&lt;Text&gt;&quot;;[.G5];&quot;&lt;/Text&gt;&lt;/Row&gt;&quot;)" office:value-type="string" office:string-value="&lt;Row Tag='LOC_TCS_UNITNAME_PREFIX_4TH' Language='it_IT'&gt;&lt;Text&gt;Il 4°&lt;/Text&gt;&lt;/Row&gt;">
            <text:p>&lt;Row Tag='LOC_TCS_UNITNAME_PREFIX_4TH' Language='it_IT'&gt;&lt;Text&gt;Il 4°&lt;/Text&gt;&lt;/Row&gt;</text:p>
          </table:table-cell>
          <table:table-cell office:value-type="string">
            <text:p>四番目</text:p>
          </table:table-cell>
          <table:table-cell table:formula="of:=CONCATENATE(&quot;&lt;Row Tag='&quot;;[.A5];&quot;' Language='ja_JP'&gt;&lt;Text&gt;&quot;;[.I5];&quot;&lt;/Text&gt;&lt;/Row&gt;&quot;)" office:value-type="string" office:string-value="&lt;Row Tag='LOC_TCS_UNITNAME_PREFIX_4TH' Language='ja_JP'&gt;&lt;Text&gt;四番目&lt;/Text&gt;&lt;/Row&gt;">
            <text:p>&lt;Row Tag='LOC_TCS_UNITNAME_PREFIX_4TH' Language='ja_JP'&gt;&lt;Text&gt;四番目&lt;/Text&gt;&lt;/Row&gt;</text:p>
          </table:table-cell>
          <table:table-cell office:value-type="string">
            <text:p>제4의</text:p>
          </table:table-cell>
          <table:table-cell table:formula="of:=CONCATENATE(&quot;&lt;Row Tag='&quot;;[.A5];&quot;' Language='ko_KR'&gt;&lt;Text&gt;&quot;;[.K5];&quot;&lt;/Text&gt;&lt;/Row&gt;&quot;)" office:value-type="string" office:string-value="&lt;Row Tag='LOC_TCS_UNITNAME_PREFIX_4TH' Language='ko_KR'&gt;&lt;Text&gt;제4의&lt;/Text&gt;&lt;/Row&gt;">
            <text:p>&lt;Row Tag='LOC_TCS_UNITNAME_PREFIX_4TH' Language='ko_KR'&gt;&lt;Text&gt;제4의&lt;/Text&gt;&lt;/Row&gt;</text:p>
          </table:table-cell>
          <table:table-cell office:value-type="string">
            <text:p>Czwarty</text:p>
          </table:table-cell>
          <table:table-cell table:formula="of:=CONCATENATE(&quot;&lt;Row Tag='&quot;;[.A5];&quot;' Language='pl_PL'&gt;&lt;Text&gt;&quot;;[.M5];&quot;&lt;/Text&gt;&lt;/Row&gt;&quot;)" office:value-type="string" office:string-value="&lt;Row Tag='LOC_TCS_UNITNAME_PREFIX_4TH' Language='pl_PL'&gt;&lt;Text&gt;Czwarty&lt;/Text&gt;&lt;/Row&gt;">
            <text:p>&lt;Row Tag='LOC_TCS_UNITNAME_PREFIX_4TH' Language='pl_PL'&gt;&lt;Text&gt;Czwarty&lt;/Text&gt;&lt;/Row&gt;</text:p>
          </table:table-cell>
          <table:table-cell office:value-type="string">
            <text:p>O 4º</text:p>
          </table:table-cell>
          <table:table-cell table:formula="of:=CONCATENATE(&quot;&lt;Row Tag='&quot;;[.A5];&quot;' Language='pt_BR'&gt;&lt;Text&gt;&quot;;[.O5];&quot;&lt;/Text&gt;&lt;/Row&gt;&quot;)" office:value-type="string" office:string-value="&lt;Row Tag='LOC_TCS_UNITNAME_PREFIX_4TH' Language='pt_BR'&gt;&lt;Text&gt;O 4º&lt;/Text&gt;&lt;/Row&gt;">
            <text:p>&lt;Row Tag='LOC_TCS_UNITNAME_PREFIX_4TH' Language='pt_BR'&gt;&lt;Text&gt;O 4º&lt;/Text&gt;&lt;/Row&gt;</text:p>
          </table:table-cell>
          <table:table-cell office:value-type="string">
            <text:p>Четвертый</text:p>
          </table:table-cell>
          <table:table-cell table:formula="of:=CONCATENATE(&quot;&lt;Row Tag='&quot;;[.A5];&quot;' Language='ru_RU'&gt;&lt;Text&gt;&quot;;[.Q5];&quot;&lt;/Text&gt;&lt;/Row&gt;&quot;)" office:value-type="string" office:string-value="&lt;Row Tag='LOC_TCS_UNITNAME_PREFIX_4TH' Language='ru_RU'&gt;&lt;Text&gt;Четвертый&lt;/Text&gt;&lt;/Row&gt;">
            <text:p>&lt;Row Tag='LOC_TCS_UNITNAME_PREFIX_4TH' Language='ru_RU'&gt;&lt;Text&gt;Четвертый&lt;/Text&gt;&lt;/Row&gt;</text:p>
          </table:table-cell>
          <table:table-cell office:value-type="string">
            <text:p>第四</text:p>
          </table:table-cell>
          <table:table-cell table:formula="of:=CONCATENATE(&quot;&lt;Row Tag='&quot;;[.A5];&quot;' Language='zh_Hans_CN'&gt;&lt;Text&gt;&quot;;[.S5];&quot;&lt;/Text&gt;&lt;/Row&gt;&quot;)" office:value-type="string" office:string-value="&lt;Row Tag='LOC_TCS_UNITNAME_PREFIX_4TH' Language='zh_Hans_CN'&gt;&lt;Text&gt;第四&lt;/Text&gt;&lt;/Row&gt;">
            <text:p>&lt;Row Tag='LOC_TCS_UNITNAME_PREFIX_4TH' Language='zh_Hans_CN'&gt;&lt;Text&gt;第四&lt;/Text&gt;&lt;/Row&gt;</text:p>
          </table:table-cell>
        </table:table-row>
        <table:table-row table:style-name="ro3">
          <table:table-cell table:style-name="ce2" office:value-type="string">
            <text:p>LOC_TCS_UNITNAME_PREFIX_AIMED</text:p>
          </table:table-cell>
          <table:table-cell table:style-name="ce2" office:value-type="string">
            <text:p>The Aimed</text:p>
          </table:table-cell>
          <table:table-cell office:value-type="string">
            <text:p>Der Gezielte</text:p>
          </table:table-cell>
          <table:table-cell table:formula="of:=CONCATENATE(&quot;&lt;Row Tag='&quot;;[.A6];&quot;' Language='de_DE'&gt;&lt;Text&gt;&quot;;[.C6];&quot;&lt;/Text&gt;&lt;/Row&gt;&quot;)" office:value-type="string" office:string-value="&lt;Row Tag='LOC_TCS_UNITNAME_PREFIX_AIMED' Language='de_DE'&gt;&lt;Text&gt;Der Gezielte&lt;/Text&gt;&lt;/Row&gt;">
            <text:p>&lt;Row Tag='LOC_TCS_UNITNAME_PREFIX_AIMED' Language='de_DE'&gt;&lt;Text&gt;Der Gezielte&lt;/Text&gt;&lt;/Row&gt;</text:p>
          </table:table-cell>
          <table:table-cell office:value-type="string">
            <text:p>El Apuntado</text:p>
          </table:table-cell>
          <table:table-cell table:formula="of:=CONCATENATE(&quot;&lt;Row Tag='&quot;;[.A6];&quot;' Language='es_ES'&gt;&lt;Text&gt;&quot;;[.E6];&quot;&lt;/Text&gt;&lt;/Row&gt;&quot;)" office:value-type="string" office:string-value="&lt;Row Tag='LOC_TCS_UNITNAME_PREFIX_AIMED' Language='es_ES'&gt;&lt;Text&gt;El Apuntado&lt;/Text&gt;&lt;/Row&gt;">
            <text:p>&lt;Row Tag='LOC_TCS_UNITNAME_PREFIX_AIMED' Language='es_ES'&gt;&lt;Text&gt;El Apuntado&lt;/Text&gt;&lt;/Row&gt;</text:p>
          </table:table-cell>
          <table:table-cell office:value-type="string">
            <text:p>Il Mirato</text:p>
          </table:table-cell>
          <table:table-cell table:formula="of:=CONCATENATE(&quot;&lt;Row Tag='&quot;;[.A6];&quot;' Language='it_IT'&gt;&lt;Text&gt;&quot;;[.G6];&quot;&lt;/Text&gt;&lt;/Row&gt;&quot;)" office:value-type="string" office:string-value="&lt;Row Tag='LOC_TCS_UNITNAME_PREFIX_AIMED' Language='it_IT'&gt;&lt;Text&gt;Il Mirato&lt;/Text&gt;&lt;/Row&gt;">
            <text:p>&lt;Row Tag='LOC_TCS_UNITNAME_PREFIX_AIMED' Language='it_IT'&gt;&lt;Text&gt;Il Mirato&lt;/Text&gt;&lt;/Row&gt;</text:p>
          </table:table-cell>
          <table:table-cell office:value-type="string">
            <text:p>狙われた</text:p>
          </table:table-cell>
          <table:table-cell table:formula="of:=CONCATENATE(&quot;&lt;Row Tag='&quot;;[.A6];&quot;' Language='ja_JP'&gt;&lt;Text&gt;&quot;;[.I6];&quot;&lt;/Text&gt;&lt;/Row&gt;&quot;)" office:value-type="string" office:string-value="&lt;Row Tag='LOC_TCS_UNITNAME_PREFIX_AIMED' Language='ja_JP'&gt;&lt;Text&gt;狙われた&lt;/Text&gt;&lt;/Row&gt;">
            <text:p>&lt;Row Tag='LOC_TCS_UNITNAME_PREFIX_AIMED' Language='ja_JP'&gt;&lt;Text&gt;狙われた&lt;/Text&gt;&lt;/Row&gt;</text:p>
          </table:table-cell>
          <table:table-cell office:value-type="string">
            <text:p>겨냥된</text:p>
          </table:table-cell>
          <table:table-cell table:formula="of:=CONCATENATE(&quot;&lt;Row Tag='&quot;;[.A6];&quot;' Language='ko_KR'&gt;&lt;Text&gt;&quot;;[.K6];&quot;&lt;/Text&gt;&lt;/Row&gt;&quot;)" office:value-type="string" office:string-value="&lt;Row Tag='LOC_TCS_UNITNAME_PREFIX_AIMED' Language='ko_KR'&gt;&lt;Text&gt;겨냥된&lt;/Text&gt;&lt;/Row&gt;">
            <text:p>&lt;Row Tag='LOC_TCS_UNITNAME_PREFIX_AIMED' Language='ko_KR'&gt;&lt;Text&gt;겨냥된&lt;/Text&gt;&lt;/Row&gt;</text:p>
          </table:table-cell>
          <table:table-cell office:value-type="string">
            <text:p>Wycelowany</text:p>
          </table:table-cell>
          <table:table-cell table:formula="of:=CONCATENATE(&quot;&lt;Row Tag='&quot;;[.A6];&quot;' Language='pl_PL'&gt;&lt;Text&gt;&quot;;[.M6];&quot;&lt;/Text&gt;&lt;/Row&gt;&quot;)" office:value-type="string" office:string-value="&lt;Row Tag='LOC_TCS_UNITNAME_PREFIX_AIMED' Language='pl_PL'&gt;&lt;Text&gt;Wycelowany&lt;/Text&gt;&lt;/Row&gt;">
            <text:p>&lt;Row Tag='LOC_TCS_UNITNAME_PREFIX_AIMED' Language='pl_PL'&gt;&lt;Text&gt;Wycelowany&lt;/Text&gt;&lt;/Row&gt;</text:p>
          </table:table-cell>
          <table:table-cell office:value-type="string">
            <text:p>O Alvejado</text:p>
          </table:table-cell>
          <table:table-cell table:formula="of:=CONCATENATE(&quot;&lt;Row Tag='&quot;;[.A6];&quot;' Language='pt_BR'&gt;&lt;Text&gt;&quot;;[.O6];&quot;&lt;/Text&gt;&lt;/Row&gt;&quot;)" office:value-type="string" office:string-value="&lt;Row Tag='LOC_TCS_UNITNAME_PREFIX_AIMED' Language='pt_BR'&gt;&lt;Text&gt;O Alvejado&lt;/Text&gt;&lt;/Row&gt;">
            <text:p>&lt;Row Tag='LOC_TCS_UNITNAME_PREFIX_AIMED' Language='pt_BR'&gt;&lt;Text&gt;O Alvejado&lt;/Text&gt;&lt;/Row&gt;</text:p>
          </table:table-cell>
          <table:table-cell office:value-type="string">
            <text:p>Нацеленный</text:p>
          </table:table-cell>
          <table:table-cell table:formula="of:=CONCATENATE(&quot;&lt;Row Tag='&quot;;[.A6];&quot;' Language='ru_RU'&gt;&lt;Text&gt;&quot;;[.Q6];&quot;&lt;/Text&gt;&lt;/Row&gt;&quot;)" office:value-type="string" office:string-value="&lt;Row Tag='LOC_TCS_UNITNAME_PREFIX_AIMED' Language='ru_RU'&gt;&lt;Text&gt;Нацеленный&lt;/Text&gt;&lt;/Row&gt;">
            <text:p>&lt;Row Tag='LOC_TCS_UNITNAME_PREFIX_AIMED' Language='ru_RU'&gt;&lt;Text&gt;Нацеленный&lt;/Text&gt;&lt;/Row&gt;</text:p>
          </table:table-cell>
          <table:table-cell office:value-type="string">
            <text:p>瞄准的</text:p>
          </table:table-cell>
          <table:table-cell table:formula="of:=CONCATENATE(&quot;&lt;Row Tag='&quot;;[.A6];&quot;' Language='zh_Hans_CN'&gt;&lt;Text&gt;&quot;;[.S6];&quot;&lt;/Text&gt;&lt;/Row&gt;&quot;)" office:value-type="string" office:string-value="&lt;Row Tag='LOC_TCS_UNITNAME_PREFIX_AIMED' Language='zh_Hans_CN'&gt;&lt;Text&gt;瞄准的&lt;/Text&gt;&lt;/Row&gt;">
            <text:p>&lt;Row Tag='LOC_TCS_UNITNAME_PREFIX_AIMED' Language='zh_Hans_CN'&gt;&lt;Text&gt;瞄准的&lt;/Text&gt;&lt;/Row&gt;</text:p>
          </table:table-cell>
        </table:table-row>
        <table:table-row table:style-name="ro3">
          <table:table-cell table:style-name="ce2" office:value-type="string">
            <text:p>LOC_TCS_UNITNAME_PREFIX_ALPHA</text:p>
          </table:table-cell>
          <table:table-cell table:style-name="ce2" office:value-type="string">
            <text:p>The Alpha</text:p>
          </table:table-cell>
          <table:table-cell office:value-type="string">
            <text:p>Der Alpha</text:p>
          </table:table-cell>
          <table:table-cell table:formula="of:=CONCATENATE(&quot;&lt;Row Tag='&quot;;[.A7];&quot;' Language='de_DE'&gt;&lt;Text&gt;&quot;;[.C7];&quot;&lt;/Text&gt;&lt;/Row&gt;&quot;)" office:value-type="string" office:string-value="&lt;Row Tag='LOC_TCS_UNITNAME_PREFIX_ALPHA' Language='de_DE'&gt;&lt;Text&gt;Der Alpha&lt;/Text&gt;&lt;/Row&gt;">
            <text:p>&lt;Row Tag='LOC_TCS_UNITNAME_PREFIX_ALPHA' Language='de_DE'&gt;&lt;Text&gt;Der Alpha&lt;/Text&gt;&lt;/Row&gt;</text:p>
          </table:table-cell>
          <table:table-cell office:value-type="string">
            <text:p>El Alfa</text:p>
          </table:table-cell>
          <table:table-cell table:formula="of:=CONCATENATE(&quot;&lt;Row Tag='&quot;;[.A7];&quot;' Language='es_ES'&gt;&lt;Text&gt;&quot;;[.E7];&quot;&lt;/Text&gt;&lt;/Row&gt;&quot;)" office:value-type="string" office:string-value="&lt;Row Tag='LOC_TCS_UNITNAME_PREFIX_ALPHA' Language='es_ES'&gt;&lt;Text&gt;El Alfa&lt;/Text&gt;&lt;/Row&gt;">
            <text:p>&lt;Row Tag='LOC_TCS_UNITNAME_PREFIX_ALPHA' Language='es_ES'&gt;&lt;Text&gt;El Alfa&lt;/Text&gt;&lt;/Row&gt;</text:p>
          </table:table-cell>
          <table:table-cell office:value-type="string">
            <text:p>L'Alfa</text:p>
          </table:table-cell>
          <table:table-cell table:formula="of:=CONCATENATE(&quot;&lt;Row Tag='&quot;;[.A7];&quot;' Language='it_IT'&gt;&lt;Text&gt;&quot;;[.G7];&quot;&lt;/Text&gt;&lt;/Row&gt;&quot;)" office:value-type="string" office:string-value="&lt;Row Tag='LOC_TCS_UNITNAME_PREFIX_ALPHA' Language='it_IT'&gt;&lt;Text&gt;L'Alfa&lt;/Text&gt;&lt;/Row&gt;">
            <text:p>&lt;Row Tag='LOC_TCS_UNITNAME_PREFIX_ALPHA' Language='it_IT'&gt;&lt;Text&gt;L'Alfa&lt;/Text&gt;&lt;/Row&gt;</text:p>
          </table:table-cell>
          <table:table-cell office:value-type="string">
            <text:p>アルファ</text:p>
          </table:table-cell>
          <table:table-cell table:formula="of:=CONCATENATE(&quot;&lt;Row Tag='&quot;;[.A7];&quot;' Language='ja_JP'&gt;&lt;Text&gt;&quot;;[.I7];&quot;&lt;/Text&gt;&lt;/Row&gt;&quot;)" office:value-type="string" office:string-value="&lt;Row Tag='LOC_TCS_UNITNAME_PREFIX_ALPHA' Language='ja_JP'&gt;&lt;Text&gt;アルファ&lt;/Text&gt;&lt;/Row&gt;">
            <text:p>&lt;Row Tag='LOC_TCS_UNITNAME_PREFIX_ALPHA' Language='ja_JP'&gt;&lt;Text&gt;アルファ&lt;/Text&gt;&lt;/Row&gt;</text:p>
          </table:table-cell>
          <table:table-cell office:value-type="string">
            <text:p>알파</text:p>
          </table:table-cell>
          <table:table-cell table:formula="of:=CONCATENATE(&quot;&lt;Row Tag='&quot;;[.A7];&quot;' Language='ko_KR'&gt;&lt;Text&gt;&quot;;[.K7];&quot;&lt;/Text&gt;&lt;/Row&gt;&quot;)" office:value-type="string" office:string-value="&lt;Row Tag='LOC_TCS_UNITNAME_PREFIX_ALPHA' Language='ko_KR'&gt;&lt;Text&gt;알파&lt;/Text&gt;&lt;/Row&gt;">
            <text:p>&lt;Row Tag='LOC_TCS_UNITNAME_PREFIX_ALPHA' Language='ko_KR'&gt;&lt;Text&gt;알파&lt;/Text&gt;&lt;/Row&gt;</text:p>
          </table:table-cell>
          <table:table-cell office:value-type="string">
            <text:p>Alfa</text:p>
          </table:table-cell>
          <table:table-cell table:formula="of:=CONCATENATE(&quot;&lt;Row Tag='&quot;;[.A7];&quot;' Language='pl_PL'&gt;&lt;Text&gt;&quot;;[.M7];&quot;&lt;/Text&gt;&lt;/Row&gt;&quot;)" office:value-type="string" office:string-value="&lt;Row Tag='LOC_TCS_UNITNAME_PREFIX_ALPHA' Language='pl_PL'&gt;&lt;Text&gt;Alfa&lt;/Text&gt;&lt;/Row&gt;">
            <text:p>&lt;Row Tag='LOC_TCS_UNITNAME_PREFIX_ALPHA' Language='pl_PL'&gt;&lt;Text&gt;Alfa&lt;/Text&gt;&lt;/Row&gt;</text:p>
          </table:table-cell>
          <table:table-cell office:value-type="string">
            <text:p>O Alfa</text:p>
          </table:table-cell>
          <table:table-cell table:formula="of:=CONCATENATE(&quot;&lt;Row Tag='&quot;;[.A7];&quot;' Language='pt_BR'&gt;&lt;Text&gt;&quot;;[.O7];&quot;&lt;/Text&gt;&lt;/Row&gt;&quot;)" office:value-type="string" office:string-value="&lt;Row Tag='LOC_TCS_UNITNAME_PREFIX_ALPHA' Language='pt_BR'&gt;&lt;Text&gt;O Alfa&lt;/Text&gt;&lt;/Row&gt;">
            <text:p>&lt;Row Tag='LOC_TCS_UNITNAME_PREFIX_ALPHA' Language='pt_BR'&gt;&lt;Text&gt;O Alfa&lt;/Text&gt;&lt;/Row&gt;</text:p>
          </table:table-cell>
          <table:table-cell office:value-type="string">
            <text:p>Альфа</text:p>
          </table:table-cell>
          <table:table-cell table:formula="of:=CONCATENATE(&quot;&lt;Row Tag='&quot;;[.A7];&quot;' Language='ru_RU'&gt;&lt;Text&gt;&quot;;[.Q7];&quot;&lt;/Text&gt;&lt;/Row&gt;&quot;)" office:value-type="string" office:string-value="&lt;Row Tag='LOC_TCS_UNITNAME_PREFIX_ALPHA' Language='ru_RU'&gt;&lt;Text&gt;Альфа&lt;/Text&gt;&lt;/Row&gt;">
            <text:p>&lt;Row Tag='LOC_TCS_UNITNAME_PREFIX_ALPHA' Language='ru_RU'&gt;&lt;Text&gt;Альфа&lt;/Text&gt;&lt;/Row&gt;</text:p>
          </table:table-cell>
          <table:table-cell office:value-type="string">
            <text:p>阿尔法</text:p>
          </table:table-cell>
          <table:table-cell table:formula="of:=CONCATENATE(&quot;&lt;Row Tag='&quot;;[.A7];&quot;' Language='zh_Hans_CN'&gt;&lt;Text&gt;&quot;;[.S7];&quot;&lt;/Text&gt;&lt;/Row&gt;&quot;)" office:value-type="string" office:string-value="&lt;Row Tag='LOC_TCS_UNITNAME_PREFIX_ALPHA' Language='zh_Hans_CN'&gt;&lt;Text&gt;阿尔法&lt;/Text&gt;&lt;/Row&gt;">
            <text:p>&lt;Row Tag='LOC_TCS_UNITNAME_PREFIX_ALPHA' Language='zh_Hans_CN'&gt;&lt;Text&gt;阿尔法&lt;/Text&gt;&lt;/Row&gt;</text:p>
          </table:table-cell>
        </table:table-row>
        <table:table-row table:style-name="ro3">
          <table:table-cell table:style-name="ce2" office:value-type="string">
            <text:p>LOC_TCS_UNITNAME_PREFIX_ALPINE</text:p>
          </table:table-cell>
          <table:table-cell table:style-name="ce2" office:value-type="string">
            <text:p>The Alpine</text:p>
          </table:table-cell>
          <table:table-cell office:value-type="string">
            <text:p>Der Alpine</text:p>
          </table:table-cell>
          <table:table-cell table:formula="of:=CONCATENATE(&quot;&lt;Row Tag='&quot;;[.A8];&quot;' Language='de_DE'&gt;&lt;Text&gt;&quot;;[.C8];&quot;&lt;/Text&gt;&lt;/Row&gt;&quot;)" office:value-type="string" office:string-value="&lt;Row Tag='LOC_TCS_UNITNAME_PREFIX_ALPINE' Language='de_DE'&gt;&lt;Text&gt;Der Alpine&lt;/Text&gt;&lt;/Row&gt;">
            <text:p>&lt;Row Tag='LOC_TCS_UNITNAME_PREFIX_ALPINE' Language='de_DE'&gt;&lt;Text&gt;Der Alpine&lt;/Text&gt;&lt;/Row&gt;</text:p>
          </table:table-cell>
          <table:table-cell office:value-type="string">
            <text:p>El Alpino</text:p>
          </table:table-cell>
          <table:table-cell table:formula="of:=CONCATENATE(&quot;&lt;Row Tag='&quot;;[.A8];&quot;' Language='es_ES'&gt;&lt;Text&gt;&quot;;[.E8];&quot;&lt;/Text&gt;&lt;/Row&gt;&quot;)" office:value-type="string" office:string-value="&lt;Row Tag='LOC_TCS_UNITNAME_PREFIX_ALPINE' Language='es_ES'&gt;&lt;Text&gt;El Alpino&lt;/Text&gt;&lt;/Row&gt;">
            <text:p>&lt;Row Tag='LOC_TCS_UNITNAME_PREFIX_ALPINE' Language='es_ES'&gt;&lt;Text&gt;El Alpino&lt;/Text&gt;&lt;/Row&gt;</text:p>
          </table:table-cell>
          <table:table-cell office:value-type="string">
            <text:p>L'Alpino</text:p>
          </table:table-cell>
          <table:table-cell table:formula="of:=CONCATENATE(&quot;&lt;Row Tag='&quot;;[.A8];&quot;' Language='it_IT'&gt;&lt;Text&gt;&quot;;[.G8];&quot;&lt;/Text&gt;&lt;/Row&gt;&quot;)" office:value-type="string" office:string-value="&lt;Row Tag='LOC_TCS_UNITNAME_PREFIX_ALPINE' Language='it_IT'&gt;&lt;Text&gt;L'Alpino&lt;/Text&gt;&lt;/Row&gt;">
            <text:p>&lt;Row Tag='LOC_TCS_UNITNAME_PREFIX_ALPINE' Language='it_IT'&gt;&lt;Text&gt;L'Alpino&lt;/Text&gt;&lt;/Row&gt;</text:p>
          </table:table-cell>
          <table:table-cell office:value-type="string">
            <text:p>アルペン</text:p>
          </table:table-cell>
          <table:table-cell table:formula="of:=CONCATENATE(&quot;&lt;Row Tag='&quot;;[.A8];&quot;' Language='ja_JP'&gt;&lt;Text&gt;&quot;;[.I8];&quot;&lt;/Text&gt;&lt;/Row&gt;&quot;)" office:value-type="string" office:string-value="&lt;Row Tag='LOC_TCS_UNITNAME_PREFIX_ALPINE' Language='ja_JP'&gt;&lt;Text&gt;アルペン&lt;/Text&gt;&lt;/Row&gt;">
            <text:p>&lt;Row Tag='LOC_TCS_UNITNAME_PREFIX_ALPINE' Language='ja_JP'&gt;&lt;Text&gt;アルペン&lt;/Text&gt;&lt;/Row&gt;</text:p>
          </table:table-cell>
          <table:table-cell office:value-type="string">
            <text:p>알파인</text:p>
          </table:table-cell>
          <table:table-cell table:formula="of:=CONCATENATE(&quot;&lt;Row Tag='&quot;;[.A8];&quot;' Language='ko_KR'&gt;&lt;Text&gt;&quot;;[.K8];&quot;&lt;/Text&gt;&lt;/Row&gt;&quot;)" office:value-type="string" office:string-value="&lt;Row Tag='LOC_TCS_UNITNAME_PREFIX_ALPINE' Language='ko_KR'&gt;&lt;Text&gt;알파인&lt;/Text&gt;&lt;/Row&gt;">
            <text:p>&lt;Row Tag='LOC_TCS_UNITNAME_PREFIX_ALPINE' Language='ko_KR'&gt;&lt;Text&gt;알파인&lt;/Text&gt;&lt;/Row&gt;</text:p>
          </table:table-cell>
          <table:table-cell office:value-type="string">
            <text:p>Alpejski</text:p>
          </table:table-cell>
          <table:table-cell table:formula="of:=CONCATENATE(&quot;&lt;Row Tag='&quot;;[.A8];&quot;' Language='pl_PL'&gt;&lt;Text&gt;&quot;;[.M8];&quot;&lt;/Text&gt;&lt;/Row&gt;&quot;)" office:value-type="string" office:string-value="&lt;Row Tag='LOC_TCS_UNITNAME_PREFIX_ALPINE' Language='pl_PL'&gt;&lt;Text&gt;Alpejski&lt;/Text&gt;&lt;/Row&gt;">
            <text:p>&lt;Row Tag='LOC_TCS_UNITNAME_PREFIX_ALPINE' Language='pl_PL'&gt;&lt;Text&gt;Alpejski&lt;/Text&gt;&lt;/Row&gt;</text:p>
          </table:table-cell>
          <table:table-cell office:value-type="string">
            <text:p>O Alpino</text:p>
          </table:table-cell>
          <table:table-cell table:formula="of:=CONCATENATE(&quot;&lt;Row Tag='&quot;;[.A8];&quot;' Language='pt_BR'&gt;&lt;Text&gt;&quot;;[.O8];&quot;&lt;/Text&gt;&lt;/Row&gt;&quot;)" office:value-type="string" office:string-value="&lt;Row Tag='LOC_TCS_UNITNAME_PREFIX_ALPINE' Language='pt_BR'&gt;&lt;Text&gt;O Alpino&lt;/Text&gt;&lt;/Row&gt;">
            <text:p>&lt;Row Tag='LOC_TCS_UNITNAME_PREFIX_ALPINE' Language='pt_BR'&gt;&lt;Text&gt;O Alpino&lt;/Text&gt;&lt;/Row&gt;</text:p>
          </table:table-cell>
          <table:table-cell office:value-type="string">
            <text:p>Альпийский</text:p>
          </table:table-cell>
          <table:table-cell table:formula="of:=CONCATENATE(&quot;&lt;Row Tag='&quot;;[.A8];&quot;' Language='ru_RU'&gt;&lt;Text&gt;&quot;;[.Q8];&quot;&lt;/Text&gt;&lt;/Row&gt;&quot;)" office:value-type="string" office:string-value="&lt;Row Tag='LOC_TCS_UNITNAME_PREFIX_ALPINE' Language='ru_RU'&gt;&lt;Text&gt;Альпийский&lt;/Text&gt;&lt;/Row&gt;">
            <text:p>&lt;Row Tag='LOC_TCS_UNITNAME_PREFIX_ALPINE' Language='ru_RU'&gt;&lt;Text&gt;Альпийский&lt;/Text&gt;&lt;/Row&gt;</text:p>
          </table:table-cell>
          <table:table-cell office:value-type="string">
            <text:p>高山的</text:p>
          </table:table-cell>
          <table:table-cell table:formula="of:=CONCATENATE(&quot;&lt;Row Tag='&quot;;[.A8];&quot;' Language='zh_Hans_CN'&gt;&lt;Text&gt;&quot;;[.S8];&quot;&lt;/Text&gt;&lt;/Row&gt;&quot;)" office:value-type="string" office:string-value="&lt;Row Tag='LOC_TCS_UNITNAME_PREFIX_ALPINE' Language='zh_Hans_CN'&gt;&lt;Text&gt;高山的&lt;/Text&gt;&lt;/Row&gt;">
            <text:p>&lt;Row Tag='LOC_TCS_UNITNAME_PREFIX_ALPINE' Language='zh_Hans_CN'&gt;&lt;Text&gt;高山的&lt;/Text&gt;&lt;/Row&gt;</text:p>
          </table:table-cell>
        </table:table-row>
        <table:table-row table:style-name="ro3">
          <table:table-cell table:style-name="ce2" office:value-type="string">
            <text:p>LOC_TCS_UNITNAME_PREFIX_ANGEL</text:p>
          </table:table-cell>
          <table:table-cell table:style-name="ce2" office:value-type="string">
            <text:p>The Angel</text:p>
          </table:table-cell>
          <table:table-cell office:value-type="string">
            <text:p>Der Engel</text:p>
          </table:table-cell>
          <table:table-cell table:formula="of:=CONCATENATE(&quot;&lt;Row Tag='&quot;;[.A9];&quot;' Language='de_DE'&gt;&lt;Text&gt;&quot;;[.C9];&quot;&lt;/Text&gt;&lt;/Row&gt;&quot;)" office:value-type="string" office:string-value="&lt;Row Tag='LOC_TCS_UNITNAME_PREFIX_ANGEL' Language='de_DE'&gt;&lt;Text&gt;Der Engel&lt;/Text&gt;&lt;/Row&gt;">
            <text:p>&lt;Row Tag='LOC_TCS_UNITNAME_PREFIX_ANGEL' Language='de_DE'&gt;&lt;Text&gt;Der Engel&lt;/Text&gt;&lt;/Row&gt;</text:p>
          </table:table-cell>
          <table:table-cell office:value-type="string">
            <text:p>El Ángel</text:p>
          </table:table-cell>
          <table:table-cell table:formula="of:=CONCATENATE(&quot;&lt;Row Tag='&quot;;[.A9];&quot;' Language='es_ES'&gt;&lt;Text&gt;&quot;;[.E9];&quot;&lt;/Text&gt;&lt;/Row&gt;&quot;)" office:value-type="string" office:string-value="&lt;Row Tag='LOC_TCS_UNITNAME_PREFIX_ANGEL' Language='es_ES'&gt;&lt;Text&gt;El Ángel&lt;/Text&gt;&lt;/Row&gt;">
            <text:p>&lt;Row Tag='LOC_TCS_UNITNAME_PREFIX_ANGEL' Language='es_ES'&gt;&lt;Text&gt;El Ángel&lt;/Text&gt;&lt;/Row&gt;</text:p>
          </table:table-cell>
          <table:table-cell office:value-type="string">
            <text:p>L'Angelo</text:p>
          </table:table-cell>
          <table:table-cell table:formula="of:=CONCATENATE(&quot;&lt;Row Tag='&quot;;[.A9];&quot;' Language='it_IT'&gt;&lt;Text&gt;&quot;;[.G9];&quot;&lt;/Text&gt;&lt;/Row&gt;&quot;)" office:value-type="string" office:string-value="&lt;Row Tag='LOC_TCS_UNITNAME_PREFIX_ANGEL' Language='it_IT'&gt;&lt;Text&gt;L'Angelo&lt;/Text&gt;&lt;/Row&gt;">
            <text:p>&lt;Row Tag='LOC_TCS_UNITNAME_PREFIX_ANGEL' Language='it_IT'&gt;&lt;Text&gt;L'Angelo&lt;/Text&gt;&lt;/Row&gt;</text:p>
          </table:table-cell>
          <table:table-cell office:value-type="string">
            <text:p>天使</text:p>
          </table:table-cell>
          <table:table-cell table:formula="of:=CONCATENATE(&quot;&lt;Row Tag='&quot;;[.A9];&quot;' Language='ja_JP'&gt;&lt;Text&gt;&quot;;[.I9];&quot;&lt;/Text&gt;&lt;/Row&gt;&quot;)" office:value-type="string" office:string-value="&lt;Row Tag='LOC_TCS_UNITNAME_PREFIX_ANGEL' Language='ja_JP'&gt;&lt;Text&gt;天使&lt;/Text&gt;&lt;/Row&gt;">
            <text:p>&lt;Row Tag='LOC_TCS_UNITNAME_PREFIX_ANGEL' Language='ja_JP'&gt;&lt;Text&gt;天使&lt;/Text&gt;&lt;/Row&gt;</text:p>
          </table:table-cell>
          <table:table-cell office:value-type="string">
            <text:p>천사의</text:p>
          </table:table-cell>
          <table:table-cell table:formula="of:=CONCATENATE(&quot;&lt;Row Tag='&quot;;[.A9];&quot;' Language='ko_KR'&gt;&lt;Text&gt;&quot;;[.K9];&quot;&lt;/Text&gt;&lt;/Row&gt;&quot;)" office:value-type="string" office:string-value="&lt;Row Tag='LOC_TCS_UNITNAME_PREFIX_ANGEL' Language='ko_KR'&gt;&lt;Text&gt;천사의&lt;/Text&gt;&lt;/Row&gt;">
            <text:p>&lt;Row Tag='LOC_TCS_UNITNAME_PREFIX_ANGEL' Language='ko_KR'&gt;&lt;Text&gt;천사의&lt;/Text&gt;&lt;/Row&gt;</text:p>
          </table:table-cell>
          <table:table-cell office:value-type="string">
            <text:p>Anioł</text:p>
          </table:table-cell>
          <table:table-cell table:formula="of:=CONCATENATE(&quot;&lt;Row Tag='&quot;;[.A9];&quot;' Language='pl_PL'&gt;&lt;Text&gt;&quot;;[.M9];&quot;&lt;/Text&gt;&lt;/Row&gt;&quot;)" office:value-type="string" office:string-value="&lt;Row Tag='LOC_TCS_UNITNAME_PREFIX_ANGEL' Language='pl_PL'&gt;&lt;Text&gt;Anioł&lt;/Text&gt;&lt;/Row&gt;">
            <text:p>&lt;Row Tag='LOC_TCS_UNITNAME_PREFIX_ANGEL' Language='pl_PL'&gt;&lt;Text&gt;Anioł&lt;/Text&gt;&lt;/Row&gt;</text:p>
          </table:table-cell>
          <table:table-cell office:value-type="string">
            <text:p>O Anjo</text:p>
          </table:table-cell>
          <table:table-cell table:formula="of:=CONCATENATE(&quot;&lt;Row Tag='&quot;;[.A9];&quot;' Language='pt_BR'&gt;&lt;Text&gt;&quot;;[.O9];&quot;&lt;/Text&gt;&lt;/Row&gt;&quot;)" office:value-type="string" office:string-value="&lt;Row Tag='LOC_TCS_UNITNAME_PREFIX_ANGEL' Language='pt_BR'&gt;&lt;Text&gt;O Anjo&lt;/Text&gt;&lt;/Row&gt;">
            <text:p>&lt;Row Tag='LOC_TCS_UNITNAME_PREFIX_ANGEL' Language='pt_BR'&gt;&lt;Text&gt;O Anjo&lt;/Text&gt;&lt;/Row&gt;</text:p>
          </table:table-cell>
          <table:table-cell office:value-type="string">
            <text:p>Ангел</text:p>
          </table:table-cell>
          <table:table-cell table:formula="of:=CONCATENATE(&quot;&lt;Row Tag='&quot;;[.A9];&quot;' Language='ru_RU'&gt;&lt;Text&gt;&quot;;[.Q9];&quot;&lt;/Text&gt;&lt;/Row&gt;&quot;)" office:value-type="string" office:string-value="&lt;Row Tag='LOC_TCS_UNITNAME_PREFIX_ANGEL' Language='ru_RU'&gt;&lt;Text&gt;Ангел&lt;/Text&gt;&lt;/Row&gt;">
            <text:p>&lt;Row Tag='LOC_TCS_UNITNAME_PREFIX_ANGEL' Language='ru_RU'&gt;&lt;Text&gt;Ангел&lt;/Text&gt;&lt;/Row&gt;</text:p>
          </table:table-cell>
          <table:table-cell office:value-type="string">
            <text:p>天使</text:p>
          </table:table-cell>
          <table:table-cell table:formula="of:=CONCATENATE(&quot;&lt;Row Tag='&quot;;[.A9];&quot;' Language='zh_Hans_CN'&gt;&lt;Text&gt;&quot;;[.S9];&quot;&lt;/Text&gt;&lt;/Row&gt;&quot;)" office:value-type="string" office:string-value="&lt;Row Tag='LOC_TCS_UNITNAME_PREFIX_ANGEL' Language='zh_Hans_CN'&gt;&lt;Text&gt;天使&lt;/Text&gt;&lt;/Row&gt;">
            <text:p>&lt;Row Tag='LOC_TCS_UNITNAME_PREFIX_ANGEL' Language='zh_Hans_CN'&gt;&lt;Text&gt;天使&lt;/Text&gt;&lt;/Row&gt;</text:p>
          </table:table-cell>
        </table:table-row>
        <table:table-row table:style-name="ro3">
          <table:table-cell table:style-name="ce2" office:value-type="string">
            <text:p>LOC_TCS_UNITNAME_PREFIX_ARMORED</text:p>
          </table:table-cell>
          <table:table-cell table:style-name="ce2" office:value-type="string">
            <text:p>The Armored</text:p>
          </table:table-cell>
          <table:table-cell office:value-type="string">
            <text:p>Der Gepanzerte</text:p>
          </table:table-cell>
          <table:table-cell table:formula="of:=CONCATENATE(&quot;&lt;Row Tag='&quot;;[.A10];&quot;' Language='de_DE'&gt;&lt;Text&gt;&quot;;[.C10];&quot;&lt;/Text&gt;&lt;/Row&gt;&quot;)" office:value-type="string" office:string-value="&lt;Row Tag='LOC_TCS_UNITNAME_PREFIX_ARMORED' Language='de_DE'&gt;&lt;Text&gt;Der Gepanzerte&lt;/Text&gt;&lt;/Row&gt;">
            <text:p>&lt;Row Tag='LOC_TCS_UNITNAME_PREFIX_ARMORED' Language='de_DE'&gt;&lt;Text&gt;Der Gepanzerte&lt;/Text&gt;&lt;/Row&gt;</text:p>
          </table:table-cell>
          <table:table-cell office:value-type="string">
            <text:p>El Blindado</text:p>
          </table:table-cell>
          <table:table-cell table:formula="of:=CONCATENATE(&quot;&lt;Row Tag='&quot;;[.A10];&quot;' Language='es_ES'&gt;&lt;Text&gt;&quot;;[.E10];&quot;&lt;/Text&gt;&lt;/Row&gt;&quot;)" office:value-type="string" office:string-value="&lt;Row Tag='LOC_TCS_UNITNAME_PREFIX_ARMORED' Language='es_ES'&gt;&lt;Text&gt;El Blindado&lt;/Text&gt;&lt;/Row&gt;">
            <text:p>&lt;Row Tag='LOC_TCS_UNITNAME_PREFIX_ARMORED' Language='es_ES'&gt;&lt;Text&gt;El Blindado&lt;/Text&gt;&lt;/Row&gt;</text:p>
          </table:table-cell>
          <table:table-cell office:value-type="string">
            <text:p>L'Armato</text:p>
          </table:table-cell>
          <table:table-cell table:formula="of:=CONCATENATE(&quot;&lt;Row Tag='&quot;;[.A10];&quot;' Language='it_IT'&gt;&lt;Text&gt;&quot;;[.G10];&quot;&lt;/Text&gt;&lt;/Row&gt;&quot;)" office:value-type="string" office:string-value="&lt;Row Tag='LOC_TCS_UNITNAME_PREFIX_ARMORED' Language='it_IT'&gt;&lt;Text&gt;L'Armato&lt;/Text&gt;&lt;/Row&gt;">
            <text:p>&lt;Row Tag='LOC_TCS_UNITNAME_PREFIX_ARMORED' Language='it_IT'&gt;&lt;Text&gt;L'Armato&lt;/Text&gt;&lt;/Row&gt;</text:p>
          </table:table-cell>
          <table:table-cell office:value-type="string">
            <text:p>装甲の</text:p>
          </table:table-cell>
          <table:table-cell table:formula="of:=CONCATENATE(&quot;&lt;Row Tag='&quot;;[.A10];&quot;' Language='ja_JP'&gt;&lt;Text&gt;&quot;;[.I10];&quot;&lt;/Text&gt;&lt;/Row&gt;&quot;)" office:value-type="string" office:string-value="&lt;Row Tag='LOC_TCS_UNITNAME_PREFIX_ARMORED' Language='ja_JP'&gt;&lt;Text&gt;装甲の&lt;/Text&gt;&lt;/Row&gt;">
            <text:p>&lt;Row Tag='LOC_TCS_UNITNAME_PREFIX_ARMORED' Language='ja_JP'&gt;&lt;Text&gt;装甲の&lt;/Text&gt;&lt;/Row&gt;</text:p>
          </table:table-cell>
          <table:table-cell office:value-type="string">
            <text:p>장갑을 두른</text:p>
          </table:table-cell>
          <table:table-cell table:formula="of:=CONCATENATE(&quot;&lt;Row Tag='&quot;;[.A10];&quot;' Language='ko_KR'&gt;&lt;Text&gt;&quot;;[.K10];&quot;&lt;/Text&gt;&lt;/Row&gt;&quot;)" office:value-type="string" office:string-value="&lt;Row Tag='LOC_TCS_UNITNAME_PREFIX_ARMORED' Language='ko_KR'&gt;&lt;Text&gt;장갑을 두른&lt;/Text&gt;&lt;/Row&gt;">
            <text:p>&lt;Row Tag='LOC_TCS_UNITNAME_PREFIX_ARMORED' Language='ko_KR'&gt;&lt;Text&gt;장갑을 두른&lt;/Text&gt;&lt;/Row&gt;</text:p>
          </table:table-cell>
          <table:table-cell office:value-type="string">
            <text:p>Opancerzony</text:p>
          </table:table-cell>
          <table:table-cell table:formula="of:=CONCATENATE(&quot;&lt;Row Tag='&quot;;[.A10];&quot;' Language='pl_PL'&gt;&lt;Text&gt;&quot;;[.M10];&quot;&lt;/Text&gt;&lt;/Row&gt;&quot;)" office:value-type="string" office:string-value="&lt;Row Tag='LOC_TCS_UNITNAME_PREFIX_ARMORED' Language='pl_PL'&gt;&lt;Text&gt;Opancerzony&lt;/Text&gt;&lt;/Row&gt;">
            <text:p>&lt;Row Tag='LOC_TCS_UNITNAME_PREFIX_ARMORED' Language='pl_PL'&gt;&lt;Text&gt;Opancerzony&lt;/Text&gt;&lt;/Row&gt;</text:p>
          </table:table-cell>
          <table:table-cell office:value-type="string">
            <text:p>O Blindado</text:p>
          </table:table-cell>
          <table:table-cell table:formula="of:=CONCATENATE(&quot;&lt;Row Tag='&quot;;[.A10];&quot;' Language='pt_BR'&gt;&lt;Text&gt;&quot;;[.O10];&quot;&lt;/Text&gt;&lt;/Row&gt;&quot;)" office:value-type="string" office:string-value="&lt;Row Tag='LOC_TCS_UNITNAME_PREFIX_ARMORED' Language='pt_BR'&gt;&lt;Text&gt;O Blindado&lt;/Text&gt;&lt;/Row&gt;">
            <text:p>&lt;Row Tag='LOC_TCS_UNITNAME_PREFIX_ARMORED' Language='pt_BR'&gt;&lt;Text&gt;O Blindado&lt;/Text&gt;&lt;/Row&gt;</text:p>
          </table:table-cell>
          <table:table-cell office:value-type="string">
            <text:p>Бронированный</text:p>
          </table:table-cell>
          <table:table-cell table:formula="of:=CONCATENATE(&quot;&lt;Row Tag='&quot;;[.A10];&quot;' Language='ru_RU'&gt;&lt;Text&gt;&quot;;[.Q10];&quot;&lt;/Text&gt;&lt;/Row&gt;&quot;)" office:value-type="string" office:string-value="&lt;Row Tag='LOC_TCS_UNITNAME_PREFIX_ARMORED' Language='ru_RU'&gt;&lt;Text&gt;Бронированный&lt;/Text&gt;&lt;/Row&gt;">
            <text:p>&lt;Row Tag='LOC_TCS_UNITNAME_PREFIX_ARMORED' Language='ru_RU'&gt;&lt;Text&gt;Бронированный&lt;/Text&gt;&lt;/Row&gt;</text:p>
          </table:table-cell>
          <table:table-cell office:value-type="string">
            <text:p>装甲的</text:p>
          </table:table-cell>
          <table:table-cell table:formula="of:=CONCATENATE(&quot;&lt;Row Tag='&quot;;[.A10];&quot;' Language='zh_Hans_CN'&gt;&lt;Text&gt;&quot;;[.S10];&quot;&lt;/Text&gt;&lt;/Row&gt;&quot;)" office:value-type="string" office:string-value="&lt;Row Tag='LOC_TCS_UNITNAME_PREFIX_ARMORED' Language='zh_Hans_CN'&gt;&lt;Text&gt;装甲的&lt;/Text&gt;&lt;/Row&gt;">
            <text:p>&lt;Row Tag='LOC_TCS_UNITNAME_PREFIX_ARMORED' Language='zh_Hans_CN'&gt;&lt;Text&gt;装甲的&lt;/Text&gt;&lt;/Row&gt;</text:p>
          </table:table-cell>
        </table:table-row>
        <table:table-row table:style-name="ro3">
          <table:table-cell table:style-name="ce2" office:value-type="string">
            <text:p>LOC_TCS_UNITNAME_PREFIX_BIG_RED</text:p>
          </table:table-cell>
          <table:table-cell table:style-name="ce2" office:value-type="string">
            <text:p>The Red</text:p>
          </table:table-cell>
          <table:table-cell office:value-type="string">
            <text:p>Der Rote</text:p>
          </table:table-cell>
          <table:table-cell table:formula="of:=CONCATENATE(&quot;&lt;Row Tag='&quot;;[.A11];&quot;' Language='de_DE'&gt;&lt;Text&gt;&quot;;[.C11];&quot;&lt;/Text&gt;&lt;/Row&gt;&quot;)" office:value-type="string" office:string-value="&lt;Row Tag='LOC_TCS_UNITNAME_PREFIX_BIG_RED' Language='de_DE'&gt;&lt;Text&gt;Der Rote&lt;/Text&gt;&lt;/Row&gt;">
            <text:p>&lt;Row Tag='LOC_TCS_UNITNAME_PREFIX_BIG_RED' Language='de_DE'&gt;&lt;Text&gt;Der Rote&lt;/Text&gt;&lt;/Row&gt;</text:p>
          </table:table-cell>
          <table:table-cell office:value-type="string">
            <text:p>El Rojo</text:p>
          </table:table-cell>
          <table:table-cell table:formula="of:=CONCATENATE(&quot;&lt;Row Tag='&quot;;[.A11];&quot;' Language='es_ES'&gt;&lt;Text&gt;&quot;;[.E11];&quot;&lt;/Text&gt;&lt;/Row&gt;&quot;)" office:value-type="string" office:string-value="&lt;Row Tag='LOC_TCS_UNITNAME_PREFIX_BIG_RED' Language='es_ES'&gt;&lt;Text&gt;El Rojo&lt;/Text&gt;&lt;/Row&gt;">
            <text:p>&lt;Row Tag='LOC_TCS_UNITNAME_PREFIX_BIG_RED' Language='es_ES'&gt;&lt;Text&gt;El Rojo&lt;/Text&gt;&lt;/Row&gt;</text:p>
          </table:table-cell>
          <table:table-cell office:value-type="string">
            <text:p>Il Rosso</text:p>
          </table:table-cell>
          <table:table-cell table:formula="of:=CONCATENATE(&quot;&lt;Row Tag='&quot;;[.A11];&quot;' Language='it_IT'&gt;&lt;Text&gt;&quot;;[.G11];&quot;&lt;/Text&gt;&lt;/Row&gt;&quot;)" office:value-type="string" office:string-value="&lt;Row Tag='LOC_TCS_UNITNAME_PREFIX_BIG_RED' Language='it_IT'&gt;&lt;Text&gt;Il Rosso&lt;/Text&gt;&lt;/Row&gt;">
            <text:p>&lt;Row Tag='LOC_TCS_UNITNAME_PREFIX_BIG_RED' Language='it_IT'&gt;&lt;Text&gt;Il Rosso&lt;/Text&gt;&lt;/Row&gt;</text:p>
          </table:table-cell>
          <table:table-cell office:value-type="string">
            <text:p>赤い</text:p>
          </table:table-cell>
          <table:table-cell table:formula="of:=CONCATENATE(&quot;&lt;Row Tag='&quot;;[.A11];&quot;' Language='ja_JP'&gt;&lt;Text&gt;&quot;;[.I11];&quot;&lt;/Text&gt;&lt;/Row&gt;&quot;)" office:value-type="string" office:string-value="&lt;Row Tag='LOC_TCS_UNITNAME_PREFIX_BIG_RED' Language='ja_JP'&gt;&lt;Text&gt;赤い&lt;/Text&gt;&lt;/Row&gt;">
            <text:p>&lt;Row Tag='LOC_TCS_UNITNAME_PREFIX_BIG_RED' Language='ja_JP'&gt;&lt;Text&gt;赤い&lt;/Text&gt;&lt;/Row&gt;</text:p>
          </table:table-cell>
          <table:table-cell office:value-type="string">
            <text:p>붉은</text:p>
          </table:table-cell>
          <table:table-cell table:formula="of:=CONCATENATE(&quot;&lt;Row Tag='&quot;;[.A11];&quot;' Language='ko_KR'&gt;&lt;Text&gt;&quot;;[.K11];&quot;&lt;/Text&gt;&lt;/Row&gt;&quot;)" office:value-type="string" office:string-value="&lt;Row Tag='LOC_TCS_UNITNAME_PREFIX_BIG_RED' Language='ko_KR'&gt;&lt;Text&gt;붉은&lt;/Text&gt;&lt;/Row&gt;">
            <text:p>&lt;Row Tag='LOC_TCS_UNITNAME_PREFIX_BIG_RED' Language='ko_KR'&gt;&lt;Text&gt;붉은&lt;/Text&gt;&lt;/Row&gt;</text:p>
          </table:table-cell>
          <table:table-cell office:value-type="string">
            <text:p>Czerwony</text:p>
          </table:table-cell>
          <table:table-cell table:formula="of:=CONCATENATE(&quot;&lt;Row Tag='&quot;;[.A11];&quot;' Language='pl_PL'&gt;&lt;Text&gt;&quot;;[.M11];&quot;&lt;/Text&gt;&lt;/Row&gt;&quot;)" office:value-type="string" office:string-value="&lt;Row Tag='LOC_TCS_UNITNAME_PREFIX_BIG_RED' Language='pl_PL'&gt;&lt;Text&gt;Czerwony&lt;/Text&gt;&lt;/Row&gt;">
            <text:p>&lt;Row Tag='LOC_TCS_UNITNAME_PREFIX_BIG_RED' Language='pl_PL'&gt;&lt;Text&gt;Czerwony&lt;/Text&gt;&lt;/Row&gt;</text:p>
          </table:table-cell>
          <table:table-cell office:value-type="string">
            <text:p>O Vermelho</text:p>
          </table:table-cell>
          <table:table-cell table:formula="of:=CONCATENATE(&quot;&lt;Row Tag='&quot;;[.A11];&quot;' Language='pt_BR'&gt;&lt;Text&gt;&quot;;[.O11];&quot;&lt;/Text&gt;&lt;/Row&gt;&quot;)" office:value-type="string" office:string-value="&lt;Row Tag='LOC_TCS_UNITNAME_PREFIX_BIG_RED' Language='pt_BR'&gt;&lt;Text&gt;O Vermelho&lt;/Text&gt;&lt;/Row&gt;">
            <text:p>&lt;Row Tag='LOC_TCS_UNITNAME_PREFIX_BIG_RED' Language='pt_BR'&gt;&lt;Text&gt;O Vermelho&lt;/Text&gt;&lt;/Row&gt;</text:p>
          </table:table-cell>
          <table:table-cell office:value-type="string">
            <text:p>Красный</text:p>
          </table:table-cell>
          <table:table-cell table:formula="of:=CONCATENATE(&quot;&lt;Row Tag='&quot;;[.A11];&quot;' Language='ru_RU'&gt;&lt;Text&gt;&quot;;[.Q11];&quot;&lt;/Text&gt;&lt;/Row&gt;&quot;)" office:value-type="string" office:string-value="&lt;Row Tag='LOC_TCS_UNITNAME_PREFIX_BIG_RED' Language='ru_RU'&gt;&lt;Text&gt;Красный&lt;/Text&gt;&lt;/Row&gt;">
            <text:p>&lt;Row Tag='LOC_TCS_UNITNAME_PREFIX_BIG_RED' Language='ru_RU'&gt;&lt;Text&gt;Красный&lt;/Text&gt;&lt;/Row&gt;</text:p>
          </table:table-cell>
          <table:table-cell office:value-type="string">
            <text:p>红色的</text:p>
          </table:table-cell>
          <table:table-cell table:formula="of:=CONCATENATE(&quot;&lt;Row Tag='&quot;;[.A11];&quot;' Language='zh_Hans_CN'&gt;&lt;Text&gt;&quot;;[.S11];&quot;&lt;/Text&gt;&lt;/Row&gt;&quot;)" office:value-type="string" office:string-value="&lt;Row Tag='LOC_TCS_UNITNAME_PREFIX_BIG_RED' Language='zh_Hans_CN'&gt;&lt;Text&gt;红色的&lt;/Text&gt;&lt;/Row&gt;">
            <text:p>&lt;Row Tag='LOC_TCS_UNITNAME_PREFIX_BIG_RED' Language='zh_Hans_CN'&gt;&lt;Text&gt;红色的&lt;/Text&gt;&lt;/Row&gt;</text:p>
          </table:table-cell>
        </table:table-row>
        <table:table-row table:style-name="ro3">
          <table:table-cell table:style-name="ce2" office:value-type="string">
            <text:p>LOC_TCS_UNITNAME_PREFIX_BLACK</text:p>
          </table:table-cell>
          <table:table-cell table:style-name="ce2" office:value-type="string">
            <text:p>The Black</text:p>
          </table:table-cell>
          <table:table-cell office:value-type="string">
            <text:p>Der Schwarze</text:p>
          </table:table-cell>
          <table:table-cell table:formula="of:=CONCATENATE(&quot;&lt;Row Tag='&quot;;[.A12];&quot;' Language='de_DE'&gt;&lt;Text&gt;&quot;;[.C12];&quot;&lt;/Text&gt;&lt;/Row&gt;&quot;)" office:value-type="string" office:string-value="&lt;Row Tag='LOC_TCS_UNITNAME_PREFIX_BLACK' Language='de_DE'&gt;&lt;Text&gt;Der Schwarze&lt;/Text&gt;&lt;/Row&gt;">
            <text:p>&lt;Row Tag='LOC_TCS_UNITNAME_PREFIX_BLACK' Language='de_DE'&gt;&lt;Text&gt;Der Schwarze&lt;/Text&gt;&lt;/Row&gt;</text:p>
          </table:table-cell>
          <table:table-cell office:value-type="string">
            <text:p>El Negro</text:p>
          </table:table-cell>
          <table:table-cell table:formula="of:=CONCATENATE(&quot;&lt;Row Tag='&quot;;[.A12];&quot;' Language='es_ES'&gt;&lt;Text&gt;&quot;;[.E12];&quot;&lt;/Text&gt;&lt;/Row&gt;&quot;)" office:value-type="string" office:string-value="&lt;Row Tag='LOC_TCS_UNITNAME_PREFIX_BLACK' Language='es_ES'&gt;&lt;Text&gt;El Negro&lt;/Text&gt;&lt;/Row&gt;">
            <text:p>&lt;Row Tag='LOC_TCS_UNITNAME_PREFIX_BLACK' Language='es_ES'&gt;&lt;Text&gt;El Negro&lt;/Text&gt;&lt;/Row&gt;</text:p>
          </table:table-cell>
          <table:table-cell office:value-type="string">
            <text:p>Il Nero</text:p>
          </table:table-cell>
          <table:table-cell table:formula="of:=CONCATENATE(&quot;&lt;Row Tag='&quot;;[.A12];&quot;' Language='it_IT'&gt;&lt;Text&gt;&quot;;[.G12];&quot;&lt;/Text&gt;&lt;/Row&gt;&quot;)" office:value-type="string" office:string-value="&lt;Row Tag='LOC_TCS_UNITNAME_PREFIX_BLACK' Language='it_IT'&gt;&lt;Text&gt;Il Nero&lt;/Text&gt;&lt;/Row&gt;">
            <text:p>&lt;Row Tag='LOC_TCS_UNITNAME_PREFIX_BLACK' Language='it_IT'&gt;&lt;Text&gt;Il Nero&lt;/Text&gt;&lt;/Row&gt;</text:p>
          </table:table-cell>
          <table:table-cell office:value-type="string">
            <text:p>黒い</text:p>
          </table:table-cell>
          <table:table-cell table:formula="of:=CONCATENATE(&quot;&lt;Row Tag='&quot;;[.A12];&quot;' Language='ja_JP'&gt;&lt;Text&gt;&quot;;[.I12];&quot;&lt;/Text&gt;&lt;/Row&gt;&quot;)" office:value-type="string" office:string-value="&lt;Row Tag='LOC_TCS_UNITNAME_PREFIX_BLACK' Language='ja_JP'&gt;&lt;Text&gt;黒い&lt;/Text&gt;&lt;/Row&gt;">
            <text:p>&lt;Row Tag='LOC_TCS_UNITNAME_PREFIX_BLACK' Language='ja_JP'&gt;&lt;Text&gt;黒い&lt;/Text&gt;&lt;/Row&gt;</text:p>
          </table:table-cell>
          <table:table-cell office:value-type="string">
            <text:p>검은</text:p>
          </table:table-cell>
          <table:table-cell table:formula="of:=CONCATENATE(&quot;&lt;Row Tag='&quot;;[.A12];&quot;' Language='ko_KR'&gt;&lt;Text&gt;&quot;;[.K12];&quot;&lt;/Text&gt;&lt;/Row&gt;&quot;)" office:value-type="string" office:string-value="&lt;Row Tag='LOC_TCS_UNITNAME_PREFIX_BLACK' Language='ko_KR'&gt;&lt;Text&gt;검은&lt;/Text&gt;&lt;/Row&gt;">
            <text:p>&lt;Row Tag='LOC_TCS_UNITNAME_PREFIX_BLACK' Language='ko_KR'&gt;&lt;Text&gt;검은&lt;/Text&gt;&lt;/Row&gt;</text:p>
          </table:table-cell>
          <table:table-cell office:value-type="string">
            <text:p>Czarny</text:p>
          </table:table-cell>
          <table:table-cell table:formula="of:=CONCATENATE(&quot;&lt;Row Tag='&quot;;[.A12];&quot;' Language='pl_PL'&gt;&lt;Text&gt;&quot;;[.M12];&quot;&lt;/Text&gt;&lt;/Row&gt;&quot;)" office:value-type="string" office:string-value="&lt;Row Tag='LOC_TCS_UNITNAME_PREFIX_BLACK' Language='pl_PL'&gt;&lt;Text&gt;Czarny&lt;/Text&gt;&lt;/Row&gt;">
            <text:p>&lt;Row Tag='LOC_TCS_UNITNAME_PREFIX_BLACK' Language='pl_PL'&gt;&lt;Text&gt;Czarny&lt;/Text&gt;&lt;/Row&gt;</text:p>
          </table:table-cell>
          <table:table-cell office:value-type="string">
            <text:p>O Preto</text:p>
          </table:table-cell>
          <table:table-cell table:formula="of:=CONCATENATE(&quot;&lt;Row Tag='&quot;;[.A12];&quot;' Language='pt_BR'&gt;&lt;Text&gt;&quot;;[.O12];&quot;&lt;/Text&gt;&lt;/Row&gt;&quot;)" office:value-type="string" office:string-value="&lt;Row Tag='LOC_TCS_UNITNAME_PREFIX_BLACK' Language='pt_BR'&gt;&lt;Text&gt;O Preto&lt;/Text&gt;&lt;/Row&gt;">
            <text:p>&lt;Row Tag='LOC_TCS_UNITNAME_PREFIX_BLACK' Language='pt_BR'&gt;&lt;Text&gt;O Preto&lt;/Text&gt;&lt;/Row&gt;</text:p>
          </table:table-cell>
          <table:table-cell office:value-type="string">
            <text:p>Черный</text:p>
          </table:table-cell>
          <table:table-cell table:formula="of:=CONCATENATE(&quot;&lt;Row Tag='&quot;;[.A12];&quot;' Language='ru_RU'&gt;&lt;Text&gt;&quot;;[.Q12];&quot;&lt;/Text&gt;&lt;/Row&gt;&quot;)" office:value-type="string" office:string-value="&lt;Row Tag='LOC_TCS_UNITNAME_PREFIX_BLACK' Language='ru_RU'&gt;&lt;Text&gt;Черный&lt;/Text&gt;&lt;/Row&gt;">
            <text:p>&lt;Row Tag='LOC_TCS_UNITNAME_PREFIX_BLACK' Language='ru_RU'&gt;&lt;Text&gt;Черный&lt;/Text&gt;&lt;/Row&gt;</text:p>
          </table:table-cell>
          <table:table-cell office:value-type="string">
            <text:p>黑色的</text:p>
          </table:table-cell>
          <table:table-cell table:formula="of:=CONCATENATE(&quot;&lt;Row Tag='&quot;;[.A12];&quot;' Language='zh_Hans_CN'&gt;&lt;Text&gt;&quot;;[.S12];&quot;&lt;/Text&gt;&lt;/Row&gt;&quot;)" office:value-type="string" office:string-value="&lt;Row Tag='LOC_TCS_UNITNAME_PREFIX_BLACK' Language='zh_Hans_CN'&gt;&lt;Text&gt;黑色的&lt;/Text&gt;&lt;/Row&gt;">
            <text:p>&lt;Row Tag='LOC_TCS_UNITNAME_PREFIX_BLACK' Language='zh_Hans_CN'&gt;&lt;Text&gt;黑色的&lt;/Text&gt;&lt;/Row&gt;</text:p>
          </table:table-cell>
        </table:table-row>
        <table:table-row table:style-name="ro3">
          <table:table-cell table:style-name="ce2" office:value-type="string">
            <text:p>LOC_TCS_UNITNAME_PREFIX_BLOOD</text:p>
          </table:table-cell>
          <table:table-cell table:style-name="ce2" office:value-type="string">
            <text:p>The Blood</text:p>
          </table:table-cell>
          <table:table-cell office:value-type="string">
            <text:p>Das Blut</text:p>
          </table:table-cell>
          <table:table-cell table:formula="of:=CONCATENATE(&quot;&lt;Row Tag='&quot;;[.A13];&quot;' Language='de_DE'&gt;&lt;Text&gt;&quot;;[.C13];&quot;&lt;/Text&gt;&lt;/Row&gt;&quot;)" office:value-type="string" office:string-value="&lt;Row Tag='LOC_TCS_UNITNAME_PREFIX_BLOOD' Language='de_DE'&gt;&lt;Text&gt;Das Blut&lt;/Text&gt;&lt;/Row&gt;">
            <text:p>&lt;Row Tag='LOC_TCS_UNITNAME_PREFIX_BLOOD' Language='de_DE'&gt;&lt;Text&gt;Das Blut&lt;/Text&gt;&lt;/Row&gt;</text:p>
          </table:table-cell>
          <table:table-cell office:value-type="string">
            <text:p>La Sangre</text:p>
          </table:table-cell>
          <table:table-cell table:formula="of:=CONCATENATE(&quot;&lt;Row Tag='&quot;;[.A13];&quot;' Language='es_ES'&gt;&lt;Text&gt;&quot;;[.E13];&quot;&lt;/Text&gt;&lt;/Row&gt;&quot;)" office:value-type="string" office:string-value="&lt;Row Tag='LOC_TCS_UNITNAME_PREFIX_BLOOD' Language='es_ES'&gt;&lt;Text&gt;La Sangre&lt;/Text&gt;&lt;/Row&gt;">
            <text:p>&lt;Row Tag='LOC_TCS_UNITNAME_PREFIX_BLOOD' Language='es_ES'&gt;&lt;Text&gt;La Sangre&lt;/Text&gt;&lt;/Row&gt;</text:p>
          </table:table-cell>
          <table:table-cell office:value-type="string">
            <text:p>Il Sangue</text:p>
          </table:table-cell>
          <table:table-cell table:formula="of:=CONCATENATE(&quot;&lt;Row Tag='&quot;;[.A13];&quot;' Language='it_IT'&gt;&lt;Text&gt;&quot;;[.G13];&quot;&lt;/Text&gt;&lt;/Row&gt;&quot;)" office:value-type="string" office:string-value="&lt;Row Tag='LOC_TCS_UNITNAME_PREFIX_BLOOD' Language='it_IT'&gt;&lt;Text&gt;Il Sangue&lt;/Text&gt;&lt;/Row&gt;">
            <text:p>&lt;Row Tag='LOC_TCS_UNITNAME_PREFIX_BLOOD' Language='it_IT'&gt;&lt;Text&gt;Il Sangue&lt;/Text&gt;&lt;/Row&gt;</text:p>
          </table:table-cell>
          <table:table-cell office:value-type="string">
            <text:p>血</text:p>
          </table:table-cell>
          <table:table-cell table:formula="of:=CONCATENATE(&quot;&lt;Row Tag='&quot;;[.A13];&quot;' Language='ja_JP'&gt;&lt;Text&gt;&quot;;[.I13];&quot;&lt;/Text&gt;&lt;/Row&gt;&quot;)" office:value-type="string" office:string-value="&lt;Row Tag='LOC_TCS_UNITNAME_PREFIX_BLOOD' Language='ja_JP'&gt;&lt;Text&gt;血&lt;/Text&gt;&lt;/Row&gt;">
            <text:p>&lt;Row Tag='LOC_TCS_UNITNAME_PREFIX_BLOOD' Language='ja_JP'&gt;&lt;Text&gt;血&lt;/Text&gt;&lt;/Row&gt;</text:p>
          </table:table-cell>
          <table:table-cell office:value-type="string">
            <text:p>피</text:p>
          </table:table-cell>
          <table:table-cell table:formula="of:=CONCATENATE(&quot;&lt;Row Tag='&quot;;[.A13];&quot;' Language='ko_KR'&gt;&lt;Text&gt;&quot;;[.K13];&quot;&lt;/Text&gt;&lt;/Row&gt;&quot;)" office:value-type="string" office:string-value="&lt;Row Tag='LOC_TCS_UNITNAME_PREFIX_BLOOD' Language='ko_KR'&gt;&lt;Text&gt;피&lt;/Text&gt;&lt;/Row&gt;">
            <text:p>&lt;Row Tag='LOC_TCS_UNITNAME_PREFIX_BLOOD' Language='ko_KR'&gt;&lt;Text&gt;피&lt;/Text&gt;&lt;/Row&gt;</text:p>
          </table:table-cell>
          <table:table-cell office:value-type="string">
            <text:p>Krew</text:p>
          </table:table-cell>
          <table:table-cell table:formula="of:=CONCATENATE(&quot;&lt;Row Tag='&quot;;[.A13];&quot;' Language='pl_PL'&gt;&lt;Text&gt;&quot;;[.M13];&quot;&lt;/Text&gt;&lt;/Row&gt;&quot;)" office:value-type="string" office:string-value="&lt;Row Tag='LOC_TCS_UNITNAME_PREFIX_BLOOD' Language='pl_PL'&gt;&lt;Text&gt;Krew&lt;/Text&gt;&lt;/Row&gt;">
            <text:p>&lt;Row Tag='LOC_TCS_UNITNAME_PREFIX_BLOOD' Language='pl_PL'&gt;&lt;Text&gt;Krew&lt;/Text&gt;&lt;/Row&gt;</text:p>
          </table:table-cell>
          <table:table-cell office:value-type="string">
            <text:p>O Sangue</text:p>
          </table:table-cell>
          <table:table-cell table:formula="of:=CONCATENATE(&quot;&lt;Row Tag='&quot;;[.A13];&quot;' Language='pt_BR'&gt;&lt;Text&gt;&quot;;[.O13];&quot;&lt;/Text&gt;&lt;/Row&gt;&quot;)" office:value-type="string" office:string-value="&lt;Row Tag='LOC_TCS_UNITNAME_PREFIX_BLOOD' Language='pt_BR'&gt;&lt;Text&gt;O Sangue&lt;/Text&gt;&lt;/Row&gt;">
            <text:p>&lt;Row Tag='LOC_TCS_UNITNAME_PREFIX_BLOOD' Language='pt_BR'&gt;&lt;Text&gt;O Sangue&lt;/Text&gt;&lt;/Row&gt;</text:p>
          </table:table-cell>
          <table:table-cell office:value-type="string">
            <text:p>Кровь</text:p>
          </table:table-cell>
          <table:table-cell table:formula="of:=CONCATENATE(&quot;&lt;Row Tag='&quot;;[.A13];&quot;' Language='ru_RU'&gt;&lt;Text&gt;&quot;;[.Q13];&quot;&lt;/Text&gt;&lt;/Row&gt;&quot;)" office:value-type="string" office:string-value="&lt;Row Tag='LOC_TCS_UNITNAME_PREFIX_BLOOD' Language='ru_RU'&gt;&lt;Text&gt;Кровь&lt;/Text&gt;&lt;/Row&gt;">
            <text:p>&lt;Row Tag='LOC_TCS_UNITNAME_PREFIX_BLOOD' Language='ru_RU'&gt;&lt;Text&gt;Кровь&lt;/Text&gt;&lt;/Row&gt;</text:p>
          </table:table-cell>
          <table:table-cell office:value-type="string">
            <text:p>血</text:p>
          </table:table-cell>
          <table:table-cell table:formula="of:=CONCATENATE(&quot;&lt;Row Tag='&quot;;[.A13];&quot;' Language='zh_Hans_CN'&gt;&lt;Text&gt;&quot;;[.S13];&quot;&lt;/Text&gt;&lt;/Row&gt;&quot;)" office:value-type="string" office:string-value="&lt;Row Tag='LOC_TCS_UNITNAME_PREFIX_BLOOD' Language='zh_Hans_CN'&gt;&lt;Text&gt;血&lt;/Text&gt;&lt;/Row&gt;">
            <text:p>&lt;Row Tag='LOC_TCS_UNITNAME_PREFIX_BLOOD' Language='zh_Hans_CN'&gt;&lt;Text&gt;血&lt;/Text&gt;&lt;/Row&gt;</text:p>
          </table:table-cell>
        </table:table-row>
        <table:table-row table:style-name="ro3">
          <table:table-cell table:style-name="ce2" office:value-type="string">
            <text:p>LOC_TCS_UNITNAME_PREFIX_BLOODY</text:p>
          </table:table-cell>
          <table:table-cell table:style-name="ce2" office:value-type="string">
            <text:p>The Bloody</text:p>
          </table:table-cell>
          <table:table-cell office:value-type="string">
            <text:p>Der Blutige</text:p>
          </table:table-cell>
          <table:table-cell table:formula="of:=CONCATENATE(&quot;&lt;Row Tag='&quot;;[.A14];&quot;' Language='de_DE'&gt;&lt;Text&gt;&quot;;[.C14];&quot;&lt;/Text&gt;&lt;/Row&gt;&quot;)" office:value-type="string" office:string-value="&lt;Row Tag='LOC_TCS_UNITNAME_PREFIX_BLOODY' Language='de_DE'&gt;&lt;Text&gt;Der Blutige&lt;/Text&gt;&lt;/Row&gt;">
            <text:p>&lt;Row Tag='LOC_TCS_UNITNAME_PREFIX_BLOODY' Language='de_DE'&gt;&lt;Text&gt;Der Blutige&lt;/Text&gt;&lt;/Row&gt;</text:p>
          </table:table-cell>
          <table:table-cell office:value-type="string">
            <text:p>El Sangriento</text:p>
          </table:table-cell>
          <table:table-cell table:formula="of:=CONCATENATE(&quot;&lt;Row Tag='&quot;;[.A14];&quot;' Language='es_ES'&gt;&lt;Text&gt;&quot;;[.E14];&quot;&lt;/Text&gt;&lt;/Row&gt;&quot;)" office:value-type="string" office:string-value="&lt;Row Tag='LOC_TCS_UNITNAME_PREFIX_BLOODY' Language='es_ES'&gt;&lt;Text&gt;El Sangriento&lt;/Text&gt;&lt;/Row&gt;">
            <text:p>&lt;Row Tag='LOC_TCS_UNITNAME_PREFIX_BLOODY' Language='es_ES'&gt;&lt;Text&gt;El Sangriento&lt;/Text&gt;&lt;/Row&gt;</text:p>
          </table:table-cell>
          <table:table-cell office:value-type="string">
            <text:p>Il Sanguinario</text:p>
          </table:table-cell>
          <table:table-cell table:formula="of:=CONCATENATE(&quot;&lt;Row Tag='&quot;;[.A14];&quot;' Language='it_IT'&gt;&lt;Text&gt;&quot;;[.G14];&quot;&lt;/Text&gt;&lt;/Row&gt;&quot;)" office:value-type="string" office:string-value="&lt;Row Tag='LOC_TCS_UNITNAME_PREFIX_BLOODY' Language='it_IT'&gt;&lt;Text&gt;Il Sanguinario&lt;/Text&gt;&lt;/Row&gt;">
            <text:p>&lt;Row Tag='LOC_TCS_UNITNAME_PREFIX_BLOODY' Language='it_IT'&gt;&lt;Text&gt;Il Sanguinario&lt;/Text&gt;&lt;/Row&gt;</text:p>
          </table:table-cell>
          <table:table-cell office:value-type="string">
            <text:p>血まみれの</text:p>
          </table:table-cell>
          <table:table-cell table:formula="of:=CONCATENATE(&quot;&lt;Row Tag='&quot;;[.A14];&quot;' Language='ja_JP'&gt;&lt;Text&gt;&quot;;[.I14];&quot;&lt;/Text&gt;&lt;/Row&gt;&quot;)" office:value-type="string" office:string-value="&lt;Row Tag='LOC_TCS_UNITNAME_PREFIX_BLOODY' Language='ja_JP'&gt;&lt;Text&gt;血まみれの&lt;/Text&gt;&lt;/Row&gt;">
            <text:p>&lt;Row Tag='LOC_TCS_UNITNAME_PREFIX_BLOODY' Language='ja_JP'&gt;&lt;Text&gt;血まみれの&lt;/Text&gt;&lt;/Row&gt;</text:p>
          </table:table-cell>
          <table:table-cell office:value-type="string">
            <text:p>피투성이의</text:p>
          </table:table-cell>
          <table:table-cell table:formula="of:=CONCATENATE(&quot;&lt;Row Tag='&quot;;[.A14];&quot;' Language='ko_KR'&gt;&lt;Text&gt;&quot;;[.K14];&quot;&lt;/Text&gt;&lt;/Row&gt;&quot;)" office:value-type="string" office:string-value="&lt;Row Tag='LOC_TCS_UNITNAME_PREFIX_BLOODY' Language='ko_KR'&gt;&lt;Text&gt;피투성이의&lt;/Text&gt;&lt;/Row&gt;">
            <text:p>&lt;Row Tag='LOC_TCS_UNITNAME_PREFIX_BLOODY' Language='ko_KR'&gt;&lt;Text&gt;피투성이의&lt;/Text&gt;&lt;/Row&gt;</text:p>
          </table:table-cell>
          <table:table-cell office:value-type="string">
            <text:p>Krwawy</text:p>
          </table:table-cell>
          <table:table-cell table:formula="of:=CONCATENATE(&quot;&lt;Row Tag='&quot;;[.A14];&quot;' Language='pl_PL'&gt;&lt;Text&gt;&quot;;[.M14];&quot;&lt;/Text&gt;&lt;/Row&gt;&quot;)" office:value-type="string" office:string-value="&lt;Row Tag='LOC_TCS_UNITNAME_PREFIX_BLOODY' Language='pl_PL'&gt;&lt;Text&gt;Krwawy&lt;/Text&gt;&lt;/Row&gt;">
            <text:p>&lt;Row Tag='LOC_TCS_UNITNAME_PREFIX_BLOODY' Language='pl_PL'&gt;&lt;Text&gt;Krwawy&lt;/Text&gt;&lt;/Row&gt;</text:p>
          </table:table-cell>
          <table:table-cell office:value-type="string">
            <text:p>O Sanguinário</text:p>
          </table:table-cell>
          <table:table-cell table:formula="of:=CONCATENATE(&quot;&lt;Row Tag='&quot;;[.A14];&quot;' Language='pt_BR'&gt;&lt;Text&gt;&quot;;[.O14];&quot;&lt;/Text&gt;&lt;/Row&gt;&quot;)" office:value-type="string" office:string-value="&lt;Row Tag='LOC_TCS_UNITNAME_PREFIX_BLOODY' Language='pt_BR'&gt;&lt;Text&gt;O Sanguinário&lt;/Text&gt;&lt;/Row&gt;">
            <text:p>&lt;Row Tag='LOC_TCS_UNITNAME_PREFIX_BLOODY' Language='pt_BR'&gt;&lt;Text&gt;O Sanguinário&lt;/Text&gt;&lt;/Row&gt;</text:p>
          </table:table-cell>
          <table:table-cell office:value-type="string">
            <text:p>Кровавый</text:p>
          </table:table-cell>
          <table:table-cell table:formula="of:=CONCATENATE(&quot;&lt;Row Tag='&quot;;[.A14];&quot;' Language='ru_RU'&gt;&lt;Text&gt;&quot;;[.Q14];&quot;&lt;/Text&gt;&lt;/Row&gt;&quot;)" office:value-type="string" office:string-value="&lt;Row Tag='LOC_TCS_UNITNAME_PREFIX_BLOODY' Language='ru_RU'&gt;&lt;Text&gt;Кровавый&lt;/Text&gt;&lt;/Row&gt;">
            <text:p>&lt;Row Tag='LOC_TCS_UNITNAME_PREFIX_BLOODY' Language='ru_RU'&gt;&lt;Text&gt;Кровавый&lt;/Text&gt;&lt;/Row&gt;</text:p>
          </table:table-cell>
          <table:table-cell office:value-type="string">
            <text:p>血腥的</text:p>
          </table:table-cell>
          <table:table-cell table:formula="of:=CONCATENATE(&quot;&lt;Row Tag='&quot;;[.A14];&quot;' Language='zh_Hans_CN'&gt;&lt;Text&gt;&quot;;[.S14];&quot;&lt;/Text&gt;&lt;/Row&gt;&quot;)" office:value-type="string" office:string-value="&lt;Row Tag='LOC_TCS_UNITNAME_PREFIX_BLOODY' Language='zh_Hans_CN'&gt;&lt;Text&gt;血腥的&lt;/Text&gt;&lt;/Row&gt;">
            <text:p>&lt;Row Tag='LOC_TCS_UNITNAME_PREFIX_BLOODY' Language='zh_Hans_CN'&gt;&lt;Text&gt;血腥的&lt;/Text&gt;&lt;/Row&gt;</text:p>
          </table:table-cell>
        </table:table-row>
        <table:table-row table:style-name="ro3">
          <table:table-cell table:style-name="ce2" office:value-type="string">
            <text:p>LOC_TCS_UNITNAME_PREFIX_BRAVE</text:p>
          </table:table-cell>
          <table:table-cell table:style-name="ce2" office:value-type="string">
            <text:p>The Brave</text:p>
          </table:table-cell>
          <table:table-cell office:value-type="string">
            <text:p>Der Tapfere</text:p>
          </table:table-cell>
          <table:table-cell table:formula="of:=CONCATENATE(&quot;&lt;Row Tag='&quot;;[.A15];&quot;' Language='de_DE'&gt;&lt;Text&gt;&quot;;[.C15];&quot;&lt;/Text&gt;&lt;/Row&gt;&quot;)" office:value-type="string" office:string-value="&lt;Row Tag='LOC_TCS_UNITNAME_PREFIX_BRAVE' Language='de_DE'&gt;&lt;Text&gt;Der Tapfere&lt;/Text&gt;&lt;/Row&gt;">
            <text:p>&lt;Row Tag='LOC_TCS_UNITNAME_PREFIX_BRAVE' Language='de_DE'&gt;&lt;Text&gt;Der Tapfere&lt;/Text&gt;&lt;/Row&gt;</text:p>
          </table:table-cell>
          <table:table-cell office:value-type="string">
            <text:p>El Valiente</text:p>
          </table:table-cell>
          <table:table-cell table:formula="of:=CONCATENATE(&quot;&lt;Row Tag='&quot;;[.A15];&quot;' Language='es_ES'&gt;&lt;Text&gt;&quot;;[.E15];&quot;&lt;/Text&gt;&lt;/Row&gt;&quot;)" office:value-type="string" office:string-value="&lt;Row Tag='LOC_TCS_UNITNAME_PREFIX_BRAVE' Language='es_ES'&gt;&lt;Text&gt;El Valiente&lt;/Text&gt;&lt;/Row&gt;">
            <text:p>&lt;Row Tag='LOC_TCS_UNITNAME_PREFIX_BRAVE' Language='es_ES'&gt;&lt;Text&gt;El Valiente&lt;/Text&gt;&lt;/Row&gt;</text:p>
          </table:table-cell>
          <table:table-cell office:value-type="string">
            <text:p>Il Coraggioso</text:p>
          </table:table-cell>
          <table:table-cell table:formula="of:=CONCATENATE(&quot;&lt;Row Tag='&quot;;[.A15];&quot;' Language='it_IT'&gt;&lt;Text&gt;&quot;;[.G15];&quot;&lt;/Text&gt;&lt;/Row&gt;&quot;)" office:value-type="string" office:string-value="&lt;Row Tag='LOC_TCS_UNITNAME_PREFIX_BRAVE' Language='it_IT'&gt;&lt;Text&gt;Il Coraggioso&lt;/Text&gt;&lt;/Row&gt;">
            <text:p>&lt;Row Tag='LOC_TCS_UNITNAME_PREFIX_BRAVE' Language='it_IT'&gt;&lt;Text&gt;Il Coraggioso&lt;/Text&gt;&lt;/Row&gt;</text:p>
          </table:table-cell>
          <table:table-cell office:value-type="string">
            <text:p>勇敢な</text:p>
          </table:table-cell>
          <table:table-cell table:formula="of:=CONCATENATE(&quot;&lt;Row Tag='&quot;;[.A15];&quot;' Language='ja_JP'&gt;&lt;Text&gt;&quot;;[.I15];&quot;&lt;/Text&gt;&lt;/Row&gt;&quot;)" office:value-type="string" office:string-value="&lt;Row Tag='LOC_TCS_UNITNAME_PREFIX_BRAVE' Language='ja_JP'&gt;&lt;Text&gt;勇敢な&lt;/Text&gt;&lt;/Row&gt;">
            <text:p>&lt;Row Tag='LOC_TCS_UNITNAME_PREFIX_BRAVE' Language='ja_JP'&gt;&lt;Text&gt;勇敢な&lt;/Text&gt;&lt;/Row&gt;</text:p>
          </table:table-cell>
          <table:table-cell office:value-type="string">
            <text:p>용감한</text:p>
          </table:table-cell>
          <table:table-cell table:formula="of:=CONCATENATE(&quot;&lt;Row Tag='&quot;;[.A15];&quot;' Language='ko_KR'&gt;&lt;Text&gt;&quot;;[.K15];&quot;&lt;/Text&gt;&lt;/Row&gt;&quot;)" office:value-type="string" office:string-value="&lt;Row Tag='LOC_TCS_UNITNAME_PREFIX_BRAVE' Language='ko_KR'&gt;&lt;Text&gt;용감한&lt;/Text&gt;&lt;/Row&gt;">
            <text:p>&lt;Row Tag='LOC_TCS_UNITNAME_PREFIX_BRAVE' Language='ko_KR'&gt;&lt;Text&gt;용감한&lt;/Text&gt;&lt;/Row&gt;</text:p>
          </table:table-cell>
          <table:table-cell office:value-type="string">
            <text:p>Dzielny</text:p>
          </table:table-cell>
          <table:table-cell table:formula="of:=CONCATENATE(&quot;&lt;Row Tag='&quot;;[.A15];&quot;' Language='pl_PL'&gt;&lt;Text&gt;&quot;;[.M15];&quot;&lt;/Text&gt;&lt;/Row&gt;&quot;)" office:value-type="string" office:string-value="&lt;Row Tag='LOC_TCS_UNITNAME_PREFIX_BRAVE' Language='pl_PL'&gt;&lt;Text&gt;Dzielny&lt;/Text&gt;&lt;/Row&gt;">
            <text:p>&lt;Row Tag='LOC_TCS_UNITNAME_PREFIX_BRAVE' Language='pl_PL'&gt;&lt;Text&gt;Dzielny&lt;/Text&gt;&lt;/Row&gt;</text:p>
          </table:table-cell>
          <table:table-cell office:value-type="string">
            <text:p>O Bravo</text:p>
          </table:table-cell>
          <table:table-cell table:formula="of:=CONCATENATE(&quot;&lt;Row Tag='&quot;;[.A15];&quot;' Language='pt_BR'&gt;&lt;Text&gt;&quot;;[.O15];&quot;&lt;/Text&gt;&lt;/Row&gt;&quot;)" office:value-type="string" office:string-value="&lt;Row Tag='LOC_TCS_UNITNAME_PREFIX_BRAVE' Language='pt_BR'&gt;&lt;Text&gt;O Bravo&lt;/Text&gt;&lt;/Row&gt;">
            <text:p>&lt;Row Tag='LOC_TCS_UNITNAME_PREFIX_BRAVE' Language='pt_BR'&gt;&lt;Text&gt;O Bravo&lt;/Text&gt;&lt;/Row&gt;</text:p>
          </table:table-cell>
          <table:table-cell office:value-type="string">
            <text:p>Храбрый</text:p>
          </table:table-cell>
          <table:table-cell table:formula="of:=CONCATENATE(&quot;&lt;Row Tag='&quot;;[.A15];&quot;' Language='ru_RU'&gt;&lt;Text&gt;&quot;;[.Q15];&quot;&lt;/Text&gt;&lt;/Row&gt;&quot;)" office:value-type="string" office:string-value="&lt;Row Tag='LOC_TCS_UNITNAME_PREFIX_BRAVE' Language='ru_RU'&gt;&lt;Text&gt;Храбрый&lt;/Text&gt;&lt;/Row&gt;">
            <text:p>&lt;Row Tag='LOC_TCS_UNITNAME_PREFIX_BRAVE' Language='ru_RU'&gt;&lt;Text&gt;Храбрый&lt;/Text&gt;&lt;/Row&gt;</text:p>
          </table:table-cell>
          <table:table-cell office:value-type="string">
            <text:p>勇敢的</text:p>
          </table:table-cell>
          <table:table-cell table:formula="of:=CONCATENATE(&quot;&lt;Row Tag='&quot;;[.A15];&quot;' Language='zh_Hans_CN'&gt;&lt;Text&gt;&quot;;[.S15];&quot;&lt;/Text&gt;&lt;/Row&gt;&quot;)" office:value-type="string" office:string-value="&lt;Row Tag='LOC_TCS_UNITNAME_PREFIX_BRAVE' Language='zh_Hans_CN'&gt;&lt;Text&gt;勇敢的&lt;/Text&gt;&lt;/Row&gt;">
            <text:p>&lt;Row Tag='LOC_TCS_UNITNAME_PREFIX_BRAVE' Language='zh_Hans_CN'&gt;&lt;Text&gt;勇敢的&lt;/Text&gt;&lt;/Row&gt;</text:p>
          </table:table-cell>
        </table:table-row>
        <table:table-row table:style-name="ro3">
          <table:table-cell table:style-name="ce2" office:value-type="string">
            <text:p>LOC_TCS_UNITNAME_PREFIX_BULL</text:p>
          </table:table-cell>
          <table:table-cell table:style-name="ce2" office:value-type="string">
            <text:p>The Bull</text:p>
          </table:table-cell>
          <table:table-cell office:value-type="string">
            <text:p>Der Stier</text:p>
          </table:table-cell>
          <table:table-cell table:formula="of:=CONCATENATE(&quot;&lt;Row Tag='&quot;;[.A16];&quot;' Language='de_DE'&gt;&lt;Text&gt;&quot;;[.C16];&quot;&lt;/Text&gt;&lt;/Row&gt;&quot;)" office:value-type="string" office:string-value="&lt;Row Tag='LOC_TCS_UNITNAME_PREFIX_BULL' Language='de_DE'&gt;&lt;Text&gt;Der Stier&lt;/Text&gt;&lt;/Row&gt;">
            <text:p>&lt;Row Tag='LOC_TCS_UNITNAME_PREFIX_BULL' Language='de_DE'&gt;&lt;Text&gt;Der Stier&lt;/Text&gt;&lt;/Row&gt;</text:p>
          </table:table-cell>
          <table:table-cell office:value-type="string">
            <text:p>El Toro</text:p>
          </table:table-cell>
          <table:table-cell table:formula="of:=CONCATENATE(&quot;&lt;Row Tag='&quot;;[.A16];&quot;' Language='es_ES'&gt;&lt;Text&gt;&quot;;[.E16];&quot;&lt;/Text&gt;&lt;/Row&gt;&quot;)" office:value-type="string" office:string-value="&lt;Row Tag='LOC_TCS_UNITNAME_PREFIX_BULL' Language='es_ES'&gt;&lt;Text&gt;El Toro&lt;/Text&gt;&lt;/Row&gt;">
            <text:p>&lt;Row Tag='LOC_TCS_UNITNAME_PREFIX_BULL' Language='es_ES'&gt;&lt;Text&gt;El Toro&lt;/Text&gt;&lt;/Row&gt;</text:p>
          </table:table-cell>
          <table:table-cell office:value-type="string">
            <text:p>Il Toro</text:p>
          </table:table-cell>
          <table:table-cell table:formula="of:=CONCATENATE(&quot;&lt;Row Tag='&quot;;[.A16];&quot;' Language='it_IT'&gt;&lt;Text&gt;&quot;;[.G16];&quot;&lt;/Text&gt;&lt;/Row&gt;&quot;)" office:value-type="string" office:string-value="&lt;Row Tag='LOC_TCS_UNITNAME_PREFIX_BULL' Language='it_IT'&gt;&lt;Text&gt;Il Toro&lt;/Text&gt;&lt;/Row&gt;">
            <text:p>&lt;Row Tag='LOC_TCS_UNITNAME_PREFIX_BULL' Language='it_IT'&gt;&lt;Text&gt;Il Toro&lt;/Text&gt;&lt;/Row&gt;</text:p>
          </table:table-cell>
          <table:table-cell office:value-type="string">
            <text:p>雄牛</text:p>
          </table:table-cell>
          <table:table-cell table:formula="of:=CONCATENATE(&quot;&lt;Row Tag='&quot;;[.A16];&quot;' Language='ja_JP'&gt;&lt;Text&gt;&quot;;[.I16];&quot;&lt;/Text&gt;&lt;/Row&gt;&quot;)" office:value-type="string" office:string-value="&lt;Row Tag='LOC_TCS_UNITNAME_PREFIX_BULL' Language='ja_JP'&gt;&lt;Text&gt;雄牛&lt;/Text&gt;&lt;/Row&gt;">
            <text:p>&lt;Row Tag='LOC_TCS_UNITNAME_PREFIX_BULL' Language='ja_JP'&gt;&lt;Text&gt;雄牛&lt;/Text&gt;&lt;/Row&gt;</text:p>
          </table:table-cell>
          <table:table-cell office:value-type="string">
            <text:p>황소</text:p>
          </table:table-cell>
          <table:table-cell table:formula="of:=CONCATENATE(&quot;&lt;Row Tag='&quot;;[.A16];&quot;' Language='ko_KR'&gt;&lt;Text&gt;&quot;;[.K16];&quot;&lt;/Text&gt;&lt;/Row&gt;&quot;)" office:value-type="string" office:string-value="&lt;Row Tag='LOC_TCS_UNITNAME_PREFIX_BULL' Language='ko_KR'&gt;&lt;Text&gt;황소&lt;/Text&gt;&lt;/Row&gt;">
            <text:p>&lt;Row Tag='LOC_TCS_UNITNAME_PREFIX_BULL' Language='ko_KR'&gt;&lt;Text&gt;황소&lt;/Text&gt;&lt;/Row&gt;</text:p>
          </table:table-cell>
          <table:table-cell office:value-type="string">
            <text:p>Byk</text:p>
          </table:table-cell>
          <table:table-cell table:formula="of:=CONCATENATE(&quot;&lt;Row Tag='&quot;;[.A16];&quot;' Language='pl_PL'&gt;&lt;Text&gt;&quot;;[.M16];&quot;&lt;/Text&gt;&lt;/Row&gt;&quot;)" office:value-type="string" office:string-value="&lt;Row Tag='LOC_TCS_UNITNAME_PREFIX_BULL' Language='pl_PL'&gt;&lt;Text&gt;Byk&lt;/Text&gt;&lt;/Row&gt;">
            <text:p>&lt;Row Tag='LOC_TCS_UNITNAME_PREFIX_BULL' Language='pl_PL'&gt;&lt;Text&gt;Byk&lt;/Text&gt;&lt;/Row&gt;</text:p>
          </table:table-cell>
          <table:table-cell office:value-type="string">
            <text:p>O Touro</text:p>
          </table:table-cell>
          <table:table-cell table:formula="of:=CONCATENATE(&quot;&lt;Row Tag='&quot;;[.A16];&quot;' Language='pt_BR'&gt;&lt;Text&gt;&quot;;[.O16];&quot;&lt;/Text&gt;&lt;/Row&gt;&quot;)" office:value-type="string" office:string-value="&lt;Row Tag='LOC_TCS_UNITNAME_PREFIX_BULL' Language='pt_BR'&gt;&lt;Text&gt;O Touro&lt;/Text&gt;&lt;/Row&gt;">
            <text:p>&lt;Row Tag='LOC_TCS_UNITNAME_PREFIX_BULL' Language='pt_BR'&gt;&lt;Text&gt;O Touro&lt;/Text&gt;&lt;/Row&gt;</text:p>
          </table:table-cell>
          <table:table-cell office:value-type="string">
            <text:p>Бык</text:p>
          </table:table-cell>
          <table:table-cell table:formula="of:=CONCATENATE(&quot;&lt;Row Tag='&quot;;[.A16];&quot;' Language='ru_RU'&gt;&lt;Text&gt;&quot;;[.Q16];&quot;&lt;/Text&gt;&lt;/Row&gt;&quot;)" office:value-type="string" office:string-value="&lt;Row Tag='LOC_TCS_UNITNAME_PREFIX_BULL' Language='ru_RU'&gt;&lt;Text&gt;Бык&lt;/Text&gt;&lt;/Row&gt;">
            <text:p>&lt;Row Tag='LOC_TCS_UNITNAME_PREFIX_BULL' Language='ru_RU'&gt;&lt;Text&gt;Бык&lt;/Text&gt;&lt;/Row&gt;</text:p>
          </table:table-cell>
          <table:table-cell office:value-type="string">
            <text:p>公牛</text:p>
          </table:table-cell>
          <table:table-cell table:formula="of:=CONCATENATE(&quot;&lt;Row Tag='&quot;;[.A16];&quot;' Language='zh_Hans_CN'&gt;&lt;Text&gt;&quot;;[.S16];&quot;&lt;/Text&gt;&lt;/Row&gt;&quot;)" office:value-type="string" office:string-value="&lt;Row Tag='LOC_TCS_UNITNAME_PREFIX_BULL' Language='zh_Hans_CN'&gt;&lt;Text&gt;公牛&lt;/Text&gt;&lt;/Row&gt;">
            <text:p>&lt;Row Tag='LOC_TCS_UNITNAME_PREFIX_BULL' Language='zh_Hans_CN'&gt;&lt;Text&gt;公牛&lt;/Text&gt;&lt;/Row&gt;</text:p>
          </table:table-cell>
        </table:table-row>
        <table:table-row table:style-name="ro3">
          <table:table-cell table:style-name="ce2" office:value-type="string">
            <text:p>LOC_TCS_UNITNAME_PREFIX_CELESTIAL</text:p>
          </table:table-cell>
          <table:table-cell table:style-name="ce2" office:value-type="string">
            <text:p>The Celestial</text:p>
          </table:table-cell>
          <table:table-cell office:value-type="string">
            <text:p>Der Himmlische</text:p>
          </table:table-cell>
          <table:table-cell table:formula="of:=CONCATENATE(&quot;&lt;Row Tag='&quot;;[.A17];&quot;' Language='de_DE'&gt;&lt;Text&gt;&quot;;[.C17];&quot;&lt;/Text&gt;&lt;/Row&gt;&quot;)" office:value-type="string" office:string-value="&lt;Row Tag='LOC_TCS_UNITNAME_PREFIX_CELESTIAL' Language='de_DE'&gt;&lt;Text&gt;Der Himmlische&lt;/Text&gt;&lt;/Row&gt;">
            <text:p>&lt;Row Tag='LOC_TCS_UNITNAME_PREFIX_CELESTIAL' Language='de_DE'&gt;&lt;Text&gt;Der Himmlische&lt;/Text&gt;&lt;/Row&gt;</text:p>
          </table:table-cell>
          <table:table-cell office:value-type="string">
            <text:p>El Celestial</text:p>
          </table:table-cell>
          <table:table-cell table:formula="of:=CONCATENATE(&quot;&lt;Row Tag='&quot;;[.A17];&quot;' Language='es_ES'&gt;&lt;Text&gt;&quot;;[.E17];&quot;&lt;/Text&gt;&lt;/Row&gt;&quot;)" office:value-type="string" office:string-value="&lt;Row Tag='LOC_TCS_UNITNAME_PREFIX_CELESTIAL' Language='es_ES'&gt;&lt;Text&gt;El Celestial&lt;/Text&gt;&lt;/Row&gt;">
            <text:p>&lt;Row Tag='LOC_TCS_UNITNAME_PREFIX_CELESTIAL' Language='es_ES'&gt;&lt;Text&gt;El Celestial&lt;/Text&gt;&lt;/Row&gt;</text:p>
          </table:table-cell>
          <table:table-cell office:value-type="string">
            <text:p>Il Celeste</text:p>
          </table:table-cell>
          <table:table-cell table:formula="of:=CONCATENATE(&quot;&lt;Row Tag='&quot;;[.A17];&quot;' Language='it_IT'&gt;&lt;Text&gt;&quot;;[.G17];&quot;&lt;/Text&gt;&lt;/Row&gt;&quot;)" office:value-type="string" office:string-value="&lt;Row Tag='LOC_TCS_UNITNAME_PREFIX_CELESTIAL' Language='it_IT'&gt;&lt;Text&gt;Il Celeste&lt;/Text&gt;&lt;/Row&gt;">
            <text:p>&lt;Row Tag='LOC_TCS_UNITNAME_PREFIX_CELESTIAL' Language='it_IT'&gt;&lt;Text&gt;Il Celeste&lt;/Text&gt;&lt;/Row&gt;</text:p>
          </table:table-cell>
          <table:table-cell office:value-type="string">
            <text:p>天の</text:p>
          </table:table-cell>
          <table:table-cell table:formula="of:=CONCATENATE(&quot;&lt;Row Tag='&quot;;[.A17];&quot;' Language='ja_JP'&gt;&lt;Text&gt;&quot;;[.I17];&quot;&lt;/Text&gt;&lt;/Row&gt;&quot;)" office:value-type="string" office:string-value="&lt;Row Tag='LOC_TCS_UNITNAME_PREFIX_CELESTIAL' Language='ja_JP'&gt;&lt;Text&gt;天の&lt;/Text&gt;&lt;/Row&gt;">
            <text:p>&lt;Row Tag='LOC_TCS_UNITNAME_PREFIX_CELESTIAL' Language='ja_JP'&gt;&lt;Text&gt;天の&lt;/Text&gt;&lt;/Row&gt;</text:p>
          </table:table-cell>
          <table:table-cell office:value-type="string">
            <text:p>천상의</text:p>
          </table:table-cell>
          <table:table-cell table:formula="of:=CONCATENATE(&quot;&lt;Row Tag='&quot;;[.A17];&quot;' Language='ko_KR'&gt;&lt;Text&gt;&quot;;[.K17];&quot;&lt;/Text&gt;&lt;/Row&gt;&quot;)" office:value-type="string" office:string-value="&lt;Row Tag='LOC_TCS_UNITNAME_PREFIX_CELESTIAL' Language='ko_KR'&gt;&lt;Text&gt;천상의&lt;/Text&gt;&lt;/Row&gt;">
            <text:p>&lt;Row Tag='LOC_TCS_UNITNAME_PREFIX_CELESTIAL' Language='ko_KR'&gt;&lt;Text&gt;천상의&lt;/Text&gt;&lt;/Row&gt;</text:p>
          </table:table-cell>
          <table:table-cell office:value-type="string">
            <text:p>Niebiański</text:p>
          </table:table-cell>
          <table:table-cell table:formula="of:=CONCATENATE(&quot;&lt;Row Tag='&quot;;[.A17];&quot;' Language='pl_PL'&gt;&lt;Text&gt;&quot;;[.M17];&quot;&lt;/Text&gt;&lt;/Row&gt;&quot;)" office:value-type="string" office:string-value="&lt;Row Tag='LOC_TCS_UNITNAME_PREFIX_CELESTIAL' Language='pl_PL'&gt;&lt;Text&gt;Niebiański&lt;/Text&gt;&lt;/Row&gt;">
            <text:p>&lt;Row Tag='LOC_TCS_UNITNAME_PREFIX_CELESTIAL' Language='pl_PL'&gt;&lt;Text&gt;Niebiański&lt;/Text&gt;&lt;/Row&gt;</text:p>
          </table:table-cell>
          <table:table-cell office:value-type="string">
            <text:p>O Celestial</text:p>
          </table:table-cell>
          <table:table-cell table:formula="of:=CONCATENATE(&quot;&lt;Row Tag='&quot;;[.A17];&quot;' Language='pt_BR'&gt;&lt;Text&gt;&quot;;[.O17];&quot;&lt;/Text&gt;&lt;/Row&gt;&quot;)" office:value-type="string" office:string-value="&lt;Row Tag='LOC_TCS_UNITNAME_PREFIX_CELESTIAL' Language='pt_BR'&gt;&lt;Text&gt;O Celestial&lt;/Text&gt;&lt;/Row&gt;">
            <text:p>&lt;Row Tag='LOC_TCS_UNITNAME_PREFIX_CELESTIAL' Language='pt_BR'&gt;&lt;Text&gt;O Celestial&lt;/Text&gt;&lt;/Row&gt;</text:p>
          </table:table-cell>
          <table:table-cell office:value-type="string">
            <text:p>Небесный</text:p>
          </table:table-cell>
          <table:table-cell table:formula="of:=CONCATENATE(&quot;&lt;Row Tag='&quot;;[.A17];&quot;' Language='ru_RU'&gt;&lt;Text&gt;&quot;;[.Q17];&quot;&lt;/Text&gt;&lt;/Row&gt;&quot;)" office:value-type="string" office:string-value="&lt;Row Tag='LOC_TCS_UNITNAME_PREFIX_CELESTIAL' Language='ru_RU'&gt;&lt;Text&gt;Небесный&lt;/Text&gt;&lt;/Row&gt;">
            <text:p>&lt;Row Tag='LOC_TCS_UNITNAME_PREFIX_CELESTIAL' Language='ru_RU'&gt;&lt;Text&gt;Небесный&lt;/Text&gt;&lt;/Row&gt;</text:p>
          </table:table-cell>
          <table:table-cell office:value-type="string">
            <text:p>天上的</text:p>
          </table:table-cell>
          <table:table-cell table:formula="of:=CONCATENATE(&quot;&lt;Row Tag='&quot;;[.A17];&quot;' Language='zh_Hans_CN'&gt;&lt;Text&gt;&quot;;[.S17];&quot;&lt;/Text&gt;&lt;/Row&gt;&quot;)" office:value-type="string" office:string-value="&lt;Row Tag='LOC_TCS_UNITNAME_PREFIX_CELESTIAL' Language='zh_Hans_CN'&gt;&lt;Text&gt;天上的&lt;/Text&gt;&lt;/Row&gt;">
            <text:p>&lt;Row Tag='LOC_TCS_UNITNAME_PREFIX_CELESTIAL' Language='zh_Hans_CN'&gt;&lt;Text&gt;天上的&lt;/Text&gt;&lt;/Row&gt;</text:p>
          </table:table-cell>
        </table:table-row>
        <table:table-row table:style-name="ro3">
          <table:table-cell table:style-name="ce2" office:value-type="string">
            <text:p>LOC_TCS_UNITNAME_PREFIX_COLONIAL</text:p>
          </table:table-cell>
          <table:table-cell table:style-name="ce2" office:value-type="string">
            <text:p>The Colonial</text:p>
          </table:table-cell>
          <table:table-cell office:value-type="string">
            <text:p>Der Koloniale</text:p>
          </table:table-cell>
          <table:table-cell table:formula="of:=CONCATENATE(&quot;&lt;Row Tag='&quot;;[.A18];&quot;' Language='de_DE'&gt;&lt;Text&gt;&quot;;[.C18];&quot;&lt;/Text&gt;&lt;/Row&gt;&quot;)" office:value-type="string" office:string-value="&lt;Row Tag='LOC_TCS_UNITNAME_PREFIX_COLONIAL' Language='de_DE'&gt;&lt;Text&gt;Der Koloniale&lt;/Text&gt;&lt;/Row&gt;">
            <text:p>&lt;Row Tag='LOC_TCS_UNITNAME_PREFIX_COLONIAL' Language='de_DE'&gt;&lt;Text&gt;Der Koloniale&lt;/Text&gt;&lt;/Row&gt;</text:p>
          </table:table-cell>
          <table:table-cell office:value-type="string">
            <text:p>El Colonial</text:p>
          </table:table-cell>
          <table:table-cell table:formula="of:=CONCATENATE(&quot;&lt;Row Tag='&quot;;[.A18];&quot;' Language='es_ES'&gt;&lt;Text&gt;&quot;;[.E18];&quot;&lt;/Text&gt;&lt;/Row&gt;&quot;)" office:value-type="string" office:string-value="&lt;Row Tag='LOC_TCS_UNITNAME_PREFIX_COLONIAL' Language='es_ES'&gt;&lt;Text&gt;El Colonial&lt;/Text&gt;&lt;/Row&gt;">
            <text:p>&lt;Row Tag='LOC_TCS_UNITNAME_PREFIX_COLONIAL' Language='es_ES'&gt;&lt;Text&gt;El Colonial&lt;/Text&gt;&lt;/Row&gt;</text:p>
          </table:table-cell>
          <table:table-cell office:value-type="string">
            <text:p>Il Coloniale</text:p>
          </table:table-cell>
          <table:table-cell table:formula="of:=CONCATENATE(&quot;&lt;Row Tag='&quot;;[.A18];&quot;' Language='it_IT'&gt;&lt;Text&gt;&quot;;[.G18];&quot;&lt;/Text&gt;&lt;/Row&gt;&quot;)" office:value-type="string" office:string-value="&lt;Row Tag='LOC_TCS_UNITNAME_PREFIX_COLONIAL' Language='it_IT'&gt;&lt;Text&gt;Il Coloniale&lt;/Text&gt;&lt;/Row&gt;">
            <text:p>&lt;Row Tag='LOC_TCS_UNITNAME_PREFIX_COLONIAL' Language='it_IT'&gt;&lt;Text&gt;Il Coloniale&lt;/Text&gt;&lt;/Row&gt;</text:p>
          </table:table-cell>
          <table:table-cell office:value-type="string">
            <text:p>植民地の</text:p>
          </table:table-cell>
          <table:table-cell table:formula="of:=CONCATENATE(&quot;&lt;Row Tag='&quot;;[.A18];&quot;' Language='ja_JP'&gt;&lt;Text&gt;&quot;;[.I18];&quot;&lt;/Text&gt;&lt;/Row&gt;&quot;)" office:value-type="string" office:string-value="&lt;Row Tag='LOC_TCS_UNITNAME_PREFIX_COLONIAL' Language='ja_JP'&gt;&lt;Text&gt;植民地の&lt;/Text&gt;&lt;/Row&gt;">
            <text:p>&lt;Row Tag='LOC_TCS_UNITNAME_PREFIX_COLONIAL' Language='ja_JP'&gt;&lt;Text&gt;植民地の&lt;/Text&gt;&lt;/Row&gt;</text:p>
          </table:table-cell>
          <table:table-cell office:value-type="string">
            <text:p>식민지의</text:p>
          </table:table-cell>
          <table:table-cell table:formula="of:=CONCATENATE(&quot;&lt;Row Tag='&quot;;[.A18];&quot;' Language='ko_KR'&gt;&lt;Text&gt;&quot;;[.K18];&quot;&lt;/Text&gt;&lt;/Row&gt;&quot;)" office:value-type="string" office:string-value="&lt;Row Tag='LOC_TCS_UNITNAME_PREFIX_COLONIAL' Language='ko_KR'&gt;&lt;Text&gt;식민지의&lt;/Text&gt;&lt;/Row&gt;">
            <text:p>&lt;Row Tag='LOC_TCS_UNITNAME_PREFIX_COLONIAL' Language='ko_KR'&gt;&lt;Text&gt;식민지의&lt;/Text&gt;&lt;/Row&gt;</text:p>
          </table:table-cell>
          <table:table-cell office:value-type="string">
            <text:p>Kolonialny</text:p>
          </table:table-cell>
          <table:table-cell table:formula="of:=CONCATENATE(&quot;&lt;Row Tag='&quot;;[.A18];&quot;' Language='pl_PL'&gt;&lt;Text&gt;&quot;;[.M18];&quot;&lt;/Text&gt;&lt;/Row&gt;&quot;)" office:value-type="string" office:string-value="&lt;Row Tag='LOC_TCS_UNITNAME_PREFIX_COLONIAL' Language='pl_PL'&gt;&lt;Text&gt;Kolonialny&lt;/Text&gt;&lt;/Row&gt;">
            <text:p>&lt;Row Tag='LOC_TCS_UNITNAME_PREFIX_COLONIAL' Language='pl_PL'&gt;&lt;Text&gt;Kolonialny&lt;/Text&gt;&lt;/Row&gt;</text:p>
          </table:table-cell>
          <table:table-cell office:value-type="string">
            <text:p>O Colonial</text:p>
          </table:table-cell>
          <table:table-cell table:formula="of:=CONCATENATE(&quot;&lt;Row Tag='&quot;;[.A18];&quot;' Language='pt_BR'&gt;&lt;Text&gt;&quot;;[.O18];&quot;&lt;/Text&gt;&lt;/Row&gt;&quot;)" office:value-type="string" office:string-value="&lt;Row Tag='LOC_TCS_UNITNAME_PREFIX_COLONIAL' Language='pt_BR'&gt;&lt;Text&gt;O Colonial&lt;/Text&gt;&lt;/Row&gt;">
            <text:p>&lt;Row Tag='LOC_TCS_UNITNAME_PREFIX_COLONIAL' Language='pt_BR'&gt;&lt;Text&gt;O Colonial&lt;/Text&gt;&lt;/Row&gt;</text:p>
          </table:table-cell>
          <table:table-cell office:value-type="string">
            <text:p>Колониальный</text:p>
          </table:table-cell>
          <table:table-cell table:formula="of:=CONCATENATE(&quot;&lt;Row Tag='&quot;;[.A18];&quot;' Language='ru_RU'&gt;&lt;Text&gt;&quot;;[.Q18];&quot;&lt;/Text&gt;&lt;/Row&gt;&quot;)" office:value-type="string" office:string-value="&lt;Row Tag='LOC_TCS_UNITNAME_PREFIX_COLONIAL' Language='ru_RU'&gt;&lt;Text&gt;Колониальный&lt;/Text&gt;&lt;/Row&gt;">
            <text:p>&lt;Row Tag='LOC_TCS_UNITNAME_PREFIX_COLONIAL' Language='ru_RU'&gt;&lt;Text&gt;Колониальный&lt;/Text&gt;&lt;/Row&gt;</text:p>
          </table:table-cell>
          <table:table-cell office:value-type="string">
            <text:p>殖民地的</text:p>
          </table:table-cell>
          <table:table-cell table:formula="of:=CONCATENATE(&quot;&lt;Row Tag='&quot;;[.A18];&quot;' Language='zh_Hans_CN'&gt;&lt;Text&gt;&quot;;[.S18];&quot;&lt;/Text&gt;&lt;/Row&gt;&quot;)" office:value-type="string" office:string-value="&lt;Row Tag='LOC_TCS_UNITNAME_PREFIX_COLONIAL' Language='zh_Hans_CN'&gt;&lt;Text&gt;殖民地的&lt;/Text&gt;&lt;/Row&gt;">
            <text:p>&lt;Row Tag='LOC_TCS_UNITNAME_PREFIX_COLONIAL' Language='zh_Hans_CN'&gt;&lt;Text&gt;殖民地的&lt;/Text&gt;&lt;/Row&gt;</text:p>
          </table:table-cell>
        </table:table-row>
        <table:table-row table:style-name="ro3">
          <table:table-cell table:style-name="ce2" office:value-type="string">
            <text:p>LOC_TCS_UNITNAME_PREFIX_CRAZY</text:p>
          </table:table-cell>
          <table:table-cell table:style-name="ce2" office:value-type="string">
            <text:p>The Crazy</text:p>
          </table:table-cell>
          <table:table-cell office:value-type="string">
            <text:p>Der Verrückte</text:p>
          </table:table-cell>
          <table:table-cell table:formula="of:=CONCATENATE(&quot;&lt;Row Tag='&quot;;[.A19];&quot;' Language='de_DE'&gt;&lt;Text&gt;&quot;;[.C19];&quot;&lt;/Text&gt;&lt;/Row&gt;&quot;)" office:value-type="string" office:string-value="&lt;Row Tag='LOC_TCS_UNITNAME_PREFIX_CRAZY' Language='de_DE'&gt;&lt;Text&gt;Der Verrückte&lt;/Text&gt;&lt;/Row&gt;">
            <text:p>&lt;Row Tag='LOC_TCS_UNITNAME_PREFIX_CRAZY' Language='de_DE'&gt;&lt;Text&gt;Der Verrückte&lt;/Text&gt;&lt;/Row&gt;</text:p>
          </table:table-cell>
          <table:table-cell office:value-type="string">
            <text:p>El Loco</text:p>
          </table:table-cell>
          <table:table-cell table:formula="of:=CONCATENATE(&quot;&lt;Row Tag='&quot;;[.A19];&quot;' Language='es_ES'&gt;&lt;Text&gt;&quot;;[.E19];&quot;&lt;/Text&gt;&lt;/Row&gt;&quot;)" office:value-type="string" office:string-value="&lt;Row Tag='LOC_TCS_UNITNAME_PREFIX_CRAZY' Language='es_ES'&gt;&lt;Text&gt;El Loco&lt;/Text&gt;&lt;/Row&gt;">
            <text:p>&lt;Row Tag='LOC_TCS_UNITNAME_PREFIX_CRAZY' Language='es_ES'&gt;&lt;Text&gt;El Loco&lt;/Text&gt;&lt;/Row&gt;</text:p>
          </table:table-cell>
          <table:table-cell office:value-type="string">
            <text:p>Il Pazzo</text:p>
          </table:table-cell>
          <table:table-cell table:formula="of:=CONCATENATE(&quot;&lt;Row Tag='&quot;;[.A19];&quot;' Language='it_IT'&gt;&lt;Text&gt;&quot;;[.G19];&quot;&lt;/Text&gt;&lt;/Row&gt;&quot;)" office:value-type="string" office:string-value="&lt;Row Tag='LOC_TCS_UNITNAME_PREFIX_CRAZY' Language='it_IT'&gt;&lt;Text&gt;Il Pazzo&lt;/Text&gt;&lt;/Row&gt;">
            <text:p>&lt;Row Tag='LOC_TCS_UNITNAME_PREFIX_CRAZY' Language='it_IT'&gt;&lt;Text&gt;Il Pazzo&lt;/Text&gt;&lt;/Row&gt;</text:p>
          </table:table-cell>
          <table:table-cell office:value-type="string">
            <text:p>狂った</text:p>
          </table:table-cell>
          <table:table-cell table:formula="of:=CONCATENATE(&quot;&lt;Row Tag='&quot;;[.A19];&quot;' Language='ja_JP'&gt;&lt;Text&gt;&quot;;[.I19];&quot;&lt;/Text&gt;&lt;/Row&gt;&quot;)" office:value-type="string" office:string-value="&lt;Row Tag='LOC_TCS_UNITNAME_PREFIX_CRAZY' Language='ja_JP'&gt;&lt;Text&gt;狂った&lt;/Text&gt;&lt;/Row&gt;">
            <text:p>&lt;Row Tag='LOC_TCS_UNITNAME_PREFIX_CRAZY' Language='ja_JP'&gt;&lt;Text&gt;狂った&lt;/Text&gt;&lt;/Row&gt;</text:p>
          </table:table-cell>
          <table:table-cell office:value-type="string">
            <text:p>미친</text:p>
          </table:table-cell>
          <table:table-cell table:formula="of:=CONCATENATE(&quot;&lt;Row Tag='&quot;;[.A19];&quot;' Language='ko_KR'&gt;&lt;Text&gt;&quot;;[.K19];&quot;&lt;/Text&gt;&lt;/Row&gt;&quot;)" office:value-type="string" office:string-value="&lt;Row Tag='LOC_TCS_UNITNAME_PREFIX_CRAZY' Language='ko_KR'&gt;&lt;Text&gt;미친&lt;/Text&gt;&lt;/Row&gt;">
            <text:p>&lt;Row Tag='LOC_TCS_UNITNAME_PREFIX_CRAZY' Language='ko_KR'&gt;&lt;Text&gt;미친&lt;/Text&gt;&lt;/Row&gt;</text:p>
          </table:table-cell>
          <table:table-cell office:value-type="string">
            <text:p>Szalony</text:p>
          </table:table-cell>
          <table:table-cell table:formula="of:=CONCATENATE(&quot;&lt;Row Tag='&quot;;[.A19];&quot;' Language='pl_PL'&gt;&lt;Text&gt;&quot;;[.M19];&quot;&lt;/Text&gt;&lt;/Row&gt;&quot;)" office:value-type="string" office:string-value="&lt;Row Tag='LOC_TCS_UNITNAME_PREFIX_CRAZY' Language='pl_PL'&gt;&lt;Text&gt;Szalony&lt;/Text&gt;&lt;/Row&gt;">
            <text:p>&lt;Row Tag='LOC_TCS_UNITNAME_PREFIX_CRAZY' Language='pl_PL'&gt;&lt;Text&gt;Szalony&lt;/Text&gt;&lt;/Row&gt;</text:p>
          </table:table-cell>
          <table:table-cell office:value-type="string">
            <text:p>O Louco</text:p>
          </table:table-cell>
          <table:table-cell table:formula="of:=CONCATENATE(&quot;&lt;Row Tag='&quot;;[.A19];&quot;' Language='pt_BR'&gt;&lt;Text&gt;&quot;;[.O19];&quot;&lt;/Text&gt;&lt;/Row&gt;&quot;)" office:value-type="string" office:string-value="&lt;Row Tag='LOC_TCS_UNITNAME_PREFIX_CRAZY' Language='pt_BR'&gt;&lt;Text&gt;O Louco&lt;/Text&gt;&lt;/Row&gt;">
            <text:p>&lt;Row Tag='LOC_TCS_UNITNAME_PREFIX_CRAZY' Language='pt_BR'&gt;&lt;Text&gt;O Louco&lt;/Text&gt;&lt;/Row&gt;</text:p>
          </table:table-cell>
          <table:table-cell office:value-type="string">
            <text:p>Безумный</text:p>
          </table:table-cell>
          <table:table-cell table:formula="of:=CONCATENATE(&quot;&lt;Row Tag='&quot;;[.A19];&quot;' Language='ru_RU'&gt;&lt;Text&gt;&quot;;[.Q19];&quot;&lt;/Text&gt;&lt;/Row&gt;&quot;)" office:value-type="string" office:string-value="&lt;Row Tag='LOC_TCS_UNITNAME_PREFIX_CRAZY' Language='ru_RU'&gt;&lt;Text&gt;Безумный&lt;/Text&gt;&lt;/Row&gt;">
            <text:p>&lt;Row Tag='LOC_TCS_UNITNAME_PREFIX_CRAZY' Language='ru_RU'&gt;&lt;Text&gt;Безумный&lt;/Text&gt;&lt;/Row&gt;</text:p>
          </table:table-cell>
          <table:table-cell office:value-type="string">
            <text:p>疯狂的</text:p>
          </table:table-cell>
          <table:table-cell table:formula="of:=CONCATENATE(&quot;&lt;Row Tag='&quot;;[.A19];&quot;' Language='zh_Hans_CN'&gt;&lt;Text&gt;&quot;;[.S19];&quot;&lt;/Text&gt;&lt;/Row&gt;&quot;)" office:value-type="string" office:string-value="&lt;Row Tag='LOC_TCS_UNITNAME_PREFIX_CRAZY' Language='zh_Hans_CN'&gt;&lt;Text&gt;疯狂的&lt;/Text&gt;&lt;/Row&gt;">
            <text:p>&lt;Row Tag='LOC_TCS_UNITNAME_PREFIX_CRAZY' Language='zh_Hans_CN'&gt;&lt;Text&gt;疯狂的&lt;/Text&gt;&lt;/Row&gt;</text:p>
          </table:table-cell>
        </table:table-row>
        <table:table-row table:style-name="ro3">
          <table:table-cell table:style-name="ce2" office:value-type="string">
            <text:p>LOC_TCS_UNITNAME_PREFIX_DEAD_CENTER</text:p>
          </table:table-cell>
          <table:table-cell table:style-name="ce2" office:value-type="string">
            <text:p>The Center</text:p>
          </table:table-cell>
          <table:table-cell office:value-type="string">
            <text:p>Das Zentrum</text:p>
          </table:table-cell>
          <table:table-cell table:formula="of:=CONCATENATE(&quot;&lt;Row Tag='&quot;;[.A20];&quot;' Language='de_DE'&gt;&lt;Text&gt;&quot;;[.C20];&quot;&lt;/Text&gt;&lt;/Row&gt;&quot;)" office:value-type="string" office:string-value="&lt;Row Tag='LOC_TCS_UNITNAME_PREFIX_DEAD_CENTER' Language='de_DE'&gt;&lt;Text&gt;Das Zentrum&lt;/Text&gt;&lt;/Row&gt;">
            <text:p>&lt;Row Tag='LOC_TCS_UNITNAME_PREFIX_DEAD_CENTER' Language='de_DE'&gt;&lt;Text&gt;Das Zentrum&lt;/Text&gt;&lt;/Row&gt;</text:p>
          </table:table-cell>
          <table:table-cell office:value-type="string">
            <text:p>El Centro</text:p>
          </table:table-cell>
          <table:table-cell table:formula="of:=CONCATENATE(&quot;&lt;Row Tag='&quot;;[.A20];&quot;' Language='es_ES'&gt;&lt;Text&gt;&quot;;[.E20];&quot;&lt;/Text&gt;&lt;/Row&gt;&quot;)" office:value-type="string" office:string-value="&lt;Row Tag='LOC_TCS_UNITNAME_PREFIX_DEAD_CENTER' Language='es_ES'&gt;&lt;Text&gt;El Centro&lt;/Text&gt;&lt;/Row&gt;">
            <text:p>&lt;Row Tag='LOC_TCS_UNITNAME_PREFIX_DEAD_CENTER' Language='es_ES'&gt;&lt;Text&gt;El Centro&lt;/Text&gt;&lt;/Row&gt;</text:p>
          </table:table-cell>
          <table:table-cell office:value-type="string">
            <text:p>Il Centro</text:p>
          </table:table-cell>
          <table:table-cell table:formula="of:=CONCATENATE(&quot;&lt;Row Tag='&quot;;[.A20];&quot;' Language='it_IT'&gt;&lt;Text&gt;&quot;;[.G20];&quot;&lt;/Text&gt;&lt;/Row&gt;&quot;)" office:value-type="string" office:string-value="&lt;Row Tag='LOC_TCS_UNITNAME_PREFIX_DEAD_CENTER' Language='it_IT'&gt;&lt;Text&gt;Il Centro&lt;/Text&gt;&lt;/Row&gt;">
            <text:p>&lt;Row Tag='LOC_TCS_UNITNAME_PREFIX_DEAD_CENTER' Language='it_IT'&gt;&lt;Text&gt;Il Centro&lt;/Text&gt;&lt;/Row&gt;</text:p>
          </table:table-cell>
          <table:table-cell office:value-type="string">
            <text:p>中央の</text:p>
          </table:table-cell>
          <table:table-cell table:formula="of:=CONCATENATE(&quot;&lt;Row Tag='&quot;;[.A20];&quot;' Language='ja_JP'&gt;&lt;Text&gt;&quot;;[.I20];&quot;&lt;/Text&gt;&lt;/Row&gt;&quot;)" office:value-type="string" office:string-value="&lt;Row Tag='LOC_TCS_UNITNAME_PREFIX_DEAD_CENTER' Language='ja_JP'&gt;&lt;Text&gt;中央の&lt;/Text&gt;&lt;/Row&gt;">
            <text:p>&lt;Row Tag='LOC_TCS_UNITNAME_PREFIX_DEAD_CENTER' Language='ja_JP'&gt;&lt;Text&gt;中央の&lt;/Text&gt;&lt;/Row&gt;</text:p>
          </table:table-cell>
          <table:table-cell office:value-type="string">
            <text:p>중심의</text:p>
          </table:table-cell>
          <table:table-cell table:formula="of:=CONCATENATE(&quot;&lt;Row Tag='&quot;;[.A20];&quot;' Language='ko_KR'&gt;&lt;Text&gt;&quot;;[.K20];&quot;&lt;/Text&gt;&lt;/Row&gt;&quot;)" office:value-type="string" office:string-value="&lt;Row Tag='LOC_TCS_UNITNAME_PREFIX_DEAD_CENTER' Language='ko_KR'&gt;&lt;Text&gt;중심의&lt;/Text&gt;&lt;/Row&gt;">
            <text:p>&lt;Row Tag='LOC_TCS_UNITNAME_PREFIX_DEAD_CENTER' Language='ko_KR'&gt;&lt;Text&gt;중심의&lt;/Text&gt;&lt;/Row&gt;</text:p>
          </table:table-cell>
          <table:table-cell office:value-type="string">
            <text:p>Centralny</text:p>
          </table:table-cell>
          <table:table-cell table:formula="of:=CONCATENATE(&quot;&lt;Row Tag='&quot;;[.A20];&quot;' Language='pl_PL'&gt;&lt;Text&gt;&quot;;[.M20];&quot;&lt;/Text&gt;&lt;/Row&gt;&quot;)" office:value-type="string" office:string-value="&lt;Row Tag='LOC_TCS_UNITNAME_PREFIX_DEAD_CENTER' Language='pl_PL'&gt;&lt;Text&gt;Centralny&lt;/Text&gt;&lt;/Row&gt;">
            <text:p>&lt;Row Tag='LOC_TCS_UNITNAME_PREFIX_DEAD_CENTER' Language='pl_PL'&gt;&lt;Text&gt;Centralny&lt;/Text&gt;&lt;/Row&gt;</text:p>
          </table:table-cell>
          <table:table-cell office:value-type="string">
            <text:p>O Centro</text:p>
          </table:table-cell>
          <table:table-cell table:formula="of:=CONCATENATE(&quot;&lt;Row Tag='&quot;;[.A20];&quot;' Language='pt_BR'&gt;&lt;Text&gt;&quot;;[.O20];&quot;&lt;/Text&gt;&lt;/Row&gt;&quot;)" office:value-type="string" office:string-value="&lt;Row Tag='LOC_TCS_UNITNAME_PREFIX_DEAD_CENTER' Language='pt_BR'&gt;&lt;Text&gt;O Centro&lt;/Text&gt;&lt;/Row&gt;">
            <text:p>&lt;Row Tag='LOC_TCS_UNITNAME_PREFIX_DEAD_CENTER' Language='pt_BR'&gt;&lt;Text&gt;O Centro&lt;/Text&gt;&lt;/Row&gt;</text:p>
          </table:table-cell>
          <table:table-cell office:value-type="string">
            <text:p>Центральный</text:p>
          </table:table-cell>
          <table:table-cell table:formula="of:=CONCATENATE(&quot;&lt;Row Tag='&quot;;[.A20];&quot;' Language='ru_RU'&gt;&lt;Text&gt;&quot;;[.Q20];&quot;&lt;/Text&gt;&lt;/Row&gt;&quot;)" office:value-type="string" office:string-value="&lt;Row Tag='LOC_TCS_UNITNAME_PREFIX_DEAD_CENTER' Language='ru_RU'&gt;&lt;Text&gt;Центральный&lt;/Text&gt;&lt;/Row&gt;">
            <text:p>&lt;Row Tag='LOC_TCS_UNITNAME_PREFIX_DEAD_CENTER' Language='ru_RU'&gt;&lt;Text&gt;Центральный&lt;/Text&gt;&lt;/Row&gt;</text:p>
          </table:table-cell>
          <table:table-cell office:value-type="string">
            <text:p>中心的</text:p>
          </table:table-cell>
          <table:table-cell table:formula="of:=CONCATENATE(&quot;&lt;Row Tag='&quot;;[.A20];&quot;' Language='zh_Hans_CN'&gt;&lt;Text&gt;&quot;;[.S20];&quot;&lt;/Text&gt;&lt;/Row&gt;&quot;)" office:value-type="string" office:string-value="&lt;Row Tag='LOC_TCS_UNITNAME_PREFIX_DEAD_CENTER' Language='zh_Hans_CN'&gt;&lt;Text&gt;中心的&lt;/Text&gt;&lt;/Row&gt;">
            <text:p>&lt;Row Tag='LOC_TCS_UNITNAME_PREFIX_DEAD_CENTER' Language='zh_Hans_CN'&gt;&lt;Text&gt;中心的&lt;/Text&gt;&lt;/Row&gt;</text:p>
          </table:table-cell>
        </table:table-row>
        <table:table-row table:style-name="ro3">
          <table:table-cell table:style-name="ce2" office:value-type="string">
            <text:p>LOC_TCS_UNITNAME_PREFIX_DEADLY</text:p>
          </table:table-cell>
          <table:table-cell table:style-name="ce2" office:value-type="string">
            <text:p>The Deadly</text:p>
          </table:table-cell>
          <table:table-cell office:value-type="string">
            <text:p>Der Tödliche</text:p>
          </table:table-cell>
          <table:table-cell table:formula="of:=CONCATENATE(&quot;&lt;Row Tag='&quot;;[.A21];&quot;' Language='de_DE'&gt;&lt;Text&gt;&quot;;[.C21];&quot;&lt;/Text&gt;&lt;/Row&gt;&quot;)" office:value-type="string" office:string-value="&lt;Row Tag='LOC_TCS_UNITNAME_PREFIX_DEADLY' Language='de_DE'&gt;&lt;Text&gt;Der Tödliche&lt;/Text&gt;&lt;/Row&gt;">
            <text:p>&lt;Row Tag='LOC_TCS_UNITNAME_PREFIX_DEADLY' Language='de_DE'&gt;&lt;Text&gt;Der Tödliche&lt;/Text&gt;&lt;/Row&gt;</text:p>
          </table:table-cell>
          <table:table-cell office:value-type="string">
            <text:p>El Mortal</text:p>
          </table:table-cell>
          <table:table-cell table:formula="of:=CONCATENATE(&quot;&lt;Row Tag='&quot;;[.A21];&quot;' Language='es_ES'&gt;&lt;Text&gt;&quot;;[.E21];&quot;&lt;/Text&gt;&lt;/Row&gt;&quot;)" office:value-type="string" office:string-value="&lt;Row Tag='LOC_TCS_UNITNAME_PREFIX_DEADLY' Language='es_ES'&gt;&lt;Text&gt;El Mortal&lt;/Text&gt;&lt;/Row&gt;">
            <text:p>&lt;Row Tag='LOC_TCS_UNITNAME_PREFIX_DEADLY' Language='es_ES'&gt;&lt;Text&gt;El Mortal&lt;/Text&gt;&lt;/Row&gt;</text:p>
          </table:table-cell>
          <table:table-cell office:value-type="string">
            <text:p>Il Mortale</text:p>
          </table:table-cell>
          <table:table-cell table:formula="of:=CONCATENATE(&quot;&lt;Row Tag='&quot;;[.A21];&quot;' Language='it_IT'&gt;&lt;Text&gt;&quot;;[.G21];&quot;&lt;/Text&gt;&lt;/Row&gt;&quot;)" office:value-type="string" office:string-value="&lt;Row Tag='LOC_TCS_UNITNAME_PREFIX_DEADLY' Language='it_IT'&gt;&lt;Text&gt;Il Mortale&lt;/Text&gt;&lt;/Row&gt;">
            <text:p>&lt;Row Tag='LOC_TCS_UNITNAME_PREFIX_DEADLY' Language='it_IT'&gt;&lt;Text&gt;Il Mortale&lt;/Text&gt;&lt;/Row&gt;</text:p>
          </table:table-cell>
          <table:table-cell office:value-type="string">
            <text:p>致命的な</text:p>
          </table:table-cell>
          <table:table-cell table:formula="of:=CONCATENATE(&quot;&lt;Row Tag='&quot;;[.A21];&quot;' Language='ja_JP'&gt;&lt;Text&gt;&quot;;[.I21];&quot;&lt;/Text&gt;&lt;/Row&gt;&quot;)" office:value-type="string" office:string-value="&lt;Row Tag='LOC_TCS_UNITNAME_PREFIX_DEADLY' Language='ja_JP'&gt;&lt;Text&gt;致命的な&lt;/Text&gt;&lt;/Row&gt;">
            <text:p>&lt;Row Tag='LOC_TCS_UNITNAME_PREFIX_DEADLY' Language='ja_JP'&gt;&lt;Text&gt;致命的な&lt;/Text&gt;&lt;/Row&gt;</text:p>
          </table:table-cell>
          <table:table-cell office:value-type="string">
            <text:p>치명적인</text:p>
          </table:table-cell>
          <table:table-cell table:formula="of:=CONCATENATE(&quot;&lt;Row Tag='&quot;;[.A21];&quot;' Language='ko_KR'&gt;&lt;Text&gt;&quot;;[.K21];&quot;&lt;/Text&gt;&lt;/Row&gt;&quot;)" office:value-type="string" office:string-value="&lt;Row Tag='LOC_TCS_UNITNAME_PREFIX_DEADLY' Language='ko_KR'&gt;&lt;Text&gt;치명적인&lt;/Text&gt;&lt;/Row&gt;">
            <text:p>&lt;Row Tag='LOC_TCS_UNITNAME_PREFIX_DEADLY' Language='ko_KR'&gt;&lt;Text&gt;치명적인&lt;/Text&gt;&lt;/Row&gt;</text:p>
          </table:table-cell>
          <table:table-cell office:value-type="string">
            <text:p>Śmiertelny</text:p>
          </table:table-cell>
          <table:table-cell table:formula="of:=CONCATENATE(&quot;&lt;Row Tag='&quot;;[.A21];&quot;' Language='pl_PL'&gt;&lt;Text&gt;&quot;;[.M21];&quot;&lt;/Text&gt;&lt;/Row&gt;&quot;)" office:value-type="string" office:string-value="&lt;Row Tag='LOC_TCS_UNITNAME_PREFIX_DEADLY' Language='pl_PL'&gt;&lt;Text&gt;Śmiertelny&lt;/Text&gt;&lt;/Row&gt;">
            <text:p>&lt;Row Tag='LOC_TCS_UNITNAME_PREFIX_DEADLY' Language='pl_PL'&gt;&lt;Text&gt;Śmiertelny&lt;/Text&gt;&lt;/Row&gt;</text:p>
          </table:table-cell>
          <table:table-cell office:value-type="string">
            <text:p>O Mortal</text:p>
          </table:table-cell>
          <table:table-cell table:formula="of:=CONCATENATE(&quot;&lt;Row Tag='&quot;;[.A21];&quot;' Language='pt_BR'&gt;&lt;Text&gt;&quot;;[.O21];&quot;&lt;/Text&gt;&lt;/Row&gt;&quot;)" office:value-type="string" office:string-value="&lt;Row Tag='LOC_TCS_UNITNAME_PREFIX_DEADLY' Language='pt_BR'&gt;&lt;Text&gt;O Mortal&lt;/Text&gt;&lt;/Row&gt;">
            <text:p>&lt;Row Tag='LOC_TCS_UNITNAME_PREFIX_DEADLY' Language='pt_BR'&gt;&lt;Text&gt;O Mortal&lt;/Text&gt;&lt;/Row&gt;</text:p>
          </table:table-cell>
          <table:table-cell office:value-type="string">
            <text:p>Смертельный</text:p>
          </table:table-cell>
          <table:table-cell table:formula="of:=CONCATENATE(&quot;&lt;Row Tag='&quot;;[.A21];&quot;' Language='ru_RU'&gt;&lt;Text&gt;&quot;;[.Q21];&quot;&lt;/Text&gt;&lt;/Row&gt;&quot;)" office:value-type="string" office:string-value="&lt;Row Tag='LOC_TCS_UNITNAME_PREFIX_DEADLY' Language='ru_RU'&gt;&lt;Text&gt;Смертельный&lt;/Text&gt;&lt;/Row&gt;">
            <text:p>&lt;Row Tag='LOC_TCS_UNITNAME_PREFIX_DEADLY' Language='ru_RU'&gt;&lt;Text&gt;Смертельный&lt;/Text&gt;&lt;/Row&gt;</text:p>
          </table:table-cell>
          <table:table-cell office:value-type="string">
            <text:p>致命的</text:p>
          </table:table-cell>
          <table:table-cell table:formula="of:=CONCATENATE(&quot;&lt;Row Tag='&quot;;[.A21];&quot;' Language='zh_Hans_CN'&gt;&lt;Text&gt;&quot;;[.S21];&quot;&lt;/Text&gt;&lt;/Row&gt;&quot;)" office:value-type="string" office:string-value="&lt;Row Tag='LOC_TCS_UNITNAME_PREFIX_DEADLY' Language='zh_Hans_CN'&gt;&lt;Text&gt;致命的&lt;/Text&gt;&lt;/Row&gt;">
            <text:p>&lt;Row Tag='LOC_TCS_UNITNAME_PREFIX_DEADLY' Language='zh_Hans_CN'&gt;&lt;Text&gt;致命的&lt;/Text&gt;&lt;/Row&gt;</text:p>
          </table:table-cell>
        </table:table-row>
        <table:table-row table:style-name="ro3">
          <table:table-cell table:style-name="ce2" office:value-type="string">
            <text:p>LOC_TCS_UNITNAME_PREFIX_DEATHS</text:p>
          </table:table-cell>
          <table:table-cell table:style-name="ce2" office:value-type="string">
            <text:p>The Death's</text:p>
          </table:table-cell>
          <table:table-cell office:value-type="string">
            <text:p>Des Todes</text:p>
          </table:table-cell>
          <table:table-cell table:formula="of:=CONCATENATE(&quot;&lt;Row Tag='&quot;;[.A22];&quot;' Language='de_DE'&gt;&lt;Text&gt;&quot;;[.C22];&quot;&lt;/Text&gt;&lt;/Row&gt;&quot;)" office:value-type="string" office:string-value="&lt;Row Tag='LOC_TCS_UNITNAME_PREFIX_DEATHS' Language='de_DE'&gt;&lt;Text&gt;Des Todes&lt;/Text&gt;&lt;/Row&gt;">
            <text:p>&lt;Row Tag='LOC_TCS_UNITNAME_PREFIX_DEATHS' Language='de_DE'&gt;&lt;Text&gt;Des Todes&lt;/Text&gt;&lt;/Row&gt;</text:p>
          </table:table-cell>
          <table:table-cell office:value-type="string">
            <text:p>De la Muerte</text:p>
          </table:table-cell>
          <table:table-cell table:formula="of:=CONCATENATE(&quot;&lt;Row Tag='&quot;;[.A22];&quot;' Language='es_ES'&gt;&lt;Text&gt;&quot;;[.E22];&quot;&lt;/Text&gt;&lt;/Row&gt;&quot;)" office:value-type="string" office:string-value="&lt;Row Tag='LOC_TCS_UNITNAME_PREFIX_DEATHS' Language='es_ES'&gt;&lt;Text&gt;De la Muerte&lt;/Text&gt;&lt;/Row&gt;">
            <text:p>&lt;Row Tag='LOC_TCS_UNITNAME_PREFIX_DEATHS' Language='es_ES'&gt;&lt;Text&gt;De la Muerte&lt;/Text&gt;&lt;/Row&gt;</text:p>
          </table:table-cell>
          <table:table-cell office:value-type="string">
            <text:p>Del Morte</text:p>
          </table:table-cell>
          <table:table-cell table:formula="of:=CONCATENATE(&quot;&lt;Row Tag='&quot;;[.A22];&quot;' Language='it_IT'&gt;&lt;Text&gt;&quot;;[.G22];&quot;&lt;/Text&gt;&lt;/Row&gt;&quot;)" office:value-type="string" office:string-value="&lt;Row Tag='LOC_TCS_UNITNAME_PREFIX_DEATHS' Language='it_IT'&gt;&lt;Text&gt;Del Morte&lt;/Text&gt;&lt;/Row&gt;">
            <text:p>&lt;Row Tag='LOC_TCS_UNITNAME_PREFIX_DEATHS' Language='it_IT'&gt;&lt;Text&gt;Del Morte&lt;/Text&gt;&lt;/Row&gt;</text:p>
          </table:table-cell>
          <table:table-cell office:value-type="string">
            <text:p>死の</text:p>
          </table:table-cell>
          <table:table-cell table:formula="of:=CONCATENATE(&quot;&lt;Row Tag='&quot;;[.A22];&quot;' Language='ja_JP'&gt;&lt;Text&gt;&quot;;[.I22];&quot;&lt;/Text&gt;&lt;/Row&gt;&quot;)" office:value-type="string" office:string-value="&lt;Row Tag='LOC_TCS_UNITNAME_PREFIX_DEATHS' Language='ja_JP'&gt;&lt;Text&gt;死の&lt;/Text&gt;&lt;/Row&gt;">
            <text:p>&lt;Row Tag='LOC_TCS_UNITNAME_PREFIX_DEATHS' Language='ja_JP'&gt;&lt;Text&gt;死の&lt;/Text&gt;&lt;/Row&gt;</text:p>
          </table:table-cell>
          <table:table-cell office:value-type="string">
            <text:p>죽음의</text:p>
          </table:table-cell>
          <table:table-cell table:formula="of:=CONCATENATE(&quot;&lt;Row Tag='&quot;;[.A22];&quot;' Language='ko_KR'&gt;&lt;Text&gt;&quot;;[.K22];&quot;&lt;/Text&gt;&lt;/Row&gt;&quot;)" office:value-type="string" office:string-value="&lt;Row Tag='LOC_TCS_UNITNAME_PREFIX_DEATHS' Language='ko_KR'&gt;&lt;Text&gt;죽음의&lt;/Text&gt;&lt;/Row&gt;">
            <text:p>&lt;Row Tag='LOC_TCS_UNITNAME_PREFIX_DEATHS' Language='ko_KR'&gt;&lt;Text&gt;죽음의&lt;/Text&gt;&lt;/Row&gt;</text:p>
          </table:table-cell>
          <table:table-cell office:value-type="string">
            <text:p>Śmierci</text:p>
          </table:table-cell>
          <table:table-cell table:formula="of:=CONCATENATE(&quot;&lt;Row Tag='&quot;;[.A22];&quot;' Language='pl_PL'&gt;&lt;Text&gt;&quot;;[.M22];&quot;&lt;/Text&gt;&lt;/Row&gt;&quot;)" office:value-type="string" office:string-value="&lt;Row Tag='LOC_TCS_UNITNAME_PREFIX_DEATHS' Language='pl_PL'&gt;&lt;Text&gt;Śmierci&lt;/Text&gt;&lt;/Row&gt;">
            <text:p>&lt;Row Tag='LOC_TCS_UNITNAME_PREFIX_DEATHS' Language='pl_PL'&gt;&lt;Text&gt;Śmierci&lt;/Text&gt;&lt;/Row&gt;</text:p>
          </table:table-cell>
          <table:table-cell office:value-type="string">
            <text:p>Da Morte</text:p>
          </table:table-cell>
          <table:table-cell table:formula="of:=CONCATENATE(&quot;&lt;Row Tag='&quot;;[.A22];&quot;' Language='pt_BR'&gt;&lt;Text&gt;&quot;;[.O22];&quot;&lt;/Text&gt;&lt;/Row&gt;&quot;)" office:value-type="string" office:string-value="&lt;Row Tag='LOC_TCS_UNITNAME_PREFIX_DEATHS' Language='pt_BR'&gt;&lt;Text&gt;Da Morte&lt;/Text&gt;&lt;/Row&gt;">
            <text:p>&lt;Row Tag='LOC_TCS_UNITNAME_PREFIX_DEATHS' Language='pt_BR'&gt;&lt;Text&gt;Da Morte&lt;/Text&gt;&lt;/Row&gt;</text:p>
          </table:table-cell>
          <table:table-cell office:value-type="string">
            <text:p>Смерти</text:p>
          </table:table-cell>
          <table:table-cell table:formula="of:=CONCATENATE(&quot;&lt;Row Tag='&quot;;[.A22];&quot;' Language='ru_RU'&gt;&lt;Text&gt;&quot;;[.Q22];&quot;&lt;/Text&gt;&lt;/Row&gt;&quot;)" office:value-type="string" office:string-value="&lt;Row Tag='LOC_TCS_UNITNAME_PREFIX_DEATHS' Language='ru_RU'&gt;&lt;Text&gt;Смерти&lt;/Text&gt;&lt;/Row&gt;">
            <text:p>&lt;Row Tag='LOC_TCS_UNITNAME_PREFIX_DEATHS' Language='ru_RU'&gt;&lt;Text&gt;Смерти&lt;/Text&gt;&lt;/Row&gt;</text:p>
          </table:table-cell>
          <table:table-cell office:value-type="string">
            <text:p>死亡的</text:p>
          </table:table-cell>
          <table:table-cell table:formula="of:=CONCATENATE(&quot;&lt;Row Tag='&quot;;[.A22];&quot;' Language='zh_Hans_CN'&gt;&lt;Text&gt;&quot;;[.S22];&quot;&lt;/Text&gt;&lt;/Row&gt;&quot;)" office:value-type="string" office:string-value="&lt;Row Tag='LOC_TCS_UNITNAME_PREFIX_DEATHS' Language='zh_Hans_CN'&gt;&lt;Text&gt;死亡的&lt;/Text&gt;&lt;/Row&gt;">
            <text:p>&lt;Row Tag='LOC_TCS_UNITNAME_PREFIX_DEATHS' Language='zh_Hans_CN'&gt;&lt;Text&gt;死亡的&lt;/Text&gt;&lt;/Row&gt;</text:p>
          </table:table-cell>
        </table:table-row>
        <table:table-row table:style-name="ro3">
          <table:table-cell table:style-name="ce2" office:value-type="string">
            <text:p>LOC_TCS_UNITNAME_PREFIX_DELTA</text:p>
          </table:table-cell>
          <table:table-cell table:style-name="ce2" office:value-type="string">
            <text:p>The Delta</text:p>
          </table:table-cell>
          <table:table-cell office:value-type="string">
            <text:p>Das Delta</text:p>
          </table:table-cell>
          <table:table-cell table:formula="of:=CONCATENATE(&quot;&lt;Row Tag='&quot;;[.A23];&quot;' Language='de_DE'&gt;&lt;Text&gt;&quot;;[.C23];&quot;&lt;/Text&gt;&lt;/Row&gt;&quot;)" office:value-type="string" office:string-value="&lt;Row Tag='LOC_TCS_UNITNAME_PREFIX_DELTA' Language='de_DE'&gt;&lt;Text&gt;Das Delta&lt;/Text&gt;&lt;/Row&gt;">
            <text:p>&lt;Row Tag='LOC_TCS_UNITNAME_PREFIX_DELTA' Language='de_DE'&gt;&lt;Text&gt;Das Delta&lt;/Text&gt;&lt;/Row&gt;</text:p>
          </table:table-cell>
          <table:table-cell office:value-type="string">
            <text:p>El Delta</text:p>
          </table:table-cell>
          <table:table-cell table:formula="of:=CONCATENATE(&quot;&lt;Row Tag='&quot;;[.A23];&quot;' Language='es_ES'&gt;&lt;Text&gt;&quot;;[.E23];&quot;&lt;/Text&gt;&lt;/Row&gt;&quot;)" office:value-type="string" office:string-value="&lt;Row Tag='LOC_TCS_UNITNAME_PREFIX_DELTA' Language='es_ES'&gt;&lt;Text&gt;El Delta&lt;/Text&gt;&lt;/Row&gt;">
            <text:p>&lt;Row Tag='LOC_TCS_UNITNAME_PREFIX_DELTA' Language='es_ES'&gt;&lt;Text&gt;El Delta&lt;/Text&gt;&lt;/Row&gt;</text:p>
          </table:table-cell>
          <table:table-cell office:value-type="string">
            <text:p>Il Delta</text:p>
          </table:table-cell>
          <table:table-cell table:formula="of:=CONCATENATE(&quot;&lt;Row Tag='&quot;;[.A23];&quot;' Language='it_IT'&gt;&lt;Text&gt;&quot;;[.G23];&quot;&lt;/Text&gt;&lt;/Row&gt;&quot;)" office:value-type="string" office:string-value="&lt;Row Tag='LOC_TCS_UNITNAME_PREFIX_DELTA' Language='it_IT'&gt;&lt;Text&gt;Il Delta&lt;/Text&gt;&lt;/Row&gt;">
            <text:p>&lt;Row Tag='LOC_TCS_UNITNAME_PREFIX_DELTA' Language='it_IT'&gt;&lt;Text&gt;Il Delta&lt;/Text&gt;&lt;/Row&gt;</text:p>
          </table:table-cell>
          <table:table-cell office:value-type="string">
            <text:p>デルタ</text:p>
          </table:table-cell>
          <table:table-cell table:formula="of:=CONCATENATE(&quot;&lt;Row Tag='&quot;;[.A23];&quot;' Language='ja_JP'&gt;&lt;Text&gt;&quot;;[.I23];&quot;&lt;/Text&gt;&lt;/Row&gt;&quot;)" office:value-type="string" office:string-value="&lt;Row Tag='LOC_TCS_UNITNAME_PREFIX_DELTA' Language='ja_JP'&gt;&lt;Text&gt;デルタ&lt;/Text&gt;&lt;/Row&gt;">
            <text:p>&lt;Row Tag='LOC_TCS_UNITNAME_PREFIX_DELTA' Language='ja_JP'&gt;&lt;Text&gt;デルタ&lt;/Text&gt;&lt;/Row&gt;</text:p>
          </table:table-cell>
          <table:table-cell office:value-type="string">
            <text:p>델타</text:p>
          </table:table-cell>
          <table:table-cell table:formula="of:=CONCATENATE(&quot;&lt;Row Tag='&quot;;[.A23];&quot;' Language='ko_KR'&gt;&lt;Text&gt;&quot;;[.K23];&quot;&lt;/Text&gt;&lt;/Row&gt;&quot;)" office:value-type="string" office:string-value="&lt;Row Tag='LOC_TCS_UNITNAME_PREFIX_DELTA' Language='ko_KR'&gt;&lt;Text&gt;델타&lt;/Text&gt;&lt;/Row&gt;">
            <text:p>&lt;Row Tag='LOC_TCS_UNITNAME_PREFIX_DELTA' Language='ko_KR'&gt;&lt;Text&gt;델타&lt;/Text&gt;&lt;/Row&gt;</text:p>
          </table:table-cell>
          <table:table-cell office:value-type="string">
            <text:p>Delta</text:p>
          </table:table-cell>
          <table:table-cell table:formula="of:=CONCATENATE(&quot;&lt;Row Tag='&quot;;[.A23];&quot;' Language='pl_PL'&gt;&lt;Text&gt;&quot;;[.M23];&quot;&lt;/Text&gt;&lt;/Row&gt;&quot;)" office:value-type="string" office:string-value="&lt;Row Tag='LOC_TCS_UNITNAME_PREFIX_DELTA' Language='pl_PL'&gt;&lt;Text&gt;Delta&lt;/Text&gt;&lt;/Row&gt;">
            <text:p>&lt;Row Tag='LOC_TCS_UNITNAME_PREFIX_DELTA' Language='pl_PL'&gt;&lt;Text&gt;Delta&lt;/Text&gt;&lt;/Row&gt;</text:p>
          </table:table-cell>
          <table:table-cell office:value-type="string">
            <text:p>O Delta</text:p>
          </table:table-cell>
          <table:table-cell table:formula="of:=CONCATENATE(&quot;&lt;Row Tag='&quot;;[.A23];&quot;' Language='pt_BR'&gt;&lt;Text&gt;&quot;;[.O23];&quot;&lt;/Text&gt;&lt;/Row&gt;&quot;)" office:value-type="string" office:string-value="&lt;Row Tag='LOC_TCS_UNITNAME_PREFIX_DELTA' Language='pt_BR'&gt;&lt;Text&gt;O Delta&lt;/Text&gt;&lt;/Row&gt;">
            <text:p>&lt;Row Tag='LOC_TCS_UNITNAME_PREFIX_DELTA' Language='pt_BR'&gt;&lt;Text&gt;O Delta&lt;/Text&gt;&lt;/Row&gt;</text:p>
          </table:table-cell>
          <table:table-cell office:value-type="string">
            <text:p>Дельта</text:p>
          </table:table-cell>
          <table:table-cell table:formula="of:=CONCATENATE(&quot;&lt;Row Tag='&quot;;[.A23];&quot;' Language='ru_RU'&gt;&lt;Text&gt;&quot;;[.Q23];&quot;&lt;/Text&gt;&lt;/Row&gt;&quot;)" office:value-type="string" office:string-value="&lt;Row Tag='LOC_TCS_UNITNAME_PREFIX_DELTA' Language='ru_RU'&gt;&lt;Text&gt;Дельта&lt;/Text&gt;&lt;/Row&gt;">
            <text:p>&lt;Row Tag='LOC_TCS_UNITNAME_PREFIX_DELTA' Language='ru_RU'&gt;&lt;Text&gt;Дельта&lt;/Text&gt;&lt;/Row&gt;</text:p>
          </table:table-cell>
          <table:table-cell office:value-type="string">
            <text:p>德尔塔</text:p>
          </table:table-cell>
          <table:table-cell table:formula="of:=CONCATENATE(&quot;&lt;Row Tag='&quot;;[.A23];&quot;' Language='zh_Hans_CN'&gt;&lt;Text&gt;&quot;;[.S23];&quot;&lt;/Text&gt;&lt;/Row&gt;&quot;)" office:value-type="string" office:string-value="&lt;Row Tag='LOC_TCS_UNITNAME_PREFIX_DELTA' Language='zh_Hans_CN'&gt;&lt;Text&gt;德尔塔&lt;/Text&gt;&lt;/Row&gt;">
            <text:p>&lt;Row Tag='LOC_TCS_UNITNAME_PREFIX_DELTA' Language='zh_Hans_CN'&gt;&lt;Text&gt;德尔塔&lt;/Text&gt;&lt;/Row&gt;</text:p>
          </table:table-cell>
        </table:table-row>
        <table:table-row table:style-name="ro3">
          <table:table-cell table:style-name="ce2" office:value-type="string">
            <text:p>LOC_TCS_UNITNAME_PREFIX_DESERT</text:p>
          </table:table-cell>
          <table:table-cell table:style-name="ce2" office:value-type="string">
            <text:p>The Desert</text:p>
          </table:table-cell>
          <table:table-cell office:value-type="string">
            <text:p>Die Wüste</text:p>
          </table:table-cell>
          <table:table-cell table:formula="of:=CONCATENATE(&quot;&lt;Row Tag='&quot;;[.A24];&quot;' Language='de_DE'&gt;&lt;Text&gt;&quot;;[.C24];&quot;&lt;/Text&gt;&lt;/Row&gt;&quot;)" office:value-type="string" office:string-value="&lt;Row Tag='LOC_TCS_UNITNAME_PREFIX_DESERT' Language='de_DE'&gt;&lt;Text&gt;Die Wüste&lt;/Text&gt;&lt;/Row&gt;">
            <text:p>&lt;Row Tag='LOC_TCS_UNITNAME_PREFIX_DESERT' Language='de_DE'&gt;&lt;Text&gt;Die Wüste&lt;/Text&gt;&lt;/Row&gt;</text:p>
          </table:table-cell>
          <table:table-cell office:value-type="string">
            <text:p>El Desierto</text:p>
          </table:table-cell>
          <table:table-cell table:formula="of:=CONCATENATE(&quot;&lt;Row Tag='&quot;;[.A24];&quot;' Language='es_ES'&gt;&lt;Text&gt;&quot;;[.E24];&quot;&lt;/Text&gt;&lt;/Row&gt;&quot;)" office:value-type="string" office:string-value="&lt;Row Tag='LOC_TCS_UNITNAME_PREFIX_DESERT' Language='es_ES'&gt;&lt;Text&gt;El Desierto&lt;/Text&gt;&lt;/Row&gt;">
            <text:p>&lt;Row Tag='LOC_TCS_UNITNAME_PREFIX_DESERT' Language='es_ES'&gt;&lt;Text&gt;El Desierto&lt;/Text&gt;&lt;/Row&gt;</text:p>
          </table:table-cell>
          <table:table-cell office:value-type="string">
            <text:p>Il Deserto</text:p>
          </table:table-cell>
          <table:table-cell table:formula="of:=CONCATENATE(&quot;&lt;Row Tag='&quot;;[.A24];&quot;' Language='it_IT'&gt;&lt;Text&gt;&quot;;[.G24];&quot;&lt;/Text&gt;&lt;/Row&gt;&quot;)" office:value-type="string" office:string-value="&lt;Row Tag='LOC_TCS_UNITNAME_PREFIX_DESERT' Language='it_IT'&gt;&lt;Text&gt;Il Deserto&lt;/Text&gt;&lt;/Row&gt;">
            <text:p>&lt;Row Tag='LOC_TCS_UNITNAME_PREFIX_DESERT' Language='it_IT'&gt;&lt;Text&gt;Il Deserto&lt;/Text&gt;&lt;/Row&gt;</text:p>
          </table:table-cell>
          <table:table-cell office:value-type="string">
            <text:p>砂漠の</text:p>
          </table:table-cell>
          <table:table-cell table:formula="of:=CONCATENATE(&quot;&lt;Row Tag='&quot;;[.A24];&quot;' Language='ja_JP'&gt;&lt;Text&gt;&quot;;[.I24];&quot;&lt;/Text&gt;&lt;/Row&gt;&quot;)" office:value-type="string" office:string-value="&lt;Row Tag='LOC_TCS_UNITNAME_PREFIX_DESERT' Language='ja_JP'&gt;&lt;Text&gt;砂漠の&lt;/Text&gt;&lt;/Row&gt;">
            <text:p>&lt;Row Tag='LOC_TCS_UNITNAME_PREFIX_DESERT' Language='ja_JP'&gt;&lt;Text&gt;砂漠の&lt;/Text&gt;&lt;/Row&gt;</text:p>
          </table:table-cell>
          <table:table-cell office:value-type="string">
            <text:p>사막의</text:p>
          </table:table-cell>
          <table:table-cell table:formula="of:=CONCATENATE(&quot;&lt;Row Tag='&quot;;[.A24];&quot;' Language='ko_KR'&gt;&lt;Text&gt;&quot;;[.K24];&quot;&lt;/Text&gt;&lt;/Row&gt;&quot;)" office:value-type="string" office:string-value="&lt;Row Tag='LOC_TCS_UNITNAME_PREFIX_DESERT' Language='ko_KR'&gt;&lt;Text&gt;사막의&lt;/Text&gt;&lt;/Row&gt;">
            <text:p>&lt;Row Tag='LOC_TCS_UNITNAME_PREFIX_DESERT' Language='ko_KR'&gt;&lt;Text&gt;사막의&lt;/Text&gt;&lt;/Row&gt;</text:p>
          </table:table-cell>
          <table:table-cell office:value-type="string">
            <text:p>Pustynny</text:p>
          </table:table-cell>
          <table:table-cell table:formula="of:=CONCATENATE(&quot;&lt;Row Tag='&quot;;[.A24];&quot;' Language='pl_PL'&gt;&lt;Text&gt;&quot;;[.M24];&quot;&lt;/Text&gt;&lt;/Row&gt;&quot;)" office:value-type="string" office:string-value="&lt;Row Tag='LOC_TCS_UNITNAME_PREFIX_DESERT' Language='pl_PL'&gt;&lt;Text&gt;Pustynny&lt;/Text&gt;&lt;/Row&gt;">
            <text:p>&lt;Row Tag='LOC_TCS_UNITNAME_PREFIX_DESERT' Language='pl_PL'&gt;&lt;Text&gt;Pustynny&lt;/Text&gt;&lt;/Row&gt;</text:p>
          </table:table-cell>
          <table:table-cell office:value-type="string">
            <text:p>O Deserto</text:p>
          </table:table-cell>
          <table:table-cell table:formula="of:=CONCATENATE(&quot;&lt;Row Tag='&quot;;[.A24];&quot;' Language='pt_BR'&gt;&lt;Text&gt;&quot;;[.O24];&quot;&lt;/Text&gt;&lt;/Row&gt;&quot;)" office:value-type="string" office:string-value="&lt;Row Tag='LOC_TCS_UNITNAME_PREFIX_DESERT' Language='pt_BR'&gt;&lt;Text&gt;O Deserto&lt;/Text&gt;&lt;/Row&gt;">
            <text:p>&lt;Row Tag='LOC_TCS_UNITNAME_PREFIX_DESERT' Language='pt_BR'&gt;&lt;Text&gt;O Deserto&lt;/Text&gt;&lt;/Row&gt;</text:p>
          </table:table-cell>
          <table:table-cell office:value-type="string">
            <text:p>Пустынный</text:p>
          </table:table-cell>
          <table:table-cell table:formula="of:=CONCATENATE(&quot;&lt;Row Tag='&quot;;[.A24];&quot;' Language='ru_RU'&gt;&lt;Text&gt;&quot;;[.Q24];&quot;&lt;/Text&gt;&lt;/Row&gt;&quot;)" office:value-type="string" office:string-value="&lt;Row Tag='LOC_TCS_UNITNAME_PREFIX_DESERT' Language='ru_RU'&gt;&lt;Text&gt;Пустынный&lt;/Text&gt;&lt;/Row&gt;">
            <text:p>&lt;Row Tag='LOC_TCS_UNITNAME_PREFIX_DESERT' Language='ru_RU'&gt;&lt;Text&gt;Пустынный&lt;/Text&gt;&lt;/Row&gt;</text:p>
          </table:table-cell>
          <table:table-cell office:value-type="string">
            <text:p>沙漠</text:p>
          </table:table-cell>
          <table:table-cell table:formula="of:=CONCATENATE(&quot;&lt;Row Tag='&quot;;[.A24];&quot;' Language='zh_Hans_CN'&gt;&lt;Text&gt;&quot;;[.S24];&quot;&lt;/Text&gt;&lt;/Row&gt;&quot;)" office:value-type="string" office:string-value="&lt;Row Tag='LOC_TCS_UNITNAME_PREFIX_DESERT' Language='zh_Hans_CN'&gt;&lt;Text&gt;沙漠&lt;/Text&gt;&lt;/Row&gt;">
            <text:p>&lt;Row Tag='LOC_TCS_UNITNAME_PREFIX_DESERT' Language='zh_Hans_CN'&gt;&lt;Text&gt;沙漠&lt;/Text&gt;&lt;/Row&gt;</text:p>
          </table:table-cell>
        </table:table-row>
        <table:table-row table:style-name="ro3">
          <table:table-cell table:style-name="ce2" office:value-type="string">
            <text:p>LOC_TCS_UNITNAME_PREFIX_DIRTY</text:p>
          </table:table-cell>
          <table:table-cell table:style-name="ce2" office:value-type="string">
            <text:p>The Dirty</text:p>
          </table:table-cell>
          <table:table-cell office:value-type="string">
            <text:p>Der Schmutzige</text:p>
          </table:table-cell>
          <table:table-cell table:formula="of:=CONCATENATE(&quot;&lt;Row Tag='&quot;;[.A25];&quot;' Language='de_DE'&gt;&lt;Text&gt;&quot;;[.C25];&quot;&lt;/Text&gt;&lt;/Row&gt;&quot;)" office:value-type="string" office:string-value="&lt;Row Tag='LOC_TCS_UNITNAME_PREFIX_DIRTY' Language='de_DE'&gt;&lt;Text&gt;Der Schmutzige&lt;/Text&gt;&lt;/Row&gt;">
            <text:p>&lt;Row Tag='LOC_TCS_UNITNAME_PREFIX_DIRTY' Language='de_DE'&gt;&lt;Text&gt;Der Schmutzige&lt;/Text&gt;&lt;/Row&gt;</text:p>
          </table:table-cell>
          <table:table-cell office:value-type="string">
            <text:p>El Sucio</text:p>
          </table:table-cell>
          <table:table-cell table:formula="of:=CONCATENATE(&quot;&lt;Row Tag='&quot;;[.A25];&quot;' Language='es_ES'&gt;&lt;Text&gt;&quot;;[.E25];&quot;&lt;/Text&gt;&lt;/Row&gt;&quot;)" office:value-type="string" office:string-value="&lt;Row Tag='LOC_TCS_UNITNAME_PREFIX_DIRTY' Language='es_ES'&gt;&lt;Text&gt;El Sucio&lt;/Text&gt;&lt;/Row&gt;">
            <text:p>&lt;Row Tag='LOC_TCS_UNITNAME_PREFIX_DIRTY' Language='es_ES'&gt;&lt;Text&gt;El Sucio&lt;/Text&gt;&lt;/Row&gt;</text:p>
          </table:table-cell>
          <table:table-cell office:value-type="string">
            <text:p>Lo Sporco</text:p>
          </table:table-cell>
          <table:table-cell table:formula="of:=CONCATENATE(&quot;&lt;Row Tag='&quot;;[.A25];&quot;' Language='it_IT'&gt;&lt;Text&gt;&quot;;[.G25];&quot;&lt;/Text&gt;&lt;/Row&gt;&quot;)" office:value-type="string" office:string-value="&lt;Row Tag='LOC_TCS_UNITNAME_PREFIX_DIRTY' Language='it_IT'&gt;&lt;Text&gt;Lo Sporco&lt;/Text&gt;&lt;/Row&gt;">
            <text:p>&lt;Row Tag='LOC_TCS_UNITNAME_PREFIX_DIRTY' Language='it_IT'&gt;&lt;Text&gt;Lo Sporco&lt;/Text&gt;&lt;/Row&gt;</text:p>
          </table:table-cell>
          <table:table-cell office:value-type="string">
            <text:p>汚れた</text:p>
          </table:table-cell>
          <table:table-cell table:formula="of:=CONCATENATE(&quot;&lt;Row Tag='&quot;;[.A25];&quot;' Language='ja_JP'&gt;&lt;Text&gt;&quot;;[.I25];&quot;&lt;/Text&gt;&lt;/Row&gt;&quot;)" office:value-type="string" office:string-value="&lt;Row Tag='LOC_TCS_UNITNAME_PREFIX_DIRTY' Language='ja_JP'&gt;&lt;Text&gt;汚れた&lt;/Text&gt;&lt;/Row&gt;">
            <text:p>&lt;Row Tag='LOC_TCS_UNITNAME_PREFIX_DIRTY' Language='ja_JP'&gt;&lt;Text&gt;汚れた&lt;/Text&gt;&lt;/Row&gt;</text:p>
          </table:table-cell>
          <table:table-cell office:value-type="string">
            <text:p>더러운</text:p>
          </table:table-cell>
          <table:table-cell table:formula="of:=CONCATENATE(&quot;&lt;Row Tag='&quot;;[.A25];&quot;' Language='ko_KR'&gt;&lt;Text&gt;&quot;;[.K25];&quot;&lt;/Text&gt;&lt;/Row&gt;&quot;)" office:value-type="string" office:string-value="&lt;Row Tag='LOC_TCS_UNITNAME_PREFIX_DIRTY' Language='ko_KR'&gt;&lt;Text&gt;더러운&lt;/Text&gt;&lt;/Row&gt;">
            <text:p>&lt;Row Tag='LOC_TCS_UNITNAME_PREFIX_DIRTY' Language='ko_KR'&gt;&lt;Text&gt;더러운&lt;/Text&gt;&lt;/Row&gt;</text:p>
          </table:table-cell>
          <table:table-cell office:value-type="string">
            <text:p>Brudny</text:p>
          </table:table-cell>
          <table:table-cell table:formula="of:=CONCATENATE(&quot;&lt;Row Tag='&quot;;[.A25];&quot;' Language='pl_PL'&gt;&lt;Text&gt;&quot;;[.M25];&quot;&lt;/Text&gt;&lt;/Row&gt;&quot;)" office:value-type="string" office:string-value="&lt;Row Tag='LOC_TCS_UNITNAME_PREFIX_DIRTY' Language='pl_PL'&gt;&lt;Text&gt;Brudny&lt;/Text&gt;&lt;/Row&gt;">
            <text:p>&lt;Row Tag='LOC_TCS_UNITNAME_PREFIX_DIRTY' Language='pl_PL'&gt;&lt;Text&gt;Brudny&lt;/Text&gt;&lt;/Row&gt;</text:p>
          </table:table-cell>
          <table:table-cell office:value-type="string">
            <text:p>O Sujo</text:p>
          </table:table-cell>
          <table:table-cell table:formula="of:=CONCATENATE(&quot;&lt;Row Tag='&quot;;[.A25];&quot;' Language='pt_BR'&gt;&lt;Text&gt;&quot;;[.O25];&quot;&lt;/Text&gt;&lt;/Row&gt;&quot;)" office:value-type="string" office:string-value="&lt;Row Tag='LOC_TCS_UNITNAME_PREFIX_DIRTY' Language='pt_BR'&gt;&lt;Text&gt;O Sujo&lt;/Text&gt;&lt;/Row&gt;">
            <text:p>&lt;Row Tag='LOC_TCS_UNITNAME_PREFIX_DIRTY' Language='pt_BR'&gt;&lt;Text&gt;O Sujo&lt;/Text&gt;&lt;/Row&gt;</text:p>
          </table:table-cell>
          <table:table-cell office:value-type="string">
            <text:p>Грязный</text:p>
          </table:table-cell>
          <table:table-cell table:formula="of:=CONCATENATE(&quot;&lt;Row Tag='&quot;;[.A25];&quot;' Language='ru_RU'&gt;&lt;Text&gt;&quot;;[.Q25];&quot;&lt;/Text&gt;&lt;/Row&gt;&quot;)" office:value-type="string" office:string-value="&lt;Row Tag='LOC_TCS_UNITNAME_PREFIX_DIRTY' Language='ru_RU'&gt;&lt;Text&gt;Грязный&lt;/Text&gt;&lt;/Row&gt;">
            <text:p>&lt;Row Tag='LOC_TCS_UNITNAME_PREFIX_DIRTY' Language='ru_RU'&gt;&lt;Text&gt;Грязный&lt;/Text&gt;&lt;/Row&gt;</text:p>
          </table:table-cell>
          <table:table-cell office:value-type="string">
            <text:p>肮脏的</text:p>
          </table:table-cell>
          <table:table-cell table:formula="of:=CONCATENATE(&quot;&lt;Row Tag='&quot;;[.A25];&quot;' Language='zh_Hans_CN'&gt;&lt;Text&gt;&quot;;[.S25];&quot;&lt;/Text&gt;&lt;/Row&gt;&quot;)" office:value-type="string" office:string-value="&lt;Row Tag='LOC_TCS_UNITNAME_PREFIX_DIRTY' Language='zh_Hans_CN'&gt;&lt;Text&gt;肮脏的&lt;/Text&gt;&lt;/Row&gt;">
            <text:p>&lt;Row Tag='LOC_TCS_UNITNAME_PREFIX_DIRTY' Language='zh_Hans_CN'&gt;&lt;Text&gt;肮脏的&lt;/Text&gt;&lt;/Row&gt;</text:p>
          </table:table-cell>
        </table:table-row>
        <table:table-row table:style-name="ro3">
          <table:table-cell table:style-name="ce2" office:value-type="string">
            <text:p>LOC_TCS_UNITNAME_PREFIX_DRAGON</text:p>
          </table:table-cell>
          <table:table-cell table:style-name="ce2" office:value-type="string">
            <text:p>The Dragon</text:p>
          </table:table-cell>
          <table:table-cell office:value-type="string">
            <text:p>Der Drache</text:p>
          </table:table-cell>
          <table:table-cell table:formula="of:=CONCATENATE(&quot;&lt;Row Tag='&quot;;[.A26];&quot;' Language='de_DE'&gt;&lt;Text&gt;&quot;;[.C26];&quot;&lt;/Text&gt;&lt;/Row&gt;&quot;)" office:value-type="string" office:string-value="&lt;Row Tag='LOC_TCS_UNITNAME_PREFIX_DRAGON' Language='de_DE'&gt;&lt;Text&gt;Der Drache&lt;/Text&gt;&lt;/Row&gt;">
            <text:p>&lt;Row Tag='LOC_TCS_UNITNAME_PREFIX_DRAGON' Language='de_DE'&gt;&lt;Text&gt;Der Drache&lt;/Text&gt;&lt;/Row&gt;</text:p>
          </table:table-cell>
          <table:table-cell office:value-type="string">
            <text:p>El Dragón</text:p>
          </table:table-cell>
          <table:table-cell table:formula="of:=CONCATENATE(&quot;&lt;Row Tag='&quot;;[.A26];&quot;' Language='es_ES'&gt;&lt;Text&gt;&quot;;[.E26];&quot;&lt;/Text&gt;&lt;/Row&gt;&quot;)" office:value-type="string" office:string-value="&lt;Row Tag='LOC_TCS_UNITNAME_PREFIX_DRAGON' Language='es_ES'&gt;&lt;Text&gt;El Dragón&lt;/Text&gt;&lt;/Row&gt;">
            <text:p>&lt;Row Tag='LOC_TCS_UNITNAME_PREFIX_DRAGON' Language='es_ES'&gt;&lt;Text&gt;El Dragón&lt;/Text&gt;&lt;/Row&gt;</text:p>
          </table:table-cell>
          <table:table-cell office:value-type="string">
            <text:p>Il Drago</text:p>
          </table:table-cell>
          <table:table-cell table:formula="of:=CONCATENATE(&quot;&lt;Row Tag='&quot;;[.A26];&quot;' Language='it_IT'&gt;&lt;Text&gt;&quot;;[.G26];&quot;&lt;/Text&gt;&lt;/Row&gt;&quot;)" office:value-type="string" office:string-value="&lt;Row Tag='LOC_TCS_UNITNAME_PREFIX_DRAGON' Language='it_IT'&gt;&lt;Text&gt;Il Drago&lt;/Text&gt;&lt;/Row&gt;">
            <text:p>&lt;Row Tag='LOC_TCS_UNITNAME_PREFIX_DRAGON' Language='it_IT'&gt;&lt;Text&gt;Il Drago&lt;/Text&gt;&lt;/Row&gt;</text:p>
          </table:table-cell>
          <table:table-cell office:value-type="string">
            <text:p>竜の</text:p>
          </table:table-cell>
          <table:table-cell table:formula="of:=CONCATENATE(&quot;&lt;Row Tag='&quot;;[.A26];&quot;' Language='ja_JP'&gt;&lt;Text&gt;&quot;;[.I26];&quot;&lt;/Text&gt;&lt;/Row&gt;&quot;)" office:value-type="string" office:string-value="&lt;Row Tag='LOC_TCS_UNITNAME_PREFIX_DRAGON' Language='ja_JP'&gt;&lt;Text&gt;竜の&lt;/Text&gt;&lt;/Row&gt;">
            <text:p>&lt;Row Tag='LOC_TCS_UNITNAME_PREFIX_DRAGON' Language='ja_JP'&gt;&lt;Text&gt;竜の&lt;/Text&gt;&lt;/Row&gt;</text:p>
          </table:table-cell>
          <table:table-cell office:value-type="string">
            <text:p>용의</text:p>
          </table:table-cell>
          <table:table-cell table:formula="of:=CONCATENATE(&quot;&lt;Row Tag='&quot;;[.A26];&quot;' Language='ko_KR'&gt;&lt;Text&gt;&quot;;[.K26];&quot;&lt;/Text&gt;&lt;/Row&gt;&quot;)" office:value-type="string" office:string-value="&lt;Row Tag='LOC_TCS_UNITNAME_PREFIX_DRAGON' Language='ko_KR'&gt;&lt;Text&gt;용의&lt;/Text&gt;&lt;/Row&gt;">
            <text:p>&lt;Row Tag='LOC_TCS_UNITNAME_PREFIX_DRAGON' Language='ko_KR'&gt;&lt;Text&gt;용의&lt;/Text&gt;&lt;/Row&gt;</text:p>
          </table:table-cell>
          <table:table-cell office:value-type="string">
            <text:p>Smoczy</text:p>
          </table:table-cell>
          <table:table-cell table:formula="of:=CONCATENATE(&quot;&lt;Row Tag='&quot;;[.A26];&quot;' Language='pl_PL'&gt;&lt;Text&gt;&quot;;[.M26];&quot;&lt;/Text&gt;&lt;/Row&gt;&quot;)" office:value-type="string" office:string-value="&lt;Row Tag='LOC_TCS_UNITNAME_PREFIX_DRAGON' Language='pl_PL'&gt;&lt;Text&gt;Smoczy&lt;/Text&gt;&lt;/Row&gt;">
            <text:p>&lt;Row Tag='LOC_TCS_UNITNAME_PREFIX_DRAGON' Language='pl_PL'&gt;&lt;Text&gt;Smoczy&lt;/Text&gt;&lt;/Row&gt;</text:p>
          </table:table-cell>
          <table:table-cell office:value-type="string">
            <text:p>O Dragão</text:p>
          </table:table-cell>
          <table:table-cell table:formula="of:=CONCATENATE(&quot;&lt;Row Tag='&quot;;[.A26];&quot;' Language='pt_BR'&gt;&lt;Text&gt;&quot;;[.O26];&quot;&lt;/Text&gt;&lt;/Row&gt;&quot;)" office:value-type="string" office:string-value="&lt;Row Tag='LOC_TCS_UNITNAME_PREFIX_DRAGON' Language='pt_BR'&gt;&lt;Text&gt;O Dragão&lt;/Text&gt;&lt;/Row&gt;">
            <text:p>&lt;Row Tag='LOC_TCS_UNITNAME_PREFIX_DRAGON' Language='pt_BR'&gt;&lt;Text&gt;O Dragão&lt;/Text&gt;&lt;/Row&gt;</text:p>
          </table:table-cell>
          <table:table-cell office:value-type="string">
            <text:p>Дракон</text:p>
          </table:table-cell>
          <table:table-cell table:formula="of:=CONCATENATE(&quot;&lt;Row Tag='&quot;;[.A26];&quot;' Language='ru_RU'&gt;&lt;Text&gt;&quot;;[.Q26];&quot;&lt;/Text&gt;&lt;/Row&gt;&quot;)" office:value-type="string" office:string-value="&lt;Row Tag='LOC_TCS_UNITNAME_PREFIX_DRAGON' Language='ru_RU'&gt;&lt;Text&gt;Дракон&lt;/Text&gt;&lt;/Row&gt;">
            <text:p>&lt;Row Tag='LOC_TCS_UNITNAME_PREFIX_DRAGON' Language='ru_RU'&gt;&lt;Text&gt;Дракон&lt;/Text&gt;&lt;/Row&gt;</text:p>
          </table:table-cell>
          <table:table-cell office:value-type="string">
            <text:p>龙</text:p>
          </table:table-cell>
          <table:table-cell table:formula="of:=CONCATENATE(&quot;&lt;Row Tag='&quot;;[.A26];&quot;' Language='zh_Hans_CN'&gt;&lt;Text&gt;&quot;;[.S26];&quot;&lt;/Text&gt;&lt;/Row&gt;&quot;)" office:value-type="string" office:string-value="&lt;Row Tag='LOC_TCS_UNITNAME_PREFIX_DRAGON' Language='zh_Hans_CN'&gt;&lt;Text&gt;龙&lt;/Text&gt;&lt;/Row&gt;">
            <text:p>&lt;Row Tag='LOC_TCS_UNITNAME_PREFIX_DRAGON' Language='zh_Hans_CN'&gt;&lt;Text&gt;龙&lt;/Text&gt;&lt;/Row&gt;</text:p>
          </table:table-cell>
        </table:table-row>
        <table:table-row table:style-name="ro3">
          <table:table-cell table:style-name="ce2" office:value-type="string">
            <text:p>LOC_TCS_UNITNAME_PREFIX_DRAWN</text:p>
          </table:table-cell>
          <table:table-cell table:style-name="ce2" office:value-type="string">
            <text:p>The Drawn</text:p>
          </table:table-cell>
          <table:table-cell office:value-type="string">
            <text:p>Der Gezogene</text:p>
          </table:table-cell>
          <table:table-cell table:formula="of:=CONCATENATE(&quot;&lt;Row Tag='&quot;;[.A27];&quot;' Language='de_DE'&gt;&lt;Text&gt;&quot;;[.C27];&quot;&lt;/Text&gt;&lt;/Row&gt;&quot;)" office:value-type="string" office:string-value="&lt;Row Tag='LOC_TCS_UNITNAME_PREFIX_DRAWN' Language='de_DE'&gt;&lt;Text&gt;Der Gezogene&lt;/Text&gt;&lt;/Row&gt;">
            <text:p>&lt;Row Tag='LOC_TCS_UNITNAME_PREFIX_DRAWN' Language='de_DE'&gt;&lt;Text&gt;Der Gezogene&lt;/Text&gt;&lt;/Row&gt;</text:p>
          </table:table-cell>
          <table:table-cell office:value-type="string">
            <text:p>El Dibujado</text:p>
          </table:table-cell>
          <table:table-cell table:formula="of:=CONCATENATE(&quot;&lt;Row Tag='&quot;;[.A27];&quot;' Language='es_ES'&gt;&lt;Text&gt;&quot;;[.E27];&quot;&lt;/Text&gt;&lt;/Row&gt;&quot;)" office:value-type="string" office:string-value="&lt;Row Tag='LOC_TCS_UNITNAME_PREFIX_DRAWN' Language='es_ES'&gt;&lt;Text&gt;El Dibujado&lt;/Text&gt;&lt;/Row&gt;">
            <text:p>&lt;Row Tag='LOC_TCS_UNITNAME_PREFIX_DRAWN' Language='es_ES'&gt;&lt;Text&gt;El Dibujado&lt;/Text&gt;&lt;/Row&gt;</text:p>
          </table:table-cell>
          <table:table-cell office:value-type="string">
            <text:p>L'Estratto</text:p>
          </table:table-cell>
          <table:table-cell table:formula="of:=CONCATENATE(&quot;&lt;Row Tag='&quot;;[.A27];&quot;' Language='it_IT'&gt;&lt;Text&gt;&quot;;[.G27];&quot;&lt;/Text&gt;&lt;/Row&gt;&quot;)" office:value-type="string" office:string-value="&lt;Row Tag='LOC_TCS_UNITNAME_PREFIX_DRAWN' Language='it_IT'&gt;&lt;Text&gt;L'Estratto&lt;/Text&gt;&lt;/Row&gt;">
            <text:p>&lt;Row Tag='LOC_TCS_UNITNAME_PREFIX_DRAWN' Language='it_IT'&gt;&lt;Text&gt;L'Estratto&lt;/Text&gt;&lt;/Row&gt;</text:p>
          </table:table-cell>
          <table:table-cell office:value-type="string">
            <text:p>描かれた</text:p>
          </table:table-cell>
          <table:table-cell table:formula="of:=CONCATENATE(&quot;&lt;Row Tag='&quot;;[.A27];&quot;' Language='ja_JP'&gt;&lt;Text&gt;&quot;;[.I27];&quot;&lt;/Text&gt;&lt;/Row&gt;&quot;)" office:value-type="string" office:string-value="&lt;Row Tag='LOC_TCS_UNITNAME_PREFIX_DRAWN' Language='ja_JP'&gt;&lt;Text&gt;描かれた&lt;/Text&gt;&lt;/Row&gt;">
            <text:p>&lt;Row Tag='LOC_TCS_UNITNAME_PREFIX_DRAWN' Language='ja_JP'&gt;&lt;Text&gt;描かれた&lt;/Text&gt;&lt;/Row&gt;</text:p>
          </table:table-cell>
          <table:table-cell office:value-type="string">
            <text:p>그려진</text:p>
          </table:table-cell>
          <table:table-cell table:formula="of:=CONCATENATE(&quot;&lt;Row Tag='&quot;;[.A27];&quot;' Language='ko_KR'&gt;&lt;Text&gt;&quot;;[.K27];&quot;&lt;/Text&gt;&lt;/Row&gt;&quot;)" office:value-type="string" office:string-value="&lt;Row Tag='LOC_TCS_UNITNAME_PREFIX_DRAWN' Language='ko_KR'&gt;&lt;Text&gt;그려진&lt;/Text&gt;&lt;/Row&gt;">
            <text:p>&lt;Row Tag='LOC_TCS_UNITNAME_PREFIX_DRAWN' Language='ko_KR'&gt;&lt;Text&gt;그려진&lt;/Text&gt;&lt;/Row&gt;</text:p>
          </table:table-cell>
          <table:table-cell office:value-type="string">
            <text:p>Narysowany</text:p>
          </table:table-cell>
          <table:table-cell table:formula="of:=CONCATENATE(&quot;&lt;Row Tag='&quot;;[.A27];&quot;' Language='pl_PL'&gt;&lt;Text&gt;&quot;;[.M27];&quot;&lt;/Text&gt;&lt;/Row&gt;&quot;)" office:value-type="string" office:string-value="&lt;Row Tag='LOC_TCS_UNITNAME_PREFIX_DRAWN' Language='pl_PL'&gt;&lt;Text&gt;Narysowany&lt;/Text&gt;&lt;/Row&gt;">
            <text:p>&lt;Row Tag='LOC_TCS_UNITNAME_PREFIX_DRAWN' Language='pl_PL'&gt;&lt;Text&gt;Narysowany&lt;/Text&gt;&lt;/Row&gt;</text:p>
          </table:table-cell>
          <table:table-cell office:value-type="string">
            <text:p>O Desenhado</text:p>
          </table:table-cell>
          <table:table-cell table:formula="of:=CONCATENATE(&quot;&lt;Row Tag='&quot;;[.A27];&quot;' Language='pt_BR'&gt;&lt;Text&gt;&quot;;[.O27];&quot;&lt;/Text&gt;&lt;/Row&gt;&quot;)" office:value-type="string" office:string-value="&lt;Row Tag='LOC_TCS_UNITNAME_PREFIX_DRAWN' Language='pt_BR'&gt;&lt;Text&gt;O Desenhado&lt;/Text&gt;&lt;/Row&gt;">
            <text:p>&lt;Row Tag='LOC_TCS_UNITNAME_PREFIX_DRAWN' Language='pt_BR'&gt;&lt;Text&gt;O Desenhado&lt;/Text&gt;&lt;/Row&gt;</text:p>
          </table:table-cell>
          <table:table-cell office:value-type="string">
            <text:p>Нарисованный</text:p>
          </table:table-cell>
          <table:table-cell table:formula="of:=CONCATENATE(&quot;&lt;Row Tag='&quot;;[.A27];&quot;' Language='ru_RU'&gt;&lt;Text&gt;&quot;;[.Q27];&quot;&lt;/Text&gt;&lt;/Row&gt;&quot;)" office:value-type="string" office:string-value="&lt;Row Tag='LOC_TCS_UNITNAME_PREFIX_DRAWN' Language='ru_RU'&gt;&lt;Text&gt;Нарисованный&lt;/Text&gt;&lt;/Row&gt;">
            <text:p>&lt;Row Tag='LOC_TCS_UNITNAME_PREFIX_DRAWN' Language='ru_RU'&gt;&lt;Text&gt;Нарисованный&lt;/Text&gt;&lt;/Row&gt;</text:p>
          </table:table-cell>
          <table:table-cell office:value-type="string">
            <text:p>拉的</text:p>
          </table:table-cell>
          <table:table-cell table:formula="of:=CONCATENATE(&quot;&lt;Row Tag='&quot;;[.A27];&quot;' Language='zh_Hans_CN'&gt;&lt;Text&gt;&quot;;[.S27];&quot;&lt;/Text&gt;&lt;/Row&gt;&quot;)" office:value-type="string" office:string-value="&lt;Row Tag='LOC_TCS_UNITNAME_PREFIX_DRAWN' Language='zh_Hans_CN'&gt;&lt;Text&gt;拉的&lt;/Text&gt;&lt;/Row&gt;">
            <text:p>&lt;Row Tag='LOC_TCS_UNITNAME_PREFIX_DRAWN' Language='zh_Hans_CN'&gt;&lt;Text&gt;拉的&lt;/Text&gt;&lt;/Row&gt;</text:p>
          </table:table-cell>
        </table:table-row>
        <table:table-row table:style-name="ro3">
          <table:table-cell table:style-name="ce2" office:value-type="string">
            <text:p>LOC_TCS_UNITNAME_PREFIX_ELITE</text:p>
          </table:table-cell>
          <table:table-cell table:style-name="ce2" office:value-type="string">
            <text:p>The Elite</text:p>
          </table:table-cell>
          <table:table-cell office:value-type="string">
            <text:p>Der Elite</text:p>
          </table:table-cell>
          <table:table-cell table:formula="of:=CONCATENATE(&quot;&lt;Row Tag='&quot;;[.A28];&quot;' Language='de_DE'&gt;&lt;Text&gt;&quot;;[.C28];&quot;&lt;/Text&gt;&lt;/Row&gt;&quot;)" office:value-type="string" office:string-value="&lt;Row Tag='LOC_TCS_UNITNAME_PREFIX_ELITE' Language='de_DE'&gt;&lt;Text&gt;Der Elite&lt;/Text&gt;&lt;/Row&gt;">
            <text:p>&lt;Row Tag='LOC_TCS_UNITNAME_PREFIX_ELITE' Language='de_DE'&gt;&lt;Text&gt;Der Elite&lt;/Text&gt;&lt;/Row&gt;</text:p>
          </table:table-cell>
          <table:table-cell office:value-type="string">
            <text:p>La Élite</text:p>
          </table:table-cell>
          <table:table-cell table:formula="of:=CONCATENATE(&quot;&lt;Row Tag='&quot;;[.A28];&quot;' Language='es_ES'&gt;&lt;Text&gt;&quot;;[.E28];&quot;&lt;/Text&gt;&lt;/Row&gt;&quot;)" office:value-type="string" office:string-value="&lt;Row Tag='LOC_TCS_UNITNAME_PREFIX_ELITE' Language='es_ES'&gt;&lt;Text&gt;La Élite&lt;/Text&gt;&lt;/Row&gt;">
            <text:p>&lt;Row Tag='LOC_TCS_UNITNAME_PREFIX_ELITE' Language='es_ES'&gt;&lt;Text&gt;La Élite&lt;/Text&gt;&lt;/Row&gt;</text:p>
          </table:table-cell>
          <table:table-cell office:value-type="string">
            <text:p>L'Élite</text:p>
          </table:table-cell>
          <table:table-cell table:formula="of:=CONCATENATE(&quot;&lt;Row Tag='&quot;;[.A28];&quot;' Language='it_IT'&gt;&lt;Text&gt;&quot;;[.G28];&quot;&lt;/Text&gt;&lt;/Row&gt;&quot;)" office:value-type="string" office:string-value="&lt;Row Tag='LOC_TCS_UNITNAME_PREFIX_ELITE' Language='it_IT'&gt;&lt;Text&gt;L'Élite&lt;/Text&gt;&lt;/Row&gt;">
            <text:p>&lt;Row Tag='LOC_TCS_UNITNAME_PREFIX_ELITE' Language='it_IT'&gt;&lt;Text&gt;L'Élite&lt;/Text&gt;&lt;/Row&gt;</text:p>
          </table:table-cell>
          <table:table-cell office:value-type="string">
            <text:p>精鋭</text:p>
          </table:table-cell>
          <table:table-cell table:formula="of:=CONCATENATE(&quot;&lt;Row Tag='&quot;;[.A28];&quot;' Language='ja_JP'&gt;&lt;Text&gt;&quot;;[.I28];&quot;&lt;/Text&gt;&lt;/Row&gt;&quot;)" office:value-type="string" office:string-value="&lt;Row Tag='LOC_TCS_UNITNAME_PREFIX_ELITE' Language='ja_JP'&gt;&lt;Text&gt;精鋭&lt;/Text&gt;&lt;/Row&gt;">
            <text:p>&lt;Row Tag='LOC_TCS_UNITNAME_PREFIX_ELITE' Language='ja_JP'&gt;&lt;Text&gt;精鋭&lt;/Text&gt;&lt;/Row&gt;</text:p>
          </table:table-cell>
          <table:table-cell office:value-type="string">
            <text:p>엘리트</text:p>
          </table:table-cell>
          <table:table-cell table:formula="of:=CONCATENATE(&quot;&lt;Row Tag='&quot;;[.A28];&quot;' Language='ko_KR'&gt;&lt;Text&gt;&quot;;[.K28];&quot;&lt;/Text&gt;&lt;/Row&gt;&quot;)" office:value-type="string" office:string-value="&lt;Row Tag='LOC_TCS_UNITNAME_PREFIX_ELITE' Language='ko_KR'&gt;&lt;Text&gt;엘리트&lt;/Text&gt;&lt;/Row&gt;">
            <text:p>&lt;Row Tag='LOC_TCS_UNITNAME_PREFIX_ELITE' Language='ko_KR'&gt;&lt;Text&gt;엘리트&lt;/Text&gt;&lt;/Row&gt;</text:p>
          </table:table-cell>
          <table:table-cell office:value-type="string">
            <text:p>Elitarny</text:p>
          </table:table-cell>
          <table:table-cell table:formula="of:=CONCATENATE(&quot;&lt;Row Tag='&quot;;[.A28];&quot;' Language='pl_PL'&gt;&lt;Text&gt;&quot;;[.M28];&quot;&lt;/Text&gt;&lt;/Row&gt;&quot;)" office:value-type="string" office:string-value="&lt;Row Tag='LOC_TCS_UNITNAME_PREFIX_ELITE' Language='pl_PL'&gt;&lt;Text&gt;Elitarny&lt;/Text&gt;&lt;/Row&gt;">
            <text:p>&lt;Row Tag='LOC_TCS_UNITNAME_PREFIX_ELITE' Language='pl_PL'&gt;&lt;Text&gt;Elitarny&lt;/Text&gt;&lt;/Row&gt;</text:p>
          </table:table-cell>
          <table:table-cell office:value-type="string">
            <text:p>A Elite</text:p>
          </table:table-cell>
          <table:table-cell table:formula="of:=CONCATENATE(&quot;&lt;Row Tag='&quot;;[.A28];&quot;' Language='pt_BR'&gt;&lt;Text&gt;&quot;;[.O28];&quot;&lt;/Text&gt;&lt;/Row&gt;&quot;)" office:value-type="string" office:string-value="&lt;Row Tag='LOC_TCS_UNITNAME_PREFIX_ELITE' Language='pt_BR'&gt;&lt;Text&gt;A Elite&lt;/Text&gt;&lt;/Row&gt;">
            <text:p>&lt;Row Tag='LOC_TCS_UNITNAME_PREFIX_ELITE' Language='pt_BR'&gt;&lt;Text&gt;A Elite&lt;/Text&gt;&lt;/Row&gt;</text:p>
          </table:table-cell>
          <table:table-cell office:value-type="string">
            <text:p>Элитный</text:p>
          </table:table-cell>
          <table:table-cell table:formula="of:=CONCATENATE(&quot;&lt;Row Tag='&quot;;[.A28];&quot;' Language='ru_RU'&gt;&lt;Text&gt;&quot;;[.Q28];&quot;&lt;/Text&gt;&lt;/Row&gt;&quot;)" office:value-type="string" office:string-value="&lt;Row Tag='LOC_TCS_UNITNAME_PREFIX_ELITE' Language='ru_RU'&gt;&lt;Text&gt;Элитный&lt;/Text&gt;&lt;/Row&gt;">
            <text:p>&lt;Row Tag='LOC_TCS_UNITNAME_PREFIX_ELITE' Language='ru_RU'&gt;&lt;Text&gt;Элитный&lt;/Text&gt;&lt;/Row&gt;</text:p>
          </table:table-cell>
          <table:table-cell office:value-type="string">
            <text:p>精英</text:p>
          </table:table-cell>
          <table:table-cell table:formula="of:=CONCATENATE(&quot;&lt;Row Tag='&quot;;[.A28];&quot;' Language='zh_Hans_CN'&gt;&lt;Text&gt;&quot;;[.S28];&quot;&lt;/Text&gt;&lt;/Row&gt;&quot;)" office:value-type="string" office:string-value="&lt;Row Tag='LOC_TCS_UNITNAME_PREFIX_ELITE' Language='zh_Hans_CN'&gt;&lt;Text&gt;精英&lt;/Text&gt;&lt;/Row&gt;">
            <text:p>&lt;Row Tag='LOC_TCS_UNITNAME_PREFIX_ELITE' Language='zh_Hans_CN'&gt;&lt;Text&gt;精英&lt;/Text&gt;&lt;/Row&gt;</text:p>
          </table:table-cell>
        </table:table-row>
        <table:table-row table:style-name="ro3">
          <table:table-cell table:style-name="ce2" office:value-type="string">
            <text:p>LOC_TCS_UNITNAME_PREFIX_FIGHTING</text:p>
          </table:table-cell>
          <table:table-cell table:style-name="ce2" office:value-type="string">
            <text:p>The Fighting</text:p>
          </table:table-cell>
          <table:table-cell office:value-type="string">
            <text:p>Der Kämpfende</text:p>
          </table:table-cell>
          <table:table-cell table:formula="of:=CONCATENATE(&quot;&lt;Row Tag='&quot;;[.A29];&quot;' Language='de_DE'&gt;&lt;Text&gt;&quot;;[.C29];&quot;&lt;/Text&gt;&lt;/Row&gt;&quot;)" office:value-type="string" office:string-value="&lt;Row Tag='LOC_TCS_UNITNAME_PREFIX_FIGHTING' Language='de_DE'&gt;&lt;Text&gt;Der Kämpfende&lt;/Text&gt;&lt;/Row&gt;">
            <text:p>&lt;Row Tag='LOC_TCS_UNITNAME_PREFIX_FIGHTING' Language='de_DE'&gt;&lt;Text&gt;Der Kämpfende&lt;/Text&gt;&lt;/Row&gt;</text:p>
          </table:table-cell>
          <table:table-cell office:value-type="string">
            <text:p>El Combatiente</text:p>
          </table:table-cell>
          <table:table-cell table:formula="of:=CONCATENATE(&quot;&lt;Row Tag='&quot;;[.A29];&quot;' Language='es_ES'&gt;&lt;Text&gt;&quot;;[.E29];&quot;&lt;/Text&gt;&lt;/Row&gt;&quot;)" office:value-type="string" office:string-value="&lt;Row Tag='LOC_TCS_UNITNAME_PREFIX_FIGHTING' Language='es_ES'&gt;&lt;Text&gt;El Combatiente&lt;/Text&gt;&lt;/Row&gt;">
            <text:p>&lt;Row Tag='LOC_TCS_UNITNAME_PREFIX_FIGHTING' Language='es_ES'&gt;&lt;Text&gt;El Combatiente&lt;/Text&gt;&lt;/Row&gt;</text:p>
          </table:table-cell>
          <table:table-cell office:value-type="string">
            <text:p>Il Combattente</text:p>
          </table:table-cell>
          <table:table-cell table:formula="of:=CONCATENATE(&quot;&lt;Row Tag='&quot;;[.A29];&quot;' Language='it_IT'&gt;&lt;Text&gt;&quot;;[.G29];&quot;&lt;/Text&gt;&lt;/Row&gt;&quot;)" office:value-type="string" office:string-value="&lt;Row Tag='LOC_TCS_UNITNAME_PREFIX_FIGHTING' Language='it_IT'&gt;&lt;Text&gt;Il Combattente&lt;/Text&gt;&lt;/Row&gt;">
            <text:p>&lt;Row Tag='LOC_TCS_UNITNAME_PREFIX_FIGHTING' Language='it_IT'&gt;&lt;Text&gt;Il Combattente&lt;/Text&gt;&lt;/Row&gt;</text:p>
          </table:table-cell>
          <table:table-cell office:value-type="string">
            <text:p>戦う</text:p>
          </table:table-cell>
          <table:table-cell table:formula="of:=CONCATENATE(&quot;&lt;Row Tag='&quot;;[.A29];&quot;' Language='ja_JP'&gt;&lt;Text&gt;&quot;;[.I29];&quot;&lt;/Text&gt;&lt;/Row&gt;&quot;)" office:value-type="string" office:string-value="&lt;Row Tag='LOC_TCS_UNITNAME_PREFIX_FIGHTING' Language='ja_JP'&gt;&lt;Text&gt;戦う&lt;/Text&gt;&lt;/Row&gt;">
            <text:p>&lt;Row Tag='LOC_TCS_UNITNAME_PREFIX_FIGHTING' Language='ja_JP'&gt;&lt;Text&gt;戦う&lt;/Text&gt;&lt;/Row&gt;</text:p>
          </table:table-cell>
          <table:table-cell office:value-type="string">
            <text:p>싸우는</text:p>
          </table:table-cell>
          <table:table-cell table:formula="of:=CONCATENATE(&quot;&lt;Row Tag='&quot;;[.A29];&quot;' Language='ko_KR'&gt;&lt;Text&gt;&quot;;[.K29];&quot;&lt;/Text&gt;&lt;/Row&gt;&quot;)" office:value-type="string" office:string-value="&lt;Row Tag='LOC_TCS_UNITNAME_PREFIX_FIGHTING' Language='ko_KR'&gt;&lt;Text&gt;싸우는&lt;/Text&gt;&lt;/Row&gt;">
            <text:p>&lt;Row Tag='LOC_TCS_UNITNAME_PREFIX_FIGHTING' Language='ko_KR'&gt;&lt;Text&gt;싸우는&lt;/Text&gt;&lt;/Row&gt;</text:p>
          </table:table-cell>
          <table:table-cell office:value-type="string">
            <text:p>Walczący</text:p>
          </table:table-cell>
          <table:table-cell table:formula="of:=CONCATENATE(&quot;&lt;Row Tag='&quot;;[.A29];&quot;' Language='pl_PL'&gt;&lt;Text&gt;&quot;;[.M29];&quot;&lt;/Text&gt;&lt;/Row&gt;&quot;)" office:value-type="string" office:string-value="&lt;Row Tag='LOC_TCS_UNITNAME_PREFIX_FIGHTING' Language='pl_PL'&gt;&lt;Text&gt;Walczący&lt;/Text&gt;&lt;/Row&gt;">
            <text:p>&lt;Row Tag='LOC_TCS_UNITNAME_PREFIX_FIGHTING' Language='pl_PL'&gt;&lt;Text&gt;Walczący&lt;/Text&gt;&lt;/Row&gt;</text:p>
          </table:table-cell>
          <table:table-cell office:value-type="string">
            <text:p>O Lutador</text:p>
          </table:table-cell>
          <table:table-cell table:formula="of:=CONCATENATE(&quot;&lt;Row Tag='&quot;;[.A29];&quot;' Language='pt_BR'&gt;&lt;Text&gt;&quot;;[.O29];&quot;&lt;/Text&gt;&lt;/Row&gt;&quot;)" office:value-type="string" office:string-value="&lt;Row Tag='LOC_TCS_UNITNAME_PREFIX_FIGHTING' Language='pt_BR'&gt;&lt;Text&gt;O Lutador&lt;/Text&gt;&lt;/Row&gt;">
            <text:p>&lt;Row Tag='LOC_TCS_UNITNAME_PREFIX_FIGHTING' Language='pt_BR'&gt;&lt;Text&gt;O Lutador&lt;/Text&gt;&lt;/Row&gt;</text:p>
          </table:table-cell>
          <table:table-cell office:value-type="string">
            <text:p>Сражающийся</text:p>
          </table:table-cell>
          <table:table-cell table:formula="of:=CONCATENATE(&quot;&lt;Row Tag='&quot;;[.A29];&quot;' Language='ru_RU'&gt;&lt;Text&gt;&quot;;[.Q29];&quot;&lt;/Text&gt;&lt;/Row&gt;&quot;)" office:value-type="string" office:string-value="&lt;Row Tag='LOC_TCS_UNITNAME_PREFIX_FIGHTING' Language='ru_RU'&gt;&lt;Text&gt;Сражающийся&lt;/Text&gt;&lt;/Row&gt;">
            <text:p>&lt;Row Tag='LOC_TCS_UNITNAME_PREFIX_FIGHTING' Language='ru_RU'&gt;&lt;Text&gt;Сражающийся&lt;/Text&gt;&lt;/Row&gt;</text:p>
          </table:table-cell>
          <table:table-cell office:value-type="string">
            <text:p>战斗的</text:p>
          </table:table-cell>
          <table:table-cell table:formula="of:=CONCATENATE(&quot;&lt;Row Tag='&quot;;[.A29];&quot;' Language='zh_Hans_CN'&gt;&lt;Text&gt;&quot;;[.S29];&quot;&lt;/Text&gt;&lt;/Row&gt;&quot;)" office:value-type="string" office:string-value="&lt;Row Tag='LOC_TCS_UNITNAME_PREFIX_FIGHTING' Language='zh_Hans_CN'&gt;&lt;Text&gt;战斗的&lt;/Text&gt;&lt;/Row&gt;">
            <text:p>&lt;Row Tag='LOC_TCS_UNITNAME_PREFIX_FIGHTING' Language='zh_Hans_CN'&gt;&lt;Text&gt;战斗的&lt;/Text&gt;&lt;/Row&gt;</text:p>
          </table:table-cell>
        </table:table-row>
        <table:table-row table:style-name="ro3">
          <table:table-cell table:style-name="ce2" office:value-type="string">
            <text:p>LOC_TCS_UNITNAME_PREFIX_FLYING</text:p>
          </table:table-cell>
          <table:table-cell table:style-name="ce2" office:value-type="string">
            <text:p>The Flying</text:p>
          </table:table-cell>
          <table:table-cell office:value-type="string">
            <text:p>Der Fliegende</text:p>
          </table:table-cell>
          <table:table-cell table:formula="of:=CONCATENATE(&quot;&lt;Row Tag='&quot;;[.A30];&quot;' Language='de_DE'&gt;&lt;Text&gt;&quot;;[.C30];&quot;&lt;/Text&gt;&lt;/Row&gt;&quot;)" office:value-type="string" office:string-value="&lt;Row Tag='LOC_TCS_UNITNAME_PREFIX_FLYING' Language='de_DE'&gt;&lt;Text&gt;Der Fliegende&lt;/Text&gt;&lt;/Row&gt;">
            <text:p>&lt;Row Tag='LOC_TCS_UNITNAME_PREFIX_FLYING' Language='de_DE'&gt;&lt;Text&gt;Der Fliegende&lt;/Text&gt;&lt;/Row&gt;</text:p>
          </table:table-cell>
          <table:table-cell office:value-type="string">
            <text:p>El Volador</text:p>
          </table:table-cell>
          <table:table-cell table:formula="of:=CONCATENATE(&quot;&lt;Row Tag='&quot;;[.A30];&quot;' Language='es_ES'&gt;&lt;Text&gt;&quot;;[.E30];&quot;&lt;/Text&gt;&lt;/Row&gt;&quot;)" office:value-type="string" office:string-value="&lt;Row Tag='LOC_TCS_UNITNAME_PREFIX_FLYING' Language='es_ES'&gt;&lt;Text&gt;El Volador&lt;/Text&gt;&lt;/Row&gt;">
            <text:p>&lt;Row Tag='LOC_TCS_UNITNAME_PREFIX_FLYING' Language='es_ES'&gt;&lt;Text&gt;El Volador&lt;/Text&gt;&lt;/Row&gt;</text:p>
          </table:table-cell>
          <table:table-cell office:value-type="string">
            <text:p>Il Volante</text:p>
          </table:table-cell>
          <table:table-cell table:formula="of:=CONCATENATE(&quot;&lt;Row Tag='&quot;;[.A30];&quot;' Language='it_IT'&gt;&lt;Text&gt;&quot;;[.G30];&quot;&lt;/Text&gt;&lt;/Row&gt;&quot;)" office:value-type="string" office:string-value="&lt;Row Tag='LOC_TCS_UNITNAME_PREFIX_FLYING' Language='it_IT'&gt;&lt;Text&gt;Il Volante&lt;/Text&gt;&lt;/Row&gt;">
            <text:p>&lt;Row Tag='LOC_TCS_UNITNAME_PREFIX_FLYING' Language='it_IT'&gt;&lt;Text&gt;Il Volante&lt;/Text&gt;&lt;/Row&gt;</text:p>
          </table:table-cell>
          <table:table-cell office:value-type="string">
            <text:p>飛ぶ</text:p>
          </table:table-cell>
          <table:table-cell table:formula="of:=CONCATENATE(&quot;&lt;Row Tag='&quot;;[.A30];&quot;' Language='ja_JP'&gt;&lt;Text&gt;&quot;;[.I30];&quot;&lt;/Text&gt;&lt;/Row&gt;&quot;)" office:value-type="string" office:string-value="&lt;Row Tag='LOC_TCS_UNITNAME_PREFIX_FLYING' Language='ja_JP'&gt;&lt;Text&gt;飛ぶ&lt;/Text&gt;&lt;/Row&gt;">
            <text:p>&lt;Row Tag='LOC_TCS_UNITNAME_PREFIX_FLYING' Language='ja_JP'&gt;&lt;Text&gt;飛ぶ&lt;/Text&gt;&lt;/Row&gt;</text:p>
          </table:table-cell>
          <table:table-cell office:value-type="string">
            <text:p>나는</text:p>
          </table:table-cell>
          <table:table-cell table:formula="of:=CONCATENATE(&quot;&lt;Row Tag='&quot;;[.A30];&quot;' Language='ko_KR'&gt;&lt;Text&gt;&quot;;[.K30];&quot;&lt;/Text&gt;&lt;/Row&gt;&quot;)" office:value-type="string" office:string-value="&lt;Row Tag='LOC_TCS_UNITNAME_PREFIX_FLYING' Language='ko_KR'&gt;&lt;Text&gt;나는&lt;/Text&gt;&lt;/Row&gt;">
            <text:p>&lt;Row Tag='LOC_TCS_UNITNAME_PREFIX_FLYING' Language='ko_KR'&gt;&lt;Text&gt;나는&lt;/Text&gt;&lt;/Row&gt;</text:p>
          </table:table-cell>
          <table:table-cell office:value-type="string">
            <text:p>Latający</text:p>
          </table:table-cell>
          <table:table-cell table:formula="of:=CONCATENATE(&quot;&lt;Row Tag='&quot;;[.A30];&quot;' Language='pl_PL'&gt;&lt;Text&gt;&quot;;[.M30];&quot;&lt;/Text&gt;&lt;/Row&gt;&quot;)" office:value-type="string" office:string-value="&lt;Row Tag='LOC_TCS_UNITNAME_PREFIX_FLYING' Language='pl_PL'&gt;&lt;Text&gt;Latający&lt;/Text&gt;&lt;/Row&gt;">
            <text:p>&lt;Row Tag='LOC_TCS_UNITNAME_PREFIX_FLYING' Language='pl_PL'&gt;&lt;Text&gt;Latający&lt;/Text&gt;&lt;/Row&gt;</text:p>
          </table:table-cell>
          <table:table-cell office:value-type="string">
            <text:p>O Voador</text:p>
          </table:table-cell>
          <table:table-cell table:formula="of:=CONCATENATE(&quot;&lt;Row Tag='&quot;;[.A30];&quot;' Language='pt_BR'&gt;&lt;Text&gt;&quot;;[.O30];&quot;&lt;/Text&gt;&lt;/Row&gt;&quot;)" office:value-type="string" office:string-value="&lt;Row Tag='LOC_TCS_UNITNAME_PREFIX_FLYING' Language='pt_BR'&gt;&lt;Text&gt;O Voador&lt;/Text&gt;&lt;/Row&gt;">
            <text:p>&lt;Row Tag='LOC_TCS_UNITNAME_PREFIX_FLYING' Language='pt_BR'&gt;&lt;Text&gt;O Voador&lt;/Text&gt;&lt;/Row&gt;</text:p>
          </table:table-cell>
          <table:table-cell office:value-type="string">
            <text:p>Летающий</text:p>
          </table:table-cell>
          <table:table-cell table:formula="of:=CONCATENATE(&quot;&lt;Row Tag='&quot;;[.A30];&quot;' Language='ru_RU'&gt;&lt;Text&gt;&quot;;[.Q30];&quot;&lt;/Text&gt;&lt;/Row&gt;&quot;)" office:value-type="string" office:string-value="&lt;Row Tag='LOC_TCS_UNITNAME_PREFIX_FLYING' Language='ru_RU'&gt;&lt;Text&gt;Летающий&lt;/Text&gt;&lt;/Row&gt;">
            <text:p>&lt;Row Tag='LOC_TCS_UNITNAME_PREFIX_FLYING' Language='ru_RU'&gt;&lt;Text&gt;Летающий&lt;/Text&gt;&lt;/Row&gt;</text:p>
          </table:table-cell>
          <table:table-cell office:value-type="string">
            <text:p>飞行的</text:p>
          </table:table-cell>
          <table:table-cell table:formula="of:=CONCATENATE(&quot;&lt;Row Tag='&quot;;[.A30];&quot;' Language='zh_Hans_CN'&gt;&lt;Text&gt;&quot;;[.S30];&quot;&lt;/Text&gt;&lt;/Row&gt;&quot;)" office:value-type="string" office:string-value="&lt;Row Tag='LOC_TCS_UNITNAME_PREFIX_FLYING' Language='zh_Hans_CN'&gt;&lt;Text&gt;飞行的&lt;/Text&gt;&lt;/Row&gt;">
            <text:p>&lt;Row Tag='LOC_TCS_UNITNAME_PREFIX_FLYING' Language='zh_Hans_CN'&gt;&lt;Text&gt;飞行的&lt;/Text&gt;&lt;/Row&gt;</text:p>
          </table:table-cell>
        </table:table-row>
        <table:table-row table:style-name="ro3">
          <table:table-cell table:style-name="ce2" office:value-type="string">
            <text:p>LOC_TCS_UNITNAME_PREFIX_GALLOPING</text:p>
          </table:table-cell>
          <table:table-cell table:style-name="ce2" office:value-type="string">
            <text:p>The Galloping</text:p>
          </table:table-cell>
          <table:table-cell office:value-type="string">
            <text:p>Der Galoppierende</text:p>
          </table:table-cell>
          <table:table-cell table:formula="of:=CONCATENATE(&quot;&lt;Row Tag='&quot;;[.A31];&quot;' Language='de_DE'&gt;&lt;Text&gt;&quot;;[.C31];&quot;&lt;/Text&gt;&lt;/Row&gt;&quot;)" office:value-type="string" office:string-value="&lt;Row Tag='LOC_TCS_UNITNAME_PREFIX_GALLOPING' Language='de_DE'&gt;&lt;Text&gt;Der Galoppierende&lt;/Text&gt;&lt;/Row&gt;">
            <text:p>&lt;Row Tag='LOC_TCS_UNITNAME_PREFIX_GALLOPING' Language='de_DE'&gt;&lt;Text&gt;Der Galoppierende&lt;/Text&gt;&lt;/Row&gt;</text:p>
          </table:table-cell>
          <table:table-cell office:value-type="string">
            <text:p>El Galopante</text:p>
          </table:table-cell>
          <table:table-cell table:formula="of:=CONCATENATE(&quot;&lt;Row Tag='&quot;;[.A31];&quot;' Language='es_ES'&gt;&lt;Text&gt;&quot;;[.E31];&quot;&lt;/Text&gt;&lt;/Row&gt;&quot;)" office:value-type="string" office:string-value="&lt;Row Tag='LOC_TCS_UNITNAME_PREFIX_GALLOPING' Language='es_ES'&gt;&lt;Text&gt;El Galopante&lt;/Text&gt;&lt;/Row&gt;">
            <text:p>&lt;Row Tag='LOC_TCS_UNITNAME_PREFIX_GALLOPING' Language='es_ES'&gt;&lt;Text&gt;El Galopante&lt;/Text&gt;&lt;/Row&gt;</text:p>
          </table:table-cell>
          <table:table-cell office:value-type="string">
            <text:p>Il Galoppante</text:p>
          </table:table-cell>
          <table:table-cell table:formula="of:=CONCATENATE(&quot;&lt;Row Tag='&quot;;[.A31];&quot;' Language='it_IT'&gt;&lt;Text&gt;&quot;;[.G31];&quot;&lt;/Text&gt;&lt;/Row&gt;&quot;)" office:value-type="string" office:string-value="&lt;Row Tag='LOC_TCS_UNITNAME_PREFIX_GALLOPING' Language='it_IT'&gt;&lt;Text&gt;Il Galoppante&lt;/Text&gt;&lt;/Row&gt;">
            <text:p>&lt;Row Tag='LOC_TCS_UNITNAME_PREFIX_GALLOPING' Language='it_IT'&gt;&lt;Text&gt;Il Galoppante&lt;/Text&gt;&lt;/Row&gt;</text:p>
          </table:table-cell>
          <table:table-cell office:value-type="string">
            <text:p>ギャロップする</text:p>
          </table:table-cell>
          <table:table-cell table:formula="of:=CONCATENATE(&quot;&lt;Row Tag='&quot;;[.A31];&quot;' Language='ja_JP'&gt;&lt;Text&gt;&quot;;[.I31];&quot;&lt;/Text&gt;&lt;/Row&gt;&quot;)" office:value-type="string" office:string-value="&lt;Row Tag='LOC_TCS_UNITNAME_PREFIX_GALLOPING' Language='ja_JP'&gt;&lt;Text&gt;ギャロップする&lt;/Text&gt;&lt;/Row&gt;">
            <text:p>&lt;Row Tag='LOC_TCS_UNITNAME_PREFIX_GALLOPING' Language='ja_JP'&gt;&lt;Text&gt;ギャロップする&lt;/Text&gt;&lt;/Row&gt;</text:p>
          </table:table-cell>
          <table:table-cell office:value-type="string">
            <text:p>질주하는</text:p>
          </table:table-cell>
          <table:table-cell table:formula="of:=CONCATENATE(&quot;&lt;Row Tag='&quot;;[.A31];&quot;' Language='ko_KR'&gt;&lt;Text&gt;&quot;;[.K31];&quot;&lt;/Text&gt;&lt;/Row&gt;&quot;)" office:value-type="string" office:string-value="&lt;Row Tag='LOC_TCS_UNITNAME_PREFIX_GALLOPING' Language='ko_KR'&gt;&lt;Text&gt;질주하는&lt;/Text&gt;&lt;/Row&gt;">
            <text:p>&lt;Row Tag='LOC_TCS_UNITNAME_PREFIX_GALLOPING' Language='ko_KR'&gt;&lt;Text&gt;질주하는&lt;/Text&gt;&lt;/Row&gt;</text:p>
          </table:table-cell>
          <table:table-cell office:value-type="string">
            <text:p>Galopujący</text:p>
          </table:table-cell>
          <table:table-cell table:formula="of:=CONCATENATE(&quot;&lt;Row Tag='&quot;;[.A31];&quot;' Language='pl_PL'&gt;&lt;Text&gt;&quot;;[.M31];&quot;&lt;/Text&gt;&lt;/Row&gt;&quot;)" office:value-type="string" office:string-value="&lt;Row Tag='LOC_TCS_UNITNAME_PREFIX_GALLOPING' Language='pl_PL'&gt;&lt;Text&gt;Galopujący&lt;/Text&gt;&lt;/Row&gt;">
            <text:p>&lt;Row Tag='LOC_TCS_UNITNAME_PREFIX_GALLOPING' Language='pl_PL'&gt;&lt;Text&gt;Galopujący&lt;/Text&gt;&lt;/Row&gt;</text:p>
          </table:table-cell>
          <table:table-cell office:value-type="string">
            <text:p>O Galopante</text:p>
          </table:table-cell>
          <table:table-cell table:formula="of:=CONCATENATE(&quot;&lt;Row Tag='&quot;;[.A31];&quot;' Language='pt_BR'&gt;&lt;Text&gt;&quot;;[.O31];&quot;&lt;/Text&gt;&lt;/Row&gt;&quot;)" office:value-type="string" office:string-value="&lt;Row Tag='LOC_TCS_UNITNAME_PREFIX_GALLOPING' Language='pt_BR'&gt;&lt;Text&gt;O Galopante&lt;/Text&gt;&lt;/Row&gt;">
            <text:p>&lt;Row Tag='LOC_TCS_UNITNAME_PREFIX_GALLOPING' Language='pt_BR'&gt;&lt;Text&gt;O Galopante&lt;/Text&gt;&lt;/Row&gt;</text:p>
          </table:table-cell>
          <table:table-cell office:value-type="string">
            <text:p>Галопирующий</text:p>
          </table:table-cell>
          <table:table-cell table:formula="of:=CONCATENATE(&quot;&lt;Row Tag='&quot;;[.A31];&quot;' Language='ru_RU'&gt;&lt;Text&gt;&quot;;[.Q31];&quot;&lt;/Text&gt;&lt;/Row&gt;&quot;)" office:value-type="string" office:string-value="&lt;Row Tag='LOC_TCS_UNITNAME_PREFIX_GALLOPING' Language='ru_RU'&gt;&lt;Text&gt;Галопирующий&lt;/Text&gt;&lt;/Row&gt;">
            <text:p>&lt;Row Tag='LOC_TCS_UNITNAME_PREFIX_GALLOPING' Language='ru_RU'&gt;&lt;Text&gt;Галопирующий&lt;/Text&gt;&lt;/Row&gt;</text:p>
          </table:table-cell>
          <table:table-cell office:value-type="string">
            <text:p>疾驰的</text:p>
          </table:table-cell>
          <table:table-cell table:formula="of:=CONCATENATE(&quot;&lt;Row Tag='&quot;;[.A31];&quot;' Language='zh_Hans_CN'&gt;&lt;Text&gt;&quot;;[.S31];&quot;&lt;/Text&gt;&lt;/Row&gt;&quot;)" office:value-type="string" office:string-value="&lt;Row Tag='LOC_TCS_UNITNAME_PREFIX_GALLOPING' Language='zh_Hans_CN'&gt;&lt;Text&gt;疾驰的&lt;/Text&gt;&lt;/Row&gt;">
            <text:p>&lt;Row Tag='LOC_TCS_UNITNAME_PREFIX_GALLOPING' Language='zh_Hans_CN'&gt;&lt;Text&gt;疾驰的&lt;/Text&gt;&lt;/Row&gt;</text:p>
          </table:table-cell>
        </table:table-row>
        <table:table-row table:style-name="ro3">
          <table:table-cell table:style-name="ce2" office:value-type="string">
            <text:p>LOC_TCS_UNITNAME_PREFIX_GHOST</text:p>
          </table:table-cell>
          <table:table-cell table:style-name="ce2" office:value-type="string">
            <text:p>The Ghost</text:p>
          </table:table-cell>
          <table:table-cell office:value-type="string">
            <text:p>Der Geist</text:p>
          </table:table-cell>
          <table:table-cell table:formula="of:=CONCATENATE(&quot;&lt;Row Tag='&quot;;[.A32];&quot;' Language='de_DE'&gt;&lt;Text&gt;&quot;;[.C32];&quot;&lt;/Text&gt;&lt;/Row&gt;&quot;)" office:value-type="string" office:string-value="&lt;Row Tag='LOC_TCS_UNITNAME_PREFIX_GHOST' Language='de_DE'&gt;&lt;Text&gt;Der Geist&lt;/Text&gt;&lt;/Row&gt;">
            <text:p>&lt;Row Tag='LOC_TCS_UNITNAME_PREFIX_GHOST' Language='de_DE'&gt;&lt;Text&gt;Der Geist&lt;/Text&gt;&lt;/Row&gt;</text:p>
          </table:table-cell>
          <table:table-cell office:value-type="string">
            <text:p>El Fantasma</text:p>
          </table:table-cell>
          <table:table-cell table:formula="of:=CONCATENATE(&quot;&lt;Row Tag='&quot;;[.A32];&quot;' Language='es_ES'&gt;&lt;Text&gt;&quot;;[.E32];&quot;&lt;/Text&gt;&lt;/Row&gt;&quot;)" office:value-type="string" office:string-value="&lt;Row Tag='LOC_TCS_UNITNAME_PREFIX_GHOST' Language='es_ES'&gt;&lt;Text&gt;El Fantasma&lt;/Text&gt;&lt;/Row&gt;">
            <text:p>&lt;Row Tag='LOC_TCS_UNITNAME_PREFIX_GHOST' Language='es_ES'&gt;&lt;Text&gt;El Fantasma&lt;/Text&gt;&lt;/Row&gt;</text:p>
          </table:table-cell>
          <table:table-cell office:value-type="string">
            <text:p>Il Fantasma</text:p>
          </table:table-cell>
          <table:table-cell table:formula="of:=CONCATENATE(&quot;&lt;Row Tag='&quot;;[.A32];&quot;' Language='it_IT'&gt;&lt;Text&gt;&quot;;[.G32];&quot;&lt;/Text&gt;&lt;/Row&gt;&quot;)" office:value-type="string" office:string-value="&lt;Row Tag='LOC_TCS_UNITNAME_PREFIX_GHOST' Language='it_IT'&gt;&lt;Text&gt;Il Fantasma&lt;/Text&gt;&lt;/Row&gt;">
            <text:p>&lt;Row Tag='LOC_TCS_UNITNAME_PREFIX_GHOST' Language='it_IT'&gt;&lt;Text&gt;Il Fantasma&lt;/Text&gt;&lt;/Row&gt;</text:p>
          </table:table-cell>
          <table:table-cell office:value-type="string">
            <text:p>幽霊</text:p>
          </table:table-cell>
          <table:table-cell table:formula="of:=CONCATENATE(&quot;&lt;Row Tag='&quot;;[.A32];&quot;' Language='ja_JP'&gt;&lt;Text&gt;&quot;;[.I32];&quot;&lt;/Text&gt;&lt;/Row&gt;&quot;)" office:value-type="string" office:string-value="&lt;Row Tag='LOC_TCS_UNITNAME_PREFIX_GHOST' Language='ja_JP'&gt;&lt;Text&gt;幽霊&lt;/Text&gt;&lt;/Row&gt;">
            <text:p>&lt;Row Tag='LOC_TCS_UNITNAME_PREFIX_GHOST' Language='ja_JP'&gt;&lt;Text&gt;幽霊&lt;/Text&gt;&lt;/Row&gt;</text:p>
          </table:table-cell>
          <table:table-cell office:value-type="string">
            <text:p>유령</text:p>
          </table:table-cell>
          <table:table-cell table:formula="of:=CONCATENATE(&quot;&lt;Row Tag='&quot;;[.A32];&quot;' Language='ko_KR'&gt;&lt;Text&gt;&quot;;[.K32];&quot;&lt;/Text&gt;&lt;/Row&gt;&quot;)" office:value-type="string" office:string-value="&lt;Row Tag='LOC_TCS_UNITNAME_PREFIX_GHOST' Language='ko_KR'&gt;&lt;Text&gt;유령&lt;/Text&gt;&lt;/Row&gt;">
            <text:p>&lt;Row Tag='LOC_TCS_UNITNAME_PREFIX_GHOST' Language='ko_KR'&gt;&lt;Text&gt;유령&lt;/Text&gt;&lt;/Row&gt;</text:p>
          </table:table-cell>
          <table:table-cell office:value-type="string">
            <text:p>Duch</text:p>
          </table:table-cell>
          <table:table-cell table:formula="of:=CONCATENATE(&quot;&lt;Row Tag='&quot;;[.A32];&quot;' Language='pl_PL'&gt;&lt;Text&gt;&quot;;[.M32];&quot;&lt;/Text&gt;&lt;/Row&gt;&quot;)" office:value-type="string" office:string-value="&lt;Row Tag='LOC_TCS_UNITNAME_PREFIX_GHOST' Language='pl_PL'&gt;&lt;Text&gt;Duch&lt;/Text&gt;&lt;/Row&gt;">
            <text:p>&lt;Row Tag='LOC_TCS_UNITNAME_PREFIX_GHOST' Language='pl_PL'&gt;&lt;Text&gt;Duch&lt;/Text&gt;&lt;/Row&gt;</text:p>
          </table:table-cell>
          <table:table-cell office:value-type="string">
            <text:p>O Fantasma</text:p>
          </table:table-cell>
          <table:table-cell table:formula="of:=CONCATENATE(&quot;&lt;Row Tag='&quot;;[.A32];&quot;' Language='pt_BR'&gt;&lt;Text&gt;&quot;;[.O32];&quot;&lt;/Text&gt;&lt;/Row&gt;&quot;)" office:value-type="string" office:string-value="&lt;Row Tag='LOC_TCS_UNITNAME_PREFIX_GHOST' Language='pt_BR'&gt;&lt;Text&gt;O Fantasma&lt;/Text&gt;&lt;/Row&gt;">
            <text:p>&lt;Row Tag='LOC_TCS_UNITNAME_PREFIX_GHOST' Language='pt_BR'&gt;&lt;Text&gt;O Fantasma&lt;/Text&gt;&lt;/Row&gt;</text:p>
          </table:table-cell>
          <table:table-cell office:value-type="string">
            <text:p>Призрак</text:p>
          </table:table-cell>
          <table:table-cell table:formula="of:=CONCATENATE(&quot;&lt;Row Tag='&quot;;[.A32];&quot;' Language='ru_RU'&gt;&lt;Text&gt;&quot;;[.Q32];&quot;&lt;/Text&gt;&lt;/Row&gt;&quot;)" office:value-type="string" office:string-value="&lt;Row Tag='LOC_TCS_UNITNAME_PREFIX_GHOST' Language='ru_RU'&gt;&lt;Text&gt;Призрак&lt;/Text&gt;&lt;/Row&gt;">
            <text:p>&lt;Row Tag='LOC_TCS_UNITNAME_PREFIX_GHOST' Language='ru_RU'&gt;&lt;Text&gt;Призрак&lt;/Text&gt;&lt;/Row&gt;</text:p>
          </table:table-cell>
          <table:table-cell office:value-type="string">
            <text:p>幽灵</text:p>
          </table:table-cell>
          <table:table-cell table:formula="of:=CONCATENATE(&quot;&lt;Row Tag='&quot;;[.A32];&quot;' Language='zh_Hans_CN'&gt;&lt;Text&gt;&quot;;[.S32];&quot;&lt;/Text&gt;&lt;/Row&gt;&quot;)" office:value-type="string" office:string-value="&lt;Row Tag='LOC_TCS_UNITNAME_PREFIX_GHOST' Language='zh_Hans_CN'&gt;&lt;Text&gt;幽灵&lt;/Text&gt;&lt;/Row&gt;">
            <text:p>&lt;Row Tag='LOC_TCS_UNITNAME_PREFIX_GHOST' Language='zh_Hans_CN'&gt;&lt;Text&gt;幽灵&lt;/Text&gt;&lt;/Row&gt;</text:p>
          </table:table-cell>
        </table:table-row>
        <table:table-row table:style-name="ro3">
          <table:table-cell table:style-name="ce2" office:value-type="string">
            <text:p>LOC_TCS_UNITNAME_PREFIX_GLORY</text:p>
          </table:table-cell>
          <table:table-cell table:style-name="ce2" office:value-type="string">
            <text:p>The Glory</text:p>
          </table:table-cell>
          <table:table-cell office:value-type="string">
            <text:p>Der Ruhm</text:p>
          </table:table-cell>
          <table:table-cell table:formula="of:=CONCATENATE(&quot;&lt;Row Tag='&quot;;[.A33];&quot;' Language='de_DE'&gt;&lt;Text&gt;&quot;;[.C33];&quot;&lt;/Text&gt;&lt;/Row&gt;&quot;)" office:value-type="string" office:string-value="&lt;Row Tag='LOC_TCS_UNITNAME_PREFIX_GLORY' Language='de_DE'&gt;&lt;Text&gt;Der Ruhm&lt;/Text&gt;&lt;/Row&gt;">
            <text:p>&lt;Row Tag='LOC_TCS_UNITNAME_PREFIX_GLORY' Language='de_DE'&gt;&lt;Text&gt;Der Ruhm&lt;/Text&gt;&lt;/Row&gt;</text:p>
          </table:table-cell>
          <table:table-cell office:value-type="string">
            <text:p>La Gloria</text:p>
          </table:table-cell>
          <table:table-cell table:formula="of:=CONCATENATE(&quot;&lt;Row Tag='&quot;;[.A33];&quot;' Language='es_ES'&gt;&lt;Text&gt;&quot;;[.E33];&quot;&lt;/Text&gt;&lt;/Row&gt;&quot;)" office:value-type="string" office:string-value="&lt;Row Tag='LOC_TCS_UNITNAME_PREFIX_GLORY' Language='es_ES'&gt;&lt;Text&gt;La Gloria&lt;/Text&gt;&lt;/Row&gt;">
            <text:p>&lt;Row Tag='LOC_TCS_UNITNAME_PREFIX_GLORY' Language='es_ES'&gt;&lt;Text&gt;La Gloria&lt;/Text&gt;&lt;/Row&gt;</text:p>
          </table:table-cell>
          <table:table-cell office:value-type="string">
            <text:p>La Gloria</text:p>
          </table:table-cell>
          <table:table-cell table:formula="of:=CONCATENATE(&quot;&lt;Row Tag='&quot;;[.A33];&quot;' Language='it_IT'&gt;&lt;Text&gt;&quot;;[.G33];&quot;&lt;/Text&gt;&lt;/Row&gt;&quot;)" office:value-type="string" office:string-value="&lt;Row Tag='LOC_TCS_UNITNAME_PREFIX_GLORY' Language='it_IT'&gt;&lt;Text&gt;La Gloria&lt;/Text&gt;&lt;/Row&gt;">
            <text:p>&lt;Row Tag='LOC_TCS_UNITNAME_PREFIX_GLORY' Language='it_IT'&gt;&lt;Text&gt;La Gloria&lt;/Text&gt;&lt;/Row&gt;</text:p>
          </table:table-cell>
          <table:table-cell office:value-type="string">
            <text:p>栄光</text:p>
          </table:table-cell>
          <table:table-cell table:formula="of:=CONCATENATE(&quot;&lt;Row Tag='&quot;;[.A33];&quot;' Language='ja_JP'&gt;&lt;Text&gt;&quot;;[.I33];&quot;&lt;/Text&gt;&lt;/Row&gt;&quot;)" office:value-type="string" office:string-value="&lt;Row Tag='LOC_TCS_UNITNAME_PREFIX_GLORY' Language='ja_JP'&gt;&lt;Text&gt;栄光&lt;/Text&gt;&lt;/Row&gt;">
            <text:p>&lt;Row Tag='LOC_TCS_UNITNAME_PREFIX_GLORY' Language='ja_JP'&gt;&lt;Text&gt;栄光&lt;/Text&gt;&lt;/Row&gt;</text:p>
          </table:table-cell>
          <table:table-cell office:value-type="string">
            <text:p>영광</text:p>
          </table:table-cell>
          <table:table-cell table:formula="of:=CONCATENATE(&quot;&lt;Row Tag='&quot;;[.A33];&quot;' Language='ko_KR'&gt;&lt;Text&gt;&quot;;[.K33];&quot;&lt;/Text&gt;&lt;/Row&gt;&quot;)" office:value-type="string" office:string-value="&lt;Row Tag='LOC_TCS_UNITNAME_PREFIX_GLORY' Language='ko_KR'&gt;&lt;Text&gt;영광&lt;/Text&gt;&lt;/Row&gt;">
            <text:p>&lt;Row Tag='LOC_TCS_UNITNAME_PREFIX_GLORY' Language='ko_KR'&gt;&lt;Text&gt;영광&lt;/Text&gt;&lt;/Row&gt;</text:p>
          </table:table-cell>
          <table:table-cell office:value-type="string">
            <text:p>Chwała</text:p>
          </table:table-cell>
          <table:table-cell table:formula="of:=CONCATENATE(&quot;&lt;Row Tag='&quot;;[.A33];&quot;' Language='pl_PL'&gt;&lt;Text&gt;&quot;;[.M33];&quot;&lt;/Text&gt;&lt;/Row&gt;&quot;)" office:value-type="string" office:string-value="&lt;Row Tag='LOC_TCS_UNITNAME_PREFIX_GLORY' Language='pl_PL'&gt;&lt;Text&gt;Chwała&lt;/Text&gt;&lt;/Row&gt;">
            <text:p>&lt;Row Tag='LOC_TCS_UNITNAME_PREFIX_GLORY' Language='pl_PL'&gt;&lt;Text&gt;Chwała&lt;/Text&gt;&lt;/Row&gt;</text:p>
          </table:table-cell>
          <table:table-cell office:value-type="string">
            <text:p>A Glória</text:p>
          </table:table-cell>
          <table:table-cell table:formula="of:=CONCATENATE(&quot;&lt;Row Tag='&quot;;[.A33];&quot;' Language='pt_BR'&gt;&lt;Text&gt;&quot;;[.O33];&quot;&lt;/Text&gt;&lt;/Row&gt;&quot;)" office:value-type="string" office:string-value="&lt;Row Tag='LOC_TCS_UNITNAME_PREFIX_GLORY' Language='pt_BR'&gt;&lt;Text&gt;A Glória&lt;/Text&gt;&lt;/Row&gt;">
            <text:p>&lt;Row Tag='LOC_TCS_UNITNAME_PREFIX_GLORY' Language='pt_BR'&gt;&lt;Text&gt;A Glória&lt;/Text&gt;&lt;/Row&gt;</text:p>
          </table:table-cell>
          <table:table-cell office:value-type="string">
            <text:p>Слава</text:p>
          </table:table-cell>
          <table:table-cell table:formula="of:=CONCATENATE(&quot;&lt;Row Tag='&quot;;[.A33];&quot;' Language='ru_RU'&gt;&lt;Text&gt;&quot;;[.Q33];&quot;&lt;/Text&gt;&lt;/Row&gt;&quot;)" office:value-type="string" office:string-value="&lt;Row Tag='LOC_TCS_UNITNAME_PREFIX_GLORY' Language='ru_RU'&gt;&lt;Text&gt;Слава&lt;/Text&gt;&lt;/Row&gt;">
            <text:p>&lt;Row Tag='LOC_TCS_UNITNAME_PREFIX_GLORY' Language='ru_RU'&gt;&lt;Text&gt;Слава&lt;/Text&gt;&lt;/Row&gt;</text:p>
          </table:table-cell>
          <table:table-cell office:value-type="string">
            <text:p>荣耀</text:p>
          </table:table-cell>
          <table:table-cell table:formula="of:=CONCATENATE(&quot;&lt;Row Tag='&quot;;[.A33];&quot;' Language='zh_Hans_CN'&gt;&lt;Text&gt;&quot;;[.S33];&quot;&lt;/Text&gt;&lt;/Row&gt;&quot;)" office:value-type="string" office:string-value="&lt;Row Tag='LOC_TCS_UNITNAME_PREFIX_GLORY' Language='zh_Hans_CN'&gt;&lt;Text&gt;荣耀&lt;/Text&gt;&lt;/Row&gt;">
            <text:p>&lt;Row Tag='LOC_TCS_UNITNAME_PREFIX_GLORY' Language='zh_Hans_CN'&gt;&lt;Text&gt;荣耀&lt;/Text&gt;&lt;/Row&gt;</text:p>
          </table:table-cell>
        </table:table-row>
        <table:table-row table:style-name="ro3">
          <table:table-cell table:style-name="ce2" office:value-type="string">
            <text:p>LOC_TCS_UNITNAME_PREFIX_GOLDEN</text:p>
          </table:table-cell>
          <table:table-cell table:style-name="ce2" office:value-type="string">
            <text:p>The Golden</text:p>
          </table:table-cell>
          <table:table-cell office:value-type="string">
            <text:p>Der Goldene</text:p>
          </table:table-cell>
          <table:table-cell table:formula="of:=CONCATENATE(&quot;&lt;Row Tag='&quot;;[.A34];&quot;' Language='de_DE'&gt;&lt;Text&gt;&quot;;[.C34];&quot;&lt;/Text&gt;&lt;/Row&gt;&quot;)" office:value-type="string" office:string-value="&lt;Row Tag='LOC_TCS_UNITNAME_PREFIX_GOLDEN' Language='de_DE'&gt;&lt;Text&gt;Der Goldene&lt;/Text&gt;&lt;/Row&gt;">
            <text:p>&lt;Row Tag='LOC_TCS_UNITNAME_PREFIX_GOLDEN' Language='de_DE'&gt;&lt;Text&gt;Der Goldene&lt;/Text&gt;&lt;/Row&gt;</text:p>
          </table:table-cell>
          <table:table-cell office:value-type="string">
            <text:p>El Dorado</text:p>
          </table:table-cell>
          <table:table-cell table:formula="of:=CONCATENATE(&quot;&lt;Row Tag='&quot;;[.A34];&quot;' Language='es_ES'&gt;&lt;Text&gt;&quot;;[.E34];&quot;&lt;/Text&gt;&lt;/Row&gt;&quot;)" office:value-type="string" office:string-value="&lt;Row Tag='LOC_TCS_UNITNAME_PREFIX_GOLDEN' Language='es_ES'&gt;&lt;Text&gt;El Dorado&lt;/Text&gt;&lt;/Row&gt;">
            <text:p>&lt;Row Tag='LOC_TCS_UNITNAME_PREFIX_GOLDEN' Language='es_ES'&gt;&lt;Text&gt;El Dorado&lt;/Text&gt;&lt;/Row&gt;</text:p>
          </table:table-cell>
          <table:table-cell office:value-type="string">
            <text:p>Il Dorato</text:p>
          </table:table-cell>
          <table:table-cell table:formula="of:=CONCATENATE(&quot;&lt;Row Tag='&quot;;[.A34];&quot;' Language='it_IT'&gt;&lt;Text&gt;&quot;;[.G34];&quot;&lt;/Text&gt;&lt;/Row&gt;&quot;)" office:value-type="string" office:string-value="&lt;Row Tag='LOC_TCS_UNITNAME_PREFIX_GOLDEN' Language='it_IT'&gt;&lt;Text&gt;Il Dorato&lt;/Text&gt;&lt;/Row&gt;">
            <text:p>&lt;Row Tag='LOC_TCS_UNITNAME_PREFIX_GOLDEN' Language='it_IT'&gt;&lt;Text&gt;Il Dorato&lt;/Text&gt;&lt;/Row&gt;</text:p>
          </table:table-cell>
          <table:table-cell office:value-type="string">
            <text:p>黄金の</text:p>
          </table:table-cell>
          <table:table-cell table:formula="of:=CONCATENATE(&quot;&lt;Row Tag='&quot;;[.A34];&quot;' Language='ja_JP'&gt;&lt;Text&gt;&quot;;[.I34];&quot;&lt;/Text&gt;&lt;/Row&gt;&quot;)" office:value-type="string" office:string-value="&lt;Row Tag='LOC_TCS_UNITNAME_PREFIX_GOLDEN' Language='ja_JP'&gt;&lt;Text&gt;黄金の&lt;/Text&gt;&lt;/Row&gt;">
            <text:p>&lt;Row Tag='LOC_TCS_UNITNAME_PREFIX_GOLDEN' Language='ja_JP'&gt;&lt;Text&gt;黄金の&lt;/Text&gt;&lt;/Row&gt;</text:p>
          </table:table-cell>
          <table:table-cell office:value-type="string">
            <text:p>황금의</text:p>
          </table:table-cell>
          <table:table-cell table:formula="of:=CONCATENATE(&quot;&lt;Row Tag='&quot;;[.A34];&quot;' Language='ko_KR'&gt;&lt;Text&gt;&quot;;[.K34];&quot;&lt;/Text&gt;&lt;/Row&gt;&quot;)" office:value-type="string" office:string-value="&lt;Row Tag='LOC_TCS_UNITNAME_PREFIX_GOLDEN' Language='ko_KR'&gt;&lt;Text&gt;황금의&lt;/Text&gt;&lt;/Row&gt;">
            <text:p>&lt;Row Tag='LOC_TCS_UNITNAME_PREFIX_GOLDEN' Language='ko_KR'&gt;&lt;Text&gt;황금의&lt;/Text&gt;&lt;/Row&gt;</text:p>
          </table:table-cell>
          <table:table-cell office:value-type="string">
            <text:p>Złoty</text:p>
          </table:table-cell>
          <table:table-cell table:formula="of:=CONCATENATE(&quot;&lt;Row Tag='&quot;;[.A34];&quot;' Language='pl_PL'&gt;&lt;Text&gt;&quot;;[.M34];&quot;&lt;/Text&gt;&lt;/Row&gt;&quot;)" office:value-type="string" office:string-value="&lt;Row Tag='LOC_TCS_UNITNAME_PREFIX_GOLDEN' Language='pl_PL'&gt;&lt;Text&gt;Złoty&lt;/Text&gt;&lt;/Row&gt;">
            <text:p>&lt;Row Tag='LOC_TCS_UNITNAME_PREFIX_GOLDEN' Language='pl_PL'&gt;&lt;Text&gt;Złoty&lt;/Text&gt;&lt;/Row&gt;</text:p>
          </table:table-cell>
          <table:table-cell office:value-type="string">
            <text:p>O Dourado</text:p>
          </table:table-cell>
          <table:table-cell table:formula="of:=CONCATENATE(&quot;&lt;Row Tag='&quot;;[.A34];&quot;' Language='pt_BR'&gt;&lt;Text&gt;&quot;;[.O34];&quot;&lt;/Text&gt;&lt;/Row&gt;&quot;)" office:value-type="string" office:string-value="&lt;Row Tag='LOC_TCS_UNITNAME_PREFIX_GOLDEN' Language='pt_BR'&gt;&lt;Text&gt;O Dourado&lt;/Text&gt;&lt;/Row&gt;">
            <text:p>&lt;Row Tag='LOC_TCS_UNITNAME_PREFIX_GOLDEN' Language='pt_BR'&gt;&lt;Text&gt;O Dourado&lt;/Text&gt;&lt;/Row&gt;</text:p>
          </table:table-cell>
          <table:table-cell office:value-type="string">
            <text:p>Золотой</text:p>
          </table:table-cell>
          <table:table-cell table:formula="of:=CONCATENATE(&quot;&lt;Row Tag='&quot;;[.A34];&quot;' Language='ru_RU'&gt;&lt;Text&gt;&quot;;[.Q34];&quot;&lt;/Text&gt;&lt;/Row&gt;&quot;)" office:value-type="string" office:string-value="&lt;Row Tag='LOC_TCS_UNITNAME_PREFIX_GOLDEN' Language='ru_RU'&gt;&lt;Text&gt;Золотой&lt;/Text&gt;&lt;/Row&gt;">
            <text:p>&lt;Row Tag='LOC_TCS_UNITNAME_PREFIX_GOLDEN' Language='ru_RU'&gt;&lt;Text&gt;Золотой&lt;/Text&gt;&lt;/Row&gt;</text:p>
          </table:table-cell>
          <table:table-cell office:value-type="string">
            <text:p>金色的</text:p>
          </table:table-cell>
          <table:table-cell table:formula="of:=CONCATENATE(&quot;&lt;Row Tag='&quot;;[.A34];&quot;' Language='zh_Hans_CN'&gt;&lt;Text&gt;&quot;;[.S34];&quot;&lt;/Text&gt;&lt;/Row&gt;&quot;)" office:value-type="string" office:string-value="&lt;Row Tag='LOC_TCS_UNITNAME_PREFIX_GOLDEN' Language='zh_Hans_CN'&gt;&lt;Text&gt;金色的&lt;/Text&gt;&lt;/Row&gt;">
            <text:p>&lt;Row Tag='LOC_TCS_UNITNAME_PREFIX_GOLDEN' Language='zh_Hans_CN'&gt;&lt;Text&gt;金色的&lt;/Text&gt;&lt;/Row&gt;</text:p>
          </table:table-cell>
        </table:table-row>
        <table:table-row table:style-name="ro3">
          <table:table-cell table:style-name="ce2" office:value-type="string">
            <text:p>LOC_TCS_UNITNAME_PREFIX_GREAT</text:p>
          </table:table-cell>
          <table:table-cell table:style-name="ce2" office:value-type="string">
            <text:p>The Great</text:p>
          </table:table-cell>
          <table:table-cell office:value-type="string">
            <text:p>Der Große</text:p>
          </table:table-cell>
          <table:table-cell table:formula="of:=CONCATENATE(&quot;&lt;Row Tag='&quot;;[.A35];&quot;' Language='de_DE'&gt;&lt;Text&gt;&quot;;[.C35];&quot;&lt;/Text&gt;&lt;/Row&gt;&quot;)" office:value-type="string" office:string-value="&lt;Row Tag='LOC_TCS_UNITNAME_PREFIX_GREAT' Language='de_DE'&gt;&lt;Text&gt;Der Große&lt;/Text&gt;&lt;/Row&gt;">
            <text:p>&lt;Row Tag='LOC_TCS_UNITNAME_PREFIX_GREAT' Language='de_DE'&gt;&lt;Text&gt;Der Große&lt;/Text&gt;&lt;/Row&gt;</text:p>
          </table:table-cell>
          <table:table-cell office:value-type="string">
            <text:p>El Grande</text:p>
          </table:table-cell>
          <table:table-cell table:formula="of:=CONCATENATE(&quot;&lt;Row Tag='&quot;;[.A35];&quot;' Language='es_ES'&gt;&lt;Text&gt;&quot;;[.E35];&quot;&lt;/Text&gt;&lt;/Row&gt;&quot;)" office:value-type="string" office:string-value="&lt;Row Tag='LOC_TCS_UNITNAME_PREFIX_GREAT' Language='es_ES'&gt;&lt;Text&gt;El Grande&lt;/Text&gt;&lt;/Row&gt;">
            <text:p>&lt;Row Tag='LOC_TCS_UNITNAME_PREFIX_GREAT' Language='es_ES'&gt;&lt;Text&gt;El Grande&lt;/Text&gt;&lt;/Row&gt;</text:p>
          </table:table-cell>
          <table:table-cell office:value-type="string">
            <text:p>Il Grande</text:p>
          </table:table-cell>
          <table:table-cell table:formula="of:=CONCATENATE(&quot;&lt;Row Tag='&quot;;[.A35];&quot;' Language='it_IT'&gt;&lt;Text&gt;&quot;;[.G35];&quot;&lt;/Text&gt;&lt;/Row&gt;&quot;)" office:value-type="string" office:string-value="&lt;Row Tag='LOC_TCS_UNITNAME_PREFIX_GREAT' Language='it_IT'&gt;&lt;Text&gt;Il Grande&lt;/Text&gt;&lt;/Row&gt;">
            <text:p>&lt;Row Tag='LOC_TCS_UNITNAME_PREFIX_GREAT' Language='it_IT'&gt;&lt;Text&gt;Il Grande&lt;/Text&gt;&lt;/Row&gt;</text:p>
          </table:table-cell>
          <table:table-cell office:value-type="string">
            <text:p>偉大な</text:p>
          </table:table-cell>
          <table:table-cell table:formula="of:=CONCATENATE(&quot;&lt;Row Tag='&quot;;[.A35];&quot;' Language='ja_JP'&gt;&lt;Text&gt;&quot;;[.I35];&quot;&lt;/Text&gt;&lt;/Row&gt;&quot;)" office:value-type="string" office:string-value="&lt;Row Tag='LOC_TCS_UNITNAME_PREFIX_GREAT' Language='ja_JP'&gt;&lt;Text&gt;偉大な&lt;/Text&gt;&lt;/Row&gt;">
            <text:p>&lt;Row Tag='LOC_TCS_UNITNAME_PREFIX_GREAT' Language='ja_JP'&gt;&lt;Text&gt;偉大な&lt;/Text&gt;&lt;/Row&gt;</text:p>
          </table:table-cell>
          <table:table-cell office:value-type="string">
            <text:p>위대한</text:p>
          </table:table-cell>
          <table:table-cell table:formula="of:=CONCATENATE(&quot;&lt;Row Tag='&quot;;[.A35];&quot;' Language='ko_KR'&gt;&lt;Text&gt;&quot;;[.K35];&quot;&lt;/Text&gt;&lt;/Row&gt;&quot;)" office:value-type="string" office:string-value="&lt;Row Tag='LOC_TCS_UNITNAME_PREFIX_GREAT' Language='ko_KR'&gt;&lt;Text&gt;위대한&lt;/Text&gt;&lt;/Row&gt;">
            <text:p>&lt;Row Tag='LOC_TCS_UNITNAME_PREFIX_GREAT' Language='ko_KR'&gt;&lt;Text&gt;위대한&lt;/Text&gt;&lt;/Row&gt;</text:p>
          </table:table-cell>
          <table:table-cell office:value-type="string">
            <text:p>Wielki</text:p>
          </table:table-cell>
          <table:table-cell table:formula="of:=CONCATENATE(&quot;&lt;Row Tag='&quot;;[.A35];&quot;' Language='pl_PL'&gt;&lt;Text&gt;&quot;;[.M35];&quot;&lt;/Text&gt;&lt;/Row&gt;&quot;)" office:value-type="string" office:string-value="&lt;Row Tag='LOC_TCS_UNITNAME_PREFIX_GREAT' Language='pl_PL'&gt;&lt;Text&gt;Wielki&lt;/Text&gt;&lt;/Row&gt;">
            <text:p>&lt;Row Tag='LOC_TCS_UNITNAME_PREFIX_GREAT' Language='pl_PL'&gt;&lt;Text&gt;Wielki&lt;/Text&gt;&lt;/Row&gt;</text:p>
          </table:table-cell>
          <table:table-cell office:value-type="string">
            <text:p>O Grande</text:p>
          </table:table-cell>
          <table:table-cell table:formula="of:=CONCATENATE(&quot;&lt;Row Tag='&quot;;[.A35];&quot;' Language='pt_BR'&gt;&lt;Text&gt;&quot;;[.O35];&quot;&lt;/Text&gt;&lt;/Row&gt;&quot;)" office:value-type="string" office:string-value="&lt;Row Tag='LOC_TCS_UNITNAME_PREFIX_GREAT' Language='pt_BR'&gt;&lt;Text&gt;O Grande&lt;/Text&gt;&lt;/Row&gt;">
            <text:p>&lt;Row Tag='LOC_TCS_UNITNAME_PREFIX_GREAT' Language='pt_BR'&gt;&lt;Text&gt;O Grande&lt;/Text&gt;&lt;/Row&gt;</text:p>
          </table:table-cell>
          <table:table-cell office:value-type="string">
            <text:p>Великий</text:p>
          </table:table-cell>
          <table:table-cell table:formula="of:=CONCATENATE(&quot;&lt;Row Tag='&quot;;[.A35];&quot;' Language='ru_RU'&gt;&lt;Text&gt;&quot;;[.Q35];&quot;&lt;/Text&gt;&lt;/Row&gt;&quot;)" office:value-type="string" office:string-value="&lt;Row Tag='LOC_TCS_UNITNAME_PREFIX_GREAT' Language='ru_RU'&gt;&lt;Text&gt;Великий&lt;/Text&gt;&lt;/Row&gt;">
            <text:p>&lt;Row Tag='LOC_TCS_UNITNAME_PREFIX_GREAT' Language='ru_RU'&gt;&lt;Text&gt;Великий&lt;/Text&gt;&lt;/Row&gt;</text:p>
          </table:table-cell>
          <table:table-cell office:value-type="string">
            <text:p>伟大的</text:p>
          </table:table-cell>
          <table:table-cell table:formula="of:=CONCATENATE(&quot;&lt;Row Tag='&quot;;[.A35];&quot;' Language='zh_Hans_CN'&gt;&lt;Text&gt;&quot;;[.S35];&quot;&lt;/Text&gt;&lt;/Row&gt;&quot;)" office:value-type="string" office:string-value="&lt;Row Tag='LOC_TCS_UNITNAME_PREFIX_GREAT' Language='zh_Hans_CN'&gt;&lt;Text&gt;伟大的&lt;/Text&gt;&lt;/Row&gt;">
            <text:p>&lt;Row Tag='LOC_TCS_UNITNAME_PREFIX_GREAT' Language='zh_Hans_CN'&gt;&lt;Text&gt;伟大的&lt;/Text&gt;&lt;/Row&gt;</text:p>
          </table:table-cell>
        </table:table-row>
        <table:table-row table:style-name="ro3">
          <table:table-cell table:style-name="ce2" office:value-type="string">
            <text:p>LOC_TCS_UNITNAME_PREFIX_GREEN</text:p>
          </table:table-cell>
          <table:table-cell table:style-name="ce2" office:value-type="string">
            <text:p>The Green</text:p>
          </table:table-cell>
          <table:table-cell office:value-type="string">
            <text:p>Der Grüne</text:p>
          </table:table-cell>
          <table:table-cell table:formula="of:=CONCATENATE(&quot;&lt;Row Tag='&quot;;[.A36];&quot;' Language='de_DE'&gt;&lt;Text&gt;&quot;;[.C36];&quot;&lt;/Text&gt;&lt;/Row&gt;&quot;)" office:value-type="string" office:string-value="&lt;Row Tag='LOC_TCS_UNITNAME_PREFIX_GREEN' Language='de_DE'&gt;&lt;Text&gt;Der Grüne&lt;/Text&gt;&lt;/Row&gt;">
            <text:p>&lt;Row Tag='LOC_TCS_UNITNAME_PREFIX_GREEN' Language='de_DE'&gt;&lt;Text&gt;Der Grüne&lt;/Text&gt;&lt;/Row&gt;</text:p>
          </table:table-cell>
          <table:table-cell office:value-type="string">
            <text:p>El Verde</text:p>
          </table:table-cell>
          <table:table-cell table:formula="of:=CONCATENATE(&quot;&lt;Row Tag='&quot;;[.A36];&quot;' Language='es_ES'&gt;&lt;Text&gt;&quot;;[.E36];&quot;&lt;/Text&gt;&lt;/Row&gt;&quot;)" office:value-type="string" office:string-value="&lt;Row Tag='LOC_TCS_UNITNAME_PREFIX_GREEN' Language='es_ES'&gt;&lt;Text&gt;El Verde&lt;/Text&gt;&lt;/Row&gt;">
            <text:p>&lt;Row Tag='LOC_TCS_UNITNAME_PREFIX_GREEN' Language='es_ES'&gt;&lt;Text&gt;El Verde&lt;/Text&gt;&lt;/Row&gt;</text:p>
          </table:table-cell>
          <table:table-cell office:value-type="string">
            <text:p>Il Verde</text:p>
          </table:table-cell>
          <table:table-cell table:formula="of:=CONCATENATE(&quot;&lt;Row Tag='&quot;;[.A36];&quot;' Language='it_IT'&gt;&lt;Text&gt;&quot;;[.G36];&quot;&lt;/Text&gt;&lt;/Row&gt;&quot;)" office:value-type="string" office:string-value="&lt;Row Tag='LOC_TCS_UNITNAME_PREFIX_GREEN' Language='it_IT'&gt;&lt;Text&gt;Il Verde&lt;/Text&gt;&lt;/Row&gt;">
            <text:p>&lt;Row Tag='LOC_TCS_UNITNAME_PREFIX_GREEN' Language='it_IT'&gt;&lt;Text&gt;Il Verde&lt;/Text&gt;&lt;/Row&gt;</text:p>
          </table:table-cell>
          <table:table-cell office:value-type="string">
            <text:p>緑の</text:p>
          </table:table-cell>
          <table:table-cell table:formula="of:=CONCATENATE(&quot;&lt;Row Tag='&quot;;[.A36];&quot;' Language='ja_JP'&gt;&lt;Text&gt;&quot;;[.I36];&quot;&lt;/Text&gt;&lt;/Row&gt;&quot;)" office:value-type="string" office:string-value="&lt;Row Tag='LOC_TCS_UNITNAME_PREFIX_GREEN' Language='ja_JP'&gt;&lt;Text&gt;緑の&lt;/Text&gt;&lt;/Row&gt;">
            <text:p>&lt;Row Tag='LOC_TCS_UNITNAME_PREFIX_GREEN' Language='ja_JP'&gt;&lt;Text&gt;緑の&lt;/Text&gt;&lt;/Row&gt;</text:p>
          </table:table-cell>
          <table:table-cell office:value-type="string">
            <text:p>푸른</text:p>
          </table:table-cell>
          <table:table-cell table:formula="of:=CONCATENATE(&quot;&lt;Row Tag='&quot;;[.A36];&quot;' Language='ko_KR'&gt;&lt;Text&gt;&quot;;[.K36];&quot;&lt;/Text&gt;&lt;/Row&gt;&quot;)" office:value-type="string" office:string-value="&lt;Row Tag='LOC_TCS_UNITNAME_PREFIX_GREEN' Language='ko_KR'&gt;&lt;Text&gt;푸른&lt;/Text&gt;&lt;/Row&gt;">
            <text:p>&lt;Row Tag='LOC_TCS_UNITNAME_PREFIX_GREEN' Language='ko_KR'&gt;&lt;Text&gt;푸른&lt;/Text&gt;&lt;/Row&gt;</text:p>
          </table:table-cell>
          <table:table-cell office:value-type="string">
            <text:p>Zielony</text:p>
          </table:table-cell>
          <table:table-cell table:formula="of:=CONCATENATE(&quot;&lt;Row Tag='&quot;;[.A36];&quot;' Language='pl_PL'&gt;&lt;Text&gt;&quot;;[.M36];&quot;&lt;/Text&gt;&lt;/Row&gt;&quot;)" office:value-type="string" office:string-value="&lt;Row Tag='LOC_TCS_UNITNAME_PREFIX_GREEN' Language='pl_PL'&gt;&lt;Text&gt;Zielony&lt;/Text&gt;&lt;/Row&gt;">
            <text:p>&lt;Row Tag='LOC_TCS_UNITNAME_PREFIX_GREEN' Language='pl_PL'&gt;&lt;Text&gt;Zielony&lt;/Text&gt;&lt;/Row&gt;</text:p>
          </table:table-cell>
          <table:table-cell office:value-type="string">
            <text:p>O Verde</text:p>
          </table:table-cell>
          <table:table-cell table:formula="of:=CONCATENATE(&quot;&lt;Row Tag='&quot;;[.A36];&quot;' Language='pt_BR'&gt;&lt;Text&gt;&quot;;[.O36];&quot;&lt;/Text&gt;&lt;/Row&gt;&quot;)" office:value-type="string" office:string-value="&lt;Row Tag='LOC_TCS_UNITNAME_PREFIX_GREEN' Language='pt_BR'&gt;&lt;Text&gt;O Verde&lt;/Text&gt;&lt;/Row&gt;">
            <text:p>&lt;Row Tag='LOC_TCS_UNITNAME_PREFIX_GREEN' Language='pt_BR'&gt;&lt;Text&gt;O Verde&lt;/Text&gt;&lt;/Row&gt;</text:p>
          </table:table-cell>
          <table:table-cell office:value-type="string">
            <text:p>Зеленый</text:p>
          </table:table-cell>
          <table:table-cell table:formula="of:=CONCATENATE(&quot;&lt;Row Tag='&quot;;[.A36];&quot;' Language='ru_RU'&gt;&lt;Text&gt;&quot;;[.Q36];&quot;&lt;/Text&gt;&lt;/Row&gt;&quot;)" office:value-type="string" office:string-value="&lt;Row Tag='LOC_TCS_UNITNAME_PREFIX_GREEN' Language='ru_RU'&gt;&lt;Text&gt;Зеленый&lt;/Text&gt;&lt;/Row&gt;">
            <text:p>&lt;Row Tag='LOC_TCS_UNITNAME_PREFIX_GREEN' Language='ru_RU'&gt;&lt;Text&gt;Зеленый&lt;/Text&gt;&lt;/Row&gt;</text:p>
          </table:table-cell>
          <table:table-cell office:value-type="string">
            <text:p>绿色的</text:p>
          </table:table-cell>
          <table:table-cell table:formula="of:=CONCATENATE(&quot;&lt;Row Tag='&quot;;[.A36];&quot;' Language='zh_Hans_CN'&gt;&lt;Text&gt;&quot;;[.S36];&quot;&lt;/Text&gt;&lt;/Row&gt;&quot;)" office:value-type="string" office:string-value="&lt;Row Tag='LOC_TCS_UNITNAME_PREFIX_GREEN' Language='zh_Hans_CN'&gt;&lt;Text&gt;绿色的&lt;/Text&gt;&lt;/Row&gt;">
            <text:p>&lt;Row Tag='LOC_TCS_UNITNAME_PREFIX_GREEN' Language='zh_Hans_CN'&gt;&lt;Text&gt;绿色的&lt;/Text&gt;&lt;/Row&gt;</text:p>
          </table:table-cell>
        </table:table-row>
        <table:table-row table:style-name="ro3">
          <table:table-cell table:style-name="ce2" office:value-type="string">
            <text:p>LOC_TCS_UNITNAME_PREFIX_GRIM</text:p>
          </table:table-cell>
          <table:table-cell table:style-name="ce2" office:value-type="string">
            <text:p>The Grim</text:p>
          </table:table-cell>
          <table:table-cell office:value-type="string">
            <text:p>Der Grimmige</text:p>
          </table:table-cell>
          <table:table-cell table:formula="of:=CONCATENATE(&quot;&lt;Row Tag='&quot;;[.A37];&quot;' Language='de_DE'&gt;&lt;Text&gt;&quot;;[.C37];&quot;&lt;/Text&gt;&lt;/Row&gt;&quot;)" office:value-type="string" office:string-value="&lt;Row Tag='LOC_TCS_UNITNAME_PREFIX_GRIM' Language='de_DE'&gt;&lt;Text&gt;Der Grimmige&lt;/Text&gt;&lt;/Row&gt;">
            <text:p>&lt;Row Tag='LOC_TCS_UNITNAME_PREFIX_GRIM' Language='de_DE'&gt;&lt;Text&gt;Der Grimmige&lt;/Text&gt;&lt;/Row&gt;</text:p>
          </table:table-cell>
          <table:table-cell office:value-type="string">
            <text:p>El Tétrico</text:p>
          </table:table-cell>
          <table:table-cell table:formula="of:=CONCATENATE(&quot;&lt;Row Tag='&quot;;[.A37];&quot;' Language='es_ES'&gt;&lt;Text&gt;&quot;;[.E37];&quot;&lt;/Text&gt;&lt;/Row&gt;&quot;)" office:value-type="string" office:string-value="&lt;Row Tag='LOC_TCS_UNITNAME_PREFIX_GRIM' Language='es_ES'&gt;&lt;Text&gt;El Tétrico&lt;/Text&gt;&lt;/Row&gt;">
            <text:p>&lt;Row Tag='LOC_TCS_UNITNAME_PREFIX_GRIM' Language='es_ES'&gt;&lt;Text&gt;El Tétrico&lt;/Text&gt;&lt;/Row&gt;</text:p>
          </table:table-cell>
          <table:table-cell office:value-type="string">
            <text:p>Il Cupo</text:p>
          </table:table-cell>
          <table:table-cell table:formula="of:=CONCATENATE(&quot;&lt;Row Tag='&quot;;[.A37];&quot;' Language='it_IT'&gt;&lt;Text&gt;&quot;;[.G37];&quot;&lt;/Text&gt;&lt;/Row&gt;&quot;)" office:value-type="string" office:string-value="&lt;Row Tag='LOC_TCS_UNITNAME_PREFIX_GRIM' Language='it_IT'&gt;&lt;Text&gt;Il Cupo&lt;/Text&gt;&lt;/Row&gt;">
            <text:p>&lt;Row Tag='LOC_TCS_UNITNAME_PREFIX_GRIM' Language='it_IT'&gt;&lt;Text&gt;Il Cupo&lt;/Text&gt;&lt;/Row&gt;</text:p>
          </table:table-cell>
          <table:table-cell office:value-type="string">
            <text:p>厳しい</text:p>
          </table:table-cell>
          <table:table-cell table:formula="of:=CONCATENATE(&quot;&lt;Row Tag='&quot;;[.A37];&quot;' Language='ja_JP'&gt;&lt;Text&gt;&quot;;[.I37];&quot;&lt;/Text&gt;&lt;/Row&gt;&quot;)" office:value-type="string" office:string-value="&lt;Row Tag='LOC_TCS_UNITNAME_PREFIX_GRIM' Language='ja_JP'&gt;&lt;Text&gt;厳しい&lt;/Text&gt;&lt;/Row&gt;">
            <text:p>&lt;Row Tag='LOC_TCS_UNITNAME_PREFIX_GRIM' Language='ja_JP'&gt;&lt;Text&gt;厳しい&lt;/Text&gt;&lt;/Row&gt;</text:p>
          </table:table-cell>
          <table:table-cell office:value-type="string">
            <text:p>음침한</text:p>
          </table:table-cell>
          <table:table-cell table:formula="of:=CONCATENATE(&quot;&lt;Row Tag='&quot;;[.A37];&quot;' Language='ko_KR'&gt;&lt;Text&gt;&quot;;[.K37];&quot;&lt;/Text&gt;&lt;/Row&gt;&quot;)" office:value-type="string" office:string-value="&lt;Row Tag='LOC_TCS_UNITNAME_PREFIX_GRIM' Language='ko_KR'&gt;&lt;Text&gt;음침한&lt;/Text&gt;&lt;/Row&gt;">
            <text:p>&lt;Row Tag='LOC_TCS_UNITNAME_PREFIX_GRIM' Language='ko_KR'&gt;&lt;Text&gt;음침한&lt;/Text&gt;&lt;/Row&gt;</text:p>
          </table:table-cell>
          <table:table-cell office:value-type="string">
            <text:p>Ponury</text:p>
          </table:table-cell>
          <table:table-cell table:formula="of:=CONCATENATE(&quot;&lt;Row Tag='&quot;;[.A37];&quot;' Language='pl_PL'&gt;&lt;Text&gt;&quot;;[.M37];&quot;&lt;/Text&gt;&lt;/Row&gt;&quot;)" office:value-type="string" office:string-value="&lt;Row Tag='LOC_TCS_UNITNAME_PREFIX_GRIM' Language='pl_PL'&gt;&lt;Text&gt;Ponury&lt;/Text&gt;&lt;/Row&gt;">
            <text:p>&lt;Row Tag='LOC_TCS_UNITNAME_PREFIX_GRIM' Language='pl_PL'&gt;&lt;Text&gt;Ponury&lt;/Text&gt;&lt;/Row&gt;</text:p>
          </table:table-cell>
          <table:table-cell office:value-type="string">
            <text:p>O Sombrio</text:p>
          </table:table-cell>
          <table:table-cell table:formula="of:=CONCATENATE(&quot;&lt;Row Tag='&quot;;[.A37];&quot;' Language='pt_BR'&gt;&lt;Text&gt;&quot;;[.O37];&quot;&lt;/Text&gt;&lt;/Row&gt;&quot;)" office:value-type="string" office:string-value="&lt;Row Tag='LOC_TCS_UNITNAME_PREFIX_GRIM' Language='pt_BR'&gt;&lt;Text&gt;O Sombrio&lt;/Text&gt;&lt;/Row&gt;">
            <text:p>&lt;Row Tag='LOC_TCS_UNITNAME_PREFIX_GRIM' Language='pt_BR'&gt;&lt;Text&gt;O Sombrio&lt;/Text&gt;&lt;/Row&gt;</text:p>
          </table:table-cell>
          <table:table-cell office:value-type="string">
            <text:p>Мрачный</text:p>
          </table:table-cell>
          <table:table-cell table:formula="of:=CONCATENATE(&quot;&lt;Row Tag='&quot;;[.A37];&quot;' Language='ru_RU'&gt;&lt;Text&gt;&quot;;[.Q37];&quot;&lt;/Text&gt;&lt;/Row&gt;&quot;)" office:value-type="string" office:string-value="&lt;Row Tag='LOC_TCS_UNITNAME_PREFIX_GRIM' Language='ru_RU'&gt;&lt;Text&gt;Мрачный&lt;/Text&gt;&lt;/Row&gt;">
            <text:p>&lt;Row Tag='LOC_TCS_UNITNAME_PREFIX_GRIM' Language='ru_RU'&gt;&lt;Text&gt;Мрачный&lt;/Text&gt;&lt;/Row&gt;</text:p>
          </table:table-cell>
          <table:table-cell office:value-type="string">
            <text:p>严峻的</text:p>
          </table:table-cell>
          <table:table-cell table:formula="of:=CONCATENATE(&quot;&lt;Row Tag='&quot;;[.A37];&quot;' Language='zh_Hans_CN'&gt;&lt;Text&gt;&quot;;[.S37];&quot;&lt;/Text&gt;&lt;/Row&gt;&quot;)" office:value-type="string" office:string-value="&lt;Row Tag='LOC_TCS_UNITNAME_PREFIX_GRIM' Language='zh_Hans_CN'&gt;&lt;Text&gt;严峻的&lt;/Text&gt;&lt;/Row&gt;">
            <text:p>&lt;Row Tag='LOC_TCS_UNITNAME_PREFIX_GRIM' Language='zh_Hans_CN'&gt;&lt;Text&gt;严峻的&lt;/Text&gt;&lt;/Row&gt;</text:p>
          </table:table-cell>
        </table:table-row>
        <table:table-row table:style-name="ro3">
          <table:table-cell table:style-name="ce2" office:value-type="string">
            <text:p>LOC_TCS_UNITNAME_PREFIX_HADES</text:p>
          </table:table-cell>
          <table:table-cell table:style-name="ce2" office:value-type="string">
            <text:p>The Hades</text:p>
          </table:table-cell>
          <table:table-cell office:value-type="string">
            <text:p>Der Hades</text:p>
          </table:table-cell>
          <table:table-cell table:formula="of:=CONCATENATE(&quot;&lt;Row Tag='&quot;;[.A38];&quot;' Language='de_DE'&gt;&lt;Text&gt;&quot;;[.C38];&quot;&lt;/Text&gt;&lt;/Row&gt;&quot;)" office:value-type="string" office:string-value="&lt;Row Tag='LOC_TCS_UNITNAME_PREFIX_HADES' Language='de_DE'&gt;&lt;Text&gt;Der Hades&lt;/Text&gt;&lt;/Row&gt;">
            <text:p>&lt;Row Tag='LOC_TCS_UNITNAME_PREFIX_HADES' Language='de_DE'&gt;&lt;Text&gt;Der Hades&lt;/Text&gt;&lt;/Row&gt;</text:p>
          </table:table-cell>
          <table:table-cell office:value-type="string">
            <text:p>El Hades</text:p>
          </table:table-cell>
          <table:table-cell table:formula="of:=CONCATENATE(&quot;&lt;Row Tag='&quot;;[.A38];&quot;' Language='es_ES'&gt;&lt;Text&gt;&quot;;[.E38];&quot;&lt;/Text&gt;&lt;/Row&gt;&quot;)" office:value-type="string" office:string-value="&lt;Row Tag='LOC_TCS_UNITNAME_PREFIX_HADES' Language='es_ES'&gt;&lt;Text&gt;El Hades&lt;/Text&gt;&lt;/Row&gt;">
            <text:p>&lt;Row Tag='LOC_TCS_UNITNAME_PREFIX_HADES' Language='es_ES'&gt;&lt;Text&gt;El Hades&lt;/Text&gt;&lt;/Row&gt;</text:p>
          </table:table-cell>
          <table:table-cell office:value-type="string">
            <text:p>L'Ade</text:p>
          </table:table-cell>
          <table:table-cell table:formula="of:=CONCATENATE(&quot;&lt;Row Tag='&quot;;[.A38];&quot;' Language='it_IT'&gt;&lt;Text&gt;&quot;;[.G38];&quot;&lt;/Text&gt;&lt;/Row&gt;&quot;)" office:value-type="string" office:string-value="&lt;Row Tag='LOC_TCS_UNITNAME_PREFIX_HADES' Language='it_IT'&gt;&lt;Text&gt;L'Ade&lt;/Text&gt;&lt;/Row&gt;">
            <text:p>&lt;Row Tag='LOC_TCS_UNITNAME_PREFIX_HADES' Language='it_IT'&gt;&lt;Text&gt;L'Ade&lt;/Text&gt;&lt;/Row&gt;</text:p>
          </table:table-cell>
          <table:table-cell office:value-type="string">
            <text:p>ハデスの</text:p>
          </table:table-cell>
          <table:table-cell table:formula="of:=CONCATENATE(&quot;&lt;Row Tag='&quot;;[.A38];&quot;' Language='ja_JP'&gt;&lt;Text&gt;&quot;;[.I38];&quot;&lt;/Text&gt;&lt;/Row&gt;&quot;)" office:value-type="string" office:string-value="&lt;Row Tag='LOC_TCS_UNITNAME_PREFIX_HADES' Language='ja_JP'&gt;&lt;Text&gt;ハデスの&lt;/Text&gt;&lt;/Row&gt;">
            <text:p>&lt;Row Tag='LOC_TCS_UNITNAME_PREFIX_HADES' Language='ja_JP'&gt;&lt;Text&gt;ハデスの&lt;/Text&gt;&lt;/Row&gt;</text:p>
          </table:table-cell>
          <table:table-cell office:value-type="string">
            <text:p>하데스의</text:p>
          </table:table-cell>
          <table:table-cell table:formula="of:=CONCATENATE(&quot;&lt;Row Tag='&quot;;[.A38];&quot;' Language='ko_KR'&gt;&lt;Text&gt;&quot;;[.K38];&quot;&lt;/Text&gt;&lt;/Row&gt;&quot;)" office:value-type="string" office:string-value="&lt;Row Tag='LOC_TCS_UNITNAME_PREFIX_HADES' Language='ko_KR'&gt;&lt;Text&gt;하데스의&lt;/Text&gt;&lt;/Row&gt;">
            <text:p>&lt;Row Tag='LOC_TCS_UNITNAME_PREFIX_HADES' Language='ko_KR'&gt;&lt;Text&gt;하데스의&lt;/Text&gt;&lt;/Row&gt;</text:p>
          </table:table-cell>
          <table:table-cell office:value-type="string">
            <text:p>Hadesowy</text:p>
          </table:table-cell>
          <table:table-cell table:formula="of:=CONCATENATE(&quot;&lt;Row Tag='&quot;;[.A38];&quot;' Language='pl_PL'&gt;&lt;Text&gt;&quot;;[.M38];&quot;&lt;/Text&gt;&lt;/Row&gt;&quot;)" office:value-type="string" office:string-value="&lt;Row Tag='LOC_TCS_UNITNAME_PREFIX_HADES' Language='pl_PL'&gt;&lt;Text&gt;Hadesowy&lt;/Text&gt;&lt;/Row&gt;">
            <text:p>&lt;Row Tag='LOC_TCS_UNITNAME_PREFIX_HADES' Language='pl_PL'&gt;&lt;Text&gt;Hadesowy&lt;/Text&gt;&lt;/Row&gt;</text:p>
          </table:table-cell>
          <table:table-cell office:value-type="string">
            <text:p>O Hades</text:p>
          </table:table-cell>
          <table:table-cell table:formula="of:=CONCATENATE(&quot;&lt;Row Tag='&quot;;[.A38];&quot;' Language='pt_BR'&gt;&lt;Text&gt;&quot;;[.O38];&quot;&lt;/Text&gt;&lt;/Row&gt;&quot;)" office:value-type="string" office:string-value="&lt;Row Tag='LOC_TCS_UNITNAME_PREFIX_HADES' Language='pt_BR'&gt;&lt;Text&gt;O Hades&lt;/Text&gt;&lt;/Row&gt;">
            <text:p>&lt;Row Tag='LOC_TCS_UNITNAME_PREFIX_HADES' Language='pt_BR'&gt;&lt;Text&gt;O Hades&lt;/Text&gt;&lt;/Row&gt;</text:p>
          </table:table-cell>
          <table:table-cell office:value-type="string">
            <text:p>Аидский</text:p>
          </table:table-cell>
          <table:table-cell table:formula="of:=CONCATENATE(&quot;&lt;Row Tag='&quot;;[.A38];&quot;' Language='ru_RU'&gt;&lt;Text&gt;&quot;;[.Q38];&quot;&lt;/Text&gt;&lt;/Row&gt;&quot;)" office:value-type="string" office:string-value="&lt;Row Tag='LOC_TCS_UNITNAME_PREFIX_HADES' Language='ru_RU'&gt;&lt;Text&gt;Аидский&lt;/Text&gt;&lt;/Row&gt;">
            <text:p>&lt;Row Tag='LOC_TCS_UNITNAME_PREFIX_HADES' Language='ru_RU'&gt;&lt;Text&gt;Аидский&lt;/Text&gt;&lt;/Row&gt;</text:p>
          </table:table-cell>
          <table:table-cell office:value-type="string">
            <text:p>哈迪斯的</text:p>
          </table:table-cell>
          <table:table-cell table:formula="of:=CONCATENATE(&quot;&lt;Row Tag='&quot;;[.A38];&quot;' Language='zh_Hans_CN'&gt;&lt;Text&gt;&quot;;[.S38];&quot;&lt;/Text&gt;&lt;/Row&gt;&quot;)" office:value-type="string" office:string-value="&lt;Row Tag='LOC_TCS_UNITNAME_PREFIX_HADES' Language='zh_Hans_CN'&gt;&lt;Text&gt;哈迪斯的&lt;/Text&gt;&lt;/Row&gt;">
            <text:p>&lt;Row Tag='LOC_TCS_UNITNAME_PREFIX_HADES' Language='zh_Hans_CN'&gt;&lt;Text&gt;哈迪斯的&lt;/Text&gt;&lt;/Row&gt;</text:p>
          </table:table-cell>
        </table:table-row>
        <table:table-row table:style-name="ro3">
          <table:table-cell table:style-name="ce2" office:value-type="string">
            <text:p>LOC_TCS_UNITNAME_PREFIX_HELLISH</text:p>
          </table:table-cell>
          <table:table-cell table:style-name="ce2" office:value-type="string">
            <text:p>The Hellish</text:p>
          </table:table-cell>
          <table:table-cell office:value-type="string">
            <text:p>Der Höllische</text:p>
          </table:table-cell>
          <table:table-cell table:formula="of:=CONCATENATE(&quot;&lt;Row Tag='&quot;;[.A39];&quot;' Language='de_DE'&gt;&lt;Text&gt;&quot;;[.C39];&quot;&lt;/Text&gt;&lt;/Row&gt;&quot;)" office:value-type="string" office:string-value="&lt;Row Tag='LOC_TCS_UNITNAME_PREFIX_HELLISH' Language='de_DE'&gt;&lt;Text&gt;Der Höllische&lt;/Text&gt;&lt;/Row&gt;">
            <text:p>&lt;Row Tag='LOC_TCS_UNITNAME_PREFIX_HELLISH' Language='de_DE'&gt;&lt;Text&gt;Der Höllische&lt;/Text&gt;&lt;/Row&gt;</text:p>
          </table:table-cell>
          <table:table-cell office:value-type="string">
            <text:p>El Infernal</text:p>
          </table:table-cell>
          <table:table-cell table:formula="of:=CONCATENATE(&quot;&lt;Row Tag='&quot;;[.A39];&quot;' Language='es_ES'&gt;&lt;Text&gt;&quot;;[.E39];&quot;&lt;/Text&gt;&lt;/Row&gt;&quot;)" office:value-type="string" office:string-value="&lt;Row Tag='LOC_TCS_UNITNAME_PREFIX_HELLISH' Language='es_ES'&gt;&lt;Text&gt;El Infernal&lt;/Text&gt;&lt;/Row&gt;">
            <text:p>&lt;Row Tag='LOC_TCS_UNITNAME_PREFIX_HELLISH' Language='es_ES'&gt;&lt;Text&gt;El Infernal&lt;/Text&gt;&lt;/Row&gt;</text:p>
          </table:table-cell>
          <table:table-cell office:value-type="string">
            <text:p>L'Infernal</text:p>
          </table:table-cell>
          <table:table-cell table:formula="of:=CONCATENATE(&quot;&lt;Row Tag='&quot;;[.A39];&quot;' Language='it_IT'&gt;&lt;Text&gt;&quot;;[.G39];&quot;&lt;/Text&gt;&lt;/Row&gt;&quot;)" office:value-type="string" office:string-value="&lt;Row Tag='LOC_TCS_UNITNAME_PREFIX_HELLISH' Language='it_IT'&gt;&lt;Text&gt;L'Infernal&lt;/Text&gt;&lt;/Row&gt;">
            <text:p>&lt;Row Tag='LOC_TCS_UNITNAME_PREFIX_HELLISH' Language='it_IT'&gt;&lt;Text&gt;L'Infernal&lt;/Text&gt;&lt;/Row&gt;</text:p>
          </table:table-cell>
          <table:table-cell office:value-type="string">
            <text:p>地獄の</text:p>
          </table:table-cell>
          <table:table-cell table:formula="of:=CONCATENATE(&quot;&lt;Row Tag='&quot;;[.A39];&quot;' Language='ja_JP'&gt;&lt;Text&gt;&quot;;[.I39];&quot;&lt;/Text&gt;&lt;/Row&gt;&quot;)" office:value-type="string" office:string-value="&lt;Row Tag='LOC_TCS_UNITNAME_PREFIX_HELLISH' Language='ja_JP'&gt;&lt;Text&gt;地獄の&lt;/Text&gt;&lt;/Row&gt;">
            <text:p>&lt;Row Tag='LOC_TCS_UNITNAME_PREFIX_HELLISH' Language='ja_JP'&gt;&lt;Text&gt;地獄の&lt;/Text&gt;&lt;/Row&gt;</text:p>
          </table:table-cell>
          <table:table-cell office:value-type="string">
            <text:p>지옥 같은</text:p>
          </table:table-cell>
          <table:table-cell table:formula="of:=CONCATENATE(&quot;&lt;Row Tag='&quot;;[.A39];&quot;' Language='ko_KR'&gt;&lt;Text&gt;&quot;;[.K39];&quot;&lt;/Text&gt;&lt;/Row&gt;&quot;)" office:value-type="string" office:string-value="&lt;Row Tag='LOC_TCS_UNITNAME_PREFIX_HELLISH' Language='ko_KR'&gt;&lt;Text&gt;지옥 같은&lt;/Text&gt;&lt;/Row&gt;">
            <text:p>&lt;Row Tag='LOC_TCS_UNITNAME_PREFIX_HELLISH' Language='ko_KR'&gt;&lt;Text&gt;지옥 같은&lt;/Text&gt;&lt;/Row&gt;</text:p>
          </table:table-cell>
          <table:table-cell office:value-type="string">
            <text:p>Piekielny</text:p>
          </table:table-cell>
          <table:table-cell table:formula="of:=CONCATENATE(&quot;&lt;Row Tag='&quot;;[.A39];&quot;' Language='pl_PL'&gt;&lt;Text&gt;&quot;;[.M39];&quot;&lt;/Text&gt;&lt;/Row&gt;&quot;)" office:value-type="string" office:string-value="&lt;Row Tag='LOC_TCS_UNITNAME_PREFIX_HELLISH' Language='pl_PL'&gt;&lt;Text&gt;Piekielny&lt;/Text&gt;&lt;/Row&gt;">
            <text:p>&lt;Row Tag='LOC_TCS_UNITNAME_PREFIX_HELLISH' Language='pl_PL'&gt;&lt;Text&gt;Piekielny&lt;/Text&gt;&lt;/Row&gt;</text:p>
          </table:table-cell>
          <table:table-cell office:value-type="string">
            <text:p>O Infernal</text:p>
          </table:table-cell>
          <table:table-cell table:formula="of:=CONCATENATE(&quot;&lt;Row Tag='&quot;;[.A39];&quot;' Language='pt_BR'&gt;&lt;Text&gt;&quot;;[.O39];&quot;&lt;/Text&gt;&lt;/Row&gt;&quot;)" office:value-type="string" office:string-value="&lt;Row Tag='LOC_TCS_UNITNAME_PREFIX_HELLISH' Language='pt_BR'&gt;&lt;Text&gt;O Infernal&lt;/Text&gt;&lt;/Row&gt;">
            <text:p>&lt;Row Tag='LOC_TCS_UNITNAME_PREFIX_HELLISH' Language='pt_BR'&gt;&lt;Text&gt;O Infernal&lt;/Text&gt;&lt;/Row&gt;</text:p>
          </table:table-cell>
          <table:table-cell office:value-type="string">
            <text:p>Адский</text:p>
          </table:table-cell>
          <table:table-cell table:formula="of:=CONCATENATE(&quot;&lt;Row Tag='&quot;;[.A39];&quot;' Language='ru_RU'&gt;&lt;Text&gt;&quot;;[.Q39];&quot;&lt;/Text&gt;&lt;/Row&gt;&quot;)" office:value-type="string" office:string-value="&lt;Row Tag='LOC_TCS_UNITNAME_PREFIX_HELLISH' Language='ru_RU'&gt;&lt;Text&gt;Адский&lt;/Text&gt;&lt;/Row&gt;">
            <text:p>&lt;Row Tag='LOC_TCS_UNITNAME_PREFIX_HELLISH' Language='ru_RU'&gt;&lt;Text&gt;Адский&lt;/Text&gt;&lt;/Row&gt;</text:p>
          </table:table-cell>
          <table:table-cell office:value-type="string">
            <text:p>地狱般的</text:p>
          </table:table-cell>
          <table:table-cell table:formula="of:=CONCATENATE(&quot;&lt;Row Tag='&quot;;[.A39];&quot;' Language='zh_Hans_CN'&gt;&lt;Text&gt;&quot;;[.S39];&quot;&lt;/Text&gt;&lt;/Row&gt;&quot;)" office:value-type="string" office:string-value="&lt;Row Tag='LOC_TCS_UNITNAME_PREFIX_HELLISH' Language='zh_Hans_CN'&gt;&lt;Text&gt;地狱般的&lt;/Text&gt;&lt;/Row&gt;">
            <text:p>&lt;Row Tag='LOC_TCS_UNITNAME_PREFIX_HELLISH' Language='zh_Hans_CN'&gt;&lt;Text&gt;地狱般的&lt;/Text&gt;&lt;/Row&gt;</text:p>
          </table:table-cell>
        </table:table-row>
        <table:table-row table:style-name="ro3">
          <table:table-cell table:style-name="ce2" office:value-type="string">
            <text:p>LOC_TCS_UNITNAME_PREFIX_HELLS</text:p>
          </table:table-cell>
          <table:table-cell table:style-name="ce2" office:value-type="string">
            <text:p>The Hells</text:p>
          </table:table-cell>
          <table:table-cell office:value-type="string">
            <text:p>Die Höllen</text:p>
          </table:table-cell>
          <table:table-cell table:formula="of:=CONCATENATE(&quot;&lt;Row Tag='&quot;;[.A40];&quot;' Language='de_DE'&gt;&lt;Text&gt;&quot;;[.C40];&quot;&lt;/Text&gt;&lt;/Row&gt;&quot;)" office:value-type="string" office:string-value="&lt;Row Tag='LOC_TCS_UNITNAME_PREFIX_HELLS' Language='de_DE'&gt;&lt;Text&gt;Die Höllen&lt;/Text&gt;&lt;/Row&gt;">
            <text:p>&lt;Row Tag='LOC_TCS_UNITNAME_PREFIX_HELLS' Language='de_DE'&gt;&lt;Text&gt;Die Höllen&lt;/Text&gt;&lt;/Row&gt;</text:p>
          </table:table-cell>
          <table:table-cell office:value-type="string">
            <text:p>Los Infiernos</text:p>
          </table:table-cell>
          <table:table-cell table:formula="of:=CONCATENATE(&quot;&lt;Row Tag='&quot;;[.A40];&quot;' Language='es_ES'&gt;&lt;Text&gt;&quot;;[.E40];&quot;&lt;/Text&gt;&lt;/Row&gt;&quot;)" office:value-type="string" office:string-value="&lt;Row Tag='LOC_TCS_UNITNAME_PREFIX_HELLS' Language='es_ES'&gt;&lt;Text&gt;Los Infiernos&lt;/Text&gt;&lt;/Row&gt;">
            <text:p>&lt;Row Tag='LOC_TCS_UNITNAME_PREFIX_HELLS' Language='es_ES'&gt;&lt;Text&gt;Los Infiernos&lt;/Text&gt;&lt;/Row&gt;</text:p>
          </table:table-cell>
          <table:table-cell office:value-type="string">
            <text:p>Gli Inferi</text:p>
          </table:table-cell>
          <table:table-cell table:formula="of:=CONCATENATE(&quot;&lt;Row Tag='&quot;;[.A40];&quot;' Language='it_IT'&gt;&lt;Text&gt;&quot;;[.G40];&quot;&lt;/Text&gt;&lt;/Row&gt;&quot;)" office:value-type="string" office:string-value="&lt;Row Tag='LOC_TCS_UNITNAME_PREFIX_HELLS' Language='it_IT'&gt;&lt;Text&gt;Gli Inferi&lt;/Text&gt;&lt;/Row&gt;">
            <text:p>&lt;Row Tag='LOC_TCS_UNITNAME_PREFIX_HELLS' Language='it_IT'&gt;&lt;Text&gt;Gli Inferi&lt;/Text&gt;&lt;/Row&gt;</text:p>
          </table:table-cell>
          <table:table-cell office:value-type="string">
            <text:p>地獄</text:p>
          </table:table-cell>
          <table:table-cell table:formula="of:=CONCATENATE(&quot;&lt;Row Tag='&quot;;[.A40];&quot;' Language='ja_JP'&gt;&lt;Text&gt;&quot;;[.I40];&quot;&lt;/Text&gt;&lt;/Row&gt;&quot;)" office:value-type="string" office:string-value="&lt;Row Tag='LOC_TCS_UNITNAME_PREFIX_HELLS' Language='ja_JP'&gt;&lt;Text&gt;地獄&lt;/Text&gt;&lt;/Row&gt;">
            <text:p>&lt;Row Tag='LOC_TCS_UNITNAME_PREFIX_HELLS' Language='ja_JP'&gt;&lt;Text&gt;地獄&lt;/Text&gt;&lt;/Row&gt;</text:p>
          </table:table-cell>
          <table:table-cell office:value-type="string">
            <text:p>지옥의</text:p>
          </table:table-cell>
          <table:table-cell table:formula="of:=CONCATENATE(&quot;&lt;Row Tag='&quot;;[.A40];&quot;' Language='ko_KR'&gt;&lt;Text&gt;&quot;;[.K40];&quot;&lt;/Text&gt;&lt;/Row&gt;&quot;)" office:value-type="string" office:string-value="&lt;Row Tag='LOC_TCS_UNITNAME_PREFIX_HELLS' Language='ko_KR'&gt;&lt;Text&gt;지옥의&lt;/Text&gt;&lt;/Row&gt;">
            <text:p>&lt;Row Tag='LOC_TCS_UNITNAME_PREFIX_HELLS' Language='ko_KR'&gt;&lt;Text&gt;지옥의&lt;/Text&gt;&lt;/Row&gt;</text:p>
          </table:table-cell>
          <table:table-cell office:value-type="string">
            <text:p>Piekieł</text:p>
          </table:table-cell>
          <table:table-cell table:formula="of:=CONCATENATE(&quot;&lt;Row Tag='&quot;;[.A40];&quot;' Language='pl_PL'&gt;&lt;Text&gt;&quot;;[.M40];&quot;&lt;/Text&gt;&lt;/Row&gt;&quot;)" office:value-type="string" office:string-value="&lt;Row Tag='LOC_TCS_UNITNAME_PREFIX_HELLS' Language='pl_PL'&gt;&lt;Text&gt;Piekieł&lt;/Text&gt;&lt;/Row&gt;">
            <text:p>&lt;Row Tag='LOC_TCS_UNITNAME_PREFIX_HELLS' Language='pl_PL'&gt;&lt;Text&gt;Piekieł&lt;/Text&gt;&lt;/Row&gt;</text:p>
          </table:table-cell>
          <table:table-cell office:value-type="string">
            <text:p>Os Infernos</text:p>
          </table:table-cell>
          <table:table-cell table:formula="of:=CONCATENATE(&quot;&lt;Row Tag='&quot;;[.A40];&quot;' Language='pt_BR'&gt;&lt;Text&gt;&quot;;[.O40];&quot;&lt;/Text&gt;&lt;/Row&gt;&quot;)" office:value-type="string" office:string-value="&lt;Row Tag='LOC_TCS_UNITNAME_PREFIX_HELLS' Language='pt_BR'&gt;&lt;Text&gt;Os Infernos&lt;/Text&gt;&lt;/Row&gt;">
            <text:p>&lt;Row Tag='LOC_TCS_UNITNAME_PREFIX_HELLS' Language='pt_BR'&gt;&lt;Text&gt;Os Infernos&lt;/Text&gt;&lt;/Row&gt;</text:p>
          </table:table-cell>
          <table:table-cell office:value-type="string">
            <text:p>Ады</text:p>
          </table:table-cell>
          <table:table-cell table:formula="of:=CONCATENATE(&quot;&lt;Row Tag='&quot;;[.A40];&quot;' Language='ru_RU'&gt;&lt;Text&gt;&quot;;[.Q40];&quot;&lt;/Text&gt;&lt;/Row&gt;&quot;)" office:value-type="string" office:string-value="&lt;Row Tag='LOC_TCS_UNITNAME_PREFIX_HELLS' Language='ru_RU'&gt;&lt;Text&gt;Ады&lt;/Text&gt;&lt;/Row&gt;">
            <text:p>&lt;Row Tag='LOC_TCS_UNITNAME_PREFIX_HELLS' Language='ru_RU'&gt;&lt;Text&gt;Ады&lt;/Text&gt;&lt;/Row&gt;</text:p>
          </table:table-cell>
          <table:table-cell office:value-type="string">
            <text:p>地狱</text:p>
          </table:table-cell>
          <table:table-cell table:formula="of:=CONCATENATE(&quot;&lt;Row Tag='&quot;;[.A40];&quot;' Language='zh_Hans_CN'&gt;&lt;Text&gt;&quot;;[.S40];&quot;&lt;/Text&gt;&lt;/Row&gt;&quot;)" office:value-type="string" office:string-value="&lt;Row Tag='LOC_TCS_UNITNAME_PREFIX_HELLS' Language='zh_Hans_CN'&gt;&lt;Text&gt;地狱&lt;/Text&gt;&lt;/Row&gt;">
            <text:p>&lt;Row Tag='LOC_TCS_UNITNAME_PREFIX_HELLS' Language='zh_Hans_CN'&gt;&lt;Text&gt;地狱&lt;/Text&gt;&lt;/Row&gt;</text:p>
          </table:table-cell>
        </table:table-row>
        <table:table-row table:style-name="ro3">
          <table:table-cell table:style-name="ce2" office:value-type="string">
            <text:p>LOC_TCS_UNITNAME_PREFIX_HOLY</text:p>
          </table:table-cell>
          <table:table-cell table:style-name="ce2" office:value-type="string">
            <text:p>The Holy</text:p>
          </table:table-cell>
          <table:table-cell office:value-type="string">
            <text:p>Der Heilige</text:p>
          </table:table-cell>
          <table:table-cell table:formula="of:=CONCATENATE(&quot;&lt;Row Tag='&quot;;[.A41];&quot;' Language='de_DE'&gt;&lt;Text&gt;&quot;;[.C41];&quot;&lt;/Text&gt;&lt;/Row&gt;&quot;)" office:value-type="string" office:string-value="&lt;Row Tag='LOC_TCS_UNITNAME_PREFIX_HOLY' Language='de_DE'&gt;&lt;Text&gt;Der Heilige&lt;/Text&gt;&lt;/Row&gt;">
            <text:p>&lt;Row Tag='LOC_TCS_UNITNAME_PREFIX_HOLY' Language='de_DE'&gt;&lt;Text&gt;Der Heilige&lt;/Text&gt;&lt;/Row&gt;</text:p>
          </table:table-cell>
          <table:table-cell office:value-type="string">
            <text:p>El Santo</text:p>
          </table:table-cell>
          <table:table-cell table:formula="of:=CONCATENATE(&quot;&lt;Row Tag='&quot;;[.A41];&quot;' Language='es_ES'&gt;&lt;Text&gt;&quot;;[.E41];&quot;&lt;/Text&gt;&lt;/Row&gt;&quot;)" office:value-type="string" office:string-value="&lt;Row Tag='LOC_TCS_UNITNAME_PREFIX_HOLY' Language='es_ES'&gt;&lt;Text&gt;El Santo&lt;/Text&gt;&lt;/Row&gt;">
            <text:p>&lt;Row Tag='LOC_TCS_UNITNAME_PREFIX_HOLY' Language='es_ES'&gt;&lt;Text&gt;El Santo&lt;/Text&gt;&lt;/Row&gt;</text:p>
          </table:table-cell>
          <table:table-cell office:value-type="string">
            <text:p>Il Santo</text:p>
          </table:table-cell>
          <table:table-cell table:formula="of:=CONCATENATE(&quot;&lt;Row Tag='&quot;;[.A41];&quot;' Language='it_IT'&gt;&lt;Text&gt;&quot;;[.G41];&quot;&lt;/Text&gt;&lt;/Row&gt;&quot;)" office:value-type="string" office:string-value="&lt;Row Tag='LOC_TCS_UNITNAME_PREFIX_HOLY' Language='it_IT'&gt;&lt;Text&gt;Il Santo&lt;/Text&gt;&lt;/Row&gt;">
            <text:p>&lt;Row Tag='LOC_TCS_UNITNAME_PREFIX_HOLY' Language='it_IT'&gt;&lt;Text&gt;Il Santo&lt;/Text&gt;&lt;/Row&gt;</text:p>
          </table:table-cell>
          <table:table-cell office:value-type="string">
            <text:p>聖なる</text:p>
          </table:table-cell>
          <table:table-cell table:formula="of:=CONCATENATE(&quot;&lt;Row Tag='&quot;;[.A41];&quot;' Language='ja_JP'&gt;&lt;Text&gt;&quot;;[.I41];&quot;&lt;/Text&gt;&lt;/Row&gt;&quot;)" office:value-type="string" office:string-value="&lt;Row Tag='LOC_TCS_UNITNAME_PREFIX_HOLY' Language='ja_JP'&gt;&lt;Text&gt;聖なる&lt;/Text&gt;&lt;/Row&gt;">
            <text:p>&lt;Row Tag='LOC_TCS_UNITNAME_PREFIX_HOLY' Language='ja_JP'&gt;&lt;Text&gt;聖なる&lt;/Text&gt;&lt;/Row&gt;</text:p>
          </table:table-cell>
          <table:table-cell office:value-type="string">
            <text:p>신성한</text:p>
          </table:table-cell>
          <table:table-cell table:formula="of:=CONCATENATE(&quot;&lt;Row Tag='&quot;;[.A41];&quot;' Language='ko_KR'&gt;&lt;Text&gt;&quot;;[.K41];&quot;&lt;/Text&gt;&lt;/Row&gt;&quot;)" office:value-type="string" office:string-value="&lt;Row Tag='LOC_TCS_UNITNAME_PREFIX_HOLY' Language='ko_KR'&gt;&lt;Text&gt;신성한&lt;/Text&gt;&lt;/Row&gt;">
            <text:p>&lt;Row Tag='LOC_TCS_UNITNAME_PREFIX_HOLY' Language='ko_KR'&gt;&lt;Text&gt;신성한&lt;/Text&gt;&lt;/Row&gt;</text:p>
          </table:table-cell>
          <table:table-cell office:value-type="string">
            <text:p>Święty</text:p>
          </table:table-cell>
          <table:table-cell table:formula="of:=CONCATENATE(&quot;&lt;Row Tag='&quot;;[.A41];&quot;' Language='pl_PL'&gt;&lt;Text&gt;&quot;;[.M41];&quot;&lt;/Text&gt;&lt;/Row&gt;&quot;)" office:value-type="string" office:string-value="&lt;Row Tag='LOC_TCS_UNITNAME_PREFIX_HOLY' Language='pl_PL'&gt;&lt;Text&gt;Święty&lt;/Text&gt;&lt;/Row&gt;">
            <text:p>&lt;Row Tag='LOC_TCS_UNITNAME_PREFIX_HOLY' Language='pl_PL'&gt;&lt;Text&gt;Święty&lt;/Text&gt;&lt;/Row&gt;</text:p>
          </table:table-cell>
          <table:table-cell office:value-type="string">
            <text:p>O Santo</text:p>
          </table:table-cell>
          <table:table-cell table:formula="of:=CONCATENATE(&quot;&lt;Row Tag='&quot;;[.A41];&quot;' Language='pt_BR'&gt;&lt;Text&gt;&quot;;[.O41];&quot;&lt;/Text&gt;&lt;/Row&gt;&quot;)" office:value-type="string" office:string-value="&lt;Row Tag='LOC_TCS_UNITNAME_PREFIX_HOLY' Language='pt_BR'&gt;&lt;Text&gt;O Santo&lt;/Text&gt;&lt;/Row&gt;">
            <text:p>&lt;Row Tag='LOC_TCS_UNITNAME_PREFIX_HOLY' Language='pt_BR'&gt;&lt;Text&gt;O Santo&lt;/Text&gt;&lt;/Row&gt;</text:p>
          </table:table-cell>
          <table:table-cell office:value-type="string">
            <text:p>Святой</text:p>
          </table:table-cell>
          <table:table-cell table:formula="of:=CONCATENATE(&quot;&lt;Row Tag='&quot;;[.A41];&quot;' Language='ru_RU'&gt;&lt;Text&gt;&quot;;[.Q41];&quot;&lt;/Text&gt;&lt;/Row&gt;&quot;)" office:value-type="string" office:string-value="&lt;Row Tag='LOC_TCS_UNITNAME_PREFIX_HOLY' Language='ru_RU'&gt;&lt;Text&gt;Святой&lt;/Text&gt;&lt;/Row&gt;">
            <text:p>&lt;Row Tag='LOC_TCS_UNITNAME_PREFIX_HOLY' Language='ru_RU'&gt;&lt;Text&gt;Святой&lt;/Text&gt;&lt;/Row&gt;</text:p>
          </table:table-cell>
          <table:table-cell office:value-type="string">
            <text:p>神圣的</text:p>
          </table:table-cell>
          <table:table-cell table:formula="of:=CONCATENATE(&quot;&lt;Row Tag='&quot;;[.A41];&quot;' Language='zh_Hans_CN'&gt;&lt;Text&gt;&quot;;[.S41];&quot;&lt;/Text&gt;&lt;/Row&gt;&quot;)" office:value-type="string" office:string-value="&lt;Row Tag='LOC_TCS_UNITNAME_PREFIX_HOLY' Language='zh_Hans_CN'&gt;&lt;Text&gt;神圣的&lt;/Text&gt;&lt;/Row&gt;">
            <text:p>&lt;Row Tag='LOC_TCS_UNITNAME_PREFIX_HOLY' Language='zh_Hans_CN'&gt;&lt;Text&gt;神圣的&lt;/Text&gt;&lt;/Row&gt;</text:p>
          </table:table-cell>
        </table:table-row>
        <table:table-row table:style-name="ro3">
          <table:table-cell table:style-name="ce2" office:value-type="string">
            <text:p>LOC_TCS_UNITNAME_PREFIX_INVINCIBLE</text:p>
          </table:table-cell>
          <table:table-cell table:style-name="ce2" office:value-type="string">
            <text:p>The Invincible</text:p>
          </table:table-cell>
          <table:table-cell office:value-type="string">
            <text:p>Der Unbesiegbare</text:p>
          </table:table-cell>
          <table:table-cell table:formula="of:=CONCATENATE(&quot;&lt;Row Tag='&quot;;[.A42];&quot;' Language='de_DE'&gt;&lt;Text&gt;&quot;;[.C42];&quot;&lt;/Text&gt;&lt;/Row&gt;&quot;)" office:value-type="string" office:string-value="&lt;Row Tag='LOC_TCS_UNITNAME_PREFIX_INVINCIBLE' Language='de_DE'&gt;&lt;Text&gt;Der Unbesiegbare&lt;/Text&gt;&lt;/Row&gt;">
            <text:p>&lt;Row Tag='LOC_TCS_UNITNAME_PREFIX_INVINCIBLE' Language='de_DE'&gt;&lt;Text&gt;Der Unbesiegbare&lt;/Text&gt;&lt;/Row&gt;</text:p>
          </table:table-cell>
          <table:table-cell office:value-type="string">
            <text:p>El Invencible</text:p>
          </table:table-cell>
          <table:table-cell table:formula="of:=CONCATENATE(&quot;&lt;Row Tag='&quot;;[.A42];&quot;' Language='es_ES'&gt;&lt;Text&gt;&quot;;[.E42];&quot;&lt;/Text&gt;&lt;/Row&gt;&quot;)" office:value-type="string" office:string-value="&lt;Row Tag='LOC_TCS_UNITNAME_PREFIX_INVINCIBLE' Language='es_ES'&gt;&lt;Text&gt;El Invencible&lt;/Text&gt;&lt;/Row&gt;">
            <text:p>&lt;Row Tag='LOC_TCS_UNITNAME_PREFIX_INVINCIBLE' Language='es_ES'&gt;&lt;Text&gt;El Invencible&lt;/Text&gt;&lt;/Row&gt;</text:p>
          </table:table-cell>
          <table:table-cell office:value-type="string">
            <text:p>L'Invincibile</text:p>
          </table:table-cell>
          <table:table-cell table:formula="of:=CONCATENATE(&quot;&lt;Row Tag='&quot;;[.A42];&quot;' Language='it_IT'&gt;&lt;Text&gt;&quot;;[.G42];&quot;&lt;/Text&gt;&lt;/Row&gt;&quot;)" office:value-type="string" office:string-value="&lt;Row Tag='LOC_TCS_UNITNAME_PREFIX_INVINCIBLE' Language='it_IT'&gt;&lt;Text&gt;L'Invincibile&lt;/Text&gt;&lt;/Row&gt;">
            <text:p>&lt;Row Tag='LOC_TCS_UNITNAME_PREFIX_INVINCIBLE' Language='it_IT'&gt;&lt;Text&gt;L'Invincibile&lt;/Text&gt;&lt;/Row&gt;</text:p>
          </table:table-cell>
          <table:table-cell office:value-type="string">
            <text:p>無敵の</text:p>
          </table:table-cell>
          <table:table-cell table:formula="of:=CONCATENATE(&quot;&lt;Row Tag='&quot;;[.A42];&quot;' Language='ja_JP'&gt;&lt;Text&gt;&quot;;[.I42];&quot;&lt;/Text&gt;&lt;/Row&gt;&quot;)" office:value-type="string" office:string-value="&lt;Row Tag='LOC_TCS_UNITNAME_PREFIX_INVINCIBLE' Language='ja_JP'&gt;&lt;Text&gt;無敵の&lt;/Text&gt;&lt;/Row&gt;">
            <text:p>&lt;Row Tag='LOC_TCS_UNITNAME_PREFIX_INVINCIBLE' Language='ja_JP'&gt;&lt;Text&gt;無敵の&lt;/Text&gt;&lt;/Row&gt;</text:p>
          </table:table-cell>
          <table:table-cell office:value-type="string">
            <text:p>무적의</text:p>
          </table:table-cell>
          <table:table-cell table:formula="of:=CONCATENATE(&quot;&lt;Row Tag='&quot;;[.A42];&quot;' Language='ko_KR'&gt;&lt;Text&gt;&quot;;[.K42];&quot;&lt;/Text&gt;&lt;/Row&gt;&quot;)" office:value-type="string" office:string-value="&lt;Row Tag='LOC_TCS_UNITNAME_PREFIX_INVINCIBLE' Language='ko_KR'&gt;&lt;Text&gt;무적의&lt;/Text&gt;&lt;/Row&gt;">
            <text:p>&lt;Row Tag='LOC_TCS_UNITNAME_PREFIX_INVINCIBLE' Language='ko_KR'&gt;&lt;Text&gt;무적의&lt;/Text&gt;&lt;/Row&gt;</text:p>
          </table:table-cell>
          <table:table-cell office:value-type="string">
            <text:p>Niezwyciężony</text:p>
          </table:table-cell>
          <table:table-cell table:formula="of:=CONCATENATE(&quot;&lt;Row Tag='&quot;;[.A42];&quot;' Language='pl_PL'&gt;&lt;Text&gt;&quot;;[.M42];&quot;&lt;/Text&gt;&lt;/Row&gt;&quot;)" office:value-type="string" office:string-value="&lt;Row Tag='LOC_TCS_UNITNAME_PREFIX_INVINCIBLE' Language='pl_PL'&gt;&lt;Text&gt;Niezwyciężony&lt;/Text&gt;&lt;/Row&gt;">
            <text:p>&lt;Row Tag='LOC_TCS_UNITNAME_PREFIX_INVINCIBLE' Language='pl_PL'&gt;&lt;Text&gt;Niezwyciężony&lt;/Text&gt;&lt;/Row&gt;</text:p>
          </table:table-cell>
          <table:table-cell office:value-type="string">
            <text:p>O Invencível</text:p>
          </table:table-cell>
          <table:table-cell table:formula="of:=CONCATENATE(&quot;&lt;Row Tag='&quot;;[.A42];&quot;' Language='pt_BR'&gt;&lt;Text&gt;&quot;;[.O42];&quot;&lt;/Text&gt;&lt;/Row&gt;&quot;)" office:value-type="string" office:string-value="&lt;Row Tag='LOC_TCS_UNITNAME_PREFIX_INVINCIBLE' Language='pt_BR'&gt;&lt;Text&gt;O Invencível&lt;/Text&gt;&lt;/Row&gt;">
            <text:p>&lt;Row Tag='LOC_TCS_UNITNAME_PREFIX_INVINCIBLE' Language='pt_BR'&gt;&lt;Text&gt;O Invencível&lt;/Text&gt;&lt;/Row&gt;</text:p>
          </table:table-cell>
          <table:table-cell office:value-type="string">
            <text:p>Непобедимый</text:p>
          </table:table-cell>
          <table:table-cell table:formula="of:=CONCATENATE(&quot;&lt;Row Tag='&quot;;[.A42];&quot;' Language='ru_RU'&gt;&lt;Text&gt;&quot;;[.Q42];&quot;&lt;/Text&gt;&lt;/Row&gt;&quot;)" office:value-type="string" office:string-value="&lt;Row Tag='LOC_TCS_UNITNAME_PREFIX_INVINCIBLE' Language='ru_RU'&gt;&lt;Text&gt;Непобедимый&lt;/Text&gt;&lt;/Row&gt;">
            <text:p>&lt;Row Tag='LOC_TCS_UNITNAME_PREFIX_INVINCIBLE' Language='ru_RU'&gt;&lt;Text&gt;Непобедимый&lt;/Text&gt;&lt;/Row&gt;</text:p>
          </table:table-cell>
          <table:table-cell office:value-type="string">
            <text:p>无敌的</text:p>
          </table:table-cell>
          <table:table-cell table:formula="of:=CONCATENATE(&quot;&lt;Row Tag='&quot;;[.A42];&quot;' Language='zh_Hans_CN'&gt;&lt;Text&gt;&quot;;[.S42];&quot;&lt;/Text&gt;&lt;/Row&gt;&quot;)" office:value-type="string" office:string-value="&lt;Row Tag='LOC_TCS_UNITNAME_PREFIX_INVINCIBLE' Language='zh_Hans_CN'&gt;&lt;Text&gt;无敌的&lt;/Text&gt;&lt;/Row&gt;">
            <text:p>&lt;Row Tag='LOC_TCS_UNITNAME_PREFIX_INVINCIBLE' Language='zh_Hans_CN'&gt;&lt;Text&gt;无敌的&lt;/Text&gt;&lt;/Row&gt;</text:p>
          </table:table-cell>
        </table:table-row>
        <table:table-row table:style-name="ro3">
          <table:table-cell table:style-name="ce2" office:value-type="string">
            <text:p>LOC_TCS_UNITNAME_PREFIX_IRON</text:p>
          </table:table-cell>
          <table:table-cell table:style-name="ce2" office:value-type="string">
            <text:p>The Iron</text:p>
          </table:table-cell>
          <table:table-cell office:value-type="string">
            <text:p>Der Eiserne</text:p>
          </table:table-cell>
          <table:table-cell table:formula="of:=CONCATENATE(&quot;&lt;Row Tag='&quot;;[.A43];&quot;' Language='de_DE'&gt;&lt;Text&gt;&quot;;[.C43];&quot;&lt;/Text&gt;&lt;/Row&gt;&quot;)" office:value-type="string" office:string-value="&lt;Row Tag='LOC_TCS_UNITNAME_PREFIX_IRON' Language='de_DE'&gt;&lt;Text&gt;Der Eiserne&lt;/Text&gt;&lt;/Row&gt;">
            <text:p>&lt;Row Tag='LOC_TCS_UNITNAME_PREFIX_IRON' Language='de_DE'&gt;&lt;Text&gt;Der Eiserne&lt;/Text&gt;&lt;/Row&gt;</text:p>
          </table:table-cell>
          <table:table-cell office:value-type="string">
            <text:p>El Hierro</text:p>
          </table:table-cell>
          <table:table-cell table:formula="of:=CONCATENATE(&quot;&lt;Row Tag='&quot;;[.A43];&quot;' Language='es_ES'&gt;&lt;Text&gt;&quot;;[.E43];&quot;&lt;/Text&gt;&lt;/Row&gt;&quot;)" office:value-type="string" office:string-value="&lt;Row Tag='LOC_TCS_UNITNAME_PREFIX_IRON' Language='es_ES'&gt;&lt;Text&gt;El Hierro&lt;/Text&gt;&lt;/Row&gt;">
            <text:p>&lt;Row Tag='LOC_TCS_UNITNAME_PREFIX_IRON' Language='es_ES'&gt;&lt;Text&gt;El Hierro&lt;/Text&gt;&lt;/Row&gt;</text:p>
          </table:table-cell>
          <table:table-cell office:value-type="string">
            <text:p>Il Ferreo</text:p>
          </table:table-cell>
          <table:table-cell table:formula="of:=CONCATENATE(&quot;&lt;Row Tag='&quot;;[.A43];&quot;' Language='it_IT'&gt;&lt;Text&gt;&quot;;[.G43];&quot;&lt;/Text&gt;&lt;/Row&gt;&quot;)" office:value-type="string" office:string-value="&lt;Row Tag='LOC_TCS_UNITNAME_PREFIX_IRON' Language='it_IT'&gt;&lt;Text&gt;Il Ferreo&lt;/Text&gt;&lt;/Row&gt;">
            <text:p>&lt;Row Tag='LOC_TCS_UNITNAME_PREFIX_IRON' Language='it_IT'&gt;&lt;Text&gt;Il Ferreo&lt;/Text&gt;&lt;/Row&gt;</text:p>
          </table:table-cell>
          <table:table-cell office:value-type="string">
            <text:p>鉄の</text:p>
          </table:table-cell>
          <table:table-cell table:formula="of:=CONCATENATE(&quot;&lt;Row Tag='&quot;;[.A43];&quot;' Language='ja_JP'&gt;&lt;Text&gt;&quot;;[.I43];&quot;&lt;/Text&gt;&lt;/Row&gt;&quot;)" office:value-type="string" office:string-value="&lt;Row Tag='LOC_TCS_UNITNAME_PREFIX_IRON' Language='ja_JP'&gt;&lt;Text&gt;鉄の&lt;/Text&gt;&lt;/Row&gt;">
            <text:p>&lt;Row Tag='LOC_TCS_UNITNAME_PREFIX_IRON' Language='ja_JP'&gt;&lt;Text&gt;鉄の&lt;/Text&gt;&lt;/Row&gt;</text:p>
          </table:table-cell>
          <table:table-cell office:value-type="string">
            <text:p>강철의</text:p>
          </table:table-cell>
          <table:table-cell table:formula="of:=CONCATENATE(&quot;&lt;Row Tag='&quot;;[.A43];&quot;' Language='ko_KR'&gt;&lt;Text&gt;&quot;;[.K43];&quot;&lt;/Text&gt;&lt;/Row&gt;&quot;)" office:value-type="string" office:string-value="&lt;Row Tag='LOC_TCS_UNITNAME_PREFIX_IRON' Language='ko_KR'&gt;&lt;Text&gt;강철의&lt;/Text&gt;&lt;/Row&gt;">
            <text:p>&lt;Row Tag='LOC_TCS_UNITNAME_PREFIX_IRON' Language='ko_KR'&gt;&lt;Text&gt;강철의&lt;/Text&gt;&lt;/Row&gt;</text:p>
          </table:table-cell>
          <table:table-cell office:value-type="string">
            <text:p>Żelazny</text:p>
          </table:table-cell>
          <table:table-cell table:formula="of:=CONCATENATE(&quot;&lt;Row Tag='&quot;;[.A43];&quot;' Language='pl_PL'&gt;&lt;Text&gt;&quot;;[.M43];&quot;&lt;/Text&gt;&lt;/Row&gt;&quot;)" office:value-type="string" office:string-value="&lt;Row Tag='LOC_TCS_UNITNAME_PREFIX_IRON' Language='pl_PL'&gt;&lt;Text&gt;Żelazny&lt;/Text&gt;&lt;/Row&gt;">
            <text:p>&lt;Row Tag='LOC_TCS_UNITNAME_PREFIX_IRON' Language='pl_PL'&gt;&lt;Text&gt;Żelazny&lt;/Text&gt;&lt;/Row&gt;</text:p>
          </table:table-cell>
          <table:table-cell office:value-type="string">
            <text:p>O Ferro</text:p>
          </table:table-cell>
          <table:table-cell table:formula="of:=CONCATENATE(&quot;&lt;Row Tag='&quot;;[.A43];&quot;' Language='pt_BR'&gt;&lt;Text&gt;&quot;;[.O43];&quot;&lt;/Text&gt;&lt;/Row&gt;&quot;)" office:value-type="string" office:string-value="&lt;Row Tag='LOC_TCS_UNITNAME_PREFIX_IRON' Language='pt_BR'&gt;&lt;Text&gt;O Ferro&lt;/Text&gt;&lt;/Row&gt;">
            <text:p>&lt;Row Tag='LOC_TCS_UNITNAME_PREFIX_IRON' Language='pt_BR'&gt;&lt;Text&gt;O Ferro&lt;/Text&gt;&lt;/Row&gt;</text:p>
          </table:table-cell>
          <table:table-cell office:value-type="string">
            <text:p>Железный</text:p>
          </table:table-cell>
          <table:table-cell table:formula="of:=CONCATENATE(&quot;&lt;Row Tag='&quot;;[.A43];&quot;' Language='ru_RU'&gt;&lt;Text&gt;&quot;;[.Q43];&quot;&lt;/Text&gt;&lt;/Row&gt;&quot;)" office:value-type="string" office:string-value="&lt;Row Tag='LOC_TCS_UNITNAME_PREFIX_IRON' Language='ru_RU'&gt;&lt;Text&gt;Железный&lt;/Text&gt;&lt;/Row&gt;">
            <text:p>&lt;Row Tag='LOC_TCS_UNITNAME_PREFIX_IRON' Language='ru_RU'&gt;&lt;Text&gt;Железный&lt;/Text&gt;&lt;/Row&gt;</text:p>
          </table:table-cell>
          <table:table-cell office:value-type="string">
            <text:p>铁的</text:p>
          </table:table-cell>
          <table:table-cell table:formula="of:=CONCATENATE(&quot;&lt;Row Tag='&quot;;[.A43];&quot;' Language='zh_Hans_CN'&gt;&lt;Text&gt;&quot;;[.S43];&quot;&lt;/Text&gt;&lt;/Row&gt;&quot;)" office:value-type="string" office:string-value="&lt;Row Tag='LOC_TCS_UNITNAME_PREFIX_IRON' Language='zh_Hans_CN'&gt;&lt;Text&gt;铁的&lt;/Text&gt;&lt;/Row&gt;">
            <text:p>&lt;Row Tag='LOC_TCS_UNITNAME_PREFIX_IRON' Language='zh_Hans_CN'&gt;&lt;Text&gt;铁的&lt;/Text&gt;&lt;/Row&gt;</text:p>
          </table:table-cell>
        </table:table-row>
        <table:table-row table:style-name="ro3">
          <table:table-cell table:style-name="ce2" office:value-type="string">
            <text:p>LOC_TCS_UNITNAME_PREFIX_JUNGLE</text:p>
          </table:table-cell>
          <table:table-cell table:style-name="ce2" office:value-type="string">
            <text:p>The Jungle</text:p>
          </table:table-cell>
          <table:table-cell office:value-type="string">
            <text:p>Der Dschungel</text:p>
          </table:table-cell>
          <table:table-cell table:formula="of:=CONCATENATE(&quot;&lt;Row Tag='&quot;;[.A44];&quot;' Language='de_DE'&gt;&lt;Text&gt;&quot;;[.C44];&quot;&lt;/Text&gt;&lt;/Row&gt;&quot;)" office:value-type="string" office:string-value="&lt;Row Tag='LOC_TCS_UNITNAME_PREFIX_JUNGLE' Language='de_DE'&gt;&lt;Text&gt;Der Dschungel&lt;/Text&gt;&lt;/Row&gt;">
            <text:p>&lt;Row Tag='LOC_TCS_UNITNAME_PREFIX_JUNGLE' Language='de_DE'&gt;&lt;Text&gt;Der Dschungel&lt;/Text&gt;&lt;/Row&gt;</text:p>
          </table:table-cell>
          <table:table-cell office:value-type="string">
            <text:p>La Jungla</text:p>
          </table:table-cell>
          <table:table-cell table:formula="of:=CONCATENATE(&quot;&lt;Row Tag='&quot;;[.A44];&quot;' Language='es_ES'&gt;&lt;Text&gt;&quot;;[.E44];&quot;&lt;/Text&gt;&lt;/Row&gt;&quot;)" office:value-type="string" office:string-value="&lt;Row Tag='LOC_TCS_UNITNAME_PREFIX_JUNGLE' Language='es_ES'&gt;&lt;Text&gt;La Jungla&lt;/Text&gt;&lt;/Row&gt;">
            <text:p>&lt;Row Tag='LOC_TCS_UNITNAME_PREFIX_JUNGLE' Language='es_ES'&gt;&lt;Text&gt;La Jungla&lt;/Text&gt;&lt;/Row&gt;</text:p>
          </table:table-cell>
          <table:table-cell office:value-type="string">
            <text:p>La Giungla</text:p>
          </table:table-cell>
          <table:table-cell table:formula="of:=CONCATENATE(&quot;&lt;Row Tag='&quot;;[.A44];&quot;' Language='it_IT'&gt;&lt;Text&gt;&quot;;[.G44];&quot;&lt;/Text&gt;&lt;/Row&gt;&quot;)" office:value-type="string" office:string-value="&lt;Row Tag='LOC_TCS_UNITNAME_PREFIX_JUNGLE' Language='it_IT'&gt;&lt;Text&gt;La Giungla&lt;/Text&gt;&lt;/Row&gt;">
            <text:p>&lt;Row Tag='LOC_TCS_UNITNAME_PREFIX_JUNGLE' Language='it_IT'&gt;&lt;Text&gt;La Giungla&lt;/Text&gt;&lt;/Row&gt;</text:p>
          </table:table-cell>
          <table:table-cell office:value-type="string">
            <text:p>ジャングルの</text:p>
          </table:table-cell>
          <table:table-cell table:formula="of:=CONCATENATE(&quot;&lt;Row Tag='&quot;;[.A44];&quot;' Language='ja_JP'&gt;&lt;Text&gt;&quot;;[.I44];&quot;&lt;/Text&gt;&lt;/Row&gt;&quot;)" office:value-type="string" office:string-value="&lt;Row Tag='LOC_TCS_UNITNAME_PREFIX_JUNGLE' Language='ja_JP'&gt;&lt;Text&gt;ジャングルの&lt;/Text&gt;&lt;/Row&gt;">
            <text:p>&lt;Row Tag='LOC_TCS_UNITNAME_PREFIX_JUNGLE' Language='ja_JP'&gt;&lt;Text&gt;ジャングルの&lt;/Text&gt;&lt;/Row&gt;</text:p>
          </table:table-cell>
          <table:table-cell office:value-type="string">
            <text:p>정글의</text:p>
          </table:table-cell>
          <table:table-cell table:formula="of:=CONCATENATE(&quot;&lt;Row Tag='&quot;;[.A44];&quot;' Language='ko_KR'&gt;&lt;Text&gt;&quot;;[.K44];&quot;&lt;/Text&gt;&lt;/Row&gt;&quot;)" office:value-type="string" office:string-value="&lt;Row Tag='LOC_TCS_UNITNAME_PREFIX_JUNGLE' Language='ko_KR'&gt;&lt;Text&gt;정글의&lt;/Text&gt;&lt;/Row&gt;">
            <text:p>&lt;Row Tag='LOC_TCS_UNITNAME_PREFIX_JUNGLE' Language='ko_KR'&gt;&lt;Text&gt;정글의&lt;/Text&gt;&lt;/Row&gt;</text:p>
          </table:table-cell>
          <table:table-cell office:value-type="string">
            <text:p>Dżungli</text:p>
          </table:table-cell>
          <table:table-cell table:formula="of:=CONCATENATE(&quot;&lt;Row Tag='&quot;;[.A44];&quot;' Language='pl_PL'&gt;&lt;Text&gt;&quot;;[.M44];&quot;&lt;/Text&gt;&lt;/Row&gt;&quot;)" office:value-type="string" office:string-value="&lt;Row Tag='LOC_TCS_UNITNAME_PREFIX_JUNGLE' Language='pl_PL'&gt;&lt;Text&gt;Dżungli&lt;/Text&gt;&lt;/Row&gt;">
            <text:p>&lt;Row Tag='LOC_TCS_UNITNAME_PREFIX_JUNGLE' Language='pl_PL'&gt;&lt;Text&gt;Dżungli&lt;/Text&gt;&lt;/Row&gt;</text:p>
          </table:table-cell>
          <table:table-cell office:value-type="string">
            <text:p>A Selva</text:p>
          </table:table-cell>
          <table:table-cell table:formula="of:=CONCATENATE(&quot;&lt;Row Tag='&quot;;[.A44];&quot;' Language='pt_BR'&gt;&lt;Text&gt;&quot;;[.O44];&quot;&lt;/Text&gt;&lt;/Row&gt;&quot;)" office:value-type="string" office:string-value="&lt;Row Tag='LOC_TCS_UNITNAME_PREFIX_JUNGLE' Language='pt_BR'&gt;&lt;Text&gt;A Selva&lt;/Text&gt;&lt;/Row&gt;">
            <text:p>&lt;Row Tag='LOC_TCS_UNITNAME_PREFIX_JUNGLE' Language='pt_BR'&gt;&lt;Text&gt;A Selva&lt;/Text&gt;&lt;/Row&gt;</text:p>
          </table:table-cell>
          <table:table-cell office:value-type="string">
            <text:p>Джунглей</text:p>
          </table:table-cell>
          <table:table-cell table:formula="of:=CONCATENATE(&quot;&lt;Row Tag='&quot;;[.A44];&quot;' Language='ru_RU'&gt;&lt;Text&gt;&quot;;[.Q44];&quot;&lt;/Text&gt;&lt;/Row&gt;&quot;)" office:value-type="string" office:string-value="&lt;Row Tag='LOC_TCS_UNITNAME_PREFIX_JUNGLE' Language='ru_RU'&gt;&lt;Text&gt;Джунглей&lt;/Text&gt;&lt;/Row&gt;">
            <text:p>&lt;Row Tag='LOC_TCS_UNITNAME_PREFIX_JUNGLE' Language='ru_RU'&gt;&lt;Text&gt;Джунглей&lt;/Text&gt;&lt;/Row&gt;</text:p>
          </table:table-cell>
          <table:table-cell office:value-type="string">
            <text:p>丛林</text:p>
          </table:table-cell>
          <table:table-cell table:formula="of:=CONCATENATE(&quot;&lt;Row Tag='&quot;;[.A44];&quot;' Language='zh_Hans_CN'&gt;&lt;Text&gt;&quot;;[.S44];&quot;&lt;/Text&gt;&lt;/Row&gt;&quot;)" office:value-type="string" office:string-value="&lt;Row Tag='LOC_TCS_UNITNAME_PREFIX_JUNGLE' Language='zh_Hans_CN'&gt;&lt;Text&gt;丛林&lt;/Text&gt;&lt;/Row&gt;">
            <text:p>&lt;Row Tag='LOC_TCS_UNITNAME_PREFIX_JUNGLE' Language='zh_Hans_CN'&gt;&lt;Text&gt;丛林&lt;/Text&gt;&lt;/Row&gt;</text:p>
          </table:table-cell>
        </table:table-row>
        <table:table-row table:style-name="ro3">
          <table:table-cell table:style-name="ce2" office:value-type="string">
            <text:p>LOC_TCS_UNITNAME_PREFIX_KINGS</text:p>
          </table:table-cell>
          <table:table-cell table:style-name="ce2" office:value-type="string">
            <text:p>The King's</text:p>
          </table:table-cell>
          <table:table-cell office:value-type="string">
            <text:p>Des Königs</text:p>
          </table:table-cell>
          <table:table-cell table:formula="of:=CONCATENATE(&quot;&lt;Row Tag='&quot;;[.A45];&quot;' Language='de_DE'&gt;&lt;Text&gt;&quot;;[.C45];&quot;&lt;/Text&gt;&lt;/Row&gt;&quot;)" office:value-type="string" office:string-value="&lt;Row Tag='LOC_TCS_UNITNAME_PREFIX_KINGS' Language='de_DE'&gt;&lt;Text&gt;Des Königs&lt;/Text&gt;&lt;/Row&gt;">
            <text:p>&lt;Row Tag='LOC_TCS_UNITNAME_PREFIX_KINGS' Language='de_DE'&gt;&lt;Text&gt;Des Königs&lt;/Text&gt;&lt;/Row&gt;</text:p>
          </table:table-cell>
          <table:table-cell office:value-type="string">
            <text:p>Del Rey</text:p>
          </table:table-cell>
          <table:table-cell table:formula="of:=CONCATENATE(&quot;&lt;Row Tag='&quot;;[.A45];&quot;' Language='es_ES'&gt;&lt;Text&gt;&quot;;[.E45];&quot;&lt;/Text&gt;&lt;/Row&gt;&quot;)" office:value-type="string" office:string-value="&lt;Row Tag='LOC_TCS_UNITNAME_PREFIX_KINGS' Language='es_ES'&gt;&lt;Text&gt;Del Rey&lt;/Text&gt;&lt;/Row&gt;">
            <text:p>&lt;Row Tag='LOC_TCS_UNITNAME_PREFIX_KINGS' Language='es_ES'&gt;&lt;Text&gt;Del Rey&lt;/Text&gt;&lt;/Row&gt;</text:p>
          </table:table-cell>
          <table:table-cell office:value-type="string">
            <text:p>Del Re</text:p>
          </table:table-cell>
          <table:table-cell table:formula="of:=CONCATENATE(&quot;&lt;Row Tag='&quot;;[.A45];&quot;' Language='it_IT'&gt;&lt;Text&gt;&quot;;[.G45];&quot;&lt;/Text&gt;&lt;/Row&gt;&quot;)" office:value-type="string" office:string-value="&lt;Row Tag='LOC_TCS_UNITNAME_PREFIX_KINGS' Language='it_IT'&gt;&lt;Text&gt;Del Re&lt;/Text&gt;&lt;/Row&gt;">
            <text:p>&lt;Row Tag='LOC_TCS_UNITNAME_PREFIX_KINGS' Language='it_IT'&gt;&lt;Text&gt;Del Re&lt;/Text&gt;&lt;/Row&gt;</text:p>
          </table:table-cell>
          <table:table-cell office:value-type="string">
            <text:p>王の</text:p>
          </table:table-cell>
          <table:table-cell table:formula="of:=CONCATENATE(&quot;&lt;Row Tag='&quot;;[.A45];&quot;' Language='ja_JP'&gt;&lt;Text&gt;&quot;;[.I45];&quot;&lt;/Text&gt;&lt;/Row&gt;&quot;)" office:value-type="string" office:string-value="&lt;Row Tag='LOC_TCS_UNITNAME_PREFIX_KINGS' Language='ja_JP'&gt;&lt;Text&gt;王の&lt;/Text&gt;&lt;/Row&gt;">
            <text:p>&lt;Row Tag='LOC_TCS_UNITNAME_PREFIX_KINGS' Language='ja_JP'&gt;&lt;Text&gt;王の&lt;/Text&gt;&lt;/Row&gt;</text:p>
          </table:table-cell>
          <table:table-cell office:value-type="string">
            <text:p>왕의</text:p>
          </table:table-cell>
          <table:table-cell table:formula="of:=CONCATENATE(&quot;&lt;Row Tag='&quot;;[.A45];&quot;' Language='ko_KR'&gt;&lt;Text&gt;&quot;;[.K45];&quot;&lt;/Text&gt;&lt;/Row&gt;&quot;)" office:value-type="string" office:string-value="&lt;Row Tag='LOC_TCS_UNITNAME_PREFIX_KINGS' Language='ko_KR'&gt;&lt;Text&gt;왕의&lt;/Text&gt;&lt;/Row&gt;">
            <text:p>&lt;Row Tag='LOC_TCS_UNITNAME_PREFIX_KINGS' Language='ko_KR'&gt;&lt;Text&gt;왕의&lt;/Text&gt;&lt;/Row&gt;</text:p>
          </table:table-cell>
          <table:table-cell office:value-type="string">
            <text:p>Królewski</text:p>
          </table:table-cell>
          <table:table-cell table:formula="of:=CONCATENATE(&quot;&lt;Row Tag='&quot;;[.A45];&quot;' Language='pl_PL'&gt;&lt;Text&gt;&quot;;[.M45];&quot;&lt;/Text&gt;&lt;/Row&gt;&quot;)" office:value-type="string" office:string-value="&lt;Row Tag='LOC_TCS_UNITNAME_PREFIX_KINGS' Language='pl_PL'&gt;&lt;Text&gt;Królewski&lt;/Text&gt;&lt;/Row&gt;">
            <text:p>&lt;Row Tag='LOC_TCS_UNITNAME_PREFIX_KINGS' Language='pl_PL'&gt;&lt;Text&gt;Królewski&lt;/Text&gt;&lt;/Row&gt;</text:p>
          </table:table-cell>
          <table:table-cell office:value-type="string">
            <text:p>Do Rei</text:p>
          </table:table-cell>
          <table:table-cell table:formula="of:=CONCATENATE(&quot;&lt;Row Tag='&quot;;[.A45];&quot;' Language='pt_BR'&gt;&lt;Text&gt;&quot;;[.O45];&quot;&lt;/Text&gt;&lt;/Row&gt;&quot;)" office:value-type="string" office:string-value="&lt;Row Tag='LOC_TCS_UNITNAME_PREFIX_KINGS' Language='pt_BR'&gt;&lt;Text&gt;Do Rei&lt;/Text&gt;&lt;/Row&gt;">
            <text:p>&lt;Row Tag='LOC_TCS_UNITNAME_PREFIX_KINGS' Language='pt_BR'&gt;&lt;Text&gt;Do Rei&lt;/Text&gt;&lt;/Row&gt;</text:p>
          </table:table-cell>
          <table:table-cell office:value-type="string">
            <text:p>Королевский</text:p>
          </table:table-cell>
          <table:table-cell table:formula="of:=CONCATENATE(&quot;&lt;Row Tag='&quot;;[.A45];&quot;' Language='ru_RU'&gt;&lt;Text&gt;&quot;;[.Q45];&quot;&lt;/Text&gt;&lt;/Row&gt;&quot;)" office:value-type="string" office:string-value="&lt;Row Tag='LOC_TCS_UNITNAME_PREFIX_KINGS' Language='ru_RU'&gt;&lt;Text&gt;Королевский&lt;/Text&gt;&lt;/Row&gt;">
            <text:p>&lt;Row Tag='LOC_TCS_UNITNAME_PREFIX_KINGS' Language='ru_RU'&gt;&lt;Text&gt;Королевский&lt;/Text&gt;&lt;/Row&gt;</text:p>
          </table:table-cell>
          <table:table-cell office:value-type="string">
            <text:p>国王的</text:p>
          </table:table-cell>
          <table:table-cell table:formula="of:=CONCATENATE(&quot;&lt;Row Tag='&quot;;[.A45];&quot;' Language='zh_Hans_CN'&gt;&lt;Text&gt;&quot;;[.S45];&quot;&lt;/Text&gt;&lt;/Row&gt;&quot;)" office:value-type="string" office:string-value="&lt;Row Tag='LOC_TCS_UNITNAME_PREFIX_KINGS' Language='zh_Hans_CN'&gt;&lt;Text&gt;国王的&lt;/Text&gt;&lt;/Row&gt;">
            <text:p>&lt;Row Tag='LOC_TCS_UNITNAME_PREFIX_KINGS' Language='zh_Hans_CN'&gt;&lt;Text&gt;国王的&lt;/Text&gt;&lt;/Row&gt;</text:p>
          </table:table-cell>
        </table:table-row>
        <table:table-row table:style-name="ro3">
          <table:table-cell table:style-name="ce2" office:value-type="string">
            <text:p>LOC_TCS_UNITNAME_PREFIX_LAVA</text:p>
          </table:table-cell>
          <table:table-cell table:style-name="ce2" office:value-type="string">
            <text:p>The Lava</text:p>
          </table:table-cell>
          <table:table-cell office:value-type="string">
            <text:p>Die Lava</text:p>
          </table:table-cell>
          <table:table-cell table:formula="of:=CONCATENATE(&quot;&lt;Row Tag='&quot;;[.A46];&quot;' Language='de_DE'&gt;&lt;Text&gt;&quot;;[.C46];&quot;&lt;/Text&gt;&lt;/Row&gt;&quot;)" office:value-type="string" office:string-value="&lt;Row Tag='LOC_TCS_UNITNAME_PREFIX_LAVA' Language='de_DE'&gt;&lt;Text&gt;Die Lava&lt;/Text&gt;&lt;/Row&gt;">
            <text:p>&lt;Row Tag='LOC_TCS_UNITNAME_PREFIX_LAVA' Language='de_DE'&gt;&lt;Text&gt;Die Lava&lt;/Text&gt;&lt;/Row&gt;</text:p>
          </table:table-cell>
          <table:table-cell office:value-type="string">
            <text:p>La Lava</text:p>
          </table:table-cell>
          <table:table-cell table:formula="of:=CONCATENATE(&quot;&lt;Row Tag='&quot;;[.A46];&quot;' Language='es_ES'&gt;&lt;Text&gt;&quot;;[.E46];&quot;&lt;/Text&gt;&lt;/Row&gt;&quot;)" office:value-type="string" office:string-value="&lt;Row Tag='LOC_TCS_UNITNAME_PREFIX_LAVA' Language='es_ES'&gt;&lt;Text&gt;La Lava&lt;/Text&gt;&lt;/Row&gt;">
            <text:p>&lt;Row Tag='LOC_TCS_UNITNAME_PREFIX_LAVA' Language='es_ES'&gt;&lt;Text&gt;La Lava&lt;/Text&gt;&lt;/Row&gt;</text:p>
          </table:table-cell>
          <table:table-cell office:value-type="string">
            <text:p>La Lava</text:p>
          </table:table-cell>
          <table:table-cell table:formula="of:=CONCATENATE(&quot;&lt;Row Tag='&quot;;[.A46];&quot;' Language='it_IT'&gt;&lt;Text&gt;&quot;;[.G46];&quot;&lt;/Text&gt;&lt;/Row&gt;&quot;)" office:value-type="string" office:string-value="&lt;Row Tag='LOC_TCS_UNITNAME_PREFIX_LAVA' Language='it_IT'&gt;&lt;Text&gt;La Lava&lt;/Text&gt;&lt;/Row&gt;">
            <text:p>&lt;Row Tag='LOC_TCS_UNITNAME_PREFIX_LAVA' Language='it_IT'&gt;&lt;Text&gt;La Lava&lt;/Text&gt;&lt;/Row&gt;</text:p>
          </table:table-cell>
          <table:table-cell office:value-type="string">
            <text:p>溶岩</text:p>
          </table:table-cell>
          <table:table-cell table:formula="of:=CONCATENATE(&quot;&lt;Row Tag='&quot;;[.A46];&quot;' Language='ja_JP'&gt;&lt;Text&gt;&quot;;[.I46];&quot;&lt;/Text&gt;&lt;/Row&gt;&quot;)" office:value-type="string" office:string-value="&lt;Row Tag='LOC_TCS_UNITNAME_PREFIX_LAVA' Language='ja_JP'&gt;&lt;Text&gt;溶岩&lt;/Text&gt;&lt;/Row&gt;">
            <text:p>&lt;Row Tag='LOC_TCS_UNITNAME_PREFIX_LAVA' Language='ja_JP'&gt;&lt;Text&gt;溶岩&lt;/Text&gt;&lt;/Row&gt;</text:p>
          </table:table-cell>
          <table:table-cell office:value-type="string">
            <text:p>용암</text:p>
          </table:table-cell>
          <table:table-cell table:formula="of:=CONCATENATE(&quot;&lt;Row Tag='&quot;;[.A46];&quot;' Language='ko_KR'&gt;&lt;Text&gt;&quot;;[.K46];&quot;&lt;/Text&gt;&lt;/Row&gt;&quot;)" office:value-type="string" office:string-value="&lt;Row Tag='LOC_TCS_UNITNAME_PREFIX_LAVA' Language='ko_KR'&gt;&lt;Text&gt;용암&lt;/Text&gt;&lt;/Row&gt;">
            <text:p>&lt;Row Tag='LOC_TCS_UNITNAME_PREFIX_LAVA' Language='ko_KR'&gt;&lt;Text&gt;용암&lt;/Text&gt;&lt;/Row&gt;</text:p>
          </table:table-cell>
          <table:table-cell office:value-type="string">
            <text:p>Lawowy</text:p>
          </table:table-cell>
          <table:table-cell table:formula="of:=CONCATENATE(&quot;&lt;Row Tag='&quot;;[.A46];&quot;' Language='pl_PL'&gt;&lt;Text&gt;&quot;;[.M46];&quot;&lt;/Text&gt;&lt;/Row&gt;&quot;)" office:value-type="string" office:string-value="&lt;Row Tag='LOC_TCS_UNITNAME_PREFIX_LAVA' Language='pl_PL'&gt;&lt;Text&gt;Lawowy&lt;/Text&gt;&lt;/Row&gt;">
            <text:p>&lt;Row Tag='LOC_TCS_UNITNAME_PREFIX_LAVA' Language='pl_PL'&gt;&lt;Text&gt;Lawowy&lt;/Text&gt;&lt;/Row&gt;</text:p>
          </table:table-cell>
          <table:table-cell office:value-type="string">
            <text:p>A Lava</text:p>
          </table:table-cell>
          <table:table-cell table:formula="of:=CONCATENATE(&quot;&lt;Row Tag='&quot;;[.A46];&quot;' Language='pt_BR'&gt;&lt;Text&gt;&quot;;[.O46];&quot;&lt;/Text&gt;&lt;/Row&gt;&quot;)" office:value-type="string" office:string-value="&lt;Row Tag='LOC_TCS_UNITNAME_PREFIX_LAVA' Language='pt_BR'&gt;&lt;Text&gt;A Lava&lt;/Text&gt;&lt;/Row&gt;">
            <text:p>&lt;Row Tag='LOC_TCS_UNITNAME_PREFIX_LAVA' Language='pt_BR'&gt;&lt;Text&gt;A Lava&lt;/Text&gt;&lt;/Row&gt;</text:p>
          </table:table-cell>
          <table:table-cell office:value-type="string">
            <text:p>Лавовый</text:p>
          </table:table-cell>
          <table:table-cell table:formula="of:=CONCATENATE(&quot;&lt;Row Tag='&quot;;[.A46];&quot;' Language='ru_RU'&gt;&lt;Text&gt;&quot;;[.Q46];&quot;&lt;/Text&gt;&lt;/Row&gt;&quot;)" office:value-type="string" office:string-value="&lt;Row Tag='LOC_TCS_UNITNAME_PREFIX_LAVA' Language='ru_RU'&gt;&lt;Text&gt;Лавовый&lt;/Text&gt;&lt;/Row&gt;">
            <text:p>&lt;Row Tag='LOC_TCS_UNITNAME_PREFIX_LAVA' Language='ru_RU'&gt;&lt;Text&gt;Лавовый&lt;/Text&gt;&lt;/Row&gt;</text:p>
          </table:table-cell>
          <table:table-cell office:value-type="string">
            <text:p>熔岩</text:p>
          </table:table-cell>
          <table:table-cell table:formula="of:=CONCATENATE(&quot;&lt;Row Tag='&quot;;[.A46];&quot;' Language='zh_Hans_CN'&gt;&lt;Text&gt;&quot;;[.S46];&quot;&lt;/Text&gt;&lt;/Row&gt;&quot;)" office:value-type="string" office:string-value="&lt;Row Tag='LOC_TCS_UNITNAME_PREFIX_LAVA' Language='zh_Hans_CN'&gt;&lt;Text&gt;熔岩&lt;/Text&gt;&lt;/Row&gt;">
            <text:p>&lt;Row Tag='LOC_TCS_UNITNAME_PREFIX_LAVA' Language='zh_Hans_CN'&gt;&lt;Text&gt;熔岩&lt;/Text&gt;&lt;/Row&gt;</text:p>
          </table:table-cell>
        </table:table-row>
        <table:table-row table:style-name="ro3">
          <table:table-cell table:style-name="ce2" office:value-type="string">
            <text:p>LOC_TCS_UNITNAME_PREFIX_LIGHT</text:p>
          </table:table-cell>
          <table:table-cell table:style-name="ce2" office:value-type="string">
            <text:p>The Light</text:p>
          </table:table-cell>
          <table:table-cell office:value-type="string">
            <text:p>Das Licht</text:p>
          </table:table-cell>
          <table:table-cell table:formula="of:=CONCATENATE(&quot;&lt;Row Tag='&quot;;[.A47];&quot;' Language='de_DE'&gt;&lt;Text&gt;&quot;;[.C47];&quot;&lt;/Text&gt;&lt;/Row&gt;&quot;)" office:value-type="string" office:string-value="&lt;Row Tag='LOC_TCS_UNITNAME_PREFIX_LIGHT' Language='de_DE'&gt;&lt;Text&gt;Das Licht&lt;/Text&gt;&lt;/Row&gt;">
            <text:p>&lt;Row Tag='LOC_TCS_UNITNAME_PREFIX_LIGHT' Language='de_DE'&gt;&lt;Text&gt;Das Licht&lt;/Text&gt;&lt;/Row&gt;</text:p>
          </table:table-cell>
          <table:table-cell office:value-type="string">
            <text:p>La Luz</text:p>
          </table:table-cell>
          <table:table-cell table:formula="of:=CONCATENATE(&quot;&lt;Row Tag='&quot;;[.A47];&quot;' Language='es_ES'&gt;&lt;Text&gt;&quot;;[.E47];&quot;&lt;/Text&gt;&lt;/Row&gt;&quot;)" office:value-type="string" office:string-value="&lt;Row Tag='LOC_TCS_UNITNAME_PREFIX_LIGHT' Language='es_ES'&gt;&lt;Text&gt;La Luz&lt;/Text&gt;&lt;/Row&gt;">
            <text:p>&lt;Row Tag='LOC_TCS_UNITNAME_PREFIX_LIGHT' Language='es_ES'&gt;&lt;Text&gt;La Luz&lt;/Text&gt;&lt;/Row&gt;</text:p>
          </table:table-cell>
          <table:table-cell office:value-type="string">
            <text:p>La Luce</text:p>
          </table:table-cell>
          <table:table-cell table:formula="of:=CONCATENATE(&quot;&lt;Row Tag='&quot;;[.A47];&quot;' Language='it_IT'&gt;&lt;Text&gt;&quot;;[.G47];&quot;&lt;/Text&gt;&lt;/Row&gt;&quot;)" office:value-type="string" office:string-value="&lt;Row Tag='LOC_TCS_UNITNAME_PREFIX_LIGHT' Language='it_IT'&gt;&lt;Text&gt;La Luce&lt;/Text&gt;&lt;/Row&gt;">
            <text:p>&lt;Row Tag='LOC_TCS_UNITNAME_PREFIX_LIGHT' Language='it_IT'&gt;&lt;Text&gt;La Luce&lt;/Text&gt;&lt;/Row&gt;</text:p>
          </table:table-cell>
          <table:table-cell office:value-type="string">
            <text:p>光</text:p>
          </table:table-cell>
          <table:table-cell table:formula="of:=CONCATENATE(&quot;&lt;Row Tag='&quot;;[.A47];&quot;' Language='ja_JP'&gt;&lt;Text&gt;&quot;;[.I47];&quot;&lt;/Text&gt;&lt;/Row&gt;&quot;)" office:value-type="string" office:string-value="&lt;Row Tag='LOC_TCS_UNITNAME_PREFIX_LIGHT' Language='ja_JP'&gt;&lt;Text&gt;光&lt;/Text&gt;&lt;/Row&gt;">
            <text:p>&lt;Row Tag='LOC_TCS_UNITNAME_PREFIX_LIGHT' Language='ja_JP'&gt;&lt;Text&gt;光&lt;/Text&gt;&lt;/Row&gt;</text:p>
          </table:table-cell>
          <table:table-cell office:value-type="string">
            <text:p>빛</text:p>
          </table:table-cell>
          <table:table-cell table:formula="of:=CONCATENATE(&quot;&lt;Row Tag='&quot;;[.A47];&quot;' Language='ko_KR'&gt;&lt;Text&gt;&quot;;[.K47];&quot;&lt;/Text&gt;&lt;/Row&gt;&quot;)" office:value-type="string" office:string-value="&lt;Row Tag='LOC_TCS_UNITNAME_PREFIX_LIGHT' Language='ko_KR'&gt;&lt;Text&gt;빛&lt;/Text&gt;&lt;/Row&gt;">
            <text:p>&lt;Row Tag='LOC_TCS_UNITNAME_PREFIX_LIGHT' Language='ko_KR'&gt;&lt;Text&gt;빛&lt;/Text&gt;&lt;/Row&gt;</text:p>
          </table:table-cell>
          <table:table-cell office:value-type="string">
            <text:p>Światło</text:p>
          </table:table-cell>
          <table:table-cell table:formula="of:=CONCATENATE(&quot;&lt;Row Tag='&quot;;[.A47];&quot;' Language='pl_PL'&gt;&lt;Text&gt;&quot;;[.M47];&quot;&lt;/Text&gt;&lt;/Row&gt;&quot;)" office:value-type="string" office:string-value="&lt;Row Tag='LOC_TCS_UNITNAME_PREFIX_LIGHT' Language='pl_PL'&gt;&lt;Text&gt;Światło&lt;/Text&gt;&lt;/Row&gt;">
            <text:p>&lt;Row Tag='LOC_TCS_UNITNAME_PREFIX_LIGHT' Language='pl_PL'&gt;&lt;Text&gt;Światło&lt;/Text&gt;&lt;/Row&gt;</text:p>
          </table:table-cell>
          <table:table-cell office:value-type="string">
            <text:p>A Luz</text:p>
          </table:table-cell>
          <table:table-cell table:formula="of:=CONCATENATE(&quot;&lt;Row Tag='&quot;;[.A47];&quot;' Language='pt_BR'&gt;&lt;Text&gt;&quot;;[.O47];&quot;&lt;/Text&gt;&lt;/Row&gt;&quot;)" office:value-type="string" office:string-value="&lt;Row Tag='LOC_TCS_UNITNAME_PREFIX_LIGHT' Language='pt_BR'&gt;&lt;Text&gt;A Luz&lt;/Text&gt;&lt;/Row&gt;">
            <text:p>&lt;Row Tag='LOC_TCS_UNITNAME_PREFIX_LIGHT' Language='pt_BR'&gt;&lt;Text&gt;A Luz&lt;/Text&gt;&lt;/Row&gt;</text:p>
          </table:table-cell>
          <table:table-cell office:value-type="string">
            <text:p>Свет</text:p>
          </table:table-cell>
          <table:table-cell table:formula="of:=CONCATENATE(&quot;&lt;Row Tag='&quot;;[.A47];&quot;' Language='ru_RU'&gt;&lt;Text&gt;&quot;;[.Q47];&quot;&lt;/Text&gt;&lt;/Row&gt;&quot;)" office:value-type="string" office:string-value="&lt;Row Tag='LOC_TCS_UNITNAME_PREFIX_LIGHT' Language='ru_RU'&gt;&lt;Text&gt;Свет&lt;/Text&gt;&lt;/Row&gt;">
            <text:p>&lt;Row Tag='LOC_TCS_UNITNAME_PREFIX_LIGHT' Language='ru_RU'&gt;&lt;Text&gt;Свет&lt;/Text&gt;&lt;/Row&gt;</text:p>
          </table:table-cell>
          <table:table-cell office:value-type="string">
            <text:p>光</text:p>
          </table:table-cell>
          <table:table-cell table:formula="of:=CONCATENATE(&quot;&lt;Row Tag='&quot;;[.A47];&quot;' Language='zh_Hans_CN'&gt;&lt;Text&gt;&quot;;[.S47];&quot;&lt;/Text&gt;&lt;/Row&gt;&quot;)" office:value-type="string" office:string-value="&lt;Row Tag='LOC_TCS_UNITNAME_PREFIX_LIGHT' Language='zh_Hans_CN'&gt;&lt;Text&gt;光&lt;/Text&gt;&lt;/Row&gt;">
            <text:p>&lt;Row Tag='LOC_TCS_UNITNAME_PREFIX_LIGHT' Language='zh_Hans_CN'&gt;&lt;Text&gt;光&lt;/Text&gt;&lt;/Row&gt;</text:p>
          </table:table-cell>
        </table:table-row>
        <table:table-row table:style-name="ro3">
          <table:table-cell table:style-name="ce2" office:value-type="string">
            <text:p>LOC_TCS_UNITNAME_PREFIX_LIGHTNING</text:p>
          </table:table-cell>
          <table:table-cell table:style-name="ce2" office:value-type="string">
            <text:p>The Lightning</text:p>
          </table:table-cell>
          <table:table-cell office:value-type="string">
            <text:p>Der Blitz</text:p>
          </table:table-cell>
          <table:table-cell table:formula="of:=CONCATENATE(&quot;&lt;Row Tag='&quot;;[.A48];&quot;' Language='de_DE'&gt;&lt;Text&gt;&quot;;[.C48];&quot;&lt;/Text&gt;&lt;/Row&gt;&quot;)" office:value-type="string" office:string-value="&lt;Row Tag='LOC_TCS_UNITNAME_PREFIX_LIGHTNING' Language='de_DE'&gt;&lt;Text&gt;Der Blitz&lt;/Text&gt;&lt;/Row&gt;">
            <text:p>&lt;Row Tag='LOC_TCS_UNITNAME_PREFIX_LIGHTNING' Language='de_DE'&gt;&lt;Text&gt;Der Blitz&lt;/Text&gt;&lt;/Row&gt;</text:p>
          </table:table-cell>
          <table:table-cell office:value-type="string">
            <text:p>El Rayo</text:p>
          </table:table-cell>
          <table:table-cell table:formula="of:=CONCATENATE(&quot;&lt;Row Tag='&quot;;[.A48];&quot;' Language='es_ES'&gt;&lt;Text&gt;&quot;;[.E48];&quot;&lt;/Text&gt;&lt;/Row&gt;&quot;)" office:value-type="string" office:string-value="&lt;Row Tag='LOC_TCS_UNITNAME_PREFIX_LIGHTNING' Language='es_ES'&gt;&lt;Text&gt;El Rayo&lt;/Text&gt;&lt;/Row&gt;">
            <text:p>&lt;Row Tag='LOC_TCS_UNITNAME_PREFIX_LIGHTNING' Language='es_ES'&gt;&lt;Text&gt;El Rayo&lt;/Text&gt;&lt;/Row&gt;</text:p>
          </table:table-cell>
          <table:table-cell office:value-type="string">
            <text:p>Il Fulmine</text:p>
          </table:table-cell>
          <table:table-cell table:formula="of:=CONCATENATE(&quot;&lt;Row Tag='&quot;;[.A48];&quot;' Language='it_IT'&gt;&lt;Text&gt;&quot;;[.G48];&quot;&lt;/Text&gt;&lt;/Row&gt;&quot;)" office:value-type="string" office:string-value="&lt;Row Tag='LOC_TCS_UNITNAME_PREFIX_LIGHTNING' Language='it_IT'&gt;&lt;Text&gt;Il Fulmine&lt;/Text&gt;&lt;/Row&gt;">
            <text:p>&lt;Row Tag='LOC_TCS_UNITNAME_PREFIX_LIGHTNING' Language='it_IT'&gt;&lt;Text&gt;Il Fulmine&lt;/Text&gt;&lt;/Row&gt;</text:p>
          </table:table-cell>
          <table:table-cell office:value-type="string">
            <text:p>稲妻</text:p>
          </table:table-cell>
          <table:table-cell table:formula="of:=CONCATENATE(&quot;&lt;Row Tag='&quot;;[.A48];&quot;' Language='ja_JP'&gt;&lt;Text&gt;&quot;;[.I48];&quot;&lt;/Text&gt;&lt;/Row&gt;&quot;)" office:value-type="string" office:string-value="&lt;Row Tag='LOC_TCS_UNITNAME_PREFIX_LIGHTNING' Language='ja_JP'&gt;&lt;Text&gt;稲妻&lt;/Text&gt;&lt;/Row&gt;">
            <text:p>&lt;Row Tag='LOC_TCS_UNITNAME_PREFIX_LIGHTNING' Language='ja_JP'&gt;&lt;Text&gt;稲妻&lt;/Text&gt;&lt;/Row&gt;</text:p>
          </table:table-cell>
          <table:table-cell office:value-type="string">
            <text:p>번개</text:p>
          </table:table-cell>
          <table:table-cell table:formula="of:=CONCATENATE(&quot;&lt;Row Tag='&quot;;[.A48];&quot;' Language='ko_KR'&gt;&lt;Text&gt;&quot;;[.K48];&quot;&lt;/Text&gt;&lt;/Row&gt;&quot;)" office:value-type="string" office:string-value="&lt;Row Tag='LOC_TCS_UNITNAME_PREFIX_LIGHTNING' Language='ko_KR'&gt;&lt;Text&gt;번개&lt;/Text&gt;&lt;/Row&gt;">
            <text:p>&lt;Row Tag='LOC_TCS_UNITNAME_PREFIX_LIGHTNING' Language='ko_KR'&gt;&lt;Text&gt;번개&lt;/Text&gt;&lt;/Row&gt;</text:p>
          </table:table-cell>
          <table:table-cell office:value-type="string">
            <text:p>Błyskawica</text:p>
          </table:table-cell>
          <table:table-cell table:formula="of:=CONCATENATE(&quot;&lt;Row Tag='&quot;;[.A48];&quot;' Language='pl_PL'&gt;&lt;Text&gt;&quot;;[.M48];&quot;&lt;/Text&gt;&lt;/Row&gt;&quot;)" office:value-type="string" office:string-value="&lt;Row Tag='LOC_TCS_UNITNAME_PREFIX_LIGHTNING' Language='pl_PL'&gt;&lt;Text&gt;Błyskawica&lt;/Text&gt;&lt;/Row&gt;">
            <text:p>&lt;Row Tag='LOC_TCS_UNITNAME_PREFIX_LIGHTNING' Language='pl_PL'&gt;&lt;Text&gt;Błyskawica&lt;/Text&gt;&lt;/Row&gt;</text:p>
          </table:table-cell>
          <table:table-cell office:value-type="string">
            <text:p>O Raio</text:p>
          </table:table-cell>
          <table:table-cell table:formula="of:=CONCATENATE(&quot;&lt;Row Tag='&quot;;[.A48];&quot;' Language='pt_BR'&gt;&lt;Text&gt;&quot;;[.O48];&quot;&lt;/Text&gt;&lt;/Row&gt;&quot;)" office:value-type="string" office:string-value="&lt;Row Tag='LOC_TCS_UNITNAME_PREFIX_LIGHTNING' Language='pt_BR'&gt;&lt;Text&gt;O Raio&lt;/Text&gt;&lt;/Row&gt;">
            <text:p>&lt;Row Tag='LOC_TCS_UNITNAME_PREFIX_LIGHTNING' Language='pt_BR'&gt;&lt;Text&gt;O Raio&lt;/Text&gt;&lt;/Row&gt;</text:p>
          </table:table-cell>
          <table:table-cell office:value-type="string">
            <text:p>Молния</text:p>
          </table:table-cell>
          <table:table-cell table:formula="of:=CONCATENATE(&quot;&lt;Row Tag='&quot;;[.A48];&quot;' Language='ru_RU'&gt;&lt;Text&gt;&quot;;[.Q48];&quot;&lt;/Text&gt;&lt;/Row&gt;&quot;)" office:value-type="string" office:string-value="&lt;Row Tag='LOC_TCS_UNITNAME_PREFIX_LIGHTNING' Language='ru_RU'&gt;&lt;Text&gt;Молния&lt;/Text&gt;&lt;/Row&gt;">
            <text:p>&lt;Row Tag='LOC_TCS_UNITNAME_PREFIX_LIGHTNING' Language='ru_RU'&gt;&lt;Text&gt;Молния&lt;/Text&gt;&lt;/Row&gt;</text:p>
          </table:table-cell>
          <table:table-cell office:value-type="string">
            <text:p>闪电</text:p>
          </table:table-cell>
          <table:table-cell table:formula="of:=CONCATENATE(&quot;&lt;Row Tag='&quot;;[.A48];&quot;' Language='zh_Hans_CN'&gt;&lt;Text&gt;&quot;;[.S48];&quot;&lt;/Text&gt;&lt;/Row&gt;&quot;)" office:value-type="string" office:string-value="&lt;Row Tag='LOC_TCS_UNITNAME_PREFIX_LIGHTNING' Language='zh_Hans_CN'&gt;&lt;Text&gt;闪电&lt;/Text&gt;&lt;/Row&gt;">
            <text:p>&lt;Row Tag='LOC_TCS_UNITNAME_PREFIX_LIGHTNING' Language='zh_Hans_CN'&gt;&lt;Text&gt;闪电&lt;/Text&gt;&lt;/Row&gt;</text:p>
          </table:table-cell>
        </table:table-row>
        <table:table-row table:style-name="ro3">
          <table:table-cell table:style-name="ce2" office:value-type="string">
            <text:p>LOC_TCS_UNITNAME_PREFIX_LION</text:p>
          </table:table-cell>
          <table:table-cell table:style-name="ce2" office:value-type="string">
            <text:p>The Lion</text:p>
          </table:table-cell>
          <table:table-cell office:value-type="string">
            <text:p>Der Löwe</text:p>
          </table:table-cell>
          <table:table-cell table:formula="of:=CONCATENATE(&quot;&lt;Row Tag='&quot;;[.A49];&quot;' Language='de_DE'&gt;&lt;Text&gt;&quot;;[.C49];&quot;&lt;/Text&gt;&lt;/Row&gt;&quot;)" office:value-type="string" office:string-value="&lt;Row Tag='LOC_TCS_UNITNAME_PREFIX_LION' Language='de_DE'&gt;&lt;Text&gt;Der Löwe&lt;/Text&gt;&lt;/Row&gt;">
            <text:p>&lt;Row Tag='LOC_TCS_UNITNAME_PREFIX_LION' Language='de_DE'&gt;&lt;Text&gt;Der Löwe&lt;/Text&gt;&lt;/Row&gt;</text:p>
          </table:table-cell>
          <table:table-cell office:value-type="string">
            <text:p>El León</text:p>
          </table:table-cell>
          <table:table-cell table:formula="of:=CONCATENATE(&quot;&lt;Row Tag='&quot;;[.A49];&quot;' Language='es_ES'&gt;&lt;Text&gt;&quot;;[.E49];&quot;&lt;/Text&gt;&lt;/Row&gt;&quot;)" office:value-type="string" office:string-value="&lt;Row Tag='LOC_TCS_UNITNAME_PREFIX_LION' Language='es_ES'&gt;&lt;Text&gt;El León&lt;/Text&gt;&lt;/Row&gt;">
            <text:p>&lt;Row Tag='LOC_TCS_UNITNAME_PREFIX_LION' Language='es_ES'&gt;&lt;Text&gt;El León&lt;/Text&gt;&lt;/Row&gt;</text:p>
          </table:table-cell>
          <table:table-cell office:value-type="string">
            <text:p>Il Leone</text:p>
          </table:table-cell>
          <table:table-cell table:formula="of:=CONCATENATE(&quot;&lt;Row Tag='&quot;;[.A49];&quot;' Language='it_IT'&gt;&lt;Text&gt;&quot;;[.G49];&quot;&lt;/Text&gt;&lt;/Row&gt;&quot;)" office:value-type="string" office:string-value="&lt;Row Tag='LOC_TCS_UNITNAME_PREFIX_LION' Language='it_IT'&gt;&lt;Text&gt;Il Leone&lt;/Text&gt;&lt;/Row&gt;">
            <text:p>&lt;Row Tag='LOC_TCS_UNITNAME_PREFIX_LION' Language='it_IT'&gt;&lt;Text&gt;Il Leone&lt;/Text&gt;&lt;/Row&gt;</text:p>
          </table:table-cell>
          <table:table-cell office:value-type="string">
            <text:p>ライオン</text:p>
          </table:table-cell>
          <table:table-cell table:formula="of:=CONCATENATE(&quot;&lt;Row Tag='&quot;;[.A49];&quot;' Language='ja_JP'&gt;&lt;Text&gt;&quot;;[.I49];&quot;&lt;/Text&gt;&lt;/Row&gt;&quot;)" office:value-type="string" office:string-value="&lt;Row Tag='LOC_TCS_UNITNAME_PREFIX_LION' Language='ja_JP'&gt;&lt;Text&gt;ライオン&lt;/Text&gt;&lt;/Row&gt;">
            <text:p>&lt;Row Tag='LOC_TCS_UNITNAME_PREFIX_LION' Language='ja_JP'&gt;&lt;Text&gt;ライオン&lt;/Text&gt;&lt;/Row&gt;</text:p>
          </table:table-cell>
          <table:table-cell office:value-type="string">
            <text:p>사자</text:p>
          </table:table-cell>
          <table:table-cell table:formula="of:=CONCATENATE(&quot;&lt;Row Tag='&quot;;[.A49];&quot;' Language='ko_KR'&gt;&lt;Text&gt;&quot;;[.K49];&quot;&lt;/Text&gt;&lt;/Row&gt;&quot;)" office:value-type="string" office:string-value="&lt;Row Tag='LOC_TCS_UNITNAME_PREFIX_LION' Language='ko_KR'&gt;&lt;Text&gt;사자&lt;/Text&gt;&lt;/Row&gt;">
            <text:p>&lt;Row Tag='LOC_TCS_UNITNAME_PREFIX_LION' Language='ko_KR'&gt;&lt;Text&gt;사자&lt;/Text&gt;&lt;/Row&gt;</text:p>
          </table:table-cell>
          <table:table-cell office:value-type="string">
            <text:p>Lew</text:p>
          </table:table-cell>
          <table:table-cell table:formula="of:=CONCATENATE(&quot;&lt;Row Tag='&quot;;[.A49];&quot;' Language='pl_PL'&gt;&lt;Text&gt;&quot;;[.M49];&quot;&lt;/Text&gt;&lt;/Row&gt;&quot;)" office:value-type="string" office:string-value="&lt;Row Tag='LOC_TCS_UNITNAME_PREFIX_LION' Language='pl_PL'&gt;&lt;Text&gt;Lew&lt;/Text&gt;&lt;/Row&gt;">
            <text:p>&lt;Row Tag='LOC_TCS_UNITNAME_PREFIX_LION' Language='pl_PL'&gt;&lt;Text&gt;Lew&lt;/Text&gt;&lt;/Row&gt;</text:p>
          </table:table-cell>
          <table:table-cell office:value-type="string">
            <text:p>O Leão</text:p>
          </table:table-cell>
          <table:table-cell table:formula="of:=CONCATENATE(&quot;&lt;Row Tag='&quot;;[.A49];&quot;' Language='pt_BR'&gt;&lt;Text&gt;&quot;;[.O49];&quot;&lt;/Text&gt;&lt;/Row&gt;&quot;)" office:value-type="string" office:string-value="&lt;Row Tag='LOC_TCS_UNITNAME_PREFIX_LION' Language='pt_BR'&gt;&lt;Text&gt;O Leão&lt;/Text&gt;&lt;/Row&gt;">
            <text:p>&lt;Row Tag='LOC_TCS_UNITNAME_PREFIX_LION' Language='pt_BR'&gt;&lt;Text&gt;O Leão&lt;/Text&gt;&lt;/Row&gt;</text:p>
          </table:table-cell>
          <table:table-cell office:value-type="string">
            <text:p>Лев</text:p>
          </table:table-cell>
          <table:table-cell table:formula="of:=CONCATENATE(&quot;&lt;Row Tag='&quot;;[.A49];&quot;' Language='ru_RU'&gt;&lt;Text&gt;&quot;;[.Q49];&quot;&lt;/Text&gt;&lt;/Row&gt;&quot;)" office:value-type="string" office:string-value="&lt;Row Tag='LOC_TCS_UNITNAME_PREFIX_LION' Language='ru_RU'&gt;&lt;Text&gt;Лев&lt;/Text&gt;&lt;/Row&gt;">
            <text:p>&lt;Row Tag='LOC_TCS_UNITNAME_PREFIX_LION' Language='ru_RU'&gt;&lt;Text&gt;Лев&lt;/Text&gt;&lt;/Row&gt;</text:p>
          </table:table-cell>
          <table:table-cell office:value-type="string">
            <text:p>狮子</text:p>
          </table:table-cell>
          <table:table-cell table:formula="of:=CONCATENATE(&quot;&lt;Row Tag='&quot;;[.A49];&quot;' Language='zh_Hans_CN'&gt;&lt;Text&gt;&quot;;[.S49];&quot;&lt;/Text&gt;&lt;/Row&gt;&quot;)" office:value-type="string" office:string-value="&lt;Row Tag='LOC_TCS_UNITNAME_PREFIX_LION' Language='zh_Hans_CN'&gt;&lt;Text&gt;狮子&lt;/Text&gt;&lt;/Row&gt;">
            <text:p>&lt;Row Tag='LOC_TCS_UNITNAME_PREFIX_LION' Language='zh_Hans_CN'&gt;&lt;Text&gt;狮子&lt;/Text&gt;&lt;/Row&gt;</text:p>
          </table:table-cell>
        </table:table-row>
        <table:table-row table:style-name="ro3">
          <table:table-cell table:style-name="ce2" office:value-type="string">
            <text:p>LOC_TCS_UNITNAME_PREFIX_LONG</text:p>
          </table:table-cell>
          <table:table-cell table:style-name="ce2" office:value-type="string">
            <text:p>The Long</text:p>
          </table:table-cell>
          <table:table-cell office:value-type="string">
            <text:p>Der Lange</text:p>
          </table:table-cell>
          <table:table-cell table:formula="of:=CONCATENATE(&quot;&lt;Row Tag='&quot;;[.A50];&quot;' Language='de_DE'&gt;&lt;Text&gt;&quot;;[.C50];&quot;&lt;/Text&gt;&lt;/Row&gt;&quot;)" office:value-type="string" office:string-value="&lt;Row Tag='LOC_TCS_UNITNAME_PREFIX_LONG' Language='de_DE'&gt;&lt;Text&gt;Der Lange&lt;/Text&gt;&lt;/Row&gt;">
            <text:p>&lt;Row Tag='LOC_TCS_UNITNAME_PREFIX_LONG' Language='de_DE'&gt;&lt;Text&gt;Der Lange&lt;/Text&gt;&lt;/Row&gt;</text:p>
          </table:table-cell>
          <table:table-cell office:value-type="string">
            <text:p>El Largo</text:p>
          </table:table-cell>
          <table:table-cell table:formula="of:=CONCATENATE(&quot;&lt;Row Tag='&quot;;[.A50];&quot;' Language='es_ES'&gt;&lt;Text&gt;&quot;;[.E50];&quot;&lt;/Text&gt;&lt;/Row&gt;&quot;)" office:value-type="string" office:string-value="&lt;Row Tag='LOC_TCS_UNITNAME_PREFIX_LONG' Language='es_ES'&gt;&lt;Text&gt;El Largo&lt;/Text&gt;&lt;/Row&gt;">
            <text:p>&lt;Row Tag='LOC_TCS_UNITNAME_PREFIX_LONG' Language='es_ES'&gt;&lt;Text&gt;El Largo&lt;/Text&gt;&lt;/Row&gt;</text:p>
          </table:table-cell>
          <table:table-cell office:value-type="string">
            <text:p>Il Lungo</text:p>
          </table:table-cell>
          <table:table-cell table:formula="of:=CONCATENATE(&quot;&lt;Row Tag='&quot;;[.A50];&quot;' Language='it_IT'&gt;&lt;Text&gt;&quot;;[.G50];&quot;&lt;/Text&gt;&lt;/Row&gt;&quot;)" office:value-type="string" office:string-value="&lt;Row Tag='LOC_TCS_UNITNAME_PREFIX_LONG' Language='it_IT'&gt;&lt;Text&gt;Il Lungo&lt;/Text&gt;&lt;/Row&gt;">
            <text:p>&lt;Row Tag='LOC_TCS_UNITNAME_PREFIX_LONG' Language='it_IT'&gt;&lt;Text&gt;Il Lungo&lt;/Text&gt;&lt;/Row&gt;</text:p>
          </table:table-cell>
          <table:table-cell office:value-type="string">
            <text:p>長い</text:p>
          </table:table-cell>
          <table:table-cell table:formula="of:=CONCATENATE(&quot;&lt;Row Tag='&quot;;[.A50];&quot;' Language='ja_JP'&gt;&lt;Text&gt;&quot;;[.I50];&quot;&lt;/Text&gt;&lt;/Row&gt;&quot;)" office:value-type="string" office:string-value="&lt;Row Tag='LOC_TCS_UNITNAME_PREFIX_LONG' Language='ja_JP'&gt;&lt;Text&gt;長い&lt;/Text&gt;&lt;/Row&gt;">
            <text:p>&lt;Row Tag='LOC_TCS_UNITNAME_PREFIX_LONG' Language='ja_JP'&gt;&lt;Text&gt;長い&lt;/Text&gt;&lt;/Row&gt;</text:p>
          </table:table-cell>
          <table:table-cell office:value-type="string">
            <text:p>긴</text:p>
          </table:table-cell>
          <table:table-cell table:formula="of:=CONCATENATE(&quot;&lt;Row Tag='&quot;;[.A50];&quot;' Language='ko_KR'&gt;&lt;Text&gt;&quot;;[.K50];&quot;&lt;/Text&gt;&lt;/Row&gt;&quot;)" office:value-type="string" office:string-value="&lt;Row Tag='LOC_TCS_UNITNAME_PREFIX_LONG' Language='ko_KR'&gt;&lt;Text&gt;긴&lt;/Text&gt;&lt;/Row&gt;">
            <text:p>&lt;Row Tag='LOC_TCS_UNITNAME_PREFIX_LONG' Language='ko_KR'&gt;&lt;Text&gt;긴&lt;/Text&gt;&lt;/Row&gt;</text:p>
          </table:table-cell>
          <table:table-cell office:value-type="string">
            <text:p>Długi</text:p>
          </table:table-cell>
          <table:table-cell table:formula="of:=CONCATENATE(&quot;&lt;Row Tag='&quot;;[.A50];&quot;' Language='pl_PL'&gt;&lt;Text&gt;&quot;;[.M50];&quot;&lt;/Text&gt;&lt;/Row&gt;&quot;)" office:value-type="string" office:string-value="&lt;Row Tag='LOC_TCS_UNITNAME_PREFIX_LONG' Language='pl_PL'&gt;&lt;Text&gt;Długi&lt;/Text&gt;&lt;/Row&gt;">
            <text:p>&lt;Row Tag='LOC_TCS_UNITNAME_PREFIX_LONG' Language='pl_PL'&gt;&lt;Text&gt;Długi&lt;/Text&gt;&lt;/Row&gt;</text:p>
          </table:table-cell>
          <table:table-cell office:value-type="string">
            <text:p>O Longo</text:p>
          </table:table-cell>
          <table:table-cell table:formula="of:=CONCATENATE(&quot;&lt;Row Tag='&quot;;[.A50];&quot;' Language='pt_BR'&gt;&lt;Text&gt;&quot;;[.O50];&quot;&lt;/Text&gt;&lt;/Row&gt;&quot;)" office:value-type="string" office:string-value="&lt;Row Tag='LOC_TCS_UNITNAME_PREFIX_LONG' Language='pt_BR'&gt;&lt;Text&gt;O Longo&lt;/Text&gt;&lt;/Row&gt;">
            <text:p>&lt;Row Tag='LOC_TCS_UNITNAME_PREFIX_LONG' Language='pt_BR'&gt;&lt;Text&gt;O Longo&lt;/Text&gt;&lt;/Row&gt;</text:p>
          </table:table-cell>
          <table:table-cell office:value-type="string">
            <text:p>Длинный</text:p>
          </table:table-cell>
          <table:table-cell table:formula="of:=CONCATENATE(&quot;&lt;Row Tag='&quot;;[.A50];&quot;' Language='ru_RU'&gt;&lt;Text&gt;&quot;;[.Q50];&quot;&lt;/Text&gt;&lt;/Row&gt;&quot;)" office:value-type="string" office:string-value="&lt;Row Tag='LOC_TCS_UNITNAME_PREFIX_LONG' Language='ru_RU'&gt;&lt;Text&gt;Длинный&lt;/Text&gt;&lt;/Row&gt;">
            <text:p>&lt;Row Tag='LOC_TCS_UNITNAME_PREFIX_LONG' Language='ru_RU'&gt;&lt;Text&gt;Длинный&lt;/Text&gt;&lt;/Row&gt;</text:p>
          </table:table-cell>
          <table:table-cell office:value-type="string">
            <text:p>长的</text:p>
          </table:table-cell>
          <table:table-cell table:formula="of:=CONCATENATE(&quot;&lt;Row Tag='&quot;;[.A50];&quot;' Language='zh_Hans_CN'&gt;&lt;Text&gt;&quot;;[.S50];&quot;&lt;/Text&gt;&lt;/Row&gt;&quot;)" office:value-type="string" office:string-value="&lt;Row Tag='LOC_TCS_UNITNAME_PREFIX_LONG' Language='zh_Hans_CN'&gt;&lt;Text&gt;长的&lt;/Text&gt;&lt;/Row&gt;">
            <text:p>&lt;Row Tag='LOC_TCS_UNITNAME_PREFIX_LONG' Language='zh_Hans_CN'&gt;&lt;Text&gt;长的&lt;/Text&gt;&lt;/Row&gt;</text:p>
          </table:table-cell>
        </table:table-row>
        <table:table-row table:style-name="ro3">
          <table:table-cell table:style-name="ce2" office:value-type="string">
            <text:p>LOC_TCS_UNITNAME_PREFIX_MAGNIFICENT</text:p>
          </table:table-cell>
          <table:table-cell table:style-name="ce2" office:value-type="string">
            <text:p>The Magnificent</text:p>
          </table:table-cell>
          <table:table-cell office:value-type="string">
            <text:p>Der Prächtige</text:p>
          </table:table-cell>
          <table:table-cell table:formula="of:=CONCATENATE(&quot;&lt;Row Tag='&quot;;[.A51];&quot;' Language='de_DE'&gt;&lt;Text&gt;&quot;;[.C51];&quot;&lt;/Text&gt;&lt;/Row&gt;&quot;)" office:value-type="string" office:string-value="&lt;Row Tag='LOC_TCS_UNITNAME_PREFIX_MAGNIFICENT' Language='de_DE'&gt;&lt;Text&gt;Der Prächtige&lt;/Text&gt;&lt;/Row&gt;">
            <text:p>&lt;Row Tag='LOC_TCS_UNITNAME_PREFIX_MAGNIFICENT' Language='de_DE'&gt;&lt;Text&gt;Der Prächtige&lt;/Text&gt;&lt;/Row&gt;</text:p>
          </table:table-cell>
          <table:table-cell office:value-type="string">
            <text:p>El Magnífico</text:p>
          </table:table-cell>
          <table:table-cell table:formula="of:=CONCATENATE(&quot;&lt;Row Tag='&quot;;[.A51];&quot;' Language='es_ES'&gt;&lt;Text&gt;&quot;;[.E51];&quot;&lt;/Text&gt;&lt;/Row&gt;&quot;)" office:value-type="string" office:string-value="&lt;Row Tag='LOC_TCS_UNITNAME_PREFIX_MAGNIFICENT' Language='es_ES'&gt;&lt;Text&gt;El Magnífico&lt;/Text&gt;&lt;/Row&gt;">
            <text:p>&lt;Row Tag='LOC_TCS_UNITNAME_PREFIX_MAGNIFICENT' Language='es_ES'&gt;&lt;Text&gt;El Magnífico&lt;/Text&gt;&lt;/Row&gt;</text:p>
          </table:table-cell>
          <table:table-cell office:value-type="string">
            <text:p>Il Magnifico</text:p>
          </table:table-cell>
          <table:table-cell table:formula="of:=CONCATENATE(&quot;&lt;Row Tag='&quot;;[.A51];&quot;' Language='it_IT'&gt;&lt;Text&gt;&quot;;[.G51];&quot;&lt;/Text&gt;&lt;/Row&gt;&quot;)" office:value-type="string" office:string-value="&lt;Row Tag='LOC_TCS_UNITNAME_PREFIX_MAGNIFICENT' Language='it_IT'&gt;&lt;Text&gt;Il Magnifico&lt;/Text&gt;&lt;/Row&gt;">
            <text:p>&lt;Row Tag='LOC_TCS_UNITNAME_PREFIX_MAGNIFICENT' Language='it_IT'&gt;&lt;Text&gt;Il Magnifico&lt;/Text&gt;&lt;/Row&gt;</text:p>
          </table:table-cell>
          <table:table-cell office:value-type="string">
            <text:p>壮大な</text:p>
          </table:table-cell>
          <table:table-cell table:formula="of:=CONCATENATE(&quot;&lt;Row Tag='&quot;;[.A51];&quot;' Language='ja_JP'&gt;&lt;Text&gt;&quot;;[.I51];&quot;&lt;/Text&gt;&lt;/Row&gt;&quot;)" office:value-type="string" office:string-value="&lt;Row Tag='LOC_TCS_UNITNAME_PREFIX_MAGNIFICENT' Language='ja_JP'&gt;&lt;Text&gt;壮大な&lt;/Text&gt;&lt;/Row&gt;">
            <text:p>&lt;Row Tag='LOC_TCS_UNITNAME_PREFIX_MAGNIFICENT' Language='ja_JP'&gt;&lt;Text&gt;壮大な&lt;/Text&gt;&lt;/Row&gt;</text:p>
          </table:table-cell>
          <table:table-cell office:value-type="string">
            <text:p>웅장한</text:p>
          </table:table-cell>
          <table:table-cell table:formula="of:=CONCATENATE(&quot;&lt;Row Tag='&quot;;[.A51];&quot;' Language='ko_KR'&gt;&lt;Text&gt;&quot;;[.K51];&quot;&lt;/Text&gt;&lt;/Row&gt;&quot;)" office:value-type="string" office:string-value="&lt;Row Tag='LOC_TCS_UNITNAME_PREFIX_MAGNIFICENT' Language='ko_KR'&gt;&lt;Text&gt;웅장한&lt;/Text&gt;&lt;/Row&gt;">
            <text:p>&lt;Row Tag='LOC_TCS_UNITNAME_PREFIX_MAGNIFICENT' Language='ko_KR'&gt;&lt;Text&gt;웅장한&lt;/Text&gt;&lt;/Row&gt;</text:p>
          </table:table-cell>
          <table:table-cell office:value-type="string">
            <text:p>Wspaniały</text:p>
          </table:table-cell>
          <table:table-cell table:formula="of:=CONCATENATE(&quot;&lt;Row Tag='&quot;;[.A51];&quot;' Language='pl_PL'&gt;&lt;Text&gt;&quot;;[.M51];&quot;&lt;/Text&gt;&lt;/Row&gt;&quot;)" office:value-type="string" office:string-value="&lt;Row Tag='LOC_TCS_UNITNAME_PREFIX_MAGNIFICENT' Language='pl_PL'&gt;&lt;Text&gt;Wspaniały&lt;/Text&gt;&lt;/Row&gt;">
            <text:p>&lt;Row Tag='LOC_TCS_UNITNAME_PREFIX_MAGNIFICENT' Language='pl_PL'&gt;&lt;Text&gt;Wspaniały&lt;/Text&gt;&lt;/Row&gt;</text:p>
          </table:table-cell>
          <table:table-cell office:value-type="string">
            <text:p>O Magnífico</text:p>
          </table:table-cell>
          <table:table-cell table:formula="of:=CONCATENATE(&quot;&lt;Row Tag='&quot;;[.A51];&quot;' Language='pt_BR'&gt;&lt;Text&gt;&quot;;[.O51];&quot;&lt;/Text&gt;&lt;/Row&gt;&quot;)" office:value-type="string" office:string-value="&lt;Row Tag='LOC_TCS_UNITNAME_PREFIX_MAGNIFICENT' Language='pt_BR'&gt;&lt;Text&gt;O Magnífico&lt;/Text&gt;&lt;/Row&gt;">
            <text:p>&lt;Row Tag='LOC_TCS_UNITNAME_PREFIX_MAGNIFICENT' Language='pt_BR'&gt;&lt;Text&gt;O Magnífico&lt;/Text&gt;&lt;/Row&gt;</text:p>
          </table:table-cell>
          <table:table-cell office:value-type="string">
            <text:p>Великолепный</text:p>
          </table:table-cell>
          <table:table-cell table:formula="of:=CONCATENATE(&quot;&lt;Row Tag='&quot;;[.A51];&quot;' Language='ru_RU'&gt;&lt;Text&gt;&quot;;[.Q51];&quot;&lt;/Text&gt;&lt;/Row&gt;&quot;)" office:value-type="string" office:string-value="&lt;Row Tag='LOC_TCS_UNITNAME_PREFIX_MAGNIFICENT' Language='ru_RU'&gt;&lt;Text&gt;Великолепный&lt;/Text&gt;&lt;/Row&gt;">
            <text:p>&lt;Row Tag='LOC_TCS_UNITNAME_PREFIX_MAGNIFICENT' Language='ru_RU'&gt;&lt;Text&gt;Великолепный&lt;/Text&gt;&lt;/Row&gt;</text:p>
          </table:table-cell>
          <table:table-cell office:value-type="string">
            <text:p>壮丽的</text:p>
          </table:table-cell>
          <table:table-cell table:formula="of:=CONCATENATE(&quot;&lt;Row Tag='&quot;;[.A51];&quot;' Language='zh_Hans_CN'&gt;&lt;Text&gt;&quot;;[.S51];&quot;&lt;/Text&gt;&lt;/Row&gt;&quot;)" office:value-type="string" office:string-value="&lt;Row Tag='LOC_TCS_UNITNAME_PREFIX_MAGNIFICENT' Language='zh_Hans_CN'&gt;&lt;Text&gt;壮丽的&lt;/Text&gt;&lt;/Row&gt;">
            <text:p>&lt;Row Tag='LOC_TCS_UNITNAME_PREFIX_MAGNIFICENT' Language='zh_Hans_CN'&gt;&lt;Text&gt;壮丽的&lt;/Text&gt;&lt;/Row&gt;</text:p>
          </table:table-cell>
        </table:table-row>
        <table:table-row table:style-name="ro3">
          <table:table-cell table:style-name="ce2" office:value-type="string">
            <text:p>LOC_TCS_UNITNAME_PREFIX_MOUNTAIN</text:p>
          </table:table-cell>
          <table:table-cell table:style-name="ce2" office:value-type="string">
            <text:p>The Mountain</text:p>
          </table:table-cell>
          <table:table-cell office:value-type="string">
            <text:p>Der Berg</text:p>
          </table:table-cell>
          <table:table-cell table:formula="of:=CONCATENATE(&quot;&lt;Row Tag='&quot;;[.A52];&quot;' Language='de_DE'&gt;&lt;Text&gt;&quot;;[.C52];&quot;&lt;/Text&gt;&lt;/Row&gt;&quot;)" office:value-type="string" office:string-value="&lt;Row Tag='LOC_TCS_UNITNAME_PREFIX_MOUNTAIN' Language='de_DE'&gt;&lt;Text&gt;Der Berg&lt;/Text&gt;&lt;/Row&gt;">
            <text:p>&lt;Row Tag='LOC_TCS_UNITNAME_PREFIX_MOUNTAIN' Language='de_DE'&gt;&lt;Text&gt;Der Berg&lt;/Text&gt;&lt;/Row&gt;</text:p>
          </table:table-cell>
          <table:table-cell office:value-type="string">
            <text:p>La Montaña</text:p>
          </table:table-cell>
          <table:table-cell table:formula="of:=CONCATENATE(&quot;&lt;Row Tag='&quot;;[.A52];&quot;' Language='es_ES'&gt;&lt;Text&gt;&quot;;[.E52];&quot;&lt;/Text&gt;&lt;/Row&gt;&quot;)" office:value-type="string" office:string-value="&lt;Row Tag='LOC_TCS_UNITNAME_PREFIX_MOUNTAIN' Language='es_ES'&gt;&lt;Text&gt;La Montaña&lt;/Text&gt;&lt;/Row&gt;">
            <text:p>&lt;Row Tag='LOC_TCS_UNITNAME_PREFIX_MOUNTAIN' Language='es_ES'&gt;&lt;Text&gt;La Montaña&lt;/Text&gt;&lt;/Row&gt;</text:p>
          </table:table-cell>
          <table:table-cell office:value-type="string">
            <text:p>La Montagna</text:p>
          </table:table-cell>
          <table:table-cell table:formula="of:=CONCATENATE(&quot;&lt;Row Tag='&quot;;[.A52];&quot;' Language='it_IT'&gt;&lt;Text&gt;&quot;;[.G52];&quot;&lt;/Text&gt;&lt;/Row&gt;&quot;)" office:value-type="string" office:string-value="&lt;Row Tag='LOC_TCS_UNITNAME_PREFIX_MOUNTAIN' Language='it_IT'&gt;&lt;Text&gt;La Montagna&lt;/Text&gt;&lt;/Row&gt;">
            <text:p>&lt;Row Tag='LOC_TCS_UNITNAME_PREFIX_MOUNTAIN' Language='it_IT'&gt;&lt;Text&gt;La Montagna&lt;/Text&gt;&lt;/Row&gt;</text:p>
          </table:table-cell>
          <table:table-cell office:value-type="string">
            <text:p>山の</text:p>
          </table:table-cell>
          <table:table-cell table:formula="of:=CONCATENATE(&quot;&lt;Row Tag='&quot;;[.A52];&quot;' Language='ja_JP'&gt;&lt;Text&gt;&quot;;[.I52];&quot;&lt;/Text&gt;&lt;/Row&gt;&quot;)" office:value-type="string" office:string-value="&lt;Row Tag='LOC_TCS_UNITNAME_PREFIX_MOUNTAIN' Language='ja_JP'&gt;&lt;Text&gt;山の&lt;/Text&gt;&lt;/Row&gt;">
            <text:p>&lt;Row Tag='LOC_TCS_UNITNAME_PREFIX_MOUNTAIN' Language='ja_JP'&gt;&lt;Text&gt;山の&lt;/Text&gt;&lt;/Row&gt;</text:p>
          </table:table-cell>
          <table:table-cell office:value-type="string">
            <text:p>산의</text:p>
          </table:table-cell>
          <table:table-cell table:formula="of:=CONCATENATE(&quot;&lt;Row Tag='&quot;;[.A52];&quot;' Language='ko_KR'&gt;&lt;Text&gt;&quot;;[.K52];&quot;&lt;/Text&gt;&lt;/Row&gt;&quot;)" office:value-type="string" office:string-value="&lt;Row Tag='LOC_TCS_UNITNAME_PREFIX_MOUNTAIN' Language='ko_KR'&gt;&lt;Text&gt;산의&lt;/Text&gt;&lt;/Row&gt;">
            <text:p>&lt;Row Tag='LOC_TCS_UNITNAME_PREFIX_MOUNTAIN' Language='ko_KR'&gt;&lt;Text&gt;산의&lt;/Text&gt;&lt;/Row&gt;</text:p>
          </table:table-cell>
          <table:table-cell office:value-type="string">
            <text:p>Górski</text:p>
          </table:table-cell>
          <table:table-cell table:formula="of:=CONCATENATE(&quot;&lt;Row Tag='&quot;;[.A52];&quot;' Language='pl_PL'&gt;&lt;Text&gt;&quot;;[.M52];&quot;&lt;/Text&gt;&lt;/Row&gt;&quot;)" office:value-type="string" office:string-value="&lt;Row Tag='LOC_TCS_UNITNAME_PREFIX_MOUNTAIN' Language='pl_PL'&gt;&lt;Text&gt;Górski&lt;/Text&gt;&lt;/Row&gt;">
            <text:p>&lt;Row Tag='LOC_TCS_UNITNAME_PREFIX_MOUNTAIN' Language='pl_PL'&gt;&lt;Text&gt;Górski&lt;/Text&gt;&lt;/Row&gt;</text:p>
          </table:table-cell>
          <table:table-cell office:value-type="string">
            <text:p>A Montanha</text:p>
          </table:table-cell>
          <table:table-cell table:formula="of:=CONCATENATE(&quot;&lt;Row Tag='&quot;;[.A52];&quot;' Language='pt_BR'&gt;&lt;Text&gt;&quot;;[.O52];&quot;&lt;/Text&gt;&lt;/Row&gt;&quot;)" office:value-type="string" office:string-value="&lt;Row Tag='LOC_TCS_UNITNAME_PREFIX_MOUNTAIN' Language='pt_BR'&gt;&lt;Text&gt;A Montanha&lt;/Text&gt;&lt;/Row&gt;">
            <text:p>&lt;Row Tag='LOC_TCS_UNITNAME_PREFIX_MOUNTAIN' Language='pt_BR'&gt;&lt;Text&gt;A Montanha&lt;/Text&gt;&lt;/Row&gt;</text:p>
          </table:table-cell>
          <table:table-cell office:value-type="string">
            <text:p>Горный</text:p>
          </table:table-cell>
          <table:table-cell table:formula="of:=CONCATENATE(&quot;&lt;Row Tag='&quot;;[.A52];&quot;' Language='ru_RU'&gt;&lt;Text&gt;&quot;;[.Q52];&quot;&lt;/Text&gt;&lt;/Row&gt;&quot;)" office:value-type="string" office:string-value="&lt;Row Tag='LOC_TCS_UNITNAME_PREFIX_MOUNTAIN' Language='ru_RU'&gt;&lt;Text&gt;Горный&lt;/Text&gt;&lt;/Row&gt;">
            <text:p>&lt;Row Tag='LOC_TCS_UNITNAME_PREFIX_MOUNTAIN' Language='ru_RU'&gt;&lt;Text&gt;Горный&lt;/Text&gt;&lt;/Row&gt;</text:p>
          </table:table-cell>
          <table:table-cell office:value-type="string">
            <text:p>山</text:p>
          </table:table-cell>
          <table:table-cell table:formula="of:=CONCATENATE(&quot;&lt;Row Tag='&quot;;[.A52];&quot;' Language='zh_Hans_CN'&gt;&lt;Text&gt;&quot;;[.S52];&quot;&lt;/Text&gt;&lt;/Row&gt;&quot;)" office:value-type="string" office:string-value="&lt;Row Tag='LOC_TCS_UNITNAME_PREFIX_MOUNTAIN' Language='zh_Hans_CN'&gt;&lt;Text&gt;山&lt;/Text&gt;&lt;/Row&gt;">
            <text:p>&lt;Row Tag='LOC_TCS_UNITNAME_PREFIX_MOUNTAIN' Language='zh_Hans_CN'&gt;&lt;Text&gt;山&lt;/Text&gt;&lt;/Row&gt;</text:p>
          </table:table-cell>
        </table:table-row>
        <table:table-row table:style-name="ro3">
          <table:table-cell table:style-name="ce2" office:value-type="string">
            <text:p>LOC_TCS_UNITNAME_PREFIX_MOUNTED</text:p>
          </table:table-cell>
          <table:table-cell table:style-name="ce2" office:value-type="string">
            <text:p>The Mounted</text:p>
          </table:table-cell>
          <table:table-cell office:value-type="string">
            <text:p>Der Berittene</text:p>
          </table:table-cell>
          <table:table-cell table:formula="of:=CONCATENATE(&quot;&lt;Row Tag='&quot;;[.A53];&quot;' Language='de_DE'&gt;&lt;Text&gt;&quot;;[.C53];&quot;&lt;/Text&gt;&lt;/Row&gt;&quot;)" office:value-type="string" office:string-value="&lt;Row Tag='LOC_TCS_UNITNAME_PREFIX_MOUNTED' Language='de_DE'&gt;&lt;Text&gt;Der Berittene&lt;/Text&gt;&lt;/Row&gt;">
            <text:p>&lt;Row Tag='LOC_TCS_UNITNAME_PREFIX_MOUNTED' Language='de_DE'&gt;&lt;Text&gt;Der Berittene&lt;/Text&gt;&lt;/Row&gt;</text:p>
          </table:table-cell>
          <table:table-cell office:value-type="string">
            <text:p>El Montado</text:p>
          </table:table-cell>
          <table:table-cell table:formula="of:=CONCATENATE(&quot;&lt;Row Tag='&quot;;[.A53];&quot;' Language='es_ES'&gt;&lt;Text&gt;&quot;;[.E53];&quot;&lt;/Text&gt;&lt;/Row&gt;&quot;)" office:value-type="string" office:string-value="&lt;Row Tag='LOC_TCS_UNITNAME_PREFIX_MOUNTED' Language='es_ES'&gt;&lt;Text&gt;El Montado&lt;/Text&gt;&lt;/Row&gt;">
            <text:p>&lt;Row Tag='LOC_TCS_UNITNAME_PREFIX_MOUNTED' Language='es_ES'&gt;&lt;Text&gt;El Montado&lt;/Text&gt;&lt;/Row&gt;</text:p>
          </table:table-cell>
          <table:table-cell office:value-type="string">
            <text:p>Il Montato</text:p>
          </table:table-cell>
          <table:table-cell table:formula="of:=CONCATENATE(&quot;&lt;Row Tag='&quot;;[.A53];&quot;' Language='it_IT'&gt;&lt;Text&gt;&quot;;[.G53];&quot;&lt;/Text&gt;&lt;/Row&gt;&quot;)" office:value-type="string" office:string-value="&lt;Row Tag='LOC_TCS_UNITNAME_PREFIX_MOUNTED' Language='it_IT'&gt;&lt;Text&gt;Il Montato&lt;/Text&gt;&lt;/Row&gt;">
            <text:p>&lt;Row Tag='LOC_TCS_UNITNAME_PREFIX_MOUNTED' Language='it_IT'&gt;&lt;Text&gt;Il Montato&lt;/Text&gt;&lt;/Row&gt;</text:p>
          </table:table-cell>
          <table:table-cell office:value-type="string">
            <text:p>騎乗の</text:p>
          </table:table-cell>
          <table:table-cell table:formula="of:=CONCATENATE(&quot;&lt;Row Tag='&quot;;[.A53];&quot;' Language='ja_JP'&gt;&lt;Text&gt;&quot;;[.I53];&quot;&lt;/Text&gt;&lt;/Row&gt;&quot;)" office:value-type="string" office:string-value="&lt;Row Tag='LOC_TCS_UNITNAME_PREFIX_MOUNTED' Language='ja_JP'&gt;&lt;Text&gt;騎乗の&lt;/Text&gt;&lt;/Row&gt;">
            <text:p>&lt;Row Tag='LOC_TCS_UNITNAME_PREFIX_MOUNTED' Language='ja_JP'&gt;&lt;Text&gt;騎乗の&lt;/Text&gt;&lt;/Row&gt;</text:p>
          </table:table-cell>
          <table:table-cell office:value-type="string">
            <text:p>기마의</text:p>
          </table:table-cell>
          <table:table-cell table:formula="of:=CONCATENATE(&quot;&lt;Row Tag='&quot;;[.A53];&quot;' Language='ko_KR'&gt;&lt;Text&gt;&quot;;[.K53];&quot;&lt;/Text&gt;&lt;/Row&gt;&quot;)" office:value-type="string" office:string-value="&lt;Row Tag='LOC_TCS_UNITNAME_PREFIX_MOUNTED' Language='ko_KR'&gt;&lt;Text&gt;기마의&lt;/Text&gt;&lt;/Row&gt;">
            <text:p>&lt;Row Tag='LOC_TCS_UNITNAME_PREFIX_MOUNTED' Language='ko_KR'&gt;&lt;Text&gt;기마의&lt;/Text&gt;&lt;/Row&gt;</text:p>
          </table:table-cell>
          <table:table-cell office:value-type="string">
            <text:p>Konny</text:p>
          </table:table-cell>
          <table:table-cell table:formula="of:=CONCATENATE(&quot;&lt;Row Tag='&quot;;[.A53];&quot;' Language='pl_PL'&gt;&lt;Text&gt;&quot;;[.M53];&quot;&lt;/Text&gt;&lt;/Row&gt;&quot;)" office:value-type="string" office:string-value="&lt;Row Tag='LOC_TCS_UNITNAME_PREFIX_MOUNTED' Language='pl_PL'&gt;&lt;Text&gt;Konny&lt;/Text&gt;&lt;/Row&gt;">
            <text:p>&lt;Row Tag='LOC_TCS_UNITNAME_PREFIX_MOUNTED' Language='pl_PL'&gt;&lt;Text&gt;Konny&lt;/Text&gt;&lt;/Row&gt;</text:p>
          </table:table-cell>
          <table:table-cell office:value-type="string">
            <text:p>O Montado</text:p>
          </table:table-cell>
          <table:table-cell table:formula="of:=CONCATENATE(&quot;&lt;Row Tag='&quot;;[.A53];&quot;' Language='pt_BR'&gt;&lt;Text&gt;&quot;;[.O53];&quot;&lt;/Text&gt;&lt;/Row&gt;&quot;)" office:value-type="string" office:string-value="&lt;Row Tag='LOC_TCS_UNITNAME_PREFIX_MOUNTED' Language='pt_BR'&gt;&lt;Text&gt;O Montado&lt;/Text&gt;&lt;/Row&gt;">
            <text:p>&lt;Row Tag='LOC_TCS_UNITNAME_PREFIX_MOUNTED' Language='pt_BR'&gt;&lt;Text&gt;O Montado&lt;/Text&gt;&lt;/Row&gt;</text:p>
          </table:table-cell>
          <table:table-cell office:value-type="string">
            <text:p>Конный</text:p>
          </table:table-cell>
          <table:table-cell table:formula="of:=CONCATENATE(&quot;&lt;Row Tag='&quot;;[.A53];&quot;' Language='ru_RU'&gt;&lt;Text&gt;&quot;;[.Q53];&quot;&lt;/Text&gt;&lt;/Row&gt;&quot;)" office:value-type="string" office:string-value="&lt;Row Tag='LOC_TCS_UNITNAME_PREFIX_MOUNTED' Language='ru_RU'&gt;&lt;Text&gt;Конный&lt;/Text&gt;&lt;/Row&gt;">
            <text:p>&lt;Row Tag='LOC_TCS_UNITNAME_PREFIX_MOUNTED' Language='ru_RU'&gt;&lt;Text&gt;Конный&lt;/Text&gt;&lt;/Row&gt;</text:p>
          </table:table-cell>
          <table:table-cell office:value-type="string">
            <text:p>骑马的</text:p>
          </table:table-cell>
          <table:table-cell table:formula="of:=CONCATENATE(&quot;&lt;Row Tag='&quot;;[.A53];&quot;' Language='zh_Hans_CN'&gt;&lt;Text&gt;&quot;;[.S53];&quot;&lt;/Text&gt;&lt;/Row&gt;&quot;)" office:value-type="string" office:string-value="&lt;Row Tag='LOC_TCS_UNITNAME_PREFIX_MOUNTED' Language='zh_Hans_CN'&gt;&lt;Text&gt;骑马的&lt;/Text&gt;&lt;/Row&gt;">
            <text:p>&lt;Row Tag='LOC_TCS_UNITNAME_PREFIX_MOUNTED' Language='zh_Hans_CN'&gt;&lt;Text&gt;骑马的&lt;/Text&gt;&lt;/Row&gt;</text:p>
          </table:table-cell>
        </table:table-row>
        <table:table-row table:style-name="ro3">
          <table:table-cell table:style-name="ce2" office:value-type="string">
            <text:p>LOC_TCS_UNITNAME_PREFIX_NOMADIC</text:p>
          </table:table-cell>
          <table:table-cell table:style-name="ce2" office:value-type="string">
            <text:p>The Nomadic</text:p>
          </table:table-cell>
          <table:table-cell office:value-type="string">
            <text:p>Der Nomadische</text:p>
          </table:table-cell>
          <table:table-cell table:formula="of:=CONCATENATE(&quot;&lt;Row Tag='&quot;;[.A54];&quot;' Language='de_DE'&gt;&lt;Text&gt;&quot;;[.C54];&quot;&lt;/Text&gt;&lt;/Row&gt;&quot;)" office:value-type="string" office:string-value="&lt;Row Tag='LOC_TCS_UNITNAME_PREFIX_NOMADIC' Language='de_DE'&gt;&lt;Text&gt;Der Nomadische&lt;/Text&gt;&lt;/Row&gt;">
            <text:p>&lt;Row Tag='LOC_TCS_UNITNAME_PREFIX_NOMADIC' Language='de_DE'&gt;&lt;Text&gt;Der Nomadische&lt;/Text&gt;&lt;/Row&gt;</text:p>
          </table:table-cell>
          <table:table-cell office:value-type="string">
            <text:p>El Nómada</text:p>
          </table:table-cell>
          <table:table-cell table:formula="of:=CONCATENATE(&quot;&lt;Row Tag='&quot;;[.A54];&quot;' Language='es_ES'&gt;&lt;Text&gt;&quot;;[.E54];&quot;&lt;/Text&gt;&lt;/Row&gt;&quot;)" office:value-type="string" office:string-value="&lt;Row Tag='LOC_TCS_UNITNAME_PREFIX_NOMADIC' Language='es_ES'&gt;&lt;Text&gt;El Nómada&lt;/Text&gt;&lt;/Row&gt;">
            <text:p>&lt;Row Tag='LOC_TCS_UNITNAME_PREFIX_NOMADIC' Language='es_ES'&gt;&lt;Text&gt;El Nómada&lt;/Text&gt;&lt;/Row&gt;</text:p>
          </table:table-cell>
          <table:table-cell office:value-type="string">
            <text:p>Il Nomade</text:p>
          </table:table-cell>
          <table:table-cell table:formula="of:=CONCATENATE(&quot;&lt;Row Tag='&quot;;[.A54];&quot;' Language='it_IT'&gt;&lt;Text&gt;&quot;;[.G54];&quot;&lt;/Text&gt;&lt;/Row&gt;&quot;)" office:value-type="string" office:string-value="&lt;Row Tag='LOC_TCS_UNITNAME_PREFIX_NOMADIC' Language='it_IT'&gt;&lt;Text&gt;Il Nomade&lt;/Text&gt;&lt;/Row&gt;">
            <text:p>&lt;Row Tag='LOC_TCS_UNITNAME_PREFIX_NOMADIC' Language='it_IT'&gt;&lt;Text&gt;Il Nomade&lt;/Text&gt;&lt;/Row&gt;</text:p>
          </table:table-cell>
          <table:table-cell office:value-type="string">
            <text:p>遊牧の</text:p>
          </table:table-cell>
          <table:table-cell table:formula="of:=CONCATENATE(&quot;&lt;Row Tag='&quot;;[.A54];&quot;' Language='ja_JP'&gt;&lt;Text&gt;&quot;;[.I54];&quot;&lt;/Text&gt;&lt;/Row&gt;&quot;)" office:value-type="string" office:string-value="&lt;Row Tag='LOC_TCS_UNITNAME_PREFIX_NOMADIC' Language='ja_JP'&gt;&lt;Text&gt;遊牧の&lt;/Text&gt;&lt;/Row&gt;">
            <text:p>&lt;Row Tag='LOC_TCS_UNITNAME_PREFIX_NOMADIC' Language='ja_JP'&gt;&lt;Text&gt;遊牧の&lt;/Text&gt;&lt;/Row&gt;</text:p>
          </table:table-cell>
          <table:table-cell office:value-type="string">
            <text:p>유목의</text:p>
          </table:table-cell>
          <table:table-cell table:formula="of:=CONCATENATE(&quot;&lt;Row Tag='&quot;;[.A54];&quot;' Language='ko_KR'&gt;&lt;Text&gt;&quot;;[.K54];&quot;&lt;/Text&gt;&lt;/Row&gt;&quot;)" office:value-type="string" office:string-value="&lt;Row Tag='LOC_TCS_UNITNAME_PREFIX_NOMADIC' Language='ko_KR'&gt;&lt;Text&gt;유목의&lt;/Text&gt;&lt;/Row&gt;">
            <text:p>&lt;Row Tag='LOC_TCS_UNITNAME_PREFIX_NOMADIC' Language='ko_KR'&gt;&lt;Text&gt;유목의&lt;/Text&gt;&lt;/Row&gt;</text:p>
          </table:table-cell>
          <table:table-cell office:value-type="string">
            <text:p>Koczowniczy</text:p>
          </table:table-cell>
          <table:table-cell table:formula="of:=CONCATENATE(&quot;&lt;Row Tag='&quot;;[.A54];&quot;' Language='pl_PL'&gt;&lt;Text&gt;&quot;;[.M54];&quot;&lt;/Text&gt;&lt;/Row&gt;&quot;)" office:value-type="string" office:string-value="&lt;Row Tag='LOC_TCS_UNITNAME_PREFIX_NOMADIC' Language='pl_PL'&gt;&lt;Text&gt;Koczowniczy&lt;/Text&gt;&lt;/Row&gt;">
            <text:p>&lt;Row Tag='LOC_TCS_UNITNAME_PREFIX_NOMADIC' Language='pl_PL'&gt;&lt;Text&gt;Koczowniczy&lt;/Text&gt;&lt;/Row&gt;</text:p>
          </table:table-cell>
          <table:table-cell office:value-type="string">
            <text:p>O Nômade</text:p>
          </table:table-cell>
          <table:table-cell table:formula="of:=CONCATENATE(&quot;&lt;Row Tag='&quot;;[.A54];&quot;' Language='pt_BR'&gt;&lt;Text&gt;&quot;;[.O54];&quot;&lt;/Text&gt;&lt;/Row&gt;&quot;)" office:value-type="string" office:string-value="&lt;Row Tag='LOC_TCS_UNITNAME_PREFIX_NOMADIC' Language='pt_BR'&gt;&lt;Text&gt;O Nômade&lt;/Text&gt;&lt;/Row&gt;">
            <text:p>&lt;Row Tag='LOC_TCS_UNITNAME_PREFIX_NOMADIC' Language='pt_BR'&gt;&lt;Text&gt;O Nômade&lt;/Text&gt;&lt;/Row&gt;</text:p>
          </table:table-cell>
          <table:table-cell office:value-type="string">
            <text:p>Кочевой</text:p>
          </table:table-cell>
          <table:table-cell table:formula="of:=CONCATENATE(&quot;&lt;Row Tag='&quot;;[.A54];&quot;' Language='ru_RU'&gt;&lt;Text&gt;&quot;;[.Q54];&quot;&lt;/Text&gt;&lt;/Row&gt;&quot;)" office:value-type="string" office:string-value="&lt;Row Tag='LOC_TCS_UNITNAME_PREFIX_NOMADIC' Language='ru_RU'&gt;&lt;Text&gt;Кочевой&lt;/Text&gt;&lt;/Row&gt;">
            <text:p>&lt;Row Tag='LOC_TCS_UNITNAME_PREFIX_NOMADIC' Language='ru_RU'&gt;&lt;Text&gt;Кочевой&lt;/Text&gt;&lt;/Row&gt;</text:p>
          </table:table-cell>
          <table:table-cell office:value-type="string">
            <text:p>游牧的</text:p>
          </table:table-cell>
          <table:table-cell table:formula="of:=CONCATENATE(&quot;&lt;Row Tag='&quot;;[.A54];&quot;' Language='zh_Hans_CN'&gt;&lt;Text&gt;&quot;;[.S54];&quot;&lt;/Text&gt;&lt;/Row&gt;&quot;)" office:value-type="string" office:string-value="&lt;Row Tag='LOC_TCS_UNITNAME_PREFIX_NOMADIC' Language='zh_Hans_CN'&gt;&lt;Text&gt;游牧的&lt;/Text&gt;&lt;/Row&gt;">
            <text:p>&lt;Row Tag='LOC_TCS_UNITNAME_PREFIX_NOMADIC' Language='zh_Hans_CN'&gt;&lt;Text&gt;游牧的&lt;/Text&gt;&lt;/Row&gt;</text:p>
          </table:table-cell>
        </table:table-row>
        <table:table-row table:style-name="ro3">
          <table:table-cell table:style-name="ce2" office:value-type="string">
            <text:p>LOC_TCS_UNITNAME_PREFIX_OLD</text:p>
          </table:table-cell>
          <table:table-cell table:style-name="ce2" office:value-type="string">
            <text:p>The Old</text:p>
          </table:table-cell>
          <table:table-cell office:value-type="string">
            <text:p>Der Alte</text:p>
          </table:table-cell>
          <table:table-cell table:formula="of:=CONCATENATE(&quot;&lt;Row Tag='&quot;;[.A55];&quot;' Language='de_DE'&gt;&lt;Text&gt;&quot;;[.C55];&quot;&lt;/Text&gt;&lt;/Row&gt;&quot;)" office:value-type="string" office:string-value="&lt;Row Tag='LOC_TCS_UNITNAME_PREFIX_OLD' Language='de_DE'&gt;&lt;Text&gt;Der Alte&lt;/Text&gt;&lt;/Row&gt;">
            <text:p>&lt;Row Tag='LOC_TCS_UNITNAME_PREFIX_OLD' Language='de_DE'&gt;&lt;Text&gt;Der Alte&lt;/Text&gt;&lt;/Row&gt;</text:p>
          </table:table-cell>
          <table:table-cell office:value-type="string">
            <text:p>El Viejo</text:p>
          </table:table-cell>
          <table:table-cell table:formula="of:=CONCATENATE(&quot;&lt;Row Tag='&quot;;[.A55];&quot;' Language='es_ES'&gt;&lt;Text&gt;&quot;;[.E55];&quot;&lt;/Text&gt;&lt;/Row&gt;&quot;)" office:value-type="string" office:string-value="&lt;Row Tag='LOC_TCS_UNITNAME_PREFIX_OLD' Language='es_ES'&gt;&lt;Text&gt;El Viejo&lt;/Text&gt;&lt;/Row&gt;">
            <text:p>&lt;Row Tag='LOC_TCS_UNITNAME_PREFIX_OLD' Language='es_ES'&gt;&lt;Text&gt;El Viejo&lt;/Text&gt;&lt;/Row&gt;</text:p>
          </table:table-cell>
          <table:table-cell office:value-type="string">
            <text:p>Il Vecchio</text:p>
          </table:table-cell>
          <table:table-cell table:formula="of:=CONCATENATE(&quot;&lt;Row Tag='&quot;;[.A55];&quot;' Language='it_IT'&gt;&lt;Text&gt;&quot;;[.G55];&quot;&lt;/Text&gt;&lt;/Row&gt;&quot;)" office:value-type="string" office:string-value="&lt;Row Tag='LOC_TCS_UNITNAME_PREFIX_OLD' Language='it_IT'&gt;&lt;Text&gt;Il Vecchio&lt;/Text&gt;&lt;/Row&gt;">
            <text:p>&lt;Row Tag='LOC_TCS_UNITNAME_PREFIX_OLD' Language='it_IT'&gt;&lt;Text&gt;Il Vecchio&lt;/Text&gt;&lt;/Row&gt;</text:p>
          </table:table-cell>
          <table:table-cell office:value-type="string">
            <text:p>古い</text:p>
          </table:table-cell>
          <table:table-cell table:formula="of:=CONCATENATE(&quot;&lt;Row Tag='&quot;;[.A55];&quot;' Language='ja_JP'&gt;&lt;Text&gt;&quot;;[.I55];&quot;&lt;/Text&gt;&lt;/Row&gt;&quot;)" office:value-type="string" office:string-value="&lt;Row Tag='LOC_TCS_UNITNAME_PREFIX_OLD' Language='ja_JP'&gt;&lt;Text&gt;古い&lt;/Text&gt;&lt;/Row&gt;">
            <text:p>&lt;Row Tag='LOC_TCS_UNITNAME_PREFIX_OLD' Language='ja_JP'&gt;&lt;Text&gt;古い&lt;/Text&gt;&lt;/Row&gt;</text:p>
          </table:table-cell>
          <table:table-cell office:value-type="string">
            <text:p>늙은</text:p>
          </table:table-cell>
          <table:table-cell table:formula="of:=CONCATENATE(&quot;&lt;Row Tag='&quot;;[.A55];&quot;' Language='ko_KR'&gt;&lt;Text&gt;&quot;;[.K55];&quot;&lt;/Text&gt;&lt;/Row&gt;&quot;)" office:value-type="string" office:string-value="&lt;Row Tag='LOC_TCS_UNITNAME_PREFIX_OLD' Language='ko_KR'&gt;&lt;Text&gt;늙은&lt;/Text&gt;&lt;/Row&gt;">
            <text:p>&lt;Row Tag='LOC_TCS_UNITNAME_PREFIX_OLD' Language='ko_KR'&gt;&lt;Text&gt;늙은&lt;/Text&gt;&lt;/Row&gt;</text:p>
          </table:table-cell>
          <table:table-cell office:value-type="string">
            <text:p>Stary</text:p>
          </table:table-cell>
          <table:table-cell table:formula="of:=CONCATENATE(&quot;&lt;Row Tag='&quot;;[.A55];&quot;' Language='pl_PL'&gt;&lt;Text&gt;&quot;;[.M55];&quot;&lt;/Text&gt;&lt;/Row&gt;&quot;)" office:value-type="string" office:string-value="&lt;Row Tag='LOC_TCS_UNITNAME_PREFIX_OLD' Language='pl_PL'&gt;&lt;Text&gt;Stary&lt;/Text&gt;&lt;/Row&gt;">
            <text:p>&lt;Row Tag='LOC_TCS_UNITNAME_PREFIX_OLD' Language='pl_PL'&gt;&lt;Text&gt;Stary&lt;/Text&gt;&lt;/Row&gt;</text:p>
          </table:table-cell>
          <table:table-cell office:value-type="string">
            <text:p>O Velho</text:p>
          </table:table-cell>
          <table:table-cell table:formula="of:=CONCATENATE(&quot;&lt;Row Tag='&quot;;[.A55];&quot;' Language='pt_BR'&gt;&lt;Text&gt;&quot;;[.O55];&quot;&lt;/Text&gt;&lt;/Row&gt;&quot;)" office:value-type="string" office:string-value="&lt;Row Tag='LOC_TCS_UNITNAME_PREFIX_OLD' Language='pt_BR'&gt;&lt;Text&gt;O Velho&lt;/Text&gt;&lt;/Row&gt;">
            <text:p>&lt;Row Tag='LOC_TCS_UNITNAME_PREFIX_OLD' Language='pt_BR'&gt;&lt;Text&gt;O Velho&lt;/Text&gt;&lt;/Row&gt;</text:p>
          </table:table-cell>
          <table:table-cell office:value-type="string">
            <text:p>Старый</text:p>
          </table:table-cell>
          <table:table-cell table:formula="of:=CONCATENATE(&quot;&lt;Row Tag='&quot;;[.A55];&quot;' Language='ru_RU'&gt;&lt;Text&gt;&quot;;[.Q55];&quot;&lt;/Text&gt;&lt;/Row&gt;&quot;)" office:value-type="string" office:string-value="&lt;Row Tag='LOC_TCS_UNITNAME_PREFIX_OLD' Language='ru_RU'&gt;&lt;Text&gt;Старый&lt;/Text&gt;&lt;/Row&gt;">
            <text:p>&lt;Row Tag='LOC_TCS_UNITNAME_PREFIX_OLD' Language='ru_RU'&gt;&lt;Text&gt;Старый&lt;/Text&gt;&lt;/Row&gt;</text:p>
          </table:table-cell>
          <table:table-cell office:value-type="string">
            <text:p>老的</text:p>
          </table:table-cell>
          <table:table-cell table:formula="of:=CONCATENATE(&quot;&lt;Row Tag='&quot;;[.A55];&quot;' Language='zh_Hans_CN'&gt;&lt;Text&gt;&quot;;[.S55];&quot;&lt;/Text&gt;&lt;/Row&gt;&quot;)" office:value-type="string" office:string-value="&lt;Row Tag='LOC_TCS_UNITNAME_PREFIX_OLD' Language='zh_Hans_CN'&gt;&lt;Text&gt;老的&lt;/Text&gt;&lt;/Row&gt;">
            <text:p>&lt;Row Tag='LOC_TCS_UNITNAME_PREFIX_OLD' Language='zh_Hans_CN'&gt;&lt;Text&gt;老的&lt;/Text&gt;&lt;/Row&gt;</text:p>
          </table:table-cell>
        </table:table-row>
        <table:table-row table:style-name="ro3">
          <table:table-cell table:style-name="ce2" office:value-type="string">
            <text:p>LOC_TCS_UNITNAME_PREFIX_ORPHAN</text:p>
          </table:table-cell>
          <table:table-cell table:style-name="ce2" office:value-type="string">
            <text:p>The Orphan</text:p>
          </table:table-cell>
          <table:table-cell office:value-type="string">
            <text:p>Das Waisenkind</text:p>
          </table:table-cell>
          <table:table-cell table:formula="of:=CONCATENATE(&quot;&lt;Row Tag='&quot;;[.A56];&quot;' Language='de_DE'&gt;&lt;Text&gt;&quot;;[.C56];&quot;&lt;/Text&gt;&lt;/Row&gt;&quot;)" office:value-type="string" office:string-value="&lt;Row Tag='LOC_TCS_UNITNAME_PREFIX_ORPHAN' Language='de_DE'&gt;&lt;Text&gt;Das Waisenkind&lt;/Text&gt;&lt;/Row&gt;">
            <text:p>&lt;Row Tag='LOC_TCS_UNITNAME_PREFIX_ORPHAN' Language='de_DE'&gt;&lt;Text&gt;Das Waisenkind&lt;/Text&gt;&lt;/Row&gt;</text:p>
          </table:table-cell>
          <table:table-cell office:value-type="string">
            <text:p>El Huérfano</text:p>
          </table:table-cell>
          <table:table-cell table:formula="of:=CONCATENATE(&quot;&lt;Row Tag='&quot;;[.A56];&quot;' Language='es_ES'&gt;&lt;Text&gt;&quot;;[.E56];&quot;&lt;/Text&gt;&lt;/Row&gt;&quot;)" office:value-type="string" office:string-value="&lt;Row Tag='LOC_TCS_UNITNAME_PREFIX_ORPHAN' Language='es_ES'&gt;&lt;Text&gt;El Huérfano&lt;/Text&gt;&lt;/Row&gt;">
            <text:p>&lt;Row Tag='LOC_TCS_UNITNAME_PREFIX_ORPHAN' Language='es_ES'&gt;&lt;Text&gt;El Huérfano&lt;/Text&gt;&lt;/Row&gt;</text:p>
          </table:table-cell>
          <table:table-cell office:value-type="string">
            <text:p>L'Orfano</text:p>
          </table:table-cell>
          <table:table-cell table:formula="of:=CONCATENATE(&quot;&lt;Row Tag='&quot;;[.A56];&quot;' Language='it_IT'&gt;&lt;Text&gt;&quot;;[.G56];&quot;&lt;/Text&gt;&lt;/Row&gt;&quot;)" office:value-type="string" office:string-value="&lt;Row Tag='LOC_TCS_UNITNAME_PREFIX_ORPHAN' Language='it_IT'&gt;&lt;Text&gt;L'Orfano&lt;/Text&gt;&lt;/Row&gt;">
            <text:p>&lt;Row Tag='LOC_TCS_UNITNAME_PREFIX_ORPHAN' Language='it_IT'&gt;&lt;Text&gt;L'Orfano&lt;/Text&gt;&lt;/Row&gt;</text:p>
          </table:table-cell>
          <table:table-cell office:value-type="string">
            <text:p>孤児の</text:p>
          </table:table-cell>
          <table:table-cell table:formula="of:=CONCATENATE(&quot;&lt;Row Tag='&quot;;[.A56];&quot;' Language='ja_JP'&gt;&lt;Text&gt;&quot;;[.I56];&quot;&lt;/Text&gt;&lt;/Row&gt;&quot;)" office:value-type="string" office:string-value="&lt;Row Tag='LOC_TCS_UNITNAME_PREFIX_ORPHAN' Language='ja_JP'&gt;&lt;Text&gt;孤児の&lt;/Text&gt;&lt;/Row&gt;">
            <text:p>&lt;Row Tag='LOC_TCS_UNITNAME_PREFIX_ORPHAN' Language='ja_JP'&gt;&lt;Text&gt;孤児の&lt;/Text&gt;&lt;/Row&gt;</text:p>
          </table:table-cell>
          <table:table-cell office:value-type="string">
            <text:p>고아의</text:p>
          </table:table-cell>
          <table:table-cell table:formula="of:=CONCATENATE(&quot;&lt;Row Tag='&quot;;[.A56];&quot;' Language='ko_KR'&gt;&lt;Text&gt;&quot;;[.K56];&quot;&lt;/Text&gt;&lt;/Row&gt;&quot;)" office:value-type="string" office:string-value="&lt;Row Tag='LOC_TCS_UNITNAME_PREFIX_ORPHAN' Language='ko_KR'&gt;&lt;Text&gt;고아의&lt;/Text&gt;&lt;/Row&gt;">
            <text:p>&lt;Row Tag='LOC_TCS_UNITNAME_PREFIX_ORPHAN' Language='ko_KR'&gt;&lt;Text&gt;고아의&lt;/Text&gt;&lt;/Row&gt;</text:p>
          </table:table-cell>
          <table:table-cell office:value-type="string">
            <text:p>Sierocy</text:p>
          </table:table-cell>
          <table:table-cell table:formula="of:=CONCATENATE(&quot;&lt;Row Tag='&quot;;[.A56];&quot;' Language='pl_PL'&gt;&lt;Text&gt;&quot;;[.M56];&quot;&lt;/Text&gt;&lt;/Row&gt;&quot;)" office:value-type="string" office:string-value="&lt;Row Tag='LOC_TCS_UNITNAME_PREFIX_ORPHAN' Language='pl_PL'&gt;&lt;Text&gt;Sierocy&lt;/Text&gt;&lt;/Row&gt;">
            <text:p>&lt;Row Tag='LOC_TCS_UNITNAME_PREFIX_ORPHAN' Language='pl_PL'&gt;&lt;Text&gt;Sierocy&lt;/Text&gt;&lt;/Row&gt;</text:p>
          </table:table-cell>
          <table:table-cell office:value-type="string">
            <text:p>O Órfão</text:p>
          </table:table-cell>
          <table:table-cell table:formula="of:=CONCATENATE(&quot;&lt;Row Tag='&quot;;[.A56];&quot;' Language='pt_BR'&gt;&lt;Text&gt;&quot;;[.O56];&quot;&lt;/Text&gt;&lt;/Row&gt;&quot;)" office:value-type="string" office:string-value="&lt;Row Tag='LOC_TCS_UNITNAME_PREFIX_ORPHAN' Language='pt_BR'&gt;&lt;Text&gt;O Órfão&lt;/Text&gt;&lt;/Row&gt;">
            <text:p>&lt;Row Tag='LOC_TCS_UNITNAME_PREFIX_ORPHAN' Language='pt_BR'&gt;&lt;Text&gt;O Órfão&lt;/Text&gt;&lt;/Row&gt;</text:p>
          </table:table-cell>
          <table:table-cell office:value-type="string">
            <text:p>Сиротский</text:p>
          </table:table-cell>
          <table:table-cell table:formula="of:=CONCATENATE(&quot;&lt;Row Tag='&quot;;[.A56];&quot;' Language='ru_RU'&gt;&lt;Text&gt;&quot;;[.Q56];&quot;&lt;/Text&gt;&lt;/Row&gt;&quot;)" office:value-type="string" office:string-value="&lt;Row Tag='LOC_TCS_UNITNAME_PREFIX_ORPHAN' Language='ru_RU'&gt;&lt;Text&gt;Сиротский&lt;/Text&gt;&lt;/Row&gt;">
            <text:p>&lt;Row Tag='LOC_TCS_UNITNAME_PREFIX_ORPHAN' Language='ru_RU'&gt;&lt;Text&gt;Сиротский&lt;/Text&gt;&lt;/Row&gt;</text:p>
          </table:table-cell>
          <table:table-cell office:value-type="string">
            <text:p>孤儿</text:p>
          </table:table-cell>
          <table:table-cell table:formula="of:=CONCATENATE(&quot;&lt;Row Tag='&quot;;[.A56];&quot;' Language='zh_Hans_CN'&gt;&lt;Text&gt;&quot;;[.S56];&quot;&lt;/Text&gt;&lt;/Row&gt;&quot;)" office:value-type="string" office:string-value="&lt;Row Tag='LOC_TCS_UNITNAME_PREFIX_ORPHAN' Language='zh_Hans_CN'&gt;&lt;Text&gt;孤儿&lt;/Text&gt;&lt;/Row&gt;">
            <text:p>&lt;Row Tag='LOC_TCS_UNITNAME_PREFIX_ORPHAN' Language='zh_Hans_CN'&gt;&lt;Text&gt;孤儿&lt;/Text&gt;&lt;/Row&gt;</text:p>
          </table:table-cell>
        </table:table-row>
        <table:table-row table:style-name="ro3">
          <table:table-cell table:style-name="ce2" office:value-type="string">
            <text:p>LOC_TCS_UNITNAME_PREFIX_PARTISAN</text:p>
          </table:table-cell>
          <table:table-cell table:style-name="ce2" office:value-type="string">
            <text:p>The Partisan</text:p>
          </table:table-cell>
          <table:table-cell office:value-type="string">
            <text:p>Der Partisan</text:p>
          </table:table-cell>
          <table:table-cell table:formula="of:=CONCATENATE(&quot;&lt;Row Tag='&quot;;[.A57];&quot;' Language='de_DE'&gt;&lt;Text&gt;&quot;;[.C57];&quot;&lt;/Text&gt;&lt;/Row&gt;&quot;)" office:value-type="string" office:string-value="&lt;Row Tag='LOC_TCS_UNITNAME_PREFIX_PARTISAN' Language='de_DE'&gt;&lt;Text&gt;Der Partisan&lt;/Text&gt;&lt;/Row&gt;">
            <text:p>&lt;Row Tag='LOC_TCS_UNITNAME_PREFIX_PARTISAN' Language='de_DE'&gt;&lt;Text&gt;Der Partisan&lt;/Text&gt;&lt;/Row&gt;</text:p>
          </table:table-cell>
          <table:table-cell office:value-type="string">
            <text:p>El Partisano</text:p>
          </table:table-cell>
          <table:table-cell table:formula="of:=CONCATENATE(&quot;&lt;Row Tag='&quot;;[.A57];&quot;' Language='es_ES'&gt;&lt;Text&gt;&quot;;[.E57];&quot;&lt;/Text&gt;&lt;/Row&gt;&quot;)" office:value-type="string" office:string-value="&lt;Row Tag='LOC_TCS_UNITNAME_PREFIX_PARTISAN' Language='es_ES'&gt;&lt;Text&gt;El Partisano&lt;/Text&gt;&lt;/Row&gt;">
            <text:p>&lt;Row Tag='LOC_TCS_UNITNAME_PREFIX_PARTISAN' Language='es_ES'&gt;&lt;Text&gt;El Partisano&lt;/Text&gt;&lt;/Row&gt;</text:p>
          </table:table-cell>
          <table:table-cell office:value-type="string">
            <text:p>Il Partigiano</text:p>
          </table:table-cell>
          <table:table-cell table:formula="of:=CONCATENATE(&quot;&lt;Row Tag='&quot;;[.A57];&quot;' Language='it_IT'&gt;&lt;Text&gt;&quot;;[.G57];&quot;&lt;/Text&gt;&lt;/Row&gt;&quot;)" office:value-type="string" office:string-value="&lt;Row Tag='LOC_TCS_UNITNAME_PREFIX_PARTISAN' Language='it_IT'&gt;&lt;Text&gt;Il Partigiano&lt;/Text&gt;&lt;/Row&gt;">
            <text:p>&lt;Row Tag='LOC_TCS_UNITNAME_PREFIX_PARTISAN' Language='it_IT'&gt;&lt;Text&gt;Il Partigiano&lt;/Text&gt;&lt;/Row&gt;</text:p>
          </table:table-cell>
          <table:table-cell office:value-type="string">
            <text:p>パルチザンの</text:p>
          </table:table-cell>
          <table:table-cell table:formula="of:=CONCATENATE(&quot;&lt;Row Tag='&quot;;[.A57];&quot;' Language='ja_JP'&gt;&lt;Text&gt;&quot;;[.I57];&quot;&lt;/Text&gt;&lt;/Row&gt;&quot;)" office:value-type="string" office:string-value="&lt;Row Tag='LOC_TCS_UNITNAME_PREFIX_PARTISAN' Language='ja_JP'&gt;&lt;Text&gt;パルチザンの&lt;/Text&gt;&lt;/Row&gt;">
            <text:p>&lt;Row Tag='LOC_TCS_UNITNAME_PREFIX_PARTISAN' Language='ja_JP'&gt;&lt;Text&gt;パルチザンの&lt;/Text&gt;&lt;/Row&gt;</text:p>
          </table:table-cell>
          <table:table-cell office:value-type="string">
            <text:p>유격대의</text:p>
          </table:table-cell>
          <table:table-cell table:formula="of:=CONCATENATE(&quot;&lt;Row Tag='&quot;;[.A57];&quot;' Language='ko_KR'&gt;&lt;Text&gt;&quot;;[.K57];&quot;&lt;/Text&gt;&lt;/Row&gt;&quot;)" office:value-type="string" office:string-value="&lt;Row Tag='LOC_TCS_UNITNAME_PREFIX_PARTISAN' Language='ko_KR'&gt;&lt;Text&gt;유격대의&lt;/Text&gt;&lt;/Row&gt;">
            <text:p>&lt;Row Tag='LOC_TCS_UNITNAME_PREFIX_PARTISAN' Language='ko_KR'&gt;&lt;Text&gt;유격대의&lt;/Text&gt;&lt;/Row&gt;</text:p>
          </table:table-cell>
          <table:table-cell office:value-type="string">
            <text:p>Partyzancki</text:p>
          </table:table-cell>
          <table:table-cell table:formula="of:=CONCATENATE(&quot;&lt;Row Tag='&quot;;[.A57];&quot;' Language='pl_PL'&gt;&lt;Text&gt;&quot;;[.M57];&quot;&lt;/Text&gt;&lt;/Row&gt;&quot;)" office:value-type="string" office:string-value="&lt;Row Tag='LOC_TCS_UNITNAME_PREFIX_PARTISAN' Language='pl_PL'&gt;&lt;Text&gt;Partyzancki&lt;/Text&gt;&lt;/Row&gt;">
            <text:p>&lt;Row Tag='LOC_TCS_UNITNAME_PREFIX_PARTISAN' Language='pl_PL'&gt;&lt;Text&gt;Partyzancki&lt;/Text&gt;&lt;/Row&gt;</text:p>
          </table:table-cell>
          <table:table-cell office:value-type="string">
            <text:p>O Partidário</text:p>
          </table:table-cell>
          <table:table-cell table:formula="of:=CONCATENATE(&quot;&lt;Row Tag='&quot;;[.A57];&quot;' Language='pt_BR'&gt;&lt;Text&gt;&quot;;[.O57];&quot;&lt;/Text&gt;&lt;/Row&gt;&quot;)" office:value-type="string" office:string-value="&lt;Row Tag='LOC_TCS_UNITNAME_PREFIX_PARTISAN' Language='pt_BR'&gt;&lt;Text&gt;O Partidário&lt;/Text&gt;&lt;/Row&gt;">
            <text:p>&lt;Row Tag='LOC_TCS_UNITNAME_PREFIX_PARTISAN' Language='pt_BR'&gt;&lt;Text&gt;O Partidário&lt;/Text&gt;&lt;/Row&gt;</text:p>
          </table:table-cell>
          <table:table-cell office:value-type="string">
            <text:p>Партизанский</text:p>
          </table:table-cell>
          <table:table-cell table:formula="of:=CONCATENATE(&quot;&lt;Row Tag='&quot;;[.A57];&quot;' Language='ru_RU'&gt;&lt;Text&gt;&quot;;[.Q57];&quot;&lt;/Text&gt;&lt;/Row&gt;&quot;)" office:value-type="string" office:string-value="&lt;Row Tag='LOC_TCS_UNITNAME_PREFIX_PARTISAN' Language='ru_RU'&gt;&lt;Text&gt;Партизанский&lt;/Text&gt;&lt;/Row&gt;">
            <text:p>&lt;Row Tag='LOC_TCS_UNITNAME_PREFIX_PARTISAN' Language='ru_RU'&gt;&lt;Text&gt;Партизанский&lt;/Text&gt;&lt;/Row&gt;</text:p>
          </table:table-cell>
          <table:table-cell office:value-type="string">
            <text:p>游击队的</text:p>
          </table:table-cell>
          <table:table-cell table:formula="of:=CONCATENATE(&quot;&lt;Row Tag='&quot;;[.A57];&quot;' Language='zh_Hans_CN'&gt;&lt;Text&gt;&quot;;[.S57];&quot;&lt;/Text&gt;&lt;/Row&gt;&quot;)" office:value-type="string" office:string-value="&lt;Row Tag='LOC_TCS_UNITNAME_PREFIX_PARTISAN' Language='zh_Hans_CN'&gt;&lt;Text&gt;游击队的&lt;/Text&gt;&lt;/Row&gt;">
            <text:p>&lt;Row Tag='LOC_TCS_UNITNAME_PREFIX_PARTISAN' Language='zh_Hans_CN'&gt;&lt;Text&gt;游击队的&lt;/Text&gt;&lt;/Row&gt;</text:p>
          </table:table-cell>
        </table:table-row>
        <table:table-row table:style-name="ro3">
          <table:table-cell table:style-name="ce2" office:value-type="string">
            <text:p>LOC_TCS_UNITNAME_PREFIX_PRESIDENTS</text:p>
          </table:table-cell>
          <table:table-cell table:style-name="ce2" office:value-type="string">
            <text:p>The President's</text:p>
          </table:table-cell>
          <table:table-cell office:value-type="string">
            <text:p>Des Präsidenten</text:p>
          </table:table-cell>
          <table:table-cell table:formula="of:=CONCATENATE(&quot;&lt;Row Tag='&quot;;[.A58];&quot;' Language='de_DE'&gt;&lt;Text&gt;&quot;;[.C58];&quot;&lt;/Text&gt;&lt;/Row&gt;&quot;)" office:value-type="string" office:string-value="&lt;Row Tag='LOC_TCS_UNITNAME_PREFIX_PRESIDENTS' Language='de_DE'&gt;&lt;Text&gt;Des Präsidenten&lt;/Text&gt;&lt;/Row&gt;">
            <text:p>&lt;Row Tag='LOC_TCS_UNITNAME_PREFIX_PRESIDENTS' Language='de_DE'&gt;&lt;Text&gt;Des Präsidenten&lt;/Text&gt;&lt;/Row&gt;</text:p>
          </table:table-cell>
          <table:table-cell office:value-type="string">
            <text:p>Del Presidente</text:p>
          </table:table-cell>
          <table:table-cell table:formula="of:=CONCATENATE(&quot;&lt;Row Tag='&quot;;[.A58];&quot;' Language='es_ES'&gt;&lt;Text&gt;&quot;;[.E58];&quot;&lt;/Text&gt;&lt;/Row&gt;&quot;)" office:value-type="string" office:string-value="&lt;Row Tag='LOC_TCS_UNITNAME_PREFIX_PRESIDENTS' Language='es_ES'&gt;&lt;Text&gt;Del Presidente&lt;/Text&gt;&lt;/Row&gt;">
            <text:p>&lt;Row Tag='LOC_TCS_UNITNAME_PREFIX_PRESIDENTS' Language='es_ES'&gt;&lt;Text&gt;Del Presidente&lt;/Text&gt;&lt;/Row&gt;</text:p>
          </table:table-cell>
          <table:table-cell office:value-type="string">
            <text:p>Del Presidente</text:p>
          </table:table-cell>
          <table:table-cell table:formula="of:=CONCATENATE(&quot;&lt;Row Tag='&quot;;[.A58];&quot;' Language='it_IT'&gt;&lt;Text&gt;&quot;;[.G58];&quot;&lt;/Text&gt;&lt;/Row&gt;&quot;)" office:value-type="string" office:string-value="&lt;Row Tag='LOC_TCS_UNITNAME_PREFIX_PRESIDENTS' Language='it_IT'&gt;&lt;Text&gt;Del Presidente&lt;/Text&gt;&lt;/Row&gt;">
            <text:p>&lt;Row Tag='LOC_TCS_UNITNAME_PREFIX_PRESIDENTS' Language='it_IT'&gt;&lt;Text&gt;Del Presidente&lt;/Text&gt;&lt;/Row&gt;</text:p>
          </table:table-cell>
          <table:table-cell office:value-type="string">
            <text:p>大統領の</text:p>
          </table:table-cell>
          <table:table-cell table:formula="of:=CONCATENATE(&quot;&lt;Row Tag='&quot;;[.A58];&quot;' Language='ja_JP'&gt;&lt;Text&gt;&quot;;[.I58];&quot;&lt;/Text&gt;&lt;/Row&gt;&quot;)" office:value-type="string" office:string-value="&lt;Row Tag='LOC_TCS_UNITNAME_PREFIX_PRESIDENTS' Language='ja_JP'&gt;&lt;Text&gt;大統領の&lt;/Text&gt;&lt;/Row&gt;">
            <text:p>&lt;Row Tag='LOC_TCS_UNITNAME_PREFIX_PRESIDENTS' Language='ja_JP'&gt;&lt;Text&gt;大統領の&lt;/Text&gt;&lt;/Row&gt;</text:p>
          </table:table-cell>
          <table:table-cell office:value-type="string">
            <text:p>대통령의</text:p>
          </table:table-cell>
          <table:table-cell table:formula="of:=CONCATENATE(&quot;&lt;Row Tag='&quot;;[.A58];&quot;' Language='ko_KR'&gt;&lt;Text&gt;&quot;;[.K58];&quot;&lt;/Text&gt;&lt;/Row&gt;&quot;)" office:value-type="string" office:string-value="&lt;Row Tag='LOC_TCS_UNITNAME_PREFIX_PRESIDENTS' Language='ko_KR'&gt;&lt;Text&gt;대통령의&lt;/Text&gt;&lt;/Row&gt;">
            <text:p>&lt;Row Tag='LOC_TCS_UNITNAME_PREFIX_PRESIDENTS' Language='ko_KR'&gt;&lt;Text&gt;대통령의&lt;/Text&gt;&lt;/Row&gt;</text:p>
          </table:table-cell>
          <table:table-cell office:value-type="string">
            <text:p>Prezydencki</text:p>
          </table:table-cell>
          <table:table-cell table:formula="of:=CONCATENATE(&quot;&lt;Row Tag='&quot;;[.A58];&quot;' Language='pl_PL'&gt;&lt;Text&gt;&quot;;[.M58];&quot;&lt;/Text&gt;&lt;/Row&gt;&quot;)" office:value-type="string" office:string-value="&lt;Row Tag='LOC_TCS_UNITNAME_PREFIX_PRESIDENTS' Language='pl_PL'&gt;&lt;Text&gt;Prezydencki&lt;/Text&gt;&lt;/Row&gt;">
            <text:p>&lt;Row Tag='LOC_TCS_UNITNAME_PREFIX_PRESIDENTS' Language='pl_PL'&gt;&lt;Text&gt;Prezydencki&lt;/Text&gt;&lt;/Row&gt;</text:p>
          </table:table-cell>
          <table:table-cell office:value-type="string">
            <text:p>Do Presidente</text:p>
          </table:table-cell>
          <table:table-cell table:formula="of:=CONCATENATE(&quot;&lt;Row Tag='&quot;;[.A58];&quot;' Language='pt_BR'&gt;&lt;Text&gt;&quot;;[.O58];&quot;&lt;/Text&gt;&lt;/Row&gt;&quot;)" office:value-type="string" office:string-value="&lt;Row Tag='LOC_TCS_UNITNAME_PREFIX_PRESIDENTS' Language='pt_BR'&gt;&lt;Text&gt;Do Presidente&lt;/Text&gt;&lt;/Row&gt;">
            <text:p>&lt;Row Tag='LOC_TCS_UNITNAME_PREFIX_PRESIDENTS' Language='pt_BR'&gt;&lt;Text&gt;Do Presidente&lt;/Text&gt;&lt;/Row&gt;</text:p>
          </table:table-cell>
          <table:table-cell office:value-type="string">
            <text:p>Президентский</text:p>
          </table:table-cell>
          <table:table-cell table:formula="of:=CONCATENATE(&quot;&lt;Row Tag='&quot;;[.A58];&quot;' Language='ru_RU'&gt;&lt;Text&gt;&quot;;[.Q58];&quot;&lt;/Text&gt;&lt;/Row&gt;&quot;)" office:value-type="string" office:string-value="&lt;Row Tag='LOC_TCS_UNITNAME_PREFIX_PRESIDENTS' Language='ru_RU'&gt;&lt;Text&gt;Президентский&lt;/Text&gt;&lt;/Row&gt;">
            <text:p>&lt;Row Tag='LOC_TCS_UNITNAME_PREFIX_PRESIDENTS' Language='ru_RU'&gt;&lt;Text&gt;Президентский&lt;/Text&gt;&lt;/Row&gt;</text:p>
          </table:table-cell>
          <table:table-cell office:value-type="string">
            <text:p>总统的</text:p>
          </table:table-cell>
          <table:table-cell table:formula="of:=CONCATENATE(&quot;&lt;Row Tag='&quot;;[.A58];&quot;' Language='zh_Hans_CN'&gt;&lt;Text&gt;&quot;;[.S58];&quot;&lt;/Text&gt;&lt;/Row&gt;&quot;)" office:value-type="string" office:string-value="&lt;Row Tag='LOC_TCS_UNITNAME_PREFIX_PRESIDENTS' Language='zh_Hans_CN'&gt;&lt;Text&gt;总统的&lt;/Text&gt;&lt;/Row&gt;">
            <text:p>&lt;Row Tag='LOC_TCS_UNITNAME_PREFIX_PRESIDENTS' Language='zh_Hans_CN'&gt;&lt;Text&gt;总统的&lt;/Text&gt;&lt;/Row&gt;</text:p>
          </table:table-cell>
        </table:table-row>
        <table:table-row table:style-name="ro3">
          <table:table-cell table:style-name="ce2" office:value-type="string">
            <text:p>LOC_TCS_UNITNAME_PREFIX_QUEENS</text:p>
          </table:table-cell>
          <table:table-cell table:style-name="ce2" office:value-type="string">
            <text:p>The Queen's</text:p>
          </table:table-cell>
          <table:table-cell office:value-type="string">
            <text:p>Der Königin</text:p>
          </table:table-cell>
          <table:table-cell table:formula="of:=CONCATENATE(&quot;&lt;Row Tag='&quot;;[.A59];&quot;' Language='de_DE'&gt;&lt;Text&gt;&quot;;[.C59];&quot;&lt;/Text&gt;&lt;/Row&gt;&quot;)" office:value-type="string" office:string-value="&lt;Row Tag='LOC_TCS_UNITNAME_PREFIX_QUEENS' Language='de_DE'&gt;&lt;Text&gt;Der Königin&lt;/Text&gt;&lt;/Row&gt;">
            <text:p>&lt;Row Tag='LOC_TCS_UNITNAME_PREFIX_QUEENS' Language='de_DE'&gt;&lt;Text&gt;Der Königin&lt;/Text&gt;&lt;/Row&gt;</text:p>
          </table:table-cell>
          <table:table-cell office:value-type="string">
            <text:p>De la Reina</text:p>
          </table:table-cell>
          <table:table-cell table:formula="of:=CONCATENATE(&quot;&lt;Row Tag='&quot;;[.A59];&quot;' Language='es_ES'&gt;&lt;Text&gt;&quot;;[.E59];&quot;&lt;/Text&gt;&lt;/Row&gt;&quot;)" office:value-type="string" office:string-value="&lt;Row Tag='LOC_TCS_UNITNAME_PREFIX_QUEENS' Language='es_ES'&gt;&lt;Text&gt;De la Reina&lt;/Text&gt;&lt;/Row&gt;">
            <text:p>&lt;Row Tag='LOC_TCS_UNITNAME_PREFIX_QUEENS' Language='es_ES'&gt;&lt;Text&gt;De la Reina&lt;/Text&gt;&lt;/Row&gt;</text:p>
          </table:table-cell>
          <table:table-cell office:value-type="string">
            <text:p>Della Regina</text:p>
          </table:table-cell>
          <table:table-cell table:formula="of:=CONCATENATE(&quot;&lt;Row Tag='&quot;;[.A59];&quot;' Language='it_IT'&gt;&lt;Text&gt;&quot;;[.G59];&quot;&lt;/Text&gt;&lt;/Row&gt;&quot;)" office:value-type="string" office:string-value="&lt;Row Tag='LOC_TCS_UNITNAME_PREFIX_QUEENS' Language='it_IT'&gt;&lt;Text&gt;Della Regina&lt;/Text&gt;&lt;/Row&gt;">
            <text:p>&lt;Row Tag='LOC_TCS_UNITNAME_PREFIX_QUEENS' Language='it_IT'&gt;&lt;Text&gt;Della Regina&lt;/Text&gt;&lt;/Row&gt;</text:p>
          </table:table-cell>
          <table:table-cell office:value-type="string">
            <text:p>女王の</text:p>
          </table:table-cell>
          <table:table-cell table:formula="of:=CONCATENATE(&quot;&lt;Row Tag='&quot;;[.A59];&quot;' Language='ja_JP'&gt;&lt;Text&gt;&quot;;[.I59];&quot;&lt;/Text&gt;&lt;/Row&gt;&quot;)" office:value-type="string" office:string-value="&lt;Row Tag='LOC_TCS_UNITNAME_PREFIX_QUEENS' Language='ja_JP'&gt;&lt;Text&gt;女王の&lt;/Text&gt;&lt;/Row&gt;">
            <text:p>&lt;Row Tag='LOC_TCS_UNITNAME_PREFIX_QUEENS' Language='ja_JP'&gt;&lt;Text&gt;女王の&lt;/Text&gt;&lt;/Row&gt;</text:p>
          </table:table-cell>
          <table:table-cell office:value-type="string">
            <text:p>여왕의</text:p>
          </table:table-cell>
          <table:table-cell table:formula="of:=CONCATENATE(&quot;&lt;Row Tag='&quot;;[.A59];&quot;' Language='ko_KR'&gt;&lt;Text&gt;&quot;;[.K59];&quot;&lt;/Text&gt;&lt;/Row&gt;&quot;)" office:value-type="string" office:string-value="&lt;Row Tag='LOC_TCS_UNITNAME_PREFIX_QUEENS' Language='ko_KR'&gt;&lt;Text&gt;여왕의&lt;/Text&gt;&lt;/Row&gt;">
            <text:p>&lt;Row Tag='LOC_TCS_UNITNAME_PREFIX_QUEENS' Language='ko_KR'&gt;&lt;Text&gt;여왕의&lt;/Text&gt;&lt;/Row&gt;</text:p>
          </table:table-cell>
          <table:table-cell office:value-type="string">
            <text:p>Królowej</text:p>
          </table:table-cell>
          <table:table-cell table:formula="of:=CONCATENATE(&quot;&lt;Row Tag='&quot;;[.A59];&quot;' Language='pl_PL'&gt;&lt;Text&gt;&quot;;[.M59];&quot;&lt;/Text&gt;&lt;/Row&gt;&quot;)" office:value-type="string" office:string-value="&lt;Row Tag='LOC_TCS_UNITNAME_PREFIX_QUEENS' Language='pl_PL'&gt;&lt;Text&gt;Królowej&lt;/Text&gt;&lt;/Row&gt;">
            <text:p>&lt;Row Tag='LOC_TCS_UNITNAME_PREFIX_QUEENS' Language='pl_PL'&gt;&lt;Text&gt;Królowej&lt;/Text&gt;&lt;/Row&gt;</text:p>
          </table:table-cell>
          <table:table-cell office:value-type="string">
            <text:p>Da Rainha</text:p>
          </table:table-cell>
          <table:table-cell table:formula="of:=CONCATENATE(&quot;&lt;Row Tag='&quot;;[.A59];&quot;' Language='pt_BR'&gt;&lt;Text&gt;&quot;;[.O59];&quot;&lt;/Text&gt;&lt;/Row&gt;&quot;)" office:value-type="string" office:string-value="&lt;Row Tag='LOC_TCS_UNITNAME_PREFIX_QUEENS' Language='pt_BR'&gt;&lt;Text&gt;Da Rainha&lt;/Text&gt;&lt;/Row&gt;">
            <text:p>&lt;Row Tag='LOC_TCS_UNITNAME_PREFIX_QUEENS' Language='pt_BR'&gt;&lt;Text&gt;Da Rainha&lt;/Text&gt;&lt;/Row&gt;</text:p>
          </table:table-cell>
          <table:table-cell office:value-type="string">
            <text:p>Королевы</text:p>
          </table:table-cell>
          <table:table-cell table:formula="of:=CONCATENATE(&quot;&lt;Row Tag='&quot;;[.A59];&quot;' Language='ru_RU'&gt;&lt;Text&gt;&quot;;[.Q59];&quot;&lt;/Text&gt;&lt;/Row&gt;&quot;)" office:value-type="string" office:string-value="&lt;Row Tag='LOC_TCS_UNITNAME_PREFIX_QUEENS' Language='ru_RU'&gt;&lt;Text&gt;Королевы&lt;/Text&gt;&lt;/Row&gt;">
            <text:p>&lt;Row Tag='LOC_TCS_UNITNAME_PREFIX_QUEENS' Language='ru_RU'&gt;&lt;Text&gt;Королевы&lt;/Text&gt;&lt;/Row&gt;</text:p>
          </table:table-cell>
          <table:table-cell office:value-type="string">
            <text:p>女王的</text:p>
          </table:table-cell>
          <table:table-cell table:formula="of:=CONCATENATE(&quot;&lt;Row Tag='&quot;;[.A59];&quot;' Language='zh_Hans_CN'&gt;&lt;Text&gt;&quot;;[.S59];&quot;&lt;/Text&gt;&lt;/Row&gt;&quot;)" office:value-type="string" office:string-value="&lt;Row Tag='LOC_TCS_UNITNAME_PREFIX_QUEENS' Language='zh_Hans_CN'&gt;&lt;Text&gt;女王的&lt;/Text&gt;&lt;/Row&gt;">
            <text:p>&lt;Row Tag='LOC_TCS_UNITNAME_PREFIX_QUEENS' Language='zh_Hans_CN'&gt;&lt;Text&gt;女王的&lt;/Text&gt;&lt;/Row&gt;</text:p>
          </table:table-cell>
        </table:table-row>
        <table:table-row table:style-name="ro3">
          <table:table-cell table:style-name="ce2" office:value-type="string">
            <text:p>LOC_TCS_UNITNAME_PREFIX_RAGGED</text:p>
          </table:table-cell>
          <table:table-cell table:style-name="ce2" office:value-type="string">
            <text:p>The Ragged</text:p>
          </table:table-cell>
          <table:table-cell office:value-type="string">
            <text:p>Der Zerlumpte</text:p>
          </table:table-cell>
          <table:table-cell table:formula="of:=CONCATENATE(&quot;&lt;Row Tag='&quot;;[.A60];&quot;' Language='de_DE'&gt;&lt;Text&gt;&quot;;[.C60];&quot;&lt;/Text&gt;&lt;/Row&gt;&quot;)" office:value-type="string" office:string-value="&lt;Row Tag='LOC_TCS_UNITNAME_PREFIX_RAGGED' Language='de_DE'&gt;&lt;Text&gt;Der Zerlumpte&lt;/Text&gt;&lt;/Row&gt;">
            <text:p>&lt;Row Tag='LOC_TCS_UNITNAME_PREFIX_RAGGED' Language='de_DE'&gt;&lt;Text&gt;Der Zerlumpte&lt;/Text&gt;&lt;/Row&gt;</text:p>
          </table:table-cell>
          <table:table-cell office:value-type="string">
            <text:p>El Andrajoso</text:p>
          </table:table-cell>
          <table:table-cell table:formula="of:=CONCATENATE(&quot;&lt;Row Tag='&quot;;[.A60];&quot;' Language='es_ES'&gt;&lt;Text&gt;&quot;;[.E60];&quot;&lt;/Text&gt;&lt;/Row&gt;&quot;)" office:value-type="string" office:string-value="&lt;Row Tag='LOC_TCS_UNITNAME_PREFIX_RAGGED' Language='es_ES'&gt;&lt;Text&gt;El Andrajoso&lt;/Text&gt;&lt;/Row&gt;">
            <text:p>&lt;Row Tag='LOC_TCS_UNITNAME_PREFIX_RAGGED' Language='es_ES'&gt;&lt;Text&gt;El Andrajoso&lt;/Text&gt;&lt;/Row&gt;</text:p>
          </table:table-cell>
          <table:table-cell office:value-type="string">
            <text:p>Lo Straccione</text:p>
          </table:table-cell>
          <table:table-cell table:formula="of:=CONCATENATE(&quot;&lt;Row Tag='&quot;;[.A60];&quot;' Language='it_IT'&gt;&lt;Text&gt;&quot;;[.G60];&quot;&lt;/Text&gt;&lt;/Row&gt;&quot;)" office:value-type="string" office:string-value="&lt;Row Tag='LOC_TCS_UNITNAME_PREFIX_RAGGED' Language='it_IT'&gt;&lt;Text&gt;Lo Straccione&lt;/Text&gt;&lt;/Row&gt;">
            <text:p>&lt;Row Tag='LOC_TCS_UNITNAME_PREFIX_RAGGED' Language='it_IT'&gt;&lt;Text&gt;Lo Straccione&lt;/Text&gt;&lt;/Row&gt;</text:p>
          </table:table-cell>
          <table:table-cell office:value-type="string">
            <text:p>ぼろぼろの</text:p>
          </table:table-cell>
          <table:table-cell table:formula="of:=CONCATENATE(&quot;&lt;Row Tag='&quot;;[.A60];&quot;' Language='ja_JP'&gt;&lt;Text&gt;&quot;;[.I60];&quot;&lt;/Text&gt;&lt;/Row&gt;&quot;)" office:value-type="string" office:string-value="&lt;Row Tag='LOC_TCS_UNITNAME_PREFIX_RAGGED' Language='ja_JP'&gt;&lt;Text&gt;ぼろぼろの&lt;/Text&gt;&lt;/Row&gt;">
            <text:p>&lt;Row Tag='LOC_TCS_UNITNAME_PREFIX_RAGGED' Language='ja_JP'&gt;&lt;Text&gt;ぼろぼろの&lt;/Text&gt;&lt;/Row&gt;</text:p>
          </table:table-cell>
          <table:table-cell office:value-type="string">
            <text:p>누더기의</text:p>
          </table:table-cell>
          <table:table-cell table:formula="of:=CONCATENATE(&quot;&lt;Row Tag='&quot;;[.A60];&quot;' Language='ko_KR'&gt;&lt;Text&gt;&quot;;[.K60];&quot;&lt;/Text&gt;&lt;/Row&gt;&quot;)" office:value-type="string" office:string-value="&lt;Row Tag='LOC_TCS_UNITNAME_PREFIX_RAGGED' Language='ko_KR'&gt;&lt;Text&gt;누더기의&lt;/Text&gt;&lt;/Row&gt;">
            <text:p>&lt;Row Tag='LOC_TCS_UNITNAME_PREFIX_RAGGED' Language='ko_KR'&gt;&lt;Text&gt;누더기의&lt;/Text&gt;&lt;/Row&gt;</text:p>
          </table:table-cell>
          <table:table-cell office:value-type="string">
            <text:p>Podarty</text:p>
          </table:table-cell>
          <table:table-cell table:formula="of:=CONCATENATE(&quot;&lt;Row Tag='&quot;;[.A60];&quot;' Language='pl_PL'&gt;&lt;Text&gt;&quot;;[.M60];&quot;&lt;/Text&gt;&lt;/Row&gt;&quot;)" office:value-type="string" office:string-value="&lt;Row Tag='LOC_TCS_UNITNAME_PREFIX_RAGGED' Language='pl_PL'&gt;&lt;Text&gt;Podarty&lt;/Text&gt;&lt;/Row&gt;">
            <text:p>&lt;Row Tag='LOC_TCS_UNITNAME_PREFIX_RAGGED' Language='pl_PL'&gt;&lt;Text&gt;Podarty&lt;/Text&gt;&lt;/Row&gt;</text:p>
          </table:table-cell>
          <table:table-cell office:value-type="string">
            <text:p>O Esfarrapado</text:p>
          </table:table-cell>
          <table:table-cell table:formula="of:=CONCATENATE(&quot;&lt;Row Tag='&quot;;[.A60];&quot;' Language='pt_BR'&gt;&lt;Text&gt;&quot;;[.O60];&quot;&lt;/Text&gt;&lt;/Row&gt;&quot;)" office:value-type="string" office:string-value="&lt;Row Tag='LOC_TCS_UNITNAME_PREFIX_RAGGED' Language='pt_BR'&gt;&lt;Text&gt;O Esfarrapado&lt;/Text&gt;&lt;/Row&gt;">
            <text:p>&lt;Row Tag='LOC_TCS_UNITNAME_PREFIX_RAGGED' Language='pt_BR'&gt;&lt;Text&gt;O Esfarrapado&lt;/Text&gt;&lt;/Row&gt;</text:p>
          </table:table-cell>
          <table:table-cell office:value-type="string">
            <text:p>Рваный</text:p>
          </table:table-cell>
          <table:table-cell table:formula="of:=CONCATENATE(&quot;&lt;Row Tag='&quot;;[.A60];&quot;' Language='ru_RU'&gt;&lt;Text&gt;&quot;;[.Q60];&quot;&lt;/Text&gt;&lt;/Row&gt;&quot;)" office:value-type="string" office:string-value="&lt;Row Tag='LOC_TCS_UNITNAME_PREFIX_RAGGED' Language='ru_RU'&gt;&lt;Text&gt;Рваный&lt;/Text&gt;&lt;/Row&gt;">
            <text:p>&lt;Row Tag='LOC_TCS_UNITNAME_PREFIX_RAGGED' Language='ru_RU'&gt;&lt;Text&gt;Рваный&lt;/Text&gt;&lt;/Row&gt;</text:p>
          </table:table-cell>
          <table:table-cell office:value-type="string">
            <text:p>破烂的</text:p>
          </table:table-cell>
          <table:table-cell table:formula="of:=CONCATENATE(&quot;&lt;Row Tag='&quot;;[.A60];&quot;' Language='zh_Hans_CN'&gt;&lt;Text&gt;&quot;;[.S60];&quot;&lt;/Text&gt;&lt;/Row&gt;&quot;)" office:value-type="string" office:string-value="&lt;Row Tag='LOC_TCS_UNITNAME_PREFIX_RAGGED' Language='zh_Hans_CN'&gt;&lt;Text&gt;破烂的&lt;/Text&gt;&lt;/Row&gt;">
            <text:p>&lt;Row Tag='LOC_TCS_UNITNAME_PREFIX_RAGGED' Language='zh_Hans_CN'&gt;&lt;Text&gt;破烂的&lt;/Text&gt;&lt;/Row&gt;</text:p>
          </table:table-cell>
        </table:table-row>
        <table:table-row table:style-name="ro3">
          <table:table-cell table:style-name="ce2" office:value-type="string">
            <text:p>LOC_TCS_UNITNAME_PREFIX_RAINING</text:p>
          </table:table-cell>
          <table:table-cell table:style-name="ce2" office:value-type="string">
            <text:p>The Raining</text:p>
          </table:table-cell>
          <table:table-cell office:value-type="string">
            <text:p>Der Regnende</text:p>
          </table:table-cell>
          <table:table-cell table:formula="of:=CONCATENATE(&quot;&lt;Row Tag='&quot;;[.A61];&quot;' Language='de_DE'&gt;&lt;Text&gt;&quot;;[.C61];&quot;&lt;/Text&gt;&lt;/Row&gt;&quot;)" office:value-type="string" office:string-value="&lt;Row Tag='LOC_TCS_UNITNAME_PREFIX_RAINING' Language='de_DE'&gt;&lt;Text&gt;Der Regnende&lt;/Text&gt;&lt;/Row&gt;">
            <text:p>&lt;Row Tag='LOC_TCS_UNITNAME_PREFIX_RAINING' Language='de_DE'&gt;&lt;Text&gt;Der Regnende&lt;/Text&gt;&lt;/Row&gt;</text:p>
          </table:table-cell>
          <table:table-cell office:value-type="string">
            <text:p>El Lluvioso</text:p>
          </table:table-cell>
          <table:table-cell table:formula="of:=CONCATENATE(&quot;&lt;Row Tag='&quot;;[.A61];&quot;' Language='es_ES'&gt;&lt;Text&gt;&quot;;[.E61];&quot;&lt;/Text&gt;&lt;/Row&gt;&quot;)" office:value-type="string" office:string-value="&lt;Row Tag='LOC_TCS_UNITNAME_PREFIX_RAINING' Language='es_ES'&gt;&lt;Text&gt;El Lluvioso&lt;/Text&gt;&lt;/Row&gt;">
            <text:p>&lt;Row Tag='LOC_TCS_UNITNAME_PREFIX_RAINING' Language='es_ES'&gt;&lt;Text&gt;El Lluvioso&lt;/Text&gt;&lt;/Row&gt;</text:p>
          </table:table-cell>
          <table:table-cell office:value-type="string">
            <text:p>Il Piovoso</text:p>
          </table:table-cell>
          <table:table-cell table:formula="of:=CONCATENATE(&quot;&lt;Row Tag='&quot;;[.A61];&quot;' Language='it_IT'&gt;&lt;Text&gt;&quot;;[.G61];&quot;&lt;/Text&gt;&lt;/Row&gt;&quot;)" office:value-type="string" office:string-value="&lt;Row Tag='LOC_TCS_UNITNAME_PREFIX_RAINING' Language='it_IT'&gt;&lt;Text&gt;Il Piovoso&lt;/Text&gt;&lt;/Row&gt;">
            <text:p>&lt;Row Tag='LOC_TCS_UNITNAME_PREFIX_RAINING' Language='it_IT'&gt;&lt;Text&gt;Il Piovoso&lt;/Text&gt;&lt;/Row&gt;</text:p>
          </table:table-cell>
          <table:table-cell office:value-type="string">
            <text:p>雨の降る</text:p>
          </table:table-cell>
          <table:table-cell table:formula="of:=CONCATENATE(&quot;&lt;Row Tag='&quot;;[.A61];&quot;' Language='ja_JP'&gt;&lt;Text&gt;&quot;;[.I61];&quot;&lt;/Text&gt;&lt;/Row&gt;&quot;)" office:value-type="string" office:string-value="&lt;Row Tag='LOC_TCS_UNITNAME_PREFIX_RAINING' Language='ja_JP'&gt;&lt;Text&gt;雨の降る&lt;/Text&gt;&lt;/Row&gt;">
            <text:p>&lt;Row Tag='LOC_TCS_UNITNAME_PREFIX_RAINING' Language='ja_JP'&gt;&lt;Text&gt;雨の降る&lt;/Text&gt;&lt;/Row&gt;</text:p>
          </table:table-cell>
          <table:table-cell office:value-type="string">
            <text:p>비 내리는</text:p>
          </table:table-cell>
          <table:table-cell table:formula="of:=CONCATENATE(&quot;&lt;Row Tag='&quot;;[.A61];&quot;' Language='ko_KR'&gt;&lt;Text&gt;&quot;;[.K61];&quot;&lt;/Text&gt;&lt;/Row&gt;&quot;)" office:value-type="string" office:string-value="&lt;Row Tag='LOC_TCS_UNITNAME_PREFIX_RAINING' Language='ko_KR'&gt;&lt;Text&gt;비 내리는&lt;/Text&gt;&lt;/Row&gt;">
            <text:p>&lt;Row Tag='LOC_TCS_UNITNAME_PREFIX_RAINING' Language='ko_KR'&gt;&lt;Text&gt;비 내리는&lt;/Text&gt;&lt;/Row&gt;</text:p>
          </table:table-cell>
          <table:table-cell office:value-type="string">
            <text:p>Deszczowy</text:p>
          </table:table-cell>
          <table:table-cell table:formula="of:=CONCATENATE(&quot;&lt;Row Tag='&quot;;[.A61];&quot;' Language='pl_PL'&gt;&lt;Text&gt;&quot;;[.M61];&quot;&lt;/Text&gt;&lt;/Row&gt;&quot;)" office:value-type="string" office:string-value="&lt;Row Tag='LOC_TCS_UNITNAME_PREFIX_RAINING' Language='pl_PL'&gt;&lt;Text&gt;Deszczowy&lt;/Text&gt;&lt;/Row&gt;">
            <text:p>&lt;Row Tag='LOC_TCS_UNITNAME_PREFIX_RAINING' Language='pl_PL'&gt;&lt;Text&gt;Deszczowy&lt;/Text&gt;&lt;/Row&gt;</text:p>
          </table:table-cell>
          <table:table-cell office:value-type="string">
            <text:p>O Chuvoso</text:p>
          </table:table-cell>
          <table:table-cell table:formula="of:=CONCATENATE(&quot;&lt;Row Tag='&quot;;[.A61];&quot;' Language='pt_BR'&gt;&lt;Text&gt;&quot;;[.O61];&quot;&lt;/Text&gt;&lt;/Row&gt;&quot;)" office:value-type="string" office:string-value="&lt;Row Tag='LOC_TCS_UNITNAME_PREFIX_RAINING' Language='pt_BR'&gt;&lt;Text&gt;O Chuvoso&lt;/Text&gt;&lt;/Row&gt;">
            <text:p>&lt;Row Tag='LOC_TCS_UNITNAME_PREFIX_RAINING' Language='pt_BR'&gt;&lt;Text&gt;O Chuvoso&lt;/Text&gt;&lt;/Row&gt;</text:p>
          </table:table-cell>
          <table:table-cell office:value-type="string">
            <text:p>Дождливый</text:p>
          </table:table-cell>
          <table:table-cell table:formula="of:=CONCATENATE(&quot;&lt;Row Tag='&quot;;[.A61];&quot;' Language='ru_RU'&gt;&lt;Text&gt;&quot;;[.Q61];&quot;&lt;/Text&gt;&lt;/Row&gt;&quot;)" office:value-type="string" office:string-value="&lt;Row Tag='LOC_TCS_UNITNAME_PREFIX_RAINING' Language='ru_RU'&gt;&lt;Text&gt;Дождливый&lt;/Text&gt;&lt;/Row&gt;">
            <text:p>&lt;Row Tag='LOC_TCS_UNITNAME_PREFIX_RAINING' Language='ru_RU'&gt;&lt;Text&gt;Дождливый&lt;/Text&gt;&lt;/Row&gt;</text:p>
          </table:table-cell>
          <table:table-cell office:value-type="string">
            <text:p>下雨的</text:p>
          </table:table-cell>
          <table:table-cell table:formula="of:=CONCATENATE(&quot;&lt;Row Tag='&quot;;[.A61];&quot;' Language='zh_Hans_CN'&gt;&lt;Text&gt;&quot;;[.S61];&quot;&lt;/Text&gt;&lt;/Row&gt;&quot;)" office:value-type="string" office:string-value="&lt;Row Tag='LOC_TCS_UNITNAME_PREFIX_RAINING' Language='zh_Hans_CN'&gt;&lt;Text&gt;下雨的&lt;/Text&gt;&lt;/Row&gt;">
            <text:p>&lt;Row Tag='LOC_TCS_UNITNAME_PREFIX_RAINING' Language='zh_Hans_CN'&gt;&lt;Text&gt;下雨的&lt;/Text&gt;&lt;/Row&gt;</text:p>
          </table:table-cell>
        </table:table-row>
        <table:table-row table:style-name="ro4">
          <table:table-cell table:style-name="ce2" office:value-type="string">
            <text:p>LOC_TCS_UNITNAME_PREFIX_REVOLUTIONARY</text:p>
          </table:table-cell>
          <table:table-cell table:style-name="ce2" office:value-type="string">
            <text:p>The Revolutionary</text:p>
          </table:table-cell>
          <table:table-cell office:value-type="string">
            <text:p>Der Revolutionäre</text:p>
          </table:table-cell>
          <table:table-cell table:formula="of:=CONCATENATE(&quot;&lt;Row Tag='&quot;;[.A62];&quot;' Language='de_DE'&gt;&lt;Text&gt;&quot;;[.C62];&quot;&lt;/Text&gt;&lt;/Row&gt;&quot;)" office:value-type="string" office:string-value="&lt;Row Tag='LOC_TCS_UNITNAME_PREFIX_REVOLUTIONARY' Language='de_DE'&gt;&lt;Text&gt;Der Revolutionäre&lt;/Text&gt;&lt;/Row&gt;">
            <text:p>&lt;Row Tag='LOC_TCS_UNITNAME_PREFIX_REVOLUTIONARY' Language='de_DE'&gt;&lt;Text&gt;Der Revolutionäre&lt;/Text&gt;&lt;/Row&gt;</text:p>
          </table:table-cell>
          <table:table-cell office:value-type="string">
            <text:p>El Revolucionario</text:p>
          </table:table-cell>
          <table:table-cell table:formula="of:=CONCATENATE(&quot;&lt;Row Tag='&quot;;[.A62];&quot;' Language='es_ES'&gt;&lt;Text&gt;&quot;;[.E62];&quot;&lt;/Text&gt;&lt;/Row&gt;&quot;)" office:value-type="string" office:string-value="&lt;Row Tag='LOC_TCS_UNITNAME_PREFIX_REVOLUTIONARY' Language='es_ES'&gt;&lt;Text&gt;El Revolucionario&lt;/Text&gt;&lt;/Row&gt;">
            <text:p>&lt;Row Tag='LOC_TCS_UNITNAME_PREFIX_REVOLUTIONARY' Language='es_ES'&gt;&lt;Text&gt;El Revolucionario&lt;/Text&gt;&lt;/Row&gt;</text:p>
          </table:table-cell>
          <table:table-cell office:value-type="string">
            <text:p>Il Rivoluzionario</text:p>
          </table:table-cell>
          <table:table-cell table:formula="of:=CONCATENATE(&quot;&lt;Row Tag='&quot;;[.A62];&quot;' Language='it_IT'&gt;&lt;Text&gt;&quot;;[.G62];&quot;&lt;/Text&gt;&lt;/Row&gt;&quot;)" office:value-type="string" office:string-value="&lt;Row Tag='LOC_TCS_UNITNAME_PREFIX_REVOLUTIONARY' Language='it_IT'&gt;&lt;Text&gt;Il Rivoluzionario&lt;/Text&gt;&lt;/Row&gt;">
            <text:p>&lt;Row Tag='LOC_TCS_UNITNAME_PREFIX_REVOLUTIONARY' Language='it_IT'&gt;&lt;Text&gt;Il Rivoluzionario&lt;/Text&gt;&lt;/Row&gt;</text:p>
          </table:table-cell>
          <table:table-cell office:value-type="string">
            <text:p>革命的な</text:p>
          </table:table-cell>
          <table:table-cell table:formula="of:=CONCATENATE(&quot;&lt;Row Tag='&quot;;[.A62];&quot;' Language='ja_JP'&gt;&lt;Text&gt;&quot;;[.I62];&quot;&lt;/Text&gt;&lt;/Row&gt;&quot;)" office:value-type="string" office:string-value="&lt;Row Tag='LOC_TCS_UNITNAME_PREFIX_REVOLUTIONARY' Language='ja_JP'&gt;&lt;Text&gt;革命的な&lt;/Text&gt;&lt;/Row&gt;">
            <text:p>&lt;Row Tag='LOC_TCS_UNITNAME_PREFIX_REVOLUTIONARY' Language='ja_JP'&gt;&lt;Text&gt;革命的な&lt;/Text&gt;&lt;/Row&gt;</text:p>
          </table:table-cell>
          <table:table-cell office:value-type="string">
            <text:p>혁명적인</text:p>
          </table:table-cell>
          <table:table-cell table:formula="of:=CONCATENATE(&quot;&lt;Row Tag='&quot;;[.A62];&quot;' Language='ko_KR'&gt;&lt;Text&gt;&quot;;[.K62];&quot;&lt;/Text&gt;&lt;/Row&gt;&quot;)" office:value-type="string" office:string-value="&lt;Row Tag='LOC_TCS_UNITNAME_PREFIX_REVOLUTIONARY' Language='ko_KR'&gt;&lt;Text&gt;혁명적인&lt;/Text&gt;&lt;/Row&gt;">
            <text:p>&lt;Row Tag='LOC_TCS_UNITNAME_PREFIX_REVOLUTIONARY' Language='ko_KR'&gt;&lt;Text&gt;혁명적인&lt;/Text&gt;&lt;/Row&gt;</text:p>
          </table:table-cell>
          <table:table-cell office:value-type="string">
            <text:p>Rewolucyjny</text:p>
          </table:table-cell>
          <table:table-cell table:formula="of:=CONCATENATE(&quot;&lt;Row Tag='&quot;;[.A62];&quot;' Language='pl_PL'&gt;&lt;Text&gt;&quot;;[.M62];&quot;&lt;/Text&gt;&lt;/Row&gt;&quot;)" office:value-type="string" office:string-value="&lt;Row Tag='LOC_TCS_UNITNAME_PREFIX_REVOLUTIONARY' Language='pl_PL'&gt;&lt;Text&gt;Rewolucyjny&lt;/Text&gt;&lt;/Row&gt;">
            <text:p>&lt;Row Tag='LOC_TCS_UNITNAME_PREFIX_REVOLUTIONARY' Language='pl_PL'&gt;&lt;Text&gt;Rewolucyjny&lt;/Text&gt;&lt;/Row&gt;</text:p>
          </table:table-cell>
          <table:table-cell office:value-type="string">
            <text:p>O Revolucionário</text:p>
          </table:table-cell>
          <table:table-cell table:formula="of:=CONCATENATE(&quot;&lt;Row Tag='&quot;;[.A62];&quot;' Language='pt_BR'&gt;&lt;Text&gt;&quot;;[.O62];&quot;&lt;/Text&gt;&lt;/Row&gt;&quot;)" office:value-type="string" office:string-value="&lt;Row Tag='LOC_TCS_UNITNAME_PREFIX_REVOLUTIONARY' Language='pt_BR'&gt;&lt;Text&gt;O Revolucionário&lt;/Text&gt;&lt;/Row&gt;">
            <text:p>&lt;Row Tag='LOC_TCS_UNITNAME_PREFIX_REVOLUTIONARY' Language='pt_BR'&gt;&lt;Text&gt;O Revolucionário&lt;/Text&gt;&lt;/Row&gt;</text:p>
          </table:table-cell>
          <table:table-cell office:value-type="string">
            <text:p>Революционный</text:p>
          </table:table-cell>
          <table:table-cell table:formula="of:=CONCATENATE(&quot;&lt;Row Tag='&quot;;[.A62];&quot;' Language='ru_RU'&gt;&lt;Text&gt;&quot;;[.Q62];&quot;&lt;/Text&gt;&lt;/Row&gt;&quot;)" office:value-type="string" office:string-value="&lt;Row Tag='LOC_TCS_UNITNAME_PREFIX_REVOLUTIONARY' Language='ru_RU'&gt;&lt;Text&gt;Революционный&lt;/Text&gt;&lt;/Row&gt;">
            <text:p>&lt;Row Tag='LOC_TCS_UNITNAME_PREFIX_REVOLUTIONARY' Language='ru_RU'&gt;&lt;Text&gt;Революционный&lt;/Text&gt;&lt;/Row&gt;</text:p>
          </table:table-cell>
          <table:table-cell office:value-type="string">
            <text:p>革命的</text:p>
          </table:table-cell>
          <table:table-cell table:formula="of:=CONCATENATE(&quot;&lt;Row Tag='&quot;;[.A62];&quot;' Language='zh_Hans_CN'&gt;&lt;Text&gt;&quot;;[.S62];&quot;&lt;/Text&gt;&lt;/Row&gt;&quot;)" office:value-type="string" office:string-value="&lt;Row Tag='LOC_TCS_UNITNAME_PREFIX_REVOLUTIONARY' Language='zh_Hans_CN'&gt;&lt;Text&gt;革命的&lt;/Text&gt;&lt;/Row&gt;">
            <text:p>&lt;Row Tag='LOC_TCS_UNITNAME_PREFIX_REVOLUTIONARY' Language='zh_Hans_CN'&gt;&lt;Text&gt;革命的&lt;/Text&gt;&lt;/Row&gt;</text:p>
          </table:table-cell>
        </table:table-row>
        <table:table-row table:style-name="ro3">
          <table:table-cell table:style-name="ce2" office:value-type="string">
            <text:p>LOC_TCS_UNITNAME_PREFIX_RIVER</text:p>
          </table:table-cell>
          <table:table-cell table:style-name="ce2" office:value-type="string">
            <text:p>The River</text:p>
          </table:table-cell>
          <table:table-cell office:value-type="string">
            <text:p>Der Fluss</text:p>
          </table:table-cell>
          <table:table-cell table:formula="of:=CONCATENATE(&quot;&lt;Row Tag='&quot;;[.A63];&quot;' Language='de_DE'&gt;&lt;Text&gt;&quot;;[.C63];&quot;&lt;/Text&gt;&lt;/Row&gt;&quot;)" office:value-type="string" office:string-value="&lt;Row Tag='LOC_TCS_UNITNAME_PREFIX_RIVER' Language='de_DE'&gt;&lt;Text&gt;Der Fluss&lt;/Text&gt;&lt;/Row&gt;">
            <text:p>&lt;Row Tag='LOC_TCS_UNITNAME_PREFIX_RIVER' Language='de_DE'&gt;&lt;Text&gt;Der Fluss&lt;/Text&gt;&lt;/Row&gt;</text:p>
          </table:table-cell>
          <table:table-cell office:value-type="string">
            <text:p>El Río</text:p>
          </table:table-cell>
          <table:table-cell table:formula="of:=CONCATENATE(&quot;&lt;Row Tag='&quot;;[.A63];&quot;' Language='es_ES'&gt;&lt;Text&gt;&quot;;[.E63];&quot;&lt;/Text&gt;&lt;/Row&gt;&quot;)" office:value-type="string" office:string-value="&lt;Row Tag='LOC_TCS_UNITNAME_PREFIX_RIVER' Language='es_ES'&gt;&lt;Text&gt;El Río&lt;/Text&gt;&lt;/Row&gt;">
            <text:p>&lt;Row Tag='LOC_TCS_UNITNAME_PREFIX_RIVER' Language='es_ES'&gt;&lt;Text&gt;El Río&lt;/Text&gt;&lt;/Row&gt;</text:p>
          </table:table-cell>
          <table:table-cell office:value-type="string">
            <text:p>Il Fiume</text:p>
          </table:table-cell>
          <table:table-cell table:formula="of:=CONCATENATE(&quot;&lt;Row Tag='&quot;;[.A63];&quot;' Language='it_IT'&gt;&lt;Text&gt;&quot;;[.G63];&quot;&lt;/Text&gt;&lt;/Row&gt;&quot;)" office:value-type="string" office:string-value="&lt;Row Tag='LOC_TCS_UNITNAME_PREFIX_RIVER' Language='it_IT'&gt;&lt;Text&gt;Il Fiume&lt;/Text&gt;&lt;/Row&gt;">
            <text:p>&lt;Row Tag='LOC_TCS_UNITNAME_PREFIX_RIVER' Language='it_IT'&gt;&lt;Text&gt;Il Fiume&lt;/Text&gt;&lt;/Row&gt;</text:p>
          </table:table-cell>
          <table:table-cell office:value-type="string">
            <text:p>川の</text:p>
          </table:table-cell>
          <table:table-cell table:formula="of:=CONCATENATE(&quot;&lt;Row Tag='&quot;;[.A63];&quot;' Language='ja_JP'&gt;&lt;Text&gt;&quot;;[.I63];&quot;&lt;/Text&gt;&lt;/Row&gt;&quot;)" office:value-type="string" office:string-value="&lt;Row Tag='LOC_TCS_UNITNAME_PREFIX_RIVER' Language='ja_JP'&gt;&lt;Text&gt;川の&lt;/Text&gt;&lt;/Row&gt;">
            <text:p>&lt;Row Tag='LOC_TCS_UNITNAME_PREFIX_RIVER' Language='ja_JP'&gt;&lt;Text&gt;川の&lt;/Text&gt;&lt;/Row&gt;</text:p>
          </table:table-cell>
          <table:table-cell office:value-type="string">
            <text:p>강의</text:p>
          </table:table-cell>
          <table:table-cell table:formula="of:=CONCATENATE(&quot;&lt;Row Tag='&quot;;[.A63];&quot;' Language='ko_KR'&gt;&lt;Text&gt;&quot;;[.K63];&quot;&lt;/Text&gt;&lt;/Row&gt;&quot;)" office:value-type="string" office:string-value="&lt;Row Tag='LOC_TCS_UNITNAME_PREFIX_RIVER' Language='ko_KR'&gt;&lt;Text&gt;강의&lt;/Text&gt;&lt;/Row&gt;">
            <text:p>&lt;Row Tag='LOC_TCS_UNITNAME_PREFIX_RIVER' Language='ko_KR'&gt;&lt;Text&gt;강의&lt;/Text&gt;&lt;/Row&gt;</text:p>
          </table:table-cell>
          <table:table-cell office:value-type="string">
            <text:p>Rzeczny</text:p>
          </table:table-cell>
          <table:table-cell table:formula="of:=CONCATENATE(&quot;&lt;Row Tag='&quot;;[.A63];&quot;' Language='pl_PL'&gt;&lt;Text&gt;&quot;;[.M63];&quot;&lt;/Text&gt;&lt;/Row&gt;&quot;)" office:value-type="string" office:string-value="&lt;Row Tag='LOC_TCS_UNITNAME_PREFIX_RIVER' Language='pl_PL'&gt;&lt;Text&gt;Rzeczny&lt;/Text&gt;&lt;/Row&gt;">
            <text:p>&lt;Row Tag='LOC_TCS_UNITNAME_PREFIX_RIVER' Language='pl_PL'&gt;&lt;Text&gt;Rzeczny&lt;/Text&gt;&lt;/Row&gt;</text:p>
          </table:table-cell>
          <table:table-cell office:value-type="string">
            <text:p>O Rio</text:p>
          </table:table-cell>
          <table:table-cell table:formula="of:=CONCATENATE(&quot;&lt;Row Tag='&quot;;[.A63];&quot;' Language='pt_BR'&gt;&lt;Text&gt;&quot;;[.O63];&quot;&lt;/Text&gt;&lt;/Row&gt;&quot;)" office:value-type="string" office:string-value="&lt;Row Tag='LOC_TCS_UNITNAME_PREFIX_RIVER' Language='pt_BR'&gt;&lt;Text&gt;O Rio&lt;/Text&gt;&lt;/Row&gt;">
            <text:p>&lt;Row Tag='LOC_TCS_UNITNAME_PREFIX_RIVER' Language='pt_BR'&gt;&lt;Text&gt;O Rio&lt;/Text&gt;&lt;/Row&gt;</text:p>
          </table:table-cell>
          <table:table-cell office:value-type="string">
            <text:p>Речной</text:p>
          </table:table-cell>
          <table:table-cell table:formula="of:=CONCATENATE(&quot;&lt;Row Tag='&quot;;[.A63];&quot;' Language='ru_RU'&gt;&lt;Text&gt;&quot;;[.Q63];&quot;&lt;/Text&gt;&lt;/Row&gt;&quot;)" office:value-type="string" office:string-value="&lt;Row Tag='LOC_TCS_UNITNAME_PREFIX_RIVER' Language='ru_RU'&gt;&lt;Text&gt;Речной&lt;/Text&gt;&lt;/Row&gt;">
            <text:p>&lt;Row Tag='LOC_TCS_UNITNAME_PREFIX_RIVER' Language='ru_RU'&gt;&lt;Text&gt;Речной&lt;/Text&gt;&lt;/Row&gt;</text:p>
          </table:table-cell>
          <table:table-cell office:value-type="string">
            <text:p>河</text:p>
          </table:table-cell>
          <table:table-cell table:formula="of:=CONCATENATE(&quot;&lt;Row Tag='&quot;;[.A63];&quot;' Language='zh_Hans_CN'&gt;&lt;Text&gt;&quot;;[.S63];&quot;&lt;/Text&gt;&lt;/Row&gt;&quot;)" office:value-type="string" office:string-value="&lt;Row Tag='LOC_TCS_UNITNAME_PREFIX_RIVER' Language='zh_Hans_CN'&gt;&lt;Text&gt;河&lt;/Text&gt;&lt;/Row&gt;">
            <text:p>&lt;Row Tag='LOC_TCS_UNITNAME_PREFIX_RIVER' Language='zh_Hans_CN'&gt;&lt;Text&gt;河&lt;/Text&gt;&lt;/Row&gt;</text:p>
          </table:table-cell>
        </table:table-row>
        <table:table-row table:style-name="ro3">
          <table:table-cell table:style-name="ce2" office:value-type="string">
            <text:p>LOC_TCS_UNITNAME_PREFIX_ROCK</text:p>
          </table:table-cell>
          <table:table-cell table:style-name="ce2" office:value-type="string">
            <text:p>The Rock</text:p>
          </table:table-cell>
          <table:table-cell office:value-type="string">
            <text:p>Der Felsen</text:p>
          </table:table-cell>
          <table:table-cell table:formula="of:=CONCATENATE(&quot;&lt;Row Tag='&quot;;[.A64];&quot;' Language='de_DE'&gt;&lt;Text&gt;&quot;;[.C64];&quot;&lt;/Text&gt;&lt;/Row&gt;&quot;)" office:value-type="string" office:string-value="&lt;Row Tag='LOC_TCS_UNITNAME_PREFIX_ROCK' Language='de_DE'&gt;&lt;Text&gt;Der Felsen&lt;/Text&gt;&lt;/Row&gt;">
            <text:p>&lt;Row Tag='LOC_TCS_UNITNAME_PREFIX_ROCK' Language='de_DE'&gt;&lt;Text&gt;Der Felsen&lt;/Text&gt;&lt;/Row&gt;</text:p>
          </table:table-cell>
          <table:table-cell office:value-type="string">
            <text:p>La Roca</text:p>
          </table:table-cell>
          <table:table-cell table:formula="of:=CONCATENATE(&quot;&lt;Row Tag='&quot;;[.A64];&quot;' Language='es_ES'&gt;&lt;Text&gt;&quot;;[.E64];&quot;&lt;/Text&gt;&lt;/Row&gt;&quot;)" office:value-type="string" office:string-value="&lt;Row Tag='LOC_TCS_UNITNAME_PREFIX_ROCK' Language='es_ES'&gt;&lt;Text&gt;La Roca&lt;/Text&gt;&lt;/Row&gt;">
            <text:p>&lt;Row Tag='LOC_TCS_UNITNAME_PREFIX_ROCK' Language='es_ES'&gt;&lt;Text&gt;La Roca&lt;/Text&gt;&lt;/Row&gt;</text:p>
          </table:table-cell>
          <table:table-cell office:value-type="string">
            <text:p>La Roccia</text:p>
          </table:table-cell>
          <table:table-cell table:formula="of:=CONCATENATE(&quot;&lt;Row Tag='&quot;;[.A64];&quot;' Language='it_IT'&gt;&lt;Text&gt;&quot;;[.G64];&quot;&lt;/Text&gt;&lt;/Row&gt;&quot;)" office:value-type="string" office:string-value="&lt;Row Tag='LOC_TCS_UNITNAME_PREFIX_ROCK' Language='it_IT'&gt;&lt;Text&gt;La Roccia&lt;/Text&gt;&lt;/Row&gt;">
            <text:p>&lt;Row Tag='LOC_TCS_UNITNAME_PREFIX_ROCK' Language='it_IT'&gt;&lt;Text&gt;La Roccia&lt;/Text&gt;&lt;/Row&gt;</text:p>
          </table:table-cell>
          <table:table-cell office:value-type="string">
            <text:p>岩の</text:p>
          </table:table-cell>
          <table:table-cell table:formula="of:=CONCATENATE(&quot;&lt;Row Tag='&quot;;[.A64];&quot;' Language='ja_JP'&gt;&lt;Text&gt;&quot;;[.I64];&quot;&lt;/Text&gt;&lt;/Row&gt;&quot;)" office:value-type="string" office:string-value="&lt;Row Tag='LOC_TCS_UNITNAME_PREFIX_ROCK' Language='ja_JP'&gt;&lt;Text&gt;岩の&lt;/Text&gt;&lt;/Row&gt;">
            <text:p>&lt;Row Tag='LOC_TCS_UNITNAME_PREFIX_ROCK' Language='ja_JP'&gt;&lt;Text&gt;岩の&lt;/Text&gt;&lt;/Row&gt;</text:p>
          </table:table-cell>
          <table:table-cell office:value-type="string">
            <text:p>바위의</text:p>
          </table:table-cell>
          <table:table-cell table:formula="of:=CONCATENATE(&quot;&lt;Row Tag='&quot;;[.A64];&quot;' Language='ko_KR'&gt;&lt;Text&gt;&quot;;[.K64];&quot;&lt;/Text&gt;&lt;/Row&gt;&quot;)" office:value-type="string" office:string-value="&lt;Row Tag='LOC_TCS_UNITNAME_PREFIX_ROCK' Language='ko_KR'&gt;&lt;Text&gt;바위의&lt;/Text&gt;&lt;/Row&gt;">
            <text:p>&lt;Row Tag='LOC_TCS_UNITNAME_PREFIX_ROCK' Language='ko_KR'&gt;&lt;Text&gt;바위의&lt;/Text&gt;&lt;/Row&gt;</text:p>
          </table:table-cell>
          <table:table-cell office:value-type="string">
            <text:p>Skalny</text:p>
          </table:table-cell>
          <table:table-cell table:formula="of:=CONCATENATE(&quot;&lt;Row Tag='&quot;;[.A64];&quot;' Language='pl_PL'&gt;&lt;Text&gt;&quot;;[.M64];&quot;&lt;/Text&gt;&lt;/Row&gt;&quot;)" office:value-type="string" office:string-value="&lt;Row Tag='LOC_TCS_UNITNAME_PREFIX_ROCK' Language='pl_PL'&gt;&lt;Text&gt;Skalny&lt;/Text&gt;&lt;/Row&gt;">
            <text:p>&lt;Row Tag='LOC_TCS_UNITNAME_PREFIX_ROCK' Language='pl_PL'&gt;&lt;Text&gt;Skalny&lt;/Text&gt;&lt;/Row&gt;</text:p>
          </table:table-cell>
          <table:table-cell office:value-type="string">
            <text:p>A Rocha</text:p>
          </table:table-cell>
          <table:table-cell table:formula="of:=CONCATENATE(&quot;&lt;Row Tag='&quot;;[.A64];&quot;' Language='pt_BR'&gt;&lt;Text&gt;&quot;;[.O64];&quot;&lt;/Text&gt;&lt;/Row&gt;&quot;)" office:value-type="string" office:string-value="&lt;Row Tag='LOC_TCS_UNITNAME_PREFIX_ROCK' Language='pt_BR'&gt;&lt;Text&gt;A Rocha&lt;/Text&gt;&lt;/Row&gt;">
            <text:p>&lt;Row Tag='LOC_TCS_UNITNAME_PREFIX_ROCK' Language='pt_BR'&gt;&lt;Text&gt;A Rocha&lt;/Text&gt;&lt;/Row&gt;</text:p>
          </table:table-cell>
          <table:table-cell office:value-type="string">
            <text:p>Скалистый</text:p>
          </table:table-cell>
          <table:table-cell table:formula="of:=CONCATENATE(&quot;&lt;Row Tag='&quot;;[.A64];&quot;' Language='ru_RU'&gt;&lt;Text&gt;&quot;;[.Q64];&quot;&lt;/Text&gt;&lt;/Row&gt;&quot;)" office:value-type="string" office:string-value="&lt;Row Tag='LOC_TCS_UNITNAME_PREFIX_ROCK' Language='ru_RU'&gt;&lt;Text&gt;Скалистый&lt;/Text&gt;&lt;/Row&gt;">
            <text:p>&lt;Row Tag='LOC_TCS_UNITNAME_PREFIX_ROCK' Language='ru_RU'&gt;&lt;Text&gt;Скалистый&lt;/Text&gt;&lt;/Row&gt;</text:p>
          </table:table-cell>
          <table:table-cell office:value-type="string">
            <text:p>岩石</text:p>
          </table:table-cell>
          <table:table-cell table:formula="of:=CONCATENATE(&quot;&lt;Row Tag='&quot;;[.A64];&quot;' Language='zh_Hans_CN'&gt;&lt;Text&gt;&quot;;[.S64];&quot;&lt;/Text&gt;&lt;/Row&gt;&quot;)" office:value-type="string" office:string-value="&lt;Row Tag='LOC_TCS_UNITNAME_PREFIX_ROCK' Language='zh_Hans_CN'&gt;&lt;Text&gt;岩石&lt;/Text&gt;&lt;/Row&gt;">
            <text:p>&lt;Row Tag='LOC_TCS_UNITNAME_PREFIX_ROCK' Language='zh_Hans_CN'&gt;&lt;Text&gt;岩石&lt;/Text&gt;&lt;/Row&gt;</text:p>
          </table:table-cell>
        </table:table-row>
        <table:table-row table:style-name="ro3">
          <table:table-cell table:style-name="ce2" office:value-type="string">
            <text:p>LOC_TCS_UNITNAME_PREFIX_ROYAL</text:p>
          </table:table-cell>
          <table:table-cell table:style-name="ce2" office:value-type="string">
            <text:p>The Royal</text:p>
          </table:table-cell>
          <table:table-cell office:value-type="string">
            <text:p>Der Königliche</text:p>
          </table:table-cell>
          <table:table-cell table:formula="of:=CONCATENATE(&quot;&lt;Row Tag='&quot;;[.A65];&quot;' Language='de_DE'&gt;&lt;Text&gt;&quot;;[.C65];&quot;&lt;/Text&gt;&lt;/Row&gt;&quot;)" office:value-type="string" office:string-value="&lt;Row Tag='LOC_TCS_UNITNAME_PREFIX_ROYAL' Language='de_DE'&gt;&lt;Text&gt;Der Königliche&lt;/Text&gt;&lt;/Row&gt;">
            <text:p>&lt;Row Tag='LOC_TCS_UNITNAME_PREFIX_ROYAL' Language='de_DE'&gt;&lt;Text&gt;Der Königliche&lt;/Text&gt;&lt;/Row&gt;</text:p>
          </table:table-cell>
          <table:table-cell office:value-type="string">
            <text:p>El Real</text:p>
          </table:table-cell>
          <table:table-cell table:formula="of:=CONCATENATE(&quot;&lt;Row Tag='&quot;;[.A65];&quot;' Language='es_ES'&gt;&lt;Text&gt;&quot;;[.E65];&quot;&lt;/Text&gt;&lt;/Row&gt;&quot;)" office:value-type="string" office:string-value="&lt;Row Tag='LOC_TCS_UNITNAME_PREFIX_ROYAL' Language='es_ES'&gt;&lt;Text&gt;El Real&lt;/Text&gt;&lt;/Row&gt;">
            <text:p>&lt;Row Tag='LOC_TCS_UNITNAME_PREFIX_ROYAL' Language='es_ES'&gt;&lt;Text&gt;El Real&lt;/Text&gt;&lt;/Row&gt;</text:p>
          </table:table-cell>
          <table:table-cell office:value-type="string">
            <text:p>Il Reale</text:p>
          </table:table-cell>
          <table:table-cell table:formula="of:=CONCATENATE(&quot;&lt;Row Tag='&quot;;[.A65];&quot;' Language='it_IT'&gt;&lt;Text&gt;&quot;;[.G65];&quot;&lt;/Text&gt;&lt;/Row&gt;&quot;)" office:value-type="string" office:string-value="&lt;Row Tag='LOC_TCS_UNITNAME_PREFIX_ROYAL' Language='it_IT'&gt;&lt;Text&gt;Il Reale&lt;/Text&gt;&lt;/Row&gt;">
            <text:p>&lt;Row Tag='LOC_TCS_UNITNAME_PREFIX_ROYAL' Language='it_IT'&gt;&lt;Text&gt;Il Reale&lt;/Text&gt;&lt;/Row&gt;</text:p>
          </table:table-cell>
          <table:table-cell office:value-type="string">
            <text:p>王室の</text:p>
          </table:table-cell>
          <table:table-cell table:formula="of:=CONCATENATE(&quot;&lt;Row Tag='&quot;;[.A65];&quot;' Language='ja_JP'&gt;&lt;Text&gt;&quot;;[.I65];&quot;&lt;/Text&gt;&lt;/Row&gt;&quot;)" office:value-type="string" office:string-value="&lt;Row Tag='LOC_TCS_UNITNAME_PREFIX_ROYAL' Language='ja_JP'&gt;&lt;Text&gt;王室の&lt;/Text&gt;&lt;/Row&gt;">
            <text:p>&lt;Row Tag='LOC_TCS_UNITNAME_PREFIX_ROYAL' Language='ja_JP'&gt;&lt;Text&gt;王室の&lt;/Text&gt;&lt;/Row&gt;</text:p>
          </table:table-cell>
          <table:table-cell office:value-type="string">
            <text:p>왕실의</text:p>
          </table:table-cell>
          <table:table-cell table:formula="of:=CONCATENATE(&quot;&lt;Row Tag='&quot;;[.A65];&quot;' Language='ko_KR'&gt;&lt;Text&gt;&quot;;[.K65];&quot;&lt;/Text&gt;&lt;/Row&gt;&quot;)" office:value-type="string" office:string-value="&lt;Row Tag='LOC_TCS_UNITNAME_PREFIX_ROYAL' Language='ko_KR'&gt;&lt;Text&gt;왕실의&lt;/Text&gt;&lt;/Row&gt;">
            <text:p>&lt;Row Tag='LOC_TCS_UNITNAME_PREFIX_ROYAL' Language='ko_KR'&gt;&lt;Text&gt;왕실의&lt;/Text&gt;&lt;/Row&gt;</text:p>
          </table:table-cell>
          <table:table-cell office:value-type="string">
            <text:p>Królewski</text:p>
          </table:table-cell>
          <table:table-cell table:formula="of:=CONCATENATE(&quot;&lt;Row Tag='&quot;;[.A65];&quot;' Language='pl_PL'&gt;&lt;Text&gt;&quot;;[.M65];&quot;&lt;/Text&gt;&lt;/Row&gt;&quot;)" office:value-type="string" office:string-value="&lt;Row Tag='LOC_TCS_UNITNAME_PREFIX_ROYAL' Language='pl_PL'&gt;&lt;Text&gt;Królewski&lt;/Text&gt;&lt;/Row&gt;">
            <text:p>&lt;Row Tag='LOC_TCS_UNITNAME_PREFIX_ROYAL' Language='pl_PL'&gt;&lt;Text&gt;Królewski&lt;/Text&gt;&lt;/Row&gt;</text:p>
          </table:table-cell>
          <table:table-cell office:value-type="string">
            <text:p>O Real</text:p>
          </table:table-cell>
          <table:table-cell table:formula="of:=CONCATENATE(&quot;&lt;Row Tag='&quot;;[.A65];&quot;' Language='pt_BR'&gt;&lt;Text&gt;&quot;;[.O65];&quot;&lt;/Text&gt;&lt;/Row&gt;&quot;)" office:value-type="string" office:string-value="&lt;Row Tag='LOC_TCS_UNITNAME_PREFIX_ROYAL' Language='pt_BR'&gt;&lt;Text&gt;O Real&lt;/Text&gt;&lt;/Row&gt;">
            <text:p>&lt;Row Tag='LOC_TCS_UNITNAME_PREFIX_ROYAL' Language='pt_BR'&gt;&lt;Text&gt;O Real&lt;/Text&gt;&lt;/Row&gt;</text:p>
          </table:table-cell>
          <table:table-cell office:value-type="string">
            <text:p>Королевский</text:p>
          </table:table-cell>
          <table:table-cell table:formula="of:=CONCATENATE(&quot;&lt;Row Tag='&quot;;[.A65];&quot;' Language='ru_RU'&gt;&lt;Text&gt;&quot;;[.Q65];&quot;&lt;/Text&gt;&lt;/Row&gt;&quot;)" office:value-type="string" office:string-value="&lt;Row Tag='LOC_TCS_UNITNAME_PREFIX_ROYAL' Language='ru_RU'&gt;&lt;Text&gt;Королевский&lt;/Text&gt;&lt;/Row&gt;">
            <text:p>&lt;Row Tag='LOC_TCS_UNITNAME_PREFIX_ROYAL' Language='ru_RU'&gt;&lt;Text&gt;Королевский&lt;/Text&gt;&lt;/Row&gt;</text:p>
          </table:table-cell>
          <table:table-cell office:value-type="string">
            <text:p>皇家的</text:p>
          </table:table-cell>
          <table:table-cell table:formula="of:=CONCATENATE(&quot;&lt;Row Tag='&quot;;[.A65];&quot;' Language='zh_Hans_CN'&gt;&lt;Text&gt;&quot;;[.S65];&quot;&lt;/Text&gt;&lt;/Row&gt;&quot;)" office:value-type="string" office:string-value="&lt;Row Tag='LOC_TCS_UNITNAME_PREFIX_ROYAL' Language='zh_Hans_CN'&gt;&lt;Text&gt;皇家的&lt;/Text&gt;&lt;/Row&gt;">
            <text:p>&lt;Row Tag='LOC_TCS_UNITNAME_PREFIX_ROYAL' Language='zh_Hans_CN'&gt;&lt;Text&gt;皇家的&lt;/Text&gt;&lt;/Row&gt;</text:p>
          </table:table-cell>
        </table:table-row>
        <table:table-row table:style-name="ro3">
          <table:table-cell table:style-name="ce2" office:value-type="string">
            <text:p>LOC_TCS_UNITNAME_PREFIX_SACRED</text:p>
          </table:table-cell>
          <table:table-cell table:style-name="ce2" office:value-type="string">
            <text:p>The Sacred</text:p>
          </table:table-cell>
          <table:table-cell office:value-type="string">
            <text:p>Der Heilige</text:p>
          </table:table-cell>
          <table:table-cell table:formula="of:=CONCATENATE(&quot;&lt;Row Tag='&quot;;[.A66];&quot;' Language='de_DE'&gt;&lt;Text&gt;&quot;;[.C66];&quot;&lt;/Text&gt;&lt;/Row&gt;&quot;)" office:value-type="string" office:string-value="&lt;Row Tag='LOC_TCS_UNITNAME_PREFIX_SACRED' Language='de_DE'&gt;&lt;Text&gt;Der Heilige&lt;/Text&gt;&lt;/Row&gt;">
            <text:p>&lt;Row Tag='LOC_TCS_UNITNAME_PREFIX_SACRED' Language='de_DE'&gt;&lt;Text&gt;Der Heilige&lt;/Text&gt;&lt;/Row&gt;</text:p>
          </table:table-cell>
          <table:table-cell office:value-type="string">
            <text:p>El Sagrado</text:p>
          </table:table-cell>
          <table:table-cell table:formula="of:=CONCATENATE(&quot;&lt;Row Tag='&quot;;[.A66];&quot;' Language='es_ES'&gt;&lt;Text&gt;&quot;;[.E66];&quot;&lt;/Text&gt;&lt;/Row&gt;&quot;)" office:value-type="string" office:string-value="&lt;Row Tag='LOC_TCS_UNITNAME_PREFIX_SACRED' Language='es_ES'&gt;&lt;Text&gt;El Sagrado&lt;/Text&gt;&lt;/Row&gt;">
            <text:p>&lt;Row Tag='LOC_TCS_UNITNAME_PREFIX_SACRED' Language='es_ES'&gt;&lt;Text&gt;El Sagrado&lt;/Text&gt;&lt;/Row&gt;</text:p>
          </table:table-cell>
          <table:table-cell office:value-type="string">
            <text:p>Il Sacro</text:p>
          </table:table-cell>
          <table:table-cell table:formula="of:=CONCATENATE(&quot;&lt;Row Tag='&quot;;[.A66];&quot;' Language='it_IT'&gt;&lt;Text&gt;&quot;;[.G66];&quot;&lt;/Text&gt;&lt;/Row&gt;&quot;)" office:value-type="string" office:string-value="&lt;Row Tag='LOC_TCS_UNITNAME_PREFIX_SACRED' Language='it_IT'&gt;&lt;Text&gt;Il Sacro&lt;/Text&gt;&lt;/Row&gt;">
            <text:p>&lt;Row Tag='LOC_TCS_UNITNAME_PREFIX_SACRED' Language='it_IT'&gt;&lt;Text&gt;Il Sacro&lt;/Text&gt;&lt;/Row&gt;</text:p>
          </table:table-cell>
          <table:table-cell office:value-type="string">
            <text:p>神聖な</text:p>
          </table:table-cell>
          <table:table-cell table:formula="of:=CONCATENATE(&quot;&lt;Row Tag='&quot;;[.A66];&quot;' Language='ja_JP'&gt;&lt;Text&gt;&quot;;[.I66];&quot;&lt;/Text&gt;&lt;/Row&gt;&quot;)" office:value-type="string" office:string-value="&lt;Row Tag='LOC_TCS_UNITNAME_PREFIX_SACRED' Language='ja_JP'&gt;&lt;Text&gt;神聖な&lt;/Text&gt;&lt;/Row&gt;">
            <text:p>&lt;Row Tag='LOC_TCS_UNITNAME_PREFIX_SACRED' Language='ja_JP'&gt;&lt;Text&gt;神聖な&lt;/Text&gt;&lt;/Row&gt;</text:p>
          </table:table-cell>
          <table:table-cell office:value-type="string">
            <text:p>신성한</text:p>
          </table:table-cell>
          <table:table-cell table:formula="of:=CONCATENATE(&quot;&lt;Row Tag='&quot;;[.A66];&quot;' Language='ko_KR'&gt;&lt;Text&gt;&quot;;[.K66];&quot;&lt;/Text&gt;&lt;/Row&gt;&quot;)" office:value-type="string" office:string-value="&lt;Row Tag='LOC_TCS_UNITNAME_PREFIX_SACRED' Language='ko_KR'&gt;&lt;Text&gt;신성한&lt;/Text&gt;&lt;/Row&gt;">
            <text:p>&lt;Row Tag='LOC_TCS_UNITNAME_PREFIX_SACRED' Language='ko_KR'&gt;&lt;Text&gt;신성한&lt;/Text&gt;&lt;/Row&gt;</text:p>
          </table:table-cell>
          <table:table-cell office:value-type="string">
            <text:p>Święty</text:p>
          </table:table-cell>
          <table:table-cell table:formula="of:=CONCATENATE(&quot;&lt;Row Tag='&quot;;[.A66];&quot;' Language='pl_PL'&gt;&lt;Text&gt;&quot;;[.M66];&quot;&lt;/Text&gt;&lt;/Row&gt;&quot;)" office:value-type="string" office:string-value="&lt;Row Tag='LOC_TCS_UNITNAME_PREFIX_SACRED' Language='pl_PL'&gt;&lt;Text&gt;Święty&lt;/Text&gt;&lt;/Row&gt;">
            <text:p>&lt;Row Tag='LOC_TCS_UNITNAME_PREFIX_SACRED' Language='pl_PL'&gt;&lt;Text&gt;Święty&lt;/Text&gt;&lt;/Row&gt;</text:p>
          </table:table-cell>
          <table:table-cell office:value-type="string">
            <text:p>O Sagrado</text:p>
          </table:table-cell>
          <table:table-cell table:formula="of:=CONCATENATE(&quot;&lt;Row Tag='&quot;;[.A66];&quot;' Language='pt_BR'&gt;&lt;Text&gt;&quot;;[.O66];&quot;&lt;/Text&gt;&lt;/Row&gt;&quot;)" office:value-type="string" office:string-value="&lt;Row Tag='LOC_TCS_UNITNAME_PREFIX_SACRED' Language='pt_BR'&gt;&lt;Text&gt;O Sagrado&lt;/Text&gt;&lt;/Row&gt;">
            <text:p>&lt;Row Tag='LOC_TCS_UNITNAME_PREFIX_SACRED' Language='pt_BR'&gt;&lt;Text&gt;O Sagrado&lt;/Text&gt;&lt;/Row&gt;</text:p>
          </table:table-cell>
          <table:table-cell office:value-type="string">
            <text:p>Священный</text:p>
          </table:table-cell>
          <table:table-cell table:formula="of:=CONCATENATE(&quot;&lt;Row Tag='&quot;;[.A66];&quot;' Language='ru_RU'&gt;&lt;Text&gt;&quot;;[.Q66];&quot;&lt;/Text&gt;&lt;/Row&gt;&quot;)" office:value-type="string" office:string-value="&lt;Row Tag='LOC_TCS_UNITNAME_PREFIX_SACRED' Language='ru_RU'&gt;&lt;Text&gt;Священный&lt;/Text&gt;&lt;/Row&gt;">
            <text:p>&lt;Row Tag='LOC_TCS_UNITNAME_PREFIX_SACRED' Language='ru_RU'&gt;&lt;Text&gt;Священный&lt;/Text&gt;&lt;/Row&gt;</text:p>
          </table:table-cell>
          <table:table-cell office:value-type="string">
            <text:p>神圣的</text:p>
          </table:table-cell>
          <table:table-cell table:formula="of:=CONCATENATE(&quot;&lt;Row Tag='&quot;;[.A66];&quot;' Language='zh_Hans_CN'&gt;&lt;Text&gt;&quot;;[.S66];&quot;&lt;/Text&gt;&lt;/Row&gt;&quot;)" office:value-type="string" office:string-value="&lt;Row Tag='LOC_TCS_UNITNAME_PREFIX_SACRED' Language='zh_Hans_CN'&gt;&lt;Text&gt;神圣的&lt;/Text&gt;&lt;/Row&gt;">
            <text:p>&lt;Row Tag='LOC_TCS_UNITNAME_PREFIX_SACRED' Language='zh_Hans_CN'&gt;&lt;Text&gt;神圣的&lt;/Text&gt;&lt;/Row&gt;</text:p>
          </table:table-cell>
        </table:table-row>
        <table:table-row table:style-name="ro3">
          <table:table-cell table:style-name="ce2" office:value-type="string">
            <text:p>LOC_TCS_UNITNAME_PREFIX_SALTY</text:p>
          </table:table-cell>
          <table:table-cell table:style-name="ce2" office:value-type="string">
            <text:p>The Salty</text:p>
          </table:table-cell>
          <table:table-cell office:value-type="string">
            <text:p>Der Salzige</text:p>
          </table:table-cell>
          <table:table-cell table:formula="of:=CONCATENATE(&quot;&lt;Row Tag='&quot;;[.A67];&quot;' Language='de_DE'&gt;&lt;Text&gt;&quot;;[.C67];&quot;&lt;/Text&gt;&lt;/Row&gt;&quot;)" office:value-type="string" office:string-value="&lt;Row Tag='LOC_TCS_UNITNAME_PREFIX_SALTY' Language='de_DE'&gt;&lt;Text&gt;Der Salzige&lt;/Text&gt;&lt;/Row&gt;">
            <text:p>&lt;Row Tag='LOC_TCS_UNITNAME_PREFIX_SALTY' Language='de_DE'&gt;&lt;Text&gt;Der Salzige&lt;/Text&gt;&lt;/Row&gt;</text:p>
          </table:table-cell>
          <table:table-cell office:value-type="string">
            <text:p>El Salado</text:p>
          </table:table-cell>
          <table:table-cell table:formula="of:=CONCATENATE(&quot;&lt;Row Tag='&quot;;[.A67];&quot;' Language='es_ES'&gt;&lt;Text&gt;&quot;;[.E67];&quot;&lt;/Text&gt;&lt;/Row&gt;&quot;)" office:value-type="string" office:string-value="&lt;Row Tag='LOC_TCS_UNITNAME_PREFIX_SALTY' Language='es_ES'&gt;&lt;Text&gt;El Salado&lt;/Text&gt;&lt;/Row&gt;">
            <text:p>&lt;Row Tag='LOC_TCS_UNITNAME_PREFIX_SALTY' Language='es_ES'&gt;&lt;Text&gt;El Salado&lt;/Text&gt;&lt;/Row&gt;</text:p>
          </table:table-cell>
          <table:table-cell office:value-type="string">
            <text:p>Il Salato</text:p>
          </table:table-cell>
          <table:table-cell table:formula="of:=CONCATENATE(&quot;&lt;Row Tag='&quot;;[.A67];&quot;' Language='it_IT'&gt;&lt;Text&gt;&quot;;[.G67];&quot;&lt;/Text&gt;&lt;/Row&gt;&quot;)" office:value-type="string" office:string-value="&lt;Row Tag='LOC_TCS_UNITNAME_PREFIX_SALTY' Language='it_IT'&gt;&lt;Text&gt;Il Salato&lt;/Text&gt;&lt;/Row&gt;">
            <text:p>&lt;Row Tag='LOC_TCS_UNITNAME_PREFIX_SALTY' Language='it_IT'&gt;&lt;Text&gt;Il Salato&lt;/Text&gt;&lt;/Row&gt;</text:p>
          </table:table-cell>
          <table:table-cell office:value-type="string">
            <text:p>塩辛い</text:p>
          </table:table-cell>
          <table:table-cell table:formula="of:=CONCATENATE(&quot;&lt;Row Tag='&quot;;[.A67];&quot;' Language='ja_JP'&gt;&lt;Text&gt;&quot;;[.I67];&quot;&lt;/Text&gt;&lt;/Row&gt;&quot;)" office:value-type="string" office:string-value="&lt;Row Tag='LOC_TCS_UNITNAME_PREFIX_SALTY' Language='ja_JP'&gt;&lt;Text&gt;塩辛い&lt;/Text&gt;&lt;/Row&gt;">
            <text:p>&lt;Row Tag='LOC_TCS_UNITNAME_PREFIX_SALTY' Language='ja_JP'&gt;&lt;Text&gt;塩辛い&lt;/Text&gt;&lt;/Row&gt;</text:p>
          </table:table-cell>
          <table:table-cell office:value-type="string">
            <text:p>짠</text:p>
          </table:table-cell>
          <table:table-cell table:formula="of:=CONCATENATE(&quot;&lt;Row Tag='&quot;;[.A67];&quot;' Language='ko_KR'&gt;&lt;Text&gt;&quot;;[.K67];&quot;&lt;/Text&gt;&lt;/Row&gt;&quot;)" office:value-type="string" office:string-value="&lt;Row Tag='LOC_TCS_UNITNAME_PREFIX_SALTY' Language='ko_KR'&gt;&lt;Text&gt;짠&lt;/Text&gt;&lt;/Row&gt;">
            <text:p>&lt;Row Tag='LOC_TCS_UNITNAME_PREFIX_SALTY' Language='ko_KR'&gt;&lt;Text&gt;짠&lt;/Text&gt;&lt;/Row&gt;</text:p>
          </table:table-cell>
          <table:table-cell office:value-type="string">
            <text:p>Słony</text:p>
          </table:table-cell>
          <table:table-cell table:formula="of:=CONCATENATE(&quot;&lt;Row Tag='&quot;;[.A67];&quot;' Language='pl_PL'&gt;&lt;Text&gt;&quot;;[.M67];&quot;&lt;/Text&gt;&lt;/Row&gt;&quot;)" office:value-type="string" office:string-value="&lt;Row Tag='LOC_TCS_UNITNAME_PREFIX_SALTY' Language='pl_PL'&gt;&lt;Text&gt;Słony&lt;/Text&gt;&lt;/Row&gt;">
            <text:p>&lt;Row Tag='LOC_TCS_UNITNAME_PREFIX_SALTY' Language='pl_PL'&gt;&lt;Text&gt;Słony&lt;/Text&gt;&lt;/Row&gt;</text:p>
          </table:table-cell>
          <table:table-cell office:value-type="string">
            <text:p>O Salgado</text:p>
          </table:table-cell>
          <table:table-cell table:formula="of:=CONCATENATE(&quot;&lt;Row Tag='&quot;;[.A67];&quot;' Language='pt_BR'&gt;&lt;Text&gt;&quot;;[.O67];&quot;&lt;/Text&gt;&lt;/Row&gt;&quot;)" office:value-type="string" office:string-value="&lt;Row Tag='LOC_TCS_UNITNAME_PREFIX_SALTY' Language='pt_BR'&gt;&lt;Text&gt;O Salgado&lt;/Text&gt;&lt;/Row&gt;">
            <text:p>&lt;Row Tag='LOC_TCS_UNITNAME_PREFIX_SALTY' Language='pt_BR'&gt;&lt;Text&gt;O Salgado&lt;/Text&gt;&lt;/Row&gt;</text:p>
          </table:table-cell>
          <table:table-cell office:value-type="string">
            <text:p>Соленый</text:p>
          </table:table-cell>
          <table:table-cell table:formula="of:=CONCATENATE(&quot;&lt;Row Tag='&quot;;[.A67];&quot;' Language='ru_RU'&gt;&lt;Text&gt;&quot;;[.Q67];&quot;&lt;/Text&gt;&lt;/Row&gt;&quot;)" office:value-type="string" office:string-value="&lt;Row Tag='LOC_TCS_UNITNAME_PREFIX_SALTY' Language='ru_RU'&gt;&lt;Text&gt;Соленый&lt;/Text&gt;&lt;/Row&gt;">
            <text:p>&lt;Row Tag='LOC_TCS_UNITNAME_PREFIX_SALTY' Language='ru_RU'&gt;&lt;Text&gt;Соленый&lt;/Text&gt;&lt;/Row&gt;</text:p>
          </table:table-cell>
          <table:table-cell office:value-type="string">
            <text:p>咸的</text:p>
          </table:table-cell>
          <table:table-cell table:formula="of:=CONCATENATE(&quot;&lt;Row Tag='&quot;;[.A67];&quot;' Language='zh_Hans_CN'&gt;&lt;Text&gt;&quot;;[.S67];&quot;&lt;/Text&gt;&lt;/Row&gt;&quot;)" office:value-type="string" office:string-value="&lt;Row Tag='LOC_TCS_UNITNAME_PREFIX_SALTY' Language='zh_Hans_CN'&gt;&lt;Text&gt;咸的&lt;/Text&gt;&lt;/Row&gt;">
            <text:p>&lt;Row Tag='LOC_TCS_UNITNAME_PREFIX_SALTY' Language='zh_Hans_CN'&gt;&lt;Text&gt;咸的&lt;/Text&gt;&lt;/Row&gt;</text:p>
          </table:table-cell>
        </table:table-row>
        <table:table-row table:style-name="ro3">
          <table:table-cell table:style-name="ce2" office:value-type="string">
            <text:p>LOC_TCS_UNITNAME_PREFIX_SCREAMING</text:p>
          </table:table-cell>
          <table:table-cell table:style-name="ce2" office:value-type="string">
            <text:p>The Screaming</text:p>
          </table:table-cell>
          <table:table-cell office:value-type="string">
            <text:p>Der Schreiende</text:p>
          </table:table-cell>
          <table:table-cell table:formula="of:=CONCATENATE(&quot;&lt;Row Tag='&quot;;[.A68];&quot;' Language='de_DE'&gt;&lt;Text&gt;&quot;;[.C68];&quot;&lt;/Text&gt;&lt;/Row&gt;&quot;)" office:value-type="string" office:string-value="&lt;Row Tag='LOC_TCS_UNITNAME_PREFIX_SCREAMING' Language='de_DE'&gt;&lt;Text&gt;Der Schreiende&lt;/Text&gt;&lt;/Row&gt;">
            <text:p>&lt;Row Tag='LOC_TCS_UNITNAME_PREFIX_SCREAMING' Language='de_DE'&gt;&lt;Text&gt;Der Schreiende&lt;/Text&gt;&lt;/Row&gt;</text:p>
          </table:table-cell>
          <table:table-cell office:value-type="string">
            <text:p>El Que Grita</text:p>
          </table:table-cell>
          <table:table-cell table:formula="of:=CONCATENATE(&quot;&lt;Row Tag='&quot;;[.A68];&quot;' Language='es_ES'&gt;&lt;Text&gt;&quot;;[.E68];&quot;&lt;/Text&gt;&lt;/Row&gt;&quot;)" office:value-type="string" office:string-value="&lt;Row Tag='LOC_TCS_UNITNAME_PREFIX_SCREAMING' Language='es_ES'&gt;&lt;Text&gt;El Que Grita&lt;/Text&gt;&lt;/Row&gt;">
            <text:p>&lt;Row Tag='LOC_TCS_UNITNAME_PREFIX_SCREAMING' Language='es_ES'&gt;&lt;Text&gt;El Que Grita&lt;/Text&gt;&lt;/Row&gt;</text:p>
          </table:table-cell>
          <table:table-cell office:value-type="string">
            <text:p>Lo Strillante</text:p>
          </table:table-cell>
          <table:table-cell table:formula="of:=CONCATENATE(&quot;&lt;Row Tag='&quot;;[.A68];&quot;' Language='it_IT'&gt;&lt;Text&gt;&quot;;[.G68];&quot;&lt;/Text&gt;&lt;/Row&gt;&quot;)" office:value-type="string" office:string-value="&lt;Row Tag='LOC_TCS_UNITNAME_PREFIX_SCREAMING' Language='it_IT'&gt;&lt;Text&gt;Lo Strillante&lt;/Text&gt;&lt;/Row&gt;">
            <text:p>&lt;Row Tag='LOC_TCS_UNITNAME_PREFIX_SCREAMING' Language='it_IT'&gt;&lt;Text&gt;Lo Strillante&lt;/Text&gt;&lt;/Row&gt;</text:p>
          </table:table-cell>
          <table:table-cell office:value-type="string">
            <text:p>叫ぶ</text:p>
          </table:table-cell>
          <table:table-cell table:formula="of:=CONCATENATE(&quot;&lt;Row Tag='&quot;;[.A68];&quot;' Language='ja_JP'&gt;&lt;Text&gt;&quot;;[.I68];&quot;&lt;/Text&gt;&lt;/Row&gt;&quot;)" office:value-type="string" office:string-value="&lt;Row Tag='LOC_TCS_UNITNAME_PREFIX_SCREAMING' Language='ja_JP'&gt;&lt;Text&gt;叫ぶ&lt;/Text&gt;&lt;/Row&gt;">
            <text:p>&lt;Row Tag='LOC_TCS_UNITNAME_PREFIX_SCREAMING' Language='ja_JP'&gt;&lt;Text&gt;叫ぶ&lt;/Text&gt;&lt;/Row&gt;</text:p>
          </table:table-cell>
          <table:table-cell office:value-type="string">
            <text:p>비명 지르는</text:p>
          </table:table-cell>
          <table:table-cell table:formula="of:=CONCATENATE(&quot;&lt;Row Tag='&quot;;[.A68];&quot;' Language='ko_KR'&gt;&lt;Text&gt;&quot;;[.K68];&quot;&lt;/Text&gt;&lt;/Row&gt;&quot;)" office:value-type="string" office:string-value="&lt;Row Tag='LOC_TCS_UNITNAME_PREFIX_SCREAMING' Language='ko_KR'&gt;&lt;Text&gt;비명 지르는&lt;/Text&gt;&lt;/Row&gt;">
            <text:p>&lt;Row Tag='LOC_TCS_UNITNAME_PREFIX_SCREAMING' Language='ko_KR'&gt;&lt;Text&gt;비명 지르는&lt;/Text&gt;&lt;/Row&gt;</text:p>
          </table:table-cell>
          <table:table-cell office:value-type="string">
            <text:p>Krzyczący</text:p>
          </table:table-cell>
          <table:table-cell table:formula="of:=CONCATENATE(&quot;&lt;Row Tag='&quot;;[.A68];&quot;' Language='pl_PL'&gt;&lt;Text&gt;&quot;;[.M68];&quot;&lt;/Text&gt;&lt;/Row&gt;&quot;)" office:value-type="string" office:string-value="&lt;Row Tag='LOC_TCS_UNITNAME_PREFIX_SCREAMING' Language='pl_PL'&gt;&lt;Text&gt;Krzyczący&lt;/Text&gt;&lt;/Row&gt;">
            <text:p>&lt;Row Tag='LOC_TCS_UNITNAME_PREFIX_SCREAMING' Language='pl_PL'&gt;&lt;Text&gt;Krzyczący&lt;/Text&gt;&lt;/Row&gt;</text:p>
          </table:table-cell>
          <table:table-cell office:value-type="string">
            <text:p>O Gritante</text:p>
          </table:table-cell>
          <table:table-cell table:formula="of:=CONCATENATE(&quot;&lt;Row Tag='&quot;;[.A68];&quot;' Language='pt_BR'&gt;&lt;Text&gt;&quot;;[.O68];&quot;&lt;/Text&gt;&lt;/Row&gt;&quot;)" office:value-type="string" office:string-value="&lt;Row Tag='LOC_TCS_UNITNAME_PREFIX_SCREAMING' Language='pt_BR'&gt;&lt;Text&gt;O Gritante&lt;/Text&gt;&lt;/Row&gt;">
            <text:p>&lt;Row Tag='LOC_TCS_UNITNAME_PREFIX_SCREAMING' Language='pt_BR'&gt;&lt;Text&gt;O Gritante&lt;/Text&gt;&lt;/Row&gt;</text:p>
          </table:table-cell>
          <table:table-cell office:value-type="string">
            <text:p>Кричащий</text:p>
          </table:table-cell>
          <table:table-cell table:formula="of:=CONCATENATE(&quot;&lt;Row Tag='&quot;;[.A68];&quot;' Language='ru_RU'&gt;&lt;Text&gt;&quot;;[.Q68];&quot;&lt;/Text&gt;&lt;/Row&gt;&quot;)" office:value-type="string" office:string-value="&lt;Row Tag='LOC_TCS_UNITNAME_PREFIX_SCREAMING' Language='ru_RU'&gt;&lt;Text&gt;Кричащий&lt;/Text&gt;&lt;/Row&gt;">
            <text:p>&lt;Row Tag='LOC_TCS_UNITNAME_PREFIX_SCREAMING' Language='ru_RU'&gt;&lt;Text&gt;Кричащий&lt;/Text&gt;&lt;/Row&gt;</text:p>
          </table:table-cell>
          <table:table-cell office:value-type="string">
            <text:p>尖叫的</text:p>
          </table:table-cell>
          <table:table-cell table:formula="of:=CONCATENATE(&quot;&lt;Row Tag='&quot;;[.A68];&quot;' Language='zh_Hans_CN'&gt;&lt;Text&gt;&quot;;[.S68];&quot;&lt;/Text&gt;&lt;/Row&gt;&quot;)" office:value-type="string" office:string-value="&lt;Row Tag='LOC_TCS_UNITNAME_PREFIX_SCREAMING' Language='zh_Hans_CN'&gt;&lt;Text&gt;尖叫的&lt;/Text&gt;&lt;/Row&gt;">
            <text:p>&lt;Row Tag='LOC_TCS_UNITNAME_PREFIX_SCREAMING' Language='zh_Hans_CN'&gt;&lt;Text&gt;尖叫的&lt;/Text&gt;&lt;/Row&gt;</text:p>
          </table:table-cell>
        </table:table-row>
        <table:table-row table:style-name="ro3">
          <table:table-cell table:style-name="ce2" office:value-type="string">
            <text:p>LOC_TCS_UNITNAME_PREFIX_SEA</text:p>
          </table:table-cell>
          <table:table-cell table:style-name="ce2" office:value-type="string">
            <text:p>The Sea</text:p>
          </table:table-cell>
          <table:table-cell office:value-type="string">
            <text:p>Das Meer</text:p>
          </table:table-cell>
          <table:table-cell table:formula="of:=CONCATENATE(&quot;&lt;Row Tag='&quot;;[.A69];&quot;' Language='de_DE'&gt;&lt;Text&gt;&quot;;[.C69];&quot;&lt;/Text&gt;&lt;/Row&gt;&quot;)" office:value-type="string" office:string-value="&lt;Row Tag='LOC_TCS_UNITNAME_PREFIX_SEA' Language='de_DE'&gt;&lt;Text&gt;Das Meer&lt;/Text&gt;&lt;/Row&gt;">
            <text:p>&lt;Row Tag='LOC_TCS_UNITNAME_PREFIX_SEA' Language='de_DE'&gt;&lt;Text&gt;Das Meer&lt;/Text&gt;&lt;/Row&gt;</text:p>
          </table:table-cell>
          <table:table-cell office:value-type="string">
            <text:p>El Mar</text:p>
          </table:table-cell>
          <table:table-cell table:formula="of:=CONCATENATE(&quot;&lt;Row Tag='&quot;;[.A69];&quot;' Language='es_ES'&gt;&lt;Text&gt;&quot;;[.E69];&quot;&lt;/Text&gt;&lt;/Row&gt;&quot;)" office:value-type="string" office:string-value="&lt;Row Tag='LOC_TCS_UNITNAME_PREFIX_SEA' Language='es_ES'&gt;&lt;Text&gt;El Mar&lt;/Text&gt;&lt;/Row&gt;">
            <text:p>&lt;Row Tag='LOC_TCS_UNITNAME_PREFIX_SEA' Language='es_ES'&gt;&lt;Text&gt;El Mar&lt;/Text&gt;&lt;/Row&gt;</text:p>
          </table:table-cell>
          <table:table-cell office:value-type="string">
            <text:p>Il Mare</text:p>
          </table:table-cell>
          <table:table-cell table:formula="of:=CONCATENATE(&quot;&lt;Row Tag='&quot;;[.A69];&quot;' Language='it_IT'&gt;&lt;Text&gt;&quot;;[.G69];&quot;&lt;/Text&gt;&lt;/Row&gt;&quot;)" office:value-type="string" office:string-value="&lt;Row Tag='LOC_TCS_UNITNAME_PREFIX_SEA' Language='it_IT'&gt;&lt;Text&gt;Il Mare&lt;/Text&gt;&lt;/Row&gt;">
            <text:p>&lt;Row Tag='LOC_TCS_UNITNAME_PREFIX_SEA' Language='it_IT'&gt;&lt;Text&gt;Il Mare&lt;/Text&gt;&lt;/Row&gt;</text:p>
          </table:table-cell>
          <table:table-cell office:value-type="string">
            <text:p>海の</text:p>
          </table:table-cell>
          <table:table-cell table:formula="of:=CONCATENATE(&quot;&lt;Row Tag='&quot;;[.A69];&quot;' Language='ja_JP'&gt;&lt;Text&gt;&quot;;[.I69];&quot;&lt;/Text&gt;&lt;/Row&gt;&quot;)" office:value-type="string" office:string-value="&lt;Row Tag='LOC_TCS_UNITNAME_PREFIX_SEA' Language='ja_JP'&gt;&lt;Text&gt;海の&lt;/Text&gt;&lt;/Row&gt;">
            <text:p>&lt;Row Tag='LOC_TCS_UNITNAME_PREFIX_SEA' Language='ja_JP'&gt;&lt;Text&gt;海の&lt;/Text&gt;&lt;/Row&gt;</text:p>
          </table:table-cell>
          <table:table-cell office:value-type="string">
            <text:p>바다의</text:p>
          </table:table-cell>
          <table:table-cell table:formula="of:=CONCATENATE(&quot;&lt;Row Tag='&quot;;[.A69];&quot;' Language='ko_KR'&gt;&lt;Text&gt;&quot;;[.K69];&quot;&lt;/Text&gt;&lt;/Row&gt;&quot;)" office:value-type="string" office:string-value="&lt;Row Tag='LOC_TCS_UNITNAME_PREFIX_SEA' Language='ko_KR'&gt;&lt;Text&gt;바다의&lt;/Text&gt;&lt;/Row&gt;">
            <text:p>&lt;Row Tag='LOC_TCS_UNITNAME_PREFIX_SEA' Language='ko_KR'&gt;&lt;Text&gt;바다의&lt;/Text&gt;&lt;/Row&gt;</text:p>
          </table:table-cell>
          <table:table-cell office:value-type="string">
            <text:p>Morski</text:p>
          </table:table-cell>
          <table:table-cell table:formula="of:=CONCATENATE(&quot;&lt;Row Tag='&quot;;[.A69];&quot;' Language='pl_PL'&gt;&lt;Text&gt;&quot;;[.M69];&quot;&lt;/Text&gt;&lt;/Row&gt;&quot;)" office:value-type="string" office:string-value="&lt;Row Tag='LOC_TCS_UNITNAME_PREFIX_SEA' Language='pl_PL'&gt;&lt;Text&gt;Morski&lt;/Text&gt;&lt;/Row&gt;">
            <text:p>&lt;Row Tag='LOC_TCS_UNITNAME_PREFIX_SEA' Language='pl_PL'&gt;&lt;Text&gt;Morski&lt;/Text&gt;&lt;/Row&gt;</text:p>
          </table:table-cell>
          <table:table-cell office:value-type="string">
            <text:p>O Mar</text:p>
          </table:table-cell>
          <table:table-cell table:formula="of:=CONCATENATE(&quot;&lt;Row Tag='&quot;;[.A69];&quot;' Language='pt_BR'&gt;&lt;Text&gt;&quot;;[.O69];&quot;&lt;/Text&gt;&lt;/Row&gt;&quot;)" office:value-type="string" office:string-value="&lt;Row Tag='LOC_TCS_UNITNAME_PREFIX_SEA' Language='pt_BR'&gt;&lt;Text&gt;O Mar&lt;/Text&gt;&lt;/Row&gt;">
            <text:p>&lt;Row Tag='LOC_TCS_UNITNAME_PREFIX_SEA' Language='pt_BR'&gt;&lt;Text&gt;O Mar&lt;/Text&gt;&lt;/Row&gt;</text:p>
          </table:table-cell>
          <table:table-cell office:value-type="string">
            <text:p>Морской</text:p>
          </table:table-cell>
          <table:table-cell table:formula="of:=CONCATENATE(&quot;&lt;Row Tag='&quot;;[.A69];&quot;' Language='ru_RU'&gt;&lt;Text&gt;&quot;;[.Q69];&quot;&lt;/Text&gt;&lt;/Row&gt;&quot;)" office:value-type="string" office:string-value="&lt;Row Tag='LOC_TCS_UNITNAME_PREFIX_SEA' Language='ru_RU'&gt;&lt;Text&gt;Морской&lt;/Text&gt;&lt;/Row&gt;">
            <text:p>&lt;Row Tag='LOC_TCS_UNITNAME_PREFIX_SEA' Language='ru_RU'&gt;&lt;Text&gt;Морской&lt;/Text&gt;&lt;/Row&gt;</text:p>
          </table:table-cell>
          <table:table-cell office:value-type="string">
            <text:p>海</text:p>
          </table:table-cell>
          <table:table-cell table:formula="of:=CONCATENATE(&quot;&lt;Row Tag='&quot;;[.A69];&quot;' Language='zh_Hans_CN'&gt;&lt;Text&gt;&quot;;[.S69];&quot;&lt;/Text&gt;&lt;/Row&gt;&quot;)" office:value-type="string" office:string-value="&lt;Row Tag='LOC_TCS_UNITNAME_PREFIX_SEA' Language='zh_Hans_CN'&gt;&lt;Text&gt;海&lt;/Text&gt;&lt;/Row&gt;">
            <text:p>&lt;Row Tag='LOC_TCS_UNITNAME_PREFIX_SEA' Language='zh_Hans_CN'&gt;&lt;Text&gt;海&lt;/Text&gt;&lt;/Row&gt;</text:p>
          </table:table-cell>
        </table:table-row>
        <table:table-row table:style-name="ro3">
          <table:table-cell table:style-name="ce2" office:value-type="string">
            <text:p>LOC_TCS_UNITNAME_PREFIX_SHARP</text:p>
          </table:table-cell>
          <table:table-cell table:style-name="ce2" office:value-type="string">
            <text:p>The Sharp</text:p>
          </table:table-cell>
          <table:table-cell office:value-type="string">
            <text:p>Der Scharfe</text:p>
          </table:table-cell>
          <table:table-cell table:formula="of:=CONCATENATE(&quot;&lt;Row Tag='&quot;;[.A70];&quot;' Language='de_DE'&gt;&lt;Text&gt;&quot;;[.C70];&quot;&lt;/Text&gt;&lt;/Row&gt;&quot;)" office:value-type="string" office:string-value="&lt;Row Tag='LOC_TCS_UNITNAME_PREFIX_SHARP' Language='de_DE'&gt;&lt;Text&gt;Der Scharfe&lt;/Text&gt;&lt;/Row&gt;">
            <text:p>&lt;Row Tag='LOC_TCS_UNITNAME_PREFIX_SHARP' Language='de_DE'&gt;&lt;Text&gt;Der Scharfe&lt;/Text&gt;&lt;/Row&gt;</text:p>
          </table:table-cell>
          <table:table-cell office:value-type="string">
            <text:p>El Afilado</text:p>
          </table:table-cell>
          <table:table-cell table:formula="of:=CONCATENATE(&quot;&lt;Row Tag='&quot;;[.A70];&quot;' Language='es_ES'&gt;&lt;Text&gt;&quot;;[.E70];&quot;&lt;/Text&gt;&lt;/Row&gt;&quot;)" office:value-type="string" office:string-value="&lt;Row Tag='LOC_TCS_UNITNAME_PREFIX_SHARP' Language='es_ES'&gt;&lt;Text&gt;El Afilado&lt;/Text&gt;&lt;/Row&gt;">
            <text:p>&lt;Row Tag='LOC_TCS_UNITNAME_PREFIX_SHARP' Language='es_ES'&gt;&lt;Text&gt;El Afilado&lt;/Text&gt;&lt;/Row&gt;</text:p>
          </table:table-cell>
          <table:table-cell office:value-type="string">
            <text:p>L'Affilato</text:p>
          </table:table-cell>
          <table:table-cell table:formula="of:=CONCATENATE(&quot;&lt;Row Tag='&quot;;[.A70];&quot;' Language='it_IT'&gt;&lt;Text&gt;&quot;;[.G70];&quot;&lt;/Text&gt;&lt;/Row&gt;&quot;)" office:value-type="string" office:string-value="&lt;Row Tag='LOC_TCS_UNITNAME_PREFIX_SHARP' Language='it_IT'&gt;&lt;Text&gt;L'Affilato&lt;/Text&gt;&lt;/Row&gt;">
            <text:p>&lt;Row Tag='LOC_TCS_UNITNAME_PREFIX_SHARP' Language='it_IT'&gt;&lt;Text&gt;L'Affilato&lt;/Text&gt;&lt;/Row&gt;</text:p>
          </table:table-cell>
          <table:table-cell office:value-type="string">
            <text:p>鋭い</text:p>
          </table:table-cell>
          <table:table-cell table:formula="of:=CONCATENATE(&quot;&lt;Row Tag='&quot;;[.A70];&quot;' Language='ja_JP'&gt;&lt;Text&gt;&quot;;[.I70];&quot;&lt;/Text&gt;&lt;/Row&gt;&quot;)" office:value-type="string" office:string-value="&lt;Row Tag='LOC_TCS_UNITNAME_PREFIX_SHARP' Language='ja_JP'&gt;&lt;Text&gt;鋭い&lt;/Text&gt;&lt;/Row&gt;">
            <text:p>&lt;Row Tag='LOC_TCS_UNITNAME_PREFIX_SHARP' Language='ja_JP'&gt;&lt;Text&gt;鋭い&lt;/Text&gt;&lt;/Row&gt;</text:p>
          </table:table-cell>
          <table:table-cell office:value-type="string">
            <text:p>날카로운</text:p>
          </table:table-cell>
          <table:table-cell table:formula="of:=CONCATENATE(&quot;&lt;Row Tag='&quot;;[.A70];&quot;' Language='ko_KR'&gt;&lt;Text&gt;&quot;;[.K70];&quot;&lt;/Text&gt;&lt;/Row&gt;&quot;)" office:value-type="string" office:string-value="&lt;Row Tag='LOC_TCS_UNITNAME_PREFIX_SHARP' Language='ko_KR'&gt;&lt;Text&gt;날카로운&lt;/Text&gt;&lt;/Row&gt;">
            <text:p>&lt;Row Tag='LOC_TCS_UNITNAME_PREFIX_SHARP' Language='ko_KR'&gt;&lt;Text&gt;날카로운&lt;/Text&gt;&lt;/Row&gt;</text:p>
          </table:table-cell>
          <table:table-cell office:value-type="string">
            <text:p>Ostry</text:p>
          </table:table-cell>
          <table:table-cell table:formula="of:=CONCATENATE(&quot;&lt;Row Tag='&quot;;[.A70];&quot;' Language='pl_PL'&gt;&lt;Text&gt;&quot;;[.M70];&quot;&lt;/Text&gt;&lt;/Row&gt;&quot;)" office:value-type="string" office:string-value="&lt;Row Tag='LOC_TCS_UNITNAME_PREFIX_SHARP' Language='pl_PL'&gt;&lt;Text&gt;Ostry&lt;/Text&gt;&lt;/Row&gt;">
            <text:p>&lt;Row Tag='LOC_TCS_UNITNAME_PREFIX_SHARP' Language='pl_PL'&gt;&lt;Text&gt;Ostry&lt;/Text&gt;&lt;/Row&gt;</text:p>
          </table:table-cell>
          <table:table-cell office:value-type="string">
            <text:p>O Afiado</text:p>
          </table:table-cell>
          <table:table-cell table:formula="of:=CONCATENATE(&quot;&lt;Row Tag='&quot;;[.A70];&quot;' Language='pt_BR'&gt;&lt;Text&gt;&quot;;[.O70];&quot;&lt;/Text&gt;&lt;/Row&gt;&quot;)" office:value-type="string" office:string-value="&lt;Row Tag='LOC_TCS_UNITNAME_PREFIX_SHARP' Language='pt_BR'&gt;&lt;Text&gt;O Afiado&lt;/Text&gt;&lt;/Row&gt;">
            <text:p>&lt;Row Tag='LOC_TCS_UNITNAME_PREFIX_SHARP' Language='pt_BR'&gt;&lt;Text&gt;O Afiado&lt;/Text&gt;&lt;/Row&gt;</text:p>
          </table:table-cell>
          <table:table-cell office:value-type="string">
            <text:p>Острый</text:p>
          </table:table-cell>
          <table:table-cell table:formula="of:=CONCATENATE(&quot;&lt;Row Tag='&quot;;[.A70];&quot;' Language='ru_RU'&gt;&lt;Text&gt;&quot;;[.Q70];&quot;&lt;/Text&gt;&lt;/Row&gt;&quot;)" office:value-type="string" office:string-value="&lt;Row Tag='LOC_TCS_UNITNAME_PREFIX_SHARP' Language='ru_RU'&gt;&lt;Text&gt;Острый&lt;/Text&gt;&lt;/Row&gt;">
            <text:p>&lt;Row Tag='LOC_TCS_UNITNAME_PREFIX_SHARP' Language='ru_RU'&gt;&lt;Text&gt;Острый&lt;/Text&gt;&lt;/Row&gt;</text:p>
          </table:table-cell>
          <table:table-cell office:value-type="string">
            <text:p>锋利的</text:p>
          </table:table-cell>
          <table:table-cell table:formula="of:=CONCATENATE(&quot;&lt;Row Tag='&quot;;[.A70];&quot;' Language='zh_Hans_CN'&gt;&lt;Text&gt;&quot;;[.S70];&quot;&lt;/Text&gt;&lt;/Row&gt;&quot;)" office:value-type="string" office:string-value="&lt;Row Tag='LOC_TCS_UNITNAME_PREFIX_SHARP' Language='zh_Hans_CN'&gt;&lt;Text&gt;锋利的&lt;/Text&gt;&lt;/Row&gt;">
            <text:p>&lt;Row Tag='LOC_TCS_UNITNAME_PREFIX_SHARP' Language='zh_Hans_CN'&gt;&lt;Text&gt;锋利的&lt;/Text&gt;&lt;/Row&gt;</text:p>
          </table:table-cell>
        </table:table-row>
        <table:table-row table:style-name="ro3">
          <table:table-cell table:style-name="ce2" office:value-type="string">
            <text:p>LOC_TCS_UNITNAME_PREFIX_SILENT</text:p>
          </table:table-cell>
          <table:table-cell table:style-name="ce2" office:value-type="string">
            <text:p>The Silent</text:p>
          </table:table-cell>
          <table:table-cell office:value-type="string">
            <text:p>Der Stille</text:p>
          </table:table-cell>
          <table:table-cell table:formula="of:=CONCATENATE(&quot;&lt;Row Tag='&quot;;[.A71];&quot;' Language='de_DE'&gt;&lt;Text&gt;&quot;;[.C71];&quot;&lt;/Text&gt;&lt;/Row&gt;&quot;)" office:value-type="string" office:string-value="&lt;Row Tag='LOC_TCS_UNITNAME_PREFIX_SILENT' Language='de_DE'&gt;&lt;Text&gt;Der Stille&lt;/Text&gt;&lt;/Row&gt;">
            <text:p>&lt;Row Tag='LOC_TCS_UNITNAME_PREFIX_SILENT' Language='de_DE'&gt;&lt;Text&gt;Der Stille&lt;/Text&gt;&lt;/Row&gt;</text:p>
          </table:table-cell>
          <table:table-cell office:value-type="string">
            <text:p>El Silencioso</text:p>
          </table:table-cell>
          <table:table-cell table:formula="of:=CONCATENATE(&quot;&lt;Row Tag='&quot;;[.A71];&quot;' Language='es_ES'&gt;&lt;Text&gt;&quot;;[.E71];&quot;&lt;/Text&gt;&lt;/Row&gt;&quot;)" office:value-type="string" office:string-value="&lt;Row Tag='LOC_TCS_UNITNAME_PREFIX_SILENT' Language='es_ES'&gt;&lt;Text&gt;El Silencioso&lt;/Text&gt;&lt;/Row&gt;">
            <text:p>&lt;Row Tag='LOC_TCS_UNITNAME_PREFIX_SILENT' Language='es_ES'&gt;&lt;Text&gt;El Silencioso&lt;/Text&gt;&lt;/Row&gt;</text:p>
          </table:table-cell>
          <table:table-cell office:value-type="string">
            <text:p>Il Silenzioso</text:p>
          </table:table-cell>
          <table:table-cell table:formula="of:=CONCATENATE(&quot;&lt;Row Tag='&quot;;[.A71];&quot;' Language='it_IT'&gt;&lt;Text&gt;&quot;;[.G71];&quot;&lt;/Text&gt;&lt;/Row&gt;&quot;)" office:value-type="string" office:string-value="&lt;Row Tag='LOC_TCS_UNITNAME_PREFIX_SILENT' Language='it_IT'&gt;&lt;Text&gt;Il Silenzioso&lt;/Text&gt;&lt;/Row&gt;">
            <text:p>&lt;Row Tag='LOC_TCS_UNITNAME_PREFIX_SILENT' Language='it_IT'&gt;&lt;Text&gt;Il Silenzioso&lt;/Text&gt;&lt;/Row&gt;</text:p>
          </table:table-cell>
          <table:table-cell office:value-type="string">
            <text:p>静かな</text:p>
          </table:table-cell>
          <table:table-cell table:formula="of:=CONCATENATE(&quot;&lt;Row Tag='&quot;;[.A71];&quot;' Language='ja_JP'&gt;&lt;Text&gt;&quot;;[.I71];&quot;&lt;/Text&gt;&lt;/Row&gt;&quot;)" office:value-type="string" office:string-value="&lt;Row Tag='LOC_TCS_UNITNAME_PREFIX_SILENT' Language='ja_JP'&gt;&lt;Text&gt;静かな&lt;/Text&gt;&lt;/Row&gt;">
            <text:p>&lt;Row Tag='LOC_TCS_UNITNAME_PREFIX_SILENT' Language='ja_JP'&gt;&lt;Text&gt;静かな&lt;/Text&gt;&lt;/Row&gt;</text:p>
          </table:table-cell>
          <table:table-cell office:value-type="string">
            <text:p>조용한</text:p>
          </table:table-cell>
          <table:table-cell table:formula="of:=CONCATENATE(&quot;&lt;Row Tag='&quot;;[.A71];&quot;' Language='ko_KR'&gt;&lt;Text&gt;&quot;;[.K71];&quot;&lt;/Text&gt;&lt;/Row&gt;&quot;)" office:value-type="string" office:string-value="&lt;Row Tag='LOC_TCS_UNITNAME_PREFIX_SILENT' Language='ko_KR'&gt;&lt;Text&gt;조용한&lt;/Text&gt;&lt;/Row&gt;">
            <text:p>&lt;Row Tag='LOC_TCS_UNITNAME_PREFIX_SILENT' Language='ko_KR'&gt;&lt;Text&gt;조용한&lt;/Text&gt;&lt;/Row&gt;</text:p>
          </table:table-cell>
          <table:table-cell office:value-type="string">
            <text:p>Cichy</text:p>
          </table:table-cell>
          <table:table-cell table:formula="of:=CONCATENATE(&quot;&lt;Row Tag='&quot;;[.A71];&quot;' Language='pl_PL'&gt;&lt;Text&gt;&quot;;[.M71];&quot;&lt;/Text&gt;&lt;/Row&gt;&quot;)" office:value-type="string" office:string-value="&lt;Row Tag='LOC_TCS_UNITNAME_PREFIX_SILENT' Language='pl_PL'&gt;&lt;Text&gt;Cichy&lt;/Text&gt;&lt;/Row&gt;">
            <text:p>&lt;Row Tag='LOC_TCS_UNITNAME_PREFIX_SILENT' Language='pl_PL'&gt;&lt;Text&gt;Cichy&lt;/Text&gt;&lt;/Row&gt;</text:p>
          </table:table-cell>
          <table:table-cell office:value-type="string">
            <text:p>O Silencioso</text:p>
          </table:table-cell>
          <table:table-cell table:formula="of:=CONCATENATE(&quot;&lt;Row Tag='&quot;;[.A71];&quot;' Language='pt_BR'&gt;&lt;Text&gt;&quot;;[.O71];&quot;&lt;/Text&gt;&lt;/Row&gt;&quot;)" office:value-type="string" office:string-value="&lt;Row Tag='LOC_TCS_UNITNAME_PREFIX_SILENT' Language='pt_BR'&gt;&lt;Text&gt;O Silencioso&lt;/Text&gt;&lt;/Row&gt;">
            <text:p>&lt;Row Tag='LOC_TCS_UNITNAME_PREFIX_SILENT' Language='pt_BR'&gt;&lt;Text&gt;O Silencioso&lt;/Text&gt;&lt;/Row&gt;</text:p>
          </table:table-cell>
          <table:table-cell office:value-type="string">
            <text:p>Тихий</text:p>
          </table:table-cell>
          <table:table-cell table:formula="of:=CONCATENATE(&quot;&lt;Row Tag='&quot;;[.A71];&quot;' Language='ru_RU'&gt;&lt;Text&gt;&quot;;[.Q71];&quot;&lt;/Text&gt;&lt;/Row&gt;&quot;)" office:value-type="string" office:string-value="&lt;Row Tag='LOC_TCS_UNITNAME_PREFIX_SILENT' Language='ru_RU'&gt;&lt;Text&gt;Тихий&lt;/Text&gt;&lt;/Row&gt;">
            <text:p>&lt;Row Tag='LOC_TCS_UNITNAME_PREFIX_SILENT' Language='ru_RU'&gt;&lt;Text&gt;Тихий&lt;/Text&gt;&lt;/Row&gt;</text:p>
          </table:table-cell>
          <table:table-cell office:value-type="string">
            <text:p>沉默的</text:p>
          </table:table-cell>
          <table:table-cell table:formula="of:=CONCATENATE(&quot;&lt;Row Tag='&quot;;[.A71];&quot;' Language='zh_Hans_CN'&gt;&lt;Text&gt;&quot;;[.S71];&quot;&lt;/Text&gt;&lt;/Row&gt;&quot;)" office:value-type="string" office:string-value="&lt;Row Tag='LOC_TCS_UNITNAME_PREFIX_SILENT' Language='zh_Hans_CN'&gt;&lt;Text&gt;沉默的&lt;/Text&gt;&lt;/Row&gt;">
            <text:p>&lt;Row Tag='LOC_TCS_UNITNAME_PREFIX_SILENT' Language='zh_Hans_CN'&gt;&lt;Text&gt;沉默的&lt;/Text&gt;&lt;/Row&gt;</text:p>
          </table:table-cell>
        </table:table-row>
        <table:table-row table:style-name="ro3">
          <table:table-cell table:style-name="ce2" office:value-type="string">
            <text:p>LOC_TCS_UNITNAME_PREFIX_SOARING</text:p>
          </table:table-cell>
          <table:table-cell table:style-name="ce2" office:value-type="string">
            <text:p>The Soaring</text:p>
          </table:table-cell>
          <table:table-cell office:value-type="string">
            <text:p>Der Schwebende</text:p>
          </table:table-cell>
          <table:table-cell table:formula="of:=CONCATENATE(&quot;&lt;Row Tag='&quot;;[.A72];&quot;' Language='de_DE'&gt;&lt;Text&gt;&quot;;[.C72];&quot;&lt;/Text&gt;&lt;/Row&gt;&quot;)" office:value-type="string" office:string-value="&lt;Row Tag='LOC_TCS_UNITNAME_PREFIX_SOARING' Language='de_DE'&gt;&lt;Text&gt;Der Schwebende&lt;/Text&gt;&lt;/Row&gt;">
            <text:p>&lt;Row Tag='LOC_TCS_UNITNAME_PREFIX_SOARING' Language='de_DE'&gt;&lt;Text&gt;Der Schwebende&lt;/Text&gt;&lt;/Row&gt;</text:p>
          </table:table-cell>
          <table:table-cell office:value-type="string">
            <text:p>El Elevado</text:p>
          </table:table-cell>
          <table:table-cell table:formula="of:=CONCATENATE(&quot;&lt;Row Tag='&quot;;[.A72];&quot;' Language='es_ES'&gt;&lt;Text&gt;&quot;;[.E72];&quot;&lt;/Text&gt;&lt;/Row&gt;&quot;)" office:value-type="string" office:string-value="&lt;Row Tag='LOC_TCS_UNITNAME_PREFIX_SOARING' Language='es_ES'&gt;&lt;Text&gt;El Elevado&lt;/Text&gt;&lt;/Row&gt;">
            <text:p>&lt;Row Tag='LOC_TCS_UNITNAME_PREFIX_SOARING' Language='es_ES'&gt;&lt;Text&gt;El Elevado&lt;/Text&gt;&lt;/Row&gt;</text:p>
          </table:table-cell>
          <table:table-cell office:value-type="string">
            <text:p>L'Imponente</text:p>
          </table:table-cell>
          <table:table-cell table:formula="of:=CONCATENATE(&quot;&lt;Row Tag='&quot;;[.A72];&quot;' Language='it_IT'&gt;&lt;Text&gt;&quot;;[.G72];&quot;&lt;/Text&gt;&lt;/Row&gt;&quot;)" office:value-type="string" office:string-value="&lt;Row Tag='LOC_TCS_UNITNAME_PREFIX_SOARING' Language='it_IT'&gt;&lt;Text&gt;L'Imponente&lt;/Text&gt;&lt;/Row&gt;">
            <text:p>&lt;Row Tag='LOC_TCS_UNITNAME_PREFIX_SOARING' Language='it_IT'&gt;&lt;Text&gt;L'Imponente&lt;/Text&gt;&lt;/Row&gt;</text:p>
          </table:table-cell>
          <table:table-cell office:value-type="string">
            <text:p>舞い上がる</text:p>
          </table:table-cell>
          <table:table-cell table:formula="of:=CONCATENATE(&quot;&lt;Row Tag='&quot;;[.A72];&quot;' Language='ja_JP'&gt;&lt;Text&gt;&quot;;[.I72];&quot;&lt;/Text&gt;&lt;/Row&gt;&quot;)" office:value-type="string" office:string-value="&lt;Row Tag='LOC_TCS_UNITNAME_PREFIX_SOARING' Language='ja_JP'&gt;&lt;Text&gt;舞い上がる&lt;/Text&gt;&lt;/Row&gt;">
            <text:p>&lt;Row Tag='LOC_TCS_UNITNAME_PREFIX_SOARING' Language='ja_JP'&gt;&lt;Text&gt;舞い上がる&lt;/Text&gt;&lt;/Row&gt;</text:p>
          </table:table-cell>
          <table:table-cell office:value-type="string">
            <text:p>솟아오르는</text:p>
          </table:table-cell>
          <table:table-cell table:formula="of:=CONCATENATE(&quot;&lt;Row Tag='&quot;;[.A72];&quot;' Language='ko_KR'&gt;&lt;Text&gt;&quot;;[.K72];&quot;&lt;/Text&gt;&lt;/Row&gt;&quot;)" office:value-type="string" office:string-value="&lt;Row Tag='LOC_TCS_UNITNAME_PREFIX_SOARING' Language='ko_KR'&gt;&lt;Text&gt;솟아오르는&lt;/Text&gt;&lt;/Row&gt;">
            <text:p>&lt;Row Tag='LOC_TCS_UNITNAME_PREFIX_SOARING' Language='ko_KR'&gt;&lt;Text&gt;솟아오르는&lt;/Text&gt;&lt;/Row&gt;</text:p>
          </table:table-cell>
          <table:table-cell office:value-type="string">
            <text:p>Szybujący</text:p>
          </table:table-cell>
          <table:table-cell table:formula="of:=CONCATENATE(&quot;&lt;Row Tag='&quot;;[.A72];&quot;' Language='pl_PL'&gt;&lt;Text&gt;&quot;;[.M72];&quot;&lt;/Text&gt;&lt;/Row&gt;&quot;)" office:value-type="string" office:string-value="&lt;Row Tag='LOC_TCS_UNITNAME_PREFIX_SOARING' Language='pl_PL'&gt;&lt;Text&gt;Szybujący&lt;/Text&gt;&lt;/Row&gt;">
            <text:p>&lt;Row Tag='LOC_TCS_UNITNAME_PREFIX_SOARING' Language='pl_PL'&gt;&lt;Text&gt;Szybujący&lt;/Text&gt;&lt;/Row&gt;</text:p>
          </table:table-cell>
          <table:table-cell office:value-type="string">
            <text:p>O Planador</text:p>
          </table:table-cell>
          <table:table-cell table:formula="of:=CONCATENATE(&quot;&lt;Row Tag='&quot;;[.A72];&quot;' Language='pt_BR'&gt;&lt;Text&gt;&quot;;[.O72];&quot;&lt;/Text&gt;&lt;/Row&gt;&quot;)" office:value-type="string" office:string-value="&lt;Row Tag='LOC_TCS_UNITNAME_PREFIX_SOARING' Language='pt_BR'&gt;&lt;Text&gt;O Planador&lt;/Text&gt;&lt;/Row&gt;">
            <text:p>&lt;Row Tag='LOC_TCS_UNITNAME_PREFIX_SOARING' Language='pt_BR'&gt;&lt;Text&gt;O Planador&lt;/Text&gt;&lt;/Row&gt;</text:p>
          </table:table-cell>
          <table:table-cell office:value-type="string">
            <text:p>Парящий</text:p>
          </table:table-cell>
          <table:table-cell table:formula="of:=CONCATENATE(&quot;&lt;Row Tag='&quot;;[.A72];&quot;' Language='ru_RU'&gt;&lt;Text&gt;&quot;;[.Q72];&quot;&lt;/Text&gt;&lt;/Row&gt;&quot;)" office:value-type="string" office:string-value="&lt;Row Tag='LOC_TCS_UNITNAME_PREFIX_SOARING' Language='ru_RU'&gt;&lt;Text&gt;Парящий&lt;/Text&gt;&lt;/Row&gt;">
            <text:p>&lt;Row Tag='LOC_TCS_UNITNAME_PREFIX_SOARING' Language='ru_RU'&gt;&lt;Text&gt;Парящий&lt;/Text&gt;&lt;/Row&gt;</text:p>
          </table:table-cell>
          <table:table-cell office:value-type="string">
            <text:p>翱翔的</text:p>
          </table:table-cell>
          <table:table-cell table:formula="of:=CONCATENATE(&quot;&lt;Row Tag='&quot;;[.A72];&quot;' Language='zh_Hans_CN'&gt;&lt;Text&gt;&quot;;[.S72];&quot;&lt;/Text&gt;&lt;/Row&gt;&quot;)" office:value-type="string" office:string-value="&lt;Row Tag='LOC_TCS_UNITNAME_PREFIX_SOARING' Language='zh_Hans_CN'&gt;&lt;Text&gt;翱翔的&lt;/Text&gt;&lt;/Row&gt;">
            <text:p>&lt;Row Tag='LOC_TCS_UNITNAME_PREFIX_SOARING' Language='zh_Hans_CN'&gt;&lt;Text&gt;翱翔的&lt;/Text&gt;&lt;/Row&gt;</text:p>
          </table:table-cell>
        </table:table-row>
        <table:table-row table:style-name="ro3">
          <table:table-cell table:style-name="ce2" office:value-type="string">
            <text:p>LOC_TCS_UNITNAME_PREFIX_STONE</text:p>
          </table:table-cell>
          <table:table-cell table:style-name="ce2" office:value-type="string">
            <text:p>The Stone</text:p>
          </table:table-cell>
          <table:table-cell office:value-type="string">
            <text:p>Der Stein</text:p>
          </table:table-cell>
          <table:table-cell table:formula="of:=CONCATENATE(&quot;&lt;Row Tag='&quot;;[.A73];&quot;' Language='de_DE'&gt;&lt;Text&gt;&quot;;[.C73];&quot;&lt;/Text&gt;&lt;/Row&gt;&quot;)" office:value-type="string" office:string-value="&lt;Row Tag='LOC_TCS_UNITNAME_PREFIX_STONE' Language='de_DE'&gt;&lt;Text&gt;Der Stein&lt;/Text&gt;&lt;/Row&gt;">
            <text:p>&lt;Row Tag='LOC_TCS_UNITNAME_PREFIX_STONE' Language='de_DE'&gt;&lt;Text&gt;Der Stein&lt;/Text&gt;&lt;/Row&gt;</text:p>
          </table:table-cell>
          <table:table-cell office:value-type="string">
            <text:p>La Piedra</text:p>
          </table:table-cell>
          <table:table-cell table:formula="of:=CONCATENATE(&quot;&lt;Row Tag='&quot;;[.A73];&quot;' Language='es_ES'&gt;&lt;Text&gt;&quot;;[.E73];&quot;&lt;/Text&gt;&lt;/Row&gt;&quot;)" office:value-type="string" office:string-value="&lt;Row Tag='LOC_TCS_UNITNAME_PREFIX_STONE' Language='es_ES'&gt;&lt;Text&gt;La Piedra&lt;/Text&gt;&lt;/Row&gt;">
            <text:p>&lt;Row Tag='LOC_TCS_UNITNAME_PREFIX_STONE' Language='es_ES'&gt;&lt;Text&gt;La Piedra&lt;/Text&gt;&lt;/Row&gt;</text:p>
          </table:table-cell>
          <table:table-cell office:value-type="string">
            <text:p>La Pietra</text:p>
          </table:table-cell>
          <table:table-cell table:formula="of:=CONCATENATE(&quot;&lt;Row Tag='&quot;;[.A73];&quot;' Language='it_IT'&gt;&lt;Text&gt;&quot;;[.G73];&quot;&lt;/Text&gt;&lt;/Row&gt;&quot;)" office:value-type="string" office:string-value="&lt;Row Tag='LOC_TCS_UNITNAME_PREFIX_STONE' Language='it_IT'&gt;&lt;Text&gt;La Pietra&lt;/Text&gt;&lt;/Row&gt;">
            <text:p>&lt;Row Tag='LOC_TCS_UNITNAME_PREFIX_STONE' Language='it_IT'&gt;&lt;Text&gt;La Pietra&lt;/Text&gt;&lt;/Row&gt;</text:p>
          </table:table-cell>
          <table:table-cell office:value-type="string">
            <text:p>石の</text:p>
          </table:table-cell>
          <table:table-cell table:formula="of:=CONCATENATE(&quot;&lt;Row Tag='&quot;;[.A73];&quot;' Language='ja_JP'&gt;&lt;Text&gt;&quot;;[.I73];&quot;&lt;/Text&gt;&lt;/Row&gt;&quot;)" office:value-type="string" office:string-value="&lt;Row Tag='LOC_TCS_UNITNAME_PREFIX_STONE' Language='ja_JP'&gt;&lt;Text&gt;石の&lt;/Text&gt;&lt;/Row&gt;">
            <text:p>&lt;Row Tag='LOC_TCS_UNITNAME_PREFIX_STONE' Language='ja_JP'&gt;&lt;Text&gt;石の&lt;/Text&gt;&lt;/Row&gt;</text:p>
          </table:table-cell>
          <table:table-cell office:value-type="string">
            <text:p>돌의</text:p>
          </table:table-cell>
          <table:table-cell table:formula="of:=CONCATENATE(&quot;&lt;Row Tag='&quot;;[.A73];&quot;' Language='ko_KR'&gt;&lt;Text&gt;&quot;;[.K73];&quot;&lt;/Text&gt;&lt;/Row&gt;&quot;)" office:value-type="string" office:string-value="&lt;Row Tag='LOC_TCS_UNITNAME_PREFIX_STONE' Language='ko_KR'&gt;&lt;Text&gt;돌의&lt;/Text&gt;&lt;/Row&gt;">
            <text:p>&lt;Row Tag='LOC_TCS_UNITNAME_PREFIX_STONE' Language='ko_KR'&gt;&lt;Text&gt;돌의&lt;/Text&gt;&lt;/Row&gt;</text:p>
          </table:table-cell>
          <table:table-cell office:value-type="string">
            <text:p>Kamienny</text:p>
          </table:table-cell>
          <table:table-cell table:formula="of:=CONCATENATE(&quot;&lt;Row Tag='&quot;;[.A73];&quot;' Language='pl_PL'&gt;&lt;Text&gt;&quot;;[.M73];&quot;&lt;/Text&gt;&lt;/Row&gt;&quot;)" office:value-type="string" office:string-value="&lt;Row Tag='LOC_TCS_UNITNAME_PREFIX_STONE' Language='pl_PL'&gt;&lt;Text&gt;Kamienny&lt;/Text&gt;&lt;/Row&gt;">
            <text:p>&lt;Row Tag='LOC_TCS_UNITNAME_PREFIX_STONE' Language='pl_PL'&gt;&lt;Text&gt;Kamienny&lt;/Text&gt;&lt;/Row&gt;</text:p>
          </table:table-cell>
          <table:table-cell office:value-type="string">
            <text:p>A Pedra</text:p>
          </table:table-cell>
          <table:table-cell table:formula="of:=CONCATENATE(&quot;&lt;Row Tag='&quot;;[.A73];&quot;' Language='pt_BR'&gt;&lt;Text&gt;&quot;;[.O73];&quot;&lt;/Text&gt;&lt;/Row&gt;&quot;)" office:value-type="string" office:string-value="&lt;Row Tag='LOC_TCS_UNITNAME_PREFIX_STONE' Language='pt_BR'&gt;&lt;Text&gt;A Pedra&lt;/Text&gt;&lt;/Row&gt;">
            <text:p>&lt;Row Tag='LOC_TCS_UNITNAME_PREFIX_STONE' Language='pt_BR'&gt;&lt;Text&gt;A Pedra&lt;/Text&gt;&lt;/Row&gt;</text:p>
          </table:table-cell>
          <table:table-cell office:value-type="string">
            <text:p>Каменный</text:p>
          </table:table-cell>
          <table:table-cell table:formula="of:=CONCATENATE(&quot;&lt;Row Tag='&quot;;[.A73];&quot;' Language='ru_RU'&gt;&lt;Text&gt;&quot;;[.Q73];&quot;&lt;/Text&gt;&lt;/Row&gt;&quot;)" office:value-type="string" office:string-value="&lt;Row Tag='LOC_TCS_UNITNAME_PREFIX_STONE' Language='ru_RU'&gt;&lt;Text&gt;Каменный&lt;/Text&gt;&lt;/Row&gt;">
            <text:p>&lt;Row Tag='LOC_TCS_UNITNAME_PREFIX_STONE' Language='ru_RU'&gt;&lt;Text&gt;Каменный&lt;/Text&gt;&lt;/Row&gt;</text:p>
          </table:table-cell>
          <table:table-cell office:value-type="string">
            <text:p>石头</text:p>
          </table:table-cell>
          <table:table-cell table:formula="of:=CONCATENATE(&quot;&lt;Row Tag='&quot;;[.A73];&quot;' Language='zh_Hans_CN'&gt;&lt;Text&gt;&quot;;[.S73];&quot;&lt;/Text&gt;&lt;/Row&gt;&quot;)" office:value-type="string" office:string-value="&lt;Row Tag='LOC_TCS_UNITNAME_PREFIX_STONE' Language='zh_Hans_CN'&gt;&lt;Text&gt;石头&lt;/Text&gt;&lt;/Row&gt;">
            <text:p>&lt;Row Tag='LOC_TCS_UNITNAME_PREFIX_STONE' Language='zh_Hans_CN'&gt;&lt;Text&gt;石头&lt;/Text&gt;&lt;/Row&gt;</text:p>
          </table:table-cell>
        </table:table-row>
        <table:table-row table:style-name="ro3">
          <table:table-cell table:style-name="ce2" office:value-type="string">
            <text:p>LOC_TCS_UNITNAME_PREFIX_STONEWALL</text:p>
          </table:table-cell>
          <table:table-cell table:style-name="ce2" office:value-type="string">
            <text:p>The Stonewall</text:p>
          </table:table-cell>
          <table:table-cell office:value-type="string">
            <text:p>Der Stonewall</text:p>
          </table:table-cell>
          <table:table-cell table:formula="of:=CONCATENATE(&quot;&lt;Row Tag='&quot;;[.A74];&quot;' Language='de_DE'&gt;&lt;Text&gt;&quot;;[.C74];&quot;&lt;/Text&gt;&lt;/Row&gt;&quot;)" office:value-type="string" office:string-value="&lt;Row Tag='LOC_TCS_UNITNAME_PREFIX_STONEWALL' Language='de_DE'&gt;&lt;Text&gt;Der Stonewall&lt;/Text&gt;&lt;/Row&gt;">
            <text:p>&lt;Row Tag='LOC_TCS_UNITNAME_PREFIX_STONEWALL' Language='de_DE'&gt;&lt;Text&gt;Der Stonewall&lt;/Text&gt;&lt;/Row&gt;</text:p>
          </table:table-cell>
          <table:table-cell office:value-type="string">
            <text:p>El Stonewall</text:p>
          </table:table-cell>
          <table:table-cell table:formula="of:=CONCATENATE(&quot;&lt;Row Tag='&quot;;[.A74];&quot;' Language='es_ES'&gt;&lt;Text&gt;&quot;;[.E74];&quot;&lt;/Text&gt;&lt;/Row&gt;&quot;)" office:value-type="string" office:string-value="&lt;Row Tag='LOC_TCS_UNITNAME_PREFIX_STONEWALL' Language='es_ES'&gt;&lt;Text&gt;El Stonewall&lt;/Text&gt;&lt;/Row&gt;">
            <text:p>&lt;Row Tag='LOC_TCS_UNITNAME_PREFIX_STONEWALL' Language='es_ES'&gt;&lt;Text&gt;El Stonewall&lt;/Text&gt;&lt;/Row&gt;</text:p>
          </table:table-cell>
          <table:table-cell office:value-type="string">
            <text:p>Lo Stonewall</text:p>
          </table:table-cell>
          <table:table-cell table:formula="of:=CONCATENATE(&quot;&lt;Row Tag='&quot;;[.A74];&quot;' Language='it_IT'&gt;&lt;Text&gt;&quot;;[.G74];&quot;&lt;/Text&gt;&lt;/Row&gt;&quot;)" office:value-type="string" office:string-value="&lt;Row Tag='LOC_TCS_UNITNAME_PREFIX_STONEWALL' Language='it_IT'&gt;&lt;Text&gt;Lo Stonewall&lt;/Text&gt;&lt;/Row&gt;">
            <text:p>&lt;Row Tag='LOC_TCS_UNITNAME_PREFIX_STONEWALL' Language='it_IT'&gt;&lt;Text&gt;Lo Stonewall&lt;/Text&gt;&lt;/Row&gt;</text:p>
          </table:table-cell>
          <table:table-cell office:value-type="string">
            <text:p>ストーンウォール</text:p>
          </table:table-cell>
          <table:table-cell table:formula="of:=CONCATENATE(&quot;&lt;Row Tag='&quot;;[.A74];&quot;' Language='ja_JP'&gt;&lt;Text&gt;&quot;;[.I74];&quot;&lt;/Text&gt;&lt;/Row&gt;&quot;)" office:value-type="string" office:string-value="&lt;Row Tag='LOC_TCS_UNITNAME_PREFIX_STONEWALL' Language='ja_JP'&gt;&lt;Text&gt;ストーンウォール&lt;/Text&gt;&lt;/Row&gt;">
            <text:p>&lt;Row Tag='LOC_TCS_UNITNAME_PREFIX_STONEWALL' Language='ja_JP'&gt;&lt;Text&gt;ストーンウォール&lt;/Text&gt;&lt;/Row&gt;</text:p>
          </table:table-cell>
          <table:table-cell office:value-type="string">
            <text:p>돌담의</text:p>
          </table:table-cell>
          <table:table-cell table:formula="of:=CONCATENATE(&quot;&lt;Row Tag='&quot;;[.A74];&quot;' Language='ko_KR'&gt;&lt;Text&gt;&quot;;[.K74];&quot;&lt;/Text&gt;&lt;/Row&gt;&quot;)" office:value-type="string" office:string-value="&lt;Row Tag='LOC_TCS_UNITNAME_PREFIX_STONEWALL' Language='ko_KR'&gt;&lt;Text&gt;돌담의&lt;/Text&gt;&lt;/Row&gt;">
            <text:p>&lt;Row Tag='LOC_TCS_UNITNAME_PREFIX_STONEWALL' Language='ko_KR'&gt;&lt;Text&gt;돌담의&lt;/Text&gt;&lt;/Row&gt;</text:p>
          </table:table-cell>
          <table:table-cell office:value-type="string">
            <text:p>Stonewall</text:p>
          </table:table-cell>
          <table:table-cell table:formula="of:=CONCATENATE(&quot;&lt;Row Tag='&quot;;[.A74];&quot;' Language='pl_PL'&gt;&lt;Text&gt;&quot;;[.M74];&quot;&lt;/Text&gt;&lt;/Row&gt;&quot;)" office:value-type="string" office:string-value="&lt;Row Tag='LOC_TCS_UNITNAME_PREFIX_STONEWALL' Language='pl_PL'&gt;&lt;Text&gt;Stonewall&lt;/Text&gt;&lt;/Row&gt;">
            <text:p>&lt;Row Tag='LOC_TCS_UNITNAME_PREFIX_STONEWALL' Language='pl_PL'&gt;&lt;Text&gt;Stonewall&lt;/Text&gt;&lt;/Row&gt;</text:p>
          </table:table-cell>
          <table:table-cell office:value-type="string">
            <text:p>O Stonewall</text:p>
          </table:table-cell>
          <table:table-cell table:formula="of:=CONCATENATE(&quot;&lt;Row Tag='&quot;;[.A74];&quot;' Language='pt_BR'&gt;&lt;Text&gt;&quot;;[.O74];&quot;&lt;/Text&gt;&lt;/Row&gt;&quot;)" office:value-type="string" office:string-value="&lt;Row Tag='LOC_TCS_UNITNAME_PREFIX_STONEWALL' Language='pt_BR'&gt;&lt;Text&gt;O Stonewall&lt;/Text&gt;&lt;/Row&gt;">
            <text:p>&lt;Row Tag='LOC_TCS_UNITNAME_PREFIX_STONEWALL' Language='pt_BR'&gt;&lt;Text&gt;O Stonewall&lt;/Text&gt;&lt;/Row&gt;</text:p>
          </table:table-cell>
          <table:table-cell office:value-type="string">
            <text:p>Стоунволл</text:p>
          </table:table-cell>
          <table:table-cell table:formula="of:=CONCATENATE(&quot;&lt;Row Tag='&quot;;[.A74];&quot;' Language='ru_RU'&gt;&lt;Text&gt;&quot;;[.Q74];&quot;&lt;/Text&gt;&lt;/Row&gt;&quot;)" office:value-type="string" office:string-value="&lt;Row Tag='LOC_TCS_UNITNAME_PREFIX_STONEWALL' Language='ru_RU'&gt;&lt;Text&gt;Стоунволл&lt;/Text&gt;&lt;/Row&gt;">
            <text:p>&lt;Row Tag='LOC_TCS_UNITNAME_PREFIX_STONEWALL' Language='ru_RU'&gt;&lt;Text&gt;Стоунволл&lt;/Text&gt;&lt;/Row&gt;</text:p>
          </table:table-cell>
          <table:table-cell office:value-type="string">
            <text:p>石墙</text:p>
          </table:table-cell>
          <table:table-cell table:formula="of:=CONCATENATE(&quot;&lt;Row Tag='&quot;;[.A74];&quot;' Language='zh_Hans_CN'&gt;&lt;Text&gt;&quot;;[.S74];&quot;&lt;/Text&gt;&lt;/Row&gt;&quot;)" office:value-type="string" office:string-value="&lt;Row Tag='LOC_TCS_UNITNAME_PREFIX_STONEWALL' Language='zh_Hans_CN'&gt;&lt;Text&gt;石墙&lt;/Text&gt;&lt;/Row&gt;">
            <text:p>&lt;Row Tag='LOC_TCS_UNITNAME_PREFIX_STONEWALL' Language='zh_Hans_CN'&gt;&lt;Text&gt;石墙&lt;/Text&gt;&lt;/Row&gt;</text:p>
          </table:table-cell>
        </table:table-row>
        <table:table-row table:style-name="ro3">
          <table:table-cell table:style-name="ce2" office:value-type="string">
            <text:p>LOC_TCS_UNITNAME_PREFIX_STORM</text:p>
          </table:table-cell>
          <table:table-cell table:style-name="ce2" office:value-type="string">
            <text:p>The Storm</text:p>
          </table:table-cell>
          <table:table-cell office:value-type="string">
            <text:p>Der Sturm</text:p>
          </table:table-cell>
          <table:table-cell table:formula="of:=CONCATENATE(&quot;&lt;Row Tag='&quot;;[.A75];&quot;' Language='de_DE'&gt;&lt;Text&gt;&quot;;[.C75];&quot;&lt;/Text&gt;&lt;/Row&gt;&quot;)" office:value-type="string" office:string-value="&lt;Row Tag='LOC_TCS_UNITNAME_PREFIX_STORM' Language='de_DE'&gt;&lt;Text&gt;Der Sturm&lt;/Text&gt;&lt;/Row&gt;">
            <text:p>&lt;Row Tag='LOC_TCS_UNITNAME_PREFIX_STORM' Language='de_DE'&gt;&lt;Text&gt;Der Sturm&lt;/Text&gt;&lt;/Row&gt;</text:p>
          </table:table-cell>
          <table:table-cell office:value-type="string">
            <text:p>La Tormenta</text:p>
          </table:table-cell>
          <table:table-cell table:formula="of:=CONCATENATE(&quot;&lt;Row Tag='&quot;;[.A75];&quot;' Language='es_ES'&gt;&lt;Text&gt;&quot;;[.E75];&quot;&lt;/Text&gt;&lt;/Row&gt;&quot;)" office:value-type="string" office:string-value="&lt;Row Tag='LOC_TCS_UNITNAME_PREFIX_STORM' Language='es_ES'&gt;&lt;Text&gt;La Tormenta&lt;/Text&gt;&lt;/Row&gt;">
            <text:p>&lt;Row Tag='LOC_TCS_UNITNAME_PREFIX_STORM' Language='es_ES'&gt;&lt;Text&gt;La Tormenta&lt;/Text&gt;&lt;/Row&gt;</text:p>
          </table:table-cell>
          <table:table-cell office:value-type="string">
            <text:p>La Tempesta</text:p>
          </table:table-cell>
          <table:table-cell table:formula="of:=CONCATENATE(&quot;&lt;Row Tag='&quot;;[.A75];&quot;' Language='it_IT'&gt;&lt;Text&gt;&quot;;[.G75];&quot;&lt;/Text&gt;&lt;/Row&gt;&quot;)" office:value-type="string" office:string-value="&lt;Row Tag='LOC_TCS_UNITNAME_PREFIX_STORM' Language='it_IT'&gt;&lt;Text&gt;La Tempesta&lt;/Text&gt;&lt;/Row&gt;">
            <text:p>&lt;Row Tag='LOC_TCS_UNITNAME_PREFIX_STORM' Language='it_IT'&gt;&lt;Text&gt;La Tempesta&lt;/Text&gt;&lt;/Row&gt;</text:p>
          </table:table-cell>
          <table:table-cell office:value-type="string">
            <text:p>嵐の</text:p>
          </table:table-cell>
          <table:table-cell table:formula="of:=CONCATENATE(&quot;&lt;Row Tag='&quot;;[.A75];&quot;' Language='ja_JP'&gt;&lt;Text&gt;&quot;;[.I75];&quot;&lt;/Text&gt;&lt;/Row&gt;&quot;)" office:value-type="string" office:string-value="&lt;Row Tag='LOC_TCS_UNITNAME_PREFIX_STORM' Language='ja_JP'&gt;&lt;Text&gt;嵐の&lt;/Text&gt;&lt;/Row&gt;">
            <text:p>&lt;Row Tag='LOC_TCS_UNITNAME_PREFIX_STORM' Language='ja_JP'&gt;&lt;Text&gt;嵐の&lt;/Text&gt;&lt;/Row&gt;</text:p>
          </table:table-cell>
          <table:table-cell office:value-type="string">
            <text:p>폭풍의</text:p>
          </table:table-cell>
          <table:table-cell table:formula="of:=CONCATENATE(&quot;&lt;Row Tag='&quot;;[.A75];&quot;' Language='ko_KR'&gt;&lt;Text&gt;&quot;;[.K75];&quot;&lt;/Text&gt;&lt;/Row&gt;&quot;)" office:value-type="string" office:string-value="&lt;Row Tag='LOC_TCS_UNITNAME_PREFIX_STORM' Language='ko_KR'&gt;&lt;Text&gt;폭풍의&lt;/Text&gt;&lt;/Row&gt;">
            <text:p>&lt;Row Tag='LOC_TCS_UNITNAME_PREFIX_STORM' Language='ko_KR'&gt;&lt;Text&gt;폭풍의&lt;/Text&gt;&lt;/Row&gt;</text:p>
          </table:table-cell>
          <table:table-cell office:value-type="string">
            <text:p>Burzowy</text:p>
          </table:table-cell>
          <table:table-cell table:formula="of:=CONCATENATE(&quot;&lt;Row Tag='&quot;;[.A75];&quot;' Language='pl_PL'&gt;&lt;Text&gt;&quot;;[.M75];&quot;&lt;/Text&gt;&lt;/Row&gt;&quot;)" office:value-type="string" office:string-value="&lt;Row Tag='LOC_TCS_UNITNAME_PREFIX_STORM' Language='pl_PL'&gt;&lt;Text&gt;Burzowy&lt;/Text&gt;&lt;/Row&gt;">
            <text:p>&lt;Row Tag='LOC_TCS_UNITNAME_PREFIX_STORM' Language='pl_PL'&gt;&lt;Text&gt;Burzowy&lt;/Text&gt;&lt;/Row&gt;</text:p>
          </table:table-cell>
          <table:table-cell office:value-type="string">
            <text:p>A Tempestade</text:p>
          </table:table-cell>
          <table:table-cell table:formula="of:=CONCATENATE(&quot;&lt;Row Tag='&quot;;[.A75];&quot;' Language='pt_BR'&gt;&lt;Text&gt;&quot;;[.O75];&quot;&lt;/Text&gt;&lt;/Row&gt;&quot;)" office:value-type="string" office:string-value="&lt;Row Tag='LOC_TCS_UNITNAME_PREFIX_STORM' Language='pt_BR'&gt;&lt;Text&gt;A Tempestade&lt;/Text&gt;&lt;/Row&gt;">
            <text:p>&lt;Row Tag='LOC_TCS_UNITNAME_PREFIX_STORM' Language='pt_BR'&gt;&lt;Text&gt;A Tempestade&lt;/Text&gt;&lt;/Row&gt;</text:p>
          </table:table-cell>
          <table:table-cell office:value-type="string">
            <text:p>Штормовой</text:p>
          </table:table-cell>
          <table:table-cell table:formula="of:=CONCATENATE(&quot;&lt;Row Tag='&quot;;[.A75];&quot;' Language='ru_RU'&gt;&lt;Text&gt;&quot;;[.Q75];&quot;&lt;/Text&gt;&lt;/Row&gt;&quot;)" office:value-type="string" office:string-value="&lt;Row Tag='LOC_TCS_UNITNAME_PREFIX_STORM' Language='ru_RU'&gt;&lt;Text&gt;Штормовой&lt;/Text&gt;&lt;/Row&gt;">
            <text:p>&lt;Row Tag='LOC_TCS_UNITNAME_PREFIX_STORM' Language='ru_RU'&gt;&lt;Text&gt;Штормовой&lt;/Text&gt;&lt;/Row&gt;</text:p>
          </table:table-cell>
          <table:table-cell office:value-type="string">
            <text:p>风暴</text:p>
          </table:table-cell>
          <table:table-cell table:formula="of:=CONCATENATE(&quot;&lt;Row Tag='&quot;;[.A75];&quot;' Language='zh_Hans_CN'&gt;&lt;Text&gt;&quot;;[.S75];&quot;&lt;/Text&gt;&lt;/Row&gt;&quot;)" office:value-type="string" office:string-value="&lt;Row Tag='LOC_TCS_UNITNAME_PREFIX_STORM' Language='zh_Hans_CN'&gt;&lt;Text&gt;风暴&lt;/Text&gt;&lt;/Row&gt;">
            <text:p>&lt;Row Tag='LOC_TCS_UNITNAME_PREFIX_STORM' Language='zh_Hans_CN'&gt;&lt;Text&gt;风暴&lt;/Text&gt;&lt;/Row&gt;</text:p>
          </table:table-cell>
        </table:table-row>
        <table:table-row table:style-name="ro3">
          <table:table-cell table:style-name="ce2" office:value-type="string">
            <text:p>LOC_TCS_UNITNAME_PREFIX_TALL</text:p>
          </table:table-cell>
          <table:table-cell table:style-name="ce2" office:value-type="string">
            <text:p>The Tall</text:p>
          </table:table-cell>
          <table:table-cell office:value-type="string">
            <text:p>Der Große</text:p>
          </table:table-cell>
          <table:table-cell table:formula="of:=CONCATENATE(&quot;&lt;Row Tag='&quot;;[.A76];&quot;' Language='de_DE'&gt;&lt;Text&gt;&quot;;[.C76];&quot;&lt;/Text&gt;&lt;/Row&gt;&quot;)" office:value-type="string" office:string-value="&lt;Row Tag='LOC_TCS_UNITNAME_PREFIX_TALL' Language='de_DE'&gt;&lt;Text&gt;Der Große&lt;/Text&gt;&lt;/Row&gt;">
            <text:p>&lt;Row Tag='LOC_TCS_UNITNAME_PREFIX_TALL' Language='de_DE'&gt;&lt;Text&gt;Der Große&lt;/Text&gt;&lt;/Row&gt;</text:p>
          </table:table-cell>
          <table:table-cell office:value-type="string">
            <text:p>El Alto</text:p>
          </table:table-cell>
          <table:table-cell table:formula="of:=CONCATENATE(&quot;&lt;Row Tag='&quot;;[.A76];&quot;' Language='es_ES'&gt;&lt;Text&gt;&quot;;[.E76];&quot;&lt;/Text&gt;&lt;/Row&gt;&quot;)" office:value-type="string" office:string-value="&lt;Row Tag='LOC_TCS_UNITNAME_PREFIX_TALL' Language='es_ES'&gt;&lt;Text&gt;El Alto&lt;/Text&gt;&lt;/Row&gt;">
            <text:p>&lt;Row Tag='LOC_TCS_UNITNAME_PREFIX_TALL' Language='es_ES'&gt;&lt;Text&gt;El Alto&lt;/Text&gt;&lt;/Row&gt;</text:p>
          </table:table-cell>
          <table:table-cell office:value-type="string">
            <text:p>L'Alto</text:p>
          </table:table-cell>
          <table:table-cell table:formula="of:=CONCATENATE(&quot;&lt;Row Tag='&quot;;[.A76];&quot;' Language='it_IT'&gt;&lt;Text&gt;&quot;;[.G76];&quot;&lt;/Text&gt;&lt;/Row&gt;&quot;)" office:value-type="string" office:string-value="&lt;Row Tag='LOC_TCS_UNITNAME_PREFIX_TALL' Language='it_IT'&gt;&lt;Text&gt;L'Alto&lt;/Text&gt;&lt;/Row&gt;">
            <text:p>&lt;Row Tag='LOC_TCS_UNITNAME_PREFIX_TALL' Language='it_IT'&gt;&lt;Text&gt;L'Alto&lt;/Text&gt;&lt;/Row&gt;</text:p>
          </table:table-cell>
          <table:table-cell office:value-type="string">
            <text:p>背の高い</text:p>
          </table:table-cell>
          <table:table-cell table:formula="of:=CONCATENATE(&quot;&lt;Row Tag='&quot;;[.A76];&quot;' Language='ja_JP'&gt;&lt;Text&gt;&quot;;[.I76];&quot;&lt;/Text&gt;&lt;/Row&gt;&quot;)" office:value-type="string" office:string-value="&lt;Row Tag='LOC_TCS_UNITNAME_PREFIX_TALL' Language='ja_JP'&gt;&lt;Text&gt;背の高い&lt;/Text&gt;&lt;/Row&gt;">
            <text:p>&lt;Row Tag='LOC_TCS_UNITNAME_PREFIX_TALL' Language='ja_JP'&gt;&lt;Text&gt;背の高い&lt;/Text&gt;&lt;/Row&gt;</text:p>
          </table:table-cell>
          <table:table-cell office:value-type="string">
            <text:p>키 큰</text:p>
          </table:table-cell>
          <table:table-cell table:formula="of:=CONCATENATE(&quot;&lt;Row Tag='&quot;;[.A76];&quot;' Language='ko_KR'&gt;&lt;Text&gt;&quot;;[.K76];&quot;&lt;/Text&gt;&lt;/Row&gt;&quot;)" office:value-type="string" office:string-value="&lt;Row Tag='LOC_TCS_UNITNAME_PREFIX_TALL' Language='ko_KR'&gt;&lt;Text&gt;키 큰&lt;/Text&gt;&lt;/Row&gt;">
            <text:p>&lt;Row Tag='LOC_TCS_UNITNAME_PREFIX_TALL' Language='ko_KR'&gt;&lt;Text&gt;키 큰&lt;/Text&gt;&lt;/Row&gt;</text:p>
          </table:table-cell>
          <table:table-cell office:value-type="string">
            <text:p>Wysoki</text:p>
          </table:table-cell>
          <table:table-cell table:formula="of:=CONCATENATE(&quot;&lt;Row Tag='&quot;;[.A76];&quot;' Language='pl_PL'&gt;&lt;Text&gt;&quot;;[.M76];&quot;&lt;/Text&gt;&lt;/Row&gt;&quot;)" office:value-type="string" office:string-value="&lt;Row Tag='LOC_TCS_UNITNAME_PREFIX_TALL' Language='pl_PL'&gt;&lt;Text&gt;Wysoki&lt;/Text&gt;&lt;/Row&gt;">
            <text:p>&lt;Row Tag='LOC_TCS_UNITNAME_PREFIX_TALL' Language='pl_PL'&gt;&lt;Text&gt;Wysoki&lt;/Text&gt;&lt;/Row&gt;</text:p>
          </table:table-cell>
          <table:table-cell office:value-type="string">
            <text:p>O Alto</text:p>
          </table:table-cell>
          <table:table-cell table:formula="of:=CONCATENATE(&quot;&lt;Row Tag='&quot;;[.A76];&quot;' Language='pt_BR'&gt;&lt;Text&gt;&quot;;[.O76];&quot;&lt;/Text&gt;&lt;/Row&gt;&quot;)" office:value-type="string" office:string-value="&lt;Row Tag='LOC_TCS_UNITNAME_PREFIX_TALL' Language='pt_BR'&gt;&lt;Text&gt;O Alto&lt;/Text&gt;&lt;/Row&gt;">
            <text:p>&lt;Row Tag='LOC_TCS_UNITNAME_PREFIX_TALL' Language='pt_BR'&gt;&lt;Text&gt;O Alto&lt;/Text&gt;&lt;/Row&gt;</text:p>
          </table:table-cell>
          <table:table-cell office:value-type="string">
            <text:p>Высокий</text:p>
          </table:table-cell>
          <table:table-cell table:formula="of:=CONCATENATE(&quot;&lt;Row Tag='&quot;;[.A76];&quot;' Language='ru_RU'&gt;&lt;Text&gt;&quot;;[.Q76];&quot;&lt;/Text&gt;&lt;/Row&gt;&quot;)" office:value-type="string" office:string-value="&lt;Row Tag='LOC_TCS_UNITNAME_PREFIX_TALL' Language='ru_RU'&gt;&lt;Text&gt;Высокий&lt;/Text&gt;&lt;/Row&gt;">
            <text:p>&lt;Row Tag='LOC_TCS_UNITNAME_PREFIX_TALL' Language='ru_RU'&gt;&lt;Text&gt;Высокий&lt;/Text&gt;&lt;/Row&gt;</text:p>
          </table:table-cell>
          <table:table-cell office:value-type="string">
            <text:p>高的</text:p>
          </table:table-cell>
          <table:table-cell table:formula="of:=CONCATENATE(&quot;&lt;Row Tag='&quot;;[.A76];&quot;' Language='zh_Hans_CN'&gt;&lt;Text&gt;&quot;;[.S76];&quot;&lt;/Text&gt;&lt;/Row&gt;&quot;)" office:value-type="string" office:string-value="&lt;Row Tag='LOC_TCS_UNITNAME_PREFIX_TALL' Language='zh_Hans_CN'&gt;&lt;Text&gt;高的&lt;/Text&gt;&lt;/Row&gt;">
            <text:p>&lt;Row Tag='LOC_TCS_UNITNAME_PREFIX_TALL' Language='zh_Hans_CN'&gt;&lt;Text&gt;高的&lt;/Text&gt;&lt;/Row&gt;</text:p>
          </table:table-cell>
        </table:table-row>
        <table:table-row table:style-name="ro3">
          <table:table-cell table:style-name="ce2" office:value-type="string">
            <text:p>LOC_TCS_UNITNAME_PREFIX_TEN</text:p>
          </table:table-cell>
          <table:table-cell table:style-name="ce2" office:value-type="string">
            <text:p>The Ten</text:p>
          </table:table-cell>
          <table:table-cell office:value-type="string">
            <text:p>Der Zehn</text:p>
          </table:table-cell>
          <table:table-cell table:formula="of:=CONCATENATE(&quot;&lt;Row Tag='&quot;;[.A77];&quot;' Language='de_DE'&gt;&lt;Text&gt;&quot;;[.C77];&quot;&lt;/Text&gt;&lt;/Row&gt;&quot;)" office:value-type="string" office:string-value="&lt;Row Tag='LOC_TCS_UNITNAME_PREFIX_TEN' Language='de_DE'&gt;&lt;Text&gt;Der Zehn&lt;/Text&gt;&lt;/Row&gt;">
            <text:p>&lt;Row Tag='LOC_TCS_UNITNAME_PREFIX_TEN' Language='de_DE'&gt;&lt;Text&gt;Der Zehn&lt;/Text&gt;&lt;/Row&gt;</text:p>
          </table:table-cell>
          <table:table-cell office:value-type="string">
            <text:p>El Diez</text:p>
          </table:table-cell>
          <table:table-cell table:formula="of:=CONCATENATE(&quot;&lt;Row Tag='&quot;;[.A77];&quot;' Language='es_ES'&gt;&lt;Text&gt;&quot;;[.E77];&quot;&lt;/Text&gt;&lt;/Row&gt;&quot;)" office:value-type="string" office:string-value="&lt;Row Tag='LOC_TCS_UNITNAME_PREFIX_TEN' Language='es_ES'&gt;&lt;Text&gt;El Diez&lt;/Text&gt;&lt;/Row&gt;">
            <text:p>&lt;Row Tag='LOC_TCS_UNITNAME_PREFIX_TEN' Language='es_ES'&gt;&lt;Text&gt;El Diez&lt;/Text&gt;&lt;/Row&gt;</text:p>
          </table:table-cell>
          <table:table-cell office:value-type="string">
            <text:p>Il Dieci</text:p>
          </table:table-cell>
          <table:table-cell table:formula="of:=CONCATENATE(&quot;&lt;Row Tag='&quot;;[.A77];&quot;' Language='it_IT'&gt;&lt;Text&gt;&quot;;[.G77];&quot;&lt;/Text&gt;&lt;/Row&gt;&quot;)" office:value-type="string" office:string-value="&lt;Row Tag='LOC_TCS_UNITNAME_PREFIX_TEN' Language='it_IT'&gt;&lt;Text&gt;Il Dieci&lt;/Text&gt;&lt;/Row&gt;">
            <text:p>&lt;Row Tag='LOC_TCS_UNITNAME_PREFIX_TEN' Language='it_IT'&gt;&lt;Text&gt;Il Dieci&lt;/Text&gt;&lt;/Row&gt;</text:p>
          </table:table-cell>
          <table:table-cell office:value-type="string">
            <text:p>十の</text:p>
          </table:table-cell>
          <table:table-cell table:formula="of:=CONCATENATE(&quot;&lt;Row Tag='&quot;;[.A77];&quot;' Language='ja_JP'&gt;&lt;Text&gt;&quot;;[.I77];&quot;&lt;/Text&gt;&lt;/Row&gt;&quot;)" office:value-type="string" office:string-value="&lt;Row Tag='LOC_TCS_UNITNAME_PREFIX_TEN' Language='ja_JP'&gt;&lt;Text&gt;十の&lt;/Text&gt;&lt;/Row&gt;">
            <text:p>&lt;Row Tag='LOC_TCS_UNITNAME_PREFIX_TEN' Language='ja_JP'&gt;&lt;Text&gt;十の&lt;/Text&gt;&lt;/Row&gt;</text:p>
          </table:table-cell>
          <table:table-cell office:value-type="string">
            <text:p>열</text:p>
          </table:table-cell>
          <table:table-cell table:formula="of:=CONCATENATE(&quot;&lt;Row Tag='&quot;;[.A77];&quot;' Language='ko_KR'&gt;&lt;Text&gt;&quot;;[.K77];&quot;&lt;/Text&gt;&lt;/Row&gt;&quot;)" office:value-type="string" office:string-value="&lt;Row Tag='LOC_TCS_UNITNAME_PREFIX_TEN' Language='ko_KR'&gt;&lt;Text&gt;열&lt;/Text&gt;&lt;/Row&gt;">
            <text:p>&lt;Row Tag='LOC_TCS_UNITNAME_PREFIX_TEN' Language='ko_KR'&gt;&lt;Text&gt;열&lt;/Text&gt;&lt;/Row&gt;</text:p>
          </table:table-cell>
          <table:table-cell office:value-type="string">
            <text:p>Dziesięć</text:p>
          </table:table-cell>
          <table:table-cell table:formula="of:=CONCATENATE(&quot;&lt;Row Tag='&quot;;[.A77];&quot;' Language='pl_PL'&gt;&lt;Text&gt;&quot;;[.M77];&quot;&lt;/Text&gt;&lt;/Row&gt;&quot;)" office:value-type="string" office:string-value="&lt;Row Tag='LOC_TCS_UNITNAME_PREFIX_TEN' Language='pl_PL'&gt;&lt;Text&gt;Dziesięć&lt;/Text&gt;&lt;/Row&gt;">
            <text:p>&lt;Row Tag='LOC_TCS_UNITNAME_PREFIX_TEN' Language='pl_PL'&gt;&lt;Text&gt;Dziesięć&lt;/Text&gt;&lt;/Row&gt;</text:p>
          </table:table-cell>
          <table:table-cell office:value-type="string">
            <text:p>O Dez</text:p>
          </table:table-cell>
          <table:table-cell table:formula="of:=CONCATENATE(&quot;&lt;Row Tag='&quot;;[.A77];&quot;' Language='pt_BR'&gt;&lt;Text&gt;&quot;;[.O77];&quot;&lt;/Text&gt;&lt;/Row&gt;&quot;)" office:value-type="string" office:string-value="&lt;Row Tag='LOC_TCS_UNITNAME_PREFIX_TEN' Language='pt_BR'&gt;&lt;Text&gt;O Dez&lt;/Text&gt;&lt;/Row&gt;">
            <text:p>&lt;Row Tag='LOC_TCS_UNITNAME_PREFIX_TEN' Language='pt_BR'&gt;&lt;Text&gt;O Dez&lt;/Text&gt;&lt;/Row&gt;</text:p>
          </table:table-cell>
          <table:table-cell office:value-type="string">
            <text:p>Десять</text:p>
          </table:table-cell>
          <table:table-cell table:formula="of:=CONCATENATE(&quot;&lt;Row Tag='&quot;;[.A77];&quot;' Language='ru_RU'&gt;&lt;Text&gt;&quot;;[.Q77];&quot;&lt;/Text&gt;&lt;/Row&gt;&quot;)" office:value-type="string" office:string-value="&lt;Row Tag='LOC_TCS_UNITNAME_PREFIX_TEN' Language='ru_RU'&gt;&lt;Text&gt;Десять&lt;/Text&gt;&lt;/Row&gt;">
            <text:p>&lt;Row Tag='LOC_TCS_UNITNAME_PREFIX_TEN' Language='ru_RU'&gt;&lt;Text&gt;Десять&lt;/Text&gt;&lt;/Row&gt;</text:p>
          </table:table-cell>
          <table:table-cell office:value-type="string">
            <text:p>十</text:p>
          </table:table-cell>
          <table:table-cell table:formula="of:=CONCATENATE(&quot;&lt;Row Tag='&quot;;[.A77];&quot;' Language='zh_Hans_CN'&gt;&lt;Text&gt;&quot;;[.S77];&quot;&lt;/Text&gt;&lt;/Row&gt;&quot;)" office:value-type="string" office:string-value="&lt;Row Tag='LOC_TCS_UNITNAME_PREFIX_TEN' Language='zh_Hans_CN'&gt;&lt;Text&gt;十&lt;/Text&gt;&lt;/Row&gt;">
            <text:p>&lt;Row Tag='LOC_TCS_UNITNAME_PREFIX_TEN' Language='zh_Hans_CN'&gt;&lt;Text&gt;十&lt;/Text&gt;&lt;/Row&gt;</text:p>
          </table:table-cell>
        </table:table-row>
        <table:table-row table:style-name="ro3">
          <table:table-cell table:style-name="ce2" office:value-type="string">
            <text:p>LOC_TCS_UNITNAME_PREFIX_TERRIBLE</text:p>
          </table:table-cell>
          <table:table-cell table:style-name="ce2" office:value-type="string">
            <text:p>The Terrible</text:p>
          </table:table-cell>
          <table:table-cell office:value-type="string">
            <text:p>Der Schreckliche</text:p>
          </table:table-cell>
          <table:table-cell table:formula="of:=CONCATENATE(&quot;&lt;Row Tag='&quot;;[.A78];&quot;' Language='de_DE'&gt;&lt;Text&gt;&quot;;[.C78];&quot;&lt;/Text&gt;&lt;/Row&gt;&quot;)" office:value-type="string" office:string-value="&lt;Row Tag='LOC_TCS_UNITNAME_PREFIX_TERRIBLE' Language='de_DE'&gt;&lt;Text&gt;Der Schreckliche&lt;/Text&gt;&lt;/Row&gt;">
            <text:p>&lt;Row Tag='LOC_TCS_UNITNAME_PREFIX_TERRIBLE' Language='de_DE'&gt;&lt;Text&gt;Der Schreckliche&lt;/Text&gt;&lt;/Row&gt;</text:p>
          </table:table-cell>
          <table:table-cell office:value-type="string">
            <text:p>El Terrible</text:p>
          </table:table-cell>
          <table:table-cell table:formula="of:=CONCATENATE(&quot;&lt;Row Tag='&quot;;[.A78];&quot;' Language='es_ES'&gt;&lt;Text&gt;&quot;;[.E78];&quot;&lt;/Text&gt;&lt;/Row&gt;&quot;)" office:value-type="string" office:string-value="&lt;Row Tag='LOC_TCS_UNITNAME_PREFIX_TERRIBLE' Language='es_ES'&gt;&lt;Text&gt;El Terrible&lt;/Text&gt;&lt;/Row&gt;">
            <text:p>&lt;Row Tag='LOC_TCS_UNITNAME_PREFIX_TERRIBLE' Language='es_ES'&gt;&lt;Text&gt;El Terrible&lt;/Text&gt;&lt;/Row&gt;</text:p>
          </table:table-cell>
          <table:table-cell office:value-type="string">
            <text:p>Il Terribile</text:p>
          </table:table-cell>
          <table:table-cell table:formula="of:=CONCATENATE(&quot;&lt;Row Tag='&quot;;[.A78];&quot;' Language='it_IT'&gt;&lt;Text&gt;&quot;;[.G78];&quot;&lt;/Text&gt;&lt;/Row&gt;&quot;)" office:value-type="string" office:string-value="&lt;Row Tag='LOC_TCS_UNITNAME_PREFIX_TERRIBLE' Language='it_IT'&gt;&lt;Text&gt;Il Terribile&lt;/Text&gt;&lt;/Row&gt;">
            <text:p>&lt;Row Tag='LOC_TCS_UNITNAME_PREFIX_TERRIBLE' Language='it_IT'&gt;&lt;Text&gt;Il Terribile&lt;/Text&gt;&lt;/Row&gt;</text:p>
          </table:table-cell>
          <table:table-cell office:value-type="string">
            <text:p>恐ろしい</text:p>
          </table:table-cell>
          <table:table-cell table:formula="of:=CONCATENATE(&quot;&lt;Row Tag='&quot;;[.A78];&quot;' Language='ja_JP'&gt;&lt;Text&gt;&quot;;[.I78];&quot;&lt;/Text&gt;&lt;/Row&gt;&quot;)" office:value-type="string" office:string-value="&lt;Row Tag='LOC_TCS_UNITNAME_PREFIX_TERRIBLE' Language='ja_JP'&gt;&lt;Text&gt;恐ろしい&lt;/Text&gt;&lt;/Row&gt;">
            <text:p>&lt;Row Tag='LOC_TCS_UNITNAME_PREFIX_TERRIBLE' Language='ja_JP'&gt;&lt;Text&gt;恐ろしい&lt;/Text&gt;&lt;/Row&gt;</text:p>
          </table:table-cell>
          <table:table-cell office:value-type="string">
            <text:p>끔찍한</text:p>
          </table:table-cell>
          <table:table-cell table:formula="of:=CONCATENATE(&quot;&lt;Row Tag='&quot;;[.A78];&quot;' Language='ko_KR'&gt;&lt;Text&gt;&quot;;[.K78];&quot;&lt;/Text&gt;&lt;/Row&gt;&quot;)" office:value-type="string" office:string-value="&lt;Row Tag='LOC_TCS_UNITNAME_PREFIX_TERRIBLE' Language='ko_KR'&gt;&lt;Text&gt;끔찍한&lt;/Text&gt;&lt;/Row&gt;">
            <text:p>&lt;Row Tag='LOC_TCS_UNITNAME_PREFIX_TERRIBLE' Language='ko_KR'&gt;&lt;Text&gt;끔찍한&lt;/Text&gt;&lt;/Row&gt;</text:p>
          </table:table-cell>
          <table:table-cell office:value-type="string">
            <text:p>Straszny</text:p>
          </table:table-cell>
          <table:table-cell table:formula="of:=CONCATENATE(&quot;&lt;Row Tag='&quot;;[.A78];&quot;' Language='pl_PL'&gt;&lt;Text&gt;&quot;;[.M78];&quot;&lt;/Text&gt;&lt;/Row&gt;&quot;)" office:value-type="string" office:string-value="&lt;Row Tag='LOC_TCS_UNITNAME_PREFIX_TERRIBLE' Language='pl_PL'&gt;&lt;Text&gt;Straszny&lt;/Text&gt;&lt;/Row&gt;">
            <text:p>&lt;Row Tag='LOC_TCS_UNITNAME_PREFIX_TERRIBLE' Language='pl_PL'&gt;&lt;Text&gt;Straszny&lt;/Text&gt;&lt;/Row&gt;</text:p>
          </table:table-cell>
          <table:table-cell office:value-type="string">
            <text:p>O Terrível</text:p>
          </table:table-cell>
          <table:table-cell table:formula="of:=CONCATENATE(&quot;&lt;Row Tag='&quot;;[.A78];&quot;' Language='pt_BR'&gt;&lt;Text&gt;&quot;;[.O78];&quot;&lt;/Text&gt;&lt;/Row&gt;&quot;)" office:value-type="string" office:string-value="&lt;Row Tag='LOC_TCS_UNITNAME_PREFIX_TERRIBLE' Language='pt_BR'&gt;&lt;Text&gt;O Terrível&lt;/Text&gt;&lt;/Row&gt;">
            <text:p>&lt;Row Tag='LOC_TCS_UNITNAME_PREFIX_TERRIBLE' Language='pt_BR'&gt;&lt;Text&gt;O Terrível&lt;/Text&gt;&lt;/Row&gt;</text:p>
          </table:table-cell>
          <table:table-cell office:value-type="string">
            <text:p>Ужасный</text:p>
          </table:table-cell>
          <table:table-cell table:formula="of:=CONCATENATE(&quot;&lt;Row Tag='&quot;;[.A78];&quot;' Language='ru_RU'&gt;&lt;Text&gt;&quot;;[.Q78];&quot;&lt;/Text&gt;&lt;/Row&gt;&quot;)" office:value-type="string" office:string-value="&lt;Row Tag='LOC_TCS_UNITNAME_PREFIX_TERRIBLE' Language='ru_RU'&gt;&lt;Text&gt;Ужасный&lt;/Text&gt;&lt;/Row&gt;">
            <text:p>&lt;Row Tag='LOC_TCS_UNITNAME_PREFIX_TERRIBLE' Language='ru_RU'&gt;&lt;Text&gt;Ужасный&lt;/Text&gt;&lt;/Row&gt;</text:p>
          </table:table-cell>
          <table:table-cell office:value-type="string">
            <text:p>可怕的</text:p>
          </table:table-cell>
          <table:table-cell table:formula="of:=CONCATENATE(&quot;&lt;Row Tag='&quot;;[.A78];&quot;' Language='zh_Hans_CN'&gt;&lt;Text&gt;&quot;;[.S78];&quot;&lt;/Text&gt;&lt;/Row&gt;&quot;)" office:value-type="string" office:string-value="&lt;Row Tag='LOC_TCS_UNITNAME_PREFIX_TERRIBLE' Language='zh_Hans_CN'&gt;&lt;Text&gt;可怕的&lt;/Text&gt;&lt;/Row&gt;">
            <text:p>&lt;Row Tag='LOC_TCS_UNITNAME_PREFIX_TERRIBLE' Language='zh_Hans_CN'&gt;&lt;Text&gt;可怕的&lt;/Text&gt;&lt;/Row&gt;</text:p>
          </table:table-cell>
        </table:table-row>
        <table:table-row table:style-name="ro3">
          <table:table-cell table:style-name="ce2" office:value-type="string">
            <text:p>LOC_TCS_UNITNAME_PREFIX_THUNDERING</text:p>
          </table:table-cell>
          <table:table-cell table:style-name="ce2" office:value-type="string">
            <text:p>The Thundering</text:p>
          </table:table-cell>
          <table:table-cell office:value-type="string">
            <text:p>Der Donnernde</text:p>
          </table:table-cell>
          <table:table-cell table:formula="of:=CONCATENATE(&quot;&lt;Row Tag='&quot;;[.A79];&quot;' Language='de_DE'&gt;&lt;Text&gt;&quot;;[.C79];&quot;&lt;/Text&gt;&lt;/Row&gt;&quot;)" office:value-type="string" office:string-value="&lt;Row Tag='LOC_TCS_UNITNAME_PREFIX_THUNDERING' Language='de_DE'&gt;&lt;Text&gt;Der Donnernde&lt;/Text&gt;&lt;/Row&gt;">
            <text:p>&lt;Row Tag='LOC_TCS_UNITNAME_PREFIX_THUNDERING' Language='de_DE'&gt;&lt;Text&gt;Der Donnernde&lt;/Text&gt;&lt;/Row&gt;</text:p>
          </table:table-cell>
          <table:table-cell office:value-type="string">
            <text:p>El Tronador</text:p>
          </table:table-cell>
          <table:table-cell table:formula="of:=CONCATENATE(&quot;&lt;Row Tag='&quot;;[.A79];&quot;' Language='es_ES'&gt;&lt;Text&gt;&quot;;[.E79];&quot;&lt;/Text&gt;&lt;/Row&gt;&quot;)" office:value-type="string" office:string-value="&lt;Row Tag='LOC_TCS_UNITNAME_PREFIX_THUNDERING' Language='es_ES'&gt;&lt;Text&gt;El Tronador&lt;/Text&gt;&lt;/Row&gt;">
            <text:p>&lt;Row Tag='LOC_TCS_UNITNAME_PREFIX_THUNDERING' Language='es_ES'&gt;&lt;Text&gt;El Tronador&lt;/Text&gt;&lt;/Row&gt;</text:p>
          </table:table-cell>
          <table:table-cell office:value-type="string">
            <text:p>Il Tonante</text:p>
          </table:table-cell>
          <table:table-cell table:formula="of:=CONCATENATE(&quot;&lt;Row Tag='&quot;;[.A79];&quot;' Language='it_IT'&gt;&lt;Text&gt;&quot;;[.G79];&quot;&lt;/Text&gt;&lt;/Row&gt;&quot;)" office:value-type="string" office:string-value="&lt;Row Tag='LOC_TCS_UNITNAME_PREFIX_THUNDERING' Language='it_IT'&gt;&lt;Text&gt;Il Tonante&lt;/Text&gt;&lt;/Row&gt;">
            <text:p>&lt;Row Tag='LOC_TCS_UNITNAME_PREFIX_THUNDERING' Language='it_IT'&gt;&lt;Text&gt;Il Tonante&lt;/Text&gt;&lt;/Row&gt;</text:p>
          </table:table-cell>
          <table:table-cell office:value-type="string">
            <text:p>雷鳴の</text:p>
          </table:table-cell>
          <table:table-cell table:formula="of:=CONCATENATE(&quot;&lt;Row Tag='&quot;;[.A79];&quot;' Language='ja_JP'&gt;&lt;Text&gt;&quot;;[.I79];&quot;&lt;/Text&gt;&lt;/Row&gt;&quot;)" office:value-type="string" office:string-value="&lt;Row Tag='LOC_TCS_UNITNAME_PREFIX_THUNDERING' Language='ja_JP'&gt;&lt;Text&gt;雷鳴の&lt;/Text&gt;&lt;/Row&gt;">
            <text:p>&lt;Row Tag='LOC_TCS_UNITNAME_PREFIX_THUNDERING' Language='ja_JP'&gt;&lt;Text&gt;雷鳴の&lt;/Text&gt;&lt;/Row&gt;</text:p>
          </table:table-cell>
          <table:table-cell office:value-type="string">
            <text:p>천둥치는</text:p>
          </table:table-cell>
          <table:table-cell table:formula="of:=CONCATENATE(&quot;&lt;Row Tag='&quot;;[.A79];&quot;' Language='ko_KR'&gt;&lt;Text&gt;&quot;;[.K79];&quot;&lt;/Text&gt;&lt;/Row&gt;&quot;)" office:value-type="string" office:string-value="&lt;Row Tag='LOC_TCS_UNITNAME_PREFIX_THUNDERING' Language='ko_KR'&gt;&lt;Text&gt;천둥치는&lt;/Text&gt;&lt;/Row&gt;">
            <text:p>&lt;Row Tag='LOC_TCS_UNITNAME_PREFIX_THUNDERING' Language='ko_KR'&gt;&lt;Text&gt;천둥치는&lt;/Text&gt;&lt;/Row&gt;</text:p>
          </table:table-cell>
          <table:table-cell office:value-type="string">
            <text:p>Grzmiący</text:p>
          </table:table-cell>
          <table:table-cell table:formula="of:=CONCATENATE(&quot;&lt;Row Tag='&quot;;[.A79];&quot;' Language='pl_PL'&gt;&lt;Text&gt;&quot;;[.M79];&quot;&lt;/Text&gt;&lt;/Row&gt;&quot;)" office:value-type="string" office:string-value="&lt;Row Tag='LOC_TCS_UNITNAME_PREFIX_THUNDERING' Language='pl_PL'&gt;&lt;Text&gt;Grzmiący&lt;/Text&gt;&lt;/Row&gt;">
            <text:p>&lt;Row Tag='LOC_TCS_UNITNAME_PREFIX_THUNDERING' Language='pl_PL'&gt;&lt;Text&gt;Grzmiący&lt;/Text&gt;&lt;/Row&gt;</text:p>
          </table:table-cell>
          <table:table-cell office:value-type="string">
            <text:p>O Trovejante</text:p>
          </table:table-cell>
          <table:table-cell table:formula="of:=CONCATENATE(&quot;&lt;Row Tag='&quot;;[.A79];&quot;' Language='pt_BR'&gt;&lt;Text&gt;&quot;;[.O79];&quot;&lt;/Text&gt;&lt;/Row&gt;&quot;)" office:value-type="string" office:string-value="&lt;Row Tag='LOC_TCS_UNITNAME_PREFIX_THUNDERING' Language='pt_BR'&gt;&lt;Text&gt;O Trovejante&lt;/Text&gt;&lt;/Row&gt;">
            <text:p>&lt;Row Tag='LOC_TCS_UNITNAME_PREFIX_THUNDERING' Language='pt_BR'&gt;&lt;Text&gt;O Trovejante&lt;/Text&gt;&lt;/Row&gt;</text:p>
          </table:table-cell>
          <table:table-cell office:value-type="string">
            <text:p>Громовой</text:p>
          </table:table-cell>
          <table:table-cell table:formula="of:=CONCATENATE(&quot;&lt;Row Tag='&quot;;[.A79];&quot;' Language='ru_RU'&gt;&lt;Text&gt;&quot;;[.Q79];&quot;&lt;/Text&gt;&lt;/Row&gt;&quot;)" office:value-type="string" office:string-value="&lt;Row Tag='LOC_TCS_UNITNAME_PREFIX_THUNDERING' Language='ru_RU'&gt;&lt;Text&gt;Громовой&lt;/Text&gt;&lt;/Row&gt;">
            <text:p>&lt;Row Tag='LOC_TCS_UNITNAME_PREFIX_THUNDERING' Language='ru_RU'&gt;&lt;Text&gt;Громовой&lt;/Text&gt;&lt;/Row&gt;</text:p>
          </table:table-cell>
          <table:table-cell office:value-type="string">
            <text:p>雷鸣般的</text:p>
          </table:table-cell>
          <table:table-cell table:formula="of:=CONCATENATE(&quot;&lt;Row Tag='&quot;;[.A79];&quot;' Language='zh_Hans_CN'&gt;&lt;Text&gt;&quot;;[.S79];&quot;&lt;/Text&gt;&lt;/Row&gt;&quot;)" office:value-type="string" office:string-value="&lt;Row Tag='LOC_TCS_UNITNAME_PREFIX_THUNDERING' Language='zh_Hans_CN'&gt;&lt;Text&gt;雷鸣般的&lt;/Text&gt;&lt;/Row&gt;">
            <text:p>&lt;Row Tag='LOC_TCS_UNITNAME_PREFIX_THUNDERING' Language='zh_Hans_CN'&gt;&lt;Text&gt;雷鸣般的&lt;/Text&gt;&lt;/Row&gt;</text:p>
          </table:table-cell>
        </table:table-row>
        <table:table-row table:style-name="ro3">
          <table:table-cell table:style-name="ce2" office:value-type="string">
            <text:p>LOC_TCS_UNITNAME_PREFIX_TIMBER</text:p>
          </table:table-cell>
          <table:table-cell table:style-name="ce2" office:value-type="string">
            <text:p>The Timber</text:p>
          </table:table-cell>
          <table:table-cell office:value-type="string">
            <text:p>Das Holz</text:p>
          </table:table-cell>
          <table:table-cell table:formula="of:=CONCATENATE(&quot;&lt;Row Tag='&quot;;[.A80];&quot;' Language='de_DE'&gt;&lt;Text&gt;&quot;;[.C80];&quot;&lt;/Text&gt;&lt;/Row&gt;&quot;)" office:value-type="string" office:string-value="&lt;Row Tag='LOC_TCS_UNITNAME_PREFIX_TIMBER' Language='de_DE'&gt;&lt;Text&gt;Das Holz&lt;/Text&gt;&lt;/Row&gt;">
            <text:p>&lt;Row Tag='LOC_TCS_UNITNAME_PREFIX_TIMBER' Language='de_DE'&gt;&lt;Text&gt;Das Holz&lt;/Text&gt;&lt;/Row&gt;</text:p>
          </table:table-cell>
          <table:table-cell office:value-type="string">
            <text:p>La Madera</text:p>
          </table:table-cell>
          <table:table-cell table:formula="of:=CONCATENATE(&quot;&lt;Row Tag='&quot;;[.A80];&quot;' Language='es_ES'&gt;&lt;Text&gt;&quot;;[.E80];&quot;&lt;/Text&gt;&lt;/Row&gt;&quot;)" office:value-type="string" office:string-value="&lt;Row Tag='LOC_TCS_UNITNAME_PREFIX_TIMBER' Language='es_ES'&gt;&lt;Text&gt;La Madera&lt;/Text&gt;&lt;/Row&gt;">
            <text:p>&lt;Row Tag='LOC_TCS_UNITNAME_PREFIX_TIMBER' Language='es_ES'&gt;&lt;Text&gt;La Madera&lt;/Text&gt;&lt;/Row&gt;</text:p>
          </table:table-cell>
          <table:table-cell office:value-type="string">
            <text:p>Il Legname</text:p>
          </table:table-cell>
          <table:table-cell table:formula="of:=CONCATENATE(&quot;&lt;Row Tag='&quot;;[.A80];&quot;' Language='it_IT'&gt;&lt;Text&gt;&quot;;[.G80];&quot;&lt;/Text&gt;&lt;/Row&gt;&quot;)" office:value-type="string" office:string-value="&lt;Row Tag='LOC_TCS_UNITNAME_PREFIX_TIMBER' Language='it_IT'&gt;&lt;Text&gt;Il Legname&lt;/Text&gt;&lt;/Row&gt;">
            <text:p>&lt;Row Tag='LOC_TCS_UNITNAME_PREFIX_TIMBER' Language='it_IT'&gt;&lt;Text&gt;Il Legname&lt;/Text&gt;&lt;/Row&gt;</text:p>
          </table:table-cell>
          <table:table-cell office:value-type="string">
            <text:p>木材の</text:p>
          </table:table-cell>
          <table:table-cell table:formula="of:=CONCATENATE(&quot;&lt;Row Tag='&quot;;[.A80];&quot;' Language='ja_JP'&gt;&lt;Text&gt;&quot;;[.I80];&quot;&lt;/Text&gt;&lt;/Row&gt;&quot;)" office:value-type="string" office:string-value="&lt;Row Tag='LOC_TCS_UNITNAME_PREFIX_TIMBER' Language='ja_JP'&gt;&lt;Text&gt;木材の&lt;/Text&gt;&lt;/Row&gt;">
            <text:p>&lt;Row Tag='LOC_TCS_UNITNAME_PREFIX_TIMBER' Language='ja_JP'&gt;&lt;Text&gt;木材の&lt;/Text&gt;&lt;/Row&gt;</text:p>
          </table:table-cell>
          <table:table-cell office:value-type="string">
            <text:p>목재의</text:p>
          </table:table-cell>
          <table:table-cell table:formula="of:=CONCATENATE(&quot;&lt;Row Tag='&quot;;[.A80];&quot;' Language='ko_KR'&gt;&lt;Text&gt;&quot;;[.K80];&quot;&lt;/Text&gt;&lt;/Row&gt;&quot;)" office:value-type="string" office:string-value="&lt;Row Tag='LOC_TCS_UNITNAME_PREFIX_TIMBER' Language='ko_KR'&gt;&lt;Text&gt;목재의&lt;/Text&gt;&lt;/Row&gt;">
            <text:p>&lt;Row Tag='LOC_TCS_UNITNAME_PREFIX_TIMBER' Language='ko_KR'&gt;&lt;Text&gt;목재의&lt;/Text&gt;&lt;/Row&gt;</text:p>
          </table:table-cell>
          <table:table-cell office:value-type="string">
            <text:p>Leśny</text:p>
          </table:table-cell>
          <table:table-cell table:formula="of:=CONCATENATE(&quot;&lt;Row Tag='&quot;;[.A80];&quot;' Language='pl_PL'&gt;&lt;Text&gt;&quot;;[.M80];&quot;&lt;/Text&gt;&lt;/Row&gt;&quot;)" office:value-type="string" office:string-value="&lt;Row Tag='LOC_TCS_UNITNAME_PREFIX_TIMBER' Language='pl_PL'&gt;&lt;Text&gt;Leśny&lt;/Text&gt;&lt;/Row&gt;">
            <text:p>&lt;Row Tag='LOC_TCS_UNITNAME_PREFIX_TIMBER' Language='pl_PL'&gt;&lt;Text&gt;Leśny&lt;/Text&gt;&lt;/Row&gt;</text:p>
          </table:table-cell>
          <table:table-cell office:value-type="string">
            <text:p>A Madeira</text:p>
          </table:table-cell>
          <table:table-cell table:formula="of:=CONCATENATE(&quot;&lt;Row Tag='&quot;;[.A80];&quot;' Language='pt_BR'&gt;&lt;Text&gt;&quot;;[.O80];&quot;&lt;/Text&gt;&lt;/Row&gt;&quot;)" office:value-type="string" office:string-value="&lt;Row Tag='LOC_TCS_UNITNAME_PREFIX_TIMBER' Language='pt_BR'&gt;&lt;Text&gt;A Madeira&lt;/Text&gt;&lt;/Row&gt;">
            <text:p>&lt;Row Tag='LOC_TCS_UNITNAME_PREFIX_TIMBER' Language='pt_BR'&gt;&lt;Text&gt;A Madeira&lt;/Text&gt;&lt;/Row&gt;</text:p>
          </table:table-cell>
          <table:table-cell office:value-type="string">
            <text:p>Лесной</text:p>
          </table:table-cell>
          <table:table-cell table:formula="of:=CONCATENATE(&quot;&lt;Row Tag='&quot;;[.A80];&quot;' Language='ru_RU'&gt;&lt;Text&gt;&quot;;[.Q80];&quot;&lt;/Text&gt;&lt;/Row&gt;&quot;)" office:value-type="string" office:string-value="&lt;Row Tag='LOC_TCS_UNITNAME_PREFIX_TIMBER' Language='ru_RU'&gt;&lt;Text&gt;Лесной&lt;/Text&gt;&lt;/Row&gt;">
            <text:p>&lt;Row Tag='LOC_TCS_UNITNAME_PREFIX_TIMBER' Language='ru_RU'&gt;&lt;Text&gt;Лесной&lt;/Text&gt;&lt;/Row&gt;</text:p>
          </table:table-cell>
          <table:table-cell office:value-type="string">
            <text:p>木材</text:p>
          </table:table-cell>
          <table:table-cell table:formula="of:=CONCATENATE(&quot;&lt;Row Tag='&quot;;[.A80];&quot;' Language='zh_Hans_CN'&gt;&lt;Text&gt;&quot;;[.S80];&quot;&lt;/Text&gt;&lt;/Row&gt;&quot;)" office:value-type="string" office:string-value="&lt;Row Tag='LOC_TCS_UNITNAME_PREFIX_TIMBER' Language='zh_Hans_CN'&gt;&lt;Text&gt;木材&lt;/Text&gt;&lt;/Row&gt;">
            <text:p>&lt;Row Tag='LOC_TCS_UNITNAME_PREFIX_TIMBER' Language='zh_Hans_CN'&gt;&lt;Text&gt;木材&lt;/Text&gt;&lt;/Row&gt;</text:p>
          </table:table-cell>
        </table:table-row>
        <table:table-row table:style-name="ro3">
          <table:table-cell table:style-name="ce2" office:value-type="string">
            <text:p>LOC_TCS_UNITNAME_PREFIX_TROPIC</text:p>
          </table:table-cell>
          <table:table-cell table:style-name="ce2" office:value-type="string">
            <text:p>The Tropic</text:p>
          </table:table-cell>
          <table:table-cell office:value-type="string">
            <text:p>Der Tropische</text:p>
          </table:table-cell>
          <table:table-cell table:formula="of:=CONCATENATE(&quot;&lt;Row Tag='&quot;;[.A81];&quot;' Language='de_DE'&gt;&lt;Text&gt;&quot;;[.C81];&quot;&lt;/Text&gt;&lt;/Row&gt;&quot;)" office:value-type="string" office:string-value="&lt;Row Tag='LOC_TCS_UNITNAME_PREFIX_TROPIC' Language='de_DE'&gt;&lt;Text&gt;Der Tropische&lt;/Text&gt;&lt;/Row&gt;">
            <text:p>&lt;Row Tag='LOC_TCS_UNITNAME_PREFIX_TROPIC' Language='de_DE'&gt;&lt;Text&gt;Der Tropische&lt;/Text&gt;&lt;/Row&gt;</text:p>
          </table:table-cell>
          <table:table-cell office:value-type="string">
            <text:p>El Trópico</text:p>
          </table:table-cell>
          <table:table-cell table:formula="of:=CONCATENATE(&quot;&lt;Row Tag='&quot;;[.A81];&quot;' Language='es_ES'&gt;&lt;Text&gt;&quot;;[.E81];&quot;&lt;/Text&gt;&lt;/Row&gt;&quot;)" office:value-type="string" office:string-value="&lt;Row Tag='LOC_TCS_UNITNAME_PREFIX_TROPIC' Language='es_ES'&gt;&lt;Text&gt;El Trópico&lt;/Text&gt;&lt;/Row&gt;">
            <text:p>&lt;Row Tag='LOC_TCS_UNITNAME_PREFIX_TROPIC' Language='es_ES'&gt;&lt;Text&gt;El Trópico&lt;/Text&gt;&lt;/Row&gt;</text:p>
          </table:table-cell>
          <table:table-cell office:value-type="string">
            <text:p>Il Tropicale</text:p>
          </table:table-cell>
          <table:table-cell table:formula="of:=CONCATENATE(&quot;&lt;Row Tag='&quot;;[.A81];&quot;' Language='it_IT'&gt;&lt;Text&gt;&quot;;[.G81];&quot;&lt;/Text&gt;&lt;/Row&gt;&quot;)" office:value-type="string" office:string-value="&lt;Row Tag='LOC_TCS_UNITNAME_PREFIX_TROPIC' Language='it_IT'&gt;&lt;Text&gt;Il Tropicale&lt;/Text&gt;&lt;/Row&gt;">
            <text:p>&lt;Row Tag='LOC_TCS_UNITNAME_PREFIX_TROPIC' Language='it_IT'&gt;&lt;Text&gt;Il Tropicale&lt;/Text&gt;&lt;/Row&gt;</text:p>
          </table:table-cell>
          <table:table-cell office:value-type="string">
            <text:p>熱帯の</text:p>
          </table:table-cell>
          <table:table-cell table:formula="of:=CONCATENATE(&quot;&lt;Row Tag='&quot;;[.A81];&quot;' Language='ja_JP'&gt;&lt;Text&gt;&quot;;[.I81];&quot;&lt;/Text&gt;&lt;/Row&gt;&quot;)" office:value-type="string" office:string-value="&lt;Row Tag='LOC_TCS_UNITNAME_PREFIX_TROPIC' Language='ja_JP'&gt;&lt;Text&gt;熱帯の&lt;/Text&gt;&lt;/Row&gt;">
            <text:p>&lt;Row Tag='LOC_TCS_UNITNAME_PREFIX_TROPIC' Language='ja_JP'&gt;&lt;Text&gt;熱帯の&lt;/Text&gt;&lt;/Row&gt;</text:p>
          </table:table-cell>
          <table:table-cell office:value-type="string">
            <text:p>열대의</text:p>
          </table:table-cell>
          <table:table-cell table:formula="of:=CONCATENATE(&quot;&lt;Row Tag='&quot;;[.A81];&quot;' Language='ko_KR'&gt;&lt;Text&gt;&quot;;[.K81];&quot;&lt;/Text&gt;&lt;/Row&gt;&quot;)" office:value-type="string" office:string-value="&lt;Row Tag='LOC_TCS_UNITNAME_PREFIX_TROPIC' Language='ko_KR'&gt;&lt;Text&gt;열대의&lt;/Text&gt;&lt;/Row&gt;">
            <text:p>&lt;Row Tag='LOC_TCS_UNITNAME_PREFIX_TROPIC' Language='ko_KR'&gt;&lt;Text&gt;열대의&lt;/Text&gt;&lt;/Row&gt;</text:p>
          </table:table-cell>
          <table:table-cell office:value-type="string">
            <text:p>Tropikalny</text:p>
          </table:table-cell>
          <table:table-cell table:formula="of:=CONCATENATE(&quot;&lt;Row Tag='&quot;;[.A81];&quot;' Language='pl_PL'&gt;&lt;Text&gt;&quot;;[.M81];&quot;&lt;/Text&gt;&lt;/Row&gt;&quot;)" office:value-type="string" office:string-value="&lt;Row Tag='LOC_TCS_UNITNAME_PREFIX_TROPIC' Language='pl_PL'&gt;&lt;Text&gt;Tropikalny&lt;/Text&gt;&lt;/Row&gt;">
            <text:p>&lt;Row Tag='LOC_TCS_UNITNAME_PREFIX_TROPIC' Language='pl_PL'&gt;&lt;Text&gt;Tropikalny&lt;/Text&gt;&lt;/Row&gt;</text:p>
          </table:table-cell>
          <table:table-cell office:value-type="string">
            <text:p>O Trópico</text:p>
          </table:table-cell>
          <table:table-cell table:formula="of:=CONCATENATE(&quot;&lt;Row Tag='&quot;;[.A81];&quot;' Language='pt_BR'&gt;&lt;Text&gt;&quot;;[.O81];&quot;&lt;/Text&gt;&lt;/Row&gt;&quot;)" office:value-type="string" office:string-value="&lt;Row Tag='LOC_TCS_UNITNAME_PREFIX_TROPIC' Language='pt_BR'&gt;&lt;Text&gt;O Trópico&lt;/Text&gt;&lt;/Row&gt;">
            <text:p>&lt;Row Tag='LOC_TCS_UNITNAME_PREFIX_TROPIC' Language='pt_BR'&gt;&lt;Text&gt;O Trópico&lt;/Text&gt;&lt;/Row&gt;</text:p>
          </table:table-cell>
          <table:table-cell office:value-type="string">
            <text:p>Тропический</text:p>
          </table:table-cell>
          <table:table-cell table:formula="of:=CONCATENATE(&quot;&lt;Row Tag='&quot;;[.A81];&quot;' Language='ru_RU'&gt;&lt;Text&gt;&quot;;[.Q81];&quot;&lt;/Text&gt;&lt;/Row&gt;&quot;)" office:value-type="string" office:string-value="&lt;Row Tag='LOC_TCS_UNITNAME_PREFIX_TROPIC' Language='ru_RU'&gt;&lt;Text&gt;Тропический&lt;/Text&gt;&lt;/Row&gt;">
            <text:p>&lt;Row Tag='LOC_TCS_UNITNAME_PREFIX_TROPIC' Language='ru_RU'&gt;&lt;Text&gt;Тропический&lt;/Text&gt;&lt;/Row&gt;</text:p>
          </table:table-cell>
          <table:table-cell office:value-type="string">
            <text:p>热带的</text:p>
          </table:table-cell>
          <table:table-cell table:formula="of:=CONCATENATE(&quot;&lt;Row Tag='&quot;;[.A81];&quot;' Language='zh_Hans_CN'&gt;&lt;Text&gt;&quot;;[.S81];&quot;&lt;/Text&gt;&lt;/Row&gt;&quot;)" office:value-type="string" office:string-value="&lt;Row Tag='LOC_TCS_UNITNAME_PREFIX_TROPIC' Language='zh_Hans_CN'&gt;&lt;Text&gt;热带的&lt;/Text&gt;&lt;/Row&gt;">
            <text:p>&lt;Row Tag='LOC_TCS_UNITNAME_PREFIX_TROPIC' Language='zh_Hans_CN'&gt;&lt;Text&gt;热带的&lt;/Text&gt;&lt;/Row&gt;</text:p>
          </table:table-cell>
        </table:table-row>
        <table:table-row table:style-name="ro3">
          <table:table-cell table:style-name="ce2" office:value-type="string">
            <text:p>LOC_TCS_UNITNAME_PREFIX_TUNDRA</text:p>
          </table:table-cell>
          <table:table-cell table:style-name="ce2" office:value-type="string">
            <text:p>The Tundra</text:p>
          </table:table-cell>
          <table:table-cell office:value-type="string">
            <text:p>Die Tundra</text:p>
          </table:table-cell>
          <table:table-cell table:formula="of:=CONCATENATE(&quot;&lt;Row Tag='&quot;;[.A82];&quot;' Language='de_DE'&gt;&lt;Text&gt;&quot;;[.C82];&quot;&lt;/Text&gt;&lt;/Row&gt;&quot;)" office:value-type="string" office:string-value="&lt;Row Tag='LOC_TCS_UNITNAME_PREFIX_TUNDRA' Language='de_DE'&gt;&lt;Text&gt;Die Tundra&lt;/Text&gt;&lt;/Row&gt;">
            <text:p>&lt;Row Tag='LOC_TCS_UNITNAME_PREFIX_TUNDRA' Language='de_DE'&gt;&lt;Text&gt;Die Tundra&lt;/Text&gt;&lt;/Row&gt;</text:p>
          </table:table-cell>
          <table:table-cell office:value-type="string">
            <text:p>La Tundra</text:p>
          </table:table-cell>
          <table:table-cell table:formula="of:=CONCATENATE(&quot;&lt;Row Tag='&quot;;[.A82];&quot;' Language='es_ES'&gt;&lt;Text&gt;&quot;;[.E82];&quot;&lt;/Text&gt;&lt;/Row&gt;&quot;)" office:value-type="string" office:string-value="&lt;Row Tag='LOC_TCS_UNITNAME_PREFIX_TUNDRA' Language='es_ES'&gt;&lt;Text&gt;La Tundra&lt;/Text&gt;&lt;/Row&gt;">
            <text:p>&lt;Row Tag='LOC_TCS_UNITNAME_PREFIX_TUNDRA' Language='es_ES'&gt;&lt;Text&gt;La Tundra&lt;/Text&gt;&lt;/Row&gt;</text:p>
          </table:table-cell>
          <table:table-cell office:value-type="string">
            <text:p>La Tundra</text:p>
          </table:table-cell>
          <table:table-cell table:formula="of:=CONCATENATE(&quot;&lt;Row Tag='&quot;;[.A82];&quot;' Language='it_IT'&gt;&lt;Text&gt;&quot;;[.G82];&quot;&lt;/Text&gt;&lt;/Row&gt;&quot;)" office:value-type="string" office:string-value="&lt;Row Tag='LOC_TCS_UNITNAME_PREFIX_TUNDRA' Language='it_IT'&gt;&lt;Text&gt;La Tundra&lt;/Text&gt;&lt;/Row&gt;">
            <text:p>&lt;Row Tag='LOC_TCS_UNITNAME_PREFIX_TUNDRA' Language='it_IT'&gt;&lt;Text&gt;La Tundra&lt;/Text&gt;&lt;/Row&gt;</text:p>
          </table:table-cell>
          <table:table-cell office:value-type="string">
            <text:p>ツンドラの</text:p>
          </table:table-cell>
          <table:table-cell table:formula="of:=CONCATENATE(&quot;&lt;Row Tag='&quot;;[.A82];&quot;' Language='ja_JP'&gt;&lt;Text&gt;&quot;;[.I82];&quot;&lt;/Text&gt;&lt;/Row&gt;&quot;)" office:value-type="string" office:string-value="&lt;Row Tag='LOC_TCS_UNITNAME_PREFIX_TUNDRA' Language='ja_JP'&gt;&lt;Text&gt;ツンドラの&lt;/Text&gt;&lt;/Row&gt;">
            <text:p>&lt;Row Tag='LOC_TCS_UNITNAME_PREFIX_TUNDRA' Language='ja_JP'&gt;&lt;Text&gt;ツンドラの&lt;/Text&gt;&lt;/Row&gt;</text:p>
          </table:table-cell>
          <table:table-cell office:value-type="string">
            <text:p>툰드라의</text:p>
          </table:table-cell>
          <table:table-cell table:formula="of:=CONCATENATE(&quot;&lt;Row Tag='&quot;;[.A82];&quot;' Language='ko_KR'&gt;&lt;Text&gt;&quot;;[.K82];&quot;&lt;/Text&gt;&lt;/Row&gt;&quot;)" office:value-type="string" office:string-value="&lt;Row Tag='LOC_TCS_UNITNAME_PREFIX_TUNDRA' Language='ko_KR'&gt;&lt;Text&gt;툰드라의&lt;/Text&gt;&lt;/Row&gt;">
            <text:p>&lt;Row Tag='LOC_TCS_UNITNAME_PREFIX_TUNDRA' Language='ko_KR'&gt;&lt;Text&gt;툰드라의&lt;/Text&gt;&lt;/Row&gt;</text:p>
          </table:table-cell>
          <table:table-cell office:value-type="string">
            <text:p>Tundrowy</text:p>
          </table:table-cell>
          <table:table-cell table:formula="of:=CONCATENATE(&quot;&lt;Row Tag='&quot;;[.A82];&quot;' Language='pl_PL'&gt;&lt;Text&gt;&quot;;[.M82];&quot;&lt;/Text&gt;&lt;/Row&gt;&quot;)" office:value-type="string" office:string-value="&lt;Row Tag='LOC_TCS_UNITNAME_PREFIX_TUNDRA' Language='pl_PL'&gt;&lt;Text&gt;Tundrowy&lt;/Text&gt;&lt;/Row&gt;">
            <text:p>&lt;Row Tag='LOC_TCS_UNITNAME_PREFIX_TUNDRA' Language='pl_PL'&gt;&lt;Text&gt;Tundrowy&lt;/Text&gt;&lt;/Row&gt;</text:p>
          </table:table-cell>
          <table:table-cell office:value-type="string">
            <text:p>A Tundra</text:p>
          </table:table-cell>
          <table:table-cell table:formula="of:=CONCATENATE(&quot;&lt;Row Tag='&quot;;[.A82];&quot;' Language='pt_BR'&gt;&lt;Text&gt;&quot;;[.O82];&quot;&lt;/Text&gt;&lt;/Row&gt;&quot;)" office:value-type="string" office:string-value="&lt;Row Tag='LOC_TCS_UNITNAME_PREFIX_TUNDRA' Language='pt_BR'&gt;&lt;Text&gt;A Tundra&lt;/Text&gt;&lt;/Row&gt;">
            <text:p>&lt;Row Tag='LOC_TCS_UNITNAME_PREFIX_TUNDRA' Language='pt_BR'&gt;&lt;Text&gt;A Tundra&lt;/Text&gt;&lt;/Row&gt;</text:p>
          </table:table-cell>
          <table:table-cell office:value-type="string">
            <text:p>Тундровый</text:p>
          </table:table-cell>
          <table:table-cell table:formula="of:=CONCATENATE(&quot;&lt;Row Tag='&quot;;[.A82];&quot;' Language='ru_RU'&gt;&lt;Text&gt;&quot;;[.Q82];&quot;&lt;/Text&gt;&lt;/Row&gt;&quot;)" office:value-type="string" office:string-value="&lt;Row Tag='LOC_TCS_UNITNAME_PREFIX_TUNDRA' Language='ru_RU'&gt;&lt;Text&gt;Тундровый&lt;/Text&gt;&lt;/Row&gt;">
            <text:p>&lt;Row Tag='LOC_TCS_UNITNAME_PREFIX_TUNDRA' Language='ru_RU'&gt;&lt;Text&gt;Тундровый&lt;/Text&gt;&lt;/Row&gt;</text:p>
          </table:table-cell>
          <table:table-cell office:value-type="string">
            <text:p>苔原</text:p>
          </table:table-cell>
          <table:table-cell table:formula="of:=CONCATENATE(&quot;&lt;Row Tag='&quot;;[.A82];&quot;' Language='zh_Hans_CN'&gt;&lt;Text&gt;&quot;;[.S82];&quot;&lt;/Text&gt;&lt;/Row&gt;&quot;)" office:value-type="string" office:string-value="&lt;Row Tag='LOC_TCS_UNITNAME_PREFIX_TUNDRA' Language='zh_Hans_CN'&gt;&lt;Text&gt;苔原&lt;/Text&gt;&lt;/Row&gt;">
            <text:p>&lt;Row Tag='LOC_TCS_UNITNAME_PREFIX_TUNDRA' Language='zh_Hans_CN'&gt;&lt;Text&gt;苔原&lt;/Text&gt;&lt;/Row&gt;</text:p>
          </table:table-cell>
        </table:table-row>
        <table:table-row table:style-name="ro3">
          <table:table-cell table:style-name="ce2" office:value-type="string">
            <text:p>LOC_TCS_UNITNAME_PREFIX_WALKING</text:p>
          </table:table-cell>
          <table:table-cell table:style-name="ce2" office:value-type="string">
            <text:p>The Walking</text:p>
          </table:table-cell>
          <table:table-cell office:value-type="string">
            <text:p>Der Wandernde</text:p>
          </table:table-cell>
          <table:table-cell table:formula="of:=CONCATENATE(&quot;&lt;Row Tag='&quot;;[.A83];&quot;' Language='de_DE'&gt;&lt;Text&gt;&quot;;[.C83];&quot;&lt;/Text&gt;&lt;/Row&gt;&quot;)" office:value-type="string" office:string-value="&lt;Row Tag='LOC_TCS_UNITNAME_PREFIX_WALKING' Language='de_DE'&gt;&lt;Text&gt;Der Wandernde&lt;/Text&gt;&lt;/Row&gt;">
            <text:p>&lt;Row Tag='LOC_TCS_UNITNAME_PREFIX_WALKING' Language='de_DE'&gt;&lt;Text&gt;Der Wandernde&lt;/Text&gt;&lt;/Row&gt;</text:p>
          </table:table-cell>
          <table:table-cell office:value-type="string">
            <text:p>El Caminante</text:p>
          </table:table-cell>
          <table:table-cell table:formula="of:=CONCATENATE(&quot;&lt;Row Tag='&quot;;[.A83];&quot;' Language='es_ES'&gt;&lt;Text&gt;&quot;;[.E83];&quot;&lt;/Text&gt;&lt;/Row&gt;&quot;)" office:value-type="string" office:string-value="&lt;Row Tag='LOC_TCS_UNITNAME_PREFIX_WALKING' Language='es_ES'&gt;&lt;Text&gt;El Caminante&lt;/Text&gt;&lt;/Row&gt;">
            <text:p>&lt;Row Tag='LOC_TCS_UNITNAME_PREFIX_WALKING' Language='es_ES'&gt;&lt;Text&gt;El Caminante&lt;/Text&gt;&lt;/Row&gt;</text:p>
          </table:table-cell>
          <table:table-cell office:value-type="string">
            <text:p>Il Camminante</text:p>
          </table:table-cell>
          <table:table-cell table:formula="of:=CONCATENATE(&quot;&lt;Row Tag='&quot;;[.A83];&quot;' Language='it_IT'&gt;&lt;Text&gt;&quot;;[.G83];&quot;&lt;/Text&gt;&lt;/Row&gt;&quot;)" office:value-type="string" office:string-value="&lt;Row Tag='LOC_TCS_UNITNAME_PREFIX_WALKING' Language='it_IT'&gt;&lt;Text&gt;Il Camminante&lt;/Text&gt;&lt;/Row&gt;">
            <text:p>&lt;Row Tag='LOC_TCS_UNITNAME_PREFIX_WALKING' Language='it_IT'&gt;&lt;Text&gt;Il Camminante&lt;/Text&gt;&lt;/Row&gt;</text:p>
          </table:table-cell>
          <table:table-cell office:value-type="string">
            <text:p>歩く</text:p>
          </table:table-cell>
          <table:table-cell table:formula="of:=CONCATENATE(&quot;&lt;Row Tag='&quot;;[.A83];&quot;' Language='ja_JP'&gt;&lt;Text&gt;&quot;;[.I83];&quot;&lt;/Text&gt;&lt;/Row&gt;&quot;)" office:value-type="string" office:string-value="&lt;Row Tag='LOC_TCS_UNITNAME_PREFIX_WALKING' Language='ja_JP'&gt;&lt;Text&gt;歩く&lt;/Text&gt;&lt;/Row&gt;">
            <text:p>&lt;Row Tag='LOC_TCS_UNITNAME_PREFIX_WALKING' Language='ja_JP'&gt;&lt;Text&gt;歩く&lt;/Text&gt;&lt;/Row&gt;</text:p>
          </table:table-cell>
          <table:table-cell office:value-type="string">
            <text:p>걷는</text:p>
          </table:table-cell>
          <table:table-cell table:formula="of:=CONCATENATE(&quot;&lt;Row Tag='&quot;;[.A83];&quot;' Language='ko_KR'&gt;&lt;Text&gt;&quot;;[.K83];&quot;&lt;/Text&gt;&lt;/Row&gt;&quot;)" office:value-type="string" office:string-value="&lt;Row Tag='LOC_TCS_UNITNAME_PREFIX_WALKING' Language='ko_KR'&gt;&lt;Text&gt;걷는&lt;/Text&gt;&lt;/Row&gt;">
            <text:p>&lt;Row Tag='LOC_TCS_UNITNAME_PREFIX_WALKING' Language='ko_KR'&gt;&lt;Text&gt;걷는&lt;/Text&gt;&lt;/Row&gt;</text:p>
          </table:table-cell>
          <table:table-cell office:value-type="string">
            <text:p>Wędrujący</text:p>
          </table:table-cell>
          <table:table-cell table:formula="of:=CONCATENATE(&quot;&lt;Row Tag='&quot;;[.A83];&quot;' Language='pl_PL'&gt;&lt;Text&gt;&quot;;[.M83];&quot;&lt;/Text&gt;&lt;/Row&gt;&quot;)" office:value-type="string" office:string-value="&lt;Row Tag='LOC_TCS_UNITNAME_PREFIX_WALKING' Language='pl_PL'&gt;&lt;Text&gt;Wędrujący&lt;/Text&gt;&lt;/Row&gt;">
            <text:p>&lt;Row Tag='LOC_TCS_UNITNAME_PREFIX_WALKING' Language='pl_PL'&gt;&lt;Text&gt;Wędrujący&lt;/Text&gt;&lt;/Row&gt;</text:p>
          </table:table-cell>
          <table:table-cell office:value-type="string">
            <text:p>O Caminhante</text:p>
          </table:table-cell>
          <table:table-cell table:formula="of:=CONCATENATE(&quot;&lt;Row Tag='&quot;;[.A83];&quot;' Language='pt_BR'&gt;&lt;Text&gt;&quot;;[.O83];&quot;&lt;/Text&gt;&lt;/Row&gt;&quot;)" office:value-type="string" office:string-value="&lt;Row Tag='LOC_TCS_UNITNAME_PREFIX_WALKING' Language='pt_BR'&gt;&lt;Text&gt;O Caminhante&lt;/Text&gt;&lt;/Row&gt;">
            <text:p>&lt;Row Tag='LOC_TCS_UNITNAME_PREFIX_WALKING' Language='pt_BR'&gt;&lt;Text&gt;O Caminhante&lt;/Text&gt;&lt;/Row&gt;</text:p>
          </table:table-cell>
          <table:table-cell office:value-type="string">
            <text:p>Шагающий</text:p>
          </table:table-cell>
          <table:table-cell table:formula="of:=CONCATENATE(&quot;&lt;Row Tag='&quot;;[.A83];&quot;' Language='ru_RU'&gt;&lt;Text&gt;&quot;;[.Q83];&quot;&lt;/Text&gt;&lt;/Row&gt;&quot;)" office:value-type="string" office:string-value="&lt;Row Tag='LOC_TCS_UNITNAME_PREFIX_WALKING' Language='ru_RU'&gt;&lt;Text&gt;Шагающий&lt;/Text&gt;&lt;/Row&gt;">
            <text:p>&lt;Row Tag='LOC_TCS_UNITNAME_PREFIX_WALKING' Language='ru_RU'&gt;&lt;Text&gt;Шагающий&lt;/Text&gt;&lt;/Row&gt;</text:p>
          </table:table-cell>
          <table:table-cell office:value-type="string">
            <text:p>行走的</text:p>
          </table:table-cell>
          <table:table-cell table:formula="of:=CONCATENATE(&quot;&lt;Row Tag='&quot;;[.A83];&quot;' Language='zh_Hans_CN'&gt;&lt;Text&gt;&quot;;[.S83];&quot;&lt;/Text&gt;&lt;/Row&gt;&quot;)" office:value-type="string" office:string-value="&lt;Row Tag='LOC_TCS_UNITNAME_PREFIX_WALKING' Language='zh_Hans_CN'&gt;&lt;Text&gt;行走的&lt;/Text&gt;&lt;/Row&gt;">
            <text:p>&lt;Row Tag='LOC_TCS_UNITNAME_PREFIX_WALKING' Language='zh_Hans_CN'&gt;&lt;Text&gt;行走的&lt;/Text&gt;&lt;/Row&gt;</text:p>
          </table:table-cell>
        </table:table-row>
        <table:table-row table:style-name="ro3">
          <table:table-cell table:style-name="ce2" office:value-type="string">
            <text:p>LOC_TCS_UNITNAME_PREFIX_WAR</text:p>
          </table:table-cell>
          <table:table-cell table:style-name="ce2" office:value-type="string">
            <text:p>The War</text:p>
          </table:table-cell>
          <table:table-cell office:value-type="string">
            <text:p>Der Krieg</text:p>
          </table:table-cell>
          <table:table-cell table:formula="of:=CONCATENATE(&quot;&lt;Row Tag='&quot;;[.A84];&quot;' Language='de_DE'&gt;&lt;Text&gt;&quot;;[.C84];&quot;&lt;/Text&gt;&lt;/Row&gt;&quot;)" office:value-type="string" office:string-value="&lt;Row Tag='LOC_TCS_UNITNAME_PREFIX_WAR' Language='de_DE'&gt;&lt;Text&gt;Der Krieg&lt;/Text&gt;&lt;/Row&gt;">
            <text:p>&lt;Row Tag='LOC_TCS_UNITNAME_PREFIX_WAR' Language='de_DE'&gt;&lt;Text&gt;Der Krieg&lt;/Text&gt;&lt;/Row&gt;</text:p>
          </table:table-cell>
          <table:table-cell office:value-type="string">
            <text:p>La Guerra</text:p>
          </table:table-cell>
          <table:table-cell table:formula="of:=CONCATENATE(&quot;&lt;Row Tag='&quot;;[.A84];&quot;' Language='es_ES'&gt;&lt;Text&gt;&quot;;[.E84];&quot;&lt;/Text&gt;&lt;/Row&gt;&quot;)" office:value-type="string" office:string-value="&lt;Row Tag='LOC_TCS_UNITNAME_PREFIX_WAR' Language='es_ES'&gt;&lt;Text&gt;La Guerra&lt;/Text&gt;&lt;/Row&gt;">
            <text:p>&lt;Row Tag='LOC_TCS_UNITNAME_PREFIX_WAR' Language='es_ES'&gt;&lt;Text&gt;La Guerra&lt;/Text&gt;&lt;/Row&gt;</text:p>
          </table:table-cell>
          <table:table-cell office:value-type="string">
            <text:p>La Guerra</text:p>
          </table:table-cell>
          <table:table-cell table:formula="of:=CONCATENATE(&quot;&lt;Row Tag='&quot;;[.A84];&quot;' Language='it_IT'&gt;&lt;Text&gt;&quot;;[.G84];&quot;&lt;/Text&gt;&lt;/Row&gt;&quot;)" office:value-type="string" office:string-value="&lt;Row Tag='LOC_TCS_UNITNAME_PREFIX_WAR' Language='it_IT'&gt;&lt;Text&gt;La Guerra&lt;/Text&gt;&lt;/Row&gt;">
            <text:p>&lt;Row Tag='LOC_TCS_UNITNAME_PREFIX_WAR' Language='it_IT'&gt;&lt;Text&gt;La Guerra&lt;/Text&gt;&lt;/Row&gt;</text:p>
          </table:table-cell>
          <table:table-cell office:value-type="string">
            <text:p>戦争の</text:p>
          </table:table-cell>
          <table:table-cell table:formula="of:=CONCATENATE(&quot;&lt;Row Tag='&quot;;[.A84];&quot;' Language='ja_JP'&gt;&lt;Text&gt;&quot;;[.I84];&quot;&lt;/Text&gt;&lt;/Row&gt;&quot;)" office:value-type="string" office:string-value="&lt;Row Tag='LOC_TCS_UNITNAME_PREFIX_WAR' Language='ja_JP'&gt;&lt;Text&gt;戦争の&lt;/Text&gt;&lt;/Row&gt;">
            <text:p>&lt;Row Tag='LOC_TCS_UNITNAME_PREFIX_WAR' Language='ja_JP'&gt;&lt;Text&gt;戦争の&lt;/Text&gt;&lt;/Row&gt;</text:p>
          </table:table-cell>
          <table:table-cell office:value-type="string">
            <text:p>전쟁의</text:p>
          </table:table-cell>
          <table:table-cell table:formula="of:=CONCATENATE(&quot;&lt;Row Tag='&quot;;[.A84];&quot;' Language='ko_KR'&gt;&lt;Text&gt;&quot;;[.K84];&quot;&lt;/Text&gt;&lt;/Row&gt;&quot;)" office:value-type="string" office:string-value="&lt;Row Tag='LOC_TCS_UNITNAME_PREFIX_WAR' Language='ko_KR'&gt;&lt;Text&gt;전쟁의&lt;/Text&gt;&lt;/Row&gt;">
            <text:p>&lt;Row Tag='LOC_TCS_UNITNAME_PREFIX_WAR' Language='ko_KR'&gt;&lt;Text&gt;전쟁의&lt;/Text&gt;&lt;/Row&gt;</text:p>
          </table:table-cell>
          <table:table-cell office:value-type="string">
            <text:p>Wojenny</text:p>
          </table:table-cell>
          <table:table-cell table:formula="of:=CONCATENATE(&quot;&lt;Row Tag='&quot;;[.A84];&quot;' Language='pl_PL'&gt;&lt;Text&gt;&quot;;[.M84];&quot;&lt;/Text&gt;&lt;/Row&gt;&quot;)" office:value-type="string" office:string-value="&lt;Row Tag='LOC_TCS_UNITNAME_PREFIX_WAR' Language='pl_PL'&gt;&lt;Text&gt;Wojenny&lt;/Text&gt;&lt;/Row&gt;">
            <text:p>&lt;Row Tag='LOC_TCS_UNITNAME_PREFIX_WAR' Language='pl_PL'&gt;&lt;Text&gt;Wojenny&lt;/Text&gt;&lt;/Row&gt;</text:p>
          </table:table-cell>
          <table:table-cell office:value-type="string">
            <text:p>A Guerra</text:p>
          </table:table-cell>
          <table:table-cell table:formula="of:=CONCATENATE(&quot;&lt;Row Tag='&quot;;[.A84];&quot;' Language='pt_BR'&gt;&lt;Text&gt;&quot;;[.O84];&quot;&lt;/Text&gt;&lt;/Row&gt;&quot;)" office:value-type="string" office:string-value="&lt;Row Tag='LOC_TCS_UNITNAME_PREFIX_WAR' Language='pt_BR'&gt;&lt;Text&gt;A Guerra&lt;/Text&gt;&lt;/Row&gt;">
            <text:p>&lt;Row Tag='LOC_TCS_UNITNAME_PREFIX_WAR' Language='pt_BR'&gt;&lt;Text&gt;A Guerra&lt;/Text&gt;&lt;/Row&gt;</text:p>
          </table:table-cell>
          <table:table-cell office:value-type="string">
            <text:p>Военный</text:p>
          </table:table-cell>
          <table:table-cell table:formula="of:=CONCATENATE(&quot;&lt;Row Tag='&quot;;[.A84];&quot;' Language='ru_RU'&gt;&lt;Text&gt;&quot;;[.Q84];&quot;&lt;/Text&gt;&lt;/Row&gt;&quot;)" office:value-type="string" office:string-value="&lt;Row Tag='LOC_TCS_UNITNAME_PREFIX_WAR' Language='ru_RU'&gt;&lt;Text&gt;Военный&lt;/Text&gt;&lt;/Row&gt;">
            <text:p>&lt;Row Tag='LOC_TCS_UNITNAME_PREFIX_WAR' Language='ru_RU'&gt;&lt;Text&gt;Военный&lt;/Text&gt;&lt;/Row&gt;</text:p>
          </table:table-cell>
          <table:table-cell office:value-type="string">
            <text:p>战争</text:p>
          </table:table-cell>
          <table:table-cell table:formula="of:=CONCATENATE(&quot;&lt;Row Tag='&quot;;[.A84];&quot;' Language='zh_Hans_CN'&gt;&lt;Text&gt;&quot;;[.S84];&quot;&lt;/Text&gt;&lt;/Row&gt;&quot;)" office:value-type="string" office:string-value="&lt;Row Tag='LOC_TCS_UNITNAME_PREFIX_WAR' Language='zh_Hans_CN'&gt;&lt;Text&gt;战争&lt;/Text&gt;&lt;/Row&gt;">
            <text:p>&lt;Row Tag='LOC_TCS_UNITNAME_PREFIX_WAR' Language='zh_Hans_CN'&gt;&lt;Text&gt;战争&lt;/Text&gt;&lt;/Row&gt;</text:p>
          </table:table-cell>
        </table:table-row>
        <table:table-row table:style-name="ro3">
          <table:table-cell table:style-name="ce2" office:value-type="string">
            <text:p>LOC_TCS_UNITNAME_PREFIX_WHITE</text:p>
          </table:table-cell>
          <table:table-cell table:style-name="ce2" office:value-type="string">
            <text:p>The White</text:p>
          </table:table-cell>
          <table:table-cell office:value-type="string">
            <text:p>Der Weiße</text:p>
          </table:table-cell>
          <table:table-cell table:formula="of:=CONCATENATE(&quot;&lt;Row Tag='&quot;;[.A85];&quot;' Language='de_DE'&gt;&lt;Text&gt;&quot;;[.C85];&quot;&lt;/Text&gt;&lt;/Row&gt;&quot;)" office:value-type="string" office:string-value="&lt;Row Tag='LOC_TCS_UNITNAME_PREFIX_WHITE' Language='de_DE'&gt;&lt;Text&gt;Der Weiße&lt;/Text&gt;&lt;/Row&gt;">
            <text:p>&lt;Row Tag='LOC_TCS_UNITNAME_PREFIX_WHITE' Language='de_DE'&gt;&lt;Text&gt;Der Weiße&lt;/Text&gt;&lt;/Row&gt;</text:p>
          </table:table-cell>
          <table:table-cell office:value-type="string">
            <text:p>El Blanco</text:p>
          </table:table-cell>
          <table:table-cell table:formula="of:=CONCATENATE(&quot;&lt;Row Tag='&quot;;[.A85];&quot;' Language='es_ES'&gt;&lt;Text&gt;&quot;;[.E85];&quot;&lt;/Text&gt;&lt;/Row&gt;&quot;)" office:value-type="string" office:string-value="&lt;Row Tag='LOC_TCS_UNITNAME_PREFIX_WHITE' Language='es_ES'&gt;&lt;Text&gt;El Blanco&lt;/Text&gt;&lt;/Row&gt;">
            <text:p>&lt;Row Tag='LOC_TCS_UNITNAME_PREFIX_WHITE' Language='es_ES'&gt;&lt;Text&gt;El Blanco&lt;/Text&gt;&lt;/Row&gt;</text:p>
          </table:table-cell>
          <table:table-cell office:value-type="string">
            <text:p>Il Bianco</text:p>
          </table:table-cell>
          <table:table-cell table:formula="of:=CONCATENATE(&quot;&lt;Row Tag='&quot;;[.A85];&quot;' Language='it_IT'&gt;&lt;Text&gt;&quot;;[.G85];&quot;&lt;/Text&gt;&lt;/Row&gt;&quot;)" office:value-type="string" office:string-value="&lt;Row Tag='LOC_TCS_UNITNAME_PREFIX_WHITE' Language='it_IT'&gt;&lt;Text&gt;Il Bianco&lt;/Text&gt;&lt;/Row&gt;">
            <text:p>&lt;Row Tag='LOC_TCS_UNITNAME_PREFIX_WHITE' Language='it_IT'&gt;&lt;Text&gt;Il Bianco&lt;/Text&gt;&lt;/Row&gt;</text:p>
          </table:table-cell>
          <table:table-cell office:value-type="string">
            <text:p>白い</text:p>
          </table:table-cell>
          <table:table-cell table:formula="of:=CONCATENATE(&quot;&lt;Row Tag='&quot;;[.A85];&quot;' Language='ja_JP'&gt;&lt;Text&gt;&quot;;[.I85];&quot;&lt;/Text&gt;&lt;/Row&gt;&quot;)" office:value-type="string" office:string-value="&lt;Row Tag='LOC_TCS_UNITNAME_PREFIX_WHITE' Language='ja_JP'&gt;&lt;Text&gt;白い&lt;/Text&gt;&lt;/Row&gt;">
            <text:p>&lt;Row Tag='LOC_TCS_UNITNAME_PREFIX_WHITE' Language='ja_JP'&gt;&lt;Text&gt;白い&lt;/Text&gt;&lt;/Row&gt;</text:p>
          </table:table-cell>
          <table:table-cell office:value-type="string">
            <text:p>하얀</text:p>
          </table:table-cell>
          <table:table-cell table:formula="of:=CONCATENATE(&quot;&lt;Row Tag='&quot;;[.A85];&quot;' Language='ko_KR'&gt;&lt;Text&gt;&quot;;[.K85];&quot;&lt;/Text&gt;&lt;/Row&gt;&quot;)" office:value-type="string" office:string-value="&lt;Row Tag='LOC_TCS_UNITNAME_PREFIX_WHITE' Language='ko_KR'&gt;&lt;Text&gt;하얀&lt;/Text&gt;&lt;/Row&gt;">
            <text:p>&lt;Row Tag='LOC_TCS_UNITNAME_PREFIX_WHITE' Language='ko_KR'&gt;&lt;Text&gt;하얀&lt;/Text&gt;&lt;/Row&gt;</text:p>
          </table:table-cell>
          <table:table-cell office:value-type="string">
            <text:p>Biały</text:p>
          </table:table-cell>
          <table:table-cell table:formula="of:=CONCATENATE(&quot;&lt;Row Tag='&quot;;[.A85];&quot;' Language='pl_PL'&gt;&lt;Text&gt;&quot;;[.M85];&quot;&lt;/Text&gt;&lt;/Row&gt;&quot;)" office:value-type="string" office:string-value="&lt;Row Tag='LOC_TCS_UNITNAME_PREFIX_WHITE' Language='pl_PL'&gt;&lt;Text&gt;Biały&lt;/Text&gt;&lt;/Row&gt;">
            <text:p>&lt;Row Tag='LOC_TCS_UNITNAME_PREFIX_WHITE' Language='pl_PL'&gt;&lt;Text&gt;Biały&lt;/Text&gt;&lt;/Row&gt;</text:p>
          </table:table-cell>
          <table:table-cell office:value-type="string">
            <text:p>O Branco</text:p>
          </table:table-cell>
          <table:table-cell table:formula="of:=CONCATENATE(&quot;&lt;Row Tag='&quot;;[.A85];&quot;' Language='pt_BR'&gt;&lt;Text&gt;&quot;;[.O85];&quot;&lt;/Text&gt;&lt;/Row&gt;&quot;)" office:value-type="string" office:string-value="&lt;Row Tag='LOC_TCS_UNITNAME_PREFIX_WHITE' Language='pt_BR'&gt;&lt;Text&gt;O Branco&lt;/Text&gt;&lt;/Row&gt;">
            <text:p>&lt;Row Tag='LOC_TCS_UNITNAME_PREFIX_WHITE' Language='pt_BR'&gt;&lt;Text&gt;O Branco&lt;/Text&gt;&lt;/Row&gt;</text:p>
          </table:table-cell>
          <table:table-cell office:value-type="string">
            <text:p>Белый</text:p>
          </table:table-cell>
          <table:table-cell table:formula="of:=CONCATENATE(&quot;&lt;Row Tag='&quot;;[.A85];&quot;' Language='ru_RU'&gt;&lt;Text&gt;&quot;;[.Q85];&quot;&lt;/Text&gt;&lt;/Row&gt;&quot;)" office:value-type="string" office:string-value="&lt;Row Tag='LOC_TCS_UNITNAME_PREFIX_WHITE' Language='ru_RU'&gt;&lt;Text&gt;Белый&lt;/Text&gt;&lt;/Row&gt;">
            <text:p>&lt;Row Tag='LOC_TCS_UNITNAME_PREFIX_WHITE' Language='ru_RU'&gt;&lt;Text&gt;Белый&lt;/Text&gt;&lt;/Row&gt;</text:p>
          </table:table-cell>
          <table:table-cell office:value-type="string">
            <text:p>白色的</text:p>
          </table:table-cell>
          <table:table-cell table:formula="of:=CONCATENATE(&quot;&lt;Row Tag='&quot;;[.A85];&quot;' Language='zh_Hans_CN'&gt;&lt;Text&gt;&quot;;[.S85];&quot;&lt;/Text&gt;&lt;/Row&gt;&quot;)" office:value-type="string" office:string-value="&lt;Row Tag='LOC_TCS_UNITNAME_PREFIX_WHITE' Language='zh_Hans_CN'&gt;&lt;Text&gt;白色的&lt;/Text&gt;&lt;/Row&gt;">
            <text:p>&lt;Row Tag='LOC_TCS_UNITNAME_PREFIX_WHITE' Language='zh_Hans_CN'&gt;&lt;Text&gt;白色的&lt;/Text&gt;&lt;/Row&gt;</text:p>
          </table:table-cell>
        </table:table-row>
        <table:table-row table:style-name="ro3">
          <table:table-cell table:style-name="ce2" office:value-type="string">
            <text:p>LOC_TCS_UNITNAME_PREFIX_WILD</text:p>
          </table:table-cell>
          <table:table-cell table:style-name="ce2" office:value-type="string">
            <text:p>The Wild</text:p>
          </table:table-cell>
          <table:table-cell office:value-type="string">
            <text:p>Der Wilde</text:p>
          </table:table-cell>
          <table:table-cell table:formula="of:=CONCATENATE(&quot;&lt;Row Tag='&quot;;[.A86];&quot;' Language='de_DE'&gt;&lt;Text&gt;&quot;;[.C86];&quot;&lt;/Text&gt;&lt;/Row&gt;&quot;)" office:value-type="string" office:string-value="&lt;Row Tag='LOC_TCS_UNITNAME_PREFIX_WILD' Language='de_DE'&gt;&lt;Text&gt;Der Wilde&lt;/Text&gt;&lt;/Row&gt;">
            <text:p>&lt;Row Tag='LOC_TCS_UNITNAME_PREFIX_WILD' Language='de_DE'&gt;&lt;Text&gt;Der Wilde&lt;/Text&gt;&lt;/Row&gt;</text:p>
          </table:table-cell>
          <table:table-cell office:value-type="string">
            <text:p>El Salvaje</text:p>
          </table:table-cell>
          <table:table-cell table:formula="of:=CONCATENATE(&quot;&lt;Row Tag='&quot;;[.A86];&quot;' Language='es_ES'&gt;&lt;Text&gt;&quot;;[.E86];&quot;&lt;/Text&gt;&lt;/Row&gt;&quot;)" office:value-type="string" office:string-value="&lt;Row Tag='LOC_TCS_UNITNAME_PREFIX_WILD' Language='es_ES'&gt;&lt;Text&gt;El Salvaje&lt;/Text&gt;&lt;/Row&gt;">
            <text:p>&lt;Row Tag='LOC_TCS_UNITNAME_PREFIX_WILD' Language='es_ES'&gt;&lt;Text&gt;El Salvaje&lt;/Text&gt;&lt;/Row&gt;</text:p>
          </table:table-cell>
          <table:table-cell office:value-type="string">
            <text:p>Il Selvaggio</text:p>
          </table:table-cell>
          <table:table-cell table:formula="of:=CONCATENATE(&quot;&lt;Row Tag='&quot;;[.A86];&quot;' Language='it_IT'&gt;&lt;Text&gt;&quot;;[.G86];&quot;&lt;/Text&gt;&lt;/Row&gt;&quot;)" office:value-type="string" office:string-value="&lt;Row Tag='LOC_TCS_UNITNAME_PREFIX_WILD' Language='it_IT'&gt;&lt;Text&gt;Il Selvaggio&lt;/Text&gt;&lt;/Row&gt;">
            <text:p>&lt;Row Tag='LOC_TCS_UNITNAME_PREFIX_WILD' Language='it_IT'&gt;&lt;Text&gt;Il Selvaggio&lt;/Text&gt;&lt;/Row&gt;</text:p>
          </table:table-cell>
          <table:table-cell office:value-type="string">
            <text:p>野生の</text:p>
          </table:table-cell>
          <table:table-cell table:formula="of:=CONCATENATE(&quot;&lt;Row Tag='&quot;;[.A86];&quot;' Language='ja_JP'&gt;&lt;Text&gt;&quot;;[.I86];&quot;&lt;/Text&gt;&lt;/Row&gt;&quot;)" office:value-type="string" office:string-value="&lt;Row Tag='LOC_TCS_UNITNAME_PREFIX_WILD' Language='ja_JP'&gt;&lt;Text&gt;野生の&lt;/Text&gt;&lt;/Row&gt;">
            <text:p>&lt;Row Tag='LOC_TCS_UNITNAME_PREFIX_WILD' Language='ja_JP'&gt;&lt;Text&gt;野生の&lt;/Text&gt;&lt;/Row&gt;</text:p>
          </table:table-cell>
          <table:table-cell office:value-type="string">
            <text:p>야생의</text:p>
          </table:table-cell>
          <table:table-cell table:formula="of:=CONCATENATE(&quot;&lt;Row Tag='&quot;;[.A86];&quot;' Language='ko_KR'&gt;&lt;Text&gt;&quot;;[.K86];&quot;&lt;/Text&gt;&lt;/Row&gt;&quot;)" office:value-type="string" office:string-value="&lt;Row Tag='LOC_TCS_UNITNAME_PREFIX_WILD' Language='ko_KR'&gt;&lt;Text&gt;야생의&lt;/Text&gt;&lt;/Row&gt;">
            <text:p>&lt;Row Tag='LOC_TCS_UNITNAME_PREFIX_WILD' Language='ko_KR'&gt;&lt;Text&gt;야생의&lt;/Text&gt;&lt;/Row&gt;</text:p>
          </table:table-cell>
          <table:table-cell office:value-type="string">
            <text:p>Dziki</text:p>
          </table:table-cell>
          <table:table-cell table:formula="of:=CONCATENATE(&quot;&lt;Row Tag='&quot;;[.A86];&quot;' Language='pl_PL'&gt;&lt;Text&gt;&quot;;[.M86];&quot;&lt;/Text&gt;&lt;/Row&gt;&quot;)" office:value-type="string" office:string-value="&lt;Row Tag='LOC_TCS_UNITNAME_PREFIX_WILD' Language='pl_PL'&gt;&lt;Text&gt;Dziki&lt;/Text&gt;&lt;/Row&gt;">
            <text:p>&lt;Row Tag='LOC_TCS_UNITNAME_PREFIX_WILD' Language='pl_PL'&gt;&lt;Text&gt;Dziki&lt;/Text&gt;&lt;/Row&gt;</text:p>
          </table:table-cell>
          <table:table-cell office:value-type="string">
            <text:p>O Selvagem</text:p>
          </table:table-cell>
          <table:table-cell table:formula="of:=CONCATENATE(&quot;&lt;Row Tag='&quot;;[.A86];&quot;' Language='pt_BR'&gt;&lt;Text&gt;&quot;;[.O86];&quot;&lt;/Text&gt;&lt;/Row&gt;&quot;)" office:value-type="string" office:string-value="&lt;Row Tag='LOC_TCS_UNITNAME_PREFIX_WILD' Language='pt_BR'&gt;&lt;Text&gt;O Selvagem&lt;/Text&gt;&lt;/Row&gt;">
            <text:p>&lt;Row Tag='LOC_TCS_UNITNAME_PREFIX_WILD' Language='pt_BR'&gt;&lt;Text&gt;O Selvagem&lt;/Text&gt;&lt;/Row&gt;</text:p>
          </table:table-cell>
          <table:table-cell office:value-type="string">
            <text:p>Дикий</text:p>
          </table:table-cell>
          <table:table-cell table:formula="of:=CONCATENATE(&quot;&lt;Row Tag='&quot;;[.A86];&quot;' Language='ru_RU'&gt;&lt;Text&gt;&quot;;[.Q86];&quot;&lt;/Text&gt;&lt;/Row&gt;&quot;)" office:value-type="string" office:string-value="&lt;Row Tag='LOC_TCS_UNITNAME_PREFIX_WILD' Language='ru_RU'&gt;&lt;Text&gt;Дикий&lt;/Text&gt;&lt;/Row&gt;">
            <text:p>&lt;Row Tag='LOC_TCS_UNITNAME_PREFIX_WILD' Language='ru_RU'&gt;&lt;Text&gt;Дикий&lt;/Text&gt;&lt;/Row&gt;</text:p>
          </table:table-cell>
          <table:table-cell office:value-type="string">
            <text:p>野生的</text:p>
          </table:table-cell>
          <table:table-cell table:formula="of:=CONCATENATE(&quot;&lt;Row Tag='&quot;;[.A86];&quot;' Language='zh_Hans_CN'&gt;&lt;Text&gt;&quot;;[.S86];&quot;&lt;/Text&gt;&lt;/Row&gt;&quot;)" office:value-type="string" office:string-value="&lt;Row Tag='LOC_TCS_UNITNAME_PREFIX_WILD' Language='zh_Hans_CN'&gt;&lt;Text&gt;野生的&lt;/Text&gt;&lt;/Row&gt;">
            <text:p>&lt;Row Tag='LOC_TCS_UNITNAME_PREFIX_WILD' Language='zh_Hans_CN'&gt;&lt;Text&gt;野生的&lt;/Text&gt;&lt;/Row&gt;</text:p>
          </table:table-cell>
        </table:table-row>
        <table:table-row table:style-name="ro3">
          <table:table-cell table:style-name="ce2" office:value-type="string">
            <text:p>LOC_TCS_UNITNAME_PREFIX_WINDING</text:p>
          </table:table-cell>
          <table:table-cell table:style-name="ce2" office:value-type="string">
            <text:p>The Winding</text:p>
          </table:table-cell>
          <table:table-cell office:value-type="string">
            <text:p>Der Gewundene</text:p>
          </table:table-cell>
          <table:table-cell table:formula="of:=CONCATENATE(&quot;&lt;Row Tag='&quot;;[.A87];&quot;' Language='de_DE'&gt;&lt;Text&gt;&quot;;[.C87];&quot;&lt;/Text&gt;&lt;/Row&gt;&quot;)" office:value-type="string" office:string-value="&lt;Row Tag='LOC_TCS_UNITNAME_PREFIX_WINDING' Language='de_DE'&gt;&lt;Text&gt;Der Gewundene&lt;/Text&gt;&lt;/Row&gt;">
            <text:p>&lt;Row Tag='LOC_TCS_UNITNAME_PREFIX_WINDING' Language='de_DE'&gt;&lt;Text&gt;Der Gewundene&lt;/Text&gt;&lt;/Row&gt;</text:p>
          </table:table-cell>
          <table:table-cell office:value-type="string">
            <text:p>El Sinuoso</text:p>
          </table:table-cell>
          <table:table-cell table:formula="of:=CONCATENATE(&quot;&lt;Row Tag='&quot;;[.A87];&quot;' Language='es_ES'&gt;&lt;Text&gt;&quot;;[.E87];&quot;&lt;/Text&gt;&lt;/Row&gt;&quot;)" office:value-type="string" office:string-value="&lt;Row Tag='LOC_TCS_UNITNAME_PREFIX_WINDING' Language='es_ES'&gt;&lt;Text&gt;El Sinuoso&lt;/Text&gt;&lt;/Row&gt;">
            <text:p>&lt;Row Tag='LOC_TCS_UNITNAME_PREFIX_WINDING' Language='es_ES'&gt;&lt;Text&gt;El Sinuoso&lt;/Text&gt;&lt;/Row&gt;</text:p>
          </table:table-cell>
          <table:table-cell office:value-type="string">
            <text:p>Il Serpeggiante</text:p>
          </table:table-cell>
          <table:table-cell table:formula="of:=CONCATENATE(&quot;&lt;Row Tag='&quot;;[.A87];&quot;' Language='it_IT'&gt;&lt;Text&gt;&quot;;[.G87];&quot;&lt;/Text&gt;&lt;/Row&gt;&quot;)" office:value-type="string" office:string-value="&lt;Row Tag='LOC_TCS_UNITNAME_PREFIX_WINDING' Language='it_IT'&gt;&lt;Text&gt;Il Serpeggiante&lt;/Text&gt;&lt;/Row&gt;">
            <text:p>&lt;Row Tag='LOC_TCS_UNITNAME_PREFIX_WINDING' Language='it_IT'&gt;&lt;Text&gt;Il Serpeggiante&lt;/Text&gt;&lt;/Row&gt;</text:p>
          </table:table-cell>
          <table:table-cell office:value-type="string">
            <text:p>曲がりくねった</text:p>
          </table:table-cell>
          <table:table-cell table:formula="of:=CONCATENATE(&quot;&lt;Row Tag='&quot;;[.A87];&quot;' Language='ja_JP'&gt;&lt;Text&gt;&quot;;[.I87];&quot;&lt;/Text&gt;&lt;/Row&gt;&quot;)" office:value-type="string" office:string-value="&lt;Row Tag='LOC_TCS_UNITNAME_PREFIX_WINDING' Language='ja_JP'&gt;&lt;Text&gt;曲がりくねった&lt;/Text&gt;&lt;/Row&gt;">
            <text:p>&lt;Row Tag='LOC_TCS_UNITNAME_PREFIX_WINDING' Language='ja_JP'&gt;&lt;Text&gt;曲がりくねった&lt;/Text&gt;&lt;/Row&gt;</text:p>
          </table:table-cell>
          <table:table-cell office:value-type="string">
            <text:p>구불구불한</text:p>
          </table:table-cell>
          <table:table-cell table:formula="of:=CONCATENATE(&quot;&lt;Row Tag='&quot;;[.A87];&quot;' Language='ko_KR'&gt;&lt;Text&gt;&quot;;[.K87];&quot;&lt;/Text&gt;&lt;/Row&gt;&quot;)" office:value-type="string" office:string-value="&lt;Row Tag='LOC_TCS_UNITNAME_PREFIX_WINDING' Language='ko_KR'&gt;&lt;Text&gt;구불구불한&lt;/Text&gt;&lt;/Row&gt;">
            <text:p>&lt;Row Tag='LOC_TCS_UNITNAME_PREFIX_WINDING' Language='ko_KR'&gt;&lt;Text&gt;구불구불한&lt;/Text&gt;&lt;/Row&gt;</text:p>
          </table:table-cell>
          <table:table-cell office:value-type="string">
            <text:p>Wijący się</text:p>
          </table:table-cell>
          <table:table-cell table:formula="of:=CONCATENATE(&quot;&lt;Row Tag='&quot;;[.A87];&quot;' Language='pl_PL'&gt;&lt;Text&gt;&quot;;[.M87];&quot;&lt;/Text&gt;&lt;/Row&gt;&quot;)" office:value-type="string" office:string-value="&lt;Row Tag='LOC_TCS_UNITNAME_PREFIX_WINDING' Language='pl_PL'&gt;&lt;Text&gt;Wijący się&lt;/Text&gt;&lt;/Row&gt;">
            <text:p>&lt;Row Tag='LOC_TCS_UNITNAME_PREFIX_WINDING' Language='pl_PL'&gt;&lt;Text&gt;Wijący się&lt;/Text&gt;&lt;/Row&gt;</text:p>
          </table:table-cell>
          <table:table-cell office:value-type="string">
            <text:p>O Sinuoso</text:p>
          </table:table-cell>
          <table:table-cell table:formula="of:=CONCATENATE(&quot;&lt;Row Tag='&quot;;[.A87];&quot;' Language='pt_BR'&gt;&lt;Text&gt;&quot;;[.O87];&quot;&lt;/Text&gt;&lt;/Row&gt;&quot;)" office:value-type="string" office:string-value="&lt;Row Tag='LOC_TCS_UNITNAME_PREFIX_WINDING' Language='pt_BR'&gt;&lt;Text&gt;O Sinuoso&lt;/Text&gt;&lt;/Row&gt;">
            <text:p>&lt;Row Tag='LOC_TCS_UNITNAME_PREFIX_WINDING' Language='pt_BR'&gt;&lt;Text&gt;O Sinuoso&lt;/Text&gt;&lt;/Row&gt;</text:p>
          </table:table-cell>
          <table:table-cell office:value-type="string">
            <text:p>Извилистый</text:p>
          </table:table-cell>
          <table:table-cell table:formula="of:=CONCATENATE(&quot;&lt;Row Tag='&quot;;[.A87];&quot;' Language='ru_RU'&gt;&lt;Text&gt;&quot;;[.Q87];&quot;&lt;/Text&gt;&lt;/Row&gt;&quot;)" office:value-type="string" office:string-value="&lt;Row Tag='LOC_TCS_UNITNAME_PREFIX_WINDING' Language='ru_RU'&gt;&lt;Text&gt;Извилистый&lt;/Text&gt;&lt;/Row&gt;">
            <text:p>&lt;Row Tag='LOC_TCS_UNITNAME_PREFIX_WINDING' Language='ru_RU'&gt;&lt;Text&gt;Извилистый&lt;/Text&gt;&lt;/Row&gt;</text:p>
          </table:table-cell>
          <table:table-cell office:value-type="string">
            <text:p>蜿蜒的</text:p>
          </table:table-cell>
          <table:table-cell table:formula="of:=CONCATENATE(&quot;&lt;Row Tag='&quot;;[.A87];&quot;' Language='zh_Hans_CN'&gt;&lt;Text&gt;&quot;;[.S87];&quot;&lt;/Text&gt;&lt;/Row&gt;&quot;)" office:value-type="string" office:string-value="&lt;Row Tag='LOC_TCS_UNITNAME_PREFIX_WINDING' Language='zh_Hans_CN'&gt;&lt;Text&gt;蜿蜒的&lt;/Text&gt;&lt;/Row&gt;">
            <text:p>&lt;Row Tag='LOC_TCS_UNITNAME_PREFIX_WINDING' Language='zh_Hans_CN'&gt;&lt;Text&gt;蜿蜒的&lt;/Text&gt;&lt;/Row&gt;</text:p>
          </table:table-cell>
        </table:table-row>
        <table:table-row table:style-name="ro3">
          <table:table-cell table:style-name="ce2" office:value-type="string">
            <text:p>LOC_TCS_UNITNAME_PREFIX_HEAVENLY</text:p>
          </table:table-cell>
          <table:table-cell table:style-name="ce2" office:value-type="string">
            <text:p>The Heavenly</text:p>
          </table:table-cell>
          <table:table-cell office:value-type="string">
            <text:p>Der Himmlische</text:p>
          </table:table-cell>
          <table:table-cell table:formula="of:=CONCATENATE(&quot;&lt;Row Tag='&quot;;[.A88];&quot;' Language='de_DE'&gt;&lt;Text&gt;&quot;;[.C88];&quot;&lt;/Text&gt;&lt;/Row&gt;&quot;)" office:value-type="string" office:string-value="&lt;Row Tag='LOC_TCS_UNITNAME_PREFIX_HEAVENLY' Language='de_DE'&gt;&lt;Text&gt;Der Himmlische&lt;/Text&gt;&lt;/Row&gt;">
            <text:p>&lt;Row Tag='LOC_TCS_UNITNAME_PREFIX_HEAVENLY' Language='de_DE'&gt;&lt;Text&gt;Der Himmlische&lt;/Text&gt;&lt;/Row&gt;</text:p>
          </table:table-cell>
          <table:table-cell office:value-type="string">
            <text:p>El Celestial</text:p>
          </table:table-cell>
          <table:table-cell table:formula="of:=CONCATENATE(&quot;&lt;Row Tag='&quot;;[.A88];&quot;' Language='es_ES'&gt;&lt;Text&gt;&quot;;[.E88];&quot;&lt;/Text&gt;&lt;/Row&gt;&quot;)" office:value-type="string" office:string-value="&lt;Row Tag='LOC_TCS_UNITNAME_PREFIX_HEAVENLY' Language='es_ES'&gt;&lt;Text&gt;El Celestial&lt;/Text&gt;&lt;/Row&gt;">
            <text:p>&lt;Row Tag='LOC_TCS_UNITNAME_PREFIX_HEAVENLY' Language='es_ES'&gt;&lt;Text&gt;El Celestial&lt;/Text&gt;&lt;/Row&gt;</text:p>
          </table:table-cell>
          <table:table-cell office:value-type="string">
            <text:p>Il Celeste</text:p>
          </table:table-cell>
          <table:table-cell table:formula="of:=CONCATENATE(&quot;&lt;Row Tag='&quot;;[.A88];&quot;' Language='it_IT'&gt;&lt;Text&gt;&quot;;[.G88];&quot;&lt;/Text&gt;&lt;/Row&gt;&quot;)" office:value-type="string" office:string-value="&lt;Row Tag='LOC_TCS_UNITNAME_PREFIX_HEAVENLY' Language='it_IT'&gt;&lt;Text&gt;Il Celeste&lt;/Text&gt;&lt;/Row&gt;">
            <text:p>&lt;Row Tag='LOC_TCS_UNITNAME_PREFIX_HEAVENLY' Language='it_IT'&gt;&lt;Text&gt;Il Celeste&lt;/Text&gt;&lt;/Row&gt;</text:p>
          </table:table-cell>
          <table:table-cell office:value-type="string">
            <text:p>天の</text:p>
          </table:table-cell>
          <table:table-cell table:formula="of:=CONCATENATE(&quot;&lt;Row Tag='&quot;;[.A88];&quot;' Language='ja_JP'&gt;&lt;Text&gt;&quot;;[.I88];&quot;&lt;/Text&gt;&lt;/Row&gt;&quot;)" office:value-type="string" office:string-value="&lt;Row Tag='LOC_TCS_UNITNAME_PREFIX_HEAVENLY' Language='ja_JP'&gt;&lt;Text&gt;天の&lt;/Text&gt;&lt;/Row&gt;">
            <text:p>&lt;Row Tag='LOC_TCS_UNITNAME_PREFIX_HEAVENLY' Language='ja_JP'&gt;&lt;Text&gt;天の&lt;/Text&gt;&lt;/Row&gt;</text:p>
          </table:table-cell>
          <table:table-cell office:value-type="string">
            <text:p>천상의</text:p>
          </table:table-cell>
          <table:table-cell table:formula="of:=CONCATENATE(&quot;&lt;Row Tag='&quot;;[.A88];&quot;' Language='ko_KR'&gt;&lt;Text&gt;&quot;;[.K88];&quot;&lt;/Text&gt;&lt;/Row&gt;&quot;)" office:value-type="string" office:string-value="&lt;Row Tag='LOC_TCS_UNITNAME_PREFIX_HEAVENLY' Language='ko_KR'&gt;&lt;Text&gt;천상의&lt;/Text&gt;&lt;/Row&gt;">
            <text:p>&lt;Row Tag='LOC_TCS_UNITNAME_PREFIX_HEAVENLY' Language='ko_KR'&gt;&lt;Text&gt;천상의&lt;/Text&gt;&lt;/Row&gt;</text:p>
          </table:table-cell>
          <table:table-cell office:value-type="string">
            <text:p>Niebiański</text:p>
          </table:table-cell>
          <table:table-cell table:formula="of:=CONCATENATE(&quot;&lt;Row Tag='&quot;;[.A88];&quot;' Language='pl_PL'&gt;&lt;Text&gt;&quot;;[.M88];&quot;&lt;/Text&gt;&lt;/Row&gt;&quot;)" office:value-type="string" office:string-value="&lt;Row Tag='LOC_TCS_UNITNAME_PREFIX_HEAVENLY' Language='pl_PL'&gt;&lt;Text&gt;Niebiański&lt;/Text&gt;&lt;/Row&gt;">
            <text:p>&lt;Row Tag='LOC_TCS_UNITNAME_PREFIX_HEAVENLY' Language='pl_PL'&gt;&lt;Text&gt;Niebiański&lt;/Text&gt;&lt;/Row&gt;</text:p>
          </table:table-cell>
          <table:table-cell office:value-type="string">
            <text:p>O Celestial</text:p>
          </table:table-cell>
          <table:table-cell table:formula="of:=CONCATENATE(&quot;&lt;Row Tag='&quot;;[.A88];&quot;' Language='pt_BR'&gt;&lt;Text&gt;&quot;;[.O88];&quot;&lt;/Text&gt;&lt;/Row&gt;&quot;)" office:value-type="string" office:string-value="&lt;Row Tag='LOC_TCS_UNITNAME_PREFIX_HEAVENLY' Language='pt_BR'&gt;&lt;Text&gt;O Celestial&lt;/Text&gt;&lt;/Row&gt;">
            <text:p>&lt;Row Tag='LOC_TCS_UNITNAME_PREFIX_HEAVENLY' Language='pt_BR'&gt;&lt;Text&gt;O Celestial&lt;/Text&gt;&lt;/Row&gt;</text:p>
          </table:table-cell>
          <table:table-cell office:value-type="string">
            <text:p>Небесный</text:p>
          </table:table-cell>
          <table:table-cell table:formula="of:=CONCATENATE(&quot;&lt;Row Tag='&quot;;[.A88];&quot;' Language='ru_RU'&gt;&lt;Text&gt;&quot;;[.Q88];&quot;&lt;/Text&gt;&lt;/Row&gt;&quot;)" office:value-type="string" office:string-value="&lt;Row Tag='LOC_TCS_UNITNAME_PREFIX_HEAVENLY' Language='ru_RU'&gt;&lt;Text&gt;Небесный&lt;/Text&gt;&lt;/Row&gt;">
            <text:p>&lt;Row Tag='LOC_TCS_UNITNAME_PREFIX_HEAVENLY' Language='ru_RU'&gt;&lt;Text&gt;Небесный&lt;/Text&gt;&lt;/Row&gt;</text:p>
          </table:table-cell>
          <table:table-cell office:value-type="string">
            <text:p>天上的</text:p>
          </table:table-cell>
          <table:table-cell table:formula="of:=CONCATENATE(&quot;&lt;Row Tag='&quot;;[.A88];&quot;' Language='zh_Hans_CN'&gt;&lt;Text&gt;&quot;;[.S88];&quot;&lt;/Text&gt;&lt;/Row&gt;&quot;)" office:value-type="string" office:string-value="&lt;Row Tag='LOC_TCS_UNITNAME_PREFIX_HEAVENLY' Language='zh_Hans_CN'&gt;&lt;Text&gt;天上的&lt;/Text&gt;&lt;/Row&gt;">
            <text:p>&lt;Row Tag='LOC_TCS_UNITNAME_PREFIX_HEAVENLY' Language='zh_Hans_CN'&gt;&lt;Text&gt;天上的&lt;/Text&gt;&lt;/Row&gt;</text:p>
          </table:table-cell>
        </table:table-row>
        <table:table-row table:style-name="ro3">
          <table:table-cell table:style-name="ce2" office:value-type="string">
            <text:p>LOC_TCS_UNITNAME_PREFIX_BRIGHT</text:p>
          </table:table-cell>
          <table:table-cell table:style-name="ce2" office:value-type="string">
            <text:p>The Bright</text:p>
          </table:table-cell>
          <table:table-cell office:value-type="string">
            <text:p>Der Helle</text:p>
          </table:table-cell>
          <table:table-cell table:formula="of:=CONCATENATE(&quot;&lt;Row Tag='&quot;;[.A89];&quot;' Language='de_DE'&gt;&lt;Text&gt;&quot;;[.C89];&quot;&lt;/Text&gt;&lt;/Row&gt;&quot;)" office:value-type="string" office:string-value="&lt;Row Tag='LOC_TCS_UNITNAME_PREFIX_BRIGHT' Language='de_DE'&gt;&lt;Text&gt;Der Helle&lt;/Text&gt;&lt;/Row&gt;">
            <text:p>&lt;Row Tag='LOC_TCS_UNITNAME_PREFIX_BRIGHT' Language='de_DE'&gt;&lt;Text&gt;Der Helle&lt;/Text&gt;&lt;/Row&gt;</text:p>
          </table:table-cell>
          <table:table-cell office:value-type="string">
            <text:p>El Brillante</text:p>
          </table:table-cell>
          <table:table-cell table:formula="of:=CONCATENATE(&quot;&lt;Row Tag='&quot;;[.A89];&quot;' Language='es_ES'&gt;&lt;Text&gt;&quot;;[.E89];&quot;&lt;/Text&gt;&lt;/Row&gt;&quot;)" office:value-type="string" office:string-value="&lt;Row Tag='LOC_TCS_UNITNAME_PREFIX_BRIGHT' Language='es_ES'&gt;&lt;Text&gt;El Brillante&lt;/Text&gt;&lt;/Row&gt;">
            <text:p>&lt;Row Tag='LOC_TCS_UNITNAME_PREFIX_BRIGHT' Language='es_ES'&gt;&lt;Text&gt;El Brillante&lt;/Text&gt;&lt;/Row&gt;</text:p>
          </table:table-cell>
          <table:table-cell office:value-type="string">
            <text:p>Il Luminoso</text:p>
          </table:table-cell>
          <table:table-cell table:formula="of:=CONCATENATE(&quot;&lt;Row Tag='&quot;;[.A89];&quot;' Language='it_IT'&gt;&lt;Text&gt;&quot;;[.G89];&quot;&lt;/Text&gt;&lt;/Row&gt;&quot;)" office:value-type="string" office:string-value="&lt;Row Tag='LOC_TCS_UNITNAME_PREFIX_BRIGHT' Language='it_IT'&gt;&lt;Text&gt;Il Luminoso&lt;/Text&gt;&lt;/Row&gt;">
            <text:p>&lt;Row Tag='LOC_TCS_UNITNAME_PREFIX_BRIGHT' Language='it_IT'&gt;&lt;Text&gt;Il Luminoso&lt;/Text&gt;&lt;/Row&gt;</text:p>
          </table:table-cell>
          <table:table-cell office:value-type="string">
            <text:p>明るい</text:p>
          </table:table-cell>
          <table:table-cell table:formula="of:=CONCATENATE(&quot;&lt;Row Tag='&quot;;[.A89];&quot;' Language='ja_JP'&gt;&lt;Text&gt;&quot;;[.I89];&quot;&lt;/Text&gt;&lt;/Row&gt;&quot;)" office:value-type="string" office:string-value="&lt;Row Tag='LOC_TCS_UNITNAME_PREFIX_BRIGHT' Language='ja_JP'&gt;&lt;Text&gt;明るい&lt;/Text&gt;&lt;/Row&gt;">
            <text:p>&lt;Row Tag='LOC_TCS_UNITNAME_PREFIX_BRIGHT' Language='ja_JP'&gt;&lt;Text&gt;明るい&lt;/Text&gt;&lt;/Row&gt;</text:p>
          </table:table-cell>
          <table:table-cell office:value-type="string">
            <text:p>밝은</text:p>
          </table:table-cell>
          <table:table-cell table:formula="of:=CONCATENATE(&quot;&lt;Row Tag='&quot;;[.A89];&quot;' Language='ko_KR'&gt;&lt;Text&gt;&quot;;[.K89];&quot;&lt;/Text&gt;&lt;/Row&gt;&quot;)" office:value-type="string" office:string-value="&lt;Row Tag='LOC_TCS_UNITNAME_PREFIX_BRIGHT' Language='ko_KR'&gt;&lt;Text&gt;밝은&lt;/Text&gt;&lt;/Row&gt;">
            <text:p>&lt;Row Tag='LOC_TCS_UNITNAME_PREFIX_BRIGHT' Language='ko_KR'&gt;&lt;Text&gt;밝은&lt;/Text&gt;&lt;/Row&gt;</text:p>
          </table:table-cell>
          <table:table-cell office:value-type="string">
            <text:p>Jasny</text:p>
          </table:table-cell>
          <table:table-cell table:formula="of:=CONCATENATE(&quot;&lt;Row Tag='&quot;;[.A89];&quot;' Language='pl_PL'&gt;&lt;Text&gt;&quot;;[.M89];&quot;&lt;/Text&gt;&lt;/Row&gt;&quot;)" office:value-type="string" office:string-value="&lt;Row Tag='LOC_TCS_UNITNAME_PREFIX_BRIGHT' Language='pl_PL'&gt;&lt;Text&gt;Jasny&lt;/Text&gt;&lt;/Row&gt;">
            <text:p>&lt;Row Tag='LOC_TCS_UNITNAME_PREFIX_BRIGHT' Language='pl_PL'&gt;&lt;Text&gt;Jasny&lt;/Text&gt;&lt;/Row&gt;</text:p>
          </table:table-cell>
          <table:table-cell office:value-type="string">
            <text:p>O Brilhante</text:p>
          </table:table-cell>
          <table:table-cell table:formula="of:=CONCATENATE(&quot;&lt;Row Tag='&quot;;[.A89];&quot;' Language='pt_BR'&gt;&lt;Text&gt;&quot;;[.O89];&quot;&lt;/Text&gt;&lt;/Row&gt;&quot;)" office:value-type="string" office:string-value="&lt;Row Tag='LOC_TCS_UNITNAME_PREFIX_BRIGHT' Language='pt_BR'&gt;&lt;Text&gt;O Brilhante&lt;/Text&gt;&lt;/Row&gt;">
            <text:p>&lt;Row Tag='LOC_TCS_UNITNAME_PREFIX_BRIGHT' Language='pt_BR'&gt;&lt;Text&gt;O Brilhante&lt;/Text&gt;&lt;/Row&gt;</text:p>
          </table:table-cell>
          <table:table-cell office:value-type="string">
            <text:p>Яркий</text:p>
          </table:table-cell>
          <table:table-cell table:formula="of:=CONCATENATE(&quot;&lt;Row Tag='&quot;;[.A89];&quot;' Language='ru_RU'&gt;&lt;Text&gt;&quot;;[.Q89];&quot;&lt;/Text&gt;&lt;/Row&gt;&quot;)" office:value-type="string" office:string-value="&lt;Row Tag='LOC_TCS_UNITNAME_PREFIX_BRIGHT' Language='ru_RU'&gt;&lt;Text&gt;Яркий&lt;/Text&gt;&lt;/Row&gt;">
            <text:p>&lt;Row Tag='LOC_TCS_UNITNAME_PREFIX_BRIGHT' Language='ru_RU'&gt;&lt;Text&gt;Яркий&lt;/Text&gt;&lt;/Row&gt;</text:p>
          </table:table-cell>
          <table:table-cell office:value-type="string">
            <text:p>明亮的</text:p>
          </table:table-cell>
          <table:table-cell table:formula="of:=CONCATENATE(&quot;&lt;Row Tag='&quot;;[.A89];&quot;' Language='zh_Hans_CN'&gt;&lt;Text&gt;&quot;;[.S89];&quot;&lt;/Text&gt;&lt;/Row&gt;&quot;)" office:value-type="string" office:string-value="&lt;Row Tag='LOC_TCS_UNITNAME_PREFIX_BRIGHT' Language='zh_Hans_CN'&gt;&lt;Text&gt;明亮的&lt;/Text&gt;&lt;/Row&gt;">
            <text:p>&lt;Row Tag='LOC_TCS_UNITNAME_PREFIX_BRIGHT' Language='zh_Hans_CN'&gt;&lt;Text&gt;明亮的&lt;/Text&gt;&lt;/Row&gt;</text:p>
          </table:table-cell>
        </table:table-row>
        <table:table-row table:style-name="ro3">
          <table:table-cell table:style-name="ce2" office:value-type="string">
            <text:p>LOC_TCS_UNITNAME_PREFIX_HIDDEN</text:p>
          </table:table-cell>
          <table:table-cell table:style-name="ce2" office:value-type="string">
            <text:p>The Hidden</text:p>
          </table:table-cell>
          <table:table-cell office:value-type="string">
            <text:p>Der Verborgene</text:p>
          </table:table-cell>
          <table:table-cell table:formula="of:=CONCATENATE(&quot;&lt;Row Tag='&quot;;[.A90];&quot;' Language='de_DE'&gt;&lt;Text&gt;&quot;;[.C90];&quot;&lt;/Text&gt;&lt;/Row&gt;&quot;)" office:value-type="string" office:string-value="&lt;Row Tag='LOC_TCS_UNITNAME_PREFIX_HIDDEN' Language='de_DE'&gt;&lt;Text&gt;Der Verborgene&lt;/Text&gt;&lt;/Row&gt;">
            <text:p>&lt;Row Tag='LOC_TCS_UNITNAME_PREFIX_HIDDEN' Language='de_DE'&gt;&lt;Text&gt;Der Verborgene&lt;/Text&gt;&lt;/Row&gt;</text:p>
          </table:table-cell>
          <table:table-cell office:value-type="string">
            <text:p>El Oculto</text:p>
          </table:table-cell>
          <table:table-cell table:formula="of:=CONCATENATE(&quot;&lt;Row Tag='&quot;;[.A90];&quot;' Language='es_ES'&gt;&lt;Text&gt;&quot;;[.E90];&quot;&lt;/Text&gt;&lt;/Row&gt;&quot;)" office:value-type="string" office:string-value="&lt;Row Tag='LOC_TCS_UNITNAME_PREFIX_HIDDEN' Language='es_ES'&gt;&lt;Text&gt;El Oculto&lt;/Text&gt;&lt;/Row&gt;">
            <text:p>&lt;Row Tag='LOC_TCS_UNITNAME_PREFIX_HIDDEN' Language='es_ES'&gt;&lt;Text&gt;El Oculto&lt;/Text&gt;&lt;/Row&gt;</text:p>
          </table:table-cell>
          <table:table-cell office:value-type="string">
            <text:p>Il Nascosto</text:p>
          </table:table-cell>
          <table:table-cell table:formula="of:=CONCATENATE(&quot;&lt;Row Tag='&quot;;[.A90];&quot;' Language='it_IT'&gt;&lt;Text&gt;&quot;;[.G90];&quot;&lt;/Text&gt;&lt;/Row&gt;&quot;)" office:value-type="string" office:string-value="&lt;Row Tag='LOC_TCS_UNITNAME_PREFIX_HIDDEN' Language='it_IT'&gt;&lt;Text&gt;Il Nascosto&lt;/Text&gt;&lt;/Row&gt;">
            <text:p>&lt;Row Tag='LOC_TCS_UNITNAME_PREFIX_HIDDEN' Language='it_IT'&gt;&lt;Text&gt;Il Nascosto&lt;/Text&gt;&lt;/Row&gt;</text:p>
          </table:table-cell>
          <table:table-cell office:value-type="string">
            <text:p>隠された</text:p>
          </table:table-cell>
          <table:table-cell table:formula="of:=CONCATENATE(&quot;&lt;Row Tag='&quot;;[.A90];&quot;' Language='ja_JP'&gt;&lt;Text&gt;&quot;;[.I90];&quot;&lt;/Text&gt;&lt;/Row&gt;&quot;)" office:value-type="string" office:string-value="&lt;Row Tag='LOC_TCS_UNITNAME_PREFIX_HIDDEN' Language='ja_JP'&gt;&lt;Text&gt;隠された&lt;/Text&gt;&lt;/Row&gt;">
            <text:p>&lt;Row Tag='LOC_TCS_UNITNAME_PREFIX_HIDDEN' Language='ja_JP'&gt;&lt;Text&gt;隠された&lt;/Text&gt;&lt;/Row&gt;</text:p>
          </table:table-cell>
          <table:table-cell office:value-type="string">
            <text:p>숨겨진</text:p>
          </table:table-cell>
          <table:table-cell table:formula="of:=CONCATENATE(&quot;&lt;Row Tag='&quot;;[.A90];&quot;' Language='ko_KR'&gt;&lt;Text&gt;&quot;;[.K90];&quot;&lt;/Text&gt;&lt;/Row&gt;&quot;)" office:value-type="string" office:string-value="&lt;Row Tag='LOC_TCS_UNITNAME_PREFIX_HIDDEN' Language='ko_KR'&gt;&lt;Text&gt;숨겨진&lt;/Text&gt;&lt;/Row&gt;">
            <text:p>&lt;Row Tag='LOC_TCS_UNITNAME_PREFIX_HIDDEN' Language='ko_KR'&gt;&lt;Text&gt;숨겨진&lt;/Text&gt;&lt;/Row&gt;</text:p>
          </table:table-cell>
          <table:table-cell office:value-type="string">
            <text:p>Ukryty</text:p>
          </table:table-cell>
          <table:table-cell table:formula="of:=CONCATENATE(&quot;&lt;Row Tag='&quot;;[.A90];&quot;' Language='pl_PL'&gt;&lt;Text&gt;&quot;;[.M90];&quot;&lt;/Text&gt;&lt;/Row&gt;&quot;)" office:value-type="string" office:string-value="&lt;Row Tag='LOC_TCS_UNITNAME_PREFIX_HIDDEN' Language='pl_PL'&gt;&lt;Text&gt;Ukryty&lt;/Text&gt;&lt;/Row&gt;">
            <text:p>&lt;Row Tag='LOC_TCS_UNITNAME_PREFIX_HIDDEN' Language='pl_PL'&gt;&lt;Text&gt;Ukryty&lt;/Text&gt;&lt;/Row&gt;</text:p>
          </table:table-cell>
          <table:table-cell office:value-type="string">
            <text:p>O Escondido</text:p>
          </table:table-cell>
          <table:table-cell table:formula="of:=CONCATENATE(&quot;&lt;Row Tag='&quot;;[.A90];&quot;' Language='pt_BR'&gt;&lt;Text&gt;&quot;;[.O90];&quot;&lt;/Text&gt;&lt;/Row&gt;&quot;)" office:value-type="string" office:string-value="&lt;Row Tag='LOC_TCS_UNITNAME_PREFIX_HIDDEN' Language='pt_BR'&gt;&lt;Text&gt;O Escondido&lt;/Text&gt;&lt;/Row&gt;">
            <text:p>&lt;Row Tag='LOC_TCS_UNITNAME_PREFIX_HIDDEN' Language='pt_BR'&gt;&lt;Text&gt;O Escondido&lt;/Text&gt;&lt;/Row&gt;</text:p>
          </table:table-cell>
          <table:table-cell office:value-type="string">
            <text:p>Скрытый</text:p>
          </table:table-cell>
          <table:table-cell table:formula="of:=CONCATENATE(&quot;&lt;Row Tag='&quot;;[.A90];&quot;' Language='ru_RU'&gt;&lt;Text&gt;&quot;;[.Q90];&quot;&lt;/Text&gt;&lt;/Row&gt;&quot;)" office:value-type="string" office:string-value="&lt;Row Tag='LOC_TCS_UNITNAME_PREFIX_HIDDEN' Language='ru_RU'&gt;&lt;Text&gt;Скрытый&lt;/Text&gt;&lt;/Row&gt;">
            <text:p>&lt;Row Tag='LOC_TCS_UNITNAME_PREFIX_HIDDEN' Language='ru_RU'&gt;&lt;Text&gt;Скрытый&lt;/Text&gt;&lt;/Row&gt;</text:p>
          </table:table-cell>
          <table:table-cell office:value-type="string">
            <text:p>隐藏的</text:p>
          </table:table-cell>
          <table:table-cell table:formula="of:=CONCATENATE(&quot;&lt;Row Tag='&quot;;[.A90];&quot;' Language='zh_Hans_CN'&gt;&lt;Text&gt;&quot;;[.S90];&quot;&lt;/Text&gt;&lt;/Row&gt;&quot;)" office:value-type="string" office:string-value="&lt;Row Tag='LOC_TCS_UNITNAME_PREFIX_HIDDEN' Language='zh_Hans_CN'&gt;&lt;Text&gt;隐藏的&lt;/Text&gt;&lt;/Row&gt;">
            <text:p>&lt;Row Tag='LOC_TCS_UNITNAME_PREFIX_HIDDEN' Language='zh_Hans_CN'&gt;&lt;Text&gt;隐藏的&lt;/Text&gt;&lt;/Row&gt;</text:p>
          </table:table-cell>
        </table:table-row>
        <table:table-row table:style-name="ro3">
          <table:table-cell table:style-name="ce2" office:value-type="string">
            <text:p>LOC_TCS_UNITNAME_PREFIX_JADE</text:p>
          </table:table-cell>
          <table:table-cell table:style-name="ce2" office:value-type="string">
            <text:p>The Jade</text:p>
          </table:table-cell>
          <table:table-cell office:value-type="string">
            <text:p>Der Jade</text:p>
          </table:table-cell>
          <table:table-cell table:formula="of:=CONCATENATE(&quot;&lt;Row Tag='&quot;;[.A91];&quot;' Language='de_DE'&gt;&lt;Text&gt;&quot;;[.C91];&quot;&lt;/Text&gt;&lt;/Row&gt;&quot;)" office:value-type="string" office:string-value="&lt;Row Tag='LOC_TCS_UNITNAME_PREFIX_JADE' Language='de_DE'&gt;&lt;Text&gt;Der Jade&lt;/Text&gt;&lt;/Row&gt;">
            <text:p>&lt;Row Tag='LOC_TCS_UNITNAME_PREFIX_JADE' Language='de_DE'&gt;&lt;Text&gt;Der Jade&lt;/Text&gt;&lt;/Row&gt;</text:p>
          </table:table-cell>
          <table:table-cell office:value-type="string">
            <text:p>El Jade</text:p>
          </table:table-cell>
          <table:table-cell table:formula="of:=CONCATENATE(&quot;&lt;Row Tag='&quot;;[.A91];&quot;' Language='es_ES'&gt;&lt;Text&gt;&quot;;[.E91];&quot;&lt;/Text&gt;&lt;/Row&gt;&quot;)" office:value-type="string" office:string-value="&lt;Row Tag='LOC_TCS_UNITNAME_PREFIX_JADE' Language='es_ES'&gt;&lt;Text&gt;El Jade&lt;/Text&gt;&lt;/Row&gt;">
            <text:p>&lt;Row Tag='LOC_TCS_UNITNAME_PREFIX_JADE' Language='es_ES'&gt;&lt;Text&gt;El Jade&lt;/Text&gt;&lt;/Row&gt;</text:p>
          </table:table-cell>
          <table:table-cell office:value-type="string">
            <text:p>La Giada</text:p>
          </table:table-cell>
          <table:table-cell table:formula="of:=CONCATENATE(&quot;&lt;Row Tag='&quot;;[.A91];&quot;' Language='it_IT'&gt;&lt;Text&gt;&quot;;[.G91];&quot;&lt;/Text&gt;&lt;/Row&gt;&quot;)" office:value-type="string" office:string-value="&lt;Row Tag='LOC_TCS_UNITNAME_PREFIX_JADE' Language='it_IT'&gt;&lt;Text&gt;La Giada&lt;/Text&gt;&lt;/Row&gt;">
            <text:p>&lt;Row Tag='LOC_TCS_UNITNAME_PREFIX_JADE' Language='it_IT'&gt;&lt;Text&gt;La Giada&lt;/Text&gt;&lt;/Row&gt;</text:p>
          </table:table-cell>
          <table:table-cell office:value-type="string">
            <text:p>翡翠の</text:p>
          </table:table-cell>
          <table:table-cell table:formula="of:=CONCATENATE(&quot;&lt;Row Tag='&quot;;[.A91];&quot;' Language='ja_JP'&gt;&lt;Text&gt;&quot;;[.I91];&quot;&lt;/Text&gt;&lt;/Row&gt;&quot;)" office:value-type="string" office:string-value="&lt;Row Tag='LOC_TCS_UNITNAME_PREFIX_JADE' Language='ja_JP'&gt;&lt;Text&gt;翡翠の&lt;/Text&gt;&lt;/Row&gt;">
            <text:p>&lt;Row Tag='LOC_TCS_UNITNAME_PREFIX_JADE' Language='ja_JP'&gt;&lt;Text&gt;翡翠の&lt;/Text&gt;&lt;/Row&gt;</text:p>
          </table:table-cell>
          <table:table-cell office:value-type="string">
            <text:p>비취의</text:p>
          </table:table-cell>
          <table:table-cell table:formula="of:=CONCATENATE(&quot;&lt;Row Tag='&quot;;[.A91];&quot;' Language='ko_KR'&gt;&lt;Text&gt;&quot;;[.K91];&quot;&lt;/Text&gt;&lt;/Row&gt;&quot;)" office:value-type="string" office:string-value="&lt;Row Tag='LOC_TCS_UNITNAME_PREFIX_JADE' Language='ko_KR'&gt;&lt;Text&gt;비취의&lt;/Text&gt;&lt;/Row&gt;">
            <text:p>&lt;Row Tag='LOC_TCS_UNITNAME_PREFIX_JADE' Language='ko_KR'&gt;&lt;Text&gt;비취의&lt;/Text&gt;&lt;/Row&gt;</text:p>
          </table:table-cell>
          <table:table-cell office:value-type="string">
            <text:p>Jadeitowy</text:p>
          </table:table-cell>
          <table:table-cell table:formula="of:=CONCATENATE(&quot;&lt;Row Tag='&quot;;[.A91];&quot;' Language='pl_PL'&gt;&lt;Text&gt;&quot;;[.M91];&quot;&lt;/Text&gt;&lt;/Row&gt;&quot;)" office:value-type="string" office:string-value="&lt;Row Tag='LOC_TCS_UNITNAME_PREFIX_JADE' Language='pl_PL'&gt;&lt;Text&gt;Jadeitowy&lt;/Text&gt;&lt;/Row&gt;">
            <text:p>&lt;Row Tag='LOC_TCS_UNITNAME_PREFIX_JADE' Language='pl_PL'&gt;&lt;Text&gt;Jadeitowy&lt;/Text&gt;&lt;/Row&gt;</text:p>
          </table:table-cell>
          <table:table-cell office:value-type="string">
            <text:p>O Jade</text:p>
          </table:table-cell>
          <table:table-cell table:formula="of:=CONCATENATE(&quot;&lt;Row Tag='&quot;;[.A91];&quot;' Language='pt_BR'&gt;&lt;Text&gt;&quot;;[.O91];&quot;&lt;/Text&gt;&lt;/Row&gt;&quot;)" office:value-type="string" office:string-value="&lt;Row Tag='LOC_TCS_UNITNAME_PREFIX_JADE' Language='pt_BR'&gt;&lt;Text&gt;O Jade&lt;/Text&gt;&lt;/Row&gt;">
            <text:p>&lt;Row Tag='LOC_TCS_UNITNAME_PREFIX_JADE' Language='pt_BR'&gt;&lt;Text&gt;O Jade&lt;/Text&gt;&lt;/Row&gt;</text:p>
          </table:table-cell>
          <table:table-cell office:value-type="string">
            <text:p>Нефритовый</text:p>
          </table:table-cell>
          <table:table-cell table:formula="of:=CONCATENATE(&quot;&lt;Row Tag='&quot;;[.A91];&quot;' Language='ru_RU'&gt;&lt;Text&gt;&quot;;[.Q91];&quot;&lt;/Text&gt;&lt;/Row&gt;&quot;)" office:value-type="string" office:string-value="&lt;Row Tag='LOC_TCS_UNITNAME_PREFIX_JADE' Language='ru_RU'&gt;&lt;Text&gt;Нефритовый&lt;/Text&gt;&lt;/Row&gt;">
            <text:p>&lt;Row Tag='LOC_TCS_UNITNAME_PREFIX_JADE' Language='ru_RU'&gt;&lt;Text&gt;Нефритовый&lt;/Text&gt;&lt;/Row&gt;</text:p>
          </table:table-cell>
          <table:table-cell office:value-type="string">
            <text:p>玉</text:p>
          </table:table-cell>
          <table:table-cell table:formula="of:=CONCATENATE(&quot;&lt;Row Tag='&quot;;[.A91];&quot;' Language='zh_Hans_CN'&gt;&lt;Text&gt;&quot;;[.S91];&quot;&lt;/Text&gt;&lt;/Row&gt;&quot;)" office:value-type="string" office:string-value="&lt;Row Tag='LOC_TCS_UNITNAME_PREFIX_JADE' Language='zh_Hans_CN'&gt;&lt;Text&gt;玉&lt;/Text&gt;&lt;/Row&gt;">
            <text:p>&lt;Row Tag='LOC_TCS_UNITNAME_PREFIX_JADE' Language='zh_Hans_CN'&gt;&lt;Text&gt;玉&lt;/Text&gt;&lt;/Row&gt;</text:p>
          </table:table-cell>
        </table:table-row>
        <table:table-row table:style-name="ro3">
          <table:table-cell table:style-name="ce2" office:value-type="string">
            <text:p>LOC_TCS_UNITNAME_PREFIX_CRIMSON</text:p>
          </table:table-cell>
          <table:table-cell table:style-name="ce2" office:value-type="string">
            <text:p>The Crimson</text:p>
          </table:table-cell>
          <table:table-cell office:value-type="string">
            <text:p>Der Purpurrote</text:p>
          </table:table-cell>
          <table:table-cell table:formula="of:=CONCATENATE(&quot;&lt;Row Tag='&quot;;[.A92];&quot;' Language='de_DE'&gt;&lt;Text&gt;&quot;;[.C92];&quot;&lt;/Text&gt;&lt;/Row&gt;&quot;)" office:value-type="string" office:string-value="&lt;Row Tag='LOC_TCS_UNITNAME_PREFIX_CRIMSON' Language='de_DE'&gt;&lt;Text&gt;Der Purpurrote&lt;/Text&gt;&lt;/Row&gt;">
            <text:p>&lt;Row Tag='LOC_TCS_UNITNAME_PREFIX_CRIMSON' Language='de_DE'&gt;&lt;Text&gt;Der Purpurrote&lt;/Text&gt;&lt;/Row&gt;</text:p>
          </table:table-cell>
          <table:table-cell office:value-type="string">
            <text:p>El Carmesí</text:p>
          </table:table-cell>
          <table:table-cell table:formula="of:=CONCATENATE(&quot;&lt;Row Tag='&quot;;[.A92];&quot;' Language='es_ES'&gt;&lt;Text&gt;&quot;;[.E92];&quot;&lt;/Text&gt;&lt;/Row&gt;&quot;)" office:value-type="string" office:string-value="&lt;Row Tag='LOC_TCS_UNITNAME_PREFIX_CRIMSON' Language='es_ES'&gt;&lt;Text&gt;El Carmesí&lt;/Text&gt;&lt;/Row&gt;">
            <text:p>&lt;Row Tag='LOC_TCS_UNITNAME_PREFIX_CRIMSON' Language='es_ES'&gt;&lt;Text&gt;El Carmesí&lt;/Text&gt;&lt;/Row&gt;</text:p>
          </table:table-cell>
          <table:table-cell office:value-type="string">
            <text:p>Il Cremisi</text:p>
          </table:table-cell>
          <table:table-cell table:formula="of:=CONCATENATE(&quot;&lt;Row Tag='&quot;;[.A92];&quot;' Language='it_IT'&gt;&lt;Text&gt;&quot;;[.G92];&quot;&lt;/Text&gt;&lt;/Row&gt;&quot;)" office:value-type="string" office:string-value="&lt;Row Tag='LOC_TCS_UNITNAME_PREFIX_CRIMSON' Language='it_IT'&gt;&lt;Text&gt;Il Cremisi&lt;/Text&gt;&lt;/Row&gt;">
            <text:p>&lt;Row Tag='LOC_TCS_UNITNAME_PREFIX_CRIMSON' Language='it_IT'&gt;&lt;Text&gt;Il Cremisi&lt;/Text&gt;&lt;/Row&gt;</text:p>
          </table:table-cell>
          <table:table-cell office:value-type="string">
            <text:p>深紅の</text:p>
          </table:table-cell>
          <table:table-cell table:formula="of:=CONCATENATE(&quot;&lt;Row Tag='&quot;;[.A92];&quot;' Language='ja_JP'&gt;&lt;Text&gt;&quot;;[.I92];&quot;&lt;/Text&gt;&lt;/Row&gt;&quot;)" office:value-type="string" office:string-value="&lt;Row Tag='LOC_TCS_UNITNAME_PREFIX_CRIMSON' Language='ja_JP'&gt;&lt;Text&gt;深紅の&lt;/Text&gt;&lt;/Row&gt;">
            <text:p>&lt;Row Tag='LOC_TCS_UNITNAME_PREFIX_CRIMSON' Language='ja_JP'&gt;&lt;Text&gt;深紅の&lt;/Text&gt;&lt;/Row&gt;</text:p>
          </table:table-cell>
          <table:table-cell office:value-type="string">
            <text:p>진홍색의</text:p>
          </table:table-cell>
          <table:table-cell table:formula="of:=CONCATENATE(&quot;&lt;Row Tag='&quot;;[.A92];&quot;' Language='ko_KR'&gt;&lt;Text&gt;&quot;;[.K92];&quot;&lt;/Text&gt;&lt;/Row&gt;&quot;)" office:value-type="string" office:string-value="&lt;Row Tag='LOC_TCS_UNITNAME_PREFIX_CRIMSON' Language='ko_KR'&gt;&lt;Text&gt;진홍색의&lt;/Text&gt;&lt;/Row&gt;">
            <text:p>&lt;Row Tag='LOC_TCS_UNITNAME_PREFIX_CRIMSON' Language='ko_KR'&gt;&lt;Text&gt;진홍색의&lt;/Text&gt;&lt;/Row&gt;</text:p>
          </table:table-cell>
          <table:table-cell office:value-type="string">
            <text:p>Karmazynowy</text:p>
          </table:table-cell>
          <table:table-cell table:formula="of:=CONCATENATE(&quot;&lt;Row Tag='&quot;;[.A92];&quot;' Language='pl_PL'&gt;&lt;Text&gt;&quot;;[.M92];&quot;&lt;/Text&gt;&lt;/Row&gt;&quot;)" office:value-type="string" office:string-value="&lt;Row Tag='LOC_TCS_UNITNAME_PREFIX_CRIMSON' Language='pl_PL'&gt;&lt;Text&gt;Karmazynowy&lt;/Text&gt;&lt;/Row&gt;">
            <text:p>&lt;Row Tag='LOC_TCS_UNITNAME_PREFIX_CRIMSON' Language='pl_PL'&gt;&lt;Text&gt;Karmazynowy&lt;/Text&gt;&lt;/Row&gt;</text:p>
          </table:table-cell>
          <table:table-cell office:value-type="string">
            <text:p>O Carmesim</text:p>
          </table:table-cell>
          <table:table-cell table:formula="of:=CONCATENATE(&quot;&lt;Row Tag='&quot;;[.A92];&quot;' Language='pt_BR'&gt;&lt;Text&gt;&quot;;[.O92];&quot;&lt;/Text&gt;&lt;/Row&gt;&quot;)" office:value-type="string" office:string-value="&lt;Row Tag='LOC_TCS_UNITNAME_PREFIX_CRIMSON' Language='pt_BR'&gt;&lt;Text&gt;O Carmesim&lt;/Text&gt;&lt;/Row&gt;">
            <text:p>&lt;Row Tag='LOC_TCS_UNITNAME_PREFIX_CRIMSON' Language='pt_BR'&gt;&lt;Text&gt;O Carmesim&lt;/Text&gt;&lt;/Row&gt;</text:p>
          </table:table-cell>
          <table:table-cell office:value-type="string">
            <text:p>Малиновый</text:p>
          </table:table-cell>
          <table:table-cell table:formula="of:=CONCATENATE(&quot;&lt;Row Tag='&quot;;[.A92];&quot;' Language='ru_RU'&gt;&lt;Text&gt;&quot;;[.Q92];&quot;&lt;/Text&gt;&lt;/Row&gt;&quot;)" office:value-type="string" office:string-value="&lt;Row Tag='LOC_TCS_UNITNAME_PREFIX_CRIMSON' Language='ru_RU'&gt;&lt;Text&gt;Малиновый&lt;/Text&gt;&lt;/Row&gt;">
            <text:p>&lt;Row Tag='LOC_TCS_UNITNAME_PREFIX_CRIMSON' Language='ru_RU'&gt;&lt;Text&gt;Малиновый&lt;/Text&gt;&lt;/Row&gt;</text:p>
          </table:table-cell>
          <table:table-cell office:value-type="string">
            <text:p>深红色的</text:p>
          </table:table-cell>
          <table:table-cell table:formula="of:=CONCATENATE(&quot;&lt;Row Tag='&quot;;[.A92];&quot;' Language='zh_Hans_CN'&gt;&lt;Text&gt;&quot;;[.S92];&quot;&lt;/Text&gt;&lt;/Row&gt;&quot;)" office:value-type="string" office:string-value="&lt;Row Tag='LOC_TCS_UNITNAME_PREFIX_CRIMSON' Language='zh_Hans_CN'&gt;&lt;Text&gt;深红色的&lt;/Text&gt;&lt;/Row&gt;">
            <text:p>&lt;Row Tag='LOC_TCS_UNITNAME_PREFIX_CRIMSON' Language='zh_Hans_CN'&gt;&lt;Text&gt;深红色的&lt;/Text&gt;&lt;/Row&gt;</text:p>
          </table:table-cell>
        </table:table-row>
        <table:table-row table:style-name="ro3">
          <table:table-cell table:style-name="ce2" office:value-type="string">
            <text:p>LOC_TCS_UNITNAME_PREFIX_SPIRIT</text:p>
          </table:table-cell>
          <table:table-cell table:style-name="ce2" office:value-type="string">
            <text:p>The Spirit</text:p>
          </table:table-cell>
          <table:table-cell office:value-type="string">
            <text:p>Der Geist</text:p>
          </table:table-cell>
          <table:table-cell table:formula="of:=CONCATENATE(&quot;&lt;Row Tag='&quot;;[.A93];&quot;' Language='de_DE'&gt;&lt;Text&gt;&quot;;[.C93];&quot;&lt;/Text&gt;&lt;/Row&gt;&quot;)" office:value-type="string" office:string-value="&lt;Row Tag='LOC_TCS_UNITNAME_PREFIX_SPIRIT' Language='de_DE'&gt;&lt;Text&gt;Der Geist&lt;/Text&gt;&lt;/Row&gt;">
            <text:p>&lt;Row Tag='LOC_TCS_UNITNAME_PREFIX_SPIRIT' Language='de_DE'&gt;&lt;Text&gt;Der Geist&lt;/Text&gt;&lt;/Row&gt;</text:p>
          </table:table-cell>
          <table:table-cell office:value-type="string">
            <text:p>El Espíritu</text:p>
          </table:table-cell>
          <table:table-cell table:formula="of:=CONCATENATE(&quot;&lt;Row Tag='&quot;;[.A93];&quot;' Language='es_ES'&gt;&lt;Text&gt;&quot;;[.E93];&quot;&lt;/Text&gt;&lt;/Row&gt;&quot;)" office:value-type="string" office:string-value="&lt;Row Tag='LOC_TCS_UNITNAME_PREFIX_SPIRIT' Language='es_ES'&gt;&lt;Text&gt;El Espíritu&lt;/Text&gt;&lt;/Row&gt;">
            <text:p>&lt;Row Tag='LOC_TCS_UNITNAME_PREFIX_SPIRIT' Language='es_ES'&gt;&lt;Text&gt;El Espíritu&lt;/Text&gt;&lt;/Row&gt;</text:p>
          </table:table-cell>
          <table:table-cell office:value-type="string">
            <text:p>Lo Spirito</text:p>
          </table:table-cell>
          <table:table-cell table:formula="of:=CONCATENATE(&quot;&lt;Row Tag='&quot;;[.A93];&quot;' Language='it_IT'&gt;&lt;Text&gt;&quot;;[.G93];&quot;&lt;/Text&gt;&lt;/Row&gt;&quot;)" office:value-type="string" office:string-value="&lt;Row Tag='LOC_TCS_UNITNAME_PREFIX_SPIRIT' Language='it_IT'&gt;&lt;Text&gt;Lo Spirito&lt;/Text&gt;&lt;/Row&gt;">
            <text:p>&lt;Row Tag='LOC_TCS_UNITNAME_PREFIX_SPIRIT' Language='it_IT'&gt;&lt;Text&gt;Lo Spirito&lt;/Text&gt;&lt;/Row&gt;</text:p>
          </table:table-cell>
          <table:table-cell office:value-type="string">
            <text:p>精神の</text:p>
          </table:table-cell>
          <table:table-cell table:formula="of:=CONCATENATE(&quot;&lt;Row Tag='&quot;;[.A93];&quot;' Language='ja_JP'&gt;&lt;Text&gt;&quot;;[.I93];&quot;&lt;/Text&gt;&lt;/Row&gt;&quot;)" office:value-type="string" office:string-value="&lt;Row Tag='LOC_TCS_UNITNAME_PREFIX_SPIRIT' Language='ja_JP'&gt;&lt;Text&gt;精神の&lt;/Text&gt;&lt;/Row&gt;">
            <text:p>&lt;Row Tag='LOC_TCS_UNITNAME_PREFIX_SPIRIT' Language='ja_JP'&gt;&lt;Text&gt;精神の&lt;/Text&gt;&lt;/Row&gt;</text:p>
          </table:table-cell>
          <table:table-cell office:value-type="string">
            <text:p>영혼의</text:p>
          </table:table-cell>
          <table:table-cell table:formula="of:=CONCATENATE(&quot;&lt;Row Tag='&quot;;[.A93];&quot;' Language='ko_KR'&gt;&lt;Text&gt;&quot;;[.K93];&quot;&lt;/Text&gt;&lt;/Row&gt;&quot;)" office:value-type="string" office:string-value="&lt;Row Tag='LOC_TCS_UNITNAME_PREFIX_SPIRIT' Language='ko_KR'&gt;&lt;Text&gt;영혼의&lt;/Text&gt;&lt;/Row&gt;">
            <text:p>&lt;Row Tag='LOC_TCS_UNITNAME_PREFIX_SPIRIT' Language='ko_KR'&gt;&lt;Text&gt;영혼의&lt;/Text&gt;&lt;/Row&gt;</text:p>
          </table:table-cell>
          <table:table-cell office:value-type="string">
            <text:p>Duchowy</text:p>
          </table:table-cell>
          <table:table-cell table:formula="of:=CONCATENATE(&quot;&lt;Row Tag='&quot;;[.A93];&quot;' Language='pl_PL'&gt;&lt;Text&gt;&quot;;[.M93];&quot;&lt;/Text&gt;&lt;/Row&gt;&quot;)" office:value-type="string" office:string-value="&lt;Row Tag='LOC_TCS_UNITNAME_PREFIX_SPIRIT' Language='pl_PL'&gt;&lt;Text&gt;Duchowy&lt;/Text&gt;&lt;/Row&gt;">
            <text:p>&lt;Row Tag='LOC_TCS_UNITNAME_PREFIX_SPIRIT' Language='pl_PL'&gt;&lt;Text&gt;Duchowy&lt;/Text&gt;&lt;/Row&gt;</text:p>
          </table:table-cell>
          <table:table-cell office:value-type="string">
            <text:p>O Espírito</text:p>
          </table:table-cell>
          <table:table-cell table:formula="of:=CONCATENATE(&quot;&lt;Row Tag='&quot;;[.A93];&quot;' Language='pt_BR'&gt;&lt;Text&gt;&quot;;[.O93];&quot;&lt;/Text&gt;&lt;/Row&gt;&quot;)" office:value-type="string" office:string-value="&lt;Row Tag='LOC_TCS_UNITNAME_PREFIX_SPIRIT' Language='pt_BR'&gt;&lt;Text&gt;O Espírito&lt;/Text&gt;&lt;/Row&gt;">
            <text:p>&lt;Row Tag='LOC_TCS_UNITNAME_PREFIX_SPIRIT' Language='pt_BR'&gt;&lt;Text&gt;O Espírito&lt;/Text&gt;&lt;/Row&gt;</text:p>
          </table:table-cell>
          <table:table-cell office:value-type="string">
            <text:p>Духовный</text:p>
          </table:table-cell>
          <table:table-cell table:formula="of:=CONCATENATE(&quot;&lt;Row Tag='&quot;;[.A93];&quot;' Language='ru_RU'&gt;&lt;Text&gt;&quot;;[.Q93];&quot;&lt;/Text&gt;&lt;/Row&gt;&quot;)" office:value-type="string" office:string-value="&lt;Row Tag='LOC_TCS_UNITNAME_PREFIX_SPIRIT' Language='ru_RU'&gt;&lt;Text&gt;Духовный&lt;/Text&gt;&lt;/Row&gt;">
            <text:p>&lt;Row Tag='LOC_TCS_UNITNAME_PREFIX_SPIRIT' Language='ru_RU'&gt;&lt;Text&gt;Духовный&lt;/Text&gt;&lt;/Row&gt;</text:p>
          </table:table-cell>
          <table:table-cell office:value-type="string">
            <text:p>精神</text:p>
          </table:table-cell>
          <table:table-cell table:formula="of:=CONCATENATE(&quot;&lt;Row Tag='&quot;;[.A93];&quot;' Language='zh_Hans_CN'&gt;&lt;Text&gt;&quot;;[.S93];&quot;&lt;/Text&gt;&lt;/Row&gt;&quot;)" office:value-type="string" office:string-value="&lt;Row Tag='LOC_TCS_UNITNAME_PREFIX_SPIRIT' Language='zh_Hans_CN'&gt;&lt;Text&gt;精神&lt;/Text&gt;&lt;/Row&gt;">
            <text:p>&lt;Row Tag='LOC_TCS_UNITNAME_PREFIX_SPIRIT' Language='zh_Hans_CN'&gt;&lt;Text&gt;精神&lt;/Text&gt;&lt;/Row&gt;</text:p>
          </table:table-cell>
        </table:table-row>
        <table:table-row table:style-name="ro3">
          <table:table-cell table:style-name="ce2" office:value-type="string">
            <text:p>LOC_TCS_UNITNAME_PREFIX_ETERNAL</text:p>
          </table:table-cell>
          <table:table-cell table:style-name="ce2" office:value-type="string">
            <text:p>The Eternal</text:p>
          </table:table-cell>
          <table:table-cell office:value-type="string">
            <text:p>Der Ewige</text:p>
          </table:table-cell>
          <table:table-cell table:formula="of:=CONCATENATE(&quot;&lt;Row Tag='&quot;;[.A94];&quot;' Language='de_DE'&gt;&lt;Text&gt;&quot;;[.C94];&quot;&lt;/Text&gt;&lt;/Row&gt;&quot;)" office:value-type="string" office:string-value="&lt;Row Tag='LOC_TCS_UNITNAME_PREFIX_ETERNAL' Language='de_DE'&gt;&lt;Text&gt;Der Ewige&lt;/Text&gt;&lt;/Row&gt;">
            <text:p>&lt;Row Tag='LOC_TCS_UNITNAME_PREFIX_ETERNAL' Language='de_DE'&gt;&lt;Text&gt;Der Ewige&lt;/Text&gt;&lt;/Row&gt;</text:p>
          </table:table-cell>
          <table:table-cell office:value-type="string">
            <text:p>El Eterno</text:p>
          </table:table-cell>
          <table:table-cell table:formula="of:=CONCATENATE(&quot;&lt;Row Tag='&quot;;[.A94];&quot;' Language='es_ES'&gt;&lt;Text&gt;&quot;;[.E94];&quot;&lt;/Text&gt;&lt;/Row&gt;&quot;)" office:value-type="string" office:string-value="&lt;Row Tag='LOC_TCS_UNITNAME_PREFIX_ETERNAL' Language='es_ES'&gt;&lt;Text&gt;El Eterno&lt;/Text&gt;&lt;/Row&gt;">
            <text:p>&lt;Row Tag='LOC_TCS_UNITNAME_PREFIX_ETERNAL' Language='es_ES'&gt;&lt;Text&gt;El Eterno&lt;/Text&gt;&lt;/Row&gt;</text:p>
          </table:table-cell>
          <table:table-cell office:value-type="string">
            <text:p>L'Eterno</text:p>
          </table:table-cell>
          <table:table-cell table:formula="of:=CONCATENATE(&quot;&lt;Row Tag='&quot;;[.A94];&quot;' Language='it_IT'&gt;&lt;Text&gt;&quot;;[.G94];&quot;&lt;/Text&gt;&lt;/Row&gt;&quot;)" office:value-type="string" office:string-value="&lt;Row Tag='LOC_TCS_UNITNAME_PREFIX_ETERNAL' Language='it_IT'&gt;&lt;Text&gt;L'Eterno&lt;/Text&gt;&lt;/Row&gt;">
            <text:p>&lt;Row Tag='LOC_TCS_UNITNAME_PREFIX_ETERNAL' Language='it_IT'&gt;&lt;Text&gt;L'Eterno&lt;/Text&gt;&lt;/Row&gt;</text:p>
          </table:table-cell>
          <table:table-cell office:value-type="string">
            <text:p>永遠の</text:p>
          </table:table-cell>
          <table:table-cell table:formula="of:=CONCATENATE(&quot;&lt;Row Tag='&quot;;[.A94];&quot;' Language='ja_JP'&gt;&lt;Text&gt;&quot;;[.I94];&quot;&lt;/Text&gt;&lt;/Row&gt;&quot;)" office:value-type="string" office:string-value="&lt;Row Tag='LOC_TCS_UNITNAME_PREFIX_ETERNAL' Language='ja_JP'&gt;&lt;Text&gt;永遠の&lt;/Text&gt;&lt;/Row&gt;">
            <text:p>&lt;Row Tag='LOC_TCS_UNITNAME_PREFIX_ETERNAL' Language='ja_JP'&gt;&lt;Text&gt;永遠の&lt;/Text&gt;&lt;/Row&gt;</text:p>
          </table:table-cell>
          <table:table-cell office:value-type="string">
            <text:p>영원한</text:p>
          </table:table-cell>
          <table:table-cell table:formula="of:=CONCATENATE(&quot;&lt;Row Tag='&quot;;[.A94];&quot;' Language='ko_KR'&gt;&lt;Text&gt;&quot;;[.K94];&quot;&lt;/Text&gt;&lt;/Row&gt;&quot;)" office:value-type="string" office:string-value="&lt;Row Tag='LOC_TCS_UNITNAME_PREFIX_ETERNAL' Language='ko_KR'&gt;&lt;Text&gt;영원한&lt;/Text&gt;&lt;/Row&gt;">
            <text:p>&lt;Row Tag='LOC_TCS_UNITNAME_PREFIX_ETERNAL' Language='ko_KR'&gt;&lt;Text&gt;영원한&lt;/Text&gt;&lt;/Row&gt;</text:p>
          </table:table-cell>
          <table:table-cell office:value-type="string">
            <text:p>Wieczny</text:p>
          </table:table-cell>
          <table:table-cell table:formula="of:=CONCATENATE(&quot;&lt;Row Tag='&quot;;[.A94];&quot;' Language='pl_PL'&gt;&lt;Text&gt;&quot;;[.M94];&quot;&lt;/Text&gt;&lt;/Row&gt;&quot;)" office:value-type="string" office:string-value="&lt;Row Tag='LOC_TCS_UNITNAME_PREFIX_ETERNAL' Language='pl_PL'&gt;&lt;Text&gt;Wieczny&lt;/Text&gt;&lt;/Row&gt;">
            <text:p>&lt;Row Tag='LOC_TCS_UNITNAME_PREFIX_ETERNAL' Language='pl_PL'&gt;&lt;Text&gt;Wieczny&lt;/Text&gt;&lt;/Row&gt;</text:p>
          </table:table-cell>
          <table:table-cell office:value-type="string">
            <text:p>O Eterno</text:p>
          </table:table-cell>
          <table:table-cell table:formula="of:=CONCATENATE(&quot;&lt;Row Tag='&quot;;[.A94];&quot;' Language='pt_BR'&gt;&lt;Text&gt;&quot;;[.O94];&quot;&lt;/Text&gt;&lt;/Row&gt;&quot;)" office:value-type="string" office:string-value="&lt;Row Tag='LOC_TCS_UNITNAME_PREFIX_ETERNAL' Language='pt_BR'&gt;&lt;Text&gt;O Eterno&lt;/Text&gt;&lt;/Row&gt;">
            <text:p>&lt;Row Tag='LOC_TCS_UNITNAME_PREFIX_ETERNAL' Language='pt_BR'&gt;&lt;Text&gt;O Eterno&lt;/Text&gt;&lt;/Row&gt;</text:p>
          </table:table-cell>
          <table:table-cell office:value-type="string">
            <text:p>Вечный</text:p>
          </table:table-cell>
          <table:table-cell table:formula="of:=CONCATENATE(&quot;&lt;Row Tag='&quot;;[.A94];&quot;' Language='ru_RU'&gt;&lt;Text&gt;&quot;;[.Q94];&quot;&lt;/Text&gt;&lt;/Row&gt;&quot;)" office:value-type="string" office:string-value="&lt;Row Tag='LOC_TCS_UNITNAME_PREFIX_ETERNAL' Language='ru_RU'&gt;&lt;Text&gt;Вечный&lt;/Text&gt;&lt;/Row&gt;">
            <text:p>&lt;Row Tag='LOC_TCS_UNITNAME_PREFIX_ETERNAL' Language='ru_RU'&gt;&lt;Text&gt;Вечный&lt;/Text&gt;&lt;/Row&gt;</text:p>
          </table:table-cell>
          <table:table-cell office:value-type="string">
            <text:p>永恒的</text:p>
          </table:table-cell>
          <table:table-cell table:formula="of:=CONCATENATE(&quot;&lt;Row Tag='&quot;;[.A94];&quot;' Language='zh_Hans_CN'&gt;&lt;Text&gt;&quot;;[.S94];&quot;&lt;/Text&gt;&lt;/Row&gt;&quot;)" office:value-type="string" office:string-value="&lt;Row Tag='LOC_TCS_UNITNAME_PREFIX_ETERNAL' Language='zh_Hans_CN'&gt;&lt;Text&gt;永恒的&lt;/Text&gt;&lt;/Row&gt;">
            <text:p>&lt;Row Tag='LOC_TCS_UNITNAME_PREFIX_ETERNAL' Language='zh_Hans_CN'&gt;&lt;Text&gt;永恒的&lt;/Text&gt;&lt;/Row&gt;</text:p>
          </table:table-cell>
        </table:table-row>
        <table:table-row table:style-name="ro3">
          <table:table-cell table:style-name="ce2" office:value-type="string">
            <text:p>LOC_TCS_UNITNAME_PREFIX_NORTHERN</text:p>
          </table:table-cell>
          <table:table-cell table:style-name="ce2" office:value-type="string">
            <text:p>The Northern</text:p>
          </table:table-cell>
          <table:table-cell office:value-type="string">
            <text:p>Der Nördliche</text:p>
          </table:table-cell>
          <table:table-cell table:formula="of:=CONCATENATE(&quot;&lt;Row Tag='&quot;;[.A95];&quot;' Language='de_DE'&gt;&lt;Text&gt;&quot;;[.C95];&quot;&lt;/Text&gt;&lt;/Row&gt;&quot;)" office:value-type="string" office:string-value="&lt;Row Tag='LOC_TCS_UNITNAME_PREFIX_NORTHERN' Language='de_DE'&gt;&lt;Text&gt;Der Nördliche&lt;/Text&gt;&lt;/Row&gt;">
            <text:p>&lt;Row Tag='LOC_TCS_UNITNAME_PREFIX_NORTHERN' Language='de_DE'&gt;&lt;Text&gt;Der Nördliche&lt;/Text&gt;&lt;/Row&gt;</text:p>
          </table:table-cell>
          <table:table-cell office:value-type="string">
            <text:p>El Norteño</text:p>
          </table:table-cell>
          <table:table-cell table:formula="of:=CONCATENATE(&quot;&lt;Row Tag='&quot;;[.A95];&quot;' Language='es_ES'&gt;&lt;Text&gt;&quot;;[.E95];&quot;&lt;/Text&gt;&lt;/Row&gt;&quot;)" office:value-type="string" office:string-value="&lt;Row Tag='LOC_TCS_UNITNAME_PREFIX_NORTHERN' Language='es_ES'&gt;&lt;Text&gt;El Norteño&lt;/Text&gt;&lt;/Row&gt;">
            <text:p>&lt;Row Tag='LOC_TCS_UNITNAME_PREFIX_NORTHERN' Language='es_ES'&gt;&lt;Text&gt;El Norteño&lt;/Text&gt;&lt;/Row&gt;</text:p>
          </table:table-cell>
          <table:table-cell office:value-type="string">
            <text:p>Il Settentrionale</text:p>
          </table:table-cell>
          <table:table-cell table:formula="of:=CONCATENATE(&quot;&lt;Row Tag='&quot;;[.A95];&quot;' Language='it_IT'&gt;&lt;Text&gt;&quot;;[.G95];&quot;&lt;/Text&gt;&lt;/Row&gt;&quot;)" office:value-type="string" office:string-value="&lt;Row Tag='LOC_TCS_UNITNAME_PREFIX_NORTHERN' Language='it_IT'&gt;&lt;Text&gt;Il Settentrionale&lt;/Text&gt;&lt;/Row&gt;">
            <text:p>&lt;Row Tag='LOC_TCS_UNITNAME_PREFIX_NORTHERN' Language='it_IT'&gt;&lt;Text&gt;Il Settentrionale&lt;/Text&gt;&lt;/Row&gt;</text:p>
          </table:table-cell>
          <table:table-cell office:value-type="string">
            <text:p>北の</text:p>
          </table:table-cell>
          <table:table-cell table:formula="of:=CONCATENATE(&quot;&lt;Row Tag='&quot;;[.A95];&quot;' Language='ja_JP'&gt;&lt;Text&gt;&quot;;[.I95];&quot;&lt;/Text&gt;&lt;/Row&gt;&quot;)" office:value-type="string" office:string-value="&lt;Row Tag='LOC_TCS_UNITNAME_PREFIX_NORTHERN' Language='ja_JP'&gt;&lt;Text&gt;北の&lt;/Text&gt;&lt;/Row&gt;">
            <text:p>&lt;Row Tag='LOC_TCS_UNITNAME_PREFIX_NORTHERN' Language='ja_JP'&gt;&lt;Text&gt;北の&lt;/Text&gt;&lt;/Row&gt;</text:p>
          </table:table-cell>
          <table:table-cell office:value-type="string">
            <text:p>북쪽의</text:p>
          </table:table-cell>
          <table:table-cell table:formula="of:=CONCATENATE(&quot;&lt;Row Tag='&quot;;[.A95];&quot;' Language='ko_KR'&gt;&lt;Text&gt;&quot;;[.K95];&quot;&lt;/Text&gt;&lt;/Row&gt;&quot;)" office:value-type="string" office:string-value="&lt;Row Tag='LOC_TCS_UNITNAME_PREFIX_NORTHERN' Language='ko_KR'&gt;&lt;Text&gt;북쪽의&lt;/Text&gt;&lt;/Row&gt;">
            <text:p>&lt;Row Tag='LOC_TCS_UNITNAME_PREFIX_NORTHERN' Language='ko_KR'&gt;&lt;Text&gt;북쪽의&lt;/Text&gt;&lt;/Row&gt;</text:p>
          </table:table-cell>
          <table:table-cell office:value-type="string">
            <text:p>Północny</text:p>
          </table:table-cell>
          <table:table-cell table:formula="of:=CONCATENATE(&quot;&lt;Row Tag='&quot;;[.A95];&quot;' Language='pl_PL'&gt;&lt;Text&gt;&quot;;[.M95];&quot;&lt;/Text&gt;&lt;/Row&gt;&quot;)" office:value-type="string" office:string-value="&lt;Row Tag='LOC_TCS_UNITNAME_PREFIX_NORTHERN' Language='pl_PL'&gt;&lt;Text&gt;Północny&lt;/Text&gt;&lt;/Row&gt;">
            <text:p>&lt;Row Tag='LOC_TCS_UNITNAME_PREFIX_NORTHERN' Language='pl_PL'&gt;&lt;Text&gt;Północny&lt;/Text&gt;&lt;/Row&gt;</text:p>
          </table:table-cell>
          <table:table-cell office:value-type="string">
            <text:p>O Setentrional</text:p>
          </table:table-cell>
          <table:table-cell table:formula="of:=CONCATENATE(&quot;&lt;Row Tag='&quot;;[.A95];&quot;' Language='pt_BR'&gt;&lt;Text&gt;&quot;;[.O95];&quot;&lt;/Text&gt;&lt;/Row&gt;&quot;)" office:value-type="string" office:string-value="&lt;Row Tag='LOC_TCS_UNITNAME_PREFIX_NORTHERN' Language='pt_BR'&gt;&lt;Text&gt;O Setentrional&lt;/Text&gt;&lt;/Row&gt;">
            <text:p>&lt;Row Tag='LOC_TCS_UNITNAME_PREFIX_NORTHERN' Language='pt_BR'&gt;&lt;Text&gt;O Setentrional&lt;/Text&gt;&lt;/Row&gt;</text:p>
          </table:table-cell>
          <table:table-cell office:value-type="string">
            <text:p>Северный</text:p>
          </table:table-cell>
          <table:table-cell table:formula="of:=CONCATENATE(&quot;&lt;Row Tag='&quot;;[.A95];&quot;' Language='ru_RU'&gt;&lt;Text&gt;&quot;;[.Q95];&quot;&lt;/Text&gt;&lt;/Row&gt;&quot;)" office:value-type="string" office:string-value="&lt;Row Tag='LOC_TCS_UNITNAME_PREFIX_NORTHERN' Language='ru_RU'&gt;&lt;Text&gt;Северный&lt;/Text&gt;&lt;/Row&gt;">
            <text:p>&lt;Row Tag='LOC_TCS_UNITNAME_PREFIX_NORTHERN' Language='ru_RU'&gt;&lt;Text&gt;Северный&lt;/Text&gt;&lt;/Row&gt;</text:p>
          </table:table-cell>
          <table:table-cell office:value-type="string">
            <text:p>北方的</text:p>
          </table:table-cell>
          <table:table-cell table:formula="of:=CONCATENATE(&quot;&lt;Row Tag='&quot;;[.A95];&quot;' Language='zh_Hans_CN'&gt;&lt;Text&gt;&quot;;[.S95];&quot;&lt;/Text&gt;&lt;/Row&gt;&quot;)" office:value-type="string" office:string-value="&lt;Row Tag='LOC_TCS_UNITNAME_PREFIX_NORTHERN' Language='zh_Hans_CN'&gt;&lt;Text&gt;北方的&lt;/Text&gt;&lt;/Row&gt;">
            <text:p>&lt;Row Tag='LOC_TCS_UNITNAME_PREFIX_NORTHERN' Language='zh_Hans_CN'&gt;&lt;Text&gt;北方的&lt;/Text&gt;&lt;/Row&gt;</text:p>
          </table:table-cell>
        </table:table-row>
        <table:table-row table:style-name="ro3">
          <table:table-cell table:style-name="ce2" office:value-type="string">
            <text:p>LOC_TCS_UNITNAME_PREFIX_SOUTHERN</text:p>
          </table:table-cell>
          <table:table-cell table:style-name="ce2" office:value-type="string">
            <text:p>The Southern</text:p>
          </table:table-cell>
          <table:table-cell office:value-type="string">
            <text:p>Der Südliche</text:p>
          </table:table-cell>
          <table:table-cell table:formula="of:=CONCATENATE(&quot;&lt;Row Tag='&quot;;[.A96];&quot;' Language='de_DE'&gt;&lt;Text&gt;&quot;;[.C96];&quot;&lt;/Text&gt;&lt;/Row&gt;&quot;)" office:value-type="string" office:string-value="&lt;Row Tag='LOC_TCS_UNITNAME_PREFIX_SOUTHERN' Language='de_DE'&gt;&lt;Text&gt;Der Südliche&lt;/Text&gt;&lt;/Row&gt;">
            <text:p>&lt;Row Tag='LOC_TCS_UNITNAME_PREFIX_SOUTHERN' Language='de_DE'&gt;&lt;Text&gt;Der Südliche&lt;/Text&gt;&lt;/Row&gt;</text:p>
          </table:table-cell>
          <table:table-cell office:value-type="string">
            <text:p>El Sureño</text:p>
          </table:table-cell>
          <table:table-cell table:formula="of:=CONCATENATE(&quot;&lt;Row Tag='&quot;;[.A96];&quot;' Language='es_ES'&gt;&lt;Text&gt;&quot;;[.E96];&quot;&lt;/Text&gt;&lt;/Row&gt;&quot;)" office:value-type="string" office:string-value="&lt;Row Tag='LOC_TCS_UNITNAME_PREFIX_SOUTHERN' Language='es_ES'&gt;&lt;Text&gt;El Sureño&lt;/Text&gt;&lt;/Row&gt;">
            <text:p>&lt;Row Tag='LOC_TCS_UNITNAME_PREFIX_SOUTHERN' Language='es_ES'&gt;&lt;Text&gt;El Sureño&lt;/Text&gt;&lt;/Row&gt;</text:p>
          </table:table-cell>
          <table:table-cell office:value-type="string">
            <text:p>Il Meridionale</text:p>
          </table:table-cell>
          <table:table-cell table:formula="of:=CONCATENATE(&quot;&lt;Row Tag='&quot;;[.A96];&quot;' Language='it_IT'&gt;&lt;Text&gt;&quot;;[.G96];&quot;&lt;/Text&gt;&lt;/Row&gt;&quot;)" office:value-type="string" office:string-value="&lt;Row Tag='LOC_TCS_UNITNAME_PREFIX_SOUTHERN' Language='it_IT'&gt;&lt;Text&gt;Il Meridionale&lt;/Text&gt;&lt;/Row&gt;">
            <text:p>&lt;Row Tag='LOC_TCS_UNITNAME_PREFIX_SOUTHERN' Language='it_IT'&gt;&lt;Text&gt;Il Meridionale&lt;/Text&gt;&lt;/Row&gt;</text:p>
          </table:table-cell>
          <table:table-cell office:value-type="string">
            <text:p>南の</text:p>
          </table:table-cell>
          <table:table-cell table:formula="of:=CONCATENATE(&quot;&lt;Row Tag='&quot;;[.A96];&quot;' Language='ja_JP'&gt;&lt;Text&gt;&quot;;[.I96];&quot;&lt;/Text&gt;&lt;/Row&gt;&quot;)" office:value-type="string" office:string-value="&lt;Row Tag='LOC_TCS_UNITNAME_PREFIX_SOUTHERN' Language='ja_JP'&gt;&lt;Text&gt;南の&lt;/Text&gt;&lt;/Row&gt;">
            <text:p>&lt;Row Tag='LOC_TCS_UNITNAME_PREFIX_SOUTHERN' Language='ja_JP'&gt;&lt;Text&gt;南の&lt;/Text&gt;&lt;/Row&gt;</text:p>
          </table:table-cell>
          <table:table-cell office:value-type="string">
            <text:p>남쪽의</text:p>
          </table:table-cell>
          <table:table-cell table:formula="of:=CONCATENATE(&quot;&lt;Row Tag='&quot;;[.A96];&quot;' Language='ko_KR'&gt;&lt;Text&gt;&quot;;[.K96];&quot;&lt;/Text&gt;&lt;/Row&gt;&quot;)" office:value-type="string" office:string-value="&lt;Row Tag='LOC_TCS_UNITNAME_PREFIX_SOUTHERN' Language='ko_KR'&gt;&lt;Text&gt;남쪽의&lt;/Text&gt;&lt;/Row&gt;">
            <text:p>&lt;Row Tag='LOC_TCS_UNITNAME_PREFIX_SOUTHERN' Language='ko_KR'&gt;&lt;Text&gt;남쪽의&lt;/Text&gt;&lt;/Row&gt;</text:p>
          </table:table-cell>
          <table:table-cell office:value-type="string">
            <text:p>Południowy</text:p>
          </table:table-cell>
          <table:table-cell table:formula="of:=CONCATENATE(&quot;&lt;Row Tag='&quot;;[.A96];&quot;' Language='pl_PL'&gt;&lt;Text&gt;&quot;;[.M96];&quot;&lt;/Text&gt;&lt;/Row&gt;&quot;)" office:value-type="string" office:string-value="&lt;Row Tag='LOC_TCS_UNITNAME_PREFIX_SOUTHERN' Language='pl_PL'&gt;&lt;Text&gt;Południowy&lt;/Text&gt;&lt;/Row&gt;">
            <text:p>&lt;Row Tag='LOC_TCS_UNITNAME_PREFIX_SOUTHERN' Language='pl_PL'&gt;&lt;Text&gt;Południowy&lt;/Text&gt;&lt;/Row&gt;</text:p>
          </table:table-cell>
          <table:table-cell office:value-type="string">
            <text:p>O Meridional</text:p>
          </table:table-cell>
          <table:table-cell table:formula="of:=CONCATENATE(&quot;&lt;Row Tag='&quot;;[.A96];&quot;' Language='pt_BR'&gt;&lt;Text&gt;&quot;;[.O96];&quot;&lt;/Text&gt;&lt;/Row&gt;&quot;)" office:value-type="string" office:string-value="&lt;Row Tag='LOC_TCS_UNITNAME_PREFIX_SOUTHERN' Language='pt_BR'&gt;&lt;Text&gt;O Meridional&lt;/Text&gt;&lt;/Row&gt;">
            <text:p>&lt;Row Tag='LOC_TCS_UNITNAME_PREFIX_SOUTHERN' Language='pt_BR'&gt;&lt;Text&gt;O Meridional&lt;/Text&gt;&lt;/Row&gt;</text:p>
          </table:table-cell>
          <table:table-cell office:value-type="string">
            <text:p>Южный</text:p>
          </table:table-cell>
          <table:table-cell table:formula="of:=CONCATENATE(&quot;&lt;Row Tag='&quot;;[.A96];&quot;' Language='ru_RU'&gt;&lt;Text&gt;&quot;;[.Q96];&quot;&lt;/Text&gt;&lt;/Row&gt;&quot;)" office:value-type="string" office:string-value="&lt;Row Tag='LOC_TCS_UNITNAME_PREFIX_SOUTHERN' Language='ru_RU'&gt;&lt;Text&gt;Южный&lt;/Text&gt;&lt;/Row&gt;">
            <text:p>&lt;Row Tag='LOC_TCS_UNITNAME_PREFIX_SOUTHERN' Language='ru_RU'&gt;&lt;Text&gt;Южный&lt;/Text&gt;&lt;/Row&gt;</text:p>
          </table:table-cell>
          <table:table-cell office:value-type="string">
            <text:p>南方的</text:p>
          </table:table-cell>
          <table:table-cell table:formula="of:=CONCATENATE(&quot;&lt;Row Tag='&quot;;[.A96];&quot;' Language='zh_Hans_CN'&gt;&lt;Text&gt;&quot;;[.S96];&quot;&lt;/Text&gt;&lt;/Row&gt;&quot;)" office:value-type="string" office:string-value="&lt;Row Tag='LOC_TCS_UNITNAME_PREFIX_SOUTHERN' Language='zh_Hans_CN'&gt;&lt;Text&gt;南方的&lt;/Text&gt;&lt;/Row&gt;">
            <text:p>&lt;Row Tag='LOC_TCS_UNITNAME_PREFIX_SOUTHERN' Language='zh_Hans_CN'&gt;&lt;Text&gt;南方的&lt;/Text&gt;&lt;/Row&gt;</text:p>
          </table:table-cell>
        </table:table-row>
        <table:table-row table:style-name="ro3">
          <table:table-cell table:style-name="ce2" office:value-type="string">
            <text:p>LOC_TCS_UNITNAME_PREFIX_EASTERN</text:p>
          </table:table-cell>
          <table:table-cell table:style-name="ce2" office:value-type="string">
            <text:p>The Eastern</text:p>
          </table:table-cell>
          <table:table-cell office:value-type="string">
            <text:p>Der Östliche</text:p>
          </table:table-cell>
          <table:table-cell table:formula="of:=CONCATENATE(&quot;&lt;Row Tag='&quot;;[.A97];&quot;' Language='de_DE'&gt;&lt;Text&gt;&quot;;[.C97];&quot;&lt;/Text&gt;&lt;/Row&gt;&quot;)" office:value-type="string" office:string-value="&lt;Row Tag='LOC_TCS_UNITNAME_PREFIX_EASTERN' Language='de_DE'&gt;&lt;Text&gt;Der Östliche&lt;/Text&gt;&lt;/Row&gt;">
            <text:p>&lt;Row Tag='LOC_TCS_UNITNAME_PREFIX_EASTERN' Language='de_DE'&gt;&lt;Text&gt;Der Östliche&lt;/Text&gt;&lt;/Row&gt;</text:p>
          </table:table-cell>
          <table:table-cell office:value-type="string">
            <text:p>El Oriental</text:p>
          </table:table-cell>
          <table:table-cell table:formula="of:=CONCATENATE(&quot;&lt;Row Tag='&quot;;[.A97];&quot;' Language='es_ES'&gt;&lt;Text&gt;&quot;;[.E97];&quot;&lt;/Text&gt;&lt;/Row&gt;&quot;)" office:value-type="string" office:string-value="&lt;Row Tag='LOC_TCS_UNITNAME_PREFIX_EASTERN' Language='es_ES'&gt;&lt;Text&gt;El Oriental&lt;/Text&gt;&lt;/Row&gt;">
            <text:p>&lt;Row Tag='LOC_TCS_UNITNAME_PREFIX_EASTERN' Language='es_ES'&gt;&lt;Text&gt;El Oriental&lt;/Text&gt;&lt;/Row&gt;</text:p>
          </table:table-cell>
          <table:table-cell office:value-type="string">
            <text:p>L'Orientale</text:p>
          </table:table-cell>
          <table:table-cell table:formula="of:=CONCATENATE(&quot;&lt;Row Tag='&quot;;[.A97];&quot;' Language='it_IT'&gt;&lt;Text&gt;&quot;;[.G97];&quot;&lt;/Text&gt;&lt;/Row&gt;&quot;)" office:value-type="string" office:string-value="&lt;Row Tag='LOC_TCS_UNITNAME_PREFIX_EASTERN' Language='it_IT'&gt;&lt;Text&gt;L'Orientale&lt;/Text&gt;&lt;/Row&gt;">
            <text:p>&lt;Row Tag='LOC_TCS_UNITNAME_PREFIX_EASTERN' Language='it_IT'&gt;&lt;Text&gt;L'Orientale&lt;/Text&gt;&lt;/Row&gt;</text:p>
          </table:table-cell>
          <table:table-cell office:value-type="string">
            <text:p>東の</text:p>
          </table:table-cell>
          <table:table-cell table:formula="of:=CONCATENATE(&quot;&lt;Row Tag='&quot;;[.A97];&quot;' Language='ja_JP'&gt;&lt;Text&gt;&quot;;[.I97];&quot;&lt;/Text&gt;&lt;/Row&gt;&quot;)" office:value-type="string" office:string-value="&lt;Row Tag='LOC_TCS_UNITNAME_PREFIX_EASTERN' Language='ja_JP'&gt;&lt;Text&gt;東の&lt;/Text&gt;&lt;/Row&gt;">
            <text:p>&lt;Row Tag='LOC_TCS_UNITNAME_PREFIX_EASTERN' Language='ja_JP'&gt;&lt;Text&gt;東の&lt;/Text&gt;&lt;/Row&gt;</text:p>
          </table:table-cell>
          <table:table-cell office:value-type="string">
            <text:p>동쪽의</text:p>
          </table:table-cell>
          <table:table-cell table:formula="of:=CONCATENATE(&quot;&lt;Row Tag='&quot;;[.A97];&quot;' Language='ko_KR'&gt;&lt;Text&gt;&quot;;[.K97];&quot;&lt;/Text&gt;&lt;/Row&gt;&quot;)" office:value-type="string" office:string-value="&lt;Row Tag='LOC_TCS_UNITNAME_PREFIX_EASTERN' Language='ko_KR'&gt;&lt;Text&gt;동쪽의&lt;/Text&gt;&lt;/Row&gt;">
            <text:p>&lt;Row Tag='LOC_TCS_UNITNAME_PREFIX_EASTERN' Language='ko_KR'&gt;&lt;Text&gt;동쪽의&lt;/Text&gt;&lt;/Row&gt;</text:p>
          </table:table-cell>
          <table:table-cell office:value-type="string">
            <text:p>Wschodni</text:p>
          </table:table-cell>
          <table:table-cell table:formula="of:=CONCATENATE(&quot;&lt;Row Tag='&quot;;[.A97];&quot;' Language='pl_PL'&gt;&lt;Text&gt;&quot;;[.M97];&quot;&lt;/Text&gt;&lt;/Row&gt;&quot;)" office:value-type="string" office:string-value="&lt;Row Tag='LOC_TCS_UNITNAME_PREFIX_EASTERN' Language='pl_PL'&gt;&lt;Text&gt;Wschodni&lt;/Text&gt;&lt;/Row&gt;">
            <text:p>&lt;Row Tag='LOC_TCS_UNITNAME_PREFIX_EASTERN' Language='pl_PL'&gt;&lt;Text&gt;Wschodni&lt;/Text&gt;&lt;/Row&gt;</text:p>
          </table:table-cell>
          <table:table-cell office:value-type="string">
            <text:p>O Oriental</text:p>
          </table:table-cell>
          <table:table-cell table:formula="of:=CONCATENATE(&quot;&lt;Row Tag='&quot;;[.A97];&quot;' Language='pt_BR'&gt;&lt;Text&gt;&quot;;[.O97];&quot;&lt;/Text&gt;&lt;/Row&gt;&quot;)" office:value-type="string" office:string-value="&lt;Row Tag='LOC_TCS_UNITNAME_PREFIX_EASTERN' Language='pt_BR'&gt;&lt;Text&gt;O Oriental&lt;/Text&gt;&lt;/Row&gt;">
            <text:p>&lt;Row Tag='LOC_TCS_UNITNAME_PREFIX_EASTERN' Language='pt_BR'&gt;&lt;Text&gt;O Oriental&lt;/Text&gt;&lt;/Row&gt;</text:p>
          </table:table-cell>
          <table:table-cell office:value-type="string">
            <text:p>Восточный</text:p>
          </table:table-cell>
          <table:table-cell table:formula="of:=CONCATENATE(&quot;&lt;Row Tag='&quot;;[.A97];&quot;' Language='ru_RU'&gt;&lt;Text&gt;&quot;;[.Q97];&quot;&lt;/Text&gt;&lt;/Row&gt;&quot;)" office:value-type="string" office:string-value="&lt;Row Tag='LOC_TCS_UNITNAME_PREFIX_EASTERN' Language='ru_RU'&gt;&lt;Text&gt;Восточный&lt;/Text&gt;&lt;/Row&gt;">
            <text:p>&lt;Row Tag='LOC_TCS_UNITNAME_PREFIX_EASTERN' Language='ru_RU'&gt;&lt;Text&gt;Восточный&lt;/Text&gt;&lt;/Row&gt;</text:p>
          </table:table-cell>
          <table:table-cell office:value-type="string">
            <text:p>东方的</text:p>
          </table:table-cell>
          <table:table-cell table:formula="of:=CONCATENATE(&quot;&lt;Row Tag='&quot;;[.A97];&quot;' Language='zh_Hans_CN'&gt;&lt;Text&gt;&quot;;[.S97];&quot;&lt;/Text&gt;&lt;/Row&gt;&quot;)" office:value-type="string" office:string-value="&lt;Row Tag='LOC_TCS_UNITNAME_PREFIX_EASTERN' Language='zh_Hans_CN'&gt;&lt;Text&gt;东方的&lt;/Text&gt;&lt;/Row&gt;">
            <text:p>&lt;Row Tag='LOC_TCS_UNITNAME_PREFIX_EASTERN' Language='zh_Hans_CN'&gt;&lt;Text&gt;东方的&lt;/Text&gt;&lt;/Row&gt;</text:p>
          </table:table-cell>
        </table:table-row>
        <table:table-row table:style-name="ro3">
          <table:table-cell table:style-name="ce2" office:value-type="string">
            <text:p>LOC_TCS_UNITNAME_PREFIX_WESTERN</text:p>
          </table:table-cell>
          <table:table-cell table:style-name="ce2" office:value-type="string">
            <text:p>The Western</text:p>
          </table:table-cell>
          <table:table-cell office:value-type="string">
            <text:p>Der Westliche</text:p>
          </table:table-cell>
          <table:table-cell table:formula="of:=CONCATENATE(&quot;&lt;Row Tag='&quot;;[.A98];&quot;' Language='de_DE'&gt;&lt;Text&gt;&quot;;[.C98];&quot;&lt;/Text&gt;&lt;/Row&gt;&quot;)" office:value-type="string" office:string-value="&lt;Row Tag='LOC_TCS_UNITNAME_PREFIX_WESTERN' Language='de_DE'&gt;&lt;Text&gt;Der Westliche&lt;/Text&gt;&lt;/Row&gt;">
            <text:p>&lt;Row Tag='LOC_TCS_UNITNAME_PREFIX_WESTERN' Language='de_DE'&gt;&lt;Text&gt;Der Westliche&lt;/Text&gt;&lt;/Row&gt;</text:p>
          </table:table-cell>
          <table:table-cell office:value-type="string">
            <text:p>El Occidental</text:p>
          </table:table-cell>
          <table:table-cell table:formula="of:=CONCATENATE(&quot;&lt;Row Tag='&quot;;[.A98];&quot;' Language='es_ES'&gt;&lt;Text&gt;&quot;;[.E98];&quot;&lt;/Text&gt;&lt;/Row&gt;&quot;)" office:value-type="string" office:string-value="&lt;Row Tag='LOC_TCS_UNITNAME_PREFIX_WESTERN' Language='es_ES'&gt;&lt;Text&gt;El Occidental&lt;/Text&gt;&lt;/Row&gt;">
            <text:p>&lt;Row Tag='LOC_TCS_UNITNAME_PREFIX_WESTERN' Language='es_ES'&gt;&lt;Text&gt;El Occidental&lt;/Text&gt;&lt;/Row&gt;</text:p>
          </table:table-cell>
          <table:table-cell office:value-type="string">
            <text:p>L'Occidentale</text:p>
          </table:table-cell>
          <table:table-cell table:formula="of:=CONCATENATE(&quot;&lt;Row Tag='&quot;;[.A98];&quot;' Language='it_IT'&gt;&lt;Text&gt;&quot;;[.G98];&quot;&lt;/Text&gt;&lt;/Row&gt;&quot;)" office:value-type="string" office:string-value="&lt;Row Tag='LOC_TCS_UNITNAME_PREFIX_WESTERN' Language='it_IT'&gt;&lt;Text&gt;L'Occidentale&lt;/Text&gt;&lt;/Row&gt;">
            <text:p>&lt;Row Tag='LOC_TCS_UNITNAME_PREFIX_WESTERN' Language='it_IT'&gt;&lt;Text&gt;L'Occidentale&lt;/Text&gt;&lt;/Row&gt;</text:p>
          </table:table-cell>
          <table:table-cell office:value-type="string">
            <text:p>西の</text:p>
          </table:table-cell>
          <table:table-cell table:formula="of:=CONCATENATE(&quot;&lt;Row Tag='&quot;;[.A98];&quot;' Language='ja_JP'&gt;&lt;Text&gt;&quot;;[.I98];&quot;&lt;/Text&gt;&lt;/Row&gt;&quot;)" office:value-type="string" office:string-value="&lt;Row Tag='LOC_TCS_UNITNAME_PREFIX_WESTERN' Language='ja_JP'&gt;&lt;Text&gt;西の&lt;/Text&gt;&lt;/Row&gt;">
            <text:p>&lt;Row Tag='LOC_TCS_UNITNAME_PREFIX_WESTERN' Language='ja_JP'&gt;&lt;Text&gt;西の&lt;/Text&gt;&lt;/Row&gt;</text:p>
          </table:table-cell>
          <table:table-cell office:value-type="string">
            <text:p>서쪽의</text:p>
          </table:table-cell>
          <table:table-cell table:formula="of:=CONCATENATE(&quot;&lt;Row Tag='&quot;;[.A98];&quot;' Language='ko_KR'&gt;&lt;Text&gt;&quot;;[.K98];&quot;&lt;/Text&gt;&lt;/Row&gt;&quot;)" office:value-type="string" office:string-value="&lt;Row Tag='LOC_TCS_UNITNAME_PREFIX_WESTERN' Language='ko_KR'&gt;&lt;Text&gt;서쪽의&lt;/Text&gt;&lt;/Row&gt;">
            <text:p>&lt;Row Tag='LOC_TCS_UNITNAME_PREFIX_WESTERN' Language='ko_KR'&gt;&lt;Text&gt;서쪽의&lt;/Text&gt;&lt;/Row&gt;</text:p>
          </table:table-cell>
          <table:table-cell office:value-type="string">
            <text:p>Zachodni</text:p>
          </table:table-cell>
          <table:table-cell table:formula="of:=CONCATENATE(&quot;&lt;Row Tag='&quot;;[.A98];&quot;' Language='pl_PL'&gt;&lt;Text&gt;&quot;;[.M98];&quot;&lt;/Text&gt;&lt;/Row&gt;&quot;)" office:value-type="string" office:string-value="&lt;Row Tag='LOC_TCS_UNITNAME_PREFIX_WESTERN' Language='pl_PL'&gt;&lt;Text&gt;Zachodni&lt;/Text&gt;&lt;/Row&gt;">
            <text:p>&lt;Row Tag='LOC_TCS_UNITNAME_PREFIX_WESTERN' Language='pl_PL'&gt;&lt;Text&gt;Zachodni&lt;/Text&gt;&lt;/Row&gt;</text:p>
          </table:table-cell>
          <table:table-cell office:value-type="string">
            <text:p>O Ocidental</text:p>
          </table:table-cell>
          <table:table-cell table:formula="of:=CONCATENATE(&quot;&lt;Row Tag='&quot;;[.A98];&quot;' Language='pt_BR'&gt;&lt;Text&gt;&quot;;[.O98];&quot;&lt;/Text&gt;&lt;/Row&gt;&quot;)" office:value-type="string" office:string-value="&lt;Row Tag='LOC_TCS_UNITNAME_PREFIX_WESTERN' Language='pt_BR'&gt;&lt;Text&gt;O Ocidental&lt;/Text&gt;&lt;/Row&gt;">
            <text:p>&lt;Row Tag='LOC_TCS_UNITNAME_PREFIX_WESTERN' Language='pt_BR'&gt;&lt;Text&gt;O Ocidental&lt;/Text&gt;&lt;/Row&gt;</text:p>
          </table:table-cell>
          <table:table-cell office:value-type="string">
            <text:p>Западный</text:p>
          </table:table-cell>
          <table:table-cell table:formula="of:=CONCATENATE(&quot;&lt;Row Tag='&quot;;[.A98];&quot;' Language='ru_RU'&gt;&lt;Text&gt;&quot;;[.Q98];&quot;&lt;/Text&gt;&lt;/Row&gt;&quot;)" office:value-type="string" office:string-value="&lt;Row Tag='LOC_TCS_UNITNAME_PREFIX_WESTERN' Language='ru_RU'&gt;&lt;Text&gt;Западный&lt;/Text&gt;&lt;/Row&gt;">
            <text:p>&lt;Row Tag='LOC_TCS_UNITNAME_PREFIX_WESTERN' Language='ru_RU'&gt;&lt;Text&gt;Западный&lt;/Text&gt;&lt;/Row&gt;</text:p>
          </table:table-cell>
          <table:table-cell office:value-type="string">
            <text:p>西方的</text:p>
          </table:table-cell>
          <table:table-cell table:formula="of:=CONCATENATE(&quot;&lt;Row Tag='&quot;;[.A98];&quot;' Language='zh_Hans_CN'&gt;&lt;Text&gt;&quot;;[.S98];&quot;&lt;/Text&gt;&lt;/Row&gt;&quot;)" office:value-type="string" office:string-value="&lt;Row Tag='LOC_TCS_UNITNAME_PREFIX_WESTERN' Language='zh_Hans_CN'&gt;&lt;Text&gt;西方的&lt;/Text&gt;&lt;/Row&gt;">
            <text:p>&lt;Row Tag='LOC_TCS_UNITNAME_PREFIX_WESTERN' Language='zh_Hans_CN'&gt;&lt;Text&gt;西方的&lt;/Text&gt;&lt;/Row&gt;</text:p>
          </table:table-cell>
        </table:table-row>
        <table:table-row table:style-name="ro3">
          <table:table-cell table:style-name="ce2" office:value-type="string">
            <text:p>LOC_TCS_UNITNAME_PREFIX_EARTHEN</text:p>
          </table:table-cell>
          <table:table-cell table:style-name="ce2" office:value-type="string">
            <text:p>The Earthen</text:p>
          </table:table-cell>
          <table:table-cell office:value-type="string">
            <text:p>Der Erdige</text:p>
          </table:table-cell>
          <table:table-cell table:formula="of:=CONCATENATE(&quot;&lt;Row Tag='&quot;;[.A99];&quot;' Language='de_DE'&gt;&lt;Text&gt;&quot;;[.C99];&quot;&lt;/Text&gt;&lt;/Row&gt;&quot;)" office:value-type="string" office:string-value="&lt;Row Tag='LOC_TCS_UNITNAME_PREFIX_EARTHEN' Language='de_DE'&gt;&lt;Text&gt;Der Erdige&lt;/Text&gt;&lt;/Row&gt;">
            <text:p>&lt;Row Tag='LOC_TCS_UNITNAME_PREFIX_EARTHEN' Language='de_DE'&gt;&lt;Text&gt;Der Erdige&lt;/Text&gt;&lt;/Row&gt;</text:p>
          </table:table-cell>
          <table:table-cell office:value-type="string">
            <text:p>El Terrestre</text:p>
          </table:table-cell>
          <table:table-cell table:formula="of:=CONCATENATE(&quot;&lt;Row Tag='&quot;;[.A99];&quot;' Language='es_ES'&gt;&lt;Text&gt;&quot;;[.E99];&quot;&lt;/Text&gt;&lt;/Row&gt;&quot;)" office:value-type="string" office:string-value="&lt;Row Tag='LOC_TCS_UNITNAME_PREFIX_EARTHEN' Language='es_ES'&gt;&lt;Text&gt;El Terrestre&lt;/Text&gt;&lt;/Row&gt;">
            <text:p>&lt;Row Tag='LOC_TCS_UNITNAME_PREFIX_EARTHEN' Language='es_ES'&gt;&lt;Text&gt;El Terrestre&lt;/Text&gt;&lt;/Row&gt;</text:p>
          </table:table-cell>
          <table:table-cell office:value-type="string">
            <text:p>Il Terrestre</text:p>
          </table:table-cell>
          <table:table-cell table:formula="of:=CONCATENATE(&quot;&lt;Row Tag='&quot;;[.A99];&quot;' Language='it_IT'&gt;&lt;Text&gt;&quot;;[.G99];&quot;&lt;/Text&gt;&lt;/Row&gt;&quot;)" office:value-type="string" office:string-value="&lt;Row Tag='LOC_TCS_UNITNAME_PREFIX_EARTHEN' Language='it_IT'&gt;&lt;Text&gt;Il Terrestre&lt;/Text&gt;&lt;/Row&gt;">
            <text:p>&lt;Row Tag='LOC_TCS_UNITNAME_PREFIX_EARTHEN' Language='it_IT'&gt;&lt;Text&gt;Il Terrestre&lt;/Text&gt;&lt;/Row&gt;</text:p>
          </table:table-cell>
          <table:table-cell office:value-type="string">
            <text:p>土の</text:p>
          </table:table-cell>
          <table:table-cell table:formula="of:=CONCATENATE(&quot;&lt;Row Tag='&quot;;[.A99];&quot;' Language='ja_JP'&gt;&lt;Text&gt;&quot;;[.I99];&quot;&lt;/Text&gt;&lt;/Row&gt;&quot;)" office:value-type="string" office:string-value="&lt;Row Tag='LOC_TCS_UNITNAME_PREFIX_EARTHEN' Language='ja_JP'&gt;&lt;Text&gt;土の&lt;/Text&gt;&lt;/Row&gt;">
            <text:p>&lt;Row Tag='LOC_TCS_UNITNAME_PREFIX_EARTHEN' Language='ja_JP'&gt;&lt;Text&gt;土の&lt;/Text&gt;&lt;/Row&gt;</text:p>
          </table:table-cell>
          <table:table-cell office:value-type="string">
            <text:p>흙의</text:p>
          </table:table-cell>
          <table:table-cell table:formula="of:=CONCATENATE(&quot;&lt;Row Tag='&quot;;[.A99];&quot;' Language='ko_KR'&gt;&lt;Text&gt;&quot;;[.K99];&quot;&lt;/Text&gt;&lt;/Row&gt;&quot;)" office:value-type="string" office:string-value="&lt;Row Tag='LOC_TCS_UNITNAME_PREFIX_EARTHEN' Language='ko_KR'&gt;&lt;Text&gt;흙의&lt;/Text&gt;&lt;/Row&gt;">
            <text:p>&lt;Row Tag='LOC_TCS_UNITNAME_PREFIX_EARTHEN' Language='ko_KR'&gt;&lt;Text&gt;흙의&lt;/Text&gt;&lt;/Row&gt;</text:p>
          </table:table-cell>
          <table:table-cell office:value-type="string">
            <text:p>Ziemny</text:p>
          </table:table-cell>
          <table:table-cell table:formula="of:=CONCATENATE(&quot;&lt;Row Tag='&quot;;[.A99];&quot;' Language='pl_PL'&gt;&lt;Text&gt;&quot;;[.M99];&quot;&lt;/Text&gt;&lt;/Row&gt;&quot;)" office:value-type="string" office:string-value="&lt;Row Tag='LOC_TCS_UNITNAME_PREFIX_EARTHEN' Language='pl_PL'&gt;&lt;Text&gt;Ziemny&lt;/Text&gt;&lt;/Row&gt;">
            <text:p>&lt;Row Tag='LOC_TCS_UNITNAME_PREFIX_EARTHEN' Language='pl_PL'&gt;&lt;Text&gt;Ziemny&lt;/Text&gt;&lt;/Row&gt;</text:p>
          </table:table-cell>
          <table:table-cell office:value-type="string">
            <text:p>O Terrestre</text:p>
          </table:table-cell>
          <table:table-cell table:formula="of:=CONCATENATE(&quot;&lt;Row Tag='&quot;;[.A99];&quot;' Language='pt_BR'&gt;&lt;Text&gt;&quot;;[.O99];&quot;&lt;/Text&gt;&lt;/Row&gt;&quot;)" office:value-type="string" office:string-value="&lt;Row Tag='LOC_TCS_UNITNAME_PREFIX_EARTHEN' Language='pt_BR'&gt;&lt;Text&gt;O Terrestre&lt;/Text&gt;&lt;/Row&gt;">
            <text:p>&lt;Row Tag='LOC_TCS_UNITNAME_PREFIX_EARTHEN' Language='pt_BR'&gt;&lt;Text&gt;O Terrestre&lt;/Text&gt;&lt;/Row&gt;</text:p>
          </table:table-cell>
          <table:table-cell office:value-type="string">
            <text:p>Земной</text:p>
          </table:table-cell>
          <table:table-cell table:formula="of:=CONCATENATE(&quot;&lt;Row Tag='&quot;;[.A99];&quot;' Language='ru_RU'&gt;&lt;Text&gt;&quot;;[.Q99];&quot;&lt;/Text&gt;&lt;/Row&gt;&quot;)" office:value-type="string" office:string-value="&lt;Row Tag='LOC_TCS_UNITNAME_PREFIX_EARTHEN' Language='ru_RU'&gt;&lt;Text&gt;Земной&lt;/Text&gt;&lt;/Row&gt;">
            <text:p>&lt;Row Tag='LOC_TCS_UNITNAME_PREFIX_EARTHEN' Language='ru_RU'&gt;&lt;Text&gt;Земной&lt;/Text&gt;&lt;/Row&gt;</text:p>
          </table:table-cell>
          <table:table-cell office:value-type="string">
            <text:p>土质的</text:p>
          </table:table-cell>
          <table:table-cell table:formula="of:=CONCATENATE(&quot;&lt;Row Tag='&quot;;[.A99];&quot;' Language='zh_Hans_CN'&gt;&lt;Text&gt;&quot;;[.S99];&quot;&lt;/Text&gt;&lt;/Row&gt;&quot;)" office:value-type="string" office:string-value="&lt;Row Tag='LOC_TCS_UNITNAME_PREFIX_EARTHEN' Language='zh_Hans_CN'&gt;&lt;Text&gt;土质的&lt;/Text&gt;&lt;/Row&gt;">
            <text:p>&lt;Row Tag='LOC_TCS_UNITNAME_PREFIX_EARTHEN' Language='zh_Hans_CN'&gt;&lt;Text&gt;土质的&lt;/Text&gt;&lt;/Row&gt;</text:p>
          </table:table-cell>
        </table:table-row>
        <table:table-row table:style-name="ro3">
          <table:table-cell table:style-name="ce2" office:value-type="string">
            <text:p>LOC_TCS_UNITNAME_PREFIX_GALE</text:p>
          </table:table-cell>
          <table:table-cell table:style-name="ce2" office:value-type="string">
            <text:p>The Gale</text:p>
          </table:table-cell>
          <table:table-cell office:value-type="string">
            <text:p>Die Böe</text:p>
          </table:table-cell>
          <table:table-cell table:formula="of:=CONCATENATE(&quot;&lt;Row Tag='&quot;;[.A100];&quot;' Language='de_DE'&gt;&lt;Text&gt;&quot;;[.C100];&quot;&lt;/Text&gt;&lt;/Row&gt;&quot;)" office:value-type="string" office:string-value="&lt;Row Tag='LOC_TCS_UNITNAME_PREFIX_GALE' Language='de_DE'&gt;&lt;Text&gt;Die Böe&lt;/Text&gt;&lt;/Row&gt;">
            <text:p>&lt;Row Tag='LOC_TCS_UNITNAME_PREFIX_GALE' Language='de_DE'&gt;&lt;Text&gt;Die Böe&lt;/Text&gt;&lt;/Row&gt;</text:p>
          </table:table-cell>
          <table:table-cell office:value-type="string">
            <text:p>La Ráfaga</text:p>
          </table:table-cell>
          <table:table-cell table:formula="of:=CONCATENATE(&quot;&lt;Row Tag='&quot;;[.A100];&quot;' Language='es_ES'&gt;&lt;Text&gt;&quot;;[.E100];&quot;&lt;/Text&gt;&lt;/Row&gt;&quot;)" office:value-type="string" office:string-value="&lt;Row Tag='LOC_TCS_UNITNAME_PREFIX_GALE' Language='es_ES'&gt;&lt;Text&gt;La Ráfaga&lt;/Text&gt;&lt;/Row&gt;">
            <text:p>&lt;Row Tag='LOC_TCS_UNITNAME_PREFIX_GALE' Language='es_ES'&gt;&lt;Text&gt;La Ráfaga&lt;/Text&gt;&lt;/Row&gt;</text:p>
          </table:table-cell>
          <table:table-cell office:value-type="string">
            <text:p>La Burrasca</text:p>
          </table:table-cell>
          <table:table-cell table:formula="of:=CONCATENATE(&quot;&lt;Row Tag='&quot;;[.A100];&quot;' Language='it_IT'&gt;&lt;Text&gt;&quot;;[.G100];&quot;&lt;/Text&gt;&lt;/Row&gt;&quot;)" office:value-type="string" office:string-value="&lt;Row Tag='LOC_TCS_UNITNAME_PREFIX_GALE' Language='it_IT'&gt;&lt;Text&gt;La Burrasca&lt;/Text&gt;&lt;/Row&gt;">
            <text:p>&lt;Row Tag='LOC_TCS_UNITNAME_PREFIX_GALE' Language='it_IT'&gt;&lt;Text&gt;La Burrasca&lt;/Text&gt;&lt;/Row&gt;</text:p>
          </table:table-cell>
          <table:table-cell office:value-type="string">
            <text:p>突風</text:p>
          </table:table-cell>
          <table:table-cell table:formula="of:=CONCATENATE(&quot;&lt;Row Tag='&quot;;[.A100];&quot;' Language='ja_JP'&gt;&lt;Text&gt;&quot;;[.I100];&quot;&lt;/Text&gt;&lt;/Row&gt;&quot;)" office:value-type="string" office:string-value="&lt;Row Tag='LOC_TCS_UNITNAME_PREFIX_GALE' Language='ja_JP'&gt;&lt;Text&gt;突風&lt;/Text&gt;&lt;/Row&gt;">
            <text:p>&lt;Row Tag='LOC_TCS_UNITNAME_PREFIX_GALE' Language='ja_JP'&gt;&lt;Text&gt;突風&lt;/Text&gt;&lt;/Row&gt;</text:p>
          </table:table-cell>
          <table:table-cell office:value-type="string">
            <text:p>돌풍</text:p>
          </table:table-cell>
          <table:table-cell table:formula="of:=CONCATENATE(&quot;&lt;Row Tag='&quot;;[.A100];&quot;' Language='ko_KR'&gt;&lt;Text&gt;&quot;;[.K100];&quot;&lt;/Text&gt;&lt;/Row&gt;&quot;)" office:value-type="string" office:string-value="&lt;Row Tag='LOC_TCS_UNITNAME_PREFIX_GALE' Language='ko_KR'&gt;&lt;Text&gt;돌풍&lt;/Text&gt;&lt;/Row&gt;">
            <text:p>&lt;Row Tag='LOC_TCS_UNITNAME_PREFIX_GALE' Language='ko_KR'&gt;&lt;Text&gt;돌풍&lt;/Text&gt;&lt;/Row&gt;</text:p>
          </table:table-cell>
          <table:table-cell office:value-type="string">
            <text:p>Gwałtowny</text:p>
          </table:table-cell>
          <table:table-cell table:formula="of:=CONCATENATE(&quot;&lt;Row Tag='&quot;;[.A100];&quot;' Language='pl_PL'&gt;&lt;Text&gt;&quot;;[.M100];&quot;&lt;/Text&gt;&lt;/Row&gt;&quot;)" office:value-type="string" office:string-value="&lt;Row Tag='LOC_TCS_UNITNAME_PREFIX_GALE' Language='pl_PL'&gt;&lt;Text&gt;Gwałtowny&lt;/Text&gt;&lt;/Row&gt;">
            <text:p>&lt;Row Tag='LOC_TCS_UNITNAME_PREFIX_GALE' Language='pl_PL'&gt;&lt;Text&gt;Gwałtowny&lt;/Text&gt;&lt;/Row&gt;</text:p>
          </table:table-cell>
          <table:table-cell office:value-type="string">
            <text:p>A Rajada</text:p>
          </table:table-cell>
          <table:table-cell table:formula="of:=CONCATENATE(&quot;&lt;Row Tag='&quot;;[.A100];&quot;' Language='pt_BR'&gt;&lt;Text&gt;&quot;;[.O100];&quot;&lt;/Text&gt;&lt;/Row&gt;&quot;)" office:value-type="string" office:string-value="&lt;Row Tag='LOC_TCS_UNITNAME_PREFIX_GALE' Language='pt_BR'&gt;&lt;Text&gt;A Rajada&lt;/Text&gt;&lt;/Row&gt;">
            <text:p>&lt;Row Tag='LOC_TCS_UNITNAME_PREFIX_GALE' Language='pt_BR'&gt;&lt;Text&gt;A Rajada&lt;/Text&gt;&lt;/Row&gt;</text:p>
          </table:table-cell>
          <table:table-cell office:value-type="string">
            <text:p>Шквальный</text:p>
          </table:table-cell>
          <table:table-cell table:formula="of:=CONCATENATE(&quot;&lt;Row Tag='&quot;;[.A100];&quot;' Language='ru_RU'&gt;&lt;Text&gt;&quot;;[.Q100];&quot;&lt;/Text&gt;&lt;/Row&gt;&quot;)" office:value-type="string" office:string-value="&lt;Row Tag='LOC_TCS_UNITNAME_PREFIX_GALE' Language='ru_RU'&gt;&lt;Text&gt;Шквальный&lt;/Text&gt;&lt;/Row&gt;">
            <text:p>&lt;Row Tag='LOC_TCS_UNITNAME_PREFIX_GALE' Language='ru_RU'&gt;&lt;Text&gt;Шквальный&lt;/Text&gt;&lt;/Row&gt;</text:p>
          </table:table-cell>
          <table:table-cell office:value-type="string">
            <text:p>狂风</text:p>
          </table:table-cell>
          <table:table-cell table:formula="of:=CONCATENATE(&quot;&lt;Row Tag='&quot;;[.A100];&quot;' Language='zh_Hans_CN'&gt;&lt;Text&gt;&quot;;[.S100];&quot;&lt;/Text&gt;&lt;/Row&gt;&quot;)" office:value-type="string" office:string-value="&lt;Row Tag='LOC_TCS_UNITNAME_PREFIX_GALE' Language='zh_Hans_CN'&gt;&lt;Text&gt;狂风&lt;/Text&gt;&lt;/Row&gt;">
            <text:p>&lt;Row Tag='LOC_TCS_UNITNAME_PREFIX_GALE' Language='zh_Hans_CN'&gt;&lt;Text&gt;狂风&lt;/Text&gt;&lt;/Row&gt;</text:p>
          </table:table-cell>
        </table:table-row>
        <table:table-row table:style-name="ro3">
          <table:table-cell table:style-name="ce2" office:value-type="string">
            <text:p>LOC_TCS_UNITNAME_PREFIX_FIRE</text:p>
          </table:table-cell>
          <table:table-cell table:style-name="ce2" office:value-type="string">
            <text:p>The Fire</text:p>
          </table:table-cell>
          <table:table-cell office:value-type="string">
            <text:p>Das Feuer</text:p>
          </table:table-cell>
          <table:table-cell table:formula="of:=CONCATENATE(&quot;&lt;Row Tag='&quot;;[.A101];&quot;' Language='de_DE'&gt;&lt;Text&gt;&quot;;[.C101];&quot;&lt;/Text&gt;&lt;/Row&gt;&quot;)" office:value-type="string" office:string-value="&lt;Row Tag='LOC_TCS_UNITNAME_PREFIX_FIRE' Language='de_DE'&gt;&lt;Text&gt;Das Feuer&lt;/Text&gt;&lt;/Row&gt;">
            <text:p>&lt;Row Tag='LOC_TCS_UNITNAME_PREFIX_FIRE' Language='de_DE'&gt;&lt;Text&gt;Das Feuer&lt;/Text&gt;&lt;/Row&gt;</text:p>
          </table:table-cell>
          <table:table-cell office:value-type="string">
            <text:p>El Fuego</text:p>
          </table:table-cell>
          <table:table-cell table:formula="of:=CONCATENATE(&quot;&lt;Row Tag='&quot;;[.A101];&quot;' Language='es_ES'&gt;&lt;Text&gt;&quot;;[.E101];&quot;&lt;/Text&gt;&lt;/Row&gt;&quot;)" office:value-type="string" office:string-value="&lt;Row Tag='LOC_TCS_UNITNAME_PREFIX_FIRE' Language='es_ES'&gt;&lt;Text&gt;El Fuego&lt;/Text&gt;&lt;/Row&gt;">
            <text:p>&lt;Row Tag='LOC_TCS_UNITNAME_PREFIX_FIRE' Language='es_ES'&gt;&lt;Text&gt;El Fuego&lt;/Text&gt;&lt;/Row&gt;</text:p>
          </table:table-cell>
          <table:table-cell office:value-type="string">
            <text:p>Il Fuoco</text:p>
          </table:table-cell>
          <table:table-cell table:formula="of:=CONCATENATE(&quot;&lt;Row Tag='&quot;;[.A101];&quot;' Language='it_IT'&gt;&lt;Text&gt;&quot;;[.G101];&quot;&lt;/Text&gt;&lt;/Row&gt;&quot;)" office:value-type="string" office:string-value="&lt;Row Tag='LOC_TCS_UNITNAME_PREFIX_FIRE' Language='it_IT'&gt;&lt;Text&gt;Il Fuoco&lt;/Text&gt;&lt;/Row&gt;">
            <text:p>&lt;Row Tag='LOC_TCS_UNITNAME_PREFIX_FIRE' Language='it_IT'&gt;&lt;Text&gt;Il Fuoco&lt;/Text&gt;&lt;/Row&gt;</text:p>
          </table:table-cell>
          <table:table-cell office:value-type="string">
            <text:p>火</text:p>
          </table:table-cell>
          <table:table-cell table:formula="of:=CONCATENATE(&quot;&lt;Row Tag='&quot;;[.A101];&quot;' Language='ja_JP'&gt;&lt;Text&gt;&quot;;[.I101];&quot;&lt;/Text&gt;&lt;/Row&gt;&quot;)" office:value-type="string" office:string-value="&lt;Row Tag='LOC_TCS_UNITNAME_PREFIX_FIRE' Language='ja_JP'&gt;&lt;Text&gt;火&lt;/Text&gt;&lt;/Row&gt;">
            <text:p>&lt;Row Tag='LOC_TCS_UNITNAME_PREFIX_FIRE' Language='ja_JP'&gt;&lt;Text&gt;火&lt;/Text&gt;&lt;/Row&gt;</text:p>
          </table:table-cell>
          <table:table-cell office:value-type="string">
            <text:p>불</text:p>
          </table:table-cell>
          <table:table-cell table:formula="of:=CONCATENATE(&quot;&lt;Row Tag='&quot;;[.A101];&quot;' Language='ko_KR'&gt;&lt;Text&gt;&quot;;[.K101];&quot;&lt;/Text&gt;&lt;/Row&gt;&quot;)" office:value-type="string" office:string-value="&lt;Row Tag='LOC_TCS_UNITNAME_PREFIX_FIRE' Language='ko_KR'&gt;&lt;Text&gt;불&lt;/Text&gt;&lt;/Row&gt;">
            <text:p>&lt;Row Tag='LOC_TCS_UNITNAME_PREFIX_FIRE' Language='ko_KR'&gt;&lt;Text&gt;불&lt;/Text&gt;&lt;/Row&gt;</text:p>
          </table:table-cell>
          <table:table-cell office:value-type="string">
            <text:p>Ognisty</text:p>
          </table:table-cell>
          <table:table-cell table:formula="of:=CONCATENATE(&quot;&lt;Row Tag='&quot;;[.A101];&quot;' Language='pl_PL'&gt;&lt;Text&gt;&quot;;[.M101];&quot;&lt;/Text&gt;&lt;/Row&gt;&quot;)" office:value-type="string" office:string-value="&lt;Row Tag='LOC_TCS_UNITNAME_PREFIX_FIRE' Language='pl_PL'&gt;&lt;Text&gt;Ognisty&lt;/Text&gt;&lt;/Row&gt;">
            <text:p>&lt;Row Tag='LOC_TCS_UNITNAME_PREFIX_FIRE' Language='pl_PL'&gt;&lt;Text&gt;Ognisty&lt;/Text&gt;&lt;/Row&gt;</text:p>
          </table:table-cell>
          <table:table-cell office:value-type="string">
            <text:p>O Fogo</text:p>
          </table:table-cell>
          <table:table-cell table:formula="of:=CONCATENATE(&quot;&lt;Row Tag='&quot;;[.A101];&quot;' Language='pt_BR'&gt;&lt;Text&gt;&quot;;[.O101];&quot;&lt;/Text&gt;&lt;/Row&gt;&quot;)" office:value-type="string" office:string-value="&lt;Row Tag='LOC_TCS_UNITNAME_PREFIX_FIRE' Language='pt_BR'&gt;&lt;Text&gt;O Fogo&lt;/Text&gt;&lt;/Row&gt;">
            <text:p>&lt;Row Tag='LOC_TCS_UNITNAME_PREFIX_FIRE' Language='pt_BR'&gt;&lt;Text&gt;O Fogo&lt;/Text&gt;&lt;/Row&gt;</text:p>
          </table:table-cell>
          <table:table-cell office:value-type="string">
            <text:p>Огненный</text:p>
          </table:table-cell>
          <table:table-cell table:formula="of:=CONCATENATE(&quot;&lt;Row Tag='&quot;;[.A101];&quot;' Language='ru_RU'&gt;&lt;Text&gt;&quot;;[.Q101];&quot;&lt;/Text&gt;&lt;/Row&gt;&quot;)" office:value-type="string" office:string-value="&lt;Row Tag='LOC_TCS_UNITNAME_PREFIX_FIRE' Language='ru_RU'&gt;&lt;Text&gt;Огненный&lt;/Text&gt;&lt;/Row&gt;">
            <text:p>&lt;Row Tag='LOC_TCS_UNITNAME_PREFIX_FIRE' Language='ru_RU'&gt;&lt;Text&gt;Огненный&lt;/Text&gt;&lt;/Row&gt;</text:p>
          </table:table-cell>
          <table:table-cell office:value-type="string">
            <text:p>火</text:p>
          </table:table-cell>
          <table:table-cell table:formula="of:=CONCATENATE(&quot;&lt;Row Tag='&quot;;[.A101];&quot;' Language='zh_Hans_CN'&gt;&lt;Text&gt;&quot;;[.S101];&quot;&lt;/Text&gt;&lt;/Row&gt;&quot;)" office:value-type="string" office:string-value="&lt;Row Tag='LOC_TCS_UNITNAME_PREFIX_FIRE' Language='zh_Hans_CN'&gt;&lt;Text&gt;火&lt;/Text&gt;&lt;/Row&gt;">
            <text:p>&lt;Row Tag='LOC_TCS_UNITNAME_PREFIX_FIRE' Language='zh_Hans_CN'&gt;&lt;Text&gt;火&lt;/Text&gt;&lt;/Row&gt;</text:p>
          </table:table-cell>
        </table:table-row>
        <table:table-row table:style-name="ro3">
          <table:table-cell office:value-type="string">
            <text:p>LOC_TCS_UNITNAME_PREFIX_METAL</text:p>
          </table:table-cell>
          <table:table-cell office:value-type="string">
            <text:p>The Metal</text:p>
          </table:table-cell>
          <table:table-cell office:value-type="string">
            <text:p>Das Metall</text:p>
          </table:table-cell>
          <table:table-cell table:formula="of:=CONCATENATE(&quot;&lt;Row Tag='&quot;;[.A102];&quot;' Language='de_DE'&gt;&lt;Text&gt;&quot;;[.C102];&quot;&lt;/Text&gt;&lt;/Row&gt;&quot;)" office:value-type="string" office:string-value="&lt;Row Tag='LOC_TCS_UNITNAME_PREFIX_METAL' Language='de_DE'&gt;&lt;Text&gt;Das Metall&lt;/Text&gt;&lt;/Row&gt;">
            <text:p>&lt;Row Tag='LOC_TCS_UNITNAME_PREFIX_METAL' Language='de_DE'&gt;&lt;Text&gt;Das Metall&lt;/Text&gt;&lt;/Row&gt;</text:p>
          </table:table-cell>
          <table:table-cell office:value-type="string">
            <text:p>El Metal</text:p>
          </table:table-cell>
          <table:table-cell table:formula="of:=CONCATENATE(&quot;&lt;Row Tag='&quot;;[.A102];&quot;' Language='es_ES'&gt;&lt;Text&gt;&quot;;[.E102];&quot;&lt;/Text&gt;&lt;/Row&gt;&quot;)" office:value-type="string" office:string-value="&lt;Row Tag='LOC_TCS_UNITNAME_PREFIX_METAL' Language='es_ES'&gt;&lt;Text&gt;El Metal&lt;/Text&gt;&lt;/Row&gt;">
            <text:p>&lt;Row Tag='LOC_TCS_UNITNAME_PREFIX_METAL' Language='es_ES'&gt;&lt;Text&gt;El Metal&lt;/Text&gt;&lt;/Row&gt;</text:p>
          </table:table-cell>
          <table:table-cell office:value-type="string">
            <text:p>Il Metallo</text:p>
          </table:table-cell>
          <table:table-cell table:formula="of:=CONCATENATE(&quot;&lt;Row Tag='&quot;;[.A102];&quot;' Language='it_IT'&gt;&lt;Text&gt;&quot;;[.G102];&quot;&lt;/Text&gt;&lt;/Row&gt;&quot;)" office:value-type="string" office:string-value="&lt;Row Tag='LOC_TCS_UNITNAME_PREFIX_METAL' Language='it_IT'&gt;&lt;Text&gt;Il Metallo&lt;/Text&gt;&lt;/Row&gt;">
            <text:p>&lt;Row Tag='LOC_TCS_UNITNAME_PREFIX_METAL' Language='it_IT'&gt;&lt;Text&gt;Il Metallo&lt;/Text&gt;&lt;/Row&gt;</text:p>
          </table:table-cell>
          <table:table-cell office:value-type="string">
            <text:p>金属の</text:p>
          </table:table-cell>
          <table:table-cell table:formula="of:=CONCATENATE(&quot;&lt;Row Tag='&quot;;[.A102];&quot;' Language='ja_JP'&gt;&lt;Text&gt;&quot;;[.I102];&quot;&lt;/Text&gt;&lt;/Row&gt;&quot;)" office:value-type="string" office:string-value="&lt;Row Tag='LOC_TCS_UNITNAME_PREFIX_METAL' Language='ja_JP'&gt;&lt;Text&gt;金属の&lt;/Text&gt;&lt;/Row&gt;">
            <text:p>&lt;Row Tag='LOC_TCS_UNITNAME_PREFIX_METAL' Language='ja_JP'&gt;&lt;Text&gt;金属の&lt;/Text&gt;&lt;/Row&gt;</text:p>
          </table:table-cell>
          <table:table-cell office:value-type="string">
            <text:p>금속</text:p>
          </table:table-cell>
          <table:table-cell table:formula="of:=CONCATENATE(&quot;&lt;Row Tag='&quot;;[.A102];&quot;' Language='ko_KR'&gt;&lt;Text&gt;&quot;;[.K102];&quot;&lt;/Text&gt;&lt;/Row&gt;&quot;)" office:value-type="string" office:string-value="&lt;Row Tag='LOC_TCS_UNITNAME_PREFIX_METAL' Language='ko_KR'&gt;&lt;Text&gt;금속&lt;/Text&gt;&lt;/Row&gt;">
            <text:p>&lt;Row Tag='LOC_TCS_UNITNAME_PREFIX_METAL' Language='ko_KR'&gt;&lt;Text&gt;금속&lt;/Text&gt;&lt;/Row&gt;</text:p>
          </table:table-cell>
          <table:table-cell office:value-type="string">
            <text:p>Metalowy</text:p>
          </table:table-cell>
          <table:table-cell table:formula="of:=CONCATENATE(&quot;&lt;Row Tag='&quot;;[.A102];&quot;' Language='pl_PL'&gt;&lt;Text&gt;&quot;;[.M102];&quot;&lt;/Text&gt;&lt;/Row&gt;&quot;)" office:value-type="string" office:string-value="&lt;Row Tag='LOC_TCS_UNITNAME_PREFIX_METAL' Language='pl_PL'&gt;&lt;Text&gt;Metalowy&lt;/Text&gt;&lt;/Row&gt;">
            <text:p>&lt;Row Tag='LOC_TCS_UNITNAME_PREFIX_METAL' Language='pl_PL'&gt;&lt;Text&gt;Metalowy&lt;/Text&gt;&lt;/Row&gt;</text:p>
          </table:table-cell>
          <table:table-cell office:value-type="string">
            <text:p>O Metal</text:p>
          </table:table-cell>
          <table:table-cell table:formula="of:=CONCATENATE(&quot;&lt;Row Tag='&quot;;[.A102];&quot;' Language='pt_BR'&gt;&lt;Text&gt;&quot;;[.O102];&quot;&lt;/Text&gt;&lt;/Row&gt;&quot;)" office:value-type="string" office:string-value="&lt;Row Tag='LOC_TCS_UNITNAME_PREFIX_METAL' Language='pt_BR'&gt;&lt;Text&gt;O Metal&lt;/Text&gt;&lt;/Row&gt;">
            <text:p>&lt;Row Tag='LOC_TCS_UNITNAME_PREFIX_METAL' Language='pt_BR'&gt;&lt;Text&gt;O Metal&lt;/Text&gt;&lt;/Row&gt;</text:p>
          </table:table-cell>
          <table:table-cell office:value-type="string">
            <text:p>Металлический</text:p>
          </table:table-cell>
          <table:table-cell table:formula="of:=CONCATENATE(&quot;&lt;Row Tag='&quot;;[.A102];&quot;' Language='ru_RU'&gt;&lt;Text&gt;&quot;;[.Q102];&quot;&lt;/Text&gt;&lt;/Row&gt;&quot;)" office:value-type="string" office:string-value="&lt;Row Tag='LOC_TCS_UNITNAME_PREFIX_METAL' Language='ru_RU'&gt;&lt;Text&gt;Металлический&lt;/Text&gt;&lt;/Row&gt;">
            <text:p>&lt;Row Tag='LOC_TCS_UNITNAME_PREFIX_METAL' Language='ru_RU'&gt;&lt;Text&gt;Металлический&lt;/Text&gt;&lt;/Row&gt;</text:p>
          </table:table-cell>
          <table:table-cell office:value-type="string">
            <text:p>金属</text:p>
          </table:table-cell>
          <table:table-cell table:formula="of:=CONCATENATE(&quot;&lt;Row Tag='&quot;;[.A102];&quot;' Language='zh_Hans_CN'&gt;&lt;Text&gt;&quot;;[.S102];&quot;&lt;/Text&gt;&lt;/Row&gt;&quot;)" office:value-type="string" office:string-value="&lt;Row Tag='LOC_TCS_UNITNAME_PREFIX_METAL' Language='zh_Hans_CN'&gt;&lt;Text&gt;金属&lt;/Text&gt;&lt;/Row&gt;">
            <text:p>&lt;Row Tag='LOC_TCS_UNITNAME_PREFIX_METAL' Language='zh_Hans_CN'&gt;&lt;Text&gt;金属&lt;/Text&gt;&lt;/Row&gt;</text:p>
          </table:table-cell>
        </table:table-row>
        <table:table-row table:style-name="ro3">
          <table:table-cell office:value-type="string">
            <text:p>LOC_TCS_UNITNAME_PREFIX_WATER</text:p>
          </table:table-cell>
          <table:table-cell office:value-type="string">
            <text:p>The Water</text:p>
          </table:table-cell>
          <table:table-cell office:value-type="string">
            <text:p>Das Wasser</text:p>
          </table:table-cell>
          <table:table-cell table:formula="of:=CONCATENATE(&quot;&lt;Row Tag='&quot;;[.A103];&quot;' Language='de_DE'&gt;&lt;Text&gt;&quot;;[.C103];&quot;&lt;/Text&gt;&lt;/Row&gt;&quot;)" office:value-type="string" office:string-value="&lt;Row Tag='LOC_TCS_UNITNAME_PREFIX_WATER' Language='de_DE'&gt;&lt;Text&gt;Das Wasser&lt;/Text&gt;&lt;/Row&gt;">
            <text:p>&lt;Row Tag='LOC_TCS_UNITNAME_PREFIX_WATER' Language='de_DE'&gt;&lt;Text&gt;Das Wasser&lt;/Text&gt;&lt;/Row&gt;</text:p>
          </table:table-cell>
          <table:table-cell office:value-type="string">
            <text:p>El Agua</text:p>
          </table:table-cell>
          <table:table-cell table:formula="of:=CONCATENATE(&quot;&lt;Row Tag='&quot;;[.A103];&quot;' Language='es_ES'&gt;&lt;Text&gt;&quot;;[.E103];&quot;&lt;/Text&gt;&lt;/Row&gt;&quot;)" office:value-type="string" office:string-value="&lt;Row Tag='LOC_TCS_UNITNAME_PREFIX_WATER' Language='es_ES'&gt;&lt;Text&gt;El Agua&lt;/Text&gt;&lt;/Row&gt;">
            <text:p>&lt;Row Tag='LOC_TCS_UNITNAME_PREFIX_WATER' Language='es_ES'&gt;&lt;Text&gt;El Agua&lt;/Text&gt;&lt;/Row&gt;</text:p>
          </table:table-cell>
          <table:table-cell office:value-type="string">
            <text:p>L'Acqua</text:p>
          </table:table-cell>
          <table:table-cell table:formula="of:=CONCATENATE(&quot;&lt;Row Tag='&quot;;[.A103];&quot;' Language='it_IT'&gt;&lt;Text&gt;&quot;;[.G103];&quot;&lt;/Text&gt;&lt;/Row&gt;&quot;)" office:value-type="string" office:string-value="&lt;Row Tag='LOC_TCS_UNITNAME_PREFIX_WATER' Language='it_IT'&gt;&lt;Text&gt;L'Acqua&lt;/Text&gt;&lt;/Row&gt;">
            <text:p>&lt;Row Tag='LOC_TCS_UNITNAME_PREFIX_WATER' Language='it_IT'&gt;&lt;Text&gt;L'Acqua&lt;/Text&gt;&lt;/Row&gt;</text:p>
          </table:table-cell>
          <table:table-cell office:value-type="string">
            <text:p>水の</text:p>
          </table:table-cell>
          <table:table-cell table:formula="of:=CONCATENATE(&quot;&lt;Row Tag='&quot;;[.A103];&quot;' Language='ja_JP'&gt;&lt;Text&gt;&quot;;[.I103];&quot;&lt;/Text&gt;&lt;/Row&gt;&quot;)" office:value-type="string" office:string-value="&lt;Row Tag='LOC_TCS_UNITNAME_PREFIX_WATER' Language='ja_JP'&gt;&lt;Text&gt;水の&lt;/Text&gt;&lt;/Row&gt;">
            <text:p>&lt;Row Tag='LOC_TCS_UNITNAME_PREFIX_WATER' Language='ja_JP'&gt;&lt;Text&gt;水の&lt;/Text&gt;&lt;/Row&gt;</text:p>
          </table:table-cell>
          <table:table-cell office:value-type="string">
            <text:p>물</text:p>
          </table:table-cell>
          <table:table-cell table:formula="of:=CONCATENATE(&quot;&lt;Row Tag='&quot;;[.A103];&quot;' Language='ko_KR'&gt;&lt;Text&gt;&quot;;[.K103];&quot;&lt;/Text&gt;&lt;/Row&gt;&quot;)" office:value-type="string" office:string-value="&lt;Row Tag='LOC_TCS_UNITNAME_PREFIX_WATER' Language='ko_KR'&gt;&lt;Text&gt;물&lt;/Text&gt;&lt;/Row&gt;">
            <text:p>&lt;Row Tag='LOC_TCS_UNITNAME_PREFIX_WATER' Language='ko_KR'&gt;&lt;Text&gt;물&lt;/Text&gt;&lt;/Row&gt;</text:p>
          </table:table-cell>
          <table:table-cell office:value-type="string">
            <text:p>Wodny</text:p>
          </table:table-cell>
          <table:table-cell table:formula="of:=CONCATENATE(&quot;&lt;Row Tag='&quot;;[.A103];&quot;' Language='pl_PL'&gt;&lt;Text&gt;&quot;;[.M103];&quot;&lt;/Text&gt;&lt;/Row&gt;&quot;)" office:value-type="string" office:string-value="&lt;Row Tag='LOC_TCS_UNITNAME_PREFIX_WATER' Language='pl_PL'&gt;&lt;Text&gt;Wodny&lt;/Text&gt;&lt;/Row&gt;">
            <text:p>&lt;Row Tag='LOC_TCS_UNITNAME_PREFIX_WATER' Language='pl_PL'&gt;&lt;Text&gt;Wodny&lt;/Text&gt;&lt;/Row&gt;</text:p>
          </table:table-cell>
          <table:table-cell office:value-type="string">
            <text:p>A Água</text:p>
          </table:table-cell>
          <table:table-cell table:formula="of:=CONCATENATE(&quot;&lt;Row Tag='&quot;;[.A103];&quot;' Language='pt_BR'&gt;&lt;Text&gt;&quot;;[.O103];&quot;&lt;/Text&gt;&lt;/Row&gt;&quot;)" office:value-type="string" office:string-value="&lt;Row Tag='LOC_TCS_UNITNAME_PREFIX_WATER' Language='pt_BR'&gt;&lt;Text&gt;A Água&lt;/Text&gt;&lt;/Row&gt;">
            <text:p>&lt;Row Tag='LOC_TCS_UNITNAME_PREFIX_WATER' Language='pt_BR'&gt;&lt;Text&gt;A Água&lt;/Text&gt;&lt;/Row&gt;</text:p>
          </table:table-cell>
          <table:table-cell office:value-type="string">
            <text:p>Водный</text:p>
          </table:table-cell>
          <table:table-cell table:formula="of:=CONCATENATE(&quot;&lt;Row Tag='&quot;;[.A103];&quot;' Language='ru_RU'&gt;&lt;Text&gt;&quot;;[.Q103];&quot;&lt;/Text&gt;&lt;/Row&gt;&quot;)" office:value-type="string" office:string-value="&lt;Row Tag='LOC_TCS_UNITNAME_PREFIX_WATER' Language='ru_RU'&gt;&lt;Text&gt;Водный&lt;/Text&gt;&lt;/Row&gt;">
            <text:p>&lt;Row Tag='LOC_TCS_UNITNAME_PREFIX_WATER' Language='ru_RU'&gt;&lt;Text&gt;Водный&lt;/Text&gt;&lt;/Row&gt;</text:p>
          </table:table-cell>
          <table:table-cell office:value-type="string">
            <text:p>水</text:p>
          </table:table-cell>
          <table:table-cell table:formula="of:=CONCATENATE(&quot;&lt;Row Tag='&quot;;[.A103];&quot;' Language='zh_Hans_CN'&gt;&lt;Text&gt;&quot;;[.S103];&quot;&lt;/Text&gt;&lt;/Row&gt;&quot;)" office:value-type="string" office:string-value="&lt;Row Tag='LOC_TCS_UNITNAME_PREFIX_WATER' Language='zh_Hans_CN'&gt;&lt;Text&gt;水&lt;/Text&gt;&lt;/Row&gt;">
            <text:p>&lt;Row Tag='LOC_TCS_UNITNAME_PREFIX_WATER' Language='zh_Hans_CN'&gt;&lt;Text&gt;水&lt;/Text&gt;&lt;/Row&gt;</text:p>
          </table:table-cell>
        </table:table-row>
        <table:table-row table:style-name="ro3">
          <table:table-cell office:value-type="string">
            <text:p>LOC_TCS_UNITNAME_PREFIX_BOXING</text:p>
          </table:table-cell>
          <table:table-cell office:value-type="string">
            <text:p>The Boxing</text:p>
          </table:table-cell>
          <table:table-cell office:value-type="string">
            <text:p>Das Boxende</text:p>
          </table:table-cell>
          <table:table-cell table:formula="of:=CONCATENATE(&quot;&lt;Row Tag='&quot;;[.A104];&quot;' Language='de_DE'&gt;&lt;Text&gt;&quot;;[.C104];&quot;&lt;/Text&gt;&lt;/Row&gt;&quot;)" office:value-type="string" office:string-value="&lt;Row Tag='LOC_TCS_UNITNAME_PREFIX_BOXING' Language='de_DE'&gt;&lt;Text&gt;Das Boxende&lt;/Text&gt;&lt;/Row&gt;">
            <text:p>&lt;Row Tag='LOC_TCS_UNITNAME_PREFIX_BOXING' Language='de_DE'&gt;&lt;Text&gt;Das Boxende&lt;/Text&gt;&lt;/Row&gt;</text:p>
          </table:table-cell>
          <table:table-cell office:value-type="string">
            <text:p>El Boxeador</text:p>
          </table:table-cell>
          <table:table-cell table:formula="of:=CONCATENATE(&quot;&lt;Row Tag='&quot;;[.A104];&quot;' Language='es_ES'&gt;&lt;Text&gt;&quot;;[.E104];&quot;&lt;/Text&gt;&lt;/Row&gt;&quot;)" office:value-type="string" office:string-value="&lt;Row Tag='LOC_TCS_UNITNAME_PREFIX_BOXING' Language='es_ES'&gt;&lt;Text&gt;El Boxeador&lt;/Text&gt;&lt;/Row&gt;">
            <text:p>&lt;Row Tag='LOC_TCS_UNITNAME_PREFIX_BOXING' Language='es_ES'&gt;&lt;Text&gt;El Boxeador&lt;/Text&gt;&lt;/Row&gt;</text:p>
          </table:table-cell>
          <table:table-cell office:value-type="string">
            <text:p>Il Pugilistico</text:p>
          </table:table-cell>
          <table:table-cell table:formula="of:=CONCATENATE(&quot;&lt;Row Tag='&quot;;[.A104];&quot;' Language='it_IT'&gt;&lt;Text&gt;&quot;;[.G104];&quot;&lt;/Text&gt;&lt;/Row&gt;&quot;)" office:value-type="string" office:string-value="&lt;Row Tag='LOC_TCS_UNITNAME_PREFIX_BOXING' Language='it_IT'&gt;&lt;Text&gt;Il Pugilistico&lt;/Text&gt;&lt;/Row&gt;">
            <text:p>&lt;Row Tag='LOC_TCS_UNITNAME_PREFIX_BOXING' Language='it_IT'&gt;&lt;Text&gt;Il Pugilistico&lt;/Text&gt;&lt;/Row&gt;</text:p>
          </table:table-cell>
          <table:table-cell office:value-type="string">
            <text:p>ボクシングの</text:p>
          </table:table-cell>
          <table:table-cell table:formula="of:=CONCATENATE(&quot;&lt;Row Tag='&quot;;[.A104];&quot;' Language='ja_JP'&gt;&lt;Text&gt;&quot;;[.I104];&quot;&lt;/Text&gt;&lt;/Row&gt;&quot;)" office:value-type="string" office:string-value="&lt;Row Tag='LOC_TCS_UNITNAME_PREFIX_BOXING' Language='ja_JP'&gt;&lt;Text&gt;ボクシングの&lt;/Text&gt;&lt;/Row&gt;">
            <text:p>&lt;Row Tag='LOC_TCS_UNITNAME_PREFIX_BOXING' Language='ja_JP'&gt;&lt;Text&gt;ボクシングの&lt;/Text&gt;&lt;/Row&gt;</text:p>
          </table:table-cell>
          <table:table-cell office:value-type="string">
            <text:p>권투하는</text:p>
          </table:table-cell>
          <table:table-cell table:formula="of:=CONCATENATE(&quot;&lt;Row Tag='&quot;;[.A104];&quot;' Language='ko_KR'&gt;&lt;Text&gt;&quot;;[.K104];&quot;&lt;/Text&gt;&lt;/Row&gt;&quot;)" office:value-type="string" office:string-value="&lt;Row Tag='LOC_TCS_UNITNAME_PREFIX_BOXING' Language='ko_KR'&gt;&lt;Text&gt;권투하는&lt;/Text&gt;&lt;/Row&gt;">
            <text:p>&lt;Row Tag='LOC_TCS_UNITNAME_PREFIX_BOXING' Language='ko_KR'&gt;&lt;Text&gt;권투하는&lt;/Text&gt;&lt;/Row&gt;</text:p>
          </table:table-cell>
          <table:table-cell office:value-type="string">
            <text:p>Boksujący</text:p>
          </table:table-cell>
          <table:table-cell table:formula="of:=CONCATENATE(&quot;&lt;Row Tag='&quot;;[.A104];&quot;' Language='pl_PL'&gt;&lt;Text&gt;&quot;;[.M104];&quot;&lt;/Text&gt;&lt;/Row&gt;&quot;)" office:value-type="string" office:string-value="&lt;Row Tag='LOC_TCS_UNITNAME_PREFIX_BOXING' Language='pl_PL'&gt;&lt;Text&gt;Boksujący&lt;/Text&gt;&lt;/Row&gt;">
            <text:p>&lt;Row Tag='LOC_TCS_UNITNAME_PREFIX_BOXING' Language='pl_PL'&gt;&lt;Text&gt;Boksujący&lt;/Text&gt;&lt;/Row&gt;</text:p>
          </table:table-cell>
          <table:table-cell office:value-type="string">
            <text:p>O Boxeador</text:p>
          </table:table-cell>
          <table:table-cell table:formula="of:=CONCATENATE(&quot;&lt;Row Tag='&quot;;[.A104];&quot;' Language='pt_BR'&gt;&lt;Text&gt;&quot;;[.O104];&quot;&lt;/Text&gt;&lt;/Row&gt;&quot;)" office:value-type="string" office:string-value="&lt;Row Tag='LOC_TCS_UNITNAME_PREFIX_BOXING' Language='pt_BR'&gt;&lt;Text&gt;O Boxeador&lt;/Text&gt;&lt;/Row&gt;">
            <text:p>&lt;Row Tag='LOC_TCS_UNITNAME_PREFIX_BOXING' Language='pt_BR'&gt;&lt;Text&gt;O Boxeador&lt;/Text&gt;&lt;/Row&gt;</text:p>
          </table:table-cell>
          <table:table-cell office:value-type="string">
            <text:p>Боксирующий</text:p>
          </table:table-cell>
          <table:table-cell table:formula="of:=CONCATENATE(&quot;&lt;Row Tag='&quot;;[.A104];&quot;' Language='ru_RU'&gt;&lt;Text&gt;&quot;;[.Q104];&quot;&lt;/Text&gt;&lt;/Row&gt;&quot;)" office:value-type="string" office:string-value="&lt;Row Tag='LOC_TCS_UNITNAME_PREFIX_BOXING' Language='ru_RU'&gt;&lt;Text&gt;Боксирующий&lt;/Text&gt;&lt;/Row&gt;">
            <text:p>&lt;Row Tag='LOC_TCS_UNITNAME_PREFIX_BOXING' Language='ru_RU'&gt;&lt;Text&gt;Боксирующий&lt;/Text&gt;&lt;/Row&gt;</text:p>
          </table:table-cell>
          <table:table-cell office:value-type="string">
            <text:p>拳击</text:p>
          </table:table-cell>
          <table:table-cell table:formula="of:=CONCATENATE(&quot;&lt;Row Tag='&quot;;[.A104];&quot;' Language='zh_Hans_CN'&gt;&lt;Text&gt;&quot;;[.S104];&quot;&lt;/Text&gt;&lt;/Row&gt;&quot;)" office:value-type="string" office:string-value="&lt;Row Tag='LOC_TCS_UNITNAME_PREFIX_BOXING' Language='zh_Hans_CN'&gt;&lt;Text&gt;拳击&lt;/Text&gt;&lt;/Row&gt;">
            <text:p>&lt;Row Tag='LOC_TCS_UNITNAME_PREFIX_BOXING' Language='zh_Hans_CN'&gt;&lt;Text&gt;拳击&lt;/Text&gt;&lt;/Row&gt;</text:p>
          </table:table-cell>
        </table:table-row>
        <table:table-row table:style-name="ro3">
          <table:table-cell office:value-type="string">
            <text:p>LOC_TCS_UNITNAME_PREFIX_OPEN</text:p>
          </table:table-cell>
          <table:table-cell office:value-type="string">
            <text:p>The Open</text:p>
          </table:table-cell>
          <table:table-cell office:value-type="string">
            <text:p>Der Offene</text:p>
          </table:table-cell>
          <table:table-cell table:formula="of:=CONCATENATE(&quot;&lt;Row Tag='&quot;;[.A105];&quot;' Language='de_DE'&gt;&lt;Text&gt;&quot;;[.C105];&quot;&lt;/Text&gt;&lt;/Row&gt;&quot;)" office:value-type="string" office:string-value="&lt;Row Tag='LOC_TCS_UNITNAME_PREFIX_OPEN' Language='de_DE'&gt;&lt;Text&gt;Der Offene&lt;/Text&gt;&lt;/Row&gt;">
            <text:p>&lt;Row Tag='LOC_TCS_UNITNAME_PREFIX_OPEN' Language='de_DE'&gt;&lt;Text&gt;Der Offene&lt;/Text&gt;&lt;/Row&gt;</text:p>
          </table:table-cell>
          <table:table-cell office:value-type="string">
            <text:p>El Abierto</text:p>
          </table:table-cell>
          <table:table-cell table:formula="of:=CONCATENATE(&quot;&lt;Row Tag='&quot;;[.A105];&quot;' Language='es_ES'&gt;&lt;Text&gt;&quot;;[.E105];&quot;&lt;/Text&gt;&lt;/Row&gt;&quot;)" office:value-type="string" office:string-value="&lt;Row Tag='LOC_TCS_UNITNAME_PREFIX_OPEN' Language='es_ES'&gt;&lt;Text&gt;El Abierto&lt;/Text&gt;&lt;/Row&gt;">
            <text:p>&lt;Row Tag='LOC_TCS_UNITNAME_PREFIX_OPEN' Language='es_ES'&gt;&lt;Text&gt;El Abierto&lt;/Text&gt;&lt;/Row&gt;</text:p>
          </table:table-cell>
          <table:table-cell office:value-type="string">
            <text:p>L'Aperto</text:p>
          </table:table-cell>
          <table:table-cell table:formula="of:=CONCATENATE(&quot;&lt;Row Tag='&quot;;[.A105];&quot;' Language='it_IT'&gt;&lt;Text&gt;&quot;;[.G105];&quot;&lt;/Text&gt;&lt;/Row&gt;&quot;)" office:value-type="string" office:string-value="&lt;Row Tag='LOC_TCS_UNITNAME_PREFIX_OPEN' Language='it_IT'&gt;&lt;Text&gt;L'Aperto&lt;/Text&gt;&lt;/Row&gt;">
            <text:p>&lt;Row Tag='LOC_TCS_UNITNAME_PREFIX_OPEN' Language='it_IT'&gt;&lt;Text&gt;L'Aperto&lt;/Text&gt;&lt;/Row&gt;</text:p>
          </table:table-cell>
          <table:table-cell office:value-type="string">
            <text:p>開いた</text:p>
          </table:table-cell>
          <table:table-cell table:formula="of:=CONCATENATE(&quot;&lt;Row Tag='&quot;;[.A105];&quot;' Language='ja_JP'&gt;&lt;Text&gt;&quot;;[.I105];&quot;&lt;/Text&gt;&lt;/Row&gt;&quot;)" office:value-type="string" office:string-value="&lt;Row Tag='LOC_TCS_UNITNAME_PREFIX_OPEN' Language='ja_JP'&gt;&lt;Text&gt;開いた&lt;/Text&gt;&lt;/Row&gt;">
            <text:p>&lt;Row Tag='LOC_TCS_UNITNAME_PREFIX_OPEN' Language='ja_JP'&gt;&lt;Text&gt;開いた&lt;/Text&gt;&lt;/Row&gt;</text:p>
          </table:table-cell>
          <table:table-cell office:value-type="string">
            <text:p>열린</text:p>
          </table:table-cell>
          <table:table-cell table:formula="of:=CONCATENATE(&quot;&lt;Row Tag='&quot;;[.A105];&quot;' Language='ko_KR'&gt;&lt;Text&gt;&quot;;[.K105];&quot;&lt;/Text&gt;&lt;/Row&gt;&quot;)" office:value-type="string" office:string-value="&lt;Row Tag='LOC_TCS_UNITNAME_PREFIX_OPEN' Language='ko_KR'&gt;&lt;Text&gt;열린&lt;/Text&gt;&lt;/Row&gt;">
            <text:p>&lt;Row Tag='LOC_TCS_UNITNAME_PREFIX_OPEN' Language='ko_KR'&gt;&lt;Text&gt;열린&lt;/Text&gt;&lt;/Row&gt;</text:p>
          </table:table-cell>
          <table:table-cell office:value-type="string">
            <text:p>Otwarty</text:p>
          </table:table-cell>
          <table:table-cell table:formula="of:=CONCATENATE(&quot;&lt;Row Tag='&quot;;[.A105];&quot;' Language='pl_PL'&gt;&lt;Text&gt;&quot;;[.M105];&quot;&lt;/Text&gt;&lt;/Row&gt;&quot;)" office:value-type="string" office:string-value="&lt;Row Tag='LOC_TCS_UNITNAME_PREFIX_OPEN' Language='pl_PL'&gt;&lt;Text&gt;Otwarty&lt;/Text&gt;&lt;/Row&gt;">
            <text:p>&lt;Row Tag='LOC_TCS_UNITNAME_PREFIX_OPEN' Language='pl_PL'&gt;&lt;Text&gt;Otwarty&lt;/Text&gt;&lt;/Row&gt;</text:p>
          </table:table-cell>
          <table:table-cell office:value-type="string">
            <text:p>O Aberto</text:p>
          </table:table-cell>
          <table:table-cell table:formula="of:=CONCATENATE(&quot;&lt;Row Tag='&quot;;[.A105];&quot;' Language='pt_BR'&gt;&lt;Text&gt;&quot;;[.O105];&quot;&lt;/Text&gt;&lt;/Row&gt;&quot;)" office:value-type="string" office:string-value="&lt;Row Tag='LOC_TCS_UNITNAME_PREFIX_OPEN' Language='pt_BR'&gt;&lt;Text&gt;O Aberto&lt;/Text&gt;&lt;/Row&gt;">
            <text:p>&lt;Row Tag='LOC_TCS_UNITNAME_PREFIX_OPEN' Language='pt_BR'&gt;&lt;Text&gt;O Aberto&lt;/Text&gt;&lt;/Row&gt;</text:p>
          </table:table-cell>
          <table:table-cell office:value-type="string">
            <text:p>Открытый</text:p>
          </table:table-cell>
          <table:table-cell table:formula="of:=CONCATENATE(&quot;&lt;Row Tag='&quot;;[.A105];&quot;' Language='ru_RU'&gt;&lt;Text&gt;&quot;;[.Q105];&quot;&lt;/Text&gt;&lt;/Row&gt;&quot;)" office:value-type="string" office:string-value="&lt;Row Tag='LOC_TCS_UNITNAME_PREFIX_OPEN' Language='ru_RU'&gt;&lt;Text&gt;Открытый&lt;/Text&gt;&lt;/Row&gt;">
            <text:p>&lt;Row Tag='LOC_TCS_UNITNAME_PREFIX_OPEN' Language='ru_RU'&gt;&lt;Text&gt;Открытый&lt;/Text&gt;&lt;/Row&gt;</text:p>
          </table:table-cell>
          <table:table-cell office:value-type="string">
            <text:p>开放的</text:p>
          </table:table-cell>
          <table:table-cell table:formula="of:=CONCATENATE(&quot;&lt;Row Tag='&quot;;[.A105];&quot;' Language='zh_Hans_CN'&gt;&lt;Text&gt;&quot;;[.S105];&quot;&lt;/Text&gt;&lt;/Row&gt;&quot;)" office:value-type="string" office:string-value="&lt;Row Tag='LOC_TCS_UNITNAME_PREFIX_OPEN' Language='zh_Hans_CN'&gt;&lt;Text&gt;开放的&lt;/Text&gt;&lt;/Row&gt;">
            <text:p>&lt;Row Tag='LOC_TCS_UNITNAME_PREFIX_OPEN' Language='zh_Hans_CN'&gt;&lt;Text&gt;开放的&lt;/Text&gt;&lt;/Row&gt;</text:p>
          </table:table-cell>
        </table:table-row>
        <table:table-row table:style-name="ro3">
          <table:table-cell office:value-type="string">
            <text:p>LOC_TCS_UNITNAME_PREFIX_RAGING</text:p>
          </table:table-cell>
          <table:table-cell office:value-type="string">
            <text:p>The Raging</text:p>
          </table:table-cell>
          <table:table-cell office:value-type="string">
            <text:p>Der Wütende</text:p>
          </table:table-cell>
          <table:table-cell table:formula="of:=CONCATENATE(&quot;&lt;Row Tag='&quot;;[.A106];&quot;' Language='de_DE'&gt;&lt;Text&gt;&quot;;[.C106];&quot;&lt;/Text&gt;&lt;/Row&gt;&quot;)" office:value-type="string" office:string-value="&lt;Row Tag='LOC_TCS_UNITNAME_PREFIX_RAGING' Language='de_DE'&gt;&lt;Text&gt;Der Wütende&lt;/Text&gt;&lt;/Row&gt;">
            <text:p>&lt;Row Tag='LOC_TCS_UNITNAME_PREFIX_RAGING' Language='de_DE'&gt;&lt;Text&gt;Der Wütende&lt;/Text&gt;&lt;/Row&gt;</text:p>
          </table:table-cell>
          <table:table-cell office:value-type="string">
            <text:p>El Furioso</text:p>
          </table:table-cell>
          <table:table-cell table:formula="of:=CONCATENATE(&quot;&lt;Row Tag='&quot;;[.A106];&quot;' Language='es_ES'&gt;&lt;Text&gt;&quot;;[.E106];&quot;&lt;/Text&gt;&lt;/Row&gt;&quot;)" office:value-type="string" office:string-value="&lt;Row Tag='LOC_TCS_UNITNAME_PREFIX_RAGING' Language='es_ES'&gt;&lt;Text&gt;El Furioso&lt;/Text&gt;&lt;/Row&gt;">
            <text:p>&lt;Row Tag='LOC_TCS_UNITNAME_PREFIX_RAGING' Language='es_ES'&gt;&lt;Text&gt;El Furioso&lt;/Text&gt;&lt;/Row&gt;</text:p>
          </table:table-cell>
          <table:table-cell office:value-type="string">
            <text:p>Il Furioso</text:p>
          </table:table-cell>
          <table:table-cell table:formula="of:=CONCATENATE(&quot;&lt;Row Tag='&quot;;[.A106];&quot;' Language='it_IT'&gt;&lt;Text&gt;&quot;;[.G106];&quot;&lt;/Text&gt;&lt;/Row&gt;&quot;)" office:value-type="string" office:string-value="&lt;Row Tag='LOC_TCS_UNITNAME_PREFIX_RAGING' Language='it_IT'&gt;&lt;Text&gt;Il Furioso&lt;/Text&gt;&lt;/Row&gt;">
            <text:p>&lt;Row Tag='LOC_TCS_UNITNAME_PREFIX_RAGING' Language='it_IT'&gt;&lt;Text&gt;Il Furioso&lt;/Text&gt;&lt;/Row&gt;</text:p>
          </table:table-cell>
          <table:table-cell office:value-type="string">
            <text:p>猛烈な</text:p>
          </table:table-cell>
          <table:table-cell table:formula="of:=CONCATENATE(&quot;&lt;Row Tag='&quot;;[.A106];&quot;' Language='ja_JP'&gt;&lt;Text&gt;&quot;;[.I106];&quot;&lt;/Text&gt;&lt;/Row&gt;&quot;)" office:value-type="string" office:string-value="&lt;Row Tag='LOC_TCS_UNITNAME_PREFIX_RAGING' Language='ja_JP'&gt;&lt;Text&gt;猛烈な&lt;/Text&gt;&lt;/Row&gt;">
            <text:p>&lt;Row Tag='LOC_TCS_UNITNAME_PREFIX_RAGING' Language='ja_JP'&gt;&lt;Text&gt;猛烈な&lt;/Text&gt;&lt;/Row&gt;</text:p>
          </table:table-cell>
          <table:table-cell office:value-type="string">
            <text:p>격렬한</text:p>
          </table:table-cell>
          <table:table-cell table:formula="of:=CONCATENATE(&quot;&lt;Row Tag='&quot;;[.A106];&quot;' Language='ko_KR'&gt;&lt;Text&gt;&quot;;[.K106];&quot;&lt;/Text&gt;&lt;/Row&gt;&quot;)" office:value-type="string" office:string-value="&lt;Row Tag='LOC_TCS_UNITNAME_PREFIX_RAGING' Language='ko_KR'&gt;&lt;Text&gt;격렬한&lt;/Text&gt;&lt;/Row&gt;">
            <text:p>&lt;Row Tag='LOC_TCS_UNITNAME_PREFIX_RAGING' Language='ko_KR'&gt;&lt;Text&gt;격렬한&lt;/Text&gt;&lt;/Row&gt;</text:p>
          </table:table-cell>
          <table:table-cell office:value-type="string">
            <text:p>Wściekły</text:p>
          </table:table-cell>
          <table:table-cell table:formula="of:=CONCATENATE(&quot;&lt;Row Tag='&quot;;[.A106];&quot;' Language='pl_PL'&gt;&lt;Text&gt;&quot;;[.M106];&quot;&lt;/Text&gt;&lt;/Row&gt;&quot;)" office:value-type="string" office:string-value="&lt;Row Tag='LOC_TCS_UNITNAME_PREFIX_RAGING' Language='pl_PL'&gt;&lt;Text&gt;Wściekły&lt;/Text&gt;&lt;/Row&gt;">
            <text:p>&lt;Row Tag='LOC_TCS_UNITNAME_PREFIX_RAGING' Language='pl_PL'&gt;&lt;Text&gt;Wściekły&lt;/Text&gt;&lt;/Row&gt;</text:p>
          </table:table-cell>
          <table:table-cell office:value-type="string">
            <text:p>O Furioso</text:p>
          </table:table-cell>
          <table:table-cell table:formula="of:=CONCATENATE(&quot;&lt;Row Tag='&quot;;[.A106];&quot;' Language='pt_BR'&gt;&lt;Text&gt;&quot;;[.O106];&quot;&lt;/Text&gt;&lt;/Row&gt;&quot;)" office:value-type="string" office:string-value="&lt;Row Tag='LOC_TCS_UNITNAME_PREFIX_RAGING' Language='pt_BR'&gt;&lt;Text&gt;O Furioso&lt;/Text&gt;&lt;/Row&gt;">
            <text:p>&lt;Row Tag='LOC_TCS_UNITNAME_PREFIX_RAGING' Language='pt_BR'&gt;&lt;Text&gt;O Furioso&lt;/Text&gt;&lt;/Row&gt;</text:p>
          </table:table-cell>
          <table:table-cell office:value-type="string">
            <text:p>Яростный</text:p>
          </table:table-cell>
          <table:table-cell table:formula="of:=CONCATENATE(&quot;&lt;Row Tag='&quot;;[.A106];&quot;' Language='ru_RU'&gt;&lt;Text&gt;&quot;;[.Q106];&quot;&lt;/Text&gt;&lt;/Row&gt;&quot;)" office:value-type="string" office:string-value="&lt;Row Tag='LOC_TCS_UNITNAME_PREFIX_RAGING' Language='ru_RU'&gt;&lt;Text&gt;Яростный&lt;/Text&gt;&lt;/Row&gt;">
            <text:p>&lt;Row Tag='LOC_TCS_UNITNAME_PREFIX_RAGING' Language='ru_RU'&gt;&lt;Text&gt;Яростный&lt;/Text&gt;&lt;/Row&gt;</text:p>
          </table:table-cell>
          <table:table-cell office:value-type="string">
            <text:p>狂暴的</text:p>
          </table:table-cell>
          <table:table-cell table:formula="of:=CONCATENATE(&quot;&lt;Row Tag='&quot;;[.A106];&quot;' Language='zh_Hans_CN'&gt;&lt;Text&gt;&quot;;[.S106];&quot;&lt;/Text&gt;&lt;/Row&gt;&quot;)" office:value-type="string" office:string-value="&lt;Row Tag='LOC_TCS_UNITNAME_PREFIX_RAGING' Language='zh_Hans_CN'&gt;&lt;Text&gt;狂暴的&lt;/Text&gt;&lt;/Row&gt;">
            <text:p>&lt;Row Tag='LOC_TCS_UNITNAME_PREFIX_RAGING' Language='zh_Hans_CN'&gt;&lt;Text&gt;狂暴的&lt;/Text&gt;&lt;/Row&gt;</text:p>
          </table:table-cell>
        </table:table-row>
        <table:table-row table:style-name="ro3">
          <table:table-cell office:value-type="string">
            <text:p>LOC_TCS_UNITNAME_PREFIX_CALM</text:p>
          </table:table-cell>
          <table:table-cell office:value-type="string">
            <text:p>The Calm</text:p>
          </table:table-cell>
          <table:table-cell office:value-type="string">
            <text:p>Der Ruhige</text:p>
          </table:table-cell>
          <table:table-cell table:formula="of:=CONCATENATE(&quot;&lt;Row Tag='&quot;;[.A107];&quot;' Language='de_DE'&gt;&lt;Text&gt;&quot;;[.C107];&quot;&lt;/Text&gt;&lt;/Row&gt;&quot;)" office:value-type="string" office:string-value="&lt;Row Tag='LOC_TCS_UNITNAME_PREFIX_CALM' Language='de_DE'&gt;&lt;Text&gt;Der Ruhige&lt;/Text&gt;&lt;/Row&gt;">
            <text:p>&lt;Row Tag='LOC_TCS_UNITNAME_PREFIX_CALM' Language='de_DE'&gt;&lt;Text&gt;Der Ruhige&lt;/Text&gt;&lt;/Row&gt;</text:p>
          </table:table-cell>
          <table:table-cell office:value-type="string">
            <text:p>El Calmo</text:p>
          </table:table-cell>
          <table:table-cell table:formula="of:=CONCATENATE(&quot;&lt;Row Tag='&quot;;[.A107];&quot;' Language='es_ES'&gt;&lt;Text&gt;&quot;;[.E107];&quot;&lt;/Text&gt;&lt;/Row&gt;&quot;)" office:value-type="string" office:string-value="&lt;Row Tag='LOC_TCS_UNITNAME_PREFIX_CALM' Language='es_ES'&gt;&lt;Text&gt;El Calmo&lt;/Text&gt;&lt;/Row&gt;">
            <text:p>&lt;Row Tag='LOC_TCS_UNITNAME_PREFIX_CALM' Language='es_ES'&gt;&lt;Text&gt;El Calmo&lt;/Text&gt;&lt;/Row&gt;</text:p>
          </table:table-cell>
          <table:table-cell office:value-type="string">
            <text:p>Il Calmo</text:p>
          </table:table-cell>
          <table:table-cell table:formula="of:=CONCATENATE(&quot;&lt;Row Tag='&quot;;[.A107];&quot;' Language='it_IT'&gt;&lt;Text&gt;&quot;;[.G107];&quot;&lt;/Text&gt;&lt;/Row&gt;&quot;)" office:value-type="string" office:string-value="&lt;Row Tag='LOC_TCS_UNITNAME_PREFIX_CALM' Language='it_IT'&gt;&lt;Text&gt;Il Calmo&lt;/Text&gt;&lt;/Row&gt;">
            <text:p>&lt;Row Tag='LOC_TCS_UNITNAME_PREFIX_CALM' Language='it_IT'&gt;&lt;Text&gt;Il Calmo&lt;/Text&gt;&lt;/Row&gt;</text:p>
          </table:table-cell>
          <table:table-cell office:value-type="string">
            <text:p>穏やかな</text:p>
          </table:table-cell>
          <table:table-cell table:formula="of:=CONCATENATE(&quot;&lt;Row Tag='&quot;;[.A107];&quot;' Language='ja_JP'&gt;&lt;Text&gt;&quot;;[.I107];&quot;&lt;/Text&gt;&lt;/Row&gt;&quot;)" office:value-type="string" office:string-value="&lt;Row Tag='LOC_TCS_UNITNAME_PREFIX_CALM' Language='ja_JP'&gt;&lt;Text&gt;穏やかな&lt;/Text&gt;&lt;/Row&gt;">
            <text:p>&lt;Row Tag='LOC_TCS_UNITNAME_PREFIX_CALM' Language='ja_JP'&gt;&lt;Text&gt;穏やかな&lt;/Text&gt;&lt;/Row&gt;</text:p>
          </table:table-cell>
          <table:table-cell office:value-type="string">
            <text:p>고요한</text:p>
          </table:table-cell>
          <table:table-cell table:formula="of:=CONCATENATE(&quot;&lt;Row Tag='&quot;;[.A107];&quot;' Language='ko_KR'&gt;&lt;Text&gt;&quot;;[.K107];&quot;&lt;/Text&gt;&lt;/Row&gt;&quot;)" office:value-type="string" office:string-value="&lt;Row Tag='LOC_TCS_UNITNAME_PREFIX_CALM' Language='ko_KR'&gt;&lt;Text&gt;고요한&lt;/Text&gt;&lt;/Row&gt;">
            <text:p>&lt;Row Tag='LOC_TCS_UNITNAME_PREFIX_CALM' Language='ko_KR'&gt;&lt;Text&gt;고요한&lt;/Text&gt;&lt;/Row&gt;</text:p>
          </table:table-cell>
          <table:table-cell office:value-type="string">
            <text:p>Spokojny</text:p>
          </table:table-cell>
          <table:table-cell table:formula="of:=CONCATENATE(&quot;&lt;Row Tag='&quot;;[.A107];&quot;' Language='pl_PL'&gt;&lt;Text&gt;&quot;;[.M107];&quot;&lt;/Text&gt;&lt;/Row&gt;&quot;)" office:value-type="string" office:string-value="&lt;Row Tag='LOC_TCS_UNITNAME_PREFIX_CALM' Language='pl_PL'&gt;&lt;Text&gt;Spokojny&lt;/Text&gt;&lt;/Row&gt;">
            <text:p>&lt;Row Tag='LOC_TCS_UNITNAME_PREFIX_CALM' Language='pl_PL'&gt;&lt;Text&gt;Spokojny&lt;/Text&gt;&lt;/Row&gt;</text:p>
          </table:table-cell>
          <table:table-cell office:value-type="string">
            <text:p>O Calmo</text:p>
          </table:table-cell>
          <table:table-cell table:formula="of:=CONCATENATE(&quot;&lt;Row Tag='&quot;;[.A107];&quot;' Language='pt_BR'&gt;&lt;Text&gt;&quot;;[.O107];&quot;&lt;/Text&gt;&lt;/Row&gt;&quot;)" office:value-type="string" office:string-value="&lt;Row Tag='LOC_TCS_UNITNAME_PREFIX_CALM' Language='pt_BR'&gt;&lt;Text&gt;O Calmo&lt;/Text&gt;&lt;/Row&gt;">
            <text:p>&lt;Row Tag='LOC_TCS_UNITNAME_PREFIX_CALM' Language='pt_BR'&gt;&lt;Text&gt;O Calmo&lt;/Text&gt;&lt;/Row&gt;</text:p>
          </table:table-cell>
          <table:table-cell office:value-type="string">
            <text:p>Спокойный</text:p>
          </table:table-cell>
          <table:table-cell table:formula="of:=CONCATENATE(&quot;&lt;Row Tag='&quot;;[.A107];&quot;' Language='ru_RU'&gt;&lt;Text&gt;&quot;;[.Q107];&quot;&lt;/Text&gt;&lt;/Row&gt;&quot;)" office:value-type="string" office:string-value="&lt;Row Tag='LOC_TCS_UNITNAME_PREFIX_CALM' Language='ru_RU'&gt;&lt;Text&gt;Спокойный&lt;/Text&gt;&lt;/Row&gt;">
            <text:p>&lt;Row Tag='LOC_TCS_UNITNAME_PREFIX_CALM' Language='ru_RU'&gt;&lt;Text&gt;Спокойный&lt;/Text&gt;&lt;/Row&gt;</text:p>
          </table:table-cell>
          <table:table-cell office:value-type="string">
            <text:p>平静的</text:p>
          </table:table-cell>
          <table:table-cell table:formula="of:=CONCATENATE(&quot;&lt;Row Tag='&quot;;[.A107];&quot;' Language='zh_Hans_CN'&gt;&lt;Text&gt;&quot;;[.S107];&quot;&lt;/Text&gt;&lt;/Row&gt;&quot;)" office:value-type="string" office:string-value="&lt;Row Tag='LOC_TCS_UNITNAME_PREFIX_CALM' Language='zh_Hans_CN'&gt;&lt;Text&gt;平静的&lt;/Text&gt;&lt;/Row&gt;">
            <text:p>&lt;Row Tag='LOC_TCS_UNITNAME_PREFIX_CALM' Language='zh_Hans_CN'&gt;&lt;Text&gt;平静的&lt;/Text&gt;&lt;/Row&gt;</text:p>
          </table:table-cell>
        </table:table-row>
        <table:table-row table:style-name="ro3">
          <table:table-cell office:value-type="string">
            <text:p>LOC_TCS_UNITNAME_PREFIX_SLEEPING</text:p>
          </table:table-cell>
          <table:table-cell office:value-type="string">
            <text:p>The Sleeping</text:p>
          </table:table-cell>
          <table:table-cell office:value-type="string">
            <text:p>Der Schlafende</text:p>
          </table:table-cell>
          <table:table-cell table:formula="of:=CONCATENATE(&quot;&lt;Row Tag='&quot;;[.A108];&quot;' Language='de_DE'&gt;&lt;Text&gt;&quot;;[.C108];&quot;&lt;/Text&gt;&lt;/Row&gt;&quot;)" office:value-type="string" office:string-value="&lt;Row Tag='LOC_TCS_UNITNAME_PREFIX_SLEEPING' Language='de_DE'&gt;&lt;Text&gt;Der Schlafende&lt;/Text&gt;&lt;/Row&gt;">
            <text:p>&lt;Row Tag='LOC_TCS_UNITNAME_PREFIX_SLEEPING' Language='de_DE'&gt;&lt;Text&gt;Der Schlafende&lt;/Text&gt;&lt;/Row&gt;</text:p>
          </table:table-cell>
          <table:table-cell office:value-type="string">
            <text:p>El Durmiente</text:p>
          </table:table-cell>
          <table:table-cell table:formula="of:=CONCATENATE(&quot;&lt;Row Tag='&quot;;[.A108];&quot;' Language='es_ES'&gt;&lt;Text&gt;&quot;;[.E108];&quot;&lt;/Text&gt;&lt;/Row&gt;&quot;)" office:value-type="string" office:string-value="&lt;Row Tag='LOC_TCS_UNITNAME_PREFIX_SLEEPING' Language='es_ES'&gt;&lt;Text&gt;El Durmiente&lt;/Text&gt;&lt;/Row&gt;">
            <text:p>&lt;Row Tag='LOC_TCS_UNITNAME_PREFIX_SLEEPING' Language='es_ES'&gt;&lt;Text&gt;El Durmiente&lt;/Text&gt;&lt;/Row&gt;</text:p>
          </table:table-cell>
          <table:table-cell office:value-type="string">
            <text:p>Il Dormiente</text:p>
          </table:table-cell>
          <table:table-cell table:formula="of:=CONCATENATE(&quot;&lt;Row Tag='&quot;;[.A108];&quot;' Language='it_IT'&gt;&lt;Text&gt;&quot;;[.G108];&quot;&lt;/Text&gt;&lt;/Row&gt;&quot;)" office:value-type="string" office:string-value="&lt;Row Tag='LOC_TCS_UNITNAME_PREFIX_SLEEPING' Language='it_IT'&gt;&lt;Text&gt;Il Dormiente&lt;/Text&gt;&lt;/Row&gt;">
            <text:p>&lt;Row Tag='LOC_TCS_UNITNAME_PREFIX_SLEEPING' Language='it_IT'&gt;&lt;Text&gt;Il Dormiente&lt;/Text&gt;&lt;/Row&gt;</text:p>
          </table:table-cell>
          <table:table-cell office:value-type="string">
            <text:p>眠っている</text:p>
          </table:table-cell>
          <table:table-cell table:formula="of:=CONCATENATE(&quot;&lt;Row Tag='&quot;;[.A108];&quot;' Language='ja_JP'&gt;&lt;Text&gt;&quot;;[.I108];&quot;&lt;/Text&gt;&lt;/Row&gt;&quot;)" office:value-type="string" office:string-value="&lt;Row Tag='LOC_TCS_UNITNAME_PREFIX_SLEEPING' Language='ja_JP'&gt;&lt;Text&gt;眠っている&lt;/Text&gt;&lt;/Row&gt;">
            <text:p>&lt;Row Tag='LOC_TCS_UNITNAME_PREFIX_SLEEPING' Language='ja_JP'&gt;&lt;Text&gt;眠っている&lt;/Text&gt;&lt;/Row&gt;</text:p>
          </table:table-cell>
          <table:table-cell office:value-type="string">
            <text:p>잠자는</text:p>
          </table:table-cell>
          <table:table-cell table:formula="of:=CONCATENATE(&quot;&lt;Row Tag='&quot;;[.A108];&quot;' Language='ko_KR'&gt;&lt;Text&gt;&quot;;[.K108];&quot;&lt;/Text&gt;&lt;/Row&gt;&quot;)" office:value-type="string" office:string-value="&lt;Row Tag='LOC_TCS_UNITNAME_PREFIX_SLEEPING' Language='ko_KR'&gt;&lt;Text&gt;잠자는&lt;/Text&gt;&lt;/Row&gt;">
            <text:p>&lt;Row Tag='LOC_TCS_UNITNAME_PREFIX_SLEEPING' Language='ko_KR'&gt;&lt;Text&gt;잠자는&lt;/Text&gt;&lt;/Row&gt;</text:p>
          </table:table-cell>
          <table:table-cell office:value-type="string">
            <text:p>Śpiący</text:p>
          </table:table-cell>
          <table:table-cell table:formula="of:=CONCATENATE(&quot;&lt;Row Tag='&quot;;[.A108];&quot;' Language='pl_PL'&gt;&lt;Text&gt;&quot;;[.M108];&quot;&lt;/Text&gt;&lt;/Row&gt;&quot;)" office:value-type="string" office:string-value="&lt;Row Tag='LOC_TCS_UNITNAME_PREFIX_SLEEPING' Language='pl_PL'&gt;&lt;Text&gt;Śpiący&lt;/Text&gt;&lt;/Row&gt;">
            <text:p>&lt;Row Tag='LOC_TCS_UNITNAME_PREFIX_SLEEPING' Language='pl_PL'&gt;&lt;Text&gt;Śpiący&lt;/Text&gt;&lt;/Row&gt;</text:p>
          </table:table-cell>
          <table:table-cell office:value-type="string">
            <text:p>O Adormecido</text:p>
          </table:table-cell>
          <table:table-cell table:formula="of:=CONCATENATE(&quot;&lt;Row Tag='&quot;;[.A108];&quot;' Language='pt_BR'&gt;&lt;Text&gt;&quot;;[.O108];&quot;&lt;/Text&gt;&lt;/Row&gt;&quot;)" office:value-type="string" office:string-value="&lt;Row Tag='LOC_TCS_UNITNAME_PREFIX_SLEEPING' Language='pt_BR'&gt;&lt;Text&gt;O Adormecido&lt;/Text&gt;&lt;/Row&gt;">
            <text:p>&lt;Row Tag='LOC_TCS_UNITNAME_PREFIX_SLEEPING' Language='pt_BR'&gt;&lt;Text&gt;O Adormecido&lt;/Text&gt;&lt;/Row&gt;</text:p>
          </table:table-cell>
          <table:table-cell office:value-type="string">
            <text:p>Спящий</text:p>
          </table:table-cell>
          <table:table-cell table:formula="of:=CONCATENATE(&quot;&lt;Row Tag='&quot;;[.A108];&quot;' Language='ru_RU'&gt;&lt;Text&gt;&quot;;[.Q108];&quot;&lt;/Text&gt;&lt;/Row&gt;&quot;)" office:value-type="string" office:string-value="&lt;Row Tag='LOC_TCS_UNITNAME_PREFIX_SLEEPING' Language='ru_RU'&gt;&lt;Text&gt;Спящий&lt;/Text&gt;&lt;/Row&gt;">
            <text:p>&lt;Row Tag='LOC_TCS_UNITNAME_PREFIX_SLEEPING' Language='ru_RU'&gt;&lt;Text&gt;Спящий&lt;/Text&gt;&lt;/Row&gt;</text:p>
          </table:table-cell>
          <table:table-cell office:value-type="string">
            <text:p>沉睡的</text:p>
          </table:table-cell>
          <table:table-cell table:formula="of:=CONCATENATE(&quot;&lt;Row Tag='&quot;;[.A108];&quot;' Language='zh_Hans_CN'&gt;&lt;Text&gt;&quot;;[.S108];&quot;&lt;/Text&gt;&lt;/Row&gt;&quot;)" office:value-type="string" office:string-value="&lt;Row Tag='LOC_TCS_UNITNAME_PREFIX_SLEEPING' Language='zh_Hans_CN'&gt;&lt;Text&gt;沉睡的&lt;/Text&gt;&lt;/Row&gt;">
            <text:p>&lt;Row Tag='LOC_TCS_UNITNAME_PREFIX_SLEEPING' Language='zh_Hans_CN'&gt;&lt;Text&gt;沉睡的&lt;/Text&gt;&lt;/Row&gt;</text:p>
          </table:table-cell>
        </table:table-row>
        <table:table-row table:style-name="ro3">
          <table:table-cell office:value-type="string">
            <text:p>LOC_TCS_ARMYNAME_SUFFIX_ARTISTS</text:p>
          </table:table-cell>
          <table:table-cell office:value-type="string">
            <text:p>Artists</text:p>
          </table:table-cell>
          <table:table-cell office:value-type="string">
            <text:p>Künstler</text:p>
          </table:table-cell>
          <table:table-cell table:formula="of:=CONCATENATE(&quot;&lt;Row Tag='&quot;;[.A109];&quot;' Language='de_DE'&gt;&lt;Text&gt;&quot;;[.C109];&quot;&lt;/Text&gt;&lt;/Row&gt;&quot;)" office:value-type="string" office:string-value="&lt;Row Tag='LOC_TCS_ARMYNAME_SUFFIX_ARTISTS' Language='de_DE'&gt;&lt;Text&gt;Künstler&lt;/Text&gt;&lt;/Row&gt;">
            <text:p>&lt;Row Tag='LOC_TCS_ARMYNAME_SUFFIX_ARTISTS' Language='de_DE'&gt;&lt;Text&gt;Künstler&lt;/Text&gt;&lt;/Row&gt;</text:p>
          </table:table-cell>
          <table:table-cell office:value-type="string">
            <text:p>Artistas</text:p>
          </table:table-cell>
          <table:table-cell table:formula="of:=CONCATENATE(&quot;&lt;Row Tag='&quot;;[.A109];&quot;' Language='es_ES'&gt;&lt;Text&gt;&quot;;[.E109];&quot;&lt;/Text&gt;&lt;/Row&gt;&quot;)" office:value-type="string" office:string-value="&lt;Row Tag='LOC_TCS_ARMYNAME_SUFFIX_ARTISTS' Language='es_ES'&gt;&lt;Text&gt;Artistas&lt;/Text&gt;&lt;/Row&gt;">
            <text:p>&lt;Row Tag='LOC_TCS_ARMYNAME_SUFFIX_ARTISTS' Language='es_ES'&gt;&lt;Text&gt;Artistas&lt;/Text&gt;&lt;/Row&gt;</text:p>
          </table:table-cell>
          <table:table-cell office:value-type="string">
            <text:p>Artisti</text:p>
          </table:table-cell>
          <table:table-cell table:formula="of:=CONCATENATE(&quot;&lt;Row Tag='&quot;;[.A109];&quot;' Language='it_IT'&gt;&lt;Text&gt;&quot;;[.G109];&quot;&lt;/Text&gt;&lt;/Row&gt;&quot;)" office:value-type="string" office:string-value="&lt;Row Tag='LOC_TCS_ARMYNAME_SUFFIX_ARTISTS' Language='it_IT'&gt;&lt;Text&gt;Artisti&lt;/Text&gt;&lt;/Row&gt;">
            <text:p>&lt;Row Tag='LOC_TCS_ARMYNAME_SUFFIX_ARTISTS' Language='it_IT'&gt;&lt;Text&gt;Artisti&lt;/Text&gt;&lt;/Row&gt;</text:p>
          </table:table-cell>
          <table:table-cell office:value-type="string">
            <text:p>芸術家たち</text:p>
          </table:table-cell>
          <table:table-cell table:formula="of:=CONCATENATE(&quot;&lt;Row Tag='&quot;;[.A109];&quot;' Language='ja_JP'&gt;&lt;Text&gt;&quot;;[.I109];&quot;&lt;/Text&gt;&lt;/Row&gt;&quot;)" office:value-type="string" office:string-value="&lt;Row Tag='LOC_TCS_ARMYNAME_SUFFIX_ARTISTS' Language='ja_JP'&gt;&lt;Text&gt;芸術家たち&lt;/Text&gt;&lt;/Row&gt;">
            <text:p>&lt;Row Tag='LOC_TCS_ARMYNAME_SUFFIX_ARTISTS' Language='ja_JP'&gt;&lt;Text&gt;芸術家たち&lt;/Text&gt;&lt;/Row&gt;</text:p>
          </table:table-cell>
          <table:table-cell office:value-type="string">
            <text:p>예술가들</text:p>
          </table:table-cell>
          <table:table-cell table:formula="of:=CONCATENATE(&quot;&lt;Row Tag='&quot;;[.A109];&quot;' Language='ko_KR'&gt;&lt;Text&gt;&quot;;[.K109];&quot;&lt;/Text&gt;&lt;/Row&gt;&quot;)" office:value-type="string" office:string-value="&lt;Row Tag='LOC_TCS_ARMYNAME_SUFFIX_ARTISTS' Language='ko_KR'&gt;&lt;Text&gt;예술가들&lt;/Text&gt;&lt;/Row&gt;">
            <text:p>&lt;Row Tag='LOC_TCS_ARMYNAME_SUFFIX_ARTISTS' Language='ko_KR'&gt;&lt;Text&gt;예술가들&lt;/Text&gt;&lt;/Row&gt;</text:p>
          </table:table-cell>
          <table:table-cell office:value-type="string">
            <text:p>Artyści</text:p>
          </table:table-cell>
          <table:table-cell table:formula="of:=CONCATENATE(&quot;&lt;Row Tag='&quot;;[.A109];&quot;' Language='pl_PL'&gt;&lt;Text&gt;&quot;;[.M109];&quot;&lt;/Text&gt;&lt;/Row&gt;&quot;)" office:value-type="string" office:string-value="&lt;Row Tag='LOC_TCS_ARMYNAME_SUFFIX_ARTISTS' Language='pl_PL'&gt;&lt;Text&gt;Artyści&lt;/Text&gt;&lt;/Row&gt;">
            <text:p>&lt;Row Tag='LOC_TCS_ARMYNAME_SUFFIX_ARTISTS' Language='pl_PL'&gt;&lt;Text&gt;Artyści&lt;/Text&gt;&lt;/Row&gt;</text:p>
          </table:table-cell>
          <table:table-cell office:value-type="string">
            <text:p>Artistas</text:p>
          </table:table-cell>
          <table:table-cell table:formula="of:=CONCATENATE(&quot;&lt;Row Tag='&quot;;[.A109];&quot;' Language='pt_BR'&gt;&lt;Text&gt;&quot;;[.O109];&quot;&lt;/Text&gt;&lt;/Row&gt;&quot;)" office:value-type="string" office:string-value="&lt;Row Tag='LOC_TCS_ARMYNAME_SUFFIX_ARTISTS' Language='pt_BR'&gt;&lt;Text&gt;Artistas&lt;/Text&gt;&lt;/Row&gt;">
            <text:p>&lt;Row Tag='LOC_TCS_ARMYNAME_SUFFIX_ARTISTS' Language='pt_BR'&gt;&lt;Text&gt;Artistas&lt;/Text&gt;&lt;/Row&gt;</text:p>
          </table:table-cell>
          <table:table-cell office:value-type="string">
            <text:p>Художники</text:p>
          </table:table-cell>
          <table:table-cell table:formula="of:=CONCATENATE(&quot;&lt;Row Tag='&quot;;[.A109];&quot;' Language='ru_RU'&gt;&lt;Text&gt;&quot;;[.Q109];&quot;&lt;/Text&gt;&lt;/Row&gt;&quot;)" office:value-type="string" office:string-value="&lt;Row Tag='LOC_TCS_ARMYNAME_SUFFIX_ARTISTS' Language='ru_RU'&gt;&lt;Text&gt;Художники&lt;/Text&gt;&lt;/Row&gt;">
            <text:p>&lt;Row Tag='LOC_TCS_ARMYNAME_SUFFIX_ARTISTS' Language='ru_RU'&gt;&lt;Text&gt;Художники&lt;/Text&gt;&lt;/Row&gt;</text:p>
          </table:table-cell>
          <table:table-cell office:value-type="string">
            <text:p>艺术家</text:p>
          </table:table-cell>
          <table:table-cell table:formula="of:=CONCATENATE(&quot;&lt;Row Tag='&quot;;[.A109];&quot;' Language='zh_Hans_CN'&gt;&lt;Text&gt;&quot;;[.S109];&quot;&lt;/Text&gt;&lt;/Row&gt;&quot;)" office:value-type="string" office:string-value="&lt;Row Tag='LOC_TCS_ARMYNAME_SUFFIX_ARTISTS' Language='zh_Hans_CN'&gt;&lt;Text&gt;艺术家&lt;/Text&gt;&lt;/Row&gt;">
            <text:p>&lt;Row Tag='LOC_TCS_ARMYNAME_SUFFIX_ARTISTS' Language='zh_Hans_CN'&gt;&lt;Text&gt;艺术家&lt;/Text&gt;&lt;/Row&gt;</text:p>
          </table:table-cell>
        </table:table-row>
        <table:table-row table:style-name="ro3">
          <table:table-cell office:value-type="string">
            <text:p>LOC_TCS_ARMYNAME_SUFFIX_BANNER</text:p>
          </table:table-cell>
          <table:table-cell table:number-columns-repeated="2" office:value-type="string">
            <text:p>Banner</text:p>
          </table:table-cell>
          <table:table-cell table:formula="of:=CONCATENATE(&quot;&lt;Row Tag='&quot;;[.A110];&quot;' Language='de_DE'&gt;&lt;Text&gt;&quot;;[.C110];&quot;&lt;/Text&gt;&lt;/Row&gt;&quot;)" office:value-type="string" office:string-value="&lt;Row Tag='LOC_TCS_ARMYNAME_SUFFIX_BANNER' Language='de_DE'&gt;&lt;Text&gt;Banner&lt;/Text&gt;&lt;/Row&gt;">
            <text:p>&lt;Row Tag='LOC_TCS_ARMYNAME_SUFFIX_BANNER' Language='de_DE'&gt;&lt;Text&gt;Banner&lt;/Text&gt;&lt;/Row&gt;</text:p>
          </table:table-cell>
          <table:table-cell office:value-type="string">
            <text:p>Bandera</text:p>
          </table:table-cell>
          <table:table-cell table:formula="of:=CONCATENATE(&quot;&lt;Row Tag='&quot;;[.A110];&quot;' Language='es_ES'&gt;&lt;Text&gt;&quot;;[.E110];&quot;&lt;/Text&gt;&lt;/Row&gt;&quot;)" office:value-type="string" office:string-value="&lt;Row Tag='LOC_TCS_ARMYNAME_SUFFIX_BANNER' Language='es_ES'&gt;&lt;Text&gt;Bandera&lt;/Text&gt;&lt;/Row&gt;">
            <text:p>&lt;Row Tag='LOC_TCS_ARMYNAME_SUFFIX_BANNER' Language='es_ES'&gt;&lt;Text&gt;Bandera&lt;/Text&gt;&lt;/Row&gt;</text:p>
          </table:table-cell>
          <table:table-cell office:value-type="string">
            <text:p>Stendardo</text:p>
          </table:table-cell>
          <table:table-cell table:formula="of:=CONCATENATE(&quot;&lt;Row Tag='&quot;;[.A110];&quot;' Language='it_IT'&gt;&lt;Text&gt;&quot;;[.G110];&quot;&lt;/Text&gt;&lt;/Row&gt;&quot;)" office:value-type="string" office:string-value="&lt;Row Tag='LOC_TCS_ARMYNAME_SUFFIX_BANNER' Language='it_IT'&gt;&lt;Text&gt;Stendardo&lt;/Text&gt;&lt;/Row&gt;">
            <text:p>&lt;Row Tag='LOC_TCS_ARMYNAME_SUFFIX_BANNER' Language='it_IT'&gt;&lt;Text&gt;Stendardo&lt;/Text&gt;&lt;/Row&gt;</text:p>
          </table:table-cell>
          <table:table-cell office:value-type="string">
            <text:p>旗</text:p>
          </table:table-cell>
          <table:table-cell table:formula="of:=CONCATENATE(&quot;&lt;Row Tag='&quot;;[.A110];&quot;' Language='ja_JP'&gt;&lt;Text&gt;&quot;;[.I110];&quot;&lt;/Text&gt;&lt;/Row&gt;&quot;)" office:value-type="string" office:string-value="&lt;Row Tag='LOC_TCS_ARMYNAME_SUFFIX_BANNER' Language='ja_JP'&gt;&lt;Text&gt;旗&lt;/Text&gt;&lt;/Row&gt;">
            <text:p>&lt;Row Tag='LOC_TCS_ARMYNAME_SUFFIX_BANNER' Language='ja_JP'&gt;&lt;Text&gt;旗&lt;/Text&gt;&lt;/Row&gt;</text:p>
          </table:table-cell>
          <table:table-cell office:value-type="string">
            <text:p>깃발</text:p>
          </table:table-cell>
          <table:table-cell table:formula="of:=CONCATENATE(&quot;&lt;Row Tag='&quot;;[.A110];&quot;' Language='ko_KR'&gt;&lt;Text&gt;&quot;;[.K110];&quot;&lt;/Text&gt;&lt;/Row&gt;&quot;)" office:value-type="string" office:string-value="&lt;Row Tag='LOC_TCS_ARMYNAME_SUFFIX_BANNER' Language='ko_KR'&gt;&lt;Text&gt;깃발&lt;/Text&gt;&lt;/Row&gt;">
            <text:p>&lt;Row Tag='LOC_TCS_ARMYNAME_SUFFIX_BANNER' Language='ko_KR'&gt;&lt;Text&gt;깃발&lt;/Text&gt;&lt;/Row&gt;</text:p>
          </table:table-cell>
          <table:table-cell office:value-type="string">
            <text:p>Sztandar</text:p>
          </table:table-cell>
          <table:table-cell table:formula="of:=CONCATENATE(&quot;&lt;Row Tag='&quot;;[.A110];&quot;' Language='pl_PL'&gt;&lt;Text&gt;&quot;;[.M110];&quot;&lt;/Text&gt;&lt;/Row&gt;&quot;)" office:value-type="string" office:string-value="&lt;Row Tag='LOC_TCS_ARMYNAME_SUFFIX_BANNER' Language='pl_PL'&gt;&lt;Text&gt;Sztandar&lt;/Text&gt;&lt;/Row&gt;">
            <text:p>&lt;Row Tag='LOC_TCS_ARMYNAME_SUFFIX_BANNER' Language='pl_PL'&gt;&lt;Text&gt;Sztandar&lt;/Text&gt;&lt;/Row&gt;</text:p>
          </table:table-cell>
          <table:table-cell office:value-type="string">
            <text:p>Bandeira</text:p>
          </table:table-cell>
          <table:table-cell table:formula="of:=CONCATENATE(&quot;&lt;Row Tag='&quot;;[.A110];&quot;' Language='pt_BR'&gt;&lt;Text&gt;&quot;;[.O110];&quot;&lt;/Text&gt;&lt;/Row&gt;&quot;)" office:value-type="string" office:string-value="&lt;Row Tag='LOC_TCS_ARMYNAME_SUFFIX_BANNER' Language='pt_BR'&gt;&lt;Text&gt;Bandeira&lt;/Text&gt;&lt;/Row&gt;">
            <text:p>&lt;Row Tag='LOC_TCS_ARMYNAME_SUFFIX_BANNER' Language='pt_BR'&gt;&lt;Text&gt;Bandeira&lt;/Text&gt;&lt;/Row&gt;</text:p>
          </table:table-cell>
          <table:table-cell office:value-type="string">
            <text:p>Знамя</text:p>
          </table:table-cell>
          <table:table-cell table:formula="of:=CONCATENATE(&quot;&lt;Row Tag='&quot;;[.A110];&quot;' Language='ru_RU'&gt;&lt;Text&gt;&quot;;[.Q110];&quot;&lt;/Text&gt;&lt;/Row&gt;&quot;)" office:value-type="string" office:string-value="&lt;Row Tag='LOC_TCS_ARMYNAME_SUFFIX_BANNER' Language='ru_RU'&gt;&lt;Text&gt;Знамя&lt;/Text&gt;&lt;/Row&gt;">
            <text:p>&lt;Row Tag='LOC_TCS_ARMYNAME_SUFFIX_BANNER' Language='ru_RU'&gt;&lt;Text&gt;Знамя&lt;/Text&gt;&lt;/Row&gt;</text:p>
          </table:table-cell>
          <table:table-cell office:value-type="string">
            <text:p>旗帜</text:p>
          </table:table-cell>
          <table:table-cell table:formula="of:=CONCATENATE(&quot;&lt;Row Tag='&quot;;[.A110];&quot;' Language='zh_Hans_CN'&gt;&lt;Text&gt;&quot;;[.S110];&quot;&lt;/Text&gt;&lt;/Row&gt;&quot;)" office:value-type="string" office:string-value="&lt;Row Tag='LOC_TCS_ARMYNAME_SUFFIX_BANNER' Language='zh_Hans_CN'&gt;&lt;Text&gt;旗帜&lt;/Text&gt;&lt;/Row&gt;">
            <text:p>&lt;Row Tag='LOC_TCS_ARMYNAME_SUFFIX_BANNER' Language='zh_Hans_CN'&gt;&lt;Text&gt;旗帜&lt;/Text&gt;&lt;/Row&gt;</text:p>
          </table:table-cell>
        </table:table-row>
        <table:table-row table:style-name="ro3">
          <table:table-cell office:value-type="string">
            <text:p>LOC_TCS_ARMYNAME_SUFFIX_BASTARDS</text:p>
          </table:table-cell>
          <table:table-cell office:value-type="string">
            <text:p>Bastards</text:p>
          </table:table-cell>
          <table:table-cell office:value-type="string">
            <text:p>Bastarde</text:p>
          </table:table-cell>
          <table:table-cell table:formula="of:=CONCATENATE(&quot;&lt;Row Tag='&quot;;[.A111];&quot;' Language='de_DE'&gt;&lt;Text&gt;&quot;;[.C111];&quot;&lt;/Text&gt;&lt;/Row&gt;&quot;)" office:value-type="string" office:string-value="&lt;Row Tag='LOC_TCS_ARMYNAME_SUFFIX_BASTARDS' Language='de_DE'&gt;&lt;Text&gt;Bastarde&lt;/Text&gt;&lt;/Row&gt;">
            <text:p>&lt;Row Tag='LOC_TCS_ARMYNAME_SUFFIX_BASTARDS' Language='de_DE'&gt;&lt;Text&gt;Bastarde&lt;/Text&gt;&lt;/Row&gt;</text:p>
          </table:table-cell>
          <table:table-cell office:value-type="string">
            <text:p>Bastardos</text:p>
          </table:table-cell>
          <table:table-cell table:formula="of:=CONCATENATE(&quot;&lt;Row Tag='&quot;;[.A111];&quot;' Language='es_ES'&gt;&lt;Text&gt;&quot;;[.E111];&quot;&lt;/Text&gt;&lt;/Row&gt;&quot;)" office:value-type="string" office:string-value="&lt;Row Tag='LOC_TCS_ARMYNAME_SUFFIX_BASTARDS' Language='es_ES'&gt;&lt;Text&gt;Bastardos&lt;/Text&gt;&lt;/Row&gt;">
            <text:p>&lt;Row Tag='LOC_TCS_ARMYNAME_SUFFIX_BASTARDS' Language='es_ES'&gt;&lt;Text&gt;Bastardos&lt;/Text&gt;&lt;/Row&gt;</text:p>
          </table:table-cell>
          <table:table-cell office:value-type="string">
            <text:p>Bastardi</text:p>
          </table:table-cell>
          <table:table-cell table:formula="of:=CONCATENATE(&quot;&lt;Row Tag='&quot;;[.A111];&quot;' Language='it_IT'&gt;&lt;Text&gt;&quot;;[.G111];&quot;&lt;/Text&gt;&lt;/Row&gt;&quot;)" office:value-type="string" office:string-value="&lt;Row Tag='LOC_TCS_ARMYNAME_SUFFIX_BASTARDS' Language='it_IT'&gt;&lt;Text&gt;Bastardi&lt;/Text&gt;&lt;/Row&gt;">
            <text:p>&lt;Row Tag='LOC_TCS_ARMYNAME_SUFFIX_BASTARDS' Language='it_IT'&gt;&lt;Text&gt;Bastardi&lt;/Text&gt;&lt;/Row&gt;</text:p>
          </table:table-cell>
          <table:table-cell office:value-type="string">
            <text:p>私生児たち</text:p>
          </table:table-cell>
          <table:table-cell table:formula="of:=CONCATENATE(&quot;&lt;Row Tag='&quot;;[.A111];&quot;' Language='ja_JP'&gt;&lt;Text&gt;&quot;;[.I111];&quot;&lt;/Text&gt;&lt;/Row&gt;&quot;)" office:value-type="string" office:string-value="&lt;Row Tag='LOC_TCS_ARMYNAME_SUFFIX_BASTARDS' Language='ja_JP'&gt;&lt;Text&gt;私生児たち&lt;/Text&gt;&lt;/Row&gt;">
            <text:p>&lt;Row Tag='LOC_TCS_ARMYNAME_SUFFIX_BASTARDS' Language='ja_JP'&gt;&lt;Text&gt;私生児たち&lt;/Text&gt;&lt;/Row&gt;</text:p>
          </table:table-cell>
          <table:table-cell office:value-type="string">
            <text:p>사생아들</text:p>
          </table:table-cell>
          <table:table-cell table:formula="of:=CONCATENATE(&quot;&lt;Row Tag='&quot;;[.A111];&quot;' Language='ko_KR'&gt;&lt;Text&gt;&quot;;[.K111];&quot;&lt;/Text&gt;&lt;/Row&gt;&quot;)" office:value-type="string" office:string-value="&lt;Row Tag='LOC_TCS_ARMYNAME_SUFFIX_BASTARDS' Language='ko_KR'&gt;&lt;Text&gt;사생아들&lt;/Text&gt;&lt;/Row&gt;">
            <text:p>&lt;Row Tag='LOC_TCS_ARMYNAME_SUFFIX_BASTARDS' Language='ko_KR'&gt;&lt;Text&gt;사생아들&lt;/Text&gt;&lt;/Row&gt;</text:p>
          </table:table-cell>
          <table:table-cell office:value-type="string">
            <text:p>Bękarty</text:p>
          </table:table-cell>
          <table:table-cell table:formula="of:=CONCATENATE(&quot;&lt;Row Tag='&quot;;[.A111];&quot;' Language='pl_PL'&gt;&lt;Text&gt;&quot;;[.M111];&quot;&lt;/Text&gt;&lt;/Row&gt;&quot;)" office:value-type="string" office:string-value="&lt;Row Tag='LOC_TCS_ARMYNAME_SUFFIX_BASTARDS' Language='pl_PL'&gt;&lt;Text&gt;Bękarty&lt;/Text&gt;&lt;/Row&gt;">
            <text:p>&lt;Row Tag='LOC_TCS_ARMYNAME_SUFFIX_BASTARDS' Language='pl_PL'&gt;&lt;Text&gt;Bękarty&lt;/Text&gt;&lt;/Row&gt;</text:p>
          </table:table-cell>
          <table:table-cell office:value-type="string">
            <text:p>Bastardos</text:p>
          </table:table-cell>
          <table:table-cell table:formula="of:=CONCATENATE(&quot;&lt;Row Tag='&quot;;[.A111];&quot;' Language='pt_BR'&gt;&lt;Text&gt;&quot;;[.O111];&quot;&lt;/Text&gt;&lt;/Row&gt;&quot;)" office:value-type="string" office:string-value="&lt;Row Tag='LOC_TCS_ARMYNAME_SUFFIX_BASTARDS' Language='pt_BR'&gt;&lt;Text&gt;Bastardos&lt;/Text&gt;&lt;/Row&gt;">
            <text:p>&lt;Row Tag='LOC_TCS_ARMYNAME_SUFFIX_BASTARDS' Language='pt_BR'&gt;&lt;Text&gt;Bastardos&lt;/Text&gt;&lt;/Row&gt;</text:p>
          </table:table-cell>
          <table:table-cell office:value-type="string">
            <text:p>Бастарды</text:p>
          </table:table-cell>
          <table:table-cell table:formula="of:=CONCATENATE(&quot;&lt;Row Tag='&quot;;[.A111];&quot;' Language='ru_RU'&gt;&lt;Text&gt;&quot;;[.Q111];&quot;&lt;/Text&gt;&lt;/Row&gt;&quot;)" office:value-type="string" office:string-value="&lt;Row Tag='LOC_TCS_ARMYNAME_SUFFIX_BASTARDS' Language='ru_RU'&gt;&lt;Text&gt;Бастарды&lt;/Text&gt;&lt;/Row&gt;">
            <text:p>&lt;Row Tag='LOC_TCS_ARMYNAME_SUFFIX_BASTARDS' Language='ru_RU'&gt;&lt;Text&gt;Бастарды&lt;/Text&gt;&lt;/Row&gt;</text:p>
          </table:table-cell>
          <table:table-cell office:value-type="string">
            <text:p>杂种</text:p>
          </table:table-cell>
          <table:table-cell table:formula="of:=CONCATENATE(&quot;&lt;Row Tag='&quot;;[.A111];&quot;' Language='zh_Hans_CN'&gt;&lt;Text&gt;&quot;;[.S111];&quot;&lt;/Text&gt;&lt;/Row&gt;&quot;)" office:value-type="string" office:string-value="&lt;Row Tag='LOC_TCS_ARMYNAME_SUFFIX_BASTARDS' Language='zh_Hans_CN'&gt;&lt;Text&gt;杂种&lt;/Text&gt;&lt;/Row&gt;">
            <text:p>&lt;Row Tag='LOC_TCS_ARMYNAME_SUFFIX_BASTARDS' Language='zh_Hans_CN'&gt;&lt;Text&gt;杂种&lt;/Text&gt;&lt;/Row&gt;</text:p>
          </table:table-cell>
        </table:table-row>
        <table:table-row table:style-name="ro3">
          <table:table-cell office:value-type="string">
            <text:p>LOC_TCS_ARMYNAME_SUFFIX_BATTALION</text:p>
          </table:table-cell>
          <table:table-cell office:value-type="string">
            <text:p>Battalion</text:p>
          </table:table-cell>
          <table:table-cell office:value-type="string">
            <text:p>Bataillon</text:p>
          </table:table-cell>
          <table:table-cell table:formula="of:=CONCATENATE(&quot;&lt;Row Tag='&quot;;[.A112];&quot;' Language='de_DE'&gt;&lt;Text&gt;&quot;;[.C112];&quot;&lt;/Text&gt;&lt;/Row&gt;&quot;)" office:value-type="string" office:string-value="&lt;Row Tag='LOC_TCS_ARMYNAME_SUFFIX_BATTALION' Language='de_DE'&gt;&lt;Text&gt;Bataillon&lt;/Text&gt;&lt;/Row&gt;">
            <text:p>&lt;Row Tag='LOC_TCS_ARMYNAME_SUFFIX_BATTALION' Language='de_DE'&gt;&lt;Text&gt;Bataillon&lt;/Text&gt;&lt;/Row&gt;</text:p>
          </table:table-cell>
          <table:table-cell office:value-type="string">
            <text:p>Batallón</text:p>
          </table:table-cell>
          <table:table-cell table:formula="of:=CONCATENATE(&quot;&lt;Row Tag='&quot;;[.A112];&quot;' Language='es_ES'&gt;&lt;Text&gt;&quot;;[.E112];&quot;&lt;/Text&gt;&lt;/Row&gt;&quot;)" office:value-type="string" office:string-value="&lt;Row Tag='LOC_TCS_ARMYNAME_SUFFIX_BATTALION' Language='es_ES'&gt;&lt;Text&gt;Batallón&lt;/Text&gt;&lt;/Row&gt;">
            <text:p>&lt;Row Tag='LOC_TCS_ARMYNAME_SUFFIX_BATTALION' Language='es_ES'&gt;&lt;Text&gt;Batallón&lt;/Text&gt;&lt;/Row&gt;</text:p>
          </table:table-cell>
          <table:table-cell office:value-type="string">
            <text:p>Battaglione</text:p>
          </table:table-cell>
          <table:table-cell table:formula="of:=CONCATENATE(&quot;&lt;Row Tag='&quot;;[.A112];&quot;' Language='it_IT'&gt;&lt;Text&gt;&quot;;[.G112];&quot;&lt;/Text&gt;&lt;/Row&gt;&quot;)" office:value-type="string" office:string-value="&lt;Row Tag='LOC_TCS_ARMYNAME_SUFFIX_BATTALION' Language='it_IT'&gt;&lt;Text&gt;Battaglione&lt;/Text&gt;&lt;/Row&gt;">
            <text:p>&lt;Row Tag='LOC_TCS_ARMYNAME_SUFFIX_BATTALION' Language='it_IT'&gt;&lt;Text&gt;Battaglione&lt;/Text&gt;&lt;/Row&gt;</text:p>
          </table:table-cell>
          <table:table-cell office:value-type="string">
            <text:p>大隊</text:p>
          </table:table-cell>
          <table:table-cell table:formula="of:=CONCATENATE(&quot;&lt;Row Tag='&quot;;[.A112];&quot;' Language='ja_JP'&gt;&lt;Text&gt;&quot;;[.I112];&quot;&lt;/Text&gt;&lt;/Row&gt;&quot;)" office:value-type="string" office:string-value="&lt;Row Tag='LOC_TCS_ARMYNAME_SUFFIX_BATTALION' Language='ja_JP'&gt;&lt;Text&gt;大隊&lt;/Text&gt;&lt;/Row&gt;">
            <text:p>&lt;Row Tag='LOC_TCS_ARMYNAME_SUFFIX_BATTALION' Language='ja_JP'&gt;&lt;Text&gt;大隊&lt;/Text&gt;&lt;/Row&gt;</text:p>
          </table:table-cell>
          <table:table-cell office:value-type="string">
            <text:p>대대</text:p>
          </table:table-cell>
          <table:table-cell table:formula="of:=CONCATENATE(&quot;&lt;Row Tag='&quot;;[.A112];&quot;' Language='ko_KR'&gt;&lt;Text&gt;&quot;;[.K112];&quot;&lt;/Text&gt;&lt;/Row&gt;&quot;)" office:value-type="string" office:string-value="&lt;Row Tag='LOC_TCS_ARMYNAME_SUFFIX_BATTALION' Language='ko_KR'&gt;&lt;Text&gt;대대&lt;/Text&gt;&lt;/Row&gt;">
            <text:p>&lt;Row Tag='LOC_TCS_ARMYNAME_SUFFIX_BATTALION' Language='ko_KR'&gt;&lt;Text&gt;대대&lt;/Text&gt;&lt;/Row&gt;</text:p>
          </table:table-cell>
          <table:table-cell office:value-type="string">
            <text:p>Batalion</text:p>
          </table:table-cell>
          <table:table-cell table:formula="of:=CONCATENATE(&quot;&lt;Row Tag='&quot;;[.A112];&quot;' Language='pl_PL'&gt;&lt;Text&gt;&quot;;[.M112];&quot;&lt;/Text&gt;&lt;/Row&gt;&quot;)" office:value-type="string" office:string-value="&lt;Row Tag='LOC_TCS_ARMYNAME_SUFFIX_BATTALION' Language='pl_PL'&gt;&lt;Text&gt;Batalion&lt;/Text&gt;&lt;/Row&gt;">
            <text:p>&lt;Row Tag='LOC_TCS_ARMYNAME_SUFFIX_BATTALION' Language='pl_PL'&gt;&lt;Text&gt;Batalion&lt;/Text&gt;&lt;/Row&gt;</text:p>
          </table:table-cell>
          <table:table-cell office:value-type="string">
            <text:p>Batalhão</text:p>
          </table:table-cell>
          <table:table-cell table:formula="of:=CONCATENATE(&quot;&lt;Row Tag='&quot;;[.A112];&quot;' Language='pt_BR'&gt;&lt;Text&gt;&quot;;[.O112];&quot;&lt;/Text&gt;&lt;/Row&gt;&quot;)" office:value-type="string" office:string-value="&lt;Row Tag='LOC_TCS_ARMYNAME_SUFFIX_BATTALION' Language='pt_BR'&gt;&lt;Text&gt;Batalhão&lt;/Text&gt;&lt;/Row&gt;">
            <text:p>&lt;Row Tag='LOC_TCS_ARMYNAME_SUFFIX_BATTALION' Language='pt_BR'&gt;&lt;Text&gt;Batalhão&lt;/Text&gt;&lt;/Row&gt;</text:p>
          </table:table-cell>
          <table:table-cell office:value-type="string">
            <text:p>Батальон</text:p>
          </table:table-cell>
          <table:table-cell table:formula="of:=CONCATENATE(&quot;&lt;Row Tag='&quot;;[.A112];&quot;' Language='ru_RU'&gt;&lt;Text&gt;&quot;;[.Q112];&quot;&lt;/Text&gt;&lt;/Row&gt;&quot;)" office:value-type="string" office:string-value="&lt;Row Tag='LOC_TCS_ARMYNAME_SUFFIX_BATTALION' Language='ru_RU'&gt;&lt;Text&gt;Батальон&lt;/Text&gt;&lt;/Row&gt;">
            <text:p>&lt;Row Tag='LOC_TCS_ARMYNAME_SUFFIX_BATTALION' Language='ru_RU'&gt;&lt;Text&gt;Батальон&lt;/Text&gt;&lt;/Row&gt;</text:p>
          </table:table-cell>
          <table:table-cell office:value-type="string">
            <text:p>营</text:p>
          </table:table-cell>
          <table:table-cell table:formula="of:=CONCATENATE(&quot;&lt;Row Tag='&quot;;[.A112];&quot;' Language='zh_Hans_CN'&gt;&lt;Text&gt;&quot;;[.S112];&quot;&lt;/Text&gt;&lt;/Row&gt;&quot;)" office:value-type="string" office:string-value="&lt;Row Tag='LOC_TCS_ARMYNAME_SUFFIX_BATTALION' Language='zh_Hans_CN'&gt;&lt;Text&gt;营&lt;/Text&gt;&lt;/Row&gt;">
            <text:p>&lt;Row Tag='LOC_TCS_ARMYNAME_SUFFIX_BATTALION' Language='zh_Hans_CN'&gt;&lt;Text&gt;营&lt;/Text&gt;&lt;/Row&gt;</text:p>
          </table:table-cell>
        </table:table-row>
        <table:table-row table:style-name="ro3">
          <table:table-cell office:value-type="string">
            <text:p>LOC_TCS_ARMYNAME_SUFFIX_BERETS</text:p>
          </table:table-cell>
          <table:table-cell office:value-type="string">
            <text:p>Berets</text:p>
          </table:table-cell>
          <table:table-cell office:value-type="string">
            <text:p>Barette</text:p>
          </table:table-cell>
          <table:table-cell table:formula="of:=CONCATENATE(&quot;&lt;Row Tag='&quot;;[.A113];&quot;' Language='de_DE'&gt;&lt;Text&gt;&quot;;[.C113];&quot;&lt;/Text&gt;&lt;/Row&gt;&quot;)" office:value-type="string" office:string-value="&lt;Row Tag='LOC_TCS_ARMYNAME_SUFFIX_BERETS' Language='de_DE'&gt;&lt;Text&gt;Barette&lt;/Text&gt;&lt;/Row&gt;">
            <text:p>&lt;Row Tag='LOC_TCS_ARMYNAME_SUFFIX_BERETS' Language='de_DE'&gt;&lt;Text&gt;Barette&lt;/Text&gt;&lt;/Row&gt;</text:p>
          </table:table-cell>
          <table:table-cell office:value-type="string">
            <text:p>Boinas</text:p>
          </table:table-cell>
          <table:table-cell table:formula="of:=CONCATENATE(&quot;&lt;Row Tag='&quot;;[.A113];&quot;' Language='es_ES'&gt;&lt;Text&gt;&quot;;[.E113];&quot;&lt;/Text&gt;&lt;/Row&gt;&quot;)" office:value-type="string" office:string-value="&lt;Row Tag='LOC_TCS_ARMYNAME_SUFFIX_BERETS' Language='es_ES'&gt;&lt;Text&gt;Boinas&lt;/Text&gt;&lt;/Row&gt;">
            <text:p>&lt;Row Tag='LOC_TCS_ARMYNAME_SUFFIX_BERETS' Language='es_ES'&gt;&lt;Text&gt;Boinas&lt;/Text&gt;&lt;/Row&gt;</text:p>
          </table:table-cell>
          <table:table-cell office:value-type="string">
            <text:p>Berretti</text:p>
          </table:table-cell>
          <table:table-cell table:formula="of:=CONCATENATE(&quot;&lt;Row Tag='&quot;;[.A113];&quot;' Language='it_IT'&gt;&lt;Text&gt;&quot;;[.G113];&quot;&lt;/Text&gt;&lt;/Row&gt;&quot;)" office:value-type="string" office:string-value="&lt;Row Tag='LOC_TCS_ARMYNAME_SUFFIX_BERETS' Language='it_IT'&gt;&lt;Text&gt;Berretti&lt;/Text&gt;&lt;/Row&gt;">
            <text:p>&lt;Row Tag='LOC_TCS_ARMYNAME_SUFFIX_BERETS' Language='it_IT'&gt;&lt;Text&gt;Berretti&lt;/Text&gt;&lt;/Row&gt;</text:p>
          </table:table-cell>
          <table:table-cell office:value-type="string">
            <text:p>ベレー帽</text:p>
          </table:table-cell>
          <table:table-cell table:formula="of:=CONCATENATE(&quot;&lt;Row Tag='&quot;;[.A113];&quot;' Language='ja_JP'&gt;&lt;Text&gt;&quot;;[.I113];&quot;&lt;/Text&gt;&lt;/Row&gt;&quot;)" office:value-type="string" office:string-value="&lt;Row Tag='LOC_TCS_ARMYNAME_SUFFIX_BERETS' Language='ja_JP'&gt;&lt;Text&gt;ベレー帽&lt;/Text&gt;&lt;/Row&gt;">
            <text:p>&lt;Row Tag='LOC_TCS_ARMYNAME_SUFFIX_BERETS' Language='ja_JP'&gt;&lt;Text&gt;ベレー帽&lt;/Text&gt;&lt;/Row&gt;</text:p>
          </table:table-cell>
          <table:table-cell office:value-type="string">
            <text:p>베레모</text:p>
          </table:table-cell>
          <table:table-cell table:formula="of:=CONCATENATE(&quot;&lt;Row Tag='&quot;;[.A113];&quot;' Language='ko_KR'&gt;&lt;Text&gt;&quot;;[.K113];&quot;&lt;/Text&gt;&lt;/Row&gt;&quot;)" office:value-type="string" office:string-value="&lt;Row Tag='LOC_TCS_ARMYNAME_SUFFIX_BERETS' Language='ko_KR'&gt;&lt;Text&gt;베레모&lt;/Text&gt;&lt;/Row&gt;">
            <text:p>&lt;Row Tag='LOC_TCS_ARMYNAME_SUFFIX_BERETS' Language='ko_KR'&gt;&lt;Text&gt;베레모&lt;/Text&gt;&lt;/Row&gt;</text:p>
          </table:table-cell>
          <table:table-cell office:value-type="string">
            <text:p>Berety</text:p>
          </table:table-cell>
          <table:table-cell table:formula="of:=CONCATENATE(&quot;&lt;Row Tag='&quot;;[.A113];&quot;' Language='pl_PL'&gt;&lt;Text&gt;&quot;;[.M113];&quot;&lt;/Text&gt;&lt;/Row&gt;&quot;)" office:value-type="string" office:string-value="&lt;Row Tag='LOC_TCS_ARMYNAME_SUFFIX_BERETS' Language='pl_PL'&gt;&lt;Text&gt;Berety&lt;/Text&gt;&lt;/Row&gt;">
            <text:p>&lt;Row Tag='LOC_TCS_ARMYNAME_SUFFIX_BERETS' Language='pl_PL'&gt;&lt;Text&gt;Berety&lt;/Text&gt;&lt;/Row&gt;</text:p>
          </table:table-cell>
          <table:table-cell office:value-type="string">
            <text:p>Boinas</text:p>
          </table:table-cell>
          <table:table-cell table:formula="of:=CONCATENATE(&quot;&lt;Row Tag='&quot;;[.A113];&quot;' Language='pt_BR'&gt;&lt;Text&gt;&quot;;[.O113];&quot;&lt;/Text&gt;&lt;/Row&gt;&quot;)" office:value-type="string" office:string-value="&lt;Row Tag='LOC_TCS_ARMYNAME_SUFFIX_BERETS' Language='pt_BR'&gt;&lt;Text&gt;Boinas&lt;/Text&gt;&lt;/Row&gt;">
            <text:p>&lt;Row Tag='LOC_TCS_ARMYNAME_SUFFIX_BERETS' Language='pt_BR'&gt;&lt;Text&gt;Boinas&lt;/Text&gt;&lt;/Row&gt;</text:p>
          </table:table-cell>
          <table:table-cell office:value-type="string">
            <text:p>Береты</text:p>
          </table:table-cell>
          <table:table-cell table:formula="of:=CONCATENATE(&quot;&lt;Row Tag='&quot;;[.A113];&quot;' Language='ru_RU'&gt;&lt;Text&gt;&quot;;[.Q113];&quot;&lt;/Text&gt;&lt;/Row&gt;&quot;)" office:value-type="string" office:string-value="&lt;Row Tag='LOC_TCS_ARMYNAME_SUFFIX_BERETS' Language='ru_RU'&gt;&lt;Text&gt;Береты&lt;/Text&gt;&lt;/Row&gt;">
            <text:p>&lt;Row Tag='LOC_TCS_ARMYNAME_SUFFIX_BERETS' Language='ru_RU'&gt;&lt;Text&gt;Береты&lt;/Text&gt;&lt;/Row&gt;</text:p>
          </table:table-cell>
          <table:table-cell office:value-type="string">
            <text:p>贝雷帽</text:p>
          </table:table-cell>
          <table:table-cell table:formula="of:=CONCATENATE(&quot;&lt;Row Tag='&quot;;[.A113];&quot;' Language='zh_Hans_CN'&gt;&lt;Text&gt;&quot;;[.S113];&quot;&lt;/Text&gt;&lt;/Row&gt;&quot;)" office:value-type="string" office:string-value="&lt;Row Tag='LOC_TCS_ARMYNAME_SUFFIX_BERETS' Language='zh_Hans_CN'&gt;&lt;Text&gt;贝雷帽&lt;/Text&gt;&lt;/Row&gt;">
            <text:p>&lt;Row Tag='LOC_TCS_ARMYNAME_SUFFIX_BERETS' Language='zh_Hans_CN'&gt;&lt;Text&gt;贝雷帽&lt;/Text&gt;&lt;/Row&gt;</text:p>
          </table:table-cell>
        </table:table-row>
        <table:table-row table:style-name="ro3">
          <table:table-cell office:value-type="string">
            <text:p>LOC_TCS_ARMYNAME_SUFFIX_BODYGUARDS</text:p>
          </table:table-cell>
          <table:table-cell office:value-type="string">
            <text:p>Bodyguards</text:p>
          </table:table-cell>
          <table:table-cell office:value-type="string">
            <text:p>Leibwächter</text:p>
          </table:table-cell>
          <table:table-cell table:formula="of:=CONCATENATE(&quot;&lt;Row Tag='&quot;;[.A114];&quot;' Language='de_DE'&gt;&lt;Text&gt;&quot;;[.C114];&quot;&lt;/Text&gt;&lt;/Row&gt;&quot;)" office:value-type="string" office:string-value="&lt;Row Tag='LOC_TCS_ARMYNAME_SUFFIX_BODYGUARDS' Language='de_DE'&gt;&lt;Text&gt;Leibwächter&lt;/Text&gt;&lt;/Row&gt;">
            <text:p>&lt;Row Tag='LOC_TCS_ARMYNAME_SUFFIX_BODYGUARDS' Language='de_DE'&gt;&lt;Text&gt;Leibwächter&lt;/Text&gt;&lt;/Row&gt;</text:p>
          </table:table-cell>
          <table:table-cell office:value-type="string">
            <text:p>Guardaespaldas</text:p>
          </table:table-cell>
          <table:table-cell table:formula="of:=CONCATENATE(&quot;&lt;Row Tag='&quot;;[.A114];&quot;' Language='es_ES'&gt;&lt;Text&gt;&quot;;[.E114];&quot;&lt;/Text&gt;&lt;/Row&gt;&quot;)" office:value-type="string" office:string-value="&lt;Row Tag='LOC_TCS_ARMYNAME_SUFFIX_BODYGUARDS' Language='es_ES'&gt;&lt;Text&gt;Guardaespaldas&lt;/Text&gt;&lt;/Row&gt;">
            <text:p>&lt;Row Tag='LOC_TCS_ARMYNAME_SUFFIX_BODYGUARDS' Language='es_ES'&gt;&lt;Text&gt;Guardaespaldas&lt;/Text&gt;&lt;/Row&gt;</text:p>
          </table:table-cell>
          <table:table-cell office:value-type="string">
            <text:p>Guardie del corpo</text:p>
          </table:table-cell>
          <table:table-cell table:formula="of:=CONCATENATE(&quot;&lt;Row Tag='&quot;;[.A114];&quot;' Language='it_IT'&gt;&lt;Text&gt;&quot;;[.G114];&quot;&lt;/Text&gt;&lt;/Row&gt;&quot;)" office:value-type="string" office:string-value="&lt;Row Tag='LOC_TCS_ARMYNAME_SUFFIX_BODYGUARDS' Language='it_IT'&gt;&lt;Text&gt;Guardie del corpo&lt;/Text&gt;&lt;/Row&gt;">
            <text:p>&lt;Row Tag='LOC_TCS_ARMYNAME_SUFFIX_BODYGUARDS' Language='it_IT'&gt;&lt;Text&gt;Guardie del corpo&lt;/Text&gt;&lt;/Row&gt;</text:p>
          </table:table-cell>
          <table:table-cell office:value-type="string">
            <text:p>ボディーガード</text:p>
          </table:table-cell>
          <table:table-cell table:formula="of:=CONCATENATE(&quot;&lt;Row Tag='&quot;;[.A114];&quot;' Language='ja_JP'&gt;&lt;Text&gt;&quot;;[.I114];&quot;&lt;/Text&gt;&lt;/Row&gt;&quot;)" office:value-type="string" office:string-value="&lt;Row Tag='LOC_TCS_ARMYNAME_SUFFIX_BODYGUARDS' Language='ja_JP'&gt;&lt;Text&gt;ボディーガード&lt;/Text&gt;&lt;/Row&gt;">
            <text:p>&lt;Row Tag='LOC_TCS_ARMYNAME_SUFFIX_BODYGUARDS' Language='ja_JP'&gt;&lt;Text&gt;ボディーガード&lt;/Text&gt;&lt;/Row&gt;</text:p>
          </table:table-cell>
          <table:table-cell office:value-type="string">
            <text:p>경호원들</text:p>
          </table:table-cell>
          <table:table-cell table:formula="of:=CONCATENATE(&quot;&lt;Row Tag='&quot;;[.A114];&quot;' Language='ko_KR'&gt;&lt;Text&gt;&quot;;[.K114];&quot;&lt;/Text&gt;&lt;/Row&gt;&quot;)" office:value-type="string" office:string-value="&lt;Row Tag='LOC_TCS_ARMYNAME_SUFFIX_BODYGUARDS' Language='ko_KR'&gt;&lt;Text&gt;경호원들&lt;/Text&gt;&lt;/Row&gt;">
            <text:p>&lt;Row Tag='LOC_TCS_ARMYNAME_SUFFIX_BODYGUARDS' Language='ko_KR'&gt;&lt;Text&gt;경호원들&lt;/Text&gt;&lt;/Row&gt;</text:p>
          </table:table-cell>
          <table:table-cell office:value-type="string">
            <text:p>Ochroniarze</text:p>
          </table:table-cell>
          <table:table-cell table:formula="of:=CONCATENATE(&quot;&lt;Row Tag='&quot;;[.A114];&quot;' Language='pl_PL'&gt;&lt;Text&gt;&quot;;[.M114];&quot;&lt;/Text&gt;&lt;/Row&gt;&quot;)" office:value-type="string" office:string-value="&lt;Row Tag='LOC_TCS_ARMYNAME_SUFFIX_BODYGUARDS' Language='pl_PL'&gt;&lt;Text&gt;Ochroniarze&lt;/Text&gt;&lt;/Row&gt;">
            <text:p>&lt;Row Tag='LOC_TCS_ARMYNAME_SUFFIX_BODYGUARDS' Language='pl_PL'&gt;&lt;Text&gt;Ochroniarze&lt;/Text&gt;&lt;/Row&gt;</text:p>
          </table:table-cell>
          <table:table-cell office:value-type="string">
            <text:p>Guarda-costas</text:p>
          </table:table-cell>
          <table:table-cell table:formula="of:=CONCATENATE(&quot;&lt;Row Tag='&quot;;[.A114];&quot;' Language='pt_BR'&gt;&lt;Text&gt;&quot;;[.O114];&quot;&lt;/Text&gt;&lt;/Row&gt;&quot;)" office:value-type="string" office:string-value="&lt;Row Tag='LOC_TCS_ARMYNAME_SUFFIX_BODYGUARDS' Language='pt_BR'&gt;&lt;Text&gt;Guarda-costas&lt;/Text&gt;&lt;/Row&gt;">
            <text:p>&lt;Row Tag='LOC_TCS_ARMYNAME_SUFFIX_BODYGUARDS' Language='pt_BR'&gt;&lt;Text&gt;Guarda-costas&lt;/Text&gt;&lt;/Row&gt;</text:p>
          </table:table-cell>
          <table:table-cell office:value-type="string">
            <text:p>Телохранители</text:p>
          </table:table-cell>
          <table:table-cell table:formula="of:=CONCATENATE(&quot;&lt;Row Tag='&quot;;[.A114];&quot;' Language='ru_RU'&gt;&lt;Text&gt;&quot;;[.Q114];&quot;&lt;/Text&gt;&lt;/Row&gt;&quot;)" office:value-type="string" office:string-value="&lt;Row Tag='LOC_TCS_ARMYNAME_SUFFIX_BODYGUARDS' Language='ru_RU'&gt;&lt;Text&gt;Телохранители&lt;/Text&gt;&lt;/Row&gt;">
            <text:p>&lt;Row Tag='LOC_TCS_ARMYNAME_SUFFIX_BODYGUARDS' Language='ru_RU'&gt;&lt;Text&gt;Телохранители&lt;/Text&gt;&lt;/Row&gt;</text:p>
          </table:table-cell>
          <table:table-cell office:value-type="string">
            <text:p>保镖</text:p>
          </table:table-cell>
          <table:table-cell table:formula="of:=CONCATENATE(&quot;&lt;Row Tag='&quot;;[.A114];&quot;' Language='zh_Hans_CN'&gt;&lt;Text&gt;&quot;;[.S114];&quot;&lt;/Text&gt;&lt;/Row&gt;&quot;)" office:value-type="string" office:string-value="&lt;Row Tag='LOC_TCS_ARMYNAME_SUFFIX_BODYGUARDS' Language='zh_Hans_CN'&gt;&lt;Text&gt;保镖&lt;/Text&gt;&lt;/Row&gt;">
            <text:p>&lt;Row Tag='LOC_TCS_ARMYNAME_SUFFIX_BODYGUARDS' Language='zh_Hans_CN'&gt;&lt;Text&gt;保镖&lt;/Text&gt;&lt;/Row&gt;</text:p>
          </table:table-cell>
        </table:table-row>
        <table:table-row table:style-name="ro3">
          <table:table-cell office:value-type="string">
            <text:p>LOC_TCS_ARMYNAME_SUFFIX_BOOTS</text:p>
          </table:table-cell>
          <table:table-cell office:value-type="string">
            <text:p>Boots</text:p>
          </table:table-cell>
          <table:table-cell office:value-type="string">
            <text:p>Stiefel</text:p>
          </table:table-cell>
          <table:table-cell table:formula="of:=CONCATENATE(&quot;&lt;Row Tag='&quot;;[.A115];&quot;' Language='de_DE'&gt;&lt;Text&gt;&quot;;[.C115];&quot;&lt;/Text&gt;&lt;/Row&gt;&quot;)" office:value-type="string" office:string-value="&lt;Row Tag='LOC_TCS_ARMYNAME_SUFFIX_BOOTS' Language='de_DE'&gt;&lt;Text&gt;Stiefel&lt;/Text&gt;&lt;/Row&gt;">
            <text:p>&lt;Row Tag='LOC_TCS_ARMYNAME_SUFFIX_BOOTS' Language='de_DE'&gt;&lt;Text&gt;Stiefel&lt;/Text&gt;&lt;/Row&gt;</text:p>
          </table:table-cell>
          <table:table-cell office:value-type="string">
            <text:p>Botas</text:p>
          </table:table-cell>
          <table:table-cell table:formula="of:=CONCATENATE(&quot;&lt;Row Tag='&quot;;[.A115];&quot;' Language='es_ES'&gt;&lt;Text&gt;&quot;;[.E115];&quot;&lt;/Text&gt;&lt;/Row&gt;&quot;)" office:value-type="string" office:string-value="&lt;Row Tag='LOC_TCS_ARMYNAME_SUFFIX_BOOTS' Language='es_ES'&gt;&lt;Text&gt;Botas&lt;/Text&gt;&lt;/Row&gt;">
            <text:p>&lt;Row Tag='LOC_TCS_ARMYNAME_SUFFIX_BOOTS' Language='es_ES'&gt;&lt;Text&gt;Botas&lt;/Text&gt;&lt;/Row&gt;</text:p>
          </table:table-cell>
          <table:table-cell office:value-type="string">
            <text:p>Stivali</text:p>
          </table:table-cell>
          <table:table-cell table:formula="of:=CONCATENATE(&quot;&lt;Row Tag='&quot;;[.A115];&quot;' Language='it_IT'&gt;&lt;Text&gt;&quot;;[.G115];&quot;&lt;/Text&gt;&lt;/Row&gt;&quot;)" office:value-type="string" office:string-value="&lt;Row Tag='LOC_TCS_ARMYNAME_SUFFIX_BOOTS' Language='it_IT'&gt;&lt;Text&gt;Stivali&lt;/Text&gt;&lt;/Row&gt;">
            <text:p>&lt;Row Tag='LOC_TCS_ARMYNAME_SUFFIX_BOOTS' Language='it_IT'&gt;&lt;Text&gt;Stivali&lt;/Text&gt;&lt;/Row&gt;</text:p>
          </table:table-cell>
          <table:table-cell office:value-type="string">
            <text:p>ブーツ</text:p>
          </table:table-cell>
          <table:table-cell table:formula="of:=CONCATENATE(&quot;&lt;Row Tag='&quot;;[.A115];&quot;' Language='ja_JP'&gt;&lt;Text&gt;&quot;;[.I115];&quot;&lt;/Text&gt;&lt;/Row&gt;&quot;)" office:value-type="string" office:string-value="&lt;Row Tag='LOC_TCS_ARMYNAME_SUFFIX_BOOTS' Language='ja_JP'&gt;&lt;Text&gt;ブーツ&lt;/Text&gt;&lt;/Row&gt;">
            <text:p>&lt;Row Tag='LOC_TCS_ARMYNAME_SUFFIX_BOOTS' Language='ja_JP'&gt;&lt;Text&gt;ブーツ&lt;/Text&gt;&lt;/Row&gt;</text:p>
          </table:table-cell>
          <table:table-cell office:value-type="string">
            <text:p>장화</text:p>
          </table:table-cell>
          <table:table-cell table:formula="of:=CONCATENATE(&quot;&lt;Row Tag='&quot;;[.A115];&quot;' Language='ko_KR'&gt;&lt;Text&gt;&quot;;[.K115];&quot;&lt;/Text&gt;&lt;/Row&gt;&quot;)" office:value-type="string" office:string-value="&lt;Row Tag='LOC_TCS_ARMYNAME_SUFFIX_BOOTS' Language='ko_KR'&gt;&lt;Text&gt;장화&lt;/Text&gt;&lt;/Row&gt;">
            <text:p>&lt;Row Tag='LOC_TCS_ARMYNAME_SUFFIX_BOOTS' Language='ko_KR'&gt;&lt;Text&gt;장화&lt;/Text&gt;&lt;/Row&gt;</text:p>
          </table:table-cell>
          <table:table-cell office:value-type="string">
            <text:p>Buty</text:p>
          </table:table-cell>
          <table:table-cell table:formula="of:=CONCATENATE(&quot;&lt;Row Tag='&quot;;[.A115];&quot;' Language='pl_PL'&gt;&lt;Text&gt;&quot;;[.M115];&quot;&lt;/Text&gt;&lt;/Row&gt;&quot;)" office:value-type="string" office:string-value="&lt;Row Tag='LOC_TCS_ARMYNAME_SUFFIX_BOOTS' Language='pl_PL'&gt;&lt;Text&gt;Buty&lt;/Text&gt;&lt;/Row&gt;">
            <text:p>&lt;Row Tag='LOC_TCS_ARMYNAME_SUFFIX_BOOTS' Language='pl_PL'&gt;&lt;Text&gt;Buty&lt;/Text&gt;&lt;/Row&gt;</text:p>
          </table:table-cell>
          <table:table-cell office:value-type="string">
            <text:p>Botas</text:p>
          </table:table-cell>
          <table:table-cell table:formula="of:=CONCATENATE(&quot;&lt;Row Tag='&quot;;[.A115];&quot;' Language='pt_BR'&gt;&lt;Text&gt;&quot;;[.O115];&quot;&lt;/Text&gt;&lt;/Row&gt;&quot;)" office:value-type="string" office:string-value="&lt;Row Tag='LOC_TCS_ARMYNAME_SUFFIX_BOOTS' Language='pt_BR'&gt;&lt;Text&gt;Botas&lt;/Text&gt;&lt;/Row&gt;">
            <text:p>&lt;Row Tag='LOC_TCS_ARMYNAME_SUFFIX_BOOTS' Language='pt_BR'&gt;&lt;Text&gt;Botas&lt;/Text&gt;&lt;/Row&gt;</text:p>
          </table:table-cell>
          <table:table-cell office:value-type="string">
            <text:p>Сапоги</text:p>
          </table:table-cell>
          <table:table-cell table:formula="of:=CONCATENATE(&quot;&lt;Row Tag='&quot;;[.A115];&quot;' Language='ru_RU'&gt;&lt;Text&gt;&quot;;[.Q115];&quot;&lt;/Text&gt;&lt;/Row&gt;&quot;)" office:value-type="string" office:string-value="&lt;Row Tag='LOC_TCS_ARMYNAME_SUFFIX_BOOTS' Language='ru_RU'&gt;&lt;Text&gt;Сапоги&lt;/Text&gt;&lt;/Row&gt;">
            <text:p>&lt;Row Tag='LOC_TCS_ARMYNAME_SUFFIX_BOOTS' Language='ru_RU'&gt;&lt;Text&gt;Сапоги&lt;/Text&gt;&lt;/Row&gt;</text:p>
          </table:table-cell>
          <table:table-cell office:value-type="string">
            <text:p>靴子</text:p>
          </table:table-cell>
          <table:table-cell table:formula="of:=CONCATENATE(&quot;&lt;Row Tag='&quot;;[.A115];&quot;' Language='zh_Hans_CN'&gt;&lt;Text&gt;&quot;;[.S115];&quot;&lt;/Text&gt;&lt;/Row&gt;&quot;)" office:value-type="string" office:string-value="&lt;Row Tag='LOC_TCS_ARMYNAME_SUFFIX_BOOTS' Language='zh_Hans_CN'&gt;&lt;Text&gt;靴子&lt;/Text&gt;&lt;/Row&gt;">
            <text:p>&lt;Row Tag='LOC_TCS_ARMYNAME_SUFFIX_BOOTS' Language='zh_Hans_CN'&gt;&lt;Text&gt;靴子&lt;/Text&gt;&lt;/Row&gt;</text:p>
          </table:table-cell>
        </table:table-row>
        <table:table-row table:style-name="ro3">
          <table:table-cell office:value-type="string">
            <text:p>LOC_TCS_ARMYNAME_SUFFIX_BOYS</text:p>
          </table:table-cell>
          <table:table-cell office:value-type="string">
            <text:p>Boys</text:p>
          </table:table-cell>
          <table:table-cell office:value-type="string">
            <text:p>Jungen</text:p>
          </table:table-cell>
          <table:table-cell table:formula="of:=CONCATENATE(&quot;&lt;Row Tag='&quot;;[.A116];&quot;' Language='de_DE'&gt;&lt;Text&gt;&quot;;[.C116];&quot;&lt;/Text&gt;&lt;/Row&gt;&quot;)" office:value-type="string" office:string-value="&lt;Row Tag='LOC_TCS_ARMYNAME_SUFFIX_BOYS' Language='de_DE'&gt;&lt;Text&gt;Jungen&lt;/Text&gt;&lt;/Row&gt;">
            <text:p>&lt;Row Tag='LOC_TCS_ARMYNAME_SUFFIX_BOYS' Language='de_DE'&gt;&lt;Text&gt;Jungen&lt;/Text&gt;&lt;/Row&gt;</text:p>
          </table:table-cell>
          <table:table-cell office:value-type="string">
            <text:p>Chicos</text:p>
          </table:table-cell>
          <table:table-cell table:formula="of:=CONCATENATE(&quot;&lt;Row Tag='&quot;;[.A116];&quot;' Language='es_ES'&gt;&lt;Text&gt;&quot;;[.E116];&quot;&lt;/Text&gt;&lt;/Row&gt;&quot;)" office:value-type="string" office:string-value="&lt;Row Tag='LOC_TCS_ARMYNAME_SUFFIX_BOYS' Language='es_ES'&gt;&lt;Text&gt;Chicos&lt;/Text&gt;&lt;/Row&gt;">
            <text:p>&lt;Row Tag='LOC_TCS_ARMYNAME_SUFFIX_BOYS' Language='es_ES'&gt;&lt;Text&gt;Chicos&lt;/Text&gt;&lt;/Row&gt;</text:p>
          </table:table-cell>
          <table:table-cell office:value-type="string">
            <text:p>Ragazzi</text:p>
          </table:table-cell>
          <table:table-cell table:formula="of:=CONCATENATE(&quot;&lt;Row Tag='&quot;;[.A116];&quot;' Language='it_IT'&gt;&lt;Text&gt;&quot;;[.G116];&quot;&lt;/Text&gt;&lt;/Row&gt;&quot;)" office:value-type="string" office:string-value="&lt;Row Tag='LOC_TCS_ARMYNAME_SUFFIX_BOYS' Language='it_IT'&gt;&lt;Text&gt;Ragazzi&lt;/Text&gt;&lt;/Row&gt;">
            <text:p>&lt;Row Tag='LOC_TCS_ARMYNAME_SUFFIX_BOYS' Language='it_IT'&gt;&lt;Text&gt;Ragazzi&lt;/Text&gt;&lt;/Row&gt;</text:p>
          </table:table-cell>
          <table:table-cell office:value-type="string">
            <text:p>少年たち</text:p>
          </table:table-cell>
          <table:table-cell table:formula="of:=CONCATENATE(&quot;&lt;Row Tag='&quot;;[.A116];&quot;' Language='ja_JP'&gt;&lt;Text&gt;&quot;;[.I116];&quot;&lt;/Text&gt;&lt;/Row&gt;&quot;)" office:value-type="string" office:string-value="&lt;Row Tag='LOC_TCS_ARMYNAME_SUFFIX_BOYS' Language='ja_JP'&gt;&lt;Text&gt;少年たち&lt;/Text&gt;&lt;/Row&gt;">
            <text:p>&lt;Row Tag='LOC_TCS_ARMYNAME_SUFFIX_BOYS' Language='ja_JP'&gt;&lt;Text&gt;少年たち&lt;/Text&gt;&lt;/Row&gt;</text:p>
          </table:table-cell>
          <table:table-cell office:value-type="string">
            <text:p>소년들</text:p>
          </table:table-cell>
          <table:table-cell table:formula="of:=CONCATENATE(&quot;&lt;Row Tag='&quot;;[.A116];&quot;' Language='ko_KR'&gt;&lt;Text&gt;&quot;;[.K116];&quot;&lt;/Text&gt;&lt;/Row&gt;&quot;)" office:value-type="string" office:string-value="&lt;Row Tag='LOC_TCS_ARMYNAME_SUFFIX_BOYS' Language='ko_KR'&gt;&lt;Text&gt;소년들&lt;/Text&gt;&lt;/Row&gt;">
            <text:p>&lt;Row Tag='LOC_TCS_ARMYNAME_SUFFIX_BOYS' Language='ko_KR'&gt;&lt;Text&gt;소년들&lt;/Text&gt;&lt;/Row&gt;</text:p>
          </table:table-cell>
          <table:table-cell office:value-type="string">
            <text:p>Chłopcy</text:p>
          </table:table-cell>
          <table:table-cell table:formula="of:=CONCATENATE(&quot;&lt;Row Tag='&quot;;[.A116];&quot;' Language='pl_PL'&gt;&lt;Text&gt;&quot;;[.M116];&quot;&lt;/Text&gt;&lt;/Row&gt;&quot;)" office:value-type="string" office:string-value="&lt;Row Tag='LOC_TCS_ARMYNAME_SUFFIX_BOYS' Language='pl_PL'&gt;&lt;Text&gt;Chłopcy&lt;/Text&gt;&lt;/Row&gt;">
            <text:p>&lt;Row Tag='LOC_TCS_ARMYNAME_SUFFIX_BOYS' Language='pl_PL'&gt;&lt;Text&gt;Chłopcy&lt;/Text&gt;&lt;/Row&gt;</text:p>
          </table:table-cell>
          <table:table-cell office:value-type="string">
            <text:p>Garotos</text:p>
          </table:table-cell>
          <table:table-cell table:formula="of:=CONCATENATE(&quot;&lt;Row Tag='&quot;;[.A116];&quot;' Language='pt_BR'&gt;&lt;Text&gt;&quot;;[.O116];&quot;&lt;/Text&gt;&lt;/Row&gt;&quot;)" office:value-type="string" office:string-value="&lt;Row Tag='LOC_TCS_ARMYNAME_SUFFIX_BOYS' Language='pt_BR'&gt;&lt;Text&gt;Garotos&lt;/Text&gt;&lt;/Row&gt;">
            <text:p>&lt;Row Tag='LOC_TCS_ARMYNAME_SUFFIX_BOYS' Language='pt_BR'&gt;&lt;Text&gt;Garotos&lt;/Text&gt;&lt;/Row&gt;</text:p>
          </table:table-cell>
          <table:table-cell office:value-type="string">
            <text:p>Мальчики</text:p>
          </table:table-cell>
          <table:table-cell table:formula="of:=CONCATENATE(&quot;&lt;Row Tag='&quot;;[.A116];&quot;' Language='ru_RU'&gt;&lt;Text&gt;&quot;;[.Q116];&quot;&lt;/Text&gt;&lt;/Row&gt;&quot;)" office:value-type="string" office:string-value="&lt;Row Tag='LOC_TCS_ARMYNAME_SUFFIX_BOYS' Language='ru_RU'&gt;&lt;Text&gt;Мальчики&lt;/Text&gt;&lt;/Row&gt;">
            <text:p>&lt;Row Tag='LOC_TCS_ARMYNAME_SUFFIX_BOYS' Language='ru_RU'&gt;&lt;Text&gt;Мальчики&lt;/Text&gt;&lt;/Row&gt;</text:p>
          </table:table-cell>
          <table:table-cell office:value-type="string">
            <text:p>男孩</text:p>
          </table:table-cell>
          <table:table-cell table:formula="of:=CONCATENATE(&quot;&lt;Row Tag='&quot;;[.A116];&quot;' Language='zh_Hans_CN'&gt;&lt;Text&gt;&quot;;[.S116];&quot;&lt;/Text&gt;&lt;/Row&gt;&quot;)" office:value-type="string" office:string-value="&lt;Row Tag='LOC_TCS_ARMYNAME_SUFFIX_BOYS' Language='zh_Hans_CN'&gt;&lt;Text&gt;男孩&lt;/Text&gt;&lt;/Row&gt;">
            <text:p>&lt;Row Tag='LOC_TCS_ARMYNAME_SUFFIX_BOYS' Language='zh_Hans_CN'&gt;&lt;Text&gt;男孩&lt;/Text&gt;&lt;/Row&gt;</text:p>
          </table:table-cell>
        </table:table-row>
        <table:table-row table:style-name="ro3">
          <table:table-cell office:value-type="string">
            <text:p>LOC_TCS_ARMYNAME_SUFFIX_BRAVES</text:p>
          </table:table-cell>
          <table:table-cell office:value-type="string">
            <text:p>Braves</text:p>
          </table:table-cell>
          <table:table-cell office:value-type="string">
            <text:p>Tapfere</text:p>
          </table:table-cell>
          <table:table-cell table:formula="of:=CONCATENATE(&quot;&lt;Row Tag='&quot;;[.A117];&quot;' Language='de_DE'&gt;&lt;Text&gt;&quot;;[.C117];&quot;&lt;/Text&gt;&lt;/Row&gt;&quot;)" office:value-type="string" office:string-value="&lt;Row Tag='LOC_TCS_ARMYNAME_SUFFIX_BRAVES' Language='de_DE'&gt;&lt;Text&gt;Tapfere&lt;/Text&gt;&lt;/Row&gt;">
            <text:p>&lt;Row Tag='LOC_TCS_ARMYNAME_SUFFIX_BRAVES' Language='de_DE'&gt;&lt;Text&gt;Tapfere&lt;/Text&gt;&lt;/Row&gt;</text:p>
          </table:table-cell>
          <table:table-cell office:value-type="string">
            <text:p>Valientes</text:p>
          </table:table-cell>
          <table:table-cell table:formula="of:=CONCATENATE(&quot;&lt;Row Tag='&quot;;[.A117];&quot;' Language='es_ES'&gt;&lt;Text&gt;&quot;;[.E117];&quot;&lt;/Text&gt;&lt;/Row&gt;&quot;)" office:value-type="string" office:string-value="&lt;Row Tag='LOC_TCS_ARMYNAME_SUFFIX_BRAVES' Language='es_ES'&gt;&lt;Text&gt;Valientes&lt;/Text&gt;&lt;/Row&gt;">
            <text:p>&lt;Row Tag='LOC_TCS_ARMYNAME_SUFFIX_BRAVES' Language='es_ES'&gt;&lt;Text&gt;Valientes&lt;/Text&gt;&lt;/Row&gt;</text:p>
          </table:table-cell>
          <table:table-cell office:value-type="string">
            <text:p>Valorosi</text:p>
          </table:table-cell>
          <table:table-cell table:formula="of:=CONCATENATE(&quot;&lt;Row Tag='&quot;;[.A117];&quot;' Language='it_IT'&gt;&lt;Text&gt;&quot;;[.G117];&quot;&lt;/Text&gt;&lt;/Row&gt;&quot;)" office:value-type="string" office:string-value="&lt;Row Tag='LOC_TCS_ARMYNAME_SUFFIX_BRAVES' Language='it_IT'&gt;&lt;Text&gt;Valorosi&lt;/Text&gt;&lt;/Row&gt;">
            <text:p>&lt;Row Tag='LOC_TCS_ARMYNAME_SUFFIX_BRAVES' Language='it_IT'&gt;&lt;Text&gt;Valorosi&lt;/Text&gt;&lt;/Row&gt;</text:p>
          </table:table-cell>
          <table:table-cell office:value-type="string">
            <text:p>勇敢な者たち</text:p>
          </table:table-cell>
          <table:table-cell table:formula="of:=CONCATENATE(&quot;&lt;Row Tag='&quot;;[.A117];&quot;' Language='ja_JP'&gt;&lt;Text&gt;&quot;;[.I117];&quot;&lt;/Text&gt;&lt;/Row&gt;&quot;)" office:value-type="string" office:string-value="&lt;Row Tag='LOC_TCS_ARMYNAME_SUFFIX_BRAVES' Language='ja_JP'&gt;&lt;Text&gt;勇敢な者たち&lt;/Text&gt;&lt;/Row&gt;">
            <text:p>&lt;Row Tag='LOC_TCS_ARMYNAME_SUFFIX_BRAVES' Language='ja_JP'&gt;&lt;Text&gt;勇敢な者たち&lt;/Text&gt;&lt;/Row&gt;</text:p>
          </table:table-cell>
          <table:table-cell office:value-type="string">
            <text:p>용사들</text:p>
          </table:table-cell>
          <table:table-cell table:formula="of:=CONCATENATE(&quot;&lt;Row Tag='&quot;;[.A117];&quot;' Language='ko_KR'&gt;&lt;Text&gt;&quot;;[.K117];&quot;&lt;/Text&gt;&lt;/Row&gt;&quot;)" office:value-type="string" office:string-value="&lt;Row Tag='LOC_TCS_ARMYNAME_SUFFIX_BRAVES' Language='ko_KR'&gt;&lt;Text&gt;용사들&lt;/Text&gt;&lt;/Row&gt;">
            <text:p>&lt;Row Tag='LOC_TCS_ARMYNAME_SUFFIX_BRAVES' Language='ko_KR'&gt;&lt;Text&gt;용사들&lt;/Text&gt;&lt;/Row&gt;</text:p>
          </table:table-cell>
          <table:table-cell office:value-type="string">
            <text:p>Dzielni</text:p>
          </table:table-cell>
          <table:table-cell table:formula="of:=CONCATENATE(&quot;&lt;Row Tag='&quot;;[.A117];&quot;' Language='pl_PL'&gt;&lt;Text&gt;&quot;;[.M117];&quot;&lt;/Text&gt;&lt;/Row&gt;&quot;)" office:value-type="string" office:string-value="&lt;Row Tag='LOC_TCS_ARMYNAME_SUFFIX_BRAVES' Language='pl_PL'&gt;&lt;Text&gt;Dzielni&lt;/Text&gt;&lt;/Row&gt;">
            <text:p>&lt;Row Tag='LOC_TCS_ARMYNAME_SUFFIX_BRAVES' Language='pl_PL'&gt;&lt;Text&gt;Dzielni&lt;/Text&gt;&lt;/Row&gt;</text:p>
          </table:table-cell>
          <table:table-cell office:value-type="string">
            <text:p>Bravos</text:p>
          </table:table-cell>
          <table:table-cell table:formula="of:=CONCATENATE(&quot;&lt;Row Tag='&quot;;[.A117];&quot;' Language='pt_BR'&gt;&lt;Text&gt;&quot;;[.O117];&quot;&lt;/Text&gt;&lt;/Row&gt;&quot;)" office:value-type="string" office:string-value="&lt;Row Tag='LOC_TCS_ARMYNAME_SUFFIX_BRAVES' Language='pt_BR'&gt;&lt;Text&gt;Bravos&lt;/Text&gt;&lt;/Row&gt;">
            <text:p>&lt;Row Tag='LOC_TCS_ARMYNAME_SUFFIX_BRAVES' Language='pt_BR'&gt;&lt;Text&gt;Bravos&lt;/Text&gt;&lt;/Row&gt;</text:p>
          </table:table-cell>
          <table:table-cell office:value-type="string">
            <text:p>Храбрые</text:p>
          </table:table-cell>
          <table:table-cell table:formula="of:=CONCATENATE(&quot;&lt;Row Tag='&quot;;[.A117];&quot;' Language='ru_RU'&gt;&lt;Text&gt;&quot;;[.Q117];&quot;&lt;/Text&gt;&lt;/Row&gt;&quot;)" office:value-type="string" office:string-value="&lt;Row Tag='LOC_TCS_ARMYNAME_SUFFIX_BRAVES' Language='ru_RU'&gt;&lt;Text&gt;Храбрые&lt;/Text&gt;&lt;/Row&gt;">
            <text:p>&lt;Row Tag='LOC_TCS_ARMYNAME_SUFFIX_BRAVES' Language='ru_RU'&gt;&lt;Text&gt;Храбрые&lt;/Text&gt;&lt;/Row&gt;</text:p>
          </table:table-cell>
          <table:table-cell office:value-type="string">
            <text:p>勇士</text:p>
          </table:table-cell>
          <table:table-cell table:formula="of:=CONCATENATE(&quot;&lt;Row Tag='&quot;;[.A117];&quot;' Language='zh_Hans_CN'&gt;&lt;Text&gt;&quot;;[.S117];&quot;&lt;/Text&gt;&lt;/Row&gt;&quot;)" office:value-type="string" office:string-value="&lt;Row Tag='LOC_TCS_ARMYNAME_SUFFIX_BRAVES' Language='zh_Hans_CN'&gt;&lt;Text&gt;勇士&lt;/Text&gt;&lt;/Row&gt;">
            <text:p>&lt;Row Tag='LOC_TCS_ARMYNAME_SUFFIX_BRAVES' Language='zh_Hans_CN'&gt;&lt;Text&gt;勇士&lt;/Text&gt;&lt;/Row&gt;</text:p>
          </table:table-cell>
        </table:table-row>
        <table:table-row table:style-name="ro3">
          <table:table-cell office:value-type="string">
            <text:p>LOC_TCS_ARMYNAME_SUFFIX_BRIGADE</text:p>
          </table:table-cell>
          <table:table-cell table:number-columns-repeated="2" office:value-type="string">
            <text:p>Brigade</text:p>
          </table:table-cell>
          <table:table-cell table:formula="of:=CONCATENATE(&quot;&lt;Row Tag='&quot;;[.A118];&quot;' Language='de_DE'&gt;&lt;Text&gt;&quot;;[.C118];&quot;&lt;/Text&gt;&lt;/Row&gt;&quot;)" office:value-type="string" office:string-value="&lt;Row Tag='LOC_TCS_ARMYNAME_SUFFIX_BRIGADE' Language='de_DE'&gt;&lt;Text&gt;Brigade&lt;/Text&gt;&lt;/Row&gt;">
            <text:p>&lt;Row Tag='LOC_TCS_ARMYNAME_SUFFIX_BRIGADE' Language='de_DE'&gt;&lt;Text&gt;Brigade&lt;/Text&gt;&lt;/Row&gt;</text:p>
          </table:table-cell>
          <table:table-cell office:value-type="string">
            <text:p>Brigada</text:p>
          </table:table-cell>
          <table:table-cell table:formula="of:=CONCATENATE(&quot;&lt;Row Tag='&quot;;[.A118];&quot;' Language='es_ES'&gt;&lt;Text&gt;&quot;;[.E118];&quot;&lt;/Text&gt;&lt;/Row&gt;&quot;)" office:value-type="string" office:string-value="&lt;Row Tag='LOC_TCS_ARMYNAME_SUFFIX_BRIGADE' Language='es_ES'&gt;&lt;Text&gt;Brigada&lt;/Text&gt;&lt;/Row&gt;">
            <text:p>&lt;Row Tag='LOC_TCS_ARMYNAME_SUFFIX_BRIGADE' Language='es_ES'&gt;&lt;Text&gt;Brigada&lt;/Text&gt;&lt;/Row&gt;</text:p>
          </table:table-cell>
          <table:table-cell office:value-type="string">
            <text:p>Brigata</text:p>
          </table:table-cell>
          <table:table-cell table:formula="of:=CONCATENATE(&quot;&lt;Row Tag='&quot;;[.A118];&quot;' Language='it_IT'&gt;&lt;Text&gt;&quot;;[.G118];&quot;&lt;/Text&gt;&lt;/Row&gt;&quot;)" office:value-type="string" office:string-value="&lt;Row Tag='LOC_TCS_ARMYNAME_SUFFIX_BRIGADE' Language='it_IT'&gt;&lt;Text&gt;Brigata&lt;/Text&gt;&lt;/Row&gt;">
            <text:p>&lt;Row Tag='LOC_TCS_ARMYNAME_SUFFIX_BRIGADE' Language='it_IT'&gt;&lt;Text&gt;Brigata&lt;/Text&gt;&lt;/Row&gt;</text:p>
          </table:table-cell>
          <table:table-cell office:value-type="string">
            <text:p>旅団</text:p>
          </table:table-cell>
          <table:table-cell table:formula="of:=CONCATENATE(&quot;&lt;Row Tag='&quot;;[.A118];&quot;' Language='ja_JP'&gt;&lt;Text&gt;&quot;;[.I118];&quot;&lt;/Text&gt;&lt;/Row&gt;&quot;)" office:value-type="string" office:string-value="&lt;Row Tag='LOC_TCS_ARMYNAME_SUFFIX_BRIGADE' Language='ja_JP'&gt;&lt;Text&gt;旅団&lt;/Text&gt;&lt;/Row&gt;">
            <text:p>&lt;Row Tag='LOC_TCS_ARMYNAME_SUFFIX_BRIGADE' Language='ja_JP'&gt;&lt;Text&gt;旅団&lt;/Text&gt;&lt;/Row&gt;</text:p>
          </table:table-cell>
          <table:table-cell office:value-type="string">
            <text:p>여단</text:p>
          </table:table-cell>
          <table:table-cell table:formula="of:=CONCATENATE(&quot;&lt;Row Tag='&quot;;[.A118];&quot;' Language='ko_KR'&gt;&lt;Text&gt;&quot;;[.K118];&quot;&lt;/Text&gt;&lt;/Row&gt;&quot;)" office:value-type="string" office:string-value="&lt;Row Tag='LOC_TCS_ARMYNAME_SUFFIX_BRIGADE' Language='ko_KR'&gt;&lt;Text&gt;여단&lt;/Text&gt;&lt;/Row&gt;">
            <text:p>&lt;Row Tag='LOC_TCS_ARMYNAME_SUFFIX_BRIGADE' Language='ko_KR'&gt;&lt;Text&gt;여단&lt;/Text&gt;&lt;/Row&gt;</text:p>
          </table:table-cell>
          <table:table-cell office:value-type="string">
            <text:p>Brygada</text:p>
          </table:table-cell>
          <table:table-cell table:formula="of:=CONCATENATE(&quot;&lt;Row Tag='&quot;;[.A118];&quot;' Language='pl_PL'&gt;&lt;Text&gt;&quot;;[.M118];&quot;&lt;/Text&gt;&lt;/Row&gt;&quot;)" office:value-type="string" office:string-value="&lt;Row Tag='LOC_TCS_ARMYNAME_SUFFIX_BRIGADE' Language='pl_PL'&gt;&lt;Text&gt;Brygada&lt;/Text&gt;&lt;/Row&gt;">
            <text:p>&lt;Row Tag='LOC_TCS_ARMYNAME_SUFFIX_BRIGADE' Language='pl_PL'&gt;&lt;Text&gt;Brygada&lt;/Text&gt;&lt;/Row&gt;</text:p>
          </table:table-cell>
          <table:table-cell office:value-type="string">
            <text:p>Brigada</text:p>
          </table:table-cell>
          <table:table-cell table:formula="of:=CONCATENATE(&quot;&lt;Row Tag='&quot;;[.A118];&quot;' Language='pt_BR'&gt;&lt;Text&gt;&quot;;[.O118];&quot;&lt;/Text&gt;&lt;/Row&gt;&quot;)" office:value-type="string" office:string-value="&lt;Row Tag='LOC_TCS_ARMYNAME_SUFFIX_BRIGADE' Language='pt_BR'&gt;&lt;Text&gt;Brigada&lt;/Text&gt;&lt;/Row&gt;">
            <text:p>&lt;Row Tag='LOC_TCS_ARMYNAME_SUFFIX_BRIGADE' Language='pt_BR'&gt;&lt;Text&gt;Brigada&lt;/Text&gt;&lt;/Row&gt;</text:p>
          </table:table-cell>
          <table:table-cell office:value-type="string">
            <text:p>Бригада</text:p>
          </table:table-cell>
          <table:table-cell table:formula="of:=CONCATENATE(&quot;&lt;Row Tag='&quot;;[.A118];&quot;' Language='ru_RU'&gt;&lt;Text&gt;&quot;;[.Q118];&quot;&lt;/Text&gt;&lt;/Row&gt;&quot;)" office:value-type="string" office:string-value="&lt;Row Tag='LOC_TCS_ARMYNAME_SUFFIX_BRIGADE' Language='ru_RU'&gt;&lt;Text&gt;Бригада&lt;/Text&gt;&lt;/Row&gt;">
            <text:p>&lt;Row Tag='LOC_TCS_ARMYNAME_SUFFIX_BRIGADE' Language='ru_RU'&gt;&lt;Text&gt;Бригада&lt;/Text&gt;&lt;/Row&gt;</text:p>
          </table:table-cell>
          <table:table-cell office:value-type="string">
            <text:p>旅</text:p>
          </table:table-cell>
          <table:table-cell table:formula="of:=CONCATENATE(&quot;&lt;Row Tag='&quot;;[.A118];&quot;' Language='zh_Hans_CN'&gt;&lt;Text&gt;&quot;;[.S118];&quot;&lt;/Text&gt;&lt;/Row&gt;&quot;)" office:value-type="string" office:string-value="&lt;Row Tag='LOC_TCS_ARMYNAME_SUFFIX_BRIGADE' Language='zh_Hans_CN'&gt;&lt;Text&gt;旅&lt;/Text&gt;&lt;/Row&gt;">
            <text:p>&lt;Row Tag='LOC_TCS_ARMYNAME_SUFFIX_BRIGADE' Language='zh_Hans_CN'&gt;&lt;Text&gt;旅&lt;/Text&gt;&lt;/Row&gt;</text:p>
          </table:table-cell>
        </table:table-row>
        <table:table-row table:style-name="ro3">
          <table:table-cell office:value-type="string">
            <text:p>LOC_TCS_ARMYNAME_SUFFIX_BROTHERS</text:p>
          </table:table-cell>
          <table:table-cell office:value-type="string">
            <text:p>Brothers</text:p>
          </table:table-cell>
          <table:table-cell office:value-type="string">
            <text:p>Brüder</text:p>
          </table:table-cell>
          <table:table-cell table:formula="of:=CONCATENATE(&quot;&lt;Row Tag='&quot;;[.A119];&quot;' Language='de_DE'&gt;&lt;Text&gt;&quot;;[.C119];&quot;&lt;/Text&gt;&lt;/Row&gt;&quot;)" office:value-type="string" office:string-value="&lt;Row Tag='LOC_TCS_ARMYNAME_SUFFIX_BROTHERS' Language='de_DE'&gt;&lt;Text&gt;Brüder&lt;/Text&gt;&lt;/Row&gt;">
            <text:p>&lt;Row Tag='LOC_TCS_ARMYNAME_SUFFIX_BROTHERS' Language='de_DE'&gt;&lt;Text&gt;Brüder&lt;/Text&gt;&lt;/Row&gt;</text:p>
          </table:table-cell>
          <table:table-cell office:value-type="string">
            <text:p>Hermanos</text:p>
          </table:table-cell>
          <table:table-cell table:formula="of:=CONCATENATE(&quot;&lt;Row Tag='&quot;;[.A119];&quot;' Language='es_ES'&gt;&lt;Text&gt;&quot;;[.E119];&quot;&lt;/Text&gt;&lt;/Row&gt;&quot;)" office:value-type="string" office:string-value="&lt;Row Tag='LOC_TCS_ARMYNAME_SUFFIX_BROTHERS' Language='es_ES'&gt;&lt;Text&gt;Hermanos&lt;/Text&gt;&lt;/Row&gt;">
            <text:p>&lt;Row Tag='LOC_TCS_ARMYNAME_SUFFIX_BROTHERS' Language='es_ES'&gt;&lt;Text&gt;Hermanos&lt;/Text&gt;&lt;/Row&gt;</text:p>
          </table:table-cell>
          <table:table-cell office:value-type="string">
            <text:p>Fratelli</text:p>
          </table:table-cell>
          <table:table-cell table:formula="of:=CONCATENATE(&quot;&lt;Row Tag='&quot;;[.A119];&quot;' Language='it_IT'&gt;&lt;Text&gt;&quot;;[.G119];&quot;&lt;/Text&gt;&lt;/Row&gt;&quot;)" office:value-type="string" office:string-value="&lt;Row Tag='LOC_TCS_ARMYNAME_SUFFIX_BROTHERS' Language='it_IT'&gt;&lt;Text&gt;Fratelli&lt;/Text&gt;&lt;/Row&gt;">
            <text:p>&lt;Row Tag='LOC_TCS_ARMYNAME_SUFFIX_BROTHERS' Language='it_IT'&gt;&lt;Text&gt;Fratelli&lt;/Text&gt;&lt;/Row&gt;</text:p>
          </table:table-cell>
          <table:table-cell office:value-type="string">
            <text:p>兄弟たち</text:p>
          </table:table-cell>
          <table:table-cell table:formula="of:=CONCATENATE(&quot;&lt;Row Tag='&quot;;[.A119];&quot;' Language='ja_JP'&gt;&lt;Text&gt;&quot;;[.I119];&quot;&lt;/Text&gt;&lt;/Row&gt;&quot;)" office:value-type="string" office:string-value="&lt;Row Tag='LOC_TCS_ARMYNAME_SUFFIX_BROTHERS' Language='ja_JP'&gt;&lt;Text&gt;兄弟たち&lt;/Text&gt;&lt;/Row&gt;">
            <text:p>&lt;Row Tag='LOC_TCS_ARMYNAME_SUFFIX_BROTHERS' Language='ja_JP'&gt;&lt;Text&gt;兄弟たち&lt;/Text&gt;&lt;/Row&gt;</text:p>
          </table:table-cell>
          <table:table-cell office:value-type="string">
            <text:p>형제들</text:p>
          </table:table-cell>
          <table:table-cell table:formula="of:=CONCATENATE(&quot;&lt;Row Tag='&quot;;[.A119];&quot;' Language='ko_KR'&gt;&lt;Text&gt;&quot;;[.K119];&quot;&lt;/Text&gt;&lt;/Row&gt;&quot;)" office:value-type="string" office:string-value="&lt;Row Tag='LOC_TCS_ARMYNAME_SUFFIX_BROTHERS' Language='ko_KR'&gt;&lt;Text&gt;형제들&lt;/Text&gt;&lt;/Row&gt;">
            <text:p>&lt;Row Tag='LOC_TCS_ARMYNAME_SUFFIX_BROTHERS' Language='ko_KR'&gt;&lt;Text&gt;형제들&lt;/Text&gt;&lt;/Row&gt;</text:p>
          </table:table-cell>
          <table:table-cell office:value-type="string">
            <text:p>Bracia</text:p>
          </table:table-cell>
          <table:table-cell table:formula="of:=CONCATENATE(&quot;&lt;Row Tag='&quot;;[.A119];&quot;' Language='pl_PL'&gt;&lt;Text&gt;&quot;;[.M119];&quot;&lt;/Text&gt;&lt;/Row&gt;&quot;)" office:value-type="string" office:string-value="&lt;Row Tag='LOC_TCS_ARMYNAME_SUFFIX_BROTHERS' Language='pl_PL'&gt;&lt;Text&gt;Bracia&lt;/Text&gt;&lt;/Row&gt;">
            <text:p>&lt;Row Tag='LOC_TCS_ARMYNAME_SUFFIX_BROTHERS' Language='pl_PL'&gt;&lt;Text&gt;Bracia&lt;/Text&gt;&lt;/Row&gt;</text:p>
          </table:table-cell>
          <table:table-cell office:value-type="string">
            <text:p>Irmãos</text:p>
          </table:table-cell>
          <table:table-cell table:formula="of:=CONCATENATE(&quot;&lt;Row Tag='&quot;;[.A119];&quot;' Language='pt_BR'&gt;&lt;Text&gt;&quot;;[.O119];&quot;&lt;/Text&gt;&lt;/Row&gt;&quot;)" office:value-type="string" office:string-value="&lt;Row Tag='LOC_TCS_ARMYNAME_SUFFIX_BROTHERS' Language='pt_BR'&gt;&lt;Text&gt;Irmãos&lt;/Text&gt;&lt;/Row&gt;">
            <text:p>&lt;Row Tag='LOC_TCS_ARMYNAME_SUFFIX_BROTHERS' Language='pt_BR'&gt;&lt;Text&gt;Irmãos&lt;/Text&gt;&lt;/Row&gt;</text:p>
          </table:table-cell>
          <table:table-cell office:value-type="string">
            <text:p>Братья</text:p>
          </table:table-cell>
          <table:table-cell table:formula="of:=CONCATENATE(&quot;&lt;Row Tag='&quot;;[.A119];&quot;' Language='ru_RU'&gt;&lt;Text&gt;&quot;;[.Q119];&quot;&lt;/Text&gt;&lt;/Row&gt;&quot;)" office:value-type="string" office:string-value="&lt;Row Tag='LOC_TCS_ARMYNAME_SUFFIX_BROTHERS' Language='ru_RU'&gt;&lt;Text&gt;Братья&lt;/Text&gt;&lt;/Row&gt;">
            <text:p>&lt;Row Tag='LOC_TCS_ARMYNAME_SUFFIX_BROTHERS' Language='ru_RU'&gt;&lt;Text&gt;Братья&lt;/Text&gt;&lt;/Row&gt;</text:p>
          </table:table-cell>
          <table:table-cell office:value-type="string">
            <text:p>兄弟</text:p>
          </table:table-cell>
          <table:table-cell table:formula="of:=CONCATENATE(&quot;&lt;Row Tag='&quot;;[.A119];&quot;' Language='zh_Hans_CN'&gt;&lt;Text&gt;&quot;;[.S119];&quot;&lt;/Text&gt;&lt;/Row&gt;&quot;)" office:value-type="string" office:string-value="&lt;Row Tag='LOC_TCS_ARMYNAME_SUFFIX_BROTHERS' Language='zh_Hans_CN'&gt;&lt;Text&gt;兄弟&lt;/Text&gt;&lt;/Row&gt;">
            <text:p>&lt;Row Tag='LOC_TCS_ARMYNAME_SUFFIX_BROTHERS' Language='zh_Hans_CN'&gt;&lt;Text&gt;兄弟&lt;/Text&gt;&lt;/Row&gt;</text:p>
          </table:table-cell>
        </table:table-row>
        <table:table-row table:style-name="ro3">
          <table:table-cell office:value-type="string">
            <text:p>LOC_TCS_ARMYNAME_SUFFIX_BUTCHERS</text:p>
          </table:table-cell>
          <table:table-cell office:value-type="string">
            <text:p>Butchers</text:p>
          </table:table-cell>
          <table:table-cell office:value-type="string">
            <text:p>Schlächter</text:p>
          </table:table-cell>
          <table:table-cell table:formula="of:=CONCATENATE(&quot;&lt;Row Tag='&quot;;[.A120];&quot;' Language='de_DE'&gt;&lt;Text&gt;&quot;;[.C120];&quot;&lt;/Text&gt;&lt;/Row&gt;&quot;)" office:value-type="string" office:string-value="&lt;Row Tag='LOC_TCS_ARMYNAME_SUFFIX_BUTCHERS' Language='de_DE'&gt;&lt;Text&gt;Schlächter&lt;/Text&gt;&lt;/Row&gt;">
            <text:p>&lt;Row Tag='LOC_TCS_ARMYNAME_SUFFIX_BUTCHERS' Language='de_DE'&gt;&lt;Text&gt;Schlächter&lt;/Text&gt;&lt;/Row&gt;</text:p>
          </table:table-cell>
          <table:table-cell office:value-type="string">
            <text:p>Carniceros</text:p>
          </table:table-cell>
          <table:table-cell table:formula="of:=CONCATENATE(&quot;&lt;Row Tag='&quot;;[.A120];&quot;' Language='es_ES'&gt;&lt;Text&gt;&quot;;[.E120];&quot;&lt;/Text&gt;&lt;/Row&gt;&quot;)" office:value-type="string" office:string-value="&lt;Row Tag='LOC_TCS_ARMYNAME_SUFFIX_BUTCHERS' Language='es_ES'&gt;&lt;Text&gt;Carniceros&lt;/Text&gt;&lt;/Row&gt;">
            <text:p>&lt;Row Tag='LOC_TCS_ARMYNAME_SUFFIX_BUTCHERS' Language='es_ES'&gt;&lt;Text&gt;Carniceros&lt;/Text&gt;&lt;/Row&gt;</text:p>
          </table:table-cell>
          <table:table-cell office:value-type="string">
            <text:p>Macellai</text:p>
          </table:table-cell>
          <table:table-cell table:formula="of:=CONCATENATE(&quot;&lt;Row Tag='&quot;;[.A120];&quot;' Language='it_IT'&gt;&lt;Text&gt;&quot;;[.G120];&quot;&lt;/Text&gt;&lt;/Row&gt;&quot;)" office:value-type="string" office:string-value="&lt;Row Tag='LOC_TCS_ARMYNAME_SUFFIX_BUTCHERS' Language='it_IT'&gt;&lt;Text&gt;Macellai&lt;/Text&gt;&lt;/Row&gt;">
            <text:p>&lt;Row Tag='LOC_TCS_ARMYNAME_SUFFIX_BUTCHERS' Language='it_IT'&gt;&lt;Text&gt;Macellai&lt;/Text&gt;&lt;/Row&gt;</text:p>
          </table:table-cell>
          <table:table-cell office:value-type="string">
            <text:p>肉屋たち</text:p>
          </table:table-cell>
          <table:table-cell table:formula="of:=CONCATENATE(&quot;&lt;Row Tag='&quot;;[.A120];&quot;' Language='ja_JP'&gt;&lt;Text&gt;&quot;;[.I120];&quot;&lt;/Text&gt;&lt;/Row&gt;&quot;)" office:value-type="string" office:string-value="&lt;Row Tag='LOC_TCS_ARMYNAME_SUFFIX_BUTCHERS' Language='ja_JP'&gt;&lt;Text&gt;肉屋たち&lt;/Text&gt;&lt;/Row&gt;">
            <text:p>&lt;Row Tag='LOC_TCS_ARMYNAME_SUFFIX_BUTCHERS' Language='ja_JP'&gt;&lt;Text&gt;肉屋たち&lt;/Text&gt;&lt;/Row&gt;</text:p>
          </table:table-cell>
          <table:table-cell office:value-type="string">
            <text:p>푸줏간 주인들</text:p>
          </table:table-cell>
          <table:table-cell table:formula="of:=CONCATENATE(&quot;&lt;Row Tag='&quot;;[.A120];&quot;' Language='ko_KR'&gt;&lt;Text&gt;&quot;;[.K120];&quot;&lt;/Text&gt;&lt;/Row&gt;&quot;)" office:value-type="string" office:string-value="&lt;Row Tag='LOC_TCS_ARMYNAME_SUFFIX_BUTCHERS' Language='ko_KR'&gt;&lt;Text&gt;푸줏간 주인들&lt;/Text&gt;&lt;/Row&gt;">
            <text:p>&lt;Row Tag='LOC_TCS_ARMYNAME_SUFFIX_BUTCHERS' Language='ko_KR'&gt;&lt;Text&gt;푸줏간 주인들&lt;/Text&gt;&lt;/Row&gt;</text:p>
          </table:table-cell>
          <table:table-cell office:value-type="string">
            <text:p>Rzeźnicy</text:p>
          </table:table-cell>
          <table:table-cell table:formula="of:=CONCATENATE(&quot;&lt;Row Tag='&quot;;[.A120];&quot;' Language='pl_PL'&gt;&lt;Text&gt;&quot;;[.M120];&quot;&lt;/Text&gt;&lt;/Row&gt;&quot;)" office:value-type="string" office:string-value="&lt;Row Tag='LOC_TCS_ARMYNAME_SUFFIX_BUTCHERS' Language='pl_PL'&gt;&lt;Text&gt;Rzeźnicy&lt;/Text&gt;&lt;/Row&gt;">
            <text:p>&lt;Row Tag='LOC_TCS_ARMYNAME_SUFFIX_BUTCHERS' Language='pl_PL'&gt;&lt;Text&gt;Rzeźnicy&lt;/Text&gt;&lt;/Row&gt;</text:p>
          </table:table-cell>
          <table:table-cell office:value-type="string">
            <text:p>Açougueiros</text:p>
          </table:table-cell>
          <table:table-cell table:formula="of:=CONCATENATE(&quot;&lt;Row Tag='&quot;;[.A120];&quot;' Language='pt_BR'&gt;&lt;Text&gt;&quot;;[.O120];&quot;&lt;/Text&gt;&lt;/Row&gt;&quot;)" office:value-type="string" office:string-value="&lt;Row Tag='LOC_TCS_ARMYNAME_SUFFIX_BUTCHERS' Language='pt_BR'&gt;&lt;Text&gt;Açougueiros&lt;/Text&gt;&lt;/Row&gt;">
            <text:p>&lt;Row Tag='LOC_TCS_ARMYNAME_SUFFIX_BUTCHERS' Language='pt_BR'&gt;&lt;Text&gt;Açougueiros&lt;/Text&gt;&lt;/Row&gt;</text:p>
          </table:table-cell>
          <table:table-cell office:value-type="string">
            <text:p>Мясники</text:p>
          </table:table-cell>
          <table:table-cell table:formula="of:=CONCATENATE(&quot;&lt;Row Tag='&quot;;[.A120];&quot;' Language='ru_RU'&gt;&lt;Text&gt;&quot;;[.Q120];&quot;&lt;/Text&gt;&lt;/Row&gt;&quot;)" office:value-type="string" office:string-value="&lt;Row Tag='LOC_TCS_ARMYNAME_SUFFIX_BUTCHERS' Language='ru_RU'&gt;&lt;Text&gt;Мясники&lt;/Text&gt;&lt;/Row&gt;">
            <text:p>&lt;Row Tag='LOC_TCS_ARMYNAME_SUFFIX_BUTCHERS' Language='ru_RU'&gt;&lt;Text&gt;Мясники&lt;/Text&gt;&lt;/Row&gt;</text:p>
          </table:table-cell>
          <table:table-cell office:value-type="string">
            <text:p>屠夫</text:p>
          </table:table-cell>
          <table:table-cell table:formula="of:=CONCATENATE(&quot;&lt;Row Tag='&quot;;[.A120];&quot;' Language='zh_Hans_CN'&gt;&lt;Text&gt;&quot;;[.S120];&quot;&lt;/Text&gt;&lt;/Row&gt;&quot;)" office:value-type="string" office:string-value="&lt;Row Tag='LOC_TCS_ARMYNAME_SUFFIX_BUTCHERS' Language='zh_Hans_CN'&gt;&lt;Text&gt;屠夫&lt;/Text&gt;&lt;/Row&gt;">
            <text:p>&lt;Row Tag='LOC_TCS_ARMYNAME_SUFFIX_BUTCHERS' Language='zh_Hans_CN'&gt;&lt;Text&gt;屠夫&lt;/Text&gt;&lt;/Row&gt;</text:p>
          </table:table-cell>
        </table:table-row>
        <table:table-row table:style-name="ro3">
          <table:table-cell office:value-type="string">
            <text:p>LOC_TCS_ARMYNAME_SUFFIX_CAPS</text:p>
          </table:table-cell>
          <table:table-cell office:value-type="string">
            <text:p>Caps</text:p>
          </table:table-cell>
          <table:table-cell office:value-type="string">
            <text:p>Mützen</text:p>
          </table:table-cell>
          <table:table-cell table:formula="of:=CONCATENATE(&quot;&lt;Row Tag='&quot;;[.A121];&quot;' Language='de_DE'&gt;&lt;Text&gt;&quot;;[.C121];&quot;&lt;/Text&gt;&lt;/Row&gt;&quot;)" office:value-type="string" office:string-value="&lt;Row Tag='LOC_TCS_ARMYNAME_SUFFIX_CAPS' Language='de_DE'&gt;&lt;Text&gt;Mützen&lt;/Text&gt;&lt;/Row&gt;">
            <text:p>&lt;Row Tag='LOC_TCS_ARMYNAME_SUFFIX_CAPS' Language='de_DE'&gt;&lt;Text&gt;Mützen&lt;/Text&gt;&lt;/Row&gt;</text:p>
          </table:table-cell>
          <table:table-cell office:value-type="string">
            <text:p>Gorras</text:p>
          </table:table-cell>
          <table:table-cell table:formula="of:=CONCATENATE(&quot;&lt;Row Tag='&quot;;[.A121];&quot;' Language='es_ES'&gt;&lt;Text&gt;&quot;;[.E121];&quot;&lt;/Text&gt;&lt;/Row&gt;&quot;)" office:value-type="string" office:string-value="&lt;Row Tag='LOC_TCS_ARMYNAME_SUFFIX_CAPS' Language='es_ES'&gt;&lt;Text&gt;Gorras&lt;/Text&gt;&lt;/Row&gt;">
            <text:p>&lt;Row Tag='LOC_TCS_ARMYNAME_SUFFIX_CAPS' Language='es_ES'&gt;&lt;Text&gt;Gorras&lt;/Text&gt;&lt;/Row&gt;</text:p>
          </table:table-cell>
          <table:table-cell office:value-type="string">
            <text:p>Berretti</text:p>
          </table:table-cell>
          <table:table-cell table:formula="of:=CONCATENATE(&quot;&lt;Row Tag='&quot;;[.A121];&quot;' Language='it_IT'&gt;&lt;Text&gt;&quot;;[.G121];&quot;&lt;/Text&gt;&lt;/Row&gt;&quot;)" office:value-type="string" office:string-value="&lt;Row Tag='LOC_TCS_ARMYNAME_SUFFIX_CAPS' Language='it_IT'&gt;&lt;Text&gt;Berretti&lt;/Text&gt;&lt;/Row&gt;">
            <text:p>&lt;Row Tag='LOC_TCS_ARMYNAME_SUFFIX_CAPS' Language='it_IT'&gt;&lt;Text&gt;Berretti&lt;/Text&gt;&lt;/Row&gt;</text:p>
          </table:table-cell>
          <table:table-cell office:value-type="string">
            <text:p>帽子</text:p>
          </table:table-cell>
          <table:table-cell table:formula="of:=CONCATENATE(&quot;&lt;Row Tag='&quot;;[.A121];&quot;' Language='ja_JP'&gt;&lt;Text&gt;&quot;;[.I121];&quot;&lt;/Text&gt;&lt;/Row&gt;&quot;)" office:value-type="string" office:string-value="&lt;Row Tag='LOC_TCS_ARMYNAME_SUFFIX_CAPS' Language='ja_JP'&gt;&lt;Text&gt;帽子&lt;/Text&gt;&lt;/Row&gt;">
            <text:p>&lt;Row Tag='LOC_TCS_ARMYNAME_SUFFIX_CAPS' Language='ja_JP'&gt;&lt;Text&gt;帽子&lt;/Text&gt;&lt;/Row&gt;</text:p>
          </table:table-cell>
          <table:table-cell office:value-type="string">
            <text:p>모자</text:p>
          </table:table-cell>
          <table:table-cell table:formula="of:=CONCATENATE(&quot;&lt;Row Tag='&quot;;[.A121];&quot;' Language='ko_KR'&gt;&lt;Text&gt;&quot;;[.K121];&quot;&lt;/Text&gt;&lt;/Row&gt;&quot;)" office:value-type="string" office:string-value="&lt;Row Tag='LOC_TCS_ARMYNAME_SUFFIX_CAPS' Language='ko_KR'&gt;&lt;Text&gt;모자&lt;/Text&gt;&lt;/Row&gt;">
            <text:p>&lt;Row Tag='LOC_TCS_ARMYNAME_SUFFIX_CAPS' Language='ko_KR'&gt;&lt;Text&gt;모자&lt;/Text&gt;&lt;/Row&gt;</text:p>
          </table:table-cell>
          <table:table-cell office:value-type="string">
            <text:p>Czapki</text:p>
          </table:table-cell>
          <table:table-cell table:formula="of:=CONCATENATE(&quot;&lt;Row Tag='&quot;;[.A121];&quot;' Language='pl_PL'&gt;&lt;Text&gt;&quot;;[.M121];&quot;&lt;/Text&gt;&lt;/Row&gt;&quot;)" office:value-type="string" office:string-value="&lt;Row Tag='LOC_TCS_ARMYNAME_SUFFIX_CAPS' Language='pl_PL'&gt;&lt;Text&gt;Czapki&lt;/Text&gt;&lt;/Row&gt;">
            <text:p>&lt;Row Tag='LOC_TCS_ARMYNAME_SUFFIX_CAPS' Language='pl_PL'&gt;&lt;Text&gt;Czapki&lt;/Text&gt;&lt;/Row&gt;</text:p>
          </table:table-cell>
          <table:table-cell office:value-type="string">
            <text:p>Bonés</text:p>
          </table:table-cell>
          <table:table-cell table:formula="of:=CONCATENATE(&quot;&lt;Row Tag='&quot;;[.A121];&quot;' Language='pt_BR'&gt;&lt;Text&gt;&quot;;[.O121];&quot;&lt;/Text&gt;&lt;/Row&gt;&quot;)" office:value-type="string" office:string-value="&lt;Row Tag='LOC_TCS_ARMYNAME_SUFFIX_CAPS' Language='pt_BR'&gt;&lt;Text&gt;Bonés&lt;/Text&gt;&lt;/Row&gt;">
            <text:p>&lt;Row Tag='LOC_TCS_ARMYNAME_SUFFIX_CAPS' Language='pt_BR'&gt;&lt;Text&gt;Bonés&lt;/Text&gt;&lt;/Row&gt;</text:p>
          </table:table-cell>
          <table:table-cell office:value-type="string">
            <text:p>Кепки</text:p>
          </table:table-cell>
          <table:table-cell table:formula="of:=CONCATENATE(&quot;&lt;Row Tag='&quot;;[.A121];&quot;' Language='ru_RU'&gt;&lt;Text&gt;&quot;;[.Q121];&quot;&lt;/Text&gt;&lt;/Row&gt;&quot;)" office:value-type="string" office:string-value="&lt;Row Tag='LOC_TCS_ARMYNAME_SUFFIX_CAPS' Language='ru_RU'&gt;&lt;Text&gt;Кепки&lt;/Text&gt;&lt;/Row&gt;">
            <text:p>&lt;Row Tag='LOC_TCS_ARMYNAME_SUFFIX_CAPS' Language='ru_RU'&gt;&lt;Text&gt;Кепки&lt;/Text&gt;&lt;/Row&gt;</text:p>
          </table:table-cell>
          <table:table-cell office:value-type="string">
            <text:p>帽子</text:p>
          </table:table-cell>
          <table:table-cell table:formula="of:=CONCATENATE(&quot;&lt;Row Tag='&quot;;[.A121];&quot;' Language='zh_Hans_CN'&gt;&lt;Text&gt;&quot;;[.S121];&quot;&lt;/Text&gt;&lt;/Row&gt;&quot;)" office:value-type="string" office:string-value="&lt;Row Tag='LOC_TCS_ARMYNAME_SUFFIX_CAPS' Language='zh_Hans_CN'&gt;&lt;Text&gt;帽子&lt;/Text&gt;&lt;/Row&gt;">
            <text:p>&lt;Row Tag='LOC_TCS_ARMYNAME_SUFFIX_CAPS' Language='zh_Hans_CN'&gt;&lt;Text&gt;帽子&lt;/Text&gt;&lt;/Row&gt;</text:p>
          </table:table-cell>
        </table:table-row>
        <table:table-row table:style-name="ro3">
          <table:table-cell office:value-type="string">
            <text:p>LOC_TCS_ARMYNAME_SUFFIX_CHAMPIONS</text:p>
          </table:table-cell>
          <table:table-cell table:number-columns-repeated="2" office:value-type="string">
            <text:p>Champions</text:p>
          </table:table-cell>
          <table:table-cell table:formula="of:=CONCATENATE(&quot;&lt;Row Tag='&quot;;[.A122];&quot;' Language='de_DE'&gt;&lt;Text&gt;&quot;;[.C122];&quot;&lt;/Text&gt;&lt;/Row&gt;&quot;)" office:value-type="string" office:string-value="&lt;Row Tag='LOC_TCS_ARMYNAME_SUFFIX_CHAMPIONS' Language='de_DE'&gt;&lt;Text&gt;Champions&lt;/Text&gt;&lt;/Row&gt;">
            <text:p>&lt;Row Tag='LOC_TCS_ARMYNAME_SUFFIX_CHAMPIONS' Language='de_DE'&gt;&lt;Text&gt;Champions&lt;/Text&gt;&lt;/Row&gt;</text:p>
          </table:table-cell>
          <table:table-cell office:value-type="string">
            <text:p>Campeones</text:p>
          </table:table-cell>
          <table:table-cell table:formula="of:=CONCATENATE(&quot;&lt;Row Tag='&quot;;[.A122];&quot;' Language='es_ES'&gt;&lt;Text&gt;&quot;;[.E122];&quot;&lt;/Text&gt;&lt;/Row&gt;&quot;)" office:value-type="string" office:string-value="&lt;Row Tag='LOC_TCS_ARMYNAME_SUFFIX_CHAMPIONS' Language='es_ES'&gt;&lt;Text&gt;Campeones&lt;/Text&gt;&lt;/Row&gt;">
            <text:p>&lt;Row Tag='LOC_TCS_ARMYNAME_SUFFIX_CHAMPIONS' Language='es_ES'&gt;&lt;Text&gt;Campeones&lt;/Text&gt;&lt;/Row&gt;</text:p>
          </table:table-cell>
          <table:table-cell office:value-type="string">
            <text:p>Campioni</text:p>
          </table:table-cell>
          <table:table-cell table:formula="of:=CONCATENATE(&quot;&lt;Row Tag='&quot;;[.A122];&quot;' Language='it_IT'&gt;&lt;Text&gt;&quot;;[.G122];&quot;&lt;/Text&gt;&lt;/Row&gt;&quot;)" office:value-type="string" office:string-value="&lt;Row Tag='LOC_TCS_ARMYNAME_SUFFIX_CHAMPIONS' Language='it_IT'&gt;&lt;Text&gt;Campioni&lt;/Text&gt;&lt;/Row&gt;">
            <text:p>&lt;Row Tag='LOC_TCS_ARMYNAME_SUFFIX_CHAMPIONS' Language='it_IT'&gt;&lt;Text&gt;Campioni&lt;/Text&gt;&lt;/Row&gt;</text:p>
          </table:table-cell>
          <table:table-cell office:value-type="string">
            <text:p>チャンピオンたち</text:p>
          </table:table-cell>
          <table:table-cell table:formula="of:=CONCATENATE(&quot;&lt;Row Tag='&quot;;[.A122];&quot;' Language='ja_JP'&gt;&lt;Text&gt;&quot;;[.I122];&quot;&lt;/Text&gt;&lt;/Row&gt;&quot;)" office:value-type="string" office:string-value="&lt;Row Tag='LOC_TCS_ARMYNAME_SUFFIX_CHAMPIONS' Language='ja_JP'&gt;&lt;Text&gt;チャンピオンたち&lt;/Text&gt;&lt;/Row&gt;">
            <text:p>&lt;Row Tag='LOC_TCS_ARMYNAME_SUFFIX_CHAMPIONS' Language='ja_JP'&gt;&lt;Text&gt;チャンピオンたち&lt;/Text&gt;&lt;/Row&gt;</text:p>
          </table:table-cell>
          <table:table-cell office:value-type="string">
            <text:p>챔피언들</text:p>
          </table:table-cell>
          <table:table-cell table:formula="of:=CONCATENATE(&quot;&lt;Row Tag='&quot;;[.A122];&quot;' Language='ko_KR'&gt;&lt;Text&gt;&quot;;[.K122];&quot;&lt;/Text&gt;&lt;/Row&gt;&quot;)" office:value-type="string" office:string-value="&lt;Row Tag='LOC_TCS_ARMYNAME_SUFFIX_CHAMPIONS' Language='ko_KR'&gt;&lt;Text&gt;챔피언들&lt;/Text&gt;&lt;/Row&gt;">
            <text:p>&lt;Row Tag='LOC_TCS_ARMYNAME_SUFFIX_CHAMPIONS' Language='ko_KR'&gt;&lt;Text&gt;챔피언들&lt;/Text&gt;&lt;/Row&gt;</text:p>
          </table:table-cell>
          <table:table-cell office:value-type="string">
            <text:p>Mistrzowie</text:p>
          </table:table-cell>
          <table:table-cell table:formula="of:=CONCATENATE(&quot;&lt;Row Tag='&quot;;[.A122];&quot;' Language='pl_PL'&gt;&lt;Text&gt;&quot;;[.M122];&quot;&lt;/Text&gt;&lt;/Row&gt;&quot;)" office:value-type="string" office:string-value="&lt;Row Tag='LOC_TCS_ARMYNAME_SUFFIX_CHAMPIONS' Language='pl_PL'&gt;&lt;Text&gt;Mistrzowie&lt;/Text&gt;&lt;/Row&gt;">
            <text:p>&lt;Row Tag='LOC_TCS_ARMYNAME_SUFFIX_CHAMPIONS' Language='pl_PL'&gt;&lt;Text&gt;Mistrzowie&lt;/Text&gt;&lt;/Row&gt;</text:p>
          </table:table-cell>
          <table:table-cell office:value-type="string">
            <text:p>Campeões</text:p>
          </table:table-cell>
          <table:table-cell table:formula="of:=CONCATENATE(&quot;&lt;Row Tag='&quot;;[.A122];&quot;' Language='pt_BR'&gt;&lt;Text&gt;&quot;;[.O122];&quot;&lt;/Text&gt;&lt;/Row&gt;&quot;)" office:value-type="string" office:string-value="&lt;Row Tag='LOC_TCS_ARMYNAME_SUFFIX_CHAMPIONS' Language='pt_BR'&gt;&lt;Text&gt;Campeões&lt;/Text&gt;&lt;/Row&gt;">
            <text:p>&lt;Row Tag='LOC_TCS_ARMYNAME_SUFFIX_CHAMPIONS' Language='pt_BR'&gt;&lt;Text&gt;Campeões&lt;/Text&gt;&lt;/Row&gt;</text:p>
          </table:table-cell>
          <table:table-cell office:value-type="string">
            <text:p>Чемпионы</text:p>
          </table:table-cell>
          <table:table-cell table:formula="of:=CONCATENATE(&quot;&lt;Row Tag='&quot;;[.A122];&quot;' Language='ru_RU'&gt;&lt;Text&gt;&quot;;[.Q122];&quot;&lt;/Text&gt;&lt;/Row&gt;&quot;)" office:value-type="string" office:string-value="&lt;Row Tag='LOC_TCS_ARMYNAME_SUFFIX_CHAMPIONS' Language='ru_RU'&gt;&lt;Text&gt;Чемпионы&lt;/Text&gt;&lt;/Row&gt;">
            <text:p>&lt;Row Tag='LOC_TCS_ARMYNAME_SUFFIX_CHAMPIONS' Language='ru_RU'&gt;&lt;Text&gt;Чемпионы&lt;/Text&gt;&lt;/Row&gt;</text:p>
          </table:table-cell>
          <table:table-cell office:value-type="string">
            <text:p>冠军</text:p>
          </table:table-cell>
          <table:table-cell table:formula="of:=CONCATENATE(&quot;&lt;Row Tag='&quot;;[.A122];&quot;' Language='zh_Hans_CN'&gt;&lt;Text&gt;&quot;;[.S122];&quot;&lt;/Text&gt;&lt;/Row&gt;&quot;)" office:value-type="string" office:string-value="&lt;Row Tag='LOC_TCS_ARMYNAME_SUFFIX_CHAMPIONS' Language='zh_Hans_CN'&gt;&lt;Text&gt;冠军&lt;/Text&gt;&lt;/Row&gt;">
            <text:p>&lt;Row Tag='LOC_TCS_ARMYNAME_SUFFIX_CHAMPIONS' Language='zh_Hans_CN'&gt;&lt;Text&gt;冠军&lt;/Text&gt;&lt;/Row&gt;</text:p>
          </table:table-cell>
        </table:table-row>
        <table:table-row table:style-name="ro3">
          <table:table-cell office:value-type="string">
            <text:p>LOC_TCS_ARMYNAME_SUFFIX_CIRCUS</text:p>
          </table:table-cell>
          <table:table-cell office:value-type="string">
            <text:p>Circus</text:p>
          </table:table-cell>
          <table:table-cell office:value-type="string">
            <text:p>Zirkus</text:p>
          </table:table-cell>
          <table:table-cell table:formula="of:=CONCATENATE(&quot;&lt;Row Tag='&quot;;[.A123];&quot;' Language='de_DE'&gt;&lt;Text&gt;&quot;;[.C123];&quot;&lt;/Text&gt;&lt;/Row&gt;&quot;)" office:value-type="string" office:string-value="&lt;Row Tag='LOC_TCS_ARMYNAME_SUFFIX_CIRCUS' Language='de_DE'&gt;&lt;Text&gt;Zirkus&lt;/Text&gt;&lt;/Row&gt;">
            <text:p>&lt;Row Tag='LOC_TCS_ARMYNAME_SUFFIX_CIRCUS' Language='de_DE'&gt;&lt;Text&gt;Zirkus&lt;/Text&gt;&lt;/Row&gt;</text:p>
          </table:table-cell>
          <table:table-cell office:value-type="string">
            <text:p>Circo</text:p>
          </table:table-cell>
          <table:table-cell table:formula="of:=CONCATENATE(&quot;&lt;Row Tag='&quot;;[.A123];&quot;' Language='es_ES'&gt;&lt;Text&gt;&quot;;[.E123];&quot;&lt;/Text&gt;&lt;/Row&gt;&quot;)" office:value-type="string" office:string-value="&lt;Row Tag='LOC_TCS_ARMYNAME_SUFFIX_CIRCUS' Language='es_ES'&gt;&lt;Text&gt;Circo&lt;/Text&gt;&lt;/Row&gt;">
            <text:p>&lt;Row Tag='LOC_TCS_ARMYNAME_SUFFIX_CIRCUS' Language='es_ES'&gt;&lt;Text&gt;Circo&lt;/Text&gt;&lt;/Row&gt;</text:p>
          </table:table-cell>
          <table:table-cell office:value-type="string">
            <text:p>Circo</text:p>
          </table:table-cell>
          <table:table-cell table:formula="of:=CONCATENATE(&quot;&lt;Row Tag='&quot;;[.A123];&quot;' Language='it_IT'&gt;&lt;Text&gt;&quot;;[.G123];&quot;&lt;/Text&gt;&lt;/Row&gt;&quot;)" office:value-type="string" office:string-value="&lt;Row Tag='LOC_TCS_ARMYNAME_SUFFIX_CIRCUS' Language='it_IT'&gt;&lt;Text&gt;Circo&lt;/Text&gt;&lt;/Row&gt;">
            <text:p>&lt;Row Tag='LOC_TCS_ARMYNAME_SUFFIX_CIRCUS' Language='it_IT'&gt;&lt;Text&gt;Circo&lt;/Text&gt;&lt;/Row&gt;</text:p>
          </table:table-cell>
          <table:table-cell office:value-type="string">
            <text:p>サーカス</text:p>
          </table:table-cell>
          <table:table-cell table:formula="of:=CONCATENATE(&quot;&lt;Row Tag='&quot;;[.A123];&quot;' Language='ja_JP'&gt;&lt;Text&gt;&quot;;[.I123];&quot;&lt;/Text&gt;&lt;/Row&gt;&quot;)" office:value-type="string" office:string-value="&lt;Row Tag='LOC_TCS_ARMYNAME_SUFFIX_CIRCUS' Language='ja_JP'&gt;&lt;Text&gt;サーカス&lt;/Text&gt;&lt;/Row&gt;">
            <text:p>&lt;Row Tag='LOC_TCS_ARMYNAME_SUFFIX_CIRCUS' Language='ja_JP'&gt;&lt;Text&gt;サーカス&lt;/Text&gt;&lt;/Row&gt;</text:p>
          </table:table-cell>
          <table:table-cell office:value-type="string">
            <text:p>서커스</text:p>
          </table:table-cell>
          <table:table-cell table:formula="of:=CONCATENATE(&quot;&lt;Row Tag='&quot;;[.A123];&quot;' Language='ko_KR'&gt;&lt;Text&gt;&quot;;[.K123];&quot;&lt;/Text&gt;&lt;/Row&gt;&quot;)" office:value-type="string" office:string-value="&lt;Row Tag='LOC_TCS_ARMYNAME_SUFFIX_CIRCUS' Language='ko_KR'&gt;&lt;Text&gt;서커스&lt;/Text&gt;&lt;/Row&gt;">
            <text:p>&lt;Row Tag='LOC_TCS_ARMYNAME_SUFFIX_CIRCUS' Language='ko_KR'&gt;&lt;Text&gt;서커스&lt;/Text&gt;&lt;/Row&gt;</text:p>
          </table:table-cell>
          <table:table-cell office:value-type="string">
            <text:p>Cyrk</text:p>
          </table:table-cell>
          <table:table-cell table:formula="of:=CONCATENATE(&quot;&lt;Row Tag='&quot;;[.A123];&quot;' Language='pl_PL'&gt;&lt;Text&gt;&quot;;[.M123];&quot;&lt;/Text&gt;&lt;/Row&gt;&quot;)" office:value-type="string" office:string-value="&lt;Row Tag='LOC_TCS_ARMYNAME_SUFFIX_CIRCUS' Language='pl_PL'&gt;&lt;Text&gt;Cyrk&lt;/Text&gt;&lt;/Row&gt;">
            <text:p>&lt;Row Tag='LOC_TCS_ARMYNAME_SUFFIX_CIRCUS' Language='pl_PL'&gt;&lt;Text&gt;Cyrk&lt;/Text&gt;&lt;/Row&gt;</text:p>
          </table:table-cell>
          <table:table-cell office:value-type="string">
            <text:p>Circo</text:p>
          </table:table-cell>
          <table:table-cell table:formula="of:=CONCATENATE(&quot;&lt;Row Tag='&quot;;[.A123];&quot;' Language='pt_BR'&gt;&lt;Text&gt;&quot;;[.O123];&quot;&lt;/Text&gt;&lt;/Row&gt;&quot;)" office:value-type="string" office:string-value="&lt;Row Tag='LOC_TCS_ARMYNAME_SUFFIX_CIRCUS' Language='pt_BR'&gt;&lt;Text&gt;Circo&lt;/Text&gt;&lt;/Row&gt;">
            <text:p>&lt;Row Tag='LOC_TCS_ARMYNAME_SUFFIX_CIRCUS' Language='pt_BR'&gt;&lt;Text&gt;Circo&lt;/Text&gt;&lt;/Row&gt;</text:p>
          </table:table-cell>
          <table:table-cell office:value-type="string">
            <text:p>Цирк</text:p>
          </table:table-cell>
          <table:table-cell table:formula="of:=CONCATENATE(&quot;&lt;Row Tag='&quot;;[.A123];&quot;' Language='ru_RU'&gt;&lt;Text&gt;&quot;;[.Q123];&quot;&lt;/Text&gt;&lt;/Row&gt;&quot;)" office:value-type="string" office:string-value="&lt;Row Tag='LOC_TCS_ARMYNAME_SUFFIX_CIRCUS' Language='ru_RU'&gt;&lt;Text&gt;Цирк&lt;/Text&gt;&lt;/Row&gt;">
            <text:p>&lt;Row Tag='LOC_TCS_ARMYNAME_SUFFIX_CIRCUS' Language='ru_RU'&gt;&lt;Text&gt;Цирк&lt;/Text&gt;&lt;/Row&gt;</text:p>
          </table:table-cell>
          <table:table-cell office:value-type="string">
            <text:p>马戏团</text:p>
          </table:table-cell>
          <table:table-cell table:formula="of:=CONCATENATE(&quot;&lt;Row Tag='&quot;;[.A123];&quot;' Language='zh_Hans_CN'&gt;&lt;Text&gt;&quot;;[.S123];&quot;&lt;/Text&gt;&lt;/Row&gt;&quot;)" office:value-type="string" office:string-value="&lt;Row Tag='LOC_TCS_ARMYNAME_SUFFIX_CIRCUS' Language='zh_Hans_CN'&gt;&lt;Text&gt;马戏团&lt;/Text&gt;&lt;/Row&gt;">
            <text:p>&lt;Row Tag='LOC_TCS_ARMYNAME_SUFFIX_CIRCUS' Language='zh_Hans_CN'&gt;&lt;Text&gt;马戏团&lt;/Text&gt;&lt;/Row&gt;</text:p>
          </table:table-cell>
        </table:table-row>
        <table:table-row table:style-name="ro3">
          <table:table-cell office:value-type="string">
            <text:p>LOC_TCS_ARMYNAME_SUFFIX_COMPANY</text:p>
          </table:table-cell>
          <table:table-cell office:value-type="string">
            <text:p>Company</text:p>
          </table:table-cell>
          <table:table-cell office:value-type="string">
            <text:p>Kompanie</text:p>
          </table:table-cell>
          <table:table-cell table:formula="of:=CONCATENATE(&quot;&lt;Row Tag='&quot;;[.A124];&quot;' Language='de_DE'&gt;&lt;Text&gt;&quot;;[.C124];&quot;&lt;/Text&gt;&lt;/Row&gt;&quot;)" office:value-type="string" office:string-value="&lt;Row Tag='LOC_TCS_ARMYNAME_SUFFIX_COMPANY' Language='de_DE'&gt;&lt;Text&gt;Kompanie&lt;/Text&gt;&lt;/Row&gt;">
            <text:p>&lt;Row Tag='LOC_TCS_ARMYNAME_SUFFIX_COMPANY' Language='de_DE'&gt;&lt;Text&gt;Kompanie&lt;/Text&gt;&lt;/Row&gt;</text:p>
          </table:table-cell>
          <table:table-cell office:value-type="string">
            <text:p>Compañía</text:p>
          </table:table-cell>
          <table:table-cell table:formula="of:=CONCATENATE(&quot;&lt;Row Tag='&quot;;[.A124];&quot;' Language='es_ES'&gt;&lt;Text&gt;&quot;;[.E124];&quot;&lt;/Text&gt;&lt;/Row&gt;&quot;)" office:value-type="string" office:string-value="&lt;Row Tag='LOC_TCS_ARMYNAME_SUFFIX_COMPANY' Language='es_ES'&gt;&lt;Text&gt;Compañía&lt;/Text&gt;&lt;/Row&gt;">
            <text:p>&lt;Row Tag='LOC_TCS_ARMYNAME_SUFFIX_COMPANY' Language='es_ES'&gt;&lt;Text&gt;Compañía&lt;/Text&gt;&lt;/Row&gt;</text:p>
          </table:table-cell>
          <table:table-cell office:value-type="string">
            <text:p>Compagnia</text:p>
          </table:table-cell>
          <table:table-cell table:formula="of:=CONCATENATE(&quot;&lt;Row Tag='&quot;;[.A124];&quot;' Language='it_IT'&gt;&lt;Text&gt;&quot;;[.G124];&quot;&lt;/Text&gt;&lt;/Row&gt;&quot;)" office:value-type="string" office:string-value="&lt;Row Tag='LOC_TCS_ARMYNAME_SUFFIX_COMPANY' Language='it_IT'&gt;&lt;Text&gt;Compagnia&lt;/Text&gt;&lt;/Row&gt;">
            <text:p>&lt;Row Tag='LOC_TCS_ARMYNAME_SUFFIX_COMPANY' Language='it_IT'&gt;&lt;Text&gt;Compagnia&lt;/Text&gt;&lt;/Row&gt;</text:p>
          </table:table-cell>
          <table:table-cell office:value-type="string">
            <text:p>会社</text:p>
          </table:table-cell>
          <table:table-cell table:formula="of:=CONCATENATE(&quot;&lt;Row Tag='&quot;;[.A124];&quot;' Language='ja_JP'&gt;&lt;Text&gt;&quot;;[.I124];&quot;&lt;/Text&gt;&lt;/Row&gt;&quot;)" office:value-type="string" office:string-value="&lt;Row Tag='LOC_TCS_ARMYNAME_SUFFIX_COMPANY' Language='ja_JP'&gt;&lt;Text&gt;会社&lt;/Text&gt;&lt;/Row&gt;">
            <text:p>&lt;Row Tag='LOC_TCS_ARMYNAME_SUFFIX_COMPANY' Language='ja_JP'&gt;&lt;Text&gt;会社&lt;/Text&gt;&lt;/Row&gt;</text:p>
          </table:table-cell>
          <table:table-cell office:value-type="string">
            <text:p>회사</text:p>
          </table:table-cell>
          <table:table-cell table:formula="of:=CONCATENATE(&quot;&lt;Row Tag='&quot;;[.A124];&quot;' Language='ko_KR'&gt;&lt;Text&gt;&quot;;[.K124];&quot;&lt;/Text&gt;&lt;/Row&gt;&quot;)" office:value-type="string" office:string-value="&lt;Row Tag='LOC_TCS_ARMYNAME_SUFFIX_COMPANY' Language='ko_KR'&gt;&lt;Text&gt;회사&lt;/Text&gt;&lt;/Row&gt;">
            <text:p>&lt;Row Tag='LOC_TCS_ARMYNAME_SUFFIX_COMPANY' Language='ko_KR'&gt;&lt;Text&gt;회사&lt;/Text&gt;&lt;/Row&gt;</text:p>
          </table:table-cell>
          <table:table-cell office:value-type="string">
            <text:p>Kompania</text:p>
          </table:table-cell>
          <table:table-cell table:formula="of:=CONCATENATE(&quot;&lt;Row Tag='&quot;;[.A124];&quot;' Language='pl_PL'&gt;&lt;Text&gt;&quot;;[.M124];&quot;&lt;/Text&gt;&lt;/Row&gt;&quot;)" office:value-type="string" office:string-value="&lt;Row Tag='LOC_TCS_ARMYNAME_SUFFIX_COMPANY' Language='pl_PL'&gt;&lt;Text&gt;Kompania&lt;/Text&gt;&lt;/Row&gt;">
            <text:p>&lt;Row Tag='LOC_TCS_ARMYNAME_SUFFIX_COMPANY' Language='pl_PL'&gt;&lt;Text&gt;Kompania&lt;/Text&gt;&lt;/Row&gt;</text:p>
          </table:table-cell>
          <table:table-cell office:value-type="string">
            <text:p>Companhia</text:p>
          </table:table-cell>
          <table:table-cell table:formula="of:=CONCATENATE(&quot;&lt;Row Tag='&quot;;[.A124];&quot;' Language='pt_BR'&gt;&lt;Text&gt;&quot;;[.O124];&quot;&lt;/Text&gt;&lt;/Row&gt;&quot;)" office:value-type="string" office:string-value="&lt;Row Tag='LOC_TCS_ARMYNAME_SUFFIX_COMPANY' Language='pt_BR'&gt;&lt;Text&gt;Companhia&lt;/Text&gt;&lt;/Row&gt;">
            <text:p>&lt;Row Tag='LOC_TCS_ARMYNAME_SUFFIX_COMPANY' Language='pt_BR'&gt;&lt;Text&gt;Companhia&lt;/Text&gt;&lt;/Row&gt;</text:p>
          </table:table-cell>
          <table:table-cell office:value-type="string">
            <text:p>Компания</text:p>
          </table:table-cell>
          <table:table-cell table:formula="of:=CONCATENATE(&quot;&lt;Row Tag='&quot;;[.A124];&quot;' Language='ru_RU'&gt;&lt;Text&gt;&quot;;[.Q124];&quot;&lt;/Text&gt;&lt;/Row&gt;&quot;)" office:value-type="string" office:string-value="&lt;Row Tag='LOC_TCS_ARMYNAME_SUFFIX_COMPANY' Language='ru_RU'&gt;&lt;Text&gt;Компания&lt;/Text&gt;&lt;/Row&gt;">
            <text:p>&lt;Row Tag='LOC_TCS_ARMYNAME_SUFFIX_COMPANY' Language='ru_RU'&gt;&lt;Text&gt;Компания&lt;/Text&gt;&lt;/Row&gt;</text:p>
          </table:table-cell>
          <table:table-cell office:value-type="string">
            <text:p>公司</text:p>
          </table:table-cell>
          <table:table-cell table:formula="of:=CONCATENATE(&quot;&lt;Row Tag='&quot;;[.A124];&quot;' Language='zh_Hans_CN'&gt;&lt;Text&gt;&quot;;[.S124];&quot;&lt;/Text&gt;&lt;/Row&gt;&quot;)" office:value-type="string" office:string-value="&lt;Row Tag='LOC_TCS_ARMYNAME_SUFFIX_COMPANY' Language='zh_Hans_CN'&gt;&lt;Text&gt;公司&lt;/Text&gt;&lt;/Row&gt;">
            <text:p>&lt;Row Tag='LOC_TCS_ARMYNAME_SUFFIX_COMPANY' Language='zh_Hans_CN'&gt;&lt;Text&gt;公司&lt;/Text&gt;&lt;/Row&gt;</text:p>
          </table:table-cell>
        </table:table-row>
        <table:table-row table:style-name="ro3">
          <table:table-cell office:value-type="string">
            <text:p>LOC_TCS_ARMYNAME_SUFFIX_COMRADES</text:p>
          </table:table-cell>
          <table:table-cell office:value-type="string">
            <text:p>Comrades</text:p>
          </table:table-cell>
          <table:table-cell office:value-type="string">
            <text:p>Kameraden</text:p>
          </table:table-cell>
          <table:table-cell table:formula="of:=CONCATENATE(&quot;&lt;Row Tag='&quot;;[.A125];&quot;' Language='de_DE'&gt;&lt;Text&gt;&quot;;[.C125];&quot;&lt;/Text&gt;&lt;/Row&gt;&quot;)" office:value-type="string" office:string-value="&lt;Row Tag='LOC_TCS_ARMYNAME_SUFFIX_COMRADES' Language='de_DE'&gt;&lt;Text&gt;Kameraden&lt;/Text&gt;&lt;/Row&gt;">
            <text:p>&lt;Row Tag='LOC_TCS_ARMYNAME_SUFFIX_COMRADES' Language='de_DE'&gt;&lt;Text&gt;Kameraden&lt;/Text&gt;&lt;/Row&gt;</text:p>
          </table:table-cell>
          <table:table-cell office:value-type="string">
            <text:p>Camaradas</text:p>
          </table:table-cell>
          <table:table-cell table:formula="of:=CONCATENATE(&quot;&lt;Row Tag='&quot;;[.A125];&quot;' Language='es_ES'&gt;&lt;Text&gt;&quot;;[.E125];&quot;&lt;/Text&gt;&lt;/Row&gt;&quot;)" office:value-type="string" office:string-value="&lt;Row Tag='LOC_TCS_ARMYNAME_SUFFIX_COMRADES' Language='es_ES'&gt;&lt;Text&gt;Camaradas&lt;/Text&gt;&lt;/Row&gt;">
            <text:p>&lt;Row Tag='LOC_TCS_ARMYNAME_SUFFIX_COMRADES' Language='es_ES'&gt;&lt;Text&gt;Camaradas&lt;/Text&gt;&lt;/Row&gt;</text:p>
          </table:table-cell>
          <table:table-cell office:value-type="string">
            <text:p>Compagni</text:p>
          </table:table-cell>
          <table:table-cell table:formula="of:=CONCATENATE(&quot;&lt;Row Tag='&quot;;[.A125];&quot;' Language='it_IT'&gt;&lt;Text&gt;&quot;;[.G125];&quot;&lt;/Text&gt;&lt;/Row&gt;&quot;)" office:value-type="string" office:string-value="&lt;Row Tag='LOC_TCS_ARMYNAME_SUFFIX_COMRADES' Language='it_IT'&gt;&lt;Text&gt;Compagni&lt;/Text&gt;&lt;/Row&gt;">
            <text:p>&lt;Row Tag='LOC_TCS_ARMYNAME_SUFFIX_COMRADES' Language='it_IT'&gt;&lt;Text&gt;Compagni&lt;/Text&gt;&lt;/Row&gt;</text:p>
          </table:table-cell>
          <table:table-cell office:value-type="string">
            <text:p>同志たち</text:p>
          </table:table-cell>
          <table:table-cell table:formula="of:=CONCATENATE(&quot;&lt;Row Tag='&quot;;[.A125];&quot;' Language='ja_JP'&gt;&lt;Text&gt;&quot;;[.I125];&quot;&lt;/Text&gt;&lt;/Row&gt;&quot;)" office:value-type="string" office:string-value="&lt;Row Tag='LOC_TCS_ARMYNAME_SUFFIX_COMRADES' Language='ja_JP'&gt;&lt;Text&gt;同志たち&lt;/Text&gt;&lt;/Row&gt;">
            <text:p>&lt;Row Tag='LOC_TCS_ARMYNAME_SUFFIX_COMRADES' Language='ja_JP'&gt;&lt;Text&gt;同志たち&lt;/Text&gt;&lt;/Row&gt;</text:p>
          </table:table-cell>
          <table:table-cell office:value-type="string">
            <text:p>동지들</text:p>
          </table:table-cell>
          <table:table-cell table:formula="of:=CONCATENATE(&quot;&lt;Row Tag='&quot;;[.A125];&quot;' Language='ko_KR'&gt;&lt;Text&gt;&quot;;[.K125];&quot;&lt;/Text&gt;&lt;/Row&gt;&quot;)" office:value-type="string" office:string-value="&lt;Row Tag='LOC_TCS_ARMYNAME_SUFFIX_COMRADES' Language='ko_KR'&gt;&lt;Text&gt;동지들&lt;/Text&gt;&lt;/Row&gt;">
            <text:p>&lt;Row Tag='LOC_TCS_ARMYNAME_SUFFIX_COMRADES' Language='ko_KR'&gt;&lt;Text&gt;동지들&lt;/Text&gt;&lt;/Row&gt;</text:p>
          </table:table-cell>
          <table:table-cell office:value-type="string">
            <text:p>Towarzysze</text:p>
          </table:table-cell>
          <table:table-cell table:formula="of:=CONCATENATE(&quot;&lt;Row Tag='&quot;;[.A125];&quot;' Language='pl_PL'&gt;&lt;Text&gt;&quot;;[.M125];&quot;&lt;/Text&gt;&lt;/Row&gt;&quot;)" office:value-type="string" office:string-value="&lt;Row Tag='LOC_TCS_ARMYNAME_SUFFIX_COMRADES' Language='pl_PL'&gt;&lt;Text&gt;Towarzysze&lt;/Text&gt;&lt;/Row&gt;">
            <text:p>&lt;Row Tag='LOC_TCS_ARMYNAME_SUFFIX_COMRADES' Language='pl_PL'&gt;&lt;Text&gt;Towarzysze&lt;/Text&gt;&lt;/Row&gt;</text:p>
          </table:table-cell>
          <table:table-cell office:value-type="string">
            <text:p>Camaradas</text:p>
          </table:table-cell>
          <table:table-cell table:formula="of:=CONCATENATE(&quot;&lt;Row Tag='&quot;;[.A125];&quot;' Language='pt_BR'&gt;&lt;Text&gt;&quot;;[.O125];&quot;&lt;/Text&gt;&lt;/Row&gt;&quot;)" office:value-type="string" office:string-value="&lt;Row Tag='LOC_TCS_ARMYNAME_SUFFIX_COMRADES' Language='pt_BR'&gt;&lt;Text&gt;Camaradas&lt;/Text&gt;&lt;/Row&gt;">
            <text:p>&lt;Row Tag='LOC_TCS_ARMYNAME_SUFFIX_COMRADES' Language='pt_BR'&gt;&lt;Text&gt;Camaradas&lt;/Text&gt;&lt;/Row&gt;</text:p>
          </table:table-cell>
          <table:table-cell office:value-type="string">
            <text:p>Товарищи</text:p>
          </table:table-cell>
          <table:table-cell table:formula="of:=CONCATENATE(&quot;&lt;Row Tag='&quot;;[.A125];&quot;' Language='ru_RU'&gt;&lt;Text&gt;&quot;;[.Q125];&quot;&lt;/Text&gt;&lt;/Row&gt;&quot;)" office:value-type="string" office:string-value="&lt;Row Tag='LOC_TCS_ARMYNAME_SUFFIX_COMRADES' Language='ru_RU'&gt;&lt;Text&gt;Товарищи&lt;/Text&gt;&lt;/Row&gt;">
            <text:p>&lt;Row Tag='LOC_TCS_ARMYNAME_SUFFIX_COMRADES' Language='ru_RU'&gt;&lt;Text&gt;Товарищи&lt;/Text&gt;&lt;/Row&gt;</text:p>
          </table:table-cell>
          <table:table-cell office:value-type="string">
            <text:p>同志</text:p>
          </table:table-cell>
          <table:table-cell table:formula="of:=CONCATENATE(&quot;&lt;Row Tag='&quot;;[.A125];&quot;' Language='zh_Hans_CN'&gt;&lt;Text&gt;&quot;;[.S125];&quot;&lt;/Text&gt;&lt;/Row&gt;&quot;)" office:value-type="string" office:string-value="&lt;Row Tag='LOC_TCS_ARMYNAME_SUFFIX_COMRADES' Language='zh_Hans_CN'&gt;&lt;Text&gt;同志&lt;/Text&gt;&lt;/Row&gt;">
            <text:p>&lt;Row Tag='LOC_TCS_ARMYNAME_SUFFIX_COMRADES' Language='zh_Hans_CN'&gt;&lt;Text&gt;同志&lt;/Text&gt;&lt;/Row&gt;</text:p>
          </table:table-cell>
        </table:table-row>
        <table:table-row table:style-name="ro3">
          <table:table-cell office:value-type="string">
            <text:p>LOC_TCS_ARMYNAME_SUFFIX_CROSSES</text:p>
          </table:table-cell>
          <table:table-cell office:value-type="string">
            <text:p>Crosses</text:p>
          </table:table-cell>
          <table:table-cell office:value-type="string">
            <text:p>Kreuze</text:p>
          </table:table-cell>
          <table:table-cell table:formula="of:=CONCATENATE(&quot;&lt;Row Tag='&quot;;[.A126];&quot;' Language='de_DE'&gt;&lt;Text&gt;&quot;;[.C126];&quot;&lt;/Text&gt;&lt;/Row&gt;&quot;)" office:value-type="string" office:string-value="&lt;Row Tag='LOC_TCS_ARMYNAME_SUFFIX_CROSSES' Language='de_DE'&gt;&lt;Text&gt;Kreuze&lt;/Text&gt;&lt;/Row&gt;">
            <text:p>&lt;Row Tag='LOC_TCS_ARMYNAME_SUFFIX_CROSSES' Language='de_DE'&gt;&lt;Text&gt;Kreuze&lt;/Text&gt;&lt;/Row&gt;</text:p>
          </table:table-cell>
          <table:table-cell office:value-type="string">
            <text:p>Cruces</text:p>
          </table:table-cell>
          <table:table-cell table:formula="of:=CONCATENATE(&quot;&lt;Row Tag='&quot;;[.A126];&quot;' Language='es_ES'&gt;&lt;Text&gt;&quot;;[.E126];&quot;&lt;/Text&gt;&lt;/Row&gt;&quot;)" office:value-type="string" office:string-value="&lt;Row Tag='LOC_TCS_ARMYNAME_SUFFIX_CROSSES' Language='es_ES'&gt;&lt;Text&gt;Cruces&lt;/Text&gt;&lt;/Row&gt;">
            <text:p>&lt;Row Tag='LOC_TCS_ARMYNAME_SUFFIX_CROSSES' Language='es_ES'&gt;&lt;Text&gt;Cruces&lt;/Text&gt;&lt;/Row&gt;</text:p>
          </table:table-cell>
          <table:table-cell office:value-type="string">
            <text:p>Croci</text:p>
          </table:table-cell>
          <table:table-cell table:formula="of:=CONCATENATE(&quot;&lt;Row Tag='&quot;;[.A126];&quot;' Language='it_IT'&gt;&lt;Text&gt;&quot;;[.G126];&quot;&lt;/Text&gt;&lt;/Row&gt;&quot;)" office:value-type="string" office:string-value="&lt;Row Tag='LOC_TCS_ARMYNAME_SUFFIX_CROSSES' Language='it_IT'&gt;&lt;Text&gt;Croci&lt;/Text&gt;&lt;/Row&gt;">
            <text:p>&lt;Row Tag='LOC_TCS_ARMYNAME_SUFFIX_CROSSES' Language='it_IT'&gt;&lt;Text&gt;Croci&lt;/Text&gt;&lt;/Row&gt;</text:p>
          </table:table-cell>
          <table:table-cell office:value-type="string">
            <text:p>十字架</text:p>
          </table:table-cell>
          <table:table-cell table:formula="of:=CONCATENATE(&quot;&lt;Row Tag='&quot;;[.A126];&quot;' Language='ja_JP'&gt;&lt;Text&gt;&quot;;[.I126];&quot;&lt;/Text&gt;&lt;/Row&gt;&quot;)" office:value-type="string" office:string-value="&lt;Row Tag='LOC_TCS_ARMYNAME_SUFFIX_CROSSES' Language='ja_JP'&gt;&lt;Text&gt;十字架&lt;/Text&gt;&lt;/Row&gt;">
            <text:p>&lt;Row Tag='LOC_TCS_ARMYNAME_SUFFIX_CROSSES' Language='ja_JP'&gt;&lt;Text&gt;十字架&lt;/Text&gt;&lt;/Row&gt;</text:p>
          </table:table-cell>
          <table:table-cell office:value-type="string">
            <text:p>십자가</text:p>
          </table:table-cell>
          <table:table-cell table:formula="of:=CONCATENATE(&quot;&lt;Row Tag='&quot;;[.A126];&quot;' Language='ko_KR'&gt;&lt;Text&gt;&quot;;[.K126];&quot;&lt;/Text&gt;&lt;/Row&gt;&quot;)" office:value-type="string" office:string-value="&lt;Row Tag='LOC_TCS_ARMYNAME_SUFFIX_CROSSES' Language='ko_KR'&gt;&lt;Text&gt;십자가&lt;/Text&gt;&lt;/Row&gt;">
            <text:p>&lt;Row Tag='LOC_TCS_ARMYNAME_SUFFIX_CROSSES' Language='ko_KR'&gt;&lt;Text&gt;십자가&lt;/Text&gt;&lt;/Row&gt;</text:p>
          </table:table-cell>
          <table:table-cell office:value-type="string">
            <text:p>Krzyże</text:p>
          </table:table-cell>
          <table:table-cell table:formula="of:=CONCATENATE(&quot;&lt;Row Tag='&quot;;[.A126];&quot;' Language='pl_PL'&gt;&lt;Text&gt;&quot;;[.M126];&quot;&lt;/Text&gt;&lt;/Row&gt;&quot;)" office:value-type="string" office:string-value="&lt;Row Tag='LOC_TCS_ARMYNAME_SUFFIX_CROSSES' Language='pl_PL'&gt;&lt;Text&gt;Krzyże&lt;/Text&gt;&lt;/Row&gt;">
            <text:p>&lt;Row Tag='LOC_TCS_ARMYNAME_SUFFIX_CROSSES' Language='pl_PL'&gt;&lt;Text&gt;Krzyże&lt;/Text&gt;&lt;/Row&gt;</text:p>
          </table:table-cell>
          <table:table-cell office:value-type="string">
            <text:p>Cruzes</text:p>
          </table:table-cell>
          <table:table-cell table:formula="of:=CONCATENATE(&quot;&lt;Row Tag='&quot;;[.A126];&quot;' Language='pt_BR'&gt;&lt;Text&gt;&quot;;[.O126];&quot;&lt;/Text&gt;&lt;/Row&gt;&quot;)" office:value-type="string" office:string-value="&lt;Row Tag='LOC_TCS_ARMYNAME_SUFFIX_CROSSES' Language='pt_BR'&gt;&lt;Text&gt;Cruzes&lt;/Text&gt;&lt;/Row&gt;">
            <text:p>&lt;Row Tag='LOC_TCS_ARMYNAME_SUFFIX_CROSSES' Language='pt_BR'&gt;&lt;Text&gt;Cruzes&lt;/Text&gt;&lt;/Row&gt;</text:p>
          </table:table-cell>
          <table:table-cell office:value-type="string">
            <text:p>Кресты</text:p>
          </table:table-cell>
          <table:table-cell table:formula="of:=CONCATENATE(&quot;&lt;Row Tag='&quot;;[.A126];&quot;' Language='ru_RU'&gt;&lt;Text&gt;&quot;;[.Q126];&quot;&lt;/Text&gt;&lt;/Row&gt;&quot;)" office:value-type="string" office:string-value="&lt;Row Tag='LOC_TCS_ARMYNAME_SUFFIX_CROSSES' Language='ru_RU'&gt;&lt;Text&gt;Кресты&lt;/Text&gt;&lt;/Row&gt;">
            <text:p>&lt;Row Tag='LOC_TCS_ARMYNAME_SUFFIX_CROSSES' Language='ru_RU'&gt;&lt;Text&gt;Кресты&lt;/Text&gt;&lt;/Row&gt;</text:p>
          </table:table-cell>
          <table:table-cell office:value-type="string">
            <text:p>十字架</text:p>
          </table:table-cell>
          <table:table-cell table:formula="of:=CONCATENATE(&quot;&lt;Row Tag='&quot;;[.A126];&quot;' Language='zh_Hans_CN'&gt;&lt;Text&gt;&quot;;[.S126];&quot;&lt;/Text&gt;&lt;/Row&gt;&quot;)" office:value-type="string" office:string-value="&lt;Row Tag='LOC_TCS_ARMYNAME_SUFFIX_CROSSES' Language='zh_Hans_CN'&gt;&lt;Text&gt;十字架&lt;/Text&gt;&lt;/Row&gt;">
            <text:p>&lt;Row Tag='LOC_TCS_ARMYNAME_SUFFIX_CROSSES' Language='zh_Hans_CN'&gt;&lt;Text&gt;十字架&lt;/Text&gt;&lt;/Row&gt;</text:p>
          </table:table-cell>
        </table:table-row>
        <table:table-row table:style-name="ro3">
          <table:table-cell office:value-type="string">
            <text:p>LOC_TCS_ARMYNAME_SUFFIX_CROWS</text:p>
          </table:table-cell>
          <table:table-cell office:value-type="string">
            <text:p>Crows</text:p>
          </table:table-cell>
          <table:table-cell office:value-type="string">
            <text:p>Krähen</text:p>
          </table:table-cell>
          <table:table-cell table:formula="of:=CONCATENATE(&quot;&lt;Row Tag='&quot;;[.A127];&quot;' Language='de_DE'&gt;&lt;Text&gt;&quot;;[.C127];&quot;&lt;/Text&gt;&lt;/Row&gt;&quot;)" office:value-type="string" office:string-value="&lt;Row Tag='LOC_TCS_ARMYNAME_SUFFIX_CROWS' Language='de_DE'&gt;&lt;Text&gt;Krähen&lt;/Text&gt;&lt;/Row&gt;">
            <text:p>&lt;Row Tag='LOC_TCS_ARMYNAME_SUFFIX_CROWS' Language='de_DE'&gt;&lt;Text&gt;Krähen&lt;/Text&gt;&lt;/Row&gt;</text:p>
          </table:table-cell>
          <table:table-cell office:value-type="string">
            <text:p>Cuervos</text:p>
          </table:table-cell>
          <table:table-cell table:formula="of:=CONCATENATE(&quot;&lt;Row Tag='&quot;;[.A127];&quot;' Language='es_ES'&gt;&lt;Text&gt;&quot;;[.E127];&quot;&lt;/Text&gt;&lt;/Row&gt;&quot;)" office:value-type="string" office:string-value="&lt;Row Tag='LOC_TCS_ARMYNAME_SUFFIX_CROWS' Language='es_ES'&gt;&lt;Text&gt;Cuervos&lt;/Text&gt;&lt;/Row&gt;">
            <text:p>&lt;Row Tag='LOC_TCS_ARMYNAME_SUFFIX_CROWS' Language='es_ES'&gt;&lt;Text&gt;Cuervos&lt;/Text&gt;&lt;/Row&gt;</text:p>
          </table:table-cell>
          <table:table-cell office:value-type="string">
            <text:p>Corvi</text:p>
          </table:table-cell>
          <table:table-cell table:formula="of:=CONCATENATE(&quot;&lt;Row Tag='&quot;;[.A127];&quot;' Language='it_IT'&gt;&lt;Text&gt;&quot;;[.G127];&quot;&lt;/Text&gt;&lt;/Row&gt;&quot;)" office:value-type="string" office:string-value="&lt;Row Tag='LOC_TCS_ARMYNAME_SUFFIX_CROWS' Language='it_IT'&gt;&lt;Text&gt;Corvi&lt;/Text&gt;&lt;/Row&gt;">
            <text:p>&lt;Row Tag='LOC_TCS_ARMYNAME_SUFFIX_CROWS' Language='it_IT'&gt;&lt;Text&gt;Corvi&lt;/Text&gt;&lt;/Row&gt;</text:p>
          </table:table-cell>
          <table:table-cell office:value-type="string">
            <text:p>カラスたち</text:p>
          </table:table-cell>
          <table:table-cell table:formula="of:=CONCATENATE(&quot;&lt;Row Tag='&quot;;[.A127];&quot;' Language='ja_JP'&gt;&lt;Text&gt;&quot;;[.I127];&quot;&lt;/Text&gt;&lt;/Row&gt;&quot;)" office:value-type="string" office:string-value="&lt;Row Tag='LOC_TCS_ARMYNAME_SUFFIX_CROWS' Language='ja_JP'&gt;&lt;Text&gt;カラスたち&lt;/Text&gt;&lt;/Row&gt;">
            <text:p>&lt;Row Tag='LOC_TCS_ARMYNAME_SUFFIX_CROWS' Language='ja_JP'&gt;&lt;Text&gt;カラスたち&lt;/Text&gt;&lt;/Row&gt;</text:p>
          </table:table-cell>
          <table:table-cell office:value-type="string">
            <text:p>까마귀들</text:p>
          </table:table-cell>
          <table:table-cell table:formula="of:=CONCATENATE(&quot;&lt;Row Tag='&quot;;[.A127];&quot;' Language='ko_KR'&gt;&lt;Text&gt;&quot;;[.K127];&quot;&lt;/Text&gt;&lt;/Row&gt;&quot;)" office:value-type="string" office:string-value="&lt;Row Tag='LOC_TCS_ARMYNAME_SUFFIX_CROWS' Language='ko_KR'&gt;&lt;Text&gt;까마귀들&lt;/Text&gt;&lt;/Row&gt;">
            <text:p>&lt;Row Tag='LOC_TCS_ARMYNAME_SUFFIX_CROWS' Language='ko_KR'&gt;&lt;Text&gt;까마귀들&lt;/Text&gt;&lt;/Row&gt;</text:p>
          </table:table-cell>
          <table:table-cell office:value-type="string">
            <text:p>Wrony</text:p>
          </table:table-cell>
          <table:table-cell table:formula="of:=CONCATENATE(&quot;&lt;Row Tag='&quot;;[.A127];&quot;' Language='pl_PL'&gt;&lt;Text&gt;&quot;;[.M127];&quot;&lt;/Text&gt;&lt;/Row&gt;&quot;)" office:value-type="string" office:string-value="&lt;Row Tag='LOC_TCS_ARMYNAME_SUFFIX_CROWS' Language='pl_PL'&gt;&lt;Text&gt;Wrony&lt;/Text&gt;&lt;/Row&gt;">
            <text:p>&lt;Row Tag='LOC_TCS_ARMYNAME_SUFFIX_CROWS' Language='pl_PL'&gt;&lt;Text&gt;Wrony&lt;/Text&gt;&lt;/Row&gt;</text:p>
          </table:table-cell>
          <table:table-cell office:value-type="string">
            <text:p>Corvos</text:p>
          </table:table-cell>
          <table:table-cell table:formula="of:=CONCATENATE(&quot;&lt;Row Tag='&quot;;[.A127];&quot;' Language='pt_BR'&gt;&lt;Text&gt;&quot;;[.O127];&quot;&lt;/Text&gt;&lt;/Row&gt;&quot;)" office:value-type="string" office:string-value="&lt;Row Tag='LOC_TCS_ARMYNAME_SUFFIX_CROWS' Language='pt_BR'&gt;&lt;Text&gt;Corvos&lt;/Text&gt;&lt;/Row&gt;">
            <text:p>&lt;Row Tag='LOC_TCS_ARMYNAME_SUFFIX_CROWS' Language='pt_BR'&gt;&lt;Text&gt;Corvos&lt;/Text&gt;&lt;/Row&gt;</text:p>
          </table:table-cell>
          <table:table-cell office:value-type="string">
            <text:p>Вороны</text:p>
          </table:table-cell>
          <table:table-cell table:formula="of:=CONCATENATE(&quot;&lt;Row Tag='&quot;;[.A127];&quot;' Language='ru_RU'&gt;&lt;Text&gt;&quot;;[.Q127];&quot;&lt;/Text&gt;&lt;/Row&gt;&quot;)" office:value-type="string" office:string-value="&lt;Row Tag='LOC_TCS_ARMYNAME_SUFFIX_CROWS' Language='ru_RU'&gt;&lt;Text&gt;Вороны&lt;/Text&gt;&lt;/Row&gt;">
            <text:p>&lt;Row Tag='LOC_TCS_ARMYNAME_SUFFIX_CROWS' Language='ru_RU'&gt;&lt;Text&gt;Вороны&lt;/Text&gt;&lt;/Row&gt;</text:p>
          </table:table-cell>
          <table:table-cell office:value-type="string">
            <text:p>乌鸦</text:p>
          </table:table-cell>
          <table:table-cell table:formula="of:=CONCATENATE(&quot;&lt;Row Tag='&quot;;[.A127];&quot;' Language='zh_Hans_CN'&gt;&lt;Text&gt;&quot;;[.S127];&quot;&lt;/Text&gt;&lt;/Row&gt;&quot;)" office:value-type="string" office:string-value="&lt;Row Tag='LOC_TCS_ARMYNAME_SUFFIX_CROWS' Language='zh_Hans_CN'&gt;&lt;Text&gt;乌鸦&lt;/Text&gt;&lt;/Row&gt;">
            <text:p>&lt;Row Tag='LOC_TCS_ARMYNAME_SUFFIX_CROWS' Language='zh_Hans_CN'&gt;&lt;Text&gt;乌鸦&lt;/Text&gt;&lt;/Row&gt;</text:p>
          </table:table-cell>
        </table:table-row>
        <table:table-row table:style-name="ro3">
          <table:table-cell office:value-type="string">
            <text:p>LOC_TCS_ARMYNAME_SUFFIX_DEAD</text:p>
          </table:table-cell>
          <table:table-cell office:value-type="string">
            <text:p>Dead</text:p>
          </table:table-cell>
          <table:table-cell office:value-type="string">
            <text:p>Tote</text:p>
          </table:table-cell>
          <table:table-cell table:formula="of:=CONCATENATE(&quot;&lt;Row Tag='&quot;;[.A128];&quot;' Language='de_DE'&gt;&lt;Text&gt;&quot;;[.C128];&quot;&lt;/Text&gt;&lt;/Row&gt;&quot;)" office:value-type="string" office:string-value="&lt;Row Tag='LOC_TCS_ARMYNAME_SUFFIX_DEAD' Language='de_DE'&gt;&lt;Text&gt;Tote&lt;/Text&gt;&lt;/Row&gt;">
            <text:p>&lt;Row Tag='LOC_TCS_ARMYNAME_SUFFIX_DEAD' Language='de_DE'&gt;&lt;Text&gt;Tote&lt;/Text&gt;&lt;/Row&gt;</text:p>
          </table:table-cell>
          <table:table-cell office:value-type="string">
            <text:p>Muertos</text:p>
          </table:table-cell>
          <table:table-cell table:formula="of:=CONCATENATE(&quot;&lt;Row Tag='&quot;;[.A128];&quot;' Language='es_ES'&gt;&lt;Text&gt;&quot;;[.E128];&quot;&lt;/Text&gt;&lt;/Row&gt;&quot;)" office:value-type="string" office:string-value="&lt;Row Tag='LOC_TCS_ARMYNAME_SUFFIX_DEAD' Language='es_ES'&gt;&lt;Text&gt;Muertos&lt;/Text&gt;&lt;/Row&gt;">
            <text:p>&lt;Row Tag='LOC_TCS_ARMYNAME_SUFFIX_DEAD' Language='es_ES'&gt;&lt;Text&gt;Muertos&lt;/Text&gt;&lt;/Row&gt;</text:p>
          </table:table-cell>
          <table:table-cell office:value-type="string">
            <text:p>Morti</text:p>
          </table:table-cell>
          <table:table-cell table:formula="of:=CONCATENATE(&quot;&lt;Row Tag='&quot;;[.A128];&quot;' Language='it_IT'&gt;&lt;Text&gt;&quot;;[.G128];&quot;&lt;/Text&gt;&lt;/Row&gt;&quot;)" office:value-type="string" office:string-value="&lt;Row Tag='LOC_TCS_ARMYNAME_SUFFIX_DEAD' Language='it_IT'&gt;&lt;Text&gt;Morti&lt;/Text&gt;&lt;/Row&gt;">
            <text:p>&lt;Row Tag='LOC_TCS_ARMYNAME_SUFFIX_DEAD' Language='it_IT'&gt;&lt;Text&gt;Morti&lt;/Text&gt;&lt;/Row&gt;</text:p>
          </table:table-cell>
          <table:table-cell office:value-type="string">
            <text:p>死者たち</text:p>
          </table:table-cell>
          <table:table-cell table:formula="of:=CONCATENATE(&quot;&lt;Row Tag='&quot;;[.A128];&quot;' Language='ja_JP'&gt;&lt;Text&gt;&quot;;[.I128];&quot;&lt;/Text&gt;&lt;/Row&gt;&quot;)" office:value-type="string" office:string-value="&lt;Row Tag='LOC_TCS_ARMYNAME_SUFFIX_DEAD' Language='ja_JP'&gt;&lt;Text&gt;死者たち&lt;/Text&gt;&lt;/Row&gt;">
            <text:p>&lt;Row Tag='LOC_TCS_ARMYNAME_SUFFIX_DEAD' Language='ja_JP'&gt;&lt;Text&gt;死者たち&lt;/Text&gt;&lt;/Row&gt;</text:p>
          </table:table-cell>
          <table:table-cell office:value-type="string">
            <text:p>죽은</text:p>
          </table:table-cell>
          <table:table-cell table:formula="of:=CONCATENATE(&quot;&lt;Row Tag='&quot;;[.A128];&quot;' Language='ko_KR'&gt;&lt;Text&gt;&quot;;[.K128];&quot;&lt;/Text&gt;&lt;/Row&gt;&quot;)" office:value-type="string" office:string-value="&lt;Row Tag='LOC_TCS_ARMYNAME_SUFFIX_DEAD' Language='ko_KR'&gt;&lt;Text&gt;죽은&lt;/Text&gt;&lt;/Row&gt;">
            <text:p>&lt;Row Tag='LOC_TCS_ARMYNAME_SUFFIX_DEAD' Language='ko_KR'&gt;&lt;Text&gt;죽은&lt;/Text&gt;&lt;/Row&gt;</text:p>
          </table:table-cell>
          <table:table-cell office:value-type="string">
            <text:p>Martwi</text:p>
          </table:table-cell>
          <table:table-cell table:formula="of:=CONCATENATE(&quot;&lt;Row Tag='&quot;;[.A128];&quot;' Language='pl_PL'&gt;&lt;Text&gt;&quot;;[.M128];&quot;&lt;/Text&gt;&lt;/Row&gt;&quot;)" office:value-type="string" office:string-value="&lt;Row Tag='LOC_TCS_ARMYNAME_SUFFIX_DEAD' Language='pl_PL'&gt;&lt;Text&gt;Martwi&lt;/Text&gt;&lt;/Row&gt;">
            <text:p>&lt;Row Tag='LOC_TCS_ARMYNAME_SUFFIX_DEAD' Language='pl_PL'&gt;&lt;Text&gt;Martwi&lt;/Text&gt;&lt;/Row&gt;</text:p>
          </table:table-cell>
          <table:table-cell office:value-type="string">
            <text:p>Mortos</text:p>
          </table:table-cell>
          <table:table-cell table:formula="of:=CONCATENATE(&quot;&lt;Row Tag='&quot;;[.A128];&quot;' Language='pt_BR'&gt;&lt;Text&gt;&quot;;[.O128];&quot;&lt;/Text&gt;&lt;/Row&gt;&quot;)" office:value-type="string" office:string-value="&lt;Row Tag='LOC_TCS_ARMYNAME_SUFFIX_DEAD' Language='pt_BR'&gt;&lt;Text&gt;Mortos&lt;/Text&gt;&lt;/Row&gt;">
            <text:p>&lt;Row Tag='LOC_TCS_ARMYNAME_SUFFIX_DEAD' Language='pt_BR'&gt;&lt;Text&gt;Mortos&lt;/Text&gt;&lt;/Row&gt;</text:p>
          </table:table-cell>
          <table:table-cell office:value-type="string">
            <text:p>Мертвые</text:p>
          </table:table-cell>
          <table:table-cell table:formula="of:=CONCATENATE(&quot;&lt;Row Tag='&quot;;[.A128];&quot;' Language='ru_RU'&gt;&lt;Text&gt;&quot;;[.Q128];&quot;&lt;/Text&gt;&lt;/Row&gt;&quot;)" office:value-type="string" office:string-value="&lt;Row Tag='LOC_TCS_ARMYNAME_SUFFIX_DEAD' Language='ru_RU'&gt;&lt;Text&gt;Мертвые&lt;/Text&gt;&lt;/Row&gt;">
            <text:p>&lt;Row Tag='LOC_TCS_ARMYNAME_SUFFIX_DEAD' Language='ru_RU'&gt;&lt;Text&gt;Мертвые&lt;/Text&gt;&lt;/Row&gt;</text:p>
          </table:table-cell>
          <table:table-cell office:value-type="string">
            <text:p>死的</text:p>
          </table:table-cell>
          <table:table-cell table:formula="of:=CONCATENATE(&quot;&lt;Row Tag='&quot;;[.A128];&quot;' Language='zh_Hans_CN'&gt;&lt;Text&gt;&quot;;[.S128];&quot;&lt;/Text&gt;&lt;/Row&gt;&quot;)" office:value-type="string" office:string-value="&lt;Row Tag='LOC_TCS_ARMYNAME_SUFFIX_DEAD' Language='zh_Hans_CN'&gt;&lt;Text&gt;死的&lt;/Text&gt;&lt;/Row&gt;">
            <text:p>&lt;Row Tag='LOC_TCS_ARMYNAME_SUFFIX_DEAD' Language='zh_Hans_CN'&gt;&lt;Text&gt;死的&lt;/Text&gt;&lt;/Row&gt;</text:p>
          </table:table-cell>
        </table:table-row>
        <table:table-row table:style-name="ro3">
          <table:table-cell office:value-type="string">
            <text:p>LOC_TCS_ARMYNAME_SUFFIX_DEMONS</text:p>
          </table:table-cell>
          <table:table-cell office:value-type="string">
            <text:p>Demons</text:p>
          </table:table-cell>
          <table:table-cell office:value-type="string">
            <text:p>Dämonen</text:p>
          </table:table-cell>
          <table:table-cell table:formula="of:=CONCATENATE(&quot;&lt;Row Tag='&quot;;[.A129];&quot;' Language='de_DE'&gt;&lt;Text&gt;&quot;;[.C129];&quot;&lt;/Text&gt;&lt;/Row&gt;&quot;)" office:value-type="string" office:string-value="&lt;Row Tag='LOC_TCS_ARMYNAME_SUFFIX_DEMONS' Language='de_DE'&gt;&lt;Text&gt;Dämonen&lt;/Text&gt;&lt;/Row&gt;">
            <text:p>&lt;Row Tag='LOC_TCS_ARMYNAME_SUFFIX_DEMONS' Language='de_DE'&gt;&lt;Text&gt;Dämonen&lt;/Text&gt;&lt;/Row&gt;</text:p>
          </table:table-cell>
          <table:table-cell office:value-type="string">
            <text:p>Demonios</text:p>
          </table:table-cell>
          <table:table-cell table:formula="of:=CONCATENATE(&quot;&lt;Row Tag='&quot;;[.A129];&quot;' Language='es_ES'&gt;&lt;Text&gt;&quot;;[.E129];&quot;&lt;/Text&gt;&lt;/Row&gt;&quot;)" office:value-type="string" office:string-value="&lt;Row Tag='LOC_TCS_ARMYNAME_SUFFIX_DEMONS' Language='es_ES'&gt;&lt;Text&gt;Demonios&lt;/Text&gt;&lt;/Row&gt;">
            <text:p>&lt;Row Tag='LOC_TCS_ARMYNAME_SUFFIX_DEMONS' Language='es_ES'&gt;&lt;Text&gt;Demonios&lt;/Text&gt;&lt;/Row&gt;</text:p>
          </table:table-cell>
          <table:table-cell office:value-type="string">
            <text:p>Demoni</text:p>
          </table:table-cell>
          <table:table-cell table:formula="of:=CONCATENATE(&quot;&lt;Row Tag='&quot;;[.A129];&quot;' Language='it_IT'&gt;&lt;Text&gt;&quot;;[.G129];&quot;&lt;/Text&gt;&lt;/Row&gt;&quot;)" office:value-type="string" office:string-value="&lt;Row Tag='LOC_TCS_ARMYNAME_SUFFIX_DEMONS' Language='it_IT'&gt;&lt;Text&gt;Demoni&lt;/Text&gt;&lt;/Row&gt;">
            <text:p>&lt;Row Tag='LOC_TCS_ARMYNAME_SUFFIX_DEMONS' Language='it_IT'&gt;&lt;Text&gt;Demoni&lt;/Text&gt;&lt;/Row&gt;</text:p>
          </table:table-cell>
          <table:table-cell office:value-type="string">
            <text:p>悪魔たち</text:p>
          </table:table-cell>
          <table:table-cell table:formula="of:=CONCATENATE(&quot;&lt;Row Tag='&quot;;[.A129];&quot;' Language='ja_JP'&gt;&lt;Text&gt;&quot;;[.I129];&quot;&lt;/Text&gt;&lt;/Row&gt;&quot;)" office:value-type="string" office:string-value="&lt;Row Tag='LOC_TCS_ARMYNAME_SUFFIX_DEMONS' Language='ja_JP'&gt;&lt;Text&gt;悪魔たち&lt;/Text&gt;&lt;/Row&gt;">
            <text:p>&lt;Row Tag='LOC_TCS_ARMYNAME_SUFFIX_DEMONS' Language='ja_JP'&gt;&lt;Text&gt;悪魔たち&lt;/Text&gt;&lt;/Row&gt;</text:p>
          </table:table-cell>
          <table:table-cell office:value-type="string">
            <text:p>악마들</text:p>
          </table:table-cell>
          <table:table-cell table:formula="of:=CONCATENATE(&quot;&lt;Row Tag='&quot;;[.A129];&quot;' Language='ko_KR'&gt;&lt;Text&gt;&quot;;[.K129];&quot;&lt;/Text&gt;&lt;/Row&gt;&quot;)" office:value-type="string" office:string-value="&lt;Row Tag='LOC_TCS_ARMYNAME_SUFFIX_DEMONS' Language='ko_KR'&gt;&lt;Text&gt;악마들&lt;/Text&gt;&lt;/Row&gt;">
            <text:p>&lt;Row Tag='LOC_TCS_ARMYNAME_SUFFIX_DEMONS' Language='ko_KR'&gt;&lt;Text&gt;악마들&lt;/Text&gt;&lt;/Row&gt;</text:p>
          </table:table-cell>
          <table:table-cell office:value-type="string">
            <text:p>Demony</text:p>
          </table:table-cell>
          <table:table-cell table:formula="of:=CONCATENATE(&quot;&lt;Row Tag='&quot;;[.A129];&quot;' Language='pl_PL'&gt;&lt;Text&gt;&quot;;[.M129];&quot;&lt;/Text&gt;&lt;/Row&gt;&quot;)" office:value-type="string" office:string-value="&lt;Row Tag='LOC_TCS_ARMYNAME_SUFFIX_DEMONS' Language='pl_PL'&gt;&lt;Text&gt;Demony&lt;/Text&gt;&lt;/Row&gt;">
            <text:p>&lt;Row Tag='LOC_TCS_ARMYNAME_SUFFIX_DEMONS' Language='pl_PL'&gt;&lt;Text&gt;Demony&lt;/Text&gt;&lt;/Row&gt;</text:p>
          </table:table-cell>
          <table:table-cell office:value-type="string">
            <text:p>Demônios</text:p>
          </table:table-cell>
          <table:table-cell table:formula="of:=CONCATENATE(&quot;&lt;Row Tag='&quot;;[.A129];&quot;' Language='pt_BR'&gt;&lt;Text&gt;&quot;;[.O129];&quot;&lt;/Text&gt;&lt;/Row&gt;&quot;)" office:value-type="string" office:string-value="&lt;Row Tag='LOC_TCS_ARMYNAME_SUFFIX_DEMONS' Language='pt_BR'&gt;&lt;Text&gt;Demônios&lt;/Text&gt;&lt;/Row&gt;">
            <text:p>&lt;Row Tag='LOC_TCS_ARMYNAME_SUFFIX_DEMONS' Language='pt_BR'&gt;&lt;Text&gt;Demônios&lt;/Text&gt;&lt;/Row&gt;</text:p>
          </table:table-cell>
          <table:table-cell office:value-type="string">
            <text:p>Демоны</text:p>
          </table:table-cell>
          <table:table-cell table:formula="of:=CONCATENATE(&quot;&lt;Row Tag='&quot;;[.A129];&quot;' Language='ru_RU'&gt;&lt;Text&gt;&quot;;[.Q129];&quot;&lt;/Text&gt;&lt;/Row&gt;&quot;)" office:value-type="string" office:string-value="&lt;Row Tag='LOC_TCS_ARMYNAME_SUFFIX_DEMONS' Language='ru_RU'&gt;&lt;Text&gt;Демоны&lt;/Text&gt;&lt;/Row&gt;">
            <text:p>&lt;Row Tag='LOC_TCS_ARMYNAME_SUFFIX_DEMONS' Language='ru_RU'&gt;&lt;Text&gt;Демоны&lt;/Text&gt;&lt;/Row&gt;</text:p>
          </table:table-cell>
          <table:table-cell office:value-type="string">
            <text:p>恶魔</text:p>
          </table:table-cell>
          <table:table-cell table:formula="of:=CONCATENATE(&quot;&lt;Row Tag='&quot;;[.A129];&quot;' Language='zh_Hans_CN'&gt;&lt;Text&gt;&quot;;[.S129];&quot;&lt;/Text&gt;&lt;/Row&gt;&quot;)" office:value-type="string" office:string-value="&lt;Row Tag='LOC_TCS_ARMYNAME_SUFFIX_DEMONS' Language='zh_Hans_CN'&gt;&lt;Text&gt;恶魔&lt;/Text&gt;&lt;/Row&gt;">
            <text:p>&lt;Row Tag='LOC_TCS_ARMYNAME_SUFFIX_DEMONS' Language='zh_Hans_CN'&gt;&lt;Text&gt;恶魔&lt;/Text&gt;&lt;/Row&gt;</text:p>
          </table:table-cell>
        </table:table-row>
        <table:table-row table:style-name="ro3">
          <table:table-cell office:value-type="string">
            <text:p>LOC_TCS_ARMYNAME_SUFFIX_DEVILS</text:p>
          </table:table-cell>
          <table:table-cell office:value-type="string">
            <text:p>Devils</text:p>
          </table:table-cell>
          <table:table-cell office:value-type="string">
            <text:p>Teufel</text:p>
          </table:table-cell>
          <table:table-cell table:formula="of:=CONCATENATE(&quot;&lt;Row Tag='&quot;;[.A130];&quot;' Language='de_DE'&gt;&lt;Text&gt;&quot;;[.C130];&quot;&lt;/Text&gt;&lt;/Row&gt;&quot;)" office:value-type="string" office:string-value="&lt;Row Tag='LOC_TCS_ARMYNAME_SUFFIX_DEVILS' Language='de_DE'&gt;&lt;Text&gt;Teufel&lt;/Text&gt;&lt;/Row&gt;">
            <text:p>&lt;Row Tag='LOC_TCS_ARMYNAME_SUFFIX_DEVILS' Language='de_DE'&gt;&lt;Text&gt;Teufel&lt;/Text&gt;&lt;/Row&gt;</text:p>
          </table:table-cell>
          <table:table-cell office:value-type="string">
            <text:p>Diablos</text:p>
          </table:table-cell>
          <table:table-cell table:formula="of:=CONCATENATE(&quot;&lt;Row Tag='&quot;;[.A130];&quot;' Language='es_ES'&gt;&lt;Text&gt;&quot;;[.E130];&quot;&lt;/Text&gt;&lt;/Row&gt;&quot;)" office:value-type="string" office:string-value="&lt;Row Tag='LOC_TCS_ARMYNAME_SUFFIX_DEVILS' Language='es_ES'&gt;&lt;Text&gt;Diablos&lt;/Text&gt;&lt;/Row&gt;">
            <text:p>&lt;Row Tag='LOC_TCS_ARMYNAME_SUFFIX_DEVILS' Language='es_ES'&gt;&lt;Text&gt;Diablos&lt;/Text&gt;&lt;/Row&gt;</text:p>
          </table:table-cell>
          <table:table-cell office:value-type="string">
            <text:p>Diavoli</text:p>
          </table:table-cell>
          <table:table-cell table:formula="of:=CONCATENATE(&quot;&lt;Row Tag='&quot;;[.A130];&quot;' Language='it_IT'&gt;&lt;Text&gt;&quot;;[.G130];&quot;&lt;/Text&gt;&lt;/Row&gt;&quot;)" office:value-type="string" office:string-value="&lt;Row Tag='LOC_TCS_ARMYNAME_SUFFIX_DEVILS' Language='it_IT'&gt;&lt;Text&gt;Diavoli&lt;/Text&gt;&lt;/Row&gt;">
            <text:p>&lt;Row Tag='LOC_TCS_ARMYNAME_SUFFIX_DEVILS' Language='it_IT'&gt;&lt;Text&gt;Diavoli&lt;/Text&gt;&lt;/Row&gt;</text:p>
          </table:table-cell>
          <table:table-cell office:value-type="string">
            <text:p>悪霊たち</text:p>
          </table:table-cell>
          <table:table-cell table:formula="of:=CONCATENATE(&quot;&lt;Row Tag='&quot;;[.A130];&quot;' Language='ja_JP'&gt;&lt;Text&gt;&quot;;[.I130];&quot;&lt;/Text&gt;&lt;/Row&gt;&quot;)" office:value-type="string" office:string-value="&lt;Row Tag='LOC_TCS_ARMYNAME_SUFFIX_DEVILS' Language='ja_JP'&gt;&lt;Text&gt;悪霊たち&lt;/Text&gt;&lt;/Row&gt;">
            <text:p>&lt;Row Tag='LOC_TCS_ARMYNAME_SUFFIX_DEVILS' Language='ja_JP'&gt;&lt;Text&gt;悪霊たち&lt;/Text&gt;&lt;/Row&gt;</text:p>
          </table:table-cell>
          <table:table-cell office:value-type="string">
            <text:p>악마들</text:p>
          </table:table-cell>
          <table:table-cell table:formula="of:=CONCATENATE(&quot;&lt;Row Tag='&quot;;[.A130];&quot;' Language='ko_KR'&gt;&lt;Text&gt;&quot;;[.K130];&quot;&lt;/Text&gt;&lt;/Row&gt;&quot;)" office:value-type="string" office:string-value="&lt;Row Tag='LOC_TCS_ARMYNAME_SUFFIX_DEVILS' Language='ko_KR'&gt;&lt;Text&gt;악마들&lt;/Text&gt;&lt;/Row&gt;">
            <text:p>&lt;Row Tag='LOC_TCS_ARMYNAME_SUFFIX_DEVILS' Language='ko_KR'&gt;&lt;Text&gt;악마들&lt;/Text&gt;&lt;/Row&gt;</text:p>
          </table:table-cell>
          <table:table-cell office:value-type="string">
            <text:p>Diabły</text:p>
          </table:table-cell>
          <table:table-cell table:formula="of:=CONCATENATE(&quot;&lt;Row Tag='&quot;;[.A130];&quot;' Language='pl_PL'&gt;&lt;Text&gt;&quot;;[.M130];&quot;&lt;/Text&gt;&lt;/Row&gt;&quot;)" office:value-type="string" office:string-value="&lt;Row Tag='LOC_TCS_ARMYNAME_SUFFIX_DEVILS' Language='pl_PL'&gt;&lt;Text&gt;Diabły&lt;/Text&gt;&lt;/Row&gt;">
            <text:p>&lt;Row Tag='LOC_TCS_ARMYNAME_SUFFIX_DEVILS' Language='pl_PL'&gt;&lt;Text&gt;Diabły&lt;/Text&gt;&lt;/Row&gt;</text:p>
          </table:table-cell>
          <table:table-cell office:value-type="string">
            <text:p>Diabos</text:p>
          </table:table-cell>
          <table:table-cell table:formula="of:=CONCATENATE(&quot;&lt;Row Tag='&quot;;[.A130];&quot;' Language='pt_BR'&gt;&lt;Text&gt;&quot;;[.O130];&quot;&lt;/Text&gt;&lt;/Row&gt;&quot;)" office:value-type="string" office:string-value="&lt;Row Tag='LOC_TCS_ARMYNAME_SUFFIX_DEVILS' Language='pt_BR'&gt;&lt;Text&gt;Diabos&lt;/Text&gt;&lt;/Row&gt;">
            <text:p>&lt;Row Tag='LOC_TCS_ARMYNAME_SUFFIX_DEVILS' Language='pt_BR'&gt;&lt;Text&gt;Diabos&lt;/Text&gt;&lt;/Row&gt;</text:p>
          </table:table-cell>
          <table:table-cell office:value-type="string">
            <text:p>Дьяволы</text:p>
          </table:table-cell>
          <table:table-cell table:formula="of:=CONCATENATE(&quot;&lt;Row Tag='&quot;;[.A130];&quot;' Language='ru_RU'&gt;&lt;Text&gt;&quot;;[.Q130];&quot;&lt;/Text&gt;&lt;/Row&gt;&quot;)" office:value-type="string" office:string-value="&lt;Row Tag='LOC_TCS_ARMYNAME_SUFFIX_DEVILS' Language='ru_RU'&gt;&lt;Text&gt;Дьяволы&lt;/Text&gt;&lt;/Row&gt;">
            <text:p>&lt;Row Tag='LOC_TCS_ARMYNAME_SUFFIX_DEVILS' Language='ru_RU'&gt;&lt;Text&gt;Дьяволы&lt;/Text&gt;&lt;/Row&gt;</text:p>
          </table:table-cell>
          <table:table-cell office:value-type="string">
            <text:p>魔鬼</text:p>
          </table:table-cell>
          <table:table-cell table:formula="of:=CONCATENATE(&quot;&lt;Row Tag='&quot;;[.A130];&quot;' Language='zh_Hans_CN'&gt;&lt;Text&gt;&quot;;[.S130];&quot;&lt;/Text&gt;&lt;/Row&gt;&quot;)" office:value-type="string" office:string-value="&lt;Row Tag='LOC_TCS_ARMYNAME_SUFFIX_DEVILS' Language='zh_Hans_CN'&gt;&lt;Text&gt;魔鬼&lt;/Text&gt;&lt;/Row&gt;">
            <text:p>&lt;Row Tag='LOC_TCS_ARMYNAME_SUFFIX_DEVILS' Language='zh_Hans_CN'&gt;&lt;Text&gt;魔鬼&lt;/Text&gt;&lt;/Row&gt;</text:p>
          </table:table-cell>
        </table:table-row>
        <table:table-row table:style-name="ro3">
          <table:table-cell office:value-type="string">
            <text:p>LOC_TCS_ARMYNAME_SUFFIX_DOGS</text:p>
          </table:table-cell>
          <table:table-cell office:value-type="string">
            <text:p>Dogs</text:p>
          </table:table-cell>
          <table:table-cell office:value-type="string">
            <text:p>Hunde</text:p>
          </table:table-cell>
          <table:table-cell table:formula="of:=CONCATENATE(&quot;&lt;Row Tag='&quot;;[.A131];&quot;' Language='de_DE'&gt;&lt;Text&gt;&quot;;[.C131];&quot;&lt;/Text&gt;&lt;/Row&gt;&quot;)" office:value-type="string" office:string-value="&lt;Row Tag='LOC_TCS_ARMYNAME_SUFFIX_DOGS' Language='de_DE'&gt;&lt;Text&gt;Hunde&lt;/Text&gt;&lt;/Row&gt;">
            <text:p>&lt;Row Tag='LOC_TCS_ARMYNAME_SUFFIX_DOGS' Language='de_DE'&gt;&lt;Text&gt;Hunde&lt;/Text&gt;&lt;/Row&gt;</text:p>
          </table:table-cell>
          <table:table-cell office:value-type="string">
            <text:p>Perros</text:p>
          </table:table-cell>
          <table:table-cell table:formula="of:=CONCATENATE(&quot;&lt;Row Tag='&quot;;[.A131];&quot;' Language='es_ES'&gt;&lt;Text&gt;&quot;;[.E131];&quot;&lt;/Text&gt;&lt;/Row&gt;&quot;)" office:value-type="string" office:string-value="&lt;Row Tag='LOC_TCS_ARMYNAME_SUFFIX_DOGS' Language='es_ES'&gt;&lt;Text&gt;Perros&lt;/Text&gt;&lt;/Row&gt;">
            <text:p>&lt;Row Tag='LOC_TCS_ARMYNAME_SUFFIX_DOGS' Language='es_ES'&gt;&lt;Text&gt;Perros&lt;/Text&gt;&lt;/Row&gt;</text:p>
          </table:table-cell>
          <table:table-cell office:value-type="string">
            <text:p>Cani</text:p>
          </table:table-cell>
          <table:table-cell table:formula="of:=CONCATENATE(&quot;&lt;Row Tag='&quot;;[.A131];&quot;' Language='it_IT'&gt;&lt;Text&gt;&quot;;[.G131];&quot;&lt;/Text&gt;&lt;/Row&gt;&quot;)" office:value-type="string" office:string-value="&lt;Row Tag='LOC_TCS_ARMYNAME_SUFFIX_DOGS' Language='it_IT'&gt;&lt;Text&gt;Cani&lt;/Text&gt;&lt;/Row&gt;">
            <text:p>&lt;Row Tag='LOC_TCS_ARMYNAME_SUFFIX_DOGS' Language='it_IT'&gt;&lt;Text&gt;Cani&lt;/Text&gt;&lt;/Row&gt;</text:p>
          </table:table-cell>
          <table:table-cell office:value-type="string">
            <text:p>犬たち</text:p>
          </table:table-cell>
          <table:table-cell table:formula="of:=CONCATENATE(&quot;&lt;Row Tag='&quot;;[.A131];&quot;' Language='ja_JP'&gt;&lt;Text&gt;&quot;;[.I131];&quot;&lt;/Text&gt;&lt;/Row&gt;&quot;)" office:value-type="string" office:string-value="&lt;Row Tag='LOC_TCS_ARMYNAME_SUFFIX_DOGS' Language='ja_JP'&gt;&lt;Text&gt;犬たち&lt;/Text&gt;&lt;/Row&gt;">
            <text:p>&lt;Row Tag='LOC_TCS_ARMYNAME_SUFFIX_DOGS' Language='ja_JP'&gt;&lt;Text&gt;犬たち&lt;/Text&gt;&lt;/Row&gt;</text:p>
          </table:table-cell>
          <table:table-cell office:value-type="string">
            <text:p>개들</text:p>
          </table:table-cell>
          <table:table-cell table:formula="of:=CONCATENATE(&quot;&lt;Row Tag='&quot;;[.A131];&quot;' Language='ko_KR'&gt;&lt;Text&gt;&quot;;[.K131];&quot;&lt;/Text&gt;&lt;/Row&gt;&quot;)" office:value-type="string" office:string-value="&lt;Row Tag='LOC_TCS_ARMYNAME_SUFFIX_DOGS' Language='ko_KR'&gt;&lt;Text&gt;개들&lt;/Text&gt;&lt;/Row&gt;">
            <text:p>&lt;Row Tag='LOC_TCS_ARMYNAME_SUFFIX_DOGS' Language='ko_KR'&gt;&lt;Text&gt;개들&lt;/Text&gt;&lt;/Row&gt;</text:p>
          </table:table-cell>
          <table:table-cell office:value-type="string">
            <text:p>Psy</text:p>
          </table:table-cell>
          <table:table-cell table:formula="of:=CONCATENATE(&quot;&lt;Row Tag='&quot;;[.A131];&quot;' Language='pl_PL'&gt;&lt;Text&gt;&quot;;[.M131];&quot;&lt;/Text&gt;&lt;/Row&gt;&quot;)" office:value-type="string" office:string-value="&lt;Row Tag='LOC_TCS_ARMYNAME_SUFFIX_DOGS' Language='pl_PL'&gt;&lt;Text&gt;Psy&lt;/Text&gt;&lt;/Row&gt;">
            <text:p>&lt;Row Tag='LOC_TCS_ARMYNAME_SUFFIX_DOGS' Language='pl_PL'&gt;&lt;Text&gt;Psy&lt;/Text&gt;&lt;/Row&gt;</text:p>
          </table:table-cell>
          <table:table-cell office:value-type="string">
            <text:p>Cães</text:p>
          </table:table-cell>
          <table:table-cell table:formula="of:=CONCATENATE(&quot;&lt;Row Tag='&quot;;[.A131];&quot;' Language='pt_BR'&gt;&lt;Text&gt;&quot;;[.O131];&quot;&lt;/Text&gt;&lt;/Row&gt;&quot;)" office:value-type="string" office:string-value="&lt;Row Tag='LOC_TCS_ARMYNAME_SUFFIX_DOGS' Language='pt_BR'&gt;&lt;Text&gt;Cães&lt;/Text&gt;&lt;/Row&gt;">
            <text:p>&lt;Row Tag='LOC_TCS_ARMYNAME_SUFFIX_DOGS' Language='pt_BR'&gt;&lt;Text&gt;Cães&lt;/Text&gt;&lt;/Row&gt;</text:p>
          </table:table-cell>
          <table:table-cell office:value-type="string">
            <text:p>Собаки</text:p>
          </table:table-cell>
          <table:table-cell table:formula="of:=CONCATENATE(&quot;&lt;Row Tag='&quot;;[.A131];&quot;' Language='ru_RU'&gt;&lt;Text&gt;&quot;;[.Q131];&quot;&lt;/Text&gt;&lt;/Row&gt;&quot;)" office:value-type="string" office:string-value="&lt;Row Tag='LOC_TCS_ARMYNAME_SUFFIX_DOGS' Language='ru_RU'&gt;&lt;Text&gt;Собаки&lt;/Text&gt;&lt;/Row&gt;">
            <text:p>&lt;Row Tag='LOC_TCS_ARMYNAME_SUFFIX_DOGS' Language='ru_RU'&gt;&lt;Text&gt;Собаки&lt;/Text&gt;&lt;/Row&gt;</text:p>
          </table:table-cell>
          <table:table-cell office:value-type="string">
            <text:p>狗</text:p>
          </table:table-cell>
          <table:table-cell table:formula="of:=CONCATENATE(&quot;&lt;Row Tag='&quot;;[.A131];&quot;' Language='zh_Hans_CN'&gt;&lt;Text&gt;&quot;;[.S131];&quot;&lt;/Text&gt;&lt;/Row&gt;&quot;)" office:value-type="string" office:string-value="&lt;Row Tag='LOC_TCS_ARMYNAME_SUFFIX_DOGS' Language='zh_Hans_CN'&gt;&lt;Text&gt;狗&lt;/Text&gt;&lt;/Row&gt;">
            <text:p>&lt;Row Tag='LOC_TCS_ARMYNAME_SUFFIX_DOGS' Language='zh_Hans_CN'&gt;&lt;Text&gt;狗&lt;/Text&gt;&lt;/Row&gt;</text:p>
          </table:table-cell>
        </table:table-row>
        <table:table-row table:style-name="ro3">
          <table:table-cell office:value-type="string">
            <text:p>LOC_TCS_ARMYNAME_SUFFIX_DOZEN</text:p>
          </table:table-cell>
          <table:table-cell office:value-type="string">
            <text:p>Dozen</text:p>
          </table:table-cell>
          <table:table-cell office:value-type="string">
            <text:p>Dutzend</text:p>
          </table:table-cell>
          <table:table-cell table:formula="of:=CONCATENATE(&quot;&lt;Row Tag='&quot;;[.A132];&quot;' Language='de_DE'&gt;&lt;Text&gt;&quot;;[.C132];&quot;&lt;/Text&gt;&lt;/Row&gt;&quot;)" office:value-type="string" office:string-value="&lt;Row Tag='LOC_TCS_ARMYNAME_SUFFIX_DOZEN' Language='de_DE'&gt;&lt;Text&gt;Dutzend&lt;/Text&gt;&lt;/Row&gt;">
            <text:p>&lt;Row Tag='LOC_TCS_ARMYNAME_SUFFIX_DOZEN' Language='de_DE'&gt;&lt;Text&gt;Dutzend&lt;/Text&gt;&lt;/Row&gt;</text:p>
          </table:table-cell>
          <table:table-cell office:value-type="string">
            <text:p>Docena</text:p>
          </table:table-cell>
          <table:table-cell table:formula="of:=CONCATENATE(&quot;&lt;Row Tag='&quot;;[.A132];&quot;' Language='es_ES'&gt;&lt;Text&gt;&quot;;[.E132];&quot;&lt;/Text&gt;&lt;/Row&gt;&quot;)" office:value-type="string" office:string-value="&lt;Row Tag='LOC_TCS_ARMYNAME_SUFFIX_DOZEN' Language='es_ES'&gt;&lt;Text&gt;Docena&lt;/Text&gt;&lt;/Row&gt;">
            <text:p>&lt;Row Tag='LOC_TCS_ARMYNAME_SUFFIX_DOZEN' Language='es_ES'&gt;&lt;Text&gt;Docena&lt;/Text&gt;&lt;/Row&gt;</text:p>
          </table:table-cell>
          <table:table-cell office:value-type="string">
            <text:p>Dozzina</text:p>
          </table:table-cell>
          <table:table-cell table:formula="of:=CONCATENATE(&quot;&lt;Row Tag='&quot;;[.A132];&quot;' Language='it_IT'&gt;&lt;Text&gt;&quot;;[.G132];&quot;&lt;/Text&gt;&lt;/Row&gt;&quot;)" office:value-type="string" office:string-value="&lt;Row Tag='LOC_TCS_ARMYNAME_SUFFIX_DOZEN' Language='it_IT'&gt;&lt;Text&gt;Dozzina&lt;/Text&gt;&lt;/Row&gt;">
            <text:p>&lt;Row Tag='LOC_TCS_ARMYNAME_SUFFIX_DOZEN' Language='it_IT'&gt;&lt;Text&gt;Dozzina&lt;/Text&gt;&lt;/Row&gt;</text:p>
          </table:table-cell>
          <table:table-cell office:value-type="string">
            <text:p>十二</text:p>
          </table:table-cell>
          <table:table-cell table:formula="of:=CONCATENATE(&quot;&lt;Row Tag='&quot;;[.A132];&quot;' Language='ja_JP'&gt;&lt;Text&gt;&quot;;[.I132];&quot;&lt;/Text&gt;&lt;/Row&gt;&quot;)" office:value-type="string" office:string-value="&lt;Row Tag='LOC_TCS_ARMYNAME_SUFFIX_DOZEN' Language='ja_JP'&gt;&lt;Text&gt;十二&lt;/Text&gt;&lt;/Row&gt;">
            <text:p>&lt;Row Tag='LOC_TCS_ARMYNAME_SUFFIX_DOZEN' Language='ja_JP'&gt;&lt;Text&gt;十二&lt;/Text&gt;&lt;/Row&gt;</text:p>
          </table:table-cell>
          <table:table-cell office:value-type="string">
            <text:p>다스</text:p>
          </table:table-cell>
          <table:table-cell table:formula="of:=CONCATENATE(&quot;&lt;Row Tag='&quot;;[.A132];&quot;' Language='ko_KR'&gt;&lt;Text&gt;&quot;;[.K132];&quot;&lt;/Text&gt;&lt;/Row&gt;&quot;)" office:value-type="string" office:string-value="&lt;Row Tag='LOC_TCS_ARMYNAME_SUFFIX_DOZEN' Language='ko_KR'&gt;&lt;Text&gt;다스&lt;/Text&gt;&lt;/Row&gt;">
            <text:p>&lt;Row Tag='LOC_TCS_ARMYNAME_SUFFIX_DOZEN' Language='ko_KR'&gt;&lt;Text&gt;다스&lt;/Text&gt;&lt;/Row&gt;</text:p>
          </table:table-cell>
          <table:table-cell office:value-type="string">
            <text:p>Tuzin</text:p>
          </table:table-cell>
          <table:table-cell table:formula="of:=CONCATENATE(&quot;&lt;Row Tag='&quot;;[.A132];&quot;' Language='pl_PL'&gt;&lt;Text&gt;&quot;;[.M132];&quot;&lt;/Text&gt;&lt;/Row&gt;&quot;)" office:value-type="string" office:string-value="&lt;Row Tag='LOC_TCS_ARMYNAME_SUFFIX_DOZEN' Language='pl_PL'&gt;&lt;Text&gt;Tuzin&lt;/Text&gt;&lt;/Row&gt;">
            <text:p>&lt;Row Tag='LOC_TCS_ARMYNAME_SUFFIX_DOZEN' Language='pl_PL'&gt;&lt;Text&gt;Tuzin&lt;/Text&gt;&lt;/Row&gt;</text:p>
          </table:table-cell>
          <table:table-cell office:value-type="string">
            <text:p>Dúzia</text:p>
          </table:table-cell>
          <table:table-cell table:formula="of:=CONCATENATE(&quot;&lt;Row Tag='&quot;;[.A132];&quot;' Language='pt_BR'&gt;&lt;Text&gt;&quot;;[.O132];&quot;&lt;/Text&gt;&lt;/Row&gt;&quot;)" office:value-type="string" office:string-value="&lt;Row Tag='LOC_TCS_ARMYNAME_SUFFIX_DOZEN' Language='pt_BR'&gt;&lt;Text&gt;Dúzia&lt;/Text&gt;&lt;/Row&gt;">
            <text:p>&lt;Row Tag='LOC_TCS_ARMYNAME_SUFFIX_DOZEN' Language='pt_BR'&gt;&lt;Text&gt;Dúzia&lt;/Text&gt;&lt;/Row&gt;</text:p>
          </table:table-cell>
          <table:table-cell office:value-type="string">
            <text:p>Дюжина</text:p>
          </table:table-cell>
          <table:table-cell table:formula="of:=CONCATENATE(&quot;&lt;Row Tag='&quot;;[.A132];&quot;' Language='ru_RU'&gt;&lt;Text&gt;&quot;;[.Q132];&quot;&lt;/Text&gt;&lt;/Row&gt;&quot;)" office:value-type="string" office:string-value="&lt;Row Tag='LOC_TCS_ARMYNAME_SUFFIX_DOZEN' Language='ru_RU'&gt;&lt;Text&gt;Дюжина&lt;/Text&gt;&lt;/Row&gt;">
            <text:p>&lt;Row Tag='LOC_TCS_ARMYNAME_SUFFIX_DOZEN' Language='ru_RU'&gt;&lt;Text&gt;Дюжина&lt;/Text&gt;&lt;/Row&gt;</text:p>
          </table:table-cell>
          <table:table-cell office:value-type="string">
            <text:p>十二个</text:p>
          </table:table-cell>
          <table:table-cell table:formula="of:=CONCATENATE(&quot;&lt;Row Tag='&quot;;[.A132];&quot;' Language='zh_Hans_CN'&gt;&lt;Text&gt;&quot;;[.S132];&quot;&lt;/Text&gt;&lt;/Row&gt;&quot;)" office:value-type="string" office:string-value="&lt;Row Tag='LOC_TCS_ARMYNAME_SUFFIX_DOZEN' Language='zh_Hans_CN'&gt;&lt;Text&gt;十二个&lt;/Text&gt;&lt;/Row&gt;">
            <text:p>&lt;Row Tag='LOC_TCS_ARMYNAME_SUFFIX_DOZEN' Language='zh_Hans_CN'&gt;&lt;Text&gt;十二个&lt;/Text&gt;&lt;/Row&gt;</text:p>
          </table:table-cell>
        </table:table-row>
        <table:table-row table:style-name="ro3">
          <table:table-cell office:value-type="string">
            <text:p>LOC_TCS_ARMYNAME_SUFFIX_DRAGONS</text:p>
          </table:table-cell>
          <table:table-cell office:value-type="string">
            <text:p>Dragons</text:p>
          </table:table-cell>
          <table:table-cell office:value-type="string">
            <text:p>Drachen</text:p>
          </table:table-cell>
          <table:table-cell table:formula="of:=CONCATENATE(&quot;&lt;Row Tag='&quot;;[.A133];&quot;' Language='de_DE'&gt;&lt;Text&gt;&quot;;[.C133];&quot;&lt;/Text&gt;&lt;/Row&gt;&quot;)" office:value-type="string" office:string-value="&lt;Row Tag='LOC_TCS_ARMYNAME_SUFFIX_DRAGONS' Language='de_DE'&gt;&lt;Text&gt;Drachen&lt;/Text&gt;&lt;/Row&gt;">
            <text:p>&lt;Row Tag='LOC_TCS_ARMYNAME_SUFFIX_DRAGONS' Language='de_DE'&gt;&lt;Text&gt;Drachen&lt;/Text&gt;&lt;/Row&gt;</text:p>
          </table:table-cell>
          <table:table-cell office:value-type="string">
            <text:p>Dragones</text:p>
          </table:table-cell>
          <table:table-cell table:formula="of:=CONCATENATE(&quot;&lt;Row Tag='&quot;;[.A133];&quot;' Language='es_ES'&gt;&lt;Text&gt;&quot;;[.E133];&quot;&lt;/Text&gt;&lt;/Row&gt;&quot;)" office:value-type="string" office:string-value="&lt;Row Tag='LOC_TCS_ARMYNAME_SUFFIX_DRAGONS' Language='es_ES'&gt;&lt;Text&gt;Dragones&lt;/Text&gt;&lt;/Row&gt;">
            <text:p>&lt;Row Tag='LOC_TCS_ARMYNAME_SUFFIX_DRAGONS' Language='es_ES'&gt;&lt;Text&gt;Dragones&lt;/Text&gt;&lt;/Row&gt;</text:p>
          </table:table-cell>
          <table:table-cell office:value-type="string">
            <text:p>Draghi</text:p>
          </table:table-cell>
          <table:table-cell table:formula="of:=CONCATENATE(&quot;&lt;Row Tag='&quot;;[.A133];&quot;' Language='it_IT'&gt;&lt;Text&gt;&quot;;[.G133];&quot;&lt;/Text&gt;&lt;/Row&gt;&quot;)" office:value-type="string" office:string-value="&lt;Row Tag='LOC_TCS_ARMYNAME_SUFFIX_DRAGONS' Language='it_IT'&gt;&lt;Text&gt;Draghi&lt;/Text&gt;&lt;/Row&gt;">
            <text:p>&lt;Row Tag='LOC_TCS_ARMYNAME_SUFFIX_DRAGONS' Language='it_IT'&gt;&lt;Text&gt;Draghi&lt;/Text&gt;&lt;/Row&gt;</text:p>
          </table:table-cell>
          <table:table-cell office:value-type="string">
            <text:p>竜たち</text:p>
          </table:table-cell>
          <table:table-cell table:formula="of:=CONCATENATE(&quot;&lt;Row Tag='&quot;;[.A133];&quot;' Language='ja_JP'&gt;&lt;Text&gt;&quot;;[.I133];&quot;&lt;/Text&gt;&lt;/Row&gt;&quot;)" office:value-type="string" office:string-value="&lt;Row Tag='LOC_TCS_ARMYNAME_SUFFIX_DRAGONS' Language='ja_JP'&gt;&lt;Text&gt;竜たち&lt;/Text&gt;&lt;/Row&gt;">
            <text:p>&lt;Row Tag='LOC_TCS_ARMYNAME_SUFFIX_DRAGONS' Language='ja_JP'&gt;&lt;Text&gt;竜たち&lt;/Text&gt;&lt;/Row&gt;</text:p>
          </table:table-cell>
          <table:table-cell office:value-type="string">
            <text:p>용들</text:p>
          </table:table-cell>
          <table:table-cell table:formula="of:=CONCATENATE(&quot;&lt;Row Tag='&quot;;[.A133];&quot;' Language='ko_KR'&gt;&lt;Text&gt;&quot;;[.K133];&quot;&lt;/Text&gt;&lt;/Row&gt;&quot;)" office:value-type="string" office:string-value="&lt;Row Tag='LOC_TCS_ARMYNAME_SUFFIX_DRAGONS' Language='ko_KR'&gt;&lt;Text&gt;용들&lt;/Text&gt;&lt;/Row&gt;">
            <text:p>&lt;Row Tag='LOC_TCS_ARMYNAME_SUFFIX_DRAGONS' Language='ko_KR'&gt;&lt;Text&gt;용들&lt;/Text&gt;&lt;/Row&gt;</text:p>
          </table:table-cell>
          <table:table-cell office:value-type="string">
            <text:p>Smoki</text:p>
          </table:table-cell>
          <table:table-cell table:formula="of:=CONCATENATE(&quot;&lt;Row Tag='&quot;;[.A133];&quot;' Language='pl_PL'&gt;&lt;Text&gt;&quot;;[.M133];&quot;&lt;/Text&gt;&lt;/Row&gt;&quot;)" office:value-type="string" office:string-value="&lt;Row Tag='LOC_TCS_ARMYNAME_SUFFIX_DRAGONS' Language='pl_PL'&gt;&lt;Text&gt;Smoki&lt;/Text&gt;&lt;/Row&gt;">
            <text:p>&lt;Row Tag='LOC_TCS_ARMYNAME_SUFFIX_DRAGONS' Language='pl_PL'&gt;&lt;Text&gt;Smoki&lt;/Text&gt;&lt;/Row&gt;</text:p>
          </table:table-cell>
          <table:table-cell office:value-type="string">
            <text:p>Dragões</text:p>
          </table:table-cell>
          <table:table-cell table:formula="of:=CONCATENATE(&quot;&lt;Row Tag='&quot;;[.A133];&quot;' Language='pt_BR'&gt;&lt;Text&gt;&quot;;[.O133];&quot;&lt;/Text&gt;&lt;/Row&gt;&quot;)" office:value-type="string" office:string-value="&lt;Row Tag='LOC_TCS_ARMYNAME_SUFFIX_DRAGONS' Language='pt_BR'&gt;&lt;Text&gt;Dragões&lt;/Text&gt;&lt;/Row&gt;">
            <text:p>&lt;Row Tag='LOC_TCS_ARMYNAME_SUFFIX_DRAGONS' Language='pt_BR'&gt;&lt;Text&gt;Dragões&lt;/Text&gt;&lt;/Row&gt;</text:p>
          </table:table-cell>
          <table:table-cell office:value-type="string">
            <text:p>Драконы</text:p>
          </table:table-cell>
          <table:table-cell table:formula="of:=CONCATENATE(&quot;&lt;Row Tag='&quot;;[.A133];&quot;' Language='ru_RU'&gt;&lt;Text&gt;&quot;;[.Q133];&quot;&lt;/Text&gt;&lt;/Row&gt;&quot;)" office:value-type="string" office:string-value="&lt;Row Tag='LOC_TCS_ARMYNAME_SUFFIX_DRAGONS' Language='ru_RU'&gt;&lt;Text&gt;Драконы&lt;/Text&gt;&lt;/Row&gt;">
            <text:p>&lt;Row Tag='LOC_TCS_ARMYNAME_SUFFIX_DRAGONS' Language='ru_RU'&gt;&lt;Text&gt;Драконы&lt;/Text&gt;&lt;/Row&gt;</text:p>
          </table:table-cell>
          <table:table-cell office:value-type="string">
            <text:p>龙</text:p>
          </table:table-cell>
          <table:table-cell table:formula="of:=CONCATENATE(&quot;&lt;Row Tag='&quot;;[.A133];&quot;' Language='zh_Hans_CN'&gt;&lt;Text&gt;&quot;;[.S133];&quot;&lt;/Text&gt;&lt;/Row&gt;&quot;)" office:value-type="string" office:string-value="&lt;Row Tag='LOC_TCS_ARMYNAME_SUFFIX_DRAGONS' Language='zh_Hans_CN'&gt;&lt;Text&gt;龙&lt;/Text&gt;&lt;/Row&gt;">
            <text:p>&lt;Row Tag='LOC_TCS_ARMYNAME_SUFFIX_DRAGONS' Language='zh_Hans_CN'&gt;&lt;Text&gt;龙&lt;/Text&gt;&lt;/Row&gt;</text:p>
          </table:table-cell>
        </table:table-row>
        <table:table-row table:style-name="ro3">
          <table:table-cell office:value-type="string">
            <text:p>LOC_TCS_ARMYNAME_SUFFIX_EAGLES</text:p>
          </table:table-cell>
          <table:table-cell office:value-type="string">
            <text:p>Eagles</text:p>
          </table:table-cell>
          <table:table-cell office:value-type="string">
            <text:p>Adler</text:p>
          </table:table-cell>
          <table:table-cell table:formula="of:=CONCATENATE(&quot;&lt;Row Tag='&quot;;[.A134];&quot;' Language='de_DE'&gt;&lt;Text&gt;&quot;;[.C134];&quot;&lt;/Text&gt;&lt;/Row&gt;&quot;)" office:value-type="string" office:string-value="&lt;Row Tag='LOC_TCS_ARMYNAME_SUFFIX_EAGLES' Language='de_DE'&gt;&lt;Text&gt;Adler&lt;/Text&gt;&lt;/Row&gt;">
            <text:p>&lt;Row Tag='LOC_TCS_ARMYNAME_SUFFIX_EAGLES' Language='de_DE'&gt;&lt;Text&gt;Adler&lt;/Text&gt;&lt;/Row&gt;</text:p>
          </table:table-cell>
          <table:table-cell office:value-type="string">
            <text:p>Águilas</text:p>
          </table:table-cell>
          <table:table-cell table:formula="of:=CONCATENATE(&quot;&lt;Row Tag='&quot;;[.A134];&quot;' Language='es_ES'&gt;&lt;Text&gt;&quot;;[.E134];&quot;&lt;/Text&gt;&lt;/Row&gt;&quot;)" office:value-type="string" office:string-value="&lt;Row Tag='LOC_TCS_ARMYNAME_SUFFIX_EAGLES' Language='es_ES'&gt;&lt;Text&gt;Águilas&lt;/Text&gt;&lt;/Row&gt;">
            <text:p>&lt;Row Tag='LOC_TCS_ARMYNAME_SUFFIX_EAGLES' Language='es_ES'&gt;&lt;Text&gt;Águilas&lt;/Text&gt;&lt;/Row&gt;</text:p>
          </table:table-cell>
          <table:table-cell office:value-type="string">
            <text:p>Aquile</text:p>
          </table:table-cell>
          <table:table-cell table:formula="of:=CONCATENATE(&quot;&lt;Row Tag='&quot;;[.A134];&quot;' Language='it_IT'&gt;&lt;Text&gt;&quot;;[.G134];&quot;&lt;/Text&gt;&lt;/Row&gt;&quot;)" office:value-type="string" office:string-value="&lt;Row Tag='LOC_TCS_ARMYNAME_SUFFIX_EAGLES' Language='it_IT'&gt;&lt;Text&gt;Aquile&lt;/Text&gt;&lt;/Row&gt;">
            <text:p>&lt;Row Tag='LOC_TCS_ARMYNAME_SUFFIX_EAGLES' Language='it_IT'&gt;&lt;Text&gt;Aquile&lt;/Text&gt;&lt;/Row&gt;</text:p>
          </table:table-cell>
          <table:table-cell office:value-type="string">
            <text:p>鷲たち</text:p>
          </table:table-cell>
          <table:table-cell table:formula="of:=CONCATENATE(&quot;&lt;Row Tag='&quot;;[.A134];&quot;' Language='ja_JP'&gt;&lt;Text&gt;&quot;;[.I134];&quot;&lt;/Text&gt;&lt;/Row&gt;&quot;)" office:value-type="string" office:string-value="&lt;Row Tag='LOC_TCS_ARMYNAME_SUFFIX_EAGLES' Language='ja_JP'&gt;&lt;Text&gt;鷲たち&lt;/Text&gt;&lt;/Row&gt;">
            <text:p>&lt;Row Tag='LOC_TCS_ARMYNAME_SUFFIX_EAGLES' Language='ja_JP'&gt;&lt;Text&gt;鷲たち&lt;/Text&gt;&lt;/Row&gt;</text:p>
          </table:table-cell>
          <table:table-cell office:value-type="string">
            <text:p>독수리들</text:p>
          </table:table-cell>
          <table:table-cell table:formula="of:=CONCATENATE(&quot;&lt;Row Tag='&quot;;[.A134];&quot;' Language='ko_KR'&gt;&lt;Text&gt;&quot;;[.K134];&quot;&lt;/Text&gt;&lt;/Row&gt;&quot;)" office:value-type="string" office:string-value="&lt;Row Tag='LOC_TCS_ARMYNAME_SUFFIX_EAGLES' Language='ko_KR'&gt;&lt;Text&gt;독수리들&lt;/Text&gt;&lt;/Row&gt;">
            <text:p>&lt;Row Tag='LOC_TCS_ARMYNAME_SUFFIX_EAGLES' Language='ko_KR'&gt;&lt;Text&gt;독수리들&lt;/Text&gt;&lt;/Row&gt;</text:p>
          </table:table-cell>
          <table:table-cell office:value-type="string">
            <text:p>Orły</text:p>
          </table:table-cell>
          <table:table-cell table:formula="of:=CONCATENATE(&quot;&lt;Row Tag='&quot;;[.A134];&quot;' Language='pl_PL'&gt;&lt;Text&gt;&quot;;[.M134];&quot;&lt;/Text&gt;&lt;/Row&gt;&quot;)" office:value-type="string" office:string-value="&lt;Row Tag='LOC_TCS_ARMYNAME_SUFFIX_EAGLES' Language='pl_PL'&gt;&lt;Text&gt;Orły&lt;/Text&gt;&lt;/Row&gt;">
            <text:p>&lt;Row Tag='LOC_TCS_ARMYNAME_SUFFIX_EAGLES' Language='pl_PL'&gt;&lt;Text&gt;Orły&lt;/Text&gt;&lt;/Row&gt;</text:p>
          </table:table-cell>
          <table:table-cell office:value-type="string">
            <text:p>Águias</text:p>
          </table:table-cell>
          <table:table-cell table:formula="of:=CONCATENATE(&quot;&lt;Row Tag='&quot;;[.A134];&quot;' Language='pt_BR'&gt;&lt;Text&gt;&quot;;[.O134];&quot;&lt;/Text&gt;&lt;/Row&gt;&quot;)" office:value-type="string" office:string-value="&lt;Row Tag='LOC_TCS_ARMYNAME_SUFFIX_EAGLES' Language='pt_BR'&gt;&lt;Text&gt;Águias&lt;/Text&gt;&lt;/Row&gt;">
            <text:p>&lt;Row Tag='LOC_TCS_ARMYNAME_SUFFIX_EAGLES' Language='pt_BR'&gt;&lt;Text&gt;Águias&lt;/Text&gt;&lt;/Row&gt;</text:p>
          </table:table-cell>
          <table:table-cell office:value-type="string">
            <text:p>Орлы</text:p>
          </table:table-cell>
          <table:table-cell table:formula="of:=CONCATENATE(&quot;&lt;Row Tag='&quot;;[.A134];&quot;' Language='ru_RU'&gt;&lt;Text&gt;&quot;;[.Q134];&quot;&lt;/Text&gt;&lt;/Row&gt;&quot;)" office:value-type="string" office:string-value="&lt;Row Tag='LOC_TCS_ARMYNAME_SUFFIX_EAGLES' Language='ru_RU'&gt;&lt;Text&gt;Орлы&lt;/Text&gt;&lt;/Row&gt;">
            <text:p>&lt;Row Tag='LOC_TCS_ARMYNAME_SUFFIX_EAGLES' Language='ru_RU'&gt;&lt;Text&gt;Орлы&lt;/Text&gt;&lt;/Row&gt;</text:p>
          </table:table-cell>
          <table:table-cell office:value-type="string">
            <text:p>鹰</text:p>
          </table:table-cell>
          <table:table-cell table:formula="of:=CONCATENATE(&quot;&lt;Row Tag='&quot;;[.A134];&quot;' Language='zh_Hans_CN'&gt;&lt;Text&gt;&quot;;[.S134];&quot;&lt;/Text&gt;&lt;/Row&gt;&quot;)" office:value-type="string" office:string-value="&lt;Row Tag='LOC_TCS_ARMYNAME_SUFFIX_EAGLES' Language='zh_Hans_CN'&gt;&lt;Text&gt;鹰&lt;/Text&gt;&lt;/Row&gt;">
            <text:p>&lt;Row Tag='LOC_TCS_ARMYNAME_SUFFIX_EAGLES' Language='zh_Hans_CN'&gt;&lt;Text&gt;鹰&lt;/Text&gt;&lt;/Row&gt;</text:p>
          </table:table-cell>
        </table:table-row>
        <table:table-row table:style-name="ro3">
          <table:table-cell office:value-type="string">
            <text:p>LOC_TCS_ARMYNAME_SUFFIX_EXCELLERS</text:p>
          </table:table-cell>
          <table:table-cell office:value-type="string">
            <text:p>Excellers</text:p>
          </table:table-cell>
          <table:table-cell office:value-type="string">
            <text:p>Auszeichner</text:p>
          </table:table-cell>
          <table:table-cell table:formula="of:=CONCATENATE(&quot;&lt;Row Tag='&quot;;[.A135];&quot;' Language='de_DE'&gt;&lt;Text&gt;&quot;;[.C135];&quot;&lt;/Text&gt;&lt;/Row&gt;&quot;)" office:value-type="string" office:string-value="&lt;Row Tag='LOC_TCS_ARMYNAME_SUFFIX_EXCELLERS' Language='de_DE'&gt;&lt;Text&gt;Auszeichner&lt;/Text&gt;&lt;/Row&gt;">
            <text:p>&lt;Row Tag='LOC_TCS_ARMYNAME_SUFFIX_EXCELLERS' Language='de_DE'&gt;&lt;Text&gt;Auszeichner&lt;/Text&gt;&lt;/Row&gt;</text:p>
          </table:table-cell>
          <table:table-cell office:value-type="string">
            <text:p>Excelentes</text:p>
          </table:table-cell>
          <table:table-cell table:formula="of:=CONCATENATE(&quot;&lt;Row Tag='&quot;;[.A135];&quot;' Language='es_ES'&gt;&lt;Text&gt;&quot;;[.E135];&quot;&lt;/Text&gt;&lt;/Row&gt;&quot;)" office:value-type="string" office:string-value="&lt;Row Tag='LOC_TCS_ARMYNAME_SUFFIX_EXCELLERS' Language='es_ES'&gt;&lt;Text&gt;Excelentes&lt;/Text&gt;&lt;/Row&gt;">
            <text:p>&lt;Row Tag='LOC_TCS_ARMYNAME_SUFFIX_EXCELLERS' Language='es_ES'&gt;&lt;Text&gt;Excelentes&lt;/Text&gt;&lt;/Row&gt;</text:p>
          </table:table-cell>
          <table:table-cell office:value-type="string">
            <text:p>Eccellenti</text:p>
          </table:table-cell>
          <table:table-cell table:formula="of:=CONCATENATE(&quot;&lt;Row Tag='&quot;;[.A135];&quot;' Language='it_IT'&gt;&lt;Text&gt;&quot;;[.G135];&quot;&lt;/Text&gt;&lt;/Row&gt;&quot;)" office:value-type="string" office:string-value="&lt;Row Tag='LOC_TCS_ARMYNAME_SUFFIX_EXCELLERS' Language='it_IT'&gt;&lt;Text&gt;Eccellenti&lt;/Text&gt;&lt;/Row&gt;">
            <text:p>&lt;Row Tag='LOC_TCS_ARMYNAME_SUFFIX_EXCELLERS' Language='it_IT'&gt;&lt;Text&gt;Eccellenti&lt;/Text&gt;&lt;/Row&gt;</text:p>
          </table:table-cell>
          <table:table-cell office:value-type="string">
            <text:p>優秀な者たち</text:p>
          </table:table-cell>
          <table:table-cell table:formula="of:=CONCATENATE(&quot;&lt;Row Tag='&quot;;[.A135];&quot;' Language='ja_JP'&gt;&lt;Text&gt;&quot;;[.I135];&quot;&lt;/Text&gt;&lt;/Row&gt;&quot;)" office:value-type="string" office:string-value="&lt;Row Tag='LOC_TCS_ARMYNAME_SUFFIX_EXCELLERS' Language='ja_JP'&gt;&lt;Text&gt;優秀な者たち&lt;/Text&gt;&lt;/Row&gt;">
            <text:p>&lt;Row Tag='LOC_TCS_ARMYNAME_SUFFIX_EXCELLERS' Language='ja_JP'&gt;&lt;Text&gt;優秀な者たち&lt;/Text&gt;&lt;/Row&gt;</text:p>
          </table:table-cell>
          <table:table-cell office:value-type="string">
            <text:p>탁월한 사람들</text:p>
          </table:table-cell>
          <table:table-cell table:formula="of:=CONCATENATE(&quot;&lt;Row Tag='&quot;;[.A135];&quot;' Language='ko_KR'&gt;&lt;Text&gt;&quot;;[.K135];&quot;&lt;/Text&gt;&lt;/Row&gt;&quot;)" office:value-type="string" office:string-value="&lt;Row Tag='LOC_TCS_ARMYNAME_SUFFIX_EXCELLERS' Language='ko_KR'&gt;&lt;Text&gt;탁월한 사람들&lt;/Text&gt;&lt;/Row&gt;">
            <text:p>&lt;Row Tag='LOC_TCS_ARMYNAME_SUFFIX_EXCELLERS' Language='ko_KR'&gt;&lt;Text&gt;탁월한 사람들&lt;/Text&gt;&lt;/Row&gt;</text:p>
          </table:table-cell>
          <table:table-cell office:value-type="string">
            <text:p>Doskonali</text:p>
          </table:table-cell>
          <table:table-cell table:formula="of:=CONCATENATE(&quot;&lt;Row Tag='&quot;;[.A135];&quot;' Language='pl_PL'&gt;&lt;Text&gt;&quot;;[.M135];&quot;&lt;/Text&gt;&lt;/Row&gt;&quot;)" office:value-type="string" office:string-value="&lt;Row Tag='LOC_TCS_ARMYNAME_SUFFIX_EXCELLERS' Language='pl_PL'&gt;&lt;Text&gt;Doskonali&lt;/Text&gt;&lt;/Row&gt;">
            <text:p>&lt;Row Tag='LOC_TCS_ARMYNAME_SUFFIX_EXCELLERS' Language='pl_PL'&gt;&lt;Text&gt;Doskonali&lt;/Text&gt;&lt;/Row&gt;</text:p>
          </table:table-cell>
          <table:table-cell office:value-type="string">
            <text:p>Excelentes</text:p>
          </table:table-cell>
          <table:table-cell table:formula="of:=CONCATENATE(&quot;&lt;Row Tag='&quot;;[.A135];&quot;' Language='pt_BR'&gt;&lt;Text&gt;&quot;;[.O135];&quot;&lt;/Text&gt;&lt;/Row&gt;&quot;)" office:value-type="string" office:string-value="&lt;Row Tag='LOC_TCS_ARMYNAME_SUFFIX_EXCELLERS' Language='pt_BR'&gt;&lt;Text&gt;Excelentes&lt;/Text&gt;&lt;/Row&gt;">
            <text:p>&lt;Row Tag='LOC_TCS_ARMYNAME_SUFFIX_EXCELLERS' Language='pt_BR'&gt;&lt;Text&gt;Excelentes&lt;/Text&gt;&lt;/Row&gt;</text:p>
          </table:table-cell>
          <table:table-cell office:value-type="string">
            <text:p>Отличники</text:p>
          </table:table-cell>
          <table:table-cell table:formula="of:=CONCATENATE(&quot;&lt;Row Tag='&quot;;[.A135];&quot;' Language='ru_RU'&gt;&lt;Text&gt;&quot;;[.Q135];&quot;&lt;/Text&gt;&lt;/Row&gt;&quot;)" office:value-type="string" office:string-value="&lt;Row Tag='LOC_TCS_ARMYNAME_SUFFIX_EXCELLERS' Language='ru_RU'&gt;&lt;Text&gt;Отличники&lt;/Text&gt;&lt;/Row&gt;">
            <text:p>&lt;Row Tag='LOC_TCS_ARMYNAME_SUFFIX_EXCELLERS' Language='ru_RU'&gt;&lt;Text&gt;Отличники&lt;/Text&gt;&lt;/Row&gt;</text:p>
          </table:table-cell>
          <table:table-cell office:value-type="string">
            <text:p>佼佼者</text:p>
          </table:table-cell>
          <table:table-cell table:formula="of:=CONCATENATE(&quot;&lt;Row Tag='&quot;;[.A135];&quot;' Language='zh_Hans_CN'&gt;&lt;Text&gt;&quot;;[.S135];&quot;&lt;/Text&gt;&lt;/Row&gt;&quot;)" office:value-type="string" office:string-value="&lt;Row Tag='LOC_TCS_ARMYNAME_SUFFIX_EXCELLERS' Language='zh_Hans_CN'&gt;&lt;Text&gt;佼佼者&lt;/Text&gt;&lt;/Row&gt;">
            <text:p>&lt;Row Tag='LOC_TCS_ARMYNAME_SUFFIX_EXCELLERS' Language='zh_Hans_CN'&gt;&lt;Text&gt;佼佼者&lt;/Text&gt;&lt;/Row&gt;</text:p>
          </table:table-cell>
        </table:table-row>
        <table:table-row table:style-name="ro3">
          <table:table-cell office:value-type="string">
            <text:p>LOC_TCS_ARMYNAME_SUFFIX_FORCE</text:p>
          </table:table-cell>
          <table:table-cell office:value-type="string">
            <text:p>Force</text:p>
          </table:table-cell>
          <table:table-cell office:value-type="string">
            <text:p>Truppe</text:p>
          </table:table-cell>
          <table:table-cell table:formula="of:=CONCATENATE(&quot;&lt;Row Tag='&quot;;[.A136];&quot;' Language='de_DE'&gt;&lt;Text&gt;&quot;;[.C136];&quot;&lt;/Text&gt;&lt;/Row&gt;&quot;)" office:value-type="string" office:string-value="&lt;Row Tag='LOC_TCS_ARMYNAME_SUFFIX_FORCE' Language='de_DE'&gt;&lt;Text&gt;Truppe&lt;/Text&gt;&lt;/Row&gt;">
            <text:p>&lt;Row Tag='LOC_TCS_ARMYNAME_SUFFIX_FORCE' Language='de_DE'&gt;&lt;Text&gt;Truppe&lt;/Text&gt;&lt;/Row&gt;</text:p>
          </table:table-cell>
          <table:table-cell office:value-type="string">
            <text:p>Fuerza</text:p>
          </table:table-cell>
          <table:table-cell table:formula="of:=CONCATENATE(&quot;&lt;Row Tag='&quot;;[.A136];&quot;' Language='es_ES'&gt;&lt;Text&gt;&quot;;[.E136];&quot;&lt;/Text&gt;&lt;/Row&gt;&quot;)" office:value-type="string" office:string-value="&lt;Row Tag='LOC_TCS_ARMYNAME_SUFFIX_FORCE' Language='es_ES'&gt;&lt;Text&gt;Fuerza&lt;/Text&gt;&lt;/Row&gt;">
            <text:p>&lt;Row Tag='LOC_TCS_ARMYNAME_SUFFIX_FORCE' Language='es_ES'&gt;&lt;Text&gt;Fuerza&lt;/Text&gt;&lt;/Row&gt;</text:p>
          </table:table-cell>
          <table:table-cell office:value-type="string">
            <text:p>Forza</text:p>
          </table:table-cell>
          <table:table-cell table:formula="of:=CONCATENATE(&quot;&lt;Row Tag='&quot;;[.A136];&quot;' Language='it_IT'&gt;&lt;Text&gt;&quot;;[.G136];&quot;&lt;/Text&gt;&lt;/Row&gt;&quot;)" office:value-type="string" office:string-value="&lt;Row Tag='LOC_TCS_ARMYNAME_SUFFIX_FORCE' Language='it_IT'&gt;&lt;Text&gt;Forza&lt;/Text&gt;&lt;/Row&gt;">
            <text:p>&lt;Row Tag='LOC_TCS_ARMYNAME_SUFFIX_FORCE' Language='it_IT'&gt;&lt;Text&gt;Forza&lt;/Text&gt;&lt;/Row&gt;</text:p>
          </table:table-cell>
          <table:table-cell office:value-type="string">
            <text:p>軍</text:p>
          </table:table-cell>
          <table:table-cell table:formula="of:=CONCATENATE(&quot;&lt;Row Tag='&quot;;[.A136];&quot;' Language='ja_JP'&gt;&lt;Text&gt;&quot;;[.I136];&quot;&lt;/Text&gt;&lt;/Row&gt;&quot;)" office:value-type="string" office:string-value="&lt;Row Tag='LOC_TCS_ARMYNAME_SUFFIX_FORCE' Language='ja_JP'&gt;&lt;Text&gt;軍&lt;/Text&gt;&lt;/Row&gt;">
            <text:p>&lt;Row Tag='LOC_TCS_ARMYNAME_SUFFIX_FORCE' Language='ja_JP'&gt;&lt;Text&gt;軍&lt;/Text&gt;&lt;/Row&gt;</text:p>
          </table:table-cell>
          <table:table-cell office:value-type="string">
            <text:p>힘</text:p>
          </table:table-cell>
          <table:table-cell table:formula="of:=CONCATENATE(&quot;&lt;Row Tag='&quot;;[.A136];&quot;' Language='ko_KR'&gt;&lt;Text&gt;&quot;;[.K136];&quot;&lt;/Text&gt;&lt;/Row&gt;&quot;)" office:value-type="string" office:string-value="&lt;Row Tag='LOC_TCS_ARMYNAME_SUFFIX_FORCE' Language='ko_KR'&gt;&lt;Text&gt;힘&lt;/Text&gt;&lt;/Row&gt;">
            <text:p>&lt;Row Tag='LOC_TCS_ARMYNAME_SUFFIX_FORCE' Language='ko_KR'&gt;&lt;Text&gt;힘&lt;/Text&gt;&lt;/Row&gt;</text:p>
          </table:table-cell>
          <table:table-cell office:value-type="string">
            <text:p>Siła</text:p>
          </table:table-cell>
          <table:table-cell table:formula="of:=CONCATENATE(&quot;&lt;Row Tag='&quot;;[.A136];&quot;' Language='pl_PL'&gt;&lt;Text&gt;&quot;;[.M136];&quot;&lt;/Text&gt;&lt;/Row&gt;&quot;)" office:value-type="string" office:string-value="&lt;Row Tag='LOC_TCS_ARMYNAME_SUFFIX_FORCE' Language='pl_PL'&gt;&lt;Text&gt;Siła&lt;/Text&gt;&lt;/Row&gt;">
            <text:p>&lt;Row Tag='LOC_TCS_ARMYNAME_SUFFIX_FORCE' Language='pl_PL'&gt;&lt;Text&gt;Siła&lt;/Text&gt;&lt;/Row&gt;</text:p>
          </table:table-cell>
          <table:table-cell office:value-type="string">
            <text:p>Força</text:p>
          </table:table-cell>
          <table:table-cell table:formula="of:=CONCATENATE(&quot;&lt;Row Tag='&quot;;[.A136];&quot;' Language='pt_BR'&gt;&lt;Text&gt;&quot;;[.O136];&quot;&lt;/Text&gt;&lt;/Row&gt;&quot;)" office:value-type="string" office:string-value="&lt;Row Tag='LOC_TCS_ARMYNAME_SUFFIX_FORCE' Language='pt_BR'&gt;&lt;Text&gt;Força&lt;/Text&gt;&lt;/Row&gt;">
            <text:p>&lt;Row Tag='LOC_TCS_ARMYNAME_SUFFIX_FORCE' Language='pt_BR'&gt;&lt;Text&gt;Força&lt;/Text&gt;&lt;/Row&gt;</text:p>
          </table:table-cell>
          <table:table-cell office:value-type="string">
            <text:p>Сила</text:p>
          </table:table-cell>
          <table:table-cell table:formula="of:=CONCATENATE(&quot;&lt;Row Tag='&quot;;[.A136];&quot;' Language='ru_RU'&gt;&lt;Text&gt;&quot;;[.Q136];&quot;&lt;/Text&gt;&lt;/Row&gt;&quot;)" office:value-type="string" office:string-value="&lt;Row Tag='LOC_TCS_ARMYNAME_SUFFIX_FORCE' Language='ru_RU'&gt;&lt;Text&gt;Сила&lt;/Text&gt;&lt;/Row&gt;">
            <text:p>&lt;Row Tag='LOC_TCS_ARMYNAME_SUFFIX_FORCE' Language='ru_RU'&gt;&lt;Text&gt;Сила&lt;/Text&gt;&lt;/Row&gt;</text:p>
          </table:table-cell>
          <table:table-cell office:value-type="string">
            <text:p>力量</text:p>
          </table:table-cell>
          <table:table-cell table:formula="of:=CONCATENATE(&quot;&lt;Row Tag='&quot;;[.A136];&quot;' Language='zh_Hans_CN'&gt;&lt;Text&gt;&quot;;[.S136];&quot;&lt;/Text&gt;&lt;/Row&gt;&quot;)" office:value-type="string" office:string-value="&lt;Row Tag='LOC_TCS_ARMYNAME_SUFFIX_FORCE' Language='zh_Hans_CN'&gt;&lt;Text&gt;力量&lt;/Text&gt;&lt;/Row&gt;">
            <text:p>&lt;Row Tag='LOC_TCS_ARMYNAME_SUFFIX_FORCE' Language='zh_Hans_CN'&gt;&lt;Text&gt;力量&lt;/Text&gt;&lt;/Row&gt;</text:p>
          </table:table-cell>
        </table:table-row>
        <table:table-row table:style-name="ro3">
          <table:table-cell office:value-type="string">
            <text:p>LOC_TCS_ARMYNAME_SUFFIX_FUSILIERS</text:p>
          </table:table-cell>
          <table:table-cell office:value-type="string">
            <text:p>Fusiliers</text:p>
          </table:table-cell>
          <table:table-cell office:value-type="string">
            <text:p>Füsiliere</text:p>
          </table:table-cell>
          <table:table-cell table:formula="of:=CONCATENATE(&quot;&lt;Row Tag='&quot;;[.A137];&quot;' Language='de_DE'&gt;&lt;Text&gt;&quot;;[.C137];&quot;&lt;/Text&gt;&lt;/Row&gt;&quot;)" office:value-type="string" office:string-value="&lt;Row Tag='LOC_TCS_ARMYNAME_SUFFIX_FUSILIERS' Language='de_DE'&gt;&lt;Text&gt;Füsiliere&lt;/Text&gt;&lt;/Row&gt;">
            <text:p>&lt;Row Tag='LOC_TCS_ARMYNAME_SUFFIX_FUSILIERS' Language='de_DE'&gt;&lt;Text&gt;Füsiliere&lt;/Text&gt;&lt;/Row&gt;</text:p>
          </table:table-cell>
          <table:table-cell office:value-type="string">
            <text:p>Fusileros</text:p>
          </table:table-cell>
          <table:table-cell table:formula="of:=CONCATENATE(&quot;&lt;Row Tag='&quot;;[.A137];&quot;' Language='es_ES'&gt;&lt;Text&gt;&quot;;[.E137];&quot;&lt;/Text&gt;&lt;/Row&gt;&quot;)" office:value-type="string" office:string-value="&lt;Row Tag='LOC_TCS_ARMYNAME_SUFFIX_FUSILIERS' Language='es_ES'&gt;&lt;Text&gt;Fusileros&lt;/Text&gt;&lt;/Row&gt;">
            <text:p>&lt;Row Tag='LOC_TCS_ARMYNAME_SUFFIX_FUSILIERS' Language='es_ES'&gt;&lt;Text&gt;Fusileros&lt;/Text&gt;&lt;/Row&gt;</text:p>
          </table:table-cell>
          <table:table-cell office:value-type="string">
            <text:p>Fucilieri</text:p>
          </table:table-cell>
          <table:table-cell table:formula="of:=CONCATENATE(&quot;&lt;Row Tag='&quot;;[.A137];&quot;' Language='it_IT'&gt;&lt;Text&gt;&quot;;[.G137];&quot;&lt;/Text&gt;&lt;/Row&gt;&quot;)" office:value-type="string" office:string-value="&lt;Row Tag='LOC_TCS_ARMYNAME_SUFFIX_FUSILIERS' Language='it_IT'&gt;&lt;Text&gt;Fucilieri&lt;/Text&gt;&lt;/Row&gt;">
            <text:p>&lt;Row Tag='LOC_TCS_ARMYNAME_SUFFIX_FUSILIERS' Language='it_IT'&gt;&lt;Text&gt;Fucilieri&lt;/Text&gt;&lt;/Row&gt;</text:p>
          </table:table-cell>
          <table:table-cell office:value-type="string">
            <text:p>銃兵たち</text:p>
          </table:table-cell>
          <table:table-cell table:formula="of:=CONCATENATE(&quot;&lt;Row Tag='&quot;;[.A137];&quot;' Language='ja_JP'&gt;&lt;Text&gt;&quot;;[.I137];&quot;&lt;/Text&gt;&lt;/Row&gt;&quot;)" office:value-type="string" office:string-value="&lt;Row Tag='LOC_TCS_ARMYNAME_SUFFIX_FUSILIERS' Language='ja_JP'&gt;&lt;Text&gt;銃兵たち&lt;/Text&gt;&lt;/Row&gt;">
            <text:p>&lt;Row Tag='LOC_TCS_ARMYNAME_SUFFIX_FUSILIERS' Language='ja_JP'&gt;&lt;Text&gt;銃兵たち&lt;/Text&gt;&lt;/Row&gt;</text:p>
          </table:table-cell>
          <table:table-cell office:value-type="string">
            <text:p>총병들</text:p>
          </table:table-cell>
          <table:table-cell table:formula="of:=CONCATENATE(&quot;&lt;Row Tag='&quot;;[.A137];&quot;' Language='ko_KR'&gt;&lt;Text&gt;&quot;;[.K137];&quot;&lt;/Text&gt;&lt;/Row&gt;&quot;)" office:value-type="string" office:string-value="&lt;Row Tag='LOC_TCS_ARMYNAME_SUFFIX_FUSILIERS' Language='ko_KR'&gt;&lt;Text&gt;총병들&lt;/Text&gt;&lt;/Row&gt;">
            <text:p>&lt;Row Tag='LOC_TCS_ARMYNAME_SUFFIX_FUSILIERS' Language='ko_KR'&gt;&lt;Text&gt;총병들&lt;/Text&gt;&lt;/Row&gt;</text:p>
          </table:table-cell>
          <table:table-cell office:value-type="string">
            <text:p>Fuzylierzy</text:p>
          </table:table-cell>
          <table:table-cell table:formula="of:=CONCATENATE(&quot;&lt;Row Tag='&quot;;[.A137];&quot;' Language='pl_PL'&gt;&lt;Text&gt;&quot;;[.M137];&quot;&lt;/Text&gt;&lt;/Row&gt;&quot;)" office:value-type="string" office:string-value="&lt;Row Tag='LOC_TCS_ARMYNAME_SUFFIX_FUSILIERS' Language='pl_PL'&gt;&lt;Text&gt;Fuzylierzy&lt;/Text&gt;&lt;/Row&gt;">
            <text:p>&lt;Row Tag='LOC_TCS_ARMYNAME_SUFFIX_FUSILIERS' Language='pl_PL'&gt;&lt;Text&gt;Fuzylierzy&lt;/Text&gt;&lt;/Row&gt;</text:p>
          </table:table-cell>
          <table:table-cell office:value-type="string">
            <text:p>Fuzileiros</text:p>
          </table:table-cell>
          <table:table-cell table:formula="of:=CONCATENATE(&quot;&lt;Row Tag='&quot;;[.A137];&quot;' Language='pt_BR'&gt;&lt;Text&gt;&quot;;[.O137];&quot;&lt;/Text&gt;&lt;/Row&gt;&quot;)" office:value-type="string" office:string-value="&lt;Row Tag='LOC_TCS_ARMYNAME_SUFFIX_FUSILIERS' Language='pt_BR'&gt;&lt;Text&gt;Fuzileiros&lt;/Text&gt;&lt;/Row&gt;">
            <text:p>&lt;Row Tag='LOC_TCS_ARMYNAME_SUFFIX_FUSILIERS' Language='pt_BR'&gt;&lt;Text&gt;Fuzileiros&lt;/Text&gt;&lt;/Row&gt;</text:p>
          </table:table-cell>
          <table:table-cell office:value-type="string">
            <text:p>Фузилеры</text:p>
          </table:table-cell>
          <table:table-cell table:formula="of:=CONCATENATE(&quot;&lt;Row Tag='&quot;;[.A137];&quot;' Language='ru_RU'&gt;&lt;Text&gt;&quot;;[.Q137];&quot;&lt;/Text&gt;&lt;/Row&gt;&quot;)" office:value-type="string" office:string-value="&lt;Row Tag='LOC_TCS_ARMYNAME_SUFFIX_FUSILIERS' Language='ru_RU'&gt;&lt;Text&gt;Фузилеры&lt;/Text&gt;&lt;/Row&gt;">
            <text:p>&lt;Row Tag='LOC_TCS_ARMYNAME_SUFFIX_FUSILIERS' Language='ru_RU'&gt;&lt;Text&gt;Фузилеры&lt;/Text&gt;&lt;/Row&gt;</text:p>
          </table:table-cell>
          <table:table-cell office:value-type="string">
            <text:p>步枪兵</text:p>
          </table:table-cell>
          <table:table-cell table:formula="of:=CONCATENATE(&quot;&lt;Row Tag='&quot;;[.A137];&quot;' Language='zh_Hans_CN'&gt;&lt;Text&gt;&quot;;[.S137];&quot;&lt;/Text&gt;&lt;/Row&gt;&quot;)" office:value-type="string" office:string-value="&lt;Row Tag='LOC_TCS_ARMYNAME_SUFFIX_FUSILIERS' Language='zh_Hans_CN'&gt;&lt;Text&gt;步枪兵&lt;/Text&gt;&lt;/Row&gt;">
            <text:p>&lt;Row Tag='LOC_TCS_ARMYNAME_SUFFIX_FUSILIERS' Language='zh_Hans_CN'&gt;&lt;Text&gt;步枪兵&lt;/Text&gt;&lt;/Row&gt;</text:p>
          </table:table-cell>
        </table:table-row>
        <table:table-row table:style-name="ro3">
          <table:table-cell office:value-type="string">
            <text:p>LOC_TCS_ARMYNAME_SUFFIX_GAMBLERS</text:p>
          </table:table-cell>
          <table:table-cell office:value-type="string">
            <text:p>Gamblers</text:p>
          </table:table-cell>
          <table:table-cell office:value-type="string">
            <text:p>Spieler</text:p>
          </table:table-cell>
          <table:table-cell table:formula="of:=CONCATENATE(&quot;&lt;Row Tag='&quot;;[.A138];&quot;' Language='de_DE'&gt;&lt;Text&gt;&quot;;[.C138];&quot;&lt;/Text&gt;&lt;/Row&gt;&quot;)" office:value-type="string" office:string-value="&lt;Row Tag='LOC_TCS_ARMYNAME_SUFFIX_GAMBLERS' Language='de_DE'&gt;&lt;Text&gt;Spieler&lt;/Text&gt;&lt;/Row&gt;">
            <text:p>&lt;Row Tag='LOC_TCS_ARMYNAME_SUFFIX_GAMBLERS' Language='de_DE'&gt;&lt;Text&gt;Spieler&lt;/Text&gt;&lt;/Row&gt;</text:p>
          </table:table-cell>
          <table:table-cell office:value-type="string">
            <text:p>Jugadores</text:p>
          </table:table-cell>
          <table:table-cell table:formula="of:=CONCATENATE(&quot;&lt;Row Tag='&quot;;[.A138];&quot;' Language='es_ES'&gt;&lt;Text&gt;&quot;;[.E138];&quot;&lt;/Text&gt;&lt;/Row&gt;&quot;)" office:value-type="string" office:string-value="&lt;Row Tag='LOC_TCS_ARMYNAME_SUFFIX_GAMBLERS' Language='es_ES'&gt;&lt;Text&gt;Jugadores&lt;/Text&gt;&lt;/Row&gt;">
            <text:p>&lt;Row Tag='LOC_TCS_ARMYNAME_SUFFIX_GAMBLERS' Language='es_ES'&gt;&lt;Text&gt;Jugadores&lt;/Text&gt;&lt;/Row&gt;</text:p>
          </table:table-cell>
          <table:table-cell office:value-type="string">
            <text:p>Giocatori d'azzardo</text:p>
          </table:table-cell>
          <table:table-cell table:formula="of:=CONCATENATE(&quot;&lt;Row Tag='&quot;;[.A138];&quot;' Language='it_IT'&gt;&lt;Text&gt;&quot;;[.G138];&quot;&lt;/Text&gt;&lt;/Row&gt;&quot;)" office:value-type="string" office:string-value="&lt;Row Tag='LOC_TCS_ARMYNAME_SUFFIX_GAMBLERS' Language='it_IT'&gt;&lt;Text&gt;Giocatori d'azzardo&lt;/Text&gt;&lt;/Row&gt;">
            <text:p>&lt;Row Tag='LOC_TCS_ARMYNAME_SUFFIX_GAMBLERS' Language='it_IT'&gt;&lt;Text&gt;Giocatori d'azzardo&lt;/Text&gt;&lt;/Row&gt;</text:p>
          </table:table-cell>
          <table:table-cell office:value-type="string">
            <text:p>賭博師たち</text:p>
          </table:table-cell>
          <table:table-cell table:formula="of:=CONCATENATE(&quot;&lt;Row Tag='&quot;;[.A138];&quot;' Language='ja_JP'&gt;&lt;Text&gt;&quot;;[.I138];&quot;&lt;/Text&gt;&lt;/Row&gt;&quot;)" office:value-type="string" office:string-value="&lt;Row Tag='LOC_TCS_ARMYNAME_SUFFIX_GAMBLERS' Language='ja_JP'&gt;&lt;Text&gt;賭博師たち&lt;/Text&gt;&lt;/Row&gt;">
            <text:p>&lt;Row Tag='LOC_TCS_ARMYNAME_SUFFIX_GAMBLERS' Language='ja_JP'&gt;&lt;Text&gt;賭博師たち&lt;/Text&gt;&lt;/Row&gt;</text:p>
          </table:table-cell>
          <table:table-cell office:value-type="string">
            <text:p>노름꾼들</text:p>
          </table:table-cell>
          <table:table-cell table:formula="of:=CONCATENATE(&quot;&lt;Row Tag='&quot;;[.A138];&quot;' Language='ko_KR'&gt;&lt;Text&gt;&quot;;[.K138];&quot;&lt;/Text&gt;&lt;/Row&gt;&quot;)" office:value-type="string" office:string-value="&lt;Row Tag='LOC_TCS_ARMYNAME_SUFFIX_GAMBLERS' Language='ko_KR'&gt;&lt;Text&gt;노름꾼들&lt;/Text&gt;&lt;/Row&gt;">
            <text:p>&lt;Row Tag='LOC_TCS_ARMYNAME_SUFFIX_GAMBLERS' Language='ko_KR'&gt;&lt;Text&gt;노름꾼들&lt;/Text&gt;&lt;/Row&gt;</text:p>
          </table:table-cell>
          <table:table-cell office:value-type="string">
            <text:p>Hazardziści</text:p>
          </table:table-cell>
          <table:table-cell table:formula="of:=CONCATENATE(&quot;&lt;Row Tag='&quot;;[.A138];&quot;' Language='pl_PL'&gt;&lt;Text&gt;&quot;;[.M138];&quot;&lt;/Text&gt;&lt;/Row&gt;&quot;)" office:value-type="string" office:string-value="&lt;Row Tag='LOC_TCS_ARMYNAME_SUFFIX_GAMBLERS' Language='pl_PL'&gt;&lt;Text&gt;Hazardziści&lt;/Text&gt;&lt;/Row&gt;">
            <text:p>&lt;Row Tag='LOC_TCS_ARMYNAME_SUFFIX_GAMBLERS' Language='pl_PL'&gt;&lt;Text&gt;Hazardziści&lt;/Text&gt;&lt;/Row&gt;</text:p>
          </table:table-cell>
          <table:table-cell office:value-type="string">
            <text:p>Jogadores</text:p>
          </table:table-cell>
          <table:table-cell table:formula="of:=CONCATENATE(&quot;&lt;Row Tag='&quot;;[.A138];&quot;' Language='pt_BR'&gt;&lt;Text&gt;&quot;;[.O138];&quot;&lt;/Text&gt;&lt;/Row&gt;&quot;)" office:value-type="string" office:string-value="&lt;Row Tag='LOC_TCS_ARMYNAME_SUFFIX_GAMBLERS' Language='pt_BR'&gt;&lt;Text&gt;Jogadores&lt;/Text&gt;&lt;/Row&gt;">
            <text:p>&lt;Row Tag='LOC_TCS_ARMYNAME_SUFFIX_GAMBLERS' Language='pt_BR'&gt;&lt;Text&gt;Jogadores&lt;/Text&gt;&lt;/Row&gt;</text:p>
          </table:table-cell>
          <table:table-cell office:value-type="string">
            <text:p>Игроки</text:p>
          </table:table-cell>
          <table:table-cell table:formula="of:=CONCATENATE(&quot;&lt;Row Tag='&quot;;[.A138];&quot;' Language='ru_RU'&gt;&lt;Text&gt;&quot;;[.Q138];&quot;&lt;/Text&gt;&lt;/Row&gt;&quot;)" office:value-type="string" office:string-value="&lt;Row Tag='LOC_TCS_ARMYNAME_SUFFIX_GAMBLERS' Language='ru_RU'&gt;&lt;Text&gt;Игроки&lt;/Text&gt;&lt;/Row&gt;">
            <text:p>&lt;Row Tag='LOC_TCS_ARMYNAME_SUFFIX_GAMBLERS' Language='ru_RU'&gt;&lt;Text&gt;Игроки&lt;/Text&gt;&lt;/Row&gt;</text:p>
          </table:table-cell>
          <table:table-cell office:value-type="string">
            <text:p>赌徒</text:p>
          </table:table-cell>
          <table:table-cell table:formula="of:=CONCATENATE(&quot;&lt;Row Tag='&quot;;[.A138];&quot;' Language='zh_Hans_CN'&gt;&lt;Text&gt;&quot;;[.S138];&quot;&lt;/Text&gt;&lt;/Row&gt;&quot;)" office:value-type="string" office:string-value="&lt;Row Tag='LOC_TCS_ARMYNAME_SUFFIX_GAMBLERS' Language='zh_Hans_CN'&gt;&lt;Text&gt;赌徒&lt;/Text&gt;&lt;/Row&gt;">
            <text:p>&lt;Row Tag='LOC_TCS_ARMYNAME_SUFFIX_GAMBLERS' Language='zh_Hans_CN'&gt;&lt;Text&gt;赌徒&lt;/Text&gt;&lt;/Row&gt;</text:p>
          </table:table-cell>
        </table:table-row>
        <table:table-row table:style-name="ro3">
          <table:table-cell office:value-type="string">
            <text:p>LOC_TCS_ARMYNAME_SUFFIX_GANG</text:p>
          </table:table-cell>
          <table:table-cell office:value-type="string">
            <text:p>Gang</text:p>
          </table:table-cell>
          <table:table-cell office:value-type="string">
            <text:p>Bande</text:p>
          </table:table-cell>
          <table:table-cell table:formula="of:=CONCATENATE(&quot;&lt;Row Tag='&quot;;[.A139];&quot;' Language='de_DE'&gt;&lt;Text&gt;&quot;;[.C139];&quot;&lt;/Text&gt;&lt;/Row&gt;&quot;)" office:value-type="string" office:string-value="&lt;Row Tag='LOC_TCS_ARMYNAME_SUFFIX_GANG' Language='de_DE'&gt;&lt;Text&gt;Bande&lt;/Text&gt;&lt;/Row&gt;">
            <text:p>&lt;Row Tag='LOC_TCS_ARMYNAME_SUFFIX_GANG' Language='de_DE'&gt;&lt;Text&gt;Bande&lt;/Text&gt;&lt;/Row&gt;</text:p>
          </table:table-cell>
          <table:table-cell office:value-type="string">
            <text:p>Pandilla</text:p>
          </table:table-cell>
          <table:table-cell table:formula="of:=CONCATENATE(&quot;&lt;Row Tag='&quot;;[.A139];&quot;' Language='es_ES'&gt;&lt;Text&gt;&quot;;[.E139];&quot;&lt;/Text&gt;&lt;/Row&gt;&quot;)" office:value-type="string" office:string-value="&lt;Row Tag='LOC_TCS_ARMYNAME_SUFFIX_GANG' Language='es_ES'&gt;&lt;Text&gt;Pandilla&lt;/Text&gt;&lt;/Row&gt;">
            <text:p>&lt;Row Tag='LOC_TCS_ARMYNAME_SUFFIX_GANG' Language='es_ES'&gt;&lt;Text&gt;Pandilla&lt;/Text&gt;&lt;/Row&gt;</text:p>
          </table:table-cell>
          <table:table-cell office:value-type="string">
            <text:p>Banda</text:p>
          </table:table-cell>
          <table:table-cell table:formula="of:=CONCATENATE(&quot;&lt;Row Tag='&quot;;[.A139];&quot;' Language='it_IT'&gt;&lt;Text&gt;&quot;;[.G139];&quot;&lt;/Text&gt;&lt;/Row&gt;&quot;)" office:value-type="string" office:string-value="&lt;Row Tag='LOC_TCS_ARMYNAME_SUFFIX_GANG' Language='it_IT'&gt;&lt;Text&gt;Banda&lt;/Text&gt;&lt;/Row&gt;">
            <text:p>&lt;Row Tag='LOC_TCS_ARMYNAME_SUFFIX_GANG' Language='it_IT'&gt;&lt;Text&gt;Banda&lt;/Text&gt;&lt;/Row&gt;</text:p>
          </table:table-cell>
          <table:table-cell office:value-type="string">
            <text:p>ギャング</text:p>
          </table:table-cell>
          <table:table-cell table:formula="of:=CONCATENATE(&quot;&lt;Row Tag='&quot;;[.A139];&quot;' Language='ja_JP'&gt;&lt;Text&gt;&quot;;[.I139];&quot;&lt;/Text&gt;&lt;/Row&gt;&quot;)" office:value-type="string" office:string-value="&lt;Row Tag='LOC_TCS_ARMYNAME_SUFFIX_GANG' Language='ja_JP'&gt;&lt;Text&gt;ギャング&lt;/Text&gt;&lt;/Row&gt;">
            <text:p>&lt;Row Tag='LOC_TCS_ARMYNAME_SUFFIX_GANG' Language='ja_JP'&gt;&lt;Text&gt;ギャング&lt;/Text&gt;&lt;/Row&gt;</text:p>
          </table:table-cell>
          <table:table-cell office:value-type="string">
            <text:p>갱단</text:p>
          </table:table-cell>
          <table:table-cell table:formula="of:=CONCATENATE(&quot;&lt;Row Tag='&quot;;[.A139];&quot;' Language='ko_KR'&gt;&lt;Text&gt;&quot;;[.K139];&quot;&lt;/Text&gt;&lt;/Row&gt;&quot;)" office:value-type="string" office:string-value="&lt;Row Tag='LOC_TCS_ARMYNAME_SUFFIX_GANG' Language='ko_KR'&gt;&lt;Text&gt;갱단&lt;/Text&gt;&lt;/Row&gt;">
            <text:p>&lt;Row Tag='LOC_TCS_ARMYNAME_SUFFIX_GANG' Language='ko_KR'&gt;&lt;Text&gt;갱단&lt;/Text&gt;&lt;/Row&gt;</text:p>
          </table:table-cell>
          <table:table-cell office:value-type="string">
            <text:p>Banda</text:p>
          </table:table-cell>
          <table:table-cell table:formula="of:=CONCATENATE(&quot;&lt;Row Tag='&quot;;[.A139];&quot;' Language='pl_PL'&gt;&lt;Text&gt;&quot;;[.M139];&quot;&lt;/Text&gt;&lt;/Row&gt;&quot;)" office:value-type="string" office:string-value="&lt;Row Tag='LOC_TCS_ARMYNAME_SUFFIX_GANG' Language='pl_PL'&gt;&lt;Text&gt;Banda&lt;/Text&gt;&lt;/Row&gt;">
            <text:p>&lt;Row Tag='LOC_TCS_ARMYNAME_SUFFIX_GANG' Language='pl_PL'&gt;&lt;Text&gt;Banda&lt;/Text&gt;&lt;/Row&gt;</text:p>
          </table:table-cell>
          <table:table-cell office:value-type="string">
            <text:p>Gangue</text:p>
          </table:table-cell>
          <table:table-cell table:formula="of:=CONCATENATE(&quot;&lt;Row Tag='&quot;;[.A139];&quot;' Language='pt_BR'&gt;&lt;Text&gt;&quot;;[.O139];&quot;&lt;/Text&gt;&lt;/Row&gt;&quot;)" office:value-type="string" office:string-value="&lt;Row Tag='LOC_TCS_ARMYNAME_SUFFIX_GANG' Language='pt_BR'&gt;&lt;Text&gt;Gangue&lt;/Text&gt;&lt;/Row&gt;">
            <text:p>&lt;Row Tag='LOC_TCS_ARMYNAME_SUFFIX_GANG' Language='pt_BR'&gt;&lt;Text&gt;Gangue&lt;/Text&gt;&lt;/Row&gt;</text:p>
          </table:table-cell>
          <table:table-cell office:value-type="string">
            <text:p>Банда</text:p>
          </table:table-cell>
          <table:table-cell table:formula="of:=CONCATENATE(&quot;&lt;Row Tag='&quot;;[.A139];&quot;' Language='ru_RU'&gt;&lt;Text&gt;&quot;;[.Q139];&quot;&lt;/Text&gt;&lt;/Row&gt;&quot;)" office:value-type="string" office:string-value="&lt;Row Tag='LOC_TCS_ARMYNAME_SUFFIX_GANG' Language='ru_RU'&gt;&lt;Text&gt;Банда&lt;/Text&gt;&lt;/Row&gt;">
            <text:p>&lt;Row Tag='LOC_TCS_ARMYNAME_SUFFIX_GANG' Language='ru_RU'&gt;&lt;Text&gt;Банда&lt;/Text&gt;&lt;/Row&gt;</text:p>
          </table:table-cell>
          <table:table-cell office:value-type="string">
            <text:p>帮派</text:p>
          </table:table-cell>
          <table:table-cell table:formula="of:=CONCATENATE(&quot;&lt;Row Tag='&quot;;[.A139];&quot;' Language='zh_Hans_CN'&gt;&lt;Text&gt;&quot;;[.S139];&quot;&lt;/Text&gt;&lt;/Row&gt;&quot;)" office:value-type="string" office:string-value="&lt;Row Tag='LOC_TCS_ARMYNAME_SUFFIX_GANG' Language='zh_Hans_CN'&gt;&lt;Text&gt;帮派&lt;/Text&gt;&lt;/Row&gt;">
            <text:p>&lt;Row Tag='LOC_TCS_ARMYNAME_SUFFIX_GANG' Language='zh_Hans_CN'&gt;&lt;Text&gt;帮派&lt;/Text&gt;&lt;/Row&gt;</text:p>
          </table:table-cell>
        </table:table-row>
        <table:table-row table:style-name="ro3">
          <table:table-cell office:value-type="string">
            <text:p>LOC_TCS_ARMYNAME_SUFFIX_GARDE</text:p>
          </table:table-cell>
          <table:table-cell office:value-type="string">
            <text:p>Garde</text:p>
          </table:table-cell>
          <table:table-cell office:value-type="string">
            <text:p>Garde</text:p>
          </table:table-cell>
          <table:table-cell table:formula="of:=CONCATENATE(&quot;&lt;Row Tag='&quot;;[.A140];&quot;' Language='de_DE'&gt;&lt;Text&gt;&quot;;[.C140];&quot;&lt;/Text&gt;&lt;/Row&gt;&quot;)" office:value-type="string" office:string-value="&lt;Row Tag='LOC_TCS_ARMYNAME_SUFFIX_GARDE' Language='de_DE'&gt;&lt;Text&gt;Garde&lt;/Text&gt;&lt;/Row&gt;">
            <text:p>&lt;Row Tag='LOC_TCS_ARMYNAME_SUFFIX_GARDE' Language='de_DE'&gt;&lt;Text&gt;Garde&lt;/Text&gt;&lt;/Row&gt;</text:p>
          </table:table-cell>
          <table:table-cell office:value-type="string">
            <text:p>Guardia</text:p>
          </table:table-cell>
          <table:table-cell table:formula="of:=CONCATENATE(&quot;&lt;Row Tag='&quot;;[.A140];&quot;' Language='es_ES'&gt;&lt;Text&gt;&quot;;[.E140];&quot;&lt;/Text&gt;&lt;/Row&gt;&quot;)" office:value-type="string" office:string-value="&lt;Row Tag='LOC_TCS_ARMYNAME_SUFFIX_GARDE' Language='es_ES'&gt;&lt;Text&gt;Guardia&lt;/Text&gt;&lt;/Row&gt;">
            <text:p>&lt;Row Tag='LOC_TCS_ARMYNAME_SUFFIX_GARDE' Language='es_ES'&gt;&lt;Text&gt;Guardia&lt;/Text&gt;&lt;/Row&gt;</text:p>
          </table:table-cell>
          <table:table-cell office:value-type="string">
            <text:p>Guardia</text:p>
          </table:table-cell>
          <table:table-cell table:formula="of:=CONCATENATE(&quot;&lt;Row Tag='&quot;;[.A140];&quot;' Language='it_IT'&gt;&lt;Text&gt;&quot;;[.G140];&quot;&lt;/Text&gt;&lt;/Row&gt;&quot;)" office:value-type="string" office:string-value="&lt;Row Tag='LOC_TCS_ARMYNAME_SUFFIX_GARDE' Language='it_IT'&gt;&lt;Text&gt;Guardia&lt;/Text&gt;&lt;/Row&gt;">
            <text:p>&lt;Row Tag='LOC_TCS_ARMYNAME_SUFFIX_GARDE' Language='it_IT'&gt;&lt;Text&gt;Guardia&lt;/Text&gt;&lt;/Row&gt;</text:p>
          </table:table-cell>
          <table:table-cell office:value-type="string">
            <text:p>近衛兵</text:p>
          </table:table-cell>
          <table:table-cell table:formula="of:=CONCATENATE(&quot;&lt;Row Tag='&quot;;[.A140];&quot;' Language='ja_JP'&gt;&lt;Text&gt;&quot;;[.I140];&quot;&lt;/Text&gt;&lt;/Row&gt;&quot;)" office:value-type="string" office:string-value="&lt;Row Tag='LOC_TCS_ARMYNAME_SUFFIX_GARDE' Language='ja_JP'&gt;&lt;Text&gt;近衛兵&lt;/Text&gt;&lt;/Row&gt;">
            <text:p>&lt;Row Tag='LOC_TCS_ARMYNAME_SUFFIX_GARDE' Language='ja_JP'&gt;&lt;Text&gt;近衛兵&lt;/Text&gt;&lt;/Row&gt;</text:p>
          </table:table-cell>
          <table:table-cell office:value-type="string">
            <text:p>근위병</text:p>
          </table:table-cell>
          <table:table-cell table:formula="of:=CONCATENATE(&quot;&lt;Row Tag='&quot;;[.A140];&quot;' Language='ko_KR'&gt;&lt;Text&gt;&quot;;[.K140];&quot;&lt;/Text&gt;&lt;/Row&gt;&quot;)" office:value-type="string" office:string-value="&lt;Row Tag='LOC_TCS_ARMYNAME_SUFFIX_GARDE' Language='ko_KR'&gt;&lt;Text&gt;근위병&lt;/Text&gt;&lt;/Row&gt;">
            <text:p>&lt;Row Tag='LOC_TCS_ARMYNAME_SUFFIX_GARDE' Language='ko_KR'&gt;&lt;Text&gt;근위병&lt;/Text&gt;&lt;/Row&gt;</text:p>
          </table:table-cell>
          <table:table-cell office:value-type="string">
            <text:p>Gwardia</text:p>
          </table:table-cell>
          <table:table-cell table:formula="of:=CONCATENATE(&quot;&lt;Row Tag='&quot;;[.A140];&quot;' Language='pl_PL'&gt;&lt;Text&gt;&quot;;[.M140];&quot;&lt;/Text&gt;&lt;/Row&gt;&quot;)" office:value-type="string" office:string-value="&lt;Row Tag='LOC_TCS_ARMYNAME_SUFFIX_GARDE' Language='pl_PL'&gt;&lt;Text&gt;Gwardia&lt;/Text&gt;&lt;/Row&gt;">
            <text:p>&lt;Row Tag='LOC_TCS_ARMYNAME_SUFFIX_GARDE' Language='pl_PL'&gt;&lt;Text&gt;Gwardia&lt;/Text&gt;&lt;/Row&gt;</text:p>
          </table:table-cell>
          <table:table-cell office:value-type="string">
            <text:p>Guarda</text:p>
          </table:table-cell>
          <table:table-cell table:formula="of:=CONCATENATE(&quot;&lt;Row Tag='&quot;;[.A140];&quot;' Language='pt_BR'&gt;&lt;Text&gt;&quot;;[.O140];&quot;&lt;/Text&gt;&lt;/Row&gt;&quot;)" office:value-type="string" office:string-value="&lt;Row Tag='LOC_TCS_ARMYNAME_SUFFIX_GARDE' Language='pt_BR'&gt;&lt;Text&gt;Guarda&lt;/Text&gt;&lt;/Row&gt;">
            <text:p>&lt;Row Tag='LOC_TCS_ARMYNAME_SUFFIX_GARDE' Language='pt_BR'&gt;&lt;Text&gt;Guarda&lt;/Text&gt;&lt;/Row&gt;</text:p>
          </table:table-cell>
          <table:table-cell office:value-type="string">
            <text:p>Гвардия</text:p>
          </table:table-cell>
          <table:table-cell table:formula="of:=CONCATENATE(&quot;&lt;Row Tag='&quot;;[.A140];&quot;' Language='ru_RU'&gt;&lt;Text&gt;&quot;;[.Q140];&quot;&lt;/Text&gt;&lt;/Row&gt;&quot;)" office:value-type="string" office:string-value="&lt;Row Tag='LOC_TCS_ARMYNAME_SUFFIX_GARDE' Language='ru_RU'&gt;&lt;Text&gt;Гвардия&lt;/Text&gt;&lt;/Row&gt;">
            <text:p>&lt;Row Tag='LOC_TCS_ARMYNAME_SUFFIX_GARDE' Language='ru_RU'&gt;&lt;Text&gt;Гвардия&lt;/Text&gt;&lt;/Row&gt;</text:p>
          </table:table-cell>
          <table:table-cell office:value-type="string">
            <text:p>卫队</text:p>
          </table:table-cell>
          <table:table-cell table:formula="of:=CONCATENATE(&quot;&lt;Row Tag='&quot;;[.A140];&quot;' Language='zh_Hans_CN'&gt;&lt;Text&gt;&quot;;[.S140];&quot;&lt;/Text&gt;&lt;/Row&gt;&quot;)" office:value-type="string" office:string-value="&lt;Row Tag='LOC_TCS_ARMYNAME_SUFFIX_GARDE' Language='zh_Hans_CN'&gt;&lt;Text&gt;卫队&lt;/Text&gt;&lt;/Row&gt;">
            <text:p>&lt;Row Tag='LOC_TCS_ARMYNAME_SUFFIX_GARDE' Language='zh_Hans_CN'&gt;&lt;Text&gt;卫队&lt;/Text&gt;&lt;/Row&gt;</text:p>
          </table:table-cell>
        </table:table-row>
        <table:table-row table:style-name="ro3">
          <table:table-cell office:value-type="string">
            <text:p>LOC_TCS_ARMYNAME_SUFFIX_GIANTS</text:p>
          </table:table-cell>
          <table:table-cell office:value-type="string">
            <text:p>Giants</text:p>
          </table:table-cell>
          <table:table-cell office:value-type="string">
            <text:p>Giganten</text:p>
          </table:table-cell>
          <table:table-cell table:formula="of:=CONCATENATE(&quot;&lt;Row Tag='&quot;;[.A141];&quot;' Language='de_DE'&gt;&lt;Text&gt;&quot;;[.C141];&quot;&lt;/Text&gt;&lt;/Row&gt;&quot;)" office:value-type="string" office:string-value="&lt;Row Tag='LOC_TCS_ARMYNAME_SUFFIX_GIANTS' Language='de_DE'&gt;&lt;Text&gt;Giganten&lt;/Text&gt;&lt;/Row&gt;">
            <text:p>&lt;Row Tag='LOC_TCS_ARMYNAME_SUFFIX_GIANTS' Language='de_DE'&gt;&lt;Text&gt;Giganten&lt;/Text&gt;&lt;/Row&gt;</text:p>
          </table:table-cell>
          <table:table-cell office:value-type="string">
            <text:p>Gigantes</text:p>
          </table:table-cell>
          <table:table-cell table:formula="of:=CONCATENATE(&quot;&lt;Row Tag='&quot;;[.A141];&quot;' Language='es_ES'&gt;&lt;Text&gt;&quot;;[.E141];&quot;&lt;/Text&gt;&lt;/Row&gt;&quot;)" office:value-type="string" office:string-value="&lt;Row Tag='LOC_TCS_ARMYNAME_SUFFIX_GIANTS' Language='es_ES'&gt;&lt;Text&gt;Gigantes&lt;/Text&gt;&lt;/Row&gt;">
            <text:p>&lt;Row Tag='LOC_TCS_ARMYNAME_SUFFIX_GIANTS' Language='es_ES'&gt;&lt;Text&gt;Gigantes&lt;/Text&gt;&lt;/Row&gt;</text:p>
          </table:table-cell>
          <table:table-cell office:value-type="string">
            <text:p>Giganti</text:p>
          </table:table-cell>
          <table:table-cell table:formula="of:=CONCATENATE(&quot;&lt;Row Tag='&quot;;[.A141];&quot;' Language='it_IT'&gt;&lt;Text&gt;&quot;;[.G141];&quot;&lt;/Text&gt;&lt;/Row&gt;&quot;)" office:value-type="string" office:string-value="&lt;Row Tag='LOC_TCS_ARMYNAME_SUFFIX_GIANTS' Language='it_IT'&gt;&lt;Text&gt;Giganti&lt;/Text&gt;&lt;/Row&gt;">
            <text:p>&lt;Row Tag='LOC_TCS_ARMYNAME_SUFFIX_GIANTS' Language='it_IT'&gt;&lt;Text&gt;Giganti&lt;/Text&gt;&lt;/Row&gt;</text:p>
          </table:table-cell>
          <table:table-cell office:value-type="string">
            <text:p>巨人たち</text:p>
          </table:table-cell>
          <table:table-cell table:formula="of:=CONCATENATE(&quot;&lt;Row Tag='&quot;;[.A141];&quot;' Language='ja_JP'&gt;&lt;Text&gt;&quot;;[.I141];&quot;&lt;/Text&gt;&lt;/Row&gt;&quot;)" office:value-type="string" office:string-value="&lt;Row Tag='LOC_TCS_ARMYNAME_SUFFIX_GIANTS' Language='ja_JP'&gt;&lt;Text&gt;巨人たち&lt;/Text&gt;&lt;/Row&gt;">
            <text:p>&lt;Row Tag='LOC_TCS_ARMYNAME_SUFFIX_GIANTS' Language='ja_JP'&gt;&lt;Text&gt;巨人たち&lt;/Text&gt;&lt;/Row&gt;</text:p>
          </table:table-cell>
          <table:table-cell office:value-type="string">
            <text:p>거인들</text:p>
          </table:table-cell>
          <table:table-cell table:formula="of:=CONCATENATE(&quot;&lt;Row Tag='&quot;;[.A141];&quot;' Language='ko_KR'&gt;&lt;Text&gt;&quot;;[.K141];&quot;&lt;/Text&gt;&lt;/Row&gt;&quot;)" office:value-type="string" office:string-value="&lt;Row Tag='LOC_TCS_ARMYNAME_SUFFIX_GIANTS' Language='ko_KR'&gt;&lt;Text&gt;거인들&lt;/Text&gt;&lt;/Row&gt;">
            <text:p>&lt;Row Tag='LOC_TCS_ARMYNAME_SUFFIX_GIANTS' Language='ko_KR'&gt;&lt;Text&gt;거인들&lt;/Text&gt;&lt;/Row&gt;</text:p>
          </table:table-cell>
          <table:table-cell office:value-type="string">
            <text:p>Giganci</text:p>
          </table:table-cell>
          <table:table-cell table:formula="of:=CONCATENATE(&quot;&lt;Row Tag='&quot;;[.A141];&quot;' Language='pl_PL'&gt;&lt;Text&gt;&quot;;[.M141];&quot;&lt;/Text&gt;&lt;/Row&gt;&quot;)" office:value-type="string" office:string-value="&lt;Row Tag='LOC_TCS_ARMYNAME_SUFFIX_GIANTS' Language='pl_PL'&gt;&lt;Text&gt;Giganci&lt;/Text&gt;&lt;/Row&gt;">
            <text:p>&lt;Row Tag='LOC_TCS_ARMYNAME_SUFFIX_GIANTS' Language='pl_PL'&gt;&lt;Text&gt;Giganci&lt;/Text&gt;&lt;/Row&gt;</text:p>
          </table:table-cell>
          <table:table-cell office:value-type="string">
            <text:p>Gigantes</text:p>
          </table:table-cell>
          <table:table-cell table:formula="of:=CONCATENATE(&quot;&lt;Row Tag='&quot;;[.A141];&quot;' Language='pt_BR'&gt;&lt;Text&gt;&quot;;[.O141];&quot;&lt;/Text&gt;&lt;/Row&gt;&quot;)" office:value-type="string" office:string-value="&lt;Row Tag='LOC_TCS_ARMYNAME_SUFFIX_GIANTS' Language='pt_BR'&gt;&lt;Text&gt;Gigantes&lt;/Text&gt;&lt;/Row&gt;">
            <text:p>&lt;Row Tag='LOC_TCS_ARMYNAME_SUFFIX_GIANTS' Language='pt_BR'&gt;&lt;Text&gt;Gigantes&lt;/Text&gt;&lt;/Row&gt;</text:p>
          </table:table-cell>
          <table:table-cell office:value-type="string">
            <text:p>Гиганты</text:p>
          </table:table-cell>
          <table:table-cell table:formula="of:=CONCATENATE(&quot;&lt;Row Tag='&quot;;[.A141];&quot;' Language='ru_RU'&gt;&lt;Text&gt;&quot;;[.Q141];&quot;&lt;/Text&gt;&lt;/Row&gt;&quot;)" office:value-type="string" office:string-value="&lt;Row Tag='LOC_TCS_ARMYNAME_SUFFIX_GIANTS' Language='ru_RU'&gt;&lt;Text&gt;Гиганты&lt;/Text&gt;&lt;/Row&gt;">
            <text:p>&lt;Row Tag='LOC_TCS_ARMYNAME_SUFFIX_GIANTS' Language='ru_RU'&gt;&lt;Text&gt;Гиганты&lt;/Text&gt;&lt;/Row&gt;</text:p>
          </table:table-cell>
          <table:table-cell office:value-type="string">
            <text:p>巨人</text:p>
          </table:table-cell>
          <table:table-cell table:formula="of:=CONCATENATE(&quot;&lt;Row Tag='&quot;;[.A141];&quot;' Language='zh_Hans_CN'&gt;&lt;Text&gt;&quot;;[.S141];&quot;&lt;/Text&gt;&lt;/Row&gt;&quot;)" office:value-type="string" office:string-value="&lt;Row Tag='LOC_TCS_ARMYNAME_SUFFIX_GIANTS' Language='zh_Hans_CN'&gt;&lt;Text&gt;巨人&lt;/Text&gt;&lt;/Row&gt;">
            <text:p>&lt;Row Tag='LOC_TCS_ARMYNAME_SUFFIX_GIANTS' Language='zh_Hans_CN'&gt;&lt;Text&gt;巨人&lt;/Text&gt;&lt;/Row&gt;</text:p>
          </table:table-cell>
        </table:table-row>
        <table:table-row table:style-name="ro3">
          <table:table-cell office:value-type="string">
            <text:p>LOC_TCS_ARMYNAME_SUFFIX_GOONS</text:p>
          </table:table-cell>
          <table:table-cell office:value-type="string">
            <text:p>Goons</text:p>
          </table:table-cell>
          <table:table-cell office:value-type="string">
            <text:p>Schläger</text:p>
          </table:table-cell>
          <table:table-cell table:formula="of:=CONCATENATE(&quot;&lt;Row Tag='&quot;;[.A142];&quot;' Language='de_DE'&gt;&lt;Text&gt;&quot;;[.C142];&quot;&lt;/Text&gt;&lt;/Row&gt;&quot;)" office:value-type="string" office:string-value="&lt;Row Tag='LOC_TCS_ARMYNAME_SUFFIX_GOONS' Language='de_DE'&gt;&lt;Text&gt;Schläger&lt;/Text&gt;&lt;/Row&gt;">
            <text:p>&lt;Row Tag='LOC_TCS_ARMYNAME_SUFFIX_GOONS' Language='de_DE'&gt;&lt;Text&gt;Schläger&lt;/Text&gt;&lt;/Row&gt;</text:p>
          </table:table-cell>
          <table:table-cell office:value-type="string">
            <text:p>Matones</text:p>
          </table:table-cell>
          <table:table-cell table:formula="of:=CONCATENATE(&quot;&lt;Row Tag='&quot;;[.A142];&quot;' Language='es_ES'&gt;&lt;Text&gt;&quot;;[.E142];&quot;&lt;/Text&gt;&lt;/Row&gt;&quot;)" office:value-type="string" office:string-value="&lt;Row Tag='LOC_TCS_ARMYNAME_SUFFIX_GOONS' Language='es_ES'&gt;&lt;Text&gt;Matones&lt;/Text&gt;&lt;/Row&gt;">
            <text:p>&lt;Row Tag='LOC_TCS_ARMYNAME_SUFFIX_GOONS' Language='es_ES'&gt;&lt;Text&gt;Matones&lt;/Text&gt;&lt;/Row&gt;</text:p>
          </table:table-cell>
          <table:table-cell office:value-type="string">
            <text:p>Gagster</text:p>
          </table:table-cell>
          <table:table-cell table:formula="of:=CONCATENATE(&quot;&lt;Row Tag='&quot;;[.A142];&quot;' Language='it_IT'&gt;&lt;Text&gt;&quot;;[.G142];&quot;&lt;/Text&gt;&lt;/Row&gt;&quot;)" office:value-type="string" office:string-value="&lt;Row Tag='LOC_TCS_ARMYNAME_SUFFIX_GOONS' Language='it_IT'&gt;&lt;Text&gt;Gagster&lt;/Text&gt;&lt;/Row&gt;">
            <text:p>&lt;Row Tag='LOC_TCS_ARMYNAME_SUFFIX_GOONS' Language='it_IT'&gt;&lt;Text&gt;Gagster&lt;/Text&gt;&lt;/Row&gt;</text:p>
          </table:table-cell>
          <table:table-cell office:value-type="string">
            <text:p>ごろつきたち</text:p>
          </table:table-cell>
          <table:table-cell table:formula="of:=CONCATENATE(&quot;&lt;Row Tag='&quot;;[.A142];&quot;' Language='ja_JP'&gt;&lt;Text&gt;&quot;;[.I142];&quot;&lt;/Text&gt;&lt;/Row&gt;&quot;)" office:value-type="string" office:string-value="&lt;Row Tag='LOC_TCS_ARMYNAME_SUFFIX_GOONS' Language='ja_JP'&gt;&lt;Text&gt;ごろつきたち&lt;/Text&gt;&lt;/Row&gt;">
            <text:p>&lt;Row Tag='LOC_TCS_ARMYNAME_SUFFIX_GOONS' Language='ja_JP'&gt;&lt;Text&gt;ごろつきたち&lt;/Text&gt;&lt;/Row&gt;</text:p>
          </table:table-cell>
          <table:table-cell office:value-type="string">
            <text:p>깡패들</text:p>
          </table:table-cell>
          <table:table-cell table:formula="of:=CONCATENATE(&quot;&lt;Row Tag='&quot;;[.A142];&quot;' Language='ko_KR'&gt;&lt;Text&gt;&quot;;[.K142];&quot;&lt;/Text&gt;&lt;/Row&gt;&quot;)" office:value-type="string" office:string-value="&lt;Row Tag='LOC_TCS_ARMYNAME_SUFFIX_GOONS' Language='ko_KR'&gt;&lt;Text&gt;깡패들&lt;/Text&gt;&lt;/Row&gt;">
            <text:p>&lt;Row Tag='LOC_TCS_ARMYNAME_SUFFIX_GOONS' Language='ko_KR'&gt;&lt;Text&gt;깡패들&lt;/Text&gt;&lt;/Row&gt;</text:p>
          </table:table-cell>
          <table:table-cell office:value-type="string">
            <text:p>Zbiry</text:p>
          </table:table-cell>
          <table:table-cell table:formula="of:=CONCATENATE(&quot;&lt;Row Tag='&quot;;[.A142];&quot;' Language='pl_PL'&gt;&lt;Text&gt;&quot;;[.M142];&quot;&lt;/Text&gt;&lt;/Row&gt;&quot;)" office:value-type="string" office:string-value="&lt;Row Tag='LOC_TCS_ARMYNAME_SUFFIX_GOONS' Language='pl_PL'&gt;&lt;Text&gt;Zbiry&lt;/Text&gt;&lt;/Row&gt;">
            <text:p>&lt;Row Tag='LOC_TCS_ARMYNAME_SUFFIX_GOONS' Language='pl_PL'&gt;&lt;Text&gt;Zbiry&lt;/Text&gt;&lt;/Row&gt;</text:p>
          </table:table-cell>
          <table:table-cell office:value-type="string">
            <text:p>Capangas</text:p>
          </table:table-cell>
          <table:table-cell table:formula="of:=CONCATENATE(&quot;&lt;Row Tag='&quot;;[.A142];&quot;' Language='pt_BR'&gt;&lt;Text&gt;&quot;;[.O142];&quot;&lt;/Text&gt;&lt;/Row&gt;&quot;)" office:value-type="string" office:string-value="&lt;Row Tag='LOC_TCS_ARMYNAME_SUFFIX_GOONS' Language='pt_BR'&gt;&lt;Text&gt;Capangas&lt;/Text&gt;&lt;/Row&gt;">
            <text:p>&lt;Row Tag='LOC_TCS_ARMYNAME_SUFFIX_GOONS' Language='pt_BR'&gt;&lt;Text&gt;Capangas&lt;/Text&gt;&lt;/Row&gt;</text:p>
          </table:table-cell>
          <table:table-cell office:value-type="string">
            <text:p>Головорезы</text:p>
          </table:table-cell>
          <table:table-cell table:formula="of:=CONCATENATE(&quot;&lt;Row Tag='&quot;;[.A142];&quot;' Language='ru_RU'&gt;&lt;Text&gt;&quot;;[.Q142];&quot;&lt;/Text&gt;&lt;/Row&gt;&quot;)" office:value-type="string" office:string-value="&lt;Row Tag='LOC_TCS_ARMYNAME_SUFFIX_GOONS' Language='ru_RU'&gt;&lt;Text&gt;Головорезы&lt;/Text&gt;&lt;/Row&gt;">
            <text:p>&lt;Row Tag='LOC_TCS_ARMYNAME_SUFFIX_GOONS' Language='ru_RU'&gt;&lt;Text&gt;Головорезы&lt;/Text&gt;&lt;/Row&gt;</text:p>
          </table:table-cell>
          <table:table-cell office:value-type="string">
            <text:p>暴徒</text:p>
          </table:table-cell>
          <table:table-cell table:formula="of:=CONCATENATE(&quot;&lt;Row Tag='&quot;;[.A142];&quot;' Language='zh_Hans_CN'&gt;&lt;Text&gt;&quot;;[.S142];&quot;&lt;/Text&gt;&lt;/Row&gt;&quot;)" office:value-type="string" office:string-value="&lt;Row Tag='LOC_TCS_ARMYNAME_SUFFIX_GOONS' Language='zh_Hans_CN'&gt;&lt;Text&gt;暴徒&lt;/Text&gt;&lt;/Row&gt;">
            <text:p>&lt;Row Tag='LOC_TCS_ARMYNAME_SUFFIX_GOONS' Language='zh_Hans_CN'&gt;&lt;Text&gt;暴徒&lt;/Text&gt;&lt;/Row&gt;</text:p>
          </table:table-cell>
        </table:table-row>
        <table:table-row table:style-name="ro3">
          <table:table-cell office:value-type="string">
            <text:p>LOC_TCS_ARMYNAME_SUFFIX_GRENADIERS</text:p>
          </table:table-cell>
          <table:table-cell office:value-type="string">
            <text:p>Grenadiers</text:p>
          </table:table-cell>
          <table:table-cell office:value-type="string">
            <text:p>Grenadiere</text:p>
          </table:table-cell>
          <table:table-cell table:formula="of:=CONCATENATE(&quot;&lt;Row Tag='&quot;;[.A143];&quot;' Language='de_DE'&gt;&lt;Text&gt;&quot;;[.C143];&quot;&lt;/Text&gt;&lt;/Row&gt;&quot;)" office:value-type="string" office:string-value="&lt;Row Tag='LOC_TCS_ARMYNAME_SUFFIX_GRENADIERS' Language='de_DE'&gt;&lt;Text&gt;Grenadiere&lt;/Text&gt;&lt;/Row&gt;">
            <text:p>&lt;Row Tag='LOC_TCS_ARMYNAME_SUFFIX_GRENADIERS' Language='de_DE'&gt;&lt;Text&gt;Grenadiere&lt;/Text&gt;&lt;/Row&gt;</text:p>
          </table:table-cell>
          <table:table-cell office:value-type="string">
            <text:p>Granaderos</text:p>
          </table:table-cell>
          <table:table-cell table:formula="of:=CONCATENATE(&quot;&lt;Row Tag='&quot;;[.A143];&quot;' Language='es_ES'&gt;&lt;Text&gt;&quot;;[.E143];&quot;&lt;/Text&gt;&lt;/Row&gt;&quot;)" office:value-type="string" office:string-value="&lt;Row Tag='LOC_TCS_ARMYNAME_SUFFIX_GRENADIERS' Language='es_ES'&gt;&lt;Text&gt;Granaderos&lt;/Text&gt;&lt;/Row&gt;">
            <text:p>&lt;Row Tag='LOC_TCS_ARMYNAME_SUFFIX_GRENADIERS' Language='es_ES'&gt;&lt;Text&gt;Granaderos&lt;/Text&gt;&lt;/Row&gt;</text:p>
          </table:table-cell>
          <table:table-cell office:value-type="string">
            <text:p>Granatieri</text:p>
          </table:table-cell>
          <table:table-cell table:formula="of:=CONCATENATE(&quot;&lt;Row Tag='&quot;;[.A143];&quot;' Language='it_IT'&gt;&lt;Text&gt;&quot;;[.G143];&quot;&lt;/Text&gt;&lt;/Row&gt;&quot;)" office:value-type="string" office:string-value="&lt;Row Tag='LOC_TCS_ARMYNAME_SUFFIX_GRENADIERS' Language='it_IT'&gt;&lt;Text&gt;Granatieri&lt;/Text&gt;&lt;/Row&gt;">
            <text:p>&lt;Row Tag='LOC_TCS_ARMYNAME_SUFFIX_GRENADIERS' Language='it_IT'&gt;&lt;Text&gt;Granatieri&lt;/Text&gt;&lt;/Row&gt;</text:p>
          </table:table-cell>
          <table:table-cell office:value-type="string">
            <text:p>擲弾兵たち</text:p>
          </table:table-cell>
          <table:table-cell table:formula="of:=CONCATENATE(&quot;&lt;Row Tag='&quot;;[.A143];&quot;' Language='ja_JP'&gt;&lt;Text&gt;&quot;;[.I143];&quot;&lt;/Text&gt;&lt;/Row&gt;&quot;)" office:value-type="string" office:string-value="&lt;Row Tag='LOC_TCS_ARMYNAME_SUFFIX_GRENADIERS' Language='ja_JP'&gt;&lt;Text&gt;擲弾兵たち&lt;/Text&gt;&lt;/Row&gt;">
            <text:p>&lt;Row Tag='LOC_TCS_ARMYNAME_SUFFIX_GRENADIERS' Language='ja_JP'&gt;&lt;Text&gt;擲弾兵たち&lt;/Text&gt;&lt;/Row&gt;</text:p>
          </table:table-cell>
          <table:table-cell office:value-type="string">
            <text:p>척탄병들</text:p>
          </table:table-cell>
          <table:table-cell table:formula="of:=CONCATENATE(&quot;&lt;Row Tag='&quot;;[.A143];&quot;' Language='ko_KR'&gt;&lt;Text&gt;&quot;;[.K143];&quot;&lt;/Text&gt;&lt;/Row&gt;&quot;)" office:value-type="string" office:string-value="&lt;Row Tag='LOC_TCS_ARMYNAME_SUFFIX_GRENADIERS' Language='ko_KR'&gt;&lt;Text&gt;척탄병들&lt;/Text&gt;&lt;/Row&gt;">
            <text:p>&lt;Row Tag='LOC_TCS_ARMYNAME_SUFFIX_GRENADIERS' Language='ko_KR'&gt;&lt;Text&gt;척탄병들&lt;/Text&gt;&lt;/Row&gt;</text:p>
          </table:table-cell>
          <table:table-cell office:value-type="string">
            <text:p>Grenadierzy</text:p>
          </table:table-cell>
          <table:table-cell table:formula="of:=CONCATENATE(&quot;&lt;Row Tag='&quot;;[.A143];&quot;' Language='pl_PL'&gt;&lt;Text&gt;&quot;;[.M143];&quot;&lt;/Text&gt;&lt;/Row&gt;&quot;)" office:value-type="string" office:string-value="&lt;Row Tag='LOC_TCS_ARMYNAME_SUFFIX_GRENADIERS' Language='pl_PL'&gt;&lt;Text&gt;Grenadierzy&lt;/Text&gt;&lt;/Row&gt;">
            <text:p>&lt;Row Tag='LOC_TCS_ARMYNAME_SUFFIX_GRENADIERS' Language='pl_PL'&gt;&lt;Text&gt;Grenadierzy&lt;/Text&gt;&lt;/Row&gt;</text:p>
          </table:table-cell>
          <table:table-cell office:value-type="string">
            <text:p>Granadeiros</text:p>
          </table:table-cell>
          <table:table-cell table:formula="of:=CONCATENATE(&quot;&lt;Row Tag='&quot;;[.A143];&quot;' Language='pt_BR'&gt;&lt;Text&gt;&quot;;[.O143];&quot;&lt;/Text&gt;&lt;/Row&gt;&quot;)" office:value-type="string" office:string-value="&lt;Row Tag='LOC_TCS_ARMYNAME_SUFFIX_GRENADIERS' Language='pt_BR'&gt;&lt;Text&gt;Granadeiros&lt;/Text&gt;&lt;/Row&gt;">
            <text:p>&lt;Row Tag='LOC_TCS_ARMYNAME_SUFFIX_GRENADIERS' Language='pt_BR'&gt;&lt;Text&gt;Granadeiros&lt;/Text&gt;&lt;/Row&gt;</text:p>
          </table:table-cell>
          <table:table-cell office:value-type="string">
            <text:p>Гренадеры</text:p>
          </table:table-cell>
          <table:table-cell table:formula="of:=CONCATENATE(&quot;&lt;Row Tag='&quot;;[.A143];&quot;' Language='ru_RU'&gt;&lt;Text&gt;&quot;;[.Q143];&quot;&lt;/Text&gt;&lt;/Row&gt;&quot;)" office:value-type="string" office:string-value="&lt;Row Tag='LOC_TCS_ARMYNAME_SUFFIX_GRENADIERS' Language='ru_RU'&gt;&lt;Text&gt;Гренадеры&lt;/Text&gt;&lt;/Row&gt;">
            <text:p>&lt;Row Tag='LOC_TCS_ARMYNAME_SUFFIX_GRENADIERS' Language='ru_RU'&gt;&lt;Text&gt;Гренадеры&lt;/Text&gt;&lt;/Row&gt;</text:p>
          </table:table-cell>
          <table:table-cell office:value-type="string">
            <text:p>掷弹兵</text:p>
          </table:table-cell>
          <table:table-cell table:formula="of:=CONCATENATE(&quot;&lt;Row Tag='&quot;;[.A143];&quot;' Language='zh_Hans_CN'&gt;&lt;Text&gt;&quot;;[.S143];&quot;&lt;/Text&gt;&lt;/Row&gt;&quot;)" office:value-type="string" office:string-value="&lt;Row Tag='LOC_TCS_ARMYNAME_SUFFIX_GRENADIERS' Language='zh_Hans_CN'&gt;&lt;Text&gt;掷弹兵&lt;/Text&gt;&lt;/Row&gt;">
            <text:p>&lt;Row Tag='LOC_TCS_ARMYNAME_SUFFIX_GRENADIERS' Language='zh_Hans_CN'&gt;&lt;Text&gt;掷弹兵&lt;/Text&gt;&lt;/Row&gt;</text:p>
          </table:table-cell>
        </table:table-row>
        <table:table-row table:style-name="ro3">
          <table:table-cell office:value-type="string">
            <text:p>LOC_TCS_ARMYNAME_SUFFIX_GUARD</text:p>
          </table:table-cell>
          <table:table-cell office:value-type="string">
            <text:p>Guard</text:p>
          </table:table-cell>
          <table:table-cell office:value-type="string">
            <text:p>Wache</text:p>
          </table:table-cell>
          <table:table-cell table:formula="of:=CONCATENATE(&quot;&lt;Row Tag='&quot;;[.A144];&quot;' Language='de_DE'&gt;&lt;Text&gt;&quot;;[.C144];&quot;&lt;/Text&gt;&lt;/Row&gt;&quot;)" office:value-type="string" office:string-value="&lt;Row Tag='LOC_TCS_ARMYNAME_SUFFIX_GUARD' Language='de_DE'&gt;&lt;Text&gt;Wache&lt;/Text&gt;&lt;/Row&gt;">
            <text:p>&lt;Row Tag='LOC_TCS_ARMYNAME_SUFFIX_GUARD' Language='de_DE'&gt;&lt;Text&gt;Wache&lt;/Text&gt;&lt;/Row&gt;</text:p>
          </table:table-cell>
          <table:table-cell office:value-type="string">
            <text:p>Guardia</text:p>
          </table:table-cell>
          <table:table-cell table:formula="of:=CONCATENATE(&quot;&lt;Row Tag='&quot;;[.A144];&quot;' Language='es_ES'&gt;&lt;Text&gt;&quot;;[.E144];&quot;&lt;/Text&gt;&lt;/Row&gt;&quot;)" office:value-type="string" office:string-value="&lt;Row Tag='LOC_TCS_ARMYNAME_SUFFIX_GUARD' Language='es_ES'&gt;&lt;Text&gt;Guardia&lt;/Text&gt;&lt;/Row&gt;">
            <text:p>&lt;Row Tag='LOC_TCS_ARMYNAME_SUFFIX_GUARD' Language='es_ES'&gt;&lt;Text&gt;Guardia&lt;/Text&gt;&lt;/Row&gt;</text:p>
          </table:table-cell>
          <table:table-cell office:value-type="string">
            <text:p>Guardia</text:p>
          </table:table-cell>
          <table:table-cell table:formula="of:=CONCATENATE(&quot;&lt;Row Tag='&quot;;[.A144];&quot;' Language='it_IT'&gt;&lt;Text&gt;&quot;;[.G144];&quot;&lt;/Text&gt;&lt;/Row&gt;&quot;)" office:value-type="string" office:string-value="&lt;Row Tag='LOC_TCS_ARMYNAME_SUFFIX_GUARD' Language='it_IT'&gt;&lt;Text&gt;Guardia&lt;/Text&gt;&lt;/Row&gt;">
            <text:p>&lt;Row Tag='LOC_TCS_ARMYNAME_SUFFIX_GUARD' Language='it_IT'&gt;&lt;Text&gt;Guardia&lt;/Text&gt;&lt;/Row&gt;</text:p>
          </table:table-cell>
          <table:table-cell office:value-type="string">
            <text:p>警備</text:p>
          </table:table-cell>
          <table:table-cell table:formula="of:=CONCATENATE(&quot;&lt;Row Tag='&quot;;[.A144];&quot;' Language='ja_JP'&gt;&lt;Text&gt;&quot;;[.I144];&quot;&lt;/Text&gt;&lt;/Row&gt;&quot;)" office:value-type="string" office:string-value="&lt;Row Tag='LOC_TCS_ARMYNAME_SUFFIX_GUARD' Language='ja_JP'&gt;&lt;Text&gt;警備&lt;/Text&gt;&lt;/Row&gt;">
            <text:p>&lt;Row Tag='LOC_TCS_ARMYNAME_SUFFIX_GUARD' Language='ja_JP'&gt;&lt;Text&gt;警備&lt;/Text&gt;&lt;/Row&gt;</text:p>
          </table:table-cell>
          <table:table-cell office:value-type="string">
            <text:p>경비</text:p>
          </table:table-cell>
          <table:table-cell table:formula="of:=CONCATENATE(&quot;&lt;Row Tag='&quot;;[.A144];&quot;' Language='ko_KR'&gt;&lt;Text&gt;&quot;;[.K144];&quot;&lt;/Text&gt;&lt;/Row&gt;&quot;)" office:value-type="string" office:string-value="&lt;Row Tag='LOC_TCS_ARMYNAME_SUFFIX_GUARD' Language='ko_KR'&gt;&lt;Text&gt;경비&lt;/Text&gt;&lt;/Row&gt;">
            <text:p>&lt;Row Tag='LOC_TCS_ARMYNAME_SUFFIX_GUARD' Language='ko_KR'&gt;&lt;Text&gt;경비&lt;/Text&gt;&lt;/Row&gt;</text:p>
          </table:table-cell>
          <table:table-cell office:value-type="string">
            <text:p>Straż</text:p>
          </table:table-cell>
          <table:table-cell table:formula="of:=CONCATENATE(&quot;&lt;Row Tag='&quot;;[.A144];&quot;' Language='pl_PL'&gt;&lt;Text&gt;&quot;;[.M144];&quot;&lt;/Text&gt;&lt;/Row&gt;&quot;)" office:value-type="string" office:string-value="&lt;Row Tag='LOC_TCS_ARMYNAME_SUFFIX_GUARD' Language='pl_PL'&gt;&lt;Text&gt;Straż&lt;/Text&gt;&lt;/Row&gt;">
            <text:p>&lt;Row Tag='LOC_TCS_ARMYNAME_SUFFIX_GUARD' Language='pl_PL'&gt;&lt;Text&gt;Straż&lt;/Text&gt;&lt;/Row&gt;</text:p>
          </table:table-cell>
          <table:table-cell office:value-type="string">
            <text:p>Guarda</text:p>
          </table:table-cell>
          <table:table-cell table:formula="of:=CONCATENATE(&quot;&lt;Row Tag='&quot;;[.A144];&quot;' Language='pt_BR'&gt;&lt;Text&gt;&quot;;[.O144];&quot;&lt;/Text&gt;&lt;/Row&gt;&quot;)" office:value-type="string" office:string-value="&lt;Row Tag='LOC_TCS_ARMYNAME_SUFFIX_GUARD' Language='pt_BR'&gt;&lt;Text&gt;Guarda&lt;/Text&gt;&lt;/Row&gt;">
            <text:p>&lt;Row Tag='LOC_TCS_ARMYNAME_SUFFIX_GUARD' Language='pt_BR'&gt;&lt;Text&gt;Guarda&lt;/Text&gt;&lt;/Row&gt;</text:p>
          </table:table-cell>
          <table:table-cell office:value-type="string">
            <text:p>Стража</text:p>
          </table:table-cell>
          <table:table-cell table:formula="of:=CONCATENATE(&quot;&lt;Row Tag='&quot;;[.A144];&quot;' Language='ru_RU'&gt;&lt;Text&gt;&quot;;[.Q144];&quot;&lt;/Text&gt;&lt;/Row&gt;&quot;)" office:value-type="string" office:string-value="&lt;Row Tag='LOC_TCS_ARMYNAME_SUFFIX_GUARD' Language='ru_RU'&gt;&lt;Text&gt;Стража&lt;/Text&gt;&lt;/Row&gt;">
            <text:p>&lt;Row Tag='LOC_TCS_ARMYNAME_SUFFIX_GUARD' Language='ru_RU'&gt;&lt;Text&gt;Стража&lt;/Text&gt;&lt;/Row&gt;</text:p>
          </table:table-cell>
          <table:table-cell office:value-type="string">
            <text:p>守卫</text:p>
          </table:table-cell>
          <table:table-cell table:formula="of:=CONCATENATE(&quot;&lt;Row Tag='&quot;;[.A144];&quot;' Language='zh_Hans_CN'&gt;&lt;Text&gt;&quot;;[.S144];&quot;&lt;/Text&gt;&lt;/Row&gt;&quot;)" office:value-type="string" office:string-value="&lt;Row Tag='LOC_TCS_ARMYNAME_SUFFIX_GUARD' Language='zh_Hans_CN'&gt;&lt;Text&gt;守卫&lt;/Text&gt;&lt;/Row&gt;">
            <text:p>&lt;Row Tag='LOC_TCS_ARMYNAME_SUFFIX_GUARD' Language='zh_Hans_CN'&gt;&lt;Text&gt;守卫&lt;/Text&gt;&lt;/Row&gt;</text:p>
          </table:table-cell>
        </table:table-row>
        <table:table-row table:style-name="ro3">
          <table:table-cell office:value-type="string">
            <text:p>LOC_TCS_ARMYNAME_SUFFIX_GUARDIANS</text:p>
          </table:table-cell>
          <table:table-cell office:value-type="string">
            <text:p>Guardians</text:p>
          </table:table-cell>
          <table:table-cell office:value-type="string">
            <text:p>Wächter</text:p>
          </table:table-cell>
          <table:table-cell table:formula="of:=CONCATENATE(&quot;&lt;Row Tag='&quot;;[.A145];&quot;' Language='de_DE'&gt;&lt;Text&gt;&quot;;[.C145];&quot;&lt;/Text&gt;&lt;/Row&gt;&quot;)" office:value-type="string" office:string-value="&lt;Row Tag='LOC_TCS_ARMYNAME_SUFFIX_GUARDIANS' Language='de_DE'&gt;&lt;Text&gt;Wächter&lt;/Text&gt;&lt;/Row&gt;">
            <text:p>&lt;Row Tag='LOC_TCS_ARMYNAME_SUFFIX_GUARDIANS' Language='de_DE'&gt;&lt;Text&gt;Wächter&lt;/Text&gt;&lt;/Row&gt;</text:p>
          </table:table-cell>
          <table:table-cell office:value-type="string">
            <text:p>Guardianes</text:p>
          </table:table-cell>
          <table:table-cell table:formula="of:=CONCATENATE(&quot;&lt;Row Tag='&quot;;[.A145];&quot;' Language='es_ES'&gt;&lt;Text&gt;&quot;;[.E145];&quot;&lt;/Text&gt;&lt;/Row&gt;&quot;)" office:value-type="string" office:string-value="&lt;Row Tag='LOC_TCS_ARMYNAME_SUFFIX_GUARDIANS' Language='es_ES'&gt;&lt;Text&gt;Guardianes&lt;/Text&gt;&lt;/Row&gt;">
            <text:p>&lt;Row Tag='LOC_TCS_ARMYNAME_SUFFIX_GUARDIANS' Language='es_ES'&gt;&lt;Text&gt;Guardianes&lt;/Text&gt;&lt;/Row&gt;</text:p>
          </table:table-cell>
          <table:table-cell office:value-type="string">
            <text:p>Guardiani</text:p>
          </table:table-cell>
          <table:table-cell table:formula="of:=CONCATENATE(&quot;&lt;Row Tag='&quot;;[.A145];&quot;' Language='it_IT'&gt;&lt;Text&gt;&quot;;[.G145];&quot;&lt;/Text&gt;&lt;/Row&gt;&quot;)" office:value-type="string" office:string-value="&lt;Row Tag='LOC_TCS_ARMYNAME_SUFFIX_GUARDIANS' Language='it_IT'&gt;&lt;Text&gt;Guardiani&lt;/Text&gt;&lt;/Row&gt;">
            <text:p>&lt;Row Tag='LOC_TCS_ARMYNAME_SUFFIX_GUARDIANS' Language='it_IT'&gt;&lt;Text&gt;Guardiani&lt;/Text&gt;&lt;/Row&gt;</text:p>
          </table:table-cell>
          <table:table-cell office:value-type="string">
            <text:p>守護者たち</text:p>
          </table:table-cell>
          <table:table-cell table:formula="of:=CONCATENATE(&quot;&lt;Row Tag='&quot;;[.A145];&quot;' Language='ja_JP'&gt;&lt;Text&gt;&quot;;[.I145];&quot;&lt;/Text&gt;&lt;/Row&gt;&quot;)" office:value-type="string" office:string-value="&lt;Row Tag='LOC_TCS_ARMYNAME_SUFFIX_GUARDIANS' Language='ja_JP'&gt;&lt;Text&gt;守護者たち&lt;/Text&gt;&lt;/Row&gt;">
            <text:p>&lt;Row Tag='LOC_TCS_ARMYNAME_SUFFIX_GUARDIANS' Language='ja_JP'&gt;&lt;Text&gt;守護者たち&lt;/Text&gt;&lt;/Row&gt;</text:p>
          </table:table-cell>
          <table:table-cell office:value-type="string">
            <text:p>수호자들</text:p>
          </table:table-cell>
          <table:table-cell table:formula="of:=CONCATENATE(&quot;&lt;Row Tag='&quot;;[.A145];&quot;' Language='ko_KR'&gt;&lt;Text&gt;&quot;;[.K145];&quot;&lt;/Text&gt;&lt;/Row&gt;&quot;)" office:value-type="string" office:string-value="&lt;Row Tag='LOC_TCS_ARMYNAME_SUFFIX_GUARDIANS' Language='ko_KR'&gt;&lt;Text&gt;수호자들&lt;/Text&gt;&lt;/Row&gt;">
            <text:p>&lt;Row Tag='LOC_TCS_ARMYNAME_SUFFIX_GUARDIANS' Language='ko_KR'&gt;&lt;Text&gt;수호자들&lt;/Text&gt;&lt;/Row&gt;</text:p>
          </table:table-cell>
          <table:table-cell office:value-type="string">
            <text:p>Strażnicy</text:p>
          </table:table-cell>
          <table:table-cell table:formula="of:=CONCATENATE(&quot;&lt;Row Tag='&quot;;[.A145];&quot;' Language='pl_PL'&gt;&lt;Text&gt;&quot;;[.M145];&quot;&lt;/Text&gt;&lt;/Row&gt;&quot;)" office:value-type="string" office:string-value="&lt;Row Tag='LOC_TCS_ARMYNAME_SUFFIX_GUARDIANS' Language='pl_PL'&gt;&lt;Text&gt;Strażnicy&lt;/Text&gt;&lt;/Row&gt;">
            <text:p>&lt;Row Tag='LOC_TCS_ARMYNAME_SUFFIX_GUARDIANS' Language='pl_PL'&gt;&lt;Text&gt;Strażnicy&lt;/Text&gt;&lt;/Row&gt;</text:p>
          </table:table-cell>
          <table:table-cell office:value-type="string">
            <text:p>Guardiões</text:p>
          </table:table-cell>
          <table:table-cell table:formula="of:=CONCATENATE(&quot;&lt;Row Tag='&quot;;[.A145];&quot;' Language='pt_BR'&gt;&lt;Text&gt;&quot;;[.O145];&quot;&lt;/Text&gt;&lt;/Row&gt;&quot;)" office:value-type="string" office:string-value="&lt;Row Tag='LOC_TCS_ARMYNAME_SUFFIX_GUARDIANS' Language='pt_BR'&gt;&lt;Text&gt;Guardiões&lt;/Text&gt;&lt;/Row&gt;">
            <text:p>&lt;Row Tag='LOC_TCS_ARMYNAME_SUFFIX_GUARDIANS' Language='pt_BR'&gt;&lt;Text&gt;Guardiões&lt;/Text&gt;&lt;/Row&gt;</text:p>
          </table:table-cell>
          <table:table-cell office:value-type="string">
            <text:p>Стражи</text:p>
          </table:table-cell>
          <table:table-cell table:formula="of:=CONCATENATE(&quot;&lt;Row Tag='&quot;;[.A145];&quot;' Language='ru_RU'&gt;&lt;Text&gt;&quot;;[.Q145];&quot;&lt;/Text&gt;&lt;/Row&gt;&quot;)" office:value-type="string" office:string-value="&lt;Row Tag='LOC_TCS_ARMYNAME_SUFFIX_GUARDIANS' Language='ru_RU'&gt;&lt;Text&gt;Стражи&lt;/Text&gt;&lt;/Row&gt;">
            <text:p>&lt;Row Tag='LOC_TCS_ARMYNAME_SUFFIX_GUARDIANS' Language='ru_RU'&gt;&lt;Text&gt;Стражи&lt;/Text&gt;&lt;/Row&gt;</text:p>
          </table:table-cell>
          <table:table-cell office:value-type="string">
            <text:p>守护者</text:p>
          </table:table-cell>
          <table:table-cell table:formula="of:=CONCATENATE(&quot;&lt;Row Tag='&quot;;[.A145];&quot;' Language='zh_Hans_CN'&gt;&lt;Text&gt;&quot;;[.S145];&quot;&lt;/Text&gt;&lt;/Row&gt;&quot;)" office:value-type="string" office:string-value="&lt;Row Tag='LOC_TCS_ARMYNAME_SUFFIX_GUARDIANS' Language='zh_Hans_CN'&gt;&lt;Text&gt;守护者&lt;/Text&gt;&lt;/Row&gt;">
            <text:p>&lt;Row Tag='LOC_TCS_ARMYNAME_SUFFIX_GUARDIANS' Language='zh_Hans_CN'&gt;&lt;Text&gt;守护者&lt;/Text&gt;&lt;/Row&gt;</text:p>
          </table:table-cell>
        </table:table-row>
        <table:table-row table:style-name="ro3">
          <table:table-cell office:value-type="string">
            <text:p>LOC_TCS_ARMYNAME_SUFFIX_HATS</text:p>
          </table:table-cell>
          <table:table-cell office:value-type="string">
            <text:p>Hats</text:p>
          </table:table-cell>
          <table:table-cell office:value-type="string">
            <text:p>Hüte</text:p>
          </table:table-cell>
          <table:table-cell table:formula="of:=CONCATENATE(&quot;&lt;Row Tag='&quot;;[.A146];&quot;' Language='de_DE'&gt;&lt;Text&gt;&quot;;[.C146];&quot;&lt;/Text&gt;&lt;/Row&gt;&quot;)" office:value-type="string" office:string-value="&lt;Row Tag='LOC_TCS_ARMYNAME_SUFFIX_HATS' Language='de_DE'&gt;&lt;Text&gt;Hüte&lt;/Text&gt;&lt;/Row&gt;">
            <text:p>&lt;Row Tag='LOC_TCS_ARMYNAME_SUFFIX_HATS' Language='de_DE'&gt;&lt;Text&gt;Hüte&lt;/Text&gt;&lt;/Row&gt;</text:p>
          </table:table-cell>
          <table:table-cell office:value-type="string">
            <text:p>Sombreros</text:p>
          </table:table-cell>
          <table:table-cell table:formula="of:=CONCATENATE(&quot;&lt;Row Tag='&quot;;[.A146];&quot;' Language='es_ES'&gt;&lt;Text&gt;&quot;;[.E146];&quot;&lt;/Text&gt;&lt;/Row&gt;&quot;)" office:value-type="string" office:string-value="&lt;Row Tag='LOC_TCS_ARMYNAME_SUFFIX_HATS' Language='es_ES'&gt;&lt;Text&gt;Sombreros&lt;/Text&gt;&lt;/Row&gt;">
            <text:p>&lt;Row Tag='LOC_TCS_ARMYNAME_SUFFIX_HATS' Language='es_ES'&gt;&lt;Text&gt;Sombreros&lt;/Text&gt;&lt;/Row&gt;</text:p>
          </table:table-cell>
          <table:table-cell office:value-type="string">
            <text:p>Cappelli</text:p>
          </table:table-cell>
          <table:table-cell table:formula="of:=CONCATENATE(&quot;&lt;Row Tag='&quot;;[.A146];&quot;' Language='it_IT'&gt;&lt;Text&gt;&quot;;[.G146];&quot;&lt;/Text&gt;&lt;/Row&gt;&quot;)" office:value-type="string" office:string-value="&lt;Row Tag='LOC_TCS_ARMYNAME_SUFFIX_HATS' Language='it_IT'&gt;&lt;Text&gt;Cappelli&lt;/Text&gt;&lt;/Row&gt;">
            <text:p>&lt;Row Tag='LOC_TCS_ARMYNAME_SUFFIX_HATS' Language='it_IT'&gt;&lt;Text&gt;Cappelli&lt;/Text&gt;&lt;/Row&gt;</text:p>
          </table:table-cell>
          <table:table-cell office:value-type="string">
            <text:p>帽子</text:p>
          </table:table-cell>
          <table:table-cell table:formula="of:=CONCATENATE(&quot;&lt;Row Tag='&quot;;[.A146];&quot;' Language='ja_JP'&gt;&lt;Text&gt;&quot;;[.I146];&quot;&lt;/Text&gt;&lt;/Row&gt;&quot;)" office:value-type="string" office:string-value="&lt;Row Tag='LOC_TCS_ARMYNAME_SUFFIX_HATS' Language='ja_JP'&gt;&lt;Text&gt;帽子&lt;/Text&gt;&lt;/Row&gt;">
            <text:p>&lt;Row Tag='LOC_TCS_ARMYNAME_SUFFIX_HATS' Language='ja_JP'&gt;&lt;Text&gt;帽子&lt;/Text&gt;&lt;/Row&gt;</text:p>
          </table:table-cell>
          <table:table-cell office:value-type="string">
            <text:p>모자</text:p>
          </table:table-cell>
          <table:table-cell table:formula="of:=CONCATENATE(&quot;&lt;Row Tag='&quot;;[.A146];&quot;' Language='ko_KR'&gt;&lt;Text&gt;&quot;;[.K146];&quot;&lt;/Text&gt;&lt;/Row&gt;&quot;)" office:value-type="string" office:string-value="&lt;Row Tag='LOC_TCS_ARMYNAME_SUFFIX_HATS' Language='ko_KR'&gt;&lt;Text&gt;모자&lt;/Text&gt;&lt;/Row&gt;">
            <text:p>&lt;Row Tag='LOC_TCS_ARMYNAME_SUFFIX_HATS' Language='ko_KR'&gt;&lt;Text&gt;모자&lt;/Text&gt;&lt;/Row&gt;</text:p>
          </table:table-cell>
          <table:table-cell office:value-type="string">
            <text:p>Kapelusze</text:p>
          </table:table-cell>
          <table:table-cell table:formula="of:=CONCATENATE(&quot;&lt;Row Tag='&quot;;[.A146];&quot;' Language='pl_PL'&gt;&lt;Text&gt;&quot;;[.M146];&quot;&lt;/Text&gt;&lt;/Row&gt;&quot;)" office:value-type="string" office:string-value="&lt;Row Tag='LOC_TCS_ARMYNAME_SUFFIX_HATS' Language='pl_PL'&gt;&lt;Text&gt;Kapelusze&lt;/Text&gt;&lt;/Row&gt;">
            <text:p>&lt;Row Tag='LOC_TCS_ARMYNAME_SUFFIX_HATS' Language='pl_PL'&gt;&lt;Text&gt;Kapelusze&lt;/Text&gt;&lt;/Row&gt;</text:p>
          </table:table-cell>
          <table:table-cell office:value-type="string">
            <text:p>Chapéus</text:p>
          </table:table-cell>
          <table:table-cell table:formula="of:=CONCATENATE(&quot;&lt;Row Tag='&quot;;[.A146];&quot;' Language='pt_BR'&gt;&lt;Text&gt;&quot;;[.O146];&quot;&lt;/Text&gt;&lt;/Row&gt;&quot;)" office:value-type="string" office:string-value="&lt;Row Tag='LOC_TCS_ARMYNAME_SUFFIX_HATS' Language='pt_BR'&gt;&lt;Text&gt;Chapéus&lt;/Text&gt;&lt;/Row&gt;">
            <text:p>&lt;Row Tag='LOC_TCS_ARMYNAME_SUFFIX_HATS' Language='pt_BR'&gt;&lt;Text&gt;Chapéus&lt;/Text&gt;&lt;/Row&gt;</text:p>
          </table:table-cell>
          <table:table-cell office:value-type="string">
            <text:p>Шляпы</text:p>
          </table:table-cell>
          <table:table-cell table:formula="of:=CONCATENATE(&quot;&lt;Row Tag='&quot;;[.A146];&quot;' Language='ru_RU'&gt;&lt;Text&gt;&quot;;[.Q146];&quot;&lt;/Text&gt;&lt;/Row&gt;&quot;)" office:value-type="string" office:string-value="&lt;Row Tag='LOC_TCS_ARMYNAME_SUFFIX_HATS' Language='ru_RU'&gt;&lt;Text&gt;Шляпы&lt;/Text&gt;&lt;/Row&gt;">
            <text:p>&lt;Row Tag='LOC_TCS_ARMYNAME_SUFFIX_HATS' Language='ru_RU'&gt;&lt;Text&gt;Шляпы&lt;/Text&gt;&lt;/Row&gt;</text:p>
          </table:table-cell>
          <table:table-cell office:value-type="string">
            <text:p>帽子</text:p>
          </table:table-cell>
          <table:table-cell table:formula="of:=CONCATENATE(&quot;&lt;Row Tag='&quot;;[.A146];&quot;' Language='zh_Hans_CN'&gt;&lt;Text&gt;&quot;;[.S146];&quot;&lt;/Text&gt;&lt;/Row&gt;&quot;)" office:value-type="string" office:string-value="&lt;Row Tag='LOC_TCS_ARMYNAME_SUFFIX_HATS' Language='zh_Hans_CN'&gt;&lt;Text&gt;帽子&lt;/Text&gt;&lt;/Row&gt;">
            <text:p>&lt;Row Tag='LOC_TCS_ARMYNAME_SUFFIX_HATS' Language='zh_Hans_CN'&gt;&lt;Text&gt;帽子&lt;/Text&gt;&lt;/Row&gt;</text:p>
          </table:table-cell>
        </table:table-row>
        <table:table-row table:style-name="ro3">
          <table:table-cell office:value-type="string">
            <text:p>LOC_TCS_ARMYNAME_SUFFIX_HELMETS</text:p>
          </table:table-cell>
          <table:table-cell office:value-type="string">
            <text:p>Helmets</text:p>
          </table:table-cell>
          <table:table-cell office:value-type="string">
            <text:p>Helme</text:p>
          </table:table-cell>
          <table:table-cell table:formula="of:=CONCATENATE(&quot;&lt;Row Tag='&quot;;[.A147];&quot;' Language='de_DE'&gt;&lt;Text&gt;&quot;;[.C147];&quot;&lt;/Text&gt;&lt;/Row&gt;&quot;)" office:value-type="string" office:string-value="&lt;Row Tag='LOC_TCS_ARMYNAME_SUFFIX_HELMETS' Language='de_DE'&gt;&lt;Text&gt;Helme&lt;/Text&gt;&lt;/Row&gt;">
            <text:p>&lt;Row Tag='LOC_TCS_ARMYNAME_SUFFIX_HELMETS' Language='de_DE'&gt;&lt;Text&gt;Helme&lt;/Text&gt;&lt;/Row&gt;</text:p>
          </table:table-cell>
          <table:table-cell office:value-type="string">
            <text:p>Cascos</text:p>
          </table:table-cell>
          <table:table-cell table:formula="of:=CONCATENATE(&quot;&lt;Row Tag='&quot;;[.A147];&quot;' Language='es_ES'&gt;&lt;Text&gt;&quot;;[.E147];&quot;&lt;/Text&gt;&lt;/Row&gt;&quot;)" office:value-type="string" office:string-value="&lt;Row Tag='LOC_TCS_ARMYNAME_SUFFIX_HELMETS' Language='es_ES'&gt;&lt;Text&gt;Cascos&lt;/Text&gt;&lt;/Row&gt;">
            <text:p>&lt;Row Tag='LOC_TCS_ARMYNAME_SUFFIX_HELMETS' Language='es_ES'&gt;&lt;Text&gt;Cascos&lt;/Text&gt;&lt;/Row&gt;</text:p>
          </table:table-cell>
          <table:table-cell office:value-type="string">
            <text:p>Elmi</text:p>
          </table:table-cell>
          <table:table-cell table:formula="of:=CONCATENATE(&quot;&lt;Row Tag='&quot;;[.A147];&quot;' Language='it_IT'&gt;&lt;Text&gt;&quot;;[.G147];&quot;&lt;/Text&gt;&lt;/Row&gt;&quot;)" office:value-type="string" office:string-value="&lt;Row Tag='LOC_TCS_ARMYNAME_SUFFIX_HELMETS' Language='it_IT'&gt;&lt;Text&gt;Elmi&lt;/Text&gt;&lt;/Row&gt;">
            <text:p>&lt;Row Tag='LOC_TCS_ARMYNAME_SUFFIX_HELMETS' Language='it_IT'&gt;&lt;Text&gt;Elmi&lt;/Text&gt;&lt;/Row&gt;</text:p>
          </table:table-cell>
          <table:table-cell office:value-type="string">
            <text:p>兜</text:p>
          </table:table-cell>
          <table:table-cell table:formula="of:=CONCATENATE(&quot;&lt;Row Tag='&quot;;[.A147];&quot;' Language='ja_JP'&gt;&lt;Text&gt;&quot;;[.I147];&quot;&lt;/Text&gt;&lt;/Row&gt;&quot;)" office:value-type="string" office:string-value="&lt;Row Tag='LOC_TCS_ARMYNAME_SUFFIX_HELMETS' Language='ja_JP'&gt;&lt;Text&gt;兜&lt;/Text&gt;&lt;/Row&gt;">
            <text:p>&lt;Row Tag='LOC_TCS_ARMYNAME_SUFFIX_HELMETS' Language='ja_JP'&gt;&lt;Text&gt;兜&lt;/Text&gt;&lt;/Row&gt;</text:p>
          </table:table-cell>
          <table:table-cell office:value-type="string">
            <text:p>헬멧</text:p>
          </table:table-cell>
          <table:table-cell table:formula="of:=CONCATENATE(&quot;&lt;Row Tag='&quot;;[.A147];&quot;' Language='ko_KR'&gt;&lt;Text&gt;&quot;;[.K147];&quot;&lt;/Text&gt;&lt;/Row&gt;&quot;)" office:value-type="string" office:string-value="&lt;Row Tag='LOC_TCS_ARMYNAME_SUFFIX_HELMETS' Language='ko_KR'&gt;&lt;Text&gt;헬멧&lt;/Text&gt;&lt;/Row&gt;">
            <text:p>&lt;Row Tag='LOC_TCS_ARMYNAME_SUFFIX_HELMETS' Language='ko_KR'&gt;&lt;Text&gt;헬멧&lt;/Text&gt;&lt;/Row&gt;</text:p>
          </table:table-cell>
          <table:table-cell office:value-type="string">
            <text:p>Hełmy</text:p>
          </table:table-cell>
          <table:table-cell table:formula="of:=CONCATENATE(&quot;&lt;Row Tag='&quot;;[.A147];&quot;' Language='pl_PL'&gt;&lt;Text&gt;&quot;;[.M147];&quot;&lt;/Text&gt;&lt;/Row&gt;&quot;)" office:value-type="string" office:string-value="&lt;Row Tag='LOC_TCS_ARMYNAME_SUFFIX_HELMETS' Language='pl_PL'&gt;&lt;Text&gt;Hełmy&lt;/Text&gt;&lt;/Row&gt;">
            <text:p>&lt;Row Tag='LOC_TCS_ARMYNAME_SUFFIX_HELMETS' Language='pl_PL'&gt;&lt;Text&gt;Hełmy&lt;/Text&gt;&lt;/Row&gt;</text:p>
          </table:table-cell>
          <table:table-cell office:value-type="string">
            <text:p>Capacetes</text:p>
          </table:table-cell>
          <table:table-cell table:formula="of:=CONCATENATE(&quot;&lt;Row Tag='&quot;;[.A147];&quot;' Language='pt_BR'&gt;&lt;Text&gt;&quot;;[.O147];&quot;&lt;/Text&gt;&lt;/Row&gt;&quot;)" office:value-type="string" office:string-value="&lt;Row Tag='LOC_TCS_ARMYNAME_SUFFIX_HELMETS' Language='pt_BR'&gt;&lt;Text&gt;Capacetes&lt;/Text&gt;&lt;/Row&gt;">
            <text:p>&lt;Row Tag='LOC_TCS_ARMYNAME_SUFFIX_HELMETS' Language='pt_BR'&gt;&lt;Text&gt;Capacetes&lt;/Text&gt;&lt;/Row&gt;</text:p>
          </table:table-cell>
          <table:table-cell office:value-type="string">
            <text:p>Шлемы</text:p>
          </table:table-cell>
          <table:table-cell table:formula="of:=CONCATENATE(&quot;&lt;Row Tag='&quot;;[.A147];&quot;' Language='ru_RU'&gt;&lt;Text&gt;&quot;;[.Q147];&quot;&lt;/Text&gt;&lt;/Row&gt;&quot;)" office:value-type="string" office:string-value="&lt;Row Tag='LOC_TCS_ARMYNAME_SUFFIX_HELMETS' Language='ru_RU'&gt;&lt;Text&gt;Шлемы&lt;/Text&gt;&lt;/Row&gt;">
            <text:p>&lt;Row Tag='LOC_TCS_ARMYNAME_SUFFIX_HELMETS' Language='ru_RU'&gt;&lt;Text&gt;Шлемы&lt;/Text&gt;&lt;/Row&gt;</text:p>
          </table:table-cell>
          <table:table-cell office:value-type="string">
            <text:p>头盔</text:p>
          </table:table-cell>
          <table:table-cell table:formula="of:=CONCATENATE(&quot;&lt;Row Tag='&quot;;[.A147];&quot;' Language='zh_Hans_CN'&gt;&lt;Text&gt;&quot;;[.S147];&quot;&lt;/Text&gt;&lt;/Row&gt;&quot;)" office:value-type="string" office:string-value="&lt;Row Tag='LOC_TCS_ARMYNAME_SUFFIX_HELMETS' Language='zh_Hans_CN'&gt;&lt;Text&gt;头盔&lt;/Text&gt;&lt;/Row&gt;">
            <text:p>&lt;Row Tag='LOC_TCS_ARMYNAME_SUFFIX_HELMETS' Language='zh_Hans_CN'&gt;&lt;Text&gt;头盔&lt;/Text&gt;&lt;/Row&gt;</text:p>
          </table:table-cell>
        </table:table-row>
        <table:table-row table:style-name="ro3">
          <table:table-cell office:value-type="string">
            <text:p>LOC_TCS_ARMYNAME_SUFFIX_HORDE</text:p>
          </table:table-cell>
          <table:table-cell table:number-columns-repeated="2" office:value-type="string">
            <text:p>Horde</text:p>
          </table:table-cell>
          <table:table-cell table:formula="of:=CONCATENATE(&quot;&lt;Row Tag='&quot;;[.A148];&quot;' Language='de_DE'&gt;&lt;Text&gt;&quot;;[.C148];&quot;&lt;/Text&gt;&lt;/Row&gt;&quot;)" office:value-type="string" office:string-value="&lt;Row Tag='LOC_TCS_ARMYNAME_SUFFIX_HORDE' Language='de_DE'&gt;&lt;Text&gt;Horde&lt;/Text&gt;&lt;/Row&gt;">
            <text:p>&lt;Row Tag='LOC_TCS_ARMYNAME_SUFFIX_HORDE' Language='de_DE'&gt;&lt;Text&gt;Horde&lt;/Text&gt;&lt;/Row&gt;</text:p>
          </table:table-cell>
          <table:table-cell office:value-type="string">
            <text:p>Horda</text:p>
          </table:table-cell>
          <table:table-cell table:formula="of:=CONCATENATE(&quot;&lt;Row Tag='&quot;;[.A148];&quot;' Language='es_ES'&gt;&lt;Text&gt;&quot;;[.E148];&quot;&lt;/Text&gt;&lt;/Row&gt;&quot;)" office:value-type="string" office:string-value="&lt;Row Tag='LOC_TCS_ARMYNAME_SUFFIX_HORDE' Language='es_ES'&gt;&lt;Text&gt;Horda&lt;/Text&gt;&lt;/Row&gt;">
            <text:p>&lt;Row Tag='LOC_TCS_ARMYNAME_SUFFIX_HORDE' Language='es_ES'&gt;&lt;Text&gt;Horda&lt;/Text&gt;&lt;/Row&gt;</text:p>
          </table:table-cell>
          <table:table-cell office:value-type="string">
            <text:p>Orda</text:p>
          </table:table-cell>
          <table:table-cell table:formula="of:=CONCATENATE(&quot;&lt;Row Tag='&quot;;[.A148];&quot;' Language='it_IT'&gt;&lt;Text&gt;&quot;;[.G148];&quot;&lt;/Text&gt;&lt;/Row&gt;&quot;)" office:value-type="string" office:string-value="&lt;Row Tag='LOC_TCS_ARMYNAME_SUFFIX_HORDE' Language='it_IT'&gt;&lt;Text&gt;Orda&lt;/Text&gt;&lt;/Row&gt;">
            <text:p>&lt;Row Tag='LOC_TCS_ARMYNAME_SUFFIX_HORDE' Language='it_IT'&gt;&lt;Text&gt;Orda&lt;/Text&gt;&lt;/Row&gt;</text:p>
          </table:table-cell>
          <table:table-cell office:value-type="string">
            <text:p>大群</text:p>
          </table:table-cell>
          <table:table-cell table:formula="of:=CONCATENATE(&quot;&lt;Row Tag='&quot;;[.A148];&quot;' Language='ja_JP'&gt;&lt;Text&gt;&quot;;[.I148];&quot;&lt;/Text&gt;&lt;/Row&gt;&quot;)" office:value-type="string" office:string-value="&lt;Row Tag='LOC_TCS_ARMYNAME_SUFFIX_HORDE' Language='ja_JP'&gt;&lt;Text&gt;大群&lt;/Text&gt;&lt;/Row&gt;">
            <text:p>&lt;Row Tag='LOC_TCS_ARMYNAME_SUFFIX_HORDE' Language='ja_JP'&gt;&lt;Text&gt;大群&lt;/Text&gt;&lt;/Row&gt;</text:p>
          </table:table-cell>
          <table:table-cell office:value-type="string">
            <text:p>무리</text:p>
          </table:table-cell>
          <table:table-cell table:formula="of:=CONCATENATE(&quot;&lt;Row Tag='&quot;;[.A148];&quot;' Language='ko_KR'&gt;&lt;Text&gt;&quot;;[.K148];&quot;&lt;/Text&gt;&lt;/Row&gt;&quot;)" office:value-type="string" office:string-value="&lt;Row Tag='LOC_TCS_ARMYNAME_SUFFIX_HORDE' Language='ko_KR'&gt;&lt;Text&gt;무리&lt;/Text&gt;&lt;/Row&gt;">
            <text:p>&lt;Row Tag='LOC_TCS_ARMYNAME_SUFFIX_HORDE' Language='ko_KR'&gt;&lt;Text&gt;무리&lt;/Text&gt;&lt;/Row&gt;</text:p>
          </table:table-cell>
          <table:table-cell office:value-type="string">
            <text:p>Horda</text:p>
          </table:table-cell>
          <table:table-cell table:formula="of:=CONCATENATE(&quot;&lt;Row Tag='&quot;;[.A148];&quot;' Language='pl_PL'&gt;&lt;Text&gt;&quot;;[.M148];&quot;&lt;/Text&gt;&lt;/Row&gt;&quot;)" office:value-type="string" office:string-value="&lt;Row Tag='LOC_TCS_ARMYNAME_SUFFIX_HORDE' Language='pl_PL'&gt;&lt;Text&gt;Horda&lt;/Text&gt;&lt;/Row&gt;">
            <text:p>&lt;Row Tag='LOC_TCS_ARMYNAME_SUFFIX_HORDE' Language='pl_PL'&gt;&lt;Text&gt;Horda&lt;/Text&gt;&lt;/Row&gt;</text:p>
          </table:table-cell>
          <table:table-cell office:value-type="string">
            <text:p>Horda</text:p>
          </table:table-cell>
          <table:table-cell table:formula="of:=CONCATENATE(&quot;&lt;Row Tag='&quot;;[.A148];&quot;' Language='pt_BR'&gt;&lt;Text&gt;&quot;;[.O148];&quot;&lt;/Text&gt;&lt;/Row&gt;&quot;)" office:value-type="string" office:string-value="&lt;Row Tag='LOC_TCS_ARMYNAME_SUFFIX_HORDE' Language='pt_BR'&gt;&lt;Text&gt;Horda&lt;/Text&gt;&lt;/Row&gt;">
            <text:p>&lt;Row Tag='LOC_TCS_ARMYNAME_SUFFIX_HORDE' Language='pt_BR'&gt;&lt;Text&gt;Horda&lt;/Text&gt;&lt;/Row&gt;</text:p>
          </table:table-cell>
          <table:table-cell office:value-type="string">
            <text:p>Орда</text:p>
          </table:table-cell>
          <table:table-cell table:formula="of:=CONCATENATE(&quot;&lt;Row Tag='&quot;;[.A148];&quot;' Language='ru_RU'&gt;&lt;Text&gt;&quot;;[.Q148];&quot;&lt;/Text&gt;&lt;/Row&gt;&quot;)" office:value-type="string" office:string-value="&lt;Row Tag='LOC_TCS_ARMYNAME_SUFFIX_HORDE' Language='ru_RU'&gt;&lt;Text&gt;Орда&lt;/Text&gt;&lt;/Row&gt;">
            <text:p>&lt;Row Tag='LOC_TCS_ARMYNAME_SUFFIX_HORDE' Language='ru_RU'&gt;&lt;Text&gt;Орда&lt;/Text&gt;&lt;/Row&gt;</text:p>
          </table:table-cell>
          <table:table-cell office:value-type="string">
            <text:p>部落</text:p>
          </table:table-cell>
          <table:table-cell table:formula="of:=CONCATENATE(&quot;&lt;Row Tag='&quot;;[.A148];&quot;' Language='zh_Hans_CN'&gt;&lt;Text&gt;&quot;;[.S148];&quot;&lt;/Text&gt;&lt;/Row&gt;&quot;)" office:value-type="string" office:string-value="&lt;Row Tag='LOC_TCS_ARMYNAME_SUFFIX_HORDE' Language='zh_Hans_CN'&gt;&lt;Text&gt;部落&lt;/Text&gt;&lt;/Row&gt;">
            <text:p>&lt;Row Tag='LOC_TCS_ARMYNAME_SUFFIX_HORDE' Language='zh_Hans_CN'&gt;&lt;Text&gt;部落&lt;/Text&gt;&lt;/Row&gt;</text:p>
          </table:table-cell>
        </table:table-row>
        <table:table-row table:style-name="ro3">
          <table:table-cell office:value-type="string">
            <text:p>LOC_TCS_ARMYNAME_SUFFIX_HOUNDS</text:p>
          </table:table-cell>
          <table:table-cell office:value-type="string">
            <text:p>Hounds</text:p>
          </table:table-cell>
          <table:table-cell office:value-type="string">
            <text:p>Jagdhunde</text:p>
          </table:table-cell>
          <table:table-cell table:formula="of:=CONCATENATE(&quot;&lt;Row Tag='&quot;;[.A149];&quot;' Language='de_DE'&gt;&lt;Text&gt;&quot;;[.C149];&quot;&lt;/Text&gt;&lt;/Row&gt;&quot;)" office:value-type="string" office:string-value="&lt;Row Tag='LOC_TCS_ARMYNAME_SUFFIX_HOUNDS' Language='de_DE'&gt;&lt;Text&gt;Jagdhunde&lt;/Text&gt;&lt;/Row&gt;">
            <text:p>&lt;Row Tag='LOC_TCS_ARMYNAME_SUFFIX_HOUNDS' Language='de_DE'&gt;&lt;Text&gt;Jagdhunde&lt;/Text&gt;&lt;/Row&gt;</text:p>
          </table:table-cell>
          <table:table-cell office:value-type="string">
            <text:p>Sabuesos</text:p>
          </table:table-cell>
          <table:table-cell table:formula="of:=CONCATENATE(&quot;&lt;Row Tag='&quot;;[.A149];&quot;' Language='es_ES'&gt;&lt;Text&gt;&quot;;[.E149];&quot;&lt;/Text&gt;&lt;/Row&gt;&quot;)" office:value-type="string" office:string-value="&lt;Row Tag='LOC_TCS_ARMYNAME_SUFFIX_HOUNDS' Language='es_ES'&gt;&lt;Text&gt;Sabuesos&lt;/Text&gt;&lt;/Row&gt;">
            <text:p>&lt;Row Tag='LOC_TCS_ARMYNAME_SUFFIX_HOUNDS' Language='es_ES'&gt;&lt;Text&gt;Sabuesos&lt;/Text&gt;&lt;/Row&gt;</text:p>
          </table:table-cell>
          <table:table-cell office:value-type="string">
            <text:p>Segugi</text:p>
          </table:table-cell>
          <table:table-cell table:formula="of:=CONCATENATE(&quot;&lt;Row Tag='&quot;;[.A149];&quot;' Language='it_IT'&gt;&lt;Text&gt;&quot;;[.G149];&quot;&lt;/Text&gt;&lt;/Row&gt;&quot;)" office:value-type="string" office:string-value="&lt;Row Tag='LOC_TCS_ARMYNAME_SUFFIX_HOUNDS' Language='it_IT'&gt;&lt;Text&gt;Segugi&lt;/Text&gt;&lt;/Row&gt;">
            <text:p>&lt;Row Tag='LOC_TCS_ARMYNAME_SUFFIX_HOUNDS' Language='it_IT'&gt;&lt;Text&gt;Segugi&lt;/Text&gt;&lt;/Row&gt;</text:p>
          </table:table-cell>
          <table:table-cell office:value-type="string">
            <text:p>猟犬</text:p>
          </table:table-cell>
          <table:table-cell table:formula="of:=CONCATENATE(&quot;&lt;Row Tag='&quot;;[.A149];&quot;' Language='ja_JP'&gt;&lt;Text&gt;&quot;;[.I149];&quot;&lt;/Text&gt;&lt;/Row&gt;&quot;)" office:value-type="string" office:string-value="&lt;Row Tag='LOC_TCS_ARMYNAME_SUFFIX_HOUNDS' Language='ja_JP'&gt;&lt;Text&gt;猟犬&lt;/Text&gt;&lt;/Row&gt;">
            <text:p>&lt;Row Tag='LOC_TCS_ARMYNAME_SUFFIX_HOUNDS' Language='ja_JP'&gt;&lt;Text&gt;猟犬&lt;/Text&gt;&lt;/Row&gt;</text:p>
          </table:table-cell>
          <table:table-cell office:value-type="string">
            <text:p>사냥개들</text:p>
          </table:table-cell>
          <table:table-cell table:formula="of:=CONCATENATE(&quot;&lt;Row Tag='&quot;;[.A149];&quot;' Language='ko_KR'&gt;&lt;Text&gt;&quot;;[.K149];&quot;&lt;/Text&gt;&lt;/Row&gt;&quot;)" office:value-type="string" office:string-value="&lt;Row Tag='LOC_TCS_ARMYNAME_SUFFIX_HOUNDS' Language='ko_KR'&gt;&lt;Text&gt;사냥개들&lt;/Text&gt;&lt;/Row&gt;">
            <text:p>&lt;Row Tag='LOC_TCS_ARMYNAME_SUFFIX_HOUNDS' Language='ko_KR'&gt;&lt;Text&gt;사냥개들&lt;/Text&gt;&lt;/Row&gt;</text:p>
          </table:table-cell>
          <table:table-cell office:value-type="string">
            <text:p>Gończe</text:p>
          </table:table-cell>
          <table:table-cell table:formula="of:=CONCATENATE(&quot;&lt;Row Tag='&quot;;[.A149];&quot;' Language='pl_PL'&gt;&lt;Text&gt;&quot;;[.M149];&quot;&lt;/Text&gt;&lt;/Row&gt;&quot;)" office:value-type="string" office:string-value="&lt;Row Tag='LOC_TCS_ARMYNAME_SUFFIX_HOUNDS' Language='pl_PL'&gt;&lt;Text&gt;Gończe&lt;/Text&gt;&lt;/Row&gt;">
            <text:p>&lt;Row Tag='LOC_TCS_ARMYNAME_SUFFIX_HOUNDS' Language='pl_PL'&gt;&lt;Text&gt;Gończe&lt;/Text&gt;&lt;/Row&gt;</text:p>
          </table:table-cell>
          <table:table-cell office:value-type="string">
            <text:p>Cães de caça</text:p>
          </table:table-cell>
          <table:table-cell table:formula="of:=CONCATENATE(&quot;&lt;Row Tag='&quot;;[.A149];&quot;' Language='pt_BR'&gt;&lt;Text&gt;&quot;;[.O149];&quot;&lt;/Text&gt;&lt;/Row&gt;&quot;)" office:value-type="string" office:string-value="&lt;Row Tag='LOC_TCS_ARMYNAME_SUFFIX_HOUNDS' Language='pt_BR'&gt;&lt;Text&gt;Cães de caça&lt;/Text&gt;&lt;/Row&gt;">
            <text:p>&lt;Row Tag='LOC_TCS_ARMYNAME_SUFFIX_HOUNDS' Language='pt_BR'&gt;&lt;Text&gt;Cães de caça&lt;/Text&gt;&lt;/Row&gt;</text:p>
          </table:table-cell>
          <table:table-cell office:value-type="string">
            <text:p>Гончие</text:p>
          </table:table-cell>
          <table:table-cell table:formula="of:=CONCATENATE(&quot;&lt;Row Tag='&quot;;[.A149];&quot;' Language='ru_RU'&gt;&lt;Text&gt;&quot;;[.Q149];&quot;&lt;/Text&gt;&lt;/Row&gt;&quot;)" office:value-type="string" office:string-value="&lt;Row Tag='LOC_TCS_ARMYNAME_SUFFIX_HOUNDS' Language='ru_RU'&gt;&lt;Text&gt;Гончие&lt;/Text&gt;&lt;/Row&gt;">
            <text:p>&lt;Row Tag='LOC_TCS_ARMYNAME_SUFFIX_HOUNDS' Language='ru_RU'&gt;&lt;Text&gt;Гончие&lt;/Text&gt;&lt;/Row&gt;</text:p>
          </table:table-cell>
          <table:table-cell office:value-type="string">
            <text:p>猎犬</text:p>
          </table:table-cell>
          <table:table-cell table:formula="of:=CONCATENATE(&quot;&lt;Row Tag='&quot;;[.A149];&quot;' Language='zh_Hans_CN'&gt;&lt;Text&gt;&quot;;[.S149];&quot;&lt;/Text&gt;&lt;/Row&gt;&quot;)" office:value-type="string" office:string-value="&lt;Row Tag='LOC_TCS_ARMYNAME_SUFFIX_HOUNDS' Language='zh_Hans_CN'&gt;&lt;Text&gt;猎犬&lt;/Text&gt;&lt;/Row&gt;">
            <text:p>&lt;Row Tag='LOC_TCS_ARMYNAME_SUFFIX_HOUNDS' Language='zh_Hans_CN'&gt;&lt;Text&gt;猎犬&lt;/Text&gt;&lt;/Row&gt;</text:p>
          </table:table-cell>
        </table:table-row>
        <table:table-row table:style-name="ro3">
          <table:table-cell office:value-type="string">
            <text:p>LOC_TCS_ARMYNAME_SUFFIX_HUNTERS</text:p>
          </table:table-cell>
          <table:table-cell office:value-type="string">
            <text:p>Hunters</text:p>
          </table:table-cell>
          <table:table-cell office:value-type="string">
            <text:p>Jäger</text:p>
          </table:table-cell>
          <table:table-cell table:formula="of:=CONCATENATE(&quot;&lt;Row Tag='&quot;;[.A150];&quot;' Language='de_DE'&gt;&lt;Text&gt;&quot;;[.C150];&quot;&lt;/Text&gt;&lt;/Row&gt;&quot;)" office:value-type="string" office:string-value="&lt;Row Tag='LOC_TCS_ARMYNAME_SUFFIX_HUNTERS' Language='de_DE'&gt;&lt;Text&gt;Jäger&lt;/Text&gt;&lt;/Row&gt;">
            <text:p>&lt;Row Tag='LOC_TCS_ARMYNAME_SUFFIX_HUNTERS' Language='de_DE'&gt;&lt;Text&gt;Jäger&lt;/Text&gt;&lt;/Row&gt;</text:p>
          </table:table-cell>
          <table:table-cell office:value-type="string">
            <text:p>Cazadores</text:p>
          </table:table-cell>
          <table:table-cell table:formula="of:=CONCATENATE(&quot;&lt;Row Tag='&quot;;[.A150];&quot;' Language='es_ES'&gt;&lt;Text&gt;&quot;;[.E150];&quot;&lt;/Text&gt;&lt;/Row&gt;&quot;)" office:value-type="string" office:string-value="&lt;Row Tag='LOC_TCS_ARMYNAME_SUFFIX_HUNTERS' Language='es_ES'&gt;&lt;Text&gt;Cazadores&lt;/Text&gt;&lt;/Row&gt;">
            <text:p>&lt;Row Tag='LOC_TCS_ARMYNAME_SUFFIX_HUNTERS' Language='es_ES'&gt;&lt;Text&gt;Cazadores&lt;/Text&gt;&lt;/Row&gt;</text:p>
          </table:table-cell>
          <table:table-cell office:value-type="string">
            <text:p>Cacciatori</text:p>
          </table:table-cell>
          <table:table-cell table:formula="of:=CONCATENATE(&quot;&lt;Row Tag='&quot;;[.A150];&quot;' Language='it_IT'&gt;&lt;Text&gt;&quot;;[.G150];&quot;&lt;/Text&gt;&lt;/Row&gt;&quot;)" office:value-type="string" office:string-value="&lt;Row Tag='LOC_TCS_ARMYNAME_SUFFIX_HUNTERS' Language='it_IT'&gt;&lt;Text&gt;Cacciatori&lt;/Text&gt;&lt;/Row&gt;">
            <text:p>&lt;Row Tag='LOC_TCS_ARMYNAME_SUFFIX_HUNTERS' Language='it_IT'&gt;&lt;Text&gt;Cacciatori&lt;/Text&gt;&lt;/Row&gt;</text:p>
          </table:table-cell>
          <table:table-cell office:value-type="string">
            <text:p>狩人たち</text:p>
          </table:table-cell>
          <table:table-cell table:formula="of:=CONCATENATE(&quot;&lt;Row Tag='&quot;;[.A150];&quot;' Language='ja_JP'&gt;&lt;Text&gt;&quot;;[.I150];&quot;&lt;/Text&gt;&lt;/Row&gt;&quot;)" office:value-type="string" office:string-value="&lt;Row Tag='LOC_TCS_ARMYNAME_SUFFIX_HUNTERS' Language='ja_JP'&gt;&lt;Text&gt;狩人たち&lt;/Text&gt;&lt;/Row&gt;">
            <text:p>&lt;Row Tag='LOC_TCS_ARMYNAME_SUFFIX_HUNTERS' Language='ja_JP'&gt;&lt;Text&gt;狩人たち&lt;/Text&gt;&lt;/Row&gt;</text:p>
          </table:table-cell>
          <table:table-cell office:value-type="string">
            <text:p>사냥꾼들</text:p>
          </table:table-cell>
          <table:table-cell table:formula="of:=CONCATENATE(&quot;&lt;Row Tag='&quot;;[.A150];&quot;' Language='ko_KR'&gt;&lt;Text&gt;&quot;;[.K150];&quot;&lt;/Text&gt;&lt;/Row&gt;&quot;)" office:value-type="string" office:string-value="&lt;Row Tag='LOC_TCS_ARMYNAME_SUFFIX_HUNTERS' Language='ko_KR'&gt;&lt;Text&gt;사냥꾼들&lt;/Text&gt;&lt;/Row&gt;">
            <text:p>&lt;Row Tag='LOC_TCS_ARMYNAME_SUFFIX_HUNTERS' Language='ko_KR'&gt;&lt;Text&gt;사냥꾼들&lt;/Text&gt;&lt;/Row&gt;</text:p>
          </table:table-cell>
          <table:table-cell office:value-type="string">
            <text:p>Myśliwi</text:p>
          </table:table-cell>
          <table:table-cell table:formula="of:=CONCATENATE(&quot;&lt;Row Tag='&quot;;[.A150];&quot;' Language='pl_PL'&gt;&lt;Text&gt;&quot;;[.M150];&quot;&lt;/Text&gt;&lt;/Row&gt;&quot;)" office:value-type="string" office:string-value="&lt;Row Tag='LOC_TCS_ARMYNAME_SUFFIX_HUNTERS' Language='pl_PL'&gt;&lt;Text&gt;Myśliwi&lt;/Text&gt;&lt;/Row&gt;">
            <text:p>&lt;Row Tag='LOC_TCS_ARMYNAME_SUFFIX_HUNTERS' Language='pl_PL'&gt;&lt;Text&gt;Myśliwi&lt;/Text&gt;&lt;/Row&gt;</text:p>
          </table:table-cell>
          <table:table-cell office:value-type="string">
            <text:p>Caçadores</text:p>
          </table:table-cell>
          <table:table-cell table:formula="of:=CONCATENATE(&quot;&lt;Row Tag='&quot;;[.A150];&quot;' Language='pt_BR'&gt;&lt;Text&gt;&quot;;[.O150];&quot;&lt;/Text&gt;&lt;/Row&gt;&quot;)" office:value-type="string" office:string-value="&lt;Row Tag='LOC_TCS_ARMYNAME_SUFFIX_HUNTERS' Language='pt_BR'&gt;&lt;Text&gt;Caçadores&lt;/Text&gt;&lt;/Row&gt;">
            <text:p>&lt;Row Tag='LOC_TCS_ARMYNAME_SUFFIX_HUNTERS' Language='pt_BR'&gt;&lt;Text&gt;Caçadores&lt;/Text&gt;&lt;/Row&gt;</text:p>
          </table:table-cell>
          <table:table-cell office:value-type="string">
            <text:p>Охотники</text:p>
          </table:table-cell>
          <table:table-cell table:formula="of:=CONCATENATE(&quot;&lt;Row Tag='&quot;;[.A150];&quot;' Language='ru_RU'&gt;&lt;Text&gt;&quot;;[.Q150];&quot;&lt;/Text&gt;&lt;/Row&gt;&quot;)" office:value-type="string" office:string-value="&lt;Row Tag='LOC_TCS_ARMYNAME_SUFFIX_HUNTERS' Language='ru_RU'&gt;&lt;Text&gt;Охотники&lt;/Text&gt;&lt;/Row&gt;">
            <text:p>&lt;Row Tag='LOC_TCS_ARMYNAME_SUFFIX_HUNTERS' Language='ru_RU'&gt;&lt;Text&gt;Охотники&lt;/Text&gt;&lt;/Row&gt;</text:p>
          </table:table-cell>
          <table:table-cell office:value-type="string">
            <text:p>猎人</text:p>
          </table:table-cell>
          <table:table-cell table:formula="of:=CONCATENATE(&quot;&lt;Row Tag='&quot;;[.A150];&quot;' Language='zh_Hans_CN'&gt;&lt;Text&gt;&quot;;[.S150];&quot;&lt;/Text&gt;&lt;/Row&gt;&quot;)" office:value-type="string" office:string-value="&lt;Row Tag='LOC_TCS_ARMYNAME_SUFFIX_HUNTERS' Language='zh_Hans_CN'&gt;&lt;Text&gt;猎人&lt;/Text&gt;&lt;/Row&gt;">
            <text:p>&lt;Row Tag='LOC_TCS_ARMYNAME_SUFFIX_HUNTERS' Language='zh_Hans_CN'&gt;&lt;Text&gt;猎人&lt;/Text&gt;&lt;/Row&gt;</text:p>
          </table:table-cell>
        </table:table-row>
        <table:table-row table:style-name="ro3">
          <table:table-cell office:value-type="string">
            <text:p>LOC_TCS_ARMYNAME_SUFFIX_IMMORTALS</text:p>
          </table:table-cell>
          <table:table-cell office:value-type="string">
            <text:p>Immortals</text:p>
          </table:table-cell>
          <table:table-cell office:value-type="string">
            <text:p>Unsterbliche</text:p>
          </table:table-cell>
          <table:table-cell table:formula="of:=CONCATENATE(&quot;&lt;Row Tag='&quot;;[.A151];&quot;' Language='de_DE'&gt;&lt;Text&gt;&quot;;[.C151];&quot;&lt;/Text&gt;&lt;/Row&gt;&quot;)" office:value-type="string" office:string-value="&lt;Row Tag='LOC_TCS_ARMYNAME_SUFFIX_IMMORTALS' Language='de_DE'&gt;&lt;Text&gt;Unsterbliche&lt;/Text&gt;&lt;/Row&gt;">
            <text:p>&lt;Row Tag='LOC_TCS_ARMYNAME_SUFFIX_IMMORTALS' Language='de_DE'&gt;&lt;Text&gt;Unsterbliche&lt;/Text&gt;&lt;/Row&gt;</text:p>
          </table:table-cell>
          <table:table-cell office:value-type="string">
            <text:p>Inmortales</text:p>
          </table:table-cell>
          <table:table-cell table:formula="of:=CONCATENATE(&quot;&lt;Row Tag='&quot;;[.A151];&quot;' Language='es_ES'&gt;&lt;Text&gt;&quot;;[.E151];&quot;&lt;/Text&gt;&lt;/Row&gt;&quot;)" office:value-type="string" office:string-value="&lt;Row Tag='LOC_TCS_ARMYNAME_SUFFIX_IMMORTALS' Language='es_ES'&gt;&lt;Text&gt;Inmortales&lt;/Text&gt;&lt;/Row&gt;">
            <text:p>&lt;Row Tag='LOC_TCS_ARMYNAME_SUFFIX_IMMORTALS' Language='es_ES'&gt;&lt;Text&gt;Inmortales&lt;/Text&gt;&lt;/Row&gt;</text:p>
          </table:table-cell>
          <table:table-cell office:value-type="string">
            <text:p>Immortali</text:p>
          </table:table-cell>
          <table:table-cell table:formula="of:=CONCATENATE(&quot;&lt;Row Tag='&quot;;[.A151];&quot;' Language='it_IT'&gt;&lt;Text&gt;&quot;;[.G151];&quot;&lt;/Text&gt;&lt;/Row&gt;&quot;)" office:value-type="string" office:string-value="&lt;Row Tag='LOC_TCS_ARMYNAME_SUFFIX_IMMORTALS' Language='it_IT'&gt;&lt;Text&gt;Immortali&lt;/Text&gt;&lt;/Row&gt;">
            <text:p>&lt;Row Tag='LOC_TCS_ARMYNAME_SUFFIX_IMMORTALS' Language='it_IT'&gt;&lt;Text&gt;Immortali&lt;/Text&gt;&lt;/Row&gt;</text:p>
          </table:table-cell>
          <table:table-cell office:value-type="string">
            <text:p>不死者たち</text:p>
          </table:table-cell>
          <table:table-cell table:formula="of:=CONCATENATE(&quot;&lt;Row Tag='&quot;;[.A151];&quot;' Language='ja_JP'&gt;&lt;Text&gt;&quot;;[.I151];&quot;&lt;/Text&gt;&lt;/Row&gt;&quot;)" office:value-type="string" office:string-value="&lt;Row Tag='LOC_TCS_ARMYNAME_SUFFIX_IMMORTALS' Language='ja_JP'&gt;&lt;Text&gt;不死者たち&lt;/Text&gt;&lt;/Row&gt;">
            <text:p>&lt;Row Tag='LOC_TCS_ARMYNAME_SUFFIX_IMMORTALS' Language='ja_JP'&gt;&lt;Text&gt;不死者たち&lt;/Text&gt;&lt;/Row&gt;</text:p>
          </table:table-cell>
          <table:table-cell office:value-type="string">
            <text:p>불멸자들</text:p>
          </table:table-cell>
          <table:table-cell table:formula="of:=CONCATENATE(&quot;&lt;Row Tag='&quot;;[.A151];&quot;' Language='ko_KR'&gt;&lt;Text&gt;&quot;;[.K151];&quot;&lt;/Text&gt;&lt;/Row&gt;&quot;)" office:value-type="string" office:string-value="&lt;Row Tag='LOC_TCS_ARMYNAME_SUFFIX_IMMORTALS' Language='ko_KR'&gt;&lt;Text&gt;불멸자들&lt;/Text&gt;&lt;/Row&gt;">
            <text:p>&lt;Row Tag='LOC_TCS_ARMYNAME_SUFFIX_IMMORTALS' Language='ko_KR'&gt;&lt;Text&gt;불멸자들&lt;/Text&gt;&lt;/Row&gt;</text:p>
          </table:table-cell>
          <table:table-cell office:value-type="string">
            <text:p>Nieśmiertelni</text:p>
          </table:table-cell>
          <table:table-cell table:formula="of:=CONCATENATE(&quot;&lt;Row Tag='&quot;;[.A151];&quot;' Language='pl_PL'&gt;&lt;Text&gt;&quot;;[.M151];&quot;&lt;/Text&gt;&lt;/Row&gt;&quot;)" office:value-type="string" office:string-value="&lt;Row Tag='LOC_TCS_ARMYNAME_SUFFIX_IMMORTALS' Language='pl_PL'&gt;&lt;Text&gt;Nieśmiertelni&lt;/Text&gt;&lt;/Row&gt;">
            <text:p>&lt;Row Tag='LOC_TCS_ARMYNAME_SUFFIX_IMMORTALS' Language='pl_PL'&gt;&lt;Text&gt;Nieśmiertelni&lt;/Text&gt;&lt;/Row&gt;</text:p>
          </table:table-cell>
          <table:table-cell office:value-type="string">
            <text:p>Imortais</text:p>
          </table:table-cell>
          <table:table-cell table:formula="of:=CONCATENATE(&quot;&lt;Row Tag='&quot;;[.A151];&quot;' Language='pt_BR'&gt;&lt;Text&gt;&quot;;[.O151];&quot;&lt;/Text&gt;&lt;/Row&gt;&quot;)" office:value-type="string" office:string-value="&lt;Row Tag='LOC_TCS_ARMYNAME_SUFFIX_IMMORTALS' Language='pt_BR'&gt;&lt;Text&gt;Imortais&lt;/Text&gt;&lt;/Row&gt;">
            <text:p>&lt;Row Tag='LOC_TCS_ARMYNAME_SUFFIX_IMMORTALS' Language='pt_BR'&gt;&lt;Text&gt;Imortais&lt;/Text&gt;&lt;/Row&gt;</text:p>
          </table:table-cell>
          <table:table-cell office:value-type="string">
            <text:p>Бессмертные</text:p>
          </table:table-cell>
          <table:table-cell table:formula="of:=CONCATENATE(&quot;&lt;Row Tag='&quot;;[.A151];&quot;' Language='ru_RU'&gt;&lt;Text&gt;&quot;;[.Q151];&quot;&lt;/Text&gt;&lt;/Row&gt;&quot;)" office:value-type="string" office:string-value="&lt;Row Tag='LOC_TCS_ARMYNAME_SUFFIX_IMMORTALS' Language='ru_RU'&gt;&lt;Text&gt;Бессмертные&lt;/Text&gt;&lt;/Row&gt;">
            <text:p>&lt;Row Tag='LOC_TCS_ARMYNAME_SUFFIX_IMMORTALS' Language='ru_RU'&gt;&lt;Text&gt;Бессмертные&lt;/Text&gt;&lt;/Row&gt;</text:p>
          </table:table-cell>
          <table:table-cell office:value-type="string">
            <text:p>不朽者</text:p>
          </table:table-cell>
          <table:table-cell table:formula="of:=CONCATENATE(&quot;&lt;Row Tag='&quot;;[.A151];&quot;' Language='zh_Hans_CN'&gt;&lt;Text&gt;&quot;;[.S151];&quot;&lt;/Text&gt;&lt;/Row&gt;&quot;)" office:value-type="string" office:string-value="&lt;Row Tag='LOC_TCS_ARMYNAME_SUFFIX_IMMORTALS' Language='zh_Hans_CN'&gt;&lt;Text&gt;不朽者&lt;/Text&gt;&lt;/Row&gt;">
            <text:p>&lt;Row Tag='LOC_TCS_ARMYNAME_SUFFIX_IMMORTALS' Language='zh_Hans_CN'&gt;&lt;Text&gt;不朽者&lt;/Text&gt;&lt;/Row&gt;</text:p>
          </table:table-cell>
        </table:table-row>
        <table:table-row table:style-name="ro3">
          <table:table-cell office:value-type="string">
            <text:p>LOC_TCS_ARMYNAME_SUFFIX_INFANTRY</text:p>
          </table:table-cell>
          <table:table-cell office:value-type="string">
            <text:p>Infantry</text:p>
          </table:table-cell>
          <table:table-cell office:value-type="string">
            <text:p>Infanterie</text:p>
          </table:table-cell>
          <table:table-cell table:formula="of:=CONCATENATE(&quot;&lt;Row Tag='&quot;;[.A152];&quot;' Language='de_DE'&gt;&lt;Text&gt;&quot;;[.C152];&quot;&lt;/Text&gt;&lt;/Row&gt;&quot;)" office:value-type="string" office:string-value="&lt;Row Tag='LOC_TCS_ARMYNAME_SUFFIX_INFANTRY' Language='de_DE'&gt;&lt;Text&gt;Infanterie&lt;/Text&gt;&lt;/Row&gt;">
            <text:p>&lt;Row Tag='LOC_TCS_ARMYNAME_SUFFIX_INFANTRY' Language='de_DE'&gt;&lt;Text&gt;Infanterie&lt;/Text&gt;&lt;/Row&gt;</text:p>
          </table:table-cell>
          <table:table-cell office:value-type="string">
            <text:p>Infantería</text:p>
          </table:table-cell>
          <table:table-cell table:formula="of:=CONCATENATE(&quot;&lt;Row Tag='&quot;;[.A152];&quot;' Language='es_ES'&gt;&lt;Text&gt;&quot;;[.E152];&quot;&lt;/Text&gt;&lt;/Row&gt;&quot;)" office:value-type="string" office:string-value="&lt;Row Tag='LOC_TCS_ARMYNAME_SUFFIX_INFANTRY' Language='es_ES'&gt;&lt;Text&gt;Infantería&lt;/Text&gt;&lt;/Row&gt;">
            <text:p>&lt;Row Tag='LOC_TCS_ARMYNAME_SUFFIX_INFANTRY' Language='es_ES'&gt;&lt;Text&gt;Infantería&lt;/Text&gt;&lt;/Row&gt;</text:p>
          </table:table-cell>
          <table:table-cell office:value-type="string">
            <text:p>Fanteria</text:p>
          </table:table-cell>
          <table:table-cell table:formula="of:=CONCATENATE(&quot;&lt;Row Tag='&quot;;[.A152];&quot;' Language='it_IT'&gt;&lt;Text&gt;&quot;;[.G152];&quot;&lt;/Text&gt;&lt;/Row&gt;&quot;)" office:value-type="string" office:string-value="&lt;Row Tag='LOC_TCS_ARMYNAME_SUFFIX_INFANTRY' Language='it_IT'&gt;&lt;Text&gt;Fanteria&lt;/Text&gt;&lt;/Row&gt;">
            <text:p>&lt;Row Tag='LOC_TCS_ARMYNAME_SUFFIX_INFANTRY' Language='it_IT'&gt;&lt;Text&gt;Fanteria&lt;/Text&gt;&lt;/Row&gt;</text:p>
          </table:table-cell>
          <table:table-cell office:value-type="string">
            <text:p>歩兵</text:p>
          </table:table-cell>
          <table:table-cell table:formula="of:=CONCATENATE(&quot;&lt;Row Tag='&quot;;[.A152];&quot;' Language='ja_JP'&gt;&lt;Text&gt;&quot;;[.I152];&quot;&lt;/Text&gt;&lt;/Row&gt;&quot;)" office:value-type="string" office:string-value="&lt;Row Tag='LOC_TCS_ARMYNAME_SUFFIX_INFANTRY' Language='ja_JP'&gt;&lt;Text&gt;歩兵&lt;/Text&gt;&lt;/Row&gt;">
            <text:p>&lt;Row Tag='LOC_TCS_ARMYNAME_SUFFIX_INFANTRY' Language='ja_JP'&gt;&lt;Text&gt;歩兵&lt;/Text&gt;&lt;/Row&gt;</text:p>
          </table:table-cell>
          <table:table-cell office:value-type="string">
            <text:p>보병</text:p>
          </table:table-cell>
          <table:table-cell table:formula="of:=CONCATENATE(&quot;&lt;Row Tag='&quot;;[.A152];&quot;' Language='ko_KR'&gt;&lt;Text&gt;&quot;;[.K152];&quot;&lt;/Text&gt;&lt;/Row&gt;&quot;)" office:value-type="string" office:string-value="&lt;Row Tag='LOC_TCS_ARMYNAME_SUFFIX_INFANTRY' Language='ko_KR'&gt;&lt;Text&gt;보병&lt;/Text&gt;&lt;/Row&gt;">
            <text:p>&lt;Row Tag='LOC_TCS_ARMYNAME_SUFFIX_INFANTRY' Language='ko_KR'&gt;&lt;Text&gt;보병&lt;/Text&gt;&lt;/Row&gt;</text:p>
          </table:table-cell>
          <table:table-cell office:value-type="string">
            <text:p>Piechota</text:p>
          </table:table-cell>
          <table:table-cell table:formula="of:=CONCATENATE(&quot;&lt;Row Tag='&quot;;[.A152];&quot;' Language='pl_PL'&gt;&lt;Text&gt;&quot;;[.M152];&quot;&lt;/Text&gt;&lt;/Row&gt;&quot;)" office:value-type="string" office:string-value="&lt;Row Tag='LOC_TCS_ARMYNAME_SUFFIX_INFANTRY' Language='pl_PL'&gt;&lt;Text&gt;Piechota&lt;/Text&gt;&lt;/Row&gt;">
            <text:p>&lt;Row Tag='LOC_TCS_ARMYNAME_SUFFIX_INFANTRY' Language='pl_PL'&gt;&lt;Text&gt;Piechota&lt;/Text&gt;&lt;/Row&gt;</text:p>
          </table:table-cell>
          <table:table-cell office:value-type="string">
            <text:p>Infantaria</text:p>
          </table:table-cell>
          <table:table-cell table:formula="of:=CONCATENATE(&quot;&lt;Row Tag='&quot;;[.A152];&quot;' Language='pt_BR'&gt;&lt;Text&gt;&quot;;[.O152];&quot;&lt;/Text&gt;&lt;/Row&gt;&quot;)" office:value-type="string" office:string-value="&lt;Row Tag='LOC_TCS_ARMYNAME_SUFFIX_INFANTRY' Language='pt_BR'&gt;&lt;Text&gt;Infantaria&lt;/Text&gt;&lt;/Row&gt;">
            <text:p>&lt;Row Tag='LOC_TCS_ARMYNAME_SUFFIX_INFANTRY' Language='pt_BR'&gt;&lt;Text&gt;Infantaria&lt;/Text&gt;&lt;/Row&gt;</text:p>
          </table:table-cell>
          <table:table-cell office:value-type="string">
            <text:p>Пехота</text:p>
          </table:table-cell>
          <table:table-cell table:formula="of:=CONCATENATE(&quot;&lt;Row Tag='&quot;;[.A152];&quot;' Language='ru_RU'&gt;&lt;Text&gt;&quot;;[.Q152];&quot;&lt;/Text&gt;&lt;/Row&gt;&quot;)" office:value-type="string" office:string-value="&lt;Row Tag='LOC_TCS_ARMYNAME_SUFFIX_INFANTRY' Language='ru_RU'&gt;&lt;Text&gt;Пехота&lt;/Text&gt;&lt;/Row&gt;">
            <text:p>&lt;Row Tag='LOC_TCS_ARMYNAME_SUFFIX_INFANTRY' Language='ru_RU'&gt;&lt;Text&gt;Пехота&lt;/Text&gt;&lt;/Row&gt;</text:p>
          </table:table-cell>
          <table:table-cell office:value-type="string">
            <text:p>步兵</text:p>
          </table:table-cell>
          <table:table-cell table:formula="of:=CONCATENATE(&quot;&lt;Row Tag='&quot;;[.A152];&quot;' Language='zh_Hans_CN'&gt;&lt;Text&gt;&quot;;[.S152];&quot;&lt;/Text&gt;&lt;/Row&gt;&quot;)" office:value-type="string" office:string-value="&lt;Row Tag='LOC_TCS_ARMYNAME_SUFFIX_INFANTRY' Language='zh_Hans_CN'&gt;&lt;Text&gt;步兵&lt;/Text&gt;&lt;/Row&gt;">
            <text:p>&lt;Row Tag='LOC_TCS_ARMYNAME_SUFFIX_INFANTRY' Language='zh_Hans_CN'&gt;&lt;Text&gt;步兵&lt;/Text&gt;&lt;/Row&gt;</text:p>
          </table:table-cell>
        </table:table-row>
        <table:table-row table:style-name="ro3">
          <table:table-cell office:value-type="string">
            <text:p>LOC_TCS_ARMYNAME_SUFFIX_IRONS</text:p>
          </table:table-cell>
          <table:table-cell office:value-type="string">
            <text:p>Irons</text:p>
          </table:table-cell>
          <table:table-cell office:value-type="string">
            <text:p>Eisen</text:p>
          </table:table-cell>
          <table:table-cell table:formula="of:=CONCATENATE(&quot;&lt;Row Tag='&quot;;[.A153];&quot;' Language='de_DE'&gt;&lt;Text&gt;&quot;;[.C153];&quot;&lt;/Text&gt;&lt;/Row&gt;&quot;)" office:value-type="string" office:string-value="&lt;Row Tag='LOC_TCS_ARMYNAME_SUFFIX_IRONS' Language='de_DE'&gt;&lt;Text&gt;Eisen&lt;/Text&gt;&lt;/Row&gt;">
            <text:p>&lt;Row Tag='LOC_TCS_ARMYNAME_SUFFIX_IRONS' Language='de_DE'&gt;&lt;Text&gt;Eisen&lt;/Text&gt;&lt;/Row&gt;</text:p>
          </table:table-cell>
          <table:table-cell office:value-type="string">
            <text:p>Hierros</text:p>
          </table:table-cell>
          <table:table-cell table:formula="of:=CONCATENATE(&quot;&lt;Row Tag='&quot;;[.A153];&quot;' Language='es_ES'&gt;&lt;Text&gt;&quot;;[.E153];&quot;&lt;/Text&gt;&lt;/Row&gt;&quot;)" office:value-type="string" office:string-value="&lt;Row Tag='LOC_TCS_ARMYNAME_SUFFIX_IRONS' Language='es_ES'&gt;&lt;Text&gt;Hierros&lt;/Text&gt;&lt;/Row&gt;">
            <text:p>&lt;Row Tag='LOC_TCS_ARMYNAME_SUFFIX_IRONS' Language='es_ES'&gt;&lt;Text&gt;Hierros&lt;/Text&gt;&lt;/Row&gt;</text:p>
          </table:table-cell>
          <table:table-cell office:value-type="string">
            <text:p>Ferri</text:p>
          </table:table-cell>
          <table:table-cell table:formula="of:=CONCATENATE(&quot;&lt;Row Tag='&quot;;[.A153];&quot;' Language='it_IT'&gt;&lt;Text&gt;&quot;;[.G153];&quot;&lt;/Text&gt;&lt;/Row&gt;&quot;)" office:value-type="string" office:string-value="&lt;Row Tag='LOC_TCS_ARMYNAME_SUFFIX_IRONS' Language='it_IT'&gt;&lt;Text&gt;Ferri&lt;/Text&gt;&lt;/Row&gt;">
            <text:p>&lt;Row Tag='LOC_TCS_ARMYNAME_SUFFIX_IRONS' Language='it_IT'&gt;&lt;Text&gt;Ferri&lt;/Text&gt;&lt;/Row&gt;</text:p>
          </table:table-cell>
          <table:table-cell office:value-type="string">
            <text:p>鉄</text:p>
          </table:table-cell>
          <table:table-cell table:formula="of:=CONCATENATE(&quot;&lt;Row Tag='&quot;;[.A153];&quot;' Language='ja_JP'&gt;&lt;Text&gt;&quot;;[.I153];&quot;&lt;/Text&gt;&lt;/Row&gt;&quot;)" office:value-type="string" office:string-value="&lt;Row Tag='LOC_TCS_ARMYNAME_SUFFIX_IRONS' Language='ja_JP'&gt;&lt;Text&gt;鉄&lt;/Text&gt;&lt;/Row&gt;">
            <text:p>&lt;Row Tag='LOC_TCS_ARMYNAME_SUFFIX_IRONS' Language='ja_JP'&gt;&lt;Text&gt;鉄&lt;/Text&gt;&lt;/Row&gt;</text:p>
          </table:table-cell>
          <table:table-cell office:value-type="string">
            <text:p>쇠붙이</text:p>
          </table:table-cell>
          <table:table-cell table:formula="of:=CONCATENATE(&quot;&lt;Row Tag='&quot;;[.A153];&quot;' Language='ko_KR'&gt;&lt;Text&gt;&quot;;[.K153];&quot;&lt;/Text&gt;&lt;/Row&gt;&quot;)" office:value-type="string" office:string-value="&lt;Row Tag='LOC_TCS_ARMYNAME_SUFFIX_IRONS' Language='ko_KR'&gt;&lt;Text&gt;쇠붙이&lt;/Text&gt;&lt;/Row&gt;">
            <text:p>&lt;Row Tag='LOC_TCS_ARMYNAME_SUFFIX_IRONS' Language='ko_KR'&gt;&lt;Text&gt;쇠붙이&lt;/Text&gt;&lt;/Row&gt;</text:p>
          </table:table-cell>
          <table:table-cell office:value-type="string">
            <text:p>Żelaza</text:p>
          </table:table-cell>
          <table:table-cell table:formula="of:=CONCATENATE(&quot;&lt;Row Tag='&quot;;[.A153];&quot;' Language='pl_PL'&gt;&lt;Text&gt;&quot;;[.M153];&quot;&lt;/Text&gt;&lt;/Row&gt;&quot;)" office:value-type="string" office:string-value="&lt;Row Tag='LOC_TCS_ARMYNAME_SUFFIX_IRONS' Language='pl_PL'&gt;&lt;Text&gt;Żelaza&lt;/Text&gt;&lt;/Row&gt;">
            <text:p>&lt;Row Tag='LOC_TCS_ARMYNAME_SUFFIX_IRONS' Language='pl_PL'&gt;&lt;Text&gt;Żelaza&lt;/Text&gt;&lt;/Row&gt;</text:p>
          </table:table-cell>
          <table:table-cell office:value-type="string">
            <text:p>Ferros</text:p>
          </table:table-cell>
          <table:table-cell table:formula="of:=CONCATENATE(&quot;&lt;Row Tag='&quot;;[.A153];&quot;' Language='pt_BR'&gt;&lt;Text&gt;&quot;;[.O153];&quot;&lt;/Text&gt;&lt;/Row&gt;&quot;)" office:value-type="string" office:string-value="&lt;Row Tag='LOC_TCS_ARMYNAME_SUFFIX_IRONS' Language='pt_BR'&gt;&lt;Text&gt;Ferros&lt;/Text&gt;&lt;/Row&gt;">
            <text:p>&lt;Row Tag='LOC_TCS_ARMYNAME_SUFFIX_IRONS' Language='pt_BR'&gt;&lt;Text&gt;Ferros&lt;/Text&gt;&lt;/Row&gt;</text:p>
          </table:table-cell>
          <table:table-cell office:value-type="string">
            <text:p>Железа</text:p>
          </table:table-cell>
          <table:table-cell table:formula="of:=CONCATENATE(&quot;&lt;Row Tag='&quot;;[.A153];&quot;' Language='ru_RU'&gt;&lt;Text&gt;&quot;;[.Q153];&quot;&lt;/Text&gt;&lt;/Row&gt;&quot;)" office:value-type="string" office:string-value="&lt;Row Tag='LOC_TCS_ARMYNAME_SUFFIX_IRONS' Language='ru_RU'&gt;&lt;Text&gt;Железа&lt;/Text&gt;&lt;/Row&gt;">
            <text:p>&lt;Row Tag='LOC_TCS_ARMYNAME_SUFFIX_IRONS' Language='ru_RU'&gt;&lt;Text&gt;Железа&lt;/Text&gt;&lt;/Row&gt;</text:p>
          </table:table-cell>
          <table:table-cell office:value-type="string">
            <text:p>铁器</text:p>
          </table:table-cell>
          <table:table-cell table:formula="of:=CONCATENATE(&quot;&lt;Row Tag='&quot;;[.A153];&quot;' Language='zh_Hans_CN'&gt;&lt;Text&gt;&quot;;[.S153];&quot;&lt;/Text&gt;&lt;/Row&gt;&quot;)" office:value-type="string" office:string-value="&lt;Row Tag='LOC_TCS_ARMYNAME_SUFFIX_IRONS' Language='zh_Hans_CN'&gt;&lt;Text&gt;铁器&lt;/Text&gt;&lt;/Row&gt;">
            <text:p>&lt;Row Tag='LOC_TCS_ARMYNAME_SUFFIX_IRONS' Language='zh_Hans_CN'&gt;&lt;Text&gt;铁器&lt;/Text&gt;&lt;/Row&gt;</text:p>
          </table:table-cell>
        </table:table-row>
        <table:table-row table:style-name="ro3">
          <table:table-cell office:value-type="string">
            <text:p>LOC_TCS_ARMYNAME_SUFFIX_KILLERS</text:p>
          </table:table-cell>
          <table:table-cell office:value-type="string">
            <text:p>Killers</text:p>
          </table:table-cell>
          <table:table-cell office:value-type="string">
            <text:p>Killer</text:p>
          </table:table-cell>
          <table:table-cell table:formula="of:=CONCATENATE(&quot;&lt;Row Tag='&quot;;[.A154];&quot;' Language='de_DE'&gt;&lt;Text&gt;&quot;;[.C154];&quot;&lt;/Text&gt;&lt;/Row&gt;&quot;)" office:value-type="string" office:string-value="&lt;Row Tag='LOC_TCS_ARMYNAME_SUFFIX_KILLERS' Language='de_DE'&gt;&lt;Text&gt;Killer&lt;/Text&gt;&lt;/Row&gt;">
            <text:p>&lt;Row Tag='LOC_TCS_ARMYNAME_SUFFIX_KILLERS' Language='de_DE'&gt;&lt;Text&gt;Killer&lt;/Text&gt;&lt;/Row&gt;</text:p>
          </table:table-cell>
          <table:table-cell office:value-type="string">
            <text:p>Asesinos</text:p>
          </table:table-cell>
          <table:table-cell table:formula="of:=CONCATENATE(&quot;&lt;Row Tag='&quot;;[.A154];&quot;' Language='es_ES'&gt;&lt;Text&gt;&quot;;[.E154];&quot;&lt;/Text&gt;&lt;/Row&gt;&quot;)" office:value-type="string" office:string-value="&lt;Row Tag='LOC_TCS_ARMYNAME_SUFFIX_KILLERS' Language='es_ES'&gt;&lt;Text&gt;Asesinos&lt;/Text&gt;&lt;/Row&gt;">
            <text:p>&lt;Row Tag='LOC_TCS_ARMYNAME_SUFFIX_KILLERS' Language='es_ES'&gt;&lt;Text&gt;Asesinos&lt;/Text&gt;&lt;/Row&gt;</text:p>
          </table:table-cell>
          <table:table-cell office:value-type="string">
            <text:p>Assassini</text:p>
          </table:table-cell>
          <table:table-cell table:formula="of:=CONCATENATE(&quot;&lt;Row Tag='&quot;;[.A154];&quot;' Language='it_IT'&gt;&lt;Text&gt;&quot;;[.G154];&quot;&lt;/Text&gt;&lt;/Row&gt;&quot;)" office:value-type="string" office:string-value="&lt;Row Tag='LOC_TCS_ARMYNAME_SUFFIX_KILLERS' Language='it_IT'&gt;&lt;Text&gt;Assassini&lt;/Text&gt;&lt;/Row&gt;">
            <text:p>&lt;Row Tag='LOC_TCS_ARMYNAME_SUFFIX_KILLERS' Language='it_IT'&gt;&lt;Text&gt;Assassini&lt;/Text&gt;&lt;/Row&gt;</text:p>
          </table:table-cell>
          <table:table-cell office:value-type="string">
            <text:p>殺人者たち</text:p>
          </table:table-cell>
          <table:table-cell table:formula="of:=CONCATENATE(&quot;&lt;Row Tag='&quot;;[.A154];&quot;' Language='ja_JP'&gt;&lt;Text&gt;&quot;;[.I154];&quot;&lt;/Text&gt;&lt;/Row&gt;&quot;)" office:value-type="string" office:string-value="&lt;Row Tag='LOC_TCS_ARMYNAME_SUFFIX_KILLERS' Language='ja_JP'&gt;&lt;Text&gt;殺人者たち&lt;/Text&gt;&lt;/Row&gt;">
            <text:p>&lt;Row Tag='LOC_TCS_ARMYNAME_SUFFIX_KILLERS' Language='ja_JP'&gt;&lt;Text&gt;殺人者たち&lt;/Text&gt;&lt;/Row&gt;</text:p>
          </table:table-cell>
          <table:table-cell office:value-type="string">
            <text:p>살인자들</text:p>
          </table:table-cell>
          <table:table-cell table:formula="of:=CONCATENATE(&quot;&lt;Row Tag='&quot;;[.A154];&quot;' Language='ko_KR'&gt;&lt;Text&gt;&quot;;[.K154];&quot;&lt;/Text&gt;&lt;/Row&gt;&quot;)" office:value-type="string" office:string-value="&lt;Row Tag='LOC_TCS_ARMYNAME_SUFFIX_KILLERS' Language='ko_KR'&gt;&lt;Text&gt;살인자들&lt;/Text&gt;&lt;/Row&gt;">
            <text:p>&lt;Row Tag='LOC_TCS_ARMYNAME_SUFFIX_KILLERS' Language='ko_KR'&gt;&lt;Text&gt;살인자들&lt;/Text&gt;&lt;/Row&gt;</text:p>
          </table:table-cell>
          <table:table-cell office:value-type="string">
            <text:p>Zabójcy</text:p>
          </table:table-cell>
          <table:table-cell table:formula="of:=CONCATENATE(&quot;&lt;Row Tag='&quot;;[.A154];&quot;' Language='pl_PL'&gt;&lt;Text&gt;&quot;;[.M154];&quot;&lt;/Text&gt;&lt;/Row&gt;&quot;)" office:value-type="string" office:string-value="&lt;Row Tag='LOC_TCS_ARMYNAME_SUFFIX_KILLERS' Language='pl_PL'&gt;&lt;Text&gt;Zabójcy&lt;/Text&gt;&lt;/Row&gt;">
            <text:p>&lt;Row Tag='LOC_TCS_ARMYNAME_SUFFIX_KILLERS' Language='pl_PL'&gt;&lt;Text&gt;Zabójcy&lt;/Text&gt;&lt;/Row&gt;</text:p>
          </table:table-cell>
          <table:table-cell office:value-type="string">
            <text:p>Assassinos</text:p>
          </table:table-cell>
          <table:table-cell table:formula="of:=CONCATENATE(&quot;&lt;Row Tag='&quot;;[.A154];&quot;' Language='pt_BR'&gt;&lt;Text&gt;&quot;;[.O154];&quot;&lt;/Text&gt;&lt;/Row&gt;&quot;)" office:value-type="string" office:string-value="&lt;Row Tag='LOC_TCS_ARMYNAME_SUFFIX_KILLERS' Language='pt_BR'&gt;&lt;Text&gt;Assassinos&lt;/Text&gt;&lt;/Row&gt;">
            <text:p>&lt;Row Tag='LOC_TCS_ARMYNAME_SUFFIX_KILLERS' Language='pt_BR'&gt;&lt;Text&gt;Assassinos&lt;/Text&gt;&lt;/Row&gt;</text:p>
          </table:table-cell>
          <table:table-cell office:value-type="string">
            <text:p>Убийцы</text:p>
          </table:table-cell>
          <table:table-cell table:formula="of:=CONCATENATE(&quot;&lt;Row Tag='&quot;;[.A154];&quot;' Language='ru_RU'&gt;&lt;Text&gt;&quot;;[.Q154];&quot;&lt;/Text&gt;&lt;/Row&gt;&quot;)" office:value-type="string" office:string-value="&lt;Row Tag='LOC_TCS_ARMYNAME_SUFFIX_KILLERS' Language='ru_RU'&gt;&lt;Text&gt;Убийцы&lt;/Text&gt;&lt;/Row&gt;">
            <text:p>&lt;Row Tag='LOC_TCS_ARMYNAME_SUFFIX_KILLERS' Language='ru_RU'&gt;&lt;Text&gt;Убийцы&lt;/Text&gt;&lt;/Row&gt;</text:p>
          </table:table-cell>
          <table:table-cell office:value-type="string">
            <text:p>杀手</text:p>
          </table:table-cell>
          <table:table-cell table:formula="of:=CONCATENATE(&quot;&lt;Row Tag='&quot;;[.A154];&quot;' Language='zh_Hans_CN'&gt;&lt;Text&gt;&quot;;[.S154];&quot;&lt;/Text&gt;&lt;/Row&gt;&quot;)" office:value-type="string" office:string-value="&lt;Row Tag='LOC_TCS_ARMYNAME_SUFFIX_KILLERS' Language='zh_Hans_CN'&gt;&lt;Text&gt;杀手&lt;/Text&gt;&lt;/Row&gt;">
            <text:p>&lt;Row Tag='LOC_TCS_ARMYNAME_SUFFIX_KILLERS' Language='zh_Hans_CN'&gt;&lt;Text&gt;杀手&lt;/Text&gt;&lt;/Row&gt;</text:p>
          </table:table-cell>
        </table:table-row>
        <table:table-row table:style-name="ro3">
          <table:table-cell office:value-type="string">
            <text:p>LOC_TCS_ARMYNAME_SUFFIX_KINGS</text:p>
          </table:table-cell>
          <table:table-cell office:value-type="string">
            <text:p>Kings</text:p>
          </table:table-cell>
          <table:table-cell office:value-type="string">
            <text:p>Könige</text:p>
          </table:table-cell>
          <table:table-cell table:formula="of:=CONCATENATE(&quot;&lt;Row Tag='&quot;;[.A155];&quot;' Language='de_DE'&gt;&lt;Text&gt;&quot;;[.C155];&quot;&lt;/Text&gt;&lt;/Row&gt;&quot;)" office:value-type="string" office:string-value="&lt;Row Tag='LOC_TCS_ARMYNAME_SUFFIX_KINGS' Language='de_DE'&gt;&lt;Text&gt;Könige&lt;/Text&gt;&lt;/Row&gt;">
            <text:p>&lt;Row Tag='LOC_TCS_ARMYNAME_SUFFIX_KINGS' Language='de_DE'&gt;&lt;Text&gt;Könige&lt;/Text&gt;&lt;/Row&gt;</text:p>
          </table:table-cell>
          <table:table-cell office:value-type="string">
            <text:p>Reyes</text:p>
          </table:table-cell>
          <table:table-cell table:formula="of:=CONCATENATE(&quot;&lt;Row Tag='&quot;;[.A155];&quot;' Language='es_ES'&gt;&lt;Text&gt;&quot;;[.E155];&quot;&lt;/Text&gt;&lt;/Row&gt;&quot;)" office:value-type="string" office:string-value="&lt;Row Tag='LOC_TCS_ARMYNAME_SUFFIX_KINGS' Language='es_ES'&gt;&lt;Text&gt;Reyes&lt;/Text&gt;&lt;/Row&gt;">
            <text:p>&lt;Row Tag='LOC_TCS_ARMYNAME_SUFFIX_KINGS' Language='es_ES'&gt;&lt;Text&gt;Reyes&lt;/Text&gt;&lt;/Row&gt;</text:p>
          </table:table-cell>
          <table:table-cell office:value-type="string">
            <text:p>Re</text:p>
          </table:table-cell>
          <table:table-cell table:formula="of:=CONCATENATE(&quot;&lt;Row Tag='&quot;;[.A155];&quot;' Language='it_IT'&gt;&lt;Text&gt;&quot;;[.G155];&quot;&lt;/Text&gt;&lt;/Row&gt;&quot;)" office:value-type="string" office:string-value="&lt;Row Tag='LOC_TCS_ARMYNAME_SUFFIX_KINGS' Language='it_IT'&gt;&lt;Text&gt;Re&lt;/Text&gt;&lt;/Row&gt;">
            <text:p>&lt;Row Tag='LOC_TCS_ARMYNAME_SUFFIX_KINGS' Language='it_IT'&gt;&lt;Text&gt;Re&lt;/Text&gt;&lt;/Row&gt;</text:p>
          </table:table-cell>
          <table:table-cell office:value-type="string">
            <text:p>王たち</text:p>
          </table:table-cell>
          <table:table-cell table:formula="of:=CONCATENATE(&quot;&lt;Row Tag='&quot;;[.A155];&quot;' Language='ja_JP'&gt;&lt;Text&gt;&quot;;[.I155];&quot;&lt;/Text&gt;&lt;/Row&gt;&quot;)" office:value-type="string" office:string-value="&lt;Row Tag='LOC_TCS_ARMYNAME_SUFFIX_KINGS' Language='ja_JP'&gt;&lt;Text&gt;王たち&lt;/Text&gt;&lt;/Row&gt;">
            <text:p>&lt;Row Tag='LOC_TCS_ARMYNAME_SUFFIX_KINGS' Language='ja_JP'&gt;&lt;Text&gt;王たち&lt;/Text&gt;&lt;/Row&gt;</text:p>
          </table:table-cell>
          <table:table-cell office:value-type="string">
            <text:p>왕들</text:p>
          </table:table-cell>
          <table:table-cell table:formula="of:=CONCATENATE(&quot;&lt;Row Tag='&quot;;[.A155];&quot;' Language='ko_KR'&gt;&lt;Text&gt;&quot;;[.K155];&quot;&lt;/Text&gt;&lt;/Row&gt;&quot;)" office:value-type="string" office:string-value="&lt;Row Tag='LOC_TCS_ARMYNAME_SUFFIX_KINGS' Language='ko_KR'&gt;&lt;Text&gt;왕들&lt;/Text&gt;&lt;/Row&gt;">
            <text:p>&lt;Row Tag='LOC_TCS_ARMYNAME_SUFFIX_KINGS' Language='ko_KR'&gt;&lt;Text&gt;왕들&lt;/Text&gt;&lt;/Row&gt;</text:p>
          </table:table-cell>
          <table:table-cell office:value-type="string">
            <text:p>Królowie</text:p>
          </table:table-cell>
          <table:table-cell table:formula="of:=CONCATENATE(&quot;&lt;Row Tag='&quot;;[.A155];&quot;' Language='pl_PL'&gt;&lt;Text&gt;&quot;;[.M155];&quot;&lt;/Text&gt;&lt;/Row&gt;&quot;)" office:value-type="string" office:string-value="&lt;Row Tag='LOC_TCS_ARMYNAME_SUFFIX_KINGS' Language='pl_PL'&gt;&lt;Text&gt;Królowie&lt;/Text&gt;&lt;/Row&gt;">
            <text:p>&lt;Row Tag='LOC_TCS_ARMYNAME_SUFFIX_KINGS' Language='pl_PL'&gt;&lt;Text&gt;Królowie&lt;/Text&gt;&lt;/Row&gt;</text:p>
          </table:table-cell>
          <table:table-cell office:value-type="string">
            <text:p>Reis</text:p>
          </table:table-cell>
          <table:table-cell table:formula="of:=CONCATENATE(&quot;&lt;Row Tag='&quot;;[.A155];&quot;' Language='pt_BR'&gt;&lt;Text&gt;&quot;;[.O155];&quot;&lt;/Text&gt;&lt;/Row&gt;&quot;)" office:value-type="string" office:string-value="&lt;Row Tag='LOC_TCS_ARMYNAME_SUFFIX_KINGS' Language='pt_BR'&gt;&lt;Text&gt;Reis&lt;/Text&gt;&lt;/Row&gt;">
            <text:p>&lt;Row Tag='LOC_TCS_ARMYNAME_SUFFIX_KINGS' Language='pt_BR'&gt;&lt;Text&gt;Reis&lt;/Text&gt;&lt;/Row&gt;</text:p>
          </table:table-cell>
          <table:table-cell office:value-type="string">
            <text:p>Короли</text:p>
          </table:table-cell>
          <table:table-cell table:formula="of:=CONCATENATE(&quot;&lt;Row Tag='&quot;;[.A155];&quot;' Language='ru_RU'&gt;&lt;Text&gt;&quot;;[.Q155];&quot;&lt;/Text&gt;&lt;/Row&gt;&quot;)" office:value-type="string" office:string-value="&lt;Row Tag='LOC_TCS_ARMYNAME_SUFFIX_KINGS' Language='ru_RU'&gt;&lt;Text&gt;Короли&lt;/Text&gt;&lt;/Row&gt;">
            <text:p>&lt;Row Tag='LOC_TCS_ARMYNAME_SUFFIX_KINGS' Language='ru_RU'&gt;&lt;Text&gt;Короли&lt;/Text&gt;&lt;/Row&gt;</text:p>
          </table:table-cell>
          <table:table-cell office:value-type="string">
            <text:p>国王</text:p>
          </table:table-cell>
          <table:table-cell table:formula="of:=CONCATENATE(&quot;&lt;Row Tag='&quot;;[.A155];&quot;' Language='zh_Hans_CN'&gt;&lt;Text&gt;&quot;;[.S155];&quot;&lt;/Text&gt;&lt;/Row&gt;&quot;)" office:value-type="string" office:string-value="&lt;Row Tag='LOC_TCS_ARMYNAME_SUFFIX_KINGS' Language='zh_Hans_CN'&gt;&lt;Text&gt;国王&lt;/Text&gt;&lt;/Row&gt;">
            <text:p>&lt;Row Tag='LOC_TCS_ARMYNAME_SUFFIX_KINGS' Language='zh_Hans_CN'&gt;&lt;Text&gt;国王&lt;/Text&gt;&lt;/Row&gt;</text:p>
          </table:table-cell>
        </table:table-row>
        <table:table-row table:style-name="ro3">
          <table:table-cell office:value-type="string">
            <text:p>LOC_TCS_ARMYNAME_SUFFIX_LADS</text:p>
          </table:table-cell>
          <table:table-cell office:value-type="string">
            <text:p>Lads</text:p>
          </table:table-cell>
          <table:table-cell office:value-type="string">
            <text:p>Jungen</text:p>
          </table:table-cell>
          <table:table-cell table:formula="of:=CONCATENATE(&quot;&lt;Row Tag='&quot;;[.A156];&quot;' Language='de_DE'&gt;&lt;Text&gt;&quot;;[.C156];&quot;&lt;/Text&gt;&lt;/Row&gt;&quot;)" office:value-type="string" office:string-value="&lt;Row Tag='LOC_TCS_ARMYNAME_SUFFIX_LADS' Language='de_DE'&gt;&lt;Text&gt;Jungen&lt;/Text&gt;&lt;/Row&gt;">
            <text:p>&lt;Row Tag='LOC_TCS_ARMYNAME_SUFFIX_LADS' Language='de_DE'&gt;&lt;Text&gt;Jungen&lt;/Text&gt;&lt;/Row&gt;</text:p>
          </table:table-cell>
          <table:table-cell office:value-type="string">
            <text:p>Muchachos</text:p>
          </table:table-cell>
          <table:table-cell table:formula="of:=CONCATENATE(&quot;&lt;Row Tag='&quot;;[.A156];&quot;' Language='es_ES'&gt;&lt;Text&gt;&quot;;[.E156];&quot;&lt;/Text&gt;&lt;/Row&gt;&quot;)" office:value-type="string" office:string-value="&lt;Row Tag='LOC_TCS_ARMYNAME_SUFFIX_LADS' Language='es_ES'&gt;&lt;Text&gt;Muchachos&lt;/Text&gt;&lt;/Row&gt;">
            <text:p>&lt;Row Tag='LOC_TCS_ARMYNAME_SUFFIX_LADS' Language='es_ES'&gt;&lt;Text&gt;Muchachos&lt;/Text&gt;&lt;/Row&gt;</text:p>
          </table:table-cell>
          <table:table-cell office:value-type="string">
            <text:p>Ragazzi</text:p>
          </table:table-cell>
          <table:table-cell table:formula="of:=CONCATENATE(&quot;&lt;Row Tag='&quot;;[.A156];&quot;' Language='it_IT'&gt;&lt;Text&gt;&quot;;[.G156];&quot;&lt;/Text&gt;&lt;/Row&gt;&quot;)" office:value-type="string" office:string-value="&lt;Row Tag='LOC_TCS_ARMYNAME_SUFFIX_LADS' Language='it_IT'&gt;&lt;Text&gt;Ragazzi&lt;/Text&gt;&lt;/Row&gt;">
            <text:p>&lt;Row Tag='LOC_TCS_ARMYNAME_SUFFIX_LADS' Language='it_IT'&gt;&lt;Text&gt;Ragazzi&lt;/Text&gt;&lt;/Row&gt;</text:p>
          </table:table-cell>
          <table:table-cell office:value-type="string">
            <text:p>若者たち</text:p>
          </table:table-cell>
          <table:table-cell table:formula="of:=CONCATENATE(&quot;&lt;Row Tag='&quot;;[.A156];&quot;' Language='ja_JP'&gt;&lt;Text&gt;&quot;;[.I156];&quot;&lt;/Text&gt;&lt;/Row&gt;&quot;)" office:value-type="string" office:string-value="&lt;Row Tag='LOC_TCS_ARMYNAME_SUFFIX_LADS' Language='ja_JP'&gt;&lt;Text&gt;若者たち&lt;/Text&gt;&lt;/Row&gt;">
            <text:p>&lt;Row Tag='LOC_TCS_ARMYNAME_SUFFIX_LADS' Language='ja_JP'&gt;&lt;Text&gt;若者たち&lt;/Text&gt;&lt;/Row&gt;</text:p>
          </table:table-cell>
          <table:table-cell office:value-type="string">
            <text:p>젊은이들</text:p>
          </table:table-cell>
          <table:table-cell table:formula="of:=CONCATENATE(&quot;&lt;Row Tag='&quot;;[.A156];&quot;' Language='ko_KR'&gt;&lt;Text&gt;&quot;;[.K156];&quot;&lt;/Text&gt;&lt;/Row&gt;&quot;)" office:value-type="string" office:string-value="&lt;Row Tag='LOC_TCS_ARMYNAME_SUFFIX_LADS' Language='ko_KR'&gt;&lt;Text&gt;젊은이들&lt;/Text&gt;&lt;/Row&gt;">
            <text:p>&lt;Row Tag='LOC_TCS_ARMYNAME_SUFFIX_LADS' Language='ko_KR'&gt;&lt;Text&gt;젊은이들&lt;/Text&gt;&lt;/Row&gt;</text:p>
          </table:table-cell>
          <table:table-cell office:value-type="string">
            <text:p>Chłopcy</text:p>
          </table:table-cell>
          <table:table-cell table:formula="of:=CONCATENATE(&quot;&lt;Row Tag='&quot;;[.A156];&quot;' Language='pl_PL'&gt;&lt;Text&gt;&quot;;[.M156];&quot;&lt;/Text&gt;&lt;/Row&gt;&quot;)" office:value-type="string" office:string-value="&lt;Row Tag='LOC_TCS_ARMYNAME_SUFFIX_LADS' Language='pl_PL'&gt;&lt;Text&gt;Chłopcy&lt;/Text&gt;&lt;/Row&gt;">
            <text:p>&lt;Row Tag='LOC_TCS_ARMYNAME_SUFFIX_LADS' Language='pl_PL'&gt;&lt;Text&gt;Chłopcy&lt;/Text&gt;&lt;/Row&gt;</text:p>
          </table:table-cell>
          <table:table-cell office:value-type="string">
            <text:p>Rapazes</text:p>
          </table:table-cell>
          <table:table-cell table:formula="of:=CONCATENATE(&quot;&lt;Row Tag='&quot;;[.A156];&quot;' Language='pt_BR'&gt;&lt;Text&gt;&quot;;[.O156];&quot;&lt;/Text&gt;&lt;/Row&gt;&quot;)" office:value-type="string" office:string-value="&lt;Row Tag='LOC_TCS_ARMYNAME_SUFFIX_LADS' Language='pt_BR'&gt;&lt;Text&gt;Rapazes&lt;/Text&gt;&lt;/Row&gt;">
            <text:p>&lt;Row Tag='LOC_TCS_ARMYNAME_SUFFIX_LADS' Language='pt_BR'&gt;&lt;Text&gt;Rapazes&lt;/Text&gt;&lt;/Row&gt;</text:p>
          </table:table-cell>
          <table:table-cell office:value-type="string">
            <text:p>Парни</text:p>
          </table:table-cell>
          <table:table-cell table:formula="of:=CONCATENATE(&quot;&lt;Row Tag='&quot;;[.A156];&quot;' Language='ru_RU'&gt;&lt;Text&gt;&quot;;[.Q156];&quot;&lt;/Text&gt;&lt;/Row&gt;&quot;)" office:value-type="string" office:string-value="&lt;Row Tag='LOC_TCS_ARMYNAME_SUFFIX_LADS' Language='ru_RU'&gt;&lt;Text&gt;Парни&lt;/Text&gt;&lt;/Row&gt;">
            <text:p>&lt;Row Tag='LOC_TCS_ARMYNAME_SUFFIX_LADS' Language='ru_RU'&gt;&lt;Text&gt;Парни&lt;/Text&gt;&lt;/Row&gt;</text:p>
          </table:table-cell>
          <table:table-cell office:value-type="string">
            <text:p>小伙子</text:p>
          </table:table-cell>
          <table:table-cell table:formula="of:=CONCATENATE(&quot;&lt;Row Tag='&quot;;[.A156];&quot;' Language='zh_Hans_CN'&gt;&lt;Text&gt;&quot;;[.S156];&quot;&lt;/Text&gt;&lt;/Row&gt;&quot;)" office:value-type="string" office:string-value="&lt;Row Tag='LOC_TCS_ARMYNAME_SUFFIX_LADS' Language='zh_Hans_CN'&gt;&lt;Text&gt;小伙子&lt;/Text&gt;&lt;/Row&gt;">
            <text:p>&lt;Row Tag='LOC_TCS_ARMYNAME_SUFFIX_LADS' Language='zh_Hans_CN'&gt;&lt;Text&gt;小伙子&lt;/Text&gt;&lt;/Row&gt;</text:p>
          </table:table-cell>
        </table:table-row>
        <table:table-row table:style-name="ro3">
          <table:table-cell office:value-type="string">
            <text:p>LOC_TCS_ARMYNAME_SUFFIX_LAMBS</text:p>
          </table:table-cell>
          <table:table-cell office:value-type="string">
            <text:p>Lambs</text:p>
          </table:table-cell>
          <table:table-cell office:value-type="string">
            <text:p>Lämmer</text:p>
          </table:table-cell>
          <table:table-cell table:formula="of:=CONCATENATE(&quot;&lt;Row Tag='&quot;;[.A157];&quot;' Language='de_DE'&gt;&lt;Text&gt;&quot;;[.C157];&quot;&lt;/Text&gt;&lt;/Row&gt;&quot;)" office:value-type="string" office:string-value="&lt;Row Tag='LOC_TCS_ARMYNAME_SUFFIX_LAMBS' Language='de_DE'&gt;&lt;Text&gt;Lämmer&lt;/Text&gt;&lt;/Row&gt;">
            <text:p>&lt;Row Tag='LOC_TCS_ARMYNAME_SUFFIX_LAMBS' Language='de_DE'&gt;&lt;Text&gt;Lämmer&lt;/Text&gt;&lt;/Row&gt;</text:p>
          </table:table-cell>
          <table:table-cell office:value-type="string">
            <text:p>Corderos</text:p>
          </table:table-cell>
          <table:table-cell table:formula="of:=CONCATENATE(&quot;&lt;Row Tag='&quot;;[.A157];&quot;' Language='es_ES'&gt;&lt;Text&gt;&quot;;[.E157];&quot;&lt;/Text&gt;&lt;/Row&gt;&quot;)" office:value-type="string" office:string-value="&lt;Row Tag='LOC_TCS_ARMYNAME_SUFFIX_LAMBS' Language='es_ES'&gt;&lt;Text&gt;Corderos&lt;/Text&gt;&lt;/Row&gt;">
            <text:p>&lt;Row Tag='LOC_TCS_ARMYNAME_SUFFIX_LAMBS' Language='es_ES'&gt;&lt;Text&gt;Corderos&lt;/Text&gt;&lt;/Row&gt;</text:p>
          </table:table-cell>
          <table:table-cell office:value-type="string">
            <text:p>Agnelli</text:p>
          </table:table-cell>
          <table:table-cell table:formula="of:=CONCATENATE(&quot;&lt;Row Tag='&quot;;[.A157];&quot;' Language='it_IT'&gt;&lt;Text&gt;&quot;;[.G157];&quot;&lt;/Text&gt;&lt;/Row&gt;&quot;)" office:value-type="string" office:string-value="&lt;Row Tag='LOC_TCS_ARMYNAME_SUFFIX_LAMBS' Language='it_IT'&gt;&lt;Text&gt;Agnelli&lt;/Text&gt;&lt;/Row&gt;">
            <text:p>&lt;Row Tag='LOC_TCS_ARMYNAME_SUFFIX_LAMBS' Language='it_IT'&gt;&lt;Text&gt;Agnelli&lt;/Text&gt;&lt;/Row&gt;</text:p>
          </table:table-cell>
          <table:table-cell office:value-type="string">
            <text:p>子羊たち</text:p>
          </table:table-cell>
          <table:table-cell table:formula="of:=CONCATENATE(&quot;&lt;Row Tag='&quot;;[.A157];&quot;' Language='ja_JP'&gt;&lt;Text&gt;&quot;;[.I157];&quot;&lt;/Text&gt;&lt;/Row&gt;&quot;)" office:value-type="string" office:string-value="&lt;Row Tag='LOC_TCS_ARMYNAME_SUFFIX_LAMBS' Language='ja_JP'&gt;&lt;Text&gt;子羊たち&lt;/Text&gt;&lt;/Row&gt;">
            <text:p>&lt;Row Tag='LOC_TCS_ARMYNAME_SUFFIX_LAMBS' Language='ja_JP'&gt;&lt;Text&gt;子羊たち&lt;/Text&gt;&lt;/Row&gt;</text:p>
          </table:table-cell>
          <table:table-cell office:value-type="string">
            <text:p>어린 양들</text:p>
          </table:table-cell>
          <table:table-cell table:formula="of:=CONCATENATE(&quot;&lt;Row Tag='&quot;;[.A157];&quot;' Language='ko_KR'&gt;&lt;Text&gt;&quot;;[.K157];&quot;&lt;/Text&gt;&lt;/Row&gt;&quot;)" office:value-type="string" office:string-value="&lt;Row Tag='LOC_TCS_ARMYNAME_SUFFIX_LAMBS' Language='ko_KR'&gt;&lt;Text&gt;어린 양들&lt;/Text&gt;&lt;/Row&gt;">
            <text:p>&lt;Row Tag='LOC_TCS_ARMYNAME_SUFFIX_LAMBS' Language='ko_KR'&gt;&lt;Text&gt;어린 양들&lt;/Text&gt;&lt;/Row&gt;</text:p>
          </table:table-cell>
          <table:table-cell office:value-type="string">
            <text:p>Jagnięta</text:p>
          </table:table-cell>
          <table:table-cell table:formula="of:=CONCATENATE(&quot;&lt;Row Tag='&quot;;[.A157];&quot;' Language='pl_PL'&gt;&lt;Text&gt;&quot;;[.M157];&quot;&lt;/Text&gt;&lt;/Row&gt;&quot;)" office:value-type="string" office:string-value="&lt;Row Tag='LOC_TCS_ARMYNAME_SUFFIX_LAMBS' Language='pl_PL'&gt;&lt;Text&gt;Jagnięta&lt;/Text&gt;&lt;/Row&gt;">
            <text:p>&lt;Row Tag='LOC_TCS_ARMYNAME_SUFFIX_LAMBS' Language='pl_PL'&gt;&lt;Text&gt;Jagnięta&lt;/Text&gt;&lt;/Row&gt;</text:p>
          </table:table-cell>
          <table:table-cell office:value-type="string">
            <text:p>Cordeiros</text:p>
          </table:table-cell>
          <table:table-cell table:formula="of:=CONCATENATE(&quot;&lt;Row Tag='&quot;;[.A157];&quot;' Language='pt_BR'&gt;&lt;Text&gt;&quot;;[.O157];&quot;&lt;/Text&gt;&lt;/Row&gt;&quot;)" office:value-type="string" office:string-value="&lt;Row Tag='LOC_TCS_ARMYNAME_SUFFIX_LAMBS' Language='pt_BR'&gt;&lt;Text&gt;Cordeiros&lt;/Text&gt;&lt;/Row&gt;">
            <text:p>&lt;Row Tag='LOC_TCS_ARMYNAME_SUFFIX_LAMBS' Language='pt_BR'&gt;&lt;Text&gt;Cordeiros&lt;/Text&gt;&lt;/Row&gt;</text:p>
          </table:table-cell>
          <table:table-cell office:value-type="string">
            <text:p>Ягнята</text:p>
          </table:table-cell>
          <table:table-cell table:formula="of:=CONCATENATE(&quot;&lt;Row Tag='&quot;;[.A157];&quot;' Language='ru_RU'&gt;&lt;Text&gt;&quot;;[.Q157];&quot;&lt;/Text&gt;&lt;/Row&gt;&quot;)" office:value-type="string" office:string-value="&lt;Row Tag='LOC_TCS_ARMYNAME_SUFFIX_LAMBS' Language='ru_RU'&gt;&lt;Text&gt;Ягнята&lt;/Text&gt;&lt;/Row&gt;">
            <text:p>&lt;Row Tag='LOC_TCS_ARMYNAME_SUFFIX_LAMBS' Language='ru_RU'&gt;&lt;Text&gt;Ягнята&lt;/Text&gt;&lt;/Row&gt;</text:p>
          </table:table-cell>
          <table:table-cell office:value-type="string">
            <text:p>羔羊</text:p>
          </table:table-cell>
          <table:table-cell table:formula="of:=CONCATENATE(&quot;&lt;Row Tag='&quot;;[.A157];&quot;' Language='zh_Hans_CN'&gt;&lt;Text&gt;&quot;;[.S157];&quot;&lt;/Text&gt;&lt;/Row&gt;&quot;)" office:value-type="string" office:string-value="&lt;Row Tag='LOC_TCS_ARMYNAME_SUFFIX_LAMBS' Language='zh_Hans_CN'&gt;&lt;Text&gt;羔羊&lt;/Text&gt;&lt;/Row&gt;">
            <text:p>&lt;Row Tag='LOC_TCS_ARMYNAME_SUFFIX_LAMBS' Language='zh_Hans_CN'&gt;&lt;Text&gt;羔羊&lt;/Text&gt;&lt;/Row&gt;</text:p>
          </table:table-cell>
        </table:table-row>
        <table:table-row table:style-name="ro3">
          <table:table-cell office:value-type="string">
            <text:p>LOC_TCS_ARMYNAME_SUFFIX_LEGION</text:p>
          </table:table-cell>
          <table:table-cell table:number-columns-repeated="2" office:value-type="string">
            <text:p>Legion</text:p>
          </table:table-cell>
          <table:table-cell table:formula="of:=CONCATENATE(&quot;&lt;Row Tag='&quot;;[.A158];&quot;' Language='de_DE'&gt;&lt;Text&gt;&quot;;[.C158];&quot;&lt;/Text&gt;&lt;/Row&gt;&quot;)" office:value-type="string" office:string-value="&lt;Row Tag='LOC_TCS_ARMYNAME_SUFFIX_LEGION' Language='de_DE'&gt;&lt;Text&gt;Legion&lt;/Text&gt;&lt;/Row&gt;">
            <text:p>&lt;Row Tag='LOC_TCS_ARMYNAME_SUFFIX_LEGION' Language='de_DE'&gt;&lt;Text&gt;Legion&lt;/Text&gt;&lt;/Row&gt;</text:p>
          </table:table-cell>
          <table:table-cell office:value-type="string">
            <text:p>Legión</text:p>
          </table:table-cell>
          <table:table-cell table:formula="of:=CONCATENATE(&quot;&lt;Row Tag='&quot;;[.A158];&quot;' Language='es_ES'&gt;&lt;Text&gt;&quot;;[.E158];&quot;&lt;/Text&gt;&lt;/Row&gt;&quot;)" office:value-type="string" office:string-value="&lt;Row Tag='LOC_TCS_ARMYNAME_SUFFIX_LEGION' Language='es_ES'&gt;&lt;Text&gt;Legión&lt;/Text&gt;&lt;/Row&gt;">
            <text:p>&lt;Row Tag='LOC_TCS_ARMYNAME_SUFFIX_LEGION' Language='es_ES'&gt;&lt;Text&gt;Legión&lt;/Text&gt;&lt;/Row&gt;</text:p>
          </table:table-cell>
          <table:table-cell office:value-type="string">
            <text:p>Legione</text:p>
          </table:table-cell>
          <table:table-cell table:formula="of:=CONCATENATE(&quot;&lt;Row Tag='&quot;;[.A158];&quot;' Language='it_IT'&gt;&lt;Text&gt;&quot;;[.G158];&quot;&lt;/Text&gt;&lt;/Row&gt;&quot;)" office:value-type="string" office:string-value="&lt;Row Tag='LOC_TCS_ARMYNAME_SUFFIX_LEGION' Language='it_IT'&gt;&lt;Text&gt;Legione&lt;/Text&gt;&lt;/Row&gt;">
            <text:p>&lt;Row Tag='LOC_TCS_ARMYNAME_SUFFIX_LEGION' Language='it_IT'&gt;&lt;Text&gt;Legione&lt;/Text&gt;&lt;/Row&gt;</text:p>
          </table:table-cell>
          <table:table-cell office:value-type="string">
            <text:p>軍団</text:p>
          </table:table-cell>
          <table:table-cell table:formula="of:=CONCATENATE(&quot;&lt;Row Tag='&quot;;[.A158];&quot;' Language='ja_JP'&gt;&lt;Text&gt;&quot;;[.I158];&quot;&lt;/Text&gt;&lt;/Row&gt;&quot;)" office:value-type="string" office:string-value="&lt;Row Tag='LOC_TCS_ARMYNAME_SUFFIX_LEGION' Language='ja_JP'&gt;&lt;Text&gt;軍団&lt;/Text&gt;&lt;/Row&gt;">
            <text:p>&lt;Row Tag='LOC_TCS_ARMYNAME_SUFFIX_LEGION' Language='ja_JP'&gt;&lt;Text&gt;軍団&lt;/Text&gt;&lt;/Row&gt;</text:p>
          </table:table-cell>
          <table:table-cell office:value-type="string">
            <text:p>군단</text:p>
          </table:table-cell>
          <table:table-cell table:formula="of:=CONCATENATE(&quot;&lt;Row Tag='&quot;;[.A158];&quot;' Language='ko_KR'&gt;&lt;Text&gt;&quot;;[.K158];&quot;&lt;/Text&gt;&lt;/Row&gt;&quot;)" office:value-type="string" office:string-value="&lt;Row Tag='LOC_TCS_ARMYNAME_SUFFIX_LEGION' Language='ko_KR'&gt;&lt;Text&gt;군단&lt;/Text&gt;&lt;/Row&gt;">
            <text:p>&lt;Row Tag='LOC_TCS_ARMYNAME_SUFFIX_LEGION' Language='ko_KR'&gt;&lt;Text&gt;군단&lt;/Text&gt;&lt;/Row&gt;</text:p>
          </table:table-cell>
          <table:table-cell office:value-type="string">
            <text:p>Legion</text:p>
          </table:table-cell>
          <table:table-cell table:formula="of:=CONCATENATE(&quot;&lt;Row Tag='&quot;;[.A158];&quot;' Language='pl_PL'&gt;&lt;Text&gt;&quot;;[.M158];&quot;&lt;/Text&gt;&lt;/Row&gt;&quot;)" office:value-type="string" office:string-value="&lt;Row Tag='LOC_TCS_ARMYNAME_SUFFIX_LEGION' Language='pl_PL'&gt;&lt;Text&gt;Legion&lt;/Text&gt;&lt;/Row&gt;">
            <text:p>&lt;Row Tag='LOC_TCS_ARMYNAME_SUFFIX_LEGION' Language='pl_PL'&gt;&lt;Text&gt;Legion&lt;/Text&gt;&lt;/Row&gt;</text:p>
          </table:table-cell>
          <table:table-cell office:value-type="string">
            <text:p>Legião</text:p>
          </table:table-cell>
          <table:table-cell table:formula="of:=CONCATENATE(&quot;&lt;Row Tag='&quot;;[.A158];&quot;' Language='pt_BR'&gt;&lt;Text&gt;&quot;;[.O158];&quot;&lt;/Text&gt;&lt;/Row&gt;&quot;)" office:value-type="string" office:string-value="&lt;Row Tag='LOC_TCS_ARMYNAME_SUFFIX_LEGION' Language='pt_BR'&gt;&lt;Text&gt;Legião&lt;/Text&gt;&lt;/Row&gt;">
            <text:p>&lt;Row Tag='LOC_TCS_ARMYNAME_SUFFIX_LEGION' Language='pt_BR'&gt;&lt;Text&gt;Legião&lt;/Text&gt;&lt;/Row&gt;</text:p>
          </table:table-cell>
          <table:table-cell office:value-type="string">
            <text:p>Легион</text:p>
          </table:table-cell>
          <table:table-cell table:formula="of:=CONCATENATE(&quot;&lt;Row Tag='&quot;;[.A158];&quot;' Language='ru_RU'&gt;&lt;Text&gt;&quot;;[.Q158];&quot;&lt;/Text&gt;&lt;/Row&gt;&quot;)" office:value-type="string" office:string-value="&lt;Row Tag='LOC_TCS_ARMYNAME_SUFFIX_LEGION' Language='ru_RU'&gt;&lt;Text&gt;Легион&lt;/Text&gt;&lt;/Row&gt;">
            <text:p>&lt;Row Tag='LOC_TCS_ARMYNAME_SUFFIX_LEGION' Language='ru_RU'&gt;&lt;Text&gt;Легион&lt;/Text&gt;&lt;/Row&gt;</text:p>
          </table:table-cell>
          <table:table-cell office:value-type="string">
            <text:p>军团</text:p>
          </table:table-cell>
          <table:table-cell table:formula="of:=CONCATENATE(&quot;&lt;Row Tag='&quot;;[.A158];&quot;' Language='zh_Hans_CN'&gt;&lt;Text&gt;&quot;;[.S158];&quot;&lt;/Text&gt;&lt;/Row&gt;&quot;)" office:value-type="string" office:string-value="&lt;Row Tag='LOC_TCS_ARMYNAME_SUFFIX_LEGION' Language='zh_Hans_CN'&gt;&lt;Text&gt;军团&lt;/Text&gt;&lt;/Row&gt;">
            <text:p>&lt;Row Tag='LOC_TCS_ARMYNAME_SUFFIX_LEGION' Language='zh_Hans_CN'&gt;&lt;Text&gt;军团&lt;/Text&gt;&lt;/Row&gt;</text:p>
          </table:table-cell>
        </table:table-row>
        <table:table-row table:style-name="ro3">
          <table:table-cell office:value-type="string">
            <text:p>LOC_TCS_ARMYNAME_SUFFIX_LIBERATORS</text:p>
          </table:table-cell>
          <table:table-cell office:value-type="string">
            <text:p>Liberators</text:p>
          </table:table-cell>
          <table:table-cell office:value-type="string">
            <text:p>Befreier</text:p>
          </table:table-cell>
          <table:table-cell table:formula="of:=CONCATENATE(&quot;&lt;Row Tag='&quot;;[.A159];&quot;' Language='de_DE'&gt;&lt;Text&gt;&quot;;[.C159];&quot;&lt;/Text&gt;&lt;/Row&gt;&quot;)" office:value-type="string" office:string-value="&lt;Row Tag='LOC_TCS_ARMYNAME_SUFFIX_LIBERATORS' Language='de_DE'&gt;&lt;Text&gt;Befreier&lt;/Text&gt;&lt;/Row&gt;">
            <text:p>&lt;Row Tag='LOC_TCS_ARMYNAME_SUFFIX_LIBERATORS' Language='de_DE'&gt;&lt;Text&gt;Befreier&lt;/Text&gt;&lt;/Row&gt;</text:p>
          </table:table-cell>
          <table:table-cell office:value-type="string">
            <text:p>Libertadores</text:p>
          </table:table-cell>
          <table:table-cell table:formula="of:=CONCATENATE(&quot;&lt;Row Tag='&quot;;[.A159];&quot;' Language='es_ES'&gt;&lt;Text&gt;&quot;;[.E159];&quot;&lt;/Text&gt;&lt;/Row&gt;&quot;)" office:value-type="string" office:string-value="&lt;Row Tag='LOC_TCS_ARMYNAME_SUFFIX_LIBERATORS' Language='es_ES'&gt;&lt;Text&gt;Libertadores&lt;/Text&gt;&lt;/Row&gt;">
            <text:p>&lt;Row Tag='LOC_TCS_ARMYNAME_SUFFIX_LIBERATORS' Language='es_ES'&gt;&lt;Text&gt;Libertadores&lt;/Text&gt;&lt;/Row&gt;</text:p>
          </table:table-cell>
          <table:table-cell office:value-type="string">
            <text:p>Liberatori</text:p>
          </table:table-cell>
          <table:table-cell table:formula="of:=CONCATENATE(&quot;&lt;Row Tag='&quot;;[.A159];&quot;' Language='it_IT'&gt;&lt;Text&gt;&quot;;[.G159];&quot;&lt;/Text&gt;&lt;/Row&gt;&quot;)" office:value-type="string" office:string-value="&lt;Row Tag='LOC_TCS_ARMYNAME_SUFFIX_LIBERATORS' Language='it_IT'&gt;&lt;Text&gt;Liberatori&lt;/Text&gt;&lt;/Row&gt;">
            <text:p>&lt;Row Tag='LOC_TCS_ARMYNAME_SUFFIX_LIBERATORS' Language='it_IT'&gt;&lt;Text&gt;Liberatori&lt;/Text&gt;&lt;/Row&gt;</text:p>
          </table:table-cell>
          <table:table-cell office:value-type="string">
            <text:p>解放者たち</text:p>
          </table:table-cell>
          <table:table-cell table:formula="of:=CONCATENATE(&quot;&lt;Row Tag='&quot;;[.A159];&quot;' Language='ja_JP'&gt;&lt;Text&gt;&quot;;[.I159];&quot;&lt;/Text&gt;&lt;/Row&gt;&quot;)" office:value-type="string" office:string-value="&lt;Row Tag='LOC_TCS_ARMYNAME_SUFFIX_LIBERATORS' Language='ja_JP'&gt;&lt;Text&gt;解放者たち&lt;/Text&gt;&lt;/Row&gt;">
            <text:p>&lt;Row Tag='LOC_TCS_ARMYNAME_SUFFIX_LIBERATORS' Language='ja_JP'&gt;&lt;Text&gt;解放者たち&lt;/Text&gt;&lt;/Row&gt;</text:p>
          </table:table-cell>
          <table:table-cell office:value-type="string">
            <text:p>해방자들</text:p>
          </table:table-cell>
          <table:table-cell table:formula="of:=CONCATENATE(&quot;&lt;Row Tag='&quot;;[.A159];&quot;' Language='ko_KR'&gt;&lt;Text&gt;&quot;;[.K159];&quot;&lt;/Text&gt;&lt;/Row&gt;&quot;)" office:value-type="string" office:string-value="&lt;Row Tag='LOC_TCS_ARMYNAME_SUFFIX_LIBERATORS' Language='ko_KR'&gt;&lt;Text&gt;해방자들&lt;/Text&gt;&lt;/Row&gt;">
            <text:p>&lt;Row Tag='LOC_TCS_ARMYNAME_SUFFIX_LIBERATORS' Language='ko_KR'&gt;&lt;Text&gt;해방자들&lt;/Text&gt;&lt;/Row&gt;</text:p>
          </table:table-cell>
          <table:table-cell office:value-type="string">
            <text:p>Wyzwoliciele</text:p>
          </table:table-cell>
          <table:table-cell table:formula="of:=CONCATENATE(&quot;&lt;Row Tag='&quot;;[.A159];&quot;' Language='pl_PL'&gt;&lt;Text&gt;&quot;;[.M159];&quot;&lt;/Text&gt;&lt;/Row&gt;&quot;)" office:value-type="string" office:string-value="&lt;Row Tag='LOC_TCS_ARMYNAME_SUFFIX_LIBERATORS' Language='pl_PL'&gt;&lt;Text&gt;Wyzwoliciele&lt;/Text&gt;&lt;/Row&gt;">
            <text:p>&lt;Row Tag='LOC_TCS_ARMYNAME_SUFFIX_LIBERATORS' Language='pl_PL'&gt;&lt;Text&gt;Wyzwoliciele&lt;/Text&gt;&lt;/Row&gt;</text:p>
          </table:table-cell>
          <table:table-cell office:value-type="string">
            <text:p>Libertadores</text:p>
          </table:table-cell>
          <table:table-cell table:formula="of:=CONCATENATE(&quot;&lt;Row Tag='&quot;;[.A159];&quot;' Language='pt_BR'&gt;&lt;Text&gt;&quot;;[.O159];&quot;&lt;/Text&gt;&lt;/Row&gt;&quot;)" office:value-type="string" office:string-value="&lt;Row Tag='LOC_TCS_ARMYNAME_SUFFIX_LIBERATORS' Language='pt_BR'&gt;&lt;Text&gt;Libertadores&lt;/Text&gt;&lt;/Row&gt;">
            <text:p>&lt;Row Tag='LOC_TCS_ARMYNAME_SUFFIX_LIBERATORS' Language='pt_BR'&gt;&lt;Text&gt;Libertadores&lt;/Text&gt;&lt;/Row&gt;</text:p>
          </table:table-cell>
          <table:table-cell office:value-type="string">
            <text:p>Освободители</text:p>
          </table:table-cell>
          <table:table-cell table:formula="of:=CONCATENATE(&quot;&lt;Row Tag='&quot;;[.A159];&quot;' Language='ru_RU'&gt;&lt;Text&gt;&quot;;[.Q159];&quot;&lt;/Text&gt;&lt;/Row&gt;&quot;)" office:value-type="string" office:string-value="&lt;Row Tag='LOC_TCS_ARMYNAME_SUFFIX_LIBERATORS' Language='ru_RU'&gt;&lt;Text&gt;Освободители&lt;/Text&gt;&lt;/Row&gt;">
            <text:p>&lt;Row Tag='LOC_TCS_ARMYNAME_SUFFIX_LIBERATORS' Language='ru_RU'&gt;&lt;Text&gt;Освободители&lt;/Text&gt;&lt;/Row&gt;</text:p>
          </table:table-cell>
          <table:table-cell office:value-type="string">
            <text:p>解放者</text:p>
          </table:table-cell>
          <table:table-cell table:formula="of:=CONCATENATE(&quot;&lt;Row Tag='&quot;;[.A159];&quot;' Language='zh_Hans_CN'&gt;&lt;Text&gt;&quot;;[.S159];&quot;&lt;/Text&gt;&lt;/Row&gt;&quot;)" office:value-type="string" office:string-value="&lt;Row Tag='LOC_TCS_ARMYNAME_SUFFIX_LIBERATORS' Language='zh_Hans_CN'&gt;&lt;Text&gt;解放者&lt;/Text&gt;&lt;/Row&gt;">
            <text:p>&lt;Row Tag='LOC_TCS_ARMYNAME_SUFFIX_LIBERATORS' Language='zh_Hans_CN'&gt;&lt;Text&gt;解放者&lt;/Text&gt;&lt;/Row&gt;</text:p>
          </table:table-cell>
        </table:table-row>
        <table:table-row table:style-name="ro3">
          <table:table-cell office:value-type="string">
            <text:p>LOC_TCS_ARMYNAME_SUFFIX_LINE</text:p>
          </table:table-cell>
          <table:table-cell office:value-type="string">
            <text:p>Line</text:p>
          </table:table-cell>
          <table:table-cell office:value-type="string">
            <text:p>Linie</text:p>
          </table:table-cell>
          <table:table-cell table:formula="of:=CONCATENATE(&quot;&lt;Row Tag='&quot;;[.A160];&quot;' Language='de_DE'&gt;&lt;Text&gt;&quot;;[.C160];&quot;&lt;/Text&gt;&lt;/Row&gt;&quot;)" office:value-type="string" office:string-value="&lt;Row Tag='LOC_TCS_ARMYNAME_SUFFIX_LINE' Language='de_DE'&gt;&lt;Text&gt;Linie&lt;/Text&gt;&lt;/Row&gt;">
            <text:p>&lt;Row Tag='LOC_TCS_ARMYNAME_SUFFIX_LINE' Language='de_DE'&gt;&lt;Text&gt;Linie&lt;/Text&gt;&lt;/Row&gt;</text:p>
          </table:table-cell>
          <table:table-cell office:value-type="string">
            <text:p>Línea</text:p>
          </table:table-cell>
          <table:table-cell table:formula="of:=CONCATENATE(&quot;&lt;Row Tag='&quot;;[.A160];&quot;' Language='es_ES'&gt;&lt;Text&gt;&quot;;[.E160];&quot;&lt;/Text&gt;&lt;/Row&gt;&quot;)" office:value-type="string" office:string-value="&lt;Row Tag='LOC_TCS_ARMYNAME_SUFFIX_LINE' Language='es_ES'&gt;&lt;Text&gt;Línea&lt;/Text&gt;&lt;/Row&gt;">
            <text:p>&lt;Row Tag='LOC_TCS_ARMYNAME_SUFFIX_LINE' Language='es_ES'&gt;&lt;Text&gt;Línea&lt;/Text&gt;&lt;/Row&gt;</text:p>
          </table:table-cell>
          <table:table-cell office:value-type="string">
            <text:p>Linea</text:p>
          </table:table-cell>
          <table:table-cell table:formula="of:=CONCATENATE(&quot;&lt;Row Tag='&quot;;[.A160];&quot;' Language='it_IT'&gt;&lt;Text&gt;&quot;;[.G160];&quot;&lt;/Text&gt;&lt;/Row&gt;&quot;)" office:value-type="string" office:string-value="&lt;Row Tag='LOC_TCS_ARMYNAME_SUFFIX_LINE' Language='it_IT'&gt;&lt;Text&gt;Linea&lt;/Text&gt;&lt;/Row&gt;">
            <text:p>&lt;Row Tag='LOC_TCS_ARMYNAME_SUFFIX_LINE' Language='it_IT'&gt;&lt;Text&gt;Linea&lt;/Text&gt;&lt;/Row&gt;</text:p>
          </table:table-cell>
          <table:table-cell office:value-type="string">
            <text:p>戦列</text:p>
          </table:table-cell>
          <table:table-cell table:formula="of:=CONCATENATE(&quot;&lt;Row Tag='&quot;;[.A160];&quot;' Language='ja_JP'&gt;&lt;Text&gt;&quot;;[.I160];&quot;&lt;/Text&gt;&lt;/Row&gt;&quot;)" office:value-type="string" office:string-value="&lt;Row Tag='LOC_TCS_ARMYNAME_SUFFIX_LINE' Language='ja_JP'&gt;&lt;Text&gt;戦列&lt;/Text&gt;&lt;/Row&gt;">
            <text:p>&lt;Row Tag='LOC_TCS_ARMYNAME_SUFFIX_LINE' Language='ja_JP'&gt;&lt;Text&gt;戦列&lt;/Text&gt;&lt;/Row&gt;</text:p>
          </table:table-cell>
          <table:table-cell office:value-type="string">
            <text:p>전열</text:p>
          </table:table-cell>
          <table:table-cell table:formula="of:=CONCATENATE(&quot;&lt;Row Tag='&quot;;[.A160];&quot;' Language='ko_KR'&gt;&lt;Text&gt;&quot;;[.K160];&quot;&lt;/Text&gt;&lt;/Row&gt;&quot;)" office:value-type="string" office:string-value="&lt;Row Tag='LOC_TCS_ARMYNAME_SUFFIX_LINE' Language='ko_KR'&gt;&lt;Text&gt;전열&lt;/Text&gt;&lt;/Row&gt;">
            <text:p>&lt;Row Tag='LOC_TCS_ARMYNAME_SUFFIX_LINE' Language='ko_KR'&gt;&lt;Text&gt;전열&lt;/Text&gt;&lt;/Row&gt;</text:p>
          </table:table-cell>
          <table:table-cell office:value-type="string">
            <text:p>Linia</text:p>
          </table:table-cell>
          <table:table-cell table:formula="of:=CONCATENATE(&quot;&lt;Row Tag='&quot;;[.A160];&quot;' Language='pl_PL'&gt;&lt;Text&gt;&quot;;[.M160];&quot;&lt;/Text&gt;&lt;/Row&gt;&quot;)" office:value-type="string" office:string-value="&lt;Row Tag='LOC_TCS_ARMYNAME_SUFFIX_LINE' Language='pl_PL'&gt;&lt;Text&gt;Linia&lt;/Text&gt;&lt;/Row&gt;">
            <text:p>&lt;Row Tag='LOC_TCS_ARMYNAME_SUFFIX_LINE' Language='pl_PL'&gt;&lt;Text&gt;Linia&lt;/Text&gt;&lt;/Row&gt;</text:p>
          </table:table-cell>
          <table:table-cell office:value-type="string">
            <text:p>Linha</text:p>
          </table:table-cell>
          <table:table-cell table:formula="of:=CONCATENATE(&quot;&lt;Row Tag='&quot;;[.A160];&quot;' Language='pt_BR'&gt;&lt;Text&gt;&quot;;[.O160];&quot;&lt;/Text&gt;&lt;/Row&gt;&quot;)" office:value-type="string" office:string-value="&lt;Row Tag='LOC_TCS_ARMYNAME_SUFFIX_LINE' Language='pt_BR'&gt;&lt;Text&gt;Linha&lt;/Text&gt;&lt;/Row&gt;">
            <text:p>&lt;Row Tag='LOC_TCS_ARMYNAME_SUFFIX_LINE' Language='pt_BR'&gt;&lt;Text&gt;Linha&lt;/Text&gt;&lt;/Row&gt;</text:p>
          </table:table-cell>
          <table:table-cell office:value-type="string">
            <text:p>Линия</text:p>
          </table:table-cell>
          <table:table-cell table:formula="of:=CONCATENATE(&quot;&lt;Row Tag='&quot;;[.A160];&quot;' Language='ru_RU'&gt;&lt;Text&gt;&quot;;[.Q160];&quot;&lt;/Text&gt;&lt;/Row&gt;&quot;)" office:value-type="string" office:string-value="&lt;Row Tag='LOC_TCS_ARMYNAME_SUFFIX_LINE' Language='ru_RU'&gt;&lt;Text&gt;Линия&lt;/Text&gt;&lt;/Row&gt;">
            <text:p>&lt;Row Tag='LOC_TCS_ARMYNAME_SUFFIX_LINE' Language='ru_RU'&gt;&lt;Text&gt;Линия&lt;/Text&gt;&lt;/Row&gt;</text:p>
          </table:table-cell>
          <table:table-cell office:value-type="string">
            <text:p>线</text:p>
          </table:table-cell>
          <table:table-cell table:formula="of:=CONCATENATE(&quot;&lt;Row Tag='&quot;;[.A160];&quot;' Language='zh_Hans_CN'&gt;&lt;Text&gt;&quot;;[.S160];&quot;&lt;/Text&gt;&lt;/Row&gt;&quot;)" office:value-type="string" office:string-value="&lt;Row Tag='LOC_TCS_ARMYNAME_SUFFIX_LINE' Language='zh_Hans_CN'&gt;&lt;Text&gt;线&lt;/Text&gt;&lt;/Row&gt;">
            <text:p>&lt;Row Tag='LOC_TCS_ARMYNAME_SUFFIX_LINE' Language='zh_Hans_CN'&gt;&lt;Text&gt;线&lt;/Text&gt;&lt;/Row&gt;</text:p>
          </table:table-cell>
        </table:table-row>
        <table:table-row table:style-name="ro3">
          <table:table-cell office:value-type="string">
            <text:p>LOC_TCS_ARMYNAME_SUFFIX_LIONS</text:p>
          </table:table-cell>
          <table:table-cell office:value-type="string">
            <text:p>Lions</text:p>
          </table:table-cell>
          <table:table-cell office:value-type="string">
            <text:p>Löwen</text:p>
          </table:table-cell>
          <table:table-cell table:formula="of:=CONCATENATE(&quot;&lt;Row Tag='&quot;;[.A161];&quot;' Language='de_DE'&gt;&lt;Text&gt;&quot;;[.C161];&quot;&lt;/Text&gt;&lt;/Row&gt;&quot;)" office:value-type="string" office:string-value="&lt;Row Tag='LOC_TCS_ARMYNAME_SUFFIX_LIONS' Language='de_DE'&gt;&lt;Text&gt;Löwen&lt;/Text&gt;&lt;/Row&gt;">
            <text:p>&lt;Row Tag='LOC_TCS_ARMYNAME_SUFFIX_LIONS' Language='de_DE'&gt;&lt;Text&gt;Löwen&lt;/Text&gt;&lt;/Row&gt;</text:p>
          </table:table-cell>
          <table:table-cell office:value-type="string">
            <text:p>Leones</text:p>
          </table:table-cell>
          <table:table-cell table:formula="of:=CONCATENATE(&quot;&lt;Row Tag='&quot;;[.A161];&quot;' Language='es_ES'&gt;&lt;Text&gt;&quot;;[.E161];&quot;&lt;/Text&gt;&lt;/Row&gt;&quot;)" office:value-type="string" office:string-value="&lt;Row Tag='LOC_TCS_ARMYNAME_SUFFIX_LIONS' Language='es_ES'&gt;&lt;Text&gt;Leones&lt;/Text&gt;&lt;/Row&gt;">
            <text:p>&lt;Row Tag='LOC_TCS_ARMYNAME_SUFFIX_LIONS' Language='es_ES'&gt;&lt;Text&gt;Leones&lt;/Text&gt;&lt;/Row&gt;</text:p>
          </table:table-cell>
          <table:table-cell office:value-type="string">
            <text:p>Leoni</text:p>
          </table:table-cell>
          <table:table-cell table:formula="of:=CONCATENATE(&quot;&lt;Row Tag='&quot;;[.A161];&quot;' Language='it_IT'&gt;&lt;Text&gt;&quot;;[.G161];&quot;&lt;/Text&gt;&lt;/Row&gt;&quot;)" office:value-type="string" office:string-value="&lt;Row Tag='LOC_TCS_ARMYNAME_SUFFIX_LIONS' Language='it_IT'&gt;&lt;Text&gt;Leoni&lt;/Text&gt;&lt;/Row&gt;">
            <text:p>&lt;Row Tag='LOC_TCS_ARMYNAME_SUFFIX_LIONS' Language='it_IT'&gt;&lt;Text&gt;Leoni&lt;/Text&gt;&lt;/Row&gt;</text:p>
          </table:table-cell>
          <table:table-cell office:value-type="string">
            <text:p>ライオンたち</text:p>
          </table:table-cell>
          <table:table-cell table:formula="of:=CONCATENATE(&quot;&lt;Row Tag='&quot;;[.A161];&quot;' Language='ja_JP'&gt;&lt;Text&gt;&quot;;[.I161];&quot;&lt;/Text&gt;&lt;/Row&gt;&quot;)" office:value-type="string" office:string-value="&lt;Row Tag='LOC_TCS_ARMYNAME_SUFFIX_LIONS' Language='ja_JP'&gt;&lt;Text&gt;ライオンたち&lt;/Text&gt;&lt;/Row&gt;">
            <text:p>&lt;Row Tag='LOC_TCS_ARMYNAME_SUFFIX_LIONS' Language='ja_JP'&gt;&lt;Text&gt;ライオンたち&lt;/Text&gt;&lt;/Row&gt;</text:p>
          </table:table-cell>
          <table:table-cell office:value-type="string">
            <text:p>사자들</text:p>
          </table:table-cell>
          <table:table-cell table:formula="of:=CONCATENATE(&quot;&lt;Row Tag='&quot;;[.A161];&quot;' Language='ko_KR'&gt;&lt;Text&gt;&quot;;[.K161];&quot;&lt;/Text&gt;&lt;/Row&gt;&quot;)" office:value-type="string" office:string-value="&lt;Row Tag='LOC_TCS_ARMYNAME_SUFFIX_LIONS' Language='ko_KR'&gt;&lt;Text&gt;사자들&lt;/Text&gt;&lt;/Row&gt;">
            <text:p>&lt;Row Tag='LOC_TCS_ARMYNAME_SUFFIX_LIONS' Language='ko_KR'&gt;&lt;Text&gt;사자들&lt;/Text&gt;&lt;/Row&gt;</text:p>
          </table:table-cell>
          <table:table-cell office:value-type="string">
            <text:p>Lwy</text:p>
          </table:table-cell>
          <table:table-cell table:formula="of:=CONCATENATE(&quot;&lt;Row Tag='&quot;;[.A161];&quot;' Language='pl_PL'&gt;&lt;Text&gt;&quot;;[.M161];&quot;&lt;/Text&gt;&lt;/Row&gt;&quot;)" office:value-type="string" office:string-value="&lt;Row Tag='LOC_TCS_ARMYNAME_SUFFIX_LIONS' Language='pl_PL'&gt;&lt;Text&gt;Lwy&lt;/Text&gt;&lt;/Row&gt;">
            <text:p>&lt;Row Tag='LOC_TCS_ARMYNAME_SUFFIX_LIONS' Language='pl_PL'&gt;&lt;Text&gt;Lwy&lt;/Text&gt;&lt;/Row&gt;</text:p>
          </table:table-cell>
          <table:table-cell office:value-type="string">
            <text:p>Leões</text:p>
          </table:table-cell>
          <table:table-cell table:formula="of:=CONCATENATE(&quot;&lt;Row Tag='&quot;;[.A161];&quot;' Language='pt_BR'&gt;&lt;Text&gt;&quot;;[.O161];&quot;&lt;/Text&gt;&lt;/Row&gt;&quot;)" office:value-type="string" office:string-value="&lt;Row Tag='LOC_TCS_ARMYNAME_SUFFIX_LIONS' Language='pt_BR'&gt;&lt;Text&gt;Leões&lt;/Text&gt;&lt;/Row&gt;">
            <text:p>&lt;Row Tag='LOC_TCS_ARMYNAME_SUFFIX_LIONS' Language='pt_BR'&gt;&lt;Text&gt;Leões&lt;/Text&gt;&lt;/Row&gt;</text:p>
          </table:table-cell>
          <table:table-cell office:value-type="string">
            <text:p>Львы</text:p>
          </table:table-cell>
          <table:table-cell table:formula="of:=CONCATENATE(&quot;&lt;Row Tag='&quot;;[.A161];&quot;' Language='ru_RU'&gt;&lt;Text&gt;&quot;;[.Q161];&quot;&lt;/Text&gt;&lt;/Row&gt;&quot;)" office:value-type="string" office:string-value="&lt;Row Tag='LOC_TCS_ARMYNAME_SUFFIX_LIONS' Language='ru_RU'&gt;&lt;Text&gt;Львы&lt;/Text&gt;&lt;/Row&gt;">
            <text:p>&lt;Row Tag='LOC_TCS_ARMYNAME_SUFFIX_LIONS' Language='ru_RU'&gt;&lt;Text&gt;Львы&lt;/Text&gt;&lt;/Row&gt;</text:p>
          </table:table-cell>
          <table:table-cell office:value-type="string">
            <text:p>狮子</text:p>
          </table:table-cell>
          <table:table-cell table:formula="of:=CONCATENATE(&quot;&lt;Row Tag='&quot;;[.A161];&quot;' Language='zh_Hans_CN'&gt;&lt;Text&gt;&quot;;[.S161];&quot;&lt;/Text&gt;&lt;/Row&gt;&quot;)" office:value-type="string" office:string-value="&lt;Row Tag='LOC_TCS_ARMYNAME_SUFFIX_LIONS' Language='zh_Hans_CN'&gt;&lt;Text&gt;狮子&lt;/Text&gt;&lt;/Row&gt;">
            <text:p>&lt;Row Tag='LOC_TCS_ARMYNAME_SUFFIX_LIONS' Language='zh_Hans_CN'&gt;&lt;Text&gt;狮子&lt;/Text&gt;&lt;/Row&gt;</text:p>
          </table:table-cell>
        </table:table-row>
        <table:table-row table:style-name="ro3">
          <table:table-cell office:value-type="string">
            <text:p>LOC_TCS_ARMYNAME_SUFFIX_MARTYRS</text:p>
          </table:table-cell>
          <table:table-cell office:value-type="string">
            <text:p>Martyrs</text:p>
          </table:table-cell>
          <table:table-cell office:value-type="string">
            <text:p>Märtyrer</text:p>
          </table:table-cell>
          <table:table-cell table:formula="of:=CONCATENATE(&quot;&lt;Row Tag='&quot;;[.A162];&quot;' Language='de_DE'&gt;&lt;Text&gt;&quot;;[.C162];&quot;&lt;/Text&gt;&lt;/Row&gt;&quot;)" office:value-type="string" office:string-value="&lt;Row Tag='LOC_TCS_ARMYNAME_SUFFIX_MARTYRS' Language='de_DE'&gt;&lt;Text&gt;Märtyrer&lt;/Text&gt;&lt;/Row&gt;">
            <text:p>&lt;Row Tag='LOC_TCS_ARMYNAME_SUFFIX_MARTYRS' Language='de_DE'&gt;&lt;Text&gt;Märtyrer&lt;/Text&gt;&lt;/Row&gt;</text:p>
          </table:table-cell>
          <table:table-cell office:value-type="string">
            <text:p>Mártires</text:p>
          </table:table-cell>
          <table:table-cell table:formula="of:=CONCATENATE(&quot;&lt;Row Tag='&quot;;[.A162];&quot;' Language='es_ES'&gt;&lt;Text&gt;&quot;;[.E162];&quot;&lt;/Text&gt;&lt;/Row&gt;&quot;)" office:value-type="string" office:string-value="&lt;Row Tag='LOC_TCS_ARMYNAME_SUFFIX_MARTYRS' Language='es_ES'&gt;&lt;Text&gt;Mártires&lt;/Text&gt;&lt;/Row&gt;">
            <text:p>&lt;Row Tag='LOC_TCS_ARMYNAME_SUFFIX_MARTYRS' Language='es_ES'&gt;&lt;Text&gt;Mártires&lt;/Text&gt;&lt;/Row&gt;</text:p>
          </table:table-cell>
          <table:table-cell office:value-type="string">
            <text:p>Martiri</text:p>
          </table:table-cell>
          <table:table-cell table:formula="of:=CONCATENATE(&quot;&lt;Row Tag='&quot;;[.A162];&quot;' Language='it_IT'&gt;&lt;Text&gt;&quot;;[.G162];&quot;&lt;/Text&gt;&lt;/Row&gt;&quot;)" office:value-type="string" office:string-value="&lt;Row Tag='LOC_TCS_ARMYNAME_SUFFIX_MARTYRS' Language='it_IT'&gt;&lt;Text&gt;Martiri&lt;/Text&gt;&lt;/Row&gt;">
            <text:p>&lt;Row Tag='LOC_TCS_ARMYNAME_SUFFIX_MARTYRS' Language='it_IT'&gt;&lt;Text&gt;Martiri&lt;/Text&gt;&lt;/Row&gt;</text:p>
          </table:table-cell>
          <table:table-cell office:value-type="string">
            <text:p>殉教者たち</text:p>
          </table:table-cell>
          <table:table-cell table:formula="of:=CONCATENATE(&quot;&lt;Row Tag='&quot;;[.A162];&quot;' Language='ja_JP'&gt;&lt;Text&gt;&quot;;[.I162];&quot;&lt;/Text&gt;&lt;/Row&gt;&quot;)" office:value-type="string" office:string-value="&lt;Row Tag='LOC_TCS_ARMYNAME_SUFFIX_MARTYRS' Language='ja_JP'&gt;&lt;Text&gt;殉教者たち&lt;/Text&gt;&lt;/Row&gt;">
            <text:p>&lt;Row Tag='LOC_TCS_ARMYNAME_SUFFIX_MARTYRS' Language='ja_JP'&gt;&lt;Text&gt;殉教者たち&lt;/Text&gt;&lt;/Row&gt;</text:p>
          </table:table-cell>
          <table:table-cell office:value-type="string">
            <text:p>순교자들</text:p>
          </table:table-cell>
          <table:table-cell table:formula="of:=CONCATENATE(&quot;&lt;Row Tag='&quot;;[.A162];&quot;' Language='ko_KR'&gt;&lt;Text&gt;&quot;;[.K162];&quot;&lt;/Text&gt;&lt;/Row&gt;&quot;)" office:value-type="string" office:string-value="&lt;Row Tag='LOC_TCS_ARMYNAME_SUFFIX_MARTYRS' Language='ko_KR'&gt;&lt;Text&gt;순교자들&lt;/Text&gt;&lt;/Row&gt;">
            <text:p>&lt;Row Tag='LOC_TCS_ARMYNAME_SUFFIX_MARTYRS' Language='ko_KR'&gt;&lt;Text&gt;순교자들&lt;/Text&gt;&lt;/Row&gt;</text:p>
          </table:table-cell>
          <table:table-cell office:value-type="string">
            <text:p>Męczennicy</text:p>
          </table:table-cell>
          <table:table-cell table:formula="of:=CONCATENATE(&quot;&lt;Row Tag='&quot;;[.A162];&quot;' Language='pl_PL'&gt;&lt;Text&gt;&quot;;[.M162];&quot;&lt;/Text&gt;&lt;/Row&gt;&quot;)" office:value-type="string" office:string-value="&lt;Row Tag='LOC_TCS_ARMYNAME_SUFFIX_MARTYRS' Language='pl_PL'&gt;&lt;Text&gt;Męczennicy&lt;/Text&gt;&lt;/Row&gt;">
            <text:p>&lt;Row Tag='LOC_TCS_ARMYNAME_SUFFIX_MARTYRS' Language='pl_PL'&gt;&lt;Text&gt;Męczennicy&lt;/Text&gt;&lt;/Row&gt;</text:p>
          </table:table-cell>
          <table:table-cell office:value-type="string">
            <text:p>Mártires</text:p>
          </table:table-cell>
          <table:table-cell table:formula="of:=CONCATENATE(&quot;&lt;Row Tag='&quot;;[.A162];&quot;' Language='pt_BR'&gt;&lt;Text&gt;&quot;;[.O162];&quot;&lt;/Text&gt;&lt;/Row&gt;&quot;)" office:value-type="string" office:string-value="&lt;Row Tag='LOC_TCS_ARMYNAME_SUFFIX_MARTYRS' Language='pt_BR'&gt;&lt;Text&gt;Mártires&lt;/Text&gt;&lt;/Row&gt;">
            <text:p>&lt;Row Tag='LOC_TCS_ARMYNAME_SUFFIX_MARTYRS' Language='pt_BR'&gt;&lt;Text&gt;Mártires&lt;/Text&gt;&lt;/Row&gt;</text:p>
          </table:table-cell>
          <table:table-cell office:value-type="string">
            <text:p>Мученики</text:p>
          </table:table-cell>
          <table:table-cell table:formula="of:=CONCATENATE(&quot;&lt;Row Tag='&quot;;[.A162];&quot;' Language='ru_RU'&gt;&lt;Text&gt;&quot;;[.Q162];&quot;&lt;/Text&gt;&lt;/Row&gt;&quot;)" office:value-type="string" office:string-value="&lt;Row Tag='LOC_TCS_ARMYNAME_SUFFIX_MARTYRS' Language='ru_RU'&gt;&lt;Text&gt;Мученики&lt;/Text&gt;&lt;/Row&gt;">
            <text:p>&lt;Row Tag='LOC_TCS_ARMYNAME_SUFFIX_MARTYRS' Language='ru_RU'&gt;&lt;Text&gt;Мученики&lt;/Text&gt;&lt;/Row&gt;</text:p>
          </table:table-cell>
          <table:table-cell office:value-type="string">
            <text:p>烈士</text:p>
          </table:table-cell>
          <table:table-cell table:formula="of:=CONCATENATE(&quot;&lt;Row Tag='&quot;;[.A162];&quot;' Language='zh_Hans_CN'&gt;&lt;Text&gt;&quot;;[.S162];&quot;&lt;/Text&gt;&lt;/Row&gt;&quot;)" office:value-type="string" office:string-value="&lt;Row Tag='LOC_TCS_ARMYNAME_SUFFIX_MARTYRS' Language='zh_Hans_CN'&gt;&lt;Text&gt;烈士&lt;/Text&gt;&lt;/Row&gt;">
            <text:p>&lt;Row Tag='LOC_TCS_ARMYNAME_SUFFIX_MARTYRS' Language='zh_Hans_CN'&gt;&lt;Text&gt;烈士&lt;/Text&gt;&lt;/Row&gt;</text:p>
          </table:table-cell>
        </table:table-row>
        <table:table-row table:style-name="ro3">
          <table:table-cell office:value-type="string">
            <text:p>LOC_TCS_ARMYNAME_SUFFIX_ONE</text:p>
          </table:table-cell>
          <table:table-cell office:value-type="string">
            <text:p>Ones</text:p>
          </table:table-cell>
          <table:table-cell office:value-type="string">
            <text:p>Einer</text:p>
          </table:table-cell>
          <table:table-cell table:formula="of:=CONCATENATE(&quot;&lt;Row Tag='&quot;;[.A163];&quot;' Language='de_DE'&gt;&lt;Text&gt;&quot;;[.C163];&quot;&lt;/Text&gt;&lt;/Row&gt;&quot;)" office:value-type="string" office:string-value="&lt;Row Tag='LOC_TCS_ARMYNAME_SUFFIX_ONE' Language='de_DE'&gt;&lt;Text&gt;Einer&lt;/Text&gt;&lt;/Row&gt;">
            <text:p>&lt;Row Tag='LOC_TCS_ARMYNAME_SUFFIX_ONE' Language='de_DE'&gt;&lt;Text&gt;Einer&lt;/Text&gt;&lt;/Row&gt;</text:p>
          </table:table-cell>
          <table:table-cell office:value-type="string">
            <text:p>Unos</text:p>
          </table:table-cell>
          <table:table-cell table:formula="of:=CONCATENATE(&quot;&lt;Row Tag='&quot;;[.A163];&quot;' Language='es_ES'&gt;&lt;Text&gt;&quot;;[.E163];&quot;&lt;/Text&gt;&lt;/Row&gt;&quot;)" office:value-type="string" office:string-value="&lt;Row Tag='LOC_TCS_ARMYNAME_SUFFIX_ONE' Language='es_ES'&gt;&lt;Text&gt;Unos&lt;/Text&gt;&lt;/Row&gt;">
            <text:p>&lt;Row Tag='LOC_TCS_ARMYNAME_SUFFIX_ONE' Language='es_ES'&gt;&lt;Text&gt;Unos&lt;/Text&gt;&lt;/Row&gt;</text:p>
          </table:table-cell>
          <table:table-cell office:value-type="string">
            <text:p>Uno</text:p>
          </table:table-cell>
          <table:table-cell table:formula="of:=CONCATENATE(&quot;&lt;Row Tag='&quot;;[.A163];&quot;' Language='it_IT'&gt;&lt;Text&gt;&quot;;[.G163];&quot;&lt;/Text&gt;&lt;/Row&gt;&quot;)" office:value-type="string" office:string-value="&lt;Row Tag='LOC_TCS_ARMYNAME_SUFFIX_ONE' Language='it_IT'&gt;&lt;Text&gt;Uno&lt;/Text&gt;&lt;/Row&gt;">
            <text:p>&lt;Row Tag='LOC_TCS_ARMYNAME_SUFFIX_ONE' Language='it_IT'&gt;&lt;Text&gt;Uno&lt;/Text&gt;&lt;/Row&gt;</text:p>
          </table:table-cell>
          <table:table-cell office:value-type="string">
            <text:p>一人</text:p>
          </table:table-cell>
          <table:table-cell table:formula="of:=CONCATENATE(&quot;&lt;Row Tag='&quot;;[.A163];&quot;' Language='ja_JP'&gt;&lt;Text&gt;&quot;;[.I163];&quot;&lt;/Text&gt;&lt;/Row&gt;&quot;)" office:value-type="string" office:string-value="&lt;Row Tag='LOC_TCS_ARMYNAME_SUFFIX_ONE' Language='ja_JP'&gt;&lt;Text&gt;一人&lt;/Text&gt;&lt;/Row&gt;">
            <text:p>&lt;Row Tag='LOC_TCS_ARMYNAME_SUFFIX_ONE' Language='ja_JP'&gt;&lt;Text&gt;一人&lt;/Text&gt;&lt;/Row&gt;</text:p>
          </table:table-cell>
          <table:table-cell office:value-type="string">
            <text:p>하나</text:p>
          </table:table-cell>
          <table:table-cell table:formula="of:=CONCATENATE(&quot;&lt;Row Tag='&quot;;[.A163];&quot;' Language='ko_KR'&gt;&lt;Text&gt;&quot;;[.K163];&quot;&lt;/Text&gt;&lt;/Row&gt;&quot;)" office:value-type="string" office:string-value="&lt;Row Tag='LOC_TCS_ARMYNAME_SUFFIX_ONE' Language='ko_KR'&gt;&lt;Text&gt;하나&lt;/Text&gt;&lt;/Row&gt;">
            <text:p>&lt;Row Tag='LOC_TCS_ARMYNAME_SUFFIX_ONE' Language='ko_KR'&gt;&lt;Text&gt;하나&lt;/Text&gt;&lt;/Row&gt;</text:p>
          </table:table-cell>
          <table:table-cell office:value-type="string">
            <text:p>Jedni</text:p>
          </table:table-cell>
          <table:table-cell table:formula="of:=CONCATENATE(&quot;&lt;Row Tag='&quot;;[.A163];&quot;' Language='pl_PL'&gt;&lt;Text&gt;&quot;;[.M163];&quot;&lt;/Text&gt;&lt;/Row&gt;&quot;)" office:value-type="string" office:string-value="&lt;Row Tag='LOC_TCS_ARMYNAME_SUFFIX_ONE' Language='pl_PL'&gt;&lt;Text&gt;Jedni&lt;/Text&gt;&lt;/Row&gt;">
            <text:p>&lt;Row Tag='LOC_TCS_ARMYNAME_SUFFIX_ONE' Language='pl_PL'&gt;&lt;Text&gt;Jedni&lt;/Text&gt;&lt;/Row&gt;</text:p>
          </table:table-cell>
          <table:table-cell office:value-type="string">
            <text:p>Uns</text:p>
          </table:table-cell>
          <table:table-cell table:formula="of:=CONCATENATE(&quot;&lt;Row Tag='&quot;;[.A163];&quot;' Language='pt_BR'&gt;&lt;Text&gt;&quot;;[.O163];&quot;&lt;/Text&gt;&lt;/Row&gt;&quot;)" office:value-type="string" office:string-value="&lt;Row Tag='LOC_TCS_ARMYNAME_SUFFIX_ONE' Language='pt_BR'&gt;&lt;Text&gt;Uns&lt;/Text&gt;&lt;/Row&gt;">
            <text:p>&lt;Row Tag='LOC_TCS_ARMYNAME_SUFFIX_ONE' Language='pt_BR'&gt;&lt;Text&gt;Uns&lt;/Text&gt;&lt;/Row&gt;</text:p>
          </table:table-cell>
          <table:table-cell office:value-type="string">
            <text:p>Один</text:p>
          </table:table-cell>
          <table:table-cell table:formula="of:=CONCATENATE(&quot;&lt;Row Tag='&quot;;[.A163];&quot;' Language='ru_RU'&gt;&lt;Text&gt;&quot;;[.Q163];&quot;&lt;/Text&gt;&lt;/Row&gt;&quot;)" office:value-type="string" office:string-value="&lt;Row Tag='LOC_TCS_ARMYNAME_SUFFIX_ONE' Language='ru_RU'&gt;&lt;Text&gt;Один&lt;/Text&gt;&lt;/Row&gt;">
            <text:p>&lt;Row Tag='LOC_TCS_ARMYNAME_SUFFIX_ONE' Language='ru_RU'&gt;&lt;Text&gt;Один&lt;/Text&gt;&lt;/Row&gt;</text:p>
          </table:table-cell>
          <table:table-cell office:value-type="string">
            <text:p>一个</text:p>
          </table:table-cell>
          <table:table-cell table:formula="of:=CONCATENATE(&quot;&lt;Row Tag='&quot;;[.A163];&quot;' Language='zh_Hans_CN'&gt;&lt;Text&gt;&quot;;[.S163];&quot;&lt;/Text&gt;&lt;/Row&gt;&quot;)" office:value-type="string" office:string-value="&lt;Row Tag='LOC_TCS_ARMYNAME_SUFFIX_ONE' Language='zh_Hans_CN'&gt;&lt;Text&gt;一个&lt;/Text&gt;&lt;/Row&gt;">
            <text:p>&lt;Row Tag='LOC_TCS_ARMYNAME_SUFFIX_ONE' Language='zh_Hans_CN'&gt;&lt;Text&gt;一个&lt;/Text&gt;&lt;/Row&gt;</text:p>
          </table:table-cell>
        </table:table-row>
        <table:table-row table:style-name="ro3">
          <table:table-cell office:value-type="string">
            <text:p>LOC_TCS_ARMYNAME_SUFFIX_OWN</text:p>
          </table:table-cell>
          <table:table-cell office:value-type="string">
            <text:p>Own</text:p>
          </table:table-cell>
          <table:table-cell office:value-type="string">
            <text:p>Eigene</text:p>
          </table:table-cell>
          <table:table-cell table:formula="of:=CONCATENATE(&quot;&lt;Row Tag='&quot;;[.A164];&quot;' Language='de_DE'&gt;&lt;Text&gt;&quot;;[.C164];&quot;&lt;/Text&gt;&lt;/Row&gt;&quot;)" office:value-type="string" office:string-value="&lt;Row Tag='LOC_TCS_ARMYNAME_SUFFIX_OWN' Language='de_DE'&gt;&lt;Text&gt;Eigene&lt;/Text&gt;&lt;/Row&gt;">
            <text:p>&lt;Row Tag='LOC_TCS_ARMYNAME_SUFFIX_OWN' Language='de_DE'&gt;&lt;Text&gt;Eigene&lt;/Text&gt;&lt;/Row&gt;</text:p>
          </table:table-cell>
          <table:table-cell office:value-type="string">
            <text:p>Propios</text:p>
          </table:table-cell>
          <table:table-cell table:formula="of:=CONCATENATE(&quot;&lt;Row Tag='&quot;;[.A164];&quot;' Language='es_ES'&gt;&lt;Text&gt;&quot;;[.E164];&quot;&lt;/Text&gt;&lt;/Row&gt;&quot;)" office:value-type="string" office:string-value="&lt;Row Tag='LOC_TCS_ARMYNAME_SUFFIX_OWN' Language='es_ES'&gt;&lt;Text&gt;Propios&lt;/Text&gt;&lt;/Row&gt;">
            <text:p>&lt;Row Tag='LOC_TCS_ARMYNAME_SUFFIX_OWN' Language='es_ES'&gt;&lt;Text&gt;Propios&lt;/Text&gt;&lt;/Row&gt;</text:p>
          </table:table-cell>
          <table:table-cell office:value-type="string">
            <text:p>Propri</text:p>
          </table:table-cell>
          <table:table-cell table:formula="of:=CONCATENATE(&quot;&lt;Row Tag='&quot;;[.A164];&quot;' Language='it_IT'&gt;&lt;Text&gt;&quot;;[.G164];&quot;&lt;/Text&gt;&lt;/Row&gt;&quot;)" office:value-type="string" office:string-value="&lt;Row Tag='LOC_TCS_ARMYNAME_SUFFIX_OWN' Language='it_IT'&gt;&lt;Text&gt;Propri&lt;/Text&gt;&lt;/Row&gt;">
            <text:p>&lt;Row Tag='LOC_TCS_ARMYNAME_SUFFIX_OWN' Language='it_IT'&gt;&lt;Text&gt;Propri&lt;/Text&gt;&lt;/Row&gt;</text:p>
          </table:table-cell>
          <table:table-cell office:value-type="string">
            <text:p>自身の</text:p>
          </table:table-cell>
          <table:table-cell table:formula="of:=CONCATENATE(&quot;&lt;Row Tag='&quot;;[.A164];&quot;' Language='ja_JP'&gt;&lt;Text&gt;&quot;;[.I164];&quot;&lt;/Text&gt;&lt;/Row&gt;&quot;)" office:value-type="string" office:string-value="&lt;Row Tag='LOC_TCS_ARMYNAME_SUFFIX_OWN' Language='ja_JP'&gt;&lt;Text&gt;自身の&lt;/Text&gt;&lt;/Row&gt;">
            <text:p>&lt;Row Tag='LOC_TCS_ARMYNAME_SUFFIX_OWN' Language='ja_JP'&gt;&lt;Text&gt;自身の&lt;/Text&gt;&lt;/Row&gt;</text:p>
          </table:table-cell>
          <table:table-cell office:value-type="string">
            <text:p>자신의</text:p>
          </table:table-cell>
          <table:table-cell table:formula="of:=CONCATENATE(&quot;&lt;Row Tag='&quot;;[.A164];&quot;' Language='ko_KR'&gt;&lt;Text&gt;&quot;;[.K164];&quot;&lt;/Text&gt;&lt;/Row&gt;&quot;)" office:value-type="string" office:string-value="&lt;Row Tag='LOC_TCS_ARMYNAME_SUFFIX_OWN' Language='ko_KR'&gt;&lt;Text&gt;자신의&lt;/Text&gt;&lt;/Row&gt;">
            <text:p>&lt;Row Tag='LOC_TCS_ARMYNAME_SUFFIX_OWN' Language='ko_KR'&gt;&lt;Text&gt;자신의&lt;/Text&gt;&lt;/Row&gt;</text:p>
          </table:table-cell>
          <table:table-cell office:value-type="string">
            <text:p>Własni</text:p>
          </table:table-cell>
          <table:table-cell table:formula="of:=CONCATENATE(&quot;&lt;Row Tag='&quot;;[.A164];&quot;' Language='pl_PL'&gt;&lt;Text&gt;&quot;;[.M164];&quot;&lt;/Text&gt;&lt;/Row&gt;&quot;)" office:value-type="string" office:string-value="&lt;Row Tag='LOC_TCS_ARMYNAME_SUFFIX_OWN' Language='pl_PL'&gt;&lt;Text&gt;Własni&lt;/Text&gt;&lt;/Row&gt;">
            <text:p>&lt;Row Tag='LOC_TCS_ARMYNAME_SUFFIX_OWN' Language='pl_PL'&gt;&lt;Text&gt;Własni&lt;/Text&gt;&lt;/Row&gt;</text:p>
          </table:table-cell>
          <table:table-cell office:value-type="string">
            <text:p>Próprios</text:p>
          </table:table-cell>
          <table:table-cell table:formula="of:=CONCATENATE(&quot;&lt;Row Tag='&quot;;[.A164];&quot;' Language='pt_BR'&gt;&lt;Text&gt;&quot;;[.O164];&quot;&lt;/Text&gt;&lt;/Row&gt;&quot;)" office:value-type="string" office:string-value="&lt;Row Tag='LOC_TCS_ARMYNAME_SUFFIX_OWN' Language='pt_BR'&gt;&lt;Text&gt;Próprios&lt;/Text&gt;&lt;/Row&gt;">
            <text:p>&lt;Row Tag='LOC_TCS_ARMYNAME_SUFFIX_OWN' Language='pt_BR'&gt;&lt;Text&gt;Próprios&lt;/Text&gt;&lt;/Row&gt;</text:p>
          </table:table-cell>
          <table:table-cell office:value-type="string">
            <text:p>Собственный</text:p>
          </table:table-cell>
          <table:table-cell table:formula="of:=CONCATENATE(&quot;&lt;Row Tag='&quot;;[.A164];&quot;' Language='ru_RU'&gt;&lt;Text&gt;&quot;;[.Q164];&quot;&lt;/Text&gt;&lt;/Row&gt;&quot;)" office:value-type="string" office:string-value="&lt;Row Tag='LOC_TCS_ARMYNAME_SUFFIX_OWN' Language='ru_RU'&gt;&lt;Text&gt;Собственный&lt;/Text&gt;&lt;/Row&gt;">
            <text:p>&lt;Row Tag='LOC_TCS_ARMYNAME_SUFFIX_OWN' Language='ru_RU'&gt;&lt;Text&gt;Собственный&lt;/Text&gt;&lt;/Row&gt;</text:p>
          </table:table-cell>
          <table:table-cell office:value-type="string">
            <text:p>自己的</text:p>
          </table:table-cell>
          <table:table-cell table:formula="of:=CONCATENATE(&quot;&lt;Row Tag='&quot;;[.A164];&quot;' Language='zh_Hans_CN'&gt;&lt;Text&gt;&quot;;[.S164];&quot;&lt;/Text&gt;&lt;/Row&gt;&quot;)" office:value-type="string" office:string-value="&lt;Row Tag='LOC_TCS_ARMYNAME_SUFFIX_OWN' Language='zh_Hans_CN'&gt;&lt;Text&gt;自己的&lt;/Text&gt;&lt;/Row&gt;">
            <text:p>&lt;Row Tag='LOC_TCS_ARMYNAME_SUFFIX_OWN' Language='zh_Hans_CN'&gt;&lt;Text&gt;自己的&lt;/Text&gt;&lt;/Row&gt;</text:p>
          </table:table-cell>
        </table:table-row>
        <table:table-row table:style-name="ro3">
          <table:table-cell office:value-type="string">
            <text:p>LOC_TCS_ARMYNAME_SUFFIX_PANTHERS</text:p>
          </table:table-cell>
          <table:table-cell office:value-type="string">
            <text:p>Panthers</text:p>
          </table:table-cell>
          <table:table-cell office:value-type="string">
            <text:p>Panther</text:p>
          </table:table-cell>
          <table:table-cell table:formula="of:=CONCATENATE(&quot;&lt;Row Tag='&quot;;[.A165];&quot;' Language='de_DE'&gt;&lt;Text&gt;&quot;;[.C165];&quot;&lt;/Text&gt;&lt;/Row&gt;&quot;)" office:value-type="string" office:string-value="&lt;Row Tag='LOC_TCS_ARMYNAME_SUFFIX_PANTHERS' Language='de_DE'&gt;&lt;Text&gt;Panther&lt;/Text&gt;&lt;/Row&gt;">
            <text:p>&lt;Row Tag='LOC_TCS_ARMYNAME_SUFFIX_PANTHERS' Language='de_DE'&gt;&lt;Text&gt;Panther&lt;/Text&gt;&lt;/Row&gt;</text:p>
          </table:table-cell>
          <table:table-cell office:value-type="string">
            <text:p>Panteras</text:p>
          </table:table-cell>
          <table:table-cell table:formula="of:=CONCATENATE(&quot;&lt;Row Tag='&quot;;[.A165];&quot;' Language='es_ES'&gt;&lt;Text&gt;&quot;;[.E165];&quot;&lt;/Text&gt;&lt;/Row&gt;&quot;)" office:value-type="string" office:string-value="&lt;Row Tag='LOC_TCS_ARMYNAME_SUFFIX_PANTHERS' Language='es_ES'&gt;&lt;Text&gt;Panteras&lt;/Text&gt;&lt;/Row&gt;">
            <text:p>&lt;Row Tag='LOC_TCS_ARMYNAME_SUFFIX_PANTHERS' Language='es_ES'&gt;&lt;Text&gt;Panteras&lt;/Text&gt;&lt;/Row&gt;</text:p>
          </table:table-cell>
          <table:table-cell office:value-type="string">
            <text:p>Pantere</text:p>
          </table:table-cell>
          <table:table-cell table:formula="of:=CONCATENATE(&quot;&lt;Row Tag='&quot;;[.A165];&quot;' Language='it_IT'&gt;&lt;Text&gt;&quot;;[.G165];&quot;&lt;/Text&gt;&lt;/Row&gt;&quot;)" office:value-type="string" office:string-value="&lt;Row Tag='LOC_TCS_ARMYNAME_SUFFIX_PANTHERS' Language='it_IT'&gt;&lt;Text&gt;Pantere&lt;/Text&gt;&lt;/Row&gt;">
            <text:p>&lt;Row Tag='LOC_TCS_ARMYNAME_SUFFIX_PANTHERS' Language='it_IT'&gt;&lt;Text&gt;Pantere&lt;/Text&gt;&lt;/Row&gt;</text:p>
          </table:table-cell>
          <table:table-cell office:value-type="string">
            <text:p>豹たち</text:p>
          </table:table-cell>
          <table:table-cell table:formula="of:=CONCATENATE(&quot;&lt;Row Tag='&quot;;[.A165];&quot;' Language='ja_JP'&gt;&lt;Text&gt;&quot;;[.I165];&quot;&lt;/Text&gt;&lt;/Row&gt;&quot;)" office:value-type="string" office:string-value="&lt;Row Tag='LOC_TCS_ARMYNAME_SUFFIX_PANTHERS' Language='ja_JP'&gt;&lt;Text&gt;豹たち&lt;/Text&gt;&lt;/Row&gt;">
            <text:p>&lt;Row Tag='LOC_TCS_ARMYNAME_SUFFIX_PANTHERS' Language='ja_JP'&gt;&lt;Text&gt;豹たち&lt;/Text&gt;&lt;/Row&gt;</text:p>
          </table:table-cell>
          <table:table-cell office:value-type="string">
            <text:p>표범들</text:p>
          </table:table-cell>
          <table:table-cell table:formula="of:=CONCATENATE(&quot;&lt;Row Tag='&quot;;[.A165];&quot;' Language='ko_KR'&gt;&lt;Text&gt;&quot;;[.K165];&quot;&lt;/Text&gt;&lt;/Row&gt;&quot;)" office:value-type="string" office:string-value="&lt;Row Tag='LOC_TCS_ARMYNAME_SUFFIX_PANTHERS' Language='ko_KR'&gt;&lt;Text&gt;표범들&lt;/Text&gt;&lt;/Row&gt;">
            <text:p>&lt;Row Tag='LOC_TCS_ARMYNAME_SUFFIX_PANTHERS' Language='ko_KR'&gt;&lt;Text&gt;표범들&lt;/Text&gt;&lt;/Row&gt;</text:p>
          </table:table-cell>
          <table:table-cell office:value-type="string">
            <text:p>Pantery</text:p>
          </table:table-cell>
          <table:table-cell table:formula="of:=CONCATENATE(&quot;&lt;Row Tag='&quot;;[.A165];&quot;' Language='pl_PL'&gt;&lt;Text&gt;&quot;;[.M165];&quot;&lt;/Text&gt;&lt;/Row&gt;&quot;)" office:value-type="string" office:string-value="&lt;Row Tag='LOC_TCS_ARMYNAME_SUFFIX_PANTHERS' Language='pl_PL'&gt;&lt;Text&gt;Pantery&lt;/Text&gt;&lt;/Row&gt;">
            <text:p>&lt;Row Tag='LOC_TCS_ARMYNAME_SUFFIX_PANTHERS' Language='pl_PL'&gt;&lt;Text&gt;Pantery&lt;/Text&gt;&lt;/Row&gt;</text:p>
          </table:table-cell>
          <table:table-cell office:value-type="string">
            <text:p>Panteras</text:p>
          </table:table-cell>
          <table:table-cell table:formula="of:=CONCATENATE(&quot;&lt;Row Tag='&quot;;[.A165];&quot;' Language='pt_BR'&gt;&lt;Text&gt;&quot;;[.O165];&quot;&lt;/Text&gt;&lt;/Row&gt;&quot;)" office:value-type="string" office:string-value="&lt;Row Tag='LOC_TCS_ARMYNAME_SUFFIX_PANTHERS' Language='pt_BR'&gt;&lt;Text&gt;Panteras&lt;/Text&gt;&lt;/Row&gt;">
            <text:p>&lt;Row Tag='LOC_TCS_ARMYNAME_SUFFIX_PANTHERS' Language='pt_BR'&gt;&lt;Text&gt;Panteras&lt;/Text&gt;&lt;/Row&gt;</text:p>
          </table:table-cell>
          <table:table-cell office:value-type="string">
            <text:p>Пантеры</text:p>
          </table:table-cell>
          <table:table-cell table:formula="of:=CONCATENATE(&quot;&lt;Row Tag='&quot;;[.A165];&quot;' Language='ru_RU'&gt;&lt;Text&gt;&quot;;[.Q165];&quot;&lt;/Text&gt;&lt;/Row&gt;&quot;)" office:value-type="string" office:string-value="&lt;Row Tag='LOC_TCS_ARMYNAME_SUFFIX_PANTHERS' Language='ru_RU'&gt;&lt;Text&gt;Пантеры&lt;/Text&gt;&lt;/Row&gt;">
            <text:p>&lt;Row Tag='LOC_TCS_ARMYNAME_SUFFIX_PANTHERS' Language='ru_RU'&gt;&lt;Text&gt;Пантеры&lt;/Text&gt;&lt;/Row&gt;</text:p>
          </table:table-cell>
          <table:table-cell office:value-type="string">
            <text:p>豹</text:p>
          </table:table-cell>
          <table:table-cell table:formula="of:=CONCATENATE(&quot;&lt;Row Tag='&quot;;[.A165];&quot;' Language='zh_Hans_CN'&gt;&lt;Text&gt;&quot;;[.S165];&quot;&lt;/Text&gt;&lt;/Row&gt;&quot;)" office:value-type="string" office:string-value="&lt;Row Tag='LOC_TCS_ARMYNAME_SUFFIX_PANTHERS' Language='zh_Hans_CN'&gt;&lt;Text&gt;豹&lt;/Text&gt;&lt;/Row&gt;">
            <text:p>&lt;Row Tag='LOC_TCS_ARMYNAME_SUFFIX_PANTHERS' Language='zh_Hans_CN'&gt;&lt;Text&gt;豹&lt;/Text&gt;&lt;/Row&gt;</text:p>
          </table:table-cell>
        </table:table-row>
        <table:table-row table:style-name="ro3">
          <table:table-cell office:value-type="string">
            <text:p>LOC_TCS_ARMYNAME_SUFFIX_PEACEMAKERS</text:p>
          </table:table-cell>
          <table:table-cell office:value-type="string">
            <text:p>Peacemakers</text:p>
          </table:table-cell>
          <table:table-cell office:value-type="string">
            <text:p>Friedensstifter</text:p>
          </table:table-cell>
          <table:table-cell table:formula="of:=CONCATENATE(&quot;&lt;Row Tag='&quot;;[.A166];&quot;' Language='de_DE'&gt;&lt;Text&gt;&quot;;[.C166];&quot;&lt;/Text&gt;&lt;/Row&gt;&quot;)" office:value-type="string" office:string-value="&lt;Row Tag='LOC_TCS_ARMYNAME_SUFFIX_PEACEMAKERS' Language='de_DE'&gt;&lt;Text&gt;Friedensstifter&lt;/Text&gt;&lt;/Row&gt;">
            <text:p>&lt;Row Tag='LOC_TCS_ARMYNAME_SUFFIX_PEACEMAKERS' Language='de_DE'&gt;&lt;Text&gt;Friedensstifter&lt;/Text&gt;&lt;/Row&gt;</text:p>
          </table:table-cell>
          <table:table-cell office:value-type="string">
            <text:p>Pacificadores</text:p>
          </table:table-cell>
          <table:table-cell table:formula="of:=CONCATENATE(&quot;&lt;Row Tag='&quot;;[.A166];&quot;' Language='es_ES'&gt;&lt;Text&gt;&quot;;[.E166];&quot;&lt;/Text&gt;&lt;/Row&gt;&quot;)" office:value-type="string" office:string-value="&lt;Row Tag='LOC_TCS_ARMYNAME_SUFFIX_PEACEMAKERS' Language='es_ES'&gt;&lt;Text&gt;Pacificadores&lt;/Text&gt;&lt;/Row&gt;">
            <text:p>&lt;Row Tag='LOC_TCS_ARMYNAME_SUFFIX_PEACEMAKERS' Language='es_ES'&gt;&lt;Text&gt;Pacificadores&lt;/Text&gt;&lt;/Row&gt;</text:p>
          </table:table-cell>
          <table:table-cell office:value-type="string">
            <text:p>Pacieri</text:p>
          </table:table-cell>
          <table:table-cell table:formula="of:=CONCATENATE(&quot;&lt;Row Tag='&quot;;[.A166];&quot;' Language='it_IT'&gt;&lt;Text&gt;&quot;;[.G166];&quot;&lt;/Text&gt;&lt;/Row&gt;&quot;)" office:value-type="string" office:string-value="&lt;Row Tag='LOC_TCS_ARMYNAME_SUFFIX_PEACEMAKERS' Language='it_IT'&gt;&lt;Text&gt;Pacieri&lt;/Text&gt;&lt;/Row&gt;">
            <text:p>&lt;Row Tag='LOC_TCS_ARMYNAME_SUFFIX_PEACEMAKERS' Language='it_IT'&gt;&lt;Text&gt;Pacieri&lt;/Text&gt;&lt;/Row&gt;</text:p>
          </table:table-cell>
          <table:table-cell office:value-type="string">
            <text:p>平和の使者たち</text:p>
          </table:table-cell>
          <table:table-cell table:formula="of:=CONCATENATE(&quot;&lt;Row Tag='&quot;;[.A166];&quot;' Language='ja_JP'&gt;&lt;Text&gt;&quot;;[.I166];&quot;&lt;/Text&gt;&lt;/Row&gt;&quot;)" office:value-type="string" office:string-value="&lt;Row Tag='LOC_TCS_ARMYNAME_SUFFIX_PEACEMAKERS' Language='ja_JP'&gt;&lt;Text&gt;平和の使者たち&lt;/Text&gt;&lt;/Row&gt;">
            <text:p>&lt;Row Tag='LOC_TCS_ARMYNAME_SUFFIX_PEACEMAKERS' Language='ja_JP'&gt;&lt;Text&gt;平和の使者たち&lt;/Text&gt;&lt;/Row&gt;</text:p>
          </table:table-cell>
          <table:table-cell office:value-type="string">
            <text:p>평화주의자들</text:p>
          </table:table-cell>
          <table:table-cell table:formula="of:=CONCATENATE(&quot;&lt;Row Tag='&quot;;[.A166];&quot;' Language='ko_KR'&gt;&lt;Text&gt;&quot;;[.K166];&quot;&lt;/Text&gt;&lt;/Row&gt;&quot;)" office:value-type="string" office:string-value="&lt;Row Tag='LOC_TCS_ARMYNAME_SUFFIX_PEACEMAKERS' Language='ko_KR'&gt;&lt;Text&gt;평화주의자들&lt;/Text&gt;&lt;/Row&gt;">
            <text:p>&lt;Row Tag='LOC_TCS_ARMYNAME_SUFFIX_PEACEMAKERS' Language='ko_KR'&gt;&lt;Text&gt;평화주의자들&lt;/Text&gt;&lt;/Row&gt;</text:p>
          </table:table-cell>
          <table:table-cell office:value-type="string">
            <text:p>Rozjemcy</text:p>
          </table:table-cell>
          <table:table-cell table:formula="of:=CONCATENATE(&quot;&lt;Row Tag='&quot;;[.A166];&quot;' Language='pl_PL'&gt;&lt;Text&gt;&quot;;[.M166];&quot;&lt;/Text&gt;&lt;/Row&gt;&quot;)" office:value-type="string" office:string-value="&lt;Row Tag='LOC_TCS_ARMYNAME_SUFFIX_PEACEMAKERS' Language='pl_PL'&gt;&lt;Text&gt;Rozjemcy&lt;/Text&gt;&lt;/Row&gt;">
            <text:p>&lt;Row Tag='LOC_TCS_ARMYNAME_SUFFIX_PEACEMAKERS' Language='pl_PL'&gt;&lt;Text&gt;Rozjemcy&lt;/Text&gt;&lt;/Row&gt;</text:p>
          </table:table-cell>
          <table:table-cell office:value-type="string">
            <text:p>Pacificadores</text:p>
          </table:table-cell>
          <table:table-cell table:formula="of:=CONCATENATE(&quot;&lt;Row Tag='&quot;;[.A166];&quot;' Language='pt_BR'&gt;&lt;Text&gt;&quot;;[.O166];&quot;&lt;/Text&gt;&lt;/Row&gt;&quot;)" office:value-type="string" office:string-value="&lt;Row Tag='LOC_TCS_ARMYNAME_SUFFIX_PEACEMAKERS' Language='pt_BR'&gt;&lt;Text&gt;Pacificadores&lt;/Text&gt;&lt;/Row&gt;">
            <text:p>&lt;Row Tag='LOC_TCS_ARMYNAME_SUFFIX_PEACEMAKERS' Language='pt_BR'&gt;&lt;Text&gt;Pacificadores&lt;/Text&gt;&lt;/Row&gt;</text:p>
          </table:table-cell>
          <table:table-cell office:value-type="string">
            <text:p>Миротворцы</text:p>
          </table:table-cell>
          <table:table-cell table:formula="of:=CONCATENATE(&quot;&lt;Row Tag='&quot;;[.A166];&quot;' Language='ru_RU'&gt;&lt;Text&gt;&quot;;[.Q166];&quot;&lt;/Text&gt;&lt;/Row&gt;&quot;)" office:value-type="string" office:string-value="&lt;Row Tag='LOC_TCS_ARMYNAME_SUFFIX_PEACEMAKERS' Language='ru_RU'&gt;&lt;Text&gt;Миротворцы&lt;/Text&gt;&lt;/Row&gt;">
            <text:p>&lt;Row Tag='LOC_TCS_ARMYNAME_SUFFIX_PEACEMAKERS' Language='ru_RU'&gt;&lt;Text&gt;Миротворцы&lt;/Text&gt;&lt;/Row&gt;</text:p>
          </table:table-cell>
          <table:table-cell office:value-type="string">
            <text:p>和平缔造者</text:p>
          </table:table-cell>
          <table:table-cell table:formula="of:=CONCATENATE(&quot;&lt;Row Tag='&quot;;[.A166];&quot;' Language='zh_Hans_CN'&gt;&lt;Text&gt;&quot;;[.S166];&quot;&lt;/Text&gt;&lt;/Row&gt;&quot;)" office:value-type="string" office:string-value="&lt;Row Tag='LOC_TCS_ARMYNAME_SUFFIX_PEACEMAKERS' Language='zh_Hans_CN'&gt;&lt;Text&gt;和平缔造者&lt;/Text&gt;&lt;/Row&gt;">
            <text:p>&lt;Row Tag='LOC_TCS_ARMYNAME_SUFFIX_PEACEMAKERS' Language='zh_Hans_CN'&gt;&lt;Text&gt;和平缔造者&lt;/Text&gt;&lt;/Row&gt;</text:p>
          </table:table-cell>
        </table:table-row>
        <table:table-row table:style-name="ro3">
          <table:table-cell office:value-type="string">
            <text:p>LOC_TCS_ARMYNAME_SUFFIX_PHANTOMS</text:p>
          </table:table-cell>
          <table:table-cell office:value-type="string">
            <text:p>Phantoms</text:p>
          </table:table-cell>
          <table:table-cell office:value-type="string">
            <text:p>Phantome</text:p>
          </table:table-cell>
          <table:table-cell table:formula="of:=CONCATENATE(&quot;&lt;Row Tag='&quot;;[.A167];&quot;' Language='de_DE'&gt;&lt;Text&gt;&quot;;[.C167];&quot;&lt;/Text&gt;&lt;/Row&gt;&quot;)" office:value-type="string" office:string-value="&lt;Row Tag='LOC_TCS_ARMYNAME_SUFFIX_PHANTOMS' Language='de_DE'&gt;&lt;Text&gt;Phantome&lt;/Text&gt;&lt;/Row&gt;">
            <text:p>&lt;Row Tag='LOC_TCS_ARMYNAME_SUFFIX_PHANTOMS' Language='de_DE'&gt;&lt;Text&gt;Phantome&lt;/Text&gt;&lt;/Row&gt;</text:p>
          </table:table-cell>
          <table:table-cell office:value-type="string">
            <text:p>Fantasmas</text:p>
          </table:table-cell>
          <table:table-cell table:formula="of:=CONCATENATE(&quot;&lt;Row Tag='&quot;;[.A167];&quot;' Language='es_ES'&gt;&lt;Text&gt;&quot;;[.E167];&quot;&lt;/Text&gt;&lt;/Row&gt;&quot;)" office:value-type="string" office:string-value="&lt;Row Tag='LOC_TCS_ARMYNAME_SUFFIX_PHANTOMS' Language='es_ES'&gt;&lt;Text&gt;Fantasmas&lt;/Text&gt;&lt;/Row&gt;">
            <text:p>&lt;Row Tag='LOC_TCS_ARMYNAME_SUFFIX_PHANTOMS' Language='es_ES'&gt;&lt;Text&gt;Fantasmas&lt;/Text&gt;&lt;/Row&gt;</text:p>
          </table:table-cell>
          <table:table-cell office:value-type="string">
            <text:p>Fantasmi</text:p>
          </table:table-cell>
          <table:table-cell table:formula="of:=CONCATENATE(&quot;&lt;Row Tag='&quot;;[.A167];&quot;' Language='it_IT'&gt;&lt;Text&gt;&quot;;[.G167];&quot;&lt;/Text&gt;&lt;/Row&gt;&quot;)" office:value-type="string" office:string-value="&lt;Row Tag='LOC_TCS_ARMYNAME_SUFFIX_PHANTOMS' Language='it_IT'&gt;&lt;Text&gt;Fantasmi&lt;/Text&gt;&lt;/Row&gt;">
            <text:p>&lt;Row Tag='LOC_TCS_ARMYNAME_SUFFIX_PHANTOMS' Language='it_IT'&gt;&lt;Text&gt;Fantasmi&lt;/Text&gt;&lt;/Row&gt;</text:p>
          </table:table-cell>
          <table:table-cell office:value-type="string">
            <text:p>幻影たち</text:p>
          </table:table-cell>
          <table:table-cell table:formula="of:=CONCATENATE(&quot;&lt;Row Tag='&quot;;[.A167];&quot;' Language='ja_JP'&gt;&lt;Text&gt;&quot;;[.I167];&quot;&lt;/Text&gt;&lt;/Row&gt;&quot;)" office:value-type="string" office:string-value="&lt;Row Tag='LOC_TCS_ARMYNAME_SUFFIX_PHANTOMS' Language='ja_JP'&gt;&lt;Text&gt;幻影たち&lt;/Text&gt;&lt;/Row&gt;">
            <text:p>&lt;Row Tag='LOC_TCS_ARMYNAME_SUFFIX_PHANTOMS' Language='ja_JP'&gt;&lt;Text&gt;幻影たち&lt;/Text&gt;&lt;/Row&gt;</text:p>
          </table:table-cell>
          <table:table-cell office:value-type="string">
            <text:p>유령들</text:p>
          </table:table-cell>
          <table:table-cell table:formula="of:=CONCATENATE(&quot;&lt;Row Tag='&quot;;[.A167];&quot;' Language='ko_KR'&gt;&lt;Text&gt;&quot;;[.K167];&quot;&lt;/Text&gt;&lt;/Row&gt;&quot;)" office:value-type="string" office:string-value="&lt;Row Tag='LOC_TCS_ARMYNAME_SUFFIX_PHANTOMS' Language='ko_KR'&gt;&lt;Text&gt;유령들&lt;/Text&gt;&lt;/Row&gt;">
            <text:p>&lt;Row Tag='LOC_TCS_ARMYNAME_SUFFIX_PHANTOMS' Language='ko_KR'&gt;&lt;Text&gt;유령들&lt;/Text&gt;&lt;/Row&gt;</text:p>
          </table:table-cell>
          <table:table-cell office:value-type="string">
            <text:p>Widma</text:p>
          </table:table-cell>
          <table:table-cell table:formula="of:=CONCATENATE(&quot;&lt;Row Tag='&quot;;[.A167];&quot;' Language='pl_PL'&gt;&lt;Text&gt;&quot;;[.M167];&quot;&lt;/Text&gt;&lt;/Row&gt;&quot;)" office:value-type="string" office:string-value="&lt;Row Tag='LOC_TCS_ARMYNAME_SUFFIX_PHANTOMS' Language='pl_PL'&gt;&lt;Text&gt;Widma&lt;/Text&gt;&lt;/Row&gt;">
            <text:p>&lt;Row Tag='LOC_TCS_ARMYNAME_SUFFIX_PHANTOMS' Language='pl_PL'&gt;&lt;Text&gt;Widma&lt;/Text&gt;&lt;/Row&gt;</text:p>
          </table:table-cell>
          <table:table-cell office:value-type="string">
            <text:p>Fantasmas</text:p>
          </table:table-cell>
          <table:table-cell table:formula="of:=CONCATENATE(&quot;&lt;Row Tag='&quot;;[.A167];&quot;' Language='pt_BR'&gt;&lt;Text&gt;&quot;;[.O167];&quot;&lt;/Text&gt;&lt;/Row&gt;&quot;)" office:value-type="string" office:string-value="&lt;Row Tag='LOC_TCS_ARMYNAME_SUFFIX_PHANTOMS' Language='pt_BR'&gt;&lt;Text&gt;Fantasmas&lt;/Text&gt;&lt;/Row&gt;">
            <text:p>&lt;Row Tag='LOC_TCS_ARMYNAME_SUFFIX_PHANTOMS' Language='pt_BR'&gt;&lt;Text&gt;Fantasmas&lt;/Text&gt;&lt;/Row&gt;</text:p>
          </table:table-cell>
          <table:table-cell office:value-type="string">
            <text:p>Фантомы</text:p>
          </table:table-cell>
          <table:table-cell table:formula="of:=CONCATENATE(&quot;&lt;Row Tag='&quot;;[.A167];&quot;' Language='ru_RU'&gt;&lt;Text&gt;&quot;;[.Q167];&quot;&lt;/Text&gt;&lt;/Row&gt;&quot;)" office:value-type="string" office:string-value="&lt;Row Tag='LOC_TCS_ARMYNAME_SUFFIX_PHANTOMS' Language='ru_RU'&gt;&lt;Text&gt;Фантомы&lt;/Text&gt;&lt;/Row&gt;">
            <text:p>&lt;Row Tag='LOC_TCS_ARMYNAME_SUFFIX_PHANTOMS' Language='ru_RU'&gt;&lt;Text&gt;Фантомы&lt;/Text&gt;&lt;/Row&gt;</text:p>
          </table:table-cell>
          <table:table-cell office:value-type="string">
            <text:p>幻影</text:p>
          </table:table-cell>
          <table:table-cell table:formula="of:=CONCATENATE(&quot;&lt;Row Tag='&quot;;[.A167];&quot;' Language='zh_Hans_CN'&gt;&lt;Text&gt;&quot;;[.S167];&quot;&lt;/Text&gt;&lt;/Row&gt;&quot;)" office:value-type="string" office:string-value="&lt;Row Tag='LOC_TCS_ARMYNAME_SUFFIX_PHANTOMS' Language='zh_Hans_CN'&gt;&lt;Text&gt;幻影&lt;/Text&gt;&lt;/Row&gt;">
            <text:p>&lt;Row Tag='LOC_TCS_ARMYNAME_SUFFIX_PHANTOMS' Language='zh_Hans_CN'&gt;&lt;Text&gt;幻影&lt;/Text&gt;&lt;/Row&gt;</text:p>
          </table:table-cell>
        </table:table-row>
        <table:table-row table:style-name="ro3">
          <table:table-cell office:value-type="string">
            <text:p>LOC_TCS_ARMYNAME_SUFFIX_PROFESSIONALS</text:p>
          </table:table-cell>
          <table:table-cell office:value-type="string">
            <text:p>Professionals</text:p>
          </table:table-cell>
          <table:table-cell office:value-type="string">
            <text:p>Profis</text:p>
          </table:table-cell>
          <table:table-cell table:formula="of:=CONCATENATE(&quot;&lt;Row Tag='&quot;;[.A168];&quot;' Language='de_DE'&gt;&lt;Text&gt;&quot;;[.C168];&quot;&lt;/Text&gt;&lt;/Row&gt;&quot;)" office:value-type="string" office:string-value="&lt;Row Tag='LOC_TCS_ARMYNAME_SUFFIX_PROFESSIONALS' Language='de_DE'&gt;&lt;Text&gt;Profis&lt;/Text&gt;&lt;/Row&gt;">
            <text:p>&lt;Row Tag='LOC_TCS_ARMYNAME_SUFFIX_PROFESSIONALS' Language='de_DE'&gt;&lt;Text&gt;Profis&lt;/Text&gt;&lt;/Row&gt;</text:p>
          </table:table-cell>
          <table:table-cell office:value-type="string">
            <text:p>Profesionales</text:p>
          </table:table-cell>
          <table:table-cell table:formula="of:=CONCATENATE(&quot;&lt;Row Tag='&quot;;[.A168];&quot;' Language='es_ES'&gt;&lt;Text&gt;&quot;;[.E168];&quot;&lt;/Text&gt;&lt;/Row&gt;&quot;)" office:value-type="string" office:string-value="&lt;Row Tag='LOC_TCS_ARMYNAME_SUFFIX_PROFESSIONALS' Language='es_ES'&gt;&lt;Text&gt;Profesionales&lt;/Text&gt;&lt;/Row&gt;">
            <text:p>&lt;Row Tag='LOC_TCS_ARMYNAME_SUFFIX_PROFESSIONALS' Language='es_ES'&gt;&lt;Text&gt;Profesionales&lt;/Text&gt;&lt;/Row&gt;</text:p>
          </table:table-cell>
          <table:table-cell office:value-type="string">
            <text:p>Professionisti</text:p>
          </table:table-cell>
          <table:table-cell table:formula="of:=CONCATENATE(&quot;&lt;Row Tag='&quot;;[.A168];&quot;' Language='it_IT'&gt;&lt;Text&gt;&quot;;[.G168];&quot;&lt;/Text&gt;&lt;/Row&gt;&quot;)" office:value-type="string" office:string-value="&lt;Row Tag='LOC_TCS_ARMYNAME_SUFFIX_PROFESSIONALS' Language='it_IT'&gt;&lt;Text&gt;Professionisti&lt;/Text&gt;&lt;/Row&gt;">
            <text:p>&lt;Row Tag='LOC_TCS_ARMYNAME_SUFFIX_PROFESSIONALS' Language='it_IT'&gt;&lt;Text&gt;Professionisti&lt;/Text&gt;&lt;/Row&gt;</text:p>
          </table:table-cell>
          <table:table-cell office:value-type="string">
            <text:p>専門家たち</text:p>
          </table:table-cell>
          <table:table-cell table:formula="of:=CONCATENATE(&quot;&lt;Row Tag='&quot;;[.A168];&quot;' Language='ja_JP'&gt;&lt;Text&gt;&quot;;[.I168];&quot;&lt;/Text&gt;&lt;/Row&gt;&quot;)" office:value-type="string" office:string-value="&lt;Row Tag='LOC_TCS_ARMYNAME_SUFFIX_PROFESSIONALS' Language='ja_JP'&gt;&lt;Text&gt;専門家たち&lt;/Text&gt;&lt;/Row&gt;">
            <text:p>&lt;Row Tag='LOC_TCS_ARMYNAME_SUFFIX_PROFESSIONALS' Language='ja_JP'&gt;&lt;Text&gt;専門家たち&lt;/Text&gt;&lt;/Row&gt;</text:p>
          </table:table-cell>
          <table:table-cell office:value-type="string">
            <text:p>전문가들</text:p>
          </table:table-cell>
          <table:table-cell table:formula="of:=CONCATENATE(&quot;&lt;Row Tag='&quot;;[.A168];&quot;' Language='ko_KR'&gt;&lt;Text&gt;&quot;;[.K168];&quot;&lt;/Text&gt;&lt;/Row&gt;&quot;)" office:value-type="string" office:string-value="&lt;Row Tag='LOC_TCS_ARMYNAME_SUFFIX_PROFESSIONALS' Language='ko_KR'&gt;&lt;Text&gt;전문가들&lt;/Text&gt;&lt;/Row&gt;">
            <text:p>&lt;Row Tag='LOC_TCS_ARMYNAME_SUFFIX_PROFESSIONALS' Language='ko_KR'&gt;&lt;Text&gt;전문가들&lt;/Text&gt;&lt;/Row&gt;</text:p>
          </table:table-cell>
          <table:table-cell office:value-type="string">
            <text:p>Profesjonaliści</text:p>
          </table:table-cell>
          <table:table-cell table:formula="of:=CONCATENATE(&quot;&lt;Row Tag='&quot;;[.A168];&quot;' Language='pl_PL'&gt;&lt;Text&gt;&quot;;[.M168];&quot;&lt;/Text&gt;&lt;/Row&gt;&quot;)" office:value-type="string" office:string-value="&lt;Row Tag='LOC_TCS_ARMYNAME_SUFFIX_PROFESSIONALS' Language='pl_PL'&gt;&lt;Text&gt;Profesjonaliści&lt;/Text&gt;&lt;/Row&gt;">
            <text:p>&lt;Row Tag='LOC_TCS_ARMYNAME_SUFFIX_PROFESSIONALS' Language='pl_PL'&gt;&lt;Text&gt;Profesjonaliści&lt;/Text&gt;&lt;/Row&gt;</text:p>
          </table:table-cell>
          <table:table-cell office:value-type="string">
            <text:p>Profissionais</text:p>
          </table:table-cell>
          <table:table-cell table:formula="of:=CONCATENATE(&quot;&lt;Row Tag='&quot;;[.A168];&quot;' Language='pt_BR'&gt;&lt;Text&gt;&quot;;[.O168];&quot;&lt;/Text&gt;&lt;/Row&gt;&quot;)" office:value-type="string" office:string-value="&lt;Row Tag='LOC_TCS_ARMYNAME_SUFFIX_PROFESSIONALS' Language='pt_BR'&gt;&lt;Text&gt;Profissionais&lt;/Text&gt;&lt;/Row&gt;">
            <text:p>&lt;Row Tag='LOC_TCS_ARMYNAME_SUFFIX_PROFESSIONALS' Language='pt_BR'&gt;&lt;Text&gt;Profissionais&lt;/Text&gt;&lt;/Row&gt;</text:p>
          </table:table-cell>
          <table:table-cell office:value-type="string">
            <text:p>Профессионалы</text:p>
          </table:table-cell>
          <table:table-cell table:formula="of:=CONCATENATE(&quot;&lt;Row Tag='&quot;;[.A168];&quot;' Language='ru_RU'&gt;&lt;Text&gt;&quot;;[.Q168];&quot;&lt;/Text&gt;&lt;/Row&gt;&quot;)" office:value-type="string" office:string-value="&lt;Row Tag='LOC_TCS_ARMYNAME_SUFFIX_PROFESSIONALS' Language='ru_RU'&gt;&lt;Text&gt;Профессионалы&lt;/Text&gt;&lt;/Row&gt;">
            <text:p>&lt;Row Tag='LOC_TCS_ARMYNAME_SUFFIX_PROFESSIONALS' Language='ru_RU'&gt;&lt;Text&gt;Профессионалы&lt;/Text&gt;&lt;/Row&gt;</text:p>
          </table:table-cell>
          <table:table-cell office:value-type="string">
            <text:p>专业人士</text:p>
          </table:table-cell>
          <table:table-cell table:formula="of:=CONCATENATE(&quot;&lt;Row Tag='&quot;;[.A168];&quot;' Language='zh_Hans_CN'&gt;&lt;Text&gt;&quot;;[.S168];&quot;&lt;/Text&gt;&lt;/Row&gt;&quot;)" office:value-type="string" office:string-value="&lt;Row Tag='LOC_TCS_ARMYNAME_SUFFIX_PROFESSIONALS' Language='zh_Hans_CN'&gt;&lt;Text&gt;专业人士&lt;/Text&gt;&lt;/Row&gt;">
            <text:p>&lt;Row Tag='LOC_TCS_ARMYNAME_SUFFIX_PROFESSIONALS' Language='zh_Hans_CN'&gt;&lt;Text&gt;专业人士&lt;/Text&gt;&lt;/Row&gt;</text:p>
          </table:table-cell>
        </table:table-row>
        <table:table-row table:style-name="ro3">
          <table:table-cell office:value-type="string">
            <text:p>LOC_TCS_ARMYNAME_SUFFIX_RAIDERS</text:p>
          </table:table-cell>
          <table:table-cell office:value-type="string">
            <text:p>Raiders</text:p>
          </table:table-cell>
          <table:table-cell office:value-type="string">
            <text:p>Räuber</text:p>
          </table:table-cell>
          <table:table-cell table:formula="of:=CONCATENATE(&quot;&lt;Row Tag='&quot;;[.A169];&quot;' Language='de_DE'&gt;&lt;Text&gt;&quot;;[.C169];&quot;&lt;/Text&gt;&lt;/Row&gt;&quot;)" office:value-type="string" office:string-value="&lt;Row Tag='LOC_TCS_ARMYNAME_SUFFIX_RAIDERS' Language='de_DE'&gt;&lt;Text&gt;Räuber&lt;/Text&gt;&lt;/Row&gt;">
            <text:p>&lt;Row Tag='LOC_TCS_ARMYNAME_SUFFIX_RAIDERS' Language='de_DE'&gt;&lt;Text&gt;Räuber&lt;/Text&gt;&lt;/Row&gt;</text:p>
          </table:table-cell>
          <table:table-cell office:value-type="string">
            <text:p>Invasores</text:p>
          </table:table-cell>
          <table:table-cell table:formula="of:=CONCATENATE(&quot;&lt;Row Tag='&quot;;[.A169];&quot;' Language='es_ES'&gt;&lt;Text&gt;&quot;;[.E169];&quot;&lt;/Text&gt;&lt;/Row&gt;&quot;)" office:value-type="string" office:string-value="&lt;Row Tag='LOC_TCS_ARMYNAME_SUFFIX_RAIDERS' Language='es_ES'&gt;&lt;Text&gt;Invasores&lt;/Text&gt;&lt;/Row&gt;">
            <text:p>&lt;Row Tag='LOC_TCS_ARMYNAME_SUFFIX_RAIDERS' Language='es_ES'&gt;&lt;Text&gt;Invasores&lt;/Text&gt;&lt;/Row&gt;</text:p>
          </table:table-cell>
          <table:table-cell office:value-type="string">
            <text:p>Razziatori</text:p>
          </table:table-cell>
          <table:table-cell table:formula="of:=CONCATENATE(&quot;&lt;Row Tag='&quot;;[.A169];&quot;' Language='it_IT'&gt;&lt;Text&gt;&quot;;[.G169];&quot;&lt;/Text&gt;&lt;/Row&gt;&quot;)" office:value-type="string" office:string-value="&lt;Row Tag='LOC_TCS_ARMYNAME_SUFFIX_RAIDERS' Language='it_IT'&gt;&lt;Text&gt;Razziatori&lt;/Text&gt;&lt;/Row&gt;">
            <text:p>&lt;Row Tag='LOC_TCS_ARMYNAME_SUFFIX_RAIDERS' Language='it_IT'&gt;&lt;Text&gt;Razziatori&lt;/Text&gt;&lt;/Row&gt;</text:p>
          </table:table-cell>
          <table:table-cell office:value-type="string">
            <text:p>襲撃者たち</text:p>
          </table:table-cell>
          <table:table-cell table:formula="of:=CONCATENATE(&quot;&lt;Row Tag='&quot;;[.A169];&quot;' Language='ja_JP'&gt;&lt;Text&gt;&quot;;[.I169];&quot;&lt;/Text&gt;&lt;/Row&gt;&quot;)" office:value-type="string" office:string-value="&lt;Row Tag='LOC_TCS_ARMYNAME_SUFFIX_RAIDERS' Language='ja_JP'&gt;&lt;Text&gt;襲撃者たち&lt;/Text&gt;&lt;/Row&gt;">
            <text:p>&lt;Row Tag='LOC_TCS_ARMYNAME_SUFFIX_RAIDERS' Language='ja_JP'&gt;&lt;Text&gt;襲撃者たち&lt;/Text&gt;&lt;/Row&gt;</text:p>
          </table:table-cell>
          <table:table-cell office:value-type="string">
            <text:p>습격자들</text:p>
          </table:table-cell>
          <table:table-cell table:formula="of:=CONCATENATE(&quot;&lt;Row Tag='&quot;;[.A169];&quot;' Language='ko_KR'&gt;&lt;Text&gt;&quot;;[.K169];&quot;&lt;/Text&gt;&lt;/Row&gt;&quot;)" office:value-type="string" office:string-value="&lt;Row Tag='LOC_TCS_ARMYNAME_SUFFIX_RAIDERS' Language='ko_KR'&gt;&lt;Text&gt;습격자들&lt;/Text&gt;&lt;/Row&gt;">
            <text:p>&lt;Row Tag='LOC_TCS_ARMYNAME_SUFFIX_RAIDERS' Language='ko_KR'&gt;&lt;Text&gt;습격자들&lt;/Text&gt;&lt;/Row&gt;</text:p>
          </table:table-cell>
          <table:table-cell office:value-type="string">
            <text:p>Rajderzy</text:p>
          </table:table-cell>
          <table:table-cell table:formula="of:=CONCATENATE(&quot;&lt;Row Tag='&quot;;[.A169];&quot;' Language='pl_PL'&gt;&lt;Text&gt;&quot;;[.M169];&quot;&lt;/Text&gt;&lt;/Row&gt;&quot;)" office:value-type="string" office:string-value="&lt;Row Tag='LOC_TCS_ARMYNAME_SUFFIX_RAIDERS' Language='pl_PL'&gt;&lt;Text&gt;Rajderzy&lt;/Text&gt;&lt;/Row&gt;">
            <text:p>&lt;Row Tag='LOC_TCS_ARMYNAME_SUFFIX_RAIDERS' Language='pl_PL'&gt;&lt;Text&gt;Rajderzy&lt;/Text&gt;&lt;/Row&gt;</text:p>
          </table:table-cell>
          <table:table-cell office:value-type="string">
            <text:p>Invasores</text:p>
          </table:table-cell>
          <table:table-cell table:formula="of:=CONCATENATE(&quot;&lt;Row Tag='&quot;;[.A169];&quot;' Language='pt_BR'&gt;&lt;Text&gt;&quot;;[.O169];&quot;&lt;/Text&gt;&lt;/Row&gt;&quot;)" office:value-type="string" office:string-value="&lt;Row Tag='LOC_TCS_ARMYNAME_SUFFIX_RAIDERS' Language='pt_BR'&gt;&lt;Text&gt;Invasores&lt;/Text&gt;&lt;/Row&gt;">
            <text:p>&lt;Row Tag='LOC_TCS_ARMYNAME_SUFFIX_RAIDERS' Language='pt_BR'&gt;&lt;Text&gt;Invasores&lt;/Text&gt;&lt;/Row&gt;</text:p>
          </table:table-cell>
          <table:table-cell office:value-type="string">
            <text:p>Налетчики</text:p>
          </table:table-cell>
          <table:table-cell table:formula="of:=CONCATENATE(&quot;&lt;Row Tag='&quot;;[.A169];&quot;' Language='ru_RU'&gt;&lt;Text&gt;&quot;;[.Q169];&quot;&lt;/Text&gt;&lt;/Row&gt;&quot;)" office:value-type="string" office:string-value="&lt;Row Tag='LOC_TCS_ARMYNAME_SUFFIX_RAIDERS' Language='ru_RU'&gt;&lt;Text&gt;Налетчики&lt;/Text&gt;&lt;/Row&gt;">
            <text:p>&lt;Row Tag='LOC_TCS_ARMYNAME_SUFFIX_RAIDERS' Language='ru_RU'&gt;&lt;Text&gt;Налетчики&lt;/Text&gt;&lt;/Row&gt;</text:p>
          </table:table-cell>
          <table:table-cell office:value-type="string">
            <text:p>袭击者</text:p>
          </table:table-cell>
          <table:table-cell table:formula="of:=CONCATENATE(&quot;&lt;Row Tag='&quot;;[.A169];&quot;' Language='zh_Hans_CN'&gt;&lt;Text&gt;&quot;;[.S169];&quot;&lt;/Text&gt;&lt;/Row&gt;&quot;)" office:value-type="string" office:string-value="&lt;Row Tag='LOC_TCS_ARMYNAME_SUFFIX_RAIDERS' Language='zh_Hans_CN'&gt;&lt;Text&gt;袭击者&lt;/Text&gt;&lt;/Row&gt;">
            <text:p>&lt;Row Tag='LOC_TCS_ARMYNAME_SUFFIX_RAIDERS' Language='zh_Hans_CN'&gt;&lt;Text&gt;袭击者&lt;/Text&gt;&lt;/Row&gt;</text:p>
          </table:table-cell>
        </table:table-row>
        <table:table-row table:style-name="ro3">
          <table:table-cell office:value-type="string">
            <text:p>LOC_TCS_ARMYNAME_SUFFIX_RAMPAGERS</text:p>
          </table:table-cell>
          <table:table-cell office:value-type="string">
            <text:p>Rampagers</text:p>
          </table:table-cell>
          <table:table-cell office:value-type="string">
            <text:p>Verwüster</text:p>
          </table:table-cell>
          <table:table-cell table:formula="of:=CONCATENATE(&quot;&lt;Row Tag='&quot;;[.A170];&quot;' Language='de_DE'&gt;&lt;Text&gt;&quot;;[.C170];&quot;&lt;/Text&gt;&lt;/Row&gt;&quot;)" office:value-type="string" office:string-value="&lt;Row Tag='LOC_TCS_ARMYNAME_SUFFIX_RAMPAGERS' Language='de_DE'&gt;&lt;Text&gt;Verwüster&lt;/Text&gt;&lt;/Row&gt;">
            <text:p>&lt;Row Tag='LOC_TCS_ARMYNAME_SUFFIX_RAMPAGERS' Language='de_DE'&gt;&lt;Text&gt;Verwüster&lt;/Text&gt;&lt;/Row&gt;</text:p>
          </table:table-cell>
          <table:table-cell office:value-type="string">
            <text:p>Devastadores</text:p>
          </table:table-cell>
          <table:table-cell table:formula="of:=CONCATENATE(&quot;&lt;Row Tag='&quot;;[.A170];&quot;' Language='es_ES'&gt;&lt;Text&gt;&quot;;[.E170];&quot;&lt;/Text&gt;&lt;/Row&gt;&quot;)" office:value-type="string" office:string-value="&lt;Row Tag='LOC_TCS_ARMYNAME_SUFFIX_RAMPAGERS' Language='es_ES'&gt;&lt;Text&gt;Devastadores&lt;/Text&gt;&lt;/Row&gt;">
            <text:p>&lt;Row Tag='LOC_TCS_ARMYNAME_SUFFIX_RAMPAGERS' Language='es_ES'&gt;&lt;Text&gt;Devastadores&lt;/Text&gt;&lt;/Row&gt;</text:p>
          </table:table-cell>
          <table:table-cell office:value-type="string">
            <text:p>Devastatori</text:p>
          </table:table-cell>
          <table:table-cell table:formula="of:=CONCATENATE(&quot;&lt;Row Tag='&quot;;[.A170];&quot;' Language='it_IT'&gt;&lt;Text&gt;&quot;;[.G170];&quot;&lt;/Text&gt;&lt;/Row&gt;&quot;)" office:value-type="string" office:string-value="&lt;Row Tag='LOC_TCS_ARMYNAME_SUFFIX_RAMPAGERS' Language='it_IT'&gt;&lt;Text&gt;Devastatori&lt;/Text&gt;&lt;/Row&gt;">
            <text:p>&lt;Row Tag='LOC_TCS_ARMYNAME_SUFFIX_RAMPAGERS' Language='it_IT'&gt;&lt;Text&gt;Devastatori&lt;/Text&gt;&lt;/Row&gt;</text:p>
          </table:table-cell>
          <table:table-cell office:value-type="string">
            <text:p>暴れ者たち</text:p>
          </table:table-cell>
          <table:table-cell table:formula="of:=CONCATENATE(&quot;&lt;Row Tag='&quot;;[.A170];&quot;' Language='ja_JP'&gt;&lt;Text&gt;&quot;;[.I170];&quot;&lt;/Text&gt;&lt;/Row&gt;&quot;)" office:value-type="string" office:string-value="&lt;Row Tag='LOC_TCS_ARMYNAME_SUFFIX_RAMPAGERS' Language='ja_JP'&gt;&lt;Text&gt;暴れ者たち&lt;/Text&gt;&lt;/Row&gt;">
            <text:p>&lt;Row Tag='LOC_TCS_ARMYNAME_SUFFIX_RAMPAGERS' Language='ja_JP'&gt;&lt;Text&gt;暴れ者たち&lt;/Text&gt;&lt;/Row&gt;</text:p>
          </table:table-cell>
          <table:table-cell office:value-type="string">
            <text:p>난폭한 자들</text:p>
          </table:table-cell>
          <table:table-cell table:formula="of:=CONCATENATE(&quot;&lt;Row Tag='&quot;;[.A170];&quot;' Language='ko_KR'&gt;&lt;Text&gt;&quot;;[.K170];&quot;&lt;/Text&gt;&lt;/Row&gt;&quot;)" office:value-type="string" office:string-value="&lt;Row Tag='LOC_TCS_ARMYNAME_SUFFIX_RAMPAGERS' Language='ko_KR'&gt;&lt;Text&gt;난폭한 자들&lt;/Text&gt;&lt;/Row&gt;">
            <text:p>&lt;Row Tag='LOC_TCS_ARMYNAME_SUFFIX_RAMPAGERS' Language='ko_KR'&gt;&lt;Text&gt;난폭한 자들&lt;/Text&gt;&lt;/Row&gt;</text:p>
          </table:table-cell>
          <table:table-cell office:value-type="string">
            <text:p>Niszczyciele</text:p>
          </table:table-cell>
          <table:table-cell table:formula="of:=CONCATENATE(&quot;&lt;Row Tag='&quot;;[.A170];&quot;' Language='pl_PL'&gt;&lt;Text&gt;&quot;;[.M170];&quot;&lt;/Text&gt;&lt;/Row&gt;&quot;)" office:value-type="string" office:string-value="&lt;Row Tag='LOC_TCS_ARMYNAME_SUFFIX_RAMPAGERS' Language='pl_PL'&gt;&lt;Text&gt;Niszczyciele&lt;/Text&gt;&lt;/Row&gt;">
            <text:p>&lt;Row Tag='LOC_TCS_ARMYNAME_SUFFIX_RAMPAGERS' Language='pl_PL'&gt;&lt;Text&gt;Niszczyciele&lt;/Text&gt;&lt;/Row&gt;</text:p>
          </table:table-cell>
          <table:table-cell office:value-type="string">
            <text:p>Devastadores</text:p>
          </table:table-cell>
          <table:table-cell table:formula="of:=CONCATENATE(&quot;&lt;Row Tag='&quot;;[.A170];&quot;' Language='pt_BR'&gt;&lt;Text&gt;&quot;;[.O170];&quot;&lt;/Text&gt;&lt;/Row&gt;&quot;)" office:value-type="string" office:string-value="&lt;Row Tag='LOC_TCS_ARMYNAME_SUFFIX_RAMPAGERS' Language='pt_BR'&gt;&lt;Text&gt;Devastadores&lt;/Text&gt;&lt;/Row&gt;">
            <text:p>&lt;Row Tag='LOC_TCS_ARMYNAME_SUFFIX_RAMPAGERS' Language='pt_BR'&gt;&lt;Text&gt;Devastadores&lt;/Text&gt;&lt;/Row&gt;</text:p>
          </table:table-cell>
          <table:table-cell office:value-type="string">
            <text:p>Буяны</text:p>
          </table:table-cell>
          <table:table-cell table:formula="of:=CONCATENATE(&quot;&lt;Row Tag='&quot;;[.A170];&quot;' Language='ru_RU'&gt;&lt;Text&gt;&quot;;[.Q170];&quot;&lt;/Text&gt;&lt;/Row&gt;&quot;)" office:value-type="string" office:string-value="&lt;Row Tag='LOC_TCS_ARMYNAME_SUFFIX_RAMPAGERS' Language='ru_RU'&gt;&lt;Text&gt;Буяны&lt;/Text&gt;&lt;/Row&gt;">
            <text:p>&lt;Row Tag='LOC_TCS_ARMYNAME_SUFFIX_RAMPAGERS' Language='ru_RU'&gt;&lt;Text&gt;Буяны&lt;/Text&gt;&lt;/Row&gt;</text:p>
          </table:table-cell>
          <table:table-cell office:value-type="string">
            <text:p>横冲直撞者</text:p>
          </table:table-cell>
          <table:table-cell table:formula="of:=CONCATENATE(&quot;&lt;Row Tag='&quot;;[.A170];&quot;' Language='zh_Hans_CN'&gt;&lt;Text&gt;&quot;;[.S170];&quot;&lt;/Text&gt;&lt;/Row&gt;&quot;)" office:value-type="string" office:string-value="&lt;Row Tag='LOC_TCS_ARMYNAME_SUFFIX_RAMPAGERS' Language='zh_Hans_CN'&gt;&lt;Text&gt;横冲直撞者&lt;/Text&gt;&lt;/Row&gt;">
            <text:p>&lt;Row Tag='LOC_TCS_ARMYNAME_SUFFIX_RAMPAGERS' Language='zh_Hans_CN'&gt;&lt;Text&gt;横冲直撞者&lt;/Text&gt;&lt;/Row&gt;</text:p>
          </table:table-cell>
        </table:table-row>
        <table:table-row table:style-name="ro3">
          <table:table-cell office:value-type="string">
            <text:p>LOC_TCS_ARMYNAME_SUFFIX_REDS</text:p>
          </table:table-cell>
          <table:table-cell office:value-type="string">
            <text:p>Reds</text:p>
          </table:table-cell>
          <table:table-cell office:value-type="string">
            <text:p>Rote</text:p>
          </table:table-cell>
          <table:table-cell table:formula="of:=CONCATENATE(&quot;&lt;Row Tag='&quot;;[.A171];&quot;' Language='de_DE'&gt;&lt;Text&gt;&quot;;[.C171];&quot;&lt;/Text&gt;&lt;/Row&gt;&quot;)" office:value-type="string" office:string-value="&lt;Row Tag='LOC_TCS_ARMYNAME_SUFFIX_REDS' Language='de_DE'&gt;&lt;Text&gt;Rote&lt;/Text&gt;&lt;/Row&gt;">
            <text:p>&lt;Row Tag='LOC_TCS_ARMYNAME_SUFFIX_REDS' Language='de_DE'&gt;&lt;Text&gt;Rote&lt;/Text&gt;&lt;/Row&gt;</text:p>
          </table:table-cell>
          <table:table-cell office:value-type="string">
            <text:p>Rojos</text:p>
          </table:table-cell>
          <table:table-cell table:formula="of:=CONCATENATE(&quot;&lt;Row Tag='&quot;;[.A171];&quot;' Language='es_ES'&gt;&lt;Text&gt;&quot;;[.E171];&quot;&lt;/Text&gt;&lt;/Row&gt;&quot;)" office:value-type="string" office:string-value="&lt;Row Tag='LOC_TCS_ARMYNAME_SUFFIX_REDS' Language='es_ES'&gt;&lt;Text&gt;Rojos&lt;/Text&gt;&lt;/Row&gt;">
            <text:p>&lt;Row Tag='LOC_TCS_ARMYNAME_SUFFIX_REDS' Language='es_ES'&gt;&lt;Text&gt;Rojos&lt;/Text&gt;&lt;/Row&gt;</text:p>
          </table:table-cell>
          <table:table-cell office:value-type="string">
            <text:p>Rossi</text:p>
          </table:table-cell>
          <table:table-cell table:formula="of:=CONCATENATE(&quot;&lt;Row Tag='&quot;;[.A171];&quot;' Language='it_IT'&gt;&lt;Text&gt;&quot;;[.G171];&quot;&lt;/Text&gt;&lt;/Row&gt;&quot;)" office:value-type="string" office:string-value="&lt;Row Tag='LOC_TCS_ARMYNAME_SUFFIX_REDS' Language='it_IT'&gt;&lt;Text&gt;Rossi&lt;/Text&gt;&lt;/Row&gt;">
            <text:p>&lt;Row Tag='LOC_TCS_ARMYNAME_SUFFIX_REDS' Language='it_IT'&gt;&lt;Text&gt;Rossi&lt;/Text&gt;&lt;/Row&gt;</text:p>
          </table:table-cell>
          <table:table-cell office:value-type="string">
            <text:p>赤軍</text:p>
          </table:table-cell>
          <table:table-cell table:formula="of:=CONCATENATE(&quot;&lt;Row Tag='&quot;;[.A171];&quot;' Language='ja_JP'&gt;&lt;Text&gt;&quot;;[.I171];&quot;&lt;/Text&gt;&lt;/Row&gt;&quot;)" office:value-type="string" office:string-value="&lt;Row Tag='LOC_TCS_ARMYNAME_SUFFIX_REDS' Language='ja_JP'&gt;&lt;Text&gt;赤軍&lt;/Text&gt;&lt;/Row&gt;">
            <text:p>&lt;Row Tag='LOC_TCS_ARMYNAME_SUFFIX_REDS' Language='ja_JP'&gt;&lt;Text&gt;赤軍&lt;/Text&gt;&lt;/Row&gt;</text:p>
          </table:table-cell>
          <table:table-cell office:value-type="string">
            <text:p>붉은 군대</text:p>
          </table:table-cell>
          <table:table-cell table:formula="of:=CONCATENATE(&quot;&lt;Row Tag='&quot;;[.A171];&quot;' Language='ko_KR'&gt;&lt;Text&gt;&quot;;[.K171];&quot;&lt;/Text&gt;&lt;/Row&gt;&quot;)" office:value-type="string" office:string-value="&lt;Row Tag='LOC_TCS_ARMYNAME_SUFFIX_REDS' Language='ko_KR'&gt;&lt;Text&gt;붉은 군대&lt;/Text&gt;&lt;/Row&gt;">
            <text:p>&lt;Row Tag='LOC_TCS_ARMYNAME_SUFFIX_REDS' Language='ko_KR'&gt;&lt;Text&gt;붉은 군대&lt;/Text&gt;&lt;/Row&gt;</text:p>
          </table:table-cell>
          <table:table-cell office:value-type="string">
            <text:p>Czerwoni</text:p>
          </table:table-cell>
          <table:table-cell table:formula="of:=CONCATENATE(&quot;&lt;Row Tag='&quot;;[.A171];&quot;' Language='pl_PL'&gt;&lt;Text&gt;&quot;;[.M171];&quot;&lt;/Text&gt;&lt;/Row&gt;&quot;)" office:value-type="string" office:string-value="&lt;Row Tag='LOC_TCS_ARMYNAME_SUFFIX_REDS' Language='pl_PL'&gt;&lt;Text&gt;Czerwoni&lt;/Text&gt;&lt;/Row&gt;">
            <text:p>&lt;Row Tag='LOC_TCS_ARMYNAME_SUFFIX_REDS' Language='pl_PL'&gt;&lt;Text&gt;Czerwoni&lt;/Text&gt;&lt;/Row&gt;</text:p>
          </table:table-cell>
          <table:table-cell office:value-type="string">
            <text:p>Vermelhos</text:p>
          </table:table-cell>
          <table:table-cell table:formula="of:=CONCATENATE(&quot;&lt;Row Tag='&quot;;[.A171];&quot;' Language='pt_BR'&gt;&lt;Text&gt;&quot;;[.O171];&quot;&lt;/Text&gt;&lt;/Row&gt;&quot;)" office:value-type="string" office:string-value="&lt;Row Tag='LOC_TCS_ARMYNAME_SUFFIX_REDS' Language='pt_BR'&gt;&lt;Text&gt;Vermelhos&lt;/Text&gt;&lt;/Row&gt;">
            <text:p>&lt;Row Tag='LOC_TCS_ARMYNAME_SUFFIX_REDS' Language='pt_BR'&gt;&lt;Text&gt;Vermelhos&lt;/Text&gt;&lt;/Row&gt;</text:p>
          </table:table-cell>
          <table:table-cell office:value-type="string">
            <text:p>Красные</text:p>
          </table:table-cell>
          <table:table-cell table:formula="of:=CONCATENATE(&quot;&lt;Row Tag='&quot;;[.A171];&quot;' Language='ru_RU'&gt;&lt;Text&gt;&quot;;[.Q171];&quot;&lt;/Text&gt;&lt;/Row&gt;&quot;)" office:value-type="string" office:string-value="&lt;Row Tag='LOC_TCS_ARMYNAME_SUFFIX_REDS' Language='ru_RU'&gt;&lt;Text&gt;Красные&lt;/Text&gt;&lt;/Row&gt;">
            <text:p>&lt;Row Tag='LOC_TCS_ARMYNAME_SUFFIX_REDS' Language='ru_RU'&gt;&lt;Text&gt;Красные&lt;/Text&gt;&lt;/Row&gt;</text:p>
          </table:table-cell>
          <table:table-cell office:value-type="string">
            <text:p>红军</text:p>
          </table:table-cell>
          <table:table-cell table:formula="of:=CONCATENATE(&quot;&lt;Row Tag='&quot;;[.A171];&quot;' Language='zh_Hans_CN'&gt;&lt;Text&gt;&quot;;[.S171];&quot;&lt;/Text&gt;&lt;/Row&gt;&quot;)" office:value-type="string" office:string-value="&lt;Row Tag='LOC_TCS_ARMYNAME_SUFFIX_REDS' Language='zh_Hans_CN'&gt;&lt;Text&gt;红军&lt;/Text&gt;&lt;/Row&gt;">
            <text:p>&lt;Row Tag='LOC_TCS_ARMYNAME_SUFFIX_REDS' Language='zh_Hans_CN'&gt;&lt;Text&gt;红军&lt;/Text&gt;&lt;/Row&gt;</text:p>
          </table:table-cell>
        </table:table-row>
        <table:table-row table:style-name="ro3">
          <table:table-cell office:value-type="string">
            <text:p>LOC_TCS_ARMYNAME_SUFFIX_REGIMENT</text:p>
          </table:table-cell>
          <table:table-cell table:number-columns-repeated="2" office:value-type="string">
            <text:p>Regiment</text:p>
          </table:table-cell>
          <table:table-cell table:formula="of:=CONCATENATE(&quot;&lt;Row Tag='&quot;;[.A172];&quot;' Language='de_DE'&gt;&lt;Text&gt;&quot;;[.C172];&quot;&lt;/Text&gt;&lt;/Row&gt;&quot;)" office:value-type="string" office:string-value="&lt;Row Tag='LOC_TCS_ARMYNAME_SUFFIX_REGIMENT' Language='de_DE'&gt;&lt;Text&gt;Regiment&lt;/Text&gt;&lt;/Row&gt;">
            <text:p>&lt;Row Tag='LOC_TCS_ARMYNAME_SUFFIX_REGIMENT' Language='de_DE'&gt;&lt;Text&gt;Regiment&lt;/Text&gt;&lt;/Row&gt;</text:p>
          </table:table-cell>
          <table:table-cell office:value-type="string">
            <text:p>Regimiento</text:p>
          </table:table-cell>
          <table:table-cell table:formula="of:=CONCATENATE(&quot;&lt;Row Tag='&quot;;[.A172];&quot;' Language='es_ES'&gt;&lt;Text&gt;&quot;;[.E172];&quot;&lt;/Text&gt;&lt;/Row&gt;&quot;)" office:value-type="string" office:string-value="&lt;Row Tag='LOC_TCS_ARMYNAME_SUFFIX_REGIMENT' Language='es_ES'&gt;&lt;Text&gt;Regimiento&lt;/Text&gt;&lt;/Row&gt;">
            <text:p>&lt;Row Tag='LOC_TCS_ARMYNAME_SUFFIX_REGIMENT' Language='es_ES'&gt;&lt;Text&gt;Regimiento&lt;/Text&gt;&lt;/Row&gt;</text:p>
          </table:table-cell>
          <table:table-cell office:value-type="string">
            <text:p>Reggimento</text:p>
          </table:table-cell>
          <table:table-cell table:formula="of:=CONCATENATE(&quot;&lt;Row Tag='&quot;;[.A172];&quot;' Language='it_IT'&gt;&lt;Text&gt;&quot;;[.G172];&quot;&lt;/Text&gt;&lt;/Row&gt;&quot;)" office:value-type="string" office:string-value="&lt;Row Tag='LOC_TCS_ARMYNAME_SUFFIX_REGIMENT' Language='it_IT'&gt;&lt;Text&gt;Reggimento&lt;/Text&gt;&lt;/Row&gt;">
            <text:p>&lt;Row Tag='LOC_TCS_ARMYNAME_SUFFIX_REGIMENT' Language='it_IT'&gt;&lt;Text&gt;Reggimento&lt;/Text&gt;&lt;/Row&gt;</text:p>
          </table:table-cell>
          <table:table-cell office:value-type="string">
            <text:p>連隊</text:p>
          </table:table-cell>
          <table:table-cell table:formula="of:=CONCATENATE(&quot;&lt;Row Tag='&quot;;[.A172];&quot;' Language='ja_JP'&gt;&lt;Text&gt;&quot;;[.I172];&quot;&lt;/Text&gt;&lt;/Row&gt;&quot;)" office:value-type="string" office:string-value="&lt;Row Tag='LOC_TCS_ARMYNAME_SUFFIX_REGIMENT' Language='ja_JP'&gt;&lt;Text&gt;連隊&lt;/Text&gt;&lt;/Row&gt;">
            <text:p>&lt;Row Tag='LOC_TCS_ARMYNAME_SUFFIX_REGIMENT' Language='ja_JP'&gt;&lt;Text&gt;連隊&lt;/Text&gt;&lt;/Row&gt;</text:p>
          </table:table-cell>
          <table:table-cell office:value-type="string">
            <text:p>연대</text:p>
          </table:table-cell>
          <table:table-cell table:formula="of:=CONCATENATE(&quot;&lt;Row Tag='&quot;;[.A172];&quot;' Language='ko_KR'&gt;&lt;Text&gt;&quot;;[.K172];&quot;&lt;/Text&gt;&lt;/Row&gt;&quot;)" office:value-type="string" office:string-value="&lt;Row Tag='LOC_TCS_ARMYNAME_SUFFIX_REGIMENT' Language='ko_KR'&gt;&lt;Text&gt;연대&lt;/Text&gt;&lt;/Row&gt;">
            <text:p>&lt;Row Tag='LOC_TCS_ARMYNAME_SUFFIX_REGIMENT' Language='ko_KR'&gt;&lt;Text&gt;연대&lt;/Text&gt;&lt;/Row&gt;</text:p>
          </table:table-cell>
          <table:table-cell office:value-type="string">
            <text:p>Pułk</text:p>
          </table:table-cell>
          <table:table-cell table:formula="of:=CONCATENATE(&quot;&lt;Row Tag='&quot;;[.A172];&quot;' Language='pl_PL'&gt;&lt;Text&gt;&quot;;[.M172];&quot;&lt;/Text&gt;&lt;/Row&gt;&quot;)" office:value-type="string" office:string-value="&lt;Row Tag='LOC_TCS_ARMYNAME_SUFFIX_REGIMENT' Language='pl_PL'&gt;&lt;Text&gt;Pułk&lt;/Text&gt;&lt;/Row&gt;">
            <text:p>&lt;Row Tag='LOC_TCS_ARMYNAME_SUFFIX_REGIMENT' Language='pl_PL'&gt;&lt;Text&gt;Pułk&lt;/Text&gt;&lt;/Row&gt;</text:p>
          </table:table-cell>
          <table:table-cell office:value-type="string">
            <text:p>Regimento</text:p>
          </table:table-cell>
          <table:table-cell table:formula="of:=CONCATENATE(&quot;&lt;Row Tag='&quot;;[.A172];&quot;' Language='pt_BR'&gt;&lt;Text&gt;&quot;;[.O172];&quot;&lt;/Text&gt;&lt;/Row&gt;&quot;)" office:value-type="string" office:string-value="&lt;Row Tag='LOC_TCS_ARMYNAME_SUFFIX_REGIMENT' Language='pt_BR'&gt;&lt;Text&gt;Regimento&lt;/Text&gt;&lt;/Row&gt;">
            <text:p>&lt;Row Tag='LOC_TCS_ARMYNAME_SUFFIX_REGIMENT' Language='pt_BR'&gt;&lt;Text&gt;Regimento&lt;/Text&gt;&lt;/Row&gt;</text:p>
          </table:table-cell>
          <table:table-cell office:value-type="string">
            <text:p>Полк</text:p>
          </table:table-cell>
          <table:table-cell table:formula="of:=CONCATENATE(&quot;&lt;Row Tag='&quot;;[.A172];&quot;' Language='ru_RU'&gt;&lt;Text&gt;&quot;;[.Q172];&quot;&lt;/Text&gt;&lt;/Row&gt;&quot;)" office:value-type="string" office:string-value="&lt;Row Tag='LOC_TCS_ARMYNAME_SUFFIX_REGIMENT' Language='ru_RU'&gt;&lt;Text&gt;Полк&lt;/Text&gt;&lt;/Row&gt;">
            <text:p>&lt;Row Tag='LOC_TCS_ARMYNAME_SUFFIX_REGIMENT' Language='ru_RU'&gt;&lt;Text&gt;Полк&lt;/Text&gt;&lt;/Row&gt;</text:p>
          </table:table-cell>
          <table:table-cell office:value-type="string">
            <text:p>团</text:p>
          </table:table-cell>
          <table:table-cell table:formula="of:=CONCATENATE(&quot;&lt;Row Tag='&quot;;[.A172];&quot;' Language='zh_Hans_CN'&gt;&lt;Text&gt;&quot;;[.S172];&quot;&lt;/Text&gt;&lt;/Row&gt;&quot;)" office:value-type="string" office:string-value="&lt;Row Tag='LOC_TCS_ARMYNAME_SUFFIX_REGIMENT' Language='zh_Hans_CN'&gt;&lt;Text&gt;团&lt;/Text&gt;&lt;/Row&gt;">
            <text:p>&lt;Row Tag='LOC_TCS_ARMYNAME_SUFFIX_REGIMENT' Language='zh_Hans_CN'&gt;&lt;Text&gt;团&lt;/Text&gt;&lt;/Row&gt;</text:p>
          </table:table-cell>
        </table:table-row>
        <table:table-row table:style-name="ro3">
          <table:table-cell office:value-type="string">
            <text:p>LOC_TCS_ARMYNAME_SUFFIX_RELIABLES</text:p>
          </table:table-cell>
          <table:table-cell office:value-type="string">
            <text:p>Reliables</text:p>
          </table:table-cell>
          <table:table-cell office:value-type="string">
            <text:p>Verlässliche</text:p>
          </table:table-cell>
          <table:table-cell table:formula="of:=CONCATENATE(&quot;&lt;Row Tag='&quot;;[.A173];&quot;' Language='de_DE'&gt;&lt;Text&gt;&quot;;[.C173];&quot;&lt;/Text&gt;&lt;/Row&gt;&quot;)" office:value-type="string" office:string-value="&lt;Row Tag='LOC_TCS_ARMYNAME_SUFFIX_RELIABLES' Language='de_DE'&gt;&lt;Text&gt;Verlässliche&lt;/Text&gt;&lt;/Row&gt;">
            <text:p>&lt;Row Tag='LOC_TCS_ARMYNAME_SUFFIX_RELIABLES' Language='de_DE'&gt;&lt;Text&gt;Verlässliche&lt;/Text&gt;&lt;/Row&gt;</text:p>
          </table:table-cell>
          <table:table-cell office:value-type="string">
            <text:p>Fiables</text:p>
          </table:table-cell>
          <table:table-cell table:formula="of:=CONCATENATE(&quot;&lt;Row Tag='&quot;;[.A173];&quot;' Language='es_ES'&gt;&lt;Text&gt;&quot;;[.E173];&quot;&lt;/Text&gt;&lt;/Row&gt;&quot;)" office:value-type="string" office:string-value="&lt;Row Tag='LOC_TCS_ARMYNAME_SUFFIX_RELIABLES' Language='es_ES'&gt;&lt;Text&gt;Fiables&lt;/Text&gt;&lt;/Row&gt;">
            <text:p>&lt;Row Tag='LOC_TCS_ARMYNAME_SUFFIX_RELIABLES' Language='es_ES'&gt;&lt;Text&gt;Fiables&lt;/Text&gt;&lt;/Row&gt;</text:p>
          </table:table-cell>
          <table:table-cell office:value-type="string">
            <text:p>Affidabili</text:p>
          </table:table-cell>
          <table:table-cell table:formula="of:=CONCATENATE(&quot;&lt;Row Tag='&quot;;[.A173];&quot;' Language='it_IT'&gt;&lt;Text&gt;&quot;;[.G173];&quot;&lt;/Text&gt;&lt;/Row&gt;&quot;)" office:value-type="string" office:string-value="&lt;Row Tag='LOC_TCS_ARMYNAME_SUFFIX_RELIABLES' Language='it_IT'&gt;&lt;Text&gt;Affidabili&lt;/Text&gt;&lt;/Row&gt;">
            <text:p>&lt;Row Tag='LOC_TCS_ARMYNAME_SUFFIX_RELIABLES' Language='it_IT'&gt;&lt;Text&gt;Affidabili&lt;/Text&gt;&lt;/Row&gt;</text:p>
          </table:table-cell>
          <table:table-cell office:value-type="string">
            <text:p>信頼できる者たち</text:p>
          </table:table-cell>
          <table:table-cell table:formula="of:=CONCATENATE(&quot;&lt;Row Tag='&quot;;[.A173];&quot;' Language='ja_JP'&gt;&lt;Text&gt;&quot;;[.I173];&quot;&lt;/Text&gt;&lt;/Row&gt;&quot;)" office:value-type="string" office:string-value="&lt;Row Tag='LOC_TCS_ARMYNAME_SUFFIX_RELIABLES' Language='ja_JP'&gt;&lt;Text&gt;信頼できる者たち&lt;/Text&gt;&lt;/Row&gt;">
            <text:p>&lt;Row Tag='LOC_TCS_ARMYNAME_SUFFIX_RELIABLES' Language='ja_JP'&gt;&lt;Text&gt;信頼できる者たち&lt;/Text&gt;&lt;/Row&gt;</text:p>
          </table:table-cell>
          <table:table-cell office:value-type="string">
            <text:p>믿을 만한 사람들</text:p>
          </table:table-cell>
          <table:table-cell table:formula="of:=CONCATENATE(&quot;&lt;Row Tag='&quot;;[.A173];&quot;' Language='ko_KR'&gt;&lt;Text&gt;&quot;;[.K173];&quot;&lt;/Text&gt;&lt;/Row&gt;&quot;)" office:value-type="string" office:string-value="&lt;Row Tag='LOC_TCS_ARMYNAME_SUFFIX_RELIABLES' Language='ko_KR'&gt;&lt;Text&gt;믿을 만한 사람들&lt;/Text&gt;&lt;/Row&gt;">
            <text:p>&lt;Row Tag='LOC_TCS_ARMYNAME_SUFFIX_RELIABLES' Language='ko_KR'&gt;&lt;Text&gt;믿을 만한 사람들&lt;/Text&gt;&lt;/Row&gt;</text:p>
          </table:table-cell>
          <table:table-cell office:value-type="string">
            <text:p>Niezawodni</text:p>
          </table:table-cell>
          <table:table-cell table:formula="of:=CONCATENATE(&quot;&lt;Row Tag='&quot;;[.A173];&quot;' Language='pl_PL'&gt;&lt;Text&gt;&quot;;[.M173];&quot;&lt;/Text&gt;&lt;/Row&gt;&quot;)" office:value-type="string" office:string-value="&lt;Row Tag='LOC_TCS_ARMYNAME_SUFFIX_RELIABLES' Language='pl_PL'&gt;&lt;Text&gt;Niezawodni&lt;/Text&gt;&lt;/Row&gt;">
            <text:p>&lt;Row Tag='LOC_TCS_ARMYNAME_SUFFIX_RELIABLES' Language='pl_PL'&gt;&lt;Text&gt;Niezawodni&lt;/Text&gt;&lt;/Row&gt;</text:p>
          </table:table-cell>
          <table:table-cell office:value-type="string">
            <text:p>Confiáveis</text:p>
          </table:table-cell>
          <table:table-cell table:formula="of:=CONCATENATE(&quot;&lt;Row Tag='&quot;;[.A173];&quot;' Language='pt_BR'&gt;&lt;Text&gt;&quot;;[.O173];&quot;&lt;/Text&gt;&lt;/Row&gt;&quot;)" office:value-type="string" office:string-value="&lt;Row Tag='LOC_TCS_ARMYNAME_SUFFIX_RELIABLES' Language='pt_BR'&gt;&lt;Text&gt;Confiáveis&lt;/Text&gt;&lt;/Row&gt;">
            <text:p>&lt;Row Tag='LOC_TCS_ARMYNAME_SUFFIX_RELIABLES' Language='pt_BR'&gt;&lt;Text&gt;Confiáveis&lt;/Text&gt;&lt;/Row&gt;</text:p>
          </table:table-cell>
          <table:table-cell office:value-type="string">
            <text:p>Надежные</text:p>
          </table:table-cell>
          <table:table-cell table:formula="of:=CONCATENATE(&quot;&lt;Row Tag='&quot;;[.A173];&quot;' Language='ru_RU'&gt;&lt;Text&gt;&quot;;[.Q173];&quot;&lt;/Text&gt;&lt;/Row&gt;&quot;)" office:value-type="string" office:string-value="&lt;Row Tag='LOC_TCS_ARMYNAME_SUFFIX_RELIABLES' Language='ru_RU'&gt;&lt;Text&gt;Надежные&lt;/Text&gt;&lt;/Row&gt;">
            <text:p>&lt;Row Tag='LOC_TCS_ARMYNAME_SUFFIX_RELIABLES' Language='ru_RU'&gt;&lt;Text&gt;Надежные&lt;/Text&gt;&lt;/Row&gt;</text:p>
          </table:table-cell>
          <table:table-cell office:value-type="string">
            <text:p>可靠的人</text:p>
          </table:table-cell>
          <table:table-cell table:formula="of:=CONCATENATE(&quot;&lt;Row Tag='&quot;;[.A173];&quot;' Language='zh_Hans_CN'&gt;&lt;Text&gt;&quot;;[.S173];&quot;&lt;/Text&gt;&lt;/Row&gt;&quot;)" office:value-type="string" office:string-value="&lt;Row Tag='LOC_TCS_ARMYNAME_SUFFIX_RELIABLES' Language='zh_Hans_CN'&gt;&lt;Text&gt;可靠的人&lt;/Text&gt;&lt;/Row&gt;">
            <text:p>&lt;Row Tag='LOC_TCS_ARMYNAME_SUFFIX_RELIABLES' Language='zh_Hans_CN'&gt;&lt;Text&gt;可靠的人&lt;/Text&gt;&lt;/Row&gt;</text:p>
          </table:table-cell>
        </table:table-row>
        <table:table-row table:style-name="ro3">
          <table:table-cell office:value-type="string">
            <text:p>LOC_TCS_ARMYNAME_SUFFIX_SAINTS</text:p>
          </table:table-cell>
          <table:table-cell office:value-type="string">
            <text:p>Saints</text:p>
          </table:table-cell>
          <table:table-cell office:value-type="string">
            <text:p>Heilige</text:p>
          </table:table-cell>
          <table:table-cell table:formula="of:=CONCATENATE(&quot;&lt;Row Tag='&quot;;[.A174];&quot;' Language='de_DE'&gt;&lt;Text&gt;&quot;;[.C174];&quot;&lt;/Text&gt;&lt;/Row&gt;&quot;)" office:value-type="string" office:string-value="&lt;Row Tag='LOC_TCS_ARMYNAME_SUFFIX_SAINTS' Language='de_DE'&gt;&lt;Text&gt;Heilige&lt;/Text&gt;&lt;/Row&gt;">
            <text:p>&lt;Row Tag='LOC_TCS_ARMYNAME_SUFFIX_SAINTS' Language='de_DE'&gt;&lt;Text&gt;Heilige&lt;/Text&gt;&lt;/Row&gt;</text:p>
          </table:table-cell>
          <table:table-cell office:value-type="string">
            <text:p>Santos</text:p>
          </table:table-cell>
          <table:table-cell table:formula="of:=CONCATENATE(&quot;&lt;Row Tag='&quot;;[.A174];&quot;' Language='es_ES'&gt;&lt;Text&gt;&quot;;[.E174];&quot;&lt;/Text&gt;&lt;/Row&gt;&quot;)" office:value-type="string" office:string-value="&lt;Row Tag='LOC_TCS_ARMYNAME_SUFFIX_SAINTS' Language='es_ES'&gt;&lt;Text&gt;Santos&lt;/Text&gt;&lt;/Row&gt;">
            <text:p>&lt;Row Tag='LOC_TCS_ARMYNAME_SUFFIX_SAINTS' Language='es_ES'&gt;&lt;Text&gt;Santos&lt;/Text&gt;&lt;/Row&gt;</text:p>
          </table:table-cell>
          <table:table-cell office:value-type="string">
            <text:p>Santi</text:p>
          </table:table-cell>
          <table:table-cell table:formula="of:=CONCATENATE(&quot;&lt;Row Tag='&quot;;[.A174];&quot;' Language='it_IT'&gt;&lt;Text&gt;&quot;;[.G174];&quot;&lt;/Text&gt;&lt;/Row&gt;&quot;)" office:value-type="string" office:string-value="&lt;Row Tag='LOC_TCS_ARMYNAME_SUFFIX_SAINTS' Language='it_IT'&gt;&lt;Text&gt;Santi&lt;/Text&gt;&lt;/Row&gt;">
            <text:p>&lt;Row Tag='LOC_TCS_ARMYNAME_SUFFIX_SAINTS' Language='it_IT'&gt;&lt;Text&gt;Santi&lt;/Text&gt;&lt;/Row&gt;</text:p>
          </table:table-cell>
          <table:table-cell office:value-type="string">
            <text:p>聖人たち</text:p>
          </table:table-cell>
          <table:table-cell table:formula="of:=CONCATENATE(&quot;&lt;Row Tag='&quot;;[.A174];&quot;' Language='ja_JP'&gt;&lt;Text&gt;&quot;;[.I174];&quot;&lt;/Text&gt;&lt;/Row&gt;&quot;)" office:value-type="string" office:string-value="&lt;Row Tag='LOC_TCS_ARMYNAME_SUFFIX_SAINTS' Language='ja_JP'&gt;&lt;Text&gt;聖人たち&lt;/Text&gt;&lt;/Row&gt;">
            <text:p>&lt;Row Tag='LOC_TCS_ARMYNAME_SUFFIX_SAINTS' Language='ja_JP'&gt;&lt;Text&gt;聖人たち&lt;/Text&gt;&lt;/Row&gt;</text:p>
          </table:table-cell>
          <table:table-cell office:value-type="string">
            <text:p>성인들</text:p>
          </table:table-cell>
          <table:table-cell table:formula="of:=CONCATENATE(&quot;&lt;Row Tag='&quot;;[.A174];&quot;' Language='ko_KR'&gt;&lt;Text&gt;&quot;;[.K174];&quot;&lt;/Text&gt;&lt;/Row&gt;&quot;)" office:value-type="string" office:string-value="&lt;Row Tag='LOC_TCS_ARMYNAME_SUFFIX_SAINTS' Language='ko_KR'&gt;&lt;Text&gt;성인들&lt;/Text&gt;&lt;/Row&gt;">
            <text:p>&lt;Row Tag='LOC_TCS_ARMYNAME_SUFFIX_SAINTS' Language='ko_KR'&gt;&lt;Text&gt;성인들&lt;/Text&gt;&lt;/Row&gt;</text:p>
          </table:table-cell>
          <table:table-cell office:value-type="string">
            <text:p>Święci</text:p>
          </table:table-cell>
          <table:table-cell table:formula="of:=CONCATENATE(&quot;&lt;Row Tag='&quot;;[.A174];&quot;' Language='pl_PL'&gt;&lt;Text&gt;&quot;;[.M174];&quot;&lt;/Text&gt;&lt;/Row&gt;&quot;)" office:value-type="string" office:string-value="&lt;Row Tag='LOC_TCS_ARMYNAME_SUFFIX_SAINTS' Language='pl_PL'&gt;&lt;Text&gt;Święci&lt;/Text&gt;&lt;/Row&gt;">
            <text:p>&lt;Row Tag='LOC_TCS_ARMYNAME_SUFFIX_SAINTS' Language='pl_PL'&gt;&lt;Text&gt;Święci&lt;/Text&gt;&lt;/Row&gt;</text:p>
          </table:table-cell>
          <table:table-cell office:value-type="string">
            <text:p>Santos</text:p>
          </table:table-cell>
          <table:table-cell table:formula="of:=CONCATENATE(&quot;&lt;Row Tag='&quot;;[.A174];&quot;' Language='pt_BR'&gt;&lt;Text&gt;&quot;;[.O174];&quot;&lt;/Text&gt;&lt;/Row&gt;&quot;)" office:value-type="string" office:string-value="&lt;Row Tag='LOC_TCS_ARMYNAME_SUFFIX_SAINTS' Language='pt_BR'&gt;&lt;Text&gt;Santos&lt;/Text&gt;&lt;/Row&gt;">
            <text:p>&lt;Row Tag='LOC_TCS_ARMYNAME_SUFFIX_SAINTS' Language='pt_BR'&gt;&lt;Text&gt;Santos&lt;/Text&gt;&lt;/Row&gt;</text:p>
          </table:table-cell>
          <table:table-cell office:value-type="string">
            <text:p>Святые</text:p>
          </table:table-cell>
          <table:table-cell table:formula="of:=CONCATENATE(&quot;&lt;Row Tag='&quot;;[.A174];&quot;' Language='ru_RU'&gt;&lt;Text&gt;&quot;;[.Q174];&quot;&lt;/Text&gt;&lt;/Row&gt;&quot;)" office:value-type="string" office:string-value="&lt;Row Tag='LOC_TCS_ARMYNAME_SUFFIX_SAINTS' Language='ru_RU'&gt;&lt;Text&gt;Святые&lt;/Text&gt;&lt;/Row&gt;">
            <text:p>&lt;Row Tag='LOC_TCS_ARMYNAME_SUFFIX_SAINTS' Language='ru_RU'&gt;&lt;Text&gt;Святые&lt;/Text&gt;&lt;/Row&gt;</text:p>
          </table:table-cell>
          <table:table-cell office:value-type="string">
            <text:p>圣徒</text:p>
          </table:table-cell>
          <table:table-cell table:formula="of:=CONCATENATE(&quot;&lt;Row Tag='&quot;;[.A174];&quot;' Language='zh_Hans_CN'&gt;&lt;Text&gt;&quot;;[.S174];&quot;&lt;/Text&gt;&lt;/Row&gt;&quot;)" office:value-type="string" office:string-value="&lt;Row Tag='LOC_TCS_ARMYNAME_SUFFIX_SAINTS' Language='zh_Hans_CN'&gt;&lt;Text&gt;圣徒&lt;/Text&gt;&lt;/Row&gt;">
            <text:p>&lt;Row Tag='LOC_TCS_ARMYNAME_SUFFIX_SAINTS' Language='zh_Hans_CN'&gt;&lt;Text&gt;圣徒&lt;/Text&gt;&lt;/Row&gt;</text:p>
          </table:table-cell>
        </table:table-row>
        <table:table-row table:style-name="ro3">
          <table:table-cell office:value-type="string">
            <text:p>LOC_TCS_ARMYNAME_SUFFIX_SAVAGES</text:p>
          </table:table-cell>
          <table:table-cell office:value-type="string">
            <text:p>Savages</text:p>
          </table:table-cell>
          <table:table-cell office:value-type="string">
            <text:p>Wilde</text:p>
          </table:table-cell>
          <table:table-cell table:formula="of:=CONCATENATE(&quot;&lt;Row Tag='&quot;;[.A175];&quot;' Language='de_DE'&gt;&lt;Text&gt;&quot;;[.C175];&quot;&lt;/Text&gt;&lt;/Row&gt;&quot;)" office:value-type="string" office:string-value="&lt;Row Tag='LOC_TCS_ARMYNAME_SUFFIX_SAVAGES' Language='de_DE'&gt;&lt;Text&gt;Wilde&lt;/Text&gt;&lt;/Row&gt;">
            <text:p>&lt;Row Tag='LOC_TCS_ARMYNAME_SUFFIX_SAVAGES' Language='de_DE'&gt;&lt;Text&gt;Wilde&lt;/Text&gt;&lt;/Row&gt;</text:p>
          </table:table-cell>
          <table:table-cell office:value-type="string">
            <text:p>Salvajes</text:p>
          </table:table-cell>
          <table:table-cell table:formula="of:=CONCATENATE(&quot;&lt;Row Tag='&quot;;[.A175];&quot;' Language='es_ES'&gt;&lt;Text&gt;&quot;;[.E175];&quot;&lt;/Text&gt;&lt;/Row&gt;&quot;)" office:value-type="string" office:string-value="&lt;Row Tag='LOC_TCS_ARMYNAME_SUFFIX_SAVAGES' Language='es_ES'&gt;&lt;Text&gt;Salvajes&lt;/Text&gt;&lt;/Row&gt;">
            <text:p>&lt;Row Tag='LOC_TCS_ARMYNAME_SUFFIX_SAVAGES' Language='es_ES'&gt;&lt;Text&gt;Salvajes&lt;/Text&gt;&lt;/Row&gt;</text:p>
          </table:table-cell>
          <table:table-cell office:value-type="string">
            <text:p>Selvaggi</text:p>
          </table:table-cell>
          <table:table-cell table:formula="of:=CONCATENATE(&quot;&lt;Row Tag='&quot;;[.A175];&quot;' Language='it_IT'&gt;&lt;Text&gt;&quot;;[.G175];&quot;&lt;/Text&gt;&lt;/Row&gt;&quot;)" office:value-type="string" office:string-value="&lt;Row Tag='LOC_TCS_ARMYNAME_SUFFIX_SAVAGES' Language='it_IT'&gt;&lt;Text&gt;Selvaggi&lt;/Text&gt;&lt;/Row&gt;">
            <text:p>&lt;Row Tag='LOC_TCS_ARMYNAME_SUFFIX_SAVAGES' Language='it_IT'&gt;&lt;Text&gt;Selvaggi&lt;/Text&gt;&lt;/Row&gt;</text:p>
          </table:table-cell>
          <table:table-cell office:value-type="string">
            <text:p>野蛮人たち</text:p>
          </table:table-cell>
          <table:table-cell table:formula="of:=CONCATENATE(&quot;&lt;Row Tag='&quot;;[.A175];&quot;' Language='ja_JP'&gt;&lt;Text&gt;&quot;;[.I175];&quot;&lt;/Text&gt;&lt;/Row&gt;&quot;)" office:value-type="string" office:string-value="&lt;Row Tag='LOC_TCS_ARMYNAME_SUFFIX_SAVAGES' Language='ja_JP'&gt;&lt;Text&gt;野蛮人たち&lt;/Text&gt;&lt;/Row&gt;">
            <text:p>&lt;Row Tag='LOC_TCS_ARMYNAME_SUFFIX_SAVAGES' Language='ja_JP'&gt;&lt;Text&gt;野蛮人たち&lt;/Text&gt;&lt;/Row&gt;</text:p>
          </table:table-cell>
          <table:table-cell office:value-type="string">
            <text:p>야만인들</text:p>
          </table:table-cell>
          <table:table-cell table:formula="of:=CONCATENATE(&quot;&lt;Row Tag='&quot;;[.A175];&quot;' Language='ko_KR'&gt;&lt;Text&gt;&quot;;[.K175];&quot;&lt;/Text&gt;&lt;/Row&gt;&quot;)" office:value-type="string" office:string-value="&lt;Row Tag='LOC_TCS_ARMYNAME_SUFFIX_SAVAGES' Language='ko_KR'&gt;&lt;Text&gt;야만인들&lt;/Text&gt;&lt;/Row&gt;">
            <text:p>&lt;Row Tag='LOC_TCS_ARMYNAME_SUFFIX_SAVAGES' Language='ko_KR'&gt;&lt;Text&gt;야만인들&lt;/Text&gt;&lt;/Row&gt;</text:p>
          </table:table-cell>
          <table:table-cell office:value-type="string">
            <text:p>Dzikusy</text:p>
          </table:table-cell>
          <table:table-cell table:formula="of:=CONCATENATE(&quot;&lt;Row Tag='&quot;;[.A175];&quot;' Language='pl_PL'&gt;&lt;Text&gt;&quot;;[.M175];&quot;&lt;/Text&gt;&lt;/Row&gt;&quot;)" office:value-type="string" office:string-value="&lt;Row Tag='LOC_TCS_ARMYNAME_SUFFIX_SAVAGES' Language='pl_PL'&gt;&lt;Text&gt;Dzikusy&lt;/Text&gt;&lt;/Row&gt;">
            <text:p>&lt;Row Tag='LOC_TCS_ARMYNAME_SUFFIX_SAVAGES' Language='pl_PL'&gt;&lt;Text&gt;Dzikusy&lt;/Text&gt;&lt;/Row&gt;</text:p>
          </table:table-cell>
          <table:table-cell office:value-type="string">
            <text:p>Selvagens</text:p>
          </table:table-cell>
          <table:table-cell table:formula="of:=CONCATENATE(&quot;&lt;Row Tag='&quot;;[.A175];&quot;' Language='pt_BR'&gt;&lt;Text&gt;&quot;;[.O175];&quot;&lt;/Text&gt;&lt;/Row&gt;&quot;)" office:value-type="string" office:string-value="&lt;Row Tag='LOC_TCS_ARMYNAME_SUFFIX_SAVAGES' Language='pt_BR'&gt;&lt;Text&gt;Selvagens&lt;/Text&gt;&lt;/Row&gt;">
            <text:p>&lt;Row Tag='LOC_TCS_ARMYNAME_SUFFIX_SAVAGES' Language='pt_BR'&gt;&lt;Text&gt;Selvagens&lt;/Text&gt;&lt;/Row&gt;</text:p>
          </table:table-cell>
          <table:table-cell office:value-type="string">
            <text:p>Дикари</text:p>
          </table:table-cell>
          <table:table-cell table:formula="of:=CONCATENATE(&quot;&lt;Row Tag='&quot;;[.A175];&quot;' Language='ru_RU'&gt;&lt;Text&gt;&quot;;[.Q175];&quot;&lt;/Text&gt;&lt;/Row&gt;&quot;)" office:value-type="string" office:string-value="&lt;Row Tag='LOC_TCS_ARMYNAME_SUFFIX_SAVAGES' Language='ru_RU'&gt;&lt;Text&gt;Дикари&lt;/Text&gt;&lt;/Row&gt;">
            <text:p>&lt;Row Tag='LOC_TCS_ARMYNAME_SUFFIX_SAVAGES' Language='ru_RU'&gt;&lt;Text&gt;Дикари&lt;/Text&gt;&lt;/Row&gt;</text:p>
          </table:table-cell>
          <table:table-cell office:value-type="string">
            <text:p>野蛮人</text:p>
          </table:table-cell>
          <table:table-cell table:formula="of:=CONCATENATE(&quot;&lt;Row Tag='&quot;;[.A175];&quot;' Language='zh_Hans_CN'&gt;&lt;Text&gt;&quot;;[.S175];&quot;&lt;/Text&gt;&lt;/Row&gt;&quot;)" office:value-type="string" office:string-value="&lt;Row Tag='LOC_TCS_ARMYNAME_SUFFIX_SAVAGES' Language='zh_Hans_CN'&gt;&lt;Text&gt;野蛮人&lt;/Text&gt;&lt;/Row&gt;">
            <text:p>&lt;Row Tag='LOC_TCS_ARMYNAME_SUFFIX_SAVAGES' Language='zh_Hans_CN'&gt;&lt;Text&gt;野蛮人&lt;/Text&gt;&lt;/Row&gt;</text:p>
          </table:table-cell>
        </table:table-row>
        <table:table-row table:style-name="ro3">
          <table:table-cell office:value-type="string">
            <text:p>LOC_TCS_ARMYNAME_SUFFIX_SEEKERS</text:p>
          </table:table-cell>
          <table:table-cell office:value-type="string">
            <text:p>Seekers</text:p>
          </table:table-cell>
          <table:table-cell office:value-type="string">
            <text:p>Suchende</text:p>
          </table:table-cell>
          <table:table-cell table:formula="of:=CONCATENATE(&quot;&lt;Row Tag='&quot;;[.A176];&quot;' Language='de_DE'&gt;&lt;Text&gt;&quot;;[.C176];&quot;&lt;/Text&gt;&lt;/Row&gt;&quot;)" office:value-type="string" office:string-value="&lt;Row Tag='LOC_TCS_ARMYNAME_SUFFIX_SEEKERS' Language='de_DE'&gt;&lt;Text&gt;Suchende&lt;/Text&gt;&lt;/Row&gt;">
            <text:p>&lt;Row Tag='LOC_TCS_ARMYNAME_SUFFIX_SEEKERS' Language='de_DE'&gt;&lt;Text&gt;Suchende&lt;/Text&gt;&lt;/Row&gt;</text:p>
          </table:table-cell>
          <table:table-cell office:value-type="string">
            <text:p>Buscadores</text:p>
          </table:table-cell>
          <table:table-cell table:formula="of:=CONCATENATE(&quot;&lt;Row Tag='&quot;;[.A176];&quot;' Language='es_ES'&gt;&lt;Text&gt;&quot;;[.E176];&quot;&lt;/Text&gt;&lt;/Row&gt;&quot;)" office:value-type="string" office:string-value="&lt;Row Tag='LOC_TCS_ARMYNAME_SUFFIX_SEEKERS' Language='es_ES'&gt;&lt;Text&gt;Buscadores&lt;/Text&gt;&lt;/Row&gt;">
            <text:p>&lt;Row Tag='LOC_TCS_ARMYNAME_SUFFIX_SEEKERS' Language='es_ES'&gt;&lt;Text&gt;Buscadores&lt;/Text&gt;&lt;/Row&gt;</text:p>
          </table:table-cell>
          <table:table-cell office:value-type="string">
            <text:p>Cercatori</text:p>
          </table:table-cell>
          <table:table-cell table:formula="of:=CONCATENATE(&quot;&lt;Row Tag='&quot;;[.A176];&quot;' Language='it_IT'&gt;&lt;Text&gt;&quot;;[.G176];&quot;&lt;/Text&gt;&lt;/Row&gt;&quot;)" office:value-type="string" office:string-value="&lt;Row Tag='LOC_TCS_ARMYNAME_SUFFIX_SEEKERS' Language='it_IT'&gt;&lt;Text&gt;Cercatori&lt;/Text&gt;&lt;/Row&gt;">
            <text:p>&lt;Row Tag='LOC_TCS_ARMYNAME_SUFFIX_SEEKERS' Language='it_IT'&gt;&lt;Text&gt;Cercatori&lt;/Text&gt;&lt;/Row&gt;</text:p>
          </table:table-cell>
          <table:table-cell office:value-type="string">
            <text:p>探求者たち</text:p>
          </table:table-cell>
          <table:table-cell table:formula="of:=CONCATENATE(&quot;&lt;Row Tag='&quot;;[.A176];&quot;' Language='ja_JP'&gt;&lt;Text&gt;&quot;;[.I176];&quot;&lt;/Text&gt;&lt;/Row&gt;&quot;)" office:value-type="string" office:string-value="&lt;Row Tag='LOC_TCS_ARMYNAME_SUFFIX_SEEKERS' Language='ja_JP'&gt;&lt;Text&gt;探求者たち&lt;/Text&gt;&lt;/Row&gt;">
            <text:p>&lt;Row Tag='LOC_TCS_ARMYNAME_SUFFIX_SEEKERS' Language='ja_JP'&gt;&lt;Text&gt;探求者たち&lt;/Text&gt;&lt;/Row&gt;</text:p>
          </table:table-cell>
          <table:table-cell office:value-type="string">
            <text:p>구하는 사람들</text:p>
          </table:table-cell>
          <table:table-cell table:formula="of:=CONCATENATE(&quot;&lt;Row Tag='&quot;;[.A176];&quot;' Language='ko_KR'&gt;&lt;Text&gt;&quot;;[.K176];&quot;&lt;/Text&gt;&lt;/Row&gt;&quot;)" office:value-type="string" office:string-value="&lt;Row Tag='LOC_TCS_ARMYNAME_SUFFIX_SEEKERS' Language='ko_KR'&gt;&lt;Text&gt;구하는 사람들&lt;/Text&gt;&lt;/Row&gt;">
            <text:p>&lt;Row Tag='LOC_TCS_ARMYNAME_SUFFIX_SEEKERS' Language='ko_KR'&gt;&lt;Text&gt;구하는 사람들&lt;/Text&gt;&lt;/Row&gt;</text:p>
          </table:table-cell>
          <table:table-cell office:value-type="string">
            <text:p>Poszukiwacze</text:p>
          </table:table-cell>
          <table:table-cell table:formula="of:=CONCATENATE(&quot;&lt;Row Tag='&quot;;[.A176];&quot;' Language='pl_PL'&gt;&lt;Text&gt;&quot;;[.M176];&quot;&lt;/Text&gt;&lt;/Row&gt;&quot;)" office:value-type="string" office:string-value="&lt;Row Tag='LOC_TCS_ARMYNAME_SUFFIX_SEEKERS' Language='pl_PL'&gt;&lt;Text&gt;Poszukiwacze&lt;/Text&gt;&lt;/Row&gt;">
            <text:p>&lt;Row Tag='LOC_TCS_ARMYNAME_SUFFIX_SEEKERS' Language='pl_PL'&gt;&lt;Text&gt;Poszukiwacze&lt;/Text&gt;&lt;/Row&gt;</text:p>
          </table:table-cell>
          <table:table-cell office:value-type="string">
            <text:p>Buscadores</text:p>
          </table:table-cell>
          <table:table-cell table:formula="of:=CONCATENATE(&quot;&lt;Row Tag='&quot;;[.A176];&quot;' Language='pt_BR'&gt;&lt;Text&gt;&quot;;[.O176];&quot;&lt;/Text&gt;&lt;/Row&gt;&quot;)" office:value-type="string" office:string-value="&lt;Row Tag='LOC_TCS_ARMYNAME_SUFFIX_SEEKERS' Language='pt_BR'&gt;&lt;Text&gt;Buscadores&lt;/Text&gt;&lt;/Row&gt;">
            <text:p>&lt;Row Tag='LOC_TCS_ARMYNAME_SUFFIX_SEEKERS' Language='pt_BR'&gt;&lt;Text&gt;Buscadores&lt;/Text&gt;&lt;/Row&gt;</text:p>
          </table:table-cell>
          <table:table-cell office:value-type="string">
            <text:p>Искатели</text:p>
          </table:table-cell>
          <table:table-cell table:formula="of:=CONCATENATE(&quot;&lt;Row Tag='&quot;;[.A176];&quot;' Language='ru_RU'&gt;&lt;Text&gt;&quot;;[.Q176];&quot;&lt;/Text&gt;&lt;/Row&gt;&quot;)" office:value-type="string" office:string-value="&lt;Row Tag='LOC_TCS_ARMYNAME_SUFFIX_SEEKERS' Language='ru_RU'&gt;&lt;Text&gt;Искатели&lt;/Text&gt;&lt;/Row&gt;">
            <text:p>&lt;Row Tag='LOC_TCS_ARMYNAME_SUFFIX_SEEKERS' Language='ru_RU'&gt;&lt;Text&gt;Искатели&lt;/Text&gt;&lt;/Row&gt;</text:p>
          </table:table-cell>
          <table:table-cell office:value-type="string">
            <text:p>寻找者</text:p>
          </table:table-cell>
          <table:table-cell table:formula="of:=CONCATENATE(&quot;&lt;Row Tag='&quot;;[.A176];&quot;' Language='zh_Hans_CN'&gt;&lt;Text&gt;&quot;;[.S176];&quot;&lt;/Text&gt;&lt;/Row&gt;&quot;)" office:value-type="string" office:string-value="&lt;Row Tag='LOC_TCS_ARMYNAME_SUFFIX_SEEKERS' Language='zh_Hans_CN'&gt;&lt;Text&gt;寻找者&lt;/Text&gt;&lt;/Row&gt;">
            <text:p>&lt;Row Tag='LOC_TCS_ARMYNAME_SUFFIX_SEEKERS' Language='zh_Hans_CN'&gt;&lt;Text&gt;寻找者&lt;/Text&gt;&lt;/Row&gt;</text:p>
          </table:table-cell>
        </table:table-row>
        <table:table-row table:style-name="ro3">
          <table:table-cell office:value-type="string">
            <text:p>LOC_TCS_ARMYNAME_SUFFIX_SHIELDS</text:p>
          </table:table-cell>
          <table:table-cell office:value-type="string">
            <text:p>Shields</text:p>
          </table:table-cell>
          <table:table-cell office:value-type="string">
            <text:p>Schilde</text:p>
          </table:table-cell>
          <table:table-cell table:formula="of:=CONCATENATE(&quot;&lt;Row Tag='&quot;;[.A177];&quot;' Language='de_DE'&gt;&lt;Text&gt;&quot;;[.C177];&quot;&lt;/Text&gt;&lt;/Row&gt;&quot;)" office:value-type="string" office:string-value="&lt;Row Tag='LOC_TCS_ARMYNAME_SUFFIX_SHIELDS' Language='de_DE'&gt;&lt;Text&gt;Schilde&lt;/Text&gt;&lt;/Row&gt;">
            <text:p>&lt;Row Tag='LOC_TCS_ARMYNAME_SUFFIX_SHIELDS' Language='de_DE'&gt;&lt;Text&gt;Schilde&lt;/Text&gt;&lt;/Row&gt;</text:p>
          </table:table-cell>
          <table:table-cell office:value-type="string">
            <text:p>Escudos</text:p>
          </table:table-cell>
          <table:table-cell table:formula="of:=CONCATENATE(&quot;&lt;Row Tag='&quot;;[.A177];&quot;' Language='es_ES'&gt;&lt;Text&gt;&quot;;[.E177];&quot;&lt;/Text&gt;&lt;/Row&gt;&quot;)" office:value-type="string" office:string-value="&lt;Row Tag='LOC_TCS_ARMYNAME_SUFFIX_SHIELDS' Language='es_ES'&gt;&lt;Text&gt;Escudos&lt;/Text&gt;&lt;/Row&gt;">
            <text:p>&lt;Row Tag='LOC_TCS_ARMYNAME_SUFFIX_SHIELDS' Language='es_ES'&gt;&lt;Text&gt;Escudos&lt;/Text&gt;&lt;/Row&gt;</text:p>
          </table:table-cell>
          <table:table-cell office:value-type="string">
            <text:p>Scudi</text:p>
          </table:table-cell>
          <table:table-cell table:formula="of:=CONCATENATE(&quot;&lt;Row Tag='&quot;;[.A177];&quot;' Language='it_IT'&gt;&lt;Text&gt;&quot;;[.G177];&quot;&lt;/Text&gt;&lt;/Row&gt;&quot;)" office:value-type="string" office:string-value="&lt;Row Tag='LOC_TCS_ARMYNAME_SUFFIX_SHIELDS' Language='it_IT'&gt;&lt;Text&gt;Scudi&lt;/Text&gt;&lt;/Row&gt;">
            <text:p>&lt;Row Tag='LOC_TCS_ARMYNAME_SUFFIX_SHIELDS' Language='it_IT'&gt;&lt;Text&gt;Scudi&lt;/Text&gt;&lt;/Row&gt;</text:p>
          </table:table-cell>
          <table:table-cell office:value-type="string">
            <text:p>盾</text:p>
          </table:table-cell>
          <table:table-cell table:formula="of:=CONCATENATE(&quot;&lt;Row Tag='&quot;;[.A177];&quot;' Language='ja_JP'&gt;&lt;Text&gt;&quot;;[.I177];&quot;&lt;/Text&gt;&lt;/Row&gt;&quot;)" office:value-type="string" office:string-value="&lt;Row Tag='LOC_TCS_ARMYNAME_SUFFIX_SHIELDS' Language='ja_JP'&gt;&lt;Text&gt;盾&lt;/Text&gt;&lt;/Row&gt;">
            <text:p>&lt;Row Tag='LOC_TCS_ARMYNAME_SUFFIX_SHIELDS' Language='ja_JP'&gt;&lt;Text&gt;盾&lt;/Text&gt;&lt;/Row&gt;</text:p>
          </table:table-cell>
          <table:table-cell office:value-type="string">
            <text:p>방패</text:p>
          </table:table-cell>
          <table:table-cell table:formula="of:=CONCATENATE(&quot;&lt;Row Tag='&quot;;[.A177];&quot;' Language='ko_KR'&gt;&lt;Text&gt;&quot;;[.K177];&quot;&lt;/Text&gt;&lt;/Row&gt;&quot;)" office:value-type="string" office:string-value="&lt;Row Tag='LOC_TCS_ARMYNAME_SUFFIX_SHIELDS' Language='ko_KR'&gt;&lt;Text&gt;방패&lt;/Text&gt;&lt;/Row&gt;">
            <text:p>&lt;Row Tag='LOC_TCS_ARMYNAME_SUFFIX_SHIELDS' Language='ko_KR'&gt;&lt;Text&gt;방패&lt;/Text&gt;&lt;/Row&gt;</text:p>
          </table:table-cell>
          <table:table-cell office:value-type="string">
            <text:p>Tarcze</text:p>
          </table:table-cell>
          <table:table-cell table:formula="of:=CONCATENATE(&quot;&lt;Row Tag='&quot;;[.A177];&quot;' Language='pl_PL'&gt;&lt;Text&gt;&quot;;[.M177];&quot;&lt;/Text&gt;&lt;/Row&gt;&quot;)" office:value-type="string" office:string-value="&lt;Row Tag='LOC_TCS_ARMYNAME_SUFFIX_SHIELDS' Language='pl_PL'&gt;&lt;Text&gt;Tarcze&lt;/Text&gt;&lt;/Row&gt;">
            <text:p>&lt;Row Tag='LOC_TCS_ARMYNAME_SUFFIX_SHIELDS' Language='pl_PL'&gt;&lt;Text&gt;Tarcze&lt;/Text&gt;&lt;/Row&gt;</text:p>
          </table:table-cell>
          <table:table-cell office:value-type="string">
            <text:p>Escudos</text:p>
          </table:table-cell>
          <table:table-cell table:formula="of:=CONCATENATE(&quot;&lt;Row Tag='&quot;;[.A177];&quot;' Language='pt_BR'&gt;&lt;Text&gt;&quot;;[.O177];&quot;&lt;/Text&gt;&lt;/Row&gt;&quot;)" office:value-type="string" office:string-value="&lt;Row Tag='LOC_TCS_ARMYNAME_SUFFIX_SHIELDS' Language='pt_BR'&gt;&lt;Text&gt;Escudos&lt;/Text&gt;&lt;/Row&gt;">
            <text:p>&lt;Row Tag='LOC_TCS_ARMYNAME_SUFFIX_SHIELDS' Language='pt_BR'&gt;&lt;Text&gt;Escudos&lt;/Text&gt;&lt;/Row&gt;</text:p>
          </table:table-cell>
          <table:table-cell office:value-type="string">
            <text:p>Щиты</text:p>
          </table:table-cell>
          <table:table-cell table:formula="of:=CONCATENATE(&quot;&lt;Row Tag='&quot;;[.A177];&quot;' Language='ru_RU'&gt;&lt;Text&gt;&quot;;[.Q177];&quot;&lt;/Text&gt;&lt;/Row&gt;&quot;)" office:value-type="string" office:string-value="&lt;Row Tag='LOC_TCS_ARMYNAME_SUFFIX_SHIELDS' Language='ru_RU'&gt;&lt;Text&gt;Щиты&lt;/Text&gt;&lt;/Row&gt;">
            <text:p>&lt;Row Tag='LOC_TCS_ARMYNAME_SUFFIX_SHIELDS' Language='ru_RU'&gt;&lt;Text&gt;Щиты&lt;/Text&gt;&lt;/Row&gt;</text:p>
          </table:table-cell>
          <table:table-cell office:value-type="string">
            <text:p>盾牌</text:p>
          </table:table-cell>
          <table:table-cell table:formula="of:=CONCATENATE(&quot;&lt;Row Tag='&quot;;[.A177];&quot;' Language='zh_Hans_CN'&gt;&lt;Text&gt;&quot;;[.S177];&quot;&lt;/Text&gt;&lt;/Row&gt;&quot;)" office:value-type="string" office:string-value="&lt;Row Tag='LOC_TCS_ARMYNAME_SUFFIX_SHIELDS' Language='zh_Hans_CN'&gt;&lt;Text&gt;盾牌&lt;/Text&gt;&lt;/Row&gt;">
            <text:p>&lt;Row Tag='LOC_TCS_ARMYNAME_SUFFIX_SHIELDS' Language='zh_Hans_CN'&gt;&lt;Text&gt;盾牌&lt;/Text&gt;&lt;/Row&gt;</text:p>
          </table:table-cell>
        </table:table-row>
        <table:table-row table:style-name="ro3">
          <table:table-cell office:value-type="string">
            <text:p>LOC_TCS_ARMYNAME_SUFFIX_SHIRTS</text:p>
          </table:table-cell>
          <table:table-cell office:value-type="string">
            <text:p>Shirts</text:p>
          </table:table-cell>
          <table:table-cell office:value-type="string">
            <text:p>Hemden</text:p>
          </table:table-cell>
          <table:table-cell table:formula="of:=CONCATENATE(&quot;&lt;Row Tag='&quot;;[.A178];&quot;' Language='de_DE'&gt;&lt;Text&gt;&quot;;[.C178];&quot;&lt;/Text&gt;&lt;/Row&gt;&quot;)" office:value-type="string" office:string-value="&lt;Row Tag='LOC_TCS_ARMYNAME_SUFFIX_SHIRTS' Language='de_DE'&gt;&lt;Text&gt;Hemden&lt;/Text&gt;&lt;/Row&gt;">
            <text:p>&lt;Row Tag='LOC_TCS_ARMYNAME_SUFFIX_SHIRTS' Language='de_DE'&gt;&lt;Text&gt;Hemden&lt;/Text&gt;&lt;/Row&gt;</text:p>
          </table:table-cell>
          <table:table-cell office:value-type="string">
            <text:p>Camisas</text:p>
          </table:table-cell>
          <table:table-cell table:formula="of:=CONCATENATE(&quot;&lt;Row Tag='&quot;;[.A178];&quot;' Language='es_ES'&gt;&lt;Text&gt;&quot;;[.E178];&quot;&lt;/Text&gt;&lt;/Row&gt;&quot;)" office:value-type="string" office:string-value="&lt;Row Tag='LOC_TCS_ARMYNAME_SUFFIX_SHIRTS' Language='es_ES'&gt;&lt;Text&gt;Camisas&lt;/Text&gt;&lt;/Row&gt;">
            <text:p>&lt;Row Tag='LOC_TCS_ARMYNAME_SUFFIX_SHIRTS' Language='es_ES'&gt;&lt;Text&gt;Camisas&lt;/Text&gt;&lt;/Row&gt;</text:p>
          </table:table-cell>
          <table:table-cell office:value-type="string">
            <text:p>Camicie</text:p>
          </table:table-cell>
          <table:table-cell table:formula="of:=CONCATENATE(&quot;&lt;Row Tag='&quot;;[.A178];&quot;' Language='it_IT'&gt;&lt;Text&gt;&quot;;[.G178];&quot;&lt;/Text&gt;&lt;/Row&gt;&quot;)" office:value-type="string" office:string-value="&lt;Row Tag='LOC_TCS_ARMYNAME_SUFFIX_SHIRTS' Language='it_IT'&gt;&lt;Text&gt;Camicie&lt;/Text&gt;&lt;/Row&gt;">
            <text:p>&lt;Row Tag='LOC_TCS_ARMYNAME_SUFFIX_SHIRTS' Language='it_IT'&gt;&lt;Text&gt;Camicie&lt;/Text&gt;&lt;/Row&gt;</text:p>
          </table:table-cell>
          <table:table-cell office:value-type="string">
            <text:p>シャツ</text:p>
          </table:table-cell>
          <table:table-cell table:formula="of:=CONCATENATE(&quot;&lt;Row Tag='&quot;;[.A178];&quot;' Language='ja_JP'&gt;&lt;Text&gt;&quot;;[.I178];&quot;&lt;/Text&gt;&lt;/Row&gt;&quot;)" office:value-type="string" office:string-value="&lt;Row Tag='LOC_TCS_ARMYNAME_SUFFIX_SHIRTS' Language='ja_JP'&gt;&lt;Text&gt;シャツ&lt;/Text&gt;&lt;/Row&gt;">
            <text:p>&lt;Row Tag='LOC_TCS_ARMYNAME_SUFFIX_SHIRTS' Language='ja_JP'&gt;&lt;Text&gt;シャツ&lt;/Text&gt;&lt;/Row&gt;</text:p>
          </table:table-cell>
          <table:table-cell office:value-type="string">
            <text:p>셔츠</text:p>
          </table:table-cell>
          <table:table-cell table:formula="of:=CONCATENATE(&quot;&lt;Row Tag='&quot;;[.A178];&quot;' Language='ko_KR'&gt;&lt;Text&gt;&quot;;[.K178];&quot;&lt;/Text&gt;&lt;/Row&gt;&quot;)" office:value-type="string" office:string-value="&lt;Row Tag='LOC_TCS_ARMYNAME_SUFFIX_SHIRTS' Language='ko_KR'&gt;&lt;Text&gt;셔츠&lt;/Text&gt;&lt;/Row&gt;">
            <text:p>&lt;Row Tag='LOC_TCS_ARMYNAME_SUFFIX_SHIRTS' Language='ko_KR'&gt;&lt;Text&gt;셔츠&lt;/Text&gt;&lt;/Row&gt;</text:p>
          </table:table-cell>
          <table:table-cell office:value-type="string">
            <text:p>Koszule</text:p>
          </table:table-cell>
          <table:table-cell table:formula="of:=CONCATENATE(&quot;&lt;Row Tag='&quot;;[.A178];&quot;' Language='pl_PL'&gt;&lt;Text&gt;&quot;;[.M178];&quot;&lt;/Text&gt;&lt;/Row&gt;&quot;)" office:value-type="string" office:string-value="&lt;Row Tag='LOC_TCS_ARMYNAME_SUFFIX_SHIRTS' Language='pl_PL'&gt;&lt;Text&gt;Koszule&lt;/Text&gt;&lt;/Row&gt;">
            <text:p>&lt;Row Tag='LOC_TCS_ARMYNAME_SUFFIX_SHIRTS' Language='pl_PL'&gt;&lt;Text&gt;Koszule&lt;/Text&gt;&lt;/Row&gt;</text:p>
          </table:table-cell>
          <table:table-cell office:value-type="string">
            <text:p>Camisas</text:p>
          </table:table-cell>
          <table:table-cell table:formula="of:=CONCATENATE(&quot;&lt;Row Tag='&quot;;[.A178];&quot;' Language='pt_BR'&gt;&lt;Text&gt;&quot;;[.O178];&quot;&lt;/Text&gt;&lt;/Row&gt;&quot;)" office:value-type="string" office:string-value="&lt;Row Tag='LOC_TCS_ARMYNAME_SUFFIX_SHIRTS' Language='pt_BR'&gt;&lt;Text&gt;Camisas&lt;/Text&gt;&lt;/Row&gt;">
            <text:p>&lt;Row Tag='LOC_TCS_ARMYNAME_SUFFIX_SHIRTS' Language='pt_BR'&gt;&lt;Text&gt;Camisas&lt;/Text&gt;&lt;/Row&gt;</text:p>
          </table:table-cell>
          <table:table-cell office:value-type="string">
            <text:p>Рубашки</text:p>
          </table:table-cell>
          <table:table-cell table:formula="of:=CONCATENATE(&quot;&lt;Row Tag='&quot;;[.A178];&quot;' Language='ru_RU'&gt;&lt;Text&gt;&quot;;[.Q178];&quot;&lt;/Text&gt;&lt;/Row&gt;&quot;)" office:value-type="string" office:string-value="&lt;Row Tag='LOC_TCS_ARMYNAME_SUFFIX_SHIRTS' Language='ru_RU'&gt;&lt;Text&gt;Рубашки&lt;/Text&gt;&lt;/Row&gt;">
            <text:p>&lt;Row Tag='LOC_TCS_ARMYNAME_SUFFIX_SHIRTS' Language='ru_RU'&gt;&lt;Text&gt;Рубашки&lt;/Text&gt;&lt;/Row&gt;</text:p>
          </table:table-cell>
          <table:table-cell office:value-type="string">
            <text:p>衬衫</text:p>
          </table:table-cell>
          <table:table-cell table:formula="of:=CONCATENATE(&quot;&lt;Row Tag='&quot;;[.A178];&quot;' Language='zh_Hans_CN'&gt;&lt;Text&gt;&quot;;[.S178];&quot;&lt;/Text&gt;&lt;/Row&gt;&quot;)" office:value-type="string" office:string-value="&lt;Row Tag='LOC_TCS_ARMYNAME_SUFFIX_SHIRTS' Language='zh_Hans_CN'&gt;&lt;Text&gt;衬衫&lt;/Text&gt;&lt;/Row&gt;">
            <text:p>&lt;Row Tag='LOC_TCS_ARMYNAME_SUFFIX_SHIRTS' Language='zh_Hans_CN'&gt;&lt;Text&gt;衬衫&lt;/Text&gt;&lt;/Row&gt;</text:p>
          </table:table-cell>
        </table:table-row>
        <table:table-row table:style-name="ro3">
          <table:table-cell office:value-type="string">
            <text:p>LOC_TCS_ARMYNAME_SUFFIX_SONS</text:p>
          </table:table-cell>
          <table:table-cell office:value-type="string">
            <text:p>Sons</text:p>
          </table:table-cell>
          <table:table-cell office:value-type="string">
            <text:p>Söhne</text:p>
          </table:table-cell>
          <table:table-cell table:formula="of:=CONCATENATE(&quot;&lt;Row Tag='&quot;;[.A179];&quot;' Language='de_DE'&gt;&lt;Text&gt;&quot;;[.C179];&quot;&lt;/Text&gt;&lt;/Row&gt;&quot;)" office:value-type="string" office:string-value="&lt;Row Tag='LOC_TCS_ARMYNAME_SUFFIX_SONS' Language='de_DE'&gt;&lt;Text&gt;Söhne&lt;/Text&gt;&lt;/Row&gt;">
            <text:p>&lt;Row Tag='LOC_TCS_ARMYNAME_SUFFIX_SONS' Language='de_DE'&gt;&lt;Text&gt;Söhne&lt;/Text&gt;&lt;/Row&gt;</text:p>
          </table:table-cell>
          <table:table-cell office:value-type="string">
            <text:p>Hijos</text:p>
          </table:table-cell>
          <table:table-cell table:formula="of:=CONCATENATE(&quot;&lt;Row Tag='&quot;;[.A179];&quot;' Language='es_ES'&gt;&lt;Text&gt;&quot;;[.E179];&quot;&lt;/Text&gt;&lt;/Row&gt;&quot;)" office:value-type="string" office:string-value="&lt;Row Tag='LOC_TCS_ARMYNAME_SUFFIX_SONS' Language='es_ES'&gt;&lt;Text&gt;Hijos&lt;/Text&gt;&lt;/Row&gt;">
            <text:p>&lt;Row Tag='LOC_TCS_ARMYNAME_SUFFIX_SONS' Language='es_ES'&gt;&lt;Text&gt;Hijos&lt;/Text&gt;&lt;/Row&gt;</text:p>
          </table:table-cell>
          <table:table-cell office:value-type="string">
            <text:p>Figli</text:p>
          </table:table-cell>
          <table:table-cell table:formula="of:=CONCATENATE(&quot;&lt;Row Tag='&quot;;[.A179];&quot;' Language='it_IT'&gt;&lt;Text&gt;&quot;;[.G179];&quot;&lt;/Text&gt;&lt;/Row&gt;&quot;)" office:value-type="string" office:string-value="&lt;Row Tag='LOC_TCS_ARMYNAME_SUFFIX_SONS' Language='it_IT'&gt;&lt;Text&gt;Figli&lt;/Text&gt;&lt;/Row&gt;">
            <text:p>&lt;Row Tag='LOC_TCS_ARMYNAME_SUFFIX_SONS' Language='it_IT'&gt;&lt;Text&gt;Figli&lt;/Text&gt;&lt;/Row&gt;</text:p>
          </table:table-cell>
          <table:table-cell office:value-type="string">
            <text:p>息子たち</text:p>
          </table:table-cell>
          <table:table-cell table:formula="of:=CONCATENATE(&quot;&lt;Row Tag='&quot;;[.A179];&quot;' Language='ja_JP'&gt;&lt;Text&gt;&quot;;[.I179];&quot;&lt;/Text&gt;&lt;/Row&gt;&quot;)" office:value-type="string" office:string-value="&lt;Row Tag='LOC_TCS_ARMYNAME_SUFFIX_SONS' Language='ja_JP'&gt;&lt;Text&gt;息子たち&lt;/Text&gt;&lt;/Row&gt;">
            <text:p>&lt;Row Tag='LOC_TCS_ARMYNAME_SUFFIX_SONS' Language='ja_JP'&gt;&lt;Text&gt;息子たち&lt;/Text&gt;&lt;/Row&gt;</text:p>
          </table:table-cell>
          <table:table-cell office:value-type="string">
            <text:p>아들들</text:p>
          </table:table-cell>
          <table:table-cell table:formula="of:=CONCATENATE(&quot;&lt;Row Tag='&quot;;[.A179];&quot;' Language='ko_KR'&gt;&lt;Text&gt;&quot;;[.K179];&quot;&lt;/Text&gt;&lt;/Row&gt;&quot;)" office:value-type="string" office:string-value="&lt;Row Tag='LOC_TCS_ARMYNAME_SUFFIX_SONS' Language='ko_KR'&gt;&lt;Text&gt;아들들&lt;/Text&gt;&lt;/Row&gt;">
            <text:p>&lt;Row Tag='LOC_TCS_ARMYNAME_SUFFIX_SONS' Language='ko_KR'&gt;&lt;Text&gt;아들들&lt;/Text&gt;&lt;/Row&gt;</text:p>
          </table:table-cell>
          <table:table-cell office:value-type="string">
            <text:p>Synowie</text:p>
          </table:table-cell>
          <table:table-cell table:formula="of:=CONCATENATE(&quot;&lt;Row Tag='&quot;;[.A179];&quot;' Language='pl_PL'&gt;&lt;Text&gt;&quot;;[.M179];&quot;&lt;/Text&gt;&lt;/Row&gt;&quot;)" office:value-type="string" office:string-value="&lt;Row Tag='LOC_TCS_ARMYNAME_SUFFIX_SONS' Language='pl_PL'&gt;&lt;Text&gt;Synowie&lt;/Text&gt;&lt;/Row&gt;">
            <text:p>&lt;Row Tag='LOC_TCS_ARMYNAME_SUFFIX_SONS' Language='pl_PL'&gt;&lt;Text&gt;Synowie&lt;/Text&gt;&lt;/Row&gt;</text:p>
          </table:table-cell>
          <table:table-cell office:value-type="string">
            <text:p>Filhos</text:p>
          </table:table-cell>
          <table:table-cell table:formula="of:=CONCATENATE(&quot;&lt;Row Tag='&quot;;[.A179];&quot;' Language='pt_BR'&gt;&lt;Text&gt;&quot;;[.O179];&quot;&lt;/Text&gt;&lt;/Row&gt;&quot;)" office:value-type="string" office:string-value="&lt;Row Tag='LOC_TCS_ARMYNAME_SUFFIX_SONS' Language='pt_BR'&gt;&lt;Text&gt;Filhos&lt;/Text&gt;&lt;/Row&gt;">
            <text:p>&lt;Row Tag='LOC_TCS_ARMYNAME_SUFFIX_SONS' Language='pt_BR'&gt;&lt;Text&gt;Filhos&lt;/Text&gt;&lt;/Row&gt;</text:p>
          </table:table-cell>
          <table:table-cell office:value-type="string">
            <text:p>Сыновья</text:p>
          </table:table-cell>
          <table:table-cell table:formula="of:=CONCATENATE(&quot;&lt;Row Tag='&quot;;[.A179];&quot;' Language='ru_RU'&gt;&lt;Text&gt;&quot;;[.Q179];&quot;&lt;/Text&gt;&lt;/Row&gt;&quot;)" office:value-type="string" office:string-value="&lt;Row Tag='LOC_TCS_ARMYNAME_SUFFIX_SONS' Language='ru_RU'&gt;&lt;Text&gt;Сыновья&lt;/Text&gt;&lt;/Row&gt;">
            <text:p>&lt;Row Tag='LOC_TCS_ARMYNAME_SUFFIX_SONS' Language='ru_RU'&gt;&lt;Text&gt;Сыновья&lt;/Text&gt;&lt;/Row&gt;</text:p>
          </table:table-cell>
          <table:table-cell office:value-type="string">
            <text:p>儿子</text:p>
          </table:table-cell>
          <table:table-cell table:formula="of:=CONCATENATE(&quot;&lt;Row Tag='&quot;;[.A179];&quot;' Language='zh_Hans_CN'&gt;&lt;Text&gt;&quot;;[.S179];&quot;&lt;/Text&gt;&lt;/Row&gt;&quot;)" office:value-type="string" office:string-value="&lt;Row Tag='LOC_TCS_ARMYNAME_SUFFIX_SONS' Language='zh_Hans_CN'&gt;&lt;Text&gt;儿子&lt;/Text&gt;&lt;/Row&gt;">
            <text:p>&lt;Row Tag='LOC_TCS_ARMYNAME_SUFFIX_SONS' Language='zh_Hans_CN'&gt;&lt;Text&gt;儿子&lt;/Text&gt;&lt;/Row&gt;</text:p>
          </table:table-cell>
        </table:table-row>
        <table:table-row table:style-name="ro3">
          <table:table-cell office:value-type="string">
            <text:p>LOC_TCS_ARMYNAME_SUFFIX_TIGERS</text:p>
          </table:table-cell>
          <table:table-cell office:value-type="string">
            <text:p>Tigers</text:p>
          </table:table-cell>
          <table:table-cell office:value-type="string">
            <text:p>Tiger</text:p>
          </table:table-cell>
          <table:table-cell table:formula="of:=CONCATENATE(&quot;&lt;Row Tag='&quot;;[.A180];&quot;' Language='de_DE'&gt;&lt;Text&gt;&quot;;[.C180];&quot;&lt;/Text&gt;&lt;/Row&gt;&quot;)" office:value-type="string" office:string-value="&lt;Row Tag='LOC_TCS_ARMYNAME_SUFFIX_TIGERS' Language='de_DE'&gt;&lt;Text&gt;Tiger&lt;/Text&gt;&lt;/Row&gt;">
            <text:p>&lt;Row Tag='LOC_TCS_ARMYNAME_SUFFIX_TIGERS' Language='de_DE'&gt;&lt;Text&gt;Tiger&lt;/Text&gt;&lt;/Row&gt;</text:p>
          </table:table-cell>
          <table:table-cell office:value-type="string">
            <text:p>Tigres</text:p>
          </table:table-cell>
          <table:table-cell table:formula="of:=CONCATENATE(&quot;&lt;Row Tag='&quot;;[.A180];&quot;' Language='es_ES'&gt;&lt;Text&gt;&quot;;[.E180];&quot;&lt;/Text&gt;&lt;/Row&gt;&quot;)" office:value-type="string" office:string-value="&lt;Row Tag='LOC_TCS_ARMYNAME_SUFFIX_TIGERS' Language='es_ES'&gt;&lt;Text&gt;Tigres&lt;/Text&gt;&lt;/Row&gt;">
            <text:p>&lt;Row Tag='LOC_TCS_ARMYNAME_SUFFIX_TIGERS' Language='es_ES'&gt;&lt;Text&gt;Tigres&lt;/Text&gt;&lt;/Row&gt;</text:p>
          </table:table-cell>
          <table:table-cell office:value-type="string">
            <text:p>Tigri</text:p>
          </table:table-cell>
          <table:table-cell table:formula="of:=CONCATENATE(&quot;&lt;Row Tag='&quot;;[.A180];&quot;' Language='it_IT'&gt;&lt;Text&gt;&quot;;[.G180];&quot;&lt;/Text&gt;&lt;/Row&gt;&quot;)" office:value-type="string" office:string-value="&lt;Row Tag='LOC_TCS_ARMYNAME_SUFFIX_TIGERS' Language='it_IT'&gt;&lt;Text&gt;Tigri&lt;/Text&gt;&lt;/Row&gt;">
            <text:p>&lt;Row Tag='LOC_TCS_ARMYNAME_SUFFIX_TIGERS' Language='it_IT'&gt;&lt;Text&gt;Tigri&lt;/Text&gt;&lt;/Row&gt;</text:p>
          </table:table-cell>
          <table:table-cell office:value-type="string">
            <text:p>虎たち</text:p>
          </table:table-cell>
          <table:table-cell table:formula="of:=CONCATENATE(&quot;&lt;Row Tag='&quot;;[.A180];&quot;' Language='ja_JP'&gt;&lt;Text&gt;&quot;;[.I180];&quot;&lt;/Text&gt;&lt;/Row&gt;&quot;)" office:value-type="string" office:string-value="&lt;Row Tag='LOC_TCS_ARMYNAME_SUFFIX_TIGERS' Language='ja_JP'&gt;&lt;Text&gt;虎たち&lt;/Text&gt;&lt;/Row&gt;">
            <text:p>&lt;Row Tag='LOC_TCS_ARMYNAME_SUFFIX_TIGERS' Language='ja_JP'&gt;&lt;Text&gt;虎たち&lt;/Text&gt;&lt;/Row&gt;</text:p>
          </table:table-cell>
          <table:table-cell office:value-type="string">
            <text:p>호랑이들</text:p>
          </table:table-cell>
          <table:table-cell table:formula="of:=CONCATENATE(&quot;&lt;Row Tag='&quot;;[.A180];&quot;' Language='ko_KR'&gt;&lt;Text&gt;&quot;;[.K180];&quot;&lt;/Text&gt;&lt;/Row&gt;&quot;)" office:value-type="string" office:string-value="&lt;Row Tag='LOC_TCS_ARMYNAME_SUFFIX_TIGERS' Language='ko_KR'&gt;&lt;Text&gt;호랑이들&lt;/Text&gt;&lt;/Row&gt;">
            <text:p>&lt;Row Tag='LOC_TCS_ARMYNAME_SUFFIX_TIGERS' Language='ko_KR'&gt;&lt;Text&gt;호랑이들&lt;/Text&gt;&lt;/Row&gt;</text:p>
          </table:table-cell>
          <table:table-cell office:value-type="string">
            <text:p>Tygrysy</text:p>
          </table:table-cell>
          <table:table-cell table:formula="of:=CONCATENATE(&quot;&lt;Row Tag='&quot;;[.A180];&quot;' Language='pl_PL'&gt;&lt;Text&gt;&quot;;[.M180];&quot;&lt;/Text&gt;&lt;/Row&gt;&quot;)" office:value-type="string" office:string-value="&lt;Row Tag='LOC_TCS_ARMYNAME_SUFFIX_TIGERS' Language='pl_PL'&gt;&lt;Text&gt;Tygrysy&lt;/Text&gt;&lt;/Row&gt;">
            <text:p>&lt;Row Tag='LOC_TCS_ARMYNAME_SUFFIX_TIGERS' Language='pl_PL'&gt;&lt;Text&gt;Tygrysy&lt;/Text&gt;&lt;/Row&gt;</text:p>
          </table:table-cell>
          <table:table-cell office:value-type="string">
            <text:p>Tigres</text:p>
          </table:table-cell>
          <table:table-cell table:formula="of:=CONCATENATE(&quot;&lt;Row Tag='&quot;;[.A180];&quot;' Language='pt_BR'&gt;&lt;Text&gt;&quot;;[.O180];&quot;&lt;/Text&gt;&lt;/Row&gt;&quot;)" office:value-type="string" office:string-value="&lt;Row Tag='LOC_TCS_ARMYNAME_SUFFIX_TIGERS' Language='pt_BR'&gt;&lt;Text&gt;Tigres&lt;/Text&gt;&lt;/Row&gt;">
            <text:p>&lt;Row Tag='LOC_TCS_ARMYNAME_SUFFIX_TIGERS' Language='pt_BR'&gt;&lt;Text&gt;Tigres&lt;/Text&gt;&lt;/Row&gt;</text:p>
          </table:table-cell>
          <table:table-cell office:value-type="string">
            <text:p>Тигры</text:p>
          </table:table-cell>
          <table:table-cell table:formula="of:=CONCATENATE(&quot;&lt;Row Tag='&quot;;[.A180];&quot;' Language='ru_RU'&gt;&lt;Text&gt;&quot;;[.Q180];&quot;&lt;/Text&gt;&lt;/Row&gt;&quot;)" office:value-type="string" office:string-value="&lt;Row Tag='LOC_TCS_ARMYNAME_SUFFIX_TIGERS' Language='ru_RU'&gt;&lt;Text&gt;Тигры&lt;/Text&gt;&lt;/Row&gt;">
            <text:p>&lt;Row Tag='LOC_TCS_ARMYNAME_SUFFIX_TIGERS' Language='ru_RU'&gt;&lt;Text&gt;Тигры&lt;/Text&gt;&lt;/Row&gt;</text:p>
          </table:table-cell>
          <table:table-cell office:value-type="string">
            <text:p>老虎</text:p>
          </table:table-cell>
          <table:table-cell table:formula="of:=CONCATENATE(&quot;&lt;Row Tag='&quot;;[.A180];&quot;' Language='zh_Hans_CN'&gt;&lt;Text&gt;&quot;;[.S180];&quot;&lt;/Text&gt;&lt;/Row&gt;&quot;)" office:value-type="string" office:string-value="&lt;Row Tag='LOC_TCS_ARMYNAME_SUFFIX_TIGERS' Language='zh_Hans_CN'&gt;&lt;Text&gt;老虎&lt;/Text&gt;&lt;/Row&gt;">
            <text:p>&lt;Row Tag='LOC_TCS_ARMYNAME_SUFFIX_TIGERS' Language='zh_Hans_CN'&gt;&lt;Text&gt;老虎&lt;/Text&gt;&lt;/Row&gt;</text:p>
          </table:table-cell>
        </table:table-row>
        <table:table-row table:style-name="ro3">
          <table:table-cell office:value-type="string">
            <text:p>LOC_TCS_ARMYNAME_SUFFIX_TIMBERWOLVES</text:p>
          </table:table-cell>
          <table:table-cell office:value-type="string">
            <text:p>Timberwolves</text:p>
          </table:table-cell>
          <table:table-cell office:value-type="string">
            <text:p>Timberwölfe</text:p>
          </table:table-cell>
          <table:table-cell table:formula="of:=CONCATENATE(&quot;&lt;Row Tag='&quot;;[.A181];&quot;' Language='de_DE'&gt;&lt;Text&gt;&quot;;[.C181];&quot;&lt;/Text&gt;&lt;/Row&gt;&quot;)" office:value-type="string" office:string-value="&lt;Row Tag='LOC_TCS_ARMYNAME_SUFFIX_TIMBERWOLVES' Language='de_DE'&gt;&lt;Text&gt;Timberwölfe&lt;/Text&gt;&lt;/Row&gt;">
            <text:p>&lt;Row Tag='LOC_TCS_ARMYNAME_SUFFIX_TIMBERWOLVES' Language='de_DE'&gt;&lt;Text&gt;Timberwölfe&lt;/Text&gt;&lt;/Row&gt;</text:p>
          </table:table-cell>
          <table:table-cell office:value-type="string">
            <text:p>Lobos Timber</text:p>
          </table:table-cell>
          <table:table-cell table:formula="of:=CONCATENATE(&quot;&lt;Row Tag='&quot;;[.A181];&quot;' Language='es_ES'&gt;&lt;Text&gt;&quot;;[.E181];&quot;&lt;/Text&gt;&lt;/Row&gt;&quot;)" office:value-type="string" office:string-value="&lt;Row Tag='LOC_TCS_ARMYNAME_SUFFIX_TIMBERWOLVES' Language='es_ES'&gt;&lt;Text&gt;Lobos Timber&lt;/Text&gt;&lt;/Row&gt;">
            <text:p>&lt;Row Tag='LOC_TCS_ARMYNAME_SUFFIX_TIMBERWOLVES' Language='es_ES'&gt;&lt;Text&gt;Lobos Timber&lt;/Text&gt;&lt;/Row&gt;</text:p>
          </table:table-cell>
          <table:table-cell office:value-type="string">
            <text:p>Lupi della foresta</text:p>
          </table:table-cell>
          <table:table-cell table:formula="of:=CONCATENATE(&quot;&lt;Row Tag='&quot;;[.A181];&quot;' Language='it_IT'&gt;&lt;Text&gt;&quot;;[.G181];&quot;&lt;/Text&gt;&lt;/Row&gt;&quot;)" office:value-type="string" office:string-value="&lt;Row Tag='LOC_TCS_ARMYNAME_SUFFIX_TIMBERWOLVES' Language='it_IT'&gt;&lt;Text&gt;Lupi della foresta&lt;/Text&gt;&lt;/Row&gt;">
            <text:p>&lt;Row Tag='LOC_TCS_ARMYNAME_SUFFIX_TIMBERWOLVES' Language='it_IT'&gt;&lt;Text&gt;Lupi della foresta&lt;/Text&gt;&lt;/Row&gt;</text:p>
          </table:table-cell>
          <table:table-cell office:value-type="string">
            <text:p>ティンバーウルフたち</text:p>
          </table:table-cell>
          <table:table-cell table:formula="of:=CONCATENATE(&quot;&lt;Row Tag='&quot;;[.A181];&quot;' Language='ja_JP'&gt;&lt;Text&gt;&quot;;[.I181];&quot;&lt;/Text&gt;&lt;/Row&gt;&quot;)" office:value-type="string" office:string-value="&lt;Row Tag='LOC_TCS_ARMYNAME_SUFFIX_TIMBERWOLVES' Language='ja_JP'&gt;&lt;Text&gt;ティンバーウルフたち&lt;/Text&gt;&lt;/Row&gt;">
            <text:p>&lt;Row Tag='LOC_TCS_ARMYNAME_SUFFIX_TIMBERWOLVES' Language='ja_JP'&gt;&lt;Text&gt;ティンバーウルフたち&lt;/Text&gt;&lt;/Row&gt;</text:p>
          </table:table-cell>
          <table:table-cell office:value-type="string">
            <text:p>팀버울프들</text:p>
          </table:table-cell>
          <table:table-cell table:formula="of:=CONCATENATE(&quot;&lt;Row Tag='&quot;;[.A181];&quot;' Language='ko_KR'&gt;&lt;Text&gt;&quot;;[.K181];&quot;&lt;/Text&gt;&lt;/Row&gt;&quot;)" office:value-type="string" office:string-value="&lt;Row Tag='LOC_TCS_ARMYNAME_SUFFIX_TIMBERWOLVES' Language='ko_KR'&gt;&lt;Text&gt;팀버울프들&lt;/Text&gt;&lt;/Row&gt;">
            <text:p>&lt;Row Tag='LOC_TCS_ARMYNAME_SUFFIX_TIMBERWOLVES' Language='ko_KR'&gt;&lt;Text&gt;팀버울프들&lt;/Text&gt;&lt;/Row&gt;</text:p>
          </table:table-cell>
          <table:table-cell office:value-type="string">
            <text:p>Wilki leśne</text:p>
          </table:table-cell>
          <table:table-cell table:formula="of:=CONCATENATE(&quot;&lt;Row Tag='&quot;;[.A181];&quot;' Language='pl_PL'&gt;&lt;Text&gt;&quot;;[.M181];&quot;&lt;/Text&gt;&lt;/Row&gt;&quot;)" office:value-type="string" office:string-value="&lt;Row Tag='LOC_TCS_ARMYNAME_SUFFIX_TIMBERWOLVES' Language='pl_PL'&gt;&lt;Text&gt;Wilki leśne&lt;/Text&gt;&lt;/Row&gt;">
            <text:p>&lt;Row Tag='LOC_TCS_ARMYNAME_SUFFIX_TIMBERWOLVES' Language='pl_PL'&gt;&lt;Text&gt;Wilki leśne&lt;/Text&gt;&lt;/Row&gt;</text:p>
          </table:table-cell>
          <table:table-cell office:value-type="string">
            <text:p>Lobos-da-floresta</text:p>
          </table:table-cell>
          <table:table-cell table:formula="of:=CONCATENATE(&quot;&lt;Row Tag='&quot;;[.A181];&quot;' Language='pt_BR'&gt;&lt;Text&gt;&quot;;[.O181];&quot;&lt;/Text&gt;&lt;/Row&gt;&quot;)" office:value-type="string" office:string-value="&lt;Row Tag='LOC_TCS_ARMYNAME_SUFFIX_TIMBERWOLVES' Language='pt_BR'&gt;&lt;Text&gt;Lobos-da-floresta&lt;/Text&gt;&lt;/Row&gt;">
            <text:p>&lt;Row Tag='LOC_TCS_ARMYNAME_SUFFIX_TIMBERWOLVES' Language='pt_BR'&gt;&lt;Text&gt;Lobos-da-floresta&lt;/Text&gt;&lt;/Row&gt;</text:p>
          </table:table-cell>
          <table:table-cell office:value-type="string">
            <text:p>Лесные волки</text:p>
          </table:table-cell>
          <table:table-cell table:formula="of:=CONCATENATE(&quot;&lt;Row Tag='&quot;;[.A181];&quot;' Language='ru_RU'&gt;&lt;Text&gt;&quot;;[.Q181];&quot;&lt;/Text&gt;&lt;/Row&gt;&quot;)" office:value-type="string" office:string-value="&lt;Row Tag='LOC_TCS_ARMYNAME_SUFFIX_TIMBERWOLVES' Language='ru_RU'&gt;&lt;Text&gt;Лесные волки&lt;/Text&gt;&lt;/Row&gt;">
            <text:p>&lt;Row Tag='LOC_TCS_ARMYNAME_SUFFIX_TIMBERWOLVES' Language='ru_RU'&gt;&lt;Text&gt;Лесные волки&lt;/Text&gt;&lt;/Row&gt;</text:p>
          </table:table-cell>
          <table:table-cell office:value-type="string">
            <text:p>森林狼</text:p>
          </table:table-cell>
          <table:table-cell table:formula="of:=CONCATENATE(&quot;&lt;Row Tag='&quot;;[.A181];&quot;' Language='zh_Hans_CN'&gt;&lt;Text&gt;&quot;;[.S181];&quot;&lt;/Text&gt;&lt;/Row&gt;&quot;)" office:value-type="string" office:string-value="&lt;Row Tag='LOC_TCS_ARMYNAME_SUFFIX_TIMBERWOLVES' Language='zh_Hans_CN'&gt;&lt;Text&gt;森林狼&lt;/Text&gt;&lt;/Row&gt;">
            <text:p>&lt;Row Tag='LOC_TCS_ARMYNAME_SUFFIX_TIMBERWOLVES' Language='zh_Hans_CN'&gt;&lt;Text&gt;森林狼&lt;/Text&gt;&lt;/Row&gt;</text:p>
          </table:table-cell>
        </table:table-row>
        <table:table-row table:style-name="ro3">
          <table:table-cell office:value-type="string">
            <text:p>LOC_TCS_ARMYNAME_SUFFIX_TOUGHS</text:p>
          </table:table-cell>
          <table:table-cell office:value-type="string">
            <text:p>Toughs</text:p>
          </table:table-cell>
          <table:table-cell office:value-type="string">
            <text:p>Harte</text:p>
          </table:table-cell>
          <table:table-cell table:formula="of:=CONCATENATE(&quot;&lt;Row Tag='&quot;;[.A182];&quot;' Language='de_DE'&gt;&lt;Text&gt;&quot;;[.C182];&quot;&lt;/Text&gt;&lt;/Row&gt;&quot;)" office:value-type="string" office:string-value="&lt;Row Tag='LOC_TCS_ARMYNAME_SUFFIX_TOUGHS' Language='de_DE'&gt;&lt;Text&gt;Harte&lt;/Text&gt;&lt;/Row&gt;">
            <text:p>&lt;Row Tag='LOC_TCS_ARMYNAME_SUFFIX_TOUGHS' Language='de_DE'&gt;&lt;Text&gt;Harte&lt;/Text&gt;&lt;/Row&gt;</text:p>
          </table:table-cell>
          <table:table-cell office:value-type="string">
            <text:p>Tipos duros</text:p>
          </table:table-cell>
          <table:table-cell table:formula="of:=CONCATENATE(&quot;&lt;Row Tag='&quot;;[.A182];&quot;' Language='es_ES'&gt;&lt;Text&gt;&quot;;[.E182];&quot;&lt;/Text&gt;&lt;/Row&gt;&quot;)" office:value-type="string" office:string-value="&lt;Row Tag='LOC_TCS_ARMYNAME_SUFFIX_TOUGHS' Language='es_ES'&gt;&lt;Text&gt;Tipos duros&lt;/Text&gt;&lt;/Row&gt;">
            <text:p>&lt;Row Tag='LOC_TCS_ARMYNAME_SUFFIX_TOUGHS' Language='es_ES'&gt;&lt;Text&gt;Tipos duros&lt;/Text&gt;&lt;/Row&gt;</text:p>
          </table:table-cell>
          <table:table-cell office:value-type="string">
            <text:p>Duri</text:p>
          </table:table-cell>
          <table:table-cell table:formula="of:=CONCATENATE(&quot;&lt;Row Tag='&quot;;[.A182];&quot;' Language='it_IT'&gt;&lt;Text&gt;&quot;;[.G182];&quot;&lt;/Text&gt;&lt;/Row&gt;&quot;)" office:value-type="string" office:string-value="&lt;Row Tag='LOC_TCS_ARMYNAME_SUFFIX_TOUGHS' Language='it_IT'&gt;&lt;Text&gt;Duri&lt;/Text&gt;&lt;/Row&gt;">
            <text:p>&lt;Row Tag='LOC_TCS_ARMYNAME_SUFFIX_TOUGHS' Language='it_IT'&gt;&lt;Text&gt;Duri&lt;/Text&gt;&lt;/Row&gt;</text:p>
          </table:table-cell>
          <table:table-cell office:value-type="string">
            <text:p>タフな者たち</text:p>
          </table:table-cell>
          <table:table-cell table:formula="of:=CONCATENATE(&quot;&lt;Row Tag='&quot;;[.A182];&quot;' Language='ja_JP'&gt;&lt;Text&gt;&quot;;[.I182];&quot;&lt;/Text&gt;&lt;/Row&gt;&quot;)" office:value-type="string" office:string-value="&lt;Row Tag='LOC_TCS_ARMYNAME_SUFFIX_TOUGHS' Language='ja_JP'&gt;&lt;Text&gt;タフな者たち&lt;/Text&gt;&lt;/Row&gt;">
            <text:p>&lt;Row Tag='LOC_TCS_ARMYNAME_SUFFIX_TOUGHS' Language='ja_JP'&gt;&lt;Text&gt;タフな者たち&lt;/Text&gt;&lt;/Row&gt;</text:p>
          </table:table-cell>
          <table:table-cell office:value-type="string">
            <text:p>강한 사람들</text:p>
          </table:table-cell>
          <table:table-cell table:formula="of:=CONCATENATE(&quot;&lt;Row Tag='&quot;;[.A182];&quot;' Language='ko_KR'&gt;&lt;Text&gt;&quot;;[.K182];&quot;&lt;/Text&gt;&lt;/Row&gt;&quot;)" office:value-type="string" office:string-value="&lt;Row Tag='LOC_TCS_ARMYNAME_SUFFIX_TOUGHS' Language='ko_KR'&gt;&lt;Text&gt;강한 사람들&lt;/Text&gt;&lt;/Row&gt;">
            <text:p>&lt;Row Tag='LOC_TCS_ARMYNAME_SUFFIX_TOUGHS' Language='ko_KR'&gt;&lt;Text&gt;강한 사람들&lt;/Text&gt;&lt;/Row&gt;</text:p>
          </table:table-cell>
          <table:table-cell office:value-type="string">
            <text:p>Twardziele</text:p>
          </table:table-cell>
          <table:table-cell table:formula="of:=CONCATENATE(&quot;&lt;Row Tag='&quot;;[.A182];&quot;' Language='pl_PL'&gt;&lt;Text&gt;&quot;;[.M182];&quot;&lt;/Text&gt;&lt;/Row&gt;&quot;)" office:value-type="string" office:string-value="&lt;Row Tag='LOC_TCS_ARMYNAME_SUFFIX_TOUGHS' Language='pl_PL'&gt;&lt;Text&gt;Twardziele&lt;/Text&gt;&lt;/Row&gt;">
            <text:p>&lt;Row Tag='LOC_TCS_ARMYNAME_SUFFIX_TOUGHS' Language='pl_PL'&gt;&lt;Text&gt;Twardziele&lt;/Text&gt;&lt;/Row&gt;</text:p>
          </table:table-cell>
          <table:table-cell office:value-type="string">
            <text:p>Durões</text:p>
          </table:table-cell>
          <table:table-cell table:formula="of:=CONCATENATE(&quot;&lt;Row Tag='&quot;;[.A182];&quot;' Language='pt_BR'&gt;&lt;Text&gt;&quot;;[.O182];&quot;&lt;/Text&gt;&lt;/Row&gt;&quot;)" office:value-type="string" office:string-value="&lt;Row Tag='LOC_TCS_ARMYNAME_SUFFIX_TOUGHS' Language='pt_BR'&gt;&lt;Text&gt;Durões&lt;/Text&gt;&lt;/Row&gt;">
            <text:p>&lt;Row Tag='LOC_TCS_ARMYNAME_SUFFIX_TOUGHS' Language='pt_BR'&gt;&lt;Text&gt;Durões&lt;/Text&gt;&lt;/Row&gt;</text:p>
          </table:table-cell>
          <table:table-cell office:value-type="string">
            <text:p>Крутые парни</text:p>
          </table:table-cell>
          <table:table-cell table:formula="of:=CONCATENATE(&quot;&lt;Row Tag='&quot;;[.A182];&quot;' Language='ru_RU'&gt;&lt;Text&gt;&quot;;[.Q182];&quot;&lt;/Text&gt;&lt;/Row&gt;&quot;)" office:value-type="string" office:string-value="&lt;Row Tag='LOC_TCS_ARMYNAME_SUFFIX_TOUGHS' Language='ru_RU'&gt;&lt;Text&gt;Крутые парни&lt;/Text&gt;&lt;/Row&gt;">
            <text:p>&lt;Row Tag='LOC_TCS_ARMYNAME_SUFFIX_TOUGHS' Language='ru_RU'&gt;&lt;Text&gt;Крутые парни&lt;/Text&gt;&lt;/Row&gt;</text:p>
          </table:table-cell>
          <table:table-cell office:value-type="string">
            <text:p>硬汉</text:p>
          </table:table-cell>
          <table:table-cell table:formula="of:=CONCATENATE(&quot;&lt;Row Tag='&quot;;[.A182];&quot;' Language='zh_Hans_CN'&gt;&lt;Text&gt;&quot;;[.S182];&quot;&lt;/Text&gt;&lt;/Row&gt;&quot;)" office:value-type="string" office:string-value="&lt;Row Tag='LOC_TCS_ARMYNAME_SUFFIX_TOUGHS' Language='zh_Hans_CN'&gt;&lt;Text&gt;硬汉&lt;/Text&gt;&lt;/Row&gt;">
            <text:p>&lt;Row Tag='LOC_TCS_ARMYNAME_SUFFIX_TOUGHS' Language='zh_Hans_CN'&gt;&lt;Text&gt;硬汉&lt;/Text&gt;&lt;/Row&gt;</text:p>
          </table:table-cell>
        </table:table-row>
        <table:table-row table:style-name="ro3">
          <table:table-cell office:value-type="string">
            <text:p>LOC_TCS_ARMYNAME_SUFFIX_TROOP</text:p>
          </table:table-cell>
          <table:table-cell office:value-type="string">
            <text:p>Troop</text:p>
          </table:table-cell>
          <table:table-cell office:value-type="string">
            <text:p>Trupp</text:p>
          </table:table-cell>
          <table:table-cell table:formula="of:=CONCATENATE(&quot;&lt;Row Tag='&quot;;[.A183];&quot;' Language='de_DE'&gt;&lt;Text&gt;&quot;;[.C183];&quot;&lt;/Text&gt;&lt;/Row&gt;&quot;)" office:value-type="string" office:string-value="&lt;Row Tag='LOC_TCS_ARMYNAME_SUFFIX_TROOP' Language='de_DE'&gt;&lt;Text&gt;Trupp&lt;/Text&gt;&lt;/Row&gt;">
            <text:p>&lt;Row Tag='LOC_TCS_ARMYNAME_SUFFIX_TROOP' Language='de_DE'&gt;&lt;Text&gt;Trupp&lt;/Text&gt;&lt;/Row&gt;</text:p>
          </table:table-cell>
          <table:table-cell office:value-type="string">
            <text:p>Tropa</text:p>
          </table:table-cell>
          <table:table-cell table:formula="of:=CONCATENATE(&quot;&lt;Row Tag='&quot;;[.A183];&quot;' Language='es_ES'&gt;&lt;Text&gt;&quot;;[.E183];&quot;&lt;/Text&gt;&lt;/Row&gt;&quot;)" office:value-type="string" office:string-value="&lt;Row Tag='LOC_TCS_ARMYNAME_SUFFIX_TROOP' Language='es_ES'&gt;&lt;Text&gt;Tropa&lt;/Text&gt;&lt;/Row&gt;">
            <text:p>&lt;Row Tag='LOC_TCS_ARMYNAME_SUFFIX_TROOP' Language='es_ES'&gt;&lt;Text&gt;Tropa&lt;/Text&gt;&lt;/Row&gt;</text:p>
          </table:table-cell>
          <table:table-cell office:value-type="string">
            <text:p>Truppa</text:p>
          </table:table-cell>
          <table:table-cell table:formula="of:=CONCATENATE(&quot;&lt;Row Tag='&quot;;[.A183];&quot;' Language='it_IT'&gt;&lt;Text&gt;&quot;;[.G183];&quot;&lt;/Text&gt;&lt;/Row&gt;&quot;)" office:value-type="string" office:string-value="&lt;Row Tag='LOC_TCS_ARMYNAME_SUFFIX_TROOP' Language='it_IT'&gt;&lt;Text&gt;Truppa&lt;/Text&gt;&lt;/Row&gt;">
            <text:p>&lt;Row Tag='LOC_TCS_ARMYNAME_SUFFIX_TROOP' Language='it_IT'&gt;&lt;Text&gt;Truppa&lt;/Text&gt;&lt;/Row&gt;</text:p>
          </table:table-cell>
          <table:table-cell office:value-type="string">
            <text:p>部隊</text:p>
          </table:table-cell>
          <table:table-cell table:formula="of:=CONCATENATE(&quot;&lt;Row Tag='&quot;;[.A183];&quot;' Language='ja_JP'&gt;&lt;Text&gt;&quot;;[.I183];&quot;&lt;/Text&gt;&lt;/Row&gt;&quot;)" office:value-type="string" office:string-value="&lt;Row Tag='LOC_TCS_ARMYNAME_SUFFIX_TROOP' Language='ja_JP'&gt;&lt;Text&gt;部隊&lt;/Text&gt;&lt;/Row&gt;">
            <text:p>&lt;Row Tag='LOC_TCS_ARMYNAME_SUFFIX_TROOP' Language='ja_JP'&gt;&lt;Text&gt;部隊&lt;/Text&gt;&lt;/Row&gt;</text:p>
          </table:table-cell>
          <table:table-cell office:value-type="string">
            <text:p>부대</text:p>
          </table:table-cell>
          <table:table-cell table:formula="of:=CONCATENATE(&quot;&lt;Row Tag='&quot;;[.A183];&quot;' Language='ko_KR'&gt;&lt;Text&gt;&quot;;[.K183];&quot;&lt;/Text&gt;&lt;/Row&gt;&quot;)" office:value-type="string" office:string-value="&lt;Row Tag='LOC_TCS_ARMYNAME_SUFFIX_TROOP' Language='ko_KR'&gt;&lt;Text&gt;부대&lt;/Text&gt;&lt;/Row&gt;">
            <text:p>&lt;Row Tag='LOC_TCS_ARMYNAME_SUFFIX_TROOP' Language='ko_KR'&gt;&lt;Text&gt;부대&lt;/Text&gt;&lt;/Row&gt;</text:p>
          </table:table-cell>
          <table:table-cell office:value-type="string">
            <text:p>Oddział</text:p>
          </table:table-cell>
          <table:table-cell table:formula="of:=CONCATENATE(&quot;&lt;Row Tag='&quot;;[.A183];&quot;' Language='pl_PL'&gt;&lt;Text&gt;&quot;;[.M183];&quot;&lt;/Text&gt;&lt;/Row&gt;&quot;)" office:value-type="string" office:string-value="&lt;Row Tag='LOC_TCS_ARMYNAME_SUFFIX_TROOP' Language='pl_PL'&gt;&lt;Text&gt;Oddział&lt;/Text&gt;&lt;/Row&gt;">
            <text:p>&lt;Row Tag='LOC_TCS_ARMYNAME_SUFFIX_TROOP' Language='pl_PL'&gt;&lt;Text&gt;Oddział&lt;/Text&gt;&lt;/Row&gt;</text:p>
          </table:table-cell>
          <table:table-cell office:value-type="string">
            <text:p>Tropa</text:p>
          </table:table-cell>
          <table:table-cell table:formula="of:=CONCATENATE(&quot;&lt;Row Tag='&quot;;[.A183];&quot;' Language='pt_BR'&gt;&lt;Text&gt;&quot;;[.O183];&quot;&lt;/Text&gt;&lt;/Row&gt;&quot;)" office:value-type="string" office:string-value="&lt;Row Tag='LOC_TCS_ARMYNAME_SUFFIX_TROOP' Language='pt_BR'&gt;&lt;Text&gt;Tropa&lt;/Text&gt;&lt;/Row&gt;">
            <text:p>&lt;Row Tag='LOC_TCS_ARMYNAME_SUFFIX_TROOP' Language='pt_BR'&gt;&lt;Text&gt;Tropa&lt;/Text&gt;&lt;/Row&gt;</text:p>
          </table:table-cell>
          <table:table-cell office:value-type="string">
            <text:p>Отряд</text:p>
          </table:table-cell>
          <table:table-cell table:formula="of:=CONCATENATE(&quot;&lt;Row Tag='&quot;;[.A183];&quot;' Language='ru_RU'&gt;&lt;Text&gt;&quot;;[.Q183];&quot;&lt;/Text&gt;&lt;/Row&gt;&quot;)" office:value-type="string" office:string-value="&lt;Row Tag='LOC_TCS_ARMYNAME_SUFFIX_TROOP' Language='ru_RU'&gt;&lt;Text&gt;Отряд&lt;/Text&gt;&lt;/Row&gt;">
            <text:p>&lt;Row Tag='LOC_TCS_ARMYNAME_SUFFIX_TROOP' Language='ru_RU'&gt;&lt;Text&gt;Отряд&lt;/Text&gt;&lt;/Row&gt;</text:p>
          </table:table-cell>
          <table:table-cell office:value-type="string">
            <text:p>部队</text:p>
          </table:table-cell>
          <table:table-cell table:formula="of:=CONCATENATE(&quot;&lt;Row Tag='&quot;;[.A183];&quot;' Language='zh_Hans_CN'&gt;&lt;Text&gt;&quot;;[.S183];&quot;&lt;/Text&gt;&lt;/Row&gt;&quot;)" office:value-type="string" office:string-value="&lt;Row Tag='LOC_TCS_ARMYNAME_SUFFIX_TROOP' Language='zh_Hans_CN'&gt;&lt;Text&gt;部队&lt;/Text&gt;&lt;/Row&gt;">
            <text:p>&lt;Row Tag='LOC_TCS_ARMYNAME_SUFFIX_TROOP' Language='zh_Hans_CN'&gt;&lt;Text&gt;部队&lt;/Text&gt;&lt;/Row&gt;</text:p>
          </table:table-cell>
        </table:table-row>
        <table:table-row table:style-name="ro3">
          <table:table-cell office:value-type="string">
            <text:p>LOC_TCS_ARMYNAME_SUFFIX_VOLUNTEERS</text:p>
          </table:table-cell>
          <table:table-cell office:value-type="string">
            <text:p>Volunteers</text:p>
          </table:table-cell>
          <table:table-cell office:value-type="string">
            <text:p>Freiwillige</text:p>
          </table:table-cell>
          <table:table-cell table:formula="of:=CONCATENATE(&quot;&lt;Row Tag='&quot;;[.A184];&quot;' Language='de_DE'&gt;&lt;Text&gt;&quot;;[.C184];&quot;&lt;/Text&gt;&lt;/Row&gt;&quot;)" office:value-type="string" office:string-value="&lt;Row Tag='LOC_TCS_ARMYNAME_SUFFIX_VOLUNTEERS' Language='de_DE'&gt;&lt;Text&gt;Freiwillige&lt;/Text&gt;&lt;/Row&gt;">
            <text:p>&lt;Row Tag='LOC_TCS_ARMYNAME_SUFFIX_VOLUNTEERS' Language='de_DE'&gt;&lt;Text&gt;Freiwillige&lt;/Text&gt;&lt;/Row&gt;</text:p>
          </table:table-cell>
          <table:table-cell office:value-type="string">
            <text:p>Voluntarios</text:p>
          </table:table-cell>
          <table:table-cell table:formula="of:=CONCATENATE(&quot;&lt;Row Tag='&quot;;[.A184];&quot;' Language='es_ES'&gt;&lt;Text&gt;&quot;;[.E184];&quot;&lt;/Text&gt;&lt;/Row&gt;&quot;)" office:value-type="string" office:string-value="&lt;Row Tag='LOC_TCS_ARMYNAME_SUFFIX_VOLUNTEERS' Language='es_ES'&gt;&lt;Text&gt;Voluntarios&lt;/Text&gt;&lt;/Row&gt;">
            <text:p>&lt;Row Tag='LOC_TCS_ARMYNAME_SUFFIX_VOLUNTEERS' Language='es_ES'&gt;&lt;Text&gt;Voluntarios&lt;/Text&gt;&lt;/Row&gt;</text:p>
          </table:table-cell>
          <table:table-cell office:value-type="string">
            <text:p>Volontari</text:p>
          </table:table-cell>
          <table:table-cell table:formula="of:=CONCATENATE(&quot;&lt;Row Tag='&quot;;[.A184];&quot;' Language='it_IT'&gt;&lt;Text&gt;&quot;;[.G184];&quot;&lt;/Text&gt;&lt;/Row&gt;&quot;)" office:value-type="string" office:string-value="&lt;Row Tag='LOC_TCS_ARMYNAME_SUFFIX_VOLUNTEERS' Language='it_IT'&gt;&lt;Text&gt;Volontari&lt;/Text&gt;&lt;/Row&gt;">
            <text:p>&lt;Row Tag='LOC_TCS_ARMYNAME_SUFFIX_VOLUNTEERS' Language='it_IT'&gt;&lt;Text&gt;Volontari&lt;/Text&gt;&lt;/Row&gt;</text:p>
          </table:table-cell>
          <table:table-cell office:value-type="string">
            <text:p>志願兵たち</text:p>
          </table:table-cell>
          <table:table-cell table:formula="of:=CONCATENATE(&quot;&lt;Row Tag='&quot;;[.A184];&quot;' Language='ja_JP'&gt;&lt;Text&gt;&quot;;[.I184];&quot;&lt;/Text&gt;&lt;/Row&gt;&quot;)" office:value-type="string" office:string-value="&lt;Row Tag='LOC_TCS_ARMYNAME_SUFFIX_VOLUNTEERS' Language='ja_JP'&gt;&lt;Text&gt;志願兵たち&lt;/Text&gt;&lt;/Row&gt;">
            <text:p>&lt;Row Tag='LOC_TCS_ARMYNAME_SUFFIX_VOLUNTEERS' Language='ja_JP'&gt;&lt;Text&gt;志願兵たち&lt;/Text&gt;&lt;/Row&gt;</text:p>
          </table:table-cell>
          <table:table-cell office:value-type="string">
            <text:p>자원병들</text:p>
          </table:table-cell>
          <table:table-cell table:formula="of:=CONCATENATE(&quot;&lt;Row Tag='&quot;;[.A184];&quot;' Language='ko_KR'&gt;&lt;Text&gt;&quot;;[.K184];&quot;&lt;/Text&gt;&lt;/Row&gt;&quot;)" office:value-type="string" office:string-value="&lt;Row Tag='LOC_TCS_ARMYNAME_SUFFIX_VOLUNTEERS' Language='ko_KR'&gt;&lt;Text&gt;자원병들&lt;/Text&gt;&lt;/Row&gt;">
            <text:p>&lt;Row Tag='LOC_TCS_ARMYNAME_SUFFIX_VOLUNTEERS' Language='ko_KR'&gt;&lt;Text&gt;자원병들&lt;/Text&gt;&lt;/Row&gt;</text:p>
          </table:table-cell>
          <table:table-cell office:value-type="string">
            <text:p>Ochotnicy</text:p>
          </table:table-cell>
          <table:table-cell table:formula="of:=CONCATENATE(&quot;&lt;Row Tag='&quot;;[.A184];&quot;' Language='pl_PL'&gt;&lt;Text&gt;&quot;;[.M184];&quot;&lt;/Text&gt;&lt;/Row&gt;&quot;)" office:value-type="string" office:string-value="&lt;Row Tag='LOC_TCS_ARMYNAME_SUFFIX_VOLUNTEERS' Language='pl_PL'&gt;&lt;Text&gt;Ochotnicy&lt;/Text&gt;&lt;/Row&gt;">
            <text:p>&lt;Row Tag='LOC_TCS_ARMYNAME_SUFFIX_VOLUNTEERS' Language='pl_PL'&gt;&lt;Text&gt;Ochotnicy&lt;/Text&gt;&lt;/Row&gt;</text:p>
          </table:table-cell>
          <table:table-cell office:value-type="string">
            <text:p>Voluntários</text:p>
          </table:table-cell>
          <table:table-cell table:formula="of:=CONCATENATE(&quot;&lt;Row Tag='&quot;;[.A184];&quot;' Language='pt_BR'&gt;&lt;Text&gt;&quot;;[.O184];&quot;&lt;/Text&gt;&lt;/Row&gt;&quot;)" office:value-type="string" office:string-value="&lt;Row Tag='LOC_TCS_ARMYNAME_SUFFIX_VOLUNTEERS' Language='pt_BR'&gt;&lt;Text&gt;Voluntários&lt;/Text&gt;&lt;/Row&gt;">
            <text:p>&lt;Row Tag='LOC_TCS_ARMYNAME_SUFFIX_VOLUNTEERS' Language='pt_BR'&gt;&lt;Text&gt;Voluntários&lt;/Text&gt;&lt;/Row&gt;</text:p>
          </table:table-cell>
          <table:table-cell office:value-type="string">
            <text:p>Добровольцы</text:p>
          </table:table-cell>
          <table:table-cell table:formula="of:=CONCATENATE(&quot;&lt;Row Tag='&quot;;[.A184];&quot;' Language='ru_RU'&gt;&lt;Text&gt;&quot;;[.Q184];&quot;&lt;/Text&gt;&lt;/Row&gt;&quot;)" office:value-type="string" office:string-value="&lt;Row Tag='LOC_TCS_ARMYNAME_SUFFIX_VOLUNTEERS' Language='ru_RU'&gt;&lt;Text&gt;Добровольцы&lt;/Text&gt;&lt;/Row&gt;">
            <text:p>&lt;Row Tag='LOC_TCS_ARMYNAME_SUFFIX_VOLUNTEERS' Language='ru_RU'&gt;&lt;Text&gt;Добровольцы&lt;/Text&gt;&lt;/Row&gt;</text:p>
          </table:table-cell>
          <table:table-cell office:value-type="string">
            <text:p>志愿者</text:p>
          </table:table-cell>
          <table:table-cell table:formula="of:=CONCATENATE(&quot;&lt;Row Tag='&quot;;[.A184];&quot;' Language='zh_Hans_CN'&gt;&lt;Text&gt;&quot;;[.S184];&quot;&lt;/Text&gt;&lt;/Row&gt;&quot;)" office:value-type="string" office:string-value="&lt;Row Tag='LOC_TCS_ARMYNAME_SUFFIX_VOLUNTEERS' Language='zh_Hans_CN'&gt;&lt;Text&gt;志愿者&lt;/Text&gt;&lt;/Row&gt;">
            <text:p>&lt;Row Tag='LOC_TCS_ARMYNAME_SUFFIX_VOLUNTEERS' Language='zh_Hans_CN'&gt;&lt;Text&gt;志愿者&lt;/Text&gt;&lt;/Row&gt;</text:p>
          </table:table-cell>
        </table:table-row>
        <table:table-row table:style-name="ro3">
          <table:table-cell office:value-type="string">
            <text:p>LOC_TCS_ARMYNAME_SUFFIX_WARLORDS</text:p>
          </table:table-cell>
          <table:table-cell office:value-type="string">
            <text:p>Warlords</text:p>
          </table:table-cell>
          <table:table-cell office:value-type="string">
            <text:p>Kriegsherren</text:p>
          </table:table-cell>
          <table:table-cell table:formula="of:=CONCATENATE(&quot;&lt;Row Tag='&quot;;[.A185];&quot;' Language='de_DE'&gt;&lt;Text&gt;&quot;;[.C185];&quot;&lt;/Text&gt;&lt;/Row&gt;&quot;)" office:value-type="string" office:string-value="&lt;Row Tag='LOC_TCS_ARMYNAME_SUFFIX_WARLORDS' Language='de_DE'&gt;&lt;Text&gt;Kriegsherren&lt;/Text&gt;&lt;/Row&gt;">
            <text:p>&lt;Row Tag='LOC_TCS_ARMYNAME_SUFFIX_WARLORDS' Language='de_DE'&gt;&lt;Text&gt;Kriegsherren&lt;/Text&gt;&lt;/Row&gt;</text:p>
          </table:table-cell>
          <table:table-cell office:value-type="string">
            <text:p>Caudillos</text:p>
          </table:table-cell>
          <table:table-cell table:formula="of:=CONCATENATE(&quot;&lt;Row Tag='&quot;;[.A185];&quot;' Language='es_ES'&gt;&lt;Text&gt;&quot;;[.E185];&quot;&lt;/Text&gt;&lt;/Row&gt;&quot;)" office:value-type="string" office:string-value="&lt;Row Tag='LOC_TCS_ARMYNAME_SUFFIX_WARLORDS' Language='es_ES'&gt;&lt;Text&gt;Caudillos&lt;/Text&gt;&lt;/Row&gt;">
            <text:p>&lt;Row Tag='LOC_TCS_ARMYNAME_SUFFIX_WARLORDS' Language='es_ES'&gt;&lt;Text&gt;Caudillos&lt;/Text&gt;&lt;/Row&gt;</text:p>
          </table:table-cell>
          <table:table-cell office:value-type="string">
            <text:p>Signori della guerra</text:p>
          </table:table-cell>
          <table:table-cell table:formula="of:=CONCATENATE(&quot;&lt;Row Tag='&quot;;[.A185];&quot;' Language='it_IT'&gt;&lt;Text&gt;&quot;;[.G185];&quot;&lt;/Text&gt;&lt;/Row&gt;&quot;)" office:value-type="string" office:string-value="&lt;Row Tag='LOC_TCS_ARMYNAME_SUFFIX_WARLORDS' Language='it_IT'&gt;&lt;Text&gt;Signori della guerra&lt;/Text&gt;&lt;/Row&gt;">
            <text:p>&lt;Row Tag='LOC_TCS_ARMYNAME_SUFFIX_WARLORDS' Language='it_IT'&gt;&lt;Text&gt;Signori della guerra&lt;/Text&gt;&lt;/Row&gt;</text:p>
          </table:table-cell>
          <table:table-cell office:value-type="string">
            <text:p>軍閥たち</text:p>
          </table:table-cell>
          <table:table-cell table:formula="of:=CONCATENATE(&quot;&lt;Row Tag='&quot;;[.A185];&quot;' Language='ja_JP'&gt;&lt;Text&gt;&quot;;[.I185];&quot;&lt;/Text&gt;&lt;/Row&gt;&quot;)" office:value-type="string" office:string-value="&lt;Row Tag='LOC_TCS_ARMYNAME_SUFFIX_WARLORDS' Language='ja_JP'&gt;&lt;Text&gt;軍閥たち&lt;/Text&gt;&lt;/Row&gt;">
            <text:p>&lt;Row Tag='LOC_TCS_ARMYNAME_SUFFIX_WARLORDS' Language='ja_JP'&gt;&lt;Text&gt;軍閥たち&lt;/Text&gt;&lt;/Row&gt;</text:p>
          </table:table-cell>
          <table:table-cell office:value-type="string">
            <text:p>군벌들</text:p>
          </table:table-cell>
          <table:table-cell table:formula="of:=CONCATENATE(&quot;&lt;Row Tag='&quot;;[.A185];&quot;' Language='ko_KR'&gt;&lt;Text&gt;&quot;;[.K185];&quot;&lt;/Text&gt;&lt;/Row&gt;&quot;)" office:value-type="string" office:string-value="&lt;Row Tag='LOC_TCS_ARMYNAME_SUFFIX_WARLORDS' Language='ko_KR'&gt;&lt;Text&gt;군벌들&lt;/Text&gt;&lt;/Row&gt;">
            <text:p>&lt;Row Tag='LOC_TCS_ARMYNAME_SUFFIX_WARLORDS' Language='ko_KR'&gt;&lt;Text&gt;군벌들&lt;/Text&gt;&lt;/Row&gt;</text:p>
          </table:table-cell>
          <table:table-cell office:value-type="string">
            <text:p>Watażkowie</text:p>
          </table:table-cell>
          <table:table-cell table:formula="of:=CONCATENATE(&quot;&lt;Row Tag='&quot;;[.A185];&quot;' Language='pl_PL'&gt;&lt;Text&gt;&quot;;[.M185];&quot;&lt;/Text&gt;&lt;/Row&gt;&quot;)" office:value-type="string" office:string-value="&lt;Row Tag='LOC_TCS_ARMYNAME_SUFFIX_WARLORDS' Language='pl_PL'&gt;&lt;Text&gt;Watażkowie&lt;/Text&gt;&lt;/Row&gt;">
            <text:p>&lt;Row Tag='LOC_TCS_ARMYNAME_SUFFIX_WARLORDS' Language='pl_PL'&gt;&lt;Text&gt;Watażkowie&lt;/Text&gt;&lt;/Row&gt;</text:p>
          </table:table-cell>
          <table:table-cell office:value-type="string">
            <text:p>Senhores da guerra</text:p>
          </table:table-cell>
          <table:table-cell table:formula="of:=CONCATENATE(&quot;&lt;Row Tag='&quot;;[.A185];&quot;' Language='pt_BR'&gt;&lt;Text&gt;&quot;;[.O185];&quot;&lt;/Text&gt;&lt;/Row&gt;&quot;)" office:value-type="string" office:string-value="&lt;Row Tag='LOC_TCS_ARMYNAME_SUFFIX_WARLORDS' Language='pt_BR'&gt;&lt;Text&gt;Senhores da guerra&lt;/Text&gt;&lt;/Row&gt;">
            <text:p>&lt;Row Tag='LOC_TCS_ARMYNAME_SUFFIX_WARLORDS' Language='pt_BR'&gt;&lt;Text&gt;Senhores da guerra&lt;/Text&gt;&lt;/Row&gt;</text:p>
          </table:table-cell>
          <table:table-cell office:value-type="string">
            <text:p>Военачальники</text:p>
          </table:table-cell>
          <table:table-cell table:formula="of:=CONCATENATE(&quot;&lt;Row Tag='&quot;;[.A185];&quot;' Language='ru_RU'&gt;&lt;Text&gt;&quot;;[.Q185];&quot;&lt;/Text&gt;&lt;/Row&gt;&quot;)" office:value-type="string" office:string-value="&lt;Row Tag='LOC_TCS_ARMYNAME_SUFFIX_WARLORDS' Language='ru_RU'&gt;&lt;Text&gt;Военачальники&lt;/Text&gt;&lt;/Row&gt;">
            <text:p>&lt;Row Tag='LOC_TCS_ARMYNAME_SUFFIX_WARLORDS' Language='ru_RU'&gt;&lt;Text&gt;Военачальники&lt;/Text&gt;&lt;/Row&gt;</text:p>
          </table:table-cell>
          <table:table-cell office:value-type="string">
            <text:p>军阀</text:p>
          </table:table-cell>
          <table:table-cell table:formula="of:=CONCATENATE(&quot;&lt;Row Tag='&quot;;[.A185];&quot;' Language='zh_Hans_CN'&gt;&lt;Text&gt;&quot;;[.S185];&quot;&lt;/Text&gt;&lt;/Row&gt;&quot;)" office:value-type="string" office:string-value="&lt;Row Tag='LOC_TCS_ARMYNAME_SUFFIX_WARLORDS' Language='zh_Hans_CN'&gt;&lt;Text&gt;军阀&lt;/Text&gt;&lt;/Row&gt;">
            <text:p>&lt;Row Tag='LOC_TCS_ARMYNAME_SUFFIX_WARLORDS' Language='zh_Hans_CN'&gt;&lt;Text&gt;军阀&lt;/Text&gt;&lt;/Row&gt;</text:p>
          </table:table-cell>
        </table:table-row>
        <table:table-row table:style-name="ro3">
          <table:table-cell office:value-type="string">
            <text:p>LOC_TCS_ARMYNAME_SUFFIX_WATCH</text:p>
          </table:table-cell>
          <table:table-cell office:value-type="string">
            <text:p>Watch</text:p>
          </table:table-cell>
          <table:table-cell office:value-type="string">
            <text:p>Wache</text:p>
          </table:table-cell>
          <table:table-cell table:formula="of:=CONCATENATE(&quot;&lt;Row Tag='&quot;;[.A186];&quot;' Language='de_DE'&gt;&lt;Text&gt;&quot;;[.C186];&quot;&lt;/Text&gt;&lt;/Row&gt;&quot;)" office:value-type="string" office:string-value="&lt;Row Tag='LOC_TCS_ARMYNAME_SUFFIX_WATCH' Language='de_DE'&gt;&lt;Text&gt;Wache&lt;/Text&gt;&lt;/Row&gt;">
            <text:p>&lt;Row Tag='LOC_TCS_ARMYNAME_SUFFIX_WATCH' Language='de_DE'&gt;&lt;Text&gt;Wache&lt;/Text&gt;&lt;/Row&gt;</text:p>
          </table:table-cell>
          <table:table-cell office:value-type="string">
            <text:p>Guardia</text:p>
          </table:table-cell>
          <table:table-cell table:formula="of:=CONCATENATE(&quot;&lt;Row Tag='&quot;;[.A186];&quot;' Language='es_ES'&gt;&lt;Text&gt;&quot;;[.E186];&quot;&lt;/Text&gt;&lt;/Row&gt;&quot;)" office:value-type="string" office:string-value="&lt;Row Tag='LOC_TCS_ARMYNAME_SUFFIX_WATCH' Language='es_ES'&gt;&lt;Text&gt;Guardia&lt;/Text&gt;&lt;/Row&gt;">
            <text:p>&lt;Row Tag='LOC_TCS_ARMYNAME_SUFFIX_WATCH' Language='es_ES'&gt;&lt;Text&gt;Guardia&lt;/Text&gt;&lt;/Row&gt;</text:p>
          </table:table-cell>
          <table:table-cell office:value-type="string">
            <text:p>Guardia</text:p>
          </table:table-cell>
          <table:table-cell table:formula="of:=CONCATENATE(&quot;&lt;Row Tag='&quot;;[.A186];&quot;' Language='it_IT'&gt;&lt;Text&gt;&quot;;[.G186];&quot;&lt;/Text&gt;&lt;/Row&gt;&quot;)" office:value-type="string" office:string-value="&lt;Row Tag='LOC_TCS_ARMYNAME_SUFFIX_WATCH' Language='it_IT'&gt;&lt;Text&gt;Guardia&lt;/Text&gt;&lt;/Row&gt;">
            <text:p>&lt;Row Tag='LOC_TCS_ARMYNAME_SUFFIX_WATCH' Language='it_IT'&gt;&lt;Text&gt;Guardia&lt;/Text&gt;&lt;/Row&gt;</text:p>
          </table:table-cell>
          <table:table-cell office:value-type="string">
            <text:p>見張り</text:p>
          </table:table-cell>
          <table:table-cell table:formula="of:=CONCATENATE(&quot;&lt;Row Tag='&quot;;[.A186];&quot;' Language='ja_JP'&gt;&lt;Text&gt;&quot;;[.I186];&quot;&lt;/Text&gt;&lt;/Row&gt;&quot;)" office:value-type="string" office:string-value="&lt;Row Tag='LOC_TCS_ARMYNAME_SUFFIX_WATCH' Language='ja_JP'&gt;&lt;Text&gt;見張り&lt;/Text&gt;&lt;/Row&gt;">
            <text:p>&lt;Row Tag='LOC_TCS_ARMYNAME_SUFFIX_WATCH' Language='ja_JP'&gt;&lt;Text&gt;見張り&lt;/Text&gt;&lt;/Row&gt;</text:p>
          </table:table-cell>
          <table:table-cell office:value-type="string">
            <text:p>경계</text:p>
          </table:table-cell>
          <table:table-cell table:formula="of:=CONCATENATE(&quot;&lt;Row Tag='&quot;;[.A186];&quot;' Language='ko_KR'&gt;&lt;Text&gt;&quot;;[.K186];&quot;&lt;/Text&gt;&lt;/Row&gt;&quot;)" office:value-type="string" office:string-value="&lt;Row Tag='LOC_TCS_ARMYNAME_SUFFIX_WATCH' Language='ko_KR'&gt;&lt;Text&gt;경계&lt;/Text&gt;&lt;/Row&gt;">
            <text:p>&lt;Row Tag='LOC_TCS_ARMYNAME_SUFFIX_WATCH' Language='ko_KR'&gt;&lt;Text&gt;경계&lt;/Text&gt;&lt;/Row&gt;</text:p>
          </table:table-cell>
          <table:table-cell office:value-type="string">
            <text:p>Straż</text:p>
          </table:table-cell>
          <table:table-cell table:formula="of:=CONCATENATE(&quot;&lt;Row Tag='&quot;;[.A186];&quot;' Language='pl_PL'&gt;&lt;Text&gt;&quot;;[.M186];&quot;&lt;/Text&gt;&lt;/Row&gt;&quot;)" office:value-type="string" office:string-value="&lt;Row Tag='LOC_TCS_ARMYNAME_SUFFIX_WATCH' Language='pl_PL'&gt;&lt;Text&gt;Straż&lt;/Text&gt;&lt;/Row&gt;">
            <text:p>&lt;Row Tag='LOC_TCS_ARMYNAME_SUFFIX_WATCH' Language='pl_PL'&gt;&lt;Text&gt;Straż&lt;/Text&gt;&lt;/Row&gt;</text:p>
          </table:table-cell>
          <table:table-cell office:value-type="string">
            <text:p>Vigia</text:p>
          </table:table-cell>
          <table:table-cell table:formula="of:=CONCATENATE(&quot;&lt;Row Tag='&quot;;[.A186];&quot;' Language='pt_BR'&gt;&lt;Text&gt;&quot;;[.O186];&quot;&lt;/Text&gt;&lt;/Row&gt;&quot;)" office:value-type="string" office:string-value="&lt;Row Tag='LOC_TCS_ARMYNAME_SUFFIX_WATCH' Language='pt_BR'&gt;&lt;Text&gt;Vigia&lt;/Text&gt;&lt;/Row&gt;">
            <text:p>&lt;Row Tag='LOC_TCS_ARMYNAME_SUFFIX_WATCH' Language='pt_BR'&gt;&lt;Text&gt;Vigia&lt;/Text&gt;&lt;/Row&gt;</text:p>
          </table:table-cell>
          <table:table-cell office:value-type="string">
            <text:p>Стража</text:p>
          </table:table-cell>
          <table:table-cell table:formula="of:=CONCATENATE(&quot;&lt;Row Tag='&quot;;[.A186];&quot;' Language='ru_RU'&gt;&lt;Text&gt;&quot;;[.Q186];&quot;&lt;/Text&gt;&lt;/Row&gt;&quot;)" office:value-type="string" office:string-value="&lt;Row Tag='LOC_TCS_ARMYNAME_SUFFIX_WATCH' Language='ru_RU'&gt;&lt;Text&gt;Стража&lt;/Text&gt;&lt;/Row&gt;">
            <text:p>&lt;Row Tag='LOC_TCS_ARMYNAME_SUFFIX_WATCH' Language='ru_RU'&gt;&lt;Text&gt;Стража&lt;/Text&gt;&lt;/Row&gt;</text:p>
          </table:table-cell>
          <table:table-cell office:value-type="string">
            <text:p>手表</text:p>
          </table:table-cell>
          <table:table-cell table:formula="of:=CONCATENATE(&quot;&lt;Row Tag='&quot;;[.A186];&quot;' Language='zh_Hans_CN'&gt;&lt;Text&gt;&quot;;[.S186];&quot;&lt;/Text&gt;&lt;/Row&gt;&quot;)" office:value-type="string" office:string-value="&lt;Row Tag='LOC_TCS_ARMYNAME_SUFFIX_WATCH' Language='zh_Hans_CN'&gt;&lt;Text&gt;手表&lt;/Text&gt;&lt;/Row&gt;">
            <text:p>&lt;Row Tag='LOC_TCS_ARMYNAME_SUFFIX_WATCH' Language='zh_Hans_CN'&gt;&lt;Text&gt;手表&lt;/Text&gt;&lt;/Row&gt;</text:p>
          </table:table-cell>
        </table:table-row>
        <table:table-row table:style-name="ro3">
          <table:table-cell office:value-type="string">
            <text:p>LOC_TCS_ARMYNAME_SUFFIX_WIDOWMAKERS</text:p>
          </table:table-cell>
          <table:table-cell office:value-type="string">
            <text:p>Widowmakers</text:p>
          </table:table-cell>
          <table:table-cell office:value-type="string">
            <text:p>Witwenmacher</text:p>
          </table:table-cell>
          <table:table-cell table:formula="of:=CONCATENATE(&quot;&lt;Row Tag='&quot;;[.A187];&quot;' Language='de_DE'&gt;&lt;Text&gt;&quot;;[.C187];&quot;&lt;/Text&gt;&lt;/Row&gt;&quot;)" office:value-type="string" office:string-value="&lt;Row Tag='LOC_TCS_ARMYNAME_SUFFIX_WIDOWMAKERS' Language='de_DE'&gt;&lt;Text&gt;Witwenmacher&lt;/Text&gt;&lt;/Row&gt;">
            <text:p>&lt;Row Tag='LOC_TCS_ARMYNAME_SUFFIX_WIDOWMAKERS' Language='de_DE'&gt;&lt;Text&gt;Witwenmacher&lt;/Text&gt;&lt;/Row&gt;</text:p>
          </table:table-cell>
          <table:table-cell office:value-type="string">
            <text:p>Fabricantes de viudas</text:p>
          </table:table-cell>
          <table:table-cell table:formula="of:=CONCATENATE(&quot;&lt;Row Tag='&quot;;[.A187];&quot;' Language='es_ES'&gt;&lt;Text&gt;&quot;;[.E187];&quot;&lt;/Text&gt;&lt;/Row&gt;&quot;)" office:value-type="string" office:string-value="&lt;Row Tag='LOC_TCS_ARMYNAME_SUFFIX_WIDOWMAKERS' Language='es_ES'&gt;&lt;Text&gt;Fabricantes de viudas&lt;/Text&gt;&lt;/Row&gt;">
            <text:p>&lt;Row Tag='LOC_TCS_ARMYNAME_SUFFIX_WIDOWMAKERS' Language='es_ES'&gt;&lt;Text&gt;Fabricantes de viudas&lt;/Text&gt;&lt;/Row&gt;</text:p>
          </table:table-cell>
          <table:table-cell office:value-type="string">
            <text:p>Vedovari</text:p>
          </table:table-cell>
          <table:table-cell table:formula="of:=CONCATENATE(&quot;&lt;Row Tag='&quot;;[.A187];&quot;' Language='it_IT'&gt;&lt;Text&gt;&quot;;[.G187];&quot;&lt;/Text&gt;&lt;/Row&gt;&quot;)" office:value-type="string" office:string-value="&lt;Row Tag='LOC_TCS_ARMYNAME_SUFFIX_WIDOWMAKERS' Language='it_IT'&gt;&lt;Text&gt;Vedovari&lt;/Text&gt;&lt;/Row&gt;">
            <text:p>&lt;Row Tag='LOC_TCS_ARMYNAME_SUFFIX_WIDOWMAKERS' Language='it_IT'&gt;&lt;Text&gt;Vedovari&lt;/Text&gt;&lt;/Row&gt;</text:p>
          </table:table-cell>
          <table:table-cell office:value-type="string">
            <text:p>未亡人製造機たち</text:p>
          </table:table-cell>
          <table:table-cell table:formula="of:=CONCATENATE(&quot;&lt;Row Tag='&quot;;[.A187];&quot;' Language='ja_JP'&gt;&lt;Text&gt;&quot;;[.I187];&quot;&lt;/Text&gt;&lt;/Row&gt;&quot;)" office:value-type="string" office:string-value="&lt;Row Tag='LOC_TCS_ARMYNAME_SUFFIX_WIDOWMAKERS' Language='ja_JP'&gt;&lt;Text&gt;未亡人製造機たち&lt;/Text&gt;&lt;/Row&gt;">
            <text:p>&lt;Row Tag='LOC_TCS_ARMYNAME_SUFFIX_WIDOWMAKERS' Language='ja_JP'&gt;&lt;Text&gt;未亡人製造機たち&lt;/Text&gt;&lt;/Row&gt;</text:p>
          </table:table-cell>
          <table:table-cell office:value-type="string">
            <text:p>과부 제조기들</text:p>
          </table:table-cell>
          <table:table-cell table:formula="of:=CONCATENATE(&quot;&lt;Row Tag='&quot;;[.A187];&quot;' Language='ko_KR'&gt;&lt;Text&gt;&quot;;[.K187];&quot;&lt;/Text&gt;&lt;/Row&gt;&quot;)" office:value-type="string" office:string-value="&lt;Row Tag='LOC_TCS_ARMYNAME_SUFFIX_WIDOWMAKERS' Language='ko_KR'&gt;&lt;Text&gt;과부 제조기들&lt;/Text&gt;&lt;/Row&gt;">
            <text:p>&lt;Row Tag='LOC_TCS_ARMYNAME_SUFFIX_WIDOWMAKERS' Language='ko_KR'&gt;&lt;Text&gt;과부 제조기들&lt;/Text&gt;&lt;/Row&gt;</text:p>
          </table:table-cell>
          <table:table-cell office:value-type="string">
            <text:p>Wdowy twórcy</text:p>
          </table:table-cell>
          <table:table-cell table:formula="of:=CONCATENATE(&quot;&lt;Row Tag='&quot;;[.A187];&quot;' Language='pl_PL'&gt;&lt;Text&gt;&quot;;[.M187];&quot;&lt;/Text&gt;&lt;/Row&gt;&quot;)" office:value-type="string" office:string-value="&lt;Row Tag='LOC_TCS_ARMYNAME_SUFFIX_WIDOWMAKERS' Language='pl_PL'&gt;&lt;Text&gt;Wdowy twórcy&lt;/Text&gt;&lt;/Row&gt;">
            <text:p>&lt;Row Tag='LOC_TCS_ARMYNAME_SUFFIX_WIDOWMAKERS' Language='pl_PL'&gt;&lt;Text&gt;Wdowy twórcy&lt;/Text&gt;&lt;/Row&gt;</text:p>
          </table:table-cell>
          <table:table-cell office:value-type="string">
            <text:p>Fazedores de viúvas</text:p>
          </table:table-cell>
          <table:table-cell table:formula="of:=CONCATENATE(&quot;&lt;Row Tag='&quot;;[.A187];&quot;' Language='pt_BR'&gt;&lt;Text&gt;&quot;;[.O187];&quot;&lt;/Text&gt;&lt;/Row&gt;&quot;)" office:value-type="string" office:string-value="&lt;Row Tag='LOC_TCS_ARMYNAME_SUFFIX_WIDOWMAKERS' Language='pt_BR'&gt;&lt;Text&gt;Fazedores de viúvas&lt;/Text&gt;&lt;/Row&gt;">
            <text:p>&lt;Row Tag='LOC_TCS_ARMYNAME_SUFFIX_WIDOWMAKERS' Language='pt_BR'&gt;&lt;Text&gt;Fazedores de viúvas&lt;/Text&gt;&lt;/Row&gt;</text:p>
          </table:table-cell>
          <table:table-cell office:value-type="string">
            <text:p>Вдоводелы</text:p>
          </table:table-cell>
          <table:table-cell table:formula="of:=CONCATENATE(&quot;&lt;Row Tag='&quot;;[.A187];&quot;' Language='ru_RU'&gt;&lt;Text&gt;&quot;;[.Q187];&quot;&lt;/Text&gt;&lt;/Row&gt;&quot;)" office:value-type="string" office:string-value="&lt;Row Tag='LOC_TCS_ARMYNAME_SUFFIX_WIDOWMAKERS' Language='ru_RU'&gt;&lt;Text&gt;Вдоводелы&lt;/Text&gt;&lt;/Row&gt;">
            <text:p>&lt;Row Tag='LOC_TCS_ARMYNAME_SUFFIX_WIDOWMAKERS' Language='ru_RU'&gt;&lt;Text&gt;Вдоводелы&lt;/Text&gt;&lt;/Row&gt;</text:p>
          </table:table-cell>
          <table:table-cell office:value-type="string">
            <text:p>寡妇制造者</text:p>
          </table:table-cell>
          <table:table-cell table:formula="of:=CONCATENATE(&quot;&lt;Row Tag='&quot;;[.A187];&quot;' Language='zh_Hans_CN'&gt;&lt;Text&gt;&quot;;[.S187];&quot;&lt;/Text&gt;&lt;/Row&gt;&quot;)" office:value-type="string" office:string-value="&lt;Row Tag='LOC_TCS_ARMYNAME_SUFFIX_WIDOWMAKERS' Language='zh_Hans_CN'&gt;&lt;Text&gt;寡妇制造者&lt;/Text&gt;&lt;/Row&gt;">
            <text:p>&lt;Row Tag='LOC_TCS_ARMYNAME_SUFFIX_WIDOWMAKERS' Language='zh_Hans_CN'&gt;&lt;Text&gt;寡妇制造者&lt;/Text&gt;&lt;/Row&gt;</text:p>
          </table:table-cell>
        </table:table-row>
        <table:table-row table:style-name="ro3">
          <table:table-cell office:value-type="string">
            <text:p>LOC_TCS_ARMYNAME_SUFFIX_WOLFHOUNDS</text:p>
          </table:table-cell>
          <table:table-cell office:value-type="string">
            <text:p>Wolfhounds</text:p>
          </table:table-cell>
          <table:table-cell office:value-type="string">
            <text:p>Wolfshunde</text:p>
          </table:table-cell>
          <table:table-cell table:formula="of:=CONCATENATE(&quot;&lt;Row Tag='&quot;;[.A188];&quot;' Language='de_DE'&gt;&lt;Text&gt;&quot;;[.C188];&quot;&lt;/Text&gt;&lt;/Row&gt;&quot;)" office:value-type="string" office:string-value="&lt;Row Tag='LOC_TCS_ARMYNAME_SUFFIX_WOLFHOUNDS' Language='de_DE'&gt;&lt;Text&gt;Wolfshunde&lt;/Text&gt;&lt;/Row&gt;">
            <text:p>&lt;Row Tag='LOC_TCS_ARMYNAME_SUFFIX_WOLFHOUNDS' Language='de_DE'&gt;&lt;Text&gt;Wolfshunde&lt;/Text&gt;&lt;/Row&gt;</text:p>
          </table:table-cell>
          <table:table-cell office:value-type="string">
            <text:p>Alanos irlandeses</text:p>
          </table:table-cell>
          <table:table-cell table:formula="of:=CONCATENATE(&quot;&lt;Row Tag='&quot;;[.A188];&quot;' Language='es_ES'&gt;&lt;Text&gt;&quot;;[.E188];&quot;&lt;/Text&gt;&lt;/Row&gt;&quot;)" office:value-type="string" office:string-value="&lt;Row Tag='LOC_TCS_ARMYNAME_SUFFIX_WOLFHOUNDS' Language='es_ES'&gt;&lt;Text&gt;Alanos irlandeses&lt;/Text&gt;&lt;/Row&gt;">
            <text:p>&lt;Row Tag='LOC_TCS_ARMYNAME_SUFFIX_WOLFHOUNDS' Language='es_ES'&gt;&lt;Text&gt;Alanos irlandeses&lt;/Text&gt;&lt;/Row&gt;</text:p>
          </table:table-cell>
          <table:table-cell office:value-type="string">
            <text:p>Levrieri irlandesi</text:p>
          </table:table-cell>
          <table:table-cell table:formula="of:=CONCATENATE(&quot;&lt;Row Tag='&quot;;[.A188];&quot;' Language='it_IT'&gt;&lt;Text&gt;&quot;;[.G188];&quot;&lt;/Text&gt;&lt;/Row&gt;&quot;)" office:value-type="string" office:string-value="&lt;Row Tag='LOC_TCS_ARMYNAME_SUFFIX_WOLFHOUNDS' Language='it_IT'&gt;&lt;Text&gt;Levrieri irlandesi&lt;/Text&gt;&lt;/Row&gt;">
            <text:p>&lt;Row Tag='LOC_TCS_ARMYNAME_SUFFIX_WOLFHOUNDS' Language='it_IT'&gt;&lt;Text&gt;Levrieri irlandesi&lt;/Text&gt;&lt;/Row&gt;</text:p>
          </table:table-cell>
          <table:table-cell office:value-type="string">
            <text:p>狼犬</text:p>
          </table:table-cell>
          <table:table-cell table:formula="of:=CONCATENATE(&quot;&lt;Row Tag='&quot;;[.A188];&quot;' Language='ja_JP'&gt;&lt;Text&gt;&quot;;[.I188];&quot;&lt;/Text&gt;&lt;/Row&gt;&quot;)" office:value-type="string" office:string-value="&lt;Row Tag='LOC_TCS_ARMYNAME_SUFFIX_WOLFHOUNDS' Language='ja_JP'&gt;&lt;Text&gt;狼犬&lt;/Text&gt;&lt;/Row&gt;">
            <text:p>&lt;Row Tag='LOC_TCS_ARMYNAME_SUFFIX_WOLFHOUNDS' Language='ja_JP'&gt;&lt;Text&gt;狼犬&lt;/Text&gt;&lt;/Row&gt;</text:p>
          </table:table-cell>
          <table:table-cell office:value-type="string">
            <text:p>늑대개들</text:p>
          </table:table-cell>
          <table:table-cell table:formula="of:=CONCATENATE(&quot;&lt;Row Tag='&quot;;[.A188];&quot;' Language='ko_KR'&gt;&lt;Text&gt;&quot;;[.K188];&quot;&lt;/Text&gt;&lt;/Row&gt;&quot;)" office:value-type="string" office:string-value="&lt;Row Tag='LOC_TCS_ARMYNAME_SUFFIX_WOLFHOUNDS' Language='ko_KR'&gt;&lt;Text&gt;늑대개들&lt;/Text&gt;&lt;/Row&gt;">
            <text:p>&lt;Row Tag='LOC_TCS_ARMYNAME_SUFFIX_WOLFHOUNDS' Language='ko_KR'&gt;&lt;Text&gt;늑대개들&lt;/Text&gt;&lt;/Row&gt;</text:p>
          </table:table-cell>
          <table:table-cell office:value-type="string">
            <text:p>Wilczarze</text:p>
          </table:table-cell>
          <table:table-cell table:formula="of:=CONCATENATE(&quot;&lt;Row Tag='&quot;;[.A188];&quot;' Language='pl_PL'&gt;&lt;Text&gt;&quot;;[.M188];&quot;&lt;/Text&gt;&lt;/Row&gt;&quot;)" office:value-type="string" office:string-value="&lt;Row Tag='LOC_TCS_ARMYNAME_SUFFIX_WOLFHOUNDS' Language='pl_PL'&gt;&lt;Text&gt;Wilczarze&lt;/Text&gt;&lt;/Row&gt;">
            <text:p>&lt;Row Tag='LOC_TCS_ARMYNAME_SUFFIX_WOLFHOUNDS' Language='pl_PL'&gt;&lt;Text&gt;Wilczarze&lt;/Text&gt;&lt;/Row&gt;</text:p>
          </table:table-cell>
          <table:table-cell office:value-type="string">
            <text:p>Cães-lobos</text:p>
          </table:table-cell>
          <table:table-cell table:formula="of:=CONCATENATE(&quot;&lt;Row Tag='&quot;;[.A188];&quot;' Language='pt_BR'&gt;&lt;Text&gt;&quot;;[.O188];&quot;&lt;/Text&gt;&lt;/Row&gt;&quot;)" office:value-type="string" office:string-value="&lt;Row Tag='LOC_TCS_ARMYNAME_SUFFIX_WOLFHOUNDS' Language='pt_BR'&gt;&lt;Text&gt;Cães-lobos&lt;/Text&gt;&lt;/Row&gt;">
            <text:p>&lt;Row Tag='LOC_TCS_ARMYNAME_SUFFIX_WOLFHOUNDS' Language='pt_BR'&gt;&lt;Text&gt;Cães-lobos&lt;/Text&gt;&lt;/Row&gt;</text:p>
          </table:table-cell>
          <table:table-cell office:value-type="string">
            <text:p>Волкодавы</text:p>
          </table:table-cell>
          <table:table-cell table:formula="of:=CONCATENATE(&quot;&lt;Row Tag='&quot;;[.A188];&quot;' Language='ru_RU'&gt;&lt;Text&gt;&quot;;[.Q188];&quot;&lt;/Text&gt;&lt;/Row&gt;&quot;)" office:value-type="string" office:string-value="&lt;Row Tag='LOC_TCS_ARMYNAME_SUFFIX_WOLFHOUNDS' Language='ru_RU'&gt;&lt;Text&gt;Волкодавы&lt;/Text&gt;&lt;/Row&gt;">
            <text:p>&lt;Row Tag='LOC_TCS_ARMYNAME_SUFFIX_WOLFHOUNDS' Language='ru_RU'&gt;&lt;Text&gt;Волкодавы&lt;/Text&gt;&lt;/Row&gt;</text:p>
          </table:table-cell>
          <table:table-cell office:value-type="string">
            <text:p>猎狼犬</text:p>
          </table:table-cell>
          <table:table-cell table:formula="of:=CONCATENATE(&quot;&lt;Row Tag='&quot;;[.A188];&quot;' Language='zh_Hans_CN'&gt;&lt;Text&gt;&quot;;[.S188];&quot;&lt;/Text&gt;&lt;/Row&gt;&quot;)" office:value-type="string" office:string-value="&lt;Row Tag='LOC_TCS_ARMYNAME_SUFFIX_WOLFHOUNDS' Language='zh_Hans_CN'&gt;&lt;Text&gt;猎狼犬&lt;/Text&gt;&lt;/Row&gt;">
            <text:p>&lt;Row Tag='LOC_TCS_ARMYNAME_SUFFIX_WOLFHOUNDS' Language='zh_Hans_CN'&gt;&lt;Text&gt;猎狼犬&lt;/Text&gt;&lt;/Row&gt;</text:p>
          </table:table-cell>
        </table:table-row>
        <table:table-row table:style-name="ro3">
          <table:table-cell office:value-type="string">
            <text:p>LOC_TCS_ARMYNAME_SUFFIX_WOLVES</text:p>
          </table:table-cell>
          <table:table-cell office:value-type="string">
            <text:p>Wolves</text:p>
          </table:table-cell>
          <table:table-cell office:value-type="string">
            <text:p>Wölfe</text:p>
          </table:table-cell>
          <table:table-cell table:formula="of:=CONCATENATE(&quot;&lt;Row Tag='&quot;;[.A189];&quot;' Language='de_DE'&gt;&lt;Text&gt;&quot;;[.C189];&quot;&lt;/Text&gt;&lt;/Row&gt;&quot;)" office:value-type="string" office:string-value="&lt;Row Tag='LOC_TCS_ARMYNAME_SUFFIX_WOLVES' Language='de_DE'&gt;&lt;Text&gt;Wölfe&lt;/Text&gt;&lt;/Row&gt;">
            <text:p>&lt;Row Tag='LOC_TCS_ARMYNAME_SUFFIX_WOLVES' Language='de_DE'&gt;&lt;Text&gt;Wölfe&lt;/Text&gt;&lt;/Row&gt;</text:p>
          </table:table-cell>
          <table:table-cell office:value-type="string">
            <text:p>Lobos</text:p>
          </table:table-cell>
          <table:table-cell table:formula="of:=CONCATENATE(&quot;&lt;Row Tag='&quot;;[.A189];&quot;' Language='es_ES'&gt;&lt;Text&gt;&quot;;[.E189];&quot;&lt;/Text&gt;&lt;/Row&gt;&quot;)" office:value-type="string" office:string-value="&lt;Row Tag='LOC_TCS_ARMYNAME_SUFFIX_WOLVES' Language='es_ES'&gt;&lt;Text&gt;Lobos&lt;/Text&gt;&lt;/Row&gt;">
            <text:p>&lt;Row Tag='LOC_TCS_ARMYNAME_SUFFIX_WOLVES' Language='es_ES'&gt;&lt;Text&gt;Lobos&lt;/Text&gt;&lt;/Row&gt;</text:p>
          </table:table-cell>
          <table:table-cell office:value-type="string">
            <text:p>Lupi</text:p>
          </table:table-cell>
          <table:table-cell table:formula="of:=CONCATENATE(&quot;&lt;Row Tag='&quot;;[.A189];&quot;' Language='it_IT'&gt;&lt;Text&gt;&quot;;[.G189];&quot;&lt;/Text&gt;&lt;/Row&gt;&quot;)" office:value-type="string" office:string-value="&lt;Row Tag='LOC_TCS_ARMYNAME_SUFFIX_WOLVES' Language='it_IT'&gt;&lt;Text&gt;Lupi&lt;/Text&gt;&lt;/Row&gt;">
            <text:p>&lt;Row Tag='LOC_TCS_ARMYNAME_SUFFIX_WOLVES' Language='it_IT'&gt;&lt;Text&gt;Lupi&lt;/Text&gt;&lt;/Row&gt;</text:p>
          </table:table-cell>
          <table:table-cell office:value-type="string">
            <text:p>狼</text:p>
          </table:table-cell>
          <table:table-cell table:formula="of:=CONCATENATE(&quot;&lt;Row Tag='&quot;;[.A189];&quot;' Language='ja_JP'&gt;&lt;Text&gt;&quot;;[.I189];&quot;&lt;/Text&gt;&lt;/Row&gt;&quot;)" office:value-type="string" office:string-value="&lt;Row Tag='LOC_TCS_ARMYNAME_SUFFIX_WOLVES' Language='ja_JP'&gt;&lt;Text&gt;狼&lt;/Text&gt;&lt;/Row&gt;">
            <text:p>&lt;Row Tag='LOC_TCS_ARMYNAME_SUFFIX_WOLVES' Language='ja_JP'&gt;&lt;Text&gt;狼&lt;/Text&gt;&lt;/Row&gt;</text:p>
          </table:table-cell>
          <table:table-cell office:value-type="string">
            <text:p>늑대들</text:p>
          </table:table-cell>
          <table:table-cell table:formula="of:=CONCATENATE(&quot;&lt;Row Tag='&quot;;[.A189];&quot;' Language='ko_KR'&gt;&lt;Text&gt;&quot;;[.K189];&quot;&lt;/Text&gt;&lt;/Row&gt;&quot;)" office:value-type="string" office:string-value="&lt;Row Tag='LOC_TCS_ARMYNAME_SUFFIX_WOLVES' Language='ko_KR'&gt;&lt;Text&gt;늑대들&lt;/Text&gt;&lt;/Row&gt;">
            <text:p>&lt;Row Tag='LOC_TCS_ARMYNAME_SUFFIX_WOLVES' Language='ko_KR'&gt;&lt;Text&gt;늑대들&lt;/Text&gt;&lt;/Row&gt;</text:p>
          </table:table-cell>
          <table:table-cell office:value-type="string">
            <text:p>Wilki</text:p>
          </table:table-cell>
          <table:table-cell table:formula="of:=CONCATENATE(&quot;&lt;Row Tag='&quot;;[.A189];&quot;' Language='pl_PL'&gt;&lt;Text&gt;&quot;;[.M189];&quot;&lt;/Text&gt;&lt;/Row&gt;&quot;)" office:value-type="string" office:string-value="&lt;Row Tag='LOC_TCS_ARMYNAME_SUFFIX_WOLVES' Language='pl_PL'&gt;&lt;Text&gt;Wilki&lt;/Text&gt;&lt;/Row&gt;">
            <text:p>&lt;Row Tag='LOC_TCS_ARMYNAME_SUFFIX_WOLVES' Language='pl_PL'&gt;&lt;Text&gt;Wilki&lt;/Text&gt;&lt;/Row&gt;</text:p>
          </table:table-cell>
          <table:table-cell office:value-type="string">
            <text:p>Lobos</text:p>
          </table:table-cell>
          <table:table-cell table:formula="of:=CONCATENATE(&quot;&lt;Row Tag='&quot;;[.A189];&quot;' Language='pt_BR'&gt;&lt;Text&gt;&quot;;[.O189];&quot;&lt;/Text&gt;&lt;/Row&gt;&quot;)" office:value-type="string" office:string-value="&lt;Row Tag='LOC_TCS_ARMYNAME_SUFFIX_WOLVES' Language='pt_BR'&gt;&lt;Text&gt;Lobos&lt;/Text&gt;&lt;/Row&gt;">
            <text:p>&lt;Row Tag='LOC_TCS_ARMYNAME_SUFFIX_WOLVES' Language='pt_BR'&gt;&lt;Text&gt;Lobos&lt;/Text&gt;&lt;/Row&gt;</text:p>
          </table:table-cell>
          <table:table-cell office:value-type="string">
            <text:p>Волки</text:p>
          </table:table-cell>
          <table:table-cell table:formula="of:=CONCATENATE(&quot;&lt;Row Tag='&quot;;[.A189];&quot;' Language='ru_RU'&gt;&lt;Text&gt;&quot;;[.Q189];&quot;&lt;/Text&gt;&lt;/Row&gt;&quot;)" office:value-type="string" office:string-value="&lt;Row Tag='LOC_TCS_ARMYNAME_SUFFIX_WOLVES' Language='ru_RU'&gt;&lt;Text&gt;Волки&lt;/Text&gt;&lt;/Row&gt;">
            <text:p>&lt;Row Tag='LOC_TCS_ARMYNAME_SUFFIX_WOLVES' Language='ru_RU'&gt;&lt;Text&gt;Волки&lt;/Text&gt;&lt;/Row&gt;</text:p>
          </table:table-cell>
          <table:table-cell office:value-type="string">
            <text:p>狼</text:p>
          </table:table-cell>
          <table:table-cell table:formula="of:=CONCATENATE(&quot;&lt;Row Tag='&quot;;[.A189];&quot;' Language='zh_Hans_CN'&gt;&lt;Text&gt;&quot;;[.S189];&quot;&lt;/Text&gt;&lt;/Row&gt;&quot;)" office:value-type="string" office:string-value="&lt;Row Tag='LOC_TCS_ARMYNAME_SUFFIX_WOLVES' Language='zh_Hans_CN'&gt;&lt;Text&gt;狼&lt;/Text&gt;&lt;/Row&gt;">
            <text:p>&lt;Row Tag='LOC_TCS_ARMYNAME_SUFFIX_WOLVES' Language='zh_Hans_CN'&gt;&lt;Text&gt;狼&lt;/Text&gt;&lt;/Row&gt;</text:p>
          </table:table-cell>
        </table:table-row>
        <table:table-row table:style-name="ro3">
          <table:table-cell office:value-type="string">
            <text:p>LOC_TCS_ARMYNAME_SUFFIX_APES</text:p>
          </table:table-cell>
          <table:table-cell office:value-type="string">
            <text:p>Apes</text:p>
          </table:table-cell>
          <table:table-cell office:value-type="string">
            <text:p>Affen</text:p>
          </table:table-cell>
          <table:table-cell table:formula="of:=CONCATENATE(&quot;&lt;Row Tag='&quot;;[.A190];&quot;' Language='de_DE'&gt;&lt;Text&gt;&quot;;[.C190];&quot;&lt;/Text&gt;&lt;/Row&gt;&quot;)" office:value-type="string" office:string-value="&lt;Row Tag='LOC_TCS_ARMYNAME_SUFFIX_APES' Language='de_DE'&gt;&lt;Text&gt;Affen&lt;/Text&gt;&lt;/Row&gt;">
            <text:p>&lt;Row Tag='LOC_TCS_ARMYNAME_SUFFIX_APES' Language='de_DE'&gt;&lt;Text&gt;Affen&lt;/Text&gt;&lt;/Row&gt;</text:p>
          </table:table-cell>
          <table:table-cell office:value-type="string">
            <text:p>Simios</text:p>
          </table:table-cell>
          <table:table-cell table:formula="of:=CONCATENATE(&quot;&lt;Row Tag='&quot;;[.A190];&quot;' Language='es_ES'&gt;&lt;Text&gt;&quot;;[.E190];&quot;&lt;/Text&gt;&lt;/Row&gt;&quot;)" office:value-type="string" office:string-value="&lt;Row Tag='LOC_TCS_ARMYNAME_SUFFIX_APES' Language='es_ES'&gt;&lt;Text&gt;Simios&lt;/Text&gt;&lt;/Row&gt;">
            <text:p>&lt;Row Tag='LOC_TCS_ARMYNAME_SUFFIX_APES' Language='es_ES'&gt;&lt;Text&gt;Simios&lt;/Text&gt;&lt;/Row&gt;</text:p>
          </table:table-cell>
          <table:table-cell office:value-type="string">
            <text:p>Scimmie</text:p>
          </table:table-cell>
          <table:table-cell table:formula="of:=CONCATENATE(&quot;&lt;Row Tag='&quot;;[.A190];&quot;' Language='it_IT'&gt;&lt;Text&gt;&quot;;[.G190];&quot;&lt;/Text&gt;&lt;/Row&gt;&quot;)" office:value-type="string" office:string-value="&lt;Row Tag='LOC_TCS_ARMYNAME_SUFFIX_APES' Language='it_IT'&gt;&lt;Text&gt;Scimmie&lt;/Text&gt;&lt;/Row&gt;">
            <text:p>&lt;Row Tag='LOC_TCS_ARMYNAME_SUFFIX_APES' Language='it_IT'&gt;&lt;Text&gt;Scimmie&lt;/Text&gt;&lt;/Row&gt;</text:p>
          </table:table-cell>
          <table:table-cell office:value-type="string">
            <text:p>猿</text:p>
          </table:table-cell>
          <table:table-cell table:formula="of:=CONCATENATE(&quot;&lt;Row Tag='&quot;;[.A190];&quot;' Language='ja_JP'&gt;&lt;Text&gt;&quot;;[.I190];&quot;&lt;/Text&gt;&lt;/Row&gt;&quot;)" office:value-type="string" office:string-value="&lt;Row Tag='LOC_TCS_ARMYNAME_SUFFIX_APES' Language='ja_JP'&gt;&lt;Text&gt;猿&lt;/Text&gt;&lt;/Row&gt;">
            <text:p>&lt;Row Tag='LOC_TCS_ARMYNAME_SUFFIX_APES' Language='ja_JP'&gt;&lt;Text&gt;猿&lt;/Text&gt;&lt;/Row&gt;</text:p>
          </table:table-cell>
          <table:table-cell office:value-type="string">
            <text:p>원숭이들</text:p>
          </table:table-cell>
          <table:table-cell table:formula="of:=CONCATENATE(&quot;&lt;Row Tag='&quot;;[.A190];&quot;' Language='ko_KR'&gt;&lt;Text&gt;&quot;;[.K190];&quot;&lt;/Text&gt;&lt;/Row&gt;&quot;)" office:value-type="string" office:string-value="&lt;Row Tag='LOC_TCS_ARMYNAME_SUFFIX_APES' Language='ko_KR'&gt;&lt;Text&gt;원숭이들&lt;/Text&gt;&lt;/Row&gt;">
            <text:p>&lt;Row Tag='LOC_TCS_ARMYNAME_SUFFIX_APES' Language='ko_KR'&gt;&lt;Text&gt;원숭이들&lt;/Text&gt;&lt;/Row&gt;</text:p>
          </table:table-cell>
          <table:table-cell office:value-type="string">
            <text:p>Małpy</text:p>
          </table:table-cell>
          <table:table-cell table:formula="of:=CONCATENATE(&quot;&lt;Row Tag='&quot;;[.A190];&quot;' Language='pl_PL'&gt;&lt;Text&gt;&quot;;[.M190];&quot;&lt;/Text&gt;&lt;/Row&gt;&quot;)" office:value-type="string" office:string-value="&lt;Row Tag='LOC_TCS_ARMYNAME_SUFFIX_APES' Language='pl_PL'&gt;&lt;Text&gt;Małpy&lt;/Text&gt;&lt;/Row&gt;">
            <text:p>&lt;Row Tag='LOC_TCS_ARMYNAME_SUFFIX_APES' Language='pl_PL'&gt;&lt;Text&gt;Małpy&lt;/Text&gt;&lt;/Row&gt;</text:p>
          </table:table-cell>
          <table:table-cell office:value-type="string">
            <text:p>Macacos</text:p>
          </table:table-cell>
          <table:table-cell table:formula="of:=CONCATENATE(&quot;&lt;Row Tag='&quot;;[.A190];&quot;' Language='pt_BR'&gt;&lt;Text&gt;&quot;;[.O190];&quot;&lt;/Text&gt;&lt;/Row&gt;&quot;)" office:value-type="string" office:string-value="&lt;Row Tag='LOC_TCS_ARMYNAME_SUFFIX_APES' Language='pt_BR'&gt;&lt;Text&gt;Macacos&lt;/Text&gt;&lt;/Row&gt;">
            <text:p>&lt;Row Tag='LOC_TCS_ARMYNAME_SUFFIX_APES' Language='pt_BR'&gt;&lt;Text&gt;Macacos&lt;/Text&gt;&lt;/Row&gt;</text:p>
          </table:table-cell>
          <table:table-cell office:value-type="string">
            <text:p>Обезьяны</text:p>
          </table:table-cell>
          <table:table-cell table:formula="of:=CONCATENATE(&quot;&lt;Row Tag='&quot;;[.A190];&quot;' Language='ru_RU'&gt;&lt;Text&gt;&quot;;[.Q190];&quot;&lt;/Text&gt;&lt;/Row&gt;&quot;)" office:value-type="string" office:string-value="&lt;Row Tag='LOC_TCS_ARMYNAME_SUFFIX_APES' Language='ru_RU'&gt;&lt;Text&gt;Обезьяны&lt;/Text&gt;&lt;/Row&gt;">
            <text:p>&lt;Row Tag='LOC_TCS_ARMYNAME_SUFFIX_APES' Language='ru_RU'&gt;&lt;Text&gt;Обезьяны&lt;/Text&gt;&lt;/Row&gt;</text:p>
          </table:table-cell>
          <table:table-cell office:value-type="string">
            <text:p>猿</text:p>
          </table:table-cell>
          <table:table-cell table:formula="of:=CONCATENATE(&quot;&lt;Row Tag='&quot;;[.A190];&quot;' Language='zh_Hans_CN'&gt;&lt;Text&gt;&quot;;[.S190];&quot;&lt;/Text&gt;&lt;/Row&gt;&quot;)" office:value-type="string" office:string-value="&lt;Row Tag='LOC_TCS_ARMYNAME_SUFFIX_APES' Language='zh_Hans_CN'&gt;&lt;Text&gt;猿&lt;/Text&gt;&lt;/Row&gt;">
            <text:p>&lt;Row Tag='LOC_TCS_ARMYNAME_SUFFIX_APES' Language='zh_Hans_CN'&gt;&lt;Text&gt;猿&lt;/Text&gt;&lt;/Row&gt;</text:p>
          </table:table-cell>
        </table:table-row>
        <table:table-row table:style-name="ro3">
          <table:table-cell office:value-type="string">
            <text:p>LOC_TCS_ARMYNAME_SUFFIX_BLADES</text:p>
          </table:table-cell>
          <table:table-cell office:value-type="string">
            <text:p>Blades</text:p>
          </table:table-cell>
          <table:table-cell office:value-type="string">
            <text:p>Klingen</text:p>
          </table:table-cell>
          <table:table-cell table:formula="of:=CONCATENATE(&quot;&lt;Row Tag='&quot;;[.A191];&quot;' Language='de_DE'&gt;&lt;Text&gt;&quot;;[.C191];&quot;&lt;/Text&gt;&lt;/Row&gt;&quot;)" office:value-type="string" office:string-value="&lt;Row Tag='LOC_TCS_ARMYNAME_SUFFIX_BLADES' Language='de_DE'&gt;&lt;Text&gt;Klingen&lt;/Text&gt;&lt;/Row&gt;">
            <text:p>&lt;Row Tag='LOC_TCS_ARMYNAME_SUFFIX_BLADES' Language='de_DE'&gt;&lt;Text&gt;Klingen&lt;/Text&gt;&lt;/Row&gt;</text:p>
          </table:table-cell>
          <table:table-cell office:value-type="string">
            <text:p>Cuchillas</text:p>
          </table:table-cell>
          <table:table-cell table:formula="of:=CONCATENATE(&quot;&lt;Row Tag='&quot;;[.A191];&quot;' Language='es_ES'&gt;&lt;Text&gt;&quot;;[.E191];&quot;&lt;/Text&gt;&lt;/Row&gt;&quot;)" office:value-type="string" office:string-value="&lt;Row Tag='LOC_TCS_ARMYNAME_SUFFIX_BLADES' Language='es_ES'&gt;&lt;Text&gt;Cuchillas&lt;/Text&gt;&lt;/Row&gt;">
            <text:p>&lt;Row Tag='LOC_TCS_ARMYNAME_SUFFIX_BLADES' Language='es_ES'&gt;&lt;Text&gt;Cuchillas&lt;/Text&gt;&lt;/Row&gt;</text:p>
          </table:table-cell>
          <table:table-cell office:value-type="string">
            <text:p>Lame</text:p>
          </table:table-cell>
          <table:table-cell table:formula="of:=CONCATENATE(&quot;&lt;Row Tag='&quot;;[.A191];&quot;' Language='it_IT'&gt;&lt;Text&gt;&quot;;[.G191];&quot;&lt;/Text&gt;&lt;/Row&gt;&quot;)" office:value-type="string" office:string-value="&lt;Row Tag='LOC_TCS_ARMYNAME_SUFFIX_BLADES' Language='it_IT'&gt;&lt;Text&gt;Lame&lt;/Text&gt;&lt;/Row&gt;">
            <text:p>&lt;Row Tag='LOC_TCS_ARMYNAME_SUFFIX_BLADES' Language='it_IT'&gt;&lt;Text&gt;Lame&lt;/Text&gt;&lt;/Row&gt;</text:p>
          </table:table-cell>
          <table:table-cell office:value-type="string">
            <text:p>刃</text:p>
          </table:table-cell>
          <table:table-cell table:formula="of:=CONCATENATE(&quot;&lt;Row Tag='&quot;;[.A191];&quot;' Language='ja_JP'&gt;&lt;Text&gt;&quot;;[.I191];&quot;&lt;/Text&gt;&lt;/Row&gt;&quot;)" office:value-type="string" office:string-value="&lt;Row Tag='LOC_TCS_ARMYNAME_SUFFIX_BLADES' Language='ja_JP'&gt;&lt;Text&gt;刃&lt;/Text&gt;&lt;/Row&gt;">
            <text:p>&lt;Row Tag='LOC_TCS_ARMYNAME_SUFFIX_BLADES' Language='ja_JP'&gt;&lt;Text&gt;刃&lt;/Text&gt;&lt;/Row&gt;</text:p>
          </table:table-cell>
          <table:table-cell office:value-type="string">
            <text:p>칼날</text:p>
          </table:table-cell>
          <table:table-cell table:formula="of:=CONCATENATE(&quot;&lt;Row Tag='&quot;;[.A191];&quot;' Language='ko_KR'&gt;&lt;Text&gt;&quot;;[.K191];&quot;&lt;/Text&gt;&lt;/Row&gt;&quot;)" office:value-type="string" office:string-value="&lt;Row Tag='LOC_TCS_ARMYNAME_SUFFIX_BLADES' Language='ko_KR'&gt;&lt;Text&gt;칼날&lt;/Text&gt;&lt;/Row&gt;">
            <text:p>&lt;Row Tag='LOC_TCS_ARMYNAME_SUFFIX_BLADES' Language='ko_KR'&gt;&lt;Text&gt;칼날&lt;/Text&gt;&lt;/Row&gt;</text:p>
          </table:table-cell>
          <table:table-cell office:value-type="string">
            <text:p>Ostrza</text:p>
          </table:table-cell>
          <table:table-cell table:formula="of:=CONCATENATE(&quot;&lt;Row Tag='&quot;;[.A191];&quot;' Language='pl_PL'&gt;&lt;Text&gt;&quot;;[.M191];&quot;&lt;/Text&gt;&lt;/Row&gt;&quot;)" office:value-type="string" office:string-value="&lt;Row Tag='LOC_TCS_ARMYNAME_SUFFIX_BLADES' Language='pl_PL'&gt;&lt;Text&gt;Ostrza&lt;/Text&gt;&lt;/Row&gt;">
            <text:p>&lt;Row Tag='LOC_TCS_ARMYNAME_SUFFIX_BLADES' Language='pl_PL'&gt;&lt;Text&gt;Ostrza&lt;/Text&gt;&lt;/Row&gt;</text:p>
          </table:table-cell>
          <table:table-cell office:value-type="string">
            <text:p>Lâminas</text:p>
          </table:table-cell>
          <table:table-cell table:formula="of:=CONCATENATE(&quot;&lt;Row Tag='&quot;;[.A191];&quot;' Language='pt_BR'&gt;&lt;Text&gt;&quot;;[.O191];&quot;&lt;/Text&gt;&lt;/Row&gt;&quot;)" office:value-type="string" office:string-value="&lt;Row Tag='LOC_TCS_ARMYNAME_SUFFIX_BLADES' Language='pt_BR'&gt;&lt;Text&gt;Lâminas&lt;/Text&gt;&lt;/Row&gt;">
            <text:p>&lt;Row Tag='LOC_TCS_ARMYNAME_SUFFIX_BLADES' Language='pt_BR'&gt;&lt;Text&gt;Lâminas&lt;/Text&gt;&lt;/Row&gt;</text:p>
          </table:table-cell>
          <table:table-cell office:value-type="string">
            <text:p>Клинки</text:p>
          </table:table-cell>
          <table:table-cell table:formula="of:=CONCATENATE(&quot;&lt;Row Tag='&quot;;[.A191];&quot;' Language='ru_RU'&gt;&lt;Text&gt;&quot;;[.Q191];&quot;&lt;/Text&gt;&lt;/Row&gt;&quot;)" office:value-type="string" office:string-value="&lt;Row Tag='LOC_TCS_ARMYNAME_SUFFIX_BLADES' Language='ru_RU'&gt;&lt;Text&gt;Клинки&lt;/Text&gt;&lt;/Row&gt;">
            <text:p>&lt;Row Tag='LOC_TCS_ARMYNAME_SUFFIX_BLADES' Language='ru_RU'&gt;&lt;Text&gt;Клинки&lt;/Text&gt;&lt;/Row&gt;</text:p>
          </table:table-cell>
          <table:table-cell office:value-type="string">
            <text:p>刀锋</text:p>
          </table:table-cell>
          <table:table-cell table:formula="of:=CONCATENATE(&quot;&lt;Row Tag='&quot;;[.A191];&quot;' Language='zh_Hans_CN'&gt;&lt;Text&gt;&quot;;[.S191];&quot;&lt;/Text&gt;&lt;/Row&gt;&quot;)" office:value-type="string" office:string-value="&lt;Row Tag='LOC_TCS_ARMYNAME_SUFFIX_BLADES' Language='zh_Hans_CN'&gt;&lt;Text&gt;刀锋&lt;/Text&gt;&lt;/Row&gt;">
            <text:p>&lt;Row Tag='LOC_TCS_ARMYNAME_SUFFIX_BLADES' Language='zh_Hans_CN'&gt;&lt;Text&gt;刀锋&lt;/Text&gt;&lt;/Row&gt;</text:p>
          </table:table-cell>
        </table:table-row>
        <table:table-row table:style-name="ro3">
          <table:table-cell office:value-type="string">
            <text:p>LOC_TCS_ARMYNAME_SUFFIX_COMMANDOS</text:p>
          </table:table-cell>
          <table:table-cell office:value-type="string">
            <text:p>Commandos</text:p>
          </table:table-cell>
          <table:table-cell office:value-type="string">
            <text:p>Kommandos</text:p>
          </table:table-cell>
          <table:table-cell table:formula="of:=CONCATENATE(&quot;&lt;Row Tag='&quot;;[.A192];&quot;' Language='de_DE'&gt;&lt;Text&gt;&quot;;[.C192];&quot;&lt;/Text&gt;&lt;/Row&gt;&quot;)" office:value-type="string" office:string-value="&lt;Row Tag='LOC_TCS_ARMYNAME_SUFFIX_COMMANDOS' Language='de_DE'&gt;&lt;Text&gt;Kommandos&lt;/Text&gt;&lt;/Row&gt;">
            <text:p>&lt;Row Tag='LOC_TCS_ARMYNAME_SUFFIX_COMMANDOS' Language='de_DE'&gt;&lt;Text&gt;Kommandos&lt;/Text&gt;&lt;/Row&gt;</text:p>
          </table:table-cell>
          <table:table-cell office:value-type="string">
            <text:p>Comandos</text:p>
          </table:table-cell>
          <table:table-cell table:formula="of:=CONCATENATE(&quot;&lt;Row Tag='&quot;;[.A192];&quot;' Language='es_ES'&gt;&lt;Text&gt;&quot;;[.E192];&quot;&lt;/Text&gt;&lt;/Row&gt;&quot;)" office:value-type="string" office:string-value="&lt;Row Tag='LOC_TCS_ARMYNAME_SUFFIX_COMMANDOS' Language='es_ES'&gt;&lt;Text&gt;Comandos&lt;/Text&gt;&lt;/Row&gt;">
            <text:p>&lt;Row Tag='LOC_TCS_ARMYNAME_SUFFIX_COMMANDOS' Language='es_ES'&gt;&lt;Text&gt;Comandos&lt;/Text&gt;&lt;/Row&gt;</text:p>
          </table:table-cell>
          <table:table-cell office:value-type="string">
            <text:p>Commando</text:p>
          </table:table-cell>
          <table:table-cell table:formula="of:=CONCATENATE(&quot;&lt;Row Tag='&quot;;[.A192];&quot;' Language='it_IT'&gt;&lt;Text&gt;&quot;;[.G192];&quot;&lt;/Text&gt;&lt;/Row&gt;&quot;)" office:value-type="string" office:string-value="&lt;Row Tag='LOC_TCS_ARMYNAME_SUFFIX_COMMANDOS' Language='it_IT'&gt;&lt;Text&gt;Commando&lt;/Text&gt;&lt;/Row&gt;">
            <text:p>&lt;Row Tag='LOC_TCS_ARMYNAME_SUFFIX_COMMANDOS' Language='it_IT'&gt;&lt;Text&gt;Commando&lt;/Text&gt;&lt;/Row&gt;</text:p>
          </table:table-cell>
          <table:table-cell office:value-type="string">
            <text:p>コマンドー</text:p>
          </table:table-cell>
          <table:table-cell table:formula="of:=CONCATENATE(&quot;&lt;Row Tag='&quot;;[.A192];&quot;' Language='ja_JP'&gt;&lt;Text&gt;&quot;;[.I192];&quot;&lt;/Text&gt;&lt;/Row&gt;&quot;)" office:value-type="string" office:string-value="&lt;Row Tag='LOC_TCS_ARMYNAME_SUFFIX_COMMANDOS' Language='ja_JP'&gt;&lt;Text&gt;コマンドー&lt;/Text&gt;&lt;/Row&gt;">
            <text:p>&lt;Row Tag='LOC_TCS_ARMYNAME_SUFFIX_COMMANDOS' Language='ja_JP'&gt;&lt;Text&gt;コマンドー&lt;/Text&gt;&lt;/Row&gt;</text:p>
          </table:table-cell>
          <table:table-cell office:value-type="string">
            <text:p>특공대</text:p>
          </table:table-cell>
          <table:table-cell table:formula="of:=CONCATENATE(&quot;&lt;Row Tag='&quot;;[.A192];&quot;' Language='ko_KR'&gt;&lt;Text&gt;&quot;;[.K192];&quot;&lt;/Text&gt;&lt;/Row&gt;&quot;)" office:value-type="string" office:string-value="&lt;Row Tag='LOC_TCS_ARMYNAME_SUFFIX_COMMANDOS' Language='ko_KR'&gt;&lt;Text&gt;특공대&lt;/Text&gt;&lt;/Row&gt;">
            <text:p>&lt;Row Tag='LOC_TCS_ARMYNAME_SUFFIX_COMMANDOS' Language='ko_KR'&gt;&lt;Text&gt;특공대&lt;/Text&gt;&lt;/Row&gt;</text:p>
          </table:table-cell>
          <table:table-cell office:value-type="string">
            <text:p>Komandosi</text:p>
          </table:table-cell>
          <table:table-cell table:formula="of:=CONCATENATE(&quot;&lt;Row Tag='&quot;;[.A192];&quot;' Language='pl_PL'&gt;&lt;Text&gt;&quot;;[.M192];&quot;&lt;/Text&gt;&lt;/Row&gt;&quot;)" office:value-type="string" office:string-value="&lt;Row Tag='LOC_TCS_ARMYNAME_SUFFIX_COMMANDOS' Language='pl_PL'&gt;&lt;Text&gt;Komandosi&lt;/Text&gt;&lt;/Row&gt;">
            <text:p>&lt;Row Tag='LOC_TCS_ARMYNAME_SUFFIX_COMMANDOS' Language='pl_PL'&gt;&lt;Text&gt;Komandosi&lt;/Text&gt;&lt;/Row&gt;</text:p>
          </table:table-cell>
          <table:table-cell office:value-type="string">
            <text:p>Comandos</text:p>
          </table:table-cell>
          <table:table-cell table:formula="of:=CONCATENATE(&quot;&lt;Row Tag='&quot;;[.A192];&quot;' Language='pt_BR'&gt;&lt;Text&gt;&quot;;[.O192];&quot;&lt;/Text&gt;&lt;/Row&gt;&quot;)" office:value-type="string" office:string-value="&lt;Row Tag='LOC_TCS_ARMYNAME_SUFFIX_COMMANDOS' Language='pt_BR'&gt;&lt;Text&gt;Comandos&lt;/Text&gt;&lt;/Row&gt;">
            <text:p>&lt;Row Tag='LOC_TCS_ARMYNAME_SUFFIX_COMMANDOS' Language='pt_BR'&gt;&lt;Text&gt;Comandos&lt;/Text&gt;&lt;/Row&gt;</text:p>
          </table:table-cell>
          <table:table-cell office:value-type="string">
            <text:p>Коммандос</text:p>
          </table:table-cell>
          <table:table-cell table:formula="of:=CONCATENATE(&quot;&lt;Row Tag='&quot;;[.A192];&quot;' Language='ru_RU'&gt;&lt;Text&gt;&quot;;[.Q192];&quot;&lt;/Text&gt;&lt;/Row&gt;&quot;)" office:value-type="string" office:string-value="&lt;Row Tag='LOC_TCS_ARMYNAME_SUFFIX_COMMANDOS' Language='ru_RU'&gt;&lt;Text&gt;Коммандос&lt;/Text&gt;&lt;/Row&gt;">
            <text:p>&lt;Row Tag='LOC_TCS_ARMYNAME_SUFFIX_COMMANDOS' Language='ru_RU'&gt;&lt;Text&gt;Коммандос&lt;/Text&gt;&lt;/Row&gt;</text:p>
          </table:table-cell>
          <table:table-cell office:value-type="string">
            <text:p>突击队员</text:p>
          </table:table-cell>
          <table:table-cell table:formula="of:=CONCATENATE(&quot;&lt;Row Tag='&quot;;[.A192];&quot;' Language='zh_Hans_CN'&gt;&lt;Text&gt;&quot;;[.S192];&quot;&lt;/Text&gt;&lt;/Row&gt;&quot;)" office:value-type="string" office:string-value="&lt;Row Tag='LOC_TCS_ARMYNAME_SUFFIX_COMMANDOS' Language='zh_Hans_CN'&gt;&lt;Text&gt;突击队员&lt;/Text&gt;&lt;/Row&gt;">
            <text:p>&lt;Row Tag='LOC_TCS_ARMYNAME_SUFFIX_COMMANDOS' Language='zh_Hans_CN'&gt;&lt;Text&gt;突击队员&lt;/Text&gt;&lt;/Row&gt;</text:p>
          </table:table-cell>
        </table:table-row>
        <table:table-row table:style-name="ro3">
          <table:table-cell office:value-type="string">
            <text:p>LOC_TCS_ARMYNAME_SUFFIX_EYES</text:p>
          </table:table-cell>
          <table:table-cell office:value-type="string">
            <text:p>Eyes</text:p>
          </table:table-cell>
          <table:table-cell office:value-type="string">
            <text:p>Augen</text:p>
          </table:table-cell>
          <table:table-cell table:formula="of:=CONCATENATE(&quot;&lt;Row Tag='&quot;;[.A193];&quot;' Language='de_DE'&gt;&lt;Text&gt;&quot;;[.C193];&quot;&lt;/Text&gt;&lt;/Row&gt;&quot;)" office:value-type="string" office:string-value="&lt;Row Tag='LOC_TCS_ARMYNAME_SUFFIX_EYES' Language='de_DE'&gt;&lt;Text&gt;Augen&lt;/Text&gt;&lt;/Row&gt;">
            <text:p>&lt;Row Tag='LOC_TCS_ARMYNAME_SUFFIX_EYES' Language='de_DE'&gt;&lt;Text&gt;Augen&lt;/Text&gt;&lt;/Row&gt;</text:p>
          </table:table-cell>
          <table:table-cell office:value-type="string">
            <text:p>Ojos</text:p>
          </table:table-cell>
          <table:table-cell table:formula="of:=CONCATENATE(&quot;&lt;Row Tag='&quot;;[.A193];&quot;' Language='es_ES'&gt;&lt;Text&gt;&quot;;[.E193];&quot;&lt;/Text&gt;&lt;/Row&gt;&quot;)" office:value-type="string" office:string-value="&lt;Row Tag='LOC_TCS_ARMYNAME_SUFFIX_EYES' Language='es_ES'&gt;&lt;Text&gt;Ojos&lt;/Text&gt;&lt;/Row&gt;">
            <text:p>&lt;Row Tag='LOC_TCS_ARMYNAME_SUFFIX_EYES' Language='es_ES'&gt;&lt;Text&gt;Ojos&lt;/Text&gt;&lt;/Row&gt;</text:p>
          </table:table-cell>
          <table:table-cell office:value-type="string">
            <text:p>Occhi</text:p>
          </table:table-cell>
          <table:table-cell table:formula="of:=CONCATENATE(&quot;&lt;Row Tag='&quot;;[.A193];&quot;' Language='it_IT'&gt;&lt;Text&gt;&quot;;[.G193];&quot;&lt;/Text&gt;&lt;/Row&gt;&quot;)" office:value-type="string" office:string-value="&lt;Row Tag='LOC_TCS_ARMYNAME_SUFFIX_EYES' Language='it_IT'&gt;&lt;Text&gt;Occhi&lt;/Text&gt;&lt;/Row&gt;">
            <text:p>&lt;Row Tag='LOC_TCS_ARMYNAME_SUFFIX_EYES' Language='it_IT'&gt;&lt;Text&gt;Occhi&lt;/Text&gt;&lt;/Row&gt;</text:p>
          </table:table-cell>
          <table:table-cell office:value-type="string">
            <text:p>目</text:p>
          </table:table-cell>
          <table:table-cell table:formula="of:=CONCATENATE(&quot;&lt;Row Tag='&quot;;[.A193];&quot;' Language='ja_JP'&gt;&lt;Text&gt;&quot;;[.I193];&quot;&lt;/Text&gt;&lt;/Row&gt;&quot;)" office:value-type="string" office:string-value="&lt;Row Tag='LOC_TCS_ARMYNAME_SUFFIX_EYES' Language='ja_JP'&gt;&lt;Text&gt;目&lt;/Text&gt;&lt;/Row&gt;">
            <text:p>&lt;Row Tag='LOC_TCS_ARMYNAME_SUFFIX_EYES' Language='ja_JP'&gt;&lt;Text&gt;目&lt;/Text&gt;&lt;/Row&gt;</text:p>
          </table:table-cell>
          <table:table-cell office:value-type="string">
            <text:p>눈</text:p>
          </table:table-cell>
          <table:table-cell table:formula="of:=CONCATENATE(&quot;&lt;Row Tag='&quot;;[.A193];&quot;' Language='ko_KR'&gt;&lt;Text&gt;&quot;;[.K193];&quot;&lt;/Text&gt;&lt;/Row&gt;&quot;)" office:value-type="string" office:string-value="&lt;Row Tag='LOC_TCS_ARMYNAME_SUFFIX_EYES' Language='ko_KR'&gt;&lt;Text&gt;눈&lt;/Text&gt;&lt;/Row&gt;">
            <text:p>&lt;Row Tag='LOC_TCS_ARMYNAME_SUFFIX_EYES' Language='ko_KR'&gt;&lt;Text&gt;눈&lt;/Text&gt;&lt;/Row&gt;</text:p>
          </table:table-cell>
          <table:table-cell office:value-type="string">
            <text:p>Oczy</text:p>
          </table:table-cell>
          <table:table-cell table:formula="of:=CONCATENATE(&quot;&lt;Row Tag='&quot;;[.A193];&quot;' Language='pl_PL'&gt;&lt;Text&gt;&quot;;[.M193];&quot;&lt;/Text&gt;&lt;/Row&gt;&quot;)" office:value-type="string" office:string-value="&lt;Row Tag='LOC_TCS_ARMYNAME_SUFFIX_EYES' Language='pl_PL'&gt;&lt;Text&gt;Oczy&lt;/Text&gt;&lt;/Row&gt;">
            <text:p>&lt;Row Tag='LOC_TCS_ARMYNAME_SUFFIX_EYES' Language='pl_PL'&gt;&lt;Text&gt;Oczy&lt;/Text&gt;&lt;/Row&gt;</text:p>
          </table:table-cell>
          <table:table-cell office:value-type="string">
            <text:p>Olhos</text:p>
          </table:table-cell>
          <table:table-cell table:formula="of:=CONCATENATE(&quot;&lt;Row Tag='&quot;;[.A193];&quot;' Language='pt_BR'&gt;&lt;Text&gt;&quot;;[.O193];&quot;&lt;/Text&gt;&lt;/Row&gt;&quot;)" office:value-type="string" office:string-value="&lt;Row Tag='LOC_TCS_ARMYNAME_SUFFIX_EYES' Language='pt_BR'&gt;&lt;Text&gt;Olhos&lt;/Text&gt;&lt;/Row&gt;">
            <text:p>&lt;Row Tag='LOC_TCS_ARMYNAME_SUFFIX_EYES' Language='pt_BR'&gt;&lt;Text&gt;Olhos&lt;/Text&gt;&lt;/Row&gt;</text:p>
          </table:table-cell>
          <table:table-cell office:value-type="string">
            <text:p>Глаза</text:p>
          </table:table-cell>
          <table:table-cell table:formula="of:=CONCATENATE(&quot;&lt;Row Tag='&quot;;[.A193];&quot;' Language='ru_RU'&gt;&lt;Text&gt;&quot;;[.Q193];&quot;&lt;/Text&gt;&lt;/Row&gt;&quot;)" office:value-type="string" office:string-value="&lt;Row Tag='LOC_TCS_ARMYNAME_SUFFIX_EYES' Language='ru_RU'&gt;&lt;Text&gt;Глаза&lt;/Text&gt;&lt;/Row&gt;">
            <text:p>&lt;Row Tag='LOC_TCS_ARMYNAME_SUFFIX_EYES' Language='ru_RU'&gt;&lt;Text&gt;Глаза&lt;/Text&gt;&lt;/Row&gt;</text:p>
          </table:table-cell>
          <table:table-cell office:value-type="string">
            <text:p>眼睛</text:p>
          </table:table-cell>
          <table:table-cell table:formula="of:=CONCATENATE(&quot;&lt;Row Tag='&quot;;[.A193];&quot;' Language='zh_Hans_CN'&gt;&lt;Text&gt;&quot;;[.S193];&quot;&lt;/Text&gt;&lt;/Row&gt;&quot;)" office:value-type="string" office:string-value="&lt;Row Tag='LOC_TCS_ARMYNAME_SUFFIX_EYES' Language='zh_Hans_CN'&gt;&lt;Text&gt;眼睛&lt;/Text&gt;&lt;/Row&gt;">
            <text:p>&lt;Row Tag='LOC_TCS_ARMYNAME_SUFFIX_EYES' Language='zh_Hans_CN'&gt;&lt;Text&gt;眼睛&lt;/Text&gt;&lt;/Row&gt;</text:p>
          </table:table-cell>
        </table:table-row>
        <table:table-row table:style-name="ro3">
          <table:table-cell office:value-type="string">
            <text:p>LOC_TCS_ARMYNAME_SUFFIX_JACKETS</text:p>
          </table:table-cell>
          <table:table-cell office:value-type="string">
            <text:p>Jackets</text:p>
          </table:table-cell>
          <table:table-cell office:value-type="string">
            <text:p>Jacken</text:p>
          </table:table-cell>
          <table:table-cell table:formula="of:=CONCATENATE(&quot;&lt;Row Tag='&quot;;[.A194];&quot;' Language='de_DE'&gt;&lt;Text&gt;&quot;;[.C194];&quot;&lt;/Text&gt;&lt;/Row&gt;&quot;)" office:value-type="string" office:string-value="&lt;Row Tag='LOC_TCS_ARMYNAME_SUFFIX_JACKETS' Language='de_DE'&gt;&lt;Text&gt;Jacken&lt;/Text&gt;&lt;/Row&gt;">
            <text:p>&lt;Row Tag='LOC_TCS_ARMYNAME_SUFFIX_JACKETS' Language='de_DE'&gt;&lt;Text&gt;Jacken&lt;/Text&gt;&lt;/Row&gt;</text:p>
          </table:table-cell>
          <table:table-cell office:value-type="string">
            <text:p>Chaquetas</text:p>
          </table:table-cell>
          <table:table-cell table:formula="of:=CONCATENATE(&quot;&lt;Row Tag='&quot;;[.A194];&quot;' Language='es_ES'&gt;&lt;Text&gt;&quot;;[.E194];&quot;&lt;/Text&gt;&lt;/Row&gt;&quot;)" office:value-type="string" office:string-value="&lt;Row Tag='LOC_TCS_ARMYNAME_SUFFIX_JACKETS' Language='es_ES'&gt;&lt;Text&gt;Chaquetas&lt;/Text&gt;&lt;/Row&gt;">
            <text:p>&lt;Row Tag='LOC_TCS_ARMYNAME_SUFFIX_JACKETS' Language='es_ES'&gt;&lt;Text&gt;Chaquetas&lt;/Text&gt;&lt;/Row&gt;</text:p>
          </table:table-cell>
          <table:table-cell office:value-type="string">
            <text:p>Giacche</text:p>
          </table:table-cell>
          <table:table-cell table:formula="of:=CONCATENATE(&quot;&lt;Row Tag='&quot;;[.A194];&quot;' Language='it_IT'&gt;&lt;Text&gt;&quot;;[.G194];&quot;&lt;/Text&gt;&lt;/Row&gt;&quot;)" office:value-type="string" office:string-value="&lt;Row Tag='LOC_TCS_ARMYNAME_SUFFIX_JACKETS' Language='it_IT'&gt;&lt;Text&gt;Giacche&lt;/Text&gt;&lt;/Row&gt;">
            <text:p>&lt;Row Tag='LOC_TCS_ARMYNAME_SUFFIX_JACKETS' Language='it_IT'&gt;&lt;Text&gt;Giacche&lt;/Text&gt;&lt;/Row&gt;</text:p>
          </table:table-cell>
          <table:table-cell office:value-type="string">
            <text:p>ジャケット</text:p>
          </table:table-cell>
          <table:table-cell table:formula="of:=CONCATENATE(&quot;&lt;Row Tag='&quot;;[.A194];&quot;' Language='ja_JP'&gt;&lt;Text&gt;&quot;;[.I194];&quot;&lt;/Text&gt;&lt;/Row&gt;&quot;)" office:value-type="string" office:string-value="&lt;Row Tag='LOC_TCS_ARMYNAME_SUFFIX_JACKETS' Language='ja_JP'&gt;&lt;Text&gt;ジャケット&lt;/Text&gt;&lt;/Row&gt;">
            <text:p>&lt;Row Tag='LOC_TCS_ARMYNAME_SUFFIX_JACKETS' Language='ja_JP'&gt;&lt;Text&gt;ジャケット&lt;/Text&gt;&lt;/Row&gt;</text:p>
          </table:table-cell>
          <table:table-cell office:value-type="string">
            <text:p>재킷</text:p>
          </table:table-cell>
          <table:table-cell table:formula="of:=CONCATENATE(&quot;&lt;Row Tag='&quot;;[.A194];&quot;' Language='ko_KR'&gt;&lt;Text&gt;&quot;;[.K194];&quot;&lt;/Text&gt;&lt;/Row&gt;&quot;)" office:value-type="string" office:string-value="&lt;Row Tag='LOC_TCS_ARMYNAME_SUFFIX_JACKETS' Language='ko_KR'&gt;&lt;Text&gt;재킷&lt;/Text&gt;&lt;/Row&gt;">
            <text:p>&lt;Row Tag='LOC_TCS_ARMYNAME_SUFFIX_JACKETS' Language='ko_KR'&gt;&lt;Text&gt;재킷&lt;/Text&gt;&lt;/Row&gt;</text:p>
          </table:table-cell>
          <table:table-cell office:value-type="string">
            <text:p>Kurtki</text:p>
          </table:table-cell>
          <table:table-cell table:formula="of:=CONCATENATE(&quot;&lt;Row Tag='&quot;;[.A194];&quot;' Language='pl_PL'&gt;&lt;Text&gt;&quot;;[.M194];&quot;&lt;/Text&gt;&lt;/Row&gt;&quot;)" office:value-type="string" office:string-value="&lt;Row Tag='LOC_TCS_ARMYNAME_SUFFIX_JACKETS' Language='pl_PL'&gt;&lt;Text&gt;Kurtki&lt;/Text&gt;&lt;/Row&gt;">
            <text:p>&lt;Row Tag='LOC_TCS_ARMYNAME_SUFFIX_JACKETS' Language='pl_PL'&gt;&lt;Text&gt;Kurtki&lt;/Text&gt;&lt;/Row&gt;</text:p>
          </table:table-cell>
          <table:table-cell office:value-type="string">
            <text:p>Jaquetas</text:p>
          </table:table-cell>
          <table:table-cell table:formula="of:=CONCATENATE(&quot;&lt;Row Tag='&quot;;[.A194];&quot;' Language='pt_BR'&gt;&lt;Text&gt;&quot;;[.O194];&quot;&lt;/Text&gt;&lt;/Row&gt;&quot;)" office:value-type="string" office:string-value="&lt;Row Tag='LOC_TCS_ARMYNAME_SUFFIX_JACKETS' Language='pt_BR'&gt;&lt;Text&gt;Jaquetas&lt;/Text&gt;&lt;/Row&gt;">
            <text:p>&lt;Row Tag='LOC_TCS_ARMYNAME_SUFFIX_JACKETS' Language='pt_BR'&gt;&lt;Text&gt;Jaquetas&lt;/Text&gt;&lt;/Row&gt;</text:p>
          </table:table-cell>
          <table:table-cell office:value-type="string">
            <text:p>Куртки</text:p>
          </table:table-cell>
          <table:table-cell table:formula="of:=CONCATENATE(&quot;&lt;Row Tag='&quot;;[.A194];&quot;' Language='ru_RU'&gt;&lt;Text&gt;&quot;;[.Q194];&quot;&lt;/Text&gt;&lt;/Row&gt;&quot;)" office:value-type="string" office:string-value="&lt;Row Tag='LOC_TCS_ARMYNAME_SUFFIX_JACKETS' Language='ru_RU'&gt;&lt;Text&gt;Куртки&lt;/Text&gt;&lt;/Row&gt;">
            <text:p>&lt;Row Tag='LOC_TCS_ARMYNAME_SUFFIX_JACKETS' Language='ru_RU'&gt;&lt;Text&gt;Куртки&lt;/Text&gt;&lt;/Row&gt;</text:p>
          </table:table-cell>
          <table:table-cell office:value-type="string">
            <text:p>夹克</text:p>
          </table:table-cell>
          <table:table-cell table:formula="of:=CONCATENATE(&quot;&lt;Row Tag='&quot;;[.A194];&quot;' Language='zh_Hans_CN'&gt;&lt;Text&gt;&quot;;[.S194];&quot;&lt;/Text&gt;&lt;/Row&gt;&quot;)" office:value-type="string" office:string-value="&lt;Row Tag='LOC_TCS_ARMYNAME_SUFFIX_JACKETS' Language='zh_Hans_CN'&gt;&lt;Text&gt;夹克&lt;/Text&gt;&lt;/Row&gt;">
            <text:p>&lt;Row Tag='LOC_TCS_ARMYNAME_SUFFIX_JACKETS' Language='zh_Hans_CN'&gt;&lt;Text&gt;夹克&lt;/Text&gt;&lt;/Row&gt;</text:p>
          </table:table-cell>
        </table:table-row>
        <table:table-row table:style-name="ro3">
          <table:table-cell office:value-type="string">
            <text:p>LOC_TCS_ARMYNAME_SUFFIX_KNIVES</text:p>
          </table:table-cell>
          <table:table-cell office:value-type="string">
            <text:p>Knives</text:p>
          </table:table-cell>
          <table:table-cell office:value-type="string">
            <text:p>Messer</text:p>
          </table:table-cell>
          <table:table-cell table:formula="of:=CONCATENATE(&quot;&lt;Row Tag='&quot;;[.A195];&quot;' Language='de_DE'&gt;&lt;Text&gt;&quot;;[.C195];&quot;&lt;/Text&gt;&lt;/Row&gt;&quot;)" office:value-type="string" office:string-value="&lt;Row Tag='LOC_TCS_ARMYNAME_SUFFIX_KNIVES' Language='de_DE'&gt;&lt;Text&gt;Messer&lt;/Text&gt;&lt;/Row&gt;">
            <text:p>&lt;Row Tag='LOC_TCS_ARMYNAME_SUFFIX_KNIVES' Language='de_DE'&gt;&lt;Text&gt;Messer&lt;/Text&gt;&lt;/Row&gt;</text:p>
          </table:table-cell>
          <table:table-cell office:value-type="string">
            <text:p>Cuchillos</text:p>
          </table:table-cell>
          <table:table-cell table:formula="of:=CONCATENATE(&quot;&lt;Row Tag='&quot;;[.A195];&quot;' Language='es_ES'&gt;&lt;Text&gt;&quot;;[.E195];&quot;&lt;/Text&gt;&lt;/Row&gt;&quot;)" office:value-type="string" office:string-value="&lt;Row Tag='LOC_TCS_ARMYNAME_SUFFIX_KNIVES' Language='es_ES'&gt;&lt;Text&gt;Cuchillos&lt;/Text&gt;&lt;/Row&gt;">
            <text:p>&lt;Row Tag='LOC_TCS_ARMYNAME_SUFFIX_KNIVES' Language='es_ES'&gt;&lt;Text&gt;Cuchillos&lt;/Text&gt;&lt;/Row&gt;</text:p>
          </table:table-cell>
          <table:table-cell office:value-type="string">
            <text:p>Coltelli</text:p>
          </table:table-cell>
          <table:table-cell table:formula="of:=CONCATENATE(&quot;&lt;Row Tag='&quot;;[.A195];&quot;' Language='it_IT'&gt;&lt;Text&gt;&quot;;[.G195];&quot;&lt;/Text&gt;&lt;/Row&gt;&quot;)" office:value-type="string" office:string-value="&lt;Row Tag='LOC_TCS_ARMYNAME_SUFFIX_KNIVES' Language='it_IT'&gt;&lt;Text&gt;Coltelli&lt;/Text&gt;&lt;/Row&gt;">
            <text:p>&lt;Row Tag='LOC_TCS_ARMYNAME_SUFFIX_KNIVES' Language='it_IT'&gt;&lt;Text&gt;Coltelli&lt;/Text&gt;&lt;/Row&gt;</text:p>
          </table:table-cell>
          <table:table-cell office:value-type="string">
            <text:p>ナイフ</text:p>
          </table:table-cell>
          <table:table-cell table:formula="of:=CONCATENATE(&quot;&lt;Row Tag='&quot;;[.A195];&quot;' Language='ja_JP'&gt;&lt;Text&gt;&quot;;[.I195];&quot;&lt;/Text&gt;&lt;/Row&gt;&quot;)" office:value-type="string" office:string-value="&lt;Row Tag='LOC_TCS_ARMYNAME_SUFFIX_KNIVES' Language='ja_JP'&gt;&lt;Text&gt;ナイフ&lt;/Text&gt;&lt;/Row&gt;">
            <text:p>&lt;Row Tag='LOC_TCS_ARMYNAME_SUFFIX_KNIVES' Language='ja_JP'&gt;&lt;Text&gt;ナイフ&lt;/Text&gt;&lt;/Row&gt;</text:p>
          </table:table-cell>
          <table:table-cell office:value-type="string">
            <text:p>칼</text:p>
          </table:table-cell>
          <table:table-cell table:formula="of:=CONCATENATE(&quot;&lt;Row Tag='&quot;;[.A195];&quot;' Language='ko_KR'&gt;&lt;Text&gt;&quot;;[.K195];&quot;&lt;/Text&gt;&lt;/Row&gt;&quot;)" office:value-type="string" office:string-value="&lt;Row Tag='LOC_TCS_ARMYNAME_SUFFIX_KNIVES' Language='ko_KR'&gt;&lt;Text&gt;칼&lt;/Text&gt;&lt;/Row&gt;">
            <text:p>&lt;Row Tag='LOC_TCS_ARMYNAME_SUFFIX_KNIVES' Language='ko_KR'&gt;&lt;Text&gt;칼&lt;/Text&gt;&lt;/Row&gt;</text:p>
          </table:table-cell>
          <table:table-cell office:value-type="string">
            <text:p>Noże</text:p>
          </table:table-cell>
          <table:table-cell table:formula="of:=CONCATENATE(&quot;&lt;Row Tag='&quot;;[.A195];&quot;' Language='pl_PL'&gt;&lt;Text&gt;&quot;;[.M195];&quot;&lt;/Text&gt;&lt;/Row&gt;&quot;)" office:value-type="string" office:string-value="&lt;Row Tag='LOC_TCS_ARMYNAME_SUFFIX_KNIVES' Language='pl_PL'&gt;&lt;Text&gt;Noże&lt;/Text&gt;&lt;/Row&gt;">
            <text:p>&lt;Row Tag='LOC_TCS_ARMYNAME_SUFFIX_KNIVES' Language='pl_PL'&gt;&lt;Text&gt;Noże&lt;/Text&gt;&lt;/Row&gt;</text:p>
          </table:table-cell>
          <table:table-cell office:value-type="string">
            <text:p>Facas</text:p>
          </table:table-cell>
          <table:table-cell table:formula="of:=CONCATENATE(&quot;&lt;Row Tag='&quot;;[.A195];&quot;' Language='pt_BR'&gt;&lt;Text&gt;&quot;;[.O195];&quot;&lt;/Text&gt;&lt;/Row&gt;&quot;)" office:value-type="string" office:string-value="&lt;Row Tag='LOC_TCS_ARMYNAME_SUFFIX_KNIVES' Language='pt_BR'&gt;&lt;Text&gt;Facas&lt;/Text&gt;&lt;/Row&gt;">
            <text:p>&lt;Row Tag='LOC_TCS_ARMYNAME_SUFFIX_KNIVES' Language='pt_BR'&gt;&lt;Text&gt;Facas&lt;/Text&gt;&lt;/Row&gt;</text:p>
          </table:table-cell>
          <table:table-cell office:value-type="string">
            <text:p>Ножи</text:p>
          </table:table-cell>
          <table:table-cell table:formula="of:=CONCATENATE(&quot;&lt;Row Tag='&quot;;[.A195];&quot;' Language='ru_RU'&gt;&lt;Text&gt;&quot;;[.Q195];&quot;&lt;/Text&gt;&lt;/Row&gt;&quot;)" office:value-type="string" office:string-value="&lt;Row Tag='LOC_TCS_ARMYNAME_SUFFIX_KNIVES' Language='ru_RU'&gt;&lt;Text&gt;Ножи&lt;/Text&gt;&lt;/Row&gt;">
            <text:p>&lt;Row Tag='LOC_TCS_ARMYNAME_SUFFIX_KNIVES' Language='ru_RU'&gt;&lt;Text&gt;Ножи&lt;/Text&gt;&lt;/Row&gt;</text:p>
          </table:table-cell>
          <table:table-cell office:value-type="string">
            <text:p>刀</text:p>
          </table:table-cell>
          <table:table-cell table:formula="of:=CONCATENATE(&quot;&lt;Row Tag='&quot;;[.A195];&quot;' Language='zh_Hans_CN'&gt;&lt;Text&gt;&quot;;[.S195];&quot;&lt;/Text&gt;&lt;/Row&gt;&quot;)" office:value-type="string" office:string-value="&lt;Row Tag='LOC_TCS_ARMYNAME_SUFFIX_KNIVES' Language='zh_Hans_CN'&gt;&lt;Text&gt;刀&lt;/Text&gt;&lt;/Row&gt;">
            <text:p>&lt;Row Tag='LOC_TCS_ARMYNAME_SUFFIX_KNIVES' Language='zh_Hans_CN'&gt;&lt;Text&gt;刀&lt;/Text&gt;&lt;/Row&gt;</text:p>
          </table:table-cell>
        </table:table-row>
        <table:table-row table:style-name="ro3">
          <table:table-cell office:value-type="string">
            <text:p>LOC_TCS_ARMYNAME_SUFFIX_MARAUDERS</text:p>
          </table:table-cell>
          <table:table-cell office:value-type="string">
            <text:p>Marauders</text:p>
          </table:table-cell>
          <table:table-cell office:value-type="string">
            <text:p>Plünderer</text:p>
          </table:table-cell>
          <table:table-cell table:formula="of:=CONCATENATE(&quot;&lt;Row Tag='&quot;;[.A196];&quot;' Language='de_DE'&gt;&lt;Text&gt;&quot;;[.C196];&quot;&lt;/Text&gt;&lt;/Row&gt;&quot;)" office:value-type="string" office:string-value="&lt;Row Tag='LOC_TCS_ARMYNAME_SUFFIX_MARAUDERS' Language='de_DE'&gt;&lt;Text&gt;Plünderer&lt;/Text&gt;&lt;/Row&gt;">
            <text:p>&lt;Row Tag='LOC_TCS_ARMYNAME_SUFFIX_MARAUDERS' Language='de_DE'&gt;&lt;Text&gt;Plünderer&lt;/Text&gt;&lt;/Row&gt;</text:p>
          </table:table-cell>
          <table:table-cell office:value-type="string">
            <text:p>Merodeadores</text:p>
          </table:table-cell>
          <table:table-cell table:formula="of:=CONCATENATE(&quot;&lt;Row Tag='&quot;;[.A196];&quot;' Language='es_ES'&gt;&lt;Text&gt;&quot;;[.E196];&quot;&lt;/Text&gt;&lt;/Row&gt;&quot;)" office:value-type="string" office:string-value="&lt;Row Tag='LOC_TCS_ARMYNAME_SUFFIX_MARAUDERS' Language='es_ES'&gt;&lt;Text&gt;Merodeadores&lt;/Text&gt;&lt;/Row&gt;">
            <text:p>&lt;Row Tag='LOC_TCS_ARMYNAME_SUFFIX_MARAUDERS' Language='es_ES'&gt;&lt;Text&gt;Merodeadores&lt;/Text&gt;&lt;/Row&gt;</text:p>
          </table:table-cell>
          <table:table-cell office:value-type="string">
            <text:p>Predoni</text:p>
          </table:table-cell>
          <table:table-cell table:formula="of:=CONCATENATE(&quot;&lt;Row Tag='&quot;;[.A196];&quot;' Language='it_IT'&gt;&lt;Text&gt;&quot;;[.G196];&quot;&lt;/Text&gt;&lt;/Row&gt;&quot;)" office:value-type="string" office:string-value="&lt;Row Tag='LOC_TCS_ARMYNAME_SUFFIX_MARAUDERS' Language='it_IT'&gt;&lt;Text&gt;Predoni&lt;/Text&gt;&lt;/Row&gt;">
            <text:p>&lt;Row Tag='LOC_TCS_ARMYNAME_SUFFIX_MARAUDERS' Language='it_IT'&gt;&lt;Text&gt;Predoni&lt;/Text&gt;&lt;/Row&gt;</text:p>
          </table:table-cell>
          <table:table-cell office:value-type="string">
            <text:p>略奪者たち</text:p>
          </table:table-cell>
          <table:table-cell table:formula="of:=CONCATENATE(&quot;&lt;Row Tag='&quot;;[.A196];&quot;' Language='ja_JP'&gt;&lt;Text&gt;&quot;;[.I196];&quot;&lt;/Text&gt;&lt;/Row&gt;&quot;)" office:value-type="string" office:string-value="&lt;Row Tag='LOC_TCS_ARMYNAME_SUFFIX_MARAUDERS' Language='ja_JP'&gt;&lt;Text&gt;略奪者たち&lt;/Text&gt;&lt;/Row&gt;">
            <text:p>&lt;Row Tag='LOC_TCS_ARMYNAME_SUFFIX_MARAUDERS' Language='ja_JP'&gt;&lt;Text&gt;略奪者たち&lt;/Text&gt;&lt;/Row&gt;</text:p>
          </table:table-cell>
          <table:table-cell office:value-type="string">
            <text:p>약탈자들</text:p>
          </table:table-cell>
          <table:table-cell table:formula="of:=CONCATENATE(&quot;&lt;Row Tag='&quot;;[.A196];&quot;' Language='ko_KR'&gt;&lt;Text&gt;&quot;;[.K196];&quot;&lt;/Text&gt;&lt;/Row&gt;&quot;)" office:value-type="string" office:string-value="&lt;Row Tag='LOC_TCS_ARMYNAME_SUFFIX_MARAUDERS' Language='ko_KR'&gt;&lt;Text&gt;약탈자들&lt;/Text&gt;&lt;/Row&gt;">
            <text:p>&lt;Row Tag='LOC_TCS_ARMYNAME_SUFFIX_MARAUDERS' Language='ko_KR'&gt;&lt;Text&gt;약탈자들&lt;/Text&gt;&lt;/Row&gt;</text:p>
          </table:table-cell>
          <table:table-cell office:value-type="string">
            <text:p>Maruderzy</text:p>
          </table:table-cell>
          <table:table-cell table:formula="of:=CONCATENATE(&quot;&lt;Row Tag='&quot;;[.A196];&quot;' Language='pl_PL'&gt;&lt;Text&gt;&quot;;[.M196];&quot;&lt;/Text&gt;&lt;/Row&gt;&quot;)" office:value-type="string" office:string-value="&lt;Row Tag='LOC_TCS_ARMYNAME_SUFFIX_MARAUDERS' Language='pl_PL'&gt;&lt;Text&gt;Maruderzy&lt;/Text&gt;&lt;/Row&gt;">
            <text:p>&lt;Row Tag='LOC_TCS_ARMYNAME_SUFFIX_MARAUDERS' Language='pl_PL'&gt;&lt;Text&gt;Maruderzy&lt;/Text&gt;&lt;/Row&gt;</text:p>
          </table:table-cell>
          <table:table-cell office:value-type="string">
            <text:p>Saqueadores</text:p>
          </table:table-cell>
          <table:table-cell table:formula="of:=CONCATENATE(&quot;&lt;Row Tag='&quot;;[.A196];&quot;' Language='pt_BR'&gt;&lt;Text&gt;&quot;;[.O196];&quot;&lt;/Text&gt;&lt;/Row&gt;&quot;)" office:value-type="string" office:string-value="&lt;Row Tag='LOC_TCS_ARMYNAME_SUFFIX_MARAUDERS' Language='pt_BR'&gt;&lt;Text&gt;Saqueadores&lt;/Text&gt;&lt;/Row&gt;">
            <text:p>&lt;Row Tag='LOC_TCS_ARMYNAME_SUFFIX_MARAUDERS' Language='pt_BR'&gt;&lt;Text&gt;Saqueadores&lt;/Text&gt;&lt;/Row&gt;</text:p>
          </table:table-cell>
          <table:table-cell office:value-type="string">
            <text:p>Мародеры</text:p>
          </table:table-cell>
          <table:table-cell table:formula="of:=CONCATENATE(&quot;&lt;Row Tag='&quot;;[.A196];&quot;' Language='ru_RU'&gt;&lt;Text&gt;&quot;;[.Q196];&quot;&lt;/Text&gt;&lt;/Row&gt;&quot;)" office:value-type="string" office:string-value="&lt;Row Tag='LOC_TCS_ARMYNAME_SUFFIX_MARAUDERS' Language='ru_RU'&gt;&lt;Text&gt;Мародеры&lt;/Text&gt;&lt;/Row&gt;">
            <text:p>&lt;Row Tag='LOC_TCS_ARMYNAME_SUFFIX_MARAUDERS' Language='ru_RU'&gt;&lt;Text&gt;Мародеры&lt;/Text&gt;&lt;/Row&gt;</text:p>
          </table:table-cell>
          <table:table-cell office:value-type="string">
            <text:p>掠夺者</text:p>
          </table:table-cell>
          <table:table-cell table:formula="of:=CONCATENATE(&quot;&lt;Row Tag='&quot;;[.A196];&quot;' Language='zh_Hans_CN'&gt;&lt;Text&gt;&quot;;[.S196];&quot;&lt;/Text&gt;&lt;/Row&gt;&quot;)" office:value-type="string" office:string-value="&lt;Row Tag='LOC_TCS_ARMYNAME_SUFFIX_MARAUDERS' Language='zh_Hans_CN'&gt;&lt;Text&gt;掠夺者&lt;/Text&gt;&lt;/Row&gt;">
            <text:p>&lt;Row Tag='LOC_TCS_ARMYNAME_SUFFIX_MARAUDERS' Language='zh_Hans_CN'&gt;&lt;Text&gt;掠夺者&lt;/Text&gt;&lt;/Row&gt;</text:p>
          </table:table-cell>
        </table:table-row>
        <table:table-row table:style-name="ro3">
          <table:table-cell office:value-type="string">
            <text:p>LOC_TCS_ARMYNAME_SUFFIX_NOMADS</text:p>
          </table:table-cell>
          <table:table-cell office:value-type="string">
            <text:p>Nomads</text:p>
          </table:table-cell>
          <table:table-cell office:value-type="string">
            <text:p>Nomaden</text:p>
          </table:table-cell>
          <table:table-cell table:formula="of:=CONCATENATE(&quot;&lt;Row Tag='&quot;;[.A197];&quot;' Language='de_DE'&gt;&lt;Text&gt;&quot;;[.C197];&quot;&lt;/Text&gt;&lt;/Row&gt;&quot;)" office:value-type="string" office:string-value="&lt;Row Tag='LOC_TCS_ARMYNAME_SUFFIX_NOMADS' Language='de_DE'&gt;&lt;Text&gt;Nomaden&lt;/Text&gt;&lt;/Row&gt;">
            <text:p>&lt;Row Tag='LOC_TCS_ARMYNAME_SUFFIX_NOMADS' Language='de_DE'&gt;&lt;Text&gt;Nomaden&lt;/Text&gt;&lt;/Row&gt;</text:p>
          </table:table-cell>
          <table:table-cell office:value-type="string">
            <text:p>Nómadas</text:p>
          </table:table-cell>
          <table:table-cell table:formula="of:=CONCATENATE(&quot;&lt;Row Tag='&quot;;[.A197];&quot;' Language='es_ES'&gt;&lt;Text&gt;&quot;;[.E197];&quot;&lt;/Text&gt;&lt;/Row&gt;&quot;)" office:value-type="string" office:string-value="&lt;Row Tag='LOC_TCS_ARMYNAME_SUFFIX_NOMADS' Language='es_ES'&gt;&lt;Text&gt;Nómadas&lt;/Text&gt;&lt;/Row&gt;">
            <text:p>&lt;Row Tag='LOC_TCS_ARMYNAME_SUFFIX_NOMADS' Language='es_ES'&gt;&lt;Text&gt;Nómadas&lt;/Text&gt;&lt;/Row&gt;</text:p>
          </table:table-cell>
          <table:table-cell office:value-type="string">
            <text:p>Nomadi</text:p>
          </table:table-cell>
          <table:table-cell table:formula="of:=CONCATENATE(&quot;&lt;Row Tag='&quot;;[.A197];&quot;' Language='it_IT'&gt;&lt;Text&gt;&quot;;[.G197];&quot;&lt;/Text&gt;&lt;/Row&gt;&quot;)" office:value-type="string" office:string-value="&lt;Row Tag='LOC_TCS_ARMYNAME_SUFFIX_NOMADS' Language='it_IT'&gt;&lt;Text&gt;Nomadi&lt;/Text&gt;&lt;/Row&gt;">
            <text:p>&lt;Row Tag='LOC_TCS_ARMYNAME_SUFFIX_NOMADS' Language='it_IT'&gt;&lt;Text&gt;Nomadi&lt;/Text&gt;&lt;/Row&gt;</text:p>
          </table:table-cell>
          <table:table-cell office:value-type="string">
            <text:p>遊牧民たち</text:p>
          </table:table-cell>
          <table:table-cell table:formula="of:=CONCATENATE(&quot;&lt;Row Tag='&quot;;[.A197];&quot;' Language='ja_JP'&gt;&lt;Text&gt;&quot;;[.I197];&quot;&lt;/Text&gt;&lt;/Row&gt;&quot;)" office:value-type="string" office:string-value="&lt;Row Tag='LOC_TCS_ARMYNAME_SUFFIX_NOMADS' Language='ja_JP'&gt;&lt;Text&gt;遊牧民たち&lt;/Text&gt;&lt;/Row&gt;">
            <text:p>&lt;Row Tag='LOC_TCS_ARMYNAME_SUFFIX_NOMADS' Language='ja_JP'&gt;&lt;Text&gt;遊牧民たち&lt;/Text&gt;&lt;/Row&gt;</text:p>
          </table:table-cell>
          <table:table-cell office:value-type="string">
            <text:p>유목민들</text:p>
          </table:table-cell>
          <table:table-cell table:formula="of:=CONCATENATE(&quot;&lt;Row Tag='&quot;;[.A197];&quot;' Language='ko_KR'&gt;&lt;Text&gt;&quot;;[.K197];&quot;&lt;/Text&gt;&lt;/Row&gt;&quot;)" office:value-type="string" office:string-value="&lt;Row Tag='LOC_TCS_ARMYNAME_SUFFIX_NOMADS' Language='ko_KR'&gt;&lt;Text&gt;유목민들&lt;/Text&gt;&lt;/Row&gt;">
            <text:p>&lt;Row Tag='LOC_TCS_ARMYNAME_SUFFIX_NOMADS' Language='ko_KR'&gt;&lt;Text&gt;유목민들&lt;/Text&gt;&lt;/Row&gt;</text:p>
          </table:table-cell>
          <table:table-cell office:value-type="string">
            <text:p>Koczownicy</text:p>
          </table:table-cell>
          <table:table-cell table:formula="of:=CONCATENATE(&quot;&lt;Row Tag='&quot;;[.A197];&quot;' Language='pl_PL'&gt;&lt;Text&gt;&quot;;[.M197];&quot;&lt;/Text&gt;&lt;/Row&gt;&quot;)" office:value-type="string" office:string-value="&lt;Row Tag='LOC_TCS_ARMYNAME_SUFFIX_NOMADS' Language='pl_PL'&gt;&lt;Text&gt;Koczownicy&lt;/Text&gt;&lt;/Row&gt;">
            <text:p>&lt;Row Tag='LOC_TCS_ARMYNAME_SUFFIX_NOMADS' Language='pl_PL'&gt;&lt;Text&gt;Koczownicy&lt;/Text&gt;&lt;/Row&gt;</text:p>
          </table:table-cell>
          <table:table-cell office:value-type="string">
            <text:p>Nômades</text:p>
          </table:table-cell>
          <table:table-cell table:formula="of:=CONCATENATE(&quot;&lt;Row Tag='&quot;;[.A197];&quot;' Language='pt_BR'&gt;&lt;Text&gt;&quot;;[.O197];&quot;&lt;/Text&gt;&lt;/Row&gt;&quot;)" office:value-type="string" office:string-value="&lt;Row Tag='LOC_TCS_ARMYNAME_SUFFIX_NOMADS' Language='pt_BR'&gt;&lt;Text&gt;Nômades&lt;/Text&gt;&lt;/Row&gt;">
            <text:p>&lt;Row Tag='LOC_TCS_ARMYNAME_SUFFIX_NOMADS' Language='pt_BR'&gt;&lt;Text&gt;Nômades&lt;/Text&gt;&lt;/Row&gt;</text:p>
          </table:table-cell>
          <table:table-cell office:value-type="string">
            <text:p>Кочевники</text:p>
          </table:table-cell>
          <table:table-cell table:formula="of:=CONCATENATE(&quot;&lt;Row Tag='&quot;;[.A197];&quot;' Language='ru_RU'&gt;&lt;Text&gt;&quot;;[.Q197];&quot;&lt;/Text&gt;&lt;/Row&gt;&quot;)" office:value-type="string" office:string-value="&lt;Row Tag='LOC_TCS_ARMYNAME_SUFFIX_NOMADS' Language='ru_RU'&gt;&lt;Text&gt;Кочевники&lt;/Text&gt;&lt;/Row&gt;">
            <text:p>&lt;Row Tag='LOC_TCS_ARMYNAME_SUFFIX_NOMADS' Language='ru_RU'&gt;&lt;Text&gt;Кочевники&lt;/Text&gt;&lt;/Row&gt;</text:p>
          </table:table-cell>
          <table:table-cell office:value-type="string">
            <text:p>游牧民族</text:p>
          </table:table-cell>
          <table:table-cell table:formula="of:=CONCATENATE(&quot;&lt;Row Tag='&quot;;[.A197];&quot;' Language='zh_Hans_CN'&gt;&lt;Text&gt;&quot;;[.S197];&quot;&lt;/Text&gt;&lt;/Row&gt;&quot;)" office:value-type="string" office:string-value="&lt;Row Tag='LOC_TCS_ARMYNAME_SUFFIX_NOMADS' Language='zh_Hans_CN'&gt;&lt;Text&gt;游牧民族&lt;/Text&gt;&lt;/Row&gt;">
            <text:p>&lt;Row Tag='LOC_TCS_ARMYNAME_SUFFIX_NOMADS' Language='zh_Hans_CN'&gt;&lt;Text&gt;游牧民族&lt;/Text&gt;&lt;/Row&gt;</text:p>
          </table:table-cell>
        </table:table-row>
        <table:table-row table:style-name="ro3">
          <table:table-cell office:value-type="string">
            <text:p>LOC_TCS_ARMYNAME_SUFFIX_OUTLAWS</text:p>
          </table:table-cell>
          <table:table-cell office:value-type="string">
            <text:p>Outlaws</text:p>
          </table:table-cell>
          <table:table-cell office:value-type="string">
            <text:p>Gesetzlose</text:p>
          </table:table-cell>
          <table:table-cell table:formula="of:=CONCATENATE(&quot;&lt;Row Tag='&quot;;[.A198];&quot;' Language='de_DE'&gt;&lt;Text&gt;&quot;;[.C198];&quot;&lt;/Text&gt;&lt;/Row&gt;&quot;)" office:value-type="string" office:string-value="&lt;Row Tag='LOC_TCS_ARMYNAME_SUFFIX_OUTLAWS' Language='de_DE'&gt;&lt;Text&gt;Gesetzlose&lt;/Text&gt;&lt;/Row&gt;">
            <text:p>&lt;Row Tag='LOC_TCS_ARMYNAME_SUFFIX_OUTLAWS' Language='de_DE'&gt;&lt;Text&gt;Gesetzlose&lt;/Text&gt;&lt;/Row&gt;</text:p>
          </table:table-cell>
          <table:table-cell office:value-type="string">
            <text:p>Forajidos</text:p>
          </table:table-cell>
          <table:table-cell table:formula="of:=CONCATENATE(&quot;&lt;Row Tag='&quot;;[.A198];&quot;' Language='es_ES'&gt;&lt;Text&gt;&quot;;[.E198];&quot;&lt;/Text&gt;&lt;/Row&gt;&quot;)" office:value-type="string" office:string-value="&lt;Row Tag='LOC_TCS_ARMYNAME_SUFFIX_OUTLAWS' Language='es_ES'&gt;&lt;Text&gt;Forajidos&lt;/Text&gt;&lt;/Row&gt;">
            <text:p>&lt;Row Tag='LOC_TCS_ARMYNAME_SUFFIX_OUTLAWS' Language='es_ES'&gt;&lt;Text&gt;Forajidos&lt;/Text&gt;&lt;/Row&gt;</text:p>
          </table:table-cell>
          <table:table-cell office:value-type="string">
            <text:p>Fuorilegge</text:p>
          </table:table-cell>
          <table:table-cell table:formula="of:=CONCATENATE(&quot;&lt;Row Tag='&quot;;[.A198];&quot;' Language='it_IT'&gt;&lt;Text&gt;&quot;;[.G198];&quot;&lt;/Text&gt;&lt;/Row&gt;&quot;)" office:value-type="string" office:string-value="&lt;Row Tag='LOC_TCS_ARMYNAME_SUFFIX_OUTLAWS' Language='it_IT'&gt;&lt;Text&gt;Fuorilegge&lt;/Text&gt;&lt;/Row&gt;">
            <text:p>&lt;Row Tag='LOC_TCS_ARMYNAME_SUFFIX_OUTLAWS' Language='it_IT'&gt;&lt;Text&gt;Fuorilegge&lt;/Text&gt;&lt;/Row&gt;</text:p>
          </table:table-cell>
          <table:table-cell office:value-type="string">
            <text:p>無法者たち</text:p>
          </table:table-cell>
          <table:table-cell table:formula="of:=CONCATENATE(&quot;&lt;Row Tag='&quot;;[.A198];&quot;' Language='ja_JP'&gt;&lt;Text&gt;&quot;;[.I198];&quot;&lt;/Text&gt;&lt;/Row&gt;&quot;)" office:value-type="string" office:string-value="&lt;Row Tag='LOC_TCS_ARMYNAME_SUFFIX_OUTLAWS' Language='ja_JP'&gt;&lt;Text&gt;無法者たち&lt;/Text&gt;&lt;/Row&gt;">
            <text:p>&lt;Row Tag='LOC_TCS_ARMYNAME_SUFFIX_OUTLAWS' Language='ja_JP'&gt;&lt;Text&gt;無法者たち&lt;/Text&gt;&lt;/Row&gt;</text:p>
          </table:table-cell>
          <table:table-cell office:value-type="string">
            <text:p>무법자들</text:p>
          </table:table-cell>
          <table:table-cell table:formula="of:=CONCATENATE(&quot;&lt;Row Tag='&quot;;[.A198];&quot;' Language='ko_KR'&gt;&lt;Text&gt;&quot;;[.K198];&quot;&lt;/Text&gt;&lt;/Row&gt;&quot;)" office:value-type="string" office:string-value="&lt;Row Tag='LOC_TCS_ARMYNAME_SUFFIX_OUTLAWS' Language='ko_KR'&gt;&lt;Text&gt;무법자들&lt;/Text&gt;&lt;/Row&gt;">
            <text:p>&lt;Row Tag='LOC_TCS_ARMYNAME_SUFFIX_OUTLAWS' Language='ko_KR'&gt;&lt;Text&gt;무법자들&lt;/Text&gt;&lt;/Row&gt;</text:p>
          </table:table-cell>
          <table:table-cell office:value-type="string">
            <text:p>Bandyci</text:p>
          </table:table-cell>
          <table:table-cell table:formula="of:=CONCATENATE(&quot;&lt;Row Tag='&quot;;[.A198];&quot;' Language='pl_PL'&gt;&lt;Text&gt;&quot;;[.M198];&quot;&lt;/Text&gt;&lt;/Row&gt;&quot;)" office:value-type="string" office:string-value="&lt;Row Tag='LOC_TCS_ARMYNAME_SUFFIX_OUTLAWS' Language='pl_PL'&gt;&lt;Text&gt;Bandyci&lt;/Text&gt;&lt;/Row&gt;">
            <text:p>&lt;Row Tag='LOC_TCS_ARMYNAME_SUFFIX_OUTLAWS' Language='pl_PL'&gt;&lt;Text&gt;Bandyci&lt;/Text&gt;&lt;/Row&gt;</text:p>
          </table:table-cell>
          <table:table-cell office:value-type="string">
            <text:p>Fora da lei</text:p>
          </table:table-cell>
          <table:table-cell table:formula="of:=CONCATENATE(&quot;&lt;Row Tag='&quot;;[.A198];&quot;' Language='pt_BR'&gt;&lt;Text&gt;&quot;;[.O198];&quot;&lt;/Text&gt;&lt;/Row&gt;&quot;)" office:value-type="string" office:string-value="&lt;Row Tag='LOC_TCS_ARMYNAME_SUFFIX_OUTLAWS' Language='pt_BR'&gt;&lt;Text&gt;Fora da lei&lt;/Text&gt;&lt;/Row&gt;">
            <text:p>&lt;Row Tag='LOC_TCS_ARMYNAME_SUFFIX_OUTLAWS' Language='pt_BR'&gt;&lt;Text&gt;Fora da lei&lt;/Text&gt;&lt;/Row&gt;</text:p>
          </table:table-cell>
          <table:table-cell office:value-type="string">
            <text:p>Изгои</text:p>
          </table:table-cell>
          <table:table-cell table:formula="of:=CONCATENATE(&quot;&lt;Row Tag='&quot;;[.A198];&quot;' Language='ru_RU'&gt;&lt;Text&gt;&quot;;[.Q198];&quot;&lt;/Text&gt;&lt;/Row&gt;&quot;)" office:value-type="string" office:string-value="&lt;Row Tag='LOC_TCS_ARMYNAME_SUFFIX_OUTLAWS' Language='ru_RU'&gt;&lt;Text&gt;Изгои&lt;/Text&gt;&lt;/Row&gt;">
            <text:p>&lt;Row Tag='LOC_TCS_ARMYNAME_SUFFIX_OUTLAWS' Language='ru_RU'&gt;&lt;Text&gt;Изгои&lt;/Text&gt;&lt;/Row&gt;</text:p>
          </table:table-cell>
          <table:table-cell office:value-type="string">
            <text:p>不法之徒</text:p>
          </table:table-cell>
          <table:table-cell table:formula="of:=CONCATENATE(&quot;&lt;Row Tag='&quot;;[.A198];&quot;' Language='zh_Hans_CN'&gt;&lt;Text&gt;&quot;;[.S198];&quot;&lt;/Text&gt;&lt;/Row&gt;&quot;)" office:value-type="string" office:string-value="&lt;Row Tag='LOC_TCS_ARMYNAME_SUFFIX_OUTLAWS' Language='zh_Hans_CN'&gt;&lt;Text&gt;不法之徒&lt;/Text&gt;&lt;/Row&gt;">
            <text:p>&lt;Row Tag='LOC_TCS_ARMYNAME_SUFFIX_OUTLAWS' Language='zh_Hans_CN'&gt;&lt;Text&gt;不法之徒&lt;/Text&gt;&lt;/Row&gt;</text:p>
          </table:table-cell>
        </table:table-row>
        <table:table-row table:style-name="ro3">
          <table:table-cell office:value-type="string">
            <text:p>LOC_TCS_ARMYNAME_SUFFIX_PATHFINDERS</text:p>
          </table:table-cell>
          <table:table-cell office:value-type="string">
            <text:p>Pathfinders</text:p>
          </table:table-cell>
          <table:table-cell office:value-type="string">
            <text:p>Pfadfinder</text:p>
          </table:table-cell>
          <table:table-cell table:formula="of:=CONCATENATE(&quot;&lt;Row Tag='&quot;;[.A199];&quot;' Language='de_DE'&gt;&lt;Text&gt;&quot;;[.C199];&quot;&lt;/Text&gt;&lt;/Row&gt;&quot;)" office:value-type="string" office:string-value="&lt;Row Tag='LOC_TCS_ARMYNAME_SUFFIX_PATHFINDERS' Language='de_DE'&gt;&lt;Text&gt;Pfadfinder&lt;/Text&gt;&lt;/Row&gt;">
            <text:p>&lt;Row Tag='LOC_TCS_ARMYNAME_SUFFIX_PATHFINDERS' Language='de_DE'&gt;&lt;Text&gt;Pfadfinder&lt;/Text&gt;&lt;/Row&gt;</text:p>
          </table:table-cell>
          <table:table-cell office:value-type="string">
            <text:p>Exploradores</text:p>
          </table:table-cell>
          <table:table-cell table:formula="of:=CONCATENATE(&quot;&lt;Row Tag='&quot;;[.A199];&quot;' Language='es_ES'&gt;&lt;Text&gt;&quot;;[.E199];&quot;&lt;/Text&gt;&lt;/Row&gt;&quot;)" office:value-type="string" office:string-value="&lt;Row Tag='LOC_TCS_ARMYNAME_SUFFIX_PATHFINDERS' Language='es_ES'&gt;&lt;Text&gt;Exploradores&lt;/Text&gt;&lt;/Row&gt;">
            <text:p>&lt;Row Tag='LOC_TCS_ARMYNAME_SUFFIX_PATHFINDERS' Language='es_ES'&gt;&lt;Text&gt;Exploradores&lt;/Text&gt;&lt;/Row&gt;</text:p>
          </table:table-cell>
          <table:table-cell office:value-type="string">
            <text:p>Esploratori</text:p>
          </table:table-cell>
          <table:table-cell table:formula="of:=CONCATENATE(&quot;&lt;Row Tag='&quot;;[.A199];&quot;' Language='it_IT'&gt;&lt;Text&gt;&quot;;[.G199];&quot;&lt;/Text&gt;&lt;/Row&gt;&quot;)" office:value-type="string" office:string-value="&lt;Row Tag='LOC_TCS_ARMYNAME_SUFFIX_PATHFINDERS' Language='it_IT'&gt;&lt;Text&gt;Esploratori&lt;/Text&gt;&lt;/Row&gt;">
            <text:p>&lt;Row Tag='LOC_TCS_ARMYNAME_SUFFIX_PATHFINDERS' Language='it_IT'&gt;&lt;Text&gt;Esploratori&lt;/Text&gt;&lt;/Row&gt;</text:p>
          </table:table-cell>
          <table:table-cell office:value-type="string">
            <text:p>道案内人たち</text:p>
          </table:table-cell>
          <table:table-cell table:formula="of:=CONCATENATE(&quot;&lt;Row Tag='&quot;;[.A199];&quot;' Language='ja_JP'&gt;&lt;Text&gt;&quot;;[.I199];&quot;&lt;/Text&gt;&lt;/Row&gt;&quot;)" office:value-type="string" office:string-value="&lt;Row Tag='LOC_TCS_ARMYNAME_SUFFIX_PATHFINDERS' Language='ja_JP'&gt;&lt;Text&gt;道案内人たち&lt;/Text&gt;&lt;/Row&gt;">
            <text:p>&lt;Row Tag='LOC_TCS_ARMYNAME_SUFFIX_PATHFINDERS' Language='ja_JP'&gt;&lt;Text&gt;道案内人たち&lt;/Text&gt;&lt;/Row&gt;</text:p>
          </table:table-cell>
          <table:table-cell office:value-type="string">
            <text:p>길잡이들</text:p>
          </table:table-cell>
          <table:table-cell table:formula="of:=CONCATENATE(&quot;&lt;Row Tag='&quot;;[.A199];&quot;' Language='ko_KR'&gt;&lt;Text&gt;&quot;;[.K199];&quot;&lt;/Text&gt;&lt;/Row&gt;&quot;)" office:value-type="string" office:string-value="&lt;Row Tag='LOC_TCS_ARMYNAME_SUFFIX_PATHFINDERS' Language='ko_KR'&gt;&lt;Text&gt;길잡이들&lt;/Text&gt;&lt;/Row&gt;">
            <text:p>&lt;Row Tag='LOC_TCS_ARMYNAME_SUFFIX_PATHFINDERS' Language='ko_KR'&gt;&lt;Text&gt;길잡이들&lt;/Text&gt;&lt;/Row&gt;</text:p>
          </table:table-cell>
          <table:table-cell office:value-type="string">
            <text:p>Zwiadowcy</text:p>
          </table:table-cell>
          <table:table-cell table:formula="of:=CONCATENATE(&quot;&lt;Row Tag='&quot;;[.A199];&quot;' Language='pl_PL'&gt;&lt;Text&gt;&quot;;[.M199];&quot;&lt;/Text&gt;&lt;/Row&gt;&quot;)" office:value-type="string" office:string-value="&lt;Row Tag='LOC_TCS_ARMYNAME_SUFFIX_PATHFINDERS' Language='pl_PL'&gt;&lt;Text&gt;Zwiadowcy&lt;/Text&gt;&lt;/Row&gt;">
            <text:p>&lt;Row Tag='LOC_TCS_ARMYNAME_SUFFIX_PATHFINDERS' Language='pl_PL'&gt;&lt;Text&gt;Zwiadowcy&lt;/Text&gt;&lt;/Row&gt;</text:p>
          </table:table-cell>
          <table:table-cell office:value-type="string">
            <text:p>Desbravadores</text:p>
          </table:table-cell>
          <table:table-cell table:formula="of:=CONCATENATE(&quot;&lt;Row Tag='&quot;;[.A199];&quot;' Language='pt_BR'&gt;&lt;Text&gt;&quot;;[.O199];&quot;&lt;/Text&gt;&lt;/Row&gt;&quot;)" office:value-type="string" office:string-value="&lt;Row Tag='LOC_TCS_ARMYNAME_SUFFIX_PATHFINDERS' Language='pt_BR'&gt;&lt;Text&gt;Desbravadores&lt;/Text&gt;&lt;/Row&gt;">
            <text:p>&lt;Row Tag='LOC_TCS_ARMYNAME_SUFFIX_PATHFINDERS' Language='pt_BR'&gt;&lt;Text&gt;Desbravadores&lt;/Text&gt;&lt;/Row&gt;</text:p>
          </table:table-cell>
          <table:table-cell office:value-type="string">
            <text:p>Следопыты</text:p>
          </table:table-cell>
          <table:table-cell table:formula="of:=CONCATENATE(&quot;&lt;Row Tag='&quot;;[.A199];&quot;' Language='ru_RU'&gt;&lt;Text&gt;&quot;;[.Q199];&quot;&lt;/Text&gt;&lt;/Row&gt;&quot;)" office:value-type="string" office:string-value="&lt;Row Tag='LOC_TCS_ARMYNAME_SUFFIX_PATHFINDERS' Language='ru_RU'&gt;&lt;Text&gt;Следопыты&lt;/Text&gt;&lt;/Row&gt;">
            <text:p>&lt;Row Tag='LOC_TCS_ARMYNAME_SUFFIX_PATHFINDERS' Language='ru_RU'&gt;&lt;Text&gt;Следопыты&lt;/Text&gt;&lt;/Row&gt;</text:p>
          </table:table-cell>
          <table:table-cell office:value-type="string">
            <text:p>探路者</text:p>
          </table:table-cell>
          <table:table-cell table:formula="of:=CONCATENATE(&quot;&lt;Row Tag='&quot;;[.A199];&quot;' Language='zh_Hans_CN'&gt;&lt;Text&gt;&quot;;[.S199];&quot;&lt;/Text&gt;&lt;/Row&gt;&quot;)" office:value-type="string" office:string-value="&lt;Row Tag='LOC_TCS_ARMYNAME_SUFFIX_PATHFINDERS' Language='zh_Hans_CN'&gt;&lt;Text&gt;探路者&lt;/Text&gt;&lt;/Row&gt;">
            <text:p>&lt;Row Tag='LOC_TCS_ARMYNAME_SUFFIX_PATHFINDERS' Language='zh_Hans_CN'&gt;&lt;Text&gt;探路者&lt;/Text&gt;&lt;/Row&gt;</text:p>
          </table:table-cell>
        </table:table-row>
        <table:table-row table:style-name="ro3">
          <table:table-cell office:value-type="string">
            <text:p>LOC_TCS_ARMYNAME_SUFFIX_RANGERS</text:p>
          </table:table-cell>
          <table:table-cell office:value-type="string">
            <text:p>Rangers</text:p>
          </table:table-cell>
          <table:table-cell office:value-type="string">
            <text:p>Ranger</text:p>
          </table:table-cell>
          <table:table-cell table:formula="of:=CONCATENATE(&quot;&lt;Row Tag='&quot;;[.A200];&quot;' Language='de_DE'&gt;&lt;Text&gt;&quot;;[.C200];&quot;&lt;/Text&gt;&lt;/Row&gt;&quot;)" office:value-type="string" office:string-value="&lt;Row Tag='LOC_TCS_ARMYNAME_SUFFIX_RANGERS' Language='de_DE'&gt;&lt;Text&gt;Ranger&lt;/Text&gt;&lt;/Row&gt;">
            <text:p>&lt;Row Tag='LOC_TCS_ARMYNAME_SUFFIX_RANGERS' Language='de_DE'&gt;&lt;Text&gt;Ranger&lt;/Text&gt;&lt;/Row&gt;</text:p>
          </table:table-cell>
          <table:table-cell office:value-type="string">
            <text:p>Rangers</text:p>
          </table:table-cell>
          <table:table-cell table:formula="of:=CONCATENATE(&quot;&lt;Row Tag='&quot;;[.A200];&quot;' Language='es_ES'&gt;&lt;Text&gt;&quot;;[.E200];&quot;&lt;/Text&gt;&lt;/Row&gt;&quot;)" office:value-type="string" office:string-value="&lt;Row Tag='LOC_TCS_ARMYNAME_SUFFIX_RANGERS' Language='es_ES'&gt;&lt;Text&gt;Rangers&lt;/Text&gt;&lt;/Row&gt;">
            <text:p>&lt;Row Tag='LOC_TCS_ARMYNAME_SUFFIX_RANGERS' Language='es_ES'&gt;&lt;Text&gt;Rangers&lt;/Text&gt;&lt;/Row&gt;</text:p>
          </table:table-cell>
          <table:table-cell office:value-type="string">
            <text:p>Ranger</text:p>
          </table:table-cell>
          <table:table-cell table:formula="of:=CONCATENATE(&quot;&lt;Row Tag='&quot;;[.A200];&quot;' Language='it_IT'&gt;&lt;Text&gt;&quot;;[.G200];&quot;&lt;/Text&gt;&lt;/Row&gt;&quot;)" office:value-type="string" office:string-value="&lt;Row Tag='LOC_TCS_ARMYNAME_SUFFIX_RANGERS' Language='it_IT'&gt;&lt;Text&gt;Ranger&lt;/Text&gt;&lt;/Row&gt;">
            <text:p>&lt;Row Tag='LOC_TCS_ARMYNAME_SUFFIX_RANGERS' Language='it_IT'&gt;&lt;Text&gt;Ranger&lt;/Text&gt;&lt;/Row&gt;</text:p>
          </table:table-cell>
          <table:table-cell office:value-type="string">
            <text:p>レンジャー</text:p>
          </table:table-cell>
          <table:table-cell table:formula="of:=CONCATENATE(&quot;&lt;Row Tag='&quot;;[.A200];&quot;' Language='ja_JP'&gt;&lt;Text&gt;&quot;;[.I200];&quot;&lt;/Text&gt;&lt;/Row&gt;&quot;)" office:value-type="string" office:string-value="&lt;Row Tag='LOC_TCS_ARMYNAME_SUFFIX_RANGERS' Language='ja_JP'&gt;&lt;Text&gt;レンジャー&lt;/Text&gt;&lt;/Row&gt;">
            <text:p>&lt;Row Tag='LOC_TCS_ARMYNAME_SUFFIX_RANGERS' Language='ja_JP'&gt;&lt;Text&gt;レンジャー&lt;/Text&gt;&lt;/Row&gt;</text:p>
          </table:table-cell>
          <table:table-cell office:value-type="string">
            <text:p>레인저들</text:p>
          </table:table-cell>
          <table:table-cell table:formula="of:=CONCATENATE(&quot;&lt;Row Tag='&quot;;[.A200];&quot;' Language='ko_KR'&gt;&lt;Text&gt;&quot;;[.K200];&quot;&lt;/Text&gt;&lt;/Row&gt;&quot;)" office:value-type="string" office:string-value="&lt;Row Tag='LOC_TCS_ARMYNAME_SUFFIX_RANGERS' Language='ko_KR'&gt;&lt;Text&gt;레인저들&lt;/Text&gt;&lt;/Row&gt;">
            <text:p>&lt;Row Tag='LOC_TCS_ARMYNAME_SUFFIX_RANGERS' Language='ko_KR'&gt;&lt;Text&gt;레인저들&lt;/Text&gt;&lt;/Row&gt;</text:p>
          </table:table-cell>
          <table:table-cell office:value-type="string">
            <text:p>Strzelcy</text:p>
          </table:table-cell>
          <table:table-cell table:formula="of:=CONCATENATE(&quot;&lt;Row Tag='&quot;;[.A200];&quot;' Language='pl_PL'&gt;&lt;Text&gt;&quot;;[.M200];&quot;&lt;/Text&gt;&lt;/Row&gt;&quot;)" office:value-type="string" office:string-value="&lt;Row Tag='LOC_TCS_ARMYNAME_SUFFIX_RANGERS' Language='pl_PL'&gt;&lt;Text&gt;Strzelcy&lt;/Text&gt;&lt;/Row&gt;">
            <text:p>&lt;Row Tag='LOC_TCS_ARMYNAME_SUFFIX_RANGERS' Language='pl_PL'&gt;&lt;Text&gt;Strzelcy&lt;/Text&gt;&lt;/Row&gt;</text:p>
          </table:table-cell>
          <table:table-cell office:value-type="string">
            <text:p>Rangers</text:p>
          </table:table-cell>
          <table:table-cell table:formula="of:=CONCATENATE(&quot;&lt;Row Tag='&quot;;[.A200];&quot;' Language='pt_BR'&gt;&lt;Text&gt;&quot;;[.O200];&quot;&lt;/Text&gt;&lt;/Row&gt;&quot;)" office:value-type="string" office:string-value="&lt;Row Tag='LOC_TCS_ARMYNAME_SUFFIX_RANGERS' Language='pt_BR'&gt;&lt;Text&gt;Rangers&lt;/Text&gt;&lt;/Row&gt;">
            <text:p>&lt;Row Tag='LOC_TCS_ARMYNAME_SUFFIX_RANGERS' Language='pt_BR'&gt;&lt;Text&gt;Rangers&lt;/Text&gt;&lt;/Row&gt;</text:p>
          </table:table-cell>
          <table:table-cell office:value-type="string">
            <text:p>Рейнджеры</text:p>
          </table:table-cell>
          <table:table-cell table:formula="of:=CONCATENATE(&quot;&lt;Row Tag='&quot;;[.A200];&quot;' Language='ru_RU'&gt;&lt;Text&gt;&quot;;[.Q200];&quot;&lt;/Text&gt;&lt;/Row&gt;&quot;)" office:value-type="string" office:string-value="&lt;Row Tag='LOC_TCS_ARMYNAME_SUFFIX_RANGERS' Language='ru_RU'&gt;&lt;Text&gt;Рейнджеры&lt;/Text&gt;&lt;/Row&gt;">
            <text:p>&lt;Row Tag='LOC_TCS_ARMYNAME_SUFFIX_RANGERS' Language='ru_RU'&gt;&lt;Text&gt;Рейнджеры&lt;/Text&gt;&lt;/Row&gt;</text:p>
          </table:table-cell>
          <table:table-cell office:value-type="string">
            <text:p>游骑兵</text:p>
          </table:table-cell>
          <table:table-cell table:formula="of:=CONCATENATE(&quot;&lt;Row Tag='&quot;;[.A200];&quot;' Language='zh_Hans_CN'&gt;&lt;Text&gt;&quot;;[.S200];&quot;&lt;/Text&gt;&lt;/Row&gt;&quot;)" office:value-type="string" office:string-value="&lt;Row Tag='LOC_TCS_ARMYNAME_SUFFIX_RANGERS' Language='zh_Hans_CN'&gt;&lt;Text&gt;游骑兵&lt;/Text&gt;&lt;/Row&gt;">
            <text:p>&lt;Row Tag='LOC_TCS_ARMYNAME_SUFFIX_RANGERS' Language='zh_Hans_CN'&gt;&lt;Text&gt;游骑兵&lt;/Text&gt;&lt;/Row&gt;</text:p>
          </table:table-cell>
        </table:table-row>
        <table:table-row table:style-name="ro3">
          <table:table-cell office:value-type="string">
            <text:p>LOC_TCS_ARMYNAME_SUFFIX_RECON</text:p>
          </table:table-cell>
          <table:table-cell office:value-type="string">
            <text:p>Recon</text:p>
          </table:table-cell>
          <table:table-cell office:value-type="string">
            <text:p>Aufklärung</text:p>
          </table:table-cell>
          <table:table-cell table:formula="of:=CONCATENATE(&quot;&lt;Row Tag='&quot;;[.A201];&quot;' Language='de_DE'&gt;&lt;Text&gt;&quot;;[.C201];&quot;&lt;/Text&gt;&lt;/Row&gt;&quot;)" office:value-type="string" office:string-value="&lt;Row Tag='LOC_TCS_ARMYNAME_SUFFIX_RECON' Language='de_DE'&gt;&lt;Text&gt;Aufklärung&lt;/Text&gt;&lt;/Row&gt;">
            <text:p>&lt;Row Tag='LOC_TCS_ARMYNAME_SUFFIX_RECON' Language='de_DE'&gt;&lt;Text&gt;Aufklärung&lt;/Text&gt;&lt;/Row&gt;</text:p>
          </table:table-cell>
          <table:table-cell office:value-type="string">
            <text:p>Reconocimiento</text:p>
          </table:table-cell>
          <table:table-cell table:formula="of:=CONCATENATE(&quot;&lt;Row Tag='&quot;;[.A201];&quot;' Language='es_ES'&gt;&lt;Text&gt;&quot;;[.E201];&quot;&lt;/Text&gt;&lt;/Row&gt;&quot;)" office:value-type="string" office:string-value="&lt;Row Tag='LOC_TCS_ARMYNAME_SUFFIX_RECON' Language='es_ES'&gt;&lt;Text&gt;Reconocimiento&lt;/Text&gt;&lt;/Row&gt;">
            <text:p>&lt;Row Tag='LOC_TCS_ARMYNAME_SUFFIX_RECON' Language='es_ES'&gt;&lt;Text&gt;Reconocimiento&lt;/Text&gt;&lt;/Row&gt;</text:p>
          </table:table-cell>
          <table:table-cell office:value-type="string">
            <text:p>Ricognizione</text:p>
          </table:table-cell>
          <table:table-cell table:formula="of:=CONCATENATE(&quot;&lt;Row Tag='&quot;;[.A201];&quot;' Language='it_IT'&gt;&lt;Text&gt;&quot;;[.G201];&quot;&lt;/Text&gt;&lt;/Row&gt;&quot;)" office:value-type="string" office:string-value="&lt;Row Tag='LOC_TCS_ARMYNAME_SUFFIX_RECON' Language='it_IT'&gt;&lt;Text&gt;Ricognizione&lt;/Text&gt;&lt;/Row&gt;">
            <text:p>&lt;Row Tag='LOC_TCS_ARMYNAME_SUFFIX_RECON' Language='it_IT'&gt;&lt;Text&gt;Ricognizione&lt;/Text&gt;&lt;/Row&gt;</text:p>
          </table:table-cell>
          <table:table-cell office:value-type="string">
            <text:p>偵察</text:p>
          </table:table-cell>
          <table:table-cell table:formula="of:=CONCATENATE(&quot;&lt;Row Tag='&quot;;[.A201];&quot;' Language='ja_JP'&gt;&lt;Text&gt;&quot;;[.I201];&quot;&lt;/Text&gt;&lt;/Row&gt;&quot;)" office:value-type="string" office:string-value="&lt;Row Tag='LOC_TCS_ARMYNAME_SUFFIX_RECON' Language='ja_JP'&gt;&lt;Text&gt;偵察&lt;/Text&gt;&lt;/Row&gt;">
            <text:p>&lt;Row Tag='LOC_TCS_ARMYNAME_SUFFIX_RECON' Language='ja_JP'&gt;&lt;Text&gt;偵察&lt;/Text&gt;&lt;/Row&gt;</text:p>
          </table:table-cell>
          <table:table-cell office:value-type="string">
            <text:p>정찰</text:p>
          </table:table-cell>
          <table:table-cell table:formula="of:=CONCATENATE(&quot;&lt;Row Tag='&quot;;[.A201];&quot;' Language='ko_KR'&gt;&lt;Text&gt;&quot;;[.K201];&quot;&lt;/Text&gt;&lt;/Row&gt;&quot;)" office:value-type="string" office:string-value="&lt;Row Tag='LOC_TCS_ARMYNAME_SUFFIX_RECON' Language='ko_KR'&gt;&lt;Text&gt;정찰&lt;/Text&gt;&lt;/Row&gt;">
            <text:p>&lt;Row Tag='LOC_TCS_ARMYNAME_SUFFIX_RECON' Language='ko_KR'&gt;&lt;Text&gt;정찰&lt;/Text&gt;&lt;/Row&gt;</text:p>
          </table:table-cell>
          <table:table-cell office:value-type="string">
            <text:p>Rozpoznanie</text:p>
          </table:table-cell>
          <table:table-cell table:formula="of:=CONCATENATE(&quot;&lt;Row Tag='&quot;;[.A201];&quot;' Language='pl_PL'&gt;&lt;Text&gt;&quot;;[.M201];&quot;&lt;/Text&gt;&lt;/Row&gt;&quot;)" office:value-type="string" office:string-value="&lt;Row Tag='LOC_TCS_ARMYNAME_SUFFIX_RECON' Language='pl_PL'&gt;&lt;Text&gt;Rozpoznanie&lt;/Text&gt;&lt;/Row&gt;">
            <text:p>&lt;Row Tag='LOC_TCS_ARMYNAME_SUFFIX_RECON' Language='pl_PL'&gt;&lt;Text&gt;Rozpoznanie&lt;/Text&gt;&lt;/Row&gt;</text:p>
          </table:table-cell>
          <table:table-cell office:value-type="string">
            <text:p>Reconhecimento</text:p>
          </table:table-cell>
          <table:table-cell table:formula="of:=CONCATENATE(&quot;&lt;Row Tag='&quot;;[.A201];&quot;' Language='pt_BR'&gt;&lt;Text&gt;&quot;;[.O201];&quot;&lt;/Text&gt;&lt;/Row&gt;&quot;)" office:value-type="string" office:string-value="&lt;Row Tag='LOC_TCS_ARMYNAME_SUFFIX_RECON' Language='pt_BR'&gt;&lt;Text&gt;Reconhecimento&lt;/Text&gt;&lt;/Row&gt;">
            <text:p>&lt;Row Tag='LOC_TCS_ARMYNAME_SUFFIX_RECON' Language='pt_BR'&gt;&lt;Text&gt;Reconhecimento&lt;/Text&gt;&lt;/Row&gt;</text:p>
          </table:table-cell>
          <table:table-cell office:value-type="string">
            <text:p>Разведка</text:p>
          </table:table-cell>
          <table:table-cell table:formula="of:=CONCATENATE(&quot;&lt;Row Tag='&quot;;[.A201];&quot;' Language='ru_RU'&gt;&lt;Text&gt;&quot;;[.Q201];&quot;&lt;/Text&gt;&lt;/Row&gt;&quot;)" office:value-type="string" office:string-value="&lt;Row Tag='LOC_TCS_ARMYNAME_SUFFIX_RECON' Language='ru_RU'&gt;&lt;Text&gt;Разведка&lt;/Text&gt;&lt;/Row&gt;">
            <text:p>&lt;Row Tag='LOC_TCS_ARMYNAME_SUFFIX_RECON' Language='ru_RU'&gt;&lt;Text&gt;Разведка&lt;/Text&gt;&lt;/Row&gt;</text:p>
          </table:table-cell>
          <table:table-cell office:value-type="string">
            <text:p>侦察</text:p>
          </table:table-cell>
          <table:table-cell table:formula="of:=CONCATENATE(&quot;&lt;Row Tag='&quot;;[.A201];&quot;' Language='zh_Hans_CN'&gt;&lt;Text&gt;&quot;;[.S201];&quot;&lt;/Text&gt;&lt;/Row&gt;&quot;)" office:value-type="string" office:string-value="&lt;Row Tag='LOC_TCS_ARMYNAME_SUFFIX_RECON' Language='zh_Hans_CN'&gt;&lt;Text&gt;侦察&lt;/Text&gt;&lt;/Row&gt;">
            <text:p>&lt;Row Tag='LOC_TCS_ARMYNAME_SUFFIX_RECON' Language='zh_Hans_CN'&gt;&lt;Text&gt;侦察&lt;/Text&gt;&lt;/Row&gt;</text:p>
          </table:table-cell>
        </table:table-row>
        <table:table-row table:style-name="ro3">
          <table:table-cell office:value-type="string">
            <text:p>LOC_TCS_ARMYNAME_SUFFIX_RUNNERS</text:p>
          </table:table-cell>
          <table:table-cell office:value-type="string">
            <text:p>Runners</text:p>
          </table:table-cell>
          <table:table-cell office:value-type="string">
            <text:p>Läufer</text:p>
          </table:table-cell>
          <table:table-cell table:formula="of:=CONCATENATE(&quot;&lt;Row Tag='&quot;;[.A202];&quot;' Language='de_DE'&gt;&lt;Text&gt;&quot;;[.C202];&quot;&lt;/Text&gt;&lt;/Row&gt;&quot;)" office:value-type="string" office:string-value="&lt;Row Tag='LOC_TCS_ARMYNAME_SUFFIX_RUNNERS' Language='de_DE'&gt;&lt;Text&gt;Läufer&lt;/Text&gt;&lt;/Row&gt;">
            <text:p>&lt;Row Tag='LOC_TCS_ARMYNAME_SUFFIX_RUNNERS' Language='de_DE'&gt;&lt;Text&gt;Läufer&lt;/Text&gt;&lt;/Row&gt;</text:p>
          </table:table-cell>
          <table:table-cell office:value-type="string">
            <text:p>Corredores</text:p>
          </table:table-cell>
          <table:table-cell table:formula="of:=CONCATENATE(&quot;&lt;Row Tag='&quot;;[.A202];&quot;' Language='es_ES'&gt;&lt;Text&gt;&quot;;[.E202];&quot;&lt;/Text&gt;&lt;/Row&gt;&quot;)" office:value-type="string" office:string-value="&lt;Row Tag='LOC_TCS_ARMYNAME_SUFFIX_RUNNERS' Language='es_ES'&gt;&lt;Text&gt;Corredores&lt;/Text&gt;&lt;/Row&gt;">
            <text:p>&lt;Row Tag='LOC_TCS_ARMYNAME_SUFFIX_RUNNERS' Language='es_ES'&gt;&lt;Text&gt;Corredores&lt;/Text&gt;&lt;/Row&gt;</text:p>
          </table:table-cell>
          <table:table-cell office:value-type="string">
            <text:p>Corridori</text:p>
          </table:table-cell>
          <table:table-cell table:formula="of:=CONCATENATE(&quot;&lt;Row Tag='&quot;;[.A202];&quot;' Language='it_IT'&gt;&lt;Text&gt;&quot;;[.G202];&quot;&lt;/Text&gt;&lt;/Row&gt;&quot;)" office:value-type="string" office:string-value="&lt;Row Tag='LOC_TCS_ARMYNAME_SUFFIX_RUNNERS' Language='it_IT'&gt;&lt;Text&gt;Corridori&lt;/Text&gt;&lt;/Row&gt;">
            <text:p>&lt;Row Tag='LOC_TCS_ARMYNAME_SUFFIX_RUNNERS' Language='it_IT'&gt;&lt;Text&gt;Corridori&lt;/Text&gt;&lt;/Row&gt;</text:p>
          </table:table-cell>
          <table:table-cell office:value-type="string">
            <text:p>走者たち</text:p>
          </table:table-cell>
          <table:table-cell table:formula="of:=CONCATENATE(&quot;&lt;Row Tag='&quot;;[.A202];&quot;' Language='ja_JP'&gt;&lt;Text&gt;&quot;;[.I202];&quot;&lt;/Text&gt;&lt;/Row&gt;&quot;)" office:value-type="string" office:string-value="&lt;Row Tag='LOC_TCS_ARMYNAME_SUFFIX_RUNNERS' Language='ja_JP'&gt;&lt;Text&gt;走者たち&lt;/Text&gt;&lt;/Row&gt;">
            <text:p>&lt;Row Tag='LOC_TCS_ARMYNAME_SUFFIX_RUNNERS' Language='ja_JP'&gt;&lt;Text&gt;走者たち&lt;/Text&gt;&lt;/Row&gt;</text:p>
          </table:table-cell>
          <table:table-cell office:value-type="string">
            <text:p>달리는 사람들</text:p>
          </table:table-cell>
          <table:table-cell table:formula="of:=CONCATENATE(&quot;&lt;Row Tag='&quot;;[.A202];&quot;' Language='ko_KR'&gt;&lt;Text&gt;&quot;;[.K202];&quot;&lt;/Text&gt;&lt;/Row&gt;&quot;)" office:value-type="string" office:string-value="&lt;Row Tag='LOC_TCS_ARMYNAME_SUFFIX_RUNNERS' Language='ko_KR'&gt;&lt;Text&gt;달리는 사람들&lt;/Text&gt;&lt;/Row&gt;">
            <text:p>&lt;Row Tag='LOC_TCS_ARMYNAME_SUFFIX_RUNNERS' Language='ko_KR'&gt;&lt;Text&gt;달리는 사람들&lt;/Text&gt;&lt;/Row&gt;</text:p>
          </table:table-cell>
          <table:table-cell office:value-type="string">
            <text:p>Biegacze</text:p>
          </table:table-cell>
          <table:table-cell table:formula="of:=CONCATENATE(&quot;&lt;Row Tag='&quot;;[.A202];&quot;' Language='pl_PL'&gt;&lt;Text&gt;&quot;;[.M202];&quot;&lt;/Text&gt;&lt;/Row&gt;&quot;)" office:value-type="string" office:string-value="&lt;Row Tag='LOC_TCS_ARMYNAME_SUFFIX_RUNNERS' Language='pl_PL'&gt;&lt;Text&gt;Biegacze&lt;/Text&gt;&lt;/Row&gt;">
            <text:p>&lt;Row Tag='LOC_TCS_ARMYNAME_SUFFIX_RUNNERS' Language='pl_PL'&gt;&lt;Text&gt;Biegacze&lt;/Text&gt;&lt;/Row&gt;</text:p>
          </table:table-cell>
          <table:table-cell office:value-type="string">
            <text:p>Corredores</text:p>
          </table:table-cell>
          <table:table-cell table:formula="of:=CONCATENATE(&quot;&lt;Row Tag='&quot;;[.A202];&quot;' Language='pt_BR'&gt;&lt;Text&gt;&quot;;[.O202];&quot;&lt;/Text&gt;&lt;/Row&gt;&quot;)" office:value-type="string" office:string-value="&lt;Row Tag='LOC_TCS_ARMYNAME_SUFFIX_RUNNERS' Language='pt_BR'&gt;&lt;Text&gt;Corredores&lt;/Text&gt;&lt;/Row&gt;">
            <text:p>&lt;Row Tag='LOC_TCS_ARMYNAME_SUFFIX_RUNNERS' Language='pt_BR'&gt;&lt;Text&gt;Corredores&lt;/Text&gt;&lt;/Row&gt;</text:p>
          </table:table-cell>
          <table:table-cell office:value-type="string">
            <text:p>Бегуны</text:p>
          </table:table-cell>
          <table:table-cell table:formula="of:=CONCATENATE(&quot;&lt;Row Tag='&quot;;[.A202];&quot;' Language='ru_RU'&gt;&lt;Text&gt;&quot;;[.Q202];&quot;&lt;/Text&gt;&lt;/Row&gt;&quot;)" office:value-type="string" office:string-value="&lt;Row Tag='LOC_TCS_ARMYNAME_SUFFIX_RUNNERS' Language='ru_RU'&gt;&lt;Text&gt;Бегуны&lt;/Text&gt;&lt;/Row&gt;">
            <text:p>&lt;Row Tag='LOC_TCS_ARMYNAME_SUFFIX_RUNNERS' Language='ru_RU'&gt;&lt;Text&gt;Бегуны&lt;/Text&gt;&lt;/Row&gt;</text:p>
          </table:table-cell>
          <table:table-cell office:value-type="string">
            <text:p>跑步者</text:p>
          </table:table-cell>
          <table:table-cell table:formula="of:=CONCATENATE(&quot;&lt;Row Tag='&quot;;[.A202];&quot;' Language='zh_Hans_CN'&gt;&lt;Text&gt;&quot;;[.S202];&quot;&lt;/Text&gt;&lt;/Row&gt;&quot;)" office:value-type="string" office:string-value="&lt;Row Tag='LOC_TCS_ARMYNAME_SUFFIX_RUNNERS' Language='zh_Hans_CN'&gt;&lt;Text&gt;跑步者&lt;/Text&gt;&lt;/Row&gt;">
            <text:p>&lt;Row Tag='LOC_TCS_ARMYNAME_SUFFIX_RUNNERS' Language='zh_Hans_CN'&gt;&lt;Text&gt;跑步者&lt;/Text&gt;&lt;/Row&gt;</text:p>
          </table:table-cell>
        </table:table-row>
        <table:table-row table:style-name="ro3">
          <table:table-cell office:value-type="string">
            <text:p>LOC_TCS_ARMYNAME_SUFFIX_SCOUTS</text:p>
          </table:table-cell>
          <table:table-cell office:value-type="string">
            <text:p>Scouts</text:p>
          </table:table-cell>
          <table:table-cell office:value-type="string">
            <text:p>Späher</text:p>
          </table:table-cell>
          <table:table-cell table:formula="of:=CONCATENATE(&quot;&lt;Row Tag='&quot;;[.A203];&quot;' Language='de_DE'&gt;&lt;Text&gt;&quot;;[.C203];&quot;&lt;/Text&gt;&lt;/Row&gt;&quot;)" office:value-type="string" office:string-value="&lt;Row Tag='LOC_TCS_ARMYNAME_SUFFIX_SCOUTS' Language='de_DE'&gt;&lt;Text&gt;Späher&lt;/Text&gt;&lt;/Row&gt;">
            <text:p>&lt;Row Tag='LOC_TCS_ARMYNAME_SUFFIX_SCOUTS' Language='de_DE'&gt;&lt;Text&gt;Späher&lt;/Text&gt;&lt;/Row&gt;</text:p>
          </table:table-cell>
          <table:table-cell office:value-type="string">
            <text:p>Exploradores</text:p>
          </table:table-cell>
          <table:table-cell table:formula="of:=CONCATENATE(&quot;&lt;Row Tag='&quot;;[.A203];&quot;' Language='es_ES'&gt;&lt;Text&gt;&quot;;[.E203];&quot;&lt;/Text&gt;&lt;/Row&gt;&quot;)" office:value-type="string" office:string-value="&lt;Row Tag='LOC_TCS_ARMYNAME_SUFFIX_SCOUTS' Language='es_ES'&gt;&lt;Text&gt;Exploradores&lt;/Text&gt;&lt;/Row&gt;">
            <text:p>&lt;Row Tag='LOC_TCS_ARMYNAME_SUFFIX_SCOUTS' Language='es_ES'&gt;&lt;Text&gt;Exploradores&lt;/Text&gt;&lt;/Row&gt;</text:p>
          </table:table-cell>
          <table:table-cell office:value-type="string">
            <text:p>Scout</text:p>
          </table:table-cell>
          <table:table-cell table:formula="of:=CONCATENATE(&quot;&lt;Row Tag='&quot;;[.A203];&quot;' Language='it_IT'&gt;&lt;Text&gt;&quot;;[.G203];&quot;&lt;/Text&gt;&lt;/Row&gt;&quot;)" office:value-type="string" office:string-value="&lt;Row Tag='LOC_TCS_ARMYNAME_SUFFIX_SCOUTS' Language='it_IT'&gt;&lt;Text&gt;Scout&lt;/Text&gt;&lt;/Row&gt;">
            <text:p>&lt;Row Tag='LOC_TCS_ARMYNAME_SUFFIX_SCOUTS' Language='it_IT'&gt;&lt;Text&gt;Scout&lt;/Text&gt;&lt;/Row&gt;</text:p>
          </table:table-cell>
          <table:table-cell office:value-type="string">
            <text:p>斥候たち</text:p>
          </table:table-cell>
          <table:table-cell table:formula="of:=CONCATENATE(&quot;&lt;Row Tag='&quot;;[.A203];&quot;' Language='ja_JP'&gt;&lt;Text&gt;&quot;;[.I203];&quot;&lt;/Text&gt;&lt;/Row&gt;&quot;)" office:value-type="string" office:string-value="&lt;Row Tag='LOC_TCS_ARMYNAME_SUFFIX_SCOUTS' Language='ja_JP'&gt;&lt;Text&gt;斥候たち&lt;/Text&gt;&lt;/Row&gt;">
            <text:p>&lt;Row Tag='LOC_TCS_ARMYNAME_SUFFIX_SCOUTS' Language='ja_JP'&gt;&lt;Text&gt;斥候たち&lt;/Text&gt;&lt;/Row&gt;</text:p>
          </table:table-cell>
          <table:table-cell office:value-type="string">
            <text:p>정찰병들</text:p>
          </table:table-cell>
          <table:table-cell table:formula="of:=CONCATENATE(&quot;&lt;Row Tag='&quot;;[.A203];&quot;' Language='ko_KR'&gt;&lt;Text&gt;&quot;;[.K203];&quot;&lt;/Text&gt;&lt;/Row&gt;&quot;)" office:value-type="string" office:string-value="&lt;Row Tag='LOC_TCS_ARMYNAME_SUFFIX_SCOUTS' Language='ko_KR'&gt;&lt;Text&gt;정찰병들&lt;/Text&gt;&lt;/Row&gt;">
            <text:p>&lt;Row Tag='LOC_TCS_ARMYNAME_SUFFIX_SCOUTS' Language='ko_KR'&gt;&lt;Text&gt;정찰병들&lt;/Text&gt;&lt;/Row&gt;</text:p>
          </table:table-cell>
          <table:table-cell office:value-type="string">
            <text:p>Zwiadowcy</text:p>
          </table:table-cell>
          <table:table-cell table:formula="of:=CONCATENATE(&quot;&lt;Row Tag='&quot;;[.A203];&quot;' Language='pl_PL'&gt;&lt;Text&gt;&quot;;[.M203];&quot;&lt;/Text&gt;&lt;/Row&gt;&quot;)" office:value-type="string" office:string-value="&lt;Row Tag='LOC_TCS_ARMYNAME_SUFFIX_SCOUTS' Language='pl_PL'&gt;&lt;Text&gt;Zwiadowcy&lt;/Text&gt;&lt;/Row&gt;">
            <text:p>&lt;Row Tag='LOC_TCS_ARMYNAME_SUFFIX_SCOUTS' Language='pl_PL'&gt;&lt;Text&gt;Zwiadowcy&lt;/Text&gt;&lt;/Row&gt;</text:p>
          </table:table-cell>
          <table:table-cell office:value-type="string">
            <text:p>Escoteiros</text:p>
          </table:table-cell>
          <table:table-cell table:formula="of:=CONCATENATE(&quot;&lt;Row Tag='&quot;;[.A203];&quot;' Language='pt_BR'&gt;&lt;Text&gt;&quot;;[.O203];&quot;&lt;/Text&gt;&lt;/Row&gt;&quot;)" office:value-type="string" office:string-value="&lt;Row Tag='LOC_TCS_ARMYNAME_SUFFIX_SCOUTS' Language='pt_BR'&gt;&lt;Text&gt;Escoteiros&lt;/Text&gt;&lt;/Row&gt;">
            <text:p>&lt;Row Tag='LOC_TCS_ARMYNAME_SUFFIX_SCOUTS' Language='pt_BR'&gt;&lt;Text&gt;Escoteiros&lt;/Text&gt;&lt;/Row&gt;</text:p>
          </table:table-cell>
          <table:table-cell office:value-type="string">
            <text:p>Разведчики</text:p>
          </table:table-cell>
          <table:table-cell table:formula="of:=CONCATENATE(&quot;&lt;Row Tag='&quot;;[.A203];&quot;' Language='ru_RU'&gt;&lt;Text&gt;&quot;;[.Q203];&quot;&lt;/Text&gt;&lt;/Row&gt;&quot;)" office:value-type="string" office:string-value="&lt;Row Tag='LOC_TCS_ARMYNAME_SUFFIX_SCOUTS' Language='ru_RU'&gt;&lt;Text&gt;Разведчики&lt;/Text&gt;&lt;/Row&gt;">
            <text:p>&lt;Row Tag='LOC_TCS_ARMYNAME_SUFFIX_SCOUTS' Language='ru_RU'&gt;&lt;Text&gt;Разведчики&lt;/Text&gt;&lt;/Row&gt;</text:p>
          </table:table-cell>
          <table:table-cell office:value-type="string">
            <text:p>侦察兵</text:p>
          </table:table-cell>
          <table:table-cell table:formula="of:=CONCATENATE(&quot;&lt;Row Tag='&quot;;[.A203];&quot;' Language='zh_Hans_CN'&gt;&lt;Text&gt;&quot;;[.S203];&quot;&lt;/Text&gt;&lt;/Row&gt;&quot;)" office:value-type="string" office:string-value="&lt;Row Tag='LOC_TCS_ARMYNAME_SUFFIX_SCOUTS' Language='zh_Hans_CN'&gt;&lt;Text&gt;侦察兵&lt;/Text&gt;&lt;/Row&gt;">
            <text:p>&lt;Row Tag='LOC_TCS_ARMYNAME_SUFFIX_SCOUTS' Language='zh_Hans_CN'&gt;&lt;Text&gt;侦察兵&lt;/Text&gt;&lt;/Row&gt;</text:p>
          </table:table-cell>
        </table:table-row>
        <table:table-row table:style-name="ro3">
          <table:table-cell office:value-type="string">
            <text:p>LOC_TCS_ARMYNAME_SUFFIX_SNAKES</text:p>
          </table:table-cell>
          <table:table-cell office:value-type="string">
            <text:p>Snakes</text:p>
          </table:table-cell>
          <table:table-cell office:value-type="string">
            <text:p>Schlangen</text:p>
          </table:table-cell>
          <table:table-cell table:formula="of:=CONCATENATE(&quot;&lt;Row Tag='&quot;;[.A204];&quot;' Language='de_DE'&gt;&lt;Text&gt;&quot;;[.C204];&quot;&lt;/Text&gt;&lt;/Row&gt;&quot;)" office:value-type="string" office:string-value="&lt;Row Tag='LOC_TCS_ARMYNAME_SUFFIX_SNAKES' Language='de_DE'&gt;&lt;Text&gt;Schlangen&lt;/Text&gt;&lt;/Row&gt;">
            <text:p>&lt;Row Tag='LOC_TCS_ARMYNAME_SUFFIX_SNAKES' Language='de_DE'&gt;&lt;Text&gt;Schlangen&lt;/Text&gt;&lt;/Row&gt;</text:p>
          </table:table-cell>
          <table:table-cell office:value-type="string">
            <text:p>Serpientes</text:p>
          </table:table-cell>
          <table:table-cell table:formula="of:=CONCATENATE(&quot;&lt;Row Tag='&quot;;[.A204];&quot;' Language='es_ES'&gt;&lt;Text&gt;&quot;;[.E204];&quot;&lt;/Text&gt;&lt;/Row&gt;&quot;)" office:value-type="string" office:string-value="&lt;Row Tag='LOC_TCS_ARMYNAME_SUFFIX_SNAKES' Language='es_ES'&gt;&lt;Text&gt;Serpientes&lt;/Text&gt;&lt;/Row&gt;">
            <text:p>&lt;Row Tag='LOC_TCS_ARMYNAME_SUFFIX_SNAKES' Language='es_ES'&gt;&lt;Text&gt;Serpientes&lt;/Text&gt;&lt;/Row&gt;</text:p>
          </table:table-cell>
          <table:table-cell office:value-type="string">
            <text:p>Serpenti</text:p>
          </table:table-cell>
          <table:table-cell table:formula="of:=CONCATENATE(&quot;&lt;Row Tag='&quot;;[.A204];&quot;' Language='it_IT'&gt;&lt;Text&gt;&quot;;[.G204];&quot;&lt;/Text&gt;&lt;/Row&gt;&quot;)" office:value-type="string" office:string-value="&lt;Row Tag='LOC_TCS_ARMYNAME_SUFFIX_SNAKES' Language='it_IT'&gt;&lt;Text&gt;Serpenti&lt;/Text&gt;&lt;/Row&gt;">
            <text:p>&lt;Row Tag='LOC_TCS_ARMYNAME_SUFFIX_SNAKES' Language='it_IT'&gt;&lt;Text&gt;Serpenti&lt;/Text&gt;&lt;/Row&gt;</text:p>
          </table:table-cell>
          <table:table-cell office:value-type="string">
            <text:p>蛇</text:p>
          </table:table-cell>
          <table:table-cell table:formula="of:=CONCATENATE(&quot;&lt;Row Tag='&quot;;[.A204];&quot;' Language='ja_JP'&gt;&lt;Text&gt;&quot;;[.I204];&quot;&lt;/Text&gt;&lt;/Row&gt;&quot;)" office:value-type="string" office:string-value="&lt;Row Tag='LOC_TCS_ARMYNAME_SUFFIX_SNAKES' Language='ja_JP'&gt;&lt;Text&gt;蛇&lt;/Text&gt;&lt;/Row&gt;">
            <text:p>&lt;Row Tag='LOC_TCS_ARMYNAME_SUFFIX_SNAKES' Language='ja_JP'&gt;&lt;Text&gt;蛇&lt;/Text&gt;&lt;/Row&gt;</text:p>
          </table:table-cell>
          <table:table-cell office:value-type="string">
            <text:p>뱀들</text:p>
          </table:table-cell>
          <table:table-cell table:formula="of:=CONCATENATE(&quot;&lt;Row Tag='&quot;;[.A204];&quot;' Language='ko_KR'&gt;&lt;Text&gt;&quot;;[.K204];&quot;&lt;/Text&gt;&lt;/Row&gt;&quot;)" office:value-type="string" office:string-value="&lt;Row Tag='LOC_TCS_ARMYNAME_SUFFIX_SNAKES' Language='ko_KR'&gt;&lt;Text&gt;뱀들&lt;/Text&gt;&lt;/Row&gt;">
            <text:p>&lt;Row Tag='LOC_TCS_ARMYNAME_SUFFIX_SNAKES' Language='ko_KR'&gt;&lt;Text&gt;뱀들&lt;/Text&gt;&lt;/Row&gt;</text:p>
          </table:table-cell>
          <table:table-cell office:value-type="string">
            <text:p>Węże</text:p>
          </table:table-cell>
          <table:table-cell table:formula="of:=CONCATENATE(&quot;&lt;Row Tag='&quot;;[.A204];&quot;' Language='pl_PL'&gt;&lt;Text&gt;&quot;;[.M204];&quot;&lt;/Text&gt;&lt;/Row&gt;&quot;)" office:value-type="string" office:string-value="&lt;Row Tag='LOC_TCS_ARMYNAME_SUFFIX_SNAKES' Language='pl_PL'&gt;&lt;Text&gt;Węże&lt;/Text&gt;&lt;/Row&gt;">
            <text:p>&lt;Row Tag='LOC_TCS_ARMYNAME_SUFFIX_SNAKES' Language='pl_PL'&gt;&lt;Text&gt;Węże&lt;/Text&gt;&lt;/Row&gt;</text:p>
          </table:table-cell>
          <table:table-cell office:value-type="string">
            <text:p>Cobras</text:p>
          </table:table-cell>
          <table:table-cell table:formula="of:=CONCATENATE(&quot;&lt;Row Tag='&quot;;[.A204];&quot;' Language='pt_BR'&gt;&lt;Text&gt;&quot;;[.O204];&quot;&lt;/Text&gt;&lt;/Row&gt;&quot;)" office:value-type="string" office:string-value="&lt;Row Tag='LOC_TCS_ARMYNAME_SUFFIX_SNAKES' Language='pt_BR'&gt;&lt;Text&gt;Cobras&lt;/Text&gt;&lt;/Row&gt;">
            <text:p>&lt;Row Tag='LOC_TCS_ARMYNAME_SUFFIX_SNAKES' Language='pt_BR'&gt;&lt;Text&gt;Cobras&lt;/Text&gt;&lt;/Row&gt;</text:p>
          </table:table-cell>
          <table:table-cell office:value-type="string">
            <text:p>Змеи</text:p>
          </table:table-cell>
          <table:table-cell table:formula="of:=CONCATENATE(&quot;&lt;Row Tag='&quot;;[.A204];&quot;' Language='ru_RU'&gt;&lt;Text&gt;&quot;;[.Q204];&quot;&lt;/Text&gt;&lt;/Row&gt;&quot;)" office:value-type="string" office:string-value="&lt;Row Tag='LOC_TCS_ARMYNAME_SUFFIX_SNAKES' Language='ru_RU'&gt;&lt;Text&gt;Змеи&lt;/Text&gt;&lt;/Row&gt;">
            <text:p>&lt;Row Tag='LOC_TCS_ARMYNAME_SUFFIX_SNAKES' Language='ru_RU'&gt;&lt;Text&gt;Змеи&lt;/Text&gt;&lt;/Row&gt;</text:p>
          </table:table-cell>
          <table:table-cell office:value-type="string">
            <text:p>蛇</text:p>
          </table:table-cell>
          <table:table-cell table:formula="of:=CONCATENATE(&quot;&lt;Row Tag='&quot;;[.A204];&quot;' Language='zh_Hans_CN'&gt;&lt;Text&gt;&quot;;[.S204];&quot;&lt;/Text&gt;&lt;/Row&gt;&quot;)" office:value-type="string" office:string-value="&lt;Row Tag='LOC_TCS_ARMYNAME_SUFFIX_SNAKES' Language='zh_Hans_CN'&gt;&lt;Text&gt;蛇&lt;/Text&gt;&lt;/Row&gt;">
            <text:p>&lt;Row Tag='LOC_TCS_ARMYNAME_SUFFIX_SNAKES' Language='zh_Hans_CN'&gt;&lt;Text&gt;蛇&lt;/Text&gt;&lt;/Row&gt;</text:p>
          </table:table-cell>
        </table:table-row>
        <table:table-row table:style-name="ro3">
          <table:table-cell office:value-type="string">
            <text:p>LOC_TCS_ARMYNAME_SUFFIX_WANDERERS</text:p>
          </table:table-cell>
          <table:table-cell office:value-type="string">
            <text:p>Wanderers</text:p>
          </table:table-cell>
          <table:table-cell office:value-type="string">
            <text:p>Wanderer</text:p>
          </table:table-cell>
          <table:table-cell table:formula="of:=CONCATENATE(&quot;&lt;Row Tag='&quot;;[.A205];&quot;' Language='de_DE'&gt;&lt;Text&gt;&quot;;[.C205];&quot;&lt;/Text&gt;&lt;/Row&gt;&quot;)" office:value-type="string" office:string-value="&lt;Row Tag='LOC_TCS_ARMYNAME_SUFFIX_WANDERERS' Language='de_DE'&gt;&lt;Text&gt;Wanderer&lt;/Text&gt;&lt;/Row&gt;">
            <text:p>&lt;Row Tag='LOC_TCS_ARMYNAME_SUFFIX_WANDERERS' Language='de_DE'&gt;&lt;Text&gt;Wanderer&lt;/Text&gt;&lt;/Row&gt;</text:p>
          </table:table-cell>
          <table:table-cell office:value-type="string">
            <text:p>Vagabundos</text:p>
          </table:table-cell>
          <table:table-cell table:formula="of:=CONCATENATE(&quot;&lt;Row Tag='&quot;;[.A205];&quot;' Language='es_ES'&gt;&lt;Text&gt;&quot;;[.E205];&quot;&lt;/Text&gt;&lt;/Row&gt;&quot;)" office:value-type="string" office:string-value="&lt;Row Tag='LOC_TCS_ARMYNAME_SUFFIX_WANDERERS' Language='es_ES'&gt;&lt;Text&gt;Vagabundos&lt;/Text&gt;&lt;/Row&gt;">
            <text:p>&lt;Row Tag='LOC_TCS_ARMYNAME_SUFFIX_WANDERERS' Language='es_ES'&gt;&lt;Text&gt;Vagabundos&lt;/Text&gt;&lt;/Row&gt;</text:p>
          </table:table-cell>
          <table:table-cell office:value-type="string">
            <text:p>Vagabondi</text:p>
          </table:table-cell>
          <table:table-cell table:formula="of:=CONCATENATE(&quot;&lt;Row Tag='&quot;;[.A205];&quot;' Language='it_IT'&gt;&lt;Text&gt;&quot;;[.G205];&quot;&lt;/Text&gt;&lt;/Row&gt;&quot;)" office:value-type="string" office:string-value="&lt;Row Tag='LOC_TCS_ARMYNAME_SUFFIX_WANDERERS' Language='it_IT'&gt;&lt;Text&gt;Vagabondi&lt;/Text&gt;&lt;/Row&gt;">
            <text:p>&lt;Row Tag='LOC_TCS_ARMYNAME_SUFFIX_WANDERERS' Language='it_IT'&gt;&lt;Text&gt;Vagabondi&lt;/Text&gt;&lt;/Row&gt;</text:p>
          </table:table-cell>
          <table:table-cell office:value-type="string">
            <text:p>放浪者たち</text:p>
          </table:table-cell>
          <table:table-cell table:formula="of:=CONCATENATE(&quot;&lt;Row Tag='&quot;;[.A205];&quot;' Language='ja_JP'&gt;&lt;Text&gt;&quot;;[.I205];&quot;&lt;/Text&gt;&lt;/Row&gt;&quot;)" office:value-type="string" office:string-value="&lt;Row Tag='LOC_TCS_ARMYNAME_SUFFIX_WANDERERS' Language='ja_JP'&gt;&lt;Text&gt;放浪者たち&lt;/Text&gt;&lt;/Row&gt;">
            <text:p>&lt;Row Tag='LOC_TCS_ARMYNAME_SUFFIX_WANDERERS' Language='ja_JP'&gt;&lt;Text&gt;放浪者たち&lt;/Text&gt;&lt;/Row&gt;</text:p>
          </table:table-cell>
          <table:table-cell office:value-type="string">
            <text:p>방랑자들</text:p>
          </table:table-cell>
          <table:table-cell table:formula="of:=CONCATENATE(&quot;&lt;Row Tag='&quot;;[.A205];&quot;' Language='ko_KR'&gt;&lt;Text&gt;&quot;;[.K205];&quot;&lt;/Text&gt;&lt;/Row&gt;&quot;)" office:value-type="string" office:string-value="&lt;Row Tag='LOC_TCS_ARMYNAME_SUFFIX_WANDERERS' Language='ko_KR'&gt;&lt;Text&gt;방랑자들&lt;/Text&gt;&lt;/Row&gt;">
            <text:p>&lt;Row Tag='LOC_TCS_ARMYNAME_SUFFIX_WANDERERS' Language='ko_KR'&gt;&lt;Text&gt;방랑자들&lt;/Text&gt;&lt;/Row&gt;</text:p>
          </table:table-cell>
          <table:table-cell office:value-type="string">
            <text:p>Wędrowcy</text:p>
          </table:table-cell>
          <table:table-cell table:formula="of:=CONCATENATE(&quot;&lt;Row Tag='&quot;;[.A205];&quot;' Language='pl_PL'&gt;&lt;Text&gt;&quot;;[.M205];&quot;&lt;/Text&gt;&lt;/Row&gt;&quot;)" office:value-type="string" office:string-value="&lt;Row Tag='LOC_TCS_ARMYNAME_SUFFIX_WANDERERS' Language='pl_PL'&gt;&lt;Text&gt;Wędrowcy&lt;/Text&gt;&lt;/Row&gt;">
            <text:p>&lt;Row Tag='LOC_TCS_ARMYNAME_SUFFIX_WANDERERS' Language='pl_PL'&gt;&lt;Text&gt;Wędrowcy&lt;/Text&gt;&lt;/Row&gt;</text:p>
          </table:table-cell>
          <table:table-cell office:value-type="string">
            <text:p>Vagabundos</text:p>
          </table:table-cell>
          <table:table-cell table:formula="of:=CONCATENATE(&quot;&lt;Row Tag='&quot;;[.A205];&quot;' Language='pt_BR'&gt;&lt;Text&gt;&quot;;[.O205];&quot;&lt;/Text&gt;&lt;/Row&gt;&quot;)" office:value-type="string" office:string-value="&lt;Row Tag='LOC_TCS_ARMYNAME_SUFFIX_WANDERERS' Language='pt_BR'&gt;&lt;Text&gt;Vagabundos&lt;/Text&gt;&lt;/Row&gt;">
            <text:p>&lt;Row Tag='LOC_TCS_ARMYNAME_SUFFIX_WANDERERS' Language='pt_BR'&gt;&lt;Text&gt;Vagabundos&lt;/Text&gt;&lt;/Row&gt;</text:p>
          </table:table-cell>
          <table:table-cell office:value-type="string">
            <text:p>Странники</text:p>
          </table:table-cell>
          <table:table-cell table:formula="of:=CONCATENATE(&quot;&lt;Row Tag='&quot;;[.A205];&quot;' Language='ru_RU'&gt;&lt;Text&gt;&quot;;[.Q205];&quot;&lt;/Text&gt;&lt;/Row&gt;&quot;)" office:value-type="string" office:string-value="&lt;Row Tag='LOC_TCS_ARMYNAME_SUFFIX_WANDERERS' Language='ru_RU'&gt;&lt;Text&gt;Странники&lt;/Text&gt;&lt;/Row&gt;">
            <text:p>&lt;Row Tag='LOC_TCS_ARMYNAME_SUFFIX_WANDERERS' Language='ru_RU'&gt;&lt;Text&gt;Странники&lt;/Text&gt;&lt;/Row&gt;</text:p>
          </table:table-cell>
          <table:table-cell office:value-type="string">
            <text:p>流浪者</text:p>
          </table:table-cell>
          <table:table-cell table:formula="of:=CONCATENATE(&quot;&lt;Row Tag='&quot;;[.A205];&quot;' Language='zh_Hans_CN'&gt;&lt;Text&gt;&quot;;[.S205];&quot;&lt;/Text&gt;&lt;/Row&gt;&quot;)" office:value-type="string" office:string-value="&lt;Row Tag='LOC_TCS_ARMYNAME_SUFFIX_WANDERERS' Language='zh_Hans_CN'&gt;&lt;Text&gt;流浪者&lt;/Text&gt;&lt;/Row&gt;">
            <text:p>&lt;Row Tag='LOC_TCS_ARMYNAME_SUFFIX_WANDERERS' Language='zh_Hans_CN'&gt;&lt;Text&gt;流浪者&lt;/Text&gt;&lt;/Row&gt;</text:p>
          </table:table-cell>
        </table:table-row>
        <table:table-row table:style-name="ro3">
          <table:table-cell office:value-type="string">
            <text:p>LOC_TCS_ARMYNAME_SUFFIX_ARROWS</text:p>
          </table:table-cell>
          <table:table-cell office:value-type="string">
            <text:p>Arrows</text:p>
          </table:table-cell>
          <table:table-cell office:value-type="string">
            <text:p>Pfeile</text:p>
          </table:table-cell>
          <table:table-cell table:formula="of:=CONCATENATE(&quot;&lt;Row Tag='&quot;;[.A206];&quot;' Language='de_DE'&gt;&lt;Text&gt;&quot;;[.C206];&quot;&lt;/Text&gt;&lt;/Row&gt;&quot;)" office:value-type="string" office:string-value="&lt;Row Tag='LOC_TCS_ARMYNAME_SUFFIX_ARROWS' Language='de_DE'&gt;&lt;Text&gt;Pfeile&lt;/Text&gt;&lt;/Row&gt;">
            <text:p>&lt;Row Tag='LOC_TCS_ARMYNAME_SUFFIX_ARROWS' Language='de_DE'&gt;&lt;Text&gt;Pfeile&lt;/Text&gt;&lt;/Row&gt;</text:p>
          </table:table-cell>
          <table:table-cell office:value-type="string">
            <text:p>Flechas</text:p>
          </table:table-cell>
          <table:table-cell table:formula="of:=CONCATENATE(&quot;&lt;Row Tag='&quot;;[.A206];&quot;' Language='es_ES'&gt;&lt;Text&gt;&quot;;[.E206];&quot;&lt;/Text&gt;&lt;/Row&gt;&quot;)" office:value-type="string" office:string-value="&lt;Row Tag='LOC_TCS_ARMYNAME_SUFFIX_ARROWS' Language='es_ES'&gt;&lt;Text&gt;Flechas&lt;/Text&gt;&lt;/Row&gt;">
            <text:p>&lt;Row Tag='LOC_TCS_ARMYNAME_SUFFIX_ARROWS' Language='es_ES'&gt;&lt;Text&gt;Flechas&lt;/Text&gt;&lt;/Row&gt;</text:p>
          </table:table-cell>
          <table:table-cell office:value-type="string">
            <text:p>Frecce</text:p>
          </table:table-cell>
          <table:table-cell table:formula="of:=CONCATENATE(&quot;&lt;Row Tag='&quot;;[.A206];&quot;' Language='it_IT'&gt;&lt;Text&gt;&quot;;[.G206];&quot;&lt;/Text&gt;&lt;/Row&gt;&quot;)" office:value-type="string" office:string-value="&lt;Row Tag='LOC_TCS_ARMYNAME_SUFFIX_ARROWS' Language='it_IT'&gt;&lt;Text&gt;Frecce&lt;/Text&gt;&lt;/Row&gt;">
            <text:p>&lt;Row Tag='LOC_TCS_ARMYNAME_SUFFIX_ARROWS' Language='it_IT'&gt;&lt;Text&gt;Frecce&lt;/Text&gt;&lt;/Row&gt;</text:p>
          </table:table-cell>
          <table:table-cell office:value-type="string">
            <text:p>矢</text:p>
          </table:table-cell>
          <table:table-cell table:formula="of:=CONCATENATE(&quot;&lt;Row Tag='&quot;;[.A206];&quot;' Language='ja_JP'&gt;&lt;Text&gt;&quot;;[.I206];&quot;&lt;/Text&gt;&lt;/Row&gt;&quot;)" office:value-type="string" office:string-value="&lt;Row Tag='LOC_TCS_ARMYNAME_SUFFIX_ARROWS' Language='ja_JP'&gt;&lt;Text&gt;矢&lt;/Text&gt;&lt;/Row&gt;">
            <text:p>&lt;Row Tag='LOC_TCS_ARMYNAME_SUFFIX_ARROWS' Language='ja_JP'&gt;&lt;Text&gt;矢&lt;/Text&gt;&lt;/Row&gt;</text:p>
          </table:table-cell>
          <table:table-cell office:value-type="string">
            <text:p>화살</text:p>
          </table:table-cell>
          <table:table-cell table:formula="of:=CONCATENATE(&quot;&lt;Row Tag='&quot;;[.A206];&quot;' Language='ko_KR'&gt;&lt;Text&gt;&quot;;[.K206];&quot;&lt;/Text&gt;&lt;/Row&gt;&quot;)" office:value-type="string" office:string-value="&lt;Row Tag='LOC_TCS_ARMYNAME_SUFFIX_ARROWS' Language='ko_KR'&gt;&lt;Text&gt;화살&lt;/Text&gt;&lt;/Row&gt;">
            <text:p>&lt;Row Tag='LOC_TCS_ARMYNAME_SUFFIX_ARROWS' Language='ko_KR'&gt;&lt;Text&gt;화살&lt;/Text&gt;&lt;/Row&gt;</text:p>
          </table:table-cell>
          <table:table-cell office:value-type="string">
            <text:p>Strzały</text:p>
          </table:table-cell>
          <table:table-cell table:formula="of:=CONCATENATE(&quot;&lt;Row Tag='&quot;;[.A206];&quot;' Language='pl_PL'&gt;&lt;Text&gt;&quot;;[.M206];&quot;&lt;/Text&gt;&lt;/Row&gt;&quot;)" office:value-type="string" office:string-value="&lt;Row Tag='LOC_TCS_ARMYNAME_SUFFIX_ARROWS' Language='pl_PL'&gt;&lt;Text&gt;Strzały&lt;/Text&gt;&lt;/Row&gt;">
            <text:p>&lt;Row Tag='LOC_TCS_ARMYNAME_SUFFIX_ARROWS' Language='pl_PL'&gt;&lt;Text&gt;Strzały&lt;/Text&gt;&lt;/Row&gt;</text:p>
          </table:table-cell>
          <table:table-cell office:value-type="string">
            <text:p>Flechas</text:p>
          </table:table-cell>
          <table:table-cell table:formula="of:=CONCATENATE(&quot;&lt;Row Tag='&quot;;[.A206];&quot;' Language='pt_BR'&gt;&lt;Text&gt;&quot;;[.O206];&quot;&lt;/Text&gt;&lt;/Row&gt;&quot;)" office:value-type="string" office:string-value="&lt;Row Tag='LOC_TCS_ARMYNAME_SUFFIX_ARROWS' Language='pt_BR'&gt;&lt;Text&gt;Flechas&lt;/Text&gt;&lt;/Row&gt;">
            <text:p>&lt;Row Tag='LOC_TCS_ARMYNAME_SUFFIX_ARROWS' Language='pt_BR'&gt;&lt;Text&gt;Flechas&lt;/Text&gt;&lt;/Row&gt;</text:p>
          </table:table-cell>
          <table:table-cell office:value-type="string">
            <text:p>Стрелы</text:p>
          </table:table-cell>
          <table:table-cell table:formula="of:=CONCATENATE(&quot;&lt;Row Tag='&quot;;[.A206];&quot;' Language='ru_RU'&gt;&lt;Text&gt;&quot;;[.Q206];&quot;&lt;/Text&gt;&lt;/Row&gt;&quot;)" office:value-type="string" office:string-value="&lt;Row Tag='LOC_TCS_ARMYNAME_SUFFIX_ARROWS' Language='ru_RU'&gt;&lt;Text&gt;Стрелы&lt;/Text&gt;&lt;/Row&gt;">
            <text:p>&lt;Row Tag='LOC_TCS_ARMYNAME_SUFFIX_ARROWS' Language='ru_RU'&gt;&lt;Text&gt;Стрелы&lt;/Text&gt;&lt;/Row&gt;</text:p>
          </table:table-cell>
          <table:table-cell office:value-type="string">
            <text:p>箭</text:p>
          </table:table-cell>
          <table:table-cell table:formula="of:=CONCATENATE(&quot;&lt;Row Tag='&quot;;[.A206];&quot;' Language='zh_Hans_CN'&gt;&lt;Text&gt;&quot;;[.S206];&quot;&lt;/Text&gt;&lt;/Row&gt;&quot;)" office:value-type="string" office:string-value="&lt;Row Tag='LOC_TCS_ARMYNAME_SUFFIX_ARROWS' Language='zh_Hans_CN'&gt;&lt;Text&gt;箭&lt;/Text&gt;&lt;/Row&gt;">
            <text:p>&lt;Row Tag='LOC_TCS_ARMYNAME_SUFFIX_ARROWS' Language='zh_Hans_CN'&gt;&lt;Text&gt;箭&lt;/Text&gt;&lt;/Row&gt;</text:p>
          </table:table-cell>
        </table:table-row>
        <table:table-row table:style-name="ro3">
          <table:table-cell office:value-type="string">
            <text:p>LOC_TCS_ARMYNAME_SUFFIX_ARTILLERY</text:p>
          </table:table-cell>
          <table:table-cell office:value-type="string">
            <text:p>Artillery</text:p>
          </table:table-cell>
          <table:table-cell office:value-type="string">
            <text:p>Artillerie</text:p>
          </table:table-cell>
          <table:table-cell table:formula="of:=CONCATENATE(&quot;&lt;Row Tag='&quot;;[.A207];&quot;' Language='de_DE'&gt;&lt;Text&gt;&quot;;[.C207];&quot;&lt;/Text&gt;&lt;/Row&gt;&quot;)" office:value-type="string" office:string-value="&lt;Row Tag='LOC_TCS_ARMYNAME_SUFFIX_ARTILLERY' Language='de_DE'&gt;&lt;Text&gt;Artillerie&lt;/Text&gt;&lt;/Row&gt;">
            <text:p>&lt;Row Tag='LOC_TCS_ARMYNAME_SUFFIX_ARTILLERY' Language='de_DE'&gt;&lt;Text&gt;Artillerie&lt;/Text&gt;&lt;/Row&gt;</text:p>
          </table:table-cell>
          <table:table-cell office:value-type="string">
            <text:p>Artillería</text:p>
          </table:table-cell>
          <table:table-cell table:formula="of:=CONCATENATE(&quot;&lt;Row Tag='&quot;;[.A207];&quot;' Language='es_ES'&gt;&lt;Text&gt;&quot;;[.E207];&quot;&lt;/Text&gt;&lt;/Row&gt;&quot;)" office:value-type="string" office:string-value="&lt;Row Tag='LOC_TCS_ARMYNAME_SUFFIX_ARTILLERY' Language='es_ES'&gt;&lt;Text&gt;Artillería&lt;/Text&gt;&lt;/Row&gt;">
            <text:p>&lt;Row Tag='LOC_TCS_ARMYNAME_SUFFIX_ARTILLERY' Language='es_ES'&gt;&lt;Text&gt;Artillería&lt;/Text&gt;&lt;/Row&gt;</text:p>
          </table:table-cell>
          <table:table-cell office:value-type="string">
            <text:p>Artiglieria</text:p>
          </table:table-cell>
          <table:table-cell table:formula="of:=CONCATENATE(&quot;&lt;Row Tag='&quot;;[.A207];&quot;' Language='it_IT'&gt;&lt;Text&gt;&quot;;[.G207];&quot;&lt;/Text&gt;&lt;/Row&gt;&quot;)" office:value-type="string" office:string-value="&lt;Row Tag='LOC_TCS_ARMYNAME_SUFFIX_ARTILLERY' Language='it_IT'&gt;&lt;Text&gt;Artiglieria&lt;/Text&gt;&lt;/Row&gt;">
            <text:p>&lt;Row Tag='LOC_TCS_ARMYNAME_SUFFIX_ARTILLERY' Language='it_IT'&gt;&lt;Text&gt;Artiglieria&lt;/Text&gt;&lt;/Row&gt;</text:p>
          </table:table-cell>
          <table:table-cell office:value-type="string">
            <text:p>砲兵</text:p>
          </table:table-cell>
          <table:table-cell table:formula="of:=CONCATENATE(&quot;&lt;Row Tag='&quot;;[.A207];&quot;' Language='ja_JP'&gt;&lt;Text&gt;&quot;;[.I207];&quot;&lt;/Text&gt;&lt;/Row&gt;&quot;)" office:value-type="string" office:string-value="&lt;Row Tag='LOC_TCS_ARMYNAME_SUFFIX_ARTILLERY' Language='ja_JP'&gt;&lt;Text&gt;砲兵&lt;/Text&gt;&lt;/Row&gt;">
            <text:p>&lt;Row Tag='LOC_TCS_ARMYNAME_SUFFIX_ARTILLERY' Language='ja_JP'&gt;&lt;Text&gt;砲兵&lt;/Text&gt;&lt;/Row&gt;</text:p>
          </table:table-cell>
          <table:table-cell office:value-type="string">
            <text:p>포병</text:p>
          </table:table-cell>
          <table:table-cell table:formula="of:=CONCATENATE(&quot;&lt;Row Tag='&quot;;[.A207];&quot;' Language='ko_KR'&gt;&lt;Text&gt;&quot;;[.K207];&quot;&lt;/Text&gt;&lt;/Row&gt;&quot;)" office:value-type="string" office:string-value="&lt;Row Tag='LOC_TCS_ARMYNAME_SUFFIX_ARTILLERY' Language='ko_KR'&gt;&lt;Text&gt;포병&lt;/Text&gt;&lt;/Row&gt;">
            <text:p>&lt;Row Tag='LOC_TCS_ARMYNAME_SUFFIX_ARTILLERY' Language='ko_KR'&gt;&lt;Text&gt;포병&lt;/Text&gt;&lt;/Row&gt;</text:p>
          </table:table-cell>
          <table:table-cell office:value-type="string">
            <text:p>Artyleria</text:p>
          </table:table-cell>
          <table:table-cell table:formula="of:=CONCATENATE(&quot;&lt;Row Tag='&quot;;[.A207];&quot;' Language='pl_PL'&gt;&lt;Text&gt;&quot;;[.M207];&quot;&lt;/Text&gt;&lt;/Row&gt;&quot;)" office:value-type="string" office:string-value="&lt;Row Tag='LOC_TCS_ARMYNAME_SUFFIX_ARTILLERY' Language='pl_PL'&gt;&lt;Text&gt;Artyleria&lt;/Text&gt;&lt;/Row&gt;">
            <text:p>&lt;Row Tag='LOC_TCS_ARMYNAME_SUFFIX_ARTILLERY' Language='pl_PL'&gt;&lt;Text&gt;Artyleria&lt;/Text&gt;&lt;/Row&gt;</text:p>
          </table:table-cell>
          <table:table-cell office:value-type="string">
            <text:p>Artilharia</text:p>
          </table:table-cell>
          <table:table-cell table:formula="of:=CONCATENATE(&quot;&lt;Row Tag='&quot;;[.A207];&quot;' Language='pt_BR'&gt;&lt;Text&gt;&quot;;[.O207];&quot;&lt;/Text&gt;&lt;/Row&gt;&quot;)" office:value-type="string" office:string-value="&lt;Row Tag='LOC_TCS_ARMYNAME_SUFFIX_ARTILLERY' Language='pt_BR'&gt;&lt;Text&gt;Artilharia&lt;/Text&gt;&lt;/Row&gt;">
            <text:p>&lt;Row Tag='LOC_TCS_ARMYNAME_SUFFIX_ARTILLERY' Language='pt_BR'&gt;&lt;Text&gt;Artilharia&lt;/Text&gt;&lt;/Row&gt;</text:p>
          </table:table-cell>
          <table:table-cell office:value-type="string">
            <text:p>Артиллерия</text:p>
          </table:table-cell>
          <table:table-cell table:formula="of:=CONCATENATE(&quot;&lt;Row Tag='&quot;;[.A207];&quot;' Language='ru_RU'&gt;&lt;Text&gt;&quot;;[.Q207];&quot;&lt;/Text&gt;&lt;/Row&gt;&quot;)" office:value-type="string" office:string-value="&lt;Row Tag='LOC_TCS_ARMYNAME_SUFFIX_ARTILLERY' Language='ru_RU'&gt;&lt;Text&gt;Артиллерия&lt;/Text&gt;&lt;/Row&gt;">
            <text:p>&lt;Row Tag='LOC_TCS_ARMYNAME_SUFFIX_ARTILLERY' Language='ru_RU'&gt;&lt;Text&gt;Артиллерия&lt;/Text&gt;&lt;/Row&gt;</text:p>
          </table:table-cell>
          <table:table-cell office:value-type="string">
            <text:p>炮兵</text:p>
          </table:table-cell>
          <table:table-cell table:formula="of:=CONCATENATE(&quot;&lt;Row Tag='&quot;;[.A207];&quot;' Language='zh_Hans_CN'&gt;&lt;Text&gt;&quot;;[.S207];&quot;&lt;/Text&gt;&lt;/Row&gt;&quot;)" office:value-type="string" office:string-value="&lt;Row Tag='LOC_TCS_ARMYNAME_SUFFIX_ARTILLERY' Language='zh_Hans_CN'&gt;&lt;Text&gt;炮兵&lt;/Text&gt;&lt;/Row&gt;">
            <text:p>&lt;Row Tag='LOC_TCS_ARMYNAME_SUFFIX_ARTILLERY' Language='zh_Hans_CN'&gt;&lt;Text&gt;炮兵&lt;/Text&gt;&lt;/Row&gt;</text:p>
          </table:table-cell>
        </table:table-row>
        <table:table-row table:style-name="ro3">
          <table:table-cell office:value-type="string">
            <text:p>LOC_TCS_ARMYNAME_SUFFIX_BATTERY</text:p>
          </table:table-cell>
          <table:table-cell office:value-type="string">
            <text:p>Battery</text:p>
          </table:table-cell>
          <table:table-cell office:value-type="string">
            <text:p>Batterie</text:p>
          </table:table-cell>
          <table:table-cell table:formula="of:=CONCATENATE(&quot;&lt;Row Tag='&quot;;[.A208];&quot;' Language='de_DE'&gt;&lt;Text&gt;&quot;;[.C208];&quot;&lt;/Text&gt;&lt;/Row&gt;&quot;)" office:value-type="string" office:string-value="&lt;Row Tag='LOC_TCS_ARMYNAME_SUFFIX_BATTERY' Language='de_DE'&gt;&lt;Text&gt;Batterie&lt;/Text&gt;&lt;/Row&gt;">
            <text:p>&lt;Row Tag='LOC_TCS_ARMYNAME_SUFFIX_BATTERY' Language='de_DE'&gt;&lt;Text&gt;Batterie&lt;/Text&gt;&lt;/Row&gt;</text:p>
          </table:table-cell>
          <table:table-cell office:value-type="string">
            <text:p>Batería</text:p>
          </table:table-cell>
          <table:table-cell table:formula="of:=CONCATENATE(&quot;&lt;Row Tag='&quot;;[.A208];&quot;' Language='es_ES'&gt;&lt;Text&gt;&quot;;[.E208];&quot;&lt;/Text&gt;&lt;/Row&gt;&quot;)" office:value-type="string" office:string-value="&lt;Row Tag='LOC_TCS_ARMYNAME_SUFFIX_BATTERY' Language='es_ES'&gt;&lt;Text&gt;Batería&lt;/Text&gt;&lt;/Row&gt;">
            <text:p>&lt;Row Tag='LOC_TCS_ARMYNAME_SUFFIX_BATTERY' Language='es_ES'&gt;&lt;Text&gt;Batería&lt;/Text&gt;&lt;/Row&gt;</text:p>
          </table:table-cell>
          <table:table-cell office:value-type="string">
            <text:p>Batteria</text:p>
          </table:table-cell>
          <table:table-cell table:formula="of:=CONCATENATE(&quot;&lt;Row Tag='&quot;;[.A208];&quot;' Language='it_IT'&gt;&lt;Text&gt;&quot;;[.G208];&quot;&lt;/Text&gt;&lt;/Row&gt;&quot;)" office:value-type="string" office:string-value="&lt;Row Tag='LOC_TCS_ARMYNAME_SUFFIX_BATTERY' Language='it_IT'&gt;&lt;Text&gt;Batteria&lt;/Text&gt;&lt;/Row&gt;">
            <text:p>&lt;Row Tag='LOC_TCS_ARMYNAME_SUFFIX_BATTERY' Language='it_IT'&gt;&lt;Text&gt;Batteria&lt;/Text&gt;&lt;/Row&gt;</text:p>
          </table:table-cell>
          <table:table-cell office:value-type="string">
            <text:p>砲台</text:p>
          </table:table-cell>
          <table:table-cell table:formula="of:=CONCATENATE(&quot;&lt;Row Tag='&quot;;[.A208];&quot;' Language='ja_JP'&gt;&lt;Text&gt;&quot;;[.I208];&quot;&lt;/Text&gt;&lt;/Row&gt;&quot;)" office:value-type="string" office:string-value="&lt;Row Tag='LOC_TCS_ARMYNAME_SUFFIX_BATTERY' Language='ja_JP'&gt;&lt;Text&gt;砲台&lt;/Text&gt;&lt;/Row&gt;">
            <text:p>&lt;Row Tag='LOC_TCS_ARMYNAME_SUFFIX_BATTERY' Language='ja_JP'&gt;&lt;Text&gt;砲台&lt;/Text&gt;&lt;/Row&gt;</text:p>
          </table:table-cell>
          <table:table-cell office:value-type="string">
            <text:p>포대</text:p>
          </table:table-cell>
          <table:table-cell table:formula="of:=CONCATENATE(&quot;&lt;Row Tag='&quot;;[.A208];&quot;' Language='ko_KR'&gt;&lt;Text&gt;&quot;;[.K208];&quot;&lt;/Text&gt;&lt;/Row&gt;&quot;)" office:value-type="string" office:string-value="&lt;Row Tag='LOC_TCS_ARMYNAME_SUFFIX_BATTERY' Language='ko_KR'&gt;&lt;Text&gt;포대&lt;/Text&gt;&lt;/Row&gt;">
            <text:p>&lt;Row Tag='LOC_TCS_ARMYNAME_SUFFIX_BATTERY' Language='ko_KR'&gt;&lt;Text&gt;포대&lt;/Text&gt;&lt;/Row&gt;</text:p>
          </table:table-cell>
          <table:table-cell office:value-type="string">
            <text:p>Bateria</text:p>
          </table:table-cell>
          <table:table-cell table:formula="of:=CONCATENATE(&quot;&lt;Row Tag='&quot;;[.A208];&quot;' Language='pl_PL'&gt;&lt;Text&gt;&quot;;[.M208];&quot;&lt;/Text&gt;&lt;/Row&gt;&quot;)" office:value-type="string" office:string-value="&lt;Row Tag='LOC_TCS_ARMYNAME_SUFFIX_BATTERY' Language='pl_PL'&gt;&lt;Text&gt;Bateria&lt;/Text&gt;&lt;/Row&gt;">
            <text:p>&lt;Row Tag='LOC_TCS_ARMYNAME_SUFFIX_BATTERY' Language='pl_PL'&gt;&lt;Text&gt;Bateria&lt;/Text&gt;&lt;/Row&gt;</text:p>
          </table:table-cell>
          <table:table-cell office:value-type="string">
            <text:p>Bateria</text:p>
          </table:table-cell>
          <table:table-cell table:formula="of:=CONCATENATE(&quot;&lt;Row Tag='&quot;;[.A208];&quot;' Language='pt_BR'&gt;&lt;Text&gt;&quot;;[.O208];&quot;&lt;/Text&gt;&lt;/Row&gt;&quot;)" office:value-type="string" office:string-value="&lt;Row Tag='LOC_TCS_ARMYNAME_SUFFIX_BATTERY' Language='pt_BR'&gt;&lt;Text&gt;Bateria&lt;/Text&gt;&lt;/Row&gt;">
            <text:p>&lt;Row Tag='LOC_TCS_ARMYNAME_SUFFIX_BATTERY' Language='pt_BR'&gt;&lt;Text&gt;Bateria&lt;/Text&gt;&lt;/Row&gt;</text:p>
          </table:table-cell>
          <table:table-cell office:value-type="string">
            <text:p>Батарея</text:p>
          </table:table-cell>
          <table:table-cell table:formula="of:=CONCATENATE(&quot;&lt;Row Tag='&quot;;[.A208];&quot;' Language='ru_RU'&gt;&lt;Text&gt;&quot;;[.Q208];&quot;&lt;/Text&gt;&lt;/Row&gt;&quot;)" office:value-type="string" office:string-value="&lt;Row Tag='LOC_TCS_ARMYNAME_SUFFIX_BATTERY' Language='ru_RU'&gt;&lt;Text&gt;Батарея&lt;/Text&gt;&lt;/Row&gt;">
            <text:p>&lt;Row Tag='LOC_TCS_ARMYNAME_SUFFIX_BATTERY' Language='ru_RU'&gt;&lt;Text&gt;Батарея&lt;/Text&gt;&lt;/Row&gt;</text:p>
          </table:table-cell>
          <table:table-cell office:value-type="string">
            <text:p>炮兵连</text:p>
          </table:table-cell>
          <table:table-cell table:formula="of:=CONCATENATE(&quot;&lt;Row Tag='&quot;;[.A208];&quot;' Language='zh_Hans_CN'&gt;&lt;Text&gt;&quot;;[.S208];&quot;&lt;/Text&gt;&lt;/Row&gt;&quot;)" office:value-type="string" office:string-value="&lt;Row Tag='LOC_TCS_ARMYNAME_SUFFIX_BATTERY' Language='zh_Hans_CN'&gt;&lt;Text&gt;炮兵连&lt;/Text&gt;&lt;/Row&gt;">
            <text:p>&lt;Row Tag='LOC_TCS_ARMYNAME_SUFFIX_BATTERY' Language='zh_Hans_CN'&gt;&lt;Text&gt;炮兵连&lt;/Text&gt;&lt;/Row&gt;</text:p>
          </table:table-cell>
        </table:table-row>
        <table:table-row table:style-name="ro3">
          <table:table-cell office:value-type="string">
            <text:p>LOC_TCS_ARMYNAME_SUFFIX_BLAZERS</text:p>
          </table:table-cell>
          <table:table-cell office:value-type="string">
            <text:p>Blazers</text:p>
          </table:table-cell>
          <table:table-cell office:value-type="string">
            <text:p>Blazer</text:p>
          </table:table-cell>
          <table:table-cell table:formula="of:=CONCATENATE(&quot;&lt;Row Tag='&quot;;[.A209];&quot;' Language='de_DE'&gt;&lt;Text&gt;&quot;;[.C209];&quot;&lt;/Text&gt;&lt;/Row&gt;&quot;)" office:value-type="string" office:string-value="&lt;Row Tag='LOC_TCS_ARMYNAME_SUFFIX_BLAZERS' Language='de_DE'&gt;&lt;Text&gt;Blazer&lt;/Text&gt;&lt;/Row&gt;">
            <text:p>&lt;Row Tag='LOC_TCS_ARMYNAME_SUFFIX_BLAZERS' Language='de_DE'&gt;&lt;Text&gt;Blazer&lt;/Text&gt;&lt;/Row&gt;</text:p>
          </table:table-cell>
          <table:table-cell office:value-type="string">
            <text:p>Blazers</text:p>
          </table:table-cell>
          <table:table-cell table:formula="of:=CONCATENATE(&quot;&lt;Row Tag='&quot;;[.A209];&quot;' Language='es_ES'&gt;&lt;Text&gt;&quot;;[.E209];&quot;&lt;/Text&gt;&lt;/Row&gt;&quot;)" office:value-type="string" office:string-value="&lt;Row Tag='LOC_TCS_ARMYNAME_SUFFIX_BLAZERS' Language='es_ES'&gt;&lt;Text&gt;Blazers&lt;/Text&gt;&lt;/Row&gt;">
            <text:p>&lt;Row Tag='LOC_TCS_ARMYNAME_SUFFIX_BLAZERS' Language='es_ES'&gt;&lt;Text&gt;Blazers&lt;/Text&gt;&lt;/Row&gt;</text:p>
          </table:table-cell>
          <table:table-cell office:value-type="string">
            <text:p>Blazer</text:p>
          </table:table-cell>
          <table:table-cell table:formula="of:=CONCATENATE(&quot;&lt;Row Tag='&quot;;[.A209];&quot;' Language='it_IT'&gt;&lt;Text&gt;&quot;;[.G209];&quot;&lt;/Text&gt;&lt;/Row&gt;&quot;)" office:value-type="string" office:string-value="&lt;Row Tag='LOC_TCS_ARMYNAME_SUFFIX_BLAZERS' Language='it_IT'&gt;&lt;Text&gt;Blazer&lt;/Text&gt;&lt;/Row&gt;">
            <text:p>&lt;Row Tag='LOC_TCS_ARMYNAME_SUFFIX_BLAZERS' Language='it_IT'&gt;&lt;Text&gt;Blazer&lt;/Text&gt;&lt;/Row&gt;</text:p>
          </table:table-cell>
          <table:table-cell office:value-type="string">
            <text:p>ブレザー</text:p>
          </table:table-cell>
          <table:table-cell table:formula="of:=CONCATENATE(&quot;&lt;Row Tag='&quot;;[.A209];&quot;' Language='ja_JP'&gt;&lt;Text&gt;&quot;;[.I209];&quot;&lt;/Text&gt;&lt;/Row&gt;&quot;)" office:value-type="string" office:string-value="&lt;Row Tag='LOC_TCS_ARMYNAME_SUFFIX_BLAZERS' Language='ja_JP'&gt;&lt;Text&gt;ブレザー&lt;/Text&gt;&lt;/Row&gt;">
            <text:p>&lt;Row Tag='LOC_TCS_ARMYNAME_SUFFIX_BLAZERS' Language='ja_JP'&gt;&lt;Text&gt;ブレザー&lt;/Text&gt;&lt;/Row&gt;</text:p>
          </table:table-cell>
          <table:table-cell office:value-type="string">
            <text:p>블레이저</text:p>
          </table:table-cell>
          <table:table-cell table:formula="of:=CONCATENATE(&quot;&lt;Row Tag='&quot;;[.A209];&quot;' Language='ko_KR'&gt;&lt;Text&gt;&quot;;[.K209];&quot;&lt;/Text&gt;&lt;/Row&gt;&quot;)" office:value-type="string" office:string-value="&lt;Row Tag='LOC_TCS_ARMYNAME_SUFFIX_BLAZERS' Language='ko_KR'&gt;&lt;Text&gt;블레이저&lt;/Text&gt;&lt;/Row&gt;">
            <text:p>&lt;Row Tag='LOC_TCS_ARMYNAME_SUFFIX_BLAZERS' Language='ko_KR'&gt;&lt;Text&gt;블레이저&lt;/Text&gt;&lt;/Row&gt;</text:p>
          </table:table-cell>
          <table:table-cell office:value-type="string">
            <text:p>Blejzery</text:p>
          </table:table-cell>
          <table:table-cell table:formula="of:=CONCATENATE(&quot;&lt;Row Tag='&quot;;[.A209];&quot;' Language='pl_PL'&gt;&lt;Text&gt;&quot;;[.M209];&quot;&lt;/Text&gt;&lt;/Row&gt;&quot;)" office:value-type="string" office:string-value="&lt;Row Tag='LOC_TCS_ARMYNAME_SUFFIX_BLAZERS' Language='pl_PL'&gt;&lt;Text&gt;Blejzery&lt;/Text&gt;&lt;/Row&gt;">
            <text:p>&lt;Row Tag='LOC_TCS_ARMYNAME_SUFFIX_BLAZERS' Language='pl_PL'&gt;&lt;Text&gt;Blejzery&lt;/Text&gt;&lt;/Row&gt;</text:p>
          </table:table-cell>
          <table:table-cell office:value-type="string">
            <text:p>Blazers</text:p>
          </table:table-cell>
          <table:table-cell table:formula="of:=CONCATENATE(&quot;&lt;Row Tag='&quot;;[.A209];&quot;' Language='pt_BR'&gt;&lt;Text&gt;&quot;;[.O209];&quot;&lt;/Text&gt;&lt;/Row&gt;&quot;)" office:value-type="string" office:string-value="&lt;Row Tag='LOC_TCS_ARMYNAME_SUFFIX_BLAZERS' Language='pt_BR'&gt;&lt;Text&gt;Blazers&lt;/Text&gt;&lt;/Row&gt;">
            <text:p>&lt;Row Tag='LOC_TCS_ARMYNAME_SUFFIX_BLAZERS' Language='pt_BR'&gt;&lt;Text&gt;Blazers&lt;/Text&gt;&lt;/Row&gt;</text:p>
          </table:table-cell>
          <table:table-cell office:value-type="string">
            <text:p>Блейзеры</text:p>
          </table:table-cell>
          <table:table-cell table:formula="of:=CONCATENATE(&quot;&lt;Row Tag='&quot;;[.A209];&quot;' Language='ru_RU'&gt;&lt;Text&gt;&quot;;[.Q209];&quot;&lt;/Text&gt;&lt;/Row&gt;&quot;)" office:value-type="string" office:string-value="&lt;Row Tag='LOC_TCS_ARMYNAME_SUFFIX_BLAZERS' Language='ru_RU'&gt;&lt;Text&gt;Блейзеры&lt;/Text&gt;&lt;/Row&gt;">
            <text:p>&lt;Row Tag='LOC_TCS_ARMYNAME_SUFFIX_BLAZERS' Language='ru_RU'&gt;&lt;Text&gt;Блейзеры&lt;/Text&gt;&lt;/Row&gt;</text:p>
          </table:table-cell>
          <table:table-cell office:value-type="string">
            <text:p>开拓者</text:p>
          </table:table-cell>
          <table:table-cell table:formula="of:=CONCATENATE(&quot;&lt;Row Tag='&quot;;[.A209];&quot;' Language='zh_Hans_CN'&gt;&lt;Text&gt;&quot;;[.S209];&quot;&lt;/Text&gt;&lt;/Row&gt;&quot;)" office:value-type="string" office:string-value="&lt;Row Tag='LOC_TCS_ARMYNAME_SUFFIX_BLAZERS' Language='zh_Hans_CN'&gt;&lt;Text&gt;开拓者&lt;/Text&gt;&lt;/Row&gt;">
            <text:p>&lt;Row Tag='LOC_TCS_ARMYNAME_SUFFIX_BLAZERS' Language='zh_Hans_CN'&gt;&lt;Text&gt;开拓者&lt;/Text&gt;&lt;/Row&gt;</text:p>
          </table:table-cell>
        </table:table-row>
        <table:table-row table:style-name="ro3">
          <table:table-cell office:value-type="string">
            <text:p>LOC_TCS_ARMYNAME_SUFFIX_BOMBARDIERS</text:p>
          </table:table-cell>
          <table:table-cell office:value-type="string">
            <text:p>Bombardiers</text:p>
          </table:table-cell>
          <table:table-cell office:value-type="string">
            <text:p>Bombardiere</text:p>
          </table:table-cell>
          <table:table-cell table:formula="of:=CONCATENATE(&quot;&lt;Row Tag='&quot;;[.A210];&quot;' Language='de_DE'&gt;&lt;Text&gt;&quot;;[.C210];&quot;&lt;/Text&gt;&lt;/Row&gt;&quot;)" office:value-type="string" office:string-value="&lt;Row Tag='LOC_TCS_ARMYNAME_SUFFIX_BOMBARDIERS' Language='de_DE'&gt;&lt;Text&gt;Bombardiere&lt;/Text&gt;&lt;/Row&gt;">
            <text:p>&lt;Row Tag='LOC_TCS_ARMYNAME_SUFFIX_BOMBARDIERS' Language='de_DE'&gt;&lt;Text&gt;Bombardiere&lt;/Text&gt;&lt;/Row&gt;</text:p>
          </table:table-cell>
          <table:table-cell office:value-type="string">
            <text:p>Bombarderos</text:p>
          </table:table-cell>
          <table:table-cell table:formula="of:=CONCATENATE(&quot;&lt;Row Tag='&quot;;[.A210];&quot;' Language='es_ES'&gt;&lt;Text&gt;&quot;;[.E210];&quot;&lt;/Text&gt;&lt;/Row&gt;&quot;)" office:value-type="string" office:string-value="&lt;Row Tag='LOC_TCS_ARMYNAME_SUFFIX_BOMBARDIERS' Language='es_ES'&gt;&lt;Text&gt;Bombarderos&lt;/Text&gt;&lt;/Row&gt;">
            <text:p>&lt;Row Tag='LOC_TCS_ARMYNAME_SUFFIX_BOMBARDIERS' Language='es_ES'&gt;&lt;Text&gt;Bombarderos&lt;/Text&gt;&lt;/Row&gt;</text:p>
          </table:table-cell>
          <table:table-cell office:value-type="string">
            <text:p>Bombardieri</text:p>
          </table:table-cell>
          <table:table-cell table:formula="of:=CONCATENATE(&quot;&lt;Row Tag='&quot;;[.A210];&quot;' Language='it_IT'&gt;&lt;Text&gt;&quot;;[.G210];&quot;&lt;/Text&gt;&lt;/Row&gt;&quot;)" office:value-type="string" office:string-value="&lt;Row Tag='LOC_TCS_ARMYNAME_SUFFIX_BOMBARDIERS' Language='it_IT'&gt;&lt;Text&gt;Bombardieri&lt;/Text&gt;&lt;/Row&gt;">
            <text:p>&lt;Row Tag='LOC_TCS_ARMYNAME_SUFFIX_BOMBARDIERS' Language='it_IT'&gt;&lt;Text&gt;Bombardieri&lt;/Text&gt;&lt;/Row&gt;</text:p>
          </table:table-cell>
          <table:table-cell office:value-type="string">
            <text:p>爆撃手たち</text:p>
          </table:table-cell>
          <table:table-cell table:formula="of:=CONCATENATE(&quot;&lt;Row Tag='&quot;;[.A210];&quot;' Language='ja_JP'&gt;&lt;Text&gt;&quot;;[.I210];&quot;&lt;/Text&gt;&lt;/Row&gt;&quot;)" office:value-type="string" office:string-value="&lt;Row Tag='LOC_TCS_ARMYNAME_SUFFIX_BOMBARDIERS' Language='ja_JP'&gt;&lt;Text&gt;爆撃手たち&lt;/Text&gt;&lt;/Row&gt;">
            <text:p>&lt;Row Tag='LOC_TCS_ARMYNAME_SUFFIX_BOMBARDIERS' Language='ja_JP'&gt;&lt;Text&gt;爆撃手たち&lt;/Text&gt;&lt;/Row&gt;</text:p>
          </table:table-cell>
          <table:table-cell office:value-type="string">
            <text:p>폭격수들</text:p>
          </table:table-cell>
          <table:table-cell table:formula="of:=CONCATENATE(&quot;&lt;Row Tag='&quot;;[.A210];&quot;' Language='ko_KR'&gt;&lt;Text&gt;&quot;;[.K210];&quot;&lt;/Text&gt;&lt;/Row&gt;&quot;)" office:value-type="string" office:string-value="&lt;Row Tag='LOC_TCS_ARMYNAME_SUFFIX_BOMBARDIERS' Language='ko_KR'&gt;&lt;Text&gt;폭격수들&lt;/Text&gt;&lt;/Row&gt;">
            <text:p>&lt;Row Tag='LOC_TCS_ARMYNAME_SUFFIX_BOMBARDIERS' Language='ko_KR'&gt;&lt;Text&gt;폭격수들&lt;/Text&gt;&lt;/Row&gt;</text:p>
          </table:table-cell>
          <table:table-cell office:value-type="string">
            <text:p>Bombardierzy</text:p>
          </table:table-cell>
          <table:table-cell table:formula="of:=CONCATENATE(&quot;&lt;Row Tag='&quot;;[.A210];&quot;' Language='pl_PL'&gt;&lt;Text&gt;&quot;;[.M210];&quot;&lt;/Text&gt;&lt;/Row&gt;&quot;)" office:value-type="string" office:string-value="&lt;Row Tag='LOC_TCS_ARMYNAME_SUFFIX_BOMBARDIERS' Language='pl_PL'&gt;&lt;Text&gt;Bombardierzy&lt;/Text&gt;&lt;/Row&gt;">
            <text:p>&lt;Row Tag='LOC_TCS_ARMYNAME_SUFFIX_BOMBARDIERS' Language='pl_PL'&gt;&lt;Text&gt;Bombardierzy&lt;/Text&gt;&lt;/Row&gt;</text:p>
          </table:table-cell>
          <table:table-cell office:value-type="string">
            <text:p>Bombardeiros</text:p>
          </table:table-cell>
          <table:table-cell table:formula="of:=CONCATENATE(&quot;&lt;Row Tag='&quot;;[.A210];&quot;' Language='pt_BR'&gt;&lt;Text&gt;&quot;;[.O210];&quot;&lt;/Text&gt;&lt;/Row&gt;&quot;)" office:value-type="string" office:string-value="&lt;Row Tag='LOC_TCS_ARMYNAME_SUFFIX_BOMBARDIERS' Language='pt_BR'&gt;&lt;Text&gt;Bombardeiros&lt;/Text&gt;&lt;/Row&gt;">
            <text:p>&lt;Row Tag='LOC_TCS_ARMYNAME_SUFFIX_BOMBARDIERS' Language='pt_BR'&gt;&lt;Text&gt;Bombardeiros&lt;/Text&gt;&lt;/Row&gt;</text:p>
          </table:table-cell>
          <table:table-cell office:value-type="string">
            <text:p>Бомбардиры</text:p>
          </table:table-cell>
          <table:table-cell table:formula="of:=CONCATENATE(&quot;&lt;Row Tag='&quot;;[.A210];&quot;' Language='ru_RU'&gt;&lt;Text&gt;&quot;;[.Q210];&quot;&lt;/Text&gt;&lt;/Row&gt;&quot;)" office:value-type="string" office:string-value="&lt;Row Tag='LOC_TCS_ARMYNAME_SUFFIX_BOMBARDIERS' Language='ru_RU'&gt;&lt;Text&gt;Бомбардиры&lt;/Text&gt;&lt;/Row&gt;">
            <text:p>&lt;Row Tag='LOC_TCS_ARMYNAME_SUFFIX_BOMBARDIERS' Language='ru_RU'&gt;&lt;Text&gt;Бомбардиры&lt;/Text&gt;&lt;/Row&gt;</text:p>
          </table:table-cell>
          <table:table-cell office:value-type="string">
            <text:p>炮手</text:p>
          </table:table-cell>
          <table:table-cell table:formula="of:=CONCATENATE(&quot;&lt;Row Tag='&quot;;[.A210];&quot;' Language='zh_Hans_CN'&gt;&lt;Text&gt;&quot;;[.S210];&quot;&lt;/Text&gt;&lt;/Row&gt;&quot;)" office:value-type="string" office:string-value="&lt;Row Tag='LOC_TCS_ARMYNAME_SUFFIX_BOMBARDIERS' Language='zh_Hans_CN'&gt;&lt;Text&gt;炮手&lt;/Text&gt;&lt;/Row&gt;">
            <text:p>&lt;Row Tag='LOC_TCS_ARMYNAME_SUFFIX_BOMBARDIERS' Language='zh_Hans_CN'&gt;&lt;Text&gt;炮手&lt;/Text&gt;&lt;/Row&gt;</text:p>
          </table:table-cell>
        </table:table-row>
        <table:table-row table:style-name="ro3">
          <table:table-cell office:value-type="string">
            <text:p>LOC_TCS_ARMYNAME_SUFFIX_BOWS</text:p>
          </table:table-cell>
          <table:table-cell office:value-type="string">
            <text:p>Bows</text:p>
          </table:table-cell>
          <table:table-cell office:value-type="string">
            <text:p>Bögen</text:p>
          </table:table-cell>
          <table:table-cell table:formula="of:=CONCATENATE(&quot;&lt;Row Tag='&quot;;[.A211];&quot;' Language='de_DE'&gt;&lt;Text&gt;&quot;;[.C211];&quot;&lt;/Text&gt;&lt;/Row&gt;&quot;)" office:value-type="string" office:string-value="&lt;Row Tag='LOC_TCS_ARMYNAME_SUFFIX_BOWS' Language='de_DE'&gt;&lt;Text&gt;Bögen&lt;/Text&gt;&lt;/Row&gt;">
            <text:p>&lt;Row Tag='LOC_TCS_ARMYNAME_SUFFIX_BOWS' Language='de_DE'&gt;&lt;Text&gt;Bögen&lt;/Text&gt;&lt;/Row&gt;</text:p>
          </table:table-cell>
          <table:table-cell office:value-type="string">
            <text:p>Arcos</text:p>
          </table:table-cell>
          <table:table-cell table:formula="of:=CONCATENATE(&quot;&lt;Row Tag='&quot;;[.A211];&quot;' Language='es_ES'&gt;&lt;Text&gt;&quot;;[.E211];&quot;&lt;/Text&gt;&lt;/Row&gt;&quot;)" office:value-type="string" office:string-value="&lt;Row Tag='LOC_TCS_ARMYNAME_SUFFIX_BOWS' Language='es_ES'&gt;&lt;Text&gt;Arcos&lt;/Text&gt;&lt;/Row&gt;">
            <text:p>&lt;Row Tag='LOC_TCS_ARMYNAME_SUFFIX_BOWS' Language='es_ES'&gt;&lt;Text&gt;Arcos&lt;/Text&gt;&lt;/Row&gt;</text:p>
          </table:table-cell>
          <table:table-cell office:value-type="string">
            <text:p>Archi</text:p>
          </table:table-cell>
          <table:table-cell table:formula="of:=CONCATENATE(&quot;&lt;Row Tag='&quot;;[.A211];&quot;' Language='it_IT'&gt;&lt;Text&gt;&quot;;[.G211];&quot;&lt;/Text&gt;&lt;/Row&gt;&quot;)" office:value-type="string" office:string-value="&lt;Row Tag='LOC_TCS_ARMYNAME_SUFFIX_BOWS' Language='it_IT'&gt;&lt;Text&gt;Archi&lt;/Text&gt;&lt;/Row&gt;">
            <text:p>&lt;Row Tag='LOC_TCS_ARMYNAME_SUFFIX_BOWS' Language='it_IT'&gt;&lt;Text&gt;Archi&lt;/Text&gt;&lt;/Row&gt;</text:p>
          </table:table-cell>
          <table:table-cell office:value-type="string">
            <text:p>弓</text:p>
          </table:table-cell>
          <table:table-cell table:formula="of:=CONCATENATE(&quot;&lt;Row Tag='&quot;;[.A211];&quot;' Language='ja_JP'&gt;&lt;Text&gt;&quot;;[.I211];&quot;&lt;/Text&gt;&lt;/Row&gt;&quot;)" office:value-type="string" office:string-value="&lt;Row Tag='LOC_TCS_ARMYNAME_SUFFIX_BOWS' Language='ja_JP'&gt;&lt;Text&gt;弓&lt;/Text&gt;&lt;/Row&gt;">
            <text:p>&lt;Row Tag='LOC_TCS_ARMYNAME_SUFFIX_BOWS' Language='ja_JP'&gt;&lt;Text&gt;弓&lt;/Text&gt;&lt;/Row&gt;</text:p>
          </table:table-cell>
          <table:table-cell office:value-type="string">
            <text:p>활</text:p>
          </table:table-cell>
          <table:table-cell table:formula="of:=CONCATENATE(&quot;&lt;Row Tag='&quot;;[.A211];&quot;' Language='ko_KR'&gt;&lt;Text&gt;&quot;;[.K211];&quot;&lt;/Text&gt;&lt;/Row&gt;&quot;)" office:value-type="string" office:string-value="&lt;Row Tag='LOC_TCS_ARMYNAME_SUFFIX_BOWS' Language='ko_KR'&gt;&lt;Text&gt;활&lt;/Text&gt;&lt;/Row&gt;">
            <text:p>&lt;Row Tag='LOC_TCS_ARMYNAME_SUFFIX_BOWS' Language='ko_KR'&gt;&lt;Text&gt;활&lt;/Text&gt;&lt;/Row&gt;</text:p>
          </table:table-cell>
          <table:table-cell office:value-type="string">
            <text:p>Łuki</text:p>
          </table:table-cell>
          <table:table-cell table:formula="of:=CONCATENATE(&quot;&lt;Row Tag='&quot;;[.A211];&quot;' Language='pl_PL'&gt;&lt;Text&gt;&quot;;[.M211];&quot;&lt;/Text&gt;&lt;/Row&gt;&quot;)" office:value-type="string" office:string-value="&lt;Row Tag='LOC_TCS_ARMYNAME_SUFFIX_BOWS' Language='pl_PL'&gt;&lt;Text&gt;Łuki&lt;/Text&gt;&lt;/Row&gt;">
            <text:p>&lt;Row Tag='LOC_TCS_ARMYNAME_SUFFIX_BOWS' Language='pl_PL'&gt;&lt;Text&gt;Łuki&lt;/Text&gt;&lt;/Row&gt;</text:p>
          </table:table-cell>
          <table:table-cell office:value-type="string">
            <text:p>Arcos</text:p>
          </table:table-cell>
          <table:table-cell table:formula="of:=CONCATENATE(&quot;&lt;Row Tag='&quot;;[.A211];&quot;' Language='pt_BR'&gt;&lt;Text&gt;&quot;;[.O211];&quot;&lt;/Text&gt;&lt;/Row&gt;&quot;)" office:value-type="string" office:string-value="&lt;Row Tag='LOC_TCS_ARMYNAME_SUFFIX_BOWS' Language='pt_BR'&gt;&lt;Text&gt;Arcos&lt;/Text&gt;&lt;/Row&gt;">
            <text:p>&lt;Row Tag='LOC_TCS_ARMYNAME_SUFFIX_BOWS' Language='pt_BR'&gt;&lt;Text&gt;Arcos&lt;/Text&gt;&lt;/Row&gt;</text:p>
          </table:table-cell>
          <table:table-cell office:value-type="string">
            <text:p>Луки</text:p>
          </table:table-cell>
          <table:table-cell table:formula="of:=CONCATENATE(&quot;&lt;Row Tag='&quot;;[.A211];&quot;' Language='ru_RU'&gt;&lt;Text&gt;&quot;;[.Q211];&quot;&lt;/Text&gt;&lt;/Row&gt;&quot;)" office:value-type="string" office:string-value="&lt;Row Tag='LOC_TCS_ARMYNAME_SUFFIX_BOWS' Language='ru_RU'&gt;&lt;Text&gt;Луки&lt;/Text&gt;&lt;/Row&gt;">
            <text:p>&lt;Row Tag='LOC_TCS_ARMYNAME_SUFFIX_BOWS' Language='ru_RU'&gt;&lt;Text&gt;Луки&lt;/Text&gt;&lt;/Row&gt;</text:p>
          </table:table-cell>
          <table:table-cell office:value-type="string">
            <text:p>弓</text:p>
          </table:table-cell>
          <table:table-cell table:formula="of:=CONCATENATE(&quot;&lt;Row Tag='&quot;;[.A211];&quot;' Language='zh_Hans_CN'&gt;&lt;Text&gt;&quot;;[.S211];&quot;&lt;/Text&gt;&lt;/Row&gt;&quot;)" office:value-type="string" office:string-value="&lt;Row Tag='LOC_TCS_ARMYNAME_SUFFIX_BOWS' Language='zh_Hans_CN'&gt;&lt;Text&gt;弓&lt;/Text&gt;&lt;/Row&gt;">
            <text:p>&lt;Row Tag='LOC_TCS_ARMYNAME_SUFFIX_BOWS' Language='zh_Hans_CN'&gt;&lt;Text&gt;弓&lt;/Text&gt;&lt;/Row&gt;</text:p>
          </table:table-cell>
        </table:table-row>
        <table:table-row table:style-name="ro3">
          <table:table-cell office:value-type="string">
            <text:p>LOC_TCS_ARMYNAME_SUFFIX_DEATH</text:p>
          </table:table-cell>
          <table:table-cell office:value-type="string">
            <text:p>Death</text:p>
          </table:table-cell>
          <table:table-cell office:value-type="string">
            <text:p>Tod</text:p>
          </table:table-cell>
          <table:table-cell table:formula="of:=CONCATENATE(&quot;&lt;Row Tag='&quot;;[.A212];&quot;' Language='de_DE'&gt;&lt;Text&gt;&quot;;[.C212];&quot;&lt;/Text&gt;&lt;/Row&gt;&quot;)" office:value-type="string" office:string-value="&lt;Row Tag='LOC_TCS_ARMYNAME_SUFFIX_DEATH' Language='de_DE'&gt;&lt;Text&gt;Tod&lt;/Text&gt;&lt;/Row&gt;">
            <text:p>&lt;Row Tag='LOC_TCS_ARMYNAME_SUFFIX_DEATH' Language='de_DE'&gt;&lt;Text&gt;Tod&lt;/Text&gt;&lt;/Row&gt;</text:p>
          </table:table-cell>
          <table:table-cell office:value-type="string">
            <text:p>Muerte</text:p>
          </table:table-cell>
          <table:table-cell table:formula="of:=CONCATENATE(&quot;&lt;Row Tag='&quot;;[.A212];&quot;' Language='es_ES'&gt;&lt;Text&gt;&quot;;[.E212];&quot;&lt;/Text&gt;&lt;/Row&gt;&quot;)" office:value-type="string" office:string-value="&lt;Row Tag='LOC_TCS_ARMYNAME_SUFFIX_DEATH' Language='es_ES'&gt;&lt;Text&gt;Muerte&lt;/Text&gt;&lt;/Row&gt;">
            <text:p>&lt;Row Tag='LOC_TCS_ARMYNAME_SUFFIX_DEATH' Language='es_ES'&gt;&lt;Text&gt;Muerte&lt;/Text&gt;&lt;/Row&gt;</text:p>
          </table:table-cell>
          <table:table-cell office:value-type="string">
            <text:p>Morte</text:p>
          </table:table-cell>
          <table:table-cell table:formula="of:=CONCATENATE(&quot;&lt;Row Tag='&quot;;[.A212];&quot;' Language='it_IT'&gt;&lt;Text&gt;&quot;;[.G212];&quot;&lt;/Text&gt;&lt;/Row&gt;&quot;)" office:value-type="string" office:string-value="&lt;Row Tag='LOC_TCS_ARMYNAME_SUFFIX_DEATH' Language='it_IT'&gt;&lt;Text&gt;Morte&lt;/Text&gt;&lt;/Row&gt;">
            <text:p>&lt;Row Tag='LOC_TCS_ARMYNAME_SUFFIX_DEATH' Language='it_IT'&gt;&lt;Text&gt;Morte&lt;/Text&gt;&lt;/Row&gt;</text:p>
          </table:table-cell>
          <table:table-cell office:value-type="string">
            <text:p>死</text:p>
          </table:table-cell>
          <table:table-cell table:formula="of:=CONCATENATE(&quot;&lt;Row Tag='&quot;;[.A212];&quot;' Language='ja_JP'&gt;&lt;Text&gt;&quot;;[.I212];&quot;&lt;/Text&gt;&lt;/Row&gt;&quot;)" office:value-type="string" office:string-value="&lt;Row Tag='LOC_TCS_ARMYNAME_SUFFIX_DEATH' Language='ja_JP'&gt;&lt;Text&gt;死&lt;/Text&gt;&lt;/Row&gt;">
            <text:p>&lt;Row Tag='LOC_TCS_ARMYNAME_SUFFIX_DEATH' Language='ja_JP'&gt;&lt;Text&gt;死&lt;/Text&gt;&lt;/Row&gt;</text:p>
          </table:table-cell>
          <table:table-cell office:value-type="string">
            <text:p>죽음</text:p>
          </table:table-cell>
          <table:table-cell table:formula="of:=CONCATENATE(&quot;&lt;Row Tag='&quot;;[.A212];&quot;' Language='ko_KR'&gt;&lt;Text&gt;&quot;;[.K212];&quot;&lt;/Text&gt;&lt;/Row&gt;&quot;)" office:value-type="string" office:string-value="&lt;Row Tag='LOC_TCS_ARMYNAME_SUFFIX_DEATH' Language='ko_KR'&gt;&lt;Text&gt;죽음&lt;/Text&gt;&lt;/Row&gt;">
            <text:p>&lt;Row Tag='LOC_TCS_ARMYNAME_SUFFIX_DEATH' Language='ko_KR'&gt;&lt;Text&gt;죽음&lt;/Text&gt;&lt;/Row&gt;</text:p>
          </table:table-cell>
          <table:table-cell office:value-type="string">
            <text:p>Śmierć</text:p>
          </table:table-cell>
          <table:table-cell table:formula="of:=CONCATENATE(&quot;&lt;Row Tag='&quot;;[.A212];&quot;' Language='pl_PL'&gt;&lt;Text&gt;&quot;;[.M212];&quot;&lt;/Text&gt;&lt;/Row&gt;&quot;)" office:value-type="string" office:string-value="&lt;Row Tag='LOC_TCS_ARMYNAME_SUFFIX_DEATH' Language='pl_PL'&gt;&lt;Text&gt;Śmierć&lt;/Text&gt;&lt;/Row&gt;">
            <text:p>&lt;Row Tag='LOC_TCS_ARMYNAME_SUFFIX_DEATH' Language='pl_PL'&gt;&lt;Text&gt;Śmierć&lt;/Text&gt;&lt;/Row&gt;</text:p>
          </table:table-cell>
          <table:table-cell office:value-type="string">
            <text:p>Morte</text:p>
          </table:table-cell>
          <table:table-cell table:formula="of:=CONCATENATE(&quot;&lt;Row Tag='&quot;;[.A212];&quot;' Language='pt_BR'&gt;&lt;Text&gt;&quot;;[.O212];&quot;&lt;/Text&gt;&lt;/Row&gt;&quot;)" office:value-type="string" office:string-value="&lt;Row Tag='LOC_TCS_ARMYNAME_SUFFIX_DEATH' Language='pt_BR'&gt;&lt;Text&gt;Morte&lt;/Text&gt;&lt;/Row&gt;">
            <text:p>&lt;Row Tag='LOC_TCS_ARMYNAME_SUFFIX_DEATH' Language='pt_BR'&gt;&lt;Text&gt;Morte&lt;/Text&gt;&lt;/Row&gt;</text:p>
          </table:table-cell>
          <table:table-cell office:value-type="string">
            <text:p>Смерть</text:p>
          </table:table-cell>
          <table:table-cell table:formula="of:=CONCATENATE(&quot;&lt;Row Tag='&quot;;[.A212];&quot;' Language='ru_RU'&gt;&lt;Text&gt;&quot;;[.Q212];&quot;&lt;/Text&gt;&lt;/Row&gt;&quot;)" office:value-type="string" office:string-value="&lt;Row Tag='LOC_TCS_ARMYNAME_SUFFIX_DEATH' Language='ru_RU'&gt;&lt;Text&gt;Смерть&lt;/Text&gt;&lt;/Row&gt;">
            <text:p>&lt;Row Tag='LOC_TCS_ARMYNAME_SUFFIX_DEATH' Language='ru_RU'&gt;&lt;Text&gt;Смерть&lt;/Text&gt;&lt;/Row&gt;</text:p>
          </table:table-cell>
          <table:table-cell office:value-type="string">
            <text:p>死亡</text:p>
          </table:table-cell>
          <table:table-cell table:formula="of:=CONCATENATE(&quot;&lt;Row Tag='&quot;;[.A212];&quot;' Language='zh_Hans_CN'&gt;&lt;Text&gt;&quot;;[.S212];&quot;&lt;/Text&gt;&lt;/Row&gt;&quot;)" office:value-type="string" office:string-value="&lt;Row Tag='LOC_TCS_ARMYNAME_SUFFIX_DEATH' Language='zh_Hans_CN'&gt;&lt;Text&gt;死亡&lt;/Text&gt;&lt;/Row&gt;">
            <text:p>&lt;Row Tag='LOC_TCS_ARMYNAME_SUFFIX_DEATH' Language='zh_Hans_CN'&gt;&lt;Text&gt;死亡&lt;/Text&gt;&lt;/Row&gt;</text:p>
          </table:table-cell>
        </table:table-row>
        <table:table-row table:style-name="ro3">
          <table:table-cell office:value-type="string">
            <text:p>LOC_TCS_ARMYNAME_SUFFIX_FIRE_BREATHERS</text:p>
          </table:table-cell>
          <table:table-cell office:value-type="string">
            <text:p>Breathers</text:p>
          </table:table-cell>
          <table:table-cell office:value-type="string">
            <text:p>Atmer</text:p>
          </table:table-cell>
          <table:table-cell table:formula="of:=CONCATENATE(&quot;&lt;Row Tag='&quot;;[.A213];&quot;' Language='de_DE'&gt;&lt;Text&gt;&quot;;[.C213];&quot;&lt;/Text&gt;&lt;/Row&gt;&quot;)" office:value-type="string" office:string-value="&lt;Row Tag='LOC_TCS_ARMYNAME_SUFFIX_FIRE_BREATHERS' Language='de_DE'&gt;&lt;Text&gt;Atmer&lt;/Text&gt;&lt;/Row&gt;">
            <text:p>&lt;Row Tag='LOC_TCS_ARMYNAME_SUFFIX_FIRE_BREATHERS' Language='de_DE'&gt;&lt;Text&gt;Atmer&lt;/Text&gt;&lt;/Row&gt;</text:p>
          </table:table-cell>
          <table:table-cell office:value-type="string">
            <text:p>Respiradores</text:p>
          </table:table-cell>
          <table:table-cell table:formula="of:=CONCATENATE(&quot;&lt;Row Tag='&quot;;[.A213];&quot;' Language='es_ES'&gt;&lt;Text&gt;&quot;;[.E213];&quot;&lt;/Text&gt;&lt;/Row&gt;&quot;)" office:value-type="string" office:string-value="&lt;Row Tag='LOC_TCS_ARMYNAME_SUFFIX_FIRE_BREATHERS' Language='es_ES'&gt;&lt;Text&gt;Respiradores&lt;/Text&gt;&lt;/Row&gt;">
            <text:p>&lt;Row Tag='LOC_TCS_ARMYNAME_SUFFIX_FIRE_BREATHERS' Language='es_ES'&gt;&lt;Text&gt;Respiradores&lt;/Text&gt;&lt;/Row&gt;</text:p>
          </table:table-cell>
          <table:table-cell office:value-type="string">
            <text:p>Respiratori</text:p>
          </table:table-cell>
          <table:table-cell table:formula="of:=CONCATENATE(&quot;&lt;Row Tag='&quot;;[.A213];&quot;' Language='it_IT'&gt;&lt;Text&gt;&quot;;[.G213];&quot;&lt;/Text&gt;&lt;/Row&gt;&quot;)" office:value-type="string" office:string-value="&lt;Row Tag='LOC_TCS_ARMYNAME_SUFFIX_FIRE_BREATHERS' Language='it_IT'&gt;&lt;Text&gt;Respiratori&lt;/Text&gt;&lt;/Row&gt;">
            <text:p>&lt;Row Tag='LOC_TCS_ARMYNAME_SUFFIX_FIRE_BREATHERS' Language='it_IT'&gt;&lt;Text&gt;Respiratori&lt;/Text&gt;&lt;/Row&gt;</text:p>
          </table:table-cell>
          <table:table-cell office:value-type="string">
            <text:p>呼吸器</text:p>
          </table:table-cell>
          <table:table-cell table:formula="of:=CONCATENATE(&quot;&lt;Row Tag='&quot;;[.A213];&quot;' Language='ja_JP'&gt;&lt;Text&gt;&quot;;[.I213];&quot;&lt;/Text&gt;&lt;/Row&gt;&quot;)" office:value-type="string" office:string-value="&lt;Row Tag='LOC_TCS_ARMYNAME_SUFFIX_FIRE_BREATHERS' Language='ja_JP'&gt;&lt;Text&gt;呼吸器&lt;/Text&gt;&lt;/Row&gt;">
            <text:p>&lt;Row Tag='LOC_TCS_ARMYNAME_SUFFIX_FIRE_BREATHERS' Language='ja_JP'&gt;&lt;Text&gt;呼吸器&lt;/Text&gt;&lt;/Row&gt;</text:p>
          </table:table-cell>
          <table:table-cell office:value-type="string">
            <text:p>호흡기들</text:p>
          </table:table-cell>
          <table:table-cell table:formula="of:=CONCATENATE(&quot;&lt;Row Tag='&quot;;[.A213];&quot;' Language='ko_KR'&gt;&lt;Text&gt;&quot;;[.K213];&quot;&lt;/Text&gt;&lt;/Row&gt;&quot;)" office:value-type="string" office:string-value="&lt;Row Tag='LOC_TCS_ARMYNAME_SUFFIX_FIRE_BREATHERS' Language='ko_KR'&gt;&lt;Text&gt;호흡기들&lt;/Text&gt;&lt;/Row&gt;">
            <text:p>&lt;Row Tag='LOC_TCS_ARMYNAME_SUFFIX_FIRE_BREATHERS' Language='ko_KR'&gt;&lt;Text&gt;호흡기들&lt;/Text&gt;&lt;/Row&gt;</text:p>
          </table:table-cell>
          <table:table-cell office:value-type="string">
            <text:p>Oddychający</text:p>
          </table:table-cell>
          <table:table-cell table:formula="of:=CONCATENATE(&quot;&lt;Row Tag='&quot;;[.A213];&quot;' Language='pl_PL'&gt;&lt;Text&gt;&quot;;[.M213];&quot;&lt;/Text&gt;&lt;/Row&gt;&quot;)" office:value-type="string" office:string-value="&lt;Row Tag='LOC_TCS_ARMYNAME_SUFFIX_FIRE_BREATHERS' Language='pl_PL'&gt;&lt;Text&gt;Oddychający&lt;/Text&gt;&lt;/Row&gt;">
            <text:p>&lt;Row Tag='LOC_TCS_ARMYNAME_SUFFIX_FIRE_BREATHERS' Language='pl_PL'&gt;&lt;Text&gt;Oddychający&lt;/Text&gt;&lt;/Row&gt;</text:p>
          </table:table-cell>
          <table:table-cell office:value-type="string">
            <text:p>Respiradores</text:p>
          </table:table-cell>
          <table:table-cell table:formula="of:=CONCATENATE(&quot;&lt;Row Tag='&quot;;[.A213];&quot;' Language='pt_BR'&gt;&lt;Text&gt;&quot;;[.O213];&quot;&lt;/Text&gt;&lt;/Row&gt;&quot;)" office:value-type="string" office:string-value="&lt;Row Tag='LOC_TCS_ARMYNAME_SUFFIX_FIRE_BREATHERS' Language='pt_BR'&gt;&lt;Text&gt;Respiradores&lt;/Text&gt;&lt;/Row&gt;">
            <text:p>&lt;Row Tag='LOC_TCS_ARMYNAME_SUFFIX_FIRE_BREATHERS' Language='pt_BR'&gt;&lt;Text&gt;Respiradores&lt;/Text&gt;&lt;/Row&gt;</text:p>
          </table:table-cell>
          <table:table-cell office:value-type="string">
            <text:p>Дыхатели</text:p>
          </table:table-cell>
          <table:table-cell table:formula="of:=CONCATENATE(&quot;&lt;Row Tag='&quot;;[.A213];&quot;' Language='ru_RU'&gt;&lt;Text&gt;&quot;;[.Q213];&quot;&lt;/Text&gt;&lt;/Row&gt;&quot;)" office:value-type="string" office:string-value="&lt;Row Tag='LOC_TCS_ARMYNAME_SUFFIX_FIRE_BREATHERS' Language='ru_RU'&gt;&lt;Text&gt;Дыхатели&lt;/Text&gt;&lt;/Row&gt;">
            <text:p>&lt;Row Tag='LOC_TCS_ARMYNAME_SUFFIX_FIRE_BREATHERS' Language='ru_RU'&gt;&lt;Text&gt;Дыхатели&lt;/Text&gt;&lt;/Row&gt;</text:p>
          </table:table-cell>
          <table:table-cell office:value-type="string">
            <text:p>呼吸者</text:p>
          </table:table-cell>
          <table:table-cell table:formula="of:=CONCATENATE(&quot;&lt;Row Tag='&quot;;[.A213];&quot;' Language='zh_Hans_CN'&gt;&lt;Text&gt;&quot;;[.S213];&quot;&lt;/Text&gt;&lt;/Row&gt;&quot;)" office:value-type="string" office:string-value="&lt;Row Tag='LOC_TCS_ARMYNAME_SUFFIX_FIRE_BREATHERS' Language='zh_Hans_CN'&gt;&lt;Text&gt;呼吸者&lt;/Text&gt;&lt;/Row&gt;">
            <text:p>&lt;Row Tag='LOC_TCS_ARMYNAME_SUFFIX_FIRE_BREATHERS' Language='zh_Hans_CN'&gt;&lt;Text&gt;呼吸者&lt;/Text&gt;&lt;/Row&gt;</text:p>
          </table:table-cell>
        </table:table-row>
        <table:table-row table:style-name="ro3">
          <table:table-cell office:value-type="string">
            <text:p>LOC_TCS_ARMYNAME_SUFFIX_GUNNERS</text:p>
          </table:table-cell>
          <table:table-cell office:value-type="string">
            <text:p>Gunners</text:p>
          </table:table-cell>
          <table:table-cell office:value-type="string">
            <text:p>Schützen</text:p>
          </table:table-cell>
          <table:table-cell table:formula="of:=CONCATENATE(&quot;&lt;Row Tag='&quot;;[.A214];&quot;' Language='de_DE'&gt;&lt;Text&gt;&quot;;[.C214];&quot;&lt;/Text&gt;&lt;/Row&gt;&quot;)" office:value-type="string" office:string-value="&lt;Row Tag='LOC_TCS_ARMYNAME_SUFFIX_GUNNERS' Language='de_DE'&gt;&lt;Text&gt;Schützen&lt;/Text&gt;&lt;/Row&gt;">
            <text:p>&lt;Row Tag='LOC_TCS_ARMYNAME_SUFFIX_GUNNERS' Language='de_DE'&gt;&lt;Text&gt;Schützen&lt;/Text&gt;&lt;/Row&gt;</text:p>
          </table:table-cell>
          <table:table-cell office:value-type="string">
            <text:p>Artilleros</text:p>
          </table:table-cell>
          <table:table-cell table:formula="of:=CONCATENATE(&quot;&lt;Row Tag='&quot;;[.A214];&quot;' Language='es_ES'&gt;&lt;Text&gt;&quot;;[.E214];&quot;&lt;/Text&gt;&lt;/Row&gt;&quot;)" office:value-type="string" office:string-value="&lt;Row Tag='LOC_TCS_ARMYNAME_SUFFIX_GUNNERS' Language='es_ES'&gt;&lt;Text&gt;Artilleros&lt;/Text&gt;&lt;/Row&gt;">
            <text:p>&lt;Row Tag='LOC_TCS_ARMYNAME_SUFFIX_GUNNERS' Language='es_ES'&gt;&lt;Text&gt;Artilleros&lt;/Text&gt;&lt;/Row&gt;</text:p>
          </table:table-cell>
          <table:table-cell office:value-type="string">
            <text:p>Artiglieri</text:p>
          </table:table-cell>
          <table:table-cell table:formula="of:=CONCATENATE(&quot;&lt;Row Tag='&quot;;[.A214];&quot;' Language='it_IT'&gt;&lt;Text&gt;&quot;;[.G214];&quot;&lt;/Text&gt;&lt;/Row&gt;&quot;)" office:value-type="string" office:string-value="&lt;Row Tag='LOC_TCS_ARMYNAME_SUFFIX_GUNNERS' Language='it_IT'&gt;&lt;Text&gt;Artiglieri&lt;/Text&gt;&lt;/Row&gt;">
            <text:p>&lt;Row Tag='LOC_TCS_ARMYNAME_SUFFIX_GUNNERS' Language='it_IT'&gt;&lt;Text&gt;Artiglieri&lt;/Text&gt;&lt;/Row&gt;</text:p>
          </table:table-cell>
          <table:table-cell office:value-type="string">
            <text:p>砲手たち</text:p>
          </table:table-cell>
          <table:table-cell table:formula="of:=CONCATENATE(&quot;&lt;Row Tag='&quot;;[.A214];&quot;' Language='ja_JP'&gt;&lt;Text&gt;&quot;;[.I214];&quot;&lt;/Text&gt;&lt;/Row&gt;&quot;)" office:value-type="string" office:string-value="&lt;Row Tag='LOC_TCS_ARMYNAME_SUFFIX_GUNNERS' Language='ja_JP'&gt;&lt;Text&gt;砲手たち&lt;/Text&gt;&lt;/Row&gt;">
            <text:p>&lt;Row Tag='LOC_TCS_ARMYNAME_SUFFIX_GUNNERS' Language='ja_JP'&gt;&lt;Text&gt;砲手たち&lt;/Text&gt;&lt;/Row&gt;</text:p>
          </table:table-cell>
          <table:table-cell office:value-type="string">
            <text:p>포수들</text:p>
          </table:table-cell>
          <table:table-cell table:formula="of:=CONCATENATE(&quot;&lt;Row Tag='&quot;;[.A214];&quot;' Language='ko_KR'&gt;&lt;Text&gt;&quot;;[.K214];&quot;&lt;/Text&gt;&lt;/Row&gt;&quot;)" office:value-type="string" office:string-value="&lt;Row Tag='LOC_TCS_ARMYNAME_SUFFIX_GUNNERS' Language='ko_KR'&gt;&lt;Text&gt;포수들&lt;/Text&gt;&lt;/Row&gt;">
            <text:p>&lt;Row Tag='LOC_TCS_ARMYNAME_SUFFIX_GUNNERS' Language='ko_KR'&gt;&lt;Text&gt;포수들&lt;/Text&gt;&lt;/Row&gt;</text:p>
          </table:table-cell>
          <table:table-cell office:value-type="string">
            <text:p>Kanonierzy</text:p>
          </table:table-cell>
          <table:table-cell table:formula="of:=CONCATENATE(&quot;&lt;Row Tag='&quot;;[.A214];&quot;' Language='pl_PL'&gt;&lt;Text&gt;&quot;;[.M214];&quot;&lt;/Text&gt;&lt;/Row&gt;&quot;)" office:value-type="string" office:string-value="&lt;Row Tag='LOC_TCS_ARMYNAME_SUFFIX_GUNNERS' Language='pl_PL'&gt;&lt;Text&gt;Kanonierzy&lt;/Text&gt;&lt;/Row&gt;">
            <text:p>&lt;Row Tag='LOC_TCS_ARMYNAME_SUFFIX_GUNNERS' Language='pl_PL'&gt;&lt;Text&gt;Kanonierzy&lt;/Text&gt;&lt;/Row&gt;</text:p>
          </table:table-cell>
          <table:table-cell office:value-type="string">
            <text:p>Artilheiros</text:p>
          </table:table-cell>
          <table:table-cell table:formula="of:=CONCATENATE(&quot;&lt;Row Tag='&quot;;[.A214];&quot;' Language='pt_BR'&gt;&lt;Text&gt;&quot;;[.O214];&quot;&lt;/Text&gt;&lt;/Row&gt;&quot;)" office:value-type="string" office:string-value="&lt;Row Tag='LOC_TCS_ARMYNAME_SUFFIX_GUNNERS' Language='pt_BR'&gt;&lt;Text&gt;Artilheiros&lt;/Text&gt;&lt;/Row&gt;">
            <text:p>&lt;Row Tag='LOC_TCS_ARMYNAME_SUFFIX_GUNNERS' Language='pt_BR'&gt;&lt;Text&gt;Artilheiros&lt;/Text&gt;&lt;/Row&gt;</text:p>
          </table:table-cell>
          <table:table-cell office:value-type="string">
            <text:p>Артиллеристы</text:p>
          </table:table-cell>
          <table:table-cell table:formula="of:=CONCATENATE(&quot;&lt;Row Tag='&quot;;[.A214];&quot;' Language='ru_RU'&gt;&lt;Text&gt;&quot;;[.Q214];&quot;&lt;/Text&gt;&lt;/Row&gt;&quot;)" office:value-type="string" office:string-value="&lt;Row Tag='LOC_TCS_ARMYNAME_SUFFIX_GUNNERS' Language='ru_RU'&gt;&lt;Text&gt;Артиллеристы&lt;/Text&gt;&lt;/Row&gt;">
            <text:p>&lt;Row Tag='LOC_TCS_ARMYNAME_SUFFIX_GUNNERS' Language='ru_RU'&gt;&lt;Text&gt;Артиллеристы&lt;/Text&gt;&lt;/Row&gt;</text:p>
          </table:table-cell>
          <table:table-cell office:value-type="string">
            <text:p>枪手</text:p>
          </table:table-cell>
          <table:table-cell table:formula="of:=CONCATENATE(&quot;&lt;Row Tag='&quot;;[.A214];&quot;' Language='zh_Hans_CN'&gt;&lt;Text&gt;&quot;;[.S214];&quot;&lt;/Text&gt;&lt;/Row&gt;&quot;)" office:value-type="string" office:string-value="&lt;Row Tag='LOC_TCS_ARMYNAME_SUFFIX_GUNNERS' Language='zh_Hans_CN'&gt;&lt;Text&gt;枪手&lt;/Text&gt;&lt;/Row&gt;">
            <text:p>&lt;Row Tag='LOC_TCS_ARMYNAME_SUFFIX_GUNNERS' Language='zh_Hans_CN'&gt;&lt;Text&gt;枪手&lt;/Text&gt;&lt;/Row&gt;</text:p>
          </table:table-cell>
        </table:table-row>
        <table:table-row table:style-name="ro3">
          <table:table-cell office:value-type="string">
            <text:p>LOC_TCS_ARMYNAME_SUFFIX_KNOCKERS</text:p>
          </table:table-cell>
          <table:table-cell office:value-type="string">
            <text:p>Knockers</text:p>
          </table:table-cell>
          <table:table-cell office:value-type="string">
            <text:p>Klopfzeichen</text:p>
          </table:table-cell>
          <table:table-cell table:formula="of:=CONCATENATE(&quot;&lt;Row Tag='&quot;;[.A215];&quot;' Language='de_DE'&gt;&lt;Text&gt;&quot;;[.C215];&quot;&lt;/Text&gt;&lt;/Row&gt;&quot;)" office:value-type="string" office:string-value="&lt;Row Tag='LOC_TCS_ARMYNAME_SUFFIX_KNOCKERS' Language='de_DE'&gt;&lt;Text&gt;Klopfzeichen&lt;/Text&gt;&lt;/Row&gt;">
            <text:p>&lt;Row Tag='LOC_TCS_ARMYNAME_SUFFIX_KNOCKERS' Language='de_DE'&gt;&lt;Text&gt;Klopfzeichen&lt;/Text&gt;&lt;/Row&gt;</text:p>
          </table:table-cell>
          <table:table-cell office:value-type="string">
            <text:p>Golpeadores</text:p>
          </table:table-cell>
          <table:table-cell table:formula="of:=CONCATENATE(&quot;&lt;Row Tag='&quot;;[.A215];&quot;' Language='es_ES'&gt;&lt;Text&gt;&quot;;[.E215];&quot;&lt;/Text&gt;&lt;/Row&gt;&quot;)" office:value-type="string" office:string-value="&lt;Row Tag='LOC_TCS_ARMYNAME_SUFFIX_KNOCKERS' Language='es_ES'&gt;&lt;Text&gt;Golpeadores&lt;/Text&gt;&lt;/Row&gt;">
            <text:p>&lt;Row Tag='LOC_TCS_ARMYNAME_SUFFIX_KNOCKERS' Language='es_ES'&gt;&lt;Text&gt;Golpeadores&lt;/Text&gt;&lt;/Row&gt;</text:p>
          </table:table-cell>
          <table:table-cell office:value-type="string">
            <text:p>Picchiatori</text:p>
          </table:table-cell>
          <table:table-cell table:formula="of:=CONCATENATE(&quot;&lt;Row Tag='&quot;;[.A215];&quot;' Language='it_IT'&gt;&lt;Text&gt;&quot;;[.G215];&quot;&lt;/Text&gt;&lt;/Row&gt;&quot;)" office:value-type="string" office:string-value="&lt;Row Tag='LOC_TCS_ARMYNAME_SUFFIX_KNOCKERS' Language='it_IT'&gt;&lt;Text&gt;Picchiatori&lt;/Text&gt;&lt;/Row&gt;">
            <text:p>&lt;Row Tag='LOC_TCS_ARMYNAME_SUFFIX_KNOCKERS' Language='it_IT'&gt;&lt;Text&gt;Picchiatori&lt;/Text&gt;&lt;/Row&gt;</text:p>
          </table:table-cell>
          <table:table-cell office:value-type="string">
            <text:p>叩く者たち</text:p>
          </table:table-cell>
          <table:table-cell table:formula="of:=CONCATENATE(&quot;&lt;Row Tag='&quot;;[.A215];&quot;' Language='ja_JP'&gt;&lt;Text&gt;&quot;;[.I215];&quot;&lt;/Text&gt;&lt;/Row&gt;&quot;)" office:value-type="string" office:string-value="&lt;Row Tag='LOC_TCS_ARMYNAME_SUFFIX_KNOCKERS' Language='ja_JP'&gt;&lt;Text&gt;叩く者たち&lt;/Text&gt;&lt;/Row&gt;">
            <text:p>&lt;Row Tag='LOC_TCS_ARMYNAME_SUFFIX_KNOCKERS' Language='ja_JP'&gt;&lt;Text&gt;叩く者たち&lt;/Text&gt;&lt;/Row&gt;</text:p>
          </table:table-cell>
          <table:table-cell office:value-type="string">
            <text:p>두드리는 사람들</text:p>
          </table:table-cell>
          <table:table-cell table:formula="of:=CONCATENATE(&quot;&lt;Row Tag='&quot;;[.A215];&quot;' Language='ko_KR'&gt;&lt;Text&gt;&quot;;[.K215];&quot;&lt;/Text&gt;&lt;/Row&gt;&quot;)" office:value-type="string" office:string-value="&lt;Row Tag='LOC_TCS_ARMYNAME_SUFFIX_KNOCKERS' Language='ko_KR'&gt;&lt;Text&gt;두드리는 사람들&lt;/Text&gt;&lt;/Row&gt;">
            <text:p>&lt;Row Tag='LOC_TCS_ARMYNAME_SUFFIX_KNOCKERS' Language='ko_KR'&gt;&lt;Text&gt;두드리는 사람들&lt;/Text&gt;&lt;/Row&gt;</text:p>
          </table:table-cell>
          <table:table-cell office:value-type="string">
            <text:p>Pukający</text:p>
          </table:table-cell>
          <table:table-cell table:formula="of:=CONCATENATE(&quot;&lt;Row Tag='&quot;;[.A215];&quot;' Language='pl_PL'&gt;&lt;Text&gt;&quot;;[.M215];&quot;&lt;/Text&gt;&lt;/Row&gt;&quot;)" office:value-type="string" office:string-value="&lt;Row Tag='LOC_TCS_ARMYNAME_SUFFIX_KNOCKERS' Language='pl_PL'&gt;&lt;Text&gt;Pukający&lt;/Text&gt;&lt;/Row&gt;">
            <text:p>&lt;Row Tag='LOC_TCS_ARMYNAME_SUFFIX_KNOCKERS' Language='pl_PL'&gt;&lt;Text&gt;Pukający&lt;/Text&gt;&lt;/Row&gt;</text:p>
          </table:table-cell>
          <table:table-cell office:value-type="string">
            <text:p>Batedores</text:p>
          </table:table-cell>
          <table:table-cell table:formula="of:=CONCATENATE(&quot;&lt;Row Tag='&quot;;[.A215];&quot;' Language='pt_BR'&gt;&lt;Text&gt;&quot;;[.O215];&quot;&lt;/Text&gt;&lt;/Row&gt;&quot;)" office:value-type="string" office:string-value="&lt;Row Tag='LOC_TCS_ARMYNAME_SUFFIX_KNOCKERS' Language='pt_BR'&gt;&lt;Text&gt;Batedores&lt;/Text&gt;&lt;/Row&gt;">
            <text:p>&lt;Row Tag='LOC_TCS_ARMYNAME_SUFFIX_KNOCKERS' Language='pt_BR'&gt;&lt;Text&gt;Batedores&lt;/Text&gt;&lt;/Row&gt;</text:p>
          </table:table-cell>
          <table:table-cell office:value-type="string">
            <text:p>Стукачи</text:p>
          </table:table-cell>
          <table:table-cell table:formula="of:=CONCATENATE(&quot;&lt;Row Tag='&quot;;[.A215];&quot;' Language='ru_RU'&gt;&lt;Text&gt;&quot;;[.Q215];&quot;&lt;/Text&gt;&lt;/Row&gt;&quot;)" office:value-type="string" office:string-value="&lt;Row Tag='LOC_TCS_ARMYNAME_SUFFIX_KNOCKERS' Language='ru_RU'&gt;&lt;Text&gt;Стукачи&lt;/Text&gt;&lt;/Row&gt;">
            <text:p>&lt;Row Tag='LOC_TCS_ARMYNAME_SUFFIX_KNOCKERS' Language='ru_RU'&gt;&lt;Text&gt;Стукачи&lt;/Text&gt;&lt;/Row&gt;</text:p>
          </table:table-cell>
          <table:table-cell office:value-type="string">
            <text:p>敲击者</text:p>
          </table:table-cell>
          <table:table-cell table:formula="of:=CONCATENATE(&quot;&lt;Row Tag='&quot;;[.A215];&quot;' Language='zh_Hans_CN'&gt;&lt;Text&gt;&quot;;[.S215];&quot;&lt;/Text&gt;&lt;/Row&gt;&quot;)" office:value-type="string" office:string-value="&lt;Row Tag='LOC_TCS_ARMYNAME_SUFFIX_KNOCKERS' Language='zh_Hans_CN'&gt;&lt;Text&gt;敲击者&lt;/Text&gt;&lt;/Row&gt;">
            <text:p>&lt;Row Tag='LOC_TCS_ARMYNAME_SUFFIX_KNOCKERS' Language='zh_Hans_CN'&gt;&lt;Text&gt;敲击者&lt;/Text&gt;&lt;/Row&gt;</text:p>
          </table:table-cell>
        </table:table-row>
        <table:table-row table:style-name="ro3">
          <table:table-cell office:value-type="string">
            <text:p>LOC_TCS_ARMYNAME_SUFFIX_MARKSMEN</text:p>
          </table:table-cell>
          <table:table-cell office:value-type="string">
            <text:p>Marksmen</text:p>
          </table:table-cell>
          <table:table-cell office:value-type="string">
            <text:p>Schützen</text:p>
          </table:table-cell>
          <table:table-cell table:formula="of:=CONCATENATE(&quot;&lt;Row Tag='&quot;;[.A216];&quot;' Language='de_DE'&gt;&lt;Text&gt;&quot;;[.C216];&quot;&lt;/Text&gt;&lt;/Row&gt;&quot;)" office:value-type="string" office:string-value="&lt;Row Tag='LOC_TCS_ARMYNAME_SUFFIX_MARKSMEN' Language='de_DE'&gt;&lt;Text&gt;Schützen&lt;/Text&gt;&lt;/Row&gt;">
            <text:p>&lt;Row Tag='LOC_TCS_ARMYNAME_SUFFIX_MARKSMEN' Language='de_DE'&gt;&lt;Text&gt;Schützen&lt;/Text&gt;&lt;/Row&gt;</text:p>
          </table:table-cell>
          <table:table-cell office:value-type="string">
            <text:p>Tiradores</text:p>
          </table:table-cell>
          <table:table-cell table:formula="of:=CONCATENATE(&quot;&lt;Row Tag='&quot;;[.A216];&quot;' Language='es_ES'&gt;&lt;Text&gt;&quot;;[.E216];&quot;&lt;/Text&gt;&lt;/Row&gt;&quot;)" office:value-type="string" office:string-value="&lt;Row Tag='LOC_TCS_ARMYNAME_SUFFIX_MARKSMEN' Language='es_ES'&gt;&lt;Text&gt;Tiradores&lt;/Text&gt;&lt;/Row&gt;">
            <text:p>&lt;Row Tag='LOC_TCS_ARMYNAME_SUFFIX_MARKSMEN' Language='es_ES'&gt;&lt;Text&gt;Tiradores&lt;/Text&gt;&lt;/Row&gt;</text:p>
          </table:table-cell>
          <table:table-cell office:value-type="string">
            <text:p>Tiratori scelti</text:p>
          </table:table-cell>
          <table:table-cell table:formula="of:=CONCATENATE(&quot;&lt;Row Tag='&quot;;[.A216];&quot;' Language='it_IT'&gt;&lt;Text&gt;&quot;;[.G216];&quot;&lt;/Text&gt;&lt;/Row&gt;&quot;)" office:value-type="string" office:string-value="&lt;Row Tag='LOC_TCS_ARMYNAME_SUFFIX_MARKSMEN' Language='it_IT'&gt;&lt;Text&gt;Tiratori scelti&lt;/Text&gt;&lt;/Row&gt;">
            <text:p>&lt;Row Tag='LOC_TCS_ARMYNAME_SUFFIX_MARKSMEN' Language='it_IT'&gt;&lt;Text&gt;Tiratori scelti&lt;/Text&gt;&lt;/Row&gt;</text:p>
          </table:table-cell>
          <table:table-cell office:value-type="string">
            <text:p>射撃手たち</text:p>
          </table:table-cell>
          <table:table-cell table:formula="of:=CONCATENATE(&quot;&lt;Row Tag='&quot;;[.A216];&quot;' Language='ja_JP'&gt;&lt;Text&gt;&quot;;[.I216];&quot;&lt;/Text&gt;&lt;/Row&gt;&quot;)" office:value-type="string" office:string-value="&lt;Row Tag='LOC_TCS_ARMYNAME_SUFFIX_MARKSMEN' Language='ja_JP'&gt;&lt;Text&gt;射撃手たち&lt;/Text&gt;&lt;/Row&gt;">
            <text:p>&lt;Row Tag='LOC_TCS_ARMYNAME_SUFFIX_MARKSMEN' Language='ja_JP'&gt;&lt;Text&gt;射撃手たち&lt;/Text&gt;&lt;/Row&gt;</text:p>
          </table:table-cell>
          <table:table-cell office:value-type="string">
            <text:p>명사수들</text:p>
          </table:table-cell>
          <table:table-cell table:formula="of:=CONCATENATE(&quot;&lt;Row Tag='&quot;;[.A216];&quot;' Language='ko_KR'&gt;&lt;Text&gt;&quot;;[.K216];&quot;&lt;/Text&gt;&lt;/Row&gt;&quot;)" office:value-type="string" office:string-value="&lt;Row Tag='LOC_TCS_ARMYNAME_SUFFIX_MARKSMEN' Language='ko_KR'&gt;&lt;Text&gt;명사수들&lt;/Text&gt;&lt;/Row&gt;">
            <text:p>&lt;Row Tag='LOC_TCS_ARMYNAME_SUFFIX_MARKSMEN' Language='ko_KR'&gt;&lt;Text&gt;명사수들&lt;/Text&gt;&lt;/Row&gt;</text:p>
          </table:table-cell>
          <table:table-cell office:value-type="string">
            <text:p>Strzelcy wyborowi</text:p>
          </table:table-cell>
          <table:table-cell table:formula="of:=CONCATENATE(&quot;&lt;Row Tag='&quot;;[.A216];&quot;' Language='pl_PL'&gt;&lt;Text&gt;&quot;;[.M216];&quot;&lt;/Text&gt;&lt;/Row&gt;&quot;)" office:value-type="string" office:string-value="&lt;Row Tag='LOC_TCS_ARMYNAME_SUFFIX_MARKSMEN' Language='pl_PL'&gt;&lt;Text&gt;Strzelcy wyborowi&lt;/Text&gt;&lt;/Row&gt;">
            <text:p>&lt;Row Tag='LOC_TCS_ARMYNAME_SUFFIX_MARKSMEN' Language='pl_PL'&gt;&lt;Text&gt;Strzelcy wyborowi&lt;/Text&gt;&lt;/Row&gt;</text:p>
          </table:table-cell>
          <table:table-cell office:value-type="string">
            <text:p>Atiradores</text:p>
          </table:table-cell>
          <table:table-cell table:formula="of:=CONCATENATE(&quot;&lt;Row Tag='&quot;;[.A216];&quot;' Language='pt_BR'&gt;&lt;Text&gt;&quot;;[.O216];&quot;&lt;/Text&gt;&lt;/Row&gt;&quot;)" office:value-type="string" office:string-value="&lt;Row Tag='LOC_TCS_ARMYNAME_SUFFIX_MARKSMEN' Language='pt_BR'&gt;&lt;Text&gt;Atiradores&lt;/Text&gt;&lt;/Row&gt;">
            <text:p>&lt;Row Tag='LOC_TCS_ARMYNAME_SUFFIX_MARKSMEN' Language='pt_BR'&gt;&lt;Text&gt;Atiradores&lt;/Text&gt;&lt;/Row&gt;</text:p>
          </table:table-cell>
          <table:table-cell office:value-type="string">
            <text:p>Стрелки</text:p>
          </table:table-cell>
          <table:table-cell table:formula="of:=CONCATENATE(&quot;&lt;Row Tag='&quot;;[.A216];&quot;' Language='ru_RU'&gt;&lt;Text&gt;&quot;;[.Q216];&quot;&lt;/Text&gt;&lt;/Row&gt;&quot;)" office:value-type="string" office:string-value="&lt;Row Tag='LOC_TCS_ARMYNAME_SUFFIX_MARKSMEN' Language='ru_RU'&gt;&lt;Text&gt;Стрелки&lt;/Text&gt;&lt;/Row&gt;">
            <text:p>&lt;Row Tag='LOC_TCS_ARMYNAME_SUFFIX_MARKSMEN' Language='ru_RU'&gt;&lt;Text&gt;Стрелки&lt;/Text&gt;&lt;/Row&gt;</text:p>
          </table:table-cell>
          <table:table-cell office:value-type="string">
            <text:p>射手</text:p>
          </table:table-cell>
          <table:table-cell table:formula="of:=CONCATENATE(&quot;&lt;Row Tag='&quot;;[.A216];&quot;' Language='zh_Hans_CN'&gt;&lt;Text&gt;&quot;;[.S216];&quot;&lt;/Text&gt;&lt;/Row&gt;&quot;)" office:value-type="string" office:string-value="&lt;Row Tag='LOC_TCS_ARMYNAME_SUFFIX_MARKSMEN' Language='zh_Hans_CN'&gt;&lt;Text&gt;射手&lt;/Text&gt;&lt;/Row&gt;">
            <text:p>&lt;Row Tag='LOC_TCS_ARMYNAME_SUFFIX_MARKSMEN' Language='zh_Hans_CN'&gt;&lt;Text&gt;射手&lt;/Text&gt;&lt;/Row&gt;</text:p>
          </table:table-cell>
        </table:table-row>
        <table:table-row table:style-name="ro3">
          <table:table-cell office:value-type="string">
            <text:p>LOC_TCS_ARMYNAME_SUFFIX_RAIN</text:p>
          </table:table-cell>
          <table:table-cell office:value-type="string">
            <text:p>Rain</text:p>
          </table:table-cell>
          <table:table-cell office:value-type="string">
            <text:p>Regen</text:p>
          </table:table-cell>
          <table:table-cell table:formula="of:=CONCATENATE(&quot;&lt;Row Tag='&quot;;[.A217];&quot;' Language='de_DE'&gt;&lt;Text&gt;&quot;;[.C217];&quot;&lt;/Text&gt;&lt;/Row&gt;&quot;)" office:value-type="string" office:string-value="&lt;Row Tag='LOC_TCS_ARMYNAME_SUFFIX_RAIN' Language='de_DE'&gt;&lt;Text&gt;Regen&lt;/Text&gt;&lt;/Row&gt;">
            <text:p>&lt;Row Tag='LOC_TCS_ARMYNAME_SUFFIX_RAIN' Language='de_DE'&gt;&lt;Text&gt;Regen&lt;/Text&gt;&lt;/Row&gt;</text:p>
          </table:table-cell>
          <table:table-cell office:value-type="string">
            <text:p>Lluvia</text:p>
          </table:table-cell>
          <table:table-cell table:formula="of:=CONCATENATE(&quot;&lt;Row Tag='&quot;;[.A217];&quot;' Language='es_ES'&gt;&lt;Text&gt;&quot;;[.E217];&quot;&lt;/Text&gt;&lt;/Row&gt;&quot;)" office:value-type="string" office:string-value="&lt;Row Tag='LOC_TCS_ARMYNAME_SUFFIX_RAIN' Language='es_ES'&gt;&lt;Text&gt;Lluvia&lt;/Text&gt;&lt;/Row&gt;">
            <text:p>&lt;Row Tag='LOC_TCS_ARMYNAME_SUFFIX_RAIN' Language='es_ES'&gt;&lt;Text&gt;Lluvia&lt;/Text&gt;&lt;/Row&gt;</text:p>
          </table:table-cell>
          <table:table-cell office:value-type="string">
            <text:p>Pioggia</text:p>
          </table:table-cell>
          <table:table-cell table:formula="of:=CONCATENATE(&quot;&lt;Row Tag='&quot;;[.A217];&quot;' Language='it_IT'&gt;&lt;Text&gt;&quot;;[.G217];&quot;&lt;/Text&gt;&lt;/Row&gt;&quot;)" office:value-type="string" office:string-value="&lt;Row Tag='LOC_TCS_ARMYNAME_SUFFIX_RAIN' Language='it_IT'&gt;&lt;Text&gt;Pioggia&lt;/Text&gt;&lt;/Row&gt;">
            <text:p>&lt;Row Tag='LOC_TCS_ARMYNAME_SUFFIX_RAIN' Language='it_IT'&gt;&lt;Text&gt;Pioggia&lt;/Text&gt;&lt;/Row&gt;</text:p>
          </table:table-cell>
          <table:table-cell office:value-type="string">
            <text:p>雨</text:p>
          </table:table-cell>
          <table:table-cell table:formula="of:=CONCATENATE(&quot;&lt;Row Tag='&quot;;[.A217];&quot;' Language='ja_JP'&gt;&lt;Text&gt;&quot;;[.I217];&quot;&lt;/Text&gt;&lt;/Row&gt;&quot;)" office:value-type="string" office:string-value="&lt;Row Tag='LOC_TCS_ARMYNAME_SUFFIX_RAIN' Language='ja_JP'&gt;&lt;Text&gt;雨&lt;/Text&gt;&lt;/Row&gt;">
            <text:p>&lt;Row Tag='LOC_TCS_ARMYNAME_SUFFIX_RAIN' Language='ja_JP'&gt;&lt;Text&gt;雨&lt;/Text&gt;&lt;/Row&gt;</text:p>
          </table:table-cell>
          <table:table-cell office:value-type="string">
            <text:p>비</text:p>
          </table:table-cell>
          <table:table-cell table:formula="of:=CONCATENATE(&quot;&lt;Row Tag='&quot;;[.A217];&quot;' Language='ko_KR'&gt;&lt;Text&gt;&quot;;[.K217];&quot;&lt;/Text&gt;&lt;/Row&gt;&quot;)" office:value-type="string" office:string-value="&lt;Row Tag='LOC_TCS_ARMYNAME_SUFFIX_RAIN' Language='ko_KR'&gt;&lt;Text&gt;비&lt;/Text&gt;&lt;/Row&gt;">
            <text:p>&lt;Row Tag='LOC_TCS_ARMYNAME_SUFFIX_RAIN' Language='ko_KR'&gt;&lt;Text&gt;비&lt;/Text&gt;&lt;/Row&gt;</text:p>
          </table:table-cell>
          <table:table-cell office:value-type="string">
            <text:p>Deszcz</text:p>
          </table:table-cell>
          <table:table-cell table:formula="of:=CONCATENATE(&quot;&lt;Row Tag='&quot;;[.A217];&quot;' Language='pl_PL'&gt;&lt;Text&gt;&quot;;[.M217];&quot;&lt;/Text&gt;&lt;/Row&gt;&quot;)" office:value-type="string" office:string-value="&lt;Row Tag='LOC_TCS_ARMYNAME_SUFFIX_RAIN' Language='pl_PL'&gt;&lt;Text&gt;Deszcz&lt;/Text&gt;&lt;/Row&gt;">
            <text:p>&lt;Row Tag='LOC_TCS_ARMYNAME_SUFFIX_RAIN' Language='pl_PL'&gt;&lt;Text&gt;Deszcz&lt;/Text&gt;&lt;/Row&gt;</text:p>
          </table:table-cell>
          <table:table-cell office:value-type="string">
            <text:p>Chuva</text:p>
          </table:table-cell>
          <table:table-cell table:formula="of:=CONCATENATE(&quot;&lt;Row Tag='&quot;;[.A217];&quot;' Language='pt_BR'&gt;&lt;Text&gt;&quot;;[.O217];&quot;&lt;/Text&gt;&lt;/Row&gt;&quot;)" office:value-type="string" office:string-value="&lt;Row Tag='LOC_TCS_ARMYNAME_SUFFIX_RAIN' Language='pt_BR'&gt;&lt;Text&gt;Chuva&lt;/Text&gt;&lt;/Row&gt;">
            <text:p>&lt;Row Tag='LOC_TCS_ARMYNAME_SUFFIX_RAIN' Language='pt_BR'&gt;&lt;Text&gt;Chuva&lt;/Text&gt;&lt;/Row&gt;</text:p>
          </table:table-cell>
          <table:table-cell office:value-type="string">
            <text:p>Дождь</text:p>
          </table:table-cell>
          <table:table-cell table:formula="of:=CONCATENATE(&quot;&lt;Row Tag='&quot;;[.A217];&quot;' Language='ru_RU'&gt;&lt;Text&gt;&quot;;[.Q217];&quot;&lt;/Text&gt;&lt;/Row&gt;&quot;)" office:value-type="string" office:string-value="&lt;Row Tag='LOC_TCS_ARMYNAME_SUFFIX_RAIN' Language='ru_RU'&gt;&lt;Text&gt;Дождь&lt;/Text&gt;&lt;/Row&gt;">
            <text:p>&lt;Row Tag='LOC_TCS_ARMYNAME_SUFFIX_RAIN' Language='ru_RU'&gt;&lt;Text&gt;Дождь&lt;/Text&gt;&lt;/Row&gt;</text:p>
          </table:table-cell>
          <table:table-cell office:value-type="string">
            <text:p>雨</text:p>
          </table:table-cell>
          <table:table-cell table:formula="of:=CONCATENATE(&quot;&lt;Row Tag='&quot;;[.A217];&quot;' Language='zh_Hans_CN'&gt;&lt;Text&gt;&quot;;[.S217];&quot;&lt;/Text&gt;&lt;/Row&gt;&quot;)" office:value-type="string" office:string-value="&lt;Row Tag='LOC_TCS_ARMYNAME_SUFFIX_RAIN' Language='zh_Hans_CN'&gt;&lt;Text&gt;雨&lt;/Text&gt;&lt;/Row&gt;">
            <text:p>&lt;Row Tag='LOC_TCS_ARMYNAME_SUFFIX_RAIN' Language='zh_Hans_CN'&gt;&lt;Text&gt;雨&lt;/Text&gt;&lt;/Row&gt;</text:p>
          </table:table-cell>
        </table:table-row>
        <table:table-row table:style-name="ro3">
          <table:table-cell office:value-type="string">
            <text:p>LOC_TCS_ARMYNAME_SUFFIX_SHARPS</text:p>
          </table:table-cell>
          <table:table-cell office:value-type="string">
            <text:p>Sharps</text:p>
          </table:table-cell>
          <table:table-cell office:value-type="string">
            <text:p>Scharfe</text:p>
          </table:table-cell>
          <table:table-cell table:formula="of:=CONCATENATE(&quot;&lt;Row Tag='&quot;;[.A218];&quot;' Language='de_DE'&gt;&lt;Text&gt;&quot;;[.C218];&quot;&lt;/Text&gt;&lt;/Row&gt;&quot;)" office:value-type="string" office:string-value="&lt;Row Tag='LOC_TCS_ARMYNAME_SUFFIX_SHARPS' Language='de_DE'&gt;&lt;Text&gt;Scharfe&lt;/Text&gt;&lt;/Row&gt;">
            <text:p>&lt;Row Tag='LOC_TCS_ARMYNAME_SUFFIX_SHARPS' Language='de_DE'&gt;&lt;Text&gt;Scharfe&lt;/Text&gt;&lt;/Row&gt;</text:p>
          </table:table-cell>
          <table:table-cell office:value-type="string">
            <text:p>Agudos</text:p>
          </table:table-cell>
          <table:table-cell table:formula="of:=CONCATENATE(&quot;&lt;Row Tag='&quot;;[.A218];&quot;' Language='es_ES'&gt;&lt;Text&gt;&quot;;[.E218];&quot;&lt;/Text&gt;&lt;/Row&gt;&quot;)" office:value-type="string" office:string-value="&lt;Row Tag='LOC_TCS_ARMYNAME_SUFFIX_SHARPS' Language='es_ES'&gt;&lt;Text&gt;Agudos&lt;/Text&gt;&lt;/Row&gt;">
            <text:p>&lt;Row Tag='LOC_TCS_ARMYNAME_SUFFIX_SHARPS' Language='es_ES'&gt;&lt;Text&gt;Agudos&lt;/Text&gt;&lt;/Row&gt;</text:p>
          </table:table-cell>
          <table:table-cell office:value-type="string">
            <text:p>Affilati</text:p>
          </table:table-cell>
          <table:table-cell table:formula="of:=CONCATENATE(&quot;&lt;Row Tag='&quot;;[.A218];&quot;' Language='it_IT'&gt;&lt;Text&gt;&quot;;[.G218];&quot;&lt;/Text&gt;&lt;/Row&gt;&quot;)" office:value-type="string" office:string-value="&lt;Row Tag='LOC_TCS_ARMYNAME_SUFFIX_SHARPS' Language='it_IT'&gt;&lt;Text&gt;Affilati&lt;/Text&gt;&lt;/Row&gt;">
            <text:p>&lt;Row Tag='LOC_TCS_ARMYNAME_SUFFIX_SHARPS' Language='it_IT'&gt;&lt;Text&gt;Affilati&lt;/Text&gt;&lt;/Row&gt;</text:p>
          </table:table-cell>
          <table:table-cell office:value-type="string">
            <text:p>鋭い者たち</text:p>
          </table:table-cell>
          <table:table-cell table:formula="of:=CONCATENATE(&quot;&lt;Row Tag='&quot;;[.A218];&quot;' Language='ja_JP'&gt;&lt;Text&gt;&quot;;[.I218];&quot;&lt;/Text&gt;&lt;/Row&gt;&quot;)" office:value-type="string" office:string-value="&lt;Row Tag='LOC_TCS_ARMYNAME_SUFFIX_SHARPS' Language='ja_JP'&gt;&lt;Text&gt;鋭い者たち&lt;/Text&gt;&lt;/Row&gt;">
            <text:p>&lt;Row Tag='LOC_TCS_ARMYNAME_SUFFIX_SHARPS' Language='ja_JP'&gt;&lt;Text&gt;鋭い者たち&lt;/Text&gt;&lt;/Row&gt;</text:p>
          </table:table-cell>
          <table:table-cell office:value-type="string">
            <text:p>날카로운 사람들</text:p>
          </table:table-cell>
          <table:table-cell table:formula="of:=CONCATENATE(&quot;&lt;Row Tag='&quot;;[.A218];&quot;' Language='ko_KR'&gt;&lt;Text&gt;&quot;;[.K218];&quot;&lt;/Text&gt;&lt;/Row&gt;&quot;)" office:value-type="string" office:string-value="&lt;Row Tag='LOC_TCS_ARMYNAME_SUFFIX_SHARPS' Language='ko_KR'&gt;&lt;Text&gt;날카로운 사람들&lt;/Text&gt;&lt;/Row&gt;">
            <text:p>&lt;Row Tag='LOC_TCS_ARMYNAME_SUFFIX_SHARPS' Language='ko_KR'&gt;&lt;Text&gt;날카로운 사람들&lt;/Text&gt;&lt;/Row&gt;</text:p>
          </table:table-cell>
          <table:table-cell office:value-type="string">
            <text:p>Ostrzy</text:p>
          </table:table-cell>
          <table:table-cell table:formula="of:=CONCATENATE(&quot;&lt;Row Tag='&quot;;[.A218];&quot;' Language='pl_PL'&gt;&lt;Text&gt;&quot;;[.M218];&quot;&lt;/Text&gt;&lt;/Row&gt;&quot;)" office:value-type="string" office:string-value="&lt;Row Tag='LOC_TCS_ARMYNAME_SUFFIX_SHARPS' Language='pl_PL'&gt;&lt;Text&gt;Ostrzy&lt;/Text&gt;&lt;/Row&gt;">
            <text:p>&lt;Row Tag='LOC_TCS_ARMYNAME_SUFFIX_SHARPS' Language='pl_PL'&gt;&lt;Text&gt;Ostrzy&lt;/Text&gt;&lt;/Row&gt;</text:p>
          </table:table-cell>
          <table:table-cell office:value-type="string">
            <text:p>Afiados</text:p>
          </table:table-cell>
          <table:table-cell table:formula="of:=CONCATENATE(&quot;&lt;Row Tag='&quot;;[.A218];&quot;' Language='pt_BR'&gt;&lt;Text&gt;&quot;;[.O218];&quot;&lt;/Text&gt;&lt;/Row&gt;&quot;)" office:value-type="string" office:string-value="&lt;Row Tag='LOC_TCS_ARMYNAME_SUFFIX_SHARPS' Language='pt_BR'&gt;&lt;Text&gt;Afiados&lt;/Text&gt;&lt;/Row&gt;">
            <text:p>&lt;Row Tag='LOC_TCS_ARMYNAME_SUFFIX_SHARPS' Language='pt_BR'&gt;&lt;Text&gt;Afiados&lt;/Text&gt;&lt;/Row&gt;</text:p>
          </table:table-cell>
          <table:table-cell office:value-type="string">
            <text:p>Острые</text:p>
          </table:table-cell>
          <table:table-cell table:formula="of:=CONCATENATE(&quot;&lt;Row Tag='&quot;;[.A218];&quot;' Language='ru_RU'&gt;&lt;Text&gt;&quot;;[.Q218];&quot;&lt;/Text&gt;&lt;/Row&gt;&quot;)" office:value-type="string" office:string-value="&lt;Row Tag='LOC_TCS_ARMYNAME_SUFFIX_SHARPS' Language='ru_RU'&gt;&lt;Text&gt;Острые&lt;/Text&gt;&lt;/Row&gt;">
            <text:p>&lt;Row Tag='LOC_TCS_ARMYNAME_SUFFIX_SHARPS' Language='ru_RU'&gt;&lt;Text&gt;Острые&lt;/Text&gt;&lt;/Row&gt;</text:p>
          </table:table-cell>
          <table:table-cell office:value-type="string">
            <text:p>锋利的</text:p>
          </table:table-cell>
          <table:table-cell table:formula="of:=CONCATENATE(&quot;&lt;Row Tag='&quot;;[.A218];&quot;' Language='zh_Hans_CN'&gt;&lt;Text&gt;&quot;;[.S218];&quot;&lt;/Text&gt;&lt;/Row&gt;&quot;)" office:value-type="string" office:string-value="&lt;Row Tag='LOC_TCS_ARMYNAME_SUFFIX_SHARPS' Language='zh_Hans_CN'&gt;&lt;Text&gt;锋利的&lt;/Text&gt;&lt;/Row&gt;">
            <text:p>&lt;Row Tag='LOC_TCS_ARMYNAME_SUFFIX_SHARPS' Language='zh_Hans_CN'&gt;&lt;Text&gt;锋利的&lt;/Text&gt;&lt;/Row&gt;</text:p>
          </table:table-cell>
        </table:table-row>
        <table:table-row table:style-name="ro3">
          <table:table-cell office:value-type="string">
            <text:p>LOC_TCS_ARMYNAME_SUFFIX_SHARPSHOOTERS</text:p>
          </table:table-cell>
          <table:table-cell office:value-type="string">
            <text:p>Sharpshooters</text:p>
          </table:table-cell>
          <table:table-cell office:value-type="string">
            <text:p>Scharfschützen</text:p>
          </table:table-cell>
          <table:table-cell table:formula="of:=CONCATENATE(&quot;&lt;Row Tag='&quot;;[.A219];&quot;' Language='de_DE'&gt;&lt;Text&gt;&quot;;[.C219];&quot;&lt;/Text&gt;&lt;/Row&gt;&quot;)" office:value-type="string" office:string-value="&lt;Row Tag='LOC_TCS_ARMYNAME_SUFFIX_SHARPSHOOTERS' Language='de_DE'&gt;&lt;Text&gt;Scharfschützen&lt;/Text&gt;&lt;/Row&gt;">
            <text:p>&lt;Row Tag='LOC_TCS_ARMYNAME_SUFFIX_SHARPSHOOTERS' Language='de_DE'&gt;&lt;Text&gt;Scharfschützen&lt;/Text&gt;&lt;/Row&gt;</text:p>
          </table:table-cell>
          <table:table-cell office:value-type="string">
            <text:p>Francotiradores</text:p>
          </table:table-cell>
          <table:table-cell table:formula="of:=CONCATENATE(&quot;&lt;Row Tag='&quot;;[.A219];&quot;' Language='es_ES'&gt;&lt;Text&gt;&quot;;[.E219];&quot;&lt;/Text&gt;&lt;/Row&gt;&quot;)" office:value-type="string" office:string-value="&lt;Row Tag='LOC_TCS_ARMYNAME_SUFFIX_SHARPSHOOTERS' Language='es_ES'&gt;&lt;Text&gt;Francotiradores&lt;/Text&gt;&lt;/Row&gt;">
            <text:p>&lt;Row Tag='LOC_TCS_ARMYNAME_SUFFIX_SHARPSHOOTERS' Language='es_ES'&gt;&lt;Text&gt;Francotiradores&lt;/Text&gt;&lt;/Row&gt;</text:p>
          </table:table-cell>
          <table:table-cell office:value-type="string">
            <text:p>Cecchini</text:p>
          </table:table-cell>
          <table:table-cell table:formula="of:=CONCATENATE(&quot;&lt;Row Tag='&quot;;[.A219];&quot;' Language='it_IT'&gt;&lt;Text&gt;&quot;;[.G219];&quot;&lt;/Text&gt;&lt;/Row&gt;&quot;)" office:value-type="string" office:string-value="&lt;Row Tag='LOC_TCS_ARMYNAME_SUFFIX_SHARPSHOOTERS' Language='it_IT'&gt;&lt;Text&gt;Cecchini&lt;/Text&gt;&lt;/Row&gt;">
            <text:p>&lt;Row Tag='LOC_TCS_ARMYNAME_SUFFIX_SHARPSHOOTERS' Language='it_IT'&gt;&lt;Text&gt;Cecchini&lt;/Text&gt;&lt;/Row&gt;</text:p>
          </table:table-cell>
          <table:table-cell office:value-type="string">
            <text:p>狙撃兵たち</text:p>
          </table:table-cell>
          <table:table-cell table:formula="of:=CONCATENATE(&quot;&lt;Row Tag='&quot;;[.A219];&quot;' Language='ja_JP'&gt;&lt;Text&gt;&quot;;[.I219];&quot;&lt;/Text&gt;&lt;/Row&gt;&quot;)" office:value-type="string" office:string-value="&lt;Row Tag='LOC_TCS_ARMYNAME_SUFFIX_SHARPSHOOTERS' Language='ja_JP'&gt;&lt;Text&gt;狙撃兵たち&lt;/Text&gt;&lt;/Row&gt;">
            <text:p>&lt;Row Tag='LOC_TCS_ARMYNAME_SUFFIX_SHARPSHOOTERS' Language='ja_JP'&gt;&lt;Text&gt;狙撃兵たち&lt;/Text&gt;&lt;/Row&gt;</text:p>
          </table:table-cell>
          <table:table-cell office:value-type="string">
            <text:p>저격수들</text:p>
          </table:table-cell>
          <table:table-cell table:formula="of:=CONCATENATE(&quot;&lt;Row Tag='&quot;;[.A219];&quot;' Language='ko_KR'&gt;&lt;Text&gt;&quot;;[.K219];&quot;&lt;/Text&gt;&lt;/Row&gt;&quot;)" office:value-type="string" office:string-value="&lt;Row Tag='LOC_TCS_ARMYNAME_SUFFIX_SHARPSHOOTERS' Language='ko_KR'&gt;&lt;Text&gt;저격수들&lt;/Text&gt;&lt;/Row&gt;">
            <text:p>&lt;Row Tag='LOC_TCS_ARMYNAME_SUFFIX_SHARPSHOOTERS' Language='ko_KR'&gt;&lt;Text&gt;저격수들&lt;/Text&gt;&lt;/Row&gt;</text:p>
          </table:table-cell>
          <table:table-cell office:value-type="string">
            <text:p>Snajperzy</text:p>
          </table:table-cell>
          <table:table-cell table:formula="of:=CONCATENATE(&quot;&lt;Row Tag='&quot;;[.A219];&quot;' Language='pl_PL'&gt;&lt;Text&gt;&quot;;[.M219];&quot;&lt;/Text&gt;&lt;/Row&gt;&quot;)" office:value-type="string" office:string-value="&lt;Row Tag='LOC_TCS_ARMYNAME_SUFFIX_SHARPSHOOTERS' Language='pl_PL'&gt;&lt;Text&gt;Snajperzy&lt;/Text&gt;&lt;/Row&gt;">
            <text:p>&lt;Row Tag='LOC_TCS_ARMYNAME_SUFFIX_SHARPSHOOTERS' Language='pl_PL'&gt;&lt;Text&gt;Snajperzy&lt;/Text&gt;&lt;/Row&gt;</text:p>
          </table:table-cell>
          <table:table-cell office:value-type="string">
            <text:p>Atiradores de elite</text:p>
          </table:table-cell>
          <table:table-cell table:formula="of:=CONCATENATE(&quot;&lt;Row Tag='&quot;;[.A219];&quot;' Language='pt_BR'&gt;&lt;Text&gt;&quot;;[.O219];&quot;&lt;/Text&gt;&lt;/Row&gt;&quot;)" office:value-type="string" office:string-value="&lt;Row Tag='LOC_TCS_ARMYNAME_SUFFIX_SHARPSHOOTERS' Language='pt_BR'&gt;&lt;Text&gt;Atiradores de elite&lt;/Text&gt;&lt;/Row&gt;">
            <text:p>&lt;Row Tag='LOC_TCS_ARMYNAME_SUFFIX_SHARPSHOOTERS' Language='pt_BR'&gt;&lt;Text&gt;Atiradores de elite&lt;/Text&gt;&lt;/Row&gt;</text:p>
          </table:table-cell>
          <table:table-cell office:value-type="string">
            <text:p>Снайперы</text:p>
          </table:table-cell>
          <table:table-cell table:formula="of:=CONCATENATE(&quot;&lt;Row Tag='&quot;;[.A219];&quot;' Language='ru_RU'&gt;&lt;Text&gt;&quot;;[.Q219];&quot;&lt;/Text&gt;&lt;/Row&gt;&quot;)" office:value-type="string" office:string-value="&lt;Row Tag='LOC_TCS_ARMYNAME_SUFFIX_SHARPSHOOTERS' Language='ru_RU'&gt;&lt;Text&gt;Снайперы&lt;/Text&gt;&lt;/Row&gt;">
            <text:p>&lt;Row Tag='LOC_TCS_ARMYNAME_SUFFIX_SHARPSHOOTERS' Language='ru_RU'&gt;&lt;Text&gt;Снайперы&lt;/Text&gt;&lt;/Row&gt;</text:p>
          </table:table-cell>
          <table:table-cell office:value-type="string">
            <text:p>狙击手</text:p>
          </table:table-cell>
          <table:table-cell table:formula="of:=CONCATENATE(&quot;&lt;Row Tag='&quot;;[.A219];&quot;' Language='zh_Hans_CN'&gt;&lt;Text&gt;&quot;;[.S219];&quot;&lt;/Text&gt;&lt;/Row&gt;&quot;)" office:value-type="string" office:string-value="&lt;Row Tag='LOC_TCS_ARMYNAME_SUFFIX_SHARPSHOOTERS' Language='zh_Hans_CN'&gt;&lt;Text&gt;狙击手&lt;/Text&gt;&lt;/Row&gt;">
            <text:p>&lt;Row Tag='LOC_TCS_ARMYNAME_SUFFIX_SHARPSHOOTERS' Language='zh_Hans_CN'&gt;&lt;Text&gt;狙击手&lt;/Text&gt;&lt;/Row&gt;</text:p>
          </table:table-cell>
        </table:table-row>
        <table:table-row table:style-name="ro3">
          <table:table-cell office:value-type="string">
            <text:p>LOC_TCS_ARMYNAME_SUFFIX_SLINGERS</text:p>
          </table:table-cell>
          <table:table-cell office:value-type="string">
            <text:p>Slingers</text:p>
          </table:table-cell>
          <table:table-cell office:value-type="string">
            <text:p>Schleuderer</text:p>
          </table:table-cell>
          <table:table-cell table:formula="of:=CONCATENATE(&quot;&lt;Row Tag='&quot;;[.A220];&quot;' Language='de_DE'&gt;&lt;Text&gt;&quot;;[.C220];&quot;&lt;/Text&gt;&lt;/Row&gt;&quot;)" office:value-type="string" office:string-value="&lt;Row Tag='LOC_TCS_ARMYNAME_SUFFIX_SLINGERS' Language='de_DE'&gt;&lt;Text&gt;Schleuderer&lt;/Text&gt;&lt;/Row&gt;">
            <text:p>&lt;Row Tag='LOC_TCS_ARMYNAME_SUFFIX_SLINGERS' Language='de_DE'&gt;&lt;Text&gt;Schleuderer&lt;/Text&gt;&lt;/Row&gt;</text:p>
          </table:table-cell>
          <table:table-cell office:value-type="string">
            <text:p>Honderos</text:p>
          </table:table-cell>
          <table:table-cell table:formula="of:=CONCATENATE(&quot;&lt;Row Tag='&quot;;[.A220];&quot;' Language='es_ES'&gt;&lt;Text&gt;&quot;;[.E220];&quot;&lt;/Text&gt;&lt;/Row&gt;&quot;)" office:value-type="string" office:string-value="&lt;Row Tag='LOC_TCS_ARMYNAME_SUFFIX_SLINGERS' Language='es_ES'&gt;&lt;Text&gt;Honderos&lt;/Text&gt;&lt;/Row&gt;">
            <text:p>&lt;Row Tag='LOC_TCS_ARMYNAME_SUFFIX_SLINGERS' Language='es_ES'&gt;&lt;Text&gt;Honderos&lt;/Text&gt;&lt;/Row&gt;</text:p>
          </table:table-cell>
          <table:table-cell office:value-type="string">
            <text:p>Fiondatori</text:p>
          </table:table-cell>
          <table:table-cell table:formula="of:=CONCATENATE(&quot;&lt;Row Tag='&quot;;[.A220];&quot;' Language='it_IT'&gt;&lt;Text&gt;&quot;;[.G220];&quot;&lt;/Text&gt;&lt;/Row&gt;&quot;)" office:value-type="string" office:string-value="&lt;Row Tag='LOC_TCS_ARMYNAME_SUFFIX_SLINGERS' Language='it_IT'&gt;&lt;Text&gt;Fiondatori&lt;/Text&gt;&lt;/Row&gt;">
            <text:p>&lt;Row Tag='LOC_TCS_ARMYNAME_SUFFIX_SLINGERS' Language='it_IT'&gt;&lt;Text&gt;Fiondatori&lt;/Text&gt;&lt;/Row&gt;</text:p>
          </table:table-cell>
          <table:table-cell office:value-type="string">
            <text:p>投石器使い</text:p>
          </table:table-cell>
          <table:table-cell table:formula="of:=CONCATENATE(&quot;&lt;Row Tag='&quot;;[.A220];&quot;' Language='ja_JP'&gt;&lt;Text&gt;&quot;;[.I220];&quot;&lt;/Text&gt;&lt;/Row&gt;&quot;)" office:value-type="string" office:string-value="&lt;Row Tag='LOC_TCS_ARMYNAME_SUFFIX_SLINGERS' Language='ja_JP'&gt;&lt;Text&gt;投石器使い&lt;/Text&gt;&lt;/Row&gt;">
            <text:p>&lt;Row Tag='LOC_TCS_ARMYNAME_SUFFIX_SLINGERS' Language='ja_JP'&gt;&lt;Text&gt;投石器使い&lt;/Text&gt;&lt;/Row&gt;</text:p>
          </table:table-cell>
          <table:table-cell office:value-type="string">
            <text:p>투석병들</text:p>
          </table:table-cell>
          <table:table-cell table:formula="of:=CONCATENATE(&quot;&lt;Row Tag='&quot;;[.A220];&quot;' Language='ko_KR'&gt;&lt;Text&gt;&quot;;[.K220];&quot;&lt;/Text&gt;&lt;/Row&gt;&quot;)" office:value-type="string" office:string-value="&lt;Row Tag='LOC_TCS_ARMYNAME_SUFFIX_SLINGERS' Language='ko_KR'&gt;&lt;Text&gt;투석병들&lt;/Text&gt;&lt;/Row&gt;">
            <text:p>&lt;Row Tag='LOC_TCS_ARMYNAME_SUFFIX_SLINGERS' Language='ko_KR'&gt;&lt;Text&gt;투석병들&lt;/Text&gt;&lt;/Row&gt;</text:p>
          </table:table-cell>
          <table:table-cell office:value-type="string">
            <text:p>Procarze</text:p>
          </table:table-cell>
          <table:table-cell table:formula="of:=CONCATENATE(&quot;&lt;Row Tag='&quot;;[.A220];&quot;' Language='pl_PL'&gt;&lt;Text&gt;&quot;;[.M220];&quot;&lt;/Text&gt;&lt;/Row&gt;&quot;)" office:value-type="string" office:string-value="&lt;Row Tag='LOC_TCS_ARMYNAME_SUFFIX_SLINGERS' Language='pl_PL'&gt;&lt;Text&gt;Procarze&lt;/Text&gt;&lt;/Row&gt;">
            <text:p>&lt;Row Tag='LOC_TCS_ARMYNAME_SUFFIX_SLINGERS' Language='pl_PL'&gt;&lt;Text&gt;Procarze&lt;/Text&gt;&lt;/Row&gt;</text:p>
          </table:table-cell>
          <table:table-cell office:value-type="string">
            <text:p>Atiradores de funda</text:p>
          </table:table-cell>
          <table:table-cell table:formula="of:=CONCATENATE(&quot;&lt;Row Tag='&quot;;[.A220];&quot;' Language='pt_BR'&gt;&lt;Text&gt;&quot;;[.O220];&quot;&lt;/Text&gt;&lt;/Row&gt;&quot;)" office:value-type="string" office:string-value="&lt;Row Tag='LOC_TCS_ARMYNAME_SUFFIX_SLINGERS' Language='pt_BR'&gt;&lt;Text&gt;Atiradores de funda&lt;/Text&gt;&lt;/Row&gt;">
            <text:p>&lt;Row Tag='LOC_TCS_ARMYNAME_SUFFIX_SLINGERS' Language='pt_BR'&gt;&lt;Text&gt;Atiradores de funda&lt;/Text&gt;&lt;/Row&gt;</text:p>
          </table:table-cell>
          <table:table-cell office:value-type="string">
            <text:p>Пращники</text:p>
          </table:table-cell>
          <table:table-cell table:formula="of:=CONCATENATE(&quot;&lt;Row Tag='&quot;;[.A220];&quot;' Language='ru_RU'&gt;&lt;Text&gt;&quot;;[.Q220];&quot;&lt;/Text&gt;&lt;/Row&gt;&quot;)" office:value-type="string" office:string-value="&lt;Row Tag='LOC_TCS_ARMYNAME_SUFFIX_SLINGERS' Language='ru_RU'&gt;&lt;Text&gt;Пращники&lt;/Text&gt;&lt;/Row&gt;">
            <text:p>&lt;Row Tag='LOC_TCS_ARMYNAME_SUFFIX_SLINGERS' Language='ru_RU'&gt;&lt;Text&gt;Пращники&lt;/Text&gt;&lt;/Row&gt;</text:p>
          </table:table-cell>
          <table:table-cell office:value-type="string">
            <text:p>投石手</text:p>
          </table:table-cell>
          <table:table-cell table:formula="of:=CONCATENATE(&quot;&lt;Row Tag='&quot;;[.A220];&quot;' Language='zh_Hans_CN'&gt;&lt;Text&gt;&quot;;[.S220];&quot;&lt;/Text&gt;&lt;/Row&gt;&quot;)" office:value-type="string" office:string-value="&lt;Row Tag='LOC_TCS_ARMYNAME_SUFFIX_SLINGERS' Language='zh_Hans_CN'&gt;&lt;Text&gt;投石手&lt;/Text&gt;&lt;/Row&gt;">
            <text:p>&lt;Row Tag='LOC_TCS_ARMYNAME_SUFFIX_SLINGERS' Language='zh_Hans_CN'&gt;&lt;Text&gt;投石手&lt;/Text&gt;&lt;/Row&gt;</text:p>
          </table:table-cell>
        </table:table-row>
        <table:table-row table:style-name="ro3">
          <table:table-cell office:value-type="string">
            <text:p>LOC_TCS_ARMYNAME_SUFFIX_SNIPERS</text:p>
          </table:table-cell>
          <table:table-cell office:value-type="string">
            <text:p>Snipers</text:p>
          </table:table-cell>
          <table:table-cell office:value-type="string">
            <text:p>Scharfschützen</text:p>
          </table:table-cell>
          <table:table-cell table:formula="of:=CONCATENATE(&quot;&lt;Row Tag='&quot;;[.A221];&quot;' Language='de_DE'&gt;&lt;Text&gt;&quot;;[.C221];&quot;&lt;/Text&gt;&lt;/Row&gt;&quot;)" office:value-type="string" office:string-value="&lt;Row Tag='LOC_TCS_ARMYNAME_SUFFIX_SNIPERS' Language='de_DE'&gt;&lt;Text&gt;Scharfschützen&lt;/Text&gt;&lt;/Row&gt;">
            <text:p>&lt;Row Tag='LOC_TCS_ARMYNAME_SUFFIX_SNIPERS' Language='de_DE'&gt;&lt;Text&gt;Scharfschützen&lt;/Text&gt;&lt;/Row&gt;</text:p>
          </table:table-cell>
          <table:table-cell office:value-type="string">
            <text:p>Francotiradores</text:p>
          </table:table-cell>
          <table:table-cell table:formula="of:=CONCATENATE(&quot;&lt;Row Tag='&quot;;[.A221];&quot;' Language='es_ES'&gt;&lt;Text&gt;&quot;;[.E221];&quot;&lt;/Text&gt;&lt;/Row&gt;&quot;)" office:value-type="string" office:string-value="&lt;Row Tag='LOC_TCS_ARMYNAME_SUFFIX_SNIPERS' Language='es_ES'&gt;&lt;Text&gt;Francotiradores&lt;/Text&gt;&lt;/Row&gt;">
            <text:p>&lt;Row Tag='LOC_TCS_ARMYNAME_SUFFIX_SNIPERS' Language='es_ES'&gt;&lt;Text&gt;Francotiradores&lt;/Text&gt;&lt;/Row&gt;</text:p>
          </table:table-cell>
          <table:table-cell office:value-type="string">
            <text:p>Cecchini</text:p>
          </table:table-cell>
          <table:table-cell table:formula="of:=CONCATENATE(&quot;&lt;Row Tag='&quot;;[.A221];&quot;' Language='it_IT'&gt;&lt;Text&gt;&quot;;[.G221];&quot;&lt;/Text&gt;&lt;/Row&gt;&quot;)" office:value-type="string" office:string-value="&lt;Row Tag='LOC_TCS_ARMYNAME_SUFFIX_SNIPERS' Language='it_IT'&gt;&lt;Text&gt;Cecchini&lt;/Text&gt;&lt;/Row&gt;">
            <text:p>&lt;Row Tag='LOC_TCS_ARMYNAME_SUFFIX_SNIPERS' Language='it_IT'&gt;&lt;Text&gt;Cecchini&lt;/Text&gt;&lt;/Row&gt;</text:p>
          </table:table-cell>
          <table:table-cell office:value-type="string">
            <text:p>狙撃兵たち</text:p>
          </table:table-cell>
          <table:table-cell table:formula="of:=CONCATENATE(&quot;&lt;Row Tag='&quot;;[.A221];&quot;' Language='ja_JP'&gt;&lt;Text&gt;&quot;;[.I221];&quot;&lt;/Text&gt;&lt;/Row&gt;&quot;)" office:value-type="string" office:string-value="&lt;Row Tag='LOC_TCS_ARMYNAME_SUFFIX_SNIPERS' Language='ja_JP'&gt;&lt;Text&gt;狙撃兵たち&lt;/Text&gt;&lt;/Row&gt;">
            <text:p>&lt;Row Tag='LOC_TCS_ARMYNAME_SUFFIX_SNIPERS' Language='ja_JP'&gt;&lt;Text&gt;狙撃兵たち&lt;/Text&gt;&lt;/Row&gt;</text:p>
          </table:table-cell>
          <table:table-cell office:value-type="string">
            <text:p>저격수들</text:p>
          </table:table-cell>
          <table:table-cell table:formula="of:=CONCATENATE(&quot;&lt;Row Tag='&quot;;[.A221];&quot;' Language='ko_KR'&gt;&lt;Text&gt;&quot;;[.K221];&quot;&lt;/Text&gt;&lt;/Row&gt;&quot;)" office:value-type="string" office:string-value="&lt;Row Tag='LOC_TCS_ARMYNAME_SUFFIX_SNIPERS' Language='ko_KR'&gt;&lt;Text&gt;저격수들&lt;/Text&gt;&lt;/Row&gt;">
            <text:p>&lt;Row Tag='LOC_TCS_ARMYNAME_SUFFIX_SNIPERS' Language='ko_KR'&gt;&lt;Text&gt;저격수들&lt;/Text&gt;&lt;/Row&gt;</text:p>
          </table:table-cell>
          <table:table-cell office:value-type="string">
            <text:p>Snajperzy</text:p>
          </table:table-cell>
          <table:table-cell table:formula="of:=CONCATENATE(&quot;&lt;Row Tag='&quot;;[.A221];&quot;' Language='pl_PL'&gt;&lt;Text&gt;&quot;;[.M221];&quot;&lt;/Text&gt;&lt;/Row&gt;&quot;)" office:value-type="string" office:string-value="&lt;Row Tag='LOC_TCS_ARMYNAME_SUFFIX_SNIPERS' Language='pl_PL'&gt;&lt;Text&gt;Snajperzy&lt;/Text&gt;&lt;/Row&gt;">
            <text:p>&lt;Row Tag='LOC_TCS_ARMYNAME_SUFFIX_SNIPERS' Language='pl_PL'&gt;&lt;Text&gt;Snajperzy&lt;/Text&gt;&lt;/Row&gt;</text:p>
          </table:table-cell>
          <table:table-cell office:value-type="string">
            <text:p>Atiradores de elite</text:p>
          </table:table-cell>
          <table:table-cell table:formula="of:=CONCATENATE(&quot;&lt;Row Tag='&quot;;[.A221];&quot;' Language='pt_BR'&gt;&lt;Text&gt;&quot;;[.O221];&quot;&lt;/Text&gt;&lt;/Row&gt;&quot;)" office:value-type="string" office:string-value="&lt;Row Tag='LOC_TCS_ARMYNAME_SUFFIX_SNIPERS' Language='pt_BR'&gt;&lt;Text&gt;Atiradores de elite&lt;/Text&gt;&lt;/Row&gt;">
            <text:p>&lt;Row Tag='LOC_TCS_ARMYNAME_SUFFIX_SNIPERS' Language='pt_BR'&gt;&lt;Text&gt;Atiradores de elite&lt;/Text&gt;&lt;/Row&gt;</text:p>
          </table:table-cell>
          <table:table-cell office:value-type="string">
            <text:p>Снайперы</text:p>
          </table:table-cell>
          <table:table-cell table:formula="of:=CONCATENATE(&quot;&lt;Row Tag='&quot;;[.A221];&quot;' Language='ru_RU'&gt;&lt;Text&gt;&quot;;[.Q221];&quot;&lt;/Text&gt;&lt;/Row&gt;&quot;)" office:value-type="string" office:string-value="&lt;Row Tag='LOC_TCS_ARMYNAME_SUFFIX_SNIPERS' Language='ru_RU'&gt;&lt;Text&gt;Снайперы&lt;/Text&gt;&lt;/Row&gt;">
            <text:p>&lt;Row Tag='LOC_TCS_ARMYNAME_SUFFIX_SNIPERS' Language='ru_RU'&gt;&lt;Text&gt;Снайперы&lt;/Text&gt;&lt;/Row&gt;</text:p>
          </table:table-cell>
          <table:table-cell office:value-type="string">
            <text:p>狙击手</text:p>
          </table:table-cell>
          <table:table-cell table:formula="of:=CONCATENATE(&quot;&lt;Row Tag='&quot;;[.A221];&quot;' Language='zh_Hans_CN'&gt;&lt;Text&gt;&quot;;[.S221];&quot;&lt;/Text&gt;&lt;/Row&gt;&quot;)" office:value-type="string" office:string-value="&lt;Row Tag='LOC_TCS_ARMYNAME_SUFFIX_SNIPERS' Language='zh_Hans_CN'&gt;&lt;Text&gt;狙击手&lt;/Text&gt;&lt;/Row&gt;">
            <text:p>&lt;Row Tag='LOC_TCS_ARMYNAME_SUFFIX_SNIPERS' Language='zh_Hans_CN'&gt;&lt;Text&gt;狙击手&lt;/Text&gt;&lt;/Row&gt;</text:p>
          </table:table-cell>
        </table:table-row>
        <table:table-row table:style-name="ro3">
          <table:table-cell office:value-type="string">
            <text:p>LOC_TCS_ARMYNAME_SUFFIX_STRIKERS</text:p>
          </table:table-cell>
          <table:table-cell office:value-type="string">
            <text:p>Strikers</text:p>
          </table:table-cell>
          <table:table-cell office:value-type="string">
            <text:p>Stürmer</text:p>
          </table:table-cell>
          <table:table-cell table:formula="of:=CONCATENATE(&quot;&lt;Row Tag='&quot;;[.A222];&quot;' Language='de_DE'&gt;&lt;Text&gt;&quot;;[.C222];&quot;&lt;/Text&gt;&lt;/Row&gt;&quot;)" office:value-type="string" office:string-value="&lt;Row Tag='LOC_TCS_ARMYNAME_SUFFIX_STRIKERS' Language='de_DE'&gt;&lt;Text&gt;Stürmer&lt;/Text&gt;&lt;/Row&gt;">
            <text:p>&lt;Row Tag='LOC_TCS_ARMYNAME_SUFFIX_STRIKERS' Language='de_DE'&gt;&lt;Text&gt;Stürmer&lt;/Text&gt;&lt;/Row&gt;</text:p>
          </table:table-cell>
          <table:table-cell office:value-type="string">
            <text:p>Atacantes</text:p>
          </table:table-cell>
          <table:table-cell table:formula="of:=CONCATENATE(&quot;&lt;Row Tag='&quot;;[.A222];&quot;' Language='es_ES'&gt;&lt;Text&gt;&quot;;[.E222];&quot;&lt;/Text&gt;&lt;/Row&gt;&quot;)" office:value-type="string" office:string-value="&lt;Row Tag='LOC_TCS_ARMYNAME_SUFFIX_STRIKERS' Language='es_ES'&gt;&lt;Text&gt;Atacantes&lt;/Text&gt;&lt;/Row&gt;">
            <text:p>&lt;Row Tag='LOC_TCS_ARMYNAME_SUFFIX_STRIKERS' Language='es_ES'&gt;&lt;Text&gt;Atacantes&lt;/Text&gt;&lt;/Row&gt;</text:p>
          </table:table-cell>
          <table:table-cell office:value-type="string">
            <text:p>Attaccanti</text:p>
          </table:table-cell>
          <table:table-cell table:formula="of:=CONCATENATE(&quot;&lt;Row Tag='&quot;;[.A222];&quot;' Language='it_IT'&gt;&lt;Text&gt;&quot;;[.G222];&quot;&lt;/Text&gt;&lt;/Row&gt;&quot;)" office:value-type="string" office:string-value="&lt;Row Tag='LOC_TCS_ARMYNAME_SUFFIX_STRIKERS' Language='it_IT'&gt;&lt;Text&gt;Attaccanti&lt;/Text&gt;&lt;/Row&gt;">
            <text:p>&lt;Row Tag='LOC_TCS_ARMYNAME_SUFFIX_STRIKERS' Language='it_IT'&gt;&lt;Text&gt;Attaccanti&lt;/Text&gt;&lt;/Row&gt;</text:p>
          </table:table-cell>
          <table:table-cell office:value-type="string">
            <text:p>ストライカーたち</text:p>
          </table:table-cell>
          <table:table-cell table:formula="of:=CONCATENATE(&quot;&lt;Row Tag='&quot;;[.A222];&quot;' Language='ja_JP'&gt;&lt;Text&gt;&quot;;[.I222];&quot;&lt;/Text&gt;&lt;/Row&gt;&quot;)" office:value-type="string" office:string-value="&lt;Row Tag='LOC_TCS_ARMYNAME_SUFFIX_STRIKERS' Language='ja_JP'&gt;&lt;Text&gt;ストライカーたち&lt;/Text&gt;&lt;/Row&gt;">
            <text:p>&lt;Row Tag='LOC_TCS_ARMYNAME_SUFFIX_STRIKERS' Language='ja_JP'&gt;&lt;Text&gt;ストライカーたち&lt;/Text&gt;&lt;/Row&gt;</text:p>
          </table:table-cell>
          <table:table-cell office:value-type="string">
            <text:p>공격수들</text:p>
          </table:table-cell>
          <table:table-cell table:formula="of:=CONCATENATE(&quot;&lt;Row Tag='&quot;;[.A222];&quot;' Language='ko_KR'&gt;&lt;Text&gt;&quot;;[.K222];&quot;&lt;/Text&gt;&lt;/Row&gt;&quot;)" office:value-type="string" office:string-value="&lt;Row Tag='LOC_TCS_ARMYNAME_SUFFIX_STRIKERS' Language='ko_KR'&gt;&lt;Text&gt;공격수들&lt;/Text&gt;&lt;/Row&gt;">
            <text:p>&lt;Row Tag='LOC_TCS_ARMYNAME_SUFFIX_STRIKERS' Language='ko_KR'&gt;&lt;Text&gt;공격수들&lt;/Text&gt;&lt;/Row&gt;</text:p>
          </table:table-cell>
          <table:table-cell office:value-type="string">
            <text:p>Napastnicy</text:p>
          </table:table-cell>
          <table:table-cell table:formula="of:=CONCATENATE(&quot;&lt;Row Tag='&quot;;[.A222];&quot;' Language='pl_PL'&gt;&lt;Text&gt;&quot;;[.M222];&quot;&lt;/Text&gt;&lt;/Row&gt;&quot;)" office:value-type="string" office:string-value="&lt;Row Tag='LOC_TCS_ARMYNAME_SUFFIX_STRIKERS' Language='pl_PL'&gt;&lt;Text&gt;Napastnicy&lt;/Text&gt;&lt;/Row&gt;">
            <text:p>&lt;Row Tag='LOC_TCS_ARMYNAME_SUFFIX_STRIKERS' Language='pl_PL'&gt;&lt;Text&gt;Napastnicy&lt;/Text&gt;&lt;/Row&gt;</text:p>
          </table:table-cell>
          <table:table-cell office:value-type="string">
            <text:p>Atacantes</text:p>
          </table:table-cell>
          <table:table-cell table:formula="of:=CONCATENATE(&quot;&lt;Row Tag='&quot;;[.A222];&quot;' Language='pt_BR'&gt;&lt;Text&gt;&quot;;[.O222];&quot;&lt;/Text&gt;&lt;/Row&gt;&quot;)" office:value-type="string" office:string-value="&lt;Row Tag='LOC_TCS_ARMYNAME_SUFFIX_STRIKERS' Language='pt_BR'&gt;&lt;Text&gt;Atacantes&lt;/Text&gt;&lt;/Row&gt;">
            <text:p>&lt;Row Tag='LOC_TCS_ARMYNAME_SUFFIX_STRIKERS' Language='pt_BR'&gt;&lt;Text&gt;Atacantes&lt;/Text&gt;&lt;/Row&gt;</text:p>
          </table:table-cell>
          <table:table-cell office:value-type="string">
            <text:p>Нападающие</text:p>
          </table:table-cell>
          <table:table-cell table:formula="of:=CONCATENATE(&quot;&lt;Row Tag='&quot;;[.A222];&quot;' Language='ru_RU'&gt;&lt;Text&gt;&quot;;[.Q222];&quot;&lt;/Text&gt;&lt;/Row&gt;&quot;)" office:value-type="string" office:string-value="&lt;Row Tag='LOC_TCS_ARMYNAME_SUFFIX_STRIKERS' Language='ru_RU'&gt;&lt;Text&gt;Нападающие&lt;/Text&gt;&lt;/Row&gt;">
            <text:p>&lt;Row Tag='LOC_TCS_ARMYNAME_SUFFIX_STRIKERS' Language='ru_RU'&gt;&lt;Text&gt;Нападающие&lt;/Text&gt;&lt;/Row&gt;</text:p>
          </table:table-cell>
          <table:table-cell office:value-type="string">
            <text:p>袭击者</text:p>
          </table:table-cell>
          <table:table-cell table:formula="of:=CONCATENATE(&quot;&lt;Row Tag='&quot;;[.A222];&quot;' Language='zh_Hans_CN'&gt;&lt;Text&gt;&quot;;[.S222];&quot;&lt;/Text&gt;&lt;/Row&gt;&quot;)" office:value-type="string" office:string-value="&lt;Row Tag='LOC_TCS_ARMYNAME_SUFFIX_STRIKERS' Language='zh_Hans_CN'&gt;&lt;Text&gt;袭击者&lt;/Text&gt;&lt;/Row&gt;">
            <text:p>&lt;Row Tag='LOC_TCS_ARMYNAME_SUFFIX_STRIKERS' Language='zh_Hans_CN'&gt;&lt;Text&gt;袭击者&lt;/Text&gt;&lt;/Row&gt;</text:p>
          </table:table-cell>
        </table:table-row>
        <table:table-row table:style-name="ro3">
          <table:table-cell office:value-type="string">
            <text:p>LOC_TCS_ARMYNAME_SUFFIX_DRAGOONS</text:p>
          </table:table-cell>
          <table:table-cell office:value-type="string">
            <text:p>Dragoons</text:p>
          </table:table-cell>
          <table:table-cell office:value-type="string">
            <text:p>Dragoner</text:p>
          </table:table-cell>
          <table:table-cell table:formula="of:=CONCATENATE(&quot;&lt;Row Tag='&quot;;[.A223];&quot;' Language='de_DE'&gt;&lt;Text&gt;&quot;;[.C223];&quot;&lt;/Text&gt;&lt;/Row&gt;&quot;)" office:value-type="string" office:string-value="&lt;Row Tag='LOC_TCS_ARMYNAME_SUFFIX_DRAGOONS' Language='de_DE'&gt;&lt;Text&gt;Dragoner&lt;/Text&gt;&lt;/Row&gt;">
            <text:p>&lt;Row Tag='LOC_TCS_ARMYNAME_SUFFIX_DRAGOONS' Language='de_DE'&gt;&lt;Text&gt;Dragoner&lt;/Text&gt;&lt;/Row&gt;</text:p>
          </table:table-cell>
          <table:table-cell office:value-type="string">
            <text:p>Dragones</text:p>
          </table:table-cell>
          <table:table-cell table:formula="of:=CONCATENATE(&quot;&lt;Row Tag='&quot;;[.A223];&quot;' Language='es_ES'&gt;&lt;Text&gt;&quot;;[.E223];&quot;&lt;/Text&gt;&lt;/Row&gt;&quot;)" office:value-type="string" office:string-value="&lt;Row Tag='LOC_TCS_ARMYNAME_SUFFIX_DRAGOONS' Language='es_ES'&gt;&lt;Text&gt;Dragones&lt;/Text&gt;&lt;/Row&gt;">
            <text:p>&lt;Row Tag='LOC_TCS_ARMYNAME_SUFFIX_DRAGOONS' Language='es_ES'&gt;&lt;Text&gt;Dragones&lt;/Text&gt;&lt;/Row&gt;</text:p>
          </table:table-cell>
          <table:table-cell office:value-type="string">
            <text:p>Dragoni</text:p>
          </table:table-cell>
          <table:table-cell table:formula="of:=CONCATENATE(&quot;&lt;Row Tag='&quot;;[.A223];&quot;' Language='it_IT'&gt;&lt;Text&gt;&quot;;[.G223];&quot;&lt;/Text&gt;&lt;/Row&gt;&quot;)" office:value-type="string" office:string-value="&lt;Row Tag='LOC_TCS_ARMYNAME_SUFFIX_DRAGOONS' Language='it_IT'&gt;&lt;Text&gt;Dragoni&lt;/Text&gt;&lt;/Row&gt;">
            <text:p>&lt;Row Tag='LOC_TCS_ARMYNAME_SUFFIX_DRAGOONS' Language='it_IT'&gt;&lt;Text&gt;Dragoni&lt;/Text&gt;&lt;/Row&gt;</text:p>
          </table:table-cell>
          <table:table-cell office:value-type="string">
            <text:p>竜騎兵</text:p>
          </table:table-cell>
          <table:table-cell table:formula="of:=CONCATENATE(&quot;&lt;Row Tag='&quot;;[.A223];&quot;' Language='ja_JP'&gt;&lt;Text&gt;&quot;;[.I223];&quot;&lt;/Text&gt;&lt;/Row&gt;&quot;)" office:value-type="string" office:string-value="&lt;Row Tag='LOC_TCS_ARMYNAME_SUFFIX_DRAGOONS' Language='ja_JP'&gt;&lt;Text&gt;竜騎兵&lt;/Text&gt;&lt;/Row&gt;">
            <text:p>&lt;Row Tag='LOC_TCS_ARMYNAME_SUFFIX_DRAGOONS' Language='ja_JP'&gt;&lt;Text&gt;竜騎兵&lt;/Text&gt;&lt;/Row&gt;</text:p>
          </table:table-cell>
          <table:table-cell office:value-type="string">
            <text:p>용기병들</text:p>
          </table:table-cell>
          <table:table-cell table:formula="of:=CONCATENATE(&quot;&lt;Row Tag='&quot;;[.A223];&quot;' Language='ko_KR'&gt;&lt;Text&gt;&quot;;[.K223];&quot;&lt;/Text&gt;&lt;/Row&gt;&quot;)" office:value-type="string" office:string-value="&lt;Row Tag='LOC_TCS_ARMYNAME_SUFFIX_DRAGOONS' Language='ko_KR'&gt;&lt;Text&gt;용기병들&lt;/Text&gt;&lt;/Row&gt;">
            <text:p>&lt;Row Tag='LOC_TCS_ARMYNAME_SUFFIX_DRAGOONS' Language='ko_KR'&gt;&lt;Text&gt;용기병들&lt;/Text&gt;&lt;/Row&gt;</text:p>
          </table:table-cell>
          <table:table-cell office:value-type="string">
            <text:p>Dragoni</text:p>
          </table:table-cell>
          <table:table-cell table:formula="of:=CONCATENATE(&quot;&lt;Row Tag='&quot;;[.A223];&quot;' Language='pl_PL'&gt;&lt;Text&gt;&quot;;[.M223];&quot;&lt;/Text&gt;&lt;/Row&gt;&quot;)" office:value-type="string" office:string-value="&lt;Row Tag='LOC_TCS_ARMYNAME_SUFFIX_DRAGOONS' Language='pl_PL'&gt;&lt;Text&gt;Dragoni&lt;/Text&gt;&lt;/Row&gt;">
            <text:p>&lt;Row Tag='LOC_TCS_ARMYNAME_SUFFIX_DRAGOONS' Language='pl_PL'&gt;&lt;Text&gt;Dragoni&lt;/Text&gt;&lt;/Row&gt;</text:p>
          </table:table-cell>
          <table:table-cell office:value-type="string">
            <text:p>Dragões</text:p>
          </table:table-cell>
          <table:table-cell table:formula="of:=CONCATENATE(&quot;&lt;Row Tag='&quot;;[.A223];&quot;' Language='pt_BR'&gt;&lt;Text&gt;&quot;;[.O223];&quot;&lt;/Text&gt;&lt;/Row&gt;&quot;)" office:value-type="string" office:string-value="&lt;Row Tag='LOC_TCS_ARMYNAME_SUFFIX_DRAGOONS' Language='pt_BR'&gt;&lt;Text&gt;Dragões&lt;/Text&gt;&lt;/Row&gt;">
            <text:p>&lt;Row Tag='LOC_TCS_ARMYNAME_SUFFIX_DRAGOONS' Language='pt_BR'&gt;&lt;Text&gt;Dragões&lt;/Text&gt;&lt;/Row&gt;</text:p>
          </table:table-cell>
          <table:table-cell office:value-type="string">
            <text:p>Драгуны</text:p>
          </table:table-cell>
          <table:table-cell table:formula="of:=CONCATENATE(&quot;&lt;Row Tag='&quot;;[.A223];&quot;' Language='ru_RU'&gt;&lt;Text&gt;&quot;;[.Q223];&quot;&lt;/Text&gt;&lt;/Row&gt;&quot;)" office:value-type="string" office:string-value="&lt;Row Tag='LOC_TCS_ARMYNAME_SUFFIX_DRAGOONS' Language='ru_RU'&gt;&lt;Text&gt;Драгуны&lt;/Text&gt;&lt;/Row&gt;">
            <text:p>&lt;Row Tag='LOC_TCS_ARMYNAME_SUFFIX_DRAGOONS' Language='ru_RU'&gt;&lt;Text&gt;Драгуны&lt;/Text&gt;&lt;/Row&gt;</text:p>
          </table:table-cell>
          <table:table-cell office:value-type="string">
            <text:p>龙骑兵</text:p>
          </table:table-cell>
          <table:table-cell table:formula="of:=CONCATENATE(&quot;&lt;Row Tag='&quot;;[.A223];&quot;' Language='zh_Hans_CN'&gt;&lt;Text&gt;&quot;;[.S223];&quot;&lt;/Text&gt;&lt;/Row&gt;&quot;)" office:value-type="string" office:string-value="&lt;Row Tag='LOC_TCS_ARMYNAME_SUFFIX_DRAGOONS' Language='zh_Hans_CN'&gt;&lt;Text&gt;龙骑兵&lt;/Text&gt;&lt;/Row&gt;">
            <text:p>&lt;Row Tag='LOC_TCS_ARMYNAME_SUFFIX_DRAGOONS' Language='zh_Hans_CN'&gt;&lt;Text&gt;龙骑兵&lt;/Text&gt;&lt;/Row&gt;</text:p>
          </table:table-cell>
        </table:table-row>
        <table:table-row table:style-name="ro3">
          <table:table-cell office:value-type="string">
            <text:p>LOC_TCS_ARMYNAME_SUFFIX_FEATHERS</text:p>
          </table:table-cell>
          <table:table-cell office:value-type="string">
            <text:p>Feathers</text:p>
          </table:table-cell>
          <table:table-cell office:value-type="string">
            <text:p>Federn</text:p>
          </table:table-cell>
          <table:table-cell table:formula="of:=CONCATENATE(&quot;&lt;Row Tag='&quot;;[.A224];&quot;' Language='de_DE'&gt;&lt;Text&gt;&quot;;[.C224];&quot;&lt;/Text&gt;&lt;/Row&gt;&quot;)" office:value-type="string" office:string-value="&lt;Row Tag='LOC_TCS_ARMYNAME_SUFFIX_FEATHERS' Language='de_DE'&gt;&lt;Text&gt;Federn&lt;/Text&gt;&lt;/Row&gt;">
            <text:p>&lt;Row Tag='LOC_TCS_ARMYNAME_SUFFIX_FEATHERS' Language='de_DE'&gt;&lt;Text&gt;Federn&lt;/Text&gt;&lt;/Row&gt;</text:p>
          </table:table-cell>
          <table:table-cell office:value-type="string">
            <text:p>Plumas</text:p>
          </table:table-cell>
          <table:table-cell table:formula="of:=CONCATENATE(&quot;&lt;Row Tag='&quot;;[.A224];&quot;' Language='es_ES'&gt;&lt;Text&gt;&quot;;[.E224];&quot;&lt;/Text&gt;&lt;/Row&gt;&quot;)" office:value-type="string" office:string-value="&lt;Row Tag='LOC_TCS_ARMYNAME_SUFFIX_FEATHERS' Language='es_ES'&gt;&lt;Text&gt;Plumas&lt;/Text&gt;&lt;/Row&gt;">
            <text:p>&lt;Row Tag='LOC_TCS_ARMYNAME_SUFFIX_FEATHERS' Language='es_ES'&gt;&lt;Text&gt;Plumas&lt;/Text&gt;&lt;/Row&gt;</text:p>
          </table:table-cell>
          <table:table-cell office:value-type="string">
            <text:p>Piume</text:p>
          </table:table-cell>
          <table:table-cell table:formula="of:=CONCATENATE(&quot;&lt;Row Tag='&quot;;[.A224];&quot;' Language='it_IT'&gt;&lt;Text&gt;&quot;;[.G224];&quot;&lt;/Text&gt;&lt;/Row&gt;&quot;)" office:value-type="string" office:string-value="&lt;Row Tag='LOC_TCS_ARMYNAME_SUFFIX_FEATHERS' Language='it_IT'&gt;&lt;Text&gt;Piume&lt;/Text&gt;&lt;/Row&gt;">
            <text:p>&lt;Row Tag='LOC_TCS_ARMYNAME_SUFFIX_FEATHERS' Language='it_IT'&gt;&lt;Text&gt;Piume&lt;/Text&gt;&lt;/Row&gt;</text:p>
          </table:table-cell>
          <table:table-cell office:value-type="string">
            <text:p>羽根</text:p>
          </table:table-cell>
          <table:table-cell table:formula="of:=CONCATENATE(&quot;&lt;Row Tag='&quot;;[.A224];&quot;' Language='ja_JP'&gt;&lt;Text&gt;&quot;;[.I224];&quot;&lt;/Text&gt;&lt;/Row&gt;&quot;)" office:value-type="string" office:string-value="&lt;Row Tag='LOC_TCS_ARMYNAME_SUFFIX_FEATHERS' Language='ja_JP'&gt;&lt;Text&gt;羽根&lt;/Text&gt;&lt;/Row&gt;">
            <text:p>&lt;Row Tag='LOC_TCS_ARMYNAME_SUFFIX_FEATHERS' Language='ja_JP'&gt;&lt;Text&gt;羽根&lt;/Text&gt;&lt;/Row&gt;</text:p>
          </table:table-cell>
          <table:table-cell office:value-type="string">
            <text:p>깃털</text:p>
          </table:table-cell>
          <table:table-cell table:formula="of:=CONCATENATE(&quot;&lt;Row Tag='&quot;;[.A224];&quot;' Language='ko_KR'&gt;&lt;Text&gt;&quot;;[.K224];&quot;&lt;/Text&gt;&lt;/Row&gt;&quot;)" office:value-type="string" office:string-value="&lt;Row Tag='LOC_TCS_ARMYNAME_SUFFIX_FEATHERS' Language='ko_KR'&gt;&lt;Text&gt;깃털&lt;/Text&gt;&lt;/Row&gt;">
            <text:p>&lt;Row Tag='LOC_TCS_ARMYNAME_SUFFIX_FEATHERS' Language='ko_KR'&gt;&lt;Text&gt;깃털&lt;/Text&gt;&lt;/Row&gt;</text:p>
          </table:table-cell>
          <table:table-cell office:value-type="string">
            <text:p>Pióra</text:p>
          </table:table-cell>
          <table:table-cell table:formula="of:=CONCATENATE(&quot;&lt;Row Tag='&quot;;[.A224];&quot;' Language='pl_PL'&gt;&lt;Text&gt;&quot;;[.M224];&quot;&lt;/Text&gt;&lt;/Row&gt;&quot;)" office:value-type="string" office:string-value="&lt;Row Tag='LOC_TCS_ARMYNAME_SUFFIX_FEATHERS' Language='pl_PL'&gt;&lt;Text&gt;Pióra&lt;/Text&gt;&lt;/Row&gt;">
            <text:p>&lt;Row Tag='LOC_TCS_ARMYNAME_SUFFIX_FEATHERS' Language='pl_PL'&gt;&lt;Text&gt;Pióra&lt;/Text&gt;&lt;/Row&gt;</text:p>
          </table:table-cell>
          <table:table-cell office:value-type="string">
            <text:p>Penas</text:p>
          </table:table-cell>
          <table:table-cell table:formula="of:=CONCATENATE(&quot;&lt;Row Tag='&quot;;[.A224];&quot;' Language='pt_BR'&gt;&lt;Text&gt;&quot;;[.O224];&quot;&lt;/Text&gt;&lt;/Row&gt;&quot;)" office:value-type="string" office:string-value="&lt;Row Tag='LOC_TCS_ARMYNAME_SUFFIX_FEATHERS' Language='pt_BR'&gt;&lt;Text&gt;Penas&lt;/Text&gt;&lt;/Row&gt;">
            <text:p>&lt;Row Tag='LOC_TCS_ARMYNAME_SUFFIX_FEATHERS' Language='pt_BR'&gt;&lt;Text&gt;Penas&lt;/Text&gt;&lt;/Row&gt;</text:p>
          </table:table-cell>
          <table:table-cell office:value-type="string">
            <text:p>Перья</text:p>
          </table:table-cell>
          <table:table-cell table:formula="of:=CONCATENATE(&quot;&lt;Row Tag='&quot;;[.A224];&quot;' Language='ru_RU'&gt;&lt;Text&gt;&quot;;[.Q224];&quot;&lt;/Text&gt;&lt;/Row&gt;&quot;)" office:value-type="string" office:string-value="&lt;Row Tag='LOC_TCS_ARMYNAME_SUFFIX_FEATHERS' Language='ru_RU'&gt;&lt;Text&gt;Перья&lt;/Text&gt;&lt;/Row&gt;">
            <text:p>&lt;Row Tag='LOC_TCS_ARMYNAME_SUFFIX_FEATHERS' Language='ru_RU'&gt;&lt;Text&gt;Перья&lt;/Text&gt;&lt;/Row&gt;</text:p>
          </table:table-cell>
          <table:table-cell office:value-type="string">
            <text:p>羽毛</text:p>
          </table:table-cell>
          <table:table-cell table:formula="of:=CONCATENATE(&quot;&lt;Row Tag='&quot;;[.A224];&quot;' Language='zh_Hans_CN'&gt;&lt;Text&gt;&quot;;[.S224];&quot;&lt;/Text&gt;&lt;/Row&gt;&quot;)" office:value-type="string" office:string-value="&lt;Row Tag='LOC_TCS_ARMYNAME_SUFFIX_FEATHERS' Language='zh_Hans_CN'&gt;&lt;Text&gt;羽毛&lt;/Text&gt;&lt;/Row&gt;">
            <text:p>&lt;Row Tag='LOC_TCS_ARMYNAME_SUFFIX_FEATHERS' Language='zh_Hans_CN'&gt;&lt;Text&gt;羽毛&lt;/Text&gt;&lt;/Row&gt;</text:p>
          </table:table-cell>
        </table:table-row>
        <table:table-row table:style-name="ro3">
          <table:table-cell office:value-type="string">
            <text:p>LOC_TCS_ARMYNAME_SUFFIX_FOXES</text:p>
          </table:table-cell>
          <table:table-cell office:value-type="string">
            <text:p>Foxes</text:p>
          </table:table-cell>
          <table:table-cell office:value-type="string">
            <text:p>Füchse</text:p>
          </table:table-cell>
          <table:table-cell table:formula="of:=CONCATENATE(&quot;&lt;Row Tag='&quot;;[.A225];&quot;' Language='de_DE'&gt;&lt;Text&gt;&quot;;[.C225];&quot;&lt;/Text&gt;&lt;/Row&gt;&quot;)" office:value-type="string" office:string-value="&lt;Row Tag='LOC_TCS_ARMYNAME_SUFFIX_FOXES' Language='de_DE'&gt;&lt;Text&gt;Füchse&lt;/Text&gt;&lt;/Row&gt;">
            <text:p>&lt;Row Tag='LOC_TCS_ARMYNAME_SUFFIX_FOXES' Language='de_DE'&gt;&lt;Text&gt;Füchse&lt;/Text&gt;&lt;/Row&gt;</text:p>
          </table:table-cell>
          <table:table-cell office:value-type="string">
            <text:p>Zorros</text:p>
          </table:table-cell>
          <table:table-cell table:formula="of:=CONCATENATE(&quot;&lt;Row Tag='&quot;;[.A225];&quot;' Language='es_ES'&gt;&lt;Text&gt;&quot;;[.E225];&quot;&lt;/Text&gt;&lt;/Row&gt;&quot;)" office:value-type="string" office:string-value="&lt;Row Tag='LOC_TCS_ARMYNAME_SUFFIX_FOXES' Language='es_ES'&gt;&lt;Text&gt;Zorros&lt;/Text&gt;&lt;/Row&gt;">
            <text:p>&lt;Row Tag='LOC_TCS_ARMYNAME_SUFFIX_FOXES' Language='es_ES'&gt;&lt;Text&gt;Zorros&lt;/Text&gt;&lt;/Row&gt;</text:p>
          </table:table-cell>
          <table:table-cell office:value-type="string">
            <text:p>Volpi</text:p>
          </table:table-cell>
          <table:table-cell table:formula="of:=CONCATENATE(&quot;&lt;Row Tag='&quot;;[.A225];&quot;' Language='it_IT'&gt;&lt;Text&gt;&quot;;[.G225];&quot;&lt;/Text&gt;&lt;/Row&gt;&quot;)" office:value-type="string" office:string-value="&lt;Row Tag='LOC_TCS_ARMYNAME_SUFFIX_FOXES' Language='it_IT'&gt;&lt;Text&gt;Volpi&lt;/Text&gt;&lt;/Row&gt;">
            <text:p>&lt;Row Tag='LOC_TCS_ARMYNAME_SUFFIX_FOXES' Language='it_IT'&gt;&lt;Text&gt;Volpi&lt;/Text&gt;&lt;/Row&gt;</text:p>
          </table:table-cell>
          <table:table-cell office:value-type="string">
            <text:p>狐</text:p>
          </table:table-cell>
          <table:table-cell table:formula="of:=CONCATENATE(&quot;&lt;Row Tag='&quot;;[.A225];&quot;' Language='ja_JP'&gt;&lt;Text&gt;&quot;;[.I225];&quot;&lt;/Text&gt;&lt;/Row&gt;&quot;)" office:value-type="string" office:string-value="&lt;Row Tag='LOC_TCS_ARMYNAME_SUFFIX_FOXES' Language='ja_JP'&gt;&lt;Text&gt;狐&lt;/Text&gt;&lt;/Row&gt;">
            <text:p>&lt;Row Tag='LOC_TCS_ARMYNAME_SUFFIX_FOXES' Language='ja_JP'&gt;&lt;Text&gt;狐&lt;/Text&gt;&lt;/Row&gt;</text:p>
          </table:table-cell>
          <table:table-cell office:value-type="string">
            <text:p>여우들</text:p>
          </table:table-cell>
          <table:table-cell table:formula="of:=CONCATENATE(&quot;&lt;Row Tag='&quot;;[.A225];&quot;' Language='ko_KR'&gt;&lt;Text&gt;&quot;;[.K225];&quot;&lt;/Text&gt;&lt;/Row&gt;&quot;)" office:value-type="string" office:string-value="&lt;Row Tag='LOC_TCS_ARMYNAME_SUFFIX_FOXES' Language='ko_KR'&gt;&lt;Text&gt;여우들&lt;/Text&gt;&lt;/Row&gt;">
            <text:p>&lt;Row Tag='LOC_TCS_ARMYNAME_SUFFIX_FOXES' Language='ko_KR'&gt;&lt;Text&gt;여우들&lt;/Text&gt;&lt;/Row&gt;</text:p>
          </table:table-cell>
          <table:table-cell office:value-type="string">
            <text:p>Lisy</text:p>
          </table:table-cell>
          <table:table-cell table:formula="of:=CONCATENATE(&quot;&lt;Row Tag='&quot;;[.A225];&quot;' Language='pl_PL'&gt;&lt;Text&gt;&quot;;[.M225];&quot;&lt;/Text&gt;&lt;/Row&gt;&quot;)" office:value-type="string" office:string-value="&lt;Row Tag='LOC_TCS_ARMYNAME_SUFFIX_FOXES' Language='pl_PL'&gt;&lt;Text&gt;Lisy&lt;/Text&gt;&lt;/Row&gt;">
            <text:p>&lt;Row Tag='LOC_TCS_ARMYNAME_SUFFIX_FOXES' Language='pl_PL'&gt;&lt;Text&gt;Lisy&lt;/Text&gt;&lt;/Row&gt;</text:p>
          </table:table-cell>
          <table:table-cell office:value-type="string">
            <text:p>Raposas</text:p>
          </table:table-cell>
          <table:table-cell table:formula="of:=CONCATENATE(&quot;&lt;Row Tag='&quot;;[.A225];&quot;' Language='pt_BR'&gt;&lt;Text&gt;&quot;;[.O225];&quot;&lt;/Text&gt;&lt;/Row&gt;&quot;)" office:value-type="string" office:string-value="&lt;Row Tag='LOC_TCS_ARMYNAME_SUFFIX_FOXES' Language='pt_BR'&gt;&lt;Text&gt;Raposas&lt;/Text&gt;&lt;/Row&gt;">
            <text:p>&lt;Row Tag='LOC_TCS_ARMYNAME_SUFFIX_FOXES' Language='pt_BR'&gt;&lt;Text&gt;Raposas&lt;/Text&gt;&lt;/Row&gt;</text:p>
          </table:table-cell>
          <table:table-cell office:value-type="string">
            <text:p>Лисы</text:p>
          </table:table-cell>
          <table:table-cell table:formula="of:=CONCATENATE(&quot;&lt;Row Tag='&quot;;[.A225];&quot;' Language='ru_RU'&gt;&lt;Text&gt;&quot;;[.Q225];&quot;&lt;/Text&gt;&lt;/Row&gt;&quot;)" office:value-type="string" office:string-value="&lt;Row Tag='LOC_TCS_ARMYNAME_SUFFIX_FOXES' Language='ru_RU'&gt;&lt;Text&gt;Лисы&lt;/Text&gt;&lt;/Row&gt;">
            <text:p>&lt;Row Tag='LOC_TCS_ARMYNAME_SUFFIX_FOXES' Language='ru_RU'&gt;&lt;Text&gt;Лисы&lt;/Text&gt;&lt;/Row&gt;</text:p>
          </table:table-cell>
          <table:table-cell office:value-type="string">
            <text:p>狐狸</text:p>
          </table:table-cell>
          <table:table-cell table:formula="of:=CONCATENATE(&quot;&lt;Row Tag='&quot;;[.A225];&quot;' Language='zh_Hans_CN'&gt;&lt;Text&gt;&quot;;[.S225];&quot;&lt;/Text&gt;&lt;/Row&gt;&quot;)" office:value-type="string" office:string-value="&lt;Row Tag='LOC_TCS_ARMYNAME_SUFFIX_FOXES' Language='zh_Hans_CN'&gt;&lt;Text&gt;狐狸&lt;/Text&gt;&lt;/Row&gt;">
            <text:p>&lt;Row Tag='LOC_TCS_ARMYNAME_SUFFIX_FOXES' Language='zh_Hans_CN'&gt;&lt;Text&gt;狐狸&lt;/Text&gt;&lt;/Row&gt;</text:p>
          </table:table-cell>
        </table:table-row>
        <table:table-row table:style-name="ro3">
          <table:table-cell office:value-type="string">
            <text:p>LOC_TCS_ARMYNAME_SUFFIX_HAMMER</text:p>
          </table:table-cell>
          <table:table-cell table:number-columns-repeated="2" office:value-type="string">
            <text:p>Hammer</text:p>
          </table:table-cell>
          <table:table-cell table:formula="of:=CONCATENATE(&quot;&lt;Row Tag='&quot;;[.A226];&quot;' Language='de_DE'&gt;&lt;Text&gt;&quot;;[.C226];&quot;&lt;/Text&gt;&lt;/Row&gt;&quot;)" office:value-type="string" office:string-value="&lt;Row Tag='LOC_TCS_ARMYNAME_SUFFIX_HAMMER' Language='de_DE'&gt;&lt;Text&gt;Hammer&lt;/Text&gt;&lt;/Row&gt;">
            <text:p>&lt;Row Tag='LOC_TCS_ARMYNAME_SUFFIX_HAMMER' Language='de_DE'&gt;&lt;Text&gt;Hammer&lt;/Text&gt;&lt;/Row&gt;</text:p>
          </table:table-cell>
          <table:table-cell office:value-type="string">
            <text:p>Martillo</text:p>
          </table:table-cell>
          <table:table-cell table:formula="of:=CONCATENATE(&quot;&lt;Row Tag='&quot;;[.A226];&quot;' Language='es_ES'&gt;&lt;Text&gt;&quot;;[.E226];&quot;&lt;/Text&gt;&lt;/Row&gt;&quot;)" office:value-type="string" office:string-value="&lt;Row Tag='LOC_TCS_ARMYNAME_SUFFIX_HAMMER' Language='es_ES'&gt;&lt;Text&gt;Martillo&lt;/Text&gt;&lt;/Row&gt;">
            <text:p>&lt;Row Tag='LOC_TCS_ARMYNAME_SUFFIX_HAMMER' Language='es_ES'&gt;&lt;Text&gt;Martillo&lt;/Text&gt;&lt;/Row&gt;</text:p>
          </table:table-cell>
          <table:table-cell office:value-type="string">
            <text:p>Martello</text:p>
          </table:table-cell>
          <table:table-cell table:formula="of:=CONCATENATE(&quot;&lt;Row Tag='&quot;;[.A226];&quot;' Language='it_IT'&gt;&lt;Text&gt;&quot;;[.G226];&quot;&lt;/Text&gt;&lt;/Row&gt;&quot;)" office:value-type="string" office:string-value="&lt;Row Tag='LOC_TCS_ARMYNAME_SUFFIX_HAMMER' Language='it_IT'&gt;&lt;Text&gt;Martello&lt;/Text&gt;&lt;/Row&gt;">
            <text:p>&lt;Row Tag='LOC_TCS_ARMYNAME_SUFFIX_HAMMER' Language='it_IT'&gt;&lt;Text&gt;Martello&lt;/Text&gt;&lt;/Row&gt;</text:p>
          </table:table-cell>
          <table:table-cell office:value-type="string">
            <text:p>槌</text:p>
          </table:table-cell>
          <table:table-cell table:formula="of:=CONCATENATE(&quot;&lt;Row Tag='&quot;;[.A226];&quot;' Language='ja_JP'&gt;&lt;Text&gt;&quot;;[.I226];&quot;&lt;/Text&gt;&lt;/Row&gt;&quot;)" office:value-type="string" office:string-value="&lt;Row Tag='LOC_TCS_ARMYNAME_SUFFIX_HAMMER' Language='ja_JP'&gt;&lt;Text&gt;槌&lt;/Text&gt;&lt;/Row&gt;">
            <text:p>&lt;Row Tag='LOC_TCS_ARMYNAME_SUFFIX_HAMMER' Language='ja_JP'&gt;&lt;Text&gt;槌&lt;/Text&gt;&lt;/Row&gt;</text:p>
          </table:table-cell>
          <table:table-cell office:value-type="string">
            <text:p>망치</text:p>
          </table:table-cell>
          <table:table-cell table:formula="of:=CONCATENATE(&quot;&lt;Row Tag='&quot;;[.A226];&quot;' Language='ko_KR'&gt;&lt;Text&gt;&quot;;[.K226];&quot;&lt;/Text&gt;&lt;/Row&gt;&quot;)" office:value-type="string" office:string-value="&lt;Row Tag='LOC_TCS_ARMYNAME_SUFFIX_HAMMER' Language='ko_KR'&gt;&lt;Text&gt;망치&lt;/Text&gt;&lt;/Row&gt;">
            <text:p>&lt;Row Tag='LOC_TCS_ARMYNAME_SUFFIX_HAMMER' Language='ko_KR'&gt;&lt;Text&gt;망치&lt;/Text&gt;&lt;/Row&gt;</text:p>
          </table:table-cell>
          <table:table-cell office:value-type="string">
            <text:p>Młot</text:p>
          </table:table-cell>
          <table:table-cell table:formula="of:=CONCATENATE(&quot;&lt;Row Tag='&quot;;[.A226];&quot;' Language='pl_PL'&gt;&lt;Text&gt;&quot;;[.M226];&quot;&lt;/Text&gt;&lt;/Row&gt;&quot;)" office:value-type="string" office:string-value="&lt;Row Tag='LOC_TCS_ARMYNAME_SUFFIX_HAMMER' Language='pl_PL'&gt;&lt;Text&gt;Młot&lt;/Text&gt;&lt;/Row&gt;">
            <text:p>&lt;Row Tag='LOC_TCS_ARMYNAME_SUFFIX_HAMMER' Language='pl_PL'&gt;&lt;Text&gt;Młot&lt;/Text&gt;&lt;/Row&gt;</text:p>
          </table:table-cell>
          <table:table-cell office:value-type="string">
            <text:p>Martelo</text:p>
          </table:table-cell>
          <table:table-cell table:formula="of:=CONCATENATE(&quot;&lt;Row Tag='&quot;;[.A226];&quot;' Language='pt_BR'&gt;&lt;Text&gt;&quot;;[.O226];&quot;&lt;/Text&gt;&lt;/Row&gt;&quot;)" office:value-type="string" office:string-value="&lt;Row Tag='LOC_TCS_ARMYNAME_SUFFIX_HAMMER' Language='pt_BR'&gt;&lt;Text&gt;Martelo&lt;/Text&gt;&lt;/Row&gt;">
            <text:p>&lt;Row Tag='LOC_TCS_ARMYNAME_SUFFIX_HAMMER' Language='pt_BR'&gt;&lt;Text&gt;Martelo&lt;/Text&gt;&lt;/Row&gt;</text:p>
          </table:table-cell>
          <table:table-cell office:value-type="string">
            <text:p>Молот</text:p>
          </table:table-cell>
          <table:table-cell table:formula="of:=CONCATENATE(&quot;&lt;Row Tag='&quot;;[.A226];&quot;' Language='ru_RU'&gt;&lt;Text&gt;&quot;;[.Q226];&quot;&lt;/Text&gt;&lt;/Row&gt;&quot;)" office:value-type="string" office:string-value="&lt;Row Tag='LOC_TCS_ARMYNAME_SUFFIX_HAMMER' Language='ru_RU'&gt;&lt;Text&gt;Молот&lt;/Text&gt;&lt;/Row&gt;">
            <text:p>&lt;Row Tag='LOC_TCS_ARMYNAME_SUFFIX_HAMMER' Language='ru_RU'&gt;&lt;Text&gt;Молот&lt;/Text&gt;&lt;/Row&gt;</text:p>
          </table:table-cell>
          <table:table-cell office:value-type="string">
            <text:p>锤子</text:p>
          </table:table-cell>
          <table:table-cell table:formula="of:=CONCATENATE(&quot;&lt;Row Tag='&quot;;[.A226];&quot;' Language='zh_Hans_CN'&gt;&lt;Text&gt;&quot;;[.S226];&quot;&lt;/Text&gt;&lt;/Row&gt;&quot;)" office:value-type="string" office:string-value="&lt;Row Tag='LOC_TCS_ARMYNAME_SUFFIX_HAMMER' Language='zh_Hans_CN'&gt;&lt;Text&gt;锤子&lt;/Text&gt;&lt;/Row&gt;">
            <text:p>&lt;Row Tag='LOC_TCS_ARMYNAME_SUFFIX_HAMMER' Language='zh_Hans_CN'&gt;&lt;Text&gt;锤子&lt;/Text&gt;&lt;/Row&gt;</text:p>
          </table:table-cell>
        </table:table-row>
        <table:table-row table:style-name="ro3">
          <table:table-cell office:value-type="string">
            <text:p>LOC_TCS_ARMYNAME_SUFFIX_HORSE</text:p>
          </table:table-cell>
          <table:table-cell office:value-type="string">
            <text:p>Horse</text:p>
          </table:table-cell>
          <table:table-cell office:value-type="string">
            <text:p>Pferd</text:p>
          </table:table-cell>
          <table:table-cell table:formula="of:=CONCATENATE(&quot;&lt;Row Tag='&quot;;[.A227];&quot;' Language='de_DE'&gt;&lt;Text&gt;&quot;;[.C227];&quot;&lt;/Text&gt;&lt;/Row&gt;&quot;)" office:value-type="string" office:string-value="&lt;Row Tag='LOC_TCS_ARMYNAME_SUFFIX_HORSE' Language='de_DE'&gt;&lt;Text&gt;Pferd&lt;/Text&gt;&lt;/Row&gt;">
            <text:p>&lt;Row Tag='LOC_TCS_ARMYNAME_SUFFIX_HORSE' Language='de_DE'&gt;&lt;Text&gt;Pferd&lt;/Text&gt;&lt;/Row&gt;</text:p>
          </table:table-cell>
          <table:table-cell office:value-type="string">
            <text:p>Caballo</text:p>
          </table:table-cell>
          <table:table-cell table:formula="of:=CONCATENATE(&quot;&lt;Row Tag='&quot;;[.A227];&quot;' Language='es_ES'&gt;&lt;Text&gt;&quot;;[.E227];&quot;&lt;/Text&gt;&lt;/Row&gt;&quot;)" office:value-type="string" office:string-value="&lt;Row Tag='LOC_TCS_ARMYNAME_SUFFIX_HORSE' Language='es_ES'&gt;&lt;Text&gt;Caballo&lt;/Text&gt;&lt;/Row&gt;">
            <text:p>&lt;Row Tag='LOC_TCS_ARMYNAME_SUFFIX_HORSE' Language='es_ES'&gt;&lt;Text&gt;Caballo&lt;/Text&gt;&lt;/Row&gt;</text:p>
          </table:table-cell>
          <table:table-cell office:value-type="string">
            <text:p>Cavallo</text:p>
          </table:table-cell>
          <table:table-cell table:formula="of:=CONCATENATE(&quot;&lt;Row Tag='&quot;;[.A227];&quot;' Language='it_IT'&gt;&lt;Text&gt;&quot;;[.G227];&quot;&lt;/Text&gt;&lt;/Row&gt;&quot;)" office:value-type="string" office:string-value="&lt;Row Tag='LOC_TCS_ARMYNAME_SUFFIX_HORSE' Language='it_IT'&gt;&lt;Text&gt;Cavallo&lt;/Text&gt;&lt;/Row&gt;">
            <text:p>&lt;Row Tag='LOC_TCS_ARMYNAME_SUFFIX_HORSE' Language='it_IT'&gt;&lt;Text&gt;Cavallo&lt;/Text&gt;&lt;/Row&gt;</text:p>
          </table:table-cell>
          <table:table-cell office:value-type="string">
            <text:p>馬</text:p>
          </table:table-cell>
          <table:table-cell table:formula="of:=CONCATENATE(&quot;&lt;Row Tag='&quot;;[.A227];&quot;' Language='ja_JP'&gt;&lt;Text&gt;&quot;;[.I227];&quot;&lt;/Text&gt;&lt;/Row&gt;&quot;)" office:value-type="string" office:string-value="&lt;Row Tag='LOC_TCS_ARMYNAME_SUFFIX_HORSE' Language='ja_JP'&gt;&lt;Text&gt;馬&lt;/Text&gt;&lt;/Row&gt;">
            <text:p>&lt;Row Tag='LOC_TCS_ARMYNAME_SUFFIX_HORSE' Language='ja_JP'&gt;&lt;Text&gt;馬&lt;/Text&gt;&lt;/Row&gt;</text:p>
          </table:table-cell>
          <table:table-cell office:value-type="string">
            <text:p>말</text:p>
          </table:table-cell>
          <table:table-cell table:formula="of:=CONCATENATE(&quot;&lt;Row Tag='&quot;;[.A227];&quot;' Language='ko_KR'&gt;&lt;Text&gt;&quot;;[.K227];&quot;&lt;/Text&gt;&lt;/Row&gt;&quot;)" office:value-type="string" office:string-value="&lt;Row Tag='LOC_TCS_ARMYNAME_SUFFIX_HORSE' Language='ko_KR'&gt;&lt;Text&gt;말&lt;/Text&gt;&lt;/Row&gt;">
            <text:p>&lt;Row Tag='LOC_TCS_ARMYNAME_SUFFIX_HORSE' Language='ko_KR'&gt;&lt;Text&gt;말&lt;/Text&gt;&lt;/Row&gt;</text:p>
          </table:table-cell>
          <table:table-cell office:value-type="string">
            <text:p>Koń</text:p>
          </table:table-cell>
          <table:table-cell table:formula="of:=CONCATENATE(&quot;&lt;Row Tag='&quot;;[.A227];&quot;' Language='pl_PL'&gt;&lt;Text&gt;&quot;;[.M227];&quot;&lt;/Text&gt;&lt;/Row&gt;&quot;)" office:value-type="string" office:string-value="&lt;Row Tag='LOC_TCS_ARMYNAME_SUFFIX_HORSE' Language='pl_PL'&gt;&lt;Text&gt;Koń&lt;/Text&gt;&lt;/Row&gt;">
            <text:p>&lt;Row Tag='LOC_TCS_ARMYNAME_SUFFIX_HORSE' Language='pl_PL'&gt;&lt;Text&gt;Koń&lt;/Text&gt;&lt;/Row&gt;</text:p>
          </table:table-cell>
          <table:table-cell office:value-type="string">
            <text:p>Cavalo</text:p>
          </table:table-cell>
          <table:table-cell table:formula="of:=CONCATENATE(&quot;&lt;Row Tag='&quot;;[.A227];&quot;' Language='pt_BR'&gt;&lt;Text&gt;&quot;;[.O227];&quot;&lt;/Text&gt;&lt;/Row&gt;&quot;)" office:value-type="string" office:string-value="&lt;Row Tag='LOC_TCS_ARMYNAME_SUFFIX_HORSE' Language='pt_BR'&gt;&lt;Text&gt;Cavalo&lt;/Text&gt;&lt;/Row&gt;">
            <text:p>&lt;Row Tag='LOC_TCS_ARMYNAME_SUFFIX_HORSE' Language='pt_BR'&gt;&lt;Text&gt;Cavalo&lt;/Text&gt;&lt;/Row&gt;</text:p>
          </table:table-cell>
          <table:table-cell office:value-type="string">
            <text:p>Конь</text:p>
          </table:table-cell>
          <table:table-cell table:formula="of:=CONCATENATE(&quot;&lt;Row Tag='&quot;;[.A227];&quot;' Language='ru_RU'&gt;&lt;Text&gt;&quot;;[.Q227];&quot;&lt;/Text&gt;&lt;/Row&gt;&quot;)" office:value-type="string" office:string-value="&lt;Row Tag='LOC_TCS_ARMYNAME_SUFFIX_HORSE' Language='ru_RU'&gt;&lt;Text&gt;Конь&lt;/Text&gt;&lt;/Row&gt;">
            <text:p>&lt;Row Tag='LOC_TCS_ARMYNAME_SUFFIX_HORSE' Language='ru_RU'&gt;&lt;Text&gt;Конь&lt;/Text&gt;&lt;/Row&gt;</text:p>
          </table:table-cell>
          <table:table-cell office:value-type="string">
            <text:p>马</text:p>
          </table:table-cell>
          <table:table-cell table:formula="of:=CONCATENATE(&quot;&lt;Row Tag='&quot;;[.A227];&quot;' Language='zh_Hans_CN'&gt;&lt;Text&gt;&quot;;[.S227];&quot;&lt;/Text&gt;&lt;/Row&gt;&quot;)" office:value-type="string" office:string-value="&lt;Row Tag='LOC_TCS_ARMYNAME_SUFFIX_HORSE' Language='zh_Hans_CN'&gt;&lt;Text&gt;马&lt;/Text&gt;&lt;/Row&gt;">
            <text:p>&lt;Row Tag='LOC_TCS_ARMYNAME_SUFFIX_HORSE' Language='zh_Hans_CN'&gt;&lt;Text&gt;马&lt;/Text&gt;&lt;/Row&gt;</text:p>
          </table:table-cell>
        </table:table-row>
        <table:table-row table:style-name="ro3">
          <table:table-cell office:value-type="string">
            <text:p>LOC_TCS_ARMYNAME_SUFFIX_HORSEMEN</text:p>
          </table:table-cell>
          <table:table-cell office:value-type="string">
            <text:p>Horsemen</text:p>
          </table:table-cell>
          <table:table-cell office:value-type="string">
            <text:p>Reiter</text:p>
          </table:table-cell>
          <table:table-cell table:formula="of:=CONCATENATE(&quot;&lt;Row Tag='&quot;;[.A228];&quot;' Language='de_DE'&gt;&lt;Text&gt;&quot;;[.C228];&quot;&lt;/Text&gt;&lt;/Row&gt;&quot;)" office:value-type="string" office:string-value="&lt;Row Tag='LOC_TCS_ARMYNAME_SUFFIX_HORSEMEN' Language='de_DE'&gt;&lt;Text&gt;Reiter&lt;/Text&gt;&lt;/Row&gt;">
            <text:p>&lt;Row Tag='LOC_TCS_ARMYNAME_SUFFIX_HORSEMEN' Language='de_DE'&gt;&lt;Text&gt;Reiter&lt;/Text&gt;&lt;/Row&gt;</text:p>
          </table:table-cell>
          <table:table-cell office:value-type="string">
            <text:p>Jinetes</text:p>
          </table:table-cell>
          <table:table-cell table:formula="of:=CONCATENATE(&quot;&lt;Row Tag='&quot;;[.A228];&quot;' Language='es_ES'&gt;&lt;Text&gt;&quot;;[.E228];&quot;&lt;/Text&gt;&lt;/Row&gt;&quot;)" office:value-type="string" office:string-value="&lt;Row Tag='LOC_TCS_ARMYNAME_SUFFIX_HORSEMEN' Language='es_ES'&gt;&lt;Text&gt;Jinetes&lt;/Text&gt;&lt;/Row&gt;">
            <text:p>&lt;Row Tag='LOC_TCS_ARMYNAME_SUFFIX_HORSEMEN' Language='es_ES'&gt;&lt;Text&gt;Jinetes&lt;/Text&gt;&lt;/Row&gt;</text:p>
          </table:table-cell>
          <table:table-cell office:value-type="string">
            <text:p>Cavalieri</text:p>
          </table:table-cell>
          <table:table-cell table:formula="of:=CONCATENATE(&quot;&lt;Row Tag='&quot;;[.A228];&quot;' Language='it_IT'&gt;&lt;Text&gt;&quot;;[.G228];&quot;&lt;/Text&gt;&lt;/Row&gt;&quot;)" office:value-type="string" office:string-value="&lt;Row Tag='LOC_TCS_ARMYNAME_SUFFIX_HORSEMEN' Language='it_IT'&gt;&lt;Text&gt;Cavalieri&lt;/Text&gt;&lt;/Row&gt;">
            <text:p>&lt;Row Tag='LOC_TCS_ARMYNAME_SUFFIX_HORSEMEN' Language='it_IT'&gt;&lt;Text&gt;Cavalieri&lt;/Text&gt;&lt;/Row&gt;</text:p>
          </table:table-cell>
          <table:table-cell office:value-type="string">
            <text:p>騎兵たち</text:p>
          </table:table-cell>
          <table:table-cell table:formula="of:=CONCATENATE(&quot;&lt;Row Tag='&quot;;[.A228];&quot;' Language='ja_JP'&gt;&lt;Text&gt;&quot;;[.I228];&quot;&lt;/Text&gt;&lt;/Row&gt;&quot;)" office:value-type="string" office:string-value="&lt;Row Tag='LOC_TCS_ARMYNAME_SUFFIX_HORSEMEN' Language='ja_JP'&gt;&lt;Text&gt;騎兵たち&lt;/Text&gt;&lt;/Row&gt;">
            <text:p>&lt;Row Tag='LOC_TCS_ARMYNAME_SUFFIX_HORSEMEN' Language='ja_JP'&gt;&lt;Text&gt;騎兵たち&lt;/Text&gt;&lt;/Row&gt;</text:p>
          </table:table-cell>
          <table:table-cell office:value-type="string">
            <text:p>기병들</text:p>
          </table:table-cell>
          <table:table-cell table:formula="of:=CONCATENATE(&quot;&lt;Row Tag='&quot;;[.A228];&quot;' Language='ko_KR'&gt;&lt;Text&gt;&quot;;[.K228];&quot;&lt;/Text&gt;&lt;/Row&gt;&quot;)" office:value-type="string" office:string-value="&lt;Row Tag='LOC_TCS_ARMYNAME_SUFFIX_HORSEMEN' Language='ko_KR'&gt;&lt;Text&gt;기병들&lt;/Text&gt;&lt;/Row&gt;">
            <text:p>&lt;Row Tag='LOC_TCS_ARMYNAME_SUFFIX_HORSEMEN' Language='ko_KR'&gt;&lt;Text&gt;기병들&lt;/Text&gt;&lt;/Row&gt;</text:p>
          </table:table-cell>
          <table:table-cell office:value-type="string">
            <text:p>Jeźdźcy</text:p>
          </table:table-cell>
          <table:table-cell table:formula="of:=CONCATENATE(&quot;&lt;Row Tag='&quot;;[.A228];&quot;' Language='pl_PL'&gt;&lt;Text&gt;&quot;;[.M228];&quot;&lt;/Text&gt;&lt;/Row&gt;&quot;)" office:value-type="string" office:string-value="&lt;Row Tag='LOC_TCS_ARMYNAME_SUFFIX_HORSEMEN' Language='pl_PL'&gt;&lt;Text&gt;Jeźdźcy&lt;/Text&gt;&lt;/Row&gt;">
            <text:p>&lt;Row Tag='LOC_TCS_ARMYNAME_SUFFIX_HORSEMEN' Language='pl_PL'&gt;&lt;Text&gt;Jeźdźcy&lt;/Text&gt;&lt;/Row&gt;</text:p>
          </table:table-cell>
          <table:table-cell office:value-type="string">
            <text:p>Cavaleiros</text:p>
          </table:table-cell>
          <table:table-cell table:formula="of:=CONCATENATE(&quot;&lt;Row Tag='&quot;;[.A228];&quot;' Language='pt_BR'&gt;&lt;Text&gt;&quot;;[.O228];&quot;&lt;/Text&gt;&lt;/Row&gt;&quot;)" office:value-type="string" office:string-value="&lt;Row Tag='LOC_TCS_ARMYNAME_SUFFIX_HORSEMEN' Language='pt_BR'&gt;&lt;Text&gt;Cavaleiros&lt;/Text&gt;&lt;/Row&gt;">
            <text:p>&lt;Row Tag='LOC_TCS_ARMYNAME_SUFFIX_HORSEMEN' Language='pt_BR'&gt;&lt;Text&gt;Cavaleiros&lt;/Text&gt;&lt;/Row&gt;</text:p>
          </table:table-cell>
          <table:table-cell office:value-type="string">
            <text:p>Всадники</text:p>
          </table:table-cell>
          <table:table-cell table:formula="of:=CONCATENATE(&quot;&lt;Row Tag='&quot;;[.A228];&quot;' Language='ru_RU'&gt;&lt;Text&gt;&quot;;[.Q228];&quot;&lt;/Text&gt;&lt;/Row&gt;&quot;)" office:value-type="string" office:string-value="&lt;Row Tag='LOC_TCS_ARMYNAME_SUFFIX_HORSEMEN' Language='ru_RU'&gt;&lt;Text&gt;Всадники&lt;/Text&gt;&lt;/Row&gt;">
            <text:p>&lt;Row Tag='LOC_TCS_ARMYNAME_SUFFIX_HORSEMEN' Language='ru_RU'&gt;&lt;Text&gt;Всадники&lt;/Text&gt;&lt;/Row&gt;</text:p>
          </table:table-cell>
          <table:table-cell office:value-type="string">
            <text:p>骑兵</text:p>
          </table:table-cell>
          <table:table-cell table:formula="of:=CONCATENATE(&quot;&lt;Row Tag='&quot;;[.A228];&quot;' Language='zh_Hans_CN'&gt;&lt;Text&gt;&quot;;[.S228];&quot;&lt;/Text&gt;&lt;/Row&gt;&quot;)" office:value-type="string" office:string-value="&lt;Row Tag='LOC_TCS_ARMYNAME_SUFFIX_HORSEMEN' Language='zh_Hans_CN'&gt;&lt;Text&gt;骑兵&lt;/Text&gt;&lt;/Row&gt;">
            <text:p>&lt;Row Tag='LOC_TCS_ARMYNAME_SUFFIX_HORSEMEN' Language='zh_Hans_CN'&gt;&lt;Text&gt;骑兵&lt;/Text&gt;&lt;/Row&gt;</text:p>
          </table:table-cell>
        </table:table-row>
        <table:table-row table:style-name="ro3">
          <table:table-cell office:value-type="string">
            <text:p>LOC_TCS_ARMYNAME_SUFFIX_HUSSARS</text:p>
          </table:table-cell>
          <table:table-cell office:value-type="string">
            <text:p>Hussars</text:p>
          </table:table-cell>
          <table:table-cell office:value-type="string">
            <text:p>Husaren</text:p>
          </table:table-cell>
          <table:table-cell table:formula="of:=CONCATENATE(&quot;&lt;Row Tag='&quot;;[.A229];&quot;' Language='de_DE'&gt;&lt;Text&gt;&quot;;[.C229];&quot;&lt;/Text&gt;&lt;/Row&gt;&quot;)" office:value-type="string" office:string-value="&lt;Row Tag='LOC_TCS_ARMYNAME_SUFFIX_HUSSARS' Language='de_DE'&gt;&lt;Text&gt;Husaren&lt;/Text&gt;&lt;/Row&gt;">
            <text:p>&lt;Row Tag='LOC_TCS_ARMYNAME_SUFFIX_HUSSARS' Language='de_DE'&gt;&lt;Text&gt;Husaren&lt;/Text&gt;&lt;/Row&gt;</text:p>
          </table:table-cell>
          <table:table-cell office:value-type="string">
            <text:p>Húsares</text:p>
          </table:table-cell>
          <table:table-cell table:formula="of:=CONCATENATE(&quot;&lt;Row Tag='&quot;;[.A229];&quot;' Language='es_ES'&gt;&lt;Text&gt;&quot;;[.E229];&quot;&lt;/Text&gt;&lt;/Row&gt;&quot;)" office:value-type="string" office:string-value="&lt;Row Tag='LOC_TCS_ARMYNAME_SUFFIX_HUSSARS' Language='es_ES'&gt;&lt;Text&gt;Húsares&lt;/Text&gt;&lt;/Row&gt;">
            <text:p>&lt;Row Tag='LOC_TCS_ARMYNAME_SUFFIX_HUSSARS' Language='es_ES'&gt;&lt;Text&gt;Húsares&lt;/Text&gt;&lt;/Row&gt;</text:p>
          </table:table-cell>
          <table:table-cell office:value-type="string">
            <text:p>Ussari</text:p>
          </table:table-cell>
          <table:table-cell table:formula="of:=CONCATENATE(&quot;&lt;Row Tag='&quot;;[.A229];&quot;' Language='it_IT'&gt;&lt;Text&gt;&quot;;[.G229];&quot;&lt;/Text&gt;&lt;/Row&gt;&quot;)" office:value-type="string" office:string-value="&lt;Row Tag='LOC_TCS_ARMYNAME_SUFFIX_HUSSARS' Language='it_IT'&gt;&lt;Text&gt;Ussari&lt;/Text&gt;&lt;/Row&gt;">
            <text:p>&lt;Row Tag='LOC_TCS_ARMYNAME_SUFFIX_HUSSARS' Language='it_IT'&gt;&lt;Text&gt;Ussari&lt;/Text&gt;&lt;/Row&gt;</text:p>
          </table:table-cell>
          <table:table-cell office:value-type="string">
            <text:p>ユサール</text:p>
          </table:table-cell>
          <table:table-cell table:formula="of:=CONCATENATE(&quot;&lt;Row Tag='&quot;;[.A229];&quot;' Language='ja_JP'&gt;&lt;Text&gt;&quot;;[.I229];&quot;&lt;/Text&gt;&lt;/Row&gt;&quot;)" office:value-type="string" office:string-value="&lt;Row Tag='LOC_TCS_ARMYNAME_SUFFIX_HUSSARS' Language='ja_JP'&gt;&lt;Text&gt;ユサール&lt;/Text&gt;&lt;/Row&gt;">
            <text:p>&lt;Row Tag='LOC_TCS_ARMYNAME_SUFFIX_HUSSARS' Language='ja_JP'&gt;&lt;Text&gt;ユサール&lt;/Text&gt;&lt;/Row&gt;</text:p>
          </table:table-cell>
          <table:table-cell office:value-type="string">
            <text:p>흉갑기병들</text:p>
          </table:table-cell>
          <table:table-cell table:formula="of:=CONCATENATE(&quot;&lt;Row Tag='&quot;;[.A229];&quot;' Language='ko_KR'&gt;&lt;Text&gt;&quot;;[.K229];&quot;&lt;/Text&gt;&lt;/Row&gt;&quot;)" office:value-type="string" office:string-value="&lt;Row Tag='LOC_TCS_ARMYNAME_SUFFIX_HUSSARS' Language='ko_KR'&gt;&lt;Text&gt;흉갑기병들&lt;/Text&gt;&lt;/Row&gt;">
            <text:p>&lt;Row Tag='LOC_TCS_ARMYNAME_SUFFIX_HUSSARS' Language='ko_KR'&gt;&lt;Text&gt;흉갑기병들&lt;/Text&gt;&lt;/Row&gt;</text:p>
          </table:table-cell>
          <table:table-cell office:value-type="string">
            <text:p>Husarze</text:p>
          </table:table-cell>
          <table:table-cell table:formula="of:=CONCATENATE(&quot;&lt;Row Tag='&quot;;[.A229];&quot;' Language='pl_PL'&gt;&lt;Text&gt;&quot;;[.M229];&quot;&lt;/Text&gt;&lt;/Row&gt;&quot;)" office:value-type="string" office:string-value="&lt;Row Tag='LOC_TCS_ARMYNAME_SUFFIX_HUSSARS' Language='pl_PL'&gt;&lt;Text&gt;Husarze&lt;/Text&gt;&lt;/Row&gt;">
            <text:p>&lt;Row Tag='LOC_TCS_ARMYNAME_SUFFIX_HUSSARS' Language='pl_PL'&gt;&lt;Text&gt;Husarze&lt;/Text&gt;&lt;/Row&gt;</text:p>
          </table:table-cell>
          <table:table-cell office:value-type="string">
            <text:p>Hussardos</text:p>
          </table:table-cell>
          <table:table-cell table:formula="of:=CONCATENATE(&quot;&lt;Row Tag='&quot;;[.A229];&quot;' Language='pt_BR'&gt;&lt;Text&gt;&quot;;[.O229];&quot;&lt;/Text&gt;&lt;/Row&gt;&quot;)" office:value-type="string" office:string-value="&lt;Row Tag='LOC_TCS_ARMYNAME_SUFFIX_HUSSARS' Language='pt_BR'&gt;&lt;Text&gt;Hussardos&lt;/Text&gt;&lt;/Row&gt;">
            <text:p>&lt;Row Tag='LOC_TCS_ARMYNAME_SUFFIX_HUSSARS' Language='pt_BR'&gt;&lt;Text&gt;Hussardos&lt;/Text&gt;&lt;/Row&gt;</text:p>
          </table:table-cell>
          <table:table-cell office:value-type="string">
            <text:p>Гусары</text:p>
          </table:table-cell>
          <table:table-cell table:formula="of:=CONCATENATE(&quot;&lt;Row Tag='&quot;;[.A229];&quot;' Language='ru_RU'&gt;&lt;Text&gt;&quot;;[.Q229];&quot;&lt;/Text&gt;&lt;/Row&gt;&quot;)" office:value-type="string" office:string-value="&lt;Row Tag='LOC_TCS_ARMYNAME_SUFFIX_HUSSARS' Language='ru_RU'&gt;&lt;Text&gt;Гусары&lt;/Text&gt;&lt;/Row&gt;">
            <text:p>&lt;Row Tag='LOC_TCS_ARMYNAME_SUFFIX_HUSSARS' Language='ru_RU'&gt;&lt;Text&gt;Гусары&lt;/Text&gt;&lt;/Row&gt;</text:p>
          </table:table-cell>
          <table:table-cell office:value-type="string">
            <text:p>骠骑兵</text:p>
          </table:table-cell>
          <table:table-cell table:formula="of:=CONCATENATE(&quot;&lt;Row Tag='&quot;;[.A229];&quot;' Language='zh_Hans_CN'&gt;&lt;Text&gt;&quot;;[.S229];&quot;&lt;/Text&gt;&lt;/Row&gt;&quot;)" office:value-type="string" office:string-value="&lt;Row Tag='LOC_TCS_ARMYNAME_SUFFIX_HUSSARS' Language='zh_Hans_CN'&gt;&lt;Text&gt;骠骑兵&lt;/Text&gt;&lt;/Row&gt;">
            <text:p>&lt;Row Tag='LOC_TCS_ARMYNAME_SUFFIX_HUSSARS' Language='zh_Hans_CN'&gt;&lt;Text&gt;骠骑兵&lt;/Text&gt;&lt;/Row&gt;</text:p>
          </table:table-cell>
        </table:table-row>
        <table:table-row table:style-name="ro3">
          <table:table-cell office:value-type="string">
            <text:p>LOC_TCS_ARMYNAME_SUFFIX_KNIGHTS</text:p>
          </table:table-cell>
          <table:table-cell office:value-type="string">
            <text:p>Knights</text:p>
          </table:table-cell>
          <table:table-cell office:value-type="string">
            <text:p>Ritter</text:p>
          </table:table-cell>
          <table:table-cell table:formula="of:=CONCATENATE(&quot;&lt;Row Tag='&quot;;[.A230];&quot;' Language='de_DE'&gt;&lt;Text&gt;&quot;;[.C230];&quot;&lt;/Text&gt;&lt;/Row&gt;&quot;)" office:value-type="string" office:string-value="&lt;Row Tag='LOC_TCS_ARMYNAME_SUFFIX_KNIGHTS' Language='de_DE'&gt;&lt;Text&gt;Ritter&lt;/Text&gt;&lt;/Row&gt;">
            <text:p>&lt;Row Tag='LOC_TCS_ARMYNAME_SUFFIX_KNIGHTS' Language='de_DE'&gt;&lt;Text&gt;Ritter&lt;/Text&gt;&lt;/Row&gt;</text:p>
          </table:table-cell>
          <table:table-cell office:value-type="string">
            <text:p>Caballeros</text:p>
          </table:table-cell>
          <table:table-cell table:formula="of:=CONCATENATE(&quot;&lt;Row Tag='&quot;;[.A230];&quot;' Language='es_ES'&gt;&lt;Text&gt;&quot;;[.E230];&quot;&lt;/Text&gt;&lt;/Row&gt;&quot;)" office:value-type="string" office:string-value="&lt;Row Tag='LOC_TCS_ARMYNAME_SUFFIX_KNIGHTS' Language='es_ES'&gt;&lt;Text&gt;Caballeros&lt;/Text&gt;&lt;/Row&gt;">
            <text:p>&lt;Row Tag='LOC_TCS_ARMYNAME_SUFFIX_KNIGHTS' Language='es_ES'&gt;&lt;Text&gt;Caballeros&lt;/Text&gt;&lt;/Row&gt;</text:p>
          </table:table-cell>
          <table:table-cell office:value-type="string">
            <text:p>Cavalieri</text:p>
          </table:table-cell>
          <table:table-cell table:formula="of:=CONCATENATE(&quot;&lt;Row Tag='&quot;;[.A230];&quot;' Language='it_IT'&gt;&lt;Text&gt;&quot;;[.G230];&quot;&lt;/Text&gt;&lt;/Row&gt;&quot;)" office:value-type="string" office:string-value="&lt;Row Tag='LOC_TCS_ARMYNAME_SUFFIX_KNIGHTS' Language='it_IT'&gt;&lt;Text&gt;Cavalieri&lt;/Text&gt;&lt;/Row&gt;">
            <text:p>&lt;Row Tag='LOC_TCS_ARMYNAME_SUFFIX_KNIGHTS' Language='it_IT'&gt;&lt;Text&gt;Cavalieri&lt;/Text&gt;&lt;/Row&gt;</text:p>
          </table:table-cell>
          <table:table-cell office:value-type="string">
            <text:p>騎士たち</text:p>
          </table:table-cell>
          <table:table-cell table:formula="of:=CONCATENATE(&quot;&lt;Row Tag='&quot;;[.A230];&quot;' Language='ja_JP'&gt;&lt;Text&gt;&quot;;[.I230];&quot;&lt;/Text&gt;&lt;/Row&gt;&quot;)" office:value-type="string" office:string-value="&lt;Row Tag='LOC_TCS_ARMYNAME_SUFFIX_KNIGHTS' Language='ja_JP'&gt;&lt;Text&gt;騎士たち&lt;/Text&gt;&lt;/Row&gt;">
            <text:p>&lt;Row Tag='LOC_TCS_ARMYNAME_SUFFIX_KNIGHTS' Language='ja_JP'&gt;&lt;Text&gt;騎士たち&lt;/Text&gt;&lt;/Row&gt;</text:p>
          </table:table-cell>
          <table:table-cell office:value-type="string">
            <text:p>기사들</text:p>
          </table:table-cell>
          <table:table-cell table:formula="of:=CONCATENATE(&quot;&lt;Row Tag='&quot;;[.A230];&quot;' Language='ko_KR'&gt;&lt;Text&gt;&quot;;[.K230];&quot;&lt;/Text&gt;&lt;/Row&gt;&quot;)" office:value-type="string" office:string-value="&lt;Row Tag='LOC_TCS_ARMYNAME_SUFFIX_KNIGHTS' Language='ko_KR'&gt;&lt;Text&gt;기사들&lt;/Text&gt;&lt;/Row&gt;">
            <text:p>&lt;Row Tag='LOC_TCS_ARMYNAME_SUFFIX_KNIGHTS' Language='ko_KR'&gt;&lt;Text&gt;기사들&lt;/Text&gt;&lt;/Row&gt;</text:p>
          </table:table-cell>
          <table:table-cell office:value-type="string">
            <text:p>Rycerze</text:p>
          </table:table-cell>
          <table:table-cell table:formula="of:=CONCATENATE(&quot;&lt;Row Tag='&quot;;[.A230];&quot;' Language='pl_PL'&gt;&lt;Text&gt;&quot;;[.M230];&quot;&lt;/Text&gt;&lt;/Row&gt;&quot;)" office:value-type="string" office:string-value="&lt;Row Tag='LOC_TCS_ARMYNAME_SUFFIX_KNIGHTS' Language='pl_PL'&gt;&lt;Text&gt;Rycerze&lt;/Text&gt;&lt;/Row&gt;">
            <text:p>&lt;Row Tag='LOC_TCS_ARMYNAME_SUFFIX_KNIGHTS' Language='pl_PL'&gt;&lt;Text&gt;Rycerze&lt;/Text&gt;&lt;/Row&gt;</text:p>
          </table:table-cell>
          <table:table-cell office:value-type="string">
            <text:p>Cavaleiros</text:p>
          </table:table-cell>
          <table:table-cell table:formula="of:=CONCATENATE(&quot;&lt;Row Tag='&quot;;[.A230];&quot;' Language='pt_BR'&gt;&lt;Text&gt;&quot;;[.O230];&quot;&lt;/Text&gt;&lt;/Row&gt;&quot;)" office:value-type="string" office:string-value="&lt;Row Tag='LOC_TCS_ARMYNAME_SUFFIX_KNIGHTS' Language='pt_BR'&gt;&lt;Text&gt;Cavaleiros&lt;/Text&gt;&lt;/Row&gt;">
            <text:p>&lt;Row Tag='LOC_TCS_ARMYNAME_SUFFIX_KNIGHTS' Language='pt_BR'&gt;&lt;Text&gt;Cavaleiros&lt;/Text&gt;&lt;/Row&gt;</text:p>
          </table:table-cell>
          <table:table-cell office:value-type="string">
            <text:p>Рыцари</text:p>
          </table:table-cell>
          <table:table-cell table:formula="of:=CONCATENATE(&quot;&lt;Row Tag='&quot;;[.A230];&quot;' Language='ru_RU'&gt;&lt;Text&gt;&quot;;[.Q230];&quot;&lt;/Text&gt;&lt;/Row&gt;&quot;)" office:value-type="string" office:string-value="&lt;Row Tag='LOC_TCS_ARMYNAME_SUFFIX_KNIGHTS' Language='ru_RU'&gt;&lt;Text&gt;Рыцари&lt;/Text&gt;&lt;/Row&gt;">
            <text:p>&lt;Row Tag='LOC_TCS_ARMYNAME_SUFFIX_KNIGHTS' Language='ru_RU'&gt;&lt;Text&gt;Рыцари&lt;/Text&gt;&lt;/Row&gt;</text:p>
          </table:table-cell>
          <table:table-cell office:value-type="string">
            <text:p>骑士</text:p>
          </table:table-cell>
          <table:table-cell table:formula="of:=CONCATENATE(&quot;&lt;Row Tag='&quot;;[.A230];&quot;' Language='zh_Hans_CN'&gt;&lt;Text&gt;&quot;;[.S230];&quot;&lt;/Text&gt;&lt;/Row&gt;&quot;)" office:value-type="string" office:string-value="&lt;Row Tag='LOC_TCS_ARMYNAME_SUFFIX_KNIGHTS' Language='zh_Hans_CN'&gt;&lt;Text&gt;骑士&lt;/Text&gt;&lt;/Row&gt;">
            <text:p>&lt;Row Tag='LOC_TCS_ARMYNAME_SUFFIX_KNIGHTS' Language='zh_Hans_CN'&gt;&lt;Text&gt;骑士&lt;/Text&gt;&lt;/Row&gt;</text:p>
          </table:table-cell>
        </table:table-row>
        <table:table-row table:style-name="ro3">
          <table:table-cell office:value-type="string">
            <text:p>LOC_TCS_ARMYNAME_SUFFIX_KORPS</text:p>
          </table:table-cell>
          <table:table-cell office:value-type="string">
            <text:p>Korps</text:p>
          </table:table-cell>
          <table:table-cell office:value-type="string">
            <text:p>Korps</text:p>
          </table:table-cell>
          <table:table-cell table:formula="of:=CONCATENATE(&quot;&lt;Row Tag='&quot;;[.A231];&quot;' Language='de_DE'&gt;&lt;Text&gt;&quot;;[.C231];&quot;&lt;/Text&gt;&lt;/Row&gt;&quot;)" office:value-type="string" office:string-value="&lt;Row Tag='LOC_TCS_ARMYNAME_SUFFIX_KORPS' Language='de_DE'&gt;&lt;Text&gt;Korps&lt;/Text&gt;&lt;/Row&gt;">
            <text:p>&lt;Row Tag='LOC_TCS_ARMYNAME_SUFFIX_KORPS' Language='de_DE'&gt;&lt;Text&gt;Korps&lt;/Text&gt;&lt;/Row&gt;</text:p>
          </table:table-cell>
          <table:table-cell office:value-type="string">
            <text:p>Cuerpo</text:p>
          </table:table-cell>
          <table:table-cell table:formula="of:=CONCATENATE(&quot;&lt;Row Tag='&quot;;[.A231];&quot;' Language='es_ES'&gt;&lt;Text&gt;&quot;;[.E231];&quot;&lt;/Text&gt;&lt;/Row&gt;&quot;)" office:value-type="string" office:string-value="&lt;Row Tag='LOC_TCS_ARMYNAME_SUFFIX_KORPS' Language='es_ES'&gt;&lt;Text&gt;Cuerpo&lt;/Text&gt;&lt;/Row&gt;">
            <text:p>&lt;Row Tag='LOC_TCS_ARMYNAME_SUFFIX_KORPS' Language='es_ES'&gt;&lt;Text&gt;Cuerpo&lt;/Text&gt;&lt;/Row&gt;</text:p>
          </table:table-cell>
          <table:table-cell office:value-type="string">
            <text:p>Corpo</text:p>
          </table:table-cell>
          <table:table-cell table:formula="of:=CONCATENATE(&quot;&lt;Row Tag='&quot;;[.A231];&quot;' Language='it_IT'&gt;&lt;Text&gt;&quot;;[.G231];&quot;&lt;/Text&gt;&lt;/Row&gt;&quot;)" office:value-type="string" office:string-value="&lt;Row Tag='LOC_TCS_ARMYNAME_SUFFIX_KORPS' Language='it_IT'&gt;&lt;Text&gt;Corpo&lt;/Text&gt;&lt;/Row&gt;">
            <text:p>&lt;Row Tag='LOC_TCS_ARMYNAME_SUFFIX_KORPS' Language='it_IT'&gt;&lt;Text&gt;Corpo&lt;/Text&gt;&lt;/Row&gt;</text:p>
          </table:table-cell>
          <table:table-cell office:value-type="string">
            <text:p>軍団</text:p>
          </table:table-cell>
          <table:table-cell table:formula="of:=CONCATENATE(&quot;&lt;Row Tag='&quot;;[.A231];&quot;' Language='ja_JP'&gt;&lt;Text&gt;&quot;;[.I231];&quot;&lt;/Text&gt;&lt;/Row&gt;&quot;)" office:value-type="string" office:string-value="&lt;Row Tag='LOC_TCS_ARMYNAME_SUFFIX_KORPS' Language='ja_JP'&gt;&lt;Text&gt;軍団&lt;/Text&gt;&lt;/Row&gt;">
            <text:p>&lt;Row Tag='LOC_TCS_ARMYNAME_SUFFIX_KORPS' Language='ja_JP'&gt;&lt;Text&gt;軍団&lt;/Text&gt;&lt;/Row&gt;</text:p>
          </table:table-cell>
          <table:table-cell office:value-type="string">
            <text:p>군단</text:p>
          </table:table-cell>
          <table:table-cell table:formula="of:=CONCATENATE(&quot;&lt;Row Tag='&quot;;[.A231];&quot;' Language='ko_KR'&gt;&lt;Text&gt;&quot;;[.K231];&quot;&lt;/Text&gt;&lt;/Row&gt;&quot;)" office:value-type="string" office:string-value="&lt;Row Tag='LOC_TCS_ARMYNAME_SUFFIX_KORPS' Language='ko_KR'&gt;&lt;Text&gt;군단&lt;/Text&gt;&lt;/Row&gt;">
            <text:p>&lt;Row Tag='LOC_TCS_ARMYNAME_SUFFIX_KORPS' Language='ko_KR'&gt;&lt;Text&gt;군단&lt;/Text&gt;&lt;/Row&gt;</text:p>
          </table:table-cell>
          <table:table-cell office:value-type="string">
            <text:p>Korpus</text:p>
          </table:table-cell>
          <table:table-cell table:formula="of:=CONCATENATE(&quot;&lt;Row Tag='&quot;;[.A231];&quot;' Language='pl_PL'&gt;&lt;Text&gt;&quot;;[.M231];&quot;&lt;/Text&gt;&lt;/Row&gt;&quot;)" office:value-type="string" office:string-value="&lt;Row Tag='LOC_TCS_ARMYNAME_SUFFIX_KORPS' Language='pl_PL'&gt;&lt;Text&gt;Korpus&lt;/Text&gt;&lt;/Row&gt;">
            <text:p>&lt;Row Tag='LOC_TCS_ARMYNAME_SUFFIX_KORPS' Language='pl_PL'&gt;&lt;Text&gt;Korpus&lt;/Text&gt;&lt;/Row&gt;</text:p>
          </table:table-cell>
          <table:table-cell office:value-type="string">
            <text:p>Corpo</text:p>
          </table:table-cell>
          <table:table-cell table:formula="of:=CONCATENATE(&quot;&lt;Row Tag='&quot;;[.A231];&quot;' Language='pt_BR'&gt;&lt;Text&gt;&quot;;[.O231];&quot;&lt;/Text&gt;&lt;/Row&gt;&quot;)" office:value-type="string" office:string-value="&lt;Row Tag='LOC_TCS_ARMYNAME_SUFFIX_KORPS' Language='pt_BR'&gt;&lt;Text&gt;Corpo&lt;/Text&gt;&lt;/Row&gt;">
            <text:p>&lt;Row Tag='LOC_TCS_ARMYNAME_SUFFIX_KORPS' Language='pt_BR'&gt;&lt;Text&gt;Corpo&lt;/Text&gt;&lt;/Row&gt;</text:p>
          </table:table-cell>
          <table:table-cell office:value-type="string">
            <text:p>Корпус</text:p>
          </table:table-cell>
          <table:table-cell table:formula="of:=CONCATENATE(&quot;&lt;Row Tag='&quot;;[.A231];&quot;' Language='ru_RU'&gt;&lt;Text&gt;&quot;;[.Q231];&quot;&lt;/Text&gt;&lt;/Row&gt;&quot;)" office:value-type="string" office:string-value="&lt;Row Tag='LOC_TCS_ARMYNAME_SUFFIX_KORPS' Language='ru_RU'&gt;&lt;Text&gt;Корпус&lt;/Text&gt;&lt;/Row&gt;">
            <text:p>&lt;Row Tag='LOC_TCS_ARMYNAME_SUFFIX_KORPS' Language='ru_RU'&gt;&lt;Text&gt;Корпус&lt;/Text&gt;&lt;/Row&gt;</text:p>
          </table:table-cell>
          <table:table-cell office:value-type="string">
            <text:p>军团</text:p>
          </table:table-cell>
          <table:table-cell table:formula="of:=CONCATENATE(&quot;&lt;Row Tag='&quot;;[.A231];&quot;' Language='zh_Hans_CN'&gt;&lt;Text&gt;&quot;;[.S231];&quot;&lt;/Text&gt;&lt;/Row&gt;&quot;)" office:value-type="string" office:string-value="&lt;Row Tag='LOC_TCS_ARMYNAME_SUFFIX_KORPS' Language='zh_Hans_CN'&gt;&lt;Text&gt;军团&lt;/Text&gt;&lt;/Row&gt;">
            <text:p>&lt;Row Tag='LOC_TCS_ARMYNAME_SUFFIX_KORPS' Language='zh_Hans_CN'&gt;&lt;Text&gt;军团&lt;/Text&gt;&lt;/Row&gt;</text:p>
          </table:table-cell>
        </table:table-row>
        <table:table-row table:style-name="ro3">
          <table:table-cell office:value-type="string">
            <text:p>LOC_TCS_ARMYNAME_SUFFIX_LANCERS</text:p>
          </table:table-cell>
          <table:table-cell office:value-type="string">
            <text:p>Lancers</text:p>
          </table:table-cell>
          <table:table-cell office:value-type="string">
            <text:p>Lanzenträger</text:p>
          </table:table-cell>
          <table:table-cell table:formula="of:=CONCATENATE(&quot;&lt;Row Tag='&quot;;[.A232];&quot;' Language='de_DE'&gt;&lt;Text&gt;&quot;;[.C232];&quot;&lt;/Text&gt;&lt;/Row&gt;&quot;)" office:value-type="string" office:string-value="&lt;Row Tag='LOC_TCS_ARMYNAME_SUFFIX_LANCERS' Language='de_DE'&gt;&lt;Text&gt;Lanzenträger&lt;/Text&gt;&lt;/Row&gt;">
            <text:p>&lt;Row Tag='LOC_TCS_ARMYNAME_SUFFIX_LANCERS' Language='de_DE'&gt;&lt;Text&gt;Lanzenträger&lt;/Text&gt;&lt;/Row&gt;</text:p>
          </table:table-cell>
          <table:table-cell office:value-type="string">
            <text:p>Lanceros</text:p>
          </table:table-cell>
          <table:table-cell table:formula="of:=CONCATENATE(&quot;&lt;Row Tag='&quot;;[.A232];&quot;' Language='es_ES'&gt;&lt;Text&gt;&quot;;[.E232];&quot;&lt;/Text&gt;&lt;/Row&gt;&quot;)" office:value-type="string" office:string-value="&lt;Row Tag='LOC_TCS_ARMYNAME_SUFFIX_LANCERS' Language='es_ES'&gt;&lt;Text&gt;Lanceros&lt;/Text&gt;&lt;/Row&gt;">
            <text:p>&lt;Row Tag='LOC_TCS_ARMYNAME_SUFFIX_LANCERS' Language='es_ES'&gt;&lt;Text&gt;Lanceros&lt;/Text&gt;&lt;/Row&gt;</text:p>
          </table:table-cell>
          <table:table-cell office:value-type="string">
            <text:p>Lancieri</text:p>
          </table:table-cell>
          <table:table-cell table:formula="of:=CONCATENATE(&quot;&lt;Row Tag='&quot;;[.A232];&quot;' Language='it_IT'&gt;&lt;Text&gt;&quot;;[.G232];&quot;&lt;/Text&gt;&lt;/Row&gt;&quot;)" office:value-type="string" office:string-value="&lt;Row Tag='LOC_TCS_ARMYNAME_SUFFIX_LANCERS' Language='it_IT'&gt;&lt;Text&gt;Lancieri&lt;/Text&gt;&lt;/Row&gt;">
            <text:p>&lt;Row Tag='LOC_TCS_ARMYNAME_SUFFIX_LANCERS' Language='it_IT'&gt;&lt;Text&gt;Lancieri&lt;/Text&gt;&lt;/Row&gt;</text:p>
          </table:table-cell>
          <table:table-cell office:value-type="string">
            <text:p>槍騎兵</text:p>
          </table:table-cell>
          <table:table-cell table:formula="of:=CONCATENATE(&quot;&lt;Row Tag='&quot;;[.A232];&quot;' Language='ja_JP'&gt;&lt;Text&gt;&quot;;[.I232];&quot;&lt;/Text&gt;&lt;/Row&gt;&quot;)" office:value-type="string" office:string-value="&lt;Row Tag='LOC_TCS_ARMYNAME_SUFFIX_LANCERS' Language='ja_JP'&gt;&lt;Text&gt;槍騎兵&lt;/Text&gt;&lt;/Row&gt;">
            <text:p>&lt;Row Tag='LOC_TCS_ARMYNAME_SUFFIX_LANCERS' Language='ja_JP'&gt;&lt;Text&gt;槍騎兵&lt;/Text&gt;&lt;/Row&gt;</text:p>
          </table:table-cell>
          <table:table-cell office:value-type="string">
            <text:p>창기병들</text:p>
          </table:table-cell>
          <table:table-cell table:formula="of:=CONCATENATE(&quot;&lt;Row Tag='&quot;;[.A232];&quot;' Language='ko_KR'&gt;&lt;Text&gt;&quot;;[.K232];&quot;&lt;/Text&gt;&lt;/Row&gt;&quot;)" office:value-type="string" office:string-value="&lt;Row Tag='LOC_TCS_ARMYNAME_SUFFIX_LANCERS' Language='ko_KR'&gt;&lt;Text&gt;창기병들&lt;/Text&gt;&lt;/Row&gt;">
            <text:p>&lt;Row Tag='LOC_TCS_ARMYNAME_SUFFIX_LANCERS' Language='ko_KR'&gt;&lt;Text&gt;창기병들&lt;/Text&gt;&lt;/Row&gt;</text:p>
          </table:table-cell>
          <table:table-cell office:value-type="string">
            <text:p>Ułani</text:p>
          </table:table-cell>
          <table:table-cell table:formula="of:=CONCATENATE(&quot;&lt;Row Tag='&quot;;[.A232];&quot;' Language='pl_PL'&gt;&lt;Text&gt;&quot;;[.M232];&quot;&lt;/Text&gt;&lt;/Row&gt;&quot;)" office:value-type="string" office:string-value="&lt;Row Tag='LOC_TCS_ARMYNAME_SUFFIX_LANCERS' Language='pl_PL'&gt;&lt;Text&gt;Ułani&lt;/Text&gt;&lt;/Row&gt;">
            <text:p>&lt;Row Tag='LOC_TCS_ARMYNAME_SUFFIX_LANCERS' Language='pl_PL'&gt;&lt;Text&gt;Ułani&lt;/Text&gt;&lt;/Row&gt;</text:p>
          </table:table-cell>
          <table:table-cell office:value-type="string">
            <text:p>Lanceiros</text:p>
          </table:table-cell>
          <table:table-cell table:formula="of:=CONCATENATE(&quot;&lt;Row Tag='&quot;;[.A232];&quot;' Language='pt_BR'&gt;&lt;Text&gt;&quot;;[.O232];&quot;&lt;/Text&gt;&lt;/Row&gt;&quot;)" office:value-type="string" office:string-value="&lt;Row Tag='LOC_TCS_ARMYNAME_SUFFIX_LANCERS' Language='pt_BR'&gt;&lt;Text&gt;Lanceiros&lt;/Text&gt;&lt;/Row&gt;">
            <text:p>&lt;Row Tag='LOC_TCS_ARMYNAME_SUFFIX_LANCERS' Language='pt_BR'&gt;&lt;Text&gt;Lanceiros&lt;/Text&gt;&lt;/Row&gt;</text:p>
          </table:table-cell>
          <table:table-cell office:value-type="string">
            <text:p>Уланы</text:p>
          </table:table-cell>
          <table:table-cell table:formula="of:=CONCATENATE(&quot;&lt;Row Tag='&quot;;[.A232];&quot;' Language='ru_RU'&gt;&lt;Text&gt;&quot;;[.Q232];&quot;&lt;/Text&gt;&lt;/Row&gt;&quot;)" office:value-type="string" office:string-value="&lt;Row Tag='LOC_TCS_ARMYNAME_SUFFIX_LANCERS' Language='ru_RU'&gt;&lt;Text&gt;Уланы&lt;/Text&gt;&lt;/Row&gt;">
            <text:p>&lt;Row Tag='LOC_TCS_ARMYNAME_SUFFIX_LANCERS' Language='ru_RU'&gt;&lt;Text&gt;Уланы&lt;/Text&gt;&lt;/Row&gt;</text:p>
          </table:table-cell>
          <table:table-cell office:value-type="string">
            <text:p>枪骑兵</text:p>
          </table:table-cell>
          <table:table-cell table:formula="of:=CONCATENATE(&quot;&lt;Row Tag='&quot;;[.A232];&quot;' Language='zh_Hans_CN'&gt;&lt;Text&gt;&quot;;[.S232];&quot;&lt;/Text&gt;&lt;/Row&gt;&quot;)" office:value-type="string" office:string-value="&lt;Row Tag='LOC_TCS_ARMYNAME_SUFFIX_LANCERS' Language='zh_Hans_CN'&gt;&lt;Text&gt;枪骑兵&lt;/Text&gt;&lt;/Row&gt;">
            <text:p>&lt;Row Tag='LOC_TCS_ARMYNAME_SUFFIX_LANCERS' Language='zh_Hans_CN'&gt;&lt;Text&gt;枪骑兵&lt;/Text&gt;&lt;/Row&gt;</text:p>
          </table:table-cell>
        </table:table-row>
        <table:table-row table:style-name="ro3">
          <table:table-cell office:value-type="string">
            <text:p>LOC_TCS_ARMYNAME_SUFFIX_PONIES</text:p>
          </table:table-cell>
          <table:table-cell office:value-type="string">
            <text:p>Ponies</text:p>
          </table:table-cell>
          <table:table-cell office:value-type="string">
            <text:p>Ponys</text:p>
          </table:table-cell>
          <table:table-cell table:formula="of:=CONCATENATE(&quot;&lt;Row Tag='&quot;;[.A233];&quot;' Language='de_DE'&gt;&lt;Text&gt;&quot;;[.C233];&quot;&lt;/Text&gt;&lt;/Row&gt;&quot;)" office:value-type="string" office:string-value="&lt;Row Tag='LOC_TCS_ARMYNAME_SUFFIX_PONIES' Language='de_DE'&gt;&lt;Text&gt;Ponys&lt;/Text&gt;&lt;/Row&gt;">
            <text:p>&lt;Row Tag='LOC_TCS_ARMYNAME_SUFFIX_PONIES' Language='de_DE'&gt;&lt;Text&gt;Ponys&lt;/Text&gt;&lt;/Row&gt;</text:p>
          </table:table-cell>
          <table:table-cell office:value-type="string">
            <text:p>Ponis</text:p>
          </table:table-cell>
          <table:table-cell table:formula="of:=CONCATENATE(&quot;&lt;Row Tag='&quot;;[.A233];&quot;' Language='es_ES'&gt;&lt;Text&gt;&quot;;[.E233];&quot;&lt;/Text&gt;&lt;/Row&gt;&quot;)" office:value-type="string" office:string-value="&lt;Row Tag='LOC_TCS_ARMYNAME_SUFFIX_PONIES' Language='es_ES'&gt;&lt;Text&gt;Ponis&lt;/Text&gt;&lt;/Row&gt;">
            <text:p>&lt;Row Tag='LOC_TCS_ARMYNAME_SUFFIX_PONIES' Language='es_ES'&gt;&lt;Text&gt;Ponis&lt;/Text&gt;&lt;/Row&gt;</text:p>
          </table:table-cell>
          <table:table-cell office:value-type="string">
            <text:p>Pony</text:p>
          </table:table-cell>
          <table:table-cell table:formula="of:=CONCATENATE(&quot;&lt;Row Tag='&quot;;[.A233];&quot;' Language='it_IT'&gt;&lt;Text&gt;&quot;;[.G233];&quot;&lt;/Text&gt;&lt;/Row&gt;&quot;)" office:value-type="string" office:string-value="&lt;Row Tag='LOC_TCS_ARMYNAME_SUFFIX_PONIES' Language='it_IT'&gt;&lt;Text&gt;Pony&lt;/Text&gt;&lt;/Row&gt;">
            <text:p>&lt;Row Tag='LOC_TCS_ARMYNAME_SUFFIX_PONIES' Language='it_IT'&gt;&lt;Text&gt;Pony&lt;/Text&gt;&lt;/Row&gt;</text:p>
          </table:table-cell>
          <table:table-cell office:value-type="string">
            <text:p>ポニー</text:p>
          </table:table-cell>
          <table:table-cell table:formula="of:=CONCATENATE(&quot;&lt;Row Tag='&quot;;[.A233];&quot;' Language='ja_JP'&gt;&lt;Text&gt;&quot;;[.I233];&quot;&lt;/Text&gt;&lt;/Row&gt;&quot;)" office:value-type="string" office:string-value="&lt;Row Tag='LOC_TCS_ARMYNAME_SUFFIX_PONIES' Language='ja_JP'&gt;&lt;Text&gt;ポニー&lt;/Text&gt;&lt;/Row&gt;">
            <text:p>&lt;Row Tag='LOC_TCS_ARMYNAME_SUFFIX_PONIES' Language='ja_JP'&gt;&lt;Text&gt;ポニー&lt;/Text&gt;&lt;/Row&gt;</text:p>
          </table:table-cell>
          <table:table-cell office:value-type="string">
            <text:p>조랑말들</text:p>
          </table:table-cell>
          <table:table-cell table:formula="of:=CONCATENATE(&quot;&lt;Row Tag='&quot;;[.A233];&quot;' Language='ko_KR'&gt;&lt;Text&gt;&quot;;[.K233];&quot;&lt;/Text&gt;&lt;/Row&gt;&quot;)" office:value-type="string" office:string-value="&lt;Row Tag='LOC_TCS_ARMYNAME_SUFFIX_PONIES' Language='ko_KR'&gt;&lt;Text&gt;조랑말들&lt;/Text&gt;&lt;/Row&gt;">
            <text:p>&lt;Row Tag='LOC_TCS_ARMYNAME_SUFFIX_PONIES' Language='ko_KR'&gt;&lt;Text&gt;조랑말들&lt;/Text&gt;&lt;/Row&gt;</text:p>
          </table:table-cell>
          <table:table-cell office:value-type="string">
            <text:p>Kucyki</text:p>
          </table:table-cell>
          <table:table-cell table:formula="of:=CONCATENATE(&quot;&lt;Row Tag='&quot;;[.A233];&quot;' Language='pl_PL'&gt;&lt;Text&gt;&quot;;[.M233];&quot;&lt;/Text&gt;&lt;/Row&gt;&quot;)" office:value-type="string" office:string-value="&lt;Row Tag='LOC_TCS_ARMYNAME_SUFFIX_PONIES' Language='pl_PL'&gt;&lt;Text&gt;Kucyki&lt;/Text&gt;&lt;/Row&gt;">
            <text:p>&lt;Row Tag='LOC_TCS_ARMYNAME_SUFFIX_PONIES' Language='pl_PL'&gt;&lt;Text&gt;Kucyki&lt;/Text&gt;&lt;/Row&gt;</text:p>
          </table:table-cell>
          <table:table-cell office:value-type="string">
            <text:p>Pôneis</text:p>
          </table:table-cell>
          <table:table-cell table:formula="of:=CONCATENATE(&quot;&lt;Row Tag='&quot;;[.A233];&quot;' Language='pt_BR'&gt;&lt;Text&gt;&quot;;[.O233];&quot;&lt;/Text&gt;&lt;/Row&gt;&quot;)" office:value-type="string" office:string-value="&lt;Row Tag='LOC_TCS_ARMYNAME_SUFFIX_PONIES' Language='pt_BR'&gt;&lt;Text&gt;Pôneis&lt;/Text&gt;&lt;/Row&gt;">
            <text:p>&lt;Row Tag='LOC_TCS_ARMYNAME_SUFFIX_PONIES' Language='pt_BR'&gt;&lt;Text&gt;Pôneis&lt;/Text&gt;&lt;/Row&gt;</text:p>
          </table:table-cell>
          <table:table-cell office:value-type="string">
            <text:p>Пони</text:p>
          </table:table-cell>
          <table:table-cell table:formula="of:=CONCATENATE(&quot;&lt;Row Tag='&quot;;[.A233];&quot;' Language='ru_RU'&gt;&lt;Text&gt;&quot;;[.Q233];&quot;&lt;/Text&gt;&lt;/Row&gt;&quot;)" office:value-type="string" office:string-value="&lt;Row Tag='LOC_TCS_ARMYNAME_SUFFIX_PONIES' Language='ru_RU'&gt;&lt;Text&gt;Пони&lt;/Text&gt;&lt;/Row&gt;">
            <text:p>&lt;Row Tag='LOC_TCS_ARMYNAME_SUFFIX_PONIES' Language='ru_RU'&gt;&lt;Text&gt;Пони&lt;/Text&gt;&lt;/Row&gt;</text:p>
          </table:table-cell>
          <table:table-cell office:value-type="string">
            <text:p>小马</text:p>
          </table:table-cell>
          <table:table-cell table:formula="of:=CONCATENATE(&quot;&lt;Row Tag='&quot;;[.A233];&quot;' Language='zh_Hans_CN'&gt;&lt;Text&gt;&quot;;[.S233];&quot;&lt;/Text&gt;&lt;/Row&gt;&quot;)" office:value-type="string" office:string-value="&lt;Row Tag='LOC_TCS_ARMYNAME_SUFFIX_PONIES' Language='zh_Hans_CN'&gt;&lt;Text&gt;小马&lt;/Text&gt;&lt;/Row&gt;">
            <text:p>&lt;Row Tag='LOC_TCS_ARMYNAME_SUFFIX_PONIES' Language='zh_Hans_CN'&gt;&lt;Text&gt;小马&lt;/Text&gt;&lt;/Row&gt;</text:p>
          </table:table-cell>
        </table:table-row>
        <table:table-row table:style-name="ro3">
          <table:table-cell office:value-type="string">
            <text:p>LOC_TCS_ARMYNAME_SUFFIX_RIDERS</text:p>
          </table:table-cell>
          <table:table-cell office:value-type="string">
            <text:p>Riders</text:p>
          </table:table-cell>
          <table:table-cell office:value-type="string">
            <text:p>Reiter</text:p>
          </table:table-cell>
          <table:table-cell table:formula="of:=CONCATENATE(&quot;&lt;Row Tag='&quot;;[.A234];&quot;' Language='de_DE'&gt;&lt;Text&gt;&quot;;[.C234];&quot;&lt;/Text&gt;&lt;/Row&gt;&quot;)" office:value-type="string" office:string-value="&lt;Row Tag='LOC_TCS_ARMYNAME_SUFFIX_RIDERS' Language='de_DE'&gt;&lt;Text&gt;Reiter&lt;/Text&gt;&lt;/Row&gt;">
            <text:p>&lt;Row Tag='LOC_TCS_ARMYNAME_SUFFIX_RIDERS' Language='de_DE'&gt;&lt;Text&gt;Reiter&lt;/Text&gt;&lt;/Row&gt;</text:p>
          </table:table-cell>
          <table:table-cell office:value-type="string">
            <text:p>Jinetes</text:p>
          </table:table-cell>
          <table:table-cell table:formula="of:=CONCATENATE(&quot;&lt;Row Tag='&quot;;[.A234];&quot;' Language='es_ES'&gt;&lt;Text&gt;&quot;;[.E234];&quot;&lt;/Text&gt;&lt;/Row&gt;&quot;)" office:value-type="string" office:string-value="&lt;Row Tag='LOC_TCS_ARMYNAME_SUFFIX_RIDERS' Language='es_ES'&gt;&lt;Text&gt;Jinetes&lt;/Text&gt;&lt;/Row&gt;">
            <text:p>&lt;Row Tag='LOC_TCS_ARMYNAME_SUFFIX_RIDERS' Language='es_ES'&gt;&lt;Text&gt;Jinetes&lt;/Text&gt;&lt;/Row&gt;</text:p>
          </table:table-cell>
          <table:table-cell office:value-type="string">
            <text:p>Cavalieri</text:p>
          </table:table-cell>
          <table:table-cell table:formula="of:=CONCATENATE(&quot;&lt;Row Tag='&quot;;[.A234];&quot;' Language='it_IT'&gt;&lt;Text&gt;&quot;;[.G234];&quot;&lt;/Text&gt;&lt;/Row&gt;&quot;)" office:value-type="string" office:string-value="&lt;Row Tag='LOC_TCS_ARMYNAME_SUFFIX_RIDERS' Language='it_IT'&gt;&lt;Text&gt;Cavalieri&lt;/Text&gt;&lt;/Row&gt;">
            <text:p>&lt;Row Tag='LOC_TCS_ARMYNAME_SUFFIX_RIDERS' Language='it_IT'&gt;&lt;Text&gt;Cavalieri&lt;/Text&gt;&lt;/Row&gt;</text:p>
          </table:table-cell>
          <table:table-cell office:value-type="string">
            <text:p>騎手たち</text:p>
          </table:table-cell>
          <table:table-cell table:formula="of:=CONCATENATE(&quot;&lt;Row Tag='&quot;;[.A234];&quot;' Language='ja_JP'&gt;&lt;Text&gt;&quot;;[.I234];&quot;&lt;/Text&gt;&lt;/Row&gt;&quot;)" office:value-type="string" office:string-value="&lt;Row Tag='LOC_TCS_ARMYNAME_SUFFIX_RIDERS' Language='ja_JP'&gt;&lt;Text&gt;騎手たち&lt;/Text&gt;&lt;/Row&gt;">
            <text:p>&lt;Row Tag='LOC_TCS_ARMYNAME_SUFFIX_RIDERS' Language='ja_JP'&gt;&lt;Text&gt;騎手たち&lt;/Text&gt;&lt;/Row&gt;</text:p>
          </table:table-cell>
          <table:table-cell office:value-type="string">
            <text:p>기수들</text:p>
          </table:table-cell>
          <table:table-cell table:formula="of:=CONCATENATE(&quot;&lt;Row Tag='&quot;;[.A234];&quot;' Language='ko_KR'&gt;&lt;Text&gt;&quot;;[.K234];&quot;&lt;/Text&gt;&lt;/Row&gt;&quot;)" office:value-type="string" office:string-value="&lt;Row Tag='LOC_TCS_ARMYNAME_SUFFIX_RIDERS' Language='ko_KR'&gt;&lt;Text&gt;기수들&lt;/Text&gt;&lt;/Row&gt;">
            <text:p>&lt;Row Tag='LOC_TCS_ARMYNAME_SUFFIX_RIDERS' Language='ko_KR'&gt;&lt;Text&gt;기수들&lt;/Text&gt;&lt;/Row&gt;</text:p>
          </table:table-cell>
          <table:table-cell office:value-type="string">
            <text:p>Jeźdźcy</text:p>
          </table:table-cell>
          <table:table-cell table:formula="of:=CONCATENATE(&quot;&lt;Row Tag='&quot;;[.A234];&quot;' Language='pl_PL'&gt;&lt;Text&gt;&quot;;[.M234];&quot;&lt;/Text&gt;&lt;/Row&gt;&quot;)" office:value-type="string" office:string-value="&lt;Row Tag='LOC_TCS_ARMYNAME_SUFFIX_RIDERS' Language='pl_PL'&gt;&lt;Text&gt;Jeźdźcy&lt;/Text&gt;&lt;/Row&gt;">
            <text:p>&lt;Row Tag='LOC_TCS_ARMYNAME_SUFFIX_RIDERS' Language='pl_PL'&gt;&lt;Text&gt;Jeźdźcy&lt;/Text&gt;&lt;/Row&gt;</text:p>
          </table:table-cell>
          <table:table-cell office:value-type="string">
            <text:p>Cavaleiros</text:p>
          </table:table-cell>
          <table:table-cell table:formula="of:=CONCATENATE(&quot;&lt;Row Tag='&quot;;[.A234];&quot;' Language='pt_BR'&gt;&lt;Text&gt;&quot;;[.O234];&quot;&lt;/Text&gt;&lt;/Row&gt;&quot;)" office:value-type="string" office:string-value="&lt;Row Tag='LOC_TCS_ARMYNAME_SUFFIX_RIDERS' Language='pt_BR'&gt;&lt;Text&gt;Cavaleiros&lt;/Text&gt;&lt;/Row&gt;">
            <text:p>&lt;Row Tag='LOC_TCS_ARMYNAME_SUFFIX_RIDERS' Language='pt_BR'&gt;&lt;Text&gt;Cavaleiros&lt;/Text&gt;&lt;/Row&gt;</text:p>
          </table:table-cell>
          <table:table-cell office:value-type="string">
            <text:p>Всадники</text:p>
          </table:table-cell>
          <table:table-cell table:formula="of:=CONCATENATE(&quot;&lt;Row Tag='&quot;;[.A234];&quot;' Language='ru_RU'&gt;&lt;Text&gt;&quot;;[.Q234];&quot;&lt;/Text&gt;&lt;/Row&gt;&quot;)" office:value-type="string" office:string-value="&lt;Row Tag='LOC_TCS_ARMYNAME_SUFFIX_RIDERS' Language='ru_RU'&gt;&lt;Text&gt;Всадники&lt;/Text&gt;&lt;/Row&gt;">
            <text:p>&lt;Row Tag='LOC_TCS_ARMYNAME_SUFFIX_RIDERS' Language='ru_RU'&gt;&lt;Text&gt;Всадники&lt;/Text&gt;&lt;/Row&gt;</text:p>
          </table:table-cell>
          <table:table-cell office:value-type="string">
            <text:p>骑手</text:p>
          </table:table-cell>
          <table:table-cell table:formula="of:=CONCATENATE(&quot;&lt;Row Tag='&quot;;[.A234];&quot;' Language='zh_Hans_CN'&gt;&lt;Text&gt;&quot;;[.S234];&quot;&lt;/Text&gt;&lt;/Row&gt;&quot;)" office:value-type="string" office:string-value="&lt;Row Tag='LOC_TCS_ARMYNAME_SUFFIX_RIDERS' Language='zh_Hans_CN'&gt;&lt;Text&gt;骑手&lt;/Text&gt;&lt;/Row&gt;">
            <text:p>&lt;Row Tag='LOC_TCS_ARMYNAME_SUFFIX_RIDERS' Language='zh_Hans_CN'&gt;&lt;Text&gt;骑手&lt;/Text&gt;&lt;/Row&gt;</text:p>
          </table:table-cell>
        </table:table-row>
        <table:table-row table:style-name="ro3">
          <table:table-cell office:value-type="string">
            <text:p>LOC_TCS_ARMYNAME_SUFFIX_STEEDS</text:p>
          </table:table-cell>
          <table:table-cell office:value-type="string">
            <text:p>Steeds</text:p>
          </table:table-cell>
          <table:table-cell office:value-type="string">
            <text:p>Rösser</text:p>
          </table:table-cell>
          <table:table-cell table:formula="of:=CONCATENATE(&quot;&lt;Row Tag='&quot;;[.A235];&quot;' Language='de_DE'&gt;&lt;Text&gt;&quot;;[.C235];&quot;&lt;/Text&gt;&lt;/Row&gt;&quot;)" office:value-type="string" office:string-value="&lt;Row Tag='LOC_TCS_ARMYNAME_SUFFIX_STEEDS' Language='de_DE'&gt;&lt;Text&gt;Rösser&lt;/Text&gt;&lt;/Row&gt;">
            <text:p>&lt;Row Tag='LOC_TCS_ARMYNAME_SUFFIX_STEEDS' Language='de_DE'&gt;&lt;Text&gt;Rösser&lt;/Text&gt;&lt;/Row&gt;</text:p>
          </table:table-cell>
          <table:table-cell office:value-type="string">
            <text:p>Corceles</text:p>
          </table:table-cell>
          <table:table-cell table:formula="of:=CONCATENATE(&quot;&lt;Row Tag='&quot;;[.A235];&quot;' Language='es_ES'&gt;&lt;Text&gt;&quot;;[.E235];&quot;&lt;/Text&gt;&lt;/Row&gt;&quot;)" office:value-type="string" office:string-value="&lt;Row Tag='LOC_TCS_ARMYNAME_SUFFIX_STEEDS' Language='es_ES'&gt;&lt;Text&gt;Corceles&lt;/Text&gt;&lt;/Row&gt;">
            <text:p>&lt;Row Tag='LOC_TCS_ARMYNAME_SUFFIX_STEEDS' Language='es_ES'&gt;&lt;Text&gt;Corceles&lt;/Text&gt;&lt;/Row&gt;</text:p>
          </table:table-cell>
          <table:table-cell office:value-type="string">
            <text:p>Destrieri</text:p>
          </table:table-cell>
          <table:table-cell table:formula="of:=CONCATENATE(&quot;&lt;Row Tag='&quot;;[.A235];&quot;' Language='it_IT'&gt;&lt;Text&gt;&quot;;[.G235];&quot;&lt;/Text&gt;&lt;/Row&gt;&quot;)" office:value-type="string" office:string-value="&lt;Row Tag='LOC_TCS_ARMYNAME_SUFFIX_STEEDS' Language='it_IT'&gt;&lt;Text&gt;Destrieri&lt;/Text&gt;&lt;/Row&gt;">
            <text:p>&lt;Row Tag='LOC_TCS_ARMYNAME_SUFFIX_STEEDS' Language='it_IT'&gt;&lt;Text&gt;Destrieri&lt;/Text&gt;&lt;/Row&gt;</text:p>
          </table:table-cell>
          <table:table-cell office:value-type="string">
            <text:p>軍馬</text:p>
          </table:table-cell>
          <table:table-cell table:formula="of:=CONCATENATE(&quot;&lt;Row Tag='&quot;;[.A235];&quot;' Language='ja_JP'&gt;&lt;Text&gt;&quot;;[.I235];&quot;&lt;/Text&gt;&lt;/Row&gt;&quot;)" office:value-type="string" office:string-value="&lt;Row Tag='LOC_TCS_ARMYNAME_SUFFIX_STEEDS' Language='ja_JP'&gt;&lt;Text&gt;軍馬&lt;/Text&gt;&lt;/Row&gt;">
            <text:p>&lt;Row Tag='LOC_TCS_ARMYNAME_SUFFIX_STEEDS' Language='ja_JP'&gt;&lt;Text&gt;軍馬&lt;/Text&gt;&lt;/Row&gt;</text:p>
          </table:table-cell>
          <table:table-cell office:value-type="string">
            <text:p>군마</text:p>
          </table:table-cell>
          <table:table-cell table:formula="of:=CONCATENATE(&quot;&lt;Row Tag='&quot;;[.A235];&quot;' Language='ko_KR'&gt;&lt;Text&gt;&quot;;[.K235];&quot;&lt;/Text&gt;&lt;/Row&gt;&quot;)" office:value-type="string" office:string-value="&lt;Row Tag='LOC_TCS_ARMYNAME_SUFFIX_STEEDS' Language='ko_KR'&gt;&lt;Text&gt;군마&lt;/Text&gt;&lt;/Row&gt;">
            <text:p>&lt;Row Tag='LOC_TCS_ARMYNAME_SUFFIX_STEEDS' Language='ko_KR'&gt;&lt;Text&gt;군마&lt;/Text&gt;&lt;/Row&gt;</text:p>
          </table:table-cell>
          <table:table-cell office:value-type="string">
            <text:p>Rumaki</text:p>
          </table:table-cell>
          <table:table-cell table:formula="of:=CONCATENATE(&quot;&lt;Row Tag='&quot;;[.A235];&quot;' Language='pl_PL'&gt;&lt;Text&gt;&quot;;[.M235];&quot;&lt;/Text&gt;&lt;/Row&gt;&quot;)" office:value-type="string" office:string-value="&lt;Row Tag='LOC_TCS_ARMYNAME_SUFFIX_STEEDS' Language='pl_PL'&gt;&lt;Text&gt;Rumaki&lt;/Text&gt;&lt;/Row&gt;">
            <text:p>&lt;Row Tag='LOC_TCS_ARMYNAME_SUFFIX_STEEDS' Language='pl_PL'&gt;&lt;Text&gt;Rumaki&lt;/Text&gt;&lt;/Row&gt;</text:p>
          </table:table-cell>
          <table:table-cell office:value-type="string">
            <text:p>Corcéis</text:p>
          </table:table-cell>
          <table:table-cell table:formula="of:=CONCATENATE(&quot;&lt;Row Tag='&quot;;[.A235];&quot;' Language='pt_BR'&gt;&lt;Text&gt;&quot;;[.O235];&quot;&lt;/Text&gt;&lt;/Row&gt;&quot;)" office:value-type="string" office:string-value="&lt;Row Tag='LOC_TCS_ARMYNAME_SUFFIX_STEEDS' Language='pt_BR'&gt;&lt;Text&gt;Corcéis&lt;/Text&gt;&lt;/Row&gt;">
            <text:p>&lt;Row Tag='LOC_TCS_ARMYNAME_SUFFIX_STEEDS' Language='pt_BR'&gt;&lt;Text&gt;Corcéis&lt;/Text&gt;&lt;/Row&gt;</text:p>
          </table:table-cell>
          <table:table-cell office:value-type="string">
            <text:p>Скакуны</text:p>
          </table:table-cell>
          <table:table-cell table:formula="of:=CONCATENATE(&quot;&lt;Row Tag='&quot;;[.A235];&quot;' Language='ru_RU'&gt;&lt;Text&gt;&quot;;[.Q235];&quot;&lt;/Text&gt;&lt;/Row&gt;&quot;)" office:value-type="string" office:string-value="&lt;Row Tag='LOC_TCS_ARMYNAME_SUFFIX_STEEDS' Language='ru_RU'&gt;&lt;Text&gt;Скакуны&lt;/Text&gt;&lt;/Row&gt;">
            <text:p>&lt;Row Tag='LOC_TCS_ARMYNAME_SUFFIX_STEEDS' Language='ru_RU'&gt;&lt;Text&gt;Скакуны&lt;/Text&gt;&lt;/Row&gt;</text:p>
          </table:table-cell>
          <table:table-cell office:value-type="string">
            <text:p>骏马</text:p>
          </table:table-cell>
          <table:table-cell table:formula="of:=CONCATENATE(&quot;&lt;Row Tag='&quot;;[.A235];&quot;' Language='zh_Hans_CN'&gt;&lt;Text&gt;&quot;;[.S235];&quot;&lt;/Text&gt;&lt;/Row&gt;&quot;)" office:value-type="string" office:string-value="&lt;Row Tag='LOC_TCS_ARMYNAME_SUFFIX_STEEDS' Language='zh_Hans_CN'&gt;&lt;Text&gt;骏马&lt;/Text&gt;&lt;/Row&gt;">
            <text:p>&lt;Row Tag='LOC_TCS_ARMYNAME_SUFFIX_STEEDS' Language='zh_Hans_CN'&gt;&lt;Text&gt;骏马&lt;/Text&gt;&lt;/Row&gt;</text:p>
          </table:table-cell>
        </table:table-row>
        <table:table-row table:style-name="ro3">
          <table:table-cell office:value-type="string">
            <text:p>LOC_TCS_ARMYNAME_SUFFIX_VANGUARD</text:p>
          </table:table-cell>
          <table:table-cell office:value-type="string">
            <text:p>Vanguard</text:p>
          </table:table-cell>
          <table:table-cell office:value-type="string">
            <text:p>Vorhut</text:p>
          </table:table-cell>
          <table:table-cell table:formula="of:=CONCATENATE(&quot;&lt;Row Tag='&quot;;[.A236];&quot;' Language='de_DE'&gt;&lt;Text&gt;&quot;;[.C236];&quot;&lt;/Text&gt;&lt;/Row&gt;&quot;)" office:value-type="string" office:string-value="&lt;Row Tag='LOC_TCS_ARMYNAME_SUFFIX_VANGUARD' Language='de_DE'&gt;&lt;Text&gt;Vorhut&lt;/Text&gt;&lt;/Row&gt;">
            <text:p>&lt;Row Tag='LOC_TCS_ARMYNAME_SUFFIX_VANGUARD' Language='de_DE'&gt;&lt;Text&gt;Vorhut&lt;/Text&gt;&lt;/Row&gt;</text:p>
          </table:table-cell>
          <table:table-cell office:value-type="string">
            <text:p>Vanguardia</text:p>
          </table:table-cell>
          <table:table-cell table:formula="of:=CONCATENATE(&quot;&lt;Row Tag='&quot;;[.A236];&quot;' Language='es_ES'&gt;&lt;Text&gt;&quot;;[.E236];&quot;&lt;/Text&gt;&lt;/Row&gt;&quot;)" office:value-type="string" office:string-value="&lt;Row Tag='LOC_TCS_ARMYNAME_SUFFIX_VANGUARD' Language='es_ES'&gt;&lt;Text&gt;Vanguardia&lt;/Text&gt;&lt;/Row&gt;">
            <text:p>&lt;Row Tag='LOC_TCS_ARMYNAME_SUFFIX_VANGUARD' Language='es_ES'&gt;&lt;Text&gt;Vanguardia&lt;/Text&gt;&lt;/Row&gt;</text:p>
          </table:table-cell>
          <table:table-cell office:value-type="string">
            <text:p>Avanguardia</text:p>
          </table:table-cell>
          <table:table-cell table:formula="of:=CONCATENATE(&quot;&lt;Row Tag='&quot;;[.A236];&quot;' Language='it_IT'&gt;&lt;Text&gt;&quot;;[.G236];&quot;&lt;/Text&gt;&lt;/Row&gt;&quot;)" office:value-type="string" office:string-value="&lt;Row Tag='LOC_TCS_ARMYNAME_SUFFIX_VANGUARD' Language='it_IT'&gt;&lt;Text&gt;Avanguardia&lt;/Text&gt;&lt;/Row&gt;">
            <text:p>&lt;Row Tag='LOC_TCS_ARMYNAME_SUFFIX_VANGUARD' Language='it_IT'&gt;&lt;Text&gt;Avanguardia&lt;/Text&gt;&lt;/Row&gt;</text:p>
          </table:table-cell>
          <table:table-cell office:value-type="string">
            <text:p>先鋒</text:p>
          </table:table-cell>
          <table:table-cell table:formula="of:=CONCATENATE(&quot;&lt;Row Tag='&quot;;[.A236];&quot;' Language='ja_JP'&gt;&lt;Text&gt;&quot;;[.I236];&quot;&lt;/Text&gt;&lt;/Row&gt;&quot;)" office:value-type="string" office:string-value="&lt;Row Tag='LOC_TCS_ARMYNAME_SUFFIX_VANGUARD' Language='ja_JP'&gt;&lt;Text&gt;先鋒&lt;/Text&gt;&lt;/Row&gt;">
            <text:p>&lt;Row Tag='LOC_TCS_ARMYNAME_SUFFIX_VANGUARD' Language='ja_JP'&gt;&lt;Text&gt;先鋒&lt;/Text&gt;&lt;/Row&gt;</text:p>
          </table:table-cell>
          <table:table-cell office:value-type="string">
            <text:p>선봉</text:p>
          </table:table-cell>
          <table:table-cell table:formula="of:=CONCATENATE(&quot;&lt;Row Tag='&quot;;[.A236];&quot;' Language='ko_KR'&gt;&lt;Text&gt;&quot;;[.K236];&quot;&lt;/Text&gt;&lt;/Row&gt;&quot;)" office:value-type="string" office:string-value="&lt;Row Tag='LOC_TCS_ARMYNAME_SUFFIX_VANGUARD' Language='ko_KR'&gt;&lt;Text&gt;선봉&lt;/Text&gt;&lt;/Row&gt;">
            <text:p>&lt;Row Tag='LOC_TCS_ARMYNAME_SUFFIX_VANGUARD' Language='ko_KR'&gt;&lt;Text&gt;선봉&lt;/Text&gt;&lt;/Row&gt;</text:p>
          </table:table-cell>
          <table:table-cell office:value-type="string">
            <text:p>Awangarda</text:p>
          </table:table-cell>
          <table:table-cell table:formula="of:=CONCATENATE(&quot;&lt;Row Tag='&quot;;[.A236];&quot;' Language='pl_PL'&gt;&lt;Text&gt;&quot;;[.M236];&quot;&lt;/Text&gt;&lt;/Row&gt;&quot;)" office:value-type="string" office:string-value="&lt;Row Tag='LOC_TCS_ARMYNAME_SUFFIX_VANGUARD' Language='pl_PL'&gt;&lt;Text&gt;Awangarda&lt;/Text&gt;&lt;/Row&gt;">
            <text:p>&lt;Row Tag='LOC_TCS_ARMYNAME_SUFFIX_VANGUARD' Language='pl_PL'&gt;&lt;Text&gt;Awangarda&lt;/Text&gt;&lt;/Row&gt;</text:p>
          </table:table-cell>
          <table:table-cell office:value-type="string">
            <text:p>Vanguarda</text:p>
          </table:table-cell>
          <table:table-cell table:formula="of:=CONCATENATE(&quot;&lt;Row Tag='&quot;;[.A236];&quot;' Language='pt_BR'&gt;&lt;Text&gt;&quot;;[.O236];&quot;&lt;/Text&gt;&lt;/Row&gt;&quot;)" office:value-type="string" office:string-value="&lt;Row Tag='LOC_TCS_ARMYNAME_SUFFIX_VANGUARD' Language='pt_BR'&gt;&lt;Text&gt;Vanguarda&lt;/Text&gt;&lt;/Row&gt;">
            <text:p>&lt;Row Tag='LOC_TCS_ARMYNAME_SUFFIX_VANGUARD' Language='pt_BR'&gt;&lt;Text&gt;Vanguarda&lt;/Text&gt;&lt;/Row&gt;</text:p>
          </table:table-cell>
          <table:table-cell office:value-type="string">
            <text:p>Авангард</text:p>
          </table:table-cell>
          <table:table-cell table:formula="of:=CONCATENATE(&quot;&lt;Row Tag='&quot;;[.A236];&quot;' Language='ru_RU'&gt;&lt;Text&gt;&quot;;[.Q236];&quot;&lt;/Text&gt;&lt;/Row&gt;&quot;)" office:value-type="string" office:string-value="&lt;Row Tag='LOC_TCS_ARMYNAME_SUFFIX_VANGUARD' Language='ru_RU'&gt;&lt;Text&gt;Авангард&lt;/Text&gt;&lt;/Row&gt;">
            <text:p>&lt;Row Tag='LOC_TCS_ARMYNAME_SUFFIX_VANGUARD' Language='ru_RU'&gt;&lt;Text&gt;Авангард&lt;/Text&gt;&lt;/Row&gt;</text:p>
          </table:table-cell>
          <table:table-cell office:value-type="string">
            <text:p>先锋</text:p>
          </table:table-cell>
          <table:table-cell table:formula="of:=CONCATENATE(&quot;&lt;Row Tag='&quot;;[.A236];&quot;' Language='zh_Hans_CN'&gt;&lt;Text&gt;&quot;;[.S236];&quot;&lt;/Text&gt;&lt;/Row&gt;&quot;)" office:value-type="string" office:string-value="&lt;Row Tag='LOC_TCS_ARMYNAME_SUFFIX_VANGUARD' Language='zh_Hans_CN'&gt;&lt;Text&gt;先锋&lt;/Text&gt;&lt;/Row&gt;">
            <text:p>&lt;Row Tag='LOC_TCS_ARMYNAME_SUFFIX_VANGUARD' Language='zh_Hans_CN'&gt;&lt;Text&gt;先锋&lt;/Text&gt;&lt;/Row&gt;</text:p>
          </table:table-cell>
        </table:table-row>
        <table:table-row table:style-name="ro3">
          <table:table-cell office:value-type="string">
            <text:p>LOC_TCS_ARMYNAME_SUFFIX_WARHORSES</text:p>
          </table:table-cell>
          <table:table-cell office:value-type="string">
            <text:p>Warhorses</text:p>
          </table:table-cell>
          <table:table-cell office:value-type="string">
            <text:p>Kriegspferde</text:p>
          </table:table-cell>
          <table:table-cell table:formula="of:=CONCATENATE(&quot;&lt;Row Tag='&quot;;[.A237];&quot;' Language='de_DE'&gt;&lt;Text&gt;&quot;;[.C237];&quot;&lt;/Text&gt;&lt;/Row&gt;&quot;)" office:value-type="string" office:string-value="&lt;Row Tag='LOC_TCS_ARMYNAME_SUFFIX_WARHORSES' Language='de_DE'&gt;&lt;Text&gt;Kriegspferde&lt;/Text&gt;&lt;/Row&gt;">
            <text:p>&lt;Row Tag='LOC_TCS_ARMYNAME_SUFFIX_WARHORSES' Language='de_DE'&gt;&lt;Text&gt;Kriegspferde&lt;/Text&gt;&lt;/Row&gt;</text:p>
          </table:table-cell>
          <table:table-cell office:value-type="string">
            <text:p>Caballos de guerra</text:p>
          </table:table-cell>
          <table:table-cell table:formula="of:=CONCATENATE(&quot;&lt;Row Tag='&quot;;[.A237];&quot;' Language='es_ES'&gt;&lt;Text&gt;&quot;;[.E237];&quot;&lt;/Text&gt;&lt;/Row&gt;&quot;)" office:value-type="string" office:string-value="&lt;Row Tag='LOC_TCS_ARMYNAME_SUFFIX_WARHORSES' Language='es_ES'&gt;&lt;Text&gt;Caballos de guerra&lt;/Text&gt;&lt;/Row&gt;">
            <text:p>&lt;Row Tag='LOC_TCS_ARMYNAME_SUFFIX_WARHORSES' Language='es_ES'&gt;&lt;Text&gt;Caballos de guerra&lt;/Text&gt;&lt;/Row&gt;</text:p>
          </table:table-cell>
          <table:table-cell office:value-type="string">
            <text:p>Cavalli da guerra</text:p>
          </table:table-cell>
          <table:table-cell table:formula="of:=CONCATENATE(&quot;&lt;Row Tag='&quot;;[.A237];&quot;' Language='it_IT'&gt;&lt;Text&gt;&quot;;[.G237];&quot;&lt;/Text&gt;&lt;/Row&gt;&quot;)" office:value-type="string" office:string-value="&lt;Row Tag='LOC_TCS_ARMYNAME_SUFFIX_WARHORSES' Language='it_IT'&gt;&lt;Text&gt;Cavalli da guerra&lt;/Text&gt;&lt;/Row&gt;">
            <text:p>&lt;Row Tag='LOC_TCS_ARMYNAME_SUFFIX_WARHORSES' Language='it_IT'&gt;&lt;Text&gt;Cavalli da guerra&lt;/Text&gt;&lt;/Row&gt;</text:p>
          </table:table-cell>
          <table:table-cell office:value-type="string">
            <text:p>軍馬</text:p>
          </table:table-cell>
          <table:table-cell table:formula="of:=CONCATENATE(&quot;&lt;Row Tag='&quot;;[.A237];&quot;' Language='ja_JP'&gt;&lt;Text&gt;&quot;;[.I237];&quot;&lt;/Text&gt;&lt;/Row&gt;&quot;)" office:value-type="string" office:string-value="&lt;Row Tag='LOC_TCS_ARMYNAME_SUFFIX_WARHORSES' Language='ja_JP'&gt;&lt;Text&gt;軍馬&lt;/Text&gt;&lt;/Row&gt;">
            <text:p>&lt;Row Tag='LOC_TCS_ARMYNAME_SUFFIX_WARHORSES' Language='ja_JP'&gt;&lt;Text&gt;軍馬&lt;/Text&gt;&lt;/Row&gt;</text:p>
          </table:table-cell>
          <table:table-cell office:value-type="string">
            <text:p>군마</text:p>
          </table:table-cell>
          <table:table-cell table:formula="of:=CONCATENATE(&quot;&lt;Row Tag='&quot;;[.A237];&quot;' Language='ko_KR'&gt;&lt;Text&gt;&quot;;[.K237];&quot;&lt;/Text&gt;&lt;/Row&gt;&quot;)" office:value-type="string" office:string-value="&lt;Row Tag='LOC_TCS_ARMYNAME_SUFFIX_WARHORSES' Language='ko_KR'&gt;&lt;Text&gt;군마&lt;/Text&gt;&lt;/Row&gt;">
            <text:p>&lt;Row Tag='LOC_TCS_ARMYNAME_SUFFIX_WARHORSES' Language='ko_KR'&gt;&lt;Text&gt;군마&lt;/Text&gt;&lt;/Row&gt;</text:p>
          </table:table-cell>
          <table:table-cell office:value-type="string">
            <text:p>Konie bojowe</text:p>
          </table:table-cell>
          <table:table-cell table:formula="of:=CONCATENATE(&quot;&lt;Row Tag='&quot;;[.A237];&quot;' Language='pl_PL'&gt;&lt;Text&gt;&quot;;[.M237];&quot;&lt;/Text&gt;&lt;/Row&gt;&quot;)" office:value-type="string" office:string-value="&lt;Row Tag='LOC_TCS_ARMYNAME_SUFFIX_WARHORSES' Language='pl_PL'&gt;&lt;Text&gt;Konie bojowe&lt;/Text&gt;&lt;/Row&gt;">
            <text:p>&lt;Row Tag='LOC_TCS_ARMYNAME_SUFFIX_WARHORSES' Language='pl_PL'&gt;&lt;Text&gt;Konie bojowe&lt;/Text&gt;&lt;/Row&gt;</text:p>
          </table:table-cell>
          <table:table-cell office:value-type="string">
            <text:p>Cavalos de guerra</text:p>
          </table:table-cell>
          <table:table-cell table:formula="of:=CONCATENATE(&quot;&lt;Row Tag='&quot;;[.A237];&quot;' Language='pt_BR'&gt;&lt;Text&gt;&quot;;[.O237];&quot;&lt;/Text&gt;&lt;/Row&gt;&quot;)" office:value-type="string" office:string-value="&lt;Row Tag='LOC_TCS_ARMYNAME_SUFFIX_WARHORSES' Language='pt_BR'&gt;&lt;Text&gt;Cavalos de guerra&lt;/Text&gt;&lt;/Row&gt;">
            <text:p>&lt;Row Tag='LOC_TCS_ARMYNAME_SUFFIX_WARHORSES' Language='pt_BR'&gt;&lt;Text&gt;Cavalos de guerra&lt;/Text&gt;&lt;/Row&gt;</text:p>
          </table:table-cell>
          <table:table-cell office:value-type="string">
            <text:p>Боевые кони</text:p>
          </table:table-cell>
          <table:table-cell table:formula="of:=CONCATENATE(&quot;&lt;Row Tag='&quot;;[.A237];&quot;' Language='ru_RU'&gt;&lt;Text&gt;&quot;;[.Q237];&quot;&lt;/Text&gt;&lt;/Row&gt;&quot;)" office:value-type="string" office:string-value="&lt;Row Tag='LOC_TCS_ARMYNAME_SUFFIX_WARHORSES' Language='ru_RU'&gt;&lt;Text&gt;Боевые кони&lt;/Text&gt;&lt;/Row&gt;">
            <text:p>&lt;Row Tag='LOC_TCS_ARMYNAME_SUFFIX_WARHORSES' Language='ru_RU'&gt;&lt;Text&gt;Боевые кони&lt;/Text&gt;&lt;/Row&gt;</text:p>
          </table:table-cell>
          <table:table-cell office:value-type="string">
            <text:p>战马</text:p>
          </table:table-cell>
          <table:table-cell table:formula="of:=CONCATENATE(&quot;&lt;Row Tag='&quot;;[.A237];&quot;' Language='zh_Hans_CN'&gt;&lt;Text&gt;&quot;;[.S237];&quot;&lt;/Text&gt;&lt;/Row&gt;&quot;)" office:value-type="string" office:string-value="&lt;Row Tag='LOC_TCS_ARMYNAME_SUFFIX_WARHORSES' Language='zh_Hans_CN'&gt;&lt;Text&gt;战马&lt;/Text&gt;&lt;/Row&gt;">
            <text:p>&lt;Row Tag='LOC_TCS_ARMYNAME_SUFFIX_WARHORSES' Language='zh_Hans_CN'&gt;&lt;Text&gt;战马&lt;/Text&gt;&lt;/Row&gt;</text:p>
          </table:table-cell>
        </table:table-row>
        <table:table-row table:style-name="ro3">
          <table:table-cell office:value-type="string">
            <text:p>LOC_TCS_ARMYNAME_SUFFIX_MENDICANTS</text:p>
          </table:table-cell>
          <table:table-cell office:value-type="string">
            <text:p>Mendicants</text:p>
          </table:table-cell>
          <table:table-cell office:value-type="string">
            <text:p>Bettler</text:p>
          </table:table-cell>
          <table:table-cell table:formula="of:=CONCATENATE(&quot;&lt;Row Tag='&quot;;[.A238];&quot;' Language='de_DE'&gt;&lt;Text&gt;&quot;;[.C238];&quot;&lt;/Text&gt;&lt;/Row&gt;&quot;)" office:value-type="string" office:string-value="&lt;Row Tag='LOC_TCS_ARMYNAME_SUFFIX_MENDICANTS' Language='de_DE'&gt;&lt;Text&gt;Bettler&lt;/Text&gt;&lt;/Row&gt;">
            <text:p>&lt;Row Tag='LOC_TCS_ARMYNAME_SUFFIX_MENDICANTS' Language='de_DE'&gt;&lt;Text&gt;Bettler&lt;/Text&gt;&lt;/Row&gt;</text:p>
          </table:table-cell>
          <table:table-cell office:value-type="string">
            <text:p>Mendigos</text:p>
          </table:table-cell>
          <table:table-cell table:formula="of:=CONCATENATE(&quot;&lt;Row Tag='&quot;;[.A238];&quot;' Language='es_ES'&gt;&lt;Text&gt;&quot;;[.E238];&quot;&lt;/Text&gt;&lt;/Row&gt;&quot;)" office:value-type="string" office:string-value="&lt;Row Tag='LOC_TCS_ARMYNAME_SUFFIX_MENDICANTS' Language='es_ES'&gt;&lt;Text&gt;Mendigos&lt;/Text&gt;&lt;/Row&gt;">
            <text:p>&lt;Row Tag='LOC_TCS_ARMYNAME_SUFFIX_MENDICANTS' Language='es_ES'&gt;&lt;Text&gt;Mendigos&lt;/Text&gt;&lt;/Row&gt;</text:p>
          </table:table-cell>
          <table:table-cell office:value-type="string">
            <text:p>Mendicanti</text:p>
          </table:table-cell>
          <table:table-cell table:formula="of:=CONCATENATE(&quot;&lt;Row Tag='&quot;;[.A238];&quot;' Language='it_IT'&gt;&lt;Text&gt;&quot;;[.G238];&quot;&lt;/Text&gt;&lt;/Row&gt;&quot;)" office:value-type="string" office:string-value="&lt;Row Tag='LOC_TCS_ARMYNAME_SUFFIX_MENDICANTS' Language='it_IT'&gt;&lt;Text&gt;Mendicanti&lt;/Text&gt;&lt;/Row&gt;">
            <text:p>&lt;Row Tag='LOC_TCS_ARMYNAME_SUFFIX_MENDICANTS' Language='it_IT'&gt;&lt;Text&gt;Mendicanti&lt;/Text&gt;&lt;/Row&gt;</text:p>
          </table:table-cell>
          <table:table-cell office:value-type="string">
            <text:p>托鉢僧たち</text:p>
          </table:table-cell>
          <table:table-cell table:formula="of:=CONCATENATE(&quot;&lt;Row Tag='&quot;;[.A238];&quot;' Language='ja_JP'&gt;&lt;Text&gt;&quot;;[.I238];&quot;&lt;/Text&gt;&lt;/Row&gt;&quot;)" office:value-type="string" office:string-value="&lt;Row Tag='LOC_TCS_ARMYNAME_SUFFIX_MENDICANTS' Language='ja_JP'&gt;&lt;Text&gt;托鉢僧たち&lt;/Text&gt;&lt;/Row&gt;">
            <text:p>&lt;Row Tag='LOC_TCS_ARMYNAME_SUFFIX_MENDICANTS' Language='ja_JP'&gt;&lt;Text&gt;托鉢僧たち&lt;/Text&gt;&lt;/Row&gt;</text:p>
          </table:table-cell>
          <table:table-cell office:value-type="string">
            <text:p>걸인들</text:p>
          </table:table-cell>
          <table:table-cell table:formula="of:=CONCATENATE(&quot;&lt;Row Tag='&quot;;[.A238];&quot;' Language='ko_KR'&gt;&lt;Text&gt;&quot;;[.K238];&quot;&lt;/Text&gt;&lt;/Row&gt;&quot;)" office:value-type="string" office:string-value="&lt;Row Tag='LOC_TCS_ARMYNAME_SUFFIX_MENDICANTS' Language='ko_KR'&gt;&lt;Text&gt;걸인들&lt;/Text&gt;&lt;/Row&gt;">
            <text:p>&lt;Row Tag='LOC_TCS_ARMYNAME_SUFFIX_MENDICANTS' Language='ko_KR'&gt;&lt;Text&gt;걸인들&lt;/Text&gt;&lt;/Row&gt;</text:p>
          </table:table-cell>
          <table:table-cell office:value-type="string">
            <text:p>Żebracy</text:p>
          </table:table-cell>
          <table:table-cell table:formula="of:=CONCATENATE(&quot;&lt;Row Tag='&quot;;[.A238];&quot;' Language='pl_PL'&gt;&lt;Text&gt;&quot;;[.M238];&quot;&lt;/Text&gt;&lt;/Row&gt;&quot;)" office:value-type="string" office:string-value="&lt;Row Tag='LOC_TCS_ARMYNAME_SUFFIX_MENDICANTS' Language='pl_PL'&gt;&lt;Text&gt;Żebracy&lt;/Text&gt;&lt;/Row&gt;">
            <text:p>&lt;Row Tag='LOC_TCS_ARMYNAME_SUFFIX_MENDICANTS' Language='pl_PL'&gt;&lt;Text&gt;Żebracy&lt;/Text&gt;&lt;/Row&gt;</text:p>
          </table:table-cell>
          <table:table-cell office:value-type="string">
            <text:p>Mendigos</text:p>
          </table:table-cell>
          <table:table-cell table:formula="of:=CONCATENATE(&quot;&lt;Row Tag='&quot;;[.A238];&quot;' Language='pt_BR'&gt;&lt;Text&gt;&quot;;[.O238];&quot;&lt;/Text&gt;&lt;/Row&gt;&quot;)" office:value-type="string" office:string-value="&lt;Row Tag='LOC_TCS_ARMYNAME_SUFFIX_MENDICANTS' Language='pt_BR'&gt;&lt;Text&gt;Mendigos&lt;/Text&gt;&lt;/Row&gt;">
            <text:p>&lt;Row Tag='LOC_TCS_ARMYNAME_SUFFIX_MENDICANTS' Language='pt_BR'&gt;&lt;Text&gt;Mendigos&lt;/Text&gt;&lt;/Row&gt;</text:p>
          </table:table-cell>
          <table:table-cell office:value-type="string">
            <text:p>Нищие</text:p>
          </table:table-cell>
          <table:table-cell table:formula="of:=CONCATENATE(&quot;&lt;Row Tag='&quot;;[.A238];&quot;' Language='ru_RU'&gt;&lt;Text&gt;&quot;;[.Q238];&quot;&lt;/Text&gt;&lt;/Row&gt;&quot;)" office:value-type="string" office:string-value="&lt;Row Tag='LOC_TCS_ARMYNAME_SUFFIX_MENDICANTS' Language='ru_RU'&gt;&lt;Text&gt;Нищие&lt;/Text&gt;&lt;/Row&gt;">
            <text:p>&lt;Row Tag='LOC_TCS_ARMYNAME_SUFFIX_MENDICANTS' Language='ru_RU'&gt;&lt;Text&gt;Нищие&lt;/Text&gt;&lt;/Row&gt;</text:p>
          </table:table-cell>
          <table:table-cell office:value-type="string">
            <text:p>乞丐</text:p>
          </table:table-cell>
          <table:table-cell table:formula="of:=CONCATENATE(&quot;&lt;Row Tag='&quot;;[.A238];&quot;' Language='zh_Hans_CN'&gt;&lt;Text&gt;&quot;;[.S238];&quot;&lt;/Text&gt;&lt;/Row&gt;&quot;)" office:value-type="string" office:string-value="&lt;Row Tag='LOC_TCS_ARMYNAME_SUFFIX_MENDICANTS' Language='zh_Hans_CN'&gt;&lt;Text&gt;乞丐&lt;/Text&gt;&lt;/Row&gt;">
            <text:p>&lt;Row Tag='LOC_TCS_ARMYNAME_SUFFIX_MENDICANTS' Language='zh_Hans_CN'&gt;&lt;Text&gt;乞丐&lt;/Text&gt;&lt;/Row&gt;</text:p>
          </table:table-cell>
        </table:table-row>
        <table:table-row table:style-name="ro3">
          <table:table-cell office:value-type="string">
            <text:p>LOC_TCS_ARMYNAME_SUFFIX_PILGRIMS</text:p>
          </table:table-cell>
          <table:table-cell office:value-type="string">
            <text:p>Pilgrims</text:p>
          </table:table-cell>
          <table:table-cell office:value-type="string">
            <text:p>Pilger</text:p>
          </table:table-cell>
          <table:table-cell table:formula="of:=CONCATENATE(&quot;&lt;Row Tag='&quot;;[.A239];&quot;' Language='de_DE'&gt;&lt;Text&gt;&quot;;[.C239];&quot;&lt;/Text&gt;&lt;/Row&gt;&quot;)" office:value-type="string" office:string-value="&lt;Row Tag='LOC_TCS_ARMYNAME_SUFFIX_PILGRIMS' Language='de_DE'&gt;&lt;Text&gt;Pilger&lt;/Text&gt;&lt;/Row&gt;">
            <text:p>&lt;Row Tag='LOC_TCS_ARMYNAME_SUFFIX_PILGRIMS' Language='de_DE'&gt;&lt;Text&gt;Pilger&lt;/Text&gt;&lt;/Row&gt;</text:p>
          </table:table-cell>
          <table:table-cell office:value-type="string">
            <text:p>Peregrinos</text:p>
          </table:table-cell>
          <table:table-cell table:formula="of:=CONCATENATE(&quot;&lt;Row Tag='&quot;;[.A239];&quot;' Language='es_ES'&gt;&lt;Text&gt;&quot;;[.E239];&quot;&lt;/Text&gt;&lt;/Row&gt;&quot;)" office:value-type="string" office:string-value="&lt;Row Tag='LOC_TCS_ARMYNAME_SUFFIX_PILGRIMS' Language='es_ES'&gt;&lt;Text&gt;Peregrinos&lt;/Text&gt;&lt;/Row&gt;">
            <text:p>&lt;Row Tag='LOC_TCS_ARMYNAME_SUFFIX_PILGRIMS' Language='es_ES'&gt;&lt;Text&gt;Peregrinos&lt;/Text&gt;&lt;/Row&gt;</text:p>
          </table:table-cell>
          <table:table-cell office:value-type="string">
            <text:p>Pellegrini</text:p>
          </table:table-cell>
          <table:table-cell table:formula="of:=CONCATENATE(&quot;&lt;Row Tag='&quot;;[.A239];&quot;' Language='it_IT'&gt;&lt;Text&gt;&quot;;[.G239];&quot;&lt;/Text&gt;&lt;/Row&gt;&quot;)" office:value-type="string" office:string-value="&lt;Row Tag='LOC_TCS_ARMYNAME_SUFFIX_PILGRIMS' Language='it_IT'&gt;&lt;Text&gt;Pellegrini&lt;/Text&gt;&lt;/Row&gt;">
            <text:p>&lt;Row Tag='LOC_TCS_ARMYNAME_SUFFIX_PILGRIMS' Language='it_IT'&gt;&lt;Text&gt;Pellegrini&lt;/Text&gt;&lt;/Row&gt;</text:p>
          </table:table-cell>
          <table:table-cell office:value-type="string">
            <text:p>巡礼者たち</text:p>
          </table:table-cell>
          <table:table-cell table:formula="of:=CONCATENATE(&quot;&lt;Row Tag='&quot;;[.A239];&quot;' Language='ja_JP'&gt;&lt;Text&gt;&quot;;[.I239];&quot;&lt;/Text&gt;&lt;/Row&gt;&quot;)" office:value-type="string" office:string-value="&lt;Row Tag='LOC_TCS_ARMYNAME_SUFFIX_PILGRIMS' Language='ja_JP'&gt;&lt;Text&gt;巡礼者たち&lt;/Text&gt;&lt;/Row&gt;">
            <text:p>&lt;Row Tag='LOC_TCS_ARMYNAME_SUFFIX_PILGRIMS' Language='ja_JP'&gt;&lt;Text&gt;巡礼者たち&lt;/Text&gt;&lt;/Row&gt;</text:p>
          </table:table-cell>
          <table:table-cell office:value-type="string">
            <text:p>순례자들</text:p>
          </table:table-cell>
          <table:table-cell table:formula="of:=CONCATENATE(&quot;&lt;Row Tag='&quot;;[.A239];&quot;' Language='ko_KR'&gt;&lt;Text&gt;&quot;;[.K239];&quot;&lt;/Text&gt;&lt;/Row&gt;&quot;)" office:value-type="string" office:string-value="&lt;Row Tag='LOC_TCS_ARMYNAME_SUFFIX_PILGRIMS' Language='ko_KR'&gt;&lt;Text&gt;순례자들&lt;/Text&gt;&lt;/Row&gt;">
            <text:p>&lt;Row Tag='LOC_TCS_ARMYNAME_SUFFIX_PILGRIMS' Language='ko_KR'&gt;&lt;Text&gt;순례자들&lt;/Text&gt;&lt;/Row&gt;</text:p>
          </table:table-cell>
          <table:table-cell office:value-type="string">
            <text:p>Pielgrzymi</text:p>
          </table:table-cell>
          <table:table-cell table:formula="of:=CONCATENATE(&quot;&lt;Row Tag='&quot;;[.A239];&quot;' Language='pl_PL'&gt;&lt;Text&gt;&quot;;[.M239];&quot;&lt;/Text&gt;&lt;/Row&gt;&quot;)" office:value-type="string" office:string-value="&lt;Row Tag='LOC_TCS_ARMYNAME_SUFFIX_PILGRIMS' Language='pl_PL'&gt;&lt;Text&gt;Pielgrzymi&lt;/Text&gt;&lt;/Row&gt;">
            <text:p>&lt;Row Tag='LOC_TCS_ARMYNAME_SUFFIX_PILGRIMS' Language='pl_PL'&gt;&lt;Text&gt;Pielgrzymi&lt;/Text&gt;&lt;/Row&gt;</text:p>
          </table:table-cell>
          <table:table-cell office:value-type="string">
            <text:p>Peregrinos</text:p>
          </table:table-cell>
          <table:table-cell table:formula="of:=CONCATENATE(&quot;&lt;Row Tag='&quot;;[.A239];&quot;' Language='pt_BR'&gt;&lt;Text&gt;&quot;;[.O239];&quot;&lt;/Text&gt;&lt;/Row&gt;&quot;)" office:value-type="string" office:string-value="&lt;Row Tag='LOC_TCS_ARMYNAME_SUFFIX_PILGRIMS' Language='pt_BR'&gt;&lt;Text&gt;Peregrinos&lt;/Text&gt;&lt;/Row&gt;">
            <text:p>&lt;Row Tag='LOC_TCS_ARMYNAME_SUFFIX_PILGRIMS' Language='pt_BR'&gt;&lt;Text&gt;Peregrinos&lt;/Text&gt;&lt;/Row&gt;</text:p>
          </table:table-cell>
          <table:table-cell office:value-type="string">
            <text:p>Паломники</text:p>
          </table:table-cell>
          <table:table-cell table:formula="of:=CONCATENATE(&quot;&lt;Row Tag='&quot;;[.A239];&quot;' Language='ru_RU'&gt;&lt;Text&gt;&quot;;[.Q239];&quot;&lt;/Text&gt;&lt;/Row&gt;&quot;)" office:value-type="string" office:string-value="&lt;Row Tag='LOC_TCS_ARMYNAME_SUFFIX_PILGRIMS' Language='ru_RU'&gt;&lt;Text&gt;Паломники&lt;/Text&gt;&lt;/Row&gt;">
            <text:p>&lt;Row Tag='LOC_TCS_ARMYNAME_SUFFIX_PILGRIMS' Language='ru_RU'&gt;&lt;Text&gt;Паломники&lt;/Text&gt;&lt;/Row&gt;</text:p>
          </table:table-cell>
          <table:table-cell office:value-type="string">
            <text:p>朝圣者</text:p>
          </table:table-cell>
          <table:table-cell table:formula="of:=CONCATENATE(&quot;&lt;Row Tag='&quot;;[.A239];&quot;' Language='zh_Hans_CN'&gt;&lt;Text&gt;&quot;;[.S239];&quot;&lt;/Text&gt;&lt;/Row&gt;&quot;)" office:value-type="string" office:string-value="&lt;Row Tag='LOC_TCS_ARMYNAME_SUFFIX_PILGRIMS' Language='zh_Hans_CN'&gt;&lt;Text&gt;朝圣者&lt;/Text&gt;&lt;/Row&gt;">
            <text:p>&lt;Row Tag='LOC_TCS_ARMYNAME_SUFFIX_PILGRIMS' Language='zh_Hans_CN'&gt;&lt;Text&gt;朝圣者&lt;/Text&gt;&lt;/Row&gt;</text:p>
          </table:table-cell>
        </table:table-row>
        <table:table-row table:style-name="ro3">
          <table:table-cell office:value-type="string">
            <text:p>LOC_TCS_ARMYNAME_SUFFIX_FOOT</text:p>
          </table:table-cell>
          <table:table-cell office:value-type="string">
            <text:p>Foot</text:p>
          </table:table-cell>
          <table:table-cell office:value-type="string">
            <text:p>Fuß</text:p>
          </table:table-cell>
          <table:table-cell table:formula="of:=CONCATENATE(&quot;&lt;Row Tag='&quot;;[.A240];&quot;' Language='de_DE'&gt;&lt;Text&gt;&quot;;[.C240];&quot;&lt;/Text&gt;&lt;/Row&gt;&quot;)" office:value-type="string" office:string-value="&lt;Row Tag='LOC_TCS_ARMYNAME_SUFFIX_FOOT' Language='de_DE'&gt;&lt;Text&gt;Fuß&lt;/Text&gt;&lt;/Row&gt;">
            <text:p>&lt;Row Tag='LOC_TCS_ARMYNAME_SUFFIX_FOOT' Language='de_DE'&gt;&lt;Text&gt;Fuß&lt;/Text&gt;&lt;/Row&gt;</text:p>
          </table:table-cell>
          <table:table-cell office:value-type="string">
            <text:p>Pie</text:p>
          </table:table-cell>
          <table:table-cell table:formula="of:=CONCATENATE(&quot;&lt;Row Tag='&quot;;[.A240];&quot;' Language='es_ES'&gt;&lt;Text&gt;&quot;;[.E240];&quot;&lt;/Text&gt;&lt;/Row&gt;&quot;)" office:value-type="string" office:string-value="&lt;Row Tag='LOC_TCS_ARMYNAME_SUFFIX_FOOT' Language='es_ES'&gt;&lt;Text&gt;Pie&lt;/Text&gt;&lt;/Row&gt;">
            <text:p>&lt;Row Tag='LOC_TCS_ARMYNAME_SUFFIX_FOOT' Language='es_ES'&gt;&lt;Text&gt;Pie&lt;/Text&gt;&lt;/Row&gt;</text:p>
          </table:table-cell>
          <table:table-cell office:value-type="string">
            <text:p>Piede</text:p>
          </table:table-cell>
          <table:table-cell table:formula="of:=CONCATENATE(&quot;&lt;Row Tag='&quot;;[.A240];&quot;' Language='it_IT'&gt;&lt;Text&gt;&quot;;[.G240];&quot;&lt;/Text&gt;&lt;/Row&gt;&quot;)" office:value-type="string" office:string-value="&lt;Row Tag='LOC_TCS_ARMYNAME_SUFFIX_FOOT' Language='it_IT'&gt;&lt;Text&gt;Piede&lt;/Text&gt;&lt;/Row&gt;">
            <text:p>&lt;Row Tag='LOC_TCS_ARMYNAME_SUFFIX_FOOT' Language='it_IT'&gt;&lt;Text&gt;Piede&lt;/Text&gt;&lt;/Row&gt;</text:p>
          </table:table-cell>
          <table:table-cell office:value-type="string">
            <text:p>足</text:p>
          </table:table-cell>
          <table:table-cell table:formula="of:=CONCATENATE(&quot;&lt;Row Tag='&quot;;[.A240];&quot;' Language='ja_JP'&gt;&lt;Text&gt;&quot;;[.I240];&quot;&lt;/Text&gt;&lt;/Row&gt;&quot;)" office:value-type="string" office:string-value="&lt;Row Tag='LOC_TCS_ARMYNAME_SUFFIX_FOOT' Language='ja_JP'&gt;&lt;Text&gt;足&lt;/Text&gt;&lt;/Row&gt;">
            <text:p>&lt;Row Tag='LOC_TCS_ARMYNAME_SUFFIX_FOOT' Language='ja_JP'&gt;&lt;Text&gt;足&lt;/Text&gt;&lt;/Row&gt;</text:p>
          </table:table-cell>
          <table:table-cell office:value-type="string">
            <text:p>발</text:p>
          </table:table-cell>
          <table:table-cell table:formula="of:=CONCATENATE(&quot;&lt;Row Tag='&quot;;[.A240];&quot;' Language='ko_KR'&gt;&lt;Text&gt;&quot;;[.K240];&quot;&lt;/Text&gt;&lt;/Row&gt;&quot;)" office:value-type="string" office:string-value="&lt;Row Tag='LOC_TCS_ARMYNAME_SUFFIX_FOOT' Language='ko_KR'&gt;&lt;Text&gt;발&lt;/Text&gt;&lt;/Row&gt;">
            <text:p>&lt;Row Tag='LOC_TCS_ARMYNAME_SUFFIX_FOOT' Language='ko_KR'&gt;&lt;Text&gt;발&lt;/Text&gt;&lt;/Row&gt;</text:p>
          </table:table-cell>
          <table:table-cell office:value-type="string">
            <text:p>Stopa</text:p>
          </table:table-cell>
          <table:table-cell table:formula="of:=CONCATENATE(&quot;&lt;Row Tag='&quot;;[.A240];&quot;' Language='pl_PL'&gt;&lt;Text&gt;&quot;;[.M240];&quot;&lt;/Text&gt;&lt;/Row&gt;&quot;)" office:value-type="string" office:string-value="&lt;Row Tag='LOC_TCS_ARMYNAME_SUFFIX_FOOT' Language='pl_PL'&gt;&lt;Text&gt;Stopa&lt;/Text&gt;&lt;/Row&gt;">
            <text:p>&lt;Row Tag='LOC_TCS_ARMYNAME_SUFFIX_FOOT' Language='pl_PL'&gt;&lt;Text&gt;Stopa&lt;/Text&gt;&lt;/Row&gt;</text:p>
          </table:table-cell>
          <table:table-cell office:value-type="string">
            <text:p>Pé</text:p>
          </table:table-cell>
          <table:table-cell table:formula="of:=CONCATENATE(&quot;&lt;Row Tag='&quot;;[.A240];&quot;' Language='pt_BR'&gt;&lt;Text&gt;&quot;;[.O240];&quot;&lt;/Text&gt;&lt;/Row&gt;&quot;)" office:value-type="string" office:string-value="&lt;Row Tag='LOC_TCS_ARMYNAME_SUFFIX_FOOT' Language='pt_BR'&gt;&lt;Text&gt;Pé&lt;/Text&gt;&lt;/Row&gt;">
            <text:p>&lt;Row Tag='LOC_TCS_ARMYNAME_SUFFIX_FOOT' Language='pt_BR'&gt;&lt;Text&gt;Pé&lt;/Text&gt;&lt;/Row&gt;</text:p>
          </table:table-cell>
          <table:table-cell office:value-type="string">
            <text:p>Стопа</text:p>
          </table:table-cell>
          <table:table-cell table:formula="of:=CONCATENATE(&quot;&lt;Row Tag='&quot;;[.A240];&quot;' Language='ru_RU'&gt;&lt;Text&gt;&quot;;[.Q240];&quot;&lt;/Text&gt;&lt;/Row&gt;&quot;)" office:value-type="string" office:string-value="&lt;Row Tag='LOC_TCS_ARMYNAME_SUFFIX_FOOT' Language='ru_RU'&gt;&lt;Text&gt;Стопа&lt;/Text&gt;&lt;/Row&gt;">
            <text:p>&lt;Row Tag='LOC_TCS_ARMYNAME_SUFFIX_FOOT' Language='ru_RU'&gt;&lt;Text&gt;Стопа&lt;/Text&gt;&lt;/Row&gt;</text:p>
          </table:table-cell>
          <table:table-cell office:value-type="string">
            <text:p>脚</text:p>
          </table:table-cell>
          <table:table-cell table:formula="of:=CONCATENATE(&quot;&lt;Row Tag='&quot;;[.A240];&quot;' Language='zh_Hans_CN'&gt;&lt;Text&gt;&quot;;[.S240];&quot;&lt;/Text&gt;&lt;/Row&gt;&quot;)" office:value-type="string" office:string-value="&lt;Row Tag='LOC_TCS_ARMYNAME_SUFFIX_FOOT' Language='zh_Hans_CN'&gt;&lt;Text&gt;脚&lt;/Text&gt;&lt;/Row&gt;">
            <text:p>&lt;Row Tag='LOC_TCS_ARMYNAME_SUFFIX_FOOT' Language='zh_Hans_CN'&gt;&lt;Text&gt;脚&lt;/Text&gt;&lt;/Row&gt;</text:p>
          </table:table-cell>
        </table:table-row>
        <table:table-row table:style-name="ro3">
          <table:table-cell office:value-type="string">
            <text:p>LOC_TCS_ARMYNAME_SUFFIX_PALM</text:p>
          </table:table-cell>
          <table:table-cell office:value-type="string">
            <text:p>Palm</text:p>
          </table:table-cell>
          <table:table-cell office:value-type="string">
            <text:p>Handfläche</text:p>
          </table:table-cell>
          <table:table-cell table:formula="of:=CONCATENATE(&quot;&lt;Row Tag='&quot;;[.A241];&quot;' Language='de_DE'&gt;&lt;Text&gt;&quot;;[.C241];&quot;&lt;/Text&gt;&lt;/Row&gt;&quot;)" office:value-type="string" office:string-value="&lt;Row Tag='LOC_TCS_ARMYNAME_SUFFIX_PALM' Language='de_DE'&gt;&lt;Text&gt;Handfläche&lt;/Text&gt;&lt;/Row&gt;">
            <text:p>&lt;Row Tag='LOC_TCS_ARMYNAME_SUFFIX_PALM' Language='de_DE'&gt;&lt;Text&gt;Handfläche&lt;/Text&gt;&lt;/Row&gt;</text:p>
          </table:table-cell>
          <table:table-cell office:value-type="string">
            <text:p>Palma</text:p>
          </table:table-cell>
          <table:table-cell table:formula="of:=CONCATENATE(&quot;&lt;Row Tag='&quot;;[.A241];&quot;' Language='es_ES'&gt;&lt;Text&gt;&quot;;[.E241];&quot;&lt;/Text&gt;&lt;/Row&gt;&quot;)" office:value-type="string" office:string-value="&lt;Row Tag='LOC_TCS_ARMYNAME_SUFFIX_PALM' Language='es_ES'&gt;&lt;Text&gt;Palma&lt;/Text&gt;&lt;/Row&gt;">
            <text:p>&lt;Row Tag='LOC_TCS_ARMYNAME_SUFFIX_PALM' Language='es_ES'&gt;&lt;Text&gt;Palma&lt;/Text&gt;&lt;/Row&gt;</text:p>
          </table:table-cell>
          <table:table-cell office:value-type="string">
            <text:p>Palmo</text:p>
          </table:table-cell>
          <table:table-cell table:formula="of:=CONCATENATE(&quot;&lt;Row Tag='&quot;;[.A241];&quot;' Language='it_IT'&gt;&lt;Text&gt;&quot;;[.G241];&quot;&lt;/Text&gt;&lt;/Row&gt;&quot;)" office:value-type="string" office:string-value="&lt;Row Tag='LOC_TCS_ARMYNAME_SUFFIX_PALM' Language='it_IT'&gt;&lt;Text&gt;Palmo&lt;/Text&gt;&lt;/Row&gt;">
            <text:p>&lt;Row Tag='LOC_TCS_ARMYNAME_SUFFIX_PALM' Language='it_IT'&gt;&lt;Text&gt;Palmo&lt;/Text&gt;&lt;/Row&gt;</text:p>
          </table:table-cell>
          <table:table-cell office:value-type="string">
            <text:p>手のひら</text:p>
          </table:table-cell>
          <table:table-cell table:formula="of:=CONCATENATE(&quot;&lt;Row Tag='&quot;;[.A241];&quot;' Language='ja_JP'&gt;&lt;Text&gt;&quot;;[.I241];&quot;&lt;/Text&gt;&lt;/Row&gt;&quot;)" office:value-type="string" office:string-value="&lt;Row Tag='LOC_TCS_ARMYNAME_SUFFIX_PALM' Language='ja_JP'&gt;&lt;Text&gt;手のひら&lt;/Text&gt;&lt;/Row&gt;">
            <text:p>&lt;Row Tag='LOC_TCS_ARMYNAME_SUFFIX_PALM' Language='ja_JP'&gt;&lt;Text&gt;手のひら&lt;/Text&gt;&lt;/Row&gt;</text:p>
          </table:table-cell>
          <table:table-cell office:value-type="string">
            <text:p>손바닥</text:p>
          </table:table-cell>
          <table:table-cell table:formula="of:=CONCATENATE(&quot;&lt;Row Tag='&quot;;[.A241];&quot;' Language='ko_KR'&gt;&lt;Text&gt;&quot;;[.K241];&quot;&lt;/Text&gt;&lt;/Row&gt;&quot;)" office:value-type="string" office:string-value="&lt;Row Tag='LOC_TCS_ARMYNAME_SUFFIX_PALM' Language='ko_KR'&gt;&lt;Text&gt;손바닥&lt;/Text&gt;&lt;/Row&gt;">
            <text:p>&lt;Row Tag='LOC_TCS_ARMYNAME_SUFFIX_PALM' Language='ko_KR'&gt;&lt;Text&gt;손바닥&lt;/Text&gt;&lt;/Row&gt;</text:p>
          </table:table-cell>
          <table:table-cell office:value-type="string">
            <text:p>Dłoń</text:p>
          </table:table-cell>
          <table:table-cell table:formula="of:=CONCATENATE(&quot;&lt;Row Tag='&quot;;[.A241];&quot;' Language='pl_PL'&gt;&lt;Text&gt;&quot;;[.M241];&quot;&lt;/Text&gt;&lt;/Row&gt;&quot;)" office:value-type="string" office:string-value="&lt;Row Tag='LOC_TCS_ARMYNAME_SUFFIX_PALM' Language='pl_PL'&gt;&lt;Text&gt;Dłoń&lt;/Text&gt;&lt;/Row&gt;">
            <text:p>&lt;Row Tag='LOC_TCS_ARMYNAME_SUFFIX_PALM' Language='pl_PL'&gt;&lt;Text&gt;Dłoń&lt;/Text&gt;&lt;/Row&gt;</text:p>
          </table:table-cell>
          <table:table-cell office:value-type="string">
            <text:p>Palma</text:p>
          </table:table-cell>
          <table:table-cell table:formula="of:=CONCATENATE(&quot;&lt;Row Tag='&quot;;[.A241];&quot;' Language='pt_BR'&gt;&lt;Text&gt;&quot;;[.O241];&quot;&lt;/Text&gt;&lt;/Row&gt;&quot;)" office:value-type="string" office:string-value="&lt;Row Tag='LOC_TCS_ARMYNAME_SUFFIX_PALM' Language='pt_BR'&gt;&lt;Text&gt;Palma&lt;/Text&gt;&lt;/Row&gt;">
            <text:p>&lt;Row Tag='LOC_TCS_ARMYNAME_SUFFIX_PALM' Language='pt_BR'&gt;&lt;Text&gt;Palma&lt;/Text&gt;&lt;/Row&gt;</text:p>
          </table:table-cell>
          <table:table-cell office:value-type="string">
            <text:p>Ладонь</text:p>
          </table:table-cell>
          <table:table-cell table:formula="of:=CONCATENATE(&quot;&lt;Row Tag='&quot;;[.A241];&quot;' Language='ru_RU'&gt;&lt;Text&gt;&quot;;[.Q241];&quot;&lt;/Text&gt;&lt;/Row&gt;&quot;)" office:value-type="string" office:string-value="&lt;Row Tag='LOC_TCS_ARMYNAME_SUFFIX_PALM' Language='ru_RU'&gt;&lt;Text&gt;Ладонь&lt;/Text&gt;&lt;/Row&gt;">
            <text:p>&lt;Row Tag='LOC_TCS_ARMYNAME_SUFFIX_PALM' Language='ru_RU'&gt;&lt;Text&gt;Ладонь&lt;/Text&gt;&lt;/Row&gt;</text:p>
          </table:table-cell>
          <table:table-cell office:value-type="string">
            <text:p>手掌</text:p>
          </table:table-cell>
          <table:table-cell table:formula="of:=CONCATENATE(&quot;&lt;Row Tag='&quot;;[.A241];&quot;' Language='zh_Hans_CN'&gt;&lt;Text&gt;&quot;;[.S241];&quot;&lt;/Text&gt;&lt;/Row&gt;&quot;)" office:value-type="string" office:string-value="&lt;Row Tag='LOC_TCS_ARMYNAME_SUFFIX_PALM' Language='zh_Hans_CN'&gt;&lt;Text&gt;手掌&lt;/Text&gt;&lt;/Row&gt;">
            <text:p>&lt;Row Tag='LOC_TCS_ARMYNAME_SUFFIX_PALM' Language='zh_Hans_CN'&gt;&lt;Text&gt;手掌&lt;/Text&gt;&lt;/Row&gt;</text:p>
          </table:table-cell>
        </table:table-row>
        <table:table-row table:style-name="ro3">
          <table:table-cell office:value-type="string">
            <text:p>LOC_TCS_FLEETNAME_SUFFIX_ARMADA</text:p>
          </table:table-cell>
          <table:table-cell table:number-columns-repeated="2" office:value-type="string">
            <text:p>Armada</text:p>
          </table:table-cell>
          <table:table-cell table:formula="of:=CONCATENATE(&quot;&lt;Row Tag='&quot;;[.A242];&quot;' Language='de_DE'&gt;&lt;Text&gt;&quot;;[.C242];&quot;&lt;/Text&gt;&lt;/Row&gt;&quot;)" office:value-type="string" office:string-value="&lt;Row Tag='LOC_TCS_FLEETNAME_SUFFIX_ARMADA' Language='de_DE'&gt;&lt;Text&gt;Armada&lt;/Text&gt;&lt;/Row&gt;">
            <text:p>&lt;Row Tag='LOC_TCS_FLEETNAME_SUFFIX_ARMADA' Language='de_DE'&gt;&lt;Text&gt;Armada&lt;/Text&gt;&lt;/Row&gt;</text:p>
          </table:table-cell>
          <table:table-cell office:value-type="string">
            <text:p>Armada</text:p>
          </table:table-cell>
          <table:table-cell table:formula="of:=CONCATENATE(&quot;&lt;Row Tag='&quot;;[.A242];&quot;' Language='es_ES'&gt;&lt;Text&gt;&quot;;[.E242];&quot;&lt;/Text&gt;&lt;/Row&gt;&quot;)" office:value-type="string" office:string-value="&lt;Row Tag='LOC_TCS_FLEETNAME_SUFFIX_ARMADA' Language='es_ES'&gt;&lt;Text&gt;Armada&lt;/Text&gt;&lt;/Row&gt;">
            <text:p>&lt;Row Tag='LOC_TCS_FLEETNAME_SUFFIX_ARMADA' Language='es_ES'&gt;&lt;Text&gt;Armada&lt;/Text&gt;&lt;/Row&gt;</text:p>
          </table:table-cell>
          <table:table-cell office:value-type="string">
            <text:p>Armada</text:p>
          </table:table-cell>
          <table:table-cell table:formula="of:=CONCATENATE(&quot;&lt;Row Tag='&quot;;[.A242];&quot;' Language='it_IT'&gt;&lt;Text&gt;&quot;;[.G242];&quot;&lt;/Text&gt;&lt;/Row&gt;&quot;)" office:value-type="string" office:string-value="&lt;Row Tag='LOC_TCS_FLEETNAME_SUFFIX_ARMADA' Language='it_IT'&gt;&lt;Text&gt;Armada&lt;/Text&gt;&lt;/Row&gt;">
            <text:p>&lt;Row Tag='LOC_TCS_FLEETNAME_SUFFIX_ARMADA' Language='it_IT'&gt;&lt;Text&gt;Armada&lt;/Text&gt;&lt;/Row&gt;</text:p>
          </table:table-cell>
          <table:table-cell office:value-type="string">
            <text:p>艦隊</text:p>
          </table:table-cell>
          <table:table-cell table:formula="of:=CONCATENATE(&quot;&lt;Row Tag='&quot;;[.A242];&quot;' Language='ja_JP'&gt;&lt;Text&gt;&quot;;[.I242];&quot;&lt;/Text&gt;&lt;/Row&gt;&quot;)" office:value-type="string" office:string-value="&lt;Row Tag='LOC_TCS_FLEETNAME_SUFFIX_ARMADA' Language='ja_JP'&gt;&lt;Text&gt;艦隊&lt;/Text&gt;&lt;/Row&gt;">
            <text:p>&lt;Row Tag='LOC_TCS_FLEETNAME_SUFFIX_ARMADA' Language='ja_JP'&gt;&lt;Text&gt;艦隊&lt;/Text&gt;&lt;/Row&gt;</text:p>
          </table:table-cell>
          <table:table-cell office:value-type="string">
            <text:p>함대</text:p>
          </table:table-cell>
          <table:table-cell table:formula="of:=CONCATENATE(&quot;&lt;Row Tag='&quot;;[.A242];&quot;' Language='ko_KR'&gt;&lt;Text&gt;&quot;;[.K242];&quot;&lt;/Text&gt;&lt;/Row&gt;&quot;)" office:value-type="string" office:string-value="&lt;Row Tag='LOC_TCS_FLEETNAME_SUFFIX_ARMADA' Language='ko_KR'&gt;&lt;Text&gt;함대&lt;/Text&gt;&lt;/Row&gt;">
            <text:p>&lt;Row Tag='LOC_TCS_FLEETNAME_SUFFIX_ARMADA' Language='ko_KR'&gt;&lt;Text&gt;함대&lt;/Text&gt;&lt;/Row&gt;</text:p>
          </table:table-cell>
          <table:table-cell office:value-type="string">
            <text:p>Armada</text:p>
          </table:table-cell>
          <table:table-cell table:formula="of:=CONCATENATE(&quot;&lt;Row Tag='&quot;;[.A242];&quot;' Language='pl_PL'&gt;&lt;Text&gt;&quot;;[.M242];&quot;&lt;/Text&gt;&lt;/Row&gt;&quot;)" office:value-type="string" office:string-value="&lt;Row Tag='LOC_TCS_FLEETNAME_SUFFIX_ARMADA' Language='pl_PL'&gt;&lt;Text&gt;Armada&lt;/Text&gt;&lt;/Row&gt;">
            <text:p>&lt;Row Tag='LOC_TCS_FLEETNAME_SUFFIX_ARMADA' Language='pl_PL'&gt;&lt;Text&gt;Armada&lt;/Text&gt;&lt;/Row&gt;</text:p>
          </table:table-cell>
          <table:table-cell office:value-type="string">
            <text:p>Armada</text:p>
          </table:table-cell>
          <table:table-cell table:formula="of:=CONCATENATE(&quot;&lt;Row Tag='&quot;;[.A242];&quot;' Language='pt_BR'&gt;&lt;Text&gt;&quot;;[.O242];&quot;&lt;/Text&gt;&lt;/Row&gt;&quot;)" office:value-type="string" office:string-value="&lt;Row Tag='LOC_TCS_FLEETNAME_SUFFIX_ARMADA' Language='pt_BR'&gt;&lt;Text&gt;Armada&lt;/Text&gt;&lt;/Row&gt;">
            <text:p>&lt;Row Tag='LOC_TCS_FLEETNAME_SUFFIX_ARMADA' Language='pt_BR'&gt;&lt;Text&gt;Armada&lt;/Text&gt;&lt;/Row&gt;</text:p>
          </table:table-cell>
          <table:table-cell office:value-type="string">
            <text:p>Армада</text:p>
          </table:table-cell>
          <table:table-cell table:formula="of:=CONCATENATE(&quot;&lt;Row Tag='&quot;;[.A242];&quot;' Language='ru_RU'&gt;&lt;Text&gt;&quot;;[.Q242];&quot;&lt;/Text&gt;&lt;/Row&gt;&quot;)" office:value-type="string" office:string-value="&lt;Row Tag='LOC_TCS_FLEETNAME_SUFFIX_ARMADA' Language='ru_RU'&gt;&lt;Text&gt;Армада&lt;/Text&gt;&lt;/Row&gt;">
            <text:p>&lt;Row Tag='LOC_TCS_FLEETNAME_SUFFIX_ARMADA' Language='ru_RU'&gt;&lt;Text&gt;Армада&lt;/Text&gt;&lt;/Row&gt;</text:p>
          </table:table-cell>
          <table:table-cell office:value-type="string">
            <text:p>舰队</text:p>
          </table:table-cell>
          <table:table-cell table:formula="of:=CONCATENATE(&quot;&lt;Row Tag='&quot;;[.A242];&quot;' Language='zh_Hans_CN'&gt;&lt;Text&gt;&quot;;[.S242];&quot;&lt;/Text&gt;&lt;/Row&gt;&quot;)" office:value-type="string" office:string-value="&lt;Row Tag='LOC_TCS_FLEETNAME_SUFFIX_ARMADA' Language='zh_Hans_CN'&gt;&lt;Text&gt;舰队&lt;/Text&gt;&lt;/Row&gt;">
            <text:p>&lt;Row Tag='LOC_TCS_FLEETNAME_SUFFIX_ARMADA' Language='zh_Hans_CN'&gt;&lt;Text&gt;舰队&lt;/Text&gt;&lt;/Row&gt;</text:p>
          </table:table-cell>
        </table:table-row>
        <table:table-row table:style-name="ro3">
          <table:table-cell office:value-type="string">
            <text:p>LOC_TCS_FLEETNAME_SUFFIX_BOUNTY</text:p>
          </table:table-cell>
          <table:table-cell office:value-type="string">
            <text:p>Bounty</text:p>
          </table:table-cell>
          <table:table-cell office:value-type="string">
            <text:p>Kopfgeld</text:p>
          </table:table-cell>
          <table:table-cell table:formula="of:=CONCATENATE(&quot;&lt;Row Tag='&quot;;[.A243];&quot;' Language='de_DE'&gt;&lt;Text&gt;&quot;;[.C243];&quot;&lt;/Text&gt;&lt;/Row&gt;&quot;)" office:value-type="string" office:string-value="&lt;Row Tag='LOC_TCS_FLEETNAME_SUFFIX_BOUNTY' Language='de_DE'&gt;&lt;Text&gt;Kopfgeld&lt;/Text&gt;&lt;/Row&gt;">
            <text:p>&lt;Row Tag='LOC_TCS_FLEETNAME_SUFFIX_BOUNTY' Language='de_DE'&gt;&lt;Text&gt;Kopfgeld&lt;/Text&gt;&lt;/Row&gt;</text:p>
          </table:table-cell>
          <table:table-cell office:value-type="string">
            <text:p>Recompensa</text:p>
          </table:table-cell>
          <table:table-cell table:formula="of:=CONCATENATE(&quot;&lt;Row Tag='&quot;;[.A243];&quot;' Language='es_ES'&gt;&lt;Text&gt;&quot;;[.E243];&quot;&lt;/Text&gt;&lt;/Row&gt;&quot;)" office:value-type="string" office:string-value="&lt;Row Tag='LOC_TCS_FLEETNAME_SUFFIX_BOUNTY' Language='es_ES'&gt;&lt;Text&gt;Recompensa&lt;/Text&gt;&lt;/Row&gt;">
            <text:p>&lt;Row Tag='LOC_TCS_FLEETNAME_SUFFIX_BOUNTY' Language='es_ES'&gt;&lt;Text&gt;Recompensa&lt;/Text&gt;&lt;/Row&gt;</text:p>
          </table:table-cell>
          <table:table-cell office:value-type="string">
            <text:p>Taglia</text:p>
          </table:table-cell>
          <table:table-cell table:formula="of:=CONCATENATE(&quot;&lt;Row Tag='&quot;;[.A243];&quot;' Language='it_IT'&gt;&lt;Text&gt;&quot;;[.G243];&quot;&lt;/Text&gt;&lt;/Row&gt;&quot;)" office:value-type="string" office:string-value="&lt;Row Tag='LOC_TCS_FLEETNAME_SUFFIX_BOUNTY' Language='it_IT'&gt;&lt;Text&gt;Taglia&lt;/Text&gt;&lt;/Row&gt;">
            <text:p>&lt;Row Tag='LOC_TCS_FLEETNAME_SUFFIX_BOUNTY' Language='it_IT'&gt;&lt;Text&gt;Taglia&lt;/Text&gt;&lt;/Row&gt;</text:p>
          </table:table-cell>
          <table:table-cell office:value-type="string">
            <text:p>賞金</text:p>
          </table:table-cell>
          <table:table-cell table:formula="of:=CONCATENATE(&quot;&lt;Row Tag='&quot;;[.A243];&quot;' Language='ja_JP'&gt;&lt;Text&gt;&quot;;[.I243];&quot;&lt;/Text&gt;&lt;/Row&gt;&quot;)" office:value-type="string" office:string-value="&lt;Row Tag='LOC_TCS_FLEETNAME_SUFFIX_BOUNTY' Language='ja_JP'&gt;&lt;Text&gt;賞金&lt;/Text&gt;&lt;/Row&gt;">
            <text:p>&lt;Row Tag='LOC_TCS_FLEETNAME_SUFFIX_BOUNTY' Language='ja_JP'&gt;&lt;Text&gt;賞金&lt;/Text&gt;&lt;/Row&gt;</text:p>
          </table:table-cell>
          <table:table-cell office:value-type="string">
            <text:p>현상금</text:p>
          </table:table-cell>
          <table:table-cell table:formula="of:=CONCATENATE(&quot;&lt;Row Tag='&quot;;[.A243];&quot;' Language='ko_KR'&gt;&lt;Text&gt;&quot;;[.K243];&quot;&lt;/Text&gt;&lt;/Row&gt;&quot;)" office:value-type="string" office:string-value="&lt;Row Tag='LOC_TCS_FLEETNAME_SUFFIX_BOUNTY' Language='ko_KR'&gt;&lt;Text&gt;현상금&lt;/Text&gt;&lt;/Row&gt;">
            <text:p>&lt;Row Tag='LOC_TCS_FLEETNAME_SUFFIX_BOUNTY' Language='ko_KR'&gt;&lt;Text&gt;현상금&lt;/Text&gt;&lt;/Row&gt;</text:p>
          </table:table-cell>
          <table:table-cell office:value-type="string">
            <text:p>Nagroda</text:p>
          </table:table-cell>
          <table:table-cell table:formula="of:=CONCATENATE(&quot;&lt;Row Tag='&quot;;[.A243];&quot;' Language='pl_PL'&gt;&lt;Text&gt;&quot;;[.M243];&quot;&lt;/Text&gt;&lt;/Row&gt;&quot;)" office:value-type="string" office:string-value="&lt;Row Tag='LOC_TCS_FLEETNAME_SUFFIX_BOUNTY' Language='pl_PL'&gt;&lt;Text&gt;Nagroda&lt;/Text&gt;&lt;/Row&gt;">
            <text:p>&lt;Row Tag='LOC_TCS_FLEETNAME_SUFFIX_BOUNTY' Language='pl_PL'&gt;&lt;Text&gt;Nagroda&lt;/Text&gt;&lt;/Row&gt;</text:p>
          </table:table-cell>
          <table:table-cell office:value-type="string">
            <text:p>Recompensa</text:p>
          </table:table-cell>
          <table:table-cell table:formula="of:=CONCATENATE(&quot;&lt;Row Tag='&quot;;[.A243];&quot;' Language='pt_BR'&gt;&lt;Text&gt;&quot;;[.O243];&quot;&lt;/Text&gt;&lt;/Row&gt;&quot;)" office:value-type="string" office:string-value="&lt;Row Tag='LOC_TCS_FLEETNAME_SUFFIX_BOUNTY' Language='pt_BR'&gt;&lt;Text&gt;Recompensa&lt;/Text&gt;&lt;/Row&gt;">
            <text:p>&lt;Row Tag='LOC_TCS_FLEETNAME_SUFFIX_BOUNTY' Language='pt_BR'&gt;&lt;Text&gt;Recompensa&lt;/Text&gt;&lt;/Row&gt;</text:p>
          </table:table-cell>
          <table:table-cell office:value-type="string">
            <text:p>Награда</text:p>
          </table:table-cell>
          <table:table-cell table:formula="of:=CONCATENATE(&quot;&lt;Row Tag='&quot;;[.A243];&quot;' Language='ru_RU'&gt;&lt;Text&gt;&quot;;[.Q243];&quot;&lt;/Text&gt;&lt;/Row&gt;&quot;)" office:value-type="string" office:string-value="&lt;Row Tag='LOC_TCS_FLEETNAME_SUFFIX_BOUNTY' Language='ru_RU'&gt;&lt;Text&gt;Награда&lt;/Text&gt;&lt;/Row&gt;">
            <text:p>&lt;Row Tag='LOC_TCS_FLEETNAME_SUFFIX_BOUNTY' Language='ru_RU'&gt;&lt;Text&gt;Награда&lt;/Text&gt;&lt;/Row&gt;</text:p>
          </table:table-cell>
          <table:table-cell office:value-type="string">
            <text:p>赏金</text:p>
          </table:table-cell>
          <table:table-cell table:formula="of:=CONCATENATE(&quot;&lt;Row Tag='&quot;;[.A243];&quot;' Language='zh_Hans_CN'&gt;&lt;Text&gt;&quot;;[.S243];&quot;&lt;/Text&gt;&lt;/Row&gt;&quot;)" office:value-type="string" office:string-value="&lt;Row Tag='LOC_TCS_FLEETNAME_SUFFIX_BOUNTY' Language='zh_Hans_CN'&gt;&lt;Text&gt;赏金&lt;/Text&gt;&lt;/Row&gt;">
            <text:p>&lt;Row Tag='LOC_TCS_FLEETNAME_SUFFIX_BOUNTY' Language='zh_Hans_CN'&gt;&lt;Text&gt;赏金&lt;/Text&gt;&lt;/Row&gt;</text:p>
          </table:table-cell>
        </table:table-row>
        <table:table-row table:style-name="ro3">
          <table:table-cell office:value-type="string">
            <text:p>LOC_TCS_FLEETNAME_SUFFIX_BUCCANEERS</text:p>
          </table:table-cell>
          <table:table-cell office:value-type="string">
            <text:p>Buccaneers</text:p>
          </table:table-cell>
          <table:table-cell office:value-type="string">
            <text:p>Freibeuter</text:p>
          </table:table-cell>
          <table:table-cell table:formula="of:=CONCATENATE(&quot;&lt;Row Tag='&quot;;[.A244];&quot;' Language='de_DE'&gt;&lt;Text&gt;&quot;;[.C244];&quot;&lt;/Text&gt;&lt;/Row&gt;&quot;)" office:value-type="string" office:string-value="&lt;Row Tag='LOC_TCS_FLEETNAME_SUFFIX_BUCCANEERS' Language='de_DE'&gt;&lt;Text&gt;Freibeuter&lt;/Text&gt;&lt;/Row&gt;">
            <text:p>&lt;Row Tag='LOC_TCS_FLEETNAME_SUFFIX_BUCCANEERS' Language='de_DE'&gt;&lt;Text&gt;Freibeuter&lt;/Text&gt;&lt;/Row&gt;</text:p>
          </table:table-cell>
          <table:table-cell office:value-type="string">
            <text:p>Bucaneros</text:p>
          </table:table-cell>
          <table:table-cell table:formula="of:=CONCATENATE(&quot;&lt;Row Tag='&quot;;[.A244];&quot;' Language='es_ES'&gt;&lt;Text&gt;&quot;;[.E244];&quot;&lt;/Text&gt;&lt;/Row&gt;&quot;)" office:value-type="string" office:string-value="&lt;Row Tag='LOC_TCS_FLEETNAME_SUFFIX_BUCCANEERS' Language='es_ES'&gt;&lt;Text&gt;Bucaneros&lt;/Text&gt;&lt;/Row&gt;">
            <text:p>&lt;Row Tag='LOC_TCS_FLEETNAME_SUFFIX_BUCCANEERS' Language='es_ES'&gt;&lt;Text&gt;Bucaneros&lt;/Text&gt;&lt;/Row&gt;</text:p>
          </table:table-cell>
          <table:table-cell office:value-type="string">
            <text:p>Bucanieri</text:p>
          </table:table-cell>
          <table:table-cell table:formula="of:=CONCATENATE(&quot;&lt;Row Tag='&quot;;[.A244];&quot;' Language='it_IT'&gt;&lt;Text&gt;&quot;;[.G244];&quot;&lt;/Text&gt;&lt;/Row&gt;&quot;)" office:value-type="string" office:string-value="&lt;Row Tag='LOC_TCS_FLEETNAME_SUFFIX_BUCCANEERS' Language='it_IT'&gt;&lt;Text&gt;Bucanieri&lt;/Text&gt;&lt;/Row&gt;">
            <text:p>&lt;Row Tag='LOC_TCS_FLEETNAME_SUFFIX_BUCCANEERS' Language='it_IT'&gt;&lt;Text&gt;Bucanieri&lt;/Text&gt;&lt;/Row&gt;</text:p>
          </table:table-cell>
          <table:table-cell office:value-type="string">
            <text:p>海賊たち</text:p>
          </table:table-cell>
          <table:table-cell table:formula="of:=CONCATENATE(&quot;&lt;Row Tag='&quot;;[.A244];&quot;' Language='ja_JP'&gt;&lt;Text&gt;&quot;;[.I244];&quot;&lt;/Text&gt;&lt;/Row&gt;&quot;)" office:value-type="string" office:string-value="&lt;Row Tag='LOC_TCS_FLEETNAME_SUFFIX_BUCCANEERS' Language='ja_JP'&gt;&lt;Text&gt;海賊たち&lt;/Text&gt;&lt;/Row&gt;">
            <text:p>&lt;Row Tag='LOC_TCS_FLEETNAME_SUFFIX_BUCCANEERS' Language='ja_JP'&gt;&lt;Text&gt;海賊たち&lt;/Text&gt;&lt;/Row&gt;</text:p>
          </table:table-cell>
          <table:table-cell office:value-type="string">
            <text:p>해적들</text:p>
          </table:table-cell>
          <table:table-cell table:formula="of:=CONCATENATE(&quot;&lt;Row Tag='&quot;;[.A244];&quot;' Language='ko_KR'&gt;&lt;Text&gt;&quot;;[.K244];&quot;&lt;/Text&gt;&lt;/Row&gt;&quot;)" office:value-type="string" office:string-value="&lt;Row Tag='LOC_TCS_FLEETNAME_SUFFIX_BUCCANEERS' Language='ko_KR'&gt;&lt;Text&gt;해적들&lt;/Text&gt;&lt;/Row&gt;">
            <text:p>&lt;Row Tag='LOC_TCS_FLEETNAME_SUFFIX_BUCCANEERS' Language='ko_KR'&gt;&lt;Text&gt;해적들&lt;/Text&gt;&lt;/Row&gt;</text:p>
          </table:table-cell>
          <table:table-cell office:value-type="string">
            <text:p>Bukanierzy</text:p>
          </table:table-cell>
          <table:table-cell table:formula="of:=CONCATENATE(&quot;&lt;Row Tag='&quot;;[.A244];&quot;' Language='pl_PL'&gt;&lt;Text&gt;&quot;;[.M244];&quot;&lt;/Text&gt;&lt;/Row&gt;&quot;)" office:value-type="string" office:string-value="&lt;Row Tag='LOC_TCS_FLEETNAME_SUFFIX_BUCCANEERS' Language='pl_PL'&gt;&lt;Text&gt;Bukanierzy&lt;/Text&gt;&lt;/Row&gt;">
            <text:p>&lt;Row Tag='LOC_TCS_FLEETNAME_SUFFIX_BUCCANEERS' Language='pl_PL'&gt;&lt;Text&gt;Bukanierzy&lt;/Text&gt;&lt;/Row&gt;</text:p>
          </table:table-cell>
          <table:table-cell office:value-type="string">
            <text:p>Bucaneiros</text:p>
          </table:table-cell>
          <table:table-cell table:formula="of:=CONCATENATE(&quot;&lt;Row Tag='&quot;;[.A244];&quot;' Language='pt_BR'&gt;&lt;Text&gt;&quot;;[.O244];&quot;&lt;/Text&gt;&lt;/Row&gt;&quot;)" office:value-type="string" office:string-value="&lt;Row Tag='LOC_TCS_FLEETNAME_SUFFIX_BUCCANEERS' Language='pt_BR'&gt;&lt;Text&gt;Bucaneiros&lt;/Text&gt;&lt;/Row&gt;">
            <text:p>&lt;Row Tag='LOC_TCS_FLEETNAME_SUFFIX_BUCCANEERS' Language='pt_BR'&gt;&lt;Text&gt;Bucaneiros&lt;/Text&gt;&lt;/Row&gt;</text:p>
          </table:table-cell>
          <table:table-cell office:value-type="string">
            <text:p>Буканьеры</text:p>
          </table:table-cell>
          <table:table-cell table:formula="of:=CONCATENATE(&quot;&lt;Row Tag='&quot;;[.A244];&quot;' Language='ru_RU'&gt;&lt;Text&gt;&quot;;[.Q244];&quot;&lt;/Text&gt;&lt;/Row&gt;&quot;)" office:value-type="string" office:string-value="&lt;Row Tag='LOC_TCS_FLEETNAME_SUFFIX_BUCCANEERS' Language='ru_RU'&gt;&lt;Text&gt;Буканьеры&lt;/Text&gt;&lt;/Row&gt;">
            <text:p>&lt;Row Tag='LOC_TCS_FLEETNAME_SUFFIX_BUCCANEERS' Language='ru_RU'&gt;&lt;Text&gt;Буканьеры&lt;/Text&gt;&lt;/Row&gt;</text:p>
          </table:table-cell>
          <table:table-cell office:value-type="string">
            <text:p>海盗</text:p>
          </table:table-cell>
          <table:table-cell table:formula="of:=CONCATENATE(&quot;&lt;Row Tag='&quot;;[.A244];&quot;' Language='zh_Hans_CN'&gt;&lt;Text&gt;&quot;;[.S244];&quot;&lt;/Text&gt;&lt;/Row&gt;&quot;)" office:value-type="string" office:string-value="&lt;Row Tag='LOC_TCS_FLEETNAME_SUFFIX_BUCCANEERS' Language='zh_Hans_CN'&gt;&lt;Text&gt;海盗&lt;/Text&gt;&lt;/Row&gt;">
            <text:p>&lt;Row Tag='LOC_TCS_FLEETNAME_SUFFIX_BUCCANEERS' Language='zh_Hans_CN'&gt;&lt;Text&gt;海盗&lt;/Text&gt;&lt;/Row&gt;</text:p>
          </table:table-cell>
        </table:table-row>
        <table:table-row table:style-name="ro3">
          <table:table-cell office:value-type="string">
            <text:p>LOC_TCS_FLEETNAME_SUFFIX_CONQUEROR</text:p>
          </table:table-cell>
          <table:table-cell office:value-type="string">
            <text:p>Conqueror</text:p>
          </table:table-cell>
          <table:table-cell office:value-type="string">
            <text:p>Eroberer</text:p>
          </table:table-cell>
          <table:table-cell table:formula="of:=CONCATENATE(&quot;&lt;Row Tag='&quot;;[.A245];&quot;' Language='de_DE'&gt;&lt;Text&gt;&quot;;[.C245];&quot;&lt;/Text&gt;&lt;/Row&gt;&quot;)" office:value-type="string" office:string-value="&lt;Row Tag='LOC_TCS_FLEETNAME_SUFFIX_CONQUEROR' Language='de_DE'&gt;&lt;Text&gt;Eroberer&lt;/Text&gt;&lt;/Row&gt;">
            <text:p>&lt;Row Tag='LOC_TCS_FLEETNAME_SUFFIX_CONQUEROR' Language='de_DE'&gt;&lt;Text&gt;Eroberer&lt;/Text&gt;&lt;/Row&gt;</text:p>
          </table:table-cell>
          <table:table-cell office:value-type="string">
            <text:p>Conquistador</text:p>
          </table:table-cell>
          <table:table-cell table:formula="of:=CONCATENATE(&quot;&lt;Row Tag='&quot;;[.A245];&quot;' Language='es_ES'&gt;&lt;Text&gt;&quot;;[.E245];&quot;&lt;/Text&gt;&lt;/Row&gt;&quot;)" office:value-type="string" office:string-value="&lt;Row Tag='LOC_TCS_FLEETNAME_SUFFIX_CONQUEROR' Language='es_ES'&gt;&lt;Text&gt;Conquistador&lt;/Text&gt;&lt;/Row&gt;">
            <text:p>&lt;Row Tag='LOC_TCS_FLEETNAME_SUFFIX_CONQUEROR' Language='es_ES'&gt;&lt;Text&gt;Conquistador&lt;/Text&gt;&lt;/Row&gt;</text:p>
          </table:table-cell>
          <table:table-cell office:value-type="string">
            <text:p>Conquistatore</text:p>
          </table:table-cell>
          <table:table-cell table:formula="of:=CONCATENATE(&quot;&lt;Row Tag='&quot;;[.A245];&quot;' Language='it_IT'&gt;&lt;Text&gt;&quot;;[.G245];&quot;&lt;/Text&gt;&lt;/Row&gt;&quot;)" office:value-type="string" office:string-value="&lt;Row Tag='LOC_TCS_FLEETNAME_SUFFIX_CONQUEROR' Language='it_IT'&gt;&lt;Text&gt;Conquistatore&lt;/Text&gt;&lt;/Row&gt;">
            <text:p>&lt;Row Tag='LOC_TCS_FLEETNAME_SUFFIX_CONQUEROR' Language='it_IT'&gt;&lt;Text&gt;Conquistatore&lt;/Text&gt;&lt;/Row&gt;</text:p>
          </table:table-cell>
          <table:table-cell office:value-type="string">
            <text:p>征服者</text:p>
          </table:table-cell>
          <table:table-cell table:formula="of:=CONCATENATE(&quot;&lt;Row Tag='&quot;;[.A245];&quot;' Language='ja_JP'&gt;&lt;Text&gt;&quot;;[.I245];&quot;&lt;/Text&gt;&lt;/Row&gt;&quot;)" office:value-type="string" office:string-value="&lt;Row Tag='LOC_TCS_FLEETNAME_SUFFIX_CONQUEROR' Language='ja_JP'&gt;&lt;Text&gt;征服者&lt;/Text&gt;&lt;/Row&gt;">
            <text:p>&lt;Row Tag='LOC_TCS_FLEETNAME_SUFFIX_CONQUEROR' Language='ja_JP'&gt;&lt;Text&gt;征服者&lt;/Text&gt;&lt;/Row&gt;</text:p>
          </table:table-cell>
          <table:table-cell office:value-type="string">
            <text:p>정복자</text:p>
          </table:table-cell>
          <table:table-cell table:formula="of:=CONCATENATE(&quot;&lt;Row Tag='&quot;;[.A245];&quot;' Language='ko_KR'&gt;&lt;Text&gt;&quot;;[.K245];&quot;&lt;/Text&gt;&lt;/Row&gt;&quot;)" office:value-type="string" office:string-value="&lt;Row Tag='LOC_TCS_FLEETNAME_SUFFIX_CONQUEROR' Language='ko_KR'&gt;&lt;Text&gt;정복자&lt;/Text&gt;&lt;/Row&gt;">
            <text:p>&lt;Row Tag='LOC_TCS_FLEETNAME_SUFFIX_CONQUEROR' Language='ko_KR'&gt;&lt;Text&gt;정복자&lt;/Text&gt;&lt;/Row&gt;</text:p>
          </table:table-cell>
          <table:table-cell office:value-type="string">
            <text:p>Zdobywca</text:p>
          </table:table-cell>
          <table:table-cell table:formula="of:=CONCATENATE(&quot;&lt;Row Tag='&quot;;[.A245];&quot;' Language='pl_PL'&gt;&lt;Text&gt;&quot;;[.M245];&quot;&lt;/Text&gt;&lt;/Row&gt;&quot;)" office:value-type="string" office:string-value="&lt;Row Tag='LOC_TCS_FLEETNAME_SUFFIX_CONQUEROR' Language='pl_PL'&gt;&lt;Text&gt;Zdobywca&lt;/Text&gt;&lt;/Row&gt;">
            <text:p>&lt;Row Tag='LOC_TCS_FLEETNAME_SUFFIX_CONQUEROR' Language='pl_PL'&gt;&lt;Text&gt;Zdobywca&lt;/Text&gt;&lt;/Row&gt;</text:p>
          </table:table-cell>
          <table:table-cell office:value-type="string">
            <text:p>Conquistador</text:p>
          </table:table-cell>
          <table:table-cell table:formula="of:=CONCATENATE(&quot;&lt;Row Tag='&quot;;[.A245];&quot;' Language='pt_BR'&gt;&lt;Text&gt;&quot;;[.O245];&quot;&lt;/Text&gt;&lt;/Row&gt;&quot;)" office:value-type="string" office:string-value="&lt;Row Tag='LOC_TCS_FLEETNAME_SUFFIX_CONQUEROR' Language='pt_BR'&gt;&lt;Text&gt;Conquistador&lt;/Text&gt;&lt;/Row&gt;">
            <text:p>&lt;Row Tag='LOC_TCS_FLEETNAME_SUFFIX_CONQUEROR' Language='pt_BR'&gt;&lt;Text&gt;Conquistador&lt;/Text&gt;&lt;/Row&gt;</text:p>
          </table:table-cell>
          <table:table-cell office:value-type="string">
            <text:p>Завоеватель</text:p>
          </table:table-cell>
          <table:table-cell table:formula="of:=CONCATENATE(&quot;&lt;Row Tag='&quot;;[.A245];&quot;' Language='ru_RU'&gt;&lt;Text&gt;&quot;;[.Q245];&quot;&lt;/Text&gt;&lt;/Row&gt;&quot;)" office:value-type="string" office:string-value="&lt;Row Tag='LOC_TCS_FLEETNAME_SUFFIX_CONQUEROR' Language='ru_RU'&gt;&lt;Text&gt;Завоеватель&lt;/Text&gt;&lt;/Row&gt;">
            <text:p>&lt;Row Tag='LOC_TCS_FLEETNAME_SUFFIX_CONQUEROR' Language='ru_RU'&gt;&lt;Text&gt;Завоеватель&lt;/Text&gt;&lt;/Row&gt;</text:p>
          </table:table-cell>
          <table:table-cell office:value-type="string">
            <text:p>征服者</text:p>
          </table:table-cell>
          <table:table-cell table:formula="of:=CONCATENATE(&quot;&lt;Row Tag='&quot;;[.A245];&quot;' Language='zh_Hans_CN'&gt;&lt;Text&gt;&quot;;[.S245];&quot;&lt;/Text&gt;&lt;/Row&gt;&quot;)" office:value-type="string" office:string-value="&lt;Row Tag='LOC_TCS_FLEETNAME_SUFFIX_CONQUEROR' Language='zh_Hans_CN'&gt;&lt;Text&gt;征服者&lt;/Text&gt;&lt;/Row&gt;">
            <text:p>&lt;Row Tag='LOC_TCS_FLEETNAME_SUFFIX_CONQUEROR' Language='zh_Hans_CN'&gt;&lt;Text&gt;征服者&lt;/Text&gt;&lt;/Row&gt;</text:p>
          </table:table-cell>
        </table:table-row>
        <table:table-row table:style-name="ro3">
          <table:table-cell office:value-type="string">
            <text:p>LOC_TCS_FLEETNAME_SUFFIX_DREADNOUGHT</text:p>
          </table:table-cell>
          <table:table-cell table:number-columns-repeated="2" office:value-type="string">
            <text:p>Dreadnought</text:p>
          </table:table-cell>
          <table:table-cell table:formula="of:=CONCATENATE(&quot;&lt;Row Tag='&quot;;[.A246];&quot;' Language='de_DE'&gt;&lt;Text&gt;&quot;;[.C246];&quot;&lt;/Text&gt;&lt;/Row&gt;&quot;)" office:value-type="string" office:string-value="&lt;Row Tag='LOC_TCS_FLEETNAME_SUFFIX_DREADNOUGHT' Language='de_DE'&gt;&lt;Text&gt;Dreadnought&lt;/Text&gt;&lt;/Row&gt;">
            <text:p>&lt;Row Tag='LOC_TCS_FLEETNAME_SUFFIX_DREADNOUGHT' Language='de_DE'&gt;&lt;Text&gt;Dreadnought&lt;/Text&gt;&lt;/Row&gt;</text:p>
          </table:table-cell>
          <table:table-cell office:value-type="string">
            <text:p>Acorazado</text:p>
          </table:table-cell>
          <table:table-cell table:formula="of:=CONCATENATE(&quot;&lt;Row Tag='&quot;;[.A246];&quot;' Language='es_ES'&gt;&lt;Text&gt;&quot;;[.E246];&quot;&lt;/Text&gt;&lt;/Row&gt;&quot;)" office:value-type="string" office:string-value="&lt;Row Tag='LOC_TCS_FLEETNAME_SUFFIX_DREADNOUGHT' Language='es_ES'&gt;&lt;Text&gt;Acorazado&lt;/Text&gt;&lt;/Row&gt;">
            <text:p>&lt;Row Tag='LOC_TCS_FLEETNAME_SUFFIX_DREADNOUGHT' Language='es_ES'&gt;&lt;Text&gt;Acorazado&lt;/Text&gt;&lt;/Row&gt;</text:p>
          </table:table-cell>
          <table:table-cell office:value-type="string">
            <text:p>Corazzata</text:p>
          </table:table-cell>
          <table:table-cell table:formula="of:=CONCATENATE(&quot;&lt;Row Tag='&quot;;[.A246];&quot;' Language='it_IT'&gt;&lt;Text&gt;&quot;;[.G246];&quot;&lt;/Text&gt;&lt;/Row&gt;&quot;)" office:value-type="string" office:string-value="&lt;Row Tag='LOC_TCS_FLEETNAME_SUFFIX_DREADNOUGHT' Language='it_IT'&gt;&lt;Text&gt;Corazzata&lt;/Text&gt;&lt;/Row&gt;">
            <text:p>&lt;Row Tag='LOC_TCS_FLEETNAME_SUFFIX_DREADNOUGHT' Language='it_IT'&gt;&lt;Text&gt;Corazzata&lt;/Text&gt;&lt;/Row&gt;</text:p>
          </table:table-cell>
          <table:table-cell office:value-type="string">
            <text:p>ドレッドノート</text:p>
          </table:table-cell>
          <table:table-cell table:formula="of:=CONCATENATE(&quot;&lt;Row Tag='&quot;;[.A246];&quot;' Language='ja_JP'&gt;&lt;Text&gt;&quot;;[.I246];&quot;&lt;/Text&gt;&lt;/Row&gt;&quot;)" office:value-type="string" office:string-value="&lt;Row Tag='LOC_TCS_FLEETNAME_SUFFIX_DREADNOUGHT' Language='ja_JP'&gt;&lt;Text&gt;ドレッドノート&lt;/Text&gt;&lt;/Row&gt;">
            <text:p>&lt;Row Tag='LOC_TCS_FLEETNAME_SUFFIX_DREADNOUGHT' Language='ja_JP'&gt;&lt;Text&gt;ドレッドノート&lt;/Text&gt;&lt;/Row&gt;</text:p>
          </table:table-cell>
          <table:table-cell office:value-type="string">
            <text:p>드레드노트</text:p>
          </table:table-cell>
          <table:table-cell table:formula="of:=CONCATENATE(&quot;&lt;Row Tag='&quot;;[.A246];&quot;' Language='ko_KR'&gt;&lt;Text&gt;&quot;;[.K246];&quot;&lt;/Text&gt;&lt;/Row&gt;&quot;)" office:value-type="string" office:string-value="&lt;Row Tag='LOC_TCS_FLEETNAME_SUFFIX_DREADNOUGHT' Language='ko_KR'&gt;&lt;Text&gt;드레드노트&lt;/Text&gt;&lt;/Row&gt;">
            <text:p>&lt;Row Tag='LOC_TCS_FLEETNAME_SUFFIX_DREADNOUGHT' Language='ko_KR'&gt;&lt;Text&gt;드레드노트&lt;/Text&gt;&lt;/Row&gt;</text:p>
          </table:table-cell>
          <table:table-cell office:value-type="string">
            <text:p>Drednot</text:p>
          </table:table-cell>
          <table:table-cell table:formula="of:=CONCATENATE(&quot;&lt;Row Tag='&quot;;[.A246];&quot;' Language='pl_PL'&gt;&lt;Text&gt;&quot;;[.M246];&quot;&lt;/Text&gt;&lt;/Row&gt;&quot;)" office:value-type="string" office:string-value="&lt;Row Tag='LOC_TCS_FLEETNAME_SUFFIX_DREADNOUGHT' Language='pl_PL'&gt;&lt;Text&gt;Drednot&lt;/Text&gt;&lt;/Row&gt;">
            <text:p>&lt;Row Tag='LOC_TCS_FLEETNAME_SUFFIX_DREADNOUGHT' Language='pl_PL'&gt;&lt;Text&gt;Drednot&lt;/Text&gt;&lt;/Row&gt;</text:p>
          </table:table-cell>
          <table:table-cell office:value-type="string">
            <text:p>Encouraçado</text:p>
          </table:table-cell>
          <table:table-cell table:formula="of:=CONCATENATE(&quot;&lt;Row Tag='&quot;;[.A246];&quot;' Language='pt_BR'&gt;&lt;Text&gt;&quot;;[.O246];&quot;&lt;/Text&gt;&lt;/Row&gt;&quot;)" office:value-type="string" office:string-value="&lt;Row Tag='LOC_TCS_FLEETNAME_SUFFIX_DREADNOUGHT' Language='pt_BR'&gt;&lt;Text&gt;Encouraçado&lt;/Text&gt;&lt;/Row&gt;">
            <text:p>&lt;Row Tag='LOC_TCS_FLEETNAME_SUFFIX_DREADNOUGHT' Language='pt_BR'&gt;&lt;Text&gt;Encouraçado&lt;/Text&gt;&lt;/Row&gt;</text:p>
          </table:table-cell>
          <table:table-cell office:value-type="string">
            <text:p>Дредноут</text:p>
          </table:table-cell>
          <table:table-cell table:formula="of:=CONCATENATE(&quot;&lt;Row Tag='&quot;;[.A246];&quot;' Language='ru_RU'&gt;&lt;Text&gt;&quot;;[.Q246];&quot;&lt;/Text&gt;&lt;/Row&gt;&quot;)" office:value-type="string" office:string-value="&lt;Row Tag='LOC_TCS_FLEETNAME_SUFFIX_DREADNOUGHT' Language='ru_RU'&gt;&lt;Text&gt;Дредноут&lt;/Text&gt;&lt;/Row&gt;">
            <text:p>&lt;Row Tag='LOC_TCS_FLEETNAME_SUFFIX_DREADNOUGHT' Language='ru_RU'&gt;&lt;Text&gt;Дредноут&lt;/Text&gt;&lt;/Row&gt;</text:p>
          </table:table-cell>
          <table:table-cell office:value-type="string">
            <text:p>无畏舰</text:p>
          </table:table-cell>
          <table:table-cell table:formula="of:=CONCATENATE(&quot;&lt;Row Tag='&quot;;[.A246];&quot;' Language='zh_Hans_CN'&gt;&lt;Text&gt;&quot;;[.S246];&quot;&lt;/Text&gt;&lt;/Row&gt;&quot;)" office:value-type="string" office:string-value="&lt;Row Tag='LOC_TCS_FLEETNAME_SUFFIX_DREADNOUGHT' Language='zh_Hans_CN'&gt;&lt;Text&gt;无畏舰&lt;/Text&gt;&lt;/Row&gt;">
            <text:p>&lt;Row Tag='LOC_TCS_FLEETNAME_SUFFIX_DREADNOUGHT' Language='zh_Hans_CN'&gt;&lt;Text&gt;无畏舰&lt;/Text&gt;&lt;/Row&gt;</text:p>
          </table:table-cell>
        </table:table-row>
        <table:table-row table:style-name="ro3">
          <table:table-cell office:value-type="string">
            <text:p>LOC_TCS_FLEETNAME_SUFFIX_EEL</text:p>
          </table:table-cell>
          <table:table-cell office:value-type="string">
            <text:p>Eel</text:p>
          </table:table-cell>
          <table:table-cell office:value-type="string">
            <text:p>Aal</text:p>
          </table:table-cell>
          <table:table-cell table:formula="of:=CONCATENATE(&quot;&lt;Row Tag='&quot;;[.A247];&quot;' Language='de_DE'&gt;&lt;Text&gt;&quot;;[.C247];&quot;&lt;/Text&gt;&lt;/Row&gt;&quot;)" office:value-type="string" office:string-value="&lt;Row Tag='LOC_TCS_FLEETNAME_SUFFIX_EEL' Language='de_DE'&gt;&lt;Text&gt;Aal&lt;/Text&gt;&lt;/Row&gt;">
            <text:p>&lt;Row Tag='LOC_TCS_FLEETNAME_SUFFIX_EEL' Language='de_DE'&gt;&lt;Text&gt;Aal&lt;/Text&gt;&lt;/Row&gt;</text:p>
          </table:table-cell>
          <table:table-cell office:value-type="string">
            <text:p>Anguila</text:p>
          </table:table-cell>
          <table:table-cell table:formula="of:=CONCATENATE(&quot;&lt;Row Tag='&quot;;[.A247];&quot;' Language='es_ES'&gt;&lt;Text&gt;&quot;;[.E247];&quot;&lt;/Text&gt;&lt;/Row&gt;&quot;)" office:value-type="string" office:string-value="&lt;Row Tag='LOC_TCS_FLEETNAME_SUFFIX_EEL' Language='es_ES'&gt;&lt;Text&gt;Anguila&lt;/Text&gt;&lt;/Row&gt;">
            <text:p>&lt;Row Tag='LOC_TCS_FLEETNAME_SUFFIX_EEL' Language='es_ES'&gt;&lt;Text&gt;Anguila&lt;/Text&gt;&lt;/Row&gt;</text:p>
          </table:table-cell>
          <table:table-cell office:value-type="string">
            <text:p>Anguilla</text:p>
          </table:table-cell>
          <table:table-cell table:formula="of:=CONCATENATE(&quot;&lt;Row Tag='&quot;;[.A247];&quot;' Language='it_IT'&gt;&lt;Text&gt;&quot;;[.G247];&quot;&lt;/Text&gt;&lt;/Row&gt;&quot;)" office:value-type="string" office:string-value="&lt;Row Tag='LOC_TCS_FLEETNAME_SUFFIX_EEL' Language='it_IT'&gt;&lt;Text&gt;Anguilla&lt;/Text&gt;&lt;/Row&gt;">
            <text:p>&lt;Row Tag='LOC_TCS_FLEETNAME_SUFFIX_EEL' Language='it_IT'&gt;&lt;Text&gt;Anguilla&lt;/Text&gt;&lt;/Row&gt;</text:p>
          </table:table-cell>
          <table:table-cell office:value-type="string">
            <text:p>鰻</text:p>
          </table:table-cell>
          <table:table-cell table:formula="of:=CONCATENATE(&quot;&lt;Row Tag='&quot;;[.A247];&quot;' Language='ja_JP'&gt;&lt;Text&gt;&quot;;[.I247];&quot;&lt;/Text&gt;&lt;/Row&gt;&quot;)" office:value-type="string" office:string-value="&lt;Row Tag='LOC_TCS_FLEETNAME_SUFFIX_EEL' Language='ja_JP'&gt;&lt;Text&gt;鰻&lt;/Text&gt;&lt;/Row&gt;">
            <text:p>&lt;Row Tag='LOC_TCS_FLEETNAME_SUFFIX_EEL' Language='ja_JP'&gt;&lt;Text&gt;鰻&lt;/Text&gt;&lt;/Row&gt;</text:p>
          </table:table-cell>
          <table:table-cell office:value-type="string">
            <text:p>뱀장어</text:p>
          </table:table-cell>
          <table:table-cell table:formula="of:=CONCATENATE(&quot;&lt;Row Tag='&quot;;[.A247];&quot;' Language='ko_KR'&gt;&lt;Text&gt;&quot;;[.K247];&quot;&lt;/Text&gt;&lt;/Row&gt;&quot;)" office:value-type="string" office:string-value="&lt;Row Tag='LOC_TCS_FLEETNAME_SUFFIX_EEL' Language='ko_KR'&gt;&lt;Text&gt;뱀장어&lt;/Text&gt;&lt;/Row&gt;">
            <text:p>&lt;Row Tag='LOC_TCS_FLEETNAME_SUFFIX_EEL' Language='ko_KR'&gt;&lt;Text&gt;뱀장어&lt;/Text&gt;&lt;/Row&gt;</text:p>
          </table:table-cell>
          <table:table-cell office:value-type="string">
            <text:p>Węgorz</text:p>
          </table:table-cell>
          <table:table-cell table:formula="of:=CONCATENATE(&quot;&lt;Row Tag='&quot;;[.A247];&quot;' Language='pl_PL'&gt;&lt;Text&gt;&quot;;[.M247];&quot;&lt;/Text&gt;&lt;/Row&gt;&quot;)" office:value-type="string" office:string-value="&lt;Row Tag='LOC_TCS_FLEETNAME_SUFFIX_EEL' Language='pl_PL'&gt;&lt;Text&gt;Węgorz&lt;/Text&gt;&lt;/Row&gt;">
            <text:p>&lt;Row Tag='LOC_TCS_FLEETNAME_SUFFIX_EEL' Language='pl_PL'&gt;&lt;Text&gt;Węgorz&lt;/Text&gt;&lt;/Row&gt;</text:p>
          </table:table-cell>
          <table:table-cell office:value-type="string">
            <text:p>Enguia</text:p>
          </table:table-cell>
          <table:table-cell table:formula="of:=CONCATENATE(&quot;&lt;Row Tag='&quot;;[.A247];&quot;' Language='pt_BR'&gt;&lt;Text&gt;&quot;;[.O247];&quot;&lt;/Text&gt;&lt;/Row&gt;&quot;)" office:value-type="string" office:string-value="&lt;Row Tag='LOC_TCS_FLEETNAME_SUFFIX_EEL' Language='pt_BR'&gt;&lt;Text&gt;Enguia&lt;/Text&gt;&lt;/Row&gt;">
            <text:p>&lt;Row Tag='LOC_TCS_FLEETNAME_SUFFIX_EEL' Language='pt_BR'&gt;&lt;Text&gt;Enguia&lt;/Text&gt;&lt;/Row&gt;</text:p>
          </table:table-cell>
          <table:table-cell office:value-type="string">
            <text:p>Угорь</text:p>
          </table:table-cell>
          <table:table-cell table:formula="of:=CONCATENATE(&quot;&lt;Row Tag='&quot;;[.A247];&quot;' Language='ru_RU'&gt;&lt;Text&gt;&quot;;[.Q247];&quot;&lt;/Text&gt;&lt;/Row&gt;&quot;)" office:value-type="string" office:string-value="&lt;Row Tag='LOC_TCS_FLEETNAME_SUFFIX_EEL' Language='ru_RU'&gt;&lt;Text&gt;Угорь&lt;/Text&gt;&lt;/Row&gt;">
            <text:p>&lt;Row Tag='LOC_TCS_FLEETNAME_SUFFIX_EEL' Language='ru_RU'&gt;&lt;Text&gt;Угорь&lt;/Text&gt;&lt;/Row&gt;</text:p>
          </table:table-cell>
          <table:table-cell office:value-type="string">
            <text:p>鳗鱼</text:p>
          </table:table-cell>
          <table:table-cell table:formula="of:=CONCATENATE(&quot;&lt;Row Tag='&quot;;[.A247];&quot;' Language='zh_Hans_CN'&gt;&lt;Text&gt;&quot;;[.S247];&quot;&lt;/Text&gt;&lt;/Row&gt;&quot;)" office:value-type="string" office:string-value="&lt;Row Tag='LOC_TCS_FLEETNAME_SUFFIX_EEL' Language='zh_Hans_CN'&gt;&lt;Text&gt;鳗鱼&lt;/Text&gt;&lt;/Row&gt;">
            <text:p>&lt;Row Tag='LOC_TCS_FLEETNAME_SUFFIX_EEL' Language='zh_Hans_CN'&gt;&lt;Text&gt;鳗鱼&lt;/Text&gt;&lt;/Row&gt;</text:p>
          </table:table-cell>
        </table:table-row>
        <table:table-row table:style-name="ro3">
          <table:table-cell office:value-type="string">
            <text:p>LOC_TCS_FLEETNAME_SUFFIX_ENDEAVOR</text:p>
          </table:table-cell>
          <table:table-cell office:value-type="string">
            <text:p>Endeavor</text:p>
          </table:table-cell>
          <table:table-cell office:value-type="string">
            <text:p>Bestreben</text:p>
          </table:table-cell>
          <table:table-cell table:formula="of:=CONCATENATE(&quot;&lt;Row Tag='&quot;;[.A248];&quot;' Language='de_DE'&gt;&lt;Text&gt;&quot;;[.C248];&quot;&lt;/Text&gt;&lt;/Row&gt;&quot;)" office:value-type="string" office:string-value="&lt;Row Tag='LOC_TCS_FLEETNAME_SUFFIX_ENDEAVOR' Language='de_DE'&gt;&lt;Text&gt;Bestreben&lt;/Text&gt;&lt;/Row&gt;">
            <text:p>&lt;Row Tag='LOC_TCS_FLEETNAME_SUFFIX_ENDEAVOR' Language='de_DE'&gt;&lt;Text&gt;Bestreben&lt;/Text&gt;&lt;/Row&gt;</text:p>
          </table:table-cell>
          <table:table-cell office:value-type="string">
            <text:p>Empeño</text:p>
          </table:table-cell>
          <table:table-cell table:formula="of:=CONCATENATE(&quot;&lt;Row Tag='&quot;;[.A248];&quot;' Language='es_ES'&gt;&lt;Text&gt;&quot;;[.E248];&quot;&lt;/Text&gt;&lt;/Row&gt;&quot;)" office:value-type="string" office:string-value="&lt;Row Tag='LOC_TCS_FLEETNAME_SUFFIX_ENDEAVOR' Language='es_ES'&gt;&lt;Text&gt;Empeño&lt;/Text&gt;&lt;/Row&gt;">
            <text:p>&lt;Row Tag='LOC_TCS_FLEETNAME_SUFFIX_ENDEAVOR' Language='es_ES'&gt;&lt;Text&gt;Empeño&lt;/Text&gt;&lt;/Row&gt;</text:p>
          </table:table-cell>
          <table:table-cell office:value-type="string">
            <text:p>Impresa</text:p>
          </table:table-cell>
          <table:table-cell table:formula="of:=CONCATENATE(&quot;&lt;Row Tag='&quot;;[.A248];&quot;' Language='it_IT'&gt;&lt;Text&gt;&quot;;[.G248];&quot;&lt;/Text&gt;&lt;/Row&gt;&quot;)" office:value-type="string" office:string-value="&lt;Row Tag='LOC_TCS_FLEETNAME_SUFFIX_ENDEAVOR' Language='it_IT'&gt;&lt;Text&gt;Impresa&lt;/Text&gt;&lt;/Row&gt;">
            <text:p>&lt;Row Tag='LOC_TCS_FLEETNAME_SUFFIX_ENDEAVOR' Language='it_IT'&gt;&lt;Text&gt;Impresa&lt;/Text&gt;&lt;/Row&gt;</text:p>
          </table:table-cell>
          <table:table-cell office:value-type="string">
            <text:p>努力</text:p>
          </table:table-cell>
          <table:table-cell table:formula="of:=CONCATENATE(&quot;&lt;Row Tag='&quot;;[.A248];&quot;' Language='ja_JP'&gt;&lt;Text&gt;&quot;;[.I248];&quot;&lt;/Text&gt;&lt;/Row&gt;&quot;)" office:value-type="string" office:string-value="&lt;Row Tag='LOC_TCS_FLEETNAME_SUFFIX_ENDEAVOR' Language='ja_JP'&gt;&lt;Text&gt;努力&lt;/Text&gt;&lt;/Row&gt;">
            <text:p>&lt;Row Tag='LOC_TCS_FLEETNAME_SUFFIX_ENDEAVOR' Language='ja_JP'&gt;&lt;Text&gt;努力&lt;/Text&gt;&lt;/Row&gt;</text:p>
          </table:table-cell>
          <table:table-cell office:value-type="string">
            <text:p>노력</text:p>
          </table:table-cell>
          <table:table-cell table:formula="of:=CONCATENATE(&quot;&lt;Row Tag='&quot;;[.A248];&quot;' Language='ko_KR'&gt;&lt;Text&gt;&quot;;[.K248];&quot;&lt;/Text&gt;&lt;/Row&gt;&quot;)" office:value-type="string" office:string-value="&lt;Row Tag='LOC_TCS_FLEETNAME_SUFFIX_ENDEAVOR' Language='ko_KR'&gt;&lt;Text&gt;노력&lt;/Text&gt;&lt;/Row&gt;">
            <text:p>&lt;Row Tag='LOC_TCS_FLEETNAME_SUFFIX_ENDEAVOR' Language='ko_KR'&gt;&lt;Text&gt;노력&lt;/Text&gt;&lt;/Row&gt;</text:p>
          </table:table-cell>
          <table:table-cell office:value-type="string">
            <text:p>Przedsięwzięcie</text:p>
          </table:table-cell>
          <table:table-cell table:formula="of:=CONCATENATE(&quot;&lt;Row Tag='&quot;;[.A248];&quot;' Language='pl_PL'&gt;&lt;Text&gt;&quot;;[.M248];&quot;&lt;/Text&gt;&lt;/Row&gt;&quot;)" office:value-type="string" office:string-value="&lt;Row Tag='LOC_TCS_FLEETNAME_SUFFIX_ENDEAVOR' Language='pl_PL'&gt;&lt;Text&gt;Przedsięwzięcie&lt;/Text&gt;&lt;/Row&gt;">
            <text:p>&lt;Row Tag='LOC_TCS_FLEETNAME_SUFFIX_ENDEAVOR' Language='pl_PL'&gt;&lt;Text&gt;Przedsięwzięcie&lt;/Text&gt;&lt;/Row&gt;</text:p>
          </table:table-cell>
          <table:table-cell office:value-type="string">
            <text:p>Empreendimento</text:p>
          </table:table-cell>
          <table:table-cell table:formula="of:=CONCATENATE(&quot;&lt;Row Tag='&quot;;[.A248];&quot;' Language='pt_BR'&gt;&lt;Text&gt;&quot;;[.O248];&quot;&lt;/Text&gt;&lt;/Row&gt;&quot;)" office:value-type="string" office:string-value="&lt;Row Tag='LOC_TCS_FLEETNAME_SUFFIX_ENDEAVOR' Language='pt_BR'&gt;&lt;Text&gt;Empreendimento&lt;/Text&gt;&lt;/Row&gt;">
            <text:p>&lt;Row Tag='LOC_TCS_FLEETNAME_SUFFIX_ENDEAVOR' Language='pt_BR'&gt;&lt;Text&gt;Empreendimento&lt;/Text&gt;&lt;/Row&gt;</text:p>
          </table:table-cell>
          <table:table-cell office:value-type="string">
            <text:p>Попытка</text:p>
          </table:table-cell>
          <table:table-cell table:formula="of:=CONCATENATE(&quot;&lt;Row Tag='&quot;;[.A248];&quot;' Language='ru_RU'&gt;&lt;Text&gt;&quot;;[.Q248];&quot;&lt;/Text&gt;&lt;/Row&gt;&quot;)" office:value-type="string" office:string-value="&lt;Row Tag='LOC_TCS_FLEETNAME_SUFFIX_ENDEAVOR' Language='ru_RU'&gt;&lt;Text&gt;Попытка&lt;/Text&gt;&lt;/Row&gt;">
            <text:p>&lt;Row Tag='LOC_TCS_FLEETNAME_SUFFIX_ENDEAVOR' Language='ru_RU'&gt;&lt;Text&gt;Попытка&lt;/Text&gt;&lt;/Row&gt;</text:p>
          </table:table-cell>
          <table:table-cell office:value-type="string">
            <text:p>努力</text:p>
          </table:table-cell>
          <table:table-cell table:formula="of:=CONCATENATE(&quot;&lt;Row Tag='&quot;;[.A248];&quot;' Language='zh_Hans_CN'&gt;&lt;Text&gt;&quot;;[.S248];&quot;&lt;/Text&gt;&lt;/Row&gt;&quot;)" office:value-type="string" office:string-value="&lt;Row Tag='LOC_TCS_FLEETNAME_SUFFIX_ENDEAVOR' Language='zh_Hans_CN'&gt;&lt;Text&gt;努力&lt;/Text&gt;&lt;/Row&gt;">
            <text:p>&lt;Row Tag='LOC_TCS_FLEETNAME_SUFFIX_ENDEAVOR' Language='zh_Hans_CN'&gt;&lt;Text&gt;努力&lt;/Text&gt;&lt;/Row&gt;</text:p>
          </table:table-cell>
        </table:table-row>
        <table:table-row table:style-name="ro3">
          <table:table-cell office:value-type="string">
            <text:p>LOC_TCS_FLEETNAME_SUFFIX_FLAGSHIP</text:p>
          </table:table-cell>
          <table:table-cell office:value-type="string">
            <text:p>Flagship</text:p>
          </table:table-cell>
          <table:table-cell office:value-type="string">
            <text:p>Flaggschiff</text:p>
          </table:table-cell>
          <table:table-cell table:formula="of:=CONCATENATE(&quot;&lt;Row Tag='&quot;;[.A249];&quot;' Language='de_DE'&gt;&lt;Text&gt;&quot;;[.C249];&quot;&lt;/Text&gt;&lt;/Row&gt;&quot;)" office:value-type="string" office:string-value="&lt;Row Tag='LOC_TCS_FLEETNAME_SUFFIX_FLAGSHIP' Language='de_DE'&gt;&lt;Text&gt;Flaggschiff&lt;/Text&gt;&lt;/Row&gt;">
            <text:p>&lt;Row Tag='LOC_TCS_FLEETNAME_SUFFIX_FLAGSHIP' Language='de_DE'&gt;&lt;Text&gt;Flaggschiff&lt;/Text&gt;&lt;/Row&gt;</text:p>
          </table:table-cell>
          <table:table-cell office:value-type="string">
            <text:p>Buque insignia</text:p>
          </table:table-cell>
          <table:table-cell table:formula="of:=CONCATENATE(&quot;&lt;Row Tag='&quot;;[.A249];&quot;' Language='es_ES'&gt;&lt;Text&gt;&quot;;[.E249];&quot;&lt;/Text&gt;&lt;/Row&gt;&quot;)" office:value-type="string" office:string-value="&lt;Row Tag='LOC_TCS_FLEETNAME_SUFFIX_FLAGSHIP' Language='es_ES'&gt;&lt;Text&gt;Buque insignia&lt;/Text&gt;&lt;/Row&gt;">
            <text:p>&lt;Row Tag='LOC_TCS_FLEETNAME_SUFFIX_FLAGSHIP' Language='es_ES'&gt;&lt;Text&gt;Buque insignia&lt;/Text&gt;&lt;/Row&gt;</text:p>
          </table:table-cell>
          <table:table-cell office:value-type="string">
            <text:p>Ammiraglia</text:p>
          </table:table-cell>
          <table:table-cell table:formula="of:=CONCATENATE(&quot;&lt;Row Tag='&quot;;[.A249];&quot;' Language='it_IT'&gt;&lt;Text&gt;&quot;;[.G249];&quot;&lt;/Text&gt;&lt;/Row&gt;&quot;)" office:value-type="string" office:string-value="&lt;Row Tag='LOC_TCS_FLEETNAME_SUFFIX_FLAGSHIP' Language='it_IT'&gt;&lt;Text&gt;Ammiraglia&lt;/Text&gt;&lt;/Row&gt;">
            <text:p>&lt;Row Tag='LOC_TCS_FLEETNAME_SUFFIX_FLAGSHIP' Language='it_IT'&gt;&lt;Text&gt;Ammiraglia&lt;/Text&gt;&lt;/Row&gt;</text:p>
          </table:table-cell>
          <table:table-cell office:value-type="string">
            <text:p>旗艦</text:p>
          </table:table-cell>
          <table:table-cell table:formula="of:=CONCATENATE(&quot;&lt;Row Tag='&quot;;[.A249];&quot;' Language='ja_JP'&gt;&lt;Text&gt;&quot;;[.I249];&quot;&lt;/Text&gt;&lt;/Row&gt;&quot;)" office:value-type="string" office:string-value="&lt;Row Tag='LOC_TCS_FLEETNAME_SUFFIX_FLAGSHIP' Language='ja_JP'&gt;&lt;Text&gt;旗艦&lt;/Text&gt;&lt;/Row&gt;">
            <text:p>&lt;Row Tag='LOC_TCS_FLEETNAME_SUFFIX_FLAGSHIP' Language='ja_JP'&gt;&lt;Text&gt;旗艦&lt;/Text&gt;&lt;/Row&gt;</text:p>
          </table:table-cell>
          <table:table-cell office:value-type="string">
            <text:p>기함</text:p>
          </table:table-cell>
          <table:table-cell table:formula="of:=CONCATENATE(&quot;&lt;Row Tag='&quot;;[.A249];&quot;' Language='ko_KR'&gt;&lt;Text&gt;&quot;;[.K249];&quot;&lt;/Text&gt;&lt;/Row&gt;&quot;)" office:value-type="string" office:string-value="&lt;Row Tag='LOC_TCS_FLEETNAME_SUFFIX_FLAGSHIP' Language='ko_KR'&gt;&lt;Text&gt;기함&lt;/Text&gt;&lt;/Row&gt;">
            <text:p>&lt;Row Tag='LOC_TCS_FLEETNAME_SUFFIX_FLAGSHIP' Language='ko_KR'&gt;&lt;Text&gt;기함&lt;/Text&gt;&lt;/Row&gt;</text:p>
          </table:table-cell>
          <table:table-cell office:value-type="string">
            <text:p>Okręt flagowy</text:p>
          </table:table-cell>
          <table:table-cell table:formula="of:=CONCATENATE(&quot;&lt;Row Tag='&quot;;[.A249];&quot;' Language='pl_PL'&gt;&lt;Text&gt;&quot;;[.M249];&quot;&lt;/Text&gt;&lt;/Row&gt;&quot;)" office:value-type="string" office:string-value="&lt;Row Tag='LOC_TCS_FLEETNAME_SUFFIX_FLAGSHIP' Language='pl_PL'&gt;&lt;Text&gt;Okręt flagowy&lt;/Text&gt;&lt;/Row&gt;">
            <text:p>&lt;Row Tag='LOC_TCS_FLEETNAME_SUFFIX_FLAGSHIP' Language='pl_PL'&gt;&lt;Text&gt;Okręt flagowy&lt;/Text&gt;&lt;/Row&gt;</text:p>
          </table:table-cell>
          <table:table-cell office:value-type="string">
            <text:p>Navio almirante</text:p>
          </table:table-cell>
          <table:table-cell table:formula="of:=CONCATENATE(&quot;&lt;Row Tag='&quot;;[.A249];&quot;' Language='pt_BR'&gt;&lt;Text&gt;&quot;;[.O249];&quot;&lt;/Text&gt;&lt;/Row&gt;&quot;)" office:value-type="string" office:string-value="&lt;Row Tag='LOC_TCS_FLEETNAME_SUFFIX_FLAGSHIP' Language='pt_BR'&gt;&lt;Text&gt;Navio almirante&lt;/Text&gt;&lt;/Row&gt;">
            <text:p>&lt;Row Tag='LOC_TCS_FLEETNAME_SUFFIX_FLAGSHIP' Language='pt_BR'&gt;&lt;Text&gt;Navio almirante&lt;/Text&gt;&lt;/Row&gt;</text:p>
          </table:table-cell>
          <table:table-cell office:value-type="string">
            <text:p>Флагман</text:p>
          </table:table-cell>
          <table:table-cell table:formula="of:=CONCATENATE(&quot;&lt;Row Tag='&quot;;[.A249];&quot;' Language='ru_RU'&gt;&lt;Text&gt;&quot;;[.Q249];&quot;&lt;/Text&gt;&lt;/Row&gt;&quot;)" office:value-type="string" office:string-value="&lt;Row Tag='LOC_TCS_FLEETNAME_SUFFIX_FLAGSHIP' Language='ru_RU'&gt;&lt;Text&gt;Флагман&lt;/Text&gt;&lt;/Row&gt;">
            <text:p>&lt;Row Tag='LOC_TCS_FLEETNAME_SUFFIX_FLAGSHIP' Language='ru_RU'&gt;&lt;Text&gt;Флагман&lt;/Text&gt;&lt;/Row&gt;</text:p>
          </table:table-cell>
          <table:table-cell office:value-type="string">
            <text:p>旗舰</text:p>
          </table:table-cell>
          <table:table-cell table:formula="of:=CONCATENATE(&quot;&lt;Row Tag='&quot;;[.A249];&quot;' Language='zh_Hans_CN'&gt;&lt;Text&gt;&quot;;[.S249];&quot;&lt;/Text&gt;&lt;/Row&gt;&quot;)" office:value-type="string" office:string-value="&lt;Row Tag='LOC_TCS_FLEETNAME_SUFFIX_FLAGSHIP' Language='zh_Hans_CN'&gt;&lt;Text&gt;旗舰&lt;/Text&gt;&lt;/Row&gt;">
            <text:p>&lt;Row Tag='LOC_TCS_FLEETNAME_SUFFIX_FLAGSHIP' Language='zh_Hans_CN'&gt;&lt;Text&gt;旗舰&lt;/Text&gt;&lt;/Row&gt;</text:p>
          </table:table-cell>
        </table:table-row>
        <table:table-row table:style-name="ro3">
          <table:table-cell office:value-type="string">
            <text:p>LOC_TCS_FLEETNAME_SUFFIX_FLOTILLA</text:p>
          </table:table-cell>
          <table:table-cell office:value-type="string">
            <text:p>Flotilla</text:p>
          </table:table-cell>
          <table:table-cell office:value-type="string">
            <text:p>Flottille</text:p>
          </table:table-cell>
          <table:table-cell table:formula="of:=CONCATENATE(&quot;&lt;Row Tag='&quot;;[.A250];&quot;' Language='de_DE'&gt;&lt;Text&gt;&quot;;[.C250];&quot;&lt;/Text&gt;&lt;/Row&gt;&quot;)" office:value-type="string" office:string-value="&lt;Row Tag='LOC_TCS_FLEETNAME_SUFFIX_FLOTILLA' Language='de_DE'&gt;&lt;Text&gt;Flottille&lt;/Text&gt;&lt;/Row&gt;">
            <text:p>&lt;Row Tag='LOC_TCS_FLEETNAME_SUFFIX_FLOTILLA' Language='de_DE'&gt;&lt;Text&gt;Flottille&lt;/Text&gt;&lt;/Row&gt;</text:p>
          </table:table-cell>
          <table:table-cell office:value-type="string">
            <text:p>Flotilla</text:p>
          </table:table-cell>
          <table:table-cell table:formula="of:=CONCATENATE(&quot;&lt;Row Tag='&quot;;[.A250];&quot;' Language='es_ES'&gt;&lt;Text&gt;&quot;;[.E250];&quot;&lt;/Text&gt;&lt;/Row&gt;&quot;)" office:value-type="string" office:string-value="&lt;Row Tag='LOC_TCS_FLEETNAME_SUFFIX_FLOTILLA' Language='es_ES'&gt;&lt;Text&gt;Flotilla&lt;/Text&gt;&lt;/Row&gt;">
            <text:p>&lt;Row Tag='LOC_TCS_FLEETNAME_SUFFIX_FLOTILLA' Language='es_ES'&gt;&lt;Text&gt;Flotilla&lt;/Text&gt;&lt;/Row&gt;</text:p>
          </table:table-cell>
          <table:table-cell office:value-type="string">
            <text:p>Flottiglia</text:p>
          </table:table-cell>
          <table:table-cell table:formula="of:=CONCATENATE(&quot;&lt;Row Tag='&quot;;[.A250];&quot;' Language='it_IT'&gt;&lt;Text&gt;&quot;;[.G250];&quot;&lt;/Text&gt;&lt;/Row&gt;&quot;)" office:value-type="string" office:string-value="&lt;Row Tag='LOC_TCS_FLEETNAME_SUFFIX_FLOTILLA' Language='it_IT'&gt;&lt;Text&gt;Flottiglia&lt;/Text&gt;&lt;/Row&gt;">
            <text:p>&lt;Row Tag='LOC_TCS_FLEETNAME_SUFFIX_FLOTILLA' Language='it_IT'&gt;&lt;Text&gt;Flottiglia&lt;/Text&gt;&lt;/Row&gt;</text:p>
          </table:table-cell>
          <table:table-cell office:value-type="string">
            <text:p>小艦隊</text:p>
          </table:table-cell>
          <table:table-cell table:formula="of:=CONCATENATE(&quot;&lt;Row Tag='&quot;;[.A250];&quot;' Language='ja_JP'&gt;&lt;Text&gt;&quot;;[.I250];&quot;&lt;/Text&gt;&lt;/Row&gt;&quot;)" office:value-type="string" office:string-value="&lt;Row Tag='LOC_TCS_FLEETNAME_SUFFIX_FLOTILLA' Language='ja_JP'&gt;&lt;Text&gt;小艦隊&lt;/Text&gt;&lt;/Row&gt;">
            <text:p>&lt;Row Tag='LOC_TCS_FLEETNAME_SUFFIX_FLOTILLA' Language='ja_JP'&gt;&lt;Text&gt;小艦隊&lt;/Text&gt;&lt;/Row&gt;</text:p>
          </table:table-cell>
          <table:table-cell office:value-type="string">
            <text:p>소함대</text:p>
          </table:table-cell>
          <table:table-cell table:formula="of:=CONCATENATE(&quot;&lt;Row Tag='&quot;;[.A250];&quot;' Language='ko_KR'&gt;&lt;Text&gt;&quot;;[.K250];&quot;&lt;/Text&gt;&lt;/Row&gt;&quot;)" office:value-type="string" office:string-value="&lt;Row Tag='LOC_TCS_FLEETNAME_SUFFIX_FLOTILLA' Language='ko_KR'&gt;&lt;Text&gt;소함대&lt;/Text&gt;&lt;/Row&gt;">
            <text:p>&lt;Row Tag='LOC_TCS_FLEETNAME_SUFFIX_FLOTILLA' Language='ko_KR'&gt;&lt;Text&gt;소함대&lt;/Text&gt;&lt;/Row&gt;</text:p>
          </table:table-cell>
          <table:table-cell office:value-type="string">
            <text:p>Flotylla</text:p>
          </table:table-cell>
          <table:table-cell table:formula="of:=CONCATENATE(&quot;&lt;Row Tag='&quot;;[.A250];&quot;' Language='pl_PL'&gt;&lt;Text&gt;&quot;;[.M250];&quot;&lt;/Text&gt;&lt;/Row&gt;&quot;)" office:value-type="string" office:string-value="&lt;Row Tag='LOC_TCS_FLEETNAME_SUFFIX_FLOTILLA' Language='pl_PL'&gt;&lt;Text&gt;Flotylla&lt;/Text&gt;&lt;/Row&gt;">
            <text:p>&lt;Row Tag='LOC_TCS_FLEETNAME_SUFFIX_FLOTILLA' Language='pl_PL'&gt;&lt;Text&gt;Flotylla&lt;/Text&gt;&lt;/Row&gt;</text:p>
          </table:table-cell>
          <table:table-cell office:value-type="string">
            <text:p>Flotilha</text:p>
          </table:table-cell>
          <table:table-cell table:formula="of:=CONCATENATE(&quot;&lt;Row Tag='&quot;;[.A250];&quot;' Language='pt_BR'&gt;&lt;Text&gt;&quot;;[.O250];&quot;&lt;/Text&gt;&lt;/Row&gt;&quot;)" office:value-type="string" office:string-value="&lt;Row Tag='LOC_TCS_FLEETNAME_SUFFIX_FLOTILLA' Language='pt_BR'&gt;&lt;Text&gt;Flotilha&lt;/Text&gt;&lt;/Row&gt;">
            <text:p>&lt;Row Tag='LOC_TCS_FLEETNAME_SUFFIX_FLOTILLA' Language='pt_BR'&gt;&lt;Text&gt;Flotilha&lt;/Text&gt;&lt;/Row&gt;</text:p>
          </table:table-cell>
          <table:table-cell office:value-type="string">
            <text:p>Флотилия</text:p>
          </table:table-cell>
          <table:table-cell table:formula="of:=CONCATENATE(&quot;&lt;Row Tag='&quot;;[.A250];&quot;' Language='ru_RU'&gt;&lt;Text&gt;&quot;;[.Q250];&quot;&lt;/Text&gt;&lt;/Row&gt;&quot;)" office:value-type="string" office:string-value="&lt;Row Tag='LOC_TCS_FLEETNAME_SUFFIX_FLOTILLA' Language='ru_RU'&gt;&lt;Text&gt;Флотилия&lt;/Text&gt;&lt;/Row&gt;">
            <text:p>&lt;Row Tag='LOC_TCS_FLEETNAME_SUFFIX_FLOTILLA' Language='ru_RU'&gt;&lt;Text&gt;Флотилия&lt;/Text&gt;&lt;/Row&gt;</text:p>
          </table:table-cell>
          <table:table-cell office:value-type="string">
            <text:p>舰队</text:p>
          </table:table-cell>
          <table:table-cell table:formula="of:=CONCATENATE(&quot;&lt;Row Tag='&quot;;[.A250];&quot;' Language='zh_Hans_CN'&gt;&lt;Text&gt;&quot;;[.S250];&quot;&lt;/Text&gt;&lt;/Row&gt;&quot;)" office:value-type="string" office:string-value="&lt;Row Tag='LOC_TCS_FLEETNAME_SUFFIX_FLOTILLA' Language='zh_Hans_CN'&gt;&lt;Text&gt;舰队&lt;/Text&gt;&lt;/Row&gt;">
            <text:p>&lt;Row Tag='LOC_TCS_FLEETNAME_SUFFIX_FLOTILLA' Language='zh_Hans_CN'&gt;&lt;Text&gt;舰队&lt;/Text&gt;&lt;/Row&gt;</text:p>
          </table:table-cell>
        </table:table-row>
        <table:table-row table:style-name="ro3">
          <table:table-cell office:value-type="string">
            <text:p>LOC_TCS_FLEETNAME_SUFFIX_INTREPID</text:p>
          </table:table-cell>
          <table:table-cell office:value-type="string">
            <text:p>Intrepid</text:p>
          </table:table-cell>
          <table:table-cell office:value-type="string">
            <text:p>Unerschrocken</text:p>
          </table:table-cell>
          <table:table-cell table:formula="of:=CONCATENATE(&quot;&lt;Row Tag='&quot;;[.A251];&quot;' Language='de_DE'&gt;&lt;Text&gt;&quot;;[.C251];&quot;&lt;/Text&gt;&lt;/Row&gt;&quot;)" office:value-type="string" office:string-value="&lt;Row Tag='LOC_TCS_FLEETNAME_SUFFIX_INTREPID' Language='de_DE'&gt;&lt;Text&gt;Unerschrocken&lt;/Text&gt;&lt;/Row&gt;">
            <text:p>&lt;Row Tag='LOC_TCS_FLEETNAME_SUFFIX_INTREPID' Language='de_DE'&gt;&lt;Text&gt;Unerschrocken&lt;/Text&gt;&lt;/Row&gt;</text:p>
          </table:table-cell>
          <table:table-cell office:value-type="string">
            <text:p>Intrépido</text:p>
          </table:table-cell>
          <table:table-cell table:formula="of:=CONCATENATE(&quot;&lt;Row Tag='&quot;;[.A251];&quot;' Language='es_ES'&gt;&lt;Text&gt;&quot;;[.E251];&quot;&lt;/Text&gt;&lt;/Row&gt;&quot;)" office:value-type="string" office:string-value="&lt;Row Tag='LOC_TCS_FLEETNAME_SUFFIX_INTREPID' Language='es_ES'&gt;&lt;Text&gt;Intrépido&lt;/Text&gt;&lt;/Row&gt;">
            <text:p>&lt;Row Tag='LOC_TCS_FLEETNAME_SUFFIX_INTREPID' Language='es_ES'&gt;&lt;Text&gt;Intrépido&lt;/Text&gt;&lt;/Row&gt;</text:p>
          </table:table-cell>
          <table:table-cell office:value-type="string">
            <text:p>Intrepido</text:p>
          </table:table-cell>
          <table:table-cell table:formula="of:=CONCATENATE(&quot;&lt;Row Tag='&quot;;[.A251];&quot;' Language='it_IT'&gt;&lt;Text&gt;&quot;;[.G251];&quot;&lt;/Text&gt;&lt;/Row&gt;&quot;)" office:value-type="string" office:string-value="&lt;Row Tag='LOC_TCS_FLEETNAME_SUFFIX_INTREPID' Language='it_IT'&gt;&lt;Text&gt;Intrepido&lt;/Text&gt;&lt;/Row&gt;">
            <text:p>&lt;Row Tag='LOC_TCS_FLEETNAME_SUFFIX_INTREPID' Language='it_IT'&gt;&lt;Text&gt;Intrepido&lt;/Text&gt;&lt;/Row&gt;</text:p>
          </table:table-cell>
          <table:table-cell office:value-type="string">
            <text:p>勇敢な</text:p>
          </table:table-cell>
          <table:table-cell table:formula="of:=CONCATENATE(&quot;&lt;Row Tag='&quot;;[.A251];&quot;' Language='ja_JP'&gt;&lt;Text&gt;&quot;;[.I251];&quot;&lt;/Text&gt;&lt;/Row&gt;&quot;)" office:value-type="string" office:string-value="&lt;Row Tag='LOC_TCS_FLEETNAME_SUFFIX_INTREPID' Language='ja_JP'&gt;&lt;Text&gt;勇敢な&lt;/Text&gt;&lt;/Row&gt;">
            <text:p>&lt;Row Tag='LOC_TCS_FLEETNAME_SUFFIX_INTREPID' Language='ja_JP'&gt;&lt;Text&gt;勇敢な&lt;/Text&gt;&lt;/Row&gt;</text:p>
          </table:table-cell>
          <table:table-cell office:value-type="string">
            <text:p>대담한</text:p>
          </table:table-cell>
          <table:table-cell table:formula="of:=CONCATENATE(&quot;&lt;Row Tag='&quot;;[.A251];&quot;' Language='ko_KR'&gt;&lt;Text&gt;&quot;;[.K251];&quot;&lt;/Text&gt;&lt;/Row&gt;&quot;)" office:value-type="string" office:string-value="&lt;Row Tag='LOC_TCS_FLEETNAME_SUFFIX_INTREPID' Language='ko_KR'&gt;&lt;Text&gt;대담한&lt;/Text&gt;&lt;/Row&gt;">
            <text:p>&lt;Row Tag='LOC_TCS_FLEETNAME_SUFFIX_INTREPID' Language='ko_KR'&gt;&lt;Text&gt;대담한&lt;/Text&gt;&lt;/Row&gt;</text:p>
          </table:table-cell>
          <table:table-cell office:value-type="string">
            <text:p>Nieustraszony</text:p>
          </table:table-cell>
          <table:table-cell table:formula="of:=CONCATENATE(&quot;&lt;Row Tag='&quot;;[.A251];&quot;' Language='pl_PL'&gt;&lt;Text&gt;&quot;;[.M251];&quot;&lt;/Text&gt;&lt;/Row&gt;&quot;)" office:value-type="string" office:string-value="&lt;Row Tag='LOC_TCS_FLEETNAME_SUFFIX_INTREPID' Language='pl_PL'&gt;&lt;Text&gt;Nieustraszony&lt;/Text&gt;&lt;/Row&gt;">
            <text:p>&lt;Row Tag='LOC_TCS_FLEETNAME_SUFFIX_INTREPID' Language='pl_PL'&gt;&lt;Text&gt;Nieustraszony&lt;/Text&gt;&lt;/Row&gt;</text:p>
          </table:table-cell>
          <table:table-cell office:value-type="string">
            <text:p>Intrépido</text:p>
          </table:table-cell>
          <table:table-cell table:formula="of:=CONCATENATE(&quot;&lt;Row Tag='&quot;;[.A251];&quot;' Language='pt_BR'&gt;&lt;Text&gt;&quot;;[.O251];&quot;&lt;/Text&gt;&lt;/Row&gt;&quot;)" office:value-type="string" office:string-value="&lt;Row Tag='LOC_TCS_FLEETNAME_SUFFIX_INTREPID' Language='pt_BR'&gt;&lt;Text&gt;Intrépido&lt;/Text&gt;&lt;/Row&gt;">
            <text:p>&lt;Row Tag='LOC_TCS_FLEETNAME_SUFFIX_INTREPID' Language='pt_BR'&gt;&lt;Text&gt;Intrépido&lt;/Text&gt;&lt;/Row&gt;</text:p>
          </table:table-cell>
          <table:table-cell office:value-type="string">
            <text:p>Бесстрашный</text:p>
          </table:table-cell>
          <table:table-cell table:formula="of:=CONCATENATE(&quot;&lt;Row Tag='&quot;;[.A251];&quot;' Language='ru_RU'&gt;&lt;Text&gt;&quot;;[.Q251];&quot;&lt;/Text&gt;&lt;/Row&gt;&quot;)" office:value-type="string" office:string-value="&lt;Row Tag='LOC_TCS_FLEETNAME_SUFFIX_INTREPID' Language='ru_RU'&gt;&lt;Text&gt;Бесстрашный&lt;/Text&gt;&lt;/Row&gt;">
            <text:p>&lt;Row Tag='LOC_TCS_FLEETNAME_SUFFIX_INTREPID' Language='ru_RU'&gt;&lt;Text&gt;Бесстрашный&lt;/Text&gt;&lt;/Row&gt;</text:p>
          </table:table-cell>
          <table:table-cell office:value-type="string">
            <text:p>勇敢的</text:p>
          </table:table-cell>
          <table:table-cell table:formula="of:=CONCATENATE(&quot;&lt;Row Tag='&quot;;[.A251];&quot;' Language='zh_Hans_CN'&gt;&lt;Text&gt;&quot;;[.S251];&quot;&lt;/Text&gt;&lt;/Row&gt;&quot;)" office:value-type="string" office:string-value="&lt;Row Tag='LOC_TCS_FLEETNAME_SUFFIX_INTREPID' Language='zh_Hans_CN'&gt;&lt;Text&gt;勇敢的&lt;/Text&gt;&lt;/Row&gt;">
            <text:p>&lt;Row Tag='LOC_TCS_FLEETNAME_SUFFIX_INTREPID' Language='zh_Hans_CN'&gt;&lt;Text&gt;勇敢的&lt;/Text&gt;&lt;/Row&gt;</text:p>
          </table:table-cell>
        </table:table-row>
        <table:table-row table:style-name="ro3">
          <table:table-cell office:value-type="string">
            <text:p>LOC_TCS_FLEETNAME_SUFFIX_INVINCIBLE</text:p>
          </table:table-cell>
          <table:table-cell office:value-type="string">
            <text:p>Invincible</text:p>
          </table:table-cell>
          <table:table-cell office:value-type="string">
            <text:p>Unbesiegbar</text:p>
          </table:table-cell>
          <table:table-cell table:formula="of:=CONCATENATE(&quot;&lt;Row Tag='&quot;;[.A252];&quot;' Language='de_DE'&gt;&lt;Text&gt;&quot;;[.C252];&quot;&lt;/Text&gt;&lt;/Row&gt;&quot;)" office:value-type="string" office:string-value="&lt;Row Tag='LOC_TCS_FLEETNAME_SUFFIX_INVINCIBLE' Language='de_DE'&gt;&lt;Text&gt;Unbesiegbar&lt;/Text&gt;&lt;/Row&gt;">
            <text:p>&lt;Row Tag='LOC_TCS_FLEETNAME_SUFFIX_INVINCIBLE' Language='de_DE'&gt;&lt;Text&gt;Unbesiegbar&lt;/Text&gt;&lt;/Row&gt;</text:p>
          </table:table-cell>
          <table:table-cell office:value-type="string">
            <text:p>Invencible</text:p>
          </table:table-cell>
          <table:table-cell table:formula="of:=CONCATENATE(&quot;&lt;Row Tag='&quot;;[.A252];&quot;' Language='es_ES'&gt;&lt;Text&gt;&quot;;[.E252];&quot;&lt;/Text&gt;&lt;/Row&gt;&quot;)" office:value-type="string" office:string-value="&lt;Row Tag='LOC_TCS_FLEETNAME_SUFFIX_INVINCIBLE' Language='es_ES'&gt;&lt;Text&gt;Invencible&lt;/Text&gt;&lt;/Row&gt;">
            <text:p>&lt;Row Tag='LOC_TCS_FLEETNAME_SUFFIX_INVINCIBLE' Language='es_ES'&gt;&lt;Text&gt;Invencible&lt;/Text&gt;&lt;/Row&gt;</text:p>
          </table:table-cell>
          <table:table-cell office:value-type="string">
            <text:p>Invincibile</text:p>
          </table:table-cell>
          <table:table-cell table:formula="of:=CONCATENATE(&quot;&lt;Row Tag='&quot;;[.A252];&quot;' Language='it_IT'&gt;&lt;Text&gt;&quot;;[.G252];&quot;&lt;/Text&gt;&lt;/Row&gt;&quot;)" office:value-type="string" office:string-value="&lt;Row Tag='LOC_TCS_FLEETNAME_SUFFIX_INVINCIBLE' Language='it_IT'&gt;&lt;Text&gt;Invincibile&lt;/Text&gt;&lt;/Row&gt;">
            <text:p>&lt;Row Tag='LOC_TCS_FLEETNAME_SUFFIX_INVINCIBLE' Language='it_IT'&gt;&lt;Text&gt;Invincibile&lt;/Text&gt;&lt;/Row&gt;</text:p>
          </table:table-cell>
          <table:table-cell office:value-type="string">
            <text:p>無敵の</text:p>
          </table:table-cell>
          <table:table-cell table:formula="of:=CONCATENATE(&quot;&lt;Row Tag='&quot;;[.A252];&quot;' Language='ja_JP'&gt;&lt;Text&gt;&quot;;[.I252];&quot;&lt;/Text&gt;&lt;/Row&gt;&quot;)" office:value-type="string" office:string-value="&lt;Row Tag='LOC_TCS_FLEETNAME_SUFFIX_INVINCIBLE' Language='ja_JP'&gt;&lt;Text&gt;無敵の&lt;/Text&gt;&lt;/Row&gt;">
            <text:p>&lt;Row Tag='LOC_TCS_FLEETNAME_SUFFIX_INVINCIBLE' Language='ja_JP'&gt;&lt;Text&gt;無敵の&lt;/Text&gt;&lt;/Row&gt;</text:p>
          </table:table-cell>
          <table:table-cell office:value-type="string">
            <text:p>무적의</text:p>
          </table:table-cell>
          <table:table-cell table:formula="of:=CONCATENATE(&quot;&lt;Row Tag='&quot;;[.A252];&quot;' Language='ko_KR'&gt;&lt;Text&gt;&quot;;[.K252];&quot;&lt;/Text&gt;&lt;/Row&gt;&quot;)" office:value-type="string" office:string-value="&lt;Row Tag='LOC_TCS_FLEETNAME_SUFFIX_INVINCIBLE' Language='ko_KR'&gt;&lt;Text&gt;무적의&lt;/Text&gt;&lt;/Row&gt;">
            <text:p>&lt;Row Tag='LOC_TCS_FLEETNAME_SUFFIX_INVINCIBLE' Language='ko_KR'&gt;&lt;Text&gt;무적의&lt;/Text&gt;&lt;/Row&gt;</text:p>
          </table:table-cell>
          <table:table-cell office:value-type="string">
            <text:p>Niezwyciężony</text:p>
          </table:table-cell>
          <table:table-cell table:formula="of:=CONCATENATE(&quot;&lt;Row Tag='&quot;;[.A252];&quot;' Language='pl_PL'&gt;&lt;Text&gt;&quot;;[.M252];&quot;&lt;/Text&gt;&lt;/Row&gt;&quot;)" office:value-type="string" office:string-value="&lt;Row Tag='LOC_TCS_FLEETNAME_SUFFIX_INVINCIBLE' Language='pl_PL'&gt;&lt;Text&gt;Niezwyciężony&lt;/Text&gt;&lt;/Row&gt;">
            <text:p>&lt;Row Tag='LOC_TCS_FLEETNAME_SUFFIX_INVINCIBLE' Language='pl_PL'&gt;&lt;Text&gt;Niezwyciężony&lt;/Text&gt;&lt;/Row&gt;</text:p>
          </table:table-cell>
          <table:table-cell office:value-type="string">
            <text:p>Invencível</text:p>
          </table:table-cell>
          <table:table-cell table:formula="of:=CONCATENATE(&quot;&lt;Row Tag='&quot;;[.A252];&quot;' Language='pt_BR'&gt;&lt;Text&gt;&quot;;[.O252];&quot;&lt;/Text&gt;&lt;/Row&gt;&quot;)" office:value-type="string" office:string-value="&lt;Row Tag='LOC_TCS_FLEETNAME_SUFFIX_INVINCIBLE' Language='pt_BR'&gt;&lt;Text&gt;Invencível&lt;/Text&gt;&lt;/Row&gt;">
            <text:p>&lt;Row Tag='LOC_TCS_FLEETNAME_SUFFIX_INVINCIBLE' Language='pt_BR'&gt;&lt;Text&gt;Invencível&lt;/Text&gt;&lt;/Row&gt;</text:p>
          </table:table-cell>
          <table:table-cell office:value-type="string">
            <text:p>Непобедимый</text:p>
          </table:table-cell>
          <table:table-cell table:formula="of:=CONCATENATE(&quot;&lt;Row Tag='&quot;;[.A252];&quot;' Language='ru_RU'&gt;&lt;Text&gt;&quot;;[.Q252];&quot;&lt;/Text&gt;&lt;/Row&gt;&quot;)" office:value-type="string" office:string-value="&lt;Row Tag='LOC_TCS_FLEETNAME_SUFFIX_INVINCIBLE' Language='ru_RU'&gt;&lt;Text&gt;Непобедимый&lt;/Text&gt;&lt;/Row&gt;">
            <text:p>&lt;Row Tag='LOC_TCS_FLEETNAME_SUFFIX_INVINCIBLE' Language='ru_RU'&gt;&lt;Text&gt;Непобедимый&lt;/Text&gt;&lt;/Row&gt;</text:p>
          </table:table-cell>
          <table:table-cell office:value-type="string">
            <text:p>无敌的</text:p>
          </table:table-cell>
          <table:table-cell table:formula="of:=CONCATENATE(&quot;&lt;Row Tag='&quot;;[.A252];&quot;' Language='zh_Hans_CN'&gt;&lt;Text&gt;&quot;;[.S252];&quot;&lt;/Text&gt;&lt;/Row&gt;&quot;)" office:value-type="string" office:string-value="&lt;Row Tag='LOC_TCS_FLEETNAME_SUFFIX_INVINCIBLE' Language='zh_Hans_CN'&gt;&lt;Text&gt;无敌的&lt;/Text&gt;&lt;/Row&gt;">
            <text:p>&lt;Row Tag='LOC_TCS_FLEETNAME_SUFFIX_INVINCIBLE' Language='zh_Hans_CN'&gt;&lt;Text&gt;无敌的&lt;/Text&gt;&lt;/Row&gt;</text:p>
          </table:table-cell>
        </table:table-row>
        <table:table-row table:style-name="ro3">
          <table:table-cell office:value-type="string">
            <text:p>LOC_TCS_FLEETNAME_SUFFIX_IRONSIDES</text:p>
          </table:table-cell>
          <table:table-cell office:value-type="string">
            <text:p>Ironsides</text:p>
          </table:table-cell>
          <table:table-cell office:value-type="string">
            <text:p>Ironsides</text:p>
          </table:table-cell>
          <table:table-cell table:formula="of:=CONCATENATE(&quot;&lt;Row Tag='&quot;;[.A253];&quot;' Language='de_DE'&gt;&lt;Text&gt;&quot;;[.C253];&quot;&lt;/Text&gt;&lt;/Row&gt;&quot;)" office:value-type="string" office:string-value="&lt;Row Tag='LOC_TCS_FLEETNAME_SUFFIX_IRONSIDES' Language='de_DE'&gt;&lt;Text&gt;Ironsides&lt;/Text&gt;&lt;/Row&gt;">
            <text:p>&lt;Row Tag='LOC_TCS_FLEETNAME_SUFFIX_IRONSIDES' Language='de_DE'&gt;&lt;Text&gt;Ironsides&lt;/Text&gt;&lt;/Row&gt;</text:p>
          </table:table-cell>
          <table:table-cell office:value-type="string">
            <text:p>Costados de hierro</text:p>
          </table:table-cell>
          <table:table-cell table:formula="of:=CONCATENATE(&quot;&lt;Row Tag='&quot;;[.A253];&quot;' Language='es_ES'&gt;&lt;Text&gt;&quot;;[.E253];&quot;&lt;/Text&gt;&lt;/Row&gt;&quot;)" office:value-type="string" office:string-value="&lt;Row Tag='LOC_TCS_FLEETNAME_SUFFIX_IRONSIDES' Language='es_ES'&gt;&lt;Text&gt;Costados de hierro&lt;/Text&gt;&lt;/Row&gt;">
            <text:p>&lt;Row Tag='LOC_TCS_FLEETNAME_SUFFIX_IRONSIDES' Language='es_ES'&gt;&lt;Text&gt;Costados de hierro&lt;/Text&gt;&lt;/Row&gt;</text:p>
          </table:table-cell>
          <table:table-cell office:value-type="string">
            <text:p>Fianchi di ferro</text:p>
          </table:table-cell>
          <table:table-cell table:formula="of:=CONCATENATE(&quot;&lt;Row Tag='&quot;;[.A253];&quot;' Language='it_IT'&gt;&lt;Text&gt;&quot;;[.G253];&quot;&lt;/Text&gt;&lt;/Row&gt;&quot;)" office:value-type="string" office:string-value="&lt;Row Tag='LOC_TCS_FLEETNAME_SUFFIX_IRONSIDES' Language='it_IT'&gt;&lt;Text&gt;Fianchi di ferro&lt;/Text&gt;&lt;/Row&gt;">
            <text:p>&lt;Row Tag='LOC_TCS_FLEETNAME_SUFFIX_IRONSIDES' Language='it_IT'&gt;&lt;Text&gt;Fianchi di ferro&lt;/Text&gt;&lt;/Row&gt;</text:p>
          </table:table-cell>
          <table:table-cell office:value-type="string">
            <text:p>アイアンサイズ</text:p>
          </table:table-cell>
          <table:table-cell table:formula="of:=CONCATENATE(&quot;&lt;Row Tag='&quot;;[.A253];&quot;' Language='ja_JP'&gt;&lt;Text&gt;&quot;;[.I253];&quot;&lt;/Text&gt;&lt;/Row&gt;&quot;)" office:value-type="string" office:string-value="&lt;Row Tag='LOC_TCS_FLEETNAME_SUFFIX_IRONSIDES' Language='ja_JP'&gt;&lt;Text&gt;アイアンサイズ&lt;/Text&gt;&lt;/Row&gt;">
            <text:p>&lt;Row Tag='LOC_TCS_FLEETNAME_SUFFIX_IRONSIDES' Language='ja_JP'&gt;&lt;Text&gt;アイアンサイズ&lt;/Text&gt;&lt;/Row&gt;</text:p>
          </table:table-cell>
          <table:table-cell office:value-type="string">
            <text:p>아이언사이드</text:p>
          </table:table-cell>
          <table:table-cell table:formula="of:=CONCATENATE(&quot;&lt;Row Tag='&quot;;[.A253];&quot;' Language='ko_KR'&gt;&lt;Text&gt;&quot;;[.K253];&quot;&lt;/Text&gt;&lt;/Row&gt;&quot;)" office:value-type="string" office:string-value="&lt;Row Tag='LOC_TCS_FLEETNAME_SUFFIX_IRONSIDES' Language='ko_KR'&gt;&lt;Text&gt;아이언사이드&lt;/Text&gt;&lt;/Row&gt;">
            <text:p>&lt;Row Tag='LOC_TCS_FLEETNAME_SUFFIX_IRONSIDES' Language='ko_KR'&gt;&lt;Text&gt;아이언사이드&lt;/Text&gt;&lt;/Row&gt;</text:p>
          </table:table-cell>
          <table:table-cell office:value-type="string">
            <text:p>Żelaznoboki</text:p>
          </table:table-cell>
          <table:table-cell table:formula="of:=CONCATENATE(&quot;&lt;Row Tag='&quot;;[.A253];&quot;' Language='pl_PL'&gt;&lt;Text&gt;&quot;;[.M253];&quot;&lt;/Text&gt;&lt;/Row&gt;&quot;)" office:value-type="string" office:string-value="&lt;Row Tag='LOC_TCS_FLEETNAME_SUFFIX_IRONSIDES' Language='pl_PL'&gt;&lt;Text&gt;Żelaznoboki&lt;/Text&gt;&lt;/Row&gt;">
            <text:p>&lt;Row Tag='LOC_TCS_FLEETNAME_SUFFIX_IRONSIDES' Language='pl_PL'&gt;&lt;Text&gt;Żelaznoboki&lt;/Text&gt;&lt;/Row&gt;</text:p>
          </table:table-cell>
          <table:table-cell office:value-type="string">
            <text:p>Costas de ferro</text:p>
          </table:table-cell>
          <table:table-cell table:formula="of:=CONCATENATE(&quot;&lt;Row Tag='&quot;;[.A253];&quot;' Language='pt_BR'&gt;&lt;Text&gt;&quot;;[.O253];&quot;&lt;/Text&gt;&lt;/Row&gt;&quot;)" office:value-type="string" office:string-value="&lt;Row Tag='LOC_TCS_FLEETNAME_SUFFIX_IRONSIDES' Language='pt_BR'&gt;&lt;Text&gt;Costas de ferro&lt;/Text&gt;&lt;/Row&gt;">
            <text:p>&lt;Row Tag='LOC_TCS_FLEETNAME_SUFFIX_IRONSIDES' Language='pt_BR'&gt;&lt;Text&gt;Costas de ferro&lt;/Text&gt;&lt;/Row&gt;</text:p>
          </table:table-cell>
          <table:table-cell office:value-type="string">
            <text:p>Железнобокие</text:p>
          </table:table-cell>
          <table:table-cell table:formula="of:=CONCATENATE(&quot;&lt;Row Tag='&quot;;[.A253];&quot;' Language='ru_RU'&gt;&lt;Text&gt;&quot;;[.Q253];&quot;&lt;/Text&gt;&lt;/Row&gt;&quot;)" office:value-type="string" office:string-value="&lt;Row Tag='LOC_TCS_FLEETNAME_SUFFIX_IRONSIDES' Language='ru_RU'&gt;&lt;Text&gt;Железнобокие&lt;/Text&gt;&lt;/Row&gt;">
            <text:p>&lt;Row Tag='LOC_TCS_FLEETNAME_SUFFIX_IRONSIDES' Language='ru_RU'&gt;&lt;Text&gt;Железнобокие&lt;/Text&gt;&lt;/Row&gt;</text:p>
          </table:table-cell>
          <table:table-cell office:value-type="string">
            <text:p>铁甲舰</text:p>
          </table:table-cell>
          <table:table-cell table:formula="of:=CONCATENATE(&quot;&lt;Row Tag='&quot;;[.A253];&quot;' Language='zh_Hans_CN'&gt;&lt;Text&gt;&quot;;[.S253];&quot;&lt;/Text&gt;&lt;/Row&gt;&quot;)" office:value-type="string" office:string-value="&lt;Row Tag='LOC_TCS_FLEETNAME_SUFFIX_IRONSIDES' Language='zh_Hans_CN'&gt;&lt;Text&gt;铁甲舰&lt;/Text&gt;&lt;/Row&gt;">
            <text:p>&lt;Row Tag='LOC_TCS_FLEETNAME_SUFFIX_IRONSIDES' Language='zh_Hans_CN'&gt;&lt;Text&gt;铁甲舰&lt;/Text&gt;&lt;/Row&gt;</text:p>
          </table:table-cell>
        </table:table-row>
        <table:table-row table:style-name="ro3">
          <table:table-cell office:value-type="string">
            <text:p>LOC_TCS_FLEETNAME_SUFFIX_NARWHAL</text:p>
          </table:table-cell>
          <table:table-cell office:value-type="string">
            <text:p>Narwhal</text:p>
          </table:table-cell>
          <table:table-cell office:value-type="string">
            <text:p>Narwal</text:p>
          </table:table-cell>
          <table:table-cell table:formula="of:=CONCATENATE(&quot;&lt;Row Tag='&quot;;[.A254];&quot;' Language='de_DE'&gt;&lt;Text&gt;&quot;;[.C254];&quot;&lt;/Text&gt;&lt;/Row&gt;&quot;)" office:value-type="string" office:string-value="&lt;Row Tag='LOC_TCS_FLEETNAME_SUFFIX_NARWHAL' Language='de_DE'&gt;&lt;Text&gt;Narwal&lt;/Text&gt;&lt;/Row&gt;">
            <text:p>&lt;Row Tag='LOC_TCS_FLEETNAME_SUFFIX_NARWHAL' Language='de_DE'&gt;&lt;Text&gt;Narwal&lt;/Text&gt;&lt;/Row&gt;</text:p>
          </table:table-cell>
          <table:table-cell office:value-type="string">
            <text:p>Narval</text:p>
          </table:table-cell>
          <table:table-cell table:formula="of:=CONCATENATE(&quot;&lt;Row Tag='&quot;;[.A254];&quot;' Language='es_ES'&gt;&lt;Text&gt;&quot;;[.E254];&quot;&lt;/Text&gt;&lt;/Row&gt;&quot;)" office:value-type="string" office:string-value="&lt;Row Tag='LOC_TCS_FLEETNAME_SUFFIX_NARWHAL' Language='es_ES'&gt;&lt;Text&gt;Narval&lt;/Text&gt;&lt;/Row&gt;">
            <text:p>&lt;Row Tag='LOC_TCS_FLEETNAME_SUFFIX_NARWHAL' Language='es_ES'&gt;&lt;Text&gt;Narval&lt;/Text&gt;&lt;/Row&gt;</text:p>
          </table:table-cell>
          <table:table-cell office:value-type="string">
            <text:p>Narvalo</text:p>
          </table:table-cell>
          <table:table-cell table:formula="of:=CONCATENATE(&quot;&lt;Row Tag='&quot;;[.A254];&quot;' Language='it_IT'&gt;&lt;Text&gt;&quot;;[.G254];&quot;&lt;/Text&gt;&lt;/Row&gt;&quot;)" office:value-type="string" office:string-value="&lt;Row Tag='LOC_TCS_FLEETNAME_SUFFIX_NARWHAL' Language='it_IT'&gt;&lt;Text&gt;Narvalo&lt;/Text&gt;&lt;/Row&gt;">
            <text:p>&lt;Row Tag='LOC_TCS_FLEETNAME_SUFFIX_NARWHAL' Language='it_IT'&gt;&lt;Text&gt;Narvalo&lt;/Text&gt;&lt;/Row&gt;</text:p>
          </table:table-cell>
          <table:table-cell office:value-type="string">
            <text:p>イッカク</text:p>
          </table:table-cell>
          <table:table-cell table:formula="of:=CONCATENATE(&quot;&lt;Row Tag='&quot;;[.A254];&quot;' Language='ja_JP'&gt;&lt;Text&gt;&quot;;[.I254];&quot;&lt;/Text&gt;&lt;/Row&gt;&quot;)" office:value-type="string" office:string-value="&lt;Row Tag='LOC_TCS_FLEETNAME_SUFFIX_NARWHAL' Language='ja_JP'&gt;&lt;Text&gt;イッカク&lt;/Text&gt;&lt;/Row&gt;">
            <text:p>&lt;Row Tag='LOC_TCS_FLEETNAME_SUFFIX_NARWHAL' Language='ja_JP'&gt;&lt;Text&gt;イッカク&lt;/Text&gt;&lt;/Row&gt;</text:p>
          </table:table-cell>
          <table:table-cell office:value-type="string">
            <text:p>일각고래</text:p>
          </table:table-cell>
          <table:table-cell table:formula="of:=CONCATENATE(&quot;&lt;Row Tag='&quot;;[.A254];&quot;' Language='ko_KR'&gt;&lt;Text&gt;&quot;;[.K254];&quot;&lt;/Text&gt;&lt;/Row&gt;&quot;)" office:value-type="string" office:string-value="&lt;Row Tag='LOC_TCS_FLEETNAME_SUFFIX_NARWHAL' Language='ko_KR'&gt;&lt;Text&gt;일각고래&lt;/Text&gt;&lt;/Row&gt;">
            <text:p>&lt;Row Tag='LOC_TCS_FLEETNAME_SUFFIX_NARWHAL' Language='ko_KR'&gt;&lt;Text&gt;일각고래&lt;/Text&gt;&lt;/Row&gt;</text:p>
          </table:table-cell>
          <table:table-cell office:value-type="string">
            <text:p>Narwal</text:p>
          </table:table-cell>
          <table:table-cell table:formula="of:=CONCATENATE(&quot;&lt;Row Tag='&quot;;[.A254];&quot;' Language='pl_PL'&gt;&lt;Text&gt;&quot;;[.M254];&quot;&lt;/Text&gt;&lt;/Row&gt;&quot;)" office:value-type="string" office:string-value="&lt;Row Tag='LOC_TCS_FLEETNAME_SUFFIX_NARWHAL' Language='pl_PL'&gt;&lt;Text&gt;Narwal&lt;/Text&gt;&lt;/Row&gt;">
            <text:p>&lt;Row Tag='LOC_TCS_FLEETNAME_SUFFIX_NARWHAL' Language='pl_PL'&gt;&lt;Text&gt;Narwal&lt;/Text&gt;&lt;/Row&gt;</text:p>
          </table:table-cell>
          <table:table-cell office:value-type="string">
            <text:p>Narval</text:p>
          </table:table-cell>
          <table:table-cell table:formula="of:=CONCATENATE(&quot;&lt;Row Tag='&quot;;[.A254];&quot;' Language='pt_BR'&gt;&lt;Text&gt;&quot;;[.O254];&quot;&lt;/Text&gt;&lt;/Row&gt;&quot;)" office:value-type="string" office:string-value="&lt;Row Tag='LOC_TCS_FLEETNAME_SUFFIX_NARWHAL' Language='pt_BR'&gt;&lt;Text&gt;Narval&lt;/Text&gt;&lt;/Row&gt;">
            <text:p>&lt;Row Tag='LOC_TCS_FLEETNAME_SUFFIX_NARWHAL' Language='pt_BR'&gt;&lt;Text&gt;Narval&lt;/Text&gt;&lt;/Row&gt;</text:p>
          </table:table-cell>
          <table:table-cell office:value-type="string">
            <text:p>Нарвал</text:p>
          </table:table-cell>
          <table:table-cell table:formula="of:=CONCATENATE(&quot;&lt;Row Tag='&quot;;[.A254];&quot;' Language='ru_RU'&gt;&lt;Text&gt;&quot;;[.Q254];&quot;&lt;/Text&gt;&lt;/Row&gt;&quot;)" office:value-type="string" office:string-value="&lt;Row Tag='LOC_TCS_FLEETNAME_SUFFIX_NARWHAL' Language='ru_RU'&gt;&lt;Text&gt;Нарвал&lt;/Text&gt;&lt;/Row&gt;">
            <text:p>&lt;Row Tag='LOC_TCS_FLEETNAME_SUFFIX_NARWHAL' Language='ru_RU'&gt;&lt;Text&gt;Нарвал&lt;/Text&gt;&lt;/Row&gt;</text:p>
          </table:table-cell>
          <table:table-cell office:value-type="string">
            <text:p>独角鲸</text:p>
          </table:table-cell>
          <table:table-cell table:formula="of:=CONCATENATE(&quot;&lt;Row Tag='&quot;;[.A254];&quot;' Language='zh_Hans_CN'&gt;&lt;Text&gt;&quot;;[.S254];&quot;&lt;/Text&gt;&lt;/Row&gt;&quot;)" office:value-type="string" office:string-value="&lt;Row Tag='LOC_TCS_FLEETNAME_SUFFIX_NARWHAL' Language='zh_Hans_CN'&gt;&lt;Text&gt;独角鲸&lt;/Text&gt;&lt;/Row&gt;">
            <text:p>&lt;Row Tag='LOC_TCS_FLEETNAME_SUFFIX_NARWHAL' Language='zh_Hans_CN'&gt;&lt;Text&gt;独角鲸&lt;/Text&gt;&lt;/Row&gt;</text:p>
          </table:table-cell>
        </table:table-row>
        <table:table-row table:style-name="ro3">
          <table:table-cell office:value-type="string">
            <text:p>LOC_TCS_FLEETNAME_SUFFIX_ORCA</text:p>
          </table:table-cell>
          <table:table-cell office:value-type="string">
            <text:p>Orca</text:p>
          </table:table-cell>
          <table:table-cell office:value-type="string">
            <text:p>Orca</text:p>
          </table:table-cell>
          <table:table-cell table:formula="of:=CONCATENATE(&quot;&lt;Row Tag='&quot;;[.A255];&quot;' Language='de_DE'&gt;&lt;Text&gt;&quot;;[.C255];&quot;&lt;/Text&gt;&lt;/Row&gt;&quot;)" office:value-type="string" office:string-value="&lt;Row Tag='LOC_TCS_FLEETNAME_SUFFIX_ORCA' Language='de_DE'&gt;&lt;Text&gt;Orca&lt;/Text&gt;&lt;/Row&gt;">
            <text:p>&lt;Row Tag='LOC_TCS_FLEETNAME_SUFFIX_ORCA' Language='de_DE'&gt;&lt;Text&gt;Orca&lt;/Text&gt;&lt;/Row&gt;</text:p>
          </table:table-cell>
          <table:table-cell office:value-type="string">
            <text:p>Orca</text:p>
          </table:table-cell>
          <table:table-cell table:formula="of:=CONCATENATE(&quot;&lt;Row Tag='&quot;;[.A255];&quot;' Language='es_ES'&gt;&lt;Text&gt;&quot;;[.E255];&quot;&lt;/Text&gt;&lt;/Row&gt;&quot;)" office:value-type="string" office:string-value="&lt;Row Tag='LOC_TCS_FLEETNAME_SUFFIX_ORCA' Language='es_ES'&gt;&lt;Text&gt;Orca&lt;/Text&gt;&lt;/Row&gt;">
            <text:p>&lt;Row Tag='LOC_TCS_FLEETNAME_SUFFIX_ORCA' Language='es_ES'&gt;&lt;Text&gt;Orca&lt;/Text&gt;&lt;/Row&gt;</text:p>
          </table:table-cell>
          <table:table-cell office:value-type="string">
            <text:p>Orca</text:p>
          </table:table-cell>
          <table:table-cell table:formula="of:=CONCATENATE(&quot;&lt;Row Tag='&quot;;[.A255];&quot;' Language='it_IT'&gt;&lt;Text&gt;&quot;;[.G255];&quot;&lt;/Text&gt;&lt;/Row&gt;&quot;)" office:value-type="string" office:string-value="&lt;Row Tag='LOC_TCS_FLEETNAME_SUFFIX_ORCA' Language='it_IT'&gt;&lt;Text&gt;Orca&lt;/Text&gt;&lt;/Row&gt;">
            <text:p>&lt;Row Tag='LOC_TCS_FLEETNAME_SUFFIX_ORCA' Language='it_IT'&gt;&lt;Text&gt;Orca&lt;/Text&gt;&lt;/Row&gt;</text:p>
          </table:table-cell>
          <table:table-cell office:value-type="string">
            <text:p>シャチ</text:p>
          </table:table-cell>
          <table:table-cell table:formula="of:=CONCATENATE(&quot;&lt;Row Tag='&quot;;[.A255];&quot;' Language='ja_JP'&gt;&lt;Text&gt;&quot;;[.I255];&quot;&lt;/Text&gt;&lt;/Row&gt;&quot;)" office:value-type="string" office:string-value="&lt;Row Tag='LOC_TCS_FLEETNAME_SUFFIX_ORCA' Language='ja_JP'&gt;&lt;Text&gt;シャチ&lt;/Text&gt;&lt;/Row&gt;">
            <text:p>&lt;Row Tag='LOC_TCS_FLEETNAME_SUFFIX_ORCA' Language='ja_JP'&gt;&lt;Text&gt;シャチ&lt;/Text&gt;&lt;/Row&gt;</text:p>
          </table:table-cell>
          <table:table-cell office:value-type="string">
            <text:p>범고래</text:p>
          </table:table-cell>
          <table:table-cell table:formula="of:=CONCATENATE(&quot;&lt;Row Tag='&quot;;[.A255];&quot;' Language='ko_KR'&gt;&lt;Text&gt;&quot;;[.K255];&quot;&lt;/Text&gt;&lt;/Row&gt;&quot;)" office:value-type="string" office:string-value="&lt;Row Tag='LOC_TCS_FLEETNAME_SUFFIX_ORCA' Language='ko_KR'&gt;&lt;Text&gt;범고래&lt;/Text&gt;&lt;/Row&gt;">
            <text:p>&lt;Row Tag='LOC_TCS_FLEETNAME_SUFFIX_ORCA' Language='ko_KR'&gt;&lt;Text&gt;범고래&lt;/Text&gt;&lt;/Row&gt;</text:p>
          </table:table-cell>
          <table:table-cell office:value-type="string">
            <text:p>Orka</text:p>
          </table:table-cell>
          <table:table-cell table:formula="of:=CONCATENATE(&quot;&lt;Row Tag='&quot;;[.A255];&quot;' Language='pl_PL'&gt;&lt;Text&gt;&quot;;[.M255];&quot;&lt;/Text&gt;&lt;/Row&gt;&quot;)" office:value-type="string" office:string-value="&lt;Row Tag='LOC_TCS_FLEETNAME_SUFFIX_ORCA' Language='pl_PL'&gt;&lt;Text&gt;Orka&lt;/Text&gt;&lt;/Row&gt;">
            <text:p>&lt;Row Tag='LOC_TCS_FLEETNAME_SUFFIX_ORCA' Language='pl_PL'&gt;&lt;Text&gt;Orka&lt;/Text&gt;&lt;/Row&gt;</text:p>
          </table:table-cell>
          <table:table-cell office:value-type="string">
            <text:p>Orca</text:p>
          </table:table-cell>
          <table:table-cell table:formula="of:=CONCATENATE(&quot;&lt;Row Tag='&quot;;[.A255];&quot;' Language='pt_BR'&gt;&lt;Text&gt;&quot;;[.O255];&quot;&lt;/Text&gt;&lt;/Row&gt;&quot;)" office:value-type="string" office:string-value="&lt;Row Tag='LOC_TCS_FLEETNAME_SUFFIX_ORCA' Language='pt_BR'&gt;&lt;Text&gt;Orca&lt;/Text&gt;&lt;/Row&gt;">
            <text:p>&lt;Row Tag='LOC_TCS_FLEETNAME_SUFFIX_ORCA' Language='pt_BR'&gt;&lt;Text&gt;Orca&lt;/Text&gt;&lt;/Row&gt;</text:p>
          </table:table-cell>
          <table:table-cell office:value-type="string">
            <text:p>Косатка</text:p>
          </table:table-cell>
          <table:table-cell table:formula="of:=CONCATENATE(&quot;&lt;Row Tag='&quot;;[.A255];&quot;' Language='ru_RU'&gt;&lt;Text&gt;&quot;;[.Q255];&quot;&lt;/Text&gt;&lt;/Row&gt;&quot;)" office:value-type="string" office:string-value="&lt;Row Tag='LOC_TCS_FLEETNAME_SUFFIX_ORCA' Language='ru_RU'&gt;&lt;Text&gt;Косатка&lt;/Text&gt;&lt;/Row&gt;">
            <text:p>&lt;Row Tag='LOC_TCS_FLEETNAME_SUFFIX_ORCA' Language='ru_RU'&gt;&lt;Text&gt;Косатка&lt;/Text&gt;&lt;/Row&gt;</text:p>
          </table:table-cell>
          <table:table-cell office:value-type="string">
            <text:p>虎鲸</text:p>
          </table:table-cell>
          <table:table-cell table:formula="of:=CONCATENATE(&quot;&lt;Row Tag='&quot;;[.A255];&quot;' Language='zh_Hans_CN'&gt;&lt;Text&gt;&quot;;[.S255];&quot;&lt;/Text&gt;&lt;/Row&gt;&quot;)" office:value-type="string" office:string-value="&lt;Row Tag='LOC_TCS_FLEETNAME_SUFFIX_ORCA' Language='zh_Hans_CN'&gt;&lt;Text&gt;虎鲸&lt;/Text&gt;&lt;/Row&gt;">
            <text:p>&lt;Row Tag='LOC_TCS_FLEETNAME_SUFFIX_ORCA' Language='zh_Hans_CN'&gt;&lt;Text&gt;虎鲸&lt;/Text&gt;&lt;/Row&gt;</text:p>
          </table:table-cell>
        </table:table-row>
        <table:table-row table:style-name="ro3">
          <table:table-cell office:value-type="string">
            <text:p>LOC_TCS_FLEETNAME_SUFFIX_REDOUBTABLE</text:p>
          </table:table-cell>
          <table:table-cell office:value-type="string">
            <text:p>Redoubtable</text:p>
          </table:table-cell>
          <table:table-cell office:value-type="string">
            <text:p>Furchteinflößend</text:p>
          </table:table-cell>
          <table:table-cell table:formula="of:=CONCATENATE(&quot;&lt;Row Tag='&quot;;[.A256];&quot;' Language='de_DE'&gt;&lt;Text&gt;&quot;;[.C256];&quot;&lt;/Text&gt;&lt;/Row&gt;&quot;)" office:value-type="string" office:string-value="&lt;Row Tag='LOC_TCS_FLEETNAME_SUFFIX_REDOUBTABLE' Language='de_DE'&gt;&lt;Text&gt;Furchteinflößend&lt;/Text&gt;&lt;/Row&gt;">
            <text:p>&lt;Row Tag='LOC_TCS_FLEETNAME_SUFFIX_REDOUBTABLE' Language='de_DE'&gt;&lt;Text&gt;Furchteinflößend&lt;/Text&gt;&lt;/Row&gt;</text:p>
          </table:table-cell>
          <table:table-cell office:value-type="string">
            <text:p>Temible</text:p>
          </table:table-cell>
          <table:table-cell table:formula="of:=CONCATENATE(&quot;&lt;Row Tag='&quot;;[.A256];&quot;' Language='es_ES'&gt;&lt;Text&gt;&quot;;[.E256];&quot;&lt;/Text&gt;&lt;/Row&gt;&quot;)" office:value-type="string" office:string-value="&lt;Row Tag='LOC_TCS_FLEETNAME_SUFFIX_REDOUBTABLE' Language='es_ES'&gt;&lt;Text&gt;Temible&lt;/Text&gt;&lt;/Row&gt;">
            <text:p>&lt;Row Tag='LOC_TCS_FLEETNAME_SUFFIX_REDOUBTABLE' Language='es_ES'&gt;&lt;Text&gt;Temible&lt;/Text&gt;&lt;/Row&gt;</text:p>
          </table:table-cell>
          <table:table-cell office:value-type="string">
            <text:p>Temibile</text:p>
          </table:table-cell>
          <table:table-cell table:formula="of:=CONCATENATE(&quot;&lt;Row Tag='&quot;;[.A256];&quot;' Language='it_IT'&gt;&lt;Text&gt;&quot;;[.G256];&quot;&lt;/Text&gt;&lt;/Row&gt;&quot;)" office:value-type="string" office:string-value="&lt;Row Tag='LOC_TCS_FLEETNAME_SUFFIX_REDOUBTABLE' Language='it_IT'&gt;&lt;Text&gt;Temibile&lt;/Text&gt;&lt;/Row&gt;">
            <text:p>&lt;Row Tag='LOC_TCS_FLEETNAME_SUFFIX_REDOUBTABLE' Language='it_IT'&gt;&lt;Text&gt;Temibile&lt;/Text&gt;&lt;/Row&gt;</text:p>
          </table:table-cell>
          <table:table-cell office:value-type="string">
            <text:p>手ごわい</text:p>
          </table:table-cell>
          <table:table-cell table:formula="of:=CONCATENATE(&quot;&lt;Row Tag='&quot;;[.A256];&quot;' Language='ja_JP'&gt;&lt;Text&gt;&quot;;[.I256];&quot;&lt;/Text&gt;&lt;/Row&gt;&quot;)" office:value-type="string" office:string-value="&lt;Row Tag='LOC_TCS_FLEETNAME_SUFFIX_REDOUBTABLE' Language='ja_JP'&gt;&lt;Text&gt;手ごわい&lt;/Text&gt;&lt;/Row&gt;">
            <text:p>&lt;Row Tag='LOC_TCS_FLEETNAME_SUFFIX_REDOUBTABLE' Language='ja_JP'&gt;&lt;Text&gt;手ごわい&lt;/Text&gt;&lt;/Row&gt;</text:p>
          </table:table-cell>
          <table:table-cell office:value-type="string">
            <text:p>가공할 만한</text:p>
          </table:table-cell>
          <table:table-cell table:formula="of:=CONCATENATE(&quot;&lt;Row Tag='&quot;;[.A256];&quot;' Language='ko_KR'&gt;&lt;Text&gt;&quot;;[.K256];&quot;&lt;/Text&gt;&lt;/Row&gt;&quot;)" office:value-type="string" office:string-value="&lt;Row Tag='LOC_TCS_FLEETNAME_SUFFIX_REDOUBTABLE' Language='ko_KR'&gt;&lt;Text&gt;가공할 만한&lt;/Text&gt;&lt;/Row&gt;">
            <text:p>&lt;Row Tag='LOC_TCS_FLEETNAME_SUFFIX_REDOUBTABLE' Language='ko_KR'&gt;&lt;Text&gt;가공할 만한&lt;/Text&gt;&lt;/Row&gt;</text:p>
          </table:table-cell>
          <table:table-cell office:value-type="string">
            <text:p>Groźny</text:p>
          </table:table-cell>
          <table:table-cell table:formula="of:=CONCATENATE(&quot;&lt;Row Tag='&quot;;[.A256];&quot;' Language='pl_PL'&gt;&lt;Text&gt;&quot;;[.M256];&quot;&lt;/Text&gt;&lt;/Row&gt;&quot;)" office:value-type="string" office:string-value="&lt;Row Tag='LOC_TCS_FLEETNAME_SUFFIX_REDOUBTABLE' Language='pl_PL'&gt;&lt;Text&gt;Groźny&lt;/Text&gt;&lt;/Row&gt;">
            <text:p>&lt;Row Tag='LOC_TCS_FLEETNAME_SUFFIX_REDOUBTABLE' Language='pl_PL'&gt;&lt;Text&gt;Groźny&lt;/Text&gt;&lt;/Row&gt;</text:p>
          </table:table-cell>
          <table:table-cell office:value-type="string">
            <text:p>Formidável</text:p>
          </table:table-cell>
          <table:table-cell table:formula="of:=CONCATENATE(&quot;&lt;Row Tag='&quot;;[.A256];&quot;' Language='pt_BR'&gt;&lt;Text&gt;&quot;;[.O256];&quot;&lt;/Text&gt;&lt;/Row&gt;&quot;)" office:value-type="string" office:string-value="&lt;Row Tag='LOC_TCS_FLEETNAME_SUFFIX_REDOUBTABLE' Language='pt_BR'&gt;&lt;Text&gt;Formidável&lt;/Text&gt;&lt;/Row&gt;">
            <text:p>&lt;Row Tag='LOC_TCS_FLEETNAME_SUFFIX_REDOUBTABLE' Language='pt_BR'&gt;&lt;Text&gt;Formidável&lt;/Text&gt;&lt;/Row&gt;</text:p>
          </table:table-cell>
          <table:table-cell office:value-type="string">
            <text:p>Грозный</text:p>
          </table:table-cell>
          <table:table-cell table:formula="of:=CONCATENATE(&quot;&lt;Row Tag='&quot;;[.A256];&quot;' Language='ru_RU'&gt;&lt;Text&gt;&quot;;[.Q256];&quot;&lt;/Text&gt;&lt;/Row&gt;&quot;)" office:value-type="string" office:string-value="&lt;Row Tag='LOC_TCS_FLEETNAME_SUFFIX_REDOUBTABLE' Language='ru_RU'&gt;&lt;Text&gt;Грозный&lt;/Text&gt;&lt;/Row&gt;">
            <text:p>&lt;Row Tag='LOC_TCS_FLEETNAME_SUFFIX_REDOUBTABLE' Language='ru_RU'&gt;&lt;Text&gt;Грозный&lt;/Text&gt;&lt;/Row&gt;</text:p>
          </table:table-cell>
          <table:table-cell office:value-type="string">
            <text:p>令人敬畏的</text:p>
          </table:table-cell>
          <table:table-cell table:formula="of:=CONCATENATE(&quot;&lt;Row Tag='&quot;;[.A256];&quot;' Language='zh_Hans_CN'&gt;&lt;Text&gt;&quot;;[.S256];&quot;&lt;/Text&gt;&lt;/Row&gt;&quot;)" office:value-type="string" office:string-value="&lt;Row Tag='LOC_TCS_FLEETNAME_SUFFIX_REDOUBTABLE' Language='zh_Hans_CN'&gt;&lt;Text&gt;令人敬畏的&lt;/Text&gt;&lt;/Row&gt;">
            <text:p>&lt;Row Tag='LOC_TCS_FLEETNAME_SUFFIX_REDOUBTABLE' Language='zh_Hans_CN'&gt;&lt;Text&gt;令人敬畏的&lt;/Text&gt;&lt;/Row&gt;</text:p>
          </table:table-cell>
        </table:table-row>
        <table:table-row table:style-name="ro3">
          <table:table-cell office:value-type="string">
            <text:p>LOC_TCS_FLEETNAME_SUFFIX_RESOLUTION</text:p>
          </table:table-cell>
          <table:table-cell office:value-type="string">
            <text:p>Resolution</text:p>
          </table:table-cell>
          <table:table-cell office:value-type="string">
            <text:p>Entschlossenheit</text:p>
          </table:table-cell>
          <table:table-cell table:formula="of:=CONCATENATE(&quot;&lt;Row Tag='&quot;;[.A257];&quot;' Language='de_DE'&gt;&lt;Text&gt;&quot;;[.C257];&quot;&lt;/Text&gt;&lt;/Row&gt;&quot;)" office:value-type="string" office:string-value="&lt;Row Tag='LOC_TCS_FLEETNAME_SUFFIX_RESOLUTION' Language='de_DE'&gt;&lt;Text&gt;Entschlossenheit&lt;/Text&gt;&lt;/Row&gt;">
            <text:p>&lt;Row Tag='LOC_TCS_FLEETNAME_SUFFIX_RESOLUTION' Language='de_DE'&gt;&lt;Text&gt;Entschlossenheit&lt;/Text&gt;&lt;/Row&gt;</text:p>
          </table:table-cell>
          <table:table-cell office:value-type="string">
            <text:p>Resolución</text:p>
          </table:table-cell>
          <table:table-cell table:formula="of:=CONCATENATE(&quot;&lt;Row Tag='&quot;;[.A257];&quot;' Language='es_ES'&gt;&lt;Text&gt;&quot;;[.E257];&quot;&lt;/Text&gt;&lt;/Row&gt;&quot;)" office:value-type="string" office:string-value="&lt;Row Tag='LOC_TCS_FLEETNAME_SUFFIX_RESOLUTION' Language='es_ES'&gt;&lt;Text&gt;Resolución&lt;/Text&gt;&lt;/Row&gt;">
            <text:p>&lt;Row Tag='LOC_TCS_FLEETNAME_SUFFIX_RESOLUTION' Language='es_ES'&gt;&lt;Text&gt;Resolución&lt;/Text&gt;&lt;/Row&gt;</text:p>
          </table:table-cell>
          <table:table-cell office:value-type="string">
            <text:p>Risoluzione</text:p>
          </table:table-cell>
          <table:table-cell table:formula="of:=CONCATENATE(&quot;&lt;Row Tag='&quot;;[.A257];&quot;' Language='it_IT'&gt;&lt;Text&gt;&quot;;[.G257];&quot;&lt;/Text&gt;&lt;/Row&gt;&quot;)" office:value-type="string" office:string-value="&lt;Row Tag='LOC_TCS_FLEETNAME_SUFFIX_RESOLUTION' Language='it_IT'&gt;&lt;Text&gt;Risoluzione&lt;/Text&gt;&lt;/Row&gt;">
            <text:p>&lt;Row Tag='LOC_TCS_FLEETNAME_SUFFIX_RESOLUTION' Language='it_IT'&gt;&lt;Text&gt;Risoluzione&lt;/Text&gt;&lt;/Row&gt;</text:p>
          </table:table-cell>
          <table:table-cell office:value-type="string">
            <text:p>決意</text:p>
          </table:table-cell>
          <table:table-cell table:formula="of:=CONCATENATE(&quot;&lt;Row Tag='&quot;;[.A257];&quot;' Language='ja_JP'&gt;&lt;Text&gt;&quot;;[.I257];&quot;&lt;/Text&gt;&lt;/Row&gt;&quot;)" office:value-type="string" office:string-value="&lt;Row Tag='LOC_TCS_FLEETNAME_SUFFIX_RESOLUTION' Language='ja_JP'&gt;&lt;Text&gt;決意&lt;/Text&gt;&lt;/Row&gt;">
            <text:p>&lt;Row Tag='LOC_TCS_FLEETNAME_SUFFIX_RESOLUTION' Language='ja_JP'&gt;&lt;Text&gt;決意&lt;/Text&gt;&lt;/Row&gt;</text:p>
          </table:table-cell>
          <table:table-cell office:value-type="string">
            <text:p>결의</text:p>
          </table:table-cell>
          <table:table-cell table:formula="of:=CONCATENATE(&quot;&lt;Row Tag='&quot;;[.A257];&quot;' Language='ko_KR'&gt;&lt;Text&gt;&quot;;[.K257];&quot;&lt;/Text&gt;&lt;/Row&gt;&quot;)" office:value-type="string" office:string-value="&lt;Row Tag='LOC_TCS_FLEETNAME_SUFFIX_RESOLUTION' Language='ko_KR'&gt;&lt;Text&gt;결의&lt;/Text&gt;&lt;/Row&gt;">
            <text:p>&lt;Row Tag='LOC_TCS_FLEETNAME_SUFFIX_RESOLUTION' Language='ko_KR'&gt;&lt;Text&gt;결의&lt;/Text&gt;&lt;/Row&gt;</text:p>
          </table:table-cell>
          <table:table-cell office:value-type="string">
            <text:p>Rezolucja</text:p>
          </table:table-cell>
          <table:table-cell table:formula="of:=CONCATENATE(&quot;&lt;Row Tag='&quot;;[.A257];&quot;' Language='pl_PL'&gt;&lt;Text&gt;&quot;;[.M257];&quot;&lt;/Text&gt;&lt;/Row&gt;&quot;)" office:value-type="string" office:string-value="&lt;Row Tag='LOC_TCS_FLEETNAME_SUFFIX_RESOLUTION' Language='pl_PL'&gt;&lt;Text&gt;Rezolucja&lt;/Text&gt;&lt;/Row&gt;">
            <text:p>&lt;Row Tag='LOC_TCS_FLEETNAME_SUFFIX_RESOLUTION' Language='pl_PL'&gt;&lt;Text&gt;Rezolucja&lt;/Text&gt;&lt;/Row&gt;</text:p>
          </table:table-cell>
          <table:table-cell office:value-type="string">
            <text:p>Resolução</text:p>
          </table:table-cell>
          <table:table-cell table:formula="of:=CONCATENATE(&quot;&lt;Row Tag='&quot;;[.A257];&quot;' Language='pt_BR'&gt;&lt;Text&gt;&quot;;[.O257];&quot;&lt;/Text&gt;&lt;/Row&gt;&quot;)" office:value-type="string" office:string-value="&lt;Row Tag='LOC_TCS_FLEETNAME_SUFFIX_RESOLUTION' Language='pt_BR'&gt;&lt;Text&gt;Resolução&lt;/Text&gt;&lt;/Row&gt;">
            <text:p>&lt;Row Tag='LOC_TCS_FLEETNAME_SUFFIX_RESOLUTION' Language='pt_BR'&gt;&lt;Text&gt;Resolução&lt;/Text&gt;&lt;/Row&gt;</text:p>
          </table:table-cell>
          <table:table-cell office:value-type="string">
            <text:p>Решимость</text:p>
          </table:table-cell>
          <table:table-cell table:formula="of:=CONCATENATE(&quot;&lt;Row Tag='&quot;;[.A257];&quot;' Language='ru_RU'&gt;&lt;Text&gt;&quot;;[.Q257];&quot;&lt;/Text&gt;&lt;/Row&gt;&quot;)" office:value-type="string" office:string-value="&lt;Row Tag='LOC_TCS_FLEETNAME_SUFFIX_RESOLUTION' Language='ru_RU'&gt;&lt;Text&gt;Решимость&lt;/Text&gt;&lt;/Row&gt;">
            <text:p>&lt;Row Tag='LOC_TCS_FLEETNAME_SUFFIX_RESOLUTION' Language='ru_RU'&gt;&lt;Text&gt;Решимость&lt;/Text&gt;&lt;/Row&gt;</text:p>
          </table:table-cell>
          <table:table-cell office:value-type="string">
            <text:p>决心</text:p>
          </table:table-cell>
          <table:table-cell table:formula="of:=CONCATENATE(&quot;&lt;Row Tag='&quot;;[.A257];&quot;' Language='zh_Hans_CN'&gt;&lt;Text&gt;&quot;;[.S257];&quot;&lt;/Text&gt;&lt;/Row&gt;&quot;)" office:value-type="string" office:string-value="&lt;Row Tag='LOC_TCS_FLEETNAME_SUFFIX_RESOLUTION' Language='zh_Hans_CN'&gt;&lt;Text&gt;决心&lt;/Text&gt;&lt;/Row&gt;">
            <text:p>&lt;Row Tag='LOC_TCS_FLEETNAME_SUFFIX_RESOLUTION' Language='zh_Hans_CN'&gt;&lt;Text&gt;决心&lt;/Text&gt;&lt;/Row&gt;</text:p>
          </table:table-cell>
        </table:table-row>
        <table:table-row table:style-name="ro3">
          <table:table-cell office:value-type="string">
            <text:p>LOC_TCS_FLEETNAME_SUFFIX_REVENGE</text:p>
          </table:table-cell>
          <table:table-cell office:value-type="string">
            <text:p>Revenge</text:p>
          </table:table-cell>
          <table:table-cell office:value-type="string">
            <text:p>Rache</text:p>
          </table:table-cell>
          <table:table-cell table:formula="of:=CONCATENATE(&quot;&lt;Row Tag='&quot;;[.A258];&quot;' Language='de_DE'&gt;&lt;Text&gt;&quot;;[.C258];&quot;&lt;/Text&gt;&lt;/Row&gt;&quot;)" office:value-type="string" office:string-value="&lt;Row Tag='LOC_TCS_FLEETNAME_SUFFIX_REVENGE' Language='de_DE'&gt;&lt;Text&gt;Rache&lt;/Text&gt;&lt;/Row&gt;">
            <text:p>&lt;Row Tag='LOC_TCS_FLEETNAME_SUFFIX_REVENGE' Language='de_DE'&gt;&lt;Text&gt;Rache&lt;/Text&gt;&lt;/Row&gt;</text:p>
          </table:table-cell>
          <table:table-cell office:value-type="string">
            <text:p>Venganza</text:p>
          </table:table-cell>
          <table:table-cell table:formula="of:=CONCATENATE(&quot;&lt;Row Tag='&quot;;[.A258];&quot;' Language='es_ES'&gt;&lt;Text&gt;&quot;;[.E258];&quot;&lt;/Text&gt;&lt;/Row&gt;&quot;)" office:value-type="string" office:string-value="&lt;Row Tag='LOC_TCS_FLEETNAME_SUFFIX_REVENGE' Language='es_ES'&gt;&lt;Text&gt;Venganza&lt;/Text&gt;&lt;/Row&gt;">
            <text:p>&lt;Row Tag='LOC_TCS_FLEETNAME_SUFFIX_REVENGE' Language='es_ES'&gt;&lt;Text&gt;Venganza&lt;/Text&gt;&lt;/Row&gt;</text:p>
          </table:table-cell>
          <table:table-cell office:value-type="string">
            <text:p>Vendetta</text:p>
          </table:table-cell>
          <table:table-cell table:formula="of:=CONCATENATE(&quot;&lt;Row Tag='&quot;;[.A258];&quot;' Language='it_IT'&gt;&lt;Text&gt;&quot;;[.G258];&quot;&lt;/Text&gt;&lt;/Row&gt;&quot;)" office:value-type="string" office:string-value="&lt;Row Tag='LOC_TCS_FLEETNAME_SUFFIX_REVENGE' Language='it_IT'&gt;&lt;Text&gt;Vendetta&lt;/Text&gt;&lt;/Row&gt;">
            <text:p>&lt;Row Tag='LOC_TCS_FLEETNAME_SUFFIX_REVENGE' Language='it_IT'&gt;&lt;Text&gt;Vendetta&lt;/Text&gt;&lt;/Row&gt;</text:p>
          </table:table-cell>
          <table:table-cell office:value-type="string">
            <text:p>復讐</text:p>
          </table:table-cell>
          <table:table-cell table:formula="of:=CONCATENATE(&quot;&lt;Row Tag='&quot;;[.A258];&quot;' Language='ja_JP'&gt;&lt;Text&gt;&quot;;[.I258];&quot;&lt;/Text&gt;&lt;/Row&gt;&quot;)" office:value-type="string" office:string-value="&lt;Row Tag='LOC_TCS_FLEETNAME_SUFFIX_REVENGE' Language='ja_JP'&gt;&lt;Text&gt;復讐&lt;/Text&gt;&lt;/Row&gt;">
            <text:p>&lt;Row Tag='LOC_TCS_FLEETNAME_SUFFIX_REVENGE' Language='ja_JP'&gt;&lt;Text&gt;復讐&lt;/Text&gt;&lt;/Row&gt;</text:p>
          </table:table-cell>
          <table:table-cell office:value-type="string">
            <text:p>복수</text:p>
          </table:table-cell>
          <table:table-cell table:formula="of:=CONCATENATE(&quot;&lt;Row Tag='&quot;;[.A258];&quot;' Language='ko_KR'&gt;&lt;Text&gt;&quot;;[.K258];&quot;&lt;/Text&gt;&lt;/Row&gt;&quot;)" office:value-type="string" office:string-value="&lt;Row Tag='LOC_TCS_FLEETNAME_SUFFIX_REVENGE' Language='ko_KR'&gt;&lt;Text&gt;복수&lt;/Text&gt;&lt;/Row&gt;">
            <text:p>&lt;Row Tag='LOC_TCS_FLEETNAME_SUFFIX_REVENGE' Language='ko_KR'&gt;&lt;Text&gt;복수&lt;/Text&gt;&lt;/Row&gt;</text:p>
          </table:table-cell>
          <table:table-cell office:value-type="string">
            <text:p>Zemsta</text:p>
          </table:table-cell>
          <table:table-cell table:formula="of:=CONCATENATE(&quot;&lt;Row Tag='&quot;;[.A258];&quot;' Language='pl_PL'&gt;&lt;Text&gt;&quot;;[.M258];&quot;&lt;/Text&gt;&lt;/Row&gt;&quot;)" office:value-type="string" office:string-value="&lt;Row Tag='LOC_TCS_FLEETNAME_SUFFIX_REVENGE' Language='pl_PL'&gt;&lt;Text&gt;Zemsta&lt;/Text&gt;&lt;/Row&gt;">
            <text:p>&lt;Row Tag='LOC_TCS_FLEETNAME_SUFFIX_REVENGE' Language='pl_PL'&gt;&lt;Text&gt;Zemsta&lt;/Text&gt;&lt;/Row&gt;</text:p>
          </table:table-cell>
          <table:table-cell office:value-type="string">
            <text:p>Vingança</text:p>
          </table:table-cell>
          <table:table-cell table:formula="of:=CONCATENATE(&quot;&lt;Row Tag='&quot;;[.A258];&quot;' Language='pt_BR'&gt;&lt;Text&gt;&quot;;[.O258];&quot;&lt;/Text&gt;&lt;/Row&gt;&quot;)" office:value-type="string" office:string-value="&lt;Row Tag='LOC_TCS_FLEETNAME_SUFFIX_REVENGE' Language='pt_BR'&gt;&lt;Text&gt;Vingança&lt;/Text&gt;&lt;/Row&gt;">
            <text:p>&lt;Row Tag='LOC_TCS_FLEETNAME_SUFFIX_REVENGE' Language='pt_BR'&gt;&lt;Text&gt;Vingança&lt;/Text&gt;&lt;/Row&gt;</text:p>
          </table:table-cell>
          <table:table-cell office:value-type="string">
            <text:p>Месть</text:p>
          </table:table-cell>
          <table:table-cell table:formula="of:=CONCATENATE(&quot;&lt;Row Tag='&quot;;[.A258];&quot;' Language='ru_RU'&gt;&lt;Text&gt;&quot;;[.Q258];&quot;&lt;/Text&gt;&lt;/Row&gt;&quot;)" office:value-type="string" office:string-value="&lt;Row Tag='LOC_TCS_FLEETNAME_SUFFIX_REVENGE' Language='ru_RU'&gt;&lt;Text&gt;Месть&lt;/Text&gt;&lt;/Row&gt;">
            <text:p>&lt;Row Tag='LOC_TCS_FLEETNAME_SUFFIX_REVENGE' Language='ru_RU'&gt;&lt;Text&gt;Месть&lt;/Text&gt;&lt;/Row&gt;</text:p>
          </table:table-cell>
          <table:table-cell office:value-type="string">
            <text:p>复仇</text:p>
          </table:table-cell>
          <table:table-cell table:formula="of:=CONCATENATE(&quot;&lt;Row Tag='&quot;;[.A258];&quot;' Language='zh_Hans_CN'&gt;&lt;Text&gt;&quot;;[.S258];&quot;&lt;/Text&gt;&lt;/Row&gt;&quot;)" office:value-type="string" office:string-value="&lt;Row Tag='LOC_TCS_FLEETNAME_SUFFIX_REVENGE' Language='zh_Hans_CN'&gt;&lt;Text&gt;复仇&lt;/Text&gt;&lt;/Row&gt;">
            <text:p>&lt;Row Tag='LOC_TCS_FLEETNAME_SUFFIX_REVENGE' Language='zh_Hans_CN'&gt;&lt;Text&gt;复仇&lt;/Text&gt;&lt;/Row&gt;</text:p>
          </table:table-cell>
        </table:table-row>
        <table:table-row table:style-name="ro3">
          <table:table-cell office:value-type="string">
            <text:p>LOC_TCS_FLEETNAME_SUFFIX_SEAWOLVES</text:p>
          </table:table-cell>
          <table:table-cell office:value-type="string">
            <text:p>Seawolves</text:p>
          </table:table-cell>
          <table:table-cell office:value-type="string">
            <text:p>Seewölfe</text:p>
          </table:table-cell>
          <table:table-cell table:formula="of:=CONCATENATE(&quot;&lt;Row Tag='&quot;;[.A259];&quot;' Language='de_DE'&gt;&lt;Text&gt;&quot;;[.C259];&quot;&lt;/Text&gt;&lt;/Row&gt;&quot;)" office:value-type="string" office:string-value="&lt;Row Tag='LOC_TCS_FLEETNAME_SUFFIX_SEAWOLVES' Language='de_DE'&gt;&lt;Text&gt;Seewölfe&lt;/Text&gt;&lt;/Row&gt;">
            <text:p>&lt;Row Tag='LOC_TCS_FLEETNAME_SUFFIX_SEAWOLVES' Language='de_DE'&gt;&lt;Text&gt;Seewölfe&lt;/Text&gt;&lt;/Row&gt;</text:p>
          </table:table-cell>
          <table:table-cell office:value-type="string">
            <text:p>Lobos marinos</text:p>
          </table:table-cell>
          <table:table-cell table:formula="of:=CONCATENATE(&quot;&lt;Row Tag='&quot;;[.A259];&quot;' Language='es_ES'&gt;&lt;Text&gt;&quot;;[.E259];&quot;&lt;/Text&gt;&lt;/Row&gt;&quot;)" office:value-type="string" office:string-value="&lt;Row Tag='LOC_TCS_FLEETNAME_SUFFIX_SEAWOLVES' Language='es_ES'&gt;&lt;Text&gt;Lobos marinos&lt;/Text&gt;&lt;/Row&gt;">
            <text:p>&lt;Row Tag='LOC_TCS_FLEETNAME_SUFFIX_SEAWOLVES' Language='es_ES'&gt;&lt;Text&gt;Lobos marinos&lt;/Text&gt;&lt;/Row&gt;</text:p>
          </table:table-cell>
          <table:table-cell office:value-type="string">
            <text:p>Lupi di mare</text:p>
          </table:table-cell>
          <table:table-cell table:formula="of:=CONCATENATE(&quot;&lt;Row Tag='&quot;;[.A259];&quot;' Language='it_IT'&gt;&lt;Text&gt;&quot;;[.G259];&quot;&lt;/Text&gt;&lt;/Row&gt;&quot;)" office:value-type="string" office:string-value="&lt;Row Tag='LOC_TCS_FLEETNAME_SUFFIX_SEAWOLVES' Language='it_IT'&gt;&lt;Text&gt;Lupi di mare&lt;/Text&gt;&lt;/Row&gt;">
            <text:p>&lt;Row Tag='LOC_TCS_FLEETNAME_SUFFIX_SEAWOLVES' Language='it_IT'&gt;&lt;Text&gt;Lupi di mare&lt;/Text&gt;&lt;/Row&gt;</text:p>
          </table:table-cell>
          <table:table-cell office:value-type="string">
            <text:p>シーウルフ</text:p>
          </table:table-cell>
          <table:table-cell table:formula="of:=CONCATENATE(&quot;&lt;Row Tag='&quot;;[.A259];&quot;' Language='ja_JP'&gt;&lt;Text&gt;&quot;;[.I259];&quot;&lt;/Text&gt;&lt;/Row&gt;&quot;)" office:value-type="string" office:string-value="&lt;Row Tag='LOC_TCS_FLEETNAME_SUFFIX_SEAWOLVES' Language='ja_JP'&gt;&lt;Text&gt;シーウルフ&lt;/Text&gt;&lt;/Row&gt;">
            <text:p>&lt;Row Tag='LOC_TCS_FLEETNAME_SUFFIX_SEAWOLVES' Language='ja_JP'&gt;&lt;Text&gt;シーウルフ&lt;/Text&gt;&lt;/Row&gt;</text:p>
          </table:table-cell>
          <table:table-cell office:value-type="string">
            <text:p>바다늑대들</text:p>
          </table:table-cell>
          <table:table-cell table:formula="of:=CONCATENATE(&quot;&lt;Row Tag='&quot;;[.A259];&quot;' Language='ko_KR'&gt;&lt;Text&gt;&quot;;[.K259];&quot;&lt;/Text&gt;&lt;/Row&gt;&quot;)" office:value-type="string" office:string-value="&lt;Row Tag='LOC_TCS_FLEETNAME_SUFFIX_SEAWOLVES' Language='ko_KR'&gt;&lt;Text&gt;바다늑대들&lt;/Text&gt;&lt;/Row&gt;">
            <text:p>&lt;Row Tag='LOC_TCS_FLEETNAME_SUFFIX_SEAWOLVES' Language='ko_KR'&gt;&lt;Text&gt;바다늑대들&lt;/Text&gt;&lt;/Row&gt;</text:p>
          </table:table-cell>
          <table:table-cell office:value-type="string">
            <text:p>Wilki morskie</text:p>
          </table:table-cell>
          <table:table-cell table:formula="of:=CONCATENATE(&quot;&lt;Row Tag='&quot;;[.A259];&quot;' Language='pl_PL'&gt;&lt;Text&gt;&quot;;[.M259];&quot;&lt;/Text&gt;&lt;/Row&gt;&quot;)" office:value-type="string" office:string-value="&lt;Row Tag='LOC_TCS_FLEETNAME_SUFFIX_SEAWOLVES' Language='pl_PL'&gt;&lt;Text&gt;Wilki morskie&lt;/Text&gt;&lt;/Row&gt;">
            <text:p>&lt;Row Tag='LOC_TCS_FLEETNAME_SUFFIX_SEAWOLVES' Language='pl_PL'&gt;&lt;Text&gt;Wilki morskie&lt;/Text&gt;&lt;/Row&gt;</text:p>
          </table:table-cell>
          <table:table-cell office:value-type="string">
            <text:p>Lobos marinhos</text:p>
          </table:table-cell>
          <table:table-cell table:formula="of:=CONCATENATE(&quot;&lt;Row Tag='&quot;;[.A259];&quot;' Language='pt_BR'&gt;&lt;Text&gt;&quot;;[.O259];&quot;&lt;/Text&gt;&lt;/Row&gt;&quot;)" office:value-type="string" office:string-value="&lt;Row Tag='LOC_TCS_FLEETNAME_SUFFIX_SEAWOLVES' Language='pt_BR'&gt;&lt;Text&gt;Lobos marinhos&lt;/Text&gt;&lt;/Row&gt;">
            <text:p>&lt;Row Tag='LOC_TCS_FLEETNAME_SUFFIX_SEAWOLVES' Language='pt_BR'&gt;&lt;Text&gt;Lobos marinhos&lt;/Text&gt;&lt;/Row&gt;</text:p>
          </table:table-cell>
          <table:table-cell office:value-type="string">
            <text:p>Морские волки</text:p>
          </table:table-cell>
          <table:table-cell table:formula="of:=CONCATENATE(&quot;&lt;Row Tag='&quot;;[.A259];&quot;' Language='ru_RU'&gt;&lt;Text&gt;&quot;;[.Q259];&quot;&lt;/Text&gt;&lt;/Row&gt;&quot;)" office:value-type="string" office:string-value="&lt;Row Tag='LOC_TCS_FLEETNAME_SUFFIX_SEAWOLVES' Language='ru_RU'&gt;&lt;Text&gt;Морские волки&lt;/Text&gt;&lt;/Row&gt;">
            <text:p>&lt;Row Tag='LOC_TCS_FLEETNAME_SUFFIX_SEAWOLVES' Language='ru_RU'&gt;&lt;Text&gt;Морские волки&lt;/Text&gt;&lt;/Row&gt;</text:p>
          </table:table-cell>
          <table:table-cell office:value-type="string">
            <text:p>海狼</text:p>
          </table:table-cell>
          <table:table-cell table:formula="of:=CONCATENATE(&quot;&lt;Row Tag='&quot;;[.A259];&quot;' Language='zh_Hans_CN'&gt;&lt;Text&gt;&quot;;[.S259];&quot;&lt;/Text&gt;&lt;/Row&gt;&quot;)" office:value-type="string" office:string-value="&lt;Row Tag='LOC_TCS_FLEETNAME_SUFFIX_SEAWOLVES' Language='zh_Hans_CN'&gt;&lt;Text&gt;海狼&lt;/Text&gt;&lt;/Row&gt;">
            <text:p>&lt;Row Tag='LOC_TCS_FLEETNAME_SUFFIX_SEAWOLVES' Language='zh_Hans_CN'&gt;&lt;Text&gt;海狼&lt;/Text&gt;&lt;/Row&gt;</text:p>
          </table:table-cell>
        </table:table-row>
        <table:table-row table:style-name="ro3">
          <table:table-cell office:value-type="string">
            <text:p>LOC_TCS_FLEETNAME_SUFFIX_SHARK</text:p>
          </table:table-cell>
          <table:table-cell office:value-type="string">
            <text:p>Shark</text:p>
          </table:table-cell>
          <table:table-cell office:value-type="string">
            <text:p>Hai</text:p>
          </table:table-cell>
          <table:table-cell table:formula="of:=CONCATENATE(&quot;&lt;Row Tag='&quot;;[.A260];&quot;' Language='de_DE'&gt;&lt;Text&gt;&quot;;[.C260];&quot;&lt;/Text&gt;&lt;/Row&gt;&quot;)" office:value-type="string" office:string-value="&lt;Row Tag='LOC_TCS_FLEETNAME_SUFFIX_SHARK' Language='de_DE'&gt;&lt;Text&gt;Hai&lt;/Text&gt;&lt;/Row&gt;">
            <text:p>&lt;Row Tag='LOC_TCS_FLEETNAME_SUFFIX_SHARK' Language='de_DE'&gt;&lt;Text&gt;Hai&lt;/Text&gt;&lt;/Row&gt;</text:p>
          </table:table-cell>
          <table:table-cell office:value-type="string">
            <text:p>Tiburón</text:p>
          </table:table-cell>
          <table:table-cell table:formula="of:=CONCATENATE(&quot;&lt;Row Tag='&quot;;[.A260];&quot;' Language='es_ES'&gt;&lt;Text&gt;&quot;;[.E260];&quot;&lt;/Text&gt;&lt;/Row&gt;&quot;)" office:value-type="string" office:string-value="&lt;Row Tag='LOC_TCS_FLEETNAME_SUFFIX_SHARK' Language='es_ES'&gt;&lt;Text&gt;Tiburón&lt;/Text&gt;&lt;/Row&gt;">
            <text:p>&lt;Row Tag='LOC_TCS_FLEETNAME_SUFFIX_SHARK' Language='es_ES'&gt;&lt;Text&gt;Tiburón&lt;/Text&gt;&lt;/Row&gt;</text:p>
          </table:table-cell>
          <table:table-cell office:value-type="string">
            <text:p>Squalo</text:p>
          </table:table-cell>
          <table:table-cell table:formula="of:=CONCATENATE(&quot;&lt;Row Tag='&quot;;[.A260];&quot;' Language='it_IT'&gt;&lt;Text&gt;&quot;;[.G260];&quot;&lt;/Text&gt;&lt;/Row&gt;&quot;)" office:value-type="string" office:string-value="&lt;Row Tag='LOC_TCS_FLEETNAME_SUFFIX_SHARK' Language='it_IT'&gt;&lt;Text&gt;Squalo&lt;/Text&gt;&lt;/Row&gt;">
            <text:p>&lt;Row Tag='LOC_TCS_FLEETNAME_SUFFIX_SHARK' Language='it_IT'&gt;&lt;Text&gt;Squalo&lt;/Text&gt;&lt;/Row&gt;</text:p>
          </table:table-cell>
          <table:table-cell office:value-type="string">
            <text:p>鮫</text:p>
          </table:table-cell>
          <table:table-cell table:formula="of:=CONCATENATE(&quot;&lt;Row Tag='&quot;;[.A260];&quot;' Language='ja_JP'&gt;&lt;Text&gt;&quot;;[.I260];&quot;&lt;/Text&gt;&lt;/Row&gt;&quot;)" office:value-type="string" office:string-value="&lt;Row Tag='LOC_TCS_FLEETNAME_SUFFIX_SHARK' Language='ja_JP'&gt;&lt;Text&gt;鮫&lt;/Text&gt;&lt;/Row&gt;">
            <text:p>&lt;Row Tag='LOC_TCS_FLEETNAME_SUFFIX_SHARK' Language='ja_JP'&gt;&lt;Text&gt;鮫&lt;/Text&gt;&lt;/Row&gt;</text:p>
          </table:table-cell>
          <table:table-cell office:value-type="string">
            <text:p>상어</text:p>
          </table:table-cell>
          <table:table-cell table:formula="of:=CONCATENATE(&quot;&lt;Row Tag='&quot;;[.A260];&quot;' Language='ko_KR'&gt;&lt;Text&gt;&quot;;[.K260];&quot;&lt;/Text&gt;&lt;/Row&gt;&quot;)" office:value-type="string" office:string-value="&lt;Row Tag='LOC_TCS_FLEETNAME_SUFFIX_SHARK' Language='ko_KR'&gt;&lt;Text&gt;상어&lt;/Text&gt;&lt;/Row&gt;">
            <text:p>&lt;Row Tag='LOC_TCS_FLEETNAME_SUFFIX_SHARK' Language='ko_KR'&gt;&lt;Text&gt;상어&lt;/Text&gt;&lt;/Row&gt;</text:p>
          </table:table-cell>
          <table:table-cell office:value-type="string">
            <text:p>Rekin</text:p>
          </table:table-cell>
          <table:table-cell table:formula="of:=CONCATENATE(&quot;&lt;Row Tag='&quot;;[.A260];&quot;' Language='pl_PL'&gt;&lt;Text&gt;&quot;;[.M260];&quot;&lt;/Text&gt;&lt;/Row&gt;&quot;)" office:value-type="string" office:string-value="&lt;Row Tag='LOC_TCS_FLEETNAME_SUFFIX_SHARK' Language='pl_PL'&gt;&lt;Text&gt;Rekin&lt;/Text&gt;&lt;/Row&gt;">
            <text:p>&lt;Row Tag='LOC_TCS_FLEETNAME_SUFFIX_SHARK' Language='pl_PL'&gt;&lt;Text&gt;Rekin&lt;/Text&gt;&lt;/Row&gt;</text:p>
          </table:table-cell>
          <table:table-cell office:value-type="string">
            <text:p>Tubarão</text:p>
          </table:table-cell>
          <table:table-cell table:formula="of:=CONCATENATE(&quot;&lt;Row Tag='&quot;;[.A260];&quot;' Language='pt_BR'&gt;&lt;Text&gt;&quot;;[.O260];&quot;&lt;/Text&gt;&lt;/Row&gt;&quot;)" office:value-type="string" office:string-value="&lt;Row Tag='LOC_TCS_FLEETNAME_SUFFIX_SHARK' Language='pt_BR'&gt;&lt;Text&gt;Tubarão&lt;/Text&gt;&lt;/Row&gt;">
            <text:p>&lt;Row Tag='LOC_TCS_FLEETNAME_SUFFIX_SHARK' Language='pt_BR'&gt;&lt;Text&gt;Tubarão&lt;/Text&gt;&lt;/Row&gt;</text:p>
          </table:table-cell>
          <table:table-cell office:value-type="string">
            <text:p>Акула</text:p>
          </table:table-cell>
          <table:table-cell table:formula="of:=CONCATENATE(&quot;&lt;Row Tag='&quot;;[.A260];&quot;' Language='ru_RU'&gt;&lt;Text&gt;&quot;;[.Q260];&quot;&lt;/Text&gt;&lt;/Row&gt;&quot;)" office:value-type="string" office:string-value="&lt;Row Tag='LOC_TCS_FLEETNAME_SUFFIX_SHARK' Language='ru_RU'&gt;&lt;Text&gt;Акула&lt;/Text&gt;&lt;/Row&gt;">
            <text:p>&lt;Row Tag='LOC_TCS_FLEETNAME_SUFFIX_SHARK' Language='ru_RU'&gt;&lt;Text&gt;Акула&lt;/Text&gt;&lt;/Row&gt;</text:p>
          </table:table-cell>
          <table:table-cell office:value-type="string">
            <text:p>鲨鱼</text:p>
          </table:table-cell>
          <table:table-cell table:formula="of:=CONCATENATE(&quot;&lt;Row Tag='&quot;;[.A260];&quot;' Language='zh_Hans_CN'&gt;&lt;Text&gt;&quot;;[.S260];&quot;&lt;/Text&gt;&lt;/Row&gt;&quot;)" office:value-type="string" office:string-value="&lt;Row Tag='LOC_TCS_FLEETNAME_SUFFIX_SHARK' Language='zh_Hans_CN'&gt;&lt;Text&gt;鲨鱼&lt;/Text&gt;&lt;/Row&gt;">
            <text:p>&lt;Row Tag='LOC_TCS_FLEETNAME_SUFFIX_SHARK' Language='zh_Hans_CN'&gt;&lt;Text&gt;鲨鱼&lt;/Text&gt;&lt;/Row&gt;</text:p>
          </table:table-cell>
        </table:table-row>
        <table:table-row table:style-name="ro3">
          <table:table-cell office:value-type="string">
            <text:p>LOC_TCS_FLEETNAME_SUFFIX_STRIKE_GROUP</text:p>
          </table:table-cell>
          <table:table-cell office:value-type="string">
            <text:p>Group</text:p>
          </table:table-cell>
          <table:table-cell office:value-type="string">
            <text:p>Gruppe</text:p>
          </table:table-cell>
          <table:table-cell table:formula="of:=CONCATENATE(&quot;&lt;Row Tag='&quot;;[.A261];&quot;' Language='de_DE'&gt;&lt;Text&gt;&quot;;[.C261];&quot;&lt;/Text&gt;&lt;/Row&gt;&quot;)" office:value-type="string" office:string-value="&lt;Row Tag='LOC_TCS_FLEETNAME_SUFFIX_STRIKE_GROUP' Language='de_DE'&gt;&lt;Text&gt;Gruppe&lt;/Text&gt;&lt;/Row&gt;">
            <text:p>&lt;Row Tag='LOC_TCS_FLEETNAME_SUFFIX_STRIKE_GROUP' Language='de_DE'&gt;&lt;Text&gt;Gruppe&lt;/Text&gt;&lt;/Row&gt;</text:p>
          </table:table-cell>
          <table:table-cell office:value-type="string">
            <text:p>Grupo</text:p>
          </table:table-cell>
          <table:table-cell table:formula="of:=CONCATENATE(&quot;&lt;Row Tag='&quot;;[.A261];&quot;' Language='es_ES'&gt;&lt;Text&gt;&quot;;[.E261];&quot;&lt;/Text&gt;&lt;/Row&gt;&quot;)" office:value-type="string" office:string-value="&lt;Row Tag='LOC_TCS_FLEETNAME_SUFFIX_STRIKE_GROUP' Language='es_ES'&gt;&lt;Text&gt;Grupo&lt;/Text&gt;&lt;/Row&gt;">
            <text:p>&lt;Row Tag='LOC_TCS_FLEETNAME_SUFFIX_STRIKE_GROUP' Language='es_ES'&gt;&lt;Text&gt;Grupo&lt;/Text&gt;&lt;/Row&gt;</text:p>
          </table:table-cell>
          <table:table-cell office:value-type="string">
            <text:p>Gruppo</text:p>
          </table:table-cell>
          <table:table-cell table:formula="of:=CONCATENATE(&quot;&lt;Row Tag='&quot;;[.A261];&quot;' Language='it_IT'&gt;&lt;Text&gt;&quot;;[.G261];&quot;&lt;/Text&gt;&lt;/Row&gt;&quot;)" office:value-type="string" office:string-value="&lt;Row Tag='LOC_TCS_FLEETNAME_SUFFIX_STRIKE_GROUP' Language='it_IT'&gt;&lt;Text&gt;Gruppo&lt;/Text&gt;&lt;/Row&gt;">
            <text:p>&lt;Row Tag='LOC_TCS_FLEETNAME_SUFFIX_STRIKE_GROUP' Language='it_IT'&gt;&lt;Text&gt;Gruppo&lt;/Text&gt;&lt;/Row&gt;</text:p>
          </table:table-cell>
          <table:table-cell office:value-type="string">
            <text:p>グループ</text:p>
          </table:table-cell>
          <table:table-cell table:formula="of:=CONCATENATE(&quot;&lt;Row Tag='&quot;;[.A261];&quot;' Language='ja_JP'&gt;&lt;Text&gt;&quot;;[.I261];&quot;&lt;/Text&gt;&lt;/Row&gt;&quot;)" office:value-type="string" office:string-value="&lt;Row Tag='LOC_TCS_FLEETNAME_SUFFIX_STRIKE_GROUP' Language='ja_JP'&gt;&lt;Text&gt;グループ&lt;/Text&gt;&lt;/Row&gt;">
            <text:p>&lt;Row Tag='LOC_TCS_FLEETNAME_SUFFIX_STRIKE_GROUP' Language='ja_JP'&gt;&lt;Text&gt;グループ&lt;/Text&gt;&lt;/Row&gt;</text:p>
          </table:table-cell>
          <table:table-cell office:value-type="string">
            <text:p>무리</text:p>
          </table:table-cell>
          <table:table-cell table:formula="of:=CONCATENATE(&quot;&lt;Row Tag='&quot;;[.A261];&quot;' Language='ko_KR'&gt;&lt;Text&gt;&quot;;[.K261];&quot;&lt;/Text&gt;&lt;/Row&gt;&quot;)" office:value-type="string" office:string-value="&lt;Row Tag='LOC_TCS_FLEETNAME_SUFFIX_STRIKE_GROUP' Language='ko_KR'&gt;&lt;Text&gt;무리&lt;/Text&gt;&lt;/Row&gt;">
            <text:p>&lt;Row Tag='LOC_TCS_FLEETNAME_SUFFIX_STRIKE_GROUP' Language='ko_KR'&gt;&lt;Text&gt;무리&lt;/Text&gt;&lt;/Row&gt;</text:p>
          </table:table-cell>
          <table:table-cell office:value-type="string">
            <text:p>Grupa</text:p>
          </table:table-cell>
          <table:table-cell table:formula="of:=CONCATENATE(&quot;&lt;Row Tag='&quot;;[.A261];&quot;' Language='pl_PL'&gt;&lt;Text&gt;&quot;;[.M261];&quot;&lt;/Text&gt;&lt;/Row&gt;&quot;)" office:value-type="string" office:string-value="&lt;Row Tag='LOC_TCS_FLEETNAME_SUFFIX_STRIKE_GROUP' Language='pl_PL'&gt;&lt;Text&gt;Grupa&lt;/Text&gt;&lt;/Row&gt;">
            <text:p>&lt;Row Tag='LOC_TCS_FLEETNAME_SUFFIX_STRIKE_GROUP' Language='pl_PL'&gt;&lt;Text&gt;Grupa&lt;/Text&gt;&lt;/Row&gt;</text:p>
          </table:table-cell>
          <table:table-cell office:value-type="string">
            <text:p>Grupo</text:p>
          </table:table-cell>
          <table:table-cell table:formula="of:=CONCATENATE(&quot;&lt;Row Tag='&quot;;[.A261];&quot;' Language='pt_BR'&gt;&lt;Text&gt;&quot;;[.O261];&quot;&lt;/Text&gt;&lt;/Row&gt;&quot;)" office:value-type="string" office:string-value="&lt;Row Tag='LOC_TCS_FLEETNAME_SUFFIX_STRIKE_GROUP' Language='pt_BR'&gt;&lt;Text&gt;Grupo&lt;/Text&gt;&lt;/Row&gt;">
            <text:p>&lt;Row Tag='LOC_TCS_FLEETNAME_SUFFIX_STRIKE_GROUP' Language='pt_BR'&gt;&lt;Text&gt;Grupo&lt;/Text&gt;&lt;/Row&gt;</text:p>
          </table:table-cell>
          <table:table-cell office:value-type="string">
            <text:p>Группа</text:p>
          </table:table-cell>
          <table:table-cell table:formula="of:=CONCATENATE(&quot;&lt;Row Tag='&quot;;[.A261];&quot;' Language='ru_RU'&gt;&lt;Text&gt;&quot;;[.Q261];&quot;&lt;/Text&gt;&lt;/Row&gt;&quot;)" office:value-type="string" office:string-value="&lt;Row Tag='LOC_TCS_FLEETNAME_SUFFIX_STRIKE_GROUP' Language='ru_RU'&gt;&lt;Text&gt;Группа&lt;/Text&gt;&lt;/Row&gt;">
            <text:p>&lt;Row Tag='LOC_TCS_FLEETNAME_SUFFIX_STRIKE_GROUP' Language='ru_RU'&gt;&lt;Text&gt;Группа&lt;/Text&gt;&lt;/Row&gt;</text:p>
          </table:table-cell>
          <table:table-cell office:value-type="string">
            <text:p>组</text:p>
          </table:table-cell>
          <table:table-cell table:formula="of:=CONCATENATE(&quot;&lt;Row Tag='&quot;;[.A261];&quot;' Language='zh_Hans_CN'&gt;&lt;Text&gt;&quot;;[.S261];&quot;&lt;/Text&gt;&lt;/Row&gt;&quot;)" office:value-type="string" office:string-value="&lt;Row Tag='LOC_TCS_FLEETNAME_SUFFIX_STRIKE_GROUP' Language='zh_Hans_CN'&gt;&lt;Text&gt;组&lt;/Text&gt;&lt;/Row&gt;">
            <text:p>&lt;Row Tag='LOC_TCS_FLEETNAME_SUFFIX_STRIKE_GROUP' Language='zh_Hans_CN'&gt;&lt;Text&gt;组&lt;/Text&gt;&lt;/Row&gt;</text:p>
          </table:table-cell>
        </table:table-row>
        <table:table-row table:style-name="ro3">
          <table:table-cell office:value-type="string">
            <text:p>LOC_TCS_FLEETNAME_SUFFIX_TRIDENT</text:p>
          </table:table-cell>
          <table:table-cell office:value-type="string">
            <text:p>Trident</text:p>
          </table:table-cell>
          <table:table-cell office:value-type="string">
            <text:p>Dreizack</text:p>
          </table:table-cell>
          <table:table-cell table:formula="of:=CONCATENATE(&quot;&lt;Row Tag='&quot;;[.A262];&quot;' Language='de_DE'&gt;&lt;Text&gt;&quot;;[.C262];&quot;&lt;/Text&gt;&lt;/Row&gt;&quot;)" office:value-type="string" office:string-value="&lt;Row Tag='LOC_TCS_FLEETNAME_SUFFIX_TRIDENT' Language='de_DE'&gt;&lt;Text&gt;Dreizack&lt;/Text&gt;&lt;/Row&gt;">
            <text:p>&lt;Row Tag='LOC_TCS_FLEETNAME_SUFFIX_TRIDENT' Language='de_DE'&gt;&lt;Text&gt;Dreizack&lt;/Text&gt;&lt;/Row&gt;</text:p>
          </table:table-cell>
          <table:table-cell office:value-type="string">
            <text:p>Tridente</text:p>
          </table:table-cell>
          <table:table-cell table:formula="of:=CONCATENATE(&quot;&lt;Row Tag='&quot;;[.A262];&quot;' Language='es_ES'&gt;&lt;Text&gt;&quot;;[.E262];&quot;&lt;/Text&gt;&lt;/Row&gt;&quot;)" office:value-type="string" office:string-value="&lt;Row Tag='LOC_TCS_FLEETNAME_SUFFIX_TRIDENT' Language='es_ES'&gt;&lt;Text&gt;Tridente&lt;/Text&gt;&lt;/Row&gt;">
            <text:p>&lt;Row Tag='LOC_TCS_FLEETNAME_SUFFIX_TRIDENT' Language='es_ES'&gt;&lt;Text&gt;Tridente&lt;/Text&gt;&lt;/Row&gt;</text:p>
          </table:table-cell>
          <table:table-cell office:value-type="string">
            <text:p>Tridente</text:p>
          </table:table-cell>
          <table:table-cell table:formula="of:=CONCATENATE(&quot;&lt;Row Tag='&quot;;[.A262];&quot;' Language='it_IT'&gt;&lt;Text&gt;&quot;;[.G262];&quot;&lt;/Text&gt;&lt;/Row&gt;&quot;)" office:value-type="string" office:string-value="&lt;Row Tag='LOC_TCS_FLEETNAME_SUFFIX_TRIDENT' Language='it_IT'&gt;&lt;Text&gt;Tridente&lt;/Text&gt;&lt;/Row&gt;">
            <text:p>&lt;Row Tag='LOC_TCS_FLEETNAME_SUFFIX_TRIDENT' Language='it_IT'&gt;&lt;Text&gt;Tridente&lt;/Text&gt;&lt;/Row&gt;</text:p>
          </table:table-cell>
          <table:table-cell office:value-type="string">
            <text:p>トライデント</text:p>
          </table:table-cell>
          <table:table-cell table:formula="of:=CONCATENATE(&quot;&lt;Row Tag='&quot;;[.A262];&quot;' Language='ja_JP'&gt;&lt;Text&gt;&quot;;[.I262];&quot;&lt;/Text&gt;&lt;/Row&gt;&quot;)" office:value-type="string" office:string-value="&lt;Row Tag='LOC_TCS_FLEETNAME_SUFFIX_TRIDENT' Language='ja_JP'&gt;&lt;Text&gt;トライデント&lt;/Text&gt;&lt;/Row&gt;">
            <text:p>&lt;Row Tag='LOC_TCS_FLEETNAME_SUFFIX_TRIDENT' Language='ja_JP'&gt;&lt;Text&gt;トライデント&lt;/Text&gt;&lt;/Row&gt;</text:p>
          </table:table-cell>
          <table:table-cell office:value-type="string">
            <text:p>삼지창</text:p>
          </table:table-cell>
          <table:table-cell table:formula="of:=CONCATENATE(&quot;&lt;Row Tag='&quot;;[.A262];&quot;' Language='ko_KR'&gt;&lt;Text&gt;&quot;;[.K262];&quot;&lt;/Text&gt;&lt;/Row&gt;&quot;)" office:value-type="string" office:string-value="&lt;Row Tag='LOC_TCS_FLEETNAME_SUFFIX_TRIDENT' Language='ko_KR'&gt;&lt;Text&gt;삼지창&lt;/Text&gt;&lt;/Row&gt;">
            <text:p>&lt;Row Tag='LOC_TCS_FLEETNAME_SUFFIX_TRIDENT' Language='ko_KR'&gt;&lt;Text&gt;삼지창&lt;/Text&gt;&lt;/Row&gt;</text:p>
          </table:table-cell>
          <table:table-cell office:value-type="string">
            <text:p>Trójząb</text:p>
          </table:table-cell>
          <table:table-cell table:formula="of:=CONCATENATE(&quot;&lt;Row Tag='&quot;;[.A262];&quot;' Language='pl_PL'&gt;&lt;Text&gt;&quot;;[.M262];&quot;&lt;/Text&gt;&lt;/Row&gt;&quot;)" office:value-type="string" office:string-value="&lt;Row Tag='LOC_TCS_FLEETNAME_SUFFIX_TRIDENT' Language='pl_PL'&gt;&lt;Text&gt;Trójząb&lt;/Text&gt;&lt;/Row&gt;">
            <text:p>&lt;Row Tag='LOC_TCS_FLEETNAME_SUFFIX_TRIDENT' Language='pl_PL'&gt;&lt;Text&gt;Trójząb&lt;/Text&gt;&lt;/Row&gt;</text:p>
          </table:table-cell>
          <table:table-cell office:value-type="string">
            <text:p>Tridente</text:p>
          </table:table-cell>
          <table:table-cell table:formula="of:=CONCATENATE(&quot;&lt;Row Tag='&quot;;[.A262];&quot;' Language='pt_BR'&gt;&lt;Text&gt;&quot;;[.O262];&quot;&lt;/Text&gt;&lt;/Row&gt;&quot;)" office:value-type="string" office:string-value="&lt;Row Tag='LOC_TCS_FLEETNAME_SUFFIX_TRIDENT' Language='pt_BR'&gt;&lt;Text&gt;Tridente&lt;/Text&gt;&lt;/Row&gt;">
            <text:p>&lt;Row Tag='LOC_TCS_FLEETNAME_SUFFIX_TRIDENT' Language='pt_BR'&gt;&lt;Text&gt;Tridente&lt;/Text&gt;&lt;/Row&gt;</text:p>
          </table:table-cell>
          <table:table-cell office:value-type="string">
            <text:p>Трезубец</text:p>
          </table:table-cell>
          <table:table-cell table:formula="of:=CONCATENATE(&quot;&lt;Row Tag='&quot;;[.A262];&quot;' Language='ru_RU'&gt;&lt;Text&gt;&quot;;[.Q262];&quot;&lt;/Text&gt;&lt;/Row&gt;&quot;)" office:value-type="string" office:string-value="&lt;Row Tag='LOC_TCS_FLEETNAME_SUFFIX_TRIDENT' Language='ru_RU'&gt;&lt;Text&gt;Трезубец&lt;/Text&gt;&lt;/Row&gt;">
            <text:p>&lt;Row Tag='LOC_TCS_FLEETNAME_SUFFIX_TRIDENT' Language='ru_RU'&gt;&lt;Text&gt;Трезубец&lt;/Text&gt;&lt;/Row&gt;</text:p>
          </table:table-cell>
          <table:table-cell office:value-type="string">
            <text:p>三叉戟</text:p>
          </table:table-cell>
          <table:table-cell table:formula="of:=CONCATENATE(&quot;&lt;Row Tag='&quot;;[.A262];&quot;' Language='zh_Hans_CN'&gt;&lt;Text&gt;&quot;;[.S262];&quot;&lt;/Text&gt;&lt;/Row&gt;&quot;)" office:value-type="string" office:string-value="&lt;Row Tag='LOC_TCS_FLEETNAME_SUFFIX_TRIDENT' Language='zh_Hans_CN'&gt;&lt;Text&gt;三叉戟&lt;/Text&gt;&lt;/Row&gt;">
            <text:p>&lt;Row Tag='LOC_TCS_FLEETNAME_SUFFIX_TRIDENT' Language='zh_Hans_CN'&gt;&lt;Text&gt;三叉戟&lt;/Text&gt;&lt;/Row&gt;</text:p>
          </table:table-cell>
        </table:table-row>
        <table:table-row table:style-name="ro3">
          <table:table-cell office:value-type="string">
            <text:p>LOC_TCS_FLEETNAME_SUFFIX_VICTORY</text:p>
          </table:table-cell>
          <table:table-cell office:value-type="string">
            <text:p>Victory</text:p>
          </table:table-cell>
          <table:table-cell office:value-type="string">
            <text:p>Sieg</text:p>
          </table:table-cell>
          <table:table-cell table:formula="of:=CONCATENATE(&quot;&lt;Row Tag='&quot;;[.A263];&quot;' Language='de_DE'&gt;&lt;Text&gt;&quot;;[.C263];&quot;&lt;/Text&gt;&lt;/Row&gt;&quot;)" office:value-type="string" office:string-value="&lt;Row Tag='LOC_TCS_FLEETNAME_SUFFIX_VICTORY' Language='de_DE'&gt;&lt;Text&gt;Sieg&lt;/Text&gt;&lt;/Row&gt;">
            <text:p>&lt;Row Tag='LOC_TCS_FLEETNAME_SUFFIX_VICTORY' Language='de_DE'&gt;&lt;Text&gt;Sieg&lt;/Text&gt;&lt;/Row&gt;</text:p>
          </table:table-cell>
          <table:table-cell office:value-type="string">
            <text:p>Victoria</text:p>
          </table:table-cell>
          <table:table-cell table:formula="of:=CONCATENATE(&quot;&lt;Row Tag='&quot;;[.A263];&quot;' Language='es_ES'&gt;&lt;Text&gt;&quot;;[.E263];&quot;&lt;/Text&gt;&lt;/Row&gt;&quot;)" office:value-type="string" office:string-value="&lt;Row Tag='LOC_TCS_FLEETNAME_SUFFIX_VICTORY' Language='es_ES'&gt;&lt;Text&gt;Victoria&lt;/Text&gt;&lt;/Row&gt;">
            <text:p>&lt;Row Tag='LOC_TCS_FLEETNAME_SUFFIX_VICTORY' Language='es_ES'&gt;&lt;Text&gt;Victoria&lt;/Text&gt;&lt;/Row&gt;</text:p>
          </table:table-cell>
          <table:table-cell office:value-type="string">
            <text:p>Vittoria</text:p>
          </table:table-cell>
          <table:table-cell table:formula="of:=CONCATENATE(&quot;&lt;Row Tag='&quot;;[.A263];&quot;' Language='it_IT'&gt;&lt;Text&gt;&quot;;[.G263];&quot;&lt;/Text&gt;&lt;/Row&gt;&quot;)" office:value-type="string" office:string-value="&lt;Row Tag='LOC_TCS_FLEETNAME_SUFFIX_VICTORY' Language='it_IT'&gt;&lt;Text&gt;Vittoria&lt;/Text&gt;&lt;/Row&gt;">
            <text:p>&lt;Row Tag='LOC_TCS_FLEETNAME_SUFFIX_VICTORY' Language='it_IT'&gt;&lt;Text&gt;Vittoria&lt;/Text&gt;&lt;/Row&gt;</text:p>
          </table:table-cell>
          <table:table-cell office:value-type="string">
            <text:p>勝利</text:p>
          </table:table-cell>
          <table:table-cell table:formula="of:=CONCATENATE(&quot;&lt;Row Tag='&quot;;[.A263];&quot;' Language='ja_JP'&gt;&lt;Text&gt;&quot;;[.I263];&quot;&lt;/Text&gt;&lt;/Row&gt;&quot;)" office:value-type="string" office:string-value="&lt;Row Tag='LOC_TCS_FLEETNAME_SUFFIX_VICTORY' Language='ja_JP'&gt;&lt;Text&gt;勝利&lt;/Text&gt;&lt;/Row&gt;">
            <text:p>&lt;Row Tag='LOC_TCS_FLEETNAME_SUFFIX_VICTORY' Language='ja_JP'&gt;&lt;Text&gt;勝利&lt;/Text&gt;&lt;/Row&gt;</text:p>
          </table:table-cell>
          <table:table-cell office:value-type="string">
            <text:p>승리</text:p>
          </table:table-cell>
          <table:table-cell table:formula="of:=CONCATENATE(&quot;&lt;Row Tag='&quot;;[.A263];&quot;' Language='ko_KR'&gt;&lt;Text&gt;&quot;;[.K263];&quot;&lt;/Text&gt;&lt;/Row&gt;&quot;)" office:value-type="string" office:string-value="&lt;Row Tag='LOC_TCS_FLEETNAME_SUFFIX_VICTORY' Language='ko_KR'&gt;&lt;Text&gt;승리&lt;/Text&gt;&lt;/Row&gt;">
            <text:p>&lt;Row Tag='LOC_TCS_FLEETNAME_SUFFIX_VICTORY' Language='ko_KR'&gt;&lt;Text&gt;승리&lt;/Text&gt;&lt;/Row&gt;</text:p>
          </table:table-cell>
          <table:table-cell office:value-type="string">
            <text:p>Zwycięstwo</text:p>
          </table:table-cell>
          <table:table-cell table:formula="of:=CONCATENATE(&quot;&lt;Row Tag='&quot;;[.A263];&quot;' Language='pl_PL'&gt;&lt;Text&gt;&quot;;[.M263];&quot;&lt;/Text&gt;&lt;/Row&gt;&quot;)" office:value-type="string" office:string-value="&lt;Row Tag='LOC_TCS_FLEETNAME_SUFFIX_VICTORY' Language='pl_PL'&gt;&lt;Text&gt;Zwycięstwo&lt;/Text&gt;&lt;/Row&gt;">
            <text:p>&lt;Row Tag='LOC_TCS_FLEETNAME_SUFFIX_VICTORY' Language='pl_PL'&gt;&lt;Text&gt;Zwycięstwo&lt;/Text&gt;&lt;/Row&gt;</text:p>
          </table:table-cell>
          <table:table-cell office:value-type="string">
            <text:p>Vitória</text:p>
          </table:table-cell>
          <table:table-cell table:formula="of:=CONCATENATE(&quot;&lt;Row Tag='&quot;;[.A263];&quot;' Language='pt_BR'&gt;&lt;Text&gt;&quot;;[.O263];&quot;&lt;/Text&gt;&lt;/Row&gt;&quot;)" office:value-type="string" office:string-value="&lt;Row Tag='LOC_TCS_FLEETNAME_SUFFIX_VICTORY' Language='pt_BR'&gt;&lt;Text&gt;Vitória&lt;/Text&gt;&lt;/Row&gt;">
            <text:p>&lt;Row Tag='LOC_TCS_FLEETNAME_SUFFIX_VICTORY' Language='pt_BR'&gt;&lt;Text&gt;Vitória&lt;/Text&gt;&lt;/Row&gt;</text:p>
          </table:table-cell>
          <table:table-cell office:value-type="string">
            <text:p>Победа</text:p>
          </table:table-cell>
          <table:table-cell table:formula="of:=CONCATENATE(&quot;&lt;Row Tag='&quot;;[.A263];&quot;' Language='ru_RU'&gt;&lt;Text&gt;&quot;;[.Q263];&quot;&lt;/Text&gt;&lt;/Row&gt;&quot;)" office:value-type="string" office:string-value="&lt;Row Tag='LOC_TCS_FLEETNAME_SUFFIX_VICTORY' Language='ru_RU'&gt;&lt;Text&gt;Победа&lt;/Text&gt;&lt;/Row&gt;">
            <text:p>&lt;Row Tag='LOC_TCS_FLEETNAME_SUFFIX_VICTORY' Language='ru_RU'&gt;&lt;Text&gt;Победа&lt;/Text&gt;&lt;/Row&gt;</text:p>
          </table:table-cell>
          <table:table-cell office:value-type="string">
            <text:p>胜利</text:p>
          </table:table-cell>
          <table:table-cell table:formula="of:=CONCATENATE(&quot;&lt;Row Tag='&quot;;[.A263];&quot;' Language='zh_Hans_CN'&gt;&lt;Text&gt;&quot;;[.S263];&quot;&lt;/Text&gt;&lt;/Row&gt;&quot;)" office:value-type="string" office:string-value="&lt;Row Tag='LOC_TCS_FLEETNAME_SUFFIX_VICTORY' Language='zh_Hans_CN'&gt;&lt;Text&gt;胜利&lt;/Text&gt;&lt;/Row&gt;">
            <text:p>&lt;Row Tag='LOC_TCS_FLEETNAME_SUFFIX_VICTORY' Language='zh_Hans_CN'&gt;&lt;Text&gt;胜利&lt;/Text&gt;&lt;/Row&gt;</text:p>
          </table:table-cell>
        </table:table-row>
        <table:table-row table:style-name="ro3">
          <table:table-cell office:value-type="string">
            <text:p>LOC_TCS_FLEETNAME_SUFFIX_WHALE</text:p>
          </table:table-cell>
          <table:table-cell office:value-type="string">
            <text:p>Whale</text:p>
          </table:table-cell>
          <table:table-cell office:value-type="string">
            <text:p>Wal</text:p>
          </table:table-cell>
          <table:table-cell table:formula="of:=CONCATENATE(&quot;&lt;Row Tag='&quot;;[.A264];&quot;' Language='de_DE'&gt;&lt;Text&gt;&quot;;[.C264];&quot;&lt;/Text&gt;&lt;/Row&gt;&quot;)" office:value-type="string" office:string-value="&lt;Row Tag='LOC_TCS_FLEETNAME_SUFFIX_WHALE' Language='de_DE'&gt;&lt;Text&gt;Wal&lt;/Text&gt;&lt;/Row&gt;">
            <text:p>&lt;Row Tag='LOC_TCS_FLEETNAME_SUFFIX_WHALE' Language='de_DE'&gt;&lt;Text&gt;Wal&lt;/Text&gt;&lt;/Row&gt;</text:p>
          </table:table-cell>
          <table:table-cell office:value-type="string">
            <text:p>Ballena</text:p>
          </table:table-cell>
          <table:table-cell table:formula="of:=CONCATENATE(&quot;&lt;Row Tag='&quot;;[.A264];&quot;' Language='es_ES'&gt;&lt;Text&gt;&quot;;[.E264];&quot;&lt;/Text&gt;&lt;/Row&gt;&quot;)" office:value-type="string" office:string-value="&lt;Row Tag='LOC_TCS_FLEETNAME_SUFFIX_WHALE' Language='es_ES'&gt;&lt;Text&gt;Ballena&lt;/Text&gt;&lt;/Row&gt;">
            <text:p>&lt;Row Tag='LOC_TCS_FLEETNAME_SUFFIX_WHALE' Language='es_ES'&gt;&lt;Text&gt;Ballena&lt;/Text&gt;&lt;/Row&gt;</text:p>
          </table:table-cell>
          <table:table-cell office:value-type="string">
            <text:p>Balena</text:p>
          </table:table-cell>
          <table:table-cell table:formula="of:=CONCATENATE(&quot;&lt;Row Tag='&quot;;[.A264];&quot;' Language='it_IT'&gt;&lt;Text&gt;&quot;;[.G264];&quot;&lt;/Text&gt;&lt;/Row&gt;&quot;)" office:value-type="string" office:string-value="&lt;Row Tag='LOC_TCS_FLEETNAME_SUFFIX_WHALE' Language='it_IT'&gt;&lt;Text&gt;Balena&lt;/Text&gt;&lt;/Row&gt;">
            <text:p>&lt;Row Tag='LOC_TCS_FLEETNAME_SUFFIX_WHALE' Language='it_IT'&gt;&lt;Text&gt;Balena&lt;/Text&gt;&lt;/Row&gt;</text:p>
          </table:table-cell>
          <table:table-cell office:value-type="string">
            <text:p>鯨</text:p>
          </table:table-cell>
          <table:table-cell table:formula="of:=CONCATENATE(&quot;&lt;Row Tag='&quot;;[.A264];&quot;' Language='ja_JP'&gt;&lt;Text&gt;&quot;;[.I264];&quot;&lt;/Text&gt;&lt;/Row&gt;&quot;)" office:value-type="string" office:string-value="&lt;Row Tag='LOC_TCS_FLEETNAME_SUFFIX_WHALE' Language='ja_JP'&gt;&lt;Text&gt;鯨&lt;/Text&gt;&lt;/Row&gt;">
            <text:p>&lt;Row Tag='LOC_TCS_FLEETNAME_SUFFIX_WHALE' Language='ja_JP'&gt;&lt;Text&gt;鯨&lt;/Text&gt;&lt;/Row&gt;</text:p>
          </table:table-cell>
          <table:table-cell office:value-type="string">
            <text:p>고래</text:p>
          </table:table-cell>
          <table:table-cell table:formula="of:=CONCATENATE(&quot;&lt;Row Tag='&quot;;[.A264];&quot;' Language='ko_KR'&gt;&lt;Text&gt;&quot;;[.K264];&quot;&lt;/Text&gt;&lt;/Row&gt;&quot;)" office:value-type="string" office:string-value="&lt;Row Tag='LOC_TCS_FLEETNAME_SUFFIX_WHALE' Language='ko_KR'&gt;&lt;Text&gt;고래&lt;/Text&gt;&lt;/Row&gt;">
            <text:p>&lt;Row Tag='LOC_TCS_FLEETNAME_SUFFIX_WHALE' Language='ko_KR'&gt;&lt;Text&gt;고래&lt;/Text&gt;&lt;/Row&gt;</text:p>
          </table:table-cell>
          <table:table-cell office:value-type="string">
            <text:p>Wieloryb</text:p>
          </table:table-cell>
          <table:table-cell table:formula="of:=CONCATENATE(&quot;&lt;Row Tag='&quot;;[.A264];&quot;' Language='pl_PL'&gt;&lt;Text&gt;&quot;;[.M264];&quot;&lt;/Text&gt;&lt;/Row&gt;&quot;)" office:value-type="string" office:string-value="&lt;Row Tag='LOC_TCS_FLEETNAME_SUFFIX_WHALE' Language='pl_PL'&gt;&lt;Text&gt;Wieloryb&lt;/Text&gt;&lt;/Row&gt;">
            <text:p>&lt;Row Tag='LOC_TCS_FLEETNAME_SUFFIX_WHALE' Language='pl_PL'&gt;&lt;Text&gt;Wieloryb&lt;/Text&gt;&lt;/Row&gt;</text:p>
          </table:table-cell>
          <table:table-cell office:value-type="string">
            <text:p>Baleia</text:p>
          </table:table-cell>
          <table:table-cell table:formula="of:=CONCATENATE(&quot;&lt;Row Tag='&quot;;[.A264];&quot;' Language='pt_BR'&gt;&lt;Text&gt;&quot;;[.O264];&quot;&lt;/Text&gt;&lt;/Row&gt;&quot;)" office:value-type="string" office:string-value="&lt;Row Tag='LOC_TCS_FLEETNAME_SUFFIX_WHALE' Language='pt_BR'&gt;&lt;Text&gt;Baleia&lt;/Text&gt;&lt;/Row&gt;">
            <text:p>&lt;Row Tag='LOC_TCS_FLEETNAME_SUFFIX_WHALE' Language='pt_BR'&gt;&lt;Text&gt;Baleia&lt;/Text&gt;&lt;/Row&gt;</text:p>
          </table:table-cell>
          <table:table-cell office:value-type="string">
            <text:p>Кит</text:p>
          </table:table-cell>
          <table:table-cell table:formula="of:=CONCATENATE(&quot;&lt;Row Tag='&quot;;[.A264];&quot;' Language='ru_RU'&gt;&lt;Text&gt;&quot;;[.Q264];&quot;&lt;/Text&gt;&lt;/Row&gt;&quot;)" office:value-type="string" office:string-value="&lt;Row Tag='LOC_TCS_FLEETNAME_SUFFIX_WHALE' Language='ru_RU'&gt;&lt;Text&gt;Кит&lt;/Text&gt;&lt;/Row&gt;">
            <text:p>&lt;Row Tag='LOC_TCS_FLEETNAME_SUFFIX_WHALE' Language='ru_RU'&gt;&lt;Text&gt;Кит&lt;/Text&gt;&lt;/Row&gt;</text:p>
          </table:table-cell>
          <table:table-cell office:value-type="string">
            <text:p>鲸鱼</text:p>
          </table:table-cell>
          <table:table-cell table:formula="of:=CONCATENATE(&quot;&lt;Row Tag='&quot;;[.A264];&quot;' Language='zh_Hans_CN'&gt;&lt;Text&gt;&quot;;[.S264];&quot;&lt;/Text&gt;&lt;/Row&gt;&quot;)" office:value-type="string" office:string-value="&lt;Row Tag='LOC_TCS_FLEETNAME_SUFFIX_WHALE' Language='zh_Hans_CN'&gt;&lt;Text&gt;鲸鱼&lt;/Text&gt;&lt;/Row&gt;">
            <text:p>&lt;Row Tag='LOC_TCS_FLEETNAME_SUFFIX_WHALE' Language='zh_Hans_CN'&gt;&lt;Text&gt;鲸鱼&lt;/Text&gt;&lt;/Row&gt;</text:p>
          </table:table-cell>
        </table:table-row>
        <table:table-row table:style-name="ro3">
          <table:table-cell office:value-type="string">
            <text:p>LOC_TCS_FLEETNAME_SUFFIX_FLOODS</text:p>
          </table:table-cell>
          <table:table-cell office:value-type="string">
            <text:p>Floods</text:p>
          </table:table-cell>
          <table:table-cell office:value-type="string">
            <text:p>Fluten</text:p>
          </table:table-cell>
          <table:table-cell table:formula="of:=CONCATENATE(&quot;&lt;Row Tag='&quot;;[.A265];&quot;' Language='de_DE'&gt;&lt;Text&gt;&quot;;[.C265];&quot;&lt;/Text&gt;&lt;/Row&gt;&quot;)" office:value-type="string" office:string-value="&lt;Row Tag='LOC_TCS_FLEETNAME_SUFFIX_FLOODS' Language='de_DE'&gt;&lt;Text&gt;Fluten&lt;/Text&gt;&lt;/Row&gt;">
            <text:p>&lt;Row Tag='LOC_TCS_FLEETNAME_SUFFIX_FLOODS' Language='de_DE'&gt;&lt;Text&gt;Fluten&lt;/Text&gt;&lt;/Row&gt;</text:p>
          </table:table-cell>
          <table:table-cell office:value-type="string">
            <text:p>Inundaciones</text:p>
          </table:table-cell>
          <table:table-cell table:formula="of:=CONCATENATE(&quot;&lt;Row Tag='&quot;;[.A265];&quot;' Language='es_ES'&gt;&lt;Text&gt;&quot;;[.E265];&quot;&lt;/Text&gt;&lt;/Row&gt;&quot;)" office:value-type="string" office:string-value="&lt;Row Tag='LOC_TCS_FLEETNAME_SUFFIX_FLOODS' Language='es_ES'&gt;&lt;Text&gt;Inundaciones&lt;/Text&gt;&lt;/Row&gt;">
            <text:p>&lt;Row Tag='LOC_TCS_FLEETNAME_SUFFIX_FLOODS' Language='es_ES'&gt;&lt;Text&gt;Inundaciones&lt;/Text&gt;&lt;/Row&gt;</text:p>
          </table:table-cell>
          <table:table-cell office:value-type="string">
            <text:p>Inondazioni</text:p>
          </table:table-cell>
          <table:table-cell table:formula="of:=CONCATENATE(&quot;&lt;Row Tag='&quot;;[.A265];&quot;' Language='it_IT'&gt;&lt;Text&gt;&quot;;[.G265];&quot;&lt;/Text&gt;&lt;/Row&gt;&quot;)" office:value-type="string" office:string-value="&lt;Row Tag='LOC_TCS_FLEETNAME_SUFFIX_FLOODS' Language='it_IT'&gt;&lt;Text&gt;Inondazioni&lt;/Text&gt;&lt;/Row&gt;">
            <text:p>&lt;Row Tag='LOC_TCS_FLEETNAME_SUFFIX_FLOODS' Language='it_IT'&gt;&lt;Text&gt;Inondazioni&lt;/Text&gt;&lt;/Row&gt;</text:p>
          </table:table-cell>
          <table:table-cell office:value-type="string">
            <text:p>洪水</text:p>
          </table:table-cell>
          <table:table-cell table:formula="of:=CONCATENATE(&quot;&lt;Row Tag='&quot;;[.A265];&quot;' Language='ja_JP'&gt;&lt;Text&gt;&quot;;[.I265];&quot;&lt;/Text&gt;&lt;/Row&gt;&quot;)" office:value-type="string" office:string-value="&lt;Row Tag='LOC_TCS_FLEETNAME_SUFFIX_FLOODS' Language='ja_JP'&gt;&lt;Text&gt;洪水&lt;/Text&gt;&lt;/Row&gt;">
            <text:p>&lt;Row Tag='LOC_TCS_FLEETNAME_SUFFIX_FLOODS' Language='ja_JP'&gt;&lt;Text&gt;洪水&lt;/Text&gt;&lt;/Row&gt;</text:p>
          </table:table-cell>
          <table:table-cell office:value-type="string">
            <text:p>홍수</text:p>
          </table:table-cell>
          <table:table-cell table:formula="of:=CONCATENATE(&quot;&lt;Row Tag='&quot;;[.A265];&quot;' Language='ko_KR'&gt;&lt;Text&gt;&quot;;[.K265];&quot;&lt;/Text&gt;&lt;/Row&gt;&quot;)" office:value-type="string" office:string-value="&lt;Row Tag='LOC_TCS_FLEETNAME_SUFFIX_FLOODS' Language='ko_KR'&gt;&lt;Text&gt;홍수&lt;/Text&gt;&lt;/Row&gt;">
            <text:p>&lt;Row Tag='LOC_TCS_FLEETNAME_SUFFIX_FLOODS' Language='ko_KR'&gt;&lt;Text&gt;홍수&lt;/Text&gt;&lt;/Row&gt;</text:p>
          </table:table-cell>
          <table:table-cell office:value-type="string">
            <text:p>Powodzie</text:p>
          </table:table-cell>
          <table:table-cell table:formula="of:=CONCATENATE(&quot;&lt;Row Tag='&quot;;[.A265];&quot;' Language='pl_PL'&gt;&lt;Text&gt;&quot;;[.M265];&quot;&lt;/Text&gt;&lt;/Row&gt;&quot;)" office:value-type="string" office:string-value="&lt;Row Tag='LOC_TCS_FLEETNAME_SUFFIX_FLOODS' Language='pl_PL'&gt;&lt;Text&gt;Powodzie&lt;/Text&gt;&lt;/Row&gt;">
            <text:p>&lt;Row Tag='LOC_TCS_FLEETNAME_SUFFIX_FLOODS' Language='pl_PL'&gt;&lt;Text&gt;Powodzie&lt;/Text&gt;&lt;/Row&gt;</text:p>
          </table:table-cell>
          <table:table-cell office:value-type="string">
            <text:p>Inundações</text:p>
          </table:table-cell>
          <table:table-cell table:formula="of:=CONCATENATE(&quot;&lt;Row Tag='&quot;;[.A265];&quot;' Language='pt_BR'&gt;&lt;Text&gt;&quot;;[.O265];&quot;&lt;/Text&gt;&lt;/Row&gt;&quot;)" office:value-type="string" office:string-value="&lt;Row Tag='LOC_TCS_FLEETNAME_SUFFIX_FLOODS' Language='pt_BR'&gt;&lt;Text&gt;Inundações&lt;/Text&gt;&lt;/Row&gt;">
            <text:p>&lt;Row Tag='LOC_TCS_FLEETNAME_SUFFIX_FLOODS' Language='pt_BR'&gt;&lt;Text&gt;Inundações&lt;/Text&gt;&lt;/Row&gt;</text:p>
          </table:table-cell>
          <table:table-cell office:value-type="string">
            <text:p>Наводнения</text:p>
          </table:table-cell>
          <table:table-cell table:formula="of:=CONCATENATE(&quot;&lt;Row Tag='&quot;;[.A265];&quot;' Language='ru_RU'&gt;&lt;Text&gt;&quot;;[.Q265];&quot;&lt;/Text&gt;&lt;/Row&gt;&quot;)" office:value-type="string" office:string-value="&lt;Row Tag='LOC_TCS_FLEETNAME_SUFFIX_FLOODS' Language='ru_RU'&gt;&lt;Text&gt;Наводнения&lt;/Text&gt;&lt;/Row&gt;">
            <text:p>&lt;Row Tag='LOC_TCS_FLEETNAME_SUFFIX_FLOODS' Language='ru_RU'&gt;&lt;Text&gt;Наводнения&lt;/Text&gt;&lt;/Row&gt;</text:p>
          </table:table-cell>
          <table:table-cell office:value-type="string">
            <text:p>洪水</text:p>
          </table:table-cell>
          <table:table-cell table:formula="of:=CONCATENATE(&quot;&lt;Row Tag='&quot;;[.A265];&quot;' Language='zh_Hans_CN'&gt;&lt;Text&gt;&quot;;[.S265];&quot;&lt;/Text&gt;&lt;/Row&gt;&quot;)" office:value-type="string" office:string-value="&lt;Row Tag='LOC_TCS_FLEETNAME_SUFFIX_FLOODS' Language='zh_Hans_CN'&gt;&lt;Text&gt;洪水&lt;/Text&gt;&lt;/Row&gt;">
            <text:p>&lt;Row Tag='LOC_TCS_FLEETNAME_SUFFIX_FLOODS' Language='zh_Hans_CN'&gt;&lt;Text&gt;洪水&lt;/Text&gt;&lt;/Row&gt;</text:p>
          </table:table-cell>
        </table:table-row>
        <table:table-row table:style-name="ro3">
          <table:table-cell office:value-type="string">
            <text:p>LOC_TCS_SQUADRONNAME_SUFFIX_ACES</text:p>
          </table:table-cell>
          <table:table-cell office:value-type="string">
            <text:p>Aces</text:p>
          </table:table-cell>
          <table:table-cell office:value-type="string">
            <text:p>Asse</text:p>
          </table:table-cell>
          <table:table-cell table:formula="of:=CONCATENATE(&quot;&lt;Row Tag='&quot;;[.A266];&quot;' Language='de_DE'&gt;&lt;Text&gt;&quot;;[.C266];&quot;&lt;/Text&gt;&lt;/Row&gt;&quot;)" office:value-type="string" office:string-value="&lt;Row Tag='LOC_TCS_SQUADRONNAME_SUFFIX_ACES' Language='de_DE'&gt;&lt;Text&gt;Asse&lt;/Text&gt;&lt;/Row&gt;">
            <text:p>&lt;Row Tag='LOC_TCS_SQUADRONNAME_SUFFIX_ACES' Language='de_DE'&gt;&lt;Text&gt;Asse&lt;/Text&gt;&lt;/Row&gt;</text:p>
          </table:table-cell>
          <table:table-cell office:value-type="string">
            <text:p>Ases</text:p>
          </table:table-cell>
          <table:table-cell table:formula="of:=CONCATENATE(&quot;&lt;Row Tag='&quot;;[.A266];&quot;' Language='es_ES'&gt;&lt;Text&gt;&quot;;[.E266];&quot;&lt;/Text&gt;&lt;/Row&gt;&quot;)" office:value-type="string" office:string-value="&lt;Row Tag='LOC_TCS_SQUADRONNAME_SUFFIX_ACES' Language='es_ES'&gt;&lt;Text&gt;Ases&lt;/Text&gt;&lt;/Row&gt;">
            <text:p>&lt;Row Tag='LOC_TCS_SQUADRONNAME_SUFFIX_ACES' Language='es_ES'&gt;&lt;Text&gt;Ases&lt;/Text&gt;&lt;/Row&gt;</text:p>
          </table:table-cell>
          <table:table-cell office:value-type="string">
            <text:p>Assi</text:p>
          </table:table-cell>
          <table:table-cell table:formula="of:=CONCATENATE(&quot;&lt;Row Tag='&quot;;[.A266];&quot;' Language='it_IT'&gt;&lt;Text&gt;&quot;;[.G266];&quot;&lt;/Text&gt;&lt;/Row&gt;&quot;)" office:value-type="string" office:string-value="&lt;Row Tag='LOC_TCS_SQUADRONNAME_SUFFIX_ACES' Language='it_IT'&gt;&lt;Text&gt;Assi&lt;/Text&gt;&lt;/Row&gt;">
            <text:p>&lt;Row Tag='LOC_TCS_SQUADRONNAME_SUFFIX_ACES' Language='it_IT'&gt;&lt;Text&gt;Assi&lt;/Text&gt;&lt;/Row&gt;</text:p>
          </table:table-cell>
          <table:table-cell office:value-type="string">
            <text:p>エースたち</text:p>
          </table:table-cell>
          <table:table-cell table:formula="of:=CONCATENATE(&quot;&lt;Row Tag='&quot;;[.A266];&quot;' Language='ja_JP'&gt;&lt;Text&gt;&quot;;[.I266];&quot;&lt;/Text&gt;&lt;/Row&gt;&quot;)" office:value-type="string" office:string-value="&lt;Row Tag='LOC_TCS_SQUADRONNAME_SUFFIX_ACES' Language='ja_JP'&gt;&lt;Text&gt;エースたち&lt;/Text&gt;&lt;/Row&gt;">
            <text:p>&lt;Row Tag='LOC_TCS_SQUADRONNAME_SUFFIX_ACES' Language='ja_JP'&gt;&lt;Text&gt;エースたち&lt;/Text&gt;&lt;/Row&gt;</text:p>
          </table:table-cell>
          <table:table-cell office:value-type="string">
            <text:p>에이스들</text:p>
          </table:table-cell>
          <table:table-cell table:formula="of:=CONCATENATE(&quot;&lt;Row Tag='&quot;;[.A266];&quot;' Language='ko_KR'&gt;&lt;Text&gt;&quot;;[.K266];&quot;&lt;/Text&gt;&lt;/Row&gt;&quot;)" office:value-type="string" office:string-value="&lt;Row Tag='LOC_TCS_SQUADRONNAME_SUFFIX_ACES' Language='ko_KR'&gt;&lt;Text&gt;에이스들&lt;/Text&gt;&lt;/Row&gt;">
            <text:p>&lt;Row Tag='LOC_TCS_SQUADRONNAME_SUFFIX_ACES' Language='ko_KR'&gt;&lt;Text&gt;에이스들&lt;/Text&gt;&lt;/Row&gt;</text:p>
          </table:table-cell>
          <table:table-cell office:value-type="string">
            <text:p>Asy</text:p>
          </table:table-cell>
          <table:table-cell table:formula="of:=CONCATENATE(&quot;&lt;Row Tag='&quot;;[.A266];&quot;' Language='pl_PL'&gt;&lt;Text&gt;&quot;;[.M266];&quot;&lt;/Text&gt;&lt;/Row&gt;&quot;)" office:value-type="string" office:string-value="&lt;Row Tag='LOC_TCS_SQUADRONNAME_SUFFIX_ACES' Language='pl_PL'&gt;&lt;Text&gt;Asy&lt;/Text&gt;&lt;/Row&gt;">
            <text:p>&lt;Row Tag='LOC_TCS_SQUADRONNAME_SUFFIX_ACES' Language='pl_PL'&gt;&lt;Text&gt;Asy&lt;/Text&gt;&lt;/Row&gt;</text:p>
          </table:table-cell>
          <table:table-cell office:value-type="string">
            <text:p>Áses</text:p>
          </table:table-cell>
          <table:table-cell table:formula="of:=CONCATENATE(&quot;&lt;Row Tag='&quot;;[.A266];&quot;' Language='pt_BR'&gt;&lt;Text&gt;&quot;;[.O266];&quot;&lt;/Text&gt;&lt;/Row&gt;&quot;)" office:value-type="string" office:string-value="&lt;Row Tag='LOC_TCS_SQUADRONNAME_SUFFIX_ACES' Language='pt_BR'&gt;&lt;Text&gt;Áses&lt;/Text&gt;&lt;/Row&gt;">
            <text:p>&lt;Row Tag='LOC_TCS_SQUADRONNAME_SUFFIX_ACES' Language='pt_BR'&gt;&lt;Text&gt;Áses&lt;/Text&gt;&lt;/Row&gt;</text:p>
          </table:table-cell>
          <table:table-cell office:value-type="string">
            <text:p>Асы</text:p>
          </table:table-cell>
          <table:table-cell table:formula="of:=CONCATENATE(&quot;&lt;Row Tag='&quot;;[.A266];&quot;' Language='ru_RU'&gt;&lt;Text&gt;&quot;;[.Q266];&quot;&lt;/Text&gt;&lt;/Row&gt;&quot;)" office:value-type="string" office:string-value="&lt;Row Tag='LOC_TCS_SQUADRONNAME_SUFFIX_ACES' Language='ru_RU'&gt;&lt;Text&gt;Асы&lt;/Text&gt;&lt;/Row&gt;">
            <text:p>&lt;Row Tag='LOC_TCS_SQUADRONNAME_SUFFIX_ACES' Language='ru_RU'&gt;&lt;Text&gt;Асы&lt;/Text&gt;&lt;/Row&gt;</text:p>
          </table:table-cell>
          <table:table-cell office:value-type="string">
            <text:p>王牌</text:p>
          </table:table-cell>
          <table:table-cell table:formula="of:=CONCATENATE(&quot;&lt;Row Tag='&quot;;[.A266];&quot;' Language='zh_Hans_CN'&gt;&lt;Text&gt;&quot;;[.S266];&quot;&lt;/Text&gt;&lt;/Row&gt;&quot;)" office:value-type="string" office:string-value="&lt;Row Tag='LOC_TCS_SQUADRONNAME_SUFFIX_ACES' Language='zh_Hans_CN'&gt;&lt;Text&gt;王牌&lt;/Text&gt;&lt;/Row&gt;">
            <text:p>&lt;Row Tag='LOC_TCS_SQUADRONNAME_SUFFIX_ACES' Language='zh_Hans_CN'&gt;&lt;Text&gt;王牌&lt;/Text&gt;&lt;/Row&gt;</text:p>
          </table:table-cell>
        </table:table-row>
        <table:table-row table:style-name="ro3">
          <table:table-cell office:value-type="string">
            <text:p>LOC_TCS_SQUADRONNAME_SUFFIX_AIRMEN</text:p>
          </table:table-cell>
          <table:table-cell office:value-type="string">
            <text:p>Airmen</text:p>
          </table:table-cell>
          <table:table-cell office:value-type="string">
            <text:p>Flieger</text:p>
          </table:table-cell>
          <table:table-cell table:formula="of:=CONCATENATE(&quot;&lt;Row Tag='&quot;;[.A267];&quot;' Language='de_DE'&gt;&lt;Text&gt;&quot;;[.C267];&quot;&lt;/Text&gt;&lt;/Row&gt;&quot;)" office:value-type="string" office:string-value="&lt;Row Tag='LOC_TCS_SQUADRONNAME_SUFFIX_AIRMEN' Language='de_DE'&gt;&lt;Text&gt;Flieger&lt;/Text&gt;&lt;/Row&gt;">
            <text:p>&lt;Row Tag='LOC_TCS_SQUADRONNAME_SUFFIX_AIRMEN' Language='de_DE'&gt;&lt;Text&gt;Flieger&lt;/Text&gt;&lt;/Row&gt;</text:p>
          </table:table-cell>
          <table:table-cell office:value-type="string">
            <text:p>Aviadores</text:p>
          </table:table-cell>
          <table:table-cell table:formula="of:=CONCATENATE(&quot;&lt;Row Tag='&quot;;[.A267];&quot;' Language='es_ES'&gt;&lt;Text&gt;&quot;;[.E267];&quot;&lt;/Text&gt;&lt;/Row&gt;&quot;)" office:value-type="string" office:string-value="&lt;Row Tag='LOC_TCS_SQUADRONNAME_SUFFIX_AIRMEN' Language='es_ES'&gt;&lt;Text&gt;Aviadores&lt;/Text&gt;&lt;/Row&gt;">
            <text:p>&lt;Row Tag='LOC_TCS_SQUADRONNAME_SUFFIX_AIRMEN' Language='es_ES'&gt;&lt;Text&gt;Aviadores&lt;/Text&gt;&lt;/Row&gt;</text:p>
          </table:table-cell>
          <table:table-cell office:value-type="string">
            <text:p>Aviatori</text:p>
          </table:table-cell>
          <table:table-cell table:formula="of:=CONCATENATE(&quot;&lt;Row Tag='&quot;;[.A267];&quot;' Language='it_IT'&gt;&lt;Text&gt;&quot;;[.G267];&quot;&lt;/Text&gt;&lt;/Row&gt;&quot;)" office:value-type="string" office:string-value="&lt;Row Tag='LOC_TCS_SQUADRONNAME_SUFFIX_AIRMEN' Language='it_IT'&gt;&lt;Text&gt;Aviatori&lt;/Text&gt;&lt;/Row&gt;">
            <text:p>&lt;Row Tag='LOC_TCS_SQUADRONNAME_SUFFIX_AIRMEN' Language='it_IT'&gt;&lt;Text&gt;Aviatori&lt;/Text&gt;&lt;/Row&gt;</text:p>
          </table:table-cell>
          <table:table-cell office:value-type="string">
            <text:p>飛行士たち</text:p>
          </table:table-cell>
          <table:table-cell table:formula="of:=CONCATENATE(&quot;&lt;Row Tag='&quot;;[.A267];&quot;' Language='ja_JP'&gt;&lt;Text&gt;&quot;;[.I267];&quot;&lt;/Text&gt;&lt;/Row&gt;&quot;)" office:value-type="string" office:string-value="&lt;Row Tag='LOC_TCS_SQUADRONNAME_SUFFIX_AIRMEN' Language='ja_JP'&gt;&lt;Text&gt;飛行士たち&lt;/Text&gt;&lt;/Row&gt;">
            <text:p>&lt;Row Tag='LOC_TCS_SQUADRONNAME_SUFFIX_AIRMEN' Language='ja_JP'&gt;&lt;Text&gt;飛行士たち&lt;/Text&gt;&lt;/Row&gt;</text:p>
          </table:table-cell>
          <table:table-cell office:value-type="string">
            <text:p>비행사들</text:p>
          </table:table-cell>
          <table:table-cell table:formula="of:=CONCATENATE(&quot;&lt;Row Tag='&quot;;[.A267];&quot;' Language='ko_KR'&gt;&lt;Text&gt;&quot;;[.K267];&quot;&lt;/Text&gt;&lt;/Row&gt;&quot;)" office:value-type="string" office:string-value="&lt;Row Tag='LOC_TCS_SQUADRONNAME_SUFFIX_AIRMEN' Language='ko_KR'&gt;&lt;Text&gt;비행사들&lt;/Text&gt;&lt;/Row&gt;">
            <text:p>&lt;Row Tag='LOC_TCS_SQUADRONNAME_SUFFIX_AIRMEN' Language='ko_KR'&gt;&lt;Text&gt;비행사들&lt;/Text&gt;&lt;/Row&gt;</text:p>
          </table:table-cell>
          <table:table-cell office:value-type="string">
            <text:p>Lotnicy</text:p>
          </table:table-cell>
          <table:table-cell table:formula="of:=CONCATENATE(&quot;&lt;Row Tag='&quot;;[.A267];&quot;' Language='pl_PL'&gt;&lt;Text&gt;&quot;;[.M267];&quot;&lt;/Text&gt;&lt;/Row&gt;&quot;)" office:value-type="string" office:string-value="&lt;Row Tag='LOC_TCS_SQUADRONNAME_SUFFIX_AIRMEN' Language='pl_PL'&gt;&lt;Text&gt;Lotnicy&lt;/Text&gt;&lt;/Row&gt;">
            <text:p>&lt;Row Tag='LOC_TCS_SQUADRONNAME_SUFFIX_AIRMEN' Language='pl_PL'&gt;&lt;Text&gt;Lotnicy&lt;/Text&gt;&lt;/Row&gt;</text:p>
          </table:table-cell>
          <table:table-cell office:value-type="string">
            <text:p>Aviadores</text:p>
          </table:table-cell>
          <table:table-cell table:formula="of:=CONCATENATE(&quot;&lt;Row Tag='&quot;;[.A267];&quot;' Language='pt_BR'&gt;&lt;Text&gt;&quot;;[.O267];&quot;&lt;/Text&gt;&lt;/Row&gt;&quot;)" office:value-type="string" office:string-value="&lt;Row Tag='LOC_TCS_SQUADRONNAME_SUFFIX_AIRMEN' Language='pt_BR'&gt;&lt;Text&gt;Aviadores&lt;/Text&gt;&lt;/Row&gt;">
            <text:p>&lt;Row Tag='LOC_TCS_SQUADRONNAME_SUFFIX_AIRMEN' Language='pt_BR'&gt;&lt;Text&gt;Aviadores&lt;/Text&gt;&lt;/Row&gt;</text:p>
          </table:table-cell>
          <table:table-cell office:value-type="string">
            <text:p>Летчики</text:p>
          </table:table-cell>
          <table:table-cell table:formula="of:=CONCATENATE(&quot;&lt;Row Tag='&quot;;[.A267];&quot;' Language='ru_RU'&gt;&lt;Text&gt;&quot;;[.Q267];&quot;&lt;/Text&gt;&lt;/Row&gt;&quot;)" office:value-type="string" office:string-value="&lt;Row Tag='LOC_TCS_SQUADRONNAME_SUFFIX_AIRMEN' Language='ru_RU'&gt;&lt;Text&gt;Летчики&lt;/Text&gt;&lt;/Row&gt;">
            <text:p>&lt;Row Tag='LOC_TCS_SQUADRONNAME_SUFFIX_AIRMEN' Language='ru_RU'&gt;&lt;Text&gt;Летчики&lt;/Text&gt;&lt;/Row&gt;</text:p>
          </table:table-cell>
          <table:table-cell office:value-type="string">
            <text:p>飞行员</text:p>
          </table:table-cell>
          <table:table-cell table:formula="of:=CONCATENATE(&quot;&lt;Row Tag='&quot;;[.A267];&quot;' Language='zh_Hans_CN'&gt;&lt;Text&gt;&quot;;[.S267];&quot;&lt;/Text&gt;&lt;/Row&gt;&quot;)" office:value-type="string" office:string-value="&lt;Row Tag='LOC_TCS_SQUADRONNAME_SUFFIX_AIRMEN' Language='zh_Hans_CN'&gt;&lt;Text&gt;飞行员&lt;/Text&gt;&lt;/Row&gt;">
            <text:p>&lt;Row Tag='LOC_TCS_SQUADRONNAME_SUFFIX_AIRMEN' Language='zh_Hans_CN'&gt;&lt;Text&gt;飞行员&lt;/Text&gt;&lt;/Row&gt;</text:p>
          </table:table-cell>
        </table:table-row>
        <table:table-row table:style-name="ro3">
          <table:table-cell office:value-type="string">
            <text:p>LOC_TCS_SQUADRONNAME_SUFFIX_ANGELS</text:p>
          </table:table-cell>
          <table:table-cell office:value-type="string">
            <text:p>Angels</text:p>
          </table:table-cell>
          <table:table-cell office:value-type="string">
            <text:p>Engel</text:p>
          </table:table-cell>
          <table:table-cell table:formula="of:=CONCATENATE(&quot;&lt;Row Tag='&quot;;[.A268];&quot;' Language='de_DE'&gt;&lt;Text&gt;&quot;;[.C268];&quot;&lt;/Text&gt;&lt;/Row&gt;&quot;)" office:value-type="string" office:string-value="&lt;Row Tag='LOC_TCS_SQUADRONNAME_SUFFIX_ANGELS' Language='de_DE'&gt;&lt;Text&gt;Engel&lt;/Text&gt;&lt;/Row&gt;">
            <text:p>&lt;Row Tag='LOC_TCS_SQUADRONNAME_SUFFIX_ANGELS' Language='de_DE'&gt;&lt;Text&gt;Engel&lt;/Text&gt;&lt;/Row&gt;</text:p>
          </table:table-cell>
          <table:table-cell office:value-type="string">
            <text:p>Ángeles</text:p>
          </table:table-cell>
          <table:table-cell table:formula="of:=CONCATENATE(&quot;&lt;Row Tag='&quot;;[.A268];&quot;' Language='es_ES'&gt;&lt;Text&gt;&quot;;[.E268];&quot;&lt;/Text&gt;&lt;/Row&gt;&quot;)" office:value-type="string" office:string-value="&lt;Row Tag='LOC_TCS_SQUADRONNAME_SUFFIX_ANGELS' Language='es_ES'&gt;&lt;Text&gt;Ángeles&lt;/Text&gt;&lt;/Row&gt;">
            <text:p>&lt;Row Tag='LOC_TCS_SQUADRONNAME_SUFFIX_ANGELS' Language='es_ES'&gt;&lt;Text&gt;Ángeles&lt;/Text&gt;&lt;/Row&gt;</text:p>
          </table:table-cell>
          <table:table-cell office:value-type="string">
            <text:p>Angeli</text:p>
          </table:table-cell>
          <table:table-cell table:formula="of:=CONCATENATE(&quot;&lt;Row Tag='&quot;;[.A268];&quot;' Language='it_IT'&gt;&lt;Text&gt;&quot;;[.G268];&quot;&lt;/Text&gt;&lt;/Row&gt;&quot;)" office:value-type="string" office:string-value="&lt;Row Tag='LOC_TCS_SQUADRONNAME_SUFFIX_ANGELS' Language='it_IT'&gt;&lt;Text&gt;Angeli&lt;/Text&gt;&lt;/Row&gt;">
            <text:p>&lt;Row Tag='LOC_TCS_SQUADRONNAME_SUFFIX_ANGELS' Language='it_IT'&gt;&lt;Text&gt;Angeli&lt;/Text&gt;&lt;/Row&gt;</text:p>
          </table:table-cell>
          <table:table-cell office:value-type="string">
            <text:p>天使たち</text:p>
          </table:table-cell>
          <table:table-cell table:formula="of:=CONCATENATE(&quot;&lt;Row Tag='&quot;;[.A268];&quot;' Language='ja_JP'&gt;&lt;Text&gt;&quot;;[.I268];&quot;&lt;/Text&gt;&lt;/Row&gt;&quot;)" office:value-type="string" office:string-value="&lt;Row Tag='LOC_TCS_SQUADRONNAME_SUFFIX_ANGELS' Language='ja_JP'&gt;&lt;Text&gt;天使たち&lt;/Text&gt;&lt;/Row&gt;">
            <text:p>&lt;Row Tag='LOC_TCS_SQUADRONNAME_SUFFIX_ANGELS' Language='ja_JP'&gt;&lt;Text&gt;天使たち&lt;/Text&gt;&lt;/Row&gt;</text:p>
          </table:table-cell>
          <table:table-cell office:value-type="string">
            <text:p>천사들</text:p>
          </table:table-cell>
          <table:table-cell table:formula="of:=CONCATENATE(&quot;&lt;Row Tag='&quot;;[.A268];&quot;' Language='ko_KR'&gt;&lt;Text&gt;&quot;;[.K268];&quot;&lt;/Text&gt;&lt;/Row&gt;&quot;)" office:value-type="string" office:string-value="&lt;Row Tag='LOC_TCS_SQUADRONNAME_SUFFIX_ANGELS' Language='ko_KR'&gt;&lt;Text&gt;천사들&lt;/Text&gt;&lt;/Row&gt;">
            <text:p>&lt;Row Tag='LOC_TCS_SQUADRONNAME_SUFFIX_ANGELS' Language='ko_KR'&gt;&lt;Text&gt;천사들&lt;/Text&gt;&lt;/Row&gt;</text:p>
          </table:table-cell>
          <table:table-cell office:value-type="string">
            <text:p>Anioły</text:p>
          </table:table-cell>
          <table:table-cell table:formula="of:=CONCATENATE(&quot;&lt;Row Tag='&quot;;[.A268];&quot;' Language='pl_PL'&gt;&lt;Text&gt;&quot;;[.M268];&quot;&lt;/Text&gt;&lt;/Row&gt;&quot;)" office:value-type="string" office:string-value="&lt;Row Tag='LOC_TCS_SQUADRONNAME_SUFFIX_ANGELS' Language='pl_PL'&gt;&lt;Text&gt;Anioły&lt;/Text&gt;&lt;/Row&gt;">
            <text:p>&lt;Row Tag='LOC_TCS_SQUADRONNAME_SUFFIX_ANGELS' Language='pl_PL'&gt;&lt;Text&gt;Anioły&lt;/Text&gt;&lt;/Row&gt;</text:p>
          </table:table-cell>
          <table:table-cell office:value-type="string">
            <text:p>Anjos</text:p>
          </table:table-cell>
          <table:table-cell table:formula="of:=CONCATENATE(&quot;&lt;Row Tag='&quot;;[.A268];&quot;' Language='pt_BR'&gt;&lt;Text&gt;&quot;;[.O268];&quot;&lt;/Text&gt;&lt;/Row&gt;&quot;)" office:value-type="string" office:string-value="&lt;Row Tag='LOC_TCS_SQUADRONNAME_SUFFIX_ANGELS' Language='pt_BR'&gt;&lt;Text&gt;Anjos&lt;/Text&gt;&lt;/Row&gt;">
            <text:p>&lt;Row Tag='LOC_TCS_SQUADRONNAME_SUFFIX_ANGELS' Language='pt_BR'&gt;&lt;Text&gt;Anjos&lt;/Text&gt;&lt;/Row&gt;</text:p>
          </table:table-cell>
          <table:table-cell office:value-type="string">
            <text:p>Ангелы</text:p>
          </table:table-cell>
          <table:table-cell table:formula="of:=CONCATENATE(&quot;&lt;Row Tag='&quot;;[.A268];&quot;' Language='ru_RU'&gt;&lt;Text&gt;&quot;;[.Q268];&quot;&lt;/Text&gt;&lt;/Row&gt;&quot;)" office:value-type="string" office:string-value="&lt;Row Tag='LOC_TCS_SQUADRONNAME_SUFFIX_ANGELS' Language='ru_RU'&gt;&lt;Text&gt;Ангелы&lt;/Text&gt;&lt;/Row&gt;">
            <text:p>&lt;Row Tag='LOC_TCS_SQUADRONNAME_SUFFIX_ANGELS' Language='ru_RU'&gt;&lt;Text&gt;Ангелы&lt;/Text&gt;&lt;/Row&gt;</text:p>
          </table:table-cell>
          <table:table-cell office:value-type="string">
            <text:p>天使</text:p>
          </table:table-cell>
          <table:table-cell table:formula="of:=CONCATENATE(&quot;&lt;Row Tag='&quot;;[.A268];&quot;' Language='zh_Hans_CN'&gt;&lt;Text&gt;&quot;;[.S268];&quot;&lt;/Text&gt;&lt;/Row&gt;&quot;)" office:value-type="string" office:string-value="&lt;Row Tag='LOC_TCS_SQUADRONNAME_SUFFIX_ANGELS' Language='zh_Hans_CN'&gt;&lt;Text&gt;天使&lt;/Text&gt;&lt;/Row&gt;">
            <text:p>&lt;Row Tag='LOC_TCS_SQUADRONNAME_SUFFIX_ANGELS' Language='zh_Hans_CN'&gt;&lt;Text&gt;天使&lt;/Text&gt;&lt;/Row&gt;</text:p>
          </table:table-cell>
        </table:table-row>
        <table:table-row table:style-name="ro3">
          <table:table-cell office:value-type="string">
            <text:p>LOC_TCS_SQUADRONNAME_SUFFIX_BIRDS</text:p>
          </table:table-cell>
          <table:table-cell office:value-type="string">
            <text:p>Birds</text:p>
          </table:table-cell>
          <table:table-cell office:value-type="string">
            <text:p>Vögel</text:p>
          </table:table-cell>
          <table:table-cell table:formula="of:=CONCATENATE(&quot;&lt;Row Tag='&quot;;[.A269];&quot;' Language='de_DE'&gt;&lt;Text&gt;&quot;;[.C269];&quot;&lt;/Text&gt;&lt;/Row&gt;&quot;)" office:value-type="string" office:string-value="&lt;Row Tag='LOC_TCS_SQUADRONNAME_SUFFIX_BIRDS' Language='de_DE'&gt;&lt;Text&gt;Vögel&lt;/Text&gt;&lt;/Row&gt;">
            <text:p>&lt;Row Tag='LOC_TCS_SQUADRONNAME_SUFFIX_BIRDS' Language='de_DE'&gt;&lt;Text&gt;Vögel&lt;/Text&gt;&lt;/Row&gt;</text:p>
          </table:table-cell>
          <table:table-cell office:value-type="string">
            <text:p>Pájaros</text:p>
          </table:table-cell>
          <table:table-cell table:formula="of:=CONCATENATE(&quot;&lt;Row Tag='&quot;;[.A269];&quot;' Language='es_ES'&gt;&lt;Text&gt;&quot;;[.E269];&quot;&lt;/Text&gt;&lt;/Row&gt;&quot;)" office:value-type="string" office:string-value="&lt;Row Tag='LOC_TCS_SQUADRONNAME_SUFFIX_BIRDS' Language='es_ES'&gt;&lt;Text&gt;Pájaros&lt;/Text&gt;&lt;/Row&gt;">
            <text:p>&lt;Row Tag='LOC_TCS_SQUADRONNAME_SUFFIX_BIRDS' Language='es_ES'&gt;&lt;Text&gt;Pájaros&lt;/Text&gt;&lt;/Row&gt;</text:p>
          </table:table-cell>
          <table:table-cell office:value-type="string">
            <text:p>Uccelli</text:p>
          </table:table-cell>
          <table:table-cell table:formula="of:=CONCATENATE(&quot;&lt;Row Tag='&quot;;[.A269];&quot;' Language='it_IT'&gt;&lt;Text&gt;&quot;;[.G269];&quot;&lt;/Text&gt;&lt;/Row&gt;&quot;)" office:value-type="string" office:string-value="&lt;Row Tag='LOC_TCS_SQUADRONNAME_SUFFIX_BIRDS' Language='it_IT'&gt;&lt;Text&gt;Uccelli&lt;/Text&gt;&lt;/Row&gt;">
            <text:p>&lt;Row Tag='LOC_TCS_SQUADRONNAME_SUFFIX_BIRDS' Language='it_IT'&gt;&lt;Text&gt;Uccelli&lt;/Text&gt;&lt;/Row&gt;</text:p>
          </table:table-cell>
          <table:table-cell office:value-type="string">
            <text:p>鳥たち</text:p>
          </table:table-cell>
          <table:table-cell table:formula="of:=CONCATENATE(&quot;&lt;Row Tag='&quot;;[.A269];&quot;' Language='ja_JP'&gt;&lt;Text&gt;&quot;;[.I269];&quot;&lt;/Text&gt;&lt;/Row&gt;&quot;)" office:value-type="string" office:string-value="&lt;Row Tag='LOC_TCS_SQUADRONNAME_SUFFIX_BIRDS' Language='ja_JP'&gt;&lt;Text&gt;鳥たち&lt;/Text&gt;&lt;/Row&gt;">
            <text:p>&lt;Row Tag='LOC_TCS_SQUADRONNAME_SUFFIX_BIRDS' Language='ja_JP'&gt;&lt;Text&gt;鳥たち&lt;/Text&gt;&lt;/Row&gt;</text:p>
          </table:table-cell>
          <table:table-cell office:value-type="string">
            <text:p>새들</text:p>
          </table:table-cell>
          <table:table-cell table:formula="of:=CONCATENATE(&quot;&lt;Row Tag='&quot;;[.A269];&quot;' Language='ko_KR'&gt;&lt;Text&gt;&quot;;[.K269];&quot;&lt;/Text&gt;&lt;/Row&gt;&quot;)" office:value-type="string" office:string-value="&lt;Row Tag='LOC_TCS_SQUADRONNAME_SUFFIX_BIRDS' Language='ko_KR'&gt;&lt;Text&gt;새들&lt;/Text&gt;&lt;/Row&gt;">
            <text:p>&lt;Row Tag='LOC_TCS_SQUADRONNAME_SUFFIX_BIRDS' Language='ko_KR'&gt;&lt;Text&gt;새들&lt;/Text&gt;&lt;/Row&gt;</text:p>
          </table:table-cell>
          <table:table-cell office:value-type="string">
            <text:p>Ptaki</text:p>
          </table:table-cell>
          <table:table-cell table:formula="of:=CONCATENATE(&quot;&lt;Row Tag='&quot;;[.A269];&quot;' Language='pl_PL'&gt;&lt;Text&gt;&quot;;[.M269];&quot;&lt;/Text&gt;&lt;/Row&gt;&quot;)" office:value-type="string" office:string-value="&lt;Row Tag='LOC_TCS_SQUADRONNAME_SUFFIX_BIRDS' Language='pl_PL'&gt;&lt;Text&gt;Ptaki&lt;/Text&gt;&lt;/Row&gt;">
            <text:p>&lt;Row Tag='LOC_TCS_SQUADRONNAME_SUFFIX_BIRDS' Language='pl_PL'&gt;&lt;Text&gt;Ptaki&lt;/Text&gt;&lt;/Row&gt;</text:p>
          </table:table-cell>
          <table:table-cell office:value-type="string">
            <text:p>Pássaros</text:p>
          </table:table-cell>
          <table:table-cell table:formula="of:=CONCATENATE(&quot;&lt;Row Tag='&quot;;[.A269];&quot;' Language='pt_BR'&gt;&lt;Text&gt;&quot;;[.O269];&quot;&lt;/Text&gt;&lt;/Row&gt;&quot;)" office:value-type="string" office:string-value="&lt;Row Tag='LOC_TCS_SQUADRONNAME_SUFFIX_BIRDS' Language='pt_BR'&gt;&lt;Text&gt;Pássaros&lt;/Text&gt;&lt;/Row&gt;">
            <text:p>&lt;Row Tag='LOC_TCS_SQUADRONNAME_SUFFIX_BIRDS' Language='pt_BR'&gt;&lt;Text&gt;Pássaros&lt;/Text&gt;&lt;/Row&gt;</text:p>
          </table:table-cell>
          <table:table-cell office:value-type="string">
            <text:p>Птицы</text:p>
          </table:table-cell>
          <table:table-cell table:formula="of:=CONCATENATE(&quot;&lt;Row Tag='&quot;;[.A269];&quot;' Language='ru_RU'&gt;&lt;Text&gt;&quot;;[.Q269];&quot;&lt;/Text&gt;&lt;/Row&gt;&quot;)" office:value-type="string" office:string-value="&lt;Row Tag='LOC_TCS_SQUADRONNAME_SUFFIX_BIRDS' Language='ru_RU'&gt;&lt;Text&gt;Птицы&lt;/Text&gt;&lt;/Row&gt;">
            <text:p>&lt;Row Tag='LOC_TCS_SQUADRONNAME_SUFFIX_BIRDS' Language='ru_RU'&gt;&lt;Text&gt;Птицы&lt;/Text&gt;&lt;/Row&gt;</text:p>
          </table:table-cell>
          <table:table-cell office:value-type="string">
            <text:p>鸟</text:p>
          </table:table-cell>
          <table:table-cell table:formula="of:=CONCATENATE(&quot;&lt;Row Tag='&quot;;[.A269];&quot;' Language='zh_Hans_CN'&gt;&lt;Text&gt;&quot;;[.S269];&quot;&lt;/Text&gt;&lt;/Row&gt;&quot;)" office:value-type="string" office:string-value="&lt;Row Tag='LOC_TCS_SQUADRONNAME_SUFFIX_BIRDS' Language='zh_Hans_CN'&gt;&lt;Text&gt;鸟&lt;/Text&gt;&lt;/Row&gt;">
            <text:p>&lt;Row Tag='LOC_TCS_SQUADRONNAME_SUFFIX_BIRDS' Language='zh_Hans_CN'&gt;&lt;Text&gt;鸟&lt;/Text&gt;&lt;/Row&gt;</text:p>
          </table:table-cell>
        </table:table-row>
        <table:table-row table:style-name="ro3">
          <table:table-cell office:value-type="string">
            <text:p>LOC_TCS_SQUADRONNAME_SUFFIX_FALCONS</text:p>
          </table:table-cell>
          <table:table-cell office:value-type="string">
            <text:p>Falcons</text:p>
          </table:table-cell>
          <table:table-cell office:value-type="string">
            <text:p>Falken</text:p>
          </table:table-cell>
          <table:table-cell table:formula="of:=CONCATENATE(&quot;&lt;Row Tag='&quot;;[.A270];&quot;' Language='de_DE'&gt;&lt;Text&gt;&quot;;[.C270];&quot;&lt;/Text&gt;&lt;/Row&gt;&quot;)" office:value-type="string" office:string-value="&lt;Row Tag='LOC_TCS_SQUADRONNAME_SUFFIX_FALCONS' Language='de_DE'&gt;&lt;Text&gt;Falken&lt;/Text&gt;&lt;/Row&gt;">
            <text:p>&lt;Row Tag='LOC_TCS_SQUADRONNAME_SUFFIX_FALCONS' Language='de_DE'&gt;&lt;Text&gt;Falken&lt;/Text&gt;&lt;/Row&gt;</text:p>
          </table:table-cell>
          <table:table-cell office:value-type="string">
            <text:p>Halcónes</text:p>
          </table:table-cell>
          <table:table-cell table:formula="of:=CONCATENATE(&quot;&lt;Row Tag='&quot;;[.A270];&quot;' Language='es_ES'&gt;&lt;Text&gt;&quot;;[.E270];&quot;&lt;/Text&gt;&lt;/Row&gt;&quot;)" office:value-type="string" office:string-value="&lt;Row Tag='LOC_TCS_SQUADRONNAME_SUFFIX_FALCONS' Language='es_ES'&gt;&lt;Text&gt;Halcónes&lt;/Text&gt;&lt;/Row&gt;">
            <text:p>&lt;Row Tag='LOC_TCS_SQUADRONNAME_SUFFIX_FALCONS' Language='es_ES'&gt;&lt;Text&gt;Halcónes&lt;/Text&gt;&lt;/Row&gt;</text:p>
          </table:table-cell>
          <table:table-cell office:value-type="string">
            <text:p>Falchi</text:p>
          </table:table-cell>
          <table:table-cell table:formula="of:=CONCATENATE(&quot;&lt;Row Tag='&quot;;[.A270];&quot;' Language='it_IT'&gt;&lt;Text&gt;&quot;;[.G270];&quot;&lt;/Text&gt;&lt;/Row&gt;&quot;)" office:value-type="string" office:string-value="&lt;Row Tag='LOC_TCS_SQUADRONNAME_SUFFIX_FALCONS' Language='it_IT'&gt;&lt;Text&gt;Falchi&lt;/Text&gt;&lt;/Row&gt;">
            <text:p>&lt;Row Tag='LOC_TCS_SQUADRONNAME_SUFFIX_FALCONS' Language='it_IT'&gt;&lt;Text&gt;Falchi&lt;/Text&gt;&lt;/Row&gt;</text:p>
          </table:table-cell>
          <table:table-cell office:value-type="string">
            <text:p>隼たち</text:p>
          </table:table-cell>
          <table:table-cell table:formula="of:=CONCATENATE(&quot;&lt;Row Tag='&quot;;[.A270];&quot;' Language='ja_JP'&gt;&lt;Text&gt;&quot;;[.I270];&quot;&lt;/Text&gt;&lt;/Row&gt;&quot;)" office:value-type="string" office:string-value="&lt;Row Tag='LOC_TCS_SQUADRONNAME_SUFFIX_FALCONS' Language='ja_JP'&gt;&lt;Text&gt;隼たち&lt;/Text&gt;&lt;/Row&gt;">
            <text:p>&lt;Row Tag='LOC_TCS_SQUADRONNAME_SUFFIX_FALCONS' Language='ja_JP'&gt;&lt;Text&gt;隼たち&lt;/Text&gt;&lt;/Row&gt;</text:p>
          </table:table-cell>
          <table:table-cell office:value-type="string">
            <text:p>매들</text:p>
          </table:table-cell>
          <table:table-cell table:formula="of:=CONCATENATE(&quot;&lt;Row Tag='&quot;;[.A270];&quot;' Language='ko_KR'&gt;&lt;Text&gt;&quot;;[.K270];&quot;&lt;/Text&gt;&lt;/Row&gt;&quot;)" office:value-type="string" office:string-value="&lt;Row Tag='LOC_TCS_SQUADRONNAME_SUFFIX_FALCONS' Language='ko_KR'&gt;&lt;Text&gt;매들&lt;/Text&gt;&lt;/Row&gt;">
            <text:p>&lt;Row Tag='LOC_TCS_SQUADRONNAME_SUFFIX_FALCONS' Language='ko_KR'&gt;&lt;Text&gt;매들&lt;/Text&gt;&lt;/Row&gt;</text:p>
          </table:table-cell>
          <table:table-cell office:value-type="string">
            <text:p>Sokoły</text:p>
          </table:table-cell>
          <table:table-cell table:formula="of:=CONCATENATE(&quot;&lt;Row Tag='&quot;;[.A270];&quot;' Language='pl_PL'&gt;&lt;Text&gt;&quot;;[.M270];&quot;&lt;/Text&gt;&lt;/Row&gt;&quot;)" office:value-type="string" office:string-value="&lt;Row Tag='LOC_TCS_SQUADRONNAME_SUFFIX_FALCONS' Language='pl_PL'&gt;&lt;Text&gt;Sokoły&lt;/Text&gt;&lt;/Row&gt;">
            <text:p>&lt;Row Tag='LOC_TCS_SQUADRONNAME_SUFFIX_FALCONS' Language='pl_PL'&gt;&lt;Text&gt;Sokoły&lt;/Text&gt;&lt;/Row&gt;</text:p>
          </table:table-cell>
          <table:table-cell office:value-type="string">
            <text:p>Falcões</text:p>
          </table:table-cell>
          <table:table-cell table:formula="of:=CONCATENATE(&quot;&lt;Row Tag='&quot;;[.A270];&quot;' Language='pt_BR'&gt;&lt;Text&gt;&quot;;[.O270];&quot;&lt;/Text&gt;&lt;/Row&gt;&quot;)" office:value-type="string" office:string-value="&lt;Row Tag='LOC_TCS_SQUADRONNAME_SUFFIX_FALCONS' Language='pt_BR'&gt;&lt;Text&gt;Falcões&lt;/Text&gt;&lt;/Row&gt;">
            <text:p>&lt;Row Tag='LOC_TCS_SQUADRONNAME_SUFFIX_FALCONS' Language='pt_BR'&gt;&lt;Text&gt;Falcões&lt;/Text&gt;&lt;/Row&gt;</text:p>
          </table:table-cell>
          <table:table-cell office:value-type="string">
            <text:p>Соколы</text:p>
          </table:table-cell>
          <table:table-cell table:formula="of:=CONCATENATE(&quot;&lt;Row Tag='&quot;;[.A270];&quot;' Language='ru_RU'&gt;&lt;Text&gt;&quot;;[.Q270];&quot;&lt;/Text&gt;&lt;/Row&gt;&quot;)" office:value-type="string" office:string-value="&lt;Row Tag='LOC_TCS_SQUADRONNAME_SUFFIX_FALCONS' Language='ru_RU'&gt;&lt;Text&gt;Соколы&lt;/Text&gt;&lt;/Row&gt;">
            <text:p>&lt;Row Tag='LOC_TCS_SQUADRONNAME_SUFFIX_FALCONS' Language='ru_RU'&gt;&lt;Text&gt;Соколы&lt;/Text&gt;&lt;/Row&gt;</text:p>
          </table:table-cell>
          <table:table-cell office:value-type="string">
            <text:p>猎鹰</text:p>
          </table:table-cell>
          <table:table-cell table:formula="of:=CONCATENATE(&quot;&lt;Row Tag='&quot;;[.A270];&quot;' Language='zh_Hans_CN'&gt;&lt;Text&gt;&quot;;[.S270];&quot;&lt;/Text&gt;&lt;/Row&gt;&quot;)" office:value-type="string" office:string-value="&lt;Row Tag='LOC_TCS_SQUADRONNAME_SUFFIX_FALCONS' Language='zh_Hans_CN'&gt;&lt;Text&gt;猎鹰&lt;/Text&gt;&lt;/Row&gt;">
            <text:p>&lt;Row Tag='LOC_TCS_SQUADRONNAME_SUFFIX_FALCONS' Language='zh_Hans_CN'&gt;&lt;Text&gt;猎鹰&lt;/Text&gt;&lt;/Row&gt;</text:p>
          </table:table-cell>
        </table:table-row>
        <table:table-row table:style-name="ro3">
          <table:table-cell office:value-type="string">
            <text:p>LOC_TCS_SQUADRONNAME_SUFFIX_FLYERS</text:p>
          </table:table-cell>
          <table:table-cell office:value-type="string">
            <text:p>Flyers</text:p>
          </table:table-cell>
          <table:table-cell office:value-type="string">
            <text:p>Flieger</text:p>
          </table:table-cell>
          <table:table-cell table:formula="of:=CONCATENATE(&quot;&lt;Row Tag='&quot;;[.A271];&quot;' Language='de_DE'&gt;&lt;Text&gt;&quot;;[.C271];&quot;&lt;/Text&gt;&lt;/Row&gt;&quot;)" office:value-type="string" office:string-value="&lt;Row Tag='LOC_TCS_SQUADRONNAME_SUFFIX_FLYERS' Language='de_DE'&gt;&lt;Text&gt;Flieger&lt;/Text&gt;&lt;/Row&gt;">
            <text:p>&lt;Row Tag='LOC_TCS_SQUADRONNAME_SUFFIX_FLYERS' Language='de_DE'&gt;&lt;Text&gt;Flieger&lt;/Text&gt;&lt;/Row&gt;</text:p>
          </table:table-cell>
          <table:table-cell office:value-type="string">
            <text:p>Voladores</text:p>
          </table:table-cell>
          <table:table-cell table:formula="of:=CONCATENATE(&quot;&lt;Row Tag='&quot;;[.A271];&quot;' Language='es_ES'&gt;&lt;Text&gt;&quot;;[.E271];&quot;&lt;/Text&gt;&lt;/Row&gt;&quot;)" office:value-type="string" office:string-value="&lt;Row Tag='LOC_TCS_SQUADRONNAME_SUFFIX_FLYERS' Language='es_ES'&gt;&lt;Text&gt;Voladores&lt;/Text&gt;&lt;/Row&gt;">
            <text:p>&lt;Row Tag='LOC_TCS_SQUADRONNAME_SUFFIX_FLYERS' Language='es_ES'&gt;&lt;Text&gt;Voladores&lt;/Text&gt;&lt;/Row&gt;</text:p>
          </table:table-cell>
          <table:table-cell office:value-type="string">
            <text:p>Volantini</text:p>
          </table:table-cell>
          <table:table-cell table:formula="of:=CONCATENATE(&quot;&lt;Row Tag='&quot;;[.A271];&quot;' Language='it_IT'&gt;&lt;Text&gt;&quot;;[.G271];&quot;&lt;/Text&gt;&lt;/Row&gt;&quot;)" office:value-type="string" office:string-value="&lt;Row Tag='LOC_TCS_SQUADRONNAME_SUFFIX_FLYERS' Language='it_IT'&gt;&lt;Text&gt;Volantini&lt;/Text&gt;&lt;/Row&gt;">
            <text:p>&lt;Row Tag='LOC_TCS_SQUADRONNAME_SUFFIX_FLYERS' Language='it_IT'&gt;&lt;Text&gt;Volantini&lt;/Text&gt;&lt;/Row&gt;</text:p>
          </table:table-cell>
          <table:table-cell office:value-type="string">
            <text:p>飛行機乗りたち</text:p>
          </table:table-cell>
          <table:table-cell table:formula="of:=CONCATENATE(&quot;&lt;Row Tag='&quot;;[.A271];&quot;' Language='ja_JP'&gt;&lt;Text&gt;&quot;;[.I271];&quot;&lt;/Text&gt;&lt;/Row&gt;&quot;)" office:value-type="string" office:string-value="&lt;Row Tag='LOC_TCS_SQUADRONNAME_SUFFIX_FLYERS' Language='ja_JP'&gt;&lt;Text&gt;飛行機乗りたち&lt;/Text&gt;&lt;/Row&gt;">
            <text:p>&lt;Row Tag='LOC_TCS_SQUADRONNAME_SUFFIX_FLYERS' Language='ja_JP'&gt;&lt;Text&gt;飛行機乗りたち&lt;/Text&gt;&lt;/Row&gt;</text:p>
          </table:table-cell>
          <table:table-cell office:value-type="string">
            <text:p>비행가들</text:p>
          </table:table-cell>
          <table:table-cell table:formula="of:=CONCATENATE(&quot;&lt;Row Tag='&quot;;[.A271];&quot;' Language='ko_KR'&gt;&lt;Text&gt;&quot;;[.K271];&quot;&lt;/Text&gt;&lt;/Row&gt;&quot;)" office:value-type="string" office:string-value="&lt;Row Tag='LOC_TCS_SQUADRONNAME_SUFFIX_FLYERS' Language='ko_KR'&gt;&lt;Text&gt;비행가들&lt;/Text&gt;&lt;/Row&gt;">
            <text:p>&lt;Row Tag='LOC_TCS_SQUADRONNAME_SUFFIX_FLYERS' Language='ko_KR'&gt;&lt;Text&gt;비행가들&lt;/Text&gt;&lt;/Row&gt;</text:p>
          </table:table-cell>
          <table:table-cell office:value-type="string">
            <text:p>Lotnicy</text:p>
          </table:table-cell>
          <table:table-cell table:formula="of:=CONCATENATE(&quot;&lt;Row Tag='&quot;;[.A271];&quot;' Language='pl_PL'&gt;&lt;Text&gt;&quot;;[.M271];&quot;&lt;/Text&gt;&lt;/Row&gt;&quot;)" office:value-type="string" office:string-value="&lt;Row Tag='LOC_TCS_SQUADRONNAME_SUFFIX_FLYERS' Language='pl_PL'&gt;&lt;Text&gt;Lotnicy&lt;/Text&gt;&lt;/Row&gt;">
            <text:p>&lt;Row Tag='LOC_TCS_SQUADRONNAME_SUFFIX_FLYERS' Language='pl_PL'&gt;&lt;Text&gt;Lotnicy&lt;/Text&gt;&lt;/Row&gt;</text:p>
          </table:table-cell>
          <table:table-cell office:value-type="string">
            <text:p>Aviadores</text:p>
          </table:table-cell>
          <table:table-cell table:formula="of:=CONCATENATE(&quot;&lt;Row Tag='&quot;;[.A271];&quot;' Language='pt_BR'&gt;&lt;Text&gt;&quot;;[.O271];&quot;&lt;/Text&gt;&lt;/Row&gt;&quot;)" office:value-type="string" office:string-value="&lt;Row Tag='LOC_TCS_SQUADRONNAME_SUFFIX_FLYERS' Language='pt_BR'&gt;&lt;Text&gt;Aviadores&lt;/Text&gt;&lt;/Row&gt;">
            <text:p>&lt;Row Tag='LOC_TCS_SQUADRONNAME_SUFFIX_FLYERS' Language='pt_BR'&gt;&lt;Text&gt;Aviadores&lt;/Text&gt;&lt;/Row&gt;</text:p>
          </table:table-cell>
          <table:table-cell office:value-type="string">
            <text:p>Летающие</text:p>
          </table:table-cell>
          <table:table-cell table:formula="of:=CONCATENATE(&quot;&lt;Row Tag='&quot;;[.A271];&quot;' Language='ru_RU'&gt;&lt;Text&gt;&quot;;[.Q271];&quot;&lt;/Text&gt;&lt;/Row&gt;&quot;)" office:value-type="string" office:string-value="&lt;Row Tag='LOC_TCS_SQUADRONNAME_SUFFIX_FLYERS' Language='ru_RU'&gt;&lt;Text&gt;Летающие&lt;/Text&gt;&lt;/Row&gt;">
            <text:p>&lt;Row Tag='LOC_TCS_SQUADRONNAME_SUFFIX_FLYERS' Language='ru_RU'&gt;&lt;Text&gt;Летающие&lt;/Text&gt;&lt;/Row&gt;</text:p>
          </table:table-cell>
          <table:table-cell office:value-type="string">
            <text:p>飞行员</text:p>
          </table:table-cell>
          <table:table-cell table:formula="of:=CONCATENATE(&quot;&lt;Row Tag='&quot;;[.A271];&quot;' Language='zh_Hans_CN'&gt;&lt;Text&gt;&quot;;[.S271];&quot;&lt;/Text&gt;&lt;/Row&gt;&quot;)" office:value-type="string" office:string-value="&lt;Row Tag='LOC_TCS_SQUADRONNAME_SUFFIX_FLYERS' Language='zh_Hans_CN'&gt;&lt;Text&gt;飞行员&lt;/Text&gt;&lt;/Row&gt;">
            <text:p>&lt;Row Tag='LOC_TCS_SQUADRONNAME_SUFFIX_FLYERS' Language='zh_Hans_CN'&gt;&lt;Text&gt;飞行员&lt;/Text&gt;&lt;/Row&gt;</text:p>
          </table:table-cell>
        </table:table-row>
        <table:table-row table:style-name="ro3">
          <table:table-cell office:value-type="string">
            <text:p>LOC_TCS_SQUADRONNAME_SUFFIX_GUNFIGHTERS</text:p>
          </table:table-cell>
          <table:table-cell office:value-type="string">
            <text:p>Gunfighters</text:p>
          </table:table-cell>
          <table:table-cell office:value-type="string">
            <text:p>Jagdflieger</text:p>
          </table:table-cell>
          <table:table-cell table:formula="of:=CONCATENATE(&quot;&lt;Row Tag='&quot;;[.A272];&quot;' Language='de_DE'&gt;&lt;Text&gt;&quot;;[.C272];&quot;&lt;/Text&gt;&lt;/Row&gt;&quot;)" office:value-type="string" office:string-value="&lt;Row Tag='LOC_TCS_SQUADRONNAME_SUFFIX_GUNFIGHTERS' Language='de_DE'&gt;&lt;Text&gt;Jagdflieger&lt;/Text&gt;&lt;/Row&gt;">
            <text:p>&lt;Row Tag='LOC_TCS_SQUADRONNAME_SUFFIX_GUNFIGHTERS' Language='de_DE'&gt;&lt;Text&gt;Jagdflieger&lt;/Text&gt;&lt;/Row&gt;</text:p>
          </table:table-cell>
          <table:table-cell office:value-type="string">
            <text:p>Pistoleros</text:p>
          </table:table-cell>
          <table:table-cell table:formula="of:=CONCATENATE(&quot;&lt;Row Tag='&quot;;[.A272];&quot;' Language='es_ES'&gt;&lt;Text&gt;&quot;;[.E272];&quot;&lt;/Text&gt;&lt;/Row&gt;&quot;)" office:value-type="string" office:string-value="&lt;Row Tag='LOC_TCS_SQUADRONNAME_SUFFIX_GUNFIGHTERS' Language='es_ES'&gt;&lt;Text&gt;Pistoleros&lt;/Text&gt;&lt;/Row&gt;">
            <text:p>&lt;Row Tag='LOC_TCS_SQUADRONNAME_SUFFIX_GUNFIGHTERS' Language='es_ES'&gt;&lt;Text&gt;Pistoleros&lt;/Text&gt;&lt;/Row&gt;</text:p>
          </table:table-cell>
          <table:table-cell office:value-type="string">
            <text:p>Pistoleri</text:p>
          </table:table-cell>
          <table:table-cell table:formula="of:=CONCATENATE(&quot;&lt;Row Tag='&quot;;[.A272];&quot;' Language='it_IT'&gt;&lt;Text&gt;&quot;;[.G272];&quot;&lt;/Text&gt;&lt;/Row&gt;&quot;)" office:value-type="string" office:string-value="&lt;Row Tag='LOC_TCS_SQUADRONNAME_SUFFIX_GUNFIGHTERS' Language='it_IT'&gt;&lt;Text&gt;Pistoleri&lt;/Text&gt;&lt;/Row&gt;">
            <text:p>&lt;Row Tag='LOC_TCS_SQUADRONNAME_SUFFIX_GUNFIGHTERS' Language='it_IT'&gt;&lt;Text&gt;Pistoleri&lt;/Text&gt;&lt;/Row&gt;</text:p>
          </table:table-cell>
          <table:table-cell office:value-type="string">
            <text:p>ガンファイターたち</text:p>
          </table:table-cell>
          <table:table-cell table:formula="of:=CONCATENATE(&quot;&lt;Row Tag='&quot;;[.A272];&quot;' Language='ja_JP'&gt;&lt;Text&gt;&quot;;[.I272];&quot;&lt;/Text&gt;&lt;/Row&gt;&quot;)" office:value-type="string" office:string-value="&lt;Row Tag='LOC_TCS_SQUADRONNAME_SUFFIX_GUNFIGHTERS' Language='ja_JP'&gt;&lt;Text&gt;ガンファイターたち&lt;/Text&gt;&lt;/Row&gt;">
            <text:p>&lt;Row Tag='LOC_TCS_SQUADRONNAME_SUFFIX_GUNFIGHTERS' Language='ja_JP'&gt;&lt;Text&gt;ガンファイターたち&lt;/Text&gt;&lt;/Row&gt;</text:p>
          </table:table-cell>
          <table:table-cell office:value-type="string">
            <text:p>총잡이들</text:p>
          </table:table-cell>
          <table:table-cell table:formula="of:=CONCATENATE(&quot;&lt;Row Tag='&quot;;[.A272];&quot;' Language='ko_KR'&gt;&lt;Text&gt;&quot;;[.K272];&quot;&lt;/Text&gt;&lt;/Row&gt;&quot;)" office:value-type="string" office:string-value="&lt;Row Tag='LOC_TCS_SQUADRONNAME_SUFFIX_GUNFIGHTERS' Language='ko_KR'&gt;&lt;Text&gt;총잡이들&lt;/Text&gt;&lt;/Row&gt;">
            <text:p>&lt;Row Tag='LOC_TCS_SQUADRONNAME_SUFFIX_GUNFIGHTERS' Language='ko_KR'&gt;&lt;Text&gt;총잡이들&lt;/Text&gt;&lt;/Row&gt;</text:p>
          </table:table-cell>
          <table:table-cell office:value-type="string">
            <text:p>Strzelcy</text:p>
          </table:table-cell>
          <table:table-cell table:formula="of:=CONCATENATE(&quot;&lt;Row Tag='&quot;;[.A272];&quot;' Language='pl_PL'&gt;&lt;Text&gt;&quot;;[.M272];&quot;&lt;/Text&gt;&lt;/Row&gt;&quot;)" office:value-type="string" office:string-value="&lt;Row Tag='LOC_TCS_SQUADRONNAME_SUFFIX_GUNFIGHTERS' Language='pl_PL'&gt;&lt;Text&gt;Strzelcy&lt;/Text&gt;&lt;/Row&gt;">
            <text:p>&lt;Row Tag='LOC_TCS_SQUADRONNAME_SUFFIX_GUNFIGHTERS' Language='pl_PL'&gt;&lt;Text&gt;Strzelcy&lt;/Text&gt;&lt;/Row&gt;</text:p>
          </table:table-cell>
          <table:table-cell office:value-type="string">
            <text:p>Pistoleiros</text:p>
          </table:table-cell>
          <table:table-cell table:formula="of:=CONCATENATE(&quot;&lt;Row Tag='&quot;;[.A272];&quot;' Language='pt_BR'&gt;&lt;Text&gt;&quot;;[.O272];&quot;&lt;/Text&gt;&lt;/Row&gt;&quot;)" office:value-type="string" office:string-value="&lt;Row Tag='LOC_TCS_SQUADRONNAME_SUFFIX_GUNFIGHTERS' Language='pt_BR'&gt;&lt;Text&gt;Pistoleiros&lt;/Text&gt;&lt;/Row&gt;">
            <text:p>&lt;Row Tag='LOC_TCS_SQUADRONNAME_SUFFIX_GUNFIGHTERS' Language='pt_BR'&gt;&lt;Text&gt;Pistoleiros&lt;/Text&gt;&lt;/Row&gt;</text:p>
          </table:table-cell>
          <table:table-cell office:value-type="string">
            <text:p>Стрелки</text:p>
          </table:table-cell>
          <table:table-cell table:formula="of:=CONCATENATE(&quot;&lt;Row Tag='&quot;;[.A272];&quot;' Language='ru_RU'&gt;&lt;Text&gt;&quot;;[.Q272];&quot;&lt;/Text&gt;&lt;/Row&gt;&quot;)" office:value-type="string" office:string-value="&lt;Row Tag='LOC_TCS_SQUADRONNAME_SUFFIX_GUNFIGHTERS' Language='ru_RU'&gt;&lt;Text&gt;Стрелки&lt;/Text&gt;&lt;/Row&gt;">
            <text:p>&lt;Row Tag='LOC_TCS_SQUADRONNAME_SUFFIX_GUNFIGHTERS' Language='ru_RU'&gt;&lt;Text&gt;Стрелки&lt;/Text&gt;&lt;/Row&gt;</text:p>
          </table:table-cell>
          <table:table-cell office:value-type="string">
            <text:p>枪手</text:p>
          </table:table-cell>
          <table:table-cell table:formula="of:=CONCATENATE(&quot;&lt;Row Tag='&quot;;[.A272];&quot;' Language='zh_Hans_CN'&gt;&lt;Text&gt;&quot;;[.S272];&quot;&lt;/Text&gt;&lt;/Row&gt;&quot;)" office:value-type="string" office:string-value="&lt;Row Tag='LOC_TCS_SQUADRONNAME_SUFFIX_GUNFIGHTERS' Language='zh_Hans_CN'&gt;&lt;Text&gt;枪手&lt;/Text&gt;&lt;/Row&gt;">
            <text:p>&lt;Row Tag='LOC_TCS_SQUADRONNAME_SUFFIX_GUNFIGHTERS' Language='zh_Hans_CN'&gt;&lt;Text&gt;枪手&lt;/Text&gt;&lt;/Row&gt;</text:p>
          </table:table-cell>
        </table:table-row>
        <table:table-row table:style-name="ro3">
          <table:table-cell office:value-type="string">
            <text:p>LOC_TCS_SQUADRONNAME_SUFFIX_GUNS</text:p>
          </table:table-cell>
          <table:table-cell office:value-type="string">
            <text:p>Guns</text:p>
          </table:table-cell>
          <table:table-cell office:value-type="string">
            <text:p>Kanonen</text:p>
          </table:table-cell>
          <table:table-cell table:formula="of:=CONCATENATE(&quot;&lt;Row Tag='&quot;;[.A273];&quot;' Language='de_DE'&gt;&lt;Text&gt;&quot;;[.C273];&quot;&lt;/Text&gt;&lt;/Row&gt;&quot;)" office:value-type="string" office:string-value="&lt;Row Tag='LOC_TCS_SQUADRONNAME_SUFFIX_GUNS' Language='de_DE'&gt;&lt;Text&gt;Kanonen&lt;/Text&gt;&lt;/Row&gt;">
            <text:p>&lt;Row Tag='LOC_TCS_SQUADRONNAME_SUFFIX_GUNS' Language='de_DE'&gt;&lt;Text&gt;Kanonen&lt;/Text&gt;&lt;/Row&gt;</text:p>
          </table:table-cell>
          <table:table-cell office:value-type="string">
            <text:p>Pistolas</text:p>
          </table:table-cell>
          <table:table-cell table:formula="of:=CONCATENATE(&quot;&lt;Row Tag='&quot;;[.A273];&quot;' Language='es_ES'&gt;&lt;Text&gt;&quot;;[.E273];&quot;&lt;/Text&gt;&lt;/Row&gt;&quot;)" office:value-type="string" office:string-value="&lt;Row Tag='LOC_TCS_SQUADRONNAME_SUFFIX_GUNS' Language='es_ES'&gt;&lt;Text&gt;Pistolas&lt;/Text&gt;&lt;/Row&gt;">
            <text:p>&lt;Row Tag='LOC_TCS_SQUADRONNAME_SUFFIX_GUNS' Language='es_ES'&gt;&lt;Text&gt;Pistolas&lt;/Text&gt;&lt;/Row&gt;</text:p>
          </table:table-cell>
          <table:table-cell office:value-type="string">
            <text:p>Pistole</text:p>
          </table:table-cell>
          <table:table-cell table:formula="of:=CONCATENATE(&quot;&lt;Row Tag='&quot;;[.A273];&quot;' Language='it_IT'&gt;&lt;Text&gt;&quot;;[.G273];&quot;&lt;/Text&gt;&lt;/Row&gt;&quot;)" office:value-type="string" office:string-value="&lt;Row Tag='LOC_TCS_SQUADRONNAME_SUFFIX_GUNS' Language='it_IT'&gt;&lt;Text&gt;Pistole&lt;/Text&gt;&lt;/Row&gt;">
            <text:p>&lt;Row Tag='LOC_TCS_SQUADRONNAME_SUFFIX_GUNS' Language='it_IT'&gt;&lt;Text&gt;Pistole&lt;/Text&gt;&lt;/Row&gt;</text:p>
          </table:table-cell>
          <table:table-cell office:value-type="string">
            <text:p>銃</text:p>
          </table:table-cell>
          <table:table-cell table:formula="of:=CONCATENATE(&quot;&lt;Row Tag='&quot;;[.A273];&quot;' Language='ja_JP'&gt;&lt;Text&gt;&quot;;[.I273];&quot;&lt;/Text&gt;&lt;/Row&gt;&quot;)" office:value-type="string" office:string-value="&lt;Row Tag='LOC_TCS_SQUADRONNAME_SUFFIX_GUNS' Language='ja_JP'&gt;&lt;Text&gt;銃&lt;/Text&gt;&lt;/Row&gt;">
            <text:p>&lt;Row Tag='LOC_TCS_SQUADRONNAME_SUFFIX_GUNS' Language='ja_JP'&gt;&lt;Text&gt;銃&lt;/Text&gt;&lt;/Row&gt;</text:p>
          </table:table-cell>
          <table:table-cell office:value-type="string">
            <text:p>총들</text:p>
          </table:table-cell>
          <table:table-cell table:formula="of:=CONCATENATE(&quot;&lt;Row Tag='&quot;;[.A273];&quot;' Language='ko_KR'&gt;&lt;Text&gt;&quot;;[.K273];&quot;&lt;/Text&gt;&lt;/Row&gt;&quot;)" office:value-type="string" office:string-value="&lt;Row Tag='LOC_TCS_SQUADRONNAME_SUFFIX_GUNS' Language='ko_KR'&gt;&lt;Text&gt;총들&lt;/Text&gt;&lt;/Row&gt;">
            <text:p>&lt;Row Tag='LOC_TCS_SQUADRONNAME_SUFFIX_GUNS' Language='ko_KR'&gt;&lt;Text&gt;총들&lt;/Text&gt;&lt;/Row&gt;</text:p>
          </table:table-cell>
          <table:table-cell office:value-type="string">
            <text:p>Pistolety</text:p>
          </table:table-cell>
          <table:table-cell table:formula="of:=CONCATENATE(&quot;&lt;Row Tag='&quot;;[.A273];&quot;' Language='pl_PL'&gt;&lt;Text&gt;&quot;;[.M273];&quot;&lt;/Text&gt;&lt;/Row&gt;&quot;)" office:value-type="string" office:string-value="&lt;Row Tag='LOC_TCS_SQUADRONNAME_SUFFIX_GUNS' Language='pl_PL'&gt;&lt;Text&gt;Pistolety&lt;/Text&gt;&lt;/Row&gt;">
            <text:p>&lt;Row Tag='LOC_TCS_SQUADRONNAME_SUFFIX_GUNS' Language='pl_PL'&gt;&lt;Text&gt;Pistolety&lt;/Text&gt;&lt;/Row&gt;</text:p>
          </table:table-cell>
          <table:table-cell office:value-type="string">
            <text:p>Armas</text:p>
          </table:table-cell>
          <table:table-cell table:formula="of:=CONCATENATE(&quot;&lt;Row Tag='&quot;;[.A273];&quot;' Language='pt_BR'&gt;&lt;Text&gt;&quot;;[.O273];&quot;&lt;/Text&gt;&lt;/Row&gt;&quot;)" office:value-type="string" office:string-value="&lt;Row Tag='LOC_TCS_SQUADRONNAME_SUFFIX_GUNS' Language='pt_BR'&gt;&lt;Text&gt;Armas&lt;/Text&gt;&lt;/Row&gt;">
            <text:p>&lt;Row Tag='LOC_TCS_SQUADRONNAME_SUFFIX_GUNS' Language='pt_BR'&gt;&lt;Text&gt;Armas&lt;/Text&gt;&lt;/Row&gt;</text:p>
          </table:table-cell>
          <table:table-cell office:value-type="string">
            <text:p>Оружие</text:p>
          </table:table-cell>
          <table:table-cell table:formula="of:=CONCATENATE(&quot;&lt;Row Tag='&quot;;[.A273];&quot;' Language='ru_RU'&gt;&lt;Text&gt;&quot;;[.Q273];&quot;&lt;/Text&gt;&lt;/Row&gt;&quot;)" office:value-type="string" office:string-value="&lt;Row Tag='LOC_TCS_SQUADRONNAME_SUFFIX_GUNS' Language='ru_RU'&gt;&lt;Text&gt;Оружие&lt;/Text&gt;&lt;/Row&gt;">
            <text:p>&lt;Row Tag='LOC_TCS_SQUADRONNAME_SUFFIX_GUNS' Language='ru_RU'&gt;&lt;Text&gt;Оружие&lt;/Text&gt;&lt;/Row&gt;</text:p>
          </table:table-cell>
          <table:table-cell office:value-type="string">
            <text:p>枪</text:p>
          </table:table-cell>
          <table:table-cell table:formula="of:=CONCATENATE(&quot;&lt;Row Tag='&quot;;[.A273];&quot;' Language='zh_Hans_CN'&gt;&lt;Text&gt;&quot;;[.S273];&quot;&lt;/Text&gt;&lt;/Row&gt;&quot;)" office:value-type="string" office:string-value="&lt;Row Tag='LOC_TCS_SQUADRONNAME_SUFFIX_GUNS' Language='zh_Hans_CN'&gt;&lt;Text&gt;枪&lt;/Text&gt;&lt;/Row&gt;">
            <text:p>&lt;Row Tag='LOC_TCS_SQUADRONNAME_SUFFIX_GUNS' Language='zh_Hans_CN'&gt;&lt;Text&gt;枪&lt;/Text&gt;&lt;/Row&gt;</text:p>
          </table:table-cell>
        </table:table-row>
        <table:table-row table:style-name="ro3">
          <table:table-cell office:value-type="string">
            <text:p>LOC_TCS_SQUADRONNAME_SUFFIX_HAWKS</text:p>
          </table:table-cell>
          <table:table-cell office:value-type="string">
            <text:p>Hawks</text:p>
          </table:table-cell>
          <table:table-cell office:value-type="string">
            <text:p>Habichte</text:p>
          </table:table-cell>
          <table:table-cell table:formula="of:=CONCATENATE(&quot;&lt;Row Tag='&quot;;[.A274];&quot;' Language='de_DE'&gt;&lt;Text&gt;&quot;;[.C274];&quot;&lt;/Text&gt;&lt;/Row&gt;&quot;)" office:value-type="string" office:string-value="&lt;Row Tag='LOC_TCS_SQUADRONNAME_SUFFIX_HAWKS' Language='de_DE'&gt;&lt;Text&gt;Habichte&lt;/Text&gt;&lt;/Row&gt;">
            <text:p>&lt;Row Tag='LOC_TCS_SQUADRONNAME_SUFFIX_HAWKS' Language='de_DE'&gt;&lt;Text&gt;Habichte&lt;/Text&gt;&lt;/Row&gt;</text:p>
          </table:table-cell>
          <table:table-cell office:value-type="string">
            <text:p>Halcones</text:p>
          </table:table-cell>
          <table:table-cell table:formula="of:=CONCATENATE(&quot;&lt;Row Tag='&quot;;[.A274];&quot;' Language='es_ES'&gt;&lt;Text&gt;&quot;;[.E274];&quot;&lt;/Text&gt;&lt;/Row&gt;&quot;)" office:value-type="string" office:string-value="&lt;Row Tag='LOC_TCS_SQUADRONNAME_SUFFIX_HAWKS' Language='es_ES'&gt;&lt;Text&gt;Halcones&lt;/Text&gt;&lt;/Row&gt;">
            <text:p>&lt;Row Tag='LOC_TCS_SQUADRONNAME_SUFFIX_HAWKS' Language='es_ES'&gt;&lt;Text&gt;Halcones&lt;/Text&gt;&lt;/Row&gt;</text:p>
          </table:table-cell>
          <table:table-cell office:value-type="string">
            <text:p>Falchi</text:p>
          </table:table-cell>
          <table:table-cell table:formula="of:=CONCATENATE(&quot;&lt;Row Tag='&quot;;[.A274];&quot;' Language='it_IT'&gt;&lt;Text&gt;&quot;;[.G274];&quot;&lt;/Text&gt;&lt;/Row&gt;&quot;)" office:value-type="string" office:string-value="&lt;Row Tag='LOC_TCS_SQUADRONNAME_SUFFIX_HAWKS' Language='it_IT'&gt;&lt;Text&gt;Falchi&lt;/Text&gt;&lt;/Row&gt;">
            <text:p>&lt;Row Tag='LOC_TCS_SQUADRONNAME_SUFFIX_HAWKS' Language='it_IT'&gt;&lt;Text&gt;Falchi&lt;/Text&gt;&lt;/Row&gt;</text:p>
          </table:table-cell>
          <table:table-cell office:value-type="string">
            <text:p>鷹たち</text:p>
          </table:table-cell>
          <table:table-cell table:formula="of:=CONCATENATE(&quot;&lt;Row Tag='&quot;;[.A274];&quot;' Language='ja_JP'&gt;&lt;Text&gt;&quot;;[.I274];&quot;&lt;/Text&gt;&lt;/Row&gt;&quot;)" office:value-type="string" office:string-value="&lt;Row Tag='LOC_TCS_SQUADRONNAME_SUFFIX_HAWKS' Language='ja_JP'&gt;&lt;Text&gt;鷹たち&lt;/Text&gt;&lt;/Row&gt;">
            <text:p>&lt;Row Tag='LOC_TCS_SQUADRONNAME_SUFFIX_HAWKS' Language='ja_JP'&gt;&lt;Text&gt;鷹たち&lt;/Text&gt;&lt;/Row&gt;</text:p>
          </table:table-cell>
          <table:table-cell office:value-type="string">
            <text:p>매들</text:p>
          </table:table-cell>
          <table:table-cell table:formula="of:=CONCATENATE(&quot;&lt;Row Tag='&quot;;[.A274];&quot;' Language='ko_KR'&gt;&lt;Text&gt;&quot;;[.K274];&quot;&lt;/Text&gt;&lt;/Row&gt;&quot;)" office:value-type="string" office:string-value="&lt;Row Tag='LOC_TCS_SQUADRONNAME_SUFFIX_HAWKS' Language='ko_KR'&gt;&lt;Text&gt;매들&lt;/Text&gt;&lt;/Row&gt;">
            <text:p>&lt;Row Tag='LOC_TCS_SQUADRONNAME_SUFFIX_HAWKS' Language='ko_KR'&gt;&lt;Text&gt;매들&lt;/Text&gt;&lt;/Row&gt;</text:p>
          </table:table-cell>
          <table:table-cell office:value-type="string">
            <text:p>Jastrzębie</text:p>
          </table:table-cell>
          <table:table-cell table:formula="of:=CONCATENATE(&quot;&lt;Row Tag='&quot;;[.A274];&quot;' Language='pl_PL'&gt;&lt;Text&gt;&quot;;[.M274];&quot;&lt;/Text&gt;&lt;/Row&gt;&quot;)" office:value-type="string" office:string-value="&lt;Row Tag='LOC_TCS_SQUADRONNAME_SUFFIX_HAWKS' Language='pl_PL'&gt;&lt;Text&gt;Jastrzębie&lt;/Text&gt;&lt;/Row&gt;">
            <text:p>&lt;Row Tag='LOC_TCS_SQUADRONNAME_SUFFIX_HAWKS' Language='pl_PL'&gt;&lt;Text&gt;Jastrzębie&lt;/Text&gt;&lt;/Row&gt;</text:p>
          </table:table-cell>
          <table:table-cell office:value-type="string">
            <text:p>Gaviões</text:p>
          </table:table-cell>
          <table:table-cell table:formula="of:=CONCATENATE(&quot;&lt;Row Tag='&quot;;[.A274];&quot;' Language='pt_BR'&gt;&lt;Text&gt;&quot;;[.O274];&quot;&lt;/Text&gt;&lt;/Row&gt;&quot;)" office:value-type="string" office:string-value="&lt;Row Tag='LOC_TCS_SQUADRONNAME_SUFFIX_HAWKS' Language='pt_BR'&gt;&lt;Text&gt;Gaviões&lt;/Text&gt;&lt;/Row&gt;">
            <text:p>&lt;Row Tag='LOC_TCS_SQUADRONNAME_SUFFIX_HAWKS' Language='pt_BR'&gt;&lt;Text&gt;Gaviões&lt;/Text&gt;&lt;/Row&gt;</text:p>
          </table:table-cell>
          <table:table-cell office:value-type="string">
            <text:p>Ястребы</text:p>
          </table:table-cell>
          <table:table-cell table:formula="of:=CONCATENATE(&quot;&lt;Row Tag='&quot;;[.A274];&quot;' Language='ru_RU'&gt;&lt;Text&gt;&quot;;[.Q274];&quot;&lt;/Text&gt;&lt;/Row&gt;&quot;)" office:value-type="string" office:string-value="&lt;Row Tag='LOC_TCS_SQUADRONNAME_SUFFIX_HAWKS' Language='ru_RU'&gt;&lt;Text&gt;Ястребы&lt;/Text&gt;&lt;/Row&gt;">
            <text:p>&lt;Row Tag='LOC_TCS_SQUADRONNAME_SUFFIX_HAWKS' Language='ru_RU'&gt;&lt;Text&gt;Ястребы&lt;/Text&gt;&lt;/Row&gt;</text:p>
          </table:table-cell>
          <table:table-cell office:value-type="string">
            <text:p>鹰</text:p>
          </table:table-cell>
          <table:table-cell table:formula="of:=CONCATENATE(&quot;&lt;Row Tag='&quot;;[.A274];&quot;' Language='zh_Hans_CN'&gt;&lt;Text&gt;&quot;;[.S274];&quot;&lt;/Text&gt;&lt;/Row&gt;&quot;)" office:value-type="string" office:string-value="&lt;Row Tag='LOC_TCS_SQUADRONNAME_SUFFIX_HAWKS' Language='zh_Hans_CN'&gt;&lt;Text&gt;鹰&lt;/Text&gt;&lt;/Row&gt;">
            <text:p>&lt;Row Tag='LOC_TCS_SQUADRONNAME_SUFFIX_HAWKS' Language='zh_Hans_CN'&gt;&lt;Text&gt;鹰&lt;/Text&gt;&lt;/Row&gt;</text:p>
          </table:table-cell>
        </table:table-row>
        <table:table-row table:style-name="ro3">
          <table:table-cell office:value-type="string">
            <text:p>LOC_TCS_SQUADRONNAME_SUFFIX_HORNETS</text:p>
          </table:table-cell>
          <table:table-cell office:value-type="string">
            <text:p>Hornets</text:p>
          </table:table-cell>
          <table:table-cell office:value-type="string">
            <text:p>Hornissen</text:p>
          </table:table-cell>
          <table:table-cell table:formula="of:=CONCATENATE(&quot;&lt;Row Tag='&quot;;[.A275];&quot;' Language='de_DE'&gt;&lt;Text&gt;&quot;;[.C275];&quot;&lt;/Text&gt;&lt;/Row&gt;&quot;)" office:value-type="string" office:string-value="&lt;Row Tag='LOC_TCS_SQUADRONNAME_SUFFIX_HORNETS' Language='de_DE'&gt;&lt;Text&gt;Hornissen&lt;/Text&gt;&lt;/Row&gt;">
            <text:p>&lt;Row Tag='LOC_TCS_SQUADRONNAME_SUFFIX_HORNETS' Language='de_DE'&gt;&lt;Text&gt;Hornissen&lt;/Text&gt;&lt;/Row&gt;</text:p>
          </table:table-cell>
          <table:table-cell office:value-type="string">
            <text:p>Avispones</text:p>
          </table:table-cell>
          <table:table-cell table:formula="of:=CONCATENATE(&quot;&lt;Row Tag='&quot;;[.A275];&quot;' Language='es_ES'&gt;&lt;Text&gt;&quot;;[.E275];&quot;&lt;/Text&gt;&lt;/Row&gt;&quot;)" office:value-type="string" office:string-value="&lt;Row Tag='LOC_TCS_SQUADRONNAME_SUFFIX_HORNETS' Language='es_ES'&gt;&lt;Text&gt;Avispones&lt;/Text&gt;&lt;/Row&gt;">
            <text:p>&lt;Row Tag='LOC_TCS_SQUADRONNAME_SUFFIX_HORNETS' Language='es_ES'&gt;&lt;Text&gt;Avispones&lt;/Text&gt;&lt;/Row&gt;</text:p>
          </table:table-cell>
          <table:table-cell office:value-type="string">
            <text:p>Calabroni</text:p>
          </table:table-cell>
          <table:table-cell table:formula="of:=CONCATENATE(&quot;&lt;Row Tag='&quot;;[.A275];&quot;' Language='it_IT'&gt;&lt;Text&gt;&quot;;[.G275];&quot;&lt;/Text&gt;&lt;/Row&gt;&quot;)" office:value-type="string" office:string-value="&lt;Row Tag='LOC_TCS_SQUADRONNAME_SUFFIX_HORNETS' Language='it_IT'&gt;&lt;Text&gt;Calabroni&lt;/Text&gt;&lt;/Row&gt;">
            <text:p>&lt;Row Tag='LOC_TCS_SQUADRONNAME_SUFFIX_HORNETS' Language='it_IT'&gt;&lt;Text&gt;Calabroni&lt;/Text&gt;&lt;/Row&gt;</text:p>
          </table:table-cell>
          <table:table-cell office:value-type="string">
            <text:p>スズメバチたち</text:p>
          </table:table-cell>
          <table:table-cell table:formula="of:=CONCATENATE(&quot;&lt;Row Tag='&quot;;[.A275];&quot;' Language='ja_JP'&gt;&lt;Text&gt;&quot;;[.I275];&quot;&lt;/Text&gt;&lt;/Row&gt;&quot;)" office:value-type="string" office:string-value="&lt;Row Tag='LOC_TCS_SQUADRONNAME_SUFFIX_HORNETS' Language='ja_JP'&gt;&lt;Text&gt;スズメバチたち&lt;/Text&gt;&lt;/Row&gt;">
            <text:p>&lt;Row Tag='LOC_TCS_SQUADRONNAME_SUFFIX_HORNETS' Language='ja_JP'&gt;&lt;Text&gt;スズメバチたち&lt;/Text&gt;&lt;/Row&gt;</text:p>
          </table:table-cell>
          <table:table-cell office:value-type="string">
            <text:p>말벌들</text:p>
          </table:table-cell>
          <table:table-cell table:formula="of:=CONCATENATE(&quot;&lt;Row Tag='&quot;;[.A275];&quot;' Language='ko_KR'&gt;&lt;Text&gt;&quot;;[.K275];&quot;&lt;/Text&gt;&lt;/Row&gt;&quot;)" office:value-type="string" office:string-value="&lt;Row Tag='LOC_TCS_SQUADRONNAME_SUFFIX_HORNETS' Language='ko_KR'&gt;&lt;Text&gt;말벌들&lt;/Text&gt;&lt;/Row&gt;">
            <text:p>&lt;Row Tag='LOC_TCS_SQUADRONNAME_SUFFIX_HORNETS' Language='ko_KR'&gt;&lt;Text&gt;말벌들&lt;/Text&gt;&lt;/Row&gt;</text:p>
          </table:table-cell>
          <table:table-cell office:value-type="string">
            <text:p>Szerszenie</text:p>
          </table:table-cell>
          <table:table-cell table:formula="of:=CONCATENATE(&quot;&lt;Row Tag='&quot;;[.A275];&quot;' Language='pl_PL'&gt;&lt;Text&gt;&quot;;[.M275];&quot;&lt;/Text&gt;&lt;/Row&gt;&quot;)" office:value-type="string" office:string-value="&lt;Row Tag='LOC_TCS_SQUADRONNAME_SUFFIX_HORNETS' Language='pl_PL'&gt;&lt;Text&gt;Szerszenie&lt;/Text&gt;&lt;/Row&gt;">
            <text:p>&lt;Row Tag='LOC_TCS_SQUADRONNAME_SUFFIX_HORNETS' Language='pl_PL'&gt;&lt;Text&gt;Szerszenie&lt;/Text&gt;&lt;/Row&gt;</text:p>
          </table:table-cell>
          <table:table-cell office:value-type="string">
            <text:p>Vespas</text:p>
          </table:table-cell>
          <table:table-cell table:formula="of:=CONCATENATE(&quot;&lt;Row Tag='&quot;;[.A275];&quot;' Language='pt_BR'&gt;&lt;Text&gt;&quot;;[.O275];&quot;&lt;/Text&gt;&lt;/Row&gt;&quot;)" office:value-type="string" office:string-value="&lt;Row Tag='LOC_TCS_SQUADRONNAME_SUFFIX_HORNETS' Language='pt_BR'&gt;&lt;Text&gt;Vespas&lt;/Text&gt;&lt;/Row&gt;">
            <text:p>&lt;Row Tag='LOC_TCS_SQUADRONNAME_SUFFIX_HORNETS' Language='pt_BR'&gt;&lt;Text&gt;Vespas&lt;/Text&gt;&lt;/Row&gt;</text:p>
          </table:table-cell>
          <table:table-cell office:value-type="string">
            <text:p>Шершни</text:p>
          </table:table-cell>
          <table:table-cell table:formula="of:=CONCATENATE(&quot;&lt;Row Tag='&quot;;[.A275];&quot;' Language='ru_RU'&gt;&lt;Text&gt;&quot;;[.Q275];&quot;&lt;/Text&gt;&lt;/Row&gt;&quot;)" office:value-type="string" office:string-value="&lt;Row Tag='LOC_TCS_SQUADRONNAME_SUFFIX_HORNETS' Language='ru_RU'&gt;&lt;Text&gt;Шершни&lt;/Text&gt;&lt;/Row&gt;">
            <text:p>&lt;Row Tag='LOC_TCS_SQUADRONNAME_SUFFIX_HORNETS' Language='ru_RU'&gt;&lt;Text&gt;Шершни&lt;/Text&gt;&lt;/Row&gt;</text:p>
          </table:table-cell>
          <table:table-cell office:value-type="string">
            <text:p>大黄蜂</text:p>
          </table:table-cell>
          <table:table-cell table:formula="of:=CONCATENATE(&quot;&lt;Row Tag='&quot;;[.A275];&quot;' Language='zh_Hans_CN'&gt;&lt;Text&gt;&quot;;[.S275];&quot;&lt;/Text&gt;&lt;/Row&gt;&quot;)" office:value-type="string" office:string-value="&lt;Row Tag='LOC_TCS_SQUADRONNAME_SUFFIX_HORNETS' Language='zh_Hans_CN'&gt;&lt;Text&gt;大黄蜂&lt;/Text&gt;&lt;/Row&gt;">
            <text:p>&lt;Row Tag='LOC_TCS_SQUADRONNAME_SUFFIX_HORNETS' Language='zh_Hans_CN'&gt;&lt;Text&gt;大黄蜂&lt;/Text&gt;&lt;/Row&gt;</text:p>
          </table:table-cell>
        </table:table-row>
        <table:table-row table:style-name="ro3">
          <table:table-cell office:value-type="string">
            <text:p>LOC_TCS_SQUADRONNAME_SUFFIX_INTERCEPTORS</text:p>
          </table:table-cell>
          <table:table-cell office:value-type="string">
            <text:p>Interceptors</text:p>
          </table:table-cell>
          <table:table-cell office:value-type="string">
            <text:p>Abfangjäger</text:p>
          </table:table-cell>
          <table:table-cell table:formula="of:=CONCATENATE(&quot;&lt;Row Tag='&quot;;[.A276];&quot;' Language='de_DE'&gt;&lt;Text&gt;&quot;;[.C276];&quot;&lt;/Text&gt;&lt;/Row&gt;&quot;)" office:value-type="string" office:string-value="&lt;Row Tag='LOC_TCS_SQUADRONNAME_SUFFIX_INTERCEPTORS' Language='de_DE'&gt;&lt;Text&gt;Abfangjäger&lt;/Text&gt;&lt;/Row&gt;">
            <text:p>&lt;Row Tag='LOC_TCS_SQUADRONNAME_SUFFIX_INTERCEPTORS' Language='de_DE'&gt;&lt;Text&gt;Abfangjäger&lt;/Text&gt;&lt;/Row&gt;</text:p>
          </table:table-cell>
          <table:table-cell office:value-type="string">
            <text:p>Interceptores</text:p>
          </table:table-cell>
          <table:table-cell table:formula="of:=CONCATENATE(&quot;&lt;Row Tag='&quot;;[.A276];&quot;' Language='es_ES'&gt;&lt;Text&gt;&quot;;[.E276];&quot;&lt;/Text&gt;&lt;/Row&gt;&quot;)" office:value-type="string" office:string-value="&lt;Row Tag='LOC_TCS_SQUADRONNAME_SUFFIX_INTERCEPTORS' Language='es_ES'&gt;&lt;Text&gt;Interceptores&lt;/Text&gt;&lt;/Row&gt;">
            <text:p>&lt;Row Tag='LOC_TCS_SQUADRONNAME_SUFFIX_INTERCEPTORS' Language='es_ES'&gt;&lt;Text&gt;Interceptores&lt;/Text&gt;&lt;/Row&gt;</text:p>
          </table:table-cell>
          <table:table-cell office:value-type="string">
            <text:p>Intercettori</text:p>
          </table:table-cell>
          <table:table-cell table:formula="of:=CONCATENATE(&quot;&lt;Row Tag='&quot;;[.A276];&quot;' Language='it_IT'&gt;&lt;Text&gt;&quot;;[.G276];&quot;&lt;/Text&gt;&lt;/Row&gt;&quot;)" office:value-type="string" office:string-value="&lt;Row Tag='LOC_TCS_SQUADRONNAME_SUFFIX_INTERCEPTORS' Language='it_IT'&gt;&lt;Text&gt;Intercettori&lt;/Text&gt;&lt;/Row&gt;">
            <text:p>&lt;Row Tag='LOC_TCS_SQUADRONNAME_SUFFIX_INTERCEPTORS' Language='it_IT'&gt;&lt;Text&gt;Intercettori&lt;/Text&gt;&lt;/Row&gt;</text:p>
          </table:table-cell>
          <table:table-cell office:value-type="string">
            <text:p>迎撃機たち</text:p>
          </table:table-cell>
          <table:table-cell table:formula="of:=CONCATENATE(&quot;&lt;Row Tag='&quot;;[.A276];&quot;' Language='ja_JP'&gt;&lt;Text&gt;&quot;;[.I276];&quot;&lt;/Text&gt;&lt;/Row&gt;&quot;)" office:value-type="string" office:string-value="&lt;Row Tag='LOC_TCS_SQUADRONNAME_SUFFIX_INTERCEPTORS' Language='ja_JP'&gt;&lt;Text&gt;迎撃機たち&lt;/Text&gt;&lt;/Row&gt;">
            <text:p>&lt;Row Tag='LOC_TCS_SQUADRONNAME_SUFFIX_INTERCEPTORS' Language='ja_JP'&gt;&lt;Text&gt;迎撃機たち&lt;/Text&gt;&lt;/Row&gt;</text:p>
          </table:table-cell>
          <table:table-cell office:value-type="string">
            <text:p>요격기들</text:p>
          </table:table-cell>
          <table:table-cell table:formula="of:=CONCATENATE(&quot;&lt;Row Tag='&quot;;[.A276];&quot;' Language='ko_KR'&gt;&lt;Text&gt;&quot;;[.K276];&quot;&lt;/Text&gt;&lt;/Row&gt;&quot;)" office:value-type="string" office:string-value="&lt;Row Tag='LOC_TCS_SQUADRONNAME_SUFFIX_INTERCEPTORS' Language='ko_KR'&gt;&lt;Text&gt;요격기들&lt;/Text&gt;&lt;/Row&gt;">
            <text:p>&lt;Row Tag='LOC_TCS_SQUADRONNAME_SUFFIX_INTERCEPTORS' Language='ko_KR'&gt;&lt;Text&gt;요격기들&lt;/Text&gt;&lt;/Row&gt;</text:p>
          </table:table-cell>
          <table:table-cell office:value-type="string">
            <text:p>Przechwytywacze</text:p>
          </table:table-cell>
          <table:table-cell table:formula="of:=CONCATENATE(&quot;&lt;Row Tag='&quot;;[.A276];&quot;' Language='pl_PL'&gt;&lt;Text&gt;&quot;;[.M276];&quot;&lt;/Text&gt;&lt;/Row&gt;&quot;)" office:value-type="string" office:string-value="&lt;Row Tag='LOC_TCS_SQUADRONNAME_SUFFIX_INTERCEPTORS' Language='pl_PL'&gt;&lt;Text&gt;Przechwytywacze&lt;/Text&gt;&lt;/Row&gt;">
            <text:p>&lt;Row Tag='LOC_TCS_SQUADRONNAME_SUFFIX_INTERCEPTORS' Language='pl_PL'&gt;&lt;Text&gt;Przechwytywacze&lt;/Text&gt;&lt;/Row&gt;</text:p>
          </table:table-cell>
          <table:table-cell office:value-type="string">
            <text:p>Interceptadores</text:p>
          </table:table-cell>
          <table:table-cell table:formula="of:=CONCATENATE(&quot;&lt;Row Tag='&quot;;[.A276];&quot;' Language='pt_BR'&gt;&lt;Text&gt;&quot;;[.O276];&quot;&lt;/Text&gt;&lt;/Row&gt;&quot;)" office:value-type="string" office:string-value="&lt;Row Tag='LOC_TCS_SQUADRONNAME_SUFFIX_INTERCEPTORS' Language='pt_BR'&gt;&lt;Text&gt;Interceptadores&lt;/Text&gt;&lt;/Row&gt;">
            <text:p>&lt;Row Tag='LOC_TCS_SQUADRONNAME_SUFFIX_INTERCEPTORS' Language='pt_BR'&gt;&lt;Text&gt;Interceptadores&lt;/Text&gt;&lt;/Row&gt;</text:p>
          </table:table-cell>
          <table:table-cell office:value-type="string">
            <text:p>Перехватчики</text:p>
          </table:table-cell>
          <table:table-cell table:formula="of:=CONCATENATE(&quot;&lt;Row Tag='&quot;;[.A276];&quot;' Language='ru_RU'&gt;&lt;Text&gt;&quot;;[.Q276];&quot;&lt;/Text&gt;&lt;/Row&gt;&quot;)" office:value-type="string" office:string-value="&lt;Row Tag='LOC_TCS_SQUADRONNAME_SUFFIX_INTERCEPTORS' Language='ru_RU'&gt;&lt;Text&gt;Перехватчики&lt;/Text&gt;&lt;/Row&gt;">
            <text:p>&lt;Row Tag='LOC_TCS_SQUADRONNAME_SUFFIX_INTERCEPTORS' Language='ru_RU'&gt;&lt;Text&gt;Перехватчики&lt;/Text&gt;&lt;/Row&gt;</text:p>
          </table:table-cell>
          <table:table-cell office:value-type="string">
            <text:p>拦截机</text:p>
          </table:table-cell>
          <table:table-cell table:formula="of:=CONCATENATE(&quot;&lt;Row Tag='&quot;;[.A276];&quot;' Language='zh_Hans_CN'&gt;&lt;Text&gt;&quot;;[.S276];&quot;&lt;/Text&gt;&lt;/Row&gt;&quot;)" office:value-type="string" office:string-value="&lt;Row Tag='LOC_TCS_SQUADRONNAME_SUFFIX_INTERCEPTORS' Language='zh_Hans_CN'&gt;&lt;Text&gt;拦截机&lt;/Text&gt;&lt;/Row&gt;">
            <text:p>&lt;Row Tag='LOC_TCS_SQUADRONNAME_SUFFIX_INTERCEPTORS' Language='zh_Hans_CN'&gt;&lt;Text&gt;拦截机&lt;/Text&gt;&lt;/Row&gt;</text:p>
          </table:table-cell>
        </table:table-row>
        <table:table-row table:style-name="ro3">
          <table:table-cell office:value-type="string">
            <text:p>LOC_TCS_SQUADRONNAME_SUFFIX_INTRUDERS</text:p>
          </table:table-cell>
          <table:table-cell office:value-type="string">
            <text:p>Intruders</text:p>
          </table:table-cell>
          <table:table-cell office:value-type="string">
            <text:p>Eindringlinge</text:p>
          </table:table-cell>
          <table:table-cell table:formula="of:=CONCATENATE(&quot;&lt;Row Tag='&quot;;[.A277];&quot;' Language='de_DE'&gt;&lt;Text&gt;&quot;;[.C277];&quot;&lt;/Text&gt;&lt;/Row&gt;&quot;)" office:value-type="string" office:string-value="&lt;Row Tag='LOC_TCS_SQUADRONNAME_SUFFIX_INTRUDERS' Language='de_DE'&gt;&lt;Text&gt;Eindringlinge&lt;/Text&gt;&lt;/Row&gt;">
            <text:p>&lt;Row Tag='LOC_TCS_SQUADRONNAME_SUFFIX_INTRUDERS' Language='de_DE'&gt;&lt;Text&gt;Eindringlinge&lt;/Text&gt;&lt;/Row&gt;</text:p>
          </table:table-cell>
          <table:table-cell office:value-type="string">
            <text:p>Intrusos</text:p>
          </table:table-cell>
          <table:table-cell table:formula="of:=CONCATENATE(&quot;&lt;Row Tag='&quot;;[.A277];&quot;' Language='es_ES'&gt;&lt;Text&gt;&quot;;[.E277];&quot;&lt;/Text&gt;&lt;/Row&gt;&quot;)" office:value-type="string" office:string-value="&lt;Row Tag='LOC_TCS_SQUADRONNAME_SUFFIX_INTRUDERS' Language='es_ES'&gt;&lt;Text&gt;Intrusos&lt;/Text&gt;&lt;/Row&gt;">
            <text:p>&lt;Row Tag='LOC_TCS_SQUADRONNAME_SUFFIX_INTRUDERS' Language='es_ES'&gt;&lt;Text&gt;Intrusos&lt;/Text&gt;&lt;/Row&gt;</text:p>
          </table:table-cell>
          <table:table-cell office:value-type="string">
            <text:p>Intrusi</text:p>
          </table:table-cell>
          <table:table-cell table:formula="of:=CONCATENATE(&quot;&lt;Row Tag='&quot;;[.A277];&quot;' Language='it_IT'&gt;&lt;Text&gt;&quot;;[.G277];&quot;&lt;/Text&gt;&lt;/Row&gt;&quot;)" office:value-type="string" office:string-value="&lt;Row Tag='LOC_TCS_SQUADRONNAME_SUFFIX_INTRUDERS' Language='it_IT'&gt;&lt;Text&gt;Intrusi&lt;/Text&gt;&lt;/Row&gt;">
            <text:p>&lt;Row Tag='LOC_TCS_SQUADRONNAME_SUFFIX_INTRUDERS' Language='it_IT'&gt;&lt;Text&gt;Intrusi&lt;/Text&gt;&lt;/Row&gt;</text:p>
          </table:table-cell>
          <table:table-cell office:value-type="string">
            <text:p>侵入者たち</text:p>
          </table:table-cell>
          <table:table-cell table:formula="of:=CONCATENATE(&quot;&lt;Row Tag='&quot;;[.A277];&quot;' Language='ja_JP'&gt;&lt;Text&gt;&quot;;[.I277];&quot;&lt;/Text&gt;&lt;/Row&gt;&quot;)" office:value-type="string" office:string-value="&lt;Row Tag='LOC_TCS_SQUADRONNAME_SUFFIX_INTRUDERS' Language='ja_JP'&gt;&lt;Text&gt;侵入者たち&lt;/Text&gt;&lt;/Row&gt;">
            <text:p>&lt;Row Tag='LOC_TCS_SQUADRONNAME_SUFFIX_INTRUDERS' Language='ja_JP'&gt;&lt;Text&gt;侵入者たち&lt;/Text&gt;&lt;/Row&gt;</text:p>
          </table:table-cell>
          <table:table-cell office:value-type="string">
            <text:p>침입자들</text:p>
          </table:table-cell>
          <table:table-cell table:formula="of:=CONCATENATE(&quot;&lt;Row Tag='&quot;;[.A277];&quot;' Language='ko_KR'&gt;&lt;Text&gt;&quot;;[.K277];&quot;&lt;/Text&gt;&lt;/Row&gt;&quot;)" office:value-type="string" office:string-value="&lt;Row Tag='LOC_TCS_SQUADRONNAME_SUFFIX_INTRUDERS' Language='ko_KR'&gt;&lt;Text&gt;침입자들&lt;/Text&gt;&lt;/Row&gt;">
            <text:p>&lt;Row Tag='LOC_TCS_SQUADRONNAME_SUFFIX_INTRUDERS' Language='ko_KR'&gt;&lt;Text&gt;침입자들&lt;/Text&gt;&lt;/Row&gt;</text:p>
          </table:table-cell>
          <table:table-cell office:value-type="string">
            <text:p>Intruzi</text:p>
          </table:table-cell>
          <table:table-cell table:formula="of:=CONCATENATE(&quot;&lt;Row Tag='&quot;;[.A277];&quot;' Language='pl_PL'&gt;&lt;Text&gt;&quot;;[.M277];&quot;&lt;/Text&gt;&lt;/Row&gt;&quot;)" office:value-type="string" office:string-value="&lt;Row Tag='LOC_TCS_SQUADRONNAME_SUFFIX_INTRUDERS' Language='pl_PL'&gt;&lt;Text&gt;Intruzi&lt;/Text&gt;&lt;/Row&gt;">
            <text:p>&lt;Row Tag='LOC_TCS_SQUADRONNAME_SUFFIX_INTRUDERS' Language='pl_PL'&gt;&lt;Text&gt;Intruzi&lt;/Text&gt;&lt;/Row&gt;</text:p>
          </table:table-cell>
          <table:table-cell office:value-type="string">
            <text:p>Intrusos</text:p>
          </table:table-cell>
          <table:table-cell table:formula="of:=CONCATENATE(&quot;&lt;Row Tag='&quot;;[.A277];&quot;' Language='pt_BR'&gt;&lt;Text&gt;&quot;;[.O277];&quot;&lt;/Text&gt;&lt;/Row&gt;&quot;)" office:value-type="string" office:string-value="&lt;Row Tag='LOC_TCS_SQUADRONNAME_SUFFIX_INTRUDERS' Language='pt_BR'&gt;&lt;Text&gt;Intrusos&lt;/Text&gt;&lt;/Row&gt;">
            <text:p>&lt;Row Tag='LOC_TCS_SQUADRONNAME_SUFFIX_INTRUDERS' Language='pt_BR'&gt;&lt;Text&gt;Intrusos&lt;/Text&gt;&lt;/Row&gt;</text:p>
          </table:table-cell>
          <table:table-cell office:value-type="string">
            <text:p>Нарушители</text:p>
          </table:table-cell>
          <table:table-cell table:formula="of:=CONCATENATE(&quot;&lt;Row Tag='&quot;;[.A277];&quot;' Language='ru_RU'&gt;&lt;Text&gt;&quot;;[.Q277];&quot;&lt;/Text&gt;&lt;/Row&gt;&quot;)" office:value-type="string" office:string-value="&lt;Row Tag='LOC_TCS_SQUADRONNAME_SUFFIX_INTRUDERS' Language='ru_RU'&gt;&lt;Text&gt;Нарушители&lt;/Text&gt;&lt;/Row&gt;">
            <text:p>&lt;Row Tag='LOC_TCS_SQUADRONNAME_SUFFIX_INTRUDERS' Language='ru_RU'&gt;&lt;Text&gt;Нарушители&lt;/Text&gt;&lt;/Row&gt;</text:p>
          </table:table-cell>
          <table:table-cell office:value-type="string">
            <text:p>入侵者</text:p>
          </table:table-cell>
          <table:table-cell table:formula="of:=CONCATENATE(&quot;&lt;Row Tag='&quot;;[.A277];&quot;' Language='zh_Hans_CN'&gt;&lt;Text&gt;&quot;;[.S277];&quot;&lt;/Text&gt;&lt;/Row&gt;&quot;)" office:value-type="string" office:string-value="&lt;Row Tag='LOC_TCS_SQUADRONNAME_SUFFIX_INTRUDERS' Language='zh_Hans_CN'&gt;&lt;Text&gt;入侵者&lt;/Text&gt;&lt;/Row&gt;">
            <text:p>&lt;Row Tag='LOC_TCS_SQUADRONNAME_SUFFIX_INTRUDERS' Language='zh_Hans_CN'&gt;&lt;Text&gt;入侵者&lt;/Text&gt;&lt;/Row&gt;</text:p>
          </table:table-cell>
        </table:table-row>
        <table:table-row table:style-name="ro3">
          <table:table-cell office:value-type="string">
            <text:p>LOC_TCS_SQUADRONNAME_SUFFIX_NIGHTSTALKERS</text:p>
          </table:table-cell>
          <table:table-cell office:value-type="string">
            <text:p>Nightstalkers</text:p>
          </table:table-cell>
          <table:table-cell office:value-type="string">
            <text:p>Nachtpirscher</text:p>
          </table:table-cell>
          <table:table-cell table:formula="of:=CONCATENATE(&quot;&lt;Row Tag='&quot;;[.A278];&quot;' Language='de_DE'&gt;&lt;Text&gt;&quot;;[.C278];&quot;&lt;/Text&gt;&lt;/Row&gt;&quot;)" office:value-type="string" office:string-value="&lt;Row Tag='LOC_TCS_SQUADRONNAME_SUFFIX_NIGHTSTALKERS' Language='de_DE'&gt;&lt;Text&gt;Nachtpirscher&lt;/Text&gt;&lt;/Row&gt;">
            <text:p>&lt;Row Tag='LOC_TCS_SQUADRONNAME_SUFFIX_NIGHTSTALKERS' Language='de_DE'&gt;&lt;Text&gt;Nachtpirscher&lt;/Text&gt;&lt;/Row&gt;</text:p>
          </table:table-cell>
          <table:table-cell office:value-type="string">
            <text:p>Acechadores nocturnos</text:p>
          </table:table-cell>
          <table:table-cell table:formula="of:=CONCATENATE(&quot;&lt;Row Tag='&quot;;[.A278];&quot;' Language='es_ES'&gt;&lt;Text&gt;&quot;;[.E278];&quot;&lt;/Text&gt;&lt;/Row&gt;&quot;)" office:value-type="string" office:string-value="&lt;Row Tag='LOC_TCS_SQUADRONNAME_SUFFIX_NIGHTSTALKERS' Language='es_ES'&gt;&lt;Text&gt;Acechadores nocturnos&lt;/Text&gt;&lt;/Row&gt;">
            <text:p>&lt;Row Tag='LOC_TCS_SQUADRONNAME_SUFFIX_NIGHTSTALKERS' Language='es_ES'&gt;&lt;Text&gt;Acechadores nocturnos&lt;/Text&gt;&lt;/Row&gt;</text:p>
          </table:table-cell>
          <table:table-cell office:value-type="string">
            <text:p>Seguitori notturni</text:p>
          </table:table-cell>
          <table:table-cell table:formula="of:=CONCATENATE(&quot;&lt;Row Tag='&quot;;[.A278];&quot;' Language='it_IT'&gt;&lt;Text&gt;&quot;;[.G278];&quot;&lt;/Text&gt;&lt;/Row&gt;&quot;)" office:value-type="string" office:string-value="&lt;Row Tag='LOC_TCS_SQUADRONNAME_SUFFIX_NIGHTSTALKERS' Language='it_IT'&gt;&lt;Text&gt;Seguitori notturni&lt;/Text&gt;&lt;/Row&gt;">
            <text:p>&lt;Row Tag='LOC_TCS_SQUADRONNAME_SUFFIX_NIGHTSTALKERS' Language='it_IT'&gt;&lt;Text&gt;Seguitori notturni&lt;/Text&gt;&lt;/Row&gt;</text:p>
          </table:table-cell>
          <table:table-cell office:value-type="string">
            <text:p>夜の追跡者たち</text:p>
          </table:table-cell>
          <table:table-cell table:formula="of:=CONCATENATE(&quot;&lt;Row Tag='&quot;;[.A278];&quot;' Language='ja_JP'&gt;&lt;Text&gt;&quot;;[.I278];&quot;&lt;/Text&gt;&lt;/Row&gt;&quot;)" office:value-type="string" office:string-value="&lt;Row Tag='LOC_TCS_SQUADRONNAME_SUFFIX_NIGHTSTALKERS' Language='ja_JP'&gt;&lt;Text&gt;夜の追跡者たち&lt;/Text&gt;&lt;/Row&gt;">
            <text:p>&lt;Row Tag='LOC_TCS_SQUADRONNAME_SUFFIX_NIGHTSTALKERS' Language='ja_JP'&gt;&lt;Text&gt;夜の追跡者たち&lt;/Text&gt;&lt;/Row&gt;</text:p>
          </table:table-cell>
          <table:table-cell office:value-type="string">
            <text:p>밤의 추격자들</text:p>
          </table:table-cell>
          <table:table-cell table:formula="of:=CONCATENATE(&quot;&lt;Row Tag='&quot;;[.A278];&quot;' Language='ko_KR'&gt;&lt;Text&gt;&quot;;[.K278];&quot;&lt;/Text&gt;&lt;/Row&gt;&quot;)" office:value-type="string" office:string-value="&lt;Row Tag='LOC_TCS_SQUADRONNAME_SUFFIX_NIGHTSTALKERS' Language='ko_KR'&gt;&lt;Text&gt;밤의 추격자들&lt;/Text&gt;&lt;/Row&gt;">
            <text:p>&lt;Row Tag='LOC_TCS_SQUADRONNAME_SUFFIX_NIGHTSTALKERS' Language='ko_KR'&gt;&lt;Text&gt;밤의 추격자들&lt;/Text&gt;&lt;/Row&gt;</text:p>
          </table:table-cell>
          <table:table-cell office:value-type="string">
            <text:p>Nocni prześladowcy</text:p>
          </table:table-cell>
          <table:table-cell table:formula="of:=CONCATENATE(&quot;&lt;Row Tag='&quot;;[.A278];&quot;' Language='pl_PL'&gt;&lt;Text&gt;&quot;;[.M278];&quot;&lt;/Text&gt;&lt;/Row&gt;&quot;)" office:value-type="string" office:string-value="&lt;Row Tag='LOC_TCS_SQUADRONNAME_SUFFIX_NIGHTSTALKERS' Language='pl_PL'&gt;&lt;Text&gt;Nocni prześladowcy&lt;/Text&gt;&lt;/Row&gt;">
            <text:p>&lt;Row Tag='LOC_TCS_SQUADRONNAME_SUFFIX_NIGHTSTALKERS' Language='pl_PL'&gt;&lt;Text&gt;Nocni prześladowcy&lt;/Text&gt;&lt;/Row&gt;</text:p>
          </table:table-cell>
          <table:table-cell office:value-type="string">
            <text:p>Perseguidores noturnos</text:p>
          </table:table-cell>
          <table:table-cell table:formula="of:=CONCATENATE(&quot;&lt;Row Tag='&quot;;[.A278];&quot;' Language='pt_BR'&gt;&lt;Text&gt;&quot;;[.O278];&quot;&lt;/Text&gt;&lt;/Row&gt;&quot;)" office:value-type="string" office:string-value="&lt;Row Tag='LOC_TCS_SQUADRONNAME_SUFFIX_NIGHTSTALKERS' Language='pt_BR'&gt;&lt;Text&gt;Perseguidores noturnos&lt;/Text&gt;&lt;/Row&gt;">
            <text:p>&lt;Row Tag='LOC_TCS_SQUADRONNAME_SUFFIX_NIGHTSTALKERS' Language='pt_BR'&gt;&lt;Text&gt;Perseguidores noturnos&lt;/Text&gt;&lt;/Row&gt;</text:p>
          </table:table-cell>
          <table:table-cell office:value-type="string">
            <text:p>Ночные охотники</text:p>
          </table:table-cell>
          <table:table-cell table:formula="of:=CONCATENATE(&quot;&lt;Row Tag='&quot;;[.A278];&quot;' Language='ru_RU'&gt;&lt;Text&gt;&quot;;[.Q278];&quot;&lt;/Text&gt;&lt;/Row&gt;&quot;)" office:value-type="string" office:string-value="&lt;Row Tag='LOC_TCS_SQUADRONNAME_SUFFIX_NIGHTSTALKERS' Language='ru_RU'&gt;&lt;Text&gt;Ночные охотники&lt;/Text&gt;&lt;/Row&gt;">
            <text:p>&lt;Row Tag='LOC_TCS_SQUADRONNAME_SUFFIX_NIGHTSTALKERS' Language='ru_RU'&gt;&lt;Text&gt;Ночные охотники&lt;/Text&gt;&lt;/Row&gt;</text:p>
          </table:table-cell>
          <table:table-cell office:value-type="string">
            <text:p>夜行者</text:p>
          </table:table-cell>
          <table:table-cell table:formula="of:=CONCATENATE(&quot;&lt;Row Tag='&quot;;[.A278];&quot;' Language='zh_Hans_CN'&gt;&lt;Text&gt;&quot;;[.S278];&quot;&lt;/Text&gt;&lt;/Row&gt;&quot;)" office:value-type="string" office:string-value="&lt;Row Tag='LOC_TCS_SQUADRONNAME_SUFFIX_NIGHTSTALKERS' Language='zh_Hans_CN'&gt;&lt;Text&gt;夜行者&lt;/Text&gt;&lt;/Row&gt;">
            <text:p>&lt;Row Tag='LOC_TCS_SQUADRONNAME_SUFFIX_NIGHTSTALKERS' Language='zh_Hans_CN'&gt;&lt;Text&gt;夜行者&lt;/Text&gt;&lt;/Row&gt;</text:p>
          </table:table-cell>
        </table:table-row>
        <table:table-row table:style-name="ro3">
          <table:table-cell office:value-type="string">
            <text:p>LOC_TCS_SQUADRONNAME_SUFFIX_SQUADRON</text:p>
          </table:table-cell>
          <table:table-cell office:value-type="string">
            <text:p>Squadron</text:p>
          </table:table-cell>
          <table:table-cell office:value-type="string">
            <text:p>Staffel</text:p>
          </table:table-cell>
          <table:table-cell table:formula="of:=CONCATENATE(&quot;&lt;Row Tag='&quot;;[.A279];&quot;' Language='de_DE'&gt;&lt;Text&gt;&quot;;[.C279];&quot;&lt;/Text&gt;&lt;/Row&gt;&quot;)" office:value-type="string" office:string-value="&lt;Row Tag='LOC_TCS_SQUADRONNAME_SUFFIX_SQUADRON' Language='de_DE'&gt;&lt;Text&gt;Staffel&lt;/Text&gt;&lt;/Row&gt;">
            <text:p>&lt;Row Tag='LOC_TCS_SQUADRONNAME_SUFFIX_SQUADRON' Language='de_DE'&gt;&lt;Text&gt;Staffel&lt;/Text&gt;&lt;/Row&gt;</text:p>
          </table:table-cell>
          <table:table-cell office:value-type="string">
            <text:p>Escuadrón</text:p>
          </table:table-cell>
          <table:table-cell table:formula="of:=CONCATENATE(&quot;&lt;Row Tag='&quot;;[.A279];&quot;' Language='es_ES'&gt;&lt;Text&gt;&quot;;[.E279];&quot;&lt;/Text&gt;&lt;/Row&gt;&quot;)" office:value-type="string" office:string-value="&lt;Row Tag='LOC_TCS_SQUADRONNAME_SUFFIX_SQUADRON' Language='es_ES'&gt;&lt;Text&gt;Escuadrón&lt;/Text&gt;&lt;/Row&gt;">
            <text:p>&lt;Row Tag='LOC_TCS_SQUADRONNAME_SUFFIX_SQUADRON' Language='es_ES'&gt;&lt;Text&gt;Escuadrón&lt;/Text&gt;&lt;/Row&gt;</text:p>
          </table:table-cell>
          <table:table-cell office:value-type="string">
            <text:p>Squadrone</text:p>
          </table:table-cell>
          <table:table-cell table:formula="of:=CONCATENATE(&quot;&lt;Row Tag='&quot;;[.A279];&quot;' Language='it_IT'&gt;&lt;Text&gt;&quot;;[.G279];&quot;&lt;/Text&gt;&lt;/Row&gt;&quot;)" office:value-type="string" office:string-value="&lt;Row Tag='LOC_TCS_SQUADRONNAME_SUFFIX_SQUADRON' Language='it_IT'&gt;&lt;Text&gt;Squadrone&lt;/Text&gt;&lt;/Row&gt;">
            <text:p>&lt;Row Tag='LOC_TCS_SQUADRONNAME_SUFFIX_SQUADRON' Language='it_IT'&gt;&lt;Text&gt;Squadrone&lt;/Text&gt;&lt;/Row&gt;</text:p>
          </table:table-cell>
          <table:table-cell office:value-type="string">
            <text:p>飛行隊</text:p>
          </table:table-cell>
          <table:table-cell table:formula="of:=CONCATENATE(&quot;&lt;Row Tag='&quot;;[.A279];&quot;' Language='ja_JP'&gt;&lt;Text&gt;&quot;;[.I279];&quot;&lt;/Text&gt;&lt;/Row&gt;&quot;)" office:value-type="string" office:string-value="&lt;Row Tag='LOC_TCS_SQUADRONNAME_SUFFIX_SQUADRON' Language='ja_JP'&gt;&lt;Text&gt;飛行隊&lt;/Text&gt;&lt;/Row&gt;">
            <text:p>&lt;Row Tag='LOC_TCS_SQUADRONNAME_SUFFIX_SQUADRON' Language='ja_JP'&gt;&lt;Text&gt;飛行隊&lt;/Text&gt;&lt;/Row&gt;</text:p>
          </table:table-cell>
          <table:table-cell office:value-type="string">
            <text:p>비행대</text:p>
          </table:table-cell>
          <table:table-cell table:formula="of:=CONCATENATE(&quot;&lt;Row Tag='&quot;;[.A279];&quot;' Language='ko_KR'&gt;&lt;Text&gt;&quot;;[.K279];&quot;&lt;/Text&gt;&lt;/Row&gt;&quot;)" office:value-type="string" office:string-value="&lt;Row Tag='LOC_TCS_SQUADRONNAME_SUFFIX_SQUADRON' Language='ko_KR'&gt;&lt;Text&gt;비행대&lt;/Text&gt;&lt;/Row&gt;">
            <text:p>&lt;Row Tag='LOC_TCS_SQUADRONNAME_SUFFIX_SQUADRON' Language='ko_KR'&gt;&lt;Text&gt;비행대&lt;/Text&gt;&lt;/Row&gt;</text:p>
          </table:table-cell>
          <table:table-cell office:value-type="string">
            <text:p>Eskadra</text:p>
          </table:table-cell>
          <table:table-cell table:formula="of:=CONCATENATE(&quot;&lt;Row Tag='&quot;;[.A279];&quot;' Language='pl_PL'&gt;&lt;Text&gt;&quot;;[.M279];&quot;&lt;/Text&gt;&lt;/Row&gt;&quot;)" office:value-type="string" office:string-value="&lt;Row Tag='LOC_TCS_SQUADRONNAME_SUFFIX_SQUADRON' Language='pl_PL'&gt;&lt;Text&gt;Eskadra&lt;/Text&gt;&lt;/Row&gt;">
            <text:p>&lt;Row Tag='LOC_TCS_SQUADRONNAME_SUFFIX_SQUADRON' Language='pl_PL'&gt;&lt;Text&gt;Eskadra&lt;/Text&gt;&lt;/Row&gt;</text:p>
          </table:table-cell>
          <table:table-cell office:value-type="string">
            <text:p>Esquadrão</text:p>
          </table:table-cell>
          <table:table-cell table:formula="of:=CONCATENATE(&quot;&lt;Row Tag='&quot;;[.A279];&quot;' Language='pt_BR'&gt;&lt;Text&gt;&quot;;[.O279];&quot;&lt;/Text&gt;&lt;/Row&gt;&quot;)" office:value-type="string" office:string-value="&lt;Row Tag='LOC_TCS_SQUADRONNAME_SUFFIX_SQUADRON' Language='pt_BR'&gt;&lt;Text&gt;Esquadrão&lt;/Text&gt;&lt;/Row&gt;">
            <text:p>&lt;Row Tag='LOC_TCS_SQUADRONNAME_SUFFIX_SQUADRON' Language='pt_BR'&gt;&lt;Text&gt;Esquadrão&lt;/Text&gt;&lt;/Row&gt;</text:p>
          </table:table-cell>
          <table:table-cell office:value-type="string">
            <text:p>Эскадрилья</text:p>
          </table:table-cell>
          <table:table-cell table:formula="of:=CONCATENATE(&quot;&lt;Row Tag='&quot;;[.A279];&quot;' Language='ru_RU'&gt;&lt;Text&gt;&quot;;[.Q279];&quot;&lt;/Text&gt;&lt;/Row&gt;&quot;)" office:value-type="string" office:string-value="&lt;Row Tag='LOC_TCS_SQUADRONNAME_SUFFIX_SQUADRON' Language='ru_RU'&gt;&lt;Text&gt;Эскадрилья&lt;/Text&gt;&lt;/Row&gt;">
            <text:p>&lt;Row Tag='LOC_TCS_SQUADRONNAME_SUFFIX_SQUADRON' Language='ru_RU'&gt;&lt;Text&gt;Эскадрилья&lt;/Text&gt;&lt;/Row&gt;</text:p>
          </table:table-cell>
          <table:table-cell office:value-type="string">
            <text:p>中队</text:p>
          </table:table-cell>
          <table:table-cell table:formula="of:=CONCATENATE(&quot;&lt;Row Tag='&quot;;[.A279];&quot;' Language='zh_Hans_CN'&gt;&lt;Text&gt;&quot;;[.S279];&quot;&lt;/Text&gt;&lt;/Row&gt;&quot;)" office:value-type="string" office:string-value="&lt;Row Tag='LOC_TCS_SQUADRONNAME_SUFFIX_SQUADRON' Language='zh_Hans_CN'&gt;&lt;Text&gt;中队&lt;/Text&gt;&lt;/Row&gt;">
            <text:p>&lt;Row Tag='LOC_TCS_SQUADRONNAME_SUFFIX_SQUADRON' Language='zh_Hans_CN'&gt;&lt;Text&gt;中队&lt;/Text&gt;&lt;/Row&gt;</text:p>
          </table:table-cell>
        </table:table-row>
        <table:table-row table:style-name="ro3">
          <table:table-cell office:value-type="string">
            <text:p>LOC_TCS_SQUADRONNAME_SUFFIX_THUNDERBOLTS</text:p>
          </table:table-cell>
          <table:table-cell office:value-type="string">
            <text:p>Thunderbolts</text:p>
          </table:table-cell>
          <table:table-cell office:value-type="string">
            <text:p>Donnerkeile</text:p>
          </table:table-cell>
          <table:table-cell table:formula="of:=CONCATENATE(&quot;&lt;Row Tag='&quot;;[.A280];&quot;' Language='de_DE'&gt;&lt;Text&gt;&quot;;[.C280];&quot;&lt;/Text&gt;&lt;/Row&gt;&quot;)" office:value-type="string" office:string-value="&lt;Row Tag='LOC_TCS_SQUADRONNAME_SUFFIX_THUNDERBOLTS' Language='de_DE'&gt;&lt;Text&gt;Donnerkeile&lt;/Text&gt;&lt;/Row&gt;">
            <text:p>&lt;Row Tag='LOC_TCS_SQUADRONNAME_SUFFIX_THUNDERBOLTS' Language='de_DE'&gt;&lt;Text&gt;Donnerkeile&lt;/Text&gt;&lt;/Row&gt;</text:p>
          </table:table-cell>
          <table:table-cell office:value-type="string">
            <text:p>Truenos</text:p>
          </table:table-cell>
          <table:table-cell table:formula="of:=CONCATENATE(&quot;&lt;Row Tag='&quot;;[.A280];&quot;' Language='es_ES'&gt;&lt;Text&gt;&quot;;[.E280];&quot;&lt;/Text&gt;&lt;/Row&gt;&quot;)" office:value-type="string" office:string-value="&lt;Row Tag='LOC_TCS_SQUADRONNAME_SUFFIX_THUNDERBOLTS' Language='es_ES'&gt;&lt;Text&gt;Truenos&lt;/Text&gt;&lt;/Row&gt;">
            <text:p>&lt;Row Tag='LOC_TCS_SQUADRONNAME_SUFFIX_THUNDERBOLTS' Language='es_ES'&gt;&lt;Text&gt;Truenos&lt;/Text&gt;&lt;/Row&gt;</text:p>
          </table:table-cell>
          <table:table-cell office:value-type="string">
            <text:p>Fulmini</text:p>
          </table:table-cell>
          <table:table-cell table:formula="of:=CONCATENATE(&quot;&lt;Row Tag='&quot;;[.A280];&quot;' Language='it_IT'&gt;&lt;Text&gt;&quot;;[.G280];&quot;&lt;/Text&gt;&lt;/Row&gt;&quot;)" office:value-type="string" office:string-value="&lt;Row Tag='LOC_TCS_SQUADRONNAME_SUFFIX_THUNDERBOLTS' Language='it_IT'&gt;&lt;Text&gt;Fulmini&lt;/Text&gt;&lt;/Row&gt;">
            <text:p>&lt;Row Tag='LOC_TCS_SQUADRONNAME_SUFFIX_THUNDERBOLTS' Language='it_IT'&gt;&lt;Text&gt;Fulmini&lt;/Text&gt;&lt;/Row&gt;</text:p>
          </table:table-cell>
          <table:table-cell office:value-type="string">
            <text:p>サンダーボルト</text:p>
          </table:table-cell>
          <table:table-cell table:formula="of:=CONCATENATE(&quot;&lt;Row Tag='&quot;;[.A280];&quot;' Language='ja_JP'&gt;&lt;Text&gt;&quot;;[.I280];&quot;&lt;/Text&gt;&lt;/Row&gt;&quot;)" office:value-type="string" office:string-value="&lt;Row Tag='LOC_TCS_SQUADRONNAME_SUFFIX_THUNDERBOLTS' Language='ja_JP'&gt;&lt;Text&gt;サンダーボルト&lt;/Text&gt;&lt;/Row&gt;">
            <text:p>&lt;Row Tag='LOC_TCS_SQUADRONNAME_SUFFIX_THUNDERBOLTS' Language='ja_JP'&gt;&lt;Text&gt;サンダーボルト&lt;/Text&gt;&lt;/Row&gt;</text:p>
          </table:table-cell>
          <table:table-cell office:value-type="string">
            <text:p>썬더볼트</text:p>
          </table:table-cell>
          <table:table-cell table:formula="of:=CONCATENATE(&quot;&lt;Row Tag='&quot;;[.A280];&quot;' Language='ko_KR'&gt;&lt;Text&gt;&quot;;[.K280];&quot;&lt;/Text&gt;&lt;/Row&gt;&quot;)" office:value-type="string" office:string-value="&lt;Row Tag='LOC_TCS_SQUADRONNAME_SUFFIX_THUNDERBOLTS' Language='ko_KR'&gt;&lt;Text&gt;썬더볼트&lt;/Text&gt;&lt;/Row&gt;">
            <text:p>&lt;Row Tag='LOC_TCS_SQUADRONNAME_SUFFIX_THUNDERBOLTS' Language='ko_KR'&gt;&lt;Text&gt;썬더볼트&lt;/Text&gt;&lt;/Row&gt;</text:p>
          </table:table-cell>
          <table:table-cell office:value-type="string">
            <text:p>Pioruny</text:p>
          </table:table-cell>
          <table:table-cell table:formula="of:=CONCATENATE(&quot;&lt;Row Tag='&quot;;[.A280];&quot;' Language='pl_PL'&gt;&lt;Text&gt;&quot;;[.M280];&quot;&lt;/Text&gt;&lt;/Row&gt;&quot;)" office:value-type="string" office:string-value="&lt;Row Tag='LOC_TCS_SQUADRONNAME_SUFFIX_THUNDERBOLTS' Language='pl_PL'&gt;&lt;Text&gt;Pioruny&lt;/Text&gt;&lt;/Row&gt;">
            <text:p>&lt;Row Tag='LOC_TCS_SQUADRONNAME_SUFFIX_THUNDERBOLTS' Language='pl_PL'&gt;&lt;Text&gt;Pioruny&lt;/Text&gt;&lt;/Row&gt;</text:p>
          </table:table-cell>
          <table:table-cell office:value-type="string">
            <text:p>Trovões</text:p>
          </table:table-cell>
          <table:table-cell table:formula="of:=CONCATENATE(&quot;&lt;Row Tag='&quot;;[.A280];&quot;' Language='pt_BR'&gt;&lt;Text&gt;&quot;;[.O280];&quot;&lt;/Text&gt;&lt;/Row&gt;&quot;)" office:value-type="string" office:string-value="&lt;Row Tag='LOC_TCS_SQUADRONNAME_SUFFIX_THUNDERBOLTS' Language='pt_BR'&gt;&lt;Text&gt;Trovões&lt;/Text&gt;&lt;/Row&gt;">
            <text:p>&lt;Row Tag='LOC_TCS_SQUADRONNAME_SUFFIX_THUNDERBOLTS' Language='pt_BR'&gt;&lt;Text&gt;Trovões&lt;/Text&gt;&lt;/Row&gt;</text:p>
          </table:table-cell>
          <table:table-cell office:value-type="string">
            <text:p>Громовержцы</text:p>
          </table:table-cell>
          <table:table-cell table:formula="of:=CONCATENATE(&quot;&lt;Row Tag='&quot;;[.A280];&quot;' Language='ru_RU'&gt;&lt;Text&gt;&quot;;[.Q280];&quot;&lt;/Text&gt;&lt;/Row&gt;&quot;)" office:value-type="string" office:string-value="&lt;Row Tag='LOC_TCS_SQUADRONNAME_SUFFIX_THUNDERBOLTS' Language='ru_RU'&gt;&lt;Text&gt;Громовержцы&lt;/Text&gt;&lt;/Row&gt;">
            <text:p>&lt;Row Tag='LOC_TCS_SQUADRONNAME_SUFFIX_THUNDERBOLTS' Language='ru_RU'&gt;&lt;Text&gt;Громовержцы&lt;/Text&gt;&lt;/Row&gt;</text:p>
          </table:table-cell>
          <table:table-cell office:value-type="string">
            <text:p>雷电</text:p>
          </table:table-cell>
          <table:table-cell table:formula="of:=CONCATENATE(&quot;&lt;Row Tag='&quot;;[.A280];&quot;' Language='zh_Hans_CN'&gt;&lt;Text&gt;&quot;;[.S280];&quot;&lt;/Text&gt;&lt;/Row&gt;&quot;)" office:value-type="string" office:string-value="&lt;Row Tag='LOC_TCS_SQUADRONNAME_SUFFIX_THUNDERBOLTS' Language='zh_Hans_CN'&gt;&lt;Text&gt;雷电&lt;/Text&gt;&lt;/Row&gt;">
            <text:p>&lt;Row Tag='LOC_TCS_SQUADRONNAME_SUFFIX_THUNDERBOLTS' Language='zh_Hans_CN'&gt;&lt;Text&gt;雷电&lt;/Text&gt;&lt;/Row&gt;</text:p>
          </table:table-cell>
        </table:table-row>
        <table:table-row table:style-name="ro3">
          <table:table-cell office:value-type="string">
            <text:p>LOC_TCS_SQUADRONNAME_SUFFIX_VAMPIRES</text:p>
          </table:table-cell>
          <table:table-cell office:value-type="string">
            <text:p>Vampires</text:p>
          </table:table-cell>
          <table:table-cell office:value-type="string">
            <text:p>Vampire</text:p>
          </table:table-cell>
          <table:table-cell table:formula="of:=CONCATENATE(&quot;&lt;Row Tag='&quot;;[.A281];&quot;' Language='de_DE'&gt;&lt;Text&gt;&quot;;[.C281];&quot;&lt;/Text&gt;&lt;/Row&gt;&quot;)" office:value-type="string" office:string-value="&lt;Row Tag='LOC_TCS_SQUADRONNAME_SUFFIX_VAMPIRES' Language='de_DE'&gt;&lt;Text&gt;Vampire&lt;/Text&gt;&lt;/Row&gt;">
            <text:p>&lt;Row Tag='LOC_TCS_SQUADRONNAME_SUFFIX_VAMPIRES' Language='de_DE'&gt;&lt;Text&gt;Vampire&lt;/Text&gt;&lt;/Row&gt;</text:p>
          </table:table-cell>
          <table:table-cell office:value-type="string">
            <text:p>Vampiros</text:p>
          </table:table-cell>
          <table:table-cell table:formula="of:=CONCATENATE(&quot;&lt;Row Tag='&quot;;[.A281];&quot;' Language='es_ES'&gt;&lt;Text&gt;&quot;;[.E281];&quot;&lt;/Text&gt;&lt;/Row&gt;&quot;)" office:value-type="string" office:string-value="&lt;Row Tag='LOC_TCS_SQUADRONNAME_SUFFIX_VAMPIRES' Language='es_ES'&gt;&lt;Text&gt;Vampiros&lt;/Text&gt;&lt;/Row&gt;">
            <text:p>&lt;Row Tag='LOC_TCS_SQUADRONNAME_SUFFIX_VAMPIRES' Language='es_ES'&gt;&lt;Text&gt;Vampiros&lt;/Text&gt;&lt;/Row&gt;</text:p>
          </table:table-cell>
          <table:table-cell office:value-type="string">
            <text:p>Vampiri</text:p>
          </table:table-cell>
          <table:table-cell table:formula="of:=CONCATENATE(&quot;&lt;Row Tag='&quot;;[.A281];&quot;' Language='it_IT'&gt;&lt;Text&gt;&quot;;[.G281];&quot;&lt;/Text&gt;&lt;/Row&gt;&quot;)" office:value-type="string" office:string-value="&lt;Row Tag='LOC_TCS_SQUADRONNAME_SUFFIX_VAMPIRES' Language='it_IT'&gt;&lt;Text&gt;Vampiri&lt;/Text&gt;&lt;/Row&gt;">
            <text:p>&lt;Row Tag='LOC_TCS_SQUADRONNAME_SUFFIX_VAMPIRES' Language='it_IT'&gt;&lt;Text&gt;Vampiri&lt;/Text&gt;&lt;/Row&gt;</text:p>
          </table:table-cell>
          <table:table-cell office:value-type="string">
            <text:p>吸血鬼たち</text:p>
          </table:table-cell>
          <table:table-cell table:formula="of:=CONCATENATE(&quot;&lt;Row Tag='&quot;;[.A281];&quot;' Language='ja_JP'&gt;&lt;Text&gt;&quot;;[.I281];&quot;&lt;/Text&gt;&lt;/Row&gt;&quot;)" office:value-type="string" office:string-value="&lt;Row Tag='LOC_TCS_SQUADRONNAME_SUFFIX_VAMPIRES' Language='ja_JP'&gt;&lt;Text&gt;吸血鬼たち&lt;/Text&gt;&lt;/Row&gt;">
            <text:p>&lt;Row Tag='LOC_TCS_SQUADRONNAME_SUFFIX_VAMPIRES' Language='ja_JP'&gt;&lt;Text&gt;吸血鬼たち&lt;/Text&gt;&lt;/Row&gt;</text:p>
          </table:table-cell>
          <table:table-cell office:value-type="string">
            <text:p>뱀파이어들</text:p>
          </table:table-cell>
          <table:table-cell table:formula="of:=CONCATENATE(&quot;&lt;Row Tag='&quot;;[.A281];&quot;' Language='ko_KR'&gt;&lt;Text&gt;&quot;;[.K281];&quot;&lt;/Text&gt;&lt;/Row&gt;&quot;)" office:value-type="string" office:string-value="&lt;Row Tag='LOC_TCS_SQUADRONNAME_SUFFIX_VAMPIRES' Language='ko_KR'&gt;&lt;Text&gt;뱀파이어들&lt;/Text&gt;&lt;/Row&gt;">
            <text:p>&lt;Row Tag='LOC_TCS_SQUADRONNAME_SUFFIX_VAMPIRES' Language='ko_KR'&gt;&lt;Text&gt;뱀파이어들&lt;/Text&gt;&lt;/Row&gt;</text:p>
          </table:table-cell>
          <table:table-cell office:value-type="string">
            <text:p>Wampiry</text:p>
          </table:table-cell>
          <table:table-cell table:formula="of:=CONCATENATE(&quot;&lt;Row Tag='&quot;;[.A281];&quot;' Language='pl_PL'&gt;&lt;Text&gt;&quot;;[.M281];&quot;&lt;/Text&gt;&lt;/Row&gt;&quot;)" office:value-type="string" office:string-value="&lt;Row Tag='LOC_TCS_SQUADRONNAME_SUFFIX_VAMPIRES' Language='pl_PL'&gt;&lt;Text&gt;Wampiry&lt;/Text&gt;&lt;/Row&gt;">
            <text:p>&lt;Row Tag='LOC_TCS_SQUADRONNAME_SUFFIX_VAMPIRES' Language='pl_PL'&gt;&lt;Text&gt;Wampiry&lt;/Text&gt;&lt;/Row&gt;</text:p>
          </table:table-cell>
          <table:table-cell office:value-type="string">
            <text:p>Vampiros</text:p>
          </table:table-cell>
          <table:table-cell table:formula="of:=CONCATENATE(&quot;&lt;Row Tag='&quot;;[.A281];&quot;' Language='pt_BR'&gt;&lt;Text&gt;&quot;;[.O281];&quot;&lt;/Text&gt;&lt;/Row&gt;&quot;)" office:value-type="string" office:string-value="&lt;Row Tag='LOC_TCS_SQUADRONNAME_SUFFIX_VAMPIRES' Language='pt_BR'&gt;&lt;Text&gt;Vampiros&lt;/Text&gt;&lt;/Row&gt;">
            <text:p>&lt;Row Tag='LOC_TCS_SQUADRONNAME_SUFFIX_VAMPIRES' Language='pt_BR'&gt;&lt;Text&gt;Vampiros&lt;/Text&gt;&lt;/Row&gt;</text:p>
          </table:table-cell>
          <table:table-cell office:value-type="string">
            <text:p>Вампиры</text:p>
          </table:table-cell>
          <table:table-cell table:formula="of:=CONCATENATE(&quot;&lt;Row Tag='&quot;;[.A281];&quot;' Language='ru_RU'&gt;&lt;Text&gt;&quot;;[.Q281];&quot;&lt;/Text&gt;&lt;/Row&gt;&quot;)" office:value-type="string" office:string-value="&lt;Row Tag='LOC_TCS_SQUADRONNAME_SUFFIX_VAMPIRES' Language='ru_RU'&gt;&lt;Text&gt;Вампиры&lt;/Text&gt;&lt;/Row&gt;">
            <text:p>&lt;Row Tag='LOC_TCS_SQUADRONNAME_SUFFIX_VAMPIRES' Language='ru_RU'&gt;&lt;Text&gt;Вампиры&lt;/Text&gt;&lt;/Row&gt;</text:p>
          </table:table-cell>
          <table:table-cell office:value-type="string">
            <text:p>吸血鬼</text:p>
          </table:table-cell>
          <table:table-cell table:formula="of:=CONCATENATE(&quot;&lt;Row Tag='&quot;;[.A281];&quot;' Language='zh_Hans_CN'&gt;&lt;Text&gt;&quot;;[.S281];&quot;&lt;/Text&gt;&lt;/Row&gt;&quot;)" office:value-type="string" office:string-value="&lt;Row Tag='LOC_TCS_SQUADRONNAME_SUFFIX_VAMPIRES' Language='zh_Hans_CN'&gt;&lt;Text&gt;吸血鬼&lt;/Text&gt;&lt;/Row&gt;">
            <text:p>&lt;Row Tag='LOC_TCS_SQUADRONNAME_SUFFIX_VAMPIRES' Language='zh_Hans_CN'&gt;&lt;Text&gt;吸血鬼&lt;/Text&gt;&lt;/Row&gt;</text:p>
          </table:table-cell>
        </table:table-row>
        <table:table-row table:style-name="ro3">
          <table:table-cell office:value-type="string">
            <text:p>LOC_TCS_SQUADRONNAME_SUFFIX_WARHAWKS</text:p>
          </table:table-cell>
          <table:table-cell office:value-type="string">
            <text:p>Warhawks</text:p>
          </table:table-cell>
          <table:table-cell office:value-type="string">
            <text:p>Kriegsfalken</text:p>
          </table:table-cell>
          <table:table-cell table:formula="of:=CONCATENATE(&quot;&lt;Row Tag='&quot;;[.A282];&quot;' Language='de_DE'&gt;&lt;Text&gt;&quot;;[.C282];&quot;&lt;/Text&gt;&lt;/Row&gt;&quot;)" office:value-type="string" office:string-value="&lt;Row Tag='LOC_TCS_SQUADRONNAME_SUFFIX_WARHAWKS' Language='de_DE'&gt;&lt;Text&gt;Kriegsfalken&lt;/Text&gt;&lt;/Row&gt;">
            <text:p>&lt;Row Tag='LOC_TCS_SQUADRONNAME_SUFFIX_WARHAWKS' Language='de_DE'&gt;&lt;Text&gt;Kriegsfalken&lt;/Text&gt;&lt;/Row&gt;</text:p>
          </table:table-cell>
          <table:table-cell office:value-type="string">
            <text:p>Halcones de guerra</text:p>
          </table:table-cell>
          <table:table-cell table:formula="of:=CONCATENATE(&quot;&lt;Row Tag='&quot;;[.A282];&quot;' Language='es_ES'&gt;&lt;Text&gt;&quot;;[.E282];&quot;&lt;/Text&gt;&lt;/Row&gt;&quot;)" office:value-type="string" office:string-value="&lt;Row Tag='LOC_TCS_SQUADRONNAME_SUFFIX_WARHAWKS' Language='es_ES'&gt;&lt;Text&gt;Halcones de guerra&lt;/Text&gt;&lt;/Row&gt;">
            <text:p>&lt;Row Tag='LOC_TCS_SQUADRONNAME_SUFFIX_WARHAWKS' Language='es_ES'&gt;&lt;Text&gt;Halcones de guerra&lt;/Text&gt;&lt;/Row&gt;</text:p>
          </table:table-cell>
          <table:table-cell office:value-type="string">
            <text:p>Falchi da guerra</text:p>
          </table:table-cell>
          <table:table-cell table:formula="of:=CONCATENATE(&quot;&lt;Row Tag='&quot;;[.A282];&quot;' Language='it_IT'&gt;&lt;Text&gt;&quot;;[.G282];&quot;&lt;/Text&gt;&lt;/Row&gt;&quot;)" office:value-type="string" office:string-value="&lt;Row Tag='LOC_TCS_SQUADRONNAME_SUFFIX_WARHAWKS' Language='it_IT'&gt;&lt;Text&gt;Falchi da guerra&lt;/Text&gt;&lt;/Row&gt;">
            <text:p>&lt;Row Tag='LOC_TCS_SQUADRONNAME_SUFFIX_WARHAWKS' Language='it_IT'&gt;&lt;Text&gt;Falchi da guerra&lt;/Text&gt;&lt;/Row&gt;</text:p>
          </table:table-cell>
          <table:table-cell office:value-type="string">
            <text:p>ウォーホークたち</text:p>
          </table:table-cell>
          <table:table-cell table:formula="of:=CONCATENATE(&quot;&lt;Row Tag='&quot;;[.A282];&quot;' Language='ja_JP'&gt;&lt;Text&gt;&quot;;[.I282];&quot;&lt;/Text&gt;&lt;/Row&gt;&quot;)" office:value-type="string" office:string-value="&lt;Row Tag='LOC_TCS_SQUADRONNAME_SUFFIX_WARHAWKS' Language='ja_JP'&gt;&lt;Text&gt;ウォーホークたち&lt;/Text&gt;&lt;/Row&gt;">
            <text:p>&lt;Row Tag='LOC_TCS_SQUADRONNAME_SUFFIX_WARHAWKS' Language='ja_JP'&gt;&lt;Text&gt;ウォーホークたち&lt;/Text&gt;&lt;/Row&gt;</text:p>
          </table:table-cell>
          <table:table-cell office:value-type="string">
            <text:p>워호크들</text:p>
          </table:table-cell>
          <table:table-cell table:formula="of:=CONCATENATE(&quot;&lt;Row Tag='&quot;;[.A282];&quot;' Language='ko_KR'&gt;&lt;Text&gt;&quot;;[.K282];&quot;&lt;/Text&gt;&lt;/Row&gt;&quot;)" office:value-type="string" office:string-value="&lt;Row Tag='LOC_TCS_SQUADRONNAME_SUFFIX_WARHAWKS' Language='ko_KR'&gt;&lt;Text&gt;워호크들&lt;/Text&gt;&lt;/Row&gt;">
            <text:p>&lt;Row Tag='LOC_TCS_SQUADRONNAME_SUFFIX_WARHAWKS' Language='ko_KR'&gt;&lt;Text&gt;워호크들&lt;/Text&gt;&lt;/Row&gt;</text:p>
          </table:table-cell>
          <table:table-cell office:value-type="string">
            <text:p>Jastrzębie wojenne</text:p>
          </table:table-cell>
          <table:table-cell table:formula="of:=CONCATENATE(&quot;&lt;Row Tag='&quot;;[.A282];&quot;' Language='pl_PL'&gt;&lt;Text&gt;&quot;;[.M282];&quot;&lt;/Text&gt;&lt;/Row&gt;&quot;)" office:value-type="string" office:string-value="&lt;Row Tag='LOC_TCS_SQUADRONNAME_SUFFIX_WARHAWKS' Language='pl_PL'&gt;&lt;Text&gt;Jastrzębie wojenne&lt;/Text&gt;&lt;/Row&gt;">
            <text:p>&lt;Row Tag='LOC_TCS_SQUADRONNAME_SUFFIX_WARHAWKS' Language='pl_PL'&gt;&lt;Text&gt;Jastrzębie wojenne&lt;/Text&gt;&lt;/Row&gt;</text:p>
          </table:table-cell>
          <table:table-cell office:value-type="string">
            <text:p>Falcões de guerra</text:p>
          </table:table-cell>
          <table:table-cell table:formula="of:=CONCATENATE(&quot;&lt;Row Tag='&quot;;[.A282];&quot;' Language='pt_BR'&gt;&lt;Text&gt;&quot;;[.O282];&quot;&lt;/Text&gt;&lt;/Row&gt;&quot;)" office:value-type="string" office:string-value="&lt;Row Tag='LOC_TCS_SQUADRONNAME_SUFFIX_WARHAWKS' Language='pt_BR'&gt;&lt;Text&gt;Falcões de guerra&lt;/Text&gt;&lt;/Row&gt;">
            <text:p>&lt;Row Tag='LOC_TCS_SQUADRONNAME_SUFFIX_WARHAWKS' Language='pt_BR'&gt;&lt;Text&gt;Falcões de guerra&lt;/Text&gt;&lt;/Row&gt;</text:p>
          </table:table-cell>
          <table:table-cell office:value-type="string">
            <text:p>Военные ястребы</text:p>
          </table:table-cell>
          <table:table-cell table:formula="of:=CONCATENATE(&quot;&lt;Row Tag='&quot;;[.A282];&quot;' Language='ru_RU'&gt;&lt;Text&gt;&quot;;[.Q282];&quot;&lt;/Text&gt;&lt;/Row&gt;&quot;)" office:value-type="string" office:string-value="&lt;Row Tag='LOC_TCS_SQUADRONNAME_SUFFIX_WARHAWKS' Language='ru_RU'&gt;&lt;Text&gt;Военные ястребы&lt;/Text&gt;&lt;/Row&gt;">
            <text:p>&lt;Row Tag='LOC_TCS_SQUADRONNAME_SUFFIX_WARHAWKS' Language='ru_RU'&gt;&lt;Text&gt;Военные ястребы&lt;/Text&gt;&lt;/Row&gt;</text:p>
          </table:table-cell>
          <table:table-cell office:value-type="string">
            <text:p>战鹰</text:p>
          </table:table-cell>
          <table:table-cell table:formula="of:=CONCATENATE(&quot;&lt;Row Tag='&quot;;[.A282];&quot;' Language='zh_Hans_CN'&gt;&lt;Text&gt;&quot;;[.S282];&quot;&lt;/Text&gt;&lt;/Row&gt;&quot;)" office:value-type="string" office:string-value="&lt;Row Tag='LOC_TCS_SQUADRONNAME_SUFFIX_WARHAWKS' Language='zh_Hans_CN'&gt;&lt;Text&gt;战鹰&lt;/Text&gt;&lt;/Row&gt;">
            <text:p>&lt;Row Tag='LOC_TCS_SQUADRONNAME_SUFFIX_WARHAWKS' Language='zh_Hans_CN'&gt;&lt;Text&gt;战鹰&lt;/Text&gt;&lt;/Row&gt;</text:p>
          </table:table-cell>
        </table:table-row>
        <table:table-row table:style-name="ro3">
          <table:table-cell office:value-type="string">
            <text:p>LOC_TCS_SQUADRONNAME_SUFFIX_WING</text:p>
          </table:table-cell>
          <table:table-cell office:value-type="string">
            <text:p>Wing <text:s/></text:p>
          </table:table-cell>
          <table:table-cell office:value-type="string">
            <text:p>Staffel</text:p>
          </table:table-cell>
          <table:table-cell table:formula="of:=CONCATENATE(&quot;&lt;Row Tag='&quot;;[.A283];&quot;' Language='de_DE'&gt;&lt;Text&gt;&quot;;[.C283];&quot;&lt;/Text&gt;&lt;/Row&gt;&quot;)" office:value-type="string" office:string-value="&lt;Row Tag='LOC_TCS_SQUADRONNAME_SUFFIX_WING' Language='de_DE'&gt;&lt;Text&gt;Staffel&lt;/Text&gt;&lt;/Row&gt;">
            <text:p>&lt;Row Tag='LOC_TCS_SQUADRONNAME_SUFFIX_WING' Language='de_DE'&gt;&lt;Text&gt;Staffel&lt;/Text&gt;&lt;/Row&gt;</text:p>
          </table:table-cell>
          <table:table-cell office:value-type="string">
            <text:p>Ala</text:p>
          </table:table-cell>
          <table:table-cell table:formula="of:=CONCATENATE(&quot;&lt;Row Tag='&quot;;[.A283];&quot;' Language='es_ES'&gt;&lt;Text&gt;&quot;;[.E283];&quot;&lt;/Text&gt;&lt;/Row&gt;&quot;)" office:value-type="string" office:string-value="&lt;Row Tag='LOC_TCS_SQUADRONNAME_SUFFIX_WING' Language='es_ES'&gt;&lt;Text&gt;Ala&lt;/Text&gt;&lt;/Row&gt;">
            <text:p>&lt;Row Tag='LOC_TCS_SQUADRONNAME_SUFFIX_WING' Language='es_ES'&gt;&lt;Text&gt;Ala&lt;/Text&gt;&lt;/Row&gt;</text:p>
          </table:table-cell>
          <table:table-cell office:value-type="string">
            <text:p>Ala</text:p>
          </table:table-cell>
          <table:table-cell table:formula="of:=CONCATENATE(&quot;&lt;Row Tag='&quot;;[.A283];&quot;' Language='it_IT'&gt;&lt;Text&gt;&quot;;[.G283];&quot;&lt;/Text&gt;&lt;/Row&gt;&quot;)" office:value-type="string" office:string-value="&lt;Row Tag='LOC_TCS_SQUADRONNAME_SUFFIX_WING' Language='it_IT'&gt;&lt;Text&gt;Ala&lt;/Text&gt;&lt;/Row&gt;">
            <text:p>&lt;Row Tag='LOC_TCS_SQUADRONNAME_SUFFIX_WING' Language='it_IT'&gt;&lt;Text&gt;Ala&lt;/Text&gt;&lt;/Row&gt;</text:p>
          </table:table-cell>
          <table:table-cell office:value-type="string">
            <text:p>翼</text:p>
          </table:table-cell>
          <table:table-cell table:formula="of:=CONCATENATE(&quot;&lt;Row Tag='&quot;;[.A283];&quot;' Language='ja_JP'&gt;&lt;Text&gt;&quot;;[.I283];&quot;&lt;/Text&gt;&lt;/Row&gt;&quot;)" office:value-type="string" office:string-value="&lt;Row Tag='LOC_TCS_SQUADRONNAME_SUFFIX_WING' Language='ja_JP'&gt;&lt;Text&gt;翼&lt;/Text&gt;&lt;/Row&gt;">
            <text:p>&lt;Row Tag='LOC_TCS_SQUADRONNAME_SUFFIX_WING' Language='ja_JP'&gt;&lt;Text&gt;翼&lt;/Text&gt;&lt;/Row&gt;</text:p>
          </table:table-cell>
          <table:table-cell office:value-type="string">
            <text:p>날개</text:p>
          </table:table-cell>
          <table:table-cell table:formula="of:=CONCATENATE(&quot;&lt;Row Tag='&quot;;[.A283];&quot;' Language='ko_KR'&gt;&lt;Text&gt;&quot;;[.K283];&quot;&lt;/Text&gt;&lt;/Row&gt;&quot;)" office:value-type="string" office:string-value="&lt;Row Tag='LOC_TCS_SQUADRONNAME_SUFFIX_WING' Language='ko_KR'&gt;&lt;Text&gt;날개&lt;/Text&gt;&lt;/Row&gt;">
            <text:p>&lt;Row Tag='LOC_TCS_SQUADRONNAME_SUFFIX_WING' Language='ko_KR'&gt;&lt;Text&gt;날개&lt;/Text&gt;&lt;/Row&gt;</text:p>
          </table:table-cell>
          <table:table-cell office:value-type="string">
            <text:p>Skrzydło</text:p>
          </table:table-cell>
          <table:table-cell table:formula="of:=CONCATENATE(&quot;&lt;Row Tag='&quot;;[.A283];&quot;' Language='pl_PL'&gt;&lt;Text&gt;&quot;;[.M283];&quot;&lt;/Text&gt;&lt;/Row&gt;&quot;)" office:value-type="string" office:string-value="&lt;Row Tag='LOC_TCS_SQUADRONNAME_SUFFIX_WING' Language='pl_PL'&gt;&lt;Text&gt;Skrzydło&lt;/Text&gt;&lt;/Row&gt;">
            <text:p>&lt;Row Tag='LOC_TCS_SQUADRONNAME_SUFFIX_WING' Language='pl_PL'&gt;&lt;Text&gt;Skrzydło&lt;/Text&gt;&lt;/Row&gt;</text:p>
          </table:table-cell>
          <table:table-cell office:value-type="string">
            <text:p>Asa</text:p>
          </table:table-cell>
          <table:table-cell table:formula="of:=CONCATENATE(&quot;&lt;Row Tag='&quot;;[.A283];&quot;' Language='pt_BR'&gt;&lt;Text&gt;&quot;;[.O283];&quot;&lt;/Text&gt;&lt;/Row&gt;&quot;)" office:value-type="string" office:string-value="&lt;Row Tag='LOC_TCS_SQUADRONNAME_SUFFIX_WING' Language='pt_BR'&gt;&lt;Text&gt;Asa&lt;/Text&gt;&lt;/Row&gt;">
            <text:p>&lt;Row Tag='LOC_TCS_SQUADRONNAME_SUFFIX_WING' Language='pt_BR'&gt;&lt;Text&gt;Asa&lt;/Text&gt;&lt;/Row&gt;</text:p>
          </table:table-cell>
          <table:table-cell office:value-type="string">
            <text:p>Крыло</text:p>
          </table:table-cell>
          <table:table-cell table:formula="of:=CONCATENATE(&quot;&lt;Row Tag='&quot;;[.A283];&quot;' Language='ru_RU'&gt;&lt;Text&gt;&quot;;[.Q283];&quot;&lt;/Text&gt;&lt;/Row&gt;&quot;)" office:value-type="string" office:string-value="&lt;Row Tag='LOC_TCS_SQUADRONNAME_SUFFIX_WING' Language='ru_RU'&gt;&lt;Text&gt;Крыло&lt;/Text&gt;&lt;/Row&gt;">
            <text:p>&lt;Row Tag='LOC_TCS_SQUADRONNAME_SUFFIX_WING' Language='ru_RU'&gt;&lt;Text&gt;Крыло&lt;/Text&gt;&lt;/Row&gt;</text:p>
          </table:table-cell>
          <table:table-cell office:value-type="string">
            <text:p>翼</text:p>
          </table:table-cell>
          <table:table-cell table:formula="of:=CONCATENATE(&quot;&lt;Row Tag='&quot;;[.A283];&quot;' Language='zh_Hans_CN'&gt;&lt;Text&gt;&quot;;[.S283];&quot;&lt;/Text&gt;&lt;/Row&gt;&quot;)" office:value-type="string" office:string-value="&lt;Row Tag='LOC_TCS_SQUADRONNAME_SUFFIX_WING' Language='zh_Hans_CN'&gt;&lt;Text&gt;翼&lt;/Text&gt;&lt;/Row&gt;">
            <text:p>&lt;Row Tag='LOC_TCS_SQUADRONNAME_SUFFIX_WING' Language='zh_Hans_CN'&gt;&lt;Text&gt;翼&lt;/Text&gt;&lt;/Row&gt;</text:p>
          </table:table-cell>
        </table:table-row>
        <table:table-row table:style-name="ro3">
          <table:table-cell office:value-type="string">
            <text:p>LOC_TCS_SQUADRONNAME_SUFFIX_FLAMES</text:p>
          </table:table-cell>
          <table:table-cell office:value-type="string">
            <text:p>Flames</text:p>
          </table:table-cell>
          <table:table-cell office:value-type="string">
            <text:p>Flammen</text:p>
          </table:table-cell>
          <table:table-cell table:formula="of:=CONCATENATE(&quot;&lt;Row Tag='&quot;;[.A284];&quot;' Language='de_DE'&gt;&lt;Text&gt;&quot;;[.C284];&quot;&lt;/Text&gt;&lt;/Row&gt;&quot;)" office:value-type="string" office:string-value="&lt;Row Tag='LOC_TCS_SQUADRONNAME_SUFFIX_FLAMES' Language='de_DE'&gt;&lt;Text&gt;Flammen&lt;/Text&gt;&lt;/Row&gt;">
            <text:p>&lt;Row Tag='LOC_TCS_SQUADRONNAME_SUFFIX_FLAMES' Language='de_DE'&gt;&lt;Text&gt;Flammen&lt;/Text&gt;&lt;/Row&gt;</text:p>
          </table:table-cell>
          <table:table-cell office:value-type="string">
            <text:p>Llamas</text:p>
          </table:table-cell>
          <table:table-cell table:formula="of:=CONCATENATE(&quot;&lt;Row Tag='&quot;;[.A284];&quot;' Language='es_ES'&gt;&lt;Text&gt;&quot;;[.E284];&quot;&lt;/Text&gt;&lt;/Row&gt;&quot;)" office:value-type="string" office:string-value="&lt;Row Tag='LOC_TCS_SQUADRONNAME_SUFFIX_FLAMES' Language='es_ES'&gt;&lt;Text&gt;Llamas&lt;/Text&gt;&lt;/Row&gt;">
            <text:p>&lt;Row Tag='LOC_TCS_SQUADRONNAME_SUFFIX_FLAMES' Language='es_ES'&gt;&lt;Text&gt;Llamas&lt;/Text&gt;&lt;/Row&gt;</text:p>
          </table:table-cell>
          <table:table-cell office:value-type="string">
            <text:p>Fiamme</text:p>
          </table:table-cell>
          <table:table-cell table:formula="of:=CONCATENATE(&quot;&lt;Row Tag='&quot;;[.A284];&quot;' Language='it_IT'&gt;&lt;Text&gt;&quot;;[.G284];&quot;&lt;/Text&gt;&lt;/Row&gt;&quot;)" office:value-type="string" office:string-value="&lt;Row Tag='LOC_TCS_SQUADRONNAME_SUFFIX_FLAMES' Language='it_IT'&gt;&lt;Text&gt;Fiamme&lt;/Text&gt;&lt;/Row&gt;">
            <text:p>&lt;Row Tag='LOC_TCS_SQUADRONNAME_SUFFIX_FLAMES' Language='it_IT'&gt;&lt;Text&gt;Fiamme&lt;/Text&gt;&lt;/Row&gt;</text:p>
          </table:table-cell>
          <table:table-cell office:value-type="string">
            <text:p>炎</text:p>
          </table:table-cell>
          <table:table-cell table:formula="of:=CONCATENATE(&quot;&lt;Row Tag='&quot;;[.A284];&quot;' Language='ja_JP'&gt;&lt;Text&gt;&quot;;[.I284];&quot;&lt;/Text&gt;&lt;/Row&gt;&quot;)" office:value-type="string" office:string-value="&lt;Row Tag='LOC_TCS_SQUADRONNAME_SUFFIX_FLAMES' Language='ja_JP'&gt;&lt;Text&gt;炎&lt;/Text&gt;&lt;/Row&gt;">
            <text:p>&lt;Row Tag='LOC_TCS_SQUADRONNAME_SUFFIX_FLAMES' Language='ja_JP'&gt;&lt;Text&gt;炎&lt;/Text&gt;&lt;/Row&gt;</text:p>
          </table:table-cell>
          <table:table-cell office:value-type="string">
            <text:p>불꽃</text:p>
          </table:table-cell>
          <table:table-cell table:formula="of:=CONCATENATE(&quot;&lt;Row Tag='&quot;;[.A284];&quot;' Language='ko_KR'&gt;&lt;Text&gt;&quot;;[.K284];&quot;&lt;/Text&gt;&lt;/Row&gt;&quot;)" office:value-type="string" office:string-value="&lt;Row Tag='LOC_TCS_SQUADRONNAME_SUFFIX_FLAMES' Language='ko_KR'&gt;&lt;Text&gt;불꽃&lt;/Text&gt;&lt;/Row&gt;">
            <text:p>&lt;Row Tag='LOC_TCS_SQUADRONNAME_SUFFIX_FLAMES' Language='ko_KR'&gt;&lt;Text&gt;불꽃&lt;/Text&gt;&lt;/Row&gt;</text:p>
          </table:table-cell>
          <table:table-cell office:value-type="string">
            <text:p>Płomienie</text:p>
          </table:table-cell>
          <table:table-cell table:formula="of:=CONCATENATE(&quot;&lt;Row Tag='&quot;;[.A284];&quot;' Language='pl_PL'&gt;&lt;Text&gt;&quot;;[.M284];&quot;&lt;/Text&gt;&lt;/Row&gt;&quot;)" office:value-type="string" office:string-value="&lt;Row Tag='LOC_TCS_SQUADRONNAME_SUFFIX_FLAMES' Language='pl_PL'&gt;&lt;Text&gt;Płomienie&lt;/Text&gt;&lt;/Row&gt;">
            <text:p>&lt;Row Tag='LOC_TCS_SQUADRONNAME_SUFFIX_FLAMES' Language='pl_PL'&gt;&lt;Text&gt;Płomienie&lt;/Text&gt;&lt;/Row&gt;</text:p>
          </table:table-cell>
          <table:table-cell office:value-type="string">
            <text:p>Chamas</text:p>
          </table:table-cell>
          <table:table-cell table:formula="of:=CONCATENATE(&quot;&lt;Row Tag='&quot;;[.A284];&quot;' Language='pt_BR'&gt;&lt;Text&gt;&quot;;[.O284];&quot;&lt;/Text&gt;&lt;/Row&gt;&quot;)" office:value-type="string" office:string-value="&lt;Row Tag='LOC_TCS_SQUADRONNAME_SUFFIX_FLAMES' Language='pt_BR'&gt;&lt;Text&gt;Chamas&lt;/Text&gt;&lt;/Row&gt;">
            <text:p>&lt;Row Tag='LOC_TCS_SQUADRONNAME_SUFFIX_FLAMES' Language='pt_BR'&gt;&lt;Text&gt;Chamas&lt;/Text&gt;&lt;/Row&gt;</text:p>
          </table:table-cell>
          <table:table-cell office:value-type="string">
            <text:p>Пламя</text:p>
          </table:table-cell>
          <table:table-cell table:formula="of:=CONCATENATE(&quot;&lt;Row Tag='&quot;;[.A284];&quot;' Language='ru_RU'&gt;&lt;Text&gt;&quot;;[.Q284];&quot;&lt;/Text&gt;&lt;/Row&gt;&quot;)" office:value-type="string" office:string-value="&lt;Row Tag='LOC_TCS_SQUADRONNAME_SUFFIX_FLAMES' Language='ru_RU'&gt;&lt;Text&gt;Пламя&lt;/Text&gt;&lt;/Row&gt;">
            <text:p>&lt;Row Tag='LOC_TCS_SQUADRONNAME_SUFFIX_FLAMES' Language='ru_RU'&gt;&lt;Text&gt;Пламя&lt;/Text&gt;&lt;/Row&gt;</text:p>
          </table:table-cell>
          <table:table-cell office:value-type="string">
            <text:p>火焰</text:p>
          </table:table-cell>
          <table:table-cell table:formula="of:=CONCATENATE(&quot;&lt;Row Tag='&quot;;[.A284];&quot;' Language='zh_Hans_CN'&gt;&lt;Text&gt;&quot;;[.S284];&quot;&lt;/Text&gt;&lt;/Row&gt;&quot;)" office:value-type="string" office:string-value="&lt;Row Tag='LOC_TCS_SQUADRONNAME_SUFFIX_FLAMES' Language='zh_Hans_CN'&gt;&lt;Text&gt;火焰&lt;/Text&gt;&lt;/Row&gt;">
            <text:p>&lt;Row Tag='LOC_TCS_SQUADRONNAME_SUFFIX_FLAMES' Language='zh_Hans_CN'&gt;&lt;Text&gt;火焰&lt;/Text&gt;&lt;/Row&gt;</text:p>
          </table:table-cell>
        </table:table-row>
        <table:table-row table:style-name="ro3">
          <table:table-cell office:value-type="string">
            <text:p>LOC_TCS_SQUADRONNAME_SUFFIX_WINDS</text:p>
          </table:table-cell>
          <table:table-cell office:value-type="string">
            <text:p>Winds</text:p>
          </table:table-cell>
          <table:table-cell office:value-type="string">
            <text:p>Winde</text:p>
          </table:table-cell>
          <table:table-cell table:formula="of:=CONCATENATE(&quot;&lt;Row Tag='&quot;;[.A285];&quot;' Language='de_DE'&gt;&lt;Text&gt;&quot;;[.C285];&quot;&lt;/Text&gt;&lt;/Row&gt;&quot;)" office:value-type="string" office:string-value="&lt;Row Tag='LOC_TCS_SQUADRONNAME_SUFFIX_WINDS' Language='de_DE'&gt;&lt;Text&gt;Winde&lt;/Text&gt;&lt;/Row&gt;">
            <text:p>&lt;Row Tag='LOC_TCS_SQUADRONNAME_SUFFIX_WINDS' Language='de_DE'&gt;&lt;Text&gt;Winde&lt;/Text&gt;&lt;/Row&gt;</text:p>
          </table:table-cell>
          <table:table-cell office:value-type="string">
            <text:p>Vientos</text:p>
          </table:table-cell>
          <table:table-cell table:formula="of:=CONCATENATE(&quot;&lt;Row Tag='&quot;;[.A285];&quot;' Language='es_ES'&gt;&lt;Text&gt;&quot;;[.E285];&quot;&lt;/Text&gt;&lt;/Row&gt;&quot;)" office:value-type="string" office:string-value="&lt;Row Tag='LOC_TCS_SQUADRONNAME_SUFFIX_WINDS' Language='es_ES'&gt;&lt;Text&gt;Vientos&lt;/Text&gt;&lt;/Row&gt;">
            <text:p>&lt;Row Tag='LOC_TCS_SQUADRONNAME_SUFFIX_WINDS' Language='es_ES'&gt;&lt;Text&gt;Vientos&lt;/Text&gt;&lt;/Row&gt;</text:p>
          </table:table-cell>
          <table:table-cell office:value-type="string">
            <text:p>Venti</text:p>
          </table:table-cell>
          <table:table-cell table:formula="of:=CONCATENATE(&quot;&lt;Row Tag='&quot;;[.A285];&quot;' Language='it_IT'&gt;&lt;Text&gt;&quot;;[.G285];&quot;&lt;/Text&gt;&lt;/Row&gt;&quot;)" office:value-type="string" office:string-value="&lt;Row Tag='LOC_TCS_SQUADRONNAME_SUFFIX_WINDS' Language='it_IT'&gt;&lt;Text&gt;Venti&lt;/Text&gt;&lt;/Row&gt;">
            <text:p>&lt;Row Tag='LOC_TCS_SQUADRONNAME_SUFFIX_WINDS' Language='it_IT'&gt;&lt;Text&gt;Venti&lt;/Text&gt;&lt;/Row&gt;</text:p>
          </table:table-cell>
          <table:table-cell office:value-type="string">
            <text:p>風</text:p>
          </table:table-cell>
          <table:table-cell table:formula="of:=CONCATENATE(&quot;&lt;Row Tag='&quot;;[.A285];&quot;' Language='ja_JP'&gt;&lt;Text&gt;&quot;;[.I285];&quot;&lt;/Text&gt;&lt;/Row&gt;&quot;)" office:value-type="string" office:string-value="&lt;Row Tag='LOC_TCS_SQUADRONNAME_SUFFIX_WINDS' Language='ja_JP'&gt;&lt;Text&gt;風&lt;/Text&gt;&lt;/Row&gt;">
            <text:p>&lt;Row Tag='LOC_TCS_SQUADRONNAME_SUFFIX_WINDS' Language='ja_JP'&gt;&lt;Text&gt;風&lt;/Text&gt;&lt;/Row&gt;</text:p>
          </table:table-cell>
          <table:table-cell office:value-type="string">
            <text:p>바람</text:p>
          </table:table-cell>
          <table:table-cell table:formula="of:=CONCATENATE(&quot;&lt;Row Tag='&quot;;[.A285];&quot;' Language='ko_KR'&gt;&lt;Text&gt;&quot;;[.K285];&quot;&lt;/Text&gt;&lt;/Row&gt;&quot;)" office:value-type="string" office:string-value="&lt;Row Tag='LOC_TCS_SQUADRONNAME_SUFFIX_WINDS' Language='ko_KR'&gt;&lt;Text&gt;바람&lt;/Text&gt;&lt;/Row&gt;">
            <text:p>&lt;Row Tag='LOC_TCS_SQUADRONNAME_SUFFIX_WINDS' Language='ko_KR'&gt;&lt;Text&gt;바람&lt;/Text&gt;&lt;/Row&gt;</text:p>
          </table:table-cell>
          <table:table-cell office:value-type="string">
            <text:p>Wiatry</text:p>
          </table:table-cell>
          <table:table-cell table:formula="of:=CONCATENATE(&quot;&lt;Row Tag='&quot;;[.A285];&quot;' Language='pl_PL'&gt;&lt;Text&gt;&quot;;[.M285];&quot;&lt;/Text&gt;&lt;/Row&gt;&quot;)" office:value-type="string" office:string-value="&lt;Row Tag='LOC_TCS_SQUADRONNAME_SUFFIX_WINDS' Language='pl_PL'&gt;&lt;Text&gt;Wiatry&lt;/Text&gt;&lt;/Row&gt;">
            <text:p>&lt;Row Tag='LOC_TCS_SQUADRONNAME_SUFFIX_WINDS' Language='pl_PL'&gt;&lt;Text&gt;Wiatry&lt;/Text&gt;&lt;/Row&gt;</text:p>
          </table:table-cell>
          <table:table-cell office:value-type="string">
            <text:p>Ventos</text:p>
          </table:table-cell>
          <table:table-cell table:formula="of:=CONCATENATE(&quot;&lt;Row Tag='&quot;;[.A285];&quot;' Language='pt_BR'&gt;&lt;Text&gt;&quot;;[.O285];&quot;&lt;/Text&gt;&lt;/Row&gt;&quot;)" office:value-type="string" office:string-value="&lt;Row Tag='LOC_TCS_SQUADRONNAME_SUFFIX_WINDS' Language='pt_BR'&gt;&lt;Text&gt;Ventos&lt;/Text&gt;&lt;/Row&gt;">
            <text:p>&lt;Row Tag='LOC_TCS_SQUADRONNAME_SUFFIX_WINDS' Language='pt_BR'&gt;&lt;Text&gt;Ventos&lt;/Text&gt;&lt;/Row&gt;</text:p>
          </table:table-cell>
          <table:table-cell office:value-type="string">
            <text:p>Ветры</text:p>
          </table:table-cell>
          <table:table-cell table:formula="of:=CONCATENATE(&quot;&lt;Row Tag='&quot;;[.A285];&quot;' Language='ru_RU'&gt;&lt;Text&gt;&quot;;[.Q285];&quot;&lt;/Text&gt;&lt;/Row&gt;&quot;)" office:value-type="string" office:string-value="&lt;Row Tag='LOC_TCS_SQUADRONNAME_SUFFIX_WINDS' Language='ru_RU'&gt;&lt;Text&gt;Ветры&lt;/Text&gt;&lt;/Row&gt;">
            <text:p>&lt;Row Tag='LOC_TCS_SQUADRONNAME_SUFFIX_WINDS' Language='ru_RU'&gt;&lt;Text&gt;Ветры&lt;/Text&gt;&lt;/Row&gt;</text:p>
          </table:table-cell>
          <table:table-cell office:value-type="string">
            <text:p>风</text:p>
          </table:table-cell>
          <table:table-cell table:formula="of:=CONCATENATE(&quot;&lt;Row Tag='&quot;;[.A285];&quot;' Language='zh_Hans_CN'&gt;&lt;Text&gt;&quot;;[.S285];&quot;&lt;/Text&gt;&lt;/Row&gt;&quot;)" office:value-type="string" office:string-value="&lt;Row Tag='LOC_TCS_SQUADRONNAME_SUFFIX_WINDS' Language='zh_Hans_CN'&gt;&lt;Text&gt;风&lt;/Text&gt;&lt;/Row&gt;">
            <text:p>&lt;Row Tag='LOC_TCS_SQUADRONNAME_SUFFIX_WINDS' Language='zh_Hans_CN'&gt;&lt;Text&gt;风&lt;/Text&gt;&lt;/Row&gt;</text:p>
          </table:table-cell>
        </table:table-row>
        <table:table-row table:style-name="ro3">
          <table:table-cell office:value-type="string">
            <text:p>LOC_TCS_SQUADRONNAME_SUFFIX_MONKEYS</text:p>
          </table:table-cell>
          <table:table-cell office:value-type="string">
            <text:p>Monkeys</text:p>
          </table:table-cell>
          <table:table-cell office:value-type="string">
            <text:p>Affen</text:p>
          </table:table-cell>
          <table:table-cell table:formula="of:=CONCATENATE(&quot;&lt;Row Tag='&quot;;[.A286];&quot;' Language='de_DE'&gt;&lt;Text&gt;&quot;;[.C286];&quot;&lt;/Text&gt;&lt;/Row&gt;&quot;)" office:value-type="string" office:string-value="&lt;Row Tag='LOC_TCS_SQUADRONNAME_SUFFIX_MONKEYS' Language='de_DE'&gt;&lt;Text&gt;Affen&lt;/Text&gt;&lt;/Row&gt;">
            <text:p>&lt;Row Tag='LOC_TCS_SQUADRONNAME_SUFFIX_MONKEYS' Language='de_DE'&gt;&lt;Text&gt;Affen&lt;/Text&gt;&lt;/Row&gt;</text:p>
          </table:table-cell>
          <table:table-cell office:value-type="string">
            <text:p>Monos</text:p>
          </table:table-cell>
          <table:table-cell table:formula="of:=CONCATENATE(&quot;&lt;Row Tag='&quot;;[.A286];&quot;' Language='es_ES'&gt;&lt;Text&gt;&quot;;[.E286];&quot;&lt;/Text&gt;&lt;/Row&gt;&quot;)" office:value-type="string" office:string-value="&lt;Row Tag='LOC_TCS_SQUADRONNAME_SUFFIX_MONKEYS' Language='es_ES'&gt;&lt;Text&gt;Monos&lt;/Text&gt;&lt;/Row&gt;">
            <text:p>&lt;Row Tag='LOC_TCS_SQUADRONNAME_SUFFIX_MONKEYS' Language='es_ES'&gt;&lt;Text&gt;Monos&lt;/Text&gt;&lt;/Row&gt;</text:p>
          </table:table-cell>
          <table:table-cell office:value-type="string">
            <text:p>Scimmie</text:p>
          </table:table-cell>
          <table:table-cell table:formula="of:=CONCATENATE(&quot;&lt;Row Tag='&quot;;[.A286];&quot;' Language='it_IT'&gt;&lt;Text&gt;&quot;;[.G286];&quot;&lt;/Text&gt;&lt;/Row&gt;&quot;)" office:value-type="string" office:string-value="&lt;Row Tag='LOC_TCS_SQUADRONNAME_SUFFIX_MONKEYS' Language='it_IT'&gt;&lt;Text&gt;Scimmie&lt;/Text&gt;&lt;/Row&gt;">
            <text:p>&lt;Row Tag='LOC_TCS_SQUADRONNAME_SUFFIX_MONKEYS' Language='it_IT'&gt;&lt;Text&gt;Scimmie&lt;/Text&gt;&lt;/Row&gt;</text:p>
          </table:table-cell>
          <table:table-cell office:value-type="string">
            <text:p>猿</text:p>
          </table:table-cell>
          <table:table-cell table:formula="of:=CONCATENATE(&quot;&lt;Row Tag='&quot;;[.A286];&quot;' Language='ja_JP'&gt;&lt;Text&gt;&quot;;[.I286];&quot;&lt;/Text&gt;&lt;/Row&gt;&quot;)" office:value-type="string" office:string-value="&lt;Row Tag='LOC_TCS_SQUADRONNAME_SUFFIX_MONKEYS' Language='ja_JP'&gt;&lt;Text&gt;猿&lt;/Text&gt;&lt;/Row&gt;">
            <text:p>&lt;Row Tag='LOC_TCS_SQUADRONNAME_SUFFIX_MONKEYS' Language='ja_JP'&gt;&lt;Text&gt;猿&lt;/Text&gt;&lt;/Row&gt;</text:p>
          </table:table-cell>
          <table:table-cell office:value-type="string">
            <text:p>원숭이들</text:p>
          </table:table-cell>
          <table:table-cell table:formula="of:=CONCATENATE(&quot;&lt;Row Tag='&quot;;[.A286];&quot;' Language='ko_KR'&gt;&lt;Text&gt;&quot;;[.K286];&quot;&lt;/Text&gt;&lt;/Row&gt;&quot;)" office:value-type="string" office:string-value="&lt;Row Tag='LOC_TCS_SQUADRONNAME_SUFFIX_MONKEYS' Language='ko_KR'&gt;&lt;Text&gt;원숭이들&lt;/Text&gt;&lt;/Row&gt;">
            <text:p>&lt;Row Tag='LOC_TCS_SQUADRONNAME_SUFFIX_MONKEYS' Language='ko_KR'&gt;&lt;Text&gt;원숭이들&lt;/Text&gt;&lt;/Row&gt;</text:p>
          </table:table-cell>
          <table:table-cell office:value-type="string">
            <text:p>Małpy</text:p>
          </table:table-cell>
          <table:table-cell table:formula="of:=CONCATENATE(&quot;&lt;Row Tag='&quot;;[.A286];&quot;' Language='pl_PL'&gt;&lt;Text&gt;&quot;;[.M286];&quot;&lt;/Text&gt;&lt;/Row&gt;&quot;)" office:value-type="string" office:string-value="&lt;Row Tag='LOC_TCS_SQUADRONNAME_SUFFIX_MONKEYS' Language='pl_PL'&gt;&lt;Text&gt;Małpy&lt;/Text&gt;&lt;/Row&gt;">
            <text:p>&lt;Row Tag='LOC_TCS_SQUADRONNAME_SUFFIX_MONKEYS' Language='pl_PL'&gt;&lt;Text&gt;Małpy&lt;/Text&gt;&lt;/Row&gt;</text:p>
          </table:table-cell>
          <table:table-cell office:value-type="string">
            <text:p>Macacos</text:p>
          </table:table-cell>
          <table:table-cell table:formula="of:=CONCATENATE(&quot;&lt;Row Tag='&quot;;[.A286];&quot;' Language='pt_BR'&gt;&lt;Text&gt;&quot;;[.O286];&quot;&lt;/Text&gt;&lt;/Row&gt;&quot;)" office:value-type="string" office:string-value="&lt;Row Tag='LOC_TCS_SQUADRONNAME_SUFFIX_MONKEYS' Language='pt_BR'&gt;&lt;Text&gt;Macacos&lt;/Text&gt;&lt;/Row&gt;">
            <text:p>&lt;Row Tag='LOC_TCS_SQUADRONNAME_SUFFIX_MONKEYS' Language='pt_BR'&gt;&lt;Text&gt;Macacos&lt;/Text&gt;&lt;/Row&gt;</text:p>
          </table:table-cell>
          <table:table-cell office:value-type="string">
            <text:p>Обезьяны</text:p>
          </table:table-cell>
          <table:table-cell table:formula="of:=CONCATENATE(&quot;&lt;Row Tag='&quot;;[.A286];&quot;' Language='ru_RU'&gt;&lt;Text&gt;&quot;;[.Q286];&quot;&lt;/Text&gt;&lt;/Row&gt;&quot;)" office:value-type="string" office:string-value="&lt;Row Tag='LOC_TCS_SQUADRONNAME_SUFFIX_MONKEYS' Language='ru_RU'&gt;&lt;Text&gt;Обезьяны&lt;/Text&gt;&lt;/Row&gt;">
            <text:p>&lt;Row Tag='LOC_TCS_SQUADRONNAME_SUFFIX_MONKEYS' Language='ru_RU'&gt;&lt;Text&gt;Обезьяны&lt;/Text&gt;&lt;/Row&gt;</text:p>
          </table:table-cell>
          <table:table-cell office:value-type="string">
            <text:p>猴子</text:p>
          </table:table-cell>
          <table:table-cell table:formula="of:=CONCATENATE(&quot;&lt;Row Tag='&quot;;[.A286];&quot;' Language='zh_Hans_CN'&gt;&lt;Text&gt;&quot;;[.S286];&quot;&lt;/Text&gt;&lt;/Row&gt;&quot;)" office:value-type="string" office:string-value="&lt;Row Tag='LOC_TCS_SQUADRONNAME_SUFFIX_MONKEYS' Language='zh_Hans_CN'&gt;&lt;Text&gt;猴子&lt;/Text&gt;&lt;/Row&gt;">
            <text:p>&lt;Row Tag='LOC_TCS_SQUADRONNAME_SUFFIX_MONKEYS' Language='zh_Hans_CN'&gt;&lt;Text&gt;猴子&lt;/Text&gt;&lt;/Row&gt;</text:p>
          </table:table-cell>
        </table:table-row>
        <table:table-row table:style-name="ro3">
          <table:table-cell office:value-type="string">
            <text:p>LOC_TCS_SQUADRONNAME_SUFFIX_CRANES</text:p>
          </table:table-cell>
          <table:table-cell office:value-type="string">
            <text:p>Cranes</text:p>
          </table:table-cell>
          <table:table-cell office:value-type="string">
            <text:p>Kraniche</text:p>
          </table:table-cell>
          <table:table-cell table:formula="of:=CONCATENATE(&quot;&lt;Row Tag='&quot;;[.A287];&quot;' Language='de_DE'&gt;&lt;Text&gt;&quot;;[.C287];&quot;&lt;/Text&gt;&lt;/Row&gt;&quot;)" office:value-type="string" office:string-value="&lt;Row Tag='LOC_TCS_SQUADRONNAME_SUFFIX_CRANES' Language='de_DE'&gt;&lt;Text&gt;Kraniche&lt;/Text&gt;&lt;/Row&gt;">
            <text:p>&lt;Row Tag='LOC_TCS_SQUADRONNAME_SUFFIX_CRANES' Language='de_DE'&gt;&lt;Text&gt;Kraniche&lt;/Text&gt;&lt;/Row&gt;</text:p>
          </table:table-cell>
          <table:table-cell office:value-type="string">
            <text:p>Grullas</text:p>
          </table:table-cell>
          <table:table-cell table:formula="of:=CONCATENATE(&quot;&lt;Row Tag='&quot;;[.A287];&quot;' Language='es_ES'&gt;&lt;Text&gt;&quot;;[.E287];&quot;&lt;/Text&gt;&lt;/Row&gt;&quot;)" office:value-type="string" office:string-value="&lt;Row Tag='LOC_TCS_SQUADRONNAME_SUFFIX_CRANES' Language='es_ES'&gt;&lt;Text&gt;Grullas&lt;/Text&gt;&lt;/Row&gt;">
            <text:p>&lt;Row Tag='LOC_TCS_SQUADRONNAME_SUFFIX_CRANES' Language='es_ES'&gt;&lt;Text&gt;Grullas&lt;/Text&gt;&lt;/Row&gt;</text:p>
          </table:table-cell>
          <table:table-cell office:value-type="string">
            <text:p>Gru</text:p>
          </table:table-cell>
          <table:table-cell table:formula="of:=CONCATENATE(&quot;&lt;Row Tag='&quot;;[.A287];&quot;' Language='it_IT'&gt;&lt;Text&gt;&quot;;[.G287];&quot;&lt;/Text&gt;&lt;/Row&gt;&quot;)" office:value-type="string" office:string-value="&lt;Row Tag='LOC_TCS_SQUADRONNAME_SUFFIX_CRANES' Language='it_IT'&gt;&lt;Text&gt;Gru&lt;/Text&gt;&lt;/Row&gt;">
            <text:p>&lt;Row Tag='LOC_TCS_SQUADRONNAME_SUFFIX_CRANES' Language='it_IT'&gt;&lt;Text&gt;Gru&lt;/Text&gt;&lt;/Row&gt;</text:p>
          </table:table-cell>
          <table:table-cell office:value-type="string">
            <text:p>鶴</text:p>
          </table:table-cell>
          <table:table-cell table:formula="of:=CONCATENATE(&quot;&lt;Row Tag='&quot;;[.A287];&quot;' Language='ja_JP'&gt;&lt;Text&gt;&quot;;[.I287];&quot;&lt;/Text&gt;&lt;/Row&gt;&quot;)" office:value-type="string" office:string-value="&lt;Row Tag='LOC_TCS_SQUADRONNAME_SUFFIX_CRANES' Language='ja_JP'&gt;&lt;Text&gt;鶴&lt;/Text&gt;&lt;/Row&gt;">
            <text:p>&lt;Row Tag='LOC_TCS_SQUADRONNAME_SUFFIX_CRANES' Language='ja_JP'&gt;&lt;Text&gt;鶴&lt;/Text&gt;&lt;/Row&gt;</text:p>
          </table:table-cell>
          <table:table-cell office:value-type="string">
            <text:p>두루미들</text:p>
          </table:table-cell>
          <table:table-cell table:formula="of:=CONCATENATE(&quot;&lt;Row Tag='&quot;;[.A287];&quot;' Language='ko_KR'&gt;&lt;Text&gt;&quot;;[.K287];&quot;&lt;/Text&gt;&lt;/Row&gt;&quot;)" office:value-type="string" office:string-value="&lt;Row Tag='LOC_TCS_SQUADRONNAME_SUFFIX_CRANES' Language='ko_KR'&gt;&lt;Text&gt;두루미들&lt;/Text&gt;&lt;/Row&gt;">
            <text:p>&lt;Row Tag='LOC_TCS_SQUADRONNAME_SUFFIX_CRANES' Language='ko_KR'&gt;&lt;Text&gt;두루미들&lt;/Text&gt;&lt;/Row&gt;</text:p>
          </table:table-cell>
          <table:table-cell office:value-type="string">
            <text:p>Żurawie</text:p>
          </table:table-cell>
          <table:table-cell table:formula="of:=CONCATENATE(&quot;&lt;Row Tag='&quot;;[.A287];&quot;' Language='pl_PL'&gt;&lt;Text&gt;&quot;;[.M287];&quot;&lt;/Text&gt;&lt;/Row&gt;&quot;)" office:value-type="string" office:string-value="&lt;Row Tag='LOC_TCS_SQUADRONNAME_SUFFIX_CRANES' Language='pl_PL'&gt;&lt;Text&gt;Żurawie&lt;/Text&gt;&lt;/Row&gt;">
            <text:p>&lt;Row Tag='LOC_TCS_SQUADRONNAME_SUFFIX_CRANES' Language='pl_PL'&gt;&lt;Text&gt;Żurawie&lt;/Text&gt;&lt;/Row&gt;</text:p>
          </table:table-cell>
          <table:table-cell office:value-type="string">
            <text:p>Grous</text:p>
          </table:table-cell>
          <table:table-cell table:formula="of:=CONCATENATE(&quot;&lt;Row Tag='&quot;;[.A287];&quot;' Language='pt_BR'&gt;&lt;Text&gt;&quot;;[.O287];&quot;&lt;/Text&gt;&lt;/Row&gt;&quot;)" office:value-type="string" office:string-value="&lt;Row Tag='LOC_TCS_SQUADRONNAME_SUFFIX_CRANES' Language='pt_BR'&gt;&lt;Text&gt;Grous&lt;/Text&gt;&lt;/Row&gt;">
            <text:p>&lt;Row Tag='LOC_TCS_SQUADRONNAME_SUFFIX_CRANES' Language='pt_BR'&gt;&lt;Text&gt;Grous&lt;/Text&gt;&lt;/Row&gt;</text:p>
          </table:table-cell>
          <table:table-cell office:value-type="string">
            <text:p>Журавли</text:p>
          </table:table-cell>
          <table:table-cell table:formula="of:=CONCATENATE(&quot;&lt;Row Tag='&quot;;[.A287];&quot;' Language='ru_RU'&gt;&lt;Text&gt;&quot;;[.Q287];&quot;&lt;/Text&gt;&lt;/Row&gt;&quot;)" office:value-type="string" office:string-value="&lt;Row Tag='LOC_TCS_SQUADRONNAME_SUFFIX_CRANES' Language='ru_RU'&gt;&lt;Text&gt;Журавли&lt;/Text&gt;&lt;/Row&gt;">
            <text:p>&lt;Row Tag='LOC_TCS_SQUADRONNAME_SUFFIX_CRANES' Language='ru_RU'&gt;&lt;Text&gt;Журавли&lt;/Text&gt;&lt;/Row&gt;</text:p>
          </table:table-cell>
          <table:table-cell office:value-type="string">
            <text:p>鹤</text:p>
          </table:table-cell>
          <table:table-cell table:formula="of:=CONCATENATE(&quot;&lt;Row Tag='&quot;;[.A287];&quot;' Language='zh_Hans_CN'&gt;&lt;Text&gt;&quot;;[.S287];&quot;&lt;/Text&gt;&lt;/Row&gt;&quot;)" office:value-type="string" office:string-value="&lt;Row Tag='LOC_TCS_SQUADRONNAME_SUFFIX_CRANES' Language='zh_Hans_CN'&gt;&lt;Text&gt;鹤&lt;/Text&gt;&lt;/Row&gt;">
            <text:p>&lt;Row Tag='LOC_TCS_SQUADRONNAME_SUFFIX_CRANES' Language='zh_Hans_CN'&gt;&lt;Text&gt;鹤&lt;/Text&gt;&lt;/Row&gt;</text:p>
          </table:table-cell>
        </table:table-row>
        <table:table-row table:style-name="ro3">
          <table:table-cell office:value-type="string">
            <text:p>LOC_TCS_SQUADRONNAME_SUFFIX_MANTIS</text:p>
          </table:table-cell>
          <table:table-cell table:number-columns-repeated="2" office:value-type="string">
            <text:p>Mantis</text:p>
          </table:table-cell>
          <table:table-cell table:formula="of:=CONCATENATE(&quot;&lt;Row Tag='&quot;;[.A288];&quot;' Language='de_DE'&gt;&lt;Text&gt;&quot;;[.C288];&quot;&lt;/Text&gt;&lt;/Row&gt;&quot;)" office:value-type="string" office:string-value="&lt;Row Tag='LOC_TCS_SQUADRONNAME_SUFFIX_MANTIS' Language='de_DE'&gt;&lt;Text&gt;Mantis&lt;/Text&gt;&lt;/Row&gt;">
            <text:p>&lt;Row Tag='LOC_TCS_SQUADRONNAME_SUFFIX_MANTIS' Language='de_DE'&gt;&lt;Text&gt;Mantis&lt;/Text&gt;&lt;/Row&gt;</text:p>
          </table:table-cell>
          <table:table-cell office:value-type="string">
            <text:p>Mantis</text:p>
          </table:table-cell>
          <table:table-cell table:formula="of:=CONCATENATE(&quot;&lt;Row Tag='&quot;;[.A288];&quot;' Language='es_ES'&gt;&lt;Text&gt;&quot;;[.E288];&quot;&lt;/Text&gt;&lt;/Row&gt;&quot;)" office:value-type="string" office:string-value="&lt;Row Tag='LOC_TCS_SQUADRONNAME_SUFFIX_MANTIS' Language='es_ES'&gt;&lt;Text&gt;Mantis&lt;/Text&gt;&lt;/Row&gt;">
            <text:p>&lt;Row Tag='LOC_TCS_SQUADRONNAME_SUFFIX_MANTIS' Language='es_ES'&gt;&lt;Text&gt;Mantis&lt;/Text&gt;&lt;/Row&gt;</text:p>
          </table:table-cell>
          <table:table-cell office:value-type="string">
            <text:p>Mantide</text:p>
          </table:table-cell>
          <table:table-cell table:formula="of:=CONCATENATE(&quot;&lt;Row Tag='&quot;;[.A288];&quot;' Language='it_IT'&gt;&lt;Text&gt;&quot;;[.G288];&quot;&lt;/Text&gt;&lt;/Row&gt;&quot;)" office:value-type="string" office:string-value="&lt;Row Tag='LOC_TCS_SQUADRONNAME_SUFFIX_MANTIS' Language='it_IT'&gt;&lt;Text&gt;Mantide&lt;/Text&gt;&lt;/Row&gt;">
            <text:p>&lt;Row Tag='LOC_TCS_SQUADRONNAME_SUFFIX_MANTIS' Language='it_IT'&gt;&lt;Text&gt;Mantide&lt;/Text&gt;&lt;/Row&gt;</text:p>
          </table:table-cell>
          <table:table-cell office:value-type="string">
            <text:p>蟷螂</text:p>
          </table:table-cell>
          <table:table-cell table:formula="of:=CONCATENATE(&quot;&lt;Row Tag='&quot;;[.A288];&quot;' Language='ja_JP'&gt;&lt;Text&gt;&quot;;[.I288];&quot;&lt;/Text&gt;&lt;/Row&gt;&quot;)" office:value-type="string" office:string-value="&lt;Row Tag='LOC_TCS_SQUADRONNAME_SUFFIX_MANTIS' Language='ja_JP'&gt;&lt;Text&gt;蟷螂&lt;/Text&gt;&lt;/Row&gt;">
            <text:p>&lt;Row Tag='LOC_TCS_SQUADRONNAME_SUFFIX_MANTIS' Language='ja_JP'&gt;&lt;Text&gt;蟷螂&lt;/Text&gt;&lt;/Row&gt;</text:p>
          </table:table-cell>
          <table:table-cell office:value-type="string">
            <text:p>사마귀</text:p>
          </table:table-cell>
          <table:table-cell table:formula="of:=CONCATENATE(&quot;&lt;Row Tag='&quot;;[.A288];&quot;' Language='ko_KR'&gt;&lt;Text&gt;&quot;;[.K288];&quot;&lt;/Text&gt;&lt;/Row&gt;&quot;)" office:value-type="string" office:string-value="&lt;Row Tag='LOC_TCS_SQUADRONNAME_SUFFIX_MANTIS' Language='ko_KR'&gt;&lt;Text&gt;사마귀&lt;/Text&gt;&lt;/Row&gt;">
            <text:p>&lt;Row Tag='LOC_TCS_SQUADRONNAME_SUFFIX_MANTIS' Language='ko_KR'&gt;&lt;Text&gt;사마귀&lt;/Text&gt;&lt;/Row&gt;</text:p>
          </table:table-cell>
          <table:table-cell office:value-type="string">
            <text:p>Modliszki</text:p>
          </table:table-cell>
          <table:table-cell table:formula="of:=CONCATENATE(&quot;&lt;Row Tag='&quot;;[.A288];&quot;' Language='pl_PL'&gt;&lt;Text&gt;&quot;;[.M288];&quot;&lt;/Text&gt;&lt;/Row&gt;&quot;)" office:value-type="string" office:string-value="&lt;Row Tag='LOC_TCS_SQUADRONNAME_SUFFIX_MANTIS' Language='pl_PL'&gt;&lt;Text&gt;Modliszki&lt;/Text&gt;&lt;/Row&gt;">
            <text:p>&lt;Row Tag='LOC_TCS_SQUADRONNAME_SUFFIX_MANTIS' Language='pl_PL'&gt;&lt;Text&gt;Modliszki&lt;/Text&gt;&lt;/Row&gt;</text:p>
          </table:table-cell>
          <table:table-cell office:value-type="string">
            <text:p>Louva-a-deus</text:p>
          </table:table-cell>
          <table:table-cell table:formula="of:=CONCATENATE(&quot;&lt;Row Tag='&quot;;[.A288];&quot;' Language='pt_BR'&gt;&lt;Text&gt;&quot;;[.O288];&quot;&lt;/Text&gt;&lt;/Row&gt;&quot;)" office:value-type="string" office:string-value="&lt;Row Tag='LOC_TCS_SQUADRONNAME_SUFFIX_MANTIS' Language='pt_BR'&gt;&lt;Text&gt;Louva-a-deus&lt;/Text&gt;&lt;/Row&gt;">
            <text:p>&lt;Row Tag='LOC_TCS_SQUADRONNAME_SUFFIX_MANTIS' Language='pt_BR'&gt;&lt;Text&gt;Louva-a-deus&lt;/Text&gt;&lt;/Row&gt;</text:p>
          </table:table-cell>
          <table:table-cell office:value-type="string">
            <text:p>Богомолы</text:p>
          </table:table-cell>
          <table:table-cell table:formula="of:=CONCATENATE(&quot;&lt;Row Tag='&quot;;[.A288];&quot;' Language='ru_RU'&gt;&lt;Text&gt;&quot;;[.Q288];&quot;&lt;/Text&gt;&lt;/Row&gt;&quot;)" office:value-type="string" office:string-value="&lt;Row Tag='LOC_TCS_SQUADRONNAME_SUFFIX_MANTIS' Language='ru_RU'&gt;&lt;Text&gt;Богомолы&lt;/Text&gt;&lt;/Row&gt;">
            <text:p>&lt;Row Tag='LOC_TCS_SQUADRONNAME_SUFFIX_MANTIS' Language='ru_RU'&gt;&lt;Text&gt;Богомолы&lt;/Text&gt;&lt;/Row&gt;</text:p>
          </table:table-cell>
          <table:table-cell office:value-type="string">
            <text:p>螳螂</text:p>
          </table:table-cell>
          <table:table-cell table:formula="of:=CONCATENATE(&quot;&lt;Row Tag='&quot;;[.A288];&quot;' Language='zh_Hans_CN'&gt;&lt;Text&gt;&quot;;[.S288];&quot;&lt;/Text&gt;&lt;/Row&gt;&quot;)" office:value-type="string" office:string-value="&lt;Row Tag='LOC_TCS_SQUADRONNAME_SUFFIX_MANTIS' Language='zh_Hans_CN'&gt;&lt;Text&gt;螳螂&lt;/Text&gt;&lt;/Row&gt;">
            <text:p>&lt;Row Tag='LOC_TCS_SQUADRONNAME_SUFFIX_MANTIS' Language='zh_Hans_CN'&gt;&lt;Text&gt;螳螂&lt;/Text&gt;&lt;/Row&gt;</text:p>
          </table:table-cell>
        </table:table-row>
        <table:table-row table:style-name="ro3">
          <table:table-cell office:value-type="string">
            <text:p>LOC_TCS_SQUADRONNAME_SUFFIX_PANDAS</text:p>
          </table:table-cell>
          <table:table-cell table:number-columns-repeated="2" office:value-type="string">
            <text:p>Pandas</text:p>
          </table:table-cell>
          <table:table-cell table:formula="of:=CONCATENATE(&quot;&lt;Row Tag='&quot;;[.A289];&quot;' Language='de_DE'&gt;&lt;Text&gt;&quot;;[.C289];&quot;&lt;/Text&gt;&lt;/Row&gt;&quot;)" office:value-type="string" office:string-value="&lt;Row Tag='LOC_TCS_SQUADRONNAME_SUFFIX_PANDAS' Language='de_DE'&gt;&lt;Text&gt;Pandas&lt;/Text&gt;&lt;/Row&gt;">
            <text:p>&lt;Row Tag='LOC_TCS_SQUADRONNAME_SUFFIX_PANDAS' Language='de_DE'&gt;&lt;Text&gt;Pandas&lt;/Text&gt;&lt;/Row&gt;</text:p>
          </table:table-cell>
          <table:table-cell office:value-type="string">
            <text:p>Pandas</text:p>
          </table:table-cell>
          <table:table-cell table:formula="of:=CONCATENATE(&quot;&lt;Row Tag='&quot;;[.A289];&quot;' Language='es_ES'&gt;&lt;Text&gt;&quot;;[.E289];&quot;&lt;/Text&gt;&lt;/Row&gt;&quot;)" office:value-type="string" office:string-value="&lt;Row Tag='LOC_TCS_SQUADRONNAME_SUFFIX_PANDAS' Language='es_ES'&gt;&lt;Text&gt;Pandas&lt;/Text&gt;&lt;/Row&gt;">
            <text:p>&lt;Row Tag='LOC_TCS_SQUADRONNAME_SUFFIX_PANDAS' Language='es_ES'&gt;&lt;Text&gt;Pandas&lt;/Text&gt;&lt;/Row&gt;</text:p>
          </table:table-cell>
          <table:table-cell office:value-type="string">
            <text:p>Panda</text:p>
          </table:table-cell>
          <table:table-cell table:formula="of:=CONCATENATE(&quot;&lt;Row Tag='&quot;;[.A289];&quot;' Language='it_IT'&gt;&lt;Text&gt;&quot;;[.G289];&quot;&lt;/Text&gt;&lt;/Row&gt;&quot;)" office:value-type="string" office:string-value="&lt;Row Tag='LOC_TCS_SQUADRONNAME_SUFFIX_PANDAS' Language='it_IT'&gt;&lt;Text&gt;Panda&lt;/Text&gt;&lt;/Row&gt;">
            <text:p>&lt;Row Tag='LOC_TCS_SQUADRONNAME_SUFFIX_PANDAS' Language='it_IT'&gt;&lt;Text&gt;Panda&lt;/Text&gt;&lt;/Row&gt;</text:p>
          </table:table-cell>
          <table:table-cell office:value-type="string">
            <text:p>パンダ</text:p>
          </table:table-cell>
          <table:table-cell table:formula="of:=CONCATENATE(&quot;&lt;Row Tag='&quot;;[.A289];&quot;' Language='ja_JP'&gt;&lt;Text&gt;&quot;;[.I289];&quot;&lt;/Text&gt;&lt;/Row&gt;&quot;)" office:value-type="string" office:string-value="&lt;Row Tag='LOC_TCS_SQUADRONNAME_SUFFIX_PANDAS' Language='ja_JP'&gt;&lt;Text&gt;パンダ&lt;/Text&gt;&lt;/Row&gt;">
            <text:p>&lt;Row Tag='LOC_TCS_SQUADRONNAME_SUFFIX_PANDAS' Language='ja_JP'&gt;&lt;Text&gt;パンダ&lt;/Text&gt;&lt;/Row&gt;</text:p>
          </table:table-cell>
          <table:table-cell office:value-type="string">
            <text:p>판다들</text:p>
          </table:table-cell>
          <table:table-cell table:formula="of:=CONCATENATE(&quot;&lt;Row Tag='&quot;;[.A289];&quot;' Language='ko_KR'&gt;&lt;Text&gt;&quot;;[.K289];&quot;&lt;/Text&gt;&lt;/Row&gt;&quot;)" office:value-type="string" office:string-value="&lt;Row Tag='LOC_TCS_SQUADRONNAME_SUFFIX_PANDAS' Language='ko_KR'&gt;&lt;Text&gt;판다들&lt;/Text&gt;&lt;/Row&gt;">
            <text:p>&lt;Row Tag='LOC_TCS_SQUADRONNAME_SUFFIX_PANDAS' Language='ko_KR'&gt;&lt;Text&gt;판다들&lt;/Text&gt;&lt;/Row&gt;</text:p>
          </table:table-cell>
          <table:table-cell office:value-type="string">
            <text:p>Pandy</text:p>
          </table:table-cell>
          <table:table-cell table:formula="of:=CONCATENATE(&quot;&lt;Row Tag='&quot;;[.A289];&quot;' Language='pl_PL'&gt;&lt;Text&gt;&quot;;[.M289];&quot;&lt;/Text&gt;&lt;/Row&gt;&quot;)" office:value-type="string" office:string-value="&lt;Row Tag='LOC_TCS_SQUADRONNAME_SUFFIX_PANDAS' Language='pl_PL'&gt;&lt;Text&gt;Pandy&lt;/Text&gt;&lt;/Row&gt;">
            <text:p>&lt;Row Tag='LOC_TCS_SQUADRONNAME_SUFFIX_PANDAS' Language='pl_PL'&gt;&lt;Text&gt;Pandy&lt;/Text&gt;&lt;/Row&gt;</text:p>
          </table:table-cell>
          <table:table-cell office:value-type="string">
            <text:p>Pandas</text:p>
          </table:table-cell>
          <table:table-cell table:formula="of:=CONCATENATE(&quot;&lt;Row Tag='&quot;;[.A289];&quot;' Language='pt_BR'&gt;&lt;Text&gt;&quot;;[.O289];&quot;&lt;/Text&gt;&lt;/Row&gt;&quot;)" office:value-type="string" office:string-value="&lt;Row Tag='LOC_TCS_SQUADRONNAME_SUFFIX_PANDAS' Language='pt_BR'&gt;&lt;Text&gt;Pandas&lt;/Text&gt;&lt;/Row&gt;">
            <text:p>&lt;Row Tag='LOC_TCS_SQUADRONNAME_SUFFIX_PANDAS' Language='pt_BR'&gt;&lt;Text&gt;Pandas&lt;/Text&gt;&lt;/Row&gt;</text:p>
          </table:table-cell>
          <table:table-cell office:value-type="string">
            <text:p>Панды</text:p>
          </table:table-cell>
          <table:table-cell table:formula="of:=CONCATENATE(&quot;&lt;Row Tag='&quot;;[.A289];&quot;' Language='ru_RU'&gt;&lt;Text&gt;&quot;;[.Q289];&quot;&lt;/Text&gt;&lt;/Row&gt;&quot;)" office:value-type="string" office:string-value="&lt;Row Tag='LOC_TCS_SQUADRONNAME_SUFFIX_PANDAS' Language='ru_RU'&gt;&lt;Text&gt;Панды&lt;/Text&gt;&lt;/Row&gt;">
            <text:p>&lt;Row Tag='LOC_TCS_SQUADRONNAME_SUFFIX_PANDAS' Language='ru_RU'&gt;&lt;Text&gt;Панды&lt;/Text&gt;&lt;/Row&gt;</text:p>
          </table:table-cell>
          <table:table-cell office:value-type="string">
            <text:p>熊猫</text:p>
          </table:table-cell>
          <table:table-cell table:formula="of:=CONCATENATE(&quot;&lt;Row Tag='&quot;;[.A289];&quot;' Language='zh_Hans_CN'&gt;&lt;Text&gt;&quot;;[.S289];&quot;&lt;/Text&gt;&lt;/Row&gt;&quot;)" office:value-type="string" office:string-value="&lt;Row Tag='LOC_TCS_SQUADRONNAME_SUFFIX_PANDAS' Language='zh_Hans_CN'&gt;&lt;Text&gt;熊猫&lt;/Text&gt;&lt;/Row&gt;">
            <text:p>&lt;Row Tag='LOC_TCS_SQUADRONNAME_SUFFIX_PANDAS' Language='zh_Hans_CN'&gt;&lt;Text&gt;熊猫&lt;/Text&gt;&lt;/Row&gt;</text:p>
          </table:table-cell>
        </table:table-row>
        <table:table-row table:style-name="ro3">
          <table:table-cell office:value-type="string">
            <text:p>LOC_TCS_SQUADRONNAME_SUFFIX_ORDER</text:p>
          </table:table-cell>
          <table:table-cell office:value-type="string">
            <text:p>Order</text:p>
          </table:table-cell>
          <table:table-cell office:value-type="string">
            <text:p>Orden</text:p>
          </table:table-cell>
          <table:table-cell table:formula="of:=CONCATENATE(&quot;&lt;Row Tag='&quot;;[.A290];&quot;' Language='de_DE'&gt;&lt;Text&gt;&quot;;[.C290];&quot;&lt;/Text&gt;&lt;/Row&gt;&quot;)" office:value-type="string" office:string-value="&lt;Row Tag='LOC_TCS_SQUADRONNAME_SUFFIX_ORDER' Language='de_DE'&gt;&lt;Text&gt;Orden&lt;/Text&gt;&lt;/Row&gt;">
            <text:p>&lt;Row Tag='LOC_TCS_SQUADRONNAME_SUFFIX_ORDER' Language='de_DE'&gt;&lt;Text&gt;Orden&lt;/Text&gt;&lt;/Row&gt;</text:p>
          </table:table-cell>
          <table:table-cell office:value-type="string">
            <text:p>Orden</text:p>
          </table:table-cell>
          <table:table-cell table:formula="of:=CONCATENATE(&quot;&lt;Row Tag='&quot;;[.A290];&quot;' Language='es_ES'&gt;&lt;Text&gt;&quot;;[.E290];&quot;&lt;/Text&gt;&lt;/Row&gt;&quot;)" office:value-type="string" office:string-value="&lt;Row Tag='LOC_TCS_SQUADRONNAME_SUFFIX_ORDER' Language='es_ES'&gt;&lt;Text&gt;Orden&lt;/Text&gt;&lt;/Row&gt;">
            <text:p>&lt;Row Tag='LOC_TCS_SQUADRONNAME_SUFFIX_ORDER' Language='es_ES'&gt;&lt;Text&gt;Orden&lt;/Text&gt;&lt;/Row&gt;</text:p>
          </table:table-cell>
          <table:table-cell office:value-type="string">
            <text:p>Ordine</text:p>
          </table:table-cell>
          <table:table-cell table:formula="of:=CONCATENATE(&quot;&lt;Row Tag='&quot;;[.A290];&quot;' Language='it_IT'&gt;&lt;Text&gt;&quot;;[.G290];&quot;&lt;/Text&gt;&lt;/Row&gt;&quot;)" office:value-type="string" office:string-value="&lt;Row Tag='LOC_TCS_SQUADRONNAME_SUFFIX_ORDER' Language='it_IT'&gt;&lt;Text&gt;Ordine&lt;/Text&gt;&lt;/Row&gt;">
            <text:p>&lt;Row Tag='LOC_TCS_SQUADRONNAME_SUFFIX_ORDER' Language='it_IT'&gt;&lt;Text&gt;Ordine&lt;/Text&gt;&lt;/Row&gt;</text:p>
          </table:table-cell>
          <table:table-cell office:value-type="string">
            <text:p>秩序</text:p>
          </table:table-cell>
          <table:table-cell table:formula="of:=CONCATENATE(&quot;&lt;Row Tag='&quot;;[.A290];&quot;' Language='ja_JP'&gt;&lt;Text&gt;&quot;;[.I290];&quot;&lt;/Text&gt;&lt;/Row&gt;&quot;)" office:value-type="string" office:string-value="&lt;Row Tag='LOC_TCS_SQUADRONNAME_SUFFIX_ORDER' Language='ja_JP'&gt;&lt;Text&gt;秩序&lt;/Text&gt;&lt;/Row&gt;">
            <text:p>&lt;Row Tag='LOC_TCS_SQUADRONNAME_SUFFIX_ORDER' Language='ja_JP'&gt;&lt;Text&gt;秩序&lt;/Text&gt;&lt;/Row&gt;</text:p>
          </table:table-cell>
          <table:table-cell office:value-type="string">
            <text:p>명령</text:p>
          </table:table-cell>
          <table:table-cell table:formula="of:=CONCATENATE(&quot;&lt;Row Tag='&quot;;[.A290];&quot;' Language='ko_KR'&gt;&lt;Text&gt;&quot;;[.K290];&quot;&lt;/Text&gt;&lt;/Row&gt;&quot;)" office:value-type="string" office:string-value="&lt;Row Tag='LOC_TCS_SQUADRONNAME_SUFFIX_ORDER' Language='ko_KR'&gt;&lt;Text&gt;명령&lt;/Text&gt;&lt;/Row&gt;">
            <text:p>&lt;Row Tag='LOC_TCS_SQUADRONNAME_SUFFIX_ORDER' Language='ko_KR'&gt;&lt;Text&gt;명령&lt;/Text&gt;&lt;/Row&gt;</text:p>
          </table:table-cell>
          <table:table-cell office:value-type="string">
            <text:p>Zakon</text:p>
          </table:table-cell>
          <table:table-cell table:formula="of:=CONCATENATE(&quot;&lt;Row Tag='&quot;;[.A290];&quot;' Language='pl_PL'&gt;&lt;Text&gt;&quot;;[.M290];&quot;&lt;/Text&gt;&lt;/Row&gt;&quot;)" office:value-type="string" office:string-value="&lt;Row Tag='LOC_TCS_SQUADRONNAME_SUFFIX_ORDER' Language='pl_PL'&gt;&lt;Text&gt;Zakon&lt;/Text&gt;&lt;/Row&gt;">
            <text:p>&lt;Row Tag='LOC_TCS_SQUADRONNAME_SUFFIX_ORDER' Language='pl_PL'&gt;&lt;Text&gt;Zakon&lt;/Text&gt;&lt;/Row&gt;</text:p>
          </table:table-cell>
          <table:table-cell office:value-type="string">
            <text:p>Ordem</text:p>
          </table:table-cell>
          <table:table-cell table:formula="of:=CONCATENATE(&quot;&lt;Row Tag='&quot;;[.A290];&quot;' Language='pt_BR'&gt;&lt;Text&gt;&quot;;[.O290];&quot;&lt;/Text&gt;&lt;/Row&gt;&quot;)" office:value-type="string" office:string-value="&lt;Row Tag='LOC_TCS_SQUADRONNAME_SUFFIX_ORDER' Language='pt_BR'&gt;&lt;Text&gt;Ordem&lt;/Text&gt;&lt;/Row&gt;">
            <text:p>&lt;Row Tag='LOC_TCS_SQUADRONNAME_SUFFIX_ORDER' Language='pt_BR'&gt;&lt;Text&gt;Ordem&lt;/Text&gt;&lt;/Row&gt;</text:p>
          </table:table-cell>
          <table:table-cell office:value-type="string">
            <text:p>Орден</text:p>
          </table:table-cell>
          <table:table-cell table:formula="of:=CONCATENATE(&quot;&lt;Row Tag='&quot;;[.A290];&quot;' Language='ru_RU'&gt;&lt;Text&gt;&quot;;[.Q290];&quot;&lt;/Text&gt;&lt;/Row&gt;&quot;)" office:value-type="string" office:string-value="&lt;Row Tag='LOC_TCS_SQUADRONNAME_SUFFIX_ORDER' Language='ru_RU'&gt;&lt;Text&gt;Орден&lt;/Text&gt;&lt;/Row&gt;">
            <text:p>&lt;Row Tag='LOC_TCS_SQUADRONNAME_SUFFIX_ORDER' Language='ru_RU'&gt;&lt;Text&gt;Орден&lt;/Text&gt;&lt;/Row&gt;</text:p>
          </table:table-cell>
          <table:table-cell office:value-type="string">
            <text:p>秩序</text:p>
          </table:table-cell>
          <table:table-cell table:formula="of:=CONCATENATE(&quot;&lt;Row Tag='&quot;;[.A290];&quot;' Language='zh_Hans_CN'&gt;&lt;Text&gt;&quot;;[.S290];&quot;&lt;/Text&gt;&lt;/Row&gt;&quot;)" office:value-type="string" office:string-value="&lt;Row Tag='LOC_TCS_SQUADRONNAME_SUFFIX_ORDER' Language='zh_Hans_CN'&gt;&lt;Text&gt;秩序&lt;/Text&gt;&lt;/Row&gt;">
            <text:p>&lt;Row Tag='LOC_TCS_SQUADRONNAME_SUFFIX_ORDER' Language='zh_Hans_CN'&gt;&lt;Text&gt;秩序&lt;/Text&gt;&lt;/Row&gt;</text:p>
          </table:table-cell>
        </table:table-row>
        <table:table-row table:style-name="ro3">
          <table:table-cell office:value-type="string">
            <text:p>LOC_TCS_SQUADRONNAME_SUFFIX_HAND</text:p>
          </table:table-cell>
          <table:table-cell table:number-columns-repeated="2" office:value-type="string">
            <text:p>Hand</text:p>
          </table:table-cell>
          <table:table-cell table:formula="of:=CONCATENATE(&quot;&lt;Row Tag='&quot;;[.A291];&quot;' Language='de_DE'&gt;&lt;Text&gt;&quot;;[.C291];&quot;&lt;/Text&gt;&lt;/Row&gt;&quot;)" office:value-type="string" office:string-value="&lt;Row Tag='LOC_TCS_SQUADRONNAME_SUFFIX_HAND' Language='de_DE'&gt;&lt;Text&gt;Hand&lt;/Text&gt;&lt;/Row&gt;">
            <text:p>&lt;Row Tag='LOC_TCS_SQUADRONNAME_SUFFIX_HAND' Language='de_DE'&gt;&lt;Text&gt;Hand&lt;/Text&gt;&lt;/Row&gt;</text:p>
          </table:table-cell>
          <table:table-cell office:value-type="string">
            <text:p>Mano</text:p>
          </table:table-cell>
          <table:table-cell table:formula="of:=CONCATENATE(&quot;&lt;Row Tag='&quot;;[.A291];&quot;' Language='es_ES'&gt;&lt;Text&gt;&quot;;[.E291];&quot;&lt;/Text&gt;&lt;/Row&gt;&quot;)" office:value-type="string" office:string-value="&lt;Row Tag='LOC_TCS_SQUADRONNAME_SUFFIX_HAND' Language='es_ES'&gt;&lt;Text&gt;Mano&lt;/Text&gt;&lt;/Row&gt;">
            <text:p>&lt;Row Tag='LOC_TCS_SQUADRONNAME_SUFFIX_HAND' Language='es_ES'&gt;&lt;Text&gt;Mano&lt;/Text&gt;&lt;/Row&gt;</text:p>
          </table:table-cell>
          <table:table-cell office:value-type="string">
            <text:p>Mano</text:p>
          </table:table-cell>
          <table:table-cell table:formula="of:=CONCATENATE(&quot;&lt;Row Tag='&quot;;[.A291];&quot;' Language='it_IT'&gt;&lt;Text&gt;&quot;;[.G291];&quot;&lt;/Text&gt;&lt;/Row&gt;&quot;)" office:value-type="string" office:string-value="&lt;Row Tag='LOC_TCS_SQUADRONNAME_SUFFIX_HAND' Language='it_IT'&gt;&lt;Text&gt;Mano&lt;/Text&gt;&lt;/Row&gt;">
            <text:p>&lt;Row Tag='LOC_TCS_SQUADRONNAME_SUFFIX_HAND' Language='it_IT'&gt;&lt;Text&gt;Mano&lt;/Text&gt;&lt;/Row&gt;</text:p>
          </table:table-cell>
          <table:table-cell office:value-type="string">
            <text:p>手</text:p>
          </table:table-cell>
          <table:table-cell table:formula="of:=CONCATENATE(&quot;&lt;Row Tag='&quot;;[.A291];&quot;' Language='ja_JP'&gt;&lt;Text&gt;&quot;;[.I291];&quot;&lt;/Text&gt;&lt;/Row&gt;&quot;)" office:value-type="string" office:string-value="&lt;Row Tag='LOC_TCS_SQUADRONNAME_SUFFIX_HAND' Language='ja_JP'&gt;&lt;Text&gt;手&lt;/Text&gt;&lt;/Row&gt;">
            <text:p>&lt;Row Tag='LOC_TCS_SQUADRONNAME_SUFFIX_HAND' Language='ja_JP'&gt;&lt;Text&gt;手&lt;/Text&gt;&lt;/Row&gt;</text:p>
          </table:table-cell>
          <table:table-cell office:value-type="string">
            <text:p>손</text:p>
          </table:table-cell>
          <table:table-cell table:formula="of:=CONCATENATE(&quot;&lt;Row Tag='&quot;;[.A291];&quot;' Language='ko_KR'&gt;&lt;Text&gt;&quot;;[.K291];&quot;&lt;/Text&gt;&lt;/Row&gt;&quot;)" office:value-type="string" office:string-value="&lt;Row Tag='LOC_TCS_SQUADRONNAME_SUFFIX_HAND' Language='ko_KR'&gt;&lt;Text&gt;손&lt;/Text&gt;&lt;/Row&gt;">
            <text:p>&lt;Row Tag='LOC_TCS_SQUADRONNAME_SUFFIX_HAND' Language='ko_KR'&gt;&lt;Text&gt;손&lt;/Text&gt;&lt;/Row&gt;</text:p>
          </table:table-cell>
          <table:table-cell office:value-type="string">
            <text:p>Ręka</text:p>
          </table:table-cell>
          <table:table-cell table:formula="of:=CONCATENATE(&quot;&lt;Row Tag='&quot;;[.A291];&quot;' Language='pl_PL'&gt;&lt;Text&gt;&quot;;[.M291];&quot;&lt;/Text&gt;&lt;/Row&gt;&quot;)" office:value-type="string" office:string-value="&lt;Row Tag='LOC_TCS_SQUADRONNAME_SUFFIX_HAND' Language='pl_PL'&gt;&lt;Text&gt;Ręka&lt;/Text&gt;&lt;/Row&gt;">
            <text:p>&lt;Row Tag='LOC_TCS_SQUADRONNAME_SUFFIX_HAND' Language='pl_PL'&gt;&lt;Text&gt;Ręka&lt;/Text&gt;&lt;/Row&gt;</text:p>
          </table:table-cell>
          <table:table-cell office:value-type="string">
            <text:p>Mão</text:p>
          </table:table-cell>
          <table:table-cell table:formula="of:=CONCATENATE(&quot;&lt;Row Tag='&quot;;[.A291];&quot;' Language='pt_BR'&gt;&lt;Text&gt;&quot;;[.O291];&quot;&lt;/Text&gt;&lt;/Row&gt;&quot;)" office:value-type="string" office:string-value="&lt;Row Tag='LOC_TCS_SQUADRONNAME_SUFFIX_HAND' Language='pt_BR'&gt;&lt;Text&gt;Mão&lt;/Text&gt;&lt;/Row&gt;">
            <text:p>&lt;Row Tag='LOC_TCS_SQUADRONNAME_SUFFIX_HAND' Language='pt_BR'&gt;&lt;Text&gt;Mão&lt;/Text&gt;&lt;/Row&gt;</text:p>
          </table:table-cell>
          <table:table-cell office:value-type="string">
            <text:p>Рука</text:p>
          </table:table-cell>
          <table:table-cell table:formula="of:=CONCATENATE(&quot;&lt;Row Tag='&quot;;[.A291];&quot;' Language='ru_RU'&gt;&lt;Text&gt;&quot;;[.Q291];&quot;&lt;/Text&gt;&lt;/Row&gt;&quot;)" office:value-type="string" office:string-value="&lt;Row Tag='LOC_TCS_SQUADRONNAME_SUFFIX_HAND' Language='ru_RU'&gt;&lt;Text&gt;Рука&lt;/Text&gt;&lt;/Row&gt;">
            <text:p>&lt;Row Tag='LOC_TCS_SQUADRONNAME_SUFFIX_HAND' Language='ru_RU'&gt;&lt;Text&gt;Рука&lt;/Text&gt;&lt;/Row&gt;</text:p>
          </table:table-cell>
          <table:table-cell office:value-type="string">
            <text:p>手</text:p>
          </table:table-cell>
          <table:table-cell table:formula="of:=CONCATENATE(&quot;&lt;Row Tag='&quot;;[.A291];&quot;' Language='zh_Hans_CN'&gt;&lt;Text&gt;&quot;;[.S291];&quot;&lt;/Text&gt;&lt;/Row&gt;&quot;)" office:value-type="string" office:string-value="&lt;Row Tag='LOC_TCS_SQUADRONNAME_SUFFIX_HAND' Language='zh_Hans_CN'&gt;&lt;Text&gt;手&lt;/Text&gt;&lt;/Row&gt;">
            <text:p>&lt;Row Tag='LOC_TCS_SQUADRONNAME_SUFFIX_HAND' Language='zh_Hans_CN'&gt;&lt;Text&gt;手&lt;/Text&gt;&lt;/Row&gt;</text:p>
          </table:table-cell>
        </table:table-row>
        <table:table-row table:style-name="ro3">
          <table:table-cell office:value-type="string">
            <text:p>LOC_TCS_SQUADRONNAME_SUFFIX_FIST</text:p>
          </table:table-cell>
          <table:table-cell office:value-type="string">
            <text:p>Fist</text:p>
          </table:table-cell>
          <table:table-cell office:value-type="string">
            <text:p>Faust</text:p>
          </table:table-cell>
          <table:table-cell table:formula="of:=CONCATENATE(&quot;&lt;Row Tag='&quot;;[.A292];&quot;' Language='de_DE'&gt;&lt;Text&gt;&quot;;[.C292];&quot;&lt;/Text&gt;&lt;/Row&gt;&quot;)" office:value-type="string" office:string-value="&lt;Row Tag='LOC_TCS_SQUADRONNAME_SUFFIX_FIST' Language='de_DE'&gt;&lt;Text&gt;Faust&lt;/Text&gt;&lt;/Row&gt;">
            <text:p>&lt;Row Tag='LOC_TCS_SQUADRONNAME_SUFFIX_FIST' Language='de_DE'&gt;&lt;Text&gt;Faust&lt;/Text&gt;&lt;/Row&gt;</text:p>
          </table:table-cell>
          <table:table-cell office:value-type="string">
            <text:p>Puño</text:p>
          </table:table-cell>
          <table:table-cell table:formula="of:=CONCATENATE(&quot;&lt;Row Tag='&quot;;[.A292];&quot;' Language='es_ES'&gt;&lt;Text&gt;&quot;;[.E292];&quot;&lt;/Text&gt;&lt;/Row&gt;&quot;)" office:value-type="string" office:string-value="&lt;Row Tag='LOC_TCS_SQUADRONNAME_SUFFIX_FIST' Language='es_ES'&gt;&lt;Text&gt;Puño&lt;/Text&gt;&lt;/Row&gt;">
            <text:p>&lt;Row Tag='LOC_TCS_SQUADRONNAME_SUFFIX_FIST' Language='es_ES'&gt;&lt;Text&gt;Puño&lt;/Text&gt;&lt;/Row&gt;</text:p>
          </table:table-cell>
          <table:table-cell office:value-type="string">
            <text:p>Pugno</text:p>
          </table:table-cell>
          <table:table-cell table:formula="of:=CONCATENATE(&quot;&lt;Row Tag='&quot;;[.A292];&quot;' Language='it_IT'&gt;&lt;Text&gt;&quot;;[.G292];&quot;&lt;/Text&gt;&lt;/Row&gt;&quot;)" office:value-type="string" office:string-value="&lt;Row Tag='LOC_TCS_SQUADRONNAME_SUFFIX_FIST' Language='it_IT'&gt;&lt;Text&gt;Pugno&lt;/Text&gt;&lt;/Row&gt;">
            <text:p>&lt;Row Tag='LOC_TCS_SQUADRONNAME_SUFFIX_FIST' Language='it_IT'&gt;&lt;Text&gt;Pugno&lt;/Text&gt;&lt;/Row&gt;</text:p>
          </table:table-cell>
          <table:table-cell office:value-type="string">
            <text:p>拳</text:p>
          </table:table-cell>
          <table:table-cell table:formula="of:=CONCATENATE(&quot;&lt;Row Tag='&quot;;[.A292];&quot;' Language='ja_JP'&gt;&lt;Text&gt;&quot;;[.I292];&quot;&lt;/Text&gt;&lt;/Row&gt;&quot;)" office:value-type="string" office:string-value="&lt;Row Tag='LOC_TCS_SQUADRONNAME_SUFFIX_FIST' Language='ja_JP'&gt;&lt;Text&gt;拳&lt;/Text&gt;&lt;/Row&gt;">
            <text:p>&lt;Row Tag='LOC_TCS_SQUADRONNAME_SUFFIX_FIST' Language='ja_JP'&gt;&lt;Text&gt;拳&lt;/Text&gt;&lt;/Row&gt;</text:p>
          </table:table-cell>
          <table:table-cell office:value-type="string">
            <text:p>주먹</text:p>
          </table:table-cell>
          <table:table-cell table:formula="of:=CONCATENATE(&quot;&lt;Row Tag='&quot;;[.A292];&quot;' Language='ko_KR'&gt;&lt;Text&gt;&quot;;[.K292];&quot;&lt;/Text&gt;&lt;/Row&gt;&quot;)" office:value-type="string" office:string-value="&lt;Row Tag='LOC_TCS_SQUADRONNAME_SUFFIX_FIST' Language='ko_KR'&gt;&lt;Text&gt;주먹&lt;/Text&gt;&lt;/Row&gt;">
            <text:p>&lt;Row Tag='LOC_TCS_SQUADRONNAME_SUFFIX_FIST' Language='ko_KR'&gt;&lt;Text&gt;주먹&lt;/Text&gt;&lt;/Row&gt;</text:p>
          </table:table-cell>
          <table:table-cell office:value-type="string">
            <text:p>Pięść</text:p>
          </table:table-cell>
          <table:table-cell table:formula="of:=CONCATENATE(&quot;&lt;Row Tag='&quot;;[.A292];&quot;' Language='pl_PL'&gt;&lt;Text&gt;&quot;;[.M292];&quot;&lt;/Text&gt;&lt;/Row&gt;&quot;)" office:value-type="string" office:string-value="&lt;Row Tag='LOC_TCS_SQUADRONNAME_SUFFIX_FIST' Language='pl_PL'&gt;&lt;Text&gt;Pięść&lt;/Text&gt;&lt;/Row&gt;">
            <text:p>&lt;Row Tag='LOC_TCS_SQUADRONNAME_SUFFIX_FIST' Language='pl_PL'&gt;&lt;Text&gt;Pięść&lt;/Text&gt;&lt;/Row&gt;</text:p>
          </table:table-cell>
          <table:table-cell office:value-type="string">
            <text:p>Punho</text:p>
          </table:table-cell>
          <table:table-cell table:formula="of:=CONCATENATE(&quot;&lt;Row Tag='&quot;;[.A292];&quot;' Language='pt_BR'&gt;&lt;Text&gt;&quot;;[.O292];&quot;&lt;/Text&gt;&lt;/Row&gt;&quot;)" office:value-type="string" office:string-value="&lt;Row Tag='LOC_TCS_SQUADRONNAME_SUFFIX_FIST' Language='pt_BR'&gt;&lt;Text&gt;Punho&lt;/Text&gt;&lt;/Row&gt;">
            <text:p>&lt;Row Tag='LOC_TCS_SQUADRONNAME_SUFFIX_FIST' Language='pt_BR'&gt;&lt;Text&gt;Punho&lt;/Text&gt;&lt;/Row&gt;</text:p>
          </table:table-cell>
          <table:table-cell office:value-type="string">
            <text:p>Кулак</text:p>
          </table:table-cell>
          <table:table-cell table:formula="of:=CONCATENATE(&quot;&lt;Row Tag='&quot;;[.A292];&quot;' Language='ru_RU'&gt;&lt;Text&gt;&quot;;[.Q292];&quot;&lt;/Text&gt;&lt;/Row&gt;&quot;)" office:value-type="string" office:string-value="&lt;Row Tag='LOC_TCS_SQUADRONNAME_SUFFIX_FIST' Language='ru_RU'&gt;&lt;Text&gt;Кулак&lt;/Text&gt;&lt;/Row&gt;">
            <text:p>&lt;Row Tag='LOC_TCS_SQUADRONNAME_SUFFIX_FIST' Language='ru_RU'&gt;&lt;Text&gt;Кулак&lt;/Text&gt;&lt;/Row&gt;</text:p>
          </table:table-cell>
          <table:table-cell office:value-type="string">
            <text:p>拳头</text:p>
          </table:table-cell>
          <table:table-cell table:formula="of:=CONCATENATE(&quot;&lt;Row Tag='&quot;;[.A292];&quot;' Language='zh_Hans_CN'&gt;&lt;Text&gt;&quot;;[.S292];&quot;&lt;/Text&gt;&lt;/Row&gt;&quot;)" office:value-type="string" office:string-value="&lt;Row Tag='LOC_TCS_SQUADRONNAME_SUFFIX_FIST' Language='zh_Hans_CN'&gt;&lt;Text&gt;拳头&lt;/Text&gt;&lt;/Row&gt;">
            <text:p>&lt;Row Tag='LOC_TCS_SQUADRONNAME_SUFFIX_FIST' Language='zh_Hans_CN'&gt;&lt;Text&gt;拳头&lt;/Text&gt;&lt;/Row&gt;</text:p>
          </table:table-cell>
        </table:table-row>
        <table:table-row table:style-name="ro3">
          <table:table-cell office:value-type="string">
            <text:p>LOC_TCS_SQUADRONNAME_SUFFIX_CLAW</text:p>
          </table:table-cell>
          <table:table-cell office:value-type="string">
            <text:p>Claw</text:p>
          </table:table-cell>
          <table:table-cell office:value-type="string">
            <text:p>Klaue</text:p>
          </table:table-cell>
          <table:table-cell table:formula="of:=CONCATENATE(&quot;&lt;Row Tag='&quot;;[.A293];&quot;' Language='de_DE'&gt;&lt;Text&gt;&quot;;[.C293];&quot;&lt;/Text&gt;&lt;/Row&gt;&quot;)" office:value-type="string" office:string-value="&lt;Row Tag='LOC_TCS_SQUADRONNAME_SUFFIX_CLAW' Language='de_DE'&gt;&lt;Text&gt;Klaue&lt;/Text&gt;&lt;/Row&gt;">
            <text:p>&lt;Row Tag='LOC_TCS_SQUADRONNAME_SUFFIX_CLAW' Language='de_DE'&gt;&lt;Text&gt;Klaue&lt;/Text&gt;&lt;/Row&gt;</text:p>
          </table:table-cell>
          <table:table-cell office:value-type="string">
            <text:p>Garra</text:p>
          </table:table-cell>
          <table:table-cell table:formula="of:=CONCATENATE(&quot;&lt;Row Tag='&quot;;[.A293];&quot;' Language='es_ES'&gt;&lt;Text&gt;&quot;;[.E293];&quot;&lt;/Text&gt;&lt;/Row&gt;&quot;)" office:value-type="string" office:string-value="&lt;Row Tag='LOC_TCS_SQUADRONNAME_SUFFIX_CLAW' Language='es_ES'&gt;&lt;Text&gt;Garra&lt;/Text&gt;&lt;/Row&gt;">
            <text:p>&lt;Row Tag='LOC_TCS_SQUADRONNAME_SUFFIX_CLAW' Language='es_ES'&gt;&lt;Text&gt;Garra&lt;/Text&gt;&lt;/Row&gt;</text:p>
          </table:table-cell>
          <table:table-cell office:value-type="string">
            <text:p>Artiglio</text:p>
          </table:table-cell>
          <table:table-cell table:formula="of:=CONCATENATE(&quot;&lt;Row Tag='&quot;;[.A293];&quot;' Language='it_IT'&gt;&lt;Text&gt;&quot;;[.G293];&quot;&lt;/Text&gt;&lt;/Row&gt;&quot;)" office:value-type="string" office:string-value="&lt;Row Tag='LOC_TCS_SQUADRONNAME_SUFFIX_CLAW' Language='it_IT'&gt;&lt;Text&gt;Artiglio&lt;/Text&gt;&lt;/Row&gt;">
            <text:p>&lt;Row Tag='LOC_TCS_SQUADRONNAME_SUFFIX_CLAW' Language='it_IT'&gt;&lt;Text&gt;Artiglio&lt;/Text&gt;&lt;/Row&gt;</text:p>
          </table:table-cell>
          <table:table-cell office:value-type="string">
            <text:p>爪</text:p>
          </table:table-cell>
          <table:table-cell table:formula="of:=CONCATENATE(&quot;&lt;Row Tag='&quot;;[.A293];&quot;' Language='ja_JP'&gt;&lt;Text&gt;&quot;;[.I293];&quot;&lt;/Text&gt;&lt;/Row&gt;&quot;)" office:value-type="string" office:string-value="&lt;Row Tag='LOC_TCS_SQUADRONNAME_SUFFIX_CLAW' Language='ja_JP'&gt;&lt;Text&gt;爪&lt;/Text&gt;&lt;/Row&gt;">
            <text:p>&lt;Row Tag='LOC_TCS_SQUADRONNAME_SUFFIX_CLAW' Language='ja_JP'&gt;&lt;Text&gt;爪&lt;/Text&gt;&lt;/Row&gt;</text:p>
          </table:table-cell>
          <table:table-cell office:value-type="string">
            <text:p>발톱</text:p>
          </table:table-cell>
          <table:table-cell table:formula="of:=CONCATENATE(&quot;&lt;Row Tag='&quot;;[.A293];&quot;' Language='ko_KR'&gt;&lt;Text&gt;&quot;;[.K293];&quot;&lt;/Text&gt;&lt;/Row&gt;&quot;)" office:value-type="string" office:string-value="&lt;Row Tag='LOC_TCS_SQUADRONNAME_SUFFIX_CLAW' Language='ko_KR'&gt;&lt;Text&gt;발톱&lt;/Text&gt;&lt;/Row&gt;">
            <text:p>&lt;Row Tag='LOC_TCS_SQUADRONNAME_SUFFIX_CLAW' Language='ko_KR'&gt;&lt;Text&gt;발톱&lt;/Text&gt;&lt;/Row&gt;</text:p>
          </table:table-cell>
          <table:table-cell office:value-type="string">
            <text:p>Szpon</text:p>
          </table:table-cell>
          <table:table-cell table:formula="of:=CONCATENATE(&quot;&lt;Row Tag='&quot;;[.A293];&quot;' Language='pl_PL'&gt;&lt;Text&gt;&quot;;[.M293];&quot;&lt;/Text&gt;&lt;/Row&gt;&quot;)" office:value-type="string" office:string-value="&lt;Row Tag='LOC_TCS_SQUADRONNAME_SUFFIX_CLAW' Language='pl_PL'&gt;&lt;Text&gt;Szpon&lt;/Text&gt;&lt;/Row&gt;">
            <text:p>&lt;Row Tag='LOC_TCS_SQUADRONNAME_SUFFIX_CLAW' Language='pl_PL'&gt;&lt;Text&gt;Szpon&lt;/Text&gt;&lt;/Row&gt;</text:p>
          </table:table-cell>
          <table:table-cell office:value-type="string">
            <text:p>Garra</text:p>
          </table:table-cell>
          <table:table-cell table:formula="of:=CONCATENATE(&quot;&lt;Row Tag='&quot;;[.A293];&quot;' Language='pt_BR'&gt;&lt;Text&gt;&quot;;[.O293];&quot;&lt;/Text&gt;&lt;/Row&gt;&quot;)" office:value-type="string" office:string-value="&lt;Row Tag='LOC_TCS_SQUADRONNAME_SUFFIX_CLAW' Language='pt_BR'&gt;&lt;Text&gt;Garra&lt;/Text&gt;&lt;/Row&gt;">
            <text:p>&lt;Row Tag='LOC_TCS_SQUADRONNAME_SUFFIX_CLAW' Language='pt_BR'&gt;&lt;Text&gt;Garra&lt;/Text&gt;&lt;/Row&gt;</text:p>
          </table:table-cell>
          <table:table-cell office:value-type="string">
            <text:p>Коготь</text:p>
          </table:table-cell>
          <table:table-cell table:formula="of:=CONCATENATE(&quot;&lt;Row Tag='&quot;;[.A293];&quot;' Language='ru_RU'&gt;&lt;Text&gt;&quot;;[.Q293];&quot;&lt;/Text&gt;&lt;/Row&gt;&quot;)" office:value-type="string" office:string-value="&lt;Row Tag='LOC_TCS_SQUADRONNAME_SUFFIX_CLAW' Language='ru_RU'&gt;&lt;Text&gt;Коготь&lt;/Text&gt;&lt;/Row&gt;">
            <text:p>&lt;Row Tag='LOC_TCS_SQUADRONNAME_SUFFIX_CLAW' Language='ru_RU'&gt;&lt;Text&gt;Коготь&lt;/Text&gt;&lt;/Row&gt;</text:p>
          </table:table-cell>
          <table:table-cell office:value-type="string">
            <text:p>爪</text:p>
          </table:table-cell>
          <table:table-cell table:formula="of:=CONCATENATE(&quot;&lt;Row Tag='&quot;;[.A293];&quot;' Language='zh_Hans_CN'&gt;&lt;Text&gt;&quot;;[.S293];&quot;&lt;/Text&gt;&lt;/Row&gt;&quot;)" office:value-type="string" office:string-value="&lt;Row Tag='LOC_TCS_SQUADRONNAME_SUFFIX_CLAW' Language='zh_Hans_CN'&gt;&lt;Text&gt;爪&lt;/Text&gt;&lt;/Row&gt;">
            <text:p>&lt;Row Tag='LOC_TCS_SQUADRONNAME_SUFFIX_CLAW' Language='zh_Hans_CN'&gt;&lt;Text&gt;爪&lt;/Text&gt;&lt;/Row&gt;</text:p>
          </table:table-cell>
        </table:table-row>
        <table:table-row table:style-name="ro3">
          <table:table-cell office:value-type="string">
            <text:p>LOC_TCS_SQUADRONNAME_SUFFIX_STARS</text:p>
          </table:table-cell>
          <table:table-cell office:value-type="string">
            <text:p>Stars</text:p>
          </table:table-cell>
          <table:table-cell office:value-type="string">
            <text:p>Sterne</text:p>
          </table:table-cell>
          <table:table-cell table:formula="of:=CONCATENATE(&quot;&lt;Row Tag='&quot;;[.A294];&quot;' Language='de_DE'&gt;&lt;Text&gt;&quot;;[.C294];&quot;&lt;/Text&gt;&lt;/Row&gt;&quot;)" office:value-type="string" office:string-value="&lt;Row Tag='LOC_TCS_SQUADRONNAME_SUFFIX_STARS' Language='de_DE'&gt;&lt;Text&gt;Sterne&lt;/Text&gt;&lt;/Row&gt;">
            <text:p>&lt;Row Tag='LOC_TCS_SQUADRONNAME_SUFFIX_STARS' Language='de_DE'&gt;&lt;Text&gt;Sterne&lt;/Text&gt;&lt;/Row&gt;</text:p>
          </table:table-cell>
          <table:table-cell office:value-type="string">
            <text:p>Estrellas</text:p>
          </table:table-cell>
          <table:table-cell table:formula="of:=CONCATENATE(&quot;&lt;Row Tag='&quot;;[.A294];&quot;' Language='es_ES'&gt;&lt;Text&gt;&quot;;[.E294];&quot;&lt;/Text&gt;&lt;/Row&gt;&quot;)" office:value-type="string" office:string-value="&lt;Row Tag='LOC_TCS_SQUADRONNAME_SUFFIX_STARS' Language='es_ES'&gt;&lt;Text&gt;Estrellas&lt;/Text&gt;&lt;/Row&gt;">
            <text:p>&lt;Row Tag='LOC_TCS_SQUADRONNAME_SUFFIX_STARS' Language='es_ES'&gt;&lt;Text&gt;Estrellas&lt;/Text&gt;&lt;/Row&gt;</text:p>
          </table:table-cell>
          <table:table-cell office:value-type="string">
            <text:p>Stelle</text:p>
          </table:table-cell>
          <table:table-cell table:formula="of:=CONCATENATE(&quot;&lt;Row Tag='&quot;;[.A294];&quot;' Language='it_IT'&gt;&lt;Text&gt;&quot;;[.G294];&quot;&lt;/Text&gt;&lt;/Row&gt;&quot;)" office:value-type="string" office:string-value="&lt;Row Tag='LOC_TCS_SQUADRONNAME_SUFFIX_STARS' Language='it_IT'&gt;&lt;Text&gt;Stelle&lt;/Text&gt;&lt;/Row&gt;">
            <text:p>&lt;Row Tag='LOC_TCS_SQUADRONNAME_SUFFIX_STARS' Language='it_IT'&gt;&lt;Text&gt;Stelle&lt;/Text&gt;&lt;/Row&gt;</text:p>
          </table:table-cell>
          <table:table-cell office:value-type="string">
            <text:p>星</text:p>
          </table:table-cell>
          <table:table-cell table:formula="of:=CONCATENATE(&quot;&lt;Row Tag='&quot;;[.A294];&quot;' Language='ja_JP'&gt;&lt;Text&gt;&quot;;[.I294];&quot;&lt;/Text&gt;&lt;/Row&gt;&quot;)" office:value-type="string" office:string-value="&lt;Row Tag='LOC_TCS_SQUADRONNAME_SUFFIX_STARS' Language='ja_JP'&gt;&lt;Text&gt;星&lt;/Text&gt;&lt;/Row&gt;">
            <text:p>&lt;Row Tag='LOC_TCS_SQUADRONNAME_SUFFIX_STARS' Language='ja_JP'&gt;&lt;Text&gt;星&lt;/Text&gt;&lt;/Row&gt;</text:p>
          </table:table-cell>
          <table:table-cell office:value-type="string">
            <text:p>별들</text:p>
          </table:table-cell>
          <table:table-cell table:formula="of:=CONCATENATE(&quot;&lt;Row Tag='&quot;;[.A294];&quot;' Language='ko_KR'&gt;&lt;Text&gt;&quot;;[.K294];&quot;&lt;/Text&gt;&lt;/Row&gt;&quot;)" office:value-type="string" office:string-value="&lt;Row Tag='LOC_TCS_SQUADRONNAME_SUFFIX_STARS' Language='ko_KR'&gt;&lt;Text&gt;별들&lt;/Text&gt;&lt;/Row&gt;">
            <text:p>&lt;Row Tag='LOC_TCS_SQUADRONNAME_SUFFIX_STARS' Language='ko_KR'&gt;&lt;Text&gt;별들&lt;/Text&gt;&lt;/Row&gt;</text:p>
          </table:table-cell>
          <table:table-cell office:value-type="string">
            <text:p>Gwiazdy</text:p>
          </table:table-cell>
          <table:table-cell table:formula="of:=CONCATENATE(&quot;&lt;Row Tag='&quot;;[.A294];&quot;' Language='pl_PL'&gt;&lt;Text&gt;&quot;;[.M294];&quot;&lt;/Text&gt;&lt;/Row&gt;&quot;)" office:value-type="string" office:string-value="&lt;Row Tag='LOC_TCS_SQUADRONNAME_SUFFIX_STARS' Language='pl_PL'&gt;&lt;Text&gt;Gwiazdy&lt;/Text&gt;&lt;/Row&gt;">
            <text:p>&lt;Row Tag='LOC_TCS_SQUADRONNAME_SUFFIX_STARS' Language='pl_PL'&gt;&lt;Text&gt;Gwiazdy&lt;/Text&gt;&lt;/Row&gt;</text:p>
          </table:table-cell>
          <table:table-cell office:value-type="string">
            <text:p>Estrelas</text:p>
          </table:table-cell>
          <table:table-cell table:formula="of:=CONCATENATE(&quot;&lt;Row Tag='&quot;;[.A294];&quot;' Language='pt_BR'&gt;&lt;Text&gt;&quot;;[.O294];&quot;&lt;/Text&gt;&lt;/Row&gt;&quot;)" office:value-type="string" office:string-value="&lt;Row Tag='LOC_TCS_SQUADRONNAME_SUFFIX_STARS' Language='pt_BR'&gt;&lt;Text&gt;Estrelas&lt;/Text&gt;&lt;/Row&gt;">
            <text:p>&lt;Row Tag='LOC_TCS_SQUADRONNAME_SUFFIX_STARS' Language='pt_BR'&gt;&lt;Text&gt;Estrelas&lt;/Text&gt;&lt;/Row&gt;</text:p>
          </table:table-cell>
          <table:table-cell office:value-type="string">
            <text:p>Звезды</text:p>
          </table:table-cell>
          <table:table-cell table:formula="of:=CONCATENATE(&quot;&lt;Row Tag='&quot;;[.A294];&quot;' Language='ru_RU'&gt;&lt;Text&gt;&quot;;[.Q294];&quot;&lt;/Text&gt;&lt;/Row&gt;&quot;)" office:value-type="string" office:string-value="&lt;Row Tag='LOC_TCS_SQUADRONNAME_SUFFIX_STARS' Language='ru_RU'&gt;&lt;Text&gt;Звезды&lt;/Text&gt;&lt;/Row&gt;">
            <text:p>&lt;Row Tag='LOC_TCS_SQUADRONNAME_SUFFIX_STARS' Language='ru_RU'&gt;&lt;Text&gt;Звезды&lt;/Text&gt;&lt;/Row&gt;</text:p>
          </table:table-cell>
          <table:table-cell office:value-type="string">
            <text:p>星星</text:p>
          </table:table-cell>
          <table:table-cell table:formula="of:=CONCATENATE(&quot;&lt;Row Tag='&quot;;[.A294];&quot;' Language='zh_Hans_CN'&gt;&lt;Text&gt;&quot;;[.S294];&quot;&lt;/Text&gt;&lt;/Row&gt;&quot;)" office:value-type="string" office:string-value="&lt;Row Tag='LOC_TCS_SQUADRONNAME_SUFFIX_STARS' Language='zh_Hans_CN'&gt;&lt;Text&gt;星星&lt;/Text&gt;&lt;/Row&gt;">
            <text:p>&lt;Row Tag='LOC_TCS_SQUADRONNAME_SUFFIX_STARS' Language='zh_Hans_CN'&gt;&lt;Text&gt;星星&lt;/Text&gt;&lt;/Row&gt;</text:p>
          </table:table-cell>
        </table:table-row>
        <table:table-row table:style-name="ro3">
          <table:table-cell office:value-type="string">
            <text:p>LOC_TCS_SQUADRONNAME_SUFFIX_SWEEPERS</text:p>
          </table:table-cell>
          <table:table-cell office:value-type="string">
            <text:p>Sweepers</text:p>
          </table:table-cell>
          <table:table-cell office:value-type="string">
            <text:p>Kehrer</text:p>
          </table:table-cell>
          <table:table-cell table:formula="of:=CONCATENATE(&quot;&lt;Row Tag='&quot;;[.A295];&quot;' Language='de_DE'&gt;&lt;Text&gt;&quot;;[.C295];&quot;&lt;/Text&gt;&lt;/Row&gt;&quot;)" office:value-type="string" office:string-value="&lt;Row Tag='LOC_TCS_SQUADRONNAME_SUFFIX_SWEEPERS' Language='de_DE'&gt;&lt;Text&gt;Kehrer&lt;/Text&gt;&lt;/Row&gt;">
            <text:p>&lt;Row Tag='LOC_TCS_SQUADRONNAME_SUFFIX_SWEEPERS' Language='de_DE'&gt;&lt;Text&gt;Kehrer&lt;/Text&gt;&lt;/Row&gt;</text:p>
          </table:table-cell>
          <table:table-cell office:value-type="string">
            <text:p>Barredores</text:p>
          </table:table-cell>
          <table:table-cell table:formula="of:=CONCATENATE(&quot;&lt;Row Tag='&quot;;[.A295];&quot;' Language='es_ES'&gt;&lt;Text&gt;&quot;;[.E295];&quot;&lt;/Text&gt;&lt;/Row&gt;&quot;)" office:value-type="string" office:string-value="&lt;Row Tag='LOC_TCS_SQUADRONNAME_SUFFIX_SWEEPERS' Language='es_ES'&gt;&lt;Text&gt;Barredores&lt;/Text&gt;&lt;/Row&gt;">
            <text:p>&lt;Row Tag='LOC_TCS_SQUADRONNAME_SUFFIX_SWEEPERS' Language='es_ES'&gt;&lt;Text&gt;Barredores&lt;/Text&gt;&lt;/Row&gt;</text:p>
          </table:table-cell>
          <table:table-cell office:value-type="string">
            <text:p>Spazzini</text:p>
          </table:table-cell>
          <table:table-cell table:formula="of:=CONCATENATE(&quot;&lt;Row Tag='&quot;;[.A295];&quot;' Language='it_IT'&gt;&lt;Text&gt;&quot;;[.G295];&quot;&lt;/Text&gt;&lt;/Row&gt;&quot;)" office:value-type="string" office:string-value="&lt;Row Tag='LOC_TCS_SQUADRONNAME_SUFFIX_SWEEPERS' Language='it_IT'&gt;&lt;Text&gt;Spazzini&lt;/Text&gt;&lt;/Row&gt;">
            <text:p>&lt;Row Tag='LOC_TCS_SQUADRONNAME_SUFFIX_SWEEPERS' Language='it_IT'&gt;&lt;Text&gt;Spazzini&lt;/Text&gt;&lt;/Row&gt;</text:p>
          </table:table-cell>
          <table:table-cell office:value-type="string">
            <text:p>掃除人たち</text:p>
          </table:table-cell>
          <table:table-cell table:formula="of:=CONCATENATE(&quot;&lt;Row Tag='&quot;;[.A295];&quot;' Language='ja_JP'&gt;&lt;Text&gt;&quot;;[.I295];&quot;&lt;/Text&gt;&lt;/Row&gt;&quot;)" office:value-type="string" office:string-value="&lt;Row Tag='LOC_TCS_SQUADRONNAME_SUFFIX_SWEEPERS' Language='ja_JP'&gt;&lt;Text&gt;掃除人たち&lt;/Text&gt;&lt;/Row&gt;">
            <text:p>&lt;Row Tag='LOC_TCS_SQUADRONNAME_SUFFIX_SWEEPERS' Language='ja_JP'&gt;&lt;Text&gt;掃除人たち&lt;/Text&gt;&lt;/Row&gt;</text:p>
          </table:table-cell>
          <table:table-cell office:value-type="string">
            <text:p>청소부들</text:p>
          </table:table-cell>
          <table:table-cell table:formula="of:=CONCATENATE(&quot;&lt;Row Tag='&quot;;[.A295];&quot;' Language='ko_KR'&gt;&lt;Text&gt;&quot;;[.K295];&quot;&lt;/Text&gt;&lt;/Row&gt;&quot;)" office:value-type="string" office:string-value="&lt;Row Tag='LOC_TCS_SQUADRONNAME_SUFFIX_SWEEPERS' Language='ko_KR'&gt;&lt;Text&gt;청소부들&lt;/Text&gt;&lt;/Row&gt;">
            <text:p>&lt;Row Tag='LOC_TCS_SQUADRONNAME_SUFFIX_SWEEPERS' Language='ko_KR'&gt;&lt;Text&gt;청소부들&lt;/Text&gt;&lt;/Row&gt;</text:p>
          </table:table-cell>
          <table:table-cell office:value-type="string">
            <text:p>Zamiatacze</text:p>
          </table:table-cell>
          <table:table-cell table:formula="of:=CONCATENATE(&quot;&lt;Row Tag='&quot;;[.A295];&quot;' Language='pl_PL'&gt;&lt;Text&gt;&quot;;[.M295];&quot;&lt;/Text&gt;&lt;/Row&gt;&quot;)" office:value-type="string" office:string-value="&lt;Row Tag='LOC_TCS_SQUADRONNAME_SUFFIX_SWEEPERS' Language='pl_PL'&gt;&lt;Text&gt;Zamiatacze&lt;/Text&gt;&lt;/Row&gt;">
            <text:p>&lt;Row Tag='LOC_TCS_SQUADRONNAME_SUFFIX_SWEEPERS' Language='pl_PL'&gt;&lt;Text&gt;Zamiatacze&lt;/Text&gt;&lt;/Row&gt;</text:p>
          </table:table-cell>
          <table:table-cell office:value-type="string">
            <text:p>Varredores</text:p>
          </table:table-cell>
          <table:table-cell table:formula="of:=CONCATENATE(&quot;&lt;Row Tag='&quot;;[.A295];&quot;' Language='pt_BR'&gt;&lt;Text&gt;&quot;;[.O295];&quot;&lt;/Text&gt;&lt;/Row&gt;&quot;)" office:value-type="string" office:string-value="&lt;Row Tag='LOC_TCS_SQUADRONNAME_SUFFIX_SWEEPERS' Language='pt_BR'&gt;&lt;Text&gt;Varredores&lt;/Text&gt;&lt;/Row&gt;">
            <text:p>&lt;Row Tag='LOC_TCS_SQUADRONNAME_SUFFIX_SWEEPERS' Language='pt_BR'&gt;&lt;Text&gt;Varredores&lt;/Text&gt;&lt;/Row&gt;</text:p>
          </table:table-cell>
          <table:table-cell office:value-type="string">
            <text:p>Подметальщики</text:p>
          </table:table-cell>
          <table:table-cell table:formula="of:=CONCATENATE(&quot;&lt;Row Tag='&quot;;[.A295];&quot;' Language='ru_RU'&gt;&lt;Text&gt;&quot;;[.Q295];&quot;&lt;/Text&gt;&lt;/Row&gt;&quot;)" office:value-type="string" office:string-value="&lt;Row Tag='LOC_TCS_SQUADRONNAME_SUFFIX_SWEEPERS' Language='ru_RU'&gt;&lt;Text&gt;Подметальщики&lt;/Text&gt;&lt;/Row&gt;">
            <text:p>&lt;Row Tag='LOC_TCS_SQUADRONNAME_SUFFIX_SWEEPERS' Language='ru_RU'&gt;&lt;Text&gt;Подметальщики&lt;/Text&gt;&lt;/Row&gt;</text:p>
          </table:table-cell>
          <table:table-cell office:value-type="string">
            <text:p>清扫者</text:p>
          </table:table-cell>
          <table:table-cell table:formula="of:=CONCATENATE(&quot;&lt;Row Tag='&quot;;[.A295];&quot;' Language='zh_Hans_CN'&gt;&lt;Text&gt;&quot;;[.S295];&quot;&lt;/Text&gt;&lt;/Row&gt;&quot;)" office:value-type="string" office:string-value="&lt;Row Tag='LOC_TCS_SQUADRONNAME_SUFFIX_SWEEPERS' Language='zh_Hans_CN'&gt;&lt;Text&gt;清扫者&lt;/Text&gt;&lt;/Row&gt;">
            <text:p>&lt;Row Tag='LOC_TCS_SQUADRONNAME_SUFFIX_SWEEPERS' Language='zh_Hans_CN'&gt;&lt;Text&gt;清扫者&lt;/Text&gt;&lt;/Row&gt;</text:p>
          </table:table-cell>
        </table:table-row>
        <table:table-row table:style-name="ro3">
          <table:table-cell office:value-type="string">
            <text:p>LOC_TCS_SQUADRONNAME_SUFFIX_GRASSHOPPERS</text:p>
          </table:table-cell>
          <table:table-cell office:value-type="string">
            <text:p>Grasshoppers</text:p>
          </table:table-cell>
          <table:table-cell office:value-type="string">
            <text:p>Grashüpfer</text:p>
          </table:table-cell>
          <table:table-cell table:formula="of:=CONCATENATE(&quot;&lt;Row Tag='&quot;;[.A296];&quot;' Language='de_DE'&gt;&lt;Text&gt;&quot;;[.C296];&quot;&lt;/Text&gt;&lt;/Row&gt;&quot;)" office:value-type="string" office:string-value="&lt;Row Tag='LOC_TCS_SQUADRONNAME_SUFFIX_GRASSHOPPERS' Language='de_DE'&gt;&lt;Text&gt;Grashüpfer&lt;/Text&gt;&lt;/Row&gt;">
            <text:p>&lt;Row Tag='LOC_TCS_SQUADRONNAME_SUFFIX_GRASSHOPPERS' Language='de_DE'&gt;&lt;Text&gt;Grashüpfer&lt;/Text&gt;&lt;/Row&gt;</text:p>
          </table:table-cell>
          <table:table-cell office:value-type="string">
            <text:p>Saltamontes</text:p>
          </table:table-cell>
          <table:table-cell table:formula="of:=CONCATENATE(&quot;&lt;Row Tag='&quot;;[.A296];&quot;' Language='es_ES'&gt;&lt;Text&gt;&quot;;[.E296];&quot;&lt;/Text&gt;&lt;/Row&gt;&quot;)" office:value-type="string" office:string-value="&lt;Row Tag='LOC_TCS_SQUADRONNAME_SUFFIX_GRASSHOPPERS' Language='es_ES'&gt;&lt;Text&gt;Saltamontes&lt;/Text&gt;&lt;/Row&gt;">
            <text:p>&lt;Row Tag='LOC_TCS_SQUADRONNAME_SUFFIX_GRASSHOPPERS' Language='es_ES'&gt;&lt;Text&gt;Saltamontes&lt;/Text&gt;&lt;/Row&gt;</text:p>
          </table:table-cell>
          <table:table-cell office:value-type="string">
            <text:p>Cavallette</text:p>
          </table:table-cell>
          <table:table-cell table:formula="of:=CONCATENATE(&quot;&lt;Row Tag='&quot;;[.A296];&quot;' Language='it_IT'&gt;&lt;Text&gt;&quot;;[.G296];&quot;&lt;/Text&gt;&lt;/Row&gt;&quot;)" office:value-type="string" office:string-value="&lt;Row Tag='LOC_TCS_SQUADRONNAME_SUFFIX_GRASSHOPPERS' Language='it_IT'&gt;&lt;Text&gt;Cavallette&lt;/Text&gt;&lt;/Row&gt;">
            <text:p>&lt;Row Tag='LOC_TCS_SQUADRONNAME_SUFFIX_GRASSHOPPERS' Language='it_IT'&gt;&lt;Text&gt;Cavallette&lt;/Text&gt;&lt;/Row&gt;</text:p>
          </table:table-cell>
          <table:table-cell office:value-type="string">
            <text:p>バッタ</text:p>
          </table:table-cell>
          <table:table-cell table:formula="of:=CONCATENATE(&quot;&lt;Row Tag='&quot;;[.A296];&quot;' Language='ja_JP'&gt;&lt;Text&gt;&quot;;[.I296];&quot;&lt;/Text&gt;&lt;/Row&gt;&quot;)" office:value-type="string" office:string-value="&lt;Row Tag='LOC_TCS_SQUADRONNAME_SUFFIX_GRASSHOPPERS' Language='ja_JP'&gt;&lt;Text&gt;バッタ&lt;/Text&gt;&lt;/Row&gt;">
            <text:p>&lt;Row Tag='LOC_TCS_SQUADRONNAME_SUFFIX_GRASSHOPPERS' Language='ja_JP'&gt;&lt;Text&gt;バッタ&lt;/Text&gt;&lt;/Row&gt;</text:p>
          </table:table-cell>
          <table:table-cell office:value-type="string">
            <text:p>메뚜기들</text:p>
          </table:table-cell>
          <table:table-cell table:formula="of:=CONCATENATE(&quot;&lt;Row Tag='&quot;;[.A296];&quot;' Language='ko_KR'&gt;&lt;Text&gt;&quot;;[.K296];&quot;&lt;/Text&gt;&lt;/Row&gt;&quot;)" office:value-type="string" office:string-value="&lt;Row Tag='LOC_TCS_SQUADRONNAME_SUFFIX_GRASSHOPPERS' Language='ko_KR'&gt;&lt;Text&gt;메뚜기들&lt;/Text&gt;&lt;/Row&gt;">
            <text:p>&lt;Row Tag='LOC_TCS_SQUADRONNAME_SUFFIX_GRASSHOPPERS' Language='ko_KR'&gt;&lt;Text&gt;메뚜기들&lt;/Text&gt;&lt;/Row&gt;</text:p>
          </table:table-cell>
          <table:table-cell office:value-type="string">
            <text:p>Koniki polne</text:p>
          </table:table-cell>
          <table:table-cell table:formula="of:=CONCATENATE(&quot;&lt;Row Tag='&quot;;[.A296];&quot;' Language='pl_PL'&gt;&lt;Text&gt;&quot;;[.M296];&quot;&lt;/Text&gt;&lt;/Row&gt;&quot;)" office:value-type="string" office:string-value="&lt;Row Tag='LOC_TCS_SQUADRONNAME_SUFFIX_GRASSHOPPERS' Language='pl_PL'&gt;&lt;Text&gt;Koniki polne&lt;/Text&gt;&lt;/Row&gt;">
            <text:p>&lt;Row Tag='LOC_TCS_SQUADRONNAME_SUFFIX_GRASSHOPPERS' Language='pl_PL'&gt;&lt;Text&gt;Koniki polne&lt;/Text&gt;&lt;/Row&gt;</text:p>
          </table:table-cell>
          <table:table-cell office:value-type="string">
            <text:p>Gafanhotos</text:p>
          </table:table-cell>
          <table:table-cell table:formula="of:=CONCATENATE(&quot;&lt;Row Tag='&quot;;[.A296];&quot;' Language='pt_BR'&gt;&lt;Text&gt;&quot;;[.O296];&quot;&lt;/Text&gt;&lt;/Row&gt;&quot;)" office:value-type="string" office:string-value="&lt;Row Tag='LOC_TCS_SQUADRONNAME_SUFFIX_GRASSHOPPERS' Language='pt_BR'&gt;&lt;Text&gt;Gafanhotos&lt;/Text&gt;&lt;/Row&gt;">
            <text:p>&lt;Row Tag='LOC_TCS_SQUADRONNAME_SUFFIX_GRASSHOPPERS' Language='pt_BR'&gt;&lt;Text&gt;Gafanhotos&lt;/Text&gt;&lt;/Row&gt;</text:p>
          </table:table-cell>
          <table:table-cell office:value-type="string">
            <text:p>Кузнечики</text:p>
          </table:table-cell>
          <table:table-cell table:formula="of:=CONCATENATE(&quot;&lt;Row Tag='&quot;;[.A296];&quot;' Language='ru_RU'&gt;&lt;Text&gt;&quot;;[.Q296];&quot;&lt;/Text&gt;&lt;/Row&gt;&quot;)" office:value-type="string" office:string-value="&lt;Row Tag='LOC_TCS_SQUADRONNAME_SUFFIX_GRASSHOPPERS' Language='ru_RU'&gt;&lt;Text&gt;Кузнечики&lt;/Text&gt;&lt;/Row&gt;">
            <text:p>&lt;Row Tag='LOC_TCS_SQUADRONNAME_SUFFIX_GRASSHOPPERS' Language='ru_RU'&gt;&lt;Text&gt;Кузнечики&lt;/Text&gt;&lt;/Row&gt;</text:p>
          </table:table-cell>
          <table:table-cell office:value-type="string">
            <text:p>蚱蜢</text:p>
          </table:table-cell>
          <table:table-cell table:formula="of:=CONCATENATE(&quot;&lt;Row Tag='&quot;;[.A296];&quot;' Language='zh_Hans_CN'&gt;&lt;Text&gt;&quot;;[.S296];&quot;&lt;/Text&gt;&lt;/Row&gt;&quot;)" office:value-type="string" office:string-value="&lt;Row Tag='LOC_TCS_SQUADRONNAME_SUFFIX_GRASSHOPPERS' Language='zh_Hans_CN'&gt;&lt;Text&gt;蚱蜢&lt;/Text&gt;&lt;/Row&gt;">
            <text:p>&lt;Row Tag='LOC_TCS_SQUADRONNAME_SUFFIX_GRASSHOPPERS' Language='zh_Hans_CN'&gt;&lt;Text&gt;蚱蜢&lt;/Text&gt;&lt;/Row&gt;</text:p>
          </table:table-cell>
        </table:table-row>
        <table:table-row table:style-name="ro3" table:number-rows-repeated="1048279">
          <table:table-cell table:number-columns-repeated="20"/>
        </table:table-row>
        <table:table-row table:style-name="ro3">
          <table:table-cell table:number-columns-repeated="20"/>
        </table:table-row>
      </table:table>
      <table:table table:name="Rank Pool Translations" table:style-name="ta1" table:print="false">
        <table:table-column table:style-name="co4" table:number-columns-repeated="20" table:default-cell-style-name="Default"/>
        <table:table-row table:style-name="ro2">
          <table:table-cell/>
          <table:table-cell table:style-name="ce2" office:value-type="string">
            <text:p>en_us</text:p>
          </table:table-cell>
          <table:table-cell office:value-type="string">
            <text:p>de_DE</text:p>
          </table:table-cell>
          <table:table-cell/>
          <table:table-cell office:value-type="string">
            <text:p>es_ES</text:p>
          </table:table-cell>
          <table:table-cell/>
          <table:table-cell office:value-type="string">
            <text:p>it_IT</text:p>
          </table:table-cell>
          <table:table-cell/>
          <table:table-cell office:value-type="string">
            <text:p>ja_JP</text:p>
          </table:table-cell>
          <table:table-cell/>
          <table:table-cell office:value-type="string">
            <text:p>ko_KR</text:p>
          </table:table-cell>
          <table:table-cell/>
          <table:table-cell office:value-type="string">
            <text:p>pl_PL</text:p>
          </table:table-cell>
          <table:table-cell/>
          <table:table-cell office:value-type="string">
            <text:p>pt_BR</text:p>
          </table:table-cell>
          <table:table-cell/>
          <table:table-cell office:value-type="string">
            <text:p>ru_RU</text:p>
          </table:table-cell>
          <table:table-cell/>
          <table:table-cell office:value-type="string">
            <text:p>zh_Hans_CN</text:p>
          </table:table-cell>
          <table:table-cell/>
        </table:table-row>
        <table:table-row table:style-name="ro3">
          <table:table-cell office:value-type="string">
            <text:p>LOC_TCS_MODERN_AIRRANK_PREFIX_AIR_MARSHAL</text:p>
          </table:table-cell>
          <table:table-cell table:style-name="ce2" office:value-type="string">
            <text:p>Air Marshal</text:p>
          </table:table-cell>
          <table:table-cell office:value-type="string">
            <text:p>Luftmarschall</text:p>
          </table:table-cell>
          <table:table-cell table:formula="of:=CONCATENATE(&quot;&lt;Row Tag='&quot;;[.A2];&quot;' Language='de_DE'&gt;&lt;Text&gt;&quot;;[.C2];&quot;&lt;/Text&gt;&lt;/Row&gt;&quot;)" office:value-type="string" office:string-value="&lt;Row Tag='LOC_TCS_MODERN_AIRRANK_PREFIX_AIR_MARSHAL' Language='de_DE'&gt;&lt;Text&gt;Luftmarschall&lt;/Text&gt;&lt;/Row&gt;">
            <text:p>&lt;Row Tag='LOC_TCS_MODERN_AIRRANK_PREFIX_AIR_MARSHAL' Language='de_DE'&gt;&lt;Text&gt;Luftmarschall&lt;/Text&gt;&lt;/Row&gt;</text:p>
          </table:table-cell>
          <table:table-cell office:value-type="string">
            <text:p>Mariscal del aire</text:p>
          </table:table-cell>
          <table:table-cell table:formula="of:=CONCATENATE(&quot;&lt;Row Tag='&quot;;[.A2];&quot;' Language='es_ES'&gt;&lt;Text&gt;&quot;;[.E2];&quot;&lt;/Text&gt;&lt;/Row&gt;&quot;)" office:value-type="string" office:string-value="&lt;Row Tag='LOC_TCS_MODERN_AIRRANK_PREFIX_AIR_MARSHAL' Language='es_ES'&gt;&lt;Text&gt;Mariscal del aire&lt;/Text&gt;&lt;/Row&gt;">
            <text:p>&lt;Row Tag='LOC_TCS_MODERN_AIRRANK_PREFIX_AIR_MARSHAL' Language='es_ES'&gt;&lt;Text&gt;Mariscal del aire&lt;/Text&gt;&lt;/Row&gt;</text:p>
          </table:table-cell>
          <table:table-cell office:value-type="string">
            <text:p>Maresciallo dell'aria</text:p>
          </table:table-cell>
          <table:table-cell table:formula="of:=CONCATENATE(&quot;&lt;Row Tag='&quot;;[.A2];&quot;' Language='it_IT'&gt;&lt;Text&gt;&quot;;[.G2];&quot;&lt;/Text&gt;&lt;/Row&gt;&quot;)" office:value-type="string" office:string-value="&lt;Row Tag='LOC_TCS_MODERN_AIRRANK_PREFIX_AIR_MARSHAL' Language='it_IT'&gt;&lt;Text&gt;Maresciallo dell'aria&lt;/Text&gt;&lt;/Row&gt;">
            <text:p>&lt;Row Tag='LOC_TCS_MODERN_AIRRANK_PREFIX_AIR_MARSHAL' Language='it_IT'&gt;&lt;Text&gt;Maresciallo dell'aria&lt;/Text&gt;&lt;/Row&gt;</text:p>
          </table:table-cell>
          <table:table-cell office:value-type="string">
            <text:p>空軍元帥</text:p>
          </table:table-cell>
          <table:table-cell table:formula="of:=CONCATENATE(&quot;&lt;Row Tag='&quot;;[.A2];&quot;' Language='ja_JP'&gt;&lt;Text&gt;&quot;;[.I2];&quot;&lt;/Text&gt;&lt;/Row&gt;&quot;)" office:value-type="string" office:string-value="&lt;Row Tag='LOC_TCS_MODERN_AIRRANK_PREFIX_AIR_MARSHAL' Language='ja_JP'&gt;&lt;Text&gt;空軍元帥&lt;/Text&gt;&lt;/Row&gt;">
            <text:p>&lt;Row Tag='LOC_TCS_MODERN_AIRRANK_PREFIX_AIR_MARSHAL' Language='ja_JP'&gt;&lt;Text&gt;空軍元帥&lt;/Text&gt;&lt;/Row&gt;</text:p>
          </table:table-cell>
          <table:table-cell office:value-type="string">
            <text:p>공군 원수</text:p>
          </table:table-cell>
          <table:table-cell table:formula="of:=CONCATENATE(&quot;&lt;Row Tag='&quot;;[.A2];&quot;' Language='ko_KR'&gt;&lt;Text&gt;&quot;;[.K2];&quot;&lt;/Text&gt;&lt;/Row&gt;&quot;)" office:value-type="string" office:string-value="&lt;Row Tag='LOC_TCS_MODERN_AIRRANK_PREFIX_AIR_MARSHAL' Language='ko_KR'&gt;&lt;Text&gt;공군 원수&lt;/Text&gt;&lt;/Row&gt;">
            <text:p>&lt;Row Tag='LOC_TCS_MODERN_AIRRANK_PREFIX_AIR_MARSHAL' Language='ko_KR'&gt;&lt;Text&gt;공군 원수&lt;/Text&gt;&lt;/Row&gt;</text:p>
          </table:table-cell>
          <table:table-cell office:value-type="string">
            <text:p>Marszałek lotnictwa</text:p>
          </table:table-cell>
          <table:table-cell table:formula="of:=CONCATENATE(&quot;&lt;Row Tag='&quot;;[.A2];&quot;' Language='pl_PL'&gt;&lt;Text&gt;&quot;;[.M2];&quot;&lt;/Text&gt;&lt;/Row&gt;&quot;)" office:value-type="string" office:string-value="&lt;Row Tag='LOC_TCS_MODERN_AIRRANK_PREFIX_AIR_MARSHAL' Language='pl_PL'&gt;&lt;Text&gt;Marszałek lotnictwa&lt;/Text&gt;&lt;/Row&gt;">
            <text:p>&lt;Row Tag='LOC_TCS_MODERN_AIRRANK_PREFIX_AIR_MARSHAL' Language='pl_PL'&gt;&lt;Text&gt;Marszałek lotnictwa&lt;/Text&gt;&lt;/Row&gt;</text:p>
          </table:table-cell>
          <table:table-cell office:value-type="string">
            <text:p>Marechal do ar</text:p>
          </table:table-cell>
          <table:table-cell table:formula="of:=CONCATENATE(&quot;&lt;Row Tag='&quot;;[.A2];&quot;' Language='pt_BR'&gt;&lt;Text&gt;&quot;;[.O2];&quot;&lt;/Text&gt;&lt;/Row&gt;&quot;)" office:value-type="string" office:string-value="&lt;Row Tag='LOC_TCS_MODERN_AIRRANK_PREFIX_AIR_MARSHAL' Language='pt_BR'&gt;&lt;Text&gt;Marechal do ar&lt;/Text&gt;&lt;/Row&gt;">
            <text:p>&lt;Row Tag='LOC_TCS_MODERN_AIRRANK_PREFIX_AIR_MARSHAL' Language='pt_BR'&gt;&lt;Text&gt;Marechal do ar&lt;/Text&gt;&lt;/Row&gt;</text:p>
          </table:table-cell>
          <table:table-cell office:value-type="string">
            <text:p>Главный маршал авиации</text:p>
          </table:table-cell>
          <table:table-cell table:formula="of:=CONCATENATE(&quot;&lt;Row Tag='&quot;;[.A2];&quot;' Language='ru_RU'&gt;&lt;Text&gt;&quot;;[.Q2];&quot;&lt;/Text&gt;&lt;/Row&gt;&quot;)" office:value-type="string" office:string-value="&lt;Row Tag='LOC_TCS_MODERN_AIRRANK_PREFIX_AIR_MARSHAL' Language='ru_RU'&gt;&lt;Text&gt;Главный маршал авиации&lt;/Text&gt;&lt;/Row&gt;">
            <text:p>&lt;Row Tag='LOC_TCS_MODERN_AIRRANK_PREFIX_AIR_MARSHAL' Language='ru_RU'&gt;&lt;Text&gt;Главный маршал авиации&lt;/Text&gt;&lt;/Row&gt;</text:p>
          </table:table-cell>
          <table:table-cell office:value-type="string">
            <text:p>空军元帅</text:p>
          </table:table-cell>
          <table:table-cell table:formula="of:=CONCATENATE(&quot;&lt;Row Tag='&quot;;[.A2];&quot;' Language='zh_Hans_CN'&gt;&lt;Text&gt;&quot;;[.S2];&quot;&lt;/Text&gt;&lt;/Row&gt;&quot;)" office:value-type="string" office:string-value="&lt;Row Tag='LOC_TCS_MODERN_AIRRANK_PREFIX_AIR_MARSHAL' Language='zh_Hans_CN'&gt;&lt;Text&gt;空军元帅&lt;/Text&gt;&lt;/Row&gt;">
            <text:p>&lt;Row Tag='LOC_TCS_MODERN_AIRRANK_PREFIX_AIR_MARSHAL' Language='zh_Hans_CN'&gt;&lt;Text&gt;空军元帅&lt;/Text&gt;&lt;/Row&gt;</text:p>
          </table:table-cell>
        </table:table-row>
        <table:table-row table:style-name="ro3">
          <table:table-cell office:value-type="string">
            <text:p>LOC_TCS_MODERN_AIRRANK_PREFIX_AIR_VICE_MARSHAL</text:p>
          </table:table-cell>
          <table:table-cell office:value-type="string">
            <text:p>Air Vice-Marshal</text:p>
          </table:table-cell>
          <table:table-cell office:value-type="string">
            <text:p>Vize-Luftmarschall</text:p>
          </table:table-cell>
          <table:table-cell table:formula="of:=CONCATENATE(&quot;&lt;Row Tag='&quot;;[.A3];&quot;' Language='de_DE'&gt;&lt;Text&gt;&quot;;[.C3];&quot;&lt;/Text&gt;&lt;/Row&gt;&quot;)" office:value-type="string" office:string-value="&lt;Row Tag='LOC_TCS_MODERN_AIRRANK_PREFIX_AIR_VICE_MARSHAL' Language='de_DE'&gt;&lt;Text&gt;Vize-Luftmarschall&lt;/Text&gt;&lt;/Row&gt;">
            <text:p>&lt;Row Tag='LOC_TCS_MODERN_AIRRANK_PREFIX_AIR_VICE_MARSHAL' Language='de_DE'&gt;&lt;Text&gt;Vize-Luftmarschall&lt;/Text&gt;&lt;/Row&gt;</text:p>
          </table:table-cell>
          <table:table-cell office:value-type="string">
            <text:p>Vice-mariscal del aire</text:p>
          </table:table-cell>
          <table:table-cell table:formula="of:=CONCATENATE(&quot;&lt;Row Tag='&quot;;[.A3];&quot;' Language='es_ES'&gt;&lt;Text&gt;&quot;;[.E3];&quot;&lt;/Text&gt;&lt;/Row&gt;&quot;)" office:value-type="string" office:string-value="&lt;Row Tag='LOC_TCS_MODERN_AIRRANK_PREFIX_AIR_VICE_MARSHAL' Language='es_ES'&gt;&lt;Text&gt;Vice-mariscal del aire&lt;/Text&gt;&lt;/Row&gt;">
            <text:p>&lt;Row Tag='LOC_TCS_MODERN_AIRRANK_PREFIX_AIR_VICE_MARSHAL' Language='es_ES'&gt;&lt;Text&gt;Vice-mariscal del aire&lt;/Text&gt;&lt;/Row&gt;</text:p>
          </table:table-cell>
          <table:table-cell office:value-type="string">
            <text:p>Vice maresciallo dell'aria</text:p>
          </table:table-cell>
          <table:table-cell table:formula="of:=CONCATENATE(&quot;&lt;Row Tag='&quot;;[.A3];&quot;' Language='it_IT'&gt;&lt;Text&gt;&quot;;[.G3];&quot;&lt;/Text&gt;&lt;/Row&gt;&quot;)" office:value-type="string" office:string-value="&lt;Row Tag='LOC_TCS_MODERN_AIRRANK_PREFIX_AIR_VICE_MARSHAL' Language='it_IT'&gt;&lt;Text&gt;Vice maresciallo dell'aria&lt;/Text&gt;&lt;/Row&gt;">
            <text:p>&lt;Row Tag='LOC_TCS_MODERN_AIRRANK_PREFIX_AIR_VICE_MARSHAL' Language='it_IT'&gt;&lt;Text&gt;Vice maresciallo dell'aria&lt;/Text&gt;&lt;/Row&gt;</text:p>
          </table:table-cell>
          <table:table-cell office:value-type="string">
            <text:p>空軍中将</text:p>
          </table:table-cell>
          <table:table-cell table:formula="of:=CONCATENATE(&quot;&lt;Row Tag='&quot;;[.A3];&quot;' Language='ja_JP'&gt;&lt;Text&gt;&quot;;[.I3];&quot;&lt;/Text&gt;&lt;/Row&gt;&quot;)" office:value-type="string" office:string-value="&lt;Row Tag='LOC_TCS_MODERN_AIRRANK_PREFIX_AIR_VICE_MARSHAL' Language='ja_JP'&gt;&lt;Text&gt;空軍中将&lt;/Text&gt;&lt;/Row&gt;">
            <text:p>&lt;Row Tag='LOC_TCS_MODERN_AIRRANK_PREFIX_AIR_VICE_MARSHAL' Language='ja_JP'&gt;&lt;Text&gt;空軍中将&lt;/Text&gt;&lt;/Row&gt;</text:p>
          </table:table-cell>
          <table:table-cell office:value-type="string">
            <text:p>공군 중장</text:p>
          </table:table-cell>
          <table:table-cell table:formula="of:=CONCATENATE(&quot;&lt;Row Tag='&quot;;[.A3];&quot;' Language='ko_KR'&gt;&lt;Text&gt;&quot;;[.K3];&quot;&lt;/Text&gt;&lt;/Row&gt;&quot;)" office:value-type="string" office:string-value="&lt;Row Tag='LOC_TCS_MODERN_AIRRANK_PREFIX_AIR_VICE_MARSHAL' Language='ko_KR'&gt;&lt;Text&gt;공군 중장&lt;/Text&gt;&lt;/Row&gt;">
            <text:p>&lt;Row Tag='LOC_TCS_MODERN_AIRRANK_PREFIX_AIR_VICE_MARSHAL' Language='ko_KR'&gt;&lt;Text&gt;공군 중장&lt;/Text&gt;&lt;/Row&gt;</text:p>
          </table:table-cell>
          <table:table-cell office:value-type="string">
            <text:p>Wicemarszałek lotnictwa</text:p>
          </table:table-cell>
          <table:table-cell table:formula="of:=CONCATENATE(&quot;&lt;Row Tag='&quot;;[.A3];&quot;' Language='pl_PL'&gt;&lt;Text&gt;&quot;;[.M3];&quot;&lt;/Text&gt;&lt;/Row&gt;&quot;)" office:value-type="string" office:string-value="&lt;Row Tag='LOC_TCS_MODERN_AIRRANK_PREFIX_AIR_VICE_MARSHAL' Language='pl_PL'&gt;&lt;Text&gt;Wicemarszałek lotnictwa&lt;/Text&gt;&lt;/Row&gt;">
            <text:p>&lt;Row Tag='LOC_TCS_MODERN_AIRRANK_PREFIX_AIR_VICE_MARSHAL' Language='pl_PL'&gt;&lt;Text&gt;Wicemarszałek lotnictwa&lt;/Text&gt;&lt;/Row&gt;</text:p>
          </table:table-cell>
          <table:table-cell office:value-type="string">
            <text:p>Vice-marechal do ar</text:p>
          </table:table-cell>
          <table:table-cell table:formula="of:=CONCATENATE(&quot;&lt;Row Tag='&quot;;[.A3];&quot;' Language='pt_BR'&gt;&lt;Text&gt;&quot;;[.O3];&quot;&lt;/Text&gt;&lt;/Row&gt;&quot;)" office:value-type="string" office:string-value="&lt;Row Tag='LOC_TCS_MODERN_AIRRANK_PREFIX_AIR_VICE_MARSHAL' Language='pt_BR'&gt;&lt;Text&gt;Vice-marechal do ar&lt;/Text&gt;&lt;/Row&gt;">
            <text:p>&lt;Row Tag='LOC_TCS_MODERN_AIRRANK_PREFIX_AIR_VICE_MARSHAL' Language='pt_BR'&gt;&lt;Text&gt;Vice-marechal do ar&lt;/Text&gt;&lt;/Row&gt;</text:p>
          </table:table-cell>
          <table:table-cell office:value-type="string">
            <text:p>Генерал-полковник авиации</text:p>
          </table:table-cell>
          <table:table-cell table:formula="of:=CONCATENATE(&quot;&lt;Row Tag='&quot;;[.A3];&quot;' Language='ru_RU'&gt;&lt;Text&gt;&quot;;[.Q3];&quot;&lt;/Text&gt;&lt;/Row&gt;&quot;)" office:value-type="string" office:string-value="&lt;Row Tag='LOC_TCS_MODERN_AIRRANK_PREFIX_AIR_VICE_MARSHAL' Language='ru_RU'&gt;&lt;Text&gt;Генерал-полковник авиации&lt;/Text&gt;&lt;/Row&gt;">
            <text:p>&lt;Row Tag='LOC_TCS_MODERN_AIRRANK_PREFIX_AIR_VICE_MARSHAL' Language='ru_RU'&gt;&lt;Text&gt;Генерал-полковник авиации&lt;/Text&gt;&lt;/Row&gt;</text:p>
          </table:table-cell>
          <table:table-cell office:value-type="string">
            <text:p>空军中将</text:p>
          </table:table-cell>
          <table:table-cell table:formula="of:=CONCATENATE(&quot;&lt;Row Tag='&quot;;[.A3];&quot;' Language='zh_Hans_CN'&gt;&lt;Text&gt;&quot;;[.S3];&quot;&lt;/Text&gt;&lt;/Row&gt;&quot;)" office:value-type="string" office:string-value="&lt;Row Tag='LOC_TCS_MODERN_AIRRANK_PREFIX_AIR_VICE_MARSHAL' Language='zh_Hans_CN'&gt;&lt;Text&gt;空军中将&lt;/Text&gt;&lt;/Row&gt;">
            <text:p>&lt;Row Tag='LOC_TCS_MODERN_AIRRANK_PREFIX_AIR_VICE_MARSHAL' Language='zh_Hans_CN'&gt;&lt;Text&gt;空军中将&lt;/Text&gt;&lt;/Row&gt;</text:p>
          </table:table-cell>
        </table:table-row>
        <table:table-row table:style-name="ro3">
          <table:table-cell office:value-type="string">
            <text:p>LOC_TCS_MODERN_AIRRANK_PREFIX_AIR_COMMODORE</text:p>
          </table:table-cell>
          <table:table-cell office:value-type="string">
            <text:p>Air Commodore</text:p>
          </table:table-cell>
          <table:table-cell office:value-type="string">
            <text:p>Luftkommodore</text:p>
          </table:table-cell>
          <table:table-cell table:formula="of:=CONCATENATE(&quot;&lt;Row Tag='&quot;;[.A4];&quot;' Language='de_DE'&gt;&lt;Text&gt;&quot;;[.C4];&quot;&lt;/Text&gt;&lt;/Row&gt;&quot;)" office:value-type="string" office:string-value="&lt;Row Tag='LOC_TCS_MODERN_AIRRANK_PREFIX_AIR_COMMODORE' Language='de_DE'&gt;&lt;Text&gt;Luftkommodore&lt;/Text&gt;&lt;/Row&gt;">
            <text:p>&lt;Row Tag='LOC_TCS_MODERN_AIRRANK_PREFIX_AIR_COMMODORE' Language='de_DE'&gt;&lt;Text&gt;Luftkommodore&lt;/Text&gt;&lt;/Row&gt;</text:p>
          </table:table-cell>
          <table:table-cell office:value-type="string">
            <text:p>Comodoro del aire</text:p>
          </table:table-cell>
          <table:table-cell table:formula="of:=CONCATENATE(&quot;&lt;Row Tag='&quot;;[.A4];&quot;' Language='es_ES'&gt;&lt;Text&gt;&quot;;[.E4];&quot;&lt;/Text&gt;&lt;/Row&gt;&quot;)" office:value-type="string" office:string-value="&lt;Row Tag='LOC_TCS_MODERN_AIRRANK_PREFIX_AIR_COMMODORE' Language='es_ES'&gt;&lt;Text&gt;Comodoro del aire&lt;/Text&gt;&lt;/Row&gt;">
            <text:p>&lt;Row Tag='LOC_TCS_MODERN_AIRRANK_PREFIX_AIR_COMMODORE' Language='es_ES'&gt;&lt;Text&gt;Comodoro del aire&lt;/Text&gt;&lt;/Row&gt;</text:p>
          </table:table-cell>
          <table:table-cell office:value-type="string">
            <text:p>Commodoro dell'aria</text:p>
          </table:table-cell>
          <table:table-cell table:formula="of:=CONCATENATE(&quot;&lt;Row Tag='&quot;;[.A4];&quot;' Language='it_IT'&gt;&lt;Text&gt;&quot;;[.G4];&quot;&lt;/Text&gt;&lt;/Row&gt;&quot;)" office:value-type="string" office:string-value="&lt;Row Tag='LOC_TCS_MODERN_AIRRANK_PREFIX_AIR_COMMODORE' Language='it_IT'&gt;&lt;Text&gt;Commodoro dell'aria&lt;/Text&gt;&lt;/Row&gt;">
            <text:p>&lt;Row Tag='LOC_TCS_MODERN_AIRRANK_PREFIX_AIR_COMMODORE' Language='it_IT'&gt;&lt;Text&gt;Commodoro dell'aria&lt;/Text&gt;&lt;/Row&gt;</text:p>
          </table:table-cell>
          <table:table-cell office:value-type="string">
            <text:p>空軍准将</text:p>
          </table:table-cell>
          <table:table-cell table:formula="of:=CONCATENATE(&quot;&lt;Row Tag='&quot;;[.A4];&quot;' Language='ja_JP'&gt;&lt;Text&gt;&quot;;[.I4];&quot;&lt;/Text&gt;&lt;/Row&gt;&quot;)" office:value-type="string" office:string-value="&lt;Row Tag='LOC_TCS_MODERN_AIRRANK_PREFIX_AIR_COMMODORE' Language='ja_JP'&gt;&lt;Text&gt;空軍准将&lt;/Text&gt;&lt;/Row&gt;">
            <text:p>&lt;Row Tag='LOC_TCS_MODERN_AIRRANK_PREFIX_AIR_COMMODORE' Language='ja_JP'&gt;&lt;Text&gt;空軍准将&lt;/Text&gt;&lt;/Row&gt;</text:p>
          </table:table-cell>
          <table:table-cell office:value-type="string">
            <text:p>공군 준장</text:p>
          </table:table-cell>
          <table:table-cell table:formula="of:=CONCATENATE(&quot;&lt;Row Tag='&quot;;[.A4];&quot;' Language='ko_KR'&gt;&lt;Text&gt;&quot;;[.K4];&quot;&lt;/Text&gt;&lt;/Row&gt;&quot;)" office:value-type="string" office:string-value="&lt;Row Tag='LOC_TCS_MODERN_AIRRANK_PREFIX_AIR_COMMODORE' Language='ko_KR'&gt;&lt;Text&gt;공군 준장&lt;/Text&gt;&lt;/Row&gt;">
            <text:p>&lt;Row Tag='LOC_TCS_MODERN_AIRRANK_PREFIX_AIR_COMMODORE' Language='ko_KR'&gt;&lt;Text&gt;공군 준장&lt;/Text&gt;&lt;/Row&gt;</text:p>
          </table:table-cell>
          <table:table-cell office:value-type="string">
            <text:p>Komodor lotnictwa</text:p>
          </table:table-cell>
          <table:table-cell table:formula="of:=CONCATENATE(&quot;&lt;Row Tag='&quot;;[.A4];&quot;' Language='pl_PL'&gt;&lt;Text&gt;&quot;;[.M4];&quot;&lt;/Text&gt;&lt;/Row&gt;&quot;)" office:value-type="string" office:string-value="&lt;Row Tag='LOC_TCS_MODERN_AIRRANK_PREFIX_AIR_COMMODORE' Language='pl_PL'&gt;&lt;Text&gt;Komodor lotnictwa&lt;/Text&gt;&lt;/Row&gt;">
            <text:p>&lt;Row Tag='LOC_TCS_MODERN_AIRRANK_PREFIX_AIR_COMMODORE' Language='pl_PL'&gt;&lt;Text&gt;Komodor lotnictwa&lt;/Text&gt;&lt;/Row&gt;</text:p>
          </table:table-cell>
          <table:table-cell office:value-type="string">
            <text:p>Comodoro do ar</text:p>
          </table:table-cell>
          <table:table-cell table:formula="of:=CONCATENATE(&quot;&lt;Row Tag='&quot;;[.A4];&quot;' Language='pt_BR'&gt;&lt;Text&gt;&quot;;[.O4];&quot;&lt;/Text&gt;&lt;/Row&gt;&quot;)" office:value-type="string" office:string-value="&lt;Row Tag='LOC_TCS_MODERN_AIRRANK_PREFIX_AIR_COMMODORE' Language='pt_BR'&gt;&lt;Text&gt;Comodoro do ar&lt;/Text&gt;&lt;/Row&gt;">
            <text:p>&lt;Row Tag='LOC_TCS_MODERN_AIRRANK_PREFIX_AIR_COMMODORE' Language='pt_BR'&gt;&lt;Text&gt;Comodoro do ar&lt;/Text&gt;&lt;/Row&gt;</text:p>
          </table:table-cell>
          <table:table-cell office:value-type="string">
            <text:p>Генерал-майор авиации</text:p>
          </table:table-cell>
          <table:table-cell table:formula="of:=CONCATENATE(&quot;&lt;Row Tag='&quot;;[.A4];&quot;' Language='ru_RU'&gt;&lt;Text&gt;&quot;;[.Q4];&quot;&lt;/Text&gt;&lt;/Row&gt;&quot;)" office:value-type="string" office:string-value="&lt;Row Tag='LOC_TCS_MODERN_AIRRANK_PREFIX_AIR_COMMODORE' Language='ru_RU'&gt;&lt;Text&gt;Генерал-майор авиации&lt;/Text&gt;&lt;/Row&gt;">
            <text:p>&lt;Row Tag='LOC_TCS_MODERN_AIRRANK_PREFIX_AIR_COMMODORE' Language='ru_RU'&gt;&lt;Text&gt;Генерал-майор авиации&lt;/Text&gt;&lt;/Row&gt;</text:p>
          </table:table-cell>
          <table:table-cell office:value-type="string">
            <text:p>空军准将</text:p>
          </table:table-cell>
          <table:table-cell table:formula="of:=CONCATENATE(&quot;&lt;Row Tag='&quot;;[.A4];&quot;' Language='zh_Hans_CN'&gt;&lt;Text&gt;&quot;;[.S4];&quot;&lt;/Text&gt;&lt;/Row&gt;&quot;)" office:value-type="string" office:string-value="&lt;Row Tag='LOC_TCS_MODERN_AIRRANK_PREFIX_AIR_COMMODORE' Language='zh_Hans_CN'&gt;&lt;Text&gt;空军准将&lt;/Text&gt;&lt;/Row&gt;">
            <text:p>&lt;Row Tag='LOC_TCS_MODERN_AIRRANK_PREFIX_AIR_COMMODORE' Language='zh_Hans_CN'&gt;&lt;Text&gt;空军准将&lt;/Text&gt;&lt;/Row&gt;</text:p>
          </table:table-cell>
        </table:table-row>
        <table:table-row table:style-name="ro3">
          <table:table-cell office:value-type="string">
            <text:p>LOC_TCS_MODERN_AIRRANK_PREFIX_WING_COMMANDER</text:p>
          </table:table-cell>
          <table:table-cell office:value-type="string">
            <text:p>Wing Commander</text:p>
          </table:table-cell>
          <table:table-cell office:value-type="string">
            <text:p>Geschwaderkommandeur</text:p>
          </table:table-cell>
          <table:table-cell table:formula="of:=CONCATENATE(&quot;&lt;Row Tag='&quot;;[.A5];&quot;' Language='de_DE'&gt;&lt;Text&gt;&quot;;[.C5];&quot;&lt;/Text&gt;&lt;/Row&gt;&quot;)" office:value-type="string" office:string-value="&lt;Row Tag='LOC_TCS_MODERN_AIRRANK_PREFIX_WING_COMMANDER' Language='de_DE'&gt;&lt;Text&gt;Geschwaderkommandeur&lt;/Text&gt;&lt;/Row&gt;">
            <text:p>&lt;Row Tag='LOC_TCS_MODERN_AIRRANK_PREFIX_WING_COMMANDER' Language='de_DE'&gt;&lt;Text&gt;Geschwaderkommandeur&lt;/Text&gt;&lt;/Row&gt;</text:p>
          </table:table-cell>
          <table:table-cell office:value-type="string">
            <text:p>Comandante de ala</text:p>
          </table:table-cell>
          <table:table-cell table:formula="of:=CONCATENATE(&quot;&lt;Row Tag='&quot;;[.A5];&quot;' Language='es_ES'&gt;&lt;Text&gt;&quot;;[.E5];&quot;&lt;/Text&gt;&lt;/Row&gt;&quot;)" office:value-type="string" office:string-value="&lt;Row Tag='LOC_TCS_MODERN_AIRRANK_PREFIX_WING_COMMANDER' Language='es_ES'&gt;&lt;Text&gt;Comandante de ala&lt;/Text&gt;&lt;/Row&gt;">
            <text:p>&lt;Row Tag='LOC_TCS_MODERN_AIRRANK_PREFIX_WING_COMMANDER' Language='es_ES'&gt;&lt;Text&gt;Comandante de ala&lt;/Text&gt;&lt;/Row&gt;</text:p>
          </table:table-cell>
          <table:table-cell office:value-type="string">
            <text:p>Comandante di stormo</text:p>
          </table:table-cell>
          <table:table-cell table:formula="of:=CONCATENATE(&quot;&lt;Row Tag='&quot;;[.A5];&quot;' Language='it_IT'&gt;&lt;Text&gt;&quot;;[.G5];&quot;&lt;/Text&gt;&lt;/Row&gt;&quot;)" office:value-type="string" office:string-value="&lt;Row Tag='LOC_TCS_MODERN_AIRRANK_PREFIX_WING_COMMANDER' Language='it_IT'&gt;&lt;Text&gt;Comandante di stormo&lt;/Text&gt;&lt;/Row&gt;">
            <text:p>&lt;Row Tag='LOC_TCS_MODERN_AIRRANK_PREFIX_WING_COMMANDER' Language='it_IT'&gt;&lt;Text&gt;Comandante di stormo&lt;/Text&gt;&lt;/Row&gt;</text:p>
          </table:table-cell>
          <table:table-cell office:value-type="string">
            <text:p>空軍大佐</text:p>
          </table:table-cell>
          <table:table-cell table:formula="of:=CONCATENATE(&quot;&lt;Row Tag='&quot;;[.A5];&quot;' Language='ja_JP'&gt;&lt;Text&gt;&quot;;[.I5];&quot;&lt;/Text&gt;&lt;/Row&gt;&quot;)" office:value-type="string" office:string-value="&lt;Row Tag='LOC_TCS_MODERN_AIRRANK_PREFIX_WING_COMMANDER' Language='ja_JP'&gt;&lt;Text&gt;空軍大佐&lt;/Text&gt;&lt;/Row&gt;">
            <text:p>&lt;Row Tag='LOC_TCS_MODERN_AIRRANK_PREFIX_WING_COMMANDER' Language='ja_JP'&gt;&lt;Text&gt;空軍大佐&lt;/Text&gt;&lt;/Row&gt;</text:p>
          </table:table-cell>
          <table:table-cell office:value-type="string">
            <text:p>공군 대령</text:p>
          </table:table-cell>
          <table:table-cell table:formula="of:=CONCATENATE(&quot;&lt;Row Tag='&quot;;[.A5];&quot;' Language='ko_KR'&gt;&lt;Text&gt;&quot;;[.K5];&quot;&lt;/Text&gt;&lt;/Row&gt;&quot;)" office:value-type="string" office:string-value="&lt;Row Tag='LOC_TCS_MODERN_AIRRANK_PREFIX_WING_COMMANDER' Language='ko_KR'&gt;&lt;Text&gt;공군 대령&lt;/Text&gt;&lt;/Row&gt;">
            <text:p>&lt;Row Tag='LOC_TCS_MODERN_AIRRANK_PREFIX_WING_COMMANDER' Language='ko_KR'&gt;&lt;Text&gt;공군 대령&lt;/Text&gt;&lt;/Row&gt;</text:p>
          </table:table-cell>
          <table:table-cell office:value-type="string">
            <text:p>Podpułkownik pilot</text:p>
          </table:table-cell>
          <table:table-cell table:formula="of:=CONCATENATE(&quot;&lt;Row Tag='&quot;;[.A5];&quot;' Language='pl_PL'&gt;&lt;Text&gt;&quot;;[.M5];&quot;&lt;/Text&gt;&lt;/Row&gt;&quot;)" office:value-type="string" office:string-value="&lt;Row Tag='LOC_TCS_MODERN_AIRRANK_PREFIX_WING_COMMANDER' Language='pl_PL'&gt;&lt;Text&gt;Podpułkownik pilot&lt;/Text&gt;&lt;/Row&gt;">
            <text:p>&lt;Row Tag='LOC_TCS_MODERN_AIRRANK_PREFIX_WING_COMMANDER' Language='pl_PL'&gt;&lt;Text&gt;Podpułkownik pilot&lt;/Text&gt;&lt;/Row&gt;</text:p>
          </table:table-cell>
          <table:table-cell office:value-type="string">
            <text:p>Comandante de asa</text:p>
          </table:table-cell>
          <table:table-cell table:formula="of:=CONCATENATE(&quot;&lt;Row Tag='&quot;;[.A5];&quot;' Language='pt_BR'&gt;&lt;Text&gt;&quot;;[.O5];&quot;&lt;/Text&gt;&lt;/Row&gt;&quot;)" office:value-type="string" office:string-value="&lt;Row Tag='LOC_TCS_MODERN_AIRRANK_PREFIX_WING_COMMANDER' Language='pt_BR'&gt;&lt;Text&gt;Comandante de asa&lt;/Text&gt;&lt;/Row&gt;">
            <text:p>&lt;Row Tag='LOC_TCS_MODERN_AIRRANK_PREFIX_WING_COMMANDER' Language='pt_BR'&gt;&lt;Text&gt;Comandante de asa&lt;/Text&gt;&lt;/Row&gt;</text:p>
          </table:table-cell>
          <table:table-cell office:value-type="string">
            <text:p>Полковник авиации</text:p>
          </table:table-cell>
          <table:table-cell table:formula="of:=CONCATENATE(&quot;&lt;Row Tag='&quot;;[.A5];&quot;' Language='ru_RU'&gt;&lt;Text&gt;&quot;;[.Q5];&quot;&lt;/Text&gt;&lt;/Row&gt;&quot;)" office:value-type="string" office:string-value="&lt;Row Tag='LOC_TCS_MODERN_AIRRANK_PREFIX_WING_COMMANDER' Language='ru_RU'&gt;&lt;Text&gt;Полковник авиации&lt;/Text&gt;&lt;/Row&gt;">
            <text:p>&lt;Row Tag='LOC_TCS_MODERN_AIRRANK_PREFIX_WING_COMMANDER' Language='ru_RU'&gt;&lt;Text&gt;Полковник авиации&lt;/Text&gt;&lt;/Row&gt;</text:p>
          </table:table-cell>
          <table:table-cell office:value-type="string">
            <text:p>空军上校</text:p>
          </table:table-cell>
          <table:table-cell table:formula="of:=CONCATENATE(&quot;&lt;Row Tag='&quot;;[.A5];&quot;' Language='zh_Hans_CN'&gt;&lt;Text&gt;&quot;;[.S5];&quot;&lt;/Text&gt;&lt;/Row&gt;&quot;)" office:value-type="string" office:string-value="&lt;Row Tag='LOC_TCS_MODERN_AIRRANK_PREFIX_WING_COMMANDER' Language='zh_Hans_CN'&gt;&lt;Text&gt;空军上校&lt;/Text&gt;&lt;/Row&gt;">
            <text:p>&lt;Row Tag='LOC_TCS_MODERN_AIRRANK_PREFIX_WING_COMMANDER' Language='zh_Hans_CN'&gt;&lt;Text&gt;空军上校&lt;/Text&gt;&lt;/Row&gt;</text:p>
          </table:table-cell>
        </table:table-row>
        <table:table-row table:style-name="ro3">
          <table:table-cell office:value-type="string">
            <text:p>LOC_TCS_MODERN_AIRRANK_PREFIX_GROUP_CAPTAIN</text:p>
          </table:table-cell>
          <table:table-cell office:value-type="string">
            <text:p>Group Captain</text:p>
          </table:table-cell>
          <table:table-cell office:value-type="string">
            <text:p>Gruppenkapitän</text:p>
          </table:table-cell>
          <table:table-cell table:formula="of:=CONCATENATE(&quot;&lt;Row Tag='&quot;;[.A6];&quot;' Language='de_DE'&gt;&lt;Text&gt;&quot;;[.C6];&quot;&lt;/Text&gt;&lt;/Row&gt;&quot;)" office:value-type="string" office:string-value="&lt;Row Tag='LOC_TCS_MODERN_AIRRANK_PREFIX_GROUP_CAPTAIN' Language='de_DE'&gt;&lt;Text&gt;Gruppenkapitän&lt;/Text&gt;&lt;/Row&gt;">
            <text:p>&lt;Row Tag='LOC_TCS_MODERN_AIRRANK_PREFIX_GROUP_CAPTAIN' Language='de_DE'&gt;&lt;Text&gt;Gruppenkapitän&lt;/Text&gt;&lt;/Row&gt;</text:p>
          </table:table-cell>
          <table:table-cell office:value-type="string">
            <text:p>Capitán de grupo</text:p>
          </table:table-cell>
          <table:table-cell table:formula="of:=CONCATENATE(&quot;&lt;Row Tag='&quot;;[.A6];&quot;' Language='es_ES'&gt;&lt;Text&gt;&quot;;[.E6];&quot;&lt;/Text&gt;&lt;/Row&gt;&quot;)" office:value-type="string" office:string-value="&lt;Row Tag='LOC_TCS_MODERN_AIRRANK_PREFIX_GROUP_CAPTAIN' Language='es_ES'&gt;&lt;Text&gt;Capitán de grupo&lt;/Text&gt;&lt;/Row&gt;">
            <text:p>&lt;Row Tag='LOC_TCS_MODERN_AIRRANK_PREFIX_GROUP_CAPTAIN' Language='es_ES'&gt;&lt;Text&gt;Capitán de grupo&lt;/Text&gt;&lt;/Row&gt;</text:p>
          </table:table-cell>
          <table:table-cell office:value-type="string">
            <text:p>Capitano di gruppo</text:p>
          </table:table-cell>
          <table:table-cell table:formula="of:=CONCATENATE(&quot;&lt;Row Tag='&quot;;[.A6];&quot;' Language='it_IT'&gt;&lt;Text&gt;&quot;;[.G6];&quot;&lt;/Text&gt;&lt;/Row&gt;&quot;)" office:value-type="string" office:string-value="&lt;Row Tag='LOC_TCS_MODERN_AIRRANK_PREFIX_GROUP_CAPTAIN' Language='it_IT'&gt;&lt;Text&gt;Capitano di gruppo&lt;/Text&gt;&lt;/Row&gt;">
            <text:p>&lt;Row Tag='LOC_TCS_MODERN_AIRRANK_PREFIX_GROUP_CAPTAIN' Language='it_IT'&gt;&lt;Text&gt;Capitano di gruppo&lt;/Text&gt;&lt;/Row&gt;</text:p>
          </table:table-cell>
          <table:table-cell office:value-type="string">
            <text:p>空軍中佐</text:p>
          </table:table-cell>
          <table:table-cell table:formula="of:=CONCATENATE(&quot;&lt;Row Tag='&quot;;[.A6];&quot;' Language='ja_JP'&gt;&lt;Text&gt;&quot;;[.I6];&quot;&lt;/Text&gt;&lt;/Row&gt;&quot;)" office:value-type="string" office:string-value="&lt;Row Tag='LOC_TCS_MODERN_AIRRANK_PREFIX_GROUP_CAPTAIN' Language='ja_JP'&gt;&lt;Text&gt;空軍中佐&lt;/Text&gt;&lt;/Row&gt;">
            <text:p>&lt;Row Tag='LOC_TCS_MODERN_AIRRANK_PREFIX_GROUP_CAPTAIN' Language='ja_JP'&gt;&lt;Text&gt;空軍中佐&lt;/Text&gt;&lt;/Row&gt;</text:p>
          </table:table-cell>
          <table:table-cell office:value-type="string">
            <text:p>공군 중령</text:p>
          </table:table-cell>
          <table:table-cell table:formula="of:=CONCATENATE(&quot;&lt;Row Tag='&quot;;[.A6];&quot;' Language='ko_KR'&gt;&lt;Text&gt;&quot;;[.K6];&quot;&lt;/Text&gt;&lt;/Row&gt;&quot;)" office:value-type="string" office:string-value="&lt;Row Tag='LOC_TCS_MODERN_AIRRANK_PREFIX_GROUP_CAPTAIN' Language='ko_KR'&gt;&lt;Text&gt;공군 중령&lt;/Text&gt;&lt;/Row&gt;">
            <text:p>&lt;Row Tag='LOC_TCS_MODERN_AIRRANK_PREFIX_GROUP_CAPTAIN' Language='ko_KR'&gt;&lt;Text&gt;공군 중령&lt;/Text&gt;&lt;/Row&gt;</text:p>
          </table:table-cell>
          <table:table-cell office:value-type="string">
            <text:p>Podporucznik pilot</text:p>
          </table:table-cell>
          <table:table-cell table:formula="of:=CONCATENATE(&quot;&lt;Row Tag='&quot;;[.A6];&quot;' Language='pl_PL'&gt;&lt;Text&gt;&quot;;[.M6];&quot;&lt;/Text&gt;&lt;/Row&gt;&quot;)" office:value-type="string" office:string-value="&lt;Row Tag='LOC_TCS_MODERN_AIRRANK_PREFIX_GROUP_CAPTAIN' Language='pl_PL'&gt;&lt;Text&gt;Podporucznik pilot&lt;/Text&gt;&lt;/Row&gt;">
            <text:p>&lt;Row Tag='LOC_TCS_MODERN_AIRRANK_PREFIX_GROUP_CAPTAIN' Language='pl_PL'&gt;&lt;Text&gt;Podporucznik pilot&lt;/Text&gt;&lt;/Row&gt;</text:p>
          </table:table-cell>
          <table:table-cell office:value-type="string">
            <text:p>Capitão de grupo</text:p>
          </table:table-cell>
          <table:table-cell table:formula="of:=CONCATENATE(&quot;&lt;Row Tag='&quot;;[.A6];&quot;' Language='pt_BR'&gt;&lt;Text&gt;&quot;;[.O6];&quot;&lt;/Text&gt;&lt;/Row&gt;&quot;)" office:value-type="string" office:string-value="&lt;Row Tag='LOC_TCS_MODERN_AIRRANK_PREFIX_GROUP_CAPTAIN' Language='pt_BR'&gt;&lt;Text&gt;Capitão de grupo&lt;/Text&gt;&lt;/Row&gt;">
            <text:p>&lt;Row Tag='LOC_TCS_MODERN_AIRRANK_PREFIX_GROUP_CAPTAIN' Language='pt_BR'&gt;&lt;Text&gt;Capitão de grupo&lt;/Text&gt;&lt;/Row&gt;</text:p>
          </table:table-cell>
          <table:table-cell office:value-type="string">
            <text:p>Подполковник авиации</text:p>
          </table:table-cell>
          <table:table-cell table:formula="of:=CONCATENATE(&quot;&lt;Row Tag='&quot;;[.A6];&quot;' Language='ru_RU'&gt;&lt;Text&gt;&quot;;[.Q6];&quot;&lt;/Text&gt;&lt;/Row&gt;&quot;)" office:value-type="string" office:string-value="&lt;Row Tag='LOC_TCS_MODERN_AIRRANK_PREFIX_GROUP_CAPTAIN' Language='ru_RU'&gt;&lt;Text&gt;Подполковник авиации&lt;/Text&gt;&lt;/Row&gt;">
            <text:p>&lt;Row Tag='LOC_TCS_MODERN_AIRRANK_PREFIX_GROUP_CAPTAIN' Language='ru_RU'&gt;&lt;Text&gt;Подполковник авиации&lt;/Text&gt;&lt;/Row&gt;</text:p>
          </table:table-cell>
          <table:table-cell office:value-type="string">
            <text:p>空军中校</text:p>
          </table:table-cell>
          <table:table-cell table:formula="of:=CONCATENATE(&quot;&lt;Row Tag='&quot;;[.A6];&quot;' Language='zh_Hans_CN'&gt;&lt;Text&gt;&quot;;[.S6];&quot;&lt;/Text&gt;&lt;/Row&gt;&quot;)" office:value-type="string" office:string-value="&lt;Row Tag='LOC_TCS_MODERN_AIRRANK_PREFIX_GROUP_CAPTAIN' Language='zh_Hans_CN'&gt;&lt;Text&gt;空军中校&lt;/Text&gt;&lt;/Row&gt;">
            <text:p>&lt;Row Tag='LOC_TCS_MODERN_AIRRANK_PREFIX_GROUP_CAPTAIN' Language='zh_Hans_CN'&gt;&lt;Text&gt;空军中校&lt;/Text&gt;&lt;/Row&gt;</text:p>
          </table:table-cell>
        </table:table-row>
        <table:table-row table:style-name="ro3">
          <table:table-cell office:value-type="string">
            <text:p>LOC_TCS_MODERN_AIRRANK_PREFIX_SQUADRON_LEADER</text:p>
          </table:table-cell>
          <table:table-cell office:value-type="string">
            <text:p>Squadron Leader</text:p>
          </table:table-cell>
          <table:table-cell office:value-type="string">
            <text:p>Staffelführer</text:p>
          </table:table-cell>
          <table:table-cell table:formula="of:=CONCATENATE(&quot;&lt;Row Tag='&quot;;[.A7];&quot;' Language='de_DE'&gt;&lt;Text&gt;&quot;;[.C7];&quot;&lt;/Text&gt;&lt;/Row&gt;&quot;)" office:value-type="string" office:string-value="&lt;Row Tag='LOC_TCS_MODERN_AIRRANK_PREFIX_SQUADRON_LEADER' Language='de_DE'&gt;&lt;Text&gt;Staffelführer&lt;/Text&gt;&lt;/Row&gt;">
            <text:p>&lt;Row Tag='LOC_TCS_MODERN_AIRRANK_PREFIX_SQUADRON_LEADER' Language='de_DE'&gt;&lt;Text&gt;Staffelführer&lt;/Text&gt;&lt;/Row&gt;</text:p>
          </table:table-cell>
          <table:table-cell office:value-type="string">
            <text:p>Líder de escuadrón</text:p>
          </table:table-cell>
          <table:table-cell table:formula="of:=CONCATENATE(&quot;&lt;Row Tag='&quot;;[.A7];&quot;' Language='es_ES'&gt;&lt;Text&gt;&quot;;[.E7];&quot;&lt;/Text&gt;&lt;/Row&gt;&quot;)" office:value-type="string" office:string-value="&lt;Row Tag='LOC_TCS_MODERN_AIRRANK_PREFIX_SQUADRON_LEADER' Language='es_ES'&gt;&lt;Text&gt;Líder de escuadrón&lt;/Text&gt;&lt;/Row&gt;">
            <text:p>&lt;Row Tag='LOC_TCS_MODERN_AIRRANK_PREFIX_SQUADRON_LEADER' Language='es_ES'&gt;&lt;Text&gt;Líder de escuadrón&lt;/Text&gt;&lt;/Row&gt;</text:p>
          </table:table-cell>
          <table:table-cell office:value-type="string">
            <text:p>Capo squadriglia</text:p>
          </table:table-cell>
          <table:table-cell table:formula="of:=CONCATENATE(&quot;&lt;Row Tag='&quot;;[.A7];&quot;' Language='it_IT'&gt;&lt;Text&gt;&quot;;[.G7];&quot;&lt;/Text&gt;&lt;/Row&gt;&quot;)" office:value-type="string" office:string-value="&lt;Row Tag='LOC_TCS_MODERN_AIRRANK_PREFIX_SQUADRON_LEADER' Language='it_IT'&gt;&lt;Text&gt;Capo squadriglia&lt;/Text&gt;&lt;/Row&gt;">
            <text:p>&lt;Row Tag='LOC_TCS_MODERN_AIRRANK_PREFIX_SQUADRON_LEADER' Language='it_IT'&gt;&lt;Text&gt;Capo squadriglia&lt;/Text&gt;&lt;/Row&gt;</text:p>
          </table:table-cell>
          <table:table-cell office:value-type="string">
            <text:p>空軍少佐</text:p>
          </table:table-cell>
          <table:table-cell table:formula="of:=CONCATENATE(&quot;&lt;Row Tag='&quot;;[.A7];&quot;' Language='ja_JP'&gt;&lt;Text&gt;&quot;;[.I7];&quot;&lt;/Text&gt;&lt;/Row&gt;&quot;)" office:value-type="string" office:string-value="&lt;Row Tag='LOC_TCS_MODERN_AIRRANK_PREFIX_SQUADRON_LEADER' Language='ja_JP'&gt;&lt;Text&gt;空軍少佐&lt;/Text&gt;&lt;/Row&gt;">
            <text:p>&lt;Row Tag='LOC_TCS_MODERN_AIRRANK_PREFIX_SQUADRON_LEADER' Language='ja_JP'&gt;&lt;Text&gt;空軍少佐&lt;/Text&gt;&lt;/Row&gt;</text:p>
          </table:table-cell>
          <table:table-cell office:value-type="string">
            <text:p>공군 소령</text:p>
          </table:table-cell>
          <table:table-cell table:formula="of:=CONCATENATE(&quot;&lt;Row Tag='&quot;;[.A7];&quot;' Language='ko_KR'&gt;&lt;Text&gt;&quot;;[.K7];&quot;&lt;/Text&gt;&lt;/Row&gt;&quot;)" office:value-type="string" office:string-value="&lt;Row Tag='LOC_TCS_MODERN_AIRRANK_PREFIX_SQUADRON_LEADER' Language='ko_KR'&gt;&lt;Text&gt;공군 소령&lt;/Text&gt;&lt;/Row&gt;">
            <text:p>&lt;Row Tag='LOC_TCS_MODERN_AIRRANK_PREFIX_SQUADRON_LEADER' Language='ko_KR'&gt;&lt;Text&gt;공군 소령&lt;/Text&gt;&lt;/Row&gt;</text:p>
          </table:table-cell>
          <table:table-cell office:value-type="string">
            <text:p>Major pilot</text:p>
          </table:table-cell>
          <table:table-cell table:formula="of:=CONCATENATE(&quot;&lt;Row Tag='&quot;;[.A7];&quot;' Language='pl_PL'&gt;&lt;Text&gt;&quot;;[.M7];&quot;&lt;/Text&gt;&lt;/Row&gt;&quot;)" office:value-type="string" office:string-value="&lt;Row Tag='LOC_TCS_MODERN_AIRRANK_PREFIX_SQUADRON_LEADER' Language='pl_PL'&gt;&lt;Text&gt;Major pilot&lt;/Text&gt;&lt;/Row&gt;">
            <text:p>&lt;Row Tag='LOC_TCS_MODERN_AIRRANK_PREFIX_SQUADRON_LEADER' Language='pl_PL'&gt;&lt;Text&gt;Major pilot&lt;/Text&gt;&lt;/Row&gt;</text:p>
          </table:table-cell>
          <table:table-cell office:value-type="string">
            <text:p>Líder de esquadrão</text:p>
          </table:table-cell>
          <table:table-cell table:formula="of:=CONCATENATE(&quot;&lt;Row Tag='&quot;;[.A7];&quot;' Language='pt_BR'&gt;&lt;Text&gt;&quot;;[.O7];&quot;&lt;/Text&gt;&lt;/Row&gt;&quot;)" office:value-type="string" office:string-value="&lt;Row Tag='LOC_TCS_MODERN_AIRRANK_PREFIX_SQUADRON_LEADER' Language='pt_BR'&gt;&lt;Text&gt;Líder de esquadrão&lt;/Text&gt;&lt;/Row&gt;">
            <text:p>&lt;Row Tag='LOC_TCS_MODERN_AIRRANK_PREFIX_SQUADRON_LEADER' Language='pt_BR'&gt;&lt;Text&gt;Líder de esquadrão&lt;/Text&gt;&lt;/Row&gt;</text:p>
          </table:table-cell>
          <table:table-cell office:value-type="string">
            <text:p>Майор авиации</text:p>
          </table:table-cell>
          <table:table-cell table:formula="of:=CONCATENATE(&quot;&lt;Row Tag='&quot;;[.A7];&quot;' Language='ru_RU'&gt;&lt;Text&gt;&quot;;[.Q7];&quot;&lt;/Text&gt;&lt;/Row&gt;&quot;)" office:value-type="string" office:string-value="&lt;Row Tag='LOC_TCS_MODERN_AIRRANK_PREFIX_SQUADRON_LEADER' Language='ru_RU'&gt;&lt;Text&gt;Майор авиации&lt;/Text&gt;&lt;/Row&gt;">
            <text:p>&lt;Row Tag='LOC_TCS_MODERN_AIRRANK_PREFIX_SQUADRON_LEADER' Language='ru_RU'&gt;&lt;Text&gt;Майор авиации&lt;/Text&gt;&lt;/Row&gt;</text:p>
          </table:table-cell>
          <table:table-cell office:value-type="string">
            <text:p>空军少校</text:p>
          </table:table-cell>
          <table:table-cell table:formula="of:=CONCATENATE(&quot;&lt;Row Tag='&quot;;[.A7];&quot;' Language='zh_Hans_CN'&gt;&lt;Text&gt;&quot;;[.S7];&quot;&lt;/Text&gt;&lt;/Row&gt;&quot;)" office:value-type="string" office:string-value="&lt;Row Tag='LOC_TCS_MODERN_AIRRANK_PREFIX_SQUADRON_LEADER' Language='zh_Hans_CN'&gt;&lt;Text&gt;空军少校&lt;/Text&gt;&lt;/Row&gt;">
            <text:p>&lt;Row Tag='LOC_TCS_MODERN_AIRRANK_PREFIX_SQUADRON_LEADER' Language='zh_Hans_CN'&gt;&lt;Text&gt;空军少校&lt;/Text&gt;&lt;/Row&gt;</text:p>
          </table:table-cell>
        </table:table-row>
        <table:table-row table:style-name="ro3">
          <table:table-cell office:value-type="string">
            <text:p>LOC_TCS_MODERN_ARMYRANK_PREFIX_FIELD_MARSHAL</text:p>
          </table:table-cell>
          <table:table-cell office:value-type="string">
            <text:p>Field Marshal</text:p>
          </table:table-cell>
          <table:table-cell office:value-type="string">
            <text:p>Feldmarschall</text:p>
          </table:table-cell>
          <table:table-cell table:formula="of:=CONCATENATE(&quot;&lt;Row Tag='&quot;;[.A8];&quot;' Language='de_DE'&gt;&lt;Text&gt;&quot;;[.C8];&quot;&lt;/Text&gt;&lt;/Row&gt;&quot;)" office:value-type="string" office:string-value="&lt;Row Tag='LOC_TCS_MODERN_ARMYRANK_PREFIX_FIELD_MARSHAL' Language='de_DE'&gt;&lt;Text&gt;Feldmarschall&lt;/Text&gt;&lt;/Row&gt;">
            <text:p>&lt;Row Tag='LOC_TCS_MODERN_ARMYRANK_PREFIX_FIELD_MARSHAL' Language='de_DE'&gt;&lt;Text&gt;Feldmarschall&lt;/Text&gt;&lt;/Row&gt;</text:p>
          </table:table-cell>
          <table:table-cell office:value-type="string">
            <text:p>Mariscal de campo</text:p>
          </table:table-cell>
          <table:table-cell table:formula="of:=CONCATENATE(&quot;&lt;Row Tag='&quot;;[.A8];&quot;' Language='es_ES'&gt;&lt;Text&gt;&quot;;[.E8];&quot;&lt;/Text&gt;&lt;/Row&gt;&quot;)" office:value-type="string" office:string-value="&lt;Row Tag='LOC_TCS_MODERN_ARMYRANK_PREFIX_FIELD_MARSHAL' Language='es_ES'&gt;&lt;Text&gt;Mariscal de campo&lt;/Text&gt;&lt;/Row&gt;">
            <text:p>&lt;Row Tag='LOC_TCS_MODERN_ARMYRANK_PREFIX_FIELD_MARSHAL' Language='es_ES'&gt;&lt;Text&gt;Mariscal de campo&lt;/Text&gt;&lt;/Row&gt;</text:p>
          </table:table-cell>
          <table:table-cell office:value-type="string">
            <text:p>Maresciallo di campo</text:p>
          </table:table-cell>
          <table:table-cell table:formula="of:=CONCATENATE(&quot;&lt;Row Tag='&quot;;[.A8];&quot;' Language='it_IT'&gt;&lt;Text&gt;&quot;;[.G8];&quot;&lt;/Text&gt;&lt;/Row&gt;&quot;)" office:value-type="string" office:string-value="&lt;Row Tag='LOC_TCS_MODERN_ARMYRANK_PREFIX_FIELD_MARSHAL' Language='it_IT'&gt;&lt;Text&gt;Maresciallo di campo&lt;/Text&gt;&lt;/Row&gt;">
            <text:p>&lt;Row Tag='LOC_TCS_MODERN_ARMYRANK_PREFIX_FIELD_MARSHAL' Language='it_IT'&gt;&lt;Text&gt;Maresciallo di campo&lt;/Text&gt;&lt;/Row&gt;</text:p>
          </table:table-cell>
          <table:table-cell office:value-type="string">
            <text:p>陸軍元帥</text:p>
          </table:table-cell>
          <table:table-cell table:formula="of:=CONCATENATE(&quot;&lt;Row Tag='&quot;;[.A8];&quot;' Language='ja_JP'&gt;&lt;Text&gt;&quot;;[.I8];&quot;&lt;/Text&gt;&lt;/Row&gt;&quot;)" office:value-type="string" office:string-value="&lt;Row Tag='LOC_TCS_MODERN_ARMYRANK_PREFIX_FIELD_MARSHAL' Language='ja_JP'&gt;&lt;Text&gt;陸軍元帥&lt;/Text&gt;&lt;/Row&gt;">
            <text:p>&lt;Row Tag='LOC_TCS_MODERN_ARMYRANK_PREFIX_FIELD_MARSHAL' Language='ja_JP'&gt;&lt;Text&gt;陸軍元帥&lt;/Text&gt;&lt;/Row&gt;</text:p>
          </table:table-cell>
          <table:table-cell office:value-type="string">
            <text:p>육군 원수</text:p>
          </table:table-cell>
          <table:table-cell table:formula="of:=CONCATENATE(&quot;&lt;Row Tag='&quot;;[.A8];&quot;' Language='ko_KR'&gt;&lt;Text&gt;&quot;;[.K8];&quot;&lt;/Text&gt;&lt;/Row&gt;&quot;)" office:value-type="string" office:string-value="&lt;Row Tag='LOC_TCS_MODERN_ARMYRANK_PREFIX_FIELD_MARSHAL' Language='ko_KR'&gt;&lt;Text&gt;육군 원수&lt;/Text&gt;&lt;/Row&gt;">
            <text:p>&lt;Row Tag='LOC_TCS_MODERN_ARMYRANK_PREFIX_FIELD_MARSHAL' Language='ko_KR'&gt;&lt;Text&gt;육군 원수&lt;/Text&gt;&lt;/Row&gt;</text:p>
          </table:table-cell>
          <table:table-cell office:value-type="string">
            <text:p>Marszałek Polski</text:p>
          </table:table-cell>
          <table:table-cell table:formula="of:=CONCATENATE(&quot;&lt;Row Tag='&quot;;[.A8];&quot;' Language='pl_PL'&gt;&lt;Text&gt;&quot;;[.M8];&quot;&lt;/Text&gt;&lt;/Row&gt;&quot;)" office:value-type="string" office:string-value="&lt;Row Tag='LOC_TCS_MODERN_ARMYRANK_PREFIX_FIELD_MARSHAL' Language='pl_PL'&gt;&lt;Text&gt;Marszałek Polski&lt;/Text&gt;&lt;/Row&gt;">
            <text:p>&lt;Row Tag='LOC_TCS_MODERN_ARMYRANK_PREFIX_FIELD_MARSHAL' Language='pl_PL'&gt;&lt;Text&gt;Marszałek Polski&lt;/Text&gt;&lt;/Row&gt;</text:p>
          </table:table-cell>
          <table:table-cell office:value-type="string">
            <text:p>Marechal de campo</text:p>
          </table:table-cell>
          <table:table-cell table:formula="of:=CONCATENATE(&quot;&lt;Row Tag='&quot;;[.A8];&quot;' Language='pt_BR'&gt;&lt;Text&gt;&quot;;[.O8];&quot;&lt;/Text&gt;&lt;/Row&gt;&quot;)" office:value-type="string" office:string-value="&lt;Row Tag='LOC_TCS_MODERN_ARMYRANK_PREFIX_FIELD_MARSHAL' Language='pt_BR'&gt;&lt;Text&gt;Marechal de campo&lt;/Text&gt;&lt;/Row&gt;">
            <text:p>&lt;Row Tag='LOC_TCS_MODERN_ARMYRANK_PREFIX_FIELD_MARSHAL' Language='pt_BR'&gt;&lt;Text&gt;Marechal de campo&lt;/Text&gt;&lt;/Row&gt;</text:p>
          </table:table-cell>
          <table:table-cell office:value-type="string">
            <text:p>Маршал Советского Союза</text:p>
          </table:table-cell>
          <table:table-cell table:formula="of:=CONCATENATE(&quot;&lt;Row Tag='&quot;;[.A8];&quot;' Language='ru_RU'&gt;&lt;Text&gt;&quot;;[.Q8];&quot;&lt;/Text&gt;&lt;/Row&gt;&quot;)" office:value-type="string" office:string-value="&lt;Row Tag='LOC_TCS_MODERN_ARMYRANK_PREFIX_FIELD_MARSHAL' Language='ru_RU'&gt;&lt;Text&gt;Маршал Советского Союза&lt;/Text&gt;&lt;/Row&gt;">
            <text:p>&lt;Row Tag='LOC_TCS_MODERN_ARMYRANK_PREFIX_FIELD_MARSHAL' Language='ru_RU'&gt;&lt;Text&gt;Маршал Советского Союза&lt;/Text&gt;&lt;/Row&gt;</text:p>
          </table:table-cell>
          <table:table-cell office:value-type="string">
            <text:p>陆军元帅</text:p>
          </table:table-cell>
          <table:table-cell table:formula="of:=CONCATENATE(&quot;&lt;Row Tag='&quot;;[.A8];&quot;' Language='zh_Hans_CN'&gt;&lt;Text&gt;&quot;;[.S8];&quot;&lt;/Text&gt;&lt;/Row&gt;&quot;)" office:value-type="string" office:string-value="&lt;Row Tag='LOC_TCS_MODERN_ARMYRANK_PREFIX_FIELD_MARSHAL' Language='zh_Hans_CN'&gt;&lt;Text&gt;陆军元帅&lt;/Text&gt;&lt;/Row&gt;">
            <text:p>&lt;Row Tag='LOC_TCS_MODERN_ARMYRANK_PREFIX_FIELD_MARSHAL' Language='zh_Hans_CN'&gt;&lt;Text&gt;陆军元帅&lt;/Text&gt;&lt;/Row&gt;</text:p>
          </table:table-cell>
        </table:table-row>
        <table:table-row table:style-name="ro3">
          <table:table-cell office:value-type="string">
            <text:p>LOC_TCS_MODERN_ARMYRANK_PREFIX_GENERAL</text:p>
          </table:table-cell>
          <table:table-cell table:number-columns-repeated="2" office:value-type="string">
            <text:p>General</text:p>
          </table:table-cell>
          <table:table-cell table:formula="of:=CONCATENATE(&quot;&lt;Row Tag='&quot;;[.A9];&quot;' Language='de_DE'&gt;&lt;Text&gt;&quot;;[.C9];&quot;&lt;/Text&gt;&lt;/Row&gt;&quot;)" office:value-type="string" office:string-value="&lt;Row Tag='LOC_TCS_MODERN_ARMYRANK_PREFIX_GENERAL' Language='de_DE'&gt;&lt;Text&gt;General&lt;/Text&gt;&lt;/Row&gt;">
            <text:p>&lt;Row Tag='LOC_TCS_MODERN_ARMYRANK_PREFIX_GENERAL' Language='de_DE'&gt;&lt;Text&gt;General&lt;/Text&gt;&lt;/Row&gt;</text:p>
          </table:table-cell>
          <table:table-cell office:value-type="string">
            <text:p>General</text:p>
          </table:table-cell>
          <table:table-cell table:formula="of:=CONCATENATE(&quot;&lt;Row Tag='&quot;;[.A9];&quot;' Language='es_ES'&gt;&lt;Text&gt;&quot;;[.E9];&quot;&lt;/Text&gt;&lt;/Row&gt;&quot;)" office:value-type="string" office:string-value="&lt;Row Tag='LOC_TCS_MODERN_ARMYRANK_PREFIX_GENERAL' Language='es_ES'&gt;&lt;Text&gt;General&lt;/Text&gt;&lt;/Row&gt;">
            <text:p>&lt;Row Tag='LOC_TCS_MODERN_ARMYRANK_PREFIX_GENERAL' Language='es_ES'&gt;&lt;Text&gt;General&lt;/Text&gt;&lt;/Row&gt;</text:p>
          </table:table-cell>
          <table:table-cell office:value-type="string">
            <text:p>Generale</text:p>
          </table:table-cell>
          <table:table-cell table:formula="of:=CONCATENATE(&quot;&lt;Row Tag='&quot;;[.A9];&quot;' Language='it_IT'&gt;&lt;Text&gt;&quot;;[.G9];&quot;&lt;/Text&gt;&lt;/Row&gt;&quot;)" office:value-type="string" office:string-value="&lt;Row Tag='LOC_TCS_MODERN_ARMYRANK_PREFIX_GENERAL' Language='it_IT'&gt;&lt;Text&gt;Generale&lt;/Text&gt;&lt;/Row&gt;">
            <text:p>&lt;Row Tag='LOC_TCS_MODERN_ARMYRANK_PREFIX_GENERAL' Language='it_IT'&gt;&lt;Text&gt;Generale&lt;/Text&gt;&lt;/Row&gt;</text:p>
          </table:table-cell>
          <table:table-cell office:value-type="string">
            <text:p>大将</text:p>
          </table:table-cell>
          <table:table-cell table:formula="of:=CONCATENATE(&quot;&lt;Row Tag='&quot;;[.A9];&quot;' Language='ja_JP'&gt;&lt;Text&gt;&quot;;[.I9];&quot;&lt;/Text&gt;&lt;/Row&gt;&quot;)" office:value-type="string" office:string-value="&lt;Row Tag='LOC_TCS_MODERN_ARMYRANK_PREFIX_GENERAL' Language='ja_JP'&gt;&lt;Text&gt;大将&lt;/Text&gt;&lt;/Row&gt;">
            <text:p>&lt;Row Tag='LOC_TCS_MODERN_ARMYRANK_PREFIX_GENERAL' Language='ja_JP'&gt;&lt;Text&gt;大将&lt;/Text&gt;&lt;/Row&gt;</text:p>
          </table:table-cell>
          <table:table-cell office:value-type="string">
            <text:p>대장</text:p>
          </table:table-cell>
          <table:table-cell table:formula="of:=CONCATENATE(&quot;&lt;Row Tag='&quot;;[.A9];&quot;' Language='ko_KR'&gt;&lt;Text&gt;&quot;;[.K9];&quot;&lt;/Text&gt;&lt;/Row&gt;&quot;)" office:value-type="string" office:string-value="&lt;Row Tag='LOC_TCS_MODERN_ARMYRANK_PREFIX_GENERAL' Language='ko_KR'&gt;&lt;Text&gt;대장&lt;/Text&gt;&lt;/Row&gt;">
            <text:p>&lt;Row Tag='LOC_TCS_MODERN_ARMYRANK_PREFIX_GENERAL' Language='ko_KR'&gt;&lt;Text&gt;대장&lt;/Text&gt;&lt;/Row&gt;</text:p>
          </table:table-cell>
          <table:table-cell office:value-type="string">
            <text:p>Generał</text:p>
          </table:table-cell>
          <table:table-cell table:formula="of:=CONCATENATE(&quot;&lt;Row Tag='&quot;;[.A9];&quot;' Language='pl_PL'&gt;&lt;Text&gt;&quot;;[.M9];&quot;&lt;/Text&gt;&lt;/Row&gt;&quot;)" office:value-type="string" office:string-value="&lt;Row Tag='LOC_TCS_MODERN_ARMYRANK_PREFIX_GENERAL' Language='pl_PL'&gt;&lt;Text&gt;Generał&lt;/Text&gt;&lt;/Row&gt;">
            <text:p>&lt;Row Tag='LOC_TCS_MODERN_ARMYRANK_PREFIX_GENERAL' Language='pl_PL'&gt;&lt;Text&gt;Generał&lt;/Text&gt;&lt;/Row&gt;</text:p>
          </table:table-cell>
          <table:table-cell office:value-type="string">
            <text:p>General</text:p>
          </table:table-cell>
          <table:table-cell table:formula="of:=CONCATENATE(&quot;&lt;Row Tag='&quot;;[.A9];&quot;' Language='pt_BR'&gt;&lt;Text&gt;&quot;;[.O9];&quot;&lt;/Text&gt;&lt;/Row&gt;&quot;)" office:value-type="string" office:string-value="&lt;Row Tag='LOC_TCS_MODERN_ARMYRANK_PREFIX_GENERAL' Language='pt_BR'&gt;&lt;Text&gt;General&lt;/Text&gt;&lt;/Row&gt;">
            <text:p>&lt;Row Tag='LOC_TCS_MODERN_ARMYRANK_PREFIX_GENERAL' Language='pt_BR'&gt;&lt;Text&gt;General&lt;/Text&gt;&lt;/Row&gt;</text:p>
          </table:table-cell>
          <table:table-cell office:value-type="string">
            <text:p>Генерал армии</text:p>
          </table:table-cell>
          <table:table-cell table:formula="of:=CONCATENATE(&quot;&lt;Row Tag='&quot;;[.A9];&quot;' Language='ru_RU'&gt;&lt;Text&gt;&quot;;[.Q9];&quot;&lt;/Text&gt;&lt;/Row&gt;&quot;)" office:value-type="string" office:string-value="&lt;Row Tag='LOC_TCS_MODERN_ARMYRANK_PREFIX_GENERAL' Language='ru_RU'&gt;&lt;Text&gt;Генерал армии&lt;/Text&gt;&lt;/Row&gt;">
            <text:p>&lt;Row Tag='LOC_TCS_MODERN_ARMYRANK_PREFIX_GENERAL' Language='ru_RU'&gt;&lt;Text&gt;Генерал армии&lt;/Text&gt;&lt;/Row&gt;</text:p>
          </table:table-cell>
          <table:table-cell office:value-type="string">
            <text:p>上将</text:p>
          </table:table-cell>
          <table:table-cell table:formula="of:=CONCATENATE(&quot;&lt;Row Tag='&quot;;[.A9];&quot;' Language='zh_Hans_CN'&gt;&lt;Text&gt;&quot;;[.S9];&quot;&lt;/Text&gt;&lt;/Row&gt;&quot;)" office:value-type="string" office:string-value="&lt;Row Tag='LOC_TCS_MODERN_ARMYRANK_PREFIX_GENERAL' Language='zh_Hans_CN'&gt;&lt;Text&gt;上将&lt;/Text&gt;&lt;/Row&gt;">
            <text:p>&lt;Row Tag='LOC_TCS_MODERN_ARMYRANK_PREFIX_GENERAL' Language='zh_Hans_CN'&gt;&lt;Text&gt;上将&lt;/Text&gt;&lt;/Row&gt;</text:p>
          </table:table-cell>
        </table:table-row>
        <table:table-row table:style-name="ro3">
          <table:table-cell office:value-type="string">
            <text:p>LOC_TCS_MODERN_ARMYRANK_PREFIX_BRIGADIER_GENERAL</text:p>
          </table:table-cell>
          <table:table-cell office:value-type="string">
            <text:p>Brigadier General</text:p>
          </table:table-cell>
          <table:table-cell office:value-type="string">
            <text:p>Brigadegeneral</text:p>
          </table:table-cell>
          <table:table-cell table:formula="of:=CONCATENATE(&quot;&lt;Row Tag='&quot;;[.A10];&quot;' Language='de_DE'&gt;&lt;Text&gt;&quot;;[.C10];&quot;&lt;/Text&gt;&lt;/Row&gt;&quot;)" office:value-type="string" office:string-value="&lt;Row Tag='LOC_TCS_MODERN_ARMYRANK_PREFIX_BRIGADIER_GENERAL' Language='de_DE'&gt;&lt;Text&gt;Brigadegeneral&lt;/Text&gt;&lt;/Row&gt;">
            <text:p>&lt;Row Tag='LOC_TCS_MODERN_ARMYRANK_PREFIX_BRIGADIER_GENERAL' Language='de_DE'&gt;&lt;Text&gt;Brigadegeneral&lt;/Text&gt;&lt;/Row&gt;</text:p>
          </table:table-cell>
          <table:table-cell office:value-type="string">
            <text:p>General de brigada</text:p>
          </table:table-cell>
          <table:table-cell table:formula="of:=CONCATENATE(&quot;&lt;Row Tag='&quot;;[.A10];&quot;' Language='es_ES'&gt;&lt;Text&gt;&quot;;[.E10];&quot;&lt;/Text&gt;&lt;/Row&gt;&quot;)" office:value-type="string" office:string-value="&lt;Row Tag='LOC_TCS_MODERN_ARMYRANK_PREFIX_BRIGADIER_GENERAL' Language='es_ES'&gt;&lt;Text&gt;General de brigada&lt;/Text&gt;&lt;/Row&gt;">
            <text:p>&lt;Row Tag='LOC_TCS_MODERN_ARMYRANK_PREFIX_BRIGADIER_GENERAL' Language='es_ES'&gt;&lt;Text&gt;General de brigada&lt;/Text&gt;&lt;/Row&gt;</text:p>
          </table:table-cell>
          <table:table-cell office:value-type="string">
            <text:p>Generale di brigata</text:p>
          </table:table-cell>
          <table:table-cell table:formula="of:=CONCATENATE(&quot;&lt;Row Tag='&quot;;[.A10];&quot;' Language='it_IT'&gt;&lt;Text&gt;&quot;;[.G10];&quot;&lt;/Text&gt;&lt;/Row&gt;&quot;)" office:value-type="string" office:string-value="&lt;Row Tag='LOC_TCS_MODERN_ARMYRANK_PREFIX_BRIGADIER_GENERAL' Language='it_IT'&gt;&lt;Text&gt;Generale di brigata&lt;/Text&gt;&lt;/Row&gt;">
            <text:p>&lt;Row Tag='LOC_TCS_MODERN_ARMYRANK_PREFIX_BRIGADIER_GENERAL' Language='it_IT'&gt;&lt;Text&gt;Generale di brigata&lt;/Text&gt;&lt;/Row&gt;</text:p>
          </table:table-cell>
          <table:table-cell office:value-type="string">
            <text:p>陸軍中将</text:p>
          </table:table-cell>
          <table:table-cell table:formula="of:=CONCATENATE(&quot;&lt;Row Tag='&quot;;[.A10];&quot;' Language='ja_JP'&gt;&lt;Text&gt;&quot;;[.I10];&quot;&lt;/Text&gt;&lt;/Row&gt;&quot;)" office:value-type="string" office:string-value="&lt;Row Tag='LOC_TCS_MODERN_ARMYRANK_PREFIX_BRIGADIER_GENERAL' Language='ja_JP'&gt;&lt;Text&gt;陸軍中将&lt;/Text&gt;&lt;/Row&gt;">
            <text:p>&lt;Row Tag='LOC_TCS_MODERN_ARMYRANK_PREFIX_BRIGADIER_GENERAL' Language='ja_JP'&gt;&lt;Text&gt;陸軍中将&lt;/Text&gt;&lt;/Row&gt;</text:p>
          </table:table-cell>
          <table:table-cell office:value-type="string">
            <text:p>육군 중장</text:p>
          </table:table-cell>
          <table:table-cell table:formula="of:=CONCATENATE(&quot;&lt;Row Tag='&quot;;[.A10];&quot;' Language='ko_KR'&gt;&lt;Text&gt;&quot;;[.K10];&quot;&lt;/Text&gt;&lt;/Row&gt;&quot;)" office:value-type="string" office:string-value="&lt;Row Tag='LOC_TCS_MODERN_ARMYRANK_PREFIX_BRIGADIER_GENERAL' Language='ko_KR'&gt;&lt;Text&gt;육군 중장&lt;/Text&gt;&lt;/Row&gt;">
            <text:p>&lt;Row Tag='LOC_TCS_MODERN_ARMYRANK_PREFIX_BRIGADIER_GENERAL' Language='ko_KR'&gt;&lt;Text&gt;육군 중장&lt;/Text&gt;&lt;/Row&gt;</text:p>
          </table:table-cell>
          <table:table-cell office:value-type="string">
            <text:p>Generał brygady</text:p>
          </table:table-cell>
          <table:table-cell table:formula="of:=CONCATENATE(&quot;&lt;Row Tag='&quot;;[.A10];&quot;' Language='pl_PL'&gt;&lt;Text&gt;&quot;;[.M10];&quot;&lt;/Text&gt;&lt;/Row&gt;&quot;)" office:value-type="string" office:string-value="&lt;Row Tag='LOC_TCS_MODERN_ARMYRANK_PREFIX_BRIGADIER_GENERAL' Language='pl_PL'&gt;&lt;Text&gt;Generał brygady&lt;/Text&gt;&lt;/Row&gt;">
            <text:p>&lt;Row Tag='LOC_TCS_MODERN_ARMYRANK_PREFIX_BRIGADIER_GENERAL' Language='pl_PL'&gt;&lt;Text&gt;Generał brygady&lt;/Text&gt;&lt;/Row&gt;</text:p>
          </table:table-cell>
          <table:table-cell office:value-type="string">
            <text:p>General de brigada</text:p>
          </table:table-cell>
          <table:table-cell table:formula="of:=CONCATENATE(&quot;&lt;Row Tag='&quot;;[.A10];&quot;' Language='pt_BR'&gt;&lt;Text&gt;&quot;;[.O10];&quot;&lt;/Text&gt;&lt;/Row&gt;&quot;)" office:value-type="string" office:string-value="&lt;Row Tag='LOC_TCS_MODERN_ARMYRANK_PREFIX_BRIGADIER_GENERAL' Language='pt_BR'&gt;&lt;Text&gt;General de brigada&lt;/Text&gt;&lt;/Row&gt;">
            <text:p>&lt;Row Tag='LOC_TCS_MODERN_ARMYRANK_PREFIX_BRIGADIER_GENERAL' Language='pt_BR'&gt;&lt;Text&gt;General de brigada&lt;/Text&gt;&lt;/Row&gt;</text:p>
          </table:table-cell>
          <table:table-cell office:value-type="string">
            <text:p>Генерал-полковник</text:p>
          </table:table-cell>
          <table:table-cell table:formula="of:=CONCATENATE(&quot;&lt;Row Tag='&quot;;[.A10];&quot;' Language='ru_RU'&gt;&lt;Text&gt;&quot;;[.Q10];&quot;&lt;/Text&gt;&lt;/Row&gt;&quot;)" office:value-type="string" office:string-value="&lt;Row Tag='LOC_TCS_MODERN_ARMYRANK_PREFIX_BRIGADIER_GENERAL' Language='ru_RU'&gt;&lt;Text&gt;Генерал-полковник&lt;/Text&gt;&lt;/Row&gt;">
            <text:p>&lt;Row Tag='LOC_TCS_MODERN_ARMYRANK_PREFIX_BRIGADIER_GENERAL' Language='ru_RU'&gt;&lt;Text&gt;Генерал-полковник&lt;/Text&gt;&lt;/Row&gt;</text:p>
          </table:table-cell>
          <table:table-cell office:value-type="string">
            <text:p>陆军中将</text:p>
          </table:table-cell>
          <table:table-cell table:formula="of:=CONCATENATE(&quot;&lt;Row Tag='&quot;;[.A10];&quot;' Language='zh_Hans_CN'&gt;&lt;Text&gt;&quot;;[.S10];&quot;&lt;/Text&gt;&lt;/Row&gt;&quot;)" office:value-type="string" office:string-value="&lt;Row Tag='LOC_TCS_MODERN_ARMYRANK_PREFIX_BRIGADIER_GENERAL' Language='zh_Hans_CN'&gt;&lt;Text&gt;陆军中将&lt;/Text&gt;&lt;/Row&gt;">
            <text:p>&lt;Row Tag='LOC_TCS_MODERN_ARMYRANK_PREFIX_BRIGADIER_GENERAL' Language='zh_Hans_CN'&gt;&lt;Text&gt;陆军中将&lt;/Text&gt;&lt;/Row&gt;</text:p>
          </table:table-cell>
        </table:table-row>
        <table:table-row table:style-name="ro3">
          <table:table-cell office:value-type="string">
            <text:p>LOC_TCS_MODERN_ARMYRANK_PREFIX_COLONEL</text:p>
          </table:table-cell>
          <table:table-cell office:value-type="string">
            <text:p>Colonel</text:p>
          </table:table-cell>
          <table:table-cell office:value-type="string">
            <text:p>Oberst</text:p>
          </table:table-cell>
          <table:table-cell table:formula="of:=CONCATENATE(&quot;&lt;Row Tag='&quot;;[.A11];&quot;' Language='de_DE'&gt;&lt;Text&gt;&quot;;[.C11];&quot;&lt;/Text&gt;&lt;/Row&gt;&quot;)" office:value-type="string" office:string-value="&lt;Row Tag='LOC_TCS_MODERN_ARMYRANK_PREFIX_COLONEL' Language='de_DE'&gt;&lt;Text&gt;Oberst&lt;/Text&gt;&lt;/Row&gt;">
            <text:p>&lt;Row Tag='LOC_TCS_MODERN_ARMYRANK_PREFIX_COLONEL' Language='de_DE'&gt;&lt;Text&gt;Oberst&lt;/Text&gt;&lt;/Row&gt;</text:p>
          </table:table-cell>
          <table:table-cell office:value-type="string">
            <text:p>Coronel</text:p>
          </table:table-cell>
          <table:table-cell table:formula="of:=CONCATENATE(&quot;&lt;Row Tag='&quot;;[.A11];&quot;' Language='es_ES'&gt;&lt;Text&gt;&quot;;[.E11];&quot;&lt;/Text&gt;&lt;/Row&gt;&quot;)" office:value-type="string" office:string-value="&lt;Row Tag='LOC_TCS_MODERN_ARMYRANK_PREFIX_COLONEL' Language='es_ES'&gt;&lt;Text&gt;Coronel&lt;/Text&gt;&lt;/Row&gt;">
            <text:p>&lt;Row Tag='LOC_TCS_MODERN_ARMYRANK_PREFIX_COLONEL' Language='es_ES'&gt;&lt;Text&gt;Coronel&lt;/Text&gt;&lt;/Row&gt;</text:p>
          </table:table-cell>
          <table:table-cell office:value-type="string">
            <text:p>Colonnello</text:p>
          </table:table-cell>
          <table:table-cell table:formula="of:=CONCATENATE(&quot;&lt;Row Tag='&quot;;[.A11];&quot;' Language='it_IT'&gt;&lt;Text&gt;&quot;;[.G11];&quot;&lt;/Text&gt;&lt;/Row&gt;&quot;)" office:value-type="string" office:string-value="&lt;Row Tag='LOC_TCS_MODERN_ARMYRANK_PREFIX_COLONEL' Language='it_IT'&gt;&lt;Text&gt;Colonnello&lt;/Text&gt;&lt;/Row&gt;">
            <text:p>&lt;Row Tag='LOC_TCS_MODERN_ARMYRANK_PREFIX_COLONEL' Language='it_IT'&gt;&lt;Text&gt;Colonnello&lt;/Text&gt;&lt;/Row&gt;</text:p>
          </table:table-cell>
          <table:table-cell office:value-type="string">
            <text:p>陸軍大佐</text:p>
          </table:table-cell>
          <table:table-cell table:formula="of:=CONCATENATE(&quot;&lt;Row Tag='&quot;;[.A11];&quot;' Language='ja_JP'&gt;&lt;Text&gt;&quot;;[.I11];&quot;&lt;/Text&gt;&lt;/Row&gt;&quot;)" office:value-type="string" office:string-value="&lt;Row Tag='LOC_TCS_MODERN_ARMYRANK_PREFIX_COLONEL' Language='ja_JP'&gt;&lt;Text&gt;陸軍大佐&lt;/Text&gt;&lt;/Row&gt;">
            <text:p>&lt;Row Tag='LOC_TCS_MODERN_ARMYRANK_PREFIX_COLONEL' Language='ja_JP'&gt;&lt;Text&gt;陸軍大佐&lt;/Text&gt;&lt;/Row&gt;</text:p>
          </table:table-cell>
          <table:table-cell office:value-type="string">
            <text:p>육군 대령</text:p>
          </table:table-cell>
          <table:table-cell table:formula="of:=CONCATENATE(&quot;&lt;Row Tag='&quot;;[.A11];&quot;' Language='ko_KR'&gt;&lt;Text&gt;&quot;;[.K11];&quot;&lt;/Text&gt;&lt;/Row&gt;&quot;)" office:value-type="string" office:string-value="&lt;Row Tag='LOC_TCS_MODERN_ARMYRANK_PREFIX_COLONEL' Language='ko_KR'&gt;&lt;Text&gt;육군 대령&lt;/Text&gt;&lt;/Row&gt;">
            <text:p>&lt;Row Tag='LOC_TCS_MODERN_ARMYRANK_PREFIX_COLONEL' Language='ko_KR'&gt;&lt;Text&gt;육군 대령&lt;/Text&gt;&lt;/Row&gt;</text:p>
          </table:table-cell>
          <table:table-cell office:value-type="string">
            <text:p>Pułkownik</text:p>
          </table:table-cell>
          <table:table-cell table:formula="of:=CONCATENATE(&quot;&lt;Row Tag='&quot;;[.A11];&quot;' Language='pl_PL'&gt;&lt;Text&gt;&quot;;[.M11];&quot;&lt;/Text&gt;&lt;/Row&gt;&quot;)" office:value-type="string" office:string-value="&lt;Row Tag='LOC_TCS_MODERN_ARMYRANK_PREFIX_COLONEL' Language='pl_PL'&gt;&lt;Text&gt;Pułkownik&lt;/Text&gt;&lt;/Row&gt;">
            <text:p>&lt;Row Tag='LOC_TCS_MODERN_ARMYRANK_PREFIX_COLONEL' Language='pl_PL'&gt;&lt;Text&gt;Pułkownik&lt;/Text&gt;&lt;/Row&gt;</text:p>
          </table:table-cell>
          <table:table-cell office:value-type="string">
            <text:p>Coronel</text:p>
          </table:table-cell>
          <table:table-cell table:formula="of:=CONCATENATE(&quot;&lt;Row Tag='&quot;;[.A11];&quot;' Language='pt_BR'&gt;&lt;Text&gt;&quot;;[.O11];&quot;&lt;/Text&gt;&lt;/Row&gt;&quot;)" office:value-type="string" office:string-value="&lt;Row Tag='LOC_TCS_MODERN_ARMYRANK_PREFIX_COLONEL' Language='pt_BR'&gt;&lt;Text&gt;Coronel&lt;/Text&gt;&lt;/Row&gt;">
            <text:p>&lt;Row Tag='LOC_TCS_MODERN_ARMYRANK_PREFIX_COLONEL' Language='pt_BR'&gt;&lt;Text&gt;Coronel&lt;/Text&gt;&lt;/Row&gt;</text:p>
          </table:table-cell>
          <table:table-cell office:value-type="string">
            <text:p>Генерал-лейтенант</text:p>
          </table:table-cell>
          <table:table-cell table:formula="of:=CONCATENATE(&quot;&lt;Row Tag='&quot;;[.A11];&quot;' Language='ru_RU'&gt;&lt;Text&gt;&quot;;[.Q11];&quot;&lt;/Text&gt;&lt;/Row&gt;&quot;)" office:value-type="string" office:string-value="&lt;Row Tag='LOC_TCS_MODERN_ARMYRANK_PREFIX_COLONEL' Language='ru_RU'&gt;&lt;Text&gt;Генерал-лейтенант&lt;/Text&gt;&lt;/Row&gt;">
            <text:p>&lt;Row Tag='LOC_TCS_MODERN_ARMYRANK_PREFIX_COLONEL' Language='ru_RU'&gt;&lt;Text&gt;Генерал-лейтенант&lt;/Text&gt;&lt;/Row&gt;</text:p>
          </table:table-cell>
          <table:table-cell office:value-type="string">
            <text:p>陆军上校</text:p>
          </table:table-cell>
          <table:table-cell table:formula="of:=CONCATENATE(&quot;&lt;Row Tag='&quot;;[.A11];&quot;' Language='zh_Hans_CN'&gt;&lt;Text&gt;&quot;;[.S11];&quot;&lt;/Text&gt;&lt;/Row&gt;&quot;)" office:value-type="string" office:string-value="&lt;Row Tag='LOC_TCS_MODERN_ARMYRANK_PREFIX_COLONEL' Language='zh_Hans_CN'&gt;&lt;Text&gt;陆军上校&lt;/Text&gt;&lt;/Row&gt;">
            <text:p>&lt;Row Tag='LOC_TCS_MODERN_ARMYRANK_PREFIX_COLONEL' Language='zh_Hans_CN'&gt;&lt;Text&gt;陆军上校&lt;/Text&gt;&lt;/Row&gt;</text:p>
          </table:table-cell>
        </table:table-row>
        <table:table-row table:style-name="ro3">
          <table:table-cell office:value-type="string">
            <text:p>LOC_TCS_MODERN_ARMYRANK_PREFIX_MAJOR</text:p>
          </table:table-cell>
          <table:table-cell table:number-columns-repeated="2" office:value-type="string">
            <text:p>Major</text:p>
          </table:table-cell>
          <table:table-cell table:formula="of:=CONCATENATE(&quot;&lt;Row Tag='&quot;;[.A12];&quot;' Language='de_DE'&gt;&lt;Text&gt;&quot;;[.C12];&quot;&lt;/Text&gt;&lt;/Row&gt;&quot;)" office:value-type="string" office:string-value="&lt;Row Tag='LOC_TCS_MODERN_ARMYRANK_PREFIX_MAJOR' Language='de_DE'&gt;&lt;Text&gt;Major&lt;/Text&gt;&lt;/Row&gt;">
            <text:p>&lt;Row Tag='LOC_TCS_MODERN_ARMYRANK_PREFIX_MAJOR' Language='de_DE'&gt;&lt;Text&gt;Major&lt;/Text&gt;&lt;/Row&gt;</text:p>
          </table:table-cell>
          <table:table-cell office:value-type="string">
            <text:p>Mayor</text:p>
          </table:table-cell>
          <table:table-cell table:formula="of:=CONCATENATE(&quot;&lt;Row Tag='&quot;;[.A12];&quot;' Language='es_ES'&gt;&lt;Text&gt;&quot;;[.E12];&quot;&lt;/Text&gt;&lt;/Row&gt;&quot;)" office:value-type="string" office:string-value="&lt;Row Tag='LOC_TCS_MODERN_ARMYRANK_PREFIX_MAJOR' Language='es_ES'&gt;&lt;Text&gt;Mayor&lt;/Text&gt;&lt;/Row&gt;">
            <text:p>&lt;Row Tag='LOC_TCS_MODERN_ARMYRANK_PREFIX_MAJOR' Language='es_ES'&gt;&lt;Text&gt;Mayor&lt;/Text&gt;&lt;/Row&gt;</text:p>
          </table:table-cell>
          <table:table-cell office:value-type="string">
            <text:p>Maggiore</text:p>
          </table:table-cell>
          <table:table-cell table:formula="of:=CONCATENATE(&quot;&lt;Row Tag='&quot;;[.A12];&quot;' Language='it_IT'&gt;&lt;Text&gt;&quot;;[.G12];&quot;&lt;/Text&gt;&lt;/Row&gt;&quot;)" office:value-type="string" office:string-value="&lt;Row Tag='LOC_TCS_MODERN_ARMYRANK_PREFIX_MAJOR' Language='it_IT'&gt;&lt;Text&gt;Maggiore&lt;/Text&gt;&lt;/Row&gt;">
            <text:p>&lt;Row Tag='LOC_TCS_MODERN_ARMYRANK_PREFIX_MAJOR' Language='it_IT'&gt;&lt;Text&gt;Maggiore&lt;/Text&gt;&lt;/Row&gt;</text:p>
          </table:table-cell>
          <table:table-cell office:value-type="string">
            <text:p>陸軍少佐</text:p>
          </table:table-cell>
          <table:table-cell table:formula="of:=CONCATENATE(&quot;&lt;Row Tag='&quot;;[.A12];&quot;' Language='ja_JP'&gt;&lt;Text&gt;&quot;;[.I12];&quot;&lt;/Text&gt;&lt;/Row&gt;&quot;)" office:value-type="string" office:string-value="&lt;Row Tag='LOC_TCS_MODERN_ARMYRANK_PREFIX_MAJOR' Language='ja_JP'&gt;&lt;Text&gt;陸軍少佐&lt;/Text&gt;&lt;/Row&gt;">
            <text:p>&lt;Row Tag='LOC_TCS_MODERN_ARMYRANK_PREFIX_MAJOR' Language='ja_JP'&gt;&lt;Text&gt;陸軍少佐&lt;/Text&gt;&lt;/Row&gt;</text:p>
          </table:table-cell>
          <table:table-cell office:value-type="string">
            <text:p>육군 소령</text:p>
          </table:table-cell>
          <table:table-cell table:formula="of:=CONCATENATE(&quot;&lt;Row Tag='&quot;;[.A12];&quot;' Language='ko_KR'&gt;&lt;Text&gt;&quot;;[.K12];&quot;&lt;/Text&gt;&lt;/Row&gt;&quot;)" office:value-type="string" office:string-value="&lt;Row Tag='LOC_TCS_MODERN_ARMYRANK_PREFIX_MAJOR' Language='ko_KR'&gt;&lt;Text&gt;육군 소령&lt;/Text&gt;&lt;/Row&gt;">
            <text:p>&lt;Row Tag='LOC_TCS_MODERN_ARMYRANK_PREFIX_MAJOR' Language='ko_KR'&gt;&lt;Text&gt;육군 소령&lt;/Text&gt;&lt;/Row&gt;</text:p>
          </table:table-cell>
          <table:table-cell office:value-type="string">
            <text:p>Major</text:p>
          </table:table-cell>
          <table:table-cell table:formula="of:=CONCATENATE(&quot;&lt;Row Tag='&quot;;[.A12];&quot;' Language='pl_PL'&gt;&lt;Text&gt;&quot;;[.M12];&quot;&lt;/Text&gt;&lt;/Row&gt;&quot;)" office:value-type="string" office:string-value="&lt;Row Tag='LOC_TCS_MODERN_ARMYRANK_PREFIX_MAJOR' Language='pl_PL'&gt;&lt;Text&gt;Major&lt;/Text&gt;&lt;/Row&gt;">
            <text:p>&lt;Row Tag='LOC_TCS_MODERN_ARMYRANK_PREFIX_MAJOR' Language='pl_PL'&gt;&lt;Text&gt;Major&lt;/Text&gt;&lt;/Row&gt;</text:p>
          </table:table-cell>
          <table:table-cell office:value-type="string">
            <text:p>Major</text:p>
          </table:table-cell>
          <table:table-cell table:formula="of:=CONCATENATE(&quot;&lt;Row Tag='&quot;;[.A12];&quot;' Language='pt_BR'&gt;&lt;Text&gt;&quot;;[.O12];&quot;&lt;/Text&gt;&lt;/Row&gt;&quot;)" office:value-type="string" office:string-value="&lt;Row Tag='LOC_TCS_MODERN_ARMYRANK_PREFIX_MAJOR' Language='pt_BR'&gt;&lt;Text&gt;Major&lt;/Text&gt;&lt;/Row&gt;">
            <text:p>&lt;Row Tag='LOC_TCS_MODERN_ARMYRANK_PREFIX_MAJOR' Language='pt_BR'&gt;&lt;Text&gt;Major&lt;/Text&gt;&lt;/Row&gt;</text:p>
          </table:table-cell>
          <table:table-cell office:value-type="string">
            <text:p>Генерал-майор</text:p>
          </table:table-cell>
          <table:table-cell table:formula="of:=CONCATENATE(&quot;&lt;Row Tag='&quot;;[.A12];&quot;' Language='ru_RU'&gt;&lt;Text&gt;&quot;;[.Q12];&quot;&lt;/Text&gt;&lt;/Row&gt;&quot;)" office:value-type="string" office:string-value="&lt;Row Tag='LOC_TCS_MODERN_ARMYRANK_PREFIX_MAJOR' Language='ru_RU'&gt;&lt;Text&gt;Генерал-майор&lt;/Text&gt;&lt;/Row&gt;">
            <text:p>&lt;Row Tag='LOC_TCS_MODERN_ARMYRANK_PREFIX_MAJOR' Language='ru_RU'&gt;&lt;Text&gt;Генерал-майор&lt;/Text&gt;&lt;/Row&gt;</text:p>
          </table:table-cell>
          <table:table-cell office:value-type="string">
            <text:p>陆军少校</text:p>
          </table:table-cell>
          <table:table-cell table:formula="of:=CONCATENATE(&quot;&lt;Row Tag='&quot;;[.A12];&quot;' Language='zh_Hans_CN'&gt;&lt;Text&gt;&quot;;[.S12];&quot;&lt;/Text&gt;&lt;/Row&gt;&quot;)" office:value-type="string" office:string-value="&lt;Row Tag='LOC_TCS_MODERN_ARMYRANK_PREFIX_MAJOR' Language='zh_Hans_CN'&gt;&lt;Text&gt;陆军少校&lt;/Text&gt;&lt;/Row&gt;">
            <text:p>&lt;Row Tag='LOC_TCS_MODERN_ARMYRANK_PREFIX_MAJOR' Language='zh_Hans_CN'&gt;&lt;Text&gt;陆军少校&lt;/Text&gt;&lt;/Row&gt;</text:p>
          </table:table-cell>
        </table:table-row>
        <table:table-row table:style-name="ro3">
          <table:table-cell office:value-type="string">
            <text:p>LOC_TCS_MODERN_ARMYRANK_PREFIX_CAPTAIN</text:p>
          </table:table-cell>
          <table:table-cell office:value-type="string">
            <text:p>Captain</text:p>
          </table:table-cell>
          <table:table-cell office:value-type="string">
            <text:p>Hauptmann</text:p>
          </table:table-cell>
          <table:table-cell table:formula="of:=CONCATENATE(&quot;&lt;Row Tag='&quot;;[.A13];&quot;' Language='de_DE'&gt;&lt;Text&gt;&quot;;[.C13];&quot;&lt;/Text&gt;&lt;/Row&gt;&quot;)" office:value-type="string" office:string-value="&lt;Row Tag='LOC_TCS_MODERN_ARMYRANK_PREFIX_CAPTAIN' Language='de_DE'&gt;&lt;Text&gt;Hauptmann&lt;/Text&gt;&lt;/Row&gt;">
            <text:p>&lt;Row Tag='LOC_TCS_MODERN_ARMYRANK_PREFIX_CAPTAIN' Language='de_DE'&gt;&lt;Text&gt;Hauptmann&lt;/Text&gt;&lt;/Row&gt;</text:p>
          </table:table-cell>
          <table:table-cell office:value-type="string">
            <text:p>Capitán</text:p>
          </table:table-cell>
          <table:table-cell table:formula="of:=CONCATENATE(&quot;&lt;Row Tag='&quot;;[.A13];&quot;' Language='es_ES'&gt;&lt;Text&gt;&quot;;[.E13];&quot;&lt;/Text&gt;&lt;/Row&gt;&quot;)" office:value-type="string" office:string-value="&lt;Row Tag='LOC_TCS_MODERN_ARMYRANK_PREFIX_CAPTAIN' Language='es_ES'&gt;&lt;Text&gt;Capitán&lt;/Text&gt;&lt;/Row&gt;">
            <text:p>&lt;Row Tag='LOC_TCS_MODERN_ARMYRANK_PREFIX_CAPTAIN' Language='es_ES'&gt;&lt;Text&gt;Capitán&lt;/Text&gt;&lt;/Row&gt;</text:p>
          </table:table-cell>
          <table:table-cell office:value-type="string">
            <text:p>Capitano</text:p>
          </table:table-cell>
          <table:table-cell table:formula="of:=CONCATENATE(&quot;&lt;Row Tag='&quot;;[.A13];&quot;' Language='it_IT'&gt;&lt;Text&gt;&quot;;[.G13];&quot;&lt;/Text&gt;&lt;/Row&gt;&quot;)" office:value-type="string" office:string-value="&lt;Row Tag='LOC_TCS_MODERN_ARMYRANK_PREFIX_CAPTAIN' Language='it_IT'&gt;&lt;Text&gt;Capitano&lt;/Text&gt;&lt;/Row&gt;">
            <text:p>&lt;Row Tag='LOC_TCS_MODERN_ARMYRANK_PREFIX_CAPTAIN' Language='it_IT'&gt;&lt;Text&gt;Capitano&lt;/Text&gt;&lt;/Row&gt;</text:p>
          </table:table-cell>
          <table:table-cell office:value-type="string">
            <text:p>陸軍大尉</text:p>
          </table:table-cell>
          <table:table-cell table:formula="of:=CONCATENATE(&quot;&lt;Row Tag='&quot;;[.A13];&quot;' Language='ja_JP'&gt;&lt;Text&gt;&quot;;[.I13];&quot;&lt;/Text&gt;&lt;/Row&gt;&quot;)" office:value-type="string" office:string-value="&lt;Row Tag='LOC_TCS_MODERN_ARMYRANK_PREFIX_CAPTAIN' Language='ja_JP'&gt;&lt;Text&gt;陸軍大尉&lt;/Text&gt;&lt;/Row&gt;">
            <text:p>&lt;Row Tag='LOC_TCS_MODERN_ARMYRANK_PREFIX_CAPTAIN' Language='ja_JP'&gt;&lt;Text&gt;陸軍大尉&lt;/Text&gt;&lt;/Row&gt;</text:p>
          </table:table-cell>
          <table:table-cell office:value-type="string">
            <text:p>육군 대위</text:p>
          </table:table-cell>
          <table:table-cell table:formula="of:=CONCATENATE(&quot;&lt;Row Tag='&quot;;[.A13];&quot;' Language='ko_KR'&gt;&lt;Text&gt;&quot;;[.K13];&quot;&lt;/Text&gt;&lt;/Row&gt;&quot;)" office:value-type="string" office:string-value="&lt;Row Tag='LOC_TCS_MODERN_ARMYRANK_PREFIX_CAPTAIN' Language='ko_KR'&gt;&lt;Text&gt;육군 대위&lt;/Text&gt;&lt;/Row&gt;">
            <text:p>&lt;Row Tag='LOC_TCS_MODERN_ARMYRANK_PREFIX_CAPTAIN' Language='ko_KR'&gt;&lt;Text&gt;육군 대위&lt;/Text&gt;&lt;/Row&gt;</text:p>
          </table:table-cell>
          <table:table-cell office:value-type="string">
            <text:p>Kapitan</text:p>
          </table:table-cell>
          <table:table-cell table:formula="of:=CONCATENATE(&quot;&lt;Row Tag='&quot;;[.A13];&quot;' Language='pl_PL'&gt;&lt;Text&gt;&quot;;[.M13];&quot;&lt;/Text&gt;&lt;/Row&gt;&quot;)" office:value-type="string" office:string-value="&lt;Row Tag='LOC_TCS_MODERN_ARMYRANK_PREFIX_CAPTAIN' Language='pl_PL'&gt;&lt;Text&gt;Kapitan&lt;/Text&gt;&lt;/Row&gt;">
            <text:p>&lt;Row Tag='LOC_TCS_MODERN_ARMYRANK_PREFIX_CAPTAIN' Language='pl_PL'&gt;&lt;Text&gt;Kapitan&lt;/Text&gt;&lt;/Row&gt;</text:p>
          </table:table-cell>
          <table:table-cell office:value-type="string">
            <text:p>Capitão</text:p>
          </table:table-cell>
          <table:table-cell table:formula="of:=CONCATENATE(&quot;&lt;Row Tag='&quot;;[.A13];&quot;' Language='pt_BR'&gt;&lt;Text&gt;&quot;;[.O13];&quot;&lt;/Text&gt;&lt;/Row&gt;&quot;)" office:value-type="string" office:string-value="&lt;Row Tag='LOC_TCS_MODERN_ARMYRANK_PREFIX_CAPTAIN' Language='pt_BR'&gt;&lt;Text&gt;Capitão&lt;/Text&gt;&lt;/Row&gt;">
            <text:p>&lt;Row Tag='LOC_TCS_MODERN_ARMYRANK_PREFIX_CAPTAIN' Language='pt_BR'&gt;&lt;Text&gt;Capitão&lt;/Text&gt;&lt;/Row&gt;</text:p>
          </table:table-cell>
          <table:table-cell office:value-type="string">
            <text:p>Полковник</text:p>
          </table:table-cell>
          <table:table-cell table:formula="of:=CONCATENATE(&quot;&lt;Row Tag='&quot;;[.A13];&quot;' Language='ru_RU'&gt;&lt;Text&gt;&quot;;[.Q13];&quot;&lt;/Text&gt;&lt;/Row&gt;&quot;)" office:value-type="string" office:string-value="&lt;Row Tag='LOC_TCS_MODERN_ARMYRANK_PREFIX_CAPTAIN' Language='ru_RU'&gt;&lt;Text&gt;Полковник&lt;/Text&gt;&lt;/Row&gt;">
            <text:p>&lt;Row Tag='LOC_TCS_MODERN_ARMYRANK_PREFIX_CAPTAIN' Language='ru_RU'&gt;&lt;Text&gt;Полковник&lt;/Text&gt;&lt;/Row&gt;</text:p>
          </table:table-cell>
          <table:table-cell office:value-type="string">
            <text:p>陆军上尉</text:p>
          </table:table-cell>
          <table:table-cell table:formula="of:=CONCATENATE(&quot;&lt;Row Tag='&quot;;[.A13];&quot;' Language='zh_Hans_CN'&gt;&lt;Text&gt;&quot;;[.S13];&quot;&lt;/Text&gt;&lt;/Row&gt;&quot;)" office:value-type="string" office:string-value="&lt;Row Tag='LOC_TCS_MODERN_ARMYRANK_PREFIX_CAPTAIN' Language='zh_Hans_CN'&gt;&lt;Text&gt;陆军上尉&lt;/Text&gt;&lt;/Row&gt;">
            <text:p>&lt;Row Tag='LOC_TCS_MODERN_ARMYRANK_PREFIX_CAPTAIN' Language='zh_Hans_CN'&gt;&lt;Text&gt;陆军上尉&lt;/Text&gt;&lt;/Row&gt;</text:p>
          </table:table-cell>
        </table:table-row>
        <table:table-row table:style-name="ro3">
          <table:table-cell office:value-type="string">
            <text:p>LOC_TCS_MODERN_FLEETRANK_PREFIX_FLEET_ADMIRAL</text:p>
          </table:table-cell>
          <table:table-cell office:value-type="string">
            <text:p>Fleet Admiral</text:p>
          </table:table-cell>
          <table:table-cell office:value-type="string">
            <text:p>Flottenadmiral</text:p>
          </table:table-cell>
          <table:table-cell table:formula="of:=CONCATENATE(&quot;&lt;Row Tag='&quot;;[.A14];&quot;' Language='de_DE'&gt;&lt;Text&gt;&quot;;[.C14];&quot;&lt;/Text&gt;&lt;/Row&gt;&quot;)" office:value-type="string" office:string-value="&lt;Row Tag='LOC_TCS_MODERN_FLEETRANK_PREFIX_FLEET_ADMIRAL' Language='de_DE'&gt;&lt;Text&gt;Flottenadmiral&lt;/Text&gt;&lt;/Row&gt;">
            <text:p>&lt;Row Tag='LOC_TCS_MODERN_FLEETRANK_PREFIX_FLEET_ADMIRAL' Language='de_DE'&gt;&lt;Text&gt;Flottenadmiral&lt;/Text&gt;&lt;/Row&gt;</text:p>
          </table:table-cell>
          <table:table-cell office:value-type="string">
            <text:p>Almirante de la flota</text:p>
          </table:table-cell>
          <table:table-cell table:formula="of:=CONCATENATE(&quot;&lt;Row Tag='&quot;;[.A14];&quot;' Language='es_ES'&gt;&lt;Text&gt;&quot;;[.E14];&quot;&lt;/Text&gt;&lt;/Row&gt;&quot;)" office:value-type="string" office:string-value="&lt;Row Tag='LOC_TCS_MODERN_FLEETRANK_PREFIX_FLEET_ADMIRAL' Language='es_ES'&gt;&lt;Text&gt;Almirante de la flota&lt;/Text&gt;&lt;/Row&gt;">
            <text:p>&lt;Row Tag='LOC_TCS_MODERN_FLEETRANK_PREFIX_FLEET_ADMIRAL' Language='es_ES'&gt;&lt;Text&gt;Almirante de la flota&lt;/Text&gt;&lt;/Row&gt;</text:p>
          </table:table-cell>
          <table:table-cell office:value-type="string">
            <text:p>Ammiraglio della flotta</text:p>
          </table:table-cell>
          <table:table-cell table:formula="of:=CONCATENATE(&quot;&lt;Row Tag='&quot;;[.A14];&quot;' Language='it_IT'&gt;&lt;Text&gt;&quot;;[.G14];&quot;&lt;/Text&gt;&lt;/Row&gt;&quot;)" office:value-type="string" office:string-value="&lt;Row Tag='LOC_TCS_MODERN_FLEETRANK_PREFIX_FLEET_ADMIRAL' Language='it_IT'&gt;&lt;Text&gt;Ammiraglio della flotta&lt;/Text&gt;&lt;/Row&gt;">
            <text:p>&lt;Row Tag='LOC_TCS_MODERN_FLEETRANK_PREFIX_FLEET_ADMIRAL' Language='it_IT'&gt;&lt;Text&gt;Ammiraglio della flotta&lt;/Text&gt;&lt;/Row&gt;</text:p>
          </table:table-cell>
          <table:table-cell office:value-type="string">
            <text:p>海軍元帥</text:p>
          </table:table-cell>
          <table:table-cell table:formula="of:=CONCATENATE(&quot;&lt;Row Tag='&quot;;[.A14];&quot;' Language='ja_JP'&gt;&lt;Text&gt;&quot;;[.I14];&quot;&lt;/Text&gt;&lt;/Row&gt;&quot;)" office:value-type="string" office:string-value="&lt;Row Tag='LOC_TCS_MODERN_FLEETRANK_PREFIX_FLEET_ADMIRAL' Language='ja_JP'&gt;&lt;Text&gt;海軍元帥&lt;/Text&gt;&lt;/Row&gt;">
            <text:p>&lt;Row Tag='LOC_TCS_MODERN_FLEETRANK_PREFIX_FLEET_ADMIRAL' Language='ja_JP'&gt;&lt;Text&gt;海軍元帥&lt;/Text&gt;&lt;/Row&gt;</text:p>
          </table:table-cell>
          <table:table-cell office:value-type="string">
            <text:p>해군 원수</text:p>
          </table:table-cell>
          <table:table-cell table:formula="of:=CONCATENATE(&quot;&lt;Row Tag='&quot;;[.A14];&quot;' Language='ko_KR'&gt;&lt;Text&gt;&quot;;[.K14];&quot;&lt;/Text&gt;&lt;/Row&gt;&quot;)" office:value-type="string" office:string-value="&lt;Row Tag='LOC_TCS_MODERN_FLEETRANK_PREFIX_FLEET_ADMIRAL' Language='ko_KR'&gt;&lt;Text&gt;해군 원수&lt;/Text&gt;&lt;/Row&gt;">
            <text:p>&lt;Row Tag='LOC_TCS_MODERN_FLEETRANK_PREFIX_FLEET_ADMIRAL' Language='ko_KR'&gt;&lt;Text&gt;해군 원수&lt;/Text&gt;&lt;/Row&gt;</text:p>
          </table:table-cell>
          <table:table-cell office:value-type="string">
            <text:p>Admirał floty</text:p>
          </table:table-cell>
          <table:table-cell table:formula="of:=CONCATENATE(&quot;&lt;Row Tag='&quot;;[.A14];&quot;' Language='pl_PL'&gt;&lt;Text&gt;&quot;;[.M14];&quot;&lt;/Text&gt;&lt;/Row&gt;&quot;)" office:value-type="string" office:string-value="&lt;Row Tag='LOC_TCS_MODERN_FLEETRANK_PREFIX_FLEET_ADMIRAL' Language='pl_PL'&gt;&lt;Text&gt;Admirał floty&lt;/Text&gt;&lt;/Row&gt;">
            <text:p>&lt;Row Tag='LOC_TCS_MODERN_FLEETRANK_PREFIX_FLEET_ADMIRAL' Language='pl_PL'&gt;&lt;Text&gt;Admirał floty&lt;/Text&gt;&lt;/Row&gt;</text:p>
          </table:table-cell>
          <table:table-cell office:value-type="string">
            <text:p>Almirante de frota</text:p>
          </table:table-cell>
          <table:table-cell table:formula="of:=CONCATENATE(&quot;&lt;Row Tag='&quot;;[.A14];&quot;' Language='pt_BR'&gt;&lt;Text&gt;&quot;;[.O14];&quot;&lt;/Text&gt;&lt;/Row&gt;&quot;)" office:value-type="string" office:string-value="&lt;Row Tag='LOC_TCS_MODERN_FLEETRANK_PREFIX_FLEET_ADMIRAL' Language='pt_BR'&gt;&lt;Text&gt;Almirante de frota&lt;/Text&gt;&lt;/Row&gt;">
            <text:p>&lt;Row Tag='LOC_TCS_MODERN_FLEETRANK_PREFIX_FLEET_ADMIRAL' Language='pt_BR'&gt;&lt;Text&gt;Almirante de frota&lt;/Text&gt;&lt;/Row&gt;</text:p>
          </table:table-cell>
          <table:table-cell office:value-type="string">
            <text:p>Адмирал флота</text:p>
          </table:table-cell>
          <table:table-cell table:formula="of:=CONCATENATE(&quot;&lt;Row Tag='&quot;;[.A14];&quot;' Language='ru_RU'&gt;&lt;Text&gt;&quot;;[.Q14];&quot;&lt;/Text&gt;&lt;/Row&gt;&quot;)" office:value-type="string" office:string-value="&lt;Row Tag='LOC_TCS_MODERN_FLEETRANK_PREFIX_FLEET_ADMIRAL' Language='ru_RU'&gt;&lt;Text&gt;Адмирал флота&lt;/Text&gt;&lt;/Row&gt;">
            <text:p>&lt;Row Tag='LOC_TCS_MODERN_FLEETRANK_PREFIX_FLEET_ADMIRAL' Language='ru_RU'&gt;&lt;Text&gt;Адмирал флота&lt;/Text&gt;&lt;/Row&gt;</text:p>
          </table:table-cell>
          <table:table-cell office:value-type="string">
            <text:p>海军元帅</text:p>
          </table:table-cell>
          <table:table-cell table:formula="of:=CONCATENATE(&quot;&lt;Row Tag='&quot;;[.A14];&quot;' Language='zh_Hans_CN'&gt;&lt;Text&gt;&quot;;[.S14];&quot;&lt;/Text&gt;&lt;/Row&gt;&quot;)" office:value-type="string" office:string-value="&lt;Row Tag='LOC_TCS_MODERN_FLEETRANK_PREFIX_FLEET_ADMIRAL' Language='zh_Hans_CN'&gt;&lt;Text&gt;海军元帅&lt;/Text&gt;&lt;/Row&gt;">
            <text:p>&lt;Row Tag='LOC_TCS_MODERN_FLEETRANK_PREFIX_FLEET_ADMIRAL' Language='zh_Hans_CN'&gt;&lt;Text&gt;海军元帅&lt;/Text&gt;&lt;/Row&gt;</text:p>
          </table:table-cell>
        </table:table-row>
        <table:table-row table:style-name="ro3">
          <table:table-cell office:value-type="string">
            <text:p>LOC_TCS_MODERN_FLEETRANK_PREFIX_ADMIRAL</text:p>
          </table:table-cell>
          <table:table-cell table:number-columns-repeated="2" office:value-type="string">
            <text:p>Admiral</text:p>
          </table:table-cell>
          <table:table-cell table:formula="of:=CONCATENATE(&quot;&lt;Row Tag='&quot;;[.A15];&quot;' Language='de_DE'&gt;&lt;Text&gt;&quot;;[.C15];&quot;&lt;/Text&gt;&lt;/Row&gt;&quot;)" office:value-type="string" office:string-value="&lt;Row Tag='LOC_TCS_MODERN_FLEETRANK_PREFIX_ADMIRAL' Language='de_DE'&gt;&lt;Text&gt;Admiral&lt;/Text&gt;&lt;/Row&gt;">
            <text:p>&lt;Row Tag='LOC_TCS_MODERN_FLEETRANK_PREFIX_ADMIRAL' Language='de_DE'&gt;&lt;Text&gt;Admiral&lt;/Text&gt;&lt;/Row&gt;</text:p>
          </table:table-cell>
          <table:table-cell office:value-type="string">
            <text:p>Almirante</text:p>
          </table:table-cell>
          <table:table-cell table:formula="of:=CONCATENATE(&quot;&lt;Row Tag='&quot;;[.A15];&quot;' Language='es_ES'&gt;&lt;Text&gt;&quot;;[.E15];&quot;&lt;/Text&gt;&lt;/Row&gt;&quot;)" office:value-type="string" office:string-value="&lt;Row Tag='LOC_TCS_MODERN_FLEETRANK_PREFIX_ADMIRAL' Language='es_ES'&gt;&lt;Text&gt;Almirante&lt;/Text&gt;&lt;/Row&gt;">
            <text:p>&lt;Row Tag='LOC_TCS_MODERN_FLEETRANK_PREFIX_ADMIRAL' Language='es_ES'&gt;&lt;Text&gt;Almirante&lt;/Text&gt;&lt;/Row&gt;</text:p>
          </table:table-cell>
          <table:table-cell office:value-type="string">
            <text:p>Ammiraglio</text:p>
          </table:table-cell>
          <table:table-cell table:formula="of:=CONCATENATE(&quot;&lt;Row Tag='&quot;;[.A15];&quot;' Language='it_IT'&gt;&lt;Text&gt;&quot;;[.G15];&quot;&lt;/Text&gt;&lt;/Row&gt;&quot;)" office:value-type="string" office:string-value="&lt;Row Tag='LOC_TCS_MODERN_FLEETRANK_PREFIX_ADMIRAL' Language='it_IT'&gt;&lt;Text&gt;Ammiraglio&lt;/Text&gt;&lt;/Row&gt;">
            <text:p>&lt;Row Tag='LOC_TCS_MODERN_FLEETRANK_PREFIX_ADMIRAL' Language='it_IT'&gt;&lt;Text&gt;Ammiraglio&lt;/Text&gt;&lt;/Row&gt;</text:p>
          </table:table-cell>
          <table:table-cell office:value-type="string">
            <text:p>大将</text:p>
          </table:table-cell>
          <table:table-cell table:formula="of:=CONCATENATE(&quot;&lt;Row Tag='&quot;;[.A15];&quot;' Language='ja_JP'&gt;&lt;Text&gt;&quot;;[.I15];&quot;&lt;/Text&gt;&lt;/Row&gt;&quot;)" office:value-type="string" office:string-value="&lt;Row Tag='LOC_TCS_MODERN_FLEETRANK_PREFIX_ADMIRAL' Language='ja_JP'&gt;&lt;Text&gt;大将&lt;/Text&gt;&lt;/Row&gt;">
            <text:p>&lt;Row Tag='LOC_TCS_MODERN_FLEETRANK_PREFIX_ADMIRAL' Language='ja_JP'&gt;&lt;Text&gt;大将&lt;/Text&gt;&lt;/Row&gt;</text:p>
          </table:table-cell>
          <table:table-cell office:value-type="string">
            <text:p>대장</text:p>
          </table:table-cell>
          <table:table-cell table:formula="of:=CONCATENATE(&quot;&lt;Row Tag='&quot;;[.A15];&quot;' Language='ko_KR'&gt;&lt;Text&gt;&quot;;[.K15];&quot;&lt;/Text&gt;&lt;/Row&gt;&quot;)" office:value-type="string" office:string-value="&lt;Row Tag='LOC_TCS_MODERN_FLEETRANK_PREFIX_ADMIRAL' Language='ko_KR'&gt;&lt;Text&gt;대장&lt;/Text&gt;&lt;/Row&gt;">
            <text:p>&lt;Row Tag='LOC_TCS_MODERN_FLEETRANK_PREFIX_ADMIRAL' Language='ko_KR'&gt;&lt;Text&gt;대장&lt;/Text&gt;&lt;/Row&gt;</text:p>
          </table:table-cell>
          <table:table-cell office:value-type="string">
            <text:p>Admirał</text:p>
          </table:table-cell>
          <table:table-cell table:formula="of:=CONCATENATE(&quot;&lt;Row Tag='&quot;;[.A15];&quot;' Language='pl_PL'&gt;&lt;Text&gt;&quot;;[.M15];&quot;&lt;/Text&gt;&lt;/Row&gt;&quot;)" office:value-type="string" office:string-value="&lt;Row Tag='LOC_TCS_MODERN_FLEETRANK_PREFIX_ADMIRAL' Language='pl_PL'&gt;&lt;Text&gt;Admirał&lt;/Text&gt;&lt;/Row&gt;">
            <text:p>&lt;Row Tag='LOC_TCS_MODERN_FLEETRANK_PREFIX_ADMIRAL' Language='pl_PL'&gt;&lt;Text&gt;Admirał&lt;/Text&gt;&lt;/Row&gt;</text:p>
          </table:table-cell>
          <table:table-cell office:value-type="string">
            <text:p>Almirante</text:p>
          </table:table-cell>
          <table:table-cell table:formula="of:=CONCATENATE(&quot;&lt;Row Tag='&quot;;[.A15];&quot;' Language='pt_BR'&gt;&lt;Text&gt;&quot;;[.O15];&quot;&lt;/Text&gt;&lt;/Row&gt;&quot;)" office:value-type="string" office:string-value="&lt;Row Tag='LOC_TCS_MODERN_FLEETRANK_PREFIX_ADMIRAL' Language='pt_BR'&gt;&lt;Text&gt;Almirante&lt;/Text&gt;&lt;/Row&gt;">
            <text:p>&lt;Row Tag='LOC_TCS_MODERN_FLEETRANK_PREFIX_ADMIRAL' Language='pt_BR'&gt;&lt;Text&gt;Almirante&lt;/Text&gt;&lt;/Row&gt;</text:p>
          </table:table-cell>
          <table:table-cell office:value-type="string">
            <text:p>Адмирал</text:p>
          </table:table-cell>
          <table:table-cell table:formula="of:=CONCATENATE(&quot;&lt;Row Tag='&quot;;[.A15];&quot;' Language='ru_RU'&gt;&lt;Text&gt;&quot;;[.Q15];&quot;&lt;/Text&gt;&lt;/Row&gt;&quot;)" office:value-type="string" office:string-value="&lt;Row Tag='LOC_TCS_MODERN_FLEETRANK_PREFIX_ADMIRAL' Language='ru_RU'&gt;&lt;Text&gt;Адмирал&lt;/Text&gt;&lt;/Row&gt;">
            <text:p>&lt;Row Tag='LOC_TCS_MODERN_FLEETRANK_PREFIX_ADMIRAL' Language='ru_RU'&gt;&lt;Text&gt;Адмирал&lt;/Text&gt;&lt;/Row&gt;</text:p>
          </table:table-cell>
          <table:table-cell office:value-type="string">
            <text:p>海军上将</text:p>
          </table:table-cell>
          <table:table-cell table:formula="of:=CONCATENATE(&quot;&lt;Row Tag='&quot;;[.A15];&quot;' Language='zh_Hans_CN'&gt;&lt;Text&gt;&quot;;[.S15];&quot;&lt;/Text&gt;&lt;/Row&gt;&quot;)" office:value-type="string" office:string-value="&lt;Row Tag='LOC_TCS_MODERN_FLEETRANK_PREFIX_ADMIRAL' Language='zh_Hans_CN'&gt;&lt;Text&gt;海军上将&lt;/Text&gt;&lt;/Row&gt;">
            <text:p>&lt;Row Tag='LOC_TCS_MODERN_FLEETRANK_PREFIX_ADMIRAL' Language='zh_Hans_CN'&gt;&lt;Text&gt;海军上将&lt;/Text&gt;&lt;/Row&gt;</text:p>
          </table:table-cell>
        </table:table-row>
        <table:table-row table:style-name="ro3">
          <table:table-cell office:value-type="string">
            <text:p>LOC_TCS_MODERN_FLEETRANK_PREFIX_REAR_ADMIRAL</text:p>
          </table:table-cell>
          <table:table-cell office:value-type="string">
            <text:p>Rear Admiral</text:p>
          </table:table-cell>
          <table:table-cell office:value-type="string">
            <text:p>Konteradmiral</text:p>
          </table:table-cell>
          <table:table-cell table:formula="of:=CONCATENATE(&quot;&lt;Row Tag='&quot;;[.A16];&quot;' Language='de_DE'&gt;&lt;Text&gt;&quot;;[.C16];&quot;&lt;/Text&gt;&lt;/Row&gt;&quot;)" office:value-type="string" office:string-value="&lt;Row Tag='LOC_TCS_MODERN_FLEETRANK_PREFIX_REAR_ADMIRAL' Language='de_DE'&gt;&lt;Text&gt;Konteradmiral&lt;/Text&gt;&lt;/Row&gt;">
            <text:p>&lt;Row Tag='LOC_TCS_MODERN_FLEETRANK_PREFIX_REAR_ADMIRAL' Language='de_DE'&gt;&lt;Text&gt;Konteradmiral&lt;/Text&gt;&lt;/Row&gt;</text:p>
          </table:table-cell>
          <table:table-cell office:value-type="string">
            <text:p>Contraalmirante</text:p>
          </table:table-cell>
          <table:table-cell table:formula="of:=CONCATENATE(&quot;&lt;Row Tag='&quot;;[.A16];&quot;' Language='es_ES'&gt;&lt;Text&gt;&quot;;[.E16];&quot;&lt;/Text&gt;&lt;/Row&gt;&quot;)" office:value-type="string" office:string-value="&lt;Row Tag='LOC_TCS_MODERN_FLEETRANK_PREFIX_REAR_ADMIRAL' Language='es_ES'&gt;&lt;Text&gt;Contraalmirante&lt;/Text&gt;&lt;/Row&gt;">
            <text:p>&lt;Row Tag='LOC_TCS_MODERN_FLEETRANK_PREFIX_REAR_ADMIRAL' Language='es_ES'&gt;&lt;Text&gt;Contraalmirante&lt;/Text&gt;&lt;/Row&gt;</text:p>
          </table:table-cell>
          <table:table-cell office:value-type="string">
            <text:p>Contrammiraglio</text:p>
          </table:table-cell>
          <table:table-cell table:formula="of:=CONCATENATE(&quot;&lt;Row Tag='&quot;;[.A16];&quot;' Language='it_IT'&gt;&lt;Text&gt;&quot;;[.G16];&quot;&lt;/Text&gt;&lt;/Row&gt;&quot;)" office:value-type="string" office:string-value="&lt;Row Tag='LOC_TCS_MODERN_FLEETRANK_PREFIX_REAR_ADMIRAL' Language='it_IT'&gt;&lt;Text&gt;Contrammiraglio&lt;/Text&gt;&lt;/Row&gt;">
            <text:p>&lt;Row Tag='LOC_TCS_MODERN_FLEETRANK_PREFIX_REAR_ADMIRAL' Language='it_IT'&gt;&lt;Text&gt;Contrammiraglio&lt;/Text&gt;&lt;/Row&gt;</text:p>
          </table:table-cell>
          <table:table-cell office:value-type="string">
            <text:p>海軍中将</text:p>
          </table:table-cell>
          <table:table-cell table:formula="of:=CONCATENATE(&quot;&lt;Row Tag='&quot;;[.A16];&quot;' Language='ja_JP'&gt;&lt;Text&gt;&quot;;[.I16];&quot;&lt;/Text&gt;&lt;/Row&gt;&quot;)" office:value-type="string" office:string-value="&lt;Row Tag='LOC_TCS_MODERN_FLEETRANK_PREFIX_REAR_ADMIRAL' Language='ja_JP'&gt;&lt;Text&gt;海軍中将&lt;/Text&gt;&lt;/Row&gt;">
            <text:p>&lt;Row Tag='LOC_TCS_MODERN_FLEETRANK_PREFIX_REAR_ADMIRAL' Language='ja_JP'&gt;&lt;Text&gt;海軍中将&lt;/Text&gt;&lt;/Row&gt;</text:p>
          </table:table-cell>
          <table:table-cell office:value-type="string">
            <text:p>해군 중장</text:p>
          </table:table-cell>
          <table:table-cell table:formula="of:=CONCATENATE(&quot;&lt;Row Tag='&quot;;[.A16];&quot;' Language='ko_KR'&gt;&lt;Text&gt;&quot;;[.K16];&quot;&lt;/Text&gt;&lt;/Row&gt;&quot;)" office:value-type="string" office:string-value="&lt;Row Tag='LOC_TCS_MODERN_FLEETRANK_PREFIX_REAR_ADMIRAL' Language='ko_KR'&gt;&lt;Text&gt;해군 중장&lt;/Text&gt;&lt;/Row&gt;">
            <text:p>&lt;Row Tag='LOC_TCS_MODERN_FLEETRANK_PREFIX_REAR_ADMIRAL' Language='ko_KR'&gt;&lt;Text&gt;해군 중장&lt;/Text&gt;&lt;/Row&gt;</text:p>
          </table:table-cell>
          <table:table-cell office:value-type="string">
            <text:p>Wiceadmirał</text:p>
          </table:table-cell>
          <table:table-cell table:formula="of:=CONCATENATE(&quot;&lt;Row Tag='&quot;;[.A16];&quot;' Language='pl_PL'&gt;&lt;Text&gt;&quot;;[.M16];&quot;&lt;/Text&gt;&lt;/Row&gt;&quot;)" office:value-type="string" office:string-value="&lt;Row Tag='LOC_TCS_MODERN_FLEETRANK_PREFIX_REAR_ADMIRAL' Language='pl_PL'&gt;&lt;Text&gt;Wiceadmirał&lt;/Text&gt;&lt;/Row&gt;">
            <text:p>&lt;Row Tag='LOC_TCS_MODERN_FLEETRANK_PREFIX_REAR_ADMIRAL' Language='pl_PL'&gt;&lt;Text&gt;Wiceadmirał&lt;/Text&gt;&lt;/Row&gt;</text:p>
          </table:table-cell>
          <table:table-cell office:value-type="string">
            <text:p>Contra-almirante</text:p>
          </table:table-cell>
          <table:table-cell table:formula="of:=CONCATENATE(&quot;&lt;Row Tag='&quot;;[.A16];&quot;' Language='pt_BR'&gt;&lt;Text&gt;&quot;;[.O16];&quot;&lt;/Text&gt;&lt;/Row&gt;&quot;)" office:value-type="string" office:string-value="&lt;Row Tag='LOC_TCS_MODERN_FLEETRANK_PREFIX_REAR_ADMIRAL' Language='pt_BR'&gt;&lt;Text&gt;Contra-almirante&lt;/Text&gt;&lt;/Row&gt;">
            <text:p>&lt;Row Tag='LOC_TCS_MODERN_FLEETRANK_PREFIX_REAR_ADMIRAL' Language='pt_BR'&gt;&lt;Text&gt;Contra-almirante&lt;/Text&gt;&lt;/Row&gt;</text:p>
          </table:table-cell>
          <table:table-cell office:value-type="string">
            <text:p>Вице-адмирал</text:p>
          </table:table-cell>
          <table:table-cell table:formula="of:=CONCATENATE(&quot;&lt;Row Tag='&quot;;[.A16];&quot;' Language='ru_RU'&gt;&lt;Text&gt;&quot;;[.Q16];&quot;&lt;/Text&gt;&lt;/Row&gt;&quot;)" office:value-type="string" office:string-value="&lt;Row Tag='LOC_TCS_MODERN_FLEETRANK_PREFIX_REAR_ADMIRAL' Language='ru_RU'&gt;&lt;Text&gt;Вице-адмирал&lt;/Text&gt;&lt;/Row&gt;">
            <text:p>&lt;Row Tag='LOC_TCS_MODERN_FLEETRANK_PREFIX_REAR_ADMIRAL' Language='ru_RU'&gt;&lt;Text&gt;Вице-адмирал&lt;/Text&gt;&lt;/Row&gt;</text:p>
          </table:table-cell>
          <table:table-cell office:value-type="string">
            <text:p>海军中将</text:p>
          </table:table-cell>
          <table:table-cell table:formula="of:=CONCATENATE(&quot;&lt;Row Tag='&quot;;[.A16];&quot;' Language='zh_Hans_CN'&gt;&lt;Text&gt;&quot;;[.S16];&quot;&lt;/Text&gt;&lt;/Row&gt;&quot;)" office:value-type="string" office:string-value="&lt;Row Tag='LOC_TCS_MODERN_FLEETRANK_PREFIX_REAR_ADMIRAL' Language='zh_Hans_CN'&gt;&lt;Text&gt;海军中将&lt;/Text&gt;&lt;/Row&gt;">
            <text:p>&lt;Row Tag='LOC_TCS_MODERN_FLEETRANK_PREFIX_REAR_ADMIRAL' Language='zh_Hans_CN'&gt;&lt;Text&gt;海军中将&lt;/Text&gt;&lt;/Row&gt;</text:p>
          </table:table-cell>
        </table:table-row>
        <table:table-row table:style-name="ro3">
          <table:table-cell office:value-type="string">
            <text:p>LOC_TCS_MODERN_FLEETRANK_PREFIX_COMMODORE</text:p>
          </table:table-cell>
          <table:table-cell office:value-type="string">
            <text:p>Commodore</text:p>
          </table:table-cell>
          <table:table-cell office:value-type="string">
            <text:p>Kommodore</text:p>
          </table:table-cell>
          <table:table-cell table:formula="of:=CONCATENATE(&quot;&lt;Row Tag='&quot;;[.A17];&quot;' Language='de_DE'&gt;&lt;Text&gt;&quot;;[.C17];&quot;&lt;/Text&gt;&lt;/Row&gt;&quot;)" office:value-type="string" office:string-value="&lt;Row Tag='LOC_TCS_MODERN_FLEETRANK_PREFIX_COMMODORE' Language='de_DE'&gt;&lt;Text&gt;Kommodore&lt;/Text&gt;&lt;/Row&gt;">
            <text:p>&lt;Row Tag='LOC_TCS_MODERN_FLEETRANK_PREFIX_COMMODORE' Language='de_DE'&gt;&lt;Text&gt;Kommodore&lt;/Text&gt;&lt;/Row&gt;</text:p>
          </table:table-cell>
          <table:table-cell office:value-type="string">
            <text:p>Comodoro</text:p>
          </table:table-cell>
          <table:table-cell table:formula="of:=CONCATENATE(&quot;&lt;Row Tag='&quot;;[.A17];&quot;' Language='es_ES'&gt;&lt;Text&gt;&quot;;[.E17];&quot;&lt;/Text&gt;&lt;/Row&gt;&quot;)" office:value-type="string" office:string-value="&lt;Row Tag='LOC_TCS_MODERN_FLEETRANK_PREFIX_COMMODORE' Language='es_ES'&gt;&lt;Text&gt;Comodoro&lt;/Text&gt;&lt;/Row&gt;">
            <text:p>&lt;Row Tag='LOC_TCS_MODERN_FLEETRANK_PREFIX_COMMODORE' Language='es_ES'&gt;&lt;Text&gt;Comodoro&lt;/Text&gt;&lt;/Row&gt;</text:p>
          </table:table-cell>
          <table:table-cell office:value-type="string">
            <text:p>Commodoro</text:p>
          </table:table-cell>
          <table:table-cell table:formula="of:=CONCATENATE(&quot;&lt;Row Tag='&quot;;[.A17];&quot;' Language='it_IT'&gt;&lt;Text&gt;&quot;;[.G17];&quot;&lt;/Text&gt;&lt;/Row&gt;&quot;)" office:value-type="string" office:string-value="&lt;Row Tag='LOC_TCS_MODERN_FLEETRANK_PREFIX_COMMODORE' Language='it_IT'&gt;&lt;Text&gt;Commodoro&lt;/Text&gt;&lt;/Row&gt;">
            <text:p>&lt;Row Tag='LOC_TCS_MODERN_FLEETRANK_PREFIX_COMMODORE' Language='it_IT'&gt;&lt;Text&gt;Commodoro&lt;/Text&gt;&lt;/Row&gt;</text:p>
          </table:table-cell>
          <table:table-cell office:value-type="string">
            <text:p>海軍少将</text:p>
          </table:table-cell>
          <table:table-cell table:formula="of:=CONCATENATE(&quot;&lt;Row Tag='&quot;;[.A17];&quot;' Language='ja_JP'&gt;&lt;Text&gt;&quot;;[.I17];&quot;&lt;/Text&gt;&lt;/Row&gt;&quot;)" office:value-type="string" office:string-value="&lt;Row Tag='LOC_TCS_MODERN_FLEETRANK_PREFIX_COMMODORE' Language='ja_JP'&gt;&lt;Text&gt;海軍少将&lt;/Text&gt;&lt;/Row&gt;">
            <text:p>&lt;Row Tag='LOC_TCS_MODERN_FLEETRANK_PREFIX_COMMODORE' Language='ja_JP'&gt;&lt;Text&gt;海軍少将&lt;/Text&gt;&lt;/Row&gt;</text:p>
          </table:table-cell>
          <table:table-cell office:value-type="string">
            <text:p>해군 소장</text:p>
          </table:table-cell>
          <table:table-cell table:formula="of:=CONCATENATE(&quot;&lt;Row Tag='&quot;;[.A17];&quot;' Language='ko_KR'&gt;&lt;Text&gt;&quot;;[.K17];&quot;&lt;/Text&gt;&lt;/Row&gt;&quot;)" office:value-type="string" office:string-value="&lt;Row Tag='LOC_TCS_MODERN_FLEETRANK_PREFIX_COMMODORE' Language='ko_KR'&gt;&lt;Text&gt;해군 소장&lt;/Text&gt;&lt;/Row&gt;">
            <text:p>&lt;Row Tag='LOC_TCS_MODERN_FLEETRANK_PREFIX_COMMODORE' Language='ko_KR'&gt;&lt;Text&gt;해군 소장&lt;/Text&gt;&lt;/Row&gt;</text:p>
          </table:table-cell>
          <table:table-cell office:value-type="string">
            <text:p>Komandor</text:p>
          </table:table-cell>
          <table:table-cell table:formula="of:=CONCATENATE(&quot;&lt;Row Tag='&quot;;[.A17];&quot;' Language='pl_PL'&gt;&lt;Text&gt;&quot;;[.M17];&quot;&lt;/Text&gt;&lt;/Row&gt;&quot;)" office:value-type="string" office:string-value="&lt;Row Tag='LOC_TCS_MODERN_FLEETRANK_PREFIX_COMMODORE' Language='pl_PL'&gt;&lt;Text&gt;Komandor&lt;/Text&gt;&lt;/Row&gt;">
            <text:p>&lt;Row Tag='LOC_TCS_MODERN_FLEETRANK_PREFIX_COMMODORE' Language='pl_PL'&gt;&lt;Text&gt;Komandor&lt;/Text&gt;&lt;/Row&gt;</text:p>
          </table:table-cell>
          <table:table-cell office:value-type="string">
            <text:p>Comodoro</text:p>
          </table:table-cell>
          <table:table-cell table:formula="of:=CONCATENATE(&quot;&lt;Row Tag='&quot;;[.A17];&quot;' Language='pt_BR'&gt;&lt;Text&gt;&quot;;[.O17];&quot;&lt;/Text&gt;&lt;/Row&gt;&quot;)" office:value-type="string" office:string-value="&lt;Row Tag='LOC_TCS_MODERN_FLEETRANK_PREFIX_COMMODORE' Language='pt_BR'&gt;&lt;Text&gt;Comodoro&lt;/Text&gt;&lt;/Row&gt;">
            <text:p>&lt;Row Tag='LOC_TCS_MODERN_FLEETRANK_PREFIX_COMMODORE' Language='pt_BR'&gt;&lt;Text&gt;Comodoro&lt;/Text&gt;&lt;/Row&gt;</text:p>
          </table:table-cell>
          <table:table-cell office:value-type="string">
            <text:p>Контр-адмирал</text:p>
          </table:table-cell>
          <table:table-cell table:formula="of:=CONCATENATE(&quot;&lt;Row Tag='&quot;;[.A17];&quot;' Language='ru_RU'&gt;&lt;Text&gt;&quot;;[.Q17];&quot;&lt;/Text&gt;&lt;/Row&gt;&quot;)" office:value-type="string" office:string-value="&lt;Row Tag='LOC_TCS_MODERN_FLEETRANK_PREFIX_COMMODORE' Language='ru_RU'&gt;&lt;Text&gt;Контр-адмирал&lt;/Text&gt;&lt;/Row&gt;">
            <text:p>&lt;Row Tag='LOC_TCS_MODERN_FLEETRANK_PREFIX_COMMODORE' Language='ru_RU'&gt;&lt;Text&gt;Контр-адмирал&lt;/Text&gt;&lt;/Row&gt;</text:p>
          </table:table-cell>
          <table:table-cell office:value-type="string">
            <text:p>海军少将</text:p>
          </table:table-cell>
          <table:table-cell table:formula="of:=CONCATENATE(&quot;&lt;Row Tag='&quot;;[.A17];&quot;' Language='zh_Hans_CN'&gt;&lt;Text&gt;&quot;;[.S17];&quot;&lt;/Text&gt;&lt;/Row&gt;&quot;)" office:value-type="string" office:string-value="&lt;Row Tag='LOC_TCS_MODERN_FLEETRANK_PREFIX_COMMODORE' Language='zh_Hans_CN'&gt;&lt;Text&gt;海军少将&lt;/Text&gt;&lt;/Row&gt;">
            <text:p>&lt;Row Tag='LOC_TCS_MODERN_FLEETRANK_PREFIX_COMMODORE' Language='zh_Hans_CN'&gt;&lt;Text&gt;海军少将&lt;/Text&gt;&lt;/Row&gt;</text:p>
          </table:table-cell>
        </table:table-row>
        <table:table-row table:style-name="ro3">
          <table:table-cell office:value-type="string">
            <text:p>LOC_TCS_MODERN_FLEETRANK_PREFIX_CAPTAIN</text:p>
          </table:table-cell>
          <table:table-cell office:value-type="string">
            <text:p>Captain</text:p>
          </table:table-cell>
          <table:table-cell office:value-type="string">
            <text:p>Kapitän</text:p>
          </table:table-cell>
          <table:table-cell table:formula="of:=CONCATENATE(&quot;&lt;Row Tag='&quot;;[.A18];&quot;' Language='de_DE'&gt;&lt;Text&gt;&quot;;[.C18];&quot;&lt;/Text&gt;&lt;/Row&gt;&quot;)" office:value-type="string" office:string-value="&lt;Row Tag='LOC_TCS_MODERN_FLEETRANK_PREFIX_CAPTAIN' Language='de_DE'&gt;&lt;Text&gt;Kapitän&lt;/Text&gt;&lt;/Row&gt;">
            <text:p>&lt;Row Tag='LOC_TCS_MODERN_FLEETRANK_PREFIX_CAPTAIN' Language='de_DE'&gt;&lt;Text&gt;Kapitän&lt;/Text&gt;&lt;/Row&gt;</text:p>
          </table:table-cell>
          <table:table-cell office:value-type="string">
            <text:p>Capitán</text:p>
          </table:table-cell>
          <table:table-cell table:formula="of:=CONCATENATE(&quot;&lt;Row Tag='&quot;;[.A18];&quot;' Language='es_ES'&gt;&lt;Text&gt;&quot;;[.E18];&quot;&lt;/Text&gt;&lt;/Row&gt;&quot;)" office:value-type="string" office:string-value="&lt;Row Tag='LOC_TCS_MODERN_FLEETRANK_PREFIX_CAPTAIN' Language='es_ES'&gt;&lt;Text&gt;Capitán&lt;/Text&gt;&lt;/Row&gt;">
            <text:p>&lt;Row Tag='LOC_TCS_MODERN_FLEETRANK_PREFIX_CAPTAIN' Language='es_ES'&gt;&lt;Text&gt;Capitán&lt;/Text&gt;&lt;/Row&gt;</text:p>
          </table:table-cell>
          <table:table-cell office:value-type="string">
            <text:p>Capitano</text:p>
          </table:table-cell>
          <table:table-cell table:formula="of:=CONCATENATE(&quot;&lt;Row Tag='&quot;;[.A18];&quot;' Language='it_IT'&gt;&lt;Text&gt;&quot;;[.G18];&quot;&lt;/Text&gt;&lt;/Row&gt;&quot;)" office:value-type="string" office:string-value="&lt;Row Tag='LOC_TCS_MODERN_FLEETRANK_PREFIX_CAPTAIN' Language='it_IT'&gt;&lt;Text&gt;Capitano&lt;/Text&gt;&lt;/Row&gt;">
            <text:p>&lt;Row Tag='LOC_TCS_MODERN_FLEETRANK_PREFIX_CAPTAIN' Language='it_IT'&gt;&lt;Text&gt;Capitano&lt;/Text&gt;&lt;/Row&gt;</text:p>
          </table:table-cell>
          <table:table-cell office:value-type="string">
            <text:p>大佐</text:p>
          </table:table-cell>
          <table:table-cell table:formula="of:=CONCATENATE(&quot;&lt;Row Tag='&quot;;[.A18];&quot;' Language='ja_JP'&gt;&lt;Text&gt;&quot;;[.I18];&quot;&lt;/Text&gt;&lt;/Row&gt;&quot;)" office:value-type="string" office:string-value="&lt;Row Tag='LOC_TCS_MODERN_FLEETRANK_PREFIX_CAPTAIN' Language='ja_JP'&gt;&lt;Text&gt;大佐&lt;/Text&gt;&lt;/Row&gt;">
            <text:p>&lt;Row Tag='LOC_TCS_MODERN_FLEETRANK_PREFIX_CAPTAIN' Language='ja_JP'&gt;&lt;Text&gt;大佐&lt;/Text&gt;&lt;/Row&gt;</text:p>
          </table:table-cell>
          <table:table-cell office:value-type="string">
            <text:p>대령</text:p>
          </table:table-cell>
          <table:table-cell table:formula="of:=CONCATENATE(&quot;&lt;Row Tag='&quot;;[.A18];&quot;' Language='ko_KR'&gt;&lt;Text&gt;&quot;;[.K18];&quot;&lt;/Text&gt;&lt;/Row&gt;&quot;)" office:value-type="string" office:string-value="&lt;Row Tag='LOC_TCS_MODERN_FLEETRANK_PREFIX_CAPTAIN' Language='ko_KR'&gt;&lt;Text&gt;대령&lt;/Text&gt;&lt;/Row&gt;">
            <text:p>&lt;Row Tag='LOC_TCS_MODERN_FLEETRANK_PREFIX_CAPTAIN' Language='ko_KR'&gt;&lt;Text&gt;대령&lt;/Text&gt;&lt;/Row&gt;</text:p>
          </table:table-cell>
          <table:table-cell office:value-type="string">
            <text:p>Kapitan</text:p>
          </table:table-cell>
          <table:table-cell table:formula="of:=CONCATENATE(&quot;&lt;Row Tag='&quot;;[.A18];&quot;' Language='pl_PL'&gt;&lt;Text&gt;&quot;;[.M18];&quot;&lt;/Text&gt;&lt;/Row&gt;&quot;)" office:value-type="string" office:string-value="&lt;Row Tag='LOC_TCS_MODERN_FLEETRANK_PREFIX_CAPTAIN' Language='pl_PL'&gt;&lt;Text&gt;Kapitan&lt;/Text&gt;&lt;/Row&gt;">
            <text:p>&lt;Row Tag='LOC_TCS_MODERN_FLEETRANK_PREFIX_CAPTAIN' Language='pl_PL'&gt;&lt;Text&gt;Kapitan&lt;/Text&gt;&lt;/Row&gt;</text:p>
          </table:table-cell>
          <table:table-cell office:value-type="string">
            <text:p>Capitão</text:p>
          </table:table-cell>
          <table:table-cell table:formula="of:=CONCATENATE(&quot;&lt;Row Tag='&quot;;[.A18];&quot;' Language='pt_BR'&gt;&lt;Text&gt;&quot;;[.O18];&quot;&lt;/Text&gt;&lt;/Row&gt;&quot;)" office:value-type="string" office:string-value="&lt;Row Tag='LOC_TCS_MODERN_FLEETRANK_PREFIX_CAPTAIN' Language='pt_BR'&gt;&lt;Text&gt;Capitão&lt;/Text&gt;&lt;/Row&gt;">
            <text:p>&lt;Row Tag='LOC_TCS_MODERN_FLEETRANK_PREFIX_CAPTAIN' Language='pt_BR'&gt;&lt;Text&gt;Capitão&lt;/Text&gt;&lt;/Row&gt;</text:p>
          </table:table-cell>
          <table:table-cell office:value-type="string">
            <text:p>Капитан 1-го ранга</text:p>
          </table:table-cell>
          <table:table-cell table:formula="of:=CONCATENATE(&quot;&lt;Row Tag='&quot;;[.A18];&quot;' Language='ru_RU'&gt;&lt;Text&gt;&quot;;[.Q18];&quot;&lt;/Text&gt;&lt;/Row&gt;&quot;)" office:value-type="string" office:string-value="&lt;Row Tag='LOC_TCS_MODERN_FLEETRANK_PREFIX_CAPTAIN' Language='ru_RU'&gt;&lt;Text&gt;Капитан 1-го ранга&lt;/Text&gt;&lt;/Row&gt;">
            <text:p>&lt;Row Tag='LOC_TCS_MODERN_FLEETRANK_PREFIX_CAPTAIN' Language='ru_RU'&gt;&lt;Text&gt;Капитан 1-го ранга&lt;/Text&gt;&lt;/Row&gt;</text:p>
          </table:table-cell>
          <table:table-cell office:value-type="string">
            <text:p>海军上校</text:p>
          </table:table-cell>
          <table:table-cell table:formula="of:=CONCATENATE(&quot;&lt;Row Tag='&quot;;[.A18];&quot;' Language='zh_Hans_CN'&gt;&lt;Text&gt;&quot;;[.S18];&quot;&lt;/Text&gt;&lt;/Row&gt;&quot;)" office:value-type="string" office:string-value="&lt;Row Tag='LOC_TCS_MODERN_FLEETRANK_PREFIX_CAPTAIN' Language='zh_Hans_CN'&gt;&lt;Text&gt;海军上校&lt;/Text&gt;&lt;/Row&gt;">
            <text:p>&lt;Row Tag='LOC_TCS_MODERN_FLEETRANK_PREFIX_CAPTAIN' Language='zh_Hans_CN'&gt;&lt;Text&gt;海军上校&lt;/Text&gt;&lt;/Row&gt;</text:p>
          </table:table-cell>
        </table:table-row>
        <table:table-row table:style-name="ro3">
          <table:table-cell office:value-type="string">
            <text:p>LOC_TCS_MODERN_FLEETRANK_PREFIX_LIEUTENANT</text:p>
          </table:table-cell>
          <table:table-cell office:value-type="string">
            <text:p>Lieutenant</text:p>
          </table:table-cell>
          <table:table-cell office:value-type="string">
            <text:p>Leutnant</text:p>
          </table:table-cell>
          <table:table-cell table:formula="of:=CONCATENATE(&quot;&lt;Row Tag='&quot;;[.A19];&quot;' Language='de_DE'&gt;&lt;Text&gt;&quot;;[.C19];&quot;&lt;/Text&gt;&lt;/Row&gt;&quot;)" office:value-type="string" office:string-value="&lt;Row Tag='LOC_TCS_MODERN_FLEETRANK_PREFIX_LIEUTENANT' Language='de_DE'&gt;&lt;Text&gt;Leutnant&lt;/Text&gt;&lt;/Row&gt;">
            <text:p>&lt;Row Tag='LOC_TCS_MODERN_FLEETRANK_PREFIX_LIEUTENANT' Language='de_DE'&gt;&lt;Text&gt;Leutnant&lt;/Text&gt;&lt;/Row&gt;</text:p>
          </table:table-cell>
          <table:table-cell office:value-type="string">
            <text:p>Teniente</text:p>
          </table:table-cell>
          <table:table-cell table:formula="of:=CONCATENATE(&quot;&lt;Row Tag='&quot;;[.A19];&quot;' Language='es_ES'&gt;&lt;Text&gt;&quot;;[.E19];&quot;&lt;/Text&gt;&lt;/Row&gt;&quot;)" office:value-type="string" office:string-value="&lt;Row Tag='LOC_TCS_MODERN_FLEETRANK_PREFIX_LIEUTENANT' Language='es_ES'&gt;&lt;Text&gt;Teniente&lt;/Text&gt;&lt;/Row&gt;">
            <text:p>&lt;Row Tag='LOC_TCS_MODERN_FLEETRANK_PREFIX_LIEUTENANT' Language='es_ES'&gt;&lt;Text&gt;Teniente&lt;/Text&gt;&lt;/Row&gt;</text:p>
          </table:table-cell>
          <table:table-cell office:value-type="string">
            <text:p>Tenente</text:p>
          </table:table-cell>
          <table:table-cell table:formula="of:=CONCATENATE(&quot;&lt;Row Tag='&quot;;[.A19];&quot;' Language='it_IT'&gt;&lt;Text&gt;&quot;;[.G19];&quot;&lt;/Text&gt;&lt;/Row&gt;&quot;)" office:value-type="string" office:string-value="&lt;Row Tag='LOC_TCS_MODERN_FLEETRANK_PREFIX_LIEUTENANT' Language='it_IT'&gt;&lt;Text&gt;Tenente&lt;/Text&gt;&lt;/Row&gt;">
            <text:p>&lt;Row Tag='LOC_TCS_MODERN_FLEETRANK_PREFIX_LIEUTENANT' Language='it_IT'&gt;&lt;Text&gt;Tenente&lt;/Text&gt;&lt;/Row&gt;</text:p>
          </table:table-cell>
          <table:table-cell office:value-type="string">
            <text:p>中佐</text:p>
          </table:table-cell>
          <table:table-cell table:formula="of:=CONCATENATE(&quot;&lt;Row Tag='&quot;;[.A19];&quot;' Language='ja_JP'&gt;&lt;Text&gt;&quot;;[.I19];&quot;&lt;/Text&gt;&lt;/Row&gt;&quot;)" office:value-type="string" office:string-value="&lt;Row Tag='LOC_TCS_MODERN_FLEETRANK_PREFIX_LIEUTENANT' Language='ja_JP'&gt;&lt;Text&gt;中佐&lt;/Text&gt;&lt;/Row&gt;">
            <text:p>&lt;Row Tag='LOC_TCS_MODERN_FLEETRANK_PREFIX_LIEUTENANT' Language='ja_JP'&gt;&lt;Text&gt;中佐&lt;/Text&gt;&lt;/Row&gt;</text:p>
          </table:table-cell>
          <table:table-cell office:value-type="string">
            <text:p>중령</text:p>
          </table:table-cell>
          <table:table-cell table:formula="of:=CONCATENATE(&quot;&lt;Row Tag='&quot;;[.A19];&quot;' Language='ko_KR'&gt;&lt;Text&gt;&quot;;[.K19];&quot;&lt;/Text&gt;&lt;/Row&gt;&quot;)" office:value-type="string" office:string-value="&lt;Row Tag='LOC_TCS_MODERN_FLEETRANK_PREFIX_LIEUTENANT' Language='ko_KR'&gt;&lt;Text&gt;중령&lt;/Text&gt;&lt;/Row&gt;">
            <text:p>&lt;Row Tag='LOC_TCS_MODERN_FLEETRANK_PREFIX_LIEUTENANT' Language='ko_KR'&gt;&lt;Text&gt;중령&lt;/Text&gt;&lt;/Row&gt;</text:p>
          </table:table-cell>
          <table:table-cell office:value-type="string">
            <text:p>Porucznik</text:p>
          </table:table-cell>
          <table:table-cell table:formula="of:=CONCATENATE(&quot;&lt;Row Tag='&quot;;[.A19];&quot;' Language='pl_PL'&gt;&lt;Text&gt;&quot;;[.M19];&quot;&lt;/Text&gt;&lt;/Row&gt;&quot;)" office:value-type="string" office:string-value="&lt;Row Tag='LOC_TCS_MODERN_FLEETRANK_PREFIX_LIEUTENANT' Language='pl_PL'&gt;&lt;Text&gt;Porucznik&lt;/Text&gt;&lt;/Row&gt;">
            <text:p>&lt;Row Tag='LOC_TCS_MODERN_FLEETRANK_PREFIX_LIEUTENANT' Language='pl_PL'&gt;&lt;Text&gt;Porucznik&lt;/Text&gt;&lt;/Row&gt;</text:p>
          </table:table-cell>
          <table:table-cell office:value-type="string">
            <text:p>Tenente</text:p>
          </table:table-cell>
          <table:table-cell table:formula="of:=CONCATENATE(&quot;&lt;Row Tag='&quot;;[.A19];&quot;' Language='pt_BR'&gt;&lt;Text&gt;&quot;;[.O19];&quot;&lt;/Text&gt;&lt;/Row&gt;&quot;)" office:value-type="string" office:string-value="&lt;Row Tag='LOC_TCS_MODERN_FLEETRANK_PREFIX_LIEUTENANT' Language='pt_BR'&gt;&lt;Text&gt;Tenente&lt;/Text&gt;&lt;/Row&gt;">
            <text:p>&lt;Row Tag='LOC_TCS_MODERN_FLEETRANK_PREFIX_LIEUTENANT' Language='pt_BR'&gt;&lt;Text&gt;Tenente&lt;/Text&gt;&lt;/Row&gt;</text:p>
          </table:table-cell>
          <table:table-cell office:value-type="string">
            <text:p>Капитан 2-го ранга</text:p>
          </table:table-cell>
          <table:table-cell table:formula="of:=CONCATENATE(&quot;&lt;Row Tag='&quot;;[.A19];&quot;' Language='ru_RU'&gt;&lt;Text&gt;&quot;;[.Q19];&quot;&lt;/Text&gt;&lt;/Row&gt;&quot;)" office:value-type="string" office:string-value="&lt;Row Tag='LOC_TCS_MODERN_FLEETRANK_PREFIX_LIEUTENANT' Language='ru_RU'&gt;&lt;Text&gt;Капитан 2-го ранга&lt;/Text&gt;&lt;/Row&gt;">
            <text:p>&lt;Row Tag='LOC_TCS_MODERN_FLEETRANK_PREFIX_LIEUTENANT' Language='ru_RU'&gt;&lt;Text&gt;Капитан 2-го ранга&lt;/Text&gt;&lt;/Row&gt;</text:p>
          </table:table-cell>
          <table:table-cell office:value-type="string">
            <text:p>海军中校</text:p>
          </table:table-cell>
          <table:table-cell table:formula="of:=CONCATENATE(&quot;&lt;Row Tag='&quot;;[.A19];&quot;' Language='zh_Hans_CN'&gt;&lt;Text&gt;&quot;;[.S19];&quot;&lt;/Text&gt;&lt;/Row&gt;&quot;)" office:value-type="string" office:string-value="&lt;Row Tag='LOC_TCS_MODERN_FLEETRANK_PREFIX_LIEUTENANT' Language='zh_Hans_CN'&gt;&lt;Text&gt;海军中校&lt;/Text&gt;&lt;/Row&gt;">
            <text:p>&lt;Row Tag='LOC_TCS_MODERN_FLEETRANK_PREFIX_LIEUTENANT' Language='zh_Hans_CN'&gt;&lt;Text&gt;海军中校&lt;/Text&gt;&lt;/Row&gt;</text:p>
          </table:table-cell>
        </table:table-row>
        <table:table-row table:style-name="ro3">
          <table:table-cell office:value-type="string">
            <text:p>LOC_TCS_EXPLORATION_ARMYRANK_PREFIX_EUROPEAN_1</text:p>
          </table:table-cell>
          <table:table-cell office:value-type="string">
            <text:p>Duke</text:p>
          </table:table-cell>
          <table:table-cell office:value-type="string">
            <text:p>Herzog</text:p>
          </table:table-cell>
          <table:table-cell table:formula="of:=CONCATENATE(&quot;&lt;Row Tag='&quot;;[.A20];&quot;' Language='de_DE'&gt;&lt;Text&gt;&quot;;[.C20];&quot;&lt;/Text&gt;&lt;/Row&gt;&quot;)" office:value-type="string" office:string-value="&lt;Row Tag='LOC_TCS_EXPLORATION_ARMYRANK_PREFIX_EUROPEAN_1' Language='de_DE'&gt;&lt;Text&gt;Herzog&lt;/Text&gt;&lt;/Row&gt;">
            <text:p>&lt;Row Tag='LOC_TCS_EXPLORATION_ARMYRANK_PREFIX_EUROPEAN_1' Language='de_DE'&gt;&lt;Text&gt;Herzog&lt;/Text&gt;&lt;/Row&gt;</text:p>
          </table:table-cell>
          <table:table-cell office:value-type="string">
            <text:p>Duque</text:p>
          </table:table-cell>
          <table:table-cell table:formula="of:=CONCATENATE(&quot;&lt;Row Tag='&quot;;[.A20];&quot;' Language='es_ES'&gt;&lt;Text&gt;&quot;;[.E20];&quot;&lt;/Text&gt;&lt;/Row&gt;&quot;)" office:value-type="string" office:string-value="&lt;Row Tag='LOC_TCS_EXPLORATION_ARMYRANK_PREFIX_EUROPEAN_1' Language='es_ES'&gt;&lt;Text&gt;Duque&lt;/Text&gt;&lt;/Row&gt;">
            <text:p>&lt;Row Tag='LOC_TCS_EXPLORATION_ARMYRANK_PREFIX_EUROPEAN_1' Language='es_ES'&gt;&lt;Text&gt;Duque&lt;/Text&gt;&lt;/Row&gt;</text:p>
          </table:table-cell>
          <table:table-cell office:value-type="string">
            <text:p>Duca</text:p>
          </table:table-cell>
          <table:table-cell table:formula="of:=CONCATENATE(&quot;&lt;Row Tag='&quot;;[.A20];&quot;' Language='it_IT'&gt;&lt;Text&gt;&quot;;[.G20];&quot;&lt;/Text&gt;&lt;/Row&gt;&quot;)" office:value-type="string" office:string-value="&lt;Row Tag='LOC_TCS_EXPLORATION_ARMYRANK_PREFIX_EUROPEAN_1' Language='it_IT'&gt;&lt;Text&gt;Duca&lt;/Text&gt;&lt;/Row&gt;">
            <text:p>&lt;Row Tag='LOC_TCS_EXPLORATION_ARMYRANK_PREFIX_EUROPEAN_1' Language='it_IT'&gt;&lt;Text&gt;Duca&lt;/Text&gt;&lt;/Row&gt;</text:p>
          </table:table-cell>
          <table:table-cell office:value-type="string">
            <text:p>公爵</text:p>
          </table:table-cell>
          <table:table-cell table:formula="of:=CONCATENATE(&quot;&lt;Row Tag='&quot;;[.A20];&quot;' Language='ja_JP'&gt;&lt;Text&gt;&quot;;[.I20];&quot;&lt;/Text&gt;&lt;/Row&gt;&quot;)" office:value-type="string" office:string-value="&lt;Row Tag='LOC_TCS_EXPLORATION_ARMYRANK_PREFIX_EUROPEAN_1' Language='ja_JP'&gt;&lt;Text&gt;公爵&lt;/Text&gt;&lt;/Row&gt;">
            <text:p>&lt;Row Tag='LOC_TCS_EXPLORATION_ARMYRANK_PREFIX_EUROPEAN_1' Language='ja_JP'&gt;&lt;Text&gt;公爵&lt;/Text&gt;&lt;/Row&gt;</text:p>
          </table:table-cell>
          <table:table-cell office:value-type="string">
            <text:p>공작</text:p>
          </table:table-cell>
          <table:table-cell table:formula="of:=CONCATENATE(&quot;&lt;Row Tag='&quot;;[.A20];&quot;' Language='ko_KR'&gt;&lt;Text&gt;&quot;;[.K20];&quot;&lt;/Text&gt;&lt;/Row&gt;&quot;)" office:value-type="string" office:string-value="&lt;Row Tag='LOC_TCS_EXPLORATION_ARMYRANK_PREFIX_EUROPEAN_1' Language='ko_KR'&gt;&lt;Text&gt;공작&lt;/Text&gt;&lt;/Row&gt;">
            <text:p>&lt;Row Tag='LOC_TCS_EXPLORATION_ARMYRANK_PREFIX_EUROPEAN_1' Language='ko_KR'&gt;&lt;Text&gt;공작&lt;/Text&gt;&lt;/Row&gt;</text:p>
          </table:table-cell>
          <table:table-cell office:value-type="string">
            <text:p>Książę</text:p>
          </table:table-cell>
          <table:table-cell table:formula="of:=CONCATENATE(&quot;&lt;Row Tag='&quot;;[.A20];&quot;' Language='pl_PL'&gt;&lt;Text&gt;&quot;;[.M20];&quot;&lt;/Text&gt;&lt;/Row&gt;&quot;)" office:value-type="string" office:string-value="&lt;Row Tag='LOC_TCS_EXPLORATION_ARMYRANK_PREFIX_EUROPEAN_1' Language='pl_PL'&gt;&lt;Text&gt;Książę&lt;/Text&gt;&lt;/Row&gt;">
            <text:p>&lt;Row Tag='LOC_TCS_EXPLORATION_ARMYRANK_PREFIX_EUROPEAN_1' Language='pl_PL'&gt;&lt;Text&gt;Książę&lt;/Text&gt;&lt;/Row&gt;</text:p>
          </table:table-cell>
          <table:table-cell office:value-type="string">
            <text:p>Duque</text:p>
          </table:table-cell>
          <table:table-cell table:formula="of:=CONCATENATE(&quot;&lt;Row Tag='&quot;;[.A20];&quot;' Language='pt_BR'&gt;&lt;Text&gt;&quot;;[.O20];&quot;&lt;/Text&gt;&lt;/Row&gt;&quot;)" office:value-type="string" office:string-value="&lt;Row Tag='LOC_TCS_EXPLORATION_ARMYRANK_PREFIX_EUROPEAN_1' Language='pt_BR'&gt;&lt;Text&gt;Duque&lt;/Text&gt;&lt;/Row&gt;">
            <text:p>&lt;Row Tag='LOC_TCS_EXPLORATION_ARMYRANK_PREFIX_EUROPEAN_1' Language='pt_BR'&gt;&lt;Text&gt;Duque&lt;/Text&gt;&lt;/Row&gt;</text:p>
          </table:table-cell>
          <table:table-cell office:value-type="string">
            <text:p>Герцог</text:p>
          </table:table-cell>
          <table:table-cell table:formula="of:=CONCATENATE(&quot;&lt;Row Tag='&quot;;[.A20];&quot;' Language='ru_RU'&gt;&lt;Text&gt;&quot;;[.Q20];&quot;&lt;/Text&gt;&lt;/Row&gt;&quot;)" office:value-type="string" office:string-value="&lt;Row Tag='LOC_TCS_EXPLORATION_ARMYRANK_PREFIX_EUROPEAN_1' Language='ru_RU'&gt;&lt;Text&gt;Герцог&lt;/Text&gt;&lt;/Row&gt;">
            <text:p>&lt;Row Tag='LOC_TCS_EXPLORATION_ARMYRANK_PREFIX_EUROPEAN_1' Language='ru_RU'&gt;&lt;Text&gt;Герцог&lt;/Text&gt;&lt;/Row&gt;</text:p>
          </table:table-cell>
          <table:table-cell office:value-type="string">
            <text:p>公爵</text:p>
          </table:table-cell>
          <table:table-cell table:formula="of:=CONCATENATE(&quot;&lt;Row Tag='&quot;;[.A20];&quot;' Language='zh_Hans_CN'&gt;&lt;Text&gt;&quot;;[.S20];&quot;&lt;/Text&gt;&lt;/Row&gt;&quot;)" office:value-type="string" office:string-value="&lt;Row Tag='LOC_TCS_EXPLORATION_ARMYRANK_PREFIX_EUROPEAN_1' Language='zh_Hans_CN'&gt;&lt;Text&gt;公爵&lt;/Text&gt;&lt;/Row&gt;">
            <text:p>&lt;Row Tag='LOC_TCS_EXPLORATION_ARMYRANK_PREFIX_EUROPEAN_1' Language='zh_Hans_CN'&gt;&lt;Text&gt;公爵&lt;/Text&gt;&lt;/Row&gt;</text:p>
          </table:table-cell>
        </table:table-row>
        <table:table-row table:style-name="ro3">
          <table:table-cell office:value-type="string">
            <text:p>LOC_TCS_EXPLORATION_ARMYRANK_PREFIX_EUROPEAN_1_FEMALE</text:p>
          </table:table-cell>
          <table:table-cell office:value-type="string">
            <text:p>Duchess</text:p>
          </table:table-cell>
          <table:table-cell office:value-type="string">
            <text:p>Herzogin</text:p>
          </table:table-cell>
          <table:table-cell table:formula="of:=CONCATENATE(&quot;&lt;Row Tag='&quot;;[.A21];&quot;' Language='de_DE'&gt;&lt;Text&gt;&quot;;[.C21];&quot;&lt;/Text&gt;&lt;/Row&gt;&quot;)" office:value-type="string" office:string-value="&lt;Row Tag='LOC_TCS_EXPLORATION_ARMYRANK_PREFIX_EUROPEAN_1_FEMALE' Language='de_DE'&gt;&lt;Text&gt;Herzogin&lt;/Text&gt;&lt;/Row&gt;">
            <text:p>&lt;Row Tag='LOC_TCS_EXPLORATION_ARMYRANK_PREFIX_EUROPEAN_1_FEMALE' Language='de_DE'&gt;&lt;Text&gt;Herzogin&lt;/Text&gt;&lt;/Row&gt;</text:p>
          </table:table-cell>
          <table:table-cell office:value-type="string">
            <text:p>Duquesa</text:p>
          </table:table-cell>
          <table:table-cell table:formula="of:=CONCATENATE(&quot;&lt;Row Tag='&quot;;[.A21];&quot;' Language='es_ES'&gt;&lt;Text&gt;&quot;;[.E21];&quot;&lt;/Text&gt;&lt;/Row&gt;&quot;)" office:value-type="string" office:string-value="&lt;Row Tag='LOC_TCS_EXPLORATION_ARMYRANK_PREFIX_EUROPEAN_1_FEMALE' Language='es_ES'&gt;&lt;Text&gt;Duquesa&lt;/Text&gt;&lt;/Row&gt;">
            <text:p>&lt;Row Tag='LOC_TCS_EXPLORATION_ARMYRANK_PREFIX_EUROPEAN_1_FEMALE' Language='es_ES'&gt;&lt;Text&gt;Duquesa&lt;/Text&gt;&lt;/Row&gt;</text:p>
          </table:table-cell>
          <table:table-cell office:value-type="string">
            <text:p>Duchessa</text:p>
          </table:table-cell>
          <table:table-cell table:formula="of:=CONCATENATE(&quot;&lt;Row Tag='&quot;;[.A21];&quot;' Language='it_IT'&gt;&lt;Text&gt;&quot;;[.G21];&quot;&lt;/Text&gt;&lt;/Row&gt;&quot;)" office:value-type="string" office:string-value="&lt;Row Tag='LOC_TCS_EXPLORATION_ARMYRANK_PREFIX_EUROPEAN_1_FEMALE' Language='it_IT'&gt;&lt;Text&gt;Duchessa&lt;/Text&gt;&lt;/Row&gt;">
            <text:p>&lt;Row Tag='LOC_TCS_EXPLORATION_ARMYRANK_PREFIX_EUROPEAN_1_FEMALE' Language='it_IT'&gt;&lt;Text&gt;Duchessa&lt;/Text&gt;&lt;/Row&gt;</text:p>
          </table:table-cell>
          <table:table-cell office:value-type="string">
            <text:p>公爵夫人</text:p>
          </table:table-cell>
          <table:table-cell table:formula="of:=CONCATENATE(&quot;&lt;Row Tag='&quot;;[.A21];&quot;' Language='ja_JP'&gt;&lt;Text&gt;&quot;;[.I21];&quot;&lt;/Text&gt;&lt;/Row&gt;&quot;)" office:value-type="string" office:string-value="&lt;Row Tag='LOC_TCS_EXPLORATION_ARMYRANK_PREFIX_EUROPEAN_1_FEMALE' Language='ja_JP'&gt;&lt;Text&gt;公爵夫人&lt;/Text&gt;&lt;/Row&gt;">
            <text:p>&lt;Row Tag='LOC_TCS_EXPLORATION_ARMYRANK_PREFIX_EUROPEAN_1_FEMALE' Language='ja_JP'&gt;&lt;Text&gt;公爵夫人&lt;/Text&gt;&lt;/Row&gt;</text:p>
          </table:table-cell>
          <table:table-cell office:value-type="string">
            <text:p>여공작</text:p>
          </table:table-cell>
          <table:table-cell table:formula="of:=CONCATENATE(&quot;&lt;Row Tag='&quot;;[.A21];&quot;' Language='ko_KR'&gt;&lt;Text&gt;&quot;;[.K21];&quot;&lt;/Text&gt;&lt;/Row&gt;&quot;)" office:value-type="string" office:string-value="&lt;Row Tag='LOC_TCS_EXPLORATION_ARMYRANK_PREFIX_EUROPEAN_1_FEMALE' Language='ko_KR'&gt;&lt;Text&gt;여공작&lt;/Text&gt;&lt;/Row&gt;">
            <text:p>&lt;Row Tag='LOC_TCS_EXPLORATION_ARMYRANK_PREFIX_EUROPEAN_1_FEMALE' Language='ko_KR'&gt;&lt;Text&gt;여공작&lt;/Text&gt;&lt;/Row&gt;</text:p>
          </table:table-cell>
          <table:table-cell office:value-type="string">
            <text:p>Księżna</text:p>
          </table:table-cell>
          <table:table-cell table:formula="of:=CONCATENATE(&quot;&lt;Row Tag='&quot;;[.A21];&quot;' Language='pl_PL'&gt;&lt;Text&gt;&quot;;[.M21];&quot;&lt;/Text&gt;&lt;/Row&gt;&quot;)" office:value-type="string" office:string-value="&lt;Row Tag='LOC_TCS_EXPLORATION_ARMYRANK_PREFIX_EUROPEAN_1_FEMALE' Language='pl_PL'&gt;&lt;Text&gt;Księżna&lt;/Text&gt;&lt;/Row&gt;">
            <text:p>&lt;Row Tag='LOC_TCS_EXPLORATION_ARMYRANK_PREFIX_EUROPEAN_1_FEMALE' Language='pl_PL'&gt;&lt;Text&gt;Księżna&lt;/Text&gt;&lt;/Row&gt;</text:p>
          </table:table-cell>
          <table:table-cell office:value-type="string">
            <text:p>Duquesa</text:p>
          </table:table-cell>
          <table:table-cell table:formula="of:=CONCATENATE(&quot;&lt;Row Tag='&quot;;[.A21];&quot;' Language='pt_BR'&gt;&lt;Text&gt;&quot;;[.O21];&quot;&lt;/Text&gt;&lt;/Row&gt;&quot;)" office:value-type="string" office:string-value="&lt;Row Tag='LOC_TCS_EXPLORATION_ARMYRANK_PREFIX_EUROPEAN_1_FEMALE' Language='pt_BR'&gt;&lt;Text&gt;Duquesa&lt;/Text&gt;&lt;/Row&gt;">
            <text:p>&lt;Row Tag='LOC_TCS_EXPLORATION_ARMYRANK_PREFIX_EUROPEAN_1_FEMALE' Language='pt_BR'&gt;&lt;Text&gt;Duquesa&lt;/Text&gt;&lt;/Row&gt;</text:p>
          </table:table-cell>
          <table:table-cell office:value-type="string">
            <text:p>Герцогиня</text:p>
          </table:table-cell>
          <table:table-cell table:formula="of:=CONCATENATE(&quot;&lt;Row Tag='&quot;;[.A21];&quot;' Language='ru_RU'&gt;&lt;Text&gt;&quot;;[.Q21];&quot;&lt;/Text&gt;&lt;/Row&gt;&quot;)" office:value-type="string" office:string-value="&lt;Row Tag='LOC_TCS_EXPLORATION_ARMYRANK_PREFIX_EUROPEAN_1_FEMALE' Language='ru_RU'&gt;&lt;Text&gt;Герцогиня&lt;/Text&gt;&lt;/Row&gt;">
            <text:p>&lt;Row Tag='LOC_TCS_EXPLORATION_ARMYRANK_PREFIX_EUROPEAN_1_FEMALE' Language='ru_RU'&gt;&lt;Text&gt;Герцогиня&lt;/Text&gt;&lt;/Row&gt;</text:p>
          </table:table-cell>
          <table:table-cell office:value-type="string">
            <text:p>公爵夫人</text:p>
          </table:table-cell>
          <table:table-cell table:formula="of:=CONCATENATE(&quot;&lt;Row Tag='&quot;;[.A21];&quot;' Language='zh_Hans_CN'&gt;&lt;Text&gt;&quot;;[.S21];&quot;&lt;/Text&gt;&lt;/Row&gt;&quot;)" office:value-type="string" office:string-value="&lt;Row Tag='LOC_TCS_EXPLORATION_ARMYRANK_PREFIX_EUROPEAN_1_FEMALE' Language='zh_Hans_CN'&gt;&lt;Text&gt;公爵夫人&lt;/Text&gt;&lt;/Row&gt;">
            <text:p>&lt;Row Tag='LOC_TCS_EXPLORATION_ARMYRANK_PREFIX_EUROPEAN_1_FEMALE' Language='zh_Hans_CN'&gt;&lt;Text&gt;公爵夫人&lt;/Text&gt;&lt;/Row&gt;</text:p>
          </table:table-cell>
        </table:table-row>
        <table:table-row table:style-name="ro3">
          <table:table-cell office:value-type="string">
            <text:p>LOC_TCS_EXPLORATION_ARMYRANK_PREFIX_EUROPEAN_2</text:p>
          </table:table-cell>
          <table:table-cell office:value-type="string">
            <text:p>Marquess</text:p>
          </table:table-cell>
          <table:table-cell office:value-type="string">
            <text:p>Marquis</text:p>
          </table:table-cell>
          <table:table-cell table:formula="of:=CONCATENATE(&quot;&lt;Row Tag='&quot;;[.A22];&quot;' Language='de_DE'&gt;&lt;Text&gt;&quot;;[.C22];&quot;&lt;/Text&gt;&lt;/Row&gt;&quot;)" office:value-type="string" office:string-value="&lt;Row Tag='LOC_TCS_EXPLORATION_ARMYRANK_PREFIX_EUROPEAN_2' Language='de_DE'&gt;&lt;Text&gt;Marquis&lt;/Text&gt;&lt;/Row&gt;">
            <text:p>&lt;Row Tag='LOC_TCS_EXPLORATION_ARMYRANK_PREFIX_EUROPEAN_2' Language='de_DE'&gt;&lt;Text&gt;Marquis&lt;/Text&gt;&lt;/Row&gt;</text:p>
          </table:table-cell>
          <table:table-cell office:value-type="string">
            <text:p>Marqués</text:p>
          </table:table-cell>
          <table:table-cell table:formula="of:=CONCATENATE(&quot;&lt;Row Tag='&quot;;[.A22];&quot;' Language='es_ES'&gt;&lt;Text&gt;&quot;;[.E22];&quot;&lt;/Text&gt;&lt;/Row&gt;&quot;)" office:value-type="string" office:string-value="&lt;Row Tag='LOC_TCS_EXPLORATION_ARMYRANK_PREFIX_EUROPEAN_2' Language='es_ES'&gt;&lt;Text&gt;Marqués&lt;/Text&gt;&lt;/Row&gt;">
            <text:p>&lt;Row Tag='LOC_TCS_EXPLORATION_ARMYRANK_PREFIX_EUROPEAN_2' Language='es_ES'&gt;&lt;Text&gt;Marqués&lt;/Text&gt;&lt;/Row&gt;</text:p>
          </table:table-cell>
          <table:table-cell office:value-type="string">
            <text:p>Marchese</text:p>
          </table:table-cell>
          <table:table-cell table:formula="of:=CONCATENATE(&quot;&lt;Row Tag='&quot;;[.A22];&quot;' Language='it_IT'&gt;&lt;Text&gt;&quot;;[.G22];&quot;&lt;/Text&gt;&lt;/Row&gt;&quot;)" office:value-type="string" office:string-value="&lt;Row Tag='LOC_TCS_EXPLORATION_ARMYRANK_PREFIX_EUROPEAN_2' Language='it_IT'&gt;&lt;Text&gt;Marchese&lt;/Text&gt;&lt;/Row&gt;">
            <text:p>&lt;Row Tag='LOC_TCS_EXPLORATION_ARMYRANK_PREFIX_EUROPEAN_2' Language='it_IT'&gt;&lt;Text&gt;Marchese&lt;/Text&gt;&lt;/Row&gt;</text:p>
          </table:table-cell>
          <table:table-cell office:value-type="string">
            <text:p>侯爵</text:p>
          </table:table-cell>
          <table:table-cell table:formula="of:=CONCATENATE(&quot;&lt;Row Tag='&quot;;[.A22];&quot;' Language='ja_JP'&gt;&lt;Text&gt;&quot;;[.I22];&quot;&lt;/Text&gt;&lt;/Row&gt;&quot;)" office:value-type="string" office:string-value="&lt;Row Tag='LOC_TCS_EXPLORATION_ARMYRANK_PREFIX_EUROPEAN_2' Language='ja_JP'&gt;&lt;Text&gt;侯爵&lt;/Text&gt;&lt;/Row&gt;">
            <text:p>&lt;Row Tag='LOC_TCS_EXPLORATION_ARMYRANK_PREFIX_EUROPEAN_2' Language='ja_JP'&gt;&lt;Text&gt;侯爵&lt;/Text&gt;&lt;/Row&gt;</text:p>
          </table:table-cell>
          <table:table-cell office:value-type="string">
            <text:p>후작</text:p>
          </table:table-cell>
          <table:table-cell table:formula="of:=CONCATENATE(&quot;&lt;Row Tag='&quot;;[.A22];&quot;' Language='ko_KR'&gt;&lt;Text&gt;&quot;;[.K22];&quot;&lt;/Text&gt;&lt;/Row&gt;&quot;)" office:value-type="string" office:string-value="&lt;Row Tag='LOC_TCS_EXPLORATION_ARMYRANK_PREFIX_EUROPEAN_2' Language='ko_KR'&gt;&lt;Text&gt;후작&lt;/Text&gt;&lt;/Row&gt;">
            <text:p>&lt;Row Tag='LOC_TCS_EXPLORATION_ARMYRANK_PREFIX_EUROPEAN_2' Language='ko_KR'&gt;&lt;Text&gt;후작&lt;/Text&gt;&lt;/Row&gt;</text:p>
          </table:table-cell>
          <table:table-cell office:value-type="string">
            <text:p>Markiz</text:p>
          </table:table-cell>
          <table:table-cell table:formula="of:=CONCATENATE(&quot;&lt;Row Tag='&quot;;[.A22];&quot;' Language='pl_PL'&gt;&lt;Text&gt;&quot;;[.M22];&quot;&lt;/Text&gt;&lt;/Row&gt;&quot;)" office:value-type="string" office:string-value="&lt;Row Tag='LOC_TCS_EXPLORATION_ARMYRANK_PREFIX_EUROPEAN_2' Language='pl_PL'&gt;&lt;Text&gt;Markiz&lt;/Text&gt;&lt;/Row&gt;">
            <text:p>&lt;Row Tag='LOC_TCS_EXPLORATION_ARMYRANK_PREFIX_EUROPEAN_2' Language='pl_PL'&gt;&lt;Text&gt;Markiz&lt;/Text&gt;&lt;/Row&gt;</text:p>
          </table:table-cell>
          <table:table-cell office:value-type="string">
            <text:p>Marquês</text:p>
          </table:table-cell>
          <table:table-cell table:formula="of:=CONCATENATE(&quot;&lt;Row Tag='&quot;;[.A22];&quot;' Language='pt_BR'&gt;&lt;Text&gt;&quot;;[.O22];&quot;&lt;/Text&gt;&lt;/Row&gt;&quot;)" office:value-type="string" office:string-value="&lt;Row Tag='LOC_TCS_EXPLORATION_ARMYRANK_PREFIX_EUROPEAN_2' Language='pt_BR'&gt;&lt;Text&gt;Marquês&lt;/Text&gt;&lt;/Row&gt;">
            <text:p>&lt;Row Tag='LOC_TCS_EXPLORATION_ARMYRANK_PREFIX_EUROPEAN_2' Language='pt_BR'&gt;&lt;Text&gt;Marquês&lt;/Text&gt;&lt;/Row&gt;</text:p>
          </table:table-cell>
          <table:table-cell office:value-type="string">
            <text:p>Маркиз</text:p>
          </table:table-cell>
          <table:table-cell table:formula="of:=CONCATENATE(&quot;&lt;Row Tag='&quot;;[.A22];&quot;' Language='ru_RU'&gt;&lt;Text&gt;&quot;;[.Q22];&quot;&lt;/Text&gt;&lt;/Row&gt;&quot;)" office:value-type="string" office:string-value="&lt;Row Tag='LOC_TCS_EXPLORATION_ARMYRANK_PREFIX_EUROPEAN_2' Language='ru_RU'&gt;&lt;Text&gt;Маркиз&lt;/Text&gt;&lt;/Row&gt;">
            <text:p>&lt;Row Tag='LOC_TCS_EXPLORATION_ARMYRANK_PREFIX_EUROPEAN_2' Language='ru_RU'&gt;&lt;Text&gt;Маркиз&lt;/Text&gt;&lt;/Row&gt;</text:p>
          </table:table-cell>
          <table:table-cell office:value-type="string">
            <text:p>侯爵</text:p>
          </table:table-cell>
          <table:table-cell table:formula="of:=CONCATENATE(&quot;&lt;Row Tag='&quot;;[.A22];&quot;' Language='zh_Hans_CN'&gt;&lt;Text&gt;&quot;;[.S22];&quot;&lt;/Text&gt;&lt;/Row&gt;&quot;)" office:value-type="string" office:string-value="&lt;Row Tag='LOC_TCS_EXPLORATION_ARMYRANK_PREFIX_EUROPEAN_2' Language='zh_Hans_CN'&gt;&lt;Text&gt;侯爵&lt;/Text&gt;&lt;/Row&gt;">
            <text:p>&lt;Row Tag='LOC_TCS_EXPLORATION_ARMYRANK_PREFIX_EUROPEAN_2' Language='zh_Hans_CN'&gt;&lt;Text&gt;侯爵&lt;/Text&gt;&lt;/Row&gt;</text:p>
          </table:table-cell>
        </table:table-row>
        <table:table-row table:style-name="ro3">
          <table:table-cell office:value-type="string">
            <text:p>LOC_TCS_EXPLORATION_ARMYRANK_PREFIX_EUROPEAN_2_FEMALE</text:p>
          </table:table-cell>
          <table:table-cell office:value-type="string">
            <text:p>Marchioness</text:p>
          </table:table-cell>
          <table:table-cell office:value-type="string">
            <text:p>Marquise</text:p>
          </table:table-cell>
          <table:table-cell table:formula="of:=CONCATENATE(&quot;&lt;Row Tag='&quot;;[.A23];&quot;' Language='de_DE'&gt;&lt;Text&gt;&quot;;[.C23];&quot;&lt;/Text&gt;&lt;/Row&gt;&quot;)" office:value-type="string" office:string-value="&lt;Row Tag='LOC_TCS_EXPLORATION_ARMYRANK_PREFIX_EUROPEAN_2_FEMALE' Language='de_DE'&gt;&lt;Text&gt;Marquise&lt;/Text&gt;&lt;/Row&gt;">
            <text:p>&lt;Row Tag='LOC_TCS_EXPLORATION_ARMYRANK_PREFIX_EUROPEAN_2_FEMALE' Language='de_DE'&gt;&lt;Text&gt;Marquise&lt;/Text&gt;&lt;/Row&gt;</text:p>
          </table:table-cell>
          <table:table-cell office:value-type="string">
            <text:p>Marquesa</text:p>
          </table:table-cell>
          <table:table-cell table:formula="of:=CONCATENATE(&quot;&lt;Row Tag='&quot;;[.A23];&quot;' Language='es_ES'&gt;&lt;Text&gt;&quot;;[.E23];&quot;&lt;/Text&gt;&lt;/Row&gt;&quot;)" office:value-type="string" office:string-value="&lt;Row Tag='LOC_TCS_EXPLORATION_ARMYRANK_PREFIX_EUROPEAN_2_FEMALE' Language='es_ES'&gt;&lt;Text&gt;Marquesa&lt;/Text&gt;&lt;/Row&gt;">
            <text:p>&lt;Row Tag='LOC_TCS_EXPLORATION_ARMYRANK_PREFIX_EUROPEAN_2_FEMALE' Language='es_ES'&gt;&lt;Text&gt;Marquesa&lt;/Text&gt;&lt;/Row&gt;</text:p>
          </table:table-cell>
          <table:table-cell office:value-type="string">
            <text:p>Marchesa</text:p>
          </table:table-cell>
          <table:table-cell table:formula="of:=CONCATENATE(&quot;&lt;Row Tag='&quot;;[.A23];&quot;' Language='it_IT'&gt;&lt;Text&gt;&quot;;[.G23];&quot;&lt;/Text&gt;&lt;/Row&gt;&quot;)" office:value-type="string" office:string-value="&lt;Row Tag='LOC_TCS_EXPLORATION_ARMYRANK_PREFIX_EUROPEAN_2_FEMALE' Language='it_IT'&gt;&lt;Text&gt;Marchesa&lt;/Text&gt;&lt;/Row&gt;">
            <text:p>&lt;Row Tag='LOC_TCS_EXPLORATION_ARMYRANK_PREFIX_EUROPEAN_2_FEMALE' Language='it_IT'&gt;&lt;Text&gt;Marchesa&lt;/Text&gt;&lt;/Row&gt;</text:p>
          </table:table-cell>
          <table:table-cell office:value-type="string">
            <text:p>侯爵夫人</text:p>
          </table:table-cell>
          <table:table-cell table:formula="of:=CONCATENATE(&quot;&lt;Row Tag='&quot;;[.A23];&quot;' Language='ja_JP'&gt;&lt;Text&gt;&quot;;[.I23];&quot;&lt;/Text&gt;&lt;/Row&gt;&quot;)" office:value-type="string" office:string-value="&lt;Row Tag='LOC_TCS_EXPLORATION_ARMYRANK_PREFIX_EUROPEAN_2_FEMALE' Language='ja_JP'&gt;&lt;Text&gt;侯爵夫人&lt;/Text&gt;&lt;/Row&gt;">
            <text:p>&lt;Row Tag='LOC_TCS_EXPLORATION_ARMYRANK_PREFIX_EUROPEAN_2_FEMALE' Language='ja_JP'&gt;&lt;Text&gt;侯爵夫人&lt;/Text&gt;&lt;/Row&gt;</text:p>
          </table:table-cell>
          <table:table-cell office:value-type="string">
            <text:p>여후작</text:p>
          </table:table-cell>
          <table:table-cell table:formula="of:=CONCATENATE(&quot;&lt;Row Tag='&quot;;[.A23];&quot;' Language='ko_KR'&gt;&lt;Text&gt;&quot;;[.K23];&quot;&lt;/Text&gt;&lt;/Row&gt;&quot;)" office:value-type="string" office:string-value="&lt;Row Tag='LOC_TCS_EXPLORATION_ARMYRANK_PREFIX_EUROPEAN_2_FEMALE' Language='ko_KR'&gt;&lt;Text&gt;여후작&lt;/Text&gt;&lt;/Row&gt;">
            <text:p>&lt;Row Tag='LOC_TCS_EXPLORATION_ARMYRANK_PREFIX_EUROPEAN_2_FEMALE' Language='ko_KR'&gt;&lt;Text&gt;여후작&lt;/Text&gt;&lt;/Row&gt;</text:p>
          </table:table-cell>
          <table:table-cell office:value-type="string">
            <text:p>Markiza</text:p>
          </table:table-cell>
          <table:table-cell table:formula="of:=CONCATENATE(&quot;&lt;Row Tag='&quot;;[.A23];&quot;' Language='pl_PL'&gt;&lt;Text&gt;&quot;;[.M23];&quot;&lt;/Text&gt;&lt;/Row&gt;&quot;)" office:value-type="string" office:string-value="&lt;Row Tag='LOC_TCS_EXPLORATION_ARMYRANK_PREFIX_EUROPEAN_2_FEMALE' Language='pl_PL'&gt;&lt;Text&gt;Markiza&lt;/Text&gt;&lt;/Row&gt;">
            <text:p>&lt;Row Tag='LOC_TCS_EXPLORATION_ARMYRANK_PREFIX_EUROPEAN_2_FEMALE' Language='pl_PL'&gt;&lt;Text&gt;Markiza&lt;/Text&gt;&lt;/Row&gt;</text:p>
          </table:table-cell>
          <table:table-cell office:value-type="string">
            <text:p>Marquesa</text:p>
          </table:table-cell>
          <table:table-cell table:formula="of:=CONCATENATE(&quot;&lt;Row Tag='&quot;;[.A23];&quot;' Language='pt_BR'&gt;&lt;Text&gt;&quot;;[.O23];&quot;&lt;/Text&gt;&lt;/Row&gt;&quot;)" office:value-type="string" office:string-value="&lt;Row Tag='LOC_TCS_EXPLORATION_ARMYRANK_PREFIX_EUROPEAN_2_FEMALE' Language='pt_BR'&gt;&lt;Text&gt;Marquesa&lt;/Text&gt;&lt;/Row&gt;">
            <text:p>&lt;Row Tag='LOC_TCS_EXPLORATION_ARMYRANK_PREFIX_EUROPEAN_2_FEMALE' Language='pt_BR'&gt;&lt;Text&gt;Marquesa&lt;/Text&gt;&lt;/Row&gt;</text:p>
          </table:table-cell>
          <table:table-cell office:value-type="string">
            <text:p>Маркиза</text:p>
          </table:table-cell>
          <table:table-cell table:formula="of:=CONCATENATE(&quot;&lt;Row Tag='&quot;;[.A23];&quot;' Language='ru_RU'&gt;&lt;Text&gt;&quot;;[.Q23];&quot;&lt;/Text&gt;&lt;/Row&gt;&quot;)" office:value-type="string" office:string-value="&lt;Row Tag='LOC_TCS_EXPLORATION_ARMYRANK_PREFIX_EUROPEAN_2_FEMALE' Language='ru_RU'&gt;&lt;Text&gt;Маркиза&lt;/Text&gt;&lt;/Row&gt;">
            <text:p>&lt;Row Tag='LOC_TCS_EXPLORATION_ARMYRANK_PREFIX_EUROPEAN_2_FEMALE' Language='ru_RU'&gt;&lt;Text&gt;Маркиза&lt;/Text&gt;&lt;/Row&gt;</text:p>
          </table:table-cell>
          <table:table-cell office:value-type="string">
            <text:p>侯爵夫人</text:p>
          </table:table-cell>
          <table:table-cell table:formula="of:=CONCATENATE(&quot;&lt;Row Tag='&quot;;[.A23];&quot;' Language='zh_Hans_CN'&gt;&lt;Text&gt;&quot;;[.S23];&quot;&lt;/Text&gt;&lt;/Row&gt;&quot;)" office:value-type="string" office:string-value="&lt;Row Tag='LOC_TCS_EXPLORATION_ARMYRANK_PREFIX_EUROPEAN_2_FEMALE' Language='zh_Hans_CN'&gt;&lt;Text&gt;侯爵夫人&lt;/Text&gt;&lt;/Row&gt;">
            <text:p>&lt;Row Tag='LOC_TCS_EXPLORATION_ARMYRANK_PREFIX_EUROPEAN_2_FEMALE' Language='zh_Hans_CN'&gt;&lt;Text&gt;侯爵夫人&lt;/Text&gt;&lt;/Row&gt;</text:p>
          </table:table-cell>
        </table:table-row>
        <table:table-row table:style-name="ro3">
          <table:table-cell office:value-type="string">
            <text:p>LOC_TCS_EXPLORATION_ARMYRANK_PREFIX_EUROPEAN_3</text:p>
          </table:table-cell>
          <table:table-cell office:value-type="string">
            <text:p>Count</text:p>
          </table:table-cell>
          <table:table-cell office:value-type="string">
            <text:p>Graf</text:p>
          </table:table-cell>
          <table:table-cell table:formula="of:=CONCATENATE(&quot;&lt;Row Tag='&quot;;[.A24];&quot;' Language='de_DE'&gt;&lt;Text&gt;&quot;;[.C24];&quot;&lt;/Text&gt;&lt;/Row&gt;&quot;)" office:value-type="string" office:string-value="&lt;Row Tag='LOC_TCS_EXPLORATION_ARMYRANK_PREFIX_EUROPEAN_3' Language='de_DE'&gt;&lt;Text&gt;Graf&lt;/Text&gt;&lt;/Row&gt;">
            <text:p>&lt;Row Tag='LOC_TCS_EXPLORATION_ARMYRANK_PREFIX_EUROPEAN_3' Language='de_DE'&gt;&lt;Text&gt;Graf&lt;/Text&gt;&lt;/Row&gt;</text:p>
          </table:table-cell>
          <table:table-cell office:value-type="string">
            <text:p>Conde</text:p>
          </table:table-cell>
          <table:table-cell table:formula="of:=CONCATENATE(&quot;&lt;Row Tag='&quot;;[.A24];&quot;' Language='es_ES'&gt;&lt;Text&gt;&quot;;[.E24];&quot;&lt;/Text&gt;&lt;/Row&gt;&quot;)" office:value-type="string" office:string-value="&lt;Row Tag='LOC_TCS_EXPLORATION_ARMYRANK_PREFIX_EUROPEAN_3' Language='es_ES'&gt;&lt;Text&gt;Conde&lt;/Text&gt;&lt;/Row&gt;">
            <text:p>&lt;Row Tag='LOC_TCS_EXPLORATION_ARMYRANK_PREFIX_EUROPEAN_3' Language='es_ES'&gt;&lt;Text&gt;Conde&lt;/Text&gt;&lt;/Row&gt;</text:p>
          </table:table-cell>
          <table:table-cell office:value-type="string">
            <text:p>Conte</text:p>
          </table:table-cell>
          <table:table-cell table:formula="of:=CONCATENATE(&quot;&lt;Row Tag='&quot;;[.A24];&quot;' Language='it_IT'&gt;&lt;Text&gt;&quot;;[.G24];&quot;&lt;/Text&gt;&lt;/Row&gt;&quot;)" office:value-type="string" office:string-value="&lt;Row Tag='LOC_TCS_EXPLORATION_ARMYRANK_PREFIX_EUROPEAN_3' Language='it_IT'&gt;&lt;Text&gt;Conte&lt;/Text&gt;&lt;/Row&gt;">
            <text:p>&lt;Row Tag='LOC_TCS_EXPLORATION_ARMYRANK_PREFIX_EUROPEAN_3' Language='it_IT'&gt;&lt;Text&gt;Conte&lt;/Text&gt;&lt;/Row&gt;</text:p>
          </table:table-cell>
          <table:table-cell office:value-type="string">
            <text:p>伯爵</text:p>
          </table:table-cell>
          <table:table-cell table:formula="of:=CONCATENATE(&quot;&lt;Row Tag='&quot;;[.A24];&quot;' Language='ja_JP'&gt;&lt;Text&gt;&quot;;[.I24];&quot;&lt;/Text&gt;&lt;/Row&gt;&quot;)" office:value-type="string" office:string-value="&lt;Row Tag='LOC_TCS_EXPLORATION_ARMYRANK_PREFIX_EUROPEAN_3' Language='ja_JP'&gt;&lt;Text&gt;伯爵&lt;/Text&gt;&lt;/Row&gt;">
            <text:p>&lt;Row Tag='LOC_TCS_EXPLORATION_ARMYRANK_PREFIX_EUROPEAN_3' Language='ja_JP'&gt;&lt;Text&gt;伯爵&lt;/Text&gt;&lt;/Row&gt;</text:p>
          </table:table-cell>
          <table:table-cell office:value-type="string">
            <text:p>백작</text:p>
          </table:table-cell>
          <table:table-cell table:formula="of:=CONCATENATE(&quot;&lt;Row Tag='&quot;;[.A24];&quot;' Language='ko_KR'&gt;&lt;Text&gt;&quot;;[.K24];&quot;&lt;/Text&gt;&lt;/Row&gt;&quot;)" office:value-type="string" office:string-value="&lt;Row Tag='LOC_TCS_EXPLORATION_ARMYRANK_PREFIX_EUROPEAN_3' Language='ko_KR'&gt;&lt;Text&gt;백작&lt;/Text&gt;&lt;/Row&gt;">
            <text:p>&lt;Row Tag='LOC_TCS_EXPLORATION_ARMYRANK_PREFIX_EUROPEAN_3' Language='ko_KR'&gt;&lt;Text&gt;백작&lt;/Text&gt;&lt;/Row&gt;</text:p>
          </table:table-cell>
          <table:table-cell office:value-type="string">
            <text:p>Hrabia</text:p>
          </table:table-cell>
          <table:table-cell table:formula="of:=CONCATENATE(&quot;&lt;Row Tag='&quot;;[.A24];&quot;' Language='pl_PL'&gt;&lt;Text&gt;&quot;;[.M24];&quot;&lt;/Text&gt;&lt;/Row&gt;&quot;)" office:value-type="string" office:string-value="&lt;Row Tag='LOC_TCS_EXPLORATION_ARMYRANK_PREFIX_EUROPEAN_3' Language='pl_PL'&gt;&lt;Text&gt;Hrabia&lt;/Text&gt;&lt;/Row&gt;">
            <text:p>&lt;Row Tag='LOC_TCS_EXPLORATION_ARMYRANK_PREFIX_EUROPEAN_3' Language='pl_PL'&gt;&lt;Text&gt;Hrabia&lt;/Text&gt;&lt;/Row&gt;</text:p>
          </table:table-cell>
          <table:table-cell office:value-type="string">
            <text:p>Conde</text:p>
          </table:table-cell>
          <table:table-cell table:formula="of:=CONCATENATE(&quot;&lt;Row Tag='&quot;;[.A24];&quot;' Language='pt_BR'&gt;&lt;Text&gt;&quot;;[.O24];&quot;&lt;/Text&gt;&lt;/Row&gt;&quot;)" office:value-type="string" office:string-value="&lt;Row Tag='LOC_TCS_EXPLORATION_ARMYRANK_PREFIX_EUROPEAN_3' Language='pt_BR'&gt;&lt;Text&gt;Conde&lt;/Text&gt;&lt;/Row&gt;">
            <text:p>&lt;Row Tag='LOC_TCS_EXPLORATION_ARMYRANK_PREFIX_EUROPEAN_3' Language='pt_BR'&gt;&lt;Text&gt;Conde&lt;/Text&gt;&lt;/Row&gt;</text:p>
          </table:table-cell>
          <table:table-cell office:value-type="string">
            <text:p>Граф</text:p>
          </table:table-cell>
          <table:table-cell table:formula="of:=CONCATENATE(&quot;&lt;Row Tag='&quot;;[.A24];&quot;' Language='ru_RU'&gt;&lt;Text&gt;&quot;;[.Q24];&quot;&lt;/Text&gt;&lt;/Row&gt;&quot;)" office:value-type="string" office:string-value="&lt;Row Tag='LOC_TCS_EXPLORATION_ARMYRANK_PREFIX_EUROPEAN_3' Language='ru_RU'&gt;&lt;Text&gt;Граф&lt;/Text&gt;&lt;/Row&gt;">
            <text:p>&lt;Row Tag='LOC_TCS_EXPLORATION_ARMYRANK_PREFIX_EUROPEAN_3' Language='ru_RU'&gt;&lt;Text&gt;Граф&lt;/Text&gt;&lt;/Row&gt;</text:p>
          </table:table-cell>
          <table:table-cell office:value-type="string">
            <text:p>伯爵</text:p>
          </table:table-cell>
          <table:table-cell table:formula="of:=CONCATENATE(&quot;&lt;Row Tag='&quot;;[.A24];&quot;' Language='zh_Hans_CN'&gt;&lt;Text&gt;&quot;;[.S24];&quot;&lt;/Text&gt;&lt;/Row&gt;&quot;)" office:value-type="string" office:string-value="&lt;Row Tag='LOC_TCS_EXPLORATION_ARMYRANK_PREFIX_EUROPEAN_3' Language='zh_Hans_CN'&gt;&lt;Text&gt;伯爵&lt;/Text&gt;&lt;/Row&gt;">
            <text:p>&lt;Row Tag='LOC_TCS_EXPLORATION_ARMYRANK_PREFIX_EUROPEAN_3' Language='zh_Hans_CN'&gt;&lt;Text&gt;伯爵&lt;/Text&gt;&lt;/Row&gt;</text:p>
          </table:table-cell>
        </table:table-row>
        <table:table-row table:style-name="ro3">
          <table:table-cell office:value-type="string">
            <text:p>LOC_TCS_EXPLORATION_ARMYRANK_PREFIX_EUROPEAN_3_FEMALE</text:p>
          </table:table-cell>
          <table:table-cell office:value-type="string">
            <text:p>Countess</text:p>
          </table:table-cell>
          <table:table-cell office:value-type="string">
            <text:p>Gräfin</text:p>
          </table:table-cell>
          <table:table-cell table:formula="of:=CONCATENATE(&quot;&lt;Row Tag='&quot;;[.A25];&quot;' Language='de_DE'&gt;&lt;Text&gt;&quot;;[.C25];&quot;&lt;/Text&gt;&lt;/Row&gt;&quot;)" office:value-type="string" office:string-value="&lt;Row Tag='LOC_TCS_EXPLORATION_ARMYRANK_PREFIX_EUROPEAN_3_FEMALE' Language='de_DE'&gt;&lt;Text&gt;Gräfin&lt;/Text&gt;&lt;/Row&gt;">
            <text:p>&lt;Row Tag='LOC_TCS_EXPLORATION_ARMYRANK_PREFIX_EUROPEAN_3_FEMALE' Language='de_DE'&gt;&lt;Text&gt;Gräfin&lt;/Text&gt;&lt;/Row&gt;</text:p>
          </table:table-cell>
          <table:table-cell office:value-type="string">
            <text:p>Condesa</text:p>
          </table:table-cell>
          <table:table-cell table:formula="of:=CONCATENATE(&quot;&lt;Row Tag='&quot;;[.A25];&quot;' Language='es_ES'&gt;&lt;Text&gt;&quot;;[.E25];&quot;&lt;/Text&gt;&lt;/Row&gt;&quot;)" office:value-type="string" office:string-value="&lt;Row Tag='LOC_TCS_EXPLORATION_ARMYRANK_PREFIX_EUROPEAN_3_FEMALE' Language='es_ES'&gt;&lt;Text&gt;Condesa&lt;/Text&gt;&lt;/Row&gt;">
            <text:p>&lt;Row Tag='LOC_TCS_EXPLORATION_ARMYRANK_PREFIX_EUROPEAN_3_FEMALE' Language='es_ES'&gt;&lt;Text&gt;Condesa&lt;/Text&gt;&lt;/Row&gt;</text:p>
          </table:table-cell>
          <table:table-cell office:value-type="string">
            <text:p>Contessa</text:p>
          </table:table-cell>
          <table:table-cell table:formula="of:=CONCATENATE(&quot;&lt;Row Tag='&quot;;[.A25];&quot;' Language='it_IT'&gt;&lt;Text&gt;&quot;;[.G25];&quot;&lt;/Text&gt;&lt;/Row&gt;&quot;)" office:value-type="string" office:string-value="&lt;Row Tag='LOC_TCS_EXPLORATION_ARMYRANK_PREFIX_EUROPEAN_3_FEMALE' Language='it_IT'&gt;&lt;Text&gt;Contessa&lt;/Text&gt;&lt;/Row&gt;">
            <text:p>&lt;Row Tag='LOC_TCS_EXPLORATION_ARMYRANK_PREFIX_EUROPEAN_3_FEMALE' Language='it_IT'&gt;&lt;Text&gt;Contessa&lt;/Text&gt;&lt;/Row&gt;</text:p>
          </table:table-cell>
          <table:table-cell office:value-type="string">
            <text:p>伯爵夫人</text:p>
          </table:table-cell>
          <table:table-cell table:formula="of:=CONCATENATE(&quot;&lt;Row Tag='&quot;;[.A25];&quot;' Language='ja_JP'&gt;&lt;Text&gt;&quot;;[.I25];&quot;&lt;/Text&gt;&lt;/Row&gt;&quot;)" office:value-type="string" office:string-value="&lt;Row Tag='LOC_TCS_EXPLORATION_ARMYRANK_PREFIX_EUROPEAN_3_FEMALE' Language='ja_JP'&gt;&lt;Text&gt;伯爵夫人&lt;/Text&gt;&lt;/Row&gt;">
            <text:p>&lt;Row Tag='LOC_TCS_EXPLORATION_ARMYRANK_PREFIX_EUROPEAN_3_FEMALE' Language='ja_JP'&gt;&lt;Text&gt;伯爵夫人&lt;/Text&gt;&lt;/Row&gt;</text:p>
          </table:table-cell>
          <table:table-cell office:value-type="string">
            <text:p>여백작</text:p>
          </table:table-cell>
          <table:table-cell table:formula="of:=CONCATENATE(&quot;&lt;Row Tag='&quot;;[.A25];&quot;' Language='ko_KR'&gt;&lt;Text&gt;&quot;;[.K25];&quot;&lt;/Text&gt;&lt;/Row&gt;&quot;)" office:value-type="string" office:string-value="&lt;Row Tag='LOC_TCS_EXPLORATION_ARMYRANK_PREFIX_EUROPEAN_3_FEMALE' Language='ko_KR'&gt;&lt;Text&gt;여백작&lt;/Text&gt;&lt;/Row&gt;">
            <text:p>&lt;Row Tag='LOC_TCS_EXPLORATION_ARMYRANK_PREFIX_EUROPEAN_3_FEMALE' Language='ko_KR'&gt;&lt;Text&gt;여백작&lt;/Text&gt;&lt;/Row&gt;</text:p>
          </table:table-cell>
          <table:table-cell office:value-type="string">
            <text:p>Hrabina</text:p>
          </table:table-cell>
          <table:table-cell table:formula="of:=CONCATENATE(&quot;&lt;Row Tag='&quot;;[.A25];&quot;' Language='pl_PL'&gt;&lt;Text&gt;&quot;;[.M25];&quot;&lt;/Text&gt;&lt;/Row&gt;&quot;)" office:value-type="string" office:string-value="&lt;Row Tag='LOC_TCS_EXPLORATION_ARMYRANK_PREFIX_EUROPEAN_3_FEMALE' Language='pl_PL'&gt;&lt;Text&gt;Hrabina&lt;/Text&gt;&lt;/Row&gt;">
            <text:p>&lt;Row Tag='LOC_TCS_EXPLORATION_ARMYRANK_PREFIX_EUROPEAN_3_FEMALE' Language='pl_PL'&gt;&lt;Text&gt;Hrabina&lt;/Text&gt;&lt;/Row&gt;</text:p>
          </table:table-cell>
          <table:table-cell office:value-type="string">
            <text:p>Condessa</text:p>
          </table:table-cell>
          <table:table-cell table:formula="of:=CONCATENATE(&quot;&lt;Row Tag='&quot;;[.A25];&quot;' Language='pt_BR'&gt;&lt;Text&gt;&quot;;[.O25];&quot;&lt;/Text&gt;&lt;/Row&gt;&quot;)" office:value-type="string" office:string-value="&lt;Row Tag='LOC_TCS_EXPLORATION_ARMYRANK_PREFIX_EUROPEAN_3_FEMALE' Language='pt_BR'&gt;&lt;Text&gt;Condessa&lt;/Text&gt;&lt;/Row&gt;">
            <text:p>&lt;Row Tag='LOC_TCS_EXPLORATION_ARMYRANK_PREFIX_EUROPEAN_3_FEMALE' Language='pt_BR'&gt;&lt;Text&gt;Condessa&lt;/Text&gt;&lt;/Row&gt;</text:p>
          </table:table-cell>
          <table:table-cell office:value-type="string">
            <text:p>Графиня</text:p>
          </table:table-cell>
          <table:table-cell table:formula="of:=CONCATENATE(&quot;&lt;Row Tag='&quot;;[.A25];&quot;' Language='ru_RU'&gt;&lt;Text&gt;&quot;;[.Q25];&quot;&lt;/Text&gt;&lt;/Row&gt;&quot;)" office:value-type="string" office:string-value="&lt;Row Tag='LOC_TCS_EXPLORATION_ARMYRANK_PREFIX_EUROPEAN_3_FEMALE' Language='ru_RU'&gt;&lt;Text&gt;Графиня&lt;/Text&gt;&lt;/Row&gt;">
            <text:p>&lt;Row Tag='LOC_TCS_EXPLORATION_ARMYRANK_PREFIX_EUROPEAN_3_FEMALE' Language='ru_RU'&gt;&lt;Text&gt;Графиня&lt;/Text&gt;&lt;/Row&gt;</text:p>
          </table:table-cell>
          <table:table-cell office:value-type="string">
            <text:p>伯爵夫人</text:p>
          </table:table-cell>
          <table:table-cell table:formula="of:=CONCATENATE(&quot;&lt;Row Tag='&quot;;[.A25];&quot;' Language='zh_Hans_CN'&gt;&lt;Text&gt;&quot;;[.S25];&quot;&lt;/Text&gt;&lt;/Row&gt;&quot;)" office:value-type="string" office:string-value="&lt;Row Tag='LOC_TCS_EXPLORATION_ARMYRANK_PREFIX_EUROPEAN_3_FEMALE' Language='zh_Hans_CN'&gt;&lt;Text&gt;伯爵夫人&lt;/Text&gt;&lt;/Row&gt;">
            <text:p>&lt;Row Tag='LOC_TCS_EXPLORATION_ARMYRANK_PREFIX_EUROPEAN_3_FEMALE' Language='zh_Hans_CN'&gt;&lt;Text&gt;伯爵夫人&lt;/Text&gt;&lt;/Row&gt;</text:p>
          </table:table-cell>
        </table:table-row>
        <table:table-row table:style-name="ro3">
          <table:table-cell office:value-type="string">
            <text:p>LOC_TCS_EXPLORATION_ARMYRANK_PREFIX_EUROPEAN_4</text:p>
          </table:table-cell>
          <table:table-cell table:number-columns-repeated="2" office:value-type="string">
            <text:p>Lord</text:p>
          </table:table-cell>
          <table:table-cell table:formula="of:=CONCATENATE(&quot;&lt;Row Tag='&quot;;[.A26];&quot;' Language='de_DE'&gt;&lt;Text&gt;&quot;;[.C26];&quot;&lt;/Text&gt;&lt;/Row&gt;&quot;)" office:value-type="string" office:string-value="&lt;Row Tag='LOC_TCS_EXPLORATION_ARMYRANK_PREFIX_EUROPEAN_4' Language='de_DE'&gt;&lt;Text&gt;Lord&lt;/Text&gt;&lt;/Row&gt;">
            <text:p>&lt;Row Tag='LOC_TCS_EXPLORATION_ARMYRANK_PREFIX_EUROPEAN_4' Language='de_DE'&gt;&lt;Text&gt;Lord&lt;/Text&gt;&lt;/Row&gt;</text:p>
          </table:table-cell>
          <table:table-cell office:value-type="string">
            <text:p>Lord</text:p>
          </table:table-cell>
          <table:table-cell table:formula="of:=CONCATENATE(&quot;&lt;Row Tag='&quot;;[.A26];&quot;' Language='es_ES'&gt;&lt;Text&gt;&quot;;[.E26];&quot;&lt;/Text&gt;&lt;/Row&gt;&quot;)" office:value-type="string" office:string-value="&lt;Row Tag='LOC_TCS_EXPLORATION_ARMYRANK_PREFIX_EUROPEAN_4' Language='es_ES'&gt;&lt;Text&gt;Lord&lt;/Text&gt;&lt;/Row&gt;">
            <text:p>&lt;Row Tag='LOC_TCS_EXPLORATION_ARMYRANK_PREFIX_EUROPEAN_4' Language='es_ES'&gt;&lt;Text&gt;Lord&lt;/Text&gt;&lt;/Row&gt;</text:p>
          </table:table-cell>
          <table:table-cell office:value-type="string">
            <text:p>Lord</text:p>
          </table:table-cell>
          <table:table-cell table:formula="of:=CONCATENATE(&quot;&lt;Row Tag='&quot;;[.A26];&quot;' Language='it_IT'&gt;&lt;Text&gt;&quot;;[.G26];&quot;&lt;/Text&gt;&lt;/Row&gt;&quot;)" office:value-type="string" office:string-value="&lt;Row Tag='LOC_TCS_EXPLORATION_ARMYRANK_PREFIX_EUROPEAN_4' Language='it_IT'&gt;&lt;Text&gt;Lord&lt;/Text&gt;&lt;/Row&gt;">
            <text:p>&lt;Row Tag='LOC_TCS_EXPLORATION_ARMYRANK_PREFIX_EUROPEAN_4' Language='it_IT'&gt;&lt;Text&gt;Lord&lt;/Text&gt;&lt;/Row&gt;</text:p>
          </table:table-cell>
          <table:table-cell office:value-type="string">
            <text:p>卿</text:p>
          </table:table-cell>
          <table:table-cell table:formula="of:=CONCATENATE(&quot;&lt;Row Tag='&quot;;[.A26];&quot;' Language='ja_JP'&gt;&lt;Text&gt;&quot;;[.I26];&quot;&lt;/Text&gt;&lt;/Row&gt;&quot;)" office:value-type="string" office:string-value="&lt;Row Tag='LOC_TCS_EXPLORATION_ARMYRANK_PREFIX_EUROPEAN_4' Language='ja_JP'&gt;&lt;Text&gt;卿&lt;/Text&gt;&lt;/Row&gt;">
            <text:p>&lt;Row Tag='LOC_TCS_EXPLORATION_ARMYRANK_PREFIX_EUROPEAN_4' Language='ja_JP'&gt;&lt;Text&gt;卿&lt;/Text&gt;&lt;/Row&gt;</text:p>
          </table:table-cell>
          <table:table-cell office:value-type="string">
            <text:p>영주</text:p>
          </table:table-cell>
          <table:table-cell table:formula="of:=CONCATENATE(&quot;&lt;Row Tag='&quot;;[.A26];&quot;' Language='ko_KR'&gt;&lt;Text&gt;&quot;;[.K26];&quot;&lt;/Text&gt;&lt;/Row&gt;&quot;)" office:value-type="string" office:string-value="&lt;Row Tag='LOC_TCS_EXPLORATION_ARMYRANK_PREFIX_EUROPEAN_4' Language='ko_KR'&gt;&lt;Text&gt;영주&lt;/Text&gt;&lt;/Row&gt;">
            <text:p>&lt;Row Tag='LOC_TCS_EXPLORATION_ARMYRANK_PREFIX_EUROPEAN_4' Language='ko_KR'&gt;&lt;Text&gt;영주&lt;/Text&gt;&lt;/Row&gt;</text:p>
          </table:table-cell>
          <table:table-cell office:value-type="string">
            <text:p>Lord</text:p>
          </table:table-cell>
          <table:table-cell table:formula="of:=CONCATENATE(&quot;&lt;Row Tag='&quot;;[.A26];&quot;' Language='pl_PL'&gt;&lt;Text&gt;&quot;;[.M26];&quot;&lt;/Text&gt;&lt;/Row&gt;&quot;)" office:value-type="string" office:string-value="&lt;Row Tag='LOC_TCS_EXPLORATION_ARMYRANK_PREFIX_EUROPEAN_4' Language='pl_PL'&gt;&lt;Text&gt;Lord&lt;/Text&gt;&lt;/Row&gt;">
            <text:p>&lt;Row Tag='LOC_TCS_EXPLORATION_ARMYRANK_PREFIX_EUROPEAN_4' Language='pl_PL'&gt;&lt;Text&gt;Lord&lt;/Text&gt;&lt;/Row&gt;</text:p>
          </table:table-cell>
          <table:table-cell office:value-type="string">
            <text:p>Lorde</text:p>
          </table:table-cell>
          <table:table-cell table:formula="of:=CONCATENATE(&quot;&lt;Row Tag='&quot;;[.A26];&quot;' Language='pt_BR'&gt;&lt;Text&gt;&quot;;[.O26];&quot;&lt;/Text&gt;&lt;/Row&gt;&quot;)" office:value-type="string" office:string-value="&lt;Row Tag='LOC_TCS_EXPLORATION_ARMYRANK_PREFIX_EUROPEAN_4' Language='pt_BR'&gt;&lt;Text&gt;Lorde&lt;/Text&gt;&lt;/Row&gt;">
            <text:p>&lt;Row Tag='LOC_TCS_EXPLORATION_ARMYRANK_PREFIX_EUROPEAN_4' Language='pt_BR'&gt;&lt;Text&gt;Lorde&lt;/Text&gt;&lt;/Row&gt;</text:p>
          </table:table-cell>
          <table:table-cell office:value-type="string">
            <text:p>Лорд</text:p>
          </table:table-cell>
          <table:table-cell table:formula="of:=CONCATENATE(&quot;&lt;Row Tag='&quot;;[.A26];&quot;' Language='ru_RU'&gt;&lt;Text&gt;&quot;;[.Q26];&quot;&lt;/Text&gt;&lt;/Row&gt;&quot;)" office:value-type="string" office:string-value="&lt;Row Tag='LOC_TCS_EXPLORATION_ARMYRANK_PREFIX_EUROPEAN_4' Language='ru_RU'&gt;&lt;Text&gt;Лорд&lt;/Text&gt;&lt;/Row&gt;">
            <text:p>&lt;Row Tag='LOC_TCS_EXPLORATION_ARMYRANK_PREFIX_EUROPEAN_4' Language='ru_RU'&gt;&lt;Text&gt;Лорд&lt;/Text&gt;&lt;/Row&gt;</text:p>
          </table:table-cell>
          <table:table-cell office:value-type="string">
            <text:p>勋爵</text:p>
          </table:table-cell>
          <table:table-cell table:formula="of:=CONCATENATE(&quot;&lt;Row Tag='&quot;;[.A26];&quot;' Language='zh_Hans_CN'&gt;&lt;Text&gt;&quot;;[.S26];&quot;&lt;/Text&gt;&lt;/Row&gt;&quot;)" office:value-type="string" office:string-value="&lt;Row Tag='LOC_TCS_EXPLORATION_ARMYRANK_PREFIX_EUROPEAN_4' Language='zh_Hans_CN'&gt;&lt;Text&gt;勋爵&lt;/Text&gt;&lt;/Row&gt;">
            <text:p>&lt;Row Tag='LOC_TCS_EXPLORATION_ARMYRANK_PREFIX_EUROPEAN_4' Language='zh_Hans_CN'&gt;&lt;Text&gt;勋爵&lt;/Text&gt;&lt;/Row&gt;</text:p>
          </table:table-cell>
        </table:table-row>
        <table:table-row table:style-name="ro3">
          <table:table-cell office:value-type="string">
            <text:p>LOC_TCS_EXPLORATION_ARMYRANK_PREFIX_EUROPEAN_4_FEMALE</text:p>
          </table:table-cell>
          <table:table-cell table:number-columns-repeated="2" office:value-type="string">
            <text:p>Lady</text:p>
          </table:table-cell>
          <table:table-cell table:formula="of:=CONCATENATE(&quot;&lt;Row Tag='&quot;;[.A27];&quot;' Language='de_DE'&gt;&lt;Text&gt;&quot;;[.C27];&quot;&lt;/Text&gt;&lt;/Row&gt;&quot;)" office:value-type="string" office:string-value="&lt;Row Tag='LOC_TCS_EXPLORATION_ARMYRANK_PREFIX_EUROPEAN_4_FEMALE' Language='de_DE'&gt;&lt;Text&gt;Lady&lt;/Text&gt;&lt;/Row&gt;">
            <text:p>&lt;Row Tag='LOC_TCS_EXPLORATION_ARMYRANK_PREFIX_EUROPEAN_4_FEMALE' Language='de_DE'&gt;&lt;Text&gt;Lady&lt;/Text&gt;&lt;/Row&gt;</text:p>
          </table:table-cell>
          <table:table-cell office:value-type="string">
            <text:p>Lady</text:p>
          </table:table-cell>
          <table:table-cell table:formula="of:=CONCATENATE(&quot;&lt;Row Tag='&quot;;[.A27];&quot;' Language='es_ES'&gt;&lt;Text&gt;&quot;;[.E27];&quot;&lt;/Text&gt;&lt;/Row&gt;&quot;)" office:value-type="string" office:string-value="&lt;Row Tag='LOC_TCS_EXPLORATION_ARMYRANK_PREFIX_EUROPEAN_4_FEMALE' Language='es_ES'&gt;&lt;Text&gt;Lady&lt;/Text&gt;&lt;/Row&gt;">
            <text:p>&lt;Row Tag='LOC_TCS_EXPLORATION_ARMYRANK_PREFIX_EUROPEAN_4_FEMALE' Language='es_ES'&gt;&lt;Text&gt;Lady&lt;/Text&gt;&lt;/Row&gt;</text:p>
          </table:table-cell>
          <table:table-cell office:value-type="string">
            <text:p>Lady</text:p>
          </table:table-cell>
          <table:table-cell table:formula="of:=CONCATENATE(&quot;&lt;Row Tag='&quot;;[.A27];&quot;' Language='it_IT'&gt;&lt;Text&gt;&quot;;[.G27];&quot;&lt;/Text&gt;&lt;/Row&gt;&quot;)" office:value-type="string" office:string-value="&lt;Row Tag='LOC_TCS_EXPLORATION_ARMYRANK_PREFIX_EUROPEAN_4_FEMALE' Language='it_IT'&gt;&lt;Text&gt;Lady&lt;/Text&gt;&lt;/Row&gt;">
            <text:p>&lt;Row Tag='LOC_TCS_EXPLORATION_ARMYRANK_PREFIX_EUROPEAN_4_FEMALE' Language='it_IT'&gt;&lt;Text&gt;Lady&lt;/Text&gt;&lt;/Row&gt;</text:p>
          </table:table-cell>
          <table:table-cell office:value-type="string">
            <text:p>貴婦人</text:p>
          </table:table-cell>
          <table:table-cell table:formula="of:=CONCATENATE(&quot;&lt;Row Tag='&quot;;[.A27];&quot;' Language='ja_JP'&gt;&lt;Text&gt;&quot;;[.I27];&quot;&lt;/Text&gt;&lt;/Row&gt;&quot;)" office:value-type="string" office:string-value="&lt;Row Tag='LOC_TCS_EXPLORATION_ARMYRANK_PREFIX_EUROPEAN_4_FEMALE' Language='ja_JP'&gt;&lt;Text&gt;貴婦人&lt;/Text&gt;&lt;/Row&gt;">
            <text:p>&lt;Row Tag='LOC_TCS_EXPLORATION_ARMYRANK_PREFIX_EUROPEAN_4_FEMALE' Language='ja_JP'&gt;&lt;Text&gt;貴婦人&lt;/Text&gt;&lt;/Row&gt;</text:p>
          </table:table-cell>
          <table:table-cell office:value-type="string">
            <text:p>여영주</text:p>
          </table:table-cell>
          <table:table-cell table:formula="of:=CONCATENATE(&quot;&lt;Row Tag='&quot;;[.A27];&quot;' Language='ko_KR'&gt;&lt;Text&gt;&quot;;[.K27];&quot;&lt;/Text&gt;&lt;/Row&gt;&quot;)" office:value-type="string" office:string-value="&lt;Row Tag='LOC_TCS_EXPLORATION_ARMYRANK_PREFIX_EUROPEAN_4_FEMALE' Language='ko_KR'&gt;&lt;Text&gt;여영주&lt;/Text&gt;&lt;/Row&gt;">
            <text:p>&lt;Row Tag='LOC_TCS_EXPLORATION_ARMYRANK_PREFIX_EUROPEAN_4_FEMALE' Language='ko_KR'&gt;&lt;Text&gt;여영주&lt;/Text&gt;&lt;/Row&gt;</text:p>
          </table:table-cell>
          <table:table-cell office:value-type="string">
            <text:p>Lady</text:p>
          </table:table-cell>
          <table:table-cell table:formula="of:=CONCATENATE(&quot;&lt;Row Tag='&quot;;[.A27];&quot;' Language='pl_PL'&gt;&lt;Text&gt;&quot;;[.M27];&quot;&lt;/Text&gt;&lt;/Row&gt;&quot;)" office:value-type="string" office:string-value="&lt;Row Tag='LOC_TCS_EXPLORATION_ARMYRANK_PREFIX_EUROPEAN_4_FEMALE' Language='pl_PL'&gt;&lt;Text&gt;Lady&lt;/Text&gt;&lt;/Row&gt;">
            <text:p>&lt;Row Tag='LOC_TCS_EXPLORATION_ARMYRANK_PREFIX_EUROPEAN_4_FEMALE' Language='pl_PL'&gt;&lt;Text&gt;Lady&lt;/Text&gt;&lt;/Row&gt;</text:p>
          </table:table-cell>
          <table:table-cell office:value-type="string">
            <text:p>Lady</text:p>
          </table:table-cell>
          <table:table-cell table:formula="of:=CONCATENATE(&quot;&lt;Row Tag='&quot;;[.A27];&quot;' Language='pt_BR'&gt;&lt;Text&gt;&quot;;[.O27];&quot;&lt;/Text&gt;&lt;/Row&gt;&quot;)" office:value-type="string" office:string-value="&lt;Row Tag='LOC_TCS_EXPLORATION_ARMYRANK_PREFIX_EUROPEAN_4_FEMALE' Language='pt_BR'&gt;&lt;Text&gt;Lady&lt;/Text&gt;&lt;/Row&gt;">
            <text:p>&lt;Row Tag='LOC_TCS_EXPLORATION_ARMYRANK_PREFIX_EUROPEAN_4_FEMALE' Language='pt_BR'&gt;&lt;Text&gt;Lady&lt;/Text&gt;&lt;/Row&gt;</text:p>
          </table:table-cell>
          <table:table-cell office:value-type="string">
            <text:p>Леди</text:p>
          </table:table-cell>
          <table:table-cell table:formula="of:=CONCATENATE(&quot;&lt;Row Tag='&quot;;[.A27];&quot;' Language='ru_RU'&gt;&lt;Text&gt;&quot;;[.Q27];&quot;&lt;/Text&gt;&lt;/Row&gt;&quot;)" office:value-type="string" office:string-value="&lt;Row Tag='LOC_TCS_EXPLORATION_ARMYRANK_PREFIX_EUROPEAN_4_FEMALE' Language='ru_RU'&gt;&lt;Text&gt;Леди&lt;/Text&gt;&lt;/Row&gt;">
            <text:p>&lt;Row Tag='LOC_TCS_EXPLORATION_ARMYRANK_PREFIX_EUROPEAN_4_FEMALE' Language='ru_RU'&gt;&lt;Text&gt;Леди&lt;/Text&gt;&lt;/Row&gt;</text:p>
          </table:table-cell>
          <table:table-cell office:value-type="string">
            <text:p>夫人</text:p>
          </table:table-cell>
          <table:table-cell table:formula="of:=CONCATENATE(&quot;&lt;Row Tag='&quot;;[.A27];&quot;' Language='zh_Hans_CN'&gt;&lt;Text&gt;&quot;;[.S27];&quot;&lt;/Text&gt;&lt;/Row&gt;&quot;)" office:value-type="string" office:string-value="&lt;Row Tag='LOC_TCS_EXPLORATION_ARMYRANK_PREFIX_EUROPEAN_4_FEMALE' Language='zh_Hans_CN'&gt;&lt;Text&gt;夫人&lt;/Text&gt;&lt;/Row&gt;">
            <text:p>&lt;Row Tag='LOC_TCS_EXPLORATION_ARMYRANK_PREFIX_EUROPEAN_4_FEMALE' Language='zh_Hans_CN'&gt;&lt;Text&gt;夫人&lt;/Text&gt;&lt;/Row&gt;</text:p>
          </table:table-cell>
        </table:table-row>
        <table:table-row table:style-name="ro3">
          <table:table-cell office:value-type="string">
            <text:p>LOC_TCS_EXPLORATION_ARMYRANK_PREFIX_EUROPEAN_5</text:p>
          </table:table-cell>
          <table:table-cell office:value-type="string">
            <text:p>Prince</text:p>
          </table:table-cell>
          <table:table-cell office:value-type="string">
            <text:p>Prinz</text:p>
          </table:table-cell>
          <table:table-cell table:formula="of:=CONCATENATE(&quot;&lt;Row Tag='&quot;;[.A28];&quot;' Language='de_DE'&gt;&lt;Text&gt;&quot;;[.C28];&quot;&lt;/Text&gt;&lt;/Row&gt;&quot;)" office:value-type="string" office:string-value="&lt;Row Tag='LOC_TCS_EXPLORATION_ARMYRANK_PREFIX_EUROPEAN_5' Language='de_DE'&gt;&lt;Text&gt;Prinz&lt;/Text&gt;&lt;/Row&gt;">
            <text:p>&lt;Row Tag='LOC_TCS_EXPLORATION_ARMYRANK_PREFIX_EUROPEAN_5' Language='de_DE'&gt;&lt;Text&gt;Prinz&lt;/Text&gt;&lt;/Row&gt;</text:p>
          </table:table-cell>
          <table:table-cell office:value-type="string">
            <text:p>Príncipe</text:p>
          </table:table-cell>
          <table:table-cell table:formula="of:=CONCATENATE(&quot;&lt;Row Tag='&quot;;[.A28];&quot;' Language='es_ES'&gt;&lt;Text&gt;&quot;;[.E28];&quot;&lt;/Text&gt;&lt;/Row&gt;&quot;)" office:value-type="string" office:string-value="&lt;Row Tag='LOC_TCS_EXPLORATION_ARMYRANK_PREFIX_EUROPEAN_5' Language='es_ES'&gt;&lt;Text&gt;Príncipe&lt;/Text&gt;&lt;/Row&gt;">
            <text:p>&lt;Row Tag='LOC_TCS_EXPLORATION_ARMYRANK_PREFIX_EUROPEAN_5' Language='es_ES'&gt;&lt;Text&gt;Príncipe&lt;/Text&gt;&lt;/Row&gt;</text:p>
          </table:table-cell>
          <table:table-cell office:value-type="string">
            <text:p>Principe</text:p>
          </table:table-cell>
          <table:table-cell table:formula="of:=CONCATENATE(&quot;&lt;Row Tag='&quot;;[.A28];&quot;' Language='it_IT'&gt;&lt;Text&gt;&quot;;[.G28];&quot;&lt;/Text&gt;&lt;/Row&gt;&quot;)" office:value-type="string" office:string-value="&lt;Row Tag='LOC_TCS_EXPLORATION_ARMYRANK_PREFIX_EUROPEAN_5' Language='it_IT'&gt;&lt;Text&gt;Principe&lt;/Text&gt;&lt;/Row&gt;">
            <text:p>&lt;Row Tag='LOC_TCS_EXPLORATION_ARMYRANK_PREFIX_EUROPEAN_5' Language='it_IT'&gt;&lt;Text&gt;Principe&lt;/Text&gt;&lt;/Row&gt;</text:p>
          </table:table-cell>
          <table:table-cell office:value-type="string">
            <text:p>王子</text:p>
          </table:table-cell>
          <table:table-cell table:formula="of:=CONCATENATE(&quot;&lt;Row Tag='&quot;;[.A28];&quot;' Language='ja_JP'&gt;&lt;Text&gt;&quot;;[.I28];&quot;&lt;/Text&gt;&lt;/Row&gt;&quot;)" office:value-type="string" office:string-value="&lt;Row Tag='LOC_TCS_EXPLORATION_ARMYRANK_PREFIX_EUROPEAN_5' Language='ja_JP'&gt;&lt;Text&gt;王子&lt;/Text&gt;&lt;/Row&gt;">
            <text:p>&lt;Row Tag='LOC_TCS_EXPLORATION_ARMYRANK_PREFIX_EUROPEAN_5' Language='ja_JP'&gt;&lt;Text&gt;王子&lt;/Text&gt;&lt;/Row&gt;</text:p>
          </table:table-cell>
          <table:table-cell office:value-type="string">
            <text:p>왕자</text:p>
          </table:table-cell>
          <table:table-cell table:formula="of:=CONCATENATE(&quot;&lt;Row Tag='&quot;;[.A28];&quot;' Language='ko_KR'&gt;&lt;Text&gt;&quot;;[.K28];&quot;&lt;/Text&gt;&lt;/Row&gt;&quot;)" office:value-type="string" office:string-value="&lt;Row Tag='LOC_TCS_EXPLORATION_ARMYRANK_PREFIX_EUROPEAN_5' Language='ko_KR'&gt;&lt;Text&gt;왕자&lt;/Text&gt;&lt;/Row&gt;">
            <text:p>&lt;Row Tag='LOC_TCS_EXPLORATION_ARMYRANK_PREFIX_EUROPEAN_5' Language='ko_KR'&gt;&lt;Text&gt;왕자&lt;/Text&gt;&lt;/Row&gt;</text:p>
          </table:table-cell>
          <table:table-cell office:value-type="string">
            <text:p>Książę</text:p>
          </table:table-cell>
          <table:table-cell table:formula="of:=CONCATENATE(&quot;&lt;Row Tag='&quot;;[.A28];&quot;' Language='pl_PL'&gt;&lt;Text&gt;&quot;;[.M28];&quot;&lt;/Text&gt;&lt;/Row&gt;&quot;)" office:value-type="string" office:string-value="&lt;Row Tag='LOC_TCS_EXPLORATION_ARMYRANK_PREFIX_EUROPEAN_5' Language='pl_PL'&gt;&lt;Text&gt;Książę&lt;/Text&gt;&lt;/Row&gt;">
            <text:p>&lt;Row Tag='LOC_TCS_EXPLORATION_ARMYRANK_PREFIX_EUROPEAN_5' Language='pl_PL'&gt;&lt;Text&gt;Książę&lt;/Text&gt;&lt;/Row&gt;</text:p>
          </table:table-cell>
          <table:table-cell office:value-type="string">
            <text:p>Príncipe</text:p>
          </table:table-cell>
          <table:table-cell table:formula="of:=CONCATENATE(&quot;&lt;Row Tag='&quot;;[.A28];&quot;' Language='pt_BR'&gt;&lt;Text&gt;&quot;;[.O28];&quot;&lt;/Text&gt;&lt;/Row&gt;&quot;)" office:value-type="string" office:string-value="&lt;Row Tag='LOC_TCS_EXPLORATION_ARMYRANK_PREFIX_EUROPEAN_5' Language='pt_BR'&gt;&lt;Text&gt;Príncipe&lt;/Text&gt;&lt;/Row&gt;">
            <text:p>&lt;Row Tag='LOC_TCS_EXPLORATION_ARMYRANK_PREFIX_EUROPEAN_5' Language='pt_BR'&gt;&lt;Text&gt;Príncipe&lt;/Text&gt;&lt;/Row&gt;</text:p>
          </table:table-cell>
          <table:table-cell office:value-type="string">
            <text:p>Принц</text:p>
          </table:table-cell>
          <table:table-cell table:formula="of:=CONCATENATE(&quot;&lt;Row Tag='&quot;;[.A28];&quot;' Language='ru_RU'&gt;&lt;Text&gt;&quot;;[.Q28];&quot;&lt;/Text&gt;&lt;/Row&gt;&quot;)" office:value-type="string" office:string-value="&lt;Row Tag='LOC_TCS_EXPLORATION_ARMYRANK_PREFIX_EUROPEAN_5' Language='ru_RU'&gt;&lt;Text&gt;Принц&lt;/Text&gt;&lt;/Row&gt;">
            <text:p>&lt;Row Tag='LOC_TCS_EXPLORATION_ARMYRANK_PREFIX_EUROPEAN_5' Language='ru_RU'&gt;&lt;Text&gt;Принц&lt;/Text&gt;&lt;/Row&gt;</text:p>
          </table:table-cell>
          <table:table-cell office:value-type="string">
            <text:p>王子</text:p>
          </table:table-cell>
          <table:table-cell table:formula="of:=CONCATENATE(&quot;&lt;Row Tag='&quot;;[.A28];&quot;' Language='zh_Hans_CN'&gt;&lt;Text&gt;&quot;;[.S28];&quot;&lt;/Text&gt;&lt;/Row&gt;&quot;)" office:value-type="string" office:string-value="&lt;Row Tag='LOC_TCS_EXPLORATION_ARMYRANK_PREFIX_EUROPEAN_5' Language='zh_Hans_CN'&gt;&lt;Text&gt;王子&lt;/Text&gt;&lt;/Row&gt;">
            <text:p>&lt;Row Tag='LOC_TCS_EXPLORATION_ARMYRANK_PREFIX_EUROPEAN_5' Language='zh_Hans_CN'&gt;&lt;Text&gt;王子&lt;/Text&gt;&lt;/Row&gt;</text:p>
          </table:table-cell>
        </table:table-row>
        <table:table-row table:style-name="ro3">
          <table:table-cell office:value-type="string">
            <text:p>LOC_TCS_EXPLORATION_ARMYRANK_PREFIX_EUROPEAN_5_FEMALE</text:p>
          </table:table-cell>
          <table:table-cell office:value-type="string">
            <text:p>Princess</text:p>
          </table:table-cell>
          <table:table-cell office:value-type="string">
            <text:p>Prinzessin</text:p>
          </table:table-cell>
          <table:table-cell table:formula="of:=CONCATENATE(&quot;&lt;Row Tag='&quot;;[.A29];&quot;' Language='de_DE'&gt;&lt;Text&gt;&quot;;[.C29];&quot;&lt;/Text&gt;&lt;/Row&gt;&quot;)" office:value-type="string" office:string-value="&lt;Row Tag='LOC_TCS_EXPLORATION_ARMYRANK_PREFIX_EUROPEAN_5_FEMALE' Language='de_DE'&gt;&lt;Text&gt;Prinzessin&lt;/Text&gt;&lt;/Row&gt;">
            <text:p>&lt;Row Tag='LOC_TCS_EXPLORATION_ARMYRANK_PREFIX_EUROPEAN_5_FEMALE' Language='de_DE'&gt;&lt;Text&gt;Prinzessin&lt;/Text&gt;&lt;/Row&gt;</text:p>
          </table:table-cell>
          <table:table-cell office:value-type="string">
            <text:p>Princesa</text:p>
          </table:table-cell>
          <table:table-cell table:formula="of:=CONCATENATE(&quot;&lt;Row Tag='&quot;;[.A29];&quot;' Language='es_ES'&gt;&lt;Text&gt;&quot;;[.E29];&quot;&lt;/Text&gt;&lt;/Row&gt;&quot;)" office:value-type="string" office:string-value="&lt;Row Tag='LOC_TCS_EXPLORATION_ARMYRANK_PREFIX_EUROPEAN_5_FEMALE' Language='es_ES'&gt;&lt;Text&gt;Princesa&lt;/Text&gt;&lt;/Row&gt;">
            <text:p>&lt;Row Tag='LOC_TCS_EXPLORATION_ARMYRANK_PREFIX_EUROPEAN_5_FEMALE' Language='es_ES'&gt;&lt;Text&gt;Princesa&lt;/Text&gt;&lt;/Row&gt;</text:p>
          </table:table-cell>
          <table:table-cell office:value-type="string">
            <text:p>Principessa</text:p>
          </table:table-cell>
          <table:table-cell table:formula="of:=CONCATENATE(&quot;&lt;Row Tag='&quot;;[.A29];&quot;' Language='it_IT'&gt;&lt;Text&gt;&quot;;[.G29];&quot;&lt;/Text&gt;&lt;/Row&gt;&quot;)" office:value-type="string" office:string-value="&lt;Row Tag='LOC_TCS_EXPLORATION_ARMYRANK_PREFIX_EUROPEAN_5_FEMALE' Language='it_IT'&gt;&lt;Text&gt;Principessa&lt;/Text&gt;&lt;/Row&gt;">
            <text:p>&lt;Row Tag='LOC_TCS_EXPLORATION_ARMYRANK_PREFIX_EUROPEAN_5_FEMALE' Language='it_IT'&gt;&lt;Text&gt;Principessa&lt;/Text&gt;&lt;/Row&gt;</text:p>
          </table:table-cell>
          <table:table-cell office:value-type="string">
            <text:p>王女</text:p>
          </table:table-cell>
          <table:table-cell table:formula="of:=CONCATENATE(&quot;&lt;Row Tag='&quot;;[.A29];&quot;' Language='ja_JP'&gt;&lt;Text&gt;&quot;;[.I29];&quot;&lt;/Text&gt;&lt;/Row&gt;&quot;)" office:value-type="string" office:string-value="&lt;Row Tag='LOC_TCS_EXPLORATION_ARMYRANK_PREFIX_EUROPEAN_5_FEMALE' Language='ja_JP'&gt;&lt;Text&gt;王女&lt;/Text&gt;&lt;/Row&gt;">
            <text:p>&lt;Row Tag='LOC_TCS_EXPLORATION_ARMYRANK_PREFIX_EUROPEAN_5_FEMALE' Language='ja_JP'&gt;&lt;Text&gt;王女&lt;/Text&gt;&lt;/Row&gt;</text:p>
          </table:table-cell>
          <table:table-cell office:value-type="string">
            <text:p>공주</text:p>
          </table:table-cell>
          <table:table-cell table:formula="of:=CONCATENATE(&quot;&lt;Row Tag='&quot;;[.A29];&quot;' Language='ko_KR'&gt;&lt;Text&gt;&quot;;[.K29];&quot;&lt;/Text&gt;&lt;/Row&gt;&quot;)" office:value-type="string" office:string-value="&lt;Row Tag='LOC_TCS_EXPLORATION_ARMYRANK_PREFIX_EUROPEAN_5_FEMALE' Language='ko_KR'&gt;&lt;Text&gt;공주&lt;/Text&gt;&lt;/Row&gt;">
            <text:p>&lt;Row Tag='LOC_TCS_EXPLORATION_ARMYRANK_PREFIX_EUROPEAN_5_FEMALE' Language='ko_KR'&gt;&lt;Text&gt;공주&lt;/Text&gt;&lt;/Row&gt;</text:p>
          </table:table-cell>
          <table:table-cell office:value-type="string">
            <text:p>Księżniczka</text:p>
          </table:table-cell>
          <table:table-cell table:formula="of:=CONCATENATE(&quot;&lt;Row Tag='&quot;;[.A29];&quot;' Language='pl_PL'&gt;&lt;Text&gt;&quot;;[.M29];&quot;&lt;/Text&gt;&lt;/Row&gt;&quot;)" office:value-type="string" office:string-value="&lt;Row Tag='LOC_TCS_EXPLORATION_ARMYRANK_PREFIX_EUROPEAN_5_FEMALE' Language='pl_PL'&gt;&lt;Text&gt;Księżniczka&lt;/Text&gt;&lt;/Row&gt;">
            <text:p>&lt;Row Tag='LOC_TCS_EXPLORATION_ARMYRANK_PREFIX_EUROPEAN_5_FEMALE' Language='pl_PL'&gt;&lt;Text&gt;Księżniczka&lt;/Text&gt;&lt;/Row&gt;</text:p>
          </table:table-cell>
          <table:table-cell office:value-type="string">
            <text:p>Princesa</text:p>
          </table:table-cell>
          <table:table-cell table:formula="of:=CONCATENATE(&quot;&lt;Row Tag='&quot;;[.A29];&quot;' Language='pt_BR'&gt;&lt;Text&gt;&quot;;[.O29];&quot;&lt;/Text&gt;&lt;/Row&gt;&quot;)" office:value-type="string" office:string-value="&lt;Row Tag='LOC_TCS_EXPLORATION_ARMYRANK_PREFIX_EUROPEAN_5_FEMALE' Language='pt_BR'&gt;&lt;Text&gt;Princesa&lt;/Text&gt;&lt;/Row&gt;">
            <text:p>&lt;Row Tag='LOC_TCS_EXPLORATION_ARMYRANK_PREFIX_EUROPEAN_5_FEMALE' Language='pt_BR'&gt;&lt;Text&gt;Princesa&lt;/Text&gt;&lt;/Row&gt;</text:p>
          </table:table-cell>
          <table:table-cell office:value-type="string">
            <text:p>Принцесса</text:p>
          </table:table-cell>
          <table:table-cell table:formula="of:=CONCATENATE(&quot;&lt;Row Tag='&quot;;[.A29];&quot;' Language='ru_RU'&gt;&lt;Text&gt;&quot;;[.Q29];&quot;&lt;/Text&gt;&lt;/Row&gt;&quot;)" office:value-type="string" office:string-value="&lt;Row Tag='LOC_TCS_EXPLORATION_ARMYRANK_PREFIX_EUROPEAN_5_FEMALE' Language='ru_RU'&gt;&lt;Text&gt;Принцесса&lt;/Text&gt;&lt;/Row&gt;">
            <text:p>&lt;Row Tag='LOC_TCS_EXPLORATION_ARMYRANK_PREFIX_EUROPEAN_5_FEMALE' Language='ru_RU'&gt;&lt;Text&gt;Принцесса&lt;/Text&gt;&lt;/Row&gt;</text:p>
          </table:table-cell>
          <table:table-cell office:value-type="string">
            <text:p>公主</text:p>
          </table:table-cell>
          <table:table-cell table:formula="of:=CONCATENATE(&quot;&lt;Row Tag='&quot;;[.A29];&quot;' Language='zh_Hans_CN'&gt;&lt;Text&gt;&quot;;[.S29];&quot;&lt;/Text&gt;&lt;/Row&gt;&quot;)" office:value-type="string" office:string-value="&lt;Row Tag='LOC_TCS_EXPLORATION_ARMYRANK_PREFIX_EUROPEAN_5_FEMALE' Language='zh_Hans_CN'&gt;&lt;Text&gt;公主&lt;/Text&gt;&lt;/Row&gt;">
            <text:p>&lt;Row Tag='LOC_TCS_EXPLORATION_ARMYRANK_PREFIX_EUROPEAN_5_FEMALE' Language='zh_Hans_CN'&gt;&lt;Text&gt;公主&lt;/Text&gt;&lt;/Row&gt;</text:p>
          </table:table-cell>
        </table:table-row>
        <table:table-row table:style-name="ro3">
          <table:table-cell office:value-type="string">
            <text:p>LOC_TCS_EXPLORATION_ARMYRANK_PREFIX_EUROPEAN_6</text:p>
          </table:table-cell>
          <table:table-cell table:number-columns-repeated="2" office:value-type="string">
            <text:p>Sir</text:p>
          </table:table-cell>
          <table:table-cell table:formula="of:=CONCATENATE(&quot;&lt;Row Tag='&quot;;[.A30];&quot;' Language='de_DE'&gt;&lt;Text&gt;&quot;;[.C30];&quot;&lt;/Text&gt;&lt;/Row&gt;&quot;)" office:value-type="string" office:string-value="&lt;Row Tag='LOC_TCS_EXPLORATION_ARMYRANK_PREFIX_EUROPEAN_6' Language='de_DE'&gt;&lt;Text&gt;Sir&lt;/Text&gt;&lt;/Row&gt;">
            <text:p>&lt;Row Tag='LOC_TCS_EXPLORATION_ARMYRANK_PREFIX_EUROPEAN_6' Language='de_DE'&gt;&lt;Text&gt;Sir&lt;/Text&gt;&lt;/Row&gt;</text:p>
          </table:table-cell>
          <table:table-cell office:value-type="string">
            <text:p>Sir</text:p>
          </table:table-cell>
          <table:table-cell table:formula="of:=CONCATENATE(&quot;&lt;Row Tag='&quot;;[.A30];&quot;' Language='es_ES'&gt;&lt;Text&gt;&quot;;[.E30];&quot;&lt;/Text&gt;&lt;/Row&gt;&quot;)" office:value-type="string" office:string-value="&lt;Row Tag='LOC_TCS_EXPLORATION_ARMYRANK_PREFIX_EUROPEAN_6' Language='es_ES'&gt;&lt;Text&gt;Sir&lt;/Text&gt;&lt;/Row&gt;">
            <text:p>&lt;Row Tag='LOC_TCS_EXPLORATION_ARMYRANK_PREFIX_EUROPEAN_6' Language='es_ES'&gt;&lt;Text&gt;Sir&lt;/Text&gt;&lt;/Row&gt;</text:p>
          </table:table-cell>
          <table:table-cell office:value-type="string">
            <text:p>Sir</text:p>
          </table:table-cell>
          <table:table-cell table:formula="of:=CONCATENATE(&quot;&lt;Row Tag='&quot;;[.A30];&quot;' Language='it_IT'&gt;&lt;Text&gt;&quot;;[.G30];&quot;&lt;/Text&gt;&lt;/Row&gt;&quot;)" office:value-type="string" office:string-value="&lt;Row Tag='LOC_TCS_EXPLORATION_ARMYRANK_PREFIX_EUROPEAN_6' Language='it_IT'&gt;&lt;Text&gt;Sir&lt;/Text&gt;&lt;/Row&gt;">
            <text:p>&lt;Row Tag='LOC_TCS_EXPLORATION_ARMYRANK_PREFIX_EUROPEAN_6' Language='it_IT'&gt;&lt;Text&gt;Sir&lt;/Text&gt;&lt;/Row&gt;</text:p>
          </table:table-cell>
          <table:table-cell office:value-type="string">
            <text:p>サー</text:p>
          </table:table-cell>
          <table:table-cell table:formula="of:=CONCATENATE(&quot;&lt;Row Tag='&quot;;[.A30];&quot;' Language='ja_JP'&gt;&lt;Text&gt;&quot;;[.I30];&quot;&lt;/Text&gt;&lt;/Row&gt;&quot;)" office:value-type="string" office:string-value="&lt;Row Tag='LOC_TCS_EXPLORATION_ARMYRANK_PREFIX_EUROPEAN_6' Language='ja_JP'&gt;&lt;Text&gt;サー&lt;/Text&gt;&lt;/Row&gt;">
            <text:p>&lt;Row Tag='LOC_TCS_EXPLORATION_ARMYRANK_PREFIX_EUROPEAN_6' Language='ja_JP'&gt;&lt;Text&gt;サー&lt;/Text&gt;&lt;/Row&gt;</text:p>
          </table:table-cell>
          <table:table-cell office:value-type="string">
            <text:p>경</text:p>
          </table:table-cell>
          <table:table-cell table:formula="of:=CONCATENATE(&quot;&lt;Row Tag='&quot;;[.A30];&quot;' Language='ko_KR'&gt;&lt;Text&gt;&quot;;[.K30];&quot;&lt;/Text&gt;&lt;/Row&gt;&quot;)" office:value-type="string" office:string-value="&lt;Row Tag='LOC_TCS_EXPLORATION_ARMYRANK_PREFIX_EUROPEAN_6' Language='ko_KR'&gt;&lt;Text&gt;경&lt;/Text&gt;&lt;/Row&gt;">
            <text:p>&lt;Row Tag='LOC_TCS_EXPLORATION_ARMYRANK_PREFIX_EUROPEAN_6' Language='ko_KR'&gt;&lt;Text&gt;경&lt;/Text&gt;&lt;/Row&gt;</text:p>
          </table:table-cell>
          <table:table-cell office:value-type="string">
            <text:p>Sir</text:p>
          </table:table-cell>
          <table:table-cell table:formula="of:=CONCATENATE(&quot;&lt;Row Tag='&quot;;[.A30];&quot;' Language='pl_PL'&gt;&lt;Text&gt;&quot;;[.M30];&quot;&lt;/Text&gt;&lt;/Row&gt;&quot;)" office:value-type="string" office:string-value="&lt;Row Tag='LOC_TCS_EXPLORATION_ARMYRANK_PREFIX_EUROPEAN_6' Language='pl_PL'&gt;&lt;Text&gt;Sir&lt;/Text&gt;&lt;/Row&gt;">
            <text:p>&lt;Row Tag='LOC_TCS_EXPLORATION_ARMYRANK_PREFIX_EUROPEAN_6' Language='pl_PL'&gt;&lt;Text&gt;Sir&lt;/Text&gt;&lt;/Row&gt;</text:p>
          </table:table-cell>
          <table:table-cell office:value-type="string">
            <text:p>Sir</text:p>
          </table:table-cell>
          <table:table-cell table:formula="of:=CONCATENATE(&quot;&lt;Row Tag='&quot;;[.A30];&quot;' Language='pt_BR'&gt;&lt;Text&gt;&quot;;[.O30];&quot;&lt;/Text&gt;&lt;/Row&gt;&quot;)" office:value-type="string" office:string-value="&lt;Row Tag='LOC_TCS_EXPLORATION_ARMYRANK_PREFIX_EUROPEAN_6' Language='pt_BR'&gt;&lt;Text&gt;Sir&lt;/Text&gt;&lt;/Row&gt;">
            <text:p>&lt;Row Tag='LOC_TCS_EXPLORATION_ARMYRANK_PREFIX_EUROPEAN_6' Language='pt_BR'&gt;&lt;Text&gt;Sir&lt;/Text&gt;&lt;/Row&gt;</text:p>
          </table:table-cell>
          <table:table-cell office:value-type="string">
            <text:p>Сэр</text:p>
          </table:table-cell>
          <table:table-cell table:formula="of:=CONCATENATE(&quot;&lt;Row Tag='&quot;;[.A30];&quot;' Language='ru_RU'&gt;&lt;Text&gt;&quot;;[.Q30];&quot;&lt;/Text&gt;&lt;/Row&gt;&quot;)" office:value-type="string" office:string-value="&lt;Row Tag='LOC_TCS_EXPLORATION_ARMYRANK_PREFIX_EUROPEAN_6' Language='ru_RU'&gt;&lt;Text&gt;Сэр&lt;/Text&gt;&lt;/Row&gt;">
            <text:p>&lt;Row Tag='LOC_TCS_EXPLORATION_ARMYRANK_PREFIX_EUROPEAN_6' Language='ru_RU'&gt;&lt;Text&gt;Сэр&lt;/Text&gt;&lt;/Row&gt;</text:p>
          </table:table-cell>
          <table:table-cell office:value-type="string">
            <text:p>爵士</text:p>
          </table:table-cell>
          <table:table-cell table:formula="of:=CONCATENATE(&quot;&lt;Row Tag='&quot;;[.A30];&quot;' Language='zh_Hans_CN'&gt;&lt;Text&gt;&quot;;[.S30];&quot;&lt;/Text&gt;&lt;/Row&gt;&quot;)" office:value-type="string" office:string-value="&lt;Row Tag='LOC_TCS_EXPLORATION_ARMYRANK_PREFIX_EUROPEAN_6' Language='zh_Hans_CN'&gt;&lt;Text&gt;爵士&lt;/Text&gt;&lt;/Row&gt;">
            <text:p>&lt;Row Tag='LOC_TCS_EXPLORATION_ARMYRANK_PREFIX_EUROPEAN_6' Language='zh_Hans_CN'&gt;&lt;Text&gt;爵士&lt;/Text&gt;&lt;/Row&gt;</text:p>
          </table:table-cell>
        </table:table-row>
        <table:table-row table:style-name="ro3">
          <table:table-cell office:value-type="string">
            <text:p>LOC_TCS_EXPLORATION_ARMYRANK_PREFIX_EUROPEAN_6_FEMALE</text:p>
          </table:table-cell>
          <table:table-cell table:number-columns-repeated="2" office:value-type="string">
            <text:p>Dame</text:p>
          </table:table-cell>
          <table:table-cell table:formula="of:=CONCATENATE(&quot;&lt;Row Tag='&quot;;[.A31];&quot;' Language='de_DE'&gt;&lt;Text&gt;&quot;;[.C31];&quot;&lt;/Text&gt;&lt;/Row&gt;&quot;)" office:value-type="string" office:string-value="&lt;Row Tag='LOC_TCS_EXPLORATION_ARMYRANK_PREFIX_EUROPEAN_6_FEMALE' Language='de_DE'&gt;&lt;Text&gt;Dame&lt;/Text&gt;&lt;/Row&gt;">
            <text:p>&lt;Row Tag='LOC_TCS_EXPLORATION_ARMYRANK_PREFIX_EUROPEAN_6_FEMALE' Language='de_DE'&gt;&lt;Text&gt;Dame&lt;/Text&gt;&lt;/Row&gt;</text:p>
          </table:table-cell>
          <table:table-cell office:value-type="string">
            <text:p>Dama</text:p>
          </table:table-cell>
          <table:table-cell table:formula="of:=CONCATENATE(&quot;&lt;Row Tag='&quot;;[.A31];&quot;' Language='es_ES'&gt;&lt;Text&gt;&quot;;[.E31];&quot;&lt;/Text&gt;&lt;/Row&gt;&quot;)" office:value-type="string" office:string-value="&lt;Row Tag='LOC_TCS_EXPLORATION_ARMYRANK_PREFIX_EUROPEAN_6_FEMALE' Language='es_ES'&gt;&lt;Text&gt;Dama&lt;/Text&gt;&lt;/Row&gt;">
            <text:p>&lt;Row Tag='LOC_TCS_EXPLORATION_ARMYRANK_PREFIX_EUROPEAN_6_FEMALE' Language='es_ES'&gt;&lt;Text&gt;Dama&lt;/Text&gt;&lt;/Row&gt;</text:p>
          </table:table-cell>
          <table:table-cell office:value-type="string">
            <text:p>Dama</text:p>
          </table:table-cell>
          <table:table-cell table:formula="of:=CONCATENATE(&quot;&lt;Row Tag='&quot;;[.A31];&quot;' Language='it_IT'&gt;&lt;Text&gt;&quot;;[.G31];&quot;&lt;/Text&gt;&lt;/Row&gt;&quot;)" office:value-type="string" office:string-value="&lt;Row Tag='LOC_TCS_EXPLORATION_ARMYRANK_PREFIX_EUROPEAN_6_FEMALE' Language='it_IT'&gt;&lt;Text&gt;Dama&lt;/Text&gt;&lt;/Row&gt;">
            <text:p>&lt;Row Tag='LOC_TCS_EXPLORATION_ARMYRANK_PREFIX_EUROPEAN_6_FEMALE' Language='it_IT'&gt;&lt;Text&gt;Dama&lt;/Text&gt;&lt;/Row&gt;</text:p>
          </table:table-cell>
          <table:table-cell office:value-type="string">
            <text:p>デイム</text:p>
          </table:table-cell>
          <table:table-cell table:formula="of:=CONCATENATE(&quot;&lt;Row Tag='&quot;;[.A31];&quot;' Language='ja_JP'&gt;&lt;Text&gt;&quot;;[.I31];&quot;&lt;/Text&gt;&lt;/Row&gt;&quot;)" office:value-type="string" office:string-value="&lt;Row Tag='LOC_TCS_EXPLORATION_ARMYRANK_PREFIX_EUROPEAN_6_FEMALE' Language='ja_JP'&gt;&lt;Text&gt;デイム&lt;/Text&gt;&lt;/Row&gt;">
            <text:p>&lt;Row Tag='LOC_TCS_EXPLORATION_ARMYRANK_PREFIX_EUROPEAN_6_FEMALE' Language='ja_JP'&gt;&lt;Text&gt;デイム&lt;/Text&gt;&lt;/Row&gt;</text:p>
          </table:table-cell>
          <table:table-cell office:value-type="string">
            <text:p>여경</text:p>
          </table:table-cell>
          <table:table-cell table:formula="of:=CONCATENATE(&quot;&lt;Row Tag='&quot;;[.A31];&quot;' Language='ko_KR'&gt;&lt;Text&gt;&quot;;[.K31];&quot;&lt;/Text&gt;&lt;/Row&gt;&quot;)" office:value-type="string" office:string-value="&lt;Row Tag='LOC_TCS_EXPLORATION_ARMYRANK_PREFIX_EUROPEAN_6_FEMALE' Language='ko_KR'&gt;&lt;Text&gt;여경&lt;/Text&gt;&lt;/Row&gt;">
            <text:p>&lt;Row Tag='LOC_TCS_EXPLORATION_ARMYRANK_PREFIX_EUROPEAN_6_FEMALE' Language='ko_KR'&gt;&lt;Text&gt;여경&lt;/Text&gt;&lt;/Row&gt;</text:p>
          </table:table-cell>
          <table:table-cell office:value-type="string">
            <text:p>Dama</text:p>
          </table:table-cell>
          <table:table-cell table:formula="of:=CONCATENATE(&quot;&lt;Row Tag='&quot;;[.A31];&quot;' Language='pl_PL'&gt;&lt;Text&gt;&quot;;[.M31];&quot;&lt;/Text&gt;&lt;/Row&gt;&quot;)" office:value-type="string" office:string-value="&lt;Row Tag='LOC_TCS_EXPLORATION_ARMYRANK_PREFIX_EUROPEAN_6_FEMALE' Language='pl_PL'&gt;&lt;Text&gt;Dama&lt;/Text&gt;&lt;/Row&gt;">
            <text:p>&lt;Row Tag='LOC_TCS_EXPLORATION_ARMYRANK_PREFIX_EUROPEAN_6_FEMALE' Language='pl_PL'&gt;&lt;Text&gt;Dama&lt;/Text&gt;&lt;/Row&gt;</text:p>
          </table:table-cell>
          <table:table-cell office:value-type="string">
            <text:p>Dama</text:p>
          </table:table-cell>
          <table:table-cell table:formula="of:=CONCATENATE(&quot;&lt;Row Tag='&quot;;[.A31];&quot;' Language='pt_BR'&gt;&lt;Text&gt;&quot;;[.O31];&quot;&lt;/Text&gt;&lt;/Row&gt;&quot;)" office:value-type="string" office:string-value="&lt;Row Tag='LOC_TCS_EXPLORATION_ARMYRANK_PREFIX_EUROPEAN_6_FEMALE' Language='pt_BR'&gt;&lt;Text&gt;Dama&lt;/Text&gt;&lt;/Row&gt;">
            <text:p>&lt;Row Tag='LOC_TCS_EXPLORATION_ARMYRANK_PREFIX_EUROPEAN_6_FEMALE' Language='pt_BR'&gt;&lt;Text&gt;Dama&lt;/Text&gt;&lt;/Row&gt;</text:p>
          </table:table-cell>
          <table:table-cell office:value-type="string">
            <text:p>Дама</text:p>
          </table:table-cell>
          <table:table-cell table:formula="of:=CONCATENATE(&quot;&lt;Row Tag='&quot;;[.A31];&quot;' Language='ru_RU'&gt;&lt;Text&gt;&quot;;[.Q31];&quot;&lt;/Text&gt;&lt;/Row&gt;&quot;)" office:value-type="string" office:string-value="&lt;Row Tag='LOC_TCS_EXPLORATION_ARMYRANK_PREFIX_EUROPEAN_6_FEMALE' Language='ru_RU'&gt;&lt;Text&gt;Дама&lt;/Text&gt;&lt;/Row&gt;">
            <text:p>&lt;Row Tag='LOC_TCS_EXPLORATION_ARMYRANK_PREFIX_EUROPEAN_6_FEMALE' Language='ru_RU'&gt;&lt;Text&gt;Дама&lt;/Text&gt;&lt;/Row&gt;</text:p>
          </table:table-cell>
          <table:table-cell office:value-type="string">
            <text:p>女爵士</text:p>
          </table:table-cell>
          <table:table-cell table:formula="of:=CONCATENATE(&quot;&lt;Row Tag='&quot;;[.A31];&quot;' Language='zh_Hans_CN'&gt;&lt;Text&gt;&quot;;[.S31];&quot;&lt;/Text&gt;&lt;/Row&gt;&quot;)" office:value-type="string" office:string-value="&lt;Row Tag='LOC_TCS_EXPLORATION_ARMYRANK_PREFIX_EUROPEAN_6_FEMALE' Language='zh_Hans_CN'&gt;&lt;Text&gt;女爵士&lt;/Text&gt;&lt;/Row&gt;">
            <text:p>&lt;Row Tag='LOC_TCS_EXPLORATION_ARMYRANK_PREFIX_EUROPEAN_6_FEMALE' Language='zh_Hans_CN'&gt;&lt;Text&gt;女爵士&lt;/Text&gt;&lt;/Row&gt;</text:p>
          </table:table-cell>
        </table:table-row>
        <table:table-row table:style-name="ro3">
          <table:table-cell office:value-type="string">
            <text:p>LOC_TCS_EXPLORATION_ARMYRANK_PREFIX_NEAREASTERN_1</text:p>
          </table:table-cell>
          <table:table-cell table:number-columns-repeated="2" office:value-type="string">
            <text:p>Emir</text:p>
          </table:table-cell>
          <table:table-cell table:formula="of:=CONCATENATE(&quot;&lt;Row Tag='&quot;;[.A32];&quot;' Language='de_DE'&gt;&lt;Text&gt;&quot;;[.C32];&quot;&lt;/Text&gt;&lt;/Row&gt;&quot;)" office:value-type="string" office:string-value="&lt;Row Tag='LOC_TCS_EXPLORATION_ARMYRANK_PREFIX_NEAREASTERN_1' Language='de_DE'&gt;&lt;Text&gt;Emir&lt;/Text&gt;&lt;/Row&gt;">
            <text:p>&lt;Row Tag='LOC_TCS_EXPLORATION_ARMYRANK_PREFIX_NEAREASTERN_1' Language='de_DE'&gt;&lt;Text&gt;Emir&lt;/Text&gt;&lt;/Row&gt;</text:p>
          </table:table-cell>
          <table:table-cell office:value-type="string">
            <text:p>Emir</text:p>
          </table:table-cell>
          <table:table-cell table:formula="of:=CONCATENATE(&quot;&lt;Row Tag='&quot;;[.A32];&quot;' Language='es_ES'&gt;&lt;Text&gt;&quot;;[.E32];&quot;&lt;/Text&gt;&lt;/Row&gt;&quot;)" office:value-type="string" office:string-value="&lt;Row Tag='LOC_TCS_EXPLORATION_ARMYRANK_PREFIX_NEAREASTERN_1' Language='es_ES'&gt;&lt;Text&gt;Emir&lt;/Text&gt;&lt;/Row&gt;">
            <text:p>&lt;Row Tag='LOC_TCS_EXPLORATION_ARMYRANK_PREFIX_NEAREASTERN_1' Language='es_ES'&gt;&lt;Text&gt;Emir&lt;/Text&gt;&lt;/Row&gt;</text:p>
          </table:table-cell>
          <table:table-cell office:value-type="string">
            <text:p>Emiro</text:p>
          </table:table-cell>
          <table:table-cell table:formula="of:=CONCATENATE(&quot;&lt;Row Tag='&quot;;[.A32];&quot;' Language='it_IT'&gt;&lt;Text&gt;&quot;;[.G32];&quot;&lt;/Text&gt;&lt;/Row&gt;&quot;)" office:value-type="string" office:string-value="&lt;Row Tag='LOC_TCS_EXPLORATION_ARMYRANK_PREFIX_NEAREASTERN_1' Language='it_IT'&gt;&lt;Text&gt;Emiro&lt;/Text&gt;&lt;/Row&gt;">
            <text:p>&lt;Row Tag='LOC_TCS_EXPLORATION_ARMYRANK_PREFIX_NEAREASTERN_1' Language='it_IT'&gt;&lt;Text&gt;Emiro&lt;/Text&gt;&lt;/Row&gt;</text:p>
          </table:table-cell>
          <table:table-cell office:value-type="string">
            <text:p>首長（アミール）</text:p>
          </table:table-cell>
          <table:table-cell table:formula="of:=CONCATENATE(&quot;&lt;Row Tag='&quot;;[.A32];&quot;' Language='ja_JP'&gt;&lt;Text&gt;&quot;;[.I32];&quot;&lt;/Text&gt;&lt;/Row&gt;&quot;)" office:value-type="string" office:string-value="&lt;Row Tag='LOC_TCS_EXPLORATION_ARMYRANK_PREFIX_NEAREASTERN_1' Language='ja_JP'&gt;&lt;Text&gt;首長（アミール）&lt;/Text&gt;&lt;/Row&gt;">
            <text:p>&lt;Row Tag='LOC_TCS_EXPLORATION_ARMYRANK_PREFIX_NEAREASTERN_1' Language='ja_JP'&gt;&lt;Text&gt;首長（アミール）&lt;/Text&gt;&lt;/Row&gt;</text:p>
          </table:table-cell>
          <table:table-cell office:value-type="string">
            <text:p>에미르</text:p>
          </table:table-cell>
          <table:table-cell table:formula="of:=CONCATENATE(&quot;&lt;Row Tag='&quot;;[.A32];&quot;' Language='ko_KR'&gt;&lt;Text&gt;&quot;;[.K32];&quot;&lt;/Text&gt;&lt;/Row&gt;&quot;)" office:value-type="string" office:string-value="&lt;Row Tag='LOC_TCS_EXPLORATION_ARMYRANK_PREFIX_NEAREASTERN_1' Language='ko_KR'&gt;&lt;Text&gt;에미르&lt;/Text&gt;&lt;/Row&gt;">
            <text:p>&lt;Row Tag='LOC_TCS_EXPLORATION_ARMYRANK_PREFIX_NEAREASTERN_1' Language='ko_KR'&gt;&lt;Text&gt;에미르&lt;/Text&gt;&lt;/Row&gt;</text:p>
          </table:table-cell>
          <table:table-cell office:value-type="string">
            <text:p>Emir</text:p>
          </table:table-cell>
          <table:table-cell table:formula="of:=CONCATENATE(&quot;&lt;Row Tag='&quot;;[.A32];&quot;' Language='pl_PL'&gt;&lt;Text&gt;&quot;;[.M32];&quot;&lt;/Text&gt;&lt;/Row&gt;&quot;)" office:value-type="string" office:string-value="&lt;Row Tag='LOC_TCS_EXPLORATION_ARMYRANK_PREFIX_NEAREASTERN_1' Language='pl_PL'&gt;&lt;Text&gt;Emir&lt;/Text&gt;&lt;/Row&gt;">
            <text:p>&lt;Row Tag='LOC_TCS_EXPLORATION_ARMYRANK_PREFIX_NEAREASTERN_1' Language='pl_PL'&gt;&lt;Text&gt;Emir&lt;/Text&gt;&lt;/Row&gt;</text:p>
          </table:table-cell>
          <table:table-cell office:value-type="string">
            <text:p>Emir</text:p>
          </table:table-cell>
          <table:table-cell table:formula="of:=CONCATENATE(&quot;&lt;Row Tag='&quot;;[.A32];&quot;' Language='pt_BR'&gt;&lt;Text&gt;&quot;;[.O32];&quot;&lt;/Text&gt;&lt;/Row&gt;&quot;)" office:value-type="string" office:string-value="&lt;Row Tag='LOC_TCS_EXPLORATION_ARMYRANK_PREFIX_NEAREASTERN_1' Language='pt_BR'&gt;&lt;Text&gt;Emir&lt;/Text&gt;&lt;/Row&gt;">
            <text:p>&lt;Row Tag='LOC_TCS_EXPLORATION_ARMYRANK_PREFIX_NEAREASTERN_1' Language='pt_BR'&gt;&lt;Text&gt;Emir&lt;/Text&gt;&lt;/Row&gt;</text:p>
          </table:table-cell>
          <table:table-cell office:value-type="string">
            <text:p>Эмир</text:p>
          </table:table-cell>
          <table:table-cell table:formula="of:=CONCATENATE(&quot;&lt;Row Tag='&quot;;[.A32];&quot;' Language='ru_RU'&gt;&lt;Text&gt;&quot;;[.Q32];&quot;&lt;/Text&gt;&lt;/Row&gt;&quot;)" office:value-type="string" office:string-value="&lt;Row Tag='LOC_TCS_EXPLORATION_ARMYRANK_PREFIX_NEAREASTERN_1' Language='ru_RU'&gt;&lt;Text&gt;Эмир&lt;/Text&gt;&lt;/Row&gt;">
            <text:p>&lt;Row Tag='LOC_TCS_EXPLORATION_ARMYRANK_PREFIX_NEAREASTERN_1' Language='ru_RU'&gt;&lt;Text&gt;Эмир&lt;/Text&gt;&lt;/Row&gt;</text:p>
          </table:table-cell>
          <table:table-cell office:value-type="string">
            <text:p>埃米尔</text:p>
          </table:table-cell>
          <table:table-cell table:formula="of:=CONCATENATE(&quot;&lt;Row Tag='&quot;;[.A32];&quot;' Language='zh_Hans_CN'&gt;&lt;Text&gt;&quot;;[.S32];&quot;&lt;/Text&gt;&lt;/Row&gt;&quot;)" office:value-type="string" office:string-value="&lt;Row Tag='LOC_TCS_EXPLORATION_ARMYRANK_PREFIX_NEAREASTERN_1' Language='zh_Hans_CN'&gt;&lt;Text&gt;埃米尔&lt;/Text&gt;&lt;/Row&gt;">
            <text:p>&lt;Row Tag='LOC_TCS_EXPLORATION_ARMYRANK_PREFIX_NEAREASTERN_1' Language='zh_Hans_CN'&gt;&lt;Text&gt;埃米尔&lt;/Text&gt;&lt;/Row&gt;</text:p>
          </table:table-cell>
        </table:table-row>
        <table:table-row table:style-name="ro3">
          <table:table-cell office:value-type="string">
            <text:p>LOC_TCS_EXPLORATION_ARMYRANK_PREFIX_NEAREASTERN_1_FEMALE</text:p>
          </table:table-cell>
          <table:table-cell office:value-type="string">
            <text:p>Emira</text:p>
          </table:table-cell>
          <table:table-cell office:value-type="string">
            <text:p>Emira</text:p>
          </table:table-cell>
          <table:table-cell table:formula="of:=CONCATENATE(&quot;&lt;Row Tag='&quot;;[.A33];&quot;' Language='de_DE'&gt;&lt;Text&gt;&quot;;[.C33];&quot;&lt;/Text&gt;&lt;/Row&gt;&quot;)" office:value-type="string" office:string-value="&lt;Row Tag='LOC_TCS_EXPLORATION_ARMYRANK_PREFIX_NEAREASTERN_1_FEMALE' Language='de_DE'&gt;&lt;Text&gt;Emira&lt;/Text&gt;&lt;/Row&gt;">
            <text:p>&lt;Row Tag='LOC_TCS_EXPLORATION_ARMYRANK_PREFIX_NEAREASTERN_1_FEMALE' Language='de_DE'&gt;&lt;Text&gt;Emira&lt;/Text&gt;&lt;/Row&gt;</text:p>
          </table:table-cell>
          <table:table-cell office:value-type="string">
            <text:p>Emira</text:p>
          </table:table-cell>
          <table:table-cell table:formula="of:=CONCATENATE(&quot;&lt;Row Tag='&quot;;[.A33];&quot;' Language='es_ES'&gt;&lt;Text&gt;&quot;;[.E33];&quot;&lt;/Text&gt;&lt;/Row&gt;&quot;)" office:value-type="string" office:string-value="&lt;Row Tag='LOC_TCS_EXPLORATION_ARMYRANK_PREFIX_NEAREASTERN_1_FEMALE' Language='es_ES'&gt;&lt;Text&gt;Emira&lt;/Text&gt;&lt;/Row&gt;">
            <text:p>&lt;Row Tag='LOC_TCS_EXPLORATION_ARMYRANK_PREFIX_NEAREASTERN_1_FEMALE' Language='es_ES'&gt;&lt;Text&gt;Emira&lt;/Text&gt;&lt;/Row&gt;</text:p>
          </table:table-cell>
          <table:table-cell office:value-type="string">
            <text:p>Emira</text:p>
          </table:table-cell>
          <table:table-cell table:formula="of:=CONCATENATE(&quot;&lt;Row Tag='&quot;;[.A33];&quot;' Language='it_IT'&gt;&lt;Text&gt;&quot;;[.G33];&quot;&lt;/Text&gt;&lt;/Row&gt;&quot;)" office:value-type="string" office:string-value="&lt;Row Tag='LOC_TCS_EXPLORATION_ARMYRANK_PREFIX_NEAREASTERN_1_FEMALE' Language='it_IT'&gt;&lt;Text&gt;Emira&lt;/Text&gt;&lt;/Row&gt;">
            <text:p>&lt;Row Tag='LOC_TCS_EXPLORATION_ARMYRANK_PREFIX_NEAREASTERN_1_FEMALE' Language='it_IT'&gt;&lt;Text&gt;Emira&lt;/Text&gt;&lt;/Row&gt;</text:p>
          </table:table-cell>
          <table:table-cell office:value-type="string">
            <text:p>女性首長（アミーラ）</text:p>
          </table:table-cell>
          <table:table-cell table:formula="of:=CONCATENATE(&quot;&lt;Row Tag='&quot;;[.A33];&quot;' Language='ja_JP'&gt;&lt;Text&gt;&quot;;[.I33];&quot;&lt;/Text&gt;&lt;/Row&gt;&quot;)" office:value-type="string" office:string-value="&lt;Row Tag='LOC_TCS_EXPLORATION_ARMYRANK_PREFIX_NEAREASTERN_1_FEMALE' Language='ja_JP'&gt;&lt;Text&gt;女性首長（アミーラ）&lt;/Text&gt;&lt;/Row&gt;">
            <text:p>&lt;Row Tag='LOC_TCS_EXPLORATION_ARMYRANK_PREFIX_NEAREASTERN_1_FEMALE' Language='ja_JP'&gt;&lt;Text&gt;女性首長（アミーラ）&lt;/Text&gt;&lt;/Row&gt;</text:p>
          </table:table-cell>
          <table:table-cell office:value-type="string">
            <text:p>여에미르</text:p>
          </table:table-cell>
          <table:table-cell table:formula="of:=CONCATENATE(&quot;&lt;Row Tag='&quot;;[.A33];&quot;' Language='ko_KR'&gt;&lt;Text&gt;&quot;;[.K33];&quot;&lt;/Text&gt;&lt;/Row&gt;&quot;)" office:value-type="string" office:string-value="&lt;Row Tag='LOC_TCS_EXPLORATION_ARMYRANK_PREFIX_NEAREASTERN_1_FEMALE' Language='ko_KR'&gt;&lt;Text&gt;여에미르&lt;/Text&gt;&lt;/Row&gt;">
            <text:p>&lt;Row Tag='LOC_TCS_EXPLORATION_ARMYRANK_PREFIX_NEAREASTERN_1_FEMALE' Language='ko_KR'&gt;&lt;Text&gt;여에미르&lt;/Text&gt;&lt;/Row&gt;</text:p>
          </table:table-cell>
          <table:table-cell office:value-type="string">
            <text:p>Emirka</text:p>
          </table:table-cell>
          <table:table-cell table:formula="of:=CONCATENATE(&quot;&lt;Row Tag='&quot;;[.A33];&quot;' Language='pl_PL'&gt;&lt;Text&gt;&quot;;[.M33];&quot;&lt;/Text&gt;&lt;/Row&gt;&quot;)" office:value-type="string" office:string-value="&lt;Row Tag='LOC_TCS_EXPLORATION_ARMYRANK_PREFIX_NEAREASTERN_1_FEMALE' Language='pl_PL'&gt;&lt;Text&gt;Emirka&lt;/Text&gt;&lt;/Row&gt;">
            <text:p>&lt;Row Tag='LOC_TCS_EXPLORATION_ARMYRANK_PREFIX_NEAREASTERN_1_FEMALE' Language='pl_PL'&gt;&lt;Text&gt;Emirka&lt;/Text&gt;&lt;/Row&gt;</text:p>
          </table:table-cell>
          <table:table-cell office:value-type="string">
            <text:p>Emira</text:p>
          </table:table-cell>
          <table:table-cell table:formula="of:=CONCATENATE(&quot;&lt;Row Tag='&quot;;[.A33];&quot;' Language='pt_BR'&gt;&lt;Text&gt;&quot;;[.O33];&quot;&lt;/Text&gt;&lt;/Row&gt;&quot;)" office:value-type="string" office:string-value="&lt;Row Tag='LOC_TCS_EXPLORATION_ARMYRANK_PREFIX_NEAREASTERN_1_FEMALE' Language='pt_BR'&gt;&lt;Text&gt;Emira&lt;/Text&gt;&lt;/Row&gt;">
            <text:p>&lt;Row Tag='LOC_TCS_EXPLORATION_ARMYRANK_PREFIX_NEAREASTERN_1_FEMALE' Language='pt_BR'&gt;&lt;Text&gt;Emira&lt;/Text&gt;&lt;/Row&gt;</text:p>
          </table:table-cell>
          <table:table-cell office:value-type="string">
            <text:p>Эмира</text:p>
          </table:table-cell>
          <table:table-cell table:formula="of:=CONCATENATE(&quot;&lt;Row Tag='&quot;;[.A33];&quot;' Language='ru_RU'&gt;&lt;Text&gt;&quot;;[.Q33];&quot;&lt;/Text&gt;&lt;/Row&gt;&quot;)" office:value-type="string" office:string-value="&lt;Row Tag='LOC_TCS_EXPLORATION_ARMYRANK_PREFIX_NEAREASTERN_1_FEMALE' Language='ru_RU'&gt;&lt;Text&gt;Эмира&lt;/Text&gt;&lt;/Row&gt;">
            <text:p>&lt;Row Tag='LOC_TCS_EXPLORATION_ARMYRANK_PREFIX_NEAREASTERN_1_FEMALE' Language='ru_RU'&gt;&lt;Text&gt;Эмира&lt;/Text&gt;&lt;/Row&gt;</text:p>
          </table:table-cell>
          <table:table-cell office:value-type="string">
            <text:p>埃米尔夫人</text:p>
          </table:table-cell>
          <table:table-cell table:formula="of:=CONCATENATE(&quot;&lt;Row Tag='&quot;;[.A33];&quot;' Language='zh_Hans_CN'&gt;&lt;Text&gt;&quot;;[.S33];&quot;&lt;/Text&gt;&lt;/Row&gt;&quot;)" office:value-type="string" office:string-value="&lt;Row Tag='LOC_TCS_EXPLORATION_ARMYRANK_PREFIX_NEAREASTERN_1_FEMALE' Language='zh_Hans_CN'&gt;&lt;Text&gt;埃米尔夫人&lt;/Text&gt;&lt;/Row&gt;">
            <text:p>&lt;Row Tag='LOC_TCS_EXPLORATION_ARMYRANK_PREFIX_NEAREASTERN_1_FEMALE' Language='zh_Hans_CN'&gt;&lt;Text&gt;埃米尔夫人&lt;/Text&gt;&lt;/Row&gt;</text:p>
          </table:table-cell>
        </table:table-row>
        <table:table-row table:style-name="ro3">
          <table:table-cell office:value-type="string">
            <text:p>LOC_TCS_EXPLORATION_ARMYRANK_PREFIX_NEAREASTERN_2</text:p>
          </table:table-cell>
          <table:table-cell office:value-type="string">
            <text:p>Atabeg</text:p>
          </table:table-cell>
          <table:table-cell office:value-type="string">
            <text:p>Atabeg</text:p>
          </table:table-cell>
          <table:table-cell table:formula="of:=CONCATENATE(&quot;&lt;Row Tag='&quot;;[.A34];&quot;' Language='de_DE'&gt;&lt;Text&gt;&quot;;[.C34];&quot;&lt;/Text&gt;&lt;/Row&gt;&quot;)" office:value-type="string" office:string-value="&lt;Row Tag='LOC_TCS_EXPLORATION_ARMYRANK_PREFIX_NEAREASTERN_2' Language='de_DE'&gt;&lt;Text&gt;Atabeg&lt;/Text&gt;&lt;/Row&gt;">
            <text:p>&lt;Row Tag='LOC_TCS_EXPLORATION_ARMYRANK_PREFIX_NEAREASTERN_2' Language='de_DE'&gt;&lt;Text&gt;Atabeg&lt;/Text&gt;&lt;/Row&gt;</text:p>
          </table:table-cell>
          <table:table-cell office:value-type="string">
            <text:p>Atabeg</text:p>
          </table:table-cell>
          <table:table-cell table:formula="of:=CONCATENATE(&quot;&lt;Row Tag='&quot;;[.A34];&quot;' Language='es_ES'&gt;&lt;Text&gt;&quot;;[.E34];&quot;&lt;/Text&gt;&lt;/Row&gt;&quot;)" office:value-type="string" office:string-value="&lt;Row Tag='LOC_TCS_EXPLORATION_ARMYRANK_PREFIX_NEAREASTERN_2' Language='es_ES'&gt;&lt;Text&gt;Atabeg&lt;/Text&gt;&lt;/Row&gt;">
            <text:p>&lt;Row Tag='LOC_TCS_EXPLORATION_ARMYRANK_PREFIX_NEAREASTERN_2' Language='es_ES'&gt;&lt;Text&gt;Atabeg&lt;/Text&gt;&lt;/Row&gt;</text:p>
          </table:table-cell>
          <table:table-cell office:value-type="string">
            <text:p>Atabeg</text:p>
          </table:table-cell>
          <table:table-cell table:formula="of:=CONCATENATE(&quot;&lt;Row Tag='&quot;;[.A34];&quot;' Language='it_IT'&gt;&lt;Text&gt;&quot;;[.G34];&quot;&lt;/Text&gt;&lt;/Row&gt;&quot;)" office:value-type="string" office:string-value="&lt;Row Tag='LOC_TCS_EXPLORATION_ARMYRANK_PREFIX_NEAREASTERN_2' Language='it_IT'&gt;&lt;Text&gt;Atabeg&lt;/Text&gt;&lt;/Row&gt;">
            <text:p>&lt;Row Tag='LOC_TCS_EXPLORATION_ARMYRANK_PREFIX_NEAREASTERN_2' Language='it_IT'&gt;&lt;Text&gt;Atabeg&lt;/Text&gt;&lt;/Row&gt;</text:p>
          </table:table-cell>
          <table:table-cell office:value-type="string">
            <text:p>アタベク</text:p>
          </table:table-cell>
          <table:table-cell table:formula="of:=CONCATENATE(&quot;&lt;Row Tag='&quot;;[.A34];&quot;' Language='ja_JP'&gt;&lt;Text&gt;&quot;;[.I34];&quot;&lt;/Text&gt;&lt;/Row&gt;&quot;)" office:value-type="string" office:string-value="&lt;Row Tag='LOC_TCS_EXPLORATION_ARMYRANK_PREFIX_NEAREASTERN_2' Language='ja_JP'&gt;&lt;Text&gt;アタベク&lt;/Text&gt;&lt;/Row&gt;">
            <text:p>&lt;Row Tag='LOC_TCS_EXPLORATION_ARMYRANK_PREFIX_NEAREASTERN_2' Language='ja_JP'&gt;&lt;Text&gt;アタベク&lt;/Text&gt;&lt;/Row&gt;</text:p>
          </table:table-cell>
          <table:table-cell office:value-type="string">
            <text:p>아타베그</text:p>
          </table:table-cell>
          <table:table-cell table:formula="of:=CONCATENATE(&quot;&lt;Row Tag='&quot;;[.A34];&quot;' Language='ko_KR'&gt;&lt;Text&gt;&quot;;[.K34];&quot;&lt;/Text&gt;&lt;/Row&gt;&quot;)" office:value-type="string" office:string-value="&lt;Row Tag='LOC_TCS_EXPLORATION_ARMYRANK_PREFIX_NEAREASTERN_2' Language='ko_KR'&gt;&lt;Text&gt;아타베그&lt;/Text&gt;&lt;/Row&gt;">
            <text:p>&lt;Row Tag='LOC_TCS_EXPLORATION_ARMYRANK_PREFIX_NEAREASTERN_2' Language='ko_KR'&gt;&lt;Text&gt;아타베그&lt;/Text&gt;&lt;/Row&gt;</text:p>
          </table:table-cell>
          <table:table-cell office:value-type="string">
            <text:p>Atabeg</text:p>
          </table:table-cell>
          <table:table-cell table:formula="of:=CONCATENATE(&quot;&lt;Row Tag='&quot;;[.A34];&quot;' Language='pl_PL'&gt;&lt;Text&gt;&quot;;[.M34];&quot;&lt;/Text&gt;&lt;/Row&gt;&quot;)" office:value-type="string" office:string-value="&lt;Row Tag='LOC_TCS_EXPLORATION_ARMYRANK_PREFIX_NEAREASTERN_2' Language='pl_PL'&gt;&lt;Text&gt;Atabeg&lt;/Text&gt;&lt;/Row&gt;">
            <text:p>&lt;Row Tag='LOC_TCS_EXPLORATION_ARMYRANK_PREFIX_NEAREASTERN_2' Language='pl_PL'&gt;&lt;Text&gt;Atabeg&lt;/Text&gt;&lt;/Row&gt;</text:p>
          </table:table-cell>
          <table:table-cell office:value-type="string">
            <text:p>Atabegue</text:p>
          </table:table-cell>
          <table:table-cell table:formula="of:=CONCATENATE(&quot;&lt;Row Tag='&quot;;[.A34];&quot;' Language='pt_BR'&gt;&lt;Text&gt;&quot;;[.O34];&quot;&lt;/Text&gt;&lt;/Row&gt;&quot;)" office:value-type="string" office:string-value="&lt;Row Tag='LOC_TCS_EXPLORATION_ARMYRANK_PREFIX_NEAREASTERN_2' Language='pt_BR'&gt;&lt;Text&gt;Atabegue&lt;/Text&gt;&lt;/Row&gt;">
            <text:p>&lt;Row Tag='LOC_TCS_EXPLORATION_ARMYRANK_PREFIX_NEAREASTERN_2' Language='pt_BR'&gt;&lt;Text&gt;Atabegue&lt;/Text&gt;&lt;/Row&gt;</text:p>
          </table:table-cell>
          <table:table-cell office:value-type="string">
            <text:p>Атабек</text:p>
          </table:table-cell>
          <table:table-cell table:formula="of:=CONCATENATE(&quot;&lt;Row Tag='&quot;;[.A34];&quot;' Language='ru_RU'&gt;&lt;Text&gt;&quot;;[.Q34];&quot;&lt;/Text&gt;&lt;/Row&gt;&quot;)" office:value-type="string" office:string-value="&lt;Row Tag='LOC_TCS_EXPLORATION_ARMYRANK_PREFIX_NEAREASTERN_2' Language='ru_RU'&gt;&lt;Text&gt;Атабек&lt;/Text&gt;&lt;/Row&gt;">
            <text:p>&lt;Row Tag='LOC_TCS_EXPLORATION_ARMYRANK_PREFIX_NEAREASTERN_2' Language='ru_RU'&gt;&lt;Text&gt;Атабек&lt;/Text&gt;&lt;/Row&gt;</text:p>
          </table:table-cell>
          <table:table-cell office:value-type="string">
            <text:p>阿塔贝格</text:p>
          </table:table-cell>
          <table:table-cell table:formula="of:=CONCATENATE(&quot;&lt;Row Tag='&quot;;[.A34];&quot;' Language='zh_Hans_CN'&gt;&lt;Text&gt;&quot;;[.S34];&quot;&lt;/Text&gt;&lt;/Row&gt;&quot;)" office:value-type="string" office:string-value="&lt;Row Tag='LOC_TCS_EXPLORATION_ARMYRANK_PREFIX_NEAREASTERN_2' Language='zh_Hans_CN'&gt;&lt;Text&gt;阿塔贝格&lt;/Text&gt;&lt;/Row&gt;">
            <text:p>&lt;Row Tag='LOC_TCS_EXPLORATION_ARMYRANK_PREFIX_NEAREASTERN_2' Language='zh_Hans_CN'&gt;&lt;Text&gt;阿塔贝格&lt;/Text&gt;&lt;/Row&gt;</text:p>
          </table:table-cell>
        </table:table-row>
        <table:table-row table:style-name="ro3">
          <table:table-cell office:value-type="string">
            <text:p>LOC_TCS_EXPLORATION_ARMYRANK_PREFIX_NEAREASTERN_2_FEMALE</text:p>
          </table:table-cell>
          <table:table-cell table:number-columns-repeated="2" office:value-type="string">
            <text:p>Begum</text:p>
          </table:table-cell>
          <table:table-cell table:formula="of:=CONCATENATE(&quot;&lt;Row Tag='&quot;;[.A35];&quot;' Language='de_DE'&gt;&lt;Text&gt;&quot;;[.C35];&quot;&lt;/Text&gt;&lt;/Row&gt;&quot;)" office:value-type="string" office:string-value="&lt;Row Tag='LOC_TCS_EXPLORATION_ARMYRANK_PREFIX_NEAREASTERN_2_FEMALE' Language='de_DE'&gt;&lt;Text&gt;Begum&lt;/Text&gt;&lt;/Row&gt;">
            <text:p>&lt;Row Tag='LOC_TCS_EXPLORATION_ARMYRANK_PREFIX_NEAREASTERN_2_FEMALE' Language='de_DE'&gt;&lt;Text&gt;Begum&lt;/Text&gt;&lt;/Row&gt;</text:p>
          </table:table-cell>
          <table:table-cell office:value-type="string">
            <text:p>Begum</text:p>
          </table:table-cell>
          <table:table-cell table:formula="of:=CONCATENATE(&quot;&lt;Row Tag='&quot;;[.A35];&quot;' Language='es_ES'&gt;&lt;Text&gt;&quot;;[.E35];&quot;&lt;/Text&gt;&lt;/Row&gt;&quot;)" office:value-type="string" office:string-value="&lt;Row Tag='LOC_TCS_EXPLORATION_ARMYRANK_PREFIX_NEAREASTERN_2_FEMALE' Language='es_ES'&gt;&lt;Text&gt;Begum&lt;/Text&gt;&lt;/Row&gt;">
            <text:p>&lt;Row Tag='LOC_TCS_EXPLORATION_ARMYRANK_PREFIX_NEAREASTERN_2_FEMALE' Language='es_ES'&gt;&lt;Text&gt;Begum&lt;/Text&gt;&lt;/Row&gt;</text:p>
          </table:table-cell>
          <table:table-cell office:value-type="string">
            <text:p>Begum</text:p>
          </table:table-cell>
          <table:table-cell table:formula="of:=CONCATENATE(&quot;&lt;Row Tag='&quot;;[.A35];&quot;' Language='it_IT'&gt;&lt;Text&gt;&quot;;[.G35];&quot;&lt;/Text&gt;&lt;/Row&gt;&quot;)" office:value-type="string" office:string-value="&lt;Row Tag='LOC_TCS_EXPLORATION_ARMYRANK_PREFIX_NEAREASTERN_2_FEMALE' Language='it_IT'&gt;&lt;Text&gt;Begum&lt;/Text&gt;&lt;/Row&gt;">
            <text:p>&lt;Row Tag='LOC_TCS_EXPLORATION_ARMYRANK_PREFIX_NEAREASTERN_2_FEMALE' Language='it_IT'&gt;&lt;Text&gt;Begum&lt;/Text&gt;&lt;/Row&gt;</text:p>
          </table:table-cell>
          <table:table-cell office:value-type="string">
            <text:p>ベガム</text:p>
          </table:table-cell>
          <table:table-cell table:formula="of:=CONCATENATE(&quot;&lt;Row Tag='&quot;;[.A35];&quot;' Language='ja_JP'&gt;&lt;Text&gt;&quot;;[.I35];&quot;&lt;/Text&gt;&lt;/Row&gt;&quot;)" office:value-type="string" office:string-value="&lt;Row Tag='LOC_TCS_EXPLORATION_ARMYRANK_PREFIX_NEAREASTERN_2_FEMALE' Language='ja_JP'&gt;&lt;Text&gt;ベガム&lt;/Text&gt;&lt;/Row&gt;">
            <text:p>&lt;Row Tag='LOC_TCS_EXPLORATION_ARMYRANK_PREFIX_NEAREASTERN_2_FEMALE' Language='ja_JP'&gt;&lt;Text&gt;ベガム&lt;/Text&gt;&lt;/Row&gt;</text:p>
          </table:table-cell>
          <table:table-cell office:value-type="string">
            <text:p>베굼</text:p>
          </table:table-cell>
          <table:table-cell table:formula="of:=CONCATENATE(&quot;&lt;Row Tag='&quot;;[.A35];&quot;' Language='ko_KR'&gt;&lt;Text&gt;&quot;;[.K35];&quot;&lt;/Text&gt;&lt;/Row&gt;&quot;)" office:value-type="string" office:string-value="&lt;Row Tag='LOC_TCS_EXPLORATION_ARMYRANK_PREFIX_NEAREASTERN_2_FEMALE' Language='ko_KR'&gt;&lt;Text&gt;베굼&lt;/Text&gt;&lt;/Row&gt;">
            <text:p>&lt;Row Tag='LOC_TCS_EXPLORATION_ARMYRANK_PREFIX_NEAREASTERN_2_FEMALE' Language='ko_KR'&gt;&lt;Text&gt;베굼&lt;/Text&gt;&lt;/Row&gt;</text:p>
          </table:table-cell>
          <table:table-cell office:value-type="string">
            <text:p>Begum</text:p>
          </table:table-cell>
          <table:table-cell table:formula="of:=CONCATENATE(&quot;&lt;Row Tag='&quot;;[.A35];&quot;' Language='pl_PL'&gt;&lt;Text&gt;&quot;;[.M35];&quot;&lt;/Text&gt;&lt;/Row&gt;&quot;)" office:value-type="string" office:string-value="&lt;Row Tag='LOC_TCS_EXPLORATION_ARMYRANK_PREFIX_NEAREASTERN_2_FEMALE' Language='pl_PL'&gt;&lt;Text&gt;Begum&lt;/Text&gt;&lt;/Row&gt;">
            <text:p>&lt;Row Tag='LOC_TCS_EXPLORATION_ARMYRANK_PREFIX_NEAREASTERN_2_FEMALE' Language='pl_PL'&gt;&lt;Text&gt;Begum&lt;/Text&gt;&lt;/Row&gt;</text:p>
          </table:table-cell>
          <table:table-cell office:value-type="string">
            <text:p>Begum</text:p>
          </table:table-cell>
          <table:table-cell table:formula="of:=CONCATENATE(&quot;&lt;Row Tag='&quot;;[.A35];&quot;' Language='pt_BR'&gt;&lt;Text&gt;&quot;;[.O35];&quot;&lt;/Text&gt;&lt;/Row&gt;&quot;)" office:value-type="string" office:string-value="&lt;Row Tag='LOC_TCS_EXPLORATION_ARMYRANK_PREFIX_NEAREASTERN_2_FEMALE' Language='pt_BR'&gt;&lt;Text&gt;Begum&lt;/Text&gt;&lt;/Row&gt;">
            <text:p>&lt;Row Tag='LOC_TCS_EXPLORATION_ARMYRANK_PREFIX_NEAREASTERN_2_FEMALE' Language='pt_BR'&gt;&lt;Text&gt;Begum&lt;/Text&gt;&lt;/Row&gt;</text:p>
          </table:table-cell>
          <table:table-cell office:value-type="string">
            <text:p>Бегум</text:p>
          </table:table-cell>
          <table:table-cell table:formula="of:=CONCATENATE(&quot;&lt;Row Tag='&quot;;[.A35];&quot;' Language='ru_RU'&gt;&lt;Text&gt;&quot;;[.Q35];&quot;&lt;/Text&gt;&lt;/Row&gt;&quot;)" office:value-type="string" office:string-value="&lt;Row Tag='LOC_TCS_EXPLORATION_ARMYRANK_PREFIX_NEAREASTERN_2_FEMALE' Language='ru_RU'&gt;&lt;Text&gt;Бегум&lt;/Text&gt;&lt;/Row&gt;">
            <text:p>&lt;Row Tag='LOC_TCS_EXPLORATION_ARMYRANK_PREFIX_NEAREASTERN_2_FEMALE' Language='ru_RU'&gt;&lt;Text&gt;Бегум&lt;/Text&gt;&lt;/Row&gt;</text:p>
          </table:table-cell>
          <table:table-cell office:value-type="string">
            <text:p>贝居姆</text:p>
          </table:table-cell>
          <table:table-cell table:formula="of:=CONCATENATE(&quot;&lt;Row Tag='&quot;;[.A35];&quot;' Language='zh_Hans_CN'&gt;&lt;Text&gt;&quot;;[.S35];&quot;&lt;/Text&gt;&lt;/Row&gt;&quot;)" office:value-type="string" office:string-value="&lt;Row Tag='LOC_TCS_EXPLORATION_ARMYRANK_PREFIX_NEAREASTERN_2_FEMALE' Language='zh_Hans_CN'&gt;&lt;Text&gt;贝居姆&lt;/Text&gt;&lt;/Row&gt;">
            <text:p>&lt;Row Tag='LOC_TCS_EXPLORATION_ARMYRANK_PREFIX_NEAREASTERN_2_FEMALE' Language='zh_Hans_CN'&gt;&lt;Text&gt;贝居姆&lt;/Text&gt;&lt;/Row&gt;</text:p>
          </table:table-cell>
        </table:table-row>
        <table:table-row table:style-name="ro3">
          <table:table-cell office:value-type="string">
            <text:p>LOC_TCS_EXPLORATION_ARMYRANK_PREFIX_NEAREASTERN_3</text:p>
          </table:table-cell>
          <table:table-cell office:value-type="string">
            <text:p>Shahzada</text:p>
          </table:table-cell>
          <table:table-cell office:value-type="string">
            <text:p>Schahzada</text:p>
          </table:table-cell>
          <table:table-cell table:formula="of:=CONCATENATE(&quot;&lt;Row Tag='&quot;;[.A36];&quot;' Language='de_DE'&gt;&lt;Text&gt;&quot;;[.C36];&quot;&lt;/Text&gt;&lt;/Row&gt;&quot;)" office:value-type="string" office:string-value="&lt;Row Tag='LOC_TCS_EXPLORATION_ARMYRANK_PREFIX_NEAREASTERN_3' Language='de_DE'&gt;&lt;Text&gt;Schahzada&lt;/Text&gt;&lt;/Row&gt;">
            <text:p>&lt;Row Tag='LOC_TCS_EXPLORATION_ARMYRANK_PREFIX_NEAREASTERN_3' Language='de_DE'&gt;&lt;Text&gt;Schahzada&lt;/Text&gt;&lt;/Row&gt;</text:p>
          </table:table-cell>
          <table:table-cell office:value-type="string">
            <text:p>Shahzada</text:p>
          </table:table-cell>
          <table:table-cell table:formula="of:=CONCATENATE(&quot;&lt;Row Tag='&quot;;[.A36];&quot;' Language='es_ES'&gt;&lt;Text&gt;&quot;;[.E36];&quot;&lt;/Text&gt;&lt;/Row&gt;&quot;)" office:value-type="string" office:string-value="&lt;Row Tag='LOC_TCS_EXPLORATION_ARMYRANK_PREFIX_NEAREASTERN_3' Language='es_ES'&gt;&lt;Text&gt;Shahzada&lt;/Text&gt;&lt;/Row&gt;">
            <text:p>&lt;Row Tag='LOC_TCS_EXPLORATION_ARMYRANK_PREFIX_NEAREASTERN_3' Language='es_ES'&gt;&lt;Text&gt;Shahzada&lt;/Text&gt;&lt;/Row&gt;</text:p>
          </table:table-cell>
          <table:table-cell office:value-type="string">
            <text:p>Shahzada</text:p>
          </table:table-cell>
          <table:table-cell table:formula="of:=CONCATENATE(&quot;&lt;Row Tag='&quot;;[.A36];&quot;' Language='it_IT'&gt;&lt;Text&gt;&quot;;[.G36];&quot;&lt;/Text&gt;&lt;/Row&gt;&quot;)" office:value-type="string" office:string-value="&lt;Row Tag='LOC_TCS_EXPLORATION_ARMYRANK_PREFIX_NEAREASTERN_3' Language='it_IT'&gt;&lt;Text&gt;Shahzada&lt;/Text&gt;&lt;/Row&gt;">
            <text:p>&lt;Row Tag='LOC_TCS_EXPLORATION_ARMYRANK_PREFIX_NEAREASTERN_3' Language='it_IT'&gt;&lt;Text&gt;Shahzada&lt;/Text&gt;&lt;/Row&gt;</text:p>
          </table:table-cell>
          <table:table-cell office:value-type="string">
            <text:p>シャフザダ</text:p>
          </table:table-cell>
          <table:table-cell table:formula="of:=CONCATENATE(&quot;&lt;Row Tag='&quot;;[.A36];&quot;' Language='ja_JP'&gt;&lt;Text&gt;&quot;;[.I36];&quot;&lt;/Text&gt;&lt;/Row&gt;&quot;)" office:value-type="string" office:string-value="&lt;Row Tag='LOC_TCS_EXPLORATION_ARMYRANK_PREFIX_NEAREASTERN_3' Language='ja_JP'&gt;&lt;Text&gt;シャフザダ&lt;/Text&gt;&lt;/Row&gt;">
            <text:p>&lt;Row Tag='LOC_TCS_EXPLORATION_ARMYRANK_PREFIX_NEAREASTERN_3' Language='ja_JP'&gt;&lt;Text&gt;シャフザダ&lt;/Text&gt;&lt;/Row&gt;</text:p>
          </table:table-cell>
          <table:table-cell office:value-type="string">
            <text:p>샤ห์जादा</text:p>
          </table:table-cell>
          <table:table-cell table:formula="of:=CONCATENATE(&quot;&lt;Row Tag='&quot;;[.A36];&quot;' Language='ko_KR'&gt;&lt;Text&gt;&quot;;[.K36];&quot;&lt;/Text&gt;&lt;/Row&gt;&quot;)" office:value-type="string" office:string-value="&lt;Row Tag='LOC_TCS_EXPLORATION_ARMYRANK_PREFIX_NEAREASTERN_3' Language='ko_KR'&gt;&lt;Text&gt;샤ห์जादा&lt;/Text&gt;&lt;/Row&gt;">
            <text:p>&lt;Row Tag='LOC_TCS_EXPLORATION_ARMYRANK_PREFIX_NEAREASTERN_3' Language='ko_KR'&gt;&lt;Text&gt;샤ห์जादा&lt;/Text&gt;&lt;/Row&gt;</text:p>
          </table:table-cell>
          <table:table-cell office:value-type="string">
            <text:p>Szahzada</text:p>
          </table:table-cell>
          <table:table-cell table:formula="of:=CONCATENATE(&quot;&lt;Row Tag='&quot;;[.A36];&quot;' Language='pl_PL'&gt;&lt;Text&gt;&quot;;[.M36];&quot;&lt;/Text&gt;&lt;/Row&gt;&quot;)" office:value-type="string" office:string-value="&lt;Row Tag='LOC_TCS_EXPLORATION_ARMYRANK_PREFIX_NEAREASTERN_3' Language='pl_PL'&gt;&lt;Text&gt;Szahzada&lt;/Text&gt;&lt;/Row&gt;">
            <text:p>&lt;Row Tag='LOC_TCS_EXPLORATION_ARMYRANK_PREFIX_NEAREASTERN_3' Language='pl_PL'&gt;&lt;Text&gt;Szahzada&lt;/Text&gt;&lt;/Row&gt;</text:p>
          </table:table-cell>
          <table:table-cell office:value-type="string">
            <text:p>Xá-zada</text:p>
          </table:table-cell>
          <table:table-cell table:formula="of:=CONCATENATE(&quot;&lt;Row Tag='&quot;;[.A36];&quot;' Language='pt_BR'&gt;&lt;Text&gt;&quot;;[.O36];&quot;&lt;/Text&gt;&lt;/Row&gt;&quot;)" office:value-type="string" office:string-value="&lt;Row Tag='LOC_TCS_EXPLORATION_ARMYRANK_PREFIX_NEAREASTERN_3' Language='pt_BR'&gt;&lt;Text&gt;Xá-zada&lt;/Text&gt;&lt;/Row&gt;">
            <text:p>&lt;Row Tag='LOC_TCS_EXPLORATION_ARMYRANK_PREFIX_NEAREASTERN_3' Language='pt_BR'&gt;&lt;Text&gt;Xá-zada&lt;/Text&gt;&lt;/Row&gt;</text:p>
          </table:table-cell>
          <table:table-cell office:value-type="string">
            <text:p>Шахзаде</text:p>
          </table:table-cell>
          <table:table-cell table:formula="of:=CONCATENATE(&quot;&lt;Row Tag='&quot;;[.A36];&quot;' Language='ru_RU'&gt;&lt;Text&gt;&quot;;[.Q36];&quot;&lt;/Text&gt;&lt;/Row&gt;&quot;)" office:value-type="string" office:string-value="&lt;Row Tag='LOC_TCS_EXPLORATION_ARMYRANK_PREFIX_NEAREASTERN_3' Language='ru_RU'&gt;&lt;Text&gt;Шахзаде&lt;/Text&gt;&lt;/Row&gt;">
            <text:p>&lt;Row Tag='LOC_TCS_EXPLORATION_ARMYRANK_PREFIX_NEAREASTERN_3' Language='ru_RU'&gt;&lt;Text&gt;Шахзаде&lt;/Text&gt;&lt;/Row&gt;</text:p>
          </table:table-cell>
          <table:table-cell office:value-type="string">
            <text:p>沙阿扎达</text:p>
          </table:table-cell>
          <table:table-cell table:formula="of:=CONCATENATE(&quot;&lt;Row Tag='&quot;;[.A36];&quot;' Language='zh_Hans_CN'&gt;&lt;Text&gt;&quot;;[.S36];&quot;&lt;/Text&gt;&lt;/Row&gt;&quot;)" office:value-type="string" office:string-value="&lt;Row Tag='LOC_TCS_EXPLORATION_ARMYRANK_PREFIX_NEAREASTERN_3' Language='zh_Hans_CN'&gt;&lt;Text&gt;沙阿扎达&lt;/Text&gt;&lt;/Row&gt;">
            <text:p>&lt;Row Tag='LOC_TCS_EXPLORATION_ARMYRANK_PREFIX_NEAREASTERN_3' Language='zh_Hans_CN'&gt;&lt;Text&gt;沙阿扎达&lt;/Text&gt;&lt;/Row&gt;</text:p>
          </table:table-cell>
        </table:table-row>
        <table:table-row table:style-name="ro3">
          <table:table-cell office:value-type="string">
            <text:p>LOC_TCS_EXPLORATION_ARMYRANK_PREFIX_NEAREASTERN_3_FEMALE</text:p>
          </table:table-cell>
          <table:table-cell office:value-type="string">
            <text:p>Shahzadi</text:p>
          </table:table-cell>
          <table:table-cell office:value-type="string">
            <text:p>Schahzadi</text:p>
          </table:table-cell>
          <table:table-cell table:formula="of:=CONCATENATE(&quot;&lt;Row Tag='&quot;;[.A37];&quot;' Language='de_DE'&gt;&lt;Text&gt;&quot;;[.C37];&quot;&lt;/Text&gt;&lt;/Row&gt;&quot;)" office:value-type="string" office:string-value="&lt;Row Tag='LOC_TCS_EXPLORATION_ARMYRANK_PREFIX_NEAREASTERN_3_FEMALE' Language='de_DE'&gt;&lt;Text&gt;Schahzadi&lt;/Text&gt;&lt;/Row&gt;">
            <text:p>&lt;Row Tag='LOC_TCS_EXPLORATION_ARMYRANK_PREFIX_NEAREASTERN_3_FEMALE' Language='de_DE'&gt;&lt;Text&gt;Schahzadi&lt;/Text&gt;&lt;/Row&gt;</text:p>
          </table:table-cell>
          <table:table-cell office:value-type="string">
            <text:p>Shahzadi</text:p>
          </table:table-cell>
          <table:table-cell table:formula="of:=CONCATENATE(&quot;&lt;Row Tag='&quot;;[.A37];&quot;' Language='es_ES'&gt;&lt;Text&gt;&quot;;[.E37];&quot;&lt;/Text&gt;&lt;/Row&gt;&quot;)" office:value-type="string" office:string-value="&lt;Row Tag='LOC_TCS_EXPLORATION_ARMYRANK_PREFIX_NEAREASTERN_3_FEMALE' Language='es_ES'&gt;&lt;Text&gt;Shahzadi&lt;/Text&gt;&lt;/Row&gt;">
            <text:p>&lt;Row Tag='LOC_TCS_EXPLORATION_ARMYRANK_PREFIX_NEAREASTERN_3_FEMALE' Language='es_ES'&gt;&lt;Text&gt;Shahzadi&lt;/Text&gt;&lt;/Row&gt;</text:p>
          </table:table-cell>
          <table:table-cell office:value-type="string">
            <text:p>Shahzadi</text:p>
          </table:table-cell>
          <table:table-cell table:formula="of:=CONCATENATE(&quot;&lt;Row Tag='&quot;;[.A37];&quot;' Language='it_IT'&gt;&lt;Text&gt;&quot;;[.G37];&quot;&lt;/Text&gt;&lt;/Row&gt;&quot;)" office:value-type="string" office:string-value="&lt;Row Tag='LOC_TCS_EXPLORATION_ARMYRANK_PREFIX_NEAREASTERN_3_FEMALE' Language='it_IT'&gt;&lt;Text&gt;Shahzadi&lt;/Text&gt;&lt;/Row&gt;">
            <text:p>&lt;Row Tag='LOC_TCS_EXPLORATION_ARMYRANK_PREFIX_NEAREASTERN_3_FEMALE' Language='it_IT'&gt;&lt;Text&gt;Shahzadi&lt;/Text&gt;&lt;/Row&gt;</text:p>
          </table:table-cell>
          <table:table-cell office:value-type="string">
            <text:p>シャフザディ</text:p>
          </table:table-cell>
          <table:table-cell table:formula="of:=CONCATENATE(&quot;&lt;Row Tag='&quot;;[.A37];&quot;' Language='ja_JP'&gt;&lt;Text&gt;&quot;;[.I37];&quot;&lt;/Text&gt;&lt;/Row&gt;&quot;)" office:value-type="string" office:string-value="&lt;Row Tag='LOC_TCS_EXPLORATION_ARMYRANK_PREFIX_NEAREASTERN_3_FEMALE' Language='ja_JP'&gt;&lt;Text&gt;シャフザディ&lt;/Text&gt;&lt;/Row&gt;">
            <text:p>&lt;Row Tag='LOC_TCS_EXPLORATION_ARMYRANK_PREFIX_NEAREASTERN_3_FEMALE' Language='ja_JP'&gt;&lt;Text&gt;シャフザディ&lt;/Text&gt;&lt;/Row&gt;</text:p>
          </table:table-cell>
          <table:table-cell office:value-type="string">
            <text:p>샤ห์जादी</text:p>
          </table:table-cell>
          <table:table-cell table:formula="of:=CONCATENATE(&quot;&lt;Row Tag='&quot;;[.A37];&quot;' Language='ko_KR'&gt;&lt;Text&gt;&quot;;[.K37];&quot;&lt;/Text&gt;&lt;/Row&gt;&quot;)" office:value-type="string" office:string-value="&lt;Row Tag='LOC_TCS_EXPLORATION_ARMYRANK_PREFIX_NEAREASTERN_3_FEMALE' Language='ko_KR'&gt;&lt;Text&gt;샤ห์जादी&lt;/Text&gt;&lt;/Row&gt;">
            <text:p>&lt;Row Tag='LOC_TCS_EXPLORATION_ARMYRANK_PREFIX_NEAREASTERN_3_FEMALE' Language='ko_KR'&gt;&lt;Text&gt;샤ห์जादी&lt;/Text&gt;&lt;/Row&gt;</text:p>
          </table:table-cell>
          <table:table-cell office:value-type="string">
            <text:p>Szahzadi</text:p>
          </table:table-cell>
          <table:table-cell table:formula="of:=CONCATENATE(&quot;&lt;Row Tag='&quot;;[.A37];&quot;' Language='pl_PL'&gt;&lt;Text&gt;&quot;;[.M37];&quot;&lt;/Text&gt;&lt;/Row&gt;&quot;)" office:value-type="string" office:string-value="&lt;Row Tag='LOC_TCS_EXPLORATION_ARMYRANK_PREFIX_NEAREASTERN_3_FEMALE' Language='pl_PL'&gt;&lt;Text&gt;Szahzadi&lt;/Text&gt;&lt;/Row&gt;">
            <text:p>&lt;Row Tag='LOC_TCS_EXPLORATION_ARMYRANK_PREFIX_NEAREASTERN_3_FEMALE' Language='pl_PL'&gt;&lt;Text&gt;Szahzadi&lt;/Text&gt;&lt;/Row&gt;</text:p>
          </table:table-cell>
          <table:table-cell office:value-type="string">
            <text:p>Xá-zadi</text:p>
          </table:table-cell>
          <table:table-cell table:formula="of:=CONCATENATE(&quot;&lt;Row Tag='&quot;;[.A37];&quot;' Language='pt_BR'&gt;&lt;Text&gt;&quot;;[.O37];&quot;&lt;/Text&gt;&lt;/Row&gt;&quot;)" office:value-type="string" office:string-value="&lt;Row Tag='LOC_TCS_EXPLORATION_ARMYRANK_PREFIX_NEAREASTERN_3_FEMALE' Language='pt_BR'&gt;&lt;Text&gt;Xá-zadi&lt;/Text&gt;&lt;/Row&gt;">
            <text:p>&lt;Row Tag='LOC_TCS_EXPLORATION_ARMYRANK_PREFIX_NEAREASTERN_3_FEMALE' Language='pt_BR'&gt;&lt;Text&gt;Xá-zadi&lt;/Text&gt;&lt;/Row&gt;</text:p>
          </table:table-cell>
          <table:table-cell office:value-type="string">
            <text:p>Шахзади</text:p>
          </table:table-cell>
          <table:table-cell table:formula="of:=CONCATENATE(&quot;&lt;Row Tag='&quot;;[.A37];&quot;' Language='ru_RU'&gt;&lt;Text&gt;&quot;;[.Q37];&quot;&lt;/Text&gt;&lt;/Row&gt;&quot;)" office:value-type="string" office:string-value="&lt;Row Tag='LOC_TCS_EXPLORATION_ARMYRANK_PREFIX_NEAREASTERN_3_FEMALE' Language='ru_RU'&gt;&lt;Text&gt;Шахзади&lt;/Text&gt;&lt;/Row&gt;">
            <text:p>&lt;Row Tag='LOC_TCS_EXPLORATION_ARMYRANK_PREFIX_NEAREASTERN_3_FEMALE' Language='ru_RU'&gt;&lt;Text&gt;Шахзади&lt;/Text&gt;&lt;/Row&gt;</text:p>
          </table:table-cell>
          <table:table-cell office:value-type="string">
            <text:p>沙阿扎迪</text:p>
          </table:table-cell>
          <table:table-cell table:formula="of:=CONCATENATE(&quot;&lt;Row Tag='&quot;;[.A37];&quot;' Language='zh_Hans_CN'&gt;&lt;Text&gt;&quot;;[.S37];&quot;&lt;/Text&gt;&lt;/Row&gt;&quot;)" office:value-type="string" office:string-value="&lt;Row Tag='LOC_TCS_EXPLORATION_ARMYRANK_PREFIX_NEAREASTERN_3_FEMALE' Language='zh_Hans_CN'&gt;&lt;Text&gt;沙阿扎迪&lt;/Text&gt;&lt;/Row&gt;">
            <text:p>&lt;Row Tag='LOC_TCS_EXPLORATION_ARMYRANK_PREFIX_NEAREASTERN_3_FEMALE' Language='zh_Hans_CN'&gt;&lt;Text&gt;沙阿扎迪&lt;/Text&gt;&lt;/Row&gt;</text:p>
          </table:table-cell>
        </table:table-row>
        <table:table-row table:style-name="ro3">
          <table:table-cell office:value-type="string">
            <text:p>LOC_TCS_EXPLORATION_ARMYRANK_PREFIX_NEAREASTERN_4</text:p>
          </table:table-cell>
          <table:table-cell office:value-type="string">
            <text:p>Sheikh</text:p>
          </table:table-cell>
          <table:table-cell office:value-type="string">
            <text:p>Scheich</text:p>
          </table:table-cell>
          <table:table-cell table:formula="of:=CONCATENATE(&quot;&lt;Row Tag='&quot;;[.A38];&quot;' Language='de_DE'&gt;&lt;Text&gt;&quot;;[.C38];&quot;&lt;/Text&gt;&lt;/Row&gt;&quot;)" office:value-type="string" office:string-value="&lt;Row Tag='LOC_TCS_EXPLORATION_ARMYRANK_PREFIX_NEAREASTERN_4' Language='de_DE'&gt;&lt;Text&gt;Scheich&lt;/Text&gt;&lt;/Row&gt;">
            <text:p>&lt;Row Tag='LOC_TCS_EXPLORATION_ARMYRANK_PREFIX_NEAREASTERN_4' Language='de_DE'&gt;&lt;Text&gt;Scheich&lt;/Text&gt;&lt;/Row&gt;</text:p>
          </table:table-cell>
          <table:table-cell office:value-type="string">
            <text:p>Jeque</text:p>
          </table:table-cell>
          <table:table-cell table:formula="of:=CONCATENATE(&quot;&lt;Row Tag='&quot;;[.A38];&quot;' Language='es_ES'&gt;&lt;Text&gt;&quot;;[.E38];&quot;&lt;/Text&gt;&lt;/Row&gt;&quot;)" office:value-type="string" office:string-value="&lt;Row Tag='LOC_TCS_EXPLORATION_ARMYRANK_PREFIX_NEAREASTERN_4' Language='es_ES'&gt;&lt;Text&gt;Jeque&lt;/Text&gt;&lt;/Row&gt;">
            <text:p>&lt;Row Tag='LOC_TCS_EXPLORATION_ARMYRANK_PREFIX_NEAREASTERN_4' Language='es_ES'&gt;&lt;Text&gt;Jeque&lt;/Text&gt;&lt;/Row&gt;</text:p>
          </table:table-cell>
          <table:table-cell office:value-type="string">
            <text:p>Sceicco</text:p>
          </table:table-cell>
          <table:table-cell table:formula="of:=CONCATENATE(&quot;&lt;Row Tag='&quot;;[.A38];&quot;' Language='it_IT'&gt;&lt;Text&gt;&quot;;[.G38];&quot;&lt;/Text&gt;&lt;/Row&gt;&quot;)" office:value-type="string" office:string-value="&lt;Row Tag='LOC_TCS_EXPLORATION_ARMYRANK_PREFIX_NEAREASTERN_4' Language='it_IT'&gt;&lt;Text&gt;Sceicco&lt;/Text&gt;&lt;/Row&gt;">
            <text:p>&lt;Row Tag='LOC_TCS_EXPLORATION_ARMYRANK_PREFIX_NEAREASTERN_4' Language='it_IT'&gt;&lt;Text&gt;Sceicco&lt;/Text&gt;&lt;/Row&gt;</text:p>
          </table:table-cell>
          <table:table-cell office:value-type="string">
            <text:p>シャイフ</text:p>
          </table:table-cell>
          <table:table-cell table:formula="of:=CONCATENATE(&quot;&lt;Row Tag='&quot;;[.A38];&quot;' Language='ja_JP'&gt;&lt;Text&gt;&quot;;[.I38];&quot;&lt;/Text&gt;&lt;/Row&gt;&quot;)" office:value-type="string" office:string-value="&lt;Row Tag='LOC_TCS_EXPLORATION_ARMYRANK_PREFIX_NEAREASTERN_4' Language='ja_JP'&gt;&lt;Text&gt;シャイフ&lt;/Text&gt;&lt;/Row&gt;">
            <text:p>&lt;Row Tag='LOC_TCS_EXPLORATION_ARMYRANK_PREFIX_NEAREASTERN_4' Language='ja_JP'&gt;&lt;Text&gt;シャイフ&lt;/Text&gt;&lt;/Row&gt;</text:p>
          </table:table-cell>
          <table:table-cell office:value-type="string">
            <text:p>셰이크</text:p>
          </table:table-cell>
          <table:table-cell table:formula="of:=CONCATENATE(&quot;&lt;Row Tag='&quot;;[.A38];&quot;' Language='ko_KR'&gt;&lt;Text&gt;&quot;;[.K38];&quot;&lt;/Text&gt;&lt;/Row&gt;&quot;)" office:value-type="string" office:string-value="&lt;Row Tag='LOC_TCS_EXPLORATION_ARMYRANK_PREFIX_NEAREASTERN_4' Language='ko_KR'&gt;&lt;Text&gt;셰이크&lt;/Text&gt;&lt;/Row&gt;">
            <text:p>&lt;Row Tag='LOC_TCS_EXPLORATION_ARMYRANK_PREFIX_NEAREASTERN_4' Language='ko_KR'&gt;&lt;Text&gt;셰이크&lt;/Text&gt;&lt;/Row&gt;</text:p>
          </table:table-cell>
          <table:table-cell office:value-type="string">
            <text:p>Szejk</text:p>
          </table:table-cell>
          <table:table-cell table:formula="of:=CONCATENATE(&quot;&lt;Row Tag='&quot;;[.A38];&quot;' Language='pl_PL'&gt;&lt;Text&gt;&quot;;[.M38];&quot;&lt;/Text&gt;&lt;/Row&gt;&quot;)" office:value-type="string" office:string-value="&lt;Row Tag='LOC_TCS_EXPLORATION_ARMYRANK_PREFIX_NEAREASTERN_4' Language='pl_PL'&gt;&lt;Text&gt;Szejk&lt;/Text&gt;&lt;/Row&gt;">
            <text:p>&lt;Row Tag='LOC_TCS_EXPLORATION_ARMYRANK_PREFIX_NEAREASTERN_4' Language='pl_PL'&gt;&lt;Text&gt;Szejk&lt;/Text&gt;&lt;/Row&gt;</text:p>
          </table:table-cell>
          <table:table-cell office:value-type="string">
            <text:p>Xeique</text:p>
          </table:table-cell>
          <table:table-cell table:formula="of:=CONCATENATE(&quot;&lt;Row Tag='&quot;;[.A38];&quot;' Language='pt_BR'&gt;&lt;Text&gt;&quot;;[.O38];&quot;&lt;/Text&gt;&lt;/Row&gt;&quot;)" office:value-type="string" office:string-value="&lt;Row Tag='LOC_TCS_EXPLORATION_ARMYRANK_PREFIX_NEAREASTERN_4' Language='pt_BR'&gt;&lt;Text&gt;Xeique&lt;/Text&gt;&lt;/Row&gt;">
            <text:p>&lt;Row Tag='LOC_TCS_EXPLORATION_ARMYRANK_PREFIX_NEAREASTERN_4' Language='pt_BR'&gt;&lt;Text&gt;Xeique&lt;/Text&gt;&lt;/Row&gt;</text:p>
          </table:table-cell>
          <table:table-cell office:value-type="string">
            <text:p>Шейх</text:p>
          </table:table-cell>
          <table:table-cell table:formula="of:=CONCATENATE(&quot;&lt;Row Tag='&quot;;[.A38];&quot;' Language='ru_RU'&gt;&lt;Text&gt;&quot;;[.Q38];&quot;&lt;/Text&gt;&lt;/Row&gt;&quot;)" office:value-type="string" office:string-value="&lt;Row Tag='LOC_TCS_EXPLORATION_ARMYRANK_PREFIX_NEAREASTERN_4' Language='ru_RU'&gt;&lt;Text&gt;Шейх&lt;/Text&gt;&lt;/Row&gt;">
            <text:p>&lt;Row Tag='LOC_TCS_EXPLORATION_ARMYRANK_PREFIX_NEAREASTERN_4' Language='ru_RU'&gt;&lt;Text&gt;Шейх&lt;/Text&gt;&lt;/Row&gt;</text:p>
          </table:table-cell>
          <table:table-cell office:value-type="string">
            <text:p>谢赫</text:p>
          </table:table-cell>
          <table:table-cell table:formula="of:=CONCATENATE(&quot;&lt;Row Tag='&quot;;[.A38];&quot;' Language='zh_Hans_CN'&gt;&lt;Text&gt;&quot;;[.S38];&quot;&lt;/Text&gt;&lt;/Row&gt;&quot;)" office:value-type="string" office:string-value="&lt;Row Tag='LOC_TCS_EXPLORATION_ARMYRANK_PREFIX_NEAREASTERN_4' Language='zh_Hans_CN'&gt;&lt;Text&gt;谢赫&lt;/Text&gt;&lt;/Row&gt;">
            <text:p>&lt;Row Tag='LOC_TCS_EXPLORATION_ARMYRANK_PREFIX_NEAREASTERN_4' Language='zh_Hans_CN'&gt;&lt;Text&gt;谢赫&lt;/Text&gt;&lt;/Row&gt;</text:p>
          </table:table-cell>
        </table:table-row>
        <table:table-row table:style-name="ro3">
          <table:table-cell office:value-type="string">
            <text:p>LOC_TCS_EXPLORATION_ARMYRANK_PREFIX_NEAREASTERN_4_FEMALE</text:p>
          </table:table-cell>
          <table:table-cell office:value-type="string">
            <text:p>Shaykhah</text:p>
          </table:table-cell>
          <table:table-cell office:value-type="string">
            <text:p>Schaykhah</text:p>
          </table:table-cell>
          <table:table-cell table:formula="of:=CONCATENATE(&quot;&lt;Row Tag='&quot;;[.A39];&quot;' Language='de_DE'&gt;&lt;Text&gt;&quot;;[.C39];&quot;&lt;/Text&gt;&lt;/Row&gt;&quot;)" office:value-type="string" office:string-value="&lt;Row Tag='LOC_TCS_EXPLORATION_ARMYRANK_PREFIX_NEAREASTERN_4_FEMALE' Language='de_DE'&gt;&lt;Text&gt;Schaykhah&lt;/Text&gt;&lt;/Row&gt;">
            <text:p>&lt;Row Tag='LOC_TCS_EXPLORATION_ARMYRANK_PREFIX_NEAREASTERN_4_FEMALE' Language='de_DE'&gt;&lt;Text&gt;Schaykhah&lt;/Text&gt;&lt;/Row&gt;</text:p>
          </table:table-cell>
          <table:table-cell office:value-type="string">
            <text:p>Shaykhah</text:p>
          </table:table-cell>
          <table:table-cell table:formula="of:=CONCATENATE(&quot;&lt;Row Tag='&quot;;[.A39];&quot;' Language='es_ES'&gt;&lt;Text&gt;&quot;;[.E39];&quot;&lt;/Text&gt;&lt;/Row&gt;&quot;)" office:value-type="string" office:string-value="&lt;Row Tag='LOC_TCS_EXPLORATION_ARMYRANK_PREFIX_NEAREASTERN_4_FEMALE' Language='es_ES'&gt;&lt;Text&gt;Shaykhah&lt;/Text&gt;&lt;/Row&gt;">
            <text:p>&lt;Row Tag='LOC_TCS_EXPLORATION_ARMYRANK_PREFIX_NEAREASTERN_4_FEMALE' Language='es_ES'&gt;&lt;Text&gt;Shaykhah&lt;/Text&gt;&lt;/Row&gt;</text:p>
          </table:table-cell>
          <table:table-cell office:value-type="string">
            <text:p>Shaykhah</text:p>
          </table:table-cell>
          <table:table-cell table:formula="of:=CONCATENATE(&quot;&lt;Row Tag='&quot;;[.A39];&quot;' Language='it_IT'&gt;&lt;Text&gt;&quot;;[.G39];&quot;&lt;/Text&gt;&lt;/Row&gt;&quot;)" office:value-type="string" office:string-value="&lt;Row Tag='LOC_TCS_EXPLORATION_ARMYRANK_PREFIX_NEAREASTERN_4_FEMALE' Language='it_IT'&gt;&lt;Text&gt;Shaykhah&lt;/Text&gt;&lt;/Row&gt;">
            <text:p>&lt;Row Tag='LOC_TCS_EXPLORATION_ARMYRANK_PREFIX_NEAREASTERN_4_FEMALE' Language='it_IT'&gt;&lt;Text&gt;Shaykhah&lt;/Text&gt;&lt;/Row&gt;</text:p>
          </table:table-cell>
          <table:table-cell office:value-type="string">
            <text:p>シャイカ</text:p>
          </table:table-cell>
          <table:table-cell table:formula="of:=CONCATENATE(&quot;&lt;Row Tag='&quot;;[.A39];&quot;' Language='ja_JP'&gt;&lt;Text&gt;&quot;;[.I39];&quot;&lt;/Text&gt;&lt;/Row&gt;&quot;)" office:value-type="string" office:string-value="&lt;Row Tag='LOC_TCS_EXPLORATION_ARMYRANK_PREFIX_NEAREASTERN_4_FEMALE' Language='ja_JP'&gt;&lt;Text&gt;シャイカ&lt;/Text&gt;&lt;/Row&gt;">
            <text:p>&lt;Row Tag='LOC_TCS_EXPLORATION_ARMYRANK_PREFIX_NEAREASTERN_4_FEMALE' Language='ja_JP'&gt;&lt;Text&gt;シャイカ&lt;/Text&gt;&lt;/Row&gt;</text:p>
          </table:table-cell>
          <table:table-cell office:value-type="string">
            <text:p>샤이카</text:p>
          </table:table-cell>
          <table:table-cell table:formula="of:=CONCATENATE(&quot;&lt;Row Tag='&quot;;[.A39];&quot;' Language='ko_KR'&gt;&lt;Text&gt;&quot;;[.K39];&quot;&lt;/Text&gt;&lt;/Row&gt;&quot;)" office:value-type="string" office:string-value="&lt;Row Tag='LOC_TCS_EXPLORATION_ARMYRANK_PREFIX_NEAREASTERN_4_FEMALE' Language='ko_KR'&gt;&lt;Text&gt;샤이카&lt;/Text&gt;&lt;/Row&gt;">
            <text:p>&lt;Row Tag='LOC_TCS_EXPLORATION_ARMYRANK_PREFIX_NEAREASTERN_4_FEMALE' Language='ko_KR'&gt;&lt;Text&gt;샤이카&lt;/Text&gt;&lt;/Row&gt;</text:p>
          </table:table-cell>
          <table:table-cell office:value-type="string">
            <text:p>Szejcha</text:p>
          </table:table-cell>
          <table:table-cell table:formula="of:=CONCATENATE(&quot;&lt;Row Tag='&quot;;[.A39];&quot;' Language='pl_PL'&gt;&lt;Text&gt;&quot;;[.M39];&quot;&lt;/Text&gt;&lt;/Row&gt;&quot;)" office:value-type="string" office:string-value="&lt;Row Tag='LOC_TCS_EXPLORATION_ARMYRANK_PREFIX_NEAREASTERN_4_FEMALE' Language='pl_PL'&gt;&lt;Text&gt;Szejcha&lt;/Text&gt;&lt;/Row&gt;">
            <text:p>&lt;Row Tag='LOC_TCS_EXPLORATION_ARMYRANK_PREFIX_NEAREASTERN_4_FEMALE' Language='pl_PL'&gt;&lt;Text&gt;Szejcha&lt;/Text&gt;&lt;/Row&gt;</text:p>
          </table:table-cell>
          <table:table-cell office:value-type="string">
            <text:p>Xaiaca</text:p>
          </table:table-cell>
          <table:table-cell table:formula="of:=CONCATENATE(&quot;&lt;Row Tag='&quot;;[.A39];&quot;' Language='pt_BR'&gt;&lt;Text&gt;&quot;;[.O39];&quot;&lt;/Text&gt;&lt;/Row&gt;&quot;)" office:value-type="string" office:string-value="&lt;Row Tag='LOC_TCS_EXPLORATION_ARMYRANK_PREFIX_NEAREASTERN_4_FEMALE' Language='pt_BR'&gt;&lt;Text&gt;Xaiaca&lt;/Text&gt;&lt;/Row&gt;">
            <text:p>&lt;Row Tag='LOC_TCS_EXPLORATION_ARMYRANK_PREFIX_NEAREASTERN_4_FEMALE' Language='pt_BR'&gt;&lt;Text&gt;Xaiaca&lt;/Text&gt;&lt;/Row&gt;</text:p>
          </table:table-cell>
          <table:table-cell office:value-type="string">
            <text:p>Шейха</text:p>
          </table:table-cell>
          <table:table-cell table:formula="of:=CONCATENATE(&quot;&lt;Row Tag='&quot;;[.A39];&quot;' Language='ru_RU'&gt;&lt;Text&gt;&quot;;[.Q39];&quot;&lt;/Text&gt;&lt;/Row&gt;&quot;)" office:value-type="string" office:string-value="&lt;Row Tag='LOC_TCS_EXPLORATION_ARMYRANK_PREFIX_NEAREASTERN_4_FEMALE' Language='ru_RU'&gt;&lt;Text&gt;Шейха&lt;/Text&gt;&lt;/Row&gt;">
            <text:p>&lt;Row Tag='LOC_TCS_EXPLORATION_ARMYRANK_PREFIX_NEAREASTERN_4_FEMALE' Language='ru_RU'&gt;&lt;Text&gt;Шейха&lt;/Text&gt;&lt;/Row&gt;</text:p>
          </table:table-cell>
          <table:table-cell office:value-type="string">
            <text:p>谢哈</text:p>
          </table:table-cell>
          <table:table-cell table:formula="of:=CONCATENATE(&quot;&lt;Row Tag='&quot;;[.A39];&quot;' Language='zh_Hans_CN'&gt;&lt;Text&gt;&quot;;[.S39];&quot;&lt;/Text&gt;&lt;/Row&gt;&quot;)" office:value-type="string" office:string-value="&lt;Row Tag='LOC_TCS_EXPLORATION_ARMYRANK_PREFIX_NEAREASTERN_4_FEMALE' Language='zh_Hans_CN'&gt;&lt;Text&gt;谢哈&lt;/Text&gt;&lt;/Row&gt;">
            <text:p>&lt;Row Tag='LOC_TCS_EXPLORATION_ARMYRANK_PREFIX_NEAREASTERN_4_FEMALE' Language='zh_Hans_CN'&gt;&lt;Text&gt;谢哈&lt;/Text&gt;&lt;/Row&gt;</text:p>
          </table:table-cell>
        </table:table-row>
        <table:table-row table:style-name="ro3">
          <table:table-cell office:value-type="string">
            <text:p>LOC_TCS_EXPLORATION_ARMYRANK_PREFIX_NEAREASTERN_5</text:p>
          </table:table-cell>
          <table:table-cell table:number-columns-repeated="2" office:value-type="string">
            <text:p>Sahib</text:p>
          </table:table-cell>
          <table:table-cell table:formula="of:=CONCATENATE(&quot;&lt;Row Tag='&quot;;[.A40];&quot;' Language='de_DE'&gt;&lt;Text&gt;&quot;;[.C40];&quot;&lt;/Text&gt;&lt;/Row&gt;&quot;)" office:value-type="string" office:string-value="&lt;Row Tag='LOC_TCS_EXPLORATION_ARMYRANK_PREFIX_NEAREASTERN_5' Language='de_DE'&gt;&lt;Text&gt;Sahib&lt;/Text&gt;&lt;/Row&gt;">
            <text:p>&lt;Row Tag='LOC_TCS_EXPLORATION_ARMYRANK_PREFIX_NEAREASTERN_5' Language='de_DE'&gt;&lt;Text&gt;Sahib&lt;/Text&gt;&lt;/Row&gt;</text:p>
          </table:table-cell>
          <table:table-cell office:value-type="string">
            <text:p>Sahib</text:p>
          </table:table-cell>
          <table:table-cell table:formula="of:=CONCATENATE(&quot;&lt;Row Tag='&quot;;[.A40];&quot;' Language='es_ES'&gt;&lt;Text&gt;&quot;;[.E40];&quot;&lt;/Text&gt;&lt;/Row&gt;&quot;)" office:value-type="string" office:string-value="&lt;Row Tag='LOC_TCS_EXPLORATION_ARMYRANK_PREFIX_NEAREASTERN_5' Language='es_ES'&gt;&lt;Text&gt;Sahib&lt;/Text&gt;&lt;/Row&gt;">
            <text:p>&lt;Row Tag='LOC_TCS_EXPLORATION_ARMYRANK_PREFIX_NEAREASTERN_5' Language='es_ES'&gt;&lt;Text&gt;Sahib&lt;/Text&gt;&lt;/Row&gt;</text:p>
          </table:table-cell>
          <table:table-cell office:value-type="string">
            <text:p>Sahib</text:p>
          </table:table-cell>
          <table:table-cell table:formula="of:=CONCATENATE(&quot;&lt;Row Tag='&quot;;[.A40];&quot;' Language='it_IT'&gt;&lt;Text&gt;&quot;;[.G40];&quot;&lt;/Text&gt;&lt;/Row&gt;&quot;)" office:value-type="string" office:string-value="&lt;Row Tag='LOC_TCS_EXPLORATION_ARMYRANK_PREFIX_NEAREASTERN_5' Language='it_IT'&gt;&lt;Text&gt;Sahib&lt;/Text&gt;&lt;/Row&gt;">
            <text:p>&lt;Row Tag='LOC_TCS_EXPLORATION_ARMYRANK_PREFIX_NEAREASTERN_5' Language='it_IT'&gt;&lt;Text&gt;Sahib&lt;/Text&gt;&lt;/Row&gt;</text:p>
          </table:table-cell>
          <table:table-cell office:value-type="string">
            <text:p>サヒブ</text:p>
          </table:table-cell>
          <table:table-cell table:formula="of:=CONCATENATE(&quot;&lt;Row Tag='&quot;;[.A40];&quot;' Language='ja_JP'&gt;&lt;Text&gt;&quot;;[.I40];&quot;&lt;/Text&gt;&lt;/Row&gt;&quot;)" office:value-type="string" office:string-value="&lt;Row Tag='LOC_TCS_EXPLORATION_ARMYRANK_PREFIX_NEAREASTERN_5' Language='ja_JP'&gt;&lt;Text&gt;サヒブ&lt;/Text&gt;&lt;/Row&gt;">
            <text:p>&lt;Row Tag='LOC_TCS_EXPLORATION_ARMYRANK_PREFIX_NEAREASTERN_5' Language='ja_JP'&gt;&lt;Text&gt;サヒブ&lt;/Text&gt;&lt;/Row&gt;</text:p>
          </table:table-cell>
          <table:table-cell office:value-type="string">
            <text:p>사히브</text:p>
          </table:table-cell>
          <table:table-cell table:formula="of:=CONCATENATE(&quot;&lt;Row Tag='&quot;;[.A40];&quot;' Language='ko_KR'&gt;&lt;Text&gt;&quot;;[.K40];&quot;&lt;/Text&gt;&lt;/Row&gt;&quot;)" office:value-type="string" office:string-value="&lt;Row Tag='LOC_TCS_EXPLORATION_ARMYRANK_PREFIX_NEAREASTERN_5' Language='ko_KR'&gt;&lt;Text&gt;사히브&lt;/Text&gt;&lt;/Row&gt;">
            <text:p>&lt;Row Tag='LOC_TCS_EXPLORATION_ARMYRANK_PREFIX_NEAREASTERN_5' Language='ko_KR'&gt;&lt;Text&gt;사히브&lt;/Text&gt;&lt;/Row&gt;</text:p>
          </table:table-cell>
          <table:table-cell office:value-type="string">
            <text:p>Sahib</text:p>
          </table:table-cell>
          <table:table-cell table:formula="of:=CONCATENATE(&quot;&lt;Row Tag='&quot;;[.A40];&quot;' Language='pl_PL'&gt;&lt;Text&gt;&quot;;[.M40];&quot;&lt;/Text&gt;&lt;/Row&gt;&quot;)" office:value-type="string" office:string-value="&lt;Row Tag='LOC_TCS_EXPLORATION_ARMYRANK_PREFIX_NEAREASTERN_5' Language='pl_PL'&gt;&lt;Text&gt;Sahib&lt;/Text&gt;&lt;/Row&gt;">
            <text:p>&lt;Row Tag='LOC_TCS_EXPLORATION_ARMYRANK_PREFIX_NEAREASTERN_5' Language='pl_PL'&gt;&lt;Text&gt;Sahib&lt;/Text&gt;&lt;/Row&gt;</text:p>
          </table:table-cell>
          <table:table-cell office:value-type="string">
            <text:p>Saíbe</text:p>
          </table:table-cell>
          <table:table-cell table:formula="of:=CONCATENATE(&quot;&lt;Row Tag='&quot;;[.A40];&quot;' Language='pt_BR'&gt;&lt;Text&gt;&quot;;[.O40];&quot;&lt;/Text&gt;&lt;/Row&gt;&quot;)" office:value-type="string" office:string-value="&lt;Row Tag='LOC_TCS_EXPLORATION_ARMYRANK_PREFIX_NEAREASTERN_5' Language='pt_BR'&gt;&lt;Text&gt;Saíbe&lt;/Text&gt;&lt;/Row&gt;">
            <text:p>&lt;Row Tag='LOC_TCS_EXPLORATION_ARMYRANK_PREFIX_NEAREASTERN_5' Language='pt_BR'&gt;&lt;Text&gt;Saíbe&lt;/Text&gt;&lt;/Row&gt;</text:p>
          </table:table-cell>
          <table:table-cell office:value-type="string">
            <text:p>Сахиб</text:p>
          </table:table-cell>
          <table:table-cell table:formula="of:=CONCATENATE(&quot;&lt;Row Tag='&quot;;[.A40];&quot;' Language='ru_RU'&gt;&lt;Text&gt;&quot;;[.Q40];&quot;&lt;/Text&gt;&lt;/Row&gt;&quot;)" office:value-type="string" office:string-value="&lt;Row Tag='LOC_TCS_EXPLORATION_ARMYRANK_PREFIX_NEAREASTERN_5' Language='ru_RU'&gt;&lt;Text&gt;Сахиб&lt;/Text&gt;&lt;/Row&gt;">
            <text:p>&lt;Row Tag='LOC_TCS_EXPLORATION_ARMYRANK_PREFIX_NEAREASTERN_5' Language='ru_RU'&gt;&lt;Text&gt;Сахиб&lt;/Text&gt;&lt;/Row&gt;</text:p>
          </table:table-cell>
          <table:table-cell office:value-type="string">
            <text:p>萨希卜</text:p>
          </table:table-cell>
          <table:table-cell table:formula="of:=CONCATENATE(&quot;&lt;Row Tag='&quot;;[.A40];&quot;' Language='zh_Hans_CN'&gt;&lt;Text&gt;&quot;;[.S40];&quot;&lt;/Text&gt;&lt;/Row&gt;&quot;)" office:value-type="string" office:string-value="&lt;Row Tag='LOC_TCS_EXPLORATION_ARMYRANK_PREFIX_NEAREASTERN_5' Language='zh_Hans_CN'&gt;&lt;Text&gt;萨希卜&lt;/Text&gt;&lt;/Row&gt;">
            <text:p>&lt;Row Tag='LOC_TCS_EXPLORATION_ARMYRANK_PREFIX_NEAREASTERN_5' Language='zh_Hans_CN'&gt;&lt;Text&gt;萨希卜&lt;/Text&gt;&lt;/Row&gt;</text:p>
          </table:table-cell>
        </table:table-row>
        <table:table-row table:style-name="ro3">
          <table:table-cell office:value-type="string">
            <text:p>LOC_TCS_EXPLORATION_ARMYRANK_PREFIX_NEAREASTERN_5_FEMALE</text:p>
          </table:table-cell>
          <table:table-cell office:value-type="string">
            <text:p>Sahiba</text:p>
          </table:table-cell>
          <table:table-cell office:value-type="string">
            <text:p>Sahiba</text:p>
          </table:table-cell>
          <table:table-cell table:formula="of:=CONCATENATE(&quot;&lt;Row Tag='&quot;;[.A41];&quot;' Language='de_DE'&gt;&lt;Text&gt;&quot;;[.C41];&quot;&lt;/Text&gt;&lt;/Row&gt;&quot;)" office:value-type="string" office:string-value="&lt;Row Tag='LOC_TCS_EXPLORATION_ARMYRANK_PREFIX_NEAREASTERN_5_FEMALE' Language='de_DE'&gt;&lt;Text&gt;Sahiba&lt;/Text&gt;&lt;/Row&gt;">
            <text:p>&lt;Row Tag='LOC_TCS_EXPLORATION_ARMYRANK_PREFIX_NEAREASTERN_5_FEMALE' Language='de_DE'&gt;&lt;Text&gt;Sahiba&lt;/Text&gt;&lt;/Row&gt;</text:p>
          </table:table-cell>
          <table:table-cell office:value-type="string">
            <text:p>Sahiba</text:p>
          </table:table-cell>
          <table:table-cell table:formula="of:=CONCATENATE(&quot;&lt;Row Tag='&quot;;[.A41];&quot;' Language='es_ES'&gt;&lt;Text&gt;&quot;;[.E41];&quot;&lt;/Text&gt;&lt;/Row&gt;&quot;)" office:value-type="string" office:string-value="&lt;Row Tag='LOC_TCS_EXPLORATION_ARMYRANK_PREFIX_NEAREASTERN_5_FEMALE' Language='es_ES'&gt;&lt;Text&gt;Sahiba&lt;/Text&gt;&lt;/Row&gt;">
            <text:p>&lt;Row Tag='LOC_TCS_EXPLORATION_ARMYRANK_PREFIX_NEAREASTERN_5_FEMALE' Language='es_ES'&gt;&lt;Text&gt;Sahiba&lt;/Text&gt;&lt;/Row&gt;</text:p>
          </table:table-cell>
          <table:table-cell office:value-type="string">
            <text:p>Sahiba</text:p>
          </table:table-cell>
          <table:table-cell table:formula="of:=CONCATENATE(&quot;&lt;Row Tag='&quot;;[.A41];&quot;' Language='it_IT'&gt;&lt;Text&gt;&quot;;[.G41];&quot;&lt;/Text&gt;&lt;/Row&gt;&quot;)" office:value-type="string" office:string-value="&lt;Row Tag='LOC_TCS_EXPLORATION_ARMYRANK_PREFIX_NEAREASTERN_5_FEMALE' Language='it_IT'&gt;&lt;Text&gt;Sahiba&lt;/Text&gt;&lt;/Row&gt;">
            <text:p>&lt;Row Tag='LOC_TCS_EXPLORATION_ARMYRANK_PREFIX_NEAREASTERN_5_FEMALE' Language='it_IT'&gt;&lt;Text&gt;Sahiba&lt;/Text&gt;&lt;/Row&gt;</text:p>
          </table:table-cell>
          <table:table-cell office:value-type="string">
            <text:p>サヒバ</text:p>
          </table:table-cell>
          <table:table-cell table:formula="of:=CONCATENATE(&quot;&lt;Row Tag='&quot;;[.A41];&quot;' Language='ja_JP'&gt;&lt;Text&gt;&quot;;[.I41];&quot;&lt;/Text&gt;&lt;/Row&gt;&quot;)" office:value-type="string" office:string-value="&lt;Row Tag='LOC_TCS_EXPLORATION_ARMYRANK_PREFIX_NEAREASTERN_5_FEMALE' Language='ja_JP'&gt;&lt;Text&gt;サヒバ&lt;/Text&gt;&lt;/Row&gt;">
            <text:p>&lt;Row Tag='LOC_TCS_EXPLORATION_ARMYRANK_PREFIX_NEAREASTERN_5_FEMALE' Language='ja_JP'&gt;&lt;Text&gt;サヒバ&lt;/Text&gt;&lt;/Row&gt;</text:p>
          </table:table-cell>
          <table:table-cell office:value-type="string">
            <text:p>사히바</text:p>
          </table:table-cell>
          <table:table-cell table:formula="of:=CONCATENATE(&quot;&lt;Row Tag='&quot;;[.A41];&quot;' Language='ko_KR'&gt;&lt;Text&gt;&quot;;[.K41];&quot;&lt;/Text&gt;&lt;/Row&gt;&quot;)" office:value-type="string" office:string-value="&lt;Row Tag='LOC_TCS_EXPLORATION_ARMYRANK_PREFIX_NEAREASTERN_5_FEMALE' Language='ko_KR'&gt;&lt;Text&gt;사히바&lt;/Text&gt;&lt;/Row&gt;">
            <text:p>&lt;Row Tag='LOC_TCS_EXPLORATION_ARMYRANK_PREFIX_NEAREASTERN_5_FEMALE' Language='ko_KR'&gt;&lt;Text&gt;사히바&lt;/Text&gt;&lt;/Row&gt;</text:p>
          </table:table-cell>
          <table:table-cell office:value-type="string">
            <text:p>Sahiba</text:p>
          </table:table-cell>
          <table:table-cell table:formula="of:=CONCATENATE(&quot;&lt;Row Tag='&quot;;[.A41];&quot;' Language='pl_PL'&gt;&lt;Text&gt;&quot;;[.M41];&quot;&lt;/Text&gt;&lt;/Row&gt;&quot;)" office:value-type="string" office:string-value="&lt;Row Tag='LOC_TCS_EXPLORATION_ARMYRANK_PREFIX_NEAREASTERN_5_FEMALE' Language='pl_PL'&gt;&lt;Text&gt;Sahiba&lt;/Text&gt;&lt;/Row&gt;">
            <text:p>&lt;Row Tag='LOC_TCS_EXPLORATION_ARMYRANK_PREFIX_NEAREASTERN_5_FEMALE' Language='pl_PL'&gt;&lt;Text&gt;Sahiba&lt;/Text&gt;&lt;/Row&gt;</text:p>
          </table:table-cell>
          <table:table-cell office:value-type="string">
            <text:p>Saíba</text:p>
          </table:table-cell>
          <table:table-cell table:formula="of:=CONCATENATE(&quot;&lt;Row Tag='&quot;;[.A41];&quot;' Language='pt_BR'&gt;&lt;Text&gt;&quot;;[.O41];&quot;&lt;/Text&gt;&lt;/Row&gt;&quot;)" office:value-type="string" office:string-value="&lt;Row Tag='LOC_TCS_EXPLORATION_ARMYRANK_PREFIX_NEAREASTERN_5_FEMALE' Language='pt_BR'&gt;&lt;Text&gt;Saíba&lt;/Text&gt;&lt;/Row&gt;">
            <text:p>&lt;Row Tag='LOC_TCS_EXPLORATION_ARMYRANK_PREFIX_NEAREASTERN_5_FEMALE' Language='pt_BR'&gt;&lt;Text&gt;Saíba&lt;/Text&gt;&lt;/Row&gt;</text:p>
          </table:table-cell>
          <table:table-cell office:value-type="string">
            <text:p>Сахиба</text:p>
          </table:table-cell>
          <table:table-cell table:formula="of:=CONCATENATE(&quot;&lt;Row Tag='&quot;;[.A41];&quot;' Language='ru_RU'&gt;&lt;Text&gt;&quot;;[.Q41];&quot;&lt;/Text&gt;&lt;/Row&gt;&quot;)" office:value-type="string" office:string-value="&lt;Row Tag='LOC_TCS_EXPLORATION_ARMYRANK_PREFIX_NEAREASTERN_5_FEMALE' Language='ru_RU'&gt;&lt;Text&gt;Сахиба&lt;/Text&gt;&lt;/Row&gt;">
            <text:p>&lt;Row Tag='LOC_TCS_EXPLORATION_ARMYRANK_PREFIX_NEAREASTERN_5_FEMALE' Language='ru_RU'&gt;&lt;Text&gt;Сахиба&lt;/Text&gt;&lt;/Row&gt;</text:p>
          </table:table-cell>
          <table:table-cell office:value-type="string">
            <text:p>萨希巴</text:p>
          </table:table-cell>
          <table:table-cell table:formula="of:=CONCATENATE(&quot;&lt;Row Tag='&quot;;[.A41];&quot;' Language='zh_Hans_CN'&gt;&lt;Text&gt;&quot;;[.S41];&quot;&lt;/Text&gt;&lt;/Row&gt;&quot;)" office:value-type="string" office:string-value="&lt;Row Tag='LOC_TCS_EXPLORATION_ARMYRANK_PREFIX_NEAREASTERN_5_FEMALE' Language='zh_Hans_CN'&gt;&lt;Text&gt;萨希巴&lt;/Text&gt;&lt;/Row&gt;">
            <text:p>&lt;Row Tag='LOC_TCS_EXPLORATION_ARMYRANK_PREFIX_NEAREASTERN_5_FEMALE' Language='zh_Hans_CN'&gt;&lt;Text&gt;萨希巴&lt;/Text&gt;&lt;/Row&gt;</text:p>
          </table:table-cell>
        </table:table-row>
        <table:table-row table:style-name="ro3">
          <table:table-cell office:value-type="string">
            <text:p>LOC_TCS_EXPLORATION_ARMYRANK_PREFIX_NEAREASTERN_6</text:p>
          </table:table-cell>
          <table:table-cell office:value-type="string">
            <text:p>Sharif</text:p>
          </table:table-cell>
          <table:table-cell office:value-type="string">
            <text:p>Scharif</text:p>
          </table:table-cell>
          <table:table-cell table:formula="of:=CONCATENATE(&quot;&lt;Row Tag='&quot;;[.A42];&quot;' Language='de_DE'&gt;&lt;Text&gt;&quot;;[.C42];&quot;&lt;/Text&gt;&lt;/Row&gt;&quot;)" office:value-type="string" office:string-value="&lt;Row Tag='LOC_TCS_EXPLORATION_ARMYRANK_PREFIX_NEAREASTERN_6' Language='de_DE'&gt;&lt;Text&gt;Scharif&lt;/Text&gt;&lt;/Row&gt;">
            <text:p>&lt;Row Tag='LOC_TCS_EXPLORATION_ARMYRANK_PREFIX_NEAREASTERN_6' Language='de_DE'&gt;&lt;Text&gt;Scharif&lt;/Text&gt;&lt;/Row&gt;</text:p>
          </table:table-cell>
          <table:table-cell office:value-type="string">
            <text:p>Sharif</text:p>
          </table:table-cell>
          <table:table-cell table:formula="of:=CONCATENATE(&quot;&lt;Row Tag='&quot;;[.A42];&quot;' Language='es_ES'&gt;&lt;Text&gt;&quot;;[.E42];&quot;&lt;/Text&gt;&lt;/Row&gt;&quot;)" office:value-type="string" office:string-value="&lt;Row Tag='LOC_TCS_EXPLORATION_ARMYRANK_PREFIX_NEAREASTERN_6' Language='es_ES'&gt;&lt;Text&gt;Sharif&lt;/Text&gt;&lt;/Row&gt;">
            <text:p>&lt;Row Tag='LOC_TCS_EXPLORATION_ARMYRANK_PREFIX_NEAREASTERN_6' Language='es_ES'&gt;&lt;Text&gt;Sharif&lt;/Text&gt;&lt;/Row&gt;</text:p>
          </table:table-cell>
          <table:table-cell office:value-type="string">
            <text:p>Sharif</text:p>
          </table:table-cell>
          <table:table-cell table:formula="of:=CONCATENATE(&quot;&lt;Row Tag='&quot;;[.A42];&quot;' Language='it_IT'&gt;&lt;Text&gt;&quot;;[.G42];&quot;&lt;/Text&gt;&lt;/Row&gt;&quot;)" office:value-type="string" office:string-value="&lt;Row Tag='LOC_TCS_EXPLORATION_ARMYRANK_PREFIX_NEAREASTERN_6' Language='it_IT'&gt;&lt;Text&gt;Sharif&lt;/Text&gt;&lt;/Row&gt;">
            <text:p>&lt;Row Tag='LOC_TCS_EXPLORATION_ARMYRANK_PREFIX_NEAREASTERN_6' Language='it_IT'&gt;&lt;Text&gt;Sharif&lt;/Text&gt;&lt;/Row&gt;</text:p>
          </table:table-cell>
          <table:table-cell office:value-type="string">
            <text:p>シャリーフ</text:p>
          </table:table-cell>
          <table:table-cell table:formula="of:=CONCATENATE(&quot;&lt;Row Tag='&quot;;[.A42];&quot;' Language='ja_JP'&gt;&lt;Text&gt;&quot;;[.I42];&quot;&lt;/Text&gt;&lt;/Row&gt;&quot;)" office:value-type="string" office:string-value="&lt;Row Tag='LOC_TCS_EXPLORATION_ARMYRANK_PREFIX_NEAREASTERN_6' Language='ja_JP'&gt;&lt;Text&gt;シャリーフ&lt;/Text&gt;&lt;/Row&gt;">
            <text:p>&lt;Row Tag='LOC_TCS_EXPLORATION_ARMYRANK_PREFIX_NEAREASTERN_6' Language='ja_JP'&gt;&lt;Text&gt;シャリーフ&lt;/Text&gt;&lt;/Row&gt;</text:p>
          </table:table-cell>
          <table:table-cell office:value-type="string">
            <text:p>샤리프</text:p>
          </table:table-cell>
          <table:table-cell table:formula="of:=CONCATENATE(&quot;&lt;Row Tag='&quot;;[.A42];&quot;' Language='ko_KR'&gt;&lt;Text&gt;&quot;;[.K42];&quot;&lt;/Text&gt;&lt;/Row&gt;&quot;)" office:value-type="string" office:string-value="&lt;Row Tag='LOC_TCS_EXPLORATION_ARMYRANK_PREFIX_NEAREASTERN_6' Language='ko_KR'&gt;&lt;Text&gt;샤리프&lt;/Text&gt;&lt;/Row&gt;">
            <text:p>&lt;Row Tag='LOC_TCS_EXPLORATION_ARMYRANK_PREFIX_NEAREASTERN_6' Language='ko_KR'&gt;&lt;Text&gt;샤리프&lt;/Text&gt;&lt;/Row&gt;</text:p>
          </table:table-cell>
          <table:table-cell office:value-type="string">
            <text:p>Szarif</text:p>
          </table:table-cell>
          <table:table-cell table:formula="of:=CONCATENATE(&quot;&lt;Row Tag='&quot;;[.A42];&quot;' Language='pl_PL'&gt;&lt;Text&gt;&quot;;[.M42];&quot;&lt;/Text&gt;&lt;/Row&gt;&quot;)" office:value-type="string" office:string-value="&lt;Row Tag='LOC_TCS_EXPLORATION_ARMYRANK_PREFIX_NEAREASTERN_6' Language='pl_PL'&gt;&lt;Text&gt;Szarif&lt;/Text&gt;&lt;/Row&gt;">
            <text:p>&lt;Row Tag='LOC_TCS_EXPLORATION_ARMYRANK_PREFIX_NEAREASTERN_6' Language='pl_PL'&gt;&lt;Text&gt;Szarif&lt;/Text&gt;&lt;/Row&gt;</text:p>
          </table:table-cell>
          <table:table-cell office:value-type="string">
            <text:p>Xerife</text:p>
          </table:table-cell>
          <table:table-cell table:formula="of:=CONCATENATE(&quot;&lt;Row Tag='&quot;;[.A42];&quot;' Language='pt_BR'&gt;&lt;Text&gt;&quot;;[.O42];&quot;&lt;/Text&gt;&lt;/Row&gt;&quot;)" office:value-type="string" office:string-value="&lt;Row Tag='LOC_TCS_EXPLORATION_ARMYRANK_PREFIX_NEAREASTERN_6' Language='pt_BR'&gt;&lt;Text&gt;Xerife&lt;/Text&gt;&lt;/Row&gt;">
            <text:p>&lt;Row Tag='LOC_TCS_EXPLORATION_ARMYRANK_PREFIX_NEAREASTERN_6' Language='pt_BR'&gt;&lt;Text&gt;Xerife&lt;/Text&gt;&lt;/Row&gt;</text:p>
          </table:table-cell>
          <table:table-cell office:value-type="string">
            <text:p>Шариф</text:p>
          </table:table-cell>
          <table:table-cell table:formula="of:=CONCATENATE(&quot;&lt;Row Tag='&quot;;[.A42];&quot;' Language='ru_RU'&gt;&lt;Text&gt;&quot;;[.Q42];&quot;&lt;/Text&gt;&lt;/Row&gt;&quot;)" office:value-type="string" office:string-value="&lt;Row Tag='LOC_TCS_EXPLORATION_ARMYRANK_PREFIX_NEAREASTERN_6' Language='ru_RU'&gt;&lt;Text&gt;Шариф&lt;/Text&gt;&lt;/Row&gt;">
            <text:p>&lt;Row Tag='LOC_TCS_EXPLORATION_ARMYRANK_PREFIX_NEAREASTERN_6' Language='ru_RU'&gt;&lt;Text&gt;Шариф&lt;/Text&gt;&lt;/Row&gt;</text:p>
          </table:table-cell>
          <table:table-cell office:value-type="string">
            <text:p>谢里夫</text:p>
          </table:table-cell>
          <table:table-cell table:formula="of:=CONCATENATE(&quot;&lt;Row Tag='&quot;;[.A42];&quot;' Language='zh_Hans_CN'&gt;&lt;Text&gt;&quot;;[.S42];&quot;&lt;/Text&gt;&lt;/Row&gt;&quot;)" office:value-type="string" office:string-value="&lt;Row Tag='LOC_TCS_EXPLORATION_ARMYRANK_PREFIX_NEAREASTERN_6' Language='zh_Hans_CN'&gt;&lt;Text&gt;谢里夫&lt;/Text&gt;&lt;/Row&gt;">
            <text:p>&lt;Row Tag='LOC_TCS_EXPLORATION_ARMYRANK_PREFIX_NEAREASTERN_6' Language='zh_Hans_CN'&gt;&lt;Text&gt;谢里夫&lt;/Text&gt;&lt;/Row&gt;</text:p>
          </table:table-cell>
        </table:table-row>
        <table:table-row table:style-name="ro3">
          <table:table-cell office:value-type="string">
            <text:p>LOC_TCS_EXPLORATION_ARMYRANK_PREFIX_NEAREASTERN_6_FEMALE</text:p>
          </table:table-cell>
          <table:table-cell office:value-type="string">
            <text:p>Sharifa</text:p>
          </table:table-cell>
          <table:table-cell office:value-type="string">
            <text:p>Scharifa</text:p>
          </table:table-cell>
          <table:table-cell table:formula="of:=CONCATENATE(&quot;&lt;Row Tag='&quot;;[.A43];&quot;' Language='de_DE'&gt;&lt;Text&gt;&quot;;[.C43];&quot;&lt;/Text&gt;&lt;/Row&gt;&quot;)" office:value-type="string" office:string-value="&lt;Row Tag='LOC_TCS_EXPLORATION_ARMYRANK_PREFIX_NEAREASTERN_6_FEMALE' Language='de_DE'&gt;&lt;Text&gt;Scharifa&lt;/Text&gt;&lt;/Row&gt;">
            <text:p>&lt;Row Tag='LOC_TCS_EXPLORATION_ARMYRANK_PREFIX_NEAREASTERN_6_FEMALE' Language='de_DE'&gt;&lt;Text&gt;Scharifa&lt;/Text&gt;&lt;/Row&gt;</text:p>
          </table:table-cell>
          <table:table-cell office:value-type="string">
            <text:p>Sharifa</text:p>
          </table:table-cell>
          <table:table-cell table:formula="of:=CONCATENATE(&quot;&lt;Row Tag='&quot;;[.A43];&quot;' Language='es_ES'&gt;&lt;Text&gt;&quot;;[.E43];&quot;&lt;/Text&gt;&lt;/Row&gt;&quot;)" office:value-type="string" office:string-value="&lt;Row Tag='LOC_TCS_EXPLORATION_ARMYRANK_PREFIX_NEAREASTERN_6_FEMALE' Language='es_ES'&gt;&lt;Text&gt;Sharifa&lt;/Text&gt;&lt;/Row&gt;">
            <text:p>&lt;Row Tag='LOC_TCS_EXPLORATION_ARMYRANK_PREFIX_NEAREASTERN_6_FEMALE' Language='es_ES'&gt;&lt;Text&gt;Sharifa&lt;/Text&gt;&lt;/Row&gt;</text:p>
          </table:table-cell>
          <table:table-cell office:value-type="string">
            <text:p>Sharifa</text:p>
          </table:table-cell>
          <table:table-cell table:formula="of:=CONCATENATE(&quot;&lt;Row Tag='&quot;;[.A43];&quot;' Language='it_IT'&gt;&lt;Text&gt;&quot;;[.G43];&quot;&lt;/Text&gt;&lt;/Row&gt;&quot;)" office:value-type="string" office:string-value="&lt;Row Tag='LOC_TCS_EXPLORATION_ARMYRANK_PREFIX_NEAREASTERN_6_FEMALE' Language='it_IT'&gt;&lt;Text&gt;Sharifa&lt;/Text&gt;&lt;/Row&gt;">
            <text:p>&lt;Row Tag='LOC_TCS_EXPLORATION_ARMYRANK_PREFIX_NEAREASTERN_6_FEMALE' Language='it_IT'&gt;&lt;Text&gt;Sharifa&lt;/Text&gt;&lt;/Row&gt;</text:p>
          </table:table-cell>
          <table:table-cell office:value-type="string">
            <text:p>シャリーファ</text:p>
          </table:table-cell>
          <table:table-cell table:formula="of:=CONCATENATE(&quot;&lt;Row Tag='&quot;;[.A43];&quot;' Language='ja_JP'&gt;&lt;Text&gt;&quot;;[.I43];&quot;&lt;/Text&gt;&lt;/Row&gt;&quot;)" office:value-type="string" office:string-value="&lt;Row Tag='LOC_TCS_EXPLORATION_ARMYRANK_PREFIX_NEAREASTERN_6_FEMALE' Language='ja_JP'&gt;&lt;Text&gt;シャリーファ&lt;/Text&gt;&lt;/Row&gt;">
            <text:p>&lt;Row Tag='LOC_TCS_EXPLORATION_ARMYRANK_PREFIX_NEAREASTERN_6_FEMALE' Language='ja_JP'&gt;&lt;Text&gt;シャリーファ&lt;/Text&gt;&lt;/Row&gt;</text:p>
          </table:table-cell>
          <table:table-cell office:value-type="string">
            <text:p>샤리파</text:p>
          </table:table-cell>
          <table:table-cell table:formula="of:=CONCATENATE(&quot;&lt;Row Tag='&quot;;[.A43];&quot;' Language='ko_KR'&gt;&lt;Text&gt;&quot;;[.K43];&quot;&lt;/Text&gt;&lt;/Row&gt;&quot;)" office:value-type="string" office:string-value="&lt;Row Tag='LOC_TCS_EXPLORATION_ARMYRANK_PREFIX_NEAREASTERN_6_FEMALE' Language='ko_KR'&gt;&lt;Text&gt;샤리파&lt;/Text&gt;&lt;/Row&gt;">
            <text:p>&lt;Row Tag='LOC_TCS_EXPLORATION_ARMYRANK_PREFIX_NEAREASTERN_6_FEMALE' Language='ko_KR'&gt;&lt;Text&gt;샤리파&lt;/Text&gt;&lt;/Row&gt;</text:p>
          </table:table-cell>
          <table:table-cell office:value-type="string">
            <text:p>Szarifa</text:p>
          </table:table-cell>
          <table:table-cell table:formula="of:=CONCATENATE(&quot;&lt;Row Tag='&quot;;[.A43];&quot;' Language='pl_PL'&gt;&lt;Text&gt;&quot;;[.M43];&quot;&lt;/Text&gt;&lt;/Row&gt;&quot;)" office:value-type="string" office:string-value="&lt;Row Tag='LOC_TCS_EXPLORATION_ARMYRANK_PREFIX_NEAREASTERN_6_FEMALE' Language='pl_PL'&gt;&lt;Text&gt;Szarifa&lt;/Text&gt;&lt;/Row&gt;">
            <text:p>&lt;Row Tag='LOC_TCS_EXPLORATION_ARMYRANK_PREFIX_NEAREASTERN_6_FEMALE' Language='pl_PL'&gt;&lt;Text&gt;Szarifa&lt;/Text&gt;&lt;/Row&gt;</text:p>
          </table:table-cell>
          <table:table-cell office:value-type="string">
            <text:p>Xerifa</text:p>
          </table:table-cell>
          <table:table-cell table:formula="of:=CONCATENATE(&quot;&lt;Row Tag='&quot;;[.A43];&quot;' Language='pt_BR'&gt;&lt;Text&gt;&quot;;[.O43];&quot;&lt;/Text&gt;&lt;/Row&gt;&quot;)" office:value-type="string" office:string-value="&lt;Row Tag='LOC_TCS_EXPLORATION_ARMYRANK_PREFIX_NEAREASTERN_6_FEMALE' Language='pt_BR'&gt;&lt;Text&gt;Xerifa&lt;/Text&gt;&lt;/Row&gt;">
            <text:p>&lt;Row Tag='LOC_TCS_EXPLORATION_ARMYRANK_PREFIX_NEAREASTERN_6_FEMALE' Language='pt_BR'&gt;&lt;Text&gt;Xerifa&lt;/Text&gt;&lt;/Row&gt;</text:p>
          </table:table-cell>
          <table:table-cell office:value-type="string">
            <text:p>Шарифа</text:p>
          </table:table-cell>
          <table:table-cell table:formula="of:=CONCATENATE(&quot;&lt;Row Tag='&quot;;[.A43];&quot;' Language='ru_RU'&gt;&lt;Text&gt;&quot;;[.Q43];&quot;&lt;/Text&gt;&lt;/Row&gt;&quot;)" office:value-type="string" office:string-value="&lt;Row Tag='LOC_TCS_EXPLORATION_ARMYRANK_PREFIX_NEAREASTERN_6_FEMALE' Language='ru_RU'&gt;&lt;Text&gt;Шарифа&lt;/Text&gt;&lt;/Row&gt;">
            <text:p>&lt;Row Tag='LOC_TCS_EXPLORATION_ARMYRANK_PREFIX_NEAREASTERN_6_FEMALE' Language='ru_RU'&gt;&lt;Text&gt;Шарифа&lt;/Text&gt;&lt;/Row&gt;</text:p>
          </table:table-cell>
          <table:table-cell office:value-type="string">
            <text:p>谢里法</text:p>
          </table:table-cell>
          <table:table-cell table:formula="of:=CONCATENATE(&quot;&lt;Row Tag='&quot;;[.A43];&quot;' Language='zh_Hans_CN'&gt;&lt;Text&gt;&quot;;[.S43];&quot;&lt;/Text&gt;&lt;/Row&gt;&quot;)" office:value-type="string" office:string-value="&lt;Row Tag='LOC_TCS_EXPLORATION_ARMYRANK_PREFIX_NEAREASTERN_6_FEMALE' Language='zh_Hans_CN'&gt;&lt;Text&gt;谢里法&lt;/Text&gt;&lt;/Row&gt;">
            <text:p>&lt;Row Tag='LOC_TCS_EXPLORATION_ARMYRANK_PREFIX_NEAREASTERN_6_FEMALE' Language='zh_Hans_CN'&gt;&lt;Text&gt;谢里法&lt;/Text&gt;&lt;/Row&gt;</text:p>
          </table:table-cell>
        </table:table-row>
        <table:table-row table:style-name="ro3">
          <table:table-cell office:value-type="string">
            <text:p>LOC_TCS_EXPLORATION_ARMYRANK_PREFIX_INDIAN_1</text:p>
          </table:table-cell>
          <table:table-cell office:value-type="string">
            <text:p>Rajkumar</text:p>
          </table:table-cell>
          <table:table-cell office:value-type="string">
            <text:p>Rajkumar</text:p>
          </table:table-cell>
          <table:table-cell table:formula="of:=CONCATENATE(&quot;&lt;Row Tag='&quot;;[.A44];&quot;' Language='de_DE'&gt;&lt;Text&gt;&quot;;[.C44];&quot;&lt;/Text&gt;&lt;/Row&gt;&quot;)" office:value-type="string" office:string-value="&lt;Row Tag='LOC_TCS_EXPLORATION_ARMYRANK_PREFIX_INDIAN_1' Language='de_DE'&gt;&lt;Text&gt;Rajkumar&lt;/Text&gt;&lt;/Row&gt;">
            <text:p>&lt;Row Tag='LOC_TCS_EXPLORATION_ARMYRANK_PREFIX_INDIAN_1' Language='de_DE'&gt;&lt;Text&gt;Rajkumar&lt;/Text&gt;&lt;/Row&gt;</text:p>
          </table:table-cell>
          <table:table-cell office:value-type="string">
            <text:p>Rajkumar</text:p>
          </table:table-cell>
          <table:table-cell table:formula="of:=CONCATENATE(&quot;&lt;Row Tag='&quot;;[.A44];&quot;' Language='es_ES'&gt;&lt;Text&gt;&quot;;[.E44];&quot;&lt;/Text&gt;&lt;/Row&gt;&quot;)" office:value-type="string" office:string-value="&lt;Row Tag='LOC_TCS_EXPLORATION_ARMYRANK_PREFIX_INDIAN_1' Language='es_ES'&gt;&lt;Text&gt;Rajkumar&lt;/Text&gt;&lt;/Row&gt;">
            <text:p>&lt;Row Tag='LOC_TCS_EXPLORATION_ARMYRANK_PREFIX_INDIAN_1' Language='es_ES'&gt;&lt;Text&gt;Rajkumar&lt;/Text&gt;&lt;/Row&gt;</text:p>
          </table:table-cell>
          <table:table-cell office:value-type="string">
            <text:p>Rajkumar</text:p>
          </table:table-cell>
          <table:table-cell table:formula="of:=CONCATENATE(&quot;&lt;Row Tag='&quot;;[.A44];&quot;' Language='it_IT'&gt;&lt;Text&gt;&quot;;[.G44];&quot;&lt;/Text&gt;&lt;/Row&gt;&quot;)" office:value-type="string" office:string-value="&lt;Row Tag='LOC_TCS_EXPLORATION_ARMYRANK_PREFIX_INDIAN_1' Language='it_IT'&gt;&lt;Text&gt;Rajkumar&lt;/Text&gt;&lt;/Row&gt;">
            <text:p>&lt;Row Tag='LOC_TCS_EXPLORATION_ARMYRANK_PREFIX_INDIAN_1' Language='it_IT'&gt;&lt;Text&gt;Rajkumar&lt;/Text&gt;&lt;/Row&gt;</text:p>
          </table:table-cell>
          <table:table-cell office:value-type="string">
            <text:p>ラージクマール</text:p>
          </table:table-cell>
          <table:table-cell table:formula="of:=CONCATENATE(&quot;&lt;Row Tag='&quot;;[.A44];&quot;' Language='ja_JP'&gt;&lt;Text&gt;&quot;;[.I44];&quot;&lt;/Text&gt;&lt;/Row&gt;&quot;)" office:value-type="string" office:string-value="&lt;Row Tag='LOC_TCS_EXPLORATION_ARMYRANK_PREFIX_INDIAN_1' Language='ja_JP'&gt;&lt;Text&gt;ラージクマール&lt;/Text&gt;&lt;/Row&gt;">
            <text:p>&lt;Row Tag='LOC_TCS_EXPLORATION_ARMYRANK_PREFIX_INDIAN_1' Language='ja_JP'&gt;&lt;Text&gt;ラージクマール&lt;/Text&gt;&lt;/Row&gt;</text:p>
          </table:table-cell>
          <table:table-cell office:value-type="string">
            <text:p>라지쿠마르</text:p>
          </table:table-cell>
          <table:table-cell table:formula="of:=CONCATENATE(&quot;&lt;Row Tag='&quot;;[.A44];&quot;' Language='ko_KR'&gt;&lt;Text&gt;&quot;;[.K44];&quot;&lt;/Text&gt;&lt;/Row&gt;&quot;)" office:value-type="string" office:string-value="&lt;Row Tag='LOC_TCS_EXPLORATION_ARMYRANK_PREFIX_INDIAN_1' Language='ko_KR'&gt;&lt;Text&gt;라지쿠마르&lt;/Text&gt;&lt;/Row&gt;">
            <text:p>&lt;Row Tag='LOC_TCS_EXPLORATION_ARMYRANK_PREFIX_INDIAN_1' Language='ko_KR'&gt;&lt;Text&gt;라지쿠마르&lt;/Text&gt;&lt;/Row&gt;</text:p>
          </table:table-cell>
          <table:table-cell office:value-type="string">
            <text:p>Radżkumar</text:p>
          </table:table-cell>
          <table:table-cell table:formula="of:=CONCATENATE(&quot;&lt;Row Tag='&quot;;[.A44];&quot;' Language='pl_PL'&gt;&lt;Text&gt;&quot;;[.M44];&quot;&lt;/Text&gt;&lt;/Row&gt;&quot;)" office:value-type="string" office:string-value="&lt;Row Tag='LOC_TCS_EXPLORATION_ARMYRANK_PREFIX_INDIAN_1' Language='pl_PL'&gt;&lt;Text&gt;Radżkumar&lt;/Text&gt;&lt;/Row&gt;">
            <text:p>&lt;Row Tag='LOC_TCS_EXPLORATION_ARMYRANK_PREFIX_INDIAN_1' Language='pl_PL'&gt;&lt;Text&gt;Radżkumar&lt;/Text&gt;&lt;/Row&gt;</text:p>
          </table:table-cell>
          <table:table-cell office:value-type="string">
            <text:p>Rajkumar</text:p>
          </table:table-cell>
          <table:table-cell table:formula="of:=CONCATENATE(&quot;&lt;Row Tag='&quot;;[.A44];&quot;' Language='pt_BR'&gt;&lt;Text&gt;&quot;;[.O44];&quot;&lt;/Text&gt;&lt;/Row&gt;&quot;)" office:value-type="string" office:string-value="&lt;Row Tag='LOC_TCS_EXPLORATION_ARMYRANK_PREFIX_INDIAN_1' Language='pt_BR'&gt;&lt;Text&gt;Rajkumar&lt;/Text&gt;&lt;/Row&gt;">
            <text:p>&lt;Row Tag='LOC_TCS_EXPLORATION_ARMYRANK_PREFIX_INDIAN_1' Language='pt_BR'&gt;&lt;Text&gt;Rajkumar&lt;/Text&gt;&lt;/Row&gt;</text:p>
          </table:table-cell>
          <table:table-cell office:value-type="string">
            <text:p>Раджкумар</text:p>
          </table:table-cell>
          <table:table-cell table:formula="of:=CONCATENATE(&quot;&lt;Row Tag='&quot;;[.A44];&quot;' Language='ru_RU'&gt;&lt;Text&gt;&quot;;[.Q44];&quot;&lt;/Text&gt;&lt;/Row&gt;&quot;)" office:value-type="string" office:string-value="&lt;Row Tag='LOC_TCS_EXPLORATION_ARMYRANK_PREFIX_INDIAN_1' Language='ru_RU'&gt;&lt;Text&gt;Раджкумар&lt;/Text&gt;&lt;/Row&gt;">
            <text:p>&lt;Row Tag='LOC_TCS_EXPLORATION_ARMYRANK_PREFIX_INDIAN_1' Language='ru_RU'&gt;&lt;Text&gt;Раджкумар&lt;/Text&gt;&lt;/Row&gt;</text:p>
          </table:table-cell>
          <table:table-cell office:value-type="string">
            <text:p>拉杰库马尔</text:p>
          </table:table-cell>
          <table:table-cell table:formula="of:=CONCATENATE(&quot;&lt;Row Tag='&quot;;[.A44];&quot;' Language='zh_Hans_CN'&gt;&lt;Text&gt;&quot;;[.S44];&quot;&lt;/Text&gt;&lt;/Row&gt;&quot;)" office:value-type="string" office:string-value="&lt;Row Tag='LOC_TCS_EXPLORATION_ARMYRANK_PREFIX_INDIAN_1' Language='zh_Hans_CN'&gt;&lt;Text&gt;拉杰库马尔&lt;/Text&gt;&lt;/Row&gt;">
            <text:p>&lt;Row Tag='LOC_TCS_EXPLORATION_ARMYRANK_PREFIX_INDIAN_1' Language='zh_Hans_CN'&gt;&lt;Text&gt;拉杰库马尔&lt;/Text&gt;&lt;/Row&gt;</text:p>
          </table:table-cell>
        </table:table-row>
        <table:table-row table:style-name="ro3">
          <table:table-cell office:value-type="string">
            <text:p>LOC_TCS_EXPLORATION_ARMYRANK_PREFIX_INDIAN_1_FEMALE</text:p>
          </table:table-cell>
          <table:table-cell office:value-type="string">
            <text:p>Rajkumari</text:p>
          </table:table-cell>
          <table:table-cell office:value-type="string">
            <text:p>Rajkumari</text:p>
          </table:table-cell>
          <table:table-cell table:formula="of:=CONCATENATE(&quot;&lt;Row Tag='&quot;;[.A45];&quot;' Language='de_DE'&gt;&lt;Text&gt;&quot;;[.C45];&quot;&lt;/Text&gt;&lt;/Row&gt;&quot;)" office:value-type="string" office:string-value="&lt;Row Tag='LOC_TCS_EXPLORATION_ARMYRANK_PREFIX_INDIAN_1_FEMALE' Language='de_DE'&gt;&lt;Text&gt;Rajkumari&lt;/Text&gt;&lt;/Row&gt;">
            <text:p>&lt;Row Tag='LOC_TCS_EXPLORATION_ARMYRANK_PREFIX_INDIAN_1_FEMALE' Language='de_DE'&gt;&lt;Text&gt;Rajkumari&lt;/Text&gt;&lt;/Row&gt;</text:p>
          </table:table-cell>
          <table:table-cell office:value-type="string">
            <text:p>Rajkumari</text:p>
          </table:table-cell>
          <table:table-cell table:formula="of:=CONCATENATE(&quot;&lt;Row Tag='&quot;;[.A45];&quot;' Language='es_ES'&gt;&lt;Text&gt;&quot;;[.E45];&quot;&lt;/Text&gt;&lt;/Row&gt;&quot;)" office:value-type="string" office:string-value="&lt;Row Tag='LOC_TCS_EXPLORATION_ARMYRANK_PREFIX_INDIAN_1_FEMALE' Language='es_ES'&gt;&lt;Text&gt;Rajkumari&lt;/Text&gt;&lt;/Row&gt;">
            <text:p>&lt;Row Tag='LOC_TCS_EXPLORATION_ARMYRANK_PREFIX_INDIAN_1_FEMALE' Language='es_ES'&gt;&lt;Text&gt;Rajkumari&lt;/Text&gt;&lt;/Row&gt;</text:p>
          </table:table-cell>
          <table:table-cell office:value-type="string">
            <text:p>Rajkumari</text:p>
          </table:table-cell>
          <table:table-cell table:formula="of:=CONCATENATE(&quot;&lt;Row Tag='&quot;;[.A45];&quot;' Language='it_IT'&gt;&lt;Text&gt;&quot;;[.G45];&quot;&lt;/Text&gt;&lt;/Row&gt;&quot;)" office:value-type="string" office:string-value="&lt;Row Tag='LOC_TCS_EXPLORATION_ARMYRANK_PREFIX_INDIAN_1_FEMALE' Language='it_IT'&gt;&lt;Text&gt;Rajkumari&lt;/Text&gt;&lt;/Row&gt;">
            <text:p>&lt;Row Tag='LOC_TCS_EXPLORATION_ARMYRANK_PREFIX_INDIAN_1_FEMALE' Language='it_IT'&gt;&lt;Text&gt;Rajkumari&lt;/Text&gt;&lt;/Row&gt;</text:p>
          </table:table-cell>
          <table:table-cell office:value-type="string">
            <text:p>ラージクマーリー</text:p>
          </table:table-cell>
          <table:table-cell table:formula="of:=CONCATENATE(&quot;&lt;Row Tag='&quot;;[.A45];&quot;' Language='ja_JP'&gt;&lt;Text&gt;&quot;;[.I45];&quot;&lt;/Text&gt;&lt;/Row&gt;&quot;)" office:value-type="string" office:string-value="&lt;Row Tag='LOC_TCS_EXPLORATION_ARMYRANK_PREFIX_INDIAN_1_FEMALE' Language='ja_JP'&gt;&lt;Text&gt;ラージクマーリー&lt;/Text&gt;&lt;/Row&gt;">
            <text:p>&lt;Row Tag='LOC_TCS_EXPLORATION_ARMYRANK_PREFIX_INDIAN_1_FEMALE' Language='ja_JP'&gt;&lt;Text&gt;ラージクマーリー&lt;/Text&gt;&lt;/Row&gt;</text:p>
          </table:table-cell>
          <table:table-cell office:value-type="string">
            <text:p>라지쿠마리</text:p>
          </table:table-cell>
          <table:table-cell table:formula="of:=CONCATENATE(&quot;&lt;Row Tag='&quot;;[.A45];&quot;' Language='ko_KR'&gt;&lt;Text&gt;&quot;;[.K45];&quot;&lt;/Text&gt;&lt;/Row&gt;&quot;)" office:value-type="string" office:string-value="&lt;Row Tag='LOC_TCS_EXPLORATION_ARMYRANK_PREFIX_INDIAN_1_FEMALE' Language='ko_KR'&gt;&lt;Text&gt;라지쿠마리&lt;/Text&gt;&lt;/Row&gt;">
            <text:p>&lt;Row Tag='LOC_TCS_EXPLORATION_ARMYRANK_PREFIX_INDIAN_1_FEMALE' Language='ko_KR'&gt;&lt;Text&gt;라지쿠마리&lt;/Text&gt;&lt;/Row&gt;</text:p>
          </table:table-cell>
          <table:table-cell office:value-type="string">
            <text:p>Radżkumari</text:p>
          </table:table-cell>
          <table:table-cell table:formula="of:=CONCATENATE(&quot;&lt;Row Tag='&quot;;[.A45];&quot;' Language='pl_PL'&gt;&lt;Text&gt;&quot;;[.M45];&quot;&lt;/Text&gt;&lt;/Row&gt;&quot;)" office:value-type="string" office:string-value="&lt;Row Tag='LOC_TCS_EXPLORATION_ARMYRANK_PREFIX_INDIAN_1_FEMALE' Language='pl_PL'&gt;&lt;Text&gt;Radżkumari&lt;/Text&gt;&lt;/Row&gt;">
            <text:p>&lt;Row Tag='LOC_TCS_EXPLORATION_ARMYRANK_PREFIX_INDIAN_1_FEMALE' Language='pl_PL'&gt;&lt;Text&gt;Radżkumari&lt;/Text&gt;&lt;/Row&gt;</text:p>
          </table:table-cell>
          <table:table-cell office:value-type="string">
            <text:p>Rajkumari</text:p>
          </table:table-cell>
          <table:table-cell table:formula="of:=CONCATENATE(&quot;&lt;Row Tag='&quot;;[.A45];&quot;' Language='pt_BR'&gt;&lt;Text&gt;&quot;;[.O45];&quot;&lt;/Text&gt;&lt;/Row&gt;&quot;)" office:value-type="string" office:string-value="&lt;Row Tag='LOC_TCS_EXPLORATION_ARMYRANK_PREFIX_INDIAN_1_FEMALE' Language='pt_BR'&gt;&lt;Text&gt;Rajkumari&lt;/Text&gt;&lt;/Row&gt;">
            <text:p>&lt;Row Tag='LOC_TCS_EXPLORATION_ARMYRANK_PREFIX_INDIAN_1_FEMALE' Language='pt_BR'&gt;&lt;Text&gt;Rajkumari&lt;/Text&gt;&lt;/Row&gt;</text:p>
          </table:table-cell>
          <table:table-cell office:value-type="string">
            <text:p>Раджкумари</text:p>
          </table:table-cell>
          <table:table-cell table:formula="of:=CONCATENATE(&quot;&lt;Row Tag='&quot;;[.A45];&quot;' Language='ru_RU'&gt;&lt;Text&gt;&quot;;[.Q45];&quot;&lt;/Text&gt;&lt;/Row&gt;&quot;)" office:value-type="string" office:string-value="&lt;Row Tag='LOC_TCS_EXPLORATION_ARMYRANK_PREFIX_INDIAN_1_FEMALE' Language='ru_RU'&gt;&lt;Text&gt;Раджкумари&lt;/Text&gt;&lt;/Row&gt;">
            <text:p>&lt;Row Tag='LOC_TCS_EXPLORATION_ARMYRANK_PREFIX_INDIAN_1_FEMALE' Language='ru_RU'&gt;&lt;Text&gt;Раджкумари&lt;/Text&gt;&lt;/Row&gt;</text:p>
          </table:table-cell>
          <table:table-cell office:value-type="string">
            <text:p>拉杰库马里</text:p>
          </table:table-cell>
          <table:table-cell table:formula="of:=CONCATENATE(&quot;&lt;Row Tag='&quot;;[.A45];&quot;' Language='zh_Hans_CN'&gt;&lt;Text&gt;&quot;;[.S45];&quot;&lt;/Text&gt;&lt;/Row&gt;&quot;)" office:value-type="string" office:string-value="&lt;Row Tag='LOC_TCS_EXPLORATION_ARMYRANK_PREFIX_INDIAN_1_FEMALE' Language='zh_Hans_CN'&gt;&lt;Text&gt;拉杰库马里&lt;/Text&gt;&lt;/Row&gt;">
            <text:p>&lt;Row Tag='LOC_TCS_EXPLORATION_ARMYRANK_PREFIX_INDIAN_1_FEMALE' Language='zh_Hans_CN'&gt;&lt;Text&gt;拉杰库马里&lt;/Text&gt;&lt;/Row&gt;</text:p>
          </table:table-cell>
        </table:table-row>
        <table:table-row table:style-name="ro3">
          <table:table-cell office:value-type="string">
            <text:p>LOC_TCS_EXPLORATION_ARMYRANK_PREFIX_INDIAN_2</text:p>
          </table:table-cell>
          <table:table-cell office:value-type="string">
            <text:p>Zamindar</text:p>
          </table:table-cell>
          <table:table-cell office:value-type="string">
            <text:p>Zamindar</text:p>
          </table:table-cell>
          <table:table-cell table:formula="of:=CONCATENATE(&quot;&lt;Row Tag='&quot;;[.A46];&quot;' Language='de_DE'&gt;&lt;Text&gt;&quot;;[.C46];&quot;&lt;/Text&gt;&lt;/Row&gt;&quot;)" office:value-type="string" office:string-value="&lt;Row Tag='LOC_TCS_EXPLORATION_ARMYRANK_PREFIX_INDIAN_2' Language='de_DE'&gt;&lt;Text&gt;Zamindar&lt;/Text&gt;&lt;/Row&gt;">
            <text:p>&lt;Row Tag='LOC_TCS_EXPLORATION_ARMYRANK_PREFIX_INDIAN_2' Language='de_DE'&gt;&lt;Text&gt;Zamindar&lt;/Text&gt;&lt;/Row&gt;</text:p>
          </table:table-cell>
          <table:table-cell office:value-type="string">
            <text:p>Zamindar</text:p>
          </table:table-cell>
          <table:table-cell table:formula="of:=CONCATENATE(&quot;&lt;Row Tag='&quot;;[.A46];&quot;' Language='es_ES'&gt;&lt;Text&gt;&quot;;[.E46];&quot;&lt;/Text&gt;&lt;/Row&gt;&quot;)" office:value-type="string" office:string-value="&lt;Row Tag='LOC_TCS_EXPLORATION_ARMYRANK_PREFIX_INDIAN_2' Language='es_ES'&gt;&lt;Text&gt;Zamindar&lt;/Text&gt;&lt;/Row&gt;">
            <text:p>&lt;Row Tag='LOC_TCS_EXPLORATION_ARMYRANK_PREFIX_INDIAN_2' Language='es_ES'&gt;&lt;Text&gt;Zamindar&lt;/Text&gt;&lt;/Row&gt;</text:p>
          </table:table-cell>
          <table:table-cell office:value-type="string">
            <text:p>Zamindar</text:p>
          </table:table-cell>
          <table:table-cell table:formula="of:=CONCATENATE(&quot;&lt;Row Tag='&quot;;[.A46];&quot;' Language='it_IT'&gt;&lt;Text&gt;&quot;;[.G46];&quot;&lt;/Text&gt;&lt;/Row&gt;&quot;)" office:value-type="string" office:string-value="&lt;Row Tag='LOC_TCS_EXPLORATION_ARMYRANK_PREFIX_INDIAN_2' Language='it_IT'&gt;&lt;Text&gt;Zamindar&lt;/Text&gt;&lt;/Row&gt;">
            <text:p>&lt;Row Tag='LOC_TCS_EXPLORATION_ARMYRANK_PREFIX_INDIAN_2' Language='it_IT'&gt;&lt;Text&gt;Zamindar&lt;/Text&gt;&lt;/Row&gt;</text:p>
          </table:table-cell>
          <table:table-cell office:value-type="string">
            <text:p>ザミンダール</text:p>
          </table:table-cell>
          <table:table-cell table:formula="of:=CONCATENATE(&quot;&lt;Row Tag='&quot;;[.A46];&quot;' Language='ja_JP'&gt;&lt;Text&gt;&quot;;[.I46];&quot;&lt;/Text&gt;&lt;/Row&gt;&quot;)" office:value-type="string" office:string-value="&lt;Row Tag='LOC_TCS_EXPLORATION_ARMYRANK_PREFIX_INDIAN_2' Language='ja_JP'&gt;&lt;Text&gt;ザミンダール&lt;/Text&gt;&lt;/Row&gt;">
            <text:p>&lt;Row Tag='LOC_TCS_EXPLORATION_ARMYRANK_PREFIX_INDIAN_2' Language='ja_JP'&gt;&lt;Text&gt;ザミンダール&lt;/Text&gt;&lt;/Row&gt;</text:p>
          </table:table-cell>
          <table:table-cell office:value-type="string">
            <text:p>자민다르</text:p>
          </table:table-cell>
          <table:table-cell table:formula="of:=CONCATENATE(&quot;&lt;Row Tag='&quot;;[.A46];&quot;' Language='ko_KR'&gt;&lt;Text&gt;&quot;;[.K46];&quot;&lt;/Text&gt;&lt;/Row&gt;&quot;)" office:value-type="string" office:string-value="&lt;Row Tag='LOC_TCS_EXPLORATION_ARMYRANK_PREFIX_INDIAN_2' Language='ko_KR'&gt;&lt;Text&gt;자민다르&lt;/Text&gt;&lt;/Row&gt;">
            <text:p>&lt;Row Tag='LOC_TCS_EXPLORATION_ARMYRANK_PREFIX_INDIAN_2' Language='ko_KR'&gt;&lt;Text&gt;자민다르&lt;/Text&gt;&lt;/Row&gt;</text:p>
          </table:table-cell>
          <table:table-cell office:value-type="string">
            <text:p>Zemindar</text:p>
          </table:table-cell>
          <table:table-cell table:formula="of:=CONCATENATE(&quot;&lt;Row Tag='&quot;;[.A46];&quot;' Language='pl_PL'&gt;&lt;Text&gt;&quot;;[.M46];&quot;&lt;/Text&gt;&lt;/Row&gt;&quot;)" office:value-type="string" office:string-value="&lt;Row Tag='LOC_TCS_EXPLORATION_ARMYRANK_PREFIX_INDIAN_2' Language='pl_PL'&gt;&lt;Text&gt;Zemindar&lt;/Text&gt;&lt;/Row&gt;">
            <text:p>&lt;Row Tag='LOC_TCS_EXPLORATION_ARMYRANK_PREFIX_INDIAN_2' Language='pl_PL'&gt;&lt;Text&gt;Zemindar&lt;/Text&gt;&lt;/Row&gt;</text:p>
          </table:table-cell>
          <table:table-cell office:value-type="string">
            <text:p>Zamindar</text:p>
          </table:table-cell>
          <table:table-cell table:formula="of:=CONCATENATE(&quot;&lt;Row Tag='&quot;;[.A46];&quot;' Language='pt_BR'&gt;&lt;Text&gt;&quot;;[.O46];&quot;&lt;/Text&gt;&lt;/Row&gt;&quot;)" office:value-type="string" office:string-value="&lt;Row Tag='LOC_TCS_EXPLORATION_ARMYRANK_PREFIX_INDIAN_2' Language='pt_BR'&gt;&lt;Text&gt;Zamindar&lt;/Text&gt;&lt;/Row&gt;">
            <text:p>&lt;Row Tag='LOC_TCS_EXPLORATION_ARMYRANK_PREFIX_INDIAN_2' Language='pt_BR'&gt;&lt;Text&gt;Zamindar&lt;/Text&gt;&lt;/Row&gt;</text:p>
          </table:table-cell>
          <table:table-cell office:value-type="string">
            <text:p>Заминдар</text:p>
          </table:table-cell>
          <table:table-cell table:formula="of:=CONCATENATE(&quot;&lt;Row Tag='&quot;;[.A46];&quot;' Language='ru_RU'&gt;&lt;Text&gt;&quot;;[.Q46];&quot;&lt;/Text&gt;&lt;/Row&gt;&quot;)" office:value-type="string" office:string-value="&lt;Row Tag='LOC_TCS_EXPLORATION_ARMYRANK_PREFIX_INDIAN_2' Language='ru_RU'&gt;&lt;Text&gt;Заминдар&lt;/Text&gt;&lt;/Row&gt;">
            <text:p>&lt;Row Tag='LOC_TCS_EXPLORATION_ARMYRANK_PREFIX_INDIAN_2' Language='ru_RU'&gt;&lt;Text&gt;Заминдар&lt;/Text&gt;&lt;/Row&gt;</text:p>
          </table:table-cell>
          <table:table-cell office:value-type="string">
            <text:p>柴明达尔</text:p>
          </table:table-cell>
          <table:table-cell table:formula="of:=CONCATENATE(&quot;&lt;Row Tag='&quot;;[.A46];&quot;' Language='zh_Hans_CN'&gt;&lt;Text&gt;&quot;;[.S46];&quot;&lt;/Text&gt;&lt;/Row&gt;&quot;)" office:value-type="string" office:string-value="&lt;Row Tag='LOC_TCS_EXPLORATION_ARMYRANK_PREFIX_INDIAN_2' Language='zh_Hans_CN'&gt;&lt;Text&gt;柴明达尔&lt;/Text&gt;&lt;/Row&gt;">
            <text:p>&lt;Row Tag='LOC_TCS_EXPLORATION_ARMYRANK_PREFIX_INDIAN_2' Language='zh_Hans_CN'&gt;&lt;Text&gt;柴明达尔&lt;/Text&gt;&lt;/Row&gt;</text:p>
          </table:table-cell>
        </table:table-row>
        <table:table-row table:style-name="ro3">
          <table:table-cell office:value-type="string">
            <text:p>LOC_TCS_EXPLORATION_ARMYRANK_PREFIX_INDIAN_2_FEMALE</text:p>
          </table:table-cell>
          <table:table-cell office:value-type="string">
            <text:p>Zamindari</text:p>
          </table:table-cell>
          <table:table-cell office:value-type="string">
            <text:p>Zamindari</text:p>
          </table:table-cell>
          <table:table-cell table:formula="of:=CONCATENATE(&quot;&lt;Row Tag='&quot;;[.A47];&quot;' Language='de_DE'&gt;&lt;Text&gt;&quot;;[.C47];&quot;&lt;/Text&gt;&lt;/Row&gt;&quot;)" office:value-type="string" office:string-value="&lt;Row Tag='LOC_TCS_EXPLORATION_ARMYRANK_PREFIX_INDIAN_2_FEMALE' Language='de_DE'&gt;&lt;Text&gt;Zamindari&lt;/Text&gt;&lt;/Row&gt;">
            <text:p>&lt;Row Tag='LOC_TCS_EXPLORATION_ARMYRANK_PREFIX_INDIAN_2_FEMALE' Language='de_DE'&gt;&lt;Text&gt;Zamindari&lt;/Text&gt;&lt;/Row&gt;</text:p>
          </table:table-cell>
          <table:table-cell office:value-type="string">
            <text:p>Zamindari</text:p>
          </table:table-cell>
          <table:table-cell table:formula="of:=CONCATENATE(&quot;&lt;Row Tag='&quot;;[.A47];&quot;' Language='es_ES'&gt;&lt;Text&gt;&quot;;[.E47];&quot;&lt;/Text&gt;&lt;/Row&gt;&quot;)" office:value-type="string" office:string-value="&lt;Row Tag='LOC_TCS_EXPLORATION_ARMYRANK_PREFIX_INDIAN_2_FEMALE' Language='es_ES'&gt;&lt;Text&gt;Zamindari&lt;/Text&gt;&lt;/Row&gt;">
            <text:p>&lt;Row Tag='LOC_TCS_EXPLORATION_ARMYRANK_PREFIX_INDIAN_2_FEMALE' Language='es_ES'&gt;&lt;Text&gt;Zamindari&lt;/Text&gt;&lt;/Row&gt;</text:p>
          </table:table-cell>
          <table:table-cell office:value-type="string">
            <text:p>Zamindari</text:p>
          </table:table-cell>
          <table:table-cell table:formula="of:=CONCATENATE(&quot;&lt;Row Tag='&quot;;[.A47];&quot;' Language='it_IT'&gt;&lt;Text&gt;&quot;;[.G47];&quot;&lt;/Text&gt;&lt;/Row&gt;&quot;)" office:value-type="string" office:string-value="&lt;Row Tag='LOC_TCS_EXPLORATION_ARMYRANK_PREFIX_INDIAN_2_FEMALE' Language='it_IT'&gt;&lt;Text&gt;Zamindari&lt;/Text&gt;&lt;/Row&gt;">
            <text:p>&lt;Row Tag='LOC_TCS_EXPLORATION_ARMYRANK_PREFIX_INDIAN_2_FEMALE' Language='it_IT'&gt;&lt;Text&gt;Zamindari&lt;/Text&gt;&lt;/Row&gt;</text:p>
          </table:table-cell>
          <table:table-cell office:value-type="string">
            <text:p>ザミンダリー</text:p>
          </table:table-cell>
          <table:table-cell table:formula="of:=CONCATENATE(&quot;&lt;Row Tag='&quot;;[.A47];&quot;' Language='ja_JP'&gt;&lt;Text&gt;&quot;;[.I47];&quot;&lt;/Text&gt;&lt;/Row&gt;&quot;)" office:value-type="string" office:string-value="&lt;Row Tag='LOC_TCS_EXPLORATION_ARMYRANK_PREFIX_INDIAN_2_FEMALE' Language='ja_JP'&gt;&lt;Text&gt;ザミンダリー&lt;/Text&gt;&lt;/Row&gt;">
            <text:p>&lt;Row Tag='LOC_TCS_EXPLORATION_ARMYRANK_PREFIX_INDIAN_2_FEMALE' Language='ja_JP'&gt;&lt;Text&gt;ザミンダリー&lt;/Text&gt;&lt;/Row&gt;</text:p>
          </table:table-cell>
          <table:table-cell office:value-type="string">
            <text:p>자민다리</text:p>
          </table:table-cell>
          <table:table-cell table:formula="of:=CONCATENATE(&quot;&lt;Row Tag='&quot;;[.A47];&quot;' Language='ko_KR'&gt;&lt;Text&gt;&quot;;[.K47];&quot;&lt;/Text&gt;&lt;/Row&gt;&quot;)" office:value-type="string" office:string-value="&lt;Row Tag='LOC_TCS_EXPLORATION_ARMYRANK_PREFIX_INDIAN_2_FEMALE' Language='ko_KR'&gt;&lt;Text&gt;자민다리&lt;/Text&gt;&lt;/Row&gt;">
            <text:p>&lt;Row Tag='LOC_TCS_EXPLORATION_ARMYRANK_PREFIX_INDIAN_2_FEMALE' Language='ko_KR'&gt;&lt;Text&gt;자민다리&lt;/Text&gt;&lt;/Row&gt;</text:p>
          </table:table-cell>
          <table:table-cell office:value-type="string">
            <text:p>Zemindari</text:p>
          </table:table-cell>
          <table:table-cell table:formula="of:=CONCATENATE(&quot;&lt;Row Tag='&quot;;[.A47];&quot;' Language='pl_PL'&gt;&lt;Text&gt;&quot;;[.M47];&quot;&lt;/Text&gt;&lt;/Row&gt;&quot;)" office:value-type="string" office:string-value="&lt;Row Tag='LOC_TCS_EXPLORATION_ARMYRANK_PREFIX_INDIAN_2_FEMALE' Language='pl_PL'&gt;&lt;Text&gt;Zemindari&lt;/Text&gt;&lt;/Row&gt;">
            <text:p>&lt;Row Tag='LOC_TCS_EXPLORATION_ARMYRANK_PREFIX_INDIAN_2_FEMALE' Language='pl_PL'&gt;&lt;Text&gt;Zemindari&lt;/Text&gt;&lt;/Row&gt;</text:p>
          </table:table-cell>
          <table:table-cell office:value-type="string">
            <text:p>Zamindari</text:p>
          </table:table-cell>
          <table:table-cell table:formula="of:=CONCATENATE(&quot;&lt;Row Tag='&quot;;[.A47];&quot;' Language='pt_BR'&gt;&lt;Text&gt;&quot;;[.O47];&quot;&lt;/Text&gt;&lt;/Row&gt;&quot;)" office:value-type="string" office:string-value="&lt;Row Tag='LOC_TCS_EXPLORATION_ARMYRANK_PREFIX_INDIAN_2_FEMALE' Language='pt_BR'&gt;&lt;Text&gt;Zamindari&lt;/Text&gt;&lt;/Row&gt;">
            <text:p>&lt;Row Tag='LOC_TCS_EXPLORATION_ARMYRANK_PREFIX_INDIAN_2_FEMALE' Language='pt_BR'&gt;&lt;Text&gt;Zamindari&lt;/Text&gt;&lt;/Row&gt;</text:p>
          </table:table-cell>
          <table:table-cell office:value-type="string">
            <text:p>Заминдари</text:p>
          </table:table-cell>
          <table:table-cell table:formula="of:=CONCATENATE(&quot;&lt;Row Tag='&quot;;[.A47];&quot;' Language='ru_RU'&gt;&lt;Text&gt;&quot;;[.Q47];&quot;&lt;/Text&gt;&lt;/Row&gt;&quot;)" office:value-type="string" office:string-value="&lt;Row Tag='LOC_TCS_EXPLORATION_ARMYRANK_PREFIX_INDIAN_2_FEMALE' Language='ru_RU'&gt;&lt;Text&gt;Заминдари&lt;/Text&gt;&lt;/Row&gt;">
            <text:p>&lt;Row Tag='LOC_TCS_EXPLORATION_ARMYRANK_PREFIX_INDIAN_2_FEMALE' Language='ru_RU'&gt;&lt;Text&gt;Заминдари&lt;/Text&gt;&lt;/Row&gt;</text:p>
          </table:table-cell>
          <table:table-cell office:value-type="string">
            <text:p>柴明达里</text:p>
          </table:table-cell>
          <table:table-cell table:formula="of:=CONCATENATE(&quot;&lt;Row Tag='&quot;;[.A47];&quot;' Language='zh_Hans_CN'&gt;&lt;Text&gt;&quot;;[.S47];&quot;&lt;/Text&gt;&lt;/Row&gt;&quot;)" office:value-type="string" office:string-value="&lt;Row Tag='LOC_TCS_EXPLORATION_ARMYRANK_PREFIX_INDIAN_2_FEMALE' Language='zh_Hans_CN'&gt;&lt;Text&gt;柴明达里&lt;/Text&gt;&lt;/Row&gt;">
            <text:p>&lt;Row Tag='LOC_TCS_EXPLORATION_ARMYRANK_PREFIX_INDIAN_2_FEMALE' Language='zh_Hans_CN'&gt;&lt;Text&gt;柴明达里&lt;/Text&gt;&lt;/Row&gt;</text:p>
          </table:table-cell>
        </table:table-row>
        <table:table-row table:style-name="ro3">
          <table:table-cell office:value-type="string">
            <text:p>LOC_TCS_EXPLORATION_ARMYRANK_PREFIX_INDIAN_3</text:p>
          </table:table-cell>
          <table:table-cell office:value-type="string">
            <text:p>Sardar</text:p>
          </table:table-cell>
          <table:table-cell office:value-type="string">
            <text:p>Sardar</text:p>
          </table:table-cell>
          <table:table-cell table:formula="of:=CONCATENATE(&quot;&lt;Row Tag='&quot;;[.A48];&quot;' Language='de_DE'&gt;&lt;Text&gt;&quot;;[.C48];&quot;&lt;/Text&gt;&lt;/Row&gt;&quot;)" office:value-type="string" office:string-value="&lt;Row Tag='LOC_TCS_EXPLORATION_ARMYRANK_PREFIX_INDIAN_3' Language='de_DE'&gt;&lt;Text&gt;Sardar&lt;/Text&gt;&lt;/Row&gt;">
            <text:p>&lt;Row Tag='LOC_TCS_EXPLORATION_ARMYRANK_PREFIX_INDIAN_3' Language='de_DE'&gt;&lt;Text&gt;Sardar&lt;/Text&gt;&lt;/Row&gt;</text:p>
          </table:table-cell>
          <table:table-cell office:value-type="string">
            <text:p>Sardar</text:p>
          </table:table-cell>
          <table:table-cell table:formula="of:=CONCATENATE(&quot;&lt;Row Tag='&quot;;[.A48];&quot;' Language='es_ES'&gt;&lt;Text&gt;&quot;;[.E48];&quot;&lt;/Text&gt;&lt;/Row&gt;&quot;)" office:value-type="string" office:string-value="&lt;Row Tag='LOC_TCS_EXPLORATION_ARMYRANK_PREFIX_INDIAN_3' Language='es_ES'&gt;&lt;Text&gt;Sardar&lt;/Text&gt;&lt;/Row&gt;">
            <text:p>&lt;Row Tag='LOC_TCS_EXPLORATION_ARMYRANK_PREFIX_INDIAN_3' Language='es_ES'&gt;&lt;Text&gt;Sardar&lt;/Text&gt;&lt;/Row&gt;</text:p>
          </table:table-cell>
          <table:table-cell office:value-type="string">
            <text:p>Sardar</text:p>
          </table:table-cell>
          <table:table-cell table:formula="of:=CONCATENATE(&quot;&lt;Row Tag='&quot;;[.A48];&quot;' Language='it_IT'&gt;&lt;Text&gt;&quot;;[.G48];&quot;&lt;/Text&gt;&lt;/Row&gt;&quot;)" office:value-type="string" office:string-value="&lt;Row Tag='LOC_TCS_EXPLORATION_ARMYRANK_PREFIX_INDIAN_3' Language='it_IT'&gt;&lt;Text&gt;Sardar&lt;/Text&gt;&lt;/Row&gt;">
            <text:p>&lt;Row Tag='LOC_TCS_EXPLORATION_ARMYRANK_PREFIX_INDIAN_3' Language='it_IT'&gt;&lt;Text&gt;Sardar&lt;/Text&gt;&lt;/Row&gt;</text:p>
          </table:table-cell>
          <table:table-cell office:value-type="string">
            <text:p>サルダール</text:p>
          </table:table-cell>
          <table:table-cell table:formula="of:=CONCATENATE(&quot;&lt;Row Tag='&quot;;[.A48];&quot;' Language='ja_JP'&gt;&lt;Text&gt;&quot;;[.I48];&quot;&lt;/Text&gt;&lt;/Row&gt;&quot;)" office:value-type="string" office:string-value="&lt;Row Tag='LOC_TCS_EXPLORATION_ARMYRANK_PREFIX_INDIAN_3' Language='ja_JP'&gt;&lt;Text&gt;サルダール&lt;/Text&gt;&lt;/Row&gt;">
            <text:p>&lt;Row Tag='LOC_TCS_EXPLORATION_ARMYRANK_PREFIX_INDIAN_3' Language='ja_JP'&gt;&lt;Text&gt;サルダール&lt;/Text&gt;&lt;/Row&gt;</text:p>
          </table:table-cell>
          <table:table-cell office:value-type="string">
            <text:p>사르다르</text:p>
          </table:table-cell>
          <table:table-cell table:formula="of:=CONCATENATE(&quot;&lt;Row Tag='&quot;;[.A48];&quot;' Language='ko_KR'&gt;&lt;Text&gt;&quot;;[.K48];&quot;&lt;/Text&gt;&lt;/Row&gt;&quot;)" office:value-type="string" office:string-value="&lt;Row Tag='LOC_TCS_EXPLORATION_ARMYRANK_PREFIX_INDIAN_3' Language='ko_KR'&gt;&lt;Text&gt;사르다르&lt;/Text&gt;&lt;/Row&gt;">
            <text:p>&lt;Row Tag='LOC_TCS_EXPLORATION_ARMYRANK_PREFIX_INDIAN_3' Language='ko_KR'&gt;&lt;Text&gt;사르다르&lt;/Text&gt;&lt;/Row&gt;</text:p>
          </table:table-cell>
          <table:table-cell office:value-type="string">
            <text:p>Sardar</text:p>
          </table:table-cell>
          <table:table-cell table:formula="of:=CONCATENATE(&quot;&lt;Row Tag='&quot;;[.A48];&quot;' Language='pl_PL'&gt;&lt;Text&gt;&quot;;[.M48];&quot;&lt;/Text&gt;&lt;/Row&gt;&quot;)" office:value-type="string" office:string-value="&lt;Row Tag='LOC_TCS_EXPLORATION_ARMYRANK_PREFIX_INDIAN_3' Language='pl_PL'&gt;&lt;Text&gt;Sardar&lt;/Text&gt;&lt;/Row&gt;">
            <text:p>&lt;Row Tag='LOC_TCS_EXPLORATION_ARMYRANK_PREFIX_INDIAN_3' Language='pl_PL'&gt;&lt;Text&gt;Sardar&lt;/Text&gt;&lt;/Row&gt;</text:p>
          </table:table-cell>
          <table:table-cell office:value-type="string">
            <text:p>Sardar</text:p>
          </table:table-cell>
          <table:table-cell table:formula="of:=CONCATENATE(&quot;&lt;Row Tag='&quot;;[.A48];&quot;' Language='pt_BR'&gt;&lt;Text&gt;&quot;;[.O48];&quot;&lt;/Text&gt;&lt;/Row&gt;&quot;)" office:value-type="string" office:string-value="&lt;Row Tag='LOC_TCS_EXPLORATION_ARMYRANK_PREFIX_INDIAN_3' Language='pt_BR'&gt;&lt;Text&gt;Sardar&lt;/Text&gt;&lt;/Row&gt;">
            <text:p>&lt;Row Tag='LOC_TCS_EXPLORATION_ARMYRANK_PREFIX_INDIAN_3' Language='pt_BR'&gt;&lt;Text&gt;Sardar&lt;/Text&gt;&lt;/Row&gt;</text:p>
          </table:table-cell>
          <table:table-cell office:value-type="string">
            <text:p>Сардар</text:p>
          </table:table-cell>
          <table:table-cell table:formula="of:=CONCATENATE(&quot;&lt;Row Tag='&quot;;[.A48];&quot;' Language='ru_RU'&gt;&lt;Text&gt;&quot;;[.Q48];&quot;&lt;/Text&gt;&lt;/Row&gt;&quot;)" office:value-type="string" office:string-value="&lt;Row Tag='LOC_TCS_EXPLORATION_ARMYRANK_PREFIX_INDIAN_3' Language='ru_RU'&gt;&lt;Text&gt;Сардар&lt;/Text&gt;&lt;/Row&gt;">
            <text:p>&lt;Row Tag='LOC_TCS_EXPLORATION_ARMYRANK_PREFIX_INDIAN_3' Language='ru_RU'&gt;&lt;Text&gt;Сардар&lt;/Text&gt;&lt;/Row&gt;</text:p>
          </table:table-cell>
          <table:table-cell office:value-type="string">
            <text:p>萨达尔</text:p>
          </table:table-cell>
          <table:table-cell table:formula="of:=CONCATENATE(&quot;&lt;Row Tag='&quot;;[.A48];&quot;' Language='zh_Hans_CN'&gt;&lt;Text&gt;&quot;;[.S48];&quot;&lt;/Text&gt;&lt;/Row&gt;&quot;)" office:value-type="string" office:string-value="&lt;Row Tag='LOC_TCS_EXPLORATION_ARMYRANK_PREFIX_INDIAN_3' Language='zh_Hans_CN'&gt;&lt;Text&gt;萨达尔&lt;/Text&gt;&lt;/Row&gt;">
            <text:p>&lt;Row Tag='LOC_TCS_EXPLORATION_ARMYRANK_PREFIX_INDIAN_3' Language='zh_Hans_CN'&gt;&lt;Text&gt;萨达尔&lt;/Text&gt;&lt;/Row&gt;</text:p>
          </table:table-cell>
        </table:table-row>
        <table:table-row table:style-name="ro3">
          <table:table-cell office:value-type="string">
            <text:p>LOC_TCS_EXPLORATION_ARMYRANK_PREFIX_INDIAN_3_FEMALE</text:p>
          </table:table-cell>
          <table:table-cell office:value-type="string">
            <text:p>Sardarni</text:p>
          </table:table-cell>
          <table:table-cell office:value-type="string">
            <text:p>Sardarni</text:p>
          </table:table-cell>
          <table:table-cell table:formula="of:=CONCATENATE(&quot;&lt;Row Tag='&quot;;[.A49];&quot;' Language='de_DE'&gt;&lt;Text&gt;&quot;;[.C49];&quot;&lt;/Text&gt;&lt;/Row&gt;&quot;)" office:value-type="string" office:string-value="&lt;Row Tag='LOC_TCS_EXPLORATION_ARMYRANK_PREFIX_INDIAN_3_FEMALE' Language='de_DE'&gt;&lt;Text&gt;Sardarni&lt;/Text&gt;&lt;/Row&gt;">
            <text:p>&lt;Row Tag='LOC_TCS_EXPLORATION_ARMYRANK_PREFIX_INDIAN_3_FEMALE' Language='de_DE'&gt;&lt;Text&gt;Sardarni&lt;/Text&gt;&lt;/Row&gt;</text:p>
          </table:table-cell>
          <table:table-cell office:value-type="string">
            <text:p>Sardarni</text:p>
          </table:table-cell>
          <table:table-cell table:formula="of:=CONCATENATE(&quot;&lt;Row Tag='&quot;;[.A49];&quot;' Language='es_ES'&gt;&lt;Text&gt;&quot;;[.E49];&quot;&lt;/Text&gt;&lt;/Row&gt;&quot;)" office:value-type="string" office:string-value="&lt;Row Tag='LOC_TCS_EXPLORATION_ARMYRANK_PREFIX_INDIAN_3_FEMALE' Language='es_ES'&gt;&lt;Text&gt;Sardarni&lt;/Text&gt;&lt;/Row&gt;">
            <text:p>&lt;Row Tag='LOC_TCS_EXPLORATION_ARMYRANK_PREFIX_INDIAN_3_FEMALE' Language='es_ES'&gt;&lt;Text&gt;Sardarni&lt;/Text&gt;&lt;/Row&gt;</text:p>
          </table:table-cell>
          <table:table-cell office:value-type="string">
            <text:p>Sardarni</text:p>
          </table:table-cell>
          <table:table-cell table:formula="of:=CONCATENATE(&quot;&lt;Row Tag='&quot;;[.A49];&quot;' Language='it_IT'&gt;&lt;Text&gt;&quot;;[.G49];&quot;&lt;/Text&gt;&lt;/Row&gt;&quot;)" office:value-type="string" office:string-value="&lt;Row Tag='LOC_TCS_EXPLORATION_ARMYRANK_PREFIX_INDIAN_3_FEMALE' Language='it_IT'&gt;&lt;Text&gt;Sardarni&lt;/Text&gt;&lt;/Row&gt;">
            <text:p>&lt;Row Tag='LOC_TCS_EXPLORATION_ARMYRANK_PREFIX_INDIAN_3_FEMALE' Language='it_IT'&gt;&lt;Text&gt;Sardarni&lt;/Text&gt;&lt;/Row&gt;</text:p>
          </table:table-cell>
          <table:table-cell office:value-type="string">
            <text:p>サルダルニ</text:p>
          </table:table-cell>
          <table:table-cell table:formula="of:=CONCATENATE(&quot;&lt;Row Tag='&quot;;[.A49];&quot;' Language='ja_JP'&gt;&lt;Text&gt;&quot;;[.I49];&quot;&lt;/Text&gt;&lt;/Row&gt;&quot;)" office:value-type="string" office:string-value="&lt;Row Tag='LOC_TCS_EXPLORATION_ARMYRANK_PREFIX_INDIAN_3_FEMALE' Language='ja_JP'&gt;&lt;Text&gt;サルダルニ&lt;/Text&gt;&lt;/Row&gt;">
            <text:p>&lt;Row Tag='LOC_TCS_EXPLORATION_ARMYRANK_PREFIX_INDIAN_3_FEMALE' Language='ja_JP'&gt;&lt;Text&gt;サルダルニ&lt;/Text&gt;&lt;/Row&gt;</text:p>
          </table:table-cell>
          <table:table-cell office:value-type="string">
            <text:p>사르다르니</text:p>
          </table:table-cell>
          <table:table-cell table:formula="of:=CONCATENATE(&quot;&lt;Row Tag='&quot;;[.A49];&quot;' Language='ko_KR'&gt;&lt;Text&gt;&quot;;[.K49];&quot;&lt;/Text&gt;&lt;/Row&gt;&quot;)" office:value-type="string" office:string-value="&lt;Row Tag='LOC_TCS_EXPLORATION_ARMYRANK_PREFIX_INDIAN_3_FEMALE' Language='ko_KR'&gt;&lt;Text&gt;사르다르니&lt;/Text&gt;&lt;/Row&gt;">
            <text:p>&lt;Row Tag='LOC_TCS_EXPLORATION_ARMYRANK_PREFIX_INDIAN_3_FEMALE' Language='ko_KR'&gt;&lt;Text&gt;사르다르니&lt;/Text&gt;&lt;/Row&gt;</text:p>
          </table:table-cell>
          <table:table-cell office:value-type="string">
            <text:p>Sardarni</text:p>
          </table:table-cell>
          <table:table-cell table:formula="of:=CONCATENATE(&quot;&lt;Row Tag='&quot;;[.A49];&quot;' Language='pl_PL'&gt;&lt;Text&gt;&quot;;[.M49];&quot;&lt;/Text&gt;&lt;/Row&gt;&quot;)" office:value-type="string" office:string-value="&lt;Row Tag='LOC_TCS_EXPLORATION_ARMYRANK_PREFIX_INDIAN_3_FEMALE' Language='pl_PL'&gt;&lt;Text&gt;Sardarni&lt;/Text&gt;&lt;/Row&gt;">
            <text:p>&lt;Row Tag='LOC_TCS_EXPLORATION_ARMYRANK_PREFIX_INDIAN_3_FEMALE' Language='pl_PL'&gt;&lt;Text&gt;Sardarni&lt;/Text&gt;&lt;/Row&gt;</text:p>
          </table:table-cell>
          <table:table-cell office:value-type="string">
            <text:p>Sardarni</text:p>
          </table:table-cell>
          <table:table-cell table:formula="of:=CONCATENATE(&quot;&lt;Row Tag='&quot;;[.A49];&quot;' Language='pt_BR'&gt;&lt;Text&gt;&quot;;[.O49];&quot;&lt;/Text&gt;&lt;/Row&gt;&quot;)" office:value-type="string" office:string-value="&lt;Row Tag='LOC_TCS_EXPLORATION_ARMYRANK_PREFIX_INDIAN_3_FEMALE' Language='pt_BR'&gt;&lt;Text&gt;Sardarni&lt;/Text&gt;&lt;/Row&gt;">
            <text:p>&lt;Row Tag='LOC_TCS_EXPLORATION_ARMYRANK_PREFIX_INDIAN_3_FEMALE' Language='pt_BR'&gt;&lt;Text&gt;Sardarni&lt;/Text&gt;&lt;/Row&gt;</text:p>
          </table:table-cell>
          <table:table-cell office:value-type="string">
            <text:p>Сардарни</text:p>
          </table:table-cell>
          <table:table-cell table:formula="of:=CONCATENATE(&quot;&lt;Row Tag='&quot;;[.A49];&quot;' Language='ru_RU'&gt;&lt;Text&gt;&quot;;[.Q49];&quot;&lt;/Text&gt;&lt;/Row&gt;&quot;)" office:value-type="string" office:string-value="&lt;Row Tag='LOC_TCS_EXPLORATION_ARMYRANK_PREFIX_INDIAN_3_FEMALE' Language='ru_RU'&gt;&lt;Text&gt;Сардарни&lt;/Text&gt;&lt;/Row&gt;">
            <text:p>&lt;Row Tag='LOC_TCS_EXPLORATION_ARMYRANK_PREFIX_INDIAN_3_FEMALE' Language='ru_RU'&gt;&lt;Text&gt;Сардарни&lt;/Text&gt;&lt;/Row&gt;</text:p>
          </table:table-cell>
          <table:table-cell office:value-type="string">
            <text:p>萨达尔尼</text:p>
          </table:table-cell>
          <table:table-cell table:formula="of:=CONCATENATE(&quot;&lt;Row Tag='&quot;;[.A49];&quot;' Language='zh_Hans_CN'&gt;&lt;Text&gt;&quot;;[.S49];&quot;&lt;/Text&gt;&lt;/Row&gt;&quot;)" office:value-type="string" office:string-value="&lt;Row Tag='LOC_TCS_EXPLORATION_ARMYRANK_PREFIX_INDIAN_3_FEMALE' Language='zh_Hans_CN'&gt;&lt;Text&gt;萨达尔尼&lt;/Text&gt;&lt;/Row&gt;">
            <text:p>&lt;Row Tag='LOC_TCS_EXPLORATION_ARMYRANK_PREFIX_INDIAN_3_FEMALE' Language='zh_Hans_CN'&gt;&lt;Text&gt;萨达尔尼&lt;/Text&gt;&lt;/Row&gt;</text:p>
          </table:table-cell>
        </table:table-row>
        <table:table-row table:style-name="ro3">
          <table:table-cell office:value-type="string">
            <text:p>LOC_TCS_EXPLORATION_ARMYRANK_PREFIX_INDIAN_4</text:p>
          </table:table-cell>
          <table:table-cell office:value-type="string">
            <text:p>Pati</text:p>
          </table:table-cell>
          <table:table-cell office:value-type="string">
            <text:p>Pati</text:p>
          </table:table-cell>
          <table:table-cell table:formula="of:=CONCATENATE(&quot;&lt;Row Tag='&quot;;[.A50];&quot;' Language='de_DE'&gt;&lt;Text&gt;&quot;;[.C50];&quot;&lt;/Text&gt;&lt;/Row&gt;&quot;)" office:value-type="string" office:string-value="&lt;Row Tag='LOC_TCS_EXPLORATION_ARMYRANK_PREFIX_INDIAN_4' Language='de_DE'&gt;&lt;Text&gt;Pati&lt;/Text&gt;&lt;/Row&gt;">
            <text:p>&lt;Row Tag='LOC_TCS_EXPLORATION_ARMYRANK_PREFIX_INDIAN_4' Language='de_DE'&gt;&lt;Text&gt;Pati&lt;/Text&gt;&lt;/Row&gt;</text:p>
          </table:table-cell>
          <table:table-cell office:value-type="string">
            <text:p>Pati</text:p>
          </table:table-cell>
          <table:table-cell table:formula="of:=CONCATENATE(&quot;&lt;Row Tag='&quot;;[.A50];&quot;' Language='es_ES'&gt;&lt;Text&gt;&quot;;[.E50];&quot;&lt;/Text&gt;&lt;/Row&gt;&quot;)" office:value-type="string" office:string-value="&lt;Row Tag='LOC_TCS_EXPLORATION_ARMYRANK_PREFIX_INDIAN_4' Language='es_ES'&gt;&lt;Text&gt;Pati&lt;/Text&gt;&lt;/Row&gt;">
            <text:p>&lt;Row Tag='LOC_TCS_EXPLORATION_ARMYRANK_PREFIX_INDIAN_4' Language='es_ES'&gt;&lt;Text&gt;Pati&lt;/Text&gt;&lt;/Row&gt;</text:p>
          </table:table-cell>
          <table:table-cell office:value-type="string">
            <text:p>Pati</text:p>
          </table:table-cell>
          <table:table-cell table:formula="of:=CONCATENATE(&quot;&lt;Row Tag='&quot;;[.A50];&quot;' Language='it_IT'&gt;&lt;Text&gt;&quot;;[.G50];&quot;&lt;/Text&gt;&lt;/Row&gt;&quot;)" office:value-type="string" office:string-value="&lt;Row Tag='LOC_TCS_EXPLORATION_ARMYRANK_PREFIX_INDIAN_4' Language='it_IT'&gt;&lt;Text&gt;Pati&lt;/Text&gt;&lt;/Row&gt;">
            <text:p>&lt;Row Tag='LOC_TCS_EXPLORATION_ARMYRANK_PREFIX_INDIAN_4' Language='it_IT'&gt;&lt;Text&gt;Pati&lt;/Text&gt;&lt;/Row&gt;</text:p>
          </table:table-cell>
          <table:table-cell office:value-type="string">
            <text:p>パティ</text:p>
          </table:table-cell>
          <table:table-cell table:formula="of:=CONCATENATE(&quot;&lt;Row Tag='&quot;;[.A50];&quot;' Language='ja_JP'&gt;&lt;Text&gt;&quot;;[.I50];&quot;&lt;/Text&gt;&lt;/Row&gt;&quot;)" office:value-type="string" office:string-value="&lt;Row Tag='LOC_TCS_EXPLORATION_ARMYRANK_PREFIX_INDIAN_4' Language='ja_JP'&gt;&lt;Text&gt;パティ&lt;/Text&gt;&lt;/Row&gt;">
            <text:p>&lt;Row Tag='LOC_TCS_EXPLORATION_ARMYRANK_PREFIX_INDIAN_4' Language='ja_JP'&gt;&lt;Text&gt;パティ&lt;/Text&gt;&lt;/Row&gt;</text:p>
          </table:table-cell>
          <table:table-cell office:value-type="string">
            <text:p>파티</text:p>
          </table:table-cell>
          <table:table-cell table:formula="of:=CONCATENATE(&quot;&lt;Row Tag='&quot;;[.A50];&quot;' Language='ko_KR'&gt;&lt;Text&gt;&quot;;[.K50];&quot;&lt;/Text&gt;&lt;/Row&gt;&quot;)" office:value-type="string" office:string-value="&lt;Row Tag='LOC_TCS_EXPLORATION_ARMYRANK_PREFIX_INDIAN_4' Language='ko_KR'&gt;&lt;Text&gt;파티&lt;/Text&gt;&lt;/Row&gt;">
            <text:p>&lt;Row Tag='LOC_TCS_EXPLORATION_ARMYRANK_PREFIX_INDIAN_4' Language='ko_KR'&gt;&lt;Text&gt;파티&lt;/Text&gt;&lt;/Row&gt;</text:p>
          </table:table-cell>
          <table:table-cell office:value-type="string">
            <text:p>Pati</text:p>
          </table:table-cell>
          <table:table-cell table:formula="of:=CONCATENATE(&quot;&lt;Row Tag='&quot;;[.A50];&quot;' Language='pl_PL'&gt;&lt;Text&gt;&quot;;[.M50];&quot;&lt;/Text&gt;&lt;/Row&gt;&quot;)" office:value-type="string" office:string-value="&lt;Row Tag='LOC_TCS_EXPLORATION_ARMYRANK_PREFIX_INDIAN_4' Language='pl_PL'&gt;&lt;Text&gt;Pati&lt;/Text&gt;&lt;/Row&gt;">
            <text:p>&lt;Row Tag='LOC_TCS_EXPLORATION_ARMYRANK_PREFIX_INDIAN_4' Language='pl_PL'&gt;&lt;Text&gt;Pati&lt;/Text&gt;&lt;/Row&gt;</text:p>
          </table:table-cell>
          <table:table-cell office:value-type="string">
            <text:p>Pati</text:p>
          </table:table-cell>
          <table:table-cell table:formula="of:=CONCATENATE(&quot;&lt;Row Tag='&quot;;[.A50];&quot;' Language='pt_BR'&gt;&lt;Text&gt;&quot;;[.O50];&quot;&lt;/Text&gt;&lt;/Row&gt;&quot;)" office:value-type="string" office:string-value="&lt;Row Tag='LOC_TCS_EXPLORATION_ARMYRANK_PREFIX_INDIAN_4' Language='pt_BR'&gt;&lt;Text&gt;Pati&lt;/Text&gt;&lt;/Row&gt;">
            <text:p>&lt;Row Tag='LOC_TCS_EXPLORATION_ARMYRANK_PREFIX_INDIAN_4' Language='pt_BR'&gt;&lt;Text&gt;Pati&lt;/Text&gt;&lt;/Row&gt;</text:p>
          </table:table-cell>
          <table:table-cell office:value-type="string">
            <text:p>Пати</text:p>
          </table:table-cell>
          <table:table-cell table:formula="of:=CONCATENATE(&quot;&lt;Row Tag='&quot;;[.A50];&quot;' Language='ru_RU'&gt;&lt;Text&gt;&quot;;[.Q50];&quot;&lt;/Text&gt;&lt;/Row&gt;&quot;)" office:value-type="string" office:string-value="&lt;Row Tag='LOC_TCS_EXPLORATION_ARMYRANK_PREFIX_INDIAN_4' Language='ru_RU'&gt;&lt;Text&gt;Пати&lt;/Text&gt;&lt;/Row&gt;">
            <text:p>&lt;Row Tag='LOC_TCS_EXPLORATION_ARMYRANK_PREFIX_INDIAN_4' Language='ru_RU'&gt;&lt;Text&gt;Пати&lt;/Text&gt;&lt;/Row&gt;</text:p>
          </table:table-cell>
          <table:table-cell office:value-type="string">
            <text:p>帕蒂</text:p>
          </table:table-cell>
          <table:table-cell table:formula="of:=CONCATENATE(&quot;&lt;Row Tag='&quot;;[.A50];&quot;' Language='zh_Hans_CN'&gt;&lt;Text&gt;&quot;;[.S50];&quot;&lt;/Text&gt;&lt;/Row&gt;&quot;)" office:value-type="string" office:string-value="&lt;Row Tag='LOC_TCS_EXPLORATION_ARMYRANK_PREFIX_INDIAN_4' Language='zh_Hans_CN'&gt;&lt;Text&gt;帕蒂&lt;/Text&gt;&lt;/Row&gt;">
            <text:p>&lt;Row Tag='LOC_TCS_EXPLORATION_ARMYRANK_PREFIX_INDIAN_4' Language='zh_Hans_CN'&gt;&lt;Text&gt;帕蒂&lt;/Text&gt;&lt;/Row&gt;</text:p>
          </table:table-cell>
        </table:table-row>
        <table:table-row table:style-name="ro3">
          <table:table-cell office:value-type="string">
            <text:p>LOC_TCS_EXPLORATION_ARMYRANK_PREFIX_INDIAN_4_FEMALE</text:p>
          </table:table-cell>
          <table:table-cell office:value-type="string">
            <text:p>Patni</text:p>
          </table:table-cell>
          <table:table-cell office:value-type="string">
            <text:p>Patni</text:p>
          </table:table-cell>
          <table:table-cell table:formula="of:=CONCATENATE(&quot;&lt;Row Tag='&quot;;[.A51];&quot;' Language='de_DE'&gt;&lt;Text&gt;&quot;;[.C51];&quot;&lt;/Text&gt;&lt;/Row&gt;&quot;)" office:value-type="string" office:string-value="&lt;Row Tag='LOC_TCS_EXPLORATION_ARMYRANK_PREFIX_INDIAN_4_FEMALE' Language='de_DE'&gt;&lt;Text&gt;Patni&lt;/Text&gt;&lt;/Row&gt;">
            <text:p>&lt;Row Tag='LOC_TCS_EXPLORATION_ARMYRANK_PREFIX_INDIAN_4_FEMALE' Language='de_DE'&gt;&lt;Text&gt;Patni&lt;/Text&gt;&lt;/Row&gt;</text:p>
          </table:table-cell>
          <table:table-cell office:value-type="string">
            <text:p>Patni</text:p>
          </table:table-cell>
          <table:table-cell table:formula="of:=CONCATENATE(&quot;&lt;Row Tag='&quot;;[.A51];&quot;' Language='es_ES'&gt;&lt;Text&gt;&quot;;[.E51];&quot;&lt;/Text&gt;&lt;/Row&gt;&quot;)" office:value-type="string" office:string-value="&lt;Row Tag='LOC_TCS_EXPLORATION_ARMYRANK_PREFIX_INDIAN_4_FEMALE' Language='es_ES'&gt;&lt;Text&gt;Patni&lt;/Text&gt;&lt;/Row&gt;">
            <text:p>&lt;Row Tag='LOC_TCS_EXPLORATION_ARMYRANK_PREFIX_INDIAN_4_FEMALE' Language='es_ES'&gt;&lt;Text&gt;Patni&lt;/Text&gt;&lt;/Row&gt;</text:p>
          </table:table-cell>
          <table:table-cell office:value-type="string">
            <text:p>Patni</text:p>
          </table:table-cell>
          <table:table-cell table:formula="of:=CONCATENATE(&quot;&lt;Row Tag='&quot;;[.A51];&quot;' Language='it_IT'&gt;&lt;Text&gt;&quot;;[.G51];&quot;&lt;/Text&gt;&lt;/Row&gt;&quot;)" office:value-type="string" office:string-value="&lt;Row Tag='LOC_TCS_EXPLORATION_ARMYRANK_PREFIX_INDIAN_4_FEMALE' Language='it_IT'&gt;&lt;Text&gt;Patni&lt;/Text&gt;&lt;/Row&gt;">
            <text:p>&lt;Row Tag='LOC_TCS_EXPLORATION_ARMYRANK_PREFIX_INDIAN_4_FEMALE' Language='it_IT'&gt;&lt;Text&gt;Patni&lt;/Text&gt;&lt;/Row&gt;</text:p>
          </table:table-cell>
          <table:table-cell office:value-type="string">
            <text:p>パトニ</text:p>
          </table:table-cell>
          <table:table-cell table:formula="of:=CONCATENATE(&quot;&lt;Row Tag='&quot;;[.A51];&quot;' Language='ja_JP'&gt;&lt;Text&gt;&quot;;[.I51];&quot;&lt;/Text&gt;&lt;/Row&gt;&quot;)" office:value-type="string" office:string-value="&lt;Row Tag='LOC_TCS_EXPLORATION_ARMYRANK_PREFIX_INDIAN_4_FEMALE' Language='ja_JP'&gt;&lt;Text&gt;パトニ&lt;/Text&gt;&lt;/Row&gt;">
            <text:p>&lt;Row Tag='LOC_TCS_EXPLORATION_ARMYRANK_PREFIX_INDIAN_4_FEMALE' Language='ja_JP'&gt;&lt;Text&gt;パトニ&lt;/Text&gt;&lt;/Row&gt;</text:p>
          </table:table-cell>
          <table:table-cell office:value-type="string">
            <text:p>파트니</text:p>
          </table:table-cell>
          <table:table-cell table:formula="of:=CONCATENATE(&quot;&lt;Row Tag='&quot;;[.A51];&quot;' Language='ko_KR'&gt;&lt;Text&gt;&quot;;[.K51];&quot;&lt;/Text&gt;&lt;/Row&gt;&quot;)" office:value-type="string" office:string-value="&lt;Row Tag='LOC_TCS_EXPLORATION_ARMYRANK_PREFIX_INDIAN_4_FEMALE' Language='ko_KR'&gt;&lt;Text&gt;파트니&lt;/Text&gt;&lt;/Row&gt;">
            <text:p>&lt;Row Tag='LOC_TCS_EXPLORATION_ARMYRANK_PREFIX_INDIAN_4_FEMALE' Language='ko_KR'&gt;&lt;Text&gt;파트니&lt;/Text&gt;&lt;/Row&gt;</text:p>
          </table:table-cell>
          <table:table-cell office:value-type="string">
            <text:p>Patni</text:p>
          </table:table-cell>
          <table:table-cell table:formula="of:=CONCATENATE(&quot;&lt;Row Tag='&quot;;[.A51];&quot;' Language='pl_PL'&gt;&lt;Text&gt;&quot;;[.M51];&quot;&lt;/Text&gt;&lt;/Row&gt;&quot;)" office:value-type="string" office:string-value="&lt;Row Tag='LOC_TCS_EXPLORATION_ARMYRANK_PREFIX_INDIAN_4_FEMALE' Language='pl_PL'&gt;&lt;Text&gt;Patni&lt;/Text&gt;&lt;/Row&gt;">
            <text:p>&lt;Row Tag='LOC_TCS_EXPLORATION_ARMYRANK_PREFIX_INDIAN_4_FEMALE' Language='pl_PL'&gt;&lt;Text&gt;Patni&lt;/Text&gt;&lt;/Row&gt;</text:p>
          </table:table-cell>
          <table:table-cell office:value-type="string">
            <text:p>Patni</text:p>
          </table:table-cell>
          <table:table-cell table:formula="of:=CONCATENATE(&quot;&lt;Row Tag='&quot;;[.A51];&quot;' Language='pt_BR'&gt;&lt;Text&gt;&quot;;[.O51];&quot;&lt;/Text&gt;&lt;/Row&gt;&quot;)" office:value-type="string" office:string-value="&lt;Row Tag='LOC_TCS_EXPLORATION_ARMYRANK_PREFIX_INDIAN_4_FEMALE' Language='pt_BR'&gt;&lt;Text&gt;Patni&lt;/Text&gt;&lt;/Row&gt;">
            <text:p>&lt;Row Tag='LOC_TCS_EXPLORATION_ARMYRANK_PREFIX_INDIAN_4_FEMALE' Language='pt_BR'&gt;&lt;Text&gt;Patni&lt;/Text&gt;&lt;/Row&gt;</text:p>
          </table:table-cell>
          <table:table-cell office:value-type="string">
            <text:p>Патни</text:p>
          </table:table-cell>
          <table:table-cell table:formula="of:=CONCATENATE(&quot;&lt;Row Tag='&quot;;[.A51];&quot;' Language='ru_RU'&gt;&lt;Text&gt;&quot;;[.Q51];&quot;&lt;/Text&gt;&lt;/Row&gt;&quot;)" office:value-type="string" office:string-value="&lt;Row Tag='LOC_TCS_EXPLORATION_ARMYRANK_PREFIX_INDIAN_4_FEMALE' Language='ru_RU'&gt;&lt;Text&gt;Патни&lt;/Text&gt;&lt;/Row&gt;">
            <text:p>&lt;Row Tag='LOC_TCS_EXPLORATION_ARMYRANK_PREFIX_INDIAN_4_FEMALE' Language='ru_RU'&gt;&lt;Text&gt;Патни&lt;/Text&gt;&lt;/Row&gt;</text:p>
          </table:table-cell>
          <table:table-cell office:value-type="string">
            <text:p>帕特尼</text:p>
          </table:table-cell>
          <table:table-cell table:formula="of:=CONCATENATE(&quot;&lt;Row Tag='&quot;;[.A51];&quot;' Language='zh_Hans_CN'&gt;&lt;Text&gt;&quot;;[.S51];&quot;&lt;/Text&gt;&lt;/Row&gt;&quot;)" office:value-type="string" office:string-value="&lt;Row Tag='LOC_TCS_EXPLORATION_ARMYRANK_PREFIX_INDIAN_4_FEMALE' Language='zh_Hans_CN'&gt;&lt;Text&gt;帕特尼&lt;/Text&gt;&lt;/Row&gt;">
            <text:p>&lt;Row Tag='LOC_TCS_EXPLORATION_ARMYRANK_PREFIX_INDIAN_4_FEMALE' Language='zh_Hans_CN'&gt;&lt;Text&gt;帕特尼&lt;/Text&gt;&lt;/Row&gt;</text:p>
          </table:table-cell>
        </table:table-row>
        <table:table-row table:style-name="ro3">
          <table:table-cell office:value-type="string">
            <text:p>LOC_TCS_EXPLORATION_ARMYRANK_PREFIX_CHINA_1</text:p>
          </table:table-cell>
          <table:table-cell table:number-columns-repeated="2" office:value-type="string">
            <text:p>Gong</text:p>
          </table:table-cell>
          <table:table-cell table:formula="of:=CONCATENATE(&quot;&lt;Row Tag='&quot;;[.A52];&quot;' Language='de_DE'&gt;&lt;Text&gt;&quot;;[.C52];&quot;&lt;/Text&gt;&lt;/Row&gt;&quot;)" office:value-type="string" office:string-value="&lt;Row Tag='LOC_TCS_EXPLORATION_ARMYRANK_PREFIX_CHINA_1' Language='de_DE'&gt;&lt;Text&gt;Gong&lt;/Text&gt;&lt;/Row&gt;">
            <text:p>&lt;Row Tag='LOC_TCS_EXPLORATION_ARMYRANK_PREFIX_CHINA_1' Language='de_DE'&gt;&lt;Text&gt;Gong&lt;/Text&gt;&lt;/Row&gt;</text:p>
          </table:table-cell>
          <table:table-cell office:value-type="string">
            <text:p>Gong</text:p>
          </table:table-cell>
          <table:table-cell table:formula="of:=CONCATENATE(&quot;&lt;Row Tag='&quot;;[.A52];&quot;' Language='es_ES'&gt;&lt;Text&gt;&quot;;[.E52];&quot;&lt;/Text&gt;&lt;/Row&gt;&quot;)" office:value-type="string" office:string-value="&lt;Row Tag='LOC_TCS_EXPLORATION_ARMYRANK_PREFIX_CHINA_1' Language='es_ES'&gt;&lt;Text&gt;Gong&lt;/Text&gt;&lt;/Row&gt;">
            <text:p>&lt;Row Tag='LOC_TCS_EXPLORATION_ARMYRANK_PREFIX_CHINA_1' Language='es_ES'&gt;&lt;Text&gt;Gong&lt;/Text&gt;&lt;/Row&gt;</text:p>
          </table:table-cell>
          <table:table-cell office:value-type="string">
            <text:p>Gong</text:p>
          </table:table-cell>
          <table:table-cell table:formula="of:=CONCATENATE(&quot;&lt;Row Tag='&quot;;[.A52];&quot;' Language='it_IT'&gt;&lt;Text&gt;&quot;;[.G52];&quot;&lt;/Text&gt;&lt;/Row&gt;&quot;)" office:value-type="string" office:string-value="&lt;Row Tag='LOC_TCS_EXPLORATION_ARMYRANK_PREFIX_CHINA_1' Language='it_IT'&gt;&lt;Text&gt;Gong&lt;/Text&gt;&lt;/Row&gt;">
            <text:p>&lt;Row Tag='LOC_TCS_EXPLORATION_ARMYRANK_PREFIX_CHINA_1' Language='it_IT'&gt;&lt;Text&gt;Gong&lt;/Text&gt;&lt;/Row&gt;</text:p>
          </table:table-cell>
          <table:table-cell office:value-type="string">
            <text:p>公（こう）</text:p>
          </table:table-cell>
          <table:table-cell table:formula="of:=CONCATENATE(&quot;&lt;Row Tag='&quot;;[.A52];&quot;' Language='ja_JP'&gt;&lt;Text&gt;&quot;;[.I52];&quot;&lt;/Text&gt;&lt;/Row&gt;&quot;)" office:value-type="string" office:string-value="&lt;Row Tag='LOC_TCS_EXPLORATION_ARMYRANK_PREFIX_CHINA_1' Language='ja_JP'&gt;&lt;Text&gt;公（こう）&lt;/Text&gt;&lt;/Row&gt;">
            <text:p>&lt;Row Tag='LOC_TCS_EXPLORATION_ARMYRANK_PREFIX_CHINA_1' Language='ja_JP'&gt;&lt;Text&gt;公（こう）&lt;/Text&gt;&lt;/Row&gt;</text:p>
          </table:table-cell>
          <table:table-cell office:value-type="string">
            <text:p>공 (公)</text:p>
          </table:table-cell>
          <table:table-cell table:formula="of:=CONCATENATE(&quot;&lt;Row Tag='&quot;;[.A52];&quot;' Language='ko_KR'&gt;&lt;Text&gt;&quot;;[.K52];&quot;&lt;/Text&gt;&lt;/Row&gt;&quot;)" office:value-type="string" office:string-value="&lt;Row Tag='LOC_TCS_EXPLORATION_ARMYRANK_PREFIX_CHINA_1' Language='ko_KR'&gt;&lt;Text&gt;공 (公)&lt;/Text&gt;&lt;/Row&gt;">
            <text:p>&lt;Row Tag='LOC_TCS_EXPLORATION_ARMYRANK_PREFIX_CHINA_1' Language='ko_KR'&gt;&lt;Text&gt;공 (公)&lt;/Text&gt;&lt;/Row&gt;</text:p>
          </table:table-cell>
          <table:table-cell office:value-type="string">
            <text:p>Gong</text:p>
          </table:table-cell>
          <table:table-cell table:formula="of:=CONCATENATE(&quot;&lt;Row Tag='&quot;;[.A52];&quot;' Language='pl_PL'&gt;&lt;Text&gt;&quot;;[.M52];&quot;&lt;/Text&gt;&lt;/Row&gt;&quot;)" office:value-type="string" office:string-value="&lt;Row Tag='LOC_TCS_EXPLORATION_ARMYRANK_PREFIX_CHINA_1' Language='pl_PL'&gt;&lt;Text&gt;Gong&lt;/Text&gt;&lt;/Row&gt;">
            <text:p>&lt;Row Tag='LOC_TCS_EXPLORATION_ARMYRANK_PREFIX_CHINA_1' Language='pl_PL'&gt;&lt;Text&gt;Gong&lt;/Text&gt;&lt;/Row&gt;</text:p>
          </table:table-cell>
          <table:table-cell office:value-type="string">
            <text:p>Gong</text:p>
          </table:table-cell>
          <table:table-cell table:formula="of:=CONCATENATE(&quot;&lt;Row Tag='&quot;;[.A52];&quot;' Language='pt_BR'&gt;&lt;Text&gt;&quot;;[.O52];&quot;&lt;/Text&gt;&lt;/Row&gt;&quot;)" office:value-type="string" office:string-value="&lt;Row Tag='LOC_TCS_EXPLORATION_ARMYRANK_PREFIX_CHINA_1' Language='pt_BR'&gt;&lt;Text&gt;Gong&lt;/Text&gt;&lt;/Row&gt;">
            <text:p>&lt;Row Tag='LOC_TCS_EXPLORATION_ARMYRANK_PREFIX_CHINA_1' Language='pt_BR'&gt;&lt;Text&gt;Gong&lt;/Text&gt;&lt;/Row&gt;</text:p>
          </table:table-cell>
          <table:table-cell office:value-type="string">
            <text:p>Гун</text:p>
          </table:table-cell>
          <table:table-cell table:formula="of:=CONCATENATE(&quot;&lt;Row Tag='&quot;;[.A52];&quot;' Language='ru_RU'&gt;&lt;Text&gt;&quot;;[.Q52];&quot;&lt;/Text&gt;&lt;/Row&gt;&quot;)" office:value-type="string" office:string-value="&lt;Row Tag='LOC_TCS_EXPLORATION_ARMYRANK_PREFIX_CHINA_1' Language='ru_RU'&gt;&lt;Text&gt;Гун&lt;/Text&gt;&lt;/Row&gt;">
            <text:p>&lt;Row Tag='LOC_TCS_EXPLORATION_ARMYRANK_PREFIX_CHINA_1' Language='ru_RU'&gt;&lt;Text&gt;Гун&lt;/Text&gt;&lt;/Row&gt;</text:p>
          </table:table-cell>
          <table:table-cell office:value-type="string">
            <text:p>公</text:p>
          </table:table-cell>
          <table:table-cell table:formula="of:=CONCATENATE(&quot;&lt;Row Tag='&quot;;[.A52];&quot;' Language='zh_Hans_CN'&gt;&lt;Text&gt;&quot;;[.S52];&quot;&lt;/Text&gt;&lt;/Row&gt;&quot;)" office:value-type="string" office:string-value="&lt;Row Tag='LOC_TCS_EXPLORATION_ARMYRANK_PREFIX_CHINA_1' Language='zh_Hans_CN'&gt;&lt;Text&gt;公&lt;/Text&gt;&lt;/Row&gt;">
            <text:p>&lt;Row Tag='LOC_TCS_EXPLORATION_ARMYRANK_PREFIX_CHINA_1' Language='zh_Hans_CN'&gt;&lt;Text&gt;公&lt;/Text&gt;&lt;/Row&gt;</text:p>
          </table:table-cell>
        </table:table-row>
        <table:table-row table:style-name="ro3">
          <table:table-cell office:value-type="string">
            <text:p>LOC_TCS_EXPLORATION_ARMYRANK_PREFIX_CHINA_1_FEMALE</text:p>
          </table:table-cell>
          <table:table-cell office:value-type="string">
            <text:p>Gongzhu</text:p>
          </table:table-cell>
          <table:table-cell office:value-type="string">
            <text:p>Gongzhu</text:p>
          </table:table-cell>
          <table:table-cell table:formula="of:=CONCATENATE(&quot;&lt;Row Tag='&quot;;[.A53];&quot;' Language='de_DE'&gt;&lt;Text&gt;&quot;;[.C53];&quot;&lt;/Text&gt;&lt;/Row&gt;&quot;)" office:value-type="string" office:string-value="&lt;Row Tag='LOC_TCS_EXPLORATION_ARMYRANK_PREFIX_CHINA_1_FEMALE' Language='de_DE'&gt;&lt;Text&gt;Gongzhu&lt;/Text&gt;&lt;/Row&gt;">
            <text:p>&lt;Row Tag='LOC_TCS_EXPLORATION_ARMYRANK_PREFIX_CHINA_1_FEMALE' Language='de_DE'&gt;&lt;Text&gt;Gongzhu&lt;/Text&gt;&lt;/Row&gt;</text:p>
          </table:table-cell>
          <table:table-cell office:value-type="string">
            <text:p>Gongzhu</text:p>
          </table:table-cell>
          <table:table-cell table:formula="of:=CONCATENATE(&quot;&lt;Row Tag='&quot;;[.A53];&quot;' Language='es_ES'&gt;&lt;Text&gt;&quot;;[.E53];&quot;&lt;/Text&gt;&lt;/Row&gt;&quot;)" office:value-type="string" office:string-value="&lt;Row Tag='LOC_TCS_EXPLORATION_ARMYRANK_PREFIX_CHINA_1_FEMALE' Language='es_ES'&gt;&lt;Text&gt;Gongzhu&lt;/Text&gt;&lt;/Row&gt;">
            <text:p>&lt;Row Tag='LOC_TCS_EXPLORATION_ARMYRANK_PREFIX_CHINA_1_FEMALE' Language='es_ES'&gt;&lt;Text&gt;Gongzhu&lt;/Text&gt;&lt;/Row&gt;</text:p>
          </table:table-cell>
          <table:table-cell office:value-type="string">
            <text:p>Gongzhu</text:p>
          </table:table-cell>
          <table:table-cell table:formula="of:=CONCATENATE(&quot;&lt;Row Tag='&quot;;[.A53];&quot;' Language='it_IT'&gt;&lt;Text&gt;&quot;;[.G53];&quot;&lt;/Text&gt;&lt;/Row&gt;&quot;)" office:value-type="string" office:string-value="&lt;Row Tag='LOC_TCS_EXPLORATION_ARMYRANK_PREFIX_CHINA_1_FEMALE' Language='it_IT'&gt;&lt;Text&gt;Gongzhu&lt;/Text&gt;&lt;/Row&gt;">
            <text:p>&lt;Row Tag='LOC_TCS_EXPLORATION_ARMYRANK_PREFIX_CHINA_1_FEMALE' Language='it_IT'&gt;&lt;Text&gt;Gongzhu&lt;/Text&gt;&lt;/Row&gt;</text:p>
          </table:table-cell>
          <table:table-cell office:value-type="string">
            <text:p>公主（こうしゅ）</text:p>
          </table:table-cell>
          <table:table-cell table:formula="of:=CONCATENATE(&quot;&lt;Row Tag='&quot;;[.A53];&quot;' Language='ja_JP'&gt;&lt;Text&gt;&quot;;[.I53];&quot;&lt;/Text&gt;&lt;/Row&gt;&quot;)" office:value-type="string" office:string-value="&lt;Row Tag='LOC_TCS_EXPLORATION_ARMYRANK_PREFIX_CHINA_1_FEMALE' Language='ja_JP'&gt;&lt;Text&gt;公主（こうしゅ）&lt;/Text&gt;&lt;/Row&gt;">
            <text:p>&lt;Row Tag='LOC_TCS_EXPLORATION_ARMYRANK_PREFIX_CHINA_1_FEMALE' Language='ja_JP'&gt;&lt;Text&gt;公主（こうしゅ）&lt;/Text&gt;&lt;/Row&gt;</text:p>
          </table:table-cell>
          <table:table-cell office:value-type="string">
            <text:p>공주 (公主)</text:p>
          </table:table-cell>
          <table:table-cell table:formula="of:=CONCATENATE(&quot;&lt;Row Tag='&quot;;[.A53];&quot;' Language='ko_KR'&gt;&lt;Text&gt;&quot;;[.K53];&quot;&lt;/Text&gt;&lt;/Row&gt;&quot;)" office:value-type="string" office:string-value="&lt;Row Tag='LOC_TCS_EXPLORATION_ARMYRANK_PREFIX_CHINA_1_FEMALE' Language='ko_KR'&gt;&lt;Text&gt;공주 (公主)&lt;/Text&gt;&lt;/Row&gt;">
            <text:p>&lt;Row Tag='LOC_TCS_EXPLORATION_ARMYRANK_PREFIX_CHINA_1_FEMALE' Language='ko_KR'&gt;&lt;Text&gt;공주 (公主)&lt;/Text&gt;&lt;/Row&gt;</text:p>
          </table:table-cell>
          <table:table-cell office:value-type="string">
            <text:p>Gongzhu</text:p>
          </table:table-cell>
          <table:table-cell table:formula="of:=CONCATENATE(&quot;&lt;Row Tag='&quot;;[.A53];&quot;' Language='pl_PL'&gt;&lt;Text&gt;&quot;;[.M53];&quot;&lt;/Text&gt;&lt;/Row&gt;&quot;)" office:value-type="string" office:string-value="&lt;Row Tag='LOC_TCS_EXPLORATION_ARMYRANK_PREFIX_CHINA_1_FEMALE' Language='pl_PL'&gt;&lt;Text&gt;Gongzhu&lt;/Text&gt;&lt;/Row&gt;">
            <text:p>&lt;Row Tag='LOC_TCS_EXPLORATION_ARMYRANK_PREFIX_CHINA_1_FEMALE' Language='pl_PL'&gt;&lt;Text&gt;Gongzhu&lt;/Text&gt;&lt;/Row&gt;</text:p>
          </table:table-cell>
          <table:table-cell office:value-type="string">
            <text:p>Gongzhu</text:p>
          </table:table-cell>
          <table:table-cell table:formula="of:=CONCATENATE(&quot;&lt;Row Tag='&quot;;[.A53];&quot;' Language='pt_BR'&gt;&lt;Text&gt;&quot;;[.O53];&quot;&lt;/Text&gt;&lt;/Row&gt;&quot;)" office:value-type="string" office:string-value="&lt;Row Tag='LOC_TCS_EXPLORATION_ARMYRANK_PREFIX_CHINA_1_FEMALE' Language='pt_BR'&gt;&lt;Text&gt;Gongzhu&lt;/Text&gt;&lt;/Row&gt;">
            <text:p>&lt;Row Tag='LOC_TCS_EXPLORATION_ARMYRANK_PREFIX_CHINA_1_FEMALE' Language='pt_BR'&gt;&lt;Text&gt;Gongzhu&lt;/Text&gt;&lt;/Row&gt;</text:p>
          </table:table-cell>
          <table:table-cell office:value-type="string">
            <text:p>Гунчжу</text:p>
          </table:table-cell>
          <table:table-cell table:formula="of:=CONCATENATE(&quot;&lt;Row Tag='&quot;;[.A53];&quot;' Language='ru_RU'&gt;&lt;Text&gt;&quot;;[.Q53];&quot;&lt;/Text&gt;&lt;/Row&gt;&quot;)" office:value-type="string" office:string-value="&lt;Row Tag='LOC_TCS_EXPLORATION_ARMYRANK_PREFIX_CHINA_1_FEMALE' Language='ru_RU'&gt;&lt;Text&gt;Гунчжу&lt;/Text&gt;&lt;/Row&gt;">
            <text:p>&lt;Row Tag='LOC_TCS_EXPLORATION_ARMYRANK_PREFIX_CHINA_1_FEMALE' Language='ru_RU'&gt;&lt;Text&gt;Гунчжу&lt;/Text&gt;&lt;/Row&gt;</text:p>
          </table:table-cell>
          <table:table-cell office:value-type="string">
            <text:p>公主</text:p>
          </table:table-cell>
          <table:table-cell table:formula="of:=CONCATENATE(&quot;&lt;Row Tag='&quot;;[.A53];&quot;' Language='zh_Hans_CN'&gt;&lt;Text&gt;&quot;;[.S53];&quot;&lt;/Text&gt;&lt;/Row&gt;&quot;)" office:value-type="string" office:string-value="&lt;Row Tag='LOC_TCS_EXPLORATION_ARMYRANK_PREFIX_CHINA_1_FEMALE' Language='zh_Hans_CN'&gt;&lt;Text&gt;公主&lt;/Text&gt;&lt;/Row&gt;">
            <text:p>&lt;Row Tag='LOC_TCS_EXPLORATION_ARMYRANK_PREFIX_CHINA_1_FEMALE' Language='zh_Hans_CN'&gt;&lt;Text&gt;公主&lt;/Text&gt;&lt;/Row&gt;</text:p>
          </table:table-cell>
        </table:table-row>
        <table:table-row table:style-name="ro3">
          <table:table-cell office:value-type="string">
            <text:p>LOC_TCS_EXPLORATION_ARMYRANK_PREFIX_CHINA_2</text:p>
          </table:table-cell>
          <table:table-cell office:value-type="string">
            <text:p>Hou</text:p>
          </table:table-cell>
          <table:table-cell office:value-type="string">
            <text:p>Hou</text:p>
          </table:table-cell>
          <table:table-cell table:formula="of:=CONCATENATE(&quot;&lt;Row Tag='&quot;;[.A54];&quot;' Language='de_DE'&gt;&lt;Text&gt;&quot;;[.C54];&quot;&lt;/Text&gt;&lt;/Row&gt;&quot;)" office:value-type="string" office:string-value="&lt;Row Tag='LOC_TCS_EXPLORATION_ARMYRANK_PREFIX_CHINA_2' Language='de_DE'&gt;&lt;Text&gt;Hou&lt;/Text&gt;&lt;/Row&gt;">
            <text:p>&lt;Row Tag='LOC_TCS_EXPLORATION_ARMYRANK_PREFIX_CHINA_2' Language='de_DE'&gt;&lt;Text&gt;Hou&lt;/Text&gt;&lt;/Row&gt;</text:p>
          </table:table-cell>
          <table:table-cell office:value-type="string">
            <text:p>Hou</text:p>
          </table:table-cell>
          <table:table-cell table:formula="of:=CONCATENATE(&quot;&lt;Row Tag='&quot;;[.A54];&quot;' Language='es_ES'&gt;&lt;Text&gt;&quot;;[.E54];&quot;&lt;/Text&gt;&lt;/Row&gt;&quot;)" office:value-type="string" office:string-value="&lt;Row Tag='LOC_TCS_EXPLORATION_ARMYRANK_PREFIX_CHINA_2' Language='es_ES'&gt;&lt;Text&gt;Hou&lt;/Text&gt;&lt;/Row&gt;">
            <text:p>&lt;Row Tag='LOC_TCS_EXPLORATION_ARMYRANK_PREFIX_CHINA_2' Language='es_ES'&gt;&lt;Text&gt;Hou&lt;/Text&gt;&lt;/Row&gt;</text:p>
          </table:table-cell>
          <table:table-cell office:value-type="string">
            <text:p>Hou</text:p>
          </table:table-cell>
          <table:table-cell table:formula="of:=CONCATENATE(&quot;&lt;Row Tag='&quot;;[.A54];&quot;' Language='it_IT'&gt;&lt;Text&gt;&quot;;[.G54];&quot;&lt;/Text&gt;&lt;/Row&gt;&quot;)" office:value-type="string" office:string-value="&lt;Row Tag='LOC_TCS_EXPLORATION_ARMYRANK_PREFIX_CHINA_2' Language='it_IT'&gt;&lt;Text&gt;Hou&lt;/Text&gt;&lt;/Row&gt;">
            <text:p>&lt;Row Tag='LOC_TCS_EXPLORATION_ARMYRANK_PREFIX_CHINA_2' Language='it_IT'&gt;&lt;Text&gt;Hou&lt;/Text&gt;&lt;/Row&gt;</text:p>
          </table:table-cell>
          <table:table-cell office:value-type="string">
            <text:p>侯（こう）</text:p>
          </table:table-cell>
          <table:table-cell table:formula="of:=CONCATENATE(&quot;&lt;Row Tag='&quot;;[.A54];&quot;' Language='ja_JP'&gt;&lt;Text&gt;&quot;;[.I54];&quot;&lt;/Text&gt;&lt;/Row&gt;&quot;)" office:value-type="string" office:string-value="&lt;Row Tag='LOC_TCS_EXPLORATION_ARMYRANK_PREFIX_CHINA_2' Language='ja_JP'&gt;&lt;Text&gt;侯（こう）&lt;/Text&gt;&lt;/Row&gt;">
            <text:p>&lt;Row Tag='LOC_TCS_EXPLORATION_ARMYRANK_PREFIX_CHINA_2' Language='ja_JP'&gt;&lt;Text&gt;侯（こう）&lt;/Text&gt;&lt;/Row&gt;</text:p>
          </table:table-cell>
          <table:table-cell office:value-type="string">
            <text:p>후 (侯)</text:p>
          </table:table-cell>
          <table:table-cell table:formula="of:=CONCATENATE(&quot;&lt;Row Tag='&quot;;[.A54];&quot;' Language='ko_KR'&gt;&lt;Text&gt;&quot;;[.K54];&quot;&lt;/Text&gt;&lt;/Row&gt;&quot;)" office:value-type="string" office:string-value="&lt;Row Tag='LOC_TCS_EXPLORATION_ARMYRANK_PREFIX_CHINA_2' Language='ko_KR'&gt;&lt;Text&gt;후 (侯)&lt;/Text&gt;&lt;/Row&gt;">
            <text:p>&lt;Row Tag='LOC_TCS_EXPLORATION_ARMYRANK_PREFIX_CHINA_2' Language='ko_KR'&gt;&lt;Text&gt;후 (侯)&lt;/Text&gt;&lt;/Row&gt;</text:p>
          </table:table-cell>
          <table:table-cell office:value-type="string">
            <text:p>Hou</text:p>
          </table:table-cell>
          <table:table-cell table:formula="of:=CONCATENATE(&quot;&lt;Row Tag='&quot;;[.A54];&quot;' Language='pl_PL'&gt;&lt;Text&gt;&quot;;[.M54];&quot;&lt;/Text&gt;&lt;/Row&gt;&quot;)" office:value-type="string" office:string-value="&lt;Row Tag='LOC_TCS_EXPLORATION_ARMYRANK_PREFIX_CHINA_2' Language='pl_PL'&gt;&lt;Text&gt;Hou&lt;/Text&gt;&lt;/Row&gt;">
            <text:p>&lt;Row Tag='LOC_TCS_EXPLORATION_ARMYRANK_PREFIX_CHINA_2' Language='pl_PL'&gt;&lt;Text&gt;Hou&lt;/Text&gt;&lt;/Row&gt;</text:p>
          </table:table-cell>
          <table:table-cell office:value-type="string">
            <text:p>Hou</text:p>
          </table:table-cell>
          <table:table-cell table:formula="of:=CONCATENATE(&quot;&lt;Row Tag='&quot;;[.A54];&quot;' Language='pt_BR'&gt;&lt;Text&gt;&quot;;[.O54];&quot;&lt;/Text&gt;&lt;/Row&gt;&quot;)" office:value-type="string" office:string-value="&lt;Row Tag='LOC_TCS_EXPLORATION_ARMYRANK_PREFIX_CHINA_2' Language='pt_BR'&gt;&lt;Text&gt;Hou&lt;/Text&gt;&lt;/Row&gt;">
            <text:p>&lt;Row Tag='LOC_TCS_EXPLORATION_ARMYRANK_PREFIX_CHINA_2' Language='pt_BR'&gt;&lt;Text&gt;Hou&lt;/Text&gt;&lt;/Row&gt;</text:p>
          </table:table-cell>
          <table:table-cell office:value-type="string">
            <text:p>Хоу</text:p>
          </table:table-cell>
          <table:table-cell table:formula="of:=CONCATENATE(&quot;&lt;Row Tag='&quot;;[.A54];&quot;' Language='ru_RU'&gt;&lt;Text&gt;&quot;;[.Q54];&quot;&lt;/Text&gt;&lt;/Row&gt;&quot;)" office:value-type="string" office:string-value="&lt;Row Tag='LOC_TCS_EXPLORATION_ARMYRANK_PREFIX_CHINA_2' Language='ru_RU'&gt;&lt;Text&gt;Хоу&lt;/Text&gt;&lt;/Row&gt;">
            <text:p>&lt;Row Tag='LOC_TCS_EXPLORATION_ARMYRANK_PREFIX_CHINA_2' Language='ru_RU'&gt;&lt;Text&gt;Хоу&lt;/Text&gt;&lt;/Row&gt;</text:p>
          </table:table-cell>
          <table:table-cell office:value-type="string">
            <text:p>侯</text:p>
          </table:table-cell>
          <table:table-cell table:formula="of:=CONCATENATE(&quot;&lt;Row Tag='&quot;;[.A54];&quot;' Language='zh_Hans_CN'&gt;&lt;Text&gt;&quot;;[.S54];&quot;&lt;/Text&gt;&lt;/Row&gt;&quot;)" office:value-type="string" office:string-value="&lt;Row Tag='LOC_TCS_EXPLORATION_ARMYRANK_PREFIX_CHINA_2' Language='zh_Hans_CN'&gt;&lt;Text&gt;侯&lt;/Text&gt;&lt;/Row&gt;">
            <text:p>&lt;Row Tag='LOC_TCS_EXPLORATION_ARMYRANK_PREFIX_CHINA_2' Language='zh_Hans_CN'&gt;&lt;Text&gt;侯&lt;/Text&gt;&lt;/Row&gt;</text:p>
          </table:table-cell>
        </table:table-row>
        <table:table-row table:style-name="ro3">
          <table:table-cell office:value-type="string">
            <text:p>LOC_TCS_EXPLORATION_ARMYRANK_PREFIX_CHINA_2_FEMALE</text:p>
          </table:table-cell>
          <table:table-cell office:value-type="string">
            <text:p>Houfei</text:p>
          </table:table-cell>
          <table:table-cell office:value-type="string">
            <text:p>Houfei</text:p>
          </table:table-cell>
          <table:table-cell table:formula="of:=CONCATENATE(&quot;&lt;Row Tag='&quot;;[.A55];&quot;' Language='de_DE'&gt;&lt;Text&gt;&quot;;[.C55];&quot;&lt;/Text&gt;&lt;/Row&gt;&quot;)" office:value-type="string" office:string-value="&lt;Row Tag='LOC_TCS_EXPLORATION_ARMYRANK_PREFIX_CHINA_2_FEMALE' Language='de_DE'&gt;&lt;Text&gt;Houfei&lt;/Text&gt;&lt;/Row&gt;">
            <text:p>&lt;Row Tag='LOC_TCS_EXPLORATION_ARMYRANK_PREFIX_CHINA_2_FEMALE' Language='de_DE'&gt;&lt;Text&gt;Houfei&lt;/Text&gt;&lt;/Row&gt;</text:p>
          </table:table-cell>
          <table:table-cell office:value-type="string">
            <text:p>Houfei</text:p>
          </table:table-cell>
          <table:table-cell table:formula="of:=CONCATENATE(&quot;&lt;Row Tag='&quot;;[.A55];&quot;' Language='es_ES'&gt;&lt;Text&gt;&quot;;[.E55];&quot;&lt;/Text&gt;&lt;/Row&gt;&quot;)" office:value-type="string" office:string-value="&lt;Row Tag='LOC_TCS_EXPLORATION_ARMYRANK_PREFIX_CHINA_2_FEMALE' Language='es_ES'&gt;&lt;Text&gt;Houfei&lt;/Text&gt;&lt;/Row&gt;">
            <text:p>&lt;Row Tag='LOC_TCS_EXPLORATION_ARMYRANK_PREFIX_CHINA_2_FEMALE' Language='es_ES'&gt;&lt;Text&gt;Houfei&lt;/Text&gt;&lt;/Row&gt;</text:p>
          </table:table-cell>
          <table:table-cell office:value-type="string">
            <text:p>Houfei</text:p>
          </table:table-cell>
          <table:table-cell table:formula="of:=CONCATENATE(&quot;&lt;Row Tag='&quot;;[.A55];&quot;' Language='it_IT'&gt;&lt;Text&gt;&quot;;[.G55];&quot;&lt;/Text&gt;&lt;/Row&gt;&quot;)" office:value-type="string" office:string-value="&lt;Row Tag='LOC_TCS_EXPLORATION_ARMYRANK_PREFIX_CHINA_2_FEMALE' Language='it_IT'&gt;&lt;Text&gt;Houfei&lt;/Text&gt;&lt;/Row&gt;">
            <text:p>&lt;Row Tag='LOC_TCS_EXPLORATION_ARMYRANK_PREFIX_CHINA_2_FEMALE' Language='it_IT'&gt;&lt;Text&gt;Houfei&lt;/Text&gt;&lt;/Row&gt;</text:p>
          </table:table-cell>
          <table:table-cell office:value-type="string">
            <text:p>侯妃（こうひ）</text:p>
          </table:table-cell>
          <table:table-cell table:formula="of:=CONCATENATE(&quot;&lt;Row Tag='&quot;;[.A55];&quot;' Language='ja_JP'&gt;&lt;Text&gt;&quot;;[.I55];&quot;&lt;/Text&gt;&lt;/Row&gt;&quot;)" office:value-type="string" office:string-value="&lt;Row Tag='LOC_TCS_EXPLORATION_ARMYRANK_PREFIX_CHINA_2_FEMALE' Language='ja_JP'&gt;&lt;Text&gt;侯妃（こうひ）&lt;/Text&gt;&lt;/Row&gt;">
            <text:p>&lt;Row Tag='LOC_TCS_EXPLORATION_ARMYRANK_PREFIX_CHINA_2_FEMALE' Language='ja_JP'&gt;&lt;Text&gt;侯妃（こうひ）&lt;/Text&gt;&lt;/Row&gt;</text:p>
          </table:table-cell>
          <table:table-cell office:value-type="string">
            <text:p>후비 (侯妃)</text:p>
          </table:table-cell>
          <table:table-cell table:formula="of:=CONCATENATE(&quot;&lt;Row Tag='&quot;;[.A55];&quot;' Language='ko_KR'&gt;&lt;Text&gt;&quot;;[.K55];&quot;&lt;/Text&gt;&lt;/Row&gt;&quot;)" office:value-type="string" office:string-value="&lt;Row Tag='LOC_TCS_EXPLORATION_ARMYRANK_PREFIX_CHINA_2_FEMALE' Language='ko_KR'&gt;&lt;Text&gt;후비 (侯妃)&lt;/Text&gt;&lt;/Row&gt;">
            <text:p>&lt;Row Tag='LOC_TCS_EXPLORATION_ARMYRANK_PREFIX_CHINA_2_FEMALE' Language='ko_KR'&gt;&lt;Text&gt;후비 (侯妃)&lt;/Text&gt;&lt;/Row&gt;</text:p>
          </table:table-cell>
          <table:table-cell office:value-type="string">
            <text:p>Houfei</text:p>
          </table:table-cell>
          <table:table-cell table:formula="of:=CONCATENATE(&quot;&lt;Row Tag='&quot;;[.A55];&quot;' Language='pl_PL'&gt;&lt;Text&gt;&quot;;[.M55];&quot;&lt;/Text&gt;&lt;/Row&gt;&quot;)" office:value-type="string" office:string-value="&lt;Row Tag='LOC_TCS_EXPLORATION_ARMYRANK_PREFIX_CHINA_2_FEMALE' Language='pl_PL'&gt;&lt;Text&gt;Houfei&lt;/Text&gt;&lt;/Row&gt;">
            <text:p>&lt;Row Tag='LOC_TCS_EXPLORATION_ARMYRANK_PREFIX_CHINA_2_FEMALE' Language='pl_PL'&gt;&lt;Text&gt;Houfei&lt;/Text&gt;&lt;/Row&gt;</text:p>
          </table:table-cell>
          <table:table-cell office:value-type="string">
            <text:p>Houfei</text:p>
          </table:table-cell>
          <table:table-cell table:formula="of:=CONCATENATE(&quot;&lt;Row Tag='&quot;;[.A55];&quot;' Language='pt_BR'&gt;&lt;Text&gt;&quot;;[.O55];&quot;&lt;/Text&gt;&lt;/Row&gt;&quot;)" office:value-type="string" office:string-value="&lt;Row Tag='LOC_TCS_EXPLORATION_ARMYRANK_PREFIX_CHINA_2_FEMALE' Language='pt_BR'&gt;&lt;Text&gt;Houfei&lt;/Text&gt;&lt;/Row&gt;">
            <text:p>&lt;Row Tag='LOC_TCS_EXPLORATION_ARMYRANK_PREFIX_CHINA_2_FEMALE' Language='pt_BR'&gt;&lt;Text&gt;Houfei&lt;/Text&gt;&lt;/Row&gt;</text:p>
          </table:table-cell>
          <table:table-cell office:value-type="string">
            <text:p>Хоуфэй</text:p>
          </table:table-cell>
          <table:table-cell table:formula="of:=CONCATENATE(&quot;&lt;Row Tag='&quot;;[.A55];&quot;' Language='ru_RU'&gt;&lt;Text&gt;&quot;;[.Q55];&quot;&lt;/Text&gt;&lt;/Row&gt;&quot;)" office:value-type="string" office:string-value="&lt;Row Tag='LOC_TCS_EXPLORATION_ARMYRANK_PREFIX_CHINA_2_FEMALE' Language='ru_RU'&gt;&lt;Text&gt;Хоуфэй&lt;/Text&gt;&lt;/Row&gt;">
            <text:p>&lt;Row Tag='LOC_TCS_EXPLORATION_ARMYRANK_PREFIX_CHINA_2_FEMALE' Language='ru_RU'&gt;&lt;Text&gt;Хоуфэй&lt;/Text&gt;&lt;/Row&gt;</text:p>
          </table:table-cell>
          <table:table-cell office:value-type="string">
            <text:p>侯妃</text:p>
          </table:table-cell>
          <table:table-cell table:formula="of:=CONCATENATE(&quot;&lt;Row Tag='&quot;;[.A55];&quot;' Language='zh_Hans_CN'&gt;&lt;Text&gt;&quot;;[.S55];&quot;&lt;/Text&gt;&lt;/Row&gt;&quot;)" office:value-type="string" office:string-value="&lt;Row Tag='LOC_TCS_EXPLORATION_ARMYRANK_PREFIX_CHINA_2_FEMALE' Language='zh_Hans_CN'&gt;&lt;Text&gt;侯妃&lt;/Text&gt;&lt;/Row&gt;">
            <text:p>&lt;Row Tag='LOC_TCS_EXPLORATION_ARMYRANK_PREFIX_CHINA_2_FEMALE' Language='zh_Hans_CN'&gt;&lt;Text&gt;侯妃&lt;/Text&gt;&lt;/Row&gt;</text:p>
          </table:table-cell>
        </table:table-row>
        <table:table-row table:style-name="ro3">
          <table:table-cell office:value-type="string">
            <text:p>LOC_TCS_EXPLORATION_ARMYRANK_PREFIX_CHINA_3</text:p>
          </table:table-cell>
          <table:table-cell office:value-type="string">
            <text:p>Bo</text:p>
          </table:table-cell>
          <table:table-cell office:value-type="string">
            <text:p>Bo</text:p>
          </table:table-cell>
          <table:table-cell table:formula="of:=CONCATENATE(&quot;&lt;Row Tag='&quot;;[.A56];&quot;' Language='de_DE'&gt;&lt;Text&gt;&quot;;[.C56];&quot;&lt;/Text&gt;&lt;/Row&gt;&quot;)" office:value-type="string" office:string-value="&lt;Row Tag='LOC_TCS_EXPLORATION_ARMYRANK_PREFIX_CHINA_3' Language='de_DE'&gt;&lt;Text&gt;Bo&lt;/Text&gt;&lt;/Row&gt;">
            <text:p>&lt;Row Tag='LOC_TCS_EXPLORATION_ARMYRANK_PREFIX_CHINA_3' Language='de_DE'&gt;&lt;Text&gt;Bo&lt;/Text&gt;&lt;/Row&gt;</text:p>
          </table:table-cell>
          <table:table-cell office:value-type="string">
            <text:p>Bo</text:p>
          </table:table-cell>
          <table:table-cell table:formula="of:=CONCATENATE(&quot;&lt;Row Tag='&quot;;[.A56];&quot;' Language='es_ES'&gt;&lt;Text&gt;&quot;;[.E56];&quot;&lt;/Text&gt;&lt;/Row&gt;&quot;)" office:value-type="string" office:string-value="&lt;Row Tag='LOC_TCS_EXPLORATION_ARMYRANK_PREFIX_CHINA_3' Language='es_ES'&gt;&lt;Text&gt;Bo&lt;/Text&gt;&lt;/Row&gt;">
            <text:p>&lt;Row Tag='LOC_TCS_EXPLORATION_ARMYRANK_PREFIX_CHINA_3' Language='es_ES'&gt;&lt;Text&gt;Bo&lt;/Text&gt;&lt;/Row&gt;</text:p>
          </table:table-cell>
          <table:table-cell office:value-type="string">
            <text:p>Bo</text:p>
          </table:table-cell>
          <table:table-cell table:formula="of:=CONCATENATE(&quot;&lt;Row Tag='&quot;;[.A56];&quot;' Language='it_IT'&gt;&lt;Text&gt;&quot;;[.G56];&quot;&lt;/Text&gt;&lt;/Row&gt;&quot;)" office:value-type="string" office:string-value="&lt;Row Tag='LOC_TCS_EXPLORATION_ARMYRANK_PREFIX_CHINA_3' Language='it_IT'&gt;&lt;Text&gt;Bo&lt;/Text&gt;&lt;/Row&gt;">
            <text:p>&lt;Row Tag='LOC_TCS_EXPLORATION_ARMYRANK_PREFIX_CHINA_3' Language='it_IT'&gt;&lt;Text&gt;Bo&lt;/Text&gt;&lt;/Row&gt;</text:p>
          </table:table-cell>
          <table:table-cell office:value-type="string">
            <text:p>伯（はく）</text:p>
          </table:table-cell>
          <table:table-cell table:formula="of:=CONCATENATE(&quot;&lt;Row Tag='&quot;;[.A56];&quot;' Language='ja_JP'&gt;&lt;Text&gt;&quot;;[.I56];&quot;&lt;/Text&gt;&lt;/Row&gt;&quot;)" office:value-type="string" office:string-value="&lt;Row Tag='LOC_TCS_EXPLORATION_ARMYRANK_PREFIX_CHINA_3' Language='ja_JP'&gt;&lt;Text&gt;伯（はく）&lt;/Text&gt;&lt;/Row&gt;">
            <text:p>&lt;Row Tag='LOC_TCS_EXPLORATION_ARMYRANK_PREFIX_CHINA_3' Language='ja_JP'&gt;&lt;Text&gt;伯（はく）&lt;/Text&gt;&lt;/Row&gt;</text:p>
          </table:table-cell>
          <table:table-cell office:value-type="string">
            <text:p>백 (伯)</text:p>
          </table:table-cell>
          <table:table-cell table:formula="of:=CONCATENATE(&quot;&lt;Row Tag='&quot;;[.A56];&quot;' Language='ko_KR'&gt;&lt;Text&gt;&quot;;[.K56];&quot;&lt;/Text&gt;&lt;/Row&gt;&quot;)" office:value-type="string" office:string-value="&lt;Row Tag='LOC_TCS_EXPLORATION_ARMYRANK_PREFIX_CHINA_3' Language='ko_KR'&gt;&lt;Text&gt;백 (伯)&lt;/Text&gt;&lt;/Row&gt;">
            <text:p>&lt;Row Tag='LOC_TCS_EXPLORATION_ARMYRANK_PREFIX_CHINA_3' Language='ko_KR'&gt;&lt;Text&gt;백 (伯)&lt;/Text&gt;&lt;/Row&gt;</text:p>
          </table:table-cell>
          <table:table-cell office:value-type="string">
            <text:p>Bo</text:p>
          </table:table-cell>
          <table:table-cell table:formula="of:=CONCATENATE(&quot;&lt;Row Tag='&quot;;[.A56];&quot;' Language='pl_PL'&gt;&lt;Text&gt;&quot;;[.M56];&quot;&lt;/Text&gt;&lt;/Row&gt;&quot;)" office:value-type="string" office:string-value="&lt;Row Tag='LOC_TCS_EXPLORATION_ARMYRANK_PREFIX_CHINA_3' Language='pl_PL'&gt;&lt;Text&gt;Bo&lt;/Text&gt;&lt;/Row&gt;">
            <text:p>&lt;Row Tag='LOC_TCS_EXPLORATION_ARMYRANK_PREFIX_CHINA_3' Language='pl_PL'&gt;&lt;Text&gt;Bo&lt;/Text&gt;&lt;/Row&gt;</text:p>
          </table:table-cell>
          <table:table-cell office:value-type="string">
            <text:p>Bo</text:p>
          </table:table-cell>
          <table:table-cell table:formula="of:=CONCATENATE(&quot;&lt;Row Tag='&quot;;[.A56];&quot;' Language='pt_BR'&gt;&lt;Text&gt;&quot;;[.O56];&quot;&lt;/Text&gt;&lt;/Row&gt;&quot;)" office:value-type="string" office:string-value="&lt;Row Tag='LOC_TCS_EXPLORATION_ARMYRANK_PREFIX_CHINA_3' Language='pt_BR'&gt;&lt;Text&gt;Bo&lt;/Text&gt;&lt;/Row&gt;">
            <text:p>&lt;Row Tag='LOC_TCS_EXPLORATION_ARMYRANK_PREFIX_CHINA_3' Language='pt_BR'&gt;&lt;Text&gt;Bo&lt;/Text&gt;&lt;/Row&gt;</text:p>
          </table:table-cell>
          <table:table-cell office:value-type="string">
            <text:p>Бо</text:p>
          </table:table-cell>
          <table:table-cell table:formula="of:=CONCATENATE(&quot;&lt;Row Tag='&quot;;[.A56];&quot;' Language='ru_RU'&gt;&lt;Text&gt;&quot;;[.Q56];&quot;&lt;/Text&gt;&lt;/Row&gt;&quot;)" office:value-type="string" office:string-value="&lt;Row Tag='LOC_TCS_EXPLORATION_ARMYRANK_PREFIX_CHINA_3' Language='ru_RU'&gt;&lt;Text&gt;Бо&lt;/Text&gt;&lt;/Row&gt;">
            <text:p>&lt;Row Tag='LOC_TCS_EXPLORATION_ARMYRANK_PREFIX_CHINA_3' Language='ru_RU'&gt;&lt;Text&gt;Бо&lt;/Text&gt;&lt;/Row&gt;</text:p>
          </table:table-cell>
          <table:table-cell office:value-type="string">
            <text:p>伯</text:p>
          </table:table-cell>
          <table:table-cell table:formula="of:=CONCATENATE(&quot;&lt;Row Tag='&quot;;[.A56];&quot;' Language='zh_Hans_CN'&gt;&lt;Text&gt;&quot;;[.S56];&quot;&lt;/Text&gt;&lt;/Row&gt;&quot;)" office:value-type="string" office:string-value="&lt;Row Tag='LOC_TCS_EXPLORATION_ARMYRANK_PREFIX_CHINA_3' Language='zh_Hans_CN'&gt;&lt;Text&gt;伯&lt;/Text&gt;&lt;/Row&gt;">
            <text:p>&lt;Row Tag='LOC_TCS_EXPLORATION_ARMYRANK_PREFIX_CHINA_3' Language='zh_Hans_CN'&gt;&lt;Text&gt;伯&lt;/Text&gt;&lt;/Row&gt;</text:p>
          </table:table-cell>
        </table:table-row>
        <table:table-row table:style-name="ro3">
          <table:table-cell office:value-type="string">
            <text:p>LOC_TCS_EXPLORATION_ARMYRANK_PREFIX_CHINA_3_FEMALE</text:p>
          </table:table-cell>
          <table:table-cell office:value-type="string">
            <text:p>Bofu</text:p>
          </table:table-cell>
          <table:table-cell office:value-type="string">
            <text:p>Bofu</text:p>
          </table:table-cell>
          <table:table-cell table:formula="of:=CONCATENATE(&quot;&lt;Row Tag='&quot;;[.A57];&quot;' Language='de_DE'&gt;&lt;Text&gt;&quot;;[.C57];&quot;&lt;/Text&gt;&lt;/Row&gt;&quot;)" office:value-type="string" office:string-value="&lt;Row Tag='LOC_TCS_EXPLORATION_ARMYRANK_PREFIX_CHINA_3_FEMALE' Language='de_DE'&gt;&lt;Text&gt;Bofu&lt;/Text&gt;&lt;/Row&gt;">
            <text:p>&lt;Row Tag='LOC_TCS_EXPLORATION_ARMYRANK_PREFIX_CHINA_3_FEMALE' Language='de_DE'&gt;&lt;Text&gt;Bofu&lt;/Text&gt;&lt;/Row&gt;</text:p>
          </table:table-cell>
          <table:table-cell office:value-type="string">
            <text:p>Bofu</text:p>
          </table:table-cell>
          <table:table-cell table:formula="of:=CONCATENATE(&quot;&lt;Row Tag='&quot;;[.A57];&quot;' Language='es_ES'&gt;&lt;Text&gt;&quot;;[.E57];&quot;&lt;/Text&gt;&lt;/Row&gt;&quot;)" office:value-type="string" office:string-value="&lt;Row Tag='LOC_TCS_EXPLORATION_ARMYRANK_PREFIX_CHINA_3_FEMALE' Language='es_ES'&gt;&lt;Text&gt;Bofu&lt;/Text&gt;&lt;/Row&gt;">
            <text:p>&lt;Row Tag='LOC_TCS_EXPLORATION_ARMYRANK_PREFIX_CHINA_3_FEMALE' Language='es_ES'&gt;&lt;Text&gt;Bofu&lt;/Text&gt;&lt;/Row&gt;</text:p>
          </table:table-cell>
          <table:table-cell office:value-type="string">
            <text:p>Bofu</text:p>
          </table:table-cell>
          <table:table-cell table:formula="of:=CONCATENATE(&quot;&lt;Row Tag='&quot;;[.A57];&quot;' Language='it_IT'&gt;&lt;Text&gt;&quot;;[.G57];&quot;&lt;/Text&gt;&lt;/Row&gt;&quot;)" office:value-type="string" office:string-value="&lt;Row Tag='LOC_TCS_EXPLORATION_ARMYRANK_PREFIX_CHINA_3_FEMALE' Language='it_IT'&gt;&lt;Text&gt;Bofu&lt;/Text&gt;&lt;/Row&gt;">
            <text:p>&lt;Row Tag='LOC_TCS_EXPLORATION_ARMYRANK_PREFIX_CHINA_3_FEMALE' Language='it_IT'&gt;&lt;Text&gt;Bofu&lt;/Text&gt;&lt;/Row&gt;</text:p>
          </table:table-cell>
          <table:table-cell office:value-type="string">
            <text:p>伯父（はくふ）</text:p>
          </table:table-cell>
          <table:table-cell table:formula="of:=CONCATENATE(&quot;&lt;Row Tag='&quot;;[.A57];&quot;' Language='ja_JP'&gt;&lt;Text&gt;&quot;;[.I57];&quot;&lt;/Text&gt;&lt;/Row&gt;&quot;)" office:value-type="string" office:string-value="&lt;Row Tag='LOC_TCS_EXPLORATION_ARMYRANK_PREFIX_CHINA_3_FEMALE' Language='ja_JP'&gt;&lt;Text&gt;伯父（はくふ）&lt;/Text&gt;&lt;/Row&gt;">
            <text:p>&lt;Row Tag='LOC_TCS_EXPLORATION_ARMYRANK_PREFIX_CHINA_3_FEMALE' Language='ja_JP'&gt;&lt;Text&gt;伯父（はくふ）&lt;/Text&gt;&lt;/Row&gt;</text:p>
          </table:table-cell>
          <table:table-cell office:value-type="string">
            <text:p>백부 (伯父)</text:p>
          </table:table-cell>
          <table:table-cell table:formula="of:=CONCATENATE(&quot;&lt;Row Tag='&quot;;[.A57];&quot;' Language='ko_KR'&gt;&lt;Text&gt;&quot;;[.K57];&quot;&lt;/Text&gt;&lt;/Row&gt;&quot;)" office:value-type="string" office:string-value="&lt;Row Tag='LOC_TCS_EXPLORATION_ARMYRANK_PREFIX_CHINA_3_FEMALE' Language='ko_KR'&gt;&lt;Text&gt;백부 (伯父)&lt;/Text&gt;&lt;/Row&gt;">
            <text:p>&lt;Row Tag='LOC_TCS_EXPLORATION_ARMYRANK_PREFIX_CHINA_3_FEMALE' Language='ko_KR'&gt;&lt;Text&gt;백부 (伯父)&lt;/Text&gt;&lt;/Row&gt;</text:p>
          </table:table-cell>
          <table:table-cell office:value-type="string">
            <text:p>Bofu</text:p>
          </table:table-cell>
          <table:table-cell table:formula="of:=CONCATENATE(&quot;&lt;Row Tag='&quot;;[.A57];&quot;' Language='pl_PL'&gt;&lt;Text&gt;&quot;;[.M57];&quot;&lt;/Text&gt;&lt;/Row&gt;&quot;)" office:value-type="string" office:string-value="&lt;Row Tag='LOC_TCS_EXPLORATION_ARMYRANK_PREFIX_CHINA_3_FEMALE' Language='pl_PL'&gt;&lt;Text&gt;Bofu&lt;/Text&gt;&lt;/Row&gt;">
            <text:p>&lt;Row Tag='LOC_TCS_EXPLORATION_ARMYRANK_PREFIX_CHINA_3_FEMALE' Language='pl_PL'&gt;&lt;Text&gt;Bofu&lt;/Text&gt;&lt;/Row&gt;</text:p>
          </table:table-cell>
          <table:table-cell office:value-type="string">
            <text:p>Bofu</text:p>
          </table:table-cell>
          <table:table-cell table:formula="of:=CONCATENATE(&quot;&lt;Row Tag='&quot;;[.A57];&quot;' Language='pt_BR'&gt;&lt;Text&gt;&quot;;[.O57];&quot;&lt;/Text&gt;&lt;/Row&gt;&quot;)" office:value-type="string" office:string-value="&lt;Row Tag='LOC_TCS_EXPLORATION_ARMYRANK_PREFIX_CHINA_3_FEMALE' Language='pt_BR'&gt;&lt;Text&gt;Bofu&lt;/Text&gt;&lt;/Row&gt;">
            <text:p>&lt;Row Tag='LOC_TCS_EXPLORATION_ARMYRANK_PREFIX_CHINA_3_FEMALE' Language='pt_BR'&gt;&lt;Text&gt;Bofu&lt;/Text&gt;&lt;/Row&gt;</text:p>
          </table:table-cell>
          <table:table-cell office:value-type="string">
            <text:p>Бофу</text:p>
          </table:table-cell>
          <table:table-cell table:formula="of:=CONCATENATE(&quot;&lt;Row Tag='&quot;;[.A57];&quot;' Language='ru_RU'&gt;&lt;Text&gt;&quot;;[.Q57];&quot;&lt;/Text&gt;&lt;/Row&gt;&quot;)" office:value-type="string" office:string-value="&lt;Row Tag='LOC_TCS_EXPLORATION_ARMYRANK_PREFIX_CHINA_3_FEMALE' Language='ru_RU'&gt;&lt;Text&gt;Бофу&lt;/Text&gt;&lt;/Row&gt;">
            <text:p>&lt;Row Tag='LOC_TCS_EXPLORATION_ARMYRANK_PREFIX_CHINA_3_FEMALE' Language='ru_RU'&gt;&lt;Text&gt;Бофу&lt;/Text&gt;&lt;/Row&gt;</text:p>
          </table:table-cell>
          <table:table-cell office:value-type="string">
            <text:p>伯父</text:p>
          </table:table-cell>
          <table:table-cell table:formula="of:=CONCATENATE(&quot;&lt;Row Tag='&quot;;[.A57];&quot;' Language='zh_Hans_CN'&gt;&lt;Text&gt;&quot;;[.S57];&quot;&lt;/Text&gt;&lt;/Row&gt;&quot;)" office:value-type="string" office:string-value="&lt;Row Tag='LOC_TCS_EXPLORATION_ARMYRANK_PREFIX_CHINA_3_FEMALE' Language='zh_Hans_CN'&gt;&lt;Text&gt;伯父&lt;/Text&gt;&lt;/Row&gt;">
            <text:p>&lt;Row Tag='LOC_TCS_EXPLORATION_ARMYRANK_PREFIX_CHINA_3_FEMALE' Language='zh_Hans_CN'&gt;&lt;Text&gt;伯父&lt;/Text&gt;&lt;/Row&gt;</text:p>
          </table:table-cell>
        </table:table-row>
        <table:table-row table:style-name="ro3">
          <table:table-cell office:value-type="string">
            <text:p>LOC_TCS_EXPLORATION_ARMYRANK_PREFIX_CHINA_4</text:p>
          </table:table-cell>
          <table:table-cell office:value-type="string">
            <text:p>Zi</text:p>
          </table:table-cell>
          <table:table-cell office:value-type="string">
            <text:p>Zi</text:p>
          </table:table-cell>
          <table:table-cell table:formula="of:=CONCATENATE(&quot;&lt;Row Tag='&quot;;[.A58];&quot;' Language='de_DE'&gt;&lt;Text&gt;&quot;;[.C58];&quot;&lt;/Text&gt;&lt;/Row&gt;&quot;)" office:value-type="string" office:string-value="&lt;Row Tag='LOC_TCS_EXPLORATION_ARMYRANK_PREFIX_CHINA_4' Language='de_DE'&gt;&lt;Text&gt;Zi&lt;/Text&gt;&lt;/Row&gt;">
            <text:p>&lt;Row Tag='LOC_TCS_EXPLORATION_ARMYRANK_PREFIX_CHINA_4' Language='de_DE'&gt;&lt;Text&gt;Zi&lt;/Text&gt;&lt;/Row&gt;</text:p>
          </table:table-cell>
          <table:table-cell office:value-type="string">
            <text:p>Zi</text:p>
          </table:table-cell>
          <table:table-cell table:formula="of:=CONCATENATE(&quot;&lt;Row Tag='&quot;;[.A58];&quot;' Language='es_ES'&gt;&lt;Text&gt;&quot;;[.E58];&quot;&lt;/Text&gt;&lt;/Row&gt;&quot;)" office:value-type="string" office:string-value="&lt;Row Tag='LOC_TCS_EXPLORATION_ARMYRANK_PREFIX_CHINA_4' Language='es_ES'&gt;&lt;Text&gt;Zi&lt;/Text&gt;&lt;/Row&gt;">
            <text:p>&lt;Row Tag='LOC_TCS_EXPLORATION_ARMYRANK_PREFIX_CHINA_4' Language='es_ES'&gt;&lt;Text&gt;Zi&lt;/Text&gt;&lt;/Row&gt;</text:p>
          </table:table-cell>
          <table:table-cell office:value-type="string">
            <text:p>Zi</text:p>
          </table:table-cell>
          <table:table-cell table:formula="of:=CONCATENATE(&quot;&lt;Row Tag='&quot;;[.A58];&quot;' Language='it_IT'&gt;&lt;Text&gt;&quot;;[.G58];&quot;&lt;/Text&gt;&lt;/Row&gt;&quot;)" office:value-type="string" office:string-value="&lt;Row Tag='LOC_TCS_EXPLORATION_ARMYRANK_PREFIX_CHINA_4' Language='it_IT'&gt;&lt;Text&gt;Zi&lt;/Text&gt;&lt;/Row&gt;">
            <text:p>&lt;Row Tag='LOC_TCS_EXPLORATION_ARMYRANK_PREFIX_CHINA_4' Language='it_IT'&gt;&lt;Text&gt;Zi&lt;/Text&gt;&lt;/Row&gt;</text:p>
          </table:table-cell>
          <table:table-cell office:value-type="string">
            <text:p>子（し）</text:p>
          </table:table-cell>
          <table:table-cell table:formula="of:=CONCATENATE(&quot;&lt;Row Tag='&quot;;[.A58];&quot;' Language='ja_JP'&gt;&lt;Text&gt;&quot;;[.I58];&quot;&lt;/Text&gt;&lt;/Row&gt;&quot;)" office:value-type="string" office:string-value="&lt;Row Tag='LOC_TCS_EXPLORATION_ARMYRANK_PREFIX_CHINA_4' Language='ja_JP'&gt;&lt;Text&gt;子（し）&lt;/Text&gt;&lt;/Row&gt;">
            <text:p>&lt;Row Tag='LOC_TCS_EXPLORATION_ARMYRANK_PREFIX_CHINA_4' Language='ja_JP'&gt;&lt;Text&gt;子（し）&lt;/Text&gt;&lt;/Row&gt;</text:p>
          </table:table-cell>
          <table:table-cell office:value-type="string">
            <text:p>자 (子)</text:p>
          </table:table-cell>
          <table:table-cell table:formula="of:=CONCATENATE(&quot;&lt;Row Tag='&quot;;[.A58];&quot;' Language='ko_KR'&gt;&lt;Text&gt;&quot;;[.K58];&quot;&lt;/Text&gt;&lt;/Row&gt;&quot;)" office:value-type="string" office:string-value="&lt;Row Tag='LOC_TCS_EXPLORATION_ARMYRANK_PREFIX_CHINA_4' Language='ko_KR'&gt;&lt;Text&gt;자 (子)&lt;/Text&gt;&lt;/Row&gt;">
            <text:p>&lt;Row Tag='LOC_TCS_EXPLORATION_ARMYRANK_PREFIX_CHINA_4' Language='ko_KR'&gt;&lt;Text&gt;자 (子)&lt;/Text&gt;&lt;/Row&gt;</text:p>
          </table:table-cell>
          <table:table-cell office:value-type="string">
            <text:p>Zi</text:p>
          </table:table-cell>
          <table:table-cell table:formula="of:=CONCATENATE(&quot;&lt;Row Tag='&quot;;[.A58];&quot;' Language='pl_PL'&gt;&lt;Text&gt;&quot;;[.M58];&quot;&lt;/Text&gt;&lt;/Row&gt;&quot;)" office:value-type="string" office:string-value="&lt;Row Tag='LOC_TCS_EXPLORATION_ARMYRANK_PREFIX_CHINA_4' Language='pl_PL'&gt;&lt;Text&gt;Zi&lt;/Text&gt;&lt;/Row&gt;">
            <text:p>&lt;Row Tag='LOC_TCS_EXPLORATION_ARMYRANK_PREFIX_CHINA_4' Language='pl_PL'&gt;&lt;Text&gt;Zi&lt;/Text&gt;&lt;/Row&gt;</text:p>
          </table:table-cell>
          <table:table-cell office:value-type="string">
            <text:p>Zi</text:p>
          </table:table-cell>
          <table:table-cell table:formula="of:=CONCATENATE(&quot;&lt;Row Tag='&quot;;[.A58];&quot;' Language='pt_BR'&gt;&lt;Text&gt;&quot;;[.O58];&quot;&lt;/Text&gt;&lt;/Row&gt;&quot;)" office:value-type="string" office:string-value="&lt;Row Tag='LOC_TCS_EXPLORATION_ARMYRANK_PREFIX_CHINA_4' Language='pt_BR'&gt;&lt;Text&gt;Zi&lt;/Text&gt;&lt;/Row&gt;">
            <text:p>&lt;Row Tag='LOC_TCS_EXPLORATION_ARMYRANK_PREFIX_CHINA_4' Language='pt_BR'&gt;&lt;Text&gt;Zi&lt;/Text&gt;&lt;/Row&gt;</text:p>
          </table:table-cell>
          <table:table-cell office:value-type="string">
            <text:p>Цзы</text:p>
          </table:table-cell>
          <table:table-cell table:formula="of:=CONCATENATE(&quot;&lt;Row Tag='&quot;;[.A58];&quot;' Language='ru_RU'&gt;&lt;Text&gt;&quot;;[.Q58];&quot;&lt;/Text&gt;&lt;/Row&gt;&quot;)" office:value-type="string" office:string-value="&lt;Row Tag='LOC_TCS_EXPLORATION_ARMYRANK_PREFIX_CHINA_4' Language='ru_RU'&gt;&lt;Text&gt;Цзы&lt;/Text&gt;&lt;/Row&gt;">
            <text:p>&lt;Row Tag='LOC_TCS_EXPLORATION_ARMYRANK_PREFIX_CHINA_4' Language='ru_RU'&gt;&lt;Text&gt;Цзы&lt;/Text&gt;&lt;/Row&gt;</text:p>
          </table:table-cell>
          <table:table-cell office:value-type="string">
            <text:p>子</text:p>
          </table:table-cell>
          <table:table-cell table:formula="of:=CONCATENATE(&quot;&lt;Row Tag='&quot;;[.A58];&quot;' Language='zh_Hans_CN'&gt;&lt;Text&gt;&quot;;[.S58];&quot;&lt;/Text&gt;&lt;/Row&gt;&quot;)" office:value-type="string" office:string-value="&lt;Row Tag='LOC_TCS_EXPLORATION_ARMYRANK_PREFIX_CHINA_4' Language='zh_Hans_CN'&gt;&lt;Text&gt;子&lt;/Text&gt;&lt;/Row&gt;">
            <text:p>&lt;Row Tag='LOC_TCS_EXPLORATION_ARMYRANK_PREFIX_CHINA_4' Language='zh_Hans_CN'&gt;&lt;Text&gt;子&lt;/Text&gt;&lt;/Row&gt;</text:p>
          </table:table-cell>
        </table:table-row>
        <table:table-row table:style-name="ro3">
          <table:table-cell office:value-type="string">
            <text:p>LOC_TCS_EXPLORATION_ARMYRANK_PREFIX_CHINA_4_FEMALE</text:p>
          </table:table-cell>
          <table:table-cell office:value-type="string">
            <text:p>Zifu</text:p>
          </table:table-cell>
          <table:table-cell office:value-type="string">
            <text:p>Zifu</text:p>
          </table:table-cell>
          <table:table-cell table:formula="of:=CONCATENATE(&quot;&lt;Row Tag='&quot;;[.A59];&quot;' Language='de_DE'&gt;&lt;Text&gt;&quot;;[.C59];&quot;&lt;/Text&gt;&lt;/Row&gt;&quot;)" office:value-type="string" office:string-value="&lt;Row Tag='LOC_TCS_EXPLORATION_ARMYRANK_PREFIX_CHINA_4_FEMALE' Language='de_DE'&gt;&lt;Text&gt;Zifu&lt;/Text&gt;&lt;/Row&gt;">
            <text:p>&lt;Row Tag='LOC_TCS_EXPLORATION_ARMYRANK_PREFIX_CHINA_4_FEMALE' Language='de_DE'&gt;&lt;Text&gt;Zifu&lt;/Text&gt;&lt;/Row&gt;</text:p>
          </table:table-cell>
          <table:table-cell office:value-type="string">
            <text:p>Zifu</text:p>
          </table:table-cell>
          <table:table-cell table:formula="of:=CONCATENATE(&quot;&lt;Row Tag='&quot;;[.A59];&quot;' Language='es_ES'&gt;&lt;Text&gt;&quot;;[.E59];&quot;&lt;/Text&gt;&lt;/Row&gt;&quot;)" office:value-type="string" office:string-value="&lt;Row Tag='LOC_TCS_EXPLORATION_ARMYRANK_PREFIX_CHINA_4_FEMALE' Language='es_ES'&gt;&lt;Text&gt;Zifu&lt;/Text&gt;&lt;/Row&gt;">
            <text:p>&lt;Row Tag='LOC_TCS_EXPLORATION_ARMYRANK_PREFIX_CHINA_4_FEMALE' Language='es_ES'&gt;&lt;Text&gt;Zifu&lt;/Text&gt;&lt;/Row&gt;</text:p>
          </table:table-cell>
          <table:table-cell office:value-type="string">
            <text:p>Zifu</text:p>
          </table:table-cell>
          <table:table-cell table:formula="of:=CONCATENATE(&quot;&lt;Row Tag='&quot;;[.A59];&quot;' Language='it_IT'&gt;&lt;Text&gt;&quot;;[.G59];&quot;&lt;/Text&gt;&lt;/Row&gt;&quot;)" office:value-type="string" office:string-value="&lt;Row Tag='LOC_TCS_EXPLORATION_ARMYRANK_PREFIX_CHINA_4_FEMALE' Language='it_IT'&gt;&lt;Text&gt;Zifu&lt;/Text&gt;&lt;/Row&gt;">
            <text:p>&lt;Row Tag='LOC_TCS_EXPLORATION_ARMYRANK_PREFIX_CHINA_4_FEMALE' Language='it_IT'&gt;&lt;Text&gt;Zifu&lt;/Text&gt;&lt;/Row&gt;</text:p>
          </table:table-cell>
          <table:table-cell office:value-type="string">
            <text:p>子婦（しふ）</text:p>
          </table:table-cell>
          <table:table-cell table:formula="of:=CONCATENATE(&quot;&lt;Row Tag='&quot;;[.A59];&quot;' Language='ja_JP'&gt;&lt;Text&gt;&quot;;[.I59];&quot;&lt;/Text&gt;&lt;/Row&gt;&quot;)" office:value-type="string" office:string-value="&lt;Row Tag='LOC_TCS_EXPLORATION_ARMYRANK_PREFIX_CHINA_4_FEMALE' Language='ja_JP'&gt;&lt;Text&gt;子婦（しふ）&lt;/Text&gt;&lt;/Row&gt;">
            <text:p>&lt;Row Tag='LOC_TCS_EXPLORATION_ARMYRANK_PREFIX_CHINA_4_FEMALE' Language='ja_JP'&gt;&lt;Text&gt;子婦（しふ）&lt;/Text&gt;&lt;/Row&gt;</text:p>
          </table:table-cell>
          <table:table-cell office:value-type="string">
            <text:p>자부 (子婦)</text:p>
          </table:table-cell>
          <table:table-cell table:formula="of:=CONCATENATE(&quot;&lt;Row Tag='&quot;;[.A59];&quot;' Language='ko_KR'&gt;&lt;Text&gt;&quot;;[.K59];&quot;&lt;/Text&gt;&lt;/Row&gt;&quot;)" office:value-type="string" office:string-value="&lt;Row Tag='LOC_TCS_EXPLORATION_ARMYRANK_PREFIX_CHINA_4_FEMALE' Language='ko_KR'&gt;&lt;Text&gt;자부 (子婦)&lt;/Text&gt;&lt;/Row&gt;">
            <text:p>&lt;Row Tag='LOC_TCS_EXPLORATION_ARMYRANK_PREFIX_CHINA_4_FEMALE' Language='ko_KR'&gt;&lt;Text&gt;자부 (子婦)&lt;/Text&gt;&lt;/Row&gt;</text:p>
          </table:table-cell>
          <table:table-cell office:value-type="string">
            <text:p>Zifu</text:p>
          </table:table-cell>
          <table:table-cell table:formula="of:=CONCATENATE(&quot;&lt;Row Tag='&quot;;[.A59];&quot;' Language='pl_PL'&gt;&lt;Text&gt;&quot;;[.M59];&quot;&lt;/Text&gt;&lt;/Row&gt;&quot;)" office:value-type="string" office:string-value="&lt;Row Tag='LOC_TCS_EXPLORATION_ARMYRANK_PREFIX_CHINA_4_FEMALE' Language='pl_PL'&gt;&lt;Text&gt;Zifu&lt;/Text&gt;&lt;/Row&gt;">
            <text:p>&lt;Row Tag='LOC_TCS_EXPLORATION_ARMYRANK_PREFIX_CHINA_4_FEMALE' Language='pl_PL'&gt;&lt;Text&gt;Zifu&lt;/Text&gt;&lt;/Row&gt;</text:p>
          </table:table-cell>
          <table:table-cell office:value-type="string">
            <text:p>Zifu</text:p>
          </table:table-cell>
          <table:table-cell table:formula="of:=CONCATENATE(&quot;&lt;Row Tag='&quot;;[.A59];&quot;' Language='pt_BR'&gt;&lt;Text&gt;&quot;;[.O59];&quot;&lt;/Text&gt;&lt;/Row&gt;&quot;)" office:value-type="string" office:string-value="&lt;Row Tag='LOC_TCS_EXPLORATION_ARMYRANK_PREFIX_CHINA_4_FEMALE' Language='pt_BR'&gt;&lt;Text&gt;Zifu&lt;/Text&gt;&lt;/Row&gt;">
            <text:p>&lt;Row Tag='LOC_TCS_EXPLORATION_ARMYRANK_PREFIX_CHINA_4_FEMALE' Language='pt_BR'&gt;&lt;Text&gt;Zifu&lt;/Text&gt;&lt;/Row&gt;</text:p>
          </table:table-cell>
          <table:table-cell office:value-type="string">
            <text:p>Цзыфу</text:p>
          </table:table-cell>
          <table:table-cell table:formula="of:=CONCATENATE(&quot;&lt;Row Tag='&quot;;[.A59];&quot;' Language='ru_RU'&gt;&lt;Text&gt;&quot;;[.Q59];&quot;&lt;/Text&gt;&lt;/Row&gt;&quot;)" office:value-type="string" office:string-value="&lt;Row Tag='LOC_TCS_EXPLORATION_ARMYRANK_PREFIX_CHINA_4_FEMALE' Language='ru_RU'&gt;&lt;Text&gt;Цзыфу&lt;/Text&gt;&lt;/Row&gt;">
            <text:p>&lt;Row Tag='LOC_TCS_EXPLORATION_ARMYRANK_PREFIX_CHINA_4_FEMALE' Language='ru_RU'&gt;&lt;Text&gt;Цзыфу&lt;/Text&gt;&lt;/Row&gt;</text:p>
          </table:table-cell>
          <table:table-cell office:value-type="string">
            <text:p>子妇</text:p>
          </table:table-cell>
          <table:table-cell table:formula="of:=CONCATENATE(&quot;&lt;Row Tag='&quot;;[.A59];&quot;' Language='zh_Hans_CN'&gt;&lt;Text&gt;&quot;;[.S59];&quot;&lt;/Text&gt;&lt;/Row&gt;&quot;)" office:value-type="string" office:string-value="&lt;Row Tag='LOC_TCS_EXPLORATION_ARMYRANK_PREFIX_CHINA_4_FEMALE' Language='zh_Hans_CN'&gt;&lt;Text&gt;子妇&lt;/Text&gt;&lt;/Row&gt;">
            <text:p>&lt;Row Tag='LOC_TCS_EXPLORATION_ARMYRANK_PREFIX_CHINA_4_FEMALE' Language='zh_Hans_CN'&gt;&lt;Text&gt;子妇&lt;/Text&gt;&lt;/Row&gt;</text:p>
          </table:table-cell>
        </table:table-row>
        <table:table-row table:style-name="ro3">
          <table:table-cell office:value-type="string">
            <text:p>LOC_TCS_EXPLORATION_ARMYRANK_PREFIX_CHINA_5</text:p>
          </table:table-cell>
          <table:table-cell table:number-columns-repeated="2" office:value-type="string">
            <text:p>Nan</text:p>
          </table:table-cell>
          <table:table-cell table:formula="of:=CONCATENATE(&quot;&lt;Row Tag='&quot;;[.A60];&quot;' Language='de_DE'&gt;&lt;Text&gt;&quot;;[.C60];&quot;&lt;/Text&gt;&lt;/Row&gt;&quot;)" office:value-type="string" office:string-value="&lt;Row Tag='LOC_TCS_EXPLORATION_ARMYRANK_PREFIX_CHINA_5' Language='de_DE'&gt;&lt;Text&gt;Nan&lt;/Text&gt;&lt;/Row&gt;">
            <text:p>&lt;Row Tag='LOC_TCS_EXPLORATION_ARMYRANK_PREFIX_CHINA_5' Language='de_DE'&gt;&lt;Text&gt;Nan&lt;/Text&gt;&lt;/Row&gt;</text:p>
          </table:table-cell>
          <table:table-cell office:value-type="string">
            <text:p>Nan</text:p>
          </table:table-cell>
          <table:table-cell table:formula="of:=CONCATENATE(&quot;&lt;Row Tag='&quot;;[.A60];&quot;' Language='es_ES'&gt;&lt;Text&gt;&quot;;[.E60];&quot;&lt;/Text&gt;&lt;/Row&gt;&quot;)" office:value-type="string" office:string-value="&lt;Row Tag='LOC_TCS_EXPLORATION_ARMYRANK_PREFIX_CHINA_5' Language='es_ES'&gt;&lt;Text&gt;Nan&lt;/Text&gt;&lt;/Row&gt;">
            <text:p>&lt;Row Tag='LOC_TCS_EXPLORATION_ARMYRANK_PREFIX_CHINA_5' Language='es_ES'&gt;&lt;Text&gt;Nan&lt;/Text&gt;&lt;/Row&gt;</text:p>
          </table:table-cell>
          <table:table-cell office:value-type="string">
            <text:p>Nan</text:p>
          </table:table-cell>
          <table:table-cell table:formula="of:=CONCATENATE(&quot;&lt;Row Tag='&quot;;[.A60];&quot;' Language='it_IT'&gt;&lt;Text&gt;&quot;;[.G60];&quot;&lt;/Text&gt;&lt;/Row&gt;&quot;)" office:value-type="string" office:string-value="&lt;Row Tag='LOC_TCS_EXPLORATION_ARMYRANK_PREFIX_CHINA_5' Language='it_IT'&gt;&lt;Text&gt;Nan&lt;/Text&gt;&lt;/Row&gt;">
            <text:p>&lt;Row Tag='LOC_TCS_EXPLORATION_ARMYRANK_PREFIX_CHINA_5' Language='it_IT'&gt;&lt;Text&gt;Nan&lt;/Text&gt;&lt;/Row&gt;</text:p>
          </table:table-cell>
          <table:table-cell office:value-type="string">
            <text:p>男（だん）</text:p>
          </table:table-cell>
          <table:table-cell table:formula="of:=CONCATENATE(&quot;&lt;Row Tag='&quot;;[.A60];&quot;' Language='ja_JP'&gt;&lt;Text&gt;&quot;;[.I60];&quot;&lt;/Text&gt;&lt;/Row&gt;&quot;)" office:value-type="string" office:string-value="&lt;Row Tag='LOC_TCS_EXPLORATION_ARMYRANK_PREFIX_CHINA_5' Language='ja_JP'&gt;&lt;Text&gt;男（だん）&lt;/Text&gt;&lt;/Row&gt;">
            <text:p>&lt;Row Tag='LOC_TCS_EXPLORATION_ARMYRANK_PREFIX_CHINA_5' Language='ja_JP'&gt;&lt;Text&gt;男（だん）&lt;/Text&gt;&lt;/Row&gt;</text:p>
          </table:table-cell>
          <table:table-cell office:value-type="string">
            <text:p>남 (男)</text:p>
          </table:table-cell>
          <table:table-cell table:formula="of:=CONCATENATE(&quot;&lt;Row Tag='&quot;;[.A60];&quot;' Language='ko_KR'&gt;&lt;Text&gt;&quot;;[.K60];&quot;&lt;/Text&gt;&lt;/Row&gt;&quot;)" office:value-type="string" office:string-value="&lt;Row Tag='LOC_TCS_EXPLORATION_ARMYRANK_PREFIX_CHINA_5' Language='ko_KR'&gt;&lt;Text&gt;남 (男)&lt;/Text&gt;&lt;/Row&gt;">
            <text:p>&lt;Row Tag='LOC_TCS_EXPLORATION_ARMYRANK_PREFIX_CHINA_5' Language='ko_KR'&gt;&lt;Text&gt;남 (男)&lt;/Text&gt;&lt;/Row&gt;</text:p>
          </table:table-cell>
          <table:table-cell office:value-type="string">
            <text:p>Nan</text:p>
          </table:table-cell>
          <table:table-cell table:formula="of:=CONCATENATE(&quot;&lt;Row Tag='&quot;;[.A60];&quot;' Language='pl_PL'&gt;&lt;Text&gt;&quot;;[.M60];&quot;&lt;/Text&gt;&lt;/Row&gt;&quot;)" office:value-type="string" office:string-value="&lt;Row Tag='LOC_TCS_EXPLORATION_ARMYRANK_PREFIX_CHINA_5' Language='pl_PL'&gt;&lt;Text&gt;Nan&lt;/Text&gt;&lt;/Row&gt;">
            <text:p>&lt;Row Tag='LOC_TCS_EXPLORATION_ARMYRANK_PREFIX_CHINA_5' Language='pl_PL'&gt;&lt;Text&gt;Nan&lt;/Text&gt;&lt;/Row&gt;</text:p>
          </table:table-cell>
          <table:table-cell office:value-type="string">
            <text:p>Nan</text:p>
          </table:table-cell>
          <table:table-cell table:formula="of:=CONCATENATE(&quot;&lt;Row Tag='&quot;;[.A60];&quot;' Language='pt_BR'&gt;&lt;Text&gt;&quot;;[.O60];&quot;&lt;/Text&gt;&lt;/Row&gt;&quot;)" office:value-type="string" office:string-value="&lt;Row Tag='LOC_TCS_EXPLORATION_ARMYRANK_PREFIX_CHINA_5' Language='pt_BR'&gt;&lt;Text&gt;Nan&lt;/Text&gt;&lt;/Row&gt;">
            <text:p>&lt;Row Tag='LOC_TCS_EXPLORATION_ARMYRANK_PREFIX_CHINA_5' Language='pt_BR'&gt;&lt;Text&gt;Nan&lt;/Text&gt;&lt;/Row&gt;</text:p>
          </table:table-cell>
          <table:table-cell office:value-type="string">
            <text:p>Нань</text:p>
          </table:table-cell>
          <table:table-cell table:formula="of:=CONCATENATE(&quot;&lt;Row Tag='&quot;;[.A60];&quot;' Language='ru_RU'&gt;&lt;Text&gt;&quot;;[.Q60];&quot;&lt;/Text&gt;&lt;/Row&gt;&quot;)" office:value-type="string" office:string-value="&lt;Row Tag='LOC_TCS_EXPLORATION_ARMYRANK_PREFIX_CHINA_5' Language='ru_RU'&gt;&lt;Text&gt;Нань&lt;/Text&gt;&lt;/Row&gt;">
            <text:p>&lt;Row Tag='LOC_TCS_EXPLORATION_ARMYRANK_PREFIX_CHINA_5' Language='ru_RU'&gt;&lt;Text&gt;Нань&lt;/Text&gt;&lt;/Row&gt;</text:p>
          </table:table-cell>
          <table:table-cell office:value-type="string">
            <text:p>男</text:p>
          </table:table-cell>
          <table:table-cell table:formula="of:=CONCATENATE(&quot;&lt;Row Tag='&quot;;[.A60];&quot;' Language='zh_Hans_CN'&gt;&lt;Text&gt;&quot;;[.S60];&quot;&lt;/Text&gt;&lt;/Row&gt;&quot;)" office:value-type="string" office:string-value="&lt;Row Tag='LOC_TCS_EXPLORATION_ARMYRANK_PREFIX_CHINA_5' Language='zh_Hans_CN'&gt;&lt;Text&gt;男&lt;/Text&gt;&lt;/Row&gt;">
            <text:p>&lt;Row Tag='LOC_TCS_EXPLORATION_ARMYRANK_PREFIX_CHINA_5' Language='zh_Hans_CN'&gt;&lt;Text&gt;男&lt;/Text&gt;&lt;/Row&gt;</text:p>
          </table:table-cell>
        </table:table-row>
        <table:table-row table:style-name="ro3">
          <table:table-cell office:value-type="string">
            <text:p>LOC_TCS_EXPLORATION_ARMYRANK_PREFIX_CHINA_5_FEMALE</text:p>
          </table:table-cell>
          <table:table-cell office:value-type="string">
            <text:p>Nanfu</text:p>
          </table:table-cell>
          <table:table-cell office:value-type="string">
            <text:p>Nanfu</text:p>
          </table:table-cell>
          <table:table-cell table:formula="of:=CONCATENATE(&quot;&lt;Row Tag='&quot;;[.A61];&quot;' Language='de_DE'&gt;&lt;Text&gt;&quot;;[.C61];&quot;&lt;/Text&gt;&lt;/Row&gt;&quot;)" office:value-type="string" office:string-value="&lt;Row Tag='LOC_TCS_EXPLORATION_ARMYRANK_PREFIX_CHINA_5_FEMALE' Language='de_DE'&gt;&lt;Text&gt;Nanfu&lt;/Text&gt;&lt;/Row&gt;">
            <text:p>&lt;Row Tag='LOC_TCS_EXPLORATION_ARMYRANK_PREFIX_CHINA_5_FEMALE' Language='de_DE'&gt;&lt;Text&gt;Nanfu&lt;/Text&gt;&lt;/Row&gt;</text:p>
          </table:table-cell>
          <table:table-cell office:value-type="string">
            <text:p>Nanfu</text:p>
          </table:table-cell>
          <table:table-cell table:formula="of:=CONCATENATE(&quot;&lt;Row Tag='&quot;;[.A61];&quot;' Language='es_ES'&gt;&lt;Text&gt;&quot;;[.E61];&quot;&lt;/Text&gt;&lt;/Row&gt;&quot;)" office:value-type="string" office:string-value="&lt;Row Tag='LOC_TCS_EXPLORATION_ARMYRANK_PREFIX_CHINA_5_FEMALE' Language='es_ES'&gt;&lt;Text&gt;Nanfu&lt;/Text&gt;&lt;/Row&gt;">
            <text:p>&lt;Row Tag='LOC_TCS_EXPLORATION_ARMYRANK_PREFIX_CHINA_5_FEMALE' Language='es_ES'&gt;&lt;Text&gt;Nanfu&lt;/Text&gt;&lt;/Row&gt;</text:p>
          </table:table-cell>
          <table:table-cell office:value-type="string">
            <text:p>Nanfu</text:p>
          </table:table-cell>
          <table:table-cell table:formula="of:=CONCATENATE(&quot;&lt;Row Tag='&quot;;[.A61];&quot;' Language='it_IT'&gt;&lt;Text&gt;&quot;;[.G61];&quot;&lt;/Text&gt;&lt;/Row&gt;&quot;)" office:value-type="string" office:string-value="&lt;Row Tag='LOC_TCS_EXPLORATION_ARMYRANK_PREFIX_CHINA_5_FEMALE' Language='it_IT'&gt;&lt;Text&gt;Nanfu&lt;/Text&gt;&lt;/Row&gt;">
            <text:p>&lt;Row Tag='LOC_TCS_EXPLORATION_ARMYRANK_PREFIX_CHINA_5_FEMALE' Language='it_IT'&gt;&lt;Text&gt;Nanfu&lt;/Text&gt;&lt;/Row&gt;</text:p>
          </table:table-cell>
          <table:table-cell office:value-type="string">
            <text:p>男婦（だんぷ）</text:p>
          </table:table-cell>
          <table:table-cell table:formula="of:=CONCATENATE(&quot;&lt;Row Tag='&quot;;[.A61];&quot;' Language='ja_JP'&gt;&lt;Text&gt;&quot;;[.I61];&quot;&lt;/Text&gt;&lt;/Row&gt;&quot;)" office:value-type="string" office:string-value="&lt;Row Tag='LOC_TCS_EXPLORATION_ARMYRANK_PREFIX_CHINA_5_FEMALE' Language='ja_JP'&gt;&lt;Text&gt;男婦（だんぷ）&lt;/Text&gt;&lt;/Row&gt;">
            <text:p>&lt;Row Tag='LOC_TCS_EXPLORATION_ARMYRANK_PREFIX_CHINA_5_FEMALE' Language='ja_JP'&gt;&lt;Text&gt;男婦（だんぷ）&lt;/Text&gt;&lt;/Row&gt;</text:p>
          </table:table-cell>
          <table:table-cell office:value-type="string">
            <text:p>남부 (男婦)</text:p>
          </table:table-cell>
          <table:table-cell table:formula="of:=CONCATENATE(&quot;&lt;Row Tag='&quot;;[.A61];&quot;' Language='ko_KR'&gt;&lt;Text&gt;&quot;;[.K61];&quot;&lt;/Text&gt;&lt;/Row&gt;&quot;)" office:value-type="string" office:string-value="&lt;Row Tag='LOC_TCS_EXPLORATION_ARMYRANK_PREFIX_CHINA_5_FEMALE' Language='ko_KR'&gt;&lt;Text&gt;남부 (男婦)&lt;/Text&gt;&lt;/Row&gt;">
            <text:p>&lt;Row Tag='LOC_TCS_EXPLORATION_ARMYRANK_PREFIX_CHINA_5_FEMALE' Language='ko_KR'&gt;&lt;Text&gt;남부 (男婦)&lt;/Text&gt;&lt;/Row&gt;</text:p>
          </table:table-cell>
          <table:table-cell office:value-type="string">
            <text:p>Nanfu</text:p>
          </table:table-cell>
          <table:table-cell table:formula="of:=CONCATENATE(&quot;&lt;Row Tag='&quot;;[.A61];&quot;' Language='pl_PL'&gt;&lt;Text&gt;&quot;;[.M61];&quot;&lt;/Text&gt;&lt;/Row&gt;&quot;)" office:value-type="string" office:string-value="&lt;Row Tag='LOC_TCS_EXPLORATION_ARMYRANK_PREFIX_CHINA_5_FEMALE' Language='pl_PL'&gt;&lt;Text&gt;Nanfu&lt;/Text&gt;&lt;/Row&gt;">
            <text:p>&lt;Row Tag='LOC_TCS_EXPLORATION_ARMYRANK_PREFIX_CHINA_5_FEMALE' Language='pl_PL'&gt;&lt;Text&gt;Nanfu&lt;/Text&gt;&lt;/Row&gt;</text:p>
          </table:table-cell>
          <table:table-cell office:value-type="string">
            <text:p>Nanfu</text:p>
          </table:table-cell>
          <table:table-cell table:formula="of:=CONCATENATE(&quot;&lt;Row Tag='&quot;;[.A61];&quot;' Language='pt_BR'&gt;&lt;Text&gt;&quot;;[.O61];&quot;&lt;/Text&gt;&lt;/Row&gt;&quot;)" office:value-type="string" office:string-value="&lt;Row Tag='LOC_TCS_EXPLORATION_ARMYRANK_PREFIX_CHINA_5_FEMALE' Language='pt_BR'&gt;&lt;Text&gt;Nanfu&lt;/Text&gt;&lt;/Row&gt;">
            <text:p>&lt;Row Tag='LOC_TCS_EXPLORATION_ARMYRANK_PREFIX_CHINA_5_FEMALE' Language='pt_BR'&gt;&lt;Text&gt;Nanfu&lt;/Text&gt;&lt;/Row&gt;</text:p>
          </table:table-cell>
          <table:table-cell office:value-type="string">
            <text:p>Наньфу</text:p>
          </table:table-cell>
          <table:table-cell table:formula="of:=CONCATENATE(&quot;&lt;Row Tag='&quot;;[.A61];&quot;' Language='ru_RU'&gt;&lt;Text&gt;&quot;;[.Q61];&quot;&lt;/Text&gt;&lt;/Row&gt;&quot;)" office:value-type="string" office:string-value="&lt;Row Tag='LOC_TCS_EXPLORATION_ARMYRANK_PREFIX_CHINA_5_FEMALE' Language='ru_RU'&gt;&lt;Text&gt;Наньфу&lt;/Text&gt;&lt;/Row&gt;">
            <text:p>&lt;Row Tag='LOC_TCS_EXPLORATION_ARMYRANK_PREFIX_CHINA_5_FEMALE' Language='ru_RU'&gt;&lt;Text&gt;Наньфу&lt;/Text&gt;&lt;/Row&gt;</text:p>
          </table:table-cell>
          <table:table-cell office:value-type="string">
            <text:p>男妇</text:p>
          </table:table-cell>
          <table:table-cell table:formula="of:=CONCATENATE(&quot;&lt;Row Tag='&quot;;[.A61];&quot;' Language='zh_Hans_CN'&gt;&lt;Text&gt;&quot;;[.S61];&quot;&lt;/Text&gt;&lt;/Row&gt;&quot;)" office:value-type="string" office:string-value="&lt;Row Tag='LOC_TCS_EXPLORATION_ARMYRANK_PREFIX_CHINA_5_FEMALE' Language='zh_Hans_CN'&gt;&lt;Text&gt;男妇&lt;/Text&gt;&lt;/Row&gt;">
            <text:p>&lt;Row Tag='LOC_TCS_EXPLORATION_ARMYRANK_PREFIX_CHINA_5_FEMALE' Language='zh_Hans_CN'&gt;&lt;Text&gt;男妇&lt;/Text&gt;&lt;/Row&gt;</text:p>
          </table:table-cell>
        </table:table-row>
        <table:table-row table:style-name="ro3">
          <table:table-cell office:value-type="string">
            <text:p>LOC_TCS_EXPLORATION_ARMYRANK_PREFIX_INCA_1</text:p>
          </table:table-cell>
          <table:table-cell office:value-type="string">
            <text:p>Apukispay</text:p>
          </table:table-cell>
          <table:table-cell office:value-type="string">
            <text:p>Apukispay</text:p>
          </table:table-cell>
          <table:table-cell table:formula="of:=CONCATENATE(&quot;&lt;Row Tag='&quot;;[.A62];&quot;' Language='de_DE'&gt;&lt;Text&gt;&quot;;[.C62];&quot;&lt;/Text&gt;&lt;/Row&gt;&quot;)" office:value-type="string" office:string-value="&lt;Row Tag='LOC_TCS_EXPLORATION_ARMYRANK_PREFIX_INCA_1' Language='de_DE'&gt;&lt;Text&gt;Apukispay&lt;/Text&gt;&lt;/Row&gt;">
            <text:p>&lt;Row Tag='LOC_TCS_EXPLORATION_ARMYRANK_PREFIX_INCA_1' Language='de_DE'&gt;&lt;Text&gt;Apukispay&lt;/Text&gt;&lt;/Row&gt;</text:p>
          </table:table-cell>
          <table:table-cell office:value-type="string">
            <text:p>Apukispay</text:p>
          </table:table-cell>
          <table:table-cell table:formula="of:=CONCATENATE(&quot;&lt;Row Tag='&quot;;[.A62];&quot;' Language='es_ES'&gt;&lt;Text&gt;&quot;;[.E62];&quot;&lt;/Text&gt;&lt;/Row&gt;&quot;)" office:value-type="string" office:string-value="&lt;Row Tag='LOC_TCS_EXPLORATION_ARMYRANK_PREFIX_INCA_1' Language='es_ES'&gt;&lt;Text&gt;Apukispay&lt;/Text&gt;&lt;/Row&gt;">
            <text:p>&lt;Row Tag='LOC_TCS_EXPLORATION_ARMYRANK_PREFIX_INCA_1' Language='es_ES'&gt;&lt;Text&gt;Apukispay&lt;/Text&gt;&lt;/Row&gt;</text:p>
          </table:table-cell>
          <table:table-cell office:value-type="string">
            <text:p>Apukispay</text:p>
          </table:table-cell>
          <table:table-cell table:formula="of:=CONCATENATE(&quot;&lt;Row Tag='&quot;;[.A62];&quot;' Language='it_IT'&gt;&lt;Text&gt;&quot;;[.G62];&quot;&lt;/Text&gt;&lt;/Row&gt;&quot;)" office:value-type="string" office:string-value="&lt;Row Tag='LOC_TCS_EXPLORATION_ARMYRANK_PREFIX_INCA_1' Language='it_IT'&gt;&lt;Text&gt;Apukispay&lt;/Text&gt;&lt;/Row&gt;">
            <text:p>&lt;Row Tag='LOC_TCS_EXPLORATION_ARMYRANK_PREFIX_INCA_1' Language='it_IT'&gt;&lt;Text&gt;Apukispay&lt;/Text&gt;&lt;/Row&gt;</text:p>
          </table:table-cell>
          <table:table-cell office:value-type="string">
            <text:p>アプキスパイ</text:p>
          </table:table-cell>
          <table:table-cell table:formula="of:=CONCATENATE(&quot;&lt;Row Tag='&quot;;[.A62];&quot;' Language='ja_JP'&gt;&lt;Text&gt;&quot;;[.I62];&quot;&lt;/Text&gt;&lt;/Row&gt;&quot;)" office:value-type="string" office:string-value="&lt;Row Tag='LOC_TCS_EXPLORATION_ARMYRANK_PREFIX_INCA_1' Language='ja_JP'&gt;&lt;Text&gt;アプキスパイ&lt;/Text&gt;&lt;/Row&gt;">
            <text:p>&lt;Row Tag='LOC_TCS_EXPLORATION_ARMYRANK_PREFIX_INCA_1' Language='ja_JP'&gt;&lt;Text&gt;アプキスパイ&lt;/Text&gt;&lt;/Row&gt;</text:p>
          </table:table-cell>
          <table:table-cell office:value-type="string">
            <text:p>아푸키스파이</text:p>
          </table:table-cell>
          <table:table-cell table:formula="of:=CONCATENATE(&quot;&lt;Row Tag='&quot;;[.A62];&quot;' Language='ko_KR'&gt;&lt;Text&gt;&quot;;[.K62];&quot;&lt;/Text&gt;&lt;/Row&gt;&quot;)" office:value-type="string" office:string-value="&lt;Row Tag='LOC_TCS_EXPLORATION_ARMYRANK_PREFIX_INCA_1' Language='ko_KR'&gt;&lt;Text&gt;아푸키스파이&lt;/Text&gt;&lt;/Row&gt;">
            <text:p>&lt;Row Tag='LOC_TCS_EXPLORATION_ARMYRANK_PREFIX_INCA_1' Language='ko_KR'&gt;&lt;Text&gt;아푸키스파이&lt;/Text&gt;&lt;/Row&gt;</text:p>
          </table:table-cell>
          <table:table-cell office:value-type="string">
            <text:p>Apukispay</text:p>
          </table:table-cell>
          <table:table-cell table:formula="of:=CONCATENATE(&quot;&lt;Row Tag='&quot;;[.A62];&quot;' Language='pl_PL'&gt;&lt;Text&gt;&quot;;[.M62];&quot;&lt;/Text&gt;&lt;/Row&gt;&quot;)" office:value-type="string" office:string-value="&lt;Row Tag='LOC_TCS_EXPLORATION_ARMYRANK_PREFIX_INCA_1' Language='pl_PL'&gt;&lt;Text&gt;Apukispay&lt;/Text&gt;&lt;/Row&gt;">
            <text:p>&lt;Row Tag='LOC_TCS_EXPLORATION_ARMYRANK_PREFIX_INCA_1' Language='pl_PL'&gt;&lt;Text&gt;Apukispay&lt;/Text&gt;&lt;/Row&gt;</text:p>
          </table:table-cell>
          <table:table-cell office:value-type="string">
            <text:p>Apukispay</text:p>
          </table:table-cell>
          <table:table-cell table:formula="of:=CONCATENATE(&quot;&lt;Row Tag='&quot;;[.A62];&quot;' Language='pt_BR'&gt;&lt;Text&gt;&quot;;[.O62];&quot;&lt;/Text&gt;&lt;/Row&gt;&quot;)" office:value-type="string" office:string-value="&lt;Row Tag='LOC_TCS_EXPLORATION_ARMYRANK_PREFIX_INCA_1' Language='pt_BR'&gt;&lt;Text&gt;Apukispay&lt;/Text&gt;&lt;/Row&gt;">
            <text:p>&lt;Row Tag='LOC_TCS_EXPLORATION_ARMYRANK_PREFIX_INCA_1' Language='pt_BR'&gt;&lt;Text&gt;Apukispay&lt;/Text&gt;&lt;/Row&gt;</text:p>
          </table:table-cell>
          <table:table-cell office:value-type="string">
            <text:p>Апукиспай</text:p>
          </table:table-cell>
          <table:table-cell table:formula="of:=CONCATENATE(&quot;&lt;Row Tag='&quot;;[.A62];&quot;' Language='ru_RU'&gt;&lt;Text&gt;&quot;;[.Q62];&quot;&lt;/Text&gt;&lt;/Row&gt;&quot;)" office:value-type="string" office:string-value="&lt;Row Tag='LOC_TCS_EXPLORATION_ARMYRANK_PREFIX_INCA_1' Language='ru_RU'&gt;&lt;Text&gt;Апукиспай&lt;/Text&gt;&lt;/Row&gt;">
            <text:p>&lt;Row Tag='LOC_TCS_EXPLORATION_ARMYRANK_PREFIX_INCA_1' Language='ru_RU'&gt;&lt;Text&gt;Апукиспай&lt;/Text&gt;&lt;/Row&gt;</text:p>
          </table:table-cell>
          <table:table-cell office:value-type="string">
            <text:p>阿普基斯派</text:p>
          </table:table-cell>
          <table:table-cell table:formula="of:=CONCATENATE(&quot;&lt;Row Tag='&quot;;[.A62];&quot;' Language='zh_Hans_CN'&gt;&lt;Text&gt;&quot;;[.S62];&quot;&lt;/Text&gt;&lt;/Row&gt;&quot;)" office:value-type="string" office:string-value="&lt;Row Tag='LOC_TCS_EXPLORATION_ARMYRANK_PREFIX_INCA_1' Language='zh_Hans_CN'&gt;&lt;Text&gt;阿普基斯派&lt;/Text&gt;&lt;/Row&gt;">
            <text:p>&lt;Row Tag='LOC_TCS_EXPLORATION_ARMYRANK_PREFIX_INCA_1' Language='zh_Hans_CN'&gt;&lt;Text&gt;阿普基斯派&lt;/Text&gt;&lt;/Row&gt;</text:p>
          </table:table-cell>
        </table:table-row>
        <table:table-row table:style-name="ro3">
          <table:table-cell office:value-type="string">
            <text:p>LOC_TCS_EXPLORATION_ARMYRANK_PREFIX_INCA_2</text:p>
          </table:table-cell>
          <table:table-cell office:value-type="string">
            <text:p>Unu</text:p>
          </table:table-cell>
          <table:table-cell office:value-type="string">
            <text:p>Unu</text:p>
          </table:table-cell>
          <table:table-cell table:formula="of:=CONCATENATE(&quot;&lt;Row Tag='&quot;;[.A63];&quot;' Language='de_DE'&gt;&lt;Text&gt;&quot;;[.C63];&quot;&lt;/Text&gt;&lt;/Row&gt;&quot;)" office:value-type="string" office:string-value="&lt;Row Tag='LOC_TCS_EXPLORATION_ARMYRANK_PREFIX_INCA_2' Language='de_DE'&gt;&lt;Text&gt;Unu&lt;/Text&gt;&lt;/Row&gt;">
            <text:p>&lt;Row Tag='LOC_TCS_EXPLORATION_ARMYRANK_PREFIX_INCA_2' Language='de_DE'&gt;&lt;Text&gt;Unu&lt;/Text&gt;&lt;/Row&gt;</text:p>
          </table:table-cell>
          <table:table-cell office:value-type="string">
            <text:p>Unu</text:p>
          </table:table-cell>
          <table:table-cell table:formula="of:=CONCATENATE(&quot;&lt;Row Tag='&quot;;[.A63];&quot;' Language='es_ES'&gt;&lt;Text&gt;&quot;;[.E63];&quot;&lt;/Text&gt;&lt;/Row&gt;&quot;)" office:value-type="string" office:string-value="&lt;Row Tag='LOC_TCS_EXPLORATION_ARMYRANK_PREFIX_INCA_2' Language='es_ES'&gt;&lt;Text&gt;Unu&lt;/Text&gt;&lt;/Row&gt;">
            <text:p>&lt;Row Tag='LOC_TCS_EXPLORATION_ARMYRANK_PREFIX_INCA_2' Language='es_ES'&gt;&lt;Text&gt;Unu&lt;/Text&gt;&lt;/Row&gt;</text:p>
          </table:table-cell>
          <table:table-cell office:value-type="string">
            <text:p>Unu</text:p>
          </table:table-cell>
          <table:table-cell table:formula="of:=CONCATENATE(&quot;&lt;Row Tag='&quot;;[.A63];&quot;' Language='it_IT'&gt;&lt;Text&gt;&quot;;[.G63];&quot;&lt;/Text&gt;&lt;/Row&gt;&quot;)" office:value-type="string" office:string-value="&lt;Row Tag='LOC_TCS_EXPLORATION_ARMYRANK_PREFIX_INCA_2' Language='it_IT'&gt;&lt;Text&gt;Unu&lt;/Text&gt;&lt;/Row&gt;">
            <text:p>&lt;Row Tag='LOC_TCS_EXPLORATION_ARMYRANK_PREFIX_INCA_2' Language='it_IT'&gt;&lt;Text&gt;Unu&lt;/Text&gt;&lt;/Row&gt;</text:p>
          </table:table-cell>
          <table:table-cell office:value-type="string">
            <text:p>ウヌ</text:p>
          </table:table-cell>
          <table:table-cell table:formula="of:=CONCATENATE(&quot;&lt;Row Tag='&quot;;[.A63];&quot;' Language='ja_JP'&gt;&lt;Text&gt;&quot;;[.I63];&quot;&lt;/Text&gt;&lt;/Row&gt;&quot;)" office:value-type="string" office:string-value="&lt;Row Tag='LOC_TCS_EXPLORATION_ARMYRANK_PREFIX_INCA_2' Language='ja_JP'&gt;&lt;Text&gt;ウヌ&lt;/Text&gt;&lt;/Row&gt;">
            <text:p>&lt;Row Tag='LOC_TCS_EXPLORATION_ARMYRANK_PREFIX_INCA_2' Language='ja_JP'&gt;&lt;Text&gt;ウヌ&lt;/Text&gt;&lt;/Row&gt;</text:p>
          </table:table-cell>
          <table:table-cell office:value-type="string">
            <text:p>우누</text:p>
          </table:table-cell>
          <table:table-cell table:formula="of:=CONCATENATE(&quot;&lt;Row Tag='&quot;;[.A63];&quot;' Language='ko_KR'&gt;&lt;Text&gt;&quot;;[.K63];&quot;&lt;/Text&gt;&lt;/Row&gt;&quot;)" office:value-type="string" office:string-value="&lt;Row Tag='LOC_TCS_EXPLORATION_ARMYRANK_PREFIX_INCA_2' Language='ko_KR'&gt;&lt;Text&gt;우누&lt;/Text&gt;&lt;/Row&gt;">
            <text:p>&lt;Row Tag='LOC_TCS_EXPLORATION_ARMYRANK_PREFIX_INCA_2' Language='ko_KR'&gt;&lt;Text&gt;우누&lt;/Text&gt;&lt;/Row&gt;</text:p>
          </table:table-cell>
          <table:table-cell office:value-type="string">
            <text:p>Unu</text:p>
          </table:table-cell>
          <table:table-cell table:formula="of:=CONCATENATE(&quot;&lt;Row Tag='&quot;;[.A63];&quot;' Language='pl_PL'&gt;&lt;Text&gt;&quot;;[.M63];&quot;&lt;/Text&gt;&lt;/Row&gt;&quot;)" office:value-type="string" office:string-value="&lt;Row Tag='LOC_TCS_EXPLORATION_ARMYRANK_PREFIX_INCA_2' Language='pl_PL'&gt;&lt;Text&gt;Unu&lt;/Text&gt;&lt;/Row&gt;">
            <text:p>&lt;Row Tag='LOC_TCS_EXPLORATION_ARMYRANK_PREFIX_INCA_2' Language='pl_PL'&gt;&lt;Text&gt;Unu&lt;/Text&gt;&lt;/Row&gt;</text:p>
          </table:table-cell>
          <table:table-cell office:value-type="string">
            <text:p>Unu</text:p>
          </table:table-cell>
          <table:table-cell table:formula="of:=CONCATENATE(&quot;&lt;Row Tag='&quot;;[.A63];&quot;' Language='pt_BR'&gt;&lt;Text&gt;&quot;;[.O63];&quot;&lt;/Text&gt;&lt;/Row&gt;&quot;)" office:value-type="string" office:string-value="&lt;Row Tag='LOC_TCS_EXPLORATION_ARMYRANK_PREFIX_INCA_2' Language='pt_BR'&gt;&lt;Text&gt;Unu&lt;/Text&gt;&lt;/Row&gt;">
            <text:p>&lt;Row Tag='LOC_TCS_EXPLORATION_ARMYRANK_PREFIX_INCA_2' Language='pt_BR'&gt;&lt;Text&gt;Unu&lt;/Text&gt;&lt;/Row&gt;</text:p>
          </table:table-cell>
          <table:table-cell office:value-type="string">
            <text:p>Уну</text:p>
          </table:table-cell>
          <table:table-cell table:formula="of:=CONCATENATE(&quot;&lt;Row Tag='&quot;;[.A63];&quot;' Language='ru_RU'&gt;&lt;Text&gt;&quot;;[.Q63];&quot;&lt;/Text&gt;&lt;/Row&gt;&quot;)" office:value-type="string" office:string-value="&lt;Row Tag='LOC_TCS_EXPLORATION_ARMYRANK_PREFIX_INCA_2' Language='ru_RU'&gt;&lt;Text&gt;Уну&lt;/Text&gt;&lt;/Row&gt;">
            <text:p>&lt;Row Tag='LOC_TCS_EXPLORATION_ARMYRANK_PREFIX_INCA_2' Language='ru_RU'&gt;&lt;Text&gt;Уну&lt;/Text&gt;&lt;/Row&gt;</text:p>
          </table:table-cell>
          <table:table-cell office:value-type="string">
            <text:p>乌努</text:p>
          </table:table-cell>
          <table:table-cell table:formula="of:=CONCATENATE(&quot;&lt;Row Tag='&quot;;[.A63];&quot;' Language='zh_Hans_CN'&gt;&lt;Text&gt;&quot;;[.S63];&quot;&lt;/Text&gt;&lt;/Row&gt;&quot;)" office:value-type="string" office:string-value="&lt;Row Tag='LOC_TCS_EXPLORATION_ARMYRANK_PREFIX_INCA_2' Language='zh_Hans_CN'&gt;&lt;Text&gt;乌努&lt;/Text&gt;&lt;/Row&gt;">
            <text:p>&lt;Row Tag='LOC_TCS_EXPLORATION_ARMYRANK_PREFIX_INCA_2' Language='zh_Hans_CN'&gt;&lt;Text&gt;乌努&lt;/Text&gt;&lt;/Row&gt;</text:p>
          </table:table-cell>
        </table:table-row>
        <table:table-row table:style-name="ro3">
          <table:table-cell office:value-type="string">
            <text:p>LOC_TCS_EXPLORATION_ARMYRANK_PREFIX_INCA_3</text:p>
          </table:table-cell>
          <table:table-cell office:value-type="string">
            <text:p>Waranqa Kamayuq</text:p>
          </table:table-cell>
          <table:table-cell office:value-type="string">
            <text:p>Waranqa Kamayuq</text:p>
          </table:table-cell>
          <table:table-cell table:formula="of:=CONCATENATE(&quot;&lt;Row Tag='&quot;;[.A64];&quot;' Language='de_DE'&gt;&lt;Text&gt;&quot;;[.C64];&quot;&lt;/Text&gt;&lt;/Row&gt;&quot;)" office:value-type="string" office:string-value="&lt;Row Tag='LOC_TCS_EXPLORATION_ARMYRANK_PREFIX_INCA_3' Language='de_DE'&gt;&lt;Text&gt;Waranqa Kamayuq&lt;/Text&gt;&lt;/Row&gt;">
            <text:p>&lt;Row Tag='LOC_TCS_EXPLORATION_ARMYRANK_PREFIX_INCA_3' Language='de_DE'&gt;&lt;Text&gt;Waranqa Kamayuq&lt;/Text&gt;&lt;/Row&gt;</text:p>
          </table:table-cell>
          <table:table-cell office:value-type="string">
            <text:p>Waranqa Kamayuq</text:p>
          </table:table-cell>
          <table:table-cell table:formula="of:=CONCATENATE(&quot;&lt;Row Tag='&quot;;[.A64];&quot;' Language='es_ES'&gt;&lt;Text&gt;&quot;;[.E64];&quot;&lt;/Text&gt;&lt;/Row&gt;&quot;)" office:value-type="string" office:string-value="&lt;Row Tag='LOC_TCS_EXPLORATION_ARMYRANK_PREFIX_INCA_3' Language='es_ES'&gt;&lt;Text&gt;Waranqa Kamayuq&lt;/Text&gt;&lt;/Row&gt;">
            <text:p>&lt;Row Tag='LOC_TCS_EXPLORATION_ARMYRANK_PREFIX_INCA_3' Language='es_ES'&gt;&lt;Text&gt;Waranqa Kamayuq&lt;/Text&gt;&lt;/Row&gt;</text:p>
          </table:table-cell>
          <table:table-cell office:value-type="string">
            <text:p>Waranqa Kamayuq</text:p>
          </table:table-cell>
          <table:table-cell table:formula="of:=CONCATENATE(&quot;&lt;Row Tag='&quot;;[.A64];&quot;' Language='it_IT'&gt;&lt;Text&gt;&quot;;[.G64];&quot;&lt;/Text&gt;&lt;/Row&gt;&quot;)" office:value-type="string" office:string-value="&lt;Row Tag='LOC_TCS_EXPLORATION_ARMYRANK_PREFIX_INCA_3' Language='it_IT'&gt;&lt;Text&gt;Waranqa Kamayuq&lt;/Text&gt;&lt;/Row&gt;">
            <text:p>&lt;Row Tag='LOC_TCS_EXPLORATION_ARMYRANK_PREFIX_INCA_3' Language='it_IT'&gt;&lt;Text&gt;Waranqa Kamayuq&lt;/Text&gt;&lt;/Row&gt;</text:p>
          </table:table-cell>
          <table:table-cell office:value-type="string">
            <text:p>ワランカ・カマユク</text:p>
          </table:table-cell>
          <table:table-cell table:formula="of:=CONCATENATE(&quot;&lt;Row Tag='&quot;;[.A64];&quot;' Language='ja_JP'&gt;&lt;Text&gt;&quot;;[.I64];&quot;&lt;/Text&gt;&lt;/Row&gt;&quot;)" office:value-type="string" office:string-value="&lt;Row Tag='LOC_TCS_EXPLORATION_ARMYRANK_PREFIX_INCA_3' Language='ja_JP'&gt;&lt;Text&gt;ワランカ・カマユク&lt;/Text&gt;&lt;/Row&gt;">
            <text:p>&lt;Row Tag='LOC_TCS_EXPLORATION_ARMYRANK_PREFIX_INCA_3' Language='ja_JP'&gt;&lt;Text&gt;ワランカ・カマユク&lt;/Text&gt;&lt;/Row&gt;</text:p>
          </table:table-cell>
          <table:table-cell office:value-type="string">
            <text:p>와랑카 카마유크</text:p>
          </table:table-cell>
          <table:table-cell table:formula="of:=CONCATENATE(&quot;&lt;Row Tag='&quot;;[.A64];&quot;' Language='ko_KR'&gt;&lt;Text&gt;&quot;;[.K64];&quot;&lt;/Text&gt;&lt;/Row&gt;&quot;)" office:value-type="string" office:string-value="&lt;Row Tag='LOC_TCS_EXPLORATION_ARMYRANK_PREFIX_INCA_3' Language='ko_KR'&gt;&lt;Text&gt;와랑카 카마유크&lt;/Text&gt;&lt;/Row&gt;">
            <text:p>&lt;Row Tag='LOC_TCS_EXPLORATION_ARMYRANK_PREFIX_INCA_3' Language='ko_KR'&gt;&lt;Text&gt;와랑카 카마유크&lt;/Text&gt;&lt;/Row&gt;</text:p>
          </table:table-cell>
          <table:table-cell office:value-type="string">
            <text:p>Waranqa Kamayuq</text:p>
          </table:table-cell>
          <table:table-cell table:formula="of:=CONCATENATE(&quot;&lt;Row Tag='&quot;;[.A64];&quot;' Language='pl_PL'&gt;&lt;Text&gt;&quot;;[.M64];&quot;&lt;/Text&gt;&lt;/Row&gt;&quot;)" office:value-type="string" office:string-value="&lt;Row Tag='LOC_TCS_EXPLORATION_ARMYRANK_PREFIX_INCA_3' Language='pl_PL'&gt;&lt;Text&gt;Waranqa Kamayuq&lt;/Text&gt;&lt;/Row&gt;">
            <text:p>&lt;Row Tag='LOC_TCS_EXPLORATION_ARMYRANK_PREFIX_INCA_3' Language='pl_PL'&gt;&lt;Text&gt;Waranqa Kamayuq&lt;/Text&gt;&lt;/Row&gt;</text:p>
          </table:table-cell>
          <table:table-cell office:value-type="string">
            <text:p>Waranqa Kamayuq</text:p>
          </table:table-cell>
          <table:table-cell table:formula="of:=CONCATENATE(&quot;&lt;Row Tag='&quot;;[.A64];&quot;' Language='pt_BR'&gt;&lt;Text&gt;&quot;;[.O64];&quot;&lt;/Text&gt;&lt;/Row&gt;&quot;)" office:value-type="string" office:string-value="&lt;Row Tag='LOC_TCS_EXPLORATION_ARMYRANK_PREFIX_INCA_3' Language='pt_BR'&gt;&lt;Text&gt;Waranqa Kamayuq&lt;/Text&gt;&lt;/Row&gt;">
            <text:p>&lt;Row Tag='LOC_TCS_EXPLORATION_ARMYRANK_PREFIX_INCA_3' Language='pt_BR'&gt;&lt;Text&gt;Waranqa Kamayuq&lt;/Text&gt;&lt;/Row&gt;</text:p>
          </table:table-cell>
          <table:table-cell office:value-type="string">
            <text:p>Варанка Камаюк</text:p>
          </table:table-cell>
          <table:table-cell table:formula="of:=CONCATENATE(&quot;&lt;Row Tag='&quot;;[.A64];&quot;' Language='ru_RU'&gt;&lt;Text&gt;&quot;;[.Q64];&quot;&lt;/Text&gt;&lt;/Row&gt;&quot;)" office:value-type="string" office:string-value="&lt;Row Tag='LOC_TCS_EXPLORATION_ARMYRANK_PREFIX_INCA_3' Language='ru_RU'&gt;&lt;Text&gt;Варанка Камаюк&lt;/Text&gt;&lt;/Row&gt;">
            <text:p>&lt;Row Tag='LOC_TCS_EXPLORATION_ARMYRANK_PREFIX_INCA_3' Language='ru_RU'&gt;&lt;Text&gt;Варанка Камаюк&lt;/Text&gt;&lt;/Row&gt;</text:p>
          </table:table-cell>
          <table:table-cell office:value-type="string">
            <text:p>瓦兰卡·卡马尤克</text:p>
          </table:table-cell>
          <table:table-cell table:formula="of:=CONCATENATE(&quot;&lt;Row Tag='&quot;;[.A64];&quot;' Language='zh_Hans_CN'&gt;&lt;Text&gt;&quot;;[.S64];&quot;&lt;/Text&gt;&lt;/Row&gt;&quot;)" office:value-type="string" office:string-value="&lt;Row Tag='LOC_TCS_EXPLORATION_ARMYRANK_PREFIX_INCA_3' Language='zh_Hans_CN'&gt;&lt;Text&gt;瓦兰卡·卡马尤克&lt;/Text&gt;&lt;/Row&gt;">
            <text:p>&lt;Row Tag='LOC_TCS_EXPLORATION_ARMYRANK_PREFIX_INCA_3' Language='zh_Hans_CN'&gt;&lt;Text&gt;瓦兰卡·卡马尤克&lt;/Text&gt;&lt;/Row&gt;</text:p>
          </table:table-cell>
        </table:table-row>
        <table:table-row table:style-name="ro3">
          <table:table-cell office:value-type="string">
            <text:p>LOC_TCS_EXPLORATION_ARMYRANK_PREFIX_INCA_4</text:p>
          </table:table-cell>
          <table:table-cell office:value-type="string">
            <text:p>Pachak Kamayuq</text:p>
          </table:table-cell>
          <table:table-cell office:value-type="string">
            <text:p>Pachak Kamayuq</text:p>
          </table:table-cell>
          <table:table-cell table:formula="of:=CONCATENATE(&quot;&lt;Row Tag='&quot;;[.A65];&quot;' Language='de_DE'&gt;&lt;Text&gt;&quot;;[.C65];&quot;&lt;/Text&gt;&lt;/Row&gt;&quot;)" office:value-type="string" office:string-value="&lt;Row Tag='LOC_TCS_EXPLORATION_ARMYRANK_PREFIX_INCA_4' Language='de_DE'&gt;&lt;Text&gt;Pachak Kamayuq&lt;/Text&gt;&lt;/Row&gt;">
            <text:p>&lt;Row Tag='LOC_TCS_EXPLORATION_ARMYRANK_PREFIX_INCA_4' Language='de_DE'&gt;&lt;Text&gt;Pachak Kamayuq&lt;/Text&gt;&lt;/Row&gt;</text:p>
          </table:table-cell>
          <table:table-cell office:value-type="string">
            <text:p>Pachak Kamayuq</text:p>
          </table:table-cell>
          <table:table-cell table:formula="of:=CONCATENATE(&quot;&lt;Row Tag='&quot;;[.A65];&quot;' Language='es_ES'&gt;&lt;Text&gt;&quot;;[.E65];&quot;&lt;/Text&gt;&lt;/Row&gt;&quot;)" office:value-type="string" office:string-value="&lt;Row Tag='LOC_TCS_EXPLORATION_ARMYRANK_PREFIX_INCA_4' Language='es_ES'&gt;&lt;Text&gt;Pachak Kamayuq&lt;/Text&gt;&lt;/Row&gt;">
            <text:p>&lt;Row Tag='LOC_TCS_EXPLORATION_ARMYRANK_PREFIX_INCA_4' Language='es_ES'&gt;&lt;Text&gt;Pachak Kamayuq&lt;/Text&gt;&lt;/Row&gt;</text:p>
          </table:table-cell>
          <table:table-cell office:value-type="string">
            <text:p>Pachak Kamayuq</text:p>
          </table:table-cell>
          <table:table-cell table:formula="of:=CONCATENATE(&quot;&lt;Row Tag='&quot;;[.A65];&quot;' Language='it_IT'&gt;&lt;Text&gt;&quot;;[.G65];&quot;&lt;/Text&gt;&lt;/Row&gt;&quot;)" office:value-type="string" office:string-value="&lt;Row Tag='LOC_TCS_EXPLORATION_ARMYRANK_PREFIX_INCA_4' Language='it_IT'&gt;&lt;Text&gt;Pachak Kamayuq&lt;/Text&gt;&lt;/Row&gt;">
            <text:p>&lt;Row Tag='LOC_TCS_EXPLORATION_ARMYRANK_PREFIX_INCA_4' Language='it_IT'&gt;&lt;Text&gt;Pachak Kamayuq&lt;/Text&gt;&lt;/Row&gt;</text:p>
          </table:table-cell>
          <table:table-cell office:value-type="string">
            <text:p>パチャク・カマユク</text:p>
          </table:table-cell>
          <table:table-cell table:formula="of:=CONCATENATE(&quot;&lt;Row Tag='&quot;;[.A65];&quot;' Language='ja_JP'&gt;&lt;Text&gt;&quot;;[.I65];&quot;&lt;/Text&gt;&lt;/Row&gt;&quot;)" office:value-type="string" office:string-value="&lt;Row Tag='LOC_TCS_EXPLORATION_ARMYRANK_PREFIX_INCA_4' Language='ja_JP'&gt;&lt;Text&gt;パチャク・カマユク&lt;/Text&gt;&lt;/Row&gt;">
            <text:p>&lt;Row Tag='LOC_TCS_EXPLORATION_ARMYRANK_PREFIX_INCA_4' Language='ja_JP'&gt;&lt;Text&gt;パチャク・カマユク&lt;/Text&gt;&lt;/Row&gt;</text:p>
          </table:table-cell>
          <table:table-cell office:value-type="string">
            <text:p>파차크 카마유크</text:p>
          </table:table-cell>
          <table:table-cell table:formula="of:=CONCATENATE(&quot;&lt;Row Tag='&quot;;[.A65];&quot;' Language='ko_KR'&gt;&lt;Text&gt;&quot;;[.K65];&quot;&lt;/Text&gt;&lt;/Row&gt;&quot;)" office:value-type="string" office:string-value="&lt;Row Tag='LOC_TCS_EXPLORATION_ARMYRANK_PREFIX_INCA_4' Language='ko_KR'&gt;&lt;Text&gt;파차크 카마유크&lt;/Text&gt;&lt;/Row&gt;">
            <text:p>&lt;Row Tag='LOC_TCS_EXPLORATION_ARMYRANK_PREFIX_INCA_4' Language='ko_KR'&gt;&lt;Text&gt;파차크 카마유크&lt;/Text&gt;&lt;/Row&gt;</text:p>
          </table:table-cell>
          <table:table-cell office:value-type="string">
            <text:p>Pachak Kamayuq</text:p>
          </table:table-cell>
          <table:table-cell table:formula="of:=CONCATENATE(&quot;&lt;Row Tag='&quot;;[.A65];&quot;' Language='pl_PL'&gt;&lt;Text&gt;&quot;;[.M65];&quot;&lt;/Text&gt;&lt;/Row&gt;&quot;)" office:value-type="string" office:string-value="&lt;Row Tag='LOC_TCS_EXPLORATION_ARMYRANK_PREFIX_INCA_4' Language='pl_PL'&gt;&lt;Text&gt;Pachak Kamayuq&lt;/Text&gt;&lt;/Row&gt;">
            <text:p>&lt;Row Tag='LOC_TCS_EXPLORATION_ARMYRANK_PREFIX_INCA_4' Language='pl_PL'&gt;&lt;Text&gt;Pachak Kamayuq&lt;/Text&gt;&lt;/Row&gt;</text:p>
          </table:table-cell>
          <table:table-cell office:value-type="string">
            <text:p>Pachak Kamayuq</text:p>
          </table:table-cell>
          <table:table-cell table:formula="of:=CONCATENATE(&quot;&lt;Row Tag='&quot;;[.A65];&quot;' Language='pt_BR'&gt;&lt;Text&gt;&quot;;[.O65];&quot;&lt;/Text&gt;&lt;/Row&gt;&quot;)" office:value-type="string" office:string-value="&lt;Row Tag='LOC_TCS_EXPLORATION_ARMYRANK_PREFIX_INCA_4' Language='pt_BR'&gt;&lt;Text&gt;Pachak Kamayuq&lt;/Text&gt;&lt;/Row&gt;">
            <text:p>&lt;Row Tag='LOC_TCS_EXPLORATION_ARMYRANK_PREFIX_INCA_4' Language='pt_BR'&gt;&lt;Text&gt;Pachak Kamayuq&lt;/Text&gt;&lt;/Row&gt;</text:p>
          </table:table-cell>
          <table:table-cell office:value-type="string">
            <text:p>Пачак Камаюк</text:p>
          </table:table-cell>
          <table:table-cell table:formula="of:=CONCATENATE(&quot;&lt;Row Tag='&quot;;[.A65];&quot;' Language='ru_RU'&gt;&lt;Text&gt;&quot;;[.Q65];&quot;&lt;/Text&gt;&lt;/Row&gt;&quot;)" office:value-type="string" office:string-value="&lt;Row Tag='LOC_TCS_EXPLORATION_ARMYRANK_PREFIX_INCA_4' Language='ru_RU'&gt;&lt;Text&gt;Пачак Камаюк&lt;/Text&gt;&lt;/Row&gt;">
            <text:p>&lt;Row Tag='LOC_TCS_EXPLORATION_ARMYRANK_PREFIX_INCA_4' Language='ru_RU'&gt;&lt;Text&gt;Пачак Камаюк&lt;/Text&gt;&lt;/Row&gt;</text:p>
          </table:table-cell>
          <table:table-cell office:value-type="string">
            <text:p>帕查克·卡马尤克</text:p>
          </table:table-cell>
          <table:table-cell table:formula="of:=CONCATENATE(&quot;&lt;Row Tag='&quot;;[.A65];&quot;' Language='zh_Hans_CN'&gt;&lt;Text&gt;&quot;;[.S65];&quot;&lt;/Text&gt;&lt;/Row&gt;&quot;)" office:value-type="string" office:string-value="&lt;Row Tag='LOC_TCS_EXPLORATION_ARMYRANK_PREFIX_INCA_4' Language='zh_Hans_CN'&gt;&lt;Text&gt;帕查克·卡马尤克&lt;/Text&gt;&lt;/Row&gt;">
            <text:p>&lt;Row Tag='LOC_TCS_EXPLORATION_ARMYRANK_PREFIX_INCA_4' Language='zh_Hans_CN'&gt;&lt;Text&gt;帕查克·卡马尤克&lt;/Text&gt;&lt;/Row&gt;</text:p>
          </table:table-cell>
        </table:table-row>
        <table:table-row table:style-name="ro3">
          <table:table-cell office:value-type="string">
            <text:p>LOC_TCS_EXPLORATION_ARMYRANK_PREFIX_INCA_5</text:p>
          </table:table-cell>
          <table:table-cell office:value-type="string">
            <text:p>Pishqa chunka Kamayuq</text:p>
          </table:table-cell>
          <table:table-cell office:value-type="string">
            <text:p>Pishqa chunka Kamayuq</text:p>
          </table:table-cell>
          <table:table-cell table:formula="of:=CONCATENATE(&quot;&lt;Row Tag='&quot;;[.A66];&quot;' Language='de_DE'&gt;&lt;Text&gt;&quot;;[.C66];&quot;&lt;/Text&gt;&lt;/Row&gt;&quot;)" office:value-type="string" office:string-value="&lt;Row Tag='LOC_TCS_EXPLORATION_ARMYRANK_PREFIX_INCA_5' Language='de_DE'&gt;&lt;Text&gt;Pishqa chunka Kamayuq&lt;/Text&gt;&lt;/Row&gt;">
            <text:p>&lt;Row Tag='LOC_TCS_EXPLORATION_ARMYRANK_PREFIX_INCA_5' Language='de_DE'&gt;&lt;Text&gt;Pishqa chunka Kamayuq&lt;/Text&gt;&lt;/Row&gt;</text:p>
          </table:table-cell>
          <table:table-cell office:value-type="string">
            <text:p>Pishqa chunka Kamayuq</text:p>
          </table:table-cell>
          <table:table-cell table:formula="of:=CONCATENATE(&quot;&lt;Row Tag='&quot;;[.A66];&quot;' Language='es_ES'&gt;&lt;Text&gt;&quot;;[.E66];&quot;&lt;/Text&gt;&lt;/Row&gt;&quot;)" office:value-type="string" office:string-value="&lt;Row Tag='LOC_TCS_EXPLORATION_ARMYRANK_PREFIX_INCA_5' Language='es_ES'&gt;&lt;Text&gt;Pishqa chunka Kamayuq&lt;/Text&gt;&lt;/Row&gt;">
            <text:p>&lt;Row Tag='LOC_TCS_EXPLORATION_ARMYRANK_PREFIX_INCA_5' Language='es_ES'&gt;&lt;Text&gt;Pishqa chunka Kamayuq&lt;/Text&gt;&lt;/Row&gt;</text:p>
          </table:table-cell>
          <table:table-cell office:value-type="string">
            <text:p>Pishqa chunka Kamayuq</text:p>
          </table:table-cell>
          <table:table-cell table:formula="of:=CONCATENATE(&quot;&lt;Row Tag='&quot;;[.A66];&quot;' Language='it_IT'&gt;&lt;Text&gt;&quot;;[.G66];&quot;&lt;/Text&gt;&lt;/Row&gt;&quot;)" office:value-type="string" office:string-value="&lt;Row Tag='LOC_TCS_EXPLORATION_ARMYRANK_PREFIX_INCA_5' Language='it_IT'&gt;&lt;Text&gt;Pishqa chunka Kamayuq&lt;/Text&gt;&lt;/Row&gt;">
            <text:p>&lt;Row Tag='LOC_TCS_EXPLORATION_ARMYRANK_PREFIX_INCA_5' Language='it_IT'&gt;&lt;Text&gt;Pishqa chunka Kamayuq&lt;/Text&gt;&lt;/Row&gt;</text:p>
          </table:table-cell>
          <table:table-cell office:value-type="string">
            <text:p>ピシュカ・チュンカ・カマユク</text:p>
          </table:table-cell>
          <table:table-cell table:formula="of:=CONCATENATE(&quot;&lt;Row Tag='&quot;;[.A66];&quot;' Language='ja_JP'&gt;&lt;Text&gt;&quot;;[.I66];&quot;&lt;/Text&gt;&lt;/Row&gt;&quot;)" office:value-type="string" office:string-value="&lt;Row Tag='LOC_TCS_EXPLORATION_ARMYRANK_PREFIX_INCA_5' Language='ja_JP'&gt;&lt;Text&gt;ピシュカ・チュンカ・カマユク&lt;/Text&gt;&lt;/Row&gt;">
            <text:p>&lt;Row Tag='LOC_TCS_EXPLORATION_ARMYRANK_PREFIX_INCA_5' Language='ja_JP'&gt;&lt;Text&gt;ピシュカ・チュンカ・カマユク&lt;/Text&gt;&lt;/Row&gt;</text:p>
          </table:table-cell>
          <table:table-cell office:value-type="string">
            <text:p>피슈카 춘카 카마유크</text:p>
          </table:table-cell>
          <table:table-cell table:formula="of:=CONCATENATE(&quot;&lt;Row Tag='&quot;;[.A66];&quot;' Language='ko_KR'&gt;&lt;Text&gt;&quot;;[.K66];&quot;&lt;/Text&gt;&lt;/Row&gt;&quot;)" office:value-type="string" office:string-value="&lt;Row Tag='LOC_TCS_EXPLORATION_ARMYRANK_PREFIX_INCA_5' Language='ko_KR'&gt;&lt;Text&gt;피슈카 춘카 카마유크&lt;/Text&gt;&lt;/Row&gt;">
            <text:p>&lt;Row Tag='LOC_TCS_EXPLORATION_ARMYRANK_PREFIX_INCA_5' Language='ko_KR'&gt;&lt;Text&gt;피슈카 춘카 카마유크&lt;/Text&gt;&lt;/Row&gt;</text:p>
          </table:table-cell>
          <table:table-cell office:value-type="string">
            <text:p>Pishqa chunka Kamayuq</text:p>
          </table:table-cell>
          <table:table-cell table:formula="of:=CONCATENATE(&quot;&lt;Row Tag='&quot;;[.A66];&quot;' Language='pl_PL'&gt;&lt;Text&gt;&quot;;[.M66];&quot;&lt;/Text&gt;&lt;/Row&gt;&quot;)" office:value-type="string" office:string-value="&lt;Row Tag='LOC_TCS_EXPLORATION_ARMYRANK_PREFIX_INCA_5' Language='pl_PL'&gt;&lt;Text&gt;Pishqa chunka Kamayuq&lt;/Text&gt;&lt;/Row&gt;">
            <text:p>&lt;Row Tag='LOC_TCS_EXPLORATION_ARMYRANK_PREFIX_INCA_5' Language='pl_PL'&gt;&lt;Text&gt;Pishqa chunka Kamayuq&lt;/Text&gt;&lt;/Row&gt;</text:p>
          </table:table-cell>
          <table:table-cell office:value-type="string">
            <text:p>Pishqa chunka Kamayuq</text:p>
          </table:table-cell>
          <table:table-cell table:formula="of:=CONCATENATE(&quot;&lt;Row Tag='&quot;;[.A66];&quot;' Language='pt_BR'&gt;&lt;Text&gt;&quot;;[.O66];&quot;&lt;/Text&gt;&lt;/Row&gt;&quot;)" office:value-type="string" office:string-value="&lt;Row Tag='LOC_TCS_EXPLORATION_ARMYRANK_PREFIX_INCA_5' Language='pt_BR'&gt;&lt;Text&gt;Pishqa chunka Kamayuq&lt;/Text&gt;&lt;/Row&gt;">
            <text:p>&lt;Row Tag='LOC_TCS_EXPLORATION_ARMYRANK_PREFIX_INCA_5' Language='pt_BR'&gt;&lt;Text&gt;Pishqa chunka Kamayuq&lt;/Text&gt;&lt;/Row&gt;</text:p>
          </table:table-cell>
          <table:table-cell office:value-type="string">
            <text:p>Пишка чунка Камаюк</text:p>
          </table:table-cell>
          <table:table-cell table:formula="of:=CONCATENATE(&quot;&lt;Row Tag='&quot;;[.A66];&quot;' Language='ru_RU'&gt;&lt;Text&gt;&quot;;[.Q66];&quot;&lt;/Text&gt;&lt;/Row&gt;&quot;)" office:value-type="string" office:string-value="&lt;Row Tag='LOC_TCS_EXPLORATION_ARMYRANK_PREFIX_INCA_5' Language='ru_RU'&gt;&lt;Text&gt;Пишка чунка Камаюк&lt;/Text&gt;&lt;/Row&gt;">
            <text:p>&lt;Row Tag='LOC_TCS_EXPLORATION_ARMYRANK_PREFIX_INCA_5' Language='ru_RU'&gt;&lt;Text&gt;Пишка чунка Камаюк&lt;/Text&gt;&lt;/Row&gt;</text:p>
          </table:table-cell>
          <table:table-cell office:value-type="string">
            <text:p>皮什卡·春卡·卡马尤克</text:p>
          </table:table-cell>
          <table:table-cell table:formula="of:=CONCATENATE(&quot;&lt;Row Tag='&quot;;[.A66];&quot;' Language='zh_Hans_CN'&gt;&lt;Text&gt;&quot;;[.S66];&quot;&lt;/Text&gt;&lt;/Row&gt;&quot;)" office:value-type="string" office:string-value="&lt;Row Tag='LOC_TCS_EXPLORATION_ARMYRANK_PREFIX_INCA_5' Language='zh_Hans_CN'&gt;&lt;Text&gt;皮什卡·春卡·卡马尤克&lt;/Text&gt;&lt;/Row&gt;">
            <text:p>&lt;Row Tag='LOC_TCS_EXPLORATION_ARMYRANK_PREFIX_INCA_5' Language='zh_Hans_CN'&gt;&lt;Text&gt;皮什卡·春卡·卡马尤克&lt;/Text&gt;&lt;/Row&gt;</text:p>
          </table:table-cell>
        </table:table-row>
        <table:table-row table:style-name="ro3">
          <table:table-cell office:value-type="string">
            <text:p>LOC_TCS_EXPLORATION_ARMYRANK_PREFIX_INCA_6</text:p>
          </table:table-cell>
          <table:table-cell office:value-type="string">
            <text:p>Chunka Kamayuqir</text:p>
          </table:table-cell>
          <table:table-cell office:value-type="string">
            <text:p>Chunka Kamayuqir</text:p>
          </table:table-cell>
          <table:table-cell table:formula="of:=CONCATENATE(&quot;&lt;Row Tag='&quot;;[.A67];&quot;' Language='de_DE'&gt;&lt;Text&gt;&quot;;[.C67];&quot;&lt;/Text&gt;&lt;/Row&gt;&quot;)" office:value-type="string" office:string-value="&lt;Row Tag='LOC_TCS_EXPLORATION_ARMYRANK_PREFIX_INCA_6' Language='de_DE'&gt;&lt;Text&gt;Chunka Kamayuqir&lt;/Text&gt;&lt;/Row&gt;">
            <text:p>&lt;Row Tag='LOC_TCS_EXPLORATION_ARMYRANK_PREFIX_INCA_6' Language='de_DE'&gt;&lt;Text&gt;Chunka Kamayuqir&lt;/Text&gt;&lt;/Row&gt;</text:p>
          </table:table-cell>
          <table:table-cell office:value-type="string">
            <text:p>Chunka Kamayuqir</text:p>
          </table:table-cell>
          <table:table-cell table:formula="of:=CONCATENATE(&quot;&lt;Row Tag='&quot;;[.A67];&quot;' Language='es_ES'&gt;&lt;Text&gt;&quot;;[.E67];&quot;&lt;/Text&gt;&lt;/Row&gt;&quot;)" office:value-type="string" office:string-value="&lt;Row Tag='LOC_TCS_EXPLORATION_ARMYRANK_PREFIX_INCA_6' Language='es_ES'&gt;&lt;Text&gt;Chunka Kamayuqir&lt;/Text&gt;&lt;/Row&gt;">
            <text:p>&lt;Row Tag='LOC_TCS_EXPLORATION_ARMYRANK_PREFIX_INCA_6' Language='es_ES'&gt;&lt;Text&gt;Chunka Kamayuqir&lt;/Text&gt;&lt;/Row&gt;</text:p>
          </table:table-cell>
          <table:table-cell office:value-type="string">
            <text:p>Chunka Kamayuqir</text:p>
          </table:table-cell>
          <table:table-cell table:formula="of:=CONCATENATE(&quot;&lt;Row Tag='&quot;;[.A67];&quot;' Language='it_IT'&gt;&lt;Text&gt;&quot;;[.G67];&quot;&lt;/Text&gt;&lt;/Row&gt;&quot;)" office:value-type="string" office:string-value="&lt;Row Tag='LOC_TCS_EXPLORATION_ARMYRANK_PREFIX_INCA_6' Language='it_IT'&gt;&lt;Text&gt;Chunka Kamayuqir&lt;/Text&gt;&lt;/Row&gt;">
            <text:p>&lt;Row Tag='LOC_TCS_EXPLORATION_ARMYRANK_PREFIX_INCA_6' Language='it_IT'&gt;&lt;Text&gt;Chunka Kamayuqir&lt;/Text&gt;&lt;/Row&gt;</text:p>
          </table:table-cell>
          <table:table-cell office:value-type="string">
            <text:p>チュンカ・カマユキル</text:p>
          </table:table-cell>
          <table:table-cell table:formula="of:=CONCATENATE(&quot;&lt;Row Tag='&quot;;[.A67];&quot;' Language='ja_JP'&gt;&lt;Text&gt;&quot;;[.I67];&quot;&lt;/Text&gt;&lt;/Row&gt;&quot;)" office:value-type="string" office:string-value="&lt;Row Tag='LOC_TCS_EXPLORATION_ARMYRANK_PREFIX_INCA_6' Language='ja_JP'&gt;&lt;Text&gt;チュンカ・カマユキル&lt;/Text&gt;&lt;/Row&gt;">
            <text:p>&lt;Row Tag='LOC_TCS_EXPLORATION_ARMYRANK_PREFIX_INCA_6' Language='ja_JP'&gt;&lt;Text&gt;チュンカ・カマユキル&lt;/Text&gt;&lt;/Row&gt;</text:p>
          </table:table-cell>
          <table:table-cell office:value-type="string">
            <text:p>춘카 카마유키르</text:p>
          </table:table-cell>
          <table:table-cell table:formula="of:=CONCATENATE(&quot;&lt;Row Tag='&quot;;[.A67];&quot;' Language='ko_KR'&gt;&lt;Text&gt;&quot;;[.K67];&quot;&lt;/Text&gt;&lt;/Row&gt;&quot;)" office:value-type="string" office:string-value="&lt;Row Tag='LOC_TCS_EXPLORATION_ARMYRANK_PREFIX_INCA_6' Language='ko_KR'&gt;&lt;Text&gt;춘카 카마유키르&lt;/Text&gt;&lt;/Row&gt;">
            <text:p>&lt;Row Tag='LOC_TCS_EXPLORATION_ARMYRANK_PREFIX_INCA_6' Language='ko_KR'&gt;&lt;Text&gt;춘카 카마유키르&lt;/Text&gt;&lt;/Row&gt;</text:p>
          </table:table-cell>
          <table:table-cell office:value-type="string">
            <text:p>Chunka Kamayuqir</text:p>
          </table:table-cell>
          <table:table-cell table:formula="of:=CONCATENATE(&quot;&lt;Row Tag='&quot;;[.A67];&quot;' Language='pl_PL'&gt;&lt;Text&gt;&quot;;[.M67];&quot;&lt;/Text&gt;&lt;/Row&gt;&quot;)" office:value-type="string" office:string-value="&lt;Row Tag='LOC_TCS_EXPLORATION_ARMYRANK_PREFIX_INCA_6' Language='pl_PL'&gt;&lt;Text&gt;Chunka Kamayuqir&lt;/Text&gt;&lt;/Row&gt;">
            <text:p>&lt;Row Tag='LOC_TCS_EXPLORATION_ARMYRANK_PREFIX_INCA_6' Language='pl_PL'&gt;&lt;Text&gt;Chunka Kamayuqir&lt;/Text&gt;&lt;/Row&gt;</text:p>
          </table:table-cell>
          <table:table-cell office:value-type="string">
            <text:p>Chunka Kamayuqir</text:p>
          </table:table-cell>
          <table:table-cell table:formula="of:=CONCATENATE(&quot;&lt;Row Tag='&quot;;[.A67];&quot;' Language='pt_BR'&gt;&lt;Text&gt;&quot;;[.O67];&quot;&lt;/Text&gt;&lt;/Row&gt;&quot;)" office:value-type="string" office:string-value="&lt;Row Tag='LOC_TCS_EXPLORATION_ARMYRANK_PREFIX_INCA_6' Language='pt_BR'&gt;&lt;Text&gt;Chunka Kamayuqir&lt;/Text&gt;&lt;/Row&gt;">
            <text:p>&lt;Row Tag='LOC_TCS_EXPLORATION_ARMYRANK_PREFIX_INCA_6' Language='pt_BR'&gt;&lt;Text&gt;Chunka Kamayuqir&lt;/Text&gt;&lt;/Row&gt;</text:p>
          </table:table-cell>
          <table:table-cell office:value-type="string">
            <text:p>Чунга Камаюкир</text:p>
          </table:table-cell>
          <table:table-cell table:formula="of:=CONCATENATE(&quot;&lt;Row Tag='&quot;;[.A67];&quot;' Language='ru_RU'&gt;&lt;Text&gt;&quot;;[.Q67];&quot;&lt;/Text&gt;&lt;/Row&gt;&quot;)" office:value-type="string" office:string-value="&lt;Row Tag='LOC_TCS_EXPLORATION_ARMYRANK_PREFIX_INCA_6' Language='ru_RU'&gt;&lt;Text&gt;Чунга Камаюкир&lt;/Text&gt;&lt;/Row&gt;">
            <text:p>&lt;Row Tag='LOC_TCS_EXPLORATION_ARMYRANK_PREFIX_INCA_6' Language='ru_RU'&gt;&lt;Text&gt;Чунга Камаюкир&lt;/Text&gt;&lt;/Row&gt;</text:p>
          </table:table-cell>
          <table:table-cell office:value-type="string">
            <text:p>春卡·卡马尤基尔</text:p>
          </table:table-cell>
          <table:table-cell table:formula="of:=CONCATENATE(&quot;&lt;Row Tag='&quot;;[.A67];&quot;' Language='zh_Hans_CN'&gt;&lt;Text&gt;&quot;;[.S67];&quot;&lt;/Text&gt;&lt;/Row&gt;&quot;)" office:value-type="string" office:string-value="&lt;Row Tag='LOC_TCS_EXPLORATION_ARMYRANK_PREFIX_INCA_6' Language='zh_Hans_CN'&gt;&lt;Text&gt;春卡·卡马尤基尔&lt;/Text&gt;&lt;/Row&gt;">
            <text:p>&lt;Row Tag='LOC_TCS_EXPLORATION_ARMYRANK_PREFIX_INCA_6' Language='zh_Hans_CN'&gt;&lt;Text&gt;春卡·卡马尤基尔&lt;/Text&gt;&lt;/Row&gt;</text:p>
          </table:table-cell>
        </table:table-row>
        <table:table-row table:style-name="ro3">
          <table:table-cell office:value-type="string">
            <text:p>LOC_TCS_EXPLORATION_ARMYRANK_PREFIX_TRIBAL_1</text:p>
          </table:table-cell>
          <table:table-cell office:value-type="string">
            <text:p>Chieftain</text:p>
          </table:table-cell>
          <table:table-cell office:value-type="string">
            <text:p>Häuptling</text:p>
          </table:table-cell>
          <table:table-cell table:formula="of:=CONCATENATE(&quot;&lt;Row Tag='&quot;;[.A68];&quot;' Language='de_DE'&gt;&lt;Text&gt;&quot;;[.C68];&quot;&lt;/Text&gt;&lt;/Row&gt;&quot;)" office:value-type="string" office:string-value="&lt;Row Tag='LOC_TCS_EXPLORATION_ARMYRANK_PREFIX_TRIBAL_1' Language='de_DE'&gt;&lt;Text&gt;Häuptling&lt;/Text&gt;&lt;/Row&gt;">
            <text:p>&lt;Row Tag='LOC_TCS_EXPLORATION_ARMYRANK_PREFIX_TRIBAL_1' Language='de_DE'&gt;&lt;Text&gt;Häuptling&lt;/Text&gt;&lt;/Row&gt;</text:p>
          </table:table-cell>
          <table:table-cell office:value-type="string">
            <text:p>Cacique</text:p>
          </table:table-cell>
          <table:table-cell table:formula="of:=CONCATENATE(&quot;&lt;Row Tag='&quot;;[.A68];&quot;' Language='es_ES'&gt;&lt;Text&gt;&quot;;[.E68];&quot;&lt;/Text&gt;&lt;/Row&gt;&quot;)" office:value-type="string" office:string-value="&lt;Row Tag='LOC_TCS_EXPLORATION_ARMYRANK_PREFIX_TRIBAL_1' Language='es_ES'&gt;&lt;Text&gt;Cacique&lt;/Text&gt;&lt;/Row&gt;">
            <text:p>&lt;Row Tag='LOC_TCS_EXPLORATION_ARMYRANK_PREFIX_TRIBAL_1' Language='es_ES'&gt;&lt;Text&gt;Cacique&lt;/Text&gt;&lt;/Row&gt;</text:p>
          </table:table-cell>
          <table:table-cell office:value-type="string">
            <text:p>Capo</text:p>
          </table:table-cell>
          <table:table-cell table:formula="of:=CONCATENATE(&quot;&lt;Row Tag='&quot;;[.A68];&quot;' Language='it_IT'&gt;&lt;Text&gt;&quot;;[.G68];&quot;&lt;/Text&gt;&lt;/Row&gt;&quot;)" office:value-type="string" office:string-value="&lt;Row Tag='LOC_TCS_EXPLORATION_ARMYRANK_PREFIX_TRIBAL_1' Language='it_IT'&gt;&lt;Text&gt;Capo&lt;/Text&gt;&lt;/Row&gt;">
            <text:p>&lt;Row Tag='LOC_TCS_EXPLORATION_ARMYRANK_PREFIX_TRIBAL_1' Language='it_IT'&gt;&lt;Text&gt;Capo&lt;/Text&gt;&lt;/Row&gt;</text:p>
          </table:table-cell>
          <table:table-cell office:value-type="string">
            <text:p>酋長</text:p>
          </table:table-cell>
          <table:table-cell table:formula="of:=CONCATENATE(&quot;&lt;Row Tag='&quot;;[.A68];&quot;' Language='ja_JP'&gt;&lt;Text&gt;&quot;;[.I68];&quot;&lt;/Text&gt;&lt;/Row&gt;&quot;)" office:value-type="string" office:string-value="&lt;Row Tag='LOC_TCS_EXPLORATION_ARMYRANK_PREFIX_TRIBAL_1' Language='ja_JP'&gt;&lt;Text&gt;酋長&lt;/Text&gt;&lt;/Row&gt;">
            <text:p>&lt;Row Tag='LOC_TCS_EXPLORATION_ARMYRANK_PREFIX_TRIBAL_1' Language='ja_JP'&gt;&lt;Text&gt;酋長&lt;/Text&gt;&lt;/Row&gt;</text:p>
          </table:table-cell>
          <table:table-cell office:value-type="string">
            <text:p>추장</text:p>
          </table:table-cell>
          <table:table-cell table:formula="of:=CONCATENATE(&quot;&lt;Row Tag='&quot;;[.A68];&quot;' Language='ko_KR'&gt;&lt;Text&gt;&quot;;[.K68];&quot;&lt;/Text&gt;&lt;/Row&gt;&quot;)" office:value-type="string" office:string-value="&lt;Row Tag='LOC_TCS_EXPLORATION_ARMYRANK_PREFIX_TRIBAL_1' Language='ko_KR'&gt;&lt;Text&gt;추장&lt;/Text&gt;&lt;/Row&gt;">
            <text:p>&lt;Row Tag='LOC_TCS_EXPLORATION_ARMYRANK_PREFIX_TRIBAL_1' Language='ko_KR'&gt;&lt;Text&gt;추장&lt;/Text&gt;&lt;/Row&gt;</text:p>
          </table:table-cell>
          <table:table-cell office:value-type="string">
            <text:p>Wódz</text:p>
          </table:table-cell>
          <table:table-cell table:formula="of:=CONCATENATE(&quot;&lt;Row Tag='&quot;;[.A68];&quot;' Language='pl_PL'&gt;&lt;Text&gt;&quot;;[.M68];&quot;&lt;/Text&gt;&lt;/Row&gt;&quot;)" office:value-type="string" office:string-value="&lt;Row Tag='LOC_TCS_EXPLORATION_ARMYRANK_PREFIX_TRIBAL_1' Language='pl_PL'&gt;&lt;Text&gt;Wódz&lt;/Text&gt;&lt;/Row&gt;">
            <text:p>&lt;Row Tag='LOC_TCS_EXPLORATION_ARMYRANK_PREFIX_TRIBAL_1' Language='pl_PL'&gt;&lt;Text&gt;Wódz&lt;/Text&gt;&lt;/Row&gt;</text:p>
          </table:table-cell>
          <table:table-cell office:value-type="string">
            <text:p>Chefe</text:p>
          </table:table-cell>
          <table:table-cell table:formula="of:=CONCATENATE(&quot;&lt;Row Tag='&quot;;[.A68];&quot;' Language='pt_BR'&gt;&lt;Text&gt;&quot;;[.O68];&quot;&lt;/Text&gt;&lt;/Row&gt;&quot;)" office:value-type="string" office:string-value="&lt;Row Tag='LOC_TCS_EXPLORATION_ARMYRANK_PREFIX_TRIBAL_1' Language='pt_BR'&gt;&lt;Text&gt;Chefe&lt;/Text&gt;&lt;/Row&gt;">
            <text:p>&lt;Row Tag='LOC_TCS_EXPLORATION_ARMYRANK_PREFIX_TRIBAL_1' Language='pt_BR'&gt;&lt;Text&gt;Chefe&lt;/Text&gt;&lt;/Row&gt;</text:p>
          </table:table-cell>
          <table:table-cell office:value-type="string">
            <text:p>Вождь</text:p>
          </table:table-cell>
          <table:table-cell table:formula="of:=CONCATENATE(&quot;&lt;Row Tag='&quot;;[.A68];&quot;' Language='ru_RU'&gt;&lt;Text&gt;&quot;;[.Q68];&quot;&lt;/Text&gt;&lt;/Row&gt;&quot;)" office:value-type="string" office:string-value="&lt;Row Tag='LOC_TCS_EXPLORATION_ARMYRANK_PREFIX_TRIBAL_1' Language='ru_RU'&gt;&lt;Text&gt;Вождь&lt;/Text&gt;&lt;/Row&gt;">
            <text:p>&lt;Row Tag='LOC_TCS_EXPLORATION_ARMYRANK_PREFIX_TRIBAL_1' Language='ru_RU'&gt;&lt;Text&gt;Вождь&lt;/Text&gt;&lt;/Row&gt;</text:p>
          </table:table-cell>
          <table:table-cell office:value-type="string">
            <text:p>酋长</text:p>
          </table:table-cell>
          <table:table-cell table:formula="of:=CONCATENATE(&quot;&lt;Row Tag='&quot;;[.A68];&quot;' Language='zh_Hans_CN'&gt;&lt;Text&gt;&quot;;[.S68];&quot;&lt;/Text&gt;&lt;/Row&gt;&quot;)" office:value-type="string" office:string-value="&lt;Row Tag='LOC_TCS_EXPLORATION_ARMYRANK_PREFIX_TRIBAL_1' Language='zh_Hans_CN'&gt;&lt;Text&gt;酋长&lt;/Text&gt;&lt;/Row&gt;">
            <text:p>&lt;Row Tag='LOC_TCS_EXPLORATION_ARMYRANK_PREFIX_TRIBAL_1' Language='zh_Hans_CN'&gt;&lt;Text&gt;酋长&lt;/Text&gt;&lt;/Row&gt;</text:p>
          </table:table-cell>
        </table:table-row>
        <table:table-row table:style-name="ro3">
          <table:table-cell office:value-type="string">
            <text:p>LOC_TCS_EXPLORATION_ARMYRANK_PREFIX_TRIBAL_1_FEMALE</text:p>
          </table:table-cell>
          <table:table-cell office:value-type="string">
            <text:p>Chieftainess</text:p>
          </table:table-cell>
          <table:table-cell office:value-type="string">
            <text:p>Häuptlingin</text:p>
          </table:table-cell>
          <table:table-cell table:formula="of:=CONCATENATE(&quot;&lt;Row Tag='&quot;;[.A69];&quot;' Language='de_DE'&gt;&lt;Text&gt;&quot;;[.C69];&quot;&lt;/Text&gt;&lt;/Row&gt;&quot;)" office:value-type="string" office:string-value="&lt;Row Tag='LOC_TCS_EXPLORATION_ARMYRANK_PREFIX_TRIBAL_1_FEMALE' Language='de_DE'&gt;&lt;Text&gt;Häuptlingin&lt;/Text&gt;&lt;/Row&gt;">
            <text:p>&lt;Row Tag='LOC_TCS_EXPLORATION_ARMYRANK_PREFIX_TRIBAL_1_FEMALE' Language='de_DE'&gt;&lt;Text&gt;Häuptlingin&lt;/Text&gt;&lt;/Row&gt;</text:p>
          </table:table-cell>
          <table:table-cell office:value-type="string">
            <text:p>Cacica</text:p>
          </table:table-cell>
          <table:table-cell table:formula="of:=CONCATENATE(&quot;&lt;Row Tag='&quot;;[.A69];&quot;' Language='es_ES'&gt;&lt;Text&gt;&quot;;[.E69];&quot;&lt;/Text&gt;&lt;/Row&gt;&quot;)" office:value-type="string" office:string-value="&lt;Row Tag='LOC_TCS_EXPLORATION_ARMYRANK_PREFIX_TRIBAL_1_FEMALE' Language='es_ES'&gt;&lt;Text&gt;Cacica&lt;/Text&gt;&lt;/Row&gt;">
            <text:p>&lt;Row Tag='LOC_TCS_EXPLORATION_ARMYRANK_PREFIX_TRIBAL_1_FEMALE' Language='es_ES'&gt;&lt;Text&gt;Cacica&lt;/Text&gt;&lt;/Row&gt;</text:p>
          </table:table-cell>
          <table:table-cell office:value-type="string">
            <text:p>Capessa</text:p>
          </table:table-cell>
          <table:table-cell table:formula="of:=CONCATENATE(&quot;&lt;Row Tag='&quot;;[.A69];&quot;' Language='it_IT'&gt;&lt;Text&gt;&quot;;[.G69];&quot;&lt;/Text&gt;&lt;/Row&gt;&quot;)" office:value-type="string" office:string-value="&lt;Row Tag='LOC_TCS_EXPLORATION_ARMYRANK_PREFIX_TRIBAL_1_FEMALE' Language='it_IT'&gt;&lt;Text&gt;Capessa&lt;/Text&gt;&lt;/Row&gt;">
            <text:p>&lt;Row Tag='LOC_TCS_EXPLORATION_ARMYRANK_PREFIX_TRIBAL_1_FEMALE' Language='it_IT'&gt;&lt;Text&gt;Capessa&lt;/Text&gt;&lt;/Row&gt;</text:p>
          </table:table-cell>
          <table:table-cell office:value-type="string">
            <text:p>女性酋長</text:p>
          </table:table-cell>
          <table:table-cell table:formula="of:=CONCATENATE(&quot;&lt;Row Tag='&quot;;[.A69];&quot;' Language='ja_JP'&gt;&lt;Text&gt;&quot;;[.I69];&quot;&lt;/Text&gt;&lt;/Row&gt;&quot;)" office:value-type="string" office:string-value="&lt;Row Tag='LOC_TCS_EXPLORATION_ARMYRANK_PREFIX_TRIBAL_1_FEMALE' Language='ja_JP'&gt;&lt;Text&gt;女性酋長&lt;/Text&gt;&lt;/Row&gt;">
            <text:p>&lt;Row Tag='LOC_TCS_EXPLORATION_ARMYRANK_PREFIX_TRIBAL_1_FEMALE' Language='ja_JP'&gt;&lt;Text&gt;女性酋長&lt;/Text&gt;&lt;/Row&gt;</text:p>
          </table:table-cell>
          <table:table-cell office:value-type="string">
            <text:p>여추장</text:p>
          </table:table-cell>
          <table:table-cell table:formula="of:=CONCATENATE(&quot;&lt;Row Tag='&quot;;[.A69];&quot;' Language='ko_KR'&gt;&lt;Text&gt;&quot;;[.K69];&quot;&lt;/Text&gt;&lt;/Row&gt;&quot;)" office:value-type="string" office:string-value="&lt;Row Tag='LOC_TCS_EXPLORATION_ARMYRANK_PREFIX_TRIBAL_1_FEMALE' Language='ko_KR'&gt;&lt;Text&gt;여추장&lt;/Text&gt;&lt;/Row&gt;">
            <text:p>&lt;Row Tag='LOC_TCS_EXPLORATION_ARMYRANK_PREFIX_TRIBAL_1_FEMALE' Language='ko_KR'&gt;&lt;Text&gt;여추장&lt;/Text&gt;&lt;/Row&gt;</text:p>
          </table:table-cell>
          <table:table-cell office:value-type="string">
            <text:p>Wodzini</text:p>
          </table:table-cell>
          <table:table-cell table:formula="of:=CONCATENATE(&quot;&lt;Row Tag='&quot;;[.A69];&quot;' Language='pl_PL'&gt;&lt;Text&gt;&quot;;[.M69];&quot;&lt;/Text&gt;&lt;/Row&gt;&quot;)" office:value-type="string" office:string-value="&lt;Row Tag='LOC_TCS_EXPLORATION_ARMYRANK_PREFIX_TRIBAL_1_FEMALE' Language='pl_PL'&gt;&lt;Text&gt;Wodzini&lt;/Text&gt;&lt;/Row&gt;">
            <text:p>&lt;Row Tag='LOC_TCS_EXPLORATION_ARMYRANK_PREFIX_TRIBAL_1_FEMALE' Language='pl_PL'&gt;&lt;Text&gt;Wodzini&lt;/Text&gt;&lt;/Row&gt;</text:p>
          </table:table-cell>
          <table:table-cell office:value-type="string">
            <text:p>Chefa</text:p>
          </table:table-cell>
          <table:table-cell table:formula="of:=CONCATENATE(&quot;&lt;Row Tag='&quot;;[.A69];&quot;' Language='pt_BR'&gt;&lt;Text&gt;&quot;;[.O69];&quot;&lt;/Text&gt;&lt;/Row&gt;&quot;)" office:value-type="string" office:string-value="&lt;Row Tag='LOC_TCS_EXPLORATION_ARMYRANK_PREFIX_TRIBAL_1_FEMALE' Language='pt_BR'&gt;&lt;Text&gt;Chefa&lt;/Text&gt;&lt;/Row&gt;">
            <text:p>&lt;Row Tag='LOC_TCS_EXPLORATION_ARMYRANK_PREFIX_TRIBAL_1_FEMALE' Language='pt_BR'&gt;&lt;Text&gt;Chefa&lt;/Text&gt;&lt;/Row&gt;</text:p>
          </table:table-cell>
          <table:table-cell office:value-type="string">
            <text:p>Вождица</text:p>
          </table:table-cell>
          <table:table-cell table:formula="of:=CONCATENATE(&quot;&lt;Row Tag='&quot;;[.A69];&quot;' Language='ru_RU'&gt;&lt;Text&gt;&quot;;[.Q69];&quot;&lt;/Text&gt;&lt;/Row&gt;&quot;)" office:value-type="string" office:string-value="&lt;Row Tag='LOC_TCS_EXPLORATION_ARMYRANK_PREFIX_TRIBAL_1_FEMALE' Language='ru_RU'&gt;&lt;Text&gt;Вождица&lt;/Text&gt;&lt;/Row&gt;">
            <text:p>&lt;Row Tag='LOC_TCS_EXPLORATION_ARMYRANK_PREFIX_TRIBAL_1_FEMALE' Language='ru_RU'&gt;&lt;Text&gt;Вождица&lt;/Text&gt;&lt;/Row&gt;</text:p>
          </table:table-cell>
          <table:table-cell office:value-type="string">
            <text:p>女酋长</text:p>
          </table:table-cell>
          <table:table-cell table:formula="of:=CONCATENATE(&quot;&lt;Row Tag='&quot;;[.A69];&quot;' Language='zh_Hans_CN'&gt;&lt;Text&gt;&quot;;[.S69];&quot;&lt;/Text&gt;&lt;/Row&gt;&quot;)" office:value-type="string" office:string-value="&lt;Row Tag='LOC_TCS_EXPLORATION_ARMYRANK_PREFIX_TRIBAL_1_FEMALE' Language='zh_Hans_CN'&gt;&lt;Text&gt;女酋长&lt;/Text&gt;&lt;/Row&gt;">
            <text:p>&lt;Row Tag='LOC_TCS_EXPLORATION_ARMYRANK_PREFIX_TRIBAL_1_FEMALE' Language='zh_Hans_CN'&gt;&lt;Text&gt;女酋长&lt;/Text&gt;&lt;/Row&gt;</text:p>
          </table:table-cell>
        </table:table-row>
        <table:table-row table:style-name="ro3">
          <table:table-cell office:value-type="string">
            <text:p>LOC_TCS_EXPLORATION_ARMYRANK_PREFIX_TRIBAL_2</text:p>
          </table:table-cell>
          <table:table-cell table:number-columns-repeated="2" office:value-type="string">
            <text:p>Patriarch</text:p>
          </table:table-cell>
          <table:table-cell table:formula="of:=CONCATENATE(&quot;&lt;Row Tag='&quot;;[.A70];&quot;' Language='de_DE'&gt;&lt;Text&gt;&quot;;[.C70];&quot;&lt;/Text&gt;&lt;/Row&gt;&quot;)" office:value-type="string" office:string-value="&lt;Row Tag='LOC_TCS_EXPLORATION_ARMYRANK_PREFIX_TRIBAL_2' Language='de_DE'&gt;&lt;Text&gt;Patriarch&lt;/Text&gt;&lt;/Row&gt;">
            <text:p>&lt;Row Tag='LOC_TCS_EXPLORATION_ARMYRANK_PREFIX_TRIBAL_2' Language='de_DE'&gt;&lt;Text&gt;Patriarch&lt;/Text&gt;&lt;/Row&gt;</text:p>
          </table:table-cell>
          <table:table-cell office:value-type="string">
            <text:p>Patriarca</text:p>
          </table:table-cell>
          <table:table-cell table:formula="of:=CONCATENATE(&quot;&lt;Row Tag='&quot;;[.A70];&quot;' Language='es_ES'&gt;&lt;Text&gt;&quot;;[.E70];&quot;&lt;/Text&gt;&lt;/Row&gt;&quot;)" office:value-type="string" office:string-value="&lt;Row Tag='LOC_TCS_EXPLORATION_ARMYRANK_PREFIX_TRIBAL_2' Language='es_ES'&gt;&lt;Text&gt;Patriarca&lt;/Text&gt;&lt;/Row&gt;">
            <text:p>&lt;Row Tag='LOC_TCS_EXPLORATION_ARMYRANK_PREFIX_TRIBAL_2' Language='es_ES'&gt;&lt;Text&gt;Patriarca&lt;/Text&gt;&lt;/Row&gt;</text:p>
          </table:table-cell>
          <table:table-cell office:value-type="string">
            <text:p>Patriarca</text:p>
          </table:table-cell>
          <table:table-cell table:formula="of:=CONCATENATE(&quot;&lt;Row Tag='&quot;;[.A70];&quot;' Language='it_IT'&gt;&lt;Text&gt;&quot;;[.G70];&quot;&lt;/Text&gt;&lt;/Row&gt;&quot;)" office:value-type="string" office:string-value="&lt;Row Tag='LOC_TCS_EXPLORATION_ARMYRANK_PREFIX_TRIBAL_2' Language='it_IT'&gt;&lt;Text&gt;Patriarca&lt;/Text&gt;&lt;/Row&gt;">
            <text:p>&lt;Row Tag='LOC_TCS_EXPLORATION_ARMYRANK_PREFIX_TRIBAL_2' Language='it_IT'&gt;&lt;Text&gt;Patriarca&lt;/Text&gt;&lt;/Row&gt;</text:p>
          </table:table-cell>
          <table:table-cell office:value-type="string">
            <text:p>族長</text:p>
          </table:table-cell>
          <table:table-cell table:formula="of:=CONCATENATE(&quot;&lt;Row Tag='&quot;;[.A70];&quot;' Language='ja_JP'&gt;&lt;Text&gt;&quot;;[.I70];&quot;&lt;/Text&gt;&lt;/Row&gt;&quot;)" office:value-type="string" office:string-value="&lt;Row Tag='LOC_TCS_EXPLORATION_ARMYRANK_PREFIX_TRIBAL_2' Language='ja_JP'&gt;&lt;Text&gt;族長&lt;/Text&gt;&lt;/Row&gt;">
            <text:p>&lt;Row Tag='LOC_TCS_EXPLORATION_ARMYRANK_PREFIX_TRIBAL_2' Language='ja_JP'&gt;&lt;Text&gt;族長&lt;/Text&gt;&lt;/Row&gt;</text:p>
          </table:table-cell>
          <table:table-cell office:value-type="string">
            <text:p>족장</text:p>
          </table:table-cell>
          <table:table-cell table:formula="of:=CONCATENATE(&quot;&lt;Row Tag='&quot;;[.A70];&quot;' Language='ko_KR'&gt;&lt;Text&gt;&quot;;[.K70];&quot;&lt;/Text&gt;&lt;/Row&gt;&quot;)" office:value-type="string" office:string-value="&lt;Row Tag='LOC_TCS_EXPLORATION_ARMYRANK_PREFIX_TRIBAL_2' Language='ko_KR'&gt;&lt;Text&gt;족장&lt;/Text&gt;&lt;/Row&gt;">
            <text:p>&lt;Row Tag='LOC_TCS_EXPLORATION_ARMYRANK_PREFIX_TRIBAL_2' Language='ko_KR'&gt;&lt;Text&gt;족장&lt;/Text&gt;&lt;/Row&gt;</text:p>
          </table:table-cell>
          <table:table-cell office:value-type="string">
            <text:p>Patriarcha</text:p>
          </table:table-cell>
          <table:table-cell table:formula="of:=CONCATENATE(&quot;&lt;Row Tag='&quot;;[.A70];&quot;' Language='pl_PL'&gt;&lt;Text&gt;&quot;;[.M70];&quot;&lt;/Text&gt;&lt;/Row&gt;&quot;)" office:value-type="string" office:string-value="&lt;Row Tag='LOC_TCS_EXPLORATION_ARMYRANK_PREFIX_TRIBAL_2' Language='pl_PL'&gt;&lt;Text&gt;Patriarcha&lt;/Text&gt;&lt;/Row&gt;">
            <text:p>&lt;Row Tag='LOC_TCS_EXPLORATION_ARMYRANK_PREFIX_TRIBAL_2' Language='pl_PL'&gt;&lt;Text&gt;Patriarcha&lt;/Text&gt;&lt;/Row&gt;</text:p>
          </table:table-cell>
          <table:table-cell office:value-type="string">
            <text:p>Patriarca</text:p>
          </table:table-cell>
          <table:table-cell table:formula="of:=CONCATENATE(&quot;&lt;Row Tag='&quot;;[.A70];&quot;' Language='pt_BR'&gt;&lt;Text&gt;&quot;;[.O70];&quot;&lt;/Text&gt;&lt;/Row&gt;&quot;)" office:value-type="string" office:string-value="&lt;Row Tag='LOC_TCS_EXPLORATION_ARMYRANK_PREFIX_TRIBAL_2' Language='pt_BR'&gt;&lt;Text&gt;Patriarca&lt;/Text&gt;&lt;/Row&gt;">
            <text:p>&lt;Row Tag='LOC_TCS_EXPLORATION_ARMYRANK_PREFIX_TRIBAL_2' Language='pt_BR'&gt;&lt;Text&gt;Patriarca&lt;/Text&gt;&lt;/Row&gt;</text:p>
          </table:table-cell>
          <table:table-cell office:value-type="string">
            <text:p>Патриарх</text:p>
          </table:table-cell>
          <table:table-cell table:formula="of:=CONCATENATE(&quot;&lt;Row Tag='&quot;;[.A70];&quot;' Language='ru_RU'&gt;&lt;Text&gt;&quot;;[.Q70];&quot;&lt;/Text&gt;&lt;/Row&gt;&quot;)" office:value-type="string" office:string-value="&lt;Row Tag='LOC_TCS_EXPLORATION_ARMYRANK_PREFIX_TRIBAL_2' Language='ru_RU'&gt;&lt;Text&gt;Патриарх&lt;/Text&gt;&lt;/Row&gt;">
            <text:p>&lt;Row Tag='LOC_TCS_EXPLORATION_ARMYRANK_PREFIX_TRIBAL_2' Language='ru_RU'&gt;&lt;Text&gt;Патриарх&lt;/Text&gt;&lt;/Row&gt;</text:p>
          </table:table-cell>
          <table:table-cell office:value-type="string">
            <text:p>族长</text:p>
          </table:table-cell>
          <table:table-cell table:formula="of:=CONCATENATE(&quot;&lt;Row Tag='&quot;;[.A70];&quot;' Language='zh_Hans_CN'&gt;&lt;Text&gt;&quot;;[.S70];&quot;&lt;/Text&gt;&lt;/Row&gt;&quot;)" office:value-type="string" office:string-value="&lt;Row Tag='LOC_TCS_EXPLORATION_ARMYRANK_PREFIX_TRIBAL_2' Language='zh_Hans_CN'&gt;&lt;Text&gt;族长&lt;/Text&gt;&lt;/Row&gt;">
            <text:p>&lt;Row Tag='LOC_TCS_EXPLORATION_ARMYRANK_PREFIX_TRIBAL_2' Language='zh_Hans_CN'&gt;&lt;Text&gt;族长&lt;/Text&gt;&lt;/Row&gt;</text:p>
          </table:table-cell>
        </table:table-row>
        <table:table-row table:style-name="ro3">
          <table:table-cell office:value-type="string">
            <text:p>LOC_TCS_EXPLORATION_ARMYRANK_PREFIX_TRIBAL_2_FEMALE</text:p>
          </table:table-cell>
          <table:table-cell office:value-type="string">
            <text:p>Matriarch</text:p>
          </table:table-cell>
          <table:table-cell office:value-type="string">
            <text:p>Matriarchin</text:p>
          </table:table-cell>
          <table:table-cell table:formula="of:=CONCATENATE(&quot;&lt;Row Tag='&quot;;[.A71];&quot;' Language='de_DE'&gt;&lt;Text&gt;&quot;;[.C71];&quot;&lt;/Text&gt;&lt;/Row&gt;&quot;)" office:value-type="string" office:string-value="&lt;Row Tag='LOC_TCS_EXPLORATION_ARMYRANK_PREFIX_TRIBAL_2_FEMALE' Language='de_DE'&gt;&lt;Text&gt;Matriarchin&lt;/Text&gt;&lt;/Row&gt;">
            <text:p>&lt;Row Tag='LOC_TCS_EXPLORATION_ARMYRANK_PREFIX_TRIBAL_2_FEMALE' Language='de_DE'&gt;&lt;Text&gt;Matriarchin&lt;/Text&gt;&lt;/Row&gt;</text:p>
          </table:table-cell>
          <table:table-cell office:value-type="string">
            <text:p>Matriarca</text:p>
          </table:table-cell>
          <table:table-cell table:formula="of:=CONCATENATE(&quot;&lt;Row Tag='&quot;;[.A71];&quot;' Language='es_ES'&gt;&lt;Text&gt;&quot;;[.E71];&quot;&lt;/Text&gt;&lt;/Row&gt;&quot;)" office:value-type="string" office:string-value="&lt;Row Tag='LOC_TCS_EXPLORATION_ARMYRANK_PREFIX_TRIBAL_2_FEMALE' Language='es_ES'&gt;&lt;Text&gt;Matriarca&lt;/Text&gt;&lt;/Row&gt;">
            <text:p>&lt;Row Tag='LOC_TCS_EXPLORATION_ARMYRANK_PREFIX_TRIBAL_2_FEMALE' Language='es_ES'&gt;&lt;Text&gt;Matriarca&lt;/Text&gt;&lt;/Row&gt;</text:p>
          </table:table-cell>
          <table:table-cell office:value-type="string">
            <text:p>Matriarca</text:p>
          </table:table-cell>
          <table:table-cell table:formula="of:=CONCATENATE(&quot;&lt;Row Tag='&quot;;[.A71];&quot;' Language='it_IT'&gt;&lt;Text&gt;&quot;;[.G71];&quot;&lt;/Text&gt;&lt;/Row&gt;&quot;)" office:value-type="string" office:string-value="&lt;Row Tag='LOC_TCS_EXPLORATION_ARMYRANK_PREFIX_TRIBAL_2_FEMALE' Language='it_IT'&gt;&lt;Text&gt;Matriarca&lt;/Text&gt;&lt;/Row&gt;">
            <text:p>&lt;Row Tag='LOC_TCS_EXPLORATION_ARMYRANK_PREFIX_TRIBAL_2_FEMALE' Language='it_IT'&gt;&lt;Text&gt;Matriarca&lt;/Text&gt;&lt;/Row&gt;</text:p>
          </table:table-cell>
          <table:table-cell office:value-type="string">
            <text:p>女族長</text:p>
          </table:table-cell>
          <table:table-cell table:formula="of:=CONCATENATE(&quot;&lt;Row Tag='&quot;;[.A71];&quot;' Language='ja_JP'&gt;&lt;Text&gt;&quot;;[.I71];&quot;&lt;/Text&gt;&lt;/Row&gt;&quot;)" office:value-type="string" office:string-value="&lt;Row Tag='LOC_TCS_EXPLORATION_ARMYRANK_PREFIX_TRIBAL_2_FEMALE' Language='ja_JP'&gt;&lt;Text&gt;女族長&lt;/Text&gt;&lt;/Row&gt;">
            <text:p>&lt;Row Tag='LOC_TCS_EXPLORATION_ARMYRANK_PREFIX_TRIBAL_2_FEMALE' Language='ja_JP'&gt;&lt;Text&gt;女族長&lt;/Text&gt;&lt;/Row&gt;</text:p>
          </table:table-cell>
          <table:table-cell office:value-type="string">
            <text:p>여족장</text:p>
          </table:table-cell>
          <table:table-cell table:formula="of:=CONCATENATE(&quot;&lt;Row Tag='&quot;;[.A71];&quot;' Language='ko_KR'&gt;&lt;Text&gt;&quot;;[.K71];&quot;&lt;/Text&gt;&lt;/Row&gt;&quot;)" office:value-type="string" office:string-value="&lt;Row Tag='LOC_TCS_EXPLORATION_ARMYRANK_PREFIX_TRIBAL_2_FEMALE' Language='ko_KR'&gt;&lt;Text&gt;여족장&lt;/Text&gt;&lt;/Row&gt;">
            <text:p>&lt;Row Tag='LOC_TCS_EXPLORATION_ARMYRANK_PREFIX_TRIBAL_2_FEMALE' Language='ko_KR'&gt;&lt;Text&gt;여족장&lt;/Text&gt;&lt;/Row&gt;</text:p>
          </table:table-cell>
          <table:table-cell office:value-type="string">
            <text:p>Matriarchini</text:p>
          </table:table-cell>
          <table:table-cell table:formula="of:=CONCATENATE(&quot;&lt;Row Tag='&quot;;[.A71];&quot;' Language='pl_PL'&gt;&lt;Text&gt;&quot;;[.M71];&quot;&lt;/Text&gt;&lt;/Row&gt;&quot;)" office:value-type="string" office:string-value="&lt;Row Tag='LOC_TCS_EXPLORATION_ARMYRANK_PREFIX_TRIBAL_2_FEMALE' Language='pl_PL'&gt;&lt;Text&gt;Matriarchini&lt;/Text&gt;&lt;/Row&gt;">
            <text:p>&lt;Row Tag='LOC_TCS_EXPLORATION_ARMYRANK_PREFIX_TRIBAL_2_FEMALE' Language='pl_PL'&gt;&lt;Text&gt;Matriarchini&lt;/Text&gt;&lt;/Row&gt;</text:p>
          </table:table-cell>
          <table:table-cell office:value-type="string">
            <text:p>Matriarca</text:p>
          </table:table-cell>
          <table:table-cell table:formula="of:=CONCATENATE(&quot;&lt;Row Tag='&quot;;[.A71];&quot;' Language='pt_BR'&gt;&lt;Text&gt;&quot;;[.O71];&quot;&lt;/Text&gt;&lt;/Row&gt;&quot;)" office:value-type="string" office:string-value="&lt;Row Tag='LOC_TCS_EXPLORATION_ARMYRANK_PREFIX_TRIBAL_2_FEMALE' Language='pt_BR'&gt;&lt;Text&gt;Matriarca&lt;/Text&gt;&lt;/Row&gt;">
            <text:p>&lt;Row Tag='LOC_TCS_EXPLORATION_ARMYRANK_PREFIX_TRIBAL_2_FEMALE' Language='pt_BR'&gt;&lt;Text&gt;Matriarca&lt;/Text&gt;&lt;/Row&gt;</text:p>
          </table:table-cell>
          <table:table-cell office:value-type="string">
            <text:p>Матриарх</text:p>
          </table:table-cell>
          <table:table-cell table:formula="of:=CONCATENATE(&quot;&lt;Row Tag='&quot;;[.A71];&quot;' Language='ru_RU'&gt;&lt;Text&gt;&quot;;[.Q71];&quot;&lt;/Text&gt;&lt;/Row&gt;&quot;)" office:value-type="string" office:string-value="&lt;Row Tag='LOC_TCS_EXPLORATION_ARMYRANK_PREFIX_TRIBAL_2_FEMALE' Language='ru_RU'&gt;&lt;Text&gt;Матриарх&lt;/Text&gt;&lt;/Row&gt;">
            <text:p>&lt;Row Tag='LOC_TCS_EXPLORATION_ARMYRANK_PREFIX_TRIBAL_2_FEMALE' Language='ru_RU'&gt;&lt;Text&gt;Матриарх&lt;/Text&gt;&lt;/Row&gt;</text:p>
          </table:table-cell>
          <table:table-cell office:value-type="string">
            <text:p>女族长</text:p>
          </table:table-cell>
          <table:table-cell table:formula="of:=CONCATENATE(&quot;&lt;Row Tag='&quot;;[.A71];&quot;' Language='zh_Hans_CN'&gt;&lt;Text&gt;&quot;;[.S71];&quot;&lt;/Text&gt;&lt;/Row&gt;&quot;)" office:value-type="string" office:string-value="&lt;Row Tag='LOC_TCS_EXPLORATION_ARMYRANK_PREFIX_TRIBAL_2_FEMALE' Language='zh_Hans_CN'&gt;&lt;Text&gt;女族长&lt;/Text&gt;&lt;/Row&gt;">
            <text:p>&lt;Row Tag='LOC_TCS_EXPLORATION_ARMYRANK_PREFIX_TRIBAL_2_FEMALE' Language='zh_Hans_CN'&gt;&lt;Text&gt;女族长&lt;/Text&gt;&lt;/Row&gt;</text:p>
          </table:table-cell>
        </table:table-row>
        <table:table-row table:style-name="ro3">
          <table:table-cell office:value-type="string">
            <text:p>LOC_TCS_EXPLORATION_ARMYRANK_PREFIX_TRIBAL_3</text:p>
          </table:table-cell>
          <table:table-cell office:value-type="string">
            <text:p>Clan Chief</text:p>
          </table:table-cell>
          <table:table-cell office:value-type="string">
            <text:p>Clanchef</text:p>
          </table:table-cell>
          <table:table-cell table:formula="of:=CONCATENATE(&quot;&lt;Row Tag='&quot;;[.A72];&quot;' Language='de_DE'&gt;&lt;Text&gt;&quot;;[.C72];&quot;&lt;/Text&gt;&lt;/Row&gt;&quot;)" office:value-type="string" office:string-value="&lt;Row Tag='LOC_TCS_EXPLORATION_ARMYRANK_PREFIX_TRIBAL_3' Language='de_DE'&gt;&lt;Text&gt;Clanchef&lt;/Text&gt;&lt;/Row&gt;">
            <text:p>&lt;Row Tag='LOC_TCS_EXPLORATION_ARMYRANK_PREFIX_TRIBAL_3' Language='de_DE'&gt;&lt;Text&gt;Clanchef&lt;/Text&gt;&lt;/Row&gt;</text:p>
          </table:table-cell>
          <table:table-cell office:value-type="string">
            <text:p>Jefe de clan</text:p>
          </table:table-cell>
          <table:table-cell table:formula="of:=CONCATENATE(&quot;&lt;Row Tag='&quot;;[.A72];&quot;' Language='es_ES'&gt;&lt;Text&gt;&quot;;[.E72];&quot;&lt;/Text&gt;&lt;/Row&gt;&quot;)" office:value-type="string" office:string-value="&lt;Row Tag='LOC_TCS_EXPLORATION_ARMYRANK_PREFIX_TRIBAL_3' Language='es_ES'&gt;&lt;Text&gt;Jefe de clan&lt;/Text&gt;&lt;/Row&gt;">
            <text:p>&lt;Row Tag='LOC_TCS_EXPLORATION_ARMYRANK_PREFIX_TRIBAL_3' Language='es_ES'&gt;&lt;Text&gt;Jefe de clan&lt;/Text&gt;&lt;/Row&gt;</text:p>
          </table:table-cell>
          <table:table-cell office:value-type="string">
            <text:p>Capo clan</text:p>
          </table:table-cell>
          <table:table-cell table:formula="of:=CONCATENATE(&quot;&lt;Row Tag='&quot;;[.A72];&quot;' Language='it_IT'&gt;&lt;Text&gt;&quot;;[.G72];&quot;&lt;/Text&gt;&lt;/Row&gt;&quot;)" office:value-type="string" office:string-value="&lt;Row Tag='LOC_TCS_EXPLORATION_ARMYRANK_PREFIX_TRIBAL_3' Language='it_IT'&gt;&lt;Text&gt;Capo clan&lt;/Text&gt;&lt;/Row&gt;">
            <text:p>&lt;Row Tag='LOC_TCS_EXPLORATION_ARMYRANK_PREFIX_TRIBAL_3' Language='it_IT'&gt;&lt;Text&gt;Capo clan&lt;/Text&gt;&lt;/Row&gt;</text:p>
          </table:table-cell>
          <table:table-cell office:value-type="string">
            <text:p>クランの長</text:p>
          </table:table-cell>
          <table:table-cell table:formula="of:=CONCATENATE(&quot;&lt;Row Tag='&quot;;[.A72];&quot;' Language='ja_JP'&gt;&lt;Text&gt;&quot;;[.I72];&quot;&lt;/Text&gt;&lt;/Row&gt;&quot;)" office:value-type="string" office:string-value="&lt;Row Tag='LOC_TCS_EXPLORATION_ARMYRANK_PREFIX_TRIBAL_3' Language='ja_JP'&gt;&lt;Text&gt;クランの長&lt;/Text&gt;&lt;/Row&gt;">
            <text:p>&lt;Row Tag='LOC_TCS_EXPLORATION_ARMYRANK_PREFIX_TRIBAL_3' Language='ja_JP'&gt;&lt;Text&gt;クランの長&lt;/Text&gt;&lt;/Row&gt;</text:p>
          </table:table-cell>
          <table:table-cell office:value-type="string">
            <text:p>씨족장</text:p>
          </table:table-cell>
          <table:table-cell table:formula="of:=CONCATENATE(&quot;&lt;Row Tag='&quot;;[.A72];&quot;' Language='ko_KR'&gt;&lt;Text&gt;&quot;;[.K72];&quot;&lt;/Text&gt;&lt;/Row&gt;&quot;)" office:value-type="string" office:string-value="&lt;Row Tag='LOC_TCS_EXPLORATION_ARMYRANK_PREFIX_TRIBAL_3' Language='ko_KR'&gt;&lt;Text&gt;씨족장&lt;/Text&gt;&lt;/Row&gt;">
            <text:p>&lt;Row Tag='LOC_TCS_EXPLORATION_ARMYRANK_PREFIX_TRIBAL_3' Language='ko_KR'&gt;&lt;Text&gt;씨족장&lt;/Text&gt;&lt;/Row&gt;</text:p>
          </table:table-cell>
          <table:table-cell office:value-type="string">
            <text:p>Wódz klanu</text:p>
          </table:table-cell>
          <table:table-cell table:formula="of:=CONCATENATE(&quot;&lt;Row Tag='&quot;;[.A72];&quot;' Language='pl_PL'&gt;&lt;Text&gt;&quot;;[.M72];&quot;&lt;/Text&gt;&lt;/Row&gt;&quot;)" office:value-type="string" office:string-value="&lt;Row Tag='LOC_TCS_EXPLORATION_ARMYRANK_PREFIX_TRIBAL_3' Language='pl_PL'&gt;&lt;Text&gt;Wódz klanu&lt;/Text&gt;&lt;/Row&gt;">
            <text:p>&lt;Row Tag='LOC_TCS_EXPLORATION_ARMYRANK_PREFIX_TRIBAL_3' Language='pl_PL'&gt;&lt;Text&gt;Wódz klanu&lt;/Text&gt;&lt;/Row&gt;</text:p>
          </table:table-cell>
          <table:table-cell office:value-type="string">
            <text:p>Chefe de clã</text:p>
          </table:table-cell>
          <table:table-cell table:formula="of:=CONCATENATE(&quot;&lt;Row Tag='&quot;;[.A72];&quot;' Language='pt_BR'&gt;&lt;Text&gt;&quot;;[.O72];&quot;&lt;/Text&gt;&lt;/Row&gt;&quot;)" office:value-type="string" office:string-value="&lt;Row Tag='LOC_TCS_EXPLORATION_ARMYRANK_PREFIX_TRIBAL_3' Language='pt_BR'&gt;&lt;Text&gt;Chefe de clã&lt;/Text&gt;&lt;/Row&gt;">
            <text:p>&lt;Row Tag='LOC_TCS_EXPLORATION_ARMYRANK_PREFIX_TRIBAL_3' Language='pt_BR'&gt;&lt;Text&gt;Chefe de clã&lt;/Text&gt;&lt;/Row&gt;</text:p>
          </table:table-cell>
          <table:table-cell office:value-type="string">
            <text:p>Глава клана</text:p>
          </table:table-cell>
          <table:table-cell table:formula="of:=CONCATENATE(&quot;&lt;Row Tag='&quot;;[.A72];&quot;' Language='ru_RU'&gt;&lt;Text&gt;&quot;;[.Q72];&quot;&lt;/Text&gt;&lt;/Row&gt;&quot;)" office:value-type="string" office:string-value="&lt;Row Tag='LOC_TCS_EXPLORATION_ARMYRANK_PREFIX_TRIBAL_3' Language='ru_RU'&gt;&lt;Text&gt;Глава клана&lt;/Text&gt;&lt;/Row&gt;">
            <text:p>&lt;Row Tag='LOC_TCS_EXPLORATION_ARMYRANK_PREFIX_TRIBAL_3' Language='ru_RU'&gt;&lt;Text&gt;Глава клана&lt;/Text&gt;&lt;/Row&gt;</text:p>
          </table:table-cell>
          <table:table-cell office:value-type="string">
            <text:p>氏族首领</text:p>
          </table:table-cell>
          <table:table-cell table:formula="of:=CONCATENATE(&quot;&lt;Row Tag='&quot;;[.A72];&quot;' Language='zh_Hans_CN'&gt;&lt;Text&gt;&quot;;[.S72];&quot;&lt;/Text&gt;&lt;/Row&gt;&quot;)" office:value-type="string" office:string-value="&lt;Row Tag='LOC_TCS_EXPLORATION_ARMYRANK_PREFIX_TRIBAL_3' Language='zh_Hans_CN'&gt;&lt;Text&gt;氏族首领&lt;/Text&gt;&lt;/Row&gt;">
            <text:p>&lt;Row Tag='LOC_TCS_EXPLORATION_ARMYRANK_PREFIX_TRIBAL_3' Language='zh_Hans_CN'&gt;&lt;Text&gt;氏族首领&lt;/Text&gt;&lt;/Row&gt;</text:p>
          </table:table-cell>
        </table:table-row>
        <table:table-row table:style-name="ro3">
          <table:table-cell office:value-type="string">
            <text:p>LOC_TCS_EXPLORATION_ARMYRANK_PREFIX_TRIBAL_3_FEMALE</text:p>
          </table:table-cell>
          <table:table-cell office:value-type="string">
            <text:p>Clan Mother</text:p>
          </table:table-cell>
          <table:table-cell office:value-type="string">
            <text:p>Clanmutter</text:p>
          </table:table-cell>
          <table:table-cell table:formula="of:=CONCATENATE(&quot;&lt;Row Tag='&quot;;[.A73];&quot;' Language='de_DE'&gt;&lt;Text&gt;&quot;;[.C73];&quot;&lt;/Text&gt;&lt;/Row&gt;&quot;)" office:value-type="string" office:string-value="&lt;Row Tag='LOC_TCS_EXPLORATION_ARMYRANK_PREFIX_TRIBAL_3_FEMALE' Language='de_DE'&gt;&lt;Text&gt;Clanmutter&lt;/Text&gt;&lt;/Row&gt;">
            <text:p>&lt;Row Tag='LOC_TCS_EXPLORATION_ARMYRANK_PREFIX_TRIBAL_3_FEMALE' Language='de_DE'&gt;&lt;Text&gt;Clanmutter&lt;/Text&gt;&lt;/Row&gt;</text:p>
          </table:table-cell>
          <table:table-cell office:value-type="string">
            <text:p>Madre de clan</text:p>
          </table:table-cell>
          <table:table-cell table:formula="of:=CONCATENATE(&quot;&lt;Row Tag='&quot;;[.A73];&quot;' Language='es_ES'&gt;&lt;Text&gt;&quot;;[.E73];&quot;&lt;/Text&gt;&lt;/Row&gt;&quot;)" office:value-type="string" office:string-value="&lt;Row Tag='LOC_TCS_EXPLORATION_ARMYRANK_PREFIX_TRIBAL_3_FEMALE' Language='es_ES'&gt;&lt;Text&gt;Madre de clan&lt;/Text&gt;&lt;/Row&gt;">
            <text:p>&lt;Row Tag='LOC_TCS_EXPLORATION_ARMYRANK_PREFIX_TRIBAL_3_FEMALE' Language='es_ES'&gt;&lt;Text&gt;Madre de clan&lt;/Text&gt;&lt;/Row&gt;</text:p>
          </table:table-cell>
          <table:table-cell office:value-type="string">
            <text:p>Madre del clan</text:p>
          </table:table-cell>
          <table:table-cell table:formula="of:=CONCATENATE(&quot;&lt;Row Tag='&quot;;[.A73];&quot;' Language='it_IT'&gt;&lt;Text&gt;&quot;;[.G73];&quot;&lt;/Text&gt;&lt;/Row&gt;&quot;)" office:value-type="string" office:string-value="&lt;Row Tag='LOC_TCS_EXPLORATION_ARMYRANK_PREFIX_TRIBAL_3_FEMALE' Language='it_IT'&gt;&lt;Text&gt;Madre del clan&lt;/Text&gt;&lt;/Row&gt;">
            <text:p>&lt;Row Tag='LOC_TCS_EXPLORATION_ARMYRANK_PREFIX_TRIBAL_3_FEMALE' Language='it_IT'&gt;&lt;Text&gt;Madre del clan&lt;/Text&gt;&lt;/Row&gt;</text:p>
          </table:table-cell>
          <table:table-cell office:value-type="string">
            <text:p>クランの母</text:p>
          </table:table-cell>
          <table:table-cell table:formula="of:=CONCATENATE(&quot;&lt;Row Tag='&quot;;[.A73];&quot;' Language='ja_JP'&gt;&lt;Text&gt;&quot;;[.I73];&quot;&lt;/Text&gt;&lt;/Row&gt;&quot;)" office:value-type="string" office:string-value="&lt;Row Tag='LOC_TCS_EXPLORATION_ARMYRANK_PREFIX_TRIBAL_3_FEMALE' Language='ja_JP'&gt;&lt;Text&gt;クランの母&lt;/Text&gt;&lt;/Row&gt;">
            <text:p>&lt;Row Tag='LOC_TCS_EXPLORATION_ARMYRANK_PREFIX_TRIBAL_3_FEMALE' Language='ja_JP'&gt;&lt;Text&gt;クランの母&lt;/Text&gt;&lt;/Row&gt;</text:p>
          </table:table-cell>
          <table:table-cell office:value-type="string">
            <text:p>씨족 어머니</text:p>
          </table:table-cell>
          <table:table-cell table:formula="of:=CONCATENATE(&quot;&lt;Row Tag='&quot;;[.A73];&quot;' Language='ko_KR'&gt;&lt;Text&gt;&quot;;[.K73];&quot;&lt;/Text&gt;&lt;/Row&gt;&quot;)" office:value-type="string" office:string-value="&lt;Row Tag='LOC_TCS_EXPLORATION_ARMYRANK_PREFIX_TRIBAL_3_FEMALE' Language='ko_KR'&gt;&lt;Text&gt;씨족 어머니&lt;/Text&gt;&lt;/Row&gt;">
            <text:p>&lt;Row Tag='LOC_TCS_EXPLORATION_ARMYRANK_PREFIX_TRIBAL_3_FEMALE' Language='ko_KR'&gt;&lt;Text&gt;씨족 어머니&lt;/Text&gt;&lt;/Row&gt;</text:p>
          </table:table-cell>
          <table:table-cell office:value-type="string">
            <text:p>Matka klanu</text:p>
          </table:table-cell>
          <table:table-cell table:formula="of:=CONCATENATE(&quot;&lt;Row Tag='&quot;;[.A73];&quot;' Language='pl_PL'&gt;&lt;Text&gt;&quot;;[.M73];&quot;&lt;/Text&gt;&lt;/Row&gt;&quot;)" office:value-type="string" office:string-value="&lt;Row Tag='LOC_TCS_EXPLORATION_ARMYRANK_PREFIX_TRIBAL_3_FEMALE' Language='pl_PL'&gt;&lt;Text&gt;Matka klanu&lt;/Text&gt;&lt;/Row&gt;">
            <text:p>&lt;Row Tag='LOC_TCS_EXPLORATION_ARMYRANK_PREFIX_TRIBAL_3_FEMALE' Language='pl_PL'&gt;&lt;Text&gt;Matka klanu&lt;/Text&gt;&lt;/Row&gt;</text:p>
          </table:table-cell>
          <table:table-cell office:value-type="string">
            <text:p>Mãe de clã</text:p>
          </table:table-cell>
          <table:table-cell table:formula="of:=CONCATENATE(&quot;&lt;Row Tag='&quot;;[.A73];&quot;' Language='pt_BR'&gt;&lt;Text&gt;&quot;;[.O73];&quot;&lt;/Text&gt;&lt;/Row&gt;&quot;)" office:value-type="string" office:string-value="&lt;Row Tag='LOC_TCS_EXPLORATION_ARMYRANK_PREFIX_TRIBAL_3_FEMALE' Language='pt_BR'&gt;&lt;Text&gt;Mãe de clã&lt;/Text&gt;&lt;/Row&gt;">
            <text:p>&lt;Row Tag='LOC_TCS_EXPLORATION_ARMYRANK_PREFIX_TRIBAL_3_FEMALE' Language='pt_BR'&gt;&lt;Text&gt;Mãe de clã&lt;/Text&gt;&lt;/Row&gt;</text:p>
          </table:table-cell>
          <table:table-cell office:value-type="string">
            <text:p>Мать клана</text:p>
          </table:table-cell>
          <table:table-cell table:formula="of:=CONCATENATE(&quot;&lt;Row Tag='&quot;;[.A73];&quot;' Language='ru_RU'&gt;&lt;Text&gt;&quot;;[.Q73];&quot;&lt;/Text&gt;&lt;/Row&gt;&quot;)" office:value-type="string" office:string-value="&lt;Row Tag='LOC_TCS_EXPLORATION_ARMYRANK_PREFIX_TRIBAL_3_FEMALE' Language='ru_RU'&gt;&lt;Text&gt;Мать клана&lt;/Text&gt;&lt;/Row&gt;">
            <text:p>&lt;Row Tag='LOC_TCS_EXPLORATION_ARMYRANK_PREFIX_TRIBAL_3_FEMALE' Language='ru_RU'&gt;&lt;Text&gt;Мать клана&lt;/Text&gt;&lt;/Row&gt;</text:p>
          </table:table-cell>
          <table:table-cell office:value-type="string">
            <text:p>氏族之母</text:p>
          </table:table-cell>
          <table:table-cell table:formula="of:=CONCATENATE(&quot;&lt;Row Tag='&quot;;[.A73];&quot;' Language='zh_Hans_CN'&gt;&lt;Text&gt;&quot;;[.S73];&quot;&lt;/Text&gt;&lt;/Row&gt;&quot;)" office:value-type="string" office:string-value="&lt;Row Tag='LOC_TCS_EXPLORATION_ARMYRANK_PREFIX_TRIBAL_3_FEMALE' Language='zh_Hans_CN'&gt;&lt;Text&gt;氏族之母&lt;/Text&gt;&lt;/Row&gt;">
            <text:p>&lt;Row Tag='LOC_TCS_EXPLORATION_ARMYRANK_PREFIX_TRIBAL_3_FEMALE' Language='zh_Hans_CN'&gt;&lt;Text&gt;氏族之母&lt;/Text&gt;&lt;/Row&gt;</text:p>
          </table:table-cell>
        </table:table-row>
        <table:table-row table:style-name="ro3">
          <table:table-cell office:value-type="string">
            <text:p>LOC_TCS_EXPLORATION_ARMYRANK_PREFIX_TRIBAL_4</text:p>
          </table:table-cell>
          <table:table-cell office:value-type="string">
            <text:p>Village Chief</text:p>
          </table:table-cell>
          <table:table-cell office:value-type="string">
            <text:p>Dorfchef</text:p>
          </table:table-cell>
          <table:table-cell table:formula="of:=CONCATENATE(&quot;&lt;Row Tag='&quot;;[.A74];&quot;' Language='de_DE'&gt;&lt;Text&gt;&quot;;[.C74];&quot;&lt;/Text&gt;&lt;/Row&gt;&quot;)" office:value-type="string" office:string-value="&lt;Row Tag='LOC_TCS_EXPLORATION_ARMYRANK_PREFIX_TRIBAL_4' Language='de_DE'&gt;&lt;Text&gt;Dorfchef&lt;/Text&gt;&lt;/Row&gt;">
            <text:p>&lt;Row Tag='LOC_TCS_EXPLORATION_ARMYRANK_PREFIX_TRIBAL_4' Language='de_DE'&gt;&lt;Text&gt;Dorfchef&lt;/Text&gt;&lt;/Row&gt;</text:p>
          </table:table-cell>
          <table:table-cell office:value-type="string">
            <text:p>Jefe de aldea</text:p>
          </table:table-cell>
          <table:table-cell table:formula="of:=CONCATENATE(&quot;&lt;Row Tag='&quot;;[.A74];&quot;' Language='es_ES'&gt;&lt;Text&gt;&quot;;[.E74];&quot;&lt;/Text&gt;&lt;/Row&gt;&quot;)" office:value-type="string" office:string-value="&lt;Row Tag='LOC_TCS_EXPLORATION_ARMYRANK_PREFIX_TRIBAL_4' Language='es_ES'&gt;&lt;Text&gt;Jefe de aldea&lt;/Text&gt;&lt;/Row&gt;">
            <text:p>&lt;Row Tag='LOC_TCS_EXPLORATION_ARMYRANK_PREFIX_TRIBAL_4' Language='es_ES'&gt;&lt;Text&gt;Jefe de aldea&lt;/Text&gt;&lt;/Row&gt;</text:p>
          </table:table-cell>
          <table:table-cell office:value-type="string">
            <text:p>Capo villaggio</text:p>
          </table:table-cell>
          <table:table-cell table:formula="of:=CONCATENATE(&quot;&lt;Row Tag='&quot;;[.A74];&quot;' Language='it_IT'&gt;&lt;Text&gt;&quot;;[.G74];&quot;&lt;/Text&gt;&lt;/Row&gt;&quot;)" office:value-type="string" office:string-value="&lt;Row Tag='LOC_TCS_EXPLORATION_ARMYRANK_PREFIX_TRIBAL_4' Language='it_IT'&gt;&lt;Text&gt;Capo villaggio&lt;/Text&gt;&lt;/Row&gt;">
            <text:p>&lt;Row Tag='LOC_TCS_EXPLORATION_ARMYRANK_PREFIX_TRIBAL_4' Language='it_IT'&gt;&lt;Text&gt;Capo villaggio&lt;/Text&gt;&lt;/Row&gt;</text:p>
          </table:table-cell>
          <table:table-cell office:value-type="string">
            <text:p>村長</text:p>
          </table:table-cell>
          <table:table-cell table:formula="of:=CONCATENATE(&quot;&lt;Row Tag='&quot;;[.A74];&quot;' Language='ja_JP'&gt;&lt;Text&gt;&quot;;[.I74];&quot;&lt;/Text&gt;&lt;/Row&gt;&quot;)" office:value-type="string" office:string-value="&lt;Row Tag='LOC_TCS_EXPLORATION_ARMYRANK_PREFIX_TRIBAL_4' Language='ja_JP'&gt;&lt;Text&gt;村長&lt;/Text&gt;&lt;/Row&gt;">
            <text:p>&lt;Row Tag='LOC_TCS_EXPLORATION_ARMYRANK_PREFIX_TRIBAL_4' Language='ja_JP'&gt;&lt;Text&gt;村長&lt;/Text&gt;&lt;/Row&gt;</text:p>
          </table:table-cell>
          <table:table-cell office:value-type="string">
            <text:p>마을 촌장</text:p>
          </table:table-cell>
          <table:table-cell table:formula="of:=CONCATENATE(&quot;&lt;Row Tag='&quot;;[.A74];&quot;' Language='ko_KR'&gt;&lt;Text&gt;&quot;;[.K74];&quot;&lt;/Text&gt;&lt;/Row&gt;&quot;)" office:value-type="string" office:string-value="&lt;Row Tag='LOC_TCS_EXPLORATION_ARMYRANK_PREFIX_TRIBAL_4' Language='ko_KR'&gt;&lt;Text&gt;마을 촌장&lt;/Text&gt;&lt;/Row&gt;">
            <text:p>&lt;Row Tag='LOC_TCS_EXPLORATION_ARMYRANK_PREFIX_TRIBAL_4' Language='ko_KR'&gt;&lt;Text&gt;마을 촌장&lt;/Text&gt;&lt;/Row&gt;</text:p>
          </table:table-cell>
          <table:table-cell office:value-type="string">
            <text:p>Wódz wioski</text:p>
          </table:table-cell>
          <table:table-cell table:formula="of:=CONCATENATE(&quot;&lt;Row Tag='&quot;;[.A74];&quot;' Language='pl_PL'&gt;&lt;Text&gt;&quot;;[.M74];&quot;&lt;/Text&gt;&lt;/Row&gt;&quot;)" office:value-type="string" office:string-value="&lt;Row Tag='LOC_TCS_EXPLORATION_ARMYRANK_PREFIX_TRIBAL_4' Language='pl_PL'&gt;&lt;Text&gt;Wódz wioski&lt;/Text&gt;&lt;/Row&gt;">
            <text:p>&lt;Row Tag='LOC_TCS_EXPLORATION_ARMYRANK_PREFIX_TRIBAL_4' Language='pl_PL'&gt;&lt;Text&gt;Wódz wioski&lt;/Text&gt;&lt;/Row&gt;</text:p>
          </table:table-cell>
          <table:table-cell office:value-type="string">
            <text:p>Chefe de vila</text:p>
          </table:table-cell>
          <table:table-cell table:formula="of:=CONCATENATE(&quot;&lt;Row Tag='&quot;;[.A74];&quot;' Language='pt_BR'&gt;&lt;Text&gt;&quot;;[.O74];&quot;&lt;/Text&gt;&lt;/Row&gt;&quot;)" office:value-type="string" office:string-value="&lt;Row Tag='LOC_TCS_EXPLORATION_ARMYRANK_PREFIX_TRIBAL_4' Language='pt_BR'&gt;&lt;Text&gt;Chefe de vila&lt;/Text&gt;&lt;/Row&gt;">
            <text:p>&lt;Row Tag='LOC_TCS_EXPLORATION_ARMYRANK_PREFIX_TRIBAL_4' Language='pt_BR'&gt;&lt;Text&gt;Chefe de vila&lt;/Text&gt;&lt;/Row&gt;</text:p>
          </table:table-cell>
          <table:table-cell office:value-type="string">
            <text:p>Староста деревни</text:p>
          </table:table-cell>
          <table:table-cell table:formula="of:=CONCATENATE(&quot;&lt;Row Tag='&quot;;[.A74];&quot;' Language='ru_RU'&gt;&lt;Text&gt;&quot;;[.Q74];&quot;&lt;/Text&gt;&lt;/Row&gt;&quot;)" office:value-type="string" office:string-value="&lt;Row Tag='LOC_TCS_EXPLORATION_ARMYRANK_PREFIX_TRIBAL_4' Language='ru_RU'&gt;&lt;Text&gt;Староста деревни&lt;/Text&gt;&lt;/Row&gt;">
            <text:p>&lt;Row Tag='LOC_TCS_EXPLORATION_ARMYRANK_PREFIX_TRIBAL_4' Language='ru_RU'&gt;&lt;Text&gt;Староста деревни&lt;/Text&gt;&lt;/Row&gt;</text:p>
          </table:table-cell>
          <table:table-cell office:value-type="string">
            <text:p>村长</text:p>
          </table:table-cell>
          <table:table-cell table:formula="of:=CONCATENATE(&quot;&lt;Row Tag='&quot;;[.A74];&quot;' Language='zh_Hans_CN'&gt;&lt;Text&gt;&quot;;[.S74];&quot;&lt;/Text&gt;&lt;/Row&gt;&quot;)" office:value-type="string" office:string-value="&lt;Row Tag='LOC_TCS_EXPLORATION_ARMYRANK_PREFIX_TRIBAL_4' Language='zh_Hans_CN'&gt;&lt;Text&gt;村长&lt;/Text&gt;&lt;/Row&gt;">
            <text:p>&lt;Row Tag='LOC_TCS_EXPLORATION_ARMYRANK_PREFIX_TRIBAL_4' Language='zh_Hans_CN'&gt;&lt;Text&gt;村长&lt;/Text&gt;&lt;/Row&gt;</text:p>
          </table:table-cell>
        </table:table-row>
        <table:table-row table:style-name="ro3">
          <table:table-cell office:value-type="string">
            <text:p>LOC_TCS_EXPLORATION_ARMYRANK_PREFIX_TRIBAL_4_FEMALE</text:p>
          </table:table-cell>
          <table:table-cell office:value-type="string">
            <text:p>Village Mother</text:p>
          </table:table-cell>
          <table:table-cell office:value-type="string">
            <text:p>Dorfmutter</text:p>
          </table:table-cell>
          <table:table-cell table:formula="of:=CONCATENATE(&quot;&lt;Row Tag='&quot;;[.A75];&quot;' Language='de_DE'&gt;&lt;Text&gt;&quot;;[.C75];&quot;&lt;/Text&gt;&lt;/Row&gt;&quot;)" office:value-type="string" office:string-value="&lt;Row Tag='LOC_TCS_EXPLORATION_ARMYRANK_PREFIX_TRIBAL_4_FEMALE' Language='de_DE'&gt;&lt;Text&gt;Dorfmutter&lt;/Text&gt;&lt;/Row&gt;">
            <text:p>&lt;Row Tag='LOC_TCS_EXPLORATION_ARMYRANK_PREFIX_TRIBAL_4_FEMALE' Language='de_DE'&gt;&lt;Text&gt;Dorfmutter&lt;/Text&gt;&lt;/Row&gt;</text:p>
          </table:table-cell>
          <table:table-cell office:value-type="string">
            <text:p>Madre de aldea</text:p>
          </table:table-cell>
          <table:table-cell table:formula="of:=CONCATENATE(&quot;&lt;Row Tag='&quot;;[.A75];&quot;' Language='es_ES'&gt;&lt;Text&gt;&quot;;[.E75];&quot;&lt;/Text&gt;&lt;/Row&gt;&quot;)" office:value-type="string" office:string-value="&lt;Row Tag='LOC_TCS_EXPLORATION_ARMYRANK_PREFIX_TRIBAL_4_FEMALE' Language='es_ES'&gt;&lt;Text&gt;Madre de aldea&lt;/Text&gt;&lt;/Row&gt;">
            <text:p>&lt;Row Tag='LOC_TCS_EXPLORATION_ARMYRANK_PREFIX_TRIBAL_4_FEMALE' Language='es_ES'&gt;&lt;Text&gt;Madre de aldea&lt;/Text&gt;&lt;/Row&gt;</text:p>
          </table:table-cell>
          <table:table-cell office:value-type="string">
            <text:p>Madre del villaggio</text:p>
          </table:table-cell>
          <table:table-cell table:formula="of:=CONCATENATE(&quot;&lt;Row Tag='&quot;;[.A75];&quot;' Language='it_IT'&gt;&lt;Text&gt;&quot;;[.G75];&quot;&lt;/Text&gt;&lt;/Row&gt;&quot;)" office:value-type="string" office:string-value="&lt;Row Tag='LOC_TCS_EXPLORATION_ARMYRANK_PREFIX_TRIBAL_4_FEMALE' Language='it_IT'&gt;&lt;Text&gt;Madre del villaggio&lt;/Text&gt;&lt;/Row&gt;">
            <text:p>&lt;Row Tag='LOC_TCS_EXPLORATION_ARMYRANK_PREFIX_TRIBAL_4_FEMALE' Language='it_IT'&gt;&lt;Text&gt;Madre del villaggio&lt;/Text&gt;&lt;/Row&gt;</text:p>
          </table:table-cell>
          <table:table-cell office:value-type="string">
            <text:p>村の母</text:p>
          </table:table-cell>
          <table:table-cell table:formula="of:=CONCATENATE(&quot;&lt;Row Tag='&quot;;[.A75];&quot;' Language='ja_JP'&gt;&lt;Text&gt;&quot;;[.I75];&quot;&lt;/Text&gt;&lt;/Row&gt;&quot;)" office:value-type="string" office:string-value="&lt;Row Tag='LOC_TCS_EXPLORATION_ARMYRANK_PREFIX_TRIBAL_4_FEMALE' Language='ja_JP'&gt;&lt;Text&gt;村の母&lt;/Text&gt;&lt;/Row&gt;">
            <text:p>&lt;Row Tag='LOC_TCS_EXPLORATION_ARMYRANK_PREFIX_TRIBAL_4_FEMALE' Language='ja_JP'&gt;&lt;Text&gt;村の母&lt;/Text&gt;&lt;/Row&gt;</text:p>
          </table:table-cell>
          <table:table-cell office:value-type="string">
            <text:p>마을 어머니</text:p>
          </table:table-cell>
          <table:table-cell table:formula="of:=CONCATENATE(&quot;&lt;Row Tag='&quot;;[.A75];&quot;' Language='ko_KR'&gt;&lt;Text&gt;&quot;;[.K75];&quot;&lt;/Text&gt;&lt;/Row&gt;&quot;)" office:value-type="string" office:string-value="&lt;Row Tag='LOC_TCS_EXPLORATION_ARMYRANK_PREFIX_TRIBAL_4_FEMALE' Language='ko_KR'&gt;&lt;Text&gt;마을 어머니&lt;/Text&gt;&lt;/Row&gt;">
            <text:p>&lt;Row Tag='LOC_TCS_EXPLORATION_ARMYRANK_PREFIX_TRIBAL_4_FEMALE' Language='ko_KR'&gt;&lt;Text&gt;마을 어머니&lt;/Text&gt;&lt;/Row&gt;</text:p>
          </table:table-cell>
          <table:table-cell office:value-type="string">
            <text:p>Matka wioski</text:p>
          </table:table-cell>
          <table:table-cell table:formula="of:=CONCATENATE(&quot;&lt;Row Tag='&quot;;[.A75];&quot;' Language='pl_PL'&gt;&lt;Text&gt;&quot;;[.M75];&quot;&lt;/Text&gt;&lt;/Row&gt;&quot;)" office:value-type="string" office:string-value="&lt;Row Tag='LOC_TCS_EXPLORATION_ARMYRANK_PREFIX_TRIBAL_4_FEMALE' Language='pl_PL'&gt;&lt;Text&gt;Matka wioski&lt;/Text&gt;&lt;/Row&gt;">
            <text:p>&lt;Row Tag='LOC_TCS_EXPLORATION_ARMYRANK_PREFIX_TRIBAL_4_FEMALE' Language='pl_PL'&gt;&lt;Text&gt;Matka wioski&lt;/Text&gt;&lt;/Row&gt;</text:p>
          </table:table-cell>
          <table:table-cell office:value-type="string">
            <text:p>Mãe de vila</text:p>
          </table:table-cell>
          <table:table-cell table:formula="of:=CONCATENATE(&quot;&lt;Row Tag='&quot;;[.A75];&quot;' Language='pt_BR'&gt;&lt;Text&gt;&quot;;[.O75];&quot;&lt;/Text&gt;&lt;/Row&gt;&quot;)" office:value-type="string" office:string-value="&lt;Row Tag='LOC_TCS_EXPLORATION_ARMYRANK_PREFIX_TRIBAL_4_FEMALE' Language='pt_BR'&gt;&lt;Text&gt;Mãe de vila&lt;/Text&gt;&lt;/Row&gt;">
            <text:p>&lt;Row Tag='LOC_TCS_EXPLORATION_ARMYRANK_PREFIX_TRIBAL_4_FEMALE' Language='pt_BR'&gt;&lt;Text&gt;Mãe de vila&lt;/Text&gt;&lt;/Row&gt;</text:p>
          </table:table-cell>
          <table:table-cell office:value-type="string">
            <text:p>Мать деревни</text:p>
          </table:table-cell>
          <table:table-cell table:formula="of:=CONCATENATE(&quot;&lt;Row Tag='&quot;;[.A75];&quot;' Language='ru_RU'&gt;&lt;Text&gt;&quot;;[.Q75];&quot;&lt;/Text&gt;&lt;/Row&gt;&quot;)" office:value-type="string" office:string-value="&lt;Row Tag='LOC_TCS_EXPLORATION_ARMYRANK_PREFIX_TRIBAL_4_FEMALE' Language='ru_RU'&gt;&lt;Text&gt;Мать деревни&lt;/Text&gt;&lt;/Row&gt;">
            <text:p>&lt;Row Tag='LOC_TCS_EXPLORATION_ARMYRANK_PREFIX_TRIBAL_4_FEMALE' Language='ru_RU'&gt;&lt;Text&gt;Мать деревни&lt;/Text&gt;&lt;/Row&gt;</text:p>
          </table:table-cell>
          <table:table-cell office:value-type="string">
            <text:p>村之母</text:p>
          </table:table-cell>
          <table:table-cell table:formula="of:=CONCATENATE(&quot;&lt;Row Tag='&quot;;[.A75];&quot;' Language='zh_Hans_CN'&gt;&lt;Text&gt;&quot;;[.S75];&quot;&lt;/Text&gt;&lt;/Row&gt;&quot;)" office:value-type="string" office:string-value="&lt;Row Tag='LOC_TCS_EXPLORATION_ARMYRANK_PREFIX_TRIBAL_4_FEMALE' Language='zh_Hans_CN'&gt;&lt;Text&gt;村之母&lt;/Text&gt;&lt;/Row&gt;">
            <text:p>&lt;Row Tag='LOC_TCS_EXPLORATION_ARMYRANK_PREFIX_TRIBAL_4_FEMALE' Language='zh_Hans_CN'&gt;&lt;Text&gt;村之母&lt;/Text&gt;&lt;/Row&gt;</text:p>
          </table:table-cell>
        </table:table-row>
        <table:table-row table:style-name="ro3">
          <table:table-cell office:value-type="string">
            <text:p>LOC_TCS_ANTIQUITY_ARMYRANK_PREFIX_GENERIC_1</text:p>
          </table:table-cell>
          <table:table-cell office:value-type="string">
            <text:p>Warlord</text:p>
          </table:table-cell>
          <table:table-cell office:value-type="string">
            <text:p>Kriegsherr</text:p>
          </table:table-cell>
          <table:table-cell table:formula="of:=CONCATENATE(&quot;&lt;Row Tag='&quot;;[.A76];&quot;' Language='de_DE'&gt;&lt;Text&gt;&quot;;[.C76];&quot;&lt;/Text&gt;&lt;/Row&gt;&quot;)" office:value-type="string" office:string-value="&lt;Row Tag='LOC_TCS_ANTIQUITY_ARMYRANK_PREFIX_GENERIC_1' Language='de_DE'&gt;&lt;Text&gt;Kriegsherr&lt;/Text&gt;&lt;/Row&gt;">
            <text:p>&lt;Row Tag='LOC_TCS_ANTIQUITY_ARMYRANK_PREFIX_GENERIC_1' Language='de_DE'&gt;&lt;Text&gt;Kriegsherr&lt;/Text&gt;&lt;/Row&gt;</text:p>
          </table:table-cell>
          <table:table-cell office:value-type="string">
            <text:p>Caudillo</text:p>
          </table:table-cell>
          <table:table-cell table:formula="of:=CONCATENATE(&quot;&lt;Row Tag='&quot;;[.A76];&quot;' Language='es_ES'&gt;&lt;Text&gt;&quot;;[.E76];&quot;&lt;/Text&gt;&lt;/Row&gt;&quot;)" office:value-type="string" office:string-value="&lt;Row Tag='LOC_TCS_ANTIQUITY_ARMYRANK_PREFIX_GENERIC_1' Language='es_ES'&gt;&lt;Text&gt;Caudillo&lt;/Text&gt;&lt;/Row&gt;">
            <text:p>&lt;Row Tag='LOC_TCS_ANTIQUITY_ARMYRANK_PREFIX_GENERIC_1' Language='es_ES'&gt;&lt;Text&gt;Caudillo&lt;/Text&gt;&lt;/Row&gt;</text:p>
          </table:table-cell>
          <table:table-cell office:value-type="string">
            <text:p>Signore della guerra</text:p>
          </table:table-cell>
          <table:table-cell table:formula="of:=CONCATENATE(&quot;&lt;Row Tag='&quot;;[.A76];&quot;' Language='it_IT'&gt;&lt;Text&gt;&quot;;[.G76];&quot;&lt;/Text&gt;&lt;/Row&gt;&quot;)" office:value-type="string" office:string-value="&lt;Row Tag='LOC_TCS_ANTIQUITY_ARMYRANK_PREFIX_GENERIC_1' Language='it_IT'&gt;&lt;Text&gt;Signore della guerra&lt;/Text&gt;&lt;/Row&gt;">
            <text:p>&lt;Row Tag='LOC_TCS_ANTIQUITY_ARMYRANK_PREFIX_GENERIC_1' Language='it_IT'&gt;&lt;Text&gt;Signore della guerra&lt;/Text&gt;&lt;/Row&gt;</text:p>
          </table:table-cell>
          <table:table-cell office:value-type="string">
            <text:p>軍閥</text:p>
          </table:table-cell>
          <table:table-cell table:formula="of:=CONCATENATE(&quot;&lt;Row Tag='&quot;;[.A76];&quot;' Language='ja_JP'&gt;&lt;Text&gt;&quot;;[.I76];&quot;&lt;/Text&gt;&lt;/Row&gt;&quot;)" office:value-type="string" office:string-value="&lt;Row Tag='LOC_TCS_ANTIQUITY_ARMYRANK_PREFIX_GENERIC_1' Language='ja_JP'&gt;&lt;Text&gt;軍閥&lt;/Text&gt;&lt;/Row&gt;">
            <text:p>&lt;Row Tag='LOC_TCS_ANTIQUITY_ARMYRANK_PREFIX_GENERIC_1' Language='ja_JP'&gt;&lt;Text&gt;軍閥&lt;/Text&gt;&lt;/Row&gt;</text:p>
          </table:table-cell>
          <table:table-cell office:value-type="string">
            <text:p>군벌</text:p>
          </table:table-cell>
          <table:table-cell table:formula="of:=CONCATENATE(&quot;&lt;Row Tag='&quot;;[.A76];&quot;' Language='ko_KR'&gt;&lt;Text&gt;&quot;;[.K76];&quot;&lt;/Text&gt;&lt;/Row&gt;&quot;)" office:value-type="string" office:string-value="&lt;Row Tag='LOC_TCS_ANTIQUITY_ARMYRANK_PREFIX_GENERIC_1' Language='ko_KR'&gt;&lt;Text&gt;군벌&lt;/Text&gt;&lt;/Row&gt;">
            <text:p>&lt;Row Tag='LOC_TCS_ANTIQUITY_ARMYRANK_PREFIX_GENERIC_1' Language='ko_KR'&gt;&lt;Text&gt;군벌&lt;/Text&gt;&lt;/Row&gt;</text:p>
          </table:table-cell>
          <table:table-cell office:value-type="string">
            <text:p>Watażka</text:p>
          </table:table-cell>
          <table:table-cell table:formula="of:=CONCATENATE(&quot;&lt;Row Tag='&quot;;[.A76];&quot;' Language='pl_PL'&gt;&lt;Text&gt;&quot;;[.M76];&quot;&lt;/Text&gt;&lt;/Row&gt;&quot;)" office:value-type="string" office:string-value="&lt;Row Tag='LOC_TCS_ANTIQUITY_ARMYRANK_PREFIX_GENERIC_1' Language='pl_PL'&gt;&lt;Text&gt;Watażka&lt;/Text&gt;&lt;/Row&gt;">
            <text:p>&lt;Row Tag='LOC_TCS_ANTIQUITY_ARMYRANK_PREFIX_GENERIC_1' Language='pl_PL'&gt;&lt;Text&gt;Watażka&lt;/Text&gt;&lt;/Row&gt;</text:p>
          </table:table-cell>
          <table:table-cell office:value-type="string">
            <text:p>Senhor da guerra</text:p>
          </table:table-cell>
          <table:table-cell table:formula="of:=CONCATENATE(&quot;&lt;Row Tag='&quot;;[.A76];&quot;' Language='pt_BR'&gt;&lt;Text&gt;&quot;;[.O76];&quot;&lt;/Text&gt;&lt;/Row&gt;&quot;)" office:value-type="string" office:string-value="&lt;Row Tag='LOC_TCS_ANTIQUITY_ARMYRANK_PREFIX_GENERIC_1' Language='pt_BR'&gt;&lt;Text&gt;Senhor da guerra&lt;/Text&gt;&lt;/Row&gt;">
            <text:p>&lt;Row Tag='LOC_TCS_ANTIQUITY_ARMYRANK_PREFIX_GENERIC_1' Language='pt_BR'&gt;&lt;Text&gt;Senhor da guerra&lt;/Text&gt;&lt;/Row&gt;</text:p>
          </table:table-cell>
          <table:table-cell office:value-type="string">
            <text:p>Военачальник</text:p>
          </table:table-cell>
          <table:table-cell table:formula="of:=CONCATENATE(&quot;&lt;Row Tag='&quot;;[.A76];&quot;' Language='ru_RU'&gt;&lt;Text&gt;&quot;;[.Q76];&quot;&lt;/Text&gt;&lt;/Row&gt;&quot;)" office:value-type="string" office:string-value="&lt;Row Tag='LOC_TCS_ANTIQUITY_ARMYRANK_PREFIX_GENERIC_1' Language='ru_RU'&gt;&lt;Text&gt;Военачальник&lt;/Text&gt;&lt;/Row&gt;">
            <text:p>&lt;Row Tag='LOC_TCS_ANTIQUITY_ARMYRANK_PREFIX_GENERIC_1' Language='ru_RU'&gt;&lt;Text&gt;Военачальник&lt;/Text&gt;&lt;/Row&gt;</text:p>
          </table:table-cell>
          <table:table-cell office:value-type="string">
            <text:p>军阀</text:p>
          </table:table-cell>
          <table:table-cell table:formula="of:=CONCATENATE(&quot;&lt;Row Tag='&quot;;[.A76];&quot;' Language='zh_Hans_CN'&gt;&lt;Text&gt;&quot;;[.S76];&quot;&lt;/Text&gt;&lt;/Row&gt;&quot;)" office:value-type="string" office:string-value="&lt;Row Tag='LOC_TCS_ANTIQUITY_ARMYRANK_PREFIX_GENERIC_1' Language='zh_Hans_CN'&gt;&lt;Text&gt;军阀&lt;/Text&gt;&lt;/Row&gt;">
            <text:p>&lt;Row Tag='LOC_TCS_ANTIQUITY_ARMYRANK_PREFIX_GENERIC_1' Language='zh_Hans_CN'&gt;&lt;Text&gt;军阀&lt;/Text&gt;&lt;/Row&gt;</text:p>
          </table:table-cell>
        </table:table-row>
        <table:table-row table:style-name="ro3">
          <table:table-cell office:value-type="string">
            <text:p>LOC_TCS_ANTIQUITY_ARMYRANK_PREFIX_GENERIC_2</text:p>
          </table:table-cell>
          <table:table-cell office:value-type="string">
            <text:p>Prince</text:p>
          </table:table-cell>
          <table:table-cell office:value-type="string">
            <text:p>Prinz</text:p>
          </table:table-cell>
          <table:table-cell table:formula="of:=CONCATENATE(&quot;&lt;Row Tag='&quot;;[.A77];&quot;' Language='de_DE'&gt;&lt;Text&gt;&quot;;[.C77];&quot;&lt;/Text&gt;&lt;/Row&gt;&quot;)" office:value-type="string" office:string-value="&lt;Row Tag='LOC_TCS_ANTIQUITY_ARMYRANK_PREFIX_GENERIC_2' Language='de_DE'&gt;&lt;Text&gt;Prinz&lt;/Text&gt;&lt;/Row&gt;">
            <text:p>&lt;Row Tag='LOC_TCS_ANTIQUITY_ARMYRANK_PREFIX_GENERIC_2' Language='de_DE'&gt;&lt;Text&gt;Prinz&lt;/Text&gt;&lt;/Row&gt;</text:p>
          </table:table-cell>
          <table:table-cell office:value-type="string">
            <text:p>Príncipe</text:p>
          </table:table-cell>
          <table:table-cell table:formula="of:=CONCATENATE(&quot;&lt;Row Tag='&quot;;[.A77];&quot;' Language='es_ES'&gt;&lt;Text&gt;&quot;;[.E77];&quot;&lt;/Text&gt;&lt;/Row&gt;&quot;)" office:value-type="string" office:string-value="&lt;Row Tag='LOC_TCS_ANTIQUITY_ARMYRANK_PREFIX_GENERIC_2' Language='es_ES'&gt;&lt;Text&gt;Príncipe&lt;/Text&gt;&lt;/Row&gt;">
            <text:p>&lt;Row Tag='LOC_TCS_ANTIQUITY_ARMYRANK_PREFIX_GENERIC_2' Language='es_ES'&gt;&lt;Text&gt;Príncipe&lt;/Text&gt;&lt;/Row&gt;</text:p>
          </table:table-cell>
          <table:table-cell office:value-type="string">
            <text:p>Principe</text:p>
          </table:table-cell>
          <table:table-cell table:formula="of:=CONCATENATE(&quot;&lt;Row Tag='&quot;;[.A77];&quot;' Language='it_IT'&gt;&lt;Text&gt;&quot;;[.G77];&quot;&lt;/Text&gt;&lt;/Row&gt;&quot;)" office:value-type="string" office:string-value="&lt;Row Tag='LOC_TCS_ANTIQUITY_ARMYRANK_PREFIX_GENERIC_2' Language='it_IT'&gt;&lt;Text&gt;Principe&lt;/Text&gt;&lt;/Row&gt;">
            <text:p>&lt;Row Tag='LOC_TCS_ANTIQUITY_ARMYRANK_PREFIX_GENERIC_2' Language='it_IT'&gt;&lt;Text&gt;Principe&lt;/Text&gt;&lt;/Row&gt;</text:p>
          </table:table-cell>
          <table:table-cell office:value-type="string">
            <text:p>王子</text:p>
          </table:table-cell>
          <table:table-cell table:formula="of:=CONCATENATE(&quot;&lt;Row Tag='&quot;;[.A77];&quot;' Language='ja_JP'&gt;&lt;Text&gt;&quot;;[.I77];&quot;&lt;/Text&gt;&lt;/Row&gt;&quot;)" office:value-type="string" office:string-value="&lt;Row Tag='LOC_TCS_ANTIQUITY_ARMYRANK_PREFIX_GENERIC_2' Language='ja_JP'&gt;&lt;Text&gt;王子&lt;/Text&gt;&lt;/Row&gt;">
            <text:p>&lt;Row Tag='LOC_TCS_ANTIQUITY_ARMYRANK_PREFIX_GENERIC_2' Language='ja_JP'&gt;&lt;Text&gt;王子&lt;/Text&gt;&lt;/Row&gt;</text:p>
          </table:table-cell>
          <table:table-cell office:value-type="string">
            <text:p>왕자</text:p>
          </table:table-cell>
          <table:table-cell table:formula="of:=CONCATENATE(&quot;&lt;Row Tag='&quot;;[.A77];&quot;' Language='ko_KR'&gt;&lt;Text&gt;&quot;;[.K77];&quot;&lt;/Text&gt;&lt;/Row&gt;&quot;)" office:value-type="string" office:string-value="&lt;Row Tag='LOC_TCS_ANTIQUITY_ARMYRANK_PREFIX_GENERIC_2' Language='ko_KR'&gt;&lt;Text&gt;왕자&lt;/Text&gt;&lt;/Row&gt;">
            <text:p>&lt;Row Tag='LOC_TCS_ANTIQUITY_ARMYRANK_PREFIX_GENERIC_2' Language='ko_KR'&gt;&lt;Text&gt;왕자&lt;/Text&gt;&lt;/Row&gt;</text:p>
          </table:table-cell>
          <table:table-cell office:value-type="string">
            <text:p>Książę</text:p>
          </table:table-cell>
          <table:table-cell table:formula="of:=CONCATENATE(&quot;&lt;Row Tag='&quot;;[.A77];&quot;' Language='pl_PL'&gt;&lt;Text&gt;&quot;;[.M77];&quot;&lt;/Text&gt;&lt;/Row&gt;&quot;)" office:value-type="string" office:string-value="&lt;Row Tag='LOC_TCS_ANTIQUITY_ARMYRANK_PREFIX_GENERIC_2' Language='pl_PL'&gt;&lt;Text&gt;Książę&lt;/Text&gt;&lt;/Row&gt;">
            <text:p>&lt;Row Tag='LOC_TCS_ANTIQUITY_ARMYRANK_PREFIX_GENERIC_2' Language='pl_PL'&gt;&lt;Text&gt;Książę&lt;/Text&gt;&lt;/Row&gt;</text:p>
          </table:table-cell>
          <table:table-cell office:value-type="string">
            <text:p>Príncipe</text:p>
          </table:table-cell>
          <table:table-cell table:formula="of:=CONCATENATE(&quot;&lt;Row Tag='&quot;;[.A77];&quot;' Language='pt_BR'&gt;&lt;Text&gt;&quot;;[.O77];&quot;&lt;/Text&gt;&lt;/Row&gt;&quot;)" office:value-type="string" office:string-value="&lt;Row Tag='LOC_TCS_ANTIQUITY_ARMYRANK_PREFIX_GENERIC_2' Language='pt_BR'&gt;&lt;Text&gt;Príncipe&lt;/Text&gt;&lt;/Row&gt;">
            <text:p>&lt;Row Tag='LOC_TCS_ANTIQUITY_ARMYRANK_PREFIX_GENERIC_2' Language='pt_BR'&gt;&lt;Text&gt;Príncipe&lt;/Text&gt;&lt;/Row&gt;</text:p>
          </table:table-cell>
          <table:table-cell office:value-type="string">
            <text:p>Принц</text:p>
          </table:table-cell>
          <table:table-cell table:formula="of:=CONCATENATE(&quot;&lt;Row Tag='&quot;;[.A77];&quot;' Language='ru_RU'&gt;&lt;Text&gt;&quot;;[.Q77];&quot;&lt;/Text&gt;&lt;/Row&gt;&quot;)" office:value-type="string" office:string-value="&lt;Row Tag='LOC_TCS_ANTIQUITY_ARMYRANK_PREFIX_GENERIC_2' Language='ru_RU'&gt;&lt;Text&gt;Принц&lt;/Text&gt;&lt;/Row&gt;">
            <text:p>&lt;Row Tag='LOC_TCS_ANTIQUITY_ARMYRANK_PREFIX_GENERIC_2' Language='ru_RU'&gt;&lt;Text&gt;Принц&lt;/Text&gt;&lt;/Row&gt;</text:p>
          </table:table-cell>
          <table:table-cell office:value-type="string">
            <text:p>王子</text:p>
          </table:table-cell>
          <table:table-cell table:formula="of:=CONCATENATE(&quot;&lt;Row Tag='&quot;;[.A77];&quot;' Language='zh_Hans_CN'&gt;&lt;Text&gt;&quot;;[.S77];&quot;&lt;/Text&gt;&lt;/Row&gt;&quot;)" office:value-type="string" office:string-value="&lt;Row Tag='LOC_TCS_ANTIQUITY_ARMYRANK_PREFIX_GENERIC_2' Language='zh_Hans_CN'&gt;&lt;Text&gt;王子&lt;/Text&gt;&lt;/Row&gt;">
            <text:p>&lt;Row Tag='LOC_TCS_ANTIQUITY_ARMYRANK_PREFIX_GENERIC_2' Language='zh_Hans_CN'&gt;&lt;Text&gt;王子&lt;/Text&gt;&lt;/Row&gt;</text:p>
          </table:table-cell>
        </table:table-row>
        <table:table-row table:style-name="ro3">
          <table:table-cell office:value-type="string">
            <text:p>LOC_TCS_ANTIQUITY_ARMYRANK_PREFIX_GENERIC_2_FEMALE</text:p>
          </table:table-cell>
          <table:table-cell office:value-type="string">
            <text:p>Princess</text:p>
          </table:table-cell>
          <table:table-cell office:value-type="string">
            <text:p>Prinzessin</text:p>
          </table:table-cell>
          <table:table-cell table:formula="of:=CONCATENATE(&quot;&lt;Row Tag='&quot;;[.A78];&quot;' Language='de_DE'&gt;&lt;Text&gt;&quot;;[.C78];&quot;&lt;/Text&gt;&lt;/Row&gt;&quot;)" office:value-type="string" office:string-value="&lt;Row Tag='LOC_TCS_ANTIQUITY_ARMYRANK_PREFIX_GENERIC_2_FEMALE' Language='de_DE'&gt;&lt;Text&gt;Prinzessin&lt;/Text&gt;&lt;/Row&gt;">
            <text:p>&lt;Row Tag='LOC_TCS_ANTIQUITY_ARMYRANK_PREFIX_GENERIC_2_FEMALE' Language='de_DE'&gt;&lt;Text&gt;Prinzessin&lt;/Text&gt;&lt;/Row&gt;</text:p>
          </table:table-cell>
          <table:table-cell office:value-type="string">
            <text:p>Princesa</text:p>
          </table:table-cell>
          <table:table-cell table:formula="of:=CONCATENATE(&quot;&lt;Row Tag='&quot;;[.A78];&quot;' Language='es_ES'&gt;&lt;Text&gt;&quot;;[.E78];&quot;&lt;/Text&gt;&lt;/Row&gt;&quot;)" office:value-type="string" office:string-value="&lt;Row Tag='LOC_TCS_ANTIQUITY_ARMYRANK_PREFIX_GENERIC_2_FEMALE' Language='es_ES'&gt;&lt;Text&gt;Princesa&lt;/Text&gt;&lt;/Row&gt;">
            <text:p>&lt;Row Tag='LOC_TCS_ANTIQUITY_ARMYRANK_PREFIX_GENERIC_2_FEMALE' Language='es_ES'&gt;&lt;Text&gt;Princesa&lt;/Text&gt;&lt;/Row&gt;</text:p>
          </table:table-cell>
          <table:table-cell office:value-type="string">
            <text:p>Principessa</text:p>
          </table:table-cell>
          <table:table-cell table:formula="of:=CONCATENATE(&quot;&lt;Row Tag='&quot;;[.A78];&quot;' Language='it_IT'&gt;&lt;Text&gt;&quot;;[.G78];&quot;&lt;/Text&gt;&lt;/Row&gt;&quot;)" office:value-type="string" office:string-value="&lt;Row Tag='LOC_TCS_ANTIQUITY_ARMYRANK_PREFIX_GENERIC_2_FEMALE' Language='it_IT'&gt;&lt;Text&gt;Principessa&lt;/Text&gt;&lt;/Row&gt;">
            <text:p>&lt;Row Tag='LOC_TCS_ANTIQUITY_ARMYRANK_PREFIX_GENERIC_2_FEMALE' Language='it_IT'&gt;&lt;Text&gt;Principessa&lt;/Text&gt;&lt;/Row&gt;</text:p>
          </table:table-cell>
          <table:table-cell office:value-type="string">
            <text:p>王女</text:p>
          </table:table-cell>
          <table:table-cell table:formula="of:=CONCATENATE(&quot;&lt;Row Tag='&quot;;[.A78];&quot;' Language='ja_JP'&gt;&lt;Text&gt;&quot;;[.I78];&quot;&lt;/Text&gt;&lt;/Row&gt;&quot;)" office:value-type="string" office:string-value="&lt;Row Tag='LOC_TCS_ANTIQUITY_ARMYRANK_PREFIX_GENERIC_2_FEMALE' Language='ja_JP'&gt;&lt;Text&gt;王女&lt;/Text&gt;&lt;/Row&gt;">
            <text:p>&lt;Row Tag='LOC_TCS_ANTIQUITY_ARMYRANK_PREFIX_GENERIC_2_FEMALE' Language='ja_JP'&gt;&lt;Text&gt;王女&lt;/Text&gt;&lt;/Row&gt;</text:p>
          </table:table-cell>
          <table:table-cell office:value-type="string">
            <text:p>공주</text:p>
          </table:table-cell>
          <table:table-cell table:formula="of:=CONCATENATE(&quot;&lt;Row Tag='&quot;;[.A78];&quot;' Language='ko_KR'&gt;&lt;Text&gt;&quot;;[.K78];&quot;&lt;/Text&gt;&lt;/Row&gt;&quot;)" office:value-type="string" office:string-value="&lt;Row Tag='LOC_TCS_ANTIQUITY_ARMYRANK_PREFIX_GENERIC_2_FEMALE' Language='ko_KR'&gt;&lt;Text&gt;공주&lt;/Text&gt;&lt;/Row&gt;">
            <text:p>&lt;Row Tag='LOC_TCS_ANTIQUITY_ARMYRANK_PREFIX_GENERIC_2_FEMALE' Language='ko_KR'&gt;&lt;Text&gt;공주&lt;/Text&gt;&lt;/Row&gt;</text:p>
          </table:table-cell>
          <table:table-cell office:value-type="string">
            <text:p>Księżniczka</text:p>
          </table:table-cell>
          <table:table-cell table:formula="of:=CONCATENATE(&quot;&lt;Row Tag='&quot;;[.A78];&quot;' Language='pl_PL'&gt;&lt;Text&gt;&quot;;[.M78];&quot;&lt;/Text&gt;&lt;/Row&gt;&quot;)" office:value-type="string" office:string-value="&lt;Row Tag='LOC_TCS_ANTIQUITY_ARMYRANK_PREFIX_GENERIC_2_FEMALE' Language='pl_PL'&gt;&lt;Text&gt;Księżniczka&lt;/Text&gt;&lt;/Row&gt;">
            <text:p>&lt;Row Tag='LOC_TCS_ANTIQUITY_ARMYRANK_PREFIX_GENERIC_2_FEMALE' Language='pl_PL'&gt;&lt;Text&gt;Księżniczka&lt;/Text&gt;&lt;/Row&gt;</text:p>
          </table:table-cell>
          <table:table-cell office:value-type="string">
            <text:p>Princesa</text:p>
          </table:table-cell>
          <table:table-cell table:formula="of:=CONCATENATE(&quot;&lt;Row Tag='&quot;;[.A78];&quot;' Language='pt_BR'&gt;&lt;Text&gt;&quot;;[.O78];&quot;&lt;/Text&gt;&lt;/Row&gt;&quot;)" office:value-type="string" office:string-value="&lt;Row Tag='LOC_TCS_ANTIQUITY_ARMYRANK_PREFIX_GENERIC_2_FEMALE' Language='pt_BR'&gt;&lt;Text&gt;Princesa&lt;/Text&gt;&lt;/Row&gt;">
            <text:p>&lt;Row Tag='LOC_TCS_ANTIQUITY_ARMYRANK_PREFIX_GENERIC_2_FEMALE' Language='pt_BR'&gt;&lt;Text&gt;Princesa&lt;/Text&gt;&lt;/Row&gt;</text:p>
          </table:table-cell>
          <table:table-cell office:value-type="string">
            <text:p>Принцесса</text:p>
          </table:table-cell>
          <table:table-cell table:formula="of:=CONCATENATE(&quot;&lt;Row Tag='&quot;;[.A78];&quot;' Language='ru_RU'&gt;&lt;Text&gt;&quot;;[.Q78];&quot;&lt;/Text&gt;&lt;/Row&gt;&quot;)" office:value-type="string" office:string-value="&lt;Row Tag='LOC_TCS_ANTIQUITY_ARMYRANK_PREFIX_GENERIC_2_FEMALE' Language='ru_RU'&gt;&lt;Text&gt;Принцесса&lt;/Text&gt;&lt;/Row&gt;">
            <text:p>&lt;Row Tag='LOC_TCS_ANTIQUITY_ARMYRANK_PREFIX_GENERIC_2_FEMALE' Language='ru_RU'&gt;&lt;Text&gt;Принцесса&lt;/Text&gt;&lt;/Row&gt;</text:p>
          </table:table-cell>
          <table:table-cell office:value-type="string">
            <text:p>公主</text:p>
          </table:table-cell>
          <table:table-cell table:formula="of:=CONCATENATE(&quot;&lt;Row Tag='&quot;;[.A78];&quot;' Language='zh_Hans_CN'&gt;&lt;Text&gt;&quot;;[.S78];&quot;&lt;/Text&gt;&lt;/Row&gt;&quot;)" office:value-type="string" office:string-value="&lt;Row Tag='LOC_TCS_ANTIQUITY_ARMYRANK_PREFIX_GENERIC_2_FEMALE' Language='zh_Hans_CN'&gt;&lt;Text&gt;公主&lt;/Text&gt;&lt;/Row&gt;">
            <text:p>&lt;Row Tag='LOC_TCS_ANTIQUITY_ARMYRANK_PREFIX_GENERIC_2_FEMALE' Language='zh_Hans_CN'&gt;&lt;Text&gt;公主&lt;/Text&gt;&lt;/Row&gt;</text:p>
          </table:table-cell>
        </table:table-row>
        <table:table-row table:style-name="ro3">
          <table:table-cell office:value-type="string">
            <text:p>LOC_TCS_ANTIQUITY_ARMYRANK_PREFIX_GENERIC_3</text:p>
          </table:table-cell>
          <table:table-cell office:value-type="string">
            <text:p>Troop-Commander</text:p>
          </table:table-cell>
          <table:table-cell office:value-type="string">
            <text:p>Truppenkommandeur</text:p>
          </table:table-cell>
          <table:table-cell table:formula="of:=CONCATENATE(&quot;&lt;Row Tag='&quot;;[.A79];&quot;' Language='de_DE'&gt;&lt;Text&gt;&quot;;[.C79];&quot;&lt;/Text&gt;&lt;/Row&gt;&quot;)" office:value-type="string" office:string-value="&lt;Row Tag='LOC_TCS_ANTIQUITY_ARMYRANK_PREFIX_GENERIC_3' Language='de_DE'&gt;&lt;Text&gt;Truppenkommandeur&lt;/Text&gt;&lt;/Row&gt;">
            <text:p>&lt;Row Tag='LOC_TCS_ANTIQUITY_ARMYRANK_PREFIX_GENERIC_3' Language='de_DE'&gt;&lt;Text&gt;Truppenkommandeur&lt;/Text&gt;&lt;/Row&gt;</text:p>
          </table:table-cell>
          <table:table-cell office:value-type="string">
            <text:p>Comandante de tropas</text:p>
          </table:table-cell>
          <table:table-cell table:formula="of:=CONCATENATE(&quot;&lt;Row Tag='&quot;;[.A79];&quot;' Language='es_ES'&gt;&lt;Text&gt;&quot;;[.E79];&quot;&lt;/Text&gt;&lt;/Row&gt;&quot;)" office:value-type="string" office:string-value="&lt;Row Tag='LOC_TCS_ANTIQUITY_ARMYRANK_PREFIX_GENERIC_3' Language='es_ES'&gt;&lt;Text&gt;Comandante de tropas&lt;/Text&gt;&lt;/Row&gt;">
            <text:p>&lt;Row Tag='LOC_TCS_ANTIQUITY_ARMYRANK_PREFIX_GENERIC_3' Language='es_ES'&gt;&lt;Text&gt;Comandante de tropas&lt;/Text&gt;&lt;/Row&gt;</text:p>
          </table:table-cell>
          <table:table-cell office:value-type="string">
            <text:p>Comandante di truppe</text:p>
          </table:table-cell>
          <table:table-cell table:formula="of:=CONCATENATE(&quot;&lt;Row Tag='&quot;;[.A79];&quot;' Language='it_IT'&gt;&lt;Text&gt;&quot;;[.G79];&quot;&lt;/Text&gt;&lt;/Row&gt;&quot;)" office:value-type="string" office:string-value="&lt;Row Tag='LOC_TCS_ANTIQUITY_ARMYRANK_PREFIX_GENERIC_3' Language='it_IT'&gt;&lt;Text&gt;Comandante di truppe&lt;/Text&gt;&lt;/Row&gt;">
            <text:p>&lt;Row Tag='LOC_TCS_ANTIQUITY_ARMYRANK_PREFIX_GENERIC_3' Language='it_IT'&gt;&lt;Text&gt;Comandante di truppe&lt;/Text&gt;&lt;/Row&gt;</text:p>
          </table:table-cell>
          <table:table-cell office:value-type="string">
            <text:p>部隊指揮官</text:p>
          </table:table-cell>
          <table:table-cell table:formula="of:=CONCATENATE(&quot;&lt;Row Tag='&quot;;[.A79];&quot;' Language='ja_JP'&gt;&lt;Text&gt;&quot;;[.I79];&quot;&lt;/Text&gt;&lt;/Row&gt;&quot;)" office:value-type="string" office:string-value="&lt;Row Tag='LOC_TCS_ANTIQUITY_ARMYRANK_PREFIX_GENERIC_3' Language='ja_JP'&gt;&lt;Text&gt;部隊指揮官&lt;/Text&gt;&lt;/Row&gt;">
            <text:p>&lt;Row Tag='LOC_TCS_ANTIQUITY_ARMYRANK_PREFIX_GENERIC_3' Language='ja_JP'&gt;&lt;Text&gt;部隊指揮官&lt;/Text&gt;&lt;/Row&gt;</text:p>
          </table:table-cell>
          <table:table-cell office:value-type="string">
            <text:p>부대 지휘관</text:p>
          </table:table-cell>
          <table:table-cell table:formula="of:=CONCATENATE(&quot;&lt;Row Tag='&quot;;[.A79];&quot;' Language='ko_KR'&gt;&lt;Text&gt;&quot;;[.K79];&quot;&lt;/Text&gt;&lt;/Row&gt;&quot;)" office:value-type="string" office:string-value="&lt;Row Tag='LOC_TCS_ANTIQUITY_ARMYRANK_PREFIX_GENERIC_3' Language='ko_KR'&gt;&lt;Text&gt;부대 지휘관&lt;/Text&gt;&lt;/Row&gt;">
            <text:p>&lt;Row Tag='LOC_TCS_ANTIQUITY_ARMYRANK_PREFIX_GENERIC_3' Language='ko_KR'&gt;&lt;Text&gt;부대 지휘관&lt;/Text&gt;&lt;/Row&gt;</text:p>
          </table:table-cell>
          <table:table-cell office:value-type="string">
            <text:p>Dowódca oddziału</text:p>
          </table:table-cell>
          <table:table-cell table:formula="of:=CONCATENATE(&quot;&lt;Row Tag='&quot;;[.A79];&quot;' Language='pl_PL'&gt;&lt;Text&gt;&quot;;[.M79];&quot;&lt;/Text&gt;&lt;/Row&gt;&quot;)" office:value-type="string" office:string-value="&lt;Row Tag='LOC_TCS_ANTIQUITY_ARMYRANK_PREFIX_GENERIC_3' Language='pl_PL'&gt;&lt;Text&gt;Dowódca oddziału&lt;/Text&gt;&lt;/Row&gt;">
            <text:p>&lt;Row Tag='LOC_TCS_ANTIQUITY_ARMYRANK_PREFIX_GENERIC_3' Language='pl_PL'&gt;&lt;Text&gt;Dowódca oddziału&lt;/Text&gt;&lt;/Row&gt;</text:p>
          </table:table-cell>
          <table:table-cell office:value-type="string">
            <text:p>Comandante de tropa</text:p>
          </table:table-cell>
          <table:table-cell table:formula="of:=CONCATENATE(&quot;&lt;Row Tag='&quot;;[.A79];&quot;' Language='pt_BR'&gt;&lt;Text&gt;&quot;;[.O79];&quot;&lt;/Text&gt;&lt;/Row&gt;&quot;)" office:value-type="string" office:string-value="&lt;Row Tag='LOC_TCS_ANTIQUITY_ARMYRANK_PREFIX_GENERIC_3' Language='pt_BR'&gt;&lt;Text&gt;Comandante de tropa&lt;/Text&gt;&lt;/Row&gt;">
            <text:p>&lt;Row Tag='LOC_TCS_ANTIQUITY_ARMYRANK_PREFIX_GENERIC_3' Language='pt_BR'&gt;&lt;Text&gt;Comandante de tropa&lt;/Text&gt;&lt;/Row&gt;</text:p>
          </table:table-cell>
          <table:table-cell office:value-type="string">
            <text:p>Командир отряда</text:p>
          </table:table-cell>
          <table:table-cell table:formula="of:=CONCATENATE(&quot;&lt;Row Tag='&quot;;[.A79];&quot;' Language='ru_RU'&gt;&lt;Text&gt;&quot;;[.Q79];&quot;&lt;/Text&gt;&lt;/Row&gt;&quot;)" office:value-type="string" office:string-value="&lt;Row Tag='LOC_TCS_ANTIQUITY_ARMYRANK_PREFIX_GENERIC_3' Language='ru_RU'&gt;&lt;Text&gt;Командир отряда&lt;/Text&gt;&lt;/Row&gt;">
            <text:p>&lt;Row Tag='LOC_TCS_ANTIQUITY_ARMYRANK_PREFIX_GENERIC_3' Language='ru_RU'&gt;&lt;Text&gt;Командир отряда&lt;/Text&gt;&lt;/Row&gt;</text:p>
          </table:table-cell>
          <table:table-cell office:value-type="string">
            <text:p>部队指挥官</text:p>
          </table:table-cell>
          <table:table-cell table:formula="of:=CONCATENATE(&quot;&lt;Row Tag='&quot;;[.A79];&quot;' Language='zh_Hans_CN'&gt;&lt;Text&gt;&quot;;[.S79];&quot;&lt;/Text&gt;&lt;/Row&gt;&quot;)" office:value-type="string" office:string-value="&lt;Row Tag='LOC_TCS_ANTIQUITY_ARMYRANK_PREFIX_GENERIC_3' Language='zh_Hans_CN'&gt;&lt;Text&gt;部队指挥官&lt;/Text&gt;&lt;/Row&gt;">
            <text:p>&lt;Row Tag='LOC_TCS_ANTIQUITY_ARMYRANK_PREFIX_GENERIC_3' Language='zh_Hans_CN'&gt;&lt;Text&gt;部队指挥官&lt;/Text&gt;&lt;/Row&gt;</text:p>
          </table:table-cell>
        </table:table-row>
        <table:table-row table:style-name="ro3">
          <table:table-cell office:value-type="string">
            <text:p>LOC_TCS_ANTIQUITY_ARMYRANK_PREFIX_GENERIC_4</text:p>
          </table:table-cell>
          <table:table-cell office:value-type="string">
            <text:p>Officer-Who-Leads</text:p>
          </table:table-cell>
          <table:table-cell office:value-type="string">
            <text:p>Offizier-der-Führt</text:p>
          </table:table-cell>
          <table:table-cell table:formula="of:=CONCATENATE(&quot;&lt;Row Tag='&quot;;[.A80];&quot;' Language='de_DE'&gt;&lt;Text&gt;&quot;;[.C80];&quot;&lt;/Text&gt;&lt;/Row&gt;&quot;)" office:value-type="string" office:string-value="&lt;Row Tag='LOC_TCS_ANTIQUITY_ARMYRANK_PREFIX_GENERIC_4' Language='de_DE'&gt;&lt;Text&gt;Offizier-der-Führt&lt;/Text&gt;&lt;/Row&gt;">
            <text:p>&lt;Row Tag='LOC_TCS_ANTIQUITY_ARMYRANK_PREFIX_GENERIC_4' Language='de_DE'&gt;&lt;Text&gt;Offizier-der-Führt&lt;/Text&gt;&lt;/Row&gt;</text:p>
          </table:table-cell>
          <table:table-cell office:value-type="string">
            <text:p>Oficial-que-Lidera</text:p>
          </table:table-cell>
          <table:table-cell table:formula="of:=CONCATENATE(&quot;&lt;Row Tag='&quot;;[.A80];&quot;' Language='es_ES'&gt;&lt;Text&gt;&quot;;[.E80];&quot;&lt;/Text&gt;&lt;/Row&gt;&quot;)" office:value-type="string" office:string-value="&lt;Row Tag='LOC_TCS_ANTIQUITY_ARMYRANK_PREFIX_GENERIC_4' Language='es_ES'&gt;&lt;Text&gt;Oficial-que-Lidera&lt;/Text&gt;&lt;/Row&gt;">
            <text:p>&lt;Row Tag='LOC_TCS_ANTIQUITY_ARMYRANK_PREFIX_GENERIC_4' Language='es_ES'&gt;&lt;Text&gt;Oficial-que-Lidera&lt;/Text&gt;&lt;/Row&gt;</text:p>
          </table:table-cell>
          <table:table-cell office:value-type="string">
            <text:p>Ufficiale-che-Guida</text:p>
          </table:table-cell>
          <table:table-cell table:formula="of:=CONCATENATE(&quot;&lt;Row Tag='&quot;;[.A80];&quot;' Language='it_IT'&gt;&lt;Text&gt;&quot;;[.G80];&quot;&lt;/Text&gt;&lt;/Row&gt;&quot;)" office:value-type="string" office:string-value="&lt;Row Tag='LOC_TCS_ANTIQUITY_ARMYRANK_PREFIX_GENERIC_4' Language='it_IT'&gt;&lt;Text&gt;Ufficiale-che-Guida&lt;/Text&gt;&lt;/Row&gt;">
            <text:p>&lt;Row Tag='LOC_TCS_ANTIQUITY_ARMYRANK_PREFIX_GENERIC_4' Language='it_IT'&gt;&lt;Text&gt;Ufficiale-che-Guida&lt;/Text&gt;&lt;/Row&gt;</text:p>
          </table:table-cell>
          <table:table-cell office:value-type="string">
            <text:p>指導する士官</text:p>
          </table:table-cell>
          <table:table-cell table:formula="of:=CONCATENATE(&quot;&lt;Row Tag='&quot;;[.A80];&quot;' Language='ja_JP'&gt;&lt;Text&gt;&quot;;[.I80];&quot;&lt;/Text&gt;&lt;/Row&gt;&quot;)" office:value-type="string" office:string-value="&lt;Row Tag='LOC_TCS_ANTIQUITY_ARMYRANK_PREFIX_GENERIC_4' Language='ja_JP'&gt;&lt;Text&gt;指導する士官&lt;/Text&gt;&lt;/Row&gt;">
            <text:p>&lt;Row Tag='LOC_TCS_ANTIQUITY_ARMYRANK_PREFIX_GENERIC_4' Language='ja_JP'&gt;&lt;Text&gt;指導する士官&lt;/Text&gt;&lt;/Row&gt;</text:p>
          </table:table-cell>
          <table:table-cell office:value-type="string">
            <text:p>이끄는 장교</text:p>
          </table:table-cell>
          <table:table-cell table:formula="of:=CONCATENATE(&quot;&lt;Row Tag='&quot;;[.A80];&quot;' Language='ko_KR'&gt;&lt;Text&gt;&quot;;[.K80];&quot;&lt;/Text&gt;&lt;/Row&gt;&quot;)" office:value-type="string" office:string-value="&lt;Row Tag='LOC_TCS_ANTIQUITY_ARMYRANK_PREFIX_GENERIC_4' Language='ko_KR'&gt;&lt;Text&gt;이끄는 장교&lt;/Text&gt;&lt;/Row&gt;">
            <text:p>&lt;Row Tag='LOC_TCS_ANTIQUITY_ARMYRANK_PREFIX_GENERIC_4' Language='ko_KR'&gt;&lt;Text&gt;이끄는 장교&lt;/Text&gt;&lt;/Row&gt;</text:p>
          </table:table-cell>
          <table:table-cell office:value-type="string">
            <text:p>Oficer-który-prowadzi</text:p>
          </table:table-cell>
          <table:table-cell table:formula="of:=CONCATENATE(&quot;&lt;Row Tag='&quot;;[.A80];&quot;' Language='pl_PL'&gt;&lt;Text&gt;&quot;;[.M80];&quot;&lt;/Text&gt;&lt;/Row&gt;&quot;)" office:value-type="string" office:string-value="&lt;Row Tag='LOC_TCS_ANTIQUITY_ARMYRANK_PREFIX_GENERIC_4' Language='pl_PL'&gt;&lt;Text&gt;Oficer-który-prowadzi&lt;/Text&gt;&lt;/Row&gt;">
            <text:p>&lt;Row Tag='LOC_TCS_ANTIQUITY_ARMYRANK_PREFIX_GENERIC_4' Language='pl_PL'&gt;&lt;Text&gt;Oficer-który-prowadzi&lt;/Text&gt;&lt;/Row&gt;</text:p>
          </table:table-cell>
          <table:table-cell office:value-type="string">
            <text:p>Oficial-que-Lidera</text:p>
          </table:table-cell>
          <table:table-cell table:formula="of:=CONCATENATE(&quot;&lt;Row Tag='&quot;;[.A80];&quot;' Language='pt_BR'&gt;&lt;Text&gt;&quot;;[.O80];&quot;&lt;/Text&gt;&lt;/Row&gt;&quot;)" office:value-type="string" office:string-value="&lt;Row Tag='LOC_TCS_ANTIQUITY_ARMYRANK_PREFIX_GENERIC_4' Language='pt_BR'&gt;&lt;Text&gt;Oficial-que-Lidera&lt;/Text&gt;&lt;/Row&gt;">
            <text:p>&lt;Row Tag='LOC_TCS_ANTIQUITY_ARMYRANK_PREFIX_GENERIC_4' Language='pt_BR'&gt;&lt;Text&gt;Oficial-que-Lidera&lt;/Text&gt;&lt;/Row&gt;</text:p>
          </table:table-cell>
          <table:table-cell office:value-type="string">
            <text:p>Офицер-который-ведет</text:p>
          </table:table-cell>
          <table:table-cell table:formula="of:=CONCATENATE(&quot;&lt;Row Tag='&quot;;[.A80];&quot;' Language='ru_RU'&gt;&lt;Text&gt;&quot;;[.Q80];&quot;&lt;/Text&gt;&lt;/Row&gt;&quot;)" office:value-type="string" office:string-value="&lt;Row Tag='LOC_TCS_ANTIQUITY_ARMYRANK_PREFIX_GENERIC_4' Language='ru_RU'&gt;&lt;Text&gt;Офицер-который-ведет&lt;/Text&gt;&lt;/Row&gt;">
            <text:p>&lt;Row Tag='LOC_TCS_ANTIQUITY_ARMYRANK_PREFIX_GENERIC_4' Language='ru_RU'&gt;&lt;Text&gt;Офицер-который-ведет&lt;/Text&gt;&lt;/Row&gt;</text:p>
          </table:table-cell>
          <table:table-cell office:value-type="string">
            <text:p>领导的军官</text:p>
          </table:table-cell>
          <table:table-cell table:formula="of:=CONCATENATE(&quot;&lt;Row Tag='&quot;;[.A80];&quot;' Language='zh_Hans_CN'&gt;&lt;Text&gt;&quot;;[.S80];&quot;&lt;/Text&gt;&lt;/Row&gt;&quot;)" office:value-type="string" office:string-value="&lt;Row Tag='LOC_TCS_ANTIQUITY_ARMYRANK_PREFIX_GENERIC_4' Language='zh_Hans_CN'&gt;&lt;Text&gt;领导的军官&lt;/Text&gt;&lt;/Row&gt;">
            <text:p>&lt;Row Tag='LOC_TCS_ANTIQUITY_ARMYRANK_PREFIX_GENERIC_4' Language='zh_Hans_CN'&gt;&lt;Text&gt;领导的军官&lt;/Text&gt;&lt;/Row&gt;</text:p>
          </table:table-cell>
        </table:table-row>
        <table:table-row table:style-name="ro3">
          <table:table-cell office:value-type="string">
            <text:p>LOC_TCS_ANTIQUITY_ARMYRANK_PREFIX_GENERIC_5</text:p>
          </table:table-cell>
          <table:table-cell office:value-type="string">
            <text:p>Standard-Bearer</text:p>
          </table:table-cell>
          <table:table-cell office:value-type="string">
            <text:p>Standartenträger</text:p>
          </table:table-cell>
          <table:table-cell table:formula="of:=CONCATENATE(&quot;&lt;Row Tag='&quot;;[.A81];&quot;' Language='de_DE'&gt;&lt;Text&gt;&quot;;[.C81];&quot;&lt;/Text&gt;&lt;/Row&gt;&quot;)" office:value-type="string" office:string-value="&lt;Row Tag='LOC_TCS_ANTIQUITY_ARMYRANK_PREFIX_GENERIC_5' Language='de_DE'&gt;&lt;Text&gt;Standartenträger&lt;/Text&gt;&lt;/Row&gt;">
            <text:p>&lt;Row Tag='LOC_TCS_ANTIQUITY_ARMYRANK_PREFIX_GENERIC_5' Language='de_DE'&gt;&lt;Text&gt;Standartenträger&lt;/Text&gt;&lt;/Row&gt;</text:p>
          </table:table-cell>
          <table:table-cell office:value-type="string">
            <text:p>Portaestandarte</text:p>
          </table:table-cell>
          <table:table-cell table:formula="of:=CONCATENATE(&quot;&lt;Row Tag='&quot;;[.A81];&quot;' Language='es_ES'&gt;&lt;Text&gt;&quot;;[.E81];&quot;&lt;/Text&gt;&lt;/Row&gt;&quot;)" office:value-type="string" office:string-value="&lt;Row Tag='LOC_TCS_ANTIQUITY_ARMYRANK_PREFIX_GENERIC_5' Language='es_ES'&gt;&lt;Text&gt;Portaestandarte&lt;/Text&gt;&lt;/Row&gt;">
            <text:p>&lt;Row Tag='LOC_TCS_ANTIQUITY_ARMYRANK_PREFIX_GENERIC_5' Language='es_ES'&gt;&lt;Text&gt;Portaestandarte&lt;/Text&gt;&lt;/Row&gt;</text:p>
          </table:table-cell>
          <table:table-cell office:value-type="string">
            <text:p>Portabandiera</text:p>
          </table:table-cell>
          <table:table-cell table:formula="of:=CONCATENATE(&quot;&lt;Row Tag='&quot;;[.A81];&quot;' Language='it_IT'&gt;&lt;Text&gt;&quot;;[.G81];&quot;&lt;/Text&gt;&lt;/Row&gt;&quot;)" office:value-type="string" office:string-value="&lt;Row Tag='LOC_TCS_ANTIQUITY_ARMYRANK_PREFIX_GENERIC_5' Language='it_IT'&gt;&lt;Text&gt;Portabandiera&lt;/Text&gt;&lt;/Row&gt;">
            <text:p>&lt;Row Tag='LOC_TCS_ANTIQUITY_ARMYRANK_PREFIX_GENERIC_5' Language='it_IT'&gt;&lt;Text&gt;Portabandiera&lt;/Text&gt;&lt;/Row&gt;</text:p>
          </table:table-cell>
          <table:table-cell office:value-type="string">
            <text:p>旗手</text:p>
          </table:table-cell>
          <table:table-cell table:formula="of:=CONCATENATE(&quot;&lt;Row Tag='&quot;;[.A81];&quot;' Language='ja_JP'&gt;&lt;Text&gt;&quot;;[.I81];&quot;&lt;/Text&gt;&lt;/Row&gt;&quot;)" office:value-type="string" office:string-value="&lt;Row Tag='LOC_TCS_ANTIQUITY_ARMYRANK_PREFIX_GENERIC_5' Language='ja_JP'&gt;&lt;Text&gt;旗手&lt;/Text&gt;&lt;/Row&gt;">
            <text:p>&lt;Row Tag='LOC_TCS_ANTIQUITY_ARMYRANK_PREFIX_GENERIC_5' Language='ja_JP'&gt;&lt;Text&gt;旗手&lt;/Text&gt;&lt;/Row&gt;</text:p>
          </table:table-cell>
          <table:table-cell office:value-type="string">
            <text:p>기수</text:p>
          </table:table-cell>
          <table:table-cell table:formula="of:=CONCATENATE(&quot;&lt;Row Tag='&quot;;[.A81];&quot;' Language='ko_KR'&gt;&lt;Text&gt;&quot;;[.K81];&quot;&lt;/Text&gt;&lt;/Row&gt;&quot;)" office:value-type="string" office:string-value="&lt;Row Tag='LOC_TCS_ANTIQUITY_ARMYRANK_PREFIX_GENERIC_5' Language='ko_KR'&gt;&lt;Text&gt;기수&lt;/Text&gt;&lt;/Row&gt;">
            <text:p>&lt;Row Tag='LOC_TCS_ANTIQUITY_ARMYRANK_PREFIX_GENERIC_5' Language='ko_KR'&gt;&lt;Text&gt;기수&lt;/Text&gt;&lt;/Row&gt;</text:p>
          </table:table-cell>
          <table:table-cell office:value-type="string">
            <text:p>Chorąży</text:p>
          </table:table-cell>
          <table:table-cell table:formula="of:=CONCATENATE(&quot;&lt;Row Tag='&quot;;[.A81];&quot;' Language='pl_PL'&gt;&lt;Text&gt;&quot;;[.M81];&quot;&lt;/Text&gt;&lt;/Row&gt;&quot;)" office:value-type="string" office:string-value="&lt;Row Tag='LOC_TCS_ANTIQUITY_ARMYRANK_PREFIX_GENERIC_5' Language='pl_PL'&gt;&lt;Text&gt;Chorąży&lt;/Text&gt;&lt;/Row&gt;">
            <text:p>&lt;Row Tag='LOC_TCS_ANTIQUITY_ARMYRANK_PREFIX_GENERIC_5' Language='pl_PL'&gt;&lt;Text&gt;Chorąży&lt;/Text&gt;&lt;/Row&gt;</text:p>
          </table:table-cell>
          <table:table-cell office:value-type="string">
            <text:p>Porta-estandarte</text:p>
          </table:table-cell>
          <table:table-cell table:formula="of:=CONCATENATE(&quot;&lt;Row Tag='&quot;;[.A81];&quot;' Language='pt_BR'&gt;&lt;Text&gt;&quot;;[.O81];&quot;&lt;/Text&gt;&lt;/Row&gt;&quot;)" office:value-type="string" office:string-value="&lt;Row Tag='LOC_TCS_ANTIQUITY_ARMYRANK_PREFIX_GENERIC_5' Language='pt_BR'&gt;&lt;Text&gt;Porta-estandarte&lt;/Text&gt;&lt;/Row&gt;">
            <text:p>&lt;Row Tag='LOC_TCS_ANTIQUITY_ARMYRANK_PREFIX_GENERIC_5' Language='pt_BR'&gt;&lt;Text&gt;Porta-estandarte&lt;/Text&gt;&lt;/Row&gt;</text:p>
          </table:table-cell>
          <table:table-cell office:value-type="string">
            <text:p>Знаменосец</text:p>
          </table:table-cell>
          <table:table-cell table:formula="of:=CONCATENATE(&quot;&lt;Row Tag='&quot;;[.A81];&quot;' Language='ru_RU'&gt;&lt;Text&gt;&quot;;[.Q81];&quot;&lt;/Text&gt;&lt;/Row&gt;&quot;)" office:value-type="string" office:string-value="&lt;Row Tag='LOC_TCS_ANTIQUITY_ARMYRANK_PREFIX_GENERIC_5' Language='ru_RU'&gt;&lt;Text&gt;Знаменосец&lt;/Text&gt;&lt;/Row&gt;">
            <text:p>&lt;Row Tag='LOC_TCS_ANTIQUITY_ARMYRANK_PREFIX_GENERIC_5' Language='ru_RU'&gt;&lt;Text&gt;Знаменосец&lt;/Text&gt;&lt;/Row&gt;</text:p>
          </table:table-cell>
          <table:table-cell office:value-type="string">
            <text:p>旗手</text:p>
          </table:table-cell>
          <table:table-cell table:formula="of:=CONCATENATE(&quot;&lt;Row Tag='&quot;;[.A81];&quot;' Language='zh_Hans_CN'&gt;&lt;Text&gt;&quot;;[.S81];&quot;&lt;/Text&gt;&lt;/Row&gt;&quot;)" office:value-type="string" office:string-value="&lt;Row Tag='LOC_TCS_ANTIQUITY_ARMYRANK_PREFIX_GENERIC_5' Language='zh_Hans_CN'&gt;&lt;Text&gt;旗手&lt;/Text&gt;&lt;/Row&gt;">
            <text:p>&lt;Row Tag='LOC_TCS_ANTIQUITY_ARMYRANK_PREFIX_GENERIC_5' Language='zh_Hans_CN'&gt;&lt;Text&gt;旗手&lt;/Text&gt;&lt;/Row&gt;</text:p>
          </table:table-cell>
        </table:table-row>
        <table:table-row table:style-name="ro3">
          <table:table-cell office:value-type="string">
            <text:p>LOC_TCS_ANTIQUITY_ARMYRANK_PREFIX_GENERIC_6</text:p>
          </table:table-cell>
          <table:table-cell office:value-type="string">
            <text:p>Royal Guard</text:p>
          </table:table-cell>
          <table:table-cell office:value-type="string">
            <text:p>Königliche Garde</text:p>
          </table:table-cell>
          <table:table-cell table:formula="of:=CONCATENATE(&quot;&lt;Row Tag='&quot;;[.A82];&quot;' Language='de_DE'&gt;&lt;Text&gt;&quot;;[.C82];&quot;&lt;/Text&gt;&lt;/Row&gt;&quot;)" office:value-type="string" office:string-value="&lt;Row Tag='LOC_TCS_ANTIQUITY_ARMYRANK_PREFIX_GENERIC_6' Language='de_DE'&gt;&lt;Text&gt;Königliche Garde&lt;/Text&gt;&lt;/Row&gt;">
            <text:p>&lt;Row Tag='LOC_TCS_ANTIQUITY_ARMYRANK_PREFIX_GENERIC_6' Language='de_DE'&gt;&lt;Text&gt;Königliche Garde&lt;/Text&gt;&lt;/Row&gt;</text:p>
          </table:table-cell>
          <table:table-cell office:value-type="string">
            <text:p>Guardia Real</text:p>
          </table:table-cell>
          <table:table-cell table:formula="of:=CONCATENATE(&quot;&lt;Row Tag='&quot;;[.A82];&quot;' Language='es_ES'&gt;&lt;Text&gt;&quot;;[.E82];&quot;&lt;/Text&gt;&lt;/Row&gt;&quot;)" office:value-type="string" office:string-value="&lt;Row Tag='LOC_TCS_ANTIQUITY_ARMYRANK_PREFIX_GENERIC_6' Language='es_ES'&gt;&lt;Text&gt;Guardia Real&lt;/Text&gt;&lt;/Row&gt;">
            <text:p>&lt;Row Tag='LOC_TCS_ANTIQUITY_ARMYRANK_PREFIX_GENERIC_6' Language='es_ES'&gt;&lt;Text&gt;Guardia Real&lt;/Text&gt;&lt;/Row&gt;</text:p>
          </table:table-cell>
          <table:table-cell office:value-type="string">
            <text:p>Guardia Reale</text:p>
          </table:table-cell>
          <table:table-cell table:formula="of:=CONCATENATE(&quot;&lt;Row Tag='&quot;;[.A82];&quot;' Language='it_IT'&gt;&lt;Text&gt;&quot;;[.G82];&quot;&lt;/Text&gt;&lt;/Row&gt;&quot;)" office:value-type="string" office:string-value="&lt;Row Tag='LOC_TCS_ANTIQUITY_ARMYRANK_PREFIX_GENERIC_6' Language='it_IT'&gt;&lt;Text&gt;Guardia Reale&lt;/Text&gt;&lt;/Row&gt;">
            <text:p>&lt;Row Tag='LOC_TCS_ANTIQUITY_ARMYRANK_PREFIX_GENERIC_6' Language='it_IT'&gt;&lt;Text&gt;Guardia Reale&lt;/Text&gt;&lt;/Row&gt;</text:p>
          </table:table-cell>
          <table:table-cell office:value-type="string">
            <text:p>近衛兵</text:p>
          </table:table-cell>
          <table:table-cell table:formula="of:=CONCATENATE(&quot;&lt;Row Tag='&quot;;[.A82];&quot;' Language='ja_JP'&gt;&lt;Text&gt;&quot;;[.I82];&quot;&lt;/Text&gt;&lt;/Row&gt;&quot;)" office:value-type="string" office:string-value="&lt;Row Tag='LOC_TCS_ANTIQUITY_ARMYRANK_PREFIX_GENERIC_6' Language='ja_JP'&gt;&lt;Text&gt;近衛兵&lt;/Text&gt;&lt;/Row&gt;">
            <text:p>&lt;Row Tag='LOC_TCS_ANTIQUITY_ARMYRANK_PREFIX_GENERIC_6' Language='ja_JP'&gt;&lt;Text&gt;近衛兵&lt;/Text&gt;&lt;/Row&gt;</text:p>
          </table:table-cell>
          <table:table-cell office:value-type="string">
            <text:p>왕실 경호대</text:p>
          </table:table-cell>
          <table:table-cell table:formula="of:=CONCATENATE(&quot;&lt;Row Tag='&quot;;[.A82];&quot;' Language='ko_KR'&gt;&lt;Text&gt;&quot;;[.K82];&quot;&lt;/Text&gt;&lt;/Row&gt;&quot;)" office:value-type="string" office:string-value="&lt;Row Tag='LOC_TCS_ANTIQUITY_ARMYRANK_PREFIX_GENERIC_6' Language='ko_KR'&gt;&lt;Text&gt;왕실 경호대&lt;/Text&gt;&lt;/Row&gt;">
            <text:p>&lt;Row Tag='LOC_TCS_ANTIQUITY_ARMYRANK_PREFIX_GENERIC_6' Language='ko_KR'&gt;&lt;Text&gt;왕실 경호대&lt;/Text&gt;&lt;/Row&gt;</text:p>
          </table:table-cell>
          <table:table-cell office:value-type="string">
            <text:p>Gwardia Królewska</text:p>
          </table:table-cell>
          <table:table-cell table:formula="of:=CONCATENATE(&quot;&lt;Row Tag='&quot;;[.A82];&quot;' Language='pl_PL'&gt;&lt;Text&gt;&quot;;[.M82];&quot;&lt;/Text&gt;&lt;/Row&gt;&quot;)" office:value-type="string" office:string-value="&lt;Row Tag='LOC_TCS_ANTIQUITY_ARMYRANK_PREFIX_GENERIC_6' Language='pl_PL'&gt;&lt;Text&gt;Gwardia Królewska&lt;/Text&gt;&lt;/Row&gt;">
            <text:p>&lt;Row Tag='LOC_TCS_ANTIQUITY_ARMYRANK_PREFIX_GENERIC_6' Language='pl_PL'&gt;&lt;Text&gt;Gwardia Królewska&lt;/Text&gt;&lt;/Row&gt;</text:p>
          </table:table-cell>
          <table:table-cell office:value-type="string">
            <text:p>Guarda Real</text:p>
          </table:table-cell>
          <table:table-cell table:formula="of:=CONCATENATE(&quot;&lt;Row Tag='&quot;;[.A82];&quot;' Language='pt_BR'&gt;&lt;Text&gt;&quot;;[.O82];&quot;&lt;/Text&gt;&lt;/Row&gt;&quot;)" office:value-type="string" office:string-value="&lt;Row Tag='LOC_TCS_ANTIQUITY_ARMYRANK_PREFIX_GENERIC_6' Language='pt_BR'&gt;&lt;Text&gt;Guarda Real&lt;/Text&gt;&lt;/Row&gt;">
            <text:p>&lt;Row Tag='LOC_TCS_ANTIQUITY_ARMYRANK_PREFIX_GENERIC_6' Language='pt_BR'&gt;&lt;Text&gt;Guarda Real&lt;/Text&gt;&lt;/Row&gt;</text:p>
          </table:table-cell>
          <table:table-cell office:value-type="string">
            <text:p>Королевский гвардеец</text:p>
          </table:table-cell>
          <table:table-cell table:formula="of:=CONCATENATE(&quot;&lt;Row Tag='&quot;;[.A82];&quot;' Language='ru_RU'&gt;&lt;Text&gt;&quot;;[.Q82];&quot;&lt;/Text&gt;&lt;/Row&gt;&quot;)" office:value-type="string" office:string-value="&lt;Row Tag='LOC_TCS_ANTIQUITY_ARMYRANK_PREFIX_GENERIC_6' Language='ru_RU'&gt;&lt;Text&gt;Королевский гвардеец&lt;/Text&gt;&lt;/Row&gt;">
            <text:p>&lt;Row Tag='LOC_TCS_ANTIQUITY_ARMYRANK_PREFIX_GENERIC_6' Language='ru_RU'&gt;&lt;Text&gt;Королевский гвардеец&lt;/Text&gt;&lt;/Row&gt;</text:p>
          </table:table-cell>
          <table:table-cell office:value-type="string">
            <text:p>皇家卫队</text:p>
          </table:table-cell>
          <table:table-cell table:formula="of:=CONCATENATE(&quot;&lt;Row Tag='&quot;;[.A82];&quot;' Language='zh_Hans_CN'&gt;&lt;Text&gt;&quot;;[.S82];&quot;&lt;/Text&gt;&lt;/Row&gt;&quot;)" office:value-type="string" office:string-value="&lt;Row Tag='LOC_TCS_ANTIQUITY_ARMYRANK_PREFIX_GENERIC_6' Language='zh_Hans_CN'&gt;&lt;Text&gt;皇家卫队&lt;/Text&gt;&lt;/Row&gt;">
            <text:p>&lt;Row Tag='LOC_TCS_ANTIQUITY_ARMYRANK_PREFIX_GENERIC_6' Language='zh_Hans_CN'&gt;&lt;Text&gt;皇家卫队&lt;/Text&gt;&lt;/Row&gt;</text:p>
          </table:table-cell>
        </table:table-row>
        <table:table-row table:style-name="ro3">
          <table:table-cell office:value-type="string">
            <text:p>LOC_TCS_ANTIQUITY_ARMYRANK_PREFIX_AKSUM_1</text:p>
          </table:table-cell>
          <table:table-cell office:value-type="string">
            <text:p>Dejazmatch</text:p>
          </table:table-cell>
          <table:table-cell office:value-type="string">
            <text:p>Dejazmatch</text:p>
          </table:table-cell>
          <table:table-cell table:formula="of:=CONCATENATE(&quot;&lt;Row Tag='&quot;;[.A83];&quot;' Language='de_DE'&gt;&lt;Text&gt;&quot;;[.C83];&quot;&lt;/Text&gt;&lt;/Row&gt;&quot;)" office:value-type="string" office:string-value="&lt;Row Tag='LOC_TCS_ANTIQUITY_ARMYRANK_PREFIX_AKSUM_1' Language='de_DE'&gt;&lt;Text&gt;Dejazmatch&lt;/Text&gt;&lt;/Row&gt;">
            <text:p>&lt;Row Tag='LOC_TCS_ANTIQUITY_ARMYRANK_PREFIX_AKSUM_1' Language='de_DE'&gt;&lt;Text&gt;Dejazmatch&lt;/Text&gt;&lt;/Row&gt;</text:p>
          </table:table-cell>
          <table:table-cell office:value-type="string">
            <text:p>Dejazmatch</text:p>
          </table:table-cell>
          <table:table-cell table:formula="of:=CONCATENATE(&quot;&lt;Row Tag='&quot;;[.A83];&quot;' Language='es_ES'&gt;&lt;Text&gt;&quot;;[.E83];&quot;&lt;/Text&gt;&lt;/Row&gt;&quot;)" office:value-type="string" office:string-value="&lt;Row Tag='LOC_TCS_ANTIQUITY_ARMYRANK_PREFIX_AKSUM_1' Language='es_ES'&gt;&lt;Text&gt;Dejazmatch&lt;/Text&gt;&lt;/Row&gt;">
            <text:p>&lt;Row Tag='LOC_TCS_ANTIQUITY_ARMYRANK_PREFIX_AKSUM_1' Language='es_ES'&gt;&lt;Text&gt;Dejazmatch&lt;/Text&gt;&lt;/Row&gt;</text:p>
          </table:table-cell>
          <table:table-cell office:value-type="string">
            <text:p>Dejazmatch</text:p>
          </table:table-cell>
          <table:table-cell table:formula="of:=CONCATENATE(&quot;&lt;Row Tag='&quot;;[.A83];&quot;' Language='it_IT'&gt;&lt;Text&gt;&quot;;[.G83];&quot;&lt;/Text&gt;&lt;/Row&gt;&quot;)" office:value-type="string" office:string-value="&lt;Row Tag='LOC_TCS_ANTIQUITY_ARMYRANK_PREFIX_AKSUM_1' Language='it_IT'&gt;&lt;Text&gt;Dejazmatch&lt;/Text&gt;&lt;/Row&gt;">
            <text:p>&lt;Row Tag='LOC_TCS_ANTIQUITY_ARMYRANK_PREFIX_AKSUM_1' Language='it_IT'&gt;&lt;Text&gt;Dejazmatch&lt;/Text&gt;&lt;/Row&gt;</text:p>
          </table:table-cell>
          <table:table-cell office:value-type="string">
            <text:p>デジャズマッチ</text:p>
          </table:table-cell>
          <table:table-cell table:formula="of:=CONCATENATE(&quot;&lt;Row Tag='&quot;;[.A83];&quot;' Language='ja_JP'&gt;&lt;Text&gt;&quot;;[.I83];&quot;&lt;/Text&gt;&lt;/Row&gt;&quot;)" office:value-type="string" office:string-value="&lt;Row Tag='LOC_TCS_ANTIQUITY_ARMYRANK_PREFIX_AKSUM_1' Language='ja_JP'&gt;&lt;Text&gt;デジャズマッチ&lt;/Text&gt;&lt;/Row&gt;">
            <text:p>&lt;Row Tag='LOC_TCS_ANTIQUITY_ARMYRANK_PREFIX_AKSUM_1' Language='ja_JP'&gt;&lt;Text&gt;デジャズマッチ&lt;/Text&gt;&lt;/Row&gt;</text:p>
          </table:table-cell>
          <table:table-cell office:value-type="string">
            <text:p>데자즈마치</text:p>
          </table:table-cell>
          <table:table-cell table:formula="of:=CONCATENATE(&quot;&lt;Row Tag='&quot;;[.A83];&quot;' Language='ko_KR'&gt;&lt;Text&gt;&quot;;[.K83];&quot;&lt;/Text&gt;&lt;/Row&gt;&quot;)" office:value-type="string" office:string-value="&lt;Row Tag='LOC_TCS_ANTIQUITY_ARMYRANK_PREFIX_AKSUM_1' Language='ko_KR'&gt;&lt;Text&gt;데자즈마치&lt;/Text&gt;&lt;/Row&gt;">
            <text:p>&lt;Row Tag='LOC_TCS_ANTIQUITY_ARMYRANK_PREFIX_AKSUM_1' Language='ko_KR'&gt;&lt;Text&gt;데자즈마치&lt;/Text&gt;&lt;/Row&gt;</text:p>
          </table:table-cell>
          <table:table-cell office:value-type="string">
            <text:p>Dejazmatch</text:p>
          </table:table-cell>
          <table:table-cell table:formula="of:=CONCATENATE(&quot;&lt;Row Tag='&quot;;[.A83];&quot;' Language='pl_PL'&gt;&lt;Text&gt;&quot;;[.M83];&quot;&lt;/Text&gt;&lt;/Row&gt;&quot;)" office:value-type="string" office:string-value="&lt;Row Tag='LOC_TCS_ANTIQUITY_ARMYRANK_PREFIX_AKSUM_1' Language='pl_PL'&gt;&lt;Text&gt;Dejazmatch&lt;/Text&gt;&lt;/Row&gt;">
            <text:p>&lt;Row Tag='LOC_TCS_ANTIQUITY_ARMYRANK_PREFIX_AKSUM_1' Language='pl_PL'&gt;&lt;Text&gt;Dejazmatch&lt;/Text&gt;&lt;/Row&gt;</text:p>
          </table:table-cell>
          <table:table-cell office:value-type="string">
            <text:p>Dejazmatch</text:p>
          </table:table-cell>
          <table:table-cell table:formula="of:=CONCATENATE(&quot;&lt;Row Tag='&quot;;[.A83];&quot;' Language='pt_BR'&gt;&lt;Text&gt;&quot;;[.O83];&quot;&lt;/Text&gt;&lt;/Row&gt;&quot;)" office:value-type="string" office:string-value="&lt;Row Tag='LOC_TCS_ANTIQUITY_ARMYRANK_PREFIX_AKSUM_1' Language='pt_BR'&gt;&lt;Text&gt;Dejazmatch&lt;/Text&gt;&lt;/Row&gt;">
            <text:p>&lt;Row Tag='LOC_TCS_ANTIQUITY_ARMYRANK_PREFIX_AKSUM_1' Language='pt_BR'&gt;&lt;Text&gt;Dejazmatch&lt;/Text&gt;&lt;/Row&gt;</text:p>
          </table:table-cell>
          <table:table-cell office:value-type="string">
            <text:p>Дэджазмач</text:p>
          </table:table-cell>
          <table:table-cell table:formula="of:=CONCATENATE(&quot;&lt;Row Tag='&quot;;[.A83];&quot;' Language='ru_RU'&gt;&lt;Text&gt;&quot;;[.Q83];&quot;&lt;/Text&gt;&lt;/Row&gt;&quot;)" office:value-type="string" office:string-value="&lt;Row Tag='LOC_TCS_ANTIQUITY_ARMYRANK_PREFIX_AKSUM_1' Language='ru_RU'&gt;&lt;Text&gt;Дэджазмач&lt;/Text&gt;&lt;/Row&gt;">
            <text:p>&lt;Row Tag='LOC_TCS_ANTIQUITY_ARMYRANK_PREFIX_AKSUM_1' Language='ru_RU'&gt;&lt;Text&gt;Дэджазмач&lt;/Text&gt;&lt;/Row&gt;</text:p>
          </table:table-cell>
          <table:table-cell office:value-type="string">
            <text:p>德贾兹马奇</text:p>
          </table:table-cell>
          <table:table-cell table:formula="of:=CONCATENATE(&quot;&lt;Row Tag='&quot;;[.A83];&quot;' Language='zh_Hans_CN'&gt;&lt;Text&gt;&quot;;[.S83];&quot;&lt;/Text&gt;&lt;/Row&gt;&quot;)" office:value-type="string" office:string-value="&lt;Row Tag='LOC_TCS_ANTIQUITY_ARMYRANK_PREFIX_AKSUM_1' Language='zh_Hans_CN'&gt;&lt;Text&gt;德贾兹马奇&lt;/Text&gt;&lt;/Row&gt;">
            <text:p>&lt;Row Tag='LOC_TCS_ANTIQUITY_ARMYRANK_PREFIX_AKSUM_1' Language='zh_Hans_CN'&gt;&lt;Text&gt;德贾兹马奇&lt;/Text&gt;&lt;/Row&gt;</text:p>
          </table:table-cell>
        </table:table-row>
        <table:table-row table:style-name="ro3">
          <table:table-cell office:value-type="string">
            <text:p>LOC_TCS_ANTIQUITY_ARMYRANK_PREFIX_AKSUM_2</text:p>
          </table:table-cell>
          <table:table-cell office:value-type="string">
            <text:p>Fitawrari</text:p>
          </table:table-cell>
          <table:table-cell office:value-type="string">
            <text:p>Fitawrari</text:p>
          </table:table-cell>
          <table:table-cell table:formula="of:=CONCATENATE(&quot;&lt;Row Tag='&quot;;[.A84];&quot;' Language='de_DE'&gt;&lt;Text&gt;&quot;;[.C84];&quot;&lt;/Text&gt;&lt;/Row&gt;&quot;)" office:value-type="string" office:string-value="&lt;Row Tag='LOC_TCS_ANTIQUITY_ARMYRANK_PREFIX_AKSUM_2' Language='de_DE'&gt;&lt;Text&gt;Fitawrari&lt;/Text&gt;&lt;/Row&gt;">
            <text:p>&lt;Row Tag='LOC_TCS_ANTIQUITY_ARMYRANK_PREFIX_AKSUM_2' Language='de_DE'&gt;&lt;Text&gt;Fitawrari&lt;/Text&gt;&lt;/Row&gt;</text:p>
          </table:table-cell>
          <table:table-cell office:value-type="string">
            <text:p>Fitawrari</text:p>
          </table:table-cell>
          <table:table-cell table:formula="of:=CONCATENATE(&quot;&lt;Row Tag='&quot;;[.A84];&quot;' Language='es_ES'&gt;&lt;Text&gt;&quot;;[.E84];&quot;&lt;/Text&gt;&lt;/Row&gt;&quot;)" office:value-type="string" office:string-value="&lt;Row Tag='LOC_TCS_ANTIQUITY_ARMYRANK_PREFIX_AKSUM_2' Language='es_ES'&gt;&lt;Text&gt;Fitawrari&lt;/Text&gt;&lt;/Row&gt;">
            <text:p>&lt;Row Tag='LOC_TCS_ANTIQUITY_ARMYRANK_PREFIX_AKSUM_2' Language='es_ES'&gt;&lt;Text&gt;Fitawrari&lt;/Text&gt;&lt;/Row&gt;</text:p>
          </table:table-cell>
          <table:table-cell office:value-type="string">
            <text:p>Fitawrari</text:p>
          </table:table-cell>
          <table:table-cell table:formula="of:=CONCATENATE(&quot;&lt;Row Tag='&quot;;[.A84];&quot;' Language='it_IT'&gt;&lt;Text&gt;&quot;;[.G84];&quot;&lt;/Text&gt;&lt;/Row&gt;&quot;)" office:value-type="string" office:string-value="&lt;Row Tag='LOC_TCS_ANTIQUITY_ARMYRANK_PREFIX_AKSUM_2' Language='it_IT'&gt;&lt;Text&gt;Fitawrari&lt;/Text&gt;&lt;/Row&gt;">
            <text:p>&lt;Row Tag='LOC_TCS_ANTIQUITY_ARMYRANK_PREFIX_AKSUM_2' Language='it_IT'&gt;&lt;Text&gt;Fitawrari&lt;/Text&gt;&lt;/Row&gt;</text:p>
          </table:table-cell>
          <table:table-cell office:value-type="string">
            <text:p>フィタウラリ</text:p>
          </table:table-cell>
          <table:table-cell table:formula="of:=CONCATENATE(&quot;&lt;Row Tag='&quot;;[.A84];&quot;' Language='ja_JP'&gt;&lt;Text&gt;&quot;;[.I84];&quot;&lt;/Text&gt;&lt;/Row&gt;&quot;)" office:value-type="string" office:string-value="&lt;Row Tag='LOC_TCS_ANTIQUITY_ARMYRANK_PREFIX_AKSUM_2' Language='ja_JP'&gt;&lt;Text&gt;フィタウラリ&lt;/Text&gt;&lt;/Row&gt;">
            <text:p>&lt;Row Tag='LOC_TCS_ANTIQUITY_ARMYRANK_PREFIX_AKSUM_2' Language='ja_JP'&gt;&lt;Text&gt;フィタウラリ&lt;/Text&gt;&lt;/Row&gt;</text:p>
          </table:table-cell>
          <table:table-cell office:value-type="string">
            <text:p>피타우리</text:p>
          </table:table-cell>
          <table:table-cell table:formula="of:=CONCATENATE(&quot;&lt;Row Tag='&quot;;[.A84];&quot;' Language='ko_KR'&gt;&lt;Text&gt;&quot;;[.K84];&quot;&lt;/Text&gt;&lt;/Row&gt;&quot;)" office:value-type="string" office:string-value="&lt;Row Tag='LOC_TCS_ANTIQUITY_ARMYRANK_PREFIX_AKSUM_2' Language='ko_KR'&gt;&lt;Text&gt;피타우리&lt;/Text&gt;&lt;/Row&gt;">
            <text:p>&lt;Row Tag='LOC_TCS_ANTIQUITY_ARMYRANK_PREFIX_AKSUM_2' Language='ko_KR'&gt;&lt;Text&gt;피타우리&lt;/Text&gt;&lt;/Row&gt;</text:p>
          </table:table-cell>
          <table:table-cell office:value-type="string">
            <text:p>Fitawrari</text:p>
          </table:table-cell>
          <table:table-cell table:formula="of:=CONCATENATE(&quot;&lt;Row Tag='&quot;;[.A84];&quot;' Language='pl_PL'&gt;&lt;Text&gt;&quot;;[.M84];&quot;&lt;/Text&gt;&lt;/Row&gt;&quot;)" office:value-type="string" office:string-value="&lt;Row Tag='LOC_TCS_ANTIQUITY_ARMYRANK_PREFIX_AKSUM_2' Language='pl_PL'&gt;&lt;Text&gt;Fitawrari&lt;/Text&gt;&lt;/Row&gt;">
            <text:p>&lt;Row Tag='LOC_TCS_ANTIQUITY_ARMYRANK_PREFIX_AKSUM_2' Language='pl_PL'&gt;&lt;Text&gt;Fitawrari&lt;/Text&gt;&lt;/Row&gt;</text:p>
          </table:table-cell>
          <table:table-cell office:value-type="string">
            <text:p>Fitawrari</text:p>
          </table:table-cell>
          <table:table-cell table:formula="of:=CONCATENATE(&quot;&lt;Row Tag='&quot;;[.A84];&quot;' Language='pt_BR'&gt;&lt;Text&gt;&quot;;[.O84];&quot;&lt;/Text&gt;&lt;/Row&gt;&quot;)" office:value-type="string" office:string-value="&lt;Row Tag='LOC_TCS_ANTIQUITY_ARMYRANK_PREFIX_AKSUM_2' Language='pt_BR'&gt;&lt;Text&gt;Fitawrari&lt;/Text&gt;&lt;/Row&gt;">
            <text:p>&lt;Row Tag='LOC_TCS_ANTIQUITY_ARMYRANK_PREFIX_AKSUM_2' Language='pt_BR'&gt;&lt;Text&gt;Fitawrari&lt;/Text&gt;&lt;/Row&gt;</text:p>
          </table:table-cell>
          <table:table-cell office:value-type="string">
            <text:p>Фитаврари</text:p>
          </table:table-cell>
          <table:table-cell table:formula="of:=CONCATENATE(&quot;&lt;Row Tag='&quot;;[.A84];&quot;' Language='ru_RU'&gt;&lt;Text&gt;&quot;;[.Q84];&quot;&lt;/Text&gt;&lt;/Row&gt;&quot;)" office:value-type="string" office:string-value="&lt;Row Tag='LOC_TCS_ANTIQUITY_ARMYRANK_PREFIX_AKSUM_2' Language='ru_RU'&gt;&lt;Text&gt;Фитаврари&lt;/Text&gt;&lt;/Row&gt;">
            <text:p>&lt;Row Tag='LOC_TCS_ANTIQUITY_ARMYRANK_PREFIX_AKSUM_2' Language='ru_RU'&gt;&lt;Text&gt;Фитаврари&lt;/Text&gt;&lt;/Row&gt;</text:p>
          </table:table-cell>
          <table:table-cell office:value-type="string">
            <text:p>菲塔乌拉里</text:p>
          </table:table-cell>
          <table:table-cell table:formula="of:=CONCATENATE(&quot;&lt;Row Tag='&quot;;[.A84];&quot;' Language='zh_Hans_CN'&gt;&lt;Text&gt;&quot;;[.S84];&quot;&lt;/Text&gt;&lt;/Row&gt;&quot;)" office:value-type="string" office:string-value="&lt;Row Tag='LOC_TCS_ANTIQUITY_ARMYRANK_PREFIX_AKSUM_2' Language='zh_Hans_CN'&gt;&lt;Text&gt;菲塔乌拉里&lt;/Text&gt;&lt;/Row&gt;">
            <text:p>&lt;Row Tag='LOC_TCS_ANTIQUITY_ARMYRANK_PREFIX_AKSUM_2' Language='zh_Hans_CN'&gt;&lt;Text&gt;菲塔乌拉里&lt;/Text&gt;&lt;/Row&gt;</text:p>
          </table:table-cell>
        </table:table-row>
        <table:table-row table:style-name="ro3">
          <table:table-cell office:value-type="string">
            <text:p>LOC_TCS_ANTIQUITY_ARMYRANK_PREFIX_AKSUM_3</text:p>
          </table:table-cell>
          <table:table-cell office:value-type="string">
            <text:p>Balambaras</text:p>
          </table:table-cell>
          <table:table-cell office:value-type="string">
            <text:p>Balambaras</text:p>
          </table:table-cell>
          <table:table-cell table:formula="of:=CONCATENATE(&quot;&lt;Row Tag='&quot;;[.A85];&quot;' Language='de_DE'&gt;&lt;Text&gt;&quot;;[.C85];&quot;&lt;/Text&gt;&lt;/Row&gt;&quot;)" office:value-type="string" office:string-value="&lt;Row Tag='LOC_TCS_ANTIQUITY_ARMYRANK_PREFIX_AKSUM_3' Language='de_DE'&gt;&lt;Text&gt;Balambaras&lt;/Text&gt;&lt;/Row&gt;">
            <text:p>&lt;Row Tag='LOC_TCS_ANTIQUITY_ARMYRANK_PREFIX_AKSUM_3' Language='de_DE'&gt;&lt;Text&gt;Balambaras&lt;/Text&gt;&lt;/Row&gt;</text:p>
          </table:table-cell>
          <table:table-cell office:value-type="string">
            <text:p>Balambaras</text:p>
          </table:table-cell>
          <table:table-cell table:formula="of:=CONCATENATE(&quot;&lt;Row Tag='&quot;;[.A85];&quot;' Language='es_ES'&gt;&lt;Text&gt;&quot;;[.E85];&quot;&lt;/Text&gt;&lt;/Row&gt;&quot;)" office:value-type="string" office:string-value="&lt;Row Tag='LOC_TCS_ANTIQUITY_ARMYRANK_PREFIX_AKSUM_3' Language='es_ES'&gt;&lt;Text&gt;Balambaras&lt;/Text&gt;&lt;/Row&gt;">
            <text:p>&lt;Row Tag='LOC_TCS_ANTIQUITY_ARMYRANK_PREFIX_AKSUM_3' Language='es_ES'&gt;&lt;Text&gt;Balambaras&lt;/Text&gt;&lt;/Row&gt;</text:p>
          </table:table-cell>
          <table:table-cell office:value-type="string">
            <text:p>Balambaras</text:p>
          </table:table-cell>
          <table:table-cell table:formula="of:=CONCATENATE(&quot;&lt;Row Tag='&quot;;[.A85];&quot;' Language='it_IT'&gt;&lt;Text&gt;&quot;;[.G85];&quot;&lt;/Text&gt;&lt;/Row&gt;&quot;)" office:value-type="string" office:string-value="&lt;Row Tag='LOC_TCS_ANTIQUITY_ARMYRANK_PREFIX_AKSUM_3' Language='it_IT'&gt;&lt;Text&gt;Balambaras&lt;/Text&gt;&lt;/Row&gt;">
            <text:p>&lt;Row Tag='LOC_TCS_ANTIQUITY_ARMYRANK_PREFIX_AKSUM_3' Language='it_IT'&gt;&lt;Text&gt;Balambaras&lt;/Text&gt;&lt;/Row&gt;</text:p>
          </table:table-cell>
          <table:table-cell office:value-type="string">
            <text:p>バランバラス</text:p>
          </table:table-cell>
          <table:table-cell table:formula="of:=CONCATENATE(&quot;&lt;Row Tag='&quot;;[.A85];&quot;' Language='ja_JP'&gt;&lt;Text&gt;&quot;;[.I85];&quot;&lt;/Text&gt;&lt;/Row&gt;&quot;)" office:value-type="string" office:string-value="&lt;Row Tag='LOC_TCS_ANTIQUITY_ARMYRANK_PREFIX_AKSUM_3' Language='ja_JP'&gt;&lt;Text&gt;バランバラス&lt;/Text&gt;&lt;/Row&gt;">
            <text:p>&lt;Row Tag='LOC_TCS_ANTIQUITY_ARMYRANK_PREFIX_AKSUM_3' Language='ja_JP'&gt;&lt;Text&gt;バランバラス&lt;/Text&gt;&lt;/Row&gt;</text:p>
          </table:table-cell>
          <table:table-cell office:value-type="string">
            <text:p>발람바라스</text:p>
          </table:table-cell>
          <table:table-cell table:formula="of:=CONCATENATE(&quot;&lt;Row Tag='&quot;;[.A85];&quot;' Language='ko_KR'&gt;&lt;Text&gt;&quot;;[.K85];&quot;&lt;/Text&gt;&lt;/Row&gt;&quot;)" office:value-type="string" office:string-value="&lt;Row Tag='LOC_TCS_ANTIQUITY_ARMYRANK_PREFIX_AKSUM_3' Language='ko_KR'&gt;&lt;Text&gt;발람바라스&lt;/Text&gt;&lt;/Row&gt;">
            <text:p>&lt;Row Tag='LOC_TCS_ANTIQUITY_ARMYRANK_PREFIX_AKSUM_3' Language='ko_KR'&gt;&lt;Text&gt;발람바라스&lt;/Text&gt;&lt;/Row&gt;</text:p>
          </table:table-cell>
          <table:table-cell office:value-type="string">
            <text:p>Balambaras</text:p>
          </table:table-cell>
          <table:table-cell table:formula="of:=CONCATENATE(&quot;&lt;Row Tag='&quot;;[.A85];&quot;' Language='pl_PL'&gt;&lt;Text&gt;&quot;;[.M85];&quot;&lt;/Text&gt;&lt;/Row&gt;&quot;)" office:value-type="string" office:string-value="&lt;Row Tag='LOC_TCS_ANTIQUITY_ARMYRANK_PREFIX_AKSUM_3' Language='pl_PL'&gt;&lt;Text&gt;Balambaras&lt;/Text&gt;&lt;/Row&gt;">
            <text:p>&lt;Row Tag='LOC_TCS_ANTIQUITY_ARMYRANK_PREFIX_AKSUM_3' Language='pl_PL'&gt;&lt;Text&gt;Balambaras&lt;/Text&gt;&lt;/Row&gt;</text:p>
          </table:table-cell>
          <table:table-cell office:value-type="string">
            <text:p>Balambaras</text:p>
          </table:table-cell>
          <table:table-cell table:formula="of:=CONCATENATE(&quot;&lt;Row Tag='&quot;;[.A85];&quot;' Language='pt_BR'&gt;&lt;Text&gt;&quot;;[.O85];&quot;&lt;/Text&gt;&lt;/Row&gt;&quot;)" office:value-type="string" office:string-value="&lt;Row Tag='LOC_TCS_ANTIQUITY_ARMYRANK_PREFIX_AKSUM_3' Language='pt_BR'&gt;&lt;Text&gt;Balambaras&lt;/Text&gt;&lt;/Row&gt;">
            <text:p>&lt;Row Tag='LOC_TCS_ANTIQUITY_ARMYRANK_PREFIX_AKSUM_3' Language='pt_BR'&gt;&lt;Text&gt;Balambaras&lt;/Text&gt;&lt;/Row&gt;</text:p>
          </table:table-cell>
          <table:table-cell office:value-type="string">
            <text:p>Баламбарас</text:p>
          </table:table-cell>
          <table:table-cell table:formula="of:=CONCATENATE(&quot;&lt;Row Tag='&quot;;[.A85];&quot;' Language='ru_RU'&gt;&lt;Text&gt;&quot;;[.Q85];&quot;&lt;/Text&gt;&lt;/Row&gt;&quot;)" office:value-type="string" office:string-value="&lt;Row Tag='LOC_TCS_ANTIQUITY_ARMYRANK_PREFIX_AKSUM_3' Language='ru_RU'&gt;&lt;Text&gt;Баламбарас&lt;/Text&gt;&lt;/Row&gt;">
            <text:p>&lt;Row Tag='LOC_TCS_ANTIQUITY_ARMYRANK_PREFIX_AKSUM_3' Language='ru_RU'&gt;&lt;Text&gt;Баламбарас&lt;/Text&gt;&lt;/Row&gt;</text:p>
          </table:table-cell>
          <table:table-cell office:value-type="string">
            <text:p>巴兰巴拉斯</text:p>
          </table:table-cell>
          <table:table-cell table:formula="of:=CONCATENATE(&quot;&lt;Row Tag='&quot;;[.A85];&quot;' Language='zh_Hans_CN'&gt;&lt;Text&gt;&quot;;[.S85];&quot;&lt;/Text&gt;&lt;/Row&gt;&quot;)" office:value-type="string" office:string-value="&lt;Row Tag='LOC_TCS_ANTIQUITY_ARMYRANK_PREFIX_AKSUM_3' Language='zh_Hans_CN'&gt;&lt;Text&gt;巴兰巴拉斯&lt;/Text&gt;&lt;/Row&gt;">
            <text:p>&lt;Row Tag='LOC_TCS_ANTIQUITY_ARMYRANK_PREFIX_AKSUM_3' Language='zh_Hans_CN'&gt;&lt;Text&gt;巴兰巴拉斯&lt;/Text&gt;&lt;/Row&gt;</text:p>
          </table:table-cell>
        </table:table-row>
        <table:table-row table:style-name="ro3">
          <table:table-cell office:value-type="string">
            <text:p>LOC_TCS_ANTIQUITY_ARMYRANK_PREFIX_AKSUM_4</text:p>
          </table:table-cell>
          <table:table-cell office:value-type="string">
            <text:p>Grazmach</text:p>
          </table:table-cell>
          <table:table-cell office:value-type="string">
            <text:p>Grazmach</text:p>
          </table:table-cell>
          <table:table-cell table:formula="of:=CONCATENATE(&quot;&lt;Row Tag='&quot;;[.A86];&quot;' Language='de_DE'&gt;&lt;Text&gt;&quot;;[.C86];&quot;&lt;/Text&gt;&lt;/Row&gt;&quot;)" office:value-type="string" office:string-value="&lt;Row Tag='LOC_TCS_ANTIQUITY_ARMYRANK_PREFIX_AKSUM_4' Language='de_DE'&gt;&lt;Text&gt;Grazmach&lt;/Text&gt;&lt;/Row&gt;">
            <text:p>&lt;Row Tag='LOC_TCS_ANTIQUITY_ARMYRANK_PREFIX_AKSUM_4' Language='de_DE'&gt;&lt;Text&gt;Grazmach&lt;/Text&gt;&lt;/Row&gt;</text:p>
          </table:table-cell>
          <table:table-cell office:value-type="string">
            <text:p>Grazmach</text:p>
          </table:table-cell>
          <table:table-cell table:formula="of:=CONCATENATE(&quot;&lt;Row Tag='&quot;;[.A86];&quot;' Language='es_ES'&gt;&lt;Text&gt;&quot;;[.E86];&quot;&lt;/Text&gt;&lt;/Row&gt;&quot;)" office:value-type="string" office:string-value="&lt;Row Tag='LOC_TCS_ANTIQUITY_ARMYRANK_PREFIX_AKSUM_4' Language='es_ES'&gt;&lt;Text&gt;Grazmach&lt;/Text&gt;&lt;/Row&gt;">
            <text:p>&lt;Row Tag='LOC_TCS_ANTIQUITY_ARMYRANK_PREFIX_AKSUM_4' Language='es_ES'&gt;&lt;Text&gt;Grazmach&lt;/Text&gt;&lt;/Row&gt;</text:p>
          </table:table-cell>
          <table:table-cell office:value-type="string">
            <text:p>Grazmach</text:p>
          </table:table-cell>
          <table:table-cell table:formula="of:=CONCATENATE(&quot;&lt;Row Tag='&quot;;[.A86];&quot;' Language='it_IT'&gt;&lt;Text&gt;&quot;;[.G86];&quot;&lt;/Text&gt;&lt;/Row&gt;&quot;)" office:value-type="string" office:string-value="&lt;Row Tag='LOC_TCS_ANTIQUITY_ARMYRANK_PREFIX_AKSUM_4' Language='it_IT'&gt;&lt;Text&gt;Grazmach&lt;/Text&gt;&lt;/Row&gt;">
            <text:p>&lt;Row Tag='LOC_TCS_ANTIQUITY_ARMYRANK_PREFIX_AKSUM_4' Language='it_IT'&gt;&lt;Text&gt;Grazmach&lt;/Text&gt;&lt;/Row&gt;</text:p>
          </table:table-cell>
          <table:table-cell office:value-type="string">
            <text:p>グラズマッチ</text:p>
          </table:table-cell>
          <table:table-cell table:formula="of:=CONCATENATE(&quot;&lt;Row Tag='&quot;;[.A86];&quot;' Language='ja_JP'&gt;&lt;Text&gt;&quot;;[.I86];&quot;&lt;/Text&gt;&lt;/Row&gt;&quot;)" office:value-type="string" office:string-value="&lt;Row Tag='LOC_TCS_ANTIQUITY_ARMYRANK_PREFIX_AKSUM_4' Language='ja_JP'&gt;&lt;Text&gt;グラズマッチ&lt;/Text&gt;&lt;/Row&gt;">
            <text:p>&lt;Row Tag='LOC_TCS_ANTIQUITY_ARMYRANK_PREFIX_AKSUM_4' Language='ja_JP'&gt;&lt;Text&gt;グラズマッチ&lt;/Text&gt;&lt;/Row&gt;</text:p>
          </table:table-cell>
          <table:table-cell office:value-type="string">
            <text:p>그라즈마치</text:p>
          </table:table-cell>
          <table:table-cell table:formula="of:=CONCATENATE(&quot;&lt;Row Tag='&quot;;[.A86];&quot;' Language='ko_KR'&gt;&lt;Text&gt;&quot;;[.K86];&quot;&lt;/Text&gt;&lt;/Row&gt;&quot;)" office:value-type="string" office:string-value="&lt;Row Tag='LOC_TCS_ANTIQUITY_ARMYRANK_PREFIX_AKSUM_4' Language='ko_KR'&gt;&lt;Text&gt;그라즈마치&lt;/Text&gt;&lt;/Row&gt;">
            <text:p>&lt;Row Tag='LOC_TCS_ANTIQUITY_ARMYRANK_PREFIX_AKSUM_4' Language='ko_KR'&gt;&lt;Text&gt;그라즈마치&lt;/Text&gt;&lt;/Row&gt;</text:p>
          </table:table-cell>
          <table:table-cell office:value-type="string">
            <text:p>Grazmach</text:p>
          </table:table-cell>
          <table:table-cell table:formula="of:=CONCATENATE(&quot;&lt;Row Tag='&quot;;[.A86];&quot;' Language='pl_PL'&gt;&lt;Text&gt;&quot;;[.M86];&quot;&lt;/Text&gt;&lt;/Row&gt;&quot;)" office:value-type="string" office:string-value="&lt;Row Tag='LOC_TCS_ANTIQUITY_ARMYRANK_PREFIX_AKSUM_4' Language='pl_PL'&gt;&lt;Text&gt;Grazmach&lt;/Text&gt;&lt;/Row&gt;">
            <text:p>&lt;Row Tag='LOC_TCS_ANTIQUITY_ARMYRANK_PREFIX_AKSUM_4' Language='pl_PL'&gt;&lt;Text&gt;Grazmach&lt;/Text&gt;&lt;/Row&gt;</text:p>
          </table:table-cell>
          <table:table-cell office:value-type="string">
            <text:p>Grazmach</text:p>
          </table:table-cell>
          <table:table-cell table:formula="of:=CONCATENATE(&quot;&lt;Row Tag='&quot;;[.A86];&quot;' Language='pt_BR'&gt;&lt;Text&gt;&quot;;[.O86];&quot;&lt;/Text&gt;&lt;/Row&gt;&quot;)" office:value-type="string" office:string-value="&lt;Row Tag='LOC_TCS_ANTIQUITY_ARMYRANK_PREFIX_AKSUM_4' Language='pt_BR'&gt;&lt;Text&gt;Grazmach&lt;/Text&gt;&lt;/Row&gt;">
            <text:p>&lt;Row Tag='LOC_TCS_ANTIQUITY_ARMYRANK_PREFIX_AKSUM_4' Language='pt_BR'&gt;&lt;Text&gt;Grazmach&lt;/Text&gt;&lt;/Row&gt;</text:p>
          </table:table-cell>
          <table:table-cell office:value-type="string">
            <text:p>Гразмач</text:p>
          </table:table-cell>
          <table:table-cell table:formula="of:=CONCATENATE(&quot;&lt;Row Tag='&quot;;[.A86];&quot;' Language='ru_RU'&gt;&lt;Text&gt;&quot;;[.Q86];&quot;&lt;/Text&gt;&lt;/Row&gt;&quot;)" office:value-type="string" office:string-value="&lt;Row Tag='LOC_TCS_ANTIQUITY_ARMYRANK_PREFIX_AKSUM_4' Language='ru_RU'&gt;&lt;Text&gt;Гразмач&lt;/Text&gt;&lt;/Row&gt;">
            <text:p>&lt;Row Tag='LOC_TCS_ANTIQUITY_ARMYRANK_PREFIX_AKSUM_4' Language='ru_RU'&gt;&lt;Text&gt;Гразмач&lt;/Text&gt;&lt;/Row&gt;</text:p>
          </table:table-cell>
          <table:table-cell office:value-type="string">
            <text:p>格拉兹马奇</text:p>
          </table:table-cell>
          <table:table-cell table:formula="of:=CONCATENATE(&quot;&lt;Row Tag='&quot;;[.A86];&quot;' Language='zh_Hans_CN'&gt;&lt;Text&gt;&quot;;[.S86];&quot;&lt;/Text&gt;&lt;/Row&gt;&quot;)" office:value-type="string" office:string-value="&lt;Row Tag='LOC_TCS_ANTIQUITY_ARMYRANK_PREFIX_AKSUM_4' Language='zh_Hans_CN'&gt;&lt;Text&gt;格拉兹马奇&lt;/Text&gt;&lt;/Row&gt;">
            <text:p>&lt;Row Tag='LOC_TCS_ANTIQUITY_ARMYRANK_PREFIX_AKSUM_4' Language='zh_Hans_CN'&gt;&lt;Text&gt;格拉兹马奇&lt;/Text&gt;&lt;/Row&gt;</text:p>
          </table:table-cell>
        </table:table-row>
        <table:table-row table:style-name="ro3">
          <table:table-cell office:value-type="string">
            <text:p>LOC_TCS_ANTIQUITY_ARMYRANK_PREFIX_AKSUM_5</text:p>
          </table:table-cell>
          <table:table-cell office:value-type="string">
            <text:p>Qeñazmach</text:p>
          </table:table-cell>
          <table:table-cell office:value-type="string">
            <text:p>Qeñazmach</text:p>
          </table:table-cell>
          <table:table-cell table:formula="of:=CONCATENATE(&quot;&lt;Row Tag='&quot;;[.A87];&quot;' Language='de_DE'&gt;&lt;Text&gt;&quot;;[.C87];&quot;&lt;/Text&gt;&lt;/Row&gt;&quot;)" office:value-type="string" office:string-value="&lt;Row Tag='LOC_TCS_ANTIQUITY_ARMYRANK_PREFIX_AKSUM_5' Language='de_DE'&gt;&lt;Text&gt;Qeñazmach&lt;/Text&gt;&lt;/Row&gt;">
            <text:p>&lt;Row Tag='LOC_TCS_ANTIQUITY_ARMYRANK_PREFIX_AKSUM_5' Language='de_DE'&gt;&lt;Text&gt;Qeñazmach&lt;/Text&gt;&lt;/Row&gt;</text:p>
          </table:table-cell>
          <table:table-cell office:value-type="string">
            <text:p>Qeñazmach</text:p>
          </table:table-cell>
          <table:table-cell table:formula="of:=CONCATENATE(&quot;&lt;Row Tag='&quot;;[.A87];&quot;' Language='es_ES'&gt;&lt;Text&gt;&quot;;[.E87];&quot;&lt;/Text&gt;&lt;/Row&gt;&quot;)" office:value-type="string" office:string-value="&lt;Row Tag='LOC_TCS_ANTIQUITY_ARMYRANK_PREFIX_AKSUM_5' Language='es_ES'&gt;&lt;Text&gt;Qeñazmach&lt;/Text&gt;&lt;/Row&gt;">
            <text:p>&lt;Row Tag='LOC_TCS_ANTIQUITY_ARMYRANK_PREFIX_AKSUM_5' Language='es_ES'&gt;&lt;Text&gt;Qeñazmach&lt;/Text&gt;&lt;/Row&gt;</text:p>
          </table:table-cell>
          <table:table-cell office:value-type="string">
            <text:p>Qeñazmach</text:p>
          </table:table-cell>
          <table:table-cell table:formula="of:=CONCATENATE(&quot;&lt;Row Tag='&quot;;[.A87];&quot;' Language='it_IT'&gt;&lt;Text&gt;&quot;;[.G87];&quot;&lt;/Text&gt;&lt;/Row&gt;&quot;)" office:value-type="string" office:string-value="&lt;Row Tag='LOC_TCS_ANTIQUITY_ARMYRANK_PREFIX_AKSUM_5' Language='it_IT'&gt;&lt;Text&gt;Qeñazmach&lt;/Text&gt;&lt;/Row&gt;">
            <text:p>&lt;Row Tag='LOC_TCS_ANTIQUITY_ARMYRANK_PREFIX_AKSUM_5' Language='it_IT'&gt;&lt;Text&gt;Qeñazmach&lt;/Text&gt;&lt;/Row&gt;</text:p>
          </table:table-cell>
          <table:table-cell office:value-type="string">
            <text:p>ケニャズマッチ</text:p>
          </table:table-cell>
          <table:table-cell table:formula="of:=CONCATENATE(&quot;&lt;Row Tag='&quot;;[.A87];&quot;' Language='ja_JP'&gt;&lt;Text&gt;&quot;;[.I87];&quot;&lt;/Text&gt;&lt;/Row&gt;&quot;)" office:value-type="string" office:string-value="&lt;Row Tag='LOC_TCS_ANTIQUITY_ARMYRANK_PREFIX_AKSUM_5' Language='ja_JP'&gt;&lt;Text&gt;ケニャズマッチ&lt;/Text&gt;&lt;/Row&gt;">
            <text:p>&lt;Row Tag='LOC_TCS_ANTIQUITY_ARMYRANK_PREFIX_AKSUM_5' Language='ja_JP'&gt;&lt;Text&gt;ケニャズマッチ&lt;/Text&gt;&lt;/Row&gt;</text:p>
          </table:table-cell>
          <table:table-cell office:value-type="string">
            <text:p>케냐즈마치</text:p>
          </table:table-cell>
          <table:table-cell table:formula="of:=CONCATENATE(&quot;&lt;Row Tag='&quot;;[.A87];&quot;' Language='ko_KR'&gt;&lt;Text&gt;&quot;;[.K87];&quot;&lt;/Text&gt;&lt;/Row&gt;&quot;)" office:value-type="string" office:string-value="&lt;Row Tag='LOC_TCS_ANTIQUITY_ARMYRANK_PREFIX_AKSUM_5' Language='ko_KR'&gt;&lt;Text&gt;케냐즈마치&lt;/Text&gt;&lt;/Row&gt;">
            <text:p>&lt;Row Tag='LOC_TCS_ANTIQUITY_ARMYRANK_PREFIX_AKSUM_5' Language='ko_KR'&gt;&lt;Text&gt;케냐즈마치&lt;/Text&gt;&lt;/Row&gt;</text:p>
          </table:table-cell>
          <table:table-cell office:value-type="string">
            <text:p>Qeñazmach</text:p>
          </table:table-cell>
          <table:table-cell table:formula="of:=CONCATENATE(&quot;&lt;Row Tag='&quot;;[.A87];&quot;' Language='pl_PL'&gt;&lt;Text&gt;&quot;;[.M87];&quot;&lt;/Text&gt;&lt;/Row&gt;&quot;)" office:value-type="string" office:string-value="&lt;Row Tag='LOC_TCS_ANTIQUITY_ARMYRANK_PREFIX_AKSUM_5' Language='pl_PL'&gt;&lt;Text&gt;Qeñazmach&lt;/Text&gt;&lt;/Row&gt;">
            <text:p>&lt;Row Tag='LOC_TCS_ANTIQUITY_ARMYRANK_PREFIX_AKSUM_5' Language='pl_PL'&gt;&lt;Text&gt;Qeñazmach&lt;/Text&gt;&lt;/Row&gt;</text:p>
          </table:table-cell>
          <table:table-cell office:value-type="string">
            <text:p>Qeñazmach</text:p>
          </table:table-cell>
          <table:table-cell table:formula="of:=CONCATENATE(&quot;&lt;Row Tag='&quot;;[.A87];&quot;' Language='pt_BR'&gt;&lt;Text&gt;&quot;;[.O87];&quot;&lt;/Text&gt;&lt;/Row&gt;&quot;)" office:value-type="string" office:string-value="&lt;Row Tag='LOC_TCS_ANTIQUITY_ARMYRANK_PREFIX_AKSUM_5' Language='pt_BR'&gt;&lt;Text&gt;Qeñazmach&lt;/Text&gt;&lt;/Row&gt;">
            <text:p>&lt;Row Tag='LOC_TCS_ANTIQUITY_ARMYRANK_PREFIX_AKSUM_5' Language='pt_BR'&gt;&lt;Text&gt;Qeñazmach&lt;/Text&gt;&lt;/Row&gt;</text:p>
          </table:table-cell>
          <table:table-cell office:value-type="string">
            <text:p>Кэньязмач</text:p>
          </table:table-cell>
          <table:table-cell table:formula="of:=CONCATENATE(&quot;&lt;Row Tag='&quot;;[.A87];&quot;' Language='ru_RU'&gt;&lt;Text&gt;&quot;;[.Q87];&quot;&lt;/Text&gt;&lt;/Row&gt;&quot;)" office:value-type="string" office:string-value="&lt;Row Tag='LOC_TCS_ANTIQUITY_ARMYRANK_PREFIX_AKSUM_5' Language='ru_RU'&gt;&lt;Text&gt;Кэньязмач&lt;/Text&gt;&lt;/Row&gt;">
            <text:p>&lt;Row Tag='LOC_TCS_ANTIQUITY_ARMYRANK_PREFIX_AKSUM_5' Language='ru_RU'&gt;&lt;Text&gt;Кэньязмач&lt;/Text&gt;&lt;/Row&gt;</text:p>
          </table:table-cell>
          <table:table-cell office:value-type="string">
            <text:p>凯尼亚兹马奇</text:p>
          </table:table-cell>
          <table:table-cell table:formula="of:=CONCATENATE(&quot;&lt;Row Tag='&quot;;[.A87];&quot;' Language='zh_Hans_CN'&gt;&lt;Text&gt;&quot;;[.S87];&quot;&lt;/Text&gt;&lt;/Row&gt;&quot;)" office:value-type="string" office:string-value="&lt;Row Tag='LOC_TCS_ANTIQUITY_ARMYRANK_PREFIX_AKSUM_5' Language='zh_Hans_CN'&gt;&lt;Text&gt;凯尼亚兹马奇&lt;/Text&gt;&lt;/Row&gt;">
            <text:p>&lt;Row Tag='LOC_TCS_ANTIQUITY_ARMYRANK_PREFIX_AKSUM_5' Language='zh_Hans_CN'&gt;&lt;Text&gt;凯尼亚兹马奇&lt;/Text&gt;&lt;/Row&gt;</text:p>
          </table:table-cell>
        </table:table-row>
        <table:table-row table:style-name="ro3">
          <table:table-cell office:value-type="string">
            <text:p>LOC_TCS_ANTIQUITY_ARMYRANK_PREFIX_AKSUM_6</text:p>
          </table:table-cell>
          <table:table-cell office:value-type="string">
            <text:p>Azmach</text:p>
          </table:table-cell>
          <table:table-cell office:value-type="string">
            <text:p>Azmach</text:p>
          </table:table-cell>
          <table:table-cell table:formula="of:=CONCATENATE(&quot;&lt;Row Tag='&quot;;[.A88];&quot;' Language='de_DE'&gt;&lt;Text&gt;&quot;;[.C88];&quot;&lt;/Text&gt;&lt;/Row&gt;&quot;)" office:value-type="string" office:string-value="&lt;Row Tag='LOC_TCS_ANTIQUITY_ARMYRANK_PREFIX_AKSUM_6' Language='de_DE'&gt;&lt;Text&gt;Azmach&lt;/Text&gt;&lt;/Row&gt;">
            <text:p>&lt;Row Tag='LOC_TCS_ANTIQUITY_ARMYRANK_PREFIX_AKSUM_6' Language='de_DE'&gt;&lt;Text&gt;Azmach&lt;/Text&gt;&lt;/Row&gt;</text:p>
          </table:table-cell>
          <table:table-cell office:value-type="string">
            <text:p>Azmach</text:p>
          </table:table-cell>
          <table:table-cell table:formula="of:=CONCATENATE(&quot;&lt;Row Tag='&quot;;[.A88];&quot;' Language='es_ES'&gt;&lt;Text&gt;&quot;;[.E88];&quot;&lt;/Text&gt;&lt;/Row&gt;&quot;)" office:value-type="string" office:string-value="&lt;Row Tag='LOC_TCS_ANTIQUITY_ARMYRANK_PREFIX_AKSUM_6' Language='es_ES'&gt;&lt;Text&gt;Azmach&lt;/Text&gt;&lt;/Row&gt;">
            <text:p>&lt;Row Tag='LOC_TCS_ANTIQUITY_ARMYRANK_PREFIX_AKSUM_6' Language='es_ES'&gt;&lt;Text&gt;Azmach&lt;/Text&gt;&lt;/Row&gt;</text:p>
          </table:table-cell>
          <table:table-cell office:value-type="string">
            <text:p>Azmach</text:p>
          </table:table-cell>
          <table:table-cell table:formula="of:=CONCATENATE(&quot;&lt;Row Tag='&quot;;[.A88];&quot;' Language='it_IT'&gt;&lt;Text&gt;&quot;;[.G88];&quot;&lt;/Text&gt;&lt;/Row&gt;&quot;)" office:value-type="string" office:string-value="&lt;Row Tag='LOC_TCS_ANTIQUITY_ARMYRANK_PREFIX_AKSUM_6' Language='it_IT'&gt;&lt;Text&gt;Azmach&lt;/Text&gt;&lt;/Row&gt;">
            <text:p>&lt;Row Tag='LOC_TCS_ANTIQUITY_ARMYRANK_PREFIX_AKSUM_6' Language='it_IT'&gt;&lt;Text&gt;Azmach&lt;/Text&gt;&lt;/Row&gt;</text:p>
          </table:table-cell>
          <table:table-cell office:value-type="string">
            <text:p>アズマッチ</text:p>
          </table:table-cell>
          <table:table-cell table:formula="of:=CONCATENATE(&quot;&lt;Row Tag='&quot;;[.A88];&quot;' Language='ja_JP'&gt;&lt;Text&gt;&quot;;[.I88];&quot;&lt;/Text&gt;&lt;/Row&gt;&quot;)" office:value-type="string" office:string-value="&lt;Row Tag='LOC_TCS_ANTIQUITY_ARMYRANK_PREFIX_AKSUM_6' Language='ja_JP'&gt;&lt;Text&gt;アズマッチ&lt;/Text&gt;&lt;/Row&gt;">
            <text:p>&lt;Row Tag='LOC_TCS_ANTIQUITY_ARMYRANK_PREFIX_AKSUM_6' Language='ja_JP'&gt;&lt;Text&gt;アズマッチ&lt;/Text&gt;&lt;/Row&gt;</text:p>
          </table:table-cell>
          <table:table-cell office:value-type="string">
            <text:p>아즈마치</text:p>
          </table:table-cell>
          <table:table-cell table:formula="of:=CONCATENATE(&quot;&lt;Row Tag='&quot;;[.A88];&quot;' Language='ko_KR'&gt;&lt;Text&gt;&quot;;[.K88];&quot;&lt;/Text&gt;&lt;/Row&gt;&quot;)" office:value-type="string" office:string-value="&lt;Row Tag='LOC_TCS_ANTIQUITY_ARMYRANK_PREFIX_AKSUM_6' Language='ko_KR'&gt;&lt;Text&gt;아즈마치&lt;/Text&gt;&lt;/Row&gt;">
            <text:p>&lt;Row Tag='LOC_TCS_ANTIQUITY_ARMYRANK_PREFIX_AKSUM_6' Language='ko_KR'&gt;&lt;Text&gt;아즈마치&lt;/Text&gt;&lt;/Row&gt;</text:p>
          </table:table-cell>
          <table:table-cell office:value-type="string">
            <text:p>Azmach</text:p>
          </table:table-cell>
          <table:table-cell table:formula="of:=CONCATENATE(&quot;&lt;Row Tag='&quot;;[.A88];&quot;' Language='pl_PL'&gt;&lt;Text&gt;&quot;;[.M88];&quot;&lt;/Text&gt;&lt;/Row&gt;&quot;)" office:value-type="string" office:string-value="&lt;Row Tag='LOC_TCS_ANTIQUITY_ARMYRANK_PREFIX_AKSUM_6' Language='pl_PL'&gt;&lt;Text&gt;Azmach&lt;/Text&gt;&lt;/Row&gt;">
            <text:p>&lt;Row Tag='LOC_TCS_ANTIQUITY_ARMYRANK_PREFIX_AKSUM_6' Language='pl_PL'&gt;&lt;Text&gt;Azmach&lt;/Text&gt;&lt;/Row&gt;</text:p>
          </table:table-cell>
          <table:table-cell office:value-type="string">
            <text:p>Azmach</text:p>
          </table:table-cell>
          <table:table-cell table:formula="of:=CONCATENATE(&quot;&lt;Row Tag='&quot;;[.A88];&quot;' Language='pt_BR'&gt;&lt;Text&gt;&quot;;[.O88];&quot;&lt;/Text&gt;&lt;/Row&gt;&quot;)" office:value-type="string" office:string-value="&lt;Row Tag='LOC_TCS_ANTIQUITY_ARMYRANK_PREFIX_AKSUM_6' Language='pt_BR'&gt;&lt;Text&gt;Azmach&lt;/Text&gt;&lt;/Row&gt;">
            <text:p>&lt;Row Tag='LOC_TCS_ANTIQUITY_ARMYRANK_PREFIX_AKSUM_6' Language='pt_BR'&gt;&lt;Text&gt;Azmach&lt;/Text&gt;&lt;/Row&gt;</text:p>
          </table:table-cell>
          <table:table-cell office:value-type="string">
            <text:p>Азмач</text:p>
          </table:table-cell>
          <table:table-cell table:formula="of:=CONCATENATE(&quot;&lt;Row Tag='&quot;;[.A88];&quot;' Language='ru_RU'&gt;&lt;Text&gt;&quot;;[.Q88];&quot;&lt;/Text&gt;&lt;/Row&gt;&quot;)" office:value-type="string" office:string-value="&lt;Row Tag='LOC_TCS_ANTIQUITY_ARMYRANK_PREFIX_AKSUM_6' Language='ru_RU'&gt;&lt;Text&gt;Азмач&lt;/Text&gt;&lt;/Row&gt;">
            <text:p>&lt;Row Tag='LOC_TCS_ANTIQUITY_ARMYRANK_PREFIX_AKSUM_6' Language='ru_RU'&gt;&lt;Text&gt;Азмач&lt;/Text&gt;&lt;/Row&gt;</text:p>
          </table:table-cell>
          <table:table-cell office:value-type="string">
            <text:p>阿兹马奇</text:p>
          </table:table-cell>
          <table:table-cell table:formula="of:=CONCATENATE(&quot;&lt;Row Tag='&quot;;[.A88];&quot;' Language='zh_Hans_CN'&gt;&lt;Text&gt;&quot;;[.S88];&quot;&lt;/Text&gt;&lt;/Row&gt;&quot;)" office:value-type="string" office:string-value="&lt;Row Tag='LOC_TCS_ANTIQUITY_ARMYRANK_PREFIX_AKSUM_6' Language='zh_Hans_CN'&gt;&lt;Text&gt;阿兹马奇&lt;/Text&gt;&lt;/Row&gt;">
            <text:p>&lt;Row Tag='LOC_TCS_ANTIQUITY_ARMYRANK_PREFIX_AKSUM_6' Language='zh_Hans_CN'&gt;&lt;Text&gt;阿兹马奇&lt;/Text&gt;&lt;/Row&gt;</text:p>
          </table:table-cell>
        </table:table-row>
        <table:table-row table:style-name="ro3">
          <table:table-cell office:value-type="string">
            <text:p>LOC_TCS_ANTIQUITY_ARMYRANK_PREFIX_CARTHAGE_1</text:p>
          </table:table-cell>
          <table:table-cell office:value-type="string">
            <text:p>Rab Mḥnt</text:p>
          </table:table-cell>
          <table:table-cell office:value-type="string">
            <text:p>Rab Mḥnt</text:p>
          </table:table-cell>
          <table:table-cell table:formula="of:=CONCATENATE(&quot;&lt;Row Tag='&quot;;[.A89];&quot;' Language='de_DE'&gt;&lt;Text&gt;&quot;;[.C89];&quot;&lt;/Text&gt;&lt;/Row&gt;&quot;)" office:value-type="string" office:string-value="&lt;Row Tag='LOC_TCS_ANTIQUITY_ARMYRANK_PREFIX_CARTHAGE_1' Language='de_DE'&gt;&lt;Text&gt;Rab Mḥnt&lt;/Text&gt;&lt;/Row&gt;">
            <text:p>&lt;Row Tag='LOC_TCS_ANTIQUITY_ARMYRANK_PREFIX_CARTHAGE_1' Language='de_DE'&gt;&lt;Text&gt;Rab Mḥnt&lt;/Text&gt;&lt;/Row&gt;</text:p>
          </table:table-cell>
          <table:table-cell office:value-type="string">
            <text:p>Rab Mḥnt</text:p>
          </table:table-cell>
          <table:table-cell table:formula="of:=CONCATENATE(&quot;&lt;Row Tag='&quot;;[.A89];&quot;' Language='es_ES'&gt;&lt;Text&gt;&quot;;[.E89];&quot;&lt;/Text&gt;&lt;/Row&gt;&quot;)" office:value-type="string" office:string-value="&lt;Row Tag='LOC_TCS_ANTIQUITY_ARMYRANK_PREFIX_CARTHAGE_1' Language='es_ES'&gt;&lt;Text&gt;Rab Mḥnt&lt;/Text&gt;&lt;/Row&gt;">
            <text:p>&lt;Row Tag='LOC_TCS_ANTIQUITY_ARMYRANK_PREFIX_CARTHAGE_1' Language='es_ES'&gt;&lt;Text&gt;Rab Mḥnt&lt;/Text&gt;&lt;/Row&gt;</text:p>
          </table:table-cell>
          <table:table-cell office:value-type="string">
            <text:p>Rab Mḥnt</text:p>
          </table:table-cell>
          <table:table-cell table:formula="of:=CONCATENATE(&quot;&lt;Row Tag='&quot;;[.A89];&quot;' Language='it_IT'&gt;&lt;Text&gt;&quot;;[.G89];&quot;&lt;/Text&gt;&lt;/Row&gt;&quot;)" office:value-type="string" office:string-value="&lt;Row Tag='LOC_TCS_ANTIQUITY_ARMYRANK_PREFIX_CARTHAGE_1' Language='it_IT'&gt;&lt;Text&gt;Rab Mḥnt&lt;/Text&gt;&lt;/Row&gt;">
            <text:p>&lt;Row Tag='LOC_TCS_ANTIQUITY_ARMYRANK_PREFIX_CARTHAGE_1' Language='it_IT'&gt;&lt;Text&gt;Rab Mḥnt&lt;/Text&gt;&lt;/Row&gt;</text:p>
          </table:table-cell>
          <table:table-cell office:value-type="string">
            <text:p>ラッブ・ムフント</text:p>
          </table:table-cell>
          <table:table-cell table:formula="of:=CONCATENATE(&quot;&lt;Row Tag='&quot;;[.A89];&quot;' Language='ja_JP'&gt;&lt;Text&gt;&quot;;[.I89];&quot;&lt;/Text&gt;&lt;/Row&gt;&quot;)" office:value-type="string" office:string-value="&lt;Row Tag='LOC_TCS_ANTIQUITY_ARMYRANK_PREFIX_CARTHAGE_1' Language='ja_JP'&gt;&lt;Text&gt;ラッブ・ムフント&lt;/Text&gt;&lt;/Row&gt;">
            <text:p>&lt;Row Tag='LOC_TCS_ANTIQUITY_ARMYRANK_PREFIX_CARTHAGE_1' Language='ja_JP'&gt;&lt;Text&gt;ラッブ・ムフント&lt;/Text&gt;&lt;/Row&gt;</text:p>
          </table:table-cell>
          <table:table-cell office:value-type="string">
            <text:p>라브 므흐نت</text:p>
          </table:table-cell>
          <table:table-cell table:formula="of:=CONCATENATE(&quot;&lt;Row Tag='&quot;;[.A89];&quot;' Language='ko_KR'&gt;&lt;Text&gt;&quot;;[.K89];&quot;&lt;/Text&gt;&lt;/Row&gt;&quot;)" office:value-type="string" office:string-value="&lt;Row Tag='LOC_TCS_ANTIQUITY_ARMYRANK_PREFIX_CARTHAGE_1' Language='ko_KR'&gt;&lt;Text&gt;라브 므흐نت&lt;/Text&gt;&lt;/Row&gt;">
            <text:p>&lt;Row Tag='LOC_TCS_ANTIQUITY_ARMYRANK_PREFIX_CARTHAGE_1' Language='ko_KR'&gt;&lt;Text&gt;라브 므흐نت&lt;/Text&gt;&lt;/Row&gt;</text:p>
          </table:table-cell>
          <table:table-cell office:value-type="string">
            <text:p>Rab Mḥnt</text:p>
          </table:table-cell>
          <table:table-cell table:formula="of:=CONCATENATE(&quot;&lt;Row Tag='&quot;;[.A89];&quot;' Language='pl_PL'&gt;&lt;Text&gt;&quot;;[.M89];&quot;&lt;/Text&gt;&lt;/Row&gt;&quot;)" office:value-type="string" office:string-value="&lt;Row Tag='LOC_TCS_ANTIQUITY_ARMYRANK_PREFIX_CARTHAGE_1' Language='pl_PL'&gt;&lt;Text&gt;Rab Mḥnt&lt;/Text&gt;&lt;/Row&gt;">
            <text:p>&lt;Row Tag='LOC_TCS_ANTIQUITY_ARMYRANK_PREFIX_CARTHAGE_1' Language='pl_PL'&gt;&lt;Text&gt;Rab Mḥnt&lt;/Text&gt;&lt;/Row&gt;</text:p>
          </table:table-cell>
          <table:table-cell office:value-type="string">
            <text:p>Rab Mḥnt</text:p>
          </table:table-cell>
          <table:table-cell table:formula="of:=CONCATENATE(&quot;&lt;Row Tag='&quot;;[.A89];&quot;' Language='pt_BR'&gt;&lt;Text&gt;&quot;;[.O89];&quot;&lt;/Text&gt;&lt;/Row&gt;&quot;)" office:value-type="string" office:string-value="&lt;Row Tag='LOC_TCS_ANTIQUITY_ARMYRANK_PREFIX_CARTHAGE_1' Language='pt_BR'&gt;&lt;Text&gt;Rab Mḥnt&lt;/Text&gt;&lt;/Row&gt;">
            <text:p>&lt;Row Tag='LOC_TCS_ANTIQUITY_ARMYRANK_PREFIX_CARTHAGE_1' Language='pt_BR'&gt;&lt;Text&gt;Rab Mḥnt&lt;/Text&gt;&lt;/Row&gt;</text:p>
          </table:table-cell>
          <table:table-cell office:value-type="string">
            <text:p>Раб Мхнт</text:p>
          </table:table-cell>
          <table:table-cell table:formula="of:=CONCATENATE(&quot;&lt;Row Tag='&quot;;[.A89];&quot;' Language='ru_RU'&gt;&lt;Text&gt;&quot;;[.Q89];&quot;&lt;/Text&gt;&lt;/Row&gt;&quot;)" office:value-type="string" office:string-value="&lt;Row Tag='LOC_TCS_ANTIQUITY_ARMYRANK_PREFIX_CARTHAGE_1' Language='ru_RU'&gt;&lt;Text&gt;Раб Мхнт&lt;/Text&gt;&lt;/Row&gt;">
            <text:p>&lt;Row Tag='LOC_TCS_ANTIQUITY_ARMYRANK_PREFIX_CARTHAGE_1' Language='ru_RU'&gt;&lt;Text&gt;Раб Мхнт&lt;/Text&gt;&lt;/Row&gt;</text:p>
          </table:table-cell>
          <table:table-cell office:value-type="string">
            <text:p>拉卜·姆赫恩特</text:p>
          </table:table-cell>
          <table:table-cell table:formula="of:=CONCATENATE(&quot;&lt;Row Tag='&quot;;[.A89];&quot;' Language='zh_Hans_CN'&gt;&lt;Text&gt;&quot;;[.S89];&quot;&lt;/Text&gt;&lt;/Row&gt;&quot;)" office:value-type="string" office:string-value="&lt;Row Tag='LOC_TCS_ANTIQUITY_ARMYRANK_PREFIX_CARTHAGE_1' Language='zh_Hans_CN'&gt;&lt;Text&gt;拉卜·姆赫恩特&lt;/Text&gt;&lt;/Row&gt;">
            <text:p>&lt;Row Tag='LOC_TCS_ANTIQUITY_ARMYRANK_PREFIX_CARTHAGE_1' Language='zh_Hans_CN'&gt;&lt;Text&gt;拉卜·姆赫恩特&lt;/Text&gt;&lt;/Row&gt;</text:p>
          </table:table-cell>
        </table:table-row>
        <table:table-row table:style-name="ro3">
          <table:table-cell office:value-type="string">
            <text:p>LOC_TCS_ANTIQUITY_ARMYRANK_PREFIX_CARTHAGE_2</text:p>
          </table:table-cell>
          <table:table-cell office:value-type="string">
            <text:p>Tm' Mḥnt</text:p>
          </table:table-cell>
          <table:table-cell office:value-type="string">
            <text:p>Tm' Mḥnt</text:p>
          </table:table-cell>
          <table:table-cell table:formula="of:=CONCATENATE(&quot;&lt;Row Tag='&quot;;[.A90];&quot;' Language='de_DE'&gt;&lt;Text&gt;&quot;;[.C90];&quot;&lt;/Text&gt;&lt;/Row&gt;&quot;)" office:value-type="string" office:string-value="&lt;Row Tag='LOC_TCS_ANTIQUITY_ARMYRANK_PREFIX_CARTHAGE_2' Language='de_DE'&gt;&lt;Text&gt;Tm' Mḥnt&lt;/Text&gt;&lt;/Row&gt;">
            <text:p>&lt;Row Tag='LOC_TCS_ANTIQUITY_ARMYRANK_PREFIX_CARTHAGE_2' Language='de_DE'&gt;&lt;Text&gt;Tm' Mḥnt&lt;/Text&gt;&lt;/Row&gt;</text:p>
          </table:table-cell>
          <table:table-cell office:value-type="string">
            <text:p>Tm' Mḥnt</text:p>
          </table:table-cell>
          <table:table-cell table:formula="of:=CONCATENATE(&quot;&lt;Row Tag='&quot;;[.A90];&quot;' Language='es_ES'&gt;&lt;Text&gt;&quot;;[.E90];&quot;&lt;/Text&gt;&lt;/Row&gt;&quot;)" office:value-type="string" office:string-value="&lt;Row Tag='LOC_TCS_ANTIQUITY_ARMYRANK_PREFIX_CARTHAGE_2' Language='es_ES'&gt;&lt;Text&gt;Tm' Mḥnt&lt;/Text&gt;&lt;/Row&gt;">
            <text:p>&lt;Row Tag='LOC_TCS_ANTIQUITY_ARMYRANK_PREFIX_CARTHAGE_2' Language='es_ES'&gt;&lt;Text&gt;Tm' Mḥnt&lt;/Text&gt;&lt;/Row&gt;</text:p>
          </table:table-cell>
          <table:table-cell office:value-type="string">
            <text:p>Tm' Mḥnt</text:p>
          </table:table-cell>
          <table:table-cell table:formula="of:=CONCATENATE(&quot;&lt;Row Tag='&quot;;[.A90];&quot;' Language='it_IT'&gt;&lt;Text&gt;&quot;;[.G90];&quot;&lt;/Text&gt;&lt;/Row&gt;&quot;)" office:value-type="string" office:string-value="&lt;Row Tag='LOC_TCS_ANTIQUITY_ARMYRANK_PREFIX_CARTHAGE_2' Language='it_IT'&gt;&lt;Text&gt;Tm' Mḥnt&lt;/Text&gt;&lt;/Row&gt;">
            <text:p>&lt;Row Tag='LOC_TCS_ANTIQUITY_ARMYRANK_PREFIX_CARTHAGE_2' Language='it_IT'&gt;&lt;Text&gt;Tm' Mḥnt&lt;/Text&gt;&lt;/Row&gt;</text:p>
          </table:table-cell>
          <table:table-cell office:value-type="string">
            <text:p>タム・ムフント</text:p>
          </table:table-cell>
          <table:table-cell table:formula="of:=CONCATENATE(&quot;&lt;Row Tag='&quot;;[.A90];&quot;' Language='ja_JP'&gt;&lt;Text&gt;&quot;;[.I90];&quot;&lt;/Text&gt;&lt;/Row&gt;&quot;)" office:value-type="string" office:string-value="&lt;Row Tag='LOC_TCS_ANTIQUITY_ARMYRANK_PREFIX_CARTHAGE_2' Language='ja_JP'&gt;&lt;Text&gt;タム・ムフント&lt;/Text&gt;&lt;/Row&gt;">
            <text:p>&lt;Row Tag='LOC_TCS_ANTIQUITY_ARMYRANK_PREFIX_CARTHAGE_2' Language='ja_JP'&gt;&lt;Text&gt;タム・ムフント&lt;/Text&gt;&lt;/Row&gt;</text:p>
          </table:table-cell>
          <table:table-cell office:value-type="string">
            <text:p>트므 므흐نت</text:p>
          </table:table-cell>
          <table:table-cell table:formula="of:=CONCATENATE(&quot;&lt;Row Tag='&quot;;[.A90];&quot;' Language='ko_KR'&gt;&lt;Text&gt;&quot;;[.K90];&quot;&lt;/Text&gt;&lt;/Row&gt;&quot;)" office:value-type="string" office:string-value="&lt;Row Tag='LOC_TCS_ANTIQUITY_ARMYRANK_PREFIX_CARTHAGE_2' Language='ko_KR'&gt;&lt;Text&gt;트므 므흐نت&lt;/Text&gt;&lt;/Row&gt;">
            <text:p>&lt;Row Tag='LOC_TCS_ANTIQUITY_ARMYRANK_PREFIX_CARTHAGE_2' Language='ko_KR'&gt;&lt;Text&gt;트므 므흐نت&lt;/Text&gt;&lt;/Row&gt;</text:p>
          </table:table-cell>
          <table:table-cell office:value-type="string">
            <text:p>Tm' Mḥnt</text:p>
          </table:table-cell>
          <table:table-cell table:formula="of:=CONCATENATE(&quot;&lt;Row Tag='&quot;;[.A90];&quot;' Language='pl_PL'&gt;&lt;Text&gt;&quot;;[.M90];&quot;&lt;/Text&gt;&lt;/Row&gt;&quot;)" office:value-type="string" office:string-value="&lt;Row Tag='LOC_TCS_ANTIQUITY_ARMYRANK_PREFIX_CARTHAGE_2' Language='pl_PL'&gt;&lt;Text&gt;Tm' Mḥnt&lt;/Text&gt;&lt;/Row&gt;">
            <text:p>&lt;Row Tag='LOC_TCS_ANTIQUITY_ARMYRANK_PREFIX_CARTHAGE_2' Language='pl_PL'&gt;&lt;Text&gt;Tm' Mḥnt&lt;/Text&gt;&lt;/Row&gt;</text:p>
          </table:table-cell>
          <table:table-cell office:value-type="string">
            <text:p>Tm' Mḥnt</text:p>
          </table:table-cell>
          <table:table-cell table:formula="of:=CONCATENATE(&quot;&lt;Row Tag='&quot;;[.A90];&quot;' Language='pt_BR'&gt;&lt;Text&gt;&quot;;[.O90];&quot;&lt;/Text&gt;&lt;/Row&gt;&quot;)" office:value-type="string" office:string-value="&lt;Row Tag='LOC_TCS_ANTIQUITY_ARMYRANK_PREFIX_CARTHAGE_2' Language='pt_BR'&gt;&lt;Text&gt;Tm' Mḥnt&lt;/Text&gt;&lt;/Row&gt;">
            <text:p>&lt;Row Tag='LOC_TCS_ANTIQUITY_ARMYRANK_PREFIX_CARTHAGE_2' Language='pt_BR'&gt;&lt;Text&gt;Tm' Mḥnt&lt;/Text&gt;&lt;/Row&gt;</text:p>
          </table:table-cell>
          <table:table-cell office:value-type="string">
            <text:p>Тм' Мхнт</text:p>
          </table:table-cell>
          <table:table-cell table:formula="of:=CONCATENATE(&quot;&lt;Row Tag='&quot;;[.A90];&quot;' Language='ru_RU'&gt;&lt;Text&gt;&quot;;[.Q90];&quot;&lt;/Text&gt;&lt;/Row&gt;&quot;)" office:value-type="string" office:string-value="&lt;Row Tag='LOC_TCS_ANTIQUITY_ARMYRANK_PREFIX_CARTHAGE_2' Language='ru_RU'&gt;&lt;Text&gt;Тм' Мхнт&lt;/Text&gt;&lt;/Row&gt;">
            <text:p>&lt;Row Tag='LOC_TCS_ANTIQUITY_ARMYRANK_PREFIX_CARTHAGE_2' Language='ru_RU'&gt;&lt;Text&gt;Тм' Мхнт&lt;/Text&gt;&lt;/Row&gt;</text:p>
          </table:table-cell>
          <table:table-cell office:value-type="string">
            <text:p>特姆·姆赫恩特</text:p>
          </table:table-cell>
          <table:table-cell table:formula="of:=CONCATENATE(&quot;&lt;Row Tag='&quot;;[.A90];&quot;' Language='zh_Hans_CN'&gt;&lt;Text&gt;&quot;;[.S90];&quot;&lt;/Text&gt;&lt;/Row&gt;&quot;)" office:value-type="string" office:string-value="&lt;Row Tag='LOC_TCS_ANTIQUITY_ARMYRANK_PREFIX_CARTHAGE_2' Language='zh_Hans_CN'&gt;&lt;Text&gt;特姆·姆赫恩特&lt;/Text&gt;&lt;/Row&gt;">
            <text:p>&lt;Row Tag='LOC_TCS_ANTIQUITY_ARMYRANK_PREFIX_CARTHAGE_2' Language='zh_Hans_CN'&gt;&lt;Text&gt;特姆·姆赫恩特&lt;/Text&gt;&lt;/Row&gt;</text:p>
          </table:table-cell>
        </table:table-row>
        <table:table-row table:style-name="ro3">
          <table:table-cell office:value-type="string">
            <text:p>LOC_TCS_ANTIQUITY_ARMYRANK_PREFIX_CARTHAGE_3</text:p>
          </table:table-cell>
          <table:table-cell office:value-type="string">
            <text:p>Rb M't</text:p>
          </table:table-cell>
          <table:table-cell office:value-type="string">
            <text:p>Rb M't</text:p>
          </table:table-cell>
          <table:table-cell table:formula="of:=CONCATENATE(&quot;&lt;Row Tag='&quot;;[.A91];&quot;' Language='de_DE'&gt;&lt;Text&gt;&quot;;[.C91];&quot;&lt;/Text&gt;&lt;/Row&gt;&quot;)" office:value-type="string" office:string-value="&lt;Row Tag='LOC_TCS_ANTIQUITY_ARMYRANK_PREFIX_CARTHAGE_3' Language='de_DE'&gt;&lt;Text&gt;Rb M't&lt;/Text&gt;&lt;/Row&gt;">
            <text:p>&lt;Row Tag='LOC_TCS_ANTIQUITY_ARMYRANK_PREFIX_CARTHAGE_3' Language='de_DE'&gt;&lt;Text&gt;Rb M't&lt;/Text&gt;&lt;/Row&gt;</text:p>
          </table:table-cell>
          <table:table-cell office:value-type="string">
            <text:p>Rb M't</text:p>
          </table:table-cell>
          <table:table-cell table:formula="of:=CONCATENATE(&quot;&lt;Row Tag='&quot;;[.A91];&quot;' Language='es_ES'&gt;&lt;Text&gt;&quot;;[.E91];&quot;&lt;/Text&gt;&lt;/Row&gt;&quot;)" office:value-type="string" office:string-value="&lt;Row Tag='LOC_TCS_ANTIQUITY_ARMYRANK_PREFIX_CARTHAGE_3' Language='es_ES'&gt;&lt;Text&gt;Rb M't&lt;/Text&gt;&lt;/Row&gt;">
            <text:p>&lt;Row Tag='LOC_TCS_ANTIQUITY_ARMYRANK_PREFIX_CARTHAGE_3' Language='es_ES'&gt;&lt;Text&gt;Rb M't&lt;/Text&gt;&lt;/Row&gt;</text:p>
          </table:table-cell>
          <table:table-cell office:value-type="string">
            <text:p>Rb M't</text:p>
          </table:table-cell>
          <table:table-cell table:formula="of:=CONCATENATE(&quot;&lt;Row Tag='&quot;;[.A91];&quot;' Language='it_IT'&gt;&lt;Text&gt;&quot;;[.G91];&quot;&lt;/Text&gt;&lt;/Row&gt;&quot;)" office:value-type="string" office:string-value="&lt;Row Tag='LOC_TCS_ANTIQUITY_ARMYRANK_PREFIX_CARTHAGE_3' Language='it_IT'&gt;&lt;Text&gt;Rb M't&lt;/Text&gt;&lt;/Row&gt;">
            <text:p>&lt;Row Tag='LOC_TCS_ANTIQUITY_ARMYRANK_PREFIX_CARTHAGE_3' Language='it_IT'&gt;&lt;Text&gt;Rb M't&lt;/Text&gt;&lt;/Row&gt;</text:p>
          </table:table-cell>
          <table:table-cell office:value-type="string">
            <text:p>ラッブ・マト</text:p>
          </table:table-cell>
          <table:table-cell table:formula="of:=CONCATENATE(&quot;&lt;Row Tag='&quot;;[.A91];&quot;' Language='ja_JP'&gt;&lt;Text&gt;&quot;;[.I91];&quot;&lt;/Text&gt;&lt;/Row&gt;&quot;)" office:value-type="string" office:string-value="&lt;Row Tag='LOC_TCS_ANTIQUITY_ARMYRANK_PREFIX_CARTHAGE_3' Language='ja_JP'&gt;&lt;Text&gt;ラッブ・マト&lt;/Text&gt;&lt;/Row&gt;">
            <text:p>&lt;Row Tag='LOC_TCS_ANTIQUITY_ARMYRANK_PREFIX_CARTHAGE_3' Language='ja_JP'&gt;&lt;Text&gt;ラッブ・マト&lt;/Text&gt;&lt;/Row&gt;</text:p>
          </table:table-cell>
          <table:table-cell office:value-type="string">
            <text:p>르브 므트</text:p>
          </table:table-cell>
          <table:table-cell table:formula="of:=CONCATENATE(&quot;&lt;Row Tag='&quot;;[.A91];&quot;' Language='ko_KR'&gt;&lt;Text&gt;&quot;;[.K91];&quot;&lt;/Text&gt;&lt;/Row&gt;&quot;)" office:value-type="string" office:string-value="&lt;Row Tag='LOC_TCS_ANTIQUITY_ARMYRANK_PREFIX_CARTHAGE_3' Language='ko_KR'&gt;&lt;Text&gt;르브 므트&lt;/Text&gt;&lt;/Row&gt;">
            <text:p>&lt;Row Tag='LOC_TCS_ANTIQUITY_ARMYRANK_PREFIX_CARTHAGE_3' Language='ko_KR'&gt;&lt;Text&gt;르브 므트&lt;/Text&gt;&lt;/Row&gt;</text:p>
          </table:table-cell>
          <table:table-cell office:value-type="string">
            <text:p>Rb M't</text:p>
          </table:table-cell>
          <table:table-cell table:formula="of:=CONCATENATE(&quot;&lt;Row Tag='&quot;;[.A91];&quot;' Language='pl_PL'&gt;&lt;Text&gt;&quot;;[.M91];&quot;&lt;/Text&gt;&lt;/Row&gt;&quot;)" office:value-type="string" office:string-value="&lt;Row Tag='LOC_TCS_ANTIQUITY_ARMYRANK_PREFIX_CARTHAGE_3' Language='pl_PL'&gt;&lt;Text&gt;Rb M't&lt;/Text&gt;&lt;/Row&gt;">
            <text:p>&lt;Row Tag='LOC_TCS_ANTIQUITY_ARMYRANK_PREFIX_CARTHAGE_3' Language='pl_PL'&gt;&lt;Text&gt;Rb M't&lt;/Text&gt;&lt;/Row&gt;</text:p>
          </table:table-cell>
          <table:table-cell office:value-type="string">
            <text:p>Rb M't</text:p>
          </table:table-cell>
          <table:table-cell table:formula="of:=CONCATENATE(&quot;&lt;Row Tag='&quot;;[.A91];&quot;' Language='pt_BR'&gt;&lt;Text&gt;&quot;;[.O91];&quot;&lt;/Text&gt;&lt;/Row&gt;&quot;)" office:value-type="string" office:string-value="&lt;Row Tag='LOC_TCS_ANTIQUITY_ARMYRANK_PREFIX_CARTHAGE_3' Language='pt_BR'&gt;&lt;Text&gt;Rb M't&lt;/Text&gt;&lt;/Row&gt;">
            <text:p>&lt;Row Tag='LOC_TCS_ANTIQUITY_ARMYRANK_PREFIX_CARTHAGE_3' Language='pt_BR'&gt;&lt;Text&gt;Rb M't&lt;/Text&gt;&lt;/Row&gt;</text:p>
          </table:table-cell>
          <table:table-cell office:value-type="string">
            <text:p>Рб М'т</text:p>
          </table:table-cell>
          <table:table-cell table:formula="of:=CONCATENATE(&quot;&lt;Row Tag='&quot;;[.A91];&quot;' Language='ru_RU'&gt;&lt;Text&gt;&quot;;[.Q91];&quot;&lt;/Text&gt;&lt;/Row&gt;&quot;)" office:value-type="string" office:string-value="&lt;Row Tag='LOC_TCS_ANTIQUITY_ARMYRANK_PREFIX_CARTHAGE_3' Language='ru_RU'&gt;&lt;Text&gt;Рб М'т&lt;/Text&gt;&lt;/Row&gt;">
            <text:p>&lt;Row Tag='LOC_TCS_ANTIQUITY_ARMYRANK_PREFIX_CARTHAGE_3' Language='ru_RU'&gt;&lt;Text&gt;Рб М'т&lt;/Text&gt;&lt;/Row&gt;</text:p>
          </table:table-cell>
          <table:table-cell office:value-type="string">
            <text:p>拉卜·姆特</text:p>
          </table:table-cell>
          <table:table-cell table:formula="of:=CONCATENATE(&quot;&lt;Row Tag='&quot;;[.A91];&quot;' Language='zh_Hans_CN'&gt;&lt;Text&gt;&quot;;[.S91];&quot;&lt;/Text&gt;&lt;/Row&gt;&quot;)" office:value-type="string" office:string-value="&lt;Row Tag='LOC_TCS_ANTIQUITY_ARMYRANK_PREFIX_CARTHAGE_3' Language='zh_Hans_CN'&gt;&lt;Text&gt;拉卜·姆特&lt;/Text&gt;&lt;/Row&gt;">
            <text:p>&lt;Row Tag='LOC_TCS_ANTIQUITY_ARMYRANK_PREFIX_CARTHAGE_3' Language='zh_Hans_CN'&gt;&lt;Text&gt;拉卜·姆特&lt;/Text&gt;&lt;/Row&gt;</text:p>
          </table:table-cell>
        </table:table-row>
        <table:table-row table:style-name="ro3">
          <table:table-cell office:value-type="string">
            <text:p>LOC_TCS_ANTIQUITY_ARMYRANK_PREFIX_CARTHAGE_4</text:p>
          </table:table-cell>
          <table:table-cell office:value-type="string">
            <text:p>Rb Šny</text:p>
          </table:table-cell>
          <table:table-cell office:value-type="string">
            <text:p>Rb Šny</text:p>
          </table:table-cell>
          <table:table-cell table:formula="of:=CONCATENATE(&quot;&lt;Row Tag='&quot;;[.A92];&quot;' Language='de_DE'&gt;&lt;Text&gt;&quot;;[.C92];&quot;&lt;/Text&gt;&lt;/Row&gt;&quot;)" office:value-type="string" office:string-value="&lt;Row Tag='LOC_TCS_ANTIQUITY_ARMYRANK_PREFIX_CARTHAGE_4' Language='de_DE'&gt;&lt;Text&gt;Rb Šny&lt;/Text&gt;&lt;/Row&gt;">
            <text:p>&lt;Row Tag='LOC_TCS_ANTIQUITY_ARMYRANK_PREFIX_CARTHAGE_4' Language='de_DE'&gt;&lt;Text&gt;Rb Šny&lt;/Text&gt;&lt;/Row&gt;</text:p>
          </table:table-cell>
          <table:table-cell office:value-type="string">
            <text:p>Rb Šny</text:p>
          </table:table-cell>
          <table:table-cell table:formula="of:=CONCATENATE(&quot;&lt;Row Tag='&quot;;[.A92];&quot;' Language='es_ES'&gt;&lt;Text&gt;&quot;;[.E92];&quot;&lt;/Text&gt;&lt;/Row&gt;&quot;)" office:value-type="string" office:string-value="&lt;Row Tag='LOC_TCS_ANTIQUITY_ARMYRANK_PREFIX_CARTHAGE_4' Language='es_ES'&gt;&lt;Text&gt;Rb Šny&lt;/Text&gt;&lt;/Row&gt;">
            <text:p>&lt;Row Tag='LOC_TCS_ANTIQUITY_ARMYRANK_PREFIX_CARTHAGE_4' Language='es_ES'&gt;&lt;Text&gt;Rb Šny&lt;/Text&gt;&lt;/Row&gt;</text:p>
          </table:table-cell>
          <table:table-cell office:value-type="string">
            <text:p>Rb Šny</text:p>
          </table:table-cell>
          <table:table-cell table:formula="of:=CONCATENATE(&quot;&lt;Row Tag='&quot;;[.A92];&quot;' Language='it_IT'&gt;&lt;Text&gt;&quot;;[.G92];&quot;&lt;/Text&gt;&lt;/Row&gt;&quot;)" office:value-type="string" office:string-value="&lt;Row Tag='LOC_TCS_ANTIQUITY_ARMYRANK_PREFIX_CARTHAGE_4' Language='it_IT'&gt;&lt;Text&gt;Rb Šny&lt;/Text&gt;&lt;/Row&gt;">
            <text:p>&lt;Row Tag='LOC_TCS_ANTIQUITY_ARMYRANK_PREFIX_CARTHAGE_4' Language='it_IT'&gt;&lt;Text&gt;Rb Šny&lt;/Text&gt;&lt;/Row&gt;</text:p>
          </table:table-cell>
          <table:table-cell office:value-type="string">
            <text:p>ラッブ・シュニー</text:p>
          </table:table-cell>
          <table:table-cell table:formula="of:=CONCATENATE(&quot;&lt;Row Tag='&quot;;[.A92];&quot;' Language='ja_JP'&gt;&lt;Text&gt;&quot;;[.I92];&quot;&lt;/Text&gt;&lt;/Row&gt;&quot;)" office:value-type="string" office:string-value="&lt;Row Tag='LOC_TCS_ANTIQUITY_ARMYRANK_PREFIX_CARTHAGE_4' Language='ja_JP'&gt;&lt;Text&gt;ラッブ・シュニー&lt;/Text&gt;&lt;/Row&gt;">
            <text:p>&lt;Row Tag='LOC_TCS_ANTIQUITY_ARMYRANK_PREFIX_CARTHAGE_4' Language='ja_JP'&gt;&lt;Text&gt;ラッブ・シュニー&lt;/Text&gt;&lt;/Row&gt;</text:p>
          </table:table-cell>
          <table:table-cell office:value-type="string">
            <text:p>르브 슈니</text:p>
          </table:table-cell>
          <table:table-cell table:formula="of:=CONCATENATE(&quot;&lt;Row Tag='&quot;;[.A92];&quot;' Language='ko_KR'&gt;&lt;Text&gt;&quot;;[.K92];&quot;&lt;/Text&gt;&lt;/Row&gt;&quot;)" office:value-type="string" office:string-value="&lt;Row Tag='LOC_TCS_ANTIQUITY_ARMYRANK_PREFIX_CARTHAGE_4' Language='ko_KR'&gt;&lt;Text&gt;르브 슈니&lt;/Text&gt;&lt;/Row&gt;">
            <text:p>&lt;Row Tag='LOC_TCS_ANTIQUITY_ARMYRANK_PREFIX_CARTHAGE_4' Language='ko_KR'&gt;&lt;Text&gt;르브 슈니&lt;/Text&gt;&lt;/Row&gt;</text:p>
          </table:table-cell>
          <table:table-cell office:value-type="string">
            <text:p>Rb Šny</text:p>
          </table:table-cell>
          <table:table-cell table:formula="of:=CONCATENATE(&quot;&lt;Row Tag='&quot;;[.A92];&quot;' Language='pl_PL'&gt;&lt;Text&gt;&quot;;[.M92];&quot;&lt;/Text&gt;&lt;/Row&gt;&quot;)" office:value-type="string" office:string-value="&lt;Row Tag='LOC_TCS_ANTIQUITY_ARMYRANK_PREFIX_CARTHAGE_4' Language='pl_PL'&gt;&lt;Text&gt;Rb Šny&lt;/Text&gt;&lt;/Row&gt;">
            <text:p>&lt;Row Tag='LOC_TCS_ANTIQUITY_ARMYRANK_PREFIX_CARTHAGE_4' Language='pl_PL'&gt;&lt;Text&gt;Rb Šny&lt;/Text&gt;&lt;/Row&gt;</text:p>
          </table:table-cell>
          <table:table-cell office:value-type="string">
            <text:p>Rb Šny</text:p>
          </table:table-cell>
          <table:table-cell table:formula="of:=CONCATENATE(&quot;&lt;Row Tag='&quot;;[.A92];&quot;' Language='pt_BR'&gt;&lt;Text&gt;&quot;;[.O92];&quot;&lt;/Text&gt;&lt;/Row&gt;&quot;)" office:value-type="string" office:string-value="&lt;Row Tag='LOC_TCS_ANTIQUITY_ARMYRANK_PREFIX_CARTHAGE_4' Language='pt_BR'&gt;&lt;Text&gt;Rb Šny&lt;/Text&gt;&lt;/Row&gt;">
            <text:p>&lt;Row Tag='LOC_TCS_ANTIQUITY_ARMYRANK_PREFIX_CARTHAGE_4' Language='pt_BR'&gt;&lt;Text&gt;Rb Šny&lt;/Text&gt;&lt;/Row&gt;</text:p>
          </table:table-cell>
          <table:table-cell office:value-type="string">
            <text:p>Рб Шни</text:p>
          </table:table-cell>
          <table:table-cell table:formula="of:=CONCATENATE(&quot;&lt;Row Tag='&quot;;[.A92];&quot;' Language='ru_RU'&gt;&lt;Text&gt;&quot;;[.Q92];&quot;&lt;/Text&gt;&lt;/Row&gt;&quot;)" office:value-type="string" office:string-value="&lt;Row Tag='LOC_TCS_ANTIQUITY_ARMYRANK_PREFIX_CARTHAGE_4' Language='ru_RU'&gt;&lt;Text&gt;Рб Шни&lt;/Text&gt;&lt;/Row&gt;">
            <text:p>&lt;Row Tag='LOC_TCS_ANTIQUITY_ARMYRANK_PREFIX_CARTHAGE_4' Language='ru_RU'&gt;&lt;Text&gt;Рб Шни&lt;/Text&gt;&lt;/Row&gt;</text:p>
          </table:table-cell>
          <table:table-cell office:value-type="string">
            <text:p>拉卜·什尼</text:p>
          </table:table-cell>
          <table:table-cell table:formula="of:=CONCATENATE(&quot;&lt;Row Tag='&quot;;[.A92];&quot;' Language='zh_Hans_CN'&gt;&lt;Text&gt;&quot;;[.S92];&quot;&lt;/Text&gt;&lt;/Row&gt;&quot;)" office:value-type="string" office:string-value="&lt;Row Tag='LOC_TCS_ANTIQUITY_ARMYRANK_PREFIX_CARTHAGE_4' Language='zh_Hans_CN'&gt;&lt;Text&gt;拉卜·什尼&lt;/Text&gt;&lt;/Row&gt;">
            <text:p>&lt;Row Tag='LOC_TCS_ANTIQUITY_ARMYRANK_PREFIX_CARTHAGE_4' Language='zh_Hans_CN'&gt;&lt;Text&gt;拉卜·什尼&lt;/Text&gt;&lt;/Row&gt;</text:p>
          </table:table-cell>
        </table:table-row>
        <table:table-row table:style-name="ro3">
          <table:table-cell office:value-type="string">
            <text:p>LOC_TCS_ANTIQUITY_ARMYRANK_PREFIX_CARTHAGE_5</text:p>
          </table:table-cell>
          <table:table-cell office:value-type="string">
            <text:p>Rb 'rṣ</text:p>
          </table:table-cell>
          <table:table-cell office:value-type="string">
            <text:p>Rb 'rṣ</text:p>
          </table:table-cell>
          <table:table-cell table:formula="of:=CONCATENATE(&quot;&lt;Row Tag='&quot;;[.A93];&quot;' Language='de_DE'&gt;&lt;Text&gt;&quot;;[.C93];&quot;&lt;/Text&gt;&lt;/Row&gt;&quot;)" office:value-type="string" office:string-value="&lt;Row Tag='LOC_TCS_ANTIQUITY_ARMYRANK_PREFIX_CARTHAGE_5' Language='de_DE'&gt;&lt;Text&gt;Rb 'rṣ&lt;/Text&gt;&lt;/Row&gt;">
            <text:p>&lt;Row Tag='LOC_TCS_ANTIQUITY_ARMYRANK_PREFIX_CARTHAGE_5' Language='de_DE'&gt;&lt;Text&gt;Rb 'rṣ&lt;/Text&gt;&lt;/Row&gt;</text:p>
          </table:table-cell>
          <table:table-cell office:value-type="string">
            <text:p>Rb 'rṣ</text:p>
          </table:table-cell>
          <table:table-cell table:formula="of:=CONCATENATE(&quot;&lt;Row Tag='&quot;;[.A93];&quot;' Language='es_ES'&gt;&lt;Text&gt;&quot;;[.E93];&quot;&lt;/Text&gt;&lt;/Row&gt;&quot;)" office:value-type="string" office:string-value="&lt;Row Tag='LOC_TCS_ANTIQUITY_ARMYRANK_PREFIX_CARTHAGE_5' Language='es_ES'&gt;&lt;Text&gt;Rb 'rṣ&lt;/Text&gt;&lt;/Row&gt;">
            <text:p>&lt;Row Tag='LOC_TCS_ANTIQUITY_ARMYRANK_PREFIX_CARTHAGE_5' Language='es_ES'&gt;&lt;Text&gt;Rb 'rṣ&lt;/Text&gt;&lt;/Row&gt;</text:p>
          </table:table-cell>
          <table:table-cell office:value-type="string">
            <text:p>Rb 'rṣ</text:p>
          </table:table-cell>
          <table:table-cell table:formula="of:=CONCATENATE(&quot;&lt;Row Tag='&quot;;[.A93];&quot;' Language='it_IT'&gt;&lt;Text&gt;&quot;;[.G93];&quot;&lt;/Text&gt;&lt;/Row&gt;&quot;)" office:value-type="string" office:string-value="&lt;Row Tag='LOC_TCS_ANTIQUITY_ARMYRANK_PREFIX_CARTHAGE_5' Language='it_IT'&gt;&lt;Text&gt;Rb 'rṣ&lt;/Text&gt;&lt;/Row&gt;">
            <text:p>&lt;Row Tag='LOC_TCS_ANTIQUITY_ARMYRANK_PREFIX_CARTHAGE_5' Language='it_IT'&gt;&lt;Text&gt;Rb 'rṣ&lt;/Text&gt;&lt;/Row&gt;</text:p>
          </table:table-cell>
          <table:table-cell office:value-type="string">
            <text:p>ラッブ・アルシュ</text:p>
          </table:table-cell>
          <table:table-cell table:formula="of:=CONCATENATE(&quot;&lt;Row Tag='&quot;;[.A93];&quot;' Language='ja_JP'&gt;&lt;Text&gt;&quot;;[.I93];&quot;&lt;/Text&gt;&lt;/Row&gt;&quot;)" office:value-type="string" office:string-value="&lt;Row Tag='LOC_TCS_ANTIQUITY_ARMYRANK_PREFIX_CARTHAGE_5' Language='ja_JP'&gt;&lt;Text&gt;ラッブ・アルシュ&lt;/Text&gt;&lt;/Row&gt;">
            <text:p>&lt;Row Tag='LOC_TCS_ANTIQUITY_ARMYRANK_PREFIX_CARTHAGE_5' Language='ja_JP'&gt;&lt;Text&gt;ラッブ・アルシュ&lt;/Text&gt;&lt;/Row&gt;</text:p>
          </table:table-cell>
          <table:table-cell office:value-type="string">
            <text:p>르브 아르슈</text:p>
          </table:table-cell>
          <table:table-cell table:formula="of:=CONCATENATE(&quot;&lt;Row Tag='&quot;;[.A93];&quot;' Language='ko_KR'&gt;&lt;Text&gt;&quot;;[.K93];&quot;&lt;/Text&gt;&lt;/Row&gt;&quot;)" office:value-type="string" office:string-value="&lt;Row Tag='LOC_TCS_ANTIQUITY_ARMYRANK_PREFIX_CARTHAGE_5' Language='ko_KR'&gt;&lt;Text&gt;르브 아르슈&lt;/Text&gt;&lt;/Row&gt;">
            <text:p>&lt;Row Tag='LOC_TCS_ANTIQUITY_ARMYRANK_PREFIX_CARTHAGE_5' Language='ko_KR'&gt;&lt;Text&gt;르브 아르슈&lt;/Text&gt;&lt;/Row&gt;</text:p>
          </table:table-cell>
          <table:table-cell office:value-type="string">
            <text:p>Rb 'rṣ</text:p>
          </table:table-cell>
          <table:table-cell table:formula="of:=CONCATENATE(&quot;&lt;Row Tag='&quot;;[.A93];&quot;' Language='pl_PL'&gt;&lt;Text&gt;&quot;;[.M93];&quot;&lt;/Text&gt;&lt;/Row&gt;&quot;)" office:value-type="string" office:string-value="&lt;Row Tag='LOC_TCS_ANTIQUITY_ARMYRANK_PREFIX_CARTHAGE_5' Language='pl_PL'&gt;&lt;Text&gt;Rb 'rṣ&lt;/Text&gt;&lt;/Row&gt;">
            <text:p>&lt;Row Tag='LOC_TCS_ANTIQUITY_ARMYRANK_PREFIX_CARTHAGE_5' Language='pl_PL'&gt;&lt;Text&gt;Rb 'rṣ&lt;/Text&gt;&lt;/Row&gt;</text:p>
          </table:table-cell>
          <table:table-cell office:value-type="string">
            <text:p>Rb 'rṣ</text:p>
          </table:table-cell>
          <table:table-cell table:formula="of:=CONCATENATE(&quot;&lt;Row Tag='&quot;;[.A93];&quot;' Language='pt_BR'&gt;&lt;Text&gt;&quot;;[.O93];&quot;&lt;/Text&gt;&lt;/Row&gt;&quot;)" office:value-type="string" office:string-value="&lt;Row Tag='LOC_TCS_ANTIQUITY_ARMYRANK_PREFIX_CARTHAGE_5' Language='pt_BR'&gt;&lt;Text&gt;Rb 'rṣ&lt;/Text&gt;&lt;/Row&gt;">
            <text:p>&lt;Row Tag='LOC_TCS_ANTIQUITY_ARMYRANK_PREFIX_CARTHAGE_5' Language='pt_BR'&gt;&lt;Text&gt;Rb 'rṣ&lt;/Text&gt;&lt;/Row&gt;</text:p>
          </table:table-cell>
          <table:table-cell office:value-type="string">
            <text:p>Рб 'рṣ</text:p>
          </table:table-cell>
          <table:table-cell table:formula="of:=CONCATENATE(&quot;&lt;Row Tag='&quot;;[.A93];&quot;' Language='ru_RU'&gt;&lt;Text&gt;&quot;;[.Q93];&quot;&lt;/Text&gt;&lt;/Row&gt;&quot;)" office:value-type="string" office:string-value="&lt;Row Tag='LOC_TCS_ANTIQUITY_ARMYRANK_PREFIX_CARTHAGE_5' Language='ru_RU'&gt;&lt;Text&gt;Рб 'рṣ&lt;/Text&gt;&lt;/Row&gt;">
            <text:p>&lt;Row Tag='LOC_TCS_ANTIQUITY_ARMYRANK_PREFIX_CARTHAGE_5' Language='ru_RU'&gt;&lt;Text&gt;Рб 'рṣ&lt;/Text&gt;&lt;/Row&gt;</text:p>
          </table:table-cell>
          <table:table-cell office:value-type="string">
            <text:p>拉卜·阿尔什</text:p>
          </table:table-cell>
          <table:table-cell table:formula="of:=CONCATENATE(&quot;&lt;Row Tag='&quot;;[.A93];&quot;' Language='zh_Hans_CN'&gt;&lt;Text&gt;&quot;;[.S93];&quot;&lt;/Text&gt;&lt;/Row&gt;&quot;)" office:value-type="string" office:string-value="&lt;Row Tag='LOC_TCS_ANTIQUITY_ARMYRANK_PREFIX_CARTHAGE_5' Language='zh_Hans_CN'&gt;&lt;Text&gt;拉卜·阿尔什&lt;/Text&gt;&lt;/Row&gt;">
            <text:p>&lt;Row Tag='LOC_TCS_ANTIQUITY_ARMYRANK_PREFIX_CARTHAGE_5' Language='zh_Hans_CN'&gt;&lt;Text&gt;拉卜·阿尔什&lt;/Text&gt;&lt;/Row&gt;</text:p>
          </table:table-cell>
        </table:table-row>
        <table:table-row table:style-name="ro3">
          <table:table-cell office:value-type="string">
            <text:p>LOC_TCS_ANTIQUITY_ARMYRANK_PREFIX_CARTHAGE_6</text:p>
          </table:table-cell>
          <table:table-cell office:value-type="string">
            <text:p>Rb Tḥt Rb Mḥnt</text:p>
          </table:table-cell>
          <table:table-cell office:value-type="string">
            <text:p>Rb Tḥt Rb Mḥnt</text:p>
          </table:table-cell>
          <table:table-cell table:formula="of:=CONCATENATE(&quot;&lt;Row Tag='&quot;;[.A94];&quot;' Language='de_DE'&gt;&lt;Text&gt;&quot;;[.C94];&quot;&lt;/Text&gt;&lt;/Row&gt;&quot;)" office:value-type="string" office:string-value="&lt;Row Tag='LOC_TCS_ANTIQUITY_ARMYRANK_PREFIX_CARTHAGE_6' Language='de_DE'&gt;&lt;Text&gt;Rb Tḥt Rb Mḥnt&lt;/Text&gt;&lt;/Row&gt;">
            <text:p>&lt;Row Tag='LOC_TCS_ANTIQUITY_ARMYRANK_PREFIX_CARTHAGE_6' Language='de_DE'&gt;&lt;Text&gt;Rb Tḥt Rb Mḥnt&lt;/Text&gt;&lt;/Row&gt;</text:p>
          </table:table-cell>
          <table:table-cell office:value-type="string">
            <text:p>Rb Tḥt Rb Mḥnt</text:p>
          </table:table-cell>
          <table:table-cell table:formula="of:=CONCATENATE(&quot;&lt;Row Tag='&quot;;[.A94];&quot;' Language='es_ES'&gt;&lt;Text&gt;&quot;;[.E94];&quot;&lt;/Text&gt;&lt;/Row&gt;&quot;)" office:value-type="string" office:string-value="&lt;Row Tag='LOC_TCS_ANTIQUITY_ARMYRANK_PREFIX_CARTHAGE_6' Language='es_ES'&gt;&lt;Text&gt;Rb Tḥt Rb Mḥnt&lt;/Text&gt;&lt;/Row&gt;">
            <text:p>&lt;Row Tag='LOC_TCS_ANTIQUITY_ARMYRANK_PREFIX_CARTHAGE_6' Language='es_ES'&gt;&lt;Text&gt;Rb Tḥt Rb Mḥnt&lt;/Text&gt;&lt;/Row&gt;</text:p>
          </table:table-cell>
          <table:table-cell office:value-type="string">
            <text:p>Rb Tḥt Rb Mḥnt</text:p>
          </table:table-cell>
          <table:table-cell table:formula="of:=CONCATENATE(&quot;&lt;Row Tag='&quot;;[.A94];&quot;' Language='it_IT'&gt;&lt;Text&gt;&quot;;[.G94];&quot;&lt;/Text&gt;&lt;/Row&gt;&quot;)" office:value-type="string" office:string-value="&lt;Row Tag='LOC_TCS_ANTIQUITY_ARMYRANK_PREFIX_CARTHAGE_6' Language='it_IT'&gt;&lt;Text&gt;Rb Tḥt Rb Mḥnt&lt;/Text&gt;&lt;/Row&gt;">
            <text:p>&lt;Row Tag='LOC_TCS_ANTIQUITY_ARMYRANK_PREFIX_CARTHAGE_6' Language='it_IT'&gt;&lt;Text&gt;Rb Tḥt Rb Mḥnt&lt;/Text&gt;&lt;/Row&gt;</text:p>
          </table:table-cell>
          <table:table-cell office:value-type="string">
            <text:p>ラッブ・タフト・ラッブ・ムフント</text:p>
          </table:table-cell>
          <table:table-cell table:formula="of:=CONCATENATE(&quot;&lt;Row Tag='&quot;;[.A94];&quot;' Language='ja_JP'&gt;&lt;Text&gt;&quot;;[.I94];&quot;&lt;/Text&gt;&lt;/Row&gt;&quot;)" office:value-type="string" office:string-value="&lt;Row Tag='LOC_TCS_ANTIQUITY_ARMYRANK_PREFIX_CARTHAGE_6' Language='ja_JP'&gt;&lt;Text&gt;ラッブ・タフト・ラッブ・ムフント&lt;/Text&gt;&lt;/Row&gt;">
            <text:p>&lt;Row Tag='LOC_TCS_ANTIQUITY_ARMYRANK_PREFIX_CARTHAGE_6' Language='ja_JP'&gt;&lt;Text&gt;ラッブ・タフト・ラッブ・ムフント&lt;/Text&gt;&lt;/Row&gt;</text:p>
          </table:table-cell>
          <table:table-cell office:value-type="string">
            <text:p>르브 트흐트 르브 므흐نت</text:p>
          </table:table-cell>
          <table:table-cell table:formula="of:=CONCATENATE(&quot;&lt;Row Tag='&quot;;[.A94];&quot;' Language='ko_KR'&gt;&lt;Text&gt;&quot;;[.K94];&quot;&lt;/Text&gt;&lt;/Row&gt;&quot;)" office:value-type="string" office:string-value="&lt;Row Tag='LOC_TCS_ANTIQUITY_ARMYRANK_PREFIX_CARTHAGE_6' Language='ko_KR'&gt;&lt;Text&gt;르브 트흐트 르브 므흐نت&lt;/Text&gt;&lt;/Row&gt;">
            <text:p>&lt;Row Tag='LOC_TCS_ANTIQUITY_ARMYRANK_PREFIX_CARTHAGE_6' Language='ko_KR'&gt;&lt;Text&gt;르브 트흐트 르브 므흐نت&lt;/Text&gt;&lt;/Row&gt;</text:p>
          </table:table-cell>
          <table:table-cell office:value-type="string">
            <text:p>Rb Tḥt Rb Mḥnt</text:p>
          </table:table-cell>
          <table:table-cell table:formula="of:=CONCATENATE(&quot;&lt;Row Tag='&quot;;[.A94];&quot;' Language='pl_PL'&gt;&lt;Text&gt;&quot;;[.M94];&quot;&lt;/Text&gt;&lt;/Row&gt;&quot;)" office:value-type="string" office:string-value="&lt;Row Tag='LOC_TCS_ANTIQUITY_ARMYRANK_PREFIX_CARTHAGE_6' Language='pl_PL'&gt;&lt;Text&gt;Rb Tḥt Rb Mḥnt&lt;/Text&gt;&lt;/Row&gt;">
            <text:p>&lt;Row Tag='LOC_TCS_ANTIQUITY_ARMYRANK_PREFIX_CARTHAGE_6' Language='pl_PL'&gt;&lt;Text&gt;Rb Tḥt Rb Mḥnt&lt;/Text&gt;&lt;/Row&gt;</text:p>
          </table:table-cell>
          <table:table-cell office:value-type="string">
            <text:p>Rb Tḥt Rb Mḥnt</text:p>
          </table:table-cell>
          <table:table-cell table:formula="of:=CONCATENATE(&quot;&lt;Row Tag='&quot;;[.A94];&quot;' Language='pt_BR'&gt;&lt;Text&gt;&quot;;[.O94];&quot;&lt;/Text&gt;&lt;/Row&gt;&quot;)" office:value-type="string" office:string-value="&lt;Row Tag='LOC_TCS_ANTIQUITY_ARMYRANK_PREFIX_CARTHAGE_6' Language='pt_BR'&gt;&lt;Text&gt;Rb Tḥt Rb Mḥnt&lt;/Text&gt;&lt;/Row&gt;">
            <text:p>&lt;Row Tag='LOC_TCS_ANTIQUITY_ARMYRANK_PREFIX_CARTHAGE_6' Language='pt_BR'&gt;&lt;Text&gt;Rb Tḥt Rb Mḥnt&lt;/Text&gt;&lt;/Row&gt;</text:p>
          </table:table-cell>
          <table:table-cell office:value-type="string">
            <text:p>Рб Тхт Рб Мхнт</text:p>
          </table:table-cell>
          <table:table-cell table:formula="of:=CONCATENATE(&quot;&lt;Row Tag='&quot;;[.A94];&quot;' Language='ru_RU'&gt;&lt;Text&gt;&quot;;[.Q94];&quot;&lt;/Text&gt;&lt;/Row&gt;&quot;)" office:value-type="string" office:string-value="&lt;Row Tag='LOC_TCS_ANTIQUITY_ARMYRANK_PREFIX_CARTHAGE_6' Language='ru_RU'&gt;&lt;Text&gt;Рб Тхт Рб Мхнт&lt;/Text&gt;&lt;/Row&gt;">
            <text:p>&lt;Row Tag='LOC_TCS_ANTIQUITY_ARMYRANK_PREFIX_CARTHAGE_6' Language='ru_RU'&gt;&lt;Text&gt;Рб Тхт Рб Мхнт&lt;/Text&gt;&lt;/Row&gt;</text:p>
          </table:table-cell>
          <table:table-cell office:value-type="string">
            <text:p>拉卜·塔赫特·拉卜·姆赫恩特</text:p>
          </table:table-cell>
          <table:table-cell table:formula="of:=CONCATENATE(&quot;&lt;Row Tag='&quot;;[.A94];&quot;' Language='zh_Hans_CN'&gt;&lt;Text&gt;&quot;;[.S94];&quot;&lt;/Text&gt;&lt;/Row&gt;&quot;)" office:value-type="string" office:string-value="&lt;Row Tag='LOC_TCS_ANTIQUITY_ARMYRANK_PREFIX_CARTHAGE_6' Language='zh_Hans_CN'&gt;&lt;Text&gt;拉卜·塔赫特·拉卜·姆赫恩特&lt;/Text&gt;&lt;/Row&gt;">
            <text:p>&lt;Row Tag='LOC_TCS_ANTIQUITY_ARMYRANK_PREFIX_CARTHAGE_6' Language='zh_Hans_CN'&gt;&lt;Text&gt;拉卜·塔赫特·拉卜·姆赫恩特&lt;/Text&gt;&lt;/Row&gt;</text:p>
          </table:table-cell>
        </table:table-row>
        <table:table-row table:style-name="ro3">
          <table:table-cell office:value-type="string">
            <text:p>LOC_TCS_ANTIQUITY_ARMYRANK_PREFIX_MAURYA_1</text:p>
          </table:table-cell>
          <table:table-cell office:value-type="string">
            <text:p>Senapati</text:p>
          </table:table-cell>
          <table:table-cell office:value-type="string">
            <text:p>Senapati</text:p>
          </table:table-cell>
          <table:table-cell table:formula="of:=CONCATENATE(&quot;&lt;Row Tag='&quot;;[.A95];&quot;' Language='de_DE'&gt;&lt;Text&gt;&quot;;[.C95];&quot;&lt;/Text&gt;&lt;/Row&gt;&quot;)" office:value-type="string" office:string-value="&lt;Row Tag='LOC_TCS_ANTIQUITY_ARMYRANK_PREFIX_MAURYA_1' Language='de_DE'&gt;&lt;Text&gt;Senapati&lt;/Text&gt;&lt;/Row&gt;">
            <text:p>&lt;Row Tag='LOC_TCS_ANTIQUITY_ARMYRANK_PREFIX_MAURYA_1' Language='de_DE'&gt;&lt;Text&gt;Senapati&lt;/Text&gt;&lt;/Row&gt;</text:p>
          </table:table-cell>
          <table:table-cell office:value-type="string">
            <text:p>Senapati</text:p>
          </table:table-cell>
          <table:table-cell table:formula="of:=CONCATENATE(&quot;&lt;Row Tag='&quot;;[.A95];&quot;' Language='es_ES'&gt;&lt;Text&gt;&quot;;[.E95];&quot;&lt;/Text&gt;&lt;/Row&gt;&quot;)" office:value-type="string" office:string-value="&lt;Row Tag='LOC_TCS_ANTIQUITY_ARMYRANK_PREFIX_MAURYA_1' Language='es_ES'&gt;&lt;Text&gt;Senapati&lt;/Text&gt;&lt;/Row&gt;">
            <text:p>&lt;Row Tag='LOC_TCS_ANTIQUITY_ARMYRANK_PREFIX_MAURYA_1' Language='es_ES'&gt;&lt;Text&gt;Senapati&lt;/Text&gt;&lt;/Row&gt;</text:p>
          </table:table-cell>
          <table:table-cell office:value-type="string">
            <text:p>Senapati</text:p>
          </table:table-cell>
          <table:table-cell table:formula="of:=CONCATENATE(&quot;&lt;Row Tag='&quot;;[.A95];&quot;' Language='it_IT'&gt;&lt;Text&gt;&quot;;[.G95];&quot;&lt;/Text&gt;&lt;/Row&gt;&quot;)" office:value-type="string" office:string-value="&lt;Row Tag='LOC_TCS_ANTIQUITY_ARMYRANK_PREFIX_MAURYA_1' Language='it_IT'&gt;&lt;Text&gt;Senapati&lt;/Text&gt;&lt;/Row&gt;">
            <text:p>&lt;Row Tag='LOC_TCS_ANTIQUITY_ARMYRANK_PREFIX_MAURYA_1' Language='it_IT'&gt;&lt;Text&gt;Senapati&lt;/Text&gt;&lt;/Row&gt;</text:p>
          </table:table-cell>
          <table:table-cell office:value-type="string">
            <text:p>セーナーパティ</text:p>
          </table:table-cell>
          <table:table-cell table:formula="of:=CONCATENATE(&quot;&lt;Row Tag='&quot;;[.A95];&quot;' Language='ja_JP'&gt;&lt;Text&gt;&quot;;[.I95];&quot;&lt;/Text&gt;&lt;/Row&gt;&quot;)" office:value-type="string" office:string-value="&lt;Row Tag='LOC_TCS_ANTIQUITY_ARMYRANK_PREFIX_MAURYA_1' Language='ja_JP'&gt;&lt;Text&gt;セーナーパティ&lt;/Text&gt;&lt;/Row&gt;">
            <text:p>&lt;Row Tag='LOC_TCS_ANTIQUITY_ARMYRANK_PREFIX_MAURYA_1' Language='ja_JP'&gt;&lt;Text&gt;セーナーパティ&lt;/Text&gt;&lt;/Row&gt;</text:p>
          </table:table-cell>
          <table:table-cell office:value-type="string">
            <text:p>세나파티</text:p>
          </table:table-cell>
          <table:table-cell table:formula="of:=CONCATENATE(&quot;&lt;Row Tag='&quot;;[.A95];&quot;' Language='ko_KR'&gt;&lt;Text&gt;&quot;;[.K95];&quot;&lt;/Text&gt;&lt;/Row&gt;&quot;)" office:value-type="string" office:string-value="&lt;Row Tag='LOC_TCS_ANTIQUITY_ARMYRANK_PREFIX_MAURYA_1' Language='ko_KR'&gt;&lt;Text&gt;세나파티&lt;/Text&gt;&lt;/Row&gt;">
            <text:p>&lt;Row Tag='LOC_TCS_ANTIQUITY_ARMYRANK_PREFIX_MAURYA_1' Language='ko_KR'&gt;&lt;Text&gt;세나파티&lt;/Text&gt;&lt;/Row&gt;</text:p>
          </table:table-cell>
          <table:table-cell office:value-type="string">
            <text:p>Senapati</text:p>
          </table:table-cell>
          <table:table-cell table:formula="of:=CONCATENATE(&quot;&lt;Row Tag='&quot;;[.A95];&quot;' Language='pl_PL'&gt;&lt;Text&gt;&quot;;[.M95];&quot;&lt;/Text&gt;&lt;/Row&gt;&quot;)" office:value-type="string" office:string-value="&lt;Row Tag='LOC_TCS_ANTIQUITY_ARMYRANK_PREFIX_MAURYA_1' Language='pl_PL'&gt;&lt;Text&gt;Senapati&lt;/Text&gt;&lt;/Row&gt;">
            <text:p>&lt;Row Tag='LOC_TCS_ANTIQUITY_ARMYRANK_PREFIX_MAURYA_1' Language='pl_PL'&gt;&lt;Text&gt;Senapati&lt;/Text&gt;&lt;/Row&gt;</text:p>
          </table:table-cell>
          <table:table-cell office:value-type="string">
            <text:p>Senapati</text:p>
          </table:table-cell>
          <table:table-cell table:formula="of:=CONCATENATE(&quot;&lt;Row Tag='&quot;;[.A95];&quot;' Language='pt_BR'&gt;&lt;Text&gt;&quot;;[.O95];&quot;&lt;/Text&gt;&lt;/Row&gt;&quot;)" office:value-type="string" office:string-value="&lt;Row Tag='LOC_TCS_ANTIQUITY_ARMYRANK_PREFIX_MAURYA_1' Language='pt_BR'&gt;&lt;Text&gt;Senapati&lt;/Text&gt;&lt;/Row&gt;">
            <text:p>&lt;Row Tag='LOC_TCS_ANTIQUITY_ARMYRANK_PREFIX_MAURYA_1' Language='pt_BR'&gt;&lt;Text&gt;Senapati&lt;/Text&gt;&lt;/Row&gt;</text:p>
          </table:table-cell>
          <table:table-cell office:value-type="string">
            <text:p>Сенапати</text:p>
          </table:table-cell>
          <table:table-cell table:formula="of:=CONCATENATE(&quot;&lt;Row Tag='&quot;;[.A95];&quot;' Language='ru_RU'&gt;&lt;Text&gt;&quot;;[.Q95];&quot;&lt;/Text&gt;&lt;/Row&gt;&quot;)" office:value-type="string" office:string-value="&lt;Row Tag='LOC_TCS_ANTIQUITY_ARMYRANK_PREFIX_MAURYA_1' Language='ru_RU'&gt;&lt;Text&gt;Сенапати&lt;/Text&gt;&lt;/Row&gt;">
            <text:p>&lt;Row Tag='LOC_TCS_ANTIQUITY_ARMYRANK_PREFIX_MAURYA_1' Language='ru_RU'&gt;&lt;Text&gt;Сенапати&lt;/Text&gt;&lt;/Row&gt;</text:p>
          </table:table-cell>
          <table:table-cell office:value-type="string">
            <text:p>塞纳帕提</text:p>
          </table:table-cell>
          <table:table-cell table:formula="of:=CONCATENATE(&quot;&lt;Row Tag='&quot;;[.A95];&quot;' Language='zh_Hans_CN'&gt;&lt;Text&gt;&quot;;[.S95];&quot;&lt;/Text&gt;&lt;/Row&gt;&quot;)" office:value-type="string" office:string-value="&lt;Row Tag='LOC_TCS_ANTIQUITY_ARMYRANK_PREFIX_MAURYA_1' Language='zh_Hans_CN'&gt;&lt;Text&gt;塞纳帕提&lt;/Text&gt;&lt;/Row&gt;">
            <text:p>&lt;Row Tag='LOC_TCS_ANTIQUITY_ARMYRANK_PREFIX_MAURYA_1' Language='zh_Hans_CN'&gt;&lt;Text&gt;塞纳帕提&lt;/Text&gt;&lt;/Row&gt;</text:p>
          </table:table-cell>
        </table:table-row>
        <table:table-row table:style-name="ro3">
          <table:table-cell office:value-type="string">
            <text:p>LOC_TCS_ANTIQUITY_ARMYRANK_PREFIX_MAURYA_2</text:p>
          </table:table-cell>
          <table:table-cell office:value-type="string">
            <text:p>Hastyadhyaksha</text:p>
          </table:table-cell>
          <table:table-cell office:value-type="string">
            <text:p>Hastyadhyaksha</text:p>
          </table:table-cell>
          <table:table-cell table:formula="of:=CONCATENATE(&quot;&lt;Row Tag='&quot;;[.A96];&quot;' Language='de_DE'&gt;&lt;Text&gt;&quot;;[.C96];&quot;&lt;/Text&gt;&lt;/Row&gt;&quot;)" office:value-type="string" office:string-value="&lt;Row Tag='LOC_TCS_ANTIQUITY_ARMYRANK_PREFIX_MAURYA_2' Language='de_DE'&gt;&lt;Text&gt;Hastyadhyaksha&lt;/Text&gt;&lt;/Row&gt;">
            <text:p>&lt;Row Tag='LOC_TCS_ANTIQUITY_ARMYRANK_PREFIX_MAURYA_2' Language='de_DE'&gt;&lt;Text&gt;Hastyadhyaksha&lt;/Text&gt;&lt;/Row&gt;</text:p>
          </table:table-cell>
          <table:table-cell office:value-type="string">
            <text:p>Hastyadhyaksha</text:p>
          </table:table-cell>
          <table:table-cell table:formula="of:=CONCATENATE(&quot;&lt;Row Tag='&quot;;[.A96];&quot;' Language='es_ES'&gt;&lt;Text&gt;&quot;;[.E96];&quot;&lt;/Text&gt;&lt;/Row&gt;&quot;)" office:value-type="string" office:string-value="&lt;Row Tag='LOC_TCS_ANTIQUITY_ARMYRANK_PREFIX_MAURYA_2' Language='es_ES'&gt;&lt;Text&gt;Hastyadhyaksha&lt;/Text&gt;&lt;/Row&gt;">
            <text:p>&lt;Row Tag='LOC_TCS_ANTIQUITY_ARMYRANK_PREFIX_MAURYA_2' Language='es_ES'&gt;&lt;Text&gt;Hastyadhyaksha&lt;/Text&gt;&lt;/Row&gt;</text:p>
          </table:table-cell>
          <table:table-cell office:value-type="string">
            <text:p>Hastyadhyaksha</text:p>
          </table:table-cell>
          <table:table-cell table:formula="of:=CONCATENATE(&quot;&lt;Row Tag='&quot;;[.A96];&quot;' Language='it_IT'&gt;&lt;Text&gt;&quot;;[.G96];&quot;&lt;/Text&gt;&lt;/Row&gt;&quot;)" office:value-type="string" office:string-value="&lt;Row Tag='LOC_TCS_ANTIQUITY_ARMYRANK_PREFIX_MAURYA_2' Language='it_IT'&gt;&lt;Text&gt;Hastyadhyaksha&lt;/Text&gt;&lt;/Row&gt;">
            <text:p>&lt;Row Tag='LOC_TCS_ANTIQUITY_ARMYRANK_PREFIX_MAURYA_2' Language='it_IT'&gt;&lt;Text&gt;Hastyadhyaksha&lt;/Text&gt;&lt;/Row&gt;</text:p>
          </table:table-cell>
          <table:table-cell office:value-type="string">
            <text:p>ハスティアディヤクシャ</text:p>
          </table:table-cell>
          <table:table-cell table:formula="of:=CONCATENATE(&quot;&lt;Row Tag='&quot;;[.A96];&quot;' Language='ja_JP'&gt;&lt;Text&gt;&quot;;[.I96];&quot;&lt;/Text&gt;&lt;/Row&gt;&quot;)" office:value-type="string" office:string-value="&lt;Row Tag='LOC_TCS_ANTIQUITY_ARMYRANK_PREFIX_MAURYA_2' Language='ja_JP'&gt;&lt;Text&gt;ハスティアディヤクシャ&lt;/Text&gt;&lt;/Row&gt;">
            <text:p>&lt;Row Tag='LOC_TCS_ANTIQUITY_ARMYRANK_PREFIX_MAURYA_2' Language='ja_JP'&gt;&lt;Text&gt;ハスティアディヤクシャ&lt;/Text&gt;&lt;/Row&gt;</text:p>
          </table:table-cell>
          <table:table-cell office:value-type="string">
            <text:p>하스티아디약샤</text:p>
          </table:table-cell>
          <table:table-cell table:formula="of:=CONCATENATE(&quot;&lt;Row Tag='&quot;;[.A96];&quot;' Language='ko_KR'&gt;&lt;Text&gt;&quot;;[.K96];&quot;&lt;/Text&gt;&lt;/Row&gt;&quot;)" office:value-type="string" office:string-value="&lt;Row Tag='LOC_TCS_ANTIQUITY_ARMYRANK_PREFIX_MAURYA_2' Language='ko_KR'&gt;&lt;Text&gt;하스티아디약샤&lt;/Text&gt;&lt;/Row&gt;">
            <text:p>&lt;Row Tag='LOC_TCS_ANTIQUITY_ARMYRANK_PREFIX_MAURYA_2' Language='ko_KR'&gt;&lt;Text&gt;하스티아디약샤&lt;/Text&gt;&lt;/Row&gt;</text:p>
          </table:table-cell>
          <table:table-cell office:value-type="string">
            <text:p>Hastyadhyaksha</text:p>
          </table:table-cell>
          <table:table-cell table:formula="of:=CONCATENATE(&quot;&lt;Row Tag='&quot;;[.A96];&quot;' Language='pl_PL'&gt;&lt;Text&gt;&quot;;[.M96];&quot;&lt;/Text&gt;&lt;/Row&gt;&quot;)" office:value-type="string" office:string-value="&lt;Row Tag='LOC_TCS_ANTIQUITY_ARMYRANK_PREFIX_MAURYA_2' Language='pl_PL'&gt;&lt;Text&gt;Hastyadhyaksha&lt;/Text&gt;&lt;/Row&gt;">
            <text:p>&lt;Row Tag='LOC_TCS_ANTIQUITY_ARMYRANK_PREFIX_MAURYA_2' Language='pl_PL'&gt;&lt;Text&gt;Hastyadhyaksha&lt;/Text&gt;&lt;/Row&gt;</text:p>
          </table:table-cell>
          <table:table-cell office:value-type="string">
            <text:p>Hastyadhyaksha</text:p>
          </table:table-cell>
          <table:table-cell table:formula="of:=CONCATENATE(&quot;&lt;Row Tag='&quot;;[.A96];&quot;' Language='pt_BR'&gt;&lt;Text&gt;&quot;;[.O96];&quot;&lt;/Text&gt;&lt;/Row&gt;&quot;)" office:value-type="string" office:string-value="&lt;Row Tag='LOC_TCS_ANTIQUITY_ARMYRANK_PREFIX_MAURYA_2' Language='pt_BR'&gt;&lt;Text&gt;Hastyadhyaksha&lt;/Text&gt;&lt;/Row&gt;">
            <text:p>&lt;Row Tag='LOC_TCS_ANTIQUITY_ARMYRANK_PREFIX_MAURYA_2' Language='pt_BR'&gt;&lt;Text&gt;Hastyadhyaksha&lt;/Text&gt;&lt;/Row&gt;</text:p>
          </table:table-cell>
          <table:table-cell office:value-type="string">
            <text:p>Хастьядхьякша</text:p>
          </table:table-cell>
          <table:table-cell table:formula="of:=CONCATENATE(&quot;&lt;Row Tag='&quot;;[.A96];&quot;' Language='ru_RU'&gt;&lt;Text&gt;&quot;;[.Q96];&quot;&lt;/Text&gt;&lt;/Row&gt;&quot;)" office:value-type="string" office:string-value="&lt;Row Tag='LOC_TCS_ANTIQUITY_ARMYRANK_PREFIX_MAURYA_2' Language='ru_RU'&gt;&lt;Text&gt;Хастьядхьякша&lt;/Text&gt;&lt;/Row&gt;">
            <text:p>&lt;Row Tag='LOC_TCS_ANTIQUITY_ARMYRANK_PREFIX_MAURYA_2' Language='ru_RU'&gt;&lt;Text&gt;Хастьядхьякша&lt;/Text&gt;&lt;/Row&gt;</text:p>
          </table:table-cell>
          <table:table-cell office:value-type="string">
            <text:p>哈斯提亚迪亚克沙</text:p>
          </table:table-cell>
          <table:table-cell table:formula="of:=CONCATENATE(&quot;&lt;Row Tag='&quot;;[.A96];&quot;' Language='zh_Hans_CN'&gt;&lt;Text&gt;&quot;;[.S96];&quot;&lt;/Text&gt;&lt;/Row&gt;&quot;)" office:value-type="string" office:string-value="&lt;Row Tag='LOC_TCS_ANTIQUITY_ARMYRANK_PREFIX_MAURYA_2' Language='zh_Hans_CN'&gt;&lt;Text&gt;哈斯提亚迪亚克沙&lt;/Text&gt;&lt;/Row&gt;">
            <text:p>&lt;Row Tag='LOC_TCS_ANTIQUITY_ARMYRANK_PREFIX_MAURYA_2' Language='zh_Hans_CN'&gt;&lt;Text&gt;哈斯提亚迪亚克沙&lt;/Text&gt;&lt;/Row&gt;</text:p>
          </table:table-cell>
        </table:table-row>
        <table:table-row table:style-name="ro3">
          <table:table-cell office:value-type="string">
            <text:p>LOC_TCS_ANTIQUITY_ARMYRANK_PREFIX_MAURYA_3</text:p>
          </table:table-cell>
          <table:table-cell office:value-type="string">
            <text:p>Asvadhyaksha</text:p>
          </table:table-cell>
          <table:table-cell office:value-type="string">
            <text:p>Asvadhyaksha</text:p>
          </table:table-cell>
          <table:table-cell table:formula="of:=CONCATENATE(&quot;&lt;Row Tag='&quot;;[.A97];&quot;' Language='de_DE'&gt;&lt;Text&gt;&quot;;[.C97];&quot;&lt;/Text&gt;&lt;/Row&gt;&quot;)" office:value-type="string" office:string-value="&lt;Row Tag='LOC_TCS_ANTIQUITY_ARMYRANK_PREFIX_MAURYA_3' Language='de_DE'&gt;&lt;Text&gt;Asvadhyaksha&lt;/Text&gt;&lt;/Row&gt;">
            <text:p>&lt;Row Tag='LOC_TCS_ANTIQUITY_ARMYRANK_PREFIX_MAURYA_3' Language='de_DE'&gt;&lt;Text&gt;Asvadhyaksha&lt;/Text&gt;&lt;/Row&gt;</text:p>
          </table:table-cell>
          <table:table-cell office:value-type="string">
            <text:p>Asvadhyaksha</text:p>
          </table:table-cell>
          <table:table-cell table:formula="of:=CONCATENATE(&quot;&lt;Row Tag='&quot;;[.A97];&quot;' Language='es_ES'&gt;&lt;Text&gt;&quot;;[.E97];&quot;&lt;/Text&gt;&lt;/Row&gt;&quot;)" office:value-type="string" office:string-value="&lt;Row Tag='LOC_TCS_ANTIQUITY_ARMYRANK_PREFIX_MAURYA_3' Language='es_ES'&gt;&lt;Text&gt;Asvadhyaksha&lt;/Text&gt;&lt;/Row&gt;">
            <text:p>&lt;Row Tag='LOC_TCS_ANTIQUITY_ARMYRANK_PREFIX_MAURYA_3' Language='es_ES'&gt;&lt;Text&gt;Asvadhyaksha&lt;/Text&gt;&lt;/Row&gt;</text:p>
          </table:table-cell>
          <table:table-cell office:value-type="string">
            <text:p>Asvadhyaksha</text:p>
          </table:table-cell>
          <table:table-cell table:formula="of:=CONCATENATE(&quot;&lt;Row Tag='&quot;;[.A97];&quot;' Language='it_IT'&gt;&lt;Text&gt;&quot;;[.G97];&quot;&lt;/Text&gt;&lt;/Row&gt;&quot;)" office:value-type="string" office:string-value="&lt;Row Tag='LOC_TCS_ANTIQUITY_ARMYRANK_PREFIX_MAURYA_3' Language='it_IT'&gt;&lt;Text&gt;Asvadhyaksha&lt;/Text&gt;&lt;/Row&gt;">
            <text:p>&lt;Row Tag='LOC_TCS_ANTIQUITY_ARMYRANK_PREFIX_MAURYA_3' Language='it_IT'&gt;&lt;Text&gt;Asvadhyaksha&lt;/Text&gt;&lt;/Row&gt;</text:p>
          </table:table-cell>
          <table:table-cell office:value-type="string">
            <text:p>アスヴァディヤクシャ</text:p>
          </table:table-cell>
          <table:table-cell table:formula="of:=CONCATENATE(&quot;&lt;Row Tag='&quot;;[.A97];&quot;' Language='ja_JP'&gt;&lt;Text&gt;&quot;;[.I97];&quot;&lt;/Text&gt;&lt;/Row&gt;&quot;)" office:value-type="string" office:string-value="&lt;Row Tag='LOC_TCS_ANTIQUITY_ARMYRANK_PREFIX_MAURYA_3' Language='ja_JP'&gt;&lt;Text&gt;アスヴァディヤクシャ&lt;/Text&gt;&lt;/Row&gt;">
            <text:p>&lt;Row Tag='LOC_TCS_ANTIQUITY_ARMYRANK_PREFIX_MAURYA_3' Language='ja_JP'&gt;&lt;Text&gt;アスヴァディヤクシャ&lt;/Text&gt;&lt;/Row&gt;</text:p>
          </table:table-cell>
          <table:table-cell office:value-type="string">
            <text:p>아스와디약샤</text:p>
          </table:table-cell>
          <table:table-cell table:formula="of:=CONCATENATE(&quot;&lt;Row Tag='&quot;;[.A97];&quot;' Language='ko_KR'&gt;&lt;Text&gt;&quot;;[.K97];&quot;&lt;/Text&gt;&lt;/Row&gt;&quot;)" office:value-type="string" office:string-value="&lt;Row Tag='LOC_TCS_ANTIQUITY_ARMYRANK_PREFIX_MAURYA_3' Language='ko_KR'&gt;&lt;Text&gt;아스와디약샤&lt;/Text&gt;&lt;/Row&gt;">
            <text:p>&lt;Row Tag='LOC_TCS_ANTIQUITY_ARMYRANK_PREFIX_MAURYA_3' Language='ko_KR'&gt;&lt;Text&gt;아스와디약샤&lt;/Text&gt;&lt;/Row&gt;</text:p>
          </table:table-cell>
          <table:table-cell office:value-type="string">
            <text:p>Asvadhyaksha</text:p>
          </table:table-cell>
          <table:table-cell table:formula="of:=CONCATENATE(&quot;&lt;Row Tag='&quot;;[.A97];&quot;' Language='pl_PL'&gt;&lt;Text&gt;&quot;;[.M97];&quot;&lt;/Text&gt;&lt;/Row&gt;&quot;)" office:value-type="string" office:string-value="&lt;Row Tag='LOC_TCS_ANTIQUITY_ARMYRANK_PREFIX_MAURYA_3' Language='pl_PL'&gt;&lt;Text&gt;Asvadhyaksha&lt;/Text&gt;&lt;/Row&gt;">
            <text:p>&lt;Row Tag='LOC_TCS_ANTIQUITY_ARMYRANK_PREFIX_MAURYA_3' Language='pl_PL'&gt;&lt;Text&gt;Asvadhyaksha&lt;/Text&gt;&lt;/Row&gt;</text:p>
          </table:table-cell>
          <table:table-cell office:value-type="string">
            <text:p>Asvadhyaksha</text:p>
          </table:table-cell>
          <table:table-cell table:formula="of:=CONCATENATE(&quot;&lt;Row Tag='&quot;;[.A97];&quot;' Language='pt_BR'&gt;&lt;Text&gt;&quot;;[.O97];&quot;&lt;/Text&gt;&lt;/Row&gt;&quot;)" office:value-type="string" office:string-value="&lt;Row Tag='LOC_TCS_ANTIQUITY_ARMYRANK_PREFIX_MAURYA_3' Language='pt_BR'&gt;&lt;Text&gt;Asvadhyaksha&lt;/Text&gt;&lt;/Row&gt;">
            <text:p>&lt;Row Tag='LOC_TCS_ANTIQUITY_ARMYRANK_PREFIX_MAURYA_3' Language='pt_BR'&gt;&lt;Text&gt;Asvadhyaksha&lt;/Text&gt;&lt;/Row&gt;</text:p>
          </table:table-cell>
          <table:table-cell office:value-type="string">
            <text:p>Ашвадхьякша</text:p>
          </table:table-cell>
          <table:table-cell table:formula="of:=CONCATENATE(&quot;&lt;Row Tag='&quot;;[.A97];&quot;' Language='ru_RU'&gt;&lt;Text&gt;&quot;;[.Q97];&quot;&lt;/Text&gt;&lt;/Row&gt;&quot;)" office:value-type="string" office:string-value="&lt;Row Tag='LOC_TCS_ANTIQUITY_ARMYRANK_PREFIX_MAURYA_3' Language='ru_RU'&gt;&lt;Text&gt;Ашвадхьякша&lt;/Text&gt;&lt;/Row&gt;">
            <text:p>&lt;Row Tag='LOC_TCS_ANTIQUITY_ARMYRANK_PREFIX_MAURYA_3' Language='ru_RU'&gt;&lt;Text&gt;Ашвадхьякша&lt;/Text&gt;&lt;/Row&gt;</text:p>
          </table:table-cell>
          <table:table-cell office:value-type="string">
            <text:p>阿什瓦迪亚克沙</text:p>
          </table:table-cell>
          <table:table-cell table:formula="of:=CONCATENATE(&quot;&lt;Row Tag='&quot;;[.A97];&quot;' Language='zh_Hans_CN'&gt;&lt;Text&gt;&quot;;[.S97];&quot;&lt;/Text&gt;&lt;/Row&gt;&quot;)" office:value-type="string" office:string-value="&lt;Row Tag='LOC_TCS_ANTIQUITY_ARMYRANK_PREFIX_MAURYA_3' Language='zh_Hans_CN'&gt;&lt;Text&gt;阿什瓦迪亚克沙&lt;/Text&gt;&lt;/Row&gt;">
            <text:p>&lt;Row Tag='LOC_TCS_ANTIQUITY_ARMYRANK_PREFIX_MAURYA_3' Language='zh_Hans_CN'&gt;&lt;Text&gt;阿什瓦迪亚克沙&lt;/Text&gt;&lt;/Row&gt;</text:p>
          </table:table-cell>
        </table:table-row>
        <table:table-row table:style-name="ro3">
          <table:table-cell office:value-type="string">
            <text:p>LOC_TCS_ANTIQUITY_ARMYRANK_PREFIX_MAURYA_4</text:p>
          </table:table-cell>
          <table:table-cell office:value-type="string">
            <text:p>Pardhana</text:p>
          </table:table-cell>
          <table:table-cell office:value-type="string">
            <text:p>Pardhana</text:p>
          </table:table-cell>
          <table:table-cell table:formula="of:=CONCATENATE(&quot;&lt;Row Tag='&quot;;[.A98];&quot;' Language='de_DE'&gt;&lt;Text&gt;&quot;;[.C98];&quot;&lt;/Text&gt;&lt;/Row&gt;&quot;)" office:value-type="string" office:string-value="&lt;Row Tag='LOC_TCS_ANTIQUITY_ARMYRANK_PREFIX_MAURYA_4' Language='de_DE'&gt;&lt;Text&gt;Pardhana&lt;/Text&gt;&lt;/Row&gt;">
            <text:p>&lt;Row Tag='LOC_TCS_ANTIQUITY_ARMYRANK_PREFIX_MAURYA_4' Language='de_DE'&gt;&lt;Text&gt;Pardhana&lt;/Text&gt;&lt;/Row&gt;</text:p>
          </table:table-cell>
          <table:table-cell office:value-type="string">
            <text:p>Pardhana</text:p>
          </table:table-cell>
          <table:table-cell table:formula="of:=CONCATENATE(&quot;&lt;Row Tag='&quot;;[.A98];&quot;' Language='es_ES'&gt;&lt;Text&gt;&quot;;[.E98];&quot;&lt;/Text&gt;&lt;/Row&gt;&quot;)" office:value-type="string" office:string-value="&lt;Row Tag='LOC_TCS_ANTIQUITY_ARMYRANK_PREFIX_MAURYA_4' Language='es_ES'&gt;&lt;Text&gt;Pardhana&lt;/Text&gt;&lt;/Row&gt;">
            <text:p>&lt;Row Tag='LOC_TCS_ANTIQUITY_ARMYRANK_PREFIX_MAURYA_4' Language='es_ES'&gt;&lt;Text&gt;Pardhana&lt;/Text&gt;&lt;/Row&gt;</text:p>
          </table:table-cell>
          <table:table-cell office:value-type="string">
            <text:p>Pardhana</text:p>
          </table:table-cell>
          <table:table-cell table:formula="of:=CONCATENATE(&quot;&lt;Row Tag='&quot;;[.A98];&quot;' Language='it_IT'&gt;&lt;Text&gt;&quot;;[.G98];&quot;&lt;/Text&gt;&lt;/Row&gt;&quot;)" office:value-type="string" office:string-value="&lt;Row Tag='LOC_TCS_ANTIQUITY_ARMYRANK_PREFIX_MAURYA_4' Language='it_IT'&gt;&lt;Text&gt;Pardhana&lt;/Text&gt;&lt;/Row&gt;">
            <text:p>&lt;Row Tag='LOC_TCS_ANTIQUITY_ARMYRANK_PREFIX_MAURYA_4' Language='it_IT'&gt;&lt;Text&gt;Pardhana&lt;/Text&gt;&lt;/Row&gt;</text:p>
          </table:table-cell>
          <table:table-cell office:value-type="string">
            <text:p>パルダーナ</text:p>
          </table:table-cell>
          <table:table-cell table:formula="of:=CONCATENATE(&quot;&lt;Row Tag='&quot;;[.A98];&quot;' Language='ja_JP'&gt;&lt;Text&gt;&quot;;[.I98];&quot;&lt;/Text&gt;&lt;/Row&gt;&quot;)" office:value-type="string" office:string-value="&lt;Row Tag='LOC_TCS_ANTIQUITY_ARMYRANK_PREFIX_MAURYA_4' Language='ja_JP'&gt;&lt;Text&gt;パルダーナ&lt;/Text&gt;&lt;/Row&gt;">
            <text:p>&lt;Row Tag='LOC_TCS_ANTIQUITY_ARMYRANK_PREFIX_MAURYA_4' Language='ja_JP'&gt;&lt;Text&gt;パルダーナ&lt;/Text&gt;&lt;/Row&gt;</text:p>
          </table:table-cell>
          <table:table-cell office:value-type="string">
            <text:p>파르다나</text:p>
          </table:table-cell>
          <table:table-cell table:formula="of:=CONCATENATE(&quot;&lt;Row Tag='&quot;;[.A98];&quot;' Language='ko_KR'&gt;&lt;Text&gt;&quot;;[.K98];&quot;&lt;/Text&gt;&lt;/Row&gt;&quot;)" office:value-type="string" office:string-value="&lt;Row Tag='LOC_TCS_ANTIQUITY_ARMYRANK_PREFIX_MAURYA_4' Language='ko_KR'&gt;&lt;Text&gt;파르다나&lt;/Text&gt;&lt;/Row&gt;">
            <text:p>&lt;Row Tag='LOC_TCS_ANTIQUITY_ARMYRANK_PREFIX_MAURYA_4' Language='ko_KR'&gt;&lt;Text&gt;파르다나&lt;/Text&gt;&lt;/Row&gt;</text:p>
          </table:table-cell>
          <table:table-cell office:value-type="string">
            <text:p>Pardhana</text:p>
          </table:table-cell>
          <table:table-cell table:formula="of:=CONCATENATE(&quot;&lt;Row Tag='&quot;;[.A98];&quot;' Language='pl_PL'&gt;&lt;Text&gt;&quot;;[.M98];&quot;&lt;/Text&gt;&lt;/Row&gt;&quot;)" office:value-type="string" office:string-value="&lt;Row Tag='LOC_TCS_ANTIQUITY_ARMYRANK_PREFIX_MAURYA_4' Language='pl_PL'&gt;&lt;Text&gt;Pardhana&lt;/Text&gt;&lt;/Row&gt;">
            <text:p>&lt;Row Tag='LOC_TCS_ANTIQUITY_ARMYRANK_PREFIX_MAURYA_4' Language='pl_PL'&gt;&lt;Text&gt;Pardhana&lt;/Text&gt;&lt;/Row&gt;</text:p>
          </table:table-cell>
          <table:table-cell office:value-type="string">
            <text:p>Pardhana</text:p>
          </table:table-cell>
          <table:table-cell table:formula="of:=CONCATENATE(&quot;&lt;Row Tag='&quot;;[.A98];&quot;' Language='pt_BR'&gt;&lt;Text&gt;&quot;;[.O98];&quot;&lt;/Text&gt;&lt;/Row&gt;&quot;)" office:value-type="string" office:string-value="&lt;Row Tag='LOC_TCS_ANTIQUITY_ARMYRANK_PREFIX_MAURYA_4' Language='pt_BR'&gt;&lt;Text&gt;Pardhana&lt;/Text&gt;&lt;/Row&gt;">
            <text:p>&lt;Row Tag='LOC_TCS_ANTIQUITY_ARMYRANK_PREFIX_MAURYA_4' Language='pt_BR'&gt;&lt;Text&gt;Pardhana&lt;/Text&gt;&lt;/Row&gt;</text:p>
          </table:table-cell>
          <table:table-cell office:value-type="string">
            <text:p>Пардхана</text:p>
          </table:table-cell>
          <table:table-cell table:formula="of:=CONCATENATE(&quot;&lt;Row Tag='&quot;;[.A98];&quot;' Language='ru_RU'&gt;&lt;Text&gt;&quot;;[.Q98];&quot;&lt;/Text&gt;&lt;/Row&gt;&quot;)" office:value-type="string" office:string-value="&lt;Row Tag='LOC_TCS_ANTIQUITY_ARMYRANK_PREFIX_MAURYA_4' Language='ru_RU'&gt;&lt;Text&gt;Пардхана&lt;/Text&gt;&lt;/Row&gt;">
            <text:p>&lt;Row Tag='LOC_TCS_ANTIQUITY_ARMYRANK_PREFIX_MAURYA_4' Language='ru_RU'&gt;&lt;Text&gt;Пардхана&lt;/Text&gt;&lt;/Row&gt;</text:p>
          </table:table-cell>
          <table:table-cell office:value-type="string">
            <text:p>帕尔达纳</text:p>
          </table:table-cell>
          <table:table-cell table:formula="of:=CONCATENATE(&quot;&lt;Row Tag='&quot;;[.A98];&quot;' Language='zh_Hans_CN'&gt;&lt;Text&gt;&quot;;[.S98];&quot;&lt;/Text&gt;&lt;/Row&gt;&quot;)" office:value-type="string" office:string-value="&lt;Row Tag='LOC_TCS_ANTIQUITY_ARMYRANK_PREFIX_MAURYA_4' Language='zh_Hans_CN'&gt;&lt;Text&gt;帕尔达纳&lt;/Text&gt;&lt;/Row&gt;">
            <text:p>&lt;Row Tag='LOC_TCS_ANTIQUITY_ARMYRANK_PREFIX_MAURYA_4' Language='zh_Hans_CN'&gt;&lt;Text&gt;帕尔达纳&lt;/Text&gt;&lt;/Row&gt;</text:p>
          </table:table-cell>
        </table:table-row>
        <table:table-row table:style-name="ro3">
          <table:table-cell office:value-type="string">
            <text:p>LOC_TCS_ANTIQUITY_ARMYRANK_PREFIX_MAURYA_5</text:p>
          </table:table-cell>
          <table:table-cell office:value-type="string">
            <text:p>Nayaka</text:p>
          </table:table-cell>
          <table:table-cell office:value-type="string">
            <text:p>Nayaka</text:p>
          </table:table-cell>
          <table:table-cell table:formula="of:=CONCATENATE(&quot;&lt;Row Tag='&quot;;[.A99];&quot;' Language='de_DE'&gt;&lt;Text&gt;&quot;;[.C99];&quot;&lt;/Text&gt;&lt;/Row&gt;&quot;)" office:value-type="string" office:string-value="&lt;Row Tag='LOC_TCS_ANTIQUITY_ARMYRANK_PREFIX_MAURYA_5' Language='de_DE'&gt;&lt;Text&gt;Nayaka&lt;/Text&gt;&lt;/Row&gt;">
            <text:p>&lt;Row Tag='LOC_TCS_ANTIQUITY_ARMYRANK_PREFIX_MAURYA_5' Language='de_DE'&gt;&lt;Text&gt;Nayaka&lt;/Text&gt;&lt;/Row&gt;</text:p>
          </table:table-cell>
          <table:table-cell office:value-type="string">
            <text:p>Nayaka</text:p>
          </table:table-cell>
          <table:table-cell table:formula="of:=CONCATENATE(&quot;&lt;Row Tag='&quot;;[.A99];&quot;' Language='es_ES'&gt;&lt;Text&gt;&quot;;[.E99];&quot;&lt;/Text&gt;&lt;/Row&gt;&quot;)" office:value-type="string" office:string-value="&lt;Row Tag='LOC_TCS_ANTIQUITY_ARMYRANK_PREFIX_MAURYA_5' Language='es_ES'&gt;&lt;Text&gt;Nayaka&lt;/Text&gt;&lt;/Row&gt;">
            <text:p>&lt;Row Tag='LOC_TCS_ANTIQUITY_ARMYRANK_PREFIX_MAURYA_5' Language='es_ES'&gt;&lt;Text&gt;Nayaka&lt;/Text&gt;&lt;/Row&gt;</text:p>
          </table:table-cell>
          <table:table-cell office:value-type="string">
            <text:p>Nayaka</text:p>
          </table:table-cell>
          <table:table-cell table:formula="of:=CONCATENATE(&quot;&lt;Row Tag='&quot;;[.A99];&quot;' Language='it_IT'&gt;&lt;Text&gt;&quot;;[.G99];&quot;&lt;/Text&gt;&lt;/Row&gt;&quot;)" office:value-type="string" office:string-value="&lt;Row Tag='LOC_TCS_ANTIQUITY_ARMYRANK_PREFIX_MAURYA_5' Language='it_IT'&gt;&lt;Text&gt;Nayaka&lt;/Text&gt;&lt;/Row&gt;">
            <text:p>&lt;Row Tag='LOC_TCS_ANTIQUITY_ARMYRANK_PREFIX_MAURYA_5' Language='it_IT'&gt;&lt;Text&gt;Nayaka&lt;/Text&gt;&lt;/Row&gt;</text:p>
          </table:table-cell>
          <table:table-cell office:value-type="string">
            <text:p>ナーヤカ</text:p>
          </table:table-cell>
          <table:table-cell table:formula="of:=CONCATENATE(&quot;&lt;Row Tag='&quot;;[.A99];&quot;' Language='ja_JP'&gt;&lt;Text&gt;&quot;;[.I99];&quot;&lt;/Text&gt;&lt;/Row&gt;&quot;)" office:value-type="string" office:string-value="&lt;Row Tag='LOC_TCS_ANTIQUITY_ARMYRANK_PREFIX_MAURYA_5' Language='ja_JP'&gt;&lt;Text&gt;ナーヤカ&lt;/Text&gt;&lt;/Row&gt;">
            <text:p>&lt;Row Tag='LOC_TCS_ANTIQUITY_ARMYRANK_PREFIX_MAURYA_5' Language='ja_JP'&gt;&lt;Text&gt;ナーヤカ&lt;/Text&gt;&lt;/Row&gt;</text:p>
          </table:table-cell>
          <table:table-cell office:value-type="string">
            <text:p>나야카</text:p>
          </table:table-cell>
          <table:table-cell table:formula="of:=CONCATENATE(&quot;&lt;Row Tag='&quot;;[.A99];&quot;' Language='ko_KR'&gt;&lt;Text&gt;&quot;;[.K99];&quot;&lt;/Text&gt;&lt;/Row&gt;&quot;)" office:value-type="string" office:string-value="&lt;Row Tag='LOC_TCS_ANTIQUITY_ARMYRANK_PREFIX_MAURYA_5' Language='ko_KR'&gt;&lt;Text&gt;나야카&lt;/Text&gt;&lt;/Row&gt;">
            <text:p>&lt;Row Tag='LOC_TCS_ANTIQUITY_ARMYRANK_PREFIX_MAURYA_5' Language='ko_KR'&gt;&lt;Text&gt;나야카&lt;/Text&gt;&lt;/Row&gt;</text:p>
          </table:table-cell>
          <table:table-cell office:value-type="string">
            <text:p>Nayaka</text:p>
          </table:table-cell>
          <table:table-cell table:formula="of:=CONCATENATE(&quot;&lt;Row Tag='&quot;;[.A99];&quot;' Language='pl_PL'&gt;&lt;Text&gt;&quot;;[.M99];&quot;&lt;/Text&gt;&lt;/Row&gt;&quot;)" office:value-type="string" office:string-value="&lt;Row Tag='LOC_TCS_ANTIQUITY_ARMYRANK_PREFIX_MAURYA_5' Language='pl_PL'&gt;&lt;Text&gt;Nayaka&lt;/Text&gt;&lt;/Row&gt;">
            <text:p>&lt;Row Tag='LOC_TCS_ANTIQUITY_ARMYRANK_PREFIX_MAURYA_5' Language='pl_PL'&gt;&lt;Text&gt;Nayaka&lt;/Text&gt;&lt;/Row&gt;</text:p>
          </table:table-cell>
          <table:table-cell office:value-type="string">
            <text:p>Nayaka</text:p>
          </table:table-cell>
          <table:table-cell table:formula="of:=CONCATENATE(&quot;&lt;Row Tag='&quot;;[.A99];&quot;' Language='pt_BR'&gt;&lt;Text&gt;&quot;;[.O99];&quot;&lt;/Text&gt;&lt;/Row&gt;&quot;)" office:value-type="string" office:string-value="&lt;Row Tag='LOC_TCS_ANTIQUITY_ARMYRANK_PREFIX_MAURYA_5' Language='pt_BR'&gt;&lt;Text&gt;Nayaka&lt;/Text&gt;&lt;/Row&gt;">
            <text:p>&lt;Row Tag='LOC_TCS_ANTIQUITY_ARMYRANK_PREFIX_MAURYA_5' Language='pt_BR'&gt;&lt;Text&gt;Nayaka&lt;/Text&gt;&lt;/Row&gt;</text:p>
          </table:table-cell>
          <table:table-cell office:value-type="string">
            <text:p>Наяка</text:p>
          </table:table-cell>
          <table:table-cell table:formula="of:=CONCATENATE(&quot;&lt;Row Tag='&quot;;[.A99];&quot;' Language='ru_RU'&gt;&lt;Text&gt;&quot;;[.Q99];&quot;&lt;/Text&gt;&lt;/Row&gt;&quot;)" office:value-type="string" office:string-value="&lt;Row Tag='LOC_TCS_ANTIQUITY_ARMYRANK_PREFIX_MAURYA_5' Language='ru_RU'&gt;&lt;Text&gt;Наяка&lt;/Text&gt;&lt;/Row&gt;">
            <text:p>&lt;Row Tag='LOC_TCS_ANTIQUITY_ARMYRANK_PREFIX_MAURYA_5' Language='ru_RU'&gt;&lt;Text&gt;Наяка&lt;/Text&gt;&lt;/Row&gt;</text:p>
          </table:table-cell>
          <table:table-cell office:value-type="string">
            <text:p>纳亚卡</text:p>
          </table:table-cell>
          <table:table-cell table:formula="of:=CONCATENATE(&quot;&lt;Row Tag='&quot;;[.A99];&quot;' Language='zh_Hans_CN'&gt;&lt;Text&gt;&quot;;[.S99];&quot;&lt;/Text&gt;&lt;/Row&gt;&quot;)" office:value-type="string" office:string-value="&lt;Row Tag='LOC_TCS_ANTIQUITY_ARMYRANK_PREFIX_MAURYA_5' Language='zh_Hans_CN'&gt;&lt;Text&gt;纳亚卡&lt;/Text&gt;&lt;/Row&gt;">
            <text:p>&lt;Row Tag='LOC_TCS_ANTIQUITY_ARMYRANK_PREFIX_MAURYA_5' Language='zh_Hans_CN'&gt;&lt;Text&gt;纳亚卡&lt;/Text&gt;&lt;/Row&gt;</text:p>
          </table:table-cell>
        </table:table-row>
        <table:table-row table:style-name="ro3">
          <table:table-cell office:value-type="string">
            <text:p>LOC_TCS_ANTIQUITY_ARMYRANK_PREFIX_MAURYA_6</text:p>
          </table:table-cell>
          <table:table-cell office:value-type="string">
            <text:p>Patika</text:p>
          </table:table-cell>
          <table:table-cell office:value-type="string">
            <text:p>Patika</text:p>
          </table:table-cell>
          <table:table-cell table:formula="of:=CONCATENATE(&quot;&lt;Row Tag='&quot;;[.A100];&quot;' Language='de_DE'&gt;&lt;Text&gt;&quot;;[.C100];&quot;&lt;/Text&gt;&lt;/Row&gt;&quot;)" office:value-type="string" office:string-value="&lt;Row Tag='LOC_TCS_ANTIQUITY_ARMYRANK_PREFIX_MAURYA_6' Language='de_DE'&gt;&lt;Text&gt;Patika&lt;/Text&gt;&lt;/Row&gt;">
            <text:p>&lt;Row Tag='LOC_TCS_ANTIQUITY_ARMYRANK_PREFIX_MAURYA_6' Language='de_DE'&gt;&lt;Text&gt;Patika&lt;/Text&gt;&lt;/Row&gt;</text:p>
          </table:table-cell>
          <table:table-cell office:value-type="string">
            <text:p>Patika</text:p>
          </table:table-cell>
          <table:table-cell table:formula="of:=CONCATENATE(&quot;&lt;Row Tag='&quot;;[.A100];&quot;' Language='es_ES'&gt;&lt;Text&gt;&quot;;[.E100];&quot;&lt;/Text&gt;&lt;/Row&gt;&quot;)" office:value-type="string" office:string-value="&lt;Row Tag='LOC_TCS_ANTIQUITY_ARMYRANK_PREFIX_MAURYA_6' Language='es_ES'&gt;&lt;Text&gt;Patika&lt;/Text&gt;&lt;/Row&gt;">
            <text:p>&lt;Row Tag='LOC_TCS_ANTIQUITY_ARMYRANK_PREFIX_MAURYA_6' Language='es_ES'&gt;&lt;Text&gt;Patika&lt;/Text&gt;&lt;/Row&gt;</text:p>
          </table:table-cell>
          <table:table-cell office:value-type="string">
            <text:p>Patika</text:p>
          </table:table-cell>
          <table:table-cell table:formula="of:=CONCATENATE(&quot;&lt;Row Tag='&quot;;[.A100];&quot;' Language='it_IT'&gt;&lt;Text&gt;&quot;;[.G100];&quot;&lt;/Text&gt;&lt;/Row&gt;&quot;)" office:value-type="string" office:string-value="&lt;Row Tag='LOC_TCS_ANTIQUITY_ARMYRANK_PREFIX_MAURYA_6' Language='it_IT'&gt;&lt;Text&gt;Patika&lt;/Text&gt;&lt;/Row&gt;">
            <text:p>&lt;Row Tag='LOC_TCS_ANTIQUITY_ARMYRANK_PREFIX_MAURYA_6' Language='it_IT'&gt;&lt;Text&gt;Patika&lt;/Text&gt;&lt;/Row&gt;</text:p>
          </table:table-cell>
          <table:table-cell office:value-type="string">
            <text:p>パティカ</text:p>
          </table:table-cell>
          <table:table-cell table:formula="of:=CONCATENATE(&quot;&lt;Row Tag='&quot;;[.A100];&quot;' Language='ja_JP'&gt;&lt;Text&gt;&quot;;[.I100];&quot;&lt;/Text&gt;&lt;/Row&gt;&quot;)" office:value-type="string" office:string-value="&lt;Row Tag='LOC_TCS_ANTIQUITY_ARMYRANK_PREFIX_MAURYA_6' Language='ja_JP'&gt;&lt;Text&gt;パティカ&lt;/Text&gt;&lt;/Row&gt;">
            <text:p>&lt;Row Tag='LOC_TCS_ANTIQUITY_ARMYRANK_PREFIX_MAURYA_6' Language='ja_JP'&gt;&lt;Text&gt;パティカ&lt;/Text&gt;&lt;/Row&gt;</text:p>
          </table:table-cell>
          <table:table-cell office:value-type="string">
            <text:p>파티카</text:p>
          </table:table-cell>
          <table:table-cell table:formula="of:=CONCATENATE(&quot;&lt;Row Tag='&quot;;[.A100];&quot;' Language='ko_KR'&gt;&lt;Text&gt;&quot;;[.K100];&quot;&lt;/Text&gt;&lt;/Row&gt;&quot;)" office:value-type="string" office:string-value="&lt;Row Tag='LOC_TCS_ANTIQUITY_ARMYRANK_PREFIX_MAURYA_6' Language='ko_KR'&gt;&lt;Text&gt;파티카&lt;/Text&gt;&lt;/Row&gt;">
            <text:p>&lt;Row Tag='LOC_TCS_ANTIQUITY_ARMYRANK_PREFIX_MAURYA_6' Language='ko_KR'&gt;&lt;Text&gt;파티카&lt;/Text&gt;&lt;/Row&gt;</text:p>
          </table:table-cell>
          <table:table-cell office:value-type="string">
            <text:p>Patika</text:p>
          </table:table-cell>
          <table:table-cell table:formula="of:=CONCATENATE(&quot;&lt;Row Tag='&quot;;[.A100];&quot;' Language='pl_PL'&gt;&lt;Text&gt;&quot;;[.M100];&quot;&lt;/Text&gt;&lt;/Row&gt;&quot;)" office:value-type="string" office:string-value="&lt;Row Tag='LOC_TCS_ANTIQUITY_ARMYRANK_PREFIX_MAURYA_6' Language='pl_PL'&gt;&lt;Text&gt;Patika&lt;/Text&gt;&lt;/Row&gt;">
            <text:p>&lt;Row Tag='LOC_TCS_ANTIQUITY_ARMYRANK_PREFIX_MAURYA_6' Language='pl_PL'&gt;&lt;Text&gt;Patika&lt;/Text&gt;&lt;/Row&gt;</text:p>
          </table:table-cell>
          <table:table-cell office:value-type="string">
            <text:p>Patika</text:p>
          </table:table-cell>
          <table:table-cell table:formula="of:=CONCATENATE(&quot;&lt;Row Tag='&quot;;[.A100];&quot;' Language='pt_BR'&gt;&lt;Text&gt;&quot;;[.O100];&quot;&lt;/Text&gt;&lt;/Row&gt;&quot;)" office:value-type="string" office:string-value="&lt;Row Tag='LOC_TCS_ANTIQUITY_ARMYRANK_PREFIX_MAURYA_6' Language='pt_BR'&gt;&lt;Text&gt;Patika&lt;/Text&gt;&lt;/Row&gt;">
            <text:p>&lt;Row Tag='LOC_TCS_ANTIQUITY_ARMYRANK_PREFIX_MAURYA_6' Language='pt_BR'&gt;&lt;Text&gt;Patika&lt;/Text&gt;&lt;/Row&gt;</text:p>
          </table:table-cell>
          <table:table-cell office:value-type="string">
            <text:p>Патика</text:p>
          </table:table-cell>
          <table:table-cell table:formula="of:=CONCATENATE(&quot;&lt;Row Tag='&quot;;[.A100];&quot;' Language='ru_RU'&gt;&lt;Text&gt;&quot;;[.Q100];&quot;&lt;/Text&gt;&lt;/Row&gt;&quot;)" office:value-type="string" office:string-value="&lt;Row Tag='LOC_TCS_ANTIQUITY_ARMYRANK_PREFIX_MAURYA_6' Language='ru_RU'&gt;&lt;Text&gt;Патика&lt;/Text&gt;&lt;/Row&gt;">
            <text:p>&lt;Row Tag='LOC_TCS_ANTIQUITY_ARMYRANK_PREFIX_MAURYA_6' Language='ru_RU'&gt;&lt;Text&gt;Патика&lt;/Text&gt;&lt;/Row&gt;</text:p>
          </table:table-cell>
          <table:table-cell office:value-type="string">
            <text:p>帕提卡</text:p>
          </table:table-cell>
          <table:table-cell table:formula="of:=CONCATENATE(&quot;&lt;Row Tag='&quot;;[.A100];&quot;' Language='zh_Hans_CN'&gt;&lt;Text&gt;&quot;;[.S100];&quot;&lt;/Text&gt;&lt;/Row&gt;&quot;)" office:value-type="string" office:string-value="&lt;Row Tag='LOC_TCS_ANTIQUITY_ARMYRANK_PREFIX_MAURYA_6' Language='zh_Hans_CN'&gt;&lt;Text&gt;帕提卡&lt;/Text&gt;&lt;/Row&gt;">
            <text:p>&lt;Row Tag='LOC_TCS_ANTIQUITY_ARMYRANK_PREFIX_MAURYA_6' Language='zh_Hans_CN'&gt;&lt;Text&gt;帕提卡&lt;/Text&gt;&lt;/Row&gt;</text:p>
          </table:table-cell>
        </table:table-row>
        <table:table-row table:style-name="ro3">
          <table:table-cell office:value-type="string">
            <text:p>LOC_TCS_ANTIQUITY_ARMYRANK_PREFIX_MAYA_1</text:p>
          </table:table-cell>
          <table:table-cell office:value-type="string">
            <text:p>Ajaw</text:p>
          </table:table-cell>
          <table:table-cell office:value-type="string">
            <text:p>Ajaw</text:p>
          </table:table-cell>
          <table:table-cell table:formula="of:=CONCATENATE(&quot;&lt;Row Tag='&quot;;[.A101];&quot;' Language='de_DE'&gt;&lt;Text&gt;&quot;;[.C101];&quot;&lt;/Text&gt;&lt;/Row&gt;&quot;)" office:value-type="string" office:string-value="&lt;Row Tag='LOC_TCS_ANTIQUITY_ARMYRANK_PREFIX_MAYA_1' Language='de_DE'&gt;&lt;Text&gt;Ajaw&lt;/Text&gt;&lt;/Row&gt;">
            <text:p>&lt;Row Tag='LOC_TCS_ANTIQUITY_ARMYRANK_PREFIX_MAYA_1' Language='de_DE'&gt;&lt;Text&gt;Ajaw&lt;/Text&gt;&lt;/Row&gt;</text:p>
          </table:table-cell>
          <table:table-cell office:value-type="string">
            <text:p>Ajaw</text:p>
          </table:table-cell>
          <table:table-cell table:formula="of:=CONCATENATE(&quot;&lt;Row Tag='&quot;;[.A101];&quot;' Language='es_ES'&gt;&lt;Text&gt;&quot;;[.E101];&quot;&lt;/Text&gt;&lt;/Row&gt;&quot;)" office:value-type="string" office:string-value="&lt;Row Tag='LOC_TCS_ANTIQUITY_ARMYRANK_PREFIX_MAYA_1' Language='es_ES'&gt;&lt;Text&gt;Ajaw&lt;/Text&gt;&lt;/Row&gt;">
            <text:p>&lt;Row Tag='LOC_TCS_ANTIQUITY_ARMYRANK_PREFIX_MAYA_1' Language='es_ES'&gt;&lt;Text&gt;Ajaw&lt;/Text&gt;&lt;/Row&gt;</text:p>
          </table:table-cell>
          <table:table-cell office:value-type="string">
            <text:p>Ajaw</text:p>
          </table:table-cell>
          <table:table-cell table:formula="of:=CONCATENATE(&quot;&lt;Row Tag='&quot;;[.A101];&quot;' Language='it_IT'&gt;&lt;Text&gt;&quot;;[.G101];&quot;&lt;/Text&gt;&lt;/Row&gt;&quot;)" office:value-type="string" office:string-value="&lt;Row Tag='LOC_TCS_ANTIQUITY_ARMYRANK_PREFIX_MAYA_1' Language='it_IT'&gt;&lt;Text&gt;Ajaw&lt;/Text&gt;&lt;/Row&gt;">
            <text:p>&lt;Row Tag='LOC_TCS_ANTIQUITY_ARMYRANK_PREFIX_MAYA_1' Language='it_IT'&gt;&lt;Text&gt;Ajaw&lt;/Text&gt;&lt;/Row&gt;</text:p>
          </table:table-cell>
          <table:table-cell office:value-type="string">
            <text:p>アジャウ</text:p>
          </table:table-cell>
          <table:table-cell table:formula="of:=CONCATENATE(&quot;&lt;Row Tag='&quot;;[.A101];&quot;' Language='ja_JP'&gt;&lt;Text&gt;&quot;;[.I101];&quot;&lt;/Text&gt;&lt;/Row&gt;&quot;)" office:value-type="string" office:string-value="&lt;Row Tag='LOC_TCS_ANTIQUITY_ARMYRANK_PREFIX_MAYA_1' Language='ja_JP'&gt;&lt;Text&gt;アジャウ&lt;/Text&gt;&lt;/Row&gt;">
            <text:p>&lt;Row Tag='LOC_TCS_ANTIQUITY_ARMYRANK_PREFIX_MAYA_1' Language='ja_JP'&gt;&lt;Text&gt;アジャウ&lt;/Text&gt;&lt;/Row&gt;</text:p>
          </table:table-cell>
          <table:table-cell office:value-type="string">
            <text:p>아자우</text:p>
          </table:table-cell>
          <table:table-cell table:formula="of:=CONCATENATE(&quot;&lt;Row Tag='&quot;;[.A101];&quot;' Language='ko_KR'&gt;&lt;Text&gt;&quot;;[.K101];&quot;&lt;/Text&gt;&lt;/Row&gt;&quot;)" office:value-type="string" office:string-value="&lt;Row Tag='LOC_TCS_ANTIQUITY_ARMYRANK_PREFIX_MAYA_1' Language='ko_KR'&gt;&lt;Text&gt;아자우&lt;/Text&gt;&lt;/Row&gt;">
            <text:p>&lt;Row Tag='LOC_TCS_ANTIQUITY_ARMYRANK_PREFIX_MAYA_1' Language='ko_KR'&gt;&lt;Text&gt;아자우&lt;/Text&gt;&lt;/Row&gt;</text:p>
          </table:table-cell>
          <table:table-cell office:value-type="string">
            <text:p>Ajaw</text:p>
          </table:table-cell>
          <table:table-cell table:formula="of:=CONCATENATE(&quot;&lt;Row Tag='&quot;;[.A101];&quot;' Language='pl_PL'&gt;&lt;Text&gt;&quot;;[.M101];&quot;&lt;/Text&gt;&lt;/Row&gt;&quot;)" office:value-type="string" office:string-value="&lt;Row Tag='LOC_TCS_ANTIQUITY_ARMYRANK_PREFIX_MAYA_1' Language='pl_PL'&gt;&lt;Text&gt;Ajaw&lt;/Text&gt;&lt;/Row&gt;">
            <text:p>&lt;Row Tag='LOC_TCS_ANTIQUITY_ARMYRANK_PREFIX_MAYA_1' Language='pl_PL'&gt;&lt;Text&gt;Ajaw&lt;/Text&gt;&lt;/Row&gt;</text:p>
          </table:table-cell>
          <table:table-cell office:value-type="string">
            <text:p>Ajaw</text:p>
          </table:table-cell>
          <table:table-cell table:formula="of:=CONCATENATE(&quot;&lt;Row Tag='&quot;;[.A101];&quot;' Language='pt_BR'&gt;&lt;Text&gt;&quot;;[.O101];&quot;&lt;/Text&gt;&lt;/Row&gt;&quot;)" office:value-type="string" office:string-value="&lt;Row Tag='LOC_TCS_ANTIQUITY_ARMYRANK_PREFIX_MAYA_1' Language='pt_BR'&gt;&lt;Text&gt;Ajaw&lt;/Text&gt;&lt;/Row&gt;">
            <text:p>&lt;Row Tag='LOC_TCS_ANTIQUITY_ARMYRANK_PREFIX_MAYA_1' Language='pt_BR'&gt;&lt;Text&gt;Ajaw&lt;/Text&gt;&lt;/Row&gt;</text:p>
          </table:table-cell>
          <table:table-cell office:value-type="string">
            <text:p>Аджав</text:p>
          </table:table-cell>
          <table:table-cell table:formula="of:=CONCATENATE(&quot;&lt;Row Tag='&quot;;[.A101];&quot;' Language='ru_RU'&gt;&lt;Text&gt;&quot;;[.Q101];&quot;&lt;/Text&gt;&lt;/Row&gt;&quot;)" office:value-type="string" office:string-value="&lt;Row Tag='LOC_TCS_ANTIQUITY_ARMYRANK_PREFIX_MAYA_1' Language='ru_RU'&gt;&lt;Text&gt;Аджав&lt;/Text&gt;&lt;/Row&gt;">
            <text:p>&lt;Row Tag='LOC_TCS_ANTIQUITY_ARMYRANK_PREFIX_MAYA_1' Language='ru_RU'&gt;&lt;Text&gt;Аджав&lt;/Text&gt;&lt;/Row&gt;</text:p>
          </table:table-cell>
          <table:table-cell office:value-type="string">
            <text:p>阿贾乌</text:p>
          </table:table-cell>
          <table:table-cell table:formula="of:=CONCATENATE(&quot;&lt;Row Tag='&quot;;[.A101];&quot;' Language='zh_Hans_CN'&gt;&lt;Text&gt;&quot;;[.S101];&quot;&lt;/Text&gt;&lt;/Row&gt;&quot;)" office:value-type="string" office:string-value="&lt;Row Tag='LOC_TCS_ANTIQUITY_ARMYRANK_PREFIX_MAYA_1' Language='zh_Hans_CN'&gt;&lt;Text&gt;阿贾乌&lt;/Text&gt;&lt;/Row&gt;">
            <text:p>&lt;Row Tag='LOC_TCS_ANTIQUITY_ARMYRANK_PREFIX_MAYA_1' Language='zh_Hans_CN'&gt;&lt;Text&gt;阿贾乌&lt;/Text&gt;&lt;/Row&gt;</text:p>
          </table:table-cell>
        </table:table-row>
        <table:table-row table:style-name="ro3">
          <table:table-cell office:value-type="string">
            <text:p>LOC_TCS_ANTIQUITY_ARMYRANK_PREFIX_MAYA_2</text:p>
          </table:table-cell>
          <table:table-cell office:value-type="string">
            <text:p>Sajal</text:p>
          </table:table-cell>
          <table:table-cell office:value-type="string">
            <text:p>Sajal</text:p>
          </table:table-cell>
          <table:table-cell table:formula="of:=CONCATENATE(&quot;&lt;Row Tag='&quot;;[.A102];&quot;' Language='de_DE'&gt;&lt;Text&gt;&quot;;[.C102];&quot;&lt;/Text&gt;&lt;/Row&gt;&quot;)" office:value-type="string" office:string-value="&lt;Row Tag='LOC_TCS_ANTIQUITY_ARMYRANK_PREFIX_MAYA_2' Language='de_DE'&gt;&lt;Text&gt;Sajal&lt;/Text&gt;&lt;/Row&gt;">
            <text:p>&lt;Row Tag='LOC_TCS_ANTIQUITY_ARMYRANK_PREFIX_MAYA_2' Language='de_DE'&gt;&lt;Text&gt;Sajal&lt;/Text&gt;&lt;/Row&gt;</text:p>
          </table:table-cell>
          <table:table-cell office:value-type="string">
            <text:p>Sajal</text:p>
          </table:table-cell>
          <table:table-cell table:formula="of:=CONCATENATE(&quot;&lt;Row Tag='&quot;;[.A102];&quot;' Language='es_ES'&gt;&lt;Text&gt;&quot;;[.E102];&quot;&lt;/Text&gt;&lt;/Row&gt;&quot;)" office:value-type="string" office:string-value="&lt;Row Tag='LOC_TCS_ANTIQUITY_ARMYRANK_PREFIX_MAYA_2' Language='es_ES'&gt;&lt;Text&gt;Sajal&lt;/Text&gt;&lt;/Row&gt;">
            <text:p>&lt;Row Tag='LOC_TCS_ANTIQUITY_ARMYRANK_PREFIX_MAYA_2' Language='es_ES'&gt;&lt;Text&gt;Sajal&lt;/Text&gt;&lt;/Row&gt;</text:p>
          </table:table-cell>
          <table:table-cell office:value-type="string">
            <text:p>Sajal</text:p>
          </table:table-cell>
          <table:table-cell table:formula="of:=CONCATENATE(&quot;&lt;Row Tag='&quot;;[.A102];&quot;' Language='it_IT'&gt;&lt;Text&gt;&quot;;[.G102];&quot;&lt;/Text&gt;&lt;/Row&gt;&quot;)" office:value-type="string" office:string-value="&lt;Row Tag='LOC_TCS_ANTIQUITY_ARMYRANK_PREFIX_MAYA_2' Language='it_IT'&gt;&lt;Text&gt;Sajal&lt;/Text&gt;&lt;/Row&gt;">
            <text:p>&lt;Row Tag='LOC_TCS_ANTIQUITY_ARMYRANK_PREFIX_MAYA_2' Language='it_IT'&gt;&lt;Text&gt;Sajal&lt;/Text&gt;&lt;/Row&gt;</text:p>
          </table:table-cell>
          <table:table-cell office:value-type="string">
            <text:p>サジャル</text:p>
          </table:table-cell>
          <table:table-cell table:formula="of:=CONCATENATE(&quot;&lt;Row Tag='&quot;;[.A102];&quot;' Language='ja_JP'&gt;&lt;Text&gt;&quot;;[.I102];&quot;&lt;/Text&gt;&lt;/Row&gt;&quot;)" office:value-type="string" office:string-value="&lt;Row Tag='LOC_TCS_ANTIQUITY_ARMYRANK_PREFIX_MAYA_2' Language='ja_JP'&gt;&lt;Text&gt;サジャル&lt;/Text&gt;&lt;/Row&gt;">
            <text:p>&lt;Row Tag='LOC_TCS_ANTIQUITY_ARMYRANK_PREFIX_MAYA_2' Language='ja_JP'&gt;&lt;Text&gt;サジャル&lt;/Text&gt;&lt;/Row&gt;</text:p>
          </table:table-cell>
          <table:table-cell office:value-type="string">
            <text:p>사잘</text:p>
          </table:table-cell>
          <table:table-cell table:formula="of:=CONCATENATE(&quot;&lt;Row Tag='&quot;;[.A102];&quot;' Language='ko_KR'&gt;&lt;Text&gt;&quot;;[.K102];&quot;&lt;/Text&gt;&lt;/Row&gt;&quot;)" office:value-type="string" office:string-value="&lt;Row Tag='LOC_TCS_ANTIQUITY_ARMYRANK_PREFIX_MAYA_2' Language='ko_KR'&gt;&lt;Text&gt;사잘&lt;/Text&gt;&lt;/Row&gt;">
            <text:p>&lt;Row Tag='LOC_TCS_ANTIQUITY_ARMYRANK_PREFIX_MAYA_2' Language='ko_KR'&gt;&lt;Text&gt;사잘&lt;/Text&gt;&lt;/Row&gt;</text:p>
          </table:table-cell>
          <table:table-cell office:value-type="string">
            <text:p>Sajal</text:p>
          </table:table-cell>
          <table:table-cell table:formula="of:=CONCATENATE(&quot;&lt;Row Tag='&quot;;[.A102];&quot;' Language='pl_PL'&gt;&lt;Text&gt;&quot;;[.M102];&quot;&lt;/Text&gt;&lt;/Row&gt;&quot;)" office:value-type="string" office:string-value="&lt;Row Tag='LOC_TCS_ANTIQUITY_ARMYRANK_PREFIX_MAYA_2' Language='pl_PL'&gt;&lt;Text&gt;Sajal&lt;/Text&gt;&lt;/Row&gt;">
            <text:p>&lt;Row Tag='LOC_TCS_ANTIQUITY_ARMYRANK_PREFIX_MAYA_2' Language='pl_PL'&gt;&lt;Text&gt;Sajal&lt;/Text&gt;&lt;/Row&gt;</text:p>
          </table:table-cell>
          <table:table-cell office:value-type="string">
            <text:p>Sajal</text:p>
          </table:table-cell>
          <table:table-cell table:formula="of:=CONCATENATE(&quot;&lt;Row Tag='&quot;;[.A102];&quot;' Language='pt_BR'&gt;&lt;Text&gt;&quot;;[.O102];&quot;&lt;/Text&gt;&lt;/Row&gt;&quot;)" office:value-type="string" office:string-value="&lt;Row Tag='LOC_TCS_ANTIQUITY_ARMYRANK_PREFIX_MAYA_2' Language='pt_BR'&gt;&lt;Text&gt;Sajal&lt;/Text&gt;&lt;/Row&gt;">
            <text:p>&lt;Row Tag='LOC_TCS_ANTIQUITY_ARMYRANK_PREFIX_MAYA_2' Language='pt_BR'&gt;&lt;Text&gt;Sajal&lt;/Text&gt;&lt;/Row&gt;</text:p>
          </table:table-cell>
          <table:table-cell office:value-type="string">
            <text:p>Саджал</text:p>
          </table:table-cell>
          <table:table-cell table:formula="of:=CONCATENATE(&quot;&lt;Row Tag='&quot;;[.A102];&quot;' Language='ru_RU'&gt;&lt;Text&gt;&quot;;[.Q102];&quot;&lt;/Text&gt;&lt;/Row&gt;&quot;)" office:value-type="string" office:string-value="&lt;Row Tag='LOC_TCS_ANTIQUITY_ARMYRANK_PREFIX_MAYA_2' Language='ru_RU'&gt;&lt;Text&gt;Саджал&lt;/Text&gt;&lt;/Row&gt;">
            <text:p>&lt;Row Tag='LOC_TCS_ANTIQUITY_ARMYRANK_PREFIX_MAYA_2' Language='ru_RU'&gt;&lt;Text&gt;Саджал&lt;/Text&gt;&lt;/Row&gt;</text:p>
          </table:table-cell>
          <table:table-cell office:value-type="string">
            <text:p>萨贾尔</text:p>
          </table:table-cell>
          <table:table-cell table:formula="of:=CONCATENATE(&quot;&lt;Row Tag='&quot;;[.A102];&quot;' Language='zh_Hans_CN'&gt;&lt;Text&gt;&quot;;[.S102];&quot;&lt;/Text&gt;&lt;/Row&gt;&quot;)" office:value-type="string" office:string-value="&lt;Row Tag='LOC_TCS_ANTIQUITY_ARMYRANK_PREFIX_MAYA_2' Language='zh_Hans_CN'&gt;&lt;Text&gt;萨贾尔&lt;/Text&gt;&lt;/Row&gt;">
            <text:p>&lt;Row Tag='LOC_TCS_ANTIQUITY_ARMYRANK_PREFIX_MAYA_2' Language='zh_Hans_CN'&gt;&lt;Text&gt;萨贾尔&lt;/Text&gt;&lt;/Row&gt;</text:p>
          </table:table-cell>
        </table:table-row>
        <table:table-row table:style-name="ro3">
          <table:table-cell office:value-type="string">
            <text:p>LOC_TCS_ANTIQUITY_ARMYRANK_PREFIX_MAYA_3</text:p>
          </table:table-cell>
          <table:table-cell office:value-type="string">
            <text:p>Yajaw K'ahk'</text:p>
          </table:table-cell>
          <table:table-cell office:value-type="string">
            <text:p>Yajaw K'ahk'</text:p>
          </table:table-cell>
          <table:table-cell table:formula="of:=CONCATENATE(&quot;&lt;Row Tag='&quot;;[.A103];&quot;' Language='de_DE'&gt;&lt;Text&gt;&quot;;[.C103];&quot;&lt;/Text&gt;&lt;/Row&gt;&quot;)" office:value-type="string" office:string-value="&lt;Row Tag='LOC_TCS_ANTIQUITY_ARMYRANK_PREFIX_MAYA_3' Language='de_DE'&gt;&lt;Text&gt;Yajaw K'ahk'&lt;/Text&gt;&lt;/Row&gt;">
            <text:p>&lt;Row Tag='LOC_TCS_ANTIQUITY_ARMYRANK_PREFIX_MAYA_3' Language='de_DE'&gt;&lt;Text&gt;Yajaw K'ahk'&lt;/Text&gt;&lt;/Row&gt;</text:p>
          </table:table-cell>
          <table:table-cell office:value-type="string">
            <text:p>Yajaw K'ahk'</text:p>
          </table:table-cell>
          <table:table-cell table:formula="of:=CONCATENATE(&quot;&lt;Row Tag='&quot;;[.A103];&quot;' Language='es_ES'&gt;&lt;Text&gt;&quot;;[.E103];&quot;&lt;/Text&gt;&lt;/Row&gt;&quot;)" office:value-type="string" office:string-value="&lt;Row Tag='LOC_TCS_ANTIQUITY_ARMYRANK_PREFIX_MAYA_3' Language='es_ES'&gt;&lt;Text&gt;Yajaw K'ahk'&lt;/Text&gt;&lt;/Row&gt;">
            <text:p>&lt;Row Tag='LOC_TCS_ANTIQUITY_ARMYRANK_PREFIX_MAYA_3' Language='es_ES'&gt;&lt;Text&gt;Yajaw K'ahk'&lt;/Text&gt;&lt;/Row&gt;</text:p>
          </table:table-cell>
          <table:table-cell office:value-type="string">
            <text:p>Yajaw K'ahk'</text:p>
          </table:table-cell>
          <table:table-cell table:formula="of:=CONCATENATE(&quot;&lt;Row Tag='&quot;;[.A103];&quot;' Language='it_IT'&gt;&lt;Text&gt;&quot;;[.G103];&quot;&lt;/Text&gt;&lt;/Row&gt;&quot;)" office:value-type="string" office:string-value="&lt;Row Tag='LOC_TCS_ANTIQUITY_ARMYRANK_PREFIX_MAYA_3' Language='it_IT'&gt;&lt;Text&gt;Yajaw K'ahk'&lt;/Text&gt;&lt;/Row&gt;">
            <text:p>&lt;Row Tag='LOC_TCS_ANTIQUITY_ARMYRANK_PREFIX_MAYA_3' Language='it_IT'&gt;&lt;Text&gt;Yajaw K'ahk'&lt;/Text&gt;&lt;/Row&gt;</text:p>
          </table:table-cell>
          <table:table-cell office:value-type="string">
            <text:p>ヤジャウ・カフク</text:p>
          </table:table-cell>
          <table:table-cell table:formula="of:=CONCATENATE(&quot;&lt;Row Tag='&quot;;[.A103];&quot;' Language='ja_JP'&gt;&lt;Text&gt;&quot;;[.I103];&quot;&lt;/Text&gt;&lt;/Row&gt;&quot;)" office:value-type="string" office:string-value="&lt;Row Tag='LOC_TCS_ANTIQUITY_ARMYRANK_PREFIX_MAYA_3' Language='ja_JP'&gt;&lt;Text&gt;ヤジャウ・カフク&lt;/Text&gt;&lt;/Row&gt;">
            <text:p>&lt;Row Tag='LOC_TCS_ANTIQUITY_ARMYRANK_PREFIX_MAYA_3' Language='ja_JP'&gt;&lt;Text&gt;ヤジャウ・カフク&lt;/Text&gt;&lt;/Row&gt;</text:p>
          </table:table-cell>
          <table:table-cell office:value-type="string">
            <text:p>야자우 카흐크</text:p>
          </table:table-cell>
          <table:table-cell table:formula="of:=CONCATENATE(&quot;&lt;Row Tag='&quot;;[.A103];&quot;' Language='ko_KR'&gt;&lt;Text&gt;&quot;;[.K103];&quot;&lt;/Text&gt;&lt;/Row&gt;&quot;)" office:value-type="string" office:string-value="&lt;Row Tag='LOC_TCS_ANTIQUITY_ARMYRANK_PREFIX_MAYA_3' Language='ko_KR'&gt;&lt;Text&gt;야자우 카흐크&lt;/Text&gt;&lt;/Row&gt;">
            <text:p>&lt;Row Tag='LOC_TCS_ANTIQUITY_ARMYRANK_PREFIX_MAYA_3' Language='ko_KR'&gt;&lt;Text&gt;야자우 카흐크&lt;/Text&gt;&lt;/Row&gt;</text:p>
          </table:table-cell>
          <table:table-cell office:value-type="string">
            <text:p>Yajaw K'ahk'</text:p>
          </table:table-cell>
          <table:table-cell table:formula="of:=CONCATENATE(&quot;&lt;Row Tag='&quot;;[.A103];&quot;' Language='pl_PL'&gt;&lt;Text&gt;&quot;;[.M103];&quot;&lt;/Text&gt;&lt;/Row&gt;&quot;)" office:value-type="string" office:string-value="&lt;Row Tag='LOC_TCS_ANTIQUITY_ARMYRANK_PREFIX_MAYA_3' Language='pl_PL'&gt;&lt;Text&gt;Yajaw K'ahk'&lt;/Text&gt;&lt;/Row&gt;">
            <text:p>&lt;Row Tag='LOC_TCS_ANTIQUITY_ARMYRANK_PREFIX_MAYA_3' Language='pl_PL'&gt;&lt;Text&gt;Yajaw K'ahk'&lt;/Text&gt;&lt;/Row&gt;</text:p>
          </table:table-cell>
          <table:table-cell office:value-type="string">
            <text:p>Yajaw K'ahk'</text:p>
          </table:table-cell>
          <table:table-cell table:formula="of:=CONCATENATE(&quot;&lt;Row Tag='&quot;;[.A103];&quot;' Language='pt_BR'&gt;&lt;Text&gt;&quot;;[.O103];&quot;&lt;/Text&gt;&lt;/Row&gt;&quot;)" office:value-type="string" office:string-value="&lt;Row Tag='LOC_TCS_ANTIQUITY_ARMYRANK_PREFIX_MAYA_3' Language='pt_BR'&gt;&lt;Text&gt;Yajaw K'ahk'&lt;/Text&gt;&lt;/Row&gt;">
            <text:p>&lt;Row Tag='LOC_TCS_ANTIQUITY_ARMYRANK_PREFIX_MAYA_3' Language='pt_BR'&gt;&lt;Text&gt;Yajaw K'ahk'&lt;/Text&gt;&lt;/Row&gt;</text:p>
          </table:table-cell>
          <table:table-cell office:value-type="string">
            <text:p>Яджав Кахк'</text:p>
          </table:table-cell>
          <table:table-cell table:formula="of:=CONCATENATE(&quot;&lt;Row Tag='&quot;;[.A103];&quot;' Language='ru_RU'&gt;&lt;Text&gt;&quot;;[.Q103];&quot;&lt;/Text&gt;&lt;/Row&gt;&quot;)" office:value-type="string" office:string-value="&lt;Row Tag='LOC_TCS_ANTIQUITY_ARMYRANK_PREFIX_MAYA_3' Language='ru_RU'&gt;&lt;Text&gt;Яджав Кахк'&lt;/Text&gt;&lt;/Row&gt;">
            <text:p>&lt;Row Tag='LOC_TCS_ANTIQUITY_ARMYRANK_PREFIX_MAYA_3' Language='ru_RU'&gt;&lt;Text&gt;Яджав Кахк'&lt;/Text&gt;&lt;/Row&gt;</text:p>
          </table:table-cell>
          <table:table-cell office:value-type="string">
            <text:p>亚贾乌·卡赫克</text:p>
          </table:table-cell>
          <table:table-cell table:formula="of:=CONCATENATE(&quot;&lt;Row Tag='&quot;;[.A103];&quot;' Language='zh_Hans_CN'&gt;&lt;Text&gt;&quot;;[.S103];&quot;&lt;/Text&gt;&lt;/Row&gt;&quot;)" office:value-type="string" office:string-value="&lt;Row Tag='LOC_TCS_ANTIQUITY_ARMYRANK_PREFIX_MAYA_3' Language='zh_Hans_CN'&gt;&lt;Text&gt;亚贾乌·卡赫克&lt;/Text&gt;&lt;/Row&gt;">
            <text:p>&lt;Row Tag='LOC_TCS_ANTIQUITY_ARMYRANK_PREFIX_MAYA_3' Language='zh_Hans_CN'&gt;&lt;Text&gt;亚贾乌·卡赫克&lt;/Text&gt;&lt;/Row&gt;</text:p>
          </table:table-cell>
        </table:table-row>
        <table:table-row table:style-name="ro3">
          <table:table-cell office:value-type="string">
            <text:p>LOC_TCS_ANTIQUITY_ARMYRANK_PREFIX_MAYA_4</text:p>
          </table:table-cell>
          <table:table-cell office:value-type="string">
            <text:p>Nakom</text:p>
          </table:table-cell>
          <table:table-cell office:value-type="string">
            <text:p>Nakom</text:p>
          </table:table-cell>
          <table:table-cell table:formula="of:=CONCATENATE(&quot;&lt;Row Tag='&quot;;[.A104];&quot;' Language='de_DE'&gt;&lt;Text&gt;&quot;;[.C104];&quot;&lt;/Text&gt;&lt;/Row&gt;&quot;)" office:value-type="string" office:string-value="&lt;Row Tag='LOC_TCS_ANTIQUITY_ARMYRANK_PREFIX_MAYA_4' Language='de_DE'&gt;&lt;Text&gt;Nakom&lt;/Text&gt;&lt;/Row&gt;">
            <text:p>&lt;Row Tag='LOC_TCS_ANTIQUITY_ARMYRANK_PREFIX_MAYA_4' Language='de_DE'&gt;&lt;Text&gt;Nakom&lt;/Text&gt;&lt;/Row&gt;</text:p>
          </table:table-cell>
          <table:table-cell office:value-type="string">
            <text:p>Nakom</text:p>
          </table:table-cell>
          <table:table-cell table:formula="of:=CONCATENATE(&quot;&lt;Row Tag='&quot;;[.A104];&quot;' Language='es_ES'&gt;&lt;Text&gt;&quot;;[.E104];&quot;&lt;/Text&gt;&lt;/Row&gt;&quot;)" office:value-type="string" office:string-value="&lt;Row Tag='LOC_TCS_ANTIQUITY_ARMYRANK_PREFIX_MAYA_4' Language='es_ES'&gt;&lt;Text&gt;Nakom&lt;/Text&gt;&lt;/Row&gt;">
            <text:p>&lt;Row Tag='LOC_TCS_ANTIQUITY_ARMYRANK_PREFIX_MAYA_4' Language='es_ES'&gt;&lt;Text&gt;Nakom&lt;/Text&gt;&lt;/Row&gt;</text:p>
          </table:table-cell>
          <table:table-cell office:value-type="string">
            <text:p>Nakom</text:p>
          </table:table-cell>
          <table:table-cell table:formula="of:=CONCATENATE(&quot;&lt;Row Tag='&quot;;[.A104];&quot;' Language='it_IT'&gt;&lt;Text&gt;&quot;;[.G104];&quot;&lt;/Text&gt;&lt;/Row&gt;&quot;)" office:value-type="string" office:string-value="&lt;Row Tag='LOC_TCS_ANTIQUITY_ARMYRANK_PREFIX_MAYA_4' Language='it_IT'&gt;&lt;Text&gt;Nakom&lt;/Text&gt;&lt;/Row&gt;">
            <text:p>&lt;Row Tag='LOC_TCS_ANTIQUITY_ARMYRANK_PREFIX_MAYA_4' Language='it_IT'&gt;&lt;Text&gt;Nakom&lt;/Text&gt;&lt;/Row&gt;</text:p>
          </table:table-cell>
          <table:table-cell office:value-type="string">
            <text:p>ナコム</text:p>
          </table:table-cell>
          <table:table-cell table:formula="of:=CONCATENATE(&quot;&lt;Row Tag='&quot;;[.A104];&quot;' Language='ja_JP'&gt;&lt;Text&gt;&quot;;[.I104];&quot;&lt;/Text&gt;&lt;/Row&gt;&quot;)" office:value-type="string" office:string-value="&lt;Row Tag='LOC_TCS_ANTIQUITY_ARMYRANK_PREFIX_MAYA_4' Language='ja_JP'&gt;&lt;Text&gt;ナコム&lt;/Text&gt;&lt;/Row&gt;">
            <text:p>&lt;Row Tag='LOC_TCS_ANTIQUITY_ARMYRANK_PREFIX_MAYA_4' Language='ja_JP'&gt;&lt;Text&gt;ナコム&lt;/Text&gt;&lt;/Row&gt;</text:p>
          </table:table-cell>
          <table:table-cell office:value-type="string">
            <text:p>나콤</text:p>
          </table:table-cell>
          <table:table-cell table:formula="of:=CONCATENATE(&quot;&lt;Row Tag='&quot;;[.A104];&quot;' Language='ko_KR'&gt;&lt;Text&gt;&quot;;[.K104];&quot;&lt;/Text&gt;&lt;/Row&gt;&quot;)" office:value-type="string" office:string-value="&lt;Row Tag='LOC_TCS_ANTIQUITY_ARMYRANK_PREFIX_MAYA_4' Language='ko_KR'&gt;&lt;Text&gt;나콤&lt;/Text&gt;&lt;/Row&gt;">
            <text:p>&lt;Row Tag='LOC_TCS_ANTIQUITY_ARMYRANK_PREFIX_MAYA_4' Language='ko_KR'&gt;&lt;Text&gt;나콤&lt;/Text&gt;&lt;/Row&gt;</text:p>
          </table:table-cell>
          <table:table-cell office:value-type="string">
            <text:p>Nakom</text:p>
          </table:table-cell>
          <table:table-cell table:formula="of:=CONCATENATE(&quot;&lt;Row Tag='&quot;;[.A104];&quot;' Language='pl_PL'&gt;&lt;Text&gt;&quot;;[.M104];&quot;&lt;/Text&gt;&lt;/Row&gt;&quot;)" office:value-type="string" office:string-value="&lt;Row Tag='LOC_TCS_ANTIQUITY_ARMYRANK_PREFIX_MAYA_4' Language='pl_PL'&gt;&lt;Text&gt;Nakom&lt;/Text&gt;&lt;/Row&gt;">
            <text:p>&lt;Row Tag='LOC_TCS_ANTIQUITY_ARMYRANK_PREFIX_MAYA_4' Language='pl_PL'&gt;&lt;Text&gt;Nakom&lt;/Text&gt;&lt;/Row&gt;</text:p>
          </table:table-cell>
          <table:table-cell office:value-type="string">
            <text:p>Nakom</text:p>
          </table:table-cell>
          <table:table-cell table:formula="of:=CONCATENATE(&quot;&lt;Row Tag='&quot;;[.A104];&quot;' Language='pt_BR'&gt;&lt;Text&gt;&quot;;[.O104];&quot;&lt;/Text&gt;&lt;/Row&gt;&quot;)" office:value-type="string" office:string-value="&lt;Row Tag='LOC_TCS_ANTIQUITY_ARMYRANK_PREFIX_MAYA_4' Language='pt_BR'&gt;&lt;Text&gt;Nakom&lt;/Text&gt;&lt;/Row&gt;">
            <text:p>&lt;Row Tag='LOC_TCS_ANTIQUITY_ARMYRANK_PREFIX_MAYA_4' Language='pt_BR'&gt;&lt;Text&gt;Nakom&lt;/Text&gt;&lt;/Row&gt;</text:p>
          </table:table-cell>
          <table:table-cell office:value-type="string">
            <text:p>Наком</text:p>
          </table:table-cell>
          <table:table-cell table:formula="of:=CONCATENATE(&quot;&lt;Row Tag='&quot;;[.A104];&quot;' Language='ru_RU'&gt;&lt;Text&gt;&quot;;[.Q104];&quot;&lt;/Text&gt;&lt;/Row&gt;&quot;)" office:value-type="string" office:string-value="&lt;Row Tag='LOC_TCS_ANTIQUITY_ARMYRANK_PREFIX_MAYA_4' Language='ru_RU'&gt;&lt;Text&gt;Наком&lt;/Text&gt;&lt;/Row&gt;">
            <text:p>&lt;Row Tag='LOC_TCS_ANTIQUITY_ARMYRANK_PREFIX_MAYA_4' Language='ru_RU'&gt;&lt;Text&gt;Наком&lt;/Text&gt;&lt;/Row&gt;</text:p>
          </table:table-cell>
          <table:table-cell office:value-type="string">
            <text:p>纳科姆</text:p>
          </table:table-cell>
          <table:table-cell table:formula="of:=CONCATENATE(&quot;&lt;Row Tag='&quot;;[.A104];&quot;' Language='zh_Hans_CN'&gt;&lt;Text&gt;&quot;;[.S104];&quot;&lt;/Text&gt;&lt;/Row&gt;&quot;)" office:value-type="string" office:string-value="&lt;Row Tag='LOC_TCS_ANTIQUITY_ARMYRANK_PREFIX_MAYA_4' Language='zh_Hans_CN'&gt;&lt;Text&gt;纳科姆&lt;/Text&gt;&lt;/Row&gt;">
            <text:p>&lt;Row Tag='LOC_TCS_ANTIQUITY_ARMYRANK_PREFIX_MAYA_4' Language='zh_Hans_CN'&gt;&lt;Text&gt;纳科姆&lt;/Text&gt;&lt;/Row&gt;</text:p>
          </table:table-cell>
        </table:table-row>
        <table:table-row table:style-name="ro3">
          <table:table-cell office:value-type="string">
            <text:p>LOC_TCS_ANTIQUITY_ARMYRANK_PREFIX_MAYA_5</text:p>
          </table:table-cell>
          <table:table-cell office:value-type="string">
            <text:p>Lakam</text:p>
          </table:table-cell>
          <table:table-cell office:value-type="string">
            <text:p>Lakam</text:p>
          </table:table-cell>
          <table:table-cell table:formula="of:=CONCATENATE(&quot;&lt;Row Tag='&quot;;[.A105];&quot;' Language='de_DE'&gt;&lt;Text&gt;&quot;;[.C105];&quot;&lt;/Text&gt;&lt;/Row&gt;&quot;)" office:value-type="string" office:string-value="&lt;Row Tag='LOC_TCS_ANTIQUITY_ARMYRANK_PREFIX_MAYA_5' Language='de_DE'&gt;&lt;Text&gt;Lakam&lt;/Text&gt;&lt;/Row&gt;">
            <text:p>&lt;Row Tag='LOC_TCS_ANTIQUITY_ARMYRANK_PREFIX_MAYA_5' Language='de_DE'&gt;&lt;Text&gt;Lakam&lt;/Text&gt;&lt;/Row&gt;</text:p>
          </table:table-cell>
          <table:table-cell office:value-type="string">
            <text:p>Lakam</text:p>
          </table:table-cell>
          <table:table-cell table:formula="of:=CONCATENATE(&quot;&lt;Row Tag='&quot;;[.A105];&quot;' Language='es_ES'&gt;&lt;Text&gt;&quot;;[.E105];&quot;&lt;/Text&gt;&lt;/Row&gt;&quot;)" office:value-type="string" office:string-value="&lt;Row Tag='LOC_TCS_ANTIQUITY_ARMYRANK_PREFIX_MAYA_5' Language='es_ES'&gt;&lt;Text&gt;Lakam&lt;/Text&gt;&lt;/Row&gt;">
            <text:p>&lt;Row Tag='LOC_TCS_ANTIQUITY_ARMYRANK_PREFIX_MAYA_5' Language='es_ES'&gt;&lt;Text&gt;Lakam&lt;/Text&gt;&lt;/Row&gt;</text:p>
          </table:table-cell>
          <table:table-cell office:value-type="string">
            <text:p>Lakam</text:p>
          </table:table-cell>
          <table:table-cell table:formula="of:=CONCATENATE(&quot;&lt;Row Tag='&quot;;[.A105];&quot;' Language='it_IT'&gt;&lt;Text&gt;&quot;;[.G105];&quot;&lt;/Text&gt;&lt;/Row&gt;&quot;)" office:value-type="string" office:string-value="&lt;Row Tag='LOC_TCS_ANTIQUITY_ARMYRANK_PREFIX_MAYA_5' Language='it_IT'&gt;&lt;Text&gt;Lakam&lt;/Text&gt;&lt;/Row&gt;">
            <text:p>&lt;Row Tag='LOC_TCS_ANTIQUITY_ARMYRANK_PREFIX_MAYA_5' Language='it_IT'&gt;&lt;Text&gt;Lakam&lt;/Text&gt;&lt;/Row&gt;</text:p>
          </table:table-cell>
          <table:table-cell office:value-type="string">
            <text:p>ラカム</text:p>
          </table:table-cell>
          <table:table-cell table:formula="of:=CONCATENATE(&quot;&lt;Row Tag='&quot;;[.A105];&quot;' Language='ja_JP'&gt;&lt;Text&gt;&quot;;[.I105];&quot;&lt;/Text&gt;&lt;/Row&gt;&quot;)" office:value-type="string" office:string-value="&lt;Row Tag='LOC_TCS_ANTIQUITY_ARMYRANK_PREFIX_MAYA_5' Language='ja_JP'&gt;&lt;Text&gt;ラカム&lt;/Text&gt;&lt;/Row&gt;">
            <text:p>&lt;Row Tag='LOC_TCS_ANTIQUITY_ARMYRANK_PREFIX_MAYA_5' Language='ja_JP'&gt;&lt;Text&gt;ラカム&lt;/Text&gt;&lt;/Row&gt;</text:p>
          </table:table-cell>
          <table:table-cell office:value-type="string">
            <text:p>라캄</text:p>
          </table:table-cell>
          <table:table-cell table:formula="of:=CONCATENATE(&quot;&lt;Row Tag='&quot;;[.A105];&quot;' Language='ko_KR'&gt;&lt;Text&gt;&quot;;[.K105];&quot;&lt;/Text&gt;&lt;/Row&gt;&quot;)" office:value-type="string" office:string-value="&lt;Row Tag='LOC_TCS_ANTIQUITY_ARMYRANK_PREFIX_MAYA_5' Language='ko_KR'&gt;&lt;Text&gt;라캄&lt;/Text&gt;&lt;/Row&gt;">
            <text:p>&lt;Row Tag='LOC_TCS_ANTIQUITY_ARMYRANK_PREFIX_MAYA_5' Language='ko_KR'&gt;&lt;Text&gt;라캄&lt;/Text&gt;&lt;/Row&gt;</text:p>
          </table:table-cell>
          <table:table-cell office:value-type="string">
            <text:p>Lakam</text:p>
          </table:table-cell>
          <table:table-cell table:formula="of:=CONCATENATE(&quot;&lt;Row Tag='&quot;;[.A105];&quot;' Language='pl_PL'&gt;&lt;Text&gt;&quot;;[.M105];&quot;&lt;/Text&gt;&lt;/Row&gt;&quot;)" office:value-type="string" office:string-value="&lt;Row Tag='LOC_TCS_ANTIQUITY_ARMYRANK_PREFIX_MAYA_5' Language='pl_PL'&gt;&lt;Text&gt;Lakam&lt;/Text&gt;&lt;/Row&gt;">
            <text:p>&lt;Row Tag='LOC_TCS_ANTIQUITY_ARMYRANK_PREFIX_MAYA_5' Language='pl_PL'&gt;&lt;Text&gt;Lakam&lt;/Text&gt;&lt;/Row&gt;</text:p>
          </table:table-cell>
          <table:table-cell office:value-type="string">
            <text:p>Lakam</text:p>
          </table:table-cell>
          <table:table-cell table:formula="of:=CONCATENATE(&quot;&lt;Row Tag='&quot;;[.A105];&quot;' Language='pt_BR'&gt;&lt;Text&gt;&quot;;[.O105];&quot;&lt;/Text&gt;&lt;/Row&gt;&quot;)" office:value-type="string" office:string-value="&lt;Row Tag='LOC_TCS_ANTIQUITY_ARMYRANK_PREFIX_MAYA_5' Language='pt_BR'&gt;&lt;Text&gt;Lakam&lt;/Text&gt;&lt;/Row&gt;">
            <text:p>&lt;Row Tag='LOC_TCS_ANTIQUITY_ARMYRANK_PREFIX_MAYA_5' Language='pt_BR'&gt;&lt;Text&gt;Lakam&lt;/Text&gt;&lt;/Row&gt;</text:p>
          </table:table-cell>
          <table:table-cell office:value-type="string">
            <text:p>Лакам</text:p>
          </table:table-cell>
          <table:table-cell table:formula="of:=CONCATENATE(&quot;&lt;Row Tag='&quot;;[.A105];&quot;' Language='ru_RU'&gt;&lt;Text&gt;&quot;;[.Q105];&quot;&lt;/Text&gt;&lt;/Row&gt;&quot;)" office:value-type="string" office:string-value="&lt;Row Tag='LOC_TCS_ANTIQUITY_ARMYRANK_PREFIX_MAYA_5' Language='ru_RU'&gt;&lt;Text&gt;Лакам&lt;/Text&gt;&lt;/Row&gt;">
            <text:p>&lt;Row Tag='LOC_TCS_ANTIQUITY_ARMYRANK_PREFIX_MAYA_5' Language='ru_RU'&gt;&lt;Text&gt;Лакам&lt;/Text&gt;&lt;/Row&gt;</text:p>
          </table:table-cell>
          <table:table-cell office:value-type="string">
            <text:p>拉卡姆</text:p>
          </table:table-cell>
          <table:table-cell table:formula="of:=CONCATENATE(&quot;&lt;Row Tag='&quot;;[.A105];&quot;' Language='zh_Hans_CN'&gt;&lt;Text&gt;&quot;;[.S105];&quot;&lt;/Text&gt;&lt;/Row&gt;&quot;)" office:value-type="string" office:string-value="&lt;Row Tag='LOC_TCS_ANTIQUITY_ARMYRANK_PREFIX_MAYA_5' Language='zh_Hans_CN'&gt;&lt;Text&gt;拉卡姆&lt;/Text&gt;&lt;/Row&gt;">
            <text:p>&lt;Row Tag='LOC_TCS_ANTIQUITY_ARMYRANK_PREFIX_MAYA_5' Language='zh_Hans_CN'&gt;&lt;Text&gt;拉卡姆&lt;/Text&gt;&lt;/Row&gt;</text:p>
          </table:table-cell>
        </table:table-row>
        <table:table-row table:style-name="ro3">
          <table:table-cell office:value-type="string">
            <text:p>LOC_TCS_ANTIQUITY_ARMYRANK_PREFIX_MAYA_6</text:p>
          </table:table-cell>
          <table:table-cell office:value-type="string">
            <text:p>Ppolom</text:p>
          </table:table-cell>
          <table:table-cell office:value-type="string">
            <text:p>Ppolom</text:p>
          </table:table-cell>
          <table:table-cell table:formula="of:=CONCATENATE(&quot;&lt;Row Tag='&quot;;[.A106];&quot;' Language='de_DE'&gt;&lt;Text&gt;&quot;;[.C106];&quot;&lt;/Text&gt;&lt;/Row&gt;&quot;)" office:value-type="string" office:string-value="&lt;Row Tag='LOC_TCS_ANTIQUITY_ARMYRANK_PREFIX_MAYA_6' Language='de_DE'&gt;&lt;Text&gt;Ppolom&lt;/Text&gt;&lt;/Row&gt;">
            <text:p>&lt;Row Tag='LOC_TCS_ANTIQUITY_ARMYRANK_PREFIX_MAYA_6' Language='de_DE'&gt;&lt;Text&gt;Ppolom&lt;/Text&gt;&lt;/Row&gt;</text:p>
          </table:table-cell>
          <table:table-cell office:value-type="string">
            <text:p>Ppolom</text:p>
          </table:table-cell>
          <table:table-cell table:formula="of:=CONCATENATE(&quot;&lt;Row Tag='&quot;;[.A106];&quot;' Language='es_ES'&gt;&lt;Text&gt;&quot;;[.E106];&quot;&lt;/Text&gt;&lt;/Row&gt;&quot;)" office:value-type="string" office:string-value="&lt;Row Tag='LOC_TCS_ANTIQUITY_ARMYRANK_PREFIX_MAYA_6' Language='es_ES'&gt;&lt;Text&gt;Ppolom&lt;/Text&gt;&lt;/Row&gt;">
            <text:p>&lt;Row Tag='LOC_TCS_ANTIQUITY_ARMYRANK_PREFIX_MAYA_6' Language='es_ES'&gt;&lt;Text&gt;Ppolom&lt;/Text&gt;&lt;/Row&gt;</text:p>
          </table:table-cell>
          <table:table-cell office:value-type="string">
            <text:p>Ppolom</text:p>
          </table:table-cell>
          <table:table-cell table:formula="of:=CONCATENATE(&quot;&lt;Row Tag='&quot;;[.A106];&quot;' Language='it_IT'&gt;&lt;Text&gt;&quot;;[.G106];&quot;&lt;/Text&gt;&lt;/Row&gt;&quot;)" office:value-type="string" office:string-value="&lt;Row Tag='LOC_TCS_ANTIQUITY_ARMYRANK_PREFIX_MAYA_6' Language='it_IT'&gt;&lt;Text&gt;Ppolom&lt;/Text&gt;&lt;/Row&gt;">
            <text:p>&lt;Row Tag='LOC_TCS_ANTIQUITY_ARMYRANK_PREFIX_MAYA_6' Language='it_IT'&gt;&lt;Text&gt;Ppolom&lt;/Text&gt;&lt;/Row&gt;</text:p>
          </table:table-cell>
          <table:table-cell office:value-type="string">
            <text:p>プポロム</text:p>
          </table:table-cell>
          <table:table-cell table:formula="of:=CONCATENATE(&quot;&lt;Row Tag='&quot;;[.A106];&quot;' Language='ja_JP'&gt;&lt;Text&gt;&quot;;[.I106];&quot;&lt;/Text&gt;&lt;/Row&gt;&quot;)" office:value-type="string" office:string-value="&lt;Row Tag='LOC_TCS_ANTIQUITY_ARMYRANK_PREFIX_MAYA_6' Language='ja_JP'&gt;&lt;Text&gt;プポロム&lt;/Text&gt;&lt;/Row&gt;">
            <text:p>&lt;Row Tag='LOC_TCS_ANTIQUITY_ARMYRANK_PREFIX_MAYA_6' Language='ja_JP'&gt;&lt;Text&gt;プポロム&lt;/Text&gt;&lt;/Row&gt;</text:p>
          </table:table-cell>
          <table:table-cell office:value-type="string">
            <text:p>프폴롬</text:p>
          </table:table-cell>
          <table:table-cell table:formula="of:=CONCATENATE(&quot;&lt;Row Tag='&quot;;[.A106];&quot;' Language='ko_KR'&gt;&lt;Text&gt;&quot;;[.K106];&quot;&lt;/Text&gt;&lt;/Row&gt;&quot;)" office:value-type="string" office:string-value="&lt;Row Tag='LOC_TCS_ANTIQUITY_ARMYRANK_PREFIX_MAYA_6' Language='ko_KR'&gt;&lt;Text&gt;프폴롬&lt;/Text&gt;&lt;/Row&gt;">
            <text:p>&lt;Row Tag='LOC_TCS_ANTIQUITY_ARMYRANK_PREFIX_MAYA_6' Language='ko_KR'&gt;&lt;Text&gt;프폴롬&lt;/Text&gt;&lt;/Row&gt;</text:p>
          </table:table-cell>
          <table:table-cell office:value-type="string">
            <text:p>Ppolom</text:p>
          </table:table-cell>
          <table:table-cell table:formula="of:=CONCATENATE(&quot;&lt;Row Tag='&quot;;[.A106];&quot;' Language='pl_PL'&gt;&lt;Text&gt;&quot;;[.M106];&quot;&lt;/Text&gt;&lt;/Row&gt;&quot;)" office:value-type="string" office:string-value="&lt;Row Tag='LOC_TCS_ANTIQUITY_ARMYRANK_PREFIX_MAYA_6' Language='pl_PL'&gt;&lt;Text&gt;Ppolom&lt;/Text&gt;&lt;/Row&gt;">
            <text:p>&lt;Row Tag='LOC_TCS_ANTIQUITY_ARMYRANK_PREFIX_MAYA_6' Language='pl_PL'&gt;&lt;Text&gt;Ppolom&lt;/Text&gt;&lt;/Row&gt;</text:p>
          </table:table-cell>
          <table:table-cell office:value-type="string">
            <text:p>Ppolom</text:p>
          </table:table-cell>
          <table:table-cell table:formula="of:=CONCATENATE(&quot;&lt;Row Tag='&quot;;[.A106];&quot;' Language='pt_BR'&gt;&lt;Text&gt;&quot;;[.O106];&quot;&lt;/Text&gt;&lt;/Row&gt;&quot;)" office:value-type="string" office:string-value="&lt;Row Tag='LOC_TCS_ANTIQUITY_ARMYRANK_PREFIX_MAYA_6' Language='pt_BR'&gt;&lt;Text&gt;Ppolom&lt;/Text&gt;&lt;/Row&gt;">
            <text:p>&lt;Row Tag='LOC_TCS_ANTIQUITY_ARMYRANK_PREFIX_MAYA_6' Language='pt_BR'&gt;&lt;Text&gt;Ppolom&lt;/Text&gt;&lt;/Row&gt;</text:p>
          </table:table-cell>
          <table:table-cell office:value-type="string">
            <text:p>Пполом</text:p>
          </table:table-cell>
          <table:table-cell table:formula="of:=CONCATENATE(&quot;&lt;Row Tag='&quot;;[.A106];&quot;' Language='ru_RU'&gt;&lt;Text&gt;&quot;;[.Q106];&quot;&lt;/Text&gt;&lt;/Row&gt;&quot;)" office:value-type="string" office:string-value="&lt;Row Tag='LOC_TCS_ANTIQUITY_ARMYRANK_PREFIX_MAYA_6' Language='ru_RU'&gt;&lt;Text&gt;Пполом&lt;/Text&gt;&lt;/Row&gt;">
            <text:p>&lt;Row Tag='LOC_TCS_ANTIQUITY_ARMYRANK_PREFIX_MAYA_6' Language='ru_RU'&gt;&lt;Text&gt;Пполом&lt;/Text&gt;&lt;/Row&gt;</text:p>
          </table:table-cell>
          <table:table-cell office:value-type="string">
            <text:p>普波洛姆</text:p>
          </table:table-cell>
          <table:table-cell table:formula="of:=CONCATENATE(&quot;&lt;Row Tag='&quot;;[.A106];&quot;' Language='zh_Hans_CN'&gt;&lt;Text&gt;&quot;;[.S106];&quot;&lt;/Text&gt;&lt;/Row&gt;&quot;)" office:value-type="string" office:string-value="&lt;Row Tag='LOC_TCS_ANTIQUITY_ARMYRANK_PREFIX_MAYA_6' Language='zh_Hans_CN'&gt;&lt;Text&gt;普波洛姆&lt;/Text&gt;&lt;/Row&gt;">
            <text:p>&lt;Row Tag='LOC_TCS_ANTIQUITY_ARMYRANK_PREFIX_MAYA_6' Language='zh_Hans_CN'&gt;&lt;Text&gt;普波洛姆&lt;/Text&gt;&lt;/Row&gt;</text:p>
          </table:table-cell>
        </table:table-row>
        <table:table-row table:style-name="ro3">
          <table:table-cell office:value-type="string">
            <text:p>LOC_TCS_ANTIQUITY_ARMYRANK_PREFIX_MISSISSIPPIAN_1</text:p>
          </table:table-cell>
          <table:table-cell office:value-type="string">
            <text:p>Sun</text:p>
          </table:table-cell>
          <table:table-cell office:value-type="string">
            <text:p>Sonne</text:p>
          </table:table-cell>
          <table:table-cell table:formula="of:=CONCATENATE(&quot;&lt;Row Tag='&quot;;[.A107];&quot;' Language='de_DE'&gt;&lt;Text&gt;&quot;;[.C107];&quot;&lt;/Text&gt;&lt;/Row&gt;&quot;)" office:value-type="string" office:string-value="&lt;Row Tag='LOC_TCS_ANTIQUITY_ARMYRANK_PREFIX_MISSISSIPPIAN_1' Language='de_DE'&gt;&lt;Text&gt;Sonne&lt;/Text&gt;&lt;/Row&gt;">
            <text:p>&lt;Row Tag='LOC_TCS_ANTIQUITY_ARMYRANK_PREFIX_MISSISSIPPIAN_1' Language='de_DE'&gt;&lt;Text&gt;Sonne&lt;/Text&gt;&lt;/Row&gt;</text:p>
          </table:table-cell>
          <table:table-cell office:value-type="string">
            <text:p>Sol</text:p>
          </table:table-cell>
          <table:table-cell table:formula="of:=CONCATENATE(&quot;&lt;Row Tag='&quot;;[.A107];&quot;' Language='es_ES'&gt;&lt;Text&gt;&quot;;[.E107];&quot;&lt;/Text&gt;&lt;/Row&gt;&quot;)" office:value-type="string" office:string-value="&lt;Row Tag='LOC_TCS_ANTIQUITY_ARMYRANK_PREFIX_MISSISSIPPIAN_1' Language='es_ES'&gt;&lt;Text&gt;Sol&lt;/Text&gt;&lt;/Row&gt;">
            <text:p>&lt;Row Tag='LOC_TCS_ANTIQUITY_ARMYRANK_PREFIX_MISSISSIPPIAN_1' Language='es_ES'&gt;&lt;Text&gt;Sol&lt;/Text&gt;&lt;/Row&gt;</text:p>
          </table:table-cell>
          <table:table-cell office:value-type="string">
            <text:p>Sole</text:p>
          </table:table-cell>
          <table:table-cell table:formula="of:=CONCATENATE(&quot;&lt;Row Tag='&quot;;[.A107];&quot;' Language='it_IT'&gt;&lt;Text&gt;&quot;;[.G107];&quot;&lt;/Text&gt;&lt;/Row&gt;&quot;)" office:value-type="string" office:string-value="&lt;Row Tag='LOC_TCS_ANTIQUITY_ARMYRANK_PREFIX_MISSISSIPPIAN_1' Language='it_IT'&gt;&lt;Text&gt;Sole&lt;/Text&gt;&lt;/Row&gt;">
            <text:p>&lt;Row Tag='LOC_TCS_ANTIQUITY_ARMYRANK_PREFIX_MISSISSIPPIAN_1' Language='it_IT'&gt;&lt;Text&gt;Sole&lt;/Text&gt;&lt;/Row&gt;</text:p>
          </table:table-cell>
          <table:table-cell office:value-type="string">
            <text:p>太陽</text:p>
          </table:table-cell>
          <table:table-cell table:formula="of:=CONCATENATE(&quot;&lt;Row Tag='&quot;;[.A107];&quot;' Language='ja_JP'&gt;&lt;Text&gt;&quot;;[.I107];&quot;&lt;/Text&gt;&lt;/Row&gt;&quot;)" office:value-type="string" office:string-value="&lt;Row Tag='LOC_TCS_ANTIQUITY_ARMYRANK_PREFIX_MISSISSIPPIAN_1' Language='ja_JP'&gt;&lt;Text&gt;太陽&lt;/Text&gt;&lt;/Row&gt;">
            <text:p>&lt;Row Tag='LOC_TCS_ANTIQUITY_ARMYRANK_PREFIX_MISSISSIPPIAN_1' Language='ja_JP'&gt;&lt;Text&gt;太陽&lt;/Text&gt;&lt;/Row&gt;</text:p>
          </table:table-cell>
          <table:table-cell office:value-type="string">
            <text:p>태양</text:p>
          </table:table-cell>
          <table:table-cell table:formula="of:=CONCATENATE(&quot;&lt;Row Tag='&quot;;[.A107];&quot;' Language='ko_KR'&gt;&lt;Text&gt;&quot;;[.K107];&quot;&lt;/Text&gt;&lt;/Row&gt;&quot;)" office:value-type="string" office:string-value="&lt;Row Tag='LOC_TCS_ANTIQUITY_ARMYRANK_PREFIX_MISSISSIPPIAN_1' Language='ko_KR'&gt;&lt;Text&gt;태양&lt;/Text&gt;&lt;/Row&gt;">
            <text:p>&lt;Row Tag='LOC_TCS_ANTIQUITY_ARMYRANK_PREFIX_MISSISSIPPIAN_1' Language='ko_KR'&gt;&lt;Text&gt;태양&lt;/Text&gt;&lt;/Row&gt;</text:p>
          </table:table-cell>
          <table:table-cell office:value-type="string">
            <text:p>Słońce</text:p>
          </table:table-cell>
          <table:table-cell table:formula="of:=CONCATENATE(&quot;&lt;Row Tag='&quot;;[.A107];&quot;' Language='pl_PL'&gt;&lt;Text&gt;&quot;;[.M107];&quot;&lt;/Text&gt;&lt;/Row&gt;&quot;)" office:value-type="string" office:string-value="&lt;Row Tag='LOC_TCS_ANTIQUITY_ARMYRANK_PREFIX_MISSISSIPPIAN_1' Language='pl_PL'&gt;&lt;Text&gt;Słońce&lt;/Text&gt;&lt;/Row&gt;">
            <text:p>&lt;Row Tag='LOC_TCS_ANTIQUITY_ARMYRANK_PREFIX_MISSISSIPPIAN_1' Language='pl_PL'&gt;&lt;Text&gt;Słońce&lt;/Text&gt;&lt;/Row&gt;</text:p>
          </table:table-cell>
          <table:table-cell office:value-type="string">
            <text:p>Sol</text:p>
          </table:table-cell>
          <table:table-cell table:formula="of:=CONCATENATE(&quot;&lt;Row Tag='&quot;;[.A107];&quot;' Language='pt_BR'&gt;&lt;Text&gt;&quot;;[.O107];&quot;&lt;/Text&gt;&lt;/Row&gt;&quot;)" office:value-type="string" office:string-value="&lt;Row Tag='LOC_TCS_ANTIQUITY_ARMYRANK_PREFIX_MISSISSIPPIAN_1' Language='pt_BR'&gt;&lt;Text&gt;Sol&lt;/Text&gt;&lt;/Row&gt;">
            <text:p>&lt;Row Tag='LOC_TCS_ANTIQUITY_ARMYRANK_PREFIX_MISSISSIPPIAN_1' Language='pt_BR'&gt;&lt;Text&gt;Sol&lt;/Text&gt;&lt;/Row&gt;</text:p>
          </table:table-cell>
          <table:table-cell office:value-type="string">
            <text:p>Солнце</text:p>
          </table:table-cell>
          <table:table-cell table:formula="of:=CONCATENATE(&quot;&lt;Row Tag='&quot;;[.A107];&quot;' Language='ru_RU'&gt;&lt;Text&gt;&quot;;[.Q107];&quot;&lt;/Text&gt;&lt;/Row&gt;&quot;)" office:value-type="string" office:string-value="&lt;Row Tag='LOC_TCS_ANTIQUITY_ARMYRANK_PREFIX_MISSISSIPPIAN_1' Language='ru_RU'&gt;&lt;Text&gt;Солнце&lt;/Text&gt;&lt;/Row&gt;">
            <text:p>&lt;Row Tag='LOC_TCS_ANTIQUITY_ARMYRANK_PREFIX_MISSISSIPPIAN_1' Language='ru_RU'&gt;&lt;Text&gt;Солнце&lt;/Text&gt;&lt;/Row&gt;</text:p>
          </table:table-cell>
          <table:table-cell office:value-type="string">
            <text:p>太阳</text:p>
          </table:table-cell>
          <table:table-cell table:formula="of:=CONCATENATE(&quot;&lt;Row Tag='&quot;;[.A107];&quot;' Language='zh_Hans_CN'&gt;&lt;Text&gt;&quot;;[.S107];&quot;&lt;/Text&gt;&lt;/Row&gt;&quot;)" office:value-type="string" office:string-value="&lt;Row Tag='LOC_TCS_ANTIQUITY_ARMYRANK_PREFIX_MISSISSIPPIAN_1' Language='zh_Hans_CN'&gt;&lt;Text&gt;太阳&lt;/Text&gt;&lt;/Row&gt;">
            <text:p>&lt;Row Tag='LOC_TCS_ANTIQUITY_ARMYRANK_PREFIX_MISSISSIPPIAN_1' Language='zh_Hans_CN'&gt;&lt;Text&gt;太阳&lt;/Text&gt;&lt;/Row&gt;</text:p>
          </table:table-cell>
        </table:table-row>
        <table:table-row table:style-name="ro3">
          <table:table-cell office:value-type="string">
            <text:p>LOC_TCS_ANTIQUITY_ARMYRANK_PREFIX_MISSISSIPPIAN_2</text:p>
          </table:table-cell>
          <table:table-cell office:value-type="string">
            <text:p>Tattooed Serpent</text:p>
          </table:table-cell>
          <table:table-cell office:value-type="string">
            <text:p>Tätowierte Schlange</text:p>
          </table:table-cell>
          <table:table-cell table:formula="of:=CONCATENATE(&quot;&lt;Row Tag='&quot;;[.A108];&quot;' Language='de_DE'&gt;&lt;Text&gt;&quot;;[.C108];&quot;&lt;/Text&gt;&lt;/Row&gt;&quot;)" office:value-type="string" office:string-value="&lt;Row Tag='LOC_TCS_ANTIQUITY_ARMYRANK_PREFIX_MISSISSIPPIAN_2' Language='de_DE'&gt;&lt;Text&gt;Tätowierte Schlange&lt;/Text&gt;&lt;/Row&gt;">
            <text:p>&lt;Row Tag='LOC_TCS_ANTIQUITY_ARMYRANK_PREFIX_MISSISSIPPIAN_2' Language='de_DE'&gt;&lt;Text&gt;Tätowierte Schlange&lt;/Text&gt;&lt;/Row&gt;</text:p>
          </table:table-cell>
          <table:table-cell office:value-type="string">
            <text:p>Serpiente tatuada</text:p>
          </table:table-cell>
          <table:table-cell table:formula="of:=CONCATENATE(&quot;&lt;Row Tag='&quot;;[.A108];&quot;' Language='es_ES'&gt;&lt;Text&gt;&quot;;[.E108];&quot;&lt;/Text&gt;&lt;/Row&gt;&quot;)" office:value-type="string" office:string-value="&lt;Row Tag='LOC_TCS_ANTIQUITY_ARMYRANK_PREFIX_MISSISSIPPIAN_2' Language='es_ES'&gt;&lt;Text&gt;Serpiente tatuada&lt;/Text&gt;&lt;/Row&gt;">
            <text:p>&lt;Row Tag='LOC_TCS_ANTIQUITY_ARMYRANK_PREFIX_MISSISSIPPIAN_2' Language='es_ES'&gt;&lt;Text&gt;Serpiente tatuada&lt;/Text&gt;&lt;/Row&gt;</text:p>
          </table:table-cell>
          <table:table-cell office:value-type="string">
            <text:p>Serpente tatuato</text:p>
          </table:table-cell>
          <table:table-cell table:formula="of:=CONCATENATE(&quot;&lt;Row Tag='&quot;;[.A108];&quot;' Language='it_IT'&gt;&lt;Text&gt;&quot;;[.G108];&quot;&lt;/Text&gt;&lt;/Row&gt;&quot;)" office:value-type="string" office:string-value="&lt;Row Tag='LOC_TCS_ANTIQUITY_ARMYRANK_PREFIX_MISSISSIPPIAN_2' Language='it_IT'&gt;&lt;Text&gt;Serpente tatuato&lt;/Text&gt;&lt;/Row&gt;">
            <text:p>&lt;Row Tag='LOC_TCS_ANTIQUITY_ARMYRANK_PREFIX_MISSISSIPPIAN_2' Language='it_IT'&gt;&lt;Text&gt;Serpente tatuato&lt;/Text&gt;&lt;/Row&gt;</text:p>
          </table:table-cell>
          <table:table-cell office:value-type="string">
            <text:p>入れ墨の蛇</text:p>
          </table:table-cell>
          <table:table-cell table:formula="of:=CONCATENATE(&quot;&lt;Row Tag='&quot;;[.A108];&quot;' Language='ja_JP'&gt;&lt;Text&gt;&quot;;[.I108];&quot;&lt;/Text&gt;&lt;/Row&gt;&quot;)" office:value-type="string" office:string-value="&lt;Row Tag='LOC_TCS_ANTIQUITY_ARMYRANK_PREFIX_MISSISSIPPIAN_2' Language='ja_JP'&gt;&lt;Text&gt;入れ墨の蛇&lt;/Text&gt;&lt;/Row&gt;">
            <text:p>&lt;Row Tag='LOC_TCS_ANTIQUITY_ARMYRANK_PREFIX_MISSISSIPPIAN_2' Language='ja_JP'&gt;&lt;Text&gt;入れ墨の蛇&lt;/Text&gt;&lt;/Row&gt;</text:p>
          </table:table-cell>
          <table:table-cell office:value-type="string">
            <text:p>문신한 뱀</text:p>
          </table:table-cell>
          <table:table-cell table:formula="of:=CONCATENATE(&quot;&lt;Row Tag='&quot;;[.A108];&quot;' Language='ko_KR'&gt;&lt;Text&gt;&quot;;[.K108];&quot;&lt;/Text&gt;&lt;/Row&gt;&quot;)" office:value-type="string" office:string-value="&lt;Row Tag='LOC_TCS_ANTIQUITY_ARMYRANK_PREFIX_MISSISSIPPIAN_2' Language='ko_KR'&gt;&lt;Text&gt;문신한 뱀&lt;/Text&gt;&lt;/Row&gt;">
            <text:p>&lt;Row Tag='LOC_TCS_ANTIQUITY_ARMYRANK_PREFIX_MISSISSIPPIAN_2' Language='ko_KR'&gt;&lt;Text&gt;문신한 뱀&lt;/Text&gt;&lt;/Row&gt;</text:p>
          </table:table-cell>
          <table:table-cell office:value-type="string">
            <text:p>Tatuażowany Wąż</text:p>
          </table:table-cell>
          <table:table-cell table:formula="of:=CONCATENATE(&quot;&lt;Row Tag='&quot;;[.A108];&quot;' Language='pl_PL'&gt;&lt;Text&gt;&quot;;[.M108];&quot;&lt;/Text&gt;&lt;/Row&gt;&quot;)" office:value-type="string" office:string-value="&lt;Row Tag='LOC_TCS_ANTIQUITY_ARMYRANK_PREFIX_MISSISSIPPIAN_2' Language='pl_PL'&gt;&lt;Text&gt;Tatuażowany Wąż&lt;/Text&gt;&lt;/Row&gt;">
            <text:p>&lt;Row Tag='LOC_TCS_ANTIQUITY_ARMYRANK_PREFIX_MISSISSIPPIAN_2' Language='pl_PL'&gt;&lt;Text&gt;Tatuażowany Wąż&lt;/Text&gt;&lt;/Row&gt;</text:p>
          </table:table-cell>
          <table:table-cell office:value-type="string">
            <text:p>Serpente tatuada</text:p>
          </table:table-cell>
          <table:table-cell table:formula="of:=CONCATENATE(&quot;&lt;Row Tag='&quot;;[.A108];&quot;' Language='pt_BR'&gt;&lt;Text&gt;&quot;;[.O108];&quot;&lt;/Text&gt;&lt;/Row&gt;&quot;)" office:value-type="string" office:string-value="&lt;Row Tag='LOC_TCS_ANTIQUITY_ARMYRANK_PREFIX_MISSISSIPPIAN_2' Language='pt_BR'&gt;&lt;Text&gt;Serpente tatuada&lt;/Text&gt;&lt;/Row&gt;">
            <text:p>&lt;Row Tag='LOC_TCS_ANTIQUITY_ARMYRANK_PREFIX_MISSISSIPPIAN_2' Language='pt_BR'&gt;&lt;Text&gt;Serpente tatuada&lt;/Text&gt;&lt;/Row&gt;</text:p>
          </table:table-cell>
          <table:table-cell office:value-type="string">
            <text:p>Татуированная змея</text:p>
          </table:table-cell>
          <table:table-cell table:formula="of:=CONCATENATE(&quot;&lt;Row Tag='&quot;;[.A108];&quot;' Language='ru_RU'&gt;&lt;Text&gt;&quot;;[.Q108];&quot;&lt;/Text&gt;&lt;/Row&gt;&quot;)" office:value-type="string" office:string-value="&lt;Row Tag='LOC_TCS_ANTIQUITY_ARMYRANK_PREFIX_MISSISSIPPIAN_2' Language='ru_RU'&gt;&lt;Text&gt;Татуированная змея&lt;/Text&gt;&lt;/Row&gt;">
            <text:p>&lt;Row Tag='LOC_TCS_ANTIQUITY_ARMYRANK_PREFIX_MISSISSIPPIAN_2' Language='ru_RU'&gt;&lt;Text&gt;Татуированная змея&lt;/Text&gt;&lt;/Row&gt;</text:p>
          </table:table-cell>
          <table:table-cell office:value-type="string">
            <text:p>纹身的蛇</text:p>
          </table:table-cell>
          <table:table-cell table:formula="of:=CONCATENATE(&quot;&lt;Row Tag='&quot;;[.A108];&quot;' Language='zh_Hans_CN'&gt;&lt;Text&gt;&quot;;[.S108];&quot;&lt;/Text&gt;&lt;/Row&gt;&quot;)" office:value-type="string" office:string-value="&lt;Row Tag='LOC_TCS_ANTIQUITY_ARMYRANK_PREFIX_MISSISSIPPIAN_2' Language='zh_Hans_CN'&gt;&lt;Text&gt;纹身的蛇&lt;/Text&gt;&lt;/Row&gt;">
            <text:p>&lt;Row Tag='LOC_TCS_ANTIQUITY_ARMYRANK_PREFIX_MISSISSIPPIAN_2' Language='zh_Hans_CN'&gt;&lt;Text&gt;纹身的蛇&lt;/Text&gt;&lt;/Row&gt;</text:p>
          </table:table-cell>
        </table:table-row>
        <table:table-row table:style-name="ro3">
          <table:table-cell office:value-type="string">
            <text:p>LOC_TCS_ANTIQUITY_ARMYRANK_PREFIX_MISSISSIPPIAN_2_FEMALE</text:p>
          </table:table-cell>
          <table:table-cell office:value-type="string">
            <text:p>Tattooed Arm</text:p>
          </table:table-cell>
          <table:table-cell office:value-type="string">
            <text:p>Tätowierter Arm</text:p>
          </table:table-cell>
          <table:table-cell table:formula="of:=CONCATENATE(&quot;&lt;Row Tag='&quot;;[.A109];&quot;' Language='de_DE'&gt;&lt;Text&gt;&quot;;[.C109];&quot;&lt;/Text&gt;&lt;/Row&gt;&quot;)" office:value-type="string" office:string-value="&lt;Row Tag='LOC_TCS_ANTIQUITY_ARMYRANK_PREFIX_MISSISSIPPIAN_2_FEMALE' Language='de_DE'&gt;&lt;Text&gt;Tätowierter Arm&lt;/Text&gt;&lt;/Row&gt;">
            <text:p>&lt;Row Tag='LOC_TCS_ANTIQUITY_ARMYRANK_PREFIX_MISSISSIPPIAN_2_FEMALE' Language='de_DE'&gt;&lt;Text&gt;Tätowierter Arm&lt;/Text&gt;&lt;/Row&gt;</text:p>
          </table:table-cell>
          <table:table-cell office:value-type="string">
            <text:p>Brazo tatuado</text:p>
          </table:table-cell>
          <table:table-cell table:formula="of:=CONCATENATE(&quot;&lt;Row Tag='&quot;;[.A109];&quot;' Language='es_ES'&gt;&lt;Text&gt;&quot;;[.E109];&quot;&lt;/Text&gt;&lt;/Row&gt;&quot;)" office:value-type="string" office:string-value="&lt;Row Tag='LOC_TCS_ANTIQUITY_ARMYRANK_PREFIX_MISSISSIPPIAN_2_FEMALE' Language='es_ES'&gt;&lt;Text&gt;Brazo tatuado&lt;/Text&gt;&lt;/Row&gt;">
            <text:p>&lt;Row Tag='LOC_TCS_ANTIQUITY_ARMYRANK_PREFIX_MISSISSIPPIAN_2_FEMALE' Language='es_ES'&gt;&lt;Text&gt;Brazo tatuado&lt;/Text&gt;&lt;/Row&gt;</text:p>
          </table:table-cell>
          <table:table-cell office:value-type="string">
            <text:p>Braccio tatuato</text:p>
          </table:table-cell>
          <table:table-cell table:formula="of:=CONCATENATE(&quot;&lt;Row Tag='&quot;;[.A109];&quot;' Language='it_IT'&gt;&lt;Text&gt;&quot;;[.G109];&quot;&lt;/Text&gt;&lt;/Row&gt;&quot;)" office:value-type="string" office:string-value="&lt;Row Tag='LOC_TCS_ANTIQUITY_ARMYRANK_PREFIX_MISSISSIPPIAN_2_FEMALE' Language='it_IT'&gt;&lt;Text&gt;Braccio tatuato&lt;/Text&gt;&lt;/Row&gt;">
            <text:p>&lt;Row Tag='LOC_TCS_ANTIQUITY_ARMYRANK_PREFIX_MISSISSIPPIAN_2_FEMALE' Language='it_IT'&gt;&lt;Text&gt;Braccio tatuato&lt;/Text&gt;&lt;/Row&gt;</text:p>
          </table:table-cell>
          <table:table-cell office:value-type="string">
            <text:p>入れ墨の腕</text:p>
          </table:table-cell>
          <table:table-cell table:formula="of:=CONCATENATE(&quot;&lt;Row Tag='&quot;;[.A109];&quot;' Language='ja_JP'&gt;&lt;Text&gt;&quot;;[.I109];&quot;&lt;/Text&gt;&lt;/Row&gt;&quot;)" office:value-type="string" office:string-value="&lt;Row Tag='LOC_TCS_ANTIQUITY_ARMYRANK_PREFIX_MISSISSIPPIAN_2_FEMALE' Language='ja_JP'&gt;&lt;Text&gt;入れ墨の腕&lt;/Text&gt;&lt;/Row&gt;">
            <text:p>&lt;Row Tag='LOC_TCS_ANTIQUITY_ARMYRANK_PREFIX_MISSISSIPPIAN_2_FEMALE' Language='ja_JP'&gt;&lt;Text&gt;入れ墨の腕&lt;/Text&gt;&lt;/Row&gt;</text:p>
          </table:table-cell>
          <table:table-cell office:value-type="string">
            <text:p>문신한 팔</text:p>
          </table:table-cell>
          <table:table-cell table:formula="of:=CONCATENATE(&quot;&lt;Row Tag='&quot;;[.A109];&quot;' Language='ko_KR'&gt;&lt;Text&gt;&quot;;[.K109];&quot;&lt;/Text&gt;&lt;/Row&gt;&quot;)" office:value-type="string" office:string-value="&lt;Row Tag='LOC_TCS_ANTIQUITY_ARMYRANK_PREFIX_MISSISSIPPIAN_2_FEMALE' Language='ko_KR'&gt;&lt;Text&gt;문신한 팔&lt;/Text&gt;&lt;/Row&gt;">
            <text:p>&lt;Row Tag='LOC_TCS_ANTIQUITY_ARMYRANK_PREFIX_MISSISSIPPIAN_2_FEMALE' Language='ko_KR'&gt;&lt;Text&gt;문신한 팔&lt;/Text&gt;&lt;/Row&gt;</text:p>
          </table:table-cell>
          <table:table-cell office:value-type="string">
            <text:p>Tatuażowane Ramię</text:p>
          </table:table-cell>
          <table:table-cell table:formula="of:=CONCATENATE(&quot;&lt;Row Tag='&quot;;[.A109];&quot;' Language='pl_PL'&gt;&lt;Text&gt;&quot;;[.M109];&quot;&lt;/Text&gt;&lt;/Row&gt;&quot;)" office:value-type="string" office:string-value="&lt;Row Tag='LOC_TCS_ANTIQUITY_ARMYRANK_PREFIX_MISSISSIPPIAN_2_FEMALE' Language='pl_PL'&gt;&lt;Text&gt;Tatuażowane Ramię&lt;/Text&gt;&lt;/Row&gt;">
            <text:p>&lt;Row Tag='LOC_TCS_ANTIQUITY_ARMYRANK_PREFIX_MISSISSIPPIAN_2_FEMALE' Language='pl_PL'&gt;&lt;Text&gt;Tatuażowane Ramię&lt;/Text&gt;&lt;/Row&gt;</text:p>
          </table:table-cell>
          <table:table-cell office:value-type="string">
            <text:p>Braço tatuado</text:p>
          </table:table-cell>
          <table:table-cell table:formula="of:=CONCATENATE(&quot;&lt;Row Tag='&quot;;[.A109];&quot;' Language='pt_BR'&gt;&lt;Text&gt;&quot;;[.O109];&quot;&lt;/Text&gt;&lt;/Row&gt;&quot;)" office:value-type="string" office:string-value="&lt;Row Tag='LOC_TCS_ANTIQUITY_ARMYRANK_PREFIX_MISSISSIPPIAN_2_FEMALE' Language='pt_BR'&gt;&lt;Text&gt;Braço tatuado&lt;/Text&gt;&lt;/Row&gt;">
            <text:p>&lt;Row Tag='LOC_TCS_ANTIQUITY_ARMYRANK_PREFIX_MISSISSIPPIAN_2_FEMALE' Language='pt_BR'&gt;&lt;Text&gt;Braço tatuado&lt;/Text&gt;&lt;/Row&gt;</text:p>
          </table:table-cell>
          <table:table-cell office:value-type="string">
            <text:p>Татуированная рука</text:p>
          </table:table-cell>
          <table:table-cell table:formula="of:=CONCATENATE(&quot;&lt;Row Tag='&quot;;[.A109];&quot;' Language='ru_RU'&gt;&lt;Text&gt;&quot;;[.Q109];&quot;&lt;/Text&gt;&lt;/Row&gt;&quot;)" office:value-type="string" office:string-value="&lt;Row Tag='LOC_TCS_ANTIQUITY_ARMYRANK_PREFIX_MISSISSIPPIAN_2_FEMALE' Language='ru_RU'&gt;&lt;Text&gt;Татуированная рука&lt;/Text&gt;&lt;/Row&gt;">
            <text:p>&lt;Row Tag='LOC_TCS_ANTIQUITY_ARMYRANK_PREFIX_MISSISSIPPIAN_2_FEMALE' Language='ru_RU'&gt;&lt;Text&gt;Татуированная рука&lt;/Text&gt;&lt;/Row&gt;</text:p>
          </table:table-cell>
          <table:table-cell office:value-type="string">
            <text:p>纹身的胳膊</text:p>
          </table:table-cell>
          <table:table-cell table:formula="of:=CONCATENATE(&quot;&lt;Row Tag='&quot;;[.A109];&quot;' Language='zh_Hans_CN'&gt;&lt;Text&gt;&quot;;[.S109];&quot;&lt;/Text&gt;&lt;/Row&gt;&quot;)" office:value-type="string" office:string-value="&lt;Row Tag='LOC_TCS_ANTIQUITY_ARMYRANK_PREFIX_MISSISSIPPIAN_2_FEMALE' Language='zh_Hans_CN'&gt;&lt;Text&gt;纹身的胳膊&lt;/Text&gt;&lt;/Row&gt;">
            <text:p>&lt;Row Tag='LOC_TCS_ANTIQUITY_ARMYRANK_PREFIX_MISSISSIPPIAN_2_FEMALE' Language='zh_Hans_CN'&gt;&lt;Text&gt;纹身的胳膊&lt;/Text&gt;&lt;/Row&gt;</text:p>
          </table:table-cell>
        </table:table-row>
        <table:table-row table:style-name="ro3">
          <table:table-cell office:value-type="string">
            <text:p>LOC_TCS_ANTIQUITY_ARMYRANK_PREFIX_MISSISSIPPIAN_3</text:p>
          </table:table-cell>
          <table:table-cell office:value-type="string">
            <text:p>First Warrior</text:p>
          </table:table-cell>
          <table:table-cell office:value-type="string">
            <text:p>Erster Krieger</text:p>
          </table:table-cell>
          <table:table-cell table:formula="of:=CONCATENATE(&quot;&lt;Row Tag='&quot;;[.A110];&quot;' Language='de_DE'&gt;&lt;Text&gt;&quot;;[.C110];&quot;&lt;/Text&gt;&lt;/Row&gt;&quot;)" office:value-type="string" office:string-value="&lt;Row Tag='LOC_TCS_ANTIQUITY_ARMYRANK_PREFIX_MISSISSIPPIAN_3' Language='de_DE'&gt;&lt;Text&gt;Erster Krieger&lt;/Text&gt;&lt;/Row&gt;">
            <text:p>&lt;Row Tag='LOC_TCS_ANTIQUITY_ARMYRANK_PREFIX_MISSISSIPPIAN_3' Language='de_DE'&gt;&lt;Text&gt;Erster Krieger&lt;/Text&gt;&lt;/Row&gt;</text:p>
          </table:table-cell>
          <table:table-cell office:value-type="string">
            <text:p>Primer guerrero</text:p>
          </table:table-cell>
          <table:table-cell table:formula="of:=CONCATENATE(&quot;&lt;Row Tag='&quot;;[.A110];&quot;' Language='es_ES'&gt;&lt;Text&gt;&quot;;[.E110];&quot;&lt;/Text&gt;&lt;/Row&gt;&quot;)" office:value-type="string" office:string-value="&lt;Row Tag='LOC_TCS_ANTIQUITY_ARMYRANK_PREFIX_MISSISSIPPIAN_3' Language='es_ES'&gt;&lt;Text&gt;Primer guerrero&lt;/Text&gt;&lt;/Row&gt;">
            <text:p>&lt;Row Tag='LOC_TCS_ANTIQUITY_ARMYRANK_PREFIX_MISSISSIPPIAN_3' Language='es_ES'&gt;&lt;Text&gt;Primer guerrero&lt;/Text&gt;&lt;/Row&gt;</text:p>
          </table:table-cell>
          <table:table-cell office:value-type="string">
            <text:p>Primo guerriero</text:p>
          </table:table-cell>
          <table:table-cell table:formula="of:=CONCATENATE(&quot;&lt;Row Tag='&quot;;[.A110];&quot;' Language='it_IT'&gt;&lt;Text&gt;&quot;;[.G110];&quot;&lt;/Text&gt;&lt;/Row&gt;&quot;)" office:value-type="string" office:string-value="&lt;Row Tag='LOC_TCS_ANTIQUITY_ARMYRANK_PREFIX_MISSISSIPPIAN_3' Language='it_IT'&gt;&lt;Text&gt;Primo guerriero&lt;/Text&gt;&lt;/Row&gt;">
            <text:p>&lt;Row Tag='LOC_TCS_ANTIQUITY_ARMYRANK_PREFIX_MISSISSIPPIAN_3' Language='it_IT'&gt;&lt;Text&gt;Primo guerriero&lt;/Text&gt;&lt;/Row&gt;</text:p>
          </table:table-cell>
          <table:table-cell office:value-type="string">
            <text:p>最初の戦士</text:p>
          </table:table-cell>
          <table:table-cell table:formula="of:=CONCATENATE(&quot;&lt;Row Tag='&quot;;[.A110];&quot;' Language='ja_JP'&gt;&lt;Text&gt;&quot;;[.I110];&quot;&lt;/Text&gt;&lt;/Row&gt;&quot;)" office:value-type="string" office:string-value="&lt;Row Tag='LOC_TCS_ANTIQUITY_ARMYRANK_PREFIX_MISSISSIPPIAN_3' Language='ja_JP'&gt;&lt;Text&gt;最初の戦士&lt;/Text&gt;&lt;/Row&gt;">
            <text:p>&lt;Row Tag='LOC_TCS_ANTIQUITY_ARMYRANK_PREFIX_MISSISSIPPIAN_3' Language='ja_JP'&gt;&lt;Text&gt;最初の戦士&lt;/Text&gt;&lt;/Row&gt;</text:p>
          </table:table-cell>
          <table:table-cell office:value-type="string">
            <text:p>첫 번째 전사</text:p>
          </table:table-cell>
          <table:table-cell table:formula="of:=CONCATENATE(&quot;&lt;Row Tag='&quot;;[.A110];&quot;' Language='ko_KR'&gt;&lt;Text&gt;&quot;;[.K110];&quot;&lt;/Text&gt;&lt;/Row&gt;&quot;)" office:value-type="string" office:string-value="&lt;Row Tag='LOC_TCS_ANTIQUITY_ARMYRANK_PREFIX_MISSISSIPPIAN_3' Language='ko_KR'&gt;&lt;Text&gt;첫 번째 전사&lt;/Text&gt;&lt;/Row&gt;">
            <text:p>&lt;Row Tag='LOC_TCS_ANTIQUITY_ARMYRANK_PREFIX_MISSISSIPPIAN_3' Language='ko_KR'&gt;&lt;Text&gt;첫 번째 전사&lt;/Text&gt;&lt;/Row&gt;</text:p>
          </table:table-cell>
          <table:table-cell office:value-type="string">
            <text:p>Pierwszy Wojownik</text:p>
          </table:table-cell>
          <table:table-cell table:formula="of:=CONCATENATE(&quot;&lt;Row Tag='&quot;;[.A110];&quot;' Language='pl_PL'&gt;&lt;Text&gt;&quot;;[.M110];&quot;&lt;/Text&gt;&lt;/Row&gt;&quot;)" office:value-type="string" office:string-value="&lt;Row Tag='LOC_TCS_ANTIQUITY_ARMYRANK_PREFIX_MISSISSIPPIAN_3' Language='pl_PL'&gt;&lt;Text&gt;Pierwszy Wojownik&lt;/Text&gt;&lt;/Row&gt;">
            <text:p>&lt;Row Tag='LOC_TCS_ANTIQUITY_ARMYRANK_PREFIX_MISSISSIPPIAN_3' Language='pl_PL'&gt;&lt;Text&gt;Pierwszy Wojownik&lt;/Text&gt;&lt;/Row&gt;</text:p>
          </table:table-cell>
          <table:table-cell office:value-type="string">
            <text:p>Primeiro Guerreiro</text:p>
          </table:table-cell>
          <table:table-cell table:formula="of:=CONCATENATE(&quot;&lt;Row Tag='&quot;;[.A110];&quot;' Language='pt_BR'&gt;&lt;Text&gt;&quot;;[.O110];&quot;&lt;/Text&gt;&lt;/Row&gt;&quot;)" office:value-type="string" office:string-value="&lt;Row Tag='LOC_TCS_ANTIQUITY_ARMYRANK_PREFIX_MISSISSIPPIAN_3' Language='pt_BR'&gt;&lt;Text&gt;Primeiro Guerreiro&lt;/Text&gt;&lt;/Row&gt;">
            <text:p>&lt;Row Tag='LOC_TCS_ANTIQUITY_ARMYRANK_PREFIX_MISSISSIPPIAN_3' Language='pt_BR'&gt;&lt;Text&gt;Primeiro Guerreiro&lt;/Text&gt;&lt;/Row&gt;</text:p>
          </table:table-cell>
          <table:table-cell office:value-type="string">
            <text:p>Первый воин</text:p>
          </table:table-cell>
          <table:table-cell table:formula="of:=CONCATENATE(&quot;&lt;Row Tag='&quot;;[.A110];&quot;' Language='ru_RU'&gt;&lt;Text&gt;&quot;;[.Q110];&quot;&lt;/Text&gt;&lt;/Row&gt;&quot;)" office:value-type="string" office:string-value="&lt;Row Tag='LOC_TCS_ANTIQUITY_ARMYRANK_PREFIX_MISSISSIPPIAN_3' Language='ru_RU'&gt;&lt;Text&gt;Первый воин&lt;/Text&gt;&lt;/Row&gt;">
            <text:p>&lt;Row Tag='LOC_TCS_ANTIQUITY_ARMYRANK_PREFIX_MISSISSIPPIAN_3' Language='ru_RU'&gt;&lt;Text&gt;Первый воин&lt;/Text&gt;&lt;/Row&gt;</text:p>
          </table:table-cell>
          <table:table-cell office:value-type="string">
            <text:p>第一勇士</text:p>
          </table:table-cell>
          <table:table-cell table:formula="of:=CONCATENATE(&quot;&lt;Row Tag='&quot;;[.A110];&quot;' Language='zh_Hans_CN'&gt;&lt;Text&gt;&quot;;[.S110];&quot;&lt;/Text&gt;&lt;/Row&gt;&quot;)" office:value-type="string" office:string-value="&lt;Row Tag='LOC_TCS_ANTIQUITY_ARMYRANK_PREFIX_MISSISSIPPIAN_3' Language='zh_Hans_CN'&gt;&lt;Text&gt;第一勇士&lt;/Text&gt;&lt;/Row&gt;">
            <text:p>&lt;Row Tag='LOC_TCS_ANTIQUITY_ARMYRANK_PREFIX_MISSISSIPPIAN_3' Language='zh_Hans_CN'&gt;&lt;Text&gt;第一勇士&lt;/Text&gt;&lt;/Row&gt;</text:p>
          </table:table-cell>
        </table:table-row>
        <table:table-row table:style-name="ro3">
          <table:table-cell office:value-type="string">
            <text:p>LOC_TCS_ANTIQUITY_ARMYRANK_PREFIX_MISSISSIPPIAN_4</text:p>
          </table:table-cell>
          <table:table-cell office:value-type="string">
            <text:p>Noble Warrior</text:p>
          </table:table-cell>
          <table:table-cell office:value-type="string">
            <text:p>Edler Krieger</text:p>
          </table:table-cell>
          <table:table-cell table:formula="of:=CONCATENATE(&quot;&lt;Row Tag='&quot;;[.A111];&quot;' Language='de_DE'&gt;&lt;Text&gt;&quot;;[.C111];&quot;&lt;/Text&gt;&lt;/Row&gt;&quot;)" office:value-type="string" office:string-value="&lt;Row Tag='LOC_TCS_ANTIQUITY_ARMYRANK_PREFIX_MISSISSIPPIAN_4' Language='de_DE'&gt;&lt;Text&gt;Edler Krieger&lt;/Text&gt;&lt;/Row&gt;">
            <text:p>&lt;Row Tag='LOC_TCS_ANTIQUITY_ARMYRANK_PREFIX_MISSISSIPPIAN_4' Language='de_DE'&gt;&lt;Text&gt;Edler Krieger&lt;/Text&gt;&lt;/Row&gt;</text:p>
          </table:table-cell>
          <table:table-cell office:value-type="string">
            <text:p>Guerrero noble</text:p>
          </table:table-cell>
          <table:table-cell table:formula="of:=CONCATENATE(&quot;&lt;Row Tag='&quot;;[.A111];&quot;' Language='es_ES'&gt;&lt;Text&gt;&quot;;[.E111];&quot;&lt;/Text&gt;&lt;/Row&gt;&quot;)" office:value-type="string" office:string-value="&lt;Row Tag='LOC_TCS_ANTIQUITY_ARMYRANK_PREFIX_MISSISSIPPIAN_4' Language='es_ES'&gt;&lt;Text&gt;Guerrero noble&lt;/Text&gt;&lt;/Row&gt;">
            <text:p>&lt;Row Tag='LOC_TCS_ANTIQUITY_ARMYRANK_PREFIX_MISSISSIPPIAN_4' Language='es_ES'&gt;&lt;Text&gt;Guerrero noble&lt;/Text&gt;&lt;/Row&gt;</text:p>
          </table:table-cell>
          <table:table-cell office:value-type="string">
            <text:p>Nobile guerriero</text:p>
          </table:table-cell>
          <table:table-cell table:formula="of:=CONCATENATE(&quot;&lt;Row Tag='&quot;;[.A111];&quot;' Language='it_IT'&gt;&lt;Text&gt;&quot;;[.G111];&quot;&lt;/Text&gt;&lt;/Row&gt;&quot;)" office:value-type="string" office:string-value="&lt;Row Tag='LOC_TCS_ANTIQUITY_ARMYRANK_PREFIX_MISSISSIPPIAN_4' Language='it_IT'&gt;&lt;Text&gt;Nobile guerriero&lt;/Text&gt;&lt;/Row&gt;">
            <text:p>&lt;Row Tag='LOC_TCS_ANTIQUITY_ARMYRANK_PREFIX_MISSISSIPPIAN_4' Language='it_IT'&gt;&lt;Text&gt;Nobile guerriero&lt;/Text&gt;&lt;/Row&gt;</text:p>
          </table:table-cell>
          <table:table-cell office:value-type="string">
            <text:p>高貴な戦士</text:p>
          </table:table-cell>
          <table:table-cell table:formula="of:=CONCATENATE(&quot;&lt;Row Tag='&quot;;[.A111];&quot;' Language='ja_JP'&gt;&lt;Text&gt;&quot;;[.I111];&quot;&lt;/Text&gt;&lt;/Row&gt;&quot;)" office:value-type="string" office:string-value="&lt;Row Tag='LOC_TCS_ANTIQUITY_ARMYRANK_PREFIX_MISSISSIPPIAN_4' Language='ja_JP'&gt;&lt;Text&gt;高貴な戦士&lt;/Text&gt;&lt;/Row&gt;">
            <text:p>&lt;Row Tag='LOC_TCS_ANTIQUITY_ARMYRANK_PREFIX_MISSISSIPPIAN_4' Language='ja_JP'&gt;&lt;Text&gt;高貴な戦士&lt;/Text&gt;&lt;/Row&gt;</text:p>
          </table:table-cell>
          <table:table-cell office:value-type="string">
            <text:p>고귀한 전사</text:p>
          </table:table-cell>
          <table:table-cell table:formula="of:=CONCATENATE(&quot;&lt;Row Tag='&quot;;[.A111];&quot;' Language='ko_KR'&gt;&lt;Text&gt;&quot;;[.K111];&quot;&lt;/Text&gt;&lt;/Row&gt;&quot;)" office:value-type="string" office:string-value="&lt;Row Tag='LOC_TCS_ANTIQUITY_ARMYRANK_PREFIX_MISSISSIPPIAN_4' Language='ko_KR'&gt;&lt;Text&gt;고귀한 전사&lt;/Text&gt;&lt;/Row&gt;">
            <text:p>&lt;Row Tag='LOC_TCS_ANTIQUITY_ARMYRANK_PREFIX_MISSISSIPPIAN_4' Language='ko_KR'&gt;&lt;Text&gt;고귀한 전사&lt;/Text&gt;&lt;/Row&gt;</text:p>
          </table:table-cell>
          <table:table-cell office:value-type="string">
            <text:p>Szlachetny Wojownik</text:p>
          </table:table-cell>
          <table:table-cell table:formula="of:=CONCATENATE(&quot;&lt;Row Tag='&quot;;[.A111];&quot;' Language='pl_PL'&gt;&lt;Text&gt;&quot;;[.M111];&quot;&lt;/Text&gt;&lt;/Row&gt;&quot;)" office:value-type="string" office:string-value="&lt;Row Tag='LOC_TCS_ANTIQUITY_ARMYRANK_PREFIX_MISSISSIPPIAN_4' Language='pl_PL'&gt;&lt;Text&gt;Szlachetny Wojownik&lt;/Text&gt;&lt;/Row&gt;">
            <text:p>&lt;Row Tag='LOC_TCS_ANTIQUITY_ARMYRANK_PREFIX_MISSISSIPPIAN_4' Language='pl_PL'&gt;&lt;Text&gt;Szlachetny Wojownik&lt;/Text&gt;&lt;/Row&gt;</text:p>
          </table:table-cell>
          <table:table-cell office:value-type="string">
            <text:p>Guerreiro Nobre</text:p>
          </table:table-cell>
          <table:table-cell table:formula="of:=CONCATENATE(&quot;&lt;Row Tag='&quot;;[.A111];&quot;' Language='pt_BR'&gt;&lt;Text&gt;&quot;;[.O111];&quot;&lt;/Text&gt;&lt;/Row&gt;&quot;)" office:value-type="string" office:string-value="&lt;Row Tag='LOC_TCS_ANTIQUITY_ARMYRANK_PREFIX_MISSISSIPPIAN_4' Language='pt_BR'&gt;&lt;Text&gt;Guerreiro Nobre&lt;/Text&gt;&lt;/Row&gt;">
            <text:p>&lt;Row Tag='LOC_TCS_ANTIQUITY_ARMYRANK_PREFIX_MISSISSIPPIAN_4' Language='pt_BR'&gt;&lt;Text&gt;Guerreiro Nobre&lt;/Text&gt;&lt;/Row&gt;</text:p>
          </table:table-cell>
          <table:table-cell office:value-type="string">
            <text:p>Благородный воин</text:p>
          </table:table-cell>
          <table:table-cell table:formula="of:=CONCATENATE(&quot;&lt;Row Tag='&quot;;[.A111];&quot;' Language='ru_RU'&gt;&lt;Text&gt;&quot;;[.Q111];&quot;&lt;/Text&gt;&lt;/Row&gt;&quot;)" office:value-type="string" office:string-value="&lt;Row Tag='LOC_TCS_ANTIQUITY_ARMYRANK_PREFIX_MISSISSIPPIAN_4' Language='ru_RU'&gt;&lt;Text&gt;Благородный воин&lt;/Text&gt;&lt;/Row&gt;">
            <text:p>&lt;Row Tag='LOC_TCS_ANTIQUITY_ARMYRANK_PREFIX_MISSISSIPPIAN_4' Language='ru_RU'&gt;&lt;Text&gt;Благородный воин&lt;/Text&gt;&lt;/Row&gt;</text:p>
          </table:table-cell>
          <table:table-cell office:value-type="string">
            <text:p>高贵的勇士</text:p>
          </table:table-cell>
          <table:table-cell table:formula="of:=CONCATENATE(&quot;&lt;Row Tag='&quot;;[.A111];&quot;' Language='zh_Hans_CN'&gt;&lt;Text&gt;&quot;;[.S111];&quot;&lt;/Text&gt;&lt;/Row&gt;&quot;)" office:value-type="string" office:string-value="&lt;Row Tag='LOC_TCS_ANTIQUITY_ARMYRANK_PREFIX_MISSISSIPPIAN_4' Language='zh_Hans_CN'&gt;&lt;Text&gt;高贵的勇士&lt;/Text&gt;&lt;/Row&gt;">
            <text:p>&lt;Row Tag='LOC_TCS_ANTIQUITY_ARMYRANK_PREFIX_MISSISSIPPIAN_4' Language='zh_Hans_CN'&gt;&lt;Text&gt;高贵的勇士&lt;/Text&gt;&lt;/Row&gt;</text:p>
          </table:table-cell>
        </table:table-row>
        <table:table-row table:style-name="ro3">
          <table:table-cell office:value-type="string">
            <text:p>LOC_TCS_ANTIQUITY_ARMYRANK_PREFIX_MISSISSIPPIAN_5</text:p>
          </table:table-cell>
          <table:table-cell office:value-type="string">
            <text:p>Honored Warrior</text:p>
          </table:table-cell>
          <table:table-cell office:value-type="string">
            <text:p>Geehrter Krieger</text:p>
          </table:table-cell>
          <table:table-cell table:formula="of:=CONCATENATE(&quot;&lt;Row Tag='&quot;;[.A112];&quot;' Language='de_DE'&gt;&lt;Text&gt;&quot;;[.C112];&quot;&lt;/Text&gt;&lt;/Row&gt;&quot;)" office:value-type="string" office:string-value="&lt;Row Tag='LOC_TCS_ANTIQUITY_ARMYRANK_PREFIX_MISSISSIPPIAN_5' Language='de_DE'&gt;&lt;Text&gt;Geehrter Krieger&lt;/Text&gt;&lt;/Row&gt;">
            <text:p>&lt;Row Tag='LOC_TCS_ANTIQUITY_ARMYRANK_PREFIX_MISSISSIPPIAN_5' Language='de_DE'&gt;&lt;Text&gt;Geehrter Krieger&lt;/Text&gt;&lt;/Row&gt;</text:p>
          </table:table-cell>
          <table:table-cell office:value-type="string">
            <text:p>Guerrero honrado</text:p>
          </table:table-cell>
          <table:table-cell table:formula="of:=CONCATENATE(&quot;&lt;Row Tag='&quot;;[.A112];&quot;' Language='es_ES'&gt;&lt;Text&gt;&quot;;[.E112];&quot;&lt;/Text&gt;&lt;/Row&gt;&quot;)" office:value-type="string" office:string-value="&lt;Row Tag='LOC_TCS_ANTIQUITY_ARMYRANK_PREFIX_MISSISSIPPIAN_5' Language='es_ES'&gt;&lt;Text&gt;Guerrero honrado&lt;/Text&gt;&lt;/Row&gt;">
            <text:p>&lt;Row Tag='LOC_TCS_ANTIQUITY_ARMYRANK_PREFIX_MISSISSIPPIAN_5' Language='es_ES'&gt;&lt;Text&gt;Guerrero honrado&lt;/Text&gt;&lt;/Row&gt;</text:p>
          </table:table-cell>
          <table:table-cell office:value-type="string">
            <text:p>Guerriero onorato</text:p>
          </table:table-cell>
          <table:table-cell table:formula="of:=CONCATENATE(&quot;&lt;Row Tag='&quot;;[.A112];&quot;' Language='it_IT'&gt;&lt;Text&gt;&quot;;[.G112];&quot;&lt;/Text&gt;&lt;/Row&gt;&quot;)" office:value-type="string" office:string-value="&lt;Row Tag='LOC_TCS_ANTIQUITY_ARMYRANK_PREFIX_MISSISSIPPIAN_5' Language='it_IT'&gt;&lt;Text&gt;Guerriero onorato&lt;/Text&gt;&lt;/Row&gt;">
            <text:p>&lt;Row Tag='LOC_TCS_ANTIQUITY_ARMYRANK_PREFIX_MISSISSIPPIAN_5' Language='it_IT'&gt;&lt;Text&gt;Guerriero onorato&lt;/Text&gt;&lt;/Row&gt;</text:p>
          </table:table-cell>
          <table:table-cell office:value-type="string">
            <text:p>誉れある戦士</text:p>
          </table:table-cell>
          <table:table-cell table:formula="of:=CONCATENATE(&quot;&lt;Row Tag='&quot;;[.A112];&quot;' Language='ja_JP'&gt;&lt;Text&gt;&quot;;[.I112];&quot;&lt;/Text&gt;&lt;/Row&gt;&quot;)" office:value-type="string" office:string-value="&lt;Row Tag='LOC_TCS_ANTIQUITY_ARMYRANK_PREFIX_MISSISSIPPIAN_5' Language='ja_JP'&gt;&lt;Text&gt;誉れある戦士&lt;/Text&gt;&lt;/Row&gt;">
            <text:p>&lt;Row Tag='LOC_TCS_ANTIQUITY_ARMYRANK_PREFIX_MISSISSIPPIAN_5' Language='ja_JP'&gt;&lt;Text&gt;誉れある戦士&lt;/Text&gt;&lt;/Row&gt;</text:p>
          </table:table-cell>
          <table:table-cell office:value-type="string">
            <text:p>명예로운 전사</text:p>
          </table:table-cell>
          <table:table-cell table:formula="of:=CONCATENATE(&quot;&lt;Row Tag='&quot;;[.A112];&quot;' Language='ko_KR'&gt;&lt;Text&gt;&quot;;[.K112];&quot;&lt;/Text&gt;&lt;/Row&gt;&quot;)" office:value-type="string" office:string-value="&lt;Row Tag='LOC_TCS_ANTIQUITY_ARMYRANK_PREFIX_MISSISSIPPIAN_5' Language='ko_KR'&gt;&lt;Text&gt;명예로운 전사&lt;/Text&gt;&lt;/Row&gt;">
            <text:p>&lt;Row Tag='LOC_TCS_ANTIQUITY_ARMYRANK_PREFIX_MISSISSIPPIAN_5' Language='ko_KR'&gt;&lt;Text&gt;명예로운 전사&lt;/Text&gt;&lt;/Row&gt;</text:p>
          </table:table-cell>
          <table:table-cell office:value-type="string">
            <text:p>Czcigodny Wojownik</text:p>
          </table:table-cell>
          <table:table-cell table:formula="of:=CONCATENATE(&quot;&lt;Row Tag='&quot;;[.A112];&quot;' Language='pl_PL'&gt;&lt;Text&gt;&quot;;[.M112];&quot;&lt;/Text&gt;&lt;/Row&gt;&quot;)" office:value-type="string" office:string-value="&lt;Row Tag='LOC_TCS_ANTIQUITY_ARMYRANK_PREFIX_MISSISSIPPIAN_5' Language='pl_PL'&gt;&lt;Text&gt;Czcigodny Wojownik&lt;/Text&gt;&lt;/Row&gt;">
            <text:p>&lt;Row Tag='LOC_TCS_ANTIQUITY_ARMYRANK_PREFIX_MISSISSIPPIAN_5' Language='pl_PL'&gt;&lt;Text&gt;Czcigodny Wojownik&lt;/Text&gt;&lt;/Row&gt;</text:p>
          </table:table-cell>
          <table:table-cell office:value-type="string">
            <text:p>Guerreiro Honrado</text:p>
          </table:table-cell>
          <table:table-cell table:formula="of:=CONCATENATE(&quot;&lt;Row Tag='&quot;;[.A112];&quot;' Language='pt_BR'&gt;&lt;Text&gt;&quot;;[.O112];&quot;&lt;/Text&gt;&lt;/Row&gt;&quot;)" office:value-type="string" office:string-value="&lt;Row Tag='LOC_TCS_ANTIQUITY_ARMYRANK_PREFIX_MISSISSIPPIAN_5' Language='pt_BR'&gt;&lt;Text&gt;Guerreiro Honrado&lt;/Text&gt;&lt;/Row&gt;">
            <text:p>&lt;Row Tag='LOC_TCS_ANTIQUITY_ARMYRANK_PREFIX_MISSISSIPPIAN_5' Language='pt_BR'&gt;&lt;Text&gt;Guerreiro Honrado&lt;/Text&gt;&lt;/Row&gt;</text:p>
          </table:table-cell>
          <table:table-cell office:value-type="string">
            <text:p>Почтенный воин</text:p>
          </table:table-cell>
          <table:table-cell table:formula="of:=CONCATENATE(&quot;&lt;Row Tag='&quot;;[.A112];&quot;' Language='ru_RU'&gt;&lt;Text&gt;&quot;;[.Q112];&quot;&lt;/Text&gt;&lt;/Row&gt;&quot;)" office:value-type="string" office:string-value="&lt;Row Tag='LOC_TCS_ANTIQUITY_ARMYRANK_PREFIX_MISSISSIPPIAN_5' Language='ru_RU'&gt;&lt;Text&gt;Почтенный воин&lt;/Text&gt;&lt;/Row&gt;">
            <text:p>&lt;Row Tag='LOC_TCS_ANTIQUITY_ARMYRANK_PREFIX_MISSISSIPPIAN_5' Language='ru_RU'&gt;&lt;Text&gt;Почтенный воин&lt;/Text&gt;&lt;/Row&gt;</text:p>
          </table:table-cell>
          <table:table-cell office:value-type="string">
            <text:p>受尊敬的勇士</text:p>
          </table:table-cell>
          <table:table-cell table:formula="of:=CONCATENATE(&quot;&lt;Row Tag='&quot;;[.A112];&quot;' Language='zh_Hans_CN'&gt;&lt;Text&gt;&quot;;[.S112];&quot;&lt;/Text&gt;&lt;/Row&gt;&quot;)" office:value-type="string" office:string-value="&lt;Row Tag='LOC_TCS_ANTIQUITY_ARMYRANK_PREFIX_MISSISSIPPIAN_5' Language='zh_Hans_CN'&gt;&lt;Text&gt;受尊敬的勇士&lt;/Text&gt;&lt;/Row&gt;">
            <text:p>&lt;Row Tag='LOC_TCS_ANTIQUITY_ARMYRANK_PREFIX_MISSISSIPPIAN_5' Language='zh_Hans_CN'&gt;&lt;Text&gt;受尊敬的勇士&lt;/Text&gt;&lt;/Row&gt;</text:p>
          </table:table-cell>
        </table:table-row>
        <table:table-row table:style-name="ro3">
          <table:table-cell office:value-type="string">
            <text:p>LOC_TCS_ANTIQUITY_ARMYRANK_PREFIX_MISSISSIPPIAN_6</text:p>
          </table:table-cell>
          <table:table-cell office:value-type="string">
            <text:p>Warrior</text:p>
          </table:table-cell>
          <table:table-cell office:value-type="string">
            <text:p>Krieger</text:p>
          </table:table-cell>
          <table:table-cell table:formula="of:=CONCATENATE(&quot;&lt;Row Tag='&quot;;[.A113];&quot;' Language='de_DE'&gt;&lt;Text&gt;&quot;;[.C113];&quot;&lt;/Text&gt;&lt;/Row&gt;&quot;)" office:value-type="string" office:string-value="&lt;Row Tag='LOC_TCS_ANTIQUITY_ARMYRANK_PREFIX_MISSISSIPPIAN_6' Language='de_DE'&gt;&lt;Text&gt;Krieger&lt;/Text&gt;&lt;/Row&gt;">
            <text:p>&lt;Row Tag='LOC_TCS_ANTIQUITY_ARMYRANK_PREFIX_MISSISSIPPIAN_6' Language='de_DE'&gt;&lt;Text&gt;Krieger&lt;/Text&gt;&lt;/Row&gt;</text:p>
          </table:table-cell>
          <table:table-cell office:value-type="string">
            <text:p>Guerrero</text:p>
          </table:table-cell>
          <table:table-cell table:formula="of:=CONCATENATE(&quot;&lt;Row Tag='&quot;;[.A113];&quot;' Language='es_ES'&gt;&lt;Text&gt;&quot;;[.E113];&quot;&lt;/Text&gt;&lt;/Row&gt;&quot;)" office:value-type="string" office:string-value="&lt;Row Tag='LOC_TCS_ANTIQUITY_ARMYRANK_PREFIX_MISSISSIPPIAN_6' Language='es_ES'&gt;&lt;Text&gt;Guerrero&lt;/Text&gt;&lt;/Row&gt;">
            <text:p>&lt;Row Tag='LOC_TCS_ANTIQUITY_ARMYRANK_PREFIX_MISSISSIPPIAN_6' Language='es_ES'&gt;&lt;Text&gt;Guerrero&lt;/Text&gt;&lt;/Row&gt;</text:p>
          </table:table-cell>
          <table:table-cell office:value-type="string">
            <text:p>Guerriero</text:p>
          </table:table-cell>
          <table:table-cell table:formula="of:=CONCATENATE(&quot;&lt;Row Tag='&quot;;[.A113];&quot;' Language='it_IT'&gt;&lt;Text&gt;&quot;;[.G113];&quot;&lt;/Text&gt;&lt;/Row&gt;&quot;)" office:value-type="string" office:string-value="&lt;Row Tag='LOC_TCS_ANTIQUITY_ARMYRANK_PREFIX_MISSISSIPPIAN_6' Language='it_IT'&gt;&lt;Text&gt;Guerriero&lt;/Text&gt;&lt;/Row&gt;">
            <text:p>&lt;Row Tag='LOC_TCS_ANTIQUITY_ARMYRANK_PREFIX_MISSISSIPPIAN_6' Language='it_IT'&gt;&lt;Text&gt;Guerriero&lt;/Text&gt;&lt;/Row&gt;</text:p>
          </table:table-cell>
          <table:table-cell office:value-type="string">
            <text:p>戦士</text:p>
          </table:table-cell>
          <table:table-cell table:formula="of:=CONCATENATE(&quot;&lt;Row Tag='&quot;;[.A113];&quot;' Language='ja_JP'&gt;&lt;Text&gt;&quot;;[.I113];&quot;&lt;/Text&gt;&lt;/Row&gt;&quot;)" office:value-type="string" office:string-value="&lt;Row Tag='LOC_TCS_ANTIQUITY_ARMYRANK_PREFIX_MISSISSIPPIAN_6' Language='ja_JP'&gt;&lt;Text&gt;戦士&lt;/Text&gt;&lt;/Row&gt;">
            <text:p>&lt;Row Tag='LOC_TCS_ANTIQUITY_ARMYRANK_PREFIX_MISSISSIPPIAN_6' Language='ja_JP'&gt;&lt;Text&gt;戦士&lt;/Text&gt;&lt;/Row&gt;</text:p>
          </table:table-cell>
          <table:table-cell office:value-type="string">
            <text:p>전사</text:p>
          </table:table-cell>
          <table:table-cell table:formula="of:=CONCATENATE(&quot;&lt;Row Tag='&quot;;[.A113];&quot;' Language='ko_KR'&gt;&lt;Text&gt;&quot;;[.K113];&quot;&lt;/Text&gt;&lt;/Row&gt;&quot;)" office:value-type="string" office:string-value="&lt;Row Tag='LOC_TCS_ANTIQUITY_ARMYRANK_PREFIX_MISSISSIPPIAN_6' Language='ko_KR'&gt;&lt;Text&gt;전사&lt;/Text&gt;&lt;/Row&gt;">
            <text:p>&lt;Row Tag='LOC_TCS_ANTIQUITY_ARMYRANK_PREFIX_MISSISSIPPIAN_6' Language='ko_KR'&gt;&lt;Text&gt;전사&lt;/Text&gt;&lt;/Row&gt;</text:p>
          </table:table-cell>
          <table:table-cell office:value-type="string">
            <text:p>Wojownik</text:p>
          </table:table-cell>
          <table:table-cell table:formula="of:=CONCATENATE(&quot;&lt;Row Tag='&quot;;[.A113];&quot;' Language='pl_PL'&gt;&lt;Text&gt;&quot;;[.M113];&quot;&lt;/Text&gt;&lt;/Row&gt;&quot;)" office:value-type="string" office:string-value="&lt;Row Tag='LOC_TCS_ANTIQUITY_ARMYRANK_PREFIX_MISSISSIPPIAN_6' Language='pl_PL'&gt;&lt;Text&gt;Wojownik&lt;/Text&gt;&lt;/Row&gt;">
            <text:p>&lt;Row Tag='LOC_TCS_ANTIQUITY_ARMYRANK_PREFIX_MISSISSIPPIAN_6' Language='pl_PL'&gt;&lt;Text&gt;Wojownik&lt;/Text&gt;&lt;/Row&gt;</text:p>
          </table:table-cell>
          <table:table-cell office:value-type="string">
            <text:p>Guerreiro</text:p>
          </table:table-cell>
          <table:table-cell table:formula="of:=CONCATENATE(&quot;&lt;Row Tag='&quot;;[.A113];&quot;' Language='pt_BR'&gt;&lt;Text&gt;&quot;;[.O113];&quot;&lt;/Text&gt;&lt;/Row&gt;&quot;)" office:value-type="string" office:string-value="&lt;Row Tag='LOC_TCS_ANTIQUITY_ARMYRANK_PREFIX_MISSISSIPPIAN_6' Language='pt_BR'&gt;&lt;Text&gt;Guerreiro&lt;/Text&gt;&lt;/Row&gt;">
            <text:p>&lt;Row Tag='LOC_TCS_ANTIQUITY_ARMYRANK_PREFIX_MISSISSIPPIAN_6' Language='pt_BR'&gt;&lt;Text&gt;Guerreiro&lt;/Text&gt;&lt;/Row&gt;</text:p>
          </table:table-cell>
          <table:table-cell office:value-type="string">
            <text:p>Воин</text:p>
          </table:table-cell>
          <table:table-cell table:formula="of:=CONCATENATE(&quot;&lt;Row Tag='&quot;;[.A113];&quot;' Language='ru_RU'&gt;&lt;Text&gt;&quot;;[.Q113];&quot;&lt;/Text&gt;&lt;/Row&gt;&quot;)" office:value-type="string" office:string-value="&lt;Row Tag='LOC_TCS_ANTIQUITY_ARMYRANK_PREFIX_MISSISSIPPIAN_6' Language='ru_RU'&gt;&lt;Text&gt;Воин&lt;/Text&gt;&lt;/Row&gt;">
            <text:p>&lt;Row Tag='LOC_TCS_ANTIQUITY_ARMYRANK_PREFIX_MISSISSIPPIAN_6' Language='ru_RU'&gt;&lt;Text&gt;Воин&lt;/Text&gt;&lt;/Row&gt;</text:p>
          </table:table-cell>
          <table:table-cell office:value-type="string">
            <text:p>勇士</text:p>
          </table:table-cell>
          <table:table-cell table:formula="of:=CONCATENATE(&quot;&lt;Row Tag='&quot;;[.A113];&quot;' Language='zh_Hans_CN'&gt;&lt;Text&gt;&quot;;[.S113];&quot;&lt;/Text&gt;&lt;/Row&gt;&quot;)" office:value-type="string" office:string-value="&lt;Row Tag='LOC_TCS_ANTIQUITY_ARMYRANK_PREFIX_MISSISSIPPIAN_6' Language='zh_Hans_CN'&gt;&lt;Text&gt;勇士&lt;/Text&gt;&lt;/Row&gt;">
            <text:p>&lt;Row Tag='LOC_TCS_ANTIQUITY_ARMYRANK_PREFIX_MISSISSIPPIAN_6' Language='zh_Hans_CN'&gt;&lt;Text&gt;勇士&lt;/Text&gt;&lt;/Row&gt;</text:p>
          </table:table-cell>
        </table:table-row>
        <table:table-row table:style-name="ro3">
          <table:table-cell office:value-type="string">
            <text:p>LOC_TCS_ANTIQUITY_ARMYRANK_PREFIX_GREEK_1</text:p>
          </table:table-cell>
          <table:table-cell office:value-type="string">
            <text:p>Taxiarchos</text:p>
          </table:table-cell>
          <table:table-cell office:value-type="string">
            <text:p>Taxiarchos</text:p>
          </table:table-cell>
          <table:table-cell table:formula="of:=CONCATENATE(&quot;&lt;Row Tag='&quot;;[.A114];&quot;' Language='de_DE'&gt;&lt;Text&gt;&quot;;[.C114];&quot;&lt;/Text&gt;&lt;/Row&gt;&quot;)" office:value-type="string" office:string-value="&lt;Row Tag='LOC_TCS_ANTIQUITY_ARMYRANK_PREFIX_GREEK_1' Language='de_DE'&gt;&lt;Text&gt;Taxiarchos&lt;/Text&gt;&lt;/Row&gt;">
            <text:p>&lt;Row Tag='LOC_TCS_ANTIQUITY_ARMYRANK_PREFIX_GREEK_1' Language='de_DE'&gt;&lt;Text&gt;Taxiarchos&lt;/Text&gt;&lt;/Row&gt;</text:p>
          </table:table-cell>
          <table:table-cell office:value-type="string">
            <text:p>Taxiarchos</text:p>
          </table:table-cell>
          <table:table-cell table:formula="of:=CONCATENATE(&quot;&lt;Row Tag='&quot;;[.A114];&quot;' Language='es_ES'&gt;&lt;Text&gt;&quot;;[.E114];&quot;&lt;/Text&gt;&lt;/Row&gt;&quot;)" office:value-type="string" office:string-value="&lt;Row Tag='LOC_TCS_ANTIQUITY_ARMYRANK_PREFIX_GREEK_1' Language='es_ES'&gt;&lt;Text&gt;Taxiarchos&lt;/Text&gt;&lt;/Row&gt;">
            <text:p>&lt;Row Tag='LOC_TCS_ANTIQUITY_ARMYRANK_PREFIX_GREEK_1' Language='es_ES'&gt;&lt;Text&gt;Taxiarchos&lt;/Text&gt;&lt;/Row&gt;</text:p>
          </table:table-cell>
          <table:table-cell office:value-type="string">
            <text:p>Taxiarchos</text:p>
          </table:table-cell>
          <table:table-cell table:formula="of:=CONCATENATE(&quot;&lt;Row Tag='&quot;;[.A114];&quot;' Language='it_IT'&gt;&lt;Text&gt;&quot;;[.G114];&quot;&lt;/Text&gt;&lt;/Row&gt;&quot;)" office:value-type="string" office:string-value="&lt;Row Tag='LOC_TCS_ANTIQUITY_ARMYRANK_PREFIX_GREEK_1' Language='it_IT'&gt;&lt;Text&gt;Taxiarchos&lt;/Text&gt;&lt;/Row&gt;">
            <text:p>&lt;Row Tag='LOC_TCS_ANTIQUITY_ARMYRANK_PREFIX_GREEK_1' Language='it_IT'&gt;&lt;Text&gt;Taxiarchos&lt;/Text&gt;&lt;/Row&gt;</text:p>
          </table:table-cell>
          <table:table-cell office:value-type="string">
            <text:p>タクシアρχος</text:p>
          </table:table-cell>
          <table:table-cell table:formula="of:=CONCATENATE(&quot;&lt;Row Tag='&quot;;[.A114];&quot;' Language='ja_JP'&gt;&lt;Text&gt;&quot;;[.I114];&quot;&lt;/Text&gt;&lt;/Row&gt;&quot;)" office:value-type="string" office:string-value="&lt;Row Tag='LOC_TCS_ANTIQUITY_ARMYRANK_PREFIX_GREEK_1' Language='ja_JP'&gt;&lt;Text&gt;タクシアρχος&lt;/Text&gt;&lt;/Row&gt;">
            <text:p>&lt;Row Tag='LOC_TCS_ANTIQUITY_ARMYRANK_PREFIX_GREEK_1' Language='ja_JP'&gt;&lt;Text&gt;タクシアρχος&lt;/Text&gt;&lt;/Row&gt;</text:p>
          </table:table-cell>
          <table:table-cell office:value-type="string">
            <text:p>タクシアρχος</text:p>
          </table:table-cell>
          <table:table-cell table:formula="of:=CONCATENATE(&quot;&lt;Row Tag='&quot;;[.A114];&quot;' Language='ko_KR'&gt;&lt;Text&gt;&quot;;[.K114];&quot;&lt;/Text&gt;&lt;/Row&gt;&quot;)" office:value-type="string" office:string-value="&lt;Row Tag='LOC_TCS_ANTIQUITY_ARMYRANK_PREFIX_GREEK_1' Language='ko_KR'&gt;&lt;Text&gt;タクシアρχος&lt;/Text&gt;&lt;/Row&gt;">
            <text:p>&lt;Row Tag='LOC_TCS_ANTIQUITY_ARMYRANK_PREFIX_GREEK_1' Language='ko_KR'&gt;&lt;Text&gt;タクシアρχος&lt;/Text&gt;&lt;/Row&gt;</text:p>
          </table:table-cell>
          <table:table-cell office:value-type="string">
            <text:p>Taxiarchos</text:p>
          </table:table-cell>
          <table:table-cell table:formula="of:=CONCATENATE(&quot;&lt;Row Tag='&quot;;[.A114];&quot;' Language='pl_PL'&gt;&lt;Text&gt;&quot;;[.M114];&quot;&lt;/Text&gt;&lt;/Row&gt;&quot;)" office:value-type="string" office:string-value="&lt;Row Tag='LOC_TCS_ANTIQUITY_ARMYRANK_PREFIX_GREEK_1' Language='pl_PL'&gt;&lt;Text&gt;Taxiarchos&lt;/Text&gt;&lt;/Row&gt;">
            <text:p>&lt;Row Tag='LOC_TCS_ANTIQUITY_ARMYRANK_PREFIX_GREEK_1' Language='pl_PL'&gt;&lt;Text&gt;Taxiarchos&lt;/Text&gt;&lt;/Row&gt;</text:p>
          </table:table-cell>
          <table:table-cell office:value-type="string">
            <text:p>Taxiarchos</text:p>
          </table:table-cell>
          <table:table-cell table:formula="of:=CONCATENATE(&quot;&lt;Row Tag='&quot;;[.A114];&quot;' Language='pt_BR'&gt;&lt;Text&gt;&quot;;[.O114];&quot;&lt;/Text&gt;&lt;/Row&gt;&quot;)" office:value-type="string" office:string-value="&lt;Row Tag='LOC_TCS_ANTIQUITY_ARMYRANK_PREFIX_GREEK_1' Language='pt_BR'&gt;&lt;Text&gt;Taxiarchos&lt;/Text&gt;&lt;/Row&gt;">
            <text:p>&lt;Row Tag='LOC_TCS_ANTIQUITY_ARMYRANK_PREFIX_GREEK_1' Language='pt_BR'&gt;&lt;Text&gt;Taxiarchos&lt;/Text&gt;&lt;/Row&gt;</text:p>
          </table:table-cell>
          <table:table-cell office:value-type="string">
            <text:p>Таксиархос</text:p>
          </table:table-cell>
          <table:table-cell table:formula="of:=CONCATENATE(&quot;&lt;Row Tag='&quot;;[.A114];&quot;' Language='ru_RU'&gt;&lt;Text&gt;&quot;;[.Q114];&quot;&lt;/Text&gt;&lt;/Row&gt;&quot;)" office:value-type="string" office:string-value="&lt;Row Tag='LOC_TCS_ANTIQUITY_ARMYRANK_PREFIX_GREEK_1' Language='ru_RU'&gt;&lt;Text&gt;Таксиархос&lt;/Text&gt;&lt;/Row&gt;">
            <text:p>&lt;Row Tag='LOC_TCS_ANTIQUITY_ARMYRANK_PREFIX_GREEK_1' Language='ru_RU'&gt;&lt;Text&gt;Таксиархос&lt;/Text&gt;&lt;/Row&gt;</text:p>
          </table:table-cell>
          <table:table-cell office:value-type="string">
            <text:p>タクシアρχος (Taxiarchos)</text:p>
          </table:table-cell>
          <table:table-cell table:formula="of:=CONCATENATE(&quot;&lt;Row Tag='&quot;;[.A114];&quot;' Language='zh_Hans_CN'&gt;&lt;Text&gt;&quot;;[.S114];&quot;&lt;/Text&gt;&lt;/Row&gt;&quot;)" office:value-type="string" office:string-value="&lt;Row Tag='LOC_TCS_ANTIQUITY_ARMYRANK_PREFIX_GREEK_1' Language='zh_Hans_CN'&gt;&lt;Text&gt;タクシアρχος (Taxiarchos)&lt;/Text&gt;&lt;/Row&gt;">
            <text:p>&lt;Row Tag='LOC_TCS_ANTIQUITY_ARMYRANK_PREFIX_GREEK_1' Language='zh_Hans_CN'&gt;&lt;Text&gt;タクシアρχος (Taxiarchos)&lt;/Text&gt;&lt;/Row&gt;</text:p>
          </table:table-cell>
        </table:table-row>
        <table:table-row table:style-name="ro3">
          <table:table-cell office:value-type="string">
            <text:p>LOC_TCS_ANTIQUITY_ARMYRANK_PREFIX_GREEK_2</text:p>
          </table:table-cell>
          <table:table-cell office:value-type="string">
            <text:p>Syntagmatarchis</text:p>
          </table:table-cell>
          <table:table-cell office:value-type="string">
            <text:p>Syntagmatarchis</text:p>
          </table:table-cell>
          <table:table-cell table:formula="of:=CONCATENATE(&quot;&lt;Row Tag='&quot;;[.A115];&quot;' Language='de_DE'&gt;&lt;Text&gt;&quot;;[.C115];&quot;&lt;/Text&gt;&lt;/Row&gt;&quot;)" office:value-type="string" office:string-value="&lt;Row Tag='LOC_TCS_ANTIQUITY_ARMYRANK_PREFIX_GREEK_2' Language='de_DE'&gt;&lt;Text&gt;Syntagmatarchis&lt;/Text&gt;&lt;/Row&gt;">
            <text:p>&lt;Row Tag='LOC_TCS_ANTIQUITY_ARMYRANK_PREFIX_GREEK_2' Language='de_DE'&gt;&lt;Text&gt;Syntagmatarchis&lt;/Text&gt;&lt;/Row&gt;</text:p>
          </table:table-cell>
          <table:table-cell office:value-type="string">
            <text:p>Syntagmatarchis</text:p>
          </table:table-cell>
          <table:table-cell table:formula="of:=CONCATENATE(&quot;&lt;Row Tag='&quot;;[.A115];&quot;' Language='es_ES'&gt;&lt;Text&gt;&quot;;[.E115];&quot;&lt;/Text&gt;&lt;/Row&gt;&quot;)" office:value-type="string" office:string-value="&lt;Row Tag='LOC_TCS_ANTIQUITY_ARMYRANK_PREFIX_GREEK_2' Language='es_ES'&gt;&lt;Text&gt;Syntagmatarchis&lt;/Text&gt;&lt;/Row&gt;">
            <text:p>&lt;Row Tag='LOC_TCS_ANTIQUITY_ARMYRANK_PREFIX_GREEK_2' Language='es_ES'&gt;&lt;Text&gt;Syntagmatarchis&lt;/Text&gt;&lt;/Row&gt;</text:p>
          </table:table-cell>
          <table:table-cell office:value-type="string">
            <text:p>Syntagmatarchis</text:p>
          </table:table-cell>
          <table:table-cell table:formula="of:=CONCATENATE(&quot;&lt;Row Tag='&quot;;[.A115];&quot;' Language='it_IT'&gt;&lt;Text&gt;&quot;;[.G115];&quot;&lt;/Text&gt;&lt;/Row&gt;&quot;)" office:value-type="string" office:string-value="&lt;Row Tag='LOC_TCS_ANTIQUITY_ARMYRANK_PREFIX_GREEK_2' Language='it_IT'&gt;&lt;Text&gt;Syntagmatarchis&lt;/Text&gt;&lt;/Row&gt;">
            <text:p>&lt;Row Tag='LOC_TCS_ANTIQUITY_ARMYRANK_PREFIX_GREEK_2' Language='it_IT'&gt;&lt;Text&gt;Syntagmatarchis&lt;/Text&gt;&lt;/Row&gt;</text:p>
          </table:table-cell>
          <table:table-cell office:value-type="string">
            <text:p>シンタグマタルキス</text:p>
          </table:table-cell>
          <table:table-cell table:formula="of:=CONCATENATE(&quot;&lt;Row Tag='&quot;;[.A115];&quot;' Language='ja_JP'&gt;&lt;Text&gt;&quot;;[.I115];&quot;&lt;/Text&gt;&lt;/Row&gt;&quot;)" office:value-type="string" office:string-value="&lt;Row Tag='LOC_TCS_ANTIQUITY_ARMYRANK_PREFIX_GREEK_2' Language='ja_JP'&gt;&lt;Text&gt;シンタグマタルキス&lt;/Text&gt;&lt;/Row&gt;">
            <text:p>&lt;Row Tag='LOC_TCS_ANTIQUITY_ARMYRANK_PREFIX_GREEK_2' Language='ja_JP'&gt;&lt;Text&gt;シンタグマタルキス&lt;/Text&gt;&lt;/Row&gt;</text:p>
          </table:table-cell>
          <table:table-cell office:value-type="string">
            <text:p>신타그마타르키스</text:p>
          </table:table-cell>
          <table:table-cell table:formula="of:=CONCATENATE(&quot;&lt;Row Tag='&quot;;[.A115];&quot;' Language='ko_KR'&gt;&lt;Text&gt;&quot;;[.K115];&quot;&lt;/Text&gt;&lt;/Row&gt;&quot;)" office:value-type="string" office:string-value="&lt;Row Tag='LOC_TCS_ANTIQUITY_ARMYRANK_PREFIX_GREEK_2' Language='ko_KR'&gt;&lt;Text&gt;신타그마타르키스&lt;/Text&gt;&lt;/Row&gt;">
            <text:p>&lt;Row Tag='LOC_TCS_ANTIQUITY_ARMYRANK_PREFIX_GREEK_2' Language='ko_KR'&gt;&lt;Text&gt;신타그마타르키스&lt;/Text&gt;&lt;/Row&gt;</text:p>
          </table:table-cell>
          <table:table-cell office:value-type="string">
            <text:p>Syntagmatarchis</text:p>
          </table:table-cell>
          <table:table-cell table:formula="of:=CONCATENATE(&quot;&lt;Row Tag='&quot;;[.A115];&quot;' Language='pl_PL'&gt;&lt;Text&gt;&quot;;[.M115];&quot;&lt;/Text&gt;&lt;/Row&gt;&quot;)" office:value-type="string" office:string-value="&lt;Row Tag='LOC_TCS_ANTIQUITY_ARMYRANK_PREFIX_GREEK_2' Language='pl_PL'&gt;&lt;Text&gt;Syntagmatarchis&lt;/Text&gt;&lt;/Row&gt;">
            <text:p>&lt;Row Tag='LOC_TCS_ANTIQUITY_ARMYRANK_PREFIX_GREEK_2' Language='pl_PL'&gt;&lt;Text&gt;Syntagmatarchis&lt;/Text&gt;&lt;/Row&gt;</text:p>
          </table:table-cell>
          <table:table-cell office:value-type="string">
            <text:p>Syntagmatarchis</text:p>
          </table:table-cell>
          <table:table-cell table:formula="of:=CONCATENATE(&quot;&lt;Row Tag='&quot;;[.A115];&quot;' Language='pt_BR'&gt;&lt;Text&gt;&quot;;[.O115];&quot;&lt;/Text&gt;&lt;/Row&gt;&quot;)" office:value-type="string" office:string-value="&lt;Row Tag='LOC_TCS_ANTIQUITY_ARMYRANK_PREFIX_GREEK_2' Language='pt_BR'&gt;&lt;Text&gt;Syntagmatarchis&lt;/Text&gt;&lt;/Row&gt;">
            <text:p>&lt;Row Tag='LOC_TCS_ANTIQUITY_ARMYRANK_PREFIX_GREEK_2' Language='pt_BR'&gt;&lt;Text&gt;Syntagmatarchis&lt;/Text&gt;&lt;/Row&gt;</text:p>
          </table:table-cell>
          <table:table-cell office:value-type="string">
            <text:p>Синтагматархис</text:p>
          </table:table-cell>
          <table:table-cell table:formula="of:=CONCATENATE(&quot;&lt;Row Tag='&quot;;[.A115];&quot;' Language='ru_RU'&gt;&lt;Text&gt;&quot;;[.Q115];&quot;&lt;/Text&gt;&lt;/Row&gt;&quot;)" office:value-type="string" office:string-value="&lt;Row Tag='LOC_TCS_ANTIQUITY_ARMYRANK_PREFIX_GREEK_2' Language='ru_RU'&gt;&lt;Text&gt;Синтагматархис&lt;/Text&gt;&lt;/Row&gt;">
            <text:p>&lt;Row Tag='LOC_TCS_ANTIQUITY_ARMYRANK_PREFIX_GREEK_2' Language='ru_RU'&gt;&lt;Text&gt;Синтагматархис&lt;/Text&gt;&lt;/Row&gt;</text:p>
          </table:table-cell>
          <table:table-cell office:value-type="string">
            <text:p>シンタグマタルキス (Syntagmatarchis)</text:p>
          </table:table-cell>
          <table:table-cell table:formula="of:=CONCATENATE(&quot;&lt;Row Tag='&quot;;[.A115];&quot;' Language='zh_Hans_CN'&gt;&lt;Text&gt;&quot;;[.S115];&quot;&lt;/Text&gt;&lt;/Row&gt;&quot;)" office:value-type="string" office:string-value="&lt;Row Tag='LOC_TCS_ANTIQUITY_ARMYRANK_PREFIX_GREEK_2' Language='zh_Hans_CN'&gt;&lt;Text&gt;シンタグマタルキス (Syntagmatarchis)&lt;/Text&gt;&lt;/Row&gt;">
            <text:p>&lt;Row Tag='LOC_TCS_ANTIQUITY_ARMYRANK_PREFIX_GREEK_2' Language='zh_Hans_CN'&gt;&lt;Text&gt;シンタグマタルキス (Syntagmatarchis)&lt;/Text&gt;&lt;/Row&gt;</text:p>
          </table:table-cell>
        </table:table-row>
        <table:table-row table:style-name="ro3">
          <table:table-cell office:value-type="string">
            <text:p>LOC_TCS_ANTIQUITY_ARMYRANK_PREFIX_GREEK_3</text:p>
          </table:table-cell>
          <table:table-cell office:value-type="string">
            <text:p>Tagmatarches</text:p>
          </table:table-cell>
          <table:table-cell office:value-type="string">
            <text:p>Tagmatarches</text:p>
          </table:table-cell>
          <table:table-cell table:formula="of:=CONCATENATE(&quot;&lt;Row Tag='&quot;;[.A116];&quot;' Language='de_DE'&gt;&lt;Text&gt;&quot;;[.C116];&quot;&lt;/Text&gt;&lt;/Row&gt;&quot;)" office:value-type="string" office:string-value="&lt;Row Tag='LOC_TCS_ANTIQUITY_ARMYRANK_PREFIX_GREEK_3' Language='de_DE'&gt;&lt;Text&gt;Tagmatarches&lt;/Text&gt;&lt;/Row&gt;">
            <text:p>&lt;Row Tag='LOC_TCS_ANTIQUITY_ARMYRANK_PREFIX_GREEK_3' Language='de_DE'&gt;&lt;Text&gt;Tagmatarches&lt;/Text&gt;&lt;/Row&gt;</text:p>
          </table:table-cell>
          <table:table-cell office:value-type="string">
            <text:p>Tagmatarches</text:p>
          </table:table-cell>
          <table:table-cell table:formula="of:=CONCATENATE(&quot;&lt;Row Tag='&quot;;[.A116];&quot;' Language='es_ES'&gt;&lt;Text&gt;&quot;;[.E116];&quot;&lt;/Text&gt;&lt;/Row&gt;&quot;)" office:value-type="string" office:string-value="&lt;Row Tag='LOC_TCS_ANTIQUITY_ARMYRANK_PREFIX_GREEK_3' Language='es_ES'&gt;&lt;Text&gt;Tagmatarches&lt;/Text&gt;&lt;/Row&gt;">
            <text:p>&lt;Row Tag='LOC_TCS_ANTIQUITY_ARMYRANK_PREFIX_GREEK_3' Language='es_ES'&gt;&lt;Text&gt;Tagmatarches&lt;/Text&gt;&lt;/Row&gt;</text:p>
          </table:table-cell>
          <table:table-cell office:value-type="string">
            <text:p>Tagmatarches</text:p>
          </table:table-cell>
          <table:table-cell table:formula="of:=CONCATENATE(&quot;&lt;Row Tag='&quot;;[.A116];&quot;' Language='it_IT'&gt;&lt;Text&gt;&quot;;[.G116];&quot;&lt;/Text&gt;&lt;/Row&gt;&quot;)" office:value-type="string" office:string-value="&lt;Row Tag='LOC_TCS_ANTIQUITY_ARMYRANK_PREFIX_GREEK_3' Language='it_IT'&gt;&lt;Text&gt;Tagmatarches&lt;/Text&gt;&lt;/Row&gt;">
            <text:p>&lt;Row Tag='LOC_TCS_ANTIQUITY_ARMYRANK_PREFIX_GREEK_3' Language='it_IT'&gt;&lt;Text&gt;Tagmatarches&lt;/Text&gt;&lt;/Row&gt;</text:p>
          </table:table-cell>
          <table:table-cell office:value-type="string">
            <text:p>タグマタルキス</text:p>
          </table:table-cell>
          <table:table-cell table:formula="of:=CONCATENATE(&quot;&lt;Row Tag='&quot;;[.A116];&quot;' Language='ja_JP'&gt;&lt;Text&gt;&quot;;[.I116];&quot;&lt;/Text&gt;&lt;/Row&gt;&quot;)" office:value-type="string" office:string-value="&lt;Row Tag='LOC_TCS_ANTIQUITY_ARMYRANK_PREFIX_GREEK_3' Language='ja_JP'&gt;&lt;Text&gt;タグマタルキス&lt;/Text&gt;&lt;/Row&gt;">
            <text:p>&lt;Row Tag='LOC_TCS_ANTIQUITY_ARMYRANK_PREFIX_GREEK_3' Language='ja_JP'&gt;&lt;Text&gt;タグマタルキス&lt;/Text&gt;&lt;/Row&gt;</text:p>
          </table:table-cell>
          <table:table-cell office:value-type="string">
            <text:p>타그마타르키스</text:p>
          </table:table-cell>
          <table:table-cell table:formula="of:=CONCATENATE(&quot;&lt;Row Tag='&quot;;[.A116];&quot;' Language='ko_KR'&gt;&lt;Text&gt;&quot;;[.K116];&quot;&lt;/Text&gt;&lt;/Row&gt;&quot;)" office:value-type="string" office:string-value="&lt;Row Tag='LOC_TCS_ANTIQUITY_ARMYRANK_PREFIX_GREEK_3' Language='ko_KR'&gt;&lt;Text&gt;타그마타르키스&lt;/Text&gt;&lt;/Row&gt;">
            <text:p>&lt;Row Tag='LOC_TCS_ANTIQUITY_ARMYRANK_PREFIX_GREEK_3' Language='ko_KR'&gt;&lt;Text&gt;타그마타르키스&lt;/Text&gt;&lt;/Row&gt;</text:p>
          </table:table-cell>
          <table:table-cell office:value-type="string">
            <text:p>Tagmatarches</text:p>
          </table:table-cell>
          <table:table-cell table:formula="of:=CONCATENATE(&quot;&lt;Row Tag='&quot;;[.A116];&quot;' Language='pl_PL'&gt;&lt;Text&gt;&quot;;[.M116];&quot;&lt;/Text&gt;&lt;/Row&gt;&quot;)" office:value-type="string" office:string-value="&lt;Row Tag='LOC_TCS_ANTIQUITY_ARMYRANK_PREFIX_GREEK_3' Language='pl_PL'&gt;&lt;Text&gt;Tagmatarches&lt;/Text&gt;&lt;/Row&gt;">
            <text:p>&lt;Row Tag='LOC_TCS_ANTIQUITY_ARMYRANK_PREFIX_GREEK_3' Language='pl_PL'&gt;&lt;Text&gt;Tagmatarches&lt;/Text&gt;&lt;/Row&gt;</text:p>
          </table:table-cell>
          <table:table-cell office:value-type="string">
            <text:p>Tagmatarches</text:p>
          </table:table-cell>
          <table:table-cell table:formula="of:=CONCATENATE(&quot;&lt;Row Tag='&quot;;[.A116];&quot;' Language='pt_BR'&gt;&lt;Text&gt;&quot;;[.O116];&quot;&lt;/Text&gt;&lt;/Row&gt;&quot;)" office:value-type="string" office:string-value="&lt;Row Tag='LOC_TCS_ANTIQUITY_ARMYRANK_PREFIX_GREEK_3' Language='pt_BR'&gt;&lt;Text&gt;Tagmatarches&lt;/Text&gt;&lt;/Row&gt;">
            <text:p>&lt;Row Tag='LOC_TCS_ANTIQUITY_ARMYRANK_PREFIX_GREEK_3' Language='pt_BR'&gt;&lt;Text&gt;Tagmatarches&lt;/Text&gt;&lt;/Row&gt;</text:p>
          </table:table-cell>
          <table:table-cell office:value-type="string">
            <text:p>Тагматархис</text:p>
          </table:table-cell>
          <table:table-cell table:formula="of:=CONCATENATE(&quot;&lt;Row Tag='&quot;;[.A116];&quot;' Language='ru_RU'&gt;&lt;Text&gt;&quot;;[.Q116];&quot;&lt;/Text&gt;&lt;/Row&gt;&quot;)" office:value-type="string" office:string-value="&lt;Row Tag='LOC_TCS_ANTIQUITY_ARMYRANK_PREFIX_GREEK_3' Language='ru_RU'&gt;&lt;Text&gt;Тагматархис&lt;/Text&gt;&lt;/Row&gt;">
            <text:p>&lt;Row Tag='LOC_TCS_ANTIQUITY_ARMYRANK_PREFIX_GREEK_3' Language='ru_RU'&gt;&lt;Text&gt;Тагматархис&lt;/Text&gt;&lt;/Row&gt;</text:p>
          </table:table-cell>
          <table:table-cell office:value-type="string">
            <text:p>タグマタルキス (Tagmatarches)</text:p>
          </table:table-cell>
          <table:table-cell table:formula="of:=CONCATENATE(&quot;&lt;Row Tag='&quot;;[.A116];&quot;' Language='zh_Hans_CN'&gt;&lt;Text&gt;&quot;;[.S116];&quot;&lt;/Text&gt;&lt;/Row&gt;&quot;)" office:value-type="string" office:string-value="&lt;Row Tag='LOC_TCS_ANTIQUITY_ARMYRANK_PREFIX_GREEK_3' Language='zh_Hans_CN'&gt;&lt;Text&gt;タグマタルキス (Tagmatarches)&lt;/Text&gt;&lt;/Row&gt;">
            <text:p>&lt;Row Tag='LOC_TCS_ANTIQUITY_ARMYRANK_PREFIX_GREEK_3' Language='zh_Hans_CN'&gt;&lt;Text&gt;タグマタルキス (Tagmatarches)&lt;/Text&gt;&lt;/Row&gt;</text:p>
          </table:table-cell>
        </table:table-row>
        <table:table-row table:style-name="ro3">
          <table:table-cell office:value-type="string">
            <text:p>LOC_TCS_ANTIQUITY_ARMYRANK_PREFIX_GREEK_4</text:p>
          </table:table-cell>
          <table:table-cell office:value-type="string">
            <text:p>Tetrarch</text:p>
          </table:table-cell>
          <table:table-cell office:value-type="string">
            <text:p>Tetrarch</text:p>
          </table:table-cell>
          <table:table-cell table:formula="of:=CONCATENATE(&quot;&lt;Row Tag='&quot;;[.A117];&quot;' Language='de_DE'&gt;&lt;Text&gt;&quot;;[.C117];&quot;&lt;/Text&gt;&lt;/Row&gt;&quot;)" office:value-type="string" office:string-value="&lt;Row Tag='LOC_TCS_ANTIQUITY_ARMYRANK_PREFIX_GREEK_4' Language='de_DE'&gt;&lt;Text&gt;Tetrarch&lt;/Text&gt;&lt;/Row&gt;">
            <text:p>&lt;Row Tag='LOC_TCS_ANTIQUITY_ARMYRANK_PREFIX_GREEK_4' Language='de_DE'&gt;&lt;Text&gt;Tetrarch&lt;/Text&gt;&lt;/Row&gt;</text:p>
          </table:table-cell>
          <table:table-cell office:value-type="string">
            <text:p>Tetrarch</text:p>
          </table:table-cell>
          <table:table-cell table:formula="of:=CONCATENATE(&quot;&lt;Row Tag='&quot;;[.A117];&quot;' Language='es_ES'&gt;&lt;Text&gt;&quot;;[.E117];&quot;&lt;/Text&gt;&lt;/Row&gt;&quot;)" office:value-type="string" office:string-value="&lt;Row Tag='LOC_TCS_ANTIQUITY_ARMYRANK_PREFIX_GREEK_4' Language='es_ES'&gt;&lt;Text&gt;Tetrarch&lt;/Text&gt;&lt;/Row&gt;">
            <text:p>&lt;Row Tag='LOC_TCS_ANTIQUITY_ARMYRANK_PREFIX_GREEK_4' Language='es_ES'&gt;&lt;Text&gt;Tetrarch&lt;/Text&gt;&lt;/Row&gt;</text:p>
          </table:table-cell>
          <table:table-cell office:value-type="string">
            <text:p>Tetrarch</text:p>
          </table:table-cell>
          <table:table-cell table:formula="of:=CONCATENATE(&quot;&lt;Row Tag='&quot;;[.A117];&quot;' Language='it_IT'&gt;&lt;Text&gt;&quot;;[.G117];&quot;&lt;/Text&gt;&lt;/Row&gt;&quot;)" office:value-type="string" office:string-value="&lt;Row Tag='LOC_TCS_ANTIQUITY_ARMYRANK_PREFIX_GREEK_4' Language='it_IT'&gt;&lt;Text&gt;Tetrarch&lt;/Text&gt;&lt;/Row&gt;">
            <text:p>&lt;Row Tag='LOC_TCS_ANTIQUITY_ARMYRANK_PREFIX_GREEK_4' Language='it_IT'&gt;&lt;Text&gt;Tetrarch&lt;/Text&gt;&lt;/Row&gt;</text:p>
          </table:table-cell>
          <table:table-cell office:value-type="string">
            <text:p>テトラルク</text:p>
          </table:table-cell>
          <table:table-cell table:formula="of:=CONCATENATE(&quot;&lt;Row Tag='&quot;;[.A117];&quot;' Language='ja_JP'&gt;&lt;Text&gt;&quot;;[.I117];&quot;&lt;/Text&gt;&lt;/Row&gt;&quot;)" office:value-type="string" office:string-value="&lt;Row Tag='LOC_TCS_ANTIQUITY_ARMYRANK_PREFIX_GREEK_4' Language='ja_JP'&gt;&lt;Text&gt;テトラルク&lt;/Text&gt;&lt;/Row&gt;">
            <text:p>&lt;Row Tag='LOC_TCS_ANTIQUITY_ARMYRANK_PREFIX_GREEK_4' Language='ja_JP'&gt;&lt;Text&gt;テトラルク&lt;/Text&gt;&lt;/Row&gt;</text:p>
          </table:table-cell>
          <table:table-cell office:value-type="string">
            <text:p>테트라르크</text:p>
          </table:table-cell>
          <table:table-cell table:formula="of:=CONCATENATE(&quot;&lt;Row Tag='&quot;;[.A117];&quot;' Language='ko_KR'&gt;&lt;Text&gt;&quot;;[.K117];&quot;&lt;/Text&gt;&lt;/Row&gt;&quot;)" office:value-type="string" office:string-value="&lt;Row Tag='LOC_TCS_ANTIQUITY_ARMYRANK_PREFIX_GREEK_4' Language='ko_KR'&gt;&lt;Text&gt;테트라르크&lt;/Text&gt;&lt;/Row&gt;">
            <text:p>&lt;Row Tag='LOC_TCS_ANTIQUITY_ARMYRANK_PREFIX_GREEK_4' Language='ko_KR'&gt;&lt;Text&gt;테트라르크&lt;/Text&gt;&lt;/Row&gt;</text:p>
          </table:table-cell>
          <table:table-cell office:value-type="string">
            <text:p>Tetrarch</text:p>
          </table:table-cell>
          <table:table-cell table:formula="of:=CONCATENATE(&quot;&lt;Row Tag='&quot;;[.A117];&quot;' Language='pl_PL'&gt;&lt;Text&gt;&quot;;[.M117];&quot;&lt;/Text&gt;&lt;/Row&gt;&quot;)" office:value-type="string" office:string-value="&lt;Row Tag='LOC_TCS_ANTIQUITY_ARMYRANK_PREFIX_GREEK_4' Language='pl_PL'&gt;&lt;Text&gt;Tetrarch&lt;/Text&gt;&lt;/Row&gt;">
            <text:p>&lt;Row Tag='LOC_TCS_ANTIQUITY_ARMYRANK_PREFIX_GREEK_4' Language='pl_PL'&gt;&lt;Text&gt;Tetrarch&lt;/Text&gt;&lt;/Row&gt;</text:p>
          </table:table-cell>
          <table:table-cell office:value-type="string">
            <text:p>Tetrarch</text:p>
          </table:table-cell>
          <table:table-cell table:formula="of:=CONCATENATE(&quot;&lt;Row Tag='&quot;;[.A117];&quot;' Language='pt_BR'&gt;&lt;Text&gt;&quot;;[.O117];&quot;&lt;/Text&gt;&lt;/Row&gt;&quot;)" office:value-type="string" office:string-value="&lt;Row Tag='LOC_TCS_ANTIQUITY_ARMYRANK_PREFIX_GREEK_4' Language='pt_BR'&gt;&lt;Text&gt;Tetrarch&lt;/Text&gt;&lt;/Row&gt;">
            <text:p>&lt;Row Tag='LOC_TCS_ANTIQUITY_ARMYRANK_PREFIX_GREEK_4' Language='pt_BR'&gt;&lt;Text&gt;Tetrarch&lt;/Text&gt;&lt;/Row&gt;</text:p>
          </table:table-cell>
          <table:table-cell office:value-type="string">
            <text:p>Тетрарх</text:p>
          </table:table-cell>
          <table:table-cell table:formula="of:=CONCATENATE(&quot;&lt;Row Tag='&quot;;[.A117];&quot;' Language='ru_RU'&gt;&lt;Text&gt;&quot;;[.Q117];&quot;&lt;/Text&gt;&lt;/Row&gt;&quot;)" office:value-type="string" office:string-value="&lt;Row Tag='LOC_TCS_ANTIQUITY_ARMYRANK_PREFIX_GREEK_4' Language='ru_RU'&gt;&lt;Text&gt;Тетрарх&lt;/Text&gt;&lt;/Row&gt;">
            <text:p>&lt;Row Tag='LOC_TCS_ANTIQUITY_ARMYRANK_PREFIX_GREEK_4' Language='ru_RU'&gt;&lt;Text&gt;Тетрарх&lt;/Text&gt;&lt;/Row&gt;</text:p>
          </table:table-cell>
          <table:table-cell office:value-type="string">
            <text:p>テトラルク (Tetrarch)</text:p>
          </table:table-cell>
          <table:table-cell table:formula="of:=CONCATENATE(&quot;&lt;Row Tag='&quot;;[.A117];&quot;' Language='zh_Hans_CN'&gt;&lt;Text&gt;&quot;;[.S117];&quot;&lt;/Text&gt;&lt;/Row&gt;&quot;)" office:value-type="string" office:string-value="&lt;Row Tag='LOC_TCS_ANTIQUITY_ARMYRANK_PREFIX_GREEK_4' Language='zh_Hans_CN'&gt;&lt;Text&gt;テトラルク (Tetrarch)&lt;/Text&gt;&lt;/Row&gt;">
            <text:p>&lt;Row Tag='LOC_TCS_ANTIQUITY_ARMYRANK_PREFIX_GREEK_4' Language='zh_Hans_CN'&gt;&lt;Text&gt;テトラルク (Tetrarch)&lt;/Text&gt;&lt;/Row&gt;</text:p>
          </table:table-cell>
        </table:table-row>
        <table:table-row table:style-name="ro3">
          <table:table-cell office:value-type="string">
            <text:p>LOC_TCS_ANTIQUITY_ARMYRANK_PREFIX_GREEK_5</text:p>
          </table:table-cell>
          <table:table-cell office:value-type="string">
            <text:p>Dilochitès</text:p>
          </table:table-cell>
          <table:table-cell office:value-type="string">
            <text:p>Dilochitès</text:p>
          </table:table-cell>
          <table:table-cell table:formula="of:=CONCATENATE(&quot;&lt;Row Tag='&quot;;[.A118];&quot;' Language='de_DE'&gt;&lt;Text&gt;&quot;;[.C118];&quot;&lt;/Text&gt;&lt;/Row&gt;&quot;)" office:value-type="string" office:string-value="&lt;Row Tag='LOC_TCS_ANTIQUITY_ARMYRANK_PREFIX_GREEK_5' Language='de_DE'&gt;&lt;Text&gt;Dilochitès&lt;/Text&gt;&lt;/Row&gt;">
            <text:p>&lt;Row Tag='LOC_TCS_ANTIQUITY_ARMYRANK_PREFIX_GREEK_5' Language='de_DE'&gt;&lt;Text&gt;Dilochitès&lt;/Text&gt;&lt;/Row&gt;</text:p>
          </table:table-cell>
          <table:table-cell office:value-type="string">
            <text:p>Dilochitès</text:p>
          </table:table-cell>
          <table:table-cell table:formula="of:=CONCATENATE(&quot;&lt;Row Tag='&quot;;[.A118];&quot;' Language='es_ES'&gt;&lt;Text&gt;&quot;;[.E118];&quot;&lt;/Text&gt;&lt;/Row&gt;&quot;)" office:value-type="string" office:string-value="&lt;Row Tag='LOC_TCS_ANTIQUITY_ARMYRANK_PREFIX_GREEK_5' Language='es_ES'&gt;&lt;Text&gt;Dilochitès&lt;/Text&gt;&lt;/Row&gt;">
            <text:p>&lt;Row Tag='LOC_TCS_ANTIQUITY_ARMYRANK_PREFIX_GREEK_5' Language='es_ES'&gt;&lt;Text&gt;Dilochitès&lt;/Text&gt;&lt;/Row&gt;</text:p>
          </table:table-cell>
          <table:table-cell office:value-type="string">
            <text:p>Dilochitès</text:p>
          </table:table-cell>
          <table:table-cell table:formula="of:=CONCATENATE(&quot;&lt;Row Tag='&quot;;[.A118];&quot;' Language='it_IT'&gt;&lt;Text&gt;&quot;;[.G118];&quot;&lt;/Text&gt;&lt;/Row&gt;&quot;)" office:value-type="string" office:string-value="&lt;Row Tag='LOC_TCS_ANTIQUITY_ARMYRANK_PREFIX_GREEK_5' Language='it_IT'&gt;&lt;Text&gt;Dilochitès&lt;/Text&gt;&lt;/Row&gt;">
            <text:p>&lt;Row Tag='LOC_TCS_ANTIQUITY_ARMYRANK_PREFIX_GREEK_5' Language='it_IT'&gt;&lt;Text&gt;Dilochitès&lt;/Text&gt;&lt;/Row&gt;</text:p>
          </table:table-cell>
          <table:table-cell office:value-type="string">
            <text:p>ディロキテス</text:p>
          </table:table-cell>
          <table:table-cell table:formula="of:=CONCATENATE(&quot;&lt;Row Tag='&quot;;[.A118];&quot;' Language='ja_JP'&gt;&lt;Text&gt;&quot;;[.I118];&quot;&lt;/Text&gt;&lt;/Row&gt;&quot;)" office:value-type="string" office:string-value="&lt;Row Tag='LOC_TCS_ANTIQUITY_ARMYRANK_PREFIX_GREEK_5' Language='ja_JP'&gt;&lt;Text&gt;ディロキテス&lt;/Text&gt;&lt;/Row&gt;">
            <text:p>&lt;Row Tag='LOC_TCS_ANTIQUITY_ARMYRANK_PREFIX_GREEK_5' Language='ja_JP'&gt;&lt;Text&gt;ディロキテス&lt;/Text&gt;&lt;/Row&gt;</text:p>
          </table:table-cell>
          <table:table-cell office:value-type="string">
            <text:p>딜로키테스</text:p>
          </table:table-cell>
          <table:table-cell table:formula="of:=CONCATENATE(&quot;&lt;Row Tag='&quot;;[.A118];&quot;' Language='ko_KR'&gt;&lt;Text&gt;&quot;;[.K118];&quot;&lt;/Text&gt;&lt;/Row&gt;&quot;)" office:value-type="string" office:string-value="&lt;Row Tag='LOC_TCS_ANTIQUITY_ARMYRANK_PREFIX_GREEK_5' Language='ko_KR'&gt;&lt;Text&gt;딜로키테스&lt;/Text&gt;&lt;/Row&gt;">
            <text:p>&lt;Row Tag='LOC_TCS_ANTIQUITY_ARMYRANK_PREFIX_GREEK_5' Language='ko_KR'&gt;&lt;Text&gt;딜로키테스&lt;/Text&gt;&lt;/Row&gt;</text:p>
          </table:table-cell>
          <table:table-cell office:value-type="string">
            <text:p>Dilochitès</text:p>
          </table:table-cell>
          <table:table-cell table:formula="of:=CONCATENATE(&quot;&lt;Row Tag='&quot;;[.A118];&quot;' Language='pl_PL'&gt;&lt;Text&gt;&quot;;[.M118];&quot;&lt;/Text&gt;&lt;/Row&gt;&quot;)" office:value-type="string" office:string-value="&lt;Row Tag='LOC_TCS_ANTIQUITY_ARMYRANK_PREFIX_GREEK_5' Language='pl_PL'&gt;&lt;Text&gt;Dilochitès&lt;/Text&gt;&lt;/Row&gt;">
            <text:p>&lt;Row Tag='LOC_TCS_ANTIQUITY_ARMYRANK_PREFIX_GREEK_5' Language='pl_PL'&gt;&lt;Text&gt;Dilochitès&lt;/Text&gt;&lt;/Row&gt;</text:p>
          </table:table-cell>
          <table:table-cell office:value-type="string">
            <text:p>Dilochitès</text:p>
          </table:table-cell>
          <table:table-cell table:formula="of:=CONCATENATE(&quot;&lt;Row Tag='&quot;;[.A118];&quot;' Language='pt_BR'&gt;&lt;Text&gt;&quot;;[.O118];&quot;&lt;/Text&gt;&lt;/Row&gt;&quot;)" office:value-type="string" office:string-value="&lt;Row Tag='LOC_TCS_ANTIQUITY_ARMYRANK_PREFIX_GREEK_5' Language='pt_BR'&gt;&lt;Text&gt;Dilochitès&lt;/Text&gt;&lt;/Row&gt;">
            <text:p>&lt;Row Tag='LOC_TCS_ANTIQUITY_ARMYRANK_PREFIX_GREEK_5' Language='pt_BR'&gt;&lt;Text&gt;Dilochitès&lt;/Text&gt;&lt;/Row&gt;</text:p>
          </table:table-cell>
          <table:table-cell office:value-type="string">
            <text:p>Дилохитес</text:p>
          </table:table-cell>
          <table:table-cell table:formula="of:=CONCATENATE(&quot;&lt;Row Tag='&quot;;[.A118];&quot;' Language='ru_RU'&gt;&lt;Text&gt;&quot;;[.Q118];&quot;&lt;/Text&gt;&lt;/Row&gt;&quot;)" office:value-type="string" office:string-value="&lt;Row Tag='LOC_TCS_ANTIQUITY_ARMYRANK_PREFIX_GREEK_5' Language='ru_RU'&gt;&lt;Text&gt;Дилохитес&lt;/Text&gt;&lt;/Row&gt;">
            <text:p>&lt;Row Tag='LOC_TCS_ANTIQUITY_ARMYRANK_PREFIX_GREEK_5' Language='ru_RU'&gt;&lt;Text&gt;Дилохитес&lt;/Text&gt;&lt;/Row&gt;</text:p>
          </table:table-cell>
          <table:table-cell office:value-type="string">
            <text:p>ディロキテス (Dilochitès)</text:p>
          </table:table-cell>
          <table:table-cell table:formula="of:=CONCATENATE(&quot;&lt;Row Tag='&quot;;[.A118];&quot;' Language='zh_Hans_CN'&gt;&lt;Text&gt;&quot;;[.S118];&quot;&lt;/Text&gt;&lt;/Row&gt;&quot;)" office:value-type="string" office:string-value="&lt;Row Tag='LOC_TCS_ANTIQUITY_ARMYRANK_PREFIX_GREEK_5' Language='zh_Hans_CN'&gt;&lt;Text&gt;ディロキテス (Dilochitès)&lt;/Text&gt;&lt;/Row&gt;">
            <text:p>&lt;Row Tag='LOC_TCS_ANTIQUITY_ARMYRANK_PREFIX_GREEK_5' Language='zh_Hans_CN'&gt;&lt;Text&gt;ディロキテス (Dilochitès)&lt;/Text&gt;&lt;/Row&gt;</text:p>
          </table:table-cell>
        </table:table-row>
        <table:table-row table:style-name="ro3">
          <table:table-cell office:value-type="string">
            <text:p>LOC_TCS_ANTIQUITY_ARMYRANK_PREFIX_GREEK_6</text:p>
          </table:table-cell>
          <table:table-cell office:value-type="string">
            <text:p>Lochagos</text:p>
          </table:table-cell>
          <table:table-cell office:value-type="string">
            <text:p>Lochagos</text:p>
          </table:table-cell>
          <table:table-cell table:formula="of:=CONCATENATE(&quot;&lt;Row Tag='&quot;;[.A119];&quot;' Language='de_DE'&gt;&lt;Text&gt;&quot;;[.C119];&quot;&lt;/Text&gt;&lt;/Row&gt;&quot;)" office:value-type="string" office:string-value="&lt;Row Tag='LOC_TCS_ANTIQUITY_ARMYRANK_PREFIX_GREEK_6' Language='de_DE'&gt;&lt;Text&gt;Lochagos&lt;/Text&gt;&lt;/Row&gt;">
            <text:p>&lt;Row Tag='LOC_TCS_ANTIQUITY_ARMYRANK_PREFIX_GREEK_6' Language='de_DE'&gt;&lt;Text&gt;Lochagos&lt;/Text&gt;&lt;/Row&gt;</text:p>
          </table:table-cell>
          <table:table-cell office:value-type="string">
            <text:p>Lochagos</text:p>
          </table:table-cell>
          <table:table-cell table:formula="of:=CONCATENATE(&quot;&lt;Row Tag='&quot;;[.A119];&quot;' Language='es_ES'&gt;&lt;Text&gt;&quot;;[.E119];&quot;&lt;/Text&gt;&lt;/Row&gt;&quot;)" office:value-type="string" office:string-value="&lt;Row Tag='LOC_TCS_ANTIQUITY_ARMYRANK_PREFIX_GREEK_6' Language='es_ES'&gt;&lt;Text&gt;Lochagos&lt;/Text&gt;&lt;/Row&gt;">
            <text:p>&lt;Row Tag='LOC_TCS_ANTIQUITY_ARMYRANK_PREFIX_GREEK_6' Language='es_ES'&gt;&lt;Text&gt;Lochagos&lt;/Text&gt;&lt;/Row&gt;</text:p>
          </table:table-cell>
          <table:table-cell office:value-type="string">
            <text:p>Lochagos</text:p>
          </table:table-cell>
          <table:table-cell table:formula="of:=CONCATENATE(&quot;&lt;Row Tag='&quot;;[.A119];&quot;' Language='it_IT'&gt;&lt;Text&gt;&quot;;[.G119];&quot;&lt;/Text&gt;&lt;/Row&gt;&quot;)" office:value-type="string" office:string-value="&lt;Row Tag='LOC_TCS_ANTIQUITY_ARMYRANK_PREFIX_GREEK_6' Language='it_IT'&gt;&lt;Text&gt;Lochagos&lt;/Text&gt;&lt;/Row&gt;">
            <text:p>&lt;Row Tag='LOC_TCS_ANTIQUITY_ARMYRANK_PREFIX_GREEK_6' Language='it_IT'&gt;&lt;Text&gt;Lochagos&lt;/Text&gt;&lt;/Row&gt;</text:p>
          </table:table-cell>
          <table:table-cell office:value-type="string">
            <text:p>ロカゴス</text:p>
          </table:table-cell>
          <table:table-cell table:formula="of:=CONCATENATE(&quot;&lt;Row Tag='&quot;;[.A119];&quot;' Language='ja_JP'&gt;&lt;Text&gt;&quot;;[.I119];&quot;&lt;/Text&gt;&lt;/Row&gt;&quot;)" office:value-type="string" office:string-value="&lt;Row Tag='LOC_TCS_ANTIQUITY_ARMYRANK_PREFIX_GREEK_6' Language='ja_JP'&gt;&lt;Text&gt;ロカゴス&lt;/Text&gt;&lt;/Row&gt;">
            <text:p>&lt;Row Tag='LOC_TCS_ANTIQUITY_ARMYRANK_PREFIX_GREEK_6' Language='ja_JP'&gt;&lt;Text&gt;ロカゴス&lt;/Text&gt;&lt;/Row&gt;</text:p>
          </table:table-cell>
          <table:table-cell office:value-type="string">
            <text:p>로카고스</text:p>
          </table:table-cell>
          <table:table-cell table:formula="of:=CONCATENATE(&quot;&lt;Row Tag='&quot;;[.A119];&quot;' Language='ko_KR'&gt;&lt;Text&gt;&quot;;[.K119];&quot;&lt;/Text&gt;&lt;/Row&gt;&quot;)" office:value-type="string" office:string-value="&lt;Row Tag='LOC_TCS_ANTIQUITY_ARMYRANK_PREFIX_GREEK_6' Language='ko_KR'&gt;&lt;Text&gt;로카고스&lt;/Text&gt;&lt;/Row&gt;">
            <text:p>&lt;Row Tag='LOC_TCS_ANTIQUITY_ARMYRANK_PREFIX_GREEK_6' Language='ko_KR'&gt;&lt;Text&gt;로카고스&lt;/Text&gt;&lt;/Row&gt;</text:p>
          </table:table-cell>
          <table:table-cell office:value-type="string">
            <text:p>Lochagos</text:p>
          </table:table-cell>
          <table:table-cell table:formula="of:=CONCATENATE(&quot;&lt;Row Tag='&quot;;[.A119];&quot;' Language='pl_PL'&gt;&lt;Text&gt;&quot;;[.M119];&quot;&lt;/Text&gt;&lt;/Row&gt;&quot;)" office:value-type="string" office:string-value="&lt;Row Tag='LOC_TCS_ANTIQUITY_ARMYRANK_PREFIX_GREEK_6' Language='pl_PL'&gt;&lt;Text&gt;Lochagos&lt;/Text&gt;&lt;/Row&gt;">
            <text:p>&lt;Row Tag='LOC_TCS_ANTIQUITY_ARMYRANK_PREFIX_GREEK_6' Language='pl_PL'&gt;&lt;Text&gt;Lochagos&lt;/Text&gt;&lt;/Row&gt;</text:p>
          </table:table-cell>
          <table:table-cell office:value-type="string">
            <text:p>Lochagos</text:p>
          </table:table-cell>
          <table:table-cell table:formula="of:=CONCATENATE(&quot;&lt;Row Tag='&quot;;[.A119];&quot;' Language='pt_BR'&gt;&lt;Text&gt;&quot;;[.O119];&quot;&lt;/Text&gt;&lt;/Row&gt;&quot;)" office:value-type="string" office:string-value="&lt;Row Tag='LOC_TCS_ANTIQUITY_ARMYRANK_PREFIX_GREEK_6' Language='pt_BR'&gt;&lt;Text&gt;Lochagos&lt;/Text&gt;&lt;/Row&gt;">
            <text:p>&lt;Row Tag='LOC_TCS_ANTIQUITY_ARMYRANK_PREFIX_GREEK_6' Language='pt_BR'&gt;&lt;Text&gt;Lochagos&lt;/Text&gt;&lt;/Row&gt;</text:p>
          </table:table-cell>
          <table:table-cell office:value-type="string">
            <text:p>Логос</text:p>
          </table:table-cell>
          <table:table-cell table:formula="of:=CONCATENATE(&quot;&lt;Row Tag='&quot;;[.A119];&quot;' Language='ru_RU'&gt;&lt;Text&gt;&quot;;[.Q119];&quot;&lt;/Text&gt;&lt;/Row&gt;&quot;)" office:value-type="string" office:string-value="&lt;Row Tag='LOC_TCS_ANTIQUITY_ARMYRANK_PREFIX_GREEK_6' Language='ru_RU'&gt;&lt;Text&gt;Логос&lt;/Text&gt;&lt;/Row&gt;">
            <text:p>&lt;Row Tag='LOC_TCS_ANTIQUITY_ARMYRANK_PREFIX_GREEK_6' Language='ru_RU'&gt;&lt;Text&gt;Логос&lt;/Text&gt;&lt;/Row&gt;</text:p>
          </table:table-cell>
          <table:table-cell office:value-type="string">
            <text:p>ロカゴス (Lochagos)</text:p>
          </table:table-cell>
          <table:table-cell table:formula="of:=CONCATENATE(&quot;&lt;Row Tag='&quot;;[.A119];&quot;' Language='zh_Hans_CN'&gt;&lt;Text&gt;&quot;;[.S119];&quot;&lt;/Text&gt;&lt;/Row&gt;&quot;)" office:value-type="string" office:string-value="&lt;Row Tag='LOC_TCS_ANTIQUITY_ARMYRANK_PREFIX_GREEK_6' Language='zh_Hans_CN'&gt;&lt;Text&gt;ロカゴス (Lochagos)&lt;/Text&gt;&lt;/Row&gt;">
            <text:p>&lt;Row Tag='LOC_TCS_ANTIQUITY_ARMYRANK_PREFIX_GREEK_6' Language='zh_Hans_CN'&gt;&lt;Text&gt;ロカゴス (Lochagos)&lt;/Text&gt;&lt;/Row&gt;</text:p>
          </table:table-cell>
        </table:table-row>
        <table:table-row table:style-name="ro3">
          <table:table-cell office:value-type="string">
            <text:p>LOC_TCS_ANTIQUITY_ARMYRANK_PREFIX_HAN_1</text:p>
          </table:table-cell>
          <table:table-cell office:value-type="string">
            <text:p>Jiangjun</text:p>
          </table:table-cell>
          <table:table-cell office:value-type="string">
            <text:p>Jiangjun</text:p>
          </table:table-cell>
          <table:table-cell table:formula="of:=CONCATENATE(&quot;&lt;Row Tag='&quot;;[.A120];&quot;' Language='de_DE'&gt;&lt;Text&gt;&quot;;[.C120];&quot;&lt;/Text&gt;&lt;/Row&gt;&quot;)" office:value-type="string" office:string-value="&lt;Row Tag='LOC_TCS_ANTIQUITY_ARMYRANK_PREFIX_HAN_1' Language='de_DE'&gt;&lt;Text&gt;Jiangjun&lt;/Text&gt;&lt;/Row&gt;">
            <text:p>&lt;Row Tag='LOC_TCS_ANTIQUITY_ARMYRANK_PREFIX_HAN_1' Language='de_DE'&gt;&lt;Text&gt;Jiangjun&lt;/Text&gt;&lt;/Row&gt;</text:p>
          </table:table-cell>
          <table:table-cell office:value-type="string">
            <text:p>Jiangjun</text:p>
          </table:table-cell>
          <table:table-cell table:formula="of:=CONCATENATE(&quot;&lt;Row Tag='&quot;;[.A120];&quot;' Language='es_ES'&gt;&lt;Text&gt;&quot;;[.E120];&quot;&lt;/Text&gt;&lt;/Row&gt;&quot;)" office:value-type="string" office:string-value="&lt;Row Tag='LOC_TCS_ANTIQUITY_ARMYRANK_PREFIX_HAN_1' Language='es_ES'&gt;&lt;Text&gt;Jiangjun&lt;/Text&gt;&lt;/Row&gt;">
            <text:p>&lt;Row Tag='LOC_TCS_ANTIQUITY_ARMYRANK_PREFIX_HAN_1' Language='es_ES'&gt;&lt;Text&gt;Jiangjun&lt;/Text&gt;&lt;/Row&gt;</text:p>
          </table:table-cell>
          <table:table-cell office:value-type="string">
            <text:p>Jiangjun</text:p>
          </table:table-cell>
          <table:table-cell table:formula="of:=CONCATENATE(&quot;&lt;Row Tag='&quot;;[.A120];&quot;' Language='it_IT'&gt;&lt;Text&gt;&quot;;[.G120];&quot;&lt;/Text&gt;&lt;/Row&gt;&quot;)" office:value-type="string" office:string-value="&lt;Row Tag='LOC_TCS_ANTIQUITY_ARMYRANK_PREFIX_HAN_1' Language='it_IT'&gt;&lt;Text&gt;Jiangjun&lt;/Text&gt;&lt;/Row&gt;">
            <text:p>&lt;Row Tag='LOC_TCS_ANTIQUITY_ARMYRANK_PREFIX_HAN_1' Language='it_IT'&gt;&lt;Text&gt;Jiangjun&lt;/Text&gt;&lt;/Row&gt;</text:p>
          </table:table-cell>
          <table:table-cell office:value-type="string">
            <text:p>将軍（しょうぐん）</text:p>
          </table:table-cell>
          <table:table-cell table:formula="of:=CONCATENATE(&quot;&lt;Row Tag='&quot;;[.A120];&quot;' Language='ja_JP'&gt;&lt;Text&gt;&quot;;[.I120];&quot;&lt;/Text&gt;&lt;/Row&gt;&quot;)" office:value-type="string" office:string-value="&lt;Row Tag='LOC_TCS_ANTIQUITY_ARMYRANK_PREFIX_HAN_1' Language='ja_JP'&gt;&lt;Text&gt;将軍（しょうぐん）&lt;/Text&gt;&lt;/Row&gt;">
            <text:p>&lt;Row Tag='LOC_TCS_ANTIQUITY_ARMYRANK_PREFIX_HAN_1' Language='ja_JP'&gt;&lt;Text&gt;将軍（しょうぐん）&lt;/Text&gt;&lt;/Row&gt;</text:p>
          </table:table-cell>
          <table:table-cell office:value-type="string">
            <text:p>장군 (將軍)</text:p>
          </table:table-cell>
          <table:table-cell table:formula="of:=CONCATENATE(&quot;&lt;Row Tag='&quot;;[.A120];&quot;' Language='ko_KR'&gt;&lt;Text&gt;&quot;;[.K120];&quot;&lt;/Text&gt;&lt;/Row&gt;&quot;)" office:value-type="string" office:string-value="&lt;Row Tag='LOC_TCS_ANTIQUITY_ARMYRANK_PREFIX_HAN_1' Language='ko_KR'&gt;&lt;Text&gt;장군 (將軍)&lt;/Text&gt;&lt;/Row&gt;">
            <text:p>&lt;Row Tag='LOC_TCS_ANTIQUITY_ARMYRANK_PREFIX_HAN_1' Language='ko_KR'&gt;&lt;Text&gt;장군 (將軍)&lt;/Text&gt;&lt;/Row&gt;</text:p>
          </table:table-cell>
          <table:table-cell office:value-type="string">
            <text:p>Jiangjun</text:p>
          </table:table-cell>
          <table:table-cell table:formula="of:=CONCATENATE(&quot;&lt;Row Tag='&quot;;[.A120];&quot;' Language='pl_PL'&gt;&lt;Text&gt;&quot;;[.M120];&quot;&lt;/Text&gt;&lt;/Row&gt;&quot;)" office:value-type="string" office:string-value="&lt;Row Tag='LOC_TCS_ANTIQUITY_ARMYRANK_PREFIX_HAN_1' Language='pl_PL'&gt;&lt;Text&gt;Jiangjun&lt;/Text&gt;&lt;/Row&gt;">
            <text:p>&lt;Row Tag='LOC_TCS_ANTIQUITY_ARMYRANK_PREFIX_HAN_1' Language='pl_PL'&gt;&lt;Text&gt;Jiangjun&lt;/Text&gt;&lt;/Row&gt;</text:p>
          </table:table-cell>
          <table:table-cell office:value-type="string">
            <text:p>Jiangjun</text:p>
          </table:table-cell>
          <table:table-cell table:formula="of:=CONCATENATE(&quot;&lt;Row Tag='&quot;;[.A120];&quot;' Language='pt_BR'&gt;&lt;Text&gt;&quot;;[.O120];&quot;&lt;/Text&gt;&lt;/Row&gt;&quot;)" office:value-type="string" office:string-value="&lt;Row Tag='LOC_TCS_ANTIQUITY_ARMYRANK_PREFIX_HAN_1' Language='pt_BR'&gt;&lt;Text&gt;Jiangjun&lt;/Text&gt;&lt;/Row&gt;">
            <text:p>&lt;Row Tag='LOC_TCS_ANTIQUITY_ARMYRANK_PREFIX_HAN_1' Language='pt_BR'&gt;&lt;Text&gt;Jiangjun&lt;/Text&gt;&lt;/Row&gt;</text:p>
          </table:table-cell>
          <table:table-cell office:value-type="string">
            <text:p>Цзянцзюнь</text:p>
          </table:table-cell>
          <table:table-cell table:formula="of:=CONCATENATE(&quot;&lt;Row Tag='&quot;;[.A120];&quot;' Language='ru_RU'&gt;&lt;Text&gt;&quot;;[.Q120];&quot;&lt;/Text&gt;&lt;/Row&gt;&quot;)" office:value-type="string" office:string-value="&lt;Row Tag='LOC_TCS_ANTIQUITY_ARMYRANK_PREFIX_HAN_1' Language='ru_RU'&gt;&lt;Text&gt;Цзянцзюнь&lt;/Text&gt;&lt;/Row&gt;">
            <text:p>&lt;Row Tag='LOC_TCS_ANTIQUITY_ARMYRANK_PREFIX_HAN_1' Language='ru_RU'&gt;&lt;Text&gt;Цзянцзюнь&lt;/Text&gt;&lt;/Row&gt;</text:p>
          </table:table-cell>
          <table:table-cell office:value-type="string">
            <text:p>将军</text:p>
          </table:table-cell>
          <table:table-cell table:formula="of:=CONCATENATE(&quot;&lt;Row Tag='&quot;;[.A120];&quot;' Language='zh_Hans_CN'&gt;&lt;Text&gt;&quot;;[.S120];&quot;&lt;/Text&gt;&lt;/Row&gt;&quot;)" office:value-type="string" office:string-value="&lt;Row Tag='LOC_TCS_ANTIQUITY_ARMYRANK_PREFIX_HAN_1' Language='zh_Hans_CN'&gt;&lt;Text&gt;将军&lt;/Text&gt;&lt;/Row&gt;">
            <text:p>&lt;Row Tag='LOC_TCS_ANTIQUITY_ARMYRANK_PREFIX_HAN_1' Language='zh_Hans_CN'&gt;&lt;Text&gt;将军&lt;/Text&gt;&lt;/Row&gt;</text:p>
          </table:table-cell>
        </table:table-row>
        <table:table-row table:style-name="ro3">
          <table:table-cell office:value-type="string">
            <text:p>LOC_TCS_ANTIQUITY_ARMYRANK_PREFIX_HAN_2</text:p>
          </table:table-cell>
          <table:table-cell office:value-type="string">
            <text:p>Pian Jiangjun</text:p>
          </table:table-cell>
          <table:table-cell office:value-type="string">
            <text:p>Pian Jiangjun</text:p>
          </table:table-cell>
          <table:table-cell table:formula="of:=CONCATENATE(&quot;&lt;Row Tag='&quot;;[.A121];&quot;' Language='de_DE'&gt;&lt;Text&gt;&quot;;[.C121];&quot;&lt;/Text&gt;&lt;/Row&gt;&quot;)" office:value-type="string" office:string-value="&lt;Row Tag='LOC_TCS_ANTIQUITY_ARMYRANK_PREFIX_HAN_2' Language='de_DE'&gt;&lt;Text&gt;Pian Jiangjun&lt;/Text&gt;&lt;/Row&gt;">
            <text:p>&lt;Row Tag='LOC_TCS_ANTIQUITY_ARMYRANK_PREFIX_HAN_2' Language='de_DE'&gt;&lt;Text&gt;Pian Jiangjun&lt;/Text&gt;&lt;/Row&gt;</text:p>
          </table:table-cell>
          <table:table-cell office:value-type="string">
            <text:p>Pian Jiangjun</text:p>
          </table:table-cell>
          <table:table-cell table:formula="of:=CONCATENATE(&quot;&lt;Row Tag='&quot;;[.A121];&quot;' Language='es_ES'&gt;&lt;Text&gt;&quot;;[.E121];&quot;&lt;/Text&gt;&lt;/Row&gt;&quot;)" office:value-type="string" office:string-value="&lt;Row Tag='LOC_TCS_ANTIQUITY_ARMYRANK_PREFIX_HAN_2' Language='es_ES'&gt;&lt;Text&gt;Pian Jiangjun&lt;/Text&gt;&lt;/Row&gt;">
            <text:p>&lt;Row Tag='LOC_TCS_ANTIQUITY_ARMYRANK_PREFIX_HAN_2' Language='es_ES'&gt;&lt;Text&gt;Pian Jiangjun&lt;/Text&gt;&lt;/Row&gt;</text:p>
          </table:table-cell>
          <table:table-cell office:value-type="string">
            <text:p>Pian Jiangjun</text:p>
          </table:table-cell>
          <table:table-cell table:formula="of:=CONCATENATE(&quot;&lt;Row Tag='&quot;;[.A121];&quot;' Language='it_IT'&gt;&lt;Text&gt;&quot;;[.G121];&quot;&lt;/Text&gt;&lt;/Row&gt;&quot;)" office:value-type="string" office:string-value="&lt;Row Tag='LOC_TCS_ANTIQUITY_ARMYRANK_PREFIX_HAN_2' Language='it_IT'&gt;&lt;Text&gt;Pian Jiangjun&lt;/Text&gt;&lt;/Row&gt;">
            <text:p>&lt;Row Tag='LOC_TCS_ANTIQUITY_ARMYRANK_PREFIX_HAN_2' Language='it_IT'&gt;&lt;Text&gt;Pian Jiangjun&lt;/Text&gt;&lt;/Row&gt;</text:p>
          </table:table-cell>
          <table:table-cell office:value-type="string">
            <text:p>偏将軍（へんしょうぐん）</text:p>
          </table:table-cell>
          <table:table-cell table:formula="of:=CONCATENATE(&quot;&lt;Row Tag='&quot;;[.A121];&quot;' Language='ja_JP'&gt;&lt;Text&gt;&quot;;[.I121];&quot;&lt;/Text&gt;&lt;/Row&gt;&quot;)" office:value-type="string" office:string-value="&lt;Row Tag='LOC_TCS_ANTIQUITY_ARMYRANK_PREFIX_HAN_2' Language='ja_JP'&gt;&lt;Text&gt;偏将軍（へんしょうぐん）&lt;/Text&gt;&lt;/Row&gt;">
            <text:p>&lt;Row Tag='LOC_TCS_ANTIQUITY_ARMYRANK_PREFIX_HAN_2' Language='ja_JP'&gt;&lt;Text&gt;偏将軍（へんしょうぐん）&lt;/Text&gt;&lt;/Row&gt;</text:p>
          </table:table-cell>
          <table:table-cell office:value-type="string">
            <text:p>편장군 (偏將軍)</text:p>
          </table:table-cell>
          <table:table-cell table:formula="of:=CONCATENATE(&quot;&lt;Row Tag='&quot;;[.A121];&quot;' Language='ko_KR'&gt;&lt;Text&gt;&quot;;[.K121];&quot;&lt;/Text&gt;&lt;/Row&gt;&quot;)" office:value-type="string" office:string-value="&lt;Row Tag='LOC_TCS_ANTIQUITY_ARMYRANK_PREFIX_HAN_2' Language='ko_KR'&gt;&lt;Text&gt;편장군 (偏將軍)&lt;/Text&gt;&lt;/Row&gt;">
            <text:p>&lt;Row Tag='LOC_TCS_ANTIQUITY_ARMYRANK_PREFIX_HAN_2' Language='ko_KR'&gt;&lt;Text&gt;편장군 (偏將軍)&lt;/Text&gt;&lt;/Row&gt;</text:p>
          </table:table-cell>
          <table:table-cell office:value-type="string">
            <text:p>Pian Jiangjun</text:p>
          </table:table-cell>
          <table:table-cell table:formula="of:=CONCATENATE(&quot;&lt;Row Tag='&quot;;[.A121];&quot;' Language='pl_PL'&gt;&lt;Text&gt;&quot;;[.M121];&quot;&lt;/Text&gt;&lt;/Row&gt;&quot;)" office:value-type="string" office:string-value="&lt;Row Tag='LOC_TCS_ANTIQUITY_ARMYRANK_PREFIX_HAN_2' Language='pl_PL'&gt;&lt;Text&gt;Pian Jiangjun&lt;/Text&gt;&lt;/Row&gt;">
            <text:p>&lt;Row Tag='LOC_TCS_ANTIQUITY_ARMYRANK_PREFIX_HAN_2' Language='pl_PL'&gt;&lt;Text&gt;Pian Jiangjun&lt;/Text&gt;&lt;/Row&gt;</text:p>
          </table:table-cell>
          <table:table-cell office:value-type="string">
            <text:p>Pian Jiangjun</text:p>
          </table:table-cell>
          <table:table-cell table:formula="of:=CONCATENATE(&quot;&lt;Row Tag='&quot;;[.A121];&quot;' Language='pt_BR'&gt;&lt;Text&gt;&quot;;[.O121];&quot;&lt;/Text&gt;&lt;/Row&gt;&quot;)" office:value-type="string" office:string-value="&lt;Row Tag='LOC_TCS_ANTIQUITY_ARMYRANK_PREFIX_HAN_2' Language='pt_BR'&gt;&lt;Text&gt;Pian Jiangjun&lt;/Text&gt;&lt;/Row&gt;">
            <text:p>&lt;Row Tag='LOC_TCS_ANTIQUITY_ARMYRANK_PREFIX_HAN_2' Language='pt_BR'&gt;&lt;Text&gt;Pian Jiangjun&lt;/Text&gt;&lt;/Row&gt;</text:p>
          </table:table-cell>
          <table:table-cell office:value-type="string">
            <text:p>Пянь Цзянцзюнь</text:p>
          </table:table-cell>
          <table:table-cell table:formula="of:=CONCATENATE(&quot;&lt;Row Tag='&quot;;[.A121];&quot;' Language='ru_RU'&gt;&lt;Text&gt;&quot;;[.Q121];&quot;&lt;/Text&gt;&lt;/Row&gt;&quot;)" office:value-type="string" office:string-value="&lt;Row Tag='LOC_TCS_ANTIQUITY_ARMYRANK_PREFIX_HAN_2' Language='ru_RU'&gt;&lt;Text&gt;Пянь Цзянцзюнь&lt;/Text&gt;&lt;/Row&gt;">
            <text:p>&lt;Row Tag='LOC_TCS_ANTIQUITY_ARMYRANK_PREFIX_HAN_2' Language='ru_RU'&gt;&lt;Text&gt;Пянь Цзянцзюнь&lt;/Text&gt;&lt;/Row&gt;</text:p>
          </table:table-cell>
          <table:table-cell office:value-type="string">
            <text:p>偏将军</text:p>
          </table:table-cell>
          <table:table-cell table:formula="of:=CONCATENATE(&quot;&lt;Row Tag='&quot;;[.A121];&quot;' Language='zh_Hans_CN'&gt;&lt;Text&gt;&quot;;[.S121];&quot;&lt;/Text&gt;&lt;/Row&gt;&quot;)" office:value-type="string" office:string-value="&lt;Row Tag='LOC_TCS_ANTIQUITY_ARMYRANK_PREFIX_HAN_2' Language='zh_Hans_CN'&gt;&lt;Text&gt;偏将军&lt;/Text&gt;&lt;/Row&gt;">
            <text:p>&lt;Row Tag='LOC_TCS_ANTIQUITY_ARMYRANK_PREFIX_HAN_2' Language='zh_Hans_CN'&gt;&lt;Text&gt;偏将军&lt;/Text&gt;&lt;/Row&gt;</text:p>
          </table:table-cell>
        </table:table-row>
        <table:table-row table:style-name="ro3">
          <table:table-cell office:value-type="string">
            <text:p>LOC_TCS_ANTIQUITY_ARMYRANK_PREFIX_HAN_3</text:p>
          </table:table-cell>
          <table:table-cell office:value-type="string">
            <text:p>Xiaowei</text:p>
          </table:table-cell>
          <table:table-cell office:value-type="string">
            <text:p>Xiaowei</text:p>
          </table:table-cell>
          <table:table-cell table:formula="of:=CONCATENATE(&quot;&lt;Row Tag='&quot;;[.A122];&quot;' Language='de_DE'&gt;&lt;Text&gt;&quot;;[.C122];&quot;&lt;/Text&gt;&lt;/Row&gt;&quot;)" office:value-type="string" office:string-value="&lt;Row Tag='LOC_TCS_ANTIQUITY_ARMYRANK_PREFIX_HAN_3' Language='de_DE'&gt;&lt;Text&gt;Xiaowei&lt;/Text&gt;&lt;/Row&gt;">
            <text:p>&lt;Row Tag='LOC_TCS_ANTIQUITY_ARMYRANK_PREFIX_HAN_3' Language='de_DE'&gt;&lt;Text&gt;Xiaowei&lt;/Text&gt;&lt;/Row&gt;</text:p>
          </table:table-cell>
          <table:table-cell office:value-type="string">
            <text:p>Xiaowei</text:p>
          </table:table-cell>
          <table:table-cell table:formula="of:=CONCATENATE(&quot;&lt;Row Tag='&quot;;[.A122];&quot;' Language='es_ES'&gt;&lt;Text&gt;&quot;;[.E122];&quot;&lt;/Text&gt;&lt;/Row&gt;&quot;)" office:value-type="string" office:string-value="&lt;Row Tag='LOC_TCS_ANTIQUITY_ARMYRANK_PREFIX_HAN_3' Language='es_ES'&gt;&lt;Text&gt;Xiaowei&lt;/Text&gt;&lt;/Row&gt;">
            <text:p>&lt;Row Tag='LOC_TCS_ANTIQUITY_ARMYRANK_PREFIX_HAN_3' Language='es_ES'&gt;&lt;Text&gt;Xiaowei&lt;/Text&gt;&lt;/Row&gt;</text:p>
          </table:table-cell>
          <table:table-cell office:value-type="string">
            <text:p>Xiaowei</text:p>
          </table:table-cell>
          <table:table-cell table:formula="of:=CONCATENATE(&quot;&lt;Row Tag='&quot;;[.A122];&quot;' Language='it_IT'&gt;&lt;Text&gt;&quot;;[.G122];&quot;&lt;/Text&gt;&lt;/Row&gt;&quot;)" office:value-type="string" office:string-value="&lt;Row Tag='LOC_TCS_ANTIQUITY_ARMYRANK_PREFIX_HAN_3' Language='it_IT'&gt;&lt;Text&gt;Xiaowei&lt;/Text&gt;&lt;/Row&gt;">
            <text:p>&lt;Row Tag='LOC_TCS_ANTIQUITY_ARMYRANK_PREFIX_HAN_3' Language='it_IT'&gt;&lt;Text&gt;Xiaowei&lt;/Text&gt;&lt;/Row&gt;</text:p>
          </table:table-cell>
          <table:table-cell office:value-type="string">
            <text:p>校尉（こうい）</text:p>
          </table:table-cell>
          <table:table-cell table:formula="of:=CONCATENATE(&quot;&lt;Row Tag='&quot;;[.A122];&quot;' Language='ja_JP'&gt;&lt;Text&gt;&quot;;[.I122];&quot;&lt;/Text&gt;&lt;/Row&gt;&quot;)" office:value-type="string" office:string-value="&lt;Row Tag='LOC_TCS_ANTIQUITY_ARMYRANK_PREFIX_HAN_3' Language='ja_JP'&gt;&lt;Text&gt;校尉（こうい）&lt;/Text&gt;&lt;/Row&gt;">
            <text:p>&lt;Row Tag='LOC_TCS_ANTIQUITY_ARMYRANK_PREFIX_HAN_3' Language='ja_JP'&gt;&lt;Text&gt;校尉（こうい）&lt;/Text&gt;&lt;/Row&gt;</text:p>
          </table:table-cell>
          <table:table-cell office:value-type="string">
            <text:p>교위 (校尉)</text:p>
          </table:table-cell>
          <table:table-cell table:formula="of:=CONCATENATE(&quot;&lt;Row Tag='&quot;;[.A122];&quot;' Language='ko_KR'&gt;&lt;Text&gt;&quot;;[.K122];&quot;&lt;/Text&gt;&lt;/Row&gt;&quot;)" office:value-type="string" office:string-value="&lt;Row Tag='LOC_TCS_ANTIQUITY_ARMYRANK_PREFIX_HAN_3' Language='ko_KR'&gt;&lt;Text&gt;교위 (校尉)&lt;/Text&gt;&lt;/Row&gt;">
            <text:p>&lt;Row Tag='LOC_TCS_ANTIQUITY_ARMYRANK_PREFIX_HAN_3' Language='ko_KR'&gt;&lt;Text&gt;교위 (校尉)&lt;/Text&gt;&lt;/Row&gt;</text:p>
          </table:table-cell>
          <table:table-cell office:value-type="string">
            <text:p>Xiaowei</text:p>
          </table:table-cell>
          <table:table-cell table:formula="of:=CONCATENATE(&quot;&lt;Row Tag='&quot;;[.A122];&quot;' Language='pl_PL'&gt;&lt;Text&gt;&quot;;[.M122];&quot;&lt;/Text&gt;&lt;/Row&gt;&quot;)" office:value-type="string" office:string-value="&lt;Row Tag='LOC_TCS_ANTIQUITY_ARMYRANK_PREFIX_HAN_3' Language='pl_PL'&gt;&lt;Text&gt;Xiaowei&lt;/Text&gt;&lt;/Row&gt;">
            <text:p>&lt;Row Tag='LOC_TCS_ANTIQUITY_ARMYRANK_PREFIX_HAN_3' Language='pl_PL'&gt;&lt;Text&gt;Xiaowei&lt;/Text&gt;&lt;/Row&gt;</text:p>
          </table:table-cell>
          <table:table-cell office:value-type="string">
            <text:p>Xiaowei</text:p>
          </table:table-cell>
          <table:table-cell table:formula="of:=CONCATENATE(&quot;&lt;Row Tag='&quot;;[.A122];&quot;' Language='pt_BR'&gt;&lt;Text&gt;&quot;;[.O122];&quot;&lt;/Text&gt;&lt;/Row&gt;&quot;)" office:value-type="string" office:string-value="&lt;Row Tag='LOC_TCS_ANTIQUITY_ARMYRANK_PREFIX_HAN_3' Language='pt_BR'&gt;&lt;Text&gt;Xiaowei&lt;/Text&gt;&lt;/Row&gt;">
            <text:p>&lt;Row Tag='LOC_TCS_ANTIQUITY_ARMYRANK_PREFIX_HAN_3' Language='pt_BR'&gt;&lt;Text&gt;Xiaowei&lt;/Text&gt;&lt;/Row&gt;</text:p>
          </table:table-cell>
          <table:table-cell office:value-type="string">
            <text:p>Сяовэй</text:p>
          </table:table-cell>
          <table:table-cell table:formula="of:=CONCATENATE(&quot;&lt;Row Tag='&quot;;[.A122];&quot;' Language='ru_RU'&gt;&lt;Text&gt;&quot;;[.Q122];&quot;&lt;/Text&gt;&lt;/Row&gt;&quot;)" office:value-type="string" office:string-value="&lt;Row Tag='LOC_TCS_ANTIQUITY_ARMYRANK_PREFIX_HAN_3' Language='ru_RU'&gt;&lt;Text&gt;Сяовэй&lt;/Text&gt;&lt;/Row&gt;">
            <text:p>&lt;Row Tag='LOC_TCS_ANTIQUITY_ARMYRANK_PREFIX_HAN_3' Language='ru_RU'&gt;&lt;Text&gt;Сяовэй&lt;/Text&gt;&lt;/Row&gt;</text:p>
          </table:table-cell>
          <table:table-cell office:value-type="string">
            <text:p>校尉</text:p>
          </table:table-cell>
          <table:table-cell table:formula="of:=CONCATENATE(&quot;&lt;Row Tag='&quot;;[.A122];&quot;' Language='zh_Hans_CN'&gt;&lt;Text&gt;&quot;;[.S122];&quot;&lt;/Text&gt;&lt;/Row&gt;&quot;)" office:value-type="string" office:string-value="&lt;Row Tag='LOC_TCS_ANTIQUITY_ARMYRANK_PREFIX_HAN_3' Language='zh_Hans_CN'&gt;&lt;Text&gt;校尉&lt;/Text&gt;&lt;/Row&gt;">
            <text:p>&lt;Row Tag='LOC_TCS_ANTIQUITY_ARMYRANK_PREFIX_HAN_3' Language='zh_Hans_CN'&gt;&lt;Text&gt;校尉&lt;/Text&gt;&lt;/Row&gt;</text:p>
          </table:table-cell>
        </table:table-row>
        <table:table-row table:style-name="ro3">
          <table:table-cell office:value-type="string">
            <text:p>LOC_TCS_ANTIQUITY_ARMYRANK_PREFIX_HAN_4</text:p>
          </table:table-cell>
          <table:table-cell office:value-type="string">
            <text:p>Sima</text:p>
          </table:table-cell>
          <table:table-cell office:value-type="string">
            <text:p>Sima</text:p>
          </table:table-cell>
          <table:table-cell table:formula="of:=CONCATENATE(&quot;&lt;Row Tag='&quot;;[.A123];&quot;' Language='de_DE'&gt;&lt;Text&gt;&quot;;[.C123];&quot;&lt;/Text&gt;&lt;/Row&gt;&quot;)" office:value-type="string" office:string-value="&lt;Row Tag='LOC_TCS_ANTIQUITY_ARMYRANK_PREFIX_HAN_4' Language='de_DE'&gt;&lt;Text&gt;Sima&lt;/Text&gt;&lt;/Row&gt;">
            <text:p>&lt;Row Tag='LOC_TCS_ANTIQUITY_ARMYRANK_PREFIX_HAN_4' Language='de_DE'&gt;&lt;Text&gt;Sima&lt;/Text&gt;&lt;/Row&gt;</text:p>
          </table:table-cell>
          <table:table-cell office:value-type="string">
            <text:p>Sima</text:p>
          </table:table-cell>
          <table:table-cell table:formula="of:=CONCATENATE(&quot;&lt;Row Tag='&quot;;[.A123];&quot;' Language='es_ES'&gt;&lt;Text&gt;&quot;;[.E123];&quot;&lt;/Text&gt;&lt;/Row&gt;&quot;)" office:value-type="string" office:string-value="&lt;Row Tag='LOC_TCS_ANTIQUITY_ARMYRANK_PREFIX_HAN_4' Language='es_ES'&gt;&lt;Text&gt;Sima&lt;/Text&gt;&lt;/Row&gt;">
            <text:p>&lt;Row Tag='LOC_TCS_ANTIQUITY_ARMYRANK_PREFIX_HAN_4' Language='es_ES'&gt;&lt;Text&gt;Sima&lt;/Text&gt;&lt;/Row&gt;</text:p>
          </table:table-cell>
          <table:table-cell office:value-type="string">
            <text:p>Sima</text:p>
          </table:table-cell>
          <table:table-cell table:formula="of:=CONCATENATE(&quot;&lt;Row Tag='&quot;;[.A123];&quot;' Language='it_IT'&gt;&lt;Text&gt;&quot;;[.G123];&quot;&lt;/Text&gt;&lt;/Row&gt;&quot;)" office:value-type="string" office:string-value="&lt;Row Tag='LOC_TCS_ANTIQUITY_ARMYRANK_PREFIX_HAN_4' Language='it_IT'&gt;&lt;Text&gt;Sima&lt;/Text&gt;&lt;/Row&gt;">
            <text:p>&lt;Row Tag='LOC_TCS_ANTIQUITY_ARMYRANK_PREFIX_HAN_4' Language='it_IT'&gt;&lt;Text&gt;Sima&lt;/Text&gt;&lt;/Row&gt;</text:p>
          </table:table-cell>
          <table:table-cell office:value-type="string">
            <text:p>司馬（しば）</text:p>
          </table:table-cell>
          <table:table-cell table:formula="of:=CONCATENATE(&quot;&lt;Row Tag='&quot;;[.A123];&quot;' Language='ja_JP'&gt;&lt;Text&gt;&quot;;[.I123];&quot;&lt;/Text&gt;&lt;/Row&gt;&quot;)" office:value-type="string" office:string-value="&lt;Row Tag='LOC_TCS_ANTIQUITY_ARMYRANK_PREFIX_HAN_4' Language='ja_JP'&gt;&lt;Text&gt;司馬（しば）&lt;/Text&gt;&lt;/Row&gt;">
            <text:p>&lt;Row Tag='LOC_TCS_ANTIQUITY_ARMYRANK_PREFIX_HAN_4' Language='ja_JP'&gt;&lt;Text&gt;司馬（しば）&lt;/Text&gt;&lt;/Row&gt;</text:p>
          </table:table-cell>
          <table:table-cell office:value-type="string">
            <text:p>사마 (司馬)</text:p>
          </table:table-cell>
          <table:table-cell table:formula="of:=CONCATENATE(&quot;&lt;Row Tag='&quot;;[.A123];&quot;' Language='ko_KR'&gt;&lt;Text&gt;&quot;;[.K123];&quot;&lt;/Text&gt;&lt;/Row&gt;&quot;)" office:value-type="string" office:string-value="&lt;Row Tag='LOC_TCS_ANTIQUITY_ARMYRANK_PREFIX_HAN_4' Language='ko_KR'&gt;&lt;Text&gt;사마 (司馬)&lt;/Text&gt;&lt;/Row&gt;">
            <text:p>&lt;Row Tag='LOC_TCS_ANTIQUITY_ARMYRANK_PREFIX_HAN_4' Language='ko_KR'&gt;&lt;Text&gt;사마 (司馬)&lt;/Text&gt;&lt;/Row&gt;</text:p>
          </table:table-cell>
          <table:table-cell office:value-type="string">
            <text:p>Sima</text:p>
          </table:table-cell>
          <table:table-cell table:formula="of:=CONCATENATE(&quot;&lt;Row Tag='&quot;;[.A123];&quot;' Language='pl_PL'&gt;&lt;Text&gt;&quot;;[.M123];&quot;&lt;/Text&gt;&lt;/Row&gt;&quot;)" office:value-type="string" office:string-value="&lt;Row Tag='LOC_TCS_ANTIQUITY_ARMYRANK_PREFIX_HAN_4' Language='pl_PL'&gt;&lt;Text&gt;Sima&lt;/Text&gt;&lt;/Row&gt;">
            <text:p>&lt;Row Tag='LOC_TCS_ANTIQUITY_ARMYRANK_PREFIX_HAN_4' Language='pl_PL'&gt;&lt;Text&gt;Sima&lt;/Text&gt;&lt;/Row&gt;</text:p>
          </table:table-cell>
          <table:table-cell office:value-type="string">
            <text:p>Sima</text:p>
          </table:table-cell>
          <table:table-cell table:formula="of:=CONCATENATE(&quot;&lt;Row Tag='&quot;;[.A123];&quot;' Language='pt_BR'&gt;&lt;Text&gt;&quot;;[.O123];&quot;&lt;/Text&gt;&lt;/Row&gt;&quot;)" office:value-type="string" office:string-value="&lt;Row Tag='LOC_TCS_ANTIQUITY_ARMYRANK_PREFIX_HAN_4' Language='pt_BR'&gt;&lt;Text&gt;Sima&lt;/Text&gt;&lt;/Row&gt;">
            <text:p>&lt;Row Tag='LOC_TCS_ANTIQUITY_ARMYRANK_PREFIX_HAN_4' Language='pt_BR'&gt;&lt;Text&gt;Sima&lt;/Text&gt;&lt;/Row&gt;</text:p>
          </table:table-cell>
          <table:table-cell office:value-type="string">
            <text:p>Сыма</text:p>
          </table:table-cell>
          <table:table-cell table:formula="of:=CONCATENATE(&quot;&lt;Row Tag='&quot;;[.A123];&quot;' Language='ru_RU'&gt;&lt;Text&gt;&quot;;[.Q123];&quot;&lt;/Text&gt;&lt;/Row&gt;&quot;)" office:value-type="string" office:string-value="&lt;Row Tag='LOC_TCS_ANTIQUITY_ARMYRANK_PREFIX_HAN_4' Language='ru_RU'&gt;&lt;Text&gt;Сыма&lt;/Text&gt;&lt;/Row&gt;">
            <text:p>&lt;Row Tag='LOC_TCS_ANTIQUITY_ARMYRANK_PREFIX_HAN_4' Language='ru_RU'&gt;&lt;Text&gt;Сыма&lt;/Text&gt;&lt;/Row&gt;</text:p>
          </table:table-cell>
          <table:table-cell office:value-type="string">
            <text:p>司马</text:p>
          </table:table-cell>
          <table:table-cell table:formula="of:=CONCATENATE(&quot;&lt;Row Tag='&quot;;[.A123];&quot;' Language='zh_Hans_CN'&gt;&lt;Text&gt;&quot;;[.S123];&quot;&lt;/Text&gt;&lt;/Row&gt;&quot;)" office:value-type="string" office:string-value="&lt;Row Tag='LOC_TCS_ANTIQUITY_ARMYRANK_PREFIX_HAN_4' Language='zh_Hans_CN'&gt;&lt;Text&gt;司马&lt;/Text&gt;&lt;/Row&gt;">
            <text:p>&lt;Row Tag='LOC_TCS_ANTIQUITY_ARMYRANK_PREFIX_HAN_4' Language='zh_Hans_CN'&gt;&lt;Text&gt;司马&lt;/Text&gt;&lt;/Row&gt;</text:p>
          </table:table-cell>
        </table:table-row>
        <table:table-row table:style-name="ro3">
          <table:table-cell office:value-type="string">
            <text:p>LOC_TCS_ANTIQUITY_ARMYRANK_PREFIX_HAN_5</text:p>
          </table:table-cell>
          <table:table-cell office:value-type="string">
            <text:p>Junhou</text:p>
          </table:table-cell>
          <table:table-cell office:value-type="string">
            <text:p>Junhou</text:p>
          </table:table-cell>
          <table:table-cell table:formula="of:=CONCATENATE(&quot;&lt;Row Tag='&quot;;[.A124];&quot;' Language='de_DE'&gt;&lt;Text&gt;&quot;;[.C124];&quot;&lt;/Text&gt;&lt;/Row&gt;&quot;)" office:value-type="string" office:string-value="&lt;Row Tag='LOC_TCS_ANTIQUITY_ARMYRANK_PREFIX_HAN_5' Language='de_DE'&gt;&lt;Text&gt;Junhou&lt;/Text&gt;&lt;/Row&gt;">
            <text:p>&lt;Row Tag='LOC_TCS_ANTIQUITY_ARMYRANK_PREFIX_HAN_5' Language='de_DE'&gt;&lt;Text&gt;Junhou&lt;/Text&gt;&lt;/Row&gt;</text:p>
          </table:table-cell>
          <table:table-cell office:value-type="string">
            <text:p>Junhou</text:p>
          </table:table-cell>
          <table:table-cell table:formula="of:=CONCATENATE(&quot;&lt;Row Tag='&quot;;[.A124];&quot;' Language='es_ES'&gt;&lt;Text&gt;&quot;;[.E124];&quot;&lt;/Text&gt;&lt;/Row&gt;&quot;)" office:value-type="string" office:string-value="&lt;Row Tag='LOC_TCS_ANTIQUITY_ARMYRANK_PREFIX_HAN_5' Language='es_ES'&gt;&lt;Text&gt;Junhou&lt;/Text&gt;&lt;/Row&gt;">
            <text:p>&lt;Row Tag='LOC_TCS_ANTIQUITY_ARMYRANK_PREFIX_HAN_5' Language='es_ES'&gt;&lt;Text&gt;Junhou&lt;/Text&gt;&lt;/Row&gt;</text:p>
          </table:table-cell>
          <table:table-cell office:value-type="string">
            <text:p>Junhou</text:p>
          </table:table-cell>
          <table:table-cell table:formula="of:=CONCATENATE(&quot;&lt;Row Tag='&quot;;[.A124];&quot;' Language='it_IT'&gt;&lt;Text&gt;&quot;;[.G124];&quot;&lt;/Text&gt;&lt;/Row&gt;&quot;)" office:value-type="string" office:string-value="&lt;Row Tag='LOC_TCS_ANTIQUITY_ARMYRANK_PREFIX_HAN_5' Language='it_IT'&gt;&lt;Text&gt;Junhou&lt;/Text&gt;&lt;/Row&gt;">
            <text:p>&lt;Row Tag='LOC_TCS_ANTIQUITY_ARMYRANK_PREFIX_HAN_5' Language='it_IT'&gt;&lt;Text&gt;Junhou&lt;/Text&gt;&lt;/Row&gt;</text:p>
          </table:table-cell>
          <table:table-cell office:value-type="string">
            <text:p>軍候（ぐんこう）</text:p>
          </table:table-cell>
          <table:table-cell table:formula="of:=CONCATENATE(&quot;&lt;Row Tag='&quot;;[.A124];&quot;' Language='ja_JP'&gt;&lt;Text&gt;&quot;;[.I124];&quot;&lt;/Text&gt;&lt;/Row&gt;&quot;)" office:value-type="string" office:string-value="&lt;Row Tag='LOC_TCS_ANTIQUITY_ARMYRANK_PREFIX_HAN_5' Language='ja_JP'&gt;&lt;Text&gt;軍候（ぐんこう）&lt;/Text&gt;&lt;/Row&gt;">
            <text:p>&lt;Row Tag='LOC_TCS_ANTIQUITY_ARMYRANK_PREFIX_HAN_5' Language='ja_JP'&gt;&lt;Text&gt;軍候（ぐんこう）&lt;/Text&gt;&lt;/Row&gt;</text:p>
          </table:table-cell>
          <table:table-cell office:value-type="string">
            <text:p>군후 (軍候)</text:p>
          </table:table-cell>
          <table:table-cell table:formula="of:=CONCATENATE(&quot;&lt;Row Tag='&quot;;[.A124];&quot;' Language='ko_KR'&gt;&lt;Text&gt;&quot;;[.K124];&quot;&lt;/Text&gt;&lt;/Row&gt;&quot;)" office:value-type="string" office:string-value="&lt;Row Tag='LOC_TCS_ANTIQUITY_ARMYRANK_PREFIX_HAN_5' Language='ko_KR'&gt;&lt;Text&gt;군후 (軍候)&lt;/Text&gt;&lt;/Row&gt;">
            <text:p>&lt;Row Tag='LOC_TCS_ANTIQUITY_ARMYRANK_PREFIX_HAN_5' Language='ko_KR'&gt;&lt;Text&gt;군후 (軍候)&lt;/Text&gt;&lt;/Row&gt;</text:p>
          </table:table-cell>
          <table:table-cell office:value-type="string">
            <text:p>Junhou</text:p>
          </table:table-cell>
          <table:table-cell table:formula="of:=CONCATENATE(&quot;&lt;Row Tag='&quot;;[.A124];&quot;' Language='pl_PL'&gt;&lt;Text&gt;&quot;;[.M124];&quot;&lt;/Text&gt;&lt;/Row&gt;&quot;)" office:value-type="string" office:string-value="&lt;Row Tag='LOC_TCS_ANTIQUITY_ARMYRANK_PREFIX_HAN_5' Language='pl_PL'&gt;&lt;Text&gt;Junhou&lt;/Text&gt;&lt;/Row&gt;">
            <text:p>&lt;Row Tag='LOC_TCS_ANTIQUITY_ARMYRANK_PREFIX_HAN_5' Language='pl_PL'&gt;&lt;Text&gt;Junhou&lt;/Text&gt;&lt;/Row&gt;</text:p>
          </table:table-cell>
          <table:table-cell office:value-type="string">
            <text:p>Junhou</text:p>
          </table:table-cell>
          <table:table-cell table:formula="of:=CONCATENATE(&quot;&lt;Row Tag='&quot;;[.A124];&quot;' Language='pt_BR'&gt;&lt;Text&gt;&quot;;[.O124];&quot;&lt;/Text&gt;&lt;/Row&gt;&quot;)" office:value-type="string" office:string-value="&lt;Row Tag='LOC_TCS_ANTIQUITY_ARMYRANK_PREFIX_HAN_5' Language='pt_BR'&gt;&lt;Text&gt;Junhou&lt;/Text&gt;&lt;/Row&gt;">
            <text:p>&lt;Row Tag='LOC_TCS_ANTIQUITY_ARMYRANK_PREFIX_HAN_5' Language='pt_BR'&gt;&lt;Text&gt;Junhou&lt;/Text&gt;&lt;/Row&gt;</text:p>
          </table:table-cell>
          <table:table-cell office:value-type="string">
            <text:p>Цзюньхоу</text:p>
          </table:table-cell>
          <table:table-cell table:formula="of:=CONCATENATE(&quot;&lt;Row Tag='&quot;;[.A124];&quot;' Language='ru_RU'&gt;&lt;Text&gt;&quot;;[.Q124];&quot;&lt;/Text&gt;&lt;/Row&gt;&quot;)" office:value-type="string" office:string-value="&lt;Row Tag='LOC_TCS_ANTIQUITY_ARMYRANK_PREFIX_HAN_5' Language='ru_RU'&gt;&lt;Text&gt;Цзюньхоу&lt;/Text&gt;&lt;/Row&gt;">
            <text:p>&lt;Row Tag='LOC_TCS_ANTIQUITY_ARMYRANK_PREFIX_HAN_5' Language='ru_RU'&gt;&lt;Text&gt;Цзюньхоу&lt;/Text&gt;&lt;/Row&gt;</text:p>
          </table:table-cell>
          <table:table-cell office:value-type="string">
            <text:p>军候</text:p>
          </table:table-cell>
          <table:table-cell table:formula="of:=CONCATENATE(&quot;&lt;Row Tag='&quot;;[.A124];&quot;' Language='zh_Hans_CN'&gt;&lt;Text&gt;&quot;;[.S124];&quot;&lt;/Text&gt;&lt;/Row&gt;&quot;)" office:value-type="string" office:string-value="&lt;Row Tag='LOC_TCS_ANTIQUITY_ARMYRANK_PREFIX_HAN_5' Language='zh_Hans_CN'&gt;&lt;Text&gt;军候&lt;/Text&gt;&lt;/Row&gt;">
            <text:p>&lt;Row Tag='LOC_TCS_ANTIQUITY_ARMYRANK_PREFIX_HAN_5' Language='zh_Hans_CN'&gt;&lt;Text&gt;军候&lt;/Text&gt;&lt;/Row&gt;</text:p>
          </table:table-cell>
        </table:table-row>
        <table:table-row table:style-name="ro3">
          <table:table-cell office:value-type="string">
            <text:p>LOC_TCS_ANTIQUITY_ARMYRANK_PREFIX_HAN_6</text:p>
          </table:table-cell>
          <table:table-cell office:value-type="string">
            <text:p>Duwei</text:p>
          </table:table-cell>
          <table:table-cell office:value-type="string">
            <text:p>Duwei</text:p>
          </table:table-cell>
          <table:table-cell table:formula="of:=CONCATENATE(&quot;&lt;Row Tag='&quot;;[.A125];&quot;' Language='de_DE'&gt;&lt;Text&gt;&quot;;[.C125];&quot;&lt;/Text&gt;&lt;/Row&gt;&quot;)" office:value-type="string" office:string-value="&lt;Row Tag='LOC_TCS_ANTIQUITY_ARMYRANK_PREFIX_HAN_6' Language='de_DE'&gt;&lt;Text&gt;Duwei&lt;/Text&gt;&lt;/Row&gt;">
            <text:p>&lt;Row Tag='LOC_TCS_ANTIQUITY_ARMYRANK_PREFIX_HAN_6' Language='de_DE'&gt;&lt;Text&gt;Duwei&lt;/Text&gt;&lt;/Row&gt;</text:p>
          </table:table-cell>
          <table:table-cell office:value-type="string">
            <text:p>Duwei</text:p>
          </table:table-cell>
          <table:table-cell table:formula="of:=CONCATENATE(&quot;&lt;Row Tag='&quot;;[.A125];&quot;' Language='es_ES'&gt;&lt;Text&gt;&quot;;[.E125];&quot;&lt;/Text&gt;&lt;/Row&gt;&quot;)" office:value-type="string" office:string-value="&lt;Row Tag='LOC_TCS_ANTIQUITY_ARMYRANK_PREFIX_HAN_6' Language='es_ES'&gt;&lt;Text&gt;Duwei&lt;/Text&gt;&lt;/Row&gt;">
            <text:p>&lt;Row Tag='LOC_TCS_ANTIQUITY_ARMYRANK_PREFIX_HAN_6' Language='es_ES'&gt;&lt;Text&gt;Duwei&lt;/Text&gt;&lt;/Row&gt;</text:p>
          </table:table-cell>
          <table:table-cell office:value-type="string">
            <text:p>Duwei</text:p>
          </table:table-cell>
          <table:table-cell table:formula="of:=CONCATENATE(&quot;&lt;Row Tag='&quot;;[.A125];&quot;' Language='it_IT'&gt;&lt;Text&gt;&quot;;[.G125];&quot;&lt;/Text&gt;&lt;/Row&gt;&quot;)" office:value-type="string" office:string-value="&lt;Row Tag='LOC_TCS_ANTIQUITY_ARMYRANK_PREFIX_HAN_6' Language='it_IT'&gt;&lt;Text&gt;Duwei&lt;/Text&gt;&lt;/Row&gt;">
            <text:p>&lt;Row Tag='LOC_TCS_ANTIQUITY_ARMYRANK_PREFIX_HAN_6' Language='it_IT'&gt;&lt;Text&gt;Duwei&lt;/Text&gt;&lt;/Row&gt;</text:p>
          </table:table-cell>
          <table:table-cell office:value-type="string">
            <text:p>都尉（とい）</text:p>
          </table:table-cell>
          <table:table-cell table:formula="of:=CONCATENATE(&quot;&lt;Row Tag='&quot;;[.A125];&quot;' Language='ja_JP'&gt;&lt;Text&gt;&quot;;[.I125];&quot;&lt;/Text&gt;&lt;/Row&gt;&quot;)" office:value-type="string" office:string-value="&lt;Row Tag='LOC_TCS_ANTIQUITY_ARMYRANK_PREFIX_HAN_6' Language='ja_JP'&gt;&lt;Text&gt;都尉（とい）&lt;/Text&gt;&lt;/Row&gt;">
            <text:p>&lt;Row Tag='LOC_TCS_ANTIQUITY_ARMYRANK_PREFIX_HAN_6' Language='ja_JP'&gt;&lt;Text&gt;都尉（とい）&lt;/Text&gt;&lt;/Row&gt;</text:p>
          </table:table-cell>
          <table:table-cell office:value-type="string">
            <text:p>도위 (都尉)</text:p>
          </table:table-cell>
          <table:table-cell table:formula="of:=CONCATENATE(&quot;&lt;Row Tag='&quot;;[.A125];&quot;' Language='ko_KR'&gt;&lt;Text&gt;&quot;;[.K125];&quot;&lt;/Text&gt;&lt;/Row&gt;&quot;)" office:value-type="string" office:string-value="&lt;Row Tag='LOC_TCS_ANTIQUITY_ARMYRANK_PREFIX_HAN_6' Language='ko_KR'&gt;&lt;Text&gt;도위 (都尉)&lt;/Text&gt;&lt;/Row&gt;">
            <text:p>&lt;Row Tag='LOC_TCS_ANTIQUITY_ARMYRANK_PREFIX_HAN_6' Language='ko_KR'&gt;&lt;Text&gt;도위 (都尉)&lt;/Text&gt;&lt;/Row&gt;</text:p>
          </table:table-cell>
          <table:table-cell office:value-type="string">
            <text:p>Duwei</text:p>
          </table:table-cell>
          <table:table-cell table:formula="of:=CONCATENATE(&quot;&lt;Row Tag='&quot;;[.A125];&quot;' Language='pl_PL'&gt;&lt;Text&gt;&quot;;[.M125];&quot;&lt;/Text&gt;&lt;/Row&gt;&quot;)" office:value-type="string" office:string-value="&lt;Row Tag='LOC_TCS_ANTIQUITY_ARMYRANK_PREFIX_HAN_6' Language='pl_PL'&gt;&lt;Text&gt;Duwei&lt;/Text&gt;&lt;/Row&gt;">
            <text:p>&lt;Row Tag='LOC_TCS_ANTIQUITY_ARMYRANK_PREFIX_HAN_6' Language='pl_PL'&gt;&lt;Text&gt;Duwei&lt;/Text&gt;&lt;/Row&gt;</text:p>
          </table:table-cell>
          <table:table-cell office:value-type="string">
            <text:p>Duwei</text:p>
          </table:table-cell>
          <table:table-cell table:formula="of:=CONCATENATE(&quot;&lt;Row Tag='&quot;;[.A125];&quot;' Language='pt_BR'&gt;&lt;Text&gt;&quot;;[.O125];&quot;&lt;/Text&gt;&lt;/Row&gt;&quot;)" office:value-type="string" office:string-value="&lt;Row Tag='LOC_TCS_ANTIQUITY_ARMYRANK_PREFIX_HAN_6' Language='pt_BR'&gt;&lt;Text&gt;Duwei&lt;/Text&gt;&lt;/Row&gt;">
            <text:p>&lt;Row Tag='LOC_TCS_ANTIQUITY_ARMYRANK_PREFIX_HAN_6' Language='pt_BR'&gt;&lt;Text&gt;Duwei&lt;/Text&gt;&lt;/Row&gt;</text:p>
          </table:table-cell>
          <table:table-cell office:value-type="string">
            <text:p>Дувэй</text:p>
          </table:table-cell>
          <table:table-cell table:formula="of:=CONCATENATE(&quot;&lt;Row Tag='&quot;;[.A125];&quot;' Language='ru_RU'&gt;&lt;Text&gt;&quot;;[.Q125];&quot;&lt;/Text&gt;&lt;/Row&gt;&quot;)" office:value-type="string" office:string-value="&lt;Row Tag='LOC_TCS_ANTIQUITY_ARMYRANK_PREFIX_HAN_6' Language='ru_RU'&gt;&lt;Text&gt;Дувэй&lt;/Text&gt;&lt;/Row&gt;">
            <text:p>&lt;Row Tag='LOC_TCS_ANTIQUITY_ARMYRANK_PREFIX_HAN_6' Language='ru_RU'&gt;&lt;Text&gt;Дувэй&lt;/Text&gt;&lt;/Row&gt;</text:p>
          </table:table-cell>
          <table:table-cell office:value-type="string">
            <text:p>都尉</text:p>
          </table:table-cell>
          <table:table-cell table:formula="of:=CONCATENATE(&quot;&lt;Row Tag='&quot;;[.A125];&quot;' Language='zh_Hans_CN'&gt;&lt;Text&gt;&quot;;[.S125];&quot;&lt;/Text&gt;&lt;/Row&gt;&quot;)" office:value-type="string" office:string-value="&lt;Row Tag='LOC_TCS_ANTIQUITY_ARMYRANK_PREFIX_HAN_6' Language='zh_Hans_CN'&gt;&lt;Text&gt;都尉&lt;/Text&gt;&lt;/Row&gt;">
            <text:p>&lt;Row Tag='LOC_TCS_ANTIQUITY_ARMYRANK_PREFIX_HAN_6' Language='zh_Hans_CN'&gt;&lt;Text&gt;都尉&lt;/Text&gt;&lt;/Row&gt;</text:p>
          </table:table-cell>
        </table:table-row>
        <table:table-row table:style-name="ro3">
          <table:table-cell office:value-type="string">
            <text:p>LOC_TCS_ANTIQUITY_ARMYRANK_PREFIX_PERSIA_1</text:p>
          </table:table-cell>
          <table:table-cell office:value-type="string">
            <text:p>Spāhbad</text:p>
          </table:table-cell>
          <table:table-cell office:value-type="string">
            <text:p>Spāhbad</text:p>
          </table:table-cell>
          <table:table-cell table:formula="of:=CONCATENATE(&quot;&lt;Row Tag='&quot;;[.A126];&quot;' Language='de_DE'&gt;&lt;Text&gt;&quot;;[.C126];&quot;&lt;/Text&gt;&lt;/Row&gt;&quot;)" office:value-type="string" office:string-value="&lt;Row Tag='LOC_TCS_ANTIQUITY_ARMYRANK_PREFIX_PERSIA_1' Language='de_DE'&gt;&lt;Text&gt;Spāhbad&lt;/Text&gt;&lt;/Row&gt;">
            <text:p>&lt;Row Tag='LOC_TCS_ANTIQUITY_ARMYRANK_PREFIX_PERSIA_1' Language='de_DE'&gt;&lt;Text&gt;Spāhbad&lt;/Text&gt;&lt;/Row&gt;</text:p>
          </table:table-cell>
          <table:table-cell office:value-type="string">
            <text:p>Spāhbad</text:p>
          </table:table-cell>
          <table:table-cell table:formula="of:=CONCATENATE(&quot;&lt;Row Tag='&quot;;[.A126];&quot;' Language='es_ES'&gt;&lt;Text&gt;&quot;;[.E126];&quot;&lt;/Text&gt;&lt;/Row&gt;&quot;)" office:value-type="string" office:string-value="&lt;Row Tag='LOC_TCS_ANTIQUITY_ARMYRANK_PREFIX_PERSIA_1' Language='es_ES'&gt;&lt;Text&gt;Spāhbad&lt;/Text&gt;&lt;/Row&gt;">
            <text:p>&lt;Row Tag='LOC_TCS_ANTIQUITY_ARMYRANK_PREFIX_PERSIA_1' Language='es_ES'&gt;&lt;Text&gt;Spāhbad&lt;/Text&gt;&lt;/Row&gt;</text:p>
          </table:table-cell>
          <table:table-cell office:value-type="string">
            <text:p>Spāhbad</text:p>
          </table:table-cell>
          <table:table-cell table:formula="of:=CONCATENATE(&quot;&lt;Row Tag='&quot;;[.A126];&quot;' Language='it_IT'&gt;&lt;Text&gt;&quot;;[.G126];&quot;&lt;/Text&gt;&lt;/Row&gt;&quot;)" office:value-type="string" office:string-value="&lt;Row Tag='LOC_TCS_ANTIQUITY_ARMYRANK_PREFIX_PERSIA_1' Language='it_IT'&gt;&lt;Text&gt;Spāhbad&lt;/Text&gt;&lt;/Row&gt;">
            <text:p>&lt;Row Tag='LOC_TCS_ANTIQUITY_ARMYRANK_PREFIX_PERSIA_1' Language='it_IT'&gt;&lt;Text&gt;Spāhbad&lt;/Text&gt;&lt;/Row&gt;</text:p>
          </table:table-cell>
          <table:table-cell office:value-type="string">
            <text:p>スパーフバド</text:p>
          </table:table-cell>
          <table:table-cell table:formula="of:=CONCATENATE(&quot;&lt;Row Tag='&quot;;[.A126];&quot;' Language='ja_JP'&gt;&lt;Text&gt;&quot;;[.I126];&quot;&lt;/Text&gt;&lt;/Row&gt;&quot;)" office:value-type="string" office:string-value="&lt;Row Tag='LOC_TCS_ANTIQUITY_ARMYRANK_PREFIX_PERSIA_1' Language='ja_JP'&gt;&lt;Text&gt;スパーフバド&lt;/Text&gt;&lt;/Row&gt;">
            <text:p>&lt;Row Tag='LOC_TCS_ANTIQUITY_ARMYRANK_PREFIX_PERSIA_1' Language='ja_JP'&gt;&lt;Text&gt;スパーフバド&lt;/Text&gt;&lt;/Row&gt;</text:p>
          </table:table-cell>
          <table:table-cell office:value-type="string">
            <text:p>스파흐바드</text:p>
          </table:table-cell>
          <table:table-cell table:formula="of:=CONCATENATE(&quot;&lt;Row Tag='&quot;;[.A126];&quot;' Language='ko_KR'&gt;&lt;Text&gt;&quot;;[.K126];&quot;&lt;/Text&gt;&lt;/Row&gt;&quot;)" office:value-type="string" office:string-value="&lt;Row Tag='LOC_TCS_ANTIQUITY_ARMYRANK_PREFIX_PERSIA_1' Language='ko_KR'&gt;&lt;Text&gt;스파흐바드&lt;/Text&gt;&lt;/Row&gt;">
            <text:p>&lt;Row Tag='LOC_TCS_ANTIQUITY_ARMYRANK_PREFIX_PERSIA_1' Language='ko_KR'&gt;&lt;Text&gt;스파흐바드&lt;/Text&gt;&lt;/Row&gt;</text:p>
          </table:table-cell>
          <table:table-cell office:value-type="string">
            <text:p>Spāhbad</text:p>
          </table:table-cell>
          <table:table-cell table:formula="of:=CONCATENATE(&quot;&lt;Row Tag='&quot;;[.A126];&quot;' Language='pl_PL'&gt;&lt;Text&gt;&quot;;[.M126];&quot;&lt;/Text&gt;&lt;/Row&gt;&quot;)" office:value-type="string" office:string-value="&lt;Row Tag='LOC_TCS_ANTIQUITY_ARMYRANK_PREFIX_PERSIA_1' Language='pl_PL'&gt;&lt;Text&gt;Spāhbad&lt;/Text&gt;&lt;/Row&gt;">
            <text:p>&lt;Row Tag='LOC_TCS_ANTIQUITY_ARMYRANK_PREFIX_PERSIA_1' Language='pl_PL'&gt;&lt;Text&gt;Spāhbad&lt;/Text&gt;&lt;/Row&gt;</text:p>
          </table:table-cell>
          <table:table-cell office:value-type="string">
            <text:p>Spāhbad</text:p>
          </table:table-cell>
          <table:table-cell table:formula="of:=CONCATENATE(&quot;&lt;Row Tag='&quot;;[.A126];&quot;' Language='pt_BR'&gt;&lt;Text&gt;&quot;;[.O126];&quot;&lt;/Text&gt;&lt;/Row&gt;&quot;)" office:value-type="string" office:string-value="&lt;Row Tag='LOC_TCS_ANTIQUITY_ARMYRANK_PREFIX_PERSIA_1' Language='pt_BR'&gt;&lt;Text&gt;Spāhbad&lt;/Text&gt;&lt;/Row&gt;">
            <text:p>&lt;Row Tag='LOC_TCS_ANTIQUITY_ARMYRANK_PREFIX_PERSIA_1' Language='pt_BR'&gt;&lt;Text&gt;Spāhbad&lt;/Text&gt;&lt;/Row&gt;</text:p>
          </table:table-cell>
          <table:table-cell office:value-type="string">
            <text:p>Спахбад</text:p>
          </table:table-cell>
          <table:table-cell table:formula="of:=CONCATENATE(&quot;&lt;Row Tag='&quot;;[.A126];&quot;' Language='ru_RU'&gt;&lt;Text&gt;&quot;;[.Q126];&quot;&lt;/Text&gt;&lt;/Row&gt;&quot;)" office:value-type="string" office:string-value="&lt;Row Tag='LOC_TCS_ANTIQUITY_ARMYRANK_PREFIX_PERSIA_1' Language='ru_RU'&gt;&lt;Text&gt;Спахбад&lt;/Text&gt;&lt;/Row&gt;">
            <text:p>&lt;Row Tag='LOC_TCS_ANTIQUITY_ARMYRANK_PREFIX_PERSIA_1' Language='ru_RU'&gt;&lt;Text&gt;Спахбад&lt;/Text&gt;&lt;/Row&gt;</text:p>
          </table:table-cell>
          <table:table-cell office:value-type="string">
            <text:p>斯帕赫巴德</text:p>
          </table:table-cell>
          <table:table-cell table:formula="of:=CONCATENATE(&quot;&lt;Row Tag='&quot;;[.A126];&quot;' Language='zh_Hans_CN'&gt;&lt;Text&gt;&quot;;[.S126];&quot;&lt;/Text&gt;&lt;/Row&gt;&quot;)" office:value-type="string" office:string-value="&lt;Row Tag='LOC_TCS_ANTIQUITY_ARMYRANK_PREFIX_PERSIA_1' Language='zh_Hans_CN'&gt;&lt;Text&gt;斯帕赫巴德&lt;/Text&gt;&lt;/Row&gt;">
            <text:p>&lt;Row Tag='LOC_TCS_ANTIQUITY_ARMYRANK_PREFIX_PERSIA_1' Language='zh_Hans_CN'&gt;&lt;Text&gt;斯帕赫巴德&lt;/Text&gt;&lt;/Row&gt;</text:p>
          </table:table-cell>
        </table:table-row>
        <table:table-row table:style-name="ro3">
          <table:table-cell office:value-type="string">
            <text:p>LOC_TCS_ANTIQUITY_ARMYRANK_PREFIX_PERSIA_2</text:p>
          </table:table-cell>
          <table:table-cell office:value-type="string">
            <text:p>Aspbed</text:p>
          </table:table-cell>
          <table:table-cell office:value-type="string">
            <text:p>Aspbed</text:p>
          </table:table-cell>
          <table:table-cell table:formula="of:=CONCATENATE(&quot;&lt;Row Tag='&quot;;[.A127];&quot;' Language='de_DE'&gt;&lt;Text&gt;&quot;;[.C127];&quot;&lt;/Text&gt;&lt;/Row&gt;&quot;)" office:value-type="string" office:string-value="&lt;Row Tag='LOC_TCS_ANTIQUITY_ARMYRANK_PREFIX_PERSIA_2' Language='de_DE'&gt;&lt;Text&gt;Aspbed&lt;/Text&gt;&lt;/Row&gt;">
            <text:p>&lt;Row Tag='LOC_TCS_ANTIQUITY_ARMYRANK_PREFIX_PERSIA_2' Language='de_DE'&gt;&lt;Text&gt;Aspbed&lt;/Text&gt;&lt;/Row&gt;</text:p>
          </table:table-cell>
          <table:table-cell office:value-type="string">
            <text:p>Aspbed</text:p>
          </table:table-cell>
          <table:table-cell table:formula="of:=CONCATENATE(&quot;&lt;Row Tag='&quot;;[.A127];&quot;' Language='es_ES'&gt;&lt;Text&gt;&quot;;[.E127];&quot;&lt;/Text&gt;&lt;/Row&gt;&quot;)" office:value-type="string" office:string-value="&lt;Row Tag='LOC_TCS_ANTIQUITY_ARMYRANK_PREFIX_PERSIA_2' Language='es_ES'&gt;&lt;Text&gt;Aspbed&lt;/Text&gt;&lt;/Row&gt;">
            <text:p>&lt;Row Tag='LOC_TCS_ANTIQUITY_ARMYRANK_PREFIX_PERSIA_2' Language='es_ES'&gt;&lt;Text&gt;Aspbed&lt;/Text&gt;&lt;/Row&gt;</text:p>
          </table:table-cell>
          <table:table-cell office:value-type="string">
            <text:p>Aspbed</text:p>
          </table:table-cell>
          <table:table-cell table:formula="of:=CONCATENATE(&quot;&lt;Row Tag='&quot;;[.A127];&quot;' Language='it_IT'&gt;&lt;Text&gt;&quot;;[.G127];&quot;&lt;/Text&gt;&lt;/Row&gt;&quot;)" office:value-type="string" office:string-value="&lt;Row Tag='LOC_TCS_ANTIQUITY_ARMYRANK_PREFIX_PERSIA_2' Language='it_IT'&gt;&lt;Text&gt;Aspbed&lt;/Text&gt;&lt;/Row&gt;">
            <text:p>&lt;Row Tag='LOC_TCS_ANTIQUITY_ARMYRANK_PREFIX_PERSIA_2' Language='it_IT'&gt;&lt;Text&gt;Aspbed&lt;/Text&gt;&lt;/Row&gt;</text:p>
          </table:table-cell>
          <table:table-cell office:value-type="string">
            <text:p>アスペド</text:p>
          </table:table-cell>
          <table:table-cell table:formula="of:=CONCATENATE(&quot;&lt;Row Tag='&quot;;[.A127];&quot;' Language='ja_JP'&gt;&lt;Text&gt;&quot;;[.I127];&quot;&lt;/Text&gt;&lt;/Row&gt;&quot;)" office:value-type="string" office:string-value="&lt;Row Tag='LOC_TCS_ANTIQUITY_ARMYRANK_PREFIX_PERSIA_2' Language='ja_JP'&gt;&lt;Text&gt;アスペド&lt;/Text&gt;&lt;/Row&gt;">
            <text:p>&lt;Row Tag='LOC_TCS_ANTIQUITY_ARMYRANK_PREFIX_PERSIA_2' Language='ja_JP'&gt;&lt;Text&gt;アスペド&lt;/Text&gt;&lt;/Row&gt;</text:p>
          </table:table-cell>
          <table:table-cell office:value-type="string">
            <text:p>아스페드</text:p>
          </table:table-cell>
          <table:table-cell table:formula="of:=CONCATENATE(&quot;&lt;Row Tag='&quot;;[.A127];&quot;' Language='ko_KR'&gt;&lt;Text&gt;&quot;;[.K127];&quot;&lt;/Text&gt;&lt;/Row&gt;&quot;)" office:value-type="string" office:string-value="&lt;Row Tag='LOC_TCS_ANTIQUITY_ARMYRANK_PREFIX_PERSIA_2' Language='ko_KR'&gt;&lt;Text&gt;아스페드&lt;/Text&gt;&lt;/Row&gt;">
            <text:p>&lt;Row Tag='LOC_TCS_ANTIQUITY_ARMYRANK_PREFIX_PERSIA_2' Language='ko_KR'&gt;&lt;Text&gt;아스페드&lt;/Text&gt;&lt;/Row&gt;</text:p>
          </table:table-cell>
          <table:table-cell office:value-type="string">
            <text:p>Aspbed</text:p>
          </table:table-cell>
          <table:table-cell table:formula="of:=CONCATENATE(&quot;&lt;Row Tag='&quot;;[.A127];&quot;' Language='pl_PL'&gt;&lt;Text&gt;&quot;;[.M127];&quot;&lt;/Text&gt;&lt;/Row&gt;&quot;)" office:value-type="string" office:string-value="&lt;Row Tag='LOC_TCS_ANTIQUITY_ARMYRANK_PREFIX_PERSIA_2' Language='pl_PL'&gt;&lt;Text&gt;Aspbed&lt;/Text&gt;&lt;/Row&gt;">
            <text:p>&lt;Row Tag='LOC_TCS_ANTIQUITY_ARMYRANK_PREFIX_PERSIA_2' Language='pl_PL'&gt;&lt;Text&gt;Aspbed&lt;/Text&gt;&lt;/Row&gt;</text:p>
          </table:table-cell>
          <table:table-cell office:value-type="string">
            <text:p>Aspbed</text:p>
          </table:table-cell>
          <table:table-cell table:formula="of:=CONCATENATE(&quot;&lt;Row Tag='&quot;;[.A127];&quot;' Language='pt_BR'&gt;&lt;Text&gt;&quot;;[.O127];&quot;&lt;/Text&gt;&lt;/Row&gt;&quot;)" office:value-type="string" office:string-value="&lt;Row Tag='LOC_TCS_ANTIQUITY_ARMYRANK_PREFIX_PERSIA_2' Language='pt_BR'&gt;&lt;Text&gt;Aspbed&lt;/Text&gt;&lt;/Row&gt;">
            <text:p>&lt;Row Tag='LOC_TCS_ANTIQUITY_ARMYRANK_PREFIX_PERSIA_2' Language='pt_BR'&gt;&lt;Text&gt;Aspbed&lt;/Text&gt;&lt;/Row&gt;</text:p>
          </table:table-cell>
          <table:table-cell office:value-type="string">
            <text:p>Аспбед</text:p>
          </table:table-cell>
          <table:table-cell table:formula="of:=CONCATENATE(&quot;&lt;Row Tag='&quot;;[.A127];&quot;' Language='ru_RU'&gt;&lt;Text&gt;&quot;;[.Q127];&quot;&lt;/Text&gt;&lt;/Row&gt;&quot;)" office:value-type="string" office:string-value="&lt;Row Tag='LOC_TCS_ANTIQUITY_ARMYRANK_PREFIX_PERSIA_2' Language='ru_RU'&gt;&lt;Text&gt;Аспбед&lt;/Text&gt;&lt;/Row&gt;">
            <text:p>&lt;Row Tag='LOC_TCS_ANTIQUITY_ARMYRANK_PREFIX_PERSIA_2' Language='ru_RU'&gt;&lt;Text&gt;Аспбед&lt;/Text&gt;&lt;/Row&gt;</text:p>
          </table:table-cell>
          <table:table-cell office:value-type="string">
            <text:p>阿斯佩德</text:p>
          </table:table-cell>
          <table:table-cell table:formula="of:=CONCATENATE(&quot;&lt;Row Tag='&quot;;[.A127];&quot;' Language='zh_Hans_CN'&gt;&lt;Text&gt;&quot;;[.S127];&quot;&lt;/Text&gt;&lt;/Row&gt;&quot;)" office:value-type="string" office:string-value="&lt;Row Tag='LOC_TCS_ANTIQUITY_ARMYRANK_PREFIX_PERSIA_2' Language='zh_Hans_CN'&gt;&lt;Text&gt;阿斯佩德&lt;/Text&gt;&lt;/Row&gt;">
            <text:p>&lt;Row Tag='LOC_TCS_ANTIQUITY_ARMYRANK_PREFIX_PERSIA_2' Language='zh_Hans_CN'&gt;&lt;Text&gt;阿斯佩德&lt;/Text&gt;&lt;/Row&gt;</text:p>
          </table:table-cell>
        </table:table-row>
        <table:table-row table:style-name="ro3">
          <table:table-cell office:value-type="string">
            <text:p>LOC_TCS_ANTIQUITY_ARMYRANK_PREFIX_PERSIA_3</text:p>
          </table:table-cell>
          <table:table-cell office:value-type="string">
            <text:p>Hazārbed</text:p>
          </table:table-cell>
          <table:table-cell office:value-type="string">
            <text:p>Hazārbed</text:p>
          </table:table-cell>
          <table:table-cell table:formula="of:=CONCATENATE(&quot;&lt;Row Tag='&quot;;[.A128];&quot;' Language='de_DE'&gt;&lt;Text&gt;&quot;;[.C128];&quot;&lt;/Text&gt;&lt;/Row&gt;&quot;)" office:value-type="string" office:string-value="&lt;Row Tag='LOC_TCS_ANTIQUITY_ARMYRANK_PREFIX_PERSIA_3' Language='de_DE'&gt;&lt;Text&gt;Hazārbed&lt;/Text&gt;&lt;/Row&gt;">
            <text:p>&lt;Row Tag='LOC_TCS_ANTIQUITY_ARMYRANK_PREFIX_PERSIA_3' Language='de_DE'&gt;&lt;Text&gt;Hazārbed&lt;/Text&gt;&lt;/Row&gt;</text:p>
          </table:table-cell>
          <table:table-cell office:value-type="string">
            <text:p>Hazārbed</text:p>
          </table:table-cell>
          <table:table-cell table:formula="of:=CONCATENATE(&quot;&lt;Row Tag='&quot;;[.A128];&quot;' Language='es_ES'&gt;&lt;Text&gt;&quot;;[.E128];&quot;&lt;/Text&gt;&lt;/Row&gt;&quot;)" office:value-type="string" office:string-value="&lt;Row Tag='LOC_TCS_ANTIQUITY_ARMYRANK_PREFIX_PERSIA_3' Language='es_ES'&gt;&lt;Text&gt;Hazārbed&lt;/Text&gt;&lt;/Row&gt;">
            <text:p>&lt;Row Tag='LOC_TCS_ANTIQUITY_ARMYRANK_PREFIX_PERSIA_3' Language='es_ES'&gt;&lt;Text&gt;Hazārbed&lt;/Text&gt;&lt;/Row&gt;</text:p>
          </table:table-cell>
          <table:table-cell office:value-type="string">
            <text:p>Hazārbed</text:p>
          </table:table-cell>
          <table:table-cell table:formula="of:=CONCATENATE(&quot;&lt;Row Tag='&quot;;[.A128];&quot;' Language='it_IT'&gt;&lt;Text&gt;&quot;;[.G128];&quot;&lt;/Text&gt;&lt;/Row&gt;&quot;)" office:value-type="string" office:string-value="&lt;Row Tag='LOC_TCS_ANTIQUITY_ARMYRANK_PREFIX_PERSIA_3' Language='it_IT'&gt;&lt;Text&gt;Hazārbed&lt;/Text&gt;&lt;/Row&gt;">
            <text:p>&lt;Row Tag='LOC_TCS_ANTIQUITY_ARMYRANK_PREFIX_PERSIA_3' Language='it_IT'&gt;&lt;Text&gt;Hazārbed&lt;/Text&gt;&lt;/Row&gt;</text:p>
          </table:table-cell>
          <table:table-cell office:value-type="string">
            <text:p>ハザールベド</text:p>
          </table:table-cell>
          <table:table-cell table:formula="of:=CONCATENATE(&quot;&lt;Row Tag='&quot;;[.A128];&quot;' Language='ja_JP'&gt;&lt;Text&gt;&quot;;[.I128];&quot;&lt;/Text&gt;&lt;/Row&gt;&quot;)" office:value-type="string" office:string-value="&lt;Row Tag='LOC_TCS_ANTIQUITY_ARMYRANK_PREFIX_PERSIA_3' Language='ja_JP'&gt;&lt;Text&gt;ハザールベド&lt;/Text&gt;&lt;/Row&gt;">
            <text:p>&lt;Row Tag='LOC_TCS_ANTIQUITY_ARMYRANK_PREFIX_PERSIA_3' Language='ja_JP'&gt;&lt;Text&gt;ハザールベド&lt;/Text&gt;&lt;/Row&gt;</text:p>
          </table:table-cell>
          <table:table-cell office:value-type="string">
            <text:p>하자르베드</text:p>
          </table:table-cell>
          <table:table-cell table:formula="of:=CONCATENATE(&quot;&lt;Row Tag='&quot;;[.A128];&quot;' Language='ko_KR'&gt;&lt;Text&gt;&quot;;[.K128];&quot;&lt;/Text&gt;&lt;/Row&gt;&quot;)" office:value-type="string" office:string-value="&lt;Row Tag='LOC_TCS_ANTIQUITY_ARMYRANK_PREFIX_PERSIA_3' Language='ko_KR'&gt;&lt;Text&gt;하자르베드&lt;/Text&gt;&lt;/Row&gt;">
            <text:p>&lt;Row Tag='LOC_TCS_ANTIQUITY_ARMYRANK_PREFIX_PERSIA_3' Language='ko_KR'&gt;&lt;Text&gt;하자르베드&lt;/Text&gt;&lt;/Row&gt;</text:p>
          </table:table-cell>
          <table:table-cell office:value-type="string">
            <text:p>Hazārbed</text:p>
          </table:table-cell>
          <table:table-cell table:formula="of:=CONCATENATE(&quot;&lt;Row Tag='&quot;;[.A128];&quot;' Language='pl_PL'&gt;&lt;Text&gt;&quot;;[.M128];&quot;&lt;/Text&gt;&lt;/Row&gt;&quot;)" office:value-type="string" office:string-value="&lt;Row Tag='LOC_TCS_ANTIQUITY_ARMYRANK_PREFIX_PERSIA_3' Language='pl_PL'&gt;&lt;Text&gt;Hazārbed&lt;/Text&gt;&lt;/Row&gt;">
            <text:p>&lt;Row Tag='LOC_TCS_ANTIQUITY_ARMYRANK_PREFIX_PERSIA_3' Language='pl_PL'&gt;&lt;Text&gt;Hazārbed&lt;/Text&gt;&lt;/Row&gt;</text:p>
          </table:table-cell>
          <table:table-cell office:value-type="string">
            <text:p>Hazārbed</text:p>
          </table:table-cell>
          <table:table-cell table:formula="of:=CONCATENATE(&quot;&lt;Row Tag='&quot;;[.A128];&quot;' Language='pt_BR'&gt;&lt;Text&gt;&quot;;[.O128];&quot;&lt;/Text&gt;&lt;/Row&gt;&quot;)" office:value-type="string" office:string-value="&lt;Row Tag='LOC_TCS_ANTIQUITY_ARMYRANK_PREFIX_PERSIA_3' Language='pt_BR'&gt;&lt;Text&gt;Hazārbed&lt;/Text&gt;&lt;/Row&gt;">
            <text:p>&lt;Row Tag='LOC_TCS_ANTIQUITY_ARMYRANK_PREFIX_PERSIA_3' Language='pt_BR'&gt;&lt;Text&gt;Hazārbed&lt;/Text&gt;&lt;/Row&gt;</text:p>
          </table:table-cell>
          <table:table-cell office:value-type="string">
            <text:p>Хазарбед</text:p>
          </table:table-cell>
          <table:table-cell table:formula="of:=CONCATENATE(&quot;&lt;Row Tag='&quot;;[.A128];&quot;' Language='ru_RU'&gt;&lt;Text&gt;&quot;;[.Q128];&quot;&lt;/Text&gt;&lt;/Row&gt;&quot;)" office:value-type="string" office:string-value="&lt;Row Tag='LOC_TCS_ANTIQUITY_ARMYRANK_PREFIX_PERSIA_3' Language='ru_RU'&gt;&lt;Text&gt;Хазарбед&lt;/Text&gt;&lt;/Row&gt;">
            <text:p>&lt;Row Tag='LOC_TCS_ANTIQUITY_ARMYRANK_PREFIX_PERSIA_3' Language='ru_RU'&gt;&lt;Text&gt;Хазарбед&lt;/Text&gt;&lt;/Row&gt;</text:p>
          </table:table-cell>
          <table:table-cell office:value-type="string">
            <text:p>哈扎尔贝德</text:p>
          </table:table-cell>
          <table:table-cell table:formula="of:=CONCATENATE(&quot;&lt;Row Tag='&quot;;[.A128];&quot;' Language='zh_Hans_CN'&gt;&lt;Text&gt;&quot;;[.S128];&quot;&lt;/Text&gt;&lt;/Row&gt;&quot;)" office:value-type="string" office:string-value="&lt;Row Tag='LOC_TCS_ANTIQUITY_ARMYRANK_PREFIX_PERSIA_3' Language='zh_Hans_CN'&gt;&lt;Text&gt;哈扎尔贝德&lt;/Text&gt;&lt;/Row&gt;">
            <text:p>&lt;Row Tag='LOC_TCS_ANTIQUITY_ARMYRANK_PREFIX_PERSIA_3' Language='zh_Hans_CN'&gt;&lt;Text&gt;哈扎尔贝德&lt;/Text&gt;&lt;/Row&gt;</text:p>
          </table:table-cell>
        </table:table-row>
        <table:table-row table:style-name="ro3">
          <table:table-cell office:value-type="string">
            <text:p>LOC_TCS_ANTIQUITY_ARMYRANK_PREFIX_PERSIA_4</text:p>
          </table:table-cell>
          <table:table-cell office:value-type="string">
            <text:p>Pāygān-sālār</text:p>
          </table:table-cell>
          <table:table-cell office:value-type="string">
            <text:p>Pāygān-sālār</text:p>
          </table:table-cell>
          <table:table-cell table:formula="of:=CONCATENATE(&quot;&lt;Row Tag='&quot;;[.A129];&quot;' Language='de_DE'&gt;&lt;Text&gt;&quot;;[.C129];&quot;&lt;/Text&gt;&lt;/Row&gt;&quot;)" office:value-type="string" office:string-value="&lt;Row Tag='LOC_TCS_ANTIQUITY_ARMYRANK_PREFIX_PERSIA_4' Language='de_DE'&gt;&lt;Text&gt;Pāygān-sālār&lt;/Text&gt;&lt;/Row&gt;">
            <text:p>&lt;Row Tag='LOC_TCS_ANTIQUITY_ARMYRANK_PREFIX_PERSIA_4' Language='de_DE'&gt;&lt;Text&gt;Pāygān-sālār&lt;/Text&gt;&lt;/Row&gt;</text:p>
          </table:table-cell>
          <table:table-cell office:value-type="string">
            <text:p>Pāygān-sālār</text:p>
          </table:table-cell>
          <table:table-cell table:formula="of:=CONCATENATE(&quot;&lt;Row Tag='&quot;;[.A129];&quot;' Language='es_ES'&gt;&lt;Text&gt;&quot;;[.E129];&quot;&lt;/Text&gt;&lt;/Row&gt;&quot;)" office:value-type="string" office:string-value="&lt;Row Tag='LOC_TCS_ANTIQUITY_ARMYRANK_PREFIX_PERSIA_4' Language='es_ES'&gt;&lt;Text&gt;Pāygān-sālār&lt;/Text&gt;&lt;/Row&gt;">
            <text:p>&lt;Row Tag='LOC_TCS_ANTIQUITY_ARMYRANK_PREFIX_PERSIA_4' Language='es_ES'&gt;&lt;Text&gt;Pāygān-sālār&lt;/Text&gt;&lt;/Row&gt;</text:p>
          </table:table-cell>
          <table:table-cell office:value-type="string">
            <text:p>Pāygān-sālār</text:p>
          </table:table-cell>
          <table:table-cell table:formula="of:=CONCATENATE(&quot;&lt;Row Tag='&quot;;[.A129];&quot;' Language='it_IT'&gt;&lt;Text&gt;&quot;;[.G129];&quot;&lt;/Text&gt;&lt;/Row&gt;&quot;)" office:value-type="string" office:string-value="&lt;Row Tag='LOC_TCS_ANTIQUITY_ARMYRANK_PREFIX_PERSIA_4' Language='it_IT'&gt;&lt;Text&gt;Pāygān-sālār&lt;/Text&gt;&lt;/Row&gt;">
            <text:p>&lt;Row Tag='LOC_TCS_ANTIQUITY_ARMYRANK_PREFIX_PERSIA_4' Language='it_IT'&gt;&lt;Text&gt;Pāygān-sālār&lt;/Text&gt;&lt;/Row&gt;</text:p>
          </table:table-cell>
          <table:table-cell office:value-type="string">
            <text:p>パーイガーン・サラー</text:p>
          </table:table-cell>
          <table:table-cell table:formula="of:=CONCATENATE(&quot;&lt;Row Tag='&quot;;[.A129];&quot;' Language='ja_JP'&gt;&lt;Text&gt;&quot;;[.I129];&quot;&lt;/Text&gt;&lt;/Row&gt;&quot;)" office:value-type="string" office:string-value="&lt;Row Tag='LOC_TCS_ANTIQUITY_ARMYRANK_PREFIX_PERSIA_4' Language='ja_JP'&gt;&lt;Text&gt;パーイガーン・サラー&lt;/Text&gt;&lt;/Row&gt;">
            <text:p>&lt;Row Tag='LOC_TCS_ANTIQUITY_ARMYRANK_PREFIX_PERSIA_4' Language='ja_JP'&gt;&lt;Text&gt;パーイガーン・サラー&lt;/Text&gt;&lt;/Row&gt;</text:p>
          </table:table-cell>
          <table:table-cell office:value-type="string">
            <text:p>파이간-살라르</text:p>
          </table:table-cell>
          <table:table-cell table:formula="of:=CONCATENATE(&quot;&lt;Row Tag='&quot;;[.A129];&quot;' Language='ko_KR'&gt;&lt;Text&gt;&quot;;[.K129];&quot;&lt;/Text&gt;&lt;/Row&gt;&quot;)" office:value-type="string" office:string-value="&lt;Row Tag='LOC_TCS_ANTIQUITY_ARMYRANK_PREFIX_PERSIA_4' Language='ko_KR'&gt;&lt;Text&gt;파이간-살라르&lt;/Text&gt;&lt;/Row&gt;">
            <text:p>&lt;Row Tag='LOC_TCS_ANTIQUITY_ARMYRANK_PREFIX_PERSIA_4' Language='ko_KR'&gt;&lt;Text&gt;파이간-살라르&lt;/Text&gt;&lt;/Row&gt;</text:p>
          </table:table-cell>
          <table:table-cell office:value-type="string">
            <text:p>Pāygān-sālār</text:p>
          </table:table-cell>
          <table:table-cell table:formula="of:=CONCATENATE(&quot;&lt;Row Tag='&quot;;[.A129];&quot;' Language='pl_PL'&gt;&lt;Text&gt;&quot;;[.M129];&quot;&lt;/Text&gt;&lt;/Row&gt;&quot;)" office:value-type="string" office:string-value="&lt;Row Tag='LOC_TCS_ANTIQUITY_ARMYRANK_PREFIX_PERSIA_4' Language='pl_PL'&gt;&lt;Text&gt;Pāygān-sālār&lt;/Text&gt;&lt;/Row&gt;">
            <text:p>&lt;Row Tag='LOC_TCS_ANTIQUITY_ARMYRANK_PREFIX_PERSIA_4' Language='pl_PL'&gt;&lt;Text&gt;Pāygān-sālār&lt;/Text&gt;&lt;/Row&gt;</text:p>
          </table:table-cell>
          <table:table-cell office:value-type="string">
            <text:p>Pāygān-sālār</text:p>
          </table:table-cell>
          <table:table-cell table:formula="of:=CONCATENATE(&quot;&lt;Row Tag='&quot;;[.A129];&quot;' Language='pt_BR'&gt;&lt;Text&gt;&quot;;[.O129];&quot;&lt;/Text&gt;&lt;/Row&gt;&quot;)" office:value-type="string" office:string-value="&lt;Row Tag='LOC_TCS_ANTIQUITY_ARMYRANK_PREFIX_PERSIA_4' Language='pt_BR'&gt;&lt;Text&gt;Pāygān-sālār&lt;/Text&gt;&lt;/Row&gt;">
            <text:p>&lt;Row Tag='LOC_TCS_ANTIQUITY_ARMYRANK_PREFIX_PERSIA_4' Language='pt_BR'&gt;&lt;Text&gt;Pāygān-sālār&lt;/Text&gt;&lt;/Row&gt;</text:p>
          </table:table-cell>
          <table:table-cell office:value-type="string">
            <text:p>Пайган-салар</text:p>
          </table:table-cell>
          <table:table-cell table:formula="of:=CONCATENATE(&quot;&lt;Row Tag='&quot;;[.A129];&quot;' Language='ru_RU'&gt;&lt;Text&gt;&quot;;[.Q129];&quot;&lt;/Text&gt;&lt;/Row&gt;&quot;)" office:value-type="string" office:string-value="&lt;Row Tag='LOC_TCS_ANTIQUITY_ARMYRANK_PREFIX_PERSIA_4' Language='ru_RU'&gt;&lt;Text&gt;Пайган-салар&lt;/Text&gt;&lt;/Row&gt;">
            <text:p>&lt;Row Tag='LOC_TCS_ANTIQUITY_ARMYRANK_PREFIX_PERSIA_4' Language='ru_RU'&gt;&lt;Text&gt;Пайган-салар&lt;/Text&gt;&lt;/Row&gt;</text:p>
          </table:table-cell>
          <table:table-cell office:value-type="string">
            <text:p>帕伊甘-萨拉尔</text:p>
          </table:table-cell>
          <table:table-cell table:formula="of:=CONCATENATE(&quot;&lt;Row Tag='&quot;;[.A129];&quot;' Language='zh_Hans_CN'&gt;&lt;Text&gt;&quot;;[.S129];&quot;&lt;/Text&gt;&lt;/Row&gt;&quot;)" office:value-type="string" office:string-value="&lt;Row Tag='LOC_TCS_ANTIQUITY_ARMYRANK_PREFIX_PERSIA_4' Language='zh_Hans_CN'&gt;&lt;Text&gt;帕伊甘-萨拉尔&lt;/Text&gt;&lt;/Row&gt;">
            <text:p>&lt;Row Tag='LOC_TCS_ANTIQUITY_ARMYRANK_PREFIX_PERSIA_4' Language='zh_Hans_CN'&gt;&lt;Text&gt;帕伊甘-萨拉尔&lt;/Text&gt;&lt;/Row&gt;</text:p>
          </table:table-cell>
        </table:table-row>
        <table:table-row table:style-name="ro3">
          <table:table-cell office:value-type="string">
            <text:p>LOC_TCS_ANTIQUITY_ARMYRANK_PREFIX_PERSIA_5</text:p>
          </table:table-cell>
          <table:table-cell office:value-type="string">
            <text:p>Darigbed</text:p>
          </table:table-cell>
          <table:table-cell office:value-type="string">
            <text:p>Darigbed</text:p>
          </table:table-cell>
          <table:table-cell table:formula="of:=CONCATENATE(&quot;&lt;Row Tag='&quot;;[.A130];&quot;' Language='de_DE'&gt;&lt;Text&gt;&quot;;[.C130];&quot;&lt;/Text&gt;&lt;/Row&gt;&quot;)" office:value-type="string" office:string-value="&lt;Row Tag='LOC_TCS_ANTIQUITY_ARMYRANK_PREFIX_PERSIA_5' Language='de_DE'&gt;&lt;Text&gt;Darigbed&lt;/Text&gt;&lt;/Row&gt;">
            <text:p>&lt;Row Tag='LOC_TCS_ANTIQUITY_ARMYRANK_PREFIX_PERSIA_5' Language='de_DE'&gt;&lt;Text&gt;Darigbed&lt;/Text&gt;&lt;/Row&gt;</text:p>
          </table:table-cell>
          <table:table-cell office:value-type="string">
            <text:p>Darigbed</text:p>
          </table:table-cell>
          <table:table-cell table:formula="of:=CONCATENATE(&quot;&lt;Row Tag='&quot;;[.A130];&quot;' Language='es_ES'&gt;&lt;Text&gt;&quot;;[.E130];&quot;&lt;/Text&gt;&lt;/Row&gt;&quot;)" office:value-type="string" office:string-value="&lt;Row Tag='LOC_TCS_ANTIQUITY_ARMYRANK_PREFIX_PERSIA_5' Language='es_ES'&gt;&lt;Text&gt;Darigbed&lt;/Text&gt;&lt;/Row&gt;">
            <text:p>&lt;Row Tag='LOC_TCS_ANTIQUITY_ARMYRANK_PREFIX_PERSIA_5' Language='es_ES'&gt;&lt;Text&gt;Darigbed&lt;/Text&gt;&lt;/Row&gt;</text:p>
          </table:table-cell>
          <table:table-cell office:value-type="string">
            <text:p>Darigbed</text:p>
          </table:table-cell>
          <table:table-cell table:formula="of:=CONCATENATE(&quot;&lt;Row Tag='&quot;;[.A130];&quot;' Language='it_IT'&gt;&lt;Text&gt;&quot;;[.G130];&quot;&lt;/Text&gt;&lt;/Row&gt;&quot;)" office:value-type="string" office:string-value="&lt;Row Tag='LOC_TCS_ANTIQUITY_ARMYRANK_PREFIX_PERSIA_5' Language='it_IT'&gt;&lt;Text&gt;Darigbed&lt;/Text&gt;&lt;/Row&gt;">
            <text:p>&lt;Row Tag='LOC_TCS_ANTIQUITY_ARMYRANK_PREFIX_PERSIA_5' Language='it_IT'&gt;&lt;Text&gt;Darigbed&lt;/Text&gt;&lt;/Row&gt;</text:p>
          </table:table-cell>
          <table:table-cell office:value-type="string">
            <text:p>ダーリグベド</text:p>
          </table:table-cell>
          <table:table-cell table:formula="of:=CONCATENATE(&quot;&lt;Row Tag='&quot;;[.A130];&quot;' Language='ja_JP'&gt;&lt;Text&gt;&quot;;[.I130];&quot;&lt;/Text&gt;&lt;/Row&gt;&quot;)" office:value-type="string" office:string-value="&lt;Row Tag='LOC_TCS_ANTIQUITY_ARMYRANK_PREFIX_PERSIA_5' Language='ja_JP'&gt;&lt;Text&gt;ダーリグベド&lt;/Text&gt;&lt;/Row&gt;">
            <text:p>&lt;Row Tag='LOC_TCS_ANTIQUITY_ARMYRANK_PREFIX_PERSIA_5' Language='ja_JP'&gt;&lt;Text&gt;ダーリグベド&lt;/Text&gt;&lt;/Row&gt;</text:p>
          </table:table-cell>
          <table:table-cell office:value-type="string">
            <text:p>다리그베드</text:p>
          </table:table-cell>
          <table:table-cell table:formula="of:=CONCATENATE(&quot;&lt;Row Tag='&quot;;[.A130];&quot;' Language='ko_KR'&gt;&lt;Text&gt;&quot;;[.K130];&quot;&lt;/Text&gt;&lt;/Row&gt;&quot;)" office:value-type="string" office:string-value="&lt;Row Tag='LOC_TCS_ANTIQUITY_ARMYRANK_PREFIX_PERSIA_5' Language='ko_KR'&gt;&lt;Text&gt;다리그베드&lt;/Text&gt;&lt;/Row&gt;">
            <text:p>&lt;Row Tag='LOC_TCS_ANTIQUITY_ARMYRANK_PREFIX_PERSIA_5' Language='ko_KR'&gt;&lt;Text&gt;다리그베드&lt;/Text&gt;&lt;/Row&gt;</text:p>
          </table:table-cell>
          <table:table-cell office:value-type="string">
            <text:p>Darigbed</text:p>
          </table:table-cell>
          <table:table-cell table:formula="of:=CONCATENATE(&quot;&lt;Row Tag='&quot;;[.A130];&quot;' Language='pl_PL'&gt;&lt;Text&gt;&quot;;[.M130];&quot;&lt;/Text&gt;&lt;/Row&gt;&quot;)" office:value-type="string" office:string-value="&lt;Row Tag='LOC_TCS_ANTIQUITY_ARMYRANK_PREFIX_PERSIA_5' Language='pl_PL'&gt;&lt;Text&gt;Darigbed&lt;/Text&gt;&lt;/Row&gt;">
            <text:p>&lt;Row Tag='LOC_TCS_ANTIQUITY_ARMYRANK_PREFIX_PERSIA_5' Language='pl_PL'&gt;&lt;Text&gt;Darigbed&lt;/Text&gt;&lt;/Row&gt;</text:p>
          </table:table-cell>
          <table:table-cell office:value-type="string">
            <text:p>Darigbed</text:p>
          </table:table-cell>
          <table:table-cell table:formula="of:=CONCATENATE(&quot;&lt;Row Tag='&quot;;[.A130];&quot;' Language='pt_BR'&gt;&lt;Text&gt;&quot;;[.O130];&quot;&lt;/Text&gt;&lt;/Row&gt;&quot;)" office:value-type="string" office:string-value="&lt;Row Tag='LOC_TCS_ANTIQUITY_ARMYRANK_PREFIX_PERSIA_5' Language='pt_BR'&gt;&lt;Text&gt;Darigbed&lt;/Text&gt;&lt;/Row&gt;">
            <text:p>&lt;Row Tag='LOC_TCS_ANTIQUITY_ARMYRANK_PREFIX_PERSIA_5' Language='pt_BR'&gt;&lt;Text&gt;Darigbed&lt;/Text&gt;&lt;/Row&gt;</text:p>
          </table:table-cell>
          <table:table-cell office:value-type="string">
            <text:p>Даригбед</text:p>
          </table:table-cell>
          <table:table-cell table:formula="of:=CONCATENATE(&quot;&lt;Row Tag='&quot;;[.A130];&quot;' Language='ru_RU'&gt;&lt;Text&gt;&quot;;[.Q130];&quot;&lt;/Text&gt;&lt;/Row&gt;&quot;)" office:value-type="string" office:string-value="&lt;Row Tag='LOC_TCS_ANTIQUITY_ARMYRANK_PREFIX_PERSIA_5' Language='ru_RU'&gt;&lt;Text&gt;Даригбед&lt;/Text&gt;&lt;/Row&gt;">
            <text:p>&lt;Row Tag='LOC_TCS_ANTIQUITY_ARMYRANK_PREFIX_PERSIA_5' Language='ru_RU'&gt;&lt;Text&gt;Даригбед&lt;/Text&gt;&lt;/Row&gt;</text:p>
          </table:table-cell>
          <table:table-cell office:value-type="string">
            <text:p>达里格贝德</text:p>
          </table:table-cell>
          <table:table-cell table:formula="of:=CONCATENATE(&quot;&lt;Row Tag='&quot;;[.A130];&quot;' Language='zh_Hans_CN'&gt;&lt;Text&gt;&quot;;[.S130];&quot;&lt;/Text&gt;&lt;/Row&gt;&quot;)" office:value-type="string" office:string-value="&lt;Row Tag='LOC_TCS_ANTIQUITY_ARMYRANK_PREFIX_PERSIA_5' Language='zh_Hans_CN'&gt;&lt;Text&gt;达里格贝德&lt;/Text&gt;&lt;/Row&gt;">
            <text:p>&lt;Row Tag='LOC_TCS_ANTIQUITY_ARMYRANK_PREFIX_PERSIA_5' Language='zh_Hans_CN'&gt;&lt;Text&gt;达里格贝德&lt;/Text&gt;&lt;/Row&gt;</text:p>
          </table:table-cell>
        </table:table-row>
        <table:table-row table:style-name="ro3">
          <table:table-cell office:value-type="string">
            <text:p>LOC_TCS_ANTIQUITY_ARMYRANK_PREFIX_PERSIA_6</text:p>
          </table:table-cell>
          <table:table-cell office:value-type="string">
            <text:p>Marzbān</text:p>
          </table:table-cell>
          <table:table-cell office:value-type="string">
            <text:p>Marzbān</text:p>
          </table:table-cell>
          <table:table-cell table:formula="of:=CONCATENATE(&quot;&lt;Row Tag='&quot;;[.A131];&quot;' Language='de_DE'&gt;&lt;Text&gt;&quot;;[.C131];&quot;&lt;/Text&gt;&lt;/Row&gt;&quot;)" office:value-type="string" office:string-value="&lt;Row Tag='LOC_TCS_ANTIQUITY_ARMYRANK_PREFIX_PERSIA_6' Language='de_DE'&gt;&lt;Text&gt;Marzbān&lt;/Text&gt;&lt;/Row&gt;">
            <text:p>&lt;Row Tag='LOC_TCS_ANTIQUITY_ARMYRANK_PREFIX_PERSIA_6' Language='de_DE'&gt;&lt;Text&gt;Marzbān&lt;/Text&gt;&lt;/Row&gt;</text:p>
          </table:table-cell>
          <table:table-cell office:value-type="string">
            <text:p>Marzbān</text:p>
          </table:table-cell>
          <table:table-cell table:formula="of:=CONCATENATE(&quot;&lt;Row Tag='&quot;;[.A131];&quot;' Language='es_ES'&gt;&lt;Text&gt;&quot;;[.E131];&quot;&lt;/Text&gt;&lt;/Row&gt;&quot;)" office:value-type="string" office:string-value="&lt;Row Tag='LOC_TCS_ANTIQUITY_ARMYRANK_PREFIX_PERSIA_6' Language='es_ES'&gt;&lt;Text&gt;Marzbān&lt;/Text&gt;&lt;/Row&gt;">
            <text:p>&lt;Row Tag='LOC_TCS_ANTIQUITY_ARMYRANK_PREFIX_PERSIA_6' Language='es_ES'&gt;&lt;Text&gt;Marzbān&lt;/Text&gt;&lt;/Row&gt;</text:p>
          </table:table-cell>
          <table:table-cell office:value-type="string">
            <text:p>Marzbān</text:p>
          </table:table-cell>
          <table:table-cell table:formula="of:=CONCATENATE(&quot;&lt;Row Tag='&quot;;[.A131];&quot;' Language='it_IT'&gt;&lt;Text&gt;&quot;;[.G131];&quot;&lt;/Text&gt;&lt;/Row&gt;&quot;)" office:value-type="string" office:string-value="&lt;Row Tag='LOC_TCS_ANTIQUITY_ARMYRANK_PREFIX_PERSIA_6' Language='it_IT'&gt;&lt;Text&gt;Marzbān&lt;/Text&gt;&lt;/Row&gt;">
            <text:p>&lt;Row Tag='LOC_TCS_ANTIQUITY_ARMYRANK_PREFIX_PERSIA_6' Language='it_IT'&gt;&lt;Text&gt;Marzbān&lt;/Text&gt;&lt;/Row&gt;</text:p>
          </table:table-cell>
          <table:table-cell office:value-type="string">
            <text:p>マルズバーン</text:p>
          </table:table-cell>
          <table:table-cell table:formula="of:=CONCATENATE(&quot;&lt;Row Tag='&quot;;[.A131];&quot;' Language='ja_JP'&gt;&lt;Text&gt;&quot;;[.I131];&quot;&lt;/Text&gt;&lt;/Row&gt;&quot;)" office:value-type="string" office:string-value="&lt;Row Tag='LOC_TCS_ANTIQUITY_ARMYRANK_PREFIX_PERSIA_6' Language='ja_JP'&gt;&lt;Text&gt;マルズバーン&lt;/Text&gt;&lt;/Row&gt;">
            <text:p>&lt;Row Tag='LOC_TCS_ANTIQUITY_ARMYRANK_PREFIX_PERSIA_6' Language='ja_JP'&gt;&lt;Text&gt;マルズバーン&lt;/Text&gt;&lt;/Row&gt;</text:p>
          </table:table-cell>
          <table:table-cell office:value-type="string">
            <text:p>마르즈반</text:p>
          </table:table-cell>
          <table:table-cell table:formula="of:=CONCATENATE(&quot;&lt;Row Tag='&quot;;[.A131];&quot;' Language='ko_KR'&gt;&lt;Text&gt;&quot;;[.K131];&quot;&lt;/Text&gt;&lt;/Row&gt;&quot;)" office:value-type="string" office:string-value="&lt;Row Tag='LOC_TCS_ANTIQUITY_ARMYRANK_PREFIX_PERSIA_6' Language='ko_KR'&gt;&lt;Text&gt;마르즈반&lt;/Text&gt;&lt;/Row&gt;">
            <text:p>&lt;Row Tag='LOC_TCS_ANTIQUITY_ARMYRANK_PREFIX_PERSIA_6' Language='ko_KR'&gt;&lt;Text&gt;마르즈반&lt;/Text&gt;&lt;/Row&gt;</text:p>
          </table:table-cell>
          <table:table-cell office:value-type="string">
            <text:p>Marzbān</text:p>
          </table:table-cell>
          <table:table-cell table:formula="of:=CONCATENATE(&quot;&lt;Row Tag='&quot;;[.A131];&quot;' Language='pl_PL'&gt;&lt;Text&gt;&quot;;[.M131];&quot;&lt;/Text&gt;&lt;/Row&gt;&quot;)" office:value-type="string" office:string-value="&lt;Row Tag='LOC_TCS_ANTIQUITY_ARMYRANK_PREFIX_PERSIA_6' Language='pl_PL'&gt;&lt;Text&gt;Marzbān&lt;/Text&gt;&lt;/Row&gt;">
            <text:p>&lt;Row Tag='LOC_TCS_ANTIQUITY_ARMYRANK_PREFIX_PERSIA_6' Language='pl_PL'&gt;&lt;Text&gt;Marzbān&lt;/Text&gt;&lt;/Row&gt;</text:p>
          </table:table-cell>
          <table:table-cell office:value-type="string">
            <text:p>Marzbān</text:p>
          </table:table-cell>
          <table:table-cell table:formula="of:=CONCATENATE(&quot;&lt;Row Tag='&quot;;[.A131];&quot;' Language='pt_BR'&gt;&lt;Text&gt;&quot;;[.O131];&quot;&lt;/Text&gt;&lt;/Row&gt;&quot;)" office:value-type="string" office:string-value="&lt;Row Tag='LOC_TCS_ANTIQUITY_ARMYRANK_PREFIX_PERSIA_6' Language='pt_BR'&gt;&lt;Text&gt;Marzbān&lt;/Text&gt;&lt;/Row&gt;">
            <text:p>&lt;Row Tag='LOC_TCS_ANTIQUITY_ARMYRANK_PREFIX_PERSIA_6' Language='pt_BR'&gt;&lt;Text&gt;Marzbān&lt;/Text&gt;&lt;/Row&gt;</text:p>
          </table:table-cell>
          <table:table-cell office:value-type="string">
            <text:p>Марзбан</text:p>
          </table:table-cell>
          <table:table-cell table:formula="of:=CONCATENATE(&quot;&lt;Row Tag='&quot;;[.A131];&quot;' Language='ru_RU'&gt;&lt;Text&gt;&quot;;[.Q131];&quot;&lt;/Text&gt;&lt;/Row&gt;&quot;)" office:value-type="string" office:string-value="&lt;Row Tag='LOC_TCS_ANTIQUITY_ARMYRANK_PREFIX_PERSIA_6' Language='ru_RU'&gt;&lt;Text&gt;Марзбан&lt;/Text&gt;&lt;/Row&gt;">
            <text:p>&lt;Row Tag='LOC_TCS_ANTIQUITY_ARMYRANK_PREFIX_PERSIA_6' Language='ru_RU'&gt;&lt;Text&gt;Марзбан&lt;/Text&gt;&lt;/Row&gt;</text:p>
          </table:table-cell>
          <table:table-cell office:value-type="string">
            <text:p>马尔兹班</text:p>
          </table:table-cell>
          <table:table-cell table:formula="of:=CONCATENATE(&quot;&lt;Row Tag='&quot;;[.A131];&quot;' Language='zh_Hans_CN'&gt;&lt;Text&gt;&quot;;[.S131];&quot;&lt;/Text&gt;&lt;/Row&gt;&quot;)" office:value-type="string" office:string-value="&lt;Row Tag='LOC_TCS_ANTIQUITY_ARMYRANK_PREFIX_PERSIA_6' Language='zh_Hans_CN'&gt;&lt;Text&gt;马尔兹班&lt;/Text&gt;&lt;/Row&gt;">
            <text:p>&lt;Row Tag='LOC_TCS_ANTIQUITY_ARMYRANK_PREFIX_PERSIA_6' Language='zh_Hans_CN'&gt;&lt;Text&gt;马尔兹班&lt;/Text&gt;&lt;/Row&gt;</text:p>
          </table:table-cell>
        </table:table-row>
        <table:table-row table:style-name="ro3">
          <table:table-cell office:value-type="string">
            <text:p>LOC_TCS_ANTIQUITY_ARMYRANK_PREFIX_ROMAN_1</text:p>
          </table:table-cell>
          <table:table-cell office:value-type="string">
            <text:p>Tribunus</text:p>
          </table:table-cell>
          <table:table-cell office:value-type="string">
            <text:p>Tribunus</text:p>
          </table:table-cell>
          <table:table-cell table:formula="of:=CONCATENATE(&quot;&lt;Row Tag='&quot;;[.A132];&quot;' Language='de_DE'&gt;&lt;Text&gt;&quot;;[.C132];&quot;&lt;/Text&gt;&lt;/Row&gt;&quot;)" office:value-type="string" office:string-value="&lt;Row Tag='LOC_TCS_ANTIQUITY_ARMYRANK_PREFIX_ROMAN_1' Language='de_DE'&gt;&lt;Text&gt;Tribunus&lt;/Text&gt;&lt;/Row&gt;">
            <text:p>&lt;Row Tag='LOC_TCS_ANTIQUITY_ARMYRANK_PREFIX_ROMAN_1' Language='de_DE'&gt;&lt;Text&gt;Tribunus&lt;/Text&gt;&lt;/Row&gt;</text:p>
          </table:table-cell>
          <table:table-cell office:value-type="string">
            <text:p>Tribunus</text:p>
          </table:table-cell>
          <table:table-cell table:formula="of:=CONCATENATE(&quot;&lt;Row Tag='&quot;;[.A132];&quot;' Language='es_ES'&gt;&lt;Text&gt;&quot;;[.E132];&quot;&lt;/Text&gt;&lt;/Row&gt;&quot;)" office:value-type="string" office:string-value="&lt;Row Tag='LOC_TCS_ANTIQUITY_ARMYRANK_PREFIX_ROMAN_1' Language='es_ES'&gt;&lt;Text&gt;Tribunus&lt;/Text&gt;&lt;/Row&gt;">
            <text:p>&lt;Row Tag='LOC_TCS_ANTIQUITY_ARMYRANK_PREFIX_ROMAN_1' Language='es_ES'&gt;&lt;Text&gt;Tribunus&lt;/Text&gt;&lt;/Row&gt;</text:p>
          </table:table-cell>
          <table:table-cell office:value-type="string">
            <text:p>Tribunus</text:p>
          </table:table-cell>
          <table:table-cell table:formula="of:=CONCATENATE(&quot;&lt;Row Tag='&quot;;[.A132];&quot;' Language='it_IT'&gt;&lt;Text&gt;&quot;;[.G132];&quot;&lt;/Text&gt;&lt;/Row&gt;&quot;)" office:value-type="string" office:string-value="&lt;Row Tag='LOC_TCS_ANTIQUITY_ARMYRANK_PREFIX_ROMAN_1' Language='it_IT'&gt;&lt;Text&gt;Tribunus&lt;/Text&gt;&lt;/Row&gt;">
            <text:p>&lt;Row Tag='LOC_TCS_ANTIQUITY_ARMYRANK_PREFIX_ROMAN_1' Language='it_IT'&gt;&lt;Text&gt;Tribunus&lt;/Text&gt;&lt;/Row&gt;</text:p>
          </table:table-cell>
          <table:table-cell office:value-type="string">
            <text:p>トリブヌス</text:p>
          </table:table-cell>
          <table:table-cell table:formula="of:=CONCATENATE(&quot;&lt;Row Tag='&quot;;[.A132];&quot;' Language='ja_JP'&gt;&lt;Text&gt;&quot;;[.I132];&quot;&lt;/Text&gt;&lt;/Row&gt;&quot;)" office:value-type="string" office:string-value="&lt;Row Tag='LOC_TCS_ANTIQUITY_ARMYRANK_PREFIX_ROMAN_1' Language='ja_JP'&gt;&lt;Text&gt;トリブヌス&lt;/Text&gt;&lt;/Row&gt;">
            <text:p>&lt;Row Tag='LOC_TCS_ANTIQUITY_ARMYRANK_PREFIX_ROMAN_1' Language='ja_JP'&gt;&lt;Text&gt;トリブヌス&lt;/Text&gt;&lt;/Row&gt;</text:p>
          </table:table-cell>
          <table:table-cell office:value-type="string">
            <text:p>트리부누스</text:p>
          </table:table-cell>
          <table:table-cell table:formula="of:=CONCATENATE(&quot;&lt;Row Tag='&quot;;[.A132];&quot;' Language='ko_KR'&gt;&lt;Text&gt;&quot;;[.K132];&quot;&lt;/Text&gt;&lt;/Row&gt;&quot;)" office:value-type="string" office:string-value="&lt;Row Tag='LOC_TCS_ANTIQUITY_ARMYRANK_PREFIX_ROMAN_1' Language='ko_KR'&gt;&lt;Text&gt;트리부누스&lt;/Text&gt;&lt;/Row&gt;">
            <text:p>&lt;Row Tag='LOC_TCS_ANTIQUITY_ARMYRANK_PREFIX_ROMAN_1' Language='ko_KR'&gt;&lt;Text&gt;트리부누스&lt;/Text&gt;&lt;/Row&gt;</text:p>
          </table:table-cell>
          <table:table-cell office:value-type="string">
            <text:p>Tribunus</text:p>
          </table:table-cell>
          <table:table-cell table:formula="of:=CONCATENATE(&quot;&lt;Row Tag='&quot;;[.A132];&quot;' Language='pl_PL'&gt;&lt;Text&gt;&quot;;[.M132];&quot;&lt;/Text&gt;&lt;/Row&gt;&quot;)" office:value-type="string" office:string-value="&lt;Row Tag='LOC_TCS_ANTIQUITY_ARMYRANK_PREFIX_ROMAN_1' Language='pl_PL'&gt;&lt;Text&gt;Tribunus&lt;/Text&gt;&lt;/Row&gt;">
            <text:p>&lt;Row Tag='LOC_TCS_ANTIQUITY_ARMYRANK_PREFIX_ROMAN_1' Language='pl_PL'&gt;&lt;Text&gt;Tribunus&lt;/Text&gt;&lt;/Row&gt;</text:p>
          </table:table-cell>
          <table:table-cell office:value-type="string">
            <text:p>Tribunus</text:p>
          </table:table-cell>
          <table:table-cell table:formula="of:=CONCATENATE(&quot;&lt;Row Tag='&quot;;[.A132];&quot;' Language='pt_BR'&gt;&lt;Text&gt;&quot;;[.O132];&quot;&lt;/Text&gt;&lt;/Row&gt;&quot;)" office:value-type="string" office:string-value="&lt;Row Tag='LOC_TCS_ANTIQUITY_ARMYRANK_PREFIX_ROMAN_1' Language='pt_BR'&gt;&lt;Text&gt;Tribunus&lt;/Text&gt;&lt;/Row&gt;">
            <text:p>&lt;Row Tag='LOC_TCS_ANTIQUITY_ARMYRANK_PREFIX_ROMAN_1' Language='pt_BR'&gt;&lt;Text&gt;Tribunus&lt;/Text&gt;&lt;/Row&gt;</text:p>
          </table:table-cell>
          <table:table-cell office:value-type="string">
            <text:p>Трибун</text:p>
          </table:table-cell>
          <table:table-cell table:formula="of:=CONCATENATE(&quot;&lt;Row Tag='&quot;;[.A132];&quot;' Language='ru_RU'&gt;&lt;Text&gt;&quot;;[.Q132];&quot;&lt;/Text&gt;&lt;/Row&gt;&quot;)" office:value-type="string" office:string-value="&lt;Row Tag='LOC_TCS_ANTIQUITY_ARMYRANK_PREFIX_ROMAN_1' Language='ru_RU'&gt;&lt;Text&gt;Трибун&lt;/Text&gt;&lt;/Row&gt;">
            <text:p>&lt;Row Tag='LOC_TCS_ANTIQUITY_ARMYRANK_PREFIX_ROMAN_1' Language='ru_RU'&gt;&lt;Text&gt;Трибун&lt;/Text&gt;&lt;/Row&gt;</text:p>
          </table:table-cell>
          <table:table-cell office:value-type="string">
            <text:p>特里布努斯</text:p>
          </table:table-cell>
          <table:table-cell table:formula="of:=CONCATENATE(&quot;&lt;Row Tag='&quot;;[.A132];&quot;' Language='zh_Hans_CN'&gt;&lt;Text&gt;&quot;;[.S132];&quot;&lt;/Text&gt;&lt;/Row&gt;&quot;)" office:value-type="string" office:string-value="&lt;Row Tag='LOC_TCS_ANTIQUITY_ARMYRANK_PREFIX_ROMAN_1' Language='zh_Hans_CN'&gt;&lt;Text&gt;特里布努斯&lt;/Text&gt;&lt;/Row&gt;">
            <text:p>&lt;Row Tag='LOC_TCS_ANTIQUITY_ARMYRANK_PREFIX_ROMAN_1' Language='zh_Hans_CN'&gt;&lt;Text&gt;特里布努斯&lt;/Text&gt;&lt;/Row&gt;</text:p>
          </table:table-cell>
        </table:table-row>
        <table:table-row table:style-name="ro3">
          <table:table-cell office:value-type="string">
            <text:p>LOC_TCS_ANTIQUITY_ARMYRANK_PREFIX_ROMAN_2</text:p>
          </table:table-cell>
          <table:table-cell office:value-type="string">
            <text:p>Praefectus</text:p>
          </table:table-cell>
          <table:table-cell office:value-type="string">
            <text:p>Praefectus</text:p>
          </table:table-cell>
          <table:table-cell table:formula="of:=CONCATENATE(&quot;&lt;Row Tag='&quot;;[.A133];&quot;' Language='de_DE'&gt;&lt;Text&gt;&quot;;[.C133];&quot;&lt;/Text&gt;&lt;/Row&gt;&quot;)" office:value-type="string" office:string-value="&lt;Row Tag='LOC_TCS_ANTIQUITY_ARMYRANK_PREFIX_ROMAN_2' Language='de_DE'&gt;&lt;Text&gt;Praefectus&lt;/Text&gt;&lt;/Row&gt;">
            <text:p>&lt;Row Tag='LOC_TCS_ANTIQUITY_ARMYRANK_PREFIX_ROMAN_2' Language='de_DE'&gt;&lt;Text&gt;Praefectus&lt;/Text&gt;&lt;/Row&gt;</text:p>
          </table:table-cell>
          <table:table-cell office:value-type="string">
            <text:p>Praefectus</text:p>
          </table:table-cell>
          <table:table-cell table:formula="of:=CONCATENATE(&quot;&lt;Row Tag='&quot;;[.A133];&quot;' Language='es_ES'&gt;&lt;Text&gt;&quot;;[.E133];&quot;&lt;/Text&gt;&lt;/Row&gt;&quot;)" office:value-type="string" office:string-value="&lt;Row Tag='LOC_TCS_ANTIQUITY_ARMYRANK_PREFIX_ROMAN_2' Language='es_ES'&gt;&lt;Text&gt;Praefectus&lt;/Text&gt;&lt;/Row&gt;">
            <text:p>&lt;Row Tag='LOC_TCS_ANTIQUITY_ARMYRANK_PREFIX_ROMAN_2' Language='es_ES'&gt;&lt;Text&gt;Praefectus&lt;/Text&gt;&lt;/Row&gt;</text:p>
          </table:table-cell>
          <table:table-cell office:value-type="string">
            <text:p>Praefectus</text:p>
          </table:table-cell>
          <table:table-cell table:formula="of:=CONCATENATE(&quot;&lt;Row Tag='&quot;;[.A133];&quot;' Language='it_IT'&gt;&lt;Text&gt;&quot;;[.G133];&quot;&lt;/Text&gt;&lt;/Row&gt;&quot;)" office:value-type="string" office:string-value="&lt;Row Tag='LOC_TCS_ANTIQUITY_ARMYRANK_PREFIX_ROMAN_2' Language='it_IT'&gt;&lt;Text&gt;Praefectus&lt;/Text&gt;&lt;/Row&gt;">
            <text:p>&lt;Row Tag='LOC_TCS_ANTIQUITY_ARMYRANK_PREFIX_ROMAN_2' Language='it_IT'&gt;&lt;Text&gt;Praefectus&lt;/Text&gt;&lt;/Row&gt;</text:p>
          </table:table-cell>
          <table:table-cell office:value-type="string">
            <text:p>プラエフェクトゥス</text:p>
          </table:table-cell>
          <table:table-cell table:formula="of:=CONCATENATE(&quot;&lt;Row Tag='&quot;;[.A133];&quot;' Language='ja_JP'&gt;&lt;Text&gt;&quot;;[.I133];&quot;&lt;/Text&gt;&lt;/Row&gt;&quot;)" office:value-type="string" office:string-value="&lt;Row Tag='LOC_TCS_ANTIQUITY_ARMYRANK_PREFIX_ROMAN_2' Language='ja_JP'&gt;&lt;Text&gt;プラエフェクトゥス&lt;/Text&gt;&lt;/Row&gt;">
            <text:p>&lt;Row Tag='LOC_TCS_ANTIQUITY_ARMYRANK_PREFIX_ROMAN_2' Language='ja_JP'&gt;&lt;Text&gt;プラエフェクトゥス&lt;/Text&gt;&lt;/Row&gt;</text:p>
          </table:table-cell>
          <table:table-cell office:value-type="string">
            <text:p>프라에펙투스</text:p>
          </table:table-cell>
          <table:table-cell table:formula="of:=CONCATENATE(&quot;&lt;Row Tag='&quot;;[.A133];&quot;' Language='ko_KR'&gt;&lt;Text&gt;&quot;;[.K133];&quot;&lt;/Text&gt;&lt;/Row&gt;&quot;)" office:value-type="string" office:string-value="&lt;Row Tag='LOC_TCS_ANTIQUITY_ARMYRANK_PREFIX_ROMAN_2' Language='ko_KR'&gt;&lt;Text&gt;프라에펙투스&lt;/Text&gt;&lt;/Row&gt;">
            <text:p>&lt;Row Tag='LOC_TCS_ANTIQUITY_ARMYRANK_PREFIX_ROMAN_2' Language='ko_KR'&gt;&lt;Text&gt;프라에펙투스&lt;/Text&gt;&lt;/Row&gt;</text:p>
          </table:table-cell>
          <table:table-cell office:value-type="string">
            <text:p>Praefectus</text:p>
          </table:table-cell>
          <table:table-cell table:formula="of:=CONCATENATE(&quot;&lt;Row Tag='&quot;;[.A133];&quot;' Language='pl_PL'&gt;&lt;Text&gt;&quot;;[.M133];&quot;&lt;/Text&gt;&lt;/Row&gt;&quot;)" office:value-type="string" office:string-value="&lt;Row Tag='LOC_TCS_ANTIQUITY_ARMYRANK_PREFIX_ROMAN_2' Language='pl_PL'&gt;&lt;Text&gt;Praefectus&lt;/Text&gt;&lt;/Row&gt;">
            <text:p>&lt;Row Tag='LOC_TCS_ANTIQUITY_ARMYRANK_PREFIX_ROMAN_2' Language='pl_PL'&gt;&lt;Text&gt;Praefectus&lt;/Text&gt;&lt;/Row&gt;</text:p>
          </table:table-cell>
          <table:table-cell office:value-type="string">
            <text:p>Praefectus</text:p>
          </table:table-cell>
          <table:table-cell table:formula="of:=CONCATENATE(&quot;&lt;Row Tag='&quot;;[.A133];&quot;' Language='pt_BR'&gt;&lt;Text&gt;&quot;;[.O133];&quot;&lt;/Text&gt;&lt;/Row&gt;&quot;)" office:value-type="string" office:string-value="&lt;Row Tag='LOC_TCS_ANTIQUITY_ARMYRANK_PREFIX_ROMAN_2' Language='pt_BR'&gt;&lt;Text&gt;Praefectus&lt;/Text&gt;&lt;/Row&gt;">
            <text:p>&lt;Row Tag='LOC_TCS_ANTIQUITY_ARMYRANK_PREFIX_ROMAN_2' Language='pt_BR'&gt;&lt;Text&gt;Praefectus&lt;/Text&gt;&lt;/Row&gt;</text:p>
          </table:table-cell>
          <table:table-cell office:value-type="string">
            <text:p>Префект</text:p>
          </table:table-cell>
          <table:table-cell table:formula="of:=CONCATENATE(&quot;&lt;Row Tag='&quot;;[.A133];&quot;' Language='ru_RU'&gt;&lt;Text&gt;&quot;;[.Q133];&quot;&lt;/Text&gt;&lt;/Row&gt;&quot;)" office:value-type="string" office:string-value="&lt;Row Tag='LOC_TCS_ANTIQUITY_ARMYRANK_PREFIX_ROMAN_2' Language='ru_RU'&gt;&lt;Text&gt;Префект&lt;/Text&gt;&lt;/Row&gt;">
            <text:p>&lt;Row Tag='LOC_TCS_ANTIQUITY_ARMYRANK_PREFIX_ROMAN_2' Language='ru_RU'&gt;&lt;Text&gt;Префект&lt;/Text&gt;&lt;/Row&gt;</text:p>
          </table:table-cell>
          <table:table-cell office:value-type="string">
            <text:p>普拉埃费克图斯</text:p>
          </table:table-cell>
          <table:table-cell table:formula="of:=CONCATENATE(&quot;&lt;Row Tag='&quot;;[.A133];&quot;' Language='zh_Hans_CN'&gt;&lt;Text&gt;&quot;;[.S133];&quot;&lt;/Text&gt;&lt;/Row&gt;&quot;)" office:value-type="string" office:string-value="&lt;Row Tag='LOC_TCS_ANTIQUITY_ARMYRANK_PREFIX_ROMAN_2' Language='zh_Hans_CN'&gt;&lt;Text&gt;普拉埃费克图斯&lt;/Text&gt;&lt;/Row&gt;">
            <text:p>&lt;Row Tag='LOC_TCS_ANTIQUITY_ARMYRANK_PREFIX_ROMAN_2' Language='zh_Hans_CN'&gt;&lt;Text&gt;普拉埃费克图斯&lt;/Text&gt;&lt;/Row&gt;</text:p>
          </table:table-cell>
        </table:table-row>
        <table:table-row table:style-name="ro3">
          <table:table-cell office:value-type="string">
            <text:p>LOC_TCS_ANTIQUITY_ARMYRANK_PREFIX_ROMAN_3</text:p>
          </table:table-cell>
          <table:table-cell office:value-type="string">
            <text:p>Centurio Primus</text:p>
          </table:table-cell>
          <table:table-cell office:value-type="string">
            <text:p>Centurio Primus</text:p>
          </table:table-cell>
          <table:table-cell table:formula="of:=CONCATENATE(&quot;&lt;Row Tag='&quot;;[.A134];&quot;' Language='de_DE'&gt;&lt;Text&gt;&quot;;[.C134];&quot;&lt;/Text&gt;&lt;/Row&gt;&quot;)" office:value-type="string" office:string-value="&lt;Row Tag='LOC_TCS_ANTIQUITY_ARMYRANK_PREFIX_ROMAN_3' Language='de_DE'&gt;&lt;Text&gt;Centurio Primus&lt;/Text&gt;&lt;/Row&gt;">
            <text:p>&lt;Row Tag='LOC_TCS_ANTIQUITY_ARMYRANK_PREFIX_ROMAN_3' Language='de_DE'&gt;&lt;Text&gt;Centurio Primus&lt;/Text&gt;&lt;/Row&gt;</text:p>
          </table:table-cell>
          <table:table-cell office:value-type="string">
            <text:p>Centurio Primus</text:p>
          </table:table-cell>
          <table:table-cell table:formula="of:=CONCATENATE(&quot;&lt;Row Tag='&quot;;[.A134];&quot;' Language='es_ES'&gt;&lt;Text&gt;&quot;;[.E134];&quot;&lt;/Text&gt;&lt;/Row&gt;&quot;)" office:value-type="string" office:string-value="&lt;Row Tag='LOC_TCS_ANTIQUITY_ARMYRANK_PREFIX_ROMAN_3' Language='es_ES'&gt;&lt;Text&gt;Centurio Primus&lt;/Text&gt;&lt;/Row&gt;">
            <text:p>&lt;Row Tag='LOC_TCS_ANTIQUITY_ARMYRANK_PREFIX_ROMAN_3' Language='es_ES'&gt;&lt;Text&gt;Centurio Primus&lt;/Text&gt;&lt;/Row&gt;</text:p>
          </table:table-cell>
          <table:table-cell office:value-type="string">
            <text:p>Centurio Primus</text:p>
          </table:table-cell>
          <table:table-cell table:formula="of:=CONCATENATE(&quot;&lt;Row Tag='&quot;;[.A134];&quot;' Language='it_IT'&gt;&lt;Text&gt;&quot;;[.G134];&quot;&lt;/Text&gt;&lt;/Row&gt;&quot;)" office:value-type="string" office:string-value="&lt;Row Tag='LOC_TCS_ANTIQUITY_ARMYRANK_PREFIX_ROMAN_3' Language='it_IT'&gt;&lt;Text&gt;Centurio Primus&lt;/Text&gt;&lt;/Row&gt;">
            <text:p>&lt;Row Tag='LOC_TCS_ANTIQUITY_ARMYRANK_PREFIX_ROMAN_3' Language='it_IT'&gt;&lt;Text&gt;Centurio Primus&lt;/Text&gt;&lt;/Row&gt;</text:p>
          </table:table-cell>
          <table:table-cell office:value-type="string">
            <text:p>ケントゥリオ・プリムス</text:p>
          </table:table-cell>
          <table:table-cell table:formula="of:=CONCATENATE(&quot;&lt;Row Tag='&quot;;[.A134];&quot;' Language='ja_JP'&gt;&lt;Text&gt;&quot;;[.I134];&quot;&lt;/Text&gt;&lt;/Row&gt;&quot;)" office:value-type="string" office:string-value="&lt;Row Tag='LOC_TCS_ANTIQUITY_ARMYRANK_PREFIX_ROMAN_3' Language='ja_JP'&gt;&lt;Text&gt;ケントゥリオ・プリムス&lt;/Text&gt;&lt;/Row&gt;">
            <text:p>&lt;Row Tag='LOC_TCS_ANTIQUITY_ARMYRANK_PREFIX_ROMAN_3' Language='ja_JP'&gt;&lt;Text&gt;ケントゥリオ・プリムス&lt;/Text&gt;&lt;/Row&gt;</text:p>
          </table:table-cell>
          <table:table-cell office:value-type="string">
            <text:p>켄투리오 프리무스</text:p>
          </table:table-cell>
          <table:table-cell table:formula="of:=CONCATENATE(&quot;&lt;Row Tag='&quot;;[.A134];&quot;' Language='ko_KR'&gt;&lt;Text&gt;&quot;;[.K134];&quot;&lt;/Text&gt;&lt;/Row&gt;&quot;)" office:value-type="string" office:string-value="&lt;Row Tag='LOC_TCS_ANTIQUITY_ARMYRANK_PREFIX_ROMAN_3' Language='ko_KR'&gt;&lt;Text&gt;켄투리오 프리무스&lt;/Text&gt;&lt;/Row&gt;">
            <text:p>&lt;Row Tag='LOC_TCS_ANTIQUITY_ARMYRANK_PREFIX_ROMAN_3' Language='ko_KR'&gt;&lt;Text&gt;켄투리오 프리무스&lt;/Text&gt;&lt;/Row&gt;</text:p>
          </table:table-cell>
          <table:table-cell office:value-type="string">
            <text:p>Centurio Primus</text:p>
          </table:table-cell>
          <table:table-cell table:formula="of:=CONCATENATE(&quot;&lt;Row Tag='&quot;;[.A134];&quot;' Language='pl_PL'&gt;&lt;Text&gt;&quot;;[.M134];&quot;&lt;/Text&gt;&lt;/Row&gt;&quot;)" office:value-type="string" office:string-value="&lt;Row Tag='LOC_TCS_ANTIQUITY_ARMYRANK_PREFIX_ROMAN_3' Language='pl_PL'&gt;&lt;Text&gt;Centurio Primus&lt;/Text&gt;&lt;/Row&gt;">
            <text:p>&lt;Row Tag='LOC_TCS_ANTIQUITY_ARMYRANK_PREFIX_ROMAN_3' Language='pl_PL'&gt;&lt;Text&gt;Centurio Primus&lt;/Text&gt;&lt;/Row&gt;</text:p>
          </table:table-cell>
          <table:table-cell office:value-type="string">
            <text:p>Centurio Primus</text:p>
          </table:table-cell>
          <table:table-cell table:formula="of:=CONCATENATE(&quot;&lt;Row Tag='&quot;;[.A134];&quot;' Language='pt_BR'&gt;&lt;Text&gt;&quot;;[.O134];&quot;&lt;/Text&gt;&lt;/Row&gt;&quot;)" office:value-type="string" office:string-value="&lt;Row Tag='LOC_TCS_ANTIQUITY_ARMYRANK_PREFIX_ROMAN_3' Language='pt_BR'&gt;&lt;Text&gt;Centurio Primus&lt;/Text&gt;&lt;/Row&gt;">
            <text:p>&lt;Row Tag='LOC_TCS_ANTIQUITY_ARMYRANK_PREFIX_ROMAN_3' Language='pt_BR'&gt;&lt;Text&gt;Centurio Primus&lt;/Text&gt;&lt;/Row&gt;</text:p>
          </table:table-cell>
          <table:table-cell office:value-type="string">
            <text:p>Центурион Примус</text:p>
          </table:table-cell>
          <table:table-cell table:formula="of:=CONCATENATE(&quot;&lt;Row Tag='&quot;;[.A134];&quot;' Language='ru_RU'&gt;&lt;Text&gt;&quot;;[.Q134];&quot;&lt;/Text&gt;&lt;/Row&gt;&quot;)" office:value-type="string" office:string-value="&lt;Row Tag='LOC_TCS_ANTIQUITY_ARMYRANK_PREFIX_ROMAN_3' Language='ru_RU'&gt;&lt;Text&gt;Центурион Примус&lt;/Text&gt;&lt;/Row&gt;">
            <text:p>&lt;Row Tag='LOC_TCS_ANTIQUITY_ARMYRANK_PREFIX_ROMAN_3' Language='ru_RU'&gt;&lt;Text&gt;Центурион Примус&lt;/Text&gt;&lt;/Row&gt;</text:p>
          </table:table-cell>
          <table:table-cell office:value-type="string">
            <text:p>森图里奥·普里姆斯</text:p>
          </table:table-cell>
          <table:table-cell table:formula="of:=CONCATENATE(&quot;&lt;Row Tag='&quot;;[.A134];&quot;' Language='zh_Hans_CN'&gt;&lt;Text&gt;&quot;;[.S134];&quot;&lt;/Text&gt;&lt;/Row&gt;&quot;)" office:value-type="string" office:string-value="&lt;Row Tag='LOC_TCS_ANTIQUITY_ARMYRANK_PREFIX_ROMAN_3' Language='zh_Hans_CN'&gt;&lt;Text&gt;森图里奥·普里姆斯&lt;/Text&gt;&lt;/Row&gt;">
            <text:p>&lt;Row Tag='LOC_TCS_ANTIQUITY_ARMYRANK_PREFIX_ROMAN_3' Language='zh_Hans_CN'&gt;&lt;Text&gt;森图里奥·普里姆斯&lt;/Text&gt;&lt;/Row&gt;</text:p>
          </table:table-cell>
        </table:table-row>
        <table:table-row table:style-name="ro3">
          <table:table-cell office:value-type="string">
            <text:p>LOC_TCS_ANTIQUITY_ARMYRANK_PREFIX_ROMAN_4</text:p>
          </table:table-cell>
          <table:table-cell office:value-type="string">
            <text:p>Centurio</text:p>
          </table:table-cell>
          <table:table-cell office:value-type="string">
            <text:p>Centurio</text:p>
          </table:table-cell>
          <table:table-cell table:formula="of:=CONCATENATE(&quot;&lt;Row Tag='&quot;;[.A135];&quot;' Language='de_DE'&gt;&lt;Text&gt;&quot;;[.C135];&quot;&lt;/Text&gt;&lt;/Row&gt;&quot;)" office:value-type="string" office:string-value="&lt;Row Tag='LOC_TCS_ANTIQUITY_ARMYRANK_PREFIX_ROMAN_4' Language='de_DE'&gt;&lt;Text&gt;Centurio&lt;/Text&gt;&lt;/Row&gt;">
            <text:p>&lt;Row Tag='LOC_TCS_ANTIQUITY_ARMYRANK_PREFIX_ROMAN_4' Language='de_DE'&gt;&lt;Text&gt;Centurio&lt;/Text&gt;&lt;/Row&gt;</text:p>
          </table:table-cell>
          <table:table-cell office:value-type="string">
            <text:p>Centurio</text:p>
          </table:table-cell>
          <table:table-cell table:formula="of:=CONCATENATE(&quot;&lt;Row Tag='&quot;;[.A135];&quot;' Language='es_ES'&gt;&lt;Text&gt;&quot;;[.E135];&quot;&lt;/Text&gt;&lt;/Row&gt;&quot;)" office:value-type="string" office:string-value="&lt;Row Tag='LOC_TCS_ANTIQUITY_ARMYRANK_PREFIX_ROMAN_4' Language='es_ES'&gt;&lt;Text&gt;Centurio&lt;/Text&gt;&lt;/Row&gt;">
            <text:p>&lt;Row Tag='LOC_TCS_ANTIQUITY_ARMYRANK_PREFIX_ROMAN_4' Language='es_ES'&gt;&lt;Text&gt;Centurio&lt;/Text&gt;&lt;/Row&gt;</text:p>
          </table:table-cell>
          <table:table-cell office:value-type="string">
            <text:p>Centurio</text:p>
          </table:table-cell>
          <table:table-cell table:formula="of:=CONCATENATE(&quot;&lt;Row Tag='&quot;;[.A135];&quot;' Language='it_IT'&gt;&lt;Text&gt;&quot;;[.G135];&quot;&lt;/Text&gt;&lt;/Row&gt;&quot;)" office:value-type="string" office:string-value="&lt;Row Tag='LOC_TCS_ANTIQUITY_ARMYRANK_PREFIX_ROMAN_4' Language='it_IT'&gt;&lt;Text&gt;Centurio&lt;/Text&gt;&lt;/Row&gt;">
            <text:p>&lt;Row Tag='LOC_TCS_ANTIQUITY_ARMYRANK_PREFIX_ROMAN_4' Language='it_IT'&gt;&lt;Text&gt;Centurio&lt;/Text&gt;&lt;/Row&gt;</text:p>
          </table:table-cell>
          <table:table-cell office:value-type="string">
            <text:p>ケントゥリオ</text:p>
          </table:table-cell>
          <table:table-cell table:formula="of:=CONCATENATE(&quot;&lt;Row Tag='&quot;;[.A135];&quot;' Language='ja_JP'&gt;&lt;Text&gt;&quot;;[.I135];&quot;&lt;/Text&gt;&lt;/Row&gt;&quot;)" office:value-type="string" office:string-value="&lt;Row Tag='LOC_TCS_ANTIQUITY_ARMYRANK_PREFIX_ROMAN_4' Language='ja_JP'&gt;&lt;Text&gt;ケントゥリオ&lt;/Text&gt;&lt;/Row&gt;">
            <text:p>&lt;Row Tag='LOC_TCS_ANTIQUITY_ARMYRANK_PREFIX_ROMAN_4' Language='ja_JP'&gt;&lt;Text&gt;ケントゥリオ&lt;/Text&gt;&lt;/Row&gt;</text:p>
          </table:table-cell>
          <table:table-cell office:value-type="string">
            <text:p>켄투리오</text:p>
          </table:table-cell>
          <table:table-cell table:formula="of:=CONCATENATE(&quot;&lt;Row Tag='&quot;;[.A135];&quot;' Language='ko_KR'&gt;&lt;Text&gt;&quot;;[.K135];&quot;&lt;/Text&gt;&lt;/Row&gt;&quot;)" office:value-type="string" office:string-value="&lt;Row Tag='LOC_TCS_ANTIQUITY_ARMYRANK_PREFIX_ROMAN_4' Language='ko_KR'&gt;&lt;Text&gt;켄투리오&lt;/Text&gt;&lt;/Row&gt;">
            <text:p>&lt;Row Tag='LOC_TCS_ANTIQUITY_ARMYRANK_PREFIX_ROMAN_4' Language='ko_KR'&gt;&lt;Text&gt;켄투리오&lt;/Text&gt;&lt;/Row&gt;</text:p>
          </table:table-cell>
          <table:table-cell office:value-type="string">
            <text:p>Centurio</text:p>
          </table:table-cell>
          <table:table-cell table:formula="of:=CONCATENATE(&quot;&lt;Row Tag='&quot;;[.A135];&quot;' Language='pl_PL'&gt;&lt;Text&gt;&quot;;[.M135];&quot;&lt;/Text&gt;&lt;/Row&gt;&quot;)" office:value-type="string" office:string-value="&lt;Row Tag='LOC_TCS_ANTIQUITY_ARMYRANK_PREFIX_ROMAN_4' Language='pl_PL'&gt;&lt;Text&gt;Centurio&lt;/Text&gt;&lt;/Row&gt;">
            <text:p>&lt;Row Tag='LOC_TCS_ANTIQUITY_ARMYRANK_PREFIX_ROMAN_4' Language='pl_PL'&gt;&lt;Text&gt;Centurio&lt;/Text&gt;&lt;/Row&gt;</text:p>
          </table:table-cell>
          <table:table-cell office:value-type="string">
            <text:p>Centurio</text:p>
          </table:table-cell>
          <table:table-cell table:formula="of:=CONCATENATE(&quot;&lt;Row Tag='&quot;;[.A135];&quot;' Language='pt_BR'&gt;&lt;Text&gt;&quot;;[.O135];&quot;&lt;/Text&gt;&lt;/Row&gt;&quot;)" office:value-type="string" office:string-value="&lt;Row Tag='LOC_TCS_ANTIQUITY_ARMYRANK_PREFIX_ROMAN_4' Language='pt_BR'&gt;&lt;Text&gt;Centurio&lt;/Text&gt;&lt;/Row&gt;">
            <text:p>&lt;Row Tag='LOC_TCS_ANTIQUITY_ARMYRANK_PREFIX_ROMAN_4' Language='pt_BR'&gt;&lt;Text&gt;Centurio&lt;/Text&gt;&lt;/Row&gt;</text:p>
          </table:table-cell>
          <table:table-cell office:value-type="string">
            <text:p>Центурион</text:p>
          </table:table-cell>
          <table:table-cell table:formula="of:=CONCATENATE(&quot;&lt;Row Tag='&quot;;[.A135];&quot;' Language='ru_RU'&gt;&lt;Text&gt;&quot;;[.Q135];&quot;&lt;/Text&gt;&lt;/Row&gt;&quot;)" office:value-type="string" office:string-value="&lt;Row Tag='LOC_TCS_ANTIQUITY_ARMYRANK_PREFIX_ROMAN_4' Language='ru_RU'&gt;&lt;Text&gt;Центурион&lt;/Text&gt;&lt;/Row&gt;">
            <text:p>&lt;Row Tag='LOC_TCS_ANTIQUITY_ARMYRANK_PREFIX_ROMAN_4' Language='ru_RU'&gt;&lt;Text&gt;Центурион&lt;/Text&gt;&lt;/Row&gt;</text:p>
          </table:table-cell>
          <table:table-cell office:value-type="string">
            <text:p>森图里奥</text:p>
          </table:table-cell>
          <table:table-cell table:formula="of:=CONCATENATE(&quot;&lt;Row Tag='&quot;;[.A135];&quot;' Language='zh_Hans_CN'&gt;&lt;Text&gt;&quot;;[.S135];&quot;&lt;/Text&gt;&lt;/Row&gt;&quot;)" office:value-type="string" office:string-value="&lt;Row Tag='LOC_TCS_ANTIQUITY_ARMYRANK_PREFIX_ROMAN_4' Language='zh_Hans_CN'&gt;&lt;Text&gt;森图里奥&lt;/Text&gt;&lt;/Row&gt;">
            <text:p>&lt;Row Tag='LOC_TCS_ANTIQUITY_ARMYRANK_PREFIX_ROMAN_4' Language='zh_Hans_CN'&gt;&lt;Text&gt;森图里奥&lt;/Text&gt;&lt;/Row&gt;</text:p>
          </table:table-cell>
        </table:table-row>
        <table:table-row table:style-name="ro3">
          <table:table-cell office:value-type="string">
            <text:p>LOC_TCS_ANTIQUITY_ARMYRANK_PREFIX_ROMAN_5</text:p>
          </table:table-cell>
          <table:table-cell office:value-type="string">
            <text:p>Aquilifer</text:p>
          </table:table-cell>
          <table:table-cell office:value-type="string">
            <text:p>Aquilifer</text:p>
          </table:table-cell>
          <table:table-cell table:formula="of:=CONCATENATE(&quot;&lt;Row Tag='&quot;;[.A136];&quot;' Language='de_DE'&gt;&lt;Text&gt;&quot;;[.C136];&quot;&lt;/Text&gt;&lt;/Row&gt;&quot;)" office:value-type="string" office:string-value="&lt;Row Tag='LOC_TCS_ANTIQUITY_ARMYRANK_PREFIX_ROMAN_5' Language='de_DE'&gt;&lt;Text&gt;Aquilifer&lt;/Text&gt;&lt;/Row&gt;">
            <text:p>&lt;Row Tag='LOC_TCS_ANTIQUITY_ARMYRANK_PREFIX_ROMAN_5' Language='de_DE'&gt;&lt;Text&gt;Aquilifer&lt;/Text&gt;&lt;/Row&gt;</text:p>
          </table:table-cell>
          <table:table-cell office:value-type="string">
            <text:p>Aquilifer</text:p>
          </table:table-cell>
          <table:table-cell table:formula="of:=CONCATENATE(&quot;&lt;Row Tag='&quot;;[.A136];&quot;' Language='es_ES'&gt;&lt;Text&gt;&quot;;[.E136];&quot;&lt;/Text&gt;&lt;/Row&gt;&quot;)" office:value-type="string" office:string-value="&lt;Row Tag='LOC_TCS_ANTIQUITY_ARMYRANK_PREFIX_ROMAN_5' Language='es_ES'&gt;&lt;Text&gt;Aquilifer&lt;/Text&gt;&lt;/Row&gt;">
            <text:p>&lt;Row Tag='LOC_TCS_ANTIQUITY_ARMYRANK_PREFIX_ROMAN_5' Language='es_ES'&gt;&lt;Text&gt;Aquilifer&lt;/Text&gt;&lt;/Row&gt;</text:p>
          </table:table-cell>
          <table:table-cell office:value-type="string">
            <text:p>Aquilifer</text:p>
          </table:table-cell>
          <table:table-cell table:formula="of:=CONCATENATE(&quot;&lt;Row Tag='&quot;;[.A136];&quot;' Language='it_IT'&gt;&lt;Text&gt;&quot;;[.G136];&quot;&lt;/Text&gt;&lt;/Row&gt;&quot;)" office:value-type="string" office:string-value="&lt;Row Tag='LOC_TCS_ANTIQUITY_ARMYRANK_PREFIX_ROMAN_5' Language='it_IT'&gt;&lt;Text&gt;Aquilifer&lt;/Text&gt;&lt;/Row&gt;">
            <text:p>&lt;Row Tag='LOC_TCS_ANTIQUITY_ARMYRANK_PREFIX_ROMAN_5' Language='it_IT'&gt;&lt;Text&gt;Aquilifer&lt;/Text&gt;&lt;/Row&gt;</text:p>
          </table:table-cell>
          <table:table-cell office:value-type="string">
            <text:p>アクイリフェル</text:p>
          </table:table-cell>
          <table:table-cell table:formula="of:=CONCATENATE(&quot;&lt;Row Tag='&quot;;[.A136];&quot;' Language='ja_JP'&gt;&lt;Text&gt;&quot;;[.I136];&quot;&lt;/Text&gt;&lt;/Row&gt;&quot;)" office:value-type="string" office:string-value="&lt;Row Tag='LOC_TCS_ANTIQUITY_ARMYRANK_PREFIX_ROMAN_5' Language='ja_JP'&gt;&lt;Text&gt;アクイリフェル&lt;/Text&gt;&lt;/Row&gt;">
            <text:p>&lt;Row Tag='LOC_TCS_ANTIQUITY_ARMYRANK_PREFIX_ROMAN_5' Language='ja_JP'&gt;&lt;Text&gt;アクイリフェル&lt;/Text&gt;&lt;/Row&gt;</text:p>
          </table:table-cell>
          <table:table-cell office:value-type="string">
            <text:p>아퀼리페르</text:p>
          </table:table-cell>
          <table:table-cell table:formula="of:=CONCATENATE(&quot;&lt;Row Tag='&quot;;[.A136];&quot;' Language='ko_KR'&gt;&lt;Text&gt;&quot;;[.K136];&quot;&lt;/Text&gt;&lt;/Row&gt;&quot;)" office:value-type="string" office:string-value="&lt;Row Tag='LOC_TCS_ANTIQUITY_ARMYRANK_PREFIX_ROMAN_5' Language='ko_KR'&gt;&lt;Text&gt;아퀼리페르&lt;/Text&gt;&lt;/Row&gt;">
            <text:p>&lt;Row Tag='LOC_TCS_ANTIQUITY_ARMYRANK_PREFIX_ROMAN_5' Language='ko_KR'&gt;&lt;Text&gt;아퀼리페르&lt;/Text&gt;&lt;/Row&gt;</text:p>
          </table:table-cell>
          <table:table-cell office:value-type="string">
            <text:p>Aquilifer</text:p>
          </table:table-cell>
          <table:table-cell table:formula="of:=CONCATENATE(&quot;&lt;Row Tag='&quot;;[.A136];&quot;' Language='pl_PL'&gt;&lt;Text&gt;&quot;;[.M136];&quot;&lt;/Text&gt;&lt;/Row&gt;&quot;)" office:value-type="string" office:string-value="&lt;Row Tag='LOC_TCS_ANTIQUITY_ARMYRANK_PREFIX_ROMAN_5' Language='pl_PL'&gt;&lt;Text&gt;Aquilifer&lt;/Text&gt;&lt;/Row&gt;">
            <text:p>&lt;Row Tag='LOC_TCS_ANTIQUITY_ARMYRANK_PREFIX_ROMAN_5' Language='pl_PL'&gt;&lt;Text&gt;Aquilifer&lt;/Text&gt;&lt;/Row&gt;</text:p>
          </table:table-cell>
          <table:table-cell office:value-type="string">
            <text:p>Aquilifer</text:p>
          </table:table-cell>
          <table:table-cell table:formula="of:=CONCATENATE(&quot;&lt;Row Tag='&quot;;[.A136];&quot;' Language='pt_BR'&gt;&lt;Text&gt;&quot;;[.O136];&quot;&lt;/Text&gt;&lt;/Row&gt;&quot;)" office:value-type="string" office:string-value="&lt;Row Tag='LOC_TCS_ANTIQUITY_ARMYRANK_PREFIX_ROMAN_5' Language='pt_BR'&gt;&lt;Text&gt;Aquilifer&lt;/Text&gt;&lt;/Row&gt;">
            <text:p>&lt;Row Tag='LOC_TCS_ANTIQUITY_ARMYRANK_PREFIX_ROMAN_5' Language='pt_BR'&gt;&lt;Text&gt;Aquilifer&lt;/Text&gt;&lt;/Row&gt;</text:p>
          </table:table-cell>
          <table:table-cell office:value-type="string">
            <text:p>Аквилифер</text:p>
          </table:table-cell>
          <table:table-cell table:formula="of:=CONCATENATE(&quot;&lt;Row Tag='&quot;;[.A136];&quot;' Language='ru_RU'&gt;&lt;Text&gt;&quot;;[.Q136];&quot;&lt;/Text&gt;&lt;/Row&gt;&quot;)" office:value-type="string" office:string-value="&lt;Row Tag='LOC_TCS_ANTIQUITY_ARMYRANK_PREFIX_ROMAN_5' Language='ru_RU'&gt;&lt;Text&gt;Аквилифер&lt;/Text&gt;&lt;/Row&gt;">
            <text:p>&lt;Row Tag='LOC_TCS_ANTIQUITY_ARMYRANK_PREFIX_ROMAN_5' Language='ru_RU'&gt;&lt;Text&gt;Аквилифер&lt;/Text&gt;&lt;/Row&gt;</text:p>
          </table:table-cell>
          <table:table-cell office:value-type="string">
            <text:p>阿奎利弗</text:p>
          </table:table-cell>
          <table:table-cell table:formula="of:=CONCATENATE(&quot;&lt;Row Tag='&quot;;[.A136];&quot;' Language='zh_Hans_CN'&gt;&lt;Text&gt;&quot;;[.S136];&quot;&lt;/Text&gt;&lt;/Row&gt;&quot;)" office:value-type="string" office:string-value="&lt;Row Tag='LOC_TCS_ANTIQUITY_ARMYRANK_PREFIX_ROMAN_5' Language='zh_Hans_CN'&gt;&lt;Text&gt;阿奎利弗&lt;/Text&gt;&lt;/Row&gt;">
            <text:p>&lt;Row Tag='LOC_TCS_ANTIQUITY_ARMYRANK_PREFIX_ROMAN_5' Language='zh_Hans_CN'&gt;&lt;Text&gt;阿奎利弗&lt;/Text&gt;&lt;/Row&gt;</text:p>
          </table:table-cell>
        </table:table-row>
        <table:table-row table:style-name="ro3">
          <table:table-cell office:value-type="string">
            <text:p>LOC_TCS_ANTIQUITY_ARMYRANK_PREFIX_ROMAN_6</text:p>
          </table:table-cell>
          <table:table-cell office:value-type="string">
            <text:p>Optio</text:p>
          </table:table-cell>
          <table:table-cell office:value-type="string">
            <text:p>Optio</text:p>
          </table:table-cell>
          <table:table-cell table:formula="of:=CONCATENATE(&quot;&lt;Row Tag='&quot;;[.A137];&quot;' Language='de_DE'&gt;&lt;Text&gt;&quot;;[.C137];&quot;&lt;/Text&gt;&lt;/Row&gt;&quot;)" office:value-type="string" office:string-value="&lt;Row Tag='LOC_TCS_ANTIQUITY_ARMYRANK_PREFIX_ROMAN_6' Language='de_DE'&gt;&lt;Text&gt;Optio&lt;/Text&gt;&lt;/Row&gt;">
            <text:p>&lt;Row Tag='LOC_TCS_ANTIQUITY_ARMYRANK_PREFIX_ROMAN_6' Language='de_DE'&gt;&lt;Text&gt;Optio&lt;/Text&gt;&lt;/Row&gt;</text:p>
          </table:table-cell>
          <table:table-cell office:value-type="string">
            <text:p>Optio</text:p>
          </table:table-cell>
          <table:table-cell table:formula="of:=CONCATENATE(&quot;&lt;Row Tag='&quot;;[.A137];&quot;' Language='es_ES'&gt;&lt;Text&gt;&quot;;[.E137];&quot;&lt;/Text&gt;&lt;/Row&gt;&quot;)" office:value-type="string" office:string-value="&lt;Row Tag='LOC_TCS_ANTIQUITY_ARMYRANK_PREFIX_ROMAN_6' Language='es_ES'&gt;&lt;Text&gt;Optio&lt;/Text&gt;&lt;/Row&gt;">
            <text:p>&lt;Row Tag='LOC_TCS_ANTIQUITY_ARMYRANK_PREFIX_ROMAN_6' Language='es_ES'&gt;&lt;Text&gt;Optio&lt;/Text&gt;&lt;/Row&gt;</text:p>
          </table:table-cell>
          <table:table-cell office:value-type="string">
            <text:p>Optio</text:p>
          </table:table-cell>
          <table:table-cell table:formula="of:=CONCATENATE(&quot;&lt;Row Tag='&quot;;[.A137];&quot;' Language='it_IT'&gt;&lt;Text&gt;&quot;;[.G137];&quot;&lt;/Text&gt;&lt;/Row&gt;&quot;)" office:value-type="string" office:string-value="&lt;Row Tag='LOC_TCS_ANTIQUITY_ARMYRANK_PREFIX_ROMAN_6' Language='it_IT'&gt;&lt;Text&gt;Optio&lt;/Text&gt;&lt;/Row&gt;">
            <text:p>&lt;Row Tag='LOC_TCS_ANTIQUITY_ARMYRANK_PREFIX_ROMAN_6' Language='it_IT'&gt;&lt;Text&gt;Optio&lt;/Text&gt;&lt;/Row&gt;</text:p>
          </table:table-cell>
          <table:table-cell office:value-type="string">
            <text:p>オプティオ</text:p>
          </table:table-cell>
          <table:table-cell table:formula="of:=CONCATENATE(&quot;&lt;Row Tag='&quot;;[.A137];&quot;' Language='ja_JP'&gt;&lt;Text&gt;&quot;;[.I137];&quot;&lt;/Text&gt;&lt;/Row&gt;&quot;)" office:value-type="string" office:string-value="&lt;Row Tag='LOC_TCS_ANTIQUITY_ARMYRANK_PREFIX_ROMAN_6' Language='ja_JP'&gt;&lt;Text&gt;オプティオ&lt;/Text&gt;&lt;/Row&gt;">
            <text:p>&lt;Row Tag='LOC_TCS_ANTIQUITY_ARMYRANK_PREFIX_ROMAN_6' Language='ja_JP'&gt;&lt;Text&gt;オプティオ&lt;/Text&gt;&lt;/Row&gt;</text:p>
          </table:table-cell>
          <table:table-cell office:value-type="string">
            <text:p>옵티오</text:p>
          </table:table-cell>
          <table:table-cell table:formula="of:=CONCATENATE(&quot;&lt;Row Tag='&quot;;[.A137];&quot;' Language='ko_KR'&gt;&lt;Text&gt;&quot;;[.K137];&quot;&lt;/Text&gt;&lt;/Row&gt;&quot;)" office:value-type="string" office:string-value="&lt;Row Tag='LOC_TCS_ANTIQUITY_ARMYRANK_PREFIX_ROMAN_6' Language='ko_KR'&gt;&lt;Text&gt;옵티오&lt;/Text&gt;&lt;/Row&gt;">
            <text:p>&lt;Row Tag='LOC_TCS_ANTIQUITY_ARMYRANK_PREFIX_ROMAN_6' Language='ko_KR'&gt;&lt;Text&gt;옵티오&lt;/Text&gt;&lt;/Row&gt;</text:p>
          </table:table-cell>
          <table:table-cell office:value-type="string">
            <text:p>Optio</text:p>
          </table:table-cell>
          <table:table-cell table:formula="of:=CONCATENATE(&quot;&lt;Row Tag='&quot;;[.A137];&quot;' Language='pl_PL'&gt;&lt;Text&gt;&quot;;[.M137];&quot;&lt;/Text&gt;&lt;/Row&gt;&quot;)" office:value-type="string" office:string-value="&lt;Row Tag='LOC_TCS_ANTIQUITY_ARMYRANK_PREFIX_ROMAN_6' Language='pl_PL'&gt;&lt;Text&gt;Optio&lt;/Text&gt;&lt;/Row&gt;">
            <text:p>&lt;Row Tag='LOC_TCS_ANTIQUITY_ARMYRANK_PREFIX_ROMAN_6' Language='pl_PL'&gt;&lt;Text&gt;Optio&lt;/Text&gt;&lt;/Row&gt;</text:p>
          </table:table-cell>
          <table:table-cell office:value-type="string">
            <text:p>Optio</text:p>
          </table:table-cell>
          <table:table-cell table:formula="of:=CONCATENATE(&quot;&lt;Row Tag='&quot;;[.A137];&quot;' Language='pt_BR'&gt;&lt;Text&gt;&quot;;[.O137];&quot;&lt;/Text&gt;&lt;/Row&gt;&quot;)" office:value-type="string" office:string-value="&lt;Row Tag='LOC_TCS_ANTIQUITY_ARMYRANK_PREFIX_ROMAN_6' Language='pt_BR'&gt;&lt;Text&gt;Optio&lt;/Text&gt;&lt;/Row&gt;">
            <text:p>&lt;Row Tag='LOC_TCS_ANTIQUITY_ARMYRANK_PREFIX_ROMAN_6' Language='pt_BR'&gt;&lt;Text&gt;Optio&lt;/Text&gt;&lt;/Row&gt;</text:p>
          </table:table-cell>
          <table:table-cell office:value-type="string">
            <text:p>Оптион</text:p>
          </table:table-cell>
          <table:table-cell table:formula="of:=CONCATENATE(&quot;&lt;Row Tag='&quot;;[.A137];&quot;' Language='ru_RU'&gt;&lt;Text&gt;&quot;;[.Q137];&quot;&lt;/Text&gt;&lt;/Row&gt;&quot;)" office:value-type="string" office:string-value="&lt;Row Tag='LOC_TCS_ANTIQUITY_ARMYRANK_PREFIX_ROMAN_6' Language='ru_RU'&gt;&lt;Text&gt;Оптион&lt;/Text&gt;&lt;/Row&gt;">
            <text:p>&lt;Row Tag='LOC_TCS_ANTIQUITY_ARMYRANK_PREFIX_ROMAN_6' Language='ru_RU'&gt;&lt;Text&gt;Оптион&lt;/Text&gt;&lt;/Row&gt;</text:p>
          </table:table-cell>
          <table:table-cell office:value-type="string">
            <text:p>奥普提奥</text:p>
          </table:table-cell>
          <table:table-cell table:formula="of:=CONCATENATE(&quot;&lt;Row Tag='&quot;;[.A137];&quot;' Language='zh_Hans_CN'&gt;&lt;Text&gt;&quot;;[.S137];&quot;&lt;/Text&gt;&lt;/Row&gt;&quot;)" office:value-type="string" office:string-value="&lt;Row Tag='LOC_TCS_ANTIQUITY_ARMYRANK_PREFIX_ROMAN_6' Language='zh_Hans_CN'&gt;&lt;Text&gt;奥普提奥&lt;/Text&gt;&lt;/Row&gt;">
            <text:p>&lt;Row Tag='LOC_TCS_ANTIQUITY_ARMYRANK_PREFIX_ROMAN_6' Language='zh_Hans_CN'&gt;&lt;Text&gt;奥普提奥&lt;/Text&gt;&lt;/Row&gt;</text:p>
          </table:table-cell>
        </table:table-row>
      </table:table>
      <table:table table:name="Shell Text Translations" table:style-name="ta1" table:print="false">
        <table:table-column table:style-name="co18" table:default-cell-style-name="Default"/>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column table:style-name="co4" table:default-cell-style-name="ce1"/>
        <table:table-column table:style-name="co4" table:default-cell-style-name="Default"/>
        <table:table-row table:style-name="ro2">
          <table:table-cell/>
          <table:table-cell table:style-name="ce2" office:value-type="string">
            <text:p>en_us</text:p>
          </table:table-cell>
          <table:table-cell table:style-name="Default" office:value-type="string">
            <text:p>de_DE</text:p>
          </table:table-cell>
          <table:table-cell/>
          <table:table-cell table:style-name="Default" office:value-type="string">
            <text:p>es_ES</text:p>
          </table:table-cell>
          <table:table-cell/>
          <table:table-cell table:style-name="Default" office:value-type="string">
            <text:p>it_IT</text:p>
          </table:table-cell>
          <table:table-cell/>
          <table:table-cell table:style-name="Default" office:value-type="string">
            <text:p>ja_JP</text:p>
          </table:table-cell>
          <table:table-cell/>
          <table:table-cell table:style-name="Default" office:value-type="string">
            <text:p>ko_KR</text:p>
          </table:table-cell>
          <table:table-cell/>
          <table:table-cell table:style-name="Default" office:value-type="string">
            <text:p>pl_PL</text:p>
          </table:table-cell>
          <table:table-cell/>
          <table:table-cell table:style-name="Default" office:value-type="string">
            <text:p>pt_BR</text:p>
          </table:table-cell>
          <table:table-cell/>
          <table:table-cell table:style-name="Default" office:value-type="string">
            <text:p>ru_RU</text:p>
          </table:table-cell>
          <table:table-cell/>
          <table:table-cell table:style-name="Default" office:value-type="string">
            <text:p>zh_Hans_CN</text:p>
          </table:table-cell>
          <table:table-cell/>
        </table:table-row>
        <table:table-row table:style-name="ro5">
          <table:table-cell office:value-type="string">
            <text:p>LOC_MOD_TCS_IMPROVED_UNIT_RENAMING_NAME</text:p>
          </table:table-cell>
          <table:table-cell table:style-name="ce2" office:value-type="string">
            <text:p>TCS Improved Unit Renaming</text:p>
          </table:table-cell>
          <table:table-cell office:value-type="string">
            <text:p>TCS Verbesserte Einheit Umbenennung</text:p>
          </table:table-cell>
          <table:table-cell table:formula="of:=CONCATENATE(&quot;&lt;Row Tag='&quot;;[.A2];&quot;' Language='de_DE'&gt;&lt;Text&gt;&quot;;[.C2];&quot;&lt;/Text&gt;&lt;/Row&gt;&quot;)" office:value-type="string" office:string-value="&lt;Row Tag='LOC_MOD_TCS_IMPROVED_UNIT_RENAMING_NAME' Language='de_DE'&gt;&lt;Text&gt;TCS Verbesserte Einheit Umbenennung&lt;/Text&gt;&lt;/Row&gt;">
            <text:p>&lt;Row Tag='LOC_MOD_TCS_IMPROVED_UNIT_RENAMING_NAME' Language='de_DE'&gt;&lt;Text&gt;TCS Verbesserte Einheit Umbenennung&lt;/Text&gt;&lt;/Row&gt;</text:p>
          </table:table-cell>
          <table:table-cell office:value-type="string">
            <text:p>TCS Mejora del Cambio de Nombre de Unidad</text:p>
          </table:table-cell>
          <table:table-cell table:formula="of:=CONCATENATE(&quot;&lt;Row Tag='&quot;;[.A2];&quot;' Language='es_ES'&gt;&lt;Text&gt;&quot;;[.E2];&quot;&lt;/Text&gt;&lt;/Row&gt;&quot;)" office:value-type="string" office:string-value="&lt;Row Tag='LOC_MOD_TCS_IMPROVED_UNIT_RENAMING_NAME' Language='es_ES'&gt;&lt;Text&gt;TCS Mejora del Cambio de Nombre de Unidad&lt;/Text&gt;&lt;/Row&gt;">
            <text:p>&lt;Row Tag='LOC_MOD_TCS_IMPROVED_UNIT_RENAMING_NAME' Language='es_ES'&gt;&lt;Text&gt;TCS Mejora del Cambio de Nombre de Unidad&lt;/Text&gt;&lt;/Row&gt;</text:p>
          </table:table-cell>
          <table:table-cell office:value-type="string">
            <text:p>TCS Ridenominazione Unità Migliorata</text:p>
          </table:table-cell>
          <table:table-cell table:formula="of:=CONCATENATE(&quot;&lt;Row Tag='&quot;;[.A2];&quot;' Language='it_IT'&gt;&lt;Text&gt;&quot;;[.G2];&quot;&lt;/Text&gt;&lt;/Row&gt;&quot;)" office:value-type="string" office:string-value="&lt;Row Tag='LOC_MOD_TCS_IMPROVED_UNIT_RENAMING_NAME' Language='it_IT'&gt;&lt;Text&gt;TCS Ridenominazione Unità Migliorata&lt;/Text&gt;&lt;/Row&gt;">
            <text:p>&lt;Row Tag='LOC_MOD_TCS_IMPROVED_UNIT_RENAMING_NAME' Language='it_IT'&gt;&lt;Text&gt;TCS Ridenominazione Unità Migliorata&lt;/Text&gt;&lt;/Row&gt;</text:p>
          </table:table-cell>
          <table:table-cell office:value-type="string">
            <text:p>TCS 改良されたユニット名の変更</text:p>
          </table:table-cell>
          <table:table-cell table:formula="of:=CONCATENATE(&quot;&lt;Row Tag='&quot;;[.A2];&quot;' Language='ja_JP'&gt;&lt;Text&gt;&quot;;[.I2];&quot;&lt;/Text&gt;&lt;/Row&gt;&quot;)" office:value-type="string" office:string-value="&lt;Row Tag='LOC_MOD_TCS_IMPROVED_UNIT_RENAMING_NAME' Language='ja_JP'&gt;&lt;Text&gt;TCS 改良されたユニット名の変更&lt;/Text&gt;&lt;/Row&gt;">
            <text:p>&lt;Row Tag='LOC_MOD_TCS_IMPROVED_UNIT_RENAMING_NAME' Language='ja_JP'&gt;&lt;Text&gt;TCS 改良されたユニット名の変更&lt;/Text&gt;&lt;/Row&gt;</text:p>
          </table:table-cell>
          <table:table-cell office:value-type="string">
            <text:p>TCS 개선된 유닛 이름 변경</text:p>
          </table:table-cell>
          <table:table-cell table:formula="of:=CONCATENATE(&quot;&lt;Row Tag='&quot;;[.A2];&quot;' Language='ko_KR'&gt;&lt;Text&gt;&quot;;[.K2];&quot;&lt;/Text&gt;&lt;/Row&gt;&quot;)" office:value-type="string" office:string-value="&lt;Row Tag='LOC_MOD_TCS_IMPROVED_UNIT_RENAMING_NAME' Language='ko_KR'&gt;&lt;Text&gt;TCS 개선된 유닛 이름 변경&lt;/Text&gt;&lt;/Row&gt;">
            <text:p>&lt;Row Tag='LOC_MOD_TCS_IMPROVED_UNIT_RENAMING_NAME' Language='ko_KR'&gt;&lt;Text&gt;TCS 개선된 유닛 이름 변경&lt;/Text&gt;&lt;/Row&gt;</text:p>
          </table:table-cell>
          <table:table-cell office:value-type="string">
            <text:p>TCS Ulepszone Zmiany Nazw Jednostek</text:p>
          </table:table-cell>
          <table:table-cell table:formula="of:=CONCATENATE(&quot;&lt;Row Tag='&quot;;[.A2];&quot;' Language='pl_PL'&gt;&lt;Text&gt;&quot;;[.M2];&quot;&lt;/Text&gt;&lt;/Row&gt;&quot;)" office:value-type="string" office:string-value="&lt;Row Tag='LOC_MOD_TCS_IMPROVED_UNIT_RENAMING_NAME' Language='pl_PL'&gt;&lt;Text&gt;TCS Ulepszone Zmiany Nazw Jednostek&lt;/Text&gt;&lt;/Row&gt;">
            <text:p>&lt;Row Tag='LOC_MOD_TCS_IMPROVED_UNIT_RENAMING_NAME' Language='pl_PL'&gt;&lt;Text&gt;TCS Ulepszone Zmiany Nazw Jednostek&lt;/Text&gt;&lt;/Row&gt;</text:p>
          </table:table-cell>
          <table:table-cell office:value-type="string">
            <text:p>TCS Renomeação de Unidade Melhorada</text:p>
          </table:table-cell>
          <table:table-cell table:formula="of:=CONCATENATE(&quot;&lt;Row Tag='&quot;;[.A2];&quot;' Language='pt_BR'&gt;&lt;Text&gt;&quot;;[.O2];&quot;&lt;/Text&gt;&lt;/Row&gt;&quot;)" office:value-type="string" office:string-value="&lt;Row Tag='LOC_MOD_TCS_IMPROVED_UNIT_RENAMING_NAME' Language='pt_BR'&gt;&lt;Text&gt;TCS Renomeação de Unidade Melhorada&lt;/Text&gt;&lt;/Row&gt;">
            <text:p>&lt;Row Tag='LOC_MOD_TCS_IMPROVED_UNIT_RENAMING_NAME' Language='pt_BR'&gt;&lt;Text&gt;TCS Renomeação de Unidade Melhorada&lt;/Text&gt;&lt;/Row&gt;</text:p>
          </table:table-cell>
          <table:table-cell office:value-type="string">
            <text:p>TCS Улучшенное Переименование Юнитов</text:p>
          </table:table-cell>
          <table:table-cell table:formula="of:=CONCATENATE(&quot;&lt;Row Tag='&quot;;[.A2];&quot;' Language='ru_RU'&gt;&lt;Text&gt;&quot;;[.Q2];&quot;&lt;/Text&gt;&lt;/Row&gt;&quot;)" office:value-type="string" office:string-value="&lt;Row Tag='LOC_MOD_TCS_IMPROVED_UNIT_RENAMING_NAME' Language='ru_RU'&gt;&lt;Text&gt;TCS Улучшенное Переименование Юнитов&lt;/Text&gt;&lt;/Row&gt;">
            <text:p>&lt;Row Tag='LOC_MOD_TCS_IMPROVED_UNIT_RENAMING_NAME' Language='ru_RU'&gt;&lt;Text&gt;TCS Улучшенное Переименование Юнитов&lt;/Text&gt;&lt;/Row&gt;</text:p>
          </table:table-cell>
          <table:table-cell office:value-type="string">
            <text:p>TCS 改进的单位重命名</text:p>
          </table:table-cell>
          <table:table-cell table:formula="of:=CONCATENATE(&quot;&lt;Row Tag='&quot;;[.A2];&quot;' Language='zh_Hans_CN'&gt;&lt;Text&gt;&quot;;[.S2];&quot;&lt;/Text&gt;&lt;/Row&gt;&quot;)" office:value-type="string" office:string-value="&lt;Row Tag='LOC_MOD_TCS_IMPROVED_UNIT_RENAMING_NAME' Language='zh_Hans_CN'&gt;&lt;Text&gt;TCS 改进的单位重命名&lt;/Text&gt;&lt;/Row&gt;">
            <text:p>&lt;Row Tag='LOC_MOD_TCS_IMPROVED_UNIT_RENAMING_NAME' Language='zh_Hans_CN'&gt;&lt;Text&gt;TCS 改进的单位重命名&lt;/Text&gt;&lt;/Row&gt;</text:p>
          </table:table-cell>
        </table:table-row>
        <table:table-row table:style-name="ro6">
          <table:table-cell office:value-type="string">
            <text:p>LOC_MOD_TCS_IMPROVED_UNIT_RENAMING_DESCRIPTION</text:p>
          </table:table-cell>
          <table:table-cell office:value-type="string">
            <text:p>Adds several options to randomize unit names.</text:p>
          </table:table-cell>
          <table:table-cell office:value-type="string">
            <text:p>Fügt mehrere Optionen hinzu, um Einheitennamen zufällig auszuwählen.</text:p>
          </table:table-cell>
          <table:table-cell table:formula="of:=CONCATENATE(&quot;&lt;Row Tag='&quot;;[.A3];&quot;' Language='de_DE'&gt;&lt;Text&gt;&quot;;[.C3];&quot;&lt;/Text&gt;&lt;/Row&gt;&quot;)" office:value-type="string" office:string-value="&lt;Row Tag='LOC_MOD_TCS_IMPROVED_UNIT_RENAMING_DESCRIPTION' Language='de_DE'&gt;&lt;Text&gt;Fügt mehrere Optionen hinzu, um Einheitennamen zufällig auszuwählen.&lt;/Text&gt;&lt;/Row&gt;">
            <text:p>&lt;Row Tag='LOC_MOD_TCS_IMPROVED_UNIT_RENAMING_DESCRIPTION' Language='de_DE'&gt;&lt;Text&gt;Fügt mehrere Optionen hinzu, um Einheitennamen zufällig auszuwählen.&lt;/Text&gt;&lt;/Row&gt;</text:p>
          </table:table-cell>
          <table:table-cell office:value-type="string">
            <text:p>Añade varias opciones para aleatorizar los nombres de las unidades.</text:p>
          </table:table-cell>
          <table:table-cell table:formula="of:=CONCATENATE(&quot;&lt;Row Tag='&quot;;[.A3];&quot;' Language='es_ES'&gt;&lt;Text&gt;&quot;;[.E3];&quot;&lt;/Text&gt;&lt;/Row&gt;&quot;)" office:value-type="string" office:string-value="&lt;Row Tag='LOC_MOD_TCS_IMPROVED_UNIT_RENAMING_DESCRIPTION' Language='es_ES'&gt;&lt;Text&gt;Añade varias opciones para aleatorizar los nombres de las unidades.&lt;/Text&gt;&lt;/Row&gt;">
            <text:p>&lt;Row Tag='LOC_MOD_TCS_IMPROVED_UNIT_RENAMING_DESCRIPTION' Language='es_ES'&gt;&lt;Text&gt;Añade varias opciones para aleatorizar los nombres de las unidades.&lt;/Text&gt;&lt;/Row&gt;</text:p>
          </table:table-cell>
          <table:table-cell office:value-type="string">
            <text:p>Aggiunge diverse opzioni per randomizzare i nomi delle unità.</text:p>
          </table:table-cell>
          <table:table-cell table:formula="of:=CONCATENATE(&quot;&lt;Row Tag='&quot;;[.A3];&quot;' Language='it_IT'&gt;&lt;Text&gt;&quot;;[.G3];&quot;&lt;/Text&gt;&lt;/Row&gt;&quot;)" office:value-type="string" office:string-value="&lt;Row Tag='LOC_MOD_TCS_IMPROVED_UNIT_RENAMING_DESCRIPTION' Language='it_IT'&gt;&lt;Text&gt;Aggiunge diverse opzioni per randomizzare i nomi delle unità.&lt;/Text&gt;&lt;/Row&gt;">
            <text:p>&lt;Row Tag='LOC_MOD_TCS_IMPROVED_UNIT_RENAMING_DESCRIPTION' Language='it_IT'&gt;&lt;Text&gt;Aggiunge diverse opzioni per randomizzare i nomi delle unità.&lt;/Text&gt;&lt;/Row&gt;</text:p>
          </table:table-cell>
          <table:table-cell office:value-type="string">
            <text:p>ユニット名をランダム化するためのいくつかのオプションを追加します。</text:p>
          </table:table-cell>
          <table:table-cell table:formula="of:=CONCATENATE(&quot;&lt;Row Tag='&quot;;[.A3];&quot;' Language='ja_JP'&gt;&lt;Text&gt;&quot;;[.I3];&quot;&lt;/Text&gt;&lt;/Row&gt;&quot;)" office:value-type="string" office:string-value="&lt;Row Tag='LOC_MOD_TCS_IMPROVED_UNIT_RENAMING_DESCRIPTION' Language='ja_JP'&gt;&lt;Text&gt;ユニット名をランダム化するためのいくつかのオプションを追加します。&lt;/Text&gt;&lt;/Row&gt;">
            <text:p>&lt;Row Tag='LOC_MOD_TCS_IMPROVED_UNIT_RENAMING_DESCRIPTION' Language='ja_JP'&gt;&lt;Text&gt;ユニット名をランダム化するためのいくつかのオプションを追加します。&lt;/Text&gt;&lt;/Row&gt;</text:p>
          </table:table-cell>
          <table:table-cell office:value-type="string">
            <text:p>유닛 이름 무작위화를 위한 여러 옵션을 추가합니다.</text:p>
          </table:table-cell>
          <table:table-cell table:formula="of:=CONCATENATE(&quot;&lt;Row Tag='&quot;;[.A3];&quot;' Language='ko_KR'&gt;&lt;Text&gt;&quot;;[.K3];&quot;&lt;/Text&gt;&lt;/Row&gt;&quot;)" office:value-type="string" office:string-value="&lt;Row Tag='LOC_MOD_TCS_IMPROVED_UNIT_RENAMING_DESCRIPTION' Language='ko_KR'&gt;&lt;Text&gt;유닛 이름 무작위화를 위한 여러 옵션을 추가합니다.&lt;/Text&gt;&lt;/Row&gt;">
            <text:p>&lt;Row Tag='LOC_MOD_TCS_IMPROVED_UNIT_RENAMING_DESCRIPTION' Language='ko_KR'&gt;&lt;Text&gt;유닛 이름 무작위화를 위한 여러 옵션을 추가합니다.&lt;/Text&gt;&lt;/Row&gt;</text:p>
          </table:table-cell>
          <table:table-cell office:value-type="string">
            <text:p>Dodaje kilka opcji do losowania nazw jednostek.</text:p>
          </table:table-cell>
          <table:table-cell table:formula="of:=CONCATENATE(&quot;&lt;Row Tag='&quot;;[.A3];&quot;' Language='pl_PL'&gt;&lt;Text&gt;&quot;;[.M3];&quot;&lt;/Text&gt;&lt;/Row&gt;&quot;)" office:value-type="string" office:string-value="&lt;Row Tag='LOC_MOD_TCS_IMPROVED_UNIT_RENAMING_DESCRIPTION' Language='pl_PL'&gt;&lt;Text&gt;Dodaje kilka opcji do losowania nazw jednostek.&lt;/Text&gt;&lt;/Row&gt;">
            <text:p>&lt;Row Tag='LOC_MOD_TCS_IMPROVED_UNIT_RENAMING_DESCRIPTION' Language='pl_PL'&gt;&lt;Text&gt;Dodaje kilka opcji do losowania nazw jednostek.&lt;/Text&gt;&lt;/Row&gt;</text:p>
          </table:table-cell>
          <table:table-cell office:value-type="string">
            <text:p>Adiciona diversas opções para aleatorizar os nomes das unidades.</text:p>
          </table:table-cell>
          <table:table-cell table:formula="of:=CONCATENATE(&quot;&lt;Row Tag='&quot;;[.A3];&quot;' Language='pt_BR'&gt;&lt;Text&gt;&quot;;[.O3];&quot;&lt;/Text&gt;&lt;/Row&gt;&quot;)" office:value-type="string" office:string-value="&lt;Row Tag='LOC_MOD_TCS_IMPROVED_UNIT_RENAMING_DESCRIPTION' Language='pt_BR'&gt;&lt;Text&gt;Adiciona diversas opções para aleatorizar os nomes das unidades.&lt;/Text&gt;&lt;/Row&gt;">
            <text:p>&lt;Row Tag='LOC_MOD_TCS_IMPROVED_UNIT_RENAMING_DESCRIPTION' Language='pt_BR'&gt;&lt;Text&gt;Adiciona diversas opções para aleatorizar os nomes das unidades.&lt;/Text&gt;&lt;/Row&gt;</text:p>
          </table:table-cell>
          <table:table-cell office:value-type="string">
            <text:p>Добавляет несколько опций для рандомизации имен юнитов.</text:p>
          </table:table-cell>
          <table:table-cell table:formula="of:=CONCATENATE(&quot;&lt;Row Tag='&quot;;[.A3];&quot;' Language='ru_RU'&gt;&lt;Text&gt;&quot;;[.Q3];&quot;&lt;/Text&gt;&lt;/Row&gt;&quot;)" office:value-type="string" office:string-value="&lt;Row Tag='LOC_MOD_TCS_IMPROVED_UNIT_RENAMING_DESCRIPTION' Language='ru_RU'&gt;&lt;Text&gt;Добавляет несколько опций для рандомизации имен юнитов.&lt;/Text&gt;&lt;/Row&gt;">
            <text:p>&lt;Row Tag='LOC_MOD_TCS_IMPROVED_UNIT_RENAMING_DESCRIPTION' Language='ru_RU'&gt;&lt;Text&gt;Добавляет несколько опций для рандомизации имен юнитов.&lt;/Text&gt;&lt;/Row&gt;</text:p>
          </table:table-cell>
          <table:table-cell office:value-type="string">
            <text:p>增加了几个随机化单位名称的选项。</text:p>
          </table:table-cell>
          <table:table-cell table:formula="of:=CONCATENATE(&quot;&lt;Row Tag='&quot;;[.A3];&quot;' Language='zh_Hans_CN'&gt;&lt;Text&gt;&quot;;[.S3];&quot;&lt;/Text&gt;&lt;/Row&gt;&quot;)" office:value-type="string" office:string-value="&lt;Row Tag='LOC_MOD_TCS_IMPROVED_UNIT_RENAMING_DESCRIPTION' Language='zh_Hans_CN'&gt;&lt;Text&gt;增加了几个随机化单位名称的选项。&lt;/Text&gt;&lt;/Row&gt;">
            <text:p>&lt;Row Tag='LOC_MOD_TCS_IMPROVED_UNIT_RENAMING_DESCRIPTION' Language='zh_Hans_CN'&gt;&lt;Text&gt;增加了几个随机化单位名称的选项。&lt;/Text&gt;&lt;/Row&gt;</text:p>
          </table:table-cell>
        </table:table-row>
        <table:table-row table:style-name="ro7">
          <table:table-cell office:value-type="string">
            <text:p>LOC_MOD_TCS_IMPROVED_UNIT_RENAMING_AUTHORS</text:p>
          </table:table-cell>
          <table:table-cell office:value-type="string">
            <text:p>thecrazyscotsman</text:p>
          </table:table-cell>
          <table:table-cell office:value-type="string">
            <text:p>thecrazyscotsman</text:p>
          </table:table-cell>
          <table:table-cell table:formula="of:=CONCATENATE(&quot;&lt;Row Tag='&quot;;[.A4];&quot;' Language='de_DE'&gt;&lt;Text&gt;&quot;;[.C4];&quot;&lt;/Text&gt;&lt;/Row&gt;&quot;)" office:value-type="string" office:string-value="&lt;Row Tag='LOC_MOD_TCS_IMPROVED_UNIT_RENAMING_AUTHORS' Language='de_DE'&gt;&lt;Text&gt;thecrazyscotsman&lt;/Text&gt;&lt;/Row&gt;">
            <text:p>&lt;Row Tag='LOC_MOD_TCS_IMPROVED_UNIT_RENAMING_AUTHORS' Language='de_DE'&gt;&lt;Text&gt;thecrazyscotsman&lt;/Text&gt;&lt;/Row&gt;</text:p>
          </table:table-cell>
          <table:table-cell office:value-type="string">
            <text:p>thecrazyscotsman</text:p>
          </table:table-cell>
          <table:table-cell table:formula="of:=CONCATENATE(&quot;&lt;Row Tag='&quot;;[.A4];&quot;' Language='es_ES'&gt;&lt;Text&gt;&quot;;[.E4];&quot;&lt;/Text&gt;&lt;/Row&gt;&quot;)" office:value-type="string" office:string-value="&lt;Row Tag='LOC_MOD_TCS_IMPROVED_UNIT_RENAMING_AUTHORS' Language='es_ES'&gt;&lt;Text&gt;thecrazyscotsman&lt;/Text&gt;&lt;/Row&gt;">
            <text:p>&lt;Row Tag='LOC_MOD_TCS_IMPROVED_UNIT_RENAMING_AUTHORS' Language='es_ES'&gt;&lt;Text&gt;thecrazyscotsman&lt;/Text&gt;&lt;/Row&gt;</text:p>
          </table:table-cell>
          <table:table-cell office:value-type="string">
            <text:p>thecrazyscotsman</text:p>
          </table:table-cell>
          <table:table-cell table:formula="of:=CONCATENATE(&quot;&lt;Row Tag='&quot;;[.A4];&quot;' Language='it_IT'&gt;&lt;Text&gt;&quot;;[.G4];&quot;&lt;/Text&gt;&lt;/Row&gt;&quot;)" office:value-type="string" office:string-value="&lt;Row Tag='LOC_MOD_TCS_IMPROVED_UNIT_RENAMING_AUTHORS' Language='it_IT'&gt;&lt;Text&gt;thecrazyscotsman&lt;/Text&gt;&lt;/Row&gt;">
            <text:p>&lt;Row Tag='LOC_MOD_TCS_IMPROVED_UNIT_RENAMING_AUTHORS' Language='it_IT'&gt;&lt;Text&gt;thecrazyscotsman&lt;/Text&gt;&lt;/Row&gt;</text:p>
          </table:table-cell>
          <table:table-cell office:value-type="string">
            <text:p>thecrazyscotsman</text:p>
          </table:table-cell>
          <table:table-cell table:formula="of:=CONCATENATE(&quot;&lt;Row Tag='&quot;;[.A4];&quot;' Language='ja_JP'&gt;&lt;Text&gt;&quot;;[.I4];&quot;&lt;/Text&gt;&lt;/Row&gt;&quot;)" office:value-type="string" office:string-value="&lt;Row Tag='LOC_MOD_TCS_IMPROVED_UNIT_RENAMING_AUTHORS' Language='ja_JP'&gt;&lt;Text&gt;thecrazyscotsman&lt;/Text&gt;&lt;/Row&gt;">
            <text:p>&lt;Row Tag='LOC_MOD_TCS_IMPROVED_UNIT_RENAMING_AUTHORS' Language='ja_JP'&gt;&lt;Text&gt;thecrazyscotsman&lt;/Text&gt;&lt;/Row&gt;</text:p>
          </table:table-cell>
          <table:table-cell office:value-type="string">
            <text:p>thecrazyscotsman</text:p>
          </table:table-cell>
          <table:table-cell table:formula="of:=CONCATENATE(&quot;&lt;Row Tag='&quot;;[.A4];&quot;' Language='ko_KR'&gt;&lt;Text&gt;&quot;;[.K4];&quot;&lt;/Text&gt;&lt;/Row&gt;&quot;)" office:value-type="string" office:string-value="&lt;Row Tag='LOC_MOD_TCS_IMPROVED_UNIT_RENAMING_AUTHORS' Language='ko_KR'&gt;&lt;Text&gt;thecrazyscotsman&lt;/Text&gt;&lt;/Row&gt;">
            <text:p>&lt;Row Tag='LOC_MOD_TCS_IMPROVED_UNIT_RENAMING_AUTHORS' Language='ko_KR'&gt;&lt;Text&gt;thecrazyscotsman&lt;/Text&gt;&lt;/Row&gt;</text:p>
          </table:table-cell>
          <table:table-cell office:value-type="string">
            <text:p>thecrazyscotsman</text:p>
          </table:table-cell>
          <table:table-cell table:formula="of:=CONCATENATE(&quot;&lt;Row Tag='&quot;;[.A4];&quot;' Language='pl_PL'&gt;&lt;Text&gt;&quot;;[.M4];&quot;&lt;/Text&gt;&lt;/Row&gt;&quot;)" office:value-type="string" office:string-value="&lt;Row Tag='LOC_MOD_TCS_IMPROVED_UNIT_RENAMING_AUTHORS' Language='pl_PL'&gt;&lt;Text&gt;thecrazyscotsman&lt;/Text&gt;&lt;/Row&gt;">
            <text:p>&lt;Row Tag='LOC_MOD_TCS_IMPROVED_UNIT_RENAMING_AUTHORS' Language='pl_PL'&gt;&lt;Text&gt;thecrazyscotsman&lt;/Text&gt;&lt;/Row&gt;</text:p>
          </table:table-cell>
          <table:table-cell office:value-type="string">
            <text:p>thecrazyscotsman</text:p>
          </table:table-cell>
          <table:table-cell table:formula="of:=CONCATENATE(&quot;&lt;Row Tag='&quot;;[.A4];&quot;' Language='pt_BR'&gt;&lt;Text&gt;&quot;;[.O4];&quot;&lt;/Text&gt;&lt;/Row&gt;&quot;)" office:value-type="string" office:string-value="&lt;Row Tag='LOC_MOD_TCS_IMPROVED_UNIT_RENAMING_AUTHORS' Language='pt_BR'&gt;&lt;Text&gt;thecrazyscotsman&lt;/Text&gt;&lt;/Row&gt;">
            <text:p>&lt;Row Tag='LOC_MOD_TCS_IMPROVED_UNIT_RENAMING_AUTHORS' Language='pt_BR'&gt;&lt;Text&gt;thecrazyscotsman&lt;/Text&gt;&lt;/Row&gt;</text:p>
          </table:table-cell>
          <table:table-cell office:value-type="string">
            <text:p>thecrazyscotsman</text:p>
          </table:table-cell>
          <table:table-cell table:formula="of:=CONCATENATE(&quot;&lt;Row Tag='&quot;;[.A4];&quot;' Language='ru_RU'&gt;&lt;Text&gt;&quot;;[.Q4];&quot;&lt;/Text&gt;&lt;/Row&gt;&quot;)" office:value-type="string" office:string-value="&lt;Row Tag='LOC_MOD_TCS_IMPROVED_UNIT_RENAMING_AUTHORS' Language='ru_RU'&gt;&lt;Text&gt;thecrazyscotsman&lt;/Text&gt;&lt;/Row&gt;">
            <text:p>&lt;Row Tag='LOC_MOD_TCS_IMPROVED_UNIT_RENAMING_AUTHORS' Language='ru_RU'&gt;&lt;Text&gt;thecrazyscotsman&lt;/Text&gt;&lt;/Row&gt;</text:p>
          </table:table-cell>
          <table:table-cell office:value-type="string">
            <text:p>thecrazyscotsman</text:p>
          </table:table-cell>
          <table:table-cell table:formula="of:=CONCATENATE(&quot;&lt;Row Tag='&quot;;[.A4];&quot;' Language='zh_Hans_CN'&gt;&lt;Text&gt;&quot;;[.S4];&quot;&lt;/Text&gt;&lt;/Row&gt;&quot;)" office:value-type="string" office:string-value="&lt;Row Tag='LOC_MOD_TCS_IMPROVED_UNIT_RENAMING_AUTHORS' Language='zh_Hans_CN'&gt;&lt;Text&gt;thecrazyscotsman&lt;/Text&gt;&lt;/Row&gt;">
            <text:p>&lt;Row Tag='LOC_MOD_TCS_IMPROVED_UNIT_RENAMING_AUTHORS' Language='zh_Hans_CN'&gt;&lt;Text&gt;thecrazyscotsman&lt;/Text&gt;&lt;/Row&gt;</text:p>
          </table:table-cell>
        </table:table-row>
        <table:table-row table:style-name="ro8">
          <table:table-cell office:value-type="string">
            <text:p>LOC_MOD_TCS_IMPROVED_UNIT_RENAMING_THANKS</text:p>
          </table:table-cell>
          <table:table-cell office:value-type="string">
            <text:p>Archanist, for assisting with the Civ6 unit names.</text:p>
          </table:table-cell>
          <table:table-cell office:value-type="string">
            <text:p>Archanist, for assisting with the Civ6 unit names.</text:p>
          </table:table-cell>
          <table:table-cell table:formula="of:=CONCATENATE(&quot;&lt;Row Tag='&quot;;[.A5];&quot;' Language='de_DE'&gt;&lt;Text&gt;&quot;;[.C5];&quot;&lt;/Text&gt;&lt;/Row&gt;&quot;)" office:value-type="string" office:string-value="&lt;Row Tag='LOC_MOD_TCS_IMPROVED_UNIT_RENAMING_THANKS' Language='de_DE'&gt;&lt;Text&gt;Archanist, for assisting with the Civ6 unit names.&lt;/Text&gt;&lt;/Row&gt;">
            <text:p>&lt;Row Tag='LOC_MOD_TCS_IMPROVED_UNIT_RENAMING_THANKS' Language='de_DE'&gt;&lt;Text&gt;Archanist, for assisting with the Civ6 unit names.&lt;/Text&gt;&lt;/Row&gt;</text:p>
          </table:table-cell>
          <table:table-cell office:value-type="string">
            <text:p>Archanist, for assisting with the Civ6 unit names.</text:p>
          </table:table-cell>
          <table:table-cell table:formula="of:=CONCATENATE(&quot;&lt;Row Tag='&quot;;[.A5];&quot;' Language='es_ES'&gt;&lt;Text&gt;&quot;;[.E5];&quot;&lt;/Text&gt;&lt;/Row&gt;&quot;)" office:value-type="string" office:string-value="&lt;Row Tag='LOC_MOD_TCS_IMPROVED_UNIT_RENAMING_THANKS' Language='es_ES'&gt;&lt;Text&gt;Archanist, for assisting with the Civ6 unit names.&lt;/Text&gt;&lt;/Row&gt;">
            <text:p>&lt;Row Tag='LOC_MOD_TCS_IMPROVED_UNIT_RENAMING_THANKS' Language='es_ES'&gt;&lt;Text&gt;Archanist, for assisting with the Civ6 unit names.&lt;/Text&gt;&lt;/Row&gt;</text:p>
          </table:table-cell>
          <table:table-cell office:value-type="string">
            <text:p>Archanist, for assisting with the Civ6 unit names.</text:p>
          </table:table-cell>
          <table:table-cell table:formula="of:=CONCATENATE(&quot;&lt;Row Tag='&quot;;[.A5];&quot;' Language='it_IT'&gt;&lt;Text&gt;&quot;;[.G5];&quot;&lt;/Text&gt;&lt;/Row&gt;&quot;)" office:value-type="string" office:string-value="&lt;Row Tag='LOC_MOD_TCS_IMPROVED_UNIT_RENAMING_THANKS' Language='it_IT'&gt;&lt;Text&gt;Archanist, for assisting with the Civ6 unit names.&lt;/Text&gt;&lt;/Row&gt;">
            <text:p>&lt;Row Tag='LOC_MOD_TCS_IMPROVED_UNIT_RENAMING_THANKS' Language='it_IT'&gt;&lt;Text&gt;Archanist, for assisting with the Civ6 unit names.&lt;/Text&gt;&lt;/Row&gt;</text:p>
          </table:table-cell>
          <table:table-cell office:value-type="string">
            <text:p>Archanist, for assisting with the Civ6 unit names.</text:p>
          </table:table-cell>
          <table:table-cell table:formula="of:=CONCATENATE(&quot;&lt;Row Tag='&quot;;[.A5];&quot;' Language='ja_JP'&gt;&lt;Text&gt;&quot;;[.I5];&quot;&lt;/Text&gt;&lt;/Row&gt;&quot;)" office:value-type="string" office:string-value="&lt;Row Tag='LOC_MOD_TCS_IMPROVED_UNIT_RENAMING_THANKS' Language='ja_JP'&gt;&lt;Text&gt;Archanist, for assisting with the Civ6 unit names.&lt;/Text&gt;&lt;/Row&gt;">
            <text:p>&lt;Row Tag='LOC_MOD_TCS_IMPROVED_UNIT_RENAMING_THANKS' Language='ja_JP'&gt;&lt;Text&gt;Archanist, for assisting with the Civ6 unit names.&lt;/Text&gt;&lt;/Row&gt;</text:p>
          </table:table-cell>
          <table:table-cell office:value-type="string">
            <text:p>Archanist, for assisting with the Civ6 unit names.</text:p>
          </table:table-cell>
          <table:table-cell table:formula="of:=CONCATENATE(&quot;&lt;Row Tag='&quot;;[.A5];&quot;' Language='ko_KR'&gt;&lt;Text&gt;&quot;;[.K5];&quot;&lt;/Text&gt;&lt;/Row&gt;&quot;)" office:value-type="string" office:string-value="&lt;Row Tag='LOC_MOD_TCS_IMPROVED_UNIT_RENAMING_THANKS' Language='ko_KR'&gt;&lt;Text&gt;Archanist, for assisting with the Civ6 unit names.&lt;/Text&gt;&lt;/Row&gt;">
            <text:p>&lt;Row Tag='LOC_MOD_TCS_IMPROVED_UNIT_RENAMING_THANKS' Language='ko_KR'&gt;&lt;Text&gt;Archanist, for assisting with the Civ6 unit names.&lt;/Text&gt;&lt;/Row&gt;</text:p>
          </table:table-cell>
          <table:table-cell office:value-type="string">
            <text:p>Archanist, for assisting with the Civ6 unit names.</text:p>
          </table:table-cell>
          <table:table-cell table:formula="of:=CONCATENATE(&quot;&lt;Row Tag='&quot;;[.A5];&quot;' Language='pl_PL'&gt;&lt;Text&gt;&quot;;[.M5];&quot;&lt;/Text&gt;&lt;/Row&gt;&quot;)" office:value-type="string" office:string-value="&lt;Row Tag='LOC_MOD_TCS_IMPROVED_UNIT_RENAMING_THANKS' Language='pl_PL'&gt;&lt;Text&gt;Archanist, for assisting with the Civ6 unit names.&lt;/Text&gt;&lt;/Row&gt;">
            <text:p>&lt;Row Tag='LOC_MOD_TCS_IMPROVED_UNIT_RENAMING_THANKS' Language='pl_PL'&gt;&lt;Text&gt;Archanist, for assisting with the Civ6 unit names.&lt;/Text&gt;&lt;/Row&gt;</text:p>
          </table:table-cell>
          <table:table-cell office:value-type="string">
            <text:p>Archanist, for assisting with the Civ6 unit names.</text:p>
          </table:table-cell>
          <table:table-cell table:formula="of:=CONCATENATE(&quot;&lt;Row Tag='&quot;;[.A5];&quot;' Language='pt_BR'&gt;&lt;Text&gt;&quot;;[.O5];&quot;&lt;/Text&gt;&lt;/Row&gt;&quot;)" office:value-type="string" office:string-value="&lt;Row Tag='LOC_MOD_TCS_IMPROVED_UNIT_RENAMING_THANKS' Language='pt_BR'&gt;&lt;Text&gt;Archanist, for assisting with the Civ6 unit names.&lt;/Text&gt;&lt;/Row&gt;">
            <text:p>&lt;Row Tag='LOC_MOD_TCS_IMPROVED_UNIT_RENAMING_THANKS' Language='pt_BR'&gt;&lt;Text&gt;Archanist, for assisting with the Civ6 unit names.&lt;/Text&gt;&lt;/Row&gt;</text:p>
          </table:table-cell>
          <table:table-cell office:value-type="string">
            <text:p>Archanist, for assisting with the Civ6 unit names.</text:p>
          </table:table-cell>
          <table:table-cell table:formula="of:=CONCATENATE(&quot;&lt;Row Tag='&quot;;[.A5];&quot;' Language='ru_RU'&gt;&lt;Text&gt;&quot;;[.Q5];&quot;&lt;/Text&gt;&lt;/Row&gt;&quot;)" office:value-type="string" office:string-value="&lt;Row Tag='LOC_MOD_TCS_IMPROVED_UNIT_RENAMING_THANKS' Language='ru_RU'&gt;&lt;Text&gt;Archanist, for assisting with the Civ6 unit names.&lt;/Text&gt;&lt;/Row&gt;">
            <text:p>&lt;Row Tag='LOC_MOD_TCS_IMPROVED_UNIT_RENAMING_THANKS' Language='ru_RU'&gt;&lt;Text&gt;Archanist, for assisting with the Civ6 unit names.&lt;/Text&gt;&lt;/Row&gt;</text:p>
          </table:table-cell>
          <table:table-cell office:value-type="string">
            <text:p>Archanist, for assisting with the Civ6 unit names.</text:p>
          </table:table-cell>
          <table:table-cell table:formula="of:=CONCATENATE(&quot;&lt;Row Tag='&quot;;[.A5];&quot;' Language='zh_Hans_CN'&gt;&lt;Text&gt;&quot;;[.S5];&quot;&lt;/Text&gt;&lt;/Row&gt;&quot;)" office:value-type="string" office:string-value="&lt;Row Tag='LOC_MOD_TCS_IMPROVED_UNIT_RENAMING_THANKS' Language='zh_Hans_CN'&gt;&lt;Text&gt;Archanist, for assisting with the Civ6 unit names.&lt;/Text&gt;&lt;/Row&gt;">
            <text:p>&lt;Row Tag='LOC_MOD_TCS_IMPROVED_UNIT_RENAMING_THANKS' Language='zh_Hans_CN'&gt;&lt;Text&gt;Archanist, for assisting with the Civ6 unit names.&lt;/Text&gt;&lt;/Row&gt;</text:p>
          </table:table-cell>
        </table:table-row>
        <table:table-row table:style-name="ro9">
          <table:table-cell office:value-type="string">
            <text:p>LOC_MOD_TCS_IMPROVED_UNIT_RENAMING_COMPATIBILITY</text:p>
          </table:table-cell>
          <table:table-cell office:value-type="string">
            <text:p>This should be compatible with all other mods.</text:p>
          </table:table-cell>
          <table:table-cell office:value-type="string">
            <text:p>Dies sollte mit allen anderen Mods kompatibel sein.</text:p>
          </table:table-cell>
          <table:table-cell table:formula="of:=CONCATENATE(&quot;&lt;Row Tag='&quot;;[.A6];&quot;' Language='de_DE'&gt;&lt;Text&gt;&quot;;[.C6];&quot;&lt;/Text&gt;&lt;/Row&gt;&quot;)" office:value-type="string" office:string-value="&lt;Row Tag='LOC_MOD_TCS_IMPROVED_UNIT_RENAMING_COMPATIBILITY' Language='de_DE'&gt;&lt;Text&gt;Dies sollte mit allen anderen Mods kompatibel sein.&lt;/Text&gt;&lt;/Row&gt;">
            <text:p>&lt;Row Tag='LOC_MOD_TCS_IMPROVED_UNIT_RENAMING_COMPATIBILITY' Language='de_DE'&gt;&lt;Text&gt;Dies sollte mit allen anderen Mods kompatibel sein.&lt;/Text&gt;&lt;/Row&gt;</text:p>
          </table:table-cell>
          <table:table-cell office:value-type="string">
            <text:p>Esto debería ser compatible con todos los demás mods.</text:p>
          </table:table-cell>
          <table:table-cell table:formula="of:=CONCATENATE(&quot;&lt;Row Tag='&quot;;[.A6];&quot;' Language='es_ES'&gt;&lt;Text&gt;&quot;;[.E6];&quot;&lt;/Text&gt;&lt;/Row&gt;&quot;)" office:value-type="string" office:string-value="&lt;Row Tag='LOC_MOD_TCS_IMPROVED_UNIT_RENAMING_COMPATIBILITY' Language='es_ES'&gt;&lt;Text&gt;Esto debería ser compatible con todos los demás mods.&lt;/Text&gt;&lt;/Row&gt;">
            <text:p>&lt;Row Tag='LOC_MOD_TCS_IMPROVED_UNIT_RENAMING_COMPATIBILITY' Language='es_ES'&gt;&lt;Text&gt;Esto debería ser compatible con todos los demás mods.&lt;/Text&gt;&lt;/Row&gt;</text:p>
          </table:table-cell>
          <table:table-cell office:value-type="string">
            <text:p>Questo dovrebbe essere compatibile con tutte le altre mod.</text:p>
          </table:table-cell>
          <table:table-cell table:formula="of:=CONCATENATE(&quot;&lt;Row Tag='&quot;;[.A6];&quot;' Language='it_IT'&gt;&lt;Text&gt;&quot;;[.G6];&quot;&lt;/Text&gt;&lt;/Row&gt;&quot;)" office:value-type="string" office:string-value="&lt;Row Tag='LOC_MOD_TCS_IMPROVED_UNIT_RENAMING_COMPATIBILITY' Language='it_IT'&gt;&lt;Text&gt;Questo dovrebbe essere compatibile con tutte le altre mod.&lt;/Text&gt;&lt;/Row&gt;">
            <text:p>&lt;Row Tag='LOC_MOD_TCS_IMPROVED_UNIT_RENAMING_COMPATIBILITY' Language='it_IT'&gt;&lt;Text&gt;Questo dovrebbe essere compatibile con tutte le altre mod.&lt;/Text&gt;&lt;/Row&gt;</text:p>
          </table:table-cell>
          <table:table-cell office:value-type="string">
            <text:p>これは他のすべてのMODと互換性があるはずです。</text:p>
          </table:table-cell>
          <table:table-cell table:formula="of:=CONCATENATE(&quot;&lt;Row Tag='&quot;;[.A6];&quot;' Language='ja_JP'&gt;&lt;Text&gt;&quot;;[.I6];&quot;&lt;/Text&gt;&lt;/Row&gt;&quot;)" office:value-type="string" office:string-value="&lt;Row Tag='LOC_MOD_TCS_IMPROVED_UNIT_RENAMING_COMPATIBILITY' Language='ja_JP'&gt;&lt;Text&gt;これは他のすべてのMODと互換性があるはずです。&lt;/Text&gt;&lt;/Row&gt;">
            <text:p>&lt;Row Tag='LOC_MOD_TCS_IMPROVED_UNIT_RENAMING_COMPATIBILITY' Language='ja_JP'&gt;&lt;Text&gt;これは他のすべてのMODと互換性があるはずです。&lt;/Text&gt;&lt;/Row&gt;</text:p>
          </table:table-cell>
          <table:table-cell office:value-type="string">
            <text:p>이것은 다른 모든 모드와 호환되어야 합니다.</text:p>
          </table:table-cell>
          <table:table-cell table:formula="of:=CONCATENATE(&quot;&lt;Row Tag='&quot;;[.A6];&quot;' Language='ko_KR'&gt;&lt;Text&gt;&quot;;[.K6];&quot;&lt;/Text&gt;&lt;/Row&gt;&quot;)" office:value-type="string" office:string-value="&lt;Row Tag='LOC_MOD_TCS_IMPROVED_UNIT_RENAMING_COMPATIBILITY' Language='ko_KR'&gt;&lt;Text&gt;이것은 다른 모든 모드와 호환되어야 합니다.&lt;/Text&gt;&lt;/Row&gt;">
            <text:p>&lt;Row Tag='LOC_MOD_TCS_IMPROVED_UNIT_RENAMING_COMPATIBILITY' Language='ko_KR'&gt;&lt;Text&gt;이것은 다른 모든 모드와 호환되어야 합니다.&lt;/Text&gt;&lt;/Row&gt;</text:p>
          </table:table-cell>
          <table:table-cell office:value-type="string">
            <text:p>To powinno być kompatybilne ze wszystkimi innymi modami.</text:p>
          </table:table-cell>
          <table:table-cell table:formula="of:=CONCATENATE(&quot;&lt;Row Tag='&quot;;[.A6];&quot;' Language='pl_PL'&gt;&lt;Text&gt;&quot;;[.M6];&quot;&lt;/Text&gt;&lt;/Row&gt;&quot;)" office:value-type="string" office:string-value="&lt;Row Tag='LOC_MOD_TCS_IMPROVED_UNIT_RENAMING_COMPATIBILITY' Language='pl_PL'&gt;&lt;Text&gt;To powinno być kompatybilne ze wszystkimi innymi modami.&lt;/Text&gt;&lt;/Row&gt;">
            <text:p>&lt;Row Tag='LOC_MOD_TCS_IMPROVED_UNIT_RENAMING_COMPATIBILITY' Language='pl_PL'&gt;&lt;Text&gt;To powinno być kompatybilne ze wszystkimi innymi modami.&lt;/Text&gt;&lt;/Row&gt;</text:p>
          </table:table-cell>
          <table:table-cell office:value-type="string">
            <text:p>Isto deve ser compatível com todos os outros mods.</text:p>
          </table:table-cell>
          <table:table-cell table:formula="of:=CONCATENATE(&quot;&lt;Row Tag='&quot;;[.A6];&quot;' Language='pt_BR'&gt;&lt;Text&gt;&quot;;[.O6];&quot;&lt;/Text&gt;&lt;/Row&gt;&quot;)" office:value-type="string" office:string-value="&lt;Row Tag='LOC_MOD_TCS_IMPROVED_UNIT_RENAMING_COMPATIBILITY' Language='pt_BR'&gt;&lt;Text&gt;Isto deve ser compatível com todos os outros mods.&lt;/Text&gt;&lt;/Row&gt;">
            <text:p>&lt;Row Tag='LOC_MOD_TCS_IMPROVED_UNIT_RENAMING_COMPATIBILITY' Language='pt_BR'&gt;&lt;Text&gt;Isto deve ser compatível com todos os outros mods.&lt;/Text&gt;&lt;/Row&gt;</text:p>
          </table:table-cell>
          <table:table-cell office:value-type="string">
            <text:p>Это должно быть совместимо со всеми другими модами.</text:p>
          </table:table-cell>
          <table:table-cell table:formula="of:=CONCATENATE(&quot;&lt;Row Tag='&quot;;[.A6];&quot;' Language='ru_RU'&gt;&lt;Text&gt;&quot;;[.Q6];&quot;&lt;/Text&gt;&lt;/Row&gt;&quot;)" office:value-type="string" office:string-value="&lt;Row Tag='LOC_MOD_TCS_IMPROVED_UNIT_RENAMING_COMPATIBILITY' Language='ru_RU'&gt;&lt;Text&gt;Это должно быть совместимо со всеми другими модами.&lt;/Text&gt;&lt;/Row&gt;">
            <text:p>&lt;Row Tag='LOC_MOD_TCS_IMPROVED_UNIT_RENAMING_COMPATIBILITY' Language='ru_RU'&gt;&lt;Text&gt;Это должно быть совместимо со всеми другими модами.&lt;/Text&gt;&lt;/Row&gt;</text:p>
          </table:table-cell>
          <table:table-cell office:value-type="string">
            <text:p>这应该与所有其他模组兼容。</text:p>
          </table:table-cell>
          <table:table-cell table:formula="of:=CONCATENATE(&quot;&lt;Row Tag='&quot;;[.A6];&quot;' Language='zh_Hans_CN'&gt;&lt;Text&gt;&quot;;[.S6];&quot;&lt;/Text&gt;&lt;/Row&gt;&quot;)" office:value-type="string" office:string-value="&lt;Row Tag='LOC_MOD_TCS_IMPROVED_UNIT_RENAMING_COMPATIBILITY' Language='zh_Hans_CN'&gt;&lt;Text&gt;这应该与所有其他模组兼容。&lt;/Text&gt;&lt;/Row&gt;">
            <text:p>&lt;Row Tag='LOC_MOD_TCS_IMPROVED_UNIT_RENAMING_COMPATIBILITY' Language='zh_Hans_CN'&gt;&lt;Text&gt;这应该与所有其他模组兼容。&lt;/Text&gt;&lt;/Row&gt;</text:p>
          </table:table-cell>
        </table:table-row>
        <table:table-row table:style-name="ro10">
          <table:table-cell office:value-type="string">
            <text:p>LOC_MOD_TCS_UI_RANDOMIZE_UNIT_BUTTON_LABEL</text:p>
          </table:table-cell>
          <table:table-cell office:value-type="string">
            <text:p>[icon:NAR_REW_CUSTOM] Creative</text:p>
          </table:table-cell>
          <table:table-cell office:value-type="string">
            <text:p>[icon:NAR_REW_CUSTOM] Kreativ</text:p>
          </table:table-cell>
          <table:table-cell table:formula="of:=CONCATENATE(&quot;&lt;Row Tag='&quot;;[.A7];&quot;' Language='de_DE'&gt;&lt;Text&gt;&quot;;[.C7];&quot;&lt;/Text&gt;&lt;/Row&gt;&quot;)" office:value-type="string" office:string-value="&lt;Row Tag='LOC_MOD_TCS_UI_RANDOMIZE_UNIT_BUTTON_LABEL' Language='de_DE'&gt;&lt;Text&gt;[icon:NAR_REW_CUSTOM] Kreativ&lt;/Text&gt;&lt;/Row&gt;">
            <text:p>&lt;Row Tag='LOC_MOD_TCS_UI_RANDOMIZE_UNIT_BUTTON_LABEL' Language='de_DE'&gt;&lt;Text&gt;[icon:NAR_REW_CUSTOM] Kreativ&lt;/Text&gt;&lt;/Row&gt;</text:p>
          </table:table-cell>
          <table:table-cell office:value-type="string">
            <text:p>[icon:NAR_REW_CUSTOM] Creativo</text:p>
          </table:table-cell>
          <table:table-cell table:formula="of:=CONCATENATE(&quot;&lt;Row Tag='&quot;;[.A7];&quot;' Language='es_ES'&gt;&lt;Text&gt;&quot;;[.E7];&quot;&lt;/Text&gt;&lt;/Row&gt;&quot;)" office:value-type="string" office:string-value="&lt;Row Tag='LOC_MOD_TCS_UI_RANDOMIZE_UNIT_BUTTON_LABEL' Language='es_ES'&gt;&lt;Text&gt;[icon:NAR_REW_CUSTOM] Creativo&lt;/Text&gt;&lt;/Row&gt;">
            <text:p>&lt;Row Tag='LOC_MOD_TCS_UI_RANDOMIZE_UNIT_BUTTON_LABEL' Language='es_ES'&gt;&lt;Text&gt;[icon:NAR_REW_CUSTOM] Creativo&lt;/Text&gt;&lt;/Row&gt;</text:p>
          </table:table-cell>
          <table:table-cell office:value-type="string">
            <text:p>[icon:NAR_REW_CUSTOM] Creativo</text:p>
          </table:table-cell>
          <table:table-cell table:formula="of:=CONCATENATE(&quot;&lt;Row Tag='&quot;;[.A7];&quot;' Language='it_IT'&gt;&lt;Text&gt;&quot;;[.G7];&quot;&lt;/Text&gt;&lt;/Row&gt;&quot;)" office:value-type="string" office:string-value="&lt;Row Tag='LOC_MOD_TCS_UI_RANDOMIZE_UNIT_BUTTON_LABEL' Language='it_IT'&gt;&lt;Text&gt;[icon:NAR_REW_CUSTOM] Creativo&lt;/Text&gt;&lt;/Row&gt;">
            <text:p>&lt;Row Tag='LOC_MOD_TCS_UI_RANDOMIZE_UNIT_BUTTON_LABEL' Language='it_IT'&gt;&lt;Text&gt;[icon:NAR_REW_CUSTOM] Creativo&lt;/Text&gt;&lt;/Row&gt;</text:p>
          </table:table-cell>
          <table:table-cell office:value-type="string">
            <text:p>[icon:NAR_REW_CUSTOM] クリエイティブ</text:p>
          </table:table-cell>
          <table:table-cell table:formula="of:=CONCATENATE(&quot;&lt;Row Tag='&quot;;[.A7];&quot;' Language='ja_JP'&gt;&lt;Text&gt;&quot;;[.I7];&quot;&lt;/Text&gt;&lt;/Row&gt;&quot;)" office:value-type="string" office:string-value="&lt;Row Tag='LOC_MOD_TCS_UI_RANDOMIZE_UNIT_BUTTON_LABEL' Language='ja_JP'&gt;&lt;Text&gt;[icon:NAR_REW_CUSTOM] クリエイティブ&lt;/Text&gt;&lt;/Row&gt;">
            <text:p>&lt;Row Tag='LOC_MOD_TCS_UI_RANDOMIZE_UNIT_BUTTON_LABEL' Language='ja_JP'&gt;&lt;Text&gt;[icon:NAR_REW_CUSTOM] クリエイティブ&lt;/Text&gt;&lt;/Row&gt;</text:p>
          </table:table-cell>
          <table:table-cell office:value-type="string">
            <text:p>[icon:NAR_REW_CUSTOM] 창의적인</text:p>
          </table:table-cell>
          <table:table-cell table:formula="of:=CONCATENATE(&quot;&lt;Row Tag='&quot;;[.A7];&quot;' Language='ko_KR'&gt;&lt;Text&gt;&quot;;[.K7];&quot;&lt;/Text&gt;&lt;/Row&gt;&quot;)" office:value-type="string" office:string-value="&lt;Row Tag='LOC_MOD_TCS_UI_RANDOMIZE_UNIT_BUTTON_LABEL' Language='ko_KR'&gt;&lt;Text&gt;[icon:NAR_REW_CUSTOM] 창의적인&lt;/Text&gt;&lt;/Row&gt;">
            <text:p>&lt;Row Tag='LOC_MOD_TCS_UI_RANDOMIZE_UNIT_BUTTON_LABEL' Language='ko_KR'&gt;&lt;Text&gt;[icon:NAR_REW_CUSTOM] 창의적인&lt;/Text&gt;&lt;/Row&gt;</text:p>
          </table:table-cell>
          <table:table-cell office:value-type="string">
            <text:p>[icon:NAR_REW_CUSTOM] Kreatywny</text:p>
          </table:table-cell>
          <table:table-cell table:formula="of:=CONCATENATE(&quot;&lt;Row Tag='&quot;;[.A7];&quot;' Language='pl_PL'&gt;&lt;Text&gt;&quot;;[.M7];&quot;&lt;/Text&gt;&lt;/Row&gt;&quot;)" office:value-type="string" office:string-value="&lt;Row Tag='LOC_MOD_TCS_UI_RANDOMIZE_UNIT_BUTTON_LABEL' Language='pl_PL'&gt;&lt;Text&gt;[icon:NAR_REW_CUSTOM] Kreatywny&lt;/Text&gt;&lt;/Row&gt;">
            <text:p>&lt;Row Tag='LOC_MOD_TCS_UI_RANDOMIZE_UNIT_BUTTON_LABEL' Language='pl_PL'&gt;&lt;Text&gt;[icon:NAR_REW_CUSTOM] Kreatywny&lt;/Text&gt;&lt;/Row&gt;</text:p>
          </table:table-cell>
          <table:table-cell office:value-type="string">
            <text:p>[icon:NAR_REW_CUSTOM] Criativo</text:p>
          </table:table-cell>
          <table:table-cell table:formula="of:=CONCATENATE(&quot;&lt;Row Tag='&quot;;[.A7];&quot;' Language='pt_BR'&gt;&lt;Text&gt;&quot;;[.O7];&quot;&lt;/Text&gt;&lt;/Row&gt;&quot;)" office:value-type="string" office:string-value="&lt;Row Tag='LOC_MOD_TCS_UI_RANDOMIZE_UNIT_BUTTON_LABEL' Language='pt_BR'&gt;&lt;Text&gt;[icon:NAR_REW_CUSTOM] Criativo&lt;/Text&gt;&lt;/Row&gt;">
            <text:p>&lt;Row Tag='LOC_MOD_TCS_UI_RANDOMIZE_UNIT_BUTTON_LABEL' Language='pt_BR'&gt;&lt;Text&gt;[icon:NAR_REW_CUSTOM] Criativo&lt;/Text&gt;&lt;/Row&gt;</text:p>
          </table:table-cell>
          <table:table-cell office:value-type="string">
            <text:p>[icon:NAR_REW_CUSTOM] Креативный</text:p>
          </table:table-cell>
          <table:table-cell table:formula="of:=CONCATENATE(&quot;&lt;Row Tag='&quot;;[.A7];&quot;' Language='ru_RU'&gt;&lt;Text&gt;&quot;;[.Q7];&quot;&lt;/Text&gt;&lt;/Row&gt;&quot;)" office:value-type="string" office:string-value="&lt;Row Tag='LOC_MOD_TCS_UI_RANDOMIZE_UNIT_BUTTON_LABEL' Language='ru_RU'&gt;&lt;Text&gt;[icon:NAR_REW_CUSTOM] Креативный&lt;/Text&gt;&lt;/Row&gt;">
            <text:p>&lt;Row Tag='LOC_MOD_TCS_UI_RANDOMIZE_UNIT_BUTTON_LABEL' Language='ru_RU'&gt;&lt;Text&gt;[icon:NAR_REW_CUSTOM] Креативный&lt;/Text&gt;&lt;/Row&gt;</text:p>
          </table:table-cell>
          <table:table-cell office:value-type="string">
            <text:p>[icon:NAR_REW_CUSTOM] 创意</text:p>
          </table:table-cell>
          <table:table-cell table:formula="of:=CONCATENATE(&quot;&lt;Row Tag='&quot;;[.A7];&quot;' Language='zh_Hans_CN'&gt;&lt;Text&gt;&quot;;[.S7];&quot;&lt;/Text&gt;&lt;/Row&gt;&quot;)" office:value-type="string" office:string-value="&lt;Row Tag='LOC_MOD_TCS_UI_RANDOMIZE_UNIT_BUTTON_LABEL' Language='zh_Hans_CN'&gt;&lt;Text&gt;[icon:NAR_REW_CUSTOM] 创意&lt;/Text&gt;&lt;/Row&gt;">
            <text:p>&lt;Row Tag='LOC_MOD_TCS_UI_RANDOMIZE_UNIT_BUTTON_LABEL' Language='zh_Hans_CN'&gt;&lt;Text&gt;[icon:NAR_REW_CUSTOM] 创意&lt;/Text&gt;&lt;/Row&gt;</text:p>
          </table:table-cell>
        </table:table-row>
        <table:table-row table:style-name="ro11">
          <table:table-cell office:value-type="string">
            <text:p>LOC_MOD_TCS_UI_RANDOMIZE_CITIZEN_BUTTON_LABEL</text:p>
          </table:table-cell>
          <table:table-cell office:value-type="string">
            <text:p>[icon:NAR_REW_UNIT] Citizen</text:p>
          </table:table-cell>
          <table:table-cell office:value-type="string">
            <text:p>[icon:NAR_REW_UNIT] Bürger</text:p>
          </table:table-cell>
          <table:table-cell table:formula="of:=CONCATENATE(&quot;&lt;Row Tag='&quot;;[.A8];&quot;' Language='de_DE'&gt;&lt;Text&gt;&quot;;[.C8];&quot;&lt;/Text&gt;&lt;/Row&gt;&quot;)" office:value-type="string" office:string-value="&lt;Row Tag='LOC_MOD_TCS_UI_RANDOMIZE_CITIZEN_BUTTON_LABEL' Language='de_DE'&gt;&lt;Text&gt;[icon:NAR_REW_UNIT] Bürger&lt;/Text&gt;&lt;/Row&gt;">
            <text:p>&lt;Row Tag='LOC_MOD_TCS_UI_RANDOMIZE_CITIZEN_BUTTON_LABEL' Language='de_DE'&gt;&lt;Text&gt;[icon:NAR_REW_UNIT] Bürger&lt;/Text&gt;&lt;/Row&gt;</text:p>
          </table:table-cell>
          <table:table-cell office:value-type="string">
            <text:p>[icon:NAR_REW_UNIT] Ciudadano</text:p>
          </table:table-cell>
          <table:table-cell table:formula="of:=CONCATENATE(&quot;&lt;Row Tag='&quot;;[.A8];&quot;' Language='es_ES'&gt;&lt;Text&gt;&quot;;[.E8];&quot;&lt;/Text&gt;&lt;/Row&gt;&quot;)" office:value-type="string" office:string-value="&lt;Row Tag='LOC_MOD_TCS_UI_RANDOMIZE_CITIZEN_BUTTON_LABEL' Language='es_ES'&gt;&lt;Text&gt;[icon:NAR_REW_UNIT] Ciudadano&lt;/Text&gt;&lt;/Row&gt;">
            <text:p>&lt;Row Tag='LOC_MOD_TCS_UI_RANDOMIZE_CITIZEN_BUTTON_LABEL' Language='es_ES'&gt;&lt;Text&gt;[icon:NAR_REW_UNIT] Ciudadano&lt;/Text&gt;&lt;/Row&gt;</text:p>
          </table:table-cell>
          <table:table-cell office:value-type="string">
            <text:p>[icon:NAR_REW_UNIT] Cittadino</text:p>
          </table:table-cell>
          <table:table-cell table:formula="of:=CONCATENATE(&quot;&lt;Row Tag='&quot;;[.A8];&quot;' Language='it_IT'&gt;&lt;Text&gt;&quot;;[.G8];&quot;&lt;/Text&gt;&lt;/Row&gt;&quot;)" office:value-type="string" office:string-value="&lt;Row Tag='LOC_MOD_TCS_UI_RANDOMIZE_CITIZEN_BUTTON_LABEL' Language='it_IT'&gt;&lt;Text&gt;[icon:NAR_REW_UNIT] Cittadino&lt;/Text&gt;&lt;/Row&gt;">
            <text:p>&lt;Row Tag='LOC_MOD_TCS_UI_RANDOMIZE_CITIZEN_BUTTON_LABEL' Language='it_IT'&gt;&lt;Text&gt;[icon:NAR_REW_UNIT] Cittadino&lt;/Text&gt;&lt;/Row&gt;</text:p>
          </table:table-cell>
          <table:table-cell office:value-type="string">
            <text:p>[icon:NAR_REW_UNIT] 市民</text:p>
          </table:table-cell>
          <table:table-cell table:formula="of:=CONCATENATE(&quot;&lt;Row Tag='&quot;;[.A8];&quot;' Language='ja_JP'&gt;&lt;Text&gt;&quot;;[.I8];&quot;&lt;/Text&gt;&lt;/Row&gt;&quot;)" office:value-type="string" office:string-value="&lt;Row Tag='LOC_MOD_TCS_UI_RANDOMIZE_CITIZEN_BUTTON_LABEL' Language='ja_JP'&gt;&lt;Text&gt;[icon:NAR_REW_UNIT] 市民&lt;/Text&gt;&lt;/Row&gt;">
            <text:p>&lt;Row Tag='LOC_MOD_TCS_UI_RANDOMIZE_CITIZEN_BUTTON_LABEL' Language='ja_JP'&gt;&lt;Text&gt;[icon:NAR_REW_UNIT] 市民&lt;/Text&gt;&lt;/Row&gt;</text:p>
          </table:table-cell>
          <table:table-cell office:value-type="string">
            <text:p>[icon:NAR_REW_UNIT] 시민</text:p>
          </table:table-cell>
          <table:table-cell table:formula="of:=CONCATENATE(&quot;&lt;Row Tag='&quot;;[.A8];&quot;' Language='ko_KR'&gt;&lt;Text&gt;&quot;;[.K8];&quot;&lt;/Text&gt;&lt;/Row&gt;&quot;)" office:value-type="string" office:string-value="&lt;Row Tag='LOC_MOD_TCS_UI_RANDOMIZE_CITIZEN_BUTTON_LABEL' Language='ko_KR'&gt;&lt;Text&gt;[icon:NAR_REW_UNIT] 시민&lt;/Text&gt;&lt;/Row&gt;">
            <text:p>&lt;Row Tag='LOC_MOD_TCS_UI_RANDOMIZE_CITIZEN_BUTTON_LABEL' Language='ko_KR'&gt;&lt;Text&gt;[icon:NAR_REW_UNIT] 시민&lt;/Text&gt;&lt;/Row&gt;</text:p>
          </table:table-cell>
          <table:table-cell office:value-type="string">
            <text:p>[icon:NAR_REW_UNIT] Obywatel</text:p>
          </table:table-cell>
          <table:table-cell table:formula="of:=CONCATENATE(&quot;&lt;Row Tag='&quot;;[.A8];&quot;' Language='pl_PL'&gt;&lt;Text&gt;&quot;;[.M8];&quot;&lt;/Text&gt;&lt;/Row&gt;&quot;)" office:value-type="string" office:string-value="&lt;Row Tag='LOC_MOD_TCS_UI_RANDOMIZE_CITIZEN_BUTTON_LABEL' Language='pl_PL'&gt;&lt;Text&gt;[icon:NAR_REW_UNIT] Obywatel&lt;/Text&gt;&lt;/Row&gt;">
            <text:p>&lt;Row Tag='LOC_MOD_TCS_UI_RANDOMIZE_CITIZEN_BUTTON_LABEL' Language='pl_PL'&gt;&lt;Text&gt;[icon:NAR_REW_UNIT] Obywatel&lt;/Text&gt;&lt;/Row&gt;</text:p>
          </table:table-cell>
          <table:table-cell office:value-type="string">
            <text:p>[icon:NAR_REW_UNIT] Cidadão</text:p>
          </table:table-cell>
          <table:table-cell table:formula="of:=CONCATENATE(&quot;&lt;Row Tag='&quot;;[.A8];&quot;' Language='pt_BR'&gt;&lt;Text&gt;&quot;;[.O8];&quot;&lt;/Text&gt;&lt;/Row&gt;&quot;)" office:value-type="string" office:string-value="&lt;Row Tag='LOC_MOD_TCS_UI_RANDOMIZE_CITIZEN_BUTTON_LABEL' Language='pt_BR'&gt;&lt;Text&gt;[icon:NAR_REW_UNIT] Cidadão&lt;/Text&gt;&lt;/Row&gt;">
            <text:p>&lt;Row Tag='LOC_MOD_TCS_UI_RANDOMIZE_CITIZEN_BUTTON_LABEL' Language='pt_BR'&gt;&lt;Text&gt;[icon:NAR_REW_UNIT] Cidadão&lt;/Text&gt;&lt;/Row&gt;</text:p>
          </table:table-cell>
          <table:table-cell office:value-type="string">
            <text:p>[icon:NAR_REW_UNIT] Гражданин</text:p>
          </table:table-cell>
          <table:table-cell table:formula="of:=CONCATENATE(&quot;&lt;Row Tag='&quot;;[.A8];&quot;' Language='ru_RU'&gt;&lt;Text&gt;&quot;;[.Q8];&quot;&lt;/Text&gt;&lt;/Row&gt;&quot;)" office:value-type="string" office:string-value="&lt;Row Tag='LOC_MOD_TCS_UI_RANDOMIZE_CITIZEN_BUTTON_LABEL' Language='ru_RU'&gt;&lt;Text&gt;[icon:NAR_REW_UNIT] Гражданин&lt;/Text&gt;&lt;/Row&gt;">
            <text:p>&lt;Row Tag='LOC_MOD_TCS_UI_RANDOMIZE_CITIZEN_BUTTON_LABEL' Language='ru_RU'&gt;&lt;Text&gt;[icon:NAR_REW_UNIT] Гражданин&lt;/Text&gt;&lt;/Row&gt;</text:p>
          </table:table-cell>
          <table:table-cell office:value-type="string">
            <text:p>[icon:NAR_REW_UNIT] 市民</text:p>
          </table:table-cell>
          <table:table-cell table:formula="of:=CONCATENATE(&quot;&lt;Row Tag='&quot;;[.A8];&quot;' Language='zh_Hans_CN'&gt;&lt;Text&gt;&quot;;[.S8];&quot;&lt;/Text&gt;&lt;/Row&gt;&quot;)" office:value-type="string" office:string-value="&lt;Row Tag='LOC_MOD_TCS_UI_RANDOMIZE_CITIZEN_BUTTON_LABEL' Language='zh_Hans_CN'&gt;&lt;Text&gt;[icon:NAR_REW_UNIT] 市民&lt;/Text&gt;&lt;/Row&gt;">
            <text:p>&lt;Row Tag='LOC_MOD_TCS_UI_RANDOMIZE_CITIZEN_BUTTON_LABEL' Language='zh_Hans_CN'&gt;&lt;Text&gt;[icon:NAR_REW_UNIT] 市民&lt;/Text&gt;&lt;/Row&gt;</text:p>
          </table:table-cell>
        </table:table-row>
        <table:table-row table:style-name="ro12">
          <table:table-cell office:value-type="string">
            <text:p>LOC_MOD_TCS_UI_RANDOMIZE_BUTTON_DEFAULT_TOOLTIP</text:p>
          </table:table-cell>
          <table:table-cell office:value-type="string">
            <text:p>Generates random name from Creative pool</text:p>
          </table:table-cell>
          <table:table-cell office:value-type="string">
            <text:p>Generiert zufälligen Namen aus dem Kreativ-Pool.</text:p>
          </table:table-cell>
          <table:table-cell table:formula="of:=CONCATENATE(&quot;&lt;Row Tag='&quot;;[.A9];&quot;' Language='de_DE'&gt;&lt;Text&gt;&quot;;[.C9];&quot;&lt;/Text&gt;&lt;/Row&gt;&quot;)" office:value-type="string" office:string-value="&lt;Row Tag='LOC_MOD_TCS_UI_RANDOMIZE_BUTTON_DEFAULT_TOOLTIP' Language='de_DE'&gt;&lt;Text&gt;Generiert zufälligen Namen aus dem Kreativ-Pool.&lt;/Text&gt;&lt;/Row&gt;">
            <text:p>&lt;Row Tag='LOC_MOD_TCS_UI_RANDOMIZE_BUTTON_DEFAULT_TOOLTIP' Language='de_DE'&gt;&lt;Text&gt;Generiert zufälligen Namen aus dem Kreativ-Pool.&lt;/Text&gt;&lt;/Row&gt;</text:p>
          </table:table-cell>
          <table:table-cell office:value-type="string">
            <text:p>Genera un nombre aleatorio del grupo Creativo.</text:p>
          </table:table-cell>
          <table:table-cell table:formula="of:=CONCATENATE(&quot;&lt;Row Tag='&quot;;[.A9];&quot;' Language='es_ES'&gt;&lt;Text&gt;&quot;;[.E9];&quot;&lt;/Text&gt;&lt;/Row&gt;&quot;)" office:value-type="string" office:string-value="&lt;Row Tag='LOC_MOD_TCS_UI_RANDOMIZE_BUTTON_DEFAULT_TOOLTIP' Language='es_ES'&gt;&lt;Text&gt;Genera un nombre aleatorio del grupo Creativo.&lt;/Text&gt;&lt;/Row&gt;">
            <text:p>&lt;Row Tag='LOC_MOD_TCS_UI_RANDOMIZE_BUTTON_DEFAULT_TOOLTIP' Language='es_ES'&gt;&lt;Text&gt;Genera un nombre aleatorio del grupo Creativo.&lt;/Text&gt;&lt;/Row&gt;</text:p>
          </table:table-cell>
          <table:table-cell office:value-type="string">
            <text:p>Genera un nome casuale dal pool Creativo.</text:p>
          </table:table-cell>
          <table:table-cell table:formula="of:=CONCATENATE(&quot;&lt;Row Tag='&quot;;[.A9];&quot;' Language='it_IT'&gt;&lt;Text&gt;&quot;;[.G9];&quot;&lt;/Text&gt;&lt;/Row&gt;&quot;)" office:value-type="string" office:string-value="&lt;Row Tag='LOC_MOD_TCS_UI_RANDOMIZE_BUTTON_DEFAULT_TOOLTIP' Language='it_IT'&gt;&lt;Text&gt;Genera un nome casuale dal pool Creativo.&lt;/Text&gt;&lt;/Row&gt;">
            <text:p>&lt;Row Tag='LOC_MOD_TCS_UI_RANDOMIZE_BUTTON_DEFAULT_TOOLTIP' Language='it_IT'&gt;&lt;Text&gt;Genera un nome casuale dal pool Creativo.&lt;/Text&gt;&lt;/Row&gt;</text:p>
          </table:table-cell>
          <table:table-cell office:value-type="string">
            <text:p>クリエイティブプールからランダムな名前を生成します。</text:p>
          </table:table-cell>
          <table:table-cell table:formula="of:=CONCATENATE(&quot;&lt;Row Tag='&quot;;[.A9];&quot;' Language='ja_JP'&gt;&lt;Text&gt;&quot;;[.I9];&quot;&lt;/Text&gt;&lt;/Row&gt;&quot;)" office:value-type="string" office:string-value="&lt;Row Tag='LOC_MOD_TCS_UI_RANDOMIZE_BUTTON_DEFAULT_TOOLTIP' Language='ja_JP'&gt;&lt;Text&gt;クリエイティブプールからランダムな名前を生成します。&lt;/Text&gt;&lt;/Row&gt;">
            <text:p>&lt;Row Tag='LOC_MOD_TCS_UI_RANDOMIZE_BUTTON_DEFAULT_TOOLTIP' Language='ja_JP'&gt;&lt;Text&gt;クリエイティブプールからランダムな名前を生成します。&lt;/Text&gt;&lt;/Row&gt;</text:p>
          </table:table-cell>
          <table:table-cell office:value-type="string">
            <text:p>크리에이티브 풀에서 임의의 이름을 생성합니다.</text:p>
          </table:table-cell>
          <table:table-cell table:formula="of:=CONCATENATE(&quot;&lt;Row Tag='&quot;;[.A9];&quot;' Language='ko_KR'&gt;&lt;Text&gt;&quot;;[.K9];&quot;&lt;/Text&gt;&lt;/Row&gt;&quot;)" office:value-type="string" office:string-value="&lt;Row Tag='LOC_MOD_TCS_UI_RANDOMIZE_BUTTON_DEFAULT_TOOLTIP' Language='ko_KR'&gt;&lt;Text&gt;크리에이티브 풀에서 임의의 이름을 생성합니다.&lt;/Text&gt;&lt;/Row&gt;">
            <text:p>&lt;Row Tag='LOC_MOD_TCS_UI_RANDOMIZE_BUTTON_DEFAULT_TOOLTIP' Language='ko_KR'&gt;&lt;Text&gt;크리에이티브 풀에서 임의의 이름을 생성합니다.&lt;/Text&gt;&lt;/Row&gt;</text:p>
          </table:table-cell>
          <table:table-cell office:value-type="string">
            <text:p>Generuje losową nazwę z puli Kreatywnej.</text:p>
          </table:table-cell>
          <table:table-cell table:formula="of:=CONCATENATE(&quot;&lt;Row Tag='&quot;;[.A9];&quot;' Language='pl_PL'&gt;&lt;Text&gt;&quot;;[.M9];&quot;&lt;/Text&gt;&lt;/Row&gt;&quot;)" office:value-type="string" office:string-value="&lt;Row Tag='LOC_MOD_TCS_UI_RANDOMIZE_BUTTON_DEFAULT_TOOLTIP' Language='pl_PL'&gt;&lt;Text&gt;Generuje losową nazwę z puli Kreatywnej.&lt;/Text&gt;&lt;/Row&gt;">
            <text:p>&lt;Row Tag='LOC_MOD_TCS_UI_RANDOMIZE_BUTTON_DEFAULT_TOOLTIP' Language='pl_PL'&gt;&lt;Text&gt;Generuje losową nazwę z puli Kreatywnej.&lt;/Text&gt;&lt;/Row&gt;</text:p>
          </table:table-cell>
          <table:table-cell office:value-type="string">
            <text:p>Gera um nome aleatório do conjunto Criativo.</text:p>
          </table:table-cell>
          <table:table-cell table:formula="of:=CONCATENATE(&quot;&lt;Row Tag='&quot;;[.A9];&quot;' Language='pt_BR'&gt;&lt;Text&gt;&quot;;[.O9];&quot;&lt;/Text&gt;&lt;/Row&gt;&quot;)" office:value-type="string" office:string-value="&lt;Row Tag='LOC_MOD_TCS_UI_RANDOMIZE_BUTTON_DEFAULT_TOOLTIP' Language='pt_BR'&gt;&lt;Text&gt;Gera um nome aleatório do conjunto Criativo.&lt;/Text&gt;&lt;/Row&gt;">
            <text:p>&lt;Row Tag='LOC_MOD_TCS_UI_RANDOMIZE_BUTTON_DEFAULT_TOOLTIP' Language='pt_BR'&gt;&lt;Text&gt;Gera um nome aleatório do conjunto Criativo.&lt;/Text&gt;&lt;/Row&gt;</text:p>
          </table:table-cell>
          <table:table-cell office:value-type="string">
            <text:p>Генерирует случайное имя из креативного пула.</text:p>
          </table:table-cell>
          <table:table-cell table:formula="of:=CONCATENATE(&quot;&lt;Row Tag='&quot;;[.A9];&quot;' Language='ru_RU'&gt;&lt;Text&gt;&quot;;[.Q9];&quot;&lt;/Text&gt;&lt;/Row&gt;&quot;)" office:value-type="string" office:string-value="&lt;Row Tag='LOC_MOD_TCS_UI_RANDOMIZE_BUTTON_DEFAULT_TOOLTIP' Language='ru_RU'&gt;&lt;Text&gt;Генерирует случайное имя из креативного пула.&lt;/Text&gt;&lt;/Row&gt;">
            <text:p>&lt;Row Tag='LOC_MOD_TCS_UI_RANDOMIZE_BUTTON_DEFAULT_TOOLTIP' Language='ru_RU'&gt;&lt;Text&gt;Генерирует случайное имя из креативного пула.&lt;/Text&gt;&lt;/Row&gt;</text:p>
          </table:table-cell>
          <table:table-cell office:value-type="string">
            <text:p>从创意池生成随机名称。</text:p>
          </table:table-cell>
          <table:table-cell table:formula="of:=CONCATENATE(&quot;&lt;Row Tag='&quot;;[.A9];&quot;' Language='zh_Hans_CN'&gt;&lt;Text&gt;&quot;;[.S9];&quot;&lt;/Text&gt;&lt;/Row&gt;&quot;)" office:value-type="string" office:string-value="&lt;Row Tag='LOC_MOD_TCS_UI_RANDOMIZE_BUTTON_DEFAULT_TOOLTIP' Language='zh_Hans_CN'&gt;&lt;Text&gt;从创意池生成随机名称。&lt;/Text&gt;&lt;/Row&gt;">
            <text:p>&lt;Row Tag='LOC_MOD_TCS_UI_RANDOMIZE_BUTTON_DEFAULT_TOOLTIP' Language='zh_Hans_CN'&gt;&lt;Text&gt;从创意池生成随机名称。&lt;/Text&gt;&lt;/Row&gt;</text:p>
          </table:table-cell>
        </table:table-row>
        <table:table-row table:style-name="ro9">
          <table:table-cell office:value-type="string">
            <text:p>LOC_MOD_TCS_UI_RANDOMIZE_BUTTON_CITIZEN_POOL_TOOLTIP</text:p>
          </table:table-cell>
          <table:table-cell office:value-type="string">
            <text:p>Generates random name from Citizen pool</text:p>
          </table:table-cell>
          <table:table-cell office:value-type="string">
            <text:p>Generiert zufälligen Namen aus dem Bürger-Pool.</text:p>
          </table:table-cell>
          <table:table-cell table:formula="of:=CONCATENATE(&quot;&lt;Row Tag='&quot;;[.A10];&quot;' Language='de_DE'&gt;&lt;Text&gt;&quot;;[.C10];&quot;&lt;/Text&gt;&lt;/Row&gt;&quot;)" office:value-type="string" office:string-value="&lt;Row Tag='LOC_MOD_TCS_UI_RANDOMIZE_BUTTON_CITIZEN_POOL_TOOLTIP' Language='de_DE'&gt;&lt;Text&gt;Generiert zufälligen Namen aus dem Bürger-Pool.&lt;/Text&gt;&lt;/Row&gt;">
            <text:p>&lt;Row Tag='LOC_MOD_TCS_UI_RANDOMIZE_BUTTON_CITIZEN_POOL_TOOLTIP' Language='de_DE'&gt;&lt;Text&gt;Generiert zufälligen Namen aus dem Bürger-Pool.&lt;/Text&gt;&lt;/Row&gt;</text:p>
          </table:table-cell>
          <table:table-cell office:value-type="string">
            <text:p>Genera un nombre aleatorio del grupo Ciudadano.</text:p>
          </table:table-cell>
          <table:table-cell table:formula="of:=CONCATENATE(&quot;&lt;Row Tag='&quot;;[.A10];&quot;' Language='es_ES'&gt;&lt;Text&gt;&quot;;[.E10];&quot;&lt;/Text&gt;&lt;/Row&gt;&quot;)" office:value-type="string" office:string-value="&lt;Row Tag='LOC_MOD_TCS_UI_RANDOMIZE_BUTTON_CITIZEN_POOL_TOOLTIP' Language='es_ES'&gt;&lt;Text&gt;Genera un nombre aleatorio del grupo Ciudadano.&lt;/Text&gt;&lt;/Row&gt;">
            <text:p>&lt;Row Tag='LOC_MOD_TCS_UI_RANDOMIZE_BUTTON_CITIZEN_POOL_TOOLTIP' Language='es_ES'&gt;&lt;Text&gt;Genera un nombre aleatorio del grupo Ciudadano.&lt;/Text&gt;&lt;/Row&gt;</text:p>
          </table:table-cell>
          <table:table-cell office:value-type="string">
            <text:p>Genera un nome casuale dal pool Cittadino.</text:p>
          </table:table-cell>
          <table:table-cell table:formula="of:=CONCATENATE(&quot;&lt;Row Tag='&quot;;[.A10];&quot;' Language='it_IT'&gt;&lt;Text&gt;&quot;;[.G10];&quot;&lt;/Text&gt;&lt;/Row&gt;&quot;)" office:value-type="string" office:string-value="&lt;Row Tag='LOC_MOD_TCS_UI_RANDOMIZE_BUTTON_CITIZEN_POOL_TOOLTIP' Language='it_IT'&gt;&lt;Text&gt;Genera un nome casuale dal pool Cittadino.&lt;/Text&gt;&lt;/Row&gt;">
            <text:p>&lt;Row Tag='LOC_MOD_TCS_UI_RANDOMIZE_BUTTON_CITIZEN_POOL_TOOLTIP' Language='it_IT'&gt;&lt;Text&gt;Genera un nome casuale dal pool Cittadino.&lt;/Text&gt;&lt;/Row&gt;</text:p>
          </table:table-cell>
          <table:table-cell office:value-type="string">
            <text:p>市民プールからランダムな名前を生成します。</text:p>
          </table:table-cell>
          <table:table-cell table:formula="of:=CONCATENATE(&quot;&lt;Row Tag='&quot;;[.A10];&quot;' Language='ja_JP'&gt;&lt;Text&gt;&quot;;[.I10];&quot;&lt;/Text&gt;&lt;/Row&gt;&quot;)" office:value-type="string" office:string-value="&lt;Row Tag='LOC_MOD_TCS_UI_RANDOMIZE_BUTTON_CITIZEN_POOL_TOOLTIP' Language='ja_JP'&gt;&lt;Text&gt;市民プールからランダムな名前を生成します。&lt;/Text&gt;&lt;/Row&gt;">
            <text:p>&lt;Row Tag='LOC_MOD_TCS_UI_RANDOMIZE_BUTTON_CITIZEN_POOL_TOOLTIP' Language='ja_JP'&gt;&lt;Text&gt;市民プールからランダムな名前を生成します。&lt;/Text&gt;&lt;/Row&gt;</text:p>
          </table:table-cell>
          <table:table-cell office:value-type="string">
            <text:p>시민 풀에서 임의의 이름을 생성합니다.</text:p>
          </table:table-cell>
          <table:table-cell table:formula="of:=CONCATENATE(&quot;&lt;Row Tag='&quot;;[.A10];&quot;' Language='ko_KR'&gt;&lt;Text&gt;&quot;;[.K10];&quot;&lt;/Text&gt;&lt;/Row&gt;&quot;)" office:value-type="string" office:string-value="&lt;Row Tag='LOC_MOD_TCS_UI_RANDOMIZE_BUTTON_CITIZEN_POOL_TOOLTIP' Language='ko_KR'&gt;&lt;Text&gt;시민 풀에서 임의의 이름을 생성합니다.&lt;/Text&gt;&lt;/Row&gt;">
            <text:p>&lt;Row Tag='LOC_MOD_TCS_UI_RANDOMIZE_BUTTON_CITIZEN_POOL_TOOLTIP' Language='ko_KR'&gt;&lt;Text&gt;시민 풀에서 임의의 이름을 생성합니다.&lt;/Text&gt;&lt;/Row&gt;</text:p>
          </table:table-cell>
          <table:table-cell office:value-type="string">
            <text:p>Generuje losową nazwę z puli Obywateli.</text:p>
          </table:table-cell>
          <table:table-cell table:formula="of:=CONCATENATE(&quot;&lt;Row Tag='&quot;;[.A10];&quot;' Language='pl_PL'&gt;&lt;Text&gt;&quot;;[.M10];&quot;&lt;/Text&gt;&lt;/Row&gt;&quot;)" office:value-type="string" office:string-value="&lt;Row Tag='LOC_MOD_TCS_UI_RANDOMIZE_BUTTON_CITIZEN_POOL_TOOLTIP' Language='pl_PL'&gt;&lt;Text&gt;Generuje losową nazwę z puli Obywateli.&lt;/Text&gt;&lt;/Row&gt;">
            <text:p>&lt;Row Tag='LOC_MOD_TCS_UI_RANDOMIZE_BUTTON_CITIZEN_POOL_TOOLTIP' Language='pl_PL'&gt;&lt;Text&gt;Generuje losową nazwę z puli Obywateli.&lt;/Text&gt;&lt;/Row&gt;</text:p>
          </table:table-cell>
          <table:table-cell office:value-type="string">
            <text:p>Gera um nome aleatório do conjunto Cidadão.</text:p>
          </table:table-cell>
          <table:table-cell table:formula="of:=CONCATENATE(&quot;&lt;Row Tag='&quot;;[.A10];&quot;' Language='pt_BR'&gt;&lt;Text&gt;&quot;;[.O10];&quot;&lt;/Text&gt;&lt;/Row&gt;&quot;)" office:value-type="string" office:string-value="&lt;Row Tag='LOC_MOD_TCS_UI_RANDOMIZE_BUTTON_CITIZEN_POOL_TOOLTIP' Language='pt_BR'&gt;&lt;Text&gt;Gera um nome aleatório do conjunto Cidadão.&lt;/Text&gt;&lt;/Row&gt;">
            <text:p>&lt;Row Tag='LOC_MOD_TCS_UI_RANDOMIZE_BUTTON_CITIZEN_POOL_TOOLTIP' Language='pt_BR'&gt;&lt;Text&gt;Gera um nome aleatório do conjunto Cidadão.&lt;/Text&gt;&lt;/Row&gt;</text:p>
          </table:table-cell>
          <table:table-cell office:value-type="string">
            <text:p>Генерирует случайное имя из пула граждан.</text:p>
          </table:table-cell>
          <table:table-cell table:formula="of:=CONCATENATE(&quot;&lt;Row Tag='&quot;;[.A10];&quot;' Language='ru_RU'&gt;&lt;Text&gt;&quot;;[.Q10];&quot;&lt;/Text&gt;&lt;/Row&gt;&quot;)" office:value-type="string" office:string-value="&lt;Row Tag='LOC_MOD_TCS_UI_RANDOMIZE_BUTTON_CITIZEN_POOL_TOOLTIP' Language='ru_RU'&gt;&lt;Text&gt;Генерирует случайное имя из пула граждан.&lt;/Text&gt;&lt;/Row&gt;">
            <text:p>&lt;Row Tag='LOC_MOD_TCS_UI_RANDOMIZE_BUTTON_CITIZEN_POOL_TOOLTIP' Language='ru_RU'&gt;&lt;Text&gt;Генерирует случайное имя из пула граждан.&lt;/Text&gt;&lt;/Row&gt;</text:p>
          </table:table-cell>
          <table:table-cell office:value-type="string">
            <text:p>从市民池生成随机名称。</text:p>
          </table:table-cell>
          <table:table-cell table:formula="of:=CONCATENATE(&quot;&lt;Row Tag='&quot;;[.A10];&quot;' Language='zh_Hans_CN'&gt;&lt;Text&gt;&quot;;[.S10];&quot;&lt;/Text&gt;&lt;/Row&gt;&quot;)" office:value-type="string" office:string-value="&lt;Row Tag='LOC_MOD_TCS_UI_RANDOMIZE_BUTTON_CITIZEN_POOL_TOOLTIP' Language='zh_Hans_CN'&gt;&lt;Text&gt;从市民池生成随机名称。&lt;/Text&gt;&lt;/Row&gt;">
            <text:p>&lt;Row Tag='LOC_MOD_TCS_UI_RANDOMIZE_BUTTON_CITIZEN_POOL_TOOLTIP' Language='zh_Hans_CN'&gt;&lt;Text&gt;从市民池生成随机名称。&lt;/Text&gt;&lt;/Row&gt;</text:p>
          </table:table-cell>
        </table:table-row>
        <table:table-row table:style-name="ro1">
          <table:table-cell office:value-type="string">
            <text:p>LOC_MOD_TCS_IMPROVED_UNIT_RENAMING_URL</text:p>
          </table:table-cell>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row>
      </table:table>
      <table:table table:name="Ancient Military Ranks" table:style-name="ta1" table:print="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13">
          <table:table-cell table:style-name="ce4" office:value-type="string">
            <text:p>Rank Title</text:p>
          </table:table-cell>
          <table:table-cell table:style-name="ce4" office:value-type="string">
            <text:p>Empire/Kingdom/Culture</text:p>
          </table:table-cell>
          <table:table-cell table:style-name="ce4" office:value-type="string">
            <text:p>Description</text:p>
          </table:table-cell>
          <table:table-cell office:value-type="string">
            <text:p>Source: Google Gemini</text:p>
          </table:table-cell>
        </table:table-row>
        <table:table-row table:style-name="ro2">
          <table:table-cell office:value-type="string">
            <text:p>Legatus</text:p>
          </table:table-cell>
          <table:table-cell office:value-type="string">
            <text:p>Ancient Rome</text:p>
          </table:table-cell>
          <table:table-cell office:value-type="string">
            <text:p>Senior officer commanding a legion, responsible for strategy and diplomacy.</text:p>
          </table:table-cell>
          <table:table-cell/>
        </table:table-row>
        <table:table-row table:style-name="ro2">
          <table:table-cell office:value-type="string">
            <text:p>Tribunus</text:p>
          </table:table-cell>
          <table:table-cell office:value-type="string">
            <text:p>Ancient Rome</text:p>
          </table:table-cell>
          <table:table-cell office:value-type="string">
            <text:p>Junior officer serving in various roles, often a stepping stone for political careers.</text:p>
          </table:table-cell>
          <table:table-cell/>
        </table:table-row>
        <table:table-row table:style-name="ro2">
          <table:table-cell office:value-type="string">
            <text:p>Centurio</text:p>
          </table:table-cell>
          <table:table-cell office:value-type="string">
            <text:p>Ancient Rome</text:p>
          </table:table-cell>
          <table:table-cell office:value-type="string">
            <text:p>Commander of a century (80-100 soldiers), crucial for discipline and tactics.</text:p>
          </table:table-cell>
          <table:table-cell/>
        </table:table-row>
        <table:table-row table:style-name="ro2">
          <table:table-cell office:value-type="string">
            <text:p>Optio</text:p>
          </table:table-cell>
          <table:table-cell office:value-type="string">
            <text:p>Ancient Rome</text:p>
          </table:table-cell>
          <table:table-cell office:value-type="string">
            <text:p>Second-in-command to a Centurion, assisting in leadership and training within the century.</text:p>
          </table:table-cell>
          <table:table-cell/>
        </table:table-row>
        <table:table-row table:style-name="ro2">
          <table:table-cell office:value-type="string">
            <text:p>Aquilifer</text:p>
          </table:table-cell>
          <table:table-cell office:value-type="string">
            <text:p>Ancient Rome</text:p>
          </table:table-cell>
          <table:table-cell office:value-type="string">
            <text:p>The standard bearer of the legion, holding the responsibility of carrying the eagle standard.</text:p>
          </table:table-cell>
          <table:table-cell/>
        </table:table-row>
        <table:table-row table:style-name="ro1">
          <table:table-cell office:value-type="string">
            <text:p>Miles</text:p>
          </table:table-cell>
          <table:table-cell office:value-type="string">
            <text:p>Ancient Rome</text:p>
          </table:table-cell>
          <table:table-cell office:value-type="string">
            <text:p>The basic soldier in the Roman army, primarily a heavy infantryman.</text:p>
          </table:table-cell>
          <table:table-cell/>
        </table:table-row>
        <table:table-row table:style-name="ro2">
          <table:table-cell office:value-type="string">
            <text:p>Strategos</text:p>
          </table:table-cell>
          <table:table-cell office:value-type="string">
            <text:p>Ancient Greece</text:p>
          </table:table-cell>
          <table:table-cell office:value-type="string">
            <text:p>General elected annually in Athens, holding significant military and political authority.</text:p>
          </table:table-cell>
          <table:table-cell/>
        </table:table-row>
        <table:table-row table:style-name="ro2">
          <table:table-cell office:value-type="string">
            <text:p>Taxiarchos</text:p>
          </table:table-cell>
          <table:table-cell office:value-type="string">
            <text:p>Ancient Greece</text:p>
          </table:table-cell>
          <table:table-cell office:value-type="string">
            <text:p>Tribal commander in the Athenian military, leading forces contributed by their tribe.</text:p>
          </table:table-cell>
          <table:table-cell/>
        </table:table-row>
        <table:table-row table:style-name="ro2">
          <table:table-cell office:value-type="string">
            <text:p>Lochagos</text:p>
          </table:table-cell>
          <table:table-cell office:value-type="string">
            <text:p>Ancient Greece</text:p>
          </table:table-cell>
          <table:table-cell office:value-type="string">
            <text:p>Unit commander leading a lochos (around one hundred men) in both Athenian and Spartan armies.</text:p>
          </table:table-cell>
          <table:table-cell/>
        </table:table-row>
        <table:table-row table:style-name="ro2">
          <table:table-cell office:value-type="string">
            <text:p>Polemarchos</text:p>
          </table:table-cell>
          <table:table-cell office:value-type="string">
            <text:p>Ancient Greece</text:p>
          </table:table-cell>
          <table:table-cell office:value-type="string">
            <text:p>Significant commander in Sparta, leading a mora, the largest subdivision of the Spartan army.</text:p>
          </table:table-cell>
          <table:table-cell/>
        </table:table-row>
        <table:table-row table:style-name="ro2">
          <table:table-cell office:value-type="string">
            <text:p>Hipparchos</text:p>
          </table:table-cell>
          <table:table-cell office:value-type="string">
            <text:p>Ancient Greece</text:p>
          </table:table-cell>
          <table:table-cell office:value-type="string">
            <text:p>Commander of the cavalry (hippikon) in ancient Greek armies.</text:p>
          </table:table-cell>
          <table:table-cell/>
        </table:table-row>
        <table:table-row table:style-name="ro2">
          <table:table-cell office:value-type="string">
            <text:p>Enomotarchos</text:p>
          </table:table-cell>
          <table:table-cell office:value-type="string">
            <text:p>Ancient Greece</text:p>
          </table:table-cell>
          <table:table-cell office:value-type="string">
            <text:p>Commander of an enomotia, the smallest tactical unit in the Spartan and mercenary armies.</text:p>
          </table:table-cell>
          <table:table-cell/>
        </table:table-row>
        <table:table-row table:style-name="ro2">
          <table:table-cell office:value-type="string">
            <text:p>Senapati</text:p>
          </table:table-cell>
          <table:table-cell office:value-type="string">
            <text:p>Mauryan Empire</text:p>
          </table:table-cell>
          <table:table-cell office:value-type="string">
            <text:p>Commander-in-chief of the entire Mauryan army, holding the highest military rank.</text:p>
          </table:table-cell>
          <table:table-cell/>
        </table:table-row>
        <table:table-row table:style-name="ro2">
          <table:table-cell office:value-type="string">
            <text:p>Nayaka</text:p>
          </table:table-cell>
          <table:table-cell office:value-type="string">
            <text:p>Mauryan Empire</text:p>
          </table:table-cell>
          <table:table-cell office:value-type="string">
            <text:p>A commander within the Mauryan army, typically leading a smaller unit of around 100 soldiers.</text:p>
          </table:table-cell>
          <table:table-cell/>
        </table:table-row>
        <table:table-row table:style-name="ro2">
          <table:table-cell office:value-type="string">
            <text:p>Pardhana</text:p>
          </table:table-cell>
          <table:table-cell office:value-type="string">
            <text:p>Mauryan Empire</text:p>
          </table:table-cell>
          <table:table-cell office:value-type="string">
            <text:p>A higher-ranking military officer in the Mauryan Empire, often translated as a major.</text:p>
          </table:table-cell>
          <table:table-cell/>
        </table:table-row>
        <table:table-row table:style-name="ro2">
          <table:table-cell office:value-type="string">
            <text:p>Patika</text:p>
          </table:table-cell>
          <table:table-cell office:value-type="string">
            <text:p>Mauryan Empire</text:p>
          </table:table-cell>
          <table:table-cell office:value-type="string">
            <text:p>A commander responsible for ten units of the army according to the Artha Sastra.</text:p>
          </table:table-cell>
          <table:table-cell/>
        </table:table-row>
        <table:table-row table:style-name="ro2">
          <table:table-cell office:value-type="string">
            <text:p>Asvadhyaksha</text:p>
          </table:table-cell>
          <table:table-cell office:value-type="string">
            <text:p>Mauryan Empire</text:p>
          </table:table-cell>
          <table:table-cell office:value-type="string">
            <text:p>Superintendent or overseer specifically in charge of the cavalry forces.</text:p>
          </table:table-cell>
          <table:table-cell/>
        </table:table-row>
        <table:table-row table:style-name="ro2">
          <table:table-cell office:value-type="string">
            <text:p>Hastyadhyaksha</text:p>
          </table:table-cell>
          <table:table-cell office:value-type="string">
            <text:p>Mauryan Empire</text:p>
          </table:table-cell>
          <table:table-cell office:value-type="string">
            <text:p>Superintendent responsible for the war elephant corps.</text:p>
          </table:table-cell>
          <table:table-cell/>
        </table:table-row>
        <table:table-row table:style-name="ro2">
          <table:table-cell office:value-type="string">
            <text:p>Mahabaladhikrita</text:p>
          </table:table-cell>
          <table:table-cell office:value-type="string">
            <text:p>Gupta Empire</text:p>
          </table:table-cell>
          <table:table-cell office:value-type="string">
            <text:p>A superior post within the Gupta army, often considered the commander-in-chief.</text:p>
          </table:table-cell>
          <table:table-cell/>
        </table:table-row>
        <table:table-row table:style-name="ro2">
          <table:table-cell office:value-type="string">
            <text:p>Mahadandanayaka</text:p>
          </table:table-cell>
          <table:table-cell office:value-type="string">
            <text:p>Gupta Empire</text:p>
          </table:table-cell>
          <table:table-cell office:value-type="string">
            <text:p>Often translated as a general or chief justice, suggesting a high-ranking officer with broad authority.</text:p>
          </table:table-cell>
          <table:table-cell/>
        </table:table-row>
        <table:table-row table:style-name="ro2">
          <table:table-cell office:value-type="string">
            <text:p>Mahasvapati</text:p>
          </table:table-cell>
          <table:table-cell office:value-type="string">
            <text:p>Gupta Empire</text:p>
          </table:table-cell>
          <table:table-cell office:value-type="string">
            <text:p>The commander of the cavalry branch of the Gupta army.</text:p>
          </table:table-cell>
          <table:table-cell/>
        </table:table-row>
        <table:table-row table:style-name="ro2">
          <table:table-cell office:value-type="string">
            <text:p>Pilupati</text:p>
          </table:table-cell>
          <table:table-cell office:value-type="string">
            <text:p>Gupta Empire</text:p>
          </table:table-cell>
          <table:table-cell office:value-type="string">
            <text:p>Head of the elephants department within the Gupta military.</text:p>
          </table:table-cell>
          <table:table-cell/>
        </table:table-row>
        <table:table-row table:style-name="ro2">
          <table:table-cell office:value-type="string">
            <text:p>Narapati</text:p>
          </table:table-cell>
          <table:table-cell office:value-type="string">
            <text:p>Gupta Empire</text:p>
          </table:table-cell>
          <table:table-cell office:value-type="string">
            <text:p>The head of the infantry forces in the Gupta army.</text:p>
          </table:table-cell>
          <table:table-cell/>
        </table:table-row>
        <table:table-row table:style-name="ro2">
          <table:table-cell office:value-type="string">
            <text:p>Ranabhandagarika</text:p>
          </table:table-cell>
          <table:table-cell office:value-type="string">
            <text:p>Gupta Empire</text:p>
          </table:table-cell>
          <table:table-cell office:value-type="string">
            <text:p>An officer responsible for the military stores and supplies.</text:p>
          </table:table-cell>
          <table:table-cell/>
        </table:table-row>
        <table:table-row table:style-name="ro1">
          <table:table-cell office:value-type="string">
            <text:p>King</text:p>
          </table:table-cell>
          <table:table-cell office:value-type="string">
            <text:p>Khmer Empire</text:p>
          </table:table-cell>
          <table:table-cell office:value-type="string">
            <text:p>The monarch who often personally led the army into battle, holding the supreme command.</text:p>
          </table:table-cell>
          <table:table-cell/>
        </table:table-row>
        <table:table-row table:style-name="ro1">
          <table:table-cell office:value-type="string">
            <text:p>Captain of Militia</text:p>
          </table:table-cell>
          <table:table-cell office:value-type="string">
            <text:p>Khmer Empire</text:p>
          </table:table-cell>
          <table:table-cell office:value-type="string">
            <text:p>Junior officers who commanded the loyalty of peasant groups in their local regions.</text:p>
          </table:table-cell>
          <table:table-cell/>
        </table:table-row>
        <table:table-row table:style-name="ro1">
          <table:table-cell office:value-type="string">
            <text:p>Commander</text:p>
          </table:table-cell>
          <table:table-cell office:value-type="string">
            <text:p>Khmer Empire</text:p>
          </table:table-cell>
          <table:table-cell office:value-type="string">
            <text:p>A general leading large formations such as divisions and brigades.</text:p>
          </table:table-cell>
          <table:table-cell/>
        </table:table-row>
        <table:table-row table:style-name="ro1">
          <table:table-cell office:value-type="string">
            <text:p>Elite Infantry</text:p>
          </table:table-cell>
          <table:table-cell office:value-type="string">
            <text:p>Khmer Empire</text:p>
          </table:table-cell>
          <table:table-cell office:value-type="string">
            <text:p>Commander of specialized elite infantry units armed with unique weapons.</text:p>
          </table:table-cell>
          <table:table-cell/>
        </table:table-row>
        <table:table-row table:style-name="ro2">
          <table:table-cell office:value-type="string">
            <text:p>Elephantry</text:p>
          </table:table-cell>
          <table:table-cell office:value-type="string">
            <text:p>Khmer Empire</text:p>
          </table:table-cell>
          <table:table-cell office:value-type="string">
            <text:p>Commander responsible for managing and coordinating the actions of war elephants.</text:p>
          </table:table-cell>
          <table:table-cell/>
        </table:table-row>
        <table:table-row table:style-name="ro1">
          <table:table-cell office:value-type="string">
            <text:p>Cavalry Officer</text:p>
          </table:table-cell>
          <table:table-cell office:value-type="string">
            <text:p>Khmer Empire</text:p>
          </table:table-cell>
          <table:table-cell office:value-type="string">
            <text:p>Officer responsible for leading and directing cavalry units.</text:p>
          </table:table-cell>
          <table:table-cell/>
        </table:table-row>
        <table:table-row table:style-name="ro2">
          <table:table-cell office:value-type="string">
            <text:p>King</text:p>
          </table:table-cell>
          <table:table-cell office:value-type="string">
            <text:p>Funan Kingdom</text:p>
          </table:table-cell>
          <table:table-cell office:value-type="string">
            <text:p>The ruler who likely held a significant role in military command.</text:p>
          </table:table-cell>
          <table:table-cell/>
        </table:table-row>
        <table:table-row table:style-name="ro2">
          <table:table-cell office:value-type="string">
            <text:p>Local Chieftains</text:p>
          </table:table-cell>
          <table:table-cell office:value-type="string">
            <text:p>Funan Kingdom</text:p>
          </table:table-cell>
          <table:table-cell office:value-type="string">
            <text:p>Leaders who provided and commanded contingents of troops from their territories.</text:p>
          </table:table-cell>
          <table:table-cell/>
        </table:table-row>
        <table:table-row table:style-name="ro2">
          <table:table-cell office:value-type="string">
            <text:p>Commander</text:p>
          </table:table-cell>
          <table:table-cell office:value-type="string">
            <text:p>Funan Kingdom</text:p>
          </table:table-cell>
          <table:table-cell office:value-type="string">
            <text:p>A general overseeing and coordinating the movements of substantial numbers of soldiers.</text:p>
          </table:table-cell>
          <table:table-cell/>
        </table:table-row>
        <table:table-row table:style-name="ro2">
          <table:table-cell office:value-type="string">
            <text:p>Officer/Leader</text:p>
          </table:table-cell>
          <table:table-cell office:value-type="string">
            <text:p>Funan Kingdom</text:p>
          </table:table-cell>
          <table:table-cell office:value-type="string">
            <text:p>Leader responsible for commanding smaller units of soldiers.</text:p>
          </table:table-cell>
          <table:table-cell/>
        </table:table-row>
        <table:table-row table:style-name="ro2">
          <table:table-cell office:value-type="string">
            <text:p>Warrior</text:p>
          </table:table-cell>
          <table:table-cell office:value-type="string">
            <text:p>Funan Kingdom</text:p>
          </table:table-cell>
          <table:table-cell office:value-type="string">
            <text:p>The basic fighting man in the Funan forces.</text:p>
          </table:table-cell>
          <table:table-cell/>
        </table:table-row>
        <table:table-row table:style-name="ro2">
          <table:table-cell office:value-type="string">
            <text:p>Naval Commander</text:p>
          </table:table-cell>
          <table:table-cell office:value-type="string">
            <text:p>Funan Kingdom</text:p>
          </table:table-cell>
          <table:table-cell office:value-type="string">
            <text:p>Commander overseeing ships and maritime operations.</text:p>
          </table:table-cell>
          <table:table-cell/>
        </table:table-row>
        <table:table-row table:style-name="ro1">
          <table:table-cell office:value-type="string">
            <text:p>Pharaoh</text:p>
          </table:table-cell>
          <table:table-cell office:value-type="string">
            <text:p>Ancient Egypt</text:p>
          </table:table-cell>
          <table:table-cell office:value-type="string">
            <text:p>The supreme ruler who held ultimate command of the Egyptian army and often led troops in battle.</text:p>
          </table:table-cell>
          <table:table-cell/>
        </table:table-row>
        <table:table-row table:style-name="ro1">
          <table:table-cell office:value-type="string">
            <text:p>General</text:p>
          </table:table-cell>
          <table:table-cell office:value-type="string">
            <text:p>Ancient Egypt</text:p>
          </table:table-cell>
          <table:table-cell office:value-type="string">
            <text:p>High-ranking officers who commanded large sections of the army.</text:p>
          </table:table-cell>
          <table:table-cell/>
        </table:table-row>
        <table:table-row table:style-name="ro1">
          <table:table-cell office:value-type="string">
            <text:p>Troop-Commander</text:p>
          </table:table-cell>
          <table:table-cell office:value-type="string">
            <text:p>Ancient Egypt</text:p>
          </table:table-cell>
          <table:table-cell office:value-type="string">
            <text:p>An officer tasked with leading a specific unit or body of troops at a mid-level command.</text:p>
          </table:table-cell>
          <table:table-cell/>
        </table:table-row>
        <table:table-row table:style-name="ro1">
          <table:table-cell office:value-type="string">
            <text:p>Officer who leads</text:p>
          </table:table-cell>
          <table:table-cell office:value-type="string">
            <text:p>Ancient Egypt</text:p>
          </table:table-cell>
          <table:table-cell office:value-type="string">
            <text:p>A general term referring to various levels of leadership within the army.</text:p>
          </table:table-cell>
          <table:table-cell/>
        </table:table-row>
        <table:table-row table:style-name="ro1">
          <table:table-cell office:value-type="string">
            <text:p>Standard-Bearer</text:p>
          </table:table-cell>
          <table:table-cell office:value-type="string">
            <text:p>Ancient Egypt</text:p>
          </table:table-cell>
          <table:table-cell office:value-type="string">
            <text:p>Responsible for carrying the unit's standard, a position of honor and importance.</text:p>
          </table:table-cell>
          <table:table-cell/>
        </table:table-row>
        <table:table-row table:style-name="ro1">
          <table:table-cell office:value-type="string">
            <text:p>Commander of Fifty</text:p>
          </table:table-cell>
          <table:table-cell office:value-type="string">
            <text:p>Ancient Egypt</text:p>
          </table:table-cell>
          <table:table-cell office:value-type="string">
            <text:p>An officer who held command over a unit of fifty soldiers.</text:p>
          </table:table-cell>
          <table:table-cell/>
        </table:table-row>
        <table:table-row table:style-name="ro2">
          <table:table-cell office:value-type="string">
            <text:p>Rab Mḥnt</text:p>
          </table:table-cell>
          <table:table-cell office:value-type="string">
            <text:p>Carthage</text:p>
          </table:table-cell>
          <table:table-cell office:value-type="string">
            <text:p>The head of the Carthaginian army, the highest military commander.</text:p>
          </table:table-cell>
          <table:table-cell/>
        </table:table-row>
        <table:table-row table:style-name="ro2">
          <table:table-cell office:value-type="string">
            <text:p>Rb 'rṣ</text:p>
          </table:table-cell>
          <table:table-cell office:value-type="string">
            <text:p>Carthage</text:p>
          </table:table-cell>
          <table:table-cell office:value-type="string">
            <text:p>A regional governor who also held military authority within their territory.</text:p>
          </table:table-cell>
          <table:table-cell/>
        </table:table-row>
        <table:table-row table:style-name="ro2">
          <table:table-cell office:value-type="string">
            <text:p>Rb M't</text:p>
          </table:table-cell>
          <table:table-cell office:value-type="string">
            <text:p>Carthage</text:p>
          </table:table-cell>
          <table:table-cell office:value-type="string">
            <text:p>A military title designating the commander of a unit of one hundred men.</text:p>
          </table:table-cell>
          <table:table-cell/>
        </table:table-row>
        <table:table-row table:style-name="ro1">
          <table:table-cell office:value-type="string">
            <text:p>Tm' Mḥnt</text:p>
          </table:table-cell>
          <table:table-cell office:value-type="string">
            <text:p>Carthage</text:p>
          </table:table-cell>
          <table:table-cell office:value-type="string">
            <text:p>A military commander of the army, potentially indicating a general or high-ranking officer.</text:p>
          </table:table-cell>
          <table:table-cell/>
        </table:table-row>
        <table:table-row table:style-name="ro1">
          <table:table-cell office:value-type="string">
            <text:p>Rb Šny</text:p>
          </table:table-cell>
          <table:table-cell office:value-type="string">
            <text:p>Carthage</text:p>
          </table:table-cell>
          <table:table-cell office:value-type="string">
            <text:p>The adjutant general in the Carthaginian army, literally meaning 'second general.'</text:p>
          </table:table-cell>
          <table:table-cell/>
        </table:table-row>
        <table:table-row table:style-name="ro1">
          <table:table-cell office:value-type="string">
            <text:p>Rb Tḥt Rb Mḥnt</text:p>
          </table:table-cell>
          <table:table-cell office:value-type="string">
            <text:p>Carthage</text:p>
          </table:table-cell>
          <table:table-cell office:value-type="string">
            <text:p>Head of the army acting in place of the Rab Mḥnt, essentially a proconsul.</text:p>
          </table:table-cell>
          <table:table-cell/>
        </table:table-row>
        <table:table-row table:style-name="ro1">
          <table:table-cell office:value-type="string">
            <text:p>King/Tribal Leader</text:p>
          </table:table-cell>
          <table:table-cell office:value-type="string">
            <text:p>Numidia</text:p>
          </table:table-cell>
          <table:table-cell office:value-type="string">
            <text:p>Held primary military command over their forces.</text:p>
          </table:table-cell>
          <table:table-cell/>
        </table:table-row>
        <table:table-row table:style-name="ro1">
          <table:table-cell office:value-type="string">
            <text:p>Cavalry Commander</text:p>
          </table:table-cell>
          <table:table-cell office:value-type="string">
            <text:p>Numidia</text:p>
          </table:table-cell>
          <table:table-cell office:value-type="string">
            <text:p>Commander for the prominent Numidian cavalry units.</text:p>
          </table:table-cell>
          <table:table-cell/>
        </table:table-row>
        <table:table-row table:style-name="ro1">
          <table:table-cell office:value-type="string">
            <text:p>Infantry Leader</text:p>
          </table:table-cell>
          <table:table-cell office:value-type="string">
            <text:p>Numidia</text:p>
          </table:table-cell>
          <table:table-cell office:value-type="string">
            <text:p>Leader of the infantry component of Numidian forces.</text:p>
          </table:table-cell>
          <table:table-cell/>
        </table:table-row>
        <table:table-row table:style-name="ro1">
          <table:table-cell office:value-type="string">
            <text:p>Mercenary Captain</text:p>
          </table:table-cell>
          <table:table-cell office:value-type="string">
            <text:p>Numidia</text:p>
          </table:table-cell>
          <table:table-cell office:value-type="string">
            <text:p>Leader of Numidian forces when serving as mercenaries.</text:p>
          </table:table-cell>
          <table:table-cell/>
        </table:table-row>
        <table:table-row table:style-name="ro1">
          <table:table-cell office:value-type="string">
            <text:p>Allied Commander</text:p>
          </table:table-cell>
          <table:table-cell office:value-type="string">
            <text:p>Numidia</text:p>
          </table:table-cell>
          <table:table-cell office:value-type="string">
            <text:p>Leader of Numidian contingents when allied with other powers.</text:p>
          </table:table-cell>
          <table:table-cell/>
        </table:table-row>
        <table:table-row table:style-name="ro1">
          <table:table-cell office:value-type="string">
            <text:p>Unit Leader</text:p>
          </table:table-cell>
          <table:table-cell office:value-type="string">
            <text:p>Numidia</text:p>
          </table:table-cell>
          <table:table-cell office:value-type="string">
            <text:p>Leader of smaller units of Numidian soldiers.</text:p>
          </table:table-cell>
          <table:table-cell/>
        </table:table-row>
        <table:table-row table:style-name="ro1">
          <table:table-cell office:value-type="string">
            <text:p>Lugal</text:p>
          </table:table-cell>
          <table:table-cell office:value-type="string">
            <text:p>Mesopotamia</text:p>
          </table:table-cell>
          <table:table-cell office:value-type="string">
            <text:p>The ruler of the city-state who often served as the supreme commander of the army.</text:p>
          </table:table-cell>
          <table:table-cell/>
        </table:table-row>
        <table:table-row table:style-name="ro1">
          <table:table-cell office:value-type="string">
            <text:p>Shagina</text:p>
          </table:table-cell>
          <table:table-cell office:value-type="string">
            <text:p>Mesopotamia</text:p>
          </table:table-cell>
          <table:table-cell office:value-type="string">
            <text:p>A high-ranking military officer who commanded larger units.</text:p>
          </table:table-cell>
          <table:table-cell/>
        </table:table-row>
        <table:table-row table:style-name="ro1">
          <table:table-cell office:value-type="string">
            <text:p>Nubanda</text:p>
          </table:table-cell>
          <table:table-cell office:value-type="string">
            <text:p>Mesopotamia</text:p>
          </table:table-cell>
          <table:table-cell office:value-type="string">
            <text:p>Commander of a brigade-sized unit.</text:p>
          </table:table-cell>
          <table:table-cell/>
        </table:table-row>
        <table:table-row table:style-name="ro1">
          <table:table-cell office:value-type="string">
            <text:p>Ugula Geshda</text:p>
          </table:table-cell>
          <table:table-cell office:value-type="string">
            <text:p>Mesopotamia</text:p>
          </table:table-cell>
          <table:table-cell office:value-type="string">
            <text:p>Leader of a unit of sixty men, a key mid-level commander.</text:p>
          </table:table-cell>
          <table:table-cell/>
        </table:table-row>
        <table:table-row table:style-name="ro1">
          <table:table-cell office:value-type="string">
            <text:p>Ugula</text:p>
          </table:table-cell>
          <table:table-cell office:value-type="string">
            <text:p>Mesopotamia</text:p>
          </table:table-cell>
          <table:table-cell office:value-type="string">
            <text:p>Leader of a squad of ten men, the basic unit of the army.</text:p>
          </table:table-cell>
          <table:table-cell/>
        </table:table-row>
        <table:table-row table:style-name="ro1">
          <table:table-cell office:value-type="string">
            <text:p>Aga-ush</text:p>
          </table:table-cell>
          <table:table-cell office:value-type="string">
            <text:p>Mesopotamia</text:p>
          </table:table-cell>
          <table:table-cell office:value-type="string">
            <text:p>Professional soldiers who formed the core of the army, including officers and unit leaders.</text:p>
          </table:table-cell>
          <table:table-cell/>
        </table:table-row>
        <table:table-row table:style-name="ro1">
          <table:table-cell office:value-type="string">
            <text:p>Shahanshah</text:p>
          </table:table-cell>
          <table:table-cell office:value-type="string">
            <text:p>Ancient Persia</text:p>
          </table:table-cell>
          <table:table-cell office:value-type="string">
            <text:p>The supreme commander of the Sasanian army.</text:p>
          </table:table-cell>
          <table:table-cell/>
        </table:table-row>
        <table:table-row table:style-name="ro1">
          <table:table-cell office:value-type="string">
            <text:p>Spahbed</text:p>
          </table:table-cell>
          <table:table-cell office:value-type="string">
            <text:p>Ancient Persia</text:p>
          </table:table-cell>
          <table:table-cell office:value-type="string">
            <text:p>A field general in the Sasanian army, later one of four regional commanders.</text:p>
          </table:table-cell>
          <table:table-cell/>
        </table:table-row>
        <table:table-row table:style-name="ro1">
          <table:table-cell office:value-type="string">
            <text:p>Hazarapatis</text:p>
          </table:table-cell>
          <table:table-cell office:value-type="string">
            <text:p>Ancient Persia</text:p>
          </table:table-cell>
          <table:table-cell office:value-type="string">
            <text:p>Commander of a unit of one thousand men in the Achaemenid army.</text:p>
          </table:table-cell>
          <table:table-cell/>
        </table:table-row>
        <table:table-row table:style-name="ro1">
          <table:table-cell office:value-type="string">
            <text:p>Satabam</text:p>
          </table:table-cell>
          <table:table-cell office:value-type="string">
            <text:p>Ancient Persia</text:p>
          </table:table-cell>
          <table:table-cell office:value-type="string">
            <text:p>Leader of a unit of one hundred men in the Achaemenid army.</text:p>
          </table:table-cell>
          <table:table-cell/>
        </table:table-row>
        <table:table-row table:style-name="ro1">
          <table:table-cell office:value-type="string">
            <text:p>Arteshtaran Salar</text:p>
          </table:table-cell>
          <table:table-cell office:value-type="string">
            <text:p>Ancient Persia</text:p>
          </table:table-cell>
          <table:table-cell office:value-type="string">
            <text:p>A generalissimo with extraordinary authority in the Sasanian period.</text:p>
          </table:table-cell>
          <table:table-cell/>
        </table:table-row>
        <table:table-row table:style-name="ro1">
          <table:table-cell office:value-type="string">
            <text:p>Aspbad</text:p>
          </table:table-cell>
          <table:table-cell office:value-type="string">
            <text:p>Ancient Persia</text:p>
          </table:table-cell>
          <table:table-cell office:value-type="string">
            <text:p>Commander of the cavalry in the Sasanian army.</text:p>
          </table:table-cell>
          <table:table-cell/>
        </table:table-row>
        <table:table-row table:style-name="ro1">
          <table:table-cell office:value-type="string">
            <text:p>Commander</text:p>
          </table:table-cell>
          <table:table-cell office:value-type="string">
            <text:p>Early Arab Empires</text:p>
          </table:table-cell>
          <table:table-cell office:value-type="string">
            <text:p>General commanders appointed by rulers over tribal and city units.</text:p>
          </table:table-cell>
          <table:table-cell/>
        </table:table-row>
        <table:table-row table:style-name="ro1">
          <table:table-cell office:value-type="string">
            <text:p>Amir</text:p>
          </table:table-cell>
          <table:table-cell office:value-type="string">
            <text:p>Early Arab Empires</text:p>
          </table:table-cell>
          <table:table-cell office:value-type="string">
            <text:p>A commander or leader at various levels within the army.</text:p>
          </table:table-cell>
          <table:table-cell/>
        </table:table-row>
        <table:table-row table:style-name="ro1">
          <table:table-cell office:value-type="string">
            <text:p>Boluk-bashi</text:p>
          </table:table-cell>
          <table:table-cell office:value-type="string">
            <text:p>Early Arab Empires</text:p>
          </table:table-cell>
          <table:table-cell office:value-type="string">
            <text:p>Commander of a company-sized unit (Ottoman term, reflecting later influence).</text:p>
          </table:table-cell>
          <table:table-cell/>
        </table:table-row>
        <table:table-row table:style-name="ro1">
          <table:table-cell office:value-type="string">
            <text:p>Agha</text:p>
          </table:table-cell>
          <table:table-cell office:value-type="string">
            <text:p>Early Arab Empires</text:p>
          </table:table-cell>
          <table:table-cell office:value-type="string">
            <text:p>Commander of different military branches or smaller units (Ottoman term).</text:p>
          </table:table-cell>
          <table:table-cell/>
        </table:table-row>
        <table:table-row table:style-name="ro1">
          <table:table-cell office:value-type="string">
            <text:p>Malik</text:p>
          </table:table-cell>
          <table:table-cell office:value-type="string">
            <text:p>Early Arab Empires</text:p>
          </table:table-cell>
          <table:table-cell office:value-type="string">
            <text:p>King or ruler, also serving as a military leader.</text:p>
          </table:table-cell>
          <table:table-cell/>
        </table:table-row>
        <table:table-row table:style-name="ro1">
          <table:table-cell office:value-type="string">
            <text:p>Kolağası</text:p>
          </table:table-cell>
          <table:table-cell office:value-type="string">
            <text:p>Early Arab Empires</text:p>
          </table:table-cell>
          <table:table-cell office:value-type="string">
            <text:p>Senior captain within a regiment (Ottoman term).</text:p>
          </table:table-cell>
          <table:table-cell/>
        </table:table-row>
        <table:table-row table:style-name="ro1">
          <table:table-cell office:value-type="string">
            <text:p>Ahau</text:p>
          </table:table-cell>
          <table:table-cell office:value-type="string">
            <text:p>Maya</text:p>
          </table:table-cell>
          <table:table-cell office:value-type="string">
            <text:p>Ruler who personally led wars and raids of their city-state.</text:p>
          </table:table-cell>
          <table:table-cell/>
        </table:table-row>
        <table:table-row table:style-name="ro1">
          <table:table-cell office:value-type="string">
            <text:p>Nacom</text:p>
          </table:table-cell>
          <table:table-cell office:value-type="string">
            <text:p>Maya</text:p>
          </table:table-cell>
          <table:table-cell office:value-type="string">
            <text:p>Captains of the Mayan military who served a three-year term.</text:p>
          </table:table-cell>
          <table:table-cell/>
        </table:table-row>
        <table:table-row table:style-name="ro1">
          <table:table-cell office:value-type="string">
            <text:p>Batab</text:p>
          </table:table-cell>
          <table:table-cell office:value-type="string">
            <text:p>Maya</text:p>
          </table:table-cell>
          <table:table-cell office:value-type="string">
            <text:p>The lord of a geopolitical unit who also embodied military leadership.</text:p>
          </table:table-cell>
          <table:table-cell/>
        </table:table-row>
        <table:table-row table:style-name="ro1">
          <table:table-cell office:value-type="string">
            <text:p>Warrior</text:p>
          </table:table-cell>
          <table:table-cell office:value-type="string">
            <text:p>Maya</text:p>
          </table:table-cell>
          <table:table-cell office:value-type="string">
            <text:p>The general term for a Maya soldier, from commoners to elites.</text:p>
          </table:table-cell>
          <table:table-cell/>
        </table:table-row>
        <table:table-row table:style-name="ro1">
          <table:table-cell office:value-type="string">
            <text:p>Elite Warrior</text:p>
          </table:table-cell>
          <table:table-cell office:value-type="string">
            <text:p>Maya</text:p>
          </table:table-cell>
          <table:table-cell office:value-type="string">
            <text:p>Distinguished by better training, weapons, and armor, often serving as commanders.</text:p>
          </table:table-cell>
          <table:table-cell/>
        </table:table-row>
        <table:table-row table:style-name="ro1">
          <table:table-cell office:value-type="string">
            <text:p>Merchant-Warrior</text:p>
          </table:table-cell>
          <table:table-cell office:value-type="string">
            <text:p>Maya</text:p>
          </table:table-cell>
          <table:table-cell office:value-type="string">
            <text:p>Long-distance merchants who also served as warriors and diplomats.</text:p>
          </table:table-cell>
          <table:table-cell/>
        </table:table-row>
        <table:table-row table:style-name="ro1">
          <table:table-cell office:value-type="string">
            <text:p>Tecuhtli</text:p>
          </table:table-cell>
          <table:table-cell office:value-type="string">
            <text:p>Aztec</text:p>
          </table:table-cell>
          <table:table-cell office:value-type="string">
            <text:p>Supreme commander, often the Emperor.</text:p>
          </table:table-cell>
          <table:table-cell/>
        </table:table-row>
        <table:table-row table:style-name="ro1">
          <table:table-cell office:value-type="string">
            <text:p>Cuauhocelotl</text:p>
          </table:table-cell>
          <table:table-cell office:value-type="string">
            <text:p>Aztec</text:p>
          </table:table-cell>
          <table:table-cell office:value-type="string">
            <text:p>Highest military rank open to commoners, elite warrior societies (Eagle and Jaguar Knights).</text:p>
          </table:table-cell>
          <table:table-cell/>
        </table:table-row>
        <table:table-row table:style-name="ro1">
          <table:table-cell office:value-type="string">
            <text:p>Tlamani</text:p>
          </table:table-cell>
          <table:table-cell office:value-type="string">
            <text:p>Aztec</text:p>
          </table:table-cell>
          <table:table-cell office:value-type="string">
            <text:p>A warrior who had captured one enemy, the first step in rank progression.</text:p>
          </table:table-cell>
          <table:table-cell/>
        </table:table-row>
        <table:table-row table:style-name="ro1">
          <table:table-cell office:value-type="string">
            <text:p>Tequina</text:p>
          </table:table-cell>
          <table:table-cell office:value-type="string">
            <text:p>Aztec</text:p>
          </table:table-cell>
          <table:table-cell office:value-type="string">
            <text:p>A warrior who had captured four men, a rank conferring command responsibilities.</text:p>
          </table:table-cell>
          <table:table-cell/>
        </table:table-row>
        <table:table-row table:style-name="ro1">
          <table:table-cell office:value-type="string">
            <text:p>Otomies</text:p>
          </table:table-cell>
          <table:table-cell office:value-type="string">
            <text:p>Aztec</text:p>
          </table:table-cell>
          <table:table-cell office:value-type="string">
            <text:p>One of the two highest military societies, open only to the nobility.</text:p>
          </table:table-cell>
          <table:table-cell/>
        </table:table-row>
        <table:table-row table:style-name="ro1">
          <table:table-cell office:value-type="string">
            <text:p>Shorn Ones</text:p>
          </table:table-cell>
          <table:table-cell office:value-type="string">
            <text:p>Aztec</text:p>
          </table:table-cell>
          <table:table-cell office:value-type="string">
            <text:p>The most prestigious of the two highest military societies, open only to the nobility.</text:p>
          </table:table-cell>
          <table:table-cell/>
        </table:table-row>
        <table:table-row table:style-name="ro1">
          <table:table-cell office:value-type="string">
            <text:p>Sapa Inca</text:p>
          </table:table-cell>
          <table:table-cell office:value-type="string">
            <text:p>Inca</text:p>
          </table:table-cell>
          <table:table-cell office:value-type="string">
            <text:p>The Emperor who held supreme command of the military.</text:p>
          </table:table-cell>
          <table:table-cell/>
        </table:table-row>
        <table:table-row table:style-name="ro1">
          <table:table-cell office:value-type="string">
            <text:p>Apukispay</text:p>
          </table:table-cell>
          <table:table-cell office:value-type="string">
            <text:p>Inca</text:p>
          </table:table-cell>
          <table:table-cell office:value-type="string">
            <text:p>The highest-ranking military general, commander of the whole army.</text:p>
          </table:table-cell>
          <table:table-cell/>
        </table:table-row>
        <table:table-row table:style-name="ro1">
          <table:table-cell office:value-type="string">
            <text:p>Apukuna</text:p>
          </table:table-cell>
          <table:table-cell office:value-type="string">
            <text:p>Inca</text:p>
          </table:table-cell>
          <table:table-cell office:value-type="string">
            <text:p>High-ranking military leaders, often relatives of the Sapa Inca.</text:p>
          </table:table-cell>
          <table:table-cell/>
        </table:table-row>
        <table:table-row table:style-name="ro1">
          <table:table-cell office:value-type="string">
            <text:p>Waranqa Kamayuq</text:p>
          </table:table-cell>
          <table:table-cell office:value-type="string">
            <text:p>Inca</text:p>
          </table:table-cell>
          <table:table-cell office:value-type="string">
            <text:p>An officer commanding a unit of one thousand soldiers.</text:p>
          </table:table-cell>
          <table:table-cell/>
        </table:table-row>
        <table:table-row table:style-name="ro1">
          <table:table-cell office:value-type="string">
            <text:p>Pachak Kamayuq</text:p>
          </table:table-cell>
          <table:table-cell office:value-type="string">
            <text:p>Inca</text:p>
          </table:table-cell>
          <table:table-cell office:value-type="string">
            <text:p>An officer overseeing a unit of one hundred soldiers.</text:p>
          </table:table-cell>
          <table:table-cell/>
        </table:table-row>
        <table:table-row table:style-name="ro1">
          <table:table-cell office:value-type="string">
            <text:p>Chunka Kamayuq</text:p>
          </table:table-cell>
          <table:table-cell office:value-type="string">
            <text:p>Inca</text:p>
          </table:table-cell>
          <table:table-cell office:value-type="string">
            <text:p>A leader in charge of a unit of ten men.</text:p>
          </table:table-cell>
          <table:table-cell/>
        </table:table-row>
        <table:table-row table:style-name="ro1">
          <table:table-cell office:value-type="string">
            <text:p>King</text:p>
          </table:table-cell>
          <table:table-cell office:value-type="string">
            <text:p>Kingdom of Kush</text:p>
          </table:table-cell>
          <table:table-cell office:value-type="string">
            <text:p>The ruler who held significant military authority and led campaigns.</text:p>
          </table:table-cell>
          <table:table-cell/>
        </table:table-row>
        <table:table-row table:style-name="ro1">
          <table:table-cell office:value-type="string">
            <text:p>Military Leaders</text:p>
          </table:table-cell>
          <table:table-cell office:value-type="string">
            <text:p>Kingdom of Kush</text:p>
          </table:table-cell>
          <table:table-cell office:value-type="string">
            <text:p>Commanders who led armies and protected borders.</text:p>
          </table:table-cell>
          <table:table-cell/>
        </table:table-row>
        <table:table-row table:style-name="ro1">
          <table:table-cell office:value-type="string">
            <text:p>Viceroy of Kush</text:p>
          </table:table-cell>
          <table:table-cell office:value-type="string">
            <text:p>Kingdom of Kush</text:p>
          </table:table-cell>
          <table:table-cell office:value-type="string">
            <text:p>During Egyptian control, commanded Kushite forces.</text:p>
          </table:table-cell>
          <table:table-cell/>
        </table:table-row>
        <table:table-row table:style-name="ro1">
          <table:table-cell office:value-type="string">
            <text:p>Nobility</text:p>
          </table:table-cell>
          <table:table-cell office:value-type="string">
            <text:p>Kingdom of Kush</text:p>
          </table:table-cell>
          <table:table-cell office:value-type="string">
            <text:p>Played a significant role in the military.</text:p>
          </table:table-cell>
          <table:table-cell/>
        </table:table-row>
        <table:table-row table:style-name="ro1">
          <table:table-cell office:value-type="string">
            <text:p>Commander</text:p>
          </table:table-cell>
          <table:table-cell office:value-type="string">
            <text:p>Kingdom of Kush</text:p>
          </table:table-cell>
          <table:table-cell office:value-type="string">
            <text:p>Likely existed at various levels given the kingdom's military power.</text:p>
          </table:table-cell>
          <table:table-cell/>
        </table:table-row>
        <table:table-row table:style-name="ro1">
          <table:table-cell office:value-type="string">
            <text:p>Mercenary Soldiers</text:p>
          </table:table-cell>
          <table:table-cell office:value-type="string">
            <text:p>Kingdom of Kush</text:p>
          </table:table-cell>
          <table:table-cell office:value-type="string">
            <text:p>Nubian soldiers who served as mercenaries in the Egyptian army.</text:p>
          </table:table-cell>
          <table:table-cell/>
        </table:table-row>
        <table:table-row table:style-name="ro1">
          <table:table-cell office:value-type="string">
            <text:p>King</text:p>
          </table:table-cell>
          <table:table-cell office:value-type="string">
            <text:p>Kingdom of Aksum</text:p>
          </table:table-cell>
          <table:table-cell office:value-type="string">
            <text:p>Held supreme military authority, referred to as 'King of Kings.'</text:p>
          </table:table-cell>
          <table:table-cell/>
        </table:table-row>
        <table:table-row table:style-name="ro1">
          <table:table-cell office:value-type="string">
            <text:p>Dejazmatch</text:p>
          </table:table-cell>
          <table:table-cell office:value-type="string">
            <text:p>Kingdom of Aksum</text:p>
          </table:table-cell>
          <table:table-cell office:value-type="string">
            <text:p>A high-ranking title with military implications, meaning 'Commander of the Gate' or Governor-General.</text:p>
          </table:table-cell>
          <table:table-cell/>
        </table:table-row>
        <table:table-row table:style-name="ro1">
          <table:table-cell office:value-type="string">
            <text:p>Fitawrari</text:p>
          </table:table-cell>
          <table:table-cell office:value-type="string">
            <text:p>Kingdom of Aksum</text:p>
          </table:table-cell>
          <table:table-cell office:value-type="string">
            <text:p>A key military leadership role meaning 'Commander of the Vanguard.'</text:p>
          </table:table-cell>
          <table:table-cell/>
        </table:table-row>
        <table:table-row table:style-name="ro1">
          <table:table-cell office:value-type="string">
            <text:p>Balambaras</text:p>
          </table:table-cell>
          <table:table-cell office:value-type="string">
            <text:p>Kingdom of Aksum</text:p>
          </table:table-cell>
          <table:table-cell office:value-type="string">
            <text:p>Commander of a fortress or guards.</text:p>
          </table:table-cell>
          <table:table-cell/>
        </table:table-row>
        <table:table-row table:style-name="ro1">
          <table:table-cell office:value-type="string">
            <text:p>Shalaqa</text:p>
          </table:table-cell>
          <table:table-cell office:value-type="string">
            <text:p>Kingdom of Aksum</text:p>
          </table:table-cell>
          <table:table-cell office:value-type="string">
            <text:p>Meaning 'Commander of a Thousand,' reflecting a unit command.</text:p>
          </table:table-cell>
          <table:table-cell/>
        </table:table-row>
        <table:table-row table:style-name="ro1">
          <table:table-cell office:value-type="string">
            <text:p>Qaññazmatch</text:p>
          </table:table-cell>
          <table:table-cell office:value-type="string">
            <text:p>Kingdom of Aksum</text:p>
          </table:table-cell>
          <table:table-cell office:value-type="string">
            <text:p>Meaning 'Leader of the Right Wing [of an Army].'</text:p>
          </table:table-cell>
          <table:table-cell/>
        </table:table-row>
      </table:table>
      <table:database-ranges>
        <table:database-range table:target-range-address="'Creative Pool Translations'.A2:'Creative Pool Translations'.A10480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27">03/27/2025</text:date>, <text:time>13:37: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ewall</meta:initial-creator>
    <meta:creation-date>2025-03-26T08:16:39.99</meta:creation-date>
    <dc:date>2025-03-27T13:37:19.60</dc:date>
    <dc:creator>Michael Sewall</dc:creator>
    <meta:editing-duration>PT4H45M34S</meta:editing-duration>
    <meta:editing-cycles>7</meta:editing-cycles>
    <meta:generator>OpenOffice/4.1.15$Win32 OpenOffice.org_project/4115m2$Build-9813</meta:generator>
    <meta:document-statistic meta:table-count="5" meta:cell-count="10569" meta:object-count="0"/>
    <meta:user-defined meta:name="date">YYYY-03-DDT09:48:35.509</meta:user-defined>
  </office:meta>
</office:document-meta>
</file>